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Serif" svg:font-family="Serif" style:font-adornments="Bold" style:font-family-generic="roman"/>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631cm" table:align="left"/>
    </style:style>
    <style:style style:name="Table1.A" style:family="table-column">
      <style:table-column-properties style:column-width="0.848cm"/>
    </style:style>
    <style:style style:name="Table1.B" style:family="table-column">
      <style:table-column-properties style:column-width="0.796cm"/>
    </style:style>
    <style:style style:name="Table1.C" style:family="table-column">
      <style:table-column-properties style:column-width="0.954cm"/>
    </style:style>
    <style:style style:name="Table1.D" style:family="table-column">
      <style:table-column-properties style:column-width="0.875cm"/>
    </style:style>
    <style:style style:name="Table1.E" style:family="table-column">
      <style:table-column-properties style:column-width="0.637cm"/>
    </style:style>
    <style:style style:name="Table1.G" style:family="table-column">
      <style:table-column-properties style:column-width="0.822cm"/>
    </style:style>
    <style:style style:name="Table1.R" style:family="table-column">
      <style:table-column-properties style:column-width="0.716cm"/>
    </style:style>
    <style:style style:name="Table1.A1" style:family="table-cell">
      <style:table-cell-properties style:vertical-align="middle" fo:padding="0.049cm" fo:border="none"/>
    </style:style>
    <style:style style:name="P1" style:family="paragraph" style:parent-style-name="Header">
      <style:paragraph-properties fo:text-align="end" style:justify-single-word="false" fo:padding="0.049cm" fo:border-left="none" fo:border-right="none" fo:border-top="none" fo:border-bottom="0.51pt solid #000000" style:shadow="none"/>
      <style:text-properties officeooo:rsid="0018fe01" officeooo:paragraph-rsid="0018fe01"/>
    </style:style>
    <style:style style:name="P2" style:family="paragraph" style:parent-style-name="Header">
      <style:paragraph-properties fo:text-align="start" style:justify-single-word="false" fo:padding="0.049cm" fo:border-left="none" fo:border-right="none" fo:border-top="none" fo:border-bottom="0.51pt solid #000000" style:shadow="none"/>
      <style:text-properties officeooo:rsid="0018fe01" officeooo:paragraph-rsid="0018fe01"/>
    </style:style>
    <style:style style:name="P3" style:family="paragraph" style:parent-style-name="Footer">
      <style:paragraph-properties fo:text-align="center" style:justify-single-word="false"/>
    </style:style>
    <style:style style:name="P4" style:family="paragraph" style:parent-style-name="Text_20_body">
      <style:text-properties fo:font-style="italic"/>
    </style:style>
    <style:style style:name="P5" style:family="paragraph" style:parent-style-name="Text_20_body">
      <style:text-properties fo:font-style="italic" fo:font-weight="bold"/>
    </style:style>
    <style:style style:name="P6" style:family="paragraph" style:parent-style-name="Text_20_body">
      <style:text-properties fo:font-weight="bold"/>
    </style:style>
    <style:style style:name="P7" style:family="paragraph" style:parent-style-name="Text_20_body">
      <style:paragraph-properties fo:break-before="page"/>
    </style:style>
    <style:style style:name="P8" style:family="paragraph" style:parent-style-name="Table_20_Contents">
      <style:text-properties fo:font-size="2pt" style:font-size-asian="2pt" style:font-size-complex="2pt"/>
    </style:style>
    <style:style style:name="P9" style:family="paragraph" style:parent-style-name="Text_20_body">
      <style:paragraph-properties fo:break-before="page"/>
      <style:text-properties style:text-underline-style="solid" style:text-underline-width="auto" style:text-underline-color="font-color"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list-style-name="L36"/>
    <style:style style:name="P46" style:family="paragraph" style:parent-style-name="Text_20_body" style:list-style-name="L37"/>
    <style:style style:name="P47" style:family="paragraph" style:parent-style-name="Text_20_body" style:list-style-name="L38"/>
    <style:style style:name="P48" style:family="paragraph" style:parent-style-name="Text_20_body" style:list-style-name="L39"/>
    <style:style style:name="P49" style:family="paragraph" style:parent-style-name="Text_20_body" style:list-style-name="L40"/>
    <style:style style:name="P50" style:family="paragraph" style:parent-style-name="Text_20_body" style:list-style-name="L41"/>
    <style:style style:name="P51" style:family="paragraph" style:parent-style-name="Text_20_body" style:list-style-name="L42"/>
    <style:style style:name="P52" style:family="paragraph" style:parent-style-name="Text_20_body" style:list-style-name="L43"/>
    <style:style style:name="P53" style:family="paragraph" style:parent-style-name="Text_20_body" style:list-style-name="L44"/>
    <style:style style:name="P54" style:family="paragraph" style:parent-style-name="Text_20_body" style:list-style-name="L45"/>
    <style:style style:name="P55" style:family="paragraph" style:parent-style-name="Text_20_body" style:list-style-name="L46"/>
    <style:style style:name="P56" style:family="paragraph" style:parent-style-name="Text_20_body" style:list-style-name="L47"/>
    <style:style style:name="P57" style:family="paragraph" style:parent-style-name="Text_20_body" style:list-style-name="L48"/>
    <style:style style:name="P58" style:family="paragraph" style:parent-style-name="Text_20_body" style:list-style-name="L49"/>
    <style:style style:name="P59" style:family="paragraph" style:parent-style-name="Text_20_body" style:list-style-name="L50"/>
    <style:style style:name="P60" style:family="paragraph" style:parent-style-name="Text_20_body" style:list-style-name="L1">
      <style:paragraph-properties fo:margin-top="0cm" fo:margin-bottom="0cm" loext:contextual-spacing="false"/>
    </style:style>
    <style:style style:name="P61" style:family="paragraph" style:parent-style-name="Text_20_body" style:list-style-name="L2">
      <style:paragraph-properties fo:margin-top="0cm" fo:margin-bottom="0cm" loext:contextual-spacing="false"/>
    </style:style>
    <style:style style:name="P62" style:family="paragraph" style:parent-style-name="Text_20_body" style:list-style-name="L3">
      <style:paragraph-properties fo:margin-top="0cm" fo:margin-bottom="0cm" loext:contextual-spacing="false"/>
    </style:style>
    <style:style style:name="P63" style:family="paragraph" style:parent-style-name="Text_20_body" style:list-style-name="L4">
      <style:paragraph-properties fo:margin-top="0cm" fo:margin-bottom="0cm" loext:contextual-spacing="false"/>
    </style:style>
    <style:style style:name="P64" style:family="paragraph" style:parent-style-name="Text_20_body" style:list-style-name="L5">
      <style:paragraph-properties fo:margin-top="0cm" fo:margin-bottom="0cm" loext:contextual-spacing="false"/>
    </style:style>
    <style:style style:name="P65" style:family="paragraph" style:parent-style-name="Text_20_body" style:list-style-name="L6">
      <style:paragraph-properties fo:margin-top="0cm" fo:margin-bottom="0cm" loext:contextual-spacing="false"/>
    </style:style>
    <style:style style:name="P66" style:family="paragraph" style:parent-style-name="Text_20_body" style:list-style-name="L7">
      <style:paragraph-properties fo:margin-top="0cm" fo:margin-bottom="0cm" loext:contextual-spacing="false"/>
    </style:style>
    <style:style style:name="P67" style:family="paragraph" style:parent-style-name="Text_20_body" style:list-style-name="L8">
      <style:paragraph-properties fo:margin-top="0cm" fo:margin-bottom="0cm" loext:contextual-spacing="false"/>
    </style:style>
    <style:style style:name="P68" style:family="paragraph" style:parent-style-name="Text_20_body" style:list-style-name="L9">
      <style:paragraph-properties fo:margin-top="0cm" fo:margin-bottom="0cm" loext:contextual-spacing="false"/>
    </style:style>
    <style:style style:name="P69" style:family="paragraph" style:parent-style-name="Text_20_body" style:list-style-name="L10">
      <style:paragraph-properties fo:margin-top="0cm" fo:margin-bottom="0cm" loext:contextual-spacing="false"/>
    </style:style>
    <style:style style:name="P70" style:family="paragraph" style:parent-style-name="Text_20_body" style:list-style-name="L11">
      <style:paragraph-properties fo:margin-top="0cm" fo:margin-bottom="0cm" loext:contextual-spacing="false"/>
    </style:style>
    <style:style style:name="P71" style:family="paragraph" style:parent-style-name="Text_20_body" style:list-style-name="L12">
      <style:paragraph-properties fo:margin-top="0cm" fo:margin-bottom="0cm" loext:contextual-spacing="false"/>
    </style:style>
    <style:style style:name="P72" style:family="paragraph" style:parent-style-name="Text_20_body" style:list-style-name="L13">
      <style:paragraph-properties fo:margin-top="0cm" fo:margin-bottom="0cm" loext:contextual-spacing="false"/>
    </style:style>
    <style:style style:name="P73" style:family="paragraph" style:parent-style-name="Text_20_body" style:list-style-name="L14">
      <style:paragraph-properties fo:margin-top="0cm" fo:margin-bottom="0cm" loext:contextual-spacing="false"/>
    </style:style>
    <style:style style:name="P74" style:family="paragraph" style:parent-style-name="Text_20_body" style:list-style-name="L15">
      <style:paragraph-properties fo:margin-top="0cm" fo:margin-bottom="0cm" loext:contextual-spacing="false"/>
    </style:style>
    <style:style style:name="P75" style:family="paragraph" style:parent-style-name="Text_20_body" style:list-style-name="L16">
      <style:paragraph-properties fo:margin-top="0cm" fo:margin-bottom="0cm" loext:contextual-spacing="false"/>
    </style:style>
    <style:style style:name="P76" style:family="paragraph" style:parent-style-name="Text_20_body" style:list-style-name="L17">
      <style:paragraph-properties fo:margin-top="0cm" fo:margin-bottom="0cm" loext:contextual-spacing="false"/>
    </style:style>
    <style:style style:name="P77" style:family="paragraph" style:parent-style-name="Text_20_body" style:list-style-name="L18">
      <style:paragraph-properties fo:margin-top="0cm" fo:margin-bottom="0cm" loext:contextual-spacing="false"/>
    </style:style>
    <style:style style:name="P78" style:family="paragraph" style:parent-style-name="Text_20_body" style:list-style-name="L19">
      <style:paragraph-properties fo:margin-top="0cm" fo:margin-bottom="0cm" loext:contextual-spacing="false"/>
    </style:style>
    <style:style style:name="P79" style:family="paragraph" style:parent-style-name="Text_20_body" style:list-style-name="L20">
      <style:paragraph-properties fo:margin-top="0cm" fo:margin-bottom="0cm" loext:contextual-spacing="false"/>
    </style:style>
    <style:style style:name="P80" style:family="paragraph" style:parent-style-name="Text_20_body" style:list-style-name="L21">
      <style:paragraph-properties fo:margin-top="0cm" fo:margin-bottom="0cm" loext:contextual-spacing="false"/>
    </style:style>
    <style:style style:name="P81" style:family="paragraph" style:parent-style-name="Text_20_body" style:list-style-name="L22">
      <style:paragraph-properties fo:margin-top="0cm" fo:margin-bottom="0cm" loext:contextual-spacing="false"/>
    </style:style>
    <style:style style:name="P82" style:family="paragraph" style:parent-style-name="Text_20_body" style:list-style-name="L23">
      <style:paragraph-properties fo:margin-top="0cm" fo:margin-bottom="0cm" loext:contextual-spacing="false"/>
    </style:style>
    <style:style style:name="P83" style:family="paragraph" style:parent-style-name="Text_20_body" style:list-style-name="L24">
      <style:paragraph-properties fo:margin-top="0cm" fo:margin-bottom="0cm" loext:contextual-spacing="false"/>
    </style:style>
    <style:style style:name="P84" style:family="paragraph" style:parent-style-name="Text_20_body" style:list-style-name="L25">
      <style:paragraph-properties fo:margin-top="0cm" fo:margin-bottom="0cm" loext:contextual-spacing="false"/>
    </style:style>
    <style:style style:name="P85" style:family="paragraph" style:parent-style-name="Text_20_body" style:list-style-name="L26">
      <style:paragraph-properties fo:margin-top="0cm" fo:margin-bottom="0cm" loext:contextual-spacing="false"/>
    </style:style>
    <style:style style:name="P86" style:family="paragraph" style:parent-style-name="Text_20_body" style:list-style-name="L27">
      <style:paragraph-properties fo:margin-top="0cm" fo:margin-bottom="0cm" loext:contextual-spacing="false"/>
    </style:style>
    <style:style style:name="P87" style:family="paragraph" style:parent-style-name="Text_20_body" style:list-style-name="L28">
      <style:paragraph-properties fo:margin-top="0cm" fo:margin-bottom="0cm" loext:contextual-spacing="false"/>
    </style:style>
    <style:style style:name="P88" style:family="paragraph" style:parent-style-name="Text_20_body" style:list-style-name="L29">
      <style:paragraph-properties fo:margin-top="0cm" fo:margin-bottom="0cm" loext:contextual-spacing="false"/>
    </style:style>
    <style:style style:name="P89" style:family="paragraph" style:parent-style-name="Text_20_body" style:list-style-name="L30">
      <style:paragraph-properties fo:margin-top="0cm" fo:margin-bottom="0cm" loext:contextual-spacing="false"/>
    </style:style>
    <style:style style:name="P90" style:family="paragraph" style:parent-style-name="Text_20_body" style:list-style-name="L31">
      <style:paragraph-properties fo:margin-top="0cm" fo:margin-bottom="0cm" loext:contextual-spacing="false"/>
    </style:style>
    <style:style style:name="P91" style:family="paragraph" style:parent-style-name="Text_20_body" style:list-style-name="L32">
      <style:paragraph-properties fo:margin-top="0cm" fo:margin-bottom="0cm" loext:contextual-spacing="false"/>
    </style:style>
    <style:style style:name="P92" style:family="paragraph" style:parent-style-name="Text_20_body" style:list-style-name="L33">
      <style:paragraph-properties fo:margin-top="0cm" fo:margin-bottom="0cm" loext:contextual-spacing="false"/>
    </style:style>
    <style:style style:name="P93" style:family="paragraph" style:parent-style-name="Text_20_body" style:list-style-name="L34">
      <style:paragraph-properties fo:margin-top="0cm" fo:margin-bottom="0cm" loext:contextual-spacing="false"/>
    </style:style>
    <style:style style:name="P94" style:family="paragraph" style:parent-style-name="Text_20_body" style:list-style-name="L35">
      <style:paragraph-properties fo:margin-top="0cm" fo:margin-bottom="0cm" loext:contextual-spacing="false"/>
    </style:style>
    <style:style style:name="P95" style:family="paragraph" style:parent-style-name="Text_20_body" style:list-style-name="L36">
      <style:paragraph-properties fo:margin-top="0cm" fo:margin-bottom="0cm" loext:contextual-spacing="false"/>
    </style:style>
    <style:style style:name="P96" style:family="paragraph" style:parent-style-name="Text_20_body" style:list-style-name="L37">
      <style:paragraph-properties fo:margin-top="0cm" fo:margin-bottom="0cm" loext:contextual-spacing="false"/>
    </style:style>
    <style:style style:name="P97" style:family="paragraph" style:parent-style-name="Text_20_body" style:list-style-name="L38">
      <style:paragraph-properties fo:margin-top="0cm" fo:margin-bottom="0cm" loext:contextual-spacing="false"/>
    </style:style>
    <style:style style:name="P98" style:family="paragraph" style:parent-style-name="Text_20_body" style:list-style-name="L39">
      <style:paragraph-properties fo:margin-top="0cm" fo:margin-bottom="0cm" loext:contextual-spacing="false"/>
    </style:style>
    <style:style style:name="P99" style:family="paragraph" style:parent-style-name="Text_20_body" style:list-style-name="L40">
      <style:paragraph-properties fo:margin-top="0cm" fo:margin-bottom="0cm" loext:contextual-spacing="false"/>
    </style:style>
    <style:style style:name="P100" style:family="paragraph" style:parent-style-name="Text_20_body" style:list-style-name="L41">
      <style:paragraph-properties fo:margin-top="0cm" fo:margin-bottom="0cm" loext:contextual-spacing="false"/>
    </style:style>
    <style:style style:name="P101" style:family="paragraph" style:parent-style-name="Text_20_body" style:list-style-name="L42">
      <style:paragraph-properties fo:margin-top="0cm" fo:margin-bottom="0cm" loext:contextual-spacing="false"/>
    </style:style>
    <style:style style:name="P102" style:family="paragraph" style:parent-style-name="Text_20_body" style:list-style-name="L43">
      <style:paragraph-properties fo:margin-top="0cm" fo:margin-bottom="0cm" loext:contextual-spacing="false"/>
    </style:style>
    <style:style style:name="P103" style:family="paragraph" style:parent-style-name="Text_20_body" style:list-style-name="L44">
      <style:paragraph-properties fo:margin-top="0cm" fo:margin-bottom="0cm" loext:contextual-spacing="false"/>
    </style:style>
    <style:style style:name="P104" style:family="paragraph" style:parent-style-name="Text_20_body" style:list-style-name="L45">
      <style:paragraph-properties fo:margin-top="0cm" fo:margin-bottom="0cm" loext:contextual-spacing="false"/>
    </style:style>
    <style:style style:name="P105" style:family="paragraph" style:parent-style-name="Text_20_body" style:list-style-name="L46">
      <style:paragraph-properties fo:margin-top="0cm" fo:margin-bottom="0cm" loext:contextual-spacing="false"/>
    </style:style>
    <style:style style:name="P106" style:family="paragraph" style:parent-style-name="Text_20_body" style:list-style-name="L47">
      <style:paragraph-properties fo:margin-top="0cm" fo:margin-bottom="0cm" loext:contextual-spacing="false"/>
    </style:style>
    <style:style style:name="P107" style:family="paragraph" style:parent-style-name="Text_20_body" style:list-style-name="L48">
      <style:paragraph-properties fo:margin-top="0cm" fo:margin-bottom="0cm" loext:contextual-spacing="false"/>
    </style:style>
    <style:style style:name="P108" style:family="paragraph" style:parent-style-name="Text_20_body" style:list-style-name="L49">
      <style:paragraph-properties fo:margin-top="0cm" fo:margin-bottom="0cm" loext:contextual-spacing="false"/>
    </style:style>
    <style:style style:name="P109" style:family="paragraph" style:parent-style-name="Text_20_body" style:list-style-name="L50">
      <style:paragraph-properties fo:margin-top="0cm" fo:margin-bottom="0cm" loext:contextual-spacing="false"/>
    </style:style>
    <style:style style:name="P110" style:family="paragraph" style:parent-style-name="Title" style:master-page-name="HTML">
      <style:paragraph-properties fo:margin-top="7.001cm" fo:margin-bottom="0.499cm" loext:contextual-spacing="false" style:page-number="auto" style:shadow="none"/>
    </style:style>
    <style:style style:name="P111" style:family="paragraph" style:parent-style-name="Subtitle">
      <style:text-properties officeooo:paragraph-rsid="001b41e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fo:font-weight="bold"/>
    </style:style>
    <style:style style:name="T4" style:family="text">
      <style:text-properties fo:font-variant="small-caps"/>
    </style:style>
    <style:style style:name="T5" style:family="text">
      <style:text-properties fo:font-style="italic"/>
    </style:style>
    <style:style style:name="T6" style:family="text">
      <style:text-properties fo:font-style="italic" fo:font-weight="bold"/>
    </style:style>
    <style:style style:name="T7" style:family="text">
      <style:text-properties fo:font-size="14pt"/>
    </style:style>
    <style:style style:name="T8" style:family="text">
      <style:text-properties style:text-position="33% 80%"/>
    </style:style>
    <style:style style:name="T9" style:family="text">
      <style:text-properties style:text-position="33% 80%" fo:font-style="italic"/>
    </style:style>
    <style:style style:name="T10" style:family="text">
      <style:text-properties style:text-position="-33% 80%"/>
    </style:style>
    <style:style style:name="T11" style:family="text">
      <style:text-properties fo:font-size="10pt"/>
    </style:style>
    <style:style style:name="T12" style:family="text">
      <style:text-properties fo:font-size="10pt" fo:font-weight="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Vocabulario<text:line-break/>de<text:line-break/>Latino sine flexione</text:p>
      <text:p text:style-name="P111">(1913)</text:p>
      <text:p text:style-name="P9"/>
      <text:p text:style-name="P7"><text:span text:style-name="T2">INDICE</text:span><text:span text:style-name="T3"> </text:span><text:line-break/><text:line-break/><text:a xlink:type="simple" xlink:href="#pr%C3%A6fatione" text:style-name="Internet_20_link" text:visited-style-name="Visited_20_Internet_20_Link">Præfatione</text:a> … pag.   <text:span text:style-name="T4">v</text:span> <text:line-break/><text:a xlink:type="simple" xlink:href="#historia" text:style-name="Internet_20_link" text:visited-style-name="Visited_20_Internet_20_Link">Historia de Interlingua</text:a> … »  <text:span text:style-name="T4">vii</text:span> <text:line-break/><text:a xlink:type="simple" xlink:href="#abbreviationes" text:style-name="Internet_20_link" text:visited-style-name="Visited_20_Internet_20_Link">Abbreviationes</text:a> … »  <text:span text:style-name="T4">x</text:span> <text:line-break/>I.   <text:a xlink:type="simple" xlink:href="#thema" text:style-name="Internet_20_link" text:visited-style-name="Visited_20_Internet_20_Link">Thema latino</text:a> … »  <text:span text:style-name="T4">xi</text:span> <text:line-break/>II.   <text:a xlink:type="simple" xlink:href="#phonetica" text:style-name="Internet_20_link" text:visited-style-name="Visited_20_Internet_20_Link">Phonetica et accentu</text:a> … »  <text:span text:style-name="T4">xii</text:span> <text:line-break/>III.   <text:a xlink:type="simple" xlink:href="#%C3%A6tates" text:style-name="Internet_20_link" text:visited-style-name="Visited_20_Internet_20_Link">Ætates de latino</text:a> … »  <text:span text:style-name="T4">xiii</text:span> <text:line-break/>IV.   <text:a xlink:type="simple" xlink:href="#italiano" text:style-name="Internet_20_link" text:visited-style-name="Visited_20_Internet_20_Link">Italiano</text:a> … »  <text:span text:style-name="T4">xiv</text:span> <text:line-break/>V.   <text:a xlink:type="simple" xlink:href="#fran%C3%A7ais" text:style-name="Internet_20_link" text:visited-style-name="Visited_20_Internet_20_Link">Français</text:a> … »  <text:span text:style-name="T4">xv</text:span> <text:line-break/>VI.   <text:a xlink:type="simple" xlink:href="#english" text:style-name="Internet_20_link" text:visited-style-name="Visited_20_Internet_20_Link">English</text:a> … » » <text:line-break/>VII.   <text:a xlink:type="simple" xlink:href="#deutsch" text:style-name="Internet_20_link" text:visited-style-name="Visited_20_Internet_20_Link">Deutsch</text:a> … »  <text:span text:style-name="T4">xvi</text:span> <text:line-break/>VIII.   <text:a xlink:type="simple" xlink:href="#synonymos" text:style-name="Internet_20_link" text:visited-style-name="Visited_20_Internet_20_Link">Synonymos</text:a> … »  <text:span text:style-name="T4">xvii</text:span> <text:line-break/>IX.   <text:a xlink:type="simple" xlink:href="#derivatos" text:style-name="Internet_20_link" text:visited-style-name="Visited_20_Internet_20_Link">Derivatos</text:a> … »  <text:span text:style-name="T4">xviii</text:span> <text:line-break/>X.   <text:a xlink:type="simple" xlink:href="#etymologia" text:style-name="Internet_20_link" text:visited-style-name="Visited_20_Internet_20_Link">Etymologia</text:a> … » » <text:line-break/><text:line-break/><text:a xlink:type="simple" xlink:href="#grammatica" text:style-name="Internet_20_link" text:visited-style-name="Visited_20_Internet_20_Link">Grammatica</text:a> … »  <text:span text:style-name="T4">xx</text:span> </text:p>
      <text:list xml:id="list198389763" text:style-name="L1">
        <text:list-item>
          <text:p text:style-name="P60"><text:a xlink:type="simple" xlink:href="#casu" text:style-name="Internet_20_link" text:visited-style-name="Visited_20_Internet_20_Link">Casu</text:a> </text:p>
        </text:list-item>
        <text:list-item>
          <text:p text:style-name="P60"><text:a xlink:type="simple" xlink:href="#plurale" text:style-name="Internet_20_link" text:visited-style-name="Visited_20_Internet_20_Link">Plurale</text:a> </text:p>
        </text:list-item>
        <text:list-item>
          <text:p text:style-name="P60"><text:a xlink:type="simple" xlink:href="#genere" text:style-name="Internet_20_link" text:visited-style-name="Visited_20_Internet_20_Link">Genere</text:a> </text:p>
        </text:list-item>
        <text:list-item>
          <text:p text:style-name="P60"><text:a xlink:type="simple" xlink:href="#articulo" text:style-name="Internet_20_link" text:visited-style-name="Visited_20_Internet_20_Link">Articulo</text:a> </text:p>
        </text:list-item>
        <text:list-item>
          <text:p text:style-name="P60"><text:a xlink:type="simple" xlink:href="#adjectivo" text:style-name="Internet_20_link" text:visited-style-name="Visited_20_Internet_20_Link">Gradu de adjectivo</text:a> </text:p>
        </text:list-item>
        <text:list-item>
          <text:p text:style-name="P60"><text:a xlink:type="simple" xlink:href="#adverbio" text:style-name="Internet_20_link" text:visited-style-name="Visited_20_Internet_20_Link">Adverbio</text:a> </text:p>
        </text:list-item>
        <text:list-item>
          <text:p text:style-name="P60"><text:a xlink:type="simple" xlink:href="#numeros" text:style-name="Internet_20_link" text:visited-style-name="Visited_20_Internet_20_Link">Numeros</text:a> </text:p>
        </text:list-item>
        <text:list-item>
          <text:p text:style-name="P60"><text:a xlink:type="simple" xlink:href="#verbo" text:style-name="Internet_20_link" text:visited-style-name="Visited_20_Internet_20_Link">Verbo</text:a> </text:p>
        </text:list-item>
        <text:list-item>
          <text:p text:style-name="P60"><text:a xlink:type="simple" xlink:href="#tempore" text:style-name="Internet_20_link" text:visited-style-name="Visited_20_Internet_20_Link">Tempore</text:a> </text:p>
        </text:list-item>
        <text:list-item>
          <text:p text:style-name="P60"><text:a xlink:type="simple" xlink:href="#modo" text:style-name="Internet_20_link" text:visited-style-name="Visited_20_Internet_20_Link">Modo</text:a> </text:p>
        </text:list-item>
        <text:list-item>
          <text:p text:style-name="P60"><text:a xlink:type="simple" xlink:href="#participio" text:style-name="Internet_20_link" text:visited-style-name="Visited_20_Internet_20_Link">Participio</text:a> </text:p>
        </text:list-item>
        <text:list-item>
          <text:p text:style-name="P10"><text:a xlink:type="simple" xlink:href="#derivatione" text:style-name="Internet_20_link" text:visited-style-name="Visited_20_Internet_20_Link">Derivatione</text:a> </text:p>
        </text:list-item>
      </text:list>
      <text:p text:style-name="Text_20_body"><text:a xlink:type="simple" xlink:href="#suffixos" text:style-name="Internet_20_link" text:visited-style-name="Visited_20_Internet_20_Link">Suffixos</text:a> … »  <text:span text:style-name="T4">xxvii</text:span> <text:line-break/><text:a xlink:type="simple" xlink:href="#exemplo" text:style-name="Internet_20_link" text:visited-style-name="Visited_20_Internet_20_Link">Exemplo</text:a> … »  <text:span text:style-name="T4">xxxii</text:span> <text:line-break/><text:line-break/><text:a xlink:type="simple" xlink:href="#vocabulario" text:style-name="Internet_20_link" text:visited-style-name="Visited_20_Internet_20_Link">Vocabulario</text:a> … » 1-640 </text:p>
      <text:p text:style-name="Horizontal_20_Line"/>
      <text:p text:style-name="Text_20_body"><text:line-break/><text:bookmark text:name="præfatione"/>[p. v]  <text:span text:style-name="T2">PRÆFATIONE</text:span><text:span text:style-name="T1"> </text:span></text:p>
      <text:p text:style-name="Text_20_body">Interlingua, que nos adopta in explicationes ad præsente libro, es definito per regulas sequente:</text:p>
      <text:p text:style-name="Text_20_body">1. – Omni vocabulo de Interlingua es latino. </text:p>
      <text:p text:style-name="Text_20_body">Ergo Interlingua es intelligibile sine studio ab lectore que cognosce latino. Nos intellige latino in sensu lato, incluso vocabulos moderno. </text:p>
      <text:p text:style-name="Text_20_body"><text:soft-page-break/>2. – Interlingua non habe grammatica. </text:p>
      <text:p text:style-name="Text_20_body">Ergo omni vocabulo es thema latino. Omni homo pote lege et scribe Interlingua cum auxilio de solo vocabulario. </text:p>
      <text:p text:style-name="Text_20_body">3. – Inter synonymos latino, nos elige vocabulos internationale. </text:p>
      <text:p text:style-name="Text_20_body">Omni vocabulo latino que nos adopta, es scripto in vocabulario etymologico italo, et franco, et anglo, etc., excepto circa 20 vocabulo de internationalitate minore. Ergo, Interlingua resulta intelligibile, quasi sine studio, ab omni homo que cognosce uno lingua de Europa, et si illo ignora latino. </text:p>
      <text:p text:style-name="Text_20_body">Præsente libro es collectione de vocabulos internationale. </text:p>
      <text:p text:style-name="Text_20_body">De omni vocabulo, nos indica:</text:p>
      <text:list xml:id="list4033014296" text:style-name="L2">
        <text:list-item>
          <text:p text:style-name="P61">1. Thema latino, forma adoptato in Interlingua. </text:p>
        </text:list-item>
        <text:list-item>
          <text:p text:style-name="P61">2. Si penultimo vocale es breve aut longo. </text:p>
        </text:list-item>
        <text:list-item>
          <text:p text:style-name="P61">3. Si vocabulo es latino classico; tunc nos da forma que illo habe in vocabularios ad usu de schola (nominativo de nomine, persona primo de verbo). </text:p>
        </text:list-item>
        <text:list-item>
          <text:p text:style-name="P61">Aut si vocabulo non es classico, nos indica si illo es de seculo 1, 2, 3, 4, 5, 6, 7 post Christo: aut si es latino de medio ævo, aut moderno. </text:p>
        </text:list-item>
        <text:list-item>
          <text:p text:style-name="P61">4. Orthographia de vocabulo in italiano, aut suo versione. </text:p>
        </text:list-item>
        <text:list-item>
          <text:p text:style-name="P61">5. Idem in français. </text:p>
        </text:list-item>
        <text:list-item>
          <text:p text:style-name="P61">6. Idem in english. </text:p>
        </text:list-item>
        <text:list-item>
          <text:p text:style-name="P61">7. Idem in deutsch. </text:p>
        </text:list-item>
        <text:list-item>
          <text:p text:style-name="P61">8. Synonymos. </text:p>
        </text:list-item>
        <text:list-item>
          <text:p text:style-name="P61">9. Derivatos. </text:p>
        </text:list-item>
        <text:list-item>
          <text:p text:style-name="P61">10. Etymologia de vocabulo. </text:p>
        </text:list-item>
        <text:list-item>
          <text:p text:style-name="P11">Et plure alio indicatione utile. </text:p>
        </text:list-item>
      </text:list>
      <text:p text:style-name="Text_20_body">[p. vi] Systema de abbreviationes, explicato in paginas x — xix, permitte de minue multo dimensiones de vocabulario, et redde illo plus claro ad lectore, que stude explicationes. </text:p>
      <text:p text:style-name="Text_20_body">Isto libro es dicato, in modo speciale, ad cultores de Lingua internationale, lingua intelligibile sine studio, aut quasi, ab omni homo culto de Europa. Post  <text:span text:style-name="T5">Volapük</text:span> de 1880, et post fundatione de « Academia de Interlingua » in 1887, scientia et arte de interlingua fac progressu enorme. </text:p>
      <text:p text:style-name="Text_20_body">Præsente libro contine 14 000 vocabulo, que habe cursu in omni natione, et de omni vocabulo nos da 10 notitias utile. </text:p>
      <text:p text:style-name="Text_20_body"><text:soft-page-break/>Præsente vocabulario es novo editione de libro:</text:p>
      <text:p text:style-name="Text_20_body">G. PEANO,   <text:span text:style-name="T5">Vocabulario commune ad linguas de Europa</text:span>, Torino, 1909. </text:p>
      <text:p text:style-name="Text_20_body">Multo utile in compilatione de isto libro, es</text:p>
      <text:p text:style-name="Text_20_body">J. B. PINTH,   <text:span text:style-name="T5">Deutsch-Interlingua Vörterbuch</text:span>, Linz 1912. </text:p>
      <text:p text:style-name="Text_20_body">U. BASSO,   <text:span text:style-name="T5">Vocabulario internationale Interlingua-English-Français-Italiano</text:span>, Ventimiglia, « Revista Universale », 1913. </text:p>
      <text:p text:style-name="Text_20_body">Ad præsente editione contribue Academicos:</text:p>
      <text:list xml:id="list3353774475" text:style-name="L3">
        <text:list-item>
          <text:p text:style-name="P62">J.   <text:span text:style-name="T4">Meysmans</text:span>, de Bruxelles, cum correctione generale de vocabulario de Basso, cum additiones pretioso ad manuscripto et ad probas typographico, et revisione de toto labore. </text:p>
        </text:list-item>
        <text:list-item>
          <text:p text:style-name="P62">A.   <text:span text:style-name="T4">Phipson</text:span>, in Rye (Anglia), cum correctione de vocabulario de Basso, in modo speciale pro Anglo. </text:p>
        </text:list-item>
        <text:list-item>
          <text:p text:style-name="P62">A.   <text:span text:style-name="T4">Hartl</text:span>, in Linz (Austria), cum correctione de probas typographico, in modo speciale pro germanico, latino, græco. </text:p>
        </text:list-item>
        <text:list-item>
          <text:p text:style-name="P62">M.   <text:span text:style-name="T4">Ferranti</text:span> in Roma, que corrige probas, in modo speciale pro franco et anglo. </text:p>
        </text:list-item>
        <text:list-item>
          <text:p text:style-name="P62">A.   <text:span text:style-name="T4">Peano</text:span> in Torino, que adde ætate de latino, vocabulos germanico, et derivatione. </text:p>
        </text:list-item>
        <text:list-item>
          <text:p text:style-name="P12">Et plure alio. Ad illos omnes nos tribue gratias in nomine de interlinguistas. </text:p>
        </text:list-item>
      </text:list>
      <text:p text:style-name="Text_20_body">Quando isto pacifico labore perveni ad dimidio, in 1 augusto 1914, bello europæo interrumpe communicationes cum plure socio; socios Ferranti et Hartl duc publicatione ad fine. </text:p>
      <text:p text:style-name="Text_20_body">In Discussiones de Academia nos spera de publica additiones et correctiones que lectores indica, et supplemento ad vocabulario continente vocabulos internationale non latino. </text:p>
      <text:p text:style-name="Text_20_body"/>
      <text:p text:style-name="Text_20_body"><text:bookmark text:name="historia"/>[p. vii]  <text:span text:style-name="T2">HISTORIA DE INTERLINGUA</text:span><text:span text:style-name="T1"> </text:span></text:p>
      <text:p text:style-name="Text_20_body">Plure philosopho stude lingua rationale.   <text:span text:style-name="T4">Descartes</text:span> (1596-1650) describe uno systema. </text:p>
      <text:p text:style-name="Text_20_body"><text:span text:style-name="T4">Leibniz</text:span> (1646-1716), in numeroso scripto, expone ideas profundo et de vivo interesse super isto problema. </text:p>
      <text:p text:style-name="Text_20_body">In illo tempore, latino es de usu internationale. Philosophos non tracta de lingua pro intercommunicatione, sed de lingua regulare respondente ad <text:soft-page-break/>philosophia. Es scientia simile ad logica-mathematica, que hodie habe numeroso cultore. </text:p>
      <text:p text:style-name="Text_20_body">In ultimo seculo, usu de linguas nationale in loco de latino et incremento de relationes internationale, redde problema de interlingua plus urgente, et objecto de studio numeroso. </text:p>
      <text:p text:style-name="Text_20_body">Plure propone, ut lingua auxiliare, aut latino, aut français, aut english, aut etiam italiano. Sed rationes de politica, et in modo speciale, complicationes toto inutile de linguas naturale, impedi adoptione de illos. </text:p>
      <text:p text:style-name="Text_20_body">Tunc plure construe linguas plus aut minus artificiale. </text:p>
      <text:p text:style-name="Text_20_body"><text:span text:style-name="T5">Volapük</text:span> (id es  <text:span text:style-name="T5">Weltsprache</text:span>,   <text:span text:style-name="T5">Zwischensprache</text:span>, Interlingua) publicato in 1879, es mirabile per regularitate de grammatica. Illo in 1889 perveni ad suo diffusione maximo, cum 25 periodico in Europa, Asia et America, et servi ut utile instrumento pro communicatione. </text:p>
      <text:p text:style-name="Text_20_body">Fautores de lingua internationale, in congressu de München in 1887, funda Academia, que habe sede in Paris 1887-1892, Petrograd 1893-1898, New York 1899-1908, Torino post 1909, cum nomen  <text:span text:style-name="T4">Academia pro interlingua</text:span>. </text:p>
      <text:p text:style-name="Text_20_body">Tunc surge multitudine de studios novo, unde resulta que linguas de Europa habe numeroso vocabulo commune; que vocabulario internationale es in quasi totalitate latino, et que illo suffice pro construe lingua toto naturale, intelligibile ad primo visu aut quasi ab omni homo culto, et plus simplice et regulare que Volapük. Auctores de vario systema es auctores de vario tractato de idem scientia; illos non es concurrente et antagonista sed collaboratores pro idem nobile idea. </text:p>
      <text:p text:style-name="Text_20_body">[p. viii] «  <text:span text:style-name="T5">Discussiones</text:span> de Academia pro Interlingua », post anno 1909 es toto composito ex studios theorico et applicationes in practica de omni systema de interlingua. </text:p>
      <text:p text:style-name="P5">Nota. </text:p>
      <text:p text:style-name="Text_20_body">Descartes in 1629 scribe: « Ce ne sera pas merυeille que les esprits vulgaires apprennent en moins de six heures à composer dans cette langue aυec l'aide du dictionnaire. . . Ie tiens que cette langue est possible, &amp; qu’on peut trouυer la science de que elle dépend, par le moyen de laquelle les paysans pourroient mieux iuger de la verité des choses, que ne font maintenant les philosophes ». </text:p>
      <text:p text:style-name="Text_20_body">Versione: « tunc non es mirabile que spiritu vulgare disce in minus de sex hora ad compone in ce lingua cum auxilio de dictionario. Me puta que ce lingua es possibile, et que nos pote inveni scientia de que lingua depende, <text:soft-page-break/>et per que rustico pote melius judica de veritate de res, que ne fac hodie philosophos ». </text:p>
      <text:p text:style-name="Text_20_body">Leibnitio 1646 – 1716 plure vice stude isto problema, sed suo manuscripto  <text:span text:style-name="T5">De grammatica rationali</text:span> es publicato solo in 1903. Illo dic: </text:p>
      <text:list xml:id="list3826550632" text:style-name="L4">
        <text:list-item>
          <text:p text:style-name="P63">« Grammatica rationalis tradenda est, ad latinam (linguam) applicata. </text:p>
        </text:list-item>
        <text:list-item>
          <text:p text:style-name="P63">« Nominum casus semper eliminari possunt, substitutis in eorum locum particulis. . ., ut patet ex linguis in quibus nullæ sunt nominum inflexiones. </text:p>
        </text:list-item>
        <text:list-item>
          <text:p text:style-name="P63">« Discrimen inter substantivum et adjectivum negligi potest. </text:p>
        </text:list-item>
        <text:list-item>
          <text:p text:style-name="P63">« Videtur pluralis inutilis in lingua rationali. </text:p>
        </text:list-item>
        <text:list-item>
          <text:p text:style-name="P13">« (In grammatica rationali) careri etiam potest abstractis nominibus. » </text:p>
        </text:list-item>
      </text:list>
      <text:p text:style-name="Text_20_body">Versione: « Nos applica grammatica rationale ad latino. Nos semper pote elimina casus de nomen, si nos substitue in loco de illos, particulas  <text:span text:style-name="T5">de ad</text:span> . . . ut pate ex linguas sine flexione de nomen. Adjectivo es identico ad substantivo. Plurale non es necessario. Nos pote elimina abstractos ». </text:p>
      <text:p text:style-name="Text_20_body">Expositione historico de omni forma de interlingua es in libro:</text:p>
      <text:p text:style-name="Text_20_body">Couturat et Leau,   <text:span text:style-name="T5">Histoire de la langue universelle</text:span>, Paris 1903. </text:p>
      <text:p text:style-name="Text_20_body">Mgr.  Schleyer 1831-1912, es auctore de Vp (abbreviatione de Volapük), primo systema de interlingua que habe successu. </text:p>
      <text:p text:style-name="Text_20_body">Alphabeto de Vp consta ex sonos multo diffuso in linguas de Europa. Vp habe 1400 vocabulo radicale, et 300 affixo grammaticale. Vocabulos es tracto ex linguas principale. Vp  <text:span text:style-name="T5">sol,  in</text:span> es latino,   <text:span text:style-name="T5">dog,  if</text:span> es anglo,   <text:span text:style-name="T5">ibo</text:span> es russo. Vp sæpe deforma voces naturale: Vp  <text:span text:style-name="T5">vol</text:span> et  <text:span text:style-name="T5">pük</text:span> vale A.   <text:span text:style-name="T5">world</text:span> et  <text:span text:style-name="T5">speech,  mundo</text:span> et  <text:span text:style-name="T5">lingua</text:span>. Declinatione es facto per finales  <text:span text:style-name="T5">-a -e -i:</text:span> ergo:</text:p>
      <text:p text:style-name="Text_20_body">Vp <text:span text:style-name="T5">sol  sola  sole  soli</text:span> vale latino       <text:span text:style-name="T5">sol  solis  soli  solem</text:span>, </text:p>
      <text:p text:style-name="Text_20_body">et  <text:span text:style-name="T5">vol-a-puk</text:span> significa « lingua univers-ale ». Suffixo -s indica plurale; præfixos  <text:span text:style-name="T5">a- i- u-</text:span> indica tempore de verbo. Sex hora circa suffice pro stude grammatica de Vp, et pro lege et scribe in Vp, cum solo vocabulario. </text:p>
      <text:p text:style-name="Text_20_body">[p. ix] In primo tempore, Vp diffunde se in Germania de sud, patria de auctore. In 1886, D. r Kerkhoffs, professore de linguas in Paris, propaga Vp in toto mundo. Primo congressu de Vp habe loco in Friederichshafen 1884. Secundo in München 1887, funda « Kadem Volapüka », hodie « Academia pro Interlingua ». Congressu in Paris 1889 approba statuto de Academia. </text:p>
      <text:p text:style-name="Text_20_body"><text:soft-page-break/>Sed omni scriptore, consciente aut non, construe suo Volapük speciale. Omni elemento artificiale produce scissiones. Interlinguistas seque systemas plus simplice. Libro de Schleyer mane ut monumento de primo systema de interlingua que habe successu, et mane in omni systema moderno. </text:p>
      <text:p text:style-name="Text_20_body">Vide  <text:span text:style-name="T5">Discuss. </text:span>de Academia, 1912, pag. 164-170. </text:p>
      <text:p text:style-name="Text_20_body">« Lingvo internacia » de D. ro Esperanto, publicato in 1887, in editione de 1905 consta ex 2629 radicale et 66 affixo. Congressus internationale de Esperantistas, in numero de 9 usque 1913, proba facilitate de lingua. </text:p>
      <text:p text:style-name="Text_20_body">Vide  <text:span text:style-name="T5">Fundamento de Esperanto, publicato cum commentario ab Academia pro Interlingua</text:span>, 1914. </text:p>
      <text:p text:style-name="Text_20_body">Lott in 1890,  Liptay in 1892, et plure alio, enuntia et applica principio de maximo internationalitate in vocabulario, et construe lingua quasi intelligibile ad primo visu ab omni homo culto. </text:p>
      <text:p text:style-name="Text_20_body">Academia in 1895 adopta principio de internationalitate. In serie de circulares usque 1898 collige vocabulos internationale, et determina gradu de internationalitate pro singulo vocabulo per comparatione de 6 lingua L. A. D. F. H. R., et fixa regulas pro orthographia. Deliberationes que resulta ex isto labore de magno interesse es reproducto in  <text:span text:style-name="T5">Discuss. </text:span>1911, pag. 7-24. Academia in 1902 publica in deutsch suo vocabulario de 4500 voce, et 35 affixo. Sed isto libro contine nulo indicatione de internationalitate, et publico crede ce idioma artificiale, ut præcedentes. </text:p>
      <text:p text:style-name="Text_20_body">Post publicatione de manuscriptos de Leibniz in 1903, me adopta in plure scripto,   <text:span text:style-name="T5">Latino sine flexione</text:span>, id es, lingua composito ex vocabulos latino, sine flexiones grammaticale. Et numeroso auctore adopta isto instrumento de intercommunicatione in publicatione de libros et articulos scientifico. </text:p>
      <text:p text:style-name="Text_20_body">Academia nomina me suo directore in 1909, in 19010 statue que « omni homo que solve Fr. 10 per anno es socio de Academia, et habe jure de voto 3 mense post inscriptione ». Ita Academia es facto libero ad omni idea, et es societate puro scientifico inter fautores de omni forma de lingua internationale. </text:p>
      <text:p text:style-name="Text_20_body">Qualitates pretioso de Interlingua es suo intelligibilitate, et suo libertate. Omni scriptore elige quod puta bono in auctores præcedente, adopta vocabulos classico aut moderno, adopta thema latino aut alio systema de orthographia, reduc grammatica ad nihil aut conserva rudimentos, et si illo es intellecto ab lectores, suo solutione es bono. </text:p>
      <text:p text:style-name="Text_20_body">Studios et experimentos de Interlingua es etiam in  <text:span text:style-name="T5">Lingua </text:span><text:soft-page-break/><text:span text:style-name="T5">internationale</text:span> in Bruxelles,   <text:span text:style-name="T5">Folio</text:span> in Linz,   <text:span text:style-name="T5">Revista Universale</text:span> in Ventimiglia,   <text:span text:style-name="T5">The Universal Language</text:span> in London, periodicos misso ad omni Academico. </text:p>
      <text:p text:style-name="Text_20_body"><text:line-break/><text:bookmark text:name="abbreviationes"/>[p. x]  <text:span text:style-name="T2">ABBREVIATIONES</text:span><text:span text:style-name="T3"> </text:span></text:p>
      <text:p text:style-name="Text_20_body">In vocabulario nos adopta ordine:</text:p>
      <text:p text:style-name="Text_20_body">Interlingua latino | Italiano | Français | English | Deutsch</text:p>
      <text:p text:style-name="Text_20_body">Vocabulo de Interlingua es thema latino. (Vide nota « Thema latino »). </text:p>
      <text:p text:style-name="Text_20_body">ă ĕ … indica que penultimo vocale es breve</text:p>
      <text:p text:style-name="Text_20_body">ā ē … »           »             »             »             » longo. (Vide nota « Accentu »). </text:p>
      <text:p text:style-name="Text_20_body">Thema de latino classico es secuto ab forma scripto in vocabulario latino ad usu de schola (nominativo de nomine, persona primo de verbo). </text:p>
      <text:p text:style-name="Text_20_body">Cifras 100, 200, 300 etc. M, N indica seculo de vocabulo postclassico, aut vocabulo de « Medio ævo », aut latino « Novo ». (Vide nota « Ætate de latino »). </text:p>
      <text:p text:style-name="Text_20_body">Vocabulos I. F. A. D. es in « romano » si habe origine commune cum latino, et in cursivo in casu contrario. </text:p>
      <text:p text:style-name="Text_20_body">= indica synonymo exacto aut proximo. </text:p>
      <text:p text:style-name="Text_20_body">⊃  significa  « genera ». </text:p>
      <text:p text:style-name="Text_20_body">⊃        »             « deriva ». </text:p>
      <text:p text:style-name="Text_20_body">||       »             « parallelo », aut cum origine commune. </text:p>
      <text:list xml:id="list1351628841" text:style-name="L5">
        <text:list-item>
          <text:p text:style-name="P64">A. = Anglo, English </text:p>
        </text:list-item>
        <text:list-item>
          <text:p text:style-name="P64">D. = Deutsch, germanico moderno. </text:p>
        </text:list-item>
        <text:list-item>
          <text:p text:style-name="P64">E. = Europæo antiquo. </text:p>
        </text:list-item>
        <text:list-item>
          <text:p text:style-name="P64">F. = Français. </text:p>
        </text:list-item>
        <text:list-item>
          <text:p text:style-name="P64">G. = Græco. </text:p>
        </text:list-item>
        <text:list-item>
          <text:p text:style-name="P64">H. = Hispano. </text:p>
        </text:list-item>
        <text:list-item>
          <text:p text:style-name="P64">I. = Italiano. </text:p>
        </text:list-item>
        <text:list-item>
          <text:p text:style-name="P64">L. = Latino. </text:p>
        </text:list-item>
        <text:list-item>
          <text:p text:style-name="P64">P. = Portuguez. </text:p>
        </text:list-item>
        <text:list-item>
          <text:p text:style-name="P64">R. = Russo. </text:p>
        </text:list-item>
        <text:list-item>
          <text:p text:style-name="P14">S. = Sanscrito. </text:p>
        </text:list-item>
      </text:list>
      <text:p text:style-name="Text_20_body"><text:soft-page-break/>In abbreviatione de vocabulos initiale vale regula:</text:p>
      <text:p text:style-name="Text_20_body">« Si suffixo incipe per consonante, debe es addito ad vocabulo præcedente. Si suffixo incipe per vocale, debe es addito ad vocabulo præcedente, suppresso vocale aut vocales finale ». </text:p>
      <text:p text:style-name="Text_20_body">« abbrevia —tione » lege « abrevia abbreviatione »</text:p>
      <text:p text:style-name="Text_20_body">« abdomine —ale »     »     « abdomine abdominale »</text:p>
      <text:p text:style-name="Text_20_body">« anæmia —ico »         »     « anæmia anæmico » </text:p>
      <text:p text:style-name="Text_20_body">« civi —ico  —ile  — —iza  — — —tione  —itate »</text:p>
      <text:p text:style-name="Text_20_body">lege: « civi civico civile civiliza civilizatione civitate ». </text:p>
      <text:p text:style-name="Text_20_body">Nos scribe in MAIUSCULO vocabulos plus importante. </text:p>
      <text:p text:style-name="Text_20_body">Præsente vocabulario contine etiam omni vocabulo grammaticale de latino, adverbios conjunctiones etc. Et nos indica per charactere ordinario, vocabulos de que nos da æquivalente plus noto:</text:p>
      <text:p text:style-name="Text_20_body">« a = ab, abde = cela, …… »</text:p>
      <text:p text:style-name="Text_20_body">Præsente libro contine etiam omni thema græco que habe derivatos internationale. </text:p>
      <text:p text:style-name="Text_20_body"><text:line-break/><text:bookmark text:name="thema"/>[p. xi] <text:span text:style-name="T3">I.  –  </text:span><text:span text:style-name="T2">THEMA LATINO</text:span><text:span text:style-name="T3"> </text:span></text:p>
      <text:p text:style-name="P4">Explicationes ad lectore que cognosce latino. </text:p>
      <text:p text:style-name="Text_20_body">Thema latino resulta ex vocabulo, supresso suffixo de flexione. </text:p>
      <text:p text:style-name="Text_20_body">1. Vocabulos inflexibile coincide cum thema. Exemplo:  <text:span text:style-name="T5">ab ad ante et semper si quatuor decem</text:span>……</text:p>
      <text:p text:style-name="Text_20_body">2. Ex accusativos latino  <text:span text:style-name="T5">rosam pedem sensum diem</text:span>, resulta que  <text:span text:style-name="T5">-m</text:span> es suffixo de accusativo. Illo suppresso, nos habe thema:  <text:span text:style-name="T5">rosa pede sensu die</text:span>, que es ablativo. Ergo, in generale « ablativo es thema de nomine ». </text:p>
      <text:p text:style-name="Text_20_body">Alio exemplo:  <text:span text:style-name="T5">anno, puero, libro, ferro, me, te, se, illo</text:span>. </text:p>
      <text:p text:style-name="Text_20_body">3. Nominativo, quando non habe suffixo de flexione, es thema, ut  <text:span text:style-name="T5">rosa,  cornu</text:span>; aut es alio forma de thema; abl.   <text:span text:style-name="T5">nomine</text:span>, nom.   <text:span text:style-name="T5">nomen</text:span>. </text:p>
      <text:p text:style-name="Text_20_body">Nos scribe, in ordine alphabetico, ambo forma, nominativo et ablativo, <text:soft-page-break/>vocabulos de typo:  <text:span text:style-name="T5">homine homo,  sole sol,  jure jus. </text:span></text:p>
      <text:p text:style-name="Text_20_body">Vocabulos ex græco, cum nom. in  <text:span text:style-name="T5">-ma, </text:span>abl.   <text:span text:style-name="T5">-mate, </text:span>es citato:</text:p>
      <text:p text:style-name="Text_20_body">« axioma(te), clima(te) ». </text:p>
      <text:p text:style-name="Text_20_body">4. Nos cita ablativo in  <text:span text:style-name="T5">-i : siti vi mari, </text:span>aut duplice ablativo:  <text:span text:style-name="T5">ave avi. </text:span>In adjectivos, nos præfer finale in  <text:span text:style-name="T5">-e, </text:span>et nos scribe p. e.   <text:span text:style-name="T5">breve, </text:span>thema de accusativo  <text:span text:style-name="T5">brevem, </text:span>et nominativo neutro. </text:p>
      <text:p text:style-name="Text_20_body">5. Ex infinitivos latino  <text:span text:style-name="T5">amare,  studere,  scribere,  audire, </text:span>resulta que  <text:span text:style-name="T5">-re</text:span> es suffixo de infinitivo; illo suppresso, resulta thema  <text:span text:style-name="T5">ama,  stude, scribe,  audi, </text:span>que es imperativo. Ergo « imperativo es thema de verbo ». </text:p>
      <text:p text:style-name="Text_20_body">6. Verbos deponente es citato sub forma de activo:  <text:span text:style-name="T5">horta,  nasce,  ori. </text:span></text:p>
      <text:p text:style-name="Text_20_body">7. Ullo thema minus regulare es explicato in vocabulario:  <text:span text:style-name="T5">que,  vol,  pote</text:span>. </text:p>
      <text:p text:style-name="Text_20_body"><text:span text:style-name="T5">Thema latino explicato ad publico</text:span>. </text:p>
      <text:p text:style-name="Text_20_body">Nostro vocabulario, et illos de Pinth, de Basso, citato in pag. vi, contine vocabulos internationale sub forma de thema. Homo que possede uno ex istos vocabulario, pote lege et scribe in Interlingua, sine alio studio. </text:p>
      <text:p text:style-name="Text_20_body">Homo, que ignora latino, que non habe vocabulario de thema latino, sed que posside vocabulario latino ad usu de schola, gymnasio et lyceo, libro que existe, cum versione in omni lingua, in omni bibliotheca, tunc debe stude regulas sequente:</text:p>
      <text:p text:style-name="Text_20_body">Vocabulario latino da, de nomine duo forma «  <text:span text:style-name="T5">rosa rosæ,  per pedis</text:span> », vocato « nominativo » et « genitivo ». Thema resulta ex tabula:</text:p>
      <text:p text:style-name="Text_20_body">Genitivo:          <text:span text:style-name="T5">-ae          -i             -us          -ei           -is</text:span> </text:p>
      <text:p text:style-name="Text_20_body">Thema:            <text:span text:style-name="T5">-a            -o            -u            -e            -e. </text:span></text:p>
      <text:p text:style-name="Text_20_body">Adjectivos:  <text:span text:style-name="T5">novus a um</text:span>, thema  <text:span text:style-name="T5">novo</text:span>;  <text:span text:style-name="T5">brevis e</text:span>, thema  <text:span text:style-name="T5">breve</text:span>. </text:p>
      <text:p text:style-name="Text_20_body">Thema de verbo regulare resulta ex infinitivo (scripto in vocabularios de scholas) suppresso finale -re. </text:p>
      <text:p text:style-name="Text_20_body">Regulas complementare, scripto in omni grammatica, es reproducto in opusculo:</text:p>
      <text:p text:style-name="Text_20_body">G.  Peano,   <text:span text:style-name="T5">100 exemplo de Interlingua, </text:span>II edit. pag. 8-12. </text:p>
      <text:p text:style-name="Text_20_body"/>
      <text:p text:style-name="Text_20_body"><text:soft-page-break/>[p. xii]  <text:span text:style-name="T6">Orthographia de Interlingua. </text:span></text:p>
      <text:p text:style-name="Text_20_body">Volapük deforma vocabulos internationale sine regulas definito. </text:p>
      <text:p text:style-name="Text_20_body">Academia in 1895 adopta uno systema regulare de orthographia. </text:p>
      <text:p text:style-name="Text_20_body"><text:span text:style-name="T5">Discussiones</text:span> de Academia contine numeroso studio de socios, super orthographia de Interlingua in 1909-10 pag. 4 11 14 16-20 26-34 59 61-62 79 93 97 126 130-136 158 159 190 193 211-215; a. 1911 p. 9 51 68; 1912 p. 80 87 109 143. </text:p>
      <text:p text:style-name="Text_20_body">Post isto longo studio, concordia es facto super thema latino. </text:p>
      <text:p text:style-name="Text_20_body">Experientia proba que aliquo variante in graphia, et additione de raro affixo grammaticale, non impedi lectura ad primo visu. </text:p>
      <text:p text:style-name="Text_20_body"/>
      <text:p text:style-name="P6"><text:bookmark text:name="phonetica"/>II.  –  <text:span text:style-name="T1">PHONETICA ET ACCENTU</text:span> </text:p>
      <text:p text:style-name="Text_20_body">Es usu in plure schola de lege latino in modo conforme ad proprio lingua nationale: quod produce difficultate ad auditore de alio natione. Post pauco minuto, scientiatos et sacerdotes, intellige se mutuo per latino pronuntiato in vario modo. </text:p>
      <text:p text:style-name="Text_20_body">Pronuntiatione de vocabulos latino conforme ad antiquo latino, adoptato in scholas de Anglia et de Germania es:</text:p>
      <text:p text:style-name="Text_20_body">Omni littera habe valore constante, id es:</text:p>
      <text:list xml:id="list1229325521" text:style-name="L6">
        <text:list-item>
          <text:p text:style-name="P65">ut in Italiano, excepto  <text:span text:style-name="T5">c g</text:span>, que sona semper ut I.   <text:span text:style-name="T5">ca co cu ga go gu, ergo  ce ci ge gi vale  che chi ghe ghi; h </text:span> aspirato,   <text:span text:style-name="T5">x</text:span> vale  <text:span text:style-name="T5">cs</text:span>. </text:p>
        </text:list-item>
        <text:list-item>
          <text:p text:style-name="P65">ut in Français, excepto  <text:span text:style-name="T5">c g</text:span> semper ut in  <text:span text:style-name="T5">ca gu,  h</text:span> aspirato,   <text:span text:style-name="T5">j</text:span> ut  <text:span text:style-name="T5">y</text:span> in  <text:span text:style-name="T5">yeux,  u</text:span>  =  <text:span text:style-name="T5">ou</text:span>. </text:p>
        </text:list-item>
        <text:list-item>
          <text:p text:style-name="P65">ut in Deutsch, excepto c = k, et v = w. </text:p>
        </text:list-item>
        <text:list-item>
          <text:p text:style-name="P65">ut in Anglo, excepto vocales et  <text:span text:style-name="T5">c</text:span>  =  <text:span text:style-name="T5">k,  g</text:span> ut in good,   <text:span text:style-name="T5">j</text:span> ut  <text:span text:style-name="T5">y</text:span> de  <text:span text:style-name="T5">yes</text:span>. </text:p>
        </text:list-item>
        <text:list-item>
          <text:p text:style-name="P15">ut in Deutsch, excepto  <text:span text:style-name="T5">c</text:span>  =  <text:span text:style-name="T5">k;</text:span> et  <text:span text:style-name="T5">v</text:span>  =  <text:span text:style-name="T5">w</text:span>. </text:p>
        </text:list-item>
      </text:list>
      <text:p text:style-name="Text_20_body">In vocabulos Graeco; </text:p>
      <text:p text:style-name="Text_20_body"><text:span text:style-name="T5">y</text:span>  = Français  <text:span text:style-name="T5">u</text:span>, Deutsch  <text:span text:style-name="T5">ue</text:span>. </text:p>
      <text:p text:style-name="Text_20_body"><text:span text:style-name="T5">z</text:span>  = A. F.   <text:span text:style-name="T5">z</text:span>, I  <text:span text:style-name="T5">(ro)s(a), D.   s(ieben). </text:span></text:p>
      <text:p text:style-name="Text_20_body"><text:span text:style-name="T5">ch ph th</text:span> vale  <text:span text:style-name="T5">c p t</text:span> plus  <text:span text:style-name="T5">h</text:span>, ant D.   <text:span text:style-name="T5">(ho)ch</text:span>, A.   <text:span text:style-name="T5">th(ank)</text:span>. </text:p>
      <text:p text:style-name="Text_20_body">Vide in  <text:span text:style-name="T5">Discuss. </text:span>anno 1911 pag. 30, argumentos historico relativo ad <text:soft-page-break/>antiquo pronuntiatione de latino, et alphabeto phonetico in tomo de anno 1912 pag. 112-116. </text:p>
      <text:p text:style-name="Text_20_body">Plure interlinguista praefer pronuntia ut Ital. Tunc:</text:p>
      <text:p text:style-name="Text_20_body">Ital.   <text:span text:style-name="T5">c</text:span> ante  <text:span text:style-name="T5">e i</text:span> vale        A.   <text:span text:style-name="T5">ch</text:span> in  <text:span text:style-name="T5">church</text:span>, H.   <text:span text:style-name="T5">ch</text:span>, et circa F.   <text:span text:style-name="T5">tch</text:span>, D.   <text:span text:style-name="T5">tsch</text:span>. </text:p>
      <text:p text:style-name="Text_20_body">  »      <text:span text:style-name="T5">g</text:span>             »             A.   <text:span text:style-name="T5">g</text:span> in  <text:span text:style-name="T5">gin</text:span>, et circa F.   <text:span text:style-name="T5">dj</text:span>. </text:p>
      <text:p text:style-name="Text_20_body">Accentu latino resulta ex regulas sequente:</text:p>
      <text:list xml:id="list1747250782" text:style-name="L7">
        <text:list-item>
          <text:p text:style-name="P66">1. Omni vocabulo cum duo syllaba habe accentu super penultimo. </text:p>
        </text:list-item>
        <text:list-item>
          <text:p text:style-name="P16">2. Vocabulo cum tres aut plus syllaba habe accentu super penultimo, si isto es longo; et super antepenultimo, si penultimo es breve. </text:p>
        </text:list-item>
      </text:list>
      <text:p text:style-name="Text_20_body">Præsente vocabulario indica, per signos ā ē …. .  ˉ, ă ĕ …. .  ˘,   si penultimo vocale es longo aut breve. In defectu de indicatione, penultimo vocale, si es ante vocale, es breve; si es ante consonante es longo. </text:p>
      <text:p text:style-name="Text_20_body">Aliquo interlinguista (Volapük, …) pone accentu super ultimo vocale,  [p. xiii] id es, supprime accentu. Alios pone semper accentu super penultimo vocale; aut super vocale præcedente ultimo consonante. </text:p>
      <text:p text:style-name="Text_20_body">Omni methodo es judicato bono et harmonico ab sectatores, nam harmonia, elegantia, gustu, es quæstione de consuetudine. </text:p>
      <text:p text:style-name="Text_20_body">Academia post 1909 da nullo consilio super ce quæstione. </text:p>
      <text:p text:style-name="Text_20_body"><text:span text:style-name="T5">Disc</text:span>. 1910 p. 45 94, 1911 p. 30 52-53, 1912 p. 81 112-116 118 189. </text:p>
      <text:p text:style-name="Text_20_body"/>
      <text:p text:style-name="P6"><text:bookmark text:name="ætates"/>III.  –  <text:span text:style-name="T1">ÆTATES DE LATINO</text:span> </text:p>
      <text:p text:style-name="Text_20_body">Vocabularios latino ad usu de schola contine latino classico et plus aut minus se extende ad latino de seculos posteriore. Ergo es necessario que nos da indicationes super ætate de vocabulos et super probabilitate que singulo vocabulo occurre in vocabulario latino ad usu de schola. </text:p>
      <text:p text:style-name="Text_20_body">In indicatione de annos ante Christo, nos seque methodo astronomico, id es, anno <text:span text:style-name="T5">-n</text:span> vale anno  <text:span text:style-name="T5">n</text:span> + <text:span text:style-name="T5">1</text:span> ante Christo. </text:p>
      <text:p text:style-name="Text_20_body">In præsente vocabulario, omni thema de latino classico es secuto ab forma scripto in vocabularios ad usu de schola. Auctores:</text:p>
      <text:p text:style-name="Text_20_body"><text:soft-page-break/>Cicerone [-105 ⁀ -42], Cæsare [-99 ⁀ -43], Lucretio [-94 ⁀ -52], Catullo [-86 ⁀ -53], Vergilio [-69 ⁀ -18], Horatio [-63 ⁀ -7], Tito Livio [-58 ⁀ -17]. </text:p>
      <text:p text:style-name="Text_20_body">Nos cita vocabulos raro et antiquo per nomine de auctores:</text:p>
      <text:p text:style-name="Text_20_body">Plauto [-255 ⁀ -183], Terentio [-184 ⁀ -158], M. Catone [-236 ⁀ -141], Varrone M. Ter. [-115 ⁀ -28]. </text:p>
      <text:p text:style-name="Text_20_body">100 indica vocabulo de primo seculo: Hygino [-63 ⁀ 16], Seneca rhetore [-60 ⁀ 30], Phædro [-29 ⁀ 44], Apicio [0? ⁀ 50], Seneca Phil. [2 ⁀ 65], Asconio Pedano [3 ⁀ 88], Juvenale [? ⁀ 55], Plinio majore [23 ⁀ 79], Quintiliano [35 ⁀ 118], Martiale [43 ⁀ 104], Statio [45 ⁀ 96], Tacito [55 ⁀ 120], Pinio minore [62 ⁀ 110], Cornelio Celsio, Columella, Curtio Rufo, Mela, Velleio Paterculo, Valerio, Vitruvio Pollione.  </text:p>
      <text:p text:style-name="Text_20_body">200 indica secundo seculo: Frontino [40 ⁀ 103], Silio Italico [25 ⁀ 101], Suetonio [75 ⁀ 160], Apuleio [120 ⁀ ?], Floro, Gellio. </text:p>
      <text:p text:style-name="Text_20_body">300 indica: Tertulliano [150 ⁀ 230], Ulpiano [170 ⁀ 218], Cypriano [200 ⁀ 257], Festo, Lampridio, Nonio Marcello, Papiniano, Paulo Jurisconsulto, Pomponio, Mamertino. </text:p>
      <text:p text:style-name="Text_20_body">400 indica: Lactantio [225 ⁀ 325], Ausonio [310 ⁀ 395], Arnobio [327 ⁀ ?], Ammiano Marcellino [330 ⁀ 400], Hieronymo [346 ⁀ 420], Augustino [354 ⁀ 430], Firmico Materno, Palladio, Prisciano, Vegetio; Biblia. </text:p>
      <text:p text:style-name="Text_20_body">500 indica: Prudentio [348 ⁀ 410], Sulpicio Severo [365 ⁀ 425], Avieno (proconsule in Africa in anno 346), Macrobio (proconsule in Africa in anno 410), Sidonio Apollinare [430 ⁀ 480], Codice Theodosiano [438], Cælio Aureliano, Capella, Claudiano, Marcello Empirico, Rutilio Namatiano, Scribonio, Victore Aurelio. </text:p>
      <text:p text:style-name="Text_20_body">600 indica: Boethio [455 ⁀ 524], Cassiodoro [480 ⁀ 575], Digestorum l. L. [530 ⁀ 533], Codice Justiniano [534], Venantio Fortunato [535 ⁀ 600], Servio, Paulo Nolano. </text:p>
      <text:p text:style-name="Text_20_body">700 indica: Isidoro de Sevilla [570 ⁀ 636]. </text:p>
      <text:p text:style-name="Text_20_body">[p. xiv] M indica latino de medio ævo, que resulta ex documentos scripto, aut ex existentia de vocabulos in linguas romano. Illos es tracto ex G. KOERTING,   <text:span text:style-name="T5">Lateinisch-Romanisches Wœrterbuch</text:span>, Paderborn, 1907. </text:p>
      <text:p text:style-name="Text_20_body">N, Latino novo, es latino in usu in scientia (philosophia, mathematica, medicina, chemia, botanica, etc. ) usque ad nos. Consta ex novo acceptione de vocabulos antiquo, de compositos novo, de vocabulos græco, arabo, etc. </text:p>
      <text:p text:style-name="Text_20_body"><text:soft-page-break/>Vocabulos cum nullo indicatione, es latino de medio ævo, aut latino moderno. </text:p>
      <text:p text:style-name="Text_20_body">Ultra vocabulos latino in sensu stricto, id es latino classico, et latino in sensu lato, que include latino novo, existe plure vocabulo internationale non latino; illos constitue uno decimo de vocabulario totale in nostro præcedente editione, et in vocabulario de Basso. Nos spera de publica in supplemento, vocabulos de isto specie. </text:p>
      <text:p text:style-name="Text_20_body"/>
      <text:p text:style-name="P6"><text:bookmark text:name="italiano"/>IV.  –  <text:span text:style-name="T1">ITALIANO</text:span> </text:p>
      <text:p text:style-name="Text_20_body">Nos stude solo vocabulos internationale. Forma originale, mutato in Ital. populare, sæpe mane in derivatos que nos cita. </text:p>
      <text:p text:style-name="Text_20_body">Signo  ⊃  significa « genera ». </text:p>
      <text:p text:style-name="Text_20_body">Lat.  æ  ⊃  e : æquo  ⊃  equo,  eguale. Mane in D.  Aequator. </text:p>
      <text:list xml:id="list1505773168" text:style-name="L8">
        <text:list-item>
          <text:p text:style-name="P67">au  ⊃  o : auro  ⊃  oro aureo, laude  ⊃  lode laudatorio,  aut  ⊃  o. </text:p>
        </text:list-item>
        <text:list-item>
          <text:p text:style-name="P67"> »  ⊃  a : ausculta  ⊃  ascolta auscultazione. </text:p>
        </text:list-item>
        <text:list-item>
          <text:p text:style-name="P67"> »  ⊃  u : audi  ⊃  ode udire esaudire,  avi  ⊃  augello uccello aviazione. </text:p>
        </text:list-item>
        <text:list-item>
          <text:p text:style-name="P67">b inter vocales  ⊃  v : proba  ⊃  prova probabile, debe  ⊃  deve debito. </text:p>
        </text:list-item>
        <text:list-item>
          <text:p text:style-name="P67">cl gl pl bl fl  ⊃  chi ghi pi bi fi : clama  ⊃  chiama reclama,  plus  ⊃  più plurale,  flore  ⊃  fiore florido, oculo  ⊃  occhio oculare. </text:p>
        </text:list-item>
        <text:list-item>
          <text:p text:style-name="P67">ct pt  ⊃  tt : nocte  ⊃  notte, septem  ⊃  sette. Mane in F. nocturne. </text:p>
        </text:list-item>
        <text:list-item>
          <text:p text:style-name="P67">di ante vocale  ⊃  gi : diurno  ⊃  giorno diurno, hodie  ⊃  oggi. </text:p>
        </text:list-item>
        <text:list-item>
          <text:p text:style-name="P67">e cum accentu  ⊃  ie : pede  ⊃  piede pedale,  sede  ⊃  siede sedere. </text:p>
        </text:list-item>
        <text:list-item>
          <text:p text:style-name="P67">gr post vocale  ⊃  r : nigro  ⊃  nero denigra, integro  ⊃  intero integrale. </text:p>
        </text:list-item>
        <text:list-item>
          <text:p text:style-name="P67">h evanesce : hora : ora, F.  heure horaire. </text:p>
        </text:list-item>
        <text:list-item>
          <text:p text:style-name="P67">i breve  ⊃  e : vide  ⊃  vede evidente, time  ⊃  teme timido. </text:p>
        </text:list-item>
        <text:list-item>
          <text:p text:style-name="P67">j  ⊃  gi : jace  ⊃  giace adjacente,  jugo  ⊃  giogo conjuge. </text:p>
        </text:list-item>
        <text:list-item>
          <text:p text:style-name="P67">li  ⊃  gli : filio  ⊃  figlio filiale, familia  ⊃  famiglia familiare. </text:p>
        </text:list-item>
        <text:list-item>
          <text:p text:style-name="P67">ns  ⊃  s : mense  ⊃  mese mensile. </text:p>
        </text:list-item>
        <text:list-item>
          <text:p text:style-name="P67">o cum accentu  ⊃  uo : novo  ⊃  nuovo novità. </text:p>
        </text:list-item>
        <text:list-item>
          <text:p text:style-name="P67">o  ⊃  u : longo  ⊃  lungo longitudine. </text:p>
        </text:list-item>
        <text:list-item>
          <text:p text:style-name="P67">ph  ⊃  f : philosopho  ⊃  filosofo, F.  philosophe. </text:p>
        </text:list-item>
        <text:list-item>
          <text:p text:style-name="P67">q  ⊃  c : quinque  ⊃  cinque quinto,  que  ⊃  che quale. </text:p>
        </text:list-item>
        <text:list-item>
          <text:p text:style-name="P67">q post vocale  ⊃  g : æquale  ⊃  eguale equatore, seque  ⊃  segue sequela. </text:p>
        </text:list-item>
        <text:list-item>
          <text:p text:style-name="P67">s finale  ⊃  i : homines  ⊃  uomini, montes  ⊃  monti, nos  ⊃  noi, nostro, vos  ⊃  voi vostro, tu das  ⊃  tu dai, stas  ⊃  stai, post  ⊃  poi postero, sex  ⊃  sei sesto, Mane in F. </text:p>
        </text:list-item>
        <text:list-item>
          <text:p text:style-name="P67"><text:soft-page-break/>ti ante vocale  ⊃  zi : nato natione  ⊃  nato nazione. Mane in F. </text:p>
        </text:list-item>
        <text:list-item>
          <text:p text:style-name="P67">u  ⊃  o : multo  ⊃  molto multiplo,  ubi  ⊃  ove ubiquità, sinu  ⊃  seno [p. xv] sinuso, manu  ⊃  mano manuale, cornu  ⊃  corno cornuto, usu  ⊃  usousuale, minus  ⊃  meno minuscolo. </text:p>
        </text:list-item>
        <text:list-item>
          <text:p text:style-name="P67">x  ⊃  s : examen  ⊃  esame, F. examen. </text:p>
        </text:list-item>
        <text:list-item>
          <text:p text:style-name="P17">y  ⊃  i : physica  ⊃  fisica, F. physique. </text:p>
        </text:list-item>
      </text:list>
      <text:p text:style-name="Text_20_body">Italiano supprime consonantes finale: et  ⊃  e, aut  ⊃  o, fac  ⊃  fa faccio, novem  ⊃  nove novembre. </text:p>
      <text:p text:style-name="Text_20_body">Duplica consonantes: lege  ⊃  legge legale, fuge  ⊃  fugge fuga. </text:p>
      <text:p text:style-name="Text_20_body">Et simplifica in: commodo commune, F. commode commun. </text:p>
      <text:p text:style-name="P6"><text:bookmark text:name="français"/>V.  –  <text:span text:style-name="T1">FRANÇAIS</text:span> </text:p>
      <text:p text:style-name="Text_20_body">Vocabularios de linguas moderno non es concordante. Nos conveni que uno vocabulo es français, si es scripto in libro:</text:p>
      <text:p text:style-name="Text_20_body">LE LAROUSSE POUR TOUS,   <text:span text:style-name="T5">Noveau dictionnaire encyclopédique publié sous la direction de Claude Augé. </text:span>Paris (2000 paginas). </text:p>
      <text:p text:style-name="Text_20_body">Vocabularios plus amplo, p. ex. de Littré, contine vocabulos nimis raro. Vocabularios minus amplo non contine terminos scientifico. </text:p>
      <text:p text:style-name="Text_20_body">Français muta in e aut suprime vocale finale de latino:</text:p>
      <text:p text:style-name="Text_20_body">luna  ⊃  lune lunatique, longo  ⊃  long, globo  ⊃  globe, manu  ⊃  main manuel, sinu  ⊃  sein sinueux. </text:p>
      <text:list xml:id="list616480635" text:style-name="L9">
        <text:list-item>
          <text:p text:style-name="P68">a : amare  ⊃  aimer aimable amabilité, mari  ⊃  mer maritime, cane  ⊃  chien canin. </text:p>
        </text:list-item>
        <text:list-item>
          <text:p text:style-name="P68">au : auro  ⊃  or aurifère </text:p>
        </text:list-item>
        <text:list-item>
          <text:p text:style-name="P68">b : libro  ⊃  livre libraire </text:p>
        </text:list-item>
        <text:list-item>
          <text:p text:style-name="P68">ca  ⊃  ch : cane  ⊃  chien canin </text:p>
        </text:list-item>
        <text:list-item>
          <text:p text:style-name="P68">d : audire  ⊃  ouïr audience </text:p>
        </text:list-item>
        <text:list-item>
          <text:p text:style-name="P68">e : pede  ⊃  pied pédestre, sex  ⊃  six sextant, credere  ⊃  croire crédit </text:p>
        </text:list-item>
        <text:list-item>
          <text:p text:style-name="P68">i : minus  ⊃  moins minuscule </text:p>
        </text:list-item>
        <text:list-item>
          <text:p text:style-name="P68">l : falso  ⊃  faux, alto  ⊃  haut. </text:p>
        </text:list-item>
        <text:list-item>
          <text:p text:style-name="P68">o : proba  ⊃  preeuve, flore  ⊃  fleur, bove  ⊃  bœuf. </text:p>
        </text:list-item>
        <text:list-item>
          <text:p text:style-name="P68"> »  nos  ⊃  nous, amore  ⊃  amour. </text:p>
        </text:list-item>
        <text:list-item>
          <text:p text:style-name="P68">s : spatio  ⊃  espace,  stude  ⊃  étudie. </text:p>
        </text:list-item>
        <text:list-item>
          <text:p text:style-name="P18">u : duo  ⊃  deux, mundo  ⊃  monde, jungere  ⊃  joindre, lupo  ⊃  loup. </text:p>
        </text:list-item>
      </text:list>
      <text:p text:style-name="Text_20_body">Vide: G.  Kolowrat,   <text:span text:style-name="T5">Discussiones</text:span> 1911, pag. 61, et orthographia de <text:soft-page-break/>Hispanico, H.  Pascale, in Córdoba (Republ. Argentina),   <text:span text:style-name="T5">Disc. </text:span>1911. </text:p>
      <text:p text:style-name="P6"><text:bookmark text:name="english"/>VI. –  <text:span text:style-name="T1">ENGLISH</text:span> </text:p>
      <text:p text:style-name="Text_20_body">Nos adopta:</text:p>
      <text:p text:style-name="Text_20_body">WEBSTER,   <text:span text:style-name="T5">Dictionary of the English language</text:span> (numeroso editione). </text:p>
      <text:p text:style-name="Text_20_body"><text:span text:style-name="T5">The Concise Oxford Dictionary of Current English</text:span>, 1912. </text:p>
      <text:p text:style-name="Text_20_body">Vocabulario Anglo es in majore parte latino, vocabulario de Webster, editione de 1861, contine 80000 vocabulo, de que 55000 es græco-latino, 22000 es germanico, et cetero es vario. </text:p>
      <text:p text:style-name="Text_20_body">Vocabulos latino corresponde ad anglo ex germanico per regulas:</text:p>
      <text:list xml:id="list1419518248" text:style-name="L10">
        <text:list-item>
          <text:p text:style-name="P69">ā || a : mater || mother, frater || brother, naso || nose. </text:p>
        </text:list-item>
        <text:list-item>
          <text:p text:style-name="P69">b cum r || d : barba || beard, rubro || red, uber || udder, verbo || word, </text:p>
        </text:list-item>
        <text:list-item>
          <text:p text:style-name="P69">[p. xvi] c || h : capite head,  centum hundred,  colle hill,  corde heart,  cornu,  horn. </text:p>
        </text:list-item>
        <text:list-item>
          <text:p text:style-name="P69">» medio || gh, y : luce light, nocte night, octo eight, oculo eye. </text:p>
        </text:list-item>
        <text:list-item>
          <text:p text:style-name="P69">d || t : dente tooth,  duo two,  decem ten, pede foot, corde heart, ede eat, ad at. </text:p>
        </text:list-item>
        <text:list-item>
          <text:p text:style-name="P69">d || S.  dh || A.  d : medio || middle </text:p>
        </text:list-item>
        <text:list-item>
          <text:p text:style-name="P69">f || S.  bh || A.  b : fora bore,  frater brother,  fer bear,  fi be,  flore bloom,  frange break. </text:p>
        </text:list-item>
        <text:list-item>
          <text:p text:style-name="P69">f || S.  dh || A.  d : fac do,  foris door. </text:p>
        </text:list-item>
        <text:list-item>
          <text:p text:style-name="P69">g || k, c : genu knee,  gno know, jugo yoke,  grano corn,  gelido cold. </text:p>
        </text:list-item>
        <text:list-item>
          <text:p text:style-name="P69">n ante t u s evanesce : dente tooth, quinque five,  nos us. </text:p>
        </text:list-item>
        <text:list-item>
          <text:p text:style-name="P69">p || f : pater father,  pede foot,  per for,  pisce fish, lupo wolf. </text:p>
        </text:list-item>
        <text:list-item>
          <text:p text:style-name="P69">qu || f, v, wh : quatuor four,  quinque five,  que who. </text:p>
        </text:list-item>
        <text:list-item>
          <text:p text:style-name="P69">t || th : tres three,  tu thou,  te thee, dente tooth, pater father, mater mother, frater brother. </text:p>
        </text:list-item>
        <text:list-item>
          <text:p text:style-name="P19">t medio || d : vento wind, mente mind, capite head, centum hundred. </text:p>
        </text:list-item>
      </text:list>
      <text:p text:style-name="Text_20_body">Vide : L.  Orsatti in Philadelphia,   <text:span text:style-name="T5">Discuss. </text:span>1911 pag. 92. </text:p>
      <text:p text:style-name="P6"><text:bookmark text:name="deutsch"/>VII.  – <text:span text:style-name="T1">DEUTSCH</text:span> </text:p>
      <text:p text:style-name="Text_20_body">Nos seque: </text:p>
      <text:p text:style-name="Text_20_body">A. HEMME,   <text:span text:style-name="T5">Das lateinische Sprachmaterial im Wortschatze der deutschen, französischen ung englischen Sprache</text:span>. Leipzig, 1904. </text:p>
      <text:p text:style-name="Text_20_body">F. PETRI,   <text:span text:style-name="T5">Handbuch der Fremdwœrter</text:span>, München, 1910. </text:p>
      <text:p text:style-name="Text_20_body"><text:soft-page-break/>Deutsch, aut Germanico moderno, contine, in vocabulario, numeroso vocabulo tracto ex latino, aut ex linguas neolatino, in tempore moderno. Illos, vocato « Fremdwörter » aut « vocabulos externo », habe sympathia de scientiatos et commerciantes, habe antipathia de puristas, et es noto ad toto publico germanico. </text:p>
      <text:p text:style-name="Text_20_body">In tempore plus antiquo, usque ad imperio Romano, D. deriva 2300 voce ex latino, per exemplo:</text:p>
      <text:list xml:id="list2388169613" text:style-name="L11">
        <text:list-item>
          <text:p text:style-name="P70">L. fenestra  muro  palatio  moneta  rosa  lilio  falso  curto  angelo </text:p>
        </text:list-item>
        <text:list-item>
          <text:p text:style-name="P20">D. Fenster  Mauer  Palast  Münze  Rose  Lilie  falsch  kurz  Engel </text:p>
        </text:list-item>
      </text:list>
      <text:p text:style-name="Text_20_body">Antiquo sono de ce ci mane in:</text:p>
      <text:list xml:id="list1950657385" text:style-name="L12">
        <text:list-item>
          <text:p text:style-name="P71">L. bacino  Cæsare  calce  carcere  cellario  ceraso  cicere  cista  pice </text:p>
        </text:list-item>
        <text:list-item>
          <text:p text:style-name="P21">D. Becken  Kaiser  Kalk  Kelch  Kerker  Keller  Kirscher  Kicher  Kiste  Pech. </text:p>
        </text:list-item>
      </text:list>
      <text:p text:style-name="Text_20_body">D. habe circa 600 voce ex Indo-Europæo commune cum latino. Homo que cognosce uno lingua neolatino et stude uno lingua germanico, aut viceversa, debe cognosce correspondentia sequente. </text:p>
      <text:list xml:id="list3022317340" text:style-name="L13">
        <text:list-item>
          <text:p text:style-name="P72">a || a : ab ab,  agro Acker,  armo Arm,  axi Achse, barba Bart, pater Vater. </text:p>
        </text:list-item>
        <text:list-item>
          <text:p text:style-name="P72">a longo || u : mater Mutter, frater Bruder, fago Buche. </text:p>
        </text:list-item>
        <text:list-item>
          <text:p text:style-name="P72">a ante syllaba cum i || æ, e : anati(um) Ente, mari Meer, lacrima Zæhre, et in tempore historico, L.  asino  ⊃  D.  Esel. </text:p>
        </text:list-item>
        <text:list-item>
          <text:p text:style-name="P72">b cum r || t : barba Bart, rubro rot, verbo Wort, ubere Euter. </text:p>
        </text:list-item>
        <text:list-item>
          <text:p text:style-name="P72">c initiale || h : cane Hun(d),  capite Haupt,  cela hehlen,  cent(um) hund(ert),  collo Hals,  corde Herz,  cornu Horn. </text:p>
        </text:list-item>
        <text:list-item>
          <text:p text:style-name="P72">[p. xvii] c medio : decem zehn, pecu Vieh, pisce Fisch, luce Lich(t), nocte Nacht, octo acht, duc ziehe, dic zeige, oc(ulo) Auge, preca frage. </text:p>
        </text:list-item>
        <text:list-item>
          <text:p text:style-name="P72">d || z : dente Zahn,  duo zwei,  decem zehn,  dic zeige,  duc ziehe, corde Herz, pede Fuss, ede esse(n), quod was. </text:p>
        </text:list-item>
        <text:list-item>
          <text:p text:style-name="P72">d medio, si deriva ex E.  dh, || t : medio Mitte, vidua Witwe. </text:p>
        </text:list-item>
        <text:list-item>
          <text:p text:style-name="P72">e ante syllaba cum i || i : L.  est, G.  esti || D.  ist ; medio Mitte; et in tempore historico, L. mespilo  ⊃  D. Mispel. </text:p>
        </text:list-item>
        <text:list-item>
          <text:p text:style-name="P72">f initiale, || S.  bh, || b : fora bohren,  frater Bruder,  frange brechen. </text:p>
        </text:list-item>
        <text:list-item>
          <text:p text:style-name="P72"> » = S.  dh || t : fa(c) tu(n),  foris Tür. </text:p>
        </text:list-item>
        <text:list-item>
          <text:p text:style-name="P72">g || k : gelu kal(t),  genu Knie,  gno(sce) kenn(en),  grano Korn,  gula Kehle,  gusta kosten, ego ich, jugo Joch. </text:p>
        </text:list-item>
        <text:list-item>
          <text:p text:style-name="P72">h || g : heri gestern,  hordeo Gerste,  horto Garten,  hoste Gast, vehe (be)wege. </text:p>
        </text:list-item>
        <text:list-item>
          <text:p text:style-name="P72">i || i : in in, pisce fisch. </text:p>
        </text:list-item>
        <text:list-item>
          <text:p text:style-name="P72">j || j : jugo Joch,  juvene jung. </text:p>
        </text:list-item>
        <text:list-item>
          <text:p text:style-name="P72"><text:soft-page-break/>l || l : linge lecken. </text:p>
        </text:list-item>
        <text:list-item>
          <text:p text:style-name="P72">m || m : mater Mutter,  mus Maus. </text:p>
        </text:list-item>
        <text:list-item>
          <text:p text:style-name="P72">n || n : naso Nase,  nepote Neffe,  nos uns. </text:p>
        </text:list-item>
        <text:list-item>
          <text:p text:style-name="P72">ŏ || a : octo acht, longo lang, nocte Nacht, nomen Name, quod was. </text:p>
        </text:list-item>
        <text:list-item>
          <text:p text:style-name="P72">p || f, v : pater Vater,  pede Fuss,  pelle Fell,  pisce Fisch,  preca frage. </text:p>
        </text:list-item>
        <text:list-item>
          <text:p text:style-name="P72">qu || f, w : quarto vierte,  quinque fünf,  quod was. </text:p>
        </text:list-item>
        <text:list-item>
          <text:p text:style-name="P72">r || r : recto recht. </text:p>
        </text:list-item>
        <text:list-item>
          <text:p text:style-name="P72">s || s : sale Salz,  sede sitze,  semen Same,  sorore Schwester. </text:p>
        </text:list-item>
        <text:list-item>
          <text:p text:style-name="P72">sp || sp : spue speie(n),  stella Stern. </text:p>
        </text:list-item>
        <text:list-item>
          <text:p text:style-name="P72">t || d : tres drei,  tu du, vento Wind. </text:p>
        </text:list-item>
        <text:list-item>
          <text:p text:style-name="P22">v || w : vento Wind,  vero wahr,  vol wollen. </text:p>
        </text:list-item>
      </text:list>
      <text:p text:style-name="Text_20_body">Vide J. B.  Pinth, die Internationale Hilfssprache Interlingua, 1911. </text:p>
      <text:p text:style-name="P6"><text:bookmark text:name="synonymos"/>VIII. –  <text:span text:style-name="T1">SYNONYMOS et VOCABULOS GRAMMATICALE</text:span> </text:p>
      <text:p text:style-name="Text_20_body">De plure vocabulo nos da synonymo plus aut minus exacto. Nos exprime vocabulos de latino mortuo per vocabulos vivo, et vocabulos novo per latino classico, quando es possibile. </text:p>
      <text:p text:style-name="Text_20_body">Vocabulos internationale aut es radices simplice, aut derivatos. </text:p>
      <text:p text:style-name="Text_20_body">Derivatione facto per suffixos, pote etiam es facto per vocabulos disjuncto. Nos scribe spatiato synonymos que habe idem radice, et da etymologia de vocabulo. Exemplo :</text:p>
      <text:list xml:id="list2116376038" text:style-name="L14">
        <text:list-item>
          <text:p text:style-name="P73">australe  = de austro, furioso  = cum furia, </text:p>
        </text:list-item>
        <text:list-item>
          <text:p text:style-name="P73">studente  = que stude, audace  = que aude, </text:p>
        </text:list-item>
        <text:list-item>
          <text:p text:style-name="P23">amato  = quem ama,  acto  = quem age,  misso  = quem mitte. </text:p>
        </text:list-item>
      </text:list>
      <text:p text:style-name="Text_20_body">Pro exprime omni derivato, per vocabulos disjuncto, nos adopta vocabulos sequente. </text:p>
      <text:p text:style-name="Text_20_body">to (vide Vocabulario) indica « statu » de verbo :</text:p>
      <text:list xml:id="list2136863844" text:style-name="L15">
        <text:list-item>
          <text:p text:style-name="P74">timore  = to time, origine  = to ori, gaudio  = to gaude, </text:p>
        </text:list-item>
        <text:list-item>
          <text:p text:style-name="P74">ton indica « actione » de verbo : « amputatione  = ton amputa » </text:p>
        </text:list-item>
        <text:list-item>
          <text:p text:style-name="P74">significa : « amputatione es actione de amputa ». </text:p>
        </text:list-item>
        <text:list-item>
          <text:p text:style-name="P74">[p. xviii] Resulta: fac amputa <text:span text:style-name="T5">tione</text:span>  = amputa ; </text:p>
        </text:list-item>
        <text:list-item>
          <text:p text:style-name="P24">habe (recipe) amputa <text:span text:style-name="T5">tione</text:span>  = es amputa <text:span text:style-name="T5">to</text:span>. </text:p>
        </text:list-item>
      </text:list>
      <text:p text:style-name="Text_20_body">e (ex Europæo antiquo, augmento græco de  <text:span text:style-name="T5">e-génesse</text:span>) = in præterito. </text:p>
      <text:list xml:id="list988558583" text:style-name="L16">
        <text:list-item>
          <text:p text:style-name="P75">consecuto = que e conseque (Cicerone) </text:p>
        </text:list-item>
        <text:list-item>
          <text:p text:style-name="P25">= quem conseque (Varrone) </text:p>
        </text:list-item>
      </text:list>
      <text:p text:style-name="Text_20_body"><text:soft-page-break/>i (thema de L.   <text:span text:style-name="T5">eo,  ire</text:span>) = in futuro. </text:p>
      <text:list xml:id="list2544000103" text:style-name="L17">
        <text:list-item>
          <text:p text:style-name="P76">Interlingua « illo i lauda » = L. « laudabit » = F. « il va louer ». </text:p>
        </text:list-item>
        <text:list-item>
          <text:p text:style-name="P26">acesce = i ace, fi acido,   laudaturo = que i lauda. </text:p>
        </text:list-item>
      </text:list>
      <text:p text:style-name="Text_20_body">anti (ex græco), indica « contrario », « antonymo »</text:p>
      <text:list xml:id="list2577491442" text:style-name="L18">
        <text:list-item>
          <text:p text:style-name="P77">anticonstitutionale = anti constitutionale, </text:p>
        </text:list-item>
        <text:list-item>
          <text:p text:style-name="P77">bono = anti malo ; malo = anti bono, </text:p>
        </text:list-item>
        <text:list-item>
          <text:p text:style-name="P27">decresce = anti cresce,    discorde = anti concorde. </text:p>
        </text:list-item>
      </text:list>
      <text:p text:style-name="Text_20_body"><text:bookmark text:name="derivatos"/></text:p>
      <text:p text:style-name="P6">IX.  –  <text:span text:style-name="T1">DERIVATOS</text:span> </text:p>
      <text:p text:style-name="Text_20_body">Scriptura: ace  ⊃  aceto, acido, acre</text:p>
      <text:p text:style-name="Text_20_body">Significa: Vocabulo  <text:span text:style-name="T5">ace</text:span> genera  <text:span text:style-name="T5">aceto acido acre. </text:span></text:p>
      <text:p text:style-name="Text_20_body">Sæpe nos scribe derivatos post vocabulo primitivo. </text:p>
      <text:p text:style-name="Text_20_body">Indicatione de derivatos interessa interlinguista, nam plure radice que ut vocabulo disjuncto, es mortuo aut deformato in linguas moderno, vive in derivatos. </text:p>
      <text:p text:style-name="P6"><text:bookmark text:name="etymologia"/>X. –  <text:span text:style-name="T1">ETYMOLOGIA</text:span> </text:p>
      <text:p text:style-name="Text_20_body">Etymologia, aut origine, de vocabulos internationale es scripto in vocabulario etymologico de omni lingua de Europa. Ultra vocabularios citato supra, et illos adoptato in primo editione de isto libro, nos adopta:</text:p>
      <text:list xml:id="list4200425694" text:style-name="L19">
        <text:list-item>
          <text:p text:style-name="P78">M. BRÉAL,   <text:span text:style-name="T5">Dictionnaire étymologique latin. </text:span>Paris, 1902 </text:p>
        </text:list-item>
        <text:list-item>
          <text:p text:style-name="P28">A. WALDE,   <text:span text:style-name="T5">Lateinisches Etymologisches Wörterbuch. </text:span>Heidelberg, 1910. </text:p>
        </text:list-item>
      </text:list>
      <text:p text:style-name="Text_20_body">Et nos supprime indicationes non concordante. </text:p>
      <text:p text:style-name="P6"><text:span text:style-name="T5">Vocabulos composito</text:span> </text:p>
      <text:p text:style-name="Text_20_body">Vocabulo deriva ex unione de duo, scripto in vocabulario: abaliena ⊂ ab aliena</text:p>
      <text:p text:style-name="Text_20_body">aut ex vocabulo plus suffixo (scripto in tabula de suffixos): alienatione ⊂ aliena -tione</text:p>
      <text:p text:style-name="Text_20_body">aut ex præfixo (scripto in vocabulario), et vocabulo: dispone ⊂ dis- pone. </text:p>
      <text:p text:style-name="Text_20_body"><text:soft-page-break/>Uno aut plure littera, que nos scribe inter parenthesi, evanesce in compositione: acido ⊂ ac(e) -ido, aciditate ⊂ acid(o) -itate; ætate ⊂ æ(vo) -tate; absente ⊂ ab (e)s -ente. </text:p>
      <text:p text:style-name="Text_20_body">      <text:span text:style-name="T6">Ex Græco</text:span><text:span text:style-name="T3"> </text:span></text:p>
      <text:p text:style-name="Text_20_body">Vocabulo græco, unde deriva vocabulos internationale, es citato sub forma scripto in vocabularios ad usu de schola (nominativo de nomine, persona primo de verbo). Illos es sæpe transcripto cum lege sequente:</text:p>
      <text:p text:style-name="Quotations">α a,  β b,  γ g,  δ d,  ε e,  ζ z,  η ē,  θ th,  ι i,  κ c,  λ l,  μ m,  ν n,  ξ x,  ο o,  [p. xix] π p,  ρ r,  ς σ s,  τ t,  υ y,  φ ph,  χ ch,  ψ ps,  ω ō; αι æ,  ει ei,  οι œ,  αυ au,  ευ eu,  ου u; ἀ ἐ … ἁ ἑ … (initiales) a e … ha he …;  ά … ή ώ, á … ḗ ṓ, ᾶ ῆ ῖ ῶ, â ê î ô, ᾳ ῃ ῳ āi ēi ōi,  … ῥ rh,  γγ ng,  γκ nc,  γχ nch. </text:p>
      <text:p text:style-name="Text_20_body">Transcriptione in latino de vocabulos græco es conforme ad regulas præcedente; sed tace accentu, et signo de vocale longo; et muta  <text:span text:style-name="T5">ei ie</text:span> aut  <text:span text:style-name="T5">i. </text:span></text:p>
      <text:p text:style-name="Text_20_body">Nos semper scribe thema græco in alphabeto latino; thema græco differ ab vocabulo græco per absentia de accentu. </text:p>
      <text:p text:style-name="Text_20_body">      <text:span text:style-name="T6">Ex Europæo antiquo</text:span><text:span text:style-name="T3"> </text:span></text:p>
      <text:p text:style-name="Text_20_body">Historia de vocabulos, ab linguas moderno ad latino et græco, resulta ex numeroso documento scripto. Origine ulteriore es phantasia, usque ad reconstructione de Europæo antiquo. Per definitione, omni elemento linguistico commune ad duo ex linguas: latino, græco, celto, germano, slavo, es Europæo: et si illo es commune ad perso et sanscrito, es vocato Indo-europæo (aut Indo-germanico ab Germanos de 1800). </text:p>
      <text:p text:style-name="Text_20_body">Isto studio interessa interlinguista pro vocabulos que per duo via differente perveni ad linguas moderno, per exemplo ad latino et græco internationale, latino et germanico, latino et russo. Nos adde græco mortuo et sanscrito, quando illos contribue ad explicatione.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G"/>
        <table:table-column table:style-name="Table1.E" table:number-columns-repeated="2"/>
        <table:table-column table:style-name="Table1.A"/>
        <table:table-column table:style-name="Table1.E" table:number-columns-repeated="2"/>
        <table:table-column table:style-name="Table1.D"/>
        <table:table-column table:style-name="Table1.E" table:number-columns-repeated="2"/>
        <table:table-column table:style-name="Table1.A"/>
        <table:table-column table:style-name="Table1.E"/>
        <table:table-column table:style-name="Table1.R"/>
        <table:table-row>
          <table:table-cell table:style-name="Table1.A1" office:value-type="string">
            <text:p text:style-name="Table_20_Contents"><text:span text:style-name="T7">S.</text:span> </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Table_20_Contents"><text:span text:style-name="T7">G.</text:span> </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Table_20_Contents"><text:span text:style-name="T7">L.</text:span> </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Table_20_Contents"><text:span text:style-name="T7">A.</text:span> </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Table_20_Contents"><text:span text:style-name="T7">D.</text:span> </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Table_20_Contents"><text:span text:style-name="T7">R.</text:span> </text:p>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Table_20_Contents"><text:span text:style-name="T7">p</text:span> </text:p>
          </table:table-cell>
          <table:table-cell table:style-name="Table1.A1" office:value-type="string">
            <text:p text:style-name="Table_20_Contents"><text:span text:style-name="T7">b</text:span> </text:p>
          </table:table-cell>
          <table:table-cell table:style-name="Table1.A1" office:value-type="string">
            <text:p text:style-name="Table_20_Contents"><text:span text:style-name="T7">bh</text:span> </text:p>
          </table:table-cell>
          <table:table-cell table:style-name="Table1.A1" office:value-type="string">
            <text:p text:style-name="Table_20_Contents"><text:span text:style-name="T7">p</text:span> </text:p>
          </table:table-cell>
          <table:table-cell table:style-name="Table1.A1" office:value-type="string">
            <text:p text:style-name="Table_20_Contents"><text:span text:style-name="T7">b</text:span> </text:p>
          </table:table-cell>
          <table:table-cell table:style-name="Table1.A1" office:value-type="string">
            <text:p text:style-name="Table_20_Contents"><text:span text:style-name="T7">ph</text:span> </text:p>
          </table:table-cell>
          <table:table-cell table:style-name="Table1.A1" office:value-type="string">
            <text:p text:style-name="Table_20_Contents"><text:span text:style-name="T7">p</text:span> </text:p>
          </table:table-cell>
          <table:table-cell table:style-name="Table1.A1" office:value-type="string">
            <text:p text:style-name="Table_20_Contents"><text:span text:style-name="T7">b</text:span> </text:p>
          </table:table-cell>
          <table:table-cell table:style-name="Table1.A1" office:value-type="string">
            <text:p text:style-name="Table_20_Contents"><text:span text:style-name="T7">f</text:span> </text:p>
          </table:table-cell>
          <table:table-cell table:style-name="Table1.A1" office:value-type="string">
            <text:p text:style-name="Table_20_Contents"><text:span text:style-name="T7">f</text:span> </text:p>
          </table:table-cell>
          <table:table-cell table:style-name="Table1.A1" office:value-type="string">
            <text:p text:style-name="Table_20_Contents"><text:span text:style-name="T7">p</text:span> </text:p>
          </table:table-cell>
          <table:table-cell table:style-name="Table1.A1" office:value-type="string">
            <text:p text:style-name="Table_20_Contents"><text:span text:style-name="T7">b</text:span> </text:p>
          </table:table-cell>
          <table:table-cell table:style-name="Table1.A1" office:value-type="string">
            <text:p text:style-name="Table_20_Contents"><text:span text:style-name="T7">f</text:span> </text:p>
          </table:table-cell>
          <table:table-cell table:style-name="Table1.A1" office:value-type="string">
            <text:p text:style-name="Table_20_Contents"><text:span text:style-name="T7">p</text:span> </text:p>
          </table:table-cell>
          <table:table-cell table:style-name="Table1.A1" office:value-type="string">
            <text:p text:style-name="Table_20_Contents"><text:span text:style-name="T7">b</text:span> </text:p>
          </table:table-cell>
          <table:table-cell table:style-name="Table1.A1" office:value-type="string">
            <text:p text:style-name="Table_20_Contents"><text:span text:style-name="T7">p</text:span> </text:p>
          </table:table-cell>
          <table:table-cell table:style-name="Table1.A1" office:value-type="string">
            <text:p text:style-name="Table_20_Contents"><text:span text:style-name="T7">b</text:span> </text:p>
          </table:table-cell>
          <table:table-cell table:style-name="Table1.A1" office:value-type="string">
            <text:p text:style-name="Table_20_Contents"><text:span text:style-name="T7">b</text:span> </text:p>
          </table:table-cell>
        </table:table-row>
        <table:table-row>
          <table:table-cell table:style-name="Table1.A1" office:value-type="string">
            <text:p text:style-name="Table_20_Contents"><text:span text:style-name="T7">t</text:span> </text:p>
          </table:table-cell>
          <table:table-cell table:style-name="Table1.A1" office:value-type="string">
            <text:p text:style-name="Table_20_Contents"><text:span text:style-name="T7">d</text:span> </text:p>
          </table:table-cell>
          <table:table-cell table:style-name="Table1.A1" office:value-type="string">
            <text:p text:style-name="Table_20_Contents"><text:span text:style-name="T7">dh</text:span> </text:p>
          </table:table-cell>
          <table:table-cell table:style-name="Table1.A1" office:value-type="string">
            <text:p text:style-name="Table_20_Contents"><text:span text:style-name="T7">t</text:span> </text:p>
          </table:table-cell>
          <table:table-cell table:style-name="Table1.A1" office:value-type="string">
            <text:p text:style-name="Table_20_Contents"><text:span text:style-name="T7">d</text:span> </text:p>
          </table:table-cell>
          <table:table-cell table:style-name="Table1.A1" office:value-type="string">
            <text:p text:style-name="Table_20_Contents"><text:span text:style-name="T7">th</text:span> </text:p>
          </table:table-cell>
          <table:table-cell table:style-name="Table1.A1" office:value-type="string">
            <text:p text:style-name="Table_20_Contents"><text:span text:style-name="T7">t</text:span> </text:p>
          </table:table-cell>
          <table:table-cell table:style-name="Table1.A1" office:value-type="string">
            <text:p text:style-name="Table_20_Contents"><text:span text:style-name="T7">d</text:span> </text:p>
          </table:table-cell>
          <table:table-cell table:style-name="Table1.A1" office:value-type="string">
            <text:p text:style-name="Table_20_Contents"><text:span text:style-name="T7">f</text:span> </text:p>
          </table:table-cell>
          <table:table-cell table:style-name="Table1.A1" office:value-type="string">
            <text:p text:style-name="Table_20_Contents"><text:span text:style-name="T7">th</text:span> </text:p>
          </table:table-cell>
          <table:table-cell table:style-name="Table1.A1" office:value-type="string">
            <text:p text:style-name="Table_20_Contents"><text:span text:style-name="T7">t</text:span> </text:p>
          </table:table-cell>
          <table:table-cell table:style-name="Table1.A1" office:value-type="string">
            <text:p text:style-name="Table_20_Contents"><text:span text:style-name="T7">d</text:span> </text:p>
          </table:table-cell>
          <table:table-cell table:style-name="Table1.A1" office:value-type="string">
            <text:p text:style-name="Table_20_Contents"><text:span text:style-name="T7">d</text:span> </text:p>
          </table:table-cell>
          <table:table-cell table:style-name="Table1.A1" office:value-type="string">
            <text:p text:style-name="Table_20_Contents"><text:span text:style-name="T7">z</text:span> </text:p>
          </table:table-cell>
          <table:table-cell table:style-name="Table1.A1" office:value-type="string">
            <text:p text:style-name="Table_20_Contents"><text:span text:style-name="T7">t</text:span> </text:p>
          </table:table-cell>
          <table:table-cell table:style-name="Table1.A1" office:value-type="string">
            <text:p text:style-name="Table_20_Contents"><text:span text:style-name="T7">t</text:span> </text:p>
          </table:table-cell>
          <table:table-cell table:style-name="Table1.A1" office:value-type="string">
            <text:p text:style-name="Table_20_Contents"><text:span text:style-name="T7">d</text:span> </text:p>
          </table:table-cell>
          <table:table-cell table:style-name="Table1.A1" office:value-type="string">
            <text:p text:style-name="Table_20_Contents"><text:span text:style-name="T7">d</text:span> </text:p>
          </table:table-cell>
        </table:table-row>
        <table:table-row>
          <table:table-cell table:style-name="Table1.A1" office:value-type="string">
            <text:p text:style-name="Table_20_Contents"><text:span text:style-name="T7">c</text:span> </text:p>
          </table:table-cell>
          <table:table-cell table:style-name="Table1.A1" office:value-type="string">
            <text:p text:style-name="Table_20_Contents"><text:span text:style-name="T7">g’</text:span> </text:p>
          </table:table-cell>
          <table:table-cell table:style-name="Table1.A1" office:value-type="string">
            <text:p text:style-name="Table_20_Contents"><text:span text:style-name="T7">gh</text:span> </text:p>
          </table:table-cell>
          <table:table-cell table:style-name="Table1.A1" office:value-type="string">
            <text:p text:style-name="Table_20_Contents"><text:span text:style-name="T7">c</text:span> </text:p>
          </table:table-cell>
          <table:table-cell table:style-name="Table1.A1" office:value-type="string">
            <text:p text:style-name="Table_20_Contents"><text:span text:style-name="T7">g</text:span> </text:p>
          </table:table-cell>
          <table:table-cell table:style-name="Table1.A1" office:value-type="string">
            <text:p text:style-name="Table_20_Contents"><text:span text:style-name="T7">ch</text:span> </text:p>
          </table:table-cell>
          <table:table-cell table:style-name="Table1.A1" office:value-type="string">
            <text:p text:style-name="Table_20_Contents"><text:span text:style-name="T7">c</text:span> </text:p>
          </table:table-cell>
          <table:table-cell table:style-name="Table1.A1" office:value-type="string">
            <text:p text:style-name="Table_20_Contents"><text:span text:style-name="T7">g</text:span> </text:p>
          </table:table-cell>
          <table:table-cell table:style-name="Table1.A1" office:value-type="string">
            <text:p text:style-name="Table_20_Contents"><text:span text:style-name="T7">h</text:span> </text:p>
          </table:table-cell>
          <table:table-cell table:style-name="Table1.A1" office:value-type="string">
            <text:p text:style-name="Table_20_Contents"><text:span text:style-name="T7">h</text:span> </text:p>
          </table:table-cell>
          <table:table-cell table:style-name="Table1.A1" office:value-type="string">
            <text:p text:style-name="Table_20_Contents"><text:span text:style-name="T7">c</text:span> </text:p>
          </table:table-cell>
          <table:table-cell table:style-name="Table1.A1" office:value-type="string">
            <text:p text:style-name="Table_20_Contents"><text:span text:style-name="T7">g</text:span> </text:p>
          </table:table-cell>
          <table:table-cell table:style-name="Table1.A1" office:value-type="string">
            <text:p text:style-name="Table_20_Contents"><text:span text:style-name="T7">h</text:span> </text:p>
          </table:table-cell>
          <table:table-cell table:style-name="Table1.A1" office:value-type="string">
            <text:p text:style-name="Table_20_Contents"><text:span text:style-name="T7">k</text:span> </text:p>
          </table:table-cell>
          <table:table-cell table:style-name="Table1.A1" office:value-type="string">
            <text:p text:style-name="Table_20_Contents"><text:span text:style-name="T7">g</text:span> </text:p>
          </table:table-cell>
          <table:table-cell table:style-name="Table1.A1" office:value-type="string">
            <text:p text:style-name="Table_20_Contents"><text:span text:style-name="T7">s</text:span> </text:p>
          </table:table-cell>
          <table:table-cell table:style-name="Table1.A1" office:value-type="string">
            <text:p text:style-name="Table_20_Contents"><text:span text:style-name="T7">z</text:span> </text:p>
          </table:table-cell>
          <table:table-cell table:style-name="Table1.A1" office:value-type="string">
            <text:p text:style-name="Table_20_Contents"><text:span text:style-name="T7">g</text:span> </text:p>
          </table:table-cell>
        </table:table-row>
      </table:table>
      <text:p text:style-name="Text_20_body">Consonantes græco in lineas horizontale 1, 2, 3, es « labiale, dentale, <text:soft-page-break/>gutturale »; lineas verticale 1, 2, 3, es « tenue, medio, aspirato ». verticales 1, 2, 3 de græco es quasi identico ad verticale 2, 3, 1 de anglo. Ce lege es publicato in 1819 ab philologo Grimm 1758⁀1859. </text:p>
      <text:p text:style-name="Text_20_body">Ex præsente libro resulta que nomine de numeros  <text:span text:style-name="T5">uno  duo  tres …… decem  centum</text:span> es E., nam commune ad L. G. A. D. R. S. Etiam:  <text:span text:style-name="T5">me se  te  nos  quod  to  ce ; ab  ad  es  in  per  ne  nunc; es  fi  fac  fer  da  age  dic  i</text:span>; partes de corpore:  <text:span text:style-name="T5">capite  oculo  aure  naso  dente  lingua gula  barba  collo  armo  corde  genu  pede  pelle  ungue ; sol  luna  stella  die  nocte  aurora  vespere  vento  nebula  nive  ros. </text:span></text:p>
      <text:p text:style-name="Text_20_body">Antiquo populo indo-europæo, de que unico documento es lingua, habita in tempore prehistorico, in uno regione apud  <text:span text:style-name="T5">mari, </text:span>ubi es  <text:span text:style-name="T5">nive</text:span> et <text:span text:style-name="T5">gelu, </text:span>defende se ab  <text:span text:style-name="T5">lupo</text:span> et  <text:span text:style-name="T5">urso</text:span>. Apud illo  <text:span text:style-name="T5">vive anate, ansere, cuculo, grue, merula, turdo, sturno.  Mus, musca et vespa</text:span> tormenta illo. </text:p>
      <text:p text:style-name="Text_20_body">Suo familia consta ex  <text:span text:style-name="T5">patre, matre, fratre, sorore, nepote, socero, nuru. </text:span></text:p>
      <text:p text:style-name="Text_20_body">Illo strue  <text:span text:style-name="T5">domo,  coque fruge per igni,  ara agro,  see faba in horto,  mole grano,  mete hordeo et avena,  texe et sue veste ex lana et cannabe, cude aes,  age nave in mari, </text:span>applica  <text:span text:style-name="T5">rotas</text:span> ad  <text:span text:style-name="T5">curru</text:span>. </text:p>
      <text:p text:style-name="Text_20_body"/>
      <text:p text:style-name="Text_20_body"><text:bookmark text:name="grammatica"/>[p. xx]  <text:span text:style-name="T2">GRAMMATICA</text:span><text:span text:style-name="T3"> </text:span></text:p>
      <text:p text:style-name="Text_20_body">« IL. » significa « Interlingua conforme ad deliberationes de Academia 1887-1914 ». Deliberationes de Academia, post 1909, repræsenta opinione de majoritate de 3/4 aut plus de socios, es semper in discussione, et es obligatorio pro nullo. Scriptores de Interlingua, que non seque deliberationes de Academia, es precato de adde rationes. </text:p>
      <text:p text:style-name="Text_20_body">Academia adopta vocabulario internationale, et in modo plus præciso, omni vocabulo latino scripto in vocabulario etymologico de anglo. Nostro libro contine 14000 vocabulo latino-anglo, et resulta que 999 super 1000 de illos es franco et italo, et sæpe habe internationalitate majore. </text:p>
      <text:p text:style-name="Text_20_body">In grammatica nos supprime omni elemento non necessario. Lingua resulta plus intelligibile ad primo visu, de interpretatione plus facile cum auxilio de solo vocabulario, plus limpido et plus logico. </text:p>
      <text:p text:style-name="Text_20_body">Propositiones: « Divide et impera, » « In dubio abstine », « Ubi bene ibi patria », « Nemo propheta in patria », es latino classico, et sine flexione, et omni vocabulo es latino-anglo; ergo es Interlingua. </text:p>
      <text:p text:style-name="Text_20_body"><text:soft-page-break/>Latino « sol fulget »: decompone in thema et suffixo de flexione « sol fulge -t », et sine inutile flexione  <text:span text:style-name="T5">-t</text:span> de persona: IL. « sol fulge ». </text:p>
      <text:p text:style-name="Text_20_body">L. « avis volat », decompone: « avi -s vola -t », et IL. « avi vola ». </text:p>
      <text:p text:style-name="Text_20_body">L. « manus lavat manum », « manu -s lava -t manu -m », et sine flexione  <text:span text:style-name="T5">-s</text:span> de nominativo,   <text:span text:style-name="T5">-m</text:span> de accusativo: IL. « manu lava manu ». </text:p>
      <text:p text:style-name="Text_20_body">Decompositione es plus complicato in:</text:p>
      <text:p text:style-name="Text_20_body">L. « oculus videt, dens edit »; voce  <text:span text:style-name="T5">oculus</text:span> deriva ex  <text:span text:style-name="T5">oculo</text:span> plus  <text:span text:style-name="T5">-s</text:span> de nominativo, que muta finale  <text:span text:style-name="T5">o</text:span> in  <text:span text:style-name="T5">u</text:span>, quod me indica per:  <text:span text:style-name="T5">oculus</text:span>  = <text:span text:style-name="T5">ocul(o) -us</text:span>. </text:p>
      <text:p text:style-name="Text_20_body">Voce  <text:span text:style-name="T5">dens</text:span> resulta ex ablativo  <text:span text:style-name="T5">dente</text:span>, suppresso  <text:span text:style-name="T5">-e</text:span>, addito  <text:span text:style-name="T5">-s</text:span>, que destrue præcedente  <text:span text:style-name="T5">t;</text:span> ergo:  <text:span text:style-name="T5">dens</text:span> = <text:span text:style-name="T5">den(te) -s.</text:span> </text:p>
      <text:p text:style-name="Text_20_body">Tunc propositione fi: « ocul(o) -us vide -t, den(te) -s ed(e) -it », </text:p>
      <text:p text:style-name="Text_20_body">Et sine flexione: « oculo vide, dente ede ». </text:p>
      <text:p text:style-name="Text_20_body">Si suppressione de flexiones produc ambiguitate, et confunde singulare cum plurale, præterito cum futuro, activo cum passivo, tunc transforma propositione in modo que ambiguitate evanesce. </text:p>
      <text:p text:style-name="Text_20_body">Non omni studente de lyceo cognosce thema latino; in phrasi « oculo vide » illo puta que « oculo » es ablativo, « vide » es imperativo, et phrasi es dissonante. Quando lectore in voces « oculo, vide », recognosce thema puro, sine suffixo, tunc admira, in lingua sine grammatica, elegantia de logica cum præcisione et simplicitate de algebra. </text:p>
      <text:p text:style-name="P6"><text:bookmark text:name="casu"/>§ 1. ─ Casu non existe in Interlingua. </text:p>
      <text:p text:style-name="Text_20_body">Suffixo de casu non existe in A. F. H. I. P. Casu latino resulta ex positione, aut per præpositione <text:span text:style-name="T5">de,  ad,  ab,</text:span> . . . . </text:p>
      <text:p text:style-name="Text_20_body">Academia supprime declinatione in 1896. </text:p>
      <text:p text:style-name="Text_20_body"><text:bookmark text:name="plurale"/>[p. xxi]  <text:span text:style-name="T3">§ 2. ─ Plurale es indicato per suffixo  </text:span><text:span text:style-name="T6">-s</text:span><text:span text:style-name="T3">. </text:span></text:p>
      <text:p text:style-name="Text_20_body">Es suffixo Latino de nomin. et acc. Plurale <text:span text:style-name="T5">montes plebes sensus</text:span>, et in acc. Plurale <text:span text:style-name="T5">rosas annos</text:span>, vivente in A. F. <text:span text:style-name="T5">roses</text:span>, H. P. <text:span text:style-name="T5">rosas</text:span>. </text:p>
      <text:p text:style-name="Text_20_body">Italiano muta finale Latino <text:span text:style-name="T5">s</text:span> in <text:span text:style-name="T5">i:</text:span> </text:p>
      <text:list xml:id="list273039648" text:style-name="L20">
        <text:list-item>
          <text:p text:style-name="P79">L. montes, flores, tu stas, das, cantas, nos, vos, post, sex, Joannes </text:p>
        </text:list-item>
        <text:list-item>
          <text:p text:style-name="P29">I. monti, fiori, tu stai, dai, canti, noi, voi, poi, sei, Giovanni. </text:p>
        </text:list-item>
      </text:list>
      <text:p text:style-name="Text_20_body"><text:soft-page-break/>Es Indo-europæo: L. <text:span text:style-name="T5">matre</text:span>s = || G. <text:span text:style-name="T5">mêtere</text:span>s = || S. mâtaras. </text:p>
      <text:p text:style-name="Text_20_body">         Gothico <text:span text:style-name="T5">guman</text:span>s = || L. <text:span text:style-name="T5">homine</text:span>s. </text:p>
      <text:p text:style-name="Text_20_body">         L. <text:span text:style-name="T5">nocte</text:span>s = || G. <text:span text:style-name="T5">nycte</text:span>s = || Goth. <text:span text:style-name="T5">nath</text:span>s. </text:p>
      <text:p text:style-name="Text_20_body">D. reduc suffixo ad <text:span text:style-name="T5">-e:</text:span> </text:p>
      <text:p text:style-name="Text_20_body">         Goth. <text:span text:style-name="T5">dag</text:span>os = || A. <text:span text:style-name="T5">day</text:span>s = || D. <text:span text:style-name="T5">Tag</text:span>e = (non || ) L. <text:span text:style-name="T5">die</text:span>s. </text:p>
      <text:p text:style-name="Text_20_body">Nederlandesse <text:span text:style-name="T5">vader</text:span>s = || L. <text:span text:style-name="T5">patre</text:span>s, <text:span text:style-name="T5">briefje</text:span>s [epistolas] ex L. <text:span text:style-name="T5">breve</text:span>s. </text:p>
      <text:p text:style-name="Text_20_body">Slavo reduc suffixo <text:span text:style-name="T5">-es</text:span> ad <text:span text:style-name="T5">-e:</text:span> R. <text:span text:style-name="T5">rossijan</text:span>e = russos, <text:span text:style-name="T5">bojar</text:span>e = dominos. </text:p>
      <text:p text:style-name="Text_20_body">Lithuano  <text:span text:style-name="T5">moter</text:span>s  = || L.   <text:span text:style-name="T5">matre</text:span>s. </text:p>
      <text:p text:style-name="Text_20_body">Vide  <text:span text:style-name="T5">Discussiones</text:span> 1910 p. 13 62 63 83 95 153 189 199, 1912 p. 104, 175. </text:p>
      <text:p text:style-name="Text_20_body"><text:span text:style-name="T5">Volapuk</text:span> adopta ce suffixo, de maximo internationalitate, et Academia restitue illo in 1909. </text:p>
      <text:p text:style-name="Text_20_body">Suffixo  <text:span text:style-name="T5">-s</text:span> produce, in generale, plurale latino, sed non semper; plure repugna  <text:span text:style-name="T5">ovos tempores</text:span>, in loco de L. <text:span text:style-name="T5">ova tempora</text:span>. </text:p>
      <text:p text:style-name="Text_20_body">Prof. Pastore, in  <text:span text:style-name="T5">Discuss.</text:span>, 1912 pag. 104, scribe signo <text:span text:style-name="T5">s</text:span> de plurale, disjuncto, et da regulas pro suo suppressione, que nos reproduce. </text:p>
      <text:p text:style-name="Text_20_body">Logicos voca « universale » propositione de forma L. « Leones sunt fortes », I. « i leoni sono forti », F. « les lions sont forts », que, suppresso plurale, vale L. « leo est fortis », I. « il leone è forte », F. « le lion est fort », Interlingua « leone es forte ». </text:p>
      <text:p text:style-name="Text_20_body">In modo simile L. « verb <text:span text:style-name="T5">a</text:span> vola <text:span text:style-name="T5">nt</text:span> » = IL « verbo vola ». </text:p>
      <text:p text:style-name="Text_20_body">L. « forte-s fortuna adjuvat » = IL. « fortuna juva forte ». </text:p>
      <text:p text:style-name="Text_20_body">Plurale pote es suppresso post <text:span text:style-name="T5">omni;</text:span> It. « l’ozio genera tutt <text:span text:style-name="T5">i i</text:span> vizi <text:span text:style-name="T5">i</text:span> », F. « tou <text:span text:style-name="T5">s</text:span> le <text:span text:style-name="T5">s</text:span> vice <text:span text:style-name="T5">s</text:span> », vale, sine plurale, I. « ogni vizio », F. « tout vice, chaque vice », A. « all evil », D. « jedes Last », IL. « otio gene omni vitio ». </text:p>
      <text:p text:style-name="Text_20_body">L. « nasc <text:span text:style-name="T5">imur</text:span> poeta <text:span text:style-name="T5">-e</text:span> », = IL. « nos nasce poeta », </text:p>
      <text:p text:style-name="Text_20_body">Grammatica elementare dice que  <text:span text:style-name="T5">nos</text:span> es plurale de  <text:span text:style-name="T5">ego, me;</text:span> quod non es vero pro forma, nam <text:span text:style-name="T5">nos</text:span> non resulta ex <text:span text:style-name="T5">ego me</text:span> per additione de ullo suffixo, (ut in A. F. <text:span text:style-name="T5">rose rose-s</text:span>), sed es radice toto differente. Et non es vero in logica, nam <text:span text:style-name="T5">nos</text:span> non vale «me et me» aut «plure me», sed vale <text:soft-page-break/>«me et te» aut «me et vos» aut «me et illo», etc. In generale vale «omni simile ad me». Propositione « nos nasce poeta » vale « homo nasce poeta », et nos pote substitue <text:span text:style-name="T5">homo</text:span> (F. <text:span text:style-name="T5">on</text:span>, D. <text:span text:style-name="T5">man</text:span>) ad <text:span text:style-name="T5">nos</text:span>. Ergo <text:span text:style-name="T5">nos</text:span>, ut <text:span text:style-name="T5">homo</text:span>, es nomen de classe, et es sine numero. </text:p>
      <text:p text:style-name="Text_20_body">Plurale es repetitione inutile post numero. L. « unam linguam habemus et duas aures » vale IntrL. « nos habe uno lingua et duo aure ». Suffixo de plurale non existe in I. «cento, duo cento; una serie, duo serie», in F. «un fils, deux fils», in A. «one fish, two fish», in D. «tausend Mann, zwei Stück». Magyar semper tace plurale post numero, ut in algebra <text:span text:style-name="T5">x,</text:span> 2 <text:span text:style-name="T5">x.</text:span> </text:p>
      <text:p text:style-name="Text_20_body">[p. xxii] Plurale es necessario in « Adam genuit filios et filias », Interl. « Adam e gene filio s et filia s »; indice de plurale <text:span text:style-name="T5">s</text:span>vale voce <text:span text:style-name="T5">plure:</text:span> « Adam gene plure filio et plure filia ». </text:p>
      <text:p text:style-name="Text_20_body">Plurale habe sæpe valore collectivo. L. « græci persas vincunt », IntrL. « græco s vince persa s », aut « exercitu græco vince exercitu persa »; in ce casu, plurale <text:span text:style-name="T5">s</text:span> vale «exercitu». </text:p>
      <text:p text:style-name="Text_20_body">F. « roi des français », IL. « rege de franco s », = « rege de <text:span text:style-name="T5">populo</text:span> franco ». </text:p>
      <text:p text:style-name="Text_20_body">L. « fugaces labuntur anni », IL. « anno s labe fugace » aut « anno s fuge » vale « tempore fuge ». Ergo « anno s = tempore ». </text:p>
      <text:p text:style-name="Text_20_body">In conclusione, plurale in linguas naturale aut habe valore flexivo, de concordantia, solo grammaticale; tunc IL. tace illo. </text:p>
      <text:p text:style-name="Text_20_body">Aut plurale <text:span text:style-name="T5">s</text:span> have valore logico de « plure, classe, systema, serie »; tunc isto suffixo es elemento de vocabulario. IL, que adopta aliquo suffixo cum solo valore logico, et non grammaticale, es lingua sine grammatica. </text:p>
      <text:p text:style-name="P6"><text:bookmark text:name="genere"/>§ 3. ─ Genere. </text:p>
      <text:p text:style-name="Text_20_body"><text:span text:style-name="T5">Genere</text:span> naturale pote es indicato per « mas, femina », ut in L. « canis mas, canis femina », I. « la tigre maschio, la tigre femmina », F. « la souris mâle, la souris femelle ». Vocabulos « patre matre, fratre sorore, actore actrice, propheta prophetissa, etc. » jam es internationale. </text:p>
      <text:p text:style-name="Text_20_body">Genero grammaticale es inutile, et non existe in Anglo. </text:p>
      <text:p text:style-name="Text_20_body">Sed phrasi « arte es longo » et similes, es contra I. « l’arte è lunga », et si concorda cum F. « l’art est long ». Studente de lyceo vide in Interlingua discordantia totale: illo crede, super fide de grammaticas elementare, que <text:span text:style-name="T5">arte</text:span> es ablativo de <text:span text:style-name="T5">ars, es</text:span> persona 2 de indicativo præsente de <text:span text:style-name="T5">sum</text:span>, et <text:span text:style-name="T5">longo</text:span> ablativo masculino et neutro de <text:span text:style-name="T5">longus.</text:span> Discordantia evanesce, quando in omni vocabulo nos vide thema, et non forma grammaticale. </text:p>
      <text:p text:style-name="Text_20_body"><text:soft-page-break/>Italiano judica harmonico discordantia de finales <text:span text:style-name="T5">o a</text:span> in « massimo poeta, poema istruttivo, ottimo tema, splendido pianeta, distinto geometra, nostro papa, la buona mano, una eco sonora ». Discordantia simile es in latino abl. « fero homicida, humo gelida, parva domo, mespilo germanica, pruno persica, parva atomo, bona methodo, longa paragrapho », et nominativo « caro cocta, fractio propria, origo bona, cupido mala ». </text:p>
      <text:p text:style-name="Text_20_body">Homo que incipe studio de linguas, semper vide cum stupore que « dente, cornu, errore, mari, planeta, studio », masculino in I. es feminino in F., que « arte, calma, cifra, tigre », feminino in I., es masculino in F. ; que « sol », masculino in L. I. F. H. P., es feminino in D., et « luna » es viceversa. </text:p>
      <text:p text:style-name="Text_20_body">Concordantia de genere grammaticale non impedi lectura de IL. </text:p>
      <text:p text:style-name="Text_20_body"><text:span text:style-name="T5">Disc.</text:span> 1910 p. 72-72 100, 1911 p. 11 55 74 90, 1912 p. 45 82 88 193. </text:p>
      <text:p text:style-name="Text_20_body"><text:span text:style-name="T5">Lingua internationale</text:span> de Meysmans, 1912 N. 11. </text:p>
      <text:p text:style-name="Text_20_body"><text:span text:style-name="T5">Revista Universale</text:span> de Basso, 1913 N. 33. </text:p>
      <text:p text:style-name="P6"><text:bookmark text:name="articulo"/>§ 4. ─ Articulo non existe in Interlingua. </text:p>
      <text:p text:style-name="Text_20_body">Articulo non existe in latino: es vario de forma in linguas moderno:</text:p>
      <text:p text:style-name="Text_20_body">A. <text:span text:style-name="T5">the sun,</text:span> D. <text:span text:style-name="T5">die Sonne,</text:span> F. <text:span text:style-name="T5">le soleil,</text:span> H. <text:span text:style-name="T5">el sol,</text:span> I. <text:span text:style-name="T5">il sole,</text:span> P. <text:span text:style-name="T5">o sol,</text:span> es posposito in Dano <text:span text:style-name="T5">sol-en,</text:span> et defice in Russo; vide pag. 23 N. 1. </text:p>
      <text:p text:style-name="Text_20_body">[p. xxiii] Habe usu vario in linguas moderno: A.  « time is money » vale Ital. « <text:span text:style-name="T5">il</text:span> tempo è moneta », et F. « mon livre » vale I. « <text:span text:style-name="T5">il</text:span> mio libro ». </text:p>
      <text:p text:style-name="Text_20_body">Ergo auctore de <text:span text:style-name="T5">Volapuk</text:span> consilia de supprime articulo, quando es inutile, et ce principio es confirmato ab Academia in 1893, 1904, 1911, post longo examine. Vide <text:span text:style-name="T5">Discussiones</text:span> 1910 pag. 13, 100, 114, 153, 161, 162, 165, 190-91, 199, 208, anno 1911 p. 46, 96-101, a. 1912 p. 111. </text:p>
      <text:p text:style-name="Text_20_body">Articulo, quando es necessario, vale <text:span text:style-name="T5">illo</text:span> aut <text:span text:style-name="T5">uno.</text:span> </text:p>
      <text:p text:style-name="Text_20_body">Exemplo: Italiano « l’uomo propone e Dio dispone », </text:p>
      <text:p text:style-name="Text_20_body">                   Interlingua « homo propone et Deo dispone ». </text:p>
      <text:p text:style-name="P6"><text:bookmark text:name="adjectivo"/>§ 5. ─ Gradu de adjectivo. </text:p>
      <text:p text:style-name="Text_20_body">Es indicato in latino per suffixo: « brevi, brevi <text:span text:style-name="T5">ore</text:span> brevi <text:span text:style-name="T5">ssimo</text:span> », et in linguas moderno per voces disjuncto « breve; plus breve, magis breve; multo breve, trans breve (F. très bref), ultra breve, extra breve ». </text:p>
      <text:p text:style-name="Text_20_body"><text:soft-page-break/>L. « Motus in fine velocior » = IL. « Motu in fine es plus veloce ». </text:p>
      <text:p text:style-name="P6"><text:bookmark text:name="adverbio"/>§ 6. ─ Adverbio ex adjectivo. </text:p>
      <text:p text:style-name="Text_20_body">Latino, ex adjectivos « vero, forte » deduce adverbios « vere, forti <text:span text:style-name="T5">ter</text:span> », mortuo in linguas moderno. </text:p>
      <text:p text:style-name="Text_20_body">Latino jam dice « vera mente », que produce I. « veramente », F. « vraiment ». Ovidio: « insisto forti mente » produce I. « insisto fortemente », et F. « j’insiste fortement », IL « me insiste cum mente (voluntate) forte ». </text:p>
      <text:p text:style-name="Text_20_body">H. scribe hodie « clara concisa y elegante mente » in loco de « claramente, concisamente y elegantemente ». Populo que loque I. aut F., vide in <text:span text:style-name="T5">-mente, -ment,</text:span> solo suffixo grammaticale. Ergo:</text:p>
      <text:p text:style-name="Text_20_body">I. « Pietro studia diligentemente, scrive elegantemente, parla chiaramente, canta fortemente, corre velocemente » = Il. « Petro stude cum mente diligente, scribe in forma elegante, loque in modo claro, canta forte, curre veloce. »</text:p>
      <text:p text:style-name="P6"><text:bookmark text:name="numeros"/>§ 7. ─ Numeros. </text:p>
      <text:p text:style-name="Text_20_body">Numeros « uno duo . . . decem centum mille » es internationale. </text:p>
      <text:p text:style-name="Text_20_body">Vocabulario latino contine etiam: <text:span text:style-name="T5">undecim, viginti, sexaginta,</text:span> etc. </text:p>
      <text:p text:style-name="Text_20_body">que nos pote verte in: <text:span text:style-name="T5">decem et uno, duo vice decem, sex decem.</text:span> </text:p>
      <text:p text:style-name="Text_20_body">Numeros ordinale « primo secundo . . . centesimo » es internationale; vide Vocabulario. Et pote es substituto per numero cardinale: </text:p>
      <text:list xml:id="list2708242178" text:style-name="L21">
        <text:list-item>
          <text:p text:style-name="P80">L. « tres quartæ (partes) » = 3/4 = IL. « tres quarto, 3 diviso 4, 3 in 4 ». </text:p>
        </text:list-item>
        <text:list-item>
          <text:p text:style-name="P80">I. « anno mille nove cento » = L. « anno millesimo nongentesimo ». </text:p>
        </text:list-item>
        <text:list-item>
          <text:p text:style-name="P80">I. « Luigi decimo quarto » = F. « Louis quatorze ». </text:p>
        </text:list-item>
        <text:list-item>
          <text:p text:style-name="P30">IL. « Octobre es decimo mense » = « Octobre es mense numero decem ». </text:p>
        </text:list-item>
      </text:list>
      <text:p text:style-name="P6"><text:bookmark text:name="verbo"/>§ 8. ─ Verbo non habe suffixo de persona. </text:p>
      <text:p text:style-name="Text_20_body">Interlingua: « me habe, nos habe, vos habe, illos habe », </text:p>
      <text:p text:style-name="Text_20_body">simile ad anglo « I have, we have, you have, they have ». </text:p>
      <text:p text:style-name="Text_20_body">Academia delibera ce simplificatione in 1897. </text:p>
      <text:p text:style-name="Text_20_body"><text:bookmark text:name="tempore"/><text:soft-page-break/>[p. xxiv]  <text:span text:style-name="T3">§ 9. ─ Tempore de verbo. </text:span></text:p>
      <text:p text:style-name="Text_20_body">e significa « inpræterito ». Vide pag. xviii et Vocabulario. </text:p>
      <text:p text:style-name="Text_20_body">i        »             « in futuro ».          »             »             »</text:p>
      <text:p text:style-name="Text_20_body">Quod grammaticos voca « præsente », es thema de verbo, sine suffixo de tempore. In propositiones:</text:p>
      <text:list xml:id="list2736033270" text:style-name="L22">
        <text:list-item>
          <text:p text:style-name="P81">L. « Gutta cavat lapidem » = IL. « gutta cava lapide », </text:p>
        </text:list-item>
        <text:list-item>
          <text:p text:style-name="P81">A. « Time is money » = IL. « tempore es moneta », </text:p>
        </text:list-item>
        <text:list-item>
          <text:p text:style-name="P31">F. « Qui s’excuse, s’accuse » = IL. « qui se excusa, se accusa »,   </text:p>
        </text:list-item>
      </text:list>
      <text:p text:style-name="Text_20_body">non existe idea de tempore. </text:p>
      <text:p text:style-name="Text_20_body">Si phrasi jam indica tempore, suffixo es inutile. Lat. « heri scribe <text:span text:style-name="T5">bamus,</text:span> cras lege <text:span text:style-name="T5">mus</text:span> » = Intrl. « heri nos scribe, cras nos lege ». Voces « heri, cras » jam indica tempore. </text:p>
      <text:p text:style-name="Text_20_body">In phrasi I. « domani io vado a Roma », F. « demain je vais à Rome », A. « to morrow I go to Rome », D. « morgen ich gehe nach Rom », quod grammaticos voca «præsente», es «futuro». Intrl. « cras me i ad Roma ». </text:p>
      <text:p text:style-name="Text_20_body">Ovidio: « qui bene lat <text:span text:style-name="T5">uit,</text:span> bene vi <text:span text:style-name="T5">xit</text:span> » = Intrl. « qui bene <text:span text:style-name="T5">e</text:span> late, bene <text:span text:style-name="T5">e</text:span> vive », et pro omni tempore « qui bene late, bene vive ». </text:p>
      <text:p text:style-name="Text_20_body">Horatio: « multa renasce <text:span text:style-name="T5">ntur</text:span> quæ jam <text:span text:style-name="T5">ce</text:span>cide <text:span text:style-name="T5">re</text:span> » = Interl. « multo re que jam cade, renasce ». Voce <text:span text:style-name="T5">jam</text:span> suffice pro indica præterito. </text:p>
      <text:p text:style-name="Text_20_body">Latino: « qui amat periculum, peri <text:span text:style-name="T5">bit</text:span> in illo » = Intrl. « qui ama periculo peri in illo », simile ad « qui gladio ferit, gladio perit », sine futuro. </text:p>
      <text:p text:style-name="Text_20_body">Français « ri <text:span text:style-name="T5">ra</text:span> bien qui ri <text:span text:style-name="T5">ra</text:span> le dernier » contine futuro, que non existe in correspondente proverbio italiano « ride bene chi ride l’ultimo ». Verte in Interlingua « ride bene qui ride ultimo ». </text:p>
      <text:p text:style-name="Text_20_body">Horatio: « non sum qualis er <text:span text:style-name="T5">am</text:span> » = IL. « me non es quale <text:span text:style-name="T5">jam</text:span> es ». </text:p>
      <text:p text:style-name="Text_20_body">Tacito: « omnia quæ nunc vetustissima creduntur, nova <text:span text:style-name="T5">fuere</text:span> » = Intrl. « omni re, que nunc nos crede ultra vetere, <text:span text:style-name="T5">jam</text:span> es novo ». </text:p>
      <text:p text:style-name="Text_20_body">La Fontaine: « qui <text:span text:style-name="T5">a</text:span> bu, boi <text:span text:style-name="T5">ra</text:span> » = IL. « qui e bibe, i bibe », aut « qui jam bibe, iterum bibe », aut « qui bibe in præterito, et bibe in futuro ». </text:p>
      <text:p text:style-name="Text_20_body">Interlingua « habe ad scribe » repræsenta futuro de tardo latino « scribere habet », I. « scriverà », F. « écrira », H. « escribira ». </text:p>
      <text:p text:style-name="Text_20_body"><text:soft-page-break/>Interl. « vol scribe, debe scribe » repræsenta futuro A. « shall, will write »,  I « vuole, deve scrivere », F. « veut, doit écrire ». </text:p>
      <text:p text:style-name="Text_20_body">Intrl. « vade ad scribe, i ad scribe, i scribe », es futuro simile ad I. « va a scrivere », A. « go to write », F. « va écrire ». </text:p>
      <text:p text:style-name="Text_20_body">Ultimo forma de futuro « i scribe » es notabile pro simplicitate. </text:p>
      <text:p text:style-name="Text_20_body">Interl. « habe scripto » repræsenta præterito I. « ha scritto », F. « a écrit », H. « ha escrito », A. « has written », D. « hat geschrieben ». </text:p>
      <text:p text:style-name="Text_20_body">F. « je viens d’écrire » = Interl. « me veni ab scribe, me i ab scribe, me i ex scribe, me es ex-scribente, me ex scribe, me e scribe ». </text:p>
      <text:p text:style-name="Text_20_body">Ultimo forma de præterito « e scribe », simile ad aoristo Græco « e-graphe » es pauco intelligibile sine explicatione. </text:p>
      <text:p text:style-name="Text_20_body">Volapük indica tempore in modo simile ad « e-scribe, i-scribe ». </text:p>
      <text:p text:style-name="Text_20_body">Plure interlinguista adopta suffixo <text:span text:style-name="T5">-ba</text:span> de imperfecto L. <text:span text:style-name="T5">(ama)ba(t).</text:span> </text:p>
      <text:p text:style-name="Text_20_body"><text:span text:style-name="T5">Disc.</text:span> 1910 p. 154, 1912 p. 108 119 151. </text:p>
      <text:p text:style-name="Text_20_body"><text:bookmark text:name="modo"/>[p. xxv]  <text:span text:style-name="T3">§ 10. ─ Modo de verbo. </text:span></text:p>
      <text:p text:style-name="Text_20_body"><text:span text:style-name="T5">Conjunctivo</text:span> es indicato per <text:span text:style-name="T5">si, que, ut.</text:span> </text:p>
      <text:p text:style-name="Text_20_body">Latino « edimus ut viv <text:span text:style-name="T5">amus</text:span> » = IL. « nos ede ut vive ». </text:p>
      <text:p text:style-name="Text_20_body">Latino « do ut d <text:span text:style-name="T5">es</text:span> » = IL. « me da ut te da ». </text:p>
      <text:p text:style-name="Text_20_body"><text:span text:style-name="T5">Infinitivo</text:span> es indicato in latino per suffixo de <text:span text:style-name="T5">(ama)re,</text:span> vivo in F. H. I. P. quem Academia adopta in 1896. </text:p>
      <text:p text:style-name="Text_20_body">Isto suffixo da, in generale, infinitivo latino, cum pauco exceptione; infinitivo latino de « es, vol, pote » vale « esse, velle, posse ». </text:p>
      <text:p text:style-name="Text_20_body">Et plure vocabulo de IL., ut « jure genere pulvere corpore regulare populare celere » termina in <text:span text:style-name="T5">-re,</text:span> et non es infinitivo. </text:p>
      <text:p text:style-name="Text_20_body">Academia consilia etiam de supprime omni elemento grammaticale non necessario; nos pote imita Anglo, que non habe suffixo de infinitivo. </text:p>
      <text:p text:style-name="Text_20_body">Indicatione de infinitivo non es necessario post « vol, pote, ad, pro, . . . ». </text:p>
      <text:p text:style-name="Text_20_body">IL. « me stude, me vol stude » = A. « I study, I will study ». </text:p>
      <text:p text:style-name="Text_20_body"><text:soft-page-break/>IL. « me i ad stude » = A. « I go to study ». </text:p>
      <text:p text:style-name="Text_20_body">IL. « me habe libro ad stude » = A. « I have book to study ». </text:p>
      <text:p text:style-name="Text_20_body">Anglo « to » in phrasi « to study » significa « ad », et es identico in origine ad D. <text:span text:style-name="T5">zu,</text:span> R. <text:span text:style-name="T5">do,</text:span> et es elemento de L. <text:span text:style-name="T5">(quan)do do(nec) dum,</text:span> G. <text:span text:style-name="T5">en(do).</text:span> Pro correspondentia de consonantes, vide:</text:p>
      <text:p text:style-name="Text_20_body">A. two, D. zwei, R. dva, L. duo, G. dyo. </text:p>
      <text:p text:style-name="Text_20_body">In casu de necessitate, pro versione litterale, me adopta articulo Græco <text:span text:style-name="T5">to,</text:span> vivo in A. D. R. (pag. xvii), et identico ad A. <text:span text:style-name="T5">to,</text:span> quod juva intelligentia. </text:p>
      <text:p text:style-name="Text_20_body">to pote = F. « le pouvoir, la puissance », I « il potere, la potenza ». </text:p>
      <text:p text:style-name="Text_20_body">to cura = I. « il curare, la cura », A. « to cure, the cure ». </text:p>
      <text:p text:style-name="Text_20_body">L. « errare humanum est », « hominis est errare »</text:p>
      <text:p text:style-name="Text_20_body">= IL. cum infinitivo « errare es humano », </text:p>
      <text:p text:style-name="Text_20_body">= cum abstracto « errore es humano ». </text:p>
      <text:p text:style-name="Text_20_body">= cum <text:span text:style-name="T5">to</text:span> « to erra es humano », simile ad A. « to err is human », </text:p>
      <text:p text:style-name="Text_20_body">=, suppresso adjectivo: « to erra es de homo ». </text:p>
      <text:p text:style-name="Text_20_body">=, post inversione de propositione: « homo erra ». </text:p>
      <text:p text:style-name="Text_20_body">Ergo, infinitivo pote es substituto per nomen abstracto, et eliminato per conversione. </text:p>
      <text:p text:style-name="Text_20_body">I. « volere è potere », F. « vouloir c'est pouvoir » = IL. « to vol es to pote, qui vol es qui pote, qui vol pote ». </text:p>
      <text:p text:style-name="Text_20_body">Ergo <text:span text:style-name="T5">to,</text:span> indice de infinitivo, vale pronomen <text:span text:style-name="T5">qui.</text:span> </text:p>
      <text:p text:style-name="Text_20_body"><text:span text:style-name="T5">Disc.</text:span> 1910 p. 155 207, 1911 p. 12 74, 1912 p. 13 20-43 67-69 83 90. </text:p>
      <text:p text:style-name="P6"><text:bookmark text:name="participio"/>§ 11. ─ Participio. </text:p>
      <text:p text:style-name="P4">Participio præsente de L. (ama)nte habe internationalitate ADFHIPR, et pote es eliminato per relatione: « studente = que stude ». </text:p>
      <text:p text:style-name="Text_20_body">Vide <text:span text:style-name="T5">Disc.</text:span> 1910 p. 174-6, 1912 p. 24. </text:p>
      <text:p text:style-name="Text_20_body"><text:span text:style-name="T5">Passivo</text:span> latino pote es expresso per participio, indicato ab suffixo <text:span text:style-name="T5">-to,</text:span> vivo <text:soft-page-break/>in ADFHIPR. Suffixo <text:span text:style-name="T5">-to</text:span> pote es addito ad thema; sed sæpe thema es modificato secundo regulas speciale; tunc participio es dicto « irregulare ». </text:p>
      <text:p text:style-name="Text_20_body">[p. xxvi] Vocabulario latino ad usu de schola contine omni participio. Illos internationale nos reproduc in præsente libro. </text:p>
      <text:p text:style-name="Text_20_body">Aut pote es expresso per <text:span text:style-name="T5">quem:</text:span> </text:p>
      <text:list xml:id="list616681244" text:style-name="L23">
        <text:list-item>
          <text:p text:style-name="P82">« quem Deo ama more juvene » = I. « l’amato da Dio . . . ». </text:p>
        </text:list-item>
        <text:list-item>
          <text:p text:style-name="P32">« quem plures time debe time plures » = I. « il temuto da molti . . . ». </text:p>
        </text:list-item>
      </text:list>
      <text:p text:style-name="Text_20_body">Latino indica passivo per desinentia speciale « amo-r ama-ris ama-tur » imperativo « ama-re = es amato ». </text:p>
      <text:p text:style-name="Text_20_body">Passivo pote es eliminato per conversione de propositione:</text:p>
      <text:list xml:id="list3788573094" text:style-name="L24">
        <text:list-item>
          <text:p text:style-name="P83">« filio es amato ab matre » = </text:p>
        </text:list-item>
        <text:list-item>
          <text:p text:style-name="P83">« filio es quem matre ama » = </text:p>
        </text:list-item>
        <text:list-item>
          <text:p text:style-name="P83">« filio amare ab matre » = </text:p>
        </text:list-item>
        <text:list-item>
          <text:p text:style-name="P33">« matre ama filio ». </text:p>
        </text:list-item>
      </text:list>
      <text:p text:style-name="Text_20_body">Passivo latino responde saepe ad I. <text:span text:style-name="T5">si</text:span> (ex L. <text:span text:style-name="T5">se</text:span>), F. <text:span text:style-name="T5">on</text:span> (ex L. <text:span text:style-name="T5">homo</text:span>):</text:p>
      <text:list xml:id="list2447455122" text:style-name="L25">
        <text:list-item>
          <text:p text:style-name="P84">L. « errando discit <text:span text:style-name="T5">ur</text:span> » = I. « errando <text:span text:style-name="T5">si</text:span> impara » = F. « <text:span text:style-name="T5">on</text:span> apprend en faillant » = IL. « <text:span text:style-name="T5">homo</text:span> disce dum erra, homo si erra disce, homo que erra disce, qui erra disce ». </text:p>
        </text:list-item>
        <text:list-item>
          <text:p text:style-name="P84">L. « ali <text:span text:style-name="T5">tur</text:span> vitium tegendo » = « <text:span text:style-name="T5">qui</text:span> tege vitio ale illo ». </text:p>
        </text:list-item>
        <text:list-item>
          <text:p text:style-name="P34">L. « frang <text:span text:style-name="T5">ar</text:span> non flect <text:span text:style-name="T5">ar</text:span> = « <text:span text:style-name="T5">homo</text:span> pote frange, non flecte me ». </text:p>
        </text:list-item>
      </text:list>
      <text:p text:style-name="Text_20_body"><text:span text:style-name="T5">Disc.</text:span> 1910 p. 177, 1911 p. 17 74 81-84 109, 1912 p. 6 37. </text:p>
      <text:p text:style-name="Text_20_body">Gerundio <text:span text:style-name="T5">-ndo:</text:span> </text:p>
      <text:list xml:id="list1691352890" text:style-name="L26">
        <text:list-item>
          <text:p text:style-name="P85">L. « doce <text:span text:style-name="T5">ndo</text:span> discitur » = IL. « homo <text:span text:style-name="T5">dum</text:span> doce disce, <text:span text:style-name="T5">qui</text:span> doce disce ». </text:p>
        </text:list-item>
        <text:list-item>
          <text:p text:style-name="P85">L. « fama crescit eu <text:span text:style-name="T5">ndo</text:span> » = IL. « fama cresce <text:span text:style-name="T5">dum</text:span> (quando) i ». </text:p>
        </text:list-item>
        <text:list-item>
          <text:p text:style-name="P35">L. « de gustibus non est disputa <text:span text:style-name="T5">ndum</text:span> » = « <text:span text:style-name="T5">nos</text:span> ne <text:span text:style-name="T5">debe</text:span> disputa de gustu ». </text:p>
        </text:list-item>
      </text:list>
      <text:p text:style-name="P6"><text:bookmark text:name="derivatione"/>§ 12. ─ Derivatione. </text:p>
      <text:p text:style-name="Text_20_body">Abstracto ex adjectivo:</text:p>
      <text:p text:style-name="Text_20_body">L. « varietas delectat » = « varie <text:span text:style-name="T5">tate</text:span> delecta » = « <text:span text:style-name="T5">re</text:span> vario delecta ». </text:p>
      <text:p text:style-name="Text_20_body"><text:soft-page-break/>L. « inest clementia forti » = « homo forte habe clement <text:span text:style-name="T5">ia</text:span> » = « homo forte es clemente ». </text:p>
      <text:p text:style-name="Text_20_body">Terentio: « veritas odium parit » = « veri <text:span text:style-name="T5">tate</text:span> gene od <text:span text:style-name="T5">io,</text:span> qui dic vero gene od <text:span text:style-name="T5">io,</text:span> homo ode qui dic vero ». </text:p>
      <text:p text:style-name="Text_20_body">Abstracto ex verbo:</text:p>
      <text:p text:style-name="Text_20_body">Seneca: « ars imitatio naturæ est » = « arte es imita <text:span text:style-name="T5">tione</text:span> de natura, arte imita natura ». </text:p>
      <text:p text:style-name="Text_20_body">Livio: « cæca individ <text:span text:style-name="T5">ia</text:span> est » = « <text:span text:style-name="T5">qui</text:span> invide es cæco ». </text:p>
      <text:p text:style-name="Text_20_body">L. « promissio boni viri est obligatio » = « promiss <text:span text:style-name="T5">ione</text:span> de bono viro es obliga <text:span text:style-name="T5">tione,</text:span> viro que promitte obliga se ». </text:p>
      <text:p text:style-name="Text_20_body">L. « designatio unius est exclusio alterius » = « designa <text:span text:style-name="T5">tione</text:span> de uno es exclus <text:span text:style-name="T5">ione</text:span> de alio, <text:span text:style-name="T5">qui</text:span> include uno exclude alio ». </text:p>
      <text:p text:style-name="Text_20_body">L. « ad impossi <text:span text:style-name="T5">bile</text:span> nemo tenetur » = « nemo debe <text:span text:style-name="T5">quod</text:span> ne pote ». </text:p>
      <text:p text:style-name="Text_20_body">Vide <text:span text:style-name="T5">Disc.</text:span> 1912 p. 20-43. </text:p>
      <text:p text:style-name="Text_20_body">Eliminatione de abstractos et derivatos es studio interessante, sed non necessario, nam abstractos jam es internationale: L. varietate, A. variety, D. Varietät, F. variété, H. variedad, I. varietà, P. variedade. </text:p>
      <text:p text:style-name="Text_20_body"/>
      <text:p text:style-name="Text_20_body"><text:bookmark text:name="suffixos"/>[p. xxvii]  <text:span text:style-name="T2">SUFFIXOS</text:span><text:span text:style-name="T3"> </text:span></text:p>
      <text:p text:style-name="Text_20_body">que resulta ex decompositione de vocabulos internationale. Nos semper indica si penultimo vocale es longo aut breve. </text:p>
      <text:p text:style-name="Text_20_body"><text:span text:style-name="T3">-a</text:span>,   <text:span text:style-name="T5">in vocabulario ad usu de schola</text:span> -o, indica verbo.   ⊃  approba, confirma, conserva, examina, illustra.   <text:span text:style-name="T5">liber</text:span>a = redde l <text:span text:style-name="T5">ibero,  san</text:span>a = redde <text:span text:style-name="T5">sano,  examin</text:span>a = fac  <text:span text:style-name="T5">examine,  milit</text:span>a = es  <text:span text:style-name="T5">milite,  medic</text:span>a = es  <text:span text:style-name="T5">medico  = mede.</text:span> <text:line-break/><text:span text:style-name="T3">-a</text:span> -or,   <text:span text:style-name="T5">in</text:span> I. F. A. D.   <text:span text:style-name="T5">identico ad praecedente.</text:span>   ⊃  attesta, modula, opera. <text:line-break/><text:span text:style-name="T3">-a</text:span> -a, indica feminino naturale aut artificiale.   ⊃  arena, aurora, figura, forma, natura, summa. || G. <text:span text:style-name="T5">-η -α :</text:span> logica, parabola, idea, musa. <text:line-break/><text:span text:style-name="T3">-āce</text:span> -ax  ⊃  audace, cap—, fall—, loqu—, mord—, rap—, vor—.   <text:span text:style-name="T5">aud</text:span>ace = que  <text:span text:style-name="T5">aude,</text:span> que sæpe  <text:span text:style-name="T5">aude,</text:span> facile ad  <text:span text:style-name="T5">aude.</text:span> <text:line-break/><text:span text:style-name="T3">-acĕo</text:span> -aceus  ⊃  coriaceo, crustaceo, violaceo,   <text:span text:style-name="T5">cori</text:span>aceo = simile ad  <text:span text:style-name="T5">corio.</text:span> <text:line-break/><text:span text:style-name="T3">-acĭa</text:span> -acia :  <text:span text:style-name="T5">aud</text:span>acia = to  <text:span text:style-name="T5">aude,</text:span> habe  <text:span text:style-name="T5">aud</text:span>acia =  <text:span text:style-name="T5">aude.</text:span>  ⊂ -ac(e) -ia <text:line-break/><text:soft-page-break/><text:span text:style-name="T3">-acitāte</text:span> -acitas :  <text:span text:style-name="T5">rap</text:span>acitate = to  <text:span text:style-name="T5">rape.</text:span>  ⊂ -ac(e) -itate <text:line-break/><text:span text:style-name="T3">-ăde</text:span> -as  ⊃  monade, dyade, decade, chiliade, dryade.  ⊂ G.   <text:span text:style-name="T5">-ας -αδος</text:span> <text:line-break/><text:span text:style-name="T3">-agĭne</text:span> -ago  ⊃  imagine, voragine <text:line-break/><text:span text:style-name="T3">-āle</text:span> -alis  ⊃  austr—, capit—, ceremoni—, gener—, hospit—, liber—, mort—, municip—, natur—, norm—, soci—, voc—. Si thema contine  <text:span text:style-name="T5">l,</text:span> suffixo  <text:span text:style-name="T5">-ale</text:span> fi  <text:span text:style-name="T5">-are,</text:span> per dissimilatione: Altare, circulare, elementare, exemplare, familiare, particulare, perpendiculare, populare, regulare, solare. Remane in: glaciale, fluviale, legale, letale, filiale.   <text:span text:style-name="T5">crimin</text:span>ale = de  <text:span text:style-name="T5">crimine,  natur</text:span>ale = secundo  <text:span text:style-name="T5">natura,  neutr</text:span>ale =  <text:span text:style-name="T5">neutro</text:span> <text:line-break/><text:span text:style-name="T3">-āno</text:span> -anus  ⊃  capit—, dec—, hum—, meridi—, rom—, urb—, veter—.   <text:span text:style-name="T5">Urb</text:span>ano = de  <text:span text:style-name="T5">urbe</text:span>. <text:line-break/><text:span text:style-name="T3">-āre</text:span>, -aris, v. -ale <text:line-break/><text:span text:style-name="T3">-arĭo</text:span> -arius  ⊃  actu—, aqu—, calend—, cancell—, cell—, comment—, commiss—, commission—, den—, formul—, herb—, honor—, invent—, mission—, not—, ordin—, pension—, secret—, semin—, veterin—, vic—, volunt—. <text:line-break/><text:span text:style-name="T3">-atĭco</text:span> -aticus  ⊃  fan—, lun—.  ⊂ -a -tico. <text:line-break/><text:span text:style-name="T3">-ātu</text:span> -atus  ⊃  comit—, comissari—, concord—, magistr—, sen—. <text:line-break/><text:span text:style-name="T3">-bĭle</text:span> -bilis  ⊃  flebile, mira—, mo—, proba—, sta—, varia—.   <text:span text:style-name="T5">sta</text:span>bile = que  <text:span text:style-name="T5">sta,  mo</text:span>bile = quem pote  <text:span text:style-name="T5">move.</text:span> <text:line-break/><text:span text:style-name="T3">-bo</text:span> -bus  ⊃  probo, superbo, acerbo, morbo. <text:line-break/><text:span text:style-name="T3">-bre</text:span> -ber  ⊃  celebre, funebre, muliebre, septembre, octobre. <text:line-break/><text:span text:style-name="T3">-bro</text:span> -brum :  <text:span text:style-name="T5">candela</text:span>bro = quod fer  <text:span text:style-name="T5">candela,  cri</text:span>bro = quod  <text:span text:style-name="T5">cerne.</text:span> <text:line-break/><text:span text:style-name="T3">-bŭla</text:span> -bula  ⊃  fabula, tabula.  ⊂ -bul(o) -a [feminino]. <text:line-break/><text:span text:style-name="T3">-bŭlo</text:span> -bulum :  <text:span text:style-name="T5">voca</text:span>bulo = quod servi ad  <text:span text:style-name="T5">voca.</text:span> <text:line-break/><text:span text:style-name="T3">-bundo</text:span> -bundus  ⊃  errabundo, furi—, medita—.   vagabundo = que vaga <text:line-break/><text:span text:style-name="T3">-ce</text:span> -x  ⊃  feroce, vorace, matrice, merce, face, -ace, -ice. <text:line-break/><text:span text:style-name="T3">-cro</text:span> -crum  ⊃  lavacro, sepulcro, involucro. <text:line-break/>[p. xxviii] <text:line-break/><text:span text:style-name="T3">-cŭlo</text:span> -culus  ⊃  articulo, corpus—, minus—, ora—, os—, specta—. <text:line-break/><text:span text:style-name="T3">-de</text:span> -do  ⊃  adde, conde, ede, perde, redde, arde, claude, pende, tende, vende.  ⊂ da,   <text:span text:style-name="T5">aut</text:span> ⊂ E. dhe, G. the. <text:line-break/><text:span text:style-name="T3">-dĭne</text:span> -do:  <text:span text:style-name="T5">dulce</text:span>dine = to es  <text:span text:style-name="T5">dulce; cupi</text:span>dine = to  <text:span text:style-name="T5">cupe.</text:span> <text:line-break/><text:span text:style-name="T3">-e</text:span> -o  ⊃  acue, statue, tribue. <text:line-break/><text:span text:style-name="T3">-e</text:span> -is  ⊃  deforme, bilingue. <text:line-break/><text:span text:style-name="T3">-ēla</text:span> -ela  ⊃  candela, caut—, client—, parent—, quer—, sequ—, tut—. <text:line-break/><text:span text:style-name="T3">-ēle</text:span> -elis  ⊃  fidele, crudele. <text:line-break/><text:span text:style-name="T3">-ēllo</text:span> -ellum  ⊃  capitello, castello, duello, rastello, scalpello, libella, novella. <text:line-break/><text:span text:style-name="T3">-ēnte, -entia</text:span>, v. -nte, -ntia. <text:line-break/><text:span text:style-name="T3">-ĕo</text:span> -eus  ⊃  roseo, sanguineo,   <text:span text:style-name="T5">aur</text:span>eo = ex  <text:span text:style-name="T5">auro.</text:span> <text:line-break/><text:span text:style-name="T3">-ērna</text:span> -erna  ⊃  caverna, cisterna, laterna, taberna. <text:line-break/><text:span text:style-name="T3">-ĕre</text:span> -us  ⊃  funere, genere, glomere, munere, onere, pondere, vulnere, Cerere, Venere. <text:line-break/><text:span text:style-name="T3">-esĭmo</text:span> -esimus  ⊃  centesimo, millesimo. <text:line-break/><text:span text:style-name="T3">-ēstre</text:span> -ester  ⊃  equestre, pedestre, semestre, silvestre. <text:line-break/><text:span text:style-name="T3">-etāte</text:span> -etas  ⊃  pietate, notorietate, societate, varietate. = -tate post -i. <text:line-break/><text:soft-page-break/><text:span text:style-name="T3">-gĭne</text:span> -go  ⊃  vertigine, origine, serpigine, voragine, imagine. <text:line-break/><text:span text:style-name="T3">-i-</text:span> litera de unione  ⊃  (voc)i(fera), (æqu)i(voco), (nov)i(tate). <text:line-break/><text:span text:style-name="T3">-ĭa</text:span> -ia  ⊃  audacia, centuria, ceremonia, concordia, copia, colonia, familia, inertia, Italia, patria, provincia, furia, gratia, vindemia. <text:line-break/><text:span text:style-name="T3">-ĭa</text:span> -ia  ⊃  analogĭa, geometrĭa.  ⊂ G.   <text:span text:style-name="T5">-ία.</text:span> <text:line-break/><text:span text:style-name="T3">-īa</text:span> -ia  ⊃  academīa, therapīa.  ⊂ G.   <text:span text:style-name="T5">-εια.</text:span> <text:line-break/><text:span text:style-name="T3">-ibĭle</text:span> -ibilis  ⊃  flexibile, horribile, tangibile ⊂ -i- -bĭle. <text:line-break/><text:span text:style-name="T3">-ĭce</text:span> -ex  ⊃  vertive, apice. <text:line-break/><text:span text:style-name="T3">-īce</text:span> -ix  ⊃  appendice, matrice, -trice. <text:line-break/><text:span text:style-name="T3">-icĭo</text:span> -icius  ⊃  novicio, patricio, adventicio. <text:line-break/><text:span text:style-name="T3">-ĭco</text:span> -icus  ⊃  medico, portico, prosaico, publico, classico, fabrica, rubrica.  ⊂ E. -ico  ⊃  G. logico, comico, geometrico, plastico; D. -ig, (einz)ig = (un)ico, R. (in)ok = (un)ico, S. -ica. <text:line-break/><text:span text:style-name="T3">-īco</text:span> -icus  ⊃  amico, pudico, antiquo, lorīca. <text:line-break/><text:span text:style-name="T3">-īde</text:span>  ⊃  (cono)ide, (cyclo)ide, -oide.  ⊂ G.   <text:span text:style-name="T5">-ειδής</text:span> || vide. <text:line-break/><text:span text:style-name="T3">-ĭdo</text:span> -idus  ⊃  acido, frigido, fluido, florido, timido, valido. <text:line-break/><text:span text:style-name="T3">-ĭe</text:span> -ies  ⊃  acie, facie, pauperie, progenie, scabie, serie, specie. <text:line-break/><text:span text:style-name="T3">-iente</text:span> -iens  ⊃  capiente, recipiente, coefficiente, fugiente ⊂ -i- -ente. <text:line-break/><text:span text:style-name="T3">-ĭle</text:span> -ilis  ⊃  agile, docile, facile, fragile, habile, humile, simile, utile, -bile, -tile,   <text:span text:style-name="T5">doc</text:span>ile = quem pote  <text:span text:style-name="T5">doce.</text:span> <text:line-break/><text:span text:style-name="T3">-īle</text:span> -ilis  ⊃  ædile, infantile, civile, ovile, juvenile, virile. <text:line-break/><text:span text:style-name="T3">-ĭna</text:span> -ina  ⊃  pagina, patina. <text:line-break/><text:span text:style-name="T3">-īna</text:span> -ina  ⊃  disciplina, doctrina, medicina, gallina, regina, coquina, piscina, pepsina, theina. <text:line-break/><text:span text:style-name="T3">-ĭne</text:span> -o  ⊃  origine, voragine, homine, turbine, ordine, -dine, -gine, -tudine. <text:line-break/><text:span text:style-name="T3">-ĭne</text:span> -en  ⊃  pectine, -mine. <text:line-break/><text:span text:style-name="T3">-ĭno</text:span> -inus  ⊃  domino, termino, -tino. <text:line-break/><text:span text:style-name="T3">-īno</text:span> -inus  ⊃  cisalpino, divino, molino, peregrino, marino, vicino, adulterino, feminino. <text:line-break/>[p. xxix] <text:line-break/><text:span text:style-name="T3">-ĭo</text:span> -ium  ⊃  collegio, commercio, concilio, genio, imperio, principio, studio;  <text:span text:style-name="T5">gaud</text:span>io = to  <text:span text:style-name="T5">gaude;</text:span> habe  <text:span text:style-name="T5">gaud</text:span>io =  <text:span text:style-name="T5">gaude.</text:span> <text:line-break/><text:span text:style-name="T3">-ĭo</text:span> -ius  ⊃  egregio, eximio, socio. <text:line-break/><text:span text:style-name="T3">-iōne</text:span> -io  ⊃  legione, opinione, religione, unione, -tione. habe  <text:span text:style-name="T5">opin</text:span>ione =  <text:span text:style-name="T5">opina;</text:span> fac  <text:span text:style-name="T5">un</text:span>ione =  <text:span text:style-name="T5">uni.</text:span> <text:line-break/><text:span text:style-name="T3">-iōre</text:span> -ior  ⊃  inferiore, interiore, posteriore, seniore, superiore;  <text:span text:style-name="T5">sen</text:span>iore = plus  <text:span text:style-name="T5">sene.</text:span>  ⊂ E. -ios  ⊃  D.   <text:span text:style-name="T5">gröss</text:span>er,   <text:span text:style-name="T5">jüng</text:span>er = || L.   <text:span text:style-name="T5">jun</text:span>iore. L.   <text:span text:style-name="T5">nov</text:span>iore = || D.   <text:span text:style-name="T5">neu</text:span>er  = || R.   <text:span text:style-name="T5">nov</text:span>jeshij = || S.   <text:span text:style-name="T5">nav</text:span>jas. <text:line-break/><text:span text:style-name="T3">-ipŭlo</text:span> -ipulus  ⊃  discipulo, manipulo. <text:line-break/><text:span text:style-name="T3">-ismo</text:span> -ismus  ⊃  syllogismo, barbarismo, socialismo.  ⊂ G.   <text:span text:style-name="T5">-ισμός</text:span> ⊂ -iz(a) -mo. <text:line-break/><text:span text:style-name="T3">-ista</text:span> -ista  ⊃  sophista, linguista, chorista, organista, pantheista.  ⊂ G.   <text:span text:style-name="T5">-ιστής</text:span> ⊂ -iz(a) -ta. <text:line-break/><text:span text:style-name="T3">-ĭta</text:span> -ita  ⊃  orbita. <text:line-break/><text:span text:style-name="T3">-ĭta</text:span> -ito  ⊃  agita, dubita, clamita. <text:line-break/><text:span text:style-name="T3">-itāte</text:span> -itas  ⊃  nov—. = -i- -tate. <text:line-break/><text:soft-page-break/><text:span text:style-name="T3">-ĭte</text:span> -es  ⊃  equite, limite, milite, superstite. <text:line-break/><text:span text:style-name="T3">-īte</text:span> (L. novo)  ⊃  dynamite, fulgurite, pleurite.  ⊂ G. -itide. <text:line-break/><text:span text:style-name="T3">-itĭa</text:span> -itia  ⊃  amicitia, pigritia, tristitia,   <text:span text:style-name="T5">pigr</text:span>itia = to es  <text:span text:style-name="T5">pigro.</text:span> <text:line-break/><text:span text:style-name="T3">-ĭto</text:span> -itus  ⊃  addito, habito, credito, debito, cognito. <text:line-break/><text:span text:style-name="T3">-īto</text:span> -itus  ⊃  quæsito, acquisito. <text:line-break/><text:span text:style-name="T3">-ītu</text:span> -itus  ⊃  appetitu.  ⊂ -i- -tu. <text:line-break/><text:span text:style-name="T3">-itudĭne</text:span> -itudo  ⊃  ampl—, lat—, long—, simil—, sol—. <text:line-break/><text:span text:style-name="T3">-īvo</text:span> -ivus  ⊃  nocivo, recidivo, -tivo.   <text:span text:style-name="T5">noc</text:span>ivo = que  <text:span text:style-name="T5">noce.</text:span> <text:line-break/><text:span text:style-name="T3">-īza</text:span> -izo  ⊃  allegoriza, analyza, baptiza, botaniza, cauteriza, characteriza, thesauriza; civiliza, neutraliza; -ismo, -ista.  ⊂ G.   <text:span text:style-name="T5">ίζω.  Civil</text:span>iza = redde  <text:span text:style-name="T5">civile.</text:span> <text:line-break/><text:span text:style-name="T3">-ma</text:span> -ma  ⊃  fama, forma, norma.  ⊂ -m(o) -a [feminino]. <text:line-break/><text:span text:style-name="T3">-măte</text:span> -ma  ⊃  axioma, clima, problema, thema, theorema.  ⊂ G.   <text:span text:style-name="T5">-μα  -ματος</text:span> ⊂ E.   ⊃  L. -mine, -mento. <text:line-break/><text:span text:style-name="T3">-men</text:span>  = -mine. <text:line-break/><text:span text:style-name="T3">-mento</text:span> -mentum  ⊃  alimento, argumento, documento, fermento, fundamento, instrumento, momento, monumento, ornamento, segmento, temperamento.  ⊂ E. -mento ⊂ -men -to  ⊃  G. -mate. <text:line-break/><text:span text:style-name="T3">-mĭne</text:span> -men  ⊃  flu—, lu—, volu—, exa—, no—, se—, ger—.  ⊂ E. -men. L. nomen || G. onoma || A. name || D. Name || R. imja || S. naman. L. semen || D. Same || R. sjemja. <text:line-break/><text:span text:style-name="T3">-mo</text:span> -mus  ⊃  summo, supremo, extremo, primo, maximo, decimo, minimo, -esimo.  ⊂ E. -mo  ⊃  G. arithmo, -ismo. L.   <text:span text:style-name="T5">fu</text:span>mo || G.   <text:span text:style-name="T5">thy</text:span>mo || R. <text:span text:style-name="T5">dy</text:span>m. L.   <text:span text:style-name="T5">sept</text:span>imo || G.   <text:span text:style-name="T5">hebd</text:span>omo || S.   <text:span text:style-name="T5">sapt</text:span>ama. <text:line-break/><text:span text:style-name="T3">-n-</text:span> es « infixo »: frange fracto, junge jugo, linque relicto, pinge pictore, scinde scisso, stringe stricto, rumpe rupto, lambe labio. <text:line-break/><text:span text:style-name="T3">-ndo</text:span> -ndus  ⊃  multiplicando, dividendo, secundo, rotundo, legenda, propaganda.   <text:span text:style-name="T5">multiplica</text:span>ndo = quem debe  <text:span text:style-name="T5">multiplica.</text:span> <text:line-break/>[p. xxx] <text:line-break/><text:span text:style-name="T3">-no</text:span> -nus  ⊃  magno, pleno, Romano, paterno, interno, bino, tribuno, signo, prono, -ano, arena, luna, pœna, fauna.  ⊂ E.   ⊃  G. cono, hypno, chrono.   ⊃  A. done gone. <text:line-break/><text:span text:style-name="T3">-nte</text:span> -ns  ⊃  agente, assistente, patente, regente, secante, tangente, studente, ferente, audiente.   <text:span text:style-name="T5">Stude</text:span>nte = que  <text:span text:style-name="T5">stude.</text:span> L. ferente || G. pheront-,   <text:span text:style-name="T5">phéroon</text:span> || A. bearing || D. (ge)bärend || R. beru || S. bharanta ⊂ E. bherent. <text:line-break/><text:span text:style-name="T3">-ntĭa</text:span> -ntia  ⊃  distantia, differentia, vacantia, cadentia, concurrentia, conferentia.  ⊂ -nt(e) -ia.   <text:span text:style-name="T5">dista</text:span>ntia = to  <text:span text:style-name="T5">dista.</text:span> <text:line-break/><text:span text:style-name="T3">-o</text:span> -us  ⊃  benevolo, causidico, conscio, fido, lucifero, mellifluo, prodigo, sonnambulo.   <text:span text:style-name="T5">vivo</text:span>  = que  <text:span text:style-name="T5">vive.</text:span> || G. stratego, anthropophago, telegrapho. <text:line-break/><text:span text:style-name="T3">-o-</text:span>, litera de unione in G.   ⊃  (ge)o(graphia), (phil)o(sophia), (ellips)o(ide). <text:line-break/><text:span text:style-name="T3">-oīde</text:span>  ⊃  asteroide, paraboloide, sphæroide, celluloide.  ⊂ G. -o- -ide. <text:line-break/><text:span text:style-name="T3">-onte</text:span> -on  ⊃  horizonte, ion, ozon.  ⊂ G.   <text:span text:style-name="T5">-ων</text:span>  = || L. -ente. <text:line-break/><text:span text:style-name="T3">-ŏre</text:span> -or  ⊃  tempore, frigore. <text:line-break/><text:span text:style-name="T3">-ōre</text:span> -or  ⊃  amore, dolore, liquore, minore, -iore, -tore, -sore.   <text:span text:style-name="T5">tim</text:span>ore = <text:soft-page-break/>to  <text:span text:style-name="T5">time,  terr</text:span>ore = ton  <text:span text:style-name="T5">terre.</text:span> <text:line-break/><text:span text:style-name="T3">-ōsi</text:span> -osis  ⊃  apotheosi, narcosi, osmosi, prognosi.  ⊂ G.   <text:span text:style-name="T5">-ωσις.</text:span> <text:line-break/><text:span text:style-name="T3">-ōso</text:span> -osus  ⊃  animoso, aquoso, furioso, gratioso, tuberosa, cellulosa. <text:line-break/><text:span text:style-name="T3">-ro</text:span> -rus, -er  ⊃  agro, claro, integro, libero, macero, numero.  ⊂ E.   ⊃  G. agro, acro, cylindro, hedra. <text:line-break/><text:span text:style-name="T3">-s</text:span> suffixo de plurale  ⊃  L. matre-s, rosa-s, anno-s, sensu-s, die-s. F. rose-s, H. P. rosa-s, A. rose-s. L. matre-s || G. mētere-s || S. mātara-s. <text:line-break/><text:span text:style-name="T3">-sce</text:span> -sco  ⊃  cresce, nosce, pasce, nasce, adolesce, senesce, acesce.   <text:span text:style-name="T5">albe</text:span>sce = fi  <text:span text:style-name="T5">albo; ace</text:span>sce = i  <text:span text:style-name="T5">ace.</text:span> <text:line-break/><text:span text:style-name="T3">-si</text:span> -sis  ⊃  thesi, analysi, basi, genesi, phasi.  ⊂ G. <text:line-break/><text:span text:style-name="T3">-ta</text:span> -to  ⊃  accepta, accredita, canta, contracta, deserta, dicta, disserta, tracta, versa.  ⊂ -t(o) -a [verbo]. <text:line-break/><text:span text:style-name="T3">-ta</text:span> -ta  ⊃  poeta, propheta.  ⊂ G.   <text:span text:style-name="T5">-τής.</text:span> <text:line-break/><text:span text:style-name="T3">-tāte</text:span> -tas  ⊃  venustate, honestate, libertate, facultate, tempestate, novitate, auctoritate, generalitate, neutralitate, universitate.   <text:span text:style-name="T5">liber</text:span>tate = to es  <text:span text:style-name="T5">libero.</text:span> <text:line-break/><text:span text:style-name="T3">-te</text:span> -s  ⊃  mente, morte, gente, parte, quiete, salute, dote, superstite, sacerdote, interprete, -nte. <text:line-break/><text:span text:style-name="T3">-te</text:span> -to  ⊃  flecte, plecte, ute, verte, necte. <text:line-break/><text:span text:style-name="T3">-terno</text:span> -ternus  ⊃  æterno, sempiterno. <text:line-break/><text:span text:style-name="T3">-tĕro</text:span> -ter  ⊃  altero, extero, cetero, magistro, utro. <text:line-break/><text:span text:style-name="T3">-tĭco</text:span> -ticus  ⊃  arithmetico, analytico, Asiatico, chromatico, ascetico, chaotico, poetico, phonetico.  ⊂ G.   <text:span text:style-name="T5">-τικός.</text:span> <text:line-break/><text:span text:style-name="T3">-tĭle</text:span> -tilis  ⊃  volatile, versatile, vibratile, portatile. <text:line-break/><text:span text:style-name="T3">-tĭmo</text:span> -timus  ⊃  optimo, intimo, ultimo, legitimo, finitimo. <text:line-break/><text:span text:style-name="T3">-tĭno</text:span> -tinus  ⊃  crastino, pristino. <text:line-break/><text:span text:style-name="T3">-tīno</text:span> -tinus  ⊃  vespertino. <text:line-break/>[p. xxxi] <text:line-break/><text:span text:style-name="T3">-tiōne</text:span> -tio  ⊃  actione, administra—, ambi—, amputa—, appella—, approba—, composi—, condi—, confirma—, conscrip—, constitu—, construc—, consulta—, declara—, deduc—, defini—, delega—, dic—, evolu—, expedi—, execu—, forma—, func—, illustra—, indica—, induc—. Omni voce præcedente es L. classico et A. D. F. H. I. P. R. <text:line-break/><text:span text:style-name="T3">-tīvo</text:span> -tivus  ⊃  activo, administra—, conserva—, posi—, reac—, recita—, locomotiva.  ⊂ t(o) -ivo. <text:line-break/><text:span text:style-name="T3">-to</text:span> -tus  ⊃  acuto, cornuto, venusto, onusto; absoluto, adepto, adjuncto, advocato, assignato, attributo, compromisso, concreto, confecto, decreto, delegato, deputato, duplicato, edicto, experto, extracto, facto, fato, illuminato, instituto, legato, manuscripto.  ⊂ E.   ⊃  G. -to  ⊃  aerostato, amianto, anecdoto, azoto, antidoto, catheto, asymptoto; A. -ed (limit)ed (add)ed; D. -t (gehab)t (lau)t; R. -to (ter)to = L. trito. <text:line-break/><text:span text:style-name="T3">-tōre</text:span> -tor  ⊃  actore, administratore, æquatore, assessore, auctore, auditore, censore, commentatore, compositore, compressore.  ⊂ E.   ⊃  G. (rhe)tore, (his)tor(ia). <text:line-break/><text:span text:style-name="T3">-torĭo</text:span> -torium  <text:span text:style-name="T5">aut</text:span> -torius  ⊃  infusorio, observatorio, repertorio, territorio, trajectoria.  ⊂ -tor(e) -io. <text:line-break/><text:span text:style-name="T3">-trice</text:span> -trix  ⊃  vincitrice, directrice, actrice, obstetrice.  ⊂ -t(o)r(e) -ice. <text:line-break/><text:soft-page-break/><text:span text:style-name="T3">-tro</text:span> -trum  ⊃  aratro, claustro, monstro, rastro, rostro.  ⊂ E.   ⊃  G. (me)tro, (cen)tro. <text:line-break/><text:span text:style-name="T3">-tu</text:span> -tus  ⊃  accentu, actu, appetitu, aspectu, cantu, concordatu, congressu, contractu, defectu, effectu, fructu, instinctu, processu, progressu, resultatu, senatu, spiritu, tactu, tractatu, transitu.   <text:span text:style-name="T5">ac</text:span>tu = ton  <text:span text:style-name="T5">age.</text:span> <text:line-break/><text:span text:style-name="T3">-tūra</text:span> -tura  ⊃  armatura, creatura, factura, literatura, mensura, mixtura, natura, nomenclatura, politura, quadratura, sculptura, signatura, temperatura.   <text:span text:style-name="T5">aper</text:span>tura = ton  <text:span text:style-name="T5">aperi.</text:span> <text:line-break/><text:span text:style-name="T3">-tūte</text:span> -tus  ⊃  virtute, senectute. <text:line-break/><text:span text:style-name="T3">-u</text:span> -u, -us  ⊃  censu, sinu, cornu, acu, gradu. <text:line-break/><text:span text:style-name="T3">-ulēnto</text:span> -ulentus  ⊃  succulento, pulverulento, purulento, fraudulento. <text:line-break/><text:span text:style-name="T3">-ŭla</text:span> -ula  ⊃  capsula, cellula, cupula, formula, pilula, specula, virgula.  ⊂ -ul(o) -a [feminino]. <text:line-break/><text:span text:style-name="T3">-ŭlo</text:span> -ulus  ⊃  angulo, calculo, capitulo, circulo, credulo, modulo, pendulo. <text:line-break/><text:span text:style-name="T3">-ŭo</text:span> -uus  ⊃  antiquo, assiduo, contiguo, continuo, individuo, mortuo, perpetuo, residuo, vacuo; salvo, arvo, alvo. <text:line-break/><text:span text:style-name="T3">-ūra</text:span> -ura  ⊃  figura, mensura, procedura, -tura. <text:line-break/><text:span text:style-name="T3">-us</text:span> (nom. ; abl. -ore, -ere)  ⊃  (ven)us(to), (ang)us(to). <text:line-break/><text:line-break/><text:bookmark text:name="exemplo"/>[p. xxxii]  <text:span text:style-name="T2">EXEMPLO</text:span><text:span text:style-name="T3"> </text:span></text:p>
      <text:p text:style-name="Text_20_body">Lectore que cognosce abbreviationes explicato in paginas præcedente pote lege in vocabulario sequente:</text:p>
      <text:p text:style-name="Text_20_body">« ab abaco abaliena abalienatione abde abdica abdicatione abdomine » es thema de latino classico; in vocabulario latino ad usu de schola, illos es citato sub forma:</text:p>
      <text:p text:style-name="Text_20_body">« ab abacus abalieno abalienatio abdo abdico abdicatio abdomen »</text:p>
      <text:p text:style-name="Text_20_body">Accentu: « àbaco abalièna -atiòne abbàte abbrèvia àbdica abdòmine ». </text:p>
      <text:p text:style-name="Text_20_body">Vocabulo « abbrevia » es de seculo 4º, « abbate » de 5º, et illos non es scripto in vocabulario de solo latino classico, sed es scripto in vocabularios plus amplo. </text:p>
      <text:p text:style-name="Text_20_body">Vocabulos « abbreviatione abbreviatore abdominale » es compositos recente ex elementos latino; non es scripto, in generale, in vocabularios latino ad usu de schola. </text:p>
      <text:p text:style-name="Text_20_body">« abjura » in latino classico, habe sensu differente ab linguas moderno. </text:p>
      <text:p text:style-name="Text_20_body">Nos indica omni variatione de sensu in L. I. F. A. D. </text:p>
      <text:p text:style-name="Text_20_body">Latino « ab » es mortuo, ut vocabulo disjuncto, in I. F. A. ; sed vive in <text:soft-page-break/>numeroso derivato internationale; ergo illo es ignoto ad I. F. A. que cognosce solo proprio lingua in praxi; sed es scripto in vocabulario etymologico de omni lingua I. F. A. ; et in vocabulario latino. Illo deriva ex Europæo antiquo, ut resulta ex suo existentia in G. A. D. </text:p>
      <text:p text:style-name="Text_20_body">« abaco » deriva ex græco. </text:p>
      <text:p text:style-name="Text_20_body">Vocabulos latino « a, abde, abduc, . . . » pote es substituto per alios plus internationale. </text:p>
      <text:p text:style-name="Text_20_body">Vocabulos « accĭde, accīde », que produc confussione, pote es substituto per alios plus commodo. </text:p>
      <text:p text:style-name="Text_20_body">Vocabulo « angusto » non vive in F. A., et nos non da versione; sed nos scribe « angusto = stricto », unde resulta « F. étroit, A. strait ». </text:p>
      <text:p text:style-name="Text_20_body">« academia » habe in latino classico, sensu differente ab moderno. </text:p>
      <text:p text:style-name="Text_20_body">« acephalo » es vocabulo de tardo latino, derivato ex vocabulo græco, que pote es decomposito. </text:p>
      <text:p text:style-name="Text_20_body">« aere » es vocabulo de latino classico, et deriva ex græco. </text:p>
      <text:p text:style-name="Text_20_body">« aerolitho, aerometro, aeronauta . . . . . . » es compositos moderno ex elementos græco. </text:p>
      <text:p text:style-name="Text_20_body">Elementos græco, vivente in compositione in vocabulos internationale, es scripto, in præsente vocabulario, in ordine alphabetico. </text:p>
      <text:p text:style-name="Text_20_body"><text:line-break/><text:bookmark text:name="vocabulario"/><text:span text:style-name="T2">VOCABULARIO</text:span><text:span text:style-name="T3"> </text:span><text:line-break/><text:line-break/><text:span text:style-name="T3">A</text:span> </text:p>
      <text:list xml:id="list538776589" text:style-name="L27">
        <text:list-item>
          <text:p text:style-name="P86">L. a, V. ab. </text:p>
        </text:list-item>
        <text:list-item>
          <text:p text:style-name="P86">G. a-, V. an-. </text:p>
        </text:list-item>
        <text:list-item>
          <text:p text:style-name="P86"><text:span text:style-name="T3">AB</text:span> ab (a, abs) | <text:span text:style-name="T5">da</text:span>, <text:span text:style-name="T5">via</text:span> | <text:span text:style-name="T5">de</text:span>, <text:span text:style-name="T5">par</text:span>, <text:span text:style-name="T5">loin</text:span> | <text:span text:style-name="T5">from</text:span>, <text:span text:style-name="T5">by</text:span>, <text:span text:style-name="T5">far</text:span> | ab, <text:span text:style-name="T5">von</text:span>, <text:span text:style-name="T5">weg</text:span>. = de, ex, distante, absente. ⊃ abaliena, abdica, abduce, aberra, abjecto, abjura, ablatione, ablutione, aborigine, abortu, abroga, abscinde, absente, absolve, absorve, abusu, abscessu, absconde, abstrahe, abstine. ⊂ E apo ⊃ G. apo, A of = de, D. ab, Dano-Batavo-Sueto af, S. apa. </text:p>
        </text:list-item>
        <text:list-item>
          <text:p text:style-name="P86"><text:span text:style-name="T3">abaco</text:span> -ăcus | -co | -que | -cus | -cus. = tabula (pro calculo, de columna). ⊂ G. ábax. </text:p>
        </text:list-item>
        <text:list-item>
          <text:p text:style-name="P86">abaliena -o | | -er | -ate | -ieren. = aliena, vende, cede. </text:p>
        </text:list-item>
        <text:list-item>
          <text:p text:style-name="P86">—tione -tio | | -tion | -tion | -tion. </text:p>
        </text:list-item>
        <text:list-item>
          <text:p text:style-name="P86"><text:span text:style-name="T3">abbate</text:span> 500 | abate | abbé | abbot | Abt. = patre (de congregatione). <text:soft-page-break/>⊂ ex Syriaco. </text:p>
        </text:list-item>
        <text:list-item>
          <text:p text:style-name="P86"><text:span text:style-name="T3">abbrevia</text:span> 400 | abbreviare | abréger | to abbreviate, to abridge | -iieren. = fac breve. ⊂ ad brevi -a. </text:p>
        </text:list-item>
        <text:list-item>
          <text:p text:style-name="P86">—<text:span text:style-name="T3">tione</text:span> | -zione, -tura | abréviation | -tion, -ture | -tion, -tur. </text:p>
        </text:list-item>
        <text:list-item>
          <text:p text:style-name="P86">—<text:span text:style-name="T3">tore</text:span> | -tore | abréviateur | -tor | -tor. </text:p>
        </text:list-item>
        <text:list-item>
          <text:p text:style-name="P86">abde -o = cela, absconde. ⊂ da ab. </text:p>
        </text:list-item>
        <text:list-item>
          <text:p text:style-name="P86"><text:span text:style-name="T3">abdica</text:span> -ĭco | -icare | -iquer | -icate | -icieren. = relinque, resigna, renuntia, depone imperio. ⊂ ab dica. </text:p>
        </text:list-item>
        <text:list-item>
          <text:p text:style-name="P86">—<text:span text:style-name="T3">tione</text:span> -tio | -zione | -tion | -tion | -tion. </text:p>
        </text:list-item>
        <text:list-item>
          <text:p text:style-name="P86"><text:span text:style-name="T3">abdomine</text:span> -men -mĭn- | addome | -omen | -domen | -domen. = parte de corpore, que contine intestinos. </text:p>
        </text:list-item>
        <text:list-item>
          <text:p text:style-name="P86">—<text:span text:style-name="T3">ale</text:span> | addominale | -al | -al | -al. </text:p>
        </text:list-item>
        <text:list-item>
          <text:p text:style-name="P86">abduc -o | | | abduce | abducieren. = duc ab. </text:p>
        </text:list-item>
        <text:list-item>
          <text:p text:style-name="P86"><text:span text:style-name="T3">abductione</text:span> | abduzione | abduction | -ction | -ction. = ton abduc (uno osse, uno pupillo). </text:p>
        </text:list-item>
        <text:list-item>
          <text:p text:style-name="P86"><text:span text:style-name="T3">abductore</text:span> | abduttore | abducteur | abductor | abductor. = (musculo) que duc ab. </text:p>
        </text:list-item>
        <text:list-item>
          <text:p text:style-name="P86"><text:span text:style-name="T3">abecedario</text:span> 400 | -ario | -aire | -ary | -arius. = de alphabeto. ⊂ a be ce d(e) -ario. </text:p>
        </text:list-item>
        <text:list-item>
          <text:p text:style-name="P86"><text:span text:style-name="T3">aberra</text:span> -o | -are | aberrer | aberr, -ate | abirren, aberrieren. = erra. </text:p>
        </text:list-item>
        <text:list-item>
          <text:p text:style-name="P86">—tione -atio = diversione, to i ab. </text:p>
        </text:list-item>
        <text:list-item>
          <text:p text:style-name="P86">—<text:span text:style-name="T3">tione</text:span> N | -zione | -tion | -tion | -tion. = oscillatione annuale de stellas, dispersione de luce, errore de judicio. ⊂ aberra -tione. </text:p>
        </text:list-item>
        <text:list-item>
          <text:p text:style-name="P86"><text:span text:style-name="T3">abes</text:span> absum = es ab, es absente. </text:p>
        </text:list-item>
        <text:list-item>
          <text:p text:style-name="P86"><text:span text:style-name="T3">abhorre</text:span> -eo | aborrire | abhorrer | to abhor | abhorrieren. = horre ab, horre, odia, abomina, detesta. </text:p>
        </text:list-item>
        <text:list-item>
          <text:p text:style-name="P86">abi -eo = i ab. </text:p>
        </text:list-item>
        <text:list-item>
          <text:p text:style-name="P86">abjectione -tio = ton jacta ab. </text:p>
        </text:list-item>
        <text:list-item>
          <text:p text:style-name="P86"><text:span text:style-name="T3">abjectione</text:span> -tio | abiezione | -ction | -ction | -ction. = to es abjecto. </text:p>
        </text:list-item>
        <text:list-item>
          <text:p text:style-name="P86">abjecto -us = jacto ab. ⊃ </text:p>
        </text:list-item>
        <text:list-item>
          <text:p text:style-name="P86"><text:span text:style-name="T3">abjecto</text:span> -us | abbietto | abject | abject | abject. = vile, humile, imo. </text:p>
        </text:list-item>
        <text:list-item>
          <text:p text:style-name="P86">abjura -o = nega per juramento, contra jure. </text:p>
        </text:list-item>
        <text:list-item>
          <text:p text:style-name="P86">abjura N | abjurare | abjurer | abjure | abjurieren. = rejecta errore. </text:p>
        </text:list-item>
        <text:list-item>
          <text:p text:style-name="P86"><text:span text:style-name="T3">ablatione</text:span> 300 | -zione | -tion | -tion | -tion. = ton fer ab (per chirurgia). ⊂ ablat(o) -ione. </text:p>
        </text:list-item>
        <text:list-item>
          <text:p text:style-name="P86"><text:span text:style-name="T3">ablativo</text:span> 100 | -ivo | -if | -ive | -iv. = sexto casu de nomine latino. ⊂ ablat(o) -ivo . </text:p>
        </text:list-item>
        <text:list-item>
          <text:p text:style-name="P86">ablato -us = quem fer ab. ⊂ ab lato. ⊃ -ivo, -ione. </text:p>
        </text:list-item>
        <text:list-item>
          <text:p text:style-name="P86"><text:span text:style-name="T3">ablutione</text:span> 100 | -zione | -tion | -tion | -tion. ⊂ ab lu(e) -tione. </text:p>
        </text:list-item>
        <text:list-item>
          <text:p text:style-name="P86">abnĕga -o = nega, recusa, non vol, renuntia. </text:p>
        </text:list-item>
        <text:list-item>
          <text:p text:style-name="P86"><text:span text:style-name="T3">abnegatione</text:span> 400 | -zione | -tion | -tion | -tion. = ton renuntia ad proprio interesse, sacrificio de se. </text:p>
        </text:list-item>
        <text:list-item>
          <text:p text:style-name="P86"><text:span text:style-name="T3">abnorme</text:span> -is | anormale | anormal | abnormal, anormal | abnorm, anormal. = sine norma, ne normale, contra norma. ⊂ ab norm(a) -e. </text:p>
        </text:list-item>
        <text:list-item>
          <text:p text:style-name="P86"><text:span text:style-name="T3">abole</text:span> -ŏleo | abolire | abolir | abolish | abolieren. = dele, abroga, annihila, destruc, cancella, supprime, anti conserva. ⊃ abolito. ⊂ ab ale. </text:p>
        </text:list-item>
        <text:list-item>
          <text:p text:style-name="P86"><text:soft-page-break/><text:span text:style-name="T3">abolitione</text:span> 100 | abolizione | abolition | -tion | -tion. ⊂ abolit(o) -ione. </text:p>
        </text:list-item>
        <text:list-item>
          <text:p text:style-name="P86"><text:span text:style-name="T3">abomina</text:span> -ĭno, -or | abbominare | -ner | -nate | -nieren. = abhorre. ⊂ ab omin(e) -a [verbo]. </text:p>
        </text:list-item>
        <text:list-item>
          <text:p text:style-name="P86">—<text:span text:style-name="T3">bile</text:span> ĭ 400 | -bile | -ble | -ble | -bel. </text:p>
        </text:list-item>
        <text:list-item>
          <text:p text:style-name="P86">—<text:span text:style-name="T3">tione</text:span> 400 | -zione | -tion | -tion | -tion. </text:p>
        </text:list-item>
        <text:list-item>
          <text:p text:style-name="P86"><text:span text:style-name="T3">aborigine</text:span> -es -ĭn- | -eni | -énes | -ines | -iner. = habitante primitivo. ⊂ ab origine. </text:p>
        </text:list-item>
        <text:list-item>
          <text:p text:style-name="P86"><text:span text:style-name="T3">aborta</text:span> -o (Varrone) = </text:p>
        </text:list-item>
        <text:list-item>
          <text:p text:style-name="P86">—<text:span text:style-name="T3">i</text:span> 100 | -ire | avorter | abort | -tieren. = habe abortu, parturi ante termino. </text:p>
        </text:list-item>
        <text:list-item>
          <text:p text:style-name="P86">abortione -tio = abortu. </text:p>
        </text:list-item>
        <text:list-item>
          <text:p text:style-name="P86"><text:span text:style-name="T3">abortivo</text:span> 100 | -tivo | -tif | -tive | -tiva. ⊂ abort(u) -ivo. </text:p>
        </text:list-item>
        <text:list-item>
          <text:p text:style-name="P86"><text:span text:style-name="T3">abortu</text:span> -us | -rto | avortement | -rtion | -rtus. ⊂ ab [malo] ortu. </text:p>
        </text:list-item>
        <text:list-item>
          <text:p text:style-name="P86"><text:span text:style-name="T3">abrasione</text:span> | -sione | -sion | -sion | -sion. ⊂ ab rad(e) -tione. </text:p>
        </text:list-item>
        <text:list-item>
          <text:p text:style-name="P86"><text:span text:style-name="T3">abroga</text:span> -ŏgo | -are | -er | -ate | -ieren. = abole, tolle, annulla, revoca, dele, cancella, annihila. ⊂ ab roga. </text:p>
        </text:list-item>
        <text:list-item>
          <text:p text:style-name="P86">—<text:span text:style-name="T3">tione</text:span> -tio | -zione | -tion | -tion | -tion. </text:p>
        </text:list-item>
        <text:list-item>
          <text:p text:style-name="P86"><text:span text:style-name="T3">abrupto</text:span> -us | -upto | -upt | -upt | -upt. = rupto, subitaneo, ne connexo, scisso, dirupto. </text:p>
        </text:list-item>
        <text:list-item>
          <text:p text:style-name="P86">L. abs = ab. </text:p>
        </text:list-item>
        <text:list-item>
          <text:p text:style-name="P86">abscessu -us = to i ab. ⊂ abs ced(e) -tu. </text:p>
        </text:list-item>
        <text:list-item>
          <text:p text:style-name="P86"><text:span text:style-name="T3">abscessu</text:span> 100 | ascesso | abcès | -cess | -cess. = accumulatione de pus in uno cavitate de corpore, apostema. </text:p>
        </text:list-item>
        <text:list-item>
          <text:p text:style-name="P86"><text:span text:style-name="T3">abscinde</text:span> -o | | | to abscind | -dieren. = scinde ab, scinde, recide. ⊃ abscisso. </text:p>
        </text:list-item>
        <text:list-item>
          <text:p text:style-name="P86"><text:span text:style-name="T3">abscissa</text:span> N | ascissa | abscisse | -cissa | Abscisse. = parte abscisso de axi coordinato, in geometria. ⊂ absciss(o) -a [parte]. </text:p>
        </text:list-item>
        <text:list-item>
          <text:p text:style-name="P86"><text:span text:style-name="T3">abscisso</text:span> -us = quem abscinde. ⊂ ab scisso. ⊃ abscissa. </text:p>
        </text:list-item>
        <text:list-item>
          <text:p text:style-name="P86"><text:span text:style-name="T3">absconde</text:span> -o | nascondere | abscondre | to abscond. = cela, occulta. ⊃ abscondito. ⊂ abs conde. </text:p>
        </text:list-item>
        <text:list-item>
          <text:p text:style-name="P86"><text:span text:style-name="T3">abscondito</text:span> -ĭtus = quem absconde. ⊂ abscond(e) -ĭto. </text:p>
        </text:list-item>
        <text:list-item>
          <text:p text:style-name="P86"><text:span text:style-name="T3">absente</text:span> -ens | assente | absent | -ent | -ent. ⊂ ab (e)s -ente, que es ab, ne præsente. </text:p>
        </text:list-item>
        <text:list-item>
          <text:p text:style-name="P86">—<text:span text:style-name="T3">ia</text:span> -ia | assenza | absence | absence | Absenz. = to es ab. </text:p>
        </text:list-item>
        <text:list-item>
          <text:p text:style-name="P86">abside, V. apside. </text:p>
        </text:list-item>
        <text:list-item>
          <text:p text:style-name="P86"><text:span text:style-name="T3">absinthio</text:span> 100 | assenzio | absinthe | absinthe | Absinth. ⊂ G. apsínthion. </text:p>
        </text:list-item>
        <text:list-item>
          <text:p text:style-name="P86"><text:span text:style-name="T3">absoluto</text:span> -us | assoluto, assolto | -solu | -solute | -solut. = quem absolve, completo, perfecto, sine restrictione, anti relativo; rege absoluto = ne constitutionale. ⊂ absolv(e) -to. </text:p>
        </text:list-item>
        <text:list-item>
          <text:p text:style-name="P86">—<text:span text:style-name="T3">ione</text:span> -tio | assoluzione | absolution | absolution | Absolution. = liberatione (ab pœna). </text:p>
        </text:list-item>
        <text:list-item>
          <text:p text:style-name="P86">—<text:span text:style-name="T3">ismo</text:span> | ass—ismo | -isme | -ism | -ismus. </text:p>
        </text:list-item>
        <text:list-item>
          <text:p text:style-name="P86">—<text:span text:style-name="T3">ista</text:span> | assolutista | -iste | -ist | -ist. </text:p>
        </text:list-item>
        <text:list-item>
          <text:p text:style-name="P86">—<text:span text:style-name="T3">orio</text:span> 100 | assolutorio | -toire | -tory | -torium, -torisch. = que absolve. </text:p>
        </text:list-item>
        <text:list-item>
          <text:p text:style-name="P86"><text:soft-page-break/><text:span text:style-name="T3">absolve</text:span> -o | assolvere | absoudre | to absolve | absolvieren. = solve, exonera, libera, anti condemna. ⊃ absoluto. ⊂ ab solve. </text:p>
        </text:list-item>
        <text:list-item>
          <text:p text:style-name="P86"><text:span text:style-name="T3">absorbe</text:span> -eo | assorbire | absorber | to absorb | absorbieren. = sorbe ab. ⊃ -ente, absorpto. </text:p>
        </text:list-item>
        <text:list-item>
          <text:p text:style-name="P86"><text:span text:style-name="T3">absorbente</text:span> | assorbente | absorbant | -bent | -bent, -bierend. </text:p>
        </text:list-item>
        <text:list-item>
          <text:p text:style-name="P86"><text:span text:style-name="T3">absorptione</text:span> | assorbimento | -ption | -ption | -ption. ⊂ absorpt(o) -ione. </text:p>
        </text:list-item>
        <text:list-item>
          <text:p text:style-name="P86"><text:span text:style-name="T3">absorpto</text:span> -us | assorto, assorbito | -rbé | -rbed | -rbiert. = quem absorbe. </text:p>
        </text:list-item>
        <text:list-item>
          <text:p text:style-name="P86">L. absque = sine. </text:p>
        </text:list-item>
        <text:list-item>
          <text:p text:style-name="P86"><text:span text:style-name="T3">abstemio</text:span> -us | astemio | abstème | abstemious | abstem. = qui ne bibe vino, sobrio ⊂ abs tem(eto) [vino] -io. </text:p>
        </text:list-item>
        <text:list-item>
          <text:p text:style-name="P86"><text:span text:style-name="T3">abstentione</text:span> | astensione | -tion | -tion | -tion. = ton abstine. ⊂ abs ten(e) -tione. </text:p>
        </text:list-item>
        <text:list-item>
          <text:p text:style-name="P86"><text:span text:style-name="T3">absterge</text:span> -eo | astergere | absterger | to absterge | abstergieren. = terge, sicca, poli. ⊃ absterso. </text:p>
        </text:list-item>
        <text:list-item>
          <text:p text:style-name="P86">—<text:span text:style-name="T3">ente</text:span> | astergente | -ent | -ent | -ent. </text:p>
        </text:list-item>
        <text:list-item>
          <text:p text:style-name="P86"><text:span text:style-name="T3">absterso</text:span> 100 | asterso = quem absterge. </text:p>
        </text:list-item>
        <text:list-item>
          <text:p text:style-name="P86">—<text:span text:style-name="T3">ivo</text:span> | astersivo | -if | -ive | -iv. = que absterge. </text:p>
        </text:list-item>
        <text:list-item>
          <text:p text:style-name="P86">abstĭne -eo = tene ab. </text:p>
        </text:list-item>
        <text:list-item>
          <text:p text:style-name="P86"><text:span text:style-name="T3">abstine</text:span> -ĭneo | astenersi | s’abstenir | abstain | abstinieren. = tene se ab. </text:p>
        </text:list-item>
        <text:list-item>
          <text:p text:style-name="P86">—<text:span text:style-name="T3">nte</text:span> -ens | astinente | -ent | -ent | -ent. </text:p>
        </text:list-item>
        <text:list-item>
          <text:p text:style-name="P86">—<text:span text:style-name="T3">ntia</text:span> -a | astinenza | -nce | -nce | -nz. </text:p>
        </text:list-item>
        <text:list-item>
          <text:p text:style-name="P86"><text:span text:style-name="T3">abstractione</text:span> | astrazione | -straction | -tion | -tion. = ton abstrahe. </text:p>
        </text:list-item>
        <text:list-item>
          <text:p text:style-name="P86"><text:span text:style-name="T3">abstracto</text:span> -us | astratto | -trait | -tract | -tract. = quem abstrahe. ⊃ -ione. </text:p>
        </text:list-item>
        <text:list-item>
          <text:p text:style-name="P86"><text:span text:style-name="T3">abstrahe</text:span> -ăho | astrarre | -straire | to abstract | -hieren. ⊂ abs trahe. </text:p>
        </text:list-item>
        <text:list-item>
          <text:p text:style-name="P86">abstrude -o = cela. ⊂ abs trude. ⊃ </text:p>
        </text:list-item>
        <text:list-item>
          <text:p text:style-name="P86"><text:span text:style-name="T3">abstruso</text:span> -us | astruso | -us | -use | -us. = quem abstrude; recondito, celato, occulto, difficile. </text:p>
        </text:list-item>
        <text:list-item>
          <text:p text:style-name="P86"><text:span text:style-name="T3">absurditate</text:span> | assurdità | -ité | -ity | -ität. = re absurdo, absurdo. ⊂ absurd(o) -itate. </text:p>
        </text:list-item>
        <text:list-item>
          <text:p text:style-name="P86"><text:span text:style-name="T3">absurdo</text:span> -us | assurdo | -urde | -urd | -urd. = que sona male, dissonante, repugnante, contra sensu commune. ⊂ ab surdo = male sonante. </text:p>
        </text:list-item>
        <text:list-item>
          <text:p text:style-name="P86"><text:span text:style-name="T3">abunda</text:span> -o | abbondare | abonder | to abound | abundieren. = habe multo, anti ege; es copioso, anti defice. ⊂ ab unda = superflue. </text:p>
        </text:list-item>
        <text:list-item>
          <text:p text:style-name="P86">—<text:span text:style-name="T3">nte</text:span> -ans | abbondante | abondant | -ant | -ant. </text:p>
        </text:list-item>
        <text:list-item>
          <text:p text:style-name="P86">—<text:span text:style-name="T3">ntia</text:span> -a | abbondanza | abondance | -ance | -anz. = exuberantia, divitia. </text:p>
        </text:list-item>
        <text:list-item>
          <text:p text:style-name="P86"><text:span text:style-name="T3">abusivo</text:span> 400 | -sivo | -sif | -sive | -siv. = que abute. ⊂ abus(u) -ivo </text:p>
        </text:list-item>
        <text:list-item>
          <text:p text:style-name="P86"><text:span text:style-name="T3">abusu</text:span> -us | -uso | -us | -use | -usus. = ton abute, malo usu. </text:p>
        </text:list-item>
        <text:list-item>
          <text:p text:style-name="P86"><text:span text:style-name="T3">abute</text:span> -or | abusare | abuser | abuse | abusieren. = ute in malo modo, fac abusu. ⊂ ab ute. </text:p>
        </text:list-item>
        <text:list-item>
          <text:p text:style-name="P86"><text:span text:style-name="T3">abysso</text:span> 300 | abisso | abîme | abyss | Abyssus. ⊂ G. ábussos ⊂ a- <text:soft-page-break/>[sine] bysso [fundo]. </text:p>
        </text:list-item>
        <text:list-item>
          <text:p text:style-name="P86">L. ac = et. </text:p>
        </text:list-item>
        <text:list-item>
          <text:p text:style-name="P86"><text:span text:style-name="T3">acacia</text:span> 100 | -cia | -cia | -cia | -cie. = arbore cum spinas; uno specie es Bot. « robinia pseudoacacia ». ⊂ G. acacía ⊂ ac <text:span text:style-name="T3">ē</text:span> = spina. </text:p>
        </text:list-item>
        <text:list-item>
          <text:p text:style-name="P86"><text:span text:style-name="T3">academia</text:span> -īa, G. Acad <text:span text:style-name="T3">ē</text:span>meia = schola de Platone in horto de Academo. </text:p>
        </text:list-item>
        <text:list-item>
          <text:p text:style-name="P86">— N | acc-, ac- | -émie | -emy | -emie. = societate de scientia, de arte. </text:p>
        </text:list-item>
        <text:list-item>
          <text:p text:style-name="P86"><text:span text:style-name="T3">academico</text:span> -ĭcus | academico | -ique, -icien | -ical, -ician | -isch, -iker. = de Academia. ⊂ G. acadēmicós. </text:p>
        </text:list-item>
        <text:list-item>
          <text:p text:style-name="P86"><text:span text:style-name="T3">acantho</text:span> -us | acanto | -nthe | -nthus | Acanthus. = herba, imitato in capitello corinthio. ⊂ G. ácanthos ⊂ ac(ē) antho [flore]. </text:p>
        </text:list-item>
        <text:list-item>
          <text:p text:style-name="P86"><text:span text:style-name="T3">accede</text:span> -o | -ere | -éder | -ede | -ieren. = cede ad, i ad, assenti, consenti. ⊃ accessu. </text:p>
        </text:list-item>
        <text:list-item>
          <text:p text:style-name="P86"><text:span text:style-name="T3">accelera</text:span> -ĕro | -rare | -lérer | -rate | -rieren. = fac celere, anti modera, anti retarda. ⊂ ad celer(e) -a [verbo]. </text:p>
        </text:list-item>
        <text:list-item>
          <text:p text:style-name="P86">—<text:span text:style-name="T3">tione</text:span> -tio | -azione | accélération | -ation | -ation. </text:p>
        </text:list-item>
        <text:list-item>
          <text:p text:style-name="P86"><text:span text:style-name="T3">accende</text:span> -o | -ere | <text:span text:style-name="T5">allumer</text:span> | accend | -accendieren. = fac igni, inflamma, fac arde. ⊃ accenso. ⊂ ad cande. </text:p>
        </text:list-item>
        <text:list-item>
          <text:p text:style-name="P86"><text:span text:style-name="T3">accensibile</text:span> ĭ 400 | -ibile | <text:span text:style-name="T5">inflammable</text:span> | accendible | accensibel. = quem pote accende. </text:p>
        </text:list-item>
        <text:list-item>
          <text:p text:style-name="P86">—<text:span text:style-name="T3">itate</text:span> | accensibilità | <text:span text:style-name="T5">inflammabilité</text:span> | accendibility | Accensibilität. </text:p>
        </text:list-item>
        <text:list-item>
          <text:p text:style-name="P86"><text:span text:style-name="T3">accensione</text:span> -sio | -ensione | <text:span text:style-name="T5">allumage</text:span> | accension. = ton accende. </text:p>
        </text:list-item>
        <text:list-item>
          <text:p text:style-name="P86"><text:span text:style-name="T3">accenso</text:span> -us | acceso. = quem accende. ⊃ accensione </text:p>
        </text:list-item>
        <text:list-item>
          <text:p text:style-name="P86"><text:span text:style-name="T3">accentu</text:span> 100 | -ento | -ent | -ent | -ent. ⊂ ad cantu, versione de G. prosodia. </text:p>
        </text:list-item>
        <text:list-item>
          <text:p text:style-name="P86"><text:span text:style-name="T3">accentua</text:span> | -are | -er | -ate | -ieren. = da accentu </text:p>
        </text:list-item>
        <text:list-item>
          <text:p text:style-name="P86">—tione | -zione | -tion | -tion | -tion. = accentu </text:p>
        </text:list-item>
        <text:list-item>
          <text:p text:style-name="P86"><text:span text:style-name="T3">accepta</text:span> -o | accettare | -epter | -ept | -ptieren. = accipe, anti recusa. </text:p>
        </text:list-item>
        <text:list-item>
          <text:p text:style-name="P86">—<text:span text:style-name="T3">bile</text:span> ĭ 300 | accettabile | -ble | -ble | -bel. = quem pote accepta. </text:p>
        </text:list-item>
        <text:list-item>
          <text:p text:style-name="P86">—<text:span text:style-name="T3">nte</text:span> | accettante | -ant | -ant | -ant. </text:p>
        </text:list-item>
        <text:list-item>
          <text:p text:style-name="P86">—<text:span text:style-name="T3">tione</text:span> | accettazione | -tion | -tion | -tion. </text:p>
        </text:list-item>
        <text:list-item>
          <text:p text:style-name="P86"><text:span text:style-name="T3">acceptione</text:span> -tio | accezione | -ption | -ption | -ption. = ton accipe; sensu de vocabulo. </text:p>
        </text:list-item>
        <text:list-item>
          <text:p text:style-name="P86"><text:span text:style-name="T3">accepto</text:span> -us | accetto. = quem accipe. ⊃ -ione, accepta </text:p>
        </text:list-item>
        <text:list-item>
          <text:p text:style-name="P86"><text:span text:style-name="T3">accessibile</text:span> ĭ 300 | -bile | -ble | -ble | -ibel. = ad quem pote accede. ⊂ access(u) -ibile. </text:p>
        </text:list-item>
        <text:list-item>
          <text:p text:style-name="P86">—<text:span text:style-name="T3">itate</text:span> | -ità | -ité | -ity | -ität. </text:p>
        </text:list-item>
        <text:list-item>
          <text:p text:style-name="P86"><text:span text:style-name="T3">accessione</text:span> -sio | accessione | -ession | -ession | -ession. = ton accede. </text:p>
        </text:list-item>
        <text:list-item>
          <text:p text:style-name="P86"><text:span text:style-name="T3">accessorio</text:span> | -orio | -oire | -ory | -orisch. = que accede, que contribue, additionale, secundario, anti essentiale, anti principale. ⊂ access(u) -orio. </text:p>
        </text:list-item>
        <text:list-item>
          <text:p text:style-name="P86"><text:span text:style-name="T3">accessu</text:span> | -esso | -ès | -ess | -ess. = to accede, aditu, admissione. </text:p>
        </text:list-item>
        <text:list-item>
          <text:p text:style-name="P86">accĭde -o = cade, veni, eveni. ⊃ -ente. ⊂ ad cade. </text:p>
        </text:list-item>
        <text:list-item>
          <text:p text:style-name="P86"><text:soft-page-break/>accīde -o = cæde, seca. ⊂ ad cæde. </text:p>
        </text:list-item>
        <text:list-item>
          <text:p text:style-name="P86"><text:span text:style-name="T3">accidentale</text:span> | -ale | -el | -al | -al. = de accidente, fortuito, occasionale, incidentale, contingente, ne certo. ⊂ accident(e) -ale. </text:p>
        </text:list-item>
        <text:list-item>
          <text:p text:style-name="P86"><text:span text:style-name="T3">accidente</text:span> -ens | -nte | -nt | -nt | -nt. = que accĭde, eventu, casu. </text:p>
        </text:list-item>
        <text:list-item>
          <text:p text:style-name="P86">accĭpe -io | | | | -pieren. = recipe, accepta. ⊂ ad cape </text:p>
        </text:list-item>
        <text:list-item>
          <text:p text:style-name="P86"><text:span text:style-name="T3">acclama</text:span> -o | -are | -er | to acclaim | acclamieren. = plaude. ⊂ ad clama. </text:p>
        </text:list-item>
        <text:list-item>
          <text:p text:style-name="P86">—<text:span text:style-name="T3">tione</text:span> -tio | -zione | -tion | -tion | -tion. </text:p>
        </text:list-item>
        <text:list-item>
          <text:p text:style-name="P86"><text:span text:style-name="T3">acclimata</text:span> | acclimatare | acclimater | to acclimate, acclimatize | acclimatisieren. = assuefac ad clima. ⊂ ad climat(e) -a. </text:p>
        </text:list-item>
        <text:list-item>
          <text:p text:style-name="P86">—<text:span text:style-name="T3">tione</text:span> | -zione | -tion | -tion | -tion. </text:p>
        </text:list-item>
        <text:list-item>
          <text:p text:style-name="P86"><text:span text:style-name="T3">accomoda</text:span> -ŏdo | -dare | -der | -date | -dieren. = fac commodo, adapta. ⊂ ad commod(o) -a [verbo]. </text:p>
        </text:list-item>
        <text:list-item>
          <text:p text:style-name="P86">—<text:span text:style-name="T3">bile</text:span> -ĭlis | -bile | -ble | -ble | -bel. </text:p>
        </text:list-item>
        <text:list-item>
          <text:p text:style-name="P86">—<text:span text:style-name="T3">tione</text:span> | -zione | -tion | -tion | -tion. </text:p>
        </text:list-item>
        <text:list-item>
          <text:p text:style-name="P86"><text:span text:style-name="T3">accredita</text:span> -ĭto | accreditare | -éditer | -dit | -ditieren. = pone in credito. ⊂ ad credit(o) -a. </text:p>
        </text:list-item>
        <text:list-item>
          <text:p text:style-name="P86"><text:span text:style-name="T3">accresce</text:span> -o | crescere | croître | to increase, accrue | -scieren. = auge se, cresce. ⊂ ad cresce. ⊃ I. accrescere, F. accroître = auge, fac cresce. </text:p>
        </text:list-item>
        <text:list-item>
          <text:p text:style-name="P86"><text:span text:style-name="T3">accumula</text:span> -ŭlo | -are | -er | -ate | -ieren. ⊂ ad cumul(o) -a [verbo]. </text:p>
        </text:list-item>
        <text:list-item>
          <text:p text:style-name="P86">—<text:span text:style-name="T3">tione</text:span> | -zione | -tion | -tion | -tion. </text:p>
        </text:list-item>
        <text:list-item>
          <text:p text:style-name="P86">—<text:span text:style-name="T3">tore</text:span> 100 | -tore | -teur | -tor | -tor. </text:p>
        </text:list-item>
        <text:list-item>
          <text:p text:style-name="P86"><text:span text:style-name="T3">accurato</text:span> -us | -ato | <text:span text:style-name="T5">soigné</text:span> | -ate | -at. = cum cura, exacto, assiduo, diligente. ⊂ ad cura -to. </text:p>
        </text:list-item>
        <text:list-item>
          <text:p text:style-name="P86">accurre -o | accorrere | accourir | | -rrieren. = curre ad, curre. </text:p>
        </text:list-item>
        <text:list-item>
          <text:p text:style-name="P86"><text:span text:style-name="T3">accusa</text:span> -o | -sare | -ser | -se | -sieren. ⊂ ad causa, da causa </text:p>
        </text:list-item>
        <text:list-item>
          <text:p text:style-name="P86">—<text:span text:style-name="T3">bile</text:span> -bĭlis | -abile | -able | -able | -abel. </text:p>
        </text:list-item>
        <text:list-item>
          <text:p text:style-name="P86">—<text:span text:style-name="T3">tione</text:span> -tio | l’accusa | -ation | -ation | -ation. </text:p>
        </text:list-item>
        <text:list-item>
          <text:p text:style-name="P86">—<text:span text:style-name="T3">tivo</text:span> 100 | -ativo | -atif | -tive | -tiv. = que accusa, quarto casu latino. </text:p>
        </text:list-item>
        <text:list-item>
          <text:p text:style-name="P86">—<text:span text:style-name="T3">tore</text:span> -tor | -tore | -teur | -ser | -tor. = que accusa. </text:p>
        </text:list-item>
        <text:list-item>
          <text:p text:style-name="P86">—<text:span text:style-name="T3">torio</text:span> -us | -atorio | -atoire | -atory | -atorisch. = (libello) que accusa. ⊂ accusator(e) -io. </text:p>
        </text:list-item>
        <text:list-item>
          <text:p text:style-name="P86"><text:span text:style-name="T3">ACE</text:span> -eo = es acido. ⊃ acesce, aceto, acido, acino, acre. ⊂ E. ace = es acuto ⊃ L. acu, acre, acie; G. acē, acro. </text:p>
        </text:list-item>
        <text:list-item>
          <text:p text:style-name="P86">G. acē, ac <text:span text:style-name="T3">ē</text:span> = spina. ⊃ acacia, acantho. </text:p>
        </text:list-item>
        <text:list-item>
          <text:p text:style-name="P86"><text:span text:style-name="T3">acephalo</text:span> ă 600 | acefalo | acéphale | acephalous | Acephalen. = (animale) sine capite. ⊂ G. acéphalos ⊂ a- cephal(ē) -o. </text:p>
        </text:list-item>
        <text:list-item>
          <text:p text:style-name="P86"><text:span text:style-name="T3">acerbitate</text:span> -tas | -bità | -bité | -bity | -bität. ⊂ acerb(o) -itate. </text:p>
        </text:list-item>
        <text:list-item>
          <text:p text:style-name="P86"><text:span text:style-name="T3">acerbo</text:span> -us | acerbo | acerbe, aigre | acerb. = acre, anti maturo, anti dulce, quasi acido. ⊃ acerbitate, exacerba. ⊂ acr(e) -bo. </text:p>
        </text:list-item>
        <text:list-item>
          <text:p text:style-name="P86"><text:span text:style-name="T3">acere</text:span> acer -ĕr- | acere | érable | acer | Ahorn. = Bot. « acer pseudoplatanum ». ⊂ E. ⊃ D. Ahor <text:span text:style-name="T5">n</text:span>, R. javor. </text:p>
        </text:list-item>
        <text:list-item>
          <text:p text:style-name="P86">acĕre acus = palea. </text:p>
        </text:list-item>
        <text:list-item>
          <text:p text:style-name="P86"><text:span text:style-name="T3">acesce</text:span> -o = fi acido, i ace. ⊂ ace -sce. </text:p>
        </text:list-item>
        <text:list-item>
          <text:p text:style-name="P86">—<text:span text:style-name="T3">nte</text:span> -ens | -nte | -nt | -nt | -nt. </text:p>
        </text:list-item>
        <text:list-item>
          <text:p text:style-name="P86"><text:soft-page-break/>—<text:span text:style-name="T3">ntia</text:span> | -nza | -nce | -nce | -nz. </text:p>
        </text:list-item>
        <text:list-item>
          <text:p text:style-name="P86"><text:span text:style-name="T3">acetico</text:span> -ĭcus | -etico | -étique | -etic | -etisch. = (acido) ex aceto. </text:p>
        </text:list-item>
        <text:list-item>
          <text:p text:style-name="P86"><text:span text:style-name="T3">aceto</text:span> -um | aceto | <text:span text:style-name="T5">vinaigre</text:span> | <text:span text:style-name="T5">vinegar</text:span> | Essig. = vino acre. ⊂ ace -to. </text:p>
        </text:list-item>
        <text:list-item>
          <text:p text:style-name="P86">—<text:span text:style-name="T3">oso</text:span> | acetoso | acéteux | acetous. </text:p>
        </text:list-item>
        <text:list-item>
          <text:p text:style-name="P86">—<text:span text:style-name="T3">yle</text:span> N | -ile | -étyl(ène) | -yle | -yl. ⊂ acet(o) (h)yle [substantia]. </text:p>
        </text:list-item>
        <text:list-item>
          <text:p text:style-name="P86"><text:span text:style-name="T3">achate</text:span> ā -es 100 | agata | agate | agate | Achat. ⊂ G. achátēs. </text:p>
        </text:list-item>
        <text:list-item>
          <text:p text:style-name="P86"><text:span text:style-name="T3">achromatico</text:span> -ĭcus | acromatico | achromatique | achromatic | achromatisch. = (lente) que non produc colores. ⊂ G. achr <text:span text:style-name="T3">ō</text:span>matos ⊂ a- [sine] chromat(e) [colore] -o. </text:p>
        </text:list-item>
        <text:list-item>
          <text:p text:style-name="P86"><text:span text:style-name="T3">aciario</text:span> M | acciaio | acier | <text:span text:style-name="T5">steel</text:span> (acier <text:span text:style-name="T5">age</text:span>) | <text:span text:style-name="T5">Stahl</text:span> (Acierr <text:span text:style-name="T5">ie</text:span>). ⊂ aci(e) -ario = ferro de acie, chalybe. </text:p>
        </text:list-item>
        <text:list-item>
          <text:p text:style-name="P86">aciario 300 = theca pro acus. </text:p>
        </text:list-item>
        <text:list-item>
          <text:p text:style-name="P86"><text:span text:style-name="T3">acidifica</text:span> -ĭco | -ificare | -ifier | -ify | acidieren. ⊂ acid(o) -i- fac -a [verbo]. </text:p>
        </text:list-item>
        <text:list-item>
          <text:p text:style-name="P86"><text:span text:style-name="T3">acidimetro</text:span> ĕ | -metro | -mètre | -meter | -meter. ⊂ acid(o) -i- -metro. </text:p>
        </text:list-item>
        <text:list-item>
          <text:p text:style-name="P86"><text:span text:style-name="T3">aciditate</text:span> | -ità | -ité | -ity | -ität. ⊂ acid(o) -itate. </text:p>
        </text:list-item>
        <text:list-item>
          <text:p text:style-name="P86"><text:span text:style-name="T3">acido</text:span> ĭ 100 | I. H. P. -do | -de | -d | -dum. = que ace. ⊂ ac(e) -ido. </text:p>
        </text:list-item>
        <text:list-item>
          <text:p text:style-name="P86"><text:span text:style-name="T3">acidula</text:span> -ŭlo | acidulare | -duler | -dulate | -ieren. = fac acidulo, adde acido. </text:p>
        </text:list-item>
        <text:list-item>
          <text:p text:style-name="P86"><text:span text:style-name="T3">acidulo</text:span> ŭ 100 | -dulo | -dule | -dulous | -dul. = quasi acido. ⊂ acid(o) -ulo. </text:p>
        </text:list-item>
        <text:list-item>
          <text:p text:style-name="P86"><text:span text:style-name="T3">acie</text:span> -es | <text:span text:style-name="T5">taglio</text:span> | <text:span text:style-name="T5">tranchant</text:span> | edge | <text:span text:style-name="T5">Schärfe</text:span>, (Ecke = angulo). ⊃ aciario. ⊂ E. acia ⊂ E. ace ⊃ A. D. </text:p>
        </text:list-item>
        <text:list-item>
          <text:p text:style-name="P86"><text:span text:style-name="T3">acino</text:span> -ĭnum | -no | <text:span text:style-name="T5">pépin</text:span>, acine | -nus. ⊂ ac(e) -ino. = grano de uva. </text:p>
        </text:list-item>
        <text:list-item>
          <text:p text:style-name="P86">—<text:span text:style-name="T3">iforme</text:span> | -forme | -forme | -form | -form. </text:p>
        </text:list-item>
        <text:list-item>
          <text:p text:style-name="P86"><text:span text:style-name="T3">acolutho</text:span> | accolito | acolyte | acolyth | Akoluth. = sequace, sectatore. ⊂ G. acólouthos ⊂ a [simul] colytho [via]. ⊃ an—. </text:p>
        </text:list-item>
        <text:list-item>
          <text:p text:style-name="P86"><text:span text:style-name="T3">aconito</text:span> ī -um | -ito | -nit | -nite | -nit. = Bot. « aconitum napellus » ⊂ G. acóniton. </text:p>
        </text:list-item>
        <text:list-item>
          <text:p text:style-name="P86"><text:span text:style-name="T3">acotyledone</text:span> ŏ | -done | -édone | -don | -donen. = (planta) sine cotyledone. </text:p>
        </text:list-item>
        <text:list-item>
          <text:p text:style-name="P86"><text:span text:style-name="T3">acquiesce</text:span> -o | acquietarsi | -scer | -sce | -scieren. = ne oppone. ⊂ ad quiesce. </text:p>
        </text:list-item>
        <text:list-item>
          <text:p text:style-name="P86">—<text:span text:style-name="T3">entia</text:span> | -enza | -ement | -ence | -enz. </text:p>
        </text:list-item>
        <text:list-item>
          <text:p text:style-name="P86"><text:span text:style-name="T3">acquire</text:span> ī -o | acquistare | acquérir | to acquire | acquirieren. ⊂ ad quære. = obtine, eme. ⊃ acquisito. </text:p>
        </text:list-item>
        <text:list-item>
          <text:p text:style-name="P86">—<text:span text:style-name="T3">ente</text:span> | -ente | acquérant | -irer | -ent. </text:p>
        </text:list-item>
        <text:list-item>
          <text:p text:style-name="P86"><text:span text:style-name="T3">acquisitione</text:span> 300 | acquisto, acquisizione | -ition | -ition, acquest | -tion. = ton acquire. </text:p>
        </text:list-item>
        <text:list-item>
          <text:p text:style-name="P86"><text:span text:style-name="T3">acquisito</text:span> ī -us | acquisito, acquistato | acquis, acquêt | -uisite, acquired | -uisitum. = quem acquire. ⊃ -ione. </text:p>
        </text:list-item>
        <text:list-item>
          <text:p text:style-name="P86"><text:span text:style-name="T3">acre</text:span> acer | acre, agro | âcre, aigre | acrid, eager | <text:span text:style-name="T5">scharf</text:span>. ⊃ acrimonie, acritate, acerbo. ⊂ E. acro ⊂ ac(e) -ro. ⊃ G. acro = summo, A. ear, D. Aehre = spica, R. ostro = acuto. </text:p>
        </text:list-item>
        <text:list-item>
          <text:p text:style-name="P86"><text:span text:style-name="T3">acrimonia</text:span> -a | -nia | -nie | -ny | -nie. = to es acre, asperitate, severitate, amaritudine. </text:p>
        </text:list-item>
        <text:list-item>
          <text:p text:style-name="P86"><text:soft-page-break/>—<text:span text:style-name="T3">ioso</text:span> | -ioso | -ieux | -ious. = acre. </text:p>
        </text:list-item>
        <text:list-item>
          <text:p text:style-name="P86"><text:span text:style-name="T3">acritate</text:span> 200 = </text:p>
        </text:list-item>
        <text:list-item>
          <text:p text:style-name="P86"><text:span text:style-name="T3">acritudine</text:span> ĭ 100 | acredine | âcreté | acritude, acrity. = to es acre. </text:p>
        </text:list-item>
        <text:list-item>
          <text:p text:style-name="P86">G. acro ácros = summo, vertice. ⊃ acrob <text:span text:style-name="T5">ato</text:span>, acro <text:span text:style-name="T5">poli</text:span>, <text:span text:style-name="T5">Trin</text:span>acr <text:span text:style-name="T5">ia</text:span>. ⊂ ace. </text:p>
        </text:list-item>
        <text:list-item>
          <text:p text:style-name="P86"><text:span text:style-name="T3">acrobato</text:span> ā | -ata | -ate | -at | Akrobat. = gymnastico super fune. ⊂ G. acróbatos ⊂ acro ba -to = que i in alto. </text:p>
        </text:list-item>
        <text:list-item>
          <text:p text:style-name="P86">—<text:span text:style-name="T3">ico</text:span> ĭ 100 | -ico | -ique | -ic. ⊂ G. -icós. ⊂ acrobat(o) -ĭco. = de acrobato. </text:p>
        </text:list-item>
        <text:list-item>
          <text:p text:style-name="P86"><text:span text:style-name="T3">acropoli</text:span> ŏ | -oli | -ole | -olis | -olis. ⊂ G. acrópolis ⊂ acro poli = urbe in alto. </text:p>
        </text:list-item>
        <text:list-item>
          <text:p text:style-name="P86"><text:span text:style-name="T3">acrosticho</text:span> ĭ | -ico | -iche | -ic | -ichon. = versu [sticho], cum initiales [acro] que forma vocabulo. ⊂ G. -óstichon. </text:p>
        </text:list-item>
        <text:list-item>
          <text:p text:style-name="P86"><text:span text:style-name="T3">actione</text:span> -tio | azione | -ion | -ion | -ion. = ton age. </text:p>
        </text:list-item>
        <text:list-item>
          <text:p text:style-name="P86"><text:span text:style-name="T3">actione</text:span> N | azione | -tion | -tion | Actie. = parte de instituto commerciale. </text:p>
        </text:list-item>
        <text:list-item>
          <text:p text:style-name="P86">—<text:span text:style-name="T3">ario</text:span> = </text:p>
        </text:list-item>
        <text:list-item>
          <text:p text:style-name="P86">—<text:span text:style-name="T3">ista</text:span> | azionista | -nnaire | -nary, -ist | -när, -ist. </text:p>
        </text:list-item>
        <text:list-item>
          <text:p text:style-name="P86"><text:span text:style-name="T3">activitate</text:span> | attività | -ité | -ity | -tät. ⊂ activ(o) -itate. </text:p>
        </text:list-item>
        <text:list-item>
          <text:p text:style-name="P86"><text:span text:style-name="T3">activo</text:span> 100 | attivo | -tif | -tive | -tiv. = que age, anti passivo. ⊂ act(o) -ivo. </text:p>
        </text:list-item>
        <text:list-item>
          <text:p text:style-name="P86"><text:span text:style-name="T3">acto</text:span> -um | atto | acte | act | Act. = quem age. ⊂ ag(e) -to. ⊃ coacto, exacto, redacto, actore, actione, activo. </text:p>
        </text:list-item>
        <text:list-item>
          <text:p text:style-name="P86"><text:span text:style-name="T3">actore</text:span> -tor | attore | -teur | -tor | -tor. = que age. </text:p>
        </text:list-item>
        <text:list-item>
          <text:p text:style-name="P86"><text:span text:style-name="T3">actrice</text:span> 500 | attrice | actrice | actress | Actrice. = actore femina. ⊂ act(o)r(e) -ice. </text:p>
        </text:list-item>
        <text:list-item>
          <text:p text:style-name="P86"><text:span text:style-name="T3">actu</text:span> -us | atto | acte | act | Act, Actus. = ton age. ⊂ ag(e) -tu. </text:p>
        </text:list-item>
        <text:list-item>
          <text:p text:style-name="P86"><text:span text:style-name="T3">actua</text:span> | attuare | effectuer | to actuate. = age, pone in actu, fac, effice. </text:p>
        </text:list-item>
        <text:list-item>
          <text:p text:style-name="P86"><text:span text:style-name="T3">actuale</text:span> 500 | attuale | -el | -al | -ell. = de actu, præsente, effectivo, anti virtuale, anti potentiale. ⊂ actu -ale. </text:p>
        </text:list-item>
        <text:list-item>
          <text:p text:style-name="P86">—<text:span text:style-name="T3">itate</text:span> | attualità | -lité | -lity | -lität. </text:p>
        </text:list-item>
        <text:list-item>
          <text:p text:style-name="P86">actuario 200 = scriba. ⊂ actu -ario. </text:p>
        </text:list-item>
        <text:list-item>
          <text:p text:style-name="P86"><text:span text:style-name="T3">actuario</text:span> N | attuario | actuaire | actuary | Actuar. = calculatore de assecurantias. </text:p>
        </text:list-item>
        <text:list-item>
          <text:p text:style-name="P86"><text:span text:style-name="T3">actuatione</text:span> | attuazione | | -tion | -tion. = effectuatione. </text:p>
        </text:list-item>
        <text:list-item>
          <text:p text:style-name="P86"><text:span text:style-name="T3">ACU</text:span> -us | ago | aiguille | <text:span text:style-name="T5">needle</text:span> | <text:span text:style-name="T5">Nadel</text:span> | H. aguja | P. agulha. ⊃ acue, acumine, acuto, aculeo. ⊂ ac(e) -u. </text:p>
        </text:list-item>
        <text:list-item>
          <text:p text:style-name="P86"><text:span text:style-name="T3">acue</text:span> -o | acuire, aguzzare | aiguiser | acuate | acuieren. = redde acuto. </text:p>
        </text:list-item>
        <text:list-item>
          <text:p text:style-name="P86">G. acue acoúō = audi. ⊃ acustico. </text:p>
        </text:list-item>
        <text:list-item>
          <text:p text:style-name="P86"><text:span text:style-name="T3">aculeo</text:span> -us | aculeo | aiguillon | aculeus, <text:span text:style-name="T5">sting</text:span> | Aculeus. ⊂ acu. </text:p>
        </text:list-item>
        <text:list-item>
          <text:p text:style-name="P86"><text:span text:style-name="T3">acumine</text:span> -men -mĭn- | acume | acuité | -men | -men. ⊂ acu mĭne. </text:p>
        </text:list-item>
        <text:list-item>
          <text:p text:style-name="P86">—<text:span text:style-name="T3">a</text:span> ĭ 400 | -are | aiguiser | -ate | -ieren. = acue. </text:p>
        </text:list-item>
        <text:list-item>
          <text:p text:style-name="P86">—<text:span text:style-name="T3">ato</text:span> 100 | -ato | -é | -ate | -iert. </text:p>
        </text:list-item>
        <text:list-item>
          <text:p text:style-name="P86"><text:span text:style-name="T3">acupunctura</text:span> | acupuntura | -ure | -ure | -ur. = punctura per acu. </text:p>
        </text:list-item>
        <text:list-item>
          <text:p text:style-name="P86"><text:span text:style-name="T3">acustica</text:span> -ĭca | -ica | acoustique | acoustics | -ik. = scientia de sono. <text:soft-page-break/>⊂ G. -ic <text:span text:style-name="T3">ē</text:span>. </text:p>
        </text:list-item>
        <text:list-item>
          <text:p text:style-name="P86"><text:span text:style-name="T3">acustico</text:span> -ĭcus | -tico | acoustique | acoustic | -tisch. = facile ad audi, sonoro. ⊂ G. -icós. ⊂ acu(e) -stico. </text:p>
        </text:list-item>
        <text:list-item>
          <text:p text:style-name="P86"><text:span text:style-name="T3">acuto</text:span> -us | acuto | aigu | acute | akut. = in forma de acu. ⊂ acu -to. </text:p>
        </text:list-item>
        <text:list-item>
          <text:p text:style-name="P86"><text:span text:style-name="T3">AD</text:span> ad | a, ad | à | at, <text:span text:style-name="T5">to</text:span> | <text:span text:style-name="T5">zu</text:span>, <text:span text:style-name="T5">an</text:span> | H. P. a. ⊃ accentu, accepta, acciedente, adepto, adjuncto, administra, advocato, affixo, appellante, appete, applaude, approba, aspecta, assessore, assiste, attesta. ⊂ E. ad ⊃ A. at. </text:p>
        </text:list-item>
        <text:list-item>
          <text:p text:style-name="P86"><text:span text:style-name="T3">adæqua</text:span> -o | adequare | rendre adéquat | to adequate | adæquieren. ⊂ ad æqua. </text:p>
        </text:list-item>
        <text:list-item>
          <text:p text:style-name="P86">—<text:span text:style-name="T3">to</text:span> | adequato | adéquat, <text:span text:style-name="T5">conforme</text:span> | adequate | -adæquat. </text:p>
        </text:list-item>
        <text:list-item>
          <text:p text:style-name="P86">adagio -um 200 | -agio | -age | -age | -agium. = proverbio, aphorisma. </text:p>
        </text:list-item>
        <text:list-item>
          <text:p text:style-name="P86">I. F. A. D. adagio = lento (in musica). </text:p>
        </text:list-item>
        <text:list-item>
          <text:p text:style-name="P86"><text:span text:style-name="T3">adamante</text:span> -mas | diamante | diamant | adamant, diamond | Diamant. ⊂ G. adámas, -antos ⊂ a- [ne] dama [doma] -nte = ne domabile. </text:p>
        </text:list-item>
        <text:list-item>
          <text:p text:style-name="P86"><text:span text:style-name="T3">adamantino</text:span> -us | -ino | -in | -ine. ⊂ G. adamántinos = de adamante. </text:p>
        </text:list-item>
        <text:list-item>
          <text:p text:style-name="P86"><text:span text:style-name="T3">adapta</text:span> -o | adattare | -pter | to adapt | -ptieren. = apta ad, accomoda. </text:p>
        </text:list-item>
        <text:list-item>
          <text:p text:style-name="P86">—<text:span text:style-name="T3">bile</text:span> -ĭlis | adattabile | -ble | -ble | -bel. </text:p>
        </text:list-item>
        <text:list-item>
          <text:p text:style-name="P86">—<text:span text:style-name="T3">tione</text:span> | adattazione | -tion | -tion | -tion. </text:p>
        </text:list-item>
        <text:list-item>
          <text:p text:style-name="P86"><text:span text:style-name="T3">ADDE</text:span> -o | add <text:span text:style-name="T5">izionare</text:span> | add <text:span text:style-name="T5">itionner</text:span> | to add | addieren. = da ad, adjunge, junge, annecte, uni, auge. ⊃ -endo, -ito. ⊂ ad da. </text:p>
        </text:list-item>
        <text:list-item>
          <text:p text:style-name="P86">—<text:span text:style-name="T3">ndo</text:span> | -endo | -enda | -endum | -end. = quem debe adde. ⊂ adde -ndo. </text:p>
        </text:list-item>
        <text:list-item>
          <text:p text:style-name="P86">addense -eo = condensa. </text:p>
        </text:list-item>
        <text:list-item>
          <text:p text:style-name="P86"><text:span text:style-name="T3">additionale</text:span> | addizionale | additionnel | -ional | -ional. ⊂ addition(e) -ale. </text:p>
        </text:list-item>
        <text:list-item>
          <text:p text:style-name="P86"><text:span text:style-name="T3">additione</text:span> 100 | -zione | -tion | -tion | -tion. ⊂ add(e) -itione. </text:p>
        </text:list-item>
        <text:list-item>
          <text:p text:style-name="P86"><text:span text:style-name="T3">additivo</text:span> 400 | -ivo | -if | -ive | -iv. ⊂ addit(o) -ivo. </text:p>
        </text:list-item>
        <text:list-item>
          <text:p text:style-name="P86"><text:span text:style-name="T3">addito</text:span> -ĭtus = quem adde. ⊃ -ione. </text:p>
        </text:list-item>
        <text:list-item>
          <text:p text:style-name="P86"><text:span text:style-name="T3">adduc</text:span> -o | addurre | <text:span text:style-name="T5">amener</text:span> | adduce | -cieren. = duc ad, conduc, cita, apporta, allega. </text:p>
        </text:list-item>
        <text:list-item>
          <text:p text:style-name="P86">—<text:span text:style-name="T3">tione</text:span> | -zione | -tion | -tion | -tion. </text:p>
        </text:list-item>
        <text:list-item>
          <text:p text:style-name="P86">—<text:span text:style-name="T3">tore</text:span> | adduttore | -teur | -tor | -tor. = (musculo) que adduce. </text:p>
        </text:list-item>
        <text:list-item>
          <text:p text:style-name="P86">adepto -us = acquisito. ⊂ ad apto. </text:p>
        </text:list-item>
        <text:list-item>
          <text:p text:style-name="P86"><text:span text:style-name="T3">adepto</text:span> N | adepto | -epte | -ept | -ept. = initiato, acquisito ad uno idea. </text:p>
        </text:list-item>
        <text:list-item>
          <text:p text:style-name="P86"><text:span text:style-name="T3">adhære</text:span> -eo | aderire | -hérer | adhere | adhærieren. = hære ad. </text:p>
        </text:list-item>
        <text:list-item>
          <text:p text:style-name="P86">—<text:span text:style-name="T3">nte</text:span> | aderente | -hérent | -herent | adhærent. = sectatore, discipulo. </text:p>
        </text:list-item>
        <text:list-item>
          <text:p text:style-name="P86">—<text:span text:style-name="T3">ntia</text:span> | aderenza | adhérence | adherence | Adhærenz. = to adhære. </text:p>
        </text:list-item>
        <text:list-item>
          <text:p text:style-name="P86"><text:span text:style-name="T3">adhæsione</text:span> -sio | adesione | adhésion | adhesion | Adhæsion. = ton adhære. </text:p>
        </text:list-item>
        <text:list-item>
          <text:p text:style-name="P86"><text:span text:style-name="T3">adhæsivo</text:span> | adesivo | adhésif | adhesive | adhæsiv. = que adhære. </text:p>
        </text:list-item>
        <text:list-item>
          <text:p text:style-name="P86"><text:soft-page-break/><text:span text:style-name="T3">adipe</text:span> adeps adĭp- | adipe, <text:span text:style-name="T5">grassa</text:span> | <text:span text:style-name="T5">graisse</text:span> | <text:span text:style-name="T5">grease</text:span>, <text:span text:style-name="T5">fat</text:span>, adeps | Adeps. ⊃ adiposo. ⊂ G. áleipha. </text:p>
        </text:list-item>
        <text:list-item>
          <text:p text:style-name="P86">—<text:span text:style-name="T3">ositate</text:span> | adiposità | -sité | -sity. </text:p>
        </text:list-item>
        <text:list-item>
          <text:p text:style-name="P86">—<text:span text:style-name="T3">oso</text:span> | -oso | -eux | -ose | -ös. </text:p>
        </text:list-item>
        <text:list-item>
          <text:p text:style-name="P86"><text:span text:style-name="T3">aditu</text:span> -ĭtus | adito | <text:span text:style-name="T5">accès</text:span> | adit | aditus. = to i ad, (via) pro i ad. ⊂ ad i -tu. </text:p>
        </text:list-item>
        <text:list-item>
          <text:p text:style-name="P86"><text:span text:style-name="T3">adjace</text:span> -ăceo = jace ad. </text:p>
        </text:list-item>
        <text:list-item>
          <text:p text:style-name="P86">—<text:span text:style-name="T3">ente</text:span> -ens | -ente | -ent | -ent | -ent. = proximo, contiguo. </text:p>
        </text:list-item>
        <text:list-item>
          <text:p text:style-name="P86"><text:span text:style-name="T3">adjectivo</text:span> 500 | aggettivo | -tif | -tive | -iv, -ivum. ⊂ ad jact(o) -ivo. = vocabulo que concorda cum substantivo. </text:p>
        </text:list-item>
        <text:list-item>
          <text:p text:style-name="P86"><text:span text:style-name="T3">adjudica</text:span> -ĭco | aggiudicare | adjuger | to adjuge, adjudicate | -icieren. = judica, decerne, determina. </text:p>
        </text:list-item>
        <text:list-item>
          <text:p text:style-name="P86">—<text:span text:style-name="T3">tione</text:span> 300 | aggiudicazione | -tion | -tion | -tion. </text:p>
        </text:list-item>
        <text:list-item>
          <text:p text:style-name="P86"><text:span text:style-name="T3">adjunctione</text:span> -tio | aggiunta | adjonction | -tion | -tion. = ton adjunge. </text:p>
        </text:list-item>
        <text:list-item>
          <text:p text:style-name="P86"><text:span text:style-name="T3">adjuncto</text:span> -us | aggiunto | adjoint | -junct | -junkt. = quem adjunge. </text:p>
        </text:list-item>
        <text:list-item>
          <text:p text:style-name="P86"><text:span text:style-name="T3">adjunge</text:span> -o | aggiungere | adjoindre | to adjoin | -gieren. = adde. ⊃ adjuncto. ⊂ ad junge. </text:p>
        </text:list-item>
        <text:list-item>
          <text:p text:style-name="P86"><text:span text:style-name="T3">adjura</text:span> ū -o | scongiurare | -rer | -ure | -rieren. ⊂ ad jura. </text:p>
        </text:list-item>
        <text:list-item>
          <text:p text:style-name="P86">—<text:span text:style-name="T3">tione</text:span> 200 | scongiuro | -tion | -tion | -tion. </text:p>
        </text:list-item>
        <text:list-item>
          <text:p text:style-name="P86">adjusta | aggiustare | ajuster | adjust | -ieren. = fac justo, adapta, accommoda, dispone, regula, rectifica. </text:p>
        </text:list-item>
        <text:list-item>
          <text:p text:style-name="P86"><text:span text:style-name="T3">adjuta</text:span> ū -o = adjuva. ⊂ adju(va) -ta. </text:p>
        </text:list-item>
        <text:list-item>
          <text:p text:style-name="P86">—<text:span text:style-name="T3">nte</text:span> | ajutante | -udant | -ant | -ant. </text:p>
        </text:list-item>
        <text:list-item>
          <text:p text:style-name="P86">adjutu 500 | aiuto | aide | aid, <text:span text:style-name="T5">help</text:span> | Adjuten. = auxilio. </text:p>
        </text:list-item>
        <text:list-item>
          <text:p text:style-name="P86"><text:span text:style-name="T3">adjuva</text:span> -ŭvo | aiutare, coadiuvare | aider | <text:span text:style-name="T5">to help</text:span>, aid, adjute | -vieren. = juva. </text:p>
        </text:list-item>
        <text:list-item>
          <text:p text:style-name="P86"><text:span text:style-name="T3">adminiculo</text:span> -ŭlum | amminicolo | -ule | -cle | -culum. = baculo, palo pro vites; medio, instrumento, auxilio. ⊂ ad man(u) -iculo. </text:p>
        </text:list-item>
        <text:list-item>
          <text:p text:style-name="P86"><text:span text:style-name="T3">administra</text:span> -o | amministrare | -strer | -ster | -strieren. ⊂ ad ministra. </text:p>
        </text:list-item>
        <text:list-item>
          <text:p text:style-name="P86">—<text:span text:style-name="T3">tione</text:span> -tio | amministrazione | -ation | -ation | -ation. </text:p>
        </text:list-item>
        <text:list-item>
          <text:p text:style-name="P86">—<text:span text:style-name="T3">tivo</text:span> 100 | amm—ivo | -if | -ive | -iv. </text:p>
        </text:list-item>
        <text:list-item>
          <text:p text:style-name="P86">—<text:span text:style-name="T3">tore</text:span> -tor | amm—ore | -teur | -tor | -tor. </text:p>
        </text:list-item>
        <text:list-item>
          <text:p text:style-name="P86"><text:span text:style-name="T3">admira</text:span> ī -or | ammirare | -irer | -ire | -rieren. = existima, pretia, mira, approba. ⊂ ad mira. </text:p>
        </text:list-item>
        <text:list-item>
          <text:p text:style-name="P86">—<text:span text:style-name="T3">bile</text:span> -ĭlis | -bile | -ble | -ble | -bel. </text:p>
        </text:list-item>
        <text:list-item>
          <text:p text:style-name="P86">—<text:span text:style-name="T3">tione</text:span> -tio | -zione | -tion | -tion | -tion. </text:p>
        </text:list-item>
        <text:list-item>
          <text:p text:style-name="P86">—<text:span text:style-name="T3">tore</text:span> 100 | -tore | -teur | -rer | -teur. </text:p>
        </text:list-item>
        <text:list-item>
          <text:p text:style-name="P86"><text:span text:style-name="T3">admissibile</text:span> -ĭlis | ammissibile | admissible | admissible | admissibel. ⊂ admiss(o) -ibile. </text:p>
        </text:list-item>
        <text:list-item>
          <text:p text:style-name="P86"><text:span text:style-name="T3">admissione</text:span> 100 | ammissione | -ssion | -ssion | -ssion. ⊂ admiss(o) -ione. </text:p>
        </text:list-item>
        <text:list-item>
          <text:p text:style-name="P86"><text:span text:style-name="T3">admisso</text:span> -us | ammesso | -mis | -itted | -miss. ⊂ admitt(e) -to. </text:p>
        </text:list-item>
        <text:list-item>
          <text:p text:style-name="P86"><text:span text:style-name="T3">admitte</text:span> -o | ammettere | admettre | to admit | -ttieren. = recipe, anti exclude, concede. ⊃ admisso. ⊂ ad mitte. </text:p>
        </text:list-item>
        <text:list-item>
          <text:p text:style-name="P86"><text:span text:style-name="T3">admone</text:span> -ŏneo | ammonire | <text:span text:style-name="T5">avertir</text:span>, admonester | to admonish | -<text:soft-page-break/>ieren. = mone, exhorta, adverte, informa. ⊃ admonito, -ione, -ore. ⊂ ad mone. </text:p>
        </text:list-item>
        <text:list-item>
          <text:p text:style-name="P86">—<text:span text:style-name="T3">itione</text:span> -tio | ammonizione | -ition | -ition | -ition. ⊂ admonit(o) -ione. </text:p>
        </text:list-item>
        <text:list-item>
          <text:p text:style-name="P86">—<text:span text:style-name="T3">ito</text:span> -ĭtus | ammonito. = quem admone. ⊃ -ione. </text:p>
        </text:list-item>
        <text:list-item>
          <text:p text:style-name="P86">—<text:span text:style-name="T3">itore</text:span> -tor | ammonitore | -eur | -or. = qui admone. </text:p>
        </text:list-item>
        <text:list-item>
          <text:p text:style-name="P86"><text:span text:style-name="T3">adolesce</text:span> -o = cresce. ⊂ ad ale -sce. </text:p>
        </text:list-item>
        <text:list-item>
          <text:p text:style-name="P86">—<text:span text:style-name="T3">nte</text:span> | -ente | -ent | -ent | -ent. </text:p>
        </text:list-item>
        <text:list-item>
          <text:p text:style-name="P86">—<text:span text:style-name="T3">ntia</text:span> -a | -enza | -ence | -ence | -enz. = to adolesce. </text:p>
        </text:list-item>
        <text:list-item>
          <text:p text:style-name="P86"><text:span text:style-name="T3">adopta</text:span> -o | adottare | -opter | -dopt | -tieren. ⊂ ad opta. </text:p>
        </text:list-item>
        <text:list-item>
          <text:p text:style-name="P86">adoptatione -tio = adoptione. </text:p>
        </text:list-item>
        <text:list-item>
          <text:p text:style-name="P86"><text:span text:style-name="T3">adoptione</text:span> -tio | adozione | -tion | -tion | -tion. = ton adopta. ⊂ ad optione. </text:p>
        </text:list-item>
        <text:list-item>
          <text:p text:style-name="P86"><text:span text:style-name="T3">adoptivo</text:span> -us | adottivo | -tif | -tive | -tiv. = quem adopta, que adopta. </text:p>
        </text:list-item>
        <text:list-item>
          <text:p text:style-name="P86"><text:span text:style-name="T3">adora</text:span> -a | -are | -er | -ore | -orieren. ⊂ ad ora. = valde ama. </text:p>
        </text:list-item>
        <text:list-item>
          <text:p text:style-name="P86">—<text:span text:style-name="T3">bile</text:span> ĭ 200 | -bile | -ble | -ble | -bel. </text:p>
        </text:list-item>
        <text:list-item>
          <text:p text:style-name="P86">—<text:span text:style-name="T3">tione</text:span> -tio | -zione | -tion | -tion | -tion. </text:p>
        </text:list-item>
        <text:list-item>
          <text:p text:style-name="P86"><text:span text:style-name="T3">adorna</text:span> -o | adornare | orner | -orn | -ornieren. = orna. </text:p>
        </text:list-item>
        <text:list-item>
          <text:p text:style-name="P86"><text:span text:style-name="T3">adula</text:span> ū -or | -are | -er | -ate | -ieren. </text:p>
        </text:list-item>
        <text:list-item>
          <text:p text:style-name="P86">—<text:span text:style-name="T3">tione</text:span> -tio | -zione | -tion | -tion | -tion. </text:p>
        </text:list-item>
        <text:list-item>
          <text:p text:style-name="P86">—<text:span text:style-name="T3">tore</text:span> -tor | -tore | -teur | -tor | -tor. </text:p>
        </text:list-item>
        <text:list-item>
          <text:p text:style-name="P86">—<text:span text:style-name="T3">torio</text:span> -us | -orio | -oire | -ory | -orisch. </text:p>
        </text:list-item>
        <text:list-item>
          <text:p text:style-name="P86"><text:span text:style-name="T3">adultera</text:span> -ĕro | -erare | -érer | -erate | -ieren. ⊂ adulter(o) -a. = corrumpe, contamina, vitia, sophistica, falsifica. </text:p>
        </text:list-item>
        <text:list-item>
          <text:p text:style-name="P86">—<text:span text:style-name="T3">tione</text:span> 100 | -zione | -ération | -ation | -ation. </text:p>
        </text:list-item>
        <text:list-item>
          <text:p text:style-name="P86">—<text:span text:style-name="T3">tore</text:span> 400 | -tore | -teur | -rer | -tor. </text:p>
        </text:list-item>
        <text:list-item>
          <text:p text:style-name="P86"><text:span text:style-name="T3">adulterino</text:span> -us | -ino | -érin | -erine | -erinus. ⊂ adulter(o) -īno. </text:p>
        </text:list-item>
        <text:list-item>
          <text:p text:style-name="P86"><text:span text:style-name="T3">adulterio</text:span> -um | -erio | -ère (acte) | -ery | -erium. ⊂ adulter(o) -io. </text:p>
        </text:list-item>
        <text:list-item>
          <text:p text:style-name="P86"><text:span text:style-name="T3">adultero</text:span> -ter -tĕr- | -ero -ère (homme) | -erer | -ter. ⊂ ad altero. </text:p>
        </text:list-item>
        <text:list-item>
          <text:p text:style-name="P86"><text:span text:style-name="T3">adulto</text:span> -us | adulto | adulte | adult. = que e adole(sce). </text:p>
        </text:list-item>
        <text:list-item>
          <text:p text:style-name="P86"><text:span text:style-name="T3">adumbra</text:span> -o | adombrare | ombrager | to adumbrate | -brieren. ⊂ ad umbra. </text:p>
        </text:list-item>
        <text:list-item>
          <text:p text:style-name="P86">—<text:span text:style-name="T3">tione</text:span> -tio | <text:span text:style-name="T5">abbozzo</text:span> | <text:span text:style-name="T5">esquisse</text:span> | -tion | -ation. </text:p>
        </text:list-item>
        <text:list-item>
          <text:p text:style-name="P86"><text:span text:style-name="T3">adunco</text:span> -us | adunco | <text:span text:style-name="T5">crochu</text:span> | aduncous. = unco. </text:p>
        </text:list-item>
        <text:list-item>
          <text:p text:style-name="P86">advĕni -io = veni ad, veni, perveni. </text:p>
        </text:list-item>
        <text:list-item>
          <text:p text:style-name="P86">advĕni | avvenire | advenir, avenir | to advene. = eveni, accide. </text:p>
        </text:list-item>
        <text:list-item>
          <text:p text:style-name="P86"><text:span text:style-name="T3">adventicio</text:span> -us | avventizio | adventice | adventitious. = que adveni, accidentale, casuale, additionale, ne inhærente. ⊂ advent(u) -icio. </text:p>
        </text:list-item>
        <text:list-item>
          <text:p text:style-name="P86"><text:span text:style-name="T3">adventu</text:span> -us = to veni. </text:p>
        </text:list-item>
        <text:list-item>
          <text:p text:style-name="P86"><text:span text:style-name="T3">adventu</text:span> | avvento | l’Avent | advent | Advent. = mense ante Natale, adventu de Christo. </text:p>
        </text:list-item>
        <text:list-item>
          <text:p text:style-name="P86"><text:span text:style-name="T3">adverbio</text:span> 100 | avverbio | -erbe | -erb | -erbium. ⊂ ad verb(o) -io. </text:p>
        </text:list-item>
        <text:list-item>
          <text:p text:style-name="P86">—<text:span text:style-name="T3">iale</text:span> | avverbiale | adverbial | -rbial | adverbial. </text:p>
        </text:list-item>
        <text:list-item>
          <text:p text:style-name="P86"><text:span text:style-name="T3">adversa</text:span> -or | avversare | | to adverse | adversieren. = oppone se, resiste, es contrario, es adverso. </text:p>
        </text:list-item>
        <text:list-item>
          <text:p text:style-name="P86">—<text:span text:style-name="T3">ario</text:span> -us | avversario | -aire | -ary | -rius. = adverso, contrario, <text:soft-page-break/>inimico, opponente, opposito, antagonista, anti ausiliario. ⊂ advers(o) -ario. </text:p>
        </text:list-item>
        <text:list-item>
          <text:p text:style-name="P86">adversitate 100 = oppositione. </text:p>
        </text:list-item>
        <text:list-item>
          <text:p text:style-name="P86">adversitate | avversità | -sité | -sity | -sität. = re adverso, calamitate, afflictione, miseria, infortunio. </text:p>
        </text:list-item>
        <text:list-item>
          <text:p text:style-name="P86"><text:span text:style-name="T3">adverso</text:span> -us | avverso | -erse | -erse. = adversario, opposito. ⊂ ad verso. </text:p>
        </text:list-item>
        <text:list-item>
          <text:p text:style-name="P86">adversum -um = </text:p>
        </text:list-item>
        <text:list-item>
          <text:p text:style-name="P86">adversus -us = contra, verso ad. </text:p>
        </text:list-item>
        <text:list-item>
          <text:p text:style-name="P86">adverte -o = verte ad. </text:p>
        </text:list-item>
        <text:list-item>
          <text:p text:style-name="P86"><text:span text:style-name="T3">adverte</text:span> -o | avvertire | avertir | -vert, -vertise | -vertieren. = adverte animo, mone, nuntia, præveni. </text:p>
        </text:list-item>
        <text:list-item>
          <text:p text:style-name="P86">—ntia | avvertenza | avertissement | -tence | -tenz. = monito, animadversione, nota. </text:p>
        </text:list-item>
        <text:list-item>
          <text:p text:style-name="P86"><text:span text:style-name="T3">advocato</text:span> -us | avvocato | avocat | advocate | Advocat. = defensore, patrocinatore, legale, jurisperito. ⊂ ad voca -to. </text:p>
        </text:list-item>
        <text:list-item>
          <text:p text:style-name="P86"><text:span text:style-name="T3">æde</text:span> -es = ædificio, domo, habitatione, templo. ⊃ -icula, -ificio, -ile. </text:p>
        </text:list-item>
        <text:list-item>
          <text:p text:style-name="P86"><text:span text:style-name="T3">ædicula</text:span> -ŭla | edicola | édicule, ædicule | ædicula | Aedicula. = parvo æde. </text:p>
        </text:list-item>
        <text:list-item>
          <text:p text:style-name="P86"><text:span text:style-name="T3">ædifica</text:span> -ĭco | edificare | édifier | to edify | -cieren. ⊂ æd(e) -i- -fac -a. </text:p>
        </text:list-item>
        <text:list-item>
          <text:p text:style-name="P86">—<text:span text:style-name="T3">tione</text:span> -tio | edificazione | édification | edification | -tion. </text:p>
        </text:list-item>
        <text:list-item>
          <text:p text:style-name="P86">—<text:span text:style-name="T3">io</text:span> -ium | edificio | édifice | edifice. </text:p>
        </text:list-item>
        <text:list-item>
          <text:p text:style-name="P86"><text:span text:style-name="T3">ædile</text:span> ī -is | edile | édile | ædile | ædil. ⊂ æd(e) -īle. = magistratu romano præposito ad constructione de urbe. </text:p>
        </text:list-item>
        <text:list-item>
          <text:p text:style-name="P86"><text:span text:style-name="T3">ægide</text:span> ī ægis | egida | égide | ægis | Aegide. = scuto de Minerva. ⊂ G. aigís. </text:p>
        </text:list-item>
        <text:list-item>
          <text:p text:style-name="P86"><text:span text:style-name="T3">ÆGRO</text:span> æger | <text:span text:style-name="T5">malato</text:span>, egro | <text:span text:style-name="T5">malade</text:span>, égrotant | <text:span text:style-name="T5">ill</text:span>, ægrotous | <text:span text:style-name="T5">krank</text:span>, ægrotant. = cum morbo, ne sano. </text:p>
        </text:list-item>
        <text:list-item>
          <text:p text:style-name="P86"><text:span text:style-name="T3">Ægypto</text:span> -us | Egitto | Egypte | Egypt | Aegypten. </text:p>
        </text:list-item>
        <text:list-item>
          <text:p text:style-name="P86"><text:span text:style-name="T3">æmula</text:span> -ŭlor | emulare | <text:span text:style-name="T5">rivaliser</text:span> | to emulate | -lieren. = es æmulo. </text:p>
        </text:list-item>
        <text:list-item>
          <text:p text:style-name="P86">—<text:span text:style-name="T3">tione</text:span> -tio | emulazione | émulation | emulation | -tion. </text:p>
        </text:list-item>
        <text:list-item>
          <text:p text:style-name="P86">—<text:span text:style-name="T3">tore</text:span> -tor | -tore | -teur | -tor | -tor. </text:p>
        </text:list-item>
        <text:list-item>
          <text:p text:style-name="P86"><text:span text:style-name="T3">æmulo</text:span> -ŭlus | emulo | émule | emulous. = æmulatore, rivale, imitatore. </text:p>
        </text:list-item>
        <text:list-item>
          <text:p text:style-name="P86"><text:span text:style-name="T3">ænigma</text:span>(te) -ma | enigma | énigme | enigma | Aenigma. ⊂ G. aínigma. </text:p>
        </text:list-item>
        <text:list-item>
          <text:p text:style-name="P86">—<text:span text:style-name="T3">tico</text:span> -ĭcus | enigmatico | énigmatique | enigmatic | -tisch. ⊂ G. -icós. ⊂ ænigmat(e) -ico. </text:p>
        </text:list-item>
        <text:list-item>
          <text:p text:style-name="P86"><text:span text:style-name="T3">æqua</text:span> -o | eguagliare | égaliser | to equalize | egalieren. = redde æquo. ⊃ -atore, -atione. </text:p>
        </text:list-item>
        <text:list-item>
          <text:p text:style-name="P86">—<text:span text:style-name="T3">bile</text:span> -bĭlis | equabile | | equable. = æquo, uniforme, (motu) cum velocitate constante. </text:p>
        </text:list-item>
        <text:list-item>
          <text:p text:style-name="P86">—<text:span text:style-name="T3">bilitate</text:span> -tas | equabilità | | e—ity. </text:p>
        </text:list-item>
        <text:list-item>
          <text:p text:style-name="P86"><text:span text:style-name="T3">æquale</text:span> -alis | eguale | égal | equal | <text:span text:style-name="T5">gleich</text:span>, æqual, egal. = æquo. </text:p>
        </text:list-item>
        <text:list-item>
          <text:p text:style-name="P86"><text:span text:style-name="T3">æqualitate</text:span> -tas | eguaglianza | égalité | equality | Ae—tät. </text:p>
        </text:list-item>
        <text:list-item>
          <text:p text:style-name="P86"><text:span text:style-name="T3">æquanimitate</text:span> -tas | equanimità | équanimité | equanimity | Ae—<text:soft-page-break/>ität. </text:p>
        </text:list-item>
        <text:list-item>
          <text:p text:style-name="P86"><text:span text:style-name="T3">æquanimo</text:span> ĭ 400 | equanime | équanime | equanimous. = cum animo æquo. </text:p>
        </text:list-item>
        <text:list-item>
          <text:p text:style-name="P86"><text:span text:style-name="T3">æquatione</text:span> -tio | equazione | équation | equation | Aequation. </text:p>
        </text:list-item>
        <text:list-item>
          <text:p text:style-name="P86"><text:span text:style-name="T3">æquatore</text:span> -tor | equatore | équateur | equator | Aequator. </text:p>
        </text:list-item>
        <text:list-item>
          <text:p text:style-name="P86">—<text:span text:style-name="T3">iale</text:span> | equatoriale | équatorial | equatorial | æ—rial. </text:p>
        </text:list-item>
        <text:list-item>
          <text:p text:style-name="P86"><text:span text:style-name="T3">æqui-</text:span> ⊂ æqu(o) -i- </text:p>
        </text:list-item>
        <text:list-item>
          <text:p text:style-name="P86">—<text:span text:style-name="T3">distante</text:span> | e—nte | é—nt | e—nt | -nt. </text:p>
        </text:list-item>
        <text:list-item>
          <text:p text:style-name="P86">—<text:span text:style-name="T3">distantia</text:span> | equidistanza | équidistance | equidistance | Aequidistanz. </text:p>
        </text:list-item>
        <text:list-item>
          <text:p text:style-name="P86">—<text:span text:style-name="T3">latero</text:span> ĕ 500 | equilatero | équilatéral | equilateral | æ—ral. = (polygono) cum lateres æquo. </text:p>
        </text:list-item>
        <text:list-item>
          <text:p text:style-name="P86">—<text:span text:style-name="T3">libra</text:span> | equilibrare | équilibrer | to equilibrate. = pone in æquilibrio. </text:p>
        </text:list-item>
        <text:list-item>
          <text:p text:style-name="P86">—<text:span text:style-name="T3">librio</text:span> 100 | equilibrio | équilibre | equilibrium | -brium. ⊂ æqu(o) -i- libr(a) -io. </text:p>
        </text:list-item>
        <text:list-item>
          <text:p text:style-name="P86">—<text:span text:style-name="T3">librista</text:span> | -ista | -iste | -ist | -ist. </text:p>
        </text:list-item>
        <text:list-item>
          <text:p text:style-name="P86">—<text:span text:style-name="T3">noctiale</text:span> 100 | e—oziale | é—oxial | e—octial | æ—octial. </text:p>
        </text:list-item>
        <text:list-item>
          <text:p text:style-name="P86">—<text:span text:style-name="T3">noctio</text:span> -um | -zio | -xe | -ox | -ctium. ⊂ æqu(o) -i- noct(e) -io. </text:p>
        </text:list-item>
        <text:list-item>
          <text:p text:style-name="P86">—<text:span text:style-name="T3">tate</text:span> -tas | e—ità | é—ité | e—ity | æ—tät. </text:p>
        </text:list-item>
        <text:list-item>
          <text:p text:style-name="P86">—<text:span text:style-name="T3">vale</text:span> -ălo | e—ere | é—oir | | æ—lieren. </text:p>
        </text:list-item>
        <text:list-item>
          <text:p text:style-name="P86">——<text:span text:style-name="T3">nte</text:span> | e—nte | é—nt | e—nt | æ—nt. </text:p>
        </text:list-item>
        <text:list-item>
          <text:p text:style-name="P86">——<text:span text:style-name="T3">ntia</text:span> | e—nza | é—nce | e—nce | —nz. </text:p>
        </text:list-item>
        <text:list-item>
          <text:p text:style-name="P86">—<text:span text:style-name="T3">voca</text:span> -ŏco | e—ocare | é—oquer | e—ocate. = fac æquivoco. </text:p>
        </text:list-item>
        <text:list-item>
          <text:p text:style-name="P86">—<text:span text:style-name="T3">voco</text:span> ŏ 600 | e—oco | é—oque | e—ocal | —vok. ⊂ æqu(o) -i- voc(e) -o. </text:p>
        </text:list-item>
        <text:list-item>
          <text:p text:style-name="P86"><text:span text:style-name="T3">ÆQUO</text:span> -us | equo, H. ecuo. = æquale. ⊃ æqua, -ale, -abile, æquilibrio, æquinoctio, æquitate, iniquo, adæqua, peræqua. </text:p>
        </text:list-item>
        <text:list-item>
          <text:p text:style-name="P86"><text:span text:style-name="T3">æra</text:span> 600 | era | ère | era | Aera. = periodo de tempore, epocha, ævo. ⊂ <text:span text:style-name="T5">nom. plur. de</text:span> æs. = tempore dum vige uno specie de moneta. </text:p>
        </text:list-item>
        <text:list-item>
          <text:p text:style-name="P86"><text:span text:style-name="T3">ærario</text:span> -um | erario | | | Aerarium. = thesauro. ⊂ ær(e) -ario. </text:p>
        </text:list-item>
        <text:list-item>
          <text:p text:style-name="P86">ære, æs, V. æs. </text:p>
        </text:list-item>
        <text:list-item>
          <text:p text:style-name="P86"><text:span text:style-name="T3">AERE</text:span> aĕr | aria | air | air | <text:span text:style-name="T5">Luft</text:span> | H. aire | P. ar. ⊂ G. a <text:span text:style-name="T3">ē</text:span>r. ⊃ </text:p>
        </text:list-item>
        <text:list-item>
          <text:p text:style-name="P86"><text:span text:style-name="T3">aeriforme</text:span> | -rme | -rme | -rm | -rm. </text:p>
        </text:list-item>
        <text:list-item>
          <text:p text:style-name="P86"><text:span text:style-name="T3">aerio</text:span> -us | aereo | aérien | aerial | aerisch. ⊂ G. aérios ⊂ aer(e) -io. </text:p>
        </text:list-item>
        <text:list-item>
          <text:p text:style-name="P86"><text:span text:style-name="T3">aerolitho</text:span> ĭ | -ito | -ithe | -ith | -ith. ⊂ aer(e) -o- litho. = saxo meteorico. </text:p>
        </text:list-item>
        <text:list-item>
          <text:p text:style-name="P86"><text:span text:style-name="T3">aerometro</text:span> ĕ | -etro | -ètre | -eter | -eter. ⊂ aer(e) -o- metro. </text:p>
        </text:list-item>
        <text:list-item>
          <text:p text:style-name="P86"><text:span text:style-name="T3">aeronauta</text:span> | -auta | -aute | -aut | -aut. ⊂ aer(e) -o- nauta. </text:p>
        </text:list-item>
        <text:list-item>
          <text:p text:style-name="P86"><text:span text:style-name="T3">aerostatica</text:span> -ĭca | -ica | -ique | -ics | -ik. ⊂ aer(e) -o- statica. </text:p>
        </text:list-item>
        <text:list-item>
          <text:p text:style-name="P86"><text:span text:style-name="T3">aerostato</text:span> ă | -tato | -tat | -tat | -tat. ⊂ aer(e) -o- sta -to. </text:p>
        </text:list-item>
        <text:list-item>
          <text:p text:style-name="P86"><text:span text:style-name="T3">ærugine</text:span> -go -gĭn- | ruggine | rouille | <text:span text:style-name="T5">rust</text:span>, aerugo | <text:span text:style-name="T5">Rost</text:span>. ⊂ ær(e) -ugine. </text:p>
        </text:list-item>
        <text:list-item>
          <text:p text:style-name="P86">—<text:span text:style-name="T3">oso</text:span> 100 | rugginoso | érugineux | aeruginous. </text:p>
        </text:list-item>
        <text:list-item>
          <text:p text:style-name="P86"><text:span text:style-name="T3">æs,</text:span> <text:span text:style-name="T5">ablat.</text:span> ære | <text:span text:style-name="T5">bronzo</text:span> | <text:span text:style-name="T5">bronze</text:span> | <text:span text:style-name="T5">bronze</text:span> | <text:span text:style-name="T5">Erz</text:span>. = primo metallo uso ab homine, combinatione de cupro et stanno; metallo in generale; primo moneta ex ære. ⊃ æra, ærario, ærugine, (ob)ær(ato); L. M. <text:soft-page-break/>æramen, F. airain, I. rame. ⊂ E. ais. ⊃ D. ehern = ex ære, A. ore = metallo nativo; (trans Celto) A. iron, D. Eisen = ferro. </text:p>
        </text:list-item>
        <text:list-item>
          <text:p text:style-name="P86"><text:span text:style-name="T3">æstate</text:span> -tas | estate | été | <text:span text:style-name="T5">summer</text:span> | <text:span text:style-name="T5">Sommer</text:span>. ⊃ æstivo. ⊂ æstu. </text:p>
        </text:list-item>
        <text:list-item>
          <text:p text:style-name="P86">G. æsthe aisthánomai = senti. ⊃ æsthetico, anæsthesia. </text:p>
        </text:list-item>
        <text:list-item>
          <text:p text:style-name="P86"><text:span text:style-name="T3">æsthetica</text:span> -ĭca | estetica | esthétique | æsthetics | Aesthetik. = scientia de gustu, de pulcro. ⊂ G. -ētic <text:span text:style-name="T3">ē</text:span>. ⊂ æsthetic(o) -a [scientia]. </text:p>
        </text:list-item>
        <text:list-item>
          <text:p text:style-name="P86"><text:span text:style-name="T3">æsthetico</text:span> -ĭcus | estetico | esthétique | æsthetic | -tisch. ⊂ G. aisthēticós = sensitivo. ⊂ æsthe -tico. </text:p>
        </text:list-item>
        <text:list-item>
          <text:p text:style-name="P86"><text:span text:style-name="T3">æstima</text:span> -ĭmo | stimare | estimer | to esteem, to estimate | æstimieren. = appretia, da valore, honora. ⊂ æs -tim(o) -a [verbo]. </text:p>
        </text:list-item>
        <text:list-item>
          <text:p text:style-name="P86">—<text:span text:style-name="T3">bile</text:span> -bĭlis | stimabile | e—mable | e—mable | æ—mabel. </text:p>
        </text:list-item>
        <text:list-item>
          <text:p text:style-name="P86">—<text:span text:style-name="T3">tione</text:span> -tio | stima | e—ation, estime | e—ation, esteem | Ae—ation. </text:p>
        </text:list-item>
        <text:list-item>
          <text:p text:style-name="P86">—<text:span text:style-name="T3">tore</text:span> -tor | stimatore | e—teur |e—tor | Ae—tor. </text:p>
        </text:list-item>
        <text:list-item>
          <text:p text:style-name="P86"><text:span text:style-name="T3">æstivo</text:span> -us | estivo | estival | estival | Aestiv(ation). = de æstate. ⊂ æst(u) -ivo. </text:p>
        </text:list-item>
        <text:list-item>
          <text:p text:style-name="P86">æstu -us = calore, ebullitione. ⊃ æstate, æstivo, æstuario. </text:p>
        </text:list-item>
        <text:list-item>
          <text:p text:style-name="P86"><text:span text:style-name="T3">æstuario</text:span> -um | estuario | estuaire | estuary | -arium. = fauce de flumen, ubi es æstu de mari. </text:p>
        </text:list-item>
        <text:list-item>
          <text:p text:style-name="P86"><text:span text:style-name="T3">ætate</text:span> ætas | età | âge | age | Aetas | H. edad | I. idade. ⊂ æ(vo) -tate. ⊃ coætaneo. </text:p>
        </text:list-item>
        <text:list-item>
          <text:p text:style-name="P86"><text:span text:style-name="T3">æterna</text:span> -o | eternare | éterniser | to eternize | -nieren. = redde æterno. </text:p>
        </text:list-item>
        <text:list-item>
          <text:p text:style-name="P86">—<text:span text:style-name="T3">itate</text:span> -tas | eternità | -eternité | eternity | -tät. </text:p>
        </text:list-item>
        <text:list-item>
          <text:p text:style-name="P86"><text:span text:style-name="T3">æterno</text:span> -us | eterno | éternel | eternal | ewig. ⊂ æv(o) -terno ⊃ —itate. </text:p>
        </text:list-item>
        <text:list-item>
          <text:p text:style-name="P86"><text:span text:style-name="T3">æthere</text:span> æther -ĕr- | etere | éther | ether | Aether. = liquido volatile et inflammabile; medio que imple toto spatio; sphæra de igni de philosophos antiquo. ⊂ G. aith <text:span text:style-name="T3">ē</text:span>r ⊂ æthe [arde]. </text:p>
        </text:list-item>
        <text:list-item>
          <text:p text:style-name="P86"><text:span text:style-name="T3">ætherio</text:span> -us | etereo | éthéré | ethereal | ætherisch. ⊂ G. aithérios ⊂ æther(e) -io. </text:p>
        </text:list-item>
        <text:list-item>
          <text:p text:style-name="P86">G. ætia, aitía = causa. ⊃ ætiologia. </text:p>
        </text:list-item>
        <text:list-item>
          <text:p text:style-name="P86"><text:span text:style-name="T3">ætiologia</text:span> | etiologia | étiologie | ætiology | -gie. = studio de causas. ⊂ G. -ía. ⊂ æti(a) [causa] -o- log(o) -ia. </text:p>
        </text:list-item>
        <text:list-item>
          <text:p text:style-name="P86"><text:span text:style-name="T3">ævo</text:span> -um | I. H. P. evo. = longo periodo de tempore. ⊃ ætate, æterno. ⊂ E. ⊃ G. ai <text:span text:style-name="T3">ō</text:span>n = vita; A. ev <text:span text:style-name="T5">er</text:span> = semper; D. ew <text:span text:style-name="T5">ig</text:span> = æterno. </text:p>
        </text:list-item>
        <text:list-item>
          <text:p text:style-name="P86"><text:span text:style-name="T3">affabile</text:span> -bĭlis | -bile | -ble | -ble | -bel. = civile, accessibile, dulce, benigno, condescendente. ⊂ ad fa -bile. </text:p>
        </text:list-item>
        <text:list-item>
          <text:p text:style-name="P86">—<text:span text:style-name="T3">itate</text:span> -tas | -ità | -ité | -ity | -ität. </text:p>
        </text:list-item>
        <text:list-item>
          <text:p text:style-name="P86"><text:span text:style-name="T3">affama</text:span> -ămo | -are | -er | -ish | -ieren. = da fame. </text:p>
        </text:list-item>
        <text:list-item>
          <text:p text:style-name="P86">affecta -o = prehende, aspira, desidera. ⊂ ad fac -ta. </text:p>
        </text:list-item>
        <text:list-item>
          <text:p text:style-name="P86"><text:span text:style-name="T3">affecta</text:span> 100 | affettare | -ecter | -ect | -tieren. = obstenta, simula. </text:p>
        </text:list-item>
        <text:list-item>
          <text:p text:style-name="P86">—<text:span text:style-name="T3">tione</text:span> 100 | affettazione | -tation | -ation | -ation. = prætensione falso, simulatione. </text:p>
        </text:list-item>
        <text:list-item>
          <text:p text:style-name="P86">—<text:span text:style-name="T3">to</text:span> 100 | affettato | affecté | affected | affectiert. = nimis exquisito, simulato. </text:p>
        </text:list-item>
        <text:list-item>
          <text:p text:style-name="P86"><text:span text:style-name="T3">affectione</text:span> -tio | affezione | -tion | -tion | -tion. = affectu. </text:p>
        </text:list-item>
        <text:list-item>
          <text:p text:style-name="P86"><text:soft-page-break/><text:span text:style-name="T3">affectivo</text:span> | affettivo | -tif | -tive | -tiv. </text:p>
        </text:list-item>
        <text:list-item>
          <text:p text:style-name="P86"><text:span text:style-name="T3">affecto</text:span> -us | affetto | -té | -ted | -tiert. = quem affice, disposito, dotato. </text:p>
        </text:list-item>
        <text:list-item>
          <text:p text:style-name="P86"><text:span text:style-name="T3">affectu</text:span> 100 | affetto | affection | affect | Affect. = affectione, amore, passione. ⊂ ad fac -tu. </text:p>
        </text:list-item>
        <text:list-item>
          <text:p text:style-name="P86">—uoso | affettuoso | -ueux | -uous | -uso. = amante, amico, benigno. </text:p>
        </text:list-item>
        <text:list-item>
          <text:p text:style-name="P86"><text:span text:style-name="T3">affer</text:span> -o = fer ad. </text:p>
        </text:list-item>
        <text:list-item>
          <text:p text:style-name="P86">—<text:span text:style-name="T3">ente</text:span> -ens | -ente | afférent | -ent. </text:p>
        </text:list-item>
        <text:list-item>
          <text:p text:style-name="P86">affĭce -io | <text:span text:style-name="T5">impressionare</text:span> | affecter | to affect | -cieren. = influe, move, commove. </text:p>
        </text:list-item>
        <text:list-item>
          <text:p text:style-name="P86"><text:span text:style-name="T3">affige</text:span> ī -o | affiggere, <text:span text:style-name="T5">attaccare</text:span> | afficher, <text:span text:style-name="T5">attacher</text:span> | to affix, <text:span text:style-name="T5">to placard</text:span> | -ieren. ⊃ affixo. ⊂ ad fige. = fixa ad, connecte, fixa (charta ad muro). </text:p>
        </text:list-item>
        <text:list-item>
          <text:p text:style-name="P86"><text:span text:style-name="T3">affilia</text:span> | -liare | -lier | -liate | -liieren. = adopta, associa. ⊂ ad fili(o) -a. </text:p>
        </text:list-item>
        <text:list-item>
          <text:p text:style-name="P86">—<text:span text:style-name="T3">tione</text:span> | -zione | -tion | -tion | -tion. </text:p>
        </text:list-item>
        <text:list-item>
          <text:p text:style-name="P86"><text:span text:style-name="T3">affine</text:span> ī -is | -ine | -in | -ined | -inis. = vicino, contiguo, proximo, simile, conforme, parente. ⊂ ad fine. </text:p>
        </text:list-item>
        <text:list-item>
          <text:p text:style-name="P86">—<text:span text:style-name="T3">itate</text:span> -tas | -ità | -ité | -ity | -ität. </text:p>
        </text:list-item>
        <text:list-item>
          <text:p text:style-name="P86"><text:span text:style-name="T3">affirma</text:span> -o | affermare | -irmer | -irm | -irmieren. = confirma, ratifica, assere, declara, assecura. ⊂ ad firma. </text:p>
        </text:list-item>
        <text:list-item>
          <text:p text:style-name="P86">—<text:span text:style-name="T3">tione</text:span> -tio | affermazione | -tion | -tion | -tion. </text:p>
        </text:list-item>
        <text:list-item>
          <text:p text:style-name="P86">—<text:span text:style-name="T3">tivo</text:span> | affermativo | -tif | -tive | -tiv. </text:p>
        </text:list-item>
        <text:list-item>
          <text:p text:style-name="P86"><text:span text:style-name="T3">affixione</text:span> | affissione | affichage | affixion. = ton affige. </text:p>
        </text:list-item>
        <text:list-item>
          <text:p text:style-name="P86"><text:span text:style-name="T3">affixo</text:span> -us | affisso | affiche, affixe | affixed, affix | -xum. ⊂ ad fixo. = quem e affige, charta affixo ad muro, particula affixo ad vocabulo. </text:p>
        </text:list-item>
        <text:list-item>
          <text:p text:style-name="P86"><text:span text:style-name="T3">afflictione</text:span> -tio | afflizione | -tion | -tion | -tion. = ton afflige, calamitate, pœna, adversitate, miseria, infortunio. </text:p>
        </text:list-item>
        <text:list-item>
          <text:p text:style-name="P86"><text:span text:style-name="T3">afflicto</text:span> -us | afflitto | affligé | afflicted. = quem afflige. ⊃ afflictione. </text:p>
        </text:list-item>
        <text:list-item>
          <text:p text:style-name="P86"><text:span text:style-name="T3">afflige</text:span> ī -o | -ggere | -ger | to afflict | -gieren. = turba, tormenta, da pœna. ⊃ afflicto. ⊂ ad flige. </text:p>
        </text:list-item>
        <text:list-item>
          <text:p text:style-name="P86"><text:span text:style-name="T3">afflue</text:span> -o | -uire | -uer | | -uieren. = flue ad. </text:p>
        </text:list-item>
        <text:list-item>
          <text:p text:style-name="P86">—<text:span text:style-name="T3">nte</text:span> -ens | -ente | -ent | -ent | -ent. </text:p>
        </text:list-item>
        <text:list-item>
          <text:p text:style-name="P86">—<text:span text:style-name="T3">ntia</text:span> -a | -enza | -ence | -ence | -enz. = abundantia, exuberantia. </text:p>
        </text:list-item>
        <text:list-item>
          <text:p text:style-name="P86"><text:span text:style-name="T3">affluxu</text:span> | afflusso | afflux | afflux | Afflux. = to afflue. </text:p>
        </text:list-item>
        <text:list-item>
          <text:p text:style-name="P86"><text:span text:style-name="T3">Africa</text:span> -ĭca | -ica | -ique | -ica | -ica. </text:p>
        </text:list-item>
        <text:list-item>
          <text:p text:style-name="P86">—<text:span text:style-name="T3">ano</text:span> -us | -ano | -ain | -an | -anisch. </text:p>
        </text:list-item>
        <text:list-item>
          <text:p text:style-name="P86"><text:span text:style-name="T3">agape</text:span> ă 300 | -pe | -pe | -pæ | -pen. = festo de caritate, convivio. ⊂ G. agápē = amore. </text:p>
        </text:list-item>
        <text:list-item>
          <text:p text:style-name="P86">G. agatho -ós | | | good | gut. = bono. </text:p>
        </text:list-item>
        <text:list-item>
          <text:p text:style-name="P86"><text:span text:style-name="T3">AGE</text:span> -o | agire | agir | to act | agieren | H. P. agir. ⊃ agente, agenda, acto, agile, agita, cogita, coagula, exige, examine, exiguo, prodigo, redige, transige, fatiga, litiga, mitiga, naviga, purga, indaga. ⊂ E. ⊃ G. age. </text:p>
        </text:list-item>
        <text:list-item>
          <text:p text:style-name="P86">G. age ágō = age. ⊃ ag(onia), (ant)ag(onista), (dem)ag(ogo), (strat)eg(ia). </text:p>
        </text:list-item>
        <text:list-item>
          <text:p text:style-name="P86"><text:span text:style-name="T3">agente</text:span> -ens | -ente | -ent | -ent | -ent. = que age. </text:p>
        </text:list-item>
        <text:list-item>
          <text:p text:style-name="P86"><text:soft-page-break/><text:span text:style-name="T3">agentia</text:span> N | -nzia | -nce | -ncy | -ntie. = officio de agente. </text:p>
        </text:list-item>
        <text:list-item>
          <text:p text:style-name="P86"><text:span text:style-name="T3">aggere</text:span> -er -ĕr- | <text:span text:style-name="T5">argine</text:span> | <text:span text:style-name="T5">digue</text:span>, <text:span text:style-name="T5">boulevard</text:span> | <text:span text:style-name="T5">dike</text:span> | <text:span text:style-name="T5">Damm</text:span>. = cumulo de terra, vallo. ⊃ exaggera. ⊂ ad gere. </text:p>
        </text:list-item>
        <text:list-item>
          <text:p text:style-name="P86"><text:span text:style-name="T3">agglomera</text:span> -ĕro | -are | -érer | -ate | -rieren. ⊂ ad glomera. </text:p>
        </text:list-item>
        <text:list-item>
          <text:p text:style-name="P86">—<text:span text:style-name="T3">tione</text:span> | -azione | -ération | -eration | -eration. = ton agglomera. </text:p>
        </text:list-item>
        <text:list-item>
          <text:p text:style-name="P86">—<text:span text:style-name="T3">to</text:span> | -ato | -at | -ate | -at. </text:p>
        </text:list-item>
        <text:list-item>
          <text:p text:style-name="P86"><text:span text:style-name="T3">agglutina</text:span> -ĭno | -are | -er | -ate | -ieren. ⊂ ad glutin(e) -a. </text:p>
        </text:list-item>
        <text:list-item>
          <text:p text:style-name="P86">—<text:span text:style-name="T3">nte</text:span> | -ante | -ant | -ant. </text:p>
        </text:list-item>
        <text:list-item>
          <text:p text:style-name="P86">—<text:span text:style-name="T3">tione</text:span> | -zione | -tion | -tion | -tion. </text:p>
        </text:list-item>
        <text:list-item>
          <text:p text:style-name="P86"><text:span text:style-name="T3">aggrava</text:span> -ăvo | -are | -er | -ate | -ieren. = redde grave, auge, exaggera. </text:p>
        </text:list-item>
        <text:list-item>
          <text:p text:style-name="P86">—<text:span text:style-name="T3">tione</text:span> | -mento | -tion | -tion | -tion. </text:p>
        </text:list-item>
        <text:list-item>
          <text:p text:style-name="P86"><text:span text:style-name="T3">aggrede</text:span> -ĕdior | -ire | <text:span text:style-name="T5">assaillir</text:span>, <text:span text:style-name="T5">attaquer</text:span> | to aggress | -dieren. ⊃ agresso. ⊂ ad grade. </text:p>
        </text:list-item>
        <text:list-item>
          <text:p text:style-name="P86"><text:span text:style-name="T3">aggrega</text:span> -ĕgo | -are | agréger | -ate | -ieren. = junge. ⊂ ad greg(e) -a. </text:p>
        </text:list-item>
        <text:list-item>
          <text:p text:style-name="P86">—<text:span text:style-name="T3">tione</text:span> | -zione | agrégation | -tion | -tion. = ton aggrega. </text:p>
        </text:list-item>
        <text:list-item>
          <text:p text:style-name="P86"><text:span text:style-name="T3">-to</text:span> | -gato | agrégé | -gate | -gat. </text:p>
        </text:list-item>
        <text:list-item>
          <text:p text:style-name="P86"><text:span text:style-name="T3">aggressione</text:span> -sio | -ione | aggression | -ion | -ion. = ton aggrede, invasione, injuria, offensione. </text:p>
        </text:list-item>
        <text:list-item>
          <text:p text:style-name="P86">agresso -us = que e aggrede. </text:p>
        </text:list-item>
        <text:list-item>
          <text:p text:style-name="P86">agresso 600 = quem aggrede. </text:p>
        </text:list-item>
        <text:list-item>
          <text:p text:style-name="P86"><text:span text:style-name="T3">aggressore</text:span> 300 | -ore | -eur | -or | -or. = que aggrede. </text:p>
        </text:list-item>
        <text:list-item>
          <text:p text:style-name="P86"><text:span text:style-name="T3">agile</text:span> -ĭlis | agile | agile | agile | agil. = que age, activo, vivo, prompto. ⊂ ag(e) -ĭle. </text:p>
        </text:list-item>
        <text:list-item>
          <text:p text:style-name="P86">—<text:span text:style-name="T3">itate</text:span> -tas | -ità | -ité | -ity | -ität. </text:p>
        </text:list-item>
        <text:list-item>
          <text:p text:style-name="P86"><text:span text:style-name="T3">agita</text:span> -ĭto | -are | -er | -ate | -ieren. = move, excita, stimula, turba, discute, examina, tracta, disputa. ⊂ ag(e) -ĭta. </text:p>
        </text:list-item>
        <text:list-item>
          <text:p text:style-name="P86">—<text:span text:style-name="T3">tione</text:span> -tio | -zione | -tion | -tion | -tion. </text:p>
        </text:list-item>
        <text:list-item>
          <text:p text:style-name="P86">—tore -tor = qui age equos. </text:p>
        </text:list-item>
        <text:list-item>
          <text:p text:style-name="P86">—<text:span text:style-name="T3">tore</text:span> N | -tore | -teur | -tor | -tor. </text:p>
        </text:list-item>
        <text:list-item>
          <text:p text:style-name="P86">G. agogo, agōgós = que duc. ⊃ pædagogo, demagogo. </text:p>
        </text:list-item>
        <text:list-item>
          <text:p text:style-name="P86"><text:span text:style-name="T3">agone</text:span> 100 | -one | -on | -on. = lucta. ⊃ agonia, antagonista. ⊂ G. ag <text:span text:style-name="T3">ō</text:span>n ⊂ age. </text:p>
        </text:list-item>
        <text:list-item>
          <text:p text:style-name="P86">agonĭa -a = victima de festo de Jano. </text:p>
        </text:list-item>
        <text:list-item>
          <text:p text:style-name="P86"><text:span text:style-name="T3">agonia</text:span> ĭ 400 | agonia | agonie | agony | Agonie. = lucta (cum morte). ⊂ G. agōnia. </text:p>
        </text:list-item>
        <text:list-item>
          <text:p text:style-name="P86"><text:span text:style-name="T3">agoniza</text:span> 400 | -nizzare | -niser | -nize | -nisieren. ⊂ G. agōnizō. </text:p>
        </text:list-item>
        <text:list-item>
          <text:p text:style-name="P86">G. agora -á. = reunione de populo, oratione in publico. ⊃ allegoria, categoria, panegyrico. ⊂ ageire = reuni populo. ⊂ age. </text:p>
        </text:list-item>
        <text:list-item>
          <text:p text:style-name="P86">G. agra ágra = captura, præda. ⊃ chiragra, podagra. </text:p>
        </text:list-item>
        <text:list-item>
          <text:p text:style-name="P86"><text:span text:style-name="T3">agrario</text:span> -us | agrario | agraire | agrarian | agrarisch. ⊂ agr(o) -ario. </text:p>
        </text:list-item>
        <text:list-item>
          <text:p text:style-name="P86"><text:span text:style-name="T3">agreste</text:span> -is | -este | -este | -estic | -est. = de agro, rustico. </text:p>
        </text:list-item>
        <text:list-item>
          <text:p text:style-name="P86"><text:span text:style-name="T3">agricultore</text:span> -tor | -coltore | -culteur | -cultor. = que cole agro. </text:p>
        </text:list-item>
        <text:list-item>
          <text:p text:style-name="P86"><text:span text:style-name="T3">agricultura</text:span> -o | -coltura | -ure | -ure | -ur. = ton cole agro. </text:p>
        </text:list-item>
        <text:list-item>
          <text:p text:style-name="P86"><text:span text:style-name="T3">AGRO</text:span> ager | <text:span text:style-name="T5">campo</text:span>, agro | <text:span text:style-name="T5">champ</text:span> | <text:span text:style-name="T5">field</text:span>, <text:span text:style-name="T5">camp</text:span> | Acker | H. P. agro. ⊃ agrario, —este, —icultore, peregrino. ⊂ E. ⊃ G. agro, D. Acker, A. <text:soft-page-break/>acre. </text:p>
        </text:list-item>
        <text:list-item>
          <text:p text:style-name="P86">G. agro -ós = agro. ⊃ agronomo. </text:p>
        </text:list-item>
        <text:list-item>
          <text:p text:style-name="P86">—<text:span text:style-name="T3">nomia</text:span> | -omia | -omie | -omy | -omie. = scientia de agricultura. ⊂ G. -mía. </text:p>
        </text:list-item>
        <text:list-item>
          <text:p text:style-name="P86">—<text:span text:style-name="T3">nomo</text:span> ŏ | -omo | -ome | -omic | -om. ⊂ G. agronómos. </text:p>
        </text:list-item>
        <text:list-item>
          <text:p text:style-name="P86"><text:span text:style-name="T3">ah</text:span> ah | ah | ah | ah | ah. </text:p>
        </text:list-item>
        <text:list-item>
          <text:p text:style-name="P86">ai, aio = dic, affirma. </text:p>
        </text:list-item>
        <text:list-item>
          <text:p text:style-name="P86"><text:span text:style-name="T3">ALA</text:span> -a | ala | aile | <text:span text:style-name="T5">wing</text:span> | <text:span text:style-name="T5">Flügel</text:span> | H. P. ala. ⊃ alato. </text:p>
        </text:list-item>
        <text:list-item>
          <text:p text:style-name="P86"><text:span text:style-name="T3">alabastro</text:span> -um | -stro | albâtre | -ster | -ster. ⊂ G. alábastros. = gypso transparente. </text:p>
        </text:list-item>
        <text:list-item>
          <text:p text:style-name="P86"><text:span text:style-name="T3">alacre</text:span> alăcer | -acre, allegro | allègre, <text:span text:style-name="T5">vif</text:span>, <text:span text:style-name="T5">gai</text:span> | <text:span text:style-name="T5">brisk</text:span>, <text:span text:style-name="T5">lively</text:span> | <text:span text:style-name="T5">munter</text:span>. = agile, læto, vivace, activo, prompto. </text:p>
        </text:list-item>
        <text:list-item>
          <text:p text:style-name="P86">—<text:span text:style-name="T3">itate</text:span> -tas | -ità | -ité | -ity | -ität. </text:p>
        </text:list-item>
        <text:list-item>
          <text:p text:style-name="P86"><text:span text:style-name="T3">alato</text:span> -us | -ato | ailè | -ate. = cum ala. </text:p>
        </text:list-item>
        <text:list-item>
          <text:p text:style-name="P86"><text:span text:style-name="T3">albificatione</text:span> | -zione | | -ation | -tion. = ton fac albo. </text:p>
        </text:list-item>
        <text:list-item>
          <text:p text:style-name="P86">H. <text:span text:style-name="T3">albino</text:span> | -ino | -ino | -ino | -ino. = homo cum pelle et capillos albo per natura. ⊂ albo. </text:p>
        </text:list-item>
        <text:list-item>
          <text:p text:style-name="P86"><text:span text:style-name="T3">ALBO</text:span> -us | <text:span text:style-name="T5">bianco</text:span>, albo | <text:span text:style-name="T5">blanc</text:span> | <text:span text:style-name="T5">white</text:span> | <text:span text:style-name="T5">weiss</text:span> | H. albo | P. alvo. = candido. ⊃ albumine, albificatione. </text:p>
        </text:list-item>
        <text:list-item>
          <text:p text:style-name="P86"><text:span text:style-name="T3">album</text:span> ( <text:span text:style-name="T5">nominativo de</text:span> albo) | album, albo | album | album | Album. = catalogo, registro. </text:p>
        </text:list-item>
        <text:list-item>
          <text:p text:style-name="P86"><text:span text:style-name="T3">albumina</text:span> N | -mina | -mine | -min | -min. = substantia de albumine. </text:p>
        </text:list-item>
        <text:list-item>
          <text:p text:style-name="P86"><text:span text:style-name="T3">albumine</text:span> ĭ 100 | -me | -men | -men | -men. ⊂ albo -mine. </text:p>
        </text:list-item>
        <text:list-item>
          <text:p text:style-name="P86"><text:span text:style-name="T3">alcali</text:span> N | alcali | alcali | alkali | Alkali. ⊂ al [articulo Arabo] kalio. </text:p>
        </text:list-item>
        <text:list-item>
          <text:p text:style-name="P86">—<text:span text:style-name="T3">ino</text:span> | -ino | -in | -ine | -nisch. </text:p>
        </text:list-item>
        <text:list-item>
          <text:p text:style-name="P86">—<text:span text:style-name="T3">iza</text:span> | -izzare | -iser | -ize | -sieren. </text:p>
        </text:list-item>
        <text:list-item>
          <text:p text:style-name="P86"><text:span text:style-name="T3">alchemia</text:span> N | alchimia | alchimie | alchemy | Alchemie. = chemia (de medio ævo). ⊂ al [articulo Arabo] chemia. </text:p>
        </text:list-item>
        <text:list-item>
          <text:p text:style-name="P86">—<text:span text:style-name="T3">ista</text:span> | -imista | -imiste | -emist | -emist. </text:p>
        </text:list-item>
        <text:list-item>
          <text:p text:style-name="P86"><text:span text:style-name="T3">alcohol</text:span> (ex Arabo) | alcool | alcool | alcohol | Alcohol. </text:p>
        </text:list-item>
        <text:list-item>
          <text:p text:style-name="P86">—<text:span text:style-name="T3">ico</text:span> -ĭcus | alcoolico | alcoolique | alcoholic | -lisch. </text:p>
        </text:list-item>
        <text:list-item>
          <text:p text:style-name="P86">—<text:span text:style-name="T3">iza</text:span> | alcoolizzare |alcooliser | -lize | -lisieren. </text:p>
        </text:list-item>
        <text:list-item>
          <text:p text:style-name="P86">—<text:span text:style-name="T3">ometro</text:span> ĕ | alcoolometro | -ètre | -eter | -meter. </text:p>
        </text:list-item>
        <text:list-item>
          <text:p text:style-name="P86"><text:span text:style-name="T3">ALE</text:span> -o | al <text:span text:style-name="T5">imentare</text:span> | al <text:span text:style-name="T5">imenter</text:span> | to al <text:span text:style-name="T5">iment</text:span> | al <text:span text:style-name="T5">imentieren</text:span>. = nutri. ⊃ alimento, alumno, alto. </text:p>
        </text:list-item>
        <text:list-item>
          <text:p text:style-name="P86"><text:span text:style-name="T3">alea</text:span> -a | alea, <text:span text:style-name="T5">rischio</text:span> | aléa, <text:span text:style-name="T5">hasard</text:span> | <text:span text:style-name="T5">chance</text:span> | <text:span text:style-name="T5">Hasard</text:span>. </text:p>
        </text:list-item>
        <text:list-item>
          <text:p text:style-name="P86">—<text:span text:style-name="T3">torio</text:span> -us | -torio | aléatoire | -tory | -torisch. = de alea. </text:p>
        </text:list-item>
        <text:list-item>
          <text:p text:style-name="P86"><text:span text:style-name="T3">alga</text:span> -a | alga | algue | alga | Alge. </text:p>
        </text:list-item>
        <text:list-item>
          <text:p text:style-name="P86"><text:span text:style-name="T3">alge</text:span> -eo = es algido, habe algore. </text:p>
        </text:list-item>
        <text:list-item>
          <text:p text:style-name="P86"><text:span text:style-name="T3">algebra</text:span> N | -ebra | -èbre | -ebra | -ebra. ⊂ ex Arabo ⊂ al [articulo] gebr [analysi]. </text:p>
        </text:list-item>
        <text:list-item>
          <text:p text:style-name="P86">—<text:span text:style-name="T3">ico</text:span> -ĭcus | -rico | algébrique | -raic | -raisch. ⊂ algebr(a) -ico. </text:p>
        </text:list-item>
        <text:list-item>
          <text:p text:style-name="P86"><text:span text:style-name="T3">algido</text:span> -ĭdus | -ido | -ide | -id | -id. = que alge, frigido. </text:p>
        </text:list-item>
        <text:list-item>
          <text:p text:style-name="P86">G. algo álgos = dolore. ⊃ cephalalgia, neuralgia, gastralgia, antalgico. </text:p>
        </text:list-item>
        <text:list-item>
          <text:p text:style-name="P86"><text:span text:style-name="T3">algore</text:span> ō -or | -gore | | | -gor. = frigore de febri. </text:p>
        </text:list-item>
        <text:list-item>
          <text:p text:style-name="P86">L. alias = alio vice, in alio tempore, in alio loco. </text:p>
        </text:list-item>
        <text:list-item>
          <text:p text:style-name="P86"><text:soft-page-break/><text:span text:style-name="T3">alibi</text:span> -ĭbi | alibi | alibi | alibi | Alibi. = in alio loco. ⊂ ali(o) -bi </text:p>
        </text:list-item>
        <text:list-item>
          <text:p text:style-name="P86">L. alicubi = in ullo loco. </text:p>
        </text:list-item>
        <text:list-item>
          <text:p text:style-name="P86">L. alicunde = ex ullo loco. </text:p>
        </text:list-item>
        <text:list-item>
          <text:p text:style-name="P86"><text:span text:style-name="T3">aliena</text:span> -o | -nare | -éner | -nate | -nieren. </text:p>
        </text:list-item>
        <text:list-item>
          <text:p text:style-name="P86">—<text:span text:style-name="T3">bile</text:span> | -bile | -ble | -ble | -bel. </text:p>
        </text:list-item>
        <text:list-item>
          <text:p text:style-name="P86">—<text:span text:style-name="T3">tione</text:span> -tio | -zione | -énation | -tion | -tion. </text:p>
        </text:list-item>
        <text:list-item>
          <text:p text:style-name="P86"><text:span text:style-name="T3">alieno</text:span> ē -us | alieno | <text:span text:style-name="T5">d’autrui</text:span>, <text:span text:style-name="T5">étranger</text:span> | alien | -us. ⊂ alio -no. </text:p>
        </text:list-item>
        <text:list-item>
          <text:p text:style-name="P86"><text:span text:style-name="T3">alimentario</text:span> -us | -are | -aire | -ary | -arisch. = de alimento. </text:p>
        </text:list-item>
        <text:list-item>
          <text:p text:style-name="P86"><text:span text:style-name="T3">alimento</text:span> -um | -ento | -ent | -ent | -ent. ⊂ al(e) -i- -mento. </text:p>
        </text:list-item>
        <text:list-item>
          <text:p text:style-name="P86"><text:span text:style-name="T3">ALIO</text:span> -us | altero, altro | autre | <text:span text:style-name="T5">other</text:span>, else | <text:span text:style-name="T5">ander</text:span> | H. otro | P. outro. ⊃ alibi, alieno, aliquo. ⊂ E. ⊃ G. allo, A. else. </text:p>
        </text:list-item>
        <text:list-item>
          <text:p text:style-name="P86">L. aliquando = ullo vice. </text:p>
        </text:list-item>
        <text:list-item>
          <text:p text:style-name="P86"><text:span text:style-name="T3">aliquanto</text:span> -us | alquanto | -ante | -ant | -ante, -antisch. = in quantitate sufficiente, satis. </text:p>
        </text:list-item>
        <text:list-item>
          <text:p text:style-name="P86"><text:span text:style-name="T3">aliquo</text:span> -ĭquis | <text:span text:style-name="T5">qu</text:span>alche, alc <text:span text:style-name="T5">uno</text:span> | <text:span text:style-name="T5">qu</text:span>elque, auc <text:span text:style-name="T5">un</text:span> | <text:span text:style-name="T5">some</text:span>, <text:span text:style-name="T5">any</text:span> | <text:span text:style-name="T5">irgend ein</text:span> | H. algo, alg <text:span text:style-name="T5">uno</text:span> | P. algo, alg <text:span text:style-name="T5">um</text:span>. = ullo, uno. ⊂ ali(o) quo. </text:p>
        </text:list-item>
        <text:list-item>
          <text:p text:style-name="P86">aliquot -ot = aliquos. </text:p>
        </text:list-item>
        <text:list-item>
          <text:p text:style-name="P86"><text:span text:style-name="T3">aliquota</text:span> ŏ N | -uota | -uote | -uot | -uote. </text:p>
        </text:list-item>
        <text:list-item>
          <text:p text:style-name="P86">L. aliunde = ex alio loco. </text:p>
        </text:list-item>
        <text:list-item>
          <text:p text:style-name="P86">allēga -o = delega, mitte. ⊂ ad lega. </text:p>
        </text:list-item>
        <text:list-item>
          <text:p text:style-name="P86"><text:span text:style-name="T3">allega</text:span> ē 100 | -gare | alléguer | -ege | -gieren. = cita, adduc. </text:p>
        </text:list-item>
        <text:list-item>
          <text:p text:style-name="P86">—<text:span text:style-name="T3">tione</text:span> 500 | -zione | -tion | -tion | -tion. </text:p>
        </text:list-item>
        <text:list-item>
          <text:p text:style-name="P86">—tione -tio = legatione. </text:p>
        </text:list-item>
        <text:list-item>
          <text:p text:style-name="P86"><text:span text:style-name="T3">allegoria</text:span> -ĭa | -ia | -ie | -y | -ie. ⊂ G. allēgoria ⊂ allo agor(a) -ia. </text:p>
        </text:list-item>
        <text:list-item>
          <text:p text:style-name="P86">—<text:span text:style-name="T3">ico</text:span> ĭ 400 | -ico | -ique | -ic | -isch. ⊂ G. -icós. </text:p>
        </text:list-item>
        <text:list-item>
          <text:p text:style-name="P86">—<text:span text:style-name="T3">ista</text:span> | -ista | allégoriste | -ist | -ist. </text:p>
        </text:list-item>
        <text:list-item>
          <text:p text:style-name="P86"><text:span text:style-name="T3">allevia</text:span> | -are | alléger, <text:span text:style-name="T5">soulager</text:span> | -ate | -iieren. = fac leve, minue, mitiga. </text:p>
        </text:list-item>
        <text:list-item>
          <text:p text:style-name="P86">—<text:span text:style-name="T3">tione</text:span> | -zione | | -tion | -tion. </text:p>
        </text:list-item>
        <text:list-item>
          <text:p text:style-name="P86"><text:span text:style-name="T3">alliga</text:span> -ĭgo | allegare | allier | to ally, to alloy | alligieren. = liga duo statu, duo metallo. </text:p>
        </text:list-item>
        <text:list-item>
          <text:p text:style-name="P86">—<text:span text:style-name="T3">tione</text:span> 100 | -zione, lega | alliage | -tion | -tion. = unione (de duo metallo). </text:p>
        </text:list-item>
        <text:list-item>
          <text:p text:style-name="P86">G. allo állos = || alio. ⊃ allegoria, allopathia, parallaxi, parallelo. </text:p>
        </text:list-item>
        <text:list-item>
          <text:p text:style-name="P86"><text:span text:style-name="T3">allocatione</text:span> | -zione | -tion | -tion | -tion. = locatione. </text:p>
        </text:list-item>
        <text:list-item>
          <text:p text:style-name="P86"><text:span text:style-name="T3">allocutione</text:span> 100 | -zione | -tion | -tion | -tion. ⊂ ad locutione. </text:p>
        </text:list-item>
        <text:list-item>
          <text:p text:style-name="P86"><text:span text:style-name="T3">allopathia</text:span> N -īa | -tia | -thie | -thy | -thie. = cura de morbos [patho] per remedios differente [allo]; anti homœpathia. </text:p>
        </text:list-item>
        <text:list-item>
          <text:p text:style-name="P86">allude -o = lude, joca. </text:p>
        </text:list-item>
        <text:list-item>
          <text:p text:style-name="P86"><text:span text:style-name="T3">allude</text:span> 200 | -ere | | to allude | -dieren. = fac allusione, es allusivo. </text:p>
        </text:list-item>
        <text:list-item>
          <text:p text:style-name="P86"><text:span text:style-name="T3">allusione</text:span> | -sione | -sion | -sion | -sion. = ton allude. </text:p>
        </text:list-item>
        <text:list-item>
          <text:p text:style-name="P86"><text:span text:style-name="T3">allusivo</text:span> | -sivo | -sif | -sive | -siv. = que allude. </text:p>
        </text:list-item>
        <text:list-item>
          <text:p text:style-name="P86"><text:span text:style-name="T3">alluviale</text:span> | -ale | -al | -al | -al. </text:p>
        </text:list-item>
        <text:list-item>
          <text:p text:style-name="P86">alluvie -es = </text:p>
        </text:list-item>
        <text:list-item>
          <text:p text:style-name="P86"><text:span text:style-name="T3">alluvione</text:span> -vio | -vione | -vion | -vion | -vion. ⊂ ad lu(e) -ione. </text:p>
        </text:list-item>
        <text:list-item>
          <text:p text:style-name="P86"><text:span text:style-name="T3">alno</text:span> -us | <text:span text:style-name="T5">ontano</text:span>, alno | aune, <text:span text:style-name="T5">verne</text:span> | alder | Erle | R. olïcha. = Bot. <text:soft-page-break/>« alnus glutinosa ». </text:p>
        </text:list-item>
        <text:list-item>
          <text:p text:style-name="P86"><text:span text:style-name="T3">aloe</text:span> 100 | aloe | aloés | aloes | Aloe. ⊂ G. alóē. </text:p>
        </text:list-item>
        <text:list-item>
          <text:p text:style-name="P86"><text:span text:style-name="T3">alopecia</text:span> 100 | -ia | -ie | -ia | -ie. = calvities. ⊂ G. alōpecia ⊂ al <text:span text:style-name="T3">ō</text:span>pēx = vulpe, que perde pelo. </text:p>
        </text:list-item>
        <text:list-item>
          <text:p text:style-name="P86"><text:span text:style-name="T3">alphabetico</text:span> | alfabetico | -étique | -tic | -tisch. ⊂ alphabet(o) -ico. </text:p>
        </text:list-item>
        <text:list-item>
          <text:p text:style-name="P86"><text:span text:style-name="T3">alphabeto</text:span> 100 | alfabeto | -et | -et | -et. ⊂ G. alphábētos ⊂ alpha bet(a) -o [primo et secundo litera græco]. </text:p>
        </text:list-item>
        <text:list-item>
          <text:p text:style-name="P86"><text:span text:style-name="T3">altare</text:span> -e | altare | autel | altar | Altar. ⊂ alt(o) -are. </text:p>
        </text:list-item>
        <text:list-item>
          <text:p text:style-name="P86"><text:span text:style-name="T3">altera</text:span> ĕ 500 | -erare | -érer | to alter | -erieren. ⊂ alter(o) -a. </text:p>
        </text:list-item>
        <text:list-item>
          <text:p text:style-name="P86">—<text:span text:style-name="T3">tione</text:span> | -zione | -ération | -tion | -tion. </text:p>
        </text:list-item>
        <text:list-item>
          <text:p text:style-name="P86"><text:span text:style-name="T3">alterca</text:span> -or | -are | | -ate. = disputa, litiga. ⊂ altero. </text:p>
        </text:list-item>
        <text:list-item>
          <text:p text:style-name="P86">—<text:span text:style-name="T3">tione</text:span> -tio | alterco | -ation | -ation | -ation. </text:p>
        </text:list-item>
        <text:list-item>
          <text:p text:style-name="P86"><text:span text:style-name="T3">alterna</text:span> -o | -are | -er | -ate | -ieren. = fac alterno. </text:p>
        </text:list-item>
        <text:list-item>
          <text:p text:style-name="P86">—<text:span text:style-name="T3">nte</text:span> -ns | -nte | -ant | -ant | -ant. </text:p>
        </text:list-item>
        <text:list-item>
          <text:p text:style-name="P86">—<text:span text:style-name="T3">tione</text:span> 300 | -zione | -tion | -tion | -tion. </text:p>
        </text:list-item>
        <text:list-item>
          <text:p text:style-name="P86">—<text:span text:style-name="T3">tivo</text:span> | -ivo | -if | -ive | -iv. </text:p>
        </text:list-item>
        <text:list-item>
          <text:p text:style-name="P86"><text:span text:style-name="T3">alterno</text:span> -us | -erno | -erne | -ern. ⊃ alterna. ⊂ alter(o) -no. </text:p>
        </text:list-item>
        <text:list-item>
          <text:p text:style-name="P86"><text:span text:style-name="T3">altero</text:span> alter -ĕr- | altro | autre | <text:span text:style-name="T5">other</text:span> | <text:span text:style-name="T5">ander</text:span> | H. otro | P. outro. Origine commune de L. altero cum A. other, D. ander, es dubio. ⊃ alterno, alterca, altera, adultero. ⊂ al(io) -tero. = secundo, alio ex duo, alio. </text:p>
        </text:list-item>
        <text:list-item>
          <text:p text:style-name="P86"><text:span text:style-name="T3">althæa</text:span> -aīa 100 | altea | althée, <text:span text:style-name="T5">guimauve</text:span> | althea | Althee. ⊂ G. althaía. = Bot. « althæa officinalis ». </text:p>
        </text:list-item>
        <text:list-item>
          <text:p text:style-name="P86"><text:span text:style-name="T3">altimetria</text:span> | -metria | -métrie | -metry | -metrie. ⊂ alt(o) -i- metr(o) -ia. </text:p>
        </text:list-item>
        <text:list-item>
          <text:p text:style-name="P86"><text:span text:style-name="T3">altitudine</text:span> -do -dĭn- | -dine | -de | -de. = to es alto. </text:p>
        </text:list-item>
        <text:list-item>
          <text:p text:style-name="P86"><text:span text:style-name="T3">ALTO</text:span> -us | alto | haut | <text:span text:style-name="T5">high</text:span> | <text:span text:style-name="T5">hoch</text:span> | H. P. alto. ⊃ altitudine, altare, altimetria. ⊂ E. ⊂ al(e) -to. ⊃ A. old, D. alt = vetere. </text:p>
        </text:list-item>
        <text:list-item>
          <text:p text:style-name="P86"><text:span text:style-name="T3">altruismo</text:span> | -smo | -sme | -sm | -smus. ⊂ alt(e)r(o) -u- -ismo, anti egoismo. </text:p>
        </text:list-item>
        <text:list-item>
          <text:p text:style-name="P86"><text:span text:style-name="T3">altruista</text:span> | -ista | -iste | -ist | -ist. = qui labora pro alteros. </text:p>
        </text:list-item>
        <text:list-item>
          <text:p text:style-name="P86"><text:span text:style-name="T3">alumine</text:span> ĭ 100 | allume | alun | alum | Alaun. ⊃ aluminio. </text:p>
        </text:list-item>
        <text:list-item>
          <text:p text:style-name="P86"><text:span text:style-name="T3">aluminio</text:span> N | -io | -ium | -ium | -ium. = metallo simplice, ex alumine, in Chemia « Al ». </text:p>
        </text:list-item>
        <text:list-item>
          <text:p text:style-name="P86"><text:span text:style-name="T3">alumno</text:span> -us | alunno | <text:span text:style-name="T5">élève</text:span> | alumnus | -mnus. ⊂ ale. </text:p>
        </text:list-item>
        <text:list-item>
          <text:p text:style-name="P86"><text:span text:style-name="T3">alveario</text:span> -um | -re | <text:span text:style-name="T5">ruche</text:span> | -ry | -rium. = cavitate, habitatione de apes. ⊂ alve(o) -ario. </text:p>
        </text:list-item>
        <text:list-item>
          <text:p text:style-name="P86"><text:span text:style-name="T3">alveo</text:span> -us | alveo | auge | | -us. = cavitate (de flumine, de vaso). </text:p>
        </text:list-item>
        <text:list-item>
          <text:p text:style-name="P86">—<text:span text:style-name="T3">eolare</text:span> | -lare | alvéolaire | -lar | -lar. </text:p>
        </text:list-item>
        <text:list-item>
          <text:p text:style-name="P86">—<text:span text:style-name="T3">eolo</text:span> -ŏlus | -eolo | -éole | -eole | -eole. = parvo alveo (de apes, de dentes). </text:p>
        </text:list-item>
        <text:list-item>
          <text:p text:style-name="P86"><text:span text:style-name="T3">alvino</text:span> 100 | -ino | -in | -ine. = de alvo. </text:p>
        </text:list-item>
        <text:list-item>
          <text:p text:style-name="P86"><text:span text:style-name="T3">ALVO</text:span> -us = ventre, abdomen. ⊂ al(e) -vo. ⊃ alveo, alvino. </text:p>
        </text:list-item>
        <text:list-item>
          <text:p text:style-name="P86"><text:span text:style-name="T3">am</text:span> (Catone), am-, amb- = circum. ⊃ ambiguo, ambo, amplecte, amputa, anfractu. ⊂ E. ⊃ G. amphi, D. um. </text:p>
        </text:list-item>
        <text:list-item>
          <text:p text:style-name="P86"><text:span text:style-name="T3">AMA</text:span> -o | amare | aimer | <text:span text:style-name="T5">to love</text:span>, <text:span text:style-name="T5">to like</text:span> | <text:span text:style-name="T5">lieben</text:span> | H. P. amar. ⊃ amabile, —nte, —to, —tore, amore. </text:p>
        </text:list-item>
        <text:list-item>
          <text:p text:style-name="P86"><text:soft-page-break/><text:span text:style-name="T3">amabile</text:span> -bĭlis | -bile | aimable | amiable | -abel. </text:p>
        </text:list-item>
        <text:list-item>
          <text:p text:style-name="P86">—<text:span text:style-name="T3">itate</text:span> -tas | -ità | -ité | -ity | -ität. </text:p>
        </text:list-item>
        <text:list-item>
          <text:p text:style-name="P86"><text:span text:style-name="T3">amante</text:span> -ans | amante | aimant | | -ant. </text:p>
        </text:list-item>
        <text:list-item>
          <text:p text:style-name="P86"><text:span text:style-name="T3">amanuense</text:span> 200 | -se | | -sis | -sis. = copista. ⊂ a(d) manu -ense. </text:p>
        </text:list-item>
        <text:list-item>
          <text:p text:style-name="P86"><text:span text:style-name="T3">amaranto</text:span> 100 | -nto | -nte | -nth | -nt. = flore semper vivente. ⊂ G. amárantos ⊂ a- [ne] maran [marcesce] -to. </text:p>
        </text:list-item>
        <text:list-item>
          <text:p text:style-name="P86"><text:span text:style-name="T3">amaritudine</text:span> -do -dĭn- | amarezza, -dine | amertume | -tude. = to es amaro. </text:p>
        </text:list-item>
        <text:list-item>
          <text:p text:style-name="P86"><text:span text:style-name="T3">amaro</text:span> ā -us | amaro | amer | <text:span text:style-name="T5">bitter</text:span> | Ampfer. ⊃ amaritudine. ⊂ E. ⊃ D. </text:p>
        </text:list-item>
        <text:list-item>
          <text:p text:style-name="P86"><text:span text:style-name="T3">amato</text:span> -us | amato | aimé. = quem ama. </text:p>
        </text:list-item>
        <text:list-item>
          <text:p text:style-name="P86">—<text:span text:style-name="T3">ore</text:span> -tor | -ore | -eur | -eur | -or. </text:p>
        </text:list-item>
        <text:list-item>
          <text:p text:style-name="P86">—<text:span text:style-name="T3">orio</text:span> -us | -orio | | -ory | -orisch. </text:p>
        </text:list-item>
        <text:list-item>
          <text:p text:style-name="P86"><text:span text:style-name="T3">amazone</text:span> -ăzon | -zzone | -zone | -zon | -zone. ⊂ G. amaz <text:span text:style-name="T3">ō</text:span>n ⊂ a- [sine] mazo [mamma] -ne. </text:p>
        </text:list-item>
        <text:list-item>
          <text:p text:style-name="P86">amb- = am. </text:p>
        </text:list-item>
        <text:list-item>
          <text:p text:style-name="P86"><text:span text:style-name="T3">ambages</text:span> -es | -agi | -ges | -ges | -ges. = sinuositate, ambiguitate. ⊂ amb- age -s. </text:p>
        </text:list-item>
        <text:list-item>
          <text:p text:style-name="P86"><text:span text:style-name="T3">ambi</text:span> -io | ambire | | | ambieren. = i circum, desidera. ⊃ -itione, -iente. ⊂ amb- i. </text:p>
        </text:list-item>
        <text:list-item>
          <text:p text:style-name="P86"><text:span text:style-name="T3">ambidextero</text:span> -ĕrus | -stro | -xtre | -xtrous | -xter. = dextero de ambo manu. </text:p>
        </text:list-item>
        <text:list-item>
          <text:p text:style-name="P86"><text:span text:style-name="T3">ambiente</text:span> 100 | -ente | -ant, <text:span text:style-name="T5">milieu</text:span> | -ent | -ent. ⊂ ambi -ente. </text:p>
        </text:list-item>
        <text:list-item>
          <text:p text:style-name="P86"><text:span text:style-name="T3">ambiguitate</text:span> -tas | -ità | -ité | -ity | -ität. </text:p>
        </text:list-item>
        <text:list-item>
          <text:p text:style-name="P86"><text:span text:style-name="T3">ambiguo</text:span> -us | -uo | -u | -uous | -uum. = æquivoco, dubio, indeterminato, indefinito, incerto, indistincto. ⊂ amb- ag(e) -uo. </text:p>
        </text:list-item>
        <text:list-item>
          <text:p text:style-name="P86"><text:span text:style-name="T3">ambitione</text:span> -tio | -zione | -tion | -tion | -tion. ⊂ ambi -tione. </text:p>
        </text:list-item>
        <text:list-item>
          <text:p text:style-name="P86"><text:span text:style-name="T3">ambitioso</text:span> -us | -zioso | -tieux | -tious | -tiös. = cum ambitione. </text:p>
        </text:list-item>
        <text:list-item>
          <text:p text:style-name="P86"><text:span text:style-name="T3">ambitu</text:span> -ĭtus | -ito | | -it | -itus. ⊂ ambi -tu = circuitu. </text:p>
        </text:list-item>
        <text:list-item>
          <text:p text:style-name="P86"><text:span text:style-name="T3">AMBO</text:span> -o | ambo | <text:span text:style-name="T5">les deux</text:span>, ambe | <text:span text:style-name="T5">both</text:span> | <text:span text:style-name="T5">beide</text:span>, Ambe. = omni duo. ⊃ ambidextero. </text:p>
        </text:list-item>
        <text:list-item>
          <text:p text:style-name="P86"><text:span text:style-name="T3">ambrosia</text:span> -ĭa | -sia | -oisie | -sia | -sia. = cibo de immortales. ⊂ G. -ía. ⊂ ambrósios = immortale. ⊂ an- [ne] brot(o) [mortale] -ia. </text:p>
        </text:list-item>
        <text:list-item>
          <text:p text:style-name="P86"><text:span text:style-name="T3">ambula</text:span> -ŭlo | -are, <text:span text:style-name="T5">camminare</text:span> | aller, déambuler | <text:span text:style-name="T5">to walk</text:span>, to deambulate | ambulieren. ⊂ amb- -ul(o) -a. = i cum passu regulare. Derivatione de F. « aller », I. « andare » ex L. « ambula » es illo plus probabile inter 26 derivatione reproducto ab Körting. ⊃ F. ambler, A. amble = (equo) ambula ut homo. </text:p>
        </text:list-item>
        <text:list-item>
          <text:p text:style-name="P86">—<text:span text:style-name="T3">nte</text:span> 100 | -ante | -ant | -ant | -ant. </text:p>
        </text:list-item>
        <text:list-item>
          <text:p text:style-name="P86">—<text:span text:style-name="T3">ntia</text:span> | -anza | -ance | -ance | -anz. = hospitale ambulante. </text:p>
        </text:list-item>
        <text:list-item>
          <text:p text:style-name="P86">—<text:span text:style-name="T3">torio</text:span> 200 | -orio | -oire | -ry | -risch, -tor. = (loco) pro ambula. </text:p>
        </text:list-item>
        <text:list-item>
          <text:p text:style-name="P86"><text:span text:style-name="T3">amethysto</text:span> -us | ametista | améthyste | amethyst | -yst. = gemma de colore violaceo, ex silice; remedio contra ebrietate. ⊂ G. améthustos ⊂ a- [sine] methy [ebrietate]. </text:p>
        </text:list-item>
        <text:list-item>
          <text:p text:style-name="P86"><text:span text:style-name="T3">amianto</text:span> 100 | -nto | -nte | -nthus | -nt. = minerale, que pote es reducto in filo incombustibile. ⊂ G. amíantos ⊂ a- [ne] mian- [putresce] -to. </text:p>
        </text:list-item>
        <text:list-item>
          <text:p text:style-name="P86"><text:soft-page-break/><text:span text:style-name="T3">amicabile</text:span> -bĭlis | amichevole, amicale | amical, amiable | amicable, amiable | -cabel, -cal. = de amico. </text:p>
        </text:list-item>
        <text:list-item>
          <text:p text:style-name="P86">amicale 200 = amicabile. </text:p>
        </text:list-item>
        <text:list-item>
          <text:p text:style-name="P86"><text:span text:style-name="T3">amicitia</text:span> -a | -izia | -itié | -ity. = to es amico. </text:p>
        </text:list-item>
        <text:list-item>
          <text:p text:style-name="P86"><text:span text:style-name="T3">amico</text:span> ī -us | -o | ami | <text:span text:style-name="T5">friend</text:span> | -cus. ⊃ amicitia. ⊂ am(a) -ico. </text:p>
        </text:list-item>
        <text:list-item>
          <text:p text:style-name="P86"><text:span text:style-name="T3">amita</text:span> -ĭta | <text:span text:style-name="T5">zia</text:span> | ante (F. antiquo), tante | aunt | Tante. = sorore de patre. </text:p>
        </text:list-item>
        <text:list-item>
          <text:p text:style-name="P86"><text:span text:style-name="T3">ammoniaca</text:span> ă N | -iaca | -iaque | -ia | -iak. = in chemia « H <text:span text:style-name="T8">3</text:span> N », gas ex sale ammoniaco. </text:p>
        </text:list-item>
        <text:list-item>
          <text:p text:style-name="P86"><text:span text:style-name="T3">ammoniaco</text:span> ă 100 | -aco | -ac | -ac | -ak. = (sale) de ammoniaca. ⊂ G. ammōniacón ⊂ Ammone, deo de Aegypto, apud templo de que, es tracto sale ammoniaco, per combustione de sterco de camelo. </text:p>
        </text:list-item>
        <text:list-item>
          <text:p text:style-name="P86"><text:span text:style-name="T3">amnesia</text:span> | -esia | -ésie | -esia | -esie. = to perde memoria. ⊂ G. amnēsia ⊂ a- mne [mene] -si -s(i) a. </text:p>
        </text:list-item>
        <text:list-item>
          <text:p text:style-name="P86"><text:span text:style-name="T3">amnestia</text:span> | amnistia | amnistie | -esty | -estie. = oblivio, venia. ⊂ G. amnēstía ⊂ a- mnē [mene]. </text:p>
        </text:list-item>
        <text:list-item>
          <text:p text:style-name="P86"><text:span text:style-name="T3">amni</text:span> -is = fluvio, flumen, rivo. </text:p>
        </text:list-item>
        <text:list-item>
          <text:p text:style-name="P86"><text:span text:style-name="T3">amœnitate</text:span> -tas | amenità | aménité | amenity | Amœnität. </text:p>
        </text:list-item>
        <text:list-item>
          <text:p text:style-name="P86"><text:span text:style-name="T3">amœno</text:span> -us | ameno | <text:span text:style-name="T5">agréable</text:span>, amène | <text:span text:style-name="T5">agreable</text:span>, amene | amœn, <text:span text:style-name="T5">angenehm</text:span>. ⊃ amœnitate. ⊂ ama. </text:p>
        </text:list-item>
        <text:list-item>
          <text:p text:style-name="P86"><text:span text:style-name="T3">amore</text:span> amor | -ore | -our | <text:span text:style-name="T5">love</text:span>, -our | <text:span text:style-name="T5">Liebe</text:span>, Amor. ⊂ am(a) -ore. </text:p>
        </text:list-item>
        <text:list-item>
          <text:p text:style-name="P86"><text:span text:style-name="T3">amorpho</text:span> | -rfo | -rphe | -rphous | -rph. = sine forma, ne crystallizato. ⊂ G. ámorphos ⊂ a- [sine] morphē [forma] -o. </text:p>
        </text:list-item>
        <text:list-item>
          <text:p text:style-name="P86"><text:span text:style-name="T3">amove</text:span> ō -eo | smuovere | <text:span text:style-name="T5">écarter</text:span> | to amove | -vieren. = move ab. </text:p>
        </text:list-item>
        <text:list-item>
          <text:p text:style-name="P86">—<text:span text:style-name="T3">ibile</text:span> | -ibile | -ible | -ible | -ibel. </text:p>
        </text:list-item>
        <text:list-item>
          <text:p text:style-name="P86">—<text:span text:style-name="T3">ibilitate</text:span> | -ità | -ité | -ity | -ität. </text:p>
        </text:list-item>
        <text:list-item>
          <text:p text:style-name="P86">G. amphi amphí = de duo parte, circum, ambo. ⊃ amphibio, amphiteatro, amphibolia. = || am. </text:p>
        </text:list-item>
        <text:list-item>
          <text:p text:style-name="P86"><text:span text:style-name="T3">amphibio</text:span> 100 | -fibio | -bie | -bious | -bium. ⊂ G. -íbios. ⊂ amphi bio [vita]. = animale que vive in terra et aqua. </text:p>
        </text:list-item>
        <text:list-item>
          <text:p text:style-name="P86"><text:span text:style-name="T3">amphibolia</text:span> -a | -logia | -logie | -logy, -ly | -logie. = phrasi ambiguo. ⊂ G. -lia. ⊂ amphibol(o) -ia. </text:p>
        </text:list-item>
        <text:list-item>
          <text:p text:style-name="P86"><text:span text:style-name="T3">amphibolo</text:span> ŏ 500 | -logico | -logique | -logical | -lisch. = ambiguo, dubio. ⊂ G. -íbolos. ⊂ amphi bol- [jacta] -o. </text:p>
        </text:list-item>
        <text:list-item>
          <text:p text:style-name="P86"><text:span text:style-name="T3">amphibolo</text:span> ŏ | anfibolo | -ole | -ole | -ol. = minerale silicato mixto. </text:p>
        </text:list-item>
        <text:list-item>
          <text:p text:style-name="P86">amphibologia 700 = amphibolia. </text:p>
        </text:list-item>
        <text:list-item>
          <text:p text:style-name="P86"><text:span text:style-name="T3">amphitheatro</text:span> 200 | anfiteatro | -éâtre | -eatre | -ter. ⊂ G. -ithéatron. ⊂ amphi theatro. </text:p>
        </text:list-item>
        <text:list-item>
          <text:p text:style-name="P86"><text:span text:style-name="T3">amphora</text:span> -ŏra | anfora | -re | -ra | -ra. ⊂ G. amphoreús ⊂ am(phi) pher. = vase cum duo manubrio. </text:p>
        </text:list-item>
        <text:list-item>
          <text:p text:style-name="P86"><text:span text:style-name="T3">amplecte</text:span> -or | <text:span text:style-name="T5">abbracciare</text:span> | <text:span text:style-name="T5">embrasser</text:span> | <text:span text:style-name="T5">embrace</text:span>, amplect(ant) | amplectieren, <text:span text:style-name="T5">umfassen</text:span>. ⊃ amplexu. ⊂ am plecte. </text:p>
        </text:list-item>
        <text:list-item>
          <text:p text:style-name="P86">—<text:span text:style-name="T3">ivo</text:span> | | -if | | -iv. </text:p>
        </text:list-item>
        <text:list-item>
          <text:p text:style-name="P86"><text:span text:style-name="T3">amplexicaule</text:span> | | -aule | -aul. = (folio) que amplecte caule. </text:p>
        </text:list-item>
        <text:list-item>
          <text:p text:style-name="P86"><text:span text:style-name="T3">amplexu</text:span> -us | -esso | | -xation | -xus. = ton amplecte. </text:p>
        </text:list-item>
        <text:list-item>
          <text:p text:style-name="P86"><text:span text:style-name="T3">amplia</text:span> -o | -are | -er | -ate. = amplifica, fac amplo. </text:p>
        </text:list-item>
        <text:list-item>
          <text:p text:style-name="P86">—<text:span text:style-name="T3">tione</text:span> -tio | -zione | -tion | -tion | -tion. </text:p>
        </text:list-item>
        <text:list-item>
          <text:p text:style-name="P86"><text:soft-page-break/><text:span text:style-name="T3">amplifica</text:span> -ĭco | -ficare | -fier | -fy, -ficate | -ficieren. = amplia. </text:p>
        </text:list-item>
        <text:list-item>
          <text:p text:style-name="P86">—<text:span text:style-name="T3">tione</text:span> -tio | -zione | -tion | -tion | -tion. </text:p>
        </text:list-item>
        <text:list-item>
          <text:p text:style-name="P86"><text:span text:style-name="T3">amplitudine</text:span> -udo -udĭn- | -dine | -de | -de | -de. = to es amplo. </text:p>
        </text:list-item>
        <text:list-item>
          <text:p text:style-name="P86"><text:span text:style-name="T3">amplo</text:span> -us | ampio | ample | ample | H. P. amplo. = largo, grande, abundante, spatioso, capace, copioso. ⊃ amplitudine. ⊂ am pl(e) -o. </text:p>
        </text:list-item>
        <text:list-item>
          <text:p text:style-name="P86"><text:span text:style-name="T3">ampulla</text:span> -a | -polla | -poule | -pulla, -pul | -pel. ⊂ amphora. </text:p>
        </text:list-item>
        <text:list-item>
          <text:p text:style-name="P86"><text:span text:style-name="T3">amputa</text:span> -ŭto | -are | -er | -ate | -ieren. ⊂ am puta. </text:p>
        </text:list-item>
        <text:list-item>
          <text:p text:style-name="P86">—<text:span text:style-name="T3">tione</text:span> -tio | -zione | -tion | -tion | -tion. </text:p>
        </text:list-item>
        <text:list-item>
          <text:p text:style-name="P86"><text:span text:style-name="T3">amygdala</text:span> ă 100 | mandorla | amande | almond | Mandel. ⊂ G. -álē. = Bot. « amygdalus communis ». </text:p>
        </text:list-item>
        <text:list-item>
          <text:p text:style-name="P86"><text:span text:style-name="T3">amylaceo</text:span> | amidaceo | -acé | -aceous | -acea. ⊂ amyl(o) -aceo. </text:p>
        </text:list-item>
        <text:list-item>
          <text:p text:style-name="P86"><text:span text:style-name="T3">amylo</text:span> -ŭlum | amido | amidon | <text:span text:style-name="T5">starch</text:span>, amyle, amidine | -lon, -lum, Amidon. ⊂ G. ámulon ⊂ a- myl(ē) -o. = ne molito. </text:p>
        </text:list-item>
        <text:list-item>
          <text:p text:style-name="P86"><text:span text:style-name="T3">AN</text:span> an, indica interrogatione, dubio, conditione. ⊂ E. an ⊃ G. án, Gothico an. </text:p>
        </text:list-item>
        <text:list-item>
          <text:p text:style-name="P86">G. an- (ante vocale), a- (ante consonante) = ne, sine. ⊃ anæmia, anæsthesia, anarchia, anecdoto, anhydro, anodyno, anomalo, anonymo; abulia, acephalo, amnesia, aneroide, apathia, apode, asphyxia, asylo, atheo, atomo, azoto ⊂ E. ⊃ L. ne, in(cognito), in(valido). </text:p>
        </text:list-item>
        <text:list-item>
          <text:p text:style-name="P86">G. ana aná = iterum, retro, contra, supra, ad sub. ⊃ anabaptista, anachoreta, anachronismo, anadema, anaglypho, anagramma, anagraphe, analogo, analysi, anathema, anatomia, aneurysma, anodo. ⊂ E. ⊃ A. on = supra; D. an = ad, supra; R. na = supra, ad, contra; S. ana. </text:p>
        </text:list-item>
        <text:list-item>
          <text:p text:style-name="P86"><text:span text:style-name="T3">anabaptista</text:span> | anabattista | -iste | -ist | -ist. = que rebaptiza. ⊂ G. -st <text:span text:style-name="T3">ē</text:span>s. ⊂ ana [red] baptista. </text:p>
        </text:list-item>
        <text:list-item>
          <text:p text:style-name="P86"><text:span text:style-name="T3">anachoreta</text:span> 500 | anacoreta | rète | -ret, anchoret | -ret. = eremita, monacho. ⊂ G. anachōret <text:span text:style-name="T3">ē</text:span>s ⊂ ana [retro] chōr(a) [terra] -eta. </text:p>
        </text:list-item>
        <text:list-item>
          <text:p text:style-name="P86"><text:span text:style-name="T3">anachronismo</text:span> | anacronismo | -isme | -ism | -ismus. = errore de tempore. ⊂ G. -ismós. ⊂ ana [contra] chron(o) [tempore] -ismo. </text:p>
        </text:list-item>
        <text:list-item>
          <text:p text:style-name="P86"><text:span text:style-name="T3">anacolutho</text:span> 500 | anacoluto | -uthe | -uthon | -uthon. ⊂ G. anacóluthon ⊂ an- [ne] acolytho [consequente]. = inconsequentia grammaticale. </text:p>
        </text:list-item>
        <text:list-item>
          <text:p text:style-name="P86"><text:span text:style-name="T3">anadema</text:span>(te) -ma | -ma | -ème | -m | -m. = corona, diadema. ⊂ G. anádēma ⊂ ana [supra] dē [cinge] -ma. </text:p>
        </text:list-item>
        <text:list-item>
          <text:p text:style-name="P86"><text:span text:style-name="T3">anæmia</text:span> | anemia | anémie | anæmia | Anæmie. = to es sine sanguine. ⊂ G. -ía. ⊂ an- (h)æm(a) [sanguine]. </text:p>
        </text:list-item>
        <text:list-item>
          <text:p text:style-name="P86">—<text:span text:style-name="T3">ico</text:span> -ĭcus | anemico | anémique | anæmic. = sine sanguine, cum anæmia. </text:p>
        </text:list-item>
        <text:list-item>
          <text:p text:style-name="P86"><text:span text:style-name="T3">anæsthesia</text:span> | anestesia | anesthésie | -sis | -sie. = insensibilitate. ⊂ G. -ēsia. ⊂ an- [ne] æsthē [senti] -si -(i)a. </text:p>
        </text:list-item>
        <text:list-item>
          <text:p text:style-name="P86"><text:span text:style-name="T3">anæsthetico</text:span> -ĭcus | anestetico | anesthésique | -tic | -tica. = de anæsthesia. </text:p>
        </text:list-item>
        <text:list-item>
          <text:p text:style-name="P86"><text:span text:style-name="T3">anæsthetiza</text:span> | anestetizzare | anesthésier | -ize. = produc anæsthesia. </text:p>
        </text:list-item>
        <text:list-item>
          <text:p text:style-name="P86"><text:span text:style-name="T3">anaglypho</text:span> ŭ 100 | -ifo | -yphe | -yph | -yphen. = ornamento <text:soft-page-break/>incavato. ⊂ G. anágluphos ⊂ ana [in] glyph(e) [cava] -o. </text:p>
        </text:list-item>
        <text:list-item>
          <text:p text:style-name="P86"><text:span text:style-name="T3">anagramma</text:span> | -amma | -amme | -am | -amm. = transpositione de litteras. ⊂ G. anágramma ⊂ ana gramma. </text:p>
        </text:list-item>
        <text:list-item>
          <text:p text:style-name="P86"><text:span text:style-name="T3">anagraphe</text:span> ă | -afe | | -aph | -aph. = inventario, tabula de cives. ⊂ G. anagraph <text:span text:style-name="T3">ē</text:span> ⊂ ana graphē. </text:p>
        </text:list-item>
        <text:list-item>
          <text:p text:style-name="P86"><text:span text:style-name="T3">anale</text:span> | anale | -al | -al | -al. = de ano. </text:p>
        </text:list-item>
        <text:list-item>
          <text:p text:style-name="P86"><text:span text:style-name="T3">analogia</text:span> ĭ 100 | -gia | -gie | -gy | -gie. ⊂ G. -ía. ⊂ analog(o) -ia. </text:p>
        </text:list-item>
        <text:list-item>
          <text:p text:style-name="P86"><text:span text:style-name="T3">analogo</text:span> -ŏgus | -ogo | -ogue | -ogous | -log. ⊂ G. análogos ⊂ ana logo. </text:p>
        </text:list-item>
        <text:list-item>
          <text:p text:style-name="P86"><text:span text:style-name="T3">analysi</text:span> ŭ | -isi | -yse | -ysis | -yse. ⊂ G. análusis ⊂ ana ly(e) -si. = re-solu-tione. </text:p>
        </text:list-item>
        <text:list-item>
          <text:p text:style-name="P86"><text:span text:style-name="T3">analysta</text:span> | -ista | -yste | -yst | -yse. ⊂ analys(i) -ta. </text:p>
        </text:list-item>
        <text:list-item>
          <text:p text:style-name="P86"><text:span text:style-name="T3">analytico</text:span> -ĭcus | -itico | -ytique | -tic | -tisch. ⊂ G. -icós. ⊂ ana ly(e) -tĭco. </text:p>
        </text:list-item>
        <text:list-item>
          <text:p text:style-name="P86"><text:span text:style-name="T3">analyza</text:span> | -izzare | -ser | -ze | -sieren. = solve in elementos. ⊂ ana ly(e) -(i)za. </text:p>
        </text:list-item>
        <text:list-item>
          <text:p text:style-name="P86"><text:span text:style-name="T3">anarchia</text:span> | -chia | -chie | -chy | -chie. ⊂ G. -ía. ⊂ an- arch(ē) [potestate] -ia. </text:p>
        </text:list-item>
        <text:list-item>
          <text:p text:style-name="P86">—<text:span text:style-name="T3">ista</text:span> | anarchico | -iste | -ist | -ist. ⊂ anarch(ia) -ista. </text:p>
        </text:list-item>
        <text:list-item>
          <text:p text:style-name="P86"><text:span text:style-name="T3">anate</text:span> anas anăt- | anitra | <text:span text:style-name="T5">canard</text:span> (anatidés) | d <text:span text:style-name="T5">rake</text:span> | Ente | H. anade | P. adem. = Zool. « anas boscas ». ⊂ E. ⊃ D. Ente, Anglo antiquo end <text:span text:style-name="T5">rake</text:span>, A. d <text:span text:style-name="T5">rake</text:span>, R. ut <text:span text:style-name="T5">ka</text:span> </text:p>
        </text:list-item>
        <text:list-item>
          <text:p text:style-name="P86"><text:span text:style-name="T3">anathema</text:span>(te) ĕ 400 | anatema | -ème | -ema | -em. = excommunicatione. ⊂ G. anáthema ⊂ ana the -ma. </text:p>
        </text:list-item>
        <text:list-item>
          <text:p text:style-name="P86"><text:span text:style-name="T3">anatomia</text:span> ĭ 500 | -mia | -mie | -my | -mie. ⊂ G. anatom <text:span text:style-name="T3">ē</text:span> ⊂ ana tom(o)- ē. = dissectione. </text:p>
        </text:list-item>
        <text:list-item>
          <text:p text:style-name="P86">—<text:span text:style-name="T3">ico</text:span> -ĭcus 500 | -ico | -ique | -ical | -tom, -tomiker. = de anatomia. ⊂ G. -icós. </text:p>
        </text:list-item>
        <text:list-item>
          <text:p text:style-name="P86">—<text:span text:style-name="T3">ista</text:span> | -ico | -iste | -ist | -ist. ⊂ anatom(ia) -ista. </text:p>
        </text:list-item>
        <text:list-item>
          <text:p text:style-name="P86">—<text:span text:style-name="T3">iza</text:span> | -izzare | -iser | -ize | -ieren. </text:p>
        </text:list-item>
        <text:list-item>
          <text:p text:style-name="P86"><text:span text:style-name="T3">ancilla</text:span> -a | ancella. = servo femina. </text:p>
        </text:list-item>
        <text:list-item>
          <text:p text:style-name="P86">—<text:span text:style-name="T3">re</text:span> -is | -are | -aire | -ary. = de ancilla. </text:p>
        </text:list-item>
        <text:list-item>
          <text:p text:style-name="P86"><text:span text:style-name="T3">ancora</text:span> -ŏra | áncora | ancre | anchor | Anker. ⊂ G. ágcura. </text:p>
        </text:list-item>
        <text:list-item>
          <text:p text:style-name="P86">G. andro an <text:span text:style-name="T3">ē</text:span>r = vir, mas. ⊃ androgyno, scaphandro. </text:p>
        </text:list-item>
        <text:list-item>
          <text:p text:style-name="P86"><text:span text:style-name="T3">androgyno</text:span> -ŭnus | -ino | -yne | -ynous | -gyn. = hermaphrodito, mas et femina. ⊂ G. andrógunos ⊂ andro [mas] gyn(ē) [femina] -o. </text:p>
        </text:list-item>
        <text:list-item>
          <text:p text:style-name="P86">E. <text:span text:style-name="T3">ane</text:span> = respira, fla. ⊃ animo, G. anemo = vento. </text:p>
        </text:list-item>
        <text:list-item>
          <text:p text:style-name="P86"><text:span text:style-name="T3">anecdotico</text:span> -ĭcus | aneddotico | -ique | -ical. = de anecdoto. </text:p>
        </text:list-item>
        <text:list-item>
          <text:p text:style-name="P86"><text:span text:style-name="T3">anecdoto</text:span> ŏ | -ddoto | -dote | -dote | -dote. = parvo narratione. ⊂ G. anécdotos ⊂ an- ec do -to. = in-e-di-to. </text:p>
        </text:list-item>
        <text:list-item>
          <text:p text:style-name="P86"><text:span text:style-name="T3">anello</text:span> -us | -ello | anneau. ⊂ an(u)lo -lo. = anulo. </text:p>
        </text:list-item>
        <text:list-item>
          <text:p text:style-name="P86">—<text:span text:style-name="T3">ide</text:span> | -ide | -ides | -ida | -iden. = verme, ex plure anello. </text:p>
        </text:list-item>
        <text:list-item>
          <text:p text:style-name="P86">G. anemo, ánemos = vento. ⊃ anemometro, anemone, anemoscopio. ⊂ ane -mo. </text:p>
        </text:list-item>
        <text:list-item>
          <text:p text:style-name="P86"><text:span text:style-name="T3">anemometro</text:span> ĕ | -metro | anémomètre | -meter | -meter. = quod mete vento. ⊂ anemo metro. </text:p>
        </text:list-item>
        <text:list-item>
          <text:p text:style-name="P86"><text:span text:style-name="T3">anemone</text:span> ō 100 | -one | anémone | -mone | -mone. = Bot. « <text:soft-page-break/>anemone memorosa », flore de vento. ⊂ G. anem <text:span text:style-name="T3">ō</text:span>nē. </text:p>
        </text:list-item>
        <text:list-item>
          <text:p text:style-name="P86"><text:span text:style-name="T3">anemoscopio</text:span> | -opio | anémoscope | -ope | -skop. = indicatore de vento. ⊂ anemo scop(o) -io. </text:p>
        </text:list-item>
        <text:list-item>
          <text:p text:style-name="P86"><text:span text:style-name="T3">aneroide</text:span> | -oide | -oïde | -oid | -oid. = (barometro) sine liquido. ⊂ a- nēro [humido] -īde. </text:p>
        </text:list-item>
        <text:list-item>
          <text:p text:style-name="P86"><text:span text:style-name="T3">aneurysma</text:span>(te) | -isma | anevrisme | -ism | -ysma. = dilatatione (de arteria). ⊂ G. aneúrusma ⊂ an(a) eury [lato] -(i)sma. </text:p>
        </text:list-item>
        <text:list-item>
          <text:p text:style-name="P86"><text:span text:style-name="T3">anfractu</text:span> -us | anfrattuosità | -uosité | -uosity | -uosität. = plicato, rupto. ⊂ am fract(o) -u. </text:p>
        </text:list-item>
        <text:list-item>
          <text:p text:style-name="P86">—<text:span text:style-name="T3">uoso</text:span> | anfrattuoso | -eux | -ous | -os. </text:p>
        </text:list-item>
        <text:list-item>
          <text:p text:style-name="P86"><text:span text:style-name="T3">ange</text:span> -o = preme, stringe. ⊃ angina, angore, angusto, angulo, anxio. ⊂ E. anghe ⊃ G. anche = strangula, A. anger = ira, D. Angst = anxietate, D. enge = angusto, R. uz <text:span text:style-name="T5">kij</text:span> = ang <text:span text:style-name="T5">usto</text:span>. </text:p>
        </text:list-item>
        <text:list-item>
          <text:p text:style-name="P86"><text:span text:style-name="T3">angelo</text:span> ĕ 100 = nuntio. ⊂ G. ággelos. </text:p>
        </text:list-item>
        <text:list-item>
          <text:p text:style-name="P86">— 400 | -elo | ange | -el | Engel. = nuntio de Deo. </text:p>
        </text:list-item>
        <text:list-item>
          <text:p text:style-name="P86">—<text:span text:style-name="T3">ico</text:span> ĭ 400 | -lico | angélique | -lic | englisch. = de angelo. ⊂ G. -icós. </text:p>
        </text:list-item>
        <text:list-item>
          <text:p text:style-name="P86"><text:span text:style-name="T3">angina</text:span> ī 100 | -ina | -ine | -ina | -ina. = inflammatione de gula, de pectore. ⊂ ang(e) -īna. </text:p>
        </text:list-item>
        <text:list-item>
          <text:p text:style-name="P86">G. angio aggeîon = vaso, receptaculo, vena. </text:p>
        </text:list-item>
        <text:list-item>
          <text:p text:style-name="P86"><text:span text:style-name="T3">angiosperma</text:span> | -ma | -me | -m | -matisch. = planta cum semine in vaso; contrario de gymnosperma. ⊂ angio sperma. </text:p>
        </text:list-item>
        <text:list-item>
          <text:p text:style-name="P86"><text:span text:style-name="T3">angore</text:span> -or | -oscia, -ustia | -oisse, anxiété | -or, -er, -uish | Angst. = vexatione, anxietate, angustia. ⊂ ang(e) -ore. </text:p>
        </text:list-item>
        <text:list-item>
          <text:p text:style-name="P86"><text:span text:style-name="T3">angue</text:span> -is = serpente. ⊃ anguilla. </text:p>
        </text:list-item>
        <text:list-item>
          <text:p text:style-name="P86">—<text:span text:style-name="T3">uilla</text:span> 100 | -illa | -ille | <text:span text:style-name="T5">eel</text:span> (anguilliform) | <text:span text:style-name="T5">Aal</text:span>. = Zool. « anguilla vulgaris ». </text:p>
        </text:list-item>
        <text:list-item>
          <text:p text:style-name="P86"><text:span text:style-name="T3">angulare</text:span> 100 | -olare | -laire | -lar | -lar. ⊂ angul(o) -are. </text:p>
        </text:list-item>
        <text:list-item>
          <text:p text:style-name="P86"><text:span text:style-name="T3">angulo</text:span> -ŭlus | angolo | angle | angle | <text:span text:style-name="T5">Ecke</text:span>, <text:span text:style-name="T5">Winkel</text:span> | R. ugol | H. P. angulo. ⊃ triangulatione, anguloso, angulare. ⊂ ang(e) -ulo. </text:p>
        </text:list-item>
        <text:list-item>
          <text:p text:style-name="P86">—<text:span text:style-name="T3">sitate</text:span> | angolosità | | -ty | -tät. </text:p>
        </text:list-item>
        <text:list-item>
          <text:p text:style-name="P86">—<text:span text:style-name="T3">so</text:span> 100 | angoloso | -eux | -ous. = cum angulo. </text:p>
        </text:list-item>
        <text:list-item>
          <text:p text:style-name="P86"><text:span text:style-name="T3">angustia</text:span> -a | angoscia, angustia | angoisse | anguish | -stia, Angst. = difficultate, miseria. ⊂ angust(o) -ia. </text:p>
        </text:list-item>
        <text:list-item>
          <text:p text:style-name="P86"><text:span text:style-name="T3">angusto</text:span> -us | -usto | | | eng. = stricto. ⊂ ang(e) -usto. </text:p>
        </text:list-item>
        <text:list-item>
          <text:p text:style-name="P86"><text:span text:style-name="T3">anhela</text:span> -o | anela | anhéler | -le | -lieren. = respira, aspira. ⊂ am hala. </text:p>
        </text:list-item>
        <text:list-item>
          <text:p text:style-name="P86">—<text:span text:style-name="T3">tione</text:span> -tio | anelazione | -tion | -tion | -tion. = difficultate de respiratione. </text:p>
        </text:list-item>
        <text:list-item>
          <text:p text:style-name="P86">anīle -is | anile | | anile | Anil(ität). = de anu, de femina sene. </text:p>
        </text:list-item>
        <text:list-item>
          <text:p text:style-name="P86"><text:span text:style-name="T3">anilina</text:span> N | -ina | -ine | -ine | Anilin. = colore indico, tracto ex planta, in Chemia « C <text:span text:style-name="T10">12</text:span> H <text:span text:style-name="T10">7</text:span> N ». ⊂ Arabo ⊂ Sanscrito. </text:p>
        </text:list-item>
        <text:list-item>
          <text:p text:style-name="P86"><text:span text:style-name="T3">anima</text:span> -ĭma | anima | âme | <text:span text:style-name="T5">soul</text:span> | <text:span text:style-name="T5">Seele</text:span>. ⊂ anim(o) -a [feminile]. ⊃ </text:p>
        </text:list-item>
        <text:list-item>
          <text:p text:style-name="P86"><text:span text:style-name="T3">anima</text:span> ĭ 500 | -are | -er | -ate | -ieren. = da animo, da vita. </text:p>
        </text:list-item>
        <text:list-item>
          <text:p text:style-name="P86">—<text:span text:style-name="T3">abile</text:span> -bĭlis | -bile | | -ble. </text:p>
        </text:list-item>
        <text:list-item>
          <text:p text:style-name="P86">—<text:span text:style-name="T3">adversione</text:span> -sio | -avversione | -sion | -sion | -sion. = censura, critica, reprobatione. ⊂ anim(o) adversione. </text:p>
        </text:list-item>
        <text:list-item>
          <text:p text:style-name="P86"><text:soft-page-break/>—<text:span text:style-name="T3">ale</text:span> -al | -ale | -al | -al | -al. </text:p>
        </text:list-item>
        <text:list-item>
          <text:p text:style-name="P86">——<text:span text:style-name="T3">itate</text:span> | -ità | -ité | -ity | -ität. </text:p>
        </text:list-item>
        <text:list-item>
          <text:p text:style-name="P86">—<text:span text:style-name="T3">atione</text:span> -tio | -zione | -tion | -tion. = vivacitate, spiritu, promptitudine, vita. </text:p>
        </text:list-item>
        <text:list-item>
          <text:p text:style-name="P86">—<text:span text:style-name="T3">atore</text:span> | -tore | -teur | -tor | -tor. </text:p>
        </text:list-item>
        <text:list-item>
          <text:p text:style-name="P86"><text:span text:style-name="T3">animo</text:span> -ĭmus | animo | <text:span text:style-name="T5">courage</text:span> | <text:span text:style-name="T5">courage</text:span> | <text:span text:style-name="T5">Mut</text:span>. ⊃ anima, -ale, -oso, magnanimo, unanime. ⊂ E. an(e) -imo, G. anemo = vento. </text:p>
        </text:list-item>
        <text:list-item>
          <text:p text:style-name="P86">—<text:span text:style-name="T3">ositate</text:span> 500 | -ità | -ité | -ity | -ität. = odio. </text:p>
        </text:list-item>
        <text:list-item>
          <text:p text:style-name="P86">—<text:span text:style-name="T3">oso</text:span> -us | -moso | -mé | -mose | -mos. </text:p>
        </text:list-item>
        <text:list-item>
          <text:p text:style-name="P86"><text:span text:style-name="T3">anion</text:span> = elemento electro-negativo, que i ad anodo (Faraday). ⊂ G. anión = que i sub. ⊂ an(a) ion. </text:p>
        </text:list-item>
        <text:list-item>
          <text:p text:style-name="P86"><text:span text:style-name="T3">aniso</text:span> ī 100 | -anice | anis | anise | Anis. ⊂ G. ánison. </text:p>
        </text:list-item>
        <text:list-item>
          <text:p text:style-name="P86"><text:span text:style-name="T3">annale</text:span> (-es -um) | -ali | -ales | -als | -alen. = libro de anno. </text:p>
        </text:list-item>
        <text:list-item>
          <text:p text:style-name="P86">—<text:span text:style-name="T3">ista</text:span> | -ista | -iste | -ist | -ist. = scriptore de annales. </text:p>
        </text:list-item>
        <text:list-item>
          <text:p text:style-name="P86"><text:span text:style-name="T3">annecte</text:span> -o | annettere | -exer | -ex | -ectieren. = necte ad, adjunge, liga. ⊃ annexo. </text:p>
        </text:list-item>
        <text:list-item>
          <text:p text:style-name="P86"><text:span text:style-name="T3">annexione</text:span> 400 | annessione | -exion | -exion | -exion. ⊂ annex(o) -ione. </text:p>
        </text:list-item>
        <text:list-item>
          <text:p text:style-name="P86"><text:span text:style-name="T3">annexo</text:span> -us | -esso | -exe | -ex | -ex. </text:p>
        </text:list-item>
        <text:list-item>
          <text:p text:style-name="P86"><text:span text:style-name="T3">annihila</text:span> -ĭlo | -chilire, <text:span text:style-name="T5">annientare</text:span> | -ler | -late | -lieren. = redde nihil. </text:p>
        </text:list-item>
        <text:list-item>
          <text:p text:style-name="P86"><text:span text:style-name="T3">anniversario</text:span> -us | -ario | -aire | -ary | -arium. ⊂ ann(o) -i- vers(o) -ario. </text:p>
        </text:list-item>
        <text:list-item>
          <text:p text:style-name="P86"><text:span text:style-name="T3">ANNO</text:span> -us | anno | an | <text:span text:style-name="T5">year</text:span> | <text:span text:style-name="T5">Jahr</text:span> | H. año | P. anno. ⊃ annale, anniversario, annuo, annuale, annuario, perenne, biennio. ⊂ ann(ul)o = cyclo (de tempore). </text:p>
        </text:list-item>
        <text:list-item>
          <text:p text:style-name="P86"><text:span text:style-name="T3">annota</text:span> ŏ 100 | -are | -er | -ate | -ieren. ⊂ ad nota. </text:p>
        </text:list-item>
        <text:list-item>
          <text:p text:style-name="P86">—<text:span text:style-name="T3">tione</text:span> 200 | -zione | -tion | -tion | -tion. </text:p>
        </text:list-item>
        <text:list-item>
          <text:p text:style-name="P86">annuale 300 = annuo. </text:p>
        </text:list-item>
        <text:list-item>
          <text:p text:style-name="P86">—itate = annuitate. </text:p>
        </text:list-item>
        <text:list-item>
          <text:p text:style-name="P86"><text:span text:style-name="T3">annuario</text:span> | -ario | -aire | -ary | -arium. ⊂ annu(o) -ario. </text:p>
        </text:list-item>
        <text:list-item>
          <text:p text:style-name="P86"><text:span text:style-name="T3">annue</text:span> -o | -ire | | annue(nt) | -ieren. = acconsenti. ⊂ ad nue = fac signo affirmativo per capite. </text:p>
        </text:list-item>
        <text:list-item>
          <text:p text:style-name="P86"><text:span text:style-name="T3">annuitate</text:span> | -ità | -ité | -ity | -ität. ⊂ annu(o) -itate. </text:p>
        </text:list-item>
        <text:list-item>
          <text:p text:style-name="P86"><text:span text:style-name="T3">annula</text:span> | -llare | -ler | -nul | -llieren. = redde nullo. </text:p>
        </text:list-item>
        <text:list-item>
          <text:p text:style-name="P86">—<text:span text:style-name="T3">tione</text:span> | -zione | -tion | -tion | -tion. </text:p>
        </text:list-item>
        <text:list-item>
          <text:p text:style-name="P86">annŭlo-us, V. anulo. </text:p>
        </text:list-item>
        <text:list-item>
          <text:p text:style-name="P86"><text:span text:style-name="T3">annuo</text:span> -us | annuo | annuel | annual | annuum, annual, annuell. = per anno. ⊂ ann(o) -uo. </text:p>
        </text:list-item>
        <text:list-item>
          <text:p text:style-name="P86"><text:span text:style-name="T3">annuntia</text:span> -o | -ziare | -oncer | -ounce | -cieren. ⊂ ad nuntia. </text:p>
        </text:list-item>
        <text:list-item>
          <text:p text:style-name="P86">—<text:span text:style-name="T3">tione</text:span> -tio | -zione | -ciation | -ciation | -tion. </text:p>
        </text:list-item>
        <text:list-item>
          <text:p text:style-name="P86"><text:span text:style-name="T3">ano</text:span> -us | ano | anus | anus | Anus. </text:p>
        </text:list-item>
        <text:list-item>
          <text:p text:style-name="P86"><text:span text:style-name="T3">anodo</text:span> = polo electrico positivo. ⊂ an(a) (h)odo. </text:p>
        </text:list-item>
        <text:list-item>
          <text:p text:style-name="P86"><text:span text:style-name="T3">anodyno</text:span> ŭ 100 | anodino | anodin | -yne | -ynum. = (medicina) que tolle dolore. ⊂ G. an <text:span text:style-name="T3">ō</text:span>dunon. ⊂ an- [sine] odýn(ē) [dolore] -o. </text:p>
        </text:list-item>
        <text:list-item>
          <text:p text:style-name="P86"><text:span text:style-name="T3">anomalia</text:span> 200 | -alia | -alie | -aly | -alie. ⊂ G. anōmalia ⊂ anomal(o) -ia. </text:p>
        </text:list-item>
        <text:list-item>
          <text:p text:style-name="P86"><text:soft-page-break/><text:span text:style-name="T3">anomalo</text:span> 500 | -alo | -al | -alous | -al. = contra regula. ⊂ G. an <text:span text:style-name="T3">ō</text:span>malos ⊂ an- homalo. </text:p>
        </text:list-item>
        <text:list-item>
          <text:p text:style-name="P86"><text:span text:style-name="T3">anonymo</text:span> ŭ | -imo | -me | -mous | -m. ⊂ G. an <text:span text:style-name="T3">ō</text:span>numos ⊂ an- [sine] onom(a) [nomen] -o. </text:p>
        </text:list-item>
        <text:list-item>
          <text:p text:style-name="P86"><text:span text:style-name="T3">ansa</text:span> -a | ansa, <text:span text:style-name="T5">manico</text:span> ( <text:span text:style-name="T5">di vaso</text:span>) | anse | <text:span text:style-name="T5">handle</text:span>, (ansated) | <text:span text:style-name="T5">Henkel</text:span>. </text:p>
        </text:list-item>
        <text:list-item>
          <text:p text:style-name="P86"><text:span text:style-name="T3">ansere</text:span> -sĕr | <text:span text:style-name="T5">oca</text:span>, anserello | <text:span text:style-name="T5">oie</text:span>, (ansères, anserine) | goose, gander, anser | Gans | H. ansar. = Zool. « anser cinereus ». ⊂ E. ghans ⊃ G. ch <text:span text:style-name="T3">ē</text:span>n, A. goose, D. Gans, R. gusï. </text:p>
        </text:list-item>
        <text:list-item>
          <text:p text:style-name="P86"><text:span text:style-name="T3">antagonismo</text:span> | -smo | -sme | -sm | -smus. ⊂ G. antag <text:span text:style-name="T3">ō</text:span>nisma ⊂ ant(i) agon(e) -ismo. </text:p>
        </text:list-item>
        <text:list-item>
          <text:p text:style-name="P86"><text:span text:style-name="T3">antagonista</text:span> 400 | -ista | -iste | -ist | -ist. ⊂ G. antagōnist <text:span text:style-name="T3">ē</text:span>s ⊂ ant(i) agon(e) -ista. </text:p>
        </text:list-item>
        <text:list-item>
          <text:p text:style-name="P86"><text:span text:style-name="T3">antarctico</text:span> -ĭcus | antartico | -ctique | -ctic | antarktisch. = (polo) anti arctico, suc. ⊂ G. -icós. </text:p>
        </text:list-item>
        <text:list-item>
          <text:p text:style-name="P86"><text:span text:style-name="T3">ANTE</text:span> ante | <text:span text:style-name="T5">dav</text:span>anti, <text:span text:style-name="T5">av</text:span>anti, anzi | <text:span text:style-name="T5">av</text:span>ant, <text:span text:style-name="T5">dev</text:span>ant | <text:span text:style-name="T5">before</text:span> | <text:span text:style-name="T5">vor</text:span> | H. P. antes. ⊃ antiquo, antemeridiano, antecede, antepone, anteriore. ⊂ E. ⊃ G. anti = contra. </text:p>
        </text:list-item>
        <text:list-item>
          <text:p text:style-name="P86"><text:span text:style-name="T3">antea</text:span> -ĕa | avanti, innanzi, <text:span text:style-name="T5">prima</text:span> | avant, auparavant | <text:span text:style-name="T5">before</text:span> | <text:span text:style-name="T5">vorher</text:span>. = ante, ante id. ⊂ ante ea [ <text:span text:style-name="T5">plurale de</text:span> id]. </text:p>
        </text:list-item>
        <text:list-item>
          <text:p text:style-name="P86"><text:span text:style-name="T3">antecede</text:span> -o | -dere | | -de | -dieren. = præcede. ⊂ ante cede. </text:p>
        </text:list-item>
        <text:list-item>
          <text:p text:style-name="P86">—<text:span text:style-name="T3">nte</text:span> -ens | -ente | antécédent | -ent | -ens. </text:p>
        </text:list-item>
        <text:list-item>
          <text:p text:style-name="P86">—<text:span text:style-name="T3">ntia</text:span> | -nza | antécédence | -nce. </text:p>
        </text:list-item>
        <text:list-item>
          <text:p text:style-name="P86"><text:span text:style-name="T3">antecesso</text:span> -us = que e antecede. </text:p>
        </text:list-item>
        <text:list-item>
          <text:p text:style-name="P86">—<text:span text:style-name="T3">re</text:span> -sor | -ore | ancêtre | ancestor, antecessor | -ssor. = præcessore. </text:p>
        </text:list-item>
        <text:list-item>
          <text:p text:style-name="P86"><text:span text:style-name="T3">antemeridiano</text:span> -us | antimeridiano | <text:span text:style-name="T5">du matin</text:span> | -dian | -nisch. = de ante meridie. </text:p>
        </text:list-item>
        <text:list-item>
          <text:p text:style-name="P86"><text:span text:style-name="T3">antenna</text:span> -a | -na | -ne | -na | -ne. </text:p>
        </text:list-item>
        <text:list-item>
          <text:p text:style-name="P86"><text:span text:style-name="T3">antepone</text:span> -o | -orre | | -one | -onieren. = pone ante, præfer. </text:p>
        </text:list-item>
        <text:list-item>
          <text:p text:style-name="P86"><text:span text:style-name="T3">anteposito</text:span> -ĭtus | anteposto. = quem antepone, posito ante. </text:p>
        </text:list-item>
        <text:list-item>
          <text:p text:style-name="P86"><text:span text:style-name="T3">anteriore</text:span> -ior | -riore | -érieur | -rior. = que es ante. </text:p>
        </text:list-item>
        <text:list-item>
          <text:p text:style-name="P86">—<text:span text:style-name="T3">itate</text:span> | -ità | antériorité | -ity | -ität. </text:p>
        </text:list-item>
        <text:list-item>
          <text:p text:style-name="P86"><text:span text:style-name="T3">anthera</text:span> ē 100 | antera | -ère | -er | -ere. = parte de stamine, cum polline. ⊂ G. anthērós ⊂ antho [flore]. </text:p>
        </text:list-item>
        <text:list-item>
          <text:p text:style-name="P86">G. antho ánthos = flore. ⊃ anthologia, exanthema, anthera, acantho, chrysanthemo, heliantho. </text:p>
        </text:list-item>
        <text:list-item>
          <text:p text:style-name="P86"><text:span text:style-name="T3">anthologia</text:span> 100 | -gia | -gie | -gy | -gie. = collectione de flores (litterario). ⊂ G. -ía. ⊂ antho log(o) -ia. </text:p>
        </text:list-item>
        <text:list-item>
          <text:p text:style-name="P86"><text:span text:style-name="T3">anthrace</text:span> ă 100 | -trace | -ax | -ax | -ax. ⊂ G. ánthrax = carbone. </text:p>
        </text:list-item>
        <text:list-item>
          <text:p text:style-name="P86">—<text:span text:style-name="T3">ite</text:span> 100 | antracite | -ite | -ite | -it. ⊂ G. anthracítēs. </text:p>
        </text:list-item>
        <text:list-item>
          <text:p text:style-name="P86">G. anthropo ánthrōpos = homo. ⊃ —logia, —phagia, phil—, mis—. </text:p>
        </text:list-item>
        <text:list-item>
          <text:p text:style-name="P86"><text:span text:style-name="T3">anthropologia</text:span> | -gia | -gie | -gy | -gie. ⊂ anthropo log(o) -ia. </text:p>
        </text:list-item>
        <text:list-item>
          <text:p text:style-name="P86"><text:span text:style-name="T3">anthropomorpho</text:span> | antropomorfo | -morphe | -morphous | -morph. = (deo) que habe forma de homo. ⊂ G. anthrōpómorphos. </text:p>
        </text:list-item>
        <text:list-item>
          <text:p text:style-name="P86"><text:span text:style-name="T3">anthropophago</text:span> ă 100 | -o | -e | -ous | -g. ⊂ G. anthrōpophágos ⊂ anthropo [homo] phag(e) [ede] -o. </text:p>
        </text:list-item>
        <text:list-item>
          <text:p text:style-name="P86">—<text:span text:style-name="T3">ia</text:span> | -ia | -ie | -y | -ie. ⊂ G. -ōpophagia. </text:p>
        </text:list-item>
        <text:list-item>
          <text:p text:style-name="P86"><text:soft-page-break/><text:span text:style-name="T3">anti, </text:span>G. antí = contra. ⊃ antagonista, antarctico, antichristo, antidoto, antinomia, antipode, antithesi; antimonarchico, antisociale, antifebrile, antiseptico. ⊂ E. anti ⊃ L. Ante; D. Ant(wort) = A an(swer) = responsu; D. ent(gegen) = A. again = contra; D. ent-binden = anti lega; D. ent-decken = anti teje; D. ent-ehren = anti honora. </text:p>
        </text:list-item>
        <text:list-item>
          <text:p text:style-name="P86">—<text:span text:style-name="T3">christo</text:span> 400 | anticristo | antéchrist | -ist | -ist. ⊂ G. antíchristos ⊂ anti Christo. </text:p>
        </text:list-item>
        <text:list-item>
          <text:p text:style-name="P86"><text:span text:style-name="T3">anticipa</text:span> -ĭpo | -are | -er | -ate | -ieren. ⊂ ante cape. </text:p>
        </text:list-item>
        <text:list-item>
          <text:p text:style-name="P86">—<text:span text:style-name="T3">tione</text:span> -tio | -zione | -tion | -tion | -tion. </text:p>
        </text:list-item>
        <text:list-item>
          <text:p text:style-name="P86"><text:span text:style-name="T3">anticonstitutionale</text:span> | anticostituzionale | -onnel | -onal | -onell. </text:p>
        </text:list-item>
        <text:list-item>
          <text:p text:style-name="P86"><text:span text:style-name="T3">antidoto</text:span> ŏ 200 | -doto | -dote | -dote | -dotum. = dato contra veneno. ⊂ G. antídoton ⊂ anti do -to. </text:p>
        </text:list-item>
        <text:list-item>
          <text:p text:style-name="P86"><text:span text:style-name="T3">antifebrile</text:span> | -ebbrile | -ébrile | -ebrile | -ebril. ⊂ anti febrile. </text:p>
        </text:list-item>
        <text:list-item>
          <text:p text:style-name="P86"><text:span text:style-name="T3">antimonio</text:span> | -onio | -oine | -ony | -onium. = metallo stibio. ⊂ Arabo « ithmid ». </text:p>
        </text:list-item>
        <text:list-item>
          <text:p text:style-name="P86"><text:span text:style-name="T3">antinomia</text:span> ĭ 100 | -ia | -ie | -y | -ie. = incohærentia, contradictione de leges. ⊂ G. -ía. ⊂ anti nom(o) [lege] -ia. </text:p>
        </text:list-item>
        <text:list-item>
          <text:p text:style-name="P86"><text:span text:style-name="T3">antipathia</text:span> ī 100 | -tia | -thie | -thy | -thie. ⊂ G. antipátheia ⊂ anti path(o) -īa. </text:p>
        </text:list-item>
        <text:list-item>
          <text:p text:style-name="P86"><text:span text:style-name="T3">antipathico</text:span> -ĭcus | -tico | -thique | -thic | -thisch. ⊂ anti path(o) -ico. = anti sympathico, contrario, repugnante, ne compatibile. </text:p>
        </text:list-item>
        <text:list-item>
          <text:p text:style-name="P86"><text:span text:style-name="T3">antiphona</text:span> | -fona | antienne (antiphonaire) | -ony | -on. = responsu in cantu ecclesiastico. ⊂ G. antíphōnon ⊂ anti phōnē. </text:p>
        </text:list-item>
        <text:list-item>
          <text:p text:style-name="P86"><text:span text:style-name="T3">antiphrasi</text:span> ă | -frasi | -se | -sis | -sis. = phrasi cum sensu opposito ad litterale. ⊂ G. antíphrasis ⊂ anti phrasi. </text:p>
        </text:list-item>
        <text:list-item>
          <text:p text:style-name="P86"><text:span text:style-name="T3">antipodes</text:span> -ŏdes | -di | -des | -des | -den. ⊂ G. antípodes ⊂ anti pode [pede] -s. </text:p>
        </text:list-item>
        <text:list-item>
          <text:p text:style-name="P86"><text:span text:style-name="T3">antiquario</text:span> -us | -ario | -aire | -ary | -ar. = qui collige res antiquo. </text:p>
        </text:list-item>
        <text:list-item>
          <text:p text:style-name="P86"><text:span text:style-name="T3">antiquitate</text:span> -tas | antichità | -ité | -ity | -ität. ⊂ antiqu(o) -itate. </text:p>
        </text:list-item>
        <text:list-item>
          <text:p text:style-name="P86"><text:span text:style-name="T3">antiquo</text:span> -us | -co | -que, ancien | -que, antic | antik | H. -iguo | P -igo. = vetere, sene, præterito. ⊃ -itate, -ario. ⊂ ant(e) -ic(o) -uo. </text:p>
        </text:list-item>
        <text:list-item>
          <text:p text:style-name="P86"><text:span text:style-name="T3">antiseptico</text:span> -ĭcus | -ettico | -ptique | -ptic | -ptisch. ⊂ anti septico. </text:p>
        </text:list-item>
        <text:list-item>
          <text:p text:style-name="P86"><text:span text:style-name="T3">antithesi</text:span> ĕ | -tesi | -èse | -esis | -ese. ⊂ G. antíthesis ⊂ anti thesi. = oppositione. </text:p>
        </text:list-item>
        <text:list-item>
          <text:p text:style-name="P86"><text:span text:style-name="T3">antithetico</text:span> -ĭcus | -tetico | -étique | -tic, -tical | -tisch. ⊂ G. -icós. ⊂ anti the -tico. </text:p>
        </text:list-item>
        <text:list-item>
          <text:p text:style-name="P86"><text:span text:style-name="T3">antonomasia</text:span> ĭ 100 | -ia | -e | -ia | -ie. ⊂ G. -ía. ⊂ ant(i) onom(a) -az(e) -ia. = usu de qualitate, in vice de nomine; per exemplo « Achille = filio de Peleo ». </text:p>
        </text:list-item>
        <text:list-item>
          <text:p text:style-name="P86"><text:span text:style-name="T3">antonymo</text:span> ŭ | | antonyme. = nomine contrario, anti synonymo. ⊂ ant(i) onoma. </text:p>
        </text:list-item>
        <text:list-item>
          <text:p text:style-name="P86"><text:span text:style-name="T3">antro</text:span> -um | antro | antre | <text:span text:style-name="T5">Höhle</text:span>. = caverna, cavitate. ⊂ G. ántron. </text:p>
        </text:list-item>
        <text:list-item>
          <text:p text:style-name="P86">anu -us = femina sene. ⊃ anile. ⊂ E. ⊃ D. Ahne = ava. </text:p>
        </text:list-item>
        <text:list-item>
          <text:p text:style-name="P86"><text:span text:style-name="T3">anulare</text:span> -is | annulare, -are | -aire | annular. = de anulo. </text:p>
        </text:list-item>
        <text:list-item>
          <text:p text:style-name="P86"><text:span text:style-name="T3">anulato</text:span> -us | annulato, inanellato | annelé | annulate. = cum anulo. </text:p>
        </text:list-item>
        <text:list-item>
          <text:p text:style-name="P86"><text:span text:style-name="T3">anulo</text:span> -ŭlus | annulo, anello | anneau | <text:span text:style-name="T5">ring</text:span> | <text:span text:style-name="T5">Ring</text:span>. ⊃ anulare, <text:soft-page-break/>anulato, anello, anellide. </text:p>
        </text:list-item>
        <text:list-item>
          <text:p text:style-name="P86"><text:span text:style-name="T3">anxietate</text:span> -tas | ansietà | -été | -ety | -etät. = to es anxio, inquietudine. </text:p>
        </text:list-item>
        <text:list-item>
          <text:p text:style-name="P86"><text:span text:style-name="T3">anxio</text:span> -us | ansioso | -ieux | -ious | -iös. ⊂ ange. </text:p>
        </text:list-item>
        <text:list-item>
          <text:p text:style-name="P86"><text:span text:style-name="T3">anydro</text:span> | anidro | -ydre | -hydrous | -ydrisch. ⊂ G. ánudros ⊂ an- [sine] hydro [aqua]. </text:p>
        </text:list-item>
        <text:list-item>
          <text:p text:style-name="P86"><text:span text:style-name="T3">aorta</text:span> 100 | aorta | aorte | aorta | Aorta. ⊂ G. aort <text:span text:style-name="T3">ē</text:span>. </text:p>
        </text:list-item>
        <text:list-item>
          <text:p text:style-name="P86">ap, <text:span text:style-name="T5">thema de antiquo</text:span> apere, L. apiscor. = junge, tange, perveni. ⊃ apto, cœpi, copula. </text:p>
        </text:list-item>
        <text:list-item>
          <text:p text:style-name="P86"><text:span text:style-name="T3">apathia</text:span> ī 100 | apatia | -thie | -thy | -thie. = insensibilitate, indifferentia. ⊂ G. apátheia ⊂ a- [sine] path(o) [passione] -īa. </text:p>
        </text:list-item>
        <text:list-item>
          <text:p text:style-name="P86"><text:span text:style-name="T3">apathico</text:span> -ĭcus | -tico | -thique | apathetic | -thisch. ⊂ a- path(o) -ico. </text:p>
        </text:list-item>
        <text:list-item>
          <text:p text:style-name="P86"><text:span text:style-name="T3">APE</text:span> -is | ape | abeille | <text:span text:style-name="T5">bee</text:span> | <text:span text:style-name="T5">Biene</text:span> | H. abeja | P. abelha. = Zool. « apis mellifera ». ⊃ apiario, apicultura. </text:p>
        </text:list-item>
        <text:list-item>
          <text:p text:style-name="P86"><text:span text:style-name="T3">aperi</text:span> -ĕrio | aprire | ouvrir | <text:span text:style-name="T5">to open</text:span> | <text:span text:style-name="T5">öffnen</text:span> | H. P. abrir. = anti operi, patefac, detege. ⊃ aperto. </text:p>
        </text:list-item>
        <text:list-item>
          <text:p text:style-name="P86">—<text:span text:style-name="T3">iente</text:span> | -ente | | -ent | -ens. = </text:p>
        </text:list-item>
        <text:list-item>
          <text:p text:style-name="P86">—<text:span text:style-name="T3">itivo</text:span> | -tivo | apéritif | -tive | -tiv. = medicamine que aperi. </text:p>
        </text:list-item>
        <text:list-item>
          <text:p text:style-name="P86"><text:span text:style-name="T3">aperto</text:span> -us | aperto | ouvert | apert | apert. = quem aperi. </text:p>
        </text:list-item>
        <text:list-item>
          <text:p text:style-name="P86"><text:span text:style-name="T3">apertura</text:span> 100 | apertura | ouverture | aperture, overture | -tur. ⊂ apert(o) -ura = ton aperi. </text:p>
        </text:list-item>
        <text:list-item>
          <text:p text:style-name="P86"><text:span text:style-name="T3">aphelio</text:span> | afelio | aphélie | aphelion | Aphelium. ⊂ ap(o) helio [sol]. = positione de planeta plus distante ab sole. </text:p>
        </text:list-item>
        <text:list-item>
          <text:p text:style-name="P86"><text:span text:style-name="T3">aphonia</text:span> | afonia | -nie | -ny | -nie. ⊂ G. aphōnía ⊂ aphon(o) -ia. </text:p>
        </text:list-item>
        <text:list-item>
          <text:p text:style-name="P86"><text:span text:style-name="T3">aphono</text:span> | afono | -ne | -nous | -nisch. = sine voce. ⊂ G. áphōnos ⊂ a- phōn(ē) -o. </text:p>
        </text:list-item>
        <text:list-item>
          <text:p text:style-name="P86"><text:span text:style-name="T3">aphorismo</text:span> | aforismo | -sme | -sm | -sm. = sententia breve. ⊂ G. -mós. ⊂ ap(o) horiz(e) [defini] -mo. </text:p>
        </text:list-item>
        <text:list-item>
          <text:p text:style-name="P86"><text:span text:style-name="T3">aphrodisiaco</text:span> | afrodisiaco | -siaque | -siac | -siaka. = de Venere. ⊂ G. -acós. ⊂ Aphrodite. </text:p>
        </text:list-item>
        <text:list-item>
          <text:p text:style-name="P86"><text:span text:style-name="T3">Aphrodite</text:span> 400 = Venere. ⊂ G. -ítē. ⊃ -disiaco, hermaphrodito. </text:p>
        </text:list-item>
        <text:list-item>
          <text:p text:style-name="P86"><text:span text:style-name="T3">aphthæ</text:span> 100 | afta | aphte | aphthæ | -tha. = inflammatione de ore. ⊂ G. áphthai. </text:p>
        </text:list-item>
        <text:list-item>
          <text:p text:style-name="P86"><text:span text:style-name="T3">apiario</text:span> 100 | -rio | <text:span text:style-name="T5">rucher</text:span> | -ry | -rium. = domo de apes. ⊂ ap(e) -i- -ario. </text:p>
        </text:list-item>
        <text:list-item>
          <text:p text:style-name="P86"><text:span text:style-name="T3">apicultore</text:span> | -tore | -teur. = qui cole apes. </text:p>
        </text:list-item>
        <text:list-item>
          <text:p text:style-name="P86"><text:span text:style-name="T3">apicultura</text:span> | -tura | -ture | -ture. = cultura de apes. </text:p>
        </text:list-item>
        <text:list-item>
          <text:p text:style-name="P86"><text:span text:style-name="T3">apio</text:span> 100 | appio | ache | ivy | Eppich. = Bot. « apium (graveolens, petroselinum, anisum) »; G. selino. </text:p>
        </text:list-item>
        <text:list-item>
          <text:p text:style-name="P86">G. apo apó = || ab. ⊃ aphelio, apocrypho, apologia, apostolo, apothema, apotheosi. </text:p>
        </text:list-item>
        <text:list-item>
          <text:p text:style-name="P86"><text:span text:style-name="T3">apocalypsi</text:span> | -lisse | -lypse | -lypse | -lypse. = revelatione. ⊂ G. apocálupsis ⊂ apo calyp(te) -si. </text:p>
        </text:list-item>
        <text:list-item>
          <text:p text:style-name="P86"><text:span text:style-name="T3">apocalyptico</text:span> -ĭcus | -littico | -tique | -tic | -tisch. ⊂ G. -icós. ⊂ apocalyp(si) -tico. </text:p>
        </text:list-item>
        <text:list-item>
          <text:p text:style-name="P86"><text:span text:style-name="T3">apocope</text:span> ŏ | -pe | -pe | -pe | -pe. = scissione (de ultimo littera). ⊂ G. -op <text:span text:style-name="T3">ē</text:span>. ⊂ apo cop [scinde] -ē. </text:p>
        </text:list-item>
        <text:list-item>
          <text:p text:style-name="P86"><text:soft-page-break/><text:span text:style-name="T3">apocrypho</text:span> ŭ 400 | -crifo | -phe | -phal | apokryph. = non authentico, de auctore celato. ⊂ G. apócruphos ⊂ apo crypto. </text:p>
        </text:list-item>
        <text:list-item>
          <text:p text:style-name="P86"><text:span text:style-name="T3">apode</text:span> ŏ 100 | -do | -de | -de | -disch. ⊂ G. ápous ⊂ a- [sine] pŏd [pede] -e. </text:p>
        </text:list-item>
        <text:list-item>
          <text:p text:style-name="P86"><text:span text:style-name="T3">apodictico</text:span> ĭ 200 | -ittico | -que | -cal | -isch. = demonstrativo, convincente. ⊂ G. apodeicticós ⊂ apo dic [indica] -tĭco. </text:p>
        </text:list-item>
        <text:list-item>
          <text:p text:style-name="P86"><text:span text:style-name="T3">apogæo</text:span> 100 | apogeo | apogée | apogee | -gæum. = positione de planeta plus distante ab terra. </text:p>
        </text:list-item>
        <text:list-item>
          <text:p text:style-name="P86"><text:span text:style-name="T3">apologetico</text:span> ĭ 300 | -tico | -gétique | -tic | -tik. = de apologia. ⊂ G. -gēticós ⊂ apo log(o) -etico. </text:p>
        </text:list-item>
        <text:list-item>
          <text:p text:style-name="P86"><text:span text:style-name="T3">apologia</text:span> ĭ 200 | -gia | -gie | -gy | -gie. = oratione de laude, pro defende. ⊂ G. -gía. ⊂ apo log(o) -ia. </text:p>
        </text:list-item>
        <text:list-item>
          <text:p text:style-name="P86">—<text:span text:style-name="T3">ista</text:span> | -ista | -iste | -ist | -ist. = que fac apologia. </text:p>
        </text:list-item>
        <text:list-item>
          <text:p text:style-name="P86"><text:span text:style-name="T3">apologo</text:span> -ŏgus | -logo | -logue | -logue | -log. = fabula, narratione ficticio. ⊂ G. apólogos ⊂ apo logo. </text:p>
        </text:list-item>
        <text:list-item>
          <text:p text:style-name="P86"><text:span text:style-name="T3">apophthegma</text:span>(te) -ma | apoftegma | apophthegme | -gm | -gma. = propositione conciso. ⊂ G. apóphthegma ⊂ apo phthegma [vocabulo]. </text:p>
        </text:list-item>
        <text:list-item>
          <text:p text:style-name="P86"><text:span text:style-name="T3">apoplectico</text:span> ĭ 500 | -ttico | -ctique | -ctic | -ctisch. = de apoplexia. ⊂ G. apoplēcticós ⊂ apo [ab] pleg [percute] -tico. </text:p>
        </text:list-item>
        <text:list-item>
          <text:p text:style-name="P86"><text:span text:style-name="T3">apoplexia</text:span> 500 | -essia | -xie | -xy | -xie. ⊂ G. apoplēxia ⊂ apo plēg -si. </text:p>
        </text:list-item>
        <text:list-item>
          <text:p text:style-name="P86"><text:span text:style-name="T3">apostasia</text:span> 400 | -sia | -sie | -sy | -sie. = rebellione. ⊂ G. -ía. ⊂ apo stas(i) -ia. </text:p>
        </text:list-item>
        <text:list-item>
          <text:p text:style-name="P86"><text:span text:style-name="T3">apostata</text:span> ă 400 | -ata | -at | -ate | -at. ⊂ G. apostátēs ⊂ apo sta -ta. = que sta ab, que abjura religione, desertore, transfuga, rebelle. </text:p>
        </text:list-item>
        <text:list-item>
          <text:p text:style-name="P86"><text:span text:style-name="T3">apostema</text:span>(te) 100 | postema | -stème | -steme | -stem. = abscessu, suppuratione. ⊂ G. apóstēma ⊂ apo sta -ma. </text:p>
        </text:list-item>
        <text:list-item>
          <text:p text:style-name="P86"><text:span text:style-name="T3">apostolo</text:span> ŏ 300 | -olo | apôtre | apostle | Apostel. = inviato, misso. ⊂ G. apóstolos ⊂ apo stel [mitte] -o. </text:p>
        </text:list-item>
        <text:list-item>
          <text:p text:style-name="P86">—<text:span text:style-name="T3">ato</text:span> 300 | -ato | -at | -ate | -at. </text:p>
        </text:list-item>
        <text:list-item>
          <text:p text:style-name="P86">—<text:span text:style-name="T3">ico</text:span> ĭ 300 | -ico | -ique | -ic | -isch. ⊂ G. -icós. ⊂ apostol(o) -ico. </text:p>
        </text:list-item>
        <text:list-item>
          <text:p text:style-name="P86"><text:span text:style-name="T3">apostropha</text:span> ŏ | -fare | -pher | -phize | -phieren. = fac apostrophe. </text:p>
        </text:list-item>
        <text:list-item>
          <text:p text:style-name="P86"><text:span text:style-name="T3">apostrophe</text:span> ŏ 100 | -fe | -phe | -phe | -phe. = interrogatione, oratione, figura de rhetorica, ubi oratore verte se ad aliquo. ⊂ G. -ph <text:span text:style-name="T3">ē</text:span>. ⊂ apo streph(e) [verte] -ē. </text:p>
        </text:list-item>
        <text:list-item>
          <text:p text:style-name="P86"><text:span text:style-name="T3">apostropho</text:span> ŏ 400 | -fo | -phe | -phe | -ph. = signo curvo, que indica elisione de vocale. ⊂ G. apóstrophos ⊂ apo streph(e) [verte] -o. </text:p>
        </text:list-item>
        <text:list-item>
          <text:p text:style-name="P86"><text:span text:style-name="T3">apotheca</text:span> -a | <text:span text:style-name="T5">magazzino</text:span> | <text:span text:style-name="T5">magasin</text:span> | <text:span text:style-name="T5">warehouse</text:span> | <text:span text:style-name="T5">Laden</text:span>. = cella, cellario. ⊂ G. apothēc <text:span text:style-name="T3">ē</text:span> ⊂ apo theca. </text:p>
        </text:list-item>
        <text:list-item>
          <text:p text:style-name="P86">— M | bottega | boutique | <text:span text:style-name="T5">shop</text:span> | <text:span text:style-name="T5">Kramladen</text:span>. = emporio, officina, taberna. </text:p>
        </text:list-item>
        <text:list-item>
          <text:p text:style-name="P86">— N | | | apotecary’s <text:span text:style-name="T5">shop</text:span> | Apotheke. = pharmacia. </text:p>
        </text:list-item>
        <text:list-item>
          <text:p text:style-name="P86"><text:span text:style-name="T3">apotheosi</text:span> ō 400 | -teosi | -théose | -osis | -ose. = divinizatione. ⊂ G. apothéōsis ⊂ apo theo -si. </text:p>
        </text:list-item>
        <text:list-item>
          <text:p text:style-name="P86"><text:span text:style-name="T3">apparatu</text:span> 100 | -ato, -ecchio | -eil, -at | -el, -atus | -at. ⊂ ad para -tu. </text:p>
        </text:list-item>
        <text:list-item>
          <text:p text:style-name="P86"><text:span text:style-name="T3">appare</text:span> ā -eo | -rire | -raître, -roir | to appear | <text:span text:style-name="T5">erscheinen</text:span>. = anti <text:soft-page-break/>dispare, anti late, fi visibile, fi manifesto, es apparente. ⊂ ad pare. </text:p>
        </text:list-item>
        <text:list-item>
          <text:p text:style-name="P86">—<text:span text:style-name="T3">nte</text:span> | -ente | -ent | -ent | -ent. </text:p>
        </text:list-item>
        <text:list-item>
          <text:p text:style-name="P86">—<text:span text:style-name="T3">ntia</text:span> | -enza | -ence | -entness | -enz. </text:p>
        </text:list-item>
        <text:list-item>
          <text:p text:style-name="P86"><text:span text:style-name="T3">apparitione</text:span> | -zione | -ion | -ion | -ion. = to appare, visione, adventu, ortu. </text:p>
        </text:list-item>
        <text:list-item>
          <text:p text:style-name="P86">apparitione -tio = servitio, to obœdi. ⊂ ad par(e) [obœdi, servi] -itione. </text:p>
        </text:list-item>
        <text:list-item>
          <text:p text:style-name="P86"><text:span text:style-name="T3">apparitore</text:span> ō -tor | <text:span text:style-name="T5">bidello</text:span>, <text:span text:style-name="T5">usciere</text:span>, apparitore | -teur | -tor | -tor. = servo. ⊂ ad par(e) [servi] -itore. </text:p>
        </text:list-item>
        <text:list-item>
          <text:p text:style-name="P86"><text:span text:style-name="T3">appella</text:span> -o | -llare | appeler | appeal, appellate | -llieren. = voca, nomina, cita, invoca. ⊂ ad pell(e) -a. </text:p>
        </text:list-item>
        <text:list-item>
          <text:p text:style-name="P86">—<text:span text:style-name="T3">bile</text:span> -ĭlis | -bile | -ble | appealable | -bel. </text:p>
        </text:list-item>
        <text:list-item>
          <text:p text:style-name="P86">—<text:span text:style-name="T3">nte</text:span> | -nte | -ant | -ant | -ant. </text:p>
        </text:list-item>
        <text:list-item>
          <text:p text:style-name="P86">—<text:span text:style-name="T3">tione</text:span> -tio | appello | -ation | -ation | -ation. </text:p>
        </text:list-item>
        <text:list-item>
          <text:p text:style-name="P86">—<text:span text:style-name="T3">tivo</text:span> 100 | -ivo | -if | -ive | -iv. </text:p>
        </text:list-item>
        <text:list-item>
          <text:p text:style-name="P86">appende -o = pondera. ⊂ ad pende. </text:p>
        </text:list-item>
        <text:list-item>
          <text:p text:style-name="P86">appende 100 | -ere | suspendre, <text:span text:style-name="T5">attacher</text:span> | to append. = suspende. </text:p>
        </text:list-item>
        <text:list-item>
          <text:p text:style-name="P86"><text:span text:style-name="T3">appendice</text:span> ī -dix | -ice | -ice | -ix | -ix. = additione, supplemento. ⊂ append(e) -īce. </text:p>
        </text:list-item>
        <text:list-item>
          <text:p text:style-name="P86"><text:span text:style-name="T3">appete</text:span> -ĕto | appetire | appéter | appete. = desidera, cupe. ⊃ appetitu, appetentia. ⊂ ad pete. </text:p>
        </text:list-item>
        <text:list-item>
          <text:p text:style-name="P86"><text:span text:style-name="T3">appetentia</text:span> -a | -nza | appétence | -ncy | -enz. = to appete. </text:p>
        </text:list-item>
        <text:list-item>
          <text:p text:style-name="P86"><text:span text:style-name="T3">appetibile</text:span> ĭ 500 | -bile | -ble | -ble. </text:p>
        </text:list-item>
        <text:list-item>
          <text:p text:style-name="P86"><text:span text:style-name="T3">appetitu</text:span> ī -us | -ito | appétit | -ite | -it. = to appete, desiderio, cupidine, appetentia, aviditate. ⊂ appet(e) -ītu. </text:p>
        </text:list-item>
        <text:list-item>
          <text:p text:style-name="P86"><text:span text:style-name="T3">applaude</text:span> -o | -dire | -dir | -d | -dieren. = plaude. ⊃ applausu. </text:p>
        </text:list-item>
        <text:list-item>
          <text:p text:style-name="P86"><text:span text:style-name="T3">applausu</text:span> -us | applauso | applaudissement | applause | Applaus. = ton applaude. </text:p>
        </text:list-item>
        <text:list-item>
          <text:p text:style-name="P86"><text:span text:style-name="T3">applica</text:span> -ĭco | -care | -quer | to apply | -cieren. ⊂ ad plica. = pone apud, adjunge, appropinqua. </text:p>
        </text:list-item>
        <text:list-item>
          <text:p text:style-name="P86">—<text:span text:style-name="T3">bile</text:span> -ĭlis | -bile | -ble | -ble | -bel. </text:p>
        </text:list-item>
        <text:list-item>
          <text:p text:style-name="P86">—<text:span text:style-name="T3">tione</text:span> -tio | -zione | -tion | -tion | -tion. </text:p>
        </text:list-item>
        <text:list-item>
          <text:p text:style-name="P86">—<text:span text:style-name="T3">to</text:span> -us | -ato | appliqué | applied | -ate. = quem applica. </text:p>
        </text:list-item>
        <text:list-item>
          <text:p text:style-name="P86"><text:span text:style-name="T3">appone</text:span> ō -o | -rre | -ser | -se | -nieren. ⊃ apposito. ⊂ ad pone. </text:p>
        </text:list-item>
        <text:list-item>
          <text:p text:style-name="P86"><text:span text:style-name="T3">apporta</text:span> -o | -tare | -ter | apport, <text:span text:style-name="T5">bring</text:span> | -tieren. = porta ad. </text:p>
        </text:list-item>
        <text:list-item>
          <text:p text:style-name="P86"><text:span text:style-name="T3">appositione</text:span> -tio | -zione | -tion | -tion | -tion. = ton appone. </text:p>
        </text:list-item>
        <text:list-item>
          <text:p text:style-name="P86"><text:span text:style-name="T3">apposito</text:span> -ĭtus | apposito. = quem appone. </text:p>
        </text:list-item>
        <text:list-item>
          <text:p text:style-name="P86">apprehende -o | prendere | appréhender, <text:span text:style-name="T5">saisir</text:span> | to apprehend | -ieren. = prehende, capta. </text:p>
        </text:list-item>
        <text:list-item>
          <text:p text:style-name="P86">apprehende 300 | apprendere | apprendre. = disce. </text:p>
        </text:list-item>
        <text:list-item>
          <text:p text:style-name="P86">apprehensione 300 = to apprehende </text:p>
        </text:list-item>
        <text:list-item>
          <text:p text:style-name="P86">— | apprensione | appréhension | -sion | -sion. = timore apprehenso. </text:p>
        </text:list-item>
        <text:list-item>
          <text:p text:style-name="P86"><text:span text:style-name="T3">appretia</text:span> 300 | aprezzare | apprécier | to appreciate, <text:span text:style-name="T5">to value</text:span> | -etiieren. = da pretio, æstima, judica. </text:p>
        </text:list-item>
        <text:list-item>
          <text:p text:style-name="P86"><text:span text:style-name="T3">approba</text:span> -ŏbo | -ovare | -ouver | -ove, -ate | -bieren. ⊂ ad proba. </text:p>
        </text:list-item>
        <text:list-item>
          <text:p text:style-name="P86">—<text:span text:style-name="T3">tione</text:span> -tio | -vazione | -ation | -ation | -ation. </text:p>
        </text:list-item>
        <text:list-item>
          <text:p text:style-name="P86"><text:span text:style-name="T3">appropinqua</text:span> -o | -quarsi | s’approcher | to approach, to <text:soft-page-break/>appropinquate | appropinquieren. = fac se prope. ⊂ ad propinqu(o) -a. </text:p>
        </text:list-item>
        <text:list-item>
          <text:p text:style-name="P86">—<text:span text:style-name="T3">tione</text:span> -tio | | | -ation | -ation. </text:p>
        </text:list-item>
        <text:list-item>
          <text:p text:style-name="P86"><text:span text:style-name="T3">appropria</text:span> 500 | -are | -er | -ate | -ieren. = fac proprio, adapta, accomoda, sume, tribue ad se. </text:p>
        </text:list-item>
        <text:list-item>
          <text:p text:style-name="P86">—<text:span text:style-name="T3">tione</text:span> 500 | -zione | -tion | -tion | -tion. </text:p>
        </text:list-item>
        <text:list-item>
          <text:p text:style-name="P86"><text:span text:style-name="T3">approxima</text:span> ĭ 300 | approssimare | approcher | to approach, approximate | -mieren. = fac proxĭmo. </text:p>
        </text:list-item>
        <text:list-item>
          <text:p text:style-name="P86">—<text:span text:style-name="T3">tione</text:span> | -zione | -tion | -tion | -tion. </text:p>
        </text:list-item>
        <text:list-item>
          <text:p text:style-name="P86">—<text:span text:style-name="T3">tivo</text:span> | -ivo | -if | -ive | -iv. </text:p>
        </text:list-item>
        <text:list-item>
          <text:p text:style-name="P86"><text:span text:style-name="T3">aprile</text:span> -is | aprile | avril | april | April. = mense numero 4. </text:p>
        </text:list-item>
        <text:list-item>
          <text:p text:style-name="P86"><text:span text:style-name="T3">apro</text:span> aper = porco silvestre. ⊂ E. ⊃ R. veprï. </text:p>
        </text:list-item>
        <text:list-item>
          <text:p text:style-name="P86"><text:span text:style-name="T3">apside</text:span> ī 100, (abside) | abside | apside, abside | apsis, apside | Apside. = arcu, choro de templo, extremitates de orbita de planeta. ⊂ G. apsís, hapsís. </text:p>
        </text:list-item>
        <text:list-item>
          <text:p text:style-name="P86"><text:span text:style-name="T3">apta</text:span> -o = redde apto, adapta. </text:p>
        </text:list-item>
        <text:list-item>
          <text:p text:style-name="P86"><text:span text:style-name="T3">aptitudine</text:span> -udo -udĭn- | attitudine | -tude | -tude | -tüde. = to es apto. </text:p>
        </text:list-item>
        <text:list-item>
          <text:p text:style-name="P86"><text:span text:style-name="T3">apto</text:span> -us | atto, <text:span text:style-name="T5">idoneo</text:span> | apte | apt | apt. ⊃ apta, aptitudine, adepto, inepto. ⊂ ap -to. </text:p>
        </text:list-item>
        <text:list-item>
          <text:p text:style-name="P86"><text:span text:style-name="T3">APUD</text:span> apud | <text:span text:style-name="T5">presso</text:span>, appo | <text:span text:style-name="T5">près de</text:span> | <text:span text:style-name="T5">near</text:span> | <text:span text:style-name="T5">bei</text:span>. = prope, proximo, ad. </text:p>
        </text:list-item>
        <text:list-item>
          <text:p text:style-name="P86"><text:span text:style-name="T3">AQUA</text:span> -a | acqua | eau | <text:span text:style-name="T5">water</text:span> | <text:span text:style-name="T5">Wasser</text:span> | H. P. agua. ⊃ aquatico, aquario, aquæductu. </text:p>
        </text:list-item>
        <text:list-item>
          <text:p text:style-name="P86"><text:span text:style-name="T3">aquæductu</text:span> -us | acquedotto | aqueduc | acqueduct | Aquæduct. = ductu de aqua. </text:p>
        </text:list-item>
        <text:list-item>
          <text:p text:style-name="P86"><text:span text:style-name="T3">aquario</text:span> -us | -rio | -rium | -rium, -rius | -rium. ⊂ aqu(a) -ario. </text:p>
        </text:list-item>
        <text:list-item>
          <text:p text:style-name="P86"><text:span text:style-name="T3">aquatico</text:span> ĭ 100 | -ico | -ique | -ic | -isch. ⊂ aqua -tico. </text:p>
        </text:list-item>
        <text:list-item>
          <text:p text:style-name="P86"><text:span text:style-name="T3">aquila</text:span> -ĭla | aquila | aigle | eagle | <text:span text:style-name="T5">Adler</text:span>. = Zool. « aquila ». </text:p>
        </text:list-item>
        <text:list-item>
          <text:p text:style-name="P86">—<text:span text:style-name="T3">ino</text:span> -us | -ino | -in | -ine. = de aquila. </text:p>
        </text:list-item>
        <text:list-item>
          <text:p text:style-name="P86"><text:span text:style-name="T3">aquilone</text:span> -lo | -lone | -lon | -lon | -lo. = borea, vento de nord. </text:p>
        </text:list-item>
        <text:list-item>
          <text:p text:style-name="P86"><text:span text:style-name="T3">aquoso</text:span> -us | acquoso | -ueux | -ueous | aquos. ⊂ aqu(a) -oso. </text:p>
        </text:list-item>
        <text:list-item>
          <text:p text:style-name="P86">E. ar = apta. ⊃ L. arma, armo, artu, arte; G. árō, arthro, arithmo, aristo. </text:p>
        </text:list-item>
        <text:list-item>
          <text:p text:style-name="P86">ara -a | ara. = altare. </text:p>
        </text:list-item>
        <text:list-item>
          <text:p text:style-name="P86"><text:span text:style-name="T3">ARA</text:span> -o | arare | <text:span text:style-name="T5">labourer</text:span> | to ear, <text:span text:style-name="T5">plow</text:span>, <text:span text:style-name="T5">plough</text:span> | <text:span text:style-name="T5">pflügen</text:span> | H. P. arar. ⊃ arabile, arvo. ⊂ E. ⊃ G. aróe, A. ear, D. artbar = arabile, R. ora(tï) = ara. </text:p>
        </text:list-item>
        <text:list-item>
          <text:p text:style-name="P86">—<text:span text:style-name="T3">bile</text:span> ĭ 100 | -bile | -ble | -ble | artbar. </text:p>
        </text:list-item>
        <text:list-item>
          <text:p text:style-name="P86">G. aræo araiós = raro, anti denso. ⊃ aræometro. </text:p>
        </text:list-item>
        <text:list-item>
          <text:p text:style-name="P86"><text:span text:style-name="T3">aræometro</text:span> ĕ | areometro | aréomètre | areometer | -meter. = quod mete densitate de liquido. ⊂ G. aræo [raro, anti denso] metro. </text:p>
        </text:list-item>
        <text:list-item>
          <text:p text:style-name="P86"><text:span text:style-name="T3">aranea</text:span> ĕ -a | ragno (aracnidi) | araignée | <text:span text:style-name="T5">spider</text:span> (araneous) | <text:span text:style-name="T5">Spinne</text:span>, Arachne. ⊂ G. aráchnē. </text:p>
        </text:list-item>
        <text:list-item>
          <text:p text:style-name="P86"><text:span text:style-name="T3">arbitra</text:span> -ĭtror | -are | -er | -ate | -ieren. = judica ut arbitro. </text:p>
        </text:list-item>
        <text:list-item>
          <text:p text:style-name="P86">—<text:span text:style-name="T3">atu</text:span> 100 | -ato | -age | -ate | -age. </text:p>
        </text:list-item>
        <text:list-item>
          <text:p text:style-name="P86">—<text:span text:style-name="T3">ario</text:span> | -ario | -aire | -ary | -är. ⊂ arbitr(o) -ario. </text:p>
        </text:list-item>
        <text:list-item>
          <text:p text:style-name="P86"><text:soft-page-break/><text:span text:style-name="T3">arbitrio</text:span> -ĭum | -trio | ( <text:span text:style-name="T5">libre</text:span>) arbitre | ( <text:span text:style-name="T5">free</text:span>) <text:span text:style-name="T5">will</text:span> | -trium. ⊂ arbitr(o) -io. = voluntate. </text:p>
        </text:list-item>
        <text:list-item>
          <text:p text:style-name="P86"><text:span text:style-name="T3">arbitro</text:span> -ĭter | -tro | -tre | -ter | -ter. </text:p>
        </text:list-item>
        <text:list-item>
          <text:p text:style-name="P86"><text:span text:style-name="T3">arbore</text:span> -ŏr | albero | arbre | <text:span text:style-name="T5">tree</text:span>, arbor | <text:span text:style-name="T5">Baum</text:span>. </text:p>
        </text:list-item>
        <text:list-item>
          <text:p text:style-name="P86">—<text:span text:style-name="T3">scente</text:span> | -ente | -ent | -ent | -ent. </text:p>
        </text:list-item>
        <text:list-item>
          <text:p text:style-name="P86">—<text:span text:style-name="T3">scentia</text:span> | -enza | -ence | -ence | -enz. </text:p>
        </text:list-item>
        <text:list-item>
          <text:p text:style-name="P86">—<text:span text:style-name="T3">to</text:span> 200 | -eto | | -etum. = horto cum arbores. </text:p>
        </text:list-item>
        <text:list-item>
          <text:p text:style-name="P86">—<text:span text:style-name="T3">icultura</text:span> | -oltura | -ure | -ure | -ur. </text:p>
        </text:list-item>
        <text:list-item>
          <text:p text:style-name="P86"><text:span text:style-name="T3">arca</text:span> -a | arca | arche | ark | Arche | H. P. arca. = scrinio, capsa. ⊂ arce. </text:p>
        </text:list-item>
        <text:list-item>
          <text:p text:style-name="P86"><text:span text:style-name="T3">arcano</text:span> -um | -no | -ne | -ne | -num. = secreto, occulto. ⊂ arca. </text:p>
        </text:list-item>
        <text:list-item>
          <text:p text:style-name="P86">arce -eo = contine, coerce, repelle. ⊃ arca, arcano, coerce, exerce. </text:p>
        </text:list-item>
        <text:list-item>
          <text:p text:style-name="P86"><text:span text:style-name="T3">arce</text:span> arx = acropoli, fortificatione. </text:p>
        </text:list-item>
        <text:list-item>
          <text:p text:style-name="P86">G. arch, árchō = incipe, es primo, es principe, impera. ⊃ anarchia, monarcha, oligarchia, patriarcha, archæo, arche. </text:p>
        </text:list-item>
        <text:list-item>
          <text:p text:style-name="P86">G. archæo, archaíos = primo, antiquo. ⊃ archæologia, architecto, archaico, archangelo. ⊂ arch. </text:p>
        </text:list-item>
        <text:list-item>
          <text:p text:style-name="P86"><text:span text:style-name="T3">archæologo</text:span> -ŏgus | archeologo | archéologue | -logist | -log. = qui stude re antiquo. ⊂ G. archaiológos ⊂ archæo logo. </text:p>
        </text:list-item>
        <text:list-item>
          <text:p text:style-name="P86">—<text:span text:style-name="T3">ia</text:span> | -eologia | -éologie | -gy | -gie. ⊂ G. -ía. </text:p>
        </text:list-item>
        <text:list-item>
          <text:p text:style-name="P86"><text:span text:style-name="T3">archaico</text:span> -us | arcaico | archaïque | archaic | archaisch. = antiquo, vetere. ⊂ G. archaïcós ⊂ archa(eo) -ico. </text:p>
        </text:list-item>
        <text:list-item>
          <text:p text:style-name="P86"><text:span text:style-name="T3">archaismo</text:span> | arcaismo | archaïsme | -aism | -aismus. ⊂ G. archaïsmós. </text:p>
        </text:list-item>
        <text:list-item>
          <text:p text:style-name="P86"><text:span text:style-name="T3">archangelo</text:span> ĕ 400 | arcangelo | -nge | -ngel | Erzengel. ⊂ G. archággelos ⊂ arch angelo. </text:p>
        </text:list-item>
        <text:list-item>
          <text:p text:style-name="P86">G. arche, arch <text:span text:style-name="T3">ē</text:span> = principio, origine, potestate. ⊂ arch. </text:p>
        </text:list-item>
        <text:list-item>
          <text:p text:style-name="P86"><text:span text:style-name="T3">archetypo</text:span> | -tipo | archétype | -type | -typ. ⊂ G. archétupon ⊂ arche typo. </text:p>
        </text:list-item>
        <text:list-item>
          <text:p text:style-name="P86"><text:span text:style-name="T3">architecto</text:span> -us | -tetto | -tecte | -tect | -tect. ⊂ G. architéctōn ⊂ arch(e) -i- tecton. </text:p>
        </text:list-item>
        <text:list-item>
          <text:p text:style-name="P86">—<text:span text:style-name="T3">onico</text:span> ĭ 100 | -ettonico | -nique | -nic | -nik, nisch. ⊂ G. -icós. ⊂ architecton -ico. </text:p>
        </text:list-item>
        <text:list-item>
          <text:p text:style-name="P86"><text:span text:style-name="T3">architectura</text:span> -a | -ettura | -ture | -ture | -tur. </text:p>
        </text:list-item>
        <text:list-item>
          <text:p text:style-name="P86"><text:span text:style-name="T3">architrabe</text:span> | -ave | -ave | -ave | -av. </text:p>
        </text:list-item>
        <text:list-item>
          <text:p text:style-name="P86"><text:span text:style-name="T3">archivo</text:span> 300 | -vio | -ves | -ve | -iv. ⊂ G. archeîon. = palatio de magistratu; loco pro conserva documentos publico. </text:p>
        </text:list-item>
        <text:list-item>
          <text:p text:style-name="P86">—<text:span text:style-name="T3">ista</text:span> | -ista | -iste | -ist | -ist, -var. </text:p>
        </text:list-item>
        <text:list-item>
          <text:p text:style-name="P86"><text:span text:style-name="T3">arctico</text:span> ĭ 200 | artico | -ique | -ic | -isch. = de septentrione, de nord. ⊂ arcto. ⊂ G. -icós. </text:p>
        </text:list-item>
        <text:list-item>
          <text:p text:style-name="P86">G. arcto, árctos = urso, ursa. ⊃ arctico. </text:p>
        </text:list-item>
        <text:list-item>
          <text:p text:style-name="P86"><text:span text:style-name="T3">ARCU</text:span> -us | arco | arc, arche | arch (archit.), arc (geom.), <text:span text:style-name="T5">bow</text:span> | <text:span text:style-name="T5">Bogen</text:span>, Arcus. </text:p>
        </text:list-item>
        <text:list-item>
          <text:p text:style-name="P86"><text:span text:style-name="T3">arcua</text:span> 100 | arcare, arcuare | arquer | to arch, to arcuate. = da forma de arcu. </text:p>
        </text:list-item>
        <text:list-item>
          <text:p text:style-name="P86"><text:span text:style-name="T3">ARDE</text:span> -eo | ardere | <text:span text:style-name="T5">brûler</text:span> | <text:span text:style-name="T5">to burn</text:span> | <text:span text:style-name="T5">brennen</text:span>. = ure, es in igni, fulge, cupe. ⊃ -ente, -ore, arso. ⊂ ar(i)d(o) -e. </text:p>
        </text:list-item>
        <text:list-item>
          <text:p text:style-name="P86"><text:soft-page-break/>—<text:span text:style-name="T3">ente</text:span> -ens | -ente | -ent | -ent | -ent. </text:p>
        </text:list-item>
        <text:list-item>
          <text:p text:style-name="P86">—<text:span text:style-name="T3">ore</text:span> -dor | ardore | ardeur | ardor | ardor. = to arde. </text:p>
        </text:list-item>
        <text:list-item>
          <text:p text:style-name="P86"><text:span text:style-name="T3">arduitate</text:span> -tas | -ità | -ité | -ity | -ität. = to es arduo, difficultate magno. </text:p>
        </text:list-item>
        <text:list-item>
          <text:p text:style-name="P86"><text:span text:style-name="T3">arduo</text:span> -us | -duo | -du | -duous | <text:span text:style-name="T5">schwierig</text:span>. = difficile. ⊃ arduitate. </text:p>
        </text:list-item>
        <text:list-item>
          <text:p text:style-name="P86"><text:span text:style-name="T3">ARE</text:span> -eo =  <text:span text:style-name="T5">es</text:span> ar <text:span text:style-name="T5">ido</text:span>. </text:p>
        </text:list-item>
        <text:list-item>
          <text:p text:style-name="P86"><text:span text:style-name="T3">AREA</text:span> -a | area | aire | area | <text:span text:style-name="T5">Fläche</text:span>, Area | H. P. area. = platea, superficie. </text:p>
        </text:list-item>
        <text:list-item>
          <text:p text:style-name="P86">—<text:span text:style-name="T3">le</text:span> | -ale | aréolaire | -al | -al. </text:p>
        </text:list-item>
        <text:list-item>
          <text:p text:style-name="P86"><text:span text:style-name="T3">arena</text:span> -a | arena, rena, <text:span text:style-name="T5">sabbia</text:span> | arène, <text:span text:style-name="T5">sable</text:span> | <text:span text:style-name="T5">sand</text:span> | <text:span text:style-name="T5">Sand</text:span>. = sabula. </text:p>
        </text:list-item>
        <text:list-item>
          <text:p text:style-name="P86">— -a | arena | arène | arena | Arena. = platea de theatro. </text:p>
        </text:list-item>
        <text:list-item>
          <text:p text:style-name="P86"><text:span text:style-name="T3">areopago</text:span> -ăgus | -go | aréopage | -gus | -pag. = tribunale in Athenæ. ⊂ G. areiópagos ⊂ Ar <text:span text:style-name="T3">ē</text:span>(s) [Marte] pago [colle]. </text:p>
        </text:list-item>
        <text:list-item>
          <text:p text:style-name="P86"><text:span text:style-name="T3">argenta</text:span> | -tare | -ter | to argent | -tieren. = cooperi per argento. </text:p>
        </text:list-item>
        <text:list-item>
          <text:p text:style-name="P86">—<text:span text:style-name="T3">ino</text:span> | -ino | -in | -ine | -in. = de argento. </text:p>
        </text:list-item>
        <text:list-item>
          <text:p text:style-name="P86"><text:span text:style-name="T3">ARGENTO</text:span> -um | -nto | -nt | <text:span text:style-name="T5">silver</text:span>, -nt | <text:span text:style-name="T5">Silber</text:span>, Argent. = metallo, in Chemia « Ag ». ⊂ E. arg = splende. ⊃ L. argilla; G. árguros = argento. </text:p>
        </text:list-item>
        <text:list-item>
          <text:p text:style-name="P86"><text:span text:style-name="T3">argilla</text:span> -a | -illa | -ille | -il | -illa, <text:span text:style-name="T5">Ton</text:span>. ⊂ G. árgillos. </text:p>
        </text:list-item>
        <text:list-item>
          <text:p text:style-name="P86">—<text:span text:style-name="T3">oso</text:span> | -us | -lloso | -leux | -llaceous. </text:p>
        </text:list-item>
        <text:list-item>
          <text:p text:style-name="P86"><text:span text:style-name="T3">argonauta</text:span> -a | -nauta | -naute | -naut | -naut. = navigantes super nave Argo ad Colchide; mollusco, cephalopode, nautilo. ⊂ G. Argonaútēs. </text:p>
        </text:list-item>
        <text:list-item>
          <text:p text:style-name="P86"><text:span text:style-name="T3">argue</text:span> -o | | arguer | to argue | arguiren. = demonstra, proba, accusa. ⊃ argumento, arguto, redargue. ⊃ I. arguire = infer, deduc, discute. </text:p>
        </text:list-item>
        <text:list-item>
          <text:p text:style-name="P86"><text:span text:style-name="T3">argumenta</text:span> -or | argomentare | -ter | to argument | -tieren. = deduc argumento. </text:p>
        </text:list-item>
        <text:list-item>
          <text:p text:style-name="P86">—<text:span text:style-name="T3">tione</text:span> -tio | -zione | -tion | -tion | -tion. </text:p>
        </text:list-item>
        <text:list-item>
          <text:p text:style-name="P86">—<text:span text:style-name="T3">tore</text:span> 300 | -tore | -teur | -tor | -tor. </text:p>
        </text:list-item>
        <text:list-item>
          <text:p text:style-name="P86"><text:span text:style-name="T3">argumento</text:span> -um | argomento | -ment | -ment | -ment. ⊂ argu(e) -mento. </text:p>
        </text:list-item>
        <text:list-item>
          <text:p text:style-name="P86"><text:span text:style-name="T3">argutia</text:span> -a | -zia | -tie | -teness | -tie. </text:p>
        </text:list-item>
        <text:list-item>
          <text:p text:style-name="P86"><text:span text:style-name="T3">arguto</text:span> -us | arguto | | argute. = cum argutias, ingenioso, cum spiritu, subtile, acuto. </text:p>
        </text:list-item>
        <text:list-item>
          <text:p text:style-name="P86"><text:span text:style-name="T3">arido</text:span> -ĭdus | -ido | -ide | -id | -id. = que are, sicco. ⊂ ar(e) -ĭdo. </text:p>
        </text:list-item>
        <text:list-item>
          <text:p text:style-name="P86">—<text:span text:style-name="T3">itate</text:span> 100 | -ità | -ité | -ity | -ität. </text:p>
        </text:list-item>
        <text:list-item>
          <text:p text:style-name="P86">G. aristo áristos = optimo, nobile. ⊂ ar [apto] -isto [superlativo]. </text:p>
        </text:list-item>
        <text:list-item>
          <text:p text:style-name="P86"><text:span text:style-name="T3">aristocratia</text:span> | -zia | -tie | -cy | -tie. ⊂ G. -tía. ⊂ aristo crat(o) -ia. </text:p>
        </text:list-item>
        <text:list-item>
          <text:p text:style-name="P86">—<text:span text:style-name="T3">ico</text:span> -ĭcus | -tico | -tique | -tical | -tisch. ⊂ G. -icós. </text:p>
        </text:list-item>
        <text:list-item>
          <text:p text:style-name="P86"><text:span text:style-name="T3">arithmetica</text:span> -ĭca | aritmetica | -étique | -etic | -etik. ⊂ G. arithmētic <text:span text:style-name="T3">ē</text:span>. ⊂ arithmetic(o) -a [scientia]. </text:p>
        </text:list-item>
        <text:list-item>
          <text:p text:style-name="P86">—<text:span text:style-name="T3">o</text:span> -us | aritmetico | -étique, -eticien | -ical, -ician | -isch, -iker. ⊂ G. arithmēticós ⊂ arithm(o) -etico. </text:p>
        </text:list-item>
        <text:list-item>
          <text:p text:style-name="P86">G. arithmo -ós = numero. ⊃ arithmetico, logarithmo. </text:p>
        </text:list-item>
        <text:list-item>
          <text:p text:style-name="P86"><text:span text:style-name="T3">ARMA</text:span> ( -a -orum) | arma | arme | arms | <text:span text:style-name="T5">Waffen</text:span>, Arma | H. P. arma. ⊂ ar. </text:p>
        </text:list-item>
        <text:list-item>
          <text:p text:style-name="P86"><text:soft-page-break/><text:span text:style-name="T3">arma</text:span> -o | -are | -er | to arm | -ieren. = da arma. </text:p>
        </text:list-item>
        <text:list-item>
          <text:p text:style-name="P86">—<text:span text:style-name="T3">tura</text:span> -a | -tura | -ture | -ture | -tur. </text:p>
        </text:list-item>
        <text:list-item>
          <text:p text:style-name="P86"><text:span text:style-name="T3">armilla</text:span> -a | -illa, <text:span text:style-name="T5">braccialetto</text:span> | -ille, <text:span text:style-name="T5">bracelet</text:span> | -il, <text:span text:style-name="T5">bracelet</text:span> | Arm <text:span text:style-name="T5">band</text:span>. = anulo pro armo, et astronomico. </text:p>
        </text:list-item>
        <text:list-item>
          <text:p text:style-name="P86">—<text:span text:style-name="T3">re</text:span> | -are | -aire | -ary | -ar. = (sphæra cæleste) cum armilla. </text:p>
        </text:list-item>
        <text:list-item>
          <text:p text:style-name="P86"><text:span text:style-name="T3">armistitio</text:span> | -izio | -ice | -ice | -iz. ⊂ arm(a) -i- statio. </text:p>
        </text:list-item>
        <text:list-item>
          <text:p text:style-name="P86"><text:span text:style-name="T3">armo</text:span> -us | <text:span text:style-name="T5">braccio</text:span> | <text:span text:style-name="T5">bras</text:span> | arm | Arm. = brachio. ⊃ armilla. ⊂ E. ⊃ A. D. </text:p>
        </text:list-item>
        <text:list-item>
          <text:p text:style-name="P86"><text:span text:style-name="T3">arnica</text:span> ĭ M | -ica | -ique | -ica | -ica. = Bot. « arnica montana ». ⊂ G. ptarmic <text:span text:style-name="T3">ē</text:span>. </text:p>
        </text:list-item>
        <text:list-item>
          <text:p text:style-name="P86"><text:span text:style-name="T3">aroma</text:span>(te) 100 | -ma | -me | -ma | -ma. ⊂ G. árōma. </text:p>
        </text:list-item>
        <text:list-item>
          <text:p text:style-name="P86">—<text:span text:style-name="T3">tico</text:span> ĭ 100 | -tico | -tique | -tic | -tisch. ⊂ G. arōmaticós. </text:p>
        </text:list-item>
        <text:list-item>
          <text:p text:style-name="P86">—<text:span text:style-name="T3">tiza</text:span> 400 | -izzare | -ser | -ze | -sieren. ⊂ G. arōmatízō. </text:p>
        </text:list-item>
        <text:list-item>
          <text:p text:style-name="P86"><text:span text:style-name="T3">arroga</text:span> -ŏgo | -are | -er | -ate | adrogieren. = trahe ad se, usurpa. ⊂ ad roga. </text:p>
        </text:list-item>
        <text:list-item>
          <text:p text:style-name="P86">—<text:span text:style-name="T3">nte</text:span> -ans | -ante | -ant | -ant | -ant. = anti humile. </text:p>
        </text:list-item>
        <text:list-item>
          <text:p text:style-name="P86">—<text:span text:style-name="T3">ntia</text:span> -a | -anza | -ance | -ance | -anz. </text:p>
        </text:list-item>
        <text:list-item>
          <text:p text:style-name="P86"><text:span text:style-name="T3">arsenico</text:span> ĭ 100 | -nico | -nic | -nic | -nik. = Chemia « As ». ⊂ G. -icón. ⊂ ársēn [vir] -ĭco. </text:p>
        </text:list-item>
        <text:list-item>
          <text:p text:style-name="P86"><text:span text:style-name="T3">arso</text:span> -us | arso. = que e arde. </text:p>
        </text:list-item>
        <text:list-item>
          <text:p text:style-name="P86"><text:span text:style-name="T3">ARTE</text:span> ars | arte | art | art | <text:span text:style-name="T5">Kunst</text:span> | H. P. arte. ⊃ artista, inertia. ⊂ E. ⊃ D. Art = modo. </text:p>
        </text:list-item>
        <text:list-item>
          <text:p text:style-name="P86"><text:span text:style-name="T3">arteria</text:span> -ĭa | -ria | artère | -ry | -rie. ⊂ G. artēría. </text:p>
        </text:list-item>
        <text:list-item>
          <text:p text:style-name="P86">—<text:span text:style-name="T3">le</text:span> | -iale | artériel | -ial | -iell. </text:p>
        </text:list-item>
        <text:list-item>
          <text:p text:style-name="P86"><text:span text:style-name="T3">arthritico</text:span> -us | artritico | -tique | -tic | -tisch. ⊂ G. -icós. ⊂ arthro. </text:p>
        </text:list-item>
        <text:list-item>
          <text:p text:style-name="P86"><text:span text:style-name="T3">arthritide</text:span> 100 | artrite | arthrite | -itis | -itis. = morbo articulare. ⊂ G. arthrîtis -idos ⊂ </text:p>
        </text:list-item>
        <text:list-item>
          <text:p text:style-name="P86">G. arthro árthron = artu. ⊃ -itico. </text:p>
        </text:list-item>
        <text:list-item>
          <text:p text:style-name="P86"><text:span text:style-name="T3">articula</text:span> -ŭlo | -olare | -uler | -ulate | -ulieren. ⊂ articul(o) -a. </text:p>
        </text:list-item>
        <text:list-item>
          <text:p text:style-name="P86">—<text:span text:style-name="T3">re</text:span> 100 | -olare | -ulaire | -ular | -ular. </text:p>
        </text:list-item>
        <text:list-item>
          <text:p text:style-name="P86">—<text:span text:style-name="T3">tione</text:span> 100 | -zione | -tion | -tion | -tion. </text:p>
        </text:list-item>
        <text:list-item>
          <text:p text:style-name="P86"><text:span text:style-name="T3">articulo</text:span> -ŭlus | -colo | -cle | -cle | -kel. = parvo artu, elemento grammaticale, objecto de commercio. ⊂ art(u) -iculo. </text:p>
        </text:list-item>
        <text:list-item>
          <text:p text:style-name="P86"><text:span text:style-name="T3">artifice</text:span> -fex -fĭc- | artefice | artisan | -ficer | -fex. ⊂ arte fac -e. </text:p>
        </text:list-item>
        <text:list-item>
          <text:p text:style-name="P86">—<text:span text:style-name="T3">iale</text:span> 100 | -iale | -iel | -ial | -iell. = de artificio. </text:p>
        </text:list-item>
        <text:list-item>
          <text:p text:style-name="P86">—<text:span text:style-name="T3">io</text:span> -um | -cio | -ce | -ce | -cium. ⊂ art(e) fac -io. </text:p>
        </text:list-item>
        <text:list-item>
          <text:p text:style-name="P86">—<text:span text:style-name="T3">ioso</text:span> -us | -ioso | -ieux | -ous | -iös. </text:p>
        </text:list-item>
        <text:list-item>
          <text:p text:style-name="P86"><text:span text:style-name="T3">artista</text:span> | -ista | -iste | -ist | -ist. = qui cole arte. </text:p>
        </text:list-item>
        <text:list-item>
          <text:p text:style-name="P86">—<text:span text:style-name="T3">ico</text:span> -ĭcus | -ico | -ique | -ic | -isch. </text:p>
        </text:list-item>
        <text:list-item>
          <text:p text:style-name="P86"><text:span text:style-name="T3">artu</text:span> -us | arto. = articulo, -atione. </text:p>
        </text:list-item>
        <text:list-item>
          <text:p text:style-name="P86"><text:span text:style-name="T3">arvicultura</text:span> | -tura | -ture | | -tur. </text:p>
        </text:list-item>
        <text:list-item>
          <text:p text:style-name="P86"><text:span text:style-name="T3">arvo</text:span> -um | agro, campo arabile. ⊂ ar(a) -vo. ⊃ arvicultura. </text:p>
        </text:list-item>
        <text:list-item>
          <text:p text:style-name="P86"><text:span text:style-name="T3">as</text:span>, <text:span text:style-name="T5">abl.</text:span> asse | asso | as | ace | Ass. = unitate (de moneta, de pondere). </text:p>
        </text:list-item>
        <text:list-item>
          <text:p text:style-name="P86"><text:span text:style-name="T3">asbesto</text:span> 300 | -esto | -este | -estos | -est. = minerale simile ad amianto. ⊂ G. ásbestos ⊂ a- [ne] sbesto [extinguibile]. </text:p>
        </text:list-item>
        <text:list-item>
          <text:p text:style-name="P86"><text:span text:style-name="T3">ascaride</text:span> -is -ĭd- | -ide | -ide | -id | -ide. = verme intestinale. ⊂ G. -rís <text:soft-page-break/>-ídos. </text:p>
        </text:list-item>
        <text:list-item>
          <text:p text:style-name="P86"><text:span text:style-name="T3">ascende</text:span> -o | -ere | <text:span text:style-name="T5">monter</text:span> | to ascend | -dieren. ⊃ ascenso. ⊂ ad scande. </text:p>
        </text:list-item>
        <text:list-item>
          <text:p text:style-name="P86">—<text:span text:style-name="T3">nte</text:span> 100 | -ente | -ant | -ant | -ent. </text:p>
        </text:list-item>
        <text:list-item>
          <text:p text:style-name="P86">—<text:span text:style-name="T3">ntia</text:span> | -enza | -ance | -ency | -enz. </text:p>
        </text:list-item>
        <text:list-item>
          <text:p text:style-name="P86"><text:span text:style-name="T3">ascensione</text:span> -sio | -sione | -sion | -sion | -sion. = ton ascende. </text:p>
        </text:list-item>
        <text:list-item>
          <text:p text:style-name="P86">—<text:span text:style-name="T3">ale</text:span> | -onale | -onnel | -onal | -onal. </text:p>
        </text:list-item>
        <text:list-item>
          <text:p text:style-name="P86"><text:span text:style-name="T3">ascenso</text:span> -us | asceso. = quem ascende. </text:p>
        </text:list-item>
        <text:list-item>
          <text:p text:style-name="P86">—<text:span text:style-name="T3">ore</text:span> | -sore | -seur | <text:span text:style-name="T5">lift</text:span> | -sor. </text:p>
        </text:list-item>
        <text:list-item>
          <text:p text:style-name="P86"><text:span text:style-name="T3">asceta</text:span> | asceta | ascète | ascetic | Ascet. ⊂ G. ascētēs ⊂ asce [exerce] -ta. = qui fac exercitio [de devotione]. </text:p>
        </text:list-item>
        <text:list-item>
          <text:p text:style-name="P86">—<text:span text:style-name="T3">ico</text:span> -ĭcus | -tico | -étique | -tic | -tik, -tisch. ⊂ G. ascēticós ⊂ ascet(a) -ĭco. </text:p>
        </text:list-item>
        <text:list-item>
          <text:p text:style-name="P86">—<text:span text:style-name="T3">ismo</text:span> | -ismo | -étisme | -icism | -mus. </text:p>
        </text:list-item>
        <text:list-item>
          <text:p text:style-name="P86"><text:span text:style-name="T3">ascia</text:span> 100 | ascia, <text:span text:style-name="T5">scure</text:span>, accetta | <text:span text:style-name="T5">hache</text:span> | ax, axe | Axt. ⊃ F. asseau = martulo. ⊂ E. ⊃ A. ax, D. Axt, G. axínē. </text:p>
        </text:list-item>
        <text:list-item>
          <text:p text:style-name="P86"><text:span text:style-name="T3">Asia</text:span> -a | Asia | Asie | Asia | Asien. ⊂ G. Asía. </text:p>
        </text:list-item>
        <text:list-item>
          <text:p text:style-name="P86">—<text:span text:style-name="T3">tico</text:span> -ĭcus | -tico | -tique | -tic | -tisch. = de Asia. </text:p>
        </text:list-item>
        <text:list-item>
          <text:p text:style-name="P86"><text:span text:style-name="T3">asinino</text:span> 100 | -ino | d’âne | -ine | -inisch. = de asino. </text:p>
        </text:list-item>
        <text:list-item>
          <text:p text:style-name="P86"><text:span text:style-name="T3">asino</text:span> -ĭnus | asino | âne | ass | Esel. = Zool. « equus asinus ». ⊂ Armeno. ⊃ G. ónos. </text:p>
        </text:list-item>
        <text:list-item>
          <text:p text:style-name="P86"><text:span text:style-name="T3">asparago</text:span> ă 100 | -go | asperge | -gus | Spargel. ⊂ G. aspáragos. = Bot. « asparagus officinalis ». </text:p>
        </text:list-item>
        <text:list-item>
          <text:p text:style-name="P86"><text:span text:style-name="T3">aspectu</text:span> -us | aspetto, <text:span text:style-name="T5">sembiante</text:span> | -ct | -ct | -kt. ⊂ ad spec(e) -tu. </text:p>
        </text:list-item>
        <text:list-item>
          <text:p text:style-name="P86"><text:span text:style-name="T3">asperge</text:span> -o | -gere | -ger, <text:span text:style-name="T5">arroser</text:span> | to asperse | -gieren. ⊂ ad sparge. </text:p>
        </text:list-item>
        <text:list-item>
          <text:p text:style-name="P86"><text:span text:style-name="T3">aspero</text:span> -pĕr | aspro | âpre | <text:span text:style-name="T5">rough</text:span> | <text:span text:style-name="T5">rauh</text:span>. </text:p>
        </text:list-item>
        <text:list-item>
          <text:p text:style-name="P86">—<text:span text:style-name="T3">itate</text:span> | -tas | -ità | -ité | -ity | -ität. </text:p>
        </text:list-item>
        <text:list-item>
          <text:p text:style-name="P86"><text:span text:style-name="T3">aspersione</text:span> -sio | -ione | -sion | -sion | -sion. = ton asperge. </text:p>
        </text:list-item>
        <text:list-item>
          <text:p text:style-name="P86"><text:span text:style-name="T3">asperso</text:span> -us | asperso. = quem asperge. </text:p>
        </text:list-item>
        <text:list-item>
          <text:p text:style-name="P86">—<text:span text:style-name="T3">orio</text:span> | -orio | -oire | -orium | -orium. </text:p>
        </text:list-item>
        <text:list-item>
          <text:p text:style-name="P86"><text:span text:style-name="T3">asphalto</text:span> | asfalto | -lte | -lt | -lt. = bitumen. ⊂ G. ásphaltos. ⊂ ex Semitico. </text:p>
        </text:list-item>
        <text:list-item>
          <text:p text:style-name="P86"><text:span text:style-name="T3">asphyxia</text:span> | -fissia | -xie | -xia, -xy | -xie. = suspensione de pulsatione, suffocatione. ⊂ G. -ía. ⊂ a- sphyxi [pulsatione]. </text:p>
        </text:list-item>
        <text:list-item>
          <text:p text:style-name="P86"><text:span text:style-name="T3">asphyxia</text:span> | asfissiare | -xier | -xy | -xiieren. </text:p>
        </text:list-item>
        <text:list-item>
          <text:p text:style-name="P86"><text:span text:style-name="T3">aspira</text:span> ī -o | -rare | -rer | -re | -rieren. ⊂ ad spira. </text:p>
        </text:list-item>
        <text:list-item>
          <text:p text:style-name="P86">—<text:span text:style-name="T3">nte</text:span> | -ante | -ant | -ant | -ant. </text:p>
        </text:list-item>
        <text:list-item>
          <text:p text:style-name="P86">—<text:span text:style-name="T3">tione</text:span> -tio | -zione | -tion | -tion | -tion. </text:p>
        </text:list-item>
        <text:list-item>
          <text:p text:style-name="P86">—<text:span text:style-name="T3">tore</text:span> | -tore | -teur | -tor | -tor. </text:p>
        </text:list-item>
        <text:list-item>
          <text:p text:style-name="P86">asse as = as. </text:p>
        </text:list-item>
        <text:list-item>
          <text:p text:style-name="P86"><text:span text:style-name="T3">ASSE</text:span> -is | asse | ais, aisseau, <text:span text:style-name="T5">planche</text:span> | <text:span text:style-name="T5">plank</text:span> | <text:span text:style-name="T5">Brett</text:span>. </text:p>
        </text:list-item>
        <text:list-item>
          <text:p text:style-name="P86"><text:span text:style-name="T3">assecura</text:span> | assicurare | assurer | to assure | -rieren. = redde securo. </text:p>
        </text:list-item>
        <text:list-item>
          <text:p text:style-name="P86">—<text:span text:style-name="T3">ntia</text:span> | assicuranza, -zione | assurance | assurance | -anz, -tion. </text:p>
        </text:list-item>
        <text:list-item>
          <text:p text:style-name="P86">—<text:span text:style-name="T3">tore</text:span> | -tore | assureur | assurer | -tor. </text:p>
        </text:list-item>
        <text:list-item>
          <text:p text:style-name="P86"><text:span text:style-name="T3">assenso</text:span> -us = quem assenti. </text:p>
        </text:list-item>
        <text:list-item>
          <text:p text:style-name="P86"><text:span text:style-name="T3">assensu</text:span> -us | -nso | -ntiment | assent | Assens. = ton assenti. </text:p>
        </text:list-item>
        <text:list-item>
          <text:p text:style-name="P86"><text:span text:style-name="T3">assenti</text:span> -ior | -tire | | to assent | -tieren. = consenti, approba. ⊃ <text:soft-page-break/>assensu. ⊂ ad senti. </text:p>
        </text:list-item>
        <text:list-item>
          <text:p text:style-name="P86"><text:span text:style-name="T3">assere</text:span> -ĕro | -rire | | to assert | -rieren. = dic, affirma, assecura. </text:p>
        </text:list-item>
        <text:list-item>
          <text:p text:style-name="P86">— -o = fac proprio. ⊂ ad sere 2. </text:p>
        </text:list-item>
        <text:list-item>
          <text:p text:style-name="P86">assĕre -o = semina. ⊂ ad sere 1. </text:p>
        </text:list-item>
        <text:list-item>
          <text:p text:style-name="P86"><text:span text:style-name="T3">assertione</text:span> 400 | -zione | -tion | -tion | -tion. = affirmatione, ton assere. </text:p>
        </text:list-item>
        <text:list-item>
          <text:p text:style-name="P86"><text:span text:style-name="T3">assessore</text:span> -or | -ore | -eur | -or | -or. ⊂ ad ser(e) -tore. </text:p>
        </text:list-item>
        <text:list-item>
          <text:p text:style-name="P86"><text:span text:style-name="T3">assiduo</text:span> -us | -duo | -du | -duous | -duos. = exacto, diligente, anti negligente. ⊂ ad sed(e) -uo. </text:p>
        </text:list-item>
        <text:list-item>
          <text:p text:style-name="P86">—<text:span text:style-name="T3">uitate</text:span> -tas | -ità | -ité | -ity | -ität. </text:p>
        </text:list-item>
        <text:list-item>
          <text:p text:style-name="P86"><text:span text:style-name="T3">assigna</text:span> -o | -egnare | -gner | to assign | -gnieren. = attribue, signa ad. </text:p>
        </text:list-item>
        <text:list-item>
          <text:p text:style-name="P86">—<text:span text:style-name="T3">tione</text:span> -tio | assegnazione | -tion | -tion | -tion. </text:p>
        </text:list-item>
        <text:list-item>
          <text:p text:style-name="P86">—<text:span text:style-name="T3">to</text:span> -us | assegnato | -at | -at | -at. </text:p>
        </text:list-item>
        <text:list-item>
          <text:p text:style-name="P86"><text:span text:style-name="T3">assimila</text:span> -ĭlo | -are | -er | -ate | -lieren. = fac simile, compara. </text:p>
        </text:list-item>
        <text:list-item>
          <text:p text:style-name="P86">—<text:span text:style-name="T3">tione</text:span> 100 | -zione | -tion | -tion | -tion. </text:p>
        </text:list-item>
        <text:list-item>
          <text:p text:style-name="P86"><text:span text:style-name="T3">assiste</text:span> -o | -ere | -er | to assist | -tieren. = ad siste, es præsente, patrocina. </text:p>
        </text:list-item>
        <text:list-item>
          <text:p text:style-name="P86">—<text:span text:style-name="T3">nte</text:span> | -ente | -ant | -ant | -ent. </text:p>
        </text:list-item>
        <text:list-item>
          <text:p text:style-name="P86">—<text:span text:style-name="T3">ntia</text:span> | -enza | -ance | -ance | -enz. </text:p>
        </text:list-item>
        <text:list-item>
          <text:p text:style-name="P86"><text:span text:style-name="T3">associa</text:span> 100 | -are | -er | -ate | -ieren. = fac socio. </text:p>
        </text:list-item>
        <text:list-item>
          <text:p text:style-name="P86">—<text:span text:style-name="T3">bile</text:span> -ĭlis | -bile | -ble | -ble | -bel. </text:p>
        </text:list-item>
        <text:list-item>
          <text:p text:style-name="P86">—<text:span text:style-name="T3">bilitate</text:span> | -ità | | -ity. </text:p>
        </text:list-item>
        <text:list-item>
          <text:p text:style-name="P86">—<text:span text:style-name="T3">tione</text:span> | -zione | -tion | -tion | -tion. = societate. </text:p>
        </text:list-item>
        <text:list-item>
          <text:p text:style-name="P86">—<text:span text:style-name="T3">tivo</text:span> | -tivo | -tif | -tive | -tiv. </text:p>
        </text:list-item>
        <text:list-item>
          <text:p text:style-name="P86"><text:span text:style-name="T3">assonante</text:span> | -ante | -ant | -ant. ⊂ ad sonante. </text:p>
        </text:list-item>
        <text:list-item>
          <text:p text:style-name="P86">—<text:span text:style-name="T3">ia</text:span> | -anza | -ance | -ance | -anz. </text:p>
        </text:list-item>
        <text:list-item>
          <text:p text:style-name="P86"><text:span text:style-name="T3">assume</text:span> ū -o | -mere | -mer | -me | -mieren. ⊂ ad sume. </text:p>
        </text:list-item>
        <text:list-item>
          <text:p text:style-name="P86"><text:span text:style-name="T3">assumpto</text:span> -us | assunto. = quem assume. </text:p>
        </text:list-item>
        <text:list-item>
          <text:p text:style-name="P86">—<text:span text:style-name="T3">ione</text:span> -tio | assunzione | assumption | -ption | -mtion. = ton assume. </text:p>
        </text:list-item>
        <text:list-item>
          <text:p text:style-name="P86"><text:span text:style-name="T3">asterisco</text:span> 200 | -isco | -isque | -isk | -iscus. ⊂ G. -iscós. ⊂ aster [astro] -isco. = signo in forma de parvo astro. </text:p>
        </text:list-item>
        <text:list-item>
          <text:p text:style-name="P86"><text:span text:style-name="T3">asteroide</text:span> | -oide | astéroïde | -oid | -oide. = parvo planeta inter Marte et Jove. ⊂ G. asteroeid <text:span text:style-name="T3">ē</text:span>s ⊂ aster -o- īde. </text:p>
        </text:list-item>
        <text:list-item>
          <text:p text:style-name="P86"><text:span text:style-name="T3">asthma</text:span>(te) 100 | asma | -me | -ma | -ma. ⊂ G. ásthma = respiratione difficile. </text:p>
        </text:list-item>
        <text:list-item>
          <text:p text:style-name="P86">—<text:span text:style-name="T3">tico</text:span> ĭ 100 | asmatico | -ique | -tic | -isch. ⊂ G. -icós. </text:p>
        </text:list-item>
        <text:list-item>
          <text:p text:style-name="P86"><text:span text:style-name="T3">astringe</text:span> -o | -ere | astreindre, <text:span text:style-name="T5">resserrer</text:span> | to astringe | -gieren. = stringe ad, condensa. </text:p>
        </text:list-item>
        <text:list-item>
          <text:p text:style-name="P86">—<text:span text:style-name="T3">nte</text:span> -ens | -ente | -ent | -ent | -ent. </text:p>
        </text:list-item>
        <text:list-item>
          <text:p text:style-name="P86">—<text:span text:style-name="T3">ntia</text:span> | -enza | -ence | -ency. </text:p>
        </text:list-item>
        <text:list-item>
          <text:p text:style-name="P86"><text:span text:style-name="T3">astro</text:span> -um | astro | astre | star | Stern. = stella. ⊂ G. ástron. ⊂ E. ⊃ L. stella, A. star, D. Stern. </text:p>
        </text:list-item>
        <text:list-item>
          <text:p text:style-name="P86">—<text:span text:style-name="T3">logo</text:span> -ŏgus | -logo | -logue | -loger | -log. ⊂ G. astrológos. </text:p>
        </text:list-item>
        <text:list-item>
          <text:p text:style-name="P86">——<text:span text:style-name="T3">ia</text:span> -ĭa | -gia | -gie | -gy | -gie. ⊂ G. -ía. </text:p>
        </text:list-item>
        <text:list-item>
          <text:p text:style-name="P86">——<text:span text:style-name="T3">ico</text:span> -ĭcus | -ico | -ique | -ic, -ical | -isch. ⊂ G. -icós. </text:p>
        </text:list-item>
        <text:list-item>
          <text:p text:style-name="P86">—<text:span text:style-name="T3">nomo</text:span> ŏ 400 | -nomo | -nome | -nomer | -nom. ⊂ G. astronómos ⊂ <text:soft-page-break/>astro nomo [lege]. </text:p>
        </text:list-item>
        <text:list-item>
          <text:p text:style-name="P86">——<text:span text:style-name="T3">ia</text:span> ĭ 100 | -mia | -mie | -my | -mie. ⊂ G. -ía. </text:p>
        </text:list-item>
        <text:list-item>
          <text:p text:style-name="P86">——<text:span text:style-name="T3">ico</text:span> -ĭcus | -ico | -ique | -ic | -isch. ⊂ G. -icós. </text:p>
        </text:list-item>
        <text:list-item>
          <text:p text:style-name="P86"><text:span text:style-name="T3">astu</text:span> -us = astutia. </text:p>
        </text:list-item>
        <text:list-item>
          <text:p text:style-name="P86"><text:span text:style-name="T3">astutia</text:span> | -zia | -ce | -teness | <text:span text:style-name="T5">Arglist</text:span>. ⊂ astut(o) -ia = astu. </text:p>
        </text:list-item>
        <text:list-item>
          <text:p text:style-name="P86"><text:span text:style-name="T3">astuto</text:span> -us | -to | -cieux | -te | -tiös. ⊂ astu -to. </text:p>
        </text:list-item>
        <text:list-item>
          <text:p text:style-name="P86"><text:span text:style-name="T3">asylo</text:span> -um | asilo | asile | asylum | Asyl. = loco inviolabile. ⊂ G. ásulon ⊂ a- [ne] syl(ae) [spolia, viola] -o. </text:p>
        </text:list-item>
        <text:list-item>
          <text:p text:style-name="P86"><text:span text:style-name="T3">asymmetria</text:span> | -tria | asymétrie | -try | -trie. ⊂ G. -ía. ⊂ a- symmetria. </text:p>
        </text:list-item>
        <text:list-item>
          <text:p text:style-name="P86">—<text:span text:style-name="T3">ico</text:span> -ĭcus | asimmetrico | asymétrique | -trical | -trisch. ⊂ G. asúmmetros ⊂ a- syn metro. </text:p>
        </text:list-item>
        <text:list-item>
          <text:p text:style-name="P86"><text:span text:style-name="T3">asymptoto</text:span> | asintoto | asymptote | -ptote | -ptote. = recta sine puncto coincidente cum curva. ⊂ G. asúmptōtos ⊂ a- [ne] syn [cum] pto [cade] -to. </text:p>
        </text:list-item>
        <text:list-item>
          <text:p text:style-name="P86">L. at = sed. </text:p>
        </text:list-item>
        <text:list-item>
          <text:p text:style-name="P86"><text:span text:style-name="T3">atavismo</text:span> | -mo | -me | -ism | -mus. ⊂ atav(o) -ismo. </text:p>
        </text:list-item>
        <text:list-item>
          <text:p text:style-name="P86"><text:span text:style-name="T3">atavo</text:span> -ăvus = patre de avo, ascendente. ⊃ atavismo. ⊂ at- [ultra] avo. </text:p>
        </text:list-item>
        <text:list-item>
          <text:p text:style-name="P86"><text:span text:style-name="T3">ataxia</text:span> | atassia | ataxie | ataxia | -xie. = disordine in systema nervoso. ⊂ G. -ía. ⊂ a- taxi [ordine] -(i)a. </text:p>
        </text:list-item>
        <text:list-item>
          <text:p text:style-name="P86"><text:span text:style-name="T3">atele</text:span> | <text:span text:style-name="T5">francobollo</text:span> | <text:span text:style-name="T5">timbre-poste</text:span> | <text:span text:style-name="T5">postage-stamp</text:span> | <text:span text:style-name="T5">Briefmarke</text:span>. ⊃ philatelia. ⊂ G. atel <text:span text:style-name="T3">ē</text:span>s = sine taxa. </text:p>
        </text:list-item>
        <text:list-item>
          <text:p text:style-name="P86"><text:span text:style-name="T3">atheismo</text:span> | ateismo | athéisme | -ism | -ismus. ⊂ athe(o) -ismo. </text:p>
        </text:list-item>
        <text:list-item>
          <text:p text:style-name="P86"><text:span text:style-name="T3">athenæo</text:span> | ateneo | athénée | -neum | -næum. = templo de Minerva, schola. ⊂ G. ath <text:span text:style-name="T3">ē</text:span>naion ⊂ Athenâ [Minerva]. </text:p>
        </text:list-item>
        <text:list-item>
          <text:p text:style-name="P86"><text:span text:style-name="T3">atheo</text:span> -us | ateo | athée | -eist | -eist. ⊂ G. átheos ⊂ a- [sine] theo [deo]. </text:p>
        </text:list-item>
        <text:list-item>
          <text:p text:style-name="P86"><text:span text:style-name="T3">athleta</text:span> ē -a | atleta | athlète | -ete | -et. = luctatore. ⊂ G. athlēt <text:span text:style-name="T3">ē</text:span>s. ⊂ athl(o) [certamine] -eta. </text:p>
        </text:list-item>
        <text:list-item>
          <text:p text:style-name="P86">—<text:span text:style-name="T3">ico</text:span> ĭ 100 | atletico | athlétique | -tic | -tisch. ⊂ G. athlēticós. </text:p>
        </text:list-item>
        <text:list-item>
          <text:p text:style-name="P86">G. athlo, áthlon = certamine. ⊃ athleta, pentathlo. </text:p>
        </text:list-item>
        <text:list-item>
          <text:p text:style-name="P86"><text:span text:style-name="T3">Atlante</text:span> Atlas = monte, et rege de Mauritania, que sustine cælo. ⊂ G. átlas -antos. </text:p>
        </text:list-item>
        <text:list-item>
          <text:p text:style-name="P86"><text:span text:style-name="T3">atlante</text:span> N | atlante | atlas | atlas | Atlas. = libro que contine chartas de universo. ⊂ Atlante 1. </text:p>
        </text:list-item>
        <text:list-item>
          <text:p text:style-name="P86">—<text:span text:style-name="T3">ico</text:span> -ĭcus | -tico | -tique | -tic | -tisch. = oceano que lambe monte Atlante; hodie limitato ab Europa, Africa et America. ⊂ G. -icós. </text:p>
        </text:list-item>
        <text:list-item>
          <text:p text:style-name="P86">G. atmo -ós = vapore. </text:p>
        </text:list-item>
        <text:list-item>
          <text:p text:style-name="P86"><text:span text:style-name="T3">atmosphæra</text:span> | -fera | -phère | -phere | -phære. ⊂ atmo sphæra. </text:p>
        </text:list-item>
        <text:list-item>
          <text:p text:style-name="P86">—<text:span text:style-name="T3">ico</text:span> -ĭcus | -ferico | -phérique | -ric | -risch. </text:p>
        </text:list-item>
        <text:list-item>
          <text:p text:style-name="P86"><text:span text:style-name="T3">atomico</text:span> -ĭcus | -mico | -mique | -mic | -misch. ⊂ atom(o) -ĭco. </text:p>
        </text:list-item>
        <text:list-item>
          <text:p text:style-name="P86"><text:span text:style-name="T3">atomo</text:span> -ŏmus | atomo | atome | atom | Atom. = parte indivisibile de materia. ⊂ G. átomos ⊂ a- [ne] tomo [sectione]. </text:p>
        </text:list-item>
        <text:list-item>
          <text:p text:style-name="P86"><text:span text:style-name="T3">atonia</text:span> | atonia | atonie | atony | -nie. ⊂ G. -ía. ⊂ aton(o) -ia. </text:p>
        </text:list-item>
        <text:list-item>
          <text:p text:style-name="P86"><text:span text:style-name="T3">atono</text:span> ŏ | -no | -ne | -nic | -nisch. ⊂ G. átonos ⊂ a- [sine] tono [vi]. </text:p>
        </text:list-item>
        <text:list-item>
          <text:p text:style-name="P86">L. atque = et. </text:p>
        </text:list-item>
        <text:list-item>
          <text:p text:style-name="P86">L. atqui = sed. </text:p>
        </text:list-item>
        <text:list-item>
          <text:p text:style-name="P86"><text:soft-page-break/><text:span text:style-name="T3">atrabiliare</text:span> | -liare | -laire | -liarious | -liarisch. ⊂ atr(o) -a bil(e) -i- -are. </text:p>
        </text:list-item>
        <text:list-item>
          <text:p text:style-name="P86"><text:span text:style-name="T3">atrio</text:span> -um | atrio | -um | -um | -um. = vestibulo. </text:p>
        </text:list-item>
        <text:list-item>
          <text:p text:style-name="P86"><text:span text:style-name="T3">atro</text:span> ater | atro. = nigro, obscuro. ⊃ atrabiliare, atroce. </text:p>
        </text:list-item>
        <text:list-item>
          <text:p text:style-name="P86"><text:span text:style-name="T3">atroce</text:span> -ox | atroce | atroce | atrocious. = feroce. ⊂ atro -ce. </text:p>
        </text:list-item>
        <text:list-item>
          <text:p text:style-name="P86">—<text:span text:style-name="T3">itate</text:span> -tas | -ità | -ité | -ity | -ität. </text:p>
        </text:list-item>
        <text:list-item>
          <text:p text:style-name="P86"><text:span text:style-name="T3">atrophia</text:span> 100 | -fia | -phie | -phy | -phie. = defectu de nutritione. ⊂ G. -ía. ⊂ a- treph(e) [nutri] -ia. </text:p>
        </text:list-item>
        <text:list-item>
          <text:p text:style-name="P86"><text:span text:style-name="T3">attende</text:span> -o | -ere | | attend | -ieren. = tende animo ad, es attento, fac attentione. ⊃ attento; F. attendre = expecta. </text:p>
        </text:list-item>
        <text:list-item>
          <text:p text:style-name="P86"><text:span text:style-name="T3">attenta</text:span> -o | -are | -er | attempt | -ieren. = tenta, aude. </text:p>
        </text:list-item>
        <text:list-item>
          <text:p text:style-name="P86">—<text:span text:style-name="T3">ato</text:span> -us = tentato. </text:p>
        </text:list-item>
        <text:list-item>
          <text:p text:style-name="P86">—<text:span text:style-name="T3">ato</text:span> | -ato | -at | attempt | -at. = attentato criminoso. </text:p>
        </text:list-item>
        <text:list-item>
          <text:p text:style-name="P86">—<text:span text:style-name="T3">ione</text:span> -tio | -zione | -tion | -tion | -tion. = cura, anti incuria, to es attento. </text:p>
        </text:list-item>
        <text:list-item>
          <text:p text:style-name="P86"><text:span text:style-name="T3">attento</text:span> -us | -ento | -entif | -entive | -ent. = que attende, diligente, anti inerte. </text:p>
        </text:list-item>
        <text:list-item>
          <text:p text:style-name="P86"><text:span text:style-name="T3">attenua</text:span> -o | -nuare | atténuer | -nuate | -nuieren. ⊂ ad tenu(e) -a. </text:p>
        </text:list-item>
        <text:list-item>
          <text:p text:style-name="P86">—<text:span text:style-name="T3">nte</text:span> | -ante | -ant | -ant | -ans. </text:p>
        </text:list-item>
        <text:list-item>
          <text:p text:style-name="P86">—<text:span text:style-name="T3">tione</text:span> -tio | -zione | -tion | -tion | -tion. </text:p>
        </text:list-item>
        <text:list-item>
          <text:p text:style-name="P86"><text:span text:style-name="T3">attesta</text:span> -or | -are | -er | attest | -ieren. = es teste. </text:p>
        </text:list-item>
        <text:list-item>
          <text:p text:style-name="P86">—<text:span text:style-name="T3">tione</text:span> -tio | -zione | -tion | -tion | -tion. </text:p>
        </text:list-item>
        <text:list-item>
          <text:p text:style-name="P86">attinge -o = tange. ⊂ ad tange. </text:p>
        </text:list-item>
        <text:list-item>
          <text:p text:style-name="P86"><text:span text:style-name="T3">attinge</text:span> -o | | atteindre | to attain. = perveni. ⊃ I. attinge(re) = trahe aqua. </text:p>
        </text:list-item>
        <text:list-item>
          <text:p text:style-name="P86"><text:span text:style-name="T3">attracto</text:span> -us | attratto | attrait. = quem attrahe. </text:p>
        </text:list-item>
        <text:list-item>
          <text:p text:style-name="P86">—<text:span text:style-name="T3">ione</text:span> 400 | -zione | -tion | -tion | -tion. </text:p>
        </text:list-item>
        <text:list-item>
          <text:p text:style-name="P86">—<text:span text:style-name="T3">ivo</text:span> | attrattivo | -tif | -tive | -tiv. </text:p>
        </text:list-item>
        <text:list-item>
          <text:p text:style-name="P86"><text:span text:style-name="T3">attrahe</text:span> -ăho | attrarre | attraire, <text:span text:style-name="T5">attirer</text:span> | to attract | -hieren. = trahe ad, trahe. ⊃ attracto. </text:p>
        </text:list-item>
        <text:list-item>
          <text:p text:style-name="P86"><text:span text:style-name="T3">attribue</text:span> -o | -uire | -uer | -ute | -uieren. = tribue ad, tribue. </text:p>
        </text:list-item>
        <text:list-item>
          <text:p text:style-name="P86">—<text:span text:style-name="T3">utione</text:span> -tio | -zione | -tion | -tion | -tion. = ton attribue. </text:p>
        </text:list-item>
        <text:list-item>
          <text:p text:style-name="P86">—<text:span text:style-name="T3">utivo</text:span> | -tivo | -tif | -tive | -tiv. = que attribue. </text:p>
        </text:list-item>
        <text:list-item>
          <text:p text:style-name="P86">—<text:span text:style-name="T3">uto</text:span> -us | -uto | -ut | -ute | -ut. = quem attribue. </text:p>
        </text:list-item>
        <text:list-item>
          <text:p text:style-name="P86"><text:span text:style-name="T3">attritione</text:span> 500 = </text:p>
        </text:list-item>
        <text:list-item>
          <text:p text:style-name="P86"><text:span text:style-name="T3">attritu</text:span> ī 100 | -ito | -ition, <text:span text:style-name="T5">frottement</text:span> | -ition | -it. ⊂ ad tere -tu. </text:p>
        </text:list-item>
        <text:list-item>
          <text:p text:style-name="P86"><text:span text:style-name="T3">auctione</text:span> -tio | <text:span text:style-name="T5">incanto</text:span> | <text:span text:style-name="T5">enchère</text:span> | -tion | -tion. = ton auge. </text:p>
        </text:list-item>
        <text:list-item>
          <text:p text:style-name="P86"><text:span text:style-name="T3">aucto</text:span> = quem auge. </text:p>
        </text:list-item>
        <text:list-item>
          <text:p text:style-name="P86"><text:span text:style-name="T3">auctore</text:span> -tor | autore | auteur | author | -tor. = qui auge, factore, creatore, scriptore. </text:p>
        </text:list-item>
        <text:list-item>
          <text:p text:style-name="P86">—<text:span text:style-name="T3">itate</text:span> -tas | autorità | autorité | authority | Auctorität. = influentia, credito, potestate. </text:p>
        </text:list-item>
        <text:list-item>
          <text:p text:style-name="P86">—itate -tas = jure, proprietate. </text:p>
        </text:list-item>
        <text:list-item>
          <text:p text:style-name="P86"><text:span text:style-name="T3">auctoriza</text:span> | autorizzare | autoriser | to authorize | autorisieren. = da jure. ⊂ auctor(e) -iza. </text:p>
        </text:list-item>
        <text:list-item>
          <text:p text:style-name="P86"><text:span text:style-name="T3">audace</text:span> -dax | -ace | -acieux | -acious | audax. = que aude. </text:p>
        </text:list-item>
        <text:list-item>
          <text:p text:style-name="P86">—<text:span text:style-name="T3">ia</text:span> -ĭa | -cia | -ce | -city | -cität. </text:p>
        </text:list-item>
        <text:list-item>
          <text:p text:style-name="P86"><text:soft-page-break/><text:span text:style-name="T3">AUDE</text:span> -eo | osare | oser | <text:span text:style-name="T5">dare</text:span> | <text:span text:style-name="T5">wagen</text:span> | H. osar | P. ousar. = <text:span text:style-name="T5">es</text:span> aud <text:span text:style-name="T5">ace</text:span>, <text:span text:style-name="T5">habe</text:span> aud <text:span text:style-name="T5">acia</text:span>. ⊃ auso. </text:p>
        </text:list-item>
        <text:list-item>
          <text:p text:style-name="P86"><text:span text:style-name="T3">AUDI</text:span> -io | udire | ouïr, <text:span text:style-name="T5">entendre</text:span> | to hear | hören | H. oir | P. ouvir. ⊃ exaudi, obœdi. ⊂ au(re) da. </text:p>
        </text:list-item>
        <text:list-item>
          <text:p text:style-name="P86">—<text:span text:style-name="T3">bile</text:span> -ĭlis | udibile | | -ible | -ibel. </text:p>
        </text:list-item>
        <text:list-item>
          <text:p text:style-name="P86">—<text:span text:style-name="T3">ientia</text:span> -a | udienza | -ience | -ience | -ienz. </text:p>
        </text:list-item>
        <text:list-item>
          <text:p text:style-name="P86">—<text:span text:style-name="T3">tivo</text:span> | uditivo | -tif | -tive. </text:p>
        </text:list-item>
        <text:list-item>
          <text:p text:style-name="P86">—<text:span text:style-name="T3">tore</text:span> -tor | uditore | -teur | -tor | -tor. </text:p>
        </text:list-item>
        <text:list-item>
          <text:p text:style-name="P86">—<text:span text:style-name="T3">torio</text:span> 100 | uditorio | -oire | -ory | -orium. </text:p>
        </text:list-item>
        <text:list-item>
          <text:p text:style-name="P86">—<text:span text:style-name="T3">tione</text:span> -tio | -zione | -tion | -tion. </text:p>
        </text:list-item>
        <text:list-item>
          <text:p text:style-name="P86">—<text:span text:style-name="T3">tu</text:span> -us | udito | ouie | <text:span text:style-name="T5">hearing</text:span> | <text:span text:style-name="T5">Gehör</text:span>. </text:p>
        </text:list-item>
        <text:list-item>
          <text:p text:style-name="P86"><text:span text:style-name="T3">AUGE</text:span> -eo | aumentare | augmenter | to augment, to eke | augieren, augmentieren. = fac cresce. ⊃ auctore, auctoritate, auctione, augmento, augusto, auxilio. ⊂ E. auge. ⊃ A. eke. </text:p>
        </text:list-item>
        <text:list-item>
          <text:p text:style-name="P86">augmenta 600 = auge. </text:p>
        </text:list-item>
        <text:list-item>
          <text:p text:style-name="P86"><text:span text:style-name="T3">augmento</text:span> 100 | aumento | -ent | -ent | -ent. ⊂ aug(e) -mento. </text:p>
        </text:list-item>
        <text:list-item>
          <text:p text:style-name="P86"><text:span text:style-name="T3">augura</text:span> -ŭro, -or | | -urer | -ur | -rieren. = es augure, vaticina, prophetiza, præsagi, conjectura. I. augura = desidera, bene augura. </text:p>
        </text:list-item>
        <text:list-item>
          <text:p text:style-name="P86">—<text:span text:style-name="T3">ale</text:span> -is | -ale | -al | -al. </text:p>
        </text:list-item>
        <text:list-item>
          <text:p text:style-name="P86"><text:span text:style-name="T3">augure</text:span> -gŭr | -ure | -ure | -ur | -ur. = vate, propheta, qui trahe augurio ex cantu de avi. ⊃ augurio, augurale, augura. </text:p>
        </text:list-item>
        <text:list-item>
          <text:p text:style-name="P86"><text:span text:style-name="T3">augurio</text:span> -um | -rio | -re | -ry | -rium. = præsagio. ⊂ augur(e) -io. </text:p>
        </text:list-item>
        <text:list-item>
          <text:p text:style-name="P86"><text:span text:style-name="T3">augusto</text:span> -us | -to | -te | august | <text:span text:style-name="T5">hehr</text:span>. = sacro, venerabile. ⊂ aug(e) -usto. </text:p>
        </text:list-item>
        <text:list-item>
          <text:p text:style-name="P86">— -us | agosto, août | -ust | August. = mense numero 8, dicato ad Octaviano Cæsare Augusto, primo imperatore romano [† anno 14]. </text:p>
        </text:list-item>
        <text:list-item>
          <text:p text:style-name="P86"><text:span text:style-name="T3">aula</text:span> -a | aula | <text:span text:style-name="T5">salle</text:span> | <text:span text:style-name="T5">hall</text:span> | Aula. ⊃ aulico. ⊂ G. aul <text:span text:style-name="T3">ē</text:span>. </text:p>
        </text:list-item>
        <text:list-item>
          <text:p text:style-name="P86"><text:span text:style-name="T3">aulico</text:span> ĭ 100 | -ico | -ique | -ic | -icus. ⊂ G. -icós. ⊂ aul(a) -ico. </text:p>
        </text:list-item>
        <text:list-item>
          <text:p text:style-name="P86"><text:span text:style-name="T3">aura</text:span> -a | aura. = vento dulce. ⊂ G. aúra. </text:p>
        </text:list-item>
        <text:list-item>
          <text:p text:style-name="P86">— N | | aura | aura | Aura. = effluvio de magnetismo animale. </text:p>
        </text:list-item>
        <text:list-item>
          <text:p text:style-name="P86"><text:span text:style-name="T3">AURE</text:span> -is | orecchio | oreille | ear | Ohr | H. oreja | P. orelha | R. ucho, us’i. ⊃ auricula, ausculta, audi. ⊂ E. ⊃ A., D., R., G. oûs, ot. </text:p>
        </text:list-item>
        <text:list-item>
          <text:p text:style-name="P86"><text:span text:style-name="T3">aureo</text:span> -ĕus | aureo | | aureous. = ex auro. ⊃ aureola. </text:p>
        </text:list-item>
        <text:list-item>
          <text:p text:style-name="P86"><text:span text:style-name="T3">aureola</text:span> -ŏla | -ola | -éole | -ole | -ole. ⊂ aureol(o) -a [corona]. </text:p>
        </text:list-item>
        <text:list-item>
          <text:p text:style-name="P86">aurĕolo -us = aureo. </text:p>
        </text:list-item>
        <text:list-item>
          <text:p text:style-name="P86"><text:span text:style-name="T3">auricula</text:span> -ŭla | orecchietta, auricola | oreillette, auricule | -cle | -kel. = parvo aure, aure. </text:p>
        </text:list-item>
        <text:list-item>
          <text:p text:style-name="P86">—<text:span text:style-name="T3">are</text:span> 100 | -olare | -laire | -lar | -lar. = de auricula, de aure. </text:p>
        </text:list-item>
        <text:list-item>
          <text:p text:style-name="P86"><text:span text:style-name="T3">aurifero</text:span> -fĕr | -ero | -ère | -erous. ⊂ aur(o) -i- fer -o. </text:p>
        </text:list-item>
        <text:list-item>
          <text:p text:style-name="P86"><text:span text:style-name="T3">AURO</text:span> -um | oro | or | <text:span text:style-name="T5">gold</text:span> | <text:span text:style-name="T5">Gold</text:span> | H. oro | P. ouro. = metallo, in Chemia « Au ». ⊃ aureo, aurifero, deaura, inaura. </text:p>
        </text:list-item>
        <text:list-item>
          <text:p text:style-name="P86"><text:span text:style-name="T3">aurora</text:span> -a | -ra | -re | -ra | -ra. = primo mane. ⊂ E. aus. ⊃ G. ēō V., A. east, F. est, D. ost. </text:p>
        </text:list-item>
        <text:list-item>
          <text:p text:style-name="P86"><text:span text:style-name="T3">ausculta</text:span> -o | ascoltare | écouter, -ter | <text:span text:style-name="T5">to listen</text:span>, -tate | -tieren. ⊂ aure cli [ <text:span text:style-name="T5">aut</text:span> clu?] -ta. </text:p>
        </text:list-item>
        <text:list-item>
          <text:p text:style-name="P86">—<text:span text:style-name="T3">tione</text:span> 100 | -zione | -tion | -tion | -tion. </text:p>
        </text:list-item>
        <text:list-item>
          <text:p text:style-name="P86">—<text:span text:style-name="T3">tore</text:span> -tor | ascoltatore | écouteur | -tor | -tor. = auditore. </text:p>
        </text:list-item>
        <text:list-item>
          <text:p text:style-name="P86"><text:soft-page-break/><text:span text:style-name="T3">auso</text:span> -us = que e aude. </text:p>
        </text:list-item>
        <text:list-item>
          <text:p text:style-name="P86"><text:span text:style-name="T3">auspicio</text:span> -um | -cio | -ce | -ce | -cien. = augurio. ⊂ av(i) spec(e) -io. </text:p>
        </text:list-item>
        <text:list-item>
          <text:p text:style-name="P86"><text:span text:style-name="T3">austeritate</text:span> 100 | -tà | -érité | -ty | -tät. </text:p>
        </text:list-item>
        <text:list-item>
          <text:p text:style-name="P86"><text:span text:style-name="T3">austero</text:span> ē -us | -tero | -tère | -tere | -ter. = ruvido, rigido, severo. ⊂ G. austērós. </text:p>
        </text:list-item>
        <text:list-item>
          <text:p text:style-name="P86"><text:span text:style-name="T3">australe</text:span> -is | -ale | -al | -al | -al. </text:p>
        </text:list-item>
        <text:list-item>
          <text:p text:style-name="P86"><text:span text:style-name="T3">austro</text:span> -ter | austro | auster, austre | auster | Auster. = sud, vento de sud. ⊃ australe. </text:p>
        </text:list-item>
        <text:list-item>
          <text:p text:style-name="P86"><text:span text:style-name="T3">AUT</text:span> aut | o | ou | <text:span text:style-name="T5">or</text:span> | <text:span text:style-name="T5">oder</text:span> | H. o | P. ou. </text:p>
        </text:list-item>
        <text:list-item>
          <text:p text:style-name="P86">L. autem = nunc, sed. </text:p>
        </text:list-item>
        <text:list-item>
          <text:p text:style-name="P86"><text:span text:style-name="T3">authentica</text:span> -ĭco | autenticare | -quer | -cate | -cieren. = fac authentico. </text:p>
        </text:list-item>
        <text:list-item>
          <text:p text:style-name="P86">—<text:span text:style-name="T3">itate</text:span> | autenticità | -té | -ty | -tät. </text:p>
        </text:list-item>
        <text:list-item>
          <text:p text:style-name="P86"><text:span text:style-name="T3">authentico</text:span> ĭ 300 | autentico | -tique | -tic | -tisch. = vero, genuino. ⊂ G. -icós. </text:p>
        </text:list-item>
        <text:list-item>
          <text:p text:style-name="P86"><text:span text:style-name="T3">auto-</text:span>, G. autós = se ipso. </text:p>
        </text:list-item>
        <text:list-item>
          <text:p text:style-name="P86">—<text:span text:style-name="T3">biographia</text:span> | -fia | -phie | -phy | -phie. </text:p>
        </text:list-item>
        <text:list-item>
          <text:p text:style-name="P86">—<text:span text:style-name="T3">chthone</text:span> ŏ 100 | -ctone | -chtone | -chton | -ne. = aborigine, nativo. ⊂ G. autóchthōn ⊂ auto [ipso] chthon [terra]. </text:p>
        </text:list-item>
        <text:list-item>
          <text:p text:style-name="P86">—<text:span text:style-name="T3">crata</text:span> | -ate | -ate | -at | -at. = monarcha absoluto. ⊂ G. -t <text:span text:style-name="T3">ē</text:span>s. ⊂ auto crato [imperio]. </text:p>
        </text:list-item>
        <text:list-item>
          <text:p text:style-name="P86">——<text:span text:style-name="T3">ia</text:span> ī | -zia | -tie | -cy | -tie. ⊂ G. -cráteia. ⊂ autocrat(a) -īa. </text:p>
        </text:list-item>
        <text:list-item>
          <text:p text:style-name="P86">——<text:span text:style-name="T3">ico</text:span> -ĭcus | -tico | -tique | -tic | -tisch. </text:p>
        </text:list-item>
        <text:list-item>
          <text:p text:style-name="P86">—<text:span text:style-name="T3">graphia</text:span> | -fia | -phie | -phy | -phie. = autographo, scientia de autographos, reproductione de scripto per lithographia. </text:p>
        </text:list-item>
        <text:list-item>
          <text:p text:style-name="P86">—<text:span text:style-name="T3">graphico</text:span> -ĭcus | -fico | -phique | -phic | -aphisch. ⊂ autograph(o) -ico. </text:p>
        </text:list-item>
        <text:list-item>
          <text:p text:style-name="P86">—<text:span text:style-name="T3">grapho</text:span> ă 200 | -fo | -phe | -ph | -ph. ⊂ G. -tógraphos. ⊂ auto graph -o. </text:p>
        </text:list-item>
        <text:list-item>
          <text:p text:style-name="P86">—<text:span text:style-name="T3">matico</text:span> -ĭcus | -tico | -tique | -tic, -tical | -tisch. ⊂ automat(o) -ico. </text:p>
        </text:list-item>
        <text:list-item>
          <text:p text:style-name="P86">—<text:span text:style-name="T3">mato</text:span> ă 200 | automa | -ate | -aton | -at. = machina que move se. ⊂ G. -ómaton. ⊂ auto [se ipso] ma [mene] -to. </text:p>
        </text:list-item>
        <text:list-item>
          <text:p text:style-name="P86">—<text:span text:style-name="T3">mobile</text:span> -ĭlis | -bile | -bile | -bile, <text:span text:style-name="T5">motor-car</text:span> | -bil. ⊂ auto mobile </text:p>
        </text:list-item>
        <text:list-item>
          <text:p text:style-name="P86">—<text:span text:style-name="T3">nomia</text:span> | -mia | -mie | -my | -mie. ⊂ G. -ía. ⊂ G. autonom(o) -ia. </text:p>
        </text:list-item>
        <text:list-item>
          <text:p text:style-name="P86">—<text:span text:style-name="T3">nomo</text:span> ŏ | -omo | -ome | -omous | -nom. ⊂ G. autónomos = (que habe) auto [proprio] nomo [lege]. </text:p>
        </text:list-item>
        <text:list-item>
          <text:p text:style-name="P86">—<text:span text:style-name="T3">psia</text:span> | -psia | -psie | -psy | -psie. ⊂ G. -ía. ⊂ auto opsi [visione] -(i)a. </text:p>
        </text:list-item>
        <text:list-item>
          <text:p text:style-name="P86"><text:span text:style-name="T3">autumnale</text:span> -is | autunnale | automnal | -al | -al. = de autumno. </text:p>
        </text:list-item>
        <text:list-item>
          <text:p text:style-name="P86"><text:span text:style-name="T3">autumno</text:span> -us | autunno | automne | autumn | <text:span text:style-name="T5">Herbst</text:span>. ⊃ autumnale. </text:p>
        </text:list-item>
        <text:list-item>
          <text:p text:style-name="P86"><text:span text:style-name="T3">auxilia</text:span> -or | <text:span text:style-name="T5">aiutare</text:span> | <text:span text:style-name="T5">aider</text:span> | <text:span text:style-name="T5">to aid</text:span> | -liieren. = da auxilio. </text:p>
        </text:list-item>
        <text:list-item>
          <text:p text:style-name="P86"><text:span text:style-name="T3">auxiliare</text:span> -is = </text:p>
        </text:list-item>
        <text:list-item>
          <text:p text:style-name="P86"><text:span text:style-name="T3">auxiliario</text:span> -us | ausiliario, ausiliare | -liaire | -liar, -liary | -liar. = que auxilia. </text:p>
        </text:list-item>
        <text:list-item>
          <text:p text:style-name="P86"><text:span text:style-name="T3">auxilio</text:span> -um | <text:span text:style-name="T5">aiuto, soccorso</text:span> | <text:span text:style-name="T5">aide</text:span> | <text:span text:style-name="T5">aid</text:span> | <text:span text:style-name="T5">Hilfe</text:span>. ⊃ auxilia, -are, -ario. ⊂ auge. </text:p>
        </text:list-item>
        <text:list-item>
          <text:p text:style-name="P86"><text:span text:style-name="T3">avaritia</text:span> -a | -zia | -ce | -ce | -tia. ⊂ avar(o) -itia. </text:p>
        </text:list-item>
        <text:list-item>
          <text:p text:style-name="P86"><text:span text:style-name="T3">avaro</text:span> -us | avaro | avare | avaricious. = que ave. ⊃ avaritia. </text:p>
        </text:list-item>
        <text:list-item>
          <text:p text:style-name="P86"><text:soft-page-break/><text:span text:style-name="T3">ave</text:span> -eo = <text:span text:style-name="T5">es</text:span> avido, <text:span text:style-name="T5">es</text:span> avaro, cupe. </text:p>
        </text:list-item>
        <text:list-item>
          <text:p text:style-name="P86">ave -eo = es sano, vale, have. </text:p>
        </text:list-item>
        <text:list-item>
          <text:p text:style-name="P86">ave -is = avi. </text:p>
        </text:list-item>
        <text:list-item>
          <text:p text:style-name="P86"><text:span text:style-name="T3">avena</text:span> -a | I. H. P. avena | F. avoine | <text:span text:style-name="T5">oats</text:span> | <text:span text:style-name="T5">Hafer</text:span> | R. oves. = Bot. « avena sativa ». ⊂ E. ⊃ R. </text:p>
        </text:list-item>
        <text:list-item>
          <text:p text:style-name="P86"><text:span text:style-name="T3">AVI</text:span> -is | uccello | oiseau | <text:span text:style-name="T5">bird</text:span> | <text:span text:style-name="T5">Vogel</text:span> | H. P. ave. ⊃ aviatione, aviario, aviatore, augure, auspicio. </text:p>
        </text:list-item>
        <text:list-item>
          <text:p text:style-name="P86"><text:span text:style-name="T3">aviario</text:span> -um | -rio | <text:span text:style-name="T5">volière</text:span> | -ry | -rium. = loco pro avi. </text:p>
        </text:list-item>
        <text:list-item>
          <text:p text:style-name="P86"><text:span text:style-name="T3">aviatione</text:span> | -zione | -tion | -tion | -tion. ⊂ avi -atione. </text:p>
        </text:list-item>
        <text:list-item>
          <text:p text:style-name="P86"><text:span text:style-name="T3">aviatore</text:span> | -tore | -teur | -tor | -tor. ⊂ avi -atore. </text:p>
        </text:list-item>
        <text:list-item>
          <text:p text:style-name="P86"><text:span text:style-name="T3">avido</text:span> -ĭdus | -ido | -ide | -id | -id. = cupido, vorace. ⊂ av(e) -ido. </text:p>
        </text:list-item>
        <text:list-item>
          <text:p text:style-name="P86">—<text:span text:style-name="T3">itate</text:span> -tas | -tà | -té | -ty | -tät. </text:p>
        </text:list-item>
        <text:list-item>
          <text:p text:style-name="P86"><text:span text:style-name="T3">AVO</text:span> -us | <text:span text:style-name="T5">nonno</text:span>, avo | aïeul | <text:span text:style-name="T5">grand-father</text:span> | <text:span text:style-name="T5">Grossvater</text:span> | H. abuelo | P. avo. = patre de patre, ascendente de genitore. ⊃ atavismo, avunculo. </text:p>
        </text:list-item>
        <text:list-item>
          <text:p text:style-name="P86"><text:span text:style-name="T3">avunculo</text:span> -ŭlus | <text:span text:style-name="T5">zio</text:span> | oncle | uncle | Onkel. = fratre de patre aut de matre. </text:p>
        </text:list-item>
        <text:list-item>
          <text:p text:style-name="P86">axe -is = axi. </text:p>
        </text:list-item>
        <text:list-item>
          <text:p text:style-name="P86"><text:span text:style-name="T3">AXI</text:span> -is | asse (d’una ruota) | axe, essieu | axis, axle | Achse | H. eje | P. axe. ⊂ E. ⊃ G. áxōn, D. Achse, R. osï, S. acs’a. </text:p>
        </text:list-item>
        <text:list-item>
          <text:p text:style-name="P86">—<text:span text:style-name="T3">iale</text:span> | assiale | -ial | -ial | -ial. ⊂ axi -ale. </text:p>
        </text:list-item>
        <text:list-item>
          <text:p text:style-name="P86"><text:span text:style-name="T3">axilla</text:span> -a | ascella | aisselle | <text:span text:style-name="T5">shoulder</text:span>, axil | Achsel. ⊃ axillare. ⊂ E. ⊂ axi -la. ⊃ D. </text:p>
        </text:list-item>
        <text:list-item>
          <text:p text:style-name="P86">—<text:span text:style-name="T3">are</text:span> | ascellare | -aire | -ar | -ar. </text:p>
        </text:list-item>
        <text:list-item>
          <text:p text:style-name="P86">G. axio áxios = valido, justo, digno. </text:p>
        </text:list-item>
        <text:list-item>
          <text:p text:style-name="P86"><text:span text:style-name="T3">axioma</text:span>(te) 200 | assioma | -ome | -om | -om. = propositione fundamentale, principio. ⊂ G. axíōma ⊂ axio -ma. </text:p>
        </text:list-item>
        <text:list-item>
          <text:p text:style-name="P86">—<text:span text:style-name="T3">tico</text:span> | assiomatico | -ique | -ic | -isch. ⊂ G. axiōmaticós ⊂ axiomat(e) -ĭco. </text:p>
        </text:list-item>
        <text:list-item>
          <text:p text:style-name="P86"><text:span text:style-name="T3">azimut</text:span> (ex Arabo) | -ut | -ut | -uth | -uth. = angulo de plano verticale cum meridiano. </text:p>
        </text:list-item>
        <text:list-item>
          <text:p text:style-name="P86"><text:span text:style-name="T3">azoto</text:span> | -to | -te | -te | -te. = nitrogenio. ⊂ a- [sine] zo(e) [vita] -to. </text:p>
        </text:list-item>
        <text:list-item>
          <text:p text:style-name="P36"><text:span text:style-name="T3">azymo</text:span> 300 | azimo | -me | -mous | -mon. = pane sine fermento. ⊂ G. ázumos ⊂ a- [sine] zymē [fermento]. </text:p>
        </text:list-item>
      </text:list>
      <text:p text:style-name="Text_20_body"><text:span text:style-name="T3">B</text:span> </text:p>
      <text:list xml:id="list4206822879" text:style-name="L28">
        <text:list-item>
          <text:p text:style-name="P87">G. ba baínō = i. ⊃ ba(si), (acro)ba(to). </text:p>
        </text:list-item>
        <text:list-item>
          <text:p text:style-name="P87"><text:span text:style-name="T3">bacca</text:span> -a | bacca | baie | bay, <text:span text:style-name="T5">berry</text:span> | <text:span text:style-name="T5">Beere</text:span>, Bacca. = fructu de lauro et similes. </text:p>
        </text:list-item>
        <text:list-item>
          <text:p text:style-name="P87"><text:span text:style-name="T3">Baccho</text:span> -us | Bacco | -us | -us | -us. ⊂ G. Bácchos, deo de vino. </text:p>
        </text:list-item>
        <text:list-item>
          <text:p text:style-name="P87">—<text:span text:style-name="T3">anale</text:span> -al | baccanale | -nal | -nal | -nal. = festo in honore de Baccho. </text:p>
        </text:list-item>
        <text:list-item>
          <text:p text:style-name="P87">—<text:span text:style-name="T3">ante</text:span> -ns | baccante | -nte | -nt | -nt. = sacerdotissa de Baccho. </text:p>
        </text:list-item>
        <text:list-item>
          <text:p text:style-name="P87">—<text:span text:style-name="T3">ico</text:span> -ĭcus | -ico | -ique | -ic. ⊂ G. -icós. ⊂ Bacch(o) -ico. </text:p>
        </text:list-item>
        <text:list-item>
          <text:p text:style-name="P87"><text:span text:style-name="T3">bacillo</text:span> -um | -illo | -ille | -illus | -illus. = parvo baculo; animale microscopico in forma de bacillo. </text:p>
        </text:list-item>
        <text:list-item>
          <text:p text:style-name="P87"><text:soft-page-break/><text:span text:style-name="T3">bacterio</text:span> | -erio | -érie | -erium | -erie. = animale microscopico, vocato etiam <text:span text:style-name="T5">bacillo</text:span>. ⊂ G. bact <text:span text:style-name="T3">ē</text:span>rion = baculo. </text:p>
        </text:list-item>
        <text:list-item>
          <text:p text:style-name="P87"><text:span text:style-name="T3">baculo</text:span> -ŭlum | <text:span text:style-name="T5">bastone</text:span>, bacchio, bacchetta | <text:span text:style-name="T5">bâton</text:span>, baguette (bâcler, debâcle) | <text:span text:style-name="T5">stick</text:span> (debacle) | <text:span text:style-name="T5">Stock</text:span>, Bakel. ⊃ bacillo. </text:p>
        </text:list-item>
        <text:list-item>
          <text:p text:style-name="P87"><text:span text:style-name="T3">badio</text:span> -us | baio | bai | bay. = colore quasi rubro de equos. </text:p>
        </text:list-item>
        <text:list-item>
          <text:p text:style-name="P87"><text:span text:style-name="T3">bala</text:span> -o | belare | bêler | to bleat | blöken. = fac voce de ovi. </text:p>
        </text:list-item>
        <text:list-item>
          <text:p text:style-name="P87"><text:span text:style-name="T3">balæna</text:span> -a | balena | baleine | <text:span text:style-name="T5">whale</text:span>, baleen [osse de balæna] | <text:span text:style-name="T5">Walfisch</text:span>. = Zool. « balæna mysticetus ». ⊂ G. phálæna. </text:p>
        </text:list-item>
        <text:list-item>
          <text:p text:style-name="P87"><text:span text:style-name="T3">balbo</text:span> -us | balbo, balbuziente | balbutiant. = que balbuti. </text:p>
        </text:list-item>
        <text:list-item>
          <text:p text:style-name="P87"><text:span text:style-name="T3">balbuti</text:span> ū –io | balbettare | -tier | -tiate | -tieren. </text:p>
        </text:list-item>
        <text:list-item>
          <text:p text:style-name="P87"><text:span text:style-name="T3">balla</text:span> 400 | -are (ballo, -etto) | <text:span text:style-name="T5">danser</text:span> (bal, ballet) | <text:span text:style-name="T5">to dance</text:span> (ball, ballet) | <text:span text:style-name="T5">tanzen</text:span> (Ball, Ballett). = salta, duc chorea. ⊂ G. ballízō. </text:p>
        </text:list-item>
        <text:list-item>
          <text:p text:style-name="P87">G. balle bállō = jacta. ⊃ ball <text:span text:style-name="T5">ista</text:span>, <text:span text:style-name="T5">em</text:span>ble <text:span text:style-name="T5">ma</text:span>, <text:span text:style-name="T5">pro</text:span>ble <text:span text:style-name="T5">ma</text:span>, <text:span text:style-name="T5">amphi</text:span>bol <text:span text:style-name="T5">o</text:span>, <text:span text:style-name="T5">dia</text:span>bol <text:span text:style-name="T5">o</text:span>, <text:span text:style-name="T5">sym</text:span>bol <text:span text:style-name="T5">o</text:span>, <text:span text:style-name="T5">para</text:span>bol <text:span text:style-name="T5">a</text:span>, <text:span text:style-name="T5">hyper</text:span>bol <text:span text:style-name="T5">a</text:span>, bol <text:span text:style-name="T5">ide</text:span>. </text:p>
        </text:list-item>
        <text:list-item>
          <text:p text:style-name="P87"><text:span text:style-name="T3">ballista</text:span> -a | balista, balestra | baliste | -sta | -sten. ⊂ ball(e) -ista. </text:p>
        </text:list-item>
        <text:list-item>
          <text:p text:style-name="P87">—<text:span text:style-name="T3">ica</text:span> -ĭca | balistica | balistique | -ics | -ik. ⊂ ballistic(o) -a [scientia]. </text:p>
        </text:list-item>
        <text:list-item>
          <text:p text:style-name="P87">—<text:span text:style-name="T3">ico</text:span> -ĭcus | -ico | -ique | -ic | -isch. ⊂ ballist(a) -ico. = de projectile. </text:p>
        </text:list-item>
        <text:list-item>
          <text:p text:style-name="P87"><text:span text:style-name="T3">balneario</text:span> -us | -eario | -éaire | -eary. = de balneo. </text:p>
        </text:list-item>
        <text:list-item>
          <text:p text:style-name="P87"><text:span text:style-name="T3">balneo</text:span> -um | bagno | bain | <text:span text:style-name="T5">bath</text:span> | <text:span text:style-name="T5">Bad</text:span> (Balneographie). ⊃ balneario. ⊂ G. balaneîon. </text:p>
        </text:list-item>
        <text:list-item>
          <text:p text:style-name="P87"><text:span text:style-name="T3">balsamico</text:span> -ĭcus | -ico | -ique | -ic | -isch. = de balsamo. </text:p>
        </text:list-item>
        <text:list-item>
          <text:p text:style-name="P87"><text:span text:style-name="T3">balsamo</text:span> -ămum | -amo | baume | balsam, balm | -am. ⊂ G. bálsamon. ⊂ Hebraico balsam. </text:p>
        </text:list-item>
        <text:list-item>
          <text:p text:style-name="P87">G. bapte báptō = merge, lava. ⊃ -ismo, -iza. </text:p>
        </text:list-item>
        <text:list-item>
          <text:p text:style-name="P87"><text:span text:style-name="T3">baptismo</text:span> 300 | battesimo | baptême | -ism | -isma. ⊂ G. -ismós. ⊂ bapt(e) -ismo. </text:p>
        </text:list-item>
        <text:list-item>
          <text:p text:style-name="P87"><text:span text:style-name="T3">baptisterio</text:span> 100 | battistero | -ère | -ry | -rium. ⊂ G. -st <text:span text:style-name="T3">ē</text:span>rion = lavacro. </text:p>
        </text:list-item>
        <text:list-item>
          <text:p text:style-name="P87"><text:span text:style-name="T3">baptiza</text:span> 400 | battezzare | -iser | -ize | -sieren. ⊂ G. baptízō. </text:p>
        </text:list-item>
        <text:list-item>
          <text:p text:style-name="P87"><text:span text:style-name="T3">barathro</text:span> -ăthrum | -tro | -thre | -thron | -thron. = abysso. ⊂ G. bárathron. </text:p>
        </text:list-item>
        <text:list-item>
          <text:p text:style-name="P87"><text:span text:style-name="T3">BARBA</text:span> -a | barba | -barbe | beard | Bart | H. P. barba. ⊂ E. bhardha ⊃ A. D., R. boroda. </text:p>
        </text:list-item>
        <text:list-item>
          <text:p text:style-name="P87"><text:span text:style-name="T3">barbaro</text:span> -ărus | -ro | -re | -rous | -ar. ⊂ G. bárbaros = que <text:span text:style-name="T5">balbuti</text:span> græco, ne græco. </text:p>
        </text:list-item>
        <text:list-item>
          <text:p text:style-name="P87">—<text:span text:style-name="T3">ie</text:span> -es | -rie | -rie | -rity | -rei. </text:p>
        </text:list-item>
        <text:list-item>
          <text:p text:style-name="P87">—<text:span text:style-name="T3">ismo</text:span> -us | -smo | -sme | -sm | -smus. ⊂ G. -ismós. ⊂ barbar(o) -ismo. </text:p>
        </text:list-item>
        <text:list-item>
          <text:p text:style-name="P87">—<text:span text:style-name="T3">iza</text:span> | -zzare | -ser | -ze | -sieren. ⊂ G. barbarízō ⊂ barbar(o) -iza. </text:p>
        </text:list-item>
        <text:list-item>
          <text:p text:style-name="P87"><text:span text:style-name="T3">barbato</text:span> ā -us | -ato, -uto | barbu | bearded, -ate. = cum barba. </text:p>
        </text:list-item>
        <text:list-item>
          <text:p text:style-name="P87"><text:span text:style-name="T3">barometro</text:span> ĕ | -tro | -étre | -ter | -ter. = mensuratore de pondere (pressione) de atmosphæra. ⊂ bar(y) -o- metro. </text:p>
        </text:list-item>
        <text:list-item>
          <text:p text:style-name="P87">—<text:span text:style-name="T3">ico</text:span> -ĭcus | -ico | -étrique | -ic | -isch. </text:p>
        </text:list-item>
        <text:list-item>
          <text:p text:style-name="P87"><text:span text:style-name="T3">bario</text:span> N | -io | -yum | -ium -ium. = metallo simplice, in Chemia « Ba ». ⊂ bar(y) -io. </text:p>
        </text:list-item>
        <text:list-item>
          <text:p text:style-name="P87">G. bary barús = || grave. ⊃ barometro, bario, barytono. </text:p>
        </text:list-item>
        <text:list-item>
          <text:p text:style-name="P87"><text:span text:style-name="T3">barytono</text:span> ŏ | -itono | -ton | -tone | -tonon. ⊂ G. barútonos ⊂ bary <text:soft-page-break/>tono. = qui habe voce grave. </text:p>
        </text:list-item>
        <text:list-item>
          <text:p text:style-name="P87">basa | -sare | -ser | -se | -sieren. = pone basi, funda. </text:p>
        </text:list-item>
        <text:list-item>
          <text:p text:style-name="P87"><text:span text:style-name="T3">basalte</text:span> 100 | -alto | -alte | -alt | -alt. = marmore de Æthiopia. </text:p>
        </text:list-item>
        <text:list-item>
          <text:p text:style-name="P87"><text:span text:style-name="T3">basi</text:span> -is | base | base | base, basis | Base, Basis. ⊂ G. básis ⊂ ba -si. </text:p>
        </text:list-item>
        <text:list-item>
          <text:p text:style-name="P87"><text:span text:style-name="T3">basia</text:span> -o | baciare | basier. = da basio, oscula. </text:p>
        </text:list-item>
        <text:list-item>
          <text:p text:style-name="P87"><text:span text:style-name="T3">basilica</text:span> -ĭca | -ica | -ique | -ica | -ika. ⊂ G. -ic <text:span text:style-name="T3">ē</text:span>. = domo de rege, magno ædificio publico; (post Constantino † 337) templo magno. </text:p>
        </text:list-item>
        <text:list-item>
          <text:p text:style-name="P87"><text:span text:style-name="T3">basilico</text:span> -ĭcum | -ico | -ic | basil | -icum. = Bot. « ocynum basilicum ». ⊂ G. -icón. = de rege. </text:p>
        </text:list-item>
        <text:list-item>
          <text:p text:style-name="P87"><text:span text:style-name="T3">basilisco</text:span> 100 | -isco | -ic | -isk | -isk. = Zool. « basilicus mitratus ». ⊂ G. basilíscos = parvo rege. </text:p>
        </text:list-item>
        <text:list-item>
          <text:p text:style-name="P87"><text:span text:style-name="T3">basio</text:span> -um | bacio | baiser | <text:span text:style-name="T5">kiss</text:span>, buss | <text:span text:style-name="T5">Kuss</text:span>. = osculo. </text:p>
        </text:list-item>
        <text:list-item>
          <text:p text:style-name="P87"><text:span text:style-name="T3">battue</text:span> -o | battere | battre, <text:span text:style-name="T5">frapper</text:span> | to batter, beat | <text:span text:style-name="T5">schlagen</text:span>. = percute, flagella, quate, verbera, pulsa, tunde, pugna. ⊂ ex Gallico. </text:p>
        </text:list-item>
        <text:list-item>
          <text:p text:style-name="P87"><text:span text:style-name="T3">bea</text:span> -o | beare. = <text:span text:style-name="T5">fac</text:span> bea <text:span text:style-name="T5">to</text:span>. </text:p>
        </text:list-item>
        <text:list-item>
          <text:p text:style-name="P87"><text:span text:style-name="T3">beato</text:span> -us | beato | béat, <text:span text:style-name="T5">heureux</text:span> | <text:span text:style-name="T5">happy</text:span> | <text:span text:style-name="T5">selig</text:span>, Beatus. = felice. ⊂ bea -to. </text:p>
        </text:list-item>
        <text:list-item>
          <text:p text:style-name="P87">—<text:span text:style-name="T3">itudine</text:span> -udo -udĭn- | -dine | béatitude | -de. </text:p>
        </text:list-item>
        <text:list-item>
          <text:p text:style-name="P87">—<text:span text:style-name="T3">ifica</text:span> ĭ 400 | -are | béatifier | beatify | -cieren. ⊂ beat(o) -i- fac. </text:p>
        </text:list-item>
        <text:list-item>
          <text:p text:style-name="P87">——<text:span text:style-name="T3">tione</text:span> | -zione | -tion | -tion | -tion. </text:p>
        </text:list-item>
        <text:list-item>
          <text:p text:style-name="P87"><text:span text:style-name="T3">becco</text:span> 200 | -co | bec | beak | <text:span text:style-name="T5">Schnabel</text:span>. = rostro. ⊂ ex Celto. </text:p>
        </text:list-item>
        <text:list-item>
          <text:p text:style-name="P87"><text:span text:style-name="T3">bellico</text:span> -ĭcus | -ico | -iqueux | -icous | -icos. ⊂ bell(o) -ico. </text:p>
        </text:list-item>
        <text:list-item>
          <text:p text:style-name="P87"><text:span text:style-name="T3">belligera</text:span> -ĕro | -are | -érer | -ate. = es belligero </text:p>
        </text:list-item>
        <text:list-item>
          <text:p text:style-name="P87"><text:span text:style-name="T3">belligerante</text:span> = </text:p>
        </text:list-item>
        <text:list-item>
          <text:p text:style-name="P87"><text:span text:style-name="T3">belligero</text:span> -gĕr | -rante, -ro | -érant | -rent | -rant. ⊂ bell(o) -i- ger(e) -o. </text:p>
        </text:list-item>
        <text:list-item>
          <text:p text:style-name="P87"><text:span text:style-name="T3">bello</text:span> -um | <text:span text:style-name="T5">guerra</text:span> | <text:span text:style-name="T5">guerre</text:span> | <text:span text:style-name="T5">war</text:span> | <text:span text:style-name="T5">Krieg</text:span>. ⊃ bellico, belligero, debella, rebelle. ⊂ duello. </text:p>
        </text:list-item>
        <text:list-item>
          <text:p text:style-name="P87">bello -us | -o | beau | beau <text:span text:style-name="T5">tiful</text:span>, <text:span text:style-name="T5">fair</text:span> | <text:span text:style-name="T5">schön</text:span>. = pulcro, formoso, decoro, gentile, commodo, utile, sano. ⊂ bon(o) -lo. </text:p>
        </text:list-item>
        <text:list-item>
          <text:p text:style-name="P87"><text:span text:style-name="T3">bene</text:span> -e | bene | bien | <text:span text:style-name="T5">well</text:span> | <text:span text:style-name="T5">gut</text:span>. ⊃ bene <text:span text:style-name="T5">ficio</text:span>, bene <text:span text:style-name="T5">volo</text:span>, beni <text:span text:style-name="T5">gno</text:span>, bene <text:span text:style-name="T5">dic</text:span>. = in modo bono. </text:p>
        </text:list-item>
        <text:list-item>
          <text:p text:style-name="P87">—<text:span text:style-name="T3">dic</text:span> -o | -ire | bénir | <text:span text:style-name="T5">to bless</text:span> | -cieren. = dic bene. </text:p>
        </text:list-item>
        <text:list-item>
          <text:p text:style-name="P87">—<text:span text:style-name="T3">dictione</text:span> 200 | -zione | bénédiction | -tion | -tion. </text:p>
        </text:list-item>
        <text:list-item>
          <text:p text:style-name="P87">—<text:span text:style-name="T3">fac</text:span> -cio | -ficare. = fac bono, da beneficio. </text:p>
        </text:list-item>
        <text:list-item>
          <text:p text:style-name="P87">—<text:span text:style-name="T3">facto</text:span> -um | -fizio | bienfait | -fit. ⊂ benefac -to. </text:p>
        </text:list-item>
        <text:list-item>
          <text:p text:style-name="P87">—<text:span text:style-name="T3">factore</text:span> | -ttore | bienfaiteur | -tor | -tor. = qui benefac, benefico. </text:p>
        </text:list-item>
        <text:list-item>
          <text:p text:style-name="P87">—<text:span text:style-name="T3">ficentia</text:span> -a | -enza | bienfaisance | -ence | -enz. = ton benefac. </text:p>
        </text:list-item>
        <text:list-item>
          <text:p text:style-name="P87">—<text:span text:style-name="T3">ficiario</text:span> -us | -iario | bénéficiaire | -iary | -iat. = qui recipe beneficio. </text:p>
        </text:list-item>
        <text:list-item>
          <text:p text:style-name="P87">—<text:span text:style-name="T3">ficio</text:span> -um | -zio | bienfait, bénéfice | -fice, -fit | -ficium, -fiz. = ton benefac. </text:p>
        </text:list-item>
        <text:list-item>
          <text:p text:style-name="P87">—<text:span text:style-name="T3">fico</text:span> -ĭcus | -ico | bienfaisant, -ique | -icient. ⊂ bene fac -o. </text:p>
        </text:list-item>
        <text:list-item>
          <text:p text:style-name="P87">—<text:span text:style-name="T3">volente</text:span> -ens | -ente | bienveillant | -ent | -ent. = que vol bene. </text:p>
        </text:list-item>
        <text:list-item>
          <text:p text:style-name="P87">——<text:span text:style-name="T3">ia</text:span> -a | -enza | bienveillance | -ence | -enz. = to vol bene. </text:p>
        </text:list-item>
        <text:list-item>
          <text:p text:style-name="P87">—<text:span text:style-name="T3">volo</text:span> -ŏlus | benevolo | bénévole | -volent | -volent. = benevolente. </text:p>
        </text:list-item>
        <text:list-item>
          <text:p text:style-name="P87"><text:span text:style-name="T3">benigno</text:span> -us | -gno | bénin | -ign. ⊂ ben(e) -i- g(e)n(e) -o. </text:p>
        </text:list-item>
        <text:list-item>
          <text:p text:style-name="P87"><text:soft-page-break/>—<text:span text:style-name="T3">itate</text:span> -tas | -ità | -ité | -ity | -ität. </text:p>
        </text:list-item>
        <text:list-item>
          <text:p text:style-name="P87"><text:span text:style-name="T3">beryllo</text:span> 100 | -illo | béryl | -yl | -yll. ⊂ G. 'bēryllos. </text:p>
        </text:list-item>
        <text:list-item>
          <text:p text:style-name="P87"><text:span text:style-name="T3">bestia</text:span> -a | bestia | bête | beast | Bestie. </text:p>
        </text:list-item>
        <text:list-item>
          <text:p text:style-name="P87">—<text:span text:style-name="T3">le</text:span> 500 | -ale | -al | -al | -alisch. </text:p>
        </text:list-item>
        <text:list-item>
          <text:p text:style-name="P87">—<text:span text:style-name="T3">litate</text:span> | -tà | -té | -ty | -tät. </text:p>
        </text:list-item>
        <text:list-item>
          <text:p text:style-name="P87"><text:span text:style-name="T3">beta</text:span> -a | bietola | bette | beet | Beete. = Bot. « beta vulgaris ». </text:p>
        </text:list-item>
        <text:list-item>
          <text:p text:style-name="P87">bi- = duo vice ⊃ bino, bicipite, bidente, biennio, bigamo, bilance, bilingue, bipede, bivio. ⊂ E. dvi ⊃ L. duo, G. di(ploma), D. zwie(fach). </text:p>
        </text:list-item>
        <text:list-item>
          <text:p text:style-name="P87"><text:span text:style-name="T3">BIBE</text:span> -o | bere | boire | <text:span text:style-name="T5">to drink</text:span> | <text:span text:style-name="T5">trinken</text:span> | H. P. beber. = pota. ⊃ bibito, imbibe. </text:p>
        </text:list-item>
        <text:list-item>
          <text:p text:style-name="P87"><text:span text:style-name="T3">bibito</text:span> -ĭtus | bevuto | bu. = quem bibe. </text:p>
        </text:list-item>
        <text:list-item>
          <text:p text:style-name="P87">—<text:span text:style-name="T3">ore</text:span> 500 | bevitore | buveur | bibber | <text:span text:style-name="T5">Trinker</text:span>. ⊂ bib(e) -i- -tore. </text:p>
        </text:list-item>
        <text:list-item>
          <text:p text:style-name="P87"><text:span text:style-name="T3">biblia</text:span> 400 | bibbia | bible | bible | Bibel. ⊂ G. biblia, <text:span text:style-name="T5">plurale de</text:span> biblion [libro] = libro sacro. </text:p>
        </text:list-item>
        <text:list-item>
          <text:p text:style-name="P87"><text:span text:style-name="T3">biblio</text:span>, G. biblíon = libro. </text:p>
        </text:list-item>
        <text:list-item>
          <text:p text:style-name="P87">—<text:span text:style-name="T3">graphia</text:span> | -fia | -phie | -phy | -phie. = descriptione de libros. ⊂ G. biblio graph(e) -ia. </text:p>
        </text:list-item>
        <text:list-item>
          <text:p text:style-name="P87">—<text:span text:style-name="T3">graphico</text:span> -ĭcus | -fico | -ique | -ic | -isch. </text:p>
        </text:list-item>
        <text:list-item>
          <text:p text:style-name="P87">—<text:span text:style-name="T3">grapho</text:span> ă | -afo | -aphe | -apher | -aph. ⊂ G. -gráphos. </text:p>
        </text:list-item>
        <text:list-item>
          <text:p text:style-name="P87">—<text:span text:style-name="T3">mane</text:span> ă | -mane | -mane | -maniac | -man. = que habe mania de libros. </text:p>
        </text:list-item>
        <text:list-item>
          <text:p text:style-name="P87">——<text:span text:style-name="T3">ia</text:span> | -ia | -ie | -ia | -ie. </text:p>
        </text:list-item>
        <text:list-item>
          <text:p text:style-name="P87">—<text:span text:style-name="T3">philo</text:span> ĭ | -filo | -phile | -phile | -phil. = amante de libros. </text:p>
        </text:list-item>
        <text:list-item>
          <text:p text:style-name="P87">—<text:span text:style-name="T3">pola</text:span> 100 | -a | -e | -e | -a. ⊂ G. -opóles. = venditore de libros. </text:p>
        </text:list-item>
        <text:list-item>
          <text:p text:style-name="P87">—<text:span text:style-name="T3">theca</text:span> -a | -teca | -thèque | -eke | -ek. = collectione de libros. ⊂ G. biblioth <text:span text:style-name="T3">ē</text:span>cē ⊂ biblio theca. </text:p>
        </text:list-item>
        <text:list-item>
          <text:p text:style-name="P87">—<text:span text:style-name="T3">thecario</text:span> | -tecario | -écaire | -cary | -kar. = directore de bibliotheca. </text:p>
        </text:list-item>
        <text:list-item>
          <text:p text:style-name="P87"><text:span text:style-name="T3">bicipite</text:span> -ceps -cĭp- | -ipite | biceps | biceps | biceps. ⊂ bi- capite. </text:p>
        </text:list-item>
        <text:list-item>
          <text:p text:style-name="P87"><text:span text:style-name="T3">bicyclo</text:span> | biciclo | -cle | -cle | <text:span text:style-name="T5">Zweirad</text:span>. ⊂ bi- cyclo. </text:p>
        </text:list-item>
        <text:list-item>
          <text:p text:style-name="P87"><text:span text:style-name="T3">bidente</text:span> -dens | -nte | -nt | <text:span text:style-name="T5">pitch-fork</text:span>, -ntate | -ens. = cum duo dente. </text:p>
        </text:list-item>
        <text:list-item>
          <text:p text:style-name="P87"><text:span text:style-name="T3">biennale</text:span> -is | -ale | -al | -ial | -al. = de duo anno. ⊂ bi- ann(o) -ale. </text:p>
        </text:list-item>
        <text:list-item>
          <text:p text:style-name="P87"><text:span text:style-name="T3">biennio</text:span> -um | -nio. ⊂ bi- ann(o) -io. = spatio de duo anno. ⊃ -ale. </text:p>
        </text:list-item>
        <text:list-item>
          <text:p text:style-name="P87"><text:span text:style-name="T3">bifido</text:span> -ĭdus | -ido | -ide | -id. = diviso in duo parte. ⊂ bi- fi(n)d(e) -o. </text:p>
        </text:list-item>
        <text:list-item>
          <text:p text:style-name="P87"><text:span text:style-name="T3">bifurcato</text:span> | -orcato | -qué, fourchu | -cated. = furcato. </text:p>
        </text:list-item>
        <text:list-item>
          <text:p text:style-name="P87">—<text:span text:style-name="T3">ione</text:span> | -zione | -tion | -tion | -tion. </text:p>
        </text:list-item>
        <text:list-item>
          <text:p text:style-name="P87"><text:span text:style-name="T3">bigamia</text:span> | -mia | -mie | -my | -mie. = to es bigamo. </text:p>
        </text:list-item>
        <text:list-item>
          <text:p text:style-name="P87"><text:span text:style-name="T3">bigamo</text:span> ă 300 | -mo | -me | -mist | -mist. = cum duo uxore. ⊂ bi- gamo [nuptia]. </text:p>
        </text:list-item>
        <text:list-item>
          <text:p text:style-name="P87"><text:span text:style-name="T3">bilance</text:span> 500 | -cia | balance | balance | <text:span text:style-name="T5">Wage</text:span>. = libra. ⊂ bi- lance [disco, patina]. </text:p>
        </text:list-item>
        <text:list-item>
          <text:p text:style-name="P87"><text:span text:style-name="T3">bilaterale</text:span> | -ale | -éral | -al | -al. </text:p>
        </text:list-item>
        <text:list-item>
          <text:p text:style-name="P87"><text:span text:style-name="T3">bile</text:span> -is | bile | bile | bile | <text:span text:style-name="T5">Galle</text:span>, Bilis. ⊃ biliare, bilioso, atrabiliare. </text:p>
        </text:list-item>
        <text:list-item>
          <text:p text:style-name="P87">—<text:span text:style-name="T3">iare</text:span> | -are | -aire | -ary | -ar. </text:p>
        </text:list-item>
        <text:list-item>
          <text:p text:style-name="P87"><text:span text:style-name="T3">bilingue</text:span> -uis | -ue | -ue | -ual | -uisch. = que cognosce duo lingua. </text:p>
        </text:list-item>
        <text:list-item>
          <text:p text:style-name="P87"><text:soft-page-break/><text:span text:style-name="T3">bilioso</text:span> 100 | -oso | -eux | -ous | -ös. = cum bile. </text:p>
        </text:list-item>
        <text:list-item>
          <text:p text:style-name="P87"><text:span text:style-name="T3">bino</text:span> = ad duo. ⊃ binario, binoculo, combina. ⊂ bi- -no. </text:p>
        </text:list-item>
        <text:list-item>
          <text:p text:style-name="P87">—<text:span text:style-name="T3">ario</text:span> -us | -ario | -aire | -ary | -ar. </text:p>
        </text:list-item>
        <text:list-item>
          <text:p text:style-name="P87">—<text:span text:style-name="T3">oculo</text:span> | -colo | -cle | -cle | -cle, -culum. </text:p>
        </text:list-item>
        <text:list-item>
          <text:p text:style-name="P87">—<text:span text:style-name="T3">omio</text:span> 300 | -mio | -me | -mial | -m. ⊂ bi- nom(en) -io. </text:p>
        </text:list-item>
        <text:list-item>
          <text:p text:style-name="P87">bio, G. bíos = vita. ⊃ —graphia, —logia, amphi—, cœno—. </text:p>
        </text:list-item>
        <text:list-item>
          <text:p text:style-name="P87"><text:span text:style-name="T3">biographia</text:span> | -fia | -phie | -phy | -phie. = descriptione de vita (de uno homine). ⊂ bio graphia. </text:p>
        </text:list-item>
        <text:list-item>
          <text:p text:style-name="P87">—<text:span text:style-name="T3">ico</text:span> -ĭcus | -ico | -ique | -ic | -isch. </text:p>
        </text:list-item>
        <text:list-item>
          <text:p text:style-name="P87"><text:span text:style-name="T3">biologia</text:span> | -gia | -gie | -gy | -gie. = scientia de vita. ⊂ bio log(o) -ia. </text:p>
        </text:list-item>
        <text:list-item>
          <text:p text:style-name="P87">—<text:span text:style-name="T3">ico</text:span> | -ico | -ique | -ical | -isch. </text:p>
        </text:list-item>
        <text:list-item>
          <text:p text:style-name="P87"><text:span text:style-name="T3">bipede</text:span> -pes -pĕd- | -ede | -ède | -ed | -ed. = cum duo pede. </text:p>
        </text:list-item>
        <text:list-item>
          <text:p text:style-name="P87"><text:span text:style-name="T3">bis</text:span> bis | bis | bis | bis | bis. = duo vice. </text:p>
        </text:list-item>
        <text:list-item>
          <text:p text:style-name="P87"><text:span text:style-name="T3">biscocto</text:span> | -cotto | -cuit | -cuit | -cuit. ⊂ bis cocto. </text:p>
        </text:list-item>
        <text:list-item>
          <text:p text:style-name="P87"><text:span text:style-name="T3">bisectione</text:span> | -ezione | bissection | -tion | -tion. = sectione in duo parte. </text:p>
        </text:list-item>
        <text:list-item>
          <text:p text:style-name="P87"><text:span text:style-name="T3">bismutho</text:span> N | -uto | -uth | -uth | -uth. = metallo, in Chemia « Bi ». </text:p>
        </text:list-item>
        <text:list-item>
          <text:p text:style-name="P87"><text:span text:style-name="T3">bisonte</text:span> -on | -onte | -on | -on | -on. = Zool. « Bison Europæus ». ⊂ G. bísōn. </text:p>
        </text:list-item>
        <text:list-item>
          <text:p text:style-name="P87"><text:span text:style-name="T3">bissextile</text:span> ī | bisestile | -ile | -ile | -il. = anno de 366 die; que contine <text:span text:style-name="T5">bis</text:span>, <text:span text:style-name="T5">sexto</text:span> die ante calendas de Martio. </text:p>
        </text:list-item>
        <text:list-item>
          <text:p text:style-name="P87"><text:span text:style-name="T3">bitumine</text:span> -men -mĭn- | -me | -me | -men | -men. ⊃ F. A. D. béton. </text:p>
        </text:list-item>
        <text:list-item>
          <text:p text:style-name="P87">—<text:span text:style-name="T3">oso</text:span> 100 | -oso | -eux | -ous | -ös. </text:p>
        </text:list-item>
        <text:list-item>
          <text:p text:style-name="P87"><text:span text:style-name="T3">bivalve</text:span> | -ve | -ve | -ve | -ve. = cum duo valva. </text:p>
        </text:list-item>
        <text:list-item>
          <text:p text:style-name="P87"><text:span text:style-name="T3">bivio</text:span> -um | -vio | -voie | -vious | -vium. ⊂ bi- vi(a) -o. </text:p>
        </text:list-item>
        <text:list-item>
          <text:p text:style-name="P87"><text:span text:style-name="T3">blandi</text:span> -ior | -ire | <text:span text:style-name="T5">flatter</text:span> | -dish | -dieren. ⊂ bland(o) -i. </text:p>
        </text:list-item>
        <text:list-item>
          <text:p text:style-name="P87">—<text:span text:style-name="T3">tia</text:span> -a | -zie | <text:span text:style-name="T5">caresse</text:span>, <text:span text:style-name="T5">flatterie</text:span>, blandices | -ishment | -tien. </text:p>
        </text:list-item>
        <text:list-item>
          <text:p text:style-name="P87"><text:span text:style-name="T3">blando</text:span> -us | blando | <text:span text:style-name="T5">caressant</text:span> | bland | <text:span text:style-name="T5">schmeichelnd</text:span>. ⊃ blanditie, blandi. ⊂ E. ghla(n)dho ⊃ D. glatt = levigato; D. gleiten = labe; F. glisser = labe; R. gladitï = leviga. </text:p>
        </text:list-item>
        <text:list-item>
          <text:p text:style-name="P87"><text:span text:style-name="T3">blasphemia</text:span> 300 | bestemmia, -sfema | -ème | -emy | -emie. ⊂ G. -ēmía ⊂ blapte [noce] 'phēmē [fama]. </text:p>
        </text:list-item>
        <text:list-item>
          <text:p text:style-name="P87"><text:span text:style-name="T3">blatera</text:span> -ĕro | -are | <text:span text:style-name="T5">bavarder</text:span>, déblatérer | to blatter. = loque ut stulto. </text:p>
        </text:list-item>
        <text:list-item>
          <text:p text:style-name="P87"><text:span text:style-name="T3">boa</text:span> 100 | boa | boa | boa | Boa. = Zool. « boa constrictor ». </text:p>
        </text:list-item>
        <text:list-item>
          <text:p text:style-name="P87">G. bol = balle. </text:p>
        </text:list-item>
        <text:list-item>
          <text:p text:style-name="P87"><text:span text:style-name="T3">bolide</text:span> ĭ 100 | -de | -de | -de | -de. ⊂ G. bolís -ídos ⊂ bol -ide. </text:p>
        </text:list-item>
        <text:list-item>
          <text:p text:style-name="P87"><text:span text:style-name="T3">bolo</text:span> -us | bolo, <text:span text:style-name="T5">boccone</text:span> | bol | bolus, bole | Bol. = globulo, gleba, massa. ⊂ G. bôlos. </text:p>
        </text:list-item>
        <text:list-item>
          <text:p text:style-name="P87"><text:span text:style-name="T3">bombyce</text:span> ū 100 | -ice | -yx | -yx | -yx. = verme que produc serica. ⊂ G. bómbyx. </text:p>
        </text:list-item>
        <text:list-item>
          <text:p text:style-name="P87"><text:span text:style-name="T3">BONO</text:span> -us | buono | bon | <text:span text:style-name="T5">good</text:span> | <text:span text:style-name="T5">gut</text:span> | H. bueno | P. bom. = anti malo. </text:p>
        </text:list-item>
        <text:list-item>
          <text:p text:style-name="P87">—<text:span text:style-name="T3">ifica</text:span> -ĭco | -ifica | -ifier | -ify | -ificieren. </text:p>
        </text:list-item>
        <text:list-item>
          <text:p text:style-name="P87">—<text:span text:style-name="T3">itate</text:span> -tas | bontà | bonté | | -ität. ⊃ A. bounty = magnificentia. </text:p>
        </text:list-item>
        <text:list-item>
          <text:p text:style-name="P87"><text:span text:style-name="T3">borace</text:span> 100 | -ace | -ax | -ax | -ax. Vitruvio? ⊂ Arabo. </text:p>
        </text:list-item>
        <text:list-item>
          <text:p text:style-name="P87"><text:span text:style-name="T3">borborygmo</text:span> | -igmo | -igme | -ygm | -ygmus. ⊂ G. borborúgmos. = <text:soft-page-break/>rumore ventoso in intestino. </text:p>
        </text:list-item>
        <text:list-item>
          <text:p text:style-name="P87"><text:span text:style-name="T3">borea</text:span> -as | -ea | -ée | -eas | -eas. = vento de nord. ⊂ G. boréas. </text:p>
        </text:list-item>
        <text:list-item>
          <text:p text:style-name="P87">—<text:span text:style-name="T3">le</text:span> 500 | -ale | -éal | -al | -alisch. </text:p>
        </text:list-item>
        <text:list-item>
          <text:p text:style-name="P87"><text:span text:style-name="T3">boro</text:span> | boro | bore | boron | Bor, Borium. = elemento ex borace, in Chemia « B »; detecto in 1807. </text:p>
        </text:list-item>
        <text:list-item>
          <text:p text:style-name="P87"><text:span text:style-name="T3">botanica</text:span> -ĭca | -nica | -nique | -ny | -nik. ⊂ G. -ic <text:span text:style-name="T3">ē</text:span>. ⊂ botánē = herba, planta. </text:p>
        </text:list-item>
        <text:list-item>
          <text:p text:style-name="P87"><text:span text:style-name="T3">botanico</text:span> -ĭcus | -ico | -ique | -ic | -isch. = de botanica. </text:p>
        </text:list-item>
        <text:list-item>
          <text:p text:style-name="P87"><text:span text:style-name="T3">botanista</text:span> | -ista, -ico | -iste | -ist | -iker. </text:p>
        </text:list-item>
        <text:list-item>
          <text:p text:style-name="P87"><text:span text:style-name="T3">BOVE</text:span> bos | bue, bove, <text:span text:style-name="T5">vacca</text:span> | boeuf, <text:span text:style-name="T5">vache</text:span> | <text:span text:style-name="T5">ox</text:span>, cow, beef | <text:span text:style-name="T5">Ochs</text:span>, <text:span text:style-name="T5">Stier</text:span>, Kuh. = Zool. « bos taurus ». ⊂ E. gou ⊃ G. boûs, bu(colica); A. cow, D. Kuh = vacca; R. govjadina = carne de bove. </text:p>
        </text:list-item>
        <text:list-item>
          <text:p text:style-name="P87">—<text:span text:style-name="T3">ino</text:span> 400 | -ino | -in | -ine. </text:p>
        </text:list-item>
        <text:list-item>
          <text:p text:style-name="P87"><text:span text:style-name="T3">bracas</text:span> -æ | brache | braies, <text:span text:style-name="T5">culottes</text:span> | breeches | <text:span text:style-name="T5">Hose</text:span>. ⊂ ex Celto. </text:p>
        </text:list-item>
        <text:list-item>
          <text:p text:style-name="P87"><text:span text:style-name="T3">brachiale</text:span> -is | -le, bracciale | -al | -al | -al. = de brachio. </text:p>
        </text:list-item>
        <text:list-item>
          <text:p text:style-name="P87"><text:span text:style-name="T3">brachio</text:span> -um | braccio | bras | <text:span text:style-name="T5">arm</text:span> | <text:span text:style-name="T5">Arm</text:span> | H. brazo | P. braço. ⊃ brachiale. = armo. ⊂ G. brachíōn. </text:p>
        </text:list-item>
        <text:list-item>
          <text:p text:style-name="P87"><text:span text:style-name="T3">brachio</text:span> | braccio | brasse | brace | Brasse, <text:span text:style-name="T5">Elle</text:span>. = longitudine de brachio. </text:p>
        </text:list-item>
        <text:list-item>
          <text:p text:style-name="P87"><text:span text:style-name="T3">brachy-,</text:span> G. brachús = || breve. </text:p>
        </text:list-item>
        <text:list-item>
          <text:p text:style-name="P87">—<text:span text:style-name="T3">cephalo</text:span> ă | brachicefalo | -chycephale | -phalous | -phal. ⊂ G. -éphalos. ⊂ brachy cephal(ē) -o. </text:p>
        </text:list-item>
        <text:list-item>
          <text:p text:style-name="P87">—<text:span text:style-name="T3">graphia</text:span> | -fia | -phie | -phy | -phie. = scriptura breve, stenographia. </text:p>
        </text:list-item>
        <text:list-item>
          <text:p text:style-name="P87">bractea -a = tenue lamina ex auro. </text:p>
        </text:list-item>
        <text:list-item>
          <text:p text:style-name="P87"><text:span text:style-name="T3">bractea</text:span> | brattea | -ctée | -ctea, -ct. = parvo folio circa flore. </text:p>
        </text:list-item>
        <text:list-item>
          <text:p text:style-name="P87"><text:span text:style-name="T3">branchia</text:span> 100 | -chie | -chies | -chia | -chien. ⊂ G. brágchia. </text:p>
        </text:list-item>
        <text:list-item>
          <text:p text:style-name="P87"><text:span text:style-name="T3">BREVE</text:span> -is | breve | bref | brief | <text:span text:style-name="T5">kurz</text:span> | H. P. breve. = curto, anti longo. ⊃ abbreviatione, brevitate, bruma. ⊂ E. ⊃ G. brachy V. </text:p>
        </text:list-item>
        <text:list-item>
          <text:p text:style-name="P87">—<text:span text:style-name="T3">ia</text:span> -o = abbrevia, fac breve. </text:p>
        </text:list-item>
        <text:list-item>
          <text:p text:style-name="P87">—<text:span text:style-name="T3">iario</text:span> 100 | -rio | bréviaire | -ry | -ier. = breve libro. </text:p>
        </text:list-item>
        <text:list-item>
          <text:p text:style-name="P87">—<text:span text:style-name="T3">itate</text:span> -tas | -tà | brièveté | -ty | -tät. </text:p>
        </text:list-item>
        <text:list-item>
          <text:p text:style-name="P87"><text:span text:style-name="T3">bromio</text:span> | -mo | -me | -mine | Brom. = elemento de Chemia « Br ». ⊂ G. brômos = odore malo. </text:p>
        </text:list-item>
        <text:list-item>
          <text:p text:style-name="P87"><text:span text:style-name="T3">bronchia</text:span> 500 | bronchi | bronches | -chia | -chien. ⊂ G. brónchia. = canales que duc in pulmone. </text:p>
        </text:list-item>
        <text:list-item>
          <text:p text:style-name="P87">—<text:span text:style-name="T3">le</text:span> | -iale | -iale | -ial | -ial. </text:p>
        </text:list-item>
        <text:list-item>
          <text:p text:style-name="P87"><text:span text:style-name="T3">brutale</text:span> | -ale | -al | -al | -al. = ut bruto, fero, anti gentile. </text:p>
        </text:list-item>
        <text:list-item>
          <text:p text:style-name="P87">—<text:span text:style-name="T3">itate</text:span> | -ità | -ité | -ity | -ität. </text:p>
        </text:list-item>
        <text:list-item>
          <text:p text:style-name="P87"><text:span text:style-name="T3">bruto</text:span> -us | -uto | -ut | -ute | -utum. </text:p>
        </text:list-item>
        <text:list-item>
          <text:p text:style-name="P87">G. bu, boûs = || bove. ⊃ bucolico, bulimia, butyro. </text:p>
        </text:list-item>
        <text:list-item>
          <text:p text:style-name="P87"><text:span text:style-name="T3">bubone</text:span> bubo | <text:span text:style-name="T5">gufo</text:span> | <text:span text:style-name="T5">hibou</text:span> | <text:span text:style-name="T5">owl</text:span> | <text:span text:style-name="T5">Uhu</text:span>. = Zool. « strix bubo ». </text:p>
        </text:list-item>
        <text:list-item>
          <text:p text:style-name="P87"><text:span text:style-name="T3">bubonio</text:span> (L. medico) | bubbone | -bon | -bo | -bonen. = tumore. ⊂ G. bub <text:span text:style-name="T3">ō</text:span>n -ônos. </text:p>
        </text:list-item>
        <text:list-item>
          <text:p text:style-name="P87"><text:span text:style-name="T3">bucca</text:span> -a = cavitate de ore. ⊃ I. bocca, F. bouche = ore. </text:p>
        </text:list-item>
        <text:list-item>
          <text:p text:style-name="P87">—<text:span text:style-name="T3">ale</text:span> | boccale | -cal | -cal. </text:p>
        </text:list-item>
        <text:list-item>
          <text:p text:style-name="P87"><text:span text:style-name="T3">bucolica</text:span> -ĭca -ca | -ica | -ique | -ic. = (poesia) de bucolico, pastorale. </text:p>
        </text:list-item>
        <text:list-item>
          <text:p text:style-name="P87"><text:soft-page-break/>—<text:span text:style-name="T3">o</text:span> -ĭcus | -ico | -ique | -ic | -isch. ⊂ G. -icós. ⊂ bu [bove] col(e) -ĭco. </text:p>
        </text:list-item>
        <text:list-item>
          <text:p text:style-name="P87"><text:span text:style-name="T3">bulbo</text:span> -us | -lbo | -lbe | -lb | -lbus. </text:p>
        </text:list-item>
        <text:list-item>
          <text:p text:style-name="P87">—<text:span text:style-name="T3">oso</text:span> 100 | -oso | -eux | -ous | -os. = cum bulbo. </text:p>
        </text:list-item>
        <text:list-item>
          <text:p text:style-name="P87"><text:span text:style-name="T3">bulga</text:span> (Varrone) | bolgia, bolgetta | bougette, budget | bilge, bulge, bag, budget. ⊃ D. Balg = corio. = sacco ex corio, bursa, vidulo. ⊂ ex Celto, || L folle. </text:p>
        </text:list-item>
        <text:list-item>
          <text:p text:style-name="P87"><text:span text:style-name="T3">bulimia</text:span> 300 | -mia | boulimie | -my | -mie. = fame de bove. ⊂ G. -ía. ⊂ bu [bove] lim(o) [fame] -ia. </text:p>
        </text:list-item>
        <text:list-item>
          <text:p text:style-name="P87"><text:span text:style-name="T3">bulla</text:span> -a | bolla | bulle | bubble | <text:span text:style-name="T5">Blase</text:span>. = globulo (de aqua). ⊃ bulli. </text:p>
        </text:list-item>
        <text:list-item>
          <text:p text:style-name="P87"><text:span text:style-name="T3">bulla</text:span> M | bolla | bulle | bull | Bulle. = (scripto cum) sigillo (de pontifice). </text:p>
        </text:list-item>
        <text:list-item>
          <text:p text:style-name="P87"><text:span text:style-name="T3">bulli</text:span> 200 | bollire | bouillir | to boil. = emitte bullas. ⊃ ebullitione. </text:p>
        </text:list-item>
        <text:list-item>
          <text:p text:style-name="P87"><text:span text:style-name="T3">bursa</text:span> (Beda 800) | borsa | bourse | purse, burse, bourse | Börse. ⊂ G. búrsa = pelle, corio. </text:p>
        </text:list-item>
        <text:list-item>
          <text:p text:style-name="P87">busto -um = crematorio, sepulcro. ⊂ (com)busto. </text:p>
        </text:list-item>
        <text:list-item>
          <text:p text:style-name="P87">I. busto | buste | bust | Büste. = parte superiore de corpore, thorace, trunco, herma. </text:p>
        </text:list-item>
        <text:list-item>
          <text:p text:style-name="P87"><text:span text:style-name="T3">butyro</text:span> 100 | burro, butirro | beurre | butter | Butter. ⊂ G. bútyron. </text:p>
        </text:list-item>
        <text:list-item>
          <text:p text:style-name="P37"><text:span text:style-name="T3">buxo</text:span> -us | bosso | buis | box | Buchs. = Bot. « buxus sempervirens ». ⊂ G. púxos. </text:p>
        </text:list-item>
      </text:list>
      <text:p text:style-name="Text_20_body"><text:span text:style-name="T3">C</text:span> </text:p>
      <text:list xml:id="list2309698492" text:style-name="L29">
        <text:list-item>
          <text:p text:style-name="P88"><text:span text:style-name="T3">caballo</text:span> -us | cavallo | cheval | <text:span text:style-name="T5">horse</text:span> (cavalry) | <text:span text:style-name="T5">Pferd</text:span> (Cavallerie). = equo de labore; Zool. « equus caballus ». </text:p>
        </text:list-item>
        <text:list-item>
          <text:p text:style-name="P88"><text:span text:style-name="T3">cabanna</text:span> (Isidoro 600) | capanna | cabane | cabin | Cabane. = casa, tugurio. </text:p>
        </text:list-item>
        <text:list-item>
          <text:p text:style-name="P88"><text:span text:style-name="T3">caca</text:span> -o | -are | chier (caca) | to cack | kacken. </text:p>
        </text:list-item>
        <text:list-item>
          <text:p text:style-name="P88"><text:span text:style-name="T3">cacao</text:span> | -ao | -ao | -ao | Kakao. = Bot. « theobroma cacao ». ⊂ ex Mexicano. </text:p>
        </text:list-item>
        <text:list-item>
          <text:p text:style-name="P88"><text:span text:style-name="T3">cachectico</text:span> ĭ 100 | -ico | -ique | -ic | -isch. ⊂ G. -icós. ⊂ cachec(sia) -tĭco. </text:p>
        </text:list-item>
        <text:list-item>
          <text:p text:style-name="P88"><text:span text:style-name="T3">cachexia</text:span> ĭ 100 | -ssia | -xie | -xy | -xie. = malo statu de corpore. ⊂ G. -ía. ⊂ cac(o) hexi [statu, constitutione]. </text:p>
        </text:list-item>
        <text:list-item>
          <text:p text:style-name="P88">G. caco -ós = malo. ⊃ cac(hexia), caco(phonia). </text:p>
        </text:list-item>
        <text:list-item>
          <text:p text:style-name="P88"><text:span text:style-name="T3">cacophonia</text:span> | -fonia | -nie | -ny | -nie. = malo sono. ⊂ G. -phōnía. </text:p>
        </text:list-item>
        <text:list-item>
          <text:p text:style-name="P88"><text:span text:style-name="T3">cacto</text:span> 100 | -to | -tus | -tus | -tus. = Bot. « cactus melocactus ». ⊂ G. cáctos. </text:p>
        </text:list-item>
        <text:list-item>
          <text:p text:style-name="P88"><text:span text:style-name="T3">cadavere</text:span> -vĕr | -vere | -vre | -ver, <text:span text:style-name="T5">corpse</text:span> | -ver. ⊂ cade. </text:p>
        </text:list-item>
        <text:list-item>
          <text:p text:style-name="P88">—<text:span text:style-name="T3">oso</text:span> -us | -roso, -rico | -reux, -rique | -rous, -ric | -rös. = de cadavere. </text:p>
        </text:list-item>
        <text:list-item>
          <text:p text:style-name="P88"><text:span text:style-name="T3">CADE</text:span> -o | -ere | <text:span text:style-name="T5">tomber</text:span>, choir | <text:span text:style-name="T5">to fall</text:span>, <text:span text:style-name="T5">de</text:span>cay | <text:span text:style-name="T5">fallen</text:span> | H. caer | P. cahir. ⊃ cadentia, accidente, recidivo, occasione, casu, caduco, cadavere, incidente. </text:p>
        </text:list-item>
        <text:list-item>
          <text:p text:style-name="P88">—<text:span text:style-name="T3">entia</text:span> | -enza | -ence | -ence | -enz. </text:p>
        </text:list-item>
        <text:list-item>
          <text:p text:style-name="P88"><text:span text:style-name="T3">cadmia</text:span> 100 | cadmia, calamina | cadmie, calamine | cadmia, calamin | Kadmia, Galmei. = terra de Cadmo (Bœtia), continente <text:soft-page-break/>zinco et cadmio. </text:p>
        </text:list-item>
        <text:list-item>
          <text:p text:style-name="P88"><text:span text:style-name="T3">cadmio</text:span> | -io | -ium | -ium | -ium. = metallo simplice tracto ex Cadmia in 1817, cum symbolo « Cd ». </text:p>
        </text:list-item>
        <text:list-item>
          <text:p text:style-name="P88"><text:span text:style-name="T3">caduceo</text:span> -ĕus | -ceo | -cée | -ceus | -ceus. = virga de Mercurio. ⊂ G. cērúceion. </text:p>
        </text:list-item>
        <text:list-item>
          <text:p text:style-name="P88"><text:span text:style-name="T3">caduco</text:span> ū -us | -uco | -uc | -ucous, <text:span text:style-name="T5">frail</text:span>, <text:span text:style-name="T5">de</text:span>cay <text:span text:style-name="T5">ing</text:span> | -uc. ⊂ cad(e) -uco. </text:p>
        </text:list-item>
        <text:list-item>
          <text:p text:style-name="P88">—<text:span text:style-name="T3">itate</text:span> | -ità | -ité | -ity | -ität. </text:p>
        </text:list-item>
        <text:list-item>
          <text:p text:style-name="P88"><text:span text:style-name="T3">cæca</text:span> -o | accecare. = fac cæco, produc cæcitate. </text:p>
        </text:list-item>
        <text:list-item>
          <text:p text:style-name="P88"><text:span text:style-name="T3">cæco</text:span> -us | ciego | <text:span text:style-name="T5">aveugle</text:span> | <text:span text:style-name="T5">blind</text:span> | <text:span text:style-name="T5">blind</text:span> | H. ciego | P. cego. = orbo, sine oculo, que non vide. </text:p>
        </text:list-item>
        <text:list-item>
          <text:p text:style-name="P88">—<text:span text:style-name="T3">itate</text:span> -tas | cecità | cécité | cecity | Cäcität. </text:p>
        </text:list-item>
        <text:list-item>
          <text:p text:style-name="P88"><text:span text:style-name="T3">cæco</text:span> (intestino) N | cieco | cæcum | cæcum | Cæcum. = parte de intestino que es cæco, id es clauso ad uno extremitate. </text:p>
        </text:list-item>
        <text:list-item>
          <text:p text:style-name="P88"><text:span text:style-name="T3">cæde</text:span> -o = seca, finde, scinde, amputa, trunca, occide, trucida. ⊃ conciso, decide, incide, occide, cæsura, cæmento, homicidio, fratricida, circumcide, cæso, præciso. </text:p>
        </text:list-item>
        <text:list-item>
          <text:p text:style-name="P88"><text:span text:style-name="T3">cæde</text:span> -es = strage, trucidatione, occisione. </text:p>
        </text:list-item>
        <text:list-item>
          <text:p text:style-name="P88"><text:span text:style-name="T3">cæleste</text:span> -is | celeste | céleste | celestial | <text:span text:style-name="T5">himmlisch</text:span>. = de cælo. </text:p>
        </text:list-item>
        <text:list-item>
          <text:p text:style-name="P88"><text:span text:style-name="T3">cælibe</text:span> cælebs -lĭb- | celibe | célibitaire | celibate | cælebs. = sine uxore. </text:p>
        </text:list-item>
        <text:list-item>
          <text:p text:style-name="P88">—<text:span text:style-name="T3">atu</text:span> 100 | celibatu | célibat | celibate | Cælibat. </text:p>
        </text:list-item>
        <text:list-item>
          <text:p text:style-name="P88"><text:span text:style-name="T3">cælicola</text:span> -ŏla | | célicole | | -la. = habitante de cælo, divo. </text:p>
        </text:list-item>
        <text:list-item>
          <text:p text:style-name="P88"><text:span text:style-name="T3">CÆLO</text:span> -um | cielo | ciel | <text:span text:style-name="T5">heaven</text:span>, <text:span text:style-name="T5">sky</text:span>, ceil | <text:span text:style-name="T5">Himmel</text:span> | H. cielo | P. ceo. ⊃ cæleste, cælicola. </text:p>
        </text:list-item>
        <text:list-item>
          <text:p text:style-name="P88">cælo -um = scalpro, instrumento pro sculpe aut incide. ⊂ cæde. </text:p>
        </text:list-item>
        <text:list-item>
          <text:p text:style-name="P88"><text:span text:style-name="T3">cæmenta</text:span> | cementare | cémenter, cimenter | to cement | -tieren. = consolida per cæmento. </text:p>
        </text:list-item>
        <text:list-item>
          <text:p text:style-name="P88"><text:span text:style-name="T3">cæmento</text:span> -um | cemento | ciment | cement | -ent. ⊂ cæ(de) -mento. </text:p>
        </text:list-item>
        <text:list-item>
          <text:p text:style-name="P88">cæna = cena. </text:p>
        </text:list-item>
        <text:list-item>
          <text:p text:style-name="P88">G. cæno cainós = novo, recente. ⊃ eocæno, oligocæno, pliocæno [periodos recente de terra]. </text:p>
        </text:list-item>
        <text:list-item>
          <text:p text:style-name="P88">cæpa, cæpulla = cepa. </text:p>
        </text:list-item>
        <text:list-item>
          <text:p text:style-name="P88"><text:span text:style-name="T3">cæruleo</text:span> -ĕus | ceruleo | céruléen | cerule. = de colore de cælo, cæsio. </text:p>
        </text:list-item>
        <text:list-item>
          <text:p text:style-name="P88"><text:span text:style-name="T3">Cæsare</text:span> -sar = duce, et consule romano, † in anno -43. </text:p>
        </text:list-item>
        <text:list-item>
          <text:p text:style-name="P88">— 200 = imperatore romano. </text:p>
        </text:list-item>
        <text:list-item>
          <text:p text:style-name="P88">— N | Cesare | César | Cæsar | Kaiser | R. Tsarï. = imperatore. </text:p>
        </text:list-item>
        <text:list-item>
          <text:p text:style-name="P88"><text:span text:style-name="T3">cæsareo</text:span> | cesareo | césarien | cesarean | -risch. = de Cæsare; (operatione de partu) per incisione. ⊂ cæde. </text:p>
        </text:list-item>
        <text:list-item>
          <text:p text:style-name="P88"><text:span text:style-name="T3">cæsio</text:span> -us = cæruleo, cyaneo. </text:p>
        </text:list-item>
        <text:list-item>
          <text:p text:style-name="P88"><text:span text:style-name="T3">cæsio</text:span> N | cesio | -ium | -ium | -ium. = metallo, cum symbolo « Cs ». </text:p>
        </text:list-item>
        <text:list-item>
          <text:p text:style-name="P88"><text:span text:style-name="T3">cæso</text:span> -us = quem cæde. ⊃ cæsura, conciso, præciso, circumciso. </text:p>
        </text:list-item>
        <text:list-item>
          <text:p text:style-name="P88"><text:span text:style-name="T3">cæsura</text:span> -a | cesura | césure | -ura | -ur. = ton cæde. </text:p>
        </text:list-item>
        <text:list-item>
          <text:p text:style-name="P88">cala (L. antiquo) = clama. ⊃ cal(endas), (inter)cala, (con)ci(lio), (nomen)cla(tura), cla(ma), cla(ro), cla(ssi). ⊂ E. ⊃ G. caléō, (ec)cle(sia); D. hell = claro; A. to call = clama, voca. </text:p>
        </text:list-item>
        <text:list-item>
          <text:p text:style-name="P88"><text:soft-page-break/><text:span text:style-name="T3">calamitate</text:span> -tas | -tà | -té | -ty | -tät. </text:p>
        </text:list-item>
        <text:list-item>
          <text:p text:style-name="P88"><text:span text:style-name="T3">calamitoso</text:span> -us | -oso | -eux | -ous | -ös. </text:p>
        </text:list-item>
        <text:list-item>
          <text:p text:style-name="P88"><text:span text:style-name="T3">calamo</text:span> -ămus | -mo, <text:span text:style-name="T5">penna da scrivere</text:span> | -me, chaume, <text:span text:style-name="T5">roseau, plume à écrire</text:span> | -mus, <text:span text:style-name="T5">pen</text:span> | -mus, Halm, <text:span text:style-name="T5">Schreibfeder</text:span>. = canna, caule, stilo, penna pro scribe. ⊂ G. cálamos. </text:p>
        </text:list-item>
        <text:list-item>
          <text:p text:style-name="P88"><text:span text:style-name="T3">calca</text:span> -o | -are | <text:span text:style-name="T5">fouler aux pieds</text:span>, <text:span text:style-name="T5">fouler</text:span>, calquer | <text:span text:style-name="T5">to trample under foot</text:span>, <text:span text:style-name="T5">to press</text:span>, to calque, to calk | <text:span text:style-name="T5">unter die Füsse treten</text:span>, <text:span text:style-name="T5">pressen</text:span>, kalkieren. ⊂ calce (calcaneo). = pone calce super; comprime sub pede aut in alio modo; reproduc uno imagine per compressione. </text:p>
        </text:list-item>
        <text:list-item>
          <text:p text:style-name="P88"><text:span text:style-name="T3">calcaneo</text:span> -ĕum | -gno | -néum, <text:span text:style-name="T5">talon</text:span> | -neum, <text:span text:style-name="T5">heel</text:span> | -neum, <text:span text:style-name="T5">Ferse</text:span>. ⊂ calce 2. </text:p>
        </text:list-item>
        <text:list-item>
          <text:p text:style-name="P88"><text:span text:style-name="T3">calcario</text:span> 100 | -areo | -aire | -areous, <text:span text:style-name="T5">lime-stone</text:span> | kalk <text:span text:style-name="T5">haltig</text:span>, Kalk <text:span text:style-name="T5">stein</text:span>. = (petra) de calce. </text:p>
        </text:list-item>
        <text:list-item>
          <text:p text:style-name="P88"><text:span text:style-name="T3">calce</text:span> calx | calce | chaux | calx, (chalk = argilla), <text:span text:style-name="T5">lime</text:span> | Kalk | H. P. cal. ⊃ -ario, -io. ⊂ G. chálix. </text:p>
        </text:list-item>
        <text:list-item>
          <text:p text:style-name="P88">calce calx = calcaneo. </text:p>
        </text:list-item>
        <text:list-item>
          <text:p text:style-name="P88"><text:span text:style-name="T3">calceo</text:span> -ĕus | <text:span text:style-name="T5">scarpa</text:span>, calzatura | chausure, <text:span text:style-name="T5">soulier</text:span> | <text:span text:style-name="T5">shoe</text:span> | <text:span text:style-name="T5">Schuh</text:span>. ⊂ calce 2. </text:p>
        </text:list-item>
        <text:list-item>
          <text:p text:style-name="P88"><text:span text:style-name="T3">calcio</text:span> N | -io | -ium | -ium | -ium. = metallo ex calce; symbolo « Ca ». </text:p>
        </text:list-item>
        <text:list-item>
          <text:p text:style-name="P88"><text:span text:style-name="T3">calculo</text:span> -ŭlus | -olo | -ul | -ulation, -ulus | -ül. = parvo saxo, lapillo; computatione facto cum lapillos, et omni computatione de mathematica; concretione petroso in corpore humano. ⊂ calc(e) [calcario] -ulo. </text:p>
        </text:list-item>
        <text:list-item>
          <text:p text:style-name="P88">—<text:span text:style-name="T3">a</text:span> ŭ 500 | -olare | -ler | -late | -ieren. = fac calculo arithmetico. </text:p>
        </text:list-item>
        <text:list-item>
          <text:p text:style-name="P88">—<text:span text:style-name="T3">abile</text:span> -ĭlis | -olabile | -able | | -abel. </text:p>
        </text:list-item>
        <text:list-item>
          <text:p text:style-name="P88">—<text:span text:style-name="T3">atore</text:span> 100 | -olatore | -teur | -tor | -tor. </text:p>
        </text:list-item>
        <text:list-item>
          <text:p text:style-name="P88">—<text:span text:style-name="T3">oso</text:span> 100 | -oloso | -leux | -lous | -lös. = cum calculo (urinario). </text:p>
        </text:list-item>
        <text:list-item>
          <text:p text:style-name="P88"><text:span text:style-name="T3">caldaria</text:span> 200 | -aia | chaudière | <text:span text:style-name="T5">boiler</text:span>, caldron | <text:span text:style-name="T5">Badekessel</text:span>. = magno recipiente de metallo pro calefac aqua. ⊂ caldari(o) -a [feminino]. </text:p>
        </text:list-item>
        <text:list-item>
          <text:p text:style-name="P88">—<text:span text:style-name="T3">io</text:span> 100 | <text:span text:style-name="T5">stufa</text:span> | <text:span text:style-name="T5">étuve</text:span>, <text:span text:style-name="T5">poêle</text:span> | <text:span text:style-name="T5">stove</text:span> | <text:span text:style-name="T5">Warmbad</text:span>, -ium. ⊂ cal(i)d(o) -ario. </text:p>
        </text:list-item>
        <text:list-item>
          <text:p text:style-name="P88"><text:span text:style-name="T3">CALE</text:span> -eo = <text:span text:style-name="T5">habe</text:span> cal <text:span text:style-name="T5">ore</text:span>, <text:span text:style-name="T5">es</text:span> cal <text:span text:style-name="T5">ido</text:span>. ⊃ calido, calefac, calore, caldario. ⊂ E. ⊃ D. lau = tepido. </text:p>
        </text:list-item>
        <text:list-item>
          <text:p text:style-name="P88"><text:span text:style-name="T3">calefac</text:span> -io | scaldare, riscaldare | chauffer, échauffer | <text:span text:style-name="T5">to warm</text:span>, <text:span text:style-name="T5">to heat</text:span>, to calefy | <text:span text:style-name="T5">wärmen</text:span>. ⊂ cale fac. </text:p>
        </text:list-item>
        <text:list-item>
          <text:p text:style-name="P88">—<text:span text:style-name="T3">tione</text:span> 500 | -fazione | caléfaction | -action | -action. </text:p>
        </text:list-item>
        <text:list-item>
          <text:p text:style-name="P88">—<text:span text:style-name="T3">tore</text:span> | | -teur | -tor | -tor. </text:p>
        </text:list-item>
        <text:list-item>
          <text:p text:style-name="P88"><text:span text:style-name="T3">caleidoscopio</text:span> | -opio | -ope | -ope | -op. = instrumento pro vide pulcro figuras. ⊂ cal(o) [pulcro] eido [figura] scop [vide] -io. </text:p>
        </text:list-item>
        <text:list-item>
          <text:p text:style-name="P88"><text:span text:style-name="T3">calendario</text:span> 100 | I. H. P. -dario | -drier | -dar | -der. ⊂ calend(as) -ario. </text:p>
        </text:list-item>
        <text:list-item>
          <text:p text:style-name="P88"><text:span text:style-name="T3">calendas</text:span> -ae | -de | -des | -ds | -en. </text:p>
        </text:list-item>
        <text:list-item>
          <text:p text:style-name="P88"><text:span text:style-name="T3">calice</text:span> calix -lĭc- | -ce | -ce | chalice, <text:span text:style-name="T5">cup</text:span> | Kelch. Vide « calyce ». </text:p>
        </text:list-item>
        <text:list-item>
          <text:p text:style-name="P88"><text:span text:style-name="T3">calido</text:span> -ĭdus | caldo | chaud | <text:span text:style-name="T5">hot</text:span>, calid | -lid, <text:span text:style-name="T5">warm</text:span>. = que cale ⊂ cal(e) -ido. </text:p>
        </text:list-item>
        <text:list-item>
          <text:p text:style-name="P88"><text:soft-page-break/><text:span text:style-name="T3">caligine</text:span> -go -gĭn- | -gine | <text:span text:style-name="T5">épais brouillard</text:span> | -ginousness | -go. = nebula, obscuritate de visione. </text:p>
        </text:list-item>
        <text:list-item>
          <text:p text:style-name="P88">—<text:span text:style-name="T3">oso</text:span> -us | -oso | -eux | -ous | -ös. </text:p>
        </text:list-item>
        <text:list-item>
          <text:p text:style-name="P88"><text:span text:style-name="T3">calligraphia</text:span> | -fia | -phie | -phy | -phie. ⊂ G. -ía. ⊂ calo graphia. </text:p>
        </text:list-item>
        <text:list-item>
          <text:p text:style-name="P88">—<text:span text:style-name="T3">ico</text:span> -ĭcus | -fico | -phique | -phic | -phisch. ⊂ G. -icós. </text:p>
        </text:list-item>
        <text:list-item>
          <text:p text:style-name="P88">—<text:span text:style-name="T3">o</text:span> ă | -fo | -phe | -pher | -ph. ⊂ G. -gráphos. </text:p>
        </text:list-item>
        <text:list-item>
          <text:p text:style-name="P88"><text:span text:style-name="T3">callo</text:span> -um | callo, callo <text:span text:style-name="T5">sità</text:span> | cal, calus, callo <text:span text:style-name="T5">sité</text:span> | callo <text:span text:style-name="T5">sity</text:span>, callus, <text:span text:style-name="T5">corn</text:span> | Callum, Callo <text:span text:style-name="T5">sität</text:span>. </text:p>
        </text:list-item>
        <text:list-item>
          <text:p text:style-name="P88">—<text:span text:style-name="T3">oso</text:span> -us | -oso | -eux | -ous | -ös. </text:p>
        </text:list-item>
        <text:list-item>
          <text:p text:style-name="P88">G. calo -ós = pulcro. G. callós = pulcritudine. ⊃ caleidoscopio, calligrapho. </text:p>
        </text:list-item>
        <text:list-item>
          <text:p text:style-name="P88"><text:span text:style-name="T3">calore</text:span> -lor | -lore | chaleur | <text:span text:style-name="T5">heat</text:span> | -lor. = to cale. ⊂ cal(e) -ore. </text:p>
        </text:list-item>
        <text:list-item>
          <text:p text:style-name="P88">—<text:span text:style-name="T3">ia</text:span> N | -ria | -rie | -rie, -ry | -rie. = quantitate de calore necessario pro calefac 1 chilogramma de aqua de 0º ad 1º. </text:p>
        </text:list-item>
        <text:list-item>
          <text:p text:style-name="P88">—<text:span text:style-name="T3">ico</text:span> -ĭcus | -rico | -rique | -ric | -risch. = principio de calore. </text:p>
        </text:list-item>
        <text:list-item>
          <text:p text:style-name="P88">—<text:span text:style-name="T3">ifero</text:span> -ĕrus | -fero | -fère | -fere | -fer. = (apparatu) que fer calore. </text:p>
        </text:list-item>
        <text:list-item>
          <text:p text:style-name="P88">—<text:span text:style-name="T3">ifico</text:span> -ĭcus | -fico | -fique | -fic | <text:span text:style-name="T5">erhitzend</text:span>. = que produce (fac) calore. </text:p>
        </text:list-item>
        <text:list-item>
          <text:p text:style-name="P88">—<text:span text:style-name="T3">imetria</text:span> | -ia | -métrie | -metry | -trie. </text:p>
        </text:list-item>
        <text:list-item>
          <text:p text:style-name="P88">—<text:span text:style-name="T3">imetro</text:span> ĕ | -metro | -mètre | -meter | -meter. </text:p>
        </text:list-item>
        <text:list-item>
          <text:p text:style-name="P88"><text:span text:style-name="T3">calumnia</text:span> -a | -nnia | -omnie | -mny | -mnie. </text:p>
        </text:list-item>
        <text:list-item>
          <text:p text:style-name="P88">—<text:span text:style-name="T3">ia</text:span> -ior | -nniare | -omnier | -iate | -mnieren. </text:p>
        </text:list-item>
        <text:list-item>
          <text:p text:style-name="P88">—<text:span text:style-name="T3">iatore</text:span> -tor | -nniatore | -omniateur | -tor | -ant. </text:p>
        </text:list-item>
        <text:list-item>
          <text:p text:style-name="P88">—<text:span text:style-name="T3">ioso</text:span> 300 | -nnioso | -nieux | -nious, <text:span text:style-name="T5">slanderous</text:span> | -niös. </text:p>
        </text:list-item>
        <text:list-item>
          <text:p text:style-name="P88"><text:span text:style-name="T3">calvo</text:span> -us | calvo | chauve | callow, calvous, <text:span text:style-name="T5">bald</text:span> | kahl | H. P. calvo. = sine capillos, glabro. </text:p>
        </text:list-item>
        <text:list-item>
          <text:p text:style-name="P88">—<text:span text:style-name="T3">itie</text:span> -es | -zie | -tie | -ties, -ty | -ties, tät. </text:p>
        </text:list-item>
        <text:list-item>
          <text:p text:style-name="P88"><text:span text:style-name="T3">calyce</text:span> ŭ | -ice | -ice | -yx | <text:span text:style-name="T5">Blumen</text:span>kelch, Kelch. = involucro (de flore). ⊂ G. cályx ⊂ caly(pte) [involve, tege, cela]. Vide <text:span text:style-name="T5">calice</text:span>. </text:p>
        </text:list-item>
        <text:list-item>
          <text:p text:style-name="P88">G. calypte calúptō = cela. ⊃ calyptra, apocalypsi, calyce, cleptomania. ⊂ E. ⊃ L. cela, (oc)cul(e). </text:p>
        </text:list-item>
        <text:list-item>
          <text:p text:style-name="P88"><text:span text:style-name="T3">calyptra</text:span> 400 | calotta | calotte | calote | Calotte. ⊂ G. calýptra ⊂ calypte. </text:p>
        </text:list-item>
        <text:list-item>
          <text:p text:style-name="P88">cambi = </text:p>
        </text:list-item>
        <text:list-item>
          <text:p text:style-name="P88"><text:span text:style-name="T3">cambia</text:span> (Apulcio 200) | -are | échanger | to change | <text:span text:style-name="T5">wechseln</text:span>, <text:span text:style-name="T5">tauschen</text:span>, cambieren. = muta, commuta, permuta. ⊂ ex Celto ? </text:p>
        </text:list-item>
        <text:list-item>
          <text:p text:style-name="P88"><text:span text:style-name="T3">cambio</text:span> (L. botanico) | -bio | -bium | -bium | -bium. = cortice de arbore. </text:p>
        </text:list-item>
        <text:list-item>
          <text:p text:style-name="P88"><text:span text:style-name="T3">camellia</text:span> | -lia | -élia | -ellia | -elie. = Bot. « camellia japonica ». ⊂ Jesuita Camelli. </text:p>
        </text:list-item>
        <text:list-item>
          <text:p text:style-name="P88"><text:span text:style-name="T3">camelo</text:span> ē -us | cammello | chameau | camel | Kamel. = Zool. « camelus ». ⊂ G. cámēlos ⊂ Arabo « gemel ». </text:p>
        </text:list-item>
        <text:list-item>
          <text:p text:style-name="P88">camĕra -a = tecto curvato, loco cum tecto curvato. ⊂ G. camára. </text:p>
        </text:list-item>
        <text:list-item>
          <text:p text:style-name="P88">— M | camera | chambre | chamber, camera | Kammer | H. P. camara. = conclave, cella, cubiculo. </text:p>
        </text:list-item>
        <text:list-item>
          <text:p text:style-name="P88">—ario M | -iere | -érier | chamberlain | Kämmerer. </text:p>
        </text:list-item>
        <text:list-item>
          <text:p text:style-name="P88"><text:span text:style-name="T3">camino</text:span> ī -us | -no | cheminée | chimney | Kamin. ⊂ G. cáminos. </text:p>
        </text:list-item>
        <text:list-item>
          <text:p text:style-name="P88"><text:soft-page-break/><text:span text:style-name="T3">camisia</text:span> 300 | camicia | chemise | chemise, <text:span text:style-name="T5">shirt</text:span> | Hemd. ⊂ ex Celto. </text:p>
        </text:list-item>
        <text:list-item>
          <text:p text:style-name="P88"><text:span text:style-name="T3">campestre</text:span> -is | -stre | champêtre | -stral | -isch. = de campo. </text:p>
        </text:list-item>
        <text:list-item>
          <text:p text:style-name="P88"><text:span text:style-name="T3">camphora</text:span> ŏ | canfora | -phre | -phor | -pher. = substantia tracto ex arbore « laurus camphora ». ⊂ Arabo chāfur. </text:p>
        </text:list-item>
        <text:list-item>
          <text:p text:style-name="P88"><text:span text:style-name="T3">campo</text:span> -us | campo | champ, camp | camp, <text:span text:style-name="T5">field</text:span> | <text:span text:style-name="T5">Feld</text:span>. = agro, territorio. ⊃ campestre, I. campo (de pugna), D. Kampf [pugna]. </text:p>
        </text:list-item>
        <text:list-item>
          <text:p text:style-name="P88"><text:span text:style-name="T3">canale</text:span> -is | -ale | -al | -al | Kanal. ⊂ cann(a) -ale. </text:p>
        </text:list-item>
        <text:list-item>
          <text:p text:style-name="P88">—<text:span text:style-name="T3">iza</text:span> | -izzare | -iser | -ize | -isieren. </text:p>
        </text:list-item>
        <text:list-item>
          <text:p text:style-name="P88">—<text:span text:style-name="T3">izatione</text:span> | -zzazione | -sation | -tion | -tion. </text:p>
        </text:list-item>
        <text:list-item>
          <text:p text:style-name="P88">cancella 100 = pone cancellos. </text:p>
        </text:list-item>
        <text:list-item>
          <text:p text:style-name="P88">—300 | -are | -er | -el | -ieren. = dele, erade. </text:p>
        </text:list-item>
        <text:list-item>
          <text:p text:style-name="P88"><text:span text:style-name="T3">cancello</text:span> -us, (-i, -orum) | -lo, -lata | -el, <text:span text:style-name="T5">grillage</text:span>, <text:span text:style-name="T5">barreau</text:span> | chancel, <text:span text:style-name="T5">lattice</text:span> | -llen, Kanzel. || carcere. </text:p>
        </text:list-item>
        <text:list-item>
          <text:p text:style-name="P88">—<text:span text:style-name="T3">ario</text:span> 600 | -iere | chancelier | chancellor | Kanzler. = scriba ad cancellos. </text:p>
        </text:list-item>
        <text:list-item>
          <text:p text:style-name="P88">—<text:span text:style-name="T3">aria</text:span> 600 | -eria | chancellerie | chancery | Kanzlei. = residentia et officio de cancellario. </text:p>
        </text:list-item>
        <text:list-item>
          <text:p text:style-name="P88"><text:span text:style-name="T3">canceroso</text:span> | -roso | -éreux | -rous | cancrös. = de cancro. </text:p>
        </text:list-item>
        <text:list-item>
          <text:p text:style-name="P88"><text:span text:style-name="T3">cancro</text:span> cancer | cancro, granchio, gambero | cancer, chancre, cancre | cancer, canker, <text:span text:style-name="T5">crab</text:span> | Kanker, <text:span text:style-name="T5">Krebs</text:span>. = Zool. « cancer pagurus », « carcinus mænas », etc. ; morbo « carcinoma ». </text:p>
        </text:list-item>
        <text:list-item>
          <text:p text:style-name="P88"><text:span text:style-name="T3">CANDE</text:span> -eo = <text:span text:style-name="T5">es</text:span> candi <text:span text:style-name="T5">do</text:span>. ⊃ accende, incende, candido, candela, excandesce, candore, incandesce, incenso. </text:p>
        </text:list-item>
        <text:list-item>
          <text:p text:style-name="P88"><text:span text:style-name="T3">candefac</text:span> -cio = fac cande, redde condescente. </text:p>
        </text:list-item>
        <text:list-item>
          <text:p text:style-name="P88"><text:span text:style-name="T3">candela</text:span> 100 | -la | chandelle | cnadle [errata] | <text:span text:style-name="T5">Kerze</text:span>. ⊃ candelabro. ⊂ cande -la. </text:p>
        </text:list-item>
        <text:list-item>
          <text:p text:style-name="P88">—<text:span text:style-name="T3">abro</text:span> -um | -abro | -élabre | -abrum | -aber. = quod fer candela. ⊂ candela -bro. </text:p>
        </text:list-item>
        <text:list-item>
          <text:p text:style-name="P88"><text:span text:style-name="T3">candidato</text:span> -us | -dato | -dat | -date | -dat. </text:p>
        </text:list-item>
        <text:list-item>
          <text:p text:style-name="P88">—<text:span text:style-name="T3">ura</text:span> | -tura | -ture | -ture | -tur. </text:p>
        </text:list-item>
        <text:list-item>
          <text:p text:style-name="P88"><text:span text:style-name="T3">candido</text:span> -ĭdus | I. H. P. -ido | -ide | -id | -id. = que cande, albo. </text:p>
        </text:list-item>
        <text:list-item>
          <text:p text:style-name="P88"><text:span text:style-name="T3">candore</text:span> -or | -dore | -deur | -dor | -dor. = albore, ingenuitate, innocentia. ⊂ cand(e) -ore. </text:p>
        </text:list-item>
        <text:list-item>
          <text:p text:style-name="P88"><text:span text:style-name="T3">CANE</text:span> -is | cane | chien | <text:span text:style-name="T5">dog</text:span> | Hun <text:span text:style-name="T5">d</text:span> | P. câo. = Zool. « canis familiaris ». ⊃ canino, canicula. ⊂ E. ⊃ G. cyn, cyn(ico), D. Hun(d). </text:p>
        </text:list-item>
        <text:list-item>
          <text:p text:style-name="P88">cane -o = canta. </text:p>
        </text:list-item>
        <text:list-item>
          <text:p text:style-name="P88">cane -eo = es cano. </text:p>
        </text:list-item>
        <text:list-item>
          <text:p text:style-name="P88"><text:span text:style-name="T3">canicula</text:span> -ŭla | -ola | -ule | -ule | <text:span text:style-name="T5">Hundstern</text:span>, <text:span text:style-name="T5">Hundstage</text:span>. = constellatione de cane; periodo de magno calore inter 24 julio et 24 augusto. </text:p>
        </text:list-item>
        <text:list-item>
          <text:p text:style-name="P88">—<text:span text:style-name="T3">are</text:span> 400 | -olare | -laire | -lar | -lar. </text:p>
        </text:list-item>
        <text:list-item>
          <text:p text:style-name="P88"><text:span text:style-name="T3">canino</text:span> -us | -ino | -in | -ine. = de cane. </text:p>
        </text:list-item>
        <text:list-item>
          <text:p text:style-name="P88"><text:span text:style-name="T3">canistro</text:span> -um | -estro | -astre | -ister | Knaster. = corbe. ⊂ G. cánastron. </text:p>
        </text:list-item>
        <text:list-item>
          <text:p text:style-name="P88"><text:span text:style-name="T3">canitie</text:span> -es | -zie | -tie | -ties. = to es cano. </text:p>
        </text:list-item>
        <text:list-item>
          <text:p text:style-name="P88"><text:span text:style-name="T3">canna</text:span> -a | canna | canne | cane | <text:span text:style-name="T5">Rohr</text:span>, Canna. = calamo, baculo, <text:soft-page-break/>tubo. ⊃ canale, I. cannone. ⊂ G. cánna. </text:p>
        </text:list-item>
        <text:list-item>
          <text:p text:style-name="P88"><text:span text:style-name="T3">cannabe</text:span> ă 100 | canapa | chanvre | hemp | Hanf | R. konoplyja. = Bot. « cannabis sativa ». ⊂ G. cánnabis. </text:p>
        </text:list-item>
        <text:list-item>
          <text:p text:style-name="P88"><text:span text:style-name="T3">cannula</text:span> ŭ 200 | cannello | canule | cannula | <text:span text:style-name="T5">Roehrchen</text:span>, Canule. = parvo canna, parvo tubo. ⊂ cann(a) -ula. </text:p>
        </text:list-item>
        <text:list-item>
          <text:p text:style-name="P88"><text:span text:style-name="T3">cano</text:span> -us | canuto | chenu | <text:span text:style-name="T5">grey</text:span> | <text:span text:style-name="T5">grau</text:span>. = quasi albo (capillos aut pilos). ⊃ canitie. </text:p>
        </text:list-item>
        <text:list-item>
          <text:p text:style-name="P88"><text:span text:style-name="T3">canone</text:span> ŏ 100 | -one | -on | -on | -on. = regula. ⊃ canonico. ⊂ G. can <text:span text:style-name="T3">ō</text:span>n -ónos. ⊂ canna = regula ex ligno. </text:p>
        </text:list-item>
        <text:list-item>
          <text:p text:style-name="P88">—<text:span text:style-name="T3">ico</text:span> -ĭcus | -ico | -ique, chanoine | -ic | -isch, -ical, -icus. = regulare; dignitario clericale. ⊂ G. -icós. ⊂ canon(e) -ĭco. </text:p>
        </text:list-item>
        <text:list-item>
          <text:p text:style-name="P88">—<text:span text:style-name="T3">iza</text:span> | -izzare | -iser | -ize | -isieren. = fac canonico, inscribe in canone de sanctos. ⊂ G. -ízō. </text:p>
        </text:list-item>
        <text:list-item>
          <text:p text:style-name="P88">—<text:span text:style-name="T3">izatione</text:span> | -izzazione | -isation | -ization | -isation. </text:p>
        </text:list-item>
        <text:list-item>
          <text:p text:style-name="P88"><text:span text:style-name="T3">canoro</text:span> -us | -oro | | -orous | -or, -isch. = que canta, que da sono harmonioso. ⊂ cane [canta]. </text:p>
        </text:list-item>
        <text:list-item>
          <text:p text:style-name="P88"><text:span text:style-name="T3">CANTA</text:span> -o | -are | chanter | to chant, <text:span text:style-name="T5">to sing</text:span> | <text:span text:style-name="T5">singen</text:span>. ⊂ cane 2. ⊃ can <text:span text:style-name="T5">oro</text:span>, can <text:span text:style-name="T5">tu</text:span>, can <text:span text:style-name="T5">tico</text:span>, <text:span text:style-name="T5">ac</text:span>cen <text:span text:style-name="T5">tu</text:span>, <text:span text:style-name="T5">in</text:span>cen <text:span text:style-name="T5">tivo</text:span>, <text:span text:style-name="T5">in</text:span>canta, <text:span text:style-name="T5">vati</text:span>cin <text:span text:style-name="T5">io</text:span>. ⊂ E. ⊃ D. Hahn = gallo; A. hen, D. Henne = gallina. </text:p>
        </text:list-item>
        <text:list-item>
          <text:p text:style-name="P88"><text:span text:style-name="T3">cantharide</text:span> -is -ĭd- | cantaride | -ride | -ris | -ride. ⊂ G. -rís. </text:p>
        </text:list-item>
        <text:list-item>
          <text:p text:style-name="P88"><text:span text:style-name="T3">cantico</text:span> -ĭcum -um | -co | -que | -cle | -cum. = cantu, ode, carmen. </text:p>
        </text:list-item>
        <text:list-item>
          <text:p text:style-name="P88"><text:span text:style-name="T3">cantore</text:span> -tor | -re | chantre, chanteur | chanter | Kantor. = homine que canta. </text:p>
        </text:list-item>
        <text:list-item>
          <text:p text:style-name="P88"><text:span text:style-name="T3">cantu</text:span> -us | canto | chant | chant, <text:span text:style-name="T5">song</text:span>, canto | <text:span text:style-name="T5">Gesang</text:span>, Cantus. = can(ta) -tu. </text:p>
        </text:list-item>
        <text:list-item>
          <text:p text:style-name="P88"><text:span text:style-name="T3">capace</text:span> -ax | -ace | -ace, -able | -acious, -able | -ax, -abel. = que pote cape. ⊂ cap(e) -ace. </text:p>
        </text:list-item>
        <text:list-item>
          <text:p text:style-name="P88">—<text:span text:style-name="T3">itate</text:span> -tas | -ità | -ité | -ity | -ität. </text:p>
        </text:list-item>
        <text:list-item>
          <text:p text:style-name="P88"><text:span text:style-name="T3">CAPE</text:span> -io = prehende; contine. ⊃ capto, captioso, captura, captivo, captiva, capta, capace, capulo, capsa; accipe, accepto, anticipa, concipe, concepto, decipe, deceptione, excipe, excepto, incipe, incepto, percipe, perceptione, præcepto, recipe, receptione, suscipe, susceptibile, occupa, recupa, participe. ⊃ I. capire, H. P. caber, D. capieren. = contine, cape cum mente, intellige. ⊂ E. ⊃ G. c <text:span text:style-name="T3">ō</text:span>pē = manubrio, capulo; D. Haft = captura; A. haft = manubrio. </text:p>
        </text:list-item>
        <text:list-item>
          <text:p text:style-name="P88"><text:span text:style-name="T3">capillo</text:span> -us | capello | cheveau | <text:span text:style-name="T5">hair</text:span> | <text:span text:style-name="T5">Haar</text:span>. = crine de capite. </text:p>
        </text:list-item>
        <text:list-item>
          <text:p text:style-name="P88">—<text:span text:style-name="T3">are</text:span> 300 | -llare | -llaire | -llary | -llar. = de capillo. </text:p>
        </text:list-item>
        <text:list-item>
          <text:p text:style-name="P88">——<text:span text:style-name="T3">itate</text:span> | -ità | -ité | -ity | -ität. </text:p>
        </text:list-item>
        <text:list-item>
          <text:p text:style-name="P88"><text:span text:style-name="T3">capitale</text:span> -is | -ale | -al | -al | -al. = de capite; (pœna) de morte; importante, summo. </text:p>
        </text:list-item>
        <text:list-item>
          <text:p text:style-name="P88"><text:span text:style-name="T3">capitale</text:span> N | -ale | -al | -al | -al. = pecunia, que produc interesse (usura). </text:p>
        </text:list-item>
        <text:list-item>
          <text:p text:style-name="P88">—<text:span text:style-name="T3">ista</text:span> | -ista | -iste | -ist | -ist. </text:p>
        </text:list-item>
        <text:list-item>
          <text:p text:style-name="P88">—<text:span text:style-name="T3">iza</text:span> | -izzare | -iser | -ize | -isieren. ⊂ capital(e) -iza. </text:p>
        </text:list-item>
        <text:list-item>
          <text:p text:style-name="P88">—<text:span text:style-name="T3">izatione</text:span> | -izzatione | -isation | -ization | -isation. </text:p>
        </text:list-item>
        <text:list-item>
          <text:p text:style-name="P88"><text:span text:style-name="T3">capitano</text:span> M | -tano | -taine | captain | -tän. = duce, magistro, præfecto, capite de milites. </text:p>
        </text:list-item>
        <text:list-item>
          <text:p text:style-name="P88"><text:soft-page-break/><text:span text:style-name="T3">CAPITE</text:span> caput -pĭt- | capo, <text:span text:style-name="T5">testa</text:span> | <text:span text:style-name="T5">tête</text:span>, chef | head, chief | <text:span text:style-name="T5">Kopf</text:span>, Haupt, Chef | H. cabeza | P. cabeça. ⊃ capitale, capitano, capitello, capitulo, recapitula, bicipite, præcipita, capillo. ⊂ E. ⊃ A. head, D. Haupt, G. cephal <text:span text:style-name="T3">ē</text:span>. </text:p>
        </text:list-item>
        <text:list-item>
          <text:p text:style-name="P88"><text:span text:style-name="T3">capitello</text:span> 100 | -ello | chapiteau | -al, chapiter | -ell. = capite de columna. </text:p>
        </text:list-item>
        <text:list-item>
          <text:p text:style-name="P88"><text:span text:style-name="T3">capitula</text:span> -ŭlo | -olare | -ler | -late | -lieren. ⊃ recapitula. ⊂ capitul(o) -a. </text:p>
        </text:list-item>
        <text:list-item>
          <text:p text:style-name="P88">—<text:span text:style-name="T3">atione</text:span> | -olazione | -ation | -ation | -ation. </text:p>
        </text:list-item>
        <text:list-item>
          <text:p text:style-name="P88"><text:span text:style-name="T3">capitulo</text:span> -ŭlum | -olo | chapitre, -tule | chapter, -tule | -tel. = parvo capite, parte de libro. </text:p>
        </text:list-item>
        <text:list-item>
          <text:p text:style-name="P88"><text:span text:style-name="T3">capone</text:span> 100 | cappone | chapon | capon | Kapaun. = pullo castrato. ⊂ G. cápōn. </text:p>
        </text:list-item>
        <text:list-item>
          <text:p text:style-name="P88"><text:span text:style-name="T3">cappa</text:span> (Isidoro 700) | cappa, cappello, cappuccio | chape, chapeau, capuce | cap | Kappe. = veste de capite, pileo, petaso. </text:p>
        </text:list-item>
        <text:list-item>
          <text:p text:style-name="P88"><text:span text:style-name="T3">cappari</text:span> ă 100 | -ero | câpre | caper | Kaper. = Bot. « capparis spinosa ». ⊂ G. cáppari ⊂ S. kaphari. </text:p>
        </text:list-item>
        <text:list-item>
          <text:p text:style-name="P88"><text:span text:style-name="T3">capra</text:span> -a | capra | chèvre | <text:span text:style-name="T5">goat</text:span> | <text:span text:style-name="T5">Ziege</text:span>. = Zool. « capra hircus ». </text:p>
        </text:list-item>
        <text:list-item>
          <text:p text:style-name="P88"><text:span text:style-name="T3">capricorno</text:span> -us | -no | -ne | -orn | -nus. = animale cum cornu de capra, constellatione sede de sol in decembre. </text:p>
        </text:list-item>
        <text:list-item>
          <text:p text:style-name="P88"><text:span text:style-name="T3">capsa</text:span> -a | cassa | casse, caisse | case, cash | Kasse, Cassa | H. caja | P. caixa. ⊃ capsula. ⊂ cape. </text:p>
        </text:list-item>
        <text:list-item>
          <text:p text:style-name="P88"><text:span text:style-name="T3">capsula</text:span> -ŭla | -la, cassetta | -le, cassette | -le | -ul, Kapsel. = parvo capsa. </text:p>
        </text:list-item>
        <text:list-item>
          <text:p text:style-name="P88">—<text:span text:style-name="T3">are</text:span> | -are | -aire | -ar | -ar. = cum forma de capsa. </text:p>
        </text:list-item>
        <text:list-item>
          <text:p text:style-name="P88"><text:span text:style-name="T3">capta</text:span> -o = cape, cape cum vi, cape per fraude. </text:p>
        </text:list-item>
        <text:list-item>
          <text:p text:style-name="P88">—<text:span text:style-name="T3">tione</text:span> -tio | -zione | -tion | -tion | -tion. </text:p>
        </text:list-item>
        <text:list-item>
          <text:p text:style-name="P88">—<text:span text:style-name="T3">tore</text:span> -tor | | -teur | | -tor. </text:p>
        </text:list-item>
        <text:list-item>
          <text:p text:style-name="P88"><text:span text:style-name="T3">captione</text:span> -tio | | -tion | -tion. = ton cape in malo modo, captatione, fraude. </text:p>
        </text:list-item>
        <text:list-item>
          <text:p text:style-name="P88"><text:span text:style-name="T3">captioso</text:span> -us | -zioso | -ieux | -ious | -iös. = cum captione, insidioso. ⊂ capti(ono) -oso. </text:p>
        </text:list-item>
        <text:list-item>
          <text:p text:style-name="P88"><text:span text:style-name="T3">captiva</text:span> 400 | cattivare | -ver | -vate | -vieren. = fac captivo, trahe ad se. </text:p>
        </text:list-item>
        <text:list-item>
          <text:p text:style-name="P88"><text:span text:style-name="T3">captivo</text:span> -us | -ivo | -if | -ive | <text:span text:style-name="T5">gefangen</text:span>. = (homo) capto (in bello). ⊃ I. cattivo = malo; F. chétif = misero, vile. ⊂ cap(e) -tivo. </text:p>
        </text:list-item>
        <text:list-item>
          <text:p text:style-name="P88">—<text:span text:style-name="T3">itate</text:span> 100 | cattività | -ité | -ity | -ität. </text:p>
        </text:list-item>
        <text:list-item>
          <text:p text:style-name="P88"><text:span text:style-name="T3">capto</text:span> -us = quem cape. ⊃ capta, captivo, captura. </text:p>
        </text:list-item>
        <text:list-item>
          <text:p text:style-name="P88">—<text:span text:style-name="T3">ura</text:span> 100 | cattura | -ure | -ure | -ur. = ton cape, præda. </text:p>
        </text:list-item>
        <text:list-item>
          <text:p text:style-name="P88">—<text:span text:style-name="T3">ura</text:span> | catturare | -urer | -ure | -rieren. = capta, vinci, duc per vinculo. </text:p>
        </text:list-item>
        <text:list-item>
          <text:p text:style-name="P88"><text:span text:style-name="T3">capulo</text:span> -ŭlus | <text:span text:style-name="T5">manico</text:span> | <text:span text:style-name="T5">manche</text:span>, <text:span text:style-name="T5">poignée</text:span> | haft | <text:span text:style-name="T5">Griff</text:span>. = manubrio, parte de instrumento pro cape illo in manu. </text:p>
        </text:list-item>
        <text:list-item>
          <text:p text:style-name="P88">capŭlo -us = feretro. </text:p>
        </text:list-item>
        <text:list-item>
          <text:p text:style-name="P88"><text:span text:style-name="T3">capulo</text:span> 700 | <text:span text:style-name="T5">cavo</text:span> | cable | cable | Kabel. = magno fune. ⊃ I. cappio = extremo de fune. </text:p>
        </text:list-item>
        <text:list-item>
          <text:p text:style-name="P88"><text:span text:style-name="T3">caput</text:span> ( <text:span text:style-name="T5">nominativo</text:span>) = capite. </text:p>
        </text:list-item>
        <text:list-item>
          <text:p text:style-name="P88"><text:soft-page-break/><text:span text:style-name="T3">carbone</text:span> carbo | -one | charbon | <text:span text:style-name="T5">coal</text:span> | <text:span text:style-name="T5">Kohle</text:span>. ⊃ carbonio. </text:p>
        </text:list-item>
        <text:list-item>
          <text:p text:style-name="P88">—<text:span text:style-name="T3">ico</text:span> -ĭcus | -nico | -nique | -nic | -nisch. = de carbone. </text:p>
        </text:list-item>
        <text:list-item>
          <text:p text:style-name="P88">—<text:span text:style-name="T3">ifero</text:span> | -fero | -fère | -ferous. </text:p>
        </text:list-item>
        <text:list-item>
          <text:p text:style-name="P88">—<text:span text:style-name="T3">io</text:span> | -nio | -one | -on | -on. = elemento de carbone, in Chemia cum symbolo « C ». </text:p>
        </text:list-item>
        <text:list-item>
          <text:p text:style-name="P88">—<text:span text:style-name="T3">iza</text:span> | -izzare | -iser | -ize | -isieren. = reduc in carbone. </text:p>
        </text:list-item>
        <text:list-item>
          <text:p text:style-name="P88">—<text:span text:style-name="T3">izatione</text:span> | -izzazione | -isation | -tion | -isation. </text:p>
        </text:list-item>
        <text:list-item>
          <text:p text:style-name="P88"><text:span text:style-name="T3">carbunculo</text:span> -ŭlus = parvo carbone. </text:p>
        </text:list-item>
        <text:list-item>
          <text:p text:style-name="P88"><text:span text:style-name="T3">carbunculo</text:span> ŭ 100 | carbonchio | charbon | carbuncle | Karbunkel. = specie de morbo de vegetales et animales; specie de gemma. </text:p>
        </text:list-item>
        <text:list-item>
          <text:p text:style-name="P88"><text:span text:style-name="T3">carcere</text:span> -cĕr | -ere | <text:span text:style-name="T5">prison</text:span> | <text:span text:style-name="T5">prison</text:span> | Kerker | H. carcel | P. carcere. ⊃ incarcera. </text:p>
        </text:list-item>
        <text:list-item>
          <text:p text:style-name="P88"><text:span text:style-name="T3">carcinoma</text:span>(te) 100 | -oma | -ome | -oma | -om. = cancro, specie de morbo. ⊂ G. carcínōma ⊂ carcínos = || cancro. </text:p>
        </text:list-item>
        <text:list-item>
          <text:p text:style-name="P88">G. cardia chardía = || corde. ⊃ -iaco. </text:p>
        </text:list-item>
        <text:list-item>
          <text:p text:style-name="P88"><text:span text:style-name="T3">cardiaco</text:span> -ăcus | -iaco | -iaque | -iac. = de corde. ⊂ G. -acós. ⊂ cardía -co. </text:p>
        </text:list-item>
        <text:list-item>
          <text:p text:style-name="P88"><text:span text:style-name="T3">cardinale</text:span> 100 | -ale | -al | -al | -al. = de cardine, pricipale, (numero, puncto, signo, virtute) cardinale. </text:p>
        </text:list-item>
        <text:list-item>
          <text:p text:style-name="P88"><text:span text:style-name="T3">cardinale</text:span> | -ale | -al | -al | -al. = sacerdote cardinale. </text:p>
        </text:list-item>
        <text:list-item>
          <text:p text:style-name="P88">—<text:span text:style-name="T3">atu</text:span> | -ato | -at | -ate | -at. </text:p>
        </text:list-item>
        <text:list-item>
          <text:p text:style-name="P88"><text:span text:style-name="T3">cardine</text:span> -do -dĭn- | -ine | <text:span text:style-name="T5">gond</text:span>, <text:span text:style-name="T5">pivot</text:span>, charnière | <text:span text:style-name="T5">hinge</text:span>, <text:span text:style-name="T5">pivot</text:span> | <text:span text:style-name="T5">Türangel</text:span>, <text:span text:style-name="T5">Wendepunkt</text:span>. ⊃ cardinale. </text:p>
        </text:list-item>
        <text:list-item>
          <text:p text:style-name="P88"><text:span text:style-name="T3">CARE</text:span> -eo = ege, dees, defice, ne habe, es caro. ⊃ carentia. (Bréal affirma affinitate de <text:span text:style-name="T5">care</text:span> et <text:span text:style-name="T5">caro</text:span>). </text:p>
        </text:list-item>
        <text:list-item>
          <text:p text:style-name="P88">—<text:span text:style-name="T3">entia</text:span> | | -ence | | -enz. = absentia de valore, insolvibilitate. </text:p>
        </text:list-item>
        <text:list-item>
          <text:p text:style-name="P88"><text:span text:style-name="T3">carie</text:span> -ies | -rie | -rie | -ries | -ries. = corrosione, putredine. </text:p>
        </text:list-item>
        <text:list-item>
          <text:p text:style-name="P88"><text:span text:style-name="T3">carina</text:span> ī -a | carena | carène | <text:span text:style-name="T5">keel</text:span> | <text:span text:style-name="T5">Schiffskiel</text:span>. = alvo de nave. ⊃ A. careen = pone nave super carina. </text:p>
        </text:list-item>
        <text:list-item>
          <text:p text:style-name="P88"><text:span text:style-name="T3">carioso</text:span> -us | -iato | -ieux | -ious | -iös. ⊂ cari(e) -oso. </text:p>
        </text:list-item>
        <text:list-item>
          <text:p text:style-name="P88"><text:span text:style-name="T3">caritate</text:span> -tas | -ità | charité, cherté | charity, <text:span text:style-name="T5">dearness</text:span> | -tas, <text:span text:style-name="T5">Teuerung</text:span>. = pretio alto, amore ad alios. ⊂ car(o) -itate. </text:p>
        </text:list-item>
        <text:list-item>
          <text:p text:style-name="P88">carmĭne -men | carme. = poema, cantu, ode. ⊃ F. charme, A. charm = incantatione. </text:p>
        </text:list-item>
        <text:list-item>
          <text:p text:style-name="P88"><text:span text:style-name="T3">CARNE</text:span> caro | I. H. P. carne | chair, <text:span text:style-name="T5">viande</text:span> | <text:span text:style-name="T5">flesh</text:span>, <text:span text:style-name="T5">meat</text:span> | <text:span text:style-name="T5">Fleisch</text:span>. ⊃ incarnatione. </text:p>
        </text:list-item>
        <text:list-item>
          <text:p text:style-name="P88">—<text:span text:style-name="T3">ale</text:span> 300 | -ale | charnel | -al | -al. </text:p>
        </text:list-item>
        <text:list-item>
          <text:p text:style-name="P88">—<text:span text:style-name="T3">ivoro</text:span> -ŏrus 100 | -voro | -vore | -vorous | -vorisch. = que vora carne. </text:p>
        </text:list-item>
        <text:list-item>
          <text:p text:style-name="P88">—<text:span text:style-name="T3">oso</text:span> 100 | -oso | charnu | -ose | -ös. </text:p>
        </text:list-item>
        <text:list-item>
          <text:p text:style-name="P88"><text:span text:style-name="T3">carnositate</text:span> | -ità | -ité | -ity | -ität. </text:p>
        </text:list-item>
        <text:list-item>
          <text:p text:style-name="P88"><text:span text:style-name="T3">CARO</text:span> -us | caro | cher | <text:span text:style-name="T5">dear</text:span> | <text:span text:style-name="T5">teuer</text:span>, <text:span text:style-name="T5">lieb</text:span>. ⊃ caritate. </text:p>
        </text:list-item>
        <text:list-item>
          <text:p text:style-name="P88"><text:span text:style-name="T3">carota</text:span> 100 | -ota | -otte | carrot | -otte, <text:span text:style-name="T5">Moehre</text:span>. ⊂ G. carōtón (dubio). = Bot. « daucus carota ». </text:p>
        </text:list-item>
        <text:list-item>
          <text:p text:style-name="P88"><text:span text:style-name="T3">carotide</text:span> ĭ | -tide | -tide | -tid | -tis, -tiden. ⊂ G. carōtídes = arteria que duc sanguine ad capite. </text:p>
        </text:list-item>
        <text:list-item>
          <text:p text:style-name="P88"><text:span text:style-name="T3">carpe</text:span> -o = collige, prehende, evelle. ⊃ <text:span text:style-name="T5">ex</text:span>cerp <text:span text:style-name="T5">to;</text:span> I. carpire = carpe <text:soft-page-break/>cum fraude; F. ant. charpir = evelle, lacera; F. charpie = filo carpto ex tela; A. to carp = critica; D. carpieren = vitupera. ⊂ E. ⊃ G. carpós = fructu; D. Herbst = autumno, tempore de fructu; A. harvest = messe. </text:p>
        </text:list-item>
        <text:list-item>
          <text:p text:style-name="P88"><text:span text:style-name="T3">carpello</text:span> | -ello | -elle | -el | -ellum. = parvo fructu. ⊂ carp(o) -ello. </text:p>
        </text:list-item>
        <text:list-item>
          <text:p text:style-name="P88"><text:span text:style-name="T3">carpentario</text:span> 600 | -tiere | charpentier | -ter. = constructore de carpentos, et similes. </text:p>
        </text:list-item>
        <text:list-item>
          <text:p text:style-name="P88"><text:span text:style-name="T3">carpento</text:span> -um = vehiculo, curro, vectura. ⊃ F. charpente, A. carpent = compagine. </text:p>
        </text:list-item>
        <text:list-item>
          <text:p text:style-name="P88">G. carpo -ós = fructu. ⊂ E. carpe. ⊃ carpello, endocarpio, epicarpio, mesocarpio, pericarpio. </text:p>
        </text:list-item>
        <text:list-item>
          <text:p text:style-name="P88"><text:span text:style-name="T3">carpo</text:span> 100 | -po | -pe | -pus | -pus. = junctura de brachio et de manu, ex 8 osse. ⊂ G. carpo. </text:p>
        </text:list-item>
        <text:list-item>
          <text:p text:style-name="P88"><text:span text:style-name="T3">carro</text:span> -us | carro | char | car | Karre. = vehiculo, curru. </text:p>
        </text:list-item>
        <text:list-item>
          <text:p text:style-name="P88"><text:span text:style-name="T3">cartilagine</text:span> ĭ 100 | -agine | -age | -age | <text:span text:style-name="T5">Knorpel</text:span>, -ago. ⊃ cartilaginoso. </text:p>
        </text:list-item>
        <text:list-item>
          <text:p text:style-name="P88">—<text:span text:style-name="T3">oso</text:span> 100 | -noso | -neux | -nous | -nös. </text:p>
        </text:list-item>
        <text:list-item>
          <text:p text:style-name="P88"><text:span text:style-name="T3">caryatide</text:span> ĭ 100 | cariatide | caryatide | -tides | -tide. = columnas in forma de statua, repræsentante femina de Carya. </text:p>
        </text:list-item>
        <text:list-item>
          <text:p text:style-name="P88"><text:span text:style-name="T3">caryophyllo</text:span> 100 | garofano | <text:span text:style-name="T5">œillet</text:span>, (girofle), caryophyllée | <text:span text:style-name="T5">pink</text:span>, caryophyllus, (gilliflower) | <text:span text:style-name="T5">Gewilrznelke</text:span>. = Bot. « dianthus caryoplyllus ». ⊂ G. caruóphullon ⊂ cáruon [nuce] phúllon [follio]. </text:p>
        </text:list-item>
        <text:list-item>
          <text:p text:style-name="P88"><text:span text:style-name="T3">casa</text:span> -a | casa, casino | case | house, <text:span text:style-name="T5">hut</text:span> | <text:span text:style-name="T5">Hütte</text:span>, Haus. = tugurio, parvo domo, cabanna. ⊃ F. chez = in domo de, apud. </text:p>
        </text:list-item>
        <text:list-item>
          <text:p text:style-name="P88"><text:span text:style-name="T3">caseo</text:span> -us | cacio | <text:span text:style-name="T5">fromage</text:span> | cheese | Käse | H. queso | P. queijo. </text:p>
        </text:list-item>
        <text:list-item>
          <text:p text:style-name="P88">—<text:span text:style-name="T3">eina</text:span> | -eina | -éine | -ein | -ein. = substantia de caseo. </text:p>
        </text:list-item>
        <text:list-item>
          <text:p text:style-name="P88">—<text:span text:style-name="T3">eoso</text:span> | -eoso, cacioso | -éeux | -eous | käsig. </text:p>
        </text:list-item>
        <text:list-item>
          <text:p text:style-name="P88"><text:span text:style-name="T3">cassa</text:span> 600 | -are | -er | to cass, to cashier | -ieren. </text:p>
        </text:list-item>
        <text:list-item>
          <text:p text:style-name="P88">—<text:span text:style-name="T3">tione</text:span> | -zione | -tion | -tion | -tion. </text:p>
        </text:list-item>
        <text:list-item>
          <text:p text:style-name="P88"><text:span text:style-name="T3">cassia</text:span> -a | -sia | -sier, -se | -sia | -sia. = Bot. « laurus cassia ». G. -ía. ⊂ Semitico. </text:p>
        </text:list-item>
        <text:list-item>
          <text:p text:style-name="P88"><text:span text:style-name="T3">casso</text:span> -us = vacuo, carente, vano. ⊃ cassa(tione). ⊂ care (secundo Walde, es simile ad « cense censo, hære hæso, curre curso »). </text:p>
        </text:list-item>
        <text:list-item>
          <text:p text:style-name="P88"><text:span text:style-name="T3">castanea</text:span> -a | -gna | chätaigne | chestnut | -nie. = Bot. « castanea sativa ». ⊂ G. cástanon ⊂ Castana, urbe in Asia minore. </text:p>
        </text:list-item>
        <text:list-item>
          <text:p text:style-name="P88"><text:span text:style-name="T3">castello</text:span> -um | -ello | château, -el | -le | -ell. = parvo castro. </text:p>
        </text:list-item>
        <text:list-item>
          <text:p text:style-name="P88">—<text:span text:style-name="T3">ano</text:span> -us | -ano | châtelain | -lan | -an. = de castello. </text:p>
        </text:list-item>
        <text:list-item>
          <text:p text:style-name="P88"><text:span text:style-name="T3">castiga</text:span> ī -o | -are | chátier | -ate, to chasten, to chastise | -ieren. ⊂ cast(o) age. </text:p>
        </text:list-item>
        <text:list-item>
          <text:p text:style-name="P88">—<text:span text:style-name="T3">tione</text:span> -io | -go | châtiment | -gation | -gation. </text:p>
        </text:list-item>
        <text:list-item>
          <text:p text:style-name="P88">—<text:span text:style-name="T3">tore</text:span> -or | -tore | châtieur | -tor. = qui castiga. </text:p>
        </text:list-item>
        <text:list-item>
          <text:p text:style-name="P88">—<text:span text:style-name="T3">torio</text:span> 100 | | | -tory | -torisch. = que castiga. </text:p>
        </text:list-item>
        <text:list-item>
          <text:p text:style-name="P88"><text:span text:style-name="T3">castitate</text:span> -tas | -tà | chasteté | chastity | -tät. = to es casto. </text:p>
        </text:list-item>
        <text:list-item>
          <text:p text:style-name="P88"><text:span text:style-name="T3">casto</text:span> -us | casto | chaste | chaste | <text:span text:style-name="T5">rein</text:span>, <text:span text:style-name="T5">keusch</text:span>. = puro. ⊂ car(e) -to (Walde). (Curtius, Hemme liga L. <text:span text:style-name="T5">casto</text:span> ad G. catharós = puro). </text:p>
        </text:list-item>
        <text:list-item>
          <text:p text:style-name="P88"><text:span text:style-name="T3">castore</text:span> ō -tor | -ore | -or | -or | <text:span text:style-name="T5">Biber</text:span>, -or. = Zool. « castor fiber ». ⊂ G. cástōr. </text:p>
        </text:list-item>
        <text:list-item>
          <text:p text:style-name="P88"><text:soft-page-break/><text:span text:style-name="T3">castra</text:span> -o | -are | châtrer | -ate | -ieren. </text:p>
        </text:list-item>
        <text:list-item>
          <text:p text:style-name="P88">—<text:span text:style-name="T3">tione</text:span> 100 | -zione | -tion | -tion | -tion. </text:p>
        </text:list-item>
        <text:list-item>
          <text:p text:style-name="P88">—<text:span text:style-name="T3">to</text:span> 100 | -ato | -at | -ate | -at. </text:p>
        </text:list-item>
        <text:list-item>
          <text:p text:style-name="P88"><text:span text:style-name="T3">castro</text:span> -um = castello, loco munito, propugnaculo. </text:p>
        </text:list-item>
        <text:list-item>
          <text:p text:style-name="P88"><text:span text:style-name="T3">casu</text:span> -us | caso | cas | case | Casus. = to cade, occasu, accidente, occasione, circumstantia improviso, sorte, alea. ⊃ casuale, casuista. ⊂ cad(e) -tu. </text:p>
        </text:list-item>
        <text:list-item>
          <text:p text:style-name="P88">—<text:span text:style-name="T3">uale</text:span> 500 | -ale | -el | -al | -al. = accidentale, occasionale; beneficio occasionale que adde se ad emolumentos ordinario. </text:p>
        </text:list-item>
        <text:list-item>
          <text:p text:style-name="P88">—<text:span text:style-name="T3">ualitate</text:span> | -ità | -ité | -ity | -ität. </text:p>
        </text:list-item>
        <text:list-item>
          <text:p text:style-name="P88">—<text:span text:style-name="T3">uista</text:span> | -uista | -uiste | -uist | -uist. = theologo que solve casus de conscientia. </text:p>
        </text:list-item>
        <text:list-item>
          <text:p text:style-name="P88">—<text:span text:style-name="T3">uistica</text:span> | -sistica | -istique | -istry | -istik. </text:p>
        </text:list-item>
        <text:list-item>
          <text:p text:style-name="P88"><text:span text:style-name="T3">cata-, </text:span>G. catá = ab alto ad imo, deorsum, contra. ⊃ catachresi, cataclysmo, catacumba, catalepsi, catalogo, cataplasma, cataracta, catarrho, catastrophe, catechismo, categoria, cathedra, cathetere, catheto, cathodo, catholico, catoptrica. </text:p>
        </text:list-item>
        <text:list-item>
          <text:p text:style-name="P88">—<text:span text:style-name="T3">chresi</text:span> | -cresi | -èse | -esis | -ese. = abusu de vocabulo. ⊂ G. catáchrēsis ⊂ cata [contra] chrēsi [usu]. </text:p>
        </text:list-item>
        <text:list-item>
          <text:p text:style-name="P88">—<text:span text:style-name="T3">clysmo</text:span> -us | -ma | -me | -sm | -mus. = diluvio. ⊂ G. -mós. ⊂ cata [de-] clyze [lue] -mo. </text:p>
        </text:list-item>
        <text:list-item>
          <text:p text:style-name="P88">—<text:span text:style-name="T3">cumba</text:span> | -comba | -combe | -comb | -kombe. ⊂ cata [sub] cýmbē [cavitate]. </text:p>
        </text:list-item>
        <text:list-item>
          <text:p text:style-name="P88">—<text:span text:style-name="T3">lepsi</text:span> 500 | -lessi | -psie | -psy, -psis | -psis, -psie. = morbo que produc suspensione de sensu et motu, excepto in corde et in pulmone. ⊂ G. -álēpsis = captura. ⊂ cata lab [cape]. </text:p>
        </text:list-item>
        <text:list-item>
          <text:p text:style-name="P88">—<text:span text:style-name="T3">leptico</text:span> -ĭcus | -ettico | -ique | -ptic | -isch. = de catalepsi. ⊂ G. -ēpticós. </text:p>
        </text:list-item>
        <text:list-item>
          <text:p text:style-name="P88">—<text:span text:style-name="T3">logo</text:span> ŏ 100 | -ogo | -ogue | -ogue | -og. = enumeratione, tabula, registro, indice, rotulo, schedula. ⊂ G. catálogos ⊂ cata logo. </text:p>
        </text:list-item>
        <text:list-item>
          <text:p text:style-name="P88">—<text:span text:style-name="T3">plasma</text:span>(te) 100 | -plasma | -plasme | -plasm | -plasma. = emplastro. ⊂ G. -áplasma. ⊂ cata plasma. </text:p>
        </text:list-item>
        <text:list-item>
          <text:p text:style-name="P88">—<text:span text:style-name="T3">pulta</text:span> -a | -pulta | -pulte | -pult | -pult. ⊂ G. catapéltēs ⊂ cata pel [pállō = vibra] -ta. </text:p>
        </text:list-item>
        <text:list-item>
          <text:p text:style-name="P88">—<text:span text:style-name="T3">racta</text:span> -es | -aratta, -eratta | -aracte | -aract | -arakt. = casu de flumine; porta in rivo, que retine aqua; opacitate de crystallino de oculo. ⊂ G. -áctēs. ⊂ cata rag [rh <text:span text:style-name="T3">ē</text:span>gnumi = frange] -ta. </text:p>
        </text:list-item>
        <text:list-item>
          <text:p text:style-name="P88">—<text:span text:style-name="T3">rrho</text:span> 100 | -arro | -arrhe | -arrh | -arrh. ⊂ G. -árrhos [defluxu] ⊂ cata [de-] rhe [flue]. </text:p>
        </text:list-item>
        <text:list-item>
          <text:p text:style-name="P88">—<text:span text:style-name="T3">rrhale</text:span> | -rale | -hal | -hal | -halisch. </text:p>
        </text:list-item>
        <text:list-item>
          <text:p text:style-name="P88">—<text:span text:style-name="T3">rrhoso</text:span> | -rroso | -eux | -ous | -alisch. </text:p>
        </text:list-item>
        <text:list-item>
          <text:p text:style-name="P88">—<text:span text:style-name="T3">strophe</text:span> ŏ 100 | -ofe | -phe | -phe | -phe. = subversione, revolutione. ⊂ G. -ph <text:span text:style-name="T3">ē</text:span>. ⊂ cata strephe [verte, volve]. </text:p>
        </text:list-item>
        <text:list-item>
          <text:p text:style-name="P88"><text:span text:style-name="T3">catechismo</text:span> 400 | -ismo | -échisme | -ism | -ism. = ton catechiza. ⊂ G. -ēchismos. </text:p>
        </text:list-item>
        <text:list-item>
          <text:p text:style-name="P88"><text:span text:style-name="T3">catechista</text:span> 400 | -sta | -échiste | -st | -chet. = que catechiza. ⊂ G. -ēchist <text:span text:style-name="T3">ē</text:span>s. </text:p>
        </text:list-item>
        <text:list-item>
          <text:p text:style-name="P88"><text:soft-page-break/><text:span text:style-name="T3">catechiza</text:span> 300 | -izzare | -échiser | -ize | -sieren. = doce, instrue per interroga et responde ut echo. ⊂ G. catēchízō ⊂ cat(a) ech(o) -iza. </text:p>
        </text:list-item>
        <text:list-item>
          <text:p text:style-name="P88"><text:span text:style-name="T3">catechumeno</text:span> ĕ 300 | -cumeno | -échumène | -chumen | -chumen. = discipulo (de christianismo). ⊂ G. catēcúmenos. = quem catech(iza). </text:p>
        </text:list-item>
        <text:list-item>
          <text:p text:style-name="P88"><text:span text:style-name="T3">categoria</text:span> 500 | -oria | -égorie | -ory | -orie. = attributo, prædicato, classe, genere, specie. ⊂ G. catēgoria ⊂ cata agorá [oratione in publico]. </text:p>
        </text:list-item>
        <text:list-item>
          <text:p text:style-name="P88">—<text:span text:style-name="T3">ico</text:span> ĭ 500 | -rico | -rique | -ric | -risch. ⊂ G. catēgoricós. </text:p>
        </text:list-item>
        <text:list-item>
          <text:p text:style-name="P88"><text:span text:style-name="T3">catena</text:span> -a | -na | chaîne | chain | Kette. </text:p>
        </text:list-item>
        <text:list-item>
          <text:p text:style-name="P88"><text:span text:style-name="T3">catena</text:span> 600 | <text:span text:style-name="T5">in</text:span>catenare | <text:span text:style-name="T5">en</text:span>chaîner | -ate | -ieren. </text:p>
        </text:list-item>
        <text:list-item>
          <text:p text:style-name="P88">—<text:span text:style-name="T3">tione</text:span> -tio | | | -tion | -tion. </text:p>
        </text:list-item>
        <text:list-item>
          <text:p text:style-name="P88"><text:span text:style-name="T3">catharcico</text:span> ĭ 100 | catartico | -tique | -tic | -tisch. = (medicamen) purgativo. ⊂ G. -icós. ⊂ cathar(o) [puro] -tico. </text:p>
        </text:list-item>
        <text:list-item>
          <text:p text:style-name="P88"><text:span text:style-name="T3">cathedra</text:span> -ĕdra | cattedra | chaire | -dra | -der. = sede (de professore, de episcopo, de pontifice). ⊂ G. -édra. ⊂ cata hedra [sede]. </text:p>
        </text:list-item>
        <text:list-item>
          <text:p text:style-name="P88">—<text:span text:style-name="T3">ale</text:span> | cattedrale | -édrale | -edral | -edrale. = (ecclesia) principale. </text:p>
        </text:list-item>
        <text:list-item>
          <text:p text:style-name="P88"><text:span text:style-name="T3">cathetere</text:span> 500 | catetere, <text:span text:style-name="T5">sonda</text:span> | -étère, <text:span text:style-name="T5">sonde</text:span> | -eter | -eter. ⊂ G. cathet <text:span text:style-name="T3">ē</text:span>r ⊂ cat(a) he [hiēmi = mitte] -ter. </text:p>
        </text:list-item>
        <text:list-item>
          <text:p text:style-name="P88"><text:span text:style-name="T3">catheto</text:span> ĕ 100 | -teto | -thète | -tus | -te. = linea deorsum, verticale; latere perpendiculare ad alio. ⊂ G. cáthetos ⊂ cat(a) he -to. </text:p>
        </text:list-item>
        <text:list-item>
          <text:p text:style-name="P88"><text:span text:style-name="T3">cathodo</text:span> ŏ | -todo | -de | -de | -de. = polo negativo, descensu de currente electrico. ⊂ G. cáthodos ⊂ cat(a) hodo [via]. </text:p>
        </text:list-item>
        <text:list-item>
          <text:p text:style-name="P88"><text:span text:style-name="T3">catholico</text:span> 100 = universale. ⊂ G. -icós. ⊂ cat(a) hol(o) [toto] -ĭco. </text:p>
        </text:list-item>
        <text:list-item>
          <text:p text:style-name="P88">— 300 | cattolico | catholique | -ic | -ik, -isch. </text:p>
        </text:list-item>
        <text:list-item>
          <text:p text:style-name="P88">—<text:span text:style-name="T3">ismo</text:span> | cattolicismo | -isme | -ism | -ismus. </text:p>
        </text:list-item>
        <text:list-item>
          <text:p text:style-name="P88">—<text:span text:style-name="T3">itate</text:span> | cattolicità | -itè | -ity | -ität. = to es catholico; catholicos. </text:p>
        </text:list-item>
        <text:list-item>
          <text:p text:style-name="P88"><text:span text:style-name="T3">catino</text:span> ī -us | -ino | <text:span text:style-name="T5">bassin</text:span> | kettle | Kessel. = recipiente ad usu domestico. </text:p>
        </text:list-item>
        <text:list-item>
          <text:p text:style-name="P88">cato -us = sagace, astuto. </text:p>
        </text:list-item>
        <text:list-item>
          <text:p text:style-name="P88"><text:span text:style-name="T3">catoptrica</text:span> -ĭca | -ottrica | -ptrique | -ptrics | -ptrik. = optica relativo ad instrumentos de reflexione de luce. ⊂ G. -ic <text:span text:style-name="T3">ē</text:span>. ⊂ cat(a) optrica. </text:p>
        </text:list-item>
        <text:list-item>
          <text:p text:style-name="P88"><text:span text:style-name="T3">catto</text:span> (Palladio a. 450, Papa Gregorio a. 600) | gatto | chat | cat | Katze | H. P. gato | R. kot. = Zool. « felis catus ». </text:p>
        </text:list-item>
        <text:list-item>
          <text:p text:style-name="P88">G. cau caíō = arde. ⊃ cauma, caustico, cauterio, encausto. </text:p>
        </text:list-item>
        <text:list-item>
          <text:p text:style-name="P88"><text:span text:style-name="T3">CAUDA</text:span> -a | coda | queue | <text:span text:style-name="T5">tail</text:span>, cauda | <text:span text:style-name="T5">Schwanz</text:span>. </text:p>
        </text:list-item>
        <text:list-item>
          <text:p text:style-name="P88">—<text:span text:style-name="T3">le</text:span> | -ale | -al | -al. </text:p>
        </text:list-item>
        <text:list-item>
          <text:p text:style-name="P88">—<text:span text:style-name="T3">tario</text:span> | -tario | -taire | | -tar. = que fer cauda de veste pontificale. </text:p>
        </text:list-item>
        <text:list-item>
          <text:p text:style-name="P88">—<text:span text:style-name="T3">to</text:span> | -ato | -dé | -ate. </text:p>
        </text:list-item>
        <text:list-item>
          <text:p text:style-name="P88"><text:span text:style-name="T3">caule</text:span> -is | caule | <text:span text:style-name="T5">tige</text:span> | caulis. = stilo de planta. ⊂ G. caulós. </text:p>
        </text:list-item>
        <text:list-item>
          <text:p text:style-name="P88">— -is | cavolo | chou | cole | Kohl. = Bot. «brassica oleracea». </text:p>
        </text:list-item>
        <text:list-item>
          <text:p text:style-name="P88">—<text:span text:style-name="T3">iforme</text:span> | -forme | | -form | -form. </text:p>
        </text:list-item>
        <text:list-item>
          <text:p text:style-name="P88"><text:span text:style-name="T3">cauma</text:span>(te) 400 = magno calore. ⊂ G. caûma ⊂ cau -ma. </text:p>
        </text:list-item>
        <text:list-item>
          <text:p text:style-name="P88">— | calma | calme (chômer) | calm | Calm. = quiete (de aere et de mari, per causa de magno calore). </text:p>
        </text:list-item>
        <text:list-item>
          <text:p text:style-name="P88">— | | | cauma | Cauma. = calore de febri. </text:p>
        </text:list-item>
        <text:list-item>
          <text:p text:style-name="P88"><text:span text:style-name="T3">CAUSA</text:span> -a | -sa | -se | -se | <text:span text:style-name="T5">Ursache</text:span>, Causa. = quod produc effectu, <text:soft-page-break/>motivo, occasione, lite. ⊃ accusa, excusa, recusa; I. cosa, F. chose = re. </text:p>
        </text:list-item>
        <text:list-item>
          <text:p text:style-name="P88">— -or = excusa. </text:p>
        </text:list-item>
        <text:list-item>
          <text:p text:style-name="P88">—<text:span text:style-name="T3">ale</text:span> 400 | -ale | -al | -al | -al. </text:p>
        </text:list-item>
        <text:list-item>
          <text:p text:style-name="P88">—<text:span text:style-name="T3">alitate</text:span> | -ità | -ité | -ity | -ität. </text:p>
        </text:list-item>
        <text:list-item>
          <text:p text:style-name="P88">—<text:span text:style-name="T3">ativo</text:span> | -ante | -tif | -tive | -tiv. </text:p>
        </text:list-item>
        <text:list-item>
          <text:p text:style-name="P88"><text:span text:style-name="T3">caustico</text:span> ĭ 100 | -ico | -ique | -ic | -isch. </text:p>
        </text:list-item>
        <text:list-item>
          <text:p text:style-name="P88">—<text:span text:style-name="T3">itate</text:span> | -ità | -ité | -ity | -ität. </text:p>
        </text:list-item>
        <text:list-item>
          <text:p text:style-name="P88"><text:span text:style-name="T3">cautela</text:span> 200 | -la | -èle | -el | -el. = to es cauto, præcautione. </text:p>
        </text:list-item>
        <text:list-item>
          <text:p text:style-name="P88"><text:span text:style-name="T3">cauterio</text:span> 100 | -erio | -ère | -ery | -erium. = quod ure. ⊂ G. -t <text:span text:style-name="T3">ē</text:span>rion. ⊂ cau -ter -io. </text:p>
        </text:list-item>
        <text:list-item>
          <text:p text:style-name="P88">—<text:span text:style-name="T3">iza</text:span> 400 | -zzare | -ériser | -ze | -sieren. </text:p>
        </text:list-item>
        <text:list-item>
          <text:p text:style-name="P88">—<text:span text:style-name="T3">izatione</text:span> | -izzazione | -térisation | -ization | -isation. </text:p>
        </text:list-item>
        <text:list-item>
          <text:p text:style-name="P88"><text:span text:style-name="T3">cautione</text:span> -tio | -zione | -tion | -tion | -tion. ⊂ caut(o) -ione. </text:p>
        </text:list-item>
        <text:list-item>
          <text:p text:style-name="P88"><text:span text:style-name="T3">cauto</text:span> -us | -to | -teleux | -telous, -tious | -elös. = que cave, prudente. </text:p>
        </text:list-item>
        <text:list-item>
          <text:p text:style-name="P88"><text:span text:style-name="T3">cava</text:span> -o | scavare | -ver, <text:span text:style-name="T5">creuser</text:span> | -ve | <text:span text:style-name="T5">aushöhlen</text:span>. = fac cavo, excava. </text:p>
        </text:list-item>
        <text:list-item>
          <text:p text:style-name="P88"><text:span text:style-name="T3">CAVE</text:span> -eo = es cauto, habe cautela, sume præcautione. </text:p>
        </text:list-item>
        <text:list-item>
          <text:p text:style-name="P88"><text:span text:style-name="T3">cavea</text:span> -a | gabbia | cage | cage | Käfig. ⊂ cav(o) -ea. </text:p>
        </text:list-item>
        <text:list-item>
          <text:p text:style-name="P88"><text:span text:style-name="T3">caverna</text:span> -a | -na | -ne | -ern | -ne. ⊂ cav(o) -erna. </text:p>
        </text:list-item>
        <text:list-item>
          <text:p text:style-name="P88">—<text:span text:style-name="T3">oso</text:span> 100 | -oso | -eux | -ous | -ös. </text:p>
        </text:list-item>
        <text:list-item>
          <text:p text:style-name="P88"><text:span text:style-name="T3">cavilla</text:span> -or | -are | <text:span text:style-name="T5">chicaner</text:span> | -vil | -ieren. ⊂ cavill(o) -a. </text:p>
        </text:list-item>
        <text:list-item>
          <text:p text:style-name="P88">—<text:span text:style-name="T3">tione</text:span> -tio | -zione | -tion | -tion | -tion. </text:p>
        </text:list-item>
        <text:list-item>
          <text:p text:style-name="P88"><text:span text:style-name="T3">cavillo</text:span> -us | -lo | -lation, <text:span text:style-name="T5">chicane</text:span> | -il | -lation. = ratiocinio vacuo. ⊂ cavo. ⊃ cavilla. </text:p>
        </text:list-item>
        <text:list-item>
          <text:p text:style-name="P88"><text:span text:style-name="T3">cavitate</text:span> | -ità | -ité | -ity | -ität. = to es cavo. </text:p>
        </text:list-item>
        <text:list-item>
          <text:p text:style-name="P88"><text:span text:style-name="T3">CAVO</text:span> -us | -vo | <text:span text:style-name="T5">creux</text:span>, cave | <text:span text:style-name="T5">hollow</text:span>, cave | <text:span text:style-name="T5">hohl</text:span> | H. cueva | P. covo. ⊃ cava, cavea, caverna, cavillo, cavitate, concavo, excava, incava. </text:p>
        </text:list-item>
        <text:list-item>
          <text:p text:style-name="P88"><text:span text:style-name="T3">CE</text:span>, <text:span text:style-name="T5">thema de</text:span> (hi)c (hæ)c (ho)c | <text:span text:style-name="T5">questo</text:span>, ciò | ce | <text:span text:style-name="T5">this</text:span>, <text:span text:style-name="T5">that</text:span> | <text:span text:style-name="T5">dieser</text:span>. = isto. ⊃ ce(tero), cis, citra, (ec)ce. ⊂ E. ce ⊃ A. he = illo; D. her = de ce parte; hier = in ce loco; R. sej = ce. </text:p>
        </text:list-item>
        <text:list-item>
          <text:p text:style-name="P88"><text:span text:style-name="T3">CEDE</text:span> -o | -dere | céder | -de | -dieren. = i, i ab, i retro, relinque, fac cessione. ⊃ cesso, cessione, abscessu, accede, antecede, concede, decede, excede, intercede, præcede, procede, recede, retrocede, secessione, succede. </text:p>
        </text:list-item>
        <text:list-item>
          <text:p text:style-name="P88">—<text:span text:style-name="T3">ente</text:span> 100 | -nte | cédant | -ing | -nt. </text:p>
        </text:list-item>
        <text:list-item>
          <text:p text:style-name="P88"><text:span text:style-name="T3">cedro</text:span> -us | -dro | cédre | -dar | -der. ⊂ G. cédros. = Bot. « thuia orientalis ». Vide « citro ». </text:p>
        </text:list-item>
        <text:list-item>
          <text:p text:style-name="P88"><text:span text:style-name="T3">CELA</text:span> -o | -are | -er, <text:span text:style-name="T5">cacher</text:span> | to <text:span text:style-name="T5">conceal</text:span> | celieren, hehlen | H. celar. = (oc)cule, occulta, absconde. ⊃ cella, occule, clam. ⊂ E. ⊃ G. calypte, apocalypsi, calice; A. (antiquo) heal, hele; D. hehlen, hüllen. </text:p>
        </text:list-item>
        <text:list-item>
          <text:p text:style-name="P88">G. cele, c <text:span text:style-name="T3">ē</text:span>lē = tumore. ⊃ hydrocele, varicocele. </text:p>
        </text:list-item>
        <text:list-item>
          <text:p text:style-name="P88"><text:span text:style-name="T3">celebra</text:span> -ĕbro = frequenta, divulga. </text:p>
        </text:list-item>
        <text:list-item>
          <text:p text:style-name="P88">— -o | -are | célébrer | -ate | -ieren. = honora, lauda. ⊂ celebr(e) -a. </text:p>
        </text:list-item>
        <text:list-item>
          <text:p text:style-name="P88">—<text:span text:style-name="T3">nte</text:span> | -ante | célébrant | -ant | -ant. </text:p>
        </text:list-item>
        <text:list-item>
          <text:p text:style-name="P88">—<text:span text:style-name="T3">tione</text:span> -tio | -zione | célébration | -tion | -tion. </text:p>
        </text:list-item>
        <text:list-item>
          <text:p text:style-name="P88"><text:soft-page-break/>—<text:span text:style-name="T3">tore</text:span> 100 | -atore | célébrateur | -ator | -ator. </text:p>
        </text:list-item>
        <text:list-item>
          <text:p text:style-name="P88">cĕlebre -is = frequentato, noto. </text:p>
        </text:list-item>
        <text:list-item>
          <text:p text:style-name="P88"><text:span text:style-name="T3">celebre</text:span> -ĕbris | -bre | célèbre | -brated, -brious | <text:span text:style-name="T5">berühmt</text:span>. = noto, glorioso, famoso, anti obscuro. </text:p>
        </text:list-item>
        <text:list-item>
          <text:p text:style-name="P88">—itate -tas = multitudine. </text:p>
        </text:list-item>
        <text:list-item>
          <text:p text:style-name="P88">—<text:span text:style-name="T3">itate</text:span> -tas | -tà | célébrité | -ty | -tät. = gloria, fama. </text:p>
        </text:list-item>
        <text:list-item>
          <text:p text:style-name="P88"><text:span text:style-name="T3">celere</text:span> -ler -ĕr- | -re | <text:span text:style-name="T5">rapide</text:span> | <text:span text:style-name="T5">quick</text:span> | <text:span text:style-name="T5">schnell</text:span>. = veloce. ⊃ (ac)celer(a). </text:p>
        </text:list-item>
        <text:list-item>
          <text:p text:style-name="P88">—<text:span text:style-name="T3">itate</text:span> -tas | -tà | célérité | -ty | -tät. </text:p>
        </text:list-item>
        <text:list-item>
          <text:p text:style-name="P88"><text:span text:style-name="T3">cella</text:span> -a | cella | cellule | cell, cella | Celle, Zelle. = loco in que ullo re es celato; camera in monasterio, in carcere, in alveario, etc. ⊃ cellula. ⊂ cel(a) -la. </text:p>
        </text:list-item>
        <text:list-item>
          <text:p text:style-name="P88">—<text:span text:style-name="T3">ario</text:span> 100 | -ario | -ier | -ar | Keller. </text:p>
        </text:list-item>
        <text:list-item>
          <text:p text:style-name="P88">celle, <text:span text:style-name="T5">thema de</text:span> (ex)celle ⊃ colle, columna, culmine, præcelle, celso, excelso. = es alto. </text:p>
        </text:list-item>
        <text:list-item>
          <text:p text:style-name="P88"><text:span text:style-name="T3">cellula</text:span> -ŭla | -la | -le | -le, -la | -la. = parvo cella. </text:p>
        </text:list-item>
        <text:list-item>
          <text:p text:style-name="P88">—<text:span text:style-name="T3">are</text:span> | -lare | -laire | -lar | -lar. </text:p>
        </text:list-item>
        <text:list-item>
          <text:p text:style-name="P88">—<text:span text:style-name="T3">oide</text:span> | -oide | -oïde | -oid | -oide. </text:p>
        </text:list-item>
        <text:list-item>
          <text:p text:style-name="P88">—<text:span text:style-name="T3">osa</text:span> | -osa | -ose | -ose | -ose. </text:p>
        </text:list-item>
        <text:list-item>
          <text:p text:style-name="P88"><text:span text:style-name="T3">celso</text:span> -us = excelso, alto, elevato, que celle. </text:p>
        </text:list-item>
        <text:list-item>
          <text:p text:style-name="P88"><text:span text:style-name="T3">CENA</text:span> -a | cena | <text:span text:style-name="T5">diner</text:span>, <text:span text:style-name="T5">souper</text:span>, cène | <text:span text:style-name="T5">dinner</text:span>, <text:span text:style-name="T5">supper</text:span> | <text:span text:style-name="T5">Abendmahl</text:span> | H. cena | P. cea. = prandio de vespero (præcipio prandio de antiquo Romanos). </text:p>
        </text:list-item>
        <text:list-item>
          <text:p text:style-name="P88"><text:span text:style-name="T3">cenaculo</text:span> -ŭlum | -colo | cénacle | | -kel. = conclave ubi homines ede; factione litterario aut politico. </text:p>
        </text:list-item>
        <text:list-item>
          <text:p text:style-name="P88"><text:span text:style-name="T3">cenotaphio</text:span> | -fio | cénotaphe | -ph | -phium. = sepulcro vacuo, in honore de mortuo. ⊂ G. cenotáphion. ⊂ ceno [vacuo] tapho [sepulcro]. </text:p>
        </text:list-item>
        <text:list-item>
          <text:p text:style-name="P88"><text:span text:style-name="T3">cense</text:span> -eo | | | | -ieren. = æstima, judica, opina, puta. ⊃ censore, censu, censura, recense. </text:p>
        </text:list-item>
        <text:list-item>
          <text:p text:style-name="P88">—<text:span text:style-name="T3">ore</text:span> -sor | -ore | -eur | -or | -or. </text:p>
        </text:list-item>
        <text:list-item>
          <text:p text:style-name="P88"><text:span text:style-name="T3">censu</text:span> -us | -nso | -ns | -nsus | -nsus, Zins. = enumeratione de cives, divitia de cives. ⊂ cens(e) -u. </text:p>
        </text:list-item>
        <text:list-item>
          <text:p text:style-name="P88"><text:span text:style-name="T3">censura</text:span> -a | -ura | -ure | -ure | -ur. ⊂ cens(e) -ura. </text:p>
        </text:list-item>
        <text:list-item>
          <text:p text:style-name="P88">—<text:span text:style-name="T3">a</text:span> N | -are | -rer | -re | -rieren. </text:p>
        </text:list-item>
        <text:list-item>
          <text:p text:style-name="P88">—<text:span text:style-name="T3">abile</text:span> -ĭlis | -abile | -able | -able | -abel. </text:p>
        </text:list-item>
        <text:list-item>
          <text:p text:style-name="P88"><text:span text:style-name="T3">centaurea</text:span> -ēa | -aurea | -aurée | -aury | <text:span text:style-name="T5">Kornblume</text:span>. ⊂ G. -reía (planta de que inventione es attributo ad centauro Chirone). = Bot. « cntaurēa cyanus ». </text:p>
        </text:list-item>
        <text:list-item>
          <text:p text:style-name="P88"><text:span text:style-name="T3">centauro</text:span> -us | -auro | -aure | -aur | -aur. = monstruo, medio homine et medio equo; constellatione de sagittario. ⊂ G. céntauros. </text:p>
        </text:list-item>
        <text:list-item>
          <text:p text:style-name="P88"><text:span text:style-name="T3">centenario</text:span> -us | -ario | -aire | -ary | -arius. = de centum anno. </text:p>
        </text:list-item>
        <text:list-item>
          <text:p text:style-name="P88"><text:span text:style-name="T3">centesimo</text:span> -ĭmus | -esimo | centime, centième, -esimo | centime, <text:span text:style-name="T5">hundredth</text:span> -esimo, <text:span text:style-name="T5">hundertste</text:span>. ⊂ cent(um) -esimo. </text:p>
        </text:list-item>
        <text:list-item>
          <text:p text:style-name="P88">—<text:span text:style-name="T3">ale</text:span> | -ale | -ésimal | -al | -al. </text:p>
        </text:list-item>
        <text:list-item>
          <text:p text:style-name="P88"><text:span text:style-name="T3">centi-</text:span> = diviso per centum. </text:p>
        </text:list-item>
        <text:list-item>
          <text:p text:style-name="P88">—<text:span text:style-name="T3">grado</text:span> ă | -ado | -ade | -ade | -ade. ⊂ cent(um) -i- grad(u) -o. </text:p>
        </text:list-item>
        <text:list-item>
          <text:p text:style-name="P88"><text:soft-page-break/>—<text:span text:style-name="T3">gramma</text:span> | -amma | -amme | -amme | -amm. = gramma diviso centum. </text:p>
        </text:list-item>
        <text:list-item>
          <text:p text:style-name="P88">—<text:span text:style-name="T3">litro</text:span> | -itro | -itre | -iter | -itre. </text:p>
        </text:list-item>
        <text:list-item>
          <text:p text:style-name="P88">—<text:span text:style-name="T3">metro</text:span> ĕ | -etro | -ètre | -eter, -etre | -eter. </text:p>
        </text:list-item>
        <text:list-item>
          <text:p text:style-name="P88"><text:span text:style-name="T3">centrale</text:span> 100 | -ale | -al | -al | -al. ⊂ centr(o) -ale. </text:p>
        </text:list-item>
        <text:list-item>
          <text:p text:style-name="P88">—<text:span text:style-name="T3">itate</text:span> | -ità | -ité | -ity | -ität. </text:p>
        </text:list-item>
        <text:list-item>
          <text:p text:style-name="P88">—<text:span text:style-name="T3">iza</text:span> | -izzare | -iser | -ize | -isieren. </text:p>
        </text:list-item>
        <text:list-item>
          <text:p text:style-name="P88">—<text:span text:style-name="T3">izatione</text:span> | -izzazione | -tion | -tion | -tion. </text:p>
        </text:list-item>
        <text:list-item>
          <text:p text:style-name="P88"><text:span text:style-name="T3">centrifugo</text:span> -ŭgus | -fugo | -fuge | -fugal | -fugal. ⊂ centr(o) -i- fug(e) -o. = que fuge centro. </text:p>
        </text:list-item>
        <text:list-item>
          <text:p text:style-name="P88"><text:span text:style-name="T3">centripeto</text:span> -ĕtus | -peto | -pète | -petal, -petous | -petal. ⊂ centr(o) -i- pet(e) -o. </text:p>
        </text:list-item>
        <text:list-item>
          <text:p text:style-name="P88"><text:span text:style-name="T3">centro</text:span> 100 | centro | centre | centre | Centrum. ⊂ G. céntron. </text:p>
        </text:list-item>
        <text:list-item>
          <text:p text:style-name="P88"><text:span text:style-name="T3">CENTUM</text:span> -um | cento | cent | hund <text:span text:style-name="T5">red</text:span> | hund <text:span text:style-name="T5">ert</text:span> | H. ciento | P. cem. ⊃ centesimo, centi-, centuplica. ⊂ E. ⊃ G. hecaton (G. he = uno); A. hund <text:span text:style-name="T5">red</text:span>, D. Hund <text:span text:style-name="T5">ert</text:span>, R. sto, S. çata. </text:p>
        </text:list-item>
        <text:list-item>
          <text:p text:style-name="P88"><text:span text:style-name="T3">centuplica</text:span> -ĭco | -plicare | -pler | -plicate | -plieren. ⊂ centu(m) plica. </text:p>
        </text:list-item>
        <text:list-item>
          <text:p text:style-name="P88">—<text:span text:style-name="T3">plice</text:span> ĭ (Plauto) | -plo | -ple | -ple | -plum. ⊂ centu(m) plic(a) -e. </text:p>
        </text:list-item>
        <text:list-item>
          <text:p text:style-name="P88"><text:span text:style-name="T3">centuria</text:span> -a | -ria | -rie | -ry | -rie. ⊂ centu(m) vir -ia. = corpore de 100 milite. </text:p>
        </text:list-item>
        <text:list-item>
          <text:p text:style-name="P88">—<text:span text:style-name="T3">ione</text:span> -rio | -rione | -rion | -rion | -rio. = duce de centuria. </text:p>
        </text:list-item>
        <text:list-item>
          <text:p text:style-name="P88"><text:span text:style-name="T3">cepa</text:span> -a | cipolla | <text:span text:style-name="T5">oignon</text:span>, ciboule, cive | cibol, cives | Zwiebel. = Bot. « allium cepa ». </text:p>
        </text:list-item>
        <text:list-item>
          <text:p text:style-name="P88"><text:span text:style-name="T3">cephalæa</text:span> 100 ⊂ G. cephalaía. = </text:p>
        </text:list-item>
        <text:list-item>
          <text:p text:style-name="P88"><text:span text:style-name="T3">cephalalgia</text:span> ĭ 100 | cefalalgia, cefalea | céphalalgie, céphalée | -gy | -gie. ⊂ G. -gía. ⊂ cephal(e) alg(o) -ia. = dolore ad capite. </text:p>
        </text:list-item>
        <text:list-item>
          <text:p text:style-name="P88">G. cephale cephal <text:span text:style-name="T3">ē</text:span> = capite. ⊃ cephalalgia, cephalico, encephalo, brachycephalo. </text:p>
        </text:list-item>
        <text:list-item>
          <text:p text:style-name="P88"><text:span text:style-name="T3">cephalico</text:span> ĭ 100 | cefalico | céphalique | -ic | -isch. = de capite. ⊂ G. -icós. ⊂ cephal(e) -ico. </text:p>
        </text:list-item>
        <text:list-item>
          <text:p text:style-name="P88"><text:span text:style-name="T3">cera</text:span> -a | cera | cire | cere, <text:span text:style-name="T5">wax</text:span> | Cera, <text:span text:style-name="T5">Wachs</text:span>. ⊃ cereo. ⊂ G. cērós. </text:p>
        </text:list-item>
        <text:list-item>
          <text:p text:style-name="P88"><text:span text:style-name="T3">ceramica</text:span> -ĭca | -mica | céramique | -mic | -mik. ⊂ G. -meic <text:span text:style-name="T3">ē</text:span>. ⊂ céramos = latere, terra per vasos, argilla. </text:p>
        </text:list-item>
        <text:list-item>
          <text:p text:style-name="P88"><text:span text:style-name="T3">ceraso</text:span> -ăsus | ciliegia | cerise | cherry | Kirsche | H. cereza | P. cerêia. = Bot. « prunus cerasus ». ⊂ G. cérasos ⊂ urbe Cerasûs; Lucullo fer illo ex Ponto in Italia, in anno 74. </text:p>
        </text:list-item>
        <text:list-item>
          <text:p text:style-name="P88"><text:span text:style-name="T3">cerasta</text:span> 100 | -asta | céraste | -aste | -ast. = Zool. « cerastes horridus » = vipera cum cornu. ⊂ G. cerástēs. </text:p>
        </text:list-item>
        <text:list-item>
          <text:p text:style-name="P88">cepulla 100 = cepa. </text:p>
        </text:list-item>
        <text:list-item>
          <text:p text:style-name="P88"><text:span text:style-name="T3">cerato</text:span> 100 | cerotto | cérat | -ate | -at. = emplastro. ⊂ cera -to. </text:p>
        </text:list-item>
        <text:list-item>
          <text:p text:style-name="P88"><text:span text:style-name="T3">cerbero</text:span> -ĕrus | -ero | -ére | -erus | -erus. = cane custode de inferno. ⊂ G. cérberos. </text:p>
        </text:list-item>
        <text:list-item>
          <text:p text:style-name="P88"><text:span text:style-name="T3">cereale</text:span> -is | -eale | céréale | -eal | -eal. </text:p>
        </text:list-item>
        <text:list-item>
          <text:p text:style-name="P88"><text:span text:style-name="T3">cerebello</text:span> 200 | cervelletto | cervelet | -ellum | -ellum. = parvo cerebro. </text:p>
        </text:list-item>
        <text:list-item>
          <text:p text:style-name="P88"><text:span text:style-name="T3">cerebro</text:span> -ĕbrum | -bro, cervello | cerveau | <text:span text:style-name="T5">brain</text:span>, -brum | <text:span text:style-name="T5">Gehirn</text:span>, -<text:soft-page-break/>brum. </text:p>
        </text:list-item>
        <text:list-item>
          <text:p text:style-name="P88">—<text:span text:style-name="T3">ale</text:span> | -ale | cérébral | -al | -al. </text:p>
        </text:list-item>
        <text:list-item>
          <text:p text:style-name="P88"><text:span text:style-name="T3">ceremonia</text:span> -a (cæremonia, cærimonia) | cerimonia | cèrémonie | -ony | -onie. </text:p>
        </text:list-item>
        <text:list-item>
          <text:p text:style-name="P88">—<text:span text:style-name="T3">iale</text:span> -iale | cerimoniale | cérémonial, -moniel | -monial | -monial. </text:p>
        </text:list-item>
        <text:list-item>
          <text:p text:style-name="P88">—<text:span text:style-name="T3">ioso</text:span> | cerimonioso | cérémonieux | -nious | -niös. </text:p>
        </text:list-item>
        <text:list-item>
          <text:p text:style-name="P88"><text:span text:style-name="T3">cereo</text:span> -us | cereo, cero | de cire, cierge | cereous | Kerze. </text:p>
        </text:list-item>
        <text:list-item>
          <text:p text:style-name="P88"><text:span text:style-name="T3">cerne</text:span> -o = (dis)cerne, (se)cerne. ⊃ concerne, certo, critico, decreto, discerne, discreto, excremento, secreto, secretione, cribro, crimine, discrimen. ⊂ E. cri -ne. </text:p>
        </text:list-item>
        <text:list-item>
          <text:p text:style-name="P88"><text:span text:style-name="T3">ceroso</text:span> 100 | -roso | cireux | -rous. = cum cera. </text:p>
        </text:list-item>
        <text:list-item>
          <text:p text:style-name="P88"><text:span text:style-name="T3">certa</text:span> = contende, compete. </text:p>
        </text:list-item>
        <text:list-item>
          <text:p text:style-name="P88"><text:span text:style-name="T3">certifica</text:span> -ĭco | -ficare | -fier | -fy | -ficieren. ⊂ cert(o) -i- fac. </text:p>
        </text:list-item>
        <text:list-item>
          <text:p text:style-name="P88">—<text:span text:style-name="T3">tione</text:span> | -zione | -tion | -tion | -tion. </text:p>
        </text:list-item>
        <text:list-item>
          <text:p text:style-name="P88">—<text:span text:style-name="T3">to</text:span> | -ato | -at | -ate | -at. </text:p>
        </text:list-item>
        <text:list-item>
          <text:p text:style-name="P88">—<text:span text:style-name="T3">tore</text:span> | -tore | -teur | -tor | -tor. </text:p>
        </text:list-item>
        <text:list-item>
          <text:p text:style-name="P88"><text:span text:style-name="T3">certitudine</text:span> -udo -udĭn- | certezza | -ude | -ude. = to es certo. </text:p>
        </text:list-item>
        <text:list-item>
          <text:p text:style-name="P88"><text:span text:style-name="T3">certo</text:span> -us | certo | -tain | -tain | <text:span text:style-name="T5">gewiss</text:span>. ⊃ certitudine. ⊂ cer(ne) -to. </text:p>
        </text:list-item>
        <text:list-item>
          <text:p text:style-name="P88"><text:span text:style-name="T3">cerumine</text:span> -men -mĭn- | -me | cérumen | -men | -men. ⊂ cer(a) -u- -mine. </text:p>
        </text:list-item>
        <text:list-item>
          <text:p text:style-name="P88"><text:span text:style-name="T3">cerussa</text:span> 100 | -russa | céruse | -ruse | -russa. = carbonato de plumbo. </text:p>
        </text:list-item>
        <text:list-item>
          <text:p text:style-name="P88"><text:span text:style-name="T3">cervicale</text:span> 100 | <text:span text:style-name="T5">guanciale</text:span> | <text:span text:style-name="T5">oreiller</text:span> | <text:span text:style-name="T5">pillow</text:span> | <text:span text:style-name="T5">Kopfkissen</text:span>. ⊂ cervic(e) -ale. </text:p>
        </text:list-item>
        <text:list-item>
          <text:p text:style-name="P88">— N | -ale | -al | -al | -al. </text:p>
        </text:list-item>
        <text:list-item>
          <text:p text:style-name="P88"><text:span text:style-name="T3">cervice</text:span> -ix | -ce | <text:span text:style-name="T5">nuque</text:span> | <text:span text:style-name="T5">neck</text:span> | <text:span text:style-name="T5">Nacken</text:span>. ⊃ cervicale. </text:p>
        </text:list-item>
        <text:list-item>
          <text:p text:style-name="P88"><text:span text:style-name="T3">cervisia</text:span> 100 | -ogia, <text:span text:style-name="T5">birra</text:span> | -oise, <text:span text:style-name="T5">bière</text:span> | -isia, <text:span text:style-name="T5">beer</text:span> | Cerevis, <text:span text:style-name="T5">Bier</text:span>. </text:p>
        </text:list-item>
        <text:list-item>
          <text:p text:style-name="P88"><text:span text:style-name="T3">cervo</text:span> -us | cervo | cerf | <text:span text:style-name="T5">stag</text:span>, hart | Hirsch. </text:p>
        </text:list-item>
        <text:list-item>
          <text:p text:style-name="P88"><text:span text:style-name="T3">cessa</text:span> -o | -are | -er | to cease | -ieren. = cede, linque, desiste, fini de age. ⊂ ced(e) -ta, cess(o) -a. </text:p>
        </text:list-item>
        <text:list-item>
          <text:p text:style-name="P88">—<text:span text:style-name="T3">tione</text:span> -tio | -zione | -tion | -tion | -tion. </text:p>
        </text:list-item>
        <text:list-item>
          <text:p text:style-name="P88"><text:span text:style-name="T3">cessibile</text:span> -ĭlis | | -ible | -ible | -ibel. = quem pote cede. </text:p>
        </text:list-item>
        <text:list-item>
          <text:p text:style-name="P88">—<text:span text:style-name="T3">itate</text:span> | | -ité | -ity | -ität. </text:p>
        </text:list-item>
        <text:list-item>
          <text:p text:style-name="P88"><text:span text:style-name="T3">cessionario</text:span> | -ario | -aire | -ary, <text:span text:style-name="T5">transferee</text:span> | -onär. = persona ad que cessione es facto. </text:p>
        </text:list-item>
        <text:list-item>
          <text:p text:style-name="P88"><text:span text:style-name="T3">cessione</text:span> -sio | -ione | -ion | -ion | -ion. ⊂ ced(e) -tione, ton cede. </text:p>
        </text:list-item>
        <text:list-item>
          <text:p text:style-name="P88"><text:span text:style-name="T3">cesso</text:span> -us = quem cede. ⊃ con-, re-, pro-, cessione. </text:p>
        </text:list-item>
        <text:list-item>
          <text:p text:style-name="P88"><text:span text:style-name="T3">cetero</text:span> -ĕrus | <text:span text:style-name="T5">l’altro</text:span>, <text:span text:style-name="T5">il rimanente</text:span> | <text:span text:style-name="T5">les autres</text:span>, <text:span text:style-name="T5">le restant</text:span>, <text:span text:style-name="T5">le reste</text:span> | <text:span text:style-name="T5">remainder</text:span>, <text:span text:style-name="T5">rest</text:span> | <text:span text:style-name="T5">übrig</text:span>. ⊃ et cetera. ⊂ ce -tero. (cætero non es L.). </text:p>
        </text:list-item>
        <text:list-item>
          <text:p text:style-name="P88">cetĕrum -um = pro cetero, de alio parte, sed. </text:p>
        </text:list-item>
        <text:list-item>
          <text:p text:style-name="P88"><text:span text:style-name="T3">ceto</text:span> -us | cetaceo | cétacé | cetaceous | -acee. ⊂ G. c <text:span text:style-name="T3">ē</text:span>tos. </text:p>
        </text:list-item>
        <text:list-item>
          <text:p text:style-name="P88">G. chalco -ós = cupro. ⊃ chalco(graphia). </text:p>
        </text:list-item>
        <text:list-item>
          <text:p text:style-name="P88"><text:span text:style-name="T3">chalcographia</text:span> | calcografia | -phie | -phy | -phie. = scriptura in curpo. ⊂ G. chalco graphia. </text:p>
        </text:list-item>
        <text:list-item>
          <text:p text:style-name="P88"><text:span text:style-name="T3">chalcographo</text:span> ă | calcografo | -phe | -pher | -ph. = qui scribe in cupro. </text:p>
        </text:list-item>
        <text:list-item>
          <text:p text:style-name="P88"><text:span text:style-name="T3">chalybe</text:span> -lŭps -lŭb- | <text:span text:style-name="T5">acciaio</text:span> | <text:span text:style-name="T5">acier</text:span> (chalybé) | <text:span text:style-name="T5">steel</text:span> (chalybeate) | <text:soft-page-break/><text:span text:style-name="T5">Stahl</text:span> (Chalybographie). ⊂ G. chályps. </text:p>
        </text:list-item>
        <text:list-item>
          <text:p text:style-name="P88"><text:span text:style-name="T3">chamæleonte</text:span> 100 | camaleonte | caméléon | chameleon | -amäleon. = Zool. « chamæleo vulgaris ». ⊂ G. -léōn. = leone ad terra. </text:p>
        </text:list-item>
        <text:list-item>
          <text:p text:style-name="P88"><text:span text:style-name="T3">chamæmelo</text:span> 100 | camomilla | camomille | camomille | Kamille. = Bot. « matricaria chamomilla ». ⊂ G. chamaímēlon. = pomo ad terra. </text:p>
        </text:list-item>
        <text:list-item>
          <text:p text:style-name="P88"><text:span text:style-name="T3">chaos</text:span> ( <text:span text:style-name="T5">nominativo</text:span> L.) | caos | chaos | chaos | Chaos. ⊂ G. cháos. </text:p>
        </text:list-item>
        <text:list-item>
          <text:p text:style-name="P88"><text:span text:style-name="T3">chaotico</text:span> -ĭcus | caotico | chaotique | -tic | -tisch. ⊂ chao(s) -tico. </text:p>
        </text:list-item>
        <text:list-item>
          <text:p text:style-name="P88"><text:span text:style-name="T3">charactere</text:span> ē 100 | caràttere | caractère | -ter | -ter. ⊂ G. -t <text:span text:style-name="T3">ē</text:span>r. </text:p>
        </text:list-item>
        <text:list-item>
          <text:p text:style-name="P88">—<text:span text:style-name="T3">istico</text:span> ĭ 500 | caratteristico | caractéristique | -istic | -istisch. ⊂ G. -ēristicós. </text:p>
        </text:list-item>
        <text:list-item>
          <text:p text:style-name="P88">—<text:span text:style-name="T3">iza</text:span> | caratterizzare | caractériser | -ize | -isieren. ⊂ G. -ērizō. </text:p>
        </text:list-item>
        <text:list-item>
          <text:p text:style-name="P88"><text:span text:style-name="T3">charta</text:span> -a | I. H. P. carta | <text:span text:style-name="T5">papier</text:span>, carte, charte | <text:span text:style-name="T5">paper</text:span>, card, carte, chart | Karte. ⊂ G. chártēs. </text:p>
        </text:list-item>
        <text:list-item>
          <text:p text:style-name="P88">—<text:span text:style-name="T3">ario</text:span> 100 | cartolaio. = venditore de charta. </text:p>
        </text:list-item>
        <text:list-item>
          <text:p text:style-name="P88"><text:span text:style-name="T3">chemia</text:span> -īa | chimi <text:span text:style-name="T5">ca</text:span> | chimie | chemi <text:span text:style-name="T5">stry</text:span> | Chemie | H. química | P. chimica. ⊂ Arabo alchemia. ⊃ G. (anno 1000) chēmeía. </text:p>
        </text:list-item>
        <text:list-item>
          <text:p text:style-name="P88">—<text:span text:style-name="T3">ico</text:span> -ĭcus | chimico | chimique | -al | -isch, -iker. = que pertine ad chemia. </text:p>
        </text:list-item>
        <text:list-item>
          <text:p text:style-name="P88">—<text:span text:style-name="T3">ista</text:span> | chimico | chimiste | -ist | -ist. = que stude chemia. </text:p>
        </text:list-item>
        <text:list-item>
          <text:p text:style-name="P88"><text:span text:style-name="T3">chiliade</text:span> ă 200 | -ade | -ade | -ad | -ade. ⊂ chiliás -ádos. ⊂ chilioi. </text:p>
        </text:list-item>
        <text:list-item>
          <text:p text:style-name="P88">G. chil(ioi), chílioi = 1000. ⊃ kilometro. </text:p>
        </text:list-item>
        <text:list-item>
          <text:p text:style-name="P88"><text:span text:style-name="T3">chimæra</text:span> -a | -era | -ère | -era | -äre. ⊂ G. chímaira, monstro in forma de capra; re imaginario. </text:p>
        </text:list-item>
        <text:list-item>
          <text:p text:style-name="P88">—<text:span text:style-name="T3">ico</text:span> -ĭcus | -erico | -érique | -erical | -isch. </text:p>
        </text:list-item>
        <text:list-item>
          <text:p text:style-name="P88">G. chir, cheír. = manu. </text:p>
        </text:list-item>
        <text:list-item>
          <text:p text:style-name="P88"><text:span text:style-name="T3">chiragra</text:span> -a | -gra | -gre | -gra | -gra. ⊂ G. cheirágra ⊂ chir [manu] agra [captura, morbo]. </text:p>
        </text:list-item>
        <text:list-item>
          <text:p text:style-name="P88"><text:span text:style-name="T3">chirographo</text:span> -ăphum | -afo | -aphe | -aph. ⊂ G. cheirógraphon. ⊂ chir -o- graph(e) -o. = manuscripto. </text:p>
        </text:list-item>
        <text:list-item>
          <text:p text:style-name="P88">—<text:span text:style-name="T3">ario</text:span> 300 | -fario | -phaire | -pher | -pharisch. </text:p>
        </text:list-item>
        <text:list-item>
          <text:p text:style-name="P88"><text:span text:style-name="T3">chiromante</text:span> | -ante | -ancien | -ancer | -ant. ⊂ G. cheirómantis. ⊂ chir -o- mante [vate, propheta]. = qui prophetiza ex signos in manu. </text:p>
        </text:list-item>
        <text:list-item>
          <text:p text:style-name="P88">—<text:span text:style-name="T3">ia</text:span> -īa | -zia | -cie | -cy | -tie. ⊂ G. cheiromanteía ⊂ chiromant(e) -ia. </text:p>
        </text:list-item>
        <text:list-item>
          <text:p text:style-name="P88"><text:span text:style-name="T3">chirurgo</text:span> 100 | -rgo | -rgien | -rgeon, surgeon | -urg. ⊂ G. cheirurgós ⊂ chir erg [labore] -o. = qui opera per manu. </text:p>
        </text:list-item>
        <text:list-item>
          <text:p text:style-name="P88">—<text:span text:style-name="T3">ia</text:span> -ĭa | -gia | -gie | surgery, -gery | -gie. ⊂ G. cheirurgía. </text:p>
        </text:list-item>
        <text:list-item>
          <text:p text:style-name="P88">—<text:span text:style-name="T3">ico</text:span> ĭ 100 | -ico | -ical | -ical | -isch. ⊂ G. -icós. </text:p>
        </text:list-item>
        <text:list-item>
          <text:p text:style-name="P88"><text:span text:style-name="T3">chloro</text:span> | cloro | -re | -rine | Chlor. = gas simplice de colore viride, cum symbolo « Cl ». ⊂ G. chlōrós = viride. </text:p>
        </text:list-item>
        <text:list-item>
          <text:p text:style-name="P88">—<text:span text:style-name="T3">formio</text:span> | cloroformio | -forme | -form | -form. = liquido anæsthetico, combinatione de chloro et acido formico. </text:p>
        </text:list-item>
        <text:list-item>
          <text:p text:style-name="P88">—<text:span text:style-name="T3">phylla</text:span> | clorofilla | -phylle | -phyl | -phyll. ⊂ chloro phyll(o) [folio] -a. = substantia viride in folio de vegetales. </text:p>
        </text:list-item>
        <text:list-item>
          <text:p text:style-name="P88">—<text:span text:style-name="T3">osi</text:span> | clorosi | -ose | -osis | -osis. ⊂ chloro -si. = colore pallido morboso. </text:p>
        </text:list-item>
        <text:list-item>
          <text:p text:style-name="P88">—<text:span text:style-name="T3">otico</text:span> | clorotico | -tique | -tic. = cum chlorosi. </text:p>
        </text:list-item>
        <text:list-item>
          <text:p text:style-name="P88"><text:soft-page-break/><text:span text:style-name="T3">cholera</text:span> ĕ 100 | colèra | -ra | -ra | -ra. = Med. « cholera morbus ». ⊂ G. choléra. </text:p>
        </text:list-item>
        <text:list-item>
          <text:p text:style-name="P88">— | còllera | colère | -er | Koller. = ira. </text:p>
        </text:list-item>
        <text:list-item>
          <text:p text:style-name="P88">—<text:span text:style-name="T3">ico</text:span> ĭ 100 | colerico | -érique | -ic | -isch. ⊂ G. -icós. ⊂ choler(a) -ico. </text:p>
        </text:list-item>
        <text:list-item>
          <text:p text:style-name="P88">—<text:span text:style-name="T3">ina</text:span> | colerina | -érine | -erine | -rine. = cholera minore. </text:p>
        </text:list-item>
        <text:list-item>
          <text:p text:style-name="P88">G. chora, ch <text:span text:style-name="T3">ō</text:span>ra = loco, terra, solo, campo. ⊃ chorographia, anachoreta. </text:p>
        </text:list-item>
        <text:list-item>
          <text:p text:style-name="P88"><text:span text:style-name="T3">chorale</text:span> | corale | -al | -al | -al | -al. = de choro. </text:p>
        </text:list-item>
        <text:list-item>
          <text:p text:style-name="P88"><text:span text:style-name="T3">chorda</text:span> -a | corda | corde | chord, cord | Chorde, <text:span text:style-name="T5">Saite</text:span>, <text:span text:style-name="T5">Strick</text:span> | H. cuerda | P. corda. = fune. ⊂ G. chord <text:span text:style-name="T3">ē</text:span> = intestino, corda de lyra. </text:p>
        </text:list-item>
        <text:list-item>
          <text:p text:style-name="P88"><text:span text:style-name="T3">chorea</text:span> -ēa = ton balla, saltatione. ⊂ G. choreía ⊂ choro. </text:p>
        </text:list-item>
        <text:list-item>
          <text:p text:style-name="P88">— | corèa, <text:span text:style-name="T5">ballo di S. Vito</text:span> | chorée | chorea | Chorea, <text:span text:style-name="T5">Veitstanz</text:span>. </text:p>
        </text:list-item>
        <text:list-item>
          <text:p text:style-name="P88"><text:span text:style-name="T3">choreographo</text:span> ă, <text:span text:style-name="T3">-ia, -ico</text:span> ĭ | coreografo, -ia, -ico | -réographe, -ie, -ique | -regrapher, -y, -ic | -reograph, -ie, -isch. = auctore, directore de choreas. ⊂ chore(a) -o- graph -o. </text:p>
        </text:list-item>
        <text:list-item>
          <text:p text:style-name="P88"><text:span text:style-name="T3">choro</text:span> -us | coro | chœur, chorus | -rus, choir, quire | Chor, Chor <text:span text:style-name="T5">gesang</text:span>. ⊂ G. chorós. </text:p>
        </text:list-item>
        <text:list-item>
          <text:p text:style-name="P88">—<text:span text:style-name="T3">ista</text:span> | corista | -iste | -ist | -ist. </text:p>
        </text:list-item>
        <text:list-item>
          <text:p text:style-name="P88"><text:span text:style-name="T3">chorographia</text:span> ĭ 100 | corografia | -phie | -aphy | -aphie. = descriptione de uno regione. ⊂ G. chōrographía ⊂ chor(a) -o- graphia. </text:p>
        </text:list-item>
        <text:list-item>
          <text:p text:style-name="P88"><text:span text:style-name="T3">choroide</text:span> | coroide | -oïde | -oid | -oid. = membrana de oculo. ⊂ G. chorioeid <text:span text:style-name="T3">ē</text:span>s ⊂ chorio [choríon = pelle] -īde. </text:p>
        </text:list-item>
        <text:list-item>
          <text:p text:style-name="P88"><text:span text:style-name="T3">chrestomathia</text:span> -īa | crestomazia | -athie | -athy | -athie. ⊂ G. chrēstomátheia ⊂ chresto [utile] math [disce] -īa. = studio de res utile. </text:p>
        </text:list-item>
        <text:list-item>
          <text:p text:style-name="P88">G. chris chríō = unge. ⊃ -ma, -to. </text:p>
        </text:list-item>
        <text:list-item>
          <text:p text:style-name="P88"><text:span text:style-name="T3">chrisma</text:span>(te) 300 | cresima | chrême | chrism | Chrisma. = ungüento; oleo que servi ad unge (in ullo sacramentos de Ecclesia). ⊂ G. chrîsma = unguento. ⊂ chris. </text:p>
        </text:list-item>
        <text:list-item>
          <text:p text:style-name="P88"><text:span text:style-name="T3">christiano</text:span> 200 | cristiano | chrétien | christian, christlich. ⊃ (non ⊂) G. -anós. ⊂ Christ(o) -i- -ano. </text:p>
        </text:list-item>
        <text:list-item>
          <text:p text:style-name="P88">—<text:span text:style-name="T3">ismo</text:span> 300 | cristianesimo | -nisme | -nism | -nismus. ⊂ G. -ismós. </text:p>
        </text:list-item>
        <text:list-item>
          <text:p text:style-name="P88">—<text:span text:style-name="T3">itate</text:span> 500 | cristianità | chrétienté | -ity | Christenheit. </text:p>
        </text:list-item>
        <text:list-item>
          <text:p text:style-name="P88"><text:span text:style-name="T3">Christo</text:span> 100 | Cristo | Christ | Christ | Christus. ⊂ G. Christós. ⊂ chris = uncto, consecrato, Messia. </text:p>
        </text:list-item>
        <text:list-item>
          <text:p text:style-name="P88">G. chroma(te), chr <text:span text:style-name="T3">ō</text:span>ma = colore; semitono musicale. ⊃ chromatico, achromatico, chromotypia. ⊂ chr <text:span text:style-name="T3">ō</text:span>s [pelle]. </text:p>
        </text:list-item>
        <text:list-item>
          <text:p text:style-name="P88">chroma(te) 100 = </text:p>
        </text:list-item>
        <text:list-item>
          <text:p text:style-name="P88"><text:span text:style-name="T3">chromatico</text:span> 100 | cromatico | -tique | -tic | -tisch. ⊂ G. chrōmaticós ⊂ chromat(e) -ĭco. = musica, que procede per semitonos. </text:p>
        </text:list-item>
        <text:list-item>
          <text:p text:style-name="P88"><text:span text:style-name="T3">chromio</text:span> | cromo | -me | -me, -mium | -mium. = metallo simplice detecto in 1797; suo compositos servi ut colorante; symbolo in Chemia « Cr ». ⊂ chrom(a) -io. </text:p>
        </text:list-item>
        <text:list-item>
          <text:p text:style-name="P88"><text:span text:style-name="T3">chromotypia</text:span> | cromotipia | -typie | chromatype | -typie. = typographia in colores. ⊂ chrom(a) -o- typ(o) -ia. </text:p>
        </text:list-item>
        <text:list-item>
          <text:p text:style-name="P88"><text:soft-page-break/><text:span text:style-name="T3">chronica</text:span> ĭ 100 | cronaca | -ique | -icle | -ik. = libro de historia, ordinato secundo tempore; annales. ⊂ G. Chronicá (biblia), <text:span text:style-name="T5">nominativo plurale de</text:span> chronĭco. </text:p>
        </text:list-item>
        <text:list-item>
          <text:p text:style-name="P88">—<text:span text:style-name="T3">o</text:span> ĭ 200 | cronico | -ique | -ic | -isch. = de tempore. ⊂ G. -icós. ⊂ chron(o) -ĭco. </text:p>
        </text:list-item>
        <text:list-item>
          <text:p text:style-name="P88"><text:span text:style-name="T3">chrono-</text:span> G. chrónos = tempore. ⊃ chronico, chronologia, chronometro, chronographo, anachronismo, isochrono, tautochrono. </text:p>
        </text:list-item>
        <text:list-item>
          <text:p text:style-name="P88">—<text:span text:style-name="T3">grapho</text:span> ă | cronographo | -aphe | -aph | -aph. ⊂ chrono graph -o. </text:p>
        </text:list-item>
        <text:list-item>
          <text:p text:style-name="P88">—<text:span text:style-name="T3">logia</text:span> | cronologia | -gie | -gy | -gie. ⊂ G. -ía. ⊂ chrono log(o) -ia. </text:p>
        </text:list-item>
        <text:list-item>
          <text:p text:style-name="P88">—<text:span text:style-name="T3">logico</text:span> -ĭcus | cronologico | -ique | -ical | -isch. ⊂ G. -icós. ⊂ chrono logico. </text:p>
        </text:list-item>
        <text:list-item>
          <text:p text:style-name="P88">—<text:span text:style-name="T3">logista</text:span> | cronologista | -giste | -gist, -oger | -log. ⊂ chronolog(ia) -ista. </text:p>
        </text:list-item>
        <text:list-item>
          <text:p text:style-name="P88">—<text:span text:style-name="T3">metro</text:span> ĕ | cronometro | -mètre | -meter | -meter. ⊂ chrono [tempore] metro [mensuratore]. </text:p>
        </text:list-item>
        <text:list-item>
          <text:p text:style-name="P88"><text:span text:style-name="T3">chrysallide</text:span> ĭ 100 | crisalide | -alide | -alis | -alide. ⊂ G. -llís. ⊂ chryso. </text:p>
        </text:list-item>
        <text:list-item>
          <text:p text:style-name="P88"><text:span text:style-name="T3">chrysanthemo</text:span> ĕ 100 | crisantemo | -thème | -themum | -themum. ⊂ G. -ánthemon. ⊂ chrys(o) [auro] anthemo [flore]. </text:p>
        </text:list-item>
        <text:list-item>
          <text:p text:style-name="P88">G. chryso -ós = auro. ⊃ chrysallide, chrysanthemo, chrysolitho. </text:p>
        </text:list-item>
        <text:list-item>
          <text:p text:style-name="P88"><text:span text:style-name="T3">chrysolitho</text:span> ĭ 100 | crisolito | -lithe | -lite | -lith. = gemma de colore aureo. ⊂ G. -ólithos. ⊂ chryso litho. </text:p>
        </text:list-item>
        <text:list-item>
          <text:p text:style-name="P88"><text:span text:style-name="T3">chylo</text:span> | chilo | -le | -le | -lus. ⊂ G. -ós. = succo. </text:p>
        </text:list-item>
        <text:list-item>
          <text:p text:style-name="P88"><text:span text:style-name="T3">chymo</text:span> | chimo | -me | -me | -mus. = cibo in stomacho in primo phasi de digestione. ⊂ G. -ós. = humore. </text:p>
        </text:list-item>
        <text:list-item>
          <text:p text:style-name="P88"><text:span text:style-name="T3">ciba</text:span> -o 100 | -are. = da cibo, nutri. </text:p>
        </text:list-item>
        <text:list-item>
          <text:p text:style-name="P88">—<text:span text:style-name="T3">rio</text:span> -us | -ario | | -arious | -arisch. = de cibo, alimentario. </text:p>
        </text:list-item>
        <text:list-item>
          <text:p text:style-name="P88"><text:span text:style-name="T3">cibo</text:span> -us | cibo. = alimento. ⊃ ciba. </text:p>
        </text:list-item>
        <text:list-item>
          <text:p text:style-name="P88"><text:span text:style-name="T3">ciborio</text:span> -um | -rio | -oire | -rium | -rium. = poculo, calice. ⊂ G. cib <text:span text:style-name="T3">ō</text:span>rion. </text:p>
        </text:list-item>
        <text:list-item>
          <text:p text:style-name="P88"><text:span text:style-name="T3">cicada</text:span> ā -a | cicala | cigale | cicada, cicala | cicade. = Zool. « cicada orni ». ⊃ H. cigarra = cicada; H. cigarro | sigaro | cigare | cigar | Cigarre. </text:p>
        </text:list-item>
        <text:list-item>
          <text:p text:style-name="P88"><text:span text:style-name="T3">cicatrice</text:span> -ix | -trice | -trice | -trix, -trice | <text:span text:style-name="T5">Narbe</text:span>. </text:p>
        </text:list-item>
        <text:list-item>
          <text:p text:style-name="P88"><text:span text:style-name="T3">cicatriza</text:span> | -izzare | -iser | -ize | -sieren. ⊂ cicatr(ice) -iza. </text:p>
        </text:list-item>
        <text:list-item>
          <text:p text:style-name="P88">—<text:span text:style-name="T3">tione</text:span> | -zione | -tion | -tion | -tion. </text:p>
        </text:list-item>
        <text:list-item>
          <text:p text:style-name="P88"><text:span text:style-name="T3">cicere</text:span> -cĕr | cece | cicer, pois chiche | chick-pea, chich | Kicher. </text:p>
        </text:list-item>
        <text:list-item>
          <text:p text:style-name="P88">cichorēo -um = </text:p>
        </text:list-item>
        <text:list-item>
          <text:p text:style-name="P88"><text:span text:style-name="T3">cichorio</text:span> 100 | cicoria | chicoirée | succory, chicory | Cichorie. = Bot. « cichorium intybus ». ⊂ G. - <text:span text:style-name="T3">ō</text:span>rion. </text:p>
        </text:list-item>
        <text:list-item>
          <text:p text:style-name="P88"><text:span text:style-name="T3">ciconia</text:span> -ĭa | cigogna | cigogne | <text:span text:style-name="T5">stork</text:span> | <text:span text:style-name="T5">Storch</text:span>. = Zool. « ciconia alba ». </text:p>
        </text:list-item>
        <text:list-item>
          <text:p text:style-name="P88"><text:span text:style-name="T3">cicuta</text:span> -a | -ta | ciguë | -ta, <text:span text:style-name="T5">hemlock</text:span> | -ta, <text:span text:style-name="T5">Schierling</text:span>. = Bot. « cicuta virosa ». </text:p>
        </text:list-item>
        <text:list-item>
          <text:p text:style-name="P88"><text:span text:style-name="T3">cie</text:span> cieo = excita, concita, incita, suscita, move, agita. ⊃ cito, cita. ⊂ E. ⊃ G. ci(ne) = move. </text:p>
        </text:list-item>
        <text:list-item>
          <text:p text:style-name="P88"><text:span text:style-name="T3">cifra</text:span> N | una cifra [signo de numero de 0 ad 9] | un chiffre [idem] | <text:soft-page-break/>cipher [zero; signo de numero] | Ziffer [signo de numero]. ⊂ Arabo safr = vacuo, nullo, zero. ⊂ G. ps <text:span text:style-name="T3">ē</text:span>phos = calculo. </text:p>
        </text:list-item>
        <text:list-item>
          <text:p text:style-name="P88"><text:span text:style-name="T3">cilicio</text:span> -um | -cio | -ce | <text:span text:style-name="T5">haircloth</text:span>, -ce | -cium. ⊂ G. -ícion. = veste ex lana rude de Cilicia. </text:p>
        </text:list-item>
        <text:list-item>
          <text:p text:style-name="P88"><text:span text:style-name="T3">cilio</text:span> 100 | ciglio | cil | <text:span text:style-name="T5">eyelash</text:span>, cilia | Cilien, <text:span text:style-name="T5">Wimper</text:span>. ⊃ supercilio. </text:p>
        </text:list-item>
        <text:list-item>
          <text:p text:style-name="P88"><text:span text:style-name="T3">cincto</text:span> -us | cinto | ceint. = quem cinge. ⊃ succinto. </text:p>
        </text:list-item>
        <text:list-item>
          <text:p text:style-name="P88">—<text:span text:style-name="T3">ura</text:span> -a 200 | -ntura | ceinture | -ure | <text:span text:style-name="T5">Gürtel</text:span>. = quod cinge. </text:p>
        </text:list-item>
        <text:list-item>
          <text:p text:style-name="P88">G. cine, cinéō = move. ⊃ cinema, cinetica. ⊂ E. ⊃ L. cie. </text:p>
        </text:list-item>
        <text:list-item>
          <text:p text:style-name="P88"><text:span text:style-name="T3">cinemate,</text:span> G. cínēma = motu. ⊂ cine. </text:p>
        </text:list-item>
        <text:list-item>
          <text:p text:style-name="P88">—<text:span text:style-name="T3">ica</text:span> | -tica | -ématique | -tics | -tik. = parte de mechanica, que tracta de motu. ⊂ cinemat(e) -ic(o) -a [scientia]. </text:p>
        </text:list-item>
        <text:list-item>
          <text:p text:style-name="P88">—<text:span text:style-name="T3">ographo</text:span> ă | -grafo | -graphe | -graph | -graph. ⊂ cinemat(e) -o- -graph -o. </text:p>
        </text:list-item>
        <text:list-item>
          <text:p text:style-name="P88"><text:span text:style-name="T3">cinerario</text:span> | -ario | -éraire, cendrier | -ary, -arium | -arium. = (loco) de cinere. </text:p>
        </text:list-item>
        <text:list-item>
          <text:p text:style-name="P88"><text:span text:style-name="T3">cinere</text:span> cinis -nĕr- | cenere | cendre | <text:span text:style-name="T5">ash</text:span>, cinder | <text:span text:style-name="T5">Asche</text:span>. ⊃ cinereo, cinerario, incinera. </text:p>
        </text:list-item>
        <text:list-item>
          <text:p text:style-name="P88">—<text:span text:style-name="T3">eo</text:span> 100 | -reo | cendré | -reous. = ut cinere. </text:p>
        </text:list-item>
        <text:list-item>
          <text:p text:style-name="P88"><text:span text:style-name="T3">cinetica</text:span> -ĭca | -tica | -étique | -tics | -tik. = scientia de motu. ⊂ cine -tic(o) -a [scientia]. </text:p>
        </text:list-item>
        <text:list-item>
          <text:p text:style-name="P88"><text:span text:style-name="T3">cinge</text:span> -o | -ere | ceindre | <text:span text:style-name="T5">to gird</text:span> | -ieren, <text:span text:style-name="T5">gürten</text:span>. ⊃ cincto, cinctura, cingulo, accinge, incinge, succinge. ⊂ E. ⊃ A. hedge = sepe; D. henken = stringen cum laqueo. </text:p>
        </text:list-item>
        <text:list-item>
          <text:p text:style-name="P88">—<text:span text:style-name="T3">ulo</text:span> -ŭlum | -olo, cinghia | sangle | -gle | -gulum, <text:span text:style-name="T5">Gürtel</text:span>. = quod cinge, cinctura. </text:p>
        </text:list-item>
        <text:list-item>
          <text:p text:style-name="P88"><text:span text:style-name="T3">cinnabari</text:span> ă 100 | cinabro | cinabre | -bar | Zinnober. = sulphuro de mercurio. ⊂ G. -ábari. ⊂ Persiano. </text:p>
        </text:list-item>
        <text:list-item>
          <text:p text:style-name="P88"><text:span text:style-name="T3">cippo</text:span> -us | -po, ceppo | -pe, cep | -pus | -pus. = palo, columna, pede de vite. </text:p>
        </text:list-item>
        <text:list-item>
          <text:p text:style-name="P88"><text:span text:style-name="T3">circa</text:span> -a | circa | <text:span text:style-name="T5">environ</text:span> | <text:span text:style-name="T5">about</text:span> | <text:span text:style-name="T5">ungefähr</text:span>, circa. = circum. </text:p>
        </text:list-item>
        <text:list-item>
          <text:p text:style-name="P88"><text:span text:style-name="T3">circo</text:span> -us | -co | -que | -cus | -cus, <text:span text:style-name="T5">Be</text:span>zirk. ⊃ circulo. </text:p>
        </text:list-item>
        <text:list-item>
          <text:p text:style-name="P88"><text:span text:style-name="T3">circui</text:span> -eo | -uire | <text:span text:style-name="T5">entourer</text:span> | to circuit | <text:span text:style-name="T5">umgehen</text:span>. ⊂ circu(m) -i. </text:p>
        </text:list-item>
        <text:list-item>
          <text:p text:style-name="P88">—<text:span text:style-name="T3">tu</text:span> -ĭtus | -uito | -uit | -uit | -uitus. </text:p>
        </text:list-item>
        <text:list-item>
          <text:p text:style-name="P88">circŭla -or = fac comitio, collige auditores in circulo. </text:p>
        </text:list-item>
        <text:list-item>
          <text:p text:style-name="P88"><text:span text:style-name="T3">circula</text:span> ŭ 100 | -olare | -er | -ate | -ieren. = i in circulo. </text:p>
        </text:list-item>
        <text:list-item>
          <text:p text:style-name="P88">—<text:span text:style-name="T3">tione</text:span> 100 | -zione | -tion | -tion | -tion. = to i in circulo. </text:p>
        </text:list-item>
        <text:list-item>
          <text:p text:style-name="P88"><text:span text:style-name="T3">circulare</text:span> 500 | -olare | -laire | -lar | -lar. = (in forma) de circulo, epistola que circula. </text:p>
        </text:list-item>
        <text:list-item>
          <text:p text:style-name="P88">—<text:span text:style-name="T3">itate</text:span> | | -ité | -ity | -ität. </text:p>
        </text:list-item>
        <text:list-item>
          <text:p text:style-name="P88"><text:span text:style-name="T3">circulo</text:span> -ŭlus | -olo, cerchio | cercle | circle | Zirkel, <text:span text:style-name="T5">Kreis</text:span> | H. P. circulo. ⊂ circ(o) -ŭlo. </text:p>
        </text:list-item>
        <text:list-item>
          <text:p text:style-name="P88"><text:span text:style-name="T3">CIRCUM</text:span> -um | <text:span text:style-name="T5">attorno</text:span> | <text:span text:style-name="T5">autour de</text:span> | <text:span text:style-name="T5">around</text:span> | <text:span text:style-name="T5">umher</text:span>. ⊃ circa, circo, circumcide, circumnaviga, circumstantia, circumferentia. </text:p>
        </text:list-item>
        <text:list-item>
          <text:p text:style-name="P88">—<text:span text:style-name="T3">cide</text:span> ī -o | -oncidere | -oncire | -cise. ⊂ circum cæde. ⊃ circumciso. </text:p>
        </text:list-item>
        <text:list-item>
          <text:p text:style-name="P88">—<text:span text:style-name="T3">ciso</text:span> ī -us | -onciso | -oncis | -cised. = quem circumcide. ⊂ circum cæso. </text:p>
        </text:list-item>
        <text:list-item>
          <text:p text:style-name="P88">—<text:span text:style-name="T3">cisione</text:span> | -oncisione | -oncision | -sion | -sion. </text:p>
        </text:list-item>
        <text:list-item>
          <text:p text:style-name="P88"><text:soft-page-break/>—<text:span text:style-name="T3">da</text:span> -o | circonda. = pone circum, include. </text:p>
        </text:list-item>
        <text:list-item>
          <text:p text:style-name="P88">—<text:span text:style-name="T3">ferentia</text:span> 200 | circonferenza | circonference | -ence | -enz. = perimetro de circulo. ⊂ circum fer -entia. </text:p>
        </text:list-item>
        <text:list-item>
          <text:p text:style-name="P88">—<text:span text:style-name="T3">flexo</text:span> 200 | circonflesso | -flexe | -flex | -flex. ⊂ circum flexo. </text:p>
        </text:list-item>
        <text:list-item>
          <text:p text:style-name="P88">—<text:span text:style-name="T3">locutione</text:span> 200 | -onlocuzione | -onlocution | -tion | -tion. ⊂ circum locutione. </text:p>
        </text:list-item>
        <text:list-item>
          <text:p text:style-name="P88">—<text:span text:style-name="T3">naviga</text:span> -ĭgo | -viga | naviguer <text:span text:style-name="T5">autour</text:span> | -vigate | <text:span text:style-name="T5">umschiffen</text:span>. </text:p>
        </text:list-item>
        <text:list-item>
          <text:p text:style-name="P88">——<text:span text:style-name="T3">tione</text:span> | -zione | -tion | -tion | -tion. </text:p>
        </text:list-item>
        <text:list-item>
          <text:p text:style-name="P88">—<text:span text:style-name="T3">polare</text:span> | -lare | -laire | -lar | -lar. = que sta circum polo. </text:p>
        </text:list-item>
        <text:list-item>
          <text:p text:style-name="P88">—<text:span text:style-name="T3">scribe</text:span> -o | -oscrivere | -onscrire | -be | -bieren. </text:p>
        </text:list-item>
        <text:list-item>
          <text:p text:style-name="P88">—<text:span text:style-name="T3">scriptione</text:span> -tio | -oscrizione | -onscription | -tion | -tion. </text:p>
        </text:list-item>
        <text:list-item>
          <text:p text:style-name="P88">—<text:span text:style-name="T3">scripto</text:span> -us | -oscritto | -onscrit | -scribed | -script. </text:p>
        </text:list-item>
        <text:list-item>
          <text:p text:style-name="P88">—<text:span text:style-name="T3">spectione</text:span> -tio | -ospezione | -onspection | -spection | -spection. = to es circumspecto. </text:p>
        </text:list-item>
        <text:list-item>
          <text:p text:style-name="P88">—<text:span text:style-name="T3">specto</text:span> -us | -ospetto | -onspect | -spect | -spect. = que spece circum. </text:p>
        </text:list-item>
        <text:list-item>
          <text:p text:style-name="P88">—<text:span text:style-name="T3">stantia</text:span> 100 | -ostanza | -onstance | -umstance | -umstanz. ⊂ circum sta -ntia. </text:p>
        </text:list-item>
        <text:list-item>
          <text:p text:style-name="P88">——<text:span text:style-name="T3">iale</text:span> | -costantiale | -constanciel | -tial | -tiell. </text:p>
        </text:list-item>
        <text:list-item>
          <text:p text:style-name="P88">—<text:span text:style-name="T3">vallatione</text:span> | -onvallatione | -onvallation | -tion | -tion. = ton pone vallo circum. </text:p>
        </text:list-item>
        <text:list-item>
          <text:p text:style-name="P88"><text:span text:style-name="T3">cirro</text:span> -us | cirro, <text:span text:style-name="T5">riccio</text:span> | cirrus, curl | Cirrus, <text:span text:style-name="T5">Haarlocke</text:span>. </text:p>
        </text:list-item>
        <text:list-item>
          <text:p text:style-name="P88"><text:span text:style-name="T3">cis</text:span> cis = de ce parte. </text:p>
        </text:list-item>
        <text:list-item>
          <text:p text:style-name="P88">—<text:span text:style-name="T3">alpino</text:span> -us | -ino | -in | -ine | -inisch. </text:p>
        </text:list-item>
        <text:list-item>
          <text:p text:style-name="P88"><text:span text:style-name="T3">cista</text:span> -a | cesta, <text:span text:style-name="T5">paniere</text:span> | <text:span text:style-name="T5">corbeille</text:span>, ciste | <text:span text:style-name="T5">basket</text:span>, chest | Kiste | H. P. cesta. = corbe. ⊂ G. cístē. </text:p>
        </text:list-item>
        <text:list-item>
          <text:p text:style-name="P88">—<text:span text:style-name="T3">erna</text:span> 100 | -rna | citerne | -rn | -rne. </text:p>
        </text:list-item>
        <text:list-item>
          <text:p text:style-name="P88"><text:span text:style-name="T3">cita</text:span> -o | -tare | -ter | -te | -tieren. ⊃ concita, excita, incita, recita, sollicita, suscita. ⊂ ci(e) -ta. </text:p>
        </text:list-item>
        <text:list-item>
          <text:p text:style-name="P88"><text:span text:style-name="T3">citeriore</text:span> -ior | -ore | -érieur | hither, <text:span text:style-name="T5">hithermost</text:span> | <text:span text:style-name="T5">diesseitig</text:span>. = de ce parte. ⊂ citr(a) -iore. </text:p>
        </text:list-item>
        <text:list-item>
          <text:p text:style-name="P88"><text:span text:style-name="T3">cithara</text:span> -ăra | chitarra, cetra | -are, guitare | -ara, cittern, guitar | Zither, Guitarre. ⊂ G. cithára. </text:p>
        </text:list-item>
        <text:list-item>
          <text:p text:style-name="P88"><text:span text:style-name="T3">citigrado</text:span> ă | -grado | -grade | -grade. = animale que grade cito. </text:p>
        </text:list-item>
        <text:list-item>
          <text:p text:style-name="P88"><text:span text:style-name="T3">cito</text:span> -us = quem cie, in motu, veloce, præcipitato. </text:p>
        </text:list-item>
        <text:list-item>
          <text:p text:style-name="P88"><text:span text:style-name="T3">cito</text:span> cito | <text:span text:style-name="T5">presto</text:span> | <text:span text:style-name="T5">vite</text:span> | <text:span text:style-name="T5">quick</text:span> | <text:span text:style-name="T5">schnell</text:span>. = subito. ⊃ citigrado, sollicito. </text:p>
        </text:list-item>
        <text:list-item>
          <text:p text:style-name="P88"><text:span text:style-name="T3">citra</text:span> -a = || A. hither. = de ce parther, cis. ⊃ citeriore. </text:p>
        </text:list-item>
        <text:list-item>
          <text:p text:style-name="P88">citro 100 = cedro. </text:p>
        </text:list-item>
        <text:list-item>
          <text:p text:style-name="P88"><text:span text:style-name="T3">citro</text:span> 100 | -one | -on | -on | Zitrone. = Bot. « citrus aurantium ». </text:p>
        </text:list-item>
        <text:list-item>
          <text:p text:style-name="P88">—<text:span text:style-name="T3">ico</text:span> -ĭcus | -ico | -ique | -ic | -isch. </text:p>
        </text:list-item>
        <text:list-item>
          <text:p text:style-name="P88">—<text:span text:style-name="T3">ino</text:span> 100 | -ino | -in | -ine | -in. = que habe colore de citro. </text:p>
        </text:list-item>
        <text:list-item>
          <text:p text:style-name="P88"><text:span text:style-name="T3">cive</text:span> -is | cittadino | citoyen | citizen | <text:span text:style-name="T5">Bürger</text:span>. ⊃ civico, civile, civitate. </text:p>
        </text:list-item>
        <text:list-item>
          <text:p text:style-name="P88"><text:span text:style-name="T3">civi</text:span> -is = cive. </text:p>
        </text:list-item>
        <text:list-item>
          <text:p text:style-name="P88">—<text:span text:style-name="T3">ico</text:span> -ĭcus | -ico | -ique | -ic | -isch. </text:p>
        </text:list-item>
        <text:list-item>
          <text:p text:style-name="P88">—<text:span text:style-name="T3">ile</text:span> -is | -ile | -il | -il | -il. </text:p>
        </text:list-item>
        <text:list-item>
          <text:p text:style-name="P88"><text:soft-page-break/>——<text:span text:style-name="T3">itate</text:span> 200 | -iltà | -lité | -lity | -lität. </text:p>
        </text:list-item>
        <text:list-item>
          <text:p text:style-name="P88">——<text:span text:style-name="T3">iza</text:span> | -izzare | -iser | -ize | -isieren. </text:p>
        </text:list-item>
        <text:list-item>
          <text:p text:style-name="P88">———<text:span text:style-name="T3">bile</text:span> -ĭlis | -abile | -able | -able. </text:p>
        </text:list-item>
        <text:list-item>
          <text:p text:style-name="P88">———<text:span text:style-name="T3">tione</text:span> | -izzazione | -sation | -tion | -isation. </text:p>
        </text:list-item>
        <text:list-item>
          <text:p text:style-name="P88">—<text:span text:style-name="T3">ismo</text:span> | -ismo | -isme | -ism | -ismus. </text:p>
        </text:list-item>
        <text:list-item>
          <text:p text:style-name="P88">—<text:span text:style-name="T3">itate</text:span> -tas | città, cittadinanza | cité, <text:span text:style-name="T5">ville</text:span> | city, <text:span text:style-name="T5">town</text:span> | -tät, Stadt | H. ciudad | P. cidade. = cives, urbe; jure de cive. </text:p>
        </text:list-item>
        <text:list-item>
          <text:p text:style-name="P88">cla (thema L. ) = cala. </text:p>
        </text:list-item>
        <text:list-item>
          <text:p text:style-name="P88"><text:span text:style-name="T3">clam</text:span> clam = celato, in occulto. ⊃ clandestino. </text:p>
        </text:list-item>
        <text:list-item>
          <text:p text:style-name="P88"><text:span text:style-name="T3">clama</text:span> -o | <text:span text:style-name="T5">gridare</text:span>, <text:span text:style-name="T5">es</text:span>camare | <text:span text:style-name="T5">crier</text:span>, clamer | <text:span text:style-name="T5">to cry</text:span> | <text:span text:style-name="T5">schreien</text:span>. </text:p>
        </text:list-item>
        <text:list-item>
          <text:p text:style-name="P88">— -o | chiamare | <text:span text:style-name="T5">appeler</text:span> | <text:span text:style-name="T5">call</text:span> | <text:span text:style-name="T5">rufen</text:span> | H. llamar | P. chamar. = voca, appella. ⊂ cla -ma. ⊃ A. to claim = <text:span text:style-name="T5">re</text:span>clama; ac—, de—, ex—, pro—, re—. ⊂ cla -ma. </text:p>
        </text:list-item>
        <text:list-item>
          <text:p text:style-name="P88"><text:span text:style-name="T3">clamore</text:span> -or | -more | -meur | -mor. ⊂ clam(a) -ore. </text:p>
        </text:list-item>
        <text:list-item>
          <text:p text:style-name="P88">—<text:span text:style-name="T3">oso</text:span> | -roso | <text:span text:style-name="T5">bruyant</text:span> | -rous. </text:p>
        </text:list-item>
        <text:list-item>
          <text:p text:style-name="P88"><text:span text:style-name="T3">clandestino</text:span> -us | -stino | -stin | -stine | -stin. ⊂ clam. </text:p>
        </text:list-item>
        <text:list-item>
          <text:p text:style-name="P88">—<text:span text:style-name="T3">itate</text:span> | -ità | -ité | -ity | -ität. </text:p>
        </text:list-item>
        <text:list-item>
          <text:p text:style-name="P88"><text:span text:style-name="T3">clarifica</text:span> -ĭco | chiarificare | clarifier | -fy | -ficieren. ⊂ clar(o) -i- -fac -a. </text:p>
        </text:list-item>
        <text:list-item>
          <text:p text:style-name="P88">—<text:span text:style-name="T3">tione</text:span> chiarificazione | -tion | -tion | -tion. </text:p>
        </text:list-item>
        <text:list-item>
          <text:p text:style-name="P88"><text:span text:style-name="T3">claritate</text:span> -tas | chiarezza | clarté | clarity | -tät. </text:p>
        </text:list-item>
        <text:list-item>
          <text:p text:style-name="P88"><text:span text:style-name="T3">CLARO</text:span> -us | chiaro | clair | clear | klar | H. P. claro. = sonoro, lucido. ⊃ clarifica, clarino, claritate, declara. ⊂ cla -ro. Sensu primitivo es « sonoro ». </text:p>
        </text:list-item>
        <text:list-item>
          <text:p text:style-name="P88"><text:span text:style-name="T3">clarore</text:span> -or | chiarore. = claritate. </text:p>
        </text:list-item>
        <text:list-item>
          <text:p text:style-name="P88"><text:span text:style-name="T3">classe</text:span> -is | -sse | -sse | -ss | -sse | P. -sse, H. -se. = collectione, reunione, systema, divisione, ordine, genere, specie. ⊂ G. cl <text:span text:style-name="T3">ē</text:span>sis ⊂ cla -si. </text:p>
        </text:list-item>
        <text:list-item>
          <text:p text:style-name="P88">— -is = milites, naves. </text:p>
        </text:list-item>
        <text:list-item>
          <text:p text:style-name="P88">—<text:span text:style-name="T3">icismo</text:span> | -ismo | -isme | -ism | -ismus. ⊂ classic(o) -ismo. </text:p>
        </text:list-item>
        <text:list-item>
          <text:p text:style-name="P88">—ĭco -us, -um = tuba, sono de tuba, præcone cum tuba, navale. </text:p>
        </text:list-item>
        <text:list-item>
          <text:p text:style-name="P88">—<text:span text:style-name="T3">ico</text:span> ĭ 200 | -ico | -ique | -ic | -isch, -iker. = (scriptore) de primo classe. </text:p>
        </text:list-item>
        <text:list-item>
          <text:p text:style-name="P88">—<text:span text:style-name="T3">ifica</text:span> -ĭco | -ficare | classer, -fier | class, -fy | -ficieren. ⊂ class(e) -i- fac. </text:p>
        </text:list-item>
        <text:list-item>
          <text:p text:style-name="P88">——<text:span text:style-name="T3">tione</text:span> | -zione | -tion | -tion | -tion. </text:p>
        </text:list-item>
        <text:list-item>
          <text:p text:style-name="P88"><text:span text:style-name="T3">CLAUDE</text:span> -o | chiudere | clore, <text:span text:style-name="T5">fermer</text:span> | to close, to enclose | -dieren. ⊃ clauso, conclude, exclude, include, præclude, reclude, clausula, claustro. ⊂ clav(e) da. </text:p>
        </text:list-item>
        <text:list-item>
          <text:p text:style-name="P88"><text:span text:style-name="T3">clauso</text:span> -us | chiuso | clos | close. ⊃ clausula, clausura, claustro. = quem claude. </text:p>
        </text:list-item>
        <text:list-item>
          <text:p text:style-name="P88"><text:span text:style-name="T3">claustro</text:span> -um | chiostro | cloître | cloister | Kloster. ⊂ claud(e) -tro. </text:p>
        </text:list-item>
        <text:list-item>
          <text:p text:style-name="P88"><text:span text:style-name="T3">clausula</text:span> -ŭla | -sola | -se | -se | Clausel. ⊂ claus(o) -ŭla. </text:p>
        </text:list-item>
        <text:list-item>
          <text:p text:style-name="P88"><text:span text:style-name="T3">clausura</text:span> 600 | clausura, chiusura | clôture | closure | Clausur. = loco clauso, conclusione. </text:p>
        </text:list-item>
        <text:list-item>
          <text:p text:style-name="P88"><text:span text:style-name="T3">clava</text:span> -a | clava, <text:span text:style-name="T5">bastone</text:span> | <text:span text:style-name="T5">bâton</text:span>, <text:span text:style-name="T5">massue</text:span> | <text:span text:style-name="T5">club</text:span> | <text:span text:style-name="T5">Keule/i&gt;. ⊃ clavigero. </text:span></text:p>
        </text:list-item>
        <text:list-item>
          <text:p text:style-name="P88"><text:soft-page-break/><text:span text:style-name="T3">CLAVE</text:span> -is | chiave | clef | <text:span text:style-name="T5">key</text:span>, clef | Schlüssel | H. llave | P. chave. ⊃ clavicula, claude. ⊂ E. ⊃ G. cleís, R. kljuc’, D. (s)chlü(ssel). </text:p>
        </text:list-item>
        <text:list-item>
          <text:p text:style-name="P88"><text:span text:style-name="T3">claviario</text:span> | <text:span text:style-name="T5">tastiera</text:span> | clavier | claviary | Clavier. ⊂ clav(e) -i- -ario. = claves (de instrumento musicale). </text:p>
        </text:list-item>
        <text:list-item>
          <text:p text:style-name="P88"><text:span text:style-name="T3">clavicula</text:span> -ŭla | -ola | -ule | -cle | -ula. ⊂ clav(e) -icula. </text:p>
        </text:list-item>
        <text:list-item>
          <text:p text:style-name="P88">—<text:span text:style-name="T3">are</text:span> | -are | -aire | -ar | -ar. </text:p>
        </text:list-item>
        <text:list-item>
          <text:p text:style-name="P88"><text:span text:style-name="T3">clavigero</text:span> -gĕr | -ero | -ère | -erous. = que gere clava. </text:p>
        </text:list-item>
        <text:list-item>
          <text:p text:style-name="P88"><text:span text:style-name="T3">clavo</text:span> -us | chiodo | clou | <text:span text:style-name="T5">nail</text:span> | <text:span text:style-name="T5">Nagel</text:span>. </text:p>
        </text:list-item>
        <text:list-item>
          <text:p text:style-name="P88"><text:span text:style-name="T3">clemente</text:span> -ens | -ente | clément | -ent | -ent. = mite, mansueto, humano. </text:p>
        </text:list-item>
        <text:list-item>
          <text:p text:style-name="P88">—<text:span text:style-name="T3">ia</text:span> -a | -menza | clémence | -mency | -menz. ⊂ clement(e) -ia. </text:p>
        </text:list-item>
        <text:list-item>
          <text:p text:style-name="P88">clepe -o = fura, cela. F. se clapir = cela se. ⊂ E. ⊃ G. clepte. </text:p>
        </text:list-item>
        <text:list-item>
          <text:p text:style-name="P88"><text:span text:style-name="T3">clepsydra</text:span> -a | clessidra | -dre | -dra | -dra. = horologia ad aqua. ⊂ G. clepsýdra ⊂ clept [cela] hydr [aqua] -a. </text:p>
        </text:list-item>
        <text:list-item>
          <text:p text:style-name="P88">G. clepte cléptō = fura, cela. ⊃ </text:p>
        </text:list-item>
        <text:list-item>
          <text:p text:style-name="P88"><text:span text:style-name="T3">cleptomania</text:span> | -ia | -ie | | -ie. = mania de furto [clepte]. </text:p>
        </text:list-item>
        <text:list-item>
          <text:p text:style-name="P88"><text:span text:style-name="T3">clerico</text:span> ĭ 400 | chierico | clerc | clerk | -iker. ⊂ G. clēricós ⊂ cler(o) -ĭco. </text:p>
        </text:list-item>
        <text:list-item>
          <text:p text:style-name="P88">—<text:span text:style-name="T3">ale</text:span> 500 | -ale | -al | -al | -al. </text:p>
        </text:list-item>
        <text:list-item>
          <text:p text:style-name="P88">—<text:span text:style-name="T3">atu</text:span> 400 | chiericato | clergé | clergy | -cat. ⊂ cleric(o) -atu. </text:p>
        </text:list-item>
        <text:list-item>
          <text:p text:style-name="P88"><text:span text:style-name="T3">clero</text:span> 300 | clero | clergé | -rgy | -rus. = sacerdotes. ⊂ G. cl <text:span text:style-name="T3">ē</text:span>ros = sorte, patrimonio. </text:p>
        </text:list-item>
        <text:list-item>
          <text:p text:style-name="P88">E <text:span text:style-name="T3">cli</text:span> = (in)cli(na). ⊃ L. clivo, declive, proclive, clina, declina, incline, reclina; G. cline, clinico, clima, clisi; A. lean = inclina, R. klonitï. </text:p>
        </text:list-item>
        <text:list-item>
          <text:p text:style-name="P88"><text:span text:style-name="T3">cliente</text:span> -ens | -ente | -ent | -ent | -ent. ⊂ clue -nte, auditore. </text:p>
        </text:list-item>
        <text:list-item>
          <text:p text:style-name="P88">—<text:span text:style-name="T3">ela</text:span> -a | -ela | -èle | clients, <text:span text:style-name="T5">practice</text:span>, -ele | -tel. = clientes. </text:p>
        </text:list-item>
        <text:list-item>
          <text:p text:style-name="P88"><text:span text:style-name="T3">clima</text:span>(te) 200 | clima | climat | -mate, clime | Klima. ⊂ G. clíma ⊂ cli -ma [inclinatione]. </text:p>
        </text:list-item>
        <text:list-item>
          <text:p text:style-name="P88"><text:span text:style-name="T3">climacterico</text:span> ĭ 100 | -aterico | -atérique | -rical | klimakterisch. = (anno) critico, periculoso. ⊂ G. -ēricós. ⊂ climact <text:span text:style-name="T3">ē</text:span>r [scala, gradu] -ĭco. </text:p>
        </text:list-item>
        <text:list-item>
          <text:p text:style-name="P88"><text:span text:style-name="T3">climatico</text:span> -ĭcus | -ico | -ique | -ic | -isch. = de clima. </text:p>
        </text:list-item>
        <text:list-item>
          <text:p text:style-name="P88"><text:span text:style-name="T3">clina</text:span> -o (Lucretio) | chinare. = inclina. ⊂ cli -n(o) -a. </text:p>
        </text:list-item>
        <text:list-item>
          <text:p text:style-name="P88">G. cline, clínē = lecto. ⊃ -ico. ⊂ cli. </text:p>
        </text:list-item>
        <text:list-item>
          <text:p text:style-name="P88"><text:span text:style-name="T3">clinica</text:span> ĭ 100 | -ica | -ique | -ic | -ik. ⊂ G. -ic <text:span text:style-name="T3">ē</text:span>. ⊂ clinĭc(o) -a [scientia]. </text:p>
        </text:list-item>
        <text:list-item>
          <text:p text:style-name="P88"><text:span text:style-name="T3">clinico</text:span> ĭ 100 | -ico | -ique | -ic | -isch. = medico que sta ad lecto de ægro. ⊂ G. -icós. ⊂ clin(ē) -ĭco. </text:p>
        </text:list-item>
        <text:list-item>
          <text:p text:style-name="P88"><text:span text:style-name="T3">clivo</text:span> -us = declivitate, colle. ⊂ cli -vo. </text:p>
        </text:list-item>
        <text:list-item>
          <text:p text:style-name="P88"><text:span text:style-name="T3">cloaca</text:span> -a | -aca | -aque | -aca | -ake. = canale de aqua immundo. </text:p>
        </text:list-item>
        <text:list-item>
          <text:p text:style-name="P88">clue -eo (Plauto) = es vocato, es audito, habe fama. ⊃ cliente = auditore. ⊂ E. clu ⊃ G. Clio [fama]; D. Laut = voce; R. slovo = voce, vocabulo; R. slava = gloria. </text:p>
        </text:list-item>
        <text:list-item>
          <text:p text:style-name="P88"><text:span text:style-name="T3">clystere</text:span> ē 100 | clistere | -ère | -er | Klystier. ⊂ G. clyst <text:span text:style-name="T3">ē</text:span>r ⊂ clyz(e) -ter. </text:p>
        </text:list-item>
        <text:list-item>
          <text:p text:style-name="P88">G. clyze, clúzō = inunda, lava, purga. ⊃ cataclysmo, clystere. </text:p>
        </text:list-item>
        <text:list-item>
          <text:p text:style-name="P88"><text:soft-page-break/>co- (ante vocale) = cum. </text:p>
        </text:list-item>
        <text:list-item>
          <text:p text:style-name="P88"><text:span text:style-name="T3">coacta</text:span> -o = fac coactione, coge, obliga per vi. ⊃ F. cacher = cela. ⊂ co- acta. </text:p>
        </text:list-item>
        <text:list-item>
          <text:p text:style-name="P88">—<text:span text:style-name="T3">ione</text:span> 200 | coazione | -ction | -ction | -ction. = ton coge. </text:p>
        </text:list-item>
        <text:list-item>
          <text:p text:style-name="P88">—<text:span text:style-name="T3">ivo</text:span> | coattivo | -tif | -tive | -tiv. ⊂ coact(o) -ivo. </text:p>
        </text:list-item>
        <text:list-item>
          <text:p text:style-name="P88"><text:span text:style-name="T3">coacto</text:span> -us | coatto. = quem coge. </text:p>
        </text:list-item>
        <text:list-item>
          <text:p text:style-name="P88"><text:span text:style-name="T3">coadjutore</text:span> | -tore | -teur | -tor | -tor. ⊂ co- adju(va) -tore. </text:p>
        </text:list-item>
        <text:list-item>
          <text:p text:style-name="P88"><text:span text:style-name="T3">coadjuvante</text:span> | coadiuvante | -vant | -vant. ⊂ co- adiuva -nte. </text:p>
        </text:list-item>
        <text:list-item>
          <text:p text:style-name="P88"><text:span text:style-name="T3">coætaneo</text:span> 200 | coetaneo | | coetaneous | coätan. = contemporaneo, de idem ætate. ⊂ co- æta(te) -neo. </text:p>
        </text:list-item>
        <text:list-item>
          <text:p text:style-name="P88"><text:span text:style-name="T3">coagula</text:span> ŭ 100 | -are | cailler, -ler | -late | -lieren. ⊂ coagul(o) -a. </text:p>
        </text:list-item>
        <text:list-item>
          <text:p text:style-name="P88">—<text:span text:style-name="T3">tione</text:span> 100 | -zione | -tion | -tion | -tion. </text:p>
        </text:list-item>
        <text:list-item>
          <text:p text:style-name="P88"><text:span text:style-name="T3">coagulo</text:span> -ŭlum | caglio | <text:span text:style-name="T5">présure</text:span>, -lum | -lum | -lum. ⊂ co- ag(e) -ulo. </text:p>
        </text:list-item>
        <text:list-item>
          <text:p text:style-name="P88"><text:span text:style-name="T3">coalitione</text:span> | -zione | -tion | -tion | -tion. ⊂ co -al(e) -itione. </text:p>
        </text:list-item>
        <text:list-item>
          <text:p text:style-name="P88"><text:span text:style-name="T3">cobalto</text:span> | -alto | -alt | -alt | Kobalt. = metallo, in Chemia « Co », facto puro ab Brandt in 1773. </text:p>
        </text:list-item>
        <text:list-item>
          <text:p text:style-name="P88">coccyge 100 = cuculo. ⊂ G. cóccyx. &gt; </text:p>
        </text:list-item>
        <text:list-item>
          <text:p text:style-name="P88"><text:span text:style-name="T3">coccyge</text:span> ū N | -ige | -yx | -yx | -yx. = osso in fine de spina dorsale, in forma de rostro de cuculo. ⊂ coccyge 1. </text:p>
        </text:list-item>
        <text:list-item>
          <text:p text:style-name="P88"><text:span text:style-name="T3">cochlea</text:span> -a | chiocciola. = limace, concha de limace. </text:p>
        </text:list-item>
        <text:list-item>
          <text:p text:style-name="P88">— 100 = vite de mechanica. ⊃ cochleare. ⊂ G. cochlías. </text:p>
        </text:list-item>
        <text:list-item>
          <text:p text:style-name="P88"><text:span text:style-name="T3">cochleare</text:span> 100 | cucchiajo | cuiller | <text:span text:style-name="T5">spoon</text:span> | <text:span text:style-name="T5">Löffel</text:span>. ⊂ cochle(a) -are. </text:p>
        </text:list-item>
        <text:list-item>
          <text:p text:style-name="P88"><text:span text:style-name="T3">cochlearia</text:span> | coclearia | -ria | -ria | -ria. = Bot. « cochlearia officinalis », herba in forma de cochleare. </text:p>
        </text:list-item>
        <text:list-item>
          <text:p text:style-name="P88"><text:span text:style-name="T3">coctione</text:span> -tio | cottura | cuisson, coction | -tion | -tion. = ton coque. </text:p>
        </text:list-item>
        <text:list-item>
          <text:p text:style-name="P88"><text:span text:style-name="T3">cocto</text:span> -us | cotto | cuit | cooked | gekocht. = quem coque. </text:p>
        </text:list-item>
        <text:list-item>
          <text:p text:style-name="P88"><text:span text:style-name="T3">codeina</text:span> | -eina | -éine | -eine | -ein. ⊂ G. c <text:span text:style-name="T3">ō</text:span>dē = papavere. </text:p>
        </text:list-item>
        <text:list-item>
          <text:p text:style-name="P88"><text:span text:style-name="T3">codice</text:span> ĭ -ex | -ce | code | code, codex | Codex. </text:p>
        </text:list-item>
        <text:list-item>
          <text:p text:style-name="P88">—<text:span text:style-name="T3">illo</text:span> -us | -illo | -ille | -il | -ill. = parvo codice. ⊂ codic(e) -illo. </text:p>
        </text:list-item>
        <text:list-item>
          <text:p text:style-name="P88"><text:span text:style-name="T3">coefficiente</text:span> | -ente | -ent | -ent | -ent. ⊂ co- efficiente. </text:p>
        </text:list-item>
        <text:list-item>
          <text:p text:style-name="P88">cœlo, V. cælo. </text:p>
        </text:list-item>
        <text:list-item>
          <text:p text:style-name="P88"><text:span text:style-name="T3">cœmeterio</text:span> 300 | cimitero | cimetière | cemetery | -rium. ⊂ G. coimēt <text:span text:style-name="T3">ē</text:span>rion [dormitorio] ⊂ cœme [coimáō = dormi] -terio. </text:p>
        </text:list-item>
        <text:list-item>
          <text:p text:style-name="P88">cœna, V. cena. </text:p>
        </text:list-item>
        <text:list-item>
          <text:p text:style-name="P88">G. cœno coinós = commune. ⊃ cœnobio, epicœno. </text:p>
        </text:list-item>
        <text:list-item>
          <text:p text:style-name="P88"><text:span text:style-name="T3">cœnobio</text:span> 400 | cenobio | | | -ium. = communitate, conventu. ⊂ G. coinóbion ⊂ cœno [commune] bio [vita]. </text:p>
        </text:list-item>
        <text:list-item>
          <text:p text:style-name="P88">—<text:span text:style-name="T3">ita</text:span> | cenobita | cénobite | cenobite | -bit. = que vive in commune. ⊂ cœnobi(o) -ta. </text:p>
        </text:list-item>
        <text:list-item>
          <text:p text:style-name="P88">cœpi -i = incipe, initia, da principio. ⊂ co- ap -i [suffixo de perfecto]. = e cum junge. </text:p>
        </text:list-item>
        <text:list-item>
          <text:p text:style-name="P88"><text:span text:style-name="T3">coerce</text:span> -eo | coercere | coercer | to coerce | coërcieren. = coge, constringe. ⊂ co- arce. </text:p>
        </text:list-item>
        <text:list-item>
          <text:p text:style-name="P88">—<text:span text:style-name="T3">ibile</text:span> -ĭlis | -bile | -ble | -ble | -ble. </text:p>
        </text:list-item>
        <text:list-item>
          <text:p text:style-name="P88">—<text:span text:style-name="T3">itione</text:span> -tio | -izione | -ition | coercion | -ition. </text:p>
        </text:list-item>
        <text:list-item>
          <text:p text:style-name="P88">—<text:span text:style-name="T3">itivo</text:span> | -tivo | -tif | -tive | -tiv. </text:p>
        </text:list-item>
        <text:list-item>
          <text:p text:style-name="P88"><text:span text:style-name="T3">coexiste</text:span> | coesistere | -ter | -st | -tieren. = existe cum. </text:p>
        </text:list-item>
        <text:list-item>
          <text:p text:style-name="P88"><text:soft-page-break/>—<text:span text:style-name="T3">nte</text:span> | coesistente | -ant | -ent | -ent. </text:p>
        </text:list-item>
        <text:list-item>
          <text:p text:style-name="P88">—<text:span text:style-name="T3">ntia</text:span> | -enza | -ence | -ence | -enz. </text:p>
        </text:list-item>
        <text:list-item>
          <text:p text:style-name="P88"><text:span text:style-name="T3">cofea</text:span> N | caffè | café | coffee | Kaffee. = Bot. « cofea arabiga ». ⊂ Arabo. </text:p>
        </text:list-item>
        <text:list-item>
          <text:p text:style-name="P88"><text:span text:style-name="T3">coge</text:span> -o = reduc, obliga, constringe, claude, restringe, condensa. ⊂ co- age. ⊃ coactione, cogita. </text:p>
        </text:list-item>
        <text:list-item>
          <text:p text:style-name="P88"><text:span text:style-name="T3">cogita</text:span> -ĭto | <text:span text:style-name="T5">pensare</text:span>, <text:span text:style-name="T5">meditare</text:span>, escogitare | <text:span text:style-name="T5">penser</text:span>, <text:span text:style-name="T5">méditer</text:span> | cogitate | -ieren. ⊂ co- agita. </text:p>
        </text:list-item>
        <text:list-item>
          <text:p text:style-name="P88">—<text:span text:style-name="T3">tione</text:span> -tio | -zione | -tion | -tion | -tion. = meditatione. </text:p>
        </text:list-item>
        <text:list-item>
          <text:p text:style-name="P88"><text:span text:style-name="T3">cognato</text:span> -us | <text:span text:style-name="T5">parente</text:span>, <text:span text:style-name="T5">congiunto</text:span>, cognato | cognat, <text:span text:style-name="T5">parent par</text:span> cognation | cognate | Cognat. ⊂ co- g(e)n(e) -a -to. </text:p>
        </text:list-item>
        <text:list-item>
          <text:p text:style-name="P88"><text:span text:style-name="T3">cognitione</text:span> -io | -zione, conoscenza | connaissance | -tion | -tion. ⊂ co- gn(o) -itione. </text:p>
        </text:list-item>
        <text:list-item>
          <text:p text:style-name="P88"><text:span text:style-name="T3">cognito</text:span> ĭ -us | -ito | connu | known | bekannt. = quem cognosce. ⊃ in-, -ione. </text:p>
        </text:list-item>
        <text:list-item>
          <text:p text:style-name="P88">cognomĭne -men = supranomine, nomine addito post. ⊂ co- gno- mine. </text:p>
        </text:list-item>
        <text:list-item>
          <text:p text:style-name="P88">— | cognome = nomine de familia. </text:p>
        </text:list-item>
        <text:list-item>
          <text:p text:style-name="P88"><text:span text:style-name="T3">cognosce</text:span> -o | conoscere | connaître | to know, to cognize | -scieren, kennen. = gno. ⊂ co- gno -sce. </text:p>
        </text:list-item>
        <text:list-item>
          <text:p text:style-name="P88">—<text:span text:style-name="T3">ibile</text:span> -ĭlis | conoscibile | -ble | cognizable. </text:p>
        </text:list-item>
        <text:list-item>
          <text:p text:style-name="P88"><text:span text:style-name="T3">cohabita</text:span> ĭ -o | coabitare | -iter | -it | -itieren. ⊂ co- habita. </text:p>
        </text:list-item>
        <text:list-item>
          <text:p text:style-name="P88">—<text:span text:style-name="T3">ante</text:span> | -ante | -ant | -ant | -ant. </text:p>
        </text:list-item>
        <text:list-item>
          <text:p text:style-name="P88">—<text:span text:style-name="T3">atione</text:span> 400 | coabitazione | -ation | -ation | -ation. </text:p>
        </text:list-item>
        <text:list-item>
          <text:p text:style-name="P88"><text:span text:style-name="T3">cohære</text:span> -eo | coerire | cohere | -rieren. </text:p>
        </text:list-item>
        <text:list-item>
          <text:p text:style-name="P88">—<text:span text:style-name="T3">nte</text:span> -ens | coerente | cohérent | coherent | -ent. ⊂ co- hære -nte. </text:p>
        </text:list-item>
        <text:list-item>
          <text:p text:style-name="P88">——<text:span text:style-name="T3">ia</text:span> -a | coerenza | cohérence | coherency | Cohærenz. </text:p>
        </text:list-item>
        <text:list-item>
          <text:p text:style-name="P88"><text:span text:style-name="T3">cohæsione</text:span> | coesione | cohésion | cohesion | -sion. = cohærentia, to cohære. </text:p>
        </text:list-item>
        <text:list-item>
          <text:p text:style-name="P88"><text:span text:style-name="T3">cohorte</text:span> -ors | coorte, corteo | cohorte, cortège | cohort, cortege | -horte. = turba, exercitu, decimo parte de legione romano. ⊂ co- hort(o) -e. </text:p>
        </text:list-item>
        <text:list-item>
          <text:p text:style-name="P88"><text:span text:style-name="T3">coincide</text:span> -ĭdo | -ere | coïncider | -de | -ieren. ⊂ co- incĭde. </text:p>
        </text:list-item>
        <text:list-item>
          <text:p text:style-name="P88">—<text:span text:style-name="T3">ente</text:span> | -ente | -ent | -ent | -ent. </text:p>
        </text:list-item>
        <text:list-item>
          <text:p text:style-name="P88">—<text:span text:style-name="T3">entia</text:span> | -enza | -ence | -ence | -enz. </text:p>
        </text:list-item>
        <text:list-item>
          <text:p text:style-name="P88"><text:span text:style-name="T3">cola</text:span> -o | -are | couler, <text:span text:style-name="T5">filtrer</text:span> | -ate | -ieren, <text:span text:style-name="T5">filtrieren</text:span>. ⊂ col(o) -a. </text:p>
        </text:list-item>
        <text:list-item>
          <text:p text:style-name="P88">—<text:span text:style-name="T3">torio</text:span> | -oio | <text:span text:style-name="T5">passoire</text:span>, couloir | colander | -orium, <text:span text:style-name="T5">Filter</text:span>. = colo. </text:p>
        </text:list-item>
        <text:list-item>
          <text:p text:style-name="P88">—<text:span text:style-name="T3">tura</text:span> | -tura | -ture, coulage | -ture | -tur. </text:p>
        </text:list-item>
        <text:list-item>
          <text:p text:style-name="P88"><text:span text:style-name="T3">COLE</text:span> -o | coltivare | cultiver | cultivate | cultivieren. ⊃ colono, cultu, agricola, inquilino. ⊂ E. qel ⊃ G. (bu)col(ica), (dys)colo. </text:p>
        </text:list-item>
        <text:list-item>
          <text:p text:style-name="P88"><text:span text:style-name="T3">coleoptero</text:span> -ĕrus | -ottero | -éoptère | -ptera | Koleoptera. = insecto, cum alas in forma de vagina. ⊂ G. coleópteros ⊂ coleo [vagina] ptero [ala]. </text:p>
        </text:list-item>
        <text:list-item>
          <text:p text:style-name="P88"><text:span text:style-name="T3">colica</text:span> ĭ 100 | -ica | -ique | -ic | -ik. = dolore in intestino. ⊂ G. cōlic <text:span text:style-name="T3">ē</text:span> ⊂ col(o) [intestino] -ĭco. </text:p>
        </text:list-item>
        <text:list-item>
          <text:p text:style-name="P88"><text:span text:style-name="T3">colla</text:span> | colla | colle | ichtycolla, <text:span text:style-name="T5">glue</text:span> | <text:span text:style-name="T5">Leim</text:span>. ⊃ collodio. ⊂ G. cólla. </text:p>
        </text:list-item>
        <text:list-item>
          <text:p text:style-name="P88">collabe -or = labe. ⊃ collapso. </text:p>
        </text:list-item>
        <text:list-item>
          <text:p text:style-name="P88"><text:soft-page-break/><text:span text:style-name="T3">collabora</text:span> ō 300 | -are | -er | -ate | -irien. ⊂ cum labora. </text:p>
        </text:list-item>
        <text:list-item>
          <text:p text:style-name="P88">—<text:span text:style-name="T3">tione</text:span> | -zione | -tion | -tion | -tion. </text:p>
        </text:list-item>
        <text:list-item>
          <text:p text:style-name="P88">—<text:span text:style-name="T3">tore</text:span> | -tore | -teur | -tor | -tor. </text:p>
        </text:list-item>
        <text:list-item>
          <text:p text:style-name="P88"><text:span text:style-name="T3">collapso</text:span> -us | collasso | -psus | -pse | -ps. = deminutione de vi, syncope. ⊂ cum labe -to. </text:p>
        </text:list-item>
        <text:list-item>
          <text:p text:style-name="P88"><text:span text:style-name="T3">collare</text:span> 100 | -lare | -lier, col | -lar | -lar, Koller. = de collo. </text:p>
        </text:list-item>
        <text:list-item>
          <text:p text:style-name="P88"><text:span text:style-name="T3">collaterale</text:span> | -ale | -éral | -al | -al. ⊂ cum laterale. </text:p>
        </text:list-item>
        <text:list-item>
          <text:p text:style-name="P88"><text:span text:style-name="T3">collatione</text:span> -tio | -zione | -tion | -tion | -tion. = ton confer, comparatione. ⊂ cum latione. </text:p>
        </text:list-item>
        <text:list-item>
          <text:p text:style-name="P88"><text:span text:style-name="T3">colle</text:span> -is | colle, collina | colline | hill | <text:span text:style-name="T5">Hügel</text:span>. ⊂ celle. = parvo monte. ⊂ E. ⊃ A. hill, D. Halde = declivio; R. cholm’ = colle. </text:p>
        </text:list-item>
        <text:list-item>
          <text:p text:style-name="P88"><text:span text:style-name="T3">collecto</text:span> -us | <text:span text:style-name="T5">rac</text:span>colto, colto | cueilli, colligé | collect, collected. = quem collige. </text:p>
        </text:list-item>
        <text:list-item>
          <text:p text:style-name="P88">—<text:span text:style-name="T3">a</text:span> -a = quota parte. </text:p>
        </text:list-item>
        <text:list-item>
          <text:p text:style-name="P88">— 400 | colletta | -cte | -ct | -cte. </text:p>
        </text:list-item>
        <text:list-item>
          <text:p text:style-name="P88">—<text:span text:style-name="T3">ione</text:span> -tio | -zione | -tion | -tion | -tion. = ton collige. </text:p>
        </text:list-item>
        <text:list-item>
          <text:p text:style-name="P88">—<text:span text:style-name="T3">ivo</text:span> -us | -ttivo | -ctif | -ctive | -ctiv. = que collige. </text:p>
        </text:list-item>
        <text:list-item>
          <text:p text:style-name="P88">—<text:span text:style-name="T3">ore</text:span> 400 | -ettore | -teur | -tor | -tor. = que collige. </text:p>
        </text:list-item>
        <text:list-item>
          <text:p text:style-name="P88"><text:span text:style-name="T3">collega</text:span> ē -a | -ega | -ègue | -eague | -ege. = socio, comite in officio. ⊂ cum lega. </text:p>
        </text:list-item>
        <text:list-item>
          <text:p text:style-name="P88">—<text:span text:style-name="T3">iale</text:span> | -ale | -égial | -al | -al. </text:p>
        </text:list-item>
        <text:list-item>
          <text:p text:style-name="P88">—<text:span text:style-name="T3">io</text:span> -ium | -egio | -ège | -ege | -egium. </text:p>
        </text:list-item>
        <text:list-item>
          <text:p text:style-name="P88"><text:span text:style-name="T3">collide</text:span> ī -o | -ere | faire collision | to collide | -ieren. ⊃ colliso. ⊂ cum læde. </text:p>
        </text:list-item>
        <text:list-item>
          <text:p text:style-name="P88"><text:span text:style-name="T3">collige</text:span> ĭ -o | cogliere, raccogliere | colliger, cueillir, recueillir, récolter | to collect | -ieren, collectieren. ⊃ collecto. ⊂ cum lege. </text:p>
        </text:list-item>
        <text:list-item>
          <text:p text:style-name="P88"><text:span text:style-name="T3">collima</text:span> (errore de copistas) = collinea. </text:p>
        </text:list-item>
        <text:list-item>
          <text:p text:style-name="P88">—<text:span text:style-name="T3">tione</text:span> | -zione | -tion | -tion | -tion. </text:p>
        </text:list-item>
        <text:list-item>
          <text:p text:style-name="P88">—<text:span text:style-name="T3">tore</text:span> | -tore | -teur | -tor | -tor. </text:p>
        </text:list-item>
        <text:list-item>
          <text:p text:style-name="P88"><text:span text:style-name="T3">collineatione</text:span> | -zione | | -tion | -tion. </text:p>
        </text:list-item>
        <text:list-item>
          <text:p text:style-name="P88"><text:span text:style-name="T3">collisione</text:span> -sio | -sione | -sion | -sion | -sion. = ton collide. </text:p>
        </text:list-item>
        <text:list-item>
          <text:p text:style-name="P88"><text:span text:style-name="T3">colliso</text:span> ī -us = quem collide. ⊃ collisione. </text:p>
        </text:list-item>
        <text:list-item>
          <text:p text:style-name="P88"><text:span text:style-name="T3">COLLO</text:span> -um | collo | cou | <text:span text:style-name="T5">neck</text:span> | Hals | H. cuello | P. collo. ⊃ collare. ⊂ E. colso ⊃ D. Hals. </text:p>
        </text:list-item>
        <text:list-item>
          <text:p text:style-name="P88"><text:span text:style-name="T3">colloca</text:span> -ŏco | -care | <text:span text:style-name="T5">placer</text:span>, -quer | -ate, <text:span text:style-name="T5">to place</text:span> | -ieren. ⊂ cum loca. </text:p>
        </text:list-item>
        <text:list-item>
          <text:p text:style-name="P88">—<text:span text:style-name="T3">tione</text:span> -tio | -zione | -tion | -tion | -tion. </text:p>
        </text:list-item>
        <text:list-item>
          <text:p text:style-name="P88"><text:span text:style-name="T3">collodio</text:span> | -dio | -dion | -dion | -dium. = solutione in ethere de cotone fulminante. ⊂ G. coll <text:span text:style-name="T3">ō</text:span>des [glutinante] ⊂ colla. </text:p>
        </text:list-item>
        <text:list-item>
          <text:p text:style-name="P88">colloque -ŏquor = loque cum, fac colloquio. </text:p>
        </text:list-item>
        <text:list-item>
          <text:p text:style-name="P88"><text:span text:style-name="T3">colloquio</text:span> -um | -quio | -que | -quy | -quium. ⊂ colloqu(e) -io. </text:p>
        </text:list-item>
        <text:list-item>
          <text:p text:style-name="P88"><text:span text:style-name="T3">collyrio</text:span> -um | -irio | -re | -rium | -rium. = medicamen pro oculos. ⊂ G. -ýrion. </text:p>
        </text:list-item>
        <text:list-item>
          <text:p text:style-name="P88"><text:span text:style-name="T3">colo</text:span> -um = colatorio. </text:p>
        </text:list-item>
        <text:list-item>
          <text:p text:style-name="P88"><text:span text:style-name="T3">colon</text:span> 100 ( <text:span text:style-name="T5">nom.</text:span>, <text:span text:style-name="T5">thema</text:span> colo) | colon | côlon | colon | Kolon. ⊂ G. c <text:span text:style-name="T3">ō</text:span>lon. = intestino cæco et recto; membro; membro de propositione; signo : (duo puncto) que divide membro. </text:p>
        </text:list-item>
        <text:list-item>
          <text:p text:style-name="P88"><text:soft-page-break/><text:span text:style-name="T3">colonia</text:span> -a | -nia | -nie | -ny | -nie, Köln. ⊂ colon(o) -ia. </text:p>
        </text:list-item>
        <text:list-item>
          <text:p text:style-name="P88">—<text:span text:style-name="T3">iale</text:span> | -iale | -ial | -ial | -ial. </text:p>
        </text:list-item>
        <text:list-item>
          <text:p text:style-name="P88">—<text:span text:style-name="T3">iza</text:span> | -zzare | -ser | -ze | -sieren. </text:p>
        </text:list-item>
        <text:list-item>
          <text:p text:style-name="P88">——<text:span text:style-name="T3">tione</text:span> | -zzazione | -sation | -zation | -sation. </text:p>
        </text:list-item>
        <text:list-item>
          <text:p text:style-name="P88"><text:span text:style-name="T3">colono</text:span> -us | -ono | -on | -one, clown | -onist, -on. ⊂ cole. </text:p>
        </text:list-item>
        <text:list-item>
          <text:p text:style-name="P88"><text:span text:style-name="T3">colophonia</text:span> 100 | -fonia | -phane | -phony | -phonium. ⊂ G. -ōnia. = resina, residuo de destillatione de terebintho. </text:p>
        </text:list-item>
        <text:list-item>
          <text:p text:style-name="P88"><text:span text:style-name="T3">colora</text:span> -o | -are | -er | to color | -ieren. </text:p>
        </text:list-item>
        <text:list-item>
          <text:p text:style-name="P88">—<text:span text:style-name="T3">tione</text:span> | -zione | -tion | -tion | -tion. </text:p>
        </text:list-item>
        <text:list-item>
          <text:p text:style-name="P88"><text:span text:style-name="T3">colore</text:span> -or | -ore | couleur | -or | <text:span text:style-name="T5">Farbe</text:span>, Colorit. ⊂ cel(a) -ore; parte superficiale de corpore. = G. chrôma ⊂ chr <text:span text:style-name="T3">ō</text:span>s [pelle]. </text:p>
        </text:list-item>
        <text:list-item>
          <text:p text:style-name="P88"><text:span text:style-name="T3">colossale</text:span> | -ale | -al | -al | -al. = de colosso. </text:p>
        </text:list-item>
        <text:list-item>
          <text:p text:style-name="P88"><text:span text:style-name="T3">colosseo</text:span> ē 100 | -eo | colisée | coliseum | -eum. = amphithetro Flavio in Roma, constructo in anno 80 p. Ch. ⊂ colosso. </text:p>
        </text:list-item>
        <text:list-item>
          <text:p text:style-name="P88"><text:span text:style-name="T3">colosso</text:span> 100 | -sso | -sse | -ssus | -oss. ⊂ G. -ssós. </text:p>
        </text:list-item>
        <text:list-item>
          <text:p text:style-name="P88"><text:span text:style-name="T3">colostro</text:span> 100 | -ro | -rum | -rum | -rum. = primo lacte de puerpera. </text:p>
        </text:list-item>
        <text:list-item>
          <text:p text:style-name="P88"><text:span text:style-name="T3">colu</text:span> -us | conocchia | quenouille | <text:span text:style-name="T5">distaff</text:span> | Kunkel, <text:span text:style-name="T5">Rocken</text:span>. </text:p>
        </text:list-item>
        <text:list-item>
          <text:p text:style-name="P88"><text:span text:style-name="T3">columba</text:span> -a | colombo | <text:span text:style-name="T5">pigeon</text:span>, colombe | <text:span text:style-name="T5">pigeon</text:span> | <text:span text:style-name="T5">Taube</text:span>. = Zool. « columba livia ». ⊃ columbario. </text:p>
        </text:list-item>
        <text:list-item>
          <text:p text:style-name="P88"><text:span text:style-name="T3">columbario</text:span> 100 | colombaia | colombier | -ary | -arium. = domo de columbas. </text:p>
        </text:list-item>
        <text:list-item>
          <text:p text:style-name="P88"><text:span text:style-name="T3">columbario</text:span> 100 | colombario | -aire | -arium | -arium. = ædificio sepulcrale romano, in forma de columbario. </text:p>
        </text:list-item>
        <text:list-item>
          <text:p text:style-name="P88"><text:span text:style-name="T3">columna</text:span> -a | colonna | colonne | column | Columne, Colonne. </text:p>
        </text:list-item>
        <text:list-item>
          <text:p text:style-name="P88">—<text:span text:style-name="T3">ata</text:span> | colonnata | colonnade | colonade | Colonnade. = æde cum columnas. </text:p>
        </text:list-item>
        <text:list-item>
          <text:p text:style-name="P88"><text:span text:style-name="T3">coma</text:span> cŏma | chioma. = capillos. ⊃ cometa. ⊂ G. cómē ⊂ E. qosmo. ⊃ D. Haar, R. kosa = coma; R. cosmatyj = comato. </text:p>
        </text:list-item>
        <text:list-item>
          <text:p text:style-name="P88"><text:span text:style-name="T3">coma</text:span>(te) ō | coma | coma | coma | Koma. = lethargo. ⊂ G. côma. </text:p>
        </text:list-item>
        <text:list-item>
          <text:p text:style-name="P88"><text:span text:style-name="T3">comato</text:span> ā -us | chiomato. = cum cŏma. </text:p>
        </text:list-item>
        <text:list-item>
          <text:p text:style-name="P88"><text:span text:style-name="T3">combina</text:span> ī 500 | -are | -er | -ne | -ieren. ⊂ cum bin(o) -a. </text:p>
        </text:list-item>
        <text:list-item>
          <text:p text:style-name="P88">—<text:span text:style-name="T3">tione</text:span> | -zione | -naison | -tion | -tion. </text:p>
        </text:list-item>
        <text:list-item>
          <text:p text:style-name="P88"><text:span text:style-name="T3">combure</text:span> -o | bruciare | brûler | <text:span text:style-name="T5">to burn</text:span> | -ieren, <text:span text:style-name="T5">brennen</text:span>. = ure. ⊃ combusto. </text:p>
        </text:list-item>
        <text:list-item>
          <text:p text:style-name="P88"><text:span text:style-name="T3">combusto</text:span> -us = quem combure. </text:p>
        </text:list-item>
        <text:list-item>
          <text:p text:style-name="P88">—<text:span text:style-name="T3">ibile</text:span> -ĭlis | -bile | -ble | -ble | -bel. </text:p>
        </text:list-item>
        <text:list-item>
          <text:p text:style-name="P88">—<text:span text:style-name="T3">ibilitate</text:span> | -ità | -ité | -ity | -ität. </text:p>
        </text:list-item>
        <text:list-item>
          <text:p text:style-name="P88">—<text:span text:style-name="T3">ione</text:span> 400 | -stione | -stion | -stion | -stion. ⊂ combust(o) -ione. </text:p>
        </text:list-item>
        <text:list-item>
          <text:p text:style-name="P88">come -is = benigno, humano. </text:p>
        </text:list-item>
        <text:list-item>
          <text:p text:style-name="P88"><text:span text:style-name="T3">comestibile</text:span> -ĭlis | commestibile | -ble | -bile | -bel. = re quem pote ede. ⊂ cum ed(e) -t(o) -ibile. </text:p>
        </text:list-item>
        <text:list-item>
          <text:p text:style-name="P88"><text:span text:style-name="T3">cometa</text:span> ē -a | -eta | -ète | -et | -et. = stella cum coma. ⊂ G. com <text:span text:style-name="T3">ē</text:span>tēs. </text:p>
        </text:list-item>
        <text:list-item>
          <text:p text:style-name="P88"><text:span text:style-name="T3">comico</text:span> ĭ -us | -ico | -ique | -ic | -isch. ⊂ G. cōmicós. ⊂ cōm(o) -ico. </text:p>
        </text:list-item>
        <text:list-item>
          <text:p text:style-name="P88"><text:span text:style-name="T3">comita</text:span> ĭ -or = es comite. ⊃ comitatu, concomitante. </text:p>
        </text:list-item>
        <text:list-item>
          <text:p text:style-name="P88">—<text:span text:style-name="T3">atu</text:span> -us | -ato | comité | committee | -itat, Komitee. = reunione de plure homine, comites. ⊂ comita -tu (Hemme dice que F. <text:span text:style-name="T5">comité</text:span> ⊂ A. <text:span text:style-name="T5">committee</text:span> ⊂ L. <text:span text:style-name="T5">committe</text:span>). </text:p>
        </text:list-item>
        <text:list-item>
          <text:p text:style-name="P88"><text:soft-page-break/><text:span text:style-name="T3">comite</text:span> comes -mĭt- | <text:span text:style-name="T5">compagno</text:span> | <text:span text:style-name="T5">compagnon</text:span> | <text:span text:style-name="T5">companion</text:span> | <text:span text:style-name="T5">Begleiter</text:span>. = socio. ⊃ comita, -atu, comitio, concomita. ⊂ cum i -te, que i cum. </text:p>
        </text:list-item>
        <text:list-item>
          <text:p text:style-name="P88"><text:span text:style-name="T3">comite</text:span> ĭ | conte | comte | count | <text:span text:style-name="T5">Graf</text:span>. = comite de principe. </text:p>
        </text:list-item>
        <text:list-item>
          <text:p text:style-name="P88">—<text:span text:style-name="T3">io</text:span> -um | -izio | -ice | -itia | -itien. ⊂ comit(e) -io. </text:p>
        </text:list-item>
        <text:list-item>
          <text:p text:style-name="P88">—<text:span text:style-name="T3">iale</text:span> -is | -ziale | -tial | -tial | -tial. </text:p>
        </text:list-item>
        <text:list-item>
          <text:p text:style-name="P88"><text:span text:style-name="T3">comma</text:span>(te) 100 | -ma | -ma | -ma | -ma. = virgula, divisione de versu et de musica. ⊂ G. cómma = segmento. ⊂ cop [seca] -ma. </text:p>
        </text:list-item>
        <text:list-item>
          <text:p text:style-name="P88"><text:span text:style-name="T3">commemora</text:span> -ŏro | -are | -émorer | -ate | -ieren. ⊂ cum memora. </text:p>
        </text:list-item>
        <text:list-item>
          <text:p text:style-name="P88">—<text:span text:style-name="T3">tione</text:span> -tio | -zione | -tion | -tion | -tion. </text:p>
        </text:list-item>
        <text:list-item>
          <text:p text:style-name="P88"><text:span text:style-name="T3">commensale</text:span> | -ale | -al | -al | -al. ⊂ cum mens(a) -ale. </text:p>
        </text:list-item>
        <text:list-item>
          <text:p text:style-name="P88"><text:span text:style-name="T3">commensurabile</text:span> -ĭlis | -bile | -ble | -ble | -bel. ⊂ cum mensura -bile. </text:p>
        </text:list-item>
        <text:list-item>
          <text:p text:style-name="P88">—<text:span text:style-name="T3">itate</text:span> | -ità | -ité | -ity | -ität. </text:p>
        </text:list-item>
        <text:list-item>
          <text:p text:style-name="P88"><text:span text:style-name="T3">commenta</text:span> -o, -or | -are | -er | to comment | -ieren. ⊂ cum ment(e) -a. </text:p>
        </text:list-item>
        <text:list-item>
          <text:p text:style-name="P88">—<text:span text:style-name="T3">rio</text:span> -um | -tario, -to | -taire | -ent, -tary | -tar. </text:p>
        </text:list-item>
        <text:list-item>
          <text:p text:style-name="P88">—<text:span text:style-name="T3">tore</text:span> -tor | -tore | -teur | -tor | -tor. = qui commenta. </text:p>
        </text:list-item>
        <text:list-item>
          <text:p text:style-name="P88">commento -um = inventione, fictione. ⊂ cum ment(e) -o. </text:p>
        </text:list-item>
        <text:list-item>
          <text:p text:style-name="P88"><text:span text:style-name="T3">commerca</text:span> -or | -iare | -cer | <text:span text:style-name="T5">to trade</text:span>, to commerce | -ieren. ⊂ cum merca. </text:p>
        </text:list-item>
        <text:list-item>
          <text:p text:style-name="P88">—<text:span text:style-name="T3">iale</text:span> | -ale | -al | -al | -al. </text:p>
        </text:list-item>
        <text:list-item>
          <text:p text:style-name="P88">—<text:span text:style-name="T3">io</text:span> -um | -cio | -ce | -ce | -erz. ⊂ commerc(a) -io. </text:p>
        </text:list-item>
        <text:list-item>
          <text:p text:style-name="P88"><text:span text:style-name="T3">commina</text:span> ĭ -or | -are, minacciare | -er | <text:span text:style-name="T5">to threaten</text:span>, -ate | -ieren, <text:span text:style-name="T5">drohen</text:span>. ⊂ cum mina. </text:p>
        </text:list-item>
        <text:list-item>
          <text:p text:style-name="P88">—<text:span text:style-name="T3">tione</text:span> -tio | -zione | -tion | -tion | -tion. </text:p>
        </text:list-item>
        <text:list-item>
          <text:p text:style-name="P88">—<text:span text:style-name="T3">torio</text:span> | -torio | -toire | -tory | -torisch. </text:p>
        </text:list-item>
        <text:list-item>
          <text:p text:style-name="P88">L. comminus = apud. </text:p>
        </text:list-item>
        <text:list-item>
          <text:p text:style-name="P88"><text:span text:style-name="T3">commisera</text:span> ĕ -or | -are | | -ate. ⊂ cum miser(e) -a. </text:p>
        </text:list-item>
        <text:list-item>
          <text:p text:style-name="P88">—<text:span text:style-name="T3">tione</text:span> -tio | -zione | -tion | -tion | -tion. </text:p>
        </text:list-item>
        <text:list-item>
          <text:p text:style-name="P88"><text:span text:style-name="T3">commissario</text:span> | -ario | -aire | -ary | -är. ⊂ commiss(o) -ario. </text:p>
        </text:list-item>
        <text:list-item>
          <text:p text:style-name="P88">—<text:span text:style-name="T3">iatu</text:span> | -ato | -at | -at | -at. </text:p>
        </text:list-item>
        <text:list-item>
          <text:p text:style-name="P88">commissione -ssio = lucta, principio de pugna. </text:p>
        </text:list-item>
        <text:list-item>
          <text:p text:style-name="P88">commissione | -ssione | -ssion | -ssion | -ssion. = mandato, jusso, cura, procuratione, consilio, missione. </text:p>
        </text:list-item>
        <text:list-item>
          <text:p text:style-name="P88"><text:span text:style-name="T3">commisso</text:span> -us | -esso | -is. = quem committe. </text:p>
        </text:list-item>
        <text:list-item>
          <text:p text:style-name="P88"><text:span text:style-name="T3">commissura</text:span> -a | commessura | -sure | -sure | -sur. = junctura, unione. ⊂ committ(e) -tura. </text:p>
        </text:list-item>
        <text:list-item>
          <text:p text:style-name="P88"><text:span text:style-name="T3">committe</text:span> -o | -ettere | -ettre | to commit | -tieren. ⊂ cum mitte. ⊃ commisso. </text:p>
        </text:list-item>
        <text:list-item>
          <text:p text:style-name="P88"><text:span text:style-name="T3">commodo</text:span> -ŏdus | comodo | -ode | -ode, -odious | -od. = conveniente, utile. ⊂ cum modo. </text:p>
        </text:list-item>
        <text:list-item>
          <text:p text:style-name="P88">—<text:span text:style-name="T3">itate</text:span> -tas | -tà | -té | -ty | -tät. </text:p>
        </text:list-item>
        <text:list-item>
          <text:p text:style-name="P88"><text:span text:style-name="T3">commotione</text:span> -tio | -zione | -tion | -tion | -tion. = ton commove. </text:p>
        </text:list-item>
        <text:list-item>
          <text:p text:style-name="P88"><text:span text:style-name="T3">commove</text:span> -ŏveo | -muovere | -mouvoir | -move | -movieren. ⊂ cum move. </text:p>
        </text:list-item>
        <text:list-item>
          <text:p text:style-name="P88"><text:span text:style-name="T3">commune</text:span> ū -is | comune | commun | common | commun, (ge)mein. ⊃ communica, communione, communitate. ⊂ cum mune [onere]. </text:p>
        </text:list-item>
        <text:list-item>
          <text:p text:style-name="P88"><text:soft-page-break/><text:span text:style-name="T3">communica</text:span> ĭ -o | -care | -quer | -cate | -cieren. ⊂ commun(e) -ic(o) -a. </text:p>
        </text:list-item>
        <text:list-item>
          <text:p text:style-name="P88">—<text:span text:style-name="T3">nte</text:span> -ans | -ante | -ant | -ant | -ant. </text:p>
        </text:list-item>
        <text:list-item>
          <text:p text:style-name="P88">—<text:span text:style-name="T3">tione</text:span> -tio | -zione | -tion | -tion | -tion. </text:p>
        </text:list-item>
        <text:list-item>
          <text:p text:style-name="P88">—<text:span text:style-name="T3">bile</text:span> -ĭlis | -bile | -ble | -ble | -bel. </text:p>
        </text:list-item>
        <text:list-item>
          <text:p text:style-name="P88">—<text:span text:style-name="T3">tivo</text:span> | -tivo | -tif | -tive | -tiv. </text:p>
        </text:list-item>
        <text:list-item>
          <text:p text:style-name="P88"><text:span text:style-name="T3">communione</text:span> -nio | comunione | -ion | -ion | -ion. = societate. ⊂ commun(e) -ione. </text:p>
        </text:list-item>
        <text:list-item>
          <text:p text:style-name="P88"><text:span text:style-name="T3">communismo</text:span> | comunismo | -isme | -ism | -ismus. = commune sociale. </text:p>
        </text:list-item>
        <text:list-item>
          <text:p text:style-name="P88"><text:span text:style-name="T3">communitate</text:span> -tas | -ità | communauté | -ity | -ität. </text:p>
        </text:list-item>
        <text:list-item>
          <text:p text:style-name="P88"><text:span text:style-name="T3">commuta</text:span> ū -o | -are | commuer, <text:span text:style-name="T5">changer</text:span> | to commute, <text:span text:style-name="T5">to change</text:span> | -ieren. ⊂ cum muta. </text:p>
        </text:list-item>
        <text:list-item>
          <text:p text:style-name="P88">—<text:span text:style-name="T3">tione</text:span> -tio | -zione | -tion | -tion | -tion. </text:p>
        </text:list-item>
        <text:list-item>
          <text:p text:style-name="P88">—<text:span text:style-name="T3">tore</text:span> | -tore | -teur | -tor | -tor. </text:p>
        </text:list-item>
        <text:list-item>
          <text:p text:style-name="P88">G. como, cômos = festo de pago, orgia. ⊃ comico, comœdia. ⊂ c <text:span text:style-name="T3">ō</text:span>mē = pago. </text:p>
        </text:list-item>
        <text:list-item>
          <text:p text:style-name="P88"><text:span text:style-name="T3">comœdia</text:span> -a | commedia | comédie | comedy | -die. ⊂ G. cōmōdía ⊂ cōm(o) ōde. </text:p>
        </text:list-item>
        <text:list-item>
          <text:p text:style-name="P88">—<text:span text:style-name="T3">nte</text:span> | commediante | comédien | comedian | -iant. = comico. </text:p>
        </text:list-item>
        <text:list-item>
          <text:p text:style-name="P88"><text:span text:style-name="T3">compacto</text:span> -us | -atto | -act | -act, -acted | -act. ⊂ cum pacto. </text:p>
        </text:list-item>
        <text:list-item>
          <text:p text:style-name="P88"><text:span text:style-name="T3">compara</text:span> -ăro | -parare, <text:span text:style-name="T5">paragonare</text:span> | -parer | -pare | -parieren. ⊂ cum para. </text:p>
        </text:list-item>
        <text:list-item>
          <text:p text:style-name="P88">—<text:span text:style-name="T3">bile</text:span> -bĭlis | -bile | -ble | -ble | -bel. </text:p>
        </text:list-item>
        <text:list-item>
          <text:p text:style-name="P88">—<text:span text:style-name="T3">tione</text:span> -tio | -azione | -aison | -ation | -ation. </text:p>
        </text:list-item>
        <text:list-item>
          <text:p text:style-name="P88">—<text:span text:style-name="T3">tivo</text:span> -us | -tivo | -tif | -tive | -tiv. </text:p>
        </text:list-item>
        <text:list-item>
          <text:p text:style-name="P88">—<text:span text:style-name="T3">to</text:span> 100 | -rato | -ré | -rate | -riert. </text:p>
        </text:list-item>
        <text:list-item>
          <text:p text:style-name="P88"><text:span text:style-name="T3">compassione</text:span> 300 | -ssione | -ssion | -ssion | -ssion. = ton compate. </text:p>
        </text:list-item>
        <text:list-item>
          <text:p text:style-name="P88"><text:span text:style-name="T3">compate</text:span> ă 300 | -ire | -ir | compassionate | -ieren. ⊂ cum pate. </text:p>
        </text:list-item>
        <text:list-item>
          <text:p text:style-name="P88">—<text:span text:style-name="T3">ibile</text:span> -ĭlis | -bile | -ble | -ble | -bel. </text:p>
        </text:list-item>
        <text:list-item>
          <text:p text:style-name="P88">—<text:span text:style-name="T3">ibilitate</text:span> | -ità | -ité | -ity | -ität. </text:p>
        </text:list-item>
        <text:list-item>
          <text:p text:style-name="P88"><text:span text:style-name="T3">compatriota</text:span> | -triota | -triote | -triot | -triot. = de idem patria. </text:p>
        </text:list-item>
        <text:list-item>
          <text:p text:style-name="P88"><text:span text:style-name="T3">compelle</text:span> -o | | | to compel | -ieren. = pelle, constringe, coge, urge. </text:p>
        </text:list-item>
        <text:list-item>
          <text:p text:style-name="P88"><text:span text:style-name="T3">compendio</text:span> -um | -dio | -dium | compend, -dium | -dium. = epitome, breve, resumpto, summario. </text:p>
        </text:list-item>
        <text:list-item>
          <text:p text:style-name="P88">—<text:span text:style-name="T3">ioso</text:span> 100 | -ioso | -ieux | -ious | -ös. = breve. </text:p>
        </text:list-item>
        <text:list-item>
          <text:p text:style-name="P88"><text:span text:style-name="T3">compensa</text:span> -o | -are | -er | -ate | -ieren. = æqua pondere, remunera. ⊂ cum pend(a) -ta. </text:p>
        </text:list-item>
        <text:list-item>
          <text:p text:style-name="P88">—<text:span text:style-name="T3">bile</text:span> -ĭlis | -bile | -ble | -ble | -bel. </text:p>
        </text:list-item>
        <text:list-item>
          <text:p text:style-name="P88">—<text:span text:style-name="T3">tione</text:span> -tio | -ione | -tion | -tion | -tion. </text:p>
        </text:list-item>
        <text:list-item>
          <text:p text:style-name="P88">—<text:span text:style-name="T3">tore</text:span> | -tore | -teur | -tor | -tor. </text:p>
        </text:list-item>
        <text:list-item>
          <text:p text:style-name="P88"><text:span text:style-name="T3">compete</text:span> -ĕto | -ere | -éter | -ete | -ieren. = pete, conveni, es proprio. </text:p>
        </text:list-item>
        <text:list-item>
          <text:p text:style-name="P88">—<text:span text:style-name="T3">ente</text:span> 200 | -ente | -ent | -ent | -ent. </text:p>
        </text:list-item>
        <text:list-item>
          <text:p text:style-name="P88">—<text:span text:style-name="T3">entia</text:span> 200 | -enza | -ence | -ence | -enz. </text:p>
        </text:list-item>
        <text:list-item>
          <text:p text:style-name="P88">—<text:span text:style-name="T3">itione</text:span> | -izione | -étition | -tion. </text:p>
        </text:list-item>
        <text:list-item>
          <text:p text:style-name="P88">—<text:span text:style-name="T3">itore</text:span> -tor | -tore | -teur | -tor. </text:p>
        </text:list-item>
        <text:list-item>
          <text:p text:style-name="P88"><text:soft-page-break/>compīla -o = pila, fura, præda. </text:p>
        </text:list-item>
        <text:list-item>
          <text:p text:style-name="P88"><text:span text:style-name="T3">compila</text:span> | -are | -er | to compile | -ieren. = scribe, compone, (fura ex plure libro). </text:p>
        </text:list-item>
        <text:list-item>
          <text:p text:style-name="P88">—<text:span text:style-name="T3">tione</text:span> | -zione | -tion | -tion | -tion. </text:p>
        </text:list-item>
        <text:list-item>
          <text:p text:style-name="P88">—<text:span text:style-name="T3">tore</text:span> | -tore | -teur | -tor | -tor. </text:p>
        </text:list-item>
        <text:list-item>
          <text:p text:style-name="P88"><text:span text:style-name="T3">complace</text:span> ă -eo | compiacere | complaire. = place. </text:p>
        </text:list-item>
        <text:list-item>
          <text:p text:style-name="P88">—<text:span text:style-name="T3">ente</text:span> | compiacente | -laisant | -lacent. </text:p>
        </text:list-item>
        <text:list-item>
          <text:p text:style-name="P88">—<text:span text:style-name="T3">entia</text:span> | compiacenza | -laisance | -lacence. </text:p>
        </text:list-item>
        <text:list-item>
          <text:p text:style-name="P88"><text:span text:style-name="T3">complana</text:span> ā -o | appianare | aplanir | to plane, to complanate | -ieren. = redde plano. </text:p>
        </text:list-item>
        <text:list-item>
          <text:p text:style-name="P88"><text:span text:style-name="T3">comple</text:span> -eo | -piere, completare | -éter | -ete. ⊂ cum ple. </text:p>
        </text:list-item>
        <text:list-item>
          <text:p text:style-name="P88">—<text:span text:style-name="T3">mento</text:span> -um | -ento | -ent | -ent | -ent. </text:p>
        </text:list-item>
        <text:list-item>
          <text:p text:style-name="P88">——<text:span text:style-name="T3">are</text:span> | -are | -émentaire | -al | -är. </text:p>
        </text:list-item>
        <text:list-item>
          <text:p text:style-name="P88">—<text:span text:style-name="T3">to</text:span> -us | -eto | -et | -ete | -ett. = quem comple. </text:p>
        </text:list-item>
        <text:list-item>
          <text:p text:style-name="P88"><text:span text:style-name="T3">complexo</text:span> -us | -esso | -exe | -ex | -ex. ⊂ cum plect(e) -to. </text:p>
        </text:list-item>
        <text:list-item>
          <text:p text:style-name="P88">—<text:span text:style-name="T3">ione</text:span> -xio | -essione | -xion | -xion | -xion. ⊂ complex(o) -ione. </text:p>
        </text:list-item>
        <text:list-item>
          <text:p text:style-name="P88">—<text:span text:style-name="T3">itate</text:span> | -essità | -ité | -ity. </text:p>
        </text:list-item>
        <text:list-item>
          <text:p text:style-name="P88">—<text:span text:style-name="T3">u</text:span> -us | -esso | <text:span text:style-name="T5">un ensemble</text:span> | -xus, -ex | -ex. = amplexu, circuitu, classe. </text:p>
        </text:list-item>
        <text:list-item>
          <text:p text:style-name="P88"><text:span text:style-name="T3">complica</text:span> ĭ -o | -care | -quer | -cate, to comply | -ieren. ⊂ cum plica. </text:p>
        </text:list-item>
        <text:list-item>
          <text:p text:style-name="P88">—<text:span text:style-name="T3">tione</text:span> | -zione | -tion | -tion | -tion. </text:p>
        </text:list-item>
        <text:list-item>
          <text:p text:style-name="P88"><text:span text:style-name="T3">complice</text:span> ĭ 500 | -ce | -ce | -ce | -ce. ⊂ cum plic(a) -e. </text:p>
        </text:list-item>
        <text:list-item>
          <text:p text:style-name="P88">—<text:span text:style-name="T3">itate</text:span> | -ità | -ité | -ity | -ität. </text:p>
        </text:list-item>
        <text:list-item>
          <text:p text:style-name="P88"><text:span text:style-name="T3">compone</text:span> ō -o | -orre | -oser | -ose, -one | -ieren. ⊂ cum pone. ⊃ composito. </text:p>
        </text:list-item>
        <text:list-item>
          <text:p text:style-name="P88">—<text:span text:style-name="T3">ente</text:span> | -ente | composante | -ent | -ent. </text:p>
        </text:list-item>
        <text:list-item>
          <text:p text:style-name="P88"><text:span text:style-name="T3">comporta</text:span> -o | -are | -er | to comport | -ieren. ⊂ cum porta. </text:p>
        </text:list-item>
        <text:list-item>
          <text:p text:style-name="P88"><text:span text:style-name="T3">composito</text:span> ĭ -us | -osto | -osé | -osite, -ositum. = quem compone. </text:p>
        </text:list-item>
        <text:list-item>
          <text:p text:style-name="P88">—<text:span text:style-name="T3">ione</text:span> -tio | -zione | -tion | -tion | -tion. </text:p>
        </text:list-item>
        <text:list-item>
          <text:p text:style-name="P88">—<text:span text:style-name="T3">ore</text:span> -tor | -tore | -teur | -tor | -ponist. = qui compone. </text:p>
        </text:list-item>
        <text:list-item>
          <text:p text:style-name="P88"><text:span text:style-name="T3">comprehende</text:span> -o | comprendere | comprendre | -end, to comprise | -ieren. = include, contine, involve, implica. ⊃ comprehenso. ⊂ cum prehende. </text:p>
        </text:list-item>
        <text:list-item>
          <text:p text:style-name="P88"><text:span text:style-name="T3">comprehenso</text:span> -us | compreso | compris | -nded. = quem comprehende. </text:p>
        </text:list-item>
        <text:list-item>
          <text:p text:style-name="P88">—<text:span text:style-name="T3">ibile</text:span> -bĭlis | comprensibile | compréhensible | -ble | -bel. </text:p>
        </text:list-item>
        <text:list-item>
          <text:p text:style-name="P88">—<text:span text:style-name="T3">ione</text:span> -sio | comprensione | compréhension | -sion | -sion. </text:p>
        </text:list-item>
        <text:list-item>
          <text:p text:style-name="P88">—<text:span text:style-name="T3">ivo</text:span> | comprensivo | compréhensif | -ive | -iv. </text:p>
        </text:list-item>
        <text:list-item>
          <text:p text:style-name="P88"><text:span text:style-name="T3">compresso</text:span> -us | -esso | comprimé | -essed | -ess. = quem comprime. </text:p>
        </text:list-item>
        <text:list-item>
          <text:p text:style-name="P88">—<text:span text:style-name="T3">ibile</text:span> -ĭlis | -bile | -ble | -ble | -bel. </text:p>
        </text:list-item>
        <text:list-item>
          <text:p text:style-name="P88">—<text:span text:style-name="T3">ibilitate</text:span> | -ità | -ité | -ity | -ität. </text:p>
        </text:list-item>
        <text:list-item>
          <text:p text:style-name="P88">—<text:span text:style-name="T3">ione</text:span> -io | -ione | -ion | -ion | -ion. </text:p>
        </text:list-item>
        <text:list-item>
          <text:p text:style-name="P88">—<text:span text:style-name="T3">ivo</text:span> | -ivo | -if | -ive | -iv. </text:p>
        </text:list-item>
        <text:list-item>
          <text:p text:style-name="P88">—<text:span text:style-name="T3">ore</text:span> -ssor | -sore | -seur | -sor | -sor. </text:p>
        </text:list-item>
        <text:list-item>
          <text:p text:style-name="P88"><text:span text:style-name="T3">comprime</text:span> ĭ -o | -ere | -er | to compress | -ieren. ⊂ cum preme. ⊃ compresso. </text:p>
        </text:list-item>
        <text:list-item>
          <text:p text:style-name="P88"><text:span text:style-name="T3">compromisso</text:span> -um | -messo | -mis | -mise | -miss. = quem <text:soft-page-break/>compromitte. </text:p>
        </text:list-item>
        <text:list-item>
          <text:p text:style-name="P88">—<text:span text:style-name="T3">ione</text:span> | -ione | -ion. = ton compromitte. </text:p>
        </text:list-item>
        <text:list-item>
          <text:p text:style-name="P88"><text:span text:style-name="T3">compromitte</text:span> -o | -mettere | -mettre | -mise | -ieren. ⊂ cum promitte. ⊃ compromisso. </text:p>
        </text:list-item>
        <text:list-item>
          <text:p text:style-name="P88"><text:span text:style-name="T3">compunctione</text:span> -tio | -nzione | -onction | -tion | -tion. ⊂ cum pung(e) -tione. </text:p>
        </text:list-item>
        <text:list-item>
          <text:p text:style-name="P88"><text:span text:style-name="T3">computa</text:span> ŭ 100 | -are, contare | compter, computer | compute | -tieren. = calcula. ⊂ cum puta. </text:p>
        </text:list-item>
        <text:list-item>
          <text:p text:style-name="P88">—<text:span text:style-name="T3">bile</text:span> -bĭlis | -bile | comptable | -ble | -bel. </text:p>
        </text:list-item>
        <text:list-item>
          <text:p text:style-name="P88">—<text:span text:style-name="T3">tione</text:span> 100 | computo, conto | comput, compte | -tion, compute, count | -tion. </text:p>
        </text:list-item>
        <text:list-item>
          <text:p text:style-name="P88"><text:span text:style-name="T3">concatena</text:span> 400 | -are | enchaîner | -ate | -ieren. ⊂ cum catena. </text:p>
        </text:list-item>
        <text:list-item>
          <text:p text:style-name="P88">—<text:span text:style-name="T3">tione</text:span> | -zione | -tion | -tion | -tion. </text:p>
        </text:list-item>
        <text:list-item>
          <text:p text:style-name="P88"><text:span text:style-name="T3">concavo</text:span> ă -us | -avo | -ave | -ave | -av. ⊂ cum cavo. </text:p>
        </text:list-item>
        <text:list-item>
          <text:p text:style-name="P88">—<text:span text:style-name="T3">itate</text:span> | -ità | -ité | -ity | -ität. </text:p>
        </text:list-item>
        <text:list-item>
          <text:p text:style-name="P88"><text:span text:style-name="T3">concede</text:span> ē -o | -ere | -éder | -ede | -ieren. ⊂ cum cede. ⊃ concesso. </text:p>
        </text:list-item>
        <text:list-item>
          <text:p text:style-name="P88"><text:span text:style-name="T3">concentra</text:span> | -rare | -rer | -re, -rate | -ieren. ⊂ cum centr(o) -a. </text:p>
        </text:list-item>
        <text:list-item>
          <text:p text:style-name="P88">—<text:span text:style-name="T3">tione</text:span> | -zione | -tion | -tion | -tion. </text:p>
        </text:list-item>
        <text:list-item>
          <text:p text:style-name="P88"><text:span text:style-name="T3">concentrico</text:span> -ĭcus | -ico | -ique | -ic | -isch. = cum idem centro. </text:p>
        </text:list-item>
        <text:list-item>
          <text:p text:style-name="P88"><text:span text:style-name="T3">concepto</text:span> -us | -etto | -ept | -eit, -ept | -ept. = quem concipe. </text:p>
        </text:list-item>
        <text:list-item>
          <text:p text:style-name="P88">—<text:span text:style-name="T3">ibile</text:span> -ĭlis | -cepibile | -cevable, -ceptible | -ceivable, -ceptible | -ceptibel. </text:p>
        </text:list-item>
        <text:list-item>
          <text:p text:style-name="P88">—<text:span text:style-name="T3">ione</text:span> -tio | concezione | -ption | -ption | -ption. </text:p>
        </text:list-item>
        <text:list-item>
          <text:p text:style-name="P88">concerta -o = certa, disputa, discute, litiga. </text:p>
        </text:list-item>
        <text:list-item>
          <text:p text:style-name="P88">— N | -tare | -ter | -t | -tieren. = compone, consenti, delibera. </text:p>
        </text:list-item>
        <text:list-item>
          <text:p text:style-name="P88"><text:span text:style-name="T3">concesso</text:span> -us | -esso. = quem concede. </text:p>
        </text:list-item>
        <text:list-item>
          <text:p text:style-name="P88">—<text:span text:style-name="T3">ione</text:span> -ssio | -sione | -sion | -sion | -sion. </text:p>
        </text:list-item>
        <text:list-item>
          <text:p text:style-name="P88">——<text:span text:style-name="T3">ario</text:span> | -ario | -aire | -ary | -är. </text:p>
        </text:list-item>
        <text:list-item>
          <text:p text:style-name="P88"><text:span text:style-name="T3">concha</text:span> -a | conca | conque | conch | Concha. ⊂ G. cónchē. </text:p>
        </text:list-item>
        <text:list-item>
          <text:p text:style-name="P88"><text:span text:style-name="T3">conchylio</text:span> -um | -iglia | coquille | cockle (conchyliology) | -ien. ⊂ G. conchýlion. </text:p>
        </text:list-item>
        <text:list-item>
          <text:p text:style-name="P88"><text:span text:style-name="T3">concilia</text:span> -o | -are | -er | -ate | -iieren. = convoca, uni, collige, acquire; fac concorde. ⊂ concili(o) -a. </text:p>
        </text:list-item>
        <text:list-item>
          <text:p text:style-name="P88">—<text:span text:style-name="T3">nte</text:span> | -ante | -ant | -ant | -ant. </text:p>
        </text:list-item>
        <text:list-item>
          <text:p text:style-name="P88">—<text:span text:style-name="T3">tione</text:span> -tio | -zione | -tion | -tion | -tion. </text:p>
        </text:list-item>
        <text:list-item>
          <text:p text:style-name="P88">—<text:span text:style-name="T3">tore</text:span> -tor | -tore | -teur | -tor | -torisch. </text:p>
        </text:list-item>
        <text:list-item>
          <text:p text:style-name="P88"><text:span text:style-name="T3">concilio</text:span> -um | -lio | -le | council | -lium. ⊂ cum cal(a) -io. </text:p>
        </text:list-item>
        <text:list-item>
          <text:p text:style-name="P88"><text:span text:style-name="T3">concipe</text:span> -ĭpio | -epire | -evoir | -eive | -ieren. ⊂ cum cape. ⊃ concepto. </text:p>
        </text:list-item>
        <text:list-item>
          <text:p text:style-name="P88"><text:span text:style-name="T3">conciso</text:span> -us = secato. ⊂ cum cæd(e) -to. </text:p>
        </text:list-item>
        <text:list-item>
          <text:p text:style-name="P88">— -us | -iso | -is | -ise | -is. = breve. </text:p>
        </text:list-item>
        <text:list-item>
          <text:p text:style-name="P88">—ione -sio = sectione, divisione. ⊂ cum cæd(e) -tione. </text:p>
        </text:list-item>
        <text:list-item>
          <text:p text:style-name="P88">— | -sione | -sion | -sion | -sion. = brevitate. </text:p>
        </text:list-item>
        <text:list-item>
          <text:p text:style-name="P88"><text:span text:style-name="T3">concita</text:span> -ĭto | -are | | concite | -ieren. ⊂ cum cita. = excita, suscita. </text:p>
        </text:list-item>
        <text:list-item>
          <text:p text:style-name="P88">—<text:span text:style-name="T3">tione</text:span> -tio | -zione | | -tion | -tion. </text:p>
        </text:list-item>
        <text:list-item>
          <text:p text:style-name="P88"><text:span text:style-name="T3">conclave</text:span> -e | -ve, <text:span text:style-name="T5">gabinetto</text:span> | -ve | -ve | -ve. ⊂ cum clave. </text:p>
        </text:list-item>
        <text:list-item>
          <text:p text:style-name="P88"><text:span text:style-name="T3">conclude</text:span> -o | -dere | conclure | -de | -dieren. = claude, infer, <text:soft-page-break/>decide, determina, fini, termina. ⊃ concluso. ⊂ cum claude. </text:p>
        </text:list-item>
        <text:list-item>
          <text:p text:style-name="P88"><text:span text:style-name="T3">concluso</text:span> -us | -uso, conchiuso | conclu. = quem conclude. </text:p>
        </text:list-item>
        <text:list-item>
          <text:p text:style-name="P88">—<text:span text:style-name="T3">ione</text:span> -sio | -sione | -sion | -sion | -sion. = ton conclude. </text:p>
        </text:list-item>
        <text:list-item>
          <text:p text:style-name="P88">—<text:span text:style-name="T3">ivo</text:span> | -ivo | -if, concluant | -ive | -iv. = que conclude. </text:p>
        </text:list-item>
        <text:list-item>
          <text:p text:style-name="P88"><text:span text:style-name="T3">concomita</text:span> -ĭtor | <text:span text:style-name="T5">accompagnare</text:span> | <text:span text:style-name="T5">accompagner</text:span> | -ate | -ieren. = comita. </text:p>
        </text:list-item>
        <text:list-item>
          <text:p text:style-name="P88">—<text:span text:style-name="T3">ante</text:span> | -ante | -ant | -ant | -ant. </text:p>
        </text:list-item>
        <text:list-item>
          <text:p text:style-name="P88">—<text:span text:style-name="T3">antia</text:span> | -anza | -ance | -ance | -anz. </text:p>
        </text:list-item>
        <text:list-item>
          <text:p text:style-name="P88"><text:span text:style-name="T3">concorda</text:span> -o | -are | -er | to concord | -ieren. = es concorde. </text:p>
        </text:list-item>
        <text:list-item>
          <text:p text:style-name="P88">—<text:span text:style-name="T3">nte</text:span> | -ante | -ant | -ant. = concorde. </text:p>
        </text:list-item>
        <text:list-item>
          <text:p text:style-name="P88">—<text:span text:style-name="T3">ntia</text:span> | -anza | -ance | -ance | anz. </text:p>
        </text:list-item>
        <text:list-item>
          <text:p text:style-name="P88">—<text:span text:style-name="T3">to</text:span> 400 | -ato | -at | -at | -at. </text:p>
        </text:list-item>
        <text:list-item>
          <text:p text:style-name="P88"><text:span text:style-name="T3">concorde</text:span> -cors | -de. = unito cum corde, anti discorde. </text:p>
        </text:list-item>
        <text:list-item>
          <text:p text:style-name="P88">—<text:span text:style-name="T3">ia</text:span> -a | -rdia | -rde | -rd | -rdia. </text:p>
        </text:list-item>
        <text:list-item>
          <text:p text:style-name="P88"><text:span text:style-name="T3">concretione</text:span> -tio | -zione | -étion | -tion | -tion. ⊂ concret(o) -ione. </text:p>
        </text:list-item>
        <text:list-item>
          <text:p text:style-name="P88"><text:span text:style-name="T3">concreto</text:span> -us | -eto | -et | -ete | -et. ⊂ cum cre(sce) -to. </text:p>
        </text:list-item>
        <text:list-item>
          <text:p text:style-name="P88"><text:span text:style-name="T3">concubina</text:span> ī -a | -ina | -ine | -ine | -ine. ⊂ cum cub(a) -ina. </text:p>
        </text:list-item>
        <text:list-item>
          <text:p text:style-name="P88">—<text:span text:style-name="T3">atu</text:span> -us | -ato | -age | -age | -at. </text:p>
        </text:list-item>
        <text:list-item>
          <text:p text:style-name="P88"><text:span text:style-name="T3">concupisce</text:span> -o = cupe. </text:p>
        </text:list-item>
        <text:list-item>
          <text:p text:style-name="P88">—<text:span text:style-name="T3">ente</text:span> | -ente | -ent | -ent. </text:p>
        </text:list-item>
        <text:list-item>
          <text:p text:style-name="P88">—<text:span text:style-name="T3">entia</text:span> 300 | -enza | -ence | -ence | -enz. </text:p>
        </text:list-item>
        <text:list-item>
          <text:p text:style-name="P88"><text:span text:style-name="T3">concurre</text:span> -o | concorrere | concourir | to concur | -rrieren. ⊂ cum curre. </text:p>
        </text:list-item>
        <text:list-item>
          <text:p text:style-name="P88">—<text:span text:style-name="T3">ente</text:span> -ens | -orrente | -current | -ent | -ent. = que concurre. </text:p>
        </text:list-item>
        <text:list-item>
          <text:p text:style-name="P88">—<text:span text:style-name="T3">entia</text:span> | -orrenza | -urrence | -ence | -enz. = ton concurre. </text:p>
        </text:list-item>
        <text:list-item>
          <text:p text:style-name="P88"><text:span text:style-name="T3">concursu</text:span> -us | -corso | -cours | -course | -curs. = ton concurre. </text:p>
        </text:list-item>
        <text:list-item>
          <text:p text:style-name="P88">concussione 100 = agitatione, ton quate. ⊂ cum quat(e) -tione. </text:p>
        </text:list-item>
        <text:list-item>
          <text:p text:style-name="P88"><text:span text:style-name="T3">concussione</text:span> 300 | -sione | -sion | -sion | -sion. = extortione de pecunia. </text:p>
        </text:list-item>
        <text:list-item>
          <text:p text:style-name="P88"><text:span text:style-name="T3">conde</text:span> -o = pone, funda, strue. ⊃ conditione, abs-, re-. ⊂ cum da. </text:p>
        </text:list-item>
        <text:list-item>
          <text:p text:style-name="P88"><text:span text:style-name="T3">condemna</text:span> -o | condannare | -damner | to condemn | -ieren. ⊂ cum damna. </text:p>
        </text:list-item>
        <text:list-item>
          <text:p text:style-name="P88">—<text:span text:style-name="T3">bile</text:span> ĭ 400 | -bile | -ble | -ble | -bel. </text:p>
        </text:list-item>
        <text:list-item>
          <text:p text:style-name="P88">—<text:span text:style-name="T3">tione</text:span> 300 | -zione | -tion | -tion | -tion. </text:p>
        </text:list-item>
        <text:list-item>
          <text:p text:style-name="P88"><text:span text:style-name="T3">condensa</text:span> 100 | -are | -ser | -se | -sieren. ⊂ cum dens(o) -a. </text:p>
        </text:list-item>
        <text:list-item>
          <text:p text:style-name="P88">—<text:span text:style-name="T3">tione</text:span> 500 | -zione | -tion | -tion | -tion. </text:p>
        </text:list-item>
        <text:list-item>
          <text:p text:style-name="P88">—<text:span text:style-name="T3">tore</text:span> | -tore | -teur | -tor, -ser | -tor. </text:p>
        </text:list-item>
        <text:list-item>
          <text:p text:style-name="P88"><text:span text:style-name="T3">condescende</text:span> | condiscendere | -endre | -end | -ieren. ⊂ cum descende. = cede, indulga. </text:p>
        </text:list-item>
        <text:list-item>
          <text:p text:style-name="P88">—<text:span text:style-name="T3">entia</text:span> | -enza | -ance | -ence | -enz. </text:p>
        </text:list-item>
        <text:list-item>
          <text:p text:style-name="P88"><text:span text:style-name="T3">condi</text:span> -io | condire. = da condimento. </text:p>
        </text:list-item>
        <text:list-item>
          <text:p text:style-name="P88">—<text:span text:style-name="T3">mento</text:span> -um | -ento | -ent | -ent | -ent. </text:p>
        </text:list-item>
        <text:list-item>
          <text:p text:style-name="P88">condicione -cio, V. conditione. </text:p>
        </text:list-item>
        <text:list-item>
          <text:p text:style-name="P88"><text:span text:style-name="T3">condiscipulo</text:span> -ŭlus | -scepolo | -ple | -ple | -pel. </text:p>
        </text:list-item>
        <text:list-item>
          <text:p text:style-name="P88"><text:span text:style-name="T3">conditione</text:span> -tio | -zione | -tion | -tion | -tion. ⊂ cond(e) -itione. = condicione ⊂ cum dic -ione. </text:p>
        </text:list-item>
        <text:list-item>
          <text:p text:style-name="P88">—<text:span text:style-name="T3">ale</text:span> 300 | -zionale | -onnel | -nal | -nal. </text:p>
        </text:list-item>
        <text:list-item>
          <text:p text:style-name="P88"><text:soft-page-break/><text:span text:style-name="T3">condole</text:span> ŏ 300 | -ersi | -ouloir | -ole | -ieren. ⊂ cum dole. </text:p>
        </text:list-item>
        <text:list-item>
          <text:p text:style-name="P88">—<text:span text:style-name="T3">ntia</text:span> | -glianza | -léance | -ence | -enz. </text:p>
        </text:list-item>
        <text:list-item>
          <text:p text:style-name="P88"><text:span text:style-name="T3">conduc</text:span> -eo = </text:p>
        </text:list-item>
        <text:list-item>
          <text:p text:style-name="P88"><text:span text:style-name="T3">conduce</text:span> -o | -urre | -uire | -uct, -uce | -cieren. = duc simul, duc, sume in locatione. </text:p>
        </text:list-item>
        <text:list-item>
          <text:p text:style-name="P88">—ibĭle -is = utile. </text:p>
        </text:list-item>
        <text:list-item>
          <text:p text:style-name="P88">—ibĭle | -bile | conductible | -ble | -bel. </text:p>
        </text:list-item>
        <text:list-item>
          <text:p text:style-name="P88"><text:span text:style-name="T3">conducto</text:span> -us | condotto | -uit | -ucted | -uct. = quem conduc. </text:p>
        </text:list-item>
        <text:list-item>
          <text:p text:style-name="P88"><text:span text:style-name="T3">conducto</text:span> | -dotto | -duit | -duit. = canale. </text:p>
        </text:list-item>
        <text:list-item>
          <text:p text:style-name="P88">—<text:span text:style-name="T3">ore</text:span> -or | -uttore, <text:span text:style-name="T5">fittajuolo</text:span> | -cteur | -ctor | -ctor. = que conduc, que sume in locatione. </text:p>
        </text:list-item>
        <text:list-item>
          <text:p text:style-name="P88"><text:span text:style-name="T3">confabula</text:span> -ŭlor | -are | -er | -ate | -ieren. = fabula [loque] cum. </text:p>
        </text:list-item>
        <text:list-item>
          <text:p text:style-name="P88"><text:span text:style-name="T3">confectione</text:span> 200 | -zione | -ction | -ction | -ction. = factura, executione, constructione, operatione, compositione. </text:p>
        </text:list-item>
        <text:list-item>
          <text:p text:style-name="P88"><text:span text:style-name="T3">confer</text:span> -ro | -erire | -érer | -er | -erieren. = cum fer, fer simul, contribue, concede, colloque. </text:p>
        </text:list-item>
        <text:list-item>
          <text:p text:style-name="P88">—<text:span text:style-name="T3">entia</text:span> | -enza | -ence | -ence | -enz. </text:p>
        </text:list-item>
        <text:list-item>
          <text:p text:style-name="P88"><text:span text:style-name="T3">confessione</text:span> -ssio | -sione | -sion | -sion | -sion. = ton confite </text:p>
        </text:list-item>
        <text:list-item>
          <text:p text:style-name="P88">—<text:span text:style-name="T3">ale</text:span> | -ale | -onnale | -al | -ell. </text:p>
        </text:list-item>
        <text:list-item>
          <text:p text:style-name="P88"><text:span text:style-name="T3">confesso</text:span> -us | -esso. = qui e confite </text:p>
        </text:list-item>
        <text:list-item>
          <text:p text:style-name="P88">—<text:span text:style-name="T3">ore</text:span> | -ore | -eur | -or | -or. </text:p>
        </text:list-item>
        <text:list-item>
          <text:p text:style-name="P88"><text:span text:style-name="T3">confide</text:span> ī -o | -are | se fier | -de | -ieren. = habe fide (in aliquo). </text:p>
        </text:list-item>
        <text:list-item>
          <text:p text:style-name="P88">—<text:span text:style-name="T3">nte</text:span> -ens | -ente | confiant, -ent | -ent | -ent. </text:p>
        </text:list-item>
        <text:list-item>
          <text:p text:style-name="P88">—<text:span text:style-name="T3">ntia</text:span> -a | -enza | -ence, confiance | -ence | -enz. </text:p>
        </text:list-item>
        <text:list-item>
          <text:p text:style-name="P88">—<text:span text:style-name="T3">ntiale</text:span> | -ziale | -tiel | -tial | -tiell. </text:p>
        </text:list-item>
        <text:list-item>
          <text:p text:style-name="P88"><text:span text:style-name="T3">configura</text:span> -o | -rare | -rer | -re | -ieren. = da figura. </text:p>
        </text:list-item>
        <text:list-item>
          <text:p text:style-name="P88">—<text:span text:style-name="T3">tione</text:span> 300 | -zione | -tion | -tion | -tion. </text:p>
        </text:list-item>
        <text:list-item>
          <text:p text:style-name="P88"><text:span text:style-name="T3">confine</text:span> -is = cum idem fine, proximo, adjacente. </text:p>
        </text:list-item>
        <text:list-item>
          <text:p text:style-name="P88">— N | -ne | -ns | -ne | -nien. = fine, limite. </text:p>
        </text:list-item>
        <text:list-item>
          <text:p text:style-name="P88"><text:span text:style-name="T3">confirma</text:span> -o | confermare | -er | to confirm | -ieren. = firma. </text:p>
        </text:list-item>
        <text:list-item>
          <text:p text:style-name="P88">—<text:span text:style-name="T3">tione</text:span> -tio | confermazione | -tion | -tion | -tion. </text:p>
        </text:list-item>
        <text:list-item>
          <text:p text:style-name="P88"><text:span text:style-name="T3">confisca</text:span> 200 | -care | -quer, <text:span text:style-name="T5">saisir</text:span> | -cate | -cieren. ⊂ cum fisc(o) -a. </text:p>
        </text:list-item>
        <text:list-item>
          <text:p text:style-name="P88">—<text:span text:style-name="T3">tione</text:span> 200 | -zione | -tion | -tion | -tion. </text:p>
        </text:list-item>
        <text:list-item>
          <text:p text:style-name="P88"><text:span text:style-name="T3">confite</text:span> ĭ -eor | confessare | confesser, <text:span text:style-name="T5">avouer</text:span> | to confess | -tieren, <text:span text:style-name="T5">bekennen</text:span>. ⊃ confesso. ⊂ cum fate. </text:p>
        </text:list-item>
        <text:list-item>
          <text:p text:style-name="P88">confla -o = suffla. </text:p>
        </text:list-item>
        <text:list-item>
          <text:p text:style-name="P88">— N | gonfiare | gonfler | -flate. = infla. </text:p>
        </text:list-item>
        <text:list-item>
          <text:p text:style-name="P88"><text:span text:style-name="T3">conflagra</text:span> -o = arde. ⊂ cum flagra. </text:p>
        </text:list-item>
        <text:list-item>
          <text:p text:style-name="P88">—<text:span text:style-name="T3">tione</text:span> 100 | -zione | -tion | -tion | -tion. = incendio. </text:p>
        </text:list-item>
        <text:list-item>
          <text:p text:style-name="P88"><text:span text:style-name="T3">conflictu</text:span> -us | -itto | -it | -ict | -ict. = ton conflige. </text:p>
        </text:list-item>
        <text:list-item>
          <text:p text:style-name="P88"><text:span text:style-name="T3">conflige</text:span> ī -o | -ggere, <text:span text:style-name="T5">urtare</text:span> | <text:span text:style-name="T5">heurter</text:span>, <text:span text:style-name="T5">choquer</text:span> | to conflict | <text:span text:style-name="T5">stossen</text:span>. ⊃ conflictu. ⊂ cum flige. </text:p>
        </text:list-item>
        <text:list-item>
          <text:p text:style-name="P88"><text:span text:style-name="T3">conflue</text:span> -o | confluire. = flue cum. </text:p>
        </text:list-item>
        <text:list-item>
          <text:p text:style-name="P88">—<text:span text:style-name="T3">nte</text:span> -ens | -ente | -ent | -ent | -ent. </text:p>
        </text:list-item>
        <text:list-item>
          <text:p text:style-name="P88">—<text:span text:style-name="T3">ntia</text:span> 500 | -enza | | -ence | -enz. </text:p>
        </text:list-item>
        <text:list-item>
          <text:p text:style-name="P88"><text:span text:style-name="T3">confœdera</text:span> -ĕro | confederare | confédérer | to confederate | -ieren. ⊂ cum fœder(e) -a. </text:p>
        </text:list-item>
        <text:list-item>
          <text:p text:style-name="P88"><text:soft-page-break/>—<text:span text:style-name="T3">tione</text:span> 400 | confederazione | confédération | confederation | Confœderation. </text:p>
        </text:list-item>
        <text:list-item>
          <text:p text:style-name="P88"><text:span text:style-name="T3">conforma</text:span> -o | -are | -er | -orm | -ieren. ⊂ cum forma. </text:p>
        </text:list-item>
        <text:list-item>
          <text:p text:style-name="P88">—<text:span text:style-name="T3">tione</text:span> -tio | -zione | -tion | -tion | -tion. </text:p>
        </text:list-item>
        <text:list-item>
          <text:p text:style-name="P88"><text:span text:style-name="T3">conforme</text:span> 500 | -me | -me | -orm | -orm. = cum idem forma. </text:p>
        </text:list-item>
        <text:list-item>
          <text:p text:style-name="P88">—<text:span text:style-name="T3">itate</text:span> | -ità | -ité | -ity | -ität. </text:p>
        </text:list-item>
        <text:list-item>
          <text:p text:style-name="P88"><text:span text:style-name="T3">conforta</text:span> 400 | -tare | éconforter | to comfort | -ieren. = consola, horta, da animo. ⊂ cum fort(e) -a. </text:p>
        </text:list-item>
        <text:list-item>
          <text:p text:style-name="P88"><text:span text:style-name="T3">confricatione</text:span> 400 | -zione | <text:span text:style-name="T5">frottement</text:span>, -tion | -tion. = attritu. ⊂ cum frica -trione. </text:p>
        </text:list-item>
        <text:list-item>
          <text:p text:style-name="P88"><text:span text:style-name="T3">confunde</text:span> -o | -ondere | -ondre | -ound, confuse | -ieren. ⊃ confuso. ⊂ cum funde. </text:p>
        </text:list-item>
        <text:list-item>
          <text:p text:style-name="P88"><text:span text:style-name="T3">confuso</text:span> -us | -uso | -us | -used | -us. = quem confunde. </text:p>
        </text:list-item>
        <text:list-item>
          <text:p text:style-name="P88">—<text:span text:style-name="T3">ione</text:span> -sio | -sione | -sion | -sion | -sion. </text:p>
        </text:list-item>
        <text:list-item>
          <text:p text:style-name="P88"><text:span text:style-name="T3">confuta</text:span> ū -o | -tare | | -te | -tieren. = reprime, mitiga, annihila. ⊂ cum (re)futa. </text:p>
        </text:list-item>
        <text:list-item>
          <text:p text:style-name="P88">—<text:span text:style-name="T3">bile</text:span> -ĭlis | -bile | | -ble | -bel. </text:p>
        </text:list-item>
        <text:list-item>
          <text:p text:style-name="P88">—<text:span text:style-name="T3">tione</text:span> -tio | -zione | | -tion | -tion. </text:p>
        </text:list-item>
        <text:list-item>
          <text:p text:style-name="P88"><text:span text:style-name="T3">congela</text:span> -ĕlo | -are | -geler | -geal | -gelieren. = redde gelu, fi gelu. </text:p>
        </text:list-item>
        <text:list-item>
          <text:p text:style-name="P88">—<text:span text:style-name="T3">tione</text:span> 100 | -zione | -tion | -tion | -tion. </text:p>
        </text:list-item>
        <text:list-item>
          <text:p text:style-name="P88"><text:span text:style-name="T3">congenere</text:span> ĕ 100 | -ere | congénère | -er. = cum idem genere. </text:p>
        </text:list-item>
        <text:list-item>
          <text:p text:style-name="P88"><text:span text:style-name="T3">congenito</text:span> ĭ 100 | -ito | congénital | -tal | -tal. ⊂ cum genito. </text:p>
        </text:list-item>
        <text:list-item>
          <text:p text:style-name="P88"><text:span text:style-name="T3">congerie</text:span> -es | -rie | -érie | -ies | -ies. = cumulo, aggere. ⊂ cum ger(e) -ie. </text:p>
        </text:list-item>
        <text:list-item>
          <text:p text:style-name="P88"><text:span text:style-name="T3">congestiona</text:span> | -are | -er | to congest. = da congestione. </text:p>
        </text:list-item>
        <text:list-item>
          <text:p text:style-name="P88"><text:span text:style-name="T3">congestione</text:span> 100 | -stione | -stion | -stion | -stion. ⊂ cum gestione. = accumulatione (de sanguine in uno parte de corpore). </text:p>
        </text:list-item>
        <text:list-item>
          <text:p text:style-name="P88"><text:span text:style-name="T3">congloba</text:span> -ŏbo | -are | -er | -be | -ieren. ⊂ cum glob(o) -a. </text:p>
        </text:list-item>
        <text:list-item>
          <text:p text:style-name="P88">—<text:span text:style-name="T3">tione</text:span> -tio | -zione | -tion | -tion | -tion. </text:p>
        </text:list-item>
        <text:list-item>
          <text:p text:style-name="P88"><text:span text:style-name="T3">conglomera</text:span> ĕ -o | -are | -érer | -ate | -ieren. ⊂ cum glomera. </text:p>
        </text:list-item>
        <text:list-item>
          <text:p text:style-name="P88">—<text:span text:style-name="T3">tione</text:span> 600 | -zione | -tion | -tion | -tion. </text:p>
        </text:list-item>
        <text:list-item>
          <text:p text:style-name="P88"><text:span text:style-name="T3">conglutina</text:span> ĭ -o | -are | -er | -ate | -ieren. ⊂ cum glutin(e) -a. </text:p>
        </text:list-item>
        <text:list-item>
          <text:p text:style-name="P88">—<text:span text:style-name="T3">tione</text:span> -tio | -zione | -tion | -tion | -tion. </text:p>
        </text:list-item>
        <text:list-item>
          <text:p text:style-name="P88"><text:span text:style-name="T3">congratula</text:span> ŭ -or | -are | -er | -ate | -ieren. ⊂ cum gratula. </text:p>
        </text:list-item>
        <text:list-item>
          <text:p text:style-name="P88">—<text:span text:style-name="T3">tione</text:span> 100 | -zione | -tion | -tion | -tion. </text:p>
        </text:list-item>
        <text:list-item>
          <text:p text:style-name="P88"><text:span text:style-name="T3">congrega</text:span> ĕ -o | -are, <text:span text:style-name="T5">adunare</text:span> | <text:span text:style-name="T5">assembler</text:span> | -ate | -ieren. ⊂ cum grega. </text:p>
        </text:list-item>
        <text:list-item>
          <text:p text:style-name="P88">—<text:span text:style-name="T3">tione</text:span> -tio | -zione | -tion | -tion | -tion. </text:p>
        </text:list-item>
        <text:list-item>
          <text:p text:style-name="P88"><text:span text:style-name="T3">congressu</text:span> -us | -esso | -ès | -ess | -ess. ⊂ cum grad(e) -tu. </text:p>
        </text:list-item>
        <text:list-item>
          <text:p text:style-name="P88"><text:span text:style-name="T3">congruente</text:span> 100 | -ente | -ent | -ent | -ent. = congruo. </text:p>
        </text:list-item>
        <text:list-item>
          <text:p text:style-name="P88">—<text:span text:style-name="T3">ia</text:span> 200 | -enza | -ence | -ency | -enz. </text:p>
        </text:list-item>
        <text:list-item>
          <text:p text:style-name="P88"><text:span text:style-name="T3">congruo</text:span> -us | -gruo | -gru | -gruous. ⊂ cum gru(e) -o. </text:p>
        </text:list-item>
        <text:list-item>
          <text:p text:style-name="P88"><text:span text:style-name="T3">conico</text:span> -ĭcus | -ico | -ique | -ic | -isch. ⊂ G. cōnicós ⊂ con(o) -ĭco. </text:p>
        </text:list-item>
        <text:list-item>
          <text:p text:style-name="P88"><text:span text:style-name="T3">conifero</text:span> -fĕr | -era | -ère | -er. = arbore que fer fructu in forma de cono, ut pino. </text:p>
        </text:list-item>
        <text:list-item>
          <text:p text:style-name="P88"><text:span text:style-name="T3">conjectura</text:span> -a | congettura | -ture | -ture | -tur. = cum jact(a) -ura. </text:p>
        </text:list-item>
        <text:list-item>
          <text:p text:style-name="P88"><text:span text:style-name="T3">conjectura</text:span> -o | congetturare | -ture | -ture | -turieren. </text:p>
        </text:list-item>
        <text:list-item>
          <text:p text:style-name="P88"><text:soft-page-break/><text:span text:style-name="T3">conjuga</text:span> -ŭgo | coniugare | -guer | -ate | -ieren. = conjunge, uni in matrimonio. ⊂ cum- jug(o) -a. </text:p>
        </text:list-item>
        <text:list-item>
          <text:p text:style-name="P88">—<text:span text:style-name="T3">atione</text:span> 400 | -zione | -gaison | -ation | -ation. </text:p>
        </text:list-item>
        <text:list-item>
          <text:p text:style-name="P88"><text:span text:style-name="T3">conjuge</text:span> -jux -jŭg- | conjuge. = marito aut uxore. ⊃ conjuga. ⊂ cum jug(o) -e. </text:p>
        </text:list-item>
        <text:list-item>
          <text:p text:style-name="P88">—<text:span text:style-name="T3">ale</text:span> 100 | -ale | -al | -al | -al. </text:p>
        </text:list-item>
        <text:list-item>
          <text:p text:style-name="P88"><text:span text:style-name="T3">conjuncto</text:span> -us | congiunto | conjoint | conjunct. = quem conjunge. </text:p>
        </text:list-item>
        <text:list-item>
          <text:p text:style-name="P88">—<text:span text:style-name="T3">ione</text:span> -tio | congiunzione | conjonction | -tion | -tion. </text:p>
        </text:list-item>
        <text:list-item>
          <text:p text:style-name="P88">—<text:span text:style-name="T3">ivo</text:span> 400 | congiuntivo | conjonctif | -tive | -tiv. </text:p>
        </text:list-item>
        <text:list-item>
          <text:p text:style-name="P88"><text:span text:style-name="T3">conjunctura</text:span> | congiuntura | conjoncture | -ture | -tur. = occasione. </text:p>
        </text:list-item>
        <text:list-item>
          <text:p text:style-name="P88"><text:span text:style-name="T3">conjunge</text:span> -o | congiungere | joindre, conjoindre | to conjoin | -gieren. ⊃ conjuncto. ⊂ cum junge. </text:p>
        </text:list-item>
        <text:list-item>
          <text:p text:style-name="P88"><text:span text:style-name="T3">conjura</text:span> ū -o | congiurare | -er | -re | -ieren. ⊂ cum jura. </text:p>
        </text:list-item>
        <text:list-item>
          <text:p text:style-name="P88">—<text:span text:style-name="T3">tione</text:span> -tio | congiura | -tion | -tion | -tion. </text:p>
        </text:list-item>
        <text:list-item>
          <text:p text:style-name="P88"><text:span text:style-name="T3">connecte</text:span> 100 | connettere | <text:span text:style-name="T5">lier</text:span>, <text:span text:style-name="T5">enchainer</text:span> | to connect | -ieren. = conjunge, uni, necte. ⊃ connexo. </text:p>
        </text:list-item>
        <text:list-item>
          <text:p text:style-name="P88"><text:span text:style-name="T3">connexo</text:span> -us | -esso | -exe | -ex | -ex. = quem connecte, conjuncto. </text:p>
        </text:list-item>
        <text:list-item>
          <text:p text:style-name="P88">—<text:span text:style-name="T3">ione</text:span> 100 | -essione | -exion | -ection | -exion. </text:p>
        </text:list-item>
        <text:list-item>
          <text:p text:style-name="P88">—<text:span text:style-name="T3">ivo</text:span> 200 | connettivo | connectif | connective | -iv. </text:p>
        </text:list-item>
        <text:list-item>
          <text:p text:style-name="P88"><text:span text:style-name="T3">connive</text:span> -eo | | -ver | connive | -ieren. = claude oculos, es indulgente, dissimula. </text:p>
        </text:list-item>
        <text:list-item>
          <text:p text:style-name="P88">—<text:span text:style-name="T3">ente</text:span> -ens | -ente | -ent | -ent | -ent. = complice. </text:p>
        </text:list-item>
        <text:list-item>
          <text:p text:style-name="P88">—<text:span text:style-name="T3">entia</text:span> 300 | -enza | -ence | -ance | -enz. </text:p>
        </text:list-item>
        <text:list-item>
          <text:p text:style-name="P88"><text:span text:style-name="T3">connotatione</text:span> | -zione | -tion | -tion | -tion. ⊂ cum nota -tione. </text:p>
        </text:list-item>
        <text:list-item>
          <text:p text:style-name="P88"><text:span text:style-name="T3">cono</text:span> -us | cono | cône | cone | Konus. ⊂ G. cônos. </text:p>
        </text:list-item>
        <text:list-item>
          <text:p text:style-name="P88">—<text:span text:style-name="T3">oide</text:span> | -oide | -oïde | -oid | -oïde. ⊂ G. cōnoeid <text:span text:style-name="T3">ē</text:span>s. = que habe forma de cono. </text:p>
        </text:list-item>
        <text:list-item>
          <text:p text:style-name="P88">conquire -o = quære cum diligentia, acquire, collige. </text:p>
        </text:list-item>
        <text:list-item>
          <text:p text:style-name="P88">conquire | conquistare | conquérir | to conquer | conquerieren. = acquire, doma, poti, subige, para, cape. </text:p>
        </text:list-item>
        <text:list-item>
          <text:p text:style-name="P88"><text:span text:style-name="T3">consanguineo</text:span> -us | -neo | consanguin | -neous. ⊂ cum sanguin(e) -eo. </text:p>
        </text:list-item>
        <text:list-item>
          <text:p text:style-name="P88">—<text:span text:style-name="T3">itate</text:span> -tas | -neità | -nité | -nity | -nität. ⊂ con sanguin(e) -itate. </text:p>
        </text:list-item>
        <text:list-item>
          <text:p text:style-name="P88"><text:span text:style-name="T3">conscientia</text:span> -a | coscienzia | -ence | -ence | -enz. = scientia, notitia, cognitione, to sci. ⊂ cum sci -entia. </text:p>
        </text:list-item>
        <text:list-item>
          <text:p text:style-name="P88">—<text:span text:style-name="T3">ioso</text:span> | coscienzioso | -cieux | -tious | -ös. ⊂ conscienti(a) -oso. </text:p>
        </text:list-item>
        <text:list-item>
          <text:p text:style-name="P88"><text:span text:style-name="T3">conscio</text:span> -us | -scio, -sciente | -scient | -scious, -scient | -scius. ⊂ cum sci -o. </text:p>
        </text:list-item>
        <text:list-item>
          <text:p text:style-name="P88"><text:span text:style-name="T3">conscribe</text:span> -o | <text:span text:style-name="T5">arruolare</text:span> | <text:span text:style-name="T5">enrôler</text:span> | conscribe | -ieren. = inscribe in catalogo. ⊃ conscripto. ⊂ cum scribe. </text:p>
        </text:list-item>
        <text:list-item>
          <text:p text:style-name="P88"><text:span text:style-name="T3">conscripto</text:span> -us | coscritto | conscrit | -script | -ibiert. = quem conscribe. </text:p>
        </text:list-item>
        <text:list-item>
          <text:p text:style-name="P88">—<text:span text:style-name="T3">ione</text:span> -tio | coscrizione | -tion | -tion | -tion. </text:p>
        </text:list-item>
        <text:list-item>
          <text:p text:style-name="P88"><text:span text:style-name="T3">consecra</text:span> ĕ -o | consacrare | consacrer | consecrate | -ieren. ⊂ cum sacra. </text:p>
        </text:list-item>
        <text:list-item>
          <text:p text:style-name="P88">—<text:span text:style-name="T3">tione</text:span> -tio | consacrazione | consécration | -tion | -tion. </text:p>
        </text:list-item>
        <text:list-item>
          <text:p text:style-name="P88"><text:span text:style-name="T3">consecuto</text:span> -us = que e conseque, (Cicerone), quem conseque <text:soft-page-break/>(Varrone). </text:p>
        </text:list-item>
        <text:list-item>
          <text:p text:style-name="P88">—<text:span text:style-name="T3">ivo</text:span> | -tivo | -écutif | -tive | -tiv. </text:p>
        </text:list-item>
        <text:list-item>
          <text:p text:style-name="P88"><text:span text:style-name="T3">consensu</text:span> -us | -enso | -entement | -ent, -ense | -ens. = ton consenti. </text:p>
        </text:list-item>
        <text:list-item>
          <text:p text:style-name="P88"><text:span text:style-name="T3">consenti</text:span> -io | -ire | -ir | -ent | -ieren. = conveni, concorda, concede. ⊂ cum senti. </text:p>
        </text:list-item>
        <text:list-item>
          <text:p text:style-name="P88"><text:span text:style-name="T3">conseque</text:span> -ĕquor = seque, resulta. </text:p>
        </text:list-item>
        <text:list-item>
          <text:p text:style-name="P88"><text:span text:style-name="T3">conseque</text:span> -ĕquor | conseguire. = obtine, acquire. </text:p>
        </text:list-item>
        <text:list-item>
          <text:p text:style-name="P88">—<text:span text:style-name="T3">nte</text:span> -ens | -guente | -équent | -quent | -quent. = que seque. </text:p>
        </text:list-item>
        <text:list-item>
          <text:p text:style-name="P88">—<text:span text:style-name="T3">ntia</text:span> -a | -guenza | -équence | -ence | -enz. </text:p>
        </text:list-item>
        <text:list-item>
          <text:p text:style-name="P88"><text:span text:style-name="T3">conserva</text:span> -o | -vare | -ver | -ve | -vieren. = serva cum. </text:p>
        </text:list-item>
        <text:list-item>
          <text:p text:style-name="P88">—<text:span text:style-name="T3">tione</text:span> -tio | -zione | -tion | -tion | -tion. </text:p>
        </text:list-item>
        <text:list-item>
          <text:p text:style-name="P88">—<text:span text:style-name="T3">tore</text:span> -tor | -tore | -teur | -tor | -tor. </text:p>
        </text:list-item>
        <text:list-item>
          <text:p text:style-name="P88">—<text:span text:style-name="T3">torio</text:span> | -torio | -toire | -tory | -torium. = musæo, schola de musica. </text:p>
        </text:list-item>
        <text:list-item>
          <text:p text:style-name="P88"><text:span text:style-name="T3">considera</text:span> ĕ -o | -are | -érer | -er | -ieren. ⊂ cum sider(e) -a. </text:p>
        </text:list-item>
        <text:list-item>
          <text:p text:style-name="P88">—<text:span text:style-name="T3">tione</text:span> -tio | -zione | -tion | -tion | -tion. </text:p>
        </text:list-item>
        <text:list-item>
          <text:p text:style-name="P88">—<text:span text:style-name="T3">to</text:span> -us | -to | considéré | -ate. </text:p>
        </text:list-item>
        <text:list-item>
          <text:p text:style-name="P88">consigna -o = signa, sigilla, confide. </text:p>
        </text:list-item>
        <text:list-item>
          <text:p text:style-name="P88">consigna | consegnare | -gner | -ign | -ieren. = depone, trade. </text:p>
        </text:list-item>
        <text:list-item>
          <text:p text:style-name="P88"><text:span text:style-name="T3">consilia</text:span> -or | -gliare | conseiller | to counsel | -iieren. = da consilio, consulta. </text:p>
        </text:list-item>
        <text:list-item>
          <text:p text:style-name="P88"><text:span text:style-name="T3">consilio</text:span> -um | -glio | conseil | counsel | -um. ⊂ consul(e) -io. </text:p>
        </text:list-item>
        <text:list-item>
          <text:p text:style-name="P88">—<text:span text:style-name="T3">iario</text:span> -us | -gliere | conseiller | counsellor | -arius. </text:p>
        </text:list-item>
        <text:list-item>
          <text:p text:style-name="P88"><text:span text:style-name="T3">consiste</text:span> -o | -ere | -er | -ist | -ieren. ⊂ cum siste. </text:p>
        </text:list-item>
        <text:list-item>
          <text:p text:style-name="P88">—<text:span text:style-name="T3">nte</text:span> | -nte | -ant | -ent | -ent. </text:p>
        </text:list-item>
        <text:list-item>
          <text:p text:style-name="P88">—<text:span text:style-name="T3">ntia</text:span> | -enza | -ance | -ence | -enz. </text:p>
        </text:list-item>
        <text:list-item>
          <text:p text:style-name="P88"><text:span text:style-name="T3">consobrino</text:span> ī -us | cugino | cousin | cousin | <text:span text:style-name="T5">Vetter</text:span>, Cousin. ⊂ cum soror(e) -ino. </text:p>
        </text:list-item>
        <text:list-item>
          <text:p text:style-name="P88"><text:span text:style-name="T3">consocia</text:span> -o | -ciare | | -ciate | -iieren. ⊂ cum socia. = associa. </text:p>
        </text:list-item>
        <text:list-item>
          <text:p text:style-name="P88">—<text:span text:style-name="T3">tione</text:span> -tio | -zione | | -tion | -tion. </text:p>
        </text:list-item>
        <text:list-item>
          <text:p text:style-name="P88"><text:span text:style-name="T3">consocio</text:span> 400 | -cio | | -ciate. = socio cum. </text:p>
        </text:list-item>
        <text:list-item>
          <text:p text:style-name="P88"><text:span text:style-name="T3">consola</text:span> ō, -or | -are | -er | -er | -ieren. ⊂ cum sola. </text:p>
        </text:list-item>
        <text:list-item>
          <text:p text:style-name="P88">—<text:span text:style-name="T3">bile</text:span> -bĭlis | -bile | -ble | -ble | -bel. </text:p>
        </text:list-item>
        <text:list-item>
          <text:p text:style-name="P88">—<text:span text:style-name="T3">tione</text:span> -tio | -zione | -tion | -tion | -tion. </text:p>
        </text:list-item>
        <text:list-item>
          <text:p text:style-name="P88">—<text:span text:style-name="T3">tore</text:span> -tor | -tore | -teur | -tor | -tor. </text:p>
        </text:list-item>
        <text:list-item>
          <text:p text:style-name="P88">—<text:span text:style-name="T3">torio</text:span> -us | -torio | -toire | -tory | -torisch. </text:p>
        </text:list-item>
        <text:list-item>
          <text:p text:style-name="P88"><text:span text:style-name="T3">consolida</text:span> ĭ 100 | -are | -er | -ate | -ieren. ⊂ cum solid(o) -a. </text:p>
        </text:list-item>
        <text:list-item>
          <text:p text:style-name="P88">—<text:span text:style-name="T3">nte</text:span> | -ante | -ant | -ant. </text:p>
        </text:list-item>
        <text:list-item>
          <text:p text:style-name="P88">—<text:span text:style-name="T3">tione</text:span> 300 | -zione | -tion | -tion | -tion. </text:p>
        </text:list-item>
        <text:list-item>
          <text:p text:style-name="P88">—<text:span text:style-name="T3">to</text:span> -us | -ato | -é | -ate | -iert. </text:p>
        </text:list-item>
        <text:list-item>
          <text:p text:style-name="P88"><text:span text:style-name="T3">consonante</text:span> 100 | -ante | consonne, consonant | -ant | -ant. ⊂ cum sona -nte. </text:p>
        </text:list-item>
        <text:list-item>
          <text:p text:style-name="P88">—<text:span text:style-name="T3">ia</text:span> 100 | -anza | -ance | -ance | -anz. </text:p>
        </text:list-item>
        <text:list-item>
          <text:p text:style-name="P88"><text:span text:style-name="T3">consono</text:span> -ŏnus | -ono | -onant | -onous. ⊂ cum sono. </text:p>
        </text:list-item>
        <text:list-item>
          <text:p text:style-name="P88"><text:span text:style-name="T3">consorte</text:span> -ors | -orte | -ort | -ort | -orte. = marito, muliere, comité, consocio. ⊂ cum sorte. </text:p>
        </text:list-item>
        <text:list-item>
          <text:p text:style-name="P88"><text:span text:style-name="T3">conspice</text:span> ĭ -io | <text:span text:style-name="T5">guardare</text:span> | <text:span text:style-name="T5">regarder</text:span> | <text:span text:style-name="T5">to behold</text:span> | conspicieren. = spece, cum spece. </text:p>
        </text:list-item>
        <text:list-item>
          <text:p text:style-name="P88"><text:soft-page-break/><text:span text:style-name="T3">conspira</text:span> ī -o | conspirare | -rer | -re | -rieren. ⊂ cum spira. </text:p>
        </text:list-item>
        <text:list-item>
          <text:p text:style-name="P88">—<text:span text:style-name="T3">tione</text:span> -tio | -zione | -tion | -tion | -tion. </text:p>
        </text:list-item>
        <text:list-item>
          <text:p text:style-name="P88">consta -o = sta cum, sta, persiste, consiste, ne varia. </text:p>
        </text:list-item>
        <text:list-item>
          <text:p text:style-name="P88">consta -o | constare | conster. = es composito, es certo, es claro. </text:p>
        </text:list-item>
        <text:list-item>
          <text:p text:style-name="P88"><text:span text:style-name="T3">consta</text:span> -o | costare | coûter | cost | kosten. = habe pretio. </text:p>
        </text:list-item>
        <text:list-item>
          <text:p text:style-name="P88">—<text:span text:style-name="T3">ante</text:span> -ans | -ante | -ant | -ant | -ant. = ne variabile. </text:p>
        </text:list-item>
        <text:list-item>
          <text:p text:style-name="P88">—<text:span text:style-name="T3">antia</text:span> -a | costanza | -ance | -ancy | -anz. </text:p>
        </text:list-item>
        <text:list-item>
          <text:p text:style-name="P88"><text:span text:style-name="T3">constellatione</text:span> | costellazione | -ation | -ation | -ation. ⊂ cum stella -tione. </text:p>
        </text:list-item>
        <text:list-item>
          <text:p text:style-name="P88"><text:span text:style-name="T3">consterna</text:span> -o | costernare | -er | | -ieren. = terre. ⊂ cum stern(e) -a. </text:p>
        </text:list-item>
        <text:list-item>
          <text:p text:style-name="P88">—<text:span text:style-name="T3">tione</text:span> | costernazione | -ation | -ation | -ation. </text:p>
        </text:list-item>
        <text:list-item>
          <text:p text:style-name="P88">constīpa -o = stipa, coge, condensa. </text:p>
        </text:list-item>
        <text:list-item>
          <text:p text:style-name="P88">constipa | costipare | -per | -pate | -ieren. = redde stypico. </text:p>
        </text:list-item>
        <text:list-item>
          <text:p text:style-name="P88"><text:span text:style-name="T3">constipatione</text:span> | costipazione | -ation | -ation | -ation. = to es stypico. </text:p>
        </text:list-item>
        <text:list-item>
          <text:p text:style-name="P88"><text:span text:style-name="T3">constitue</text:span> -o | costituire | -tuer | -tute | -ieren. ⊂ cum statue. </text:p>
        </text:list-item>
        <text:list-item>
          <text:p text:style-name="P88">—<text:span text:style-name="T3">nte</text:span> | costituente | -ant | -ent | -ent. </text:p>
        </text:list-item>
        <text:list-item>
          <text:p text:style-name="P88"><text:span text:style-name="T3">constituto</text:span> -us = quem constitue. </text:p>
        </text:list-item>
        <text:list-item>
          <text:p text:style-name="P88">—<text:span text:style-name="T3">ione</text:span> -io | constituzione | -tion | -tion | -tion. </text:p>
        </text:list-item>
        <text:list-item>
          <text:p text:style-name="P88">—<text:span text:style-name="T3">ionale</text:span> | costituzionale | -onnel | -al | -ell. </text:p>
        </text:list-item>
        <text:list-item>
          <text:p text:style-name="P88">—<text:span text:style-name="T3">ivo</text:span> | costitutivo | -tif | -tive | -tiv. </text:p>
        </text:list-item>
        <text:list-item>
          <text:p text:style-name="P88"><text:span text:style-name="T3">constricto</text:span> -us | costretto | contraint | constricted. = quem constringe. </text:p>
        </text:list-item>
        <text:list-item>
          <text:p text:style-name="P88">—<text:span text:style-name="T3">ione</text:span> 500 | costrizione | -tion, contrainte | -ction, constraint | -tion. </text:p>
        </text:list-item>
        <text:list-item>
          <text:p text:style-name="P88"><text:span text:style-name="T3">constringe</text:span> -o | costringere | contraindre | to constrain, constringe, constrict | -ieren. = pelle, compelle, impelle, urge, preme, stringe. ⊂ cum stringe. </text:p>
        </text:list-item>
        <text:list-item>
          <text:p text:style-name="P88"><text:span text:style-name="T3">constructo</text:span> -us | construtto. = quem construe. </text:p>
        </text:list-item>
        <text:list-item>
          <text:p text:style-name="P88">—<text:span text:style-name="T3">ione</text:span> -tio | costruzione | -tion | -tion | -tion. </text:p>
        </text:list-item>
        <text:list-item>
          <text:p text:style-name="P88">—<text:span text:style-name="T3">ivo</text:span> | costruttivo | -tif | -tive | -tiv. </text:p>
        </text:list-item>
        <text:list-item>
          <text:p text:style-name="P88">—<text:span text:style-name="T3">ore</text:span> | costruttore | -teur | -ter. </text:p>
        </text:list-item>
        <text:list-item>
          <text:p text:style-name="P88"><text:span text:style-name="T3">construe</text:span> -o | costruire | -uire | -uct, construe | -ieren. = strue, ædifica, fabrica. </text:p>
        </text:list-item>
        <text:list-item>
          <text:p text:style-name="P88">consŭle -o = consulta. </text:p>
        </text:list-item>
        <text:list-item>
          <text:p text:style-name="P88"><text:span text:style-name="T3">consule</text:span> -ŭl | -ole | -ul | -ul | -ul. </text:p>
        </text:list-item>
        <text:list-item>
          <text:p text:style-name="P88">—<text:span text:style-name="T3">are</text:span> -is | -olare | -aire | -ar | -ar. </text:p>
        </text:list-item>
        <text:list-item>
          <text:p text:style-name="P88">—<text:span text:style-name="T3">atu</text:span> -us | -olato | -at | -ate | -at. </text:p>
        </text:list-item>
        <text:list-item>
          <text:p text:style-name="P88">—<text:span text:style-name="T3">ente</text:span> | -ente | consultant | counsellor | -ent. </text:p>
        </text:list-item>
        <text:list-item>
          <text:p text:style-name="P88"><text:span text:style-name="T3">consulta</text:span> -o | -are | -er | -ult | -ieren. ⊂ consul(e) -ta. </text:p>
        </text:list-item>
        <text:list-item>
          <text:p text:style-name="P88">—<text:span text:style-name="T3">tione</text:span> -tio | -zione | -tion | -tion | -tion. </text:p>
        </text:list-item>
        <text:list-item>
          <text:p text:style-name="P88"><text:span text:style-name="T3">consulto</text:span> -um | -to | -tation | -ult | -um. = decisione, deliberatione, consilio. ⊂ consul(e) -to. </text:p>
        </text:list-item>
        <text:list-item>
          <text:p text:style-name="P88"><text:span text:style-name="T3">consume</text:span> ū -o | -are | -er | -me | -ieren. = destrue, vora. ⊃ consumpto. ⊂ cun sume. </text:p>
        </text:list-item>
        <text:list-item>
          <text:p text:style-name="P88"><text:span text:style-name="T3">consumptione</text:span> -tio | -nzione | -omption | -tion | -tion. ⊂ consum(e) -tione. </text:p>
        </text:list-item>
        <text:list-item>
          <text:p text:style-name="P88"><text:span text:style-name="T3">contactu</text:span> -us | -atto | -act | -act | -act. = to tange. </text:p>
        </text:list-item>
        <text:list-item>
          <text:p text:style-name="P88"><text:soft-page-break/><text:span text:style-name="T3">contagio</text:span> -ium | -io | -e | -ium | -ium. ⊂ cum ta(n)g(e) -io. </text:p>
        </text:list-item>
        <text:list-item>
          <text:p text:style-name="P88">—<text:span text:style-name="T3">ione</text:span> -gio = contagio. </text:p>
        </text:list-item>
        <text:list-item>
          <text:p text:style-name="P88">—<text:span text:style-name="T3">ioso</text:span> 100 | -ioso | -ieux | -ious | -iös. </text:p>
        </text:list-item>
        <text:list-item>
          <text:p text:style-name="P88"><text:span text:style-name="T3">contamina</text:span> -ĭno | -are | -er | -ate | -ieren. = pollue, macula, corrumpe. ⊂ cum ta(nge) -min(e) -a. </text:p>
        </text:list-item>
        <text:list-item>
          <text:p text:style-name="P88">—<text:span text:style-name="T3">tione</text:span> 300 | -zione | -tion | -tion | -tion. </text:p>
        </text:list-item>
        <text:list-item>
          <text:p text:style-name="P88"><text:span text:style-name="T3">contemne</text:span> -o | | | -temn | -ieren. = temne, sperne, neglige, deride, anti pretia. ⊃ contempto. </text:p>
        </text:list-item>
        <text:list-item>
          <text:p text:style-name="P88"><text:span text:style-name="T3">contempla</text:span> -o, -or | -are | -er | -ate | -ieren. ⊂ cum templ(o) -a. </text:p>
        </text:list-item>
        <text:list-item>
          <text:p text:style-name="P88">—<text:span text:style-name="T3">tione</text:span> -tio | -zione | -tion | -tion | -tion. </text:p>
        </text:list-item>
        <text:list-item>
          <text:p text:style-name="P88">—<text:span text:style-name="T3">tivo</text:span> 100 | -ivo | -if | -ive | -iv. </text:p>
        </text:list-item>
        <text:list-item>
          <text:p text:style-name="P88"><text:span text:style-name="T3">contemporaneo</text:span> -ĕus | -aneo | -ain | -aneous, -ary | -är, -aneus. ⊂ cum tempor(e) -aneo. </text:p>
        </text:list-item>
        <text:list-item>
          <text:p text:style-name="P88"><text:span text:style-name="T3">contempto</text:span> -us | | | contempt. = quem contemne. </text:p>
        </text:list-item>
        <text:list-item>
          <text:p text:style-name="P88">contende -o = tende cum. &gt; </text:p>
        </text:list-item>
        <text:list-item>
          <text:p text:style-name="P88">— -o | -ere | | -end. = oppone, litiga, contesta, disputa, controverte. &gt; </text:p>
        </text:list-item>
        <text:list-item>
          <text:p text:style-name="P88"><text:span text:style-name="T3">contentione</text:span> -tio | -zione, contesa | -tion, <text:span text:style-name="T5">contestation</text:span> | -tion | -tion. ⊂ conten(de) -tione. </text:p>
        </text:list-item>
        <text:list-item>
          <text:p text:style-name="P88"><text:span text:style-name="T3">contentioso</text:span> | -us | -zioso | -tieux | -tious | -tiös. = que contende. </text:p>
        </text:list-item>
        <text:list-item>
          <text:p text:style-name="P88"><text:span text:style-name="T3">contento</text:span> -us | -ento | -ent | -ent | -ent. = satisfacto. ⊂ </text:p>
        </text:list-item>
        <text:list-item>
          <text:p text:style-name="P88">— -us = quem contine. </text:p>
        </text:list-item>
        <text:list-item>
          <text:p text:style-name="P88">contento –us = quem contende. </text:p>
        </text:list-item>
        <text:list-item>
          <text:p text:style-name="P88">contesta -or = sume teste in judicio. </text:p>
        </text:list-item>
        <text:list-item>
          <text:p text:style-name="P88">contesta | -are | -er | -est | -ieren. = disputa, controverte, oppugna, refuta, contende. </text:p>
        </text:list-item>
        <text:list-item>
          <text:p text:style-name="P88"><text:span text:style-name="T3">contextu</text:span> -us | -sto | -xte | -xt | -xt. ⊂ cum textu. </text:p>
        </text:list-item>
        <text:list-item>
          <text:p text:style-name="P88"><text:span text:style-name="T3">contiguo</text:span> -us | -guo | -gu | -guous | -guierlich. ⊂ cum ta(n)g(e) -uo. </text:p>
        </text:list-item>
        <text:list-item>
          <text:p text:style-name="P88">—<text:span text:style-name="T3">uitate</text:span> | -tà | -té | -ty | -tät. </text:p>
        </text:list-item>
        <text:list-item>
          <text:p text:style-name="P88"><text:span text:style-name="T3">contine</text:span> -ĭneo | -enere | -enir | -ain. = tene cum, cape, modera. </text:p>
        </text:list-item>
        <text:list-item>
          <text:p text:style-name="P88">—<text:span text:style-name="T3">nte</text:span> -ns | -nte | -nt | -nt | -nt. = terra firmo, anti insula. </text:p>
        </text:list-item>
        <text:list-item>
          <text:p text:style-name="P88">—— -ns | -enente | -enant | -inent. = que contine. </text:p>
        </text:list-item>
        <text:list-item>
          <text:p text:style-name="P88">—<text:span text:style-name="T3">ntale</text:span> | -ale | -al | -al | -al. </text:p>
        </text:list-item>
        <text:list-item>
          <text:p text:style-name="P88">—<text:span text:style-name="T3">ntia</text:span> -a | -nza | -nce | -nce. = moderatione. </text:p>
        </text:list-item>
        <text:list-item>
          <text:p text:style-name="P88">—— 200 | -tenenza | -enance | countenance. = capacitate. </text:p>
        </text:list-item>
        <text:list-item>
          <text:p text:style-name="P88"><text:span text:style-name="T3">continge</text:span> -o = tange, concerne, eveni. ⊂ cum tange. </text:p>
        </text:list-item>
        <text:list-item>
          <text:p text:style-name="P88">—<text:span text:style-name="T3">nte</text:span> | -nte | -nt | -nt | -nt. </text:p>
        </text:list-item>
        <text:list-item>
          <text:p text:style-name="P88"><text:span text:style-name="T3">continua</text:span> -o | -uare | -uer | -ue | -uieren. ⊂ continu(o) -a. </text:p>
        </text:list-item>
        <text:list-item>
          <text:p text:style-name="P88">—<text:span text:style-name="T3">tione</text:span> -tio | -zione | -tion | -tion | -tion. </text:p>
        </text:list-item>
        <text:list-item>
          <text:p text:style-name="P88"><text:span text:style-name="T3">continuo</text:span> -us | -nuo | -nuel, -nu | -nual, -nuous | <text:span text:style-name="T5">stetig</text:span>, -nuell. ⊂ contin(e) -uo. </text:p>
        </text:list-item>
        <text:list-item>
          <text:p text:style-name="P88">—<text:span text:style-name="T3">uitate</text:span> 100 | -ità | -ité | -ity | -ität. </text:p>
        </text:list-item>
        <text:list-item>
          <text:p text:style-name="P88"><text:span text:style-name="T3">contorque</text:span> -ueo | -orcere | -ordre | -ort | -orquieren. = torque. </text:p>
        </text:list-item>
        <text:list-item>
          <text:p text:style-name="P88"><text:span text:style-name="T3">contortione</text:span> -tio | -sione | -sion | -tion | -tion. ⊂ cum tortione. </text:p>
        </text:list-item>
        <text:list-item>
          <text:p text:style-name="P88"><text:span text:style-name="T3">CONTRA</text:span> contra | contro | contre | <text:span text:style-name="T5">against</text:span>, counter | <text:span text:style-name="T5">gegen</text:span>. ⊃ contrario, contradic, contrafac. </text:p>
        </text:list-item>
        <text:list-item>
          <text:p text:style-name="P88"><text:span text:style-name="T3">contractione</text:span> -tio | -zione | -tion | -tion | -tion. = ton contrahe. </text:p>
        </text:list-item>
        <text:list-item>
          <text:p text:style-name="P88"><text:soft-page-break/><text:span text:style-name="T3">contracto</text:span> -us | contratto | -acté. = quem contrahe. </text:p>
        </text:list-item>
        <text:list-item>
          <text:p text:style-name="P88"><text:span text:style-name="T3">contractu</text:span> 100 | -atto | -at | -act | -act. = pacto. ⊂ contrah(e) -tu. </text:p>
        </text:list-item>
        <text:list-item>
          <text:p text:style-name="P88"><text:span text:style-name="T3">contradic</text:span> -co | -adire | -edire | -adict | -adicieren. ⊂ contra dic. </text:p>
        </text:list-item>
        <text:list-item>
          <text:p text:style-name="P88">—<text:span text:style-name="T3">ente</text:span> 200 | -ente | contredisant | | -ent. </text:p>
        </text:list-item>
        <text:list-item>
          <text:p text:style-name="P88">—<text:span text:style-name="T3">tione</text:span> 100 | -zione | -tion | -tion | -tion. </text:p>
        </text:list-item>
        <text:list-item>
          <text:p text:style-name="P88">—<text:span text:style-name="T3">tore</text:span> 300 | -dittore | -teur | -tor | -tor. </text:p>
        </text:list-item>
        <text:list-item>
          <text:p text:style-name="P88">—<text:span text:style-name="T3">torio</text:span> -dittorio | -oire | -ory | -orisch. </text:p>
        </text:list-item>
        <text:list-item>
          <text:p text:style-name="P88"><text:span text:style-name="T3">contrafac</text:span> N | -affare | -efaire | counterfeit. = imita, falsifica. ⊂ contra fac. </text:p>
        </text:list-item>
        <text:list-item>
          <text:p text:style-name="P88">—<text:span text:style-name="T3">tione</text:span> | -zione | contrefaction, contrefaçon | | -tion. </text:p>
        </text:list-item>
        <text:list-item>
          <text:p text:style-name="P88"><text:span text:style-name="T3">contrahe</text:span> -ăho | contrarre | -acter | -act | -ahieren. = trahe cum, astringe, abbrevia, cape (obligatione, morbo). </text:p>
        </text:list-item>
        <text:list-item>
          <text:p text:style-name="P88"><text:span text:style-name="T3">contrapone</text:span> ō 100 | -apporre | | -pose | -ponieren. = pone contra, oppone. ⊃ F. contreposer = pone male. </text:p>
        </text:list-item>
        <text:list-item>
          <text:p text:style-name="P88"><text:span text:style-name="T3">contraposito</text:span> -ĭtus | -pposto | | -sed | -post. = quem contrapone. </text:p>
        </text:list-item>
        <text:list-item>
          <text:p text:style-name="P88"><text:span text:style-name="T3">contrario</text:span> -us | -ario | -aire | -ary | -är. ⊂ contr(a) -ario. </text:p>
        </text:list-item>
        <text:list-item>
          <text:p text:style-name="P88">—<text:span text:style-name="T3">ietate</text:span> 500 | -età | -été | -ety | -etät. </text:p>
        </text:list-item>
        <text:list-item>
          <text:p text:style-name="P88"><text:span text:style-name="T3">contrasta</text:span> -o | -are | -er | -ast | -ieren. ⊂ contra sta. </text:p>
        </text:list-item>
        <text:list-item>
          <text:p text:style-name="P88"><text:span text:style-name="T3">contraventione</text:span> | -avvenzione | -tion | -tion | -tion. ⊂ contraven(i) -tione. </text:p>
        </text:list-item>
        <text:list-item>
          <text:p text:style-name="P88"><text:span text:style-name="T3">contraveni</text:span> | -avvenire | -evenir | -avene | -ieren. ⊂ contra veni. </text:p>
        </text:list-item>
        <text:list-item>
          <text:p text:style-name="P88"><text:span text:style-name="T3">contribue</text:span> -o | -uire | -uer | -ute | -uieren. ⊂ cum tribue. </text:p>
        </text:list-item>
        <text:list-item>
          <text:p text:style-name="P88">—<text:span text:style-name="T3">uente</text:span> | -uente | -uant | -utor | -uent. </text:p>
        </text:list-item>
        <text:list-item>
          <text:p text:style-name="P88">—<text:span text:style-name="T3">uto</text:span> 100 | -uto | -ué | -uted. = quem contribue. </text:p>
        </text:list-item>
        <text:list-item>
          <text:p text:style-name="P88">—<text:span text:style-name="T3">utione</text:span> 300 | -zione | -tion | -tion | -tion. </text:p>
        </text:list-item>
        <text:list-item>
          <text:p text:style-name="P88">—<text:span text:style-name="T3">utivo</text:span> | -tivo | -tif | -tive | -tiv. </text:p>
        </text:list-item>
        <text:list-item>
          <text:p text:style-name="P88"><text:span text:style-name="T3">contrista</text:span> -o | -tare | -ter | -t, -tate. = redde triste. </text:p>
        </text:list-item>
        <text:list-item>
          <text:p text:style-name="P88"><text:span text:style-name="T3">contritione</text:span> 100 | -zione | -tion | -tion | -tion. = to habe corde contrito, dolore magno. </text:p>
        </text:list-item>
        <text:list-item>
          <text:p text:style-name="P88"><text:span text:style-name="T3">contrito</text:span> -us = trito. </text:p>
        </text:list-item>
        <text:list-item>
          <text:p text:style-name="P88"><text:span text:style-name="T3">controverso</text:span> -us | -verso | -versé | -verted | -vers. = discusso, dubio, contra verso. </text:p>
        </text:list-item>
        <text:list-item>
          <text:p text:style-name="P88">—<text:span text:style-name="T3">ia</text:span> -ĭa | -versia | -verse | -versy | -verse. = discussione, disputatione. </text:p>
        </text:list-item>
        <text:list-item>
          <text:p text:style-name="P88">contumace -ax = superbo, inflexibile, arrogante, renitente, obstinato. ⊂ cum tum(e) -ace, que tume de superbia. </text:p>
        </text:list-item>
        <text:list-item>
          <text:p text:style-name="P88"><text:span text:style-name="T3">contumace</text:span> 100 | -mace | -mace, -max | -macious | -max. = renitente ad judice. </text:p>
        </text:list-item>
        <text:list-item>
          <text:p text:style-name="P88">—<text:span text:style-name="T3">ia</text:span> 100 | -acia | -ace | -acy | -az. </text:p>
        </text:list-item>
        <text:list-item>
          <text:p text:style-name="P88"><text:span text:style-name="T3">contumelia</text:span> -a | -lia | | -ly | -lie. = insultu, injuria. ⊂ cum tum(e) -el(e) -ia. </text:p>
        </text:list-item>
        <text:list-item>
          <text:p text:style-name="P88"><text:span text:style-name="T3">contunde</text:span> -o | -ere, <text:span text:style-name="T5">ammaccare</text:span> | contusionner | contuse | contundieren. ⊃ contuso. ⊂ cum tunde. </text:p>
        </text:list-item>
        <text:list-item>
          <text:p text:style-name="P88"><text:span text:style-name="T3">contuso</text:span> -us | contuso | contus | contused. = quem contude. </text:p>
        </text:list-item>
        <text:list-item>
          <text:p text:style-name="P88">—<text:span text:style-name="T3">ione</text:span> 100 | -sione | -sion | -sion | -sion. </text:p>
        </text:list-item>
        <text:list-item>
          <text:p text:style-name="P88"><text:span text:style-name="T3">convalesce</text:span> -o | | | -sce. = es convalescente. ⊂ cum vale -sce. </text:p>
        </text:list-item>
        <text:list-item>
          <text:p text:style-name="P88">—<text:span text:style-name="T3">nte</text:span> | -nte | -nt | -nt | -nt. </text:p>
        </text:list-item>
        <text:list-item>
          <text:p text:style-name="P88"><text:soft-page-break/>—<text:span text:style-name="T3">ntia</text:span> | -nza | -nce | -nce | -nz. </text:p>
        </text:list-item>
        <text:list-item>
          <text:p text:style-name="P88"><text:span text:style-name="T3">conveni</text:span> -ĕnio | -nire | -nir | -ne | -nieren. = veni cum, concurre, aggrega se, es opportuno, se confac, es concorde. ⊃ -iente, conventione, -tu, dis-. </text:p>
        </text:list-item>
        <text:list-item>
          <text:p text:style-name="P88">—<text:span text:style-name="T3">iente</text:span> -iens | -iente | -ant | -ient | -ient. = proprio, confaciente, digno. </text:p>
        </text:list-item>
        <text:list-item>
          <text:p text:style-name="P88">—<text:span text:style-name="T3">ientia</text:span> -a | -ienza | -ance | -ience | -ienz. </text:p>
        </text:list-item>
        <text:list-item>
          <text:p text:style-name="P88"><text:span text:style-name="T3">conventione</text:span> -tio | -zione | -tion | -tion | -tion. = contractu, pacto. ⊂ cum ven(i) -tione. </text:p>
        </text:list-item>
        <text:list-item>
          <text:p text:style-name="P88">—<text:span text:style-name="T3">ale</text:span> 600 | -zionale | -tionnel | -tional | -tionell, -tional. </text:p>
        </text:list-item>
        <text:list-item>
          <text:p text:style-name="P88"><text:span text:style-name="T3">convento</text:span> -us | convenuto | convenu | convened. = que e conveni, quem conveni. </text:p>
        </text:list-item>
        <text:list-item>
          <text:p text:style-name="P88">— -um = conventione. </text:p>
        </text:list-item>
        <text:list-item>
          <text:p text:style-name="P88"><text:span text:style-name="T3">conventu</text:span> -u | -vento | couvent | -vent | -vent. = to conveni, reunione, societate, cœnobio, collegio. </text:p>
        </text:list-item>
        <text:list-item>
          <text:p text:style-name="P88"><text:span text:style-name="T3">converge</text:span> | -gere | -ger | -ge | -gieren. = verge cum. </text:p>
        </text:list-item>
        <text:list-item>
          <text:p text:style-name="P88">—<text:span text:style-name="T3">nte</text:span> | -ente | -ent | -ent | -ent. </text:p>
        </text:list-item>
        <text:list-item>
          <text:p text:style-name="P88">—<text:span text:style-name="T3">ntia</text:span> | -enza | -ence | -ence | -enz. </text:p>
        </text:list-item>
        <text:list-item>
          <text:p text:style-name="P88"><text:span text:style-name="T3">conversa</text:span> 100 | -are | -er, <text:span text:style-name="T5">causer</text:span> | -e | -ieren. = convive, loque. ⊂ cum versa. </text:p>
        </text:list-item>
        <text:list-item>
          <text:p text:style-name="P88">—<text:span text:style-name="T3">tione</text:span> 100 | -zione | -tion | -tion | -tion. </text:p>
        </text:list-item>
        <text:list-item>
          <text:p text:style-name="P88"><text:span text:style-name="T3">converso</text:span> 100 | -rso, -rtito | -rs, -rti | -rse, -rted | -rtit. = quem converte. </text:p>
        </text:list-item>
        <text:list-item>
          <text:p text:style-name="P88">—<text:span text:style-name="T3">ione</text:span> -io | -sione | -sion | -sion | -sion. </text:p>
        </text:list-item>
        <text:list-item>
          <text:p text:style-name="P88"><text:span text:style-name="T3">converte</text:span> -o | -ire | -ir | to convert | -ieren. = verte, muta. ⊃ converso. </text:p>
        </text:list-item>
        <text:list-item>
          <text:p text:style-name="P88">—<text:span text:style-name="T3">ibile</text:span> ĭ 200 | -bile | -ble | -ble | -bel. = quem pote converte. </text:p>
        </text:list-item>
        <text:list-item>
          <text:p text:style-name="P88">——<text:span text:style-name="T3">itate</text:span> | -ità | -ité | -ity | -ität. </text:p>
        </text:list-item>
        <text:list-item>
          <text:p text:style-name="P88"><text:span text:style-name="T3">convexo</text:span> -us | -vesso | -vexe | -vex | -vex. ⊂ cum veh(e) -to. </text:p>
        </text:list-item>
        <text:list-item>
          <text:p text:style-name="P88">—<text:span text:style-name="T3">itate</text:span> 100 | -vessità | -té | -ty | -tät. </text:p>
        </text:list-item>
        <text:list-item>
          <text:p text:style-name="P88">convictione -tio = ton convive, conviventia, conversatione, frequentatione. </text:p>
        </text:list-item>
        <text:list-item>
          <text:p text:style-name="P88">— N | convinzione | conviction | -tion | -tion. = ton convince, conscientia, persuasione. </text:p>
        </text:list-item>
        <text:list-item>
          <text:p text:style-name="P88"><text:span text:style-name="T3">convicto</text:span> -us | -vinto | -vaincu | -vict, -vinced. = quem convince. </text:p>
        </text:list-item>
        <text:list-item>
          <text:p text:style-name="P88">convictu -us | convitto | | | -ct. = conviventia, collegio. </text:p>
        </text:list-item>
        <text:list-item>
          <text:p text:style-name="P88"><text:span text:style-name="T3">convince</text:span> -o | -cere | convaincre | -ce | -cieren. = suade, vince, condemna. ⊃ convicto. </text:p>
        </text:list-item>
        <text:list-item>
          <text:p text:style-name="P88"><text:span text:style-name="T3">conviva</text:span> -a | | -ve | -ve | -va. = qui participa ad convivio. </text:p>
        </text:list-item>
        <text:list-item>
          <text:p text:style-name="P88">—<text:span text:style-name="T3">e</text:span> -o | convivere. = vive cum. </text:p>
        </text:list-item>
        <text:list-item>
          <text:p text:style-name="P88">—<text:span text:style-name="T3">io</text:span> -ĭum | -vio | <text:span text:style-name="T5">festin</text:span> | <text:span text:style-name="T5">banquet</text:span> | -vium = to ede cum. ⊂ cum viv(e) -io. </text:p>
        </text:list-item>
        <text:list-item>
          <text:p text:style-name="P88"><text:span text:style-name="T3">convoca</text:span> -ŏco | -care | -quer | -ate, -ke | -ieren. = cum voca, voca. </text:p>
        </text:list-item>
        <text:list-item>
          <text:p text:style-name="P88">—<text:span text:style-name="T3">tione</text:span> -tio | -zione | -tion | -tion | -tion. </text:p>
        </text:list-item>
        <text:list-item>
          <text:p text:style-name="P88"><text:span text:style-name="T3">convulso</text:span> -us | -so | -sé | -sed. = agitato, turbato. ⊂ cum vulso. </text:p>
        </text:list-item>
        <text:list-item>
          <text:p text:style-name="P88">—<text:span text:style-name="T3">ione</text:span> 100 | -sione | -sion | -sion | -sion. </text:p>
        </text:list-item>
        <text:list-item>
          <text:p text:style-name="P88">—<text:span text:style-name="T3">ivo</text:span> | -ivo | -if | -ive | -ivisch. </text:p>
        </text:list-item>
        <text:list-item>
          <text:p text:style-name="P88"><text:soft-page-break/><text:span text:style-name="T3">coopera</text:span> ĕ 400 | -are | -érer | -ate | -ieren. = opera simul. </text:p>
        </text:list-item>
        <text:list-item>
          <text:p text:style-name="P88">—<text:span text:style-name="T3">tione</text:span> 100 | -zione | -tion | -tion | -tion. </text:p>
        </text:list-item>
        <text:list-item>
          <text:p text:style-name="P88">—<text:span text:style-name="T3">tivo</text:span> | -tivo | -tif | -tive | -tiv. </text:p>
        </text:list-item>
        <text:list-item>
          <text:p text:style-name="P88">—<text:span text:style-name="T3">tore</text:span> 200 | -tore | -teur | -tor | -tor. </text:p>
        </text:list-item>
        <text:list-item>
          <text:p text:style-name="P88"><text:span text:style-name="T3">cooperculo</text:span> ŭ 100 | coperchio | couvercle | covercle. = quod cooperi. </text:p>
        </text:list-item>
        <text:list-item>
          <text:p text:style-name="P88"><text:span text:style-name="T3">cooperi</text:span> -ĕrio | coprire | couvrir | cover | couvertieren. = operi, tege, cela. ⊃ cooperto. </text:p>
        </text:list-item>
        <text:list-item>
          <text:p text:style-name="P88"><text:span text:style-name="T3">cooperto</text:span> -us | coperto | couvert | covert. = quem cooperi. </text:p>
        </text:list-item>
        <text:list-item>
          <text:p text:style-name="P88"><text:span text:style-name="T3">coopta</text:span> -o | -are | -er | -ate | -ieren. = aggrega ad se. ⊂ cum opta. </text:p>
        </text:list-item>
        <text:list-item>
          <text:p text:style-name="P88">—<text:span text:style-name="T3">tione</text:span> -tio | -zione | -tio | -tio | -tio. </text:p>
        </text:list-item>
        <text:list-item>
          <text:p text:style-name="P88"><text:span text:style-name="T3">coordina</text:span> -ĭno | -are | -donner | -ate | -ieren. = da ordine. </text:p>
        </text:list-item>
        <text:list-item>
          <text:p text:style-name="P88">—<text:span text:style-name="T3">ata</text:span> (linea, Geom.) | -ata | -donnée | -ate | -ate. </text:p>
        </text:list-item>
        <text:list-item>
          <text:p text:style-name="P88">—<text:span text:style-name="T3">tione</text:span> | -zione | -tion | -tion | -tion. = ordine. </text:p>
        </text:list-item>
        <text:list-item>
          <text:p text:style-name="P88">G. cop, cóptō = seca, scinde. ⊃ comma, apocope, syncope. </text:p>
        </text:list-item>
        <text:list-item>
          <text:p text:style-name="P88"><text:span text:style-name="T3">cophino</text:span> ĭ 100 = corbe. ⊂ G. cóphinos. </text:p>
        </text:list-item>
        <text:list-item>
          <text:p text:style-name="P88">— M | cofano | coffre | coffer | Koffer. = arca, capsa. </text:p>
        </text:list-item>
        <text:list-item>
          <text:p text:style-name="P88"><text:span text:style-name="T3">copia</text:span> -ĭa | copia. = abundantia, affluentia. ⊃ copioso. ⊂ co op(e) -ia. </text:p>
        </text:list-item>
        <text:list-item>
          <text:p text:style-name="P88">copia M | copia | copie | copy | Kopie. = exemplare, reproductione, imitatione. </text:p>
        </text:list-item>
        <text:list-item>
          <text:p text:style-name="P88">copia M | -piare | -pier | -py | -pieren. = transcribe, duplica, imita. </text:p>
        </text:list-item>
        <text:list-item>
          <text:p text:style-name="P88"><text:span text:style-name="T3">copioso</text:span> -us | -oso | -eux | -ous | -ös. = abundante, cum copia. </text:p>
        </text:list-item>
        <text:list-item>
          <text:p text:style-name="P88">copista N | -ista | -iste | -yist, -ier | -ist. = que fac copias, scriba, amanuense. </text:p>
        </text:list-item>
        <text:list-item>
          <text:p text:style-name="P88"><text:span text:style-name="T3">copula</text:span> -ŭla = ligamine, vinculo. ⊂ co ap -ula. </text:p>
        </text:list-item>
        <text:list-item>
          <text:p text:style-name="P88">— 100 | copula | -ule | -ula | -ula. = vocabulo ligamine grammaticale. </text:p>
        </text:list-item>
        <text:list-item>
          <text:p text:style-name="P88">— M | coppia | couple | couple | Kopell. = par, dyade. </text:p>
        </text:list-item>
        <text:list-item>
          <text:p text:style-name="P88"><text:span text:style-name="T3">copula</text:span> -ŭlo | -are | accoupler | -ate | -ieren. = conjunge, liga, vinci. </text:p>
        </text:list-item>
        <text:list-item>
          <text:p text:style-name="P88">—<text:span text:style-name="T3">tione</text:span> -tio | -zione | -tion | -tion | -tion. </text:p>
        </text:list-item>
        <text:list-item>
          <text:p text:style-name="P88"><text:span text:style-name="T3">COQUE</text:span> -o | cuocere | cuire | cook | kochen | H. cocer | P. cozer. ⊃ cocto, coquina. ⊂ E. peque ⊃ G. pepte, R. pec’ï. </text:p>
        </text:list-item>
        <text:list-item>
          <text:p text:style-name="P88"><text:span text:style-name="T3">coquina</text:span> (Varrone) | cucina | cuisine | kitchen | Küche. ⊂ coque. = culina. </text:p>
        </text:list-item>
        <text:list-item>
          <text:p text:style-name="P88">— -o (Plauto) | cucinare | cuisiner | to cook | kochen. = coque. </text:p>
        </text:list-item>
        <text:list-item>
          <text:p text:style-name="P88"><text:span text:style-name="T3">coquo</text:span> -us | cuoco | cuisinier | cook | Koch. = qui coque. </text:p>
        </text:list-item>
        <text:list-item>
          <text:p text:style-name="P88"><text:span text:style-name="T3">corallio</text:span> 100 | -allo | -ail | -al | -alle. ⊂ G. corállion. = secretione solido ex zoophytos. </text:p>
        </text:list-item>
        <text:list-item>
          <text:p text:style-name="P88">—<text:span text:style-name="T3">ino</text:span> | -ino | -in | -ine | -in. </text:p>
        </text:list-item>
        <text:list-item>
          <text:p text:style-name="P88">coram -am = in præsentia, ante, præ. </text:p>
        </text:list-item>
        <text:list-item>
          <text:p text:style-name="P88"><text:span text:style-name="T3">CORBE</text:span> -is | corba | corbeille | <text:span text:style-name="T5">basket</text:span>, corb | Korb. = canistro, cista. </text:p>
        </text:list-item>
        <text:list-item>
          <text:p text:style-name="P88"><text:span text:style-name="T3">CORDE</text:span> cor | cuore | coeur | heart | Herz. ⊃ cordiale, concorde. ⊂ E. ⊃ A., D., G. cardia. </text:p>
        </text:list-item>
        <text:list-item>
          <text:p text:style-name="P88">—<text:span text:style-name="T3">iale</text:span> | -iale | -ial | -ial | -ial. </text:p>
        </text:list-item>
        <text:list-item>
          <text:p text:style-name="P88">——<text:span text:style-name="T3">itate</text:span> | -tà | -té | -ty | -tät. </text:p>
        </text:list-item>
        <text:list-item>
          <text:p text:style-name="P88"><text:span text:style-name="T3">corio</text:span> -ĭum | cuojo | cuir | <text:span text:style-name="T5">skin</text:span> | <text:span text:style-name="T5">Leder</text:span>. = cute, pelle. ⊃ excoriatione. </text:p>
        </text:list-item>
        <text:list-item>
          <text:p text:style-name="P88">—<text:span text:style-name="T3">iaceo</text:span> | -ceo | -ce | -ceous. = de corio. </text:p>
        </text:list-item>
        <text:list-item>
          <text:p text:style-name="P88"><text:span text:style-name="T3">cornea</text:span> | -nea | -née | -nea | -nea. = membrana transparente de <text:soft-page-break/>oculo. ⊂ corne(o) -a. </text:p>
        </text:list-item>
        <text:list-item>
          <text:p text:style-name="P88"><text:span text:style-name="T3">corneo</text:span> -us | -neo | -né | -neous, -ny | hörnern. = ex cornu. </text:p>
        </text:list-item>
        <text:list-item>
          <text:p text:style-name="P88"><text:span text:style-name="T3">corno</text:span> -us | corniolo | cornouille | cornel | Kornel. Bot. « cornus mas ». </text:p>
        </text:list-item>
        <text:list-item>
          <text:p text:style-name="P88"><text:span text:style-name="T3">CORNU</text:span> -u | corno | corne | horn | Horn. ⊃ cornea, cornuto. ⊂ E. ⊃ A., D. </text:p>
        </text:list-item>
        <text:list-item>
          <text:p text:style-name="P88">—<text:span text:style-name="T3">copia</text:span> 100 | -ia | -ie | -ia | -ia. = cornu de abundantia. </text:p>
        </text:list-item>
        <text:list-item>
          <text:p text:style-name="P88">—<text:span text:style-name="T3">to</text:span> -us | -uto | -u | -ute | -ut. </text:p>
        </text:list-item>
        <text:list-item>
          <text:p text:style-name="P88"><text:span text:style-name="T3">corolla</text:span> 100 | -la | -le | -la | -la. = corona de flores. ⊂ coron(a) -la = parvo corona. </text:p>
        </text:list-item>
        <text:list-item>
          <text:p text:style-name="P88">—ario -um = corona, dono. </text:p>
        </text:list-item>
        <text:list-item>
          <text:p text:style-name="P88">—<text:span text:style-name="T3">ario</text:span> | -ario | -aire | -ary | -arium. = appendice (de theorema). </text:p>
        </text:list-item>
        <text:list-item>
          <text:p text:style-name="P88"><text:span text:style-name="T3">corona</text:span> -a | corona | couronne | crown | Krone. ⊂ G. cor <text:span text:style-name="T3">ō</text:span>nē. </text:p>
        </text:list-item>
        <text:list-item>
          <text:p text:style-name="P88">— -o | coronare | couronner | to crown | krönen. = da corona. </text:p>
        </text:list-item>
        <text:list-item>
          <text:p text:style-name="P88"><text:span text:style-name="T3">corpore</text:span> corpus -pŏr- | corpo | corps | <text:span text:style-name="T5">body</text:span>, corpus, corpse, corps | <text:span text:style-name="T5">Leib</text:span>, Körper. ⊃ -ale, -atione, corpusculo. </text:p>
        </text:list-item>
        <text:list-item>
          <text:p text:style-name="P88">—<text:span text:style-name="T3">ale</text:span> 100 | -ale | -el | -al | -al. </text:p>
        </text:list-item>
        <text:list-item>
          <text:p text:style-name="P88">—<text:span text:style-name="T3">atione</text:span> | -zione | -tion | -tion | -tion. </text:p>
        </text:list-item>
        <text:list-item>
          <text:p text:style-name="P88"><text:span text:style-name="T3">corpulento</text:span> 100 | -ento | -ent | -ent | -ent. ⊂ corp(ore) -ulento. = crasso, obeso. </text:p>
        </text:list-item>
        <text:list-item>
          <text:p text:style-name="P88">—<text:span text:style-name="T3">ia</text:span> 100 | -enza | -ence | -ence | -enz. </text:p>
        </text:list-item>
        <text:list-item>
          <text:p text:style-name="P88">corpus = corpore. </text:p>
        </text:list-item>
        <text:list-item>
          <text:p text:style-name="P88"><text:span text:style-name="T3">corpusculo</text:span> ŭ 100 | -colo | -cule | -cle | -culum. = parvo corpore. ⊂ corpus -cŭlo. </text:p>
        </text:list-item>
        <text:list-item>
          <text:p text:style-name="P88"><text:span text:style-name="T3">correcto</text:span> -us | -etto | -igé, -ect | -ect, -ected | -ect. = quem e corrige, sine vitio, recto, puro. </text:p>
        </text:list-item>
        <text:list-item>
          <text:p text:style-name="P88">—<text:span text:style-name="T3">ione</text:span> -tio | -zione | -tion | -tion | -tion. </text:p>
        </text:list-item>
        <text:list-item>
          <text:p text:style-name="P88">—<text:span text:style-name="T3">ivo</text:span> | -ettivo | -tif | -tive | -tiv. </text:p>
        </text:list-item>
        <text:list-item>
          <text:p text:style-name="P88">—<text:span text:style-name="T3">ore</text:span> -tor | -ettore | -teur | -tor | -tor. </text:p>
        </text:list-item>
        <text:list-item>
          <text:p text:style-name="P88"><text:span text:style-name="T3">correlato</text:span> | | | -ate | -at. = relato cum. </text:p>
        </text:list-item>
        <text:list-item>
          <text:p text:style-name="P88">—<text:span text:style-name="T3">ione</text:span> | -zione | -élation | -tion | -tion. </text:p>
        </text:list-item>
        <text:list-item>
          <text:p text:style-name="P88">—<text:span text:style-name="T3">ivo</text:span> | -tivo | -élatif | -tive | -tiv. </text:p>
        </text:list-item>
        <text:list-item>
          <text:p text:style-name="P88"><text:span text:style-name="T3">corresponde</text:span> | corrispondere | -dre | -d | -dieren. </text:p>
        </text:list-item>
        <text:list-item>
          <text:p text:style-name="P88">—<text:span text:style-name="T3">nte</text:span> | -ente | -ant | -ent | -ent. </text:p>
        </text:list-item>
        <text:list-item>
          <text:p text:style-name="P88">—<text:span text:style-name="T3">ntia</text:span> | -enza | -ance | -ence | -enz. </text:p>
        </text:list-item>
        <text:list-item>
          <text:p text:style-name="P88"><text:span text:style-name="T3">corrige</text:span> -ĭgo | -reggere | -riger | -rect | -rigieren. ⊂ cum rege. </text:p>
        </text:list-item>
        <text:list-item>
          <text:p text:style-name="P88">—<text:span text:style-name="T3">ibile</text:span> | -eggibile | -ble | -ble | -bel. </text:p>
        </text:list-item>
        <text:list-item>
          <text:p text:style-name="P88"><text:span text:style-name="T3">corrobora</text:span> -ŏro | -ere | -er | -de | -ieren. ⊃ corroso. ⊂ cum rode. </text:p>
        </text:list-item>
        <text:list-item>
          <text:p text:style-name="P88">—<text:span text:style-name="T3">nte</text:span> | -ante | -ant | -ant | -ans. </text:p>
        </text:list-item>
        <text:list-item>
          <text:p text:style-name="P88"><text:span text:style-name="T3">corrode</text:span> -o | -ere | -er | -de | -ieren. ⊃ corroso. ⊂ cum rode. </text:p>
        </text:list-item>
        <text:list-item>
          <text:p text:style-name="P88"><text:span text:style-name="T3">corroso</text:span> -us | -oso | -odé | -oded. = quem corrode. </text:p>
        </text:list-item>
        <text:list-item>
          <text:p text:style-name="P88">—<text:span text:style-name="T3">ione</text:span> | -sione | -sion | -sion | -sion. </text:p>
        </text:list-item>
        <text:list-item>
          <text:p text:style-name="P88">—<text:span text:style-name="T3">ivo</text:span> | -sivo | -sif | -sive | -siv. </text:p>
        </text:list-item>
        <text:list-item>
          <text:p text:style-name="P88"><text:span text:style-name="T3">corruga</text:span> -o | -are | <text:span text:style-name="T5">froncer</text:span>, <text:span text:style-name="T5">rider</text:span> | -ate | -ieren. = fac rūgas. </text:p>
        </text:list-item>
        <text:list-item>
          <text:p text:style-name="P88">—<text:span text:style-name="T3">tione</text:span> | -zione | -tion | -tion | -tion. </text:p>
        </text:list-item>
        <text:list-item>
          <text:p text:style-name="P88"><text:span text:style-name="T3">corrumpe</text:span> -o | -ompere | -ompre | -upt | -ieren. ⊂ cum rumpe. </text:p>
        </text:list-item>
        <text:list-item>
          <text:p text:style-name="P88"><text:span text:style-name="T3">corrupto</text:span> -us | corrotto | corrompu | corrupted | corrupt. = quem <text:soft-page-break/>corrumpe. ⊂ cum rupto. </text:p>
        </text:list-item>
        <text:list-item>
          <text:p text:style-name="P88">—<text:span text:style-name="T3">ibile</text:span> ĭ 400 | -uttibile | -ble | -ble | -bel. </text:p>
        </text:list-item>
        <text:list-item>
          <text:p text:style-name="P88">——<text:span text:style-name="T3">itate</text:span> 300 | -tà | -té | -ty | -tät. </text:p>
        </text:list-item>
        <text:list-item>
          <text:p text:style-name="P88">—<text:span text:style-name="T3">ione</text:span> -tio | -zione | -tion | -tion | -tion. </text:p>
        </text:list-item>
        <text:list-item>
          <text:p text:style-name="P88">—<text:span text:style-name="T3">ivo</text:span> 300 | -uttivo | -tif | -tive | -tiv. </text:p>
        </text:list-item>
        <text:list-item>
          <text:p text:style-name="P88">—<text:span text:style-name="T3">ore</text:span> -or | -uttore | -teur | -ter | -tor. </text:p>
        </text:list-item>
        <text:list-item>
          <text:p text:style-name="P88"><text:span text:style-name="T3">cortice</text:span> -tex -tĭc- | corteccia, <text:span text:style-name="T5">scorza</text:span> | écorce | <text:span text:style-name="T5">bark</text:span>, cortex | <text:span text:style-name="T5">Schale</text:span>. ⊃ A. corck, D. kork = subere. </text:p>
        </text:list-item>
        <text:list-item>
          <text:p text:style-name="P88">—<text:span text:style-name="T3">ale</text:span> | -ale | -al | -al | -so. </text:p>
        </text:list-item>
        <text:list-item>
          <text:p text:style-name="P88"><text:span text:style-name="T3">corusca</text:span> -o = treme, vibra, fulge. </text:p>
        </text:list-item>
        <text:list-item>
          <text:p text:style-name="P88">—<text:span text:style-name="T3">tione</text:span> 300 | -zione | -tion | -tion | -tion. </text:p>
        </text:list-item>
        <text:list-item>
          <text:p text:style-name="P88"><text:span text:style-name="T3">corymbo</text:span> -us | -imbo | -ymbe | -ymb | -ymbus. ⊂ G. córymbos. = fructu de hedera, et simile. </text:p>
        </text:list-item>
        <text:list-item>
          <text:p text:style-name="P88">—<text:span text:style-name="T3">ifero</text:span> -fĕr | -fero | -fère | -ferous. </text:p>
        </text:list-item>
        <text:list-item>
          <text:p text:style-name="P88"><text:span text:style-name="T3">coryphæo</text:span> -aēus | corifeo | -phée | -pheus | -phäus. = duce. ⊂ G. coruphaîos ⊂ coruph <text:span text:style-name="T3">ē</text:span> [capite]. </text:p>
        </text:list-item>
        <text:list-item>
          <text:p text:style-name="P88"><text:span text:style-name="T3">cosmetico</text:span> -ĭcus | -tico | -étique | -tic | -tik. = apto ad orna. ⊂ G. -ēticós. ⊂ cosm(o) -etico. </text:p>
        </text:list-item>
        <text:list-item>
          <text:p text:style-name="P88"><text:span text:style-name="T3">cosmico</text:span> -ĭcus | -ico | -ique | -ic | -isch. = de universo. ⊂ G. -icós. ⊂ cosm(o) -ĭco. </text:p>
        </text:list-item>
        <text:list-item>
          <text:p text:style-name="P88">— ĭ 100 = juvene mundano, elegante. </text:p>
        </text:list-item>
        <text:list-item>
          <text:p text:style-name="P88"><text:span text:style-name="T3">cosmo</text:span> | cosmo | cosmos | cosmos. = mundo, universo. ⊃ cosmico. ⊂ G. cósmos = pulcro, mundo, universo. ⊃ cosmetico. </text:p>
        </text:list-item>
        <text:list-item>
          <text:p text:style-name="P88">—<text:span text:style-name="T3">gonia</text:span> | -nia | -nie | -ny | -nie. = generatione de mundo. ⊂ G. -ía. ⊂ cosmo gon -ia. </text:p>
        </text:list-item>
        <text:list-item>
          <text:p text:style-name="P88">—<text:span text:style-name="T3">graphia</text:span> | -fia | -phie | -phy | -phie. ⊂ G. -ía. ⊂ cosmo graph -ia. </text:p>
        </text:list-item>
        <text:list-item>
          <text:p text:style-name="P88">—<text:span text:style-name="T3">polita</text:span> | -lita | -lite | -lite | -lit. ⊂ -lítēs. </text:p>
        </text:list-item>
        <text:list-item>
          <text:p text:style-name="P88"><text:span text:style-name="T3">cosmorama</text:span> | -ma | -ma | -ma | -ma. ⊂ cosm(o) orama [visione]. </text:p>
        </text:list-item>
        <text:list-item>
          <text:p text:style-name="P88"><text:span text:style-name="T3">costa</text:span> -a | costa | côte | coast | Küste. = latere. </text:p>
        </text:list-item>
        <text:list-item>
          <text:p text:style-name="P88">—<text:span text:style-name="T3">ale</text:span> | -ale | -al | -al | -al. </text:p>
        </text:list-item>
        <text:list-item>
          <text:p text:style-name="P88"><text:span text:style-name="T3">cotyledone</text:span> ŏ | cotiledone | -édon | -edon | -edon. = lobo carnoso que involve semine. ⊂ G. -d <text:span text:style-name="T3">ō</text:span>n -dónos. ⊂ cotúlē [cavitate]. </text:p>
        </text:list-item>
        <text:list-item>
          <text:p text:style-name="P88"><text:span text:style-name="T3">COXA</text:span> 100 | coscia | cuisse | <text:span text:style-name="T5">thigh</text:span> | <text:span text:style-name="T5">Hüfte</text:span>. ⊂ E. ⊃ A. hock = calcaneo. </text:p>
        </text:list-item>
        <text:list-item>
          <text:p text:style-name="P88">—<text:span text:style-name="T3">ale</text:span> | | -al | -al. </text:p>
        </text:list-item>
        <text:list-item>
          <text:p text:style-name="P88">—<text:span text:style-name="T3">algia</text:span> | -gia | -gie | -gy | -gie. </text:p>
        </text:list-item>
        <text:list-item>
          <text:p text:style-name="P88"><text:span text:style-name="T3">cranio</text:span> | cranio | crâne | <text:span text:style-name="T5">skull</text:span>, cranium | <text:span text:style-name="T5">Schädel</text:span>, Cranium. ⊂ G. craníon. </text:p>
        </text:list-item>
        <text:list-item>
          <text:p text:style-name="P88">—<text:span text:style-name="T3">logia</text:span> N | -gia | -gie | -gy | -gie. </text:p>
        </text:list-item>
        <text:list-item>
          <text:p text:style-name="P88">—<text:span text:style-name="T3">scopia</text:span> N | -ia | -ie | -y | -ie. </text:p>
        </text:list-item>
        <text:list-item>
          <text:p text:style-name="P88"><text:span text:style-name="T3">crapula</text:span> -ŭla | -ula | -ule | -ula | -üle. ⊂ G. craipálē = ebrietate. </text:p>
        </text:list-item>
        <text:list-item>
          <text:p text:style-name="P88"><text:span text:style-name="T3">CRAS</text:span> cras | <text:span text:style-name="T5">domani</text:span> | <text:span text:style-name="T5">demain</text:span> | <text:span text:style-name="T5">tomorrow</text:span> | <text:span text:style-name="T5">morgen</text:span>. ⊃ (pro)cras(tina). </text:p>
        </text:list-item>
        <text:list-item>
          <text:p text:style-name="P88"><text:span text:style-name="T3">crasso</text:span> -us | grasso, crasso | gras, graisse, cras | crass, grease | krass. </text:p>
        </text:list-item>
        <text:list-item>
          <text:p text:style-name="P88"><text:span text:style-name="T3">crate</text:span> -es | grata | craticule, graticule, grille | hurdle, crate, grate | Hürde. ⊂ E. ⊃ A. hurdle, D. Hürde. </text:p>
        </text:list-item>
        <text:list-item>
          <text:p text:style-name="P88"><text:soft-page-break/><text:span text:style-name="T3">cratere</text:span> -ter | -ere | -ère | -er | -er. ⊂ G. crat <text:span text:style-name="T3">ē</text:span>r. </text:p>
        </text:list-item>
        <text:list-item>
          <text:p text:style-name="P88"><text:span text:style-name="T3">craticula</text:span> -ŭla | graticola | grille, gril | gridiron, grill. = parvo crate. </text:p>
        </text:list-item>
        <text:list-item>
          <text:p text:style-name="P88">G. crato, crátos = vi, potestate, imperio. ⊃ aristocratia, democratia, autocrata. </text:p>
        </text:list-item>
        <text:list-item>
          <text:p text:style-name="P88"><text:span text:style-name="T3">cre-,</text:span> <text:span text:style-name="T5">thema de</text:span> cre <text:span text:style-name="T5">sce</text:span>, <text:span text:style-name="T5">in</text:span>cre <text:span text:style-name="T5">mento</text:span>, <text:span text:style-name="T5">con</text:span>cre <text:span text:style-name="T5">to</text:span>, <text:span text:style-name="T5">de</text:span>cre <text:span text:style-name="T5">mento</text:span>, cre <text:span text:style-name="T5">a</text:span>. </text:p>
        </text:list-item>
        <text:list-item>
          <text:p text:style-name="P88"><text:span text:style-name="T3">CREA</text:span> -o | -are | -éer | -ate | -ieren. ⊃ procrea, recrea. ⊂ cre -a = fac cre. </text:p>
        </text:list-item>
        <text:list-item>
          <text:p text:style-name="P88">—<text:span text:style-name="T3">tione</text:span> -tio | -zione | -tion | -tion | -tion. </text:p>
        </text:list-item>
        <text:list-item>
          <text:p text:style-name="P88">—<text:span text:style-name="T3">tore</text:span> -tor | -tore | -teur | -tor | -tor. </text:p>
        </text:list-item>
        <text:list-item>
          <text:p text:style-name="P88">—<text:span text:style-name="T3">tura</text:span> | -tura | -ture | -ture | -tur. </text:p>
        </text:list-item>
        <text:list-item>
          <text:p text:style-name="P88"><text:span text:style-name="T3">CREDE</text:span> -o | -ere | croire | <text:span text:style-name="T5">to believe</text:span> | <text:span text:style-name="T5">glauben</text:span> | H. creer | P. crer. = da corde, habe fide. </text:p>
        </text:list-item>
        <text:list-item>
          <text:p text:style-name="P88">—<text:span text:style-name="T3">nte</text:span> -ns | -ente | croyant | -ent. </text:p>
        </text:list-item>
        <text:list-item>
          <text:p text:style-name="P88">—ntia M | -enza | croyance, créance | -ence. = credito, fide. </text:p>
        </text:list-item>
        <text:list-item>
          <text:p text:style-name="P88">—— M | -enza | crédence | <text:span text:style-name="T5">buffet</text:span> | Credenz <text:span text:style-name="T5">tisch</text:span>. = armario. </text:p>
        </text:list-item>
        <text:list-item>
          <text:p text:style-name="P88">——<text:span text:style-name="T3">iale</text:span> | -ziale | lettre de créance | -als | -ales. </text:p>
        </text:list-item>
        <text:list-item>
          <text:p text:style-name="P88">—<text:span text:style-name="T3">ibile</text:span> -bĭlis | -bile | croyable | -ble | -bel. </text:p>
        </text:list-item>
        <text:list-item>
          <text:p text:style-name="P88">——<text:span text:style-name="T3">itate</text:span> | -tà | crédibilité | -ty | -tät. </text:p>
        </text:list-item>
        <text:list-item>
          <text:p text:style-name="P88">—<text:span text:style-name="T3">ito</text:span> -ĭtus | -ito, -uto | crédit | -it | -it. = quem crede, anti debito. </text:p>
        </text:list-item>
        <text:list-item>
          <text:p text:style-name="P88">—<text:span text:style-name="T3">itore</text:span> -tor | -tore | -éditeur | -tor | -tor. </text:p>
        </text:list-item>
        <text:list-item>
          <text:p text:style-name="P88">—<text:span text:style-name="T3">ulo</text:span> -ŭlus | -ulo | -édule | -ulous. </text:p>
        </text:list-item>
        <text:list-item>
          <text:p text:style-name="P88">——<text:span text:style-name="T3">itate</text:span> -tas | -tà | -édulité | -ty | -tät. </text:p>
        </text:list-item>
        <text:list-item>
          <text:p text:style-name="P88"><text:span text:style-name="T3">crema</text:span> -o | -are | -émer | -ate. = torre, arde, incende. </text:p>
        </text:list-item>
        <text:list-item>
          <text:p text:style-name="P88"><text:span text:style-name="T3">crematione</text:span> 100 | -zione | crémation | -tion | -tion. = ton crema. </text:p>
        </text:list-item>
        <text:list-item>
          <text:p text:style-name="P88"><text:span text:style-name="T3">crena</text:span> (Plinio; es dubio) | <text:span text:style-name="T5">tacca</text:span> | cran | crena, cranny. </text:p>
        </text:list-item>
        <text:list-item>
          <text:p text:style-name="P88">—<text:span text:style-name="T3">ato</text:span> | -ato | crénelé | -ate. </text:p>
        </text:list-item>
        <text:list-item>
          <text:p text:style-name="P88"><text:span text:style-name="T3">creosoto</text:span> | -soto | créosote | -sote | -sot. = liquido antiseptico ex pice, que conserva carne ab putrefactione. ⊂ G. cré(as) [carne] -o- so [s <text:span text:style-name="T3">ō</text:span>zō = salva, conserva] -to. </text:p>
        </text:list-item>
        <text:list-item>
          <text:p text:style-name="P88"><text:span text:style-name="T3">crepa</text:span> -o | -are | crever | <text:span text:style-name="T5">to crack</text:span> | -ieren. ⊃ crepita, decrepito, discrepa. </text:p>
        </text:list-item>
        <text:list-item>
          <text:p text:style-name="P88"><text:span text:style-name="T3">crepita</text:span> -ĭto | -tare | crépiter | -tate | -tieren. ⊂ crep(a) | -ita. </text:p>
        </text:list-item>
        <text:list-item>
          <text:p text:style-name="P88">—<text:span text:style-name="T3">tione</text:span> | -zione | -tion | -tion | -tion. </text:p>
        </text:list-item>
        <text:list-item>
          <text:p text:style-name="P88"><text:span text:style-name="T3">crepusculo</text:span> -ŭlum | -scolo | crépuscule | -scule. </text:p>
        </text:list-item>
        <text:list-item>
          <text:p text:style-name="P88">—<text:span text:style-name="T3">are</text:span> | -olare | crépusculaire | -ulous | -ular. </text:p>
        </text:list-item>
        <text:list-item>
          <text:p text:style-name="P88"><text:span text:style-name="T3">CRESCE</text:span> -o | -ere | croître | increase | <text:span text:style-name="T5">wachsen</text:span> | H. crecer | P. crescer. = fi magno, fi alto. ⊂ cre -sce. </text:p>
        </text:list-item>
        <text:list-item>
          <text:p text:style-name="P88">—<text:span text:style-name="T3">nte</text:span> | -ente | croissant | -ent | -ent. </text:p>
        </text:list-item>
        <text:list-item>
          <text:p text:style-name="P88">—<text:span text:style-name="T3">ntia</text:span> -a | -enza | croissance | | -enz. </text:p>
        </text:list-item>
        <text:list-item>
          <text:p text:style-name="P88"><text:span text:style-name="T3">creta</text:span> -a | creta | craie | <text:span text:style-name="T5">chalk</text:span> | Kreide. = carbonato de calce amorpho. </text:p>
        </text:list-item>
        <text:list-item>
          <text:p text:style-name="P88">—<text:span text:style-name="T3">aceo</text:span> 100 | -ceo | crétacé | -ceous. </text:p>
        </text:list-item>
        <text:list-item>
          <text:p text:style-name="P88">creto -us = que e cre(sce), nato. </text:p>
        </text:list-item>
        <text:list-item>
          <text:p text:style-name="P88">— 400 = re quem cribro cerne, cribrato. ⊃ de—, dis—, ex—, se—. </text:p>
        </text:list-item>
        <text:list-item>
          <text:p text:style-name="P88">E. <text:span text:style-name="T3">cri</text:span> = cerne. ⊃ L. cerne, certo, discrimine, cribro, decreto, secreto; G. crisi, criterio, critico; Got. hrains, D. rein = puro. </text:p>
        </text:list-item>
        <text:list-item>
          <text:p text:style-name="P88"><text:span text:style-name="T3">cribra</text:span> 100 | crivellare | cribler | to cribble. = opera per cribro. </text:p>
        </text:list-item>
        <text:list-item>
          <text:p text:style-name="P88"><text:soft-page-break/><text:span text:style-name="T3">cribro</text:span> -um | crivello | crible | <text:span text:style-name="T5">sieve</text:span>, cribble | <text:span text:style-name="T5">Sieb</text:span>. ⊂ cri -bro. </text:p>
        </text:list-item>
        <text:list-item>
          <text:p text:style-name="P88"><text:span text:style-name="T3">crimine</text:span> -men -mĭn- | -mine | -me | -me | <text:span text:style-name="T5">Verbrechen</text:span>. ⊂ cri -mine. </text:p>
        </text:list-item>
        <text:list-item>
          <text:p text:style-name="P88">—<text:span text:style-name="T3">ale</text:span> 600 | -ale | -el | -al | -al. </text:p>
        </text:list-item>
        <text:list-item>
          <text:p text:style-name="P88">—<text:span text:style-name="T3">oso</text:span> -us | -oso | -el | -ous. </text:p>
        </text:list-item>
        <text:list-item>
          <text:p text:style-name="P88"><text:span text:style-name="T3">crine</text:span> -is | crine | crin, crinière | <text:span text:style-name="T5">hair</text:span> (crinoline, crinose) | <text:span text:style-name="T5">Haar</text:span> (crinoline). = capillo. </text:p>
        </text:list-item>
        <text:list-item>
          <text:p text:style-name="P88"><text:span text:style-name="T3">crisi</text:span> 100 | -si | -se | -sis | -sis. ⊂ G. crísis ⊂ cri -si. </text:p>
        </text:list-item>
        <text:list-item>
          <text:p text:style-name="P88"><text:span text:style-name="T3">crispa</text:span> -o | increspare | crisper, crêper | to crisp, to crape | -ieren. = fac crispo. </text:p>
        </text:list-item>
        <text:list-item>
          <text:p text:style-name="P88">—<text:span text:style-name="T3">tione</text:span> | increspazione | -tion | -tion | -tion. </text:p>
        </text:list-item>
        <text:list-item>
          <text:p text:style-name="P88"><text:span text:style-name="T3">crispo</text:span> -us | crespo, <text:span text:style-name="T5">ricciuto</text:span> | crêpe, crépu | crisp, crape | krepp, <text:span text:style-name="T5">kraus</text:span>. </text:p>
        </text:list-item>
        <text:list-item>
          <text:p text:style-name="P88"><text:span text:style-name="T3">crista</text:span> -a | cresta | crête | crest | <text:span text:style-name="T5">Kamm</text:span>. </text:p>
        </text:list-item>
        <text:list-item>
          <text:p text:style-name="P88"><text:span text:style-name="T3">criterio</text:span> | -rio | -érium | -rion | -rium. ⊂ G. crit <text:span text:style-name="T3">ē</text:span>rion ⊂ cri -ter -io. </text:p>
        </text:list-item>
        <text:list-item>
          <text:p text:style-name="P88"><text:span text:style-name="T3">critica</text:span> -ĭca | -ca | -que | -que | Kritik. ⊂ critic(o) -a [arte]. </text:p>
        </text:list-item>
        <text:list-item>
          <text:p text:style-name="P88">—<text:span text:style-name="T3">a</text:span> -ĭco | -care | -quer | -cize | -sieren. = fac critica, examina. </text:p>
        </text:list-item>
        <text:list-item>
          <text:p text:style-name="P88"><text:span text:style-name="T3">critico</text:span> -ĭcus | -ico | -ique, -iqueur | -ic | -tisch, -tikus, -tiker. ⊂ G. -icós. ⊂ cri -tico. </text:p>
        </text:list-item>
        <text:list-item>
          <text:p text:style-name="P88"><text:span text:style-name="T3">croco</text:span> -us | croco, <text:span text:style-name="T5">zafferano</text:span> | crocus | crocus | Krokus. = Bot. « crocus sativus ». ⊂ G. crócos. </text:p>
        </text:list-item>
        <text:list-item>
          <text:p text:style-name="P88"><text:span text:style-name="T3">crocodilo</text:span> ī 100 | coccodrillo | -dile | -dile | -dil. = Zool. « crocodilus vulgaris ». ⊂ G. crocódeilos. </text:p>
        </text:list-item>
        <text:list-item>
          <text:p text:style-name="P88">E. cru = <text:span text:style-name="T5">es</text:span>cru <text:span text:style-name="T5">ento</text:span>, <text:span text:style-name="T5">es</text:span>cru <text:span text:style-name="T5">do</text:span>, <text:span text:style-name="T5">habe</text:span>cru <text:span text:style-name="T5">ore</text:span>. ⊃ G. creas, creo(soto). </text:p>
        </text:list-item>
        <text:list-item>
          <text:p text:style-name="P88"><text:span text:style-name="T3">CRUCE</text:span> crux | croce | croix | cross | Kreuz. </text:p>
        </text:list-item>
        <text:list-item>
          <text:p text:style-name="P88"><text:span text:style-name="T3">crucia</text:span> -o | crucciare | | -ate | kreuzigen. = afflige, tormenta, pone in cruce. </text:p>
        </text:list-item>
        <text:list-item>
          <text:p text:style-name="P88">— M | incrociare | croiser | cross, cruise | kreuzen. = da forma de cruce. </text:p>
        </text:list-item>
        <text:list-item>
          <text:p text:style-name="P88"><text:span text:style-name="T3">crucifera</text:span> -ĕro | crocifera | -fère | -ferous | -feren. = planta que fer flores in forma de cruce; p. ex. « rapa, sinapi ». </text:p>
        </text:list-item>
        <text:list-item>
          <text:p text:style-name="P88"><text:span text:style-name="T3">crucifige</text:span> 200 | crocifiggere | -fier | -fy. = fige ad cruce. </text:p>
        </text:list-item>
        <text:list-item>
          <text:p text:style-name="P88"><text:span text:style-name="T3">crucifixo</text:span> 100 | crocifisso | -fix, -fié | -fix, -fied | -fix. = quem crucifige. </text:p>
        </text:list-item>
        <text:list-item>
          <text:p text:style-name="P88">—<text:span text:style-name="T3">ione</text:span> | crocifissione | -xion | -xion. </text:p>
        </text:list-item>
        <text:list-item>
          <text:p text:style-name="P88"><text:span text:style-name="T3">crudele</text:span> -is | -dele | cruel | cruel | -del. = crudo. </text:p>
        </text:list-item>
        <text:list-item>
          <text:p text:style-name="P88"><text:span text:style-name="T3">crudelitate</text:span> -tas | -ltà | cruauté | cruelty | -lität. = to es crudele. </text:p>
        </text:list-item>
        <text:list-item>
          <text:p text:style-name="P88"><text:span text:style-name="T3">CRUDO</text:span> -us | crudo | cru | crude, raw | roh. = ne cocto, cum cruore. ⊂ E. cru. ⊃ A. <text:span text:style-name="T5">antiquo</text:span> hreaw, A. raw, D. roh. </text:p>
        </text:list-item>
        <text:list-item>
          <text:p text:style-name="P88">—<text:span text:style-name="T3">itate</text:span> -tas | -ezza, -ità | -ité | -ity | -ität. </text:p>
        </text:list-item>
        <text:list-item>
          <text:p text:style-name="P88"><text:span text:style-name="T3">cruento</text:span> -us | cruento. = cum cruore. </text:p>
        </text:list-item>
        <text:list-item>
          <text:p text:style-name="P88"><text:span text:style-name="T3">cruore</text:span> -or | <text:span text:style-name="T5">sangue</text:span> | cruor | cruor | Cruor. = sanguine. ⊂ E. cru. ⊃ R. krovï = cruore. </text:p>
        </text:list-item>
        <text:list-item>
          <text:p text:style-name="P88"><text:span text:style-name="T3">crure</text:span> crus | <text:span text:style-name="T5">gamba</text:span> | <text:span text:style-name="T5">jambe</text:span> | <text:span text:style-name="T5">leg</text:span> | <text:span text:style-name="T5">Schenkel</text:span>. = tibia. </text:p>
        </text:list-item>
        <text:list-item>
          <text:p text:style-name="P88">—<text:span text:style-name="T3">ale</text:span> 300 | -ale | -al | -al | -al. </text:p>
        </text:list-item>
        <text:list-item>
          <text:p text:style-name="P88"><text:span text:style-name="T3">crusta</text:span> -a | crosta | croûte | crust | Kruste. ⊃ in—. ⊂ E. ⊃ G. crystallo. </text:p>
        </text:list-item>
        <text:list-item>
          <text:p text:style-name="P88">—<text:span text:style-name="T3">aceo</text:span> | crostaceo | -ces | -ceous | -ceen. = animale cum crusta. </text:p>
        </text:list-item>
        <text:list-item>
          <text:p text:style-name="P88"><text:soft-page-break/><text:span text:style-name="T3">crypta</text:span> 100 | cripta, grotta | crypte, grotte | crypt, grot | Crypta, Grotte, Gruft. ⊂ G. crúptē ⊂ crypt(o) -a. </text:p>
        </text:list-item>
        <text:list-item>
          <text:p text:style-name="P88"><text:span text:style-name="T3">crypto,</text:span> G. -ós. = celato, secreto, clandestino. </text:p>
        </text:list-item>
        <text:list-item>
          <text:p text:style-name="P88">—<text:span text:style-name="T3">gama</text:span> | crittogama | -game | -gam | -gamisch. = vegetale cum organos de reproductione, celato. ⊂ crypto gamo [nuptia]. </text:p>
        </text:list-item>
        <text:list-item>
          <text:p text:style-name="P88">—<text:span text:style-name="T3">graphia</text:span> | crittografia | -phie | -phy | -phie. = scriptura secreto. </text:p>
        </text:list-item>
        <text:list-item>
          <text:p text:style-name="P88"><text:span text:style-name="T3">crystallo</text:span> 100 | cristallo | cristal | crystal | Kristall. ⊂ G. crústallos ⊂ E. ⊃ L. crusta. </text:p>
        </text:list-item>
        <text:list-item>
          <text:p text:style-name="P88">—<text:span text:style-name="T3">ino</text:span> ĭ 100 | cristallino | cristallin | -ine | -inisch. ⊂ G. -állinos. </text:p>
        </text:list-item>
        <text:list-item>
          <text:p text:style-name="P88">—<text:span text:style-name="T3">iza</text:span> | cristallizzare | cristalliser | -ize | -isieren. ⊂ G. crustallízō. </text:p>
        </text:list-item>
        <text:list-item>
          <text:p text:style-name="P88">——<text:span text:style-name="T3">tione</text:span> | -izzazione | -isation | -ization | -isation. </text:p>
        </text:list-item>
        <text:list-item>
          <text:p text:style-name="P88">—<text:span text:style-name="T3">ographia</text:span> | cristallografia | cristallographie | -phy | -phie. </text:p>
        </text:list-item>
        <text:list-item>
          <text:p text:style-name="P88"><text:span text:style-name="T3">cuba</text:span> -o = jace. ⊃ cubile, cubiculo, cuna, concubina, incubatione, incubo, procumbe, succumbe. </text:p>
        </text:list-item>
        <text:list-item>
          <text:p text:style-name="P88">cuba M | covare | couver | to cove, <text:span text:style-name="T5">to brood</text:span>, <text:span text:style-name="T5">brüten</text:span>. = incuba. </text:p>
        </text:list-item>
        <text:list-item>
          <text:p text:style-name="P88"><text:span text:style-name="T3">cuba</text:span> N | -are | -er | -e | -ieren. = reduc volumine de solido ad cubo. </text:p>
        </text:list-item>
        <text:list-item>
          <text:p text:style-name="P88">—<text:span text:style-name="T3">tura</text:span> | -tura | -ge, -ture | -ture | -tur. = volumine, reducto ad cubo. </text:p>
        </text:list-item>
        <text:list-item>
          <text:p text:style-name="P88"><text:span text:style-name="T3">cubico</text:span> ĭ 100 | -ico | -ique | -ic | -ik. = in forma de cubo. ⊂ G. cubicós. </text:p>
        </text:list-item>
        <text:list-item>
          <text:p text:style-name="P88"><text:span text:style-name="T3">cubito</text:span> ĭ 100 | gomito, cubito | cubitus, coude | cubit | Cubitus. = curvatura de brachio; osse majore de ante-brachio; mensura de 44 ad 50 cm. </text:p>
        </text:list-item>
        <text:list-item>
          <text:p text:style-name="P88"><text:span text:style-name="T3">cubo</text:span> 100 | cubo | cube | cube | Kubus. ⊃ cubatura, cubico. ⊂ G. cúbos. </text:p>
        </text:list-item>
        <text:list-item>
          <text:p text:style-name="P88"><text:span text:style-name="T3">cuculo</text:span> ū -us | cúculo | coucou | cuckoo | Kuckuck. = Zool. « cucūlus canorus ». </text:p>
        </text:list-item>
        <text:list-item>
          <text:p text:style-name="P88"><text:span text:style-name="T3">cucumere</text:span> -mis -mĕr- | cocomero | cocombre | cucumber | Kukumer. = Bot. « cucumis sativus ». </text:p>
        </text:list-item>
        <text:list-item>
          <text:p text:style-name="P88"><text:span text:style-name="T3">cucurbita</text:span> ĭ 100 | zucca, cucuzza | courge | gourd | Kürbis. = Bot. « cucurbita pepo ». </text:p>
        </text:list-item>
        <text:list-item>
          <text:p text:style-name="P88"><text:span text:style-name="T3">cude</text:span> -o | <text:span text:style-name="T5">battere</text:span>, <text:span text:style-name="T5">coniare</text:span>, <text:span text:style-name="T5">stampare</text:span> | <text:span text:style-name="T5">forger</text:span>, <text:span text:style-name="T5">frapper</text:span> | <text:span text:style-name="T5">to coin</text:span> | <text:span text:style-name="T5">schmieden</text:span>, <text:span text:style-name="T5">schlagen</text:span>. ⊃ incude, excude. ⊂ E. cu ⊃ R. kovatï; A. hew, D. hauen = cæde. </text:p>
        </text:list-item>
        <text:list-item>
          <text:p text:style-name="P88"><text:span text:style-name="T3">culina</text:span> ī -a | cucina | cuisine | kitchen | Küche. =loco, arte de coque. ⊂ coque -ile -ine. </text:p>
        </text:list-item>
        <text:list-item>
          <text:p text:style-name="P88">—<text:span text:style-name="T3">ario</text:span> 200 | -ario | -aire | -ary | -arish. </text:p>
        </text:list-item>
        <text:list-item>
          <text:p text:style-name="P88"><text:span text:style-name="T3">culcita</text:span> -ĭta | cuscino | coussin | cushion | Kissen. Ullo etymologo deriva F. <text:span text:style-name="T5">coussin</text:span> ex <text:span text:style-name="T5">coxino</text:span>. </text:p>
        </text:list-item>
        <text:list-item>
          <text:p text:style-name="P88"><text:span text:style-name="T3">culice</text:span> culex -ĭc- | <text:span text:style-name="T5">zanzara</text:span> | cousin | <text:span text:style-name="T5">gnat</text:span> | <text:span text:style-name="T5">Mücke</text:span>. = Zool. « culex pipiens ». </text:p>
        </text:list-item>
        <text:list-item>
          <text:p text:style-name="P88"><text:span text:style-name="T3">culmine</text:span> -men -mĭn- | culmine, colmo | <text:span text:style-name="T5">sommet</text:span>, <text:span text:style-name="T5">comble</text:span> | culmen | Kulm. ⊃ -a. ⊂ cel(so) -mine. ⊂ E. ⊃ R. cholm = colle. </text:p>
        </text:list-item>
        <text:list-item>
          <text:p text:style-name="P88">—<text:span text:style-name="T3">a</text:span> -ĭno | -are | -er | -ate | -ieren. </text:p>
        </text:list-item>
        <text:list-item>
          <text:p text:style-name="P88">—<text:span text:style-name="T3">ante</text:span> | -ante | -ant | -ant. </text:p>
        </text:list-item>
        <text:list-item>
          <text:p text:style-name="P88">—<text:span text:style-name="T3">atione</text:span> | -zione | -tion | -tion | -tion. </text:p>
        </text:list-item>
        <text:list-item>
          <text:p text:style-name="P88"><text:span text:style-name="T3">culpa</text:span> -a | colpa | <text:span text:style-name="T5">faute</text:span> | <text:span text:style-name="T5">fault</text:span> | <text:span text:style-name="T5">Shuld</text:span>. </text:p>
        </text:list-item>
        <text:list-item>
          <text:p text:style-name="P88">—<text:span text:style-name="T3">bile</text:span> ĭ 200 | colpevole | coupable | -ble | -bel. </text:p>
        </text:list-item>
        <text:list-item>
          <text:p text:style-name="P88"><text:soft-page-break/>——<text:span text:style-name="T3">itate</text:span> | colpabilità | -té | -ty | -tät. </text:p>
        </text:list-item>
        <text:list-item>
          <text:p text:style-name="P88"><text:span text:style-name="T3">cultello</text:span> -us = parvo cultro. </text:p>
        </text:list-item>
        <text:list-item>
          <text:p text:style-name="P88"><text:span text:style-name="T3">cultore</text:span> -tor | -tore, coltivatore | -tivateur | -tivator | -tivator. = qui cole. </text:p>
        </text:list-item>
        <text:list-item>
          <text:p text:style-name="P88"><text:span text:style-name="T3">cultro</text:span> -ter | coltro, coltello | coutre, couteau | <text:span text:style-name="T5">knife</text:span>, colter, coulter | <text:span text:style-name="T5">Messer</text:span>. </text:p>
        </text:list-item>
        <text:list-item>
          <text:p text:style-name="P88"><text:span text:style-name="T3">cultu</text:span> -us | culto | culte | cult | Kultus, Kult. ⊂ col(e) -tu. </text:p>
        </text:list-item>
        <text:list-item>
          <text:p text:style-name="P88"><text:span text:style-name="T3">cultura</text:span> -a | -ra | -ure, -ivation | -ure, -ivation | -ur, -ivation. ⊂ ton cole. </text:p>
        </text:list-item>
        <text:list-item>
          <text:p text:style-name="P88"><text:span text:style-name="T3">CUM</text:span> cum | con | <text:span text:style-name="T5">avec</text:span> | <text:span text:style-name="T5">with</text:span> | <text:span text:style-name="T5">mit</text:span>. ⊃ co- col- com- con- cor- = ne sine, habente, simul. </text:p>
        </text:list-item>
        <text:list-item>
          <text:p text:style-name="P88"><text:span text:style-name="T3">cumula</text:span> -ŭlo | -are, colmare | accumuler, -ler, combler | -ate | -ieren. ⊃ accumula. ⊂ cumul(o) -a. </text:p>
        </text:list-item>
        <text:list-item>
          <text:p text:style-name="P88">—<text:span text:style-name="T3">tione</text:span> 400 | -zione | -tion | -tion | -tion. </text:p>
        </text:list-item>
        <text:list-item>
          <text:p text:style-name="P88"><text:span text:style-name="T3">cumulo</text:span> -ŭlus | -ulo | -ul, comble | -lus | -lus. </text:p>
        </text:list-item>
        <text:list-item>
          <text:p text:style-name="P88"><text:span text:style-name="T3">cuna</text:span> (-ae -arum) | culla, cuna | <text:span text:style-name="T5">berceau</text:span> | <text:span text:style-name="T5">cradle</text:span> | <text:span text:style-name="T5">Wiege</text:span>. </text:p>
        </text:list-item>
        <text:list-item>
          <text:p text:style-name="P88"><text:span text:style-name="T3">cuncta</text:span> -or = hæsita, retarda, differ, mora. </text:p>
        </text:list-item>
        <text:list-item>
          <text:p text:style-name="P88">—<text:span text:style-name="T3">tione</text:span> | | -tion | -tion | -tion. </text:p>
        </text:list-item>
        <text:list-item>
          <text:p text:style-name="P88">—<text:span text:style-name="T3">tore</text:span> | | -teur | -tor | -tor. </text:p>
        </text:list-item>
        <text:list-item>
          <text:p text:style-name="P88"><text:span text:style-name="T3">cuneo</text:span> -us | cuneo | coin | coin | <text:span text:style-name="T5">Keil</text:span>. </text:p>
        </text:list-item>
        <text:list-item>
          <text:p text:style-name="P88"><text:span text:style-name="T3">cuniculo</text:span> -ŭlus | coniglio | <text:span text:style-name="T5">lapin</text:span> | coney, cony | Kaninchen. = Zool. «lepus cuniculus». </text:p>
        </text:list-item>
        <text:list-item>
          <text:p text:style-name="P88"><text:span text:style-name="T3">cupa</text:span> -a | <text:span text:style-name="T5">botte</text:span>, <text:span text:style-name="T5">tino</text:span> | cuve | coop | <text:span text:style-name="T5">Fass</text:span>, Kufe. = magno vase ex ligno, pro vino. </text:p>
        </text:list-item>
        <text:list-item>
          <text:p text:style-name="P88">— M | coppa | coupe | cup. = poculo. ⊃ cupula; D. Kopf = capite; F. coiffe, I. cuffia = veste de capite. ⊂ E. ⊃ G. cymba. </text:p>
        </text:list-item>
        <text:list-item>
          <text:p text:style-name="P88"><text:span text:style-name="T3">CUPE</text:span> -io | <text:span text:style-name="T5">bramare</text:span> | convoiter | <text:span text:style-name="T5">to long for</text:span> | <text:span text:style-name="T5">begehren</text:span>. = es cupido, concupisce, desidera, ama. </text:p>
        </text:list-item>
        <text:list-item>
          <text:p text:style-name="P88"><text:span text:style-name="T3">cupidine</text:span> Cupīdo -idĭn-| -dine, -do | -don | -id | -ido. = to cupe, deo de amore. </text:p>
        </text:list-item>
        <text:list-item>
          <text:p text:style-name="P88"><text:span text:style-name="T3">cupido</text:span> -ĭdus | -ido | -ide | -id. = que cupe. </text:p>
        </text:list-item>
        <text:list-item>
          <text:p text:style-name="P88">—<text:span text:style-name="T3">itate</text:span> -tas | -tà | -té | -ty | -tät. = to cupe. </text:p>
        </text:list-item>
        <text:list-item>
          <text:p text:style-name="P88"><text:span text:style-name="T3">cupro</text:span> 100 | <text:span text:style-name="T5">rame</text:span> | cuivre | copper | Kupfer. = metallo, in Chemia « Cu ». ⊂ G. cúprion = de Cypro. </text:p>
        </text:list-item>
        <text:list-item>
          <text:p text:style-name="P88"><text:span text:style-name="T3">cupula</text:span> -ŭla (Catone) = parvo cupa. </text:p>
        </text:list-item>
        <text:list-item>
          <text:p text:style-name="P88">— | cupola | coupole | cupola | Kuppel. = tecto de domo, in forma de cupa. </text:p>
        </text:list-item>
        <text:list-item>
          <text:p text:style-name="P88">L. cur = quare. </text:p>
        </text:list-item>
        <text:list-item>
          <text:p text:style-name="P88"><text:span text:style-name="T3">cura</text:span> -a | cura | <text:span text:style-name="T5">soin</text:span> | <text:span text:style-name="T5">care</text:span> | <text:span text:style-name="T5">Sorge</text:span>. = applicatione, attentione, labore, diligentia. ⊃ procura, curioso, incuria, securo, assecura. </text:p>
        </text:list-item>
        <text:list-item>
          <text:p text:style-name="P88">— 100 (de medico) | cura | cure | cure | Kur. </text:p>
        </text:list-item>
        <text:list-item>
          <text:p text:style-name="P88">— -o | -are | <text:span text:style-name="T5">avoir</text:span> cure, <text:span text:style-name="T5">soigner</text:span> | to cure, to care | -ieren. ⊃ F. curer = purga. </text:p>
        </text:list-item>
        <text:list-item>
          <text:p text:style-name="P88">—<text:span text:style-name="T3">bile</text:span> -ĭlis | -bile | -ble | -ble | -bel. = quem pote cura. </text:p>
        </text:list-item>
        <text:list-item>
          <text:p text:style-name="P88">—— 100 = que pote cura. </text:p>
        </text:list-item>
        <text:list-item>
          <text:p text:style-name="P88">——<text:span text:style-name="T3">itate</text:span> | -ità | -ité | -ity | -ität. </text:p>
        </text:list-item>
        <text:list-item>
          <text:p text:style-name="P88">—<text:span text:style-name="T3">tione</text:span> -tio | | -tion | | -tion. = cura. </text:p>
        </text:list-item>
        <text:list-item>
          <text:p text:style-name="P88"><text:soft-page-break/>—<text:span text:style-name="T3">tivo</text:span> | -tivo | -tif | -tive | -tiv. </text:p>
        </text:list-item>
        <text:list-item>
          <text:p text:style-name="P88">—to -us = facto cum cura, accurato. </text:p>
        </text:list-item>
        <text:list-item>
          <text:p text:style-name="P88">—<text:span text:style-name="T3">to</text:span> | -ato | -é | -ate | -at. = sacerdote que habe cura de animas. </text:p>
        </text:list-item>
        <text:list-item>
          <text:p text:style-name="P88">—<text:span text:style-name="T3">tore</text:span> -tor | -tore | -teur | -tor | -tor. </text:p>
        </text:list-item>
        <text:list-item>
          <text:p text:style-name="P88"><text:span text:style-name="T3">curia</text:span> -a | curia | curie | curia | Kurie. = senatu, tribunale. ⊂ co- vir- -ia. </text:p>
        </text:list-item>
        <text:list-item>
          <text:p text:style-name="P88"><text:span text:style-name="T3">curioso</text:span> -us | -oso | -eux | -ous | -os. ⊂ cura. </text:p>
        </text:list-item>
        <text:list-item>
          <text:p text:style-name="P88">—<text:span text:style-name="T3">itate</text:span> -tas | -tà | -té | -ty | -tät. </text:p>
        </text:list-item>
        <text:list-item>
          <text:p text:style-name="P88"><text:span text:style-name="T3">CURRE</text:span> -o | correre | courir | <text:span text:style-name="T5">to run</text:span> | <text:span text:style-name="T5">laufen</text:span>. = i veloce. ⊃ currente, cursu, cursivo, con—, de—, dis—, ex—, in—, oc—, per—, præ—, re—, suc—. </text:p>
        </text:list-item>
        <text:list-item>
          <text:p text:style-name="P88">—<text:span text:style-name="T3">ente</text:span> -ens | corrente | courant | current | -ent. </text:p>
        </text:list-item>
        <text:list-item>
          <text:p text:style-name="P88"><text:span text:style-name="T3">curriculo</text:span> -ŭlum | carriera | carrière | curriculum, career | Curriculum. = cursu; historia de vita. </text:p>
        </text:list-item>
        <text:list-item>
          <text:p text:style-name="P88">-um | | -cle | -cle. = parvo curru. </text:p>
        </text:list-item>
        <text:list-item>
          <text:p text:style-name="P88"><text:span text:style-name="T3">curru</text:span> -us | carro | char | car. = vectura. ⊂ curr(e) -u. </text:p>
        </text:list-item>
        <text:list-item>
          <text:p text:style-name="P88"><text:span text:style-name="T3">cursivo</text:span> | corsivo | -if | cursive | -iv. = scriptura currente, vocato etiam « italico ». </text:p>
        </text:list-item>
        <text:list-item>
          <text:p text:style-name="P88"><text:span text:style-name="T3">cursore</text:span> -sor | corridore, corsiere | coureur, coursier | courser, <text:span text:style-name="T5">racer</text:span> | Cursor. = que curre. </text:p>
        </text:list-item>
        <text:list-item>
          <text:p text:style-name="P88"><text:span text:style-name="T3">cursu</text:span> -us | corso, -a | cours, course | course | Cursus, Kurs. = ton curre. </text:p>
        </text:list-item>
        <text:list-item>
          <text:p text:style-name="P88"><text:span text:style-name="T3">curto</text:span> -us = truncato, rupto, mutilato. </text:p>
        </text:list-item>
        <text:list-item>
          <text:p text:style-name="P88">— M | corto | court | short | kurz. = breve. </text:p>
        </text:list-item>
        <text:list-item>
          <text:p text:style-name="P88"><text:span text:style-name="T3">curva</text:span> (linea, <text:span text:style-name="T5">fem. de</text:span> curvo) | curva | courbe | curve | Curve. </text:p>
        </text:list-item>
        <text:list-item>
          <text:p text:style-name="P88"><text:span text:style-name="T3">curva</text:span> -o | -are | courber | to curve. = incurva, redde curvo. </text:p>
        </text:list-item>
        <text:list-item>
          <text:p text:style-name="P88">—<text:span text:style-name="T3">tione</text:span> 100 | | -ation | -ation | -ation. </text:p>
        </text:list-item>
        <text:list-item>
          <text:p text:style-name="P88">—<text:span text:style-name="T3">tura</text:span> -a | -ura | courbure | -ure | -ur. </text:p>
        </text:list-item>
        <text:list-item>
          <text:p text:style-name="P88"><text:span text:style-name="T3">CURVO</text:span> -us | curvo | courbe | curve | <text:span text:style-name="T5">krumm</text:span>. ⊃ curva. ⊂ E. ⊃ L. circo, G. corona; R. krivoj [curvo]. </text:p>
        </text:list-item>
        <text:list-item>
          <text:p text:style-name="P88"><text:span text:style-name="T3">custode</text:span> -tos | -tode, <text:span text:style-name="T5">guardia</text:span> | -tode | -tos -todes | -tos -toden, Küster. </text:p>
        </text:list-item>
        <text:list-item>
          <text:p text:style-name="P88">—<text:span text:style-name="T3">ia</text:span> -ĭa | -dia | -die | -dy | -die. </text:p>
        </text:list-item>
        <text:list-item>
          <text:p text:style-name="P88"><text:span text:style-name="T3">CUTE</text:span> -is | cute, cotenna | cuticule | hide | Haut. = pelle. ⊂ E. ⊃ A. D. </text:p>
        </text:list-item>
        <text:list-item>
          <text:p text:style-name="P88">—<text:span text:style-name="T3">aneo</text:span> | -neo | -né | -neous. </text:p>
        </text:list-item>
        <text:list-item>
          <text:p text:style-name="P88">—<text:span text:style-name="T3">icula</text:span> -ŭla | -cola | -cule | -cle | -cula. </text:p>
        </text:list-item>
        <text:list-item>
          <text:p text:style-name="P88"><text:span text:style-name="T3">cyano-,</text:span> G. cúanos = cæruleo. </text:p>
        </text:list-item>
        <text:list-item>
          <text:p text:style-name="P88">— 100 = Bot. « centaurea cyanus ». </text:p>
        </text:list-item>
        <text:list-item>
          <text:p text:style-name="P88">—<text:span text:style-name="T3">geno</text:span> ĕ | cianogeno | -gène | -gen | Cyan. = gas cæruleo, composito ex carbonio et azoto. ⊂ cyano gene. </text:p>
        </text:list-item>
        <text:list-item>
          <text:p text:style-name="P88"><text:span text:style-name="T3">cyclamine</text:span> -men -mĭn- | ciclamino | -men | -men | -men, <text:span text:style-name="T5">Alpenveilchen</text:span>. = Bot. « cyclamen europæum ». </text:p>
        </text:list-item>
        <text:list-item>
          <text:p text:style-name="P88"><text:span text:style-name="T3">cyclo</text:span> | ciclo | cycle | cycle | Cyclus. = circulo, periodo de tempore. ⊃ cycloide, cyclone, epicyclo, bicyclo, cyclista, cyclico. ⊂ G. cúclos. </text:p>
        </text:list-item>
        <text:list-item>
          <text:p text:style-name="P88">—<text:span text:style-name="T3">ico</text:span> -ĭcus | ciclico | -ique | -ic | -isch. = circulare, de cyclo. ⊂ G. -icós. </text:p>
        </text:list-item>
        <text:list-item>
          <text:p text:style-name="P88"><text:soft-page-break/>—<text:span text:style-name="T3">ista</text:span> | ciclista | -iste | -ist. = qui i per bicyclo. </text:p>
        </text:list-item>
        <text:list-item>
          <text:p text:style-name="P88">—<text:span text:style-name="T3">oide</text:span> ī | ciclòide | -oïde | -oid | -oide. = curva genito ab cyclo rotante. </text:p>
        </text:list-item>
        <text:list-item>
          <text:p text:style-name="P88">—<text:span text:style-name="T3">one</text:span> | ciclone | -one | -one | -on. = tempestate que move in cyclo. </text:p>
        </text:list-item>
        <text:list-item>
          <text:p text:style-name="P88">—<text:span text:style-name="T3">ope</text:span> -es | ciclope | -ope | -ops | -op. ⊂ G. cúclōps. = gigantes cum uno solo oculo [op] circulare [cyclo]. </text:p>
        </text:list-item>
        <text:list-item>
          <text:p text:style-name="P88">——<text:span text:style-name="T3">ico</text:span> -ĭcus | ciclopico | -pique | -pic | -pisch. = (constructione) de gigante. ⊂ G. - <text:span text:style-name="T3">ō</text:span>picós. </text:p>
        </text:list-item>
        <text:list-item>
          <text:p text:style-name="P88"><text:span text:style-name="T3">cycno</text:span> -us | cigno | cygne | <text:span text:style-name="T5">swan</text:span> | <text:span text:style-name="T5">Schwan</text:span>. = Zool. « cycnus olor ». ⊂ G. cúcnos. </text:p>
        </text:list-item>
        <text:list-item>
          <text:p text:style-name="P88"><text:span text:style-name="T3">cylindro</text:span> -us | cilindro | -dre | -der | -der. ⊂ G. cúlindros. </text:p>
        </text:list-item>
        <text:list-item>
          <text:p text:style-name="P88">—<text:span text:style-name="T3">ico</text:span> | cilindrico | -ique | -ic | -isch. </text:p>
        </text:list-item>
        <text:list-item>
          <text:p text:style-name="P88">cymba -a = parvo navi. ⊂ G. cúmbē = vase, poculo. || L. cupa. ⊃ cymbalo. </text:p>
        </text:list-item>
        <text:list-item>
          <text:p text:style-name="P88"><text:span text:style-name="T3">cymbalo</text:span> -ălum | cembalo | -bale | -bal | -bal, Zimbel. ⊂ G. cúmbalon. ⊂ cymba. = instrumento musicale ex cupro. </text:p>
        </text:list-item>
        <text:list-item>
          <text:p text:style-name="P88">cyn, cúōn =|| cane. ⊃ cynico, cynocephalo. </text:p>
        </text:list-item>
        <text:list-item>
          <text:p text:style-name="P88"><text:span text:style-name="T3">cynegetica</text:span> | cinegetica | -tique | -tics | -tik. = arte de duc canes venatorio. ⊂ G. cunēgētic <text:span text:style-name="T3">ē</text:span> ⊂ cyn age -tic(o) -a. </text:p>
        </text:list-item>
        <text:list-item>
          <text:p text:style-name="P88"><text:span text:style-name="T3">cynico</text:span> -ĭcus | cinico | -ique | -ic | -isch, -iker. = de cane, philosophos que seque Diogene. ⊂ G. ⊂ -icós. ⊂ cyn -ĭco. </text:p>
        </text:list-item>
        <text:list-item>
          <text:p text:style-name="P88"><text:span text:style-name="T3">cynismo</text:span> | cinismo | -me | -cism | -mus. = to es cynico. ⊂ G. -ismós. </text:p>
        </text:list-item>
        <text:list-item>
          <text:p text:style-name="P88"><text:span text:style-name="T3">cynocephalo</text:span> -ălus | cinocefalo | -phale | -phalus. = simia cum capite de cane. ⊂ G. cunocéphalos ⊂ cyn -o- cephal(e) -o. </text:p>
        </text:list-item>
        <text:list-item>
          <text:p text:style-name="P88"><text:span text:style-name="T3">cyparisso</text:span> -us | cipresso | -près | -press | -presse. = Bot. « cypressus sempervirens ». ⊂ G. cupárissos. </text:p>
        </text:list-item>
        <text:list-item>
          <text:p text:style-name="P38">G. cyriace, curiac <text:span text:style-name="T3">ē</text:span> ⊃ A. church, D. Kirche. = ecclesia, templo. </text:p>
        </text:list-item>
      </text:list>
      <text:p text:style-name="Text_20_body"><text:span text:style-name="T3">D</text:span> </text:p>
      <text:list xml:id="list2102841812" text:style-name="L30">
        <text:list-item>
          <text:p text:style-name="P89"><text:span text:style-name="T3">DA</text:span> do | dare | do <text:span text:style-name="T5">nner</text:span> | <text:span text:style-name="T5">to give</text:span> | <text:span text:style-name="T5">geben</text:span>. ⊃ dativo, dato, dono, dote; adde, conde, ede, perde, redde, trade. ⊂ E. do. ⊃ G. do <text:span text:style-name="T5">si</text:span>, <text:span text:style-name="T5">anec</text:span>do <text:span text:style-name="T5">to</text:span>, <text:span text:style-name="T5">anti</text:span>do <text:span text:style-name="T5">to</text:span>; R. da(tï), S. da. </text:p>
        </text:list-item>
        <text:list-item>
          <text:p text:style-name="P89">G. dactylo, dáctulos = digito. ⊃ dactylographia. </text:p>
        </text:list-item>
        <text:list-item>
          <text:p text:style-name="P89">dactylo -ŭlus = pede de versu ˉ ˘ ˘. </text:p>
        </text:list-item>
        <text:list-item>
          <text:p text:style-name="P89"><text:span text:style-name="T3">dactylo</text:span> ŭ 100 | dattero | datte | date | Dattel. = fructu de palma « phœnix dactilifera ». </text:p>
        </text:list-item>
        <text:list-item>
          <text:p text:style-name="P89"><text:span text:style-name="T3">dactylographo</text:span> -ă-, <text:span text:style-name="T3">-ia</text:span> -ĭa | dattilografo, -ia | dactylographe, -ie. = qui scribe per machina. </text:p>
        </text:list-item>
        <text:list-item>
          <text:p text:style-name="P89">G. dæ daíomai = divide. ⊃ geodæsia. </text:p>
        </text:list-item>
        <text:list-item>
          <text:p text:style-name="P89"><text:span text:style-name="T3">dædalo</text:span> -ălus | dedalo | dédale | dædal | Dädalus. = (labyrintho) artistico. ⊂ G. Daídalos, architecto in Creta, in tempore de Minos. </text:p>
        </text:list-item>
        <text:list-item>
          <text:p text:style-name="P89"><text:span text:style-name="T3">dæmone</text:span> ŏ 200 = spiritu, genio. ⊂ G. daímōn. </text:p>
        </text:list-item>
        <text:list-item>
          <text:p text:style-name="P89">—<text:span text:style-name="T3">io</text:span> 300 | demonio | démon | demon | Dämon. = spiritu malo. ⊂ G. -onion. </text:p>
        </text:list-item>
        <text:list-item>
          <text:p text:style-name="P89">—<text:span text:style-name="T3">iaco</text:span> ă 300 | demoniaco | démoniaque | demoniac | dämonisch, dämoniacus. ⊂ G. -acós. = de dæmone. </text:p>
        </text:list-item>
        <text:list-item>
          <text:p text:style-name="P89"><text:soft-page-break/><text:span text:style-name="T3">dahlia</text:span> N | dalia | dahlia | dahlia. = Bot. « dahlia variabilis ». ⊂ Dahl, botanico de Suedia. </text:p>
        </text:list-item>
        <text:list-item>
          <text:p text:style-name="P89"><text:span text:style-name="T3">dama</text:span> -a | daino | daim | <text:span text:style-name="T5">deer</text:span>, doe | Dam <text:span text:style-name="T5">bock</text:span>. = Zool. « dama vulgaris ». </text:p>
        </text:list-item>
        <text:list-item>
          <text:p text:style-name="P89">G. dama, damázō =|| doma. ⊃ adamante. </text:p>
        </text:list-item>
        <text:list-item>
          <text:p text:style-name="P89"><text:span text:style-name="T3">damna</text:span> -o | dannare | damner | to damn | <text:span text:style-name="T5">ver</text:span>dammen. = condemna. ⊂ damn(o) -a. </text:p>
        </text:list-item>
        <text:list-item>
          <text:p text:style-name="P89">—<text:span text:style-name="T3">tione</text:span> -tio | dannazione | -tion | -tion. </text:p>
        </text:list-item>
        <text:list-item>
          <text:p text:style-name="P89">—ifica -ĭco | danneggiare | endommager | to damage | damnificieren. = fac damno, noce, læde. </text:p>
        </text:list-item>
        <text:list-item>
          <text:p text:style-name="P89"><text:span text:style-name="T3">damno</text:span> -um | danno | dommage, danger | damage | <text:span text:style-name="T5">Schaden</text:span>. = detrimento, malo, pernicie, jactura. ⊃ damna, condemna, indemne. </text:p>
        </text:list-item>
        <text:list-item>
          <text:p text:style-name="P89"><text:span text:style-name="T3">dape</text:span> daps = cibo. </text:p>
        </text:list-item>
        <text:list-item>
          <text:p text:style-name="P89">—<text:span text:style-name="T3">ifero</text:span> -ĕrus | -fero | -fer | -fer | -fer. </text:p>
        </text:list-item>
        <text:list-item>
          <text:p text:style-name="P89"><text:span text:style-name="T3">data</text:span> ( <text:span text:style-name="T5">nom. plur. de</text:span> dato) | data | date | data | data. = die (de littera). </text:p>
        </text:list-item>
        <text:list-item>
          <text:p text:style-name="P89"><text:span text:style-name="T3">dativo</text:span> 100 | -ivo | -if | -ive | -ivus. = casu grammaticale que « da ». </text:p>
        </text:list-item>
        <text:list-item>
          <text:p text:style-name="P89"><text:span text:style-name="T3">dato</text:span> -us | dato | donnée | datum | Daten. ⊂ da -to. </text:p>
        </text:list-item>
        <text:list-item>
          <text:p text:style-name="P89"><text:span text:style-name="T3">DE</text:span> de | di, da | de | <text:span text:style-name="T5">of</text:span>, <text:span text:style-name="T5">from</text:span> | <text:span text:style-name="T5">von</text:span>. ⊃ deduce, deporta, deriva, detrahe; deflue = flue ab alto ad imo; deambula = ambula; defini = pone fines; degusta = gusta; decompone = anti compone; decresce = anti cresce. </text:p>
        </text:list-item>
        <text:list-item>
          <text:p text:style-name="P89">G. dē, déō = cinge, liga. ⊃ anadema, diadema, deontologia. </text:p>
        </text:list-item>
        <text:list-item>
          <text:p text:style-name="P89"><text:span text:style-name="T3">deambula</text:span> -ŭlo | -are | déambuler | -ate | <text:span text:style-name="T5">spazieren</text:span>. = ambula. </text:p>
        </text:list-item>
        <text:list-item>
          <text:p text:style-name="P89">—<text:span text:style-name="T3">tione</text:span> -tio | -zione, <text:span text:style-name="T5">passeggiata</text:span> | déambulation, <text:span text:style-name="T5">promenade</text:span> | -tion, <text:span text:style-name="T5">walk</text:span> | <text:span text:style-name="T5">Spaziergang</text:span>. </text:p>
        </text:list-item>
        <text:list-item>
          <text:p text:style-name="P89"><text:span text:style-name="T3">dearma</text:span> -o | disarmare | désarmer | to disarm | desarmieren. = tolle arma, anti arma. </text:p>
        </text:list-item>
        <text:list-item>
          <text:p text:style-name="P89"><text:span text:style-name="T3">deaura</text:span> (Terentio) | dorare | dorer | <text:span text:style-name="T5">to gild</text:span> | dorieren. = teje per auro. </text:p>
        </text:list-item>
        <text:list-item>
          <text:p text:style-name="P89"><text:span text:style-name="T3">DEBE</text:span> -eo | dovere | devoir | <text:span text:style-name="T5">to owe</text:span>, <text:span text:style-name="T5">ought</text:span>, <text:span text:style-name="T5">must</text:span>, <text:span text:style-name="T5">to be in</text:span> debt | <text:span text:style-name="T5">müssen</text:span> | H. deber | P. dever. = es obligato. ⊃ debito. ⊂ de habe = habe (re) de (alio). </text:p>
        </text:list-item>
        <text:list-item>
          <text:p text:style-name="P89"><text:span text:style-name="T3">debile</text:span> -bĭlis | debole | débile | -ile | -il. = ne forte. ⊂ de habile = ne habile. </text:p>
        </text:list-item>
        <text:list-item>
          <text:p text:style-name="P89">—<text:span text:style-name="T3">ita</text:span> -ĭto | -are | -er | -ate | -ieren. = redde debile. </text:p>
        </text:list-item>
        <text:list-item>
          <text:p text:style-name="P89">—<text:span text:style-name="T3">itate</text:span> -tas | -ità, debolezza | -ité | -ity | -ität. </text:p>
        </text:list-item>
        <text:list-item>
          <text:p text:style-name="P89"><text:span text:style-name="T3">debito</text:span> -ĭtum | debito, dovere | dette, devoir, débit | debt, debit, duty | <text:span text:style-name="T5">Schuld</text:span>, <text:span text:style-name="T5">Pflicht</text:span>, Debit, Debitum. = to debe, re quem debe. </text:p>
        </text:list-item>
        <text:list-item>
          <text:p text:style-name="P89">—<text:span text:style-name="T3">ore</text:span> -tor | -tore | débiteur | debtor | -tor. = qui debe, anti creditore. </text:p>
        </text:list-item>
        <text:list-item>
          <text:p text:style-name="P89"><text:span text:style-name="T3">deca-,</text:span> G. déca = || decem. </text:p>
        </text:list-item>
        <text:list-item>
          <text:p text:style-name="P89">—<text:span text:style-name="T3">de</text:span> ă 300 | -de | décade | -de | -de. ⊂ G. decás. = decem die. </text:p>
        </text:list-item>
        <text:list-item>
          <text:p text:style-name="P89">—<text:span text:style-name="T3">gono</text:span> -ōnus | -gono | décagone | -gon | -gon. = polygono de decem angulo. ⊂ G. decágōnos ⊂ deca agon(ia) -o. </text:p>
        </text:list-item>
        <text:list-item>
          <text:p text:style-name="P89">—<text:span text:style-name="T3">gramma</text:span> N | -gramma | décagramme | -gram | -gramm. </text:p>
        </text:list-item>
        <text:list-item>
          <text:p text:style-name="P89">—<text:span text:style-name="T3">litro</text:span> N | -litro | décalitre | -liter | -liter. </text:p>
        </text:list-item>
        <text:list-item>
          <text:p text:style-name="P89">—<text:span text:style-name="T3">logo</text:span> -ŏgus | -logo | décalogue | -logue | Dekalog. = lege ex decem <text:soft-page-break/>regula. ⊂ G. -álogos. </text:p>
        </text:list-item>
        <text:list-item>
          <text:p text:style-name="P89">—<text:span text:style-name="T3">metro</text:span> ĕ N | -metro | décamètre | -meter | -meter. </text:p>
        </text:list-item>
        <text:list-item>
          <text:p text:style-name="P89"><text:span text:style-name="T3">decano</text:span> 400 | -cano | doyen | dean | -can. = duce de 10 (milite, monacho, professore). ⊂ dec(em) -ano. </text:p>
        </text:list-item>
        <text:list-item>
          <text:p text:style-name="P89"><text:span text:style-name="T3">decapita</text:span> -ĭto | -are | décapiter | -ate | -ieren. = trunca capite. </text:p>
        </text:list-item>
        <text:list-item>
          <text:p text:style-name="P89">—<text:span text:style-name="T3">tione</text:span> | -zione | -tion | -tion | -tion. </text:p>
        </text:list-item>
        <text:list-item>
          <text:p text:style-name="P89"><text:span text:style-name="T3">DECE</text:span> -et = <text:span text:style-name="T5">es</text:span> dece <text:span text:style-name="T5">nte</text:span>, <text:span text:style-name="T5">habe</text:span> dec <text:span text:style-name="T5">ore</text:span>. </text:p>
        </text:list-item>
        <text:list-item>
          <text:p text:style-name="P89"><text:span text:style-name="T3">decede</text:span> -o = i ab. ⊂ de cede. </text:p>
        </text:list-item>
        <text:list-item>
          <text:p text:style-name="P89">— -o | -dere | décéder | to decease | -ieren. = more. ⊃ decessu. </text:p>
        </text:list-item>
        <text:list-item>
          <text:p text:style-name="P89"><text:span text:style-name="T3">DECEM</text:span> decem | dieci | dix | ten | zehn. ⊃ decano, decembre, decenio, decemvir, decimo, denario. ⊂ E. ⊃ G. deca, A. ten, D. zehn, R. desiatï, S. daça. </text:p>
        </text:list-item>
        <text:list-item>
          <text:p text:style-name="P89">—<text:span text:style-name="T3">bre</text:span> -ber | dicembre | décembre | -ber | -ber. = mense numero 12; decimo in calendario de Romulo, que incipe in martio. </text:p>
        </text:list-item>
        <text:list-item>
          <text:p text:style-name="P89">—<text:span text:style-name="T3">viro</text:span> -vĭr | -viro | décemvire | -vir | -vir. ⊂ decem viro. </text:p>
        </text:list-item>
        <text:list-item>
          <text:p text:style-name="P89">—<text:span text:style-name="T3">viratu</text:span> -us | -rato | -at | -ate | -at. </text:p>
        </text:list-item>
        <text:list-item>
          <text:p text:style-name="P89"><text:span text:style-name="T3">decenne</text:span> 100 = </text:p>
        </text:list-item>
        <text:list-item>
          <text:p text:style-name="P89">—<text:span text:style-name="T3">ale</text:span> 400 | -ale | décennal | -ial | -al. = de decem anno. </text:p>
        </text:list-item>
        <text:list-item>
          <text:p text:style-name="P89">—<text:span text:style-name="T3">io</text:span> 300 | -nio | <text:span text:style-name="T5">espace de</text:span> dix ans | -nium, -nary | -nium. = spatio de 10 anno. </text:p>
        </text:list-item>
        <text:list-item>
          <text:p text:style-name="P89"><text:span text:style-name="T3">decente</text:span> -ens | -ente | décent | -ent | -ent. = que dece. </text:p>
        </text:list-item>
        <text:list-item>
          <text:p text:style-name="P89">—<text:span text:style-name="T3">ia</text:span> -a | -enza | décence | -ency | -enz. = to dece. </text:p>
        </text:list-item>
        <text:list-item>
          <text:p text:style-name="P89"><text:span text:style-name="T3">deceptione</text:span> 400 | -zione | déception | -tion | -tion. = ton decipe, fraude, dolo, illusione. </text:p>
        </text:list-item>
        <text:list-item>
          <text:p text:style-name="P89"><text:span text:style-name="T3">decerne</text:span> -o | decretare | décerner | to decern | decernieren. = decreta, tribue per decreto (honores, præmio). ⊂ de cerne. </text:p>
        </text:list-item>
        <text:list-item>
          <text:p text:style-name="P89"><text:span text:style-name="T3">decessu</text:span> -us | -sso | décès | decease | -ssion. = to decede, morte. </text:p>
        </text:list-item>
        <text:list-item>
          <text:p text:style-name="P89">— -us = to i ab. </text:p>
        </text:list-item>
        <text:list-item>
          <text:p text:style-name="P89">deci- = diviso per decem. ⊃ decimetro, decigramma. </text:p>
        </text:list-item>
        <text:list-item>
          <text:p text:style-name="P89"><text:span text:style-name="T3">decide</text:span> ī -o | -ere | décider | -e | -ieren. = defini, determina, fixa, judica, resolve. ⊃ deciso. ⊂ </text:p>
        </text:list-item>
        <text:list-item>
          <text:p text:style-name="P89">— -o = cæde, seca. ⊂ de cæde. </text:p>
        </text:list-item>
        <text:list-item>
          <text:p text:style-name="P89"><text:span text:style-name="T3">decigramma</text:span> | -ma | dé—me | -m | -me. = deci- gramma. </text:p>
        </text:list-item>
        <text:list-item>
          <text:p text:style-name="P89"><text:span text:style-name="T3">decima</text:span> -ĭmo | -are | décimer | -ate | -ieren. = subtrahe decimo. </text:p>
        </text:list-item>
        <text:list-item>
          <text:p text:style-name="P89">—<text:span text:style-name="T3">ale</text:span> N | -ale | décimal | -al | -al. = de decimo. </text:p>
        </text:list-item>
        <text:list-item>
          <text:p text:style-name="P89">—ale 100 = que da tributo. </text:p>
        </text:list-item>
        <text:list-item>
          <text:p text:style-name="P89"><text:span text:style-name="T3">decimetro</text:span> ĕ N | -metro | dé—mètre | -meter | -meter. = deci- metro. </text:p>
        </text:list-item>
        <text:list-item>
          <text:p text:style-name="P89"><text:span text:style-name="T3">decimo</text:span> -ĭmus | -mo | dixième, décime, dîme | <text:span text:style-name="T5">tenth</text:span> | <text:span text:style-name="T5">zehnte</text:span>. = que habe numero decem. ⊃ decimale. </text:p>
        </text:list-item>
        <text:list-item>
          <text:p text:style-name="P89"><text:span text:style-name="T3">deciso</text:span> ī -o | deciso. = quem decide. </text:p>
        </text:list-item>
        <text:list-item>
          <text:p text:style-name="P89">—<text:span text:style-name="T3">ione</text:span> -sio | -sione | décision | -sion | -sion. = ton decide. </text:p>
        </text:list-item>
        <text:list-item>
          <text:p text:style-name="P89">—<text:span text:style-name="T3">ivo</text:span> | -sivo | décisif | -sive | -siv. </text:p>
        </text:list-item>
        <text:list-item>
          <text:p text:style-name="P89"><text:span text:style-name="T3">declama</text:span> ā -o | -are | déclamer | to declaim | -ieren. ⊂ de clama. = loque ut rhetore. </text:p>
        </text:list-item>
        <text:list-item>
          <text:p text:style-name="P89">—<text:span text:style-name="T3">tione</text:span> | -tio | -zione | dé—tione | -tion | -tion. </text:p>
        </text:list-item>
        <text:list-item>
          <text:p text:style-name="P89">—<text:span text:style-name="T3">tore</text:span> -tor | -tore | de—teur | -tor | -tor. </text:p>
        </text:list-item>
        <text:list-item>
          <text:p text:style-name="P89"><text:soft-page-break/>—<text:span text:style-name="T3">torio</text:span> -us | -torio | dé—toire | -tory | -torisch. </text:p>
        </text:list-item>
        <text:list-item>
          <text:p text:style-name="P89"><text:span text:style-name="T3">declara</text:span> -o | dichiarare | déclarer | -re | -rieren. ⊂ de clara. = manifesta, proclama. </text:p>
        </text:list-item>
        <text:list-item>
          <text:p text:style-name="P89">—<text:span text:style-name="T3">tione</text:span> -tio | dichiarazione | déclaration | -tion | -tion. </text:p>
        </text:list-item>
        <text:list-item>
          <text:p text:style-name="P89"><text:span text:style-name="T3">declina</text:span> -o | -are | décliner | to decline | -ieren. ⊂ de clina. </text:p>
        </text:list-item>
        <text:list-item>
          <text:p text:style-name="P89">—<text:span text:style-name="T3">tione</text:span> -tio | -zione | dé—tion, déclinaison | -tion, declension | -tion. = ton declina; variatione de finale de nomine (latino, græco, germanico, russo, etc.) </text:p>
        </text:list-item>
        <text:list-item>
          <text:p text:style-name="P89"><text:span text:style-name="T3">declive</text:span> -is | -ivo | déclive | -ivous | -iv. ⊂ de cliv(o) -e. </text:p>
        </text:list-item>
        <text:list-item>
          <text:p text:style-name="P89">—<text:span text:style-name="T3">itate</text:span> -tas | -vio | déclivité | -vity | -vität. </text:p>
        </text:list-item>
        <text:list-item>
          <text:p text:style-name="P89"><text:span text:style-name="T3">decocto</text:span> 100 = </text:p>
        </text:list-item>
        <text:list-item>
          <text:p text:style-name="P89">—<text:span text:style-name="T3">ione</text:span> 200 | -zione, -tto | décoction | -ction | Dekokt. </text:p>
        </text:list-item>
        <text:list-item>
          <text:p text:style-name="P89"><text:span text:style-name="T3">decolora</text:span> -o | -are | décolorer | to decolor | -ieren. = tolle colore, anti colora. </text:p>
        </text:list-item>
        <text:list-item>
          <text:p text:style-name="P89">—<text:span text:style-name="T3">tione</text:span> -tio | -tione | -tion | -tion | -tion. </text:p>
        </text:list-item>
        <text:list-item>
          <text:p text:style-name="P89"><text:span text:style-name="T3">decompone</text:span> | -porre | décomposer | -pose, decompound | -ponieren. = anti compone. </text:p>
        </text:list-item>
        <text:list-item>
          <text:p text:style-name="P89"><text:span text:style-name="T3">decomposito</text:span> -ĭtus | -sto | dé—sé | -site | -situm. = quem decompone. </text:p>
        </text:list-item>
        <text:list-item>
          <text:p text:style-name="P89">—<text:span text:style-name="T3">ione</text:span> | -zione | décomposition | -tion | -tion. = ton decompone. </text:p>
        </text:list-item>
        <text:list-item>
          <text:p text:style-name="P89"><text:span text:style-name="T3">decora</text:span> -ŏro | -are | décorer | -ate | -ieren. = da decoro, honora, orna. </text:p>
        </text:list-item>
        <text:list-item>
          <text:p text:style-name="P89">—<text:span text:style-name="T3">tione</text:span> | -zione | -tion | -tion | -tion. </text:p>
        </text:list-item>
        <text:list-item>
          <text:p text:style-name="P89">—<text:span text:style-name="T3">tore</text:span> | -tore | -teur | -tor | -tor. </text:p>
        </text:list-item>
        <text:list-item>
          <text:p text:style-name="P89"><text:span text:style-name="T3">decoro</text:span> -um | -ro | -rum | -rum | -rum. = to dece, decentia, pulcritudine, elegantia, ornamento, gratia, honestate, honore. </text:p>
        </text:list-item>
        <text:list-item>
          <text:p text:style-name="P89"><text:span text:style-name="T3">decortica</text:span> ĭ 100 | scortecciare, scorticare | décortiquer | -icate | -icieren. = telle cortice. </text:p>
        </text:list-item>
        <text:list-item>
          <text:p text:style-name="P89">—<text:span text:style-name="T3">tione</text:span> 100 | -zione | dé—tion | -tion | -tion. </text:p>
        </text:list-item>
        <text:list-item>
          <text:p text:style-name="P89"><text:span text:style-name="T3">decremento</text:span> 200 | -ento | décroissement, décrément | -ent | -ent. ⊂ decre(sce) -mento. </text:p>
        </text:list-item>
        <text:list-item>
          <text:p text:style-name="P89"><text:span text:style-name="T3">decrepito</text:span> -ĭtus | -ito | décrépit | -it | -it. = valde sene. </text:p>
        </text:list-item>
        <text:list-item>
          <text:p text:style-name="P89">—<text:span text:style-name="T3">udine</text:span> -udo -udĭn- | -tezza | décrépitude | -tude | -tüde. </text:p>
        </text:list-item>
        <text:list-item>
          <text:p text:style-name="P89"><text:span text:style-name="T3">decresce</text:span> -o | -scere | décroître | decrease | -scieren. = anti cresce, minue se. </text:p>
        </text:list-item>
        <text:list-item>
          <text:p text:style-name="P89">—<text:span text:style-name="T3">ntia</text:span> 100 | -enza | décroissance | decrease | -enz. </text:p>
        </text:list-item>
        <text:list-item>
          <text:p text:style-name="P89"><text:span text:style-name="T3">decreta</text:span> | -are | décréter | to decree | -ieren. = fac decreto, statue, impera, jube. </text:p>
        </text:list-item>
        <text:list-item>
          <text:p text:style-name="P89"><text:span text:style-name="T3">decreto</text:span> -um | -eto | décret | decree | -et. ⊂ de cri -to. </text:p>
        </text:list-item>
        <text:list-item>
          <text:p text:style-name="P89"><text:span text:style-name="T3">decuplu</text:span> -ŭplus | -plo | décuple | -ple | -plum. ⊂ dec(em) -u- pl(e) -o. </text:p>
        </text:list-item>
        <text:list-item>
          <text:p text:style-name="P89"><text:span text:style-name="T3">decuria</text:span> -a | -ria | décurie | -ry | -rie. ⊂ dec(em) vir -ia. </text:p>
        </text:list-item>
        <text:list-item>
          <text:p text:style-name="P89"><text:span text:style-name="T3">dedica</text:span> -ĭco | -are | dédier | -ate | -ieren. = dica, consecra. </text:p>
        </text:list-item>
        <text:list-item>
          <text:p text:style-name="P89">—<text:span text:style-name="T3">tione</text:span> -tio | dedeica | dédicace | -tion | -tion. = consecratione. </text:p>
        </text:list-item>
        <text:list-item>
          <text:p text:style-name="P89"><text:span text:style-name="T3">dedigna</text:span> -or | disdegnare, sdegnare | dédaigner | to disdain | -gnieren. = puta ne digno, contemne, sperne. </text:p>
        </text:list-item>
        <text:list-item>
          <text:p text:style-name="P89">—<text:span text:style-name="T3">tione</text:span> -tio | disdegno | dédain | disdain | -ation. </text:p>
        </text:list-item>
        <text:list-item>
          <text:p text:style-name="P89"><text:span text:style-name="T3">dedisce</text:span> -o = anti disce, oblivisce (quem e disce). </text:p>
        </text:list-item>
        <text:list-item>
          <text:p text:style-name="P89"><text:soft-page-break/><text:span text:style-name="T3">deduc</text:span> -o | -durre | déduire | -duce | -ducieren. = duc ab, trahe. </text:p>
        </text:list-item>
        <text:list-item>
          <text:p text:style-name="P89">—<text:span text:style-name="T3">tione</text:span> -tio | -zione | déduction | -tion | -tion. </text:p>
        </text:list-item>
        <text:list-item>
          <text:p text:style-name="P89">—<text:span text:style-name="T3">tivo</text:span> | deduttivo | déductif | -ive | -iv. </text:p>
        </text:list-item>
        <text:list-item>
          <text:p text:style-name="P89"><text:span text:style-name="T3">deducto</text:span> -us | dedotto | déduit. = quem deduc. </text:p>
        </text:list-item>
        <text:list-item>
          <text:p text:style-name="P89"><text:span text:style-name="T3">dees</text:span> desum = defice, non es. </text:p>
        </text:list-item>
        <text:list-item>
          <text:p text:style-name="P89"><text:span text:style-name="T3">defæca</text:span> 100 | -ccare | déféquer | -ccate | -æcieren. = tolle fæce, clarifica liquido, purifica. </text:p>
        </text:list-item>
        <text:list-item>
          <text:p text:style-name="P89">—<text:span text:style-name="T3">tione</text:span> 300 | -zione | -tion | -tion | -tion. </text:p>
        </text:list-item>
        <text:list-item>
          <text:p text:style-name="P89"><text:span text:style-name="T3">defalca</text:span> (Columella 100) | diffalcare | défalquer | -ate | -ieren. = seca cum falce, minue, deme, detrahe, deduc. </text:p>
        </text:list-item>
        <text:list-item>
          <text:p text:style-name="P89"><text:span text:style-name="T3">defectione</text:span> -tio | -zione | défection | -tion | -tion. = to defice, rebellione. </text:p>
        </text:list-item>
        <text:list-item>
          <text:p text:style-name="P89"><text:span text:style-name="T3">defectivo</text:span> | difettivo | défectif | -tive | -tiv. ⊂ defic(e) -tivo. = ad que defice, cum defectu. </text:p>
        </text:list-item>
        <text:list-item>
          <text:p text:style-name="P89"><text:span text:style-name="T3">defectu</text:span> -us | difetto | défaut | defect | Defect. = penuria, vitio, menda, errore, culpa. ⊂ defic(e) -tu. </text:p>
        </text:list-item>
        <text:list-item>
          <text:p text:style-name="P89">—uoso | difettoso | défectueux | defectuous | -uös. = defectivo. </text:p>
        </text:list-item>
        <text:list-item>
          <text:p text:style-name="P89"><text:span text:style-name="T3">defende</text:span> -o | difendere | défendre | to defend | -ieren. = tue, protege, anti offende. </text:p>
        </text:list-item>
        <text:list-item>
          <text:p text:style-name="P89"><text:span text:style-name="T3">defenso</text:span> -us | difeso. = quem defende. </text:p>
        </text:list-item>
        <text:list-item>
          <text:p text:style-name="P89">—<text:span text:style-name="T3">ione</text:span> -io | difesa | défense | -se | -sion. = ton defende. </text:p>
        </text:list-item>
        <text:list-item>
          <text:p text:style-name="P89">—<text:span text:style-name="T3">ivo</text:span> | difensivo | défensif | -ive | -iv. </text:p>
        </text:list-item>
        <text:list-item>
          <text:p text:style-name="P89">—<text:span text:style-name="T3">ore</text:span> -or | difensore | défenseur | -der | -sor. </text:p>
        </text:list-item>
        <text:list-item>
          <text:p text:style-name="P89"><text:span text:style-name="T3">defer</text:span> -ro | -rire | déférer | to defer | -ieren. </text:p>
        </text:list-item>
        <text:list-item>
          <text:p text:style-name="P89">—<text:span text:style-name="T3">ente</text:span> | -ente | déférant | -ent | -ent. </text:p>
        </text:list-item>
        <text:list-item>
          <text:p text:style-name="P89">—<text:span text:style-name="T3">entia</text:span> | -enza | déférence | -ence | -enz. </text:p>
        </text:list-item>
        <text:list-item>
          <text:p text:style-name="P89"><text:span text:style-name="T3">defervesce</text:span> -o = cessa de ferve. </text:p>
        </text:list-item>
        <text:list-item>
          <text:p text:style-name="P89">—<text:span text:style-name="T3">ntia</text:span> | -enza | dé—ence | -ence | -enz. </text:p>
        </text:list-item>
        <text:list-item>
          <text:p text:style-name="P89"><text:span text:style-name="T3">defice</text:span> -ĭcio | <text:span text:style-name="T5">mancare</text:span> | <text:span text:style-name="T5">manquer</text:span>, <text:span text:style-name="T5">faire</text:span> défaut | to defect | <text:span text:style-name="T5">fehlen</text:span>. = anti abunda, ne suffice, es in minus, care se, es ab, dees. ⊃ deficiente, defectu, defectivo. ⊂ de fac. </text:p>
        </text:list-item>
        <text:list-item>
          <text:p text:style-name="P89">—<text:span text:style-name="T3">iente</text:span> -iens | -ente | dé—ent | -ent | -ent. = que defice, insufficiente. </text:p>
        </text:list-item>
        <text:list-item>
          <text:p text:style-name="P89">—— N | -ente | | -ent | -ent. = ad que defice, que non habe, que care, defectivo. </text:p>
        </text:list-item>
        <text:list-item>
          <text:p text:style-name="P89"><text:span text:style-name="T3">deficit</text:span> ( <text:span text:style-name="T5">persona 3 de verbo</text:span> defice) | -cit | -cit | -cit | -cit. = quod defice. </text:p>
        </text:list-item>
        <text:list-item>
          <text:p text:style-name="P89"><text:span text:style-name="T3">defini</text:span> -io | -ire | définir | -e | -ieren. = pone fines, determina. </text:p>
        </text:list-item>
        <text:list-item>
          <text:p text:style-name="P89">—<text:span text:style-name="T3">tione</text:span> -tio | -zione | dé—tion | -tion | -tion. </text:p>
        </text:list-item>
        <text:list-item>
          <text:p text:style-name="P89">—<text:span text:style-name="T3">tivo</text:span> -us | -ivo | dé—if | -ive | -iv. </text:p>
        </text:list-item>
        <text:list-item>
          <text:p text:style-name="P89">—<text:span text:style-name="T3">to</text:span> -us | -ito | défini | -ite | -itum. </text:p>
        </text:list-item>
        <text:list-item>
          <text:p text:style-name="P89"><text:span text:style-name="T3">deflagra</text:span> -o | -grare | déflagrer | -grate | -grieren. = flagra toto, arde in modo subitaneo. </text:p>
        </text:list-item>
        <text:list-item>
          <text:p text:style-name="P89">—<text:span text:style-name="T3">tione</text:span> -tio | -zione | déflagration | -ation | -ation. = combustione subitaneo. </text:p>
        </text:list-item>
        <text:list-item>
          <text:p text:style-name="P89"><text:span text:style-name="T3">deflora</text:span> 100 | -are | déflorer | deflour | -ieren. = tolle flore. </text:p>
        </text:list-item>
        <text:list-item>
          <text:p text:style-name="P89"><text:span text:style-name="T3">deflue</text:span> -o | -ire | défluer | | -ieren. = flue de (alto ad imo). </text:p>
        </text:list-item>
        <text:list-item>
          <text:p text:style-name="P89"><text:soft-page-break/>defluxione 500 = </text:p>
        </text:list-item>
        <text:list-item>
          <text:p text:style-name="P89"><text:span text:style-name="T3">defluxu</text:span> 200 | -sso | défluxion | -xion | -xion. = fluxu ad sub. </text:p>
        </text:list-item>
        <text:list-item>
          <text:p text:style-name="P89">deforma -o (Cicerone) = da forma, describe, pinge. </text:p>
        </text:list-item>
        <text:list-item>
          <text:p text:style-name="P89"><text:span text:style-name="T3">deforma</text:span> -o (Vergilio) | -mare | déformer | -m | -mieren. = muta forma, tolle forma, redde deforme. </text:p>
        </text:list-item>
        <text:list-item>
          <text:p text:style-name="P89">—<text:span text:style-name="T3">tione</text:span> -tio | -zione | dé—tion | -tion | -tion. </text:p>
        </text:list-item>
        <text:list-item>
          <text:p text:style-name="P89"><text:span text:style-name="T3">deforme</text:span> -is | -me | | -m | -m. = sine forma, cum malo forma. </text:p>
        </text:list-item>
        <text:list-item>
          <text:p text:style-name="P89">—<text:span text:style-name="T3">itate</text:span> -tas | -tà | | -ty | -tät. </text:p>
        </text:list-item>
        <text:list-item>
          <text:p text:style-name="P89"><text:span text:style-name="T3">defrauda</text:span> -o | -are | frauder | to defraud | -ieren. = frauda, priva, falle, expolia. </text:p>
        </text:list-item>
        <text:list-item>
          <text:p text:style-name="P89">—<text:span text:style-name="T3">tione</text:span> | -zione | | -ation | -ation. </text:p>
        </text:list-item>
        <text:list-item>
          <text:p text:style-name="P89"><text:span text:style-name="T3">defuncto</text:span> -us | -unto | défunt | -unct | -unct. = mortuo. ⊂ </text:p>
        </text:list-item>
        <text:list-item>
          <text:p text:style-name="P89">— -us = que e funge, libero. </text:p>
        </text:list-item>
        <text:list-item>
          <text:p text:style-name="P89"><text:span text:style-name="T3">degenera</text:span> -ĕro | -are | dégénérer | -ate | -ieren. = i ex genere. </text:p>
        </text:list-item>
        <text:list-item>
          <text:p text:style-name="P89">—<text:span text:style-name="T3">tione</text:span> | -zione | -tion | -tion | -tion. </text:p>
        </text:list-item>
        <text:list-item>
          <text:p text:style-name="P89"><text:span text:style-name="T3">deglutina</text:span> -ĭno 100 | <text:span text:style-name="T5">scollare</text:span> | dégluer | -ate. = anti glutina. </text:p>
        </text:list-item>
        <text:list-item>
          <text:p text:style-name="P89"><text:span text:style-name="T3">deglutitione</text:span> | -zione | déglutition | -ition | -ition. ⊂ de gluti -tione. </text:p>
        </text:list-item>
        <text:list-item>
          <text:p text:style-name="P89"><text:span text:style-name="T3">degrada</text:span> ă 500 | -dare | dégrader | -de | -dieren. = tolle gradu. </text:p>
        </text:list-item>
        <text:list-item>
          <text:p text:style-name="P89">—<text:span text:style-name="T3">tione</text:span> | -zione | -tion | -tion | -tion. </text:p>
        </text:list-item>
        <text:list-item>
          <text:p text:style-name="P89"><text:span text:style-name="T3">degusta</text:span> -o | -are | déguster | to degust, <text:span text:style-name="T5">to taste</text:span> | -ieren. = gusta bene. </text:p>
        </text:list-item>
        <text:list-item>
          <text:p text:style-name="P89">—<text:span text:style-name="T3">tione</text:span> 300 | -zione | -tion | -tion | -tion. </text:p>
        </text:list-item>
        <text:list-item>
          <text:p text:style-name="P89">L. deinde = post. </text:p>
        </text:list-item>
        <text:list-item>
          <text:p text:style-name="P89"><text:span text:style-name="T3">deismo</text:span> N | -ismo | déisme | -ism | -ismus. = theoria de deo. </text:p>
        </text:list-item>
        <text:list-item>
          <text:p text:style-name="P89"><text:span text:style-name="T3">dejectione</text:span> -tio = ton jacta sub. </text:p>
        </text:list-item>
        <text:list-item>
          <text:p text:style-name="P89">— 100 | deiezione | déjection | -tion | -tion. </text:p>
        </text:list-item>
        <text:list-item>
          <text:p text:style-name="P89"><text:span text:style-name="T3">delatione</text:span> -tio | -zione | délation | -tion | -tion. ⊂ de latione. </text:p>
        </text:list-item>
        <text:list-item>
          <text:p text:style-name="P89"><text:span text:style-name="T3">delatore</text:span> 100 | -tore | délateur | -tor | -tor. ⊂ de latore. </text:p>
        </text:list-item>
        <text:list-item>
          <text:p text:style-name="P89"><text:span text:style-name="T3">DELE</text:span> -eo | | | -ete | -ieren. = cancella, destrue, tolle, annulla. ⊃ delebile. ⊂ E. ⊃ G. dele(terio). </text:p>
        </text:list-item>
        <text:list-item>
          <text:p text:style-name="P89"><text:span text:style-name="T3">delebile</text:span> ĭ 100 | -bile | délébile | -ble. = quem pote dele. ⊃ in—. </text:p>
        </text:list-item>
        <text:list-item>
          <text:p text:style-name="P89"><text:span text:style-name="T3">delecta</text:span> -o | dilettare | délecter, <text:span text:style-name="T5">amuser</text:span> | to delight | -ieren. </text:p>
        </text:list-item>
        <text:list-item>
          <text:p text:style-name="P89">—<text:span text:style-name="T3">bile</text:span> ĭ 100 | dilettevole | -able | -able | -abel. </text:p>
        </text:list-item>
        <text:list-item>
          <text:p text:style-name="P89">—<text:span text:style-name="T3">tione</text:span> -tio | diletto | -ation | -ation | -ation. </text:p>
        </text:list-item>
        <text:list-item>
          <text:p text:style-name="P89"><text:span text:style-name="T3">delega</text:span> -ēgo | -are | déléguer | -ate | -ieren. ⊂ de lega. </text:p>
        </text:list-item>
        <text:list-item>
          <text:p text:style-name="P89">—<text:span text:style-name="T3">tione</text:span> -tio | -zione | délégation | -tion | -tion. </text:p>
        </text:list-item>
        <text:list-item>
          <text:p text:style-name="P89">—<text:span text:style-name="T3">to</text:span> | -ato | délégué | -ate | -at. </text:p>
        </text:list-item>
        <text:list-item>
          <text:p text:style-name="P89"><text:span text:style-name="T3">deleterio</text:span> | -io | délétère | -ious | -ium. ⊂ G. dēlēt <text:span text:style-name="T3">ē</text:span>rios ⊂ dele -ter -io. </text:p>
        </text:list-item>
        <text:list-item>
          <text:p text:style-name="P89"><text:span text:style-name="T3">deliba</text:span> -ībo | -are, <text:span text:style-name="T5">gustare</text:span>, <text:span text:style-name="T5">assaggiare</text:span> | <text:span text:style-name="T5">goûter</text:span> | <text:span text:style-name="T5">to taste</text:span>, delibate. = liba. </text:p>
        </text:list-item>
        <text:list-item>
          <text:p text:style-name="P89">—<text:span text:style-name="T3">tione</text:span> 300 | -zione | dé—ation | -ation | -ation. </text:p>
        </text:list-item>
        <text:list-item>
          <text:p text:style-name="P89"><text:span text:style-name="T3">delibera</text:span> -ĕro | -are | délibérer | -ate | -ieren. ⊂ de libra. </text:p>
        </text:list-item>
        <text:list-item>
          <text:p text:style-name="P89">—<text:span text:style-name="T3">tione</text:span> -tio | -zione | déliberation | -tion | -tion. </text:p>
        </text:list-item>
        <text:list-item>
          <text:p text:style-name="P89">—<text:span text:style-name="T3">tivo</text:span> -us | -ivo | délibératif | -ive | -iv. </text:p>
        </text:list-item>
        <text:list-item>
          <text:p text:style-name="P89"><text:span text:style-name="T3">delicato</text:span> -us | -ato | délicat | -ate | -at. = molle. </text:p>
        </text:list-item>
        <text:list-item>
          <text:p text:style-name="P89"><text:span text:style-name="T3">delicia</text:span> -a | -izia | délice | -ight | -ice. </text:p>
        </text:list-item>
        <text:list-item>
          <text:p text:style-name="P89"><text:soft-page-break/>—<text:span text:style-name="T3">ioso</text:span> | -zioso | délicieux | -cious | -ciös. </text:p>
        </text:list-item>
        <text:list-item>
          <text:p text:style-name="P89"><text:span text:style-name="T3">delicto</text:span> -um | -itto | délit | -ict | -ict. ⊂ deli(n)q(ue) -to. </text:p>
        </text:list-item>
        <text:list-item>
          <text:p text:style-name="P89"><text:span text:style-name="T3">delinea</text:span> 100 | -are | délinéer, <text:span text:style-name="T5">ébaucher</text:span> | -ate | -ieren. = signa lineas. </text:p>
        </text:list-item>
        <text:list-item>
          <text:p text:style-name="P89">—<text:span text:style-name="T3">tione</text:span> | -azione | délineation | -ation. </text:p>
        </text:list-item>
        <text:list-item>
          <text:p text:style-name="P89"><text:span text:style-name="T3">delinque</text:span> -o | -ere | délinquer | <text:span text:style-name="T5">to commit a</text:span> delinque <text:span text:style-name="T5">ncy</text:span> | -ieren. ⊃ delinquente, delicto. ⊂ de linque. </text:p>
        </text:list-item>
        <text:list-item>
          <text:p text:style-name="P89">—<text:span text:style-name="T3">nte</text:span> | -ente | délinquant | -ent | -ent. </text:p>
        </text:list-item>
        <text:list-item>
          <text:p text:style-name="P89"><text:span text:style-name="T3">deliquesce</text:span> -o = i lique. </text:p>
        </text:list-item>
        <text:list-item>
          <text:p text:style-name="P89">—<text:span text:style-name="T3">nte</text:span> | -ente | déliquescent | -ent | -ent. </text:p>
        </text:list-item>
        <text:list-item>
          <text:p text:style-name="P89">—<text:span text:style-name="T3">ntia</text:span> | -enza | déliquescence | -ence | -enz. </text:p>
        </text:list-item>
        <text:list-item>
          <text:p text:style-name="P89">deliquio 100 | deliquio | <text:span text:style-name="T5">défaillance</text:span>, <text:span text:style-name="T5">évanouissement</text:span> | <text:span text:style-name="T5">vanishing</text:span>. = defectu de animo. </text:p>
        </text:list-item>
        <text:list-item>
          <text:p text:style-name="P89">— N | | -ium | -ium | -ium. = deliquescentia. </text:p>
        </text:list-item>
        <text:list-item>
          <text:p text:style-name="P89"><text:span text:style-name="T3">delira</text:span> ī -o | -are | délirer | -ate, <text:span text:style-name="T5">to rave</text:span> | -ieren. ⊂ de lira. = i ex via. </text:p>
        </text:list-item>
        <text:list-item>
          <text:p text:style-name="P89">—<text:span text:style-name="T3">nte</text:span> -ns | -ante | délirant | -ant | -ant. = demente. </text:p>
        </text:list-item>
        <text:list-item>
          <text:p text:style-name="P89">—<text:span text:style-name="T3">io</text:span> 100 | -rio | délire | -rium | -rium. = to delira. </text:p>
        </text:list-item>
        <text:list-item>
          <text:p text:style-name="P89">—<text:span text:style-name="T3">o</text:span> -us = delirante. </text:p>
        </text:list-item>
        <text:list-item>
          <text:p text:style-name="P89"><text:span text:style-name="T3">delphino</text:span> -us | -fino | dauphin | dolphin | -phin. ⊂ G. delphís. = Zool. « delphinus delphis ». </text:p>
        </text:list-item>
        <text:list-item>
          <text:p text:style-name="P89"><text:span text:style-name="T3">delta</text:span> 100 | -ta | -ta | -ta | -ta. = <text:span text:style-name="T5">Δ</text:span>, litera græco, respondente ad latino <text:span text:style-name="T5">d;</text:span> ostio de flumine, in forma de triangulo. ⊂ G. délta. </text:p>
        </text:list-item>
        <text:list-item>
          <text:p text:style-name="P89"><text:span text:style-name="T3">delude</text:span> ū -o | -ere, <text:span text:style-name="T5">beffare</text:span> | <text:span text:style-name="T5">décevoir</text:span>, <text:span text:style-name="T5">tromper</text:span> | -e | -ieren. ⊃ deluso. ⊂ de lude. </text:p>
        </text:list-item>
        <text:list-item>
          <text:p text:style-name="P89"><text:span text:style-name="T3">deluso</text:span> -us | -so. = quem delude. </text:p>
        </text:list-item>
        <text:list-item>
          <text:p text:style-name="P89">—<text:span text:style-name="T3">ione</text:span> | -sione | désillusion | -sion | -sion. </text:p>
        </text:list-item>
        <text:list-item>
          <text:p text:style-name="P89">—<text:span text:style-name="T3">orio</text:span> | -rio | délusoire | -ry | -risch. </text:p>
        </text:list-item>
        <text:list-item>
          <text:p text:style-name="P89"><text:span text:style-name="T3">demagogo</text:span> | -agogo | démagogue | -agogue | -agog. ⊂ G. dēmagōgós ⊂ dem(o) agogo. </text:p>
        </text:list-item>
        <text:list-item>
          <text:p text:style-name="P89">—<text:span text:style-name="T3">ia</text:span> | -gia | démagogie | -gy | -gie. ⊂ G. dēmagōgía. </text:p>
        </text:list-item>
        <text:list-item>
          <text:p text:style-name="P89">deme -o = seca, pone ab, detrahe. ⊃ vindemia. ⊂ de eme. </text:p>
        </text:list-item>
        <text:list-item>
          <text:p text:style-name="P89"><text:span text:style-name="T3">demente</text:span> -mens | -ente | dément | -ented | -ens. = sine mente, ex mente. </text:p>
        </text:list-item>
        <text:list-item>
          <text:p text:style-name="P89">—<text:span text:style-name="T3">ia</text:span> -a | -nza | démence | -ncy. </text:p>
        </text:list-item>
        <text:list-item>
          <text:p text:style-name="P89">demerĭto -us = bene merito. </text:p>
        </text:list-item>
        <text:list-item>
          <text:p text:style-name="P89">— N | -ito | démérite | -it. = anti merito. </text:p>
        </text:list-item>
        <text:list-item>
          <text:p text:style-name="P89"><text:span text:style-name="T3">demisso</text:span> -us | dimesso | | demiss | -iss. = quem dimitte, humile. </text:p>
        </text:list-item>
        <text:list-item>
          <text:p text:style-name="P89"><text:span text:style-name="T3">demitte</text:span> -o = mitte de alto ad imo. </text:p>
        </text:list-item>
        <text:list-item>
          <text:p text:style-name="P89">G. demo, d <text:span text:style-name="T3">ē</text:span>mos = populo. ⊃ dem <text:span text:style-name="T5">agogo</text:span>, demo <text:span text:style-name="T5">cratico</text:span>, <text:span text:style-name="T5">en</text:span>dem <text:span text:style-name="T5">ia</text:span>, <text:span text:style-name="T5">epi</text:span>dem <text:span text:style-name="T5">ia</text:span>. </text:p>
        </text:list-item>
        <text:list-item>
          <text:p text:style-name="P89"><text:span text:style-name="T3">democratia</text:span> | -azia | démocratie | -acy | -atie. ⊂ G. dēmocratía ⊂ demo crat(o) -ia. </text:p>
        </text:list-item>
        <text:list-item>
          <text:p text:style-name="P89"><text:span text:style-name="T3">democratico</text:span> -ĭcus | -atico | démocratique, démocrate | -atic, -at | -atisch, -at. ⊂ G. dēmocraticós. </text:p>
        </text:list-item>
        <text:list-item>
          <text:p text:style-name="P89"><text:span text:style-name="T3">demoli</text:span> -ior | -ire | démolir | -ish | -ieren. = destrue mole. </text:p>
        </text:list-item>
        <text:list-item>
          <text:p text:style-name="P89">—<text:span text:style-name="T3">tione</text:span> -tio | -zione | démolition | -tion | -tion. </text:p>
        </text:list-item>
        <text:list-item>
          <text:p text:style-name="P89"><text:span text:style-name="T3">demonstra</text:span> -o | dimostrare | démontrer | -ate | -ieren. = monstra, proba. </text:p>
        </text:list-item>
        <text:list-item>
          <text:p text:style-name="P89"><text:soft-page-break/>—<text:span text:style-name="T3">bile</text:span> ĭ 200 | dimostrabile | démonstrable | -able | -abel. </text:p>
        </text:list-item>
        <text:list-item>
          <text:p text:style-name="P89">—<text:span text:style-name="T3">tione</text:span> 100 | dimostrazione | démonstration | -ation | -ation. </text:p>
        </text:list-item>
        <text:list-item>
          <text:p text:style-name="P89">—<text:span text:style-name="T3">tivo</text:span> -us | dimostrativo | démonstratif | -ative | -ativ. </text:p>
        </text:list-item>
        <text:list-item>
          <text:p text:style-name="P89"><text:span text:style-name="T3">demoraliza</text:span> | -izzare | démoraliser | -ize | -isieren. ⊂ de moral(e) -iza. = tolle animo. </text:p>
        </text:list-item>
        <text:list-item>
          <text:p text:style-name="P89">—<text:span text:style-name="T3">tione</text:span> | -izzazione | démoralisation | -ization | -isation. </text:p>
        </text:list-item>
        <text:list-item>
          <text:p text:style-name="P89">L. demum = in fine. </text:p>
        </text:list-item>
        <text:list-item>
          <text:p text:style-name="P89"><text:span text:style-name="T3">denario</text:span> -us | -aro | -ier | -ier | -ar. = moneta de decem as. </text:p>
        </text:list-item>
        <text:list-item>
          <text:p text:style-name="P89"><text:span text:style-name="T3">denega</text:span> -ĕgo | -are | dénier | to deny | -ieren. = nega. </text:p>
        </text:list-item>
        <text:list-item>
          <text:p text:style-name="P89">—<text:span text:style-name="T3">tione</text:span> | -azione | dénégation | -ation | -ation. </text:p>
        </text:list-item>
        <text:list-item>
          <text:p text:style-name="P89"><text:span text:style-name="T3">denigra</text:span> ĭ 100 = redde nigro. </text:p>
        </text:list-item>
        <text:list-item>
          <text:p text:style-name="P89">— 400 | -are | dénigrer | -ate | -ieren. = diffama. </text:p>
        </text:list-item>
        <text:list-item>
          <text:p text:style-name="P89">—<text:span text:style-name="T3">tione</text:span> 400 | -zione | dénigrement | -tion | -tion. </text:p>
        </text:list-item>
        <text:list-item>
          <text:p text:style-name="P89">L. denique = in fine. </text:p>
        </text:list-item>
        <text:list-item>
          <text:p text:style-name="P89"><text:span text:style-name="T3">denomina</text:span> -ĭno | -are | dénommer | -ate | -ieren. = da nomine. </text:p>
        </text:list-item>
        <text:list-item>
          <text:p text:style-name="P89">—<text:span text:style-name="T3">tione</text:span> -tio | -zione | dénomination | -tion | -tion. </text:p>
        </text:list-item>
        <text:list-item>
          <text:p text:style-name="P89">—<text:span text:style-name="T3">tore</text:span> | -tore | dé—teur | -tor | -tor. </text:p>
        </text:list-item>
        <text:list-item>
          <text:p text:style-name="P89">—<text:span text:style-name="T3">tivo</text:span> 400 | -ivo | dé—if | -ive | -iv. </text:p>
        </text:list-item>
        <text:list-item>
          <text:p text:style-name="P89"><text:span text:style-name="T3">denota</text:span> -ŏto | -are | dénoter | -e | -ieren. = nota. </text:p>
        </text:list-item>
        <text:list-item>
          <text:p text:style-name="P89">—<text:span text:style-name="T3">tione</text:span> 300 | -zione | dé—tion | -tion | -tion. </text:p>
        </text:list-item>
        <text:list-item>
          <text:p text:style-name="P89"><text:span text:style-name="T3">DENSO</text:span> -us | -so | -se | -se | <text:span text:style-name="T5">dicht</text:span>. = condensato, cum densitate spisso, crasso, pleno, abundante. </text:p>
        </text:list-item>
        <text:list-item>
          <text:p text:style-name="P89">—<text:span text:style-name="T3">imetro</text:span> ĕ | -metro | -mètre | -meter | -meter. = aræometro. </text:p>
        </text:list-item>
        <text:list-item>
          <text:p text:style-name="P89">—<text:span text:style-name="T3">itate</text:span> 100 | -tà | -té | -ty | -tät. </text:p>
        </text:list-item>
        <text:list-item>
          <text:p text:style-name="P89"><text:span text:style-name="T3">DENTE</text:span> dens | dente | dent | tooth | Zahn. = ⊂ E. ⊂ (e)de -nte ⊃ A. D., G. odont. </text:p>
        </text:list-item>
        <text:list-item>
          <text:p text:style-name="P89">—<text:span text:style-name="T3">ale</text:span> | -ale | -al | -al | -al. </text:p>
        </text:list-item>
        <text:list-item>
          <text:p text:style-name="P89">—<text:span text:style-name="T3">ato</text:span> -us | -ato | -é | -ate. = cum dente. </text:p>
        </text:list-item>
        <text:list-item>
          <text:p text:style-name="P89">—<text:span text:style-name="T3">atione</text:span> | -azione | | -ation | -ation. = dentitione. </text:p>
        </text:list-item>
        <text:list-item>
          <text:p text:style-name="P89">—<text:span text:style-name="T3">iculato</text:span> 100 | dentellato | dentelé, denticulé | denticulate. = cum parvo dentes. </text:p>
        </text:list-item>
        <text:list-item>
          <text:p text:style-name="P89">—<text:span text:style-name="T3">ifricio</text:span> 100 | -cio | -ce | -ce | -cium. = quod servi ad frica dentes. </text:p>
        </text:list-item>
        <text:list-item>
          <text:p text:style-name="P89">—<text:span text:style-name="T3">iscalpio</text:span> 100 | <text:span text:style-name="T5">stuzzica</text:span>denti | <text:span text:style-name="T5">cure</text:span>-dent | tooth- <text:span text:style-name="T5">pick</text:span>, -alp | -alpium. = quod servi ad scalpe dentes. </text:p>
        </text:list-item>
        <text:list-item>
          <text:p text:style-name="P89">—<text:span text:style-name="T3">ista</text:span> | -ista | -iste | -ist | -ist. = qui cura dentes. </text:p>
        </text:list-item>
        <text:list-item>
          <text:p text:style-name="P89">—<text:span text:style-name="T3">itione</text:span> -tio | -izione | -ition | -ition | -ition. </text:p>
        </text:list-item>
        <text:list-item>
          <text:p text:style-name="P89"><text:span text:style-name="T3">denuda</text:span> -ūdo | -are | dénuder | -ate | -ieren. = redde nudo. </text:p>
        </text:list-item>
        <text:list-item>
          <text:p text:style-name="P89">—<text:span text:style-name="T3">tione</text:span> | -zione | dé—tion | -tion | -tion. </text:p>
        </text:list-item>
        <text:list-item>
          <text:p text:style-name="P89">— 400 = revelatione. </text:p>
        </text:list-item>
        <text:list-item>
          <text:p text:style-name="P89">denuncia = denuntia. </text:p>
        </text:list-item>
        <text:list-item>
          <text:p text:style-name="P89"><text:span text:style-name="T3">denuntia</text:span> -o | -ciare | dénoncer | to denounce | -zieren. = nuntia, declara, accusa. </text:p>
        </text:list-item>
        <text:list-item>
          <text:p text:style-name="P89">—<text:span text:style-name="T3">tione</text:span> -tio | denunziazione | dénonciation | -tion | -tion. </text:p>
        </text:list-item>
        <text:list-item>
          <text:p text:style-name="P89">—<text:span text:style-name="T3">tore</text:span> | -ziatore | dénonciateur | -tor | -tor. </text:p>
        </text:list-item>
        <text:list-item>
          <text:p text:style-name="P89">L. denuo = de novo. </text:p>
        </text:list-item>
        <text:list-item>
          <text:p text:style-name="P89"><text:span text:style-name="T3">DEO</text:span> -us | Dio | Dieu | <text:span text:style-name="T5">God</text:span> | <text:span text:style-name="T5">Gott</text:span>. ⊃ divo, divino, deismo. ⊂ E. deivo. ⊃ L. Jove, Diana, die; G. Zeús = Jove, díos = de cælo, <text:span text:style-name="T5">eu</text:span>dio <text:span text:style-name="T5">metro</text:span>; <text:soft-page-break/>A. tues <text:span text:style-name="T5">day</text:span> = Marte-die; S. djau <text:span text:style-name="T5">s</text:span> = cælo, deo, die. </text:p>
        </text:list-item>
        <text:list-item>
          <text:p text:style-name="P89"><text:span text:style-name="T3">deobstrue</text:span> | deostruire | désobstruer | to deobstruct | <text:span text:style-name="T5">wegräumen</text:span>. = anti obstrue, fac libero. </text:p>
        </text:list-item>
        <text:list-item>
          <text:p text:style-name="P89"><text:span text:style-name="T3">deont-,</text:span> G. déon = debito, obligatione. ⊂ dē [liga] -ont- [-ente]. </text:p>
        </text:list-item>
        <text:list-item>
          <text:p text:style-name="P89">—<text:span text:style-name="T3">ologia</text:span> | -gia | déontologie | -gy. = scientia de obligatione morale. </text:p>
        </text:list-item>
        <text:list-item>
          <text:p text:style-name="P89">L. deorsum = ab alto ad imo, de. ⊂ de versum. </text:p>
        </text:list-item>
        <text:list-item>
          <text:p text:style-name="P89"><text:span text:style-name="T3">depaupera</text:span> -ĕro | -are | appauvrir | -ate | -ieren. = redde paupere. </text:p>
        </text:list-item>
        <text:list-item>
          <text:p text:style-name="P89">depende -o = pondera, expende, solve. </text:p>
        </text:list-item>
        <text:list-item>
          <text:p text:style-name="P89"><text:span text:style-name="T3">depende</text:span> -eo | dipendere | dépendre | to depend | -ieren. = pende ad sub, servi, es subjecto. </text:p>
        </text:list-item>
        <text:list-item>
          <text:p text:style-name="P89">—<text:span text:style-name="T3">nte</text:span> 100 | di—ente | dé—ant | -nt | -nt. </text:p>
        </text:list-item>
        <text:list-item>
          <text:p text:style-name="P89">—<text:span text:style-name="T3">ntia</text:span> | dipendenza | dé—ance | -ence | -enz. </text:p>
        </text:list-item>
        <text:list-item>
          <text:p text:style-name="P89"><text:span text:style-name="T3">deperditione</text:span> | -izione | déperdition | -ition | -ition. = perditione. </text:p>
        </text:list-item>
        <text:list-item>
          <text:p text:style-name="P89"><text:span text:style-name="T3">depila</text:span> ĭ 100 | -are | dépiler | -ate | -ieren. = tolle pilos. </text:p>
        </text:list-item>
        <text:list-item>
          <text:p text:style-name="P89">—<text:span text:style-name="T3">tione</text:span> | -zione | dé—tion | -tion | -tion. </text:p>
        </text:list-item>
        <text:list-item>
          <text:p text:style-name="P89"><text:span text:style-name="T3">depinge</text:span> -o | dipingere | peindre, dépeindre | to depict | -ieren. = pinge. </text:p>
        </text:list-item>
        <text:list-item>
          <text:p text:style-name="P89"><text:span text:style-name="T3">deplora</text:span> ō -o | -rare | déplorer | -re | -rieren. = plora. </text:p>
        </text:list-item>
        <text:list-item>
          <text:p text:style-name="P89">—<text:span text:style-name="T3">bile</text:span> -ĭlis | -bile | dé—ble | -ble | -bel. </text:p>
        </text:list-item>
        <text:list-item>
          <text:p text:style-name="P89">—<text:span text:style-name="T3">tione</text:span> 100 | -azione | dé—tion | -tion | -tion. </text:p>
        </text:list-item>
        <text:list-item>
          <text:p text:style-name="P89"><text:span text:style-name="T3">depluma</text:span> | spiumare | déplumer, plumer | to deplume. = tolle plumas. </text:p>
        </text:list-item>
        <text:list-item>
          <text:p text:style-name="P89"><text:span text:style-name="T3">depone</text:span> ō -o | -orre, -ositare | déposer | <text:span text:style-name="T5">to put down</text:span>, -one, -ose (in tribunale), -osit | -onieren. = pone ad sub. ⊃ deposito. </text:p>
        </text:list-item>
        <text:list-item>
          <text:p text:style-name="P89"><text:span text:style-name="T3">depopula</text:span> -ŭlor | spopolare | dépeupler | -ate | -ieren. = destrue populo, devasta, præda. </text:p>
        </text:list-item>
        <text:list-item>
          <text:p text:style-name="P89">—<text:span text:style-name="T3">tione</text:span> -tio | -zione | -tion | -tion | -tion. </text:p>
        </text:list-item>
        <text:list-item>
          <text:p text:style-name="P89">deporta -o = porta. </text:p>
        </text:list-item>
        <text:list-item>
          <text:p text:style-name="P89"><text:span text:style-name="T3">deporta</text:span> 100 | -are | déporter | to deport | -ieren. = da exsilio. </text:p>
        </text:list-item>
        <text:list-item>
          <text:p text:style-name="P89">—<text:span text:style-name="T3">tione</text:span> 300 | -zione | dé—tion | -tion | -tion. = exsilio. </text:p>
        </text:list-item>
        <text:list-item>
          <text:p text:style-name="P89"><text:span text:style-name="T3">deposito</text:span> -ĭtus, -um | -sito | dépôt | -sit | -situm. = quem depone. </text:p>
        </text:list-item>
        <text:list-item>
          <text:p text:style-name="P89">—<text:span text:style-name="T3">ario</text:span> 300 | -ario | dé—aire | -ary | -är. = qui recipe deposito. </text:p>
        </text:list-item>
        <text:list-item>
          <text:p text:style-name="P89">—<text:span text:style-name="T3">ione</text:span> 100 | -zione | dé—tion | -ion | -ion. </text:p>
        </text:list-item>
        <text:list-item>
          <text:p text:style-name="P89"><text:span text:style-name="T3">depræda</text:span> 600 | depredare | dépréder | to depredate | -ieren. = præda. </text:p>
        </text:list-item>
        <text:list-item>
          <text:p text:style-name="P89">—<text:span text:style-name="T3">tione</text:span> 400 | depredazione | déprédation | depredation | Deprædation. </text:p>
        </text:list-item>
        <text:list-item>
          <text:p text:style-name="P89"><text:span text:style-name="T3">deprava</text:span> -āvo | -are | dépraver | -e | -ieren. = redde pravo, redde malo. </text:p>
        </text:list-item>
        <text:list-item>
          <text:p text:style-name="P89">—<text:span text:style-name="T3">tione</text:span> -tio | -zione | dé—tion | -tion | -tion. </text:p>
        </text:list-item>
        <text:list-item>
          <text:p text:style-name="P89"><text:span text:style-name="T3">depreca</text:span> -or = preca, supplica. </text:p>
        </text:list-item>
        <text:list-item>
          <text:p text:style-name="P89">—<text:span text:style-name="T3">tione</text:span> -tio | -zione | déprécation | -tion | -tion. </text:p>
        </text:list-item>
        <text:list-item>
          <text:p text:style-name="P89"><text:span text:style-name="T3">depresso</text:span> -us | -sso | déprimé | -ssed | deprimiert. = quem deprime, profundo, ne alto. </text:p>
        </text:list-item>
        <text:list-item>
          <text:p text:style-name="P89">—<text:span text:style-name="T3">ione</text:span> 100 | -ione | dé—ion | -ion | -ion. </text:p>
        </text:list-item>
        <text:list-item>
          <text:p text:style-name="P89">—<text:span text:style-name="T3">ivo</text:span> | -ivo | dépressif | -ive. </text:p>
        </text:list-item>
        <text:list-item>
          <text:p text:style-name="P89"><text:span text:style-name="T3">depretia</text:span> 300 | -ezzare, disprezzare | déprécier | -eciate | -etiieren. <text:soft-page-break/>= tolle pretio, sperne, contemne. </text:p>
        </text:list-item>
        <text:list-item>
          <text:p text:style-name="P89"><text:span text:style-name="T3">deprime</text:span> -ĭmo | -ere | déprimer | to depress | -ieren. = preme ad sub. </text:p>
        </text:list-item>
        <text:list-item>
          <text:p text:style-name="P89"><text:span text:style-name="T3">depura</text:span> | -are | dépurer | -ate | -ieren. = fac puro, purga. </text:p>
        </text:list-item>
        <text:list-item>
          <text:p text:style-name="P89">—<text:span text:style-name="T3">tione</text:span> | -tione | dé—tion | -tion | -tion. </text:p>
        </text:list-item>
        <text:list-item>
          <text:p text:style-name="P89">—<text:span text:style-name="T3">tivo</text:span> | -tivo | dé—tif | -tive | -tiv. </text:p>
        </text:list-item>
        <text:list-item>
          <text:p text:style-name="P89">depŭta -o = amputa, reputa. </text:p>
        </text:list-item>
        <text:list-item>
          <text:p text:style-name="P89">-to 100 = amputato. </text:p>
        </text:list-item>
        <text:list-item>
          <text:p text:style-name="P89"><text:span text:style-name="T3">deputa</text:span> ŭ 400 | -tare | députer | -te | -tieren. = delega, elige. ⊂ de puta. </text:p>
        </text:list-item>
        <text:list-item>
          <text:p text:style-name="P89">—<text:span text:style-name="T3">tione</text:span> | -zione | dé—tion | -tion | -tion. </text:p>
        </text:list-item>
        <text:list-item>
          <text:p text:style-name="P89">—<text:span text:style-name="T3">to</text:span> | -tato | député | -ty | -tierte. </text:p>
        </text:list-item>
        <text:list-item>
          <text:p text:style-name="P89"><text:span text:style-name="T3">derelicto</text:span> -us | -itto | | -ict. = quem derelinque. </text:p>
        </text:list-item>
        <text:list-item>
          <text:p text:style-name="P89"><text:span text:style-name="T3">derelinque</text:span> -o | <text:span text:style-name="T5">abbandonare</text:span> | <text:span text:style-name="T5">abandonner</text:span> | <text:span text:style-name="T5">to abandon</text:span> | <text:span text:style-name="T5">verlassen</text:span>. = relinque, linque, descre, neglige. ⊃ derelicto. </text:p>
        </text:list-item>
        <text:list-item>
          <text:p text:style-name="P89"><text:span text:style-name="T3">deride</text:span> ī -eo | -ere, <text:span text:style-name="T5">schernire</text:span> | <text:span text:style-name="T5">railler</text:span>, <text:span text:style-name="T5">moquer</text:span> | -e | -ieren. = ride de. ⊃ deriso. (F. dérider = tolle rugas). </text:p>
        </text:list-item>
        <text:list-item>
          <text:p text:style-name="P89"><text:span text:style-name="T3">deriso</text:span> -us | deriso. = quem deride. </text:p>
        </text:list-item>
        <text:list-item>
          <text:p text:style-name="P89">—<text:span text:style-name="T3">ione</text:span> 400 | -sione | dérision | -sion | -sion. </text:p>
        </text:list-item>
        <text:list-item>
          <text:p text:style-name="P89">—<text:span text:style-name="T3">ore</text:span> -or | -sore | | -der. </text:p>
        </text:list-item>
        <text:list-item>
          <text:p text:style-name="P89"><text:span text:style-name="T3">deriva</text:span> -o | -are | dériver | derive | -ieren. = trae (de rivo), deduc, infer. </text:p>
        </text:list-item>
        <text:list-item>
          <text:p text:style-name="P89">— N | -are | dériver | derive. = habe origine, procede, es deducto, deriva se. </text:p>
        </text:list-item>
        <text:list-item>
          <text:p text:style-name="P89">—<text:span text:style-name="T3">atione</text:span> -tio | -zione | dé—tion | -tion | -tion. </text:p>
        </text:list-item>
        <text:list-item>
          <text:p text:style-name="P89">—<text:span text:style-name="T3">ato</text:span> -us | -ato | dérivé | -ate | -atum. </text:p>
        </text:list-item>
        <text:list-item>
          <text:p text:style-name="P89">—<text:span text:style-name="T3">ata</text:span> (functione) | -ata | dérivée | -ate | -ierte. </text:p>
        </text:list-item>
        <text:list-item>
          <text:p text:style-name="P89"><text:span text:style-name="T3">derma</text:span>(te) | derma | derme | derm. = pelle. ⊂ G. dérma. </text:p>
        </text:list-item>
        <text:list-item>
          <text:p text:style-name="P89"><text:span text:style-name="T3">deroga</text:span> -ŏgo | -are | déroger | -ate | -ieren. = infrange lege, abole lege. ⊂ de roga. </text:p>
        </text:list-item>
        <text:list-item>
          <text:p text:style-name="P89">—<text:span text:style-name="T3">tione</text:span> -tio | -zione | dé—tion | -tion | -tion. </text:p>
        </text:list-item>
        <text:list-item>
          <text:p text:style-name="P89">—<text:span text:style-name="T3">torio</text:span> 600 | -torio | dé—toire | -tory | -torisch. </text:p>
        </text:list-item>
        <text:list-item>
          <text:p text:style-name="P89"><text:span text:style-name="T3">descende</text:span> -o | discendere | descendre | -nd | -ndieren. = anti scande. </text:p>
        </text:list-item>
        <text:list-item>
          <text:p text:style-name="P89">—<text:span text:style-name="T3">nte</text:span> | di—ente | -ant | -ent, -ant | -ent. </text:p>
        </text:list-item>
        <text:list-item>
          <text:p text:style-name="P89">—<text:span text:style-name="T3">ntia</text:span> | di—enza | -ance | | -enz. </text:p>
        </text:list-item>
        <text:list-item>
          <text:p text:style-name="P89"><text:span text:style-name="T3">descensione</text:span> -sio = </text:p>
        </text:list-item>
        <text:list-item>
          <text:p text:style-name="P89"><text:span text:style-name="T3">descensu</text:span> -us | discesa | -nte | -nsion | -nsion. = ton descende. </text:p>
        </text:list-item>
        <text:list-item>
          <text:p text:style-name="P89"><text:span text:style-name="T3">descenso</text:span> -um | disceso. = que e descende. </text:p>
        </text:list-item>
        <text:list-item>
          <text:p text:style-name="P89"><text:span text:style-name="T3">describe</text:span> ī -o | -vere | décrire | -be | -bieren. = scribe, depinge, repræsenta. ⊃ descripto. </text:p>
        </text:list-item>
        <text:list-item>
          <text:p text:style-name="P89"><text:span text:style-name="T3">descripto</text:span> -us | descritto | décrit. = quem describe. </text:p>
        </text:list-item>
        <text:list-item>
          <text:p text:style-name="P89">—<text:span text:style-name="T3">ione</text:span> -tio | -zione | -tion | -tion | -tion. </text:p>
        </text:list-item>
        <text:list-item>
          <text:p text:style-name="P89">—<text:span text:style-name="T3">ivo</text:span> | -ttivo | -ptif | -ptive | -ptiv. </text:p>
        </text:list-item>
        <text:list-item>
          <text:p text:style-name="P89">—<text:span text:style-name="T3">ore</text:span> 400 | -ttore | -pteur | -ver. </text:p>
        </text:list-item>
        <text:list-item>
          <text:p text:style-name="P89"><text:span text:style-name="T3">desere</text:span> -ĕro = linque, derelinque. </text:p>
        </text:list-item>
        <text:list-item>
          <text:p text:style-name="P89">— -o | disertare | déserter | to desert | deserieren, desertieren. = <text:soft-page-break/>linque exercitu. ⊂ de sere [ordina]. </text:p>
        </text:list-item>
        <text:list-item>
          <text:p text:style-name="P89"><text:span text:style-name="T3">deserto</text:span> -us, -um | -erto | désert | -ert | -ert. = quem desere. </text:p>
        </text:list-item>
        <text:list-item>
          <text:p text:style-name="P89">—<text:span text:style-name="T3">ione</text:span> -tio | diserzione | désertion | -tion | -tion. </text:p>
        </text:list-item>
        <text:list-item>
          <text:p text:style-name="P89">—<text:span text:style-name="T3">ore</text:span> -tor | disertore | déserteur | -ter | -teur. </text:p>
        </text:list-item>
        <text:list-item>
          <text:p text:style-name="P89"><text:span text:style-name="T3">desidera</text:span> -ĕro | -are | désirer | desire, -ate | -ieren. = cupe. </text:p>
        </text:list-item>
        <text:list-item>
          <text:p text:style-name="P89">—<text:span text:style-name="T3">bile</text:span> -bĭlis | -bile | désirable | desirable | -bel. </text:p>
        </text:list-item>
        <text:list-item>
          <text:p text:style-name="P89">—<text:span text:style-name="T3">to</text:span> -us, -um | -ato | désiré, -atum | -atum | -atum. </text:p>
        </text:list-item>
        <text:list-item>
          <text:p text:style-name="P89"><text:span text:style-name="T3">desiderio</text:span> -ĭum | -io | désir | desire | -ium. = to desidera, appetentia, inclinatione, aspiratione. </text:p>
        </text:list-item>
        <text:list-item>
          <text:p text:style-name="P89"><text:span text:style-name="T3">designa</text:span> -o | -are, disegnare | désigner, dessiner | to design, -ate | -ieren. = signa, assigna, indica, fac plano, projecta, elige, nomina, describe, characteriza, repræsenta. </text:p>
        </text:list-item>
        <text:list-item>
          <text:p text:style-name="P89">—<text:span text:style-name="T3">tione</text:span> -tio | -zione | dé—ation | -tion | -tion. </text:p>
        </text:list-item>
        <text:list-item>
          <text:p text:style-name="P89"><text:span text:style-name="T3">desine</text:span> -ĭno = termina, cessa, fini. ⊂ de sine. </text:p>
        </text:list-item>
        <text:list-item>
          <text:p text:style-name="P89">—<text:span text:style-name="T3">ntia</text:span> | -enza | désinence | -ence | -enz. = terminatione, fine. </text:p>
        </text:list-item>
        <text:list-item>
          <text:p text:style-name="P89"><text:span text:style-name="T3">desiste</text:span> -o | -ere | désister | to desist | -ieren. = siste de labore, cessa, interrumpe. </text:p>
        </text:list-item>
        <text:list-item>
          <text:p text:style-name="P89"><text:span text:style-name="T3">desola</text:span> -sōlo | -are | désoler | -ate | -ieren. = devasta, redde sōlo. </text:p>
        </text:list-item>
        <text:list-item>
          <text:p text:style-name="P89">—<text:span text:style-name="T3">tione</text:span> | -zione | dé—tion | -tion | -tion. = ruina, deserto, destructione, devastatione. </text:p>
        </text:list-item>
        <text:list-item>
          <text:p text:style-name="P89">—<text:span text:style-name="T3">to</text:span> -us | -ato | désolé | -ate | -at. </text:p>
        </text:list-item>
        <text:list-item>
          <text:p text:style-name="P89"><text:span text:style-name="T3">despectu</text:span> -us | dispetto | dépit | -ite | -ekt. = ton despice. </text:p>
        </text:list-item>
        <text:list-item>
          <text:p text:style-name="P89"><text:span text:style-name="T3">despera</text:span> -o | disperare | désespérer | to despair | -ieren. = anti spera, perde spe. </text:p>
        </text:list-item>
        <text:list-item>
          <text:p text:style-name="P89">—<text:span text:style-name="T3">tione</text:span> -tio | di—zione | désespoir | -tion | -tion. </text:p>
        </text:list-item>
        <text:list-item>
          <text:p text:style-name="P89">—<text:span text:style-name="T3">to</text:span> -us | di—ato | désespéré | -ate | -at. </text:p>
        </text:list-item>
        <text:list-item>
          <text:p text:style-name="P89"><text:span text:style-name="T3">despice</text:span> -ĭcio | | | to despise. = spece de alto ad imo, sperne, contemne, anti pretia. ⊃ despectu. </text:p>
        </text:list-item>
        <text:list-item>
          <text:p text:style-name="P89"><text:span text:style-name="T3">despolia</text:span> -ĭo | dispogliare | dépouiller | to despoil | -iieren. = spolia. </text:p>
        </text:list-item>
        <text:list-item>
          <text:p text:style-name="P89"><text:span text:style-name="T3">despota</text:span> -ŏta | -ota | -ote | -ot | -ot. ⊂ G. despótēs. </text:p>
        </text:list-item>
        <text:list-item>
          <text:p text:style-name="P89">—<text:span text:style-name="T3">ico</text:span> -ĭcus | -ico | -ique | -ic | -isch. ⊂ G. -icós. </text:p>
        </text:list-item>
        <text:list-item>
          <text:p text:style-name="P89">—<text:span text:style-name="T3">ismo</text:span> | -ismo | -isme | -ism | -ismus. </text:p>
        </text:list-item>
        <text:list-item>
          <text:p text:style-name="P89"><text:span text:style-name="T3">desquama</text:span> 100 = tolle squama. </text:p>
        </text:list-item>
        <text:list-item>
          <text:p text:style-name="P89">—<text:span text:style-name="T3">tione</text:span> 100 | -zione | -tion | -tion | -tion. </text:p>
        </text:list-item>
        <text:list-item>
          <text:p text:style-name="P89"><text:span text:style-name="T3">destilla</text:span> -o | distillare | distiller | distill | destillieren. = separa per stillas. </text:p>
        </text:list-item>
        <text:list-item>
          <text:p text:style-name="P89"><text:span text:style-name="T3">destina</text:span> -ĭno | -are | -er | -e | -ieren. = elige, assigna, præfixa. ⊂ de sta -n- -a = fac sta. </text:p>
        </text:list-item>
        <text:list-item>
          <text:p text:style-name="P89">—<text:span text:style-name="T3">tario</text:span> | -ario | -aire | | -är. </text:p>
        </text:list-item>
        <text:list-item>
          <text:p text:style-name="P89">—<text:span text:style-name="T3">tione</text:span> -tio | -zione | -tion | -tion | -tion. </text:p>
        </text:list-item>
        <text:list-item>
          <text:p text:style-name="P89">—<text:span text:style-name="T3">tore</text:span> | | -ateur. = mittente. </text:p>
        </text:list-item>
        <text:list-item>
          <text:p text:style-name="P89"><text:span text:style-name="T3">destitue</text:span> -o = pone sub, statue de. </text:p>
        </text:list-item>
        <text:list-item>
          <text:p text:style-name="P89">— 300 | -uire | -uer | -ute | -uieren. = priva, anti statue. </text:p>
        </text:list-item>
        <text:list-item>
          <text:p text:style-name="P89">—<text:span text:style-name="T3">utione</text:span> | -zione | -tion | -tion | -tion. </text:p>
        </text:list-item>
        <text:list-item>
          <text:p text:style-name="P89">—<text:span text:style-name="T3">uto</text:span> -us = quem destitue, privo. </text:p>
        </text:list-item>
        <text:list-item>
          <text:p text:style-name="P89"><text:span text:style-name="T3">destructo</text:span> -us | distrutto. = quem destrue. </text:p>
        </text:list-item>
        <text:list-item>
          <text:p text:style-name="P89">—<text:span text:style-name="T3">ibile</text:span> ĭ 400 | distruttibile | -ble | -ble | -bel. </text:p>
        </text:list-item>
        <text:list-item>
          <text:p text:style-name="P89"><text:soft-page-break/>—<text:span text:style-name="T3">ione</text:span> 100 | distruzione | -tion | -tion | -tion. </text:p>
        </text:list-item>
        <text:list-item>
          <text:p text:style-name="P89">—<text:span text:style-name="T3">ivo</text:span> | distruttivo | -if | -ive | -iv. </text:p>
        </text:list-item>
        <text:list-item>
          <text:p text:style-name="P89">—<text:span text:style-name="T3">ore</text:span> | distruttore | -teur | destroyer | -tor. </text:p>
        </text:list-item>
        <text:list-item>
          <text:p text:style-name="P89"><text:span text:style-name="T3">destrue</text:span> -o | distruggere | détruire | to destroy | -ieren. = anti strue. </text:p>
        </text:list-item>
        <text:list-item>
          <text:p text:style-name="P89"><text:span text:style-name="T3">desueto</text:span> -us = non in usu, anti sueto. </text:p>
        </text:list-item>
        <text:list-item>
          <text:p text:style-name="P89">—<text:span text:style-name="T3">udine</text:span> -do -dĭn- | dissuetudine, <text:span text:style-name="T5">disusanza</text:span> | desuétude | -de. </text:p>
        </text:list-item>
        <text:list-item>
          <text:p text:style-name="P89"><text:span text:style-name="T3">detecto</text:span> -us = quem detege. </text:p>
        </text:list-item>
        <text:list-item>
          <text:p text:style-name="P89">—<text:span text:style-name="T3">ivo</text:span> -us | <text:span text:style-name="T5">poliziotto</text:span> | détective | detective | Detektiv. </text:p>
        </text:list-item>
        <text:list-item>
          <text:p text:style-name="P89"><text:span text:style-name="T3">detege</text:span> -ĕgo = anti tege. </text:p>
        </text:list-item>
        <text:list-item>
          <text:p text:style-name="P89"><text:span text:style-name="T3">detende</text:span> -o | <text:span text:style-name="T5">allentare</text:span> | détendre | <text:span text:style-name="T5">to release</text:span>. = anti tende. </text:p>
        </text:list-item>
        <text:list-item>
          <text:p text:style-name="P89"><text:span text:style-name="T3">detento</text:span> 100 | -nuto | détenu | detained. = quem detine, captivo. </text:p>
        </text:list-item>
        <text:list-item>
          <text:p text:style-name="P89">—<text:span text:style-name="T3">ione</text:span> 300 | -zione | détention | -tion | -tion. </text:p>
        </text:list-item>
        <text:list-item>
          <text:p text:style-name="P89"><text:span text:style-name="T3">deterge</text:span> -eo | -ere | déterger | to deterge | -ieren. = terge. </text:p>
        </text:list-item>
        <text:list-item>
          <text:p text:style-name="P89">—<text:span text:style-name="T3">nte</text:span> 400 | -nte | détergent | -ent. </text:p>
        </text:list-item>
        <text:list-item>
          <text:p text:style-name="P89">deteriora | -are | détériorer | -ate | -ieren. = redde deteriore, perverte, corrumpe, degrada. </text:p>
        </text:list-item>
        <text:list-item>
          <text:p text:style-name="P89">—tione | -zione | détérioration | -tion | -tion. </text:p>
        </text:list-item>
        <text:list-item>
          <text:p text:style-name="P89"><text:span text:style-name="T3">deteriore</text:span> -ior = minus bono, anti meliore, pejore. ⊃ deteriora. ⊂ de -ter -iore. </text:p>
        </text:list-item>
        <text:list-item>
          <text:p text:style-name="P89"><text:span text:style-name="T3">determina</text:span> -ĭno | -are | déterminer | -e | -ieren. = pone termine, statue, delibera, defini. </text:p>
        </text:list-item>
        <text:list-item>
          <text:p text:style-name="P89">—<text:span text:style-name="T3">bile</text:span> -ĭlis | -bile | dé—ble | -ble | -bel. </text:p>
        </text:list-item>
        <text:list-item>
          <text:p text:style-name="P89">—<text:span text:style-name="T3">nte</text:span> | -nte | dé—nt | -nt | -nt. </text:p>
        </text:list-item>
        <text:list-item>
          <text:p text:style-name="P89">—<text:span text:style-name="T3">tione</text:span> -tio | -zione | dé—tion | -tion. </text:p>
        </text:list-item>
        <text:list-item>
          <text:p text:style-name="P89">—<text:span text:style-name="T3">tivo</text:span> | -tivo | dé—tif | -tive. </text:p>
        </text:list-item>
        <text:list-item>
          <text:p text:style-name="P89">—<text:span text:style-name="T3">to</text:span> 100 | -ato | dé—né | -ate | -iert. </text:p>
        </text:list-item>
        <text:list-item>
          <text:p text:style-name="P89">—<text:span text:style-name="T3">ismo</text:span> | -mo | dé—me | -m | -mus. </text:p>
        </text:list-item>
        <text:list-item>
          <text:p text:style-name="P89"><text:span text:style-name="T3">deterso</text:span> 200 | deterso. = quem deterge, terso. </text:p>
        </text:list-item>
        <text:list-item>
          <text:p text:style-name="P89">—<text:span text:style-name="T3">ivo</text:span> | -ivo | dé—if | -ive. </text:p>
        </text:list-item>
        <text:list-item>
          <text:p text:style-name="P89"><text:span text:style-name="T3">detesta</text:span> -or | -are | détester | to detest | -ieren. = exsecra, abomina, horre. ⊂ teste. </text:p>
        </text:list-item>
        <text:list-item>
          <text:p text:style-name="P89">—<text:span text:style-name="T3">bile</text:span> -bĭlis | -bile | dé—ble | -ble | -bel. </text:p>
        </text:list-item>
        <text:list-item>
          <text:p text:style-name="P89">—<text:span text:style-name="T3">tione</text:span> -tio | -zione | dé—tion | -tion | -tion. </text:p>
        </text:list-item>
        <text:list-item>
          <text:p text:style-name="P89"><text:span text:style-name="T3">dethrona</text:span> -ŏno | detronizzare | détrôner | to dethrone | dethronisieren. = tolle ab throno, tolle regno. </text:p>
        </text:list-item>
        <text:list-item>
          <text:p text:style-name="P89"><text:span text:style-name="T3">detine</text:span> -ĭneo | detenere | détenir | to detain | -ieren. = tene, retine. ⊂ de tene. </text:p>
        </text:list-item>
        <text:list-item>
          <text:p text:style-name="P89"><text:span text:style-name="T3">detona</text:span> -ŏno | -are | détoner | -ate, -ize | -ieren. = tona, explode. ⊃ </text:p>
        </text:list-item>
        <text:list-item>
          <text:p text:style-name="P89">—<text:span text:style-name="T3">nte</text:span> | -nte | détonant | -ative. </text:p>
        </text:list-item>
        <text:list-item>
          <text:p text:style-name="P89">—<text:span text:style-name="T3">tione</text:span> | -zione | dé—tion | -tion | -tion. </text:p>
        </text:list-item>
        <text:list-item>
          <text:p text:style-name="P89"><text:span text:style-name="T3">detracto</text:span> -us | detratto. = quem detrahe. </text:p>
        </text:list-item>
        <text:list-item>
          <text:p text:style-name="P89">—<text:span text:style-name="T3">ione</text:span> -tio | -zione, <text:span text:style-name="T5">calunnia</text:span> | détraction | -ction | -ction. = ton detrahe, deminutione. </text:p>
        </text:list-item>
        <text:list-item>
          <text:p text:style-name="P89">—<text:span text:style-name="T3">ore</text:span> 100 | -ttore | détracteur | -tor | -tor. = quem detrahe, maledico. </text:p>
        </text:list-item>
        <text:list-item>
          <text:p text:style-name="P89"><text:span text:style-name="T3">detrahe</text:span> -ăho | detrarre | détracter | to detract | detrahieren. = trahe de, deduc, tolle, minue, depretia, denigra, diffama. </text:p>
        </text:list-item>
        <text:list-item>
          <text:p text:style-name="P89"><text:soft-page-break/><text:span text:style-name="T3">detrimento</text:span> -um | -ento | détriment | -ent | -ent. = injuria, præjudicio, malo, damno. ⊂ de tere -mento. </text:p>
        </text:list-item>
        <text:list-item>
          <text:p text:style-name="P89"><text:span text:style-name="T3">detrito</text:span> 100 | -to | détritus | -tus | -tus. = trito. </text:p>
        </text:list-item>
        <text:list-item>
          <text:p text:style-name="P89"><text:span text:style-name="T3">deturpa</text:span> 100 | -are | | -ate. </text:p>
        </text:list-item>
        <text:list-item>
          <text:p text:style-name="P89"><text:span text:style-name="T3">deutero-,</text:span> G. deúteros = secundo. </text:p>
        </text:list-item>
        <text:list-item>
          <text:p text:style-name="P89">—<text:span text:style-name="T3">nomio</text:span> | -io | -éronome | -y | -ium. ⊂ G. -ómion. ⊂ deutero nom(o) -io. = lege secundo, quinto libro de Mose. </text:p>
        </text:list-item>
        <text:list-item>
          <text:p text:style-name="P89"><text:span text:style-name="T3">devasta</text:span> -o | -are | dévaster | -ate | -ieren. = vasta, destrue, ruina. </text:p>
        </text:list-item>
        <text:list-item>
          <text:p text:style-name="P89">—<text:span text:style-name="T3">tione</text:span> | -zione | dévastation | -tion. </text:p>
        </text:list-item>
        <text:list-item>
          <text:p text:style-name="P89"><text:span text:style-name="T3">devesti</text:span> 200 | svestire | dévêtir | to devest, <text:span text:style-name="T5">to undress</text:span> | -ieren. = tolle veste, anti vesti. </text:p>
        </text:list-item>
        <text:list-item>
          <text:p text:style-name="P89"><text:span text:style-name="T3">devia</text:span> 500 | -are | dévier | -ate | -ieren. = i ex via. </text:p>
        </text:list-item>
        <text:list-item>
          <text:p text:style-name="P89">—<text:span text:style-name="T3">tione</text:span> | -zione | déviation | -tion | -tion. </text:p>
        </text:list-item>
        <text:list-item>
          <text:p text:style-name="P89"><text:span text:style-name="T3">devora</text:span> -ŏro | divorare | dévorer | to devour | -ieren. = vora. </text:p>
        </text:list-item>
        <text:list-item>
          <text:p text:style-name="P89"><text:span text:style-name="T3">devoto</text:span> -us | -oto, divoto | dévot, dévoué | -ote, -out, -oted | -ot. ⊂ devo(ve) -to. </text:p>
        </text:list-item>
        <text:list-item>
          <text:p text:style-name="P89">—<text:span text:style-name="T3">ione</text:span> -tio | divozione | dévotion, dévouement | -tion | -tion. </text:p>
        </text:list-item>
        <text:list-item>
          <text:p text:style-name="P89"><text:span text:style-name="T3">devolve</text:span> -ŏlveo | | dévouer | to devote. = dedica, consecra, vove. ⊃ devoto. </text:p>
        </text:list-item>
        <text:list-item>
          <text:p text:style-name="P89"><text:span text:style-name="T3">dextera</text:span> -ĕra | destra | <text:span text:style-name="T5">droite</text:span> | <text:span text:style-name="T5">right hand</text:span> | <text:span text:style-name="T5">die Rechte</text:span>. = anti sinistra. ⊂ dexter(o) -a [manu]. </text:p>
        </text:list-item>
        <text:list-item>
          <text:p text:style-name="P89"><text:span text:style-name="T3">dexteritate</text:span> -tas | destrezza | -érité | -ity | -ität. = to es dextero. </text:p>
        </text:list-item>
        <text:list-item>
          <text:p text:style-name="P89"><text:span text:style-name="T3">dextero</text:span> -tĕr | destro | dextre, <text:span text:style-name="T5">droit</text:span> | dexter, dextral, dexterous | <text:span text:style-name="T5">rechts</text:span>, dextral | H. diestro | P. dextro. = ad dextera, anti sinistro, apto, agile. ⊂ E. ⊃ G. dexiós, dexiterós, R. des(nitsa), S. dacs’a. </text:p>
        </text:list-item>
        <text:list-item>
          <text:p text:style-name="P89">dextro -ter = dextero. </text:p>
        </text:list-item>
        <text:list-item>
          <text:p text:style-name="P89">di- ⊃ di(recto), di(sta). = dis. </text:p>
        </text:list-item>
        <text:list-item>
          <text:p text:style-name="P89">G. di- ⊃ diedro, diesi, diphthongo, diploma, diptero, disticho. = bi-. </text:p>
        </text:list-item>
        <text:list-item>
          <text:p text:style-name="P89">G. dia, diá = trans. ⊃ diabete, diabolo, diacritico, diadema, diæresi, diagramma, dialecto, dialogo, dialysi, diapason, diaphragmate, diarrœa, diastole, diatriba. </text:p>
        </text:list-item>
        <text:list-item>
          <text:p text:style-name="P89">diabete 100 = siphone. </text:p>
        </text:list-item>
        <text:list-item>
          <text:p text:style-name="P89"><text:span text:style-name="T3">diabete</text:span> | -te | -ète | -tes | -tes. = morbo que produc secretione abundante de urina cum saccharo. ⊂ G. diab <text:span text:style-name="T3">ē</text:span>tēs ⊂ dia ba -te. = que i trans (renes). </text:p>
        </text:list-item>
        <text:list-item>
          <text:p text:style-name="P89">—<text:span text:style-name="T3">ico</text:span> -ĭcus | -ico | -étique | -ic | -isch. </text:p>
        </text:list-item>
        <text:list-item>
          <text:p text:style-name="P89"><text:span text:style-name="T3">diabolo</text:span> ŏ 300 | diavolo | diable | devil | Teufel. ⊂ G. diábolos = calumniatore. </text:p>
        </text:list-item>
        <text:list-item>
          <text:p text:style-name="P89">—<text:span text:style-name="T3">ico</text:span> ĭ 500 | -ico | -ique | -ic | -isch. ⊂ G. -icós. </text:p>
        </text:list-item>
        <text:list-item>
          <text:p text:style-name="P89"><text:span text:style-name="T3">diachylo</text:span> -ūlon | -ilon | -ylon | -ylum | -ylon. = cataclasma, ex oxydo de plumbo. ⊂ G. diáchulon ⊂ dia [cum] chylo [succo]. </text:p>
        </text:list-item>
        <text:list-item>
          <text:p text:style-name="P89"><text:span text:style-name="T3">diacodio</text:span> 100 | -odio | -ode | -odium | -odium. ⊂ G. diac <text:span text:style-name="T3">ō</text:span>dion ⊂ dia [ex] c <text:span text:style-name="T3">ō</text:span>dē [papavere]. </text:p>
        </text:list-item>
        <text:list-item>
          <text:p text:style-name="P89"><text:span text:style-name="T3">diacono</text:span> ŏ 300 | diacono | diacre | deacon | Diakon. ⊂ G. diáconos . = servo, ministro de ecclesia. </text:p>
        </text:list-item>
        <text:list-item>
          <text:p text:style-name="P89">—<text:span text:style-name="T3">atu</text:span> 400 | -ato | -at | -ate | -at. </text:p>
        </text:list-item>
        <text:list-item>
          <text:p text:style-name="P89"><text:span text:style-name="T3">diadema</text:span>(te) -ma | -ema | -ème | -em | -em. ⊂ G. diádēma ⊂ dia dē <text:soft-page-break/>[dinge] -ma. </text:p>
        </text:list-item>
        <text:list-item>
          <text:p text:style-name="P89"><text:span text:style-name="T3">diæresi</text:span> ĕ 400 | dieresi | diérèse | dieresis, diæresis | -is. = divisione de syllaba in duo. ⊂ G. diaíresis ⊂ dia hære -si. </text:p>
        </text:list-item>
        <text:list-item>
          <text:p text:style-name="P89"><text:span text:style-name="T3">diæta</text:span> -a | dieta | diète | diet | Diät. = genere de vita. ⊂ G. díaita. </text:p>
        </text:list-item>
        <text:list-item>
          <text:p text:style-name="P89">—<text:span text:style-name="T3">etico</text:span> ĭ 100 | dietetico | diététique | dietetic | -isch. ⊂ G. -ēticós. </text:p>
        </text:list-item>
        <text:list-item>
          <text:p text:style-name="P89">—<text:span text:style-name="T3">etica</text:span> -ĭca | dietetica | diététique | dietetics | -ik. ⊂ G. -ētic <text:span text:style-name="T3">ē</text:span>. </text:p>
        </text:list-item>
        <text:list-item>
          <text:p text:style-name="P89"><text:span text:style-name="T3">diagnosi</text:span> | -si | -se | -sis | -sis. ⊂ G. diágnōsis ⊂ dia gno -si. </text:p>
        </text:list-item>
        <text:list-item>
          <text:p text:style-name="P89"><text:span text:style-name="T3">diagnostico</text:span> -ĭcus | -ico | -ique | -ic | -isch. ⊂ G. -ōsticós. ⊂ diagnos(i) -tico. </text:p>
        </text:list-item>
        <text:list-item>
          <text:p text:style-name="P89">—<text:span text:style-name="T3">a</text:span> | -care | -quer | -cate | -cieren. </text:p>
        </text:list-item>
        <text:list-item>
          <text:p text:style-name="P89"><text:span text:style-name="T3">diagonale</text:span> 100 | -ale | -ale, -al | -al | -al. ⊂ G. diag <text:span text:style-name="T3">ō</text:span>nios ⊂ dia gonía. </text:p>
        </text:list-item>
        <text:list-item>
          <text:p text:style-name="P89"><text:span text:style-name="T3">diagramma</text:span>(te) 100 | -amma | -amme | -am | -amm. = descriptione, figura. ⊂ G. diágramma dia gramma. </text:p>
        </text:list-item>
        <text:list-item>
          <text:p text:style-name="P89"><text:span text:style-name="T3">dialectica</text:span> -ĭca | -ttica | -ique | -ics | -ik. ⊂ G. -ic <text:span text:style-name="T3">ē</text:span>. = arte de dialectico, logica. </text:p>
        </text:list-item>
        <text:list-item>
          <text:p text:style-name="P89">—<text:span text:style-name="T3">o</text:span> -ĭcus | -ttico | -icien | -ical | -iker, -isch. ⊂ G. -icós. ⊂ dialect(o) [oratione] -ico. </text:p>
        </text:list-item>
        <text:list-item>
          <text:p text:style-name="P89"><text:span text:style-name="T3">dialecto</text:span> 200 | -etto | -ecte | -ect | -ekt. = lingua particulare, idioma. ⊂ G. diálectos ⊂ dialeg(e) [loque] -to. </text:p>
        </text:list-item>
        <text:list-item>
          <text:p text:style-name="P89">—<text:span text:style-name="T3">ale</text:span> | -ttale | -al | -al | -alisch. </text:p>
        </text:list-item>
        <text:list-item>
          <text:p text:style-name="P89"><text:span text:style-name="T3">dialogo</text:span> -ŏgus | -ogo | -ogue | -ogue | -og. = oratione inter duo. ⊂ G. diálogos ⊂ dia logo. </text:p>
        </text:list-item>
        <text:list-item>
          <text:p text:style-name="P89">—<text:span text:style-name="T3">iza</text:span> | -ghizzare | -guer | -gize | -gieren. = fac dialogo. </text:p>
        </text:list-item>
        <text:list-item>
          <text:p text:style-name="P89"><text:span text:style-name="T3">dialysi</text:span> ŭ | -isi | -yse | -ysis | -ysis. = dissolutione, separatione. ⊂ G. diálusis ⊂ dia ly(e) -si. </text:p>
        </text:list-item>
        <text:list-item>
          <text:p text:style-name="P89"><text:span text:style-name="T3">diametro</text:span> ĕ 100 | -etro | -ètre | -eter | -eter. ⊂ G. diámetros ⊂ dia metro. </text:p>
        </text:list-item>
        <text:list-item>
          <text:p text:style-name="P89">—<text:span text:style-name="T3">ale</text:span> | -ale | -étral | -al | -al. </text:p>
        </text:list-item>
        <text:list-item>
          <text:p text:style-name="P89"><text:span text:style-name="T3">diapason</text:span> ā 100 | -on | -on | -on | -on. = octava musicale. ⊂ G diá pas <text:span text:style-name="T3">ō</text:span>n = ex omni (nota musicale). </text:p>
        </text:list-item>
        <text:list-item>
          <text:p text:style-name="P89">— N | diapason | diapason. = instrumento musicale que fac 870 vibratione per secunda. </text:p>
        </text:list-item>
        <text:list-item>
          <text:p text:style-name="P89"><text:span text:style-name="T3">diaphaneo</text:span> | diafano | -ne | -nic, -nous | -non. = transparente. ⊂ G. diaphan <text:span text:style-name="T3">ē</text:span>s ⊂ dia phan -eo. </text:p>
        </text:list-item>
        <text:list-item>
          <text:p text:style-name="P89">—<text:span text:style-name="T3">eitate</text:span> | diafanità | -éité | -eity. </text:p>
        </text:list-item>
        <text:list-item>
          <text:p text:style-name="P89"><text:span text:style-name="T3">diaphoresi</text:span> 400 | diaforesi | -èse | -esis | -esis. = magno sudore, evacuatione per poros de pelle. ⊂ G. -órēsis. ⊂ dia phor(o) -esi. </text:p>
        </text:list-item>
        <text:list-item>
          <text:p text:style-name="P89"><text:span text:style-name="T3">diaphoretico</text:span> -ĭcus | diaforetico | -étique | -ic | -isch. = sudorifico. ⊂ G. -ēticós. </text:p>
        </text:list-item>
        <text:list-item>
          <text:p text:style-name="P89"><text:span text:style-name="T3">diaphragma</text:span>(te) 100 | diaframma | -agme | -agm | -agma. = que claude trans. ⊂ G. diáphragma ⊂ dia phrag [claude] -mate. </text:p>
        </text:list-item>
        <text:list-item>
          <text:p text:style-name="P89">—<text:span text:style-name="T3">atico</text:span> -ĭcus | diaframmatico | -tique | -tic | -tisch. </text:p>
        </text:list-item>
        <text:list-item>
          <text:p text:style-name="P89"><text:span text:style-name="T3">diario</text:span> -um | -diario | -diaire | -diary | Diarium | H. P. diario. = (libro) diurnale. ⊂ di(e) -ario. </text:p>
        </text:list-item>
        <text:list-item>
          <text:p text:style-name="P89"><text:span text:style-name="T3">diarrhœa</text:span> -oīa | -rrea | -rrhée | -rrhœa | -rrhöe. = fluxu de ventre. ⊂ G. diárrhoia ⊂ dia rhe -ea. </text:p>
        </text:list-item>
        <text:list-item>
          <text:p text:style-name="P89"><text:span text:style-name="T3">diastole</text:span> ŏ | -ole | -ole | -ole | -ole. = dilatatione de corde, que cum <text:soft-page-break/>systole constitue pulsatione. ⊂ G. -ol <text:span text:style-name="T3">ē</text:span>. ⊂ dia stolē. </text:p>
        </text:list-item>
        <text:list-item>
          <text:p text:style-name="P89"><text:span text:style-name="T3">diathesi</text:span> ĕ | -tesi | -thèse | -thesis | -these. = dispositione (de corpore humano) ⊂ G. diáthesis ⊂ dia [dis] the [pone] -si. </text:p>
        </text:list-item>
        <text:list-item>
          <text:p text:style-name="P89"><text:span text:style-name="T3">diatonico</text:span> ĭ 500 | -ico | -ique | -ic | -isch. = que procede secundo tonos musicale successivo. ⊂ G. -icós. </text:p>
        </text:list-item>
        <text:list-item>
          <text:p text:style-name="P89"><text:span text:style-name="T3">diatriba</text:span> ĭ 200 | -iba | -ibe | -ibe | -ibe. = discussione malo et contrario. ⊂ G. diatrib <text:span text:style-name="T3">ē</text:span> ⊂ dia trib(e) [tere] -a. </text:p>
        </text:list-item>
        <text:list-item>
          <text:p text:style-name="P89"><text:span text:style-name="T3">DIC</text:span> dico | dire | dire | <text:span text:style-name="T5">to tell</text:span> | <text:span text:style-name="T5">sagen</text:span> | H. decir | P. dizer. = fa, loque, ai, nuntia, ora, exprime, voca. ⊃ dicto, dicta, dica, ad—, bene—, contra—, in—, inter—, male—, prædic, doce. ⊂ E. ⊃ A. teach = doce; token = indica; D. zeigen = indica; G. dic. </text:p>
        </text:list-item>
        <text:list-item>
          <text:p text:style-name="P89">G. dic, deícnumi. ⊂ E. dic. = ostende, indica, fac manifesto. ⊃ apodictico, paradigma, syndico. </text:p>
        </text:list-item>
        <text:list-item>
          <text:p text:style-name="P89"><text:span text:style-name="T3">dica</text:span> -o = dedica. ⊃ ab—, de—, in—, ju—, præ—, vin—. ⊂ dic -a. </text:p>
        </text:list-item>
        <text:list-item>
          <text:p text:style-name="P89"><text:span text:style-name="T3">dice</text:span> -o (L. antiquo) = dic. </text:p>
        </text:list-item>
        <text:list-item>
          <text:p text:style-name="P89"><text:span text:style-name="T3">dichotomo</text:span> ŏ 500 | -cotomo | -chotome | -mous | -misch. = diviso in duo. ⊂ G. dichotómos ⊂ G. dícha [in duo] tomo [parte]. </text:p>
        </text:list-item>
        <text:list-item>
          <text:p text:style-name="P89">—<text:span text:style-name="T3">ia</text:span> | dicotomia | -mie | -my | -mie. = classificatione de vegetales et animales, per successivo divisione in duo parte. ⊂ G. -mía. </text:p>
        </text:list-item>
        <text:list-item>
          <text:p text:style-name="P89"><text:span text:style-name="T3">dicotyledone</text:span> ŏ | -iledone | -ylédone | -yledon | -yledone. = planta cum duo cotyledone. </text:p>
        </text:list-item>
        <text:list-item>
          <text:p text:style-name="P89"><text:span text:style-name="T3">dicta</text:span> -o | dettare | -ter | -tate | -tieren. = jube de scribe, jube, præscribe. ⊂ dic -ta. </text:p>
        </text:list-item>
        <text:list-item>
          <text:p text:style-name="P89">—<text:span text:style-name="T3">to</text:span> -us | dettato | -tée | -tate | -tat. </text:p>
        </text:list-item>
        <text:list-item>
          <text:p text:style-name="P89">—<text:span text:style-name="T3">tore</text:span> -tor | dittatore | -teur | -tor | -tor. </text:p>
        </text:list-item>
        <text:list-item>
          <text:p text:style-name="P89">—<text:span text:style-name="T3">torio</text:span> -us | dittatorio | -orial | -orial | -orisch. </text:p>
        </text:list-item>
        <text:list-item>
          <text:p text:style-name="P89">—<text:span text:style-name="T3">tura</text:span> -a | dittatura | -ure | -ure | -ur. </text:p>
        </text:list-item>
        <text:list-item>
          <text:p text:style-name="P89"><text:span text:style-name="T3">dictione</text:span> -tio | dizione | -tion | -tion | -tion. ⊂ dic -tione. </text:p>
        </text:list-item>
        <text:list-item>
          <text:p text:style-name="P89">—<text:span text:style-name="T3">ario</text:span> | dizionario | -tionnaire | -tionary | -tionär. = collectione de dictiones, glossario, vocabulario, lexico. </text:p>
        </text:list-item>
        <text:list-item>
          <text:p text:style-name="P89"><text:span text:style-name="T3">dicto</text:span> -us | detto | dit. = quem dic </text:p>
        </text:list-item>
        <text:list-item>
          <text:p text:style-name="P89"><text:span text:style-name="T3">didactica</text:span> -ĭca | -ttica | la didactique | -ics | -ik. = scientia de didactico. </text:p>
        </text:list-item>
        <text:list-item>
          <text:p text:style-name="P89">—<text:span text:style-name="T3">o</text:span> -ĭcus | didattico | -ique | -ic | -isch. ⊂ G. -icós. ⊂ dida(s)c(e) -tico. </text:p>
        </text:list-item>
        <text:list-item>
          <text:p text:style-name="P89"><text:span text:style-name="T3">didascalico</text:span> ĭ 400 | -ico | | -ic | -isch. = didactico. ⊂ G. -icós. ⊂ didasce. </text:p>
        </text:list-item>
        <text:list-item>
          <text:p text:style-name="P89">G. didasce, -áscō = doce. ⊃ didactico, didascalico. </text:p>
        </text:list-item>
        <text:list-item>
          <text:p text:style-name="P89"><text:span text:style-name="T3">DIE</text:span> -es | giorno | jour | <text:span text:style-name="T5">day</text:span> | <text:span text:style-name="T5">Tag</text:span>. ⊃ di <text:span text:style-name="T5">ario</text:span>, di <text:span text:style-name="T5">urno</text:span>, di <text:span text:style-name="T5">urnale</text:span>, <text:span text:style-name="T5">meri</text:span>di <text:span text:style-name="T5">ano</text:span>. </text:p>
        </text:list-item>
        <text:list-item>
          <text:p text:style-name="P89"><text:span text:style-name="T3">diedro</text:span> ĕ | diedro | dièdre | dihedron | Dieder. = spatio limitato ab duo plano. ⊂ di- hedr(a) -o. </text:p>
        </text:list-item>
        <text:list-item>
          <text:p text:style-name="P89"><text:span text:style-name="T3">diesi</text:span> ĕ 100 | -is | -èse | -is | -is. = minimo intervallo musicale. ⊂ G. díesis = dissolutione, separatione. ⊂ di(a) he [mitte] -si. </text:p>
        </text:list-item>
        <text:list-item>
          <text:p text:style-name="P89">diffama -o = divulga. ⊂ dis fama. </text:p>
        </text:list-item>
        <text:list-item>
          <text:p text:style-name="P89">—tione 400 = divulgatione. </text:p>
        </text:list-item>
        <text:list-item>
          <text:p text:style-name="P89"><text:span text:style-name="T3">diffama</text:span> 100 | -are | -er | to defame | -ieren. = infama, vitupera. </text:p>
        </text:list-item>
        <text:list-item>
          <text:p text:style-name="P89">—<text:span text:style-name="T3">tione</text:span> | -zione | -tion | de—tion | -tion. </text:p>
        </text:list-item>
        <text:list-item>
          <text:p text:style-name="P89"><text:soft-page-break/>—<text:span text:style-name="T3">torio</text:span> | -torio | -toire | de—tory | -torisch. </text:p>
        </text:list-item>
        <text:list-item>
          <text:p text:style-name="P89"><text:span text:style-name="T3">differ</text:span> -ro | -erire | -érer | -er | -erieren. ⊂ dis fer. </text:p>
        </text:list-item>
        <text:list-item>
          <text:p text:style-name="P89">—<text:span text:style-name="T3">ente</text:span> -ens | -ente | -érent | -ent | -ent. = que differ. </text:p>
        </text:list-item>
        <text:list-item>
          <text:p text:style-name="P89">—<text:span text:style-name="T3">entia</text:span> -a | -enza | -érence | -ence | -enz. </text:p>
        </text:list-item>
        <text:list-item>
          <text:p text:style-name="P89">—<text:span text:style-name="T3">entiale</text:span> | -ziale | -érentiel | -tial | -tial. </text:p>
        </text:list-item>
        <text:list-item>
          <text:p text:style-name="P89"><text:span text:style-name="T3">difficile</text:span> -ĭlis | -ile | -ile | -ult | -il. = ne facile. </text:p>
        </text:list-item>
        <text:list-item>
          <text:p text:style-name="P89"><text:span text:style-name="T3">difficultate</text:span> -tas | -oltà | -té | -ty | -tät. = to es difficile. </text:p>
        </text:list-item>
        <text:list-item>
          <text:p text:style-name="P89"><text:span text:style-name="T3">diffide</text:span> ī -o | -dare | se défier | -de, <text:span text:style-name="T5">to distrust</text:span> | -dieren. = ne fide. </text:p>
        </text:list-item>
        <text:list-item>
          <text:p text:style-name="P89">—<text:span text:style-name="T3">nte</text:span> -ens | -nte | défiant | -ent. </text:p>
        </text:list-item>
        <text:list-item>
          <text:p text:style-name="P89">—<text:span text:style-name="T3">ntia</text:span> -a | -enza | défiance | -ence | -enz. </text:p>
        </text:list-item>
        <text:list-item>
          <text:p text:style-name="P89"><text:span text:style-name="T3">difforme</text:span> | -forme | -forme | -form | -form. = de forma differente, deforme. </text:p>
        </text:list-item>
        <text:list-item>
          <text:p text:style-name="P89">—<text:span text:style-name="T3">itate</text:span> | -tà | -té | -ty | -tät. </text:p>
        </text:list-item>
        <text:list-item>
          <text:p text:style-name="P89"><text:span text:style-name="T3">diffracto</text:span> 100 = dis fracto, que diffringe. </text:p>
        </text:list-item>
        <text:list-item>
          <text:p text:style-name="P89">—<text:span text:style-name="T3">tione</text:span> | -zione | -ction | -ction | -ction. = decompositione de luce (Grimaldi 1665). </text:p>
        </text:list-item>
        <text:list-item>
          <text:p text:style-name="P89"><text:span text:style-name="T3">diffringe</text:span> -o | diffrangere | diffracter | to diffract. ⊂ dis frange. </text:p>
        </text:list-item>
        <text:list-item>
          <text:p text:style-name="P89"><text:span text:style-name="T3">diffunde</text:span> -o | -ondere | <text:span text:style-name="T5">répandre</text:span>, -user | -use | -usieren. </text:p>
        </text:list-item>
        <text:list-item>
          <text:p text:style-name="P89"><text:span text:style-name="T3">diffuso</text:span> ū -us | -uso | -us | -use | -us. = quem diffunde. </text:p>
        </text:list-item>
        <text:list-item>
          <text:p text:style-name="P89">—<text:span text:style-name="T3">ione</text:span> | -ione | -ion | -ion | -ion. </text:p>
        </text:list-item>
        <text:list-item>
          <text:p text:style-name="P89">—<text:span text:style-name="T3">ivo</text:span> | -ivo | -if | -iv. </text:p>
        </text:list-item>
        <text:list-item>
          <text:p text:style-name="P89"><text:span text:style-name="T3">digere</text:span> -ĕro 100 | -erire | -érer | -est | -erieren. </text:p>
        </text:list-item>
        <text:list-item>
          <text:p text:style-name="P89">— -o = gere, dispone, explica, separa, divide. </text:p>
        </text:list-item>
        <text:list-item>
          <text:p text:style-name="P89"><text:span text:style-name="T3">digesto</text:span> 100 = quem digere. </text:p>
        </text:list-item>
        <text:list-item>
          <text:p text:style-name="P89">— 200 | -sto | -ste | -sts | -sten. = libro ordinato, codice de jure. </text:p>
        </text:list-item>
        <text:list-item>
          <text:p text:style-name="P89">—<text:span text:style-name="T3">tione</text:span> 100 | -tione | -tion | -tion | -tion. </text:p>
        </text:list-item>
        <text:list-item>
          <text:p text:style-name="P89">—<text:span text:style-name="T3">ibile</text:span> ĭ 100 | -bile | -ble | -ble | -bel. </text:p>
        </text:list-item>
        <text:list-item>
          <text:p text:style-name="P89">—<text:span text:style-name="T3">ivo</text:span> | -ivo | -if | -ive | -iv. </text:p>
        </text:list-item>
        <text:list-item>
          <text:p text:style-name="P89"><text:span text:style-name="T3">digitale</text:span> 100 | -tale, ditale | -tal, dé | -tal | -tal. = de digito. </text:p>
        </text:list-item>
        <text:list-item>
          <text:p text:style-name="P89">— N | -tale | -tale | -talis | -talis. = Bot. « digitalis purpurea ». </text:p>
        </text:list-item>
        <text:list-item>
          <text:p text:style-name="P89">—<text:span text:style-name="T3">ina</text:span> | -alina | -aline | -aline | -alin. = alcaloide ex digitale. </text:p>
        </text:list-item>
        <text:list-item>
          <text:p text:style-name="P89"><text:span text:style-name="T3">digitato</text:span> 100 | -tato | -té | -tate. = (animale) cum digito. </text:p>
        </text:list-item>
        <text:list-item>
          <text:p text:style-name="P89"><text:span text:style-name="T3">DIGITO</text:span> -ĭtus | dito | doigt | <text:span text:style-name="T5">finger</text:span>, digit | <text:span text:style-name="T5">Finger</text:span>. ⊃ digitale, digitato. </text:p>
        </text:list-item>
        <text:list-item>
          <text:p text:style-name="P89"><text:span text:style-name="T3">digno</text:span> -us | degno | digne | <text:span text:style-name="T5">worthy</text:span>, digne | <text:span text:style-name="T5">würdig</text:span>. ⊂ dec(e) -no. </text:p>
        </text:list-item>
        <text:list-item>
          <text:p text:style-name="P89">—<text:span text:style-name="T3">itate</text:span> -tas | -tà | -té | -ty | -tät. </text:p>
        </text:list-item>
        <text:list-item>
          <text:p text:style-name="P89">—<text:span text:style-name="T3">itario</text:span> | -ario | -aire | -ary | -ar. </text:p>
        </text:list-item>
        <text:list-item>
          <text:p text:style-name="P89"><text:span text:style-name="T3">digramma</text:span> | -amma | -amme | -aph, -am. = unione de duo littera pro uno sono; p. ex I. ch(e), F. ch(e), A. sh(e). ⊂ di- gramma. </text:p>
        </text:list-item>
        <text:list-item>
          <text:p text:style-name="P89"><text:span text:style-name="T3">digressione</text:span> -sio | -sione | -sion | -sion. ⊂ di- grade -tione. </text:p>
        </text:list-item>
        <text:list-item>
          <text:p text:style-name="P89"><text:span text:style-name="T3">dilacera</text:span> -ĕro | -are | -érer | -ate | -ieren. = lacera. </text:p>
        </text:list-item>
        <text:list-item>
          <text:p text:style-name="P89"><text:span text:style-name="T3">dilapida</text:span> -ĭdo | -are | -er | -ate | -ieren. = destrue, ruina, dissipa, tolle lapides (ex domo). </text:p>
        </text:list-item>
        <text:list-item>
          <text:p text:style-name="P89"><text:span text:style-name="T3">dilata</text:span> -o | -tare | -ter | -te | -tieren. = redde lato. </text:p>
        </text:list-item>
        <text:list-item>
          <text:p text:style-name="P89">—<text:span text:style-name="T3">tione</text:span> | -zione | -tion | -tion | -tion. </text:p>
        </text:list-item>
        <text:list-item>
          <text:p text:style-name="P89"><text:span text:style-name="T3">dilatione</text:span> -tio | -zione | délai | -tion, delay | -tion. = ton differ. </text:p>
        </text:list-item>
        <text:list-item>
          <text:p text:style-name="P89"><text:span text:style-name="T3">dilato</text:span> -us = quem differ. ⊃ dilatione. ⊂ dis lato [fer]. </text:p>
        </text:list-item>
        <text:list-item>
          <text:p text:style-name="P89"><text:soft-page-break/>—<text:span text:style-name="T3">orio</text:span> 300 | -orio | -oire | -ory | -orisch. = que differ. </text:p>
        </text:list-item>
        <text:list-item>
          <text:p text:style-name="P89"><text:span text:style-name="T3">dilecto</text:span> -us | diletto. = quem dilige. ⊃ prædilectione. </text:p>
        </text:list-item>
        <text:list-item>
          <text:p text:style-name="P89"><text:span text:style-name="T3">dilemma</text:span>(te) 200 | -ma | -me | -ma | -ma. = argumento logico, que habe duplice assumptione alternante. ⊂ G. dílēmma ⊂ di- lemma. </text:p>
        </text:list-item>
        <text:list-item>
          <text:p text:style-name="P89"><text:span text:style-name="T3">dilige</text:span> -ĭgo = ama = es diligente. ⊃ dilecto. ⊂ di- lege. </text:p>
        </text:list-item>
        <text:list-item>
          <text:p text:style-name="P89">—<text:span text:style-name="T3">nte</text:span> -ens | -ente | -ent | -ent. </text:p>
        </text:list-item>
        <text:list-item>
          <text:p text:style-name="P89">—<text:span text:style-name="T3">ntia</text:span> -a | -enza | -ence | -ence | -ence. </text:p>
        </text:list-item>
        <text:list-item>
          <text:p text:style-name="P89"><text:span text:style-name="T3">dilue</text:span> -o | -uire | -uer | -ute | -uieren. ⊂ dis lue. </text:p>
        </text:list-item>
        <text:list-item>
          <text:p text:style-name="P89"><text:span text:style-name="T3">diluto</text:span> -us = quem dilue. </text:p>
        </text:list-item>
        <text:list-item>
          <text:p text:style-name="P89"><text:span text:style-name="T3">diluvio</text:span> -um | -vio | déluge | deluge, -vium | -vium. ⊂ dilu(e) -io. </text:p>
        </text:list-item>
        <text:list-item>
          <text:p text:style-name="P89">—<text:span text:style-name="T3">iale</text:span> 300 | -iale | -ial | -ial | -ial. </text:p>
        </text:list-item>
        <text:list-item>
          <text:p text:style-name="P89">—<text:span text:style-name="T3">iano</text:span> N | -iano | -ien | -ian | -ianisch. </text:p>
        </text:list-item>
        <text:list-item>
          <text:p text:style-name="P89"><text:span text:style-name="T3">dimensione</text:span> -sio | -sione | -sion | -sion | -sion. = mensura. ⊂ di(s) mens(o) -ione. </text:p>
        </text:list-item>
        <text:list-item>
          <text:p text:style-name="P89"><text:span text:style-name="T3">dimidia</text:span> 300 | dimezzare | | -diate | -dieren. = divide in duo parte, redde dimidio. </text:p>
        </text:list-item>
        <text:list-item>
          <text:p text:style-name="P89"><text:span text:style-name="T3">dimidio</text:span> -us | metà, mezzo | moitié, demi | <text:span text:style-name="T5">half</text:span>, demi- | <text:span text:style-name="T5">halb</text:span>. ⊂ di -medio. </text:p>
        </text:list-item>
        <text:list-item>
          <text:p text:style-name="P89"><text:span text:style-name="T3">diminue</text:span> -o | -uire | -uer | -ish | -uieren. = minue. </text:p>
        </text:list-item>
        <text:list-item>
          <text:p text:style-name="P89">—<text:span text:style-name="T3">uendo</text:span> | -endo | -endo | -endo | -endo. </text:p>
        </text:list-item>
        <text:list-item>
          <text:p text:style-name="P89">—<text:span text:style-name="T3">utione</text:span> -tio | -zione | -tion | -tion | -tion. </text:p>
        </text:list-item>
        <text:list-item>
          <text:p text:style-name="P89">—<text:span text:style-name="T3">utivo</text:span> 300 | -ivo | -if | -ive | -iv. </text:p>
        </text:list-item>
        <text:list-item>
          <text:p text:style-name="P89">—<text:span text:style-name="T3">uto</text:span> -us = quem diminue. </text:p>
        </text:list-item>
        <text:list-item>
          <text:p text:style-name="P89"><text:span text:style-name="T3">dimisso</text:span> -us | -esso. = quem dimitte. </text:p>
        </text:list-item>
        <text:list-item>
          <text:p text:style-name="P89">—<text:span text:style-name="T3">ione</text:span> -sio | -sione | démission | demise, -sion | -sion. = licentia, commeatu. </text:p>
        </text:list-item>
        <text:list-item>
          <text:p text:style-name="P89">—<text:span text:style-name="T3">orio</text:span> | -sorio | -soire | -sory | -sorium. </text:p>
        </text:list-item>
        <text:list-item>
          <text:p text:style-name="P89"><text:span text:style-name="T3">dimitte</text:span> -o | dimettere | démettre | to dismiss | -ieren. = depone, destitue, tolle functione, « dimitte se » = abdica. </text:p>
        </text:list-item>
        <text:list-item>
          <text:p text:style-name="P89"><text:span text:style-name="T3">diœcesi</text:span> ē -is = provincia. ⊂ G. dioícēsis ⊂ di(a) œc(o) [vico] -esi. </text:p>
        </text:list-item>
        <text:list-item>
          <text:p text:style-name="P89">— 500 | diòcesi | diocèse | diocese | -ese. = provincia ecclesiastico, sub episcopo. </text:p>
        </text:list-item>
        <text:list-item>
          <text:p text:style-name="P89"><text:span text:style-name="T3">dioptra</text:span> 100 | diottra | -tre | -tra | -tra. = quadrante graduato uso ab Hipparcho, theodolite. ⊂ G. dióptra ⊂ di(a) op [vide] -tra. </text:p>
        </text:list-item>
        <text:list-item>
          <text:p text:style-name="P89">—<text:span text:style-name="T3">ica</text:span> -ĭca | diottrica | -ique | -ics | -ik. = scientia de dioptra, de lentes. ⊂ G. -ic <text:span text:style-name="T3">ē</text:span>. </text:p>
        </text:list-item>
        <text:list-item>
          <text:p text:style-name="P89">—<text:span text:style-name="T3">ico</text:span> -ĭcus | diottrico | -ique | -ic | -isch. ⊂ G. -icós. </text:p>
        </text:list-item>
        <text:list-item>
          <text:p text:style-name="P89"><text:span text:style-name="T3">diorama</text:span> | -ma | -ma | -ma | -ma. = scena, invento ab Daguerre. ⊂ di(a) orama. </text:p>
        </text:list-item>
        <text:list-item>
          <text:p text:style-name="P89">G. diphthera, diphthéra = membrana. ⊃ </text:p>
        </text:list-item>
        <text:list-item>
          <text:p text:style-name="P89"><text:span text:style-name="T3">diphteria</text:span> | difterite | -érie | -ia | -ie. = morbo que produc membranas in gula. </text:p>
        </text:list-item>
        <text:list-item>
          <text:p text:style-name="P89"><text:span text:style-name="T3">diphthongo</text:span> 400 | dittongo | -ongue | -ong | -ong. = unione de duo vocale. ⊂ G. díphthoggos ⊂ di- [duo] phthongo [voce]. </text:p>
        </text:list-item>
        <text:list-item>
          <text:p text:style-name="P89"><text:span text:style-name="T3">diploma</text:span>(te) | -oma | -ôme | -oma | -om. ⊂ G. diplōma. = duplicato. </text:p>
        </text:list-item>
        <text:list-item>
          <text:p text:style-name="P89"><text:span text:style-name="T3">diplomatia</text:span> | -zia | -tie | -cy | -tie. </text:p>
        </text:list-item>
        <text:list-item>
          <text:p text:style-name="P89">—<text:span text:style-name="T3">ico</text:span> -ĭcus | -ico | -ique | -ist, -ic | -isch. </text:p>
        </text:list-item>
        <text:list-item>
          <text:p text:style-name="P89"><text:soft-page-break/><text:span text:style-name="T3">diptero</text:span> ĕ 100 | dittero | -ère | -rous | -ron. = (templo, insecto) que habe duo ala. ⊂ G. dípteros ⊂ di- ptero. </text:p>
        </text:list-item>
        <text:list-item>
          <text:p text:style-name="P89"><text:span text:style-name="T3">directo</text:span> -us | -etto | -ect | -ect | -ect. = quem dirige, recto ad scopo. </text:p>
        </text:list-item>
        <text:list-item>
          <text:p text:style-name="P89">—<text:span text:style-name="T3">ione</text:span> 100 | -zione | -tion | -tion | -tion. </text:p>
        </text:list-item>
        <text:list-item>
          <text:p text:style-name="P89">—<text:span text:style-name="T3">ivo</text:span> | -ttivo | -if | -ive | -iv. </text:p>
        </text:list-item>
        <text:list-item>
          <text:p text:style-name="P89">—<text:span text:style-name="T3">ore</text:span> | -ttore | -teur | -tor | -tor. </text:p>
        </text:list-item>
        <text:list-item>
          <text:p text:style-name="P89">—<text:span text:style-name="T3">trice</text:span> | -ttrice | -trice | -tress, -trix | -trice. = directore femina. </text:p>
        </text:list-item>
        <text:list-item>
          <text:p text:style-name="P89"><text:span text:style-name="T3">dirige</text:span> -ĭgo | -ere | -er, <text:span text:style-name="T5">adresser</text:span> | to direct, <text:span text:style-name="T5">to address</text:span> | -ieren. ⊂ di rege. </text:p>
        </text:list-item>
        <text:list-item>
          <text:p text:style-name="P89">—<text:span text:style-name="T3">nte</text:span> -ens | -ente | -eant | -ent | -ent. </text:p>
        </text:list-item>
        <text:list-item>
          <text:p text:style-name="P89"><text:span text:style-name="T3">dirime</text:span> -ĭmo | -ere | -er | to dirempt | -ieren. = divide, annulla, pone fine. ⊂ dis- eme. </text:p>
        </text:list-item>
        <text:list-item>
          <text:p text:style-name="P89">—<text:span text:style-name="T3">ente</text:span> | -ente | -ent | -ent | -ent. </text:p>
        </text:list-item>
        <text:list-item>
          <text:p text:style-name="P89"><text:span text:style-name="T3">dirue</text:span> -o = rue. </text:p>
        </text:list-item>
        <text:list-item>
          <text:p text:style-name="P89"><text:span text:style-name="T3">diruto</text:span> -ŭtus = quem dirue. </text:p>
        </text:list-item>
        <text:list-item>
          <text:p text:style-name="P89">dis-, dif-, di- = in duo, aut plure, parte. ⊃ differ, diffunde, discerne, disperde, dissolve. difficile = ne facile; diminue = minue; disjunge = anti junge; discorde = anti concorde. </text:p>
        </text:list-item>
        <text:list-item>
          <text:p text:style-name="P89"><text:span text:style-name="T3">diaspproba</text:span> | -vare | désapprouver | -ve | desapprobieren. = anti approba, improba, refuta. </text:p>
        </text:list-item>
        <text:list-item>
          <text:p text:style-name="P89">—<text:span text:style-name="T3">tione</text:span> | -vazione | désapprobation | -tion | Desapprobation. </text:p>
        </text:list-item>
        <text:list-item>
          <text:p text:style-name="P89"><text:span text:style-name="T3">disce</text:span> -o | <text:span text:style-name="T5">imparare</text:span> | <text:span text:style-name="T5">apprendre</text:span> | <text:span text:style-name="T5">to learn</text:span> | <text:span text:style-name="T5">lernen</text:span>. = apprende, stude, doce se. ⊃ disci <text:span text:style-name="T5">pulo</text:span>, disci <text:span text:style-name="T5">plina</text:span>. </text:p>
        </text:list-item>
        <text:list-item>
          <text:p text:style-name="P89">—<text:span text:style-name="T3">nte</text:span> -ns = que disce. </text:p>
        </text:list-item>
        <text:list-item>
          <text:p text:style-name="P89"><text:span text:style-name="T3">discerne</text:span> -o | -ere | -er | to discern | -ieren. = dis cerne. </text:p>
        </text:list-item>
        <text:list-item>
          <text:p text:style-name="P89">—<text:span text:style-name="T3">ibile</text:span> -ĭlis | -ibile | -able | -ible | -ibel. </text:p>
        </text:list-item>
        <text:list-item>
          <text:p text:style-name="P89">—<text:span text:style-name="T3">imento</text:span> | -nimento | -nement | -nment | -niment. </text:p>
        </text:list-item>
        <text:list-item>
          <text:p text:style-name="P89"><text:span text:style-name="T3">disciplina</text:span> -a | -ina | -ine | -ine | -in. ⊂ discip(u)l(o) -ina. </text:p>
        </text:list-item>
        <text:list-item>
          <text:p text:style-name="P89">— | -are | -er | -e | -ieren. = instrue, erudi, educa, da disciplina. </text:p>
        </text:list-item>
        <text:list-item>
          <text:p text:style-name="P89"><text:span text:style-name="T3">discipulo</text:span> -ŭlus | -epolo | -iple | -iple | -ipel. = qui disce. ⊃ disciplina, condiscipulo. </text:p>
        </text:list-item>
        <text:list-item>
          <text:p text:style-name="P89">disclude | dischiudere | déclore | to disclose. = anti claude. </text:p>
        </text:list-item>
        <text:list-item>
          <text:p text:style-name="P89">— -o = disjunge, claude separato. </text:p>
        </text:list-item>
        <text:list-item>
          <text:p text:style-name="P89"><text:span text:style-name="T3">disco</text:span> -us | -sco | -sque | -scus, -sk | -scus. = lance, corpore plano et rotundo. ⊂ G. díscos. </text:p>
        </text:list-item>
        <text:list-item>
          <text:p text:style-name="P89">— -us | | | dish. = vase plano pro dapes. </text:p>
        </text:list-item>
        <text:list-item>
          <text:p text:style-name="P89">— M | desco | | | Tisch. = tabula pro prande. </text:p>
        </text:list-item>
        <text:list-item>
          <text:p text:style-name="P89">—<text:span text:style-name="T3">oide</text:span> | -oide | -oïde | -oid | -oidisch. ⊂ G. discoeid <text:span text:style-name="T3">ē</text:span>s ⊂ disco -īde = in forma de disco. </text:p>
        </text:list-item>
        <text:list-item>
          <text:p text:style-name="P89"><text:span text:style-name="T3">discontinuo</text:span> | -nuo | -nu | -nue | -nuierlich. = ne continuo. </text:p>
        </text:list-item>
        <text:list-item>
          <text:p text:style-name="P89">—<text:span text:style-name="T3">uitate</text:span> | -ità | -ité | -ity | -ität. </text:p>
        </text:list-item>
        <text:list-item>
          <text:p text:style-name="P89"><text:span text:style-name="T3">disconveni</text:span> -ĕnio | -ire | -ir | | -ieren. = ne conveni. </text:p>
        </text:list-item>
        <text:list-item>
          <text:p text:style-name="P89">—<text:span text:style-name="T3">iente</text:span> | -niente | -nant | -nient. </text:p>
        </text:list-item>
        <text:list-item>
          <text:p text:style-name="P89">—<text:span text:style-name="T3">ientia</text:span> 300 | -ienzia | -ance | -ience | -ienz. </text:p>
        </text:list-item>
        <text:list-item>
          <text:p text:style-name="P89"><text:span text:style-name="T3">discorda</text:span> -o | -are | -er | | -ieren. = es discorde. </text:p>
        </text:list-item>
        <text:list-item>
          <text:p text:style-name="P89">—<text:span text:style-name="T3">nte</text:span> | -ante | -ant | -ant | -ant. </text:p>
        </text:list-item>
        <text:list-item>
          <text:p text:style-name="P89">—<text:span text:style-name="T3">ntia</text:span> | -anza | -ance | -ance | -anz. </text:p>
        </text:list-item>
        <text:list-item>
          <text:p text:style-name="P89"><text:soft-page-break/><text:span text:style-name="T3">discorde</text:span> -cors | discorde. = anti concorde, discordante. </text:p>
        </text:list-item>
        <text:list-item>
          <text:p text:style-name="P89">—<text:span text:style-name="T3">ia</text:span> | -dia | -de | -d | -danz. </text:p>
        </text:list-item>
        <text:list-item>
          <text:p text:style-name="P89"><text:span text:style-name="T3">discredita</text:span> -ĭto | -are, screditare | -éditer | to discredit | -ieren. = tolle credito. </text:p>
        </text:list-item>
        <text:list-item>
          <text:p text:style-name="P89"><text:span text:style-name="T3">discredito</text:span> ĭ | -ito | -édit | -it | -it. = anti credito, malo credito, dishonore. </text:p>
        </text:list-item>
        <text:list-item>
          <text:p text:style-name="P89"><text:span text:style-name="T3">discreto</text:span> -us | -eto | -et | -ete | -et. = quem discerne, disjuncto, anti concreto, ne continuo. </text:p>
        </text:list-item>
        <text:list-item>
          <text:p text:style-name="P89">— M | discreto | discret | discreet | -et. = æquo, moderato, temperato, prudente in loque, tacito, que discerne. </text:p>
        </text:list-item>
        <text:list-item>
          <text:p text:style-name="P89">—<text:span text:style-name="T3">ione</text:span> 400 | -zione | -étion | -tion | -tion. = to es discreto, separatione. </text:p>
        </text:list-item>
        <text:list-item>
          <text:p text:style-name="P89">——<text:span text:style-name="T3">ale</text:span> | -zionale | -étionnaire | -nal, -nary | -när. </text:p>
        </text:list-item>
        <text:list-item>
          <text:p text:style-name="P89"><text:span text:style-name="T3">discriminante</text:span> | -nte | -nt | -nt | -nt. = expressione algebrico resultante ex derivatas. </text:p>
        </text:list-item>
        <text:list-item>
          <text:p text:style-name="P89"><text:span text:style-name="T3">disculpa</text:span> | -olpare | -er | -ate | -ieren. = anti culpa, tolle culpa. </text:p>
        </text:list-item>
        <text:list-item>
          <text:p text:style-name="P89">discursu -us = cursu in diverso partes, cursu. </text:p>
        </text:list-item>
        <text:list-item>
          <text:p text:style-name="P89">— 500 | -orso | -ours | -ourse | -urs. = sermone, oratione. </text:p>
        </text:list-item>
        <text:list-item>
          <text:p text:style-name="P89"><text:span text:style-name="T3">discusso</text:span> -us = quem discute. </text:p>
        </text:list-item>
        <text:list-item>
          <text:p text:style-name="P89">—<text:span text:style-name="T3">ibile</text:span> -ĭlis | -tibile | -table | -ssable. </text:p>
        </text:list-item>
        <text:list-item>
          <text:p text:style-name="P89">—<text:span text:style-name="T3">ione</text:span> 100 = ton quate. </text:p>
        </text:list-item>
        <text:list-item>
          <text:p text:style-name="P89">—— 500 | -ione | -ion | -ion | -ion. = disputatione, controversia, examine. </text:p>
        </text:list-item>
        <text:list-item>
          <text:p text:style-name="P89"><text:span text:style-name="T3">discute</text:span> -ŭtio = dis quate, separa. </text:p>
        </text:list-item>
        <text:list-item>
          <text:p text:style-name="P89">— 500 | -ere | -er | to discuss | -ieren. = disputa, examina, refuta. </text:p>
        </text:list-item>
        <text:list-item>
          <text:p text:style-name="P89"><text:span text:style-name="T3">dishereda</text:span> | diseredare | déshériter | to disherit | desheretieren. = tolle hereditate, exhereda. </text:p>
        </text:list-item>
        <text:list-item>
          <text:p text:style-name="P89"><text:span text:style-name="T3">dishonestate</text:span> | disonestà | déshonnêteté | dishonesty. = anti honestate, turpitudine. </text:p>
        </text:list-item>
        <text:list-item>
          <text:p text:style-name="P89"><text:span text:style-name="T3">dishonesto</text:span> | disonesto | déshonnête, malhonnête | dishonest. = ne honesto, obsceno, turpe, iniquo. </text:p>
        </text:list-item>
        <text:list-item>
          <text:p text:style-name="P89"><text:span text:style-name="T3">dishonora</text:span> | disonorare | déshonorer | to dishonor. = anti honora, tolle honore. </text:p>
        </text:list-item>
        <text:list-item>
          <text:p text:style-name="P89"><text:span text:style-name="T3">dishonore</text:span> | disonore | déshonneur | dishonor | Deshonneur. = anti honore, infamia. </text:p>
        </text:list-item>
        <text:list-item>
          <text:p text:style-name="P89"><text:span text:style-name="T3">disinfectione</text:span> | -zione | désinfection | -tion | Des—tion. = anti infectione, ton munda, ton purga. </text:p>
        </text:list-item>
        <text:list-item>
          <text:p text:style-name="P89"><text:span text:style-name="T3">disjuncto</text:span> -us = quem disjunge. </text:p>
        </text:list-item>
        <text:list-item>
          <text:p text:style-name="P89">—<text:span text:style-name="T3">ione</text:span> -tio | disgiunzione | disjonction | -tion | -tion. </text:p>
        </text:list-item>
        <text:list-item>
          <text:p text:style-name="P89">—<text:span text:style-name="T3">ivo</text:span> 100 | disgiuntivo | disjonctif | -tive | -tiv. </text:p>
        </text:list-item>
        <text:list-item>
          <text:p text:style-name="P89"><text:span text:style-name="T3">disjunge</text:span> -o | disgiungere | disjoindre, déjoindre | to disjoint | -ieren. = anti junge. </text:p>
        </text:list-item>
        <text:list-item>
          <text:p text:style-name="P89"><text:span text:style-name="T3">disloca</text:span> | -care | -quer | -cate | -cieren. = tolle ex lŏco, extorque, luxa. </text:p>
        </text:list-item>
        <text:list-item>
          <text:p text:style-name="P89">—<text:span text:style-name="T3">tione</text:span> | -zione | -tion | -tion | -tion. </text:p>
        </text:list-item>
        <text:list-item>
          <text:p text:style-name="P89"><text:span text:style-name="T3">dismembra</text:span> | smembrare | démembrer | to dismember | -ieren. = disjunge membros. </text:p>
        </text:list-item>
        <text:list-item>
          <text:p text:style-name="P89"><text:soft-page-break/><text:span text:style-name="T3">disobœdi</text:span> | disobbedire | désobéir | to disobey | -ieren. = ne obœdi. </text:p>
        </text:list-item>
        <text:list-item>
          <text:p text:style-name="P89"><text:span text:style-name="T3">disordine</text:span> -udo -udĭn- | -dine | désordre | -der. = anti ordine, confusione, perturbatione. </text:p>
        </text:list-item>
        <text:list-item>
          <text:p text:style-name="P89"><text:span text:style-name="T3">disparato</text:span> -us | -ato | -ate | -ate | -at. = ne pari, diverso, ne simile. </text:p>
        </text:list-item>
        <text:list-item>
          <text:p text:style-name="P89"><text:span text:style-name="T3">dispari</text:span> -păr | -ri | impair | dispair. = ne pari. </text:p>
        </text:list-item>
        <text:list-item>
          <text:p text:style-name="P89">—<text:span text:style-name="T3">tate</text:span> | -ità | -ité | -ity | -ität. </text:p>
        </text:list-item>
        <text:list-item>
          <text:p text:style-name="P89"><text:span text:style-name="T3">dispendio</text:span> -um | -dio. = impensa non necesse, damno. </text:p>
        </text:list-item>
        <text:list-item>
          <text:p text:style-name="P89">—<text:span text:style-name="T3">ioso</text:span> 100 | -dioso | -dieux. </text:p>
        </text:list-item>
        <text:list-item>
          <text:p text:style-name="P89"><text:span text:style-name="T3">dispensa</text:span> -o | -are | -er | -e. = divide, distribue. ⊂ dis pensa [pondera]. </text:p>
        </text:list-item>
        <text:list-item>
          <text:p text:style-name="P89">— M | -sare | -ser | -se | -sieren. = exime, exempta, tolle penso. </text:p>
        </text:list-item>
        <text:list-item>
          <text:p text:style-name="P89"><text:span text:style-name="T3">disperde</text:span> -o | disperdere. = perde, destrue, ruina. </text:p>
        </text:list-item>
        <text:list-item>
          <text:p text:style-name="P89"><text:span text:style-name="T3">disperge</text:span> -o | -gere | -ser | -se | -sieren. ⊃ disperso. = sparge, dissipa, profunde. </text:p>
        </text:list-item>
        <text:list-item>
          <text:p text:style-name="P89"><text:span text:style-name="T3">disperso</text:span> -us | -so | -sé | -sed. = quem disperge. </text:p>
        </text:list-item>
        <text:list-item>
          <text:p text:style-name="P89">—<text:span text:style-name="T3">ione</text:span> -sio | -sione | -sion | -sion | -sion. </text:p>
        </text:list-item>
        <text:list-item>
          <text:p text:style-name="P89"><text:span text:style-name="T3">displica</text:span> -ĭco | spiegare | déplier, déployer | deploy, display. = anti plica, explica, expande. </text:p>
        </text:list-item>
        <text:list-item>
          <text:p text:style-name="P89"><text:span text:style-name="T3">displice</text:span> -ĭceo | dispiacere | déplaire | to displease | -ieren. = anti place. </text:p>
        </text:list-item>
        <text:list-item>
          <text:p text:style-name="P89"><text:span text:style-name="T3">dispone</text:span> -pōno | -porre | -poser | -pose | -ponieren. = pone in ordine, ordina, præpara. ⊃ disposito. </text:p>
        </text:list-item>
        <text:list-item>
          <text:p text:style-name="P89">—<text:span text:style-name="T3">bile</text:span> -ĭlis | -ibile | -ible | disposable | -ibel. = quem pote dispone. </text:p>
        </text:list-item>
        <text:list-item>
          <text:p text:style-name="P89"><text:span text:style-name="T3">disposito</text:span> -ĭtus | disposto | -sé | -sed. = quem dispone. </text:p>
        </text:list-item>
        <text:list-item>
          <text:p text:style-name="P89">—<text:span text:style-name="T3">ione</text:span> -tio | -zione | -tion | -tion | -tion. </text:p>
        </text:list-item>
        <text:list-item>
          <text:p text:style-name="P89">—<text:span text:style-name="T3">ivo</text:span> | -ivo | -if | -ive | -iv. </text:p>
        </text:list-item>
        <text:list-item>
          <text:p text:style-name="P89">—<text:span text:style-name="T3">ore</text:span> 100 | -itore | -ant | -er. = qui dispone (in testamento). </text:p>
        </text:list-item>
        <text:list-item>
          <text:p text:style-name="P89"><text:span text:style-name="T3">disproportione</text:span> | sproporzione | -tion | -tion | -tion. = malo proportione. </text:p>
        </text:list-item>
        <text:list-item>
          <text:p text:style-name="P89"><text:span text:style-name="T3">disputa</text:span> -pŭto | -are | -er | -e | -ieren. = dissere, discute. ⊂ dis puta. </text:p>
        </text:list-item>
        <text:list-item>
          <text:p text:style-name="P89">—<text:span text:style-name="T3">bile</text:span> ĭ 100 | -bile | -ble | -ble | -bel. = controverso, dubio. </text:p>
        </text:list-item>
        <text:list-item>
          <text:p text:style-name="P89">—<text:span text:style-name="T3">tione</text:span> -tio | -azione, disputa | -ation, dispute | -ation, dispute | -ation, Disput. </text:p>
        </text:list-item>
        <text:list-item>
          <text:p text:style-name="P89">—<text:span text:style-name="T3">tore</text:span> -tor | -tore | -teur | -tant | -tor. </text:p>
        </text:list-item>
        <text:list-item>
          <text:p text:style-name="P89"><text:span text:style-name="T3">disquisitione</text:span> -tio | -zione | -tion | -tion | -tion. = ton quære cum cura, examine, discussione, critica. </text:p>
        </text:list-item>
        <text:list-item>
          <text:p text:style-name="P89"><text:span text:style-name="T3">disseca</text:span> ĕ 100 | | -équer | -ect | -ectieren. = seca, fac anatomia. ⊃ </text:p>
        </text:list-item>
        <text:list-item>
          <text:p text:style-name="P89"><text:span text:style-name="T3">dissecto</text:span> 100 = quem disseca. </text:p>
        </text:list-item>
        <text:list-item>
          <text:p text:style-name="P89">—<text:span text:style-name="T3">ione</text:span> 100 | -zione | -tion | -tion | -tion. </text:p>
        </text:list-item>
        <text:list-item>
          <text:p text:style-name="P89">—<text:span text:style-name="T3">ore</text:span> | -ttore | -cteur | -ctor | -ctor. </text:p>
        </text:list-item>
        <text:list-item>
          <text:p text:style-name="P89"><text:span text:style-name="T3">dissemina</text:span> -ĭno | -are | -éminer | -ate. = dis semina. </text:p>
        </text:list-item>
        <text:list-item>
          <text:p text:style-name="P89">—<text:span text:style-name="T3">tione</text:span> 200 | -azione | -émination | -ation | -ation. </text:p>
        </text:list-item>
        <text:list-item>
          <text:p text:style-name="P89"><text:span text:style-name="T3">dissensione</text:span> -sio | -sione | -sion | -sion | -sion. = to dissenti. </text:p>
        </text:list-item>
        <text:list-item>
          <text:p text:style-name="P89"><text:span text:style-name="T3">dissenti</text:span> -io | -tire | -tir | -t | -tieren. = anti consenti, habe opinione differente. </text:p>
        </text:list-item>
        <text:list-item>
          <text:p text:style-name="P89"><text:span text:style-name="T3">dissere</text:span> -sĕro = disserta, disputa, ratiocina, loque. ⊂ dis sere 1. </text:p>
        </text:list-item>
        <text:list-item>
          <text:p text:style-name="P89">dissĕre -o = semina, dissemina, sparge. ⊂ dis sere 2. </text:p>
        </text:list-item>
        <text:list-item>
          <text:p text:style-name="P89"><text:soft-page-break/><text:span text:style-name="T3">disserta</text:span> 100 | -are | -er | -ate | -ieren. = disputa, loque. ⊂ disser(e) -ta. </text:p>
        </text:list-item>
        <text:list-item>
          <text:p text:style-name="P89">—<text:span text:style-name="T3">tione</text:span> 100 | -zione | -tion | -tion | -tion. = oratione, tractatu, discussione. </text:p>
        </text:list-item>
        <text:list-item>
          <text:p text:style-name="P89"><text:span text:style-name="T3">disside</text:span> -ĭdeo = dis sede, es dissidente. </text:p>
        </text:list-item>
        <text:list-item>
          <text:p text:style-name="P89">—<text:span text:style-name="T3">nte</text:span> -ens | -ente | -ent | -ent | -ent. </text:p>
        </text:list-item>
        <text:list-item>
          <text:p text:style-name="P89">—<text:span text:style-name="T3">ntia</text:span> 100 | -nza | -nce | -nce. = discordia. </text:p>
        </text:list-item>
        <text:list-item>
          <text:p text:style-name="P89"><text:span text:style-name="T3">dissidio</text:span> -um | -dio. = dissidentia. </text:p>
        </text:list-item>
        <text:list-item>
          <text:p text:style-name="P89"><text:span text:style-name="T3">dissimula</text:span> -ŭlo | -are | -er | -ate | -ieren. = simula contra. </text:p>
        </text:list-item>
        <text:list-item>
          <text:p text:style-name="P89">—<text:span text:style-name="T3">tione</text:span> -tio | -zione | -tion | -tion | -tion. </text:p>
        </text:list-item>
        <text:list-item>
          <text:p text:style-name="P89">—<text:span text:style-name="T3">tore</text:span> -tor | -atore | -ateur | -ator | -ant. </text:p>
        </text:list-item>
        <text:list-item>
          <text:p text:style-name="P89"><text:span text:style-name="T3">dissipa</text:span> -ĭpo | -are | -er | -ate | -ieren. </text:p>
        </text:list-item>
        <text:list-item>
          <text:p text:style-name="P89">—<text:span text:style-name="T3">bile</text:span> -bĭlis | -bile | | -ble | -bel. </text:p>
        </text:list-item>
        <text:list-item>
          <text:p text:style-name="P89">—<text:span text:style-name="T3">tione</text:span> -tio | -zione | -tion | -tion | -tion. </text:p>
        </text:list-item>
        <text:list-item>
          <text:p text:style-name="P89">—<text:span text:style-name="T3">tore</text:span> 500 | -tore | -teur | | -tor. </text:p>
        </text:list-item>
        <text:list-item>
          <text:p text:style-name="P89"><text:span text:style-name="T3">dissocia</text:span> -o | -are | -er | -ate | -ieren. = dis socia, anti associa. </text:p>
        </text:list-item>
        <text:list-item>
          <text:p text:style-name="P89">—<text:span text:style-name="T3">bile</text:span> -bĭlis | -bile | -ble | -ble | -bel. = que dissocia (Horatio), quem pote dissocia (Tacito). </text:p>
        </text:list-item>
        <text:list-item>
          <text:p text:style-name="P89">—<text:span text:style-name="T3">tione</text:span> -tio | -zione | -tion | -tion | -tion. </text:p>
        </text:list-item>
        <text:list-item>
          <text:p text:style-name="P89"><text:span text:style-name="T3">dissolubile</text:span> -bĭlis | -bile | -ble | -ble | -bel. = quem pote dissolve. </text:p>
        </text:list-item>
        <text:list-item>
          <text:p text:style-name="P89">—<text:span text:style-name="T3">itate</text:span> | -ità | -ité | -ity. </text:p>
        </text:list-item>
        <text:list-item>
          <text:p text:style-name="P89"><text:span text:style-name="T3">dissoluto</text:span> -us | -luto, disciolto | -lu, dissous | -lute, -lved | -lut, -lviert. = quem dissolve. </text:p>
        </text:list-item>
        <text:list-item>
          <text:p text:style-name="P89">—<text:span text:style-name="T3">ione</text:span> -io | -zione | -tion | -tion | -tion. </text:p>
        </text:list-item>
        <text:list-item>
          <text:p text:style-name="P89"><text:span text:style-name="T3">dissolve</text:span> -o | -ere, disciogliere | dissoudre | -e | -ieren. = dis solve, solve. ⊃ dissoluto. </text:p>
        </text:list-item>
        <text:list-item>
          <text:p text:style-name="P89"><text:span text:style-name="T3">dissona</text:span> ŏ 100 | -are | -er | | -ieren. = sona in modo diverso, discorda, es dissonante. </text:p>
        </text:list-item>
        <text:list-item>
          <text:p text:style-name="P89">—<text:span text:style-name="T3">ante</text:span> = </text:p>
        </text:list-item>
        <text:list-item>
          <text:p text:style-name="P89">—<text:span text:style-name="T3">o</text:span> -ŏnus | -ante | -ant | -ant. </text:p>
        </text:list-item>
        <text:list-item>
          <text:p text:style-name="P89">—<text:span text:style-name="T3">antia</text:span> 400 | -nza | -nce | -nce | -nz. </text:p>
        </text:list-item>
        <text:list-item>
          <text:p text:style-name="P89"><text:span text:style-name="T3">dissuade</text:span> -eo | -ere | -er | -e | -ieren. = suade contra, anti suade. </text:p>
        </text:list-item>
        <text:list-item>
          <text:p text:style-name="P89"><text:span text:style-name="T3">dissuasione</text:span> -sio | -sione | -sion | -sion | -sion. = ton dissuade. </text:p>
        </text:list-item>
        <text:list-item>
          <text:p text:style-name="P89"><text:span text:style-name="T3">dissue</text:span> -o = anti sue. </text:p>
        </text:list-item>
        <text:list-item>
          <text:p text:style-name="P89"><text:span text:style-name="T3">dista</text:span> -o | -are. = dis sta, differ. </text:p>
        </text:list-item>
        <text:list-item>
          <text:p text:style-name="P89">—<text:span text:style-name="T3">nte</text:span> -ans | -ante | -ant | -ant. </text:p>
        </text:list-item>
        <text:list-item>
          <text:p text:style-name="P89">—<text:span text:style-name="T3">ntia</text:span> -a | -anza | -ance | -ance | -anz. </text:p>
        </text:list-item>
        <text:list-item>
          <text:p text:style-name="P89">—— | -anzare | -ancer | -ance | -ancieren. = præcede distante. </text:p>
        </text:list-item>
        <text:list-item>
          <text:p text:style-name="P89"><text:span text:style-name="T3">distende</text:span> -o | -dere | -dre | -d | -dieren. = tende, extende, dilata. </text:p>
        </text:list-item>
        <text:list-item>
          <text:p text:style-name="P89"><text:span text:style-name="T3">distensione</text:span> 100 | -sione | -sion | -sion | -sion. = ton distende. </text:p>
        </text:list-item>
        <text:list-item>
          <text:p text:style-name="P89"><text:span text:style-name="T3">disticho</text:span> ĭ 100 | -co | -que | -ch | -chon. = duo versu. ⊂ G. dístichon ⊂ di- sticho. </text:p>
        </text:list-item>
        <text:list-item>
          <text:p text:style-name="P89">distilla = destilla. </text:p>
        </text:list-item>
        <text:list-item>
          <text:p text:style-name="P89"><text:span text:style-name="T3">distincto</text:span> -us | -nto | -nct | -nct | -nct. = quem distingue, separato, notabile. </text:p>
        </text:list-item>
        <text:list-item>
          <text:p text:style-name="P89">—<text:span text:style-name="T3">ione</text:span> -tio | -zione | -tion | -tion | -tion. </text:p>
        </text:list-item>
        <text:list-item>
          <text:p text:style-name="P89">—<text:span text:style-name="T3">ivo</text:span> | -tivo | -tif | -tive | -tiv. </text:p>
        </text:list-item>
        <text:list-item>
          <text:p text:style-name="P89"><text:soft-page-break/><text:span text:style-name="T3">distingue</text:span> -o | -ere | -er | -ish | -ieren. ⊃ distincto. ⊂ dis stingue. </text:p>
        </text:list-item>
        <text:list-item>
          <text:p text:style-name="P89"><text:span text:style-name="T3">distorque</text:span> -eo | -cere | distordre | distort | -quieren. = torque. ⊃ distorto. </text:p>
        </text:list-item>
        <text:list-item>
          <text:p text:style-name="P89"><text:span text:style-name="T3">distorto</text:span> -us = quem distorque. </text:p>
        </text:list-item>
        <text:list-item>
          <text:p text:style-name="P89">—<text:span text:style-name="T3">ione</text:span> -tio | -sione | -sion | -sion. </text:p>
        </text:list-item>
        <text:list-item>
          <text:p text:style-name="P89"><text:span text:style-name="T3">distracto</text:span> -us | -atto | -ait | -acted, -act. = quem distrahe. </text:p>
        </text:list-item>
        <text:list-item>
          <text:p text:style-name="P89">—<text:span text:style-name="T3">ione</text:span> -tio | -zione | -tion | -tion | -tion. = ton distrahe, divisione, separatione. </text:p>
        </text:list-item>
        <text:list-item>
          <text:p text:style-name="P89">— M = aberratione, ludo, joco. </text:p>
        </text:list-item>
        <text:list-item>
          <text:p text:style-name="P89"><text:span text:style-name="T3">distrahe</text:span> -ăho | -arre | -aire | -act | -ahieren. = dis trahe, disperde, divide, evelle, trahe mente ex occupatione. ⊃ distracto. </text:p>
        </text:list-item>
        <text:list-item>
          <text:p text:style-name="P89"><text:span text:style-name="T3">distribue</text:span> -o | -ire | -er | -te | -ieren. = dis tribue. ⊃ distributo. </text:p>
        </text:list-item>
        <text:list-item>
          <text:p text:style-name="P89"><text:span text:style-name="T3">distributo</text:span> -us = quem distribue. </text:p>
        </text:list-item>
        <text:list-item>
          <text:p text:style-name="P89">—<text:span text:style-name="T3">ione</text:span> -tio | -zione | -tion | -tion | -tion. </text:p>
        </text:list-item>
        <text:list-item>
          <text:p text:style-name="P89">—<text:span text:style-name="T3">ivo</text:span> | -ivo | -if | -ive | -iv. </text:p>
        </text:list-item>
        <text:list-item>
          <text:p text:style-name="P89">—<text:span text:style-name="T3">ore</text:span> 200 | -tore | -teur | -tor. </text:p>
        </text:list-item>
        <text:list-item>
          <text:p text:style-name="P89">districto -us = stricto. ⊃ F. détresse, A. distress = miseria; A. stress = strictione, vi. </text:p>
        </text:list-item>
        <text:list-item>
          <text:p text:style-name="P89"><text:span text:style-name="T3">districtu</text:span> | -etto | -ict, détroit | -ict | -ikt. = jurisdictione, regione. </text:p>
        </text:list-item>
        <text:list-item>
          <text:p text:style-name="P89"><text:span text:style-name="T3">disturba</text:span> -o | -are | | to disturb | -ieren. = turba. </text:p>
        </text:list-item>
        <text:list-item>
          <text:p text:style-name="P89">—<text:span text:style-name="T3">tione</text:span> -tio | -bo | | -b | -bation. </text:p>
        </text:list-item>
        <text:list-item>
          <text:p text:style-name="P89"><text:span text:style-name="T3">disunione</text:span> | -one | désunion | -on. = anti unione, discordia. </text:p>
        </text:list-item>
        <text:list-item>
          <text:p text:style-name="P89"><text:span text:style-name="T3">dite</text:span> dis = divite. </text:p>
        </text:list-item>
        <text:list-item>
          <text:p text:style-name="P89"><text:span text:style-name="T3">dithyrambo</text:span> -us | ditirambo | -ambe | -amb | -amb. ⊂ G. dithúrambos. = hymno in honore de Baccho. </text:p>
        </text:list-item>
        <text:list-item>
          <text:p text:style-name="P89">L. diu = per longo tempore, de die. </text:p>
        </text:list-item>
        <text:list-item>
          <text:p text:style-name="P89"><text:span text:style-name="T3">diuresi</text:span> | -si | -èse | -sis | -sis. = secretione de urina. ⊂ di(a) ûr(on) [urina] -si. </text:p>
        </text:list-item>
        <text:list-item>
          <text:p text:style-name="P89"><text:span text:style-name="T3">diuretico</text:span> ĭ 500 | -ico | -étique | -ic | -isch. = que produc orina, de diuresi. ⊂ G. diurēticós. </text:p>
        </text:list-item>
        <text:list-item>
          <text:p text:style-name="P89"><text:span text:style-name="T3">diurnale</text:span> | giornale | journal, diurnal | journal | Journal. = libro diurno, publicatione quotidiano. </text:p>
        </text:list-item>
        <text:list-item>
          <text:p text:style-name="P89">—<text:span text:style-name="T3">ista</text:span> | giornalista | journaliste | journalist | Journalist. </text:p>
        </text:list-item>
        <text:list-item>
          <text:p text:style-name="P89"><text:span text:style-name="T3">diurno</text:span> -us | -no | -ne | -nal. = de die. </text:p>
        </text:list-item>
        <text:list-item>
          <text:p text:style-name="P89"><text:span text:style-name="T3">diverge</text:span> | -gere | -ger | -ge | -gieren. = dis verge. </text:p>
        </text:list-item>
        <text:list-item>
          <text:p text:style-name="P89">—<text:span text:style-name="T3">nte</text:span> | -ente | -ent | -ent | -ent. </text:p>
        </text:list-item>
        <text:list-item>
          <text:p text:style-name="P89">—<text:span text:style-name="T3">ntia</text:span> | -enza | -ence | -ence | -enz. </text:p>
        </text:list-item>
        <text:list-item>
          <text:p text:style-name="P89"><text:span text:style-name="T3">diverso</text:span> -us | -erso | -ers | -erse | -ers. = quem diverte, contrario, opposito, dissimile, differente. </text:p>
        </text:list-item>
        <text:list-item>
          <text:p text:style-name="P89">—<text:span text:style-name="T3">ione</text:span> | -sione | -sion | -sion | -sion. </text:p>
        </text:list-item>
        <text:list-item>
          <text:p text:style-name="P89">—<text:span text:style-name="T3">itate</text:span> 100 | -ità | -ité | -ity | -ität. </text:p>
        </text:list-item>
        <text:list-item>
          <text:p text:style-name="P89"><text:span text:style-name="T3">diverte</text:span> -o | -ire | -ir | to divert | -ieren. = verte in alio parte. ⊃ diverso. </text:p>
        </text:list-item>
        <text:list-item>
          <text:p text:style-name="P89"><text:span text:style-name="T3">divide</text:span> -ĭdo | -dere | -ser | -de | -dieren. ⊃ diviso. </text:p>
        </text:list-item>
        <text:list-item>
          <text:p text:style-name="P89"><text:span text:style-name="T3">dividendo</text:span> | -endo | -ende | -end | -end. = quem debe divide. </text:p>
        </text:list-item>
        <text:list-item>
          <text:p text:style-name="P89"><text:span text:style-name="T3">divina</text:span> -o | -are, indovinare | deviner | -e | -ieren. = prædic, augura, prævide. </text:p>
        </text:list-item>
        <text:list-item>
          <text:p text:style-name="P89"><text:soft-page-break/>—<text:span text:style-name="T3">tione</text:span> -tio | -zione | -tion | -tion | -tion. </text:p>
        </text:list-item>
        <text:list-item>
          <text:p text:style-name="P89">—<text:span text:style-name="T3">tore</text:span> | -tore | -teur | -tor | -tor. </text:p>
        </text:list-item>
        <text:list-item>
          <text:p text:style-name="P89"><text:span text:style-name="T3">divino</text:span> -us | -ino | -in | -ine | -in. = divo. </text:p>
        </text:list-item>
        <text:list-item>
          <text:p text:style-name="P89">—<text:span text:style-name="T3">itate</text:span> -tas | -tà | -té | -ty | -tät. </text:p>
        </text:list-item>
        <text:list-item>
          <text:p text:style-name="P89"><text:span text:style-name="T3">diviso</text:span> -us | -so | -is. = quem divide. </text:p>
        </text:list-item>
        <text:list-item>
          <text:p text:style-name="P89">—<text:span text:style-name="T3">ibile</text:span> ĭ 300 | -bile | -ble | -ble | -bel. = quem pote divide. </text:p>
        </text:list-item>
        <text:list-item>
          <text:p text:style-name="P89">——<text:span text:style-name="T3">itate</text:span> | -tà | -té | -ty | -tät. </text:p>
        </text:list-item>
        <text:list-item>
          <text:p text:style-name="P89">—<text:span text:style-name="T3">ione</text:span> -sio | -sione | -sion | -sion | -sion. </text:p>
        </text:list-item>
        <text:list-item>
          <text:p text:style-name="P89">—<text:span text:style-name="T3">ore</text:span> -sor | -sore | -seur | -sor | -sor. </text:p>
        </text:list-item>
        <text:list-item>
          <text:p text:style-name="P89"><text:span text:style-name="T3">divo</text:span> -us | divo. = de deo. ⊃ divino. </text:p>
        </text:list-item>
        <text:list-item>
          <text:p text:style-name="P89"><text:span text:style-name="T3">divortia</text:span> | -ziare | -cer | -ce | -tieren. = fac divortio. </text:p>
        </text:list-item>
        <text:list-item>
          <text:p text:style-name="P89"><text:span text:style-name="T3">divortio</text:span> -um | -zio | -ce | -ce | -tium. ⊂ di- vert(e) -io. </text:p>
        </text:list-item>
        <text:list-item>
          <text:p text:style-name="P89"><text:span text:style-name="T3">divulga</text:span> -o | -are | -uer | -e | -ieren. = vulga. </text:p>
        </text:list-item>
        <text:list-item>
          <text:p text:style-name="P89">E. do = da. ⊃ L. da, dono, dote; G. dídōmi, dosi, antidoto, anecdoto. </text:p>
        </text:list-item>
        <text:list-item>
          <text:p text:style-name="P89">G. doc docéō = cense, existima. ⊃ doxa, orthodoxo, dogma. </text:p>
        </text:list-item>
        <text:list-item>
          <text:p text:style-name="P89"><text:span text:style-name="T3">DOCE</text:span> -eo | <text:span text:style-name="T5">insegnare</text:span> | <text:span text:style-name="T5">enseigner</text:span> | to teach (doci <text:span text:style-name="T5">ble</text:span>) | <text:span text:style-name="T5">lehren</text:span>, docieren. = fac disce, educa, instrue. ⊃ doctore, docto, documento, doctrina, docile. </text:p>
        </text:list-item>
        <text:list-item>
          <text:p text:style-name="P89">—<text:span text:style-name="T3">nte</text:span> -ns | -ente | <text:span text:style-name="T5">professeur</text:span> | <text:span text:style-name="T5">lecturer</text:span> | -ent. </text:p>
        </text:list-item>
        <text:list-item>
          <text:p text:style-name="P89"><text:span text:style-name="T3">docile</text:span> -ĭlis | -ile | -ile | -ile | -il. = quem pote doce. </text:p>
        </text:list-item>
        <text:list-item>
          <text:p text:style-name="P89">—<text:span text:style-name="T3">itate</text:span> -tas | -tà | -té | -ty | -tät. </text:p>
        </text:list-item>
        <text:list-item>
          <text:p text:style-name="P89"><text:span text:style-name="T3">docimastica</text:span> -ĭca | -astica | -astique | -acy, -astic. = analysi de metallos in chemia. ⊂ G. -sía, -stic <text:span text:style-name="T3">ē</text:span>. = probatione. ⊂ G. docimázō = proba, explora, examina. ⊂ doc. </text:p>
        </text:list-item>
        <text:list-item>
          <text:p text:style-name="P89"><text:span text:style-name="T3">docto</text:span> -us | dotto | docte | <text:span text:style-name="T5">learned</text:span> | <text:span text:style-name="T5">gelehrt</text:span>, Doctus. = quem doce. </text:p>
        </text:list-item>
        <text:list-item>
          <text:p text:style-name="P89"><text:span text:style-name="T3">doctore</text:span> -tor | dottore | -teur | -tor | -tor. = qui habe jure de doce. </text:p>
        </text:list-item>
        <text:list-item>
          <text:p text:style-name="P89">—<text:span text:style-name="T3">atu</text:span> | dottorato | -at | -ate | -at. </text:p>
        </text:list-item>
        <text:list-item>
          <text:p text:style-name="P89"><text:span text:style-name="T3">doctrina</text:span> -a | dottrina | -ine | -ine | -in. = re quem doce. ⊂ doct(o)r(e) -īna. </text:p>
        </text:list-item>
        <text:list-item>
          <text:p text:style-name="P89">—<text:span text:style-name="T3">ale</text:span> | dottrinale | -al | -al | -al. </text:p>
        </text:list-item>
        <text:list-item>
          <text:p text:style-name="P89">—<text:span text:style-name="T3">ario</text:span> | dottrinario | -aire | -aire | -är. = theorico puro. </text:p>
        </text:list-item>
        <text:list-item>
          <text:p text:style-name="P89"><text:span text:style-name="T3">documento</text:span> -um | -mento | -ment | -ment | -ment. ⊂ doc(e) -u- -mento. </text:p>
        </text:list-item>
        <text:list-item>
          <text:p text:style-name="P89"><text:span text:style-name="T3">dodecaedro</text:span> ĕ | -aedro | dodécaèdre | -ahedron | -aëder. = polyedro cum 12 facio. ⊂ G. dōdecáedron. ⊂ d <text:span text:style-name="T3">ō</text:span>deca [decem et duo] hédra [basi]. </text:p>
        </text:list-item>
        <text:list-item>
          <text:p text:style-name="P89"><text:span text:style-name="T3">dogmate -ma</text:span> | -ma | -me | -ma | -ma. = decreto, edicto. ⊂ G. dógma ⊂ doc -ma. </text:p>
        </text:list-item>
        <text:list-item>
          <text:p text:style-name="P89"><text:span text:style-name="T3">dogmatica</text:span> -ĭca | -ica | la —ique | -ics | -ik. </text:p>
        </text:list-item>
        <text:list-item>
          <text:p text:style-name="P89">—<text:span text:style-name="T3">ico</text:span> -ĭcus | -ico | -ique | -ic | -isch. </text:p>
        </text:list-item>
        <text:list-item>
          <text:p text:style-name="P89">—<text:span text:style-name="T3">ismo</text:span> | -ismo | -isme | -ism | -ismus. </text:p>
        </text:list-item>
        <text:list-item>
          <text:p text:style-name="P89">—<text:span text:style-name="T3">iza</text:span> 400 | -izzare | -iser | -ize | -isieren. ⊂ G. dogmatízō. </text:p>
        </text:list-item>
        <text:list-item>
          <text:p text:style-name="P89"><text:span text:style-name="T3">DOLE</text:span> -eo | dolere | douloir | <text:span text:style-name="T5">grieve</text:span> | <text:span text:style-name="T5">Schmerz empfinden</text:span>. = habe dolore, suffer. </text:p>
        </text:list-item>
        <text:list-item>
          <text:p text:style-name="P89">—<text:span text:style-name="T3">nte</text:span> -ens | -ente | | -ent, doleful. </text:p>
        </text:list-item>
        <text:list-item>
          <text:p text:style-name="P89">—<text:span text:style-name="T3">ntia</text:span> | doglia, duolo | dolence, doléance, deuil | dole. = to dole. ⊃ con—, in—. </text:p>
        </text:list-item>
        <text:list-item>
          <text:p text:style-name="P89"><text:soft-page-break/><text:span text:style-name="T3">dolo</text:span> -us | dolo, <text:span text:style-name="T5">inganno</text:span> | dol, <text:span text:style-name="T5">ruse</text:span> | dolus, dole, <text:span text:style-name="T5">guile</text:span> | Dolus, <text:span text:style-name="T5">List</text:span>. = fraude. ⊃ doloso. ⊂ E. ⊃ G. dólos. </text:p>
        </text:list-item>
        <text:list-item>
          <text:p text:style-name="P89"><text:span text:style-name="T3">dolore</text:span> -lor | dolore | douleur | dolor | <text:span text:style-name="T5">Schmerz</text:span>. = to dole. </text:p>
        </text:list-item>
        <text:list-item>
          <text:p text:style-name="P89">—<text:span text:style-name="T3">oso</text:span> | -roso | douloureux | -rous. </text:p>
        </text:list-item>
        <text:list-item>
          <text:p text:style-name="P89"><text:span text:style-name="T3">doloso</text:span> -us | -oso | -osif | <text:span text:style-name="T5">deceitful</text:span> | -ös. = cum dolo. </text:p>
        </text:list-item>
        <text:list-item>
          <text:p text:style-name="P89"><text:span text:style-name="T3">DOMA</text:span> -o | domare | dompter | to tame, to daunt | zähmen. ⊂ E. ⊃ G. dama, (a)dama(nte); A. tame, D. D. zähmen, S. dam. </text:p>
        </text:list-item>
        <text:list-item>
          <text:p text:style-name="P89">—<text:span text:style-name="T3">bile</text:span> -bĭlis | -bile | domptable. </text:p>
        </text:list-item>
        <text:list-item>
          <text:p text:style-name="P89"><text:span text:style-name="T3">doma</text:span>(te) 100 | duomo | dôme | dome | Dom. = domo, tecto, tecto in forma de cupula, templo. ⊂ G. dôma ⊂ E. domo. </text:p>
        </text:list-item>
        <text:list-item>
          <text:p text:style-name="P89"><text:span text:style-name="T3">domestica</text:span> | -care | -quer | -cate | -cieren. = redde domestĭco. </text:p>
        </text:list-item>
        <text:list-item>
          <text:p text:style-name="P89">—<text:span text:style-name="T3">tione</text:span> | -zione | -tion | -tion | -tion. </text:p>
        </text:list-item>
        <text:list-item>
          <text:p text:style-name="P89"><text:span text:style-name="T3">domestico</text:span> -ĭcus | -tico | -tique | -tic | -tik. = de domo. </text:p>
        </text:list-item>
        <text:list-item>
          <text:p text:style-name="P89"><text:span text:style-name="T3">domicilia</text:span> | -are | -er | -ate, domicile | -ieren. = da domicilio. </text:p>
        </text:list-item>
        <text:list-item>
          <text:p text:style-name="P89"><text:span text:style-name="T3">domicilio</text:span> -um | -ilio | -ile | -ile | -il. ⊂ dom(o) -i- col(e) -io (Bréal), aut dom(o) -i- cul(o) -io (Walde), aut dom(o) -i- cel(a) -io (Curtius). </text:p>
        </text:list-item>
        <text:list-item>
          <text:p text:style-name="P89"><text:span text:style-name="T3">domina</text:span> -ĭna | donna, <text:span text:style-name="T5">padrona</text:span>, <text:span text:style-name="T5">signora</text:span> | dame, <text:span text:style-name="T5">maîtresse</text:span> | <text:span text:style-name="T5">mistress</text:span>, madam | Dame, <text:span text:style-name="T5">Herrin</text:span>. = domino femina. </text:p>
        </text:list-item>
        <text:list-item>
          <text:p text:style-name="P89"><text:span text:style-name="T3">domina</text:span> -ĭnor | -are | -er | -ate, -eer | -ieren. = es domino. </text:p>
        </text:list-item>
        <text:list-item>
          <text:p text:style-name="P89">—<text:span text:style-name="T3">tione</text:span> -tio | -zione | -tion | -tion | -tion. </text:p>
        </text:list-item>
        <text:list-item>
          <text:p text:style-name="P89">—<text:span text:style-name="T3">tore</text:span> -tor | -tore | -teur | -tor | -tor. </text:p>
        </text:list-item>
        <text:list-item>
          <text:p text:style-name="P89"><text:span text:style-name="T3">dominica</text:span> -ĭca | domenica | dimanche | <text:span text:style-name="T5">Sunday</text:span> | <text:span text:style-name="T5">Sonntag</text:span>. = die de Domino, sol-die. </text:p>
        </text:list-item>
        <text:list-item>
          <text:p text:style-name="P89">—<text:span text:style-name="T3">ale</text:span> | domenicale | -al | -al. </text:p>
        </text:list-item>
        <text:list-item>
          <text:p text:style-name="P89"><text:span text:style-name="T3">dominio</text:span> 100 | -inio, demanio | -aine | -ain, -inion | -inium, -äne. = proprietate de domino. </text:p>
        </text:list-item>
        <text:list-item>
          <text:p text:style-name="P89"><text:span text:style-name="T3">domino</text:span> -ĭnus | <text:span text:style-name="T5">signore</text:span>, <text:span text:style-name="T5">padrone</text:span>, donno, don | <text:span text:style-name="T5">monsieur</text:span>, <text:span text:style-name="T5">maitre, </text:span>don | <text:span text:style-name="T5">sir</text:span>, don, <text:span text:style-name="T5">master</text:span> | <text:span text:style-name="T5">Herr</text:span>. = propietario de domo. ⊃ domina, dominio, dominica. </text:p>
        </text:list-item>
        <text:list-item>
          <text:p text:style-name="P89"><text:span text:style-name="T3">DOMO</text:span> -us | <text:span text:style-name="T5">casa</text:span> | <text:span text:style-name="T5">maison</text:span> | <text:span text:style-name="T5">house</text:span> | <text:span text:style-name="T5">Haus</text:span>, Dom. ⊃ domestico, domicilio, domino. ⊂ E. ⊃ G. dómos, domate; A. thimber = domo ex ligno; D. Zimmer = cubiculo; R. dom = domo; S. damas. </text:p>
        </text:list-item>
        <text:list-item>
          <text:p text:style-name="P89"><text:span text:style-name="T3">dona</text:span> -o | donare | donner | <text:span text:style-name="T5">to give</text:span> | <text:span text:style-name="T5">geben</text:span>, -ieren. = da, fac dono. </text:p>
        </text:list-item>
        <text:list-item>
          <text:p text:style-name="P89">—<text:span text:style-name="T3">tione</text:span> -tio | -zione | -tion | -tion | -tion. </text:p>
        </text:list-item>
        <text:list-item>
          <text:p text:style-name="P89">—<text:span text:style-name="T3">tivo</text:span> 300 | -ivo | | -ive | -iv. </text:p>
        </text:list-item>
        <text:list-item>
          <text:p text:style-name="P89">—<text:span text:style-name="T3">tario</text:span> 600 | -ario | -aire | -ary | -ar. </text:p>
        </text:list-item>
        <text:list-item>
          <text:p text:style-name="P89">—<text:span text:style-name="T3">tore</text:span> 100 | -tore | -teur | -tor | -tor. </text:p>
        </text:list-item>
        <text:list-item>
          <text:p text:style-name="P89">L. donec = usque ad. </text:p>
        </text:list-item>
        <text:list-item>
          <text:p text:style-name="P89"><text:span text:style-name="T3">DONO</text:span> -um | dono | don, <text:span text:style-name="T5">cadeau</text:span> | <text:span text:style-name="T5">gift</text:span>, donation | <text:span text:style-name="T5">Gabe</text:span>. ⊂ do -no. ⊃ dona. </text:p>
        </text:list-item>
        <text:list-item>
          <text:p text:style-name="P89"><text:span text:style-name="T3">dorico</text:span> -ĭcus | -ico | -ique | -ic | -isch. = ordine de architectura, invento ab doricos. ⊂ G. dōricós. </text:p>
        </text:list-item>
        <text:list-item>
          <text:p text:style-name="P89"><text:span text:style-name="T3">DORMI</text:span> -io | -ire | -ir | <text:span text:style-name="T5">to sleep</text:span> | <text:span text:style-name="T5">schlafen</text:span>. ⊂ E. ⊃ R. drematï. </text:p>
        </text:list-item>
        <text:list-item>
          <text:p text:style-name="P89">—<text:span text:style-name="T3">torio</text:span> 100 | -torio | dortoir | -tory, dormer | -torium. = cubiculo. </text:p>
        </text:list-item>
        <text:list-item>
          <text:p text:style-name="P89">—<text:span text:style-name="T3">tivo</text:span> | -tivo | -tif | -tive | -tiv. </text:p>
        </text:list-item>
        <text:list-item>
          <text:p text:style-name="P89"><text:span text:style-name="T3">dorso</text:span> -um | dorso | dos | <text:span text:style-name="T5">back</text:span>, dorse | <text:span text:style-name="T5">Rücken</text:span>. </text:p>
        </text:list-item>
        <text:list-item>
          <text:p text:style-name="P89">—<text:span text:style-name="T3">uale</text:span> 200 | -sale | -sal | -sal | -sual. </text:p>
        </text:list-item>
        <text:list-item>
          <text:p text:style-name="P89"><text:soft-page-break/><text:span text:style-name="T3">dosi</text:span> | dose | dose | dose | dosis. ⊂ G. dósis ⊂ do -si. </text:p>
        </text:list-item>
        <text:list-item>
          <text:p text:style-name="P89"><text:span text:style-name="T3">dota</text:span> 100 | -are | -er, douer | to endow | -ieren. = da in dote. </text:p>
        </text:list-item>
        <text:list-item>
          <text:p text:style-name="P89">—<text:span text:style-name="T3">ale</text:span> -is | -ale | -al | -al | -al. </text:p>
        </text:list-item>
        <text:list-item>
          <text:p text:style-name="P89">—<text:span text:style-name="T3">tione</text:span> | -zione | -tion | -tion | -tion. </text:p>
        </text:list-item>
        <text:list-item>
          <text:p text:style-name="P89"><text:span text:style-name="T3">dote</text:span> dos | dote | dot | dowry, dote | Dos. ⊃ dota. ⊂ do -te. </text:p>
        </text:list-item>
        <text:list-item>
          <text:p text:style-name="P89">G. dóxa = opinione, dogma, doctrina. ⊃ orthodoxo, paradoxo. ⊂ doc. </text:p>
        </text:list-item>
        <text:list-item>
          <text:p text:style-name="P89">G. dra dráō = fac, age. ⊃ drama, drastico. </text:p>
        </text:list-item>
        <text:list-item>
          <text:p text:style-name="P89"><text:span text:style-name="T3">drachma</text:span> -a | dramma | -me | -m | -me. = moneta de Græcia, ex argento, de circa 5 gramma. ⊂ G. drachm <text:span text:style-name="T3">ē</text:span> ⊂ Phœnicio darkemon ⊂ Dario, rege de Persia. </text:p>
        </text:list-item>
        <text:list-item>
          <text:p text:style-name="P89"><text:span text:style-name="T3">dracone</text:span> 200 | -gone, -go | -gon | -gon | -che. ⊂ G. drácōn. = monstro fabuloso, aquila et leone. </text:p>
        </text:list-item>
        <text:list-item>
          <text:p text:style-name="P89">— | -gone | -gon | -goon | -goner. = milite equestre et pedestre, creato ab Brissac in 1558. </text:p>
        </text:list-item>
        <text:list-item>
          <text:p text:style-name="P89"><text:span text:style-name="T3">draconiano</text:span> | -niano | -nien | -nian. = lege secundo Dracone, severo legislatore de Athenæ, in anno -620. </text:p>
        </text:list-item>
        <text:list-item>
          <text:p text:style-name="P89"><text:span text:style-name="T3">dramate -ma</text:span> | -mma, -ma | -me | -ma | -ma. = actione, actu, repræsentatione theatrale. ⊂ G. dráma ⊂ dra [age] -ma. </text:p>
        </text:list-item>
        <text:list-item>
          <text:p text:style-name="P89">—<text:span text:style-name="T3">ico</text:span> -ĭcus | -tico | -tique | -tic | -tisch. ⊂ G. -icós. </text:p>
        </text:list-item>
        <text:list-item>
          <text:p text:style-name="P89">—<text:span text:style-name="T3">urgo</text:span> | -urgo | -urge | -urge | -urg. ⊂ G. -urgós. ⊂ dramat(e) erg -o. = qui labora [scribe] dramate. </text:p>
        </text:list-item>
        <text:list-item>
          <text:p text:style-name="P89">——<text:span text:style-name="T3">ia</text:span> | -ia | -ie | -y | -ie. ⊂ G. -ía. </text:p>
        </text:list-item>
        <text:list-item>
          <text:p text:style-name="P89"><text:span text:style-name="T3">drastico</text:span> -ĭcus | -ico | -ique | -ic | -isch. = purgante activo. ⊂ G. -icós. ⊂ dra [age] -(i)z(a) -tico. </text:p>
        </text:list-item>
        <text:list-item>
          <text:p text:style-name="P89"><text:span text:style-name="T3">dromade</text:span> -mas -măd- = </text:p>
        </text:list-item>
        <text:list-item>
          <text:p text:style-name="P89"><text:span text:style-name="T3">dromedario</text:span> 400 | -ario | -aire | -ary | -ar. = Zool. «camelus dromedarius»&lt; G. dromás = que curre. </text:p>
        </text:list-item>
        <text:list-item>
          <text:p text:style-name="P89">G. dromo, drómos = cursu. ⊃ dromedario, hippodromo, loxodromia, prodromo. </text:p>
        </text:list-item>
        <text:list-item>
          <text:p text:style-name="P89"><text:span text:style-name="T3">drupa</text:span> 100 | drupa | drupe | drupe. = fructu de olivo, de persica. ⊂ G. drupep <text:span text:style-name="T3">ē</text:span>s, G. moderno drúppa ⊂ G. dry [arbore] pep [coque] = fructu cocto [maturo] super arbore. ⊂ E. ⊃ A. tree = arbore. </text:p>
        </text:list-item>
        <text:list-item>
          <text:p text:style-name="P89">G. dry drûs = quercu, arbore. </text:p>
        </text:list-item>
        <text:list-item>
          <text:p text:style-name="P89"><text:span text:style-name="T3">dryade</text:span> dryas -ăd- | driade | dryade | dryad | Dryade. = nympha de silva. ⊂ G. druás ⊂ dry -ade. </text:p>
        </text:list-item>
        <text:list-item>
          <text:p text:style-name="P89"><text:span text:style-name="T3">duale</text:span> 100 | duale | duel | dual | Dual. = de duo. </text:p>
        </text:list-item>
        <text:list-item>
          <text:p text:style-name="P89">—<text:span text:style-name="T3">ismo</text:span> | -ismo | -isme | -ism | -ismus. </text:p>
        </text:list-item>
        <text:list-item>
          <text:p text:style-name="P89"><text:span text:style-name="T3">dubio</text:span> -ium | dubbio | doute | doubt | Dubium. = ne certo, æquivoco. ⊂ du(o) -b(o) -io. </text:p>
        </text:list-item>
        <text:list-item>
          <text:p text:style-name="P89">—<text:span text:style-name="T3">ioso</text:span> 200 | dubbioso | douteux | -ious | -ios. </text:p>
        </text:list-item>
        <text:list-item>
          <text:p text:style-name="P89">—<text:span text:style-name="T3">ita</text:span> -ĭto | -are | douter | doubt | -ieren. </text:p>
        </text:list-item>
        <text:list-item>
          <text:p text:style-name="P89">——<text:span text:style-name="T3">tione</text:span> -tio | -azione | -ation | -ation | -ation. </text:p>
        </text:list-item>
        <text:list-item>
          <text:p text:style-name="P89"><text:span text:style-name="T3">DUC</text:span> dūco | condurre | conduire | to conduct | ziehen, <text:span text:style-name="T5">führen</text:span>. ⊃ ducto, conduc, deduc, educto, educa, induc, introduc, produc, reduce, seduce, traduce. ⊂ E. ⊃ D. ziehen; A. tow, tug = trahe. </text:p>
        </text:list-item>
        <text:list-item>
          <text:p text:style-name="P89"><text:span text:style-name="T3">duce</text:span> ŭ dux | duce, duca, doge | duc | duke | Dux. = qui duc </text:p>
        </text:list-item>
        <text:list-item>
          <text:p text:style-name="P89"><text:span text:style-name="T3">duce</text:span> -o = duc. </text:p>
        </text:list-item>
        <text:list-item>
          <text:p text:style-name="P89"><text:soft-page-break/><text:span text:style-name="T3">ductile</text:span> ĭ 100 | duttile | -ile | -ile | -il. = (metallo) quem pote duc. </text:p>
        </text:list-item>
        <text:list-item>
          <text:p text:style-name="P89">—<text:span text:style-name="T3">itate</text:span> | duttilità | -té | -ty | -tät. </text:p>
        </text:list-item>
        <text:list-item>
          <text:p text:style-name="P89"><text:span text:style-name="T3">ducto</text:span> -us. = quem duc. </text:p>
        </text:list-item>
        <text:list-item>
          <text:p text:style-name="P89">L. dudum = ab pauco tempore. </text:p>
        </text:list-item>
        <text:list-item>
          <text:p text:style-name="P89">duello -um = bello. </text:p>
        </text:list-item>
        <text:list-item>
          <text:p text:style-name="P89"><text:span text:style-name="T3">duello</text:span> | duello | duel | duel | Duell. </text:p>
        </text:list-item>
        <text:list-item>
          <text:p text:style-name="P89"><text:span text:style-name="T3">dulce</text:span> -is | dolce | doux | <text:span text:style-name="T5">sweet</text:span> | <text:span text:style-name="T5">süss</text:span>. = suave. </text:p>
        </text:list-item>
        <text:list-item>
          <text:p text:style-name="P89">—<text:span text:style-name="T3">edine</text:span> -do -dĭn- | dolcedine. = to es dulce. </text:p>
        </text:list-item>
        <text:list-item>
          <text:p text:style-name="P89">—<text:span text:style-name="T3">ifica</text:span> -ĭco | dolcificare | -ifier | -ify | -ificieren. = redde dulce. </text:p>
        </text:list-item>
        <text:list-item>
          <text:p text:style-name="P89">—<text:span text:style-name="T3">itudine</text:span> -do -dĭn- | dolcezza | douceur | dulcitude. = to es dulce. </text:p>
        </text:list-item>
        <text:list-item>
          <text:p text:style-name="P89"><text:span text:style-name="T3">DUM</text:span> dum | mentre | <text:span text:style-name="T5">pendant que</text:span> | <text:span text:style-name="T5">while</text:span> | <text:span text:style-name="T5">während</text:span>. = in idem tempore, quando, durante; usque quando. || dum interim ⊃ I. mentre, H. mientras. </text:p>
        </text:list-item>
        <text:list-item>
          <text:p text:style-name="P89">dummŏdo -do = si, ut, et si, dum. </text:p>
        </text:list-item>
        <text:list-item>
          <text:p text:style-name="P89"><text:span text:style-name="T3">dumo</text:span> -us = spina, pruno. </text:p>
        </text:list-item>
        <text:list-item>
          <text:p text:style-name="P89">—<text:span text:style-name="T3">oso</text:span> 100 | -oso | duméteux | dumous. = cum spinas. </text:p>
        </text:list-item>
        <text:list-item>
          <text:p text:style-name="P89"><text:span text:style-name="T3">DUO</text:span> duo | due | deux | two | zwei. ⊃ duale, duello, duplice. ⊂ E. ⊃ G. dúo, di(lemma); A. two, D. zwei, R. dva, S. dva. </text:p>
        </text:list-item>
        <text:list-item>
          <text:p text:style-name="P89"><text:span text:style-name="T3">duplica</text:span> -ĭco | -care | doubler | -cate | -cieren. ⊂ du(o) plica. </text:p>
        </text:list-item>
        <text:list-item>
          <text:p text:style-name="P89">—<text:span text:style-name="T3">tione</text:span> 100 | -zione | -tion | -tion | -tion. </text:p>
        </text:list-item>
        <text:list-item>
          <text:p text:style-name="P89">—<text:span text:style-name="T3">to</text:span> -us | -ato | -ata, double | -ate | -at. </text:p>
        </text:list-item>
        <text:list-item>
          <text:p text:style-name="P89"><text:span text:style-name="T3">duplice</text:span> -plex -plĭc- = duplo. ⊂ du(o) plic(a) -e = plicato in duo. </text:p>
        </text:list-item>
        <text:list-item>
          <text:p text:style-name="P89">—<text:span text:style-name="T3">itate</text:span> | -tà | -té | -ty | -tät. </text:p>
        </text:list-item>
        <text:list-item>
          <text:p text:style-name="P89"><text:span text:style-name="T3">duplo</text:span> -um, -us | doppio | double | duple, double | doppelt, Duplum. ⊂ du(o) pl(e) -o. </text:p>
        </text:list-item>
        <text:list-item>
          <text:p text:style-name="P89">dura -o = fac duro, indura. </text:p>
        </text:list-item>
        <text:list-item>
          <text:p text:style-name="P89"><text:span text:style-name="T3">dura</text:span> -o | -are | -er | -e | dauern. = fi duro, resiste, perdura. </text:p>
        </text:list-item>
        <text:list-item>
          <text:p text:style-name="P89">—<text:span text:style-name="T3">bile</text:span> -bĭlis | -bile | -ble | -ble | -bel. </text:p>
        </text:list-item>
        <text:list-item>
          <text:p text:style-name="P89">——<text:span text:style-name="T3">itate</text:span> 400 | -ità | -ité | -ity | -ität. </text:p>
        </text:list-item>
        <text:list-item>
          <text:p text:style-name="P89"><text:span text:style-name="T3">DURO</text:span> -us | duro | dur | <text:span text:style-name="T5">hard</text:span> | <text:span text:style-name="T5">hart</text:span>, dur. ⊃ dura, duritate. </text:p>
        </text:list-item>
        <text:list-item>
          <text:p text:style-name="P89">—<text:span text:style-name="T3">itate</text:span> -itas = </text:p>
        </text:list-item>
        <text:list-item>
          <text:p text:style-name="P89">—<text:span text:style-name="T3">itia</text:span> -a | -ezza | -eté | | -ität. ⊃ A. duress = carcere. </text:p>
        </text:list-item>
        <text:list-item>
          <text:p text:style-name="P89"><text:span text:style-name="T3">dyade</text:span> ă 500 | diade | -ade | -ad | -ade. = copula. ⊂ G. dyás. </text:p>
        </text:list-item>
        <text:list-item>
          <text:p text:style-name="P89">G. dyna dúnamai = pote. ⊃ dynami, dynasta. </text:p>
        </text:list-item>
        <text:list-item>
          <text:p text:style-name="P89"><text:span text:style-name="T3">dynami</text:span> ă (Plauto) = vi, potestate. ⊃ F. A. dyne. = unitate de vi. ⊂ G. dúnamis. </text:p>
        </text:list-item>
        <text:list-item>
          <text:p text:style-name="P89">—<text:span text:style-name="T3">ica</text:span> -ĭca | dinamica | la —ique | -ics | -ik. = mechanica de vi. ⊂ G. -ic <text:span text:style-name="T3">ē</text:span>. </text:p>
        </text:list-item>
        <text:list-item>
          <text:p text:style-name="P89">—<text:span text:style-name="T3">ico</text:span> -ĭcus | dinamico | -ique | -ic | -isch. ⊂ G. -icós. </text:p>
        </text:list-item>
        <text:list-item>
          <text:p text:style-name="P89">—<text:span text:style-name="T3">ite</text:span> | dinamite | -mite | -mite | -mit. </text:p>
        </text:list-item>
        <text:list-item>
          <text:p text:style-name="P89"><text:span text:style-name="T3">dynamo</text:span> | dinamo | -mo | -mo | -mo. = machina que muta labore [vi] in electricitate. </text:p>
        </text:list-item>
        <text:list-item>
          <text:p text:style-name="P89">—<text:span text:style-name="T3">metro</text:span> ĕ | dinamometyro | -mètre | -meter | -meter. = mensore de vi. </text:p>
        </text:list-item>
        <text:list-item>
          <text:p text:style-name="P89"><text:span text:style-name="T3">dynasta</text:span> -a | dinasta | -aste | -ast | -ast. = domino, rege. ⊂ G. -ástēs. ⊂ dyna. </text:p>
        </text:list-item>
        <text:list-item>
          <text:p text:style-name="P89">—<text:span text:style-name="T3">ia</text:span> -īa | dinastia | -stie | -sty | -stie. ⊂ G. -steía. </text:p>
        </text:list-item>
        <text:list-item>
          <text:p text:style-name="P89"><text:soft-page-break/>—<text:span text:style-name="T3">ico</text:span> -ĭcus | dinastico | -ique | -ic | -isch. ⊂ G. -icós. </text:p>
        </text:list-item>
        <text:list-item>
          <text:p text:style-name="P89"><text:span text:style-name="T3">dys-,</text:span> G. dus- = malo. || D. zer-. </text:p>
        </text:list-item>
        <text:list-item>
          <text:p text:style-name="P89">—<text:span text:style-name="T3">crasia</text:span> | discrasia | -sie | -sy | -sie. = malo constitutione de corpore. ⊂ G. -ía. ⊂ cras(i) [mixtione] -ia. </text:p>
        </text:list-item>
        <text:list-item>
          <text:p text:style-name="P89">—<text:span text:style-name="T3">enteria</text:span> ĭ 100 | dissenteria | -rie | -ry | -rie. = inflammatione de intestino. ⊂ G. -ía. ⊂ enter(o) [intestino] -ia. </text:p>
        </text:list-item>
        <text:list-item>
          <text:p text:style-name="P89">—<text:span text:style-name="T3">pepsia</text:span> -ĭa | dis— | -sie | -sia | -sie. = malo digestione. ⊂ G. -ía. ⊂ pepsi [digestione]. </text:p>
        </text:list-item>
        <text:list-item>
          <text:p text:style-name="P89">—<text:span text:style-name="T3">pnœa</text:span> 100 | dispnea | -née | -noea | -nöe. = asthma, malo respiratione. ⊂ G. dúspnoia. ⊂ pnœa [respiratione, vide <text:span text:style-name="T5">pneu</text:span>]. </text:p>
        </text:list-item>
        <text:list-item>
          <text:p text:style-name="P39">—<text:span text:style-name="T3">uria</text:span> 500 | disuria | -rie | -ry | -rie. = difficultate ad urina. ⊂ G. -ía. ⊂ ur(o) -ia. </text:p>
        </text:list-item>
      </text:list>
      <text:p text:style-name="Text_20_body"><text:span text:style-name="T3">E</text:span> </text:p>
      <text:list xml:id="list3364647466" text:style-name="L31">
        <text:list-item>
          <text:p text:style-name="P90"><text:span text:style-name="T3">e</text:span> (ex Europæo antiquo) = in præterito. ⊃ G. e- (augmento); égraphe = (illo) e scribe. </text:p>
        </text:list-item>
        <text:list-item>
          <text:p text:style-name="P90">L. e, e- = ex. </text:p>
        </text:list-item>
        <text:list-item>
          <text:p text:style-name="P90"><text:span text:style-name="T3">ebeno</text:span> -ĕnus | ebano | ébène | ebony | Eben(holz). ⊂ G. ébenos. </text:p>
        </text:list-item>
        <text:list-item>
          <text:p text:style-name="P90">—<text:span text:style-name="T3">ista</text:span> | ebanista | ébéniste | ebonist | -ist. </text:p>
        </text:list-item>
        <text:list-item>
          <text:p text:style-name="P90"><text:span text:style-name="T3">ebore</text:span> ebur -ŏr- | avorio | ivoire | ivory. = dente de elefante. ⊃ eburneo. </text:p>
        </text:list-item>
        <text:list-item>
          <text:p text:style-name="P90"><text:span text:style-name="T3">ebrio</text:span> -ĭus | ubbriaco, ebbro | ivre | inebriate | <text:span text:style-name="T5">trunken</text:span>. ⊃ inebria, sobrio. </text:p>
        </text:list-item>
        <text:list-item>
          <text:p text:style-name="P90">—<text:span text:style-name="T3">ietate</text:span> -tas | ubbriachezza | ivresse, ébriété | -ety | -etät. </text:p>
        </text:list-item>
        <text:list-item>
          <text:p text:style-name="P90"><text:span text:style-name="T3">ebullitione</text:span> | ebollizione | ébullition | -tion | -tion. = to bulli. </text:p>
        </text:list-item>
        <text:list-item>
          <text:p text:style-name="P90"><text:span text:style-name="T3">eburneo</text:span> -ĕus | -neo | éburné | -nean. = de ebore. </text:p>
        </text:list-item>
        <text:list-item>
          <text:p text:style-name="P90">G. ec = ex. ⊃ anecdoto, eclipsi. </text:p>
        </text:list-item>
        <text:list-item>
          <text:p text:style-name="P90"><text:span text:style-name="T3">ecce</text:span> -e | ecco | <text:span text:style-name="T5">violà</text:span>, <text:span text:style-name="T5">voici</text:span> | <text:span text:style-name="T5">there is</text:span>, <text:span text:style-name="T5">here is</text:span> | <text:span text:style-name="T5">siehe da</text:span>, <text:span text:style-name="T5">siehe hier</text:span>. </text:p>
        </text:list-item>
        <text:list-item>
          <text:p text:style-name="P90"><text:span text:style-name="T3">eccentrico</text:span> -ĭcus | -ico | excentrique | eccentric | excentrik, -isch. = (organo de machina) ex centro. ⊂ ec centr(o) -ico. </text:p>
        </text:list-item>
        <text:list-item>
          <text:p text:style-name="P90">—<text:span text:style-name="T3">itate</text:span> | -itá | excentricité | -ity | -ität. </text:p>
        </text:list-item>
        <text:list-item>
          <text:p text:style-name="P90"><text:span text:style-name="T3">ecchymosi</text:span> | ecchimosi | -ose | -osis | -osis. = effusione de sanguine producto ab contusione. ⊂ G. ecchúmōsis ⊂ ec chy [versa] -mo -si. </text:p>
        </text:list-item>
        <text:list-item>
          <text:p text:style-name="P90"><text:span text:style-name="T3">ecclesia</text:span> 100 = reunione, congressu, concilio. ⊂ G. ecclēsía ⊂ ec cla -si. </text:p>
        </text:list-item>
        <text:list-item>
          <text:p text:style-name="P90">— 400 | chiesa | église | <text:span text:style-name="T5">church</text:span> | <text:span text:style-name="T5">Kirche</text:span>. = reunione de christianos, templo. </text:p>
        </text:list-item>
        <text:list-item>
          <text:p text:style-name="P90">—<text:span text:style-name="T3">stico</text:span> -ĭcus | -ico | -ique | -ic | -isch. ⊂ G. ecclēsiasticós. </text:p>
        </text:list-item>
        <text:list-item>
          <text:p text:style-name="P90">eccum (Plauto) = ecce. ⊃ I. ecco, quà, qui, questo, quello, quindi. </text:p>
        </text:list-item>
        <text:list-item>
          <text:p text:style-name="P90">G. ech, hec, sch, échō = tene, habe, custodi. ⊃ (ep)och(a), (eun)ucho, sche(ma), (cac)hexia, isch(uria). </text:p>
        </text:list-item>
        <text:list-item>
          <text:p text:style-name="P90"><text:span text:style-name="T3">echo</text:span> -o | eco | écho | echo | Echo. = reflexione de sono. ⊂ G. ēch <text:span text:style-name="T3">ō</text:span>. </text:p>
        </text:list-item>
        <text:list-item>
          <text:p text:style-name="P90"><text:span text:style-name="T3">eclectico</text:span> -ĭcus | eclettico | éclectique | -ic | -isch, -iker. = (philosopho) que elige ex (omni systema). ⊂ G. -icós. ⊂ ec leg(e) -tico. </text:p>
        </text:list-item>
        <text:list-item>
          <text:p text:style-name="P90"><text:span text:style-name="T3">eclectismo</text:span> | eclettismo | éclectisme | -icism. = theoria de <text:soft-page-break/>eclecticos. </text:p>
        </text:list-item>
        <text:list-item>
          <text:p text:style-name="P90"><text:span text:style-name="T3">eclipsi</text:span> -is | eclissi | éclipse | -pse | -pse. ⊂ G. écleipsis. = defectu (de sol). ⊂ ec lip -si. </text:p>
        </text:list-item>
        <text:list-item>
          <text:p text:style-name="P90"><text:span text:style-name="T3">ecliptica</text:span> ĭ 400 | eclittica | écliptique | -ic | -ik. ⊂ G. ecleiptic <text:span text:style-name="T3">ē</text:span>. = orbita de sol, linea de eclipsi. </text:p>
        </text:list-item>
        <text:list-item>
          <text:p text:style-name="P90"><text:span text:style-name="T3">ecloga</text:span> -ŏga | egloga | eglogue | -gue | -ge. = parvo poema, extracto. ⊂ G. eclog <text:span text:style-name="T3">ē</text:span> ⊂ ec log(o) -a. </text:p>
        </text:list-item>
        <text:list-item>
          <text:p text:style-name="P90"><text:span text:style-name="T3">ecstasi</text:span> ă 300 | estasi | extase | -sy | -se. ⊂ G. écstasis ⊂ ec sta -si. </text:p>
        </text:list-item>
        <text:list-item>
          <text:p text:style-name="P90"><text:span text:style-name="T3">eczema</text:span> ĕ | -ma | -éma | -ma | -ma. = pustula, ebullitione de pelle. ⊂ G. éczema ⊂ ec ze [bulli] -ma. </text:p>
        </text:list-item>
        <text:list-item>
          <text:p text:style-name="P90"><text:span text:style-name="T3">edace</text:span> -ax | -ace | | -acious | -ax. = que ede, vorace. </text:p>
        </text:list-item>
        <text:list-item>
          <text:p text:style-name="P90">—<text:span text:style-name="T3">itate</text:span> -tas | -tà | | -ty | -tät. </text:p>
        </text:list-item>
        <text:list-item>
          <text:p text:style-name="P90"><text:span text:style-name="T3">EDE</text:span> ĕdo | <text:span text:style-name="T5">mangiare</text:span> | <text:span text:style-name="T5">manger</text:span> | to eat | essen. = manduca. ⊃ edace, inedia, comestibile, eso. ⊂ E. ed ⊃ A. eat, D. essen, G. édō, R. jed- jestï, S. ad. </text:p>
        </text:list-item>
        <text:list-item>
          <text:p text:style-name="P90">ēde, ēdo = da ex, edita, publica, divulga, da in luce. ⊃ edito. ⊂ e- da. </text:p>
        </text:list-item>
        <text:list-item>
          <text:p text:style-name="P90"><text:span text:style-name="T3">edibile</text:span> ĭ 600 | | | eatable. </text:p>
        </text:list-item>
        <text:list-item>
          <text:p text:style-name="P90"><text:span text:style-name="T3">edicto</text:span> -um | -itto | édit | -ict | -ikt. ⊂ e- dicto. </text:p>
        </text:list-item>
        <text:list-item>
          <text:p text:style-name="P90"><text:span text:style-name="T3">edita</text:span> -ĭto | | editer | to edit | edieren. = publica (libro), da in luce, ēde. </text:p>
        </text:list-item>
        <text:list-item>
          <text:p text:style-name="P90"><text:span text:style-name="T3">edito</text:span> -ĭtus | edito. = quem edita. </text:p>
        </text:list-item>
        <text:list-item>
          <text:p text:style-name="P90">—<text:span text:style-name="T3">ione</text:span> -io | -zione | édition | -ion | -ion. </text:p>
        </text:list-item>
        <text:list-item>
          <text:p text:style-name="P90">—<text:span text:style-name="T3">ore</text:span> -tor | -tore | éditeur | -tor | -tor. </text:p>
        </text:list-item>
        <text:list-item>
          <text:p text:style-name="P90"><text:span text:style-name="T3">educa</text:span> -dŭco | -are | éduquer, <text:span text:style-name="T5">élever</text:span> | -ate | -ieren. ⊂ e- duc -a. </text:p>
        </text:list-item>
        <text:list-item>
          <text:p text:style-name="P90">—<text:span text:style-name="T3">tione</text:span> 100 | -zione | é—tion | -tion | -tion. </text:p>
        </text:list-item>
        <text:list-item>
          <text:p text:style-name="P90">—<text:span text:style-name="T3">tore</text:span> -tor | -tore | é—teur | -tor | -tor. </text:p>
        </text:list-item>
        <text:list-item>
          <text:p text:style-name="P90"><text:span text:style-name="T3">effectivo</text:span> | effettivo | -if | -ive | -iv. = que effice. </text:p>
        </text:list-item>
        <text:list-item>
          <text:p text:style-name="P90"><text:span text:style-name="T3">effectu</text:span> -us | -etto | -et | -ect | -ect. = ton effice. </text:p>
        </text:list-item>
        <text:list-item>
          <text:p text:style-name="P90"><text:span text:style-name="T3">effemina</text:span> -ĭno | -are | efféminer | -ate | -ieren. = redde femina. </text:p>
        </text:list-item>
        <text:list-item>
          <text:p text:style-name="P90"><text:span text:style-name="T3">efferve</text:span> -eo = </text:p>
        </text:list-item>
        <text:list-item>
          <text:p text:style-name="P90">—<text:span text:style-name="T3">esce</text:span> -o = es effervescente. </text:p>
        </text:list-item>
        <text:list-item>
          <text:p text:style-name="P90">——<text:span text:style-name="T3">nte</text:span> -ens | -ente | -ent | -ent | -ent. </text:p>
        </text:list-item>
        <text:list-item>
          <text:p text:style-name="P90">——<text:span text:style-name="T3">ntia</text:span> -a | -enza | -ence | -ence | -enz. </text:p>
        </text:list-item>
        <text:list-item>
          <text:p text:style-name="P90"><text:span text:style-name="T3">efficace</text:span> -cax | -ace | -ace | -acious. = que pote effice. </text:p>
        </text:list-item>
        <text:list-item>
          <text:p text:style-name="P90">—<text:span text:style-name="T3">ia</text:span> 100 = </text:p>
        </text:list-item>
        <text:list-item>
          <text:p text:style-name="P90">—<text:span text:style-name="T3">itate</text:span> -tas | -ia | -ité | efficacy | -ität. </text:p>
        </text:list-item>
        <text:list-item>
          <text:p text:style-name="P90"><text:span text:style-name="T3">effice</text:span> -ĭcio | -ettuare | -ectuer | -ect | -icieren. = fac, duc ad effectu, es efficace, da, causa, genera. ⊂ ex fac. </text:p>
        </text:list-item>
        <text:list-item>
          <text:p text:style-name="P90">—<text:span text:style-name="T3">iente</text:span> -ens | -ente | -ent | -ent | -ent. </text:p>
        </text:list-item>
        <text:list-item>
          <text:p text:style-name="P90"><text:span text:style-name="T3">effigie</text:span> -es | -gie | -gie | -gy | -gies. = imagine. ⊂ ex fi(n)g(e) -ie. </text:p>
        </text:list-item>
        <text:list-item>
          <text:p text:style-name="P90"><text:span text:style-name="T3">effloresce</text:span> -o = floresce. </text:p>
        </text:list-item>
        <text:list-item>
          <text:p text:style-name="P90">—<text:span text:style-name="T3">ente</text:span> | -ente | -ent | -ent. </text:p>
        </text:list-item>
        <text:list-item>
          <text:p text:style-name="P90">—<text:span text:style-name="T3">entia</text:span> | -enza | -ence | -ence | -enz. </text:p>
        </text:list-item>
        <text:list-item>
          <text:p text:style-name="P90"><text:span text:style-name="T3">effluvio</text:span> 100 | -vio | -ve | -vium | -vien. = to flue ex. </text:p>
        </text:list-item>
        <text:list-item>
          <text:p text:style-name="P90"><text:span text:style-name="T3">effluxione</text:span> 300, <text:span text:style-name="T3">effluxu</text:span> | -usso | -ux, -uxion | -ux, -uxion | -uxion. ⊂ ex fluxu. </text:p>
        </text:list-item>
        <text:list-item>
          <text:p text:style-name="P90"><text:soft-page-break/><text:span text:style-name="T3">effunde</text:span> -o | effondere | | to effuse. = funde ex, versa, expande. </text:p>
        </text:list-item>
        <text:list-item>
          <text:p text:style-name="P90"><text:span text:style-name="T3">effuso</text:span> -us = quem effunde. </text:p>
        </text:list-item>
        <text:list-item>
          <text:p text:style-name="P90">—<text:span text:style-name="T3">ione</text:span> -io | -ione | -ion | -ion | -ion. = ton effunde, diffusione, expansione. </text:p>
        </text:list-item>
        <text:list-item>
          <text:p text:style-name="P90"><text:span text:style-name="T3">EGE</text:span> -eo | <text:span text:style-name="T5">aver bisogno</text:span> | <text:span text:style-name="T5">manquer de</text:span> | <text:span text:style-name="T5">want</text:span> | <text:span text:style-name="T5">bedürfen</text:span>, <text:span text:style-name="T5">darben</text:span>. = (ind)ige, es indigente, non habe, care, anti abunda. </text:p>
        </text:list-item>
        <text:list-item>
          <text:p text:style-name="P90"><text:span text:style-name="T3">ego</text:span> (nominativo) ego | io | je | I | ich | H. yo | P. eu. = me. ⊃ egoismo. ⊂ E. ⊃ A. I, D. ich, G. eg <text:span text:style-name="T3">ō</text:span>, R. ja, S. aham. </text:p>
        </text:list-item>
        <text:list-item>
          <text:p text:style-name="P90"><text:span text:style-name="T3">egoismo</text:span> | -ismo | -ïsme | -ism | -ism. </text:p>
        </text:list-item>
        <text:list-item>
          <text:p text:style-name="P90"><text:span text:style-name="T3">egoista</text:span> | -ista | -ïste | -ist | -ist. </text:p>
        </text:list-item>
        <text:list-item>
          <text:p text:style-name="P90">—<text:span text:style-name="T3">ico</text:span> -ĭcus | -ico | -ique | -ic | -isch. </text:p>
        </text:list-item>
        <text:list-item>
          <text:p text:style-name="P90"><text:span text:style-name="T3">egrede</text:span> -ĕdior | <text:span text:style-name="T5">uscire</text:span> | <text:span text:style-name="T5">sortir</text:span> | <text:span text:style-name="T5">to go out</text:span> | <text:span text:style-name="T5">ausgehen</text:span>. = grade ex, fac egressu. </text:p>
        </text:list-item>
        <text:list-item>
          <text:p text:style-name="P90"><text:span text:style-name="T3">egregio</text:span> -us | -gio | | -gious. = excellente, insigne, eximio. ⊂ e- greg(e) -io. </text:p>
        </text:list-item>
        <text:list-item>
          <text:p text:style-name="P90"><text:span text:style-name="T3">egressu</text:span> -us | <text:span text:style-name="T5">uscita</text:span>, -esso | <text:span text:style-name="T5">sortie</text:span> | -ess | -ess. = to egrede. </text:p>
        </text:list-item>
        <text:list-item>
          <text:p text:style-name="P90">G. eis, eis = in. ⊃ es(oterico), (ep)is(odio). </text:p>
        </text:list-item>
        <text:list-item>
          <text:p text:style-name="P90"><text:span text:style-name="T3">ejacula</text:span> -ŭlor | | é—er | -ate | -ieren. = jacula ex. </text:p>
        </text:list-item>
        <text:list-item>
          <text:p text:style-name="P90">—<text:span text:style-name="T3">tione</text:span> | -zione | é—tion | -tion | -tion. </text:p>
        </text:list-item>
        <text:list-item>
          <text:p text:style-name="P90"><text:span text:style-name="T3">ejecta</text:span> -o | -gettare | jeter, éjecter | eject, jet | ejicieren. = jacta ex. </text:p>
        </text:list-item>
        <text:list-item>
          <text:p text:style-name="P90">—<text:span text:style-name="T3">ione</text:span> -tio | -zione | -tion | -tion | -tion. </text:p>
        </text:list-item>
        <text:list-item>
          <text:p text:style-name="P90"><text:span text:style-name="T3">elabora</text:span> -bōro | -are | élaborer | -ate | -ieren. = labora cum cura. </text:p>
        </text:list-item>
        <text:list-item>
          <text:p text:style-name="P90">—<text:span text:style-name="T3">tione</text:span> -tio | -zione | é—tion | -tion | -tion. </text:p>
        </text:list-item>
        <text:list-item>
          <text:p text:style-name="P90"><text:span text:style-name="T3">elastico</text:span> -ĭcus | -ico | élastique | -ic | -isch. ⊂ G. elasta elast <text:span text:style-name="T3">ē</text:span>s = que pulsa. ⊂ ela elaúnō = pulsa. </text:p>
        </text:list-item>
        <text:list-item>
          <text:p text:style-name="P90">—<text:span text:style-name="T3">itate</text:span> | -ità | -itè | -ity | -ität. </text:p>
        </text:list-item>
        <text:list-item>
          <text:p text:style-name="P90"><text:span text:style-name="T3">electo</text:span> -us | eletto | élu. = quem elige. </text:p>
        </text:list-item>
        <text:list-item>
          <text:p text:style-name="P90">—<text:span text:style-name="T3">ione</text:span> -tio | -zione | élection | -ction | -ction. </text:p>
        </text:list-item>
        <text:list-item>
          <text:p text:style-name="P90">—<text:span text:style-name="T3">ivo</text:span> | elettivo | électif | -ive | -iv. </text:p>
        </text:list-item>
        <text:list-item>
          <text:p text:style-name="P90">—<text:span text:style-name="T3">ore</text:span> -tor | elettore | electeur | -tor | -tor. </text:p>
        </text:list-item>
        <text:list-item>
          <text:p text:style-name="P90">——<text:span text:style-name="T3">ale</text:span> | elettorale | électoral | -al | -al. </text:p>
        </text:list-item>
        <text:list-item>
          <text:p text:style-name="P90"><text:span text:style-name="T3">electrico</text:span> -ĭcus | elettrico | électrique | -ic | -isch. ⊂ electr(o) -ico. </text:p>
        </text:list-item>
        <text:list-item>
          <text:p text:style-name="P90">—<text:span text:style-name="T3">itate</text:span> | elettricità | électricité | -ity | -ität. </text:p>
        </text:list-item>
        <text:list-item>
          <text:p text:style-name="P90"><text:span text:style-name="T3">electriza</text:span> | elettrizzare | électriser | -ize | -isieren. ⊂ electr(o) -iza. </text:p>
        </text:list-item>
        <text:list-item>
          <text:p text:style-name="P90"><text:span text:style-name="T3">electro</text:span> -um | <text:span text:style-name="T5">ambra</text:span> | <text:span text:style-name="T5">ambre</text:span> | <text:span text:style-name="T5">amber</text:span> | <text:span text:style-name="T5">Bernstein</text:span>. = sucino. ⊂ G. électron = (metallo, sucino) splendente. </text:p>
        </text:list-item>
        <text:list-item>
          <text:p text:style-name="P90">— N = electricitate, que resulta in origine per fricatione de electro. </text:p>
        </text:list-item>
        <text:list-item>
          <text:p text:style-name="P90">—<text:span text:style-name="T3">lysi</text:span> ŭ | elettrolisi | électrolyse | -sis. </text:p>
        </text:list-item>
        <text:list-item>
          <text:p text:style-name="P90">—<text:span text:style-name="T3">phoro</text:span> ŏ | elettroforo | électrophore | -phore | -phor. </text:p>
        </text:list-item>
        <text:list-item>
          <text:p text:style-name="P90">—<text:span text:style-name="T3">magnetico</text:span> -ĭcus | elettromagnetico | électromagnétique | -tic | -tisch. </text:p>
        </text:list-item>
        <text:list-item>
          <text:p text:style-name="P90">—<text:span text:style-name="T3">metro</text:span> ĕ | elettrometro | électromètre | -meter | -meter. </text:p>
        </text:list-item>
        <text:list-item>
          <text:p text:style-name="P90">—<text:span text:style-name="T3">scopio</text:span> | elettroscopio | é—scope | -scope | -scop. </text:p>
        </text:list-item>
        <text:list-item>
          <text:p text:style-name="P90">—<text:span text:style-name="T3">technica</text:span> -ĭca | elettrotecnica | é—ique | -ics | -ik. </text:p>
        </text:list-item>
        <text:list-item>
          <text:p text:style-name="P90">—<text:span text:style-name="T3">therapia</text:span> -īa | elettroterapia | é—érapie | -therapeutics | -therapie. </text:p>
        </text:list-item>
        <text:list-item>
          <text:p text:style-name="P90"><text:span text:style-name="T3">electuario</text:span> | elettuario | é—aire | -ary | -arium. ⊂ G. ecleictón ⊂ ec leich [linge]. = medicamen cum melle, que funde in ore. </text:p>
        </text:list-item>
        <text:list-item>
          <text:p text:style-name="P90"><text:soft-page-break/><text:span text:style-name="T3">eleemosyna</text:span> ŭ 400 | elemosina | aumône | alms | Almosen. = pietate, misericordia, dono de caritate. ⊂ G. eleēmosúnē. ⊂ ele <text:span text:style-name="T3">ē</text:span>ēmōn = pietoso. ⊂ eleéō = misere. </text:p>
        </text:list-item>
        <text:list-item>
          <text:p text:style-name="P90"><text:span text:style-name="T3">elegante</text:span> -ans | -ante | élégant | -ant | -ant. ⊂ elig(e) -ante. </text:p>
        </text:list-item>
        <text:list-item>
          <text:p text:style-name="P90">—<text:span text:style-name="T3">ia</text:span> -ĭa | -nza | élégance | -nce | -nz. </text:p>
        </text:list-item>
        <text:list-item>
          <text:p text:style-name="P90"><text:span text:style-name="T3">elegia</text:span> -īa | -gia | élégie | -gy | -gie. = cantu funebre. ⊂ G. elegeía. </text:p>
        </text:list-item>
        <text:list-item>
          <text:p text:style-name="P90">—<text:span text:style-name="T3">iaco</text:span> ă 500 | -iaco | élégiaque | -iac | elegisch. </text:p>
        </text:list-item>
        <text:list-item>
          <text:p text:style-name="P90"><text:span text:style-name="T3">elemento</text:span> -um | -ento | élément | -ent | -ent. = principio, rudimento. </text:p>
        </text:list-item>
        <text:list-item>
          <text:p text:style-name="P90">—<text:span text:style-name="T3">ario</text:span> 100 | -are | élé—aire | -ary | -ar. </text:p>
        </text:list-item>
        <text:list-item>
          <text:p text:style-name="P90">elencho 100 | | | elench. = probatione, argumento, sophisma. ⊂ G. élegchos. </text:p>
        </text:list-item>
        <text:list-item>
          <text:p text:style-name="P90">— 100 | elenco. = catalogo, indice de libro. </text:p>
        </text:list-item>
        <text:list-item>
          <text:p text:style-name="P90"><text:span text:style-name="T3">elephante</text:span> -phas | elefante | éléphant | -phant | -fant. ⊂ G. eléphas. ⊂ (articulo arabo) el, (Ægyptio) âbu, ⊃ L. ebore. </text:p>
        </text:list-item>
        <text:list-item>
          <text:p text:style-name="P90"><text:span text:style-name="T3">elephantiasi</text:span> ă 100 | elefantiasi | éléphantiasis | -asis | -asis. = lepra. ⊂ G. -íasis. </text:p>
        </text:list-item>
        <text:list-item>
          <text:p text:style-name="P90"><text:span text:style-name="T3">eleva</text:span> -ĕvo | -are | élever | -ate | -ieren. ⊂ e- lev(e) -a. </text:p>
        </text:list-item>
        <text:list-item>
          <text:p text:style-name="P90">—<text:span text:style-name="T3">tione</text:span> 400 | -zione | -tion | -tion | -tion. </text:p>
        </text:list-item>
        <text:list-item>
          <text:p text:style-name="P90"><text:span text:style-name="T3">elide</text:span> -līdo | -ere | élider | -e | -ieren. ⊃ eliso. ⊂ e- læde. </text:p>
        </text:list-item>
        <text:list-item>
          <text:p text:style-name="P90"><text:span text:style-name="T3">elige</text:span> -lĭgo | eleggere | élire | to elect | -ieren. = lege ex. ⊃ electo. </text:p>
        </text:list-item>
        <text:list-item>
          <text:p text:style-name="P90">—<text:span text:style-name="T3">ibile</text:span> ĭ | eliggibile | é—ble | -ble | -bel. </text:p>
        </text:list-item>
        <text:list-item>
          <text:p text:style-name="P90">——<text:span text:style-name="T3">itate</text:span> | eleggibilità | é—té | elegibility | -ität. </text:p>
        </text:list-item>
        <text:list-item>
          <text:p text:style-name="P90"><text:span text:style-name="T3">elimina</text:span> -ĭno | -nare | é—ner | -nate | -nieren. ⊂ e- limin(e) -a. </text:p>
        </text:list-item>
        <text:list-item>
          <text:p text:style-name="P90"><text:span text:style-name="T3">eliso</text:span> -īsus | eliso. = quem elide. </text:p>
        </text:list-item>
        <text:list-item>
          <text:p text:style-name="P90">—<text:span text:style-name="T3">ione</text:span> 200 | -ione | élision | -ion | -ion. </text:p>
        </text:list-item>
        <text:list-item>
          <text:p text:style-name="P90"><text:span text:style-name="T3">ellipsi</text:span> 100 | -issi | -ipse | -ipse | -ipse. = omissione (de vocabulo), curva de æquatione <text:span text:style-name="T5">y</text:span> <text:span text:style-name="T8">2</text:span> — 2 <text:span text:style-name="T5">px</text:span> = (quantitate negativo) × <text:span text:style-name="T5">x</text:span> <text:span text:style-name="T8">2</text:span>. ⊂ G. élleipsis = derelictione, omissione. ⊂ en lip [linque] -si. </text:p>
        </text:list-item>
        <text:list-item>
          <text:p text:style-name="P90"><text:span text:style-name="T3">elliptico</text:span> -ĭcus | -ttico | -tique | -tic | -tisch. = de ellipsi. ⊂ G. elleipticós. </text:p>
        </text:list-item>
        <text:list-item>
          <text:p text:style-name="P90"><text:span text:style-name="T3">elocutione</text:span> | -zione | élocution | -tion | -tion. = ton eloque. </text:p>
        </text:list-item>
        <text:list-item>
          <text:p text:style-name="P90"><text:span text:style-name="T3">elogio</text:span> -ĭum | -gio | éloge | -gy | -ge. = inscriptione sepulcrale; laude. ⊂ G. elegeîon ⊃ elegia (Curtius), aut ⊂ eulogio. </text:p>
        </text:list-item>
        <text:list-item>
          <text:p text:style-name="P90"><text:span text:style-name="T3">eloque</text:span> -lŏquor = loque bene. </text:p>
        </text:list-item>
        <text:list-item>
          <text:p text:style-name="P90">—<text:span text:style-name="T3">nte</text:span> -ns | -nte | é—nt | -nt | -nt. </text:p>
        </text:list-item>
        <text:list-item>
          <text:p text:style-name="P90">—<text:span text:style-name="T3">ntia</text:span> -a | -nza | -nce | -nce | -nz. </text:p>
        </text:list-item>
        <text:list-item>
          <text:p text:style-name="P90"><text:span text:style-name="T3">elucida</text:span> ĭ 400 | -are | élucider | -ate | -ieren. = revela, annuntia, pone in luce. </text:p>
        </text:list-item>
        <text:list-item>
          <text:p text:style-name="P90"><text:span text:style-name="T3">elucubra</text:span> -ŭbro | -are | é—er | -ate | -ieren. = produc per longo labore facto ad luce de candela. </text:p>
        </text:list-item>
        <text:list-item>
          <text:p text:style-name="P90">—<text:span text:style-name="T3">tione</text:span> | -zione | -tion | -tion | -tion. </text:p>
        </text:list-item>
        <text:list-item>
          <text:p text:style-name="P90"><text:span text:style-name="T3">elude</text:span> -lūdo | -ere | éluder | -e | -ieren. = lude, delude, falle, decipe. </text:p>
        </text:list-item>
        <text:list-item>
          <text:p text:style-name="P90"><text:span text:style-name="T3">eluso</text:span> -ūsus | eluso | éludé. = quem elude. </text:p>
        </text:list-item>
        <text:list-item>
          <text:p text:style-name="P90"><text:span text:style-name="T3">emacia</text:span> 100 | -iare | é—ier | emaciate. = fi (aut fac) macro. </text:p>
        </text:list-item>
        <text:list-item>
          <text:p text:style-name="P90">—<text:span text:style-name="T3">iato</text:span> | -iato | é—ié | -iate. </text:p>
        </text:list-item>
        <text:list-item>
          <text:p text:style-name="P90"><text:span text:style-name="T3">emancipa</text:span> -cĭpo | -are | é—er | -ate | -ieren. = libera. ⊂ e- man(u) cap(e) -a. </text:p>
        </text:list-item>
        <text:list-item>
          <text:p text:style-name="P90"><text:soft-page-break/>—<text:span text:style-name="T3">tione</text:span> 600 | -zione | é—tion | -tion | -tion. </text:p>
        </text:list-item>
        <text:list-item>
          <text:p text:style-name="P90">—<text:span text:style-name="T3">tore</text:span> 500 | -tore | é—teur | -tor | -tor. </text:p>
        </text:list-item>
        <text:list-item>
          <text:p text:style-name="P90"><text:span text:style-name="T3">emana</text:span> -o | -are | é—er | -ate | -ieren. = māna ex. </text:p>
        </text:list-item>
        <text:list-item>
          <text:p text:style-name="P90">—<text:span text:style-name="T3">tione</text:span> | -zione | é—tion | -tion | -tion. </text:p>
        </text:list-item>
        <text:list-item>
          <text:p text:style-name="P90"><text:span text:style-name="T3">emascula</text:span> ŭ 200 | <text:span text:style-name="T5">castrare</text:span> | é—er | -ate. = tolle organo de masculo, evira. </text:p>
        </text:list-item>
        <text:list-item>
          <text:p text:style-name="P90"><text:span text:style-name="T3">emblema</text:span>(te) -ma | -ema | -ème | -em | -em. = figura, signo, symbolo, typo. ⊂ G. émblēma = incisione, musaico. ⊂ en [in] balle [pone] -ma. </text:p>
        </text:list-item>
        <text:list-item>
          <text:p text:style-name="P90"><text:span text:style-name="T3">embryo</text:span> | -ione | -yon | -yo | -yo. = feto, statu incipiente. ⊂ G. émbruon ⊂ en bry [brúō = nasce, cresce] -o. </text:p>
        </text:list-item>
        <text:list-item>
          <text:p text:style-name="P90">—<text:span text:style-name="T3">nale</text:span> | -ionale | -yonnaire | -yonal | -al. </text:p>
        </text:list-item>
        <text:list-item>
          <text:p text:style-name="P90"><text:span text:style-name="T3">EME</text:span> -o | <text:span text:style-name="T5">comperare</text:span> | <text:span text:style-name="T5">acheter</text:span> | <text:span text:style-name="T5">to buy</text:span>, <text:span text:style-name="T5">purchase</text:span> | <text:span text:style-name="T5">kaufen</text:span>. ⊂ </text:p>
        </text:list-item>
        <text:list-item>
          <text:p text:style-name="P90">eme -o = prehende, acquire, sume, assume. ⊃ empto, dirime, exempto, eximio, exemplo, peremptorio, præmio, prompto, redime, redempto, sume, sumpto, assume, consume, desume, præsume, resume. ⊂ E. ⊃ R. imjetï = habe, D. <text:span text:style-name="T5">n</text:span>ehmen. </text:p>
        </text:list-item>
        <text:list-item>
          <text:p text:style-name="P90"><text:span text:style-name="T3">emenda</text:span> -o | -are | é—er, amender | -ate, amend, mend | -ieren. = tolle mendas. </text:p>
        </text:list-item>
        <text:list-item>
          <text:p text:style-name="P90">—<text:span text:style-name="T3">tione</text:span> -tio | -zione | é—tion | -tion | -tion. </text:p>
        </text:list-item>
        <text:list-item>
          <text:p text:style-name="P90">—<text:span text:style-name="T3">tore</text:span> -tor | -tore | é—teur | -tor | -tor. </text:p>
        </text:list-item>
        <text:list-item>
          <text:p text:style-name="P90"><text:span text:style-name="T3">emerito</text:span> -ĭtus | -to | émérite | -tus | -tus. = que e fini servitio, veterano. ⊂ e- merito. </text:p>
        </text:list-item>
        <text:list-item>
          <text:p text:style-name="P90"><text:span text:style-name="T3">emerge</text:span> -o | -ere | é—er | -e | -ieren. = merge, nasce, ori, surge. ⊃ emerso. </text:p>
        </text:list-item>
        <text:list-item>
          <text:p text:style-name="P90"><text:span text:style-name="T3">emerso</text:span> -us | -rso. = que e emerge. </text:p>
        </text:list-item>
        <text:list-item>
          <text:p text:style-name="P90">—<text:span text:style-name="T3">ione</text:span> | -ione | é—ion | -ion | -ion. </text:p>
        </text:list-item>
        <text:list-item>
          <text:p text:style-name="P90"><text:span text:style-name="T3">emetico</text:span> ĭ 200 | -ico | émétique | -ic | -isch. = medicamen, que fac vome. ⊂ G. -icós. ⊂ eme [eméō = vome] -tico. </text:p>
        </text:list-item>
        <text:list-item>
          <text:p text:style-name="P90"><text:span text:style-name="T3">emigra</text:span> (ĭ <text:span text:style-name="T5">aut</text:span> ī) -o | -are | é—er | -ate | -ieren. = migra ex. </text:p>
        </text:list-item>
        <text:list-item>
          <text:p text:style-name="P90">—<text:span text:style-name="T3">nte</text:span> -ns | -nte | é—nt | -nt | -nt. </text:p>
        </text:list-item>
        <text:list-item>
          <text:p text:style-name="P90">—<text:span text:style-name="T3">tione</text:span> 300 | -zione | é—tion | -tion | -tion. </text:p>
        </text:list-item>
        <text:list-item>
          <text:p text:style-name="P90"><text:span text:style-name="T3">eminente</text:span> -ens | -ente | é—ent | -ent | -ent. = insigne, distincto, prominente. ⊂ e- mine -nte. </text:p>
        </text:list-item>
        <text:list-item>
          <text:p text:style-name="P90">—<text:span text:style-name="T3">ia</text:span> -a | -enza | é—ence | -ence, -ency | -enz. </text:p>
        </text:list-item>
        <text:list-item>
          <text:p text:style-name="P90">emĭnus -us = de longe. </text:p>
        </text:list-item>
        <text:list-item>
          <text:p text:style-name="P90"><text:span text:style-name="T3">emisso</text:span> -us | emesso | émis. = quem emitte. </text:p>
        </text:list-item>
        <text:list-item>
          <text:p text:style-name="P90">—<text:span text:style-name="T3">ario</text:span> -us | -ario | é—aire | -ary | -är. = mandatario, misso. </text:p>
        </text:list-item>
        <text:list-item>
          <text:p text:style-name="P90">—<text:span text:style-name="T3">ione</text:span> -sio | -ione | é—ion | -ion | -ion. </text:p>
        </text:list-item>
        <text:list-item>
          <text:p text:style-name="P90"><text:span text:style-name="T3">emitte</text:span> -o | emettere | émettre | to emit. = mitte ex. </text:p>
        </text:list-item>
        <text:list-item>
          <text:p text:style-name="P90"><text:span text:style-name="T3">emmenagogo</text:span> | -gogo | -énagogue | -gogue. = medicamen que duc menstruo. ⊂ en mēn agogo. </text:p>
        </text:list-item>
        <text:list-item>
          <text:p text:style-name="P90"><text:span text:style-name="T3">emolli</text:span> -io | ammollire | amollir | to emolliate. = redde molle. </text:p>
        </text:list-item>
        <text:list-item>
          <text:p text:style-name="P90">—<text:span text:style-name="T3">iente</text:span> | -ente | é—ent | -ent | -ens. </text:p>
        </text:list-item>
        <text:list-item>
          <text:p text:style-name="P90"><text:span text:style-name="T3">emolumento</text:span> -um | -mento | é—ment | -ment | -ment. = lucro, stipendio [de molitore?]. </text:p>
        </text:list-item>
        <text:list-item>
          <text:p text:style-name="P90"><text:span text:style-name="T3">emotione</text:span> | -zione | é—tion | -tion | -tion. = agitatione. ⊂ e- motione. </text:p>
        </text:list-item>
        <text:list-item>
          <text:p text:style-name="P90"><text:soft-page-break/><text:span text:style-name="T3">emphasi</text:span> ă 100 | enfasi | -se | -sis | -se. = vi de expressione, proba. ⊂ G. émphasis. ⊂ en pha [monstra] -si. </text:p>
        </text:list-item>
        <text:list-item>
          <text:p text:style-name="P90"><text:span text:style-name="T3">emphatico</text:span> | enfatico | -ique | -ic | -isch. = cum emphasi. ⊂ G. -icós. </text:p>
        </text:list-item>
        <text:list-item>
          <text:p text:style-name="P90"><text:span text:style-name="T3">emphysema</text:span> | enfisema | -ème | -ema | -em. = dilatatione [de pulmone] producto ab aere. ⊂ G. emphúsēma ⊂ en physe [physáō = infla] -ma. </text:p>
        </text:list-item>
        <text:list-item>
          <text:p text:style-name="P90"><text:span text:style-name="T3">emphyteusi</text:span> 500 | enfiteusi | -éose | -eusis | -eusis. = locatione de agro pro implantatione. ⊂ G. emphýteusis ⊂ en phyteu -si = im-planta-tione. </text:p>
        </text:list-item>
        <text:list-item>
          <text:p text:style-name="P90"><text:span text:style-name="T3">emphyteutico</text:span> ĭ 500 | enfiteutico | -éote, -eotique | -eutic | -eutisch. = de emphyteusi. </text:p>
        </text:list-item>
        <text:list-item>
          <text:p text:style-name="P90"><text:span text:style-name="T3">empirico</text:span> -ĭcus | -ico | -ique | -ic | -isch. = qui experimenta, anti theorico. ⊂ G. empeiricós ⊂ en pir -ico. </text:p>
        </text:list-item>
        <text:list-item>
          <text:p text:style-name="P90"><text:span text:style-name="T3">empirismo</text:span> | -ismo | -isme | -icism | -ismus. = to es empirico. </text:p>
        </text:list-item>
        <text:list-item>
          <text:p text:style-name="P90"><text:span text:style-name="T3">emplastro</text:span> 100 | impiastro | -âtre | plaster, -aster | -astrum. ⊂ G. émplastron. = pharmaco, unguento. ⊂ en plas -tro. </text:p>
        </text:list-item>
        <text:list-item>
          <text:p text:style-name="P90"><text:span text:style-name="T3">emporio</text:span> -um | -rio | -rium, <text:span text:style-name="T5">entrepôt</text:span> | -rium | -rium. = deposito de merce. ⊂ G. -órion. ⊂ en por(o) [transitu] -io. </text:p>
        </text:list-item>
        <text:list-item>
          <text:p text:style-name="P90"><text:span text:style-name="T3">emptione</text:span> -tio | | | emption. = ton eme, anti venditione. </text:p>
        </text:list-item>
        <text:list-item>
          <text:p text:style-name="P90"><text:span text:style-name="T3">empto</text:span> -us = quem eme. </text:p>
        </text:list-item>
        <text:list-item>
          <text:p text:style-name="P90"><text:span text:style-name="T3">empyema</text:span> | empiema | -me | -ma | -ma. = collectione de pus. ⊂ G. -úēma. ⊂ en py [púon = pus] -ema. </text:p>
        </text:list-item>
        <text:list-item>
          <text:p text:style-name="P90"><text:span text:style-name="T3">empyræo</text:span> | -ireo | -rée | -rean | -reum. = parte superiore de cælo, ubi es igni (æthere). ⊂ G. émpyros = in igni. ⊂ en pyr -o. </text:p>
        </text:list-item>
        <text:list-item>
          <text:p text:style-name="P90"><text:span text:style-name="T3">empyreuma</text:span>(te) 100 | empireuma | -me | -ma | -ma. = odore de combusto in recipiente clauso. ⊂ G. -ýreuma ⊂ en pyreu [pureúō = accende] -ma. </text:p>
        </text:list-item>
        <text:list-item>
          <text:p text:style-name="P90"><text:span text:style-name="T3">empyreumatico</text:span> -ĭcus | empireumatico | -tique | -tic | -tisch. = (oleo cum odore) de empyreuma. </text:p>
        </text:list-item>
        <text:list-item>
          <text:p text:style-name="P90"><text:span text:style-name="T3">emulgente</text:span> 100 | -ente | é—ent | -ent | -ens. = (arterias) que mulge ex. </text:p>
        </text:list-item>
        <text:list-item>
          <text:p text:style-name="P90"><text:span text:style-name="T3">emulsione</text:span> | -sione | é—sion | -sion | -sion. = to mulge, liquido simile ad lacte. </text:p>
        </text:list-item>
        <text:list-item>
          <text:p text:style-name="P90"><text:span text:style-name="T3">emulsivo</text:span> | -ivo | é—if | -ive. = que mulge. </text:p>
        </text:list-item>
        <text:list-item>
          <text:p text:style-name="P90"><text:span text:style-name="T3">emunctorio</text:span> | emuntorio | émonctoire | -nctory | -orium. = (canale) que servi ad emunge. </text:p>
        </text:list-item>
        <text:list-item>
          <text:p text:style-name="P90"><text:span text:style-name="T3">emunge</text:span> -o | | moucher. = tolle muco ab naso. </text:p>
        </text:list-item>
        <text:list-item>
          <text:p text:style-name="P90">L. en = ecce. </text:p>
        </text:list-item>
        <text:list-item>
          <text:p text:style-name="P90">G. en, en = || in. ⊃ endemico, entomologia, encyclopædia, energia, ellipsi, emphasi, emporio. </text:p>
        </text:list-item>
        <text:list-item>
          <text:p text:style-name="P90"><text:span text:style-name="T3">enallage</text:span> ă | -ge | é—ge | -ge | -ge. = immutatione de vocabulos. ⊂ G. -ag <text:span text:style-name="T3">ē</text:span>. ⊂ en allag <text:span text:style-name="T3">ē</text:span> [mutatione]. </text:p>
        </text:list-item>
        <text:list-item>
          <text:p text:style-name="P90"><text:span text:style-name="T3">encausto</text:span> 100 | -ico, <text:span text:style-name="T5">vernice</text:span> | -ique, <text:span text:style-name="T5">vernis</text:span> | -ic | -isch. = colore ad igni uso etiam pro scribe. ⊂ G. égcauston ⊂ en cau [arde]. </text:p>
        </text:list-item>
        <text:list-item>
          <text:p text:style-name="P90">— M | inchiostro | encre | ink | <text:span text:style-name="T5">Tinte</text:span>. </text:p>
        </text:list-item>
        <text:list-item>
          <text:p text:style-name="P90"><text:span text:style-name="T3">enclitico</text:span> -ĭcus | -ico | -ique | -ic | -isch. = vocabulo juncto ad præcedente. ⊂ G. -icós. ⊂ en cli -tico. </text:p>
        </text:list-item>
        <text:list-item>
          <text:p text:style-name="P90"><text:soft-page-break/><text:span text:style-name="T3">encyclopædia</text:span> -īa 100 | enciclopedia | -pédie | -pedia | -pädie. = doctrina de scientia universale. ⊂ G. -deía. ⊂ en cyclo [circulo] pædia [educatione]. </text:p>
        </text:list-item>
        <text:list-item>
          <text:p text:style-name="P90">—<text:span text:style-name="T3">ico</text:span> -ĭcus | enciclopedico | -édique, -édiste | -edian, -edical | -ädisch, -ädist. </text:p>
        </text:list-item>
        <text:list-item>
          <text:p text:style-name="P90"><text:span text:style-name="T3">endemico</text:span> -ĭcus | -ico | -émique | -ic | -isch. = (morbo) que reside in uno regione. ⊂ G. éndēmos ⊂ en dēm(o) [populo]. </text:p>
        </text:list-item>
        <text:list-item>
          <text:p text:style-name="P90">G. endo éndon = in, interno. </text:p>
        </text:list-item>
        <text:list-item>
          <text:p text:style-name="P90"><text:span text:style-name="T3">endosmosi</text:span> | -osi | -ose | -ose | -ose. = osmosi ad interno [endo]. </text:p>
        </text:list-item>
        <text:list-item>
          <text:p text:style-name="P90"><text:span text:style-name="T3">energia</text:span> -īa 400 | -gia | é—gie | -gy | -gie. ⊂ G. enérgeia. ⊂ en erg -īa. </text:p>
        </text:list-item>
        <text:list-item>
          <text:p text:style-name="P90">—<text:span text:style-name="T3">ico</text:span> -ĭcus | -ico | é—ique | -ic, -etic | -isch. ⊂ G. -gēticós, energós. </text:p>
        </text:list-item>
        <text:list-item>
          <text:p text:style-name="P90"><text:span text:style-name="T3">enerva</text:span> -o | snervare, <text:span text:style-name="T5">infiacchire</text:span> | énerver | -ate | -ieren. = tolle nervos, redde debile et flacco. </text:p>
        </text:list-item>
        <text:list-item>
          <text:p text:style-name="P90">enim -im = nam. </text:p>
        </text:list-item>
        <text:list-item>
          <text:p text:style-name="P90"><text:span text:style-name="T3">enorme</text:span> 100 | -orme | énorme | -ormous | -orm. = immenso, sine norma. </text:p>
        </text:list-item>
        <text:list-item>
          <text:p text:style-name="P90">—<text:span text:style-name="T3">itate</text:span> 100 | -ità | é—ité | -ity | -ität. </text:p>
        </text:list-item>
        <text:list-item>
          <text:p text:style-name="P90"><text:span text:style-name="T3">ense</text:span> -is = spata, gladio. </text:p>
        </text:list-item>
        <text:list-item>
          <text:p text:style-name="P90">—<text:span text:style-name="T3">iforme</text:span> | -me | -me | -m | -m. </text:p>
        </text:list-item>
        <text:list-item>
          <text:p text:style-name="P90"><text:span text:style-name="T3">ente</text:span> 100 | ente, entità | être, entité | <text:span text:style-name="T5">being</text:span>, ens, entity | <text:span text:style-name="T5">ein Wesen</text:span>, Ens, Entität. ⊂ (es)ente = quod es. Vocabulo constructo ab Quintiliano, pro verte G. ont. </text:p>
        </text:list-item>
        <text:list-item>
          <text:p text:style-name="P90"><text:span text:style-name="T3">enterite</text:span> N | -ite | énterite | -itis | -itis. = inflammatione de intestino [entero]. </text:p>
        </text:list-item>
        <text:list-item>
          <text:p text:style-name="P90">G. entero énteron = intestino. ⊃ enterite, dysenteria. </text:p>
        </text:list-item>
        <text:list-item>
          <text:p text:style-name="P90"><text:span text:style-name="T3">enthusiasmo</text:span> | entusiasmo | enthousiasme | -asm | -asmus. = inspiratione divino, anti apathia, anti indifferentia. ⊂ G. -mós. ⊂ enthusiaz(a) -mo. </text:p>
        </text:list-item>
        <text:list-item>
          <text:p text:style-name="P90"><text:span text:style-name="T3">enthusiasta</text:span> | entusiasta | enthousiaste | -ast | -ast. = fanatico, devoto. ⊂ G. -ástēs. ⊂ enthusiaz(a) -ta. </text:p>
        </text:list-item>
        <text:list-item>
          <text:p text:style-name="P90">G. enthusiaza, -ázō = es inspirato ab deo. ⊃ enthusiasmo, -asta. ⊂ éntheos = inspirato ab deo. ⊂ en theo [deo]. </text:p>
        </text:list-item>
        <text:list-item>
          <text:p text:style-name="P90">entomo éntomon = insecto. ⊂ en [in] tomo [secto]. </text:p>
        </text:list-item>
        <text:list-item>
          <text:p text:style-name="P90"><text:span text:style-name="T3">entomologia</text:span> | -gia | -gie | -gy | -gie. = studio de insectos [entomo]. </text:p>
        </text:list-item>
        <text:list-item>
          <text:p text:style-name="P90"><text:span text:style-name="T3">enumera</text:span> -ĕro | -are | é—érer | -ate | -ieren. = numera. </text:p>
        </text:list-item>
        <text:list-item>
          <text:p text:style-name="P90">—<text:span text:style-name="T3">tione</text:span> -tio | -azione | énumération | -ation | -ation. </text:p>
        </text:list-item>
        <text:list-item>
          <text:p text:style-name="P90"><text:span text:style-name="T3">enuntia</text:span> -o | -ciare | énoncer | to enounce | -zieren. ⊂ e nuntia. </text:p>
        </text:list-item>
        <text:list-item>
          <text:p text:style-name="P90">—<text:span text:style-name="T3">tione</text:span> -tio | enunciazione | énonciation | -ation | -ation. </text:p>
        </text:list-item>
        <text:list-item>
          <text:p text:style-name="P90"><text:span text:style-name="T3">eo</text:span> (is ea id) = illo, isto, idem, ipso. </text:p>
        </text:list-item>
        <text:list-item>
          <text:p text:style-name="P90">eo eo = ad ipso loco. </text:p>
        </text:list-item>
        <text:list-item>
          <text:p text:style-name="P90">G. ēō ē <text:span text:style-name="T3">ō</text:span>s, éōs = || aurora. </text:p>
        </text:list-item>
        <text:list-item>
          <text:p text:style-name="P90"><text:span text:style-name="T3">eocæno</text:span> | eoceno | éocène | eocene | Eocän. = initio [aurora] de periodo tertiario [recente] de terra; apparitione de simias; diffusione de saurios. ⊂ ēō [aurora] cæno [recente]. </text:p>
        </text:list-item>
        <text:list-item>
          <text:p text:style-name="P90">eodem -dem = ad idem loco. </text:p>
        </text:list-item>
        <text:list-item>
          <text:p text:style-name="P90">eodem idem = idem. </text:p>
        </text:list-item>
        <text:list-item>
          <text:p text:style-name="P90"><text:soft-page-break/>G. ep eípon = loque, ora. || voce. ⊃ epico, epopæa, Calliope. </text:p>
        </text:list-item>
        <text:list-item>
          <text:p text:style-name="P90"><text:span text:style-name="T3">epacta</text:span> 600 | -atta | épacte | -act | -akten. <text:span text:style-name="T5">Epacta</text:span> de uno anno, es numero de dies de luna, in initio de anno. ⊂ G. epact <text:span text:style-name="T3">ē</text:span> [addito, intercalato] ⊂ ep(i) ag(e) -ta. </text:p>
        </text:list-item>
        <text:list-item>
          <text:p text:style-name="P90"><text:span text:style-name="T3">ephemeride</text:span> -ris -rĭd- | effemeride | éphéméride | -ris | -ride. = calendario, diario, diurnale. ⊂ G. ephēmerís ⊂ ep(i) hemer(a) [die]. </text:p>
        </text:list-item>
        <text:list-item>
          <text:p text:style-name="P90"><text:span text:style-name="T3">ephemero</text:span> -ĕrus | effimero | éphémère | -eral | -erisch. = que dura uno die. ⊂ G. eph <text:span text:style-name="T3">ē</text:span>meros ⊂ ep(i) hemer(a) -o. </text:p>
        </text:list-item>
        <text:list-item>
          <text:p text:style-name="P90">G. epi epí = supra. </text:p>
        </text:list-item>
        <text:list-item>
          <text:p text:style-name="P90"><text:span text:style-name="T3">epico</text:span> -ĭcus | -ico | épique | -ic | -isch. = (poema) heroico. ⊂ G. -icós. ⊂ ep -ico. </text:p>
        </text:list-item>
        <text:list-item>
          <text:p text:style-name="P90"><text:span text:style-name="T3">epicœno</text:span> 100 | -ceno | épicène | -cene. = vocabulo de genere commune, ut L. cane, bove, homo. ⊂ G. epícoinos ⊂ epi cœno [commune]. </text:p>
        </text:list-item>
        <text:list-item>
          <text:p text:style-name="P90"><text:span text:style-name="T3">epicranio</text:span> | -io | é—âne | -ium | -ium. ⊂ epi cranio. </text:p>
        </text:list-item>
        <text:list-item>
          <text:p text:style-name="P90"><text:span text:style-name="T3">epicureo</text:span> -ūreus | -reo | é—rien | -rean | -räer. ⊂ G. epicoúreios = sectatore de Epicuro [-341 — -270]. </text:p>
        </text:list-item>
        <text:list-item>
          <text:p text:style-name="P90"><text:span text:style-name="T3">epicyclo</text:span> 500 | -iclo | é—cle | -cle | -clus. = motu de uno circulo super alio. ⊂ epi cyclo. </text:p>
        </text:list-item>
        <text:list-item>
          <text:p text:style-name="P90"><text:span text:style-name="T3">epidemia</text:span> | -mia | épidémie | -my | -mie. = morbo supra toto populo. ⊂ G. epidēmía ⊂ epi dēm(o) [populo] -ia. </text:p>
        </text:list-item>
        <text:list-item>
          <text:p text:style-name="P90">—<text:span text:style-name="T3">ico</text:span> -ĭcus | -ico | é—ique | -ic | -isch. </text:p>
        </text:list-item>
        <text:list-item>
          <text:p text:style-name="P90"><text:span text:style-name="T3">epidermide</text:span> -mis -mĭd- | -rmide | -rme | -rmis | -rmis. = parte superiore de pelle. ⊂ G. -rmis. ⊂ epi derm(a) [pelle] -ide. </text:p>
        </text:list-item>
        <text:list-item>
          <text:p text:style-name="P90"><text:span text:style-name="T3">epiglottide</text:span> ĭ 100 | -ttide | -tte | -ttis | -ttis. = cartilagine super larynge. ⊂ G. epi glottide. </text:p>
        </text:list-item>
        <text:list-item>
          <text:p text:style-name="P90"><text:span text:style-name="T3">epigramma</text:span>(te) -ma | -amma | é—amme | -am | -amm. = inscriptione; breve scripto satirico. ⊂ G. epígramma ⊂ epi [supra] gramma [scripto]. </text:p>
        </text:list-item>
        <text:list-item>
          <text:p text:style-name="P90">—<text:span text:style-name="T3">tico</text:span> ĭ 100 | -ico | é—ique | -ic | -isch. </text:p>
        </text:list-item>
        <text:list-item>
          <text:p text:style-name="P90"><text:span text:style-name="T3">epigraphe</text:span> | -afe | é—aphe | -aph | -aph. ⊂ G. -aph <text:span text:style-name="T3">ē</text:span>. ⊂ epi graph [scribe]. </text:p>
        </text:list-item>
        <text:list-item>
          <text:p text:style-name="P90"><text:span text:style-name="T3">epigraphia</text:span> | -fia | é—phie | -phy | -phik. = studio de epigraphes. </text:p>
        </text:list-item>
        <text:list-item>
          <text:p text:style-name="P90"><text:span text:style-name="T3">epilepsia</text:span> ĭ 100 | -essia | é—ie | -y | -ie. ⊂ G. epilēpsía ⊂ epi lepsi [captura] -a. </text:p>
        </text:list-item>
        <text:list-item>
          <text:p text:style-name="P90"><text:span text:style-name="T3">epileptico</text:span> ĭ 400 | -ttico | é—que | -ic | -isch. = cum epilepsia. ⊂ G. -lēpticós. </text:p>
        </text:list-item>
        <text:list-item>
          <text:p text:style-name="P90"><text:span text:style-name="T3">epilogo</text:span> -ŏgus | -go | é—gue | -gue | -og. = conclusione de oratione, de libro; peroratione, anti prologo. ⊂ G. epílogos ⊂ epi logo. </text:p>
        </text:list-item>
        <text:list-item>
          <text:p text:style-name="P90"><text:span text:style-name="T3">epiphania</text:span> -īa 600 | -fania | é—nie | -ny | -nie. ⊂ G. -áneia. = apparitione (de Christo ad Magos). ⊂ epi phan -ia. </text:p>
        </text:list-item>
        <text:list-item>
          <text:p text:style-name="P90"><text:span text:style-name="T3">epiphonema</text:span>(te) 100 | epifonema | -ème | -ema | -em. = exclamatione. ⊂ G. - <text:span text:style-name="T3">ō</text:span>nēma. ⊂ epi phone -ma. </text:p>
        </text:list-item>
        <text:list-item>
          <text:p text:style-name="P90"><text:span text:style-name="T3">episcopo</text:span> -ŏpus = inspectore. ⊂ G. epíscopos ⊂ epi scop [spece] -o. </text:p>
        </text:list-item>
        <text:list-item>
          <text:p text:style-name="P90">— 300 | vescovo | évêque | bishop | Bischof. = inspectore christiano. </text:p>
        </text:list-item>
        <text:list-item>
          <text:p text:style-name="P90">—<text:span text:style-name="T3">ale</text:span> 500 | -ale | é—al | -al | -al. </text:p>
        </text:list-item>
        <text:list-item>
          <text:p text:style-name="P90">—<text:span text:style-name="T3">atu</text:span> 300 | -ato | é—at | -acy | -at. </text:p>
        </text:list-item>
        <text:list-item>
          <text:p text:style-name="P90"><text:soft-page-break/><text:span text:style-name="T3">episodio</text:span> | -odio | épisode | -ode | -ode. = narratione incidentale, accessorio, digressione. ⊂ G. epeisódion ⊂ ep(i) eis hod(o) -io. </text:p>
        </text:list-item>
        <text:list-item>
          <text:p text:style-name="P90"><text:span text:style-name="T3">epispastico</text:span> -ĭcus | -co | é—que | -c | -cum. = emplastro que trahe humore de pelle. ⊂ epi spas [trahe] -tico. </text:p>
        </text:list-item>
        <text:list-item>
          <text:p text:style-name="P90"><text:span text:style-name="T3">epistola</text:span> -ŏla | -stola | épître | -stle | -stel. = litteras. ⊂ G. -ol <text:span text:style-name="T3">ē</text:span>. ⊂ epi stel -a. </text:p>
        </text:list-item>
        <text:list-item>
          <text:p text:style-name="P90">—<text:span text:style-name="T3">ario</text:span> | -ario | é—aire | -ary | -arisch. </text:p>
        </text:list-item>
        <text:list-item>
          <text:p text:style-name="P90"><text:span text:style-name="T3">epitaphio</text:span> -um | epitaffio | é—aphe | -aph | -aphium. = inscriptione sepulcrale. ⊂ G. -áphion. ⊂ epi taph(o) [sepulcro] -io. </text:p>
        </text:list-item>
        <text:list-item>
          <text:p text:style-name="P90"><text:span text:style-name="T3">epithalamio</text:span> 100 | epitalamio | é—me | -mium | -mium. = cantu nuptiale. ⊂ G. -ámion. ⊂ epi thalam(o) -io. </text:p>
        </text:list-item>
        <text:list-item>
          <text:p text:style-name="P90"><text:span text:style-name="T3">epitheto</text:span> ĕ 100 | -teto | é—ète | -et | -eton. = adjectivo, attributo, qualitate. ⊂ G. epítheton ⊂ epi the [pone] -to. </text:p>
        </text:list-item>
        <text:list-item>
          <text:p text:style-name="P90"><text:span text:style-name="T3">epitome</text:span> -ŏme | -me | é—mé | -me | -me. = compendio, summario. ⊂ G. epitom <text:span text:style-name="T3">ē</text:span> ⊂ epi tom(o) [seca]. </text:p>
        </text:list-item>
        <text:list-item>
          <text:p text:style-name="P90"><text:span text:style-name="T3">epizootia</text:span> | -tia | é—tie | -ty | -tie. = pestilentia de animales. ⊂ epi zoo -tia. </text:p>
        </text:list-item>
        <text:list-item>
          <text:p text:style-name="P90">—<text:span text:style-name="T3">ico</text:span> | -tico | é—tique | -tic | -tisch. </text:p>
        </text:list-item>
        <text:list-item>
          <text:p text:style-name="P90"><text:span text:style-name="T3">epocha</text:span> -ŏcha | -ca | époche | -ch | -che. = puncto fixo et notabile de tempore, æra, periodo, ævo, ætate. ⊂ G. epoch <text:span text:style-name="T3">ē</text:span> = pausa. ⊂ ep(i) ech -a. </text:p>
        </text:list-item>
        <text:list-item>
          <text:p text:style-name="P90"><text:span text:style-name="T3">epopœa</text:span> | -pea | épopée | -pee | -pöe. = compositione de poema epico. ⊂ G. epopoi <text:span text:style-name="T3">ï</text:span>a ⊂ ep -o- poe -ia. </text:p>
        </text:list-item>
        <text:list-item>
          <text:p text:style-name="P90"><text:span text:style-name="T3">epura</text:span> | -are | épurer | -ate | -ieren. = redde puro, depura. </text:p>
        </text:list-item>
        <text:list-item>
          <text:p text:style-name="P90">—<text:span text:style-name="T3">tione</text:span> | -zione | é—tion | -tion | -tion. </text:p>
        </text:list-item>
        <text:list-item>
          <text:p text:style-name="P90"><text:span text:style-name="T3">equestre</text:span> -ter | -stre | é—stre | -strian. = in equo. </text:p>
        </text:list-item>
        <text:list-item>
          <text:p text:style-name="P90"><text:span text:style-name="T3">equino</text:span> -us | equino | équin | equine. = de equo. </text:p>
        </text:list-item>
        <text:list-item>
          <text:p text:style-name="P90"><text:span text:style-name="T3">equita</text:span> -ĭto = i super equo. </text:p>
        </text:list-item>
        <text:list-item>
          <text:p text:style-name="P90">—<text:span text:style-name="T3">tione</text:span> 100 | -zione | é—tion | -tion | -tion. </text:p>
        </text:list-item>
        <text:list-item>
          <text:p text:style-name="P90"><text:span text:style-name="T3">equo</text:span> -us | <text:span text:style-name="T5">cavallo</text:span> | <text:span text:style-name="T5">cheval</text:span> | <text:span text:style-name="T5">horse</text:span> | <text:span text:style-name="T5">Pferd</text:span>. ⊃ equestre, equino, equitatione. = Zool. « equus caballus ». ⊂ E. ⊃ G. hippo(dromo); Celto epo ⊃ Eporedia (Ivrea, urbe de Italia); S. açva. </text:p>
        </text:list-item>
        <text:list-item>
          <text:p text:style-name="P90"><text:span text:style-name="T3">eradica</text:span> -ĭco | sradicare | déraciner | -cate | -cieren. = trahe ex radices. </text:p>
        </text:list-item>
        <text:list-item>
          <text:p text:style-name="P90">—<text:span text:style-name="T3">atione</text:span> 300 | sradicamento | é—tion | -ation | -ation. </text:p>
        </text:list-item>
        <text:list-item>
          <text:p text:style-name="P90"><text:span text:style-name="T3">erecto</text:span> -us | eretto. = quem erige. </text:p>
        </text:list-item>
        <text:list-item>
          <text:p text:style-name="P90">—<text:span text:style-name="T3">ione</text:span> 100 | -zione | érection | -ction | -ction. </text:p>
        </text:list-item>
        <text:list-item>
          <text:p text:style-name="P90"><text:span text:style-name="T3">eremo</text:span> ē 300 | -mo | ermitage | hermitage. = loco deserto, solitario. ⊂ G. érēmos. </text:p>
        </text:list-item>
        <text:list-item>
          <text:p text:style-name="P90">—<text:span text:style-name="T3">ita</text:span> 500 | -ita, romito | ermite | -ite, hermit | -it. = qui vive in eremo. ⊂ G. erēmítēs. </text:p>
        </text:list-item>
        <text:list-item>
          <text:p text:style-name="P90"><text:span text:style-name="T3">erg</text:span> = labore, in Physica: <text:span text:style-name="T5">c </text:span><text:span text:style-name="T9">2</text:span><text:span text:style-name="T5"> s </text:span><text:span text:style-name="T9">-2</text:span><text:span text:style-name="T5"> g</text:span>. ⊂ G. érgon, (en)erg(ia), (chir)urgo, (dramat)urgo, erg(astolo). ⊂ E. ⊃ A. work, D. Werk = labore. </text:p>
        </text:list-item>
        <text:list-item>
          <text:p text:style-name="P90">erga -a = ad, in facie, verso, contra. </text:p>
        </text:list-item>
        <text:list-item>
          <text:p text:style-name="P90"><text:span text:style-name="T3">ergo</text:span> -o | <text:span text:style-name="T5">dunque</text:span>, ergo | <text:span text:style-name="T5">donc</text:span>, ergo | <text:span text:style-name="T5">therefore</text:span>, ergo | <text:span text:style-name="T5">daher</text:span>, ergo. = seque, unde, tunc. </text:p>
        </text:list-item>
        <text:list-item>
          <text:p text:style-name="P90"><text:soft-page-break/><text:span text:style-name="T3">ericio</text:span> -us | riccio | hérisson | herisson | <text:span text:style-name="T5">Igel</text:span>. = Zool. « erinaceus europæus ». </text:p>
        </text:list-item>
        <text:list-item>
          <text:p text:style-name="P90"><text:span text:style-name="T3">erige</text:span> -ĭgo | -ere | ériger | to erect | -gieren. ⊂ e- rege. </text:p>
        </text:list-item>
        <text:list-item>
          <text:p text:style-name="P90"><text:span text:style-name="T3">erode</text:span> -o | -ere | é—er | -e | -ieren. = rode, corrode. ⊃ eroso. </text:p>
        </text:list-item>
        <text:list-item>
          <text:p text:style-name="P90">—<text:span text:style-name="T3">ente</text:span> 100 | -ente | | -ent. = erosivo. </text:p>
        </text:list-item>
        <text:list-item>
          <text:p text:style-name="P90"><text:span text:style-name="T3">eroso</text:span> 100 | -so | érodé | -se. = quem erode, roso. </text:p>
        </text:list-item>
        <text:list-item>
          <text:p text:style-name="P90">—<text:span text:style-name="T3">ione</text:span> 100 | -sione | érosion | -sion | -sion. </text:p>
        </text:list-item>
        <text:list-item>
          <text:p text:style-name="P90">—<text:span text:style-name="T3">ivo</text:span> | -sivo | érosif | -sive. </text:p>
        </text:list-item>
        <text:list-item>
          <text:p text:style-name="P90"><text:span text:style-name="T3">erot-</text:span>, G. érōs = amore. ⊃ erotico, erotomania. </text:p>
        </text:list-item>
        <text:list-item>
          <text:p text:style-name="P90">—<text:span text:style-name="T3">ico</text:span> ĭ 200 | -ico | é—ique | -ic | -isch. ⊂ G. erōticós ⊂ erot [amore] -ico. </text:p>
        </text:list-item>
        <text:list-item>
          <text:p text:style-name="P90">—<text:span text:style-name="T3">omania</text:span> | -nia | é—nie | -nia | -nie. = mania de amore [erot]. ⊂ G. erōtomanía. </text:p>
        </text:list-item>
        <text:list-item>
          <text:p text:style-name="P90"><text:span text:style-name="T3">ERRA</text:span> -o | -are | -er | to err | irren | H. P. errar. = i hic et ibi, vaga, i ex via, labe, aberra, es in errore. </text:p>
        </text:list-item>
        <text:list-item>
          <text:p text:style-name="P90">—<text:span text:style-name="T3">ante</text:span> -ans | -ante | -ant | -ant | -ant. </text:p>
        </text:list-item>
        <text:list-item>
          <text:p text:style-name="P90">—<text:span text:style-name="T3">ata</text:span> ( <text:span text:style-name="T5">nom. plur. de</text:span> errato) | -ata | -ata | -ata | -ata. = (tabula de) errores. </text:p>
        </text:list-item>
        <text:list-item>
          <text:p text:style-name="P90">—<text:span text:style-name="T3">tico</text:span> -ĭcus | -tico | -tique | -tic | -tisch. (massa) que erra. </text:p>
        </text:list-item>
        <text:list-item>
          <text:p text:style-name="P90"><text:span text:style-name="T3">erroneo</text:span> 100 | -neo | -né | -neous. = de errore. </text:p>
        </text:list-item>
        <text:list-item>
          <text:p text:style-name="P90"><text:span text:style-name="T3">errore</text:span> -or | -ore | -eur | -or | -or. = ton erra. </text:p>
        </text:list-item>
        <text:list-item>
          <text:p text:style-name="P90"><text:span text:style-name="T3">erubesce</text:span> -o = fi rubro. </text:p>
        </text:list-item>
        <text:list-item>
          <text:p text:style-name="P90">—<text:span text:style-name="T3">nte</text:span> -ns | -nte | é—nt | -nt | -nt. </text:p>
        </text:list-item>
        <text:list-item>
          <text:p text:style-name="P90">—<text:span text:style-name="T3">ntia</text:span> 300 | -nza | é—nce | -nce | -nz. </text:p>
        </text:list-item>
        <text:list-item>
          <text:p text:style-name="P90"><text:span text:style-name="T3">eructa</text:span> -o | -ttare | é—cter | -ct, -ctate | -ctieren. = ructa ex. </text:p>
        </text:list-item>
        <text:list-item>
          <text:p text:style-name="P90"><text:span text:style-name="T3">erudi</text:span> -ŭdio | -dire | | | -dieren. = fac ne rude. </text:p>
        </text:list-item>
        <text:list-item>
          <text:p text:style-name="P90"><text:span text:style-name="T3">itione</text:span> -itio | -izione | é—ition | -ition | -ition. </text:p>
        </text:list-item>
        <text:list-item>
          <text:p text:style-name="P90">—<text:span text:style-name="T3">ito</text:span> -us | -ito | é—it | -ite | -it. </text:p>
        </text:list-item>
        <text:list-item>
          <text:p text:style-name="P90"><text:span text:style-name="T3">erumpe</text:span> -o | erompere | | erupt | -ieren. = i ex, et rumpe obstaculo. </text:p>
        </text:list-item>
        <text:list-item>
          <text:p text:style-name="P90"><text:span text:style-name="T3">erupto</text:span> -us = que e erumpe. </text:p>
        </text:list-item>
        <text:list-item>
          <text:p text:style-name="P90">—<text:span text:style-name="T3">ione</text:span> -tio | -zione | é—tion | -tion | -tion. </text:p>
        </text:list-item>
        <text:list-item>
          <text:p text:style-name="P90">—<text:span text:style-name="T3">ivo</text:span> | -ttivo | é—if | -ive | -iv. </text:p>
        </text:list-item>
        <text:list-item>
          <text:p text:style-name="P90"><text:span text:style-name="T3">ervo</text:span> -um, D. Erbse = lente, piso. </text:p>
        </text:list-item>
        <text:list-item>
          <text:p text:style-name="P90"><text:span text:style-name="T3">erysipelăte</text:span> -sipĕlas 100 | risipola | é—èle | -elas | -elas. = morbo que produc pelle rubro. ⊂ G. -ipelas. ⊂ eruthro [rubro] pella [pelle]. </text:p>
        </text:list-item>
        <text:list-item>
          <text:p text:style-name="P90"><text:span text:style-name="T3">ES</text:span> (sum es est esse) | sono sei è essere | suis es est être | is <text:span text:style-name="T5">be</text:span> | ist sind sein | H. soy eres es ser | P. son es he ser. = sta, sede, mane, respira. ⊃ (præ)s(ente), (ab)s(ente), es(sentia), (inter)es(se), (de)es. ⊂ E. ⊃ A. is; D. ist; G. eimí eí estí; R. esmi esi estï; S. asmi asi asti. </text:p>
        </text:list-item>
        <text:list-item>
          <text:p text:style-name="P90"><text:span text:style-name="T3">esca</text:span> -a | esca | èche, aiche. = cibo, nutrimento, alimento. ⊂ ed(e) -ca. </text:p>
        </text:list-item>
        <text:list-item>
          <text:p text:style-name="P90"><text:span text:style-name="T3">eschara</text:span> ă 500 | escara | -are, escarre | -ar | -ara. = crusta super pelle, producto ab ustione. ⊂ G. eschára = foco. </text:p>
        </text:list-item>
        <text:list-item>
          <text:p text:style-name="P90"><text:span text:style-name="T3">esoterico</text:span> -ĭcus | -ico | ésotérique | -ric | -isch. = privato, interiore, secreto, (philosophia) pro solo adeptos, anti exoterico. ⊂ G. esōtericós ⊂ e(i)s [in] -o- -ter(o) -ico. </text:p>
        </text:list-item>
        <text:list-item>
          <text:p text:style-name="P90"><text:span text:style-name="T3">esse</text:span> ( <text:span text:style-name="T5">infinitivo de</text:span> es) | essere | être. = to es. </text:p>
        </text:list-item>
        <text:list-item>
          <text:p text:style-name="P90"><text:soft-page-break/>—<text:span text:style-name="T3">ntia</text:span> 100 | -nza | -nce | -nce | -nz. = parte constituente, profumo. </text:p>
        </text:list-item>
        <text:list-item>
          <text:p text:style-name="P90">——<text:span text:style-name="T3">le</text:span> | -ziale | -tiel | -tial | -tiell. = proprio, principale, præcipuo, necessario. </text:p>
        </text:list-item>
        <text:list-item>
          <text:p text:style-name="P90"><text:span text:style-name="T3">ET</text:span> et | e | et | <text:span text:style-name="T5">and</text:span> | <text:span text:style-name="T5">und</text:span> | H. y | P. e | R. i. ⊃ etcetera. </text:p>
        </text:list-item>
        <text:list-item>
          <text:p text:style-name="P90">— et = etiam. </text:p>
        </text:list-item>
        <text:list-item>
          <text:p text:style-name="P90"><text:span text:style-name="T3">etcetera</text:span> | eccetera | et cætera | et cetera | et cætera. ⊂ L. « et cetera » = et cetero res. </text:p>
        </text:list-item>
        <text:list-item>
          <text:p text:style-name="P90">etenim -im = nam. </text:p>
        </text:list-item>
        <text:list-item>
          <text:p text:style-name="P90">G. eth <text:span text:style-name="T3">ē</text:span>thos = mores, consuetudine. ⊃ ethico. ⊂ E. ⊃ D. Sitte. </text:p>
        </text:list-item>
        <text:list-item>
          <text:p text:style-name="P90"><text:span text:style-name="T3">ethica</text:span> ĭ 100 | etica | éthique | -ics | -ik. = philosophia morale. ⊂ G. ēthic <text:span text:style-name="T3">ē</text:span> ⊂ ethic(o) -a [scientia]. </text:p>
        </text:list-item>
        <text:list-item>
          <text:p text:style-name="P90"><text:span text:style-name="T3">ethico</text:span> ĭ 100 | etico | éthique | -ic | -isch. = morale. ⊂ G. ēthicós ⊂ eth -ico. </text:p>
        </text:list-item>
        <text:list-item>
          <text:p text:style-name="P90"><text:span text:style-name="T3">ethnico</text:span> -ĭcus | etnico | -ique | -ic | -isch. = nationale. ⊂ G. -icós. ⊂ ethn(o) -ico. </text:p>
        </text:list-item>
        <text:list-item>
          <text:p text:style-name="P90">G. ethno éthnos = natione, populo. </text:p>
        </text:list-item>
        <text:list-item>
          <text:p text:style-name="P90"><text:span text:style-name="T3">ethnographia</text:span> | etnografia | -aphie | -aphy | -aphie. ⊂ ethno -graphia. </text:p>
        </text:list-item>
        <text:list-item>
          <text:p text:style-name="P90"><text:span text:style-name="T3">ethnologia</text:span> | etnologia | -logie | -logy | -logie. ⊂ ethno log(o) -ia. </text:p>
        </text:list-item>
        <text:list-item>
          <text:p text:style-name="P90"><text:span text:style-name="T3">ethologia</text:span> 100 | etologia | é—gie | -gy | -gie. = descriptione de mores. ⊂ G. ēthología ⊂ eth -o- log -ia. </text:p>
        </text:list-item>
        <text:list-item>
          <text:p text:style-name="P90"><text:span text:style-name="T3">etiam</text:span> -iam | eziandio, <text:span text:style-name="T5">anche</text:span>, <text:span text:style-name="T5">pure</text:span> | <text:span text:style-name="T5">aussi</text:span>, <text:span text:style-name="T5">même</text:span> | <text:span text:style-name="T5">also</text:span>, <text:span text:style-name="T5">even</text:span> | <text:span text:style-name="T5">auch</text:span>, <text:span text:style-name="T5">selbst</text:span>. = et. </text:p>
        </text:list-item>
        <text:list-item>
          <text:p text:style-name="P90">etiamsi -si = etiam si. </text:p>
        </text:list-item>
        <text:list-item>
          <text:p text:style-name="P90"><text:span text:style-name="T3">etsi</text:span> -si | <text:span text:style-name="T5">anche se</text:span> | <text:span text:style-name="T5">quoique</text:span>, <text:span text:style-name="T5">bien que</text:span>, <text:span text:style-name="T5">même si</text:span> | <text:span text:style-name="T5">though</text:span>, <text:span text:style-name="T5">although</text:span>, <text:span text:style-name="T5">even if</text:span> | <text:span text:style-name="T5">auch wenn</text:span>, <text:span text:style-name="T5">obschon</text:span>. = et si. </text:p>
        </text:list-item>
        <text:list-item>
          <text:p text:style-name="P90"><text:span text:style-name="T3">etymo</text:span> ŭ 100 = etymologia, origine, essentia de vocabulo. ⊂ G. étumos = vero. ⊂ es. </text:p>
        </text:list-item>
        <text:list-item>
          <text:p text:style-name="P90">—<text:span text:style-name="T3">logia</text:span> -a | etimologia | é—gie | -gy | -gie. ⊂ G. -ía. </text:p>
        </text:list-item>
        <text:list-item>
          <text:p text:style-name="P90">—<text:span text:style-name="T3">logico</text:span> ĭ 200 | eti—ico | é—ique | -ic | -isch. ⊂ G. -icós. </text:p>
        </text:list-item>
        <text:list-item>
          <text:p text:style-name="P90">G. eu eú = bene. ⊃ eucharistia, euphonia, euphemismo, eurythmia, evangelio. </text:p>
        </text:list-item>
        <text:list-item>
          <text:p text:style-name="P90"><text:span text:style-name="T3">eucharistia</text:span> ĭ 300 | eucaristia | -stie | -st | -stie. ⊂ G. eucharistía ⊂ eu [bene] cháris [gratia]. = actione de gratias, sacramento. </text:p>
        </text:list-item>
        <text:list-item>
          <text:p text:style-name="P90"><text:span text:style-name="T3">euchologio</text:span> | eucologio | -ge | -gy. = libro de preces. ⊂ G. -ógion. ⊂ euch <text:span text:style-name="T3">ē</text:span> [prece, voto] log(o) -io. </text:p>
        </text:list-item>
        <text:list-item>
          <text:p text:style-name="P90">G. eudia eudía = aere sereno. ⊂ eu [bono] dio [Jove, cælo]. </text:p>
        </text:list-item>
        <text:list-item>
          <text:p text:style-name="P90"><text:span text:style-name="T3">eudiometro</text:span> ĕ | -metro | -mètre | -meter | -meter. = instrumento que meti quantitate de oxygenio in aere. ⊂ eudi(a) -o- metro. </text:p>
        </text:list-item>
        <text:list-item>
          <text:p text:style-name="P90"><text:span text:style-name="T3">eulogio</text:span> | elogio | éloge | -gium, -gy | -gie. ⊂ G. eulogía ⊂ eu log(o) -io. </text:p>
        </text:list-item>
        <text:list-item>
          <text:p text:style-name="P90"><text:span text:style-name="T3">eunucho</text:span> -us | -uco | -uque | -uch | -uch. ⊂ G. eunoûchos ⊂ eun <text:span text:style-name="T3">ē</text:span> [lecto] ech [custodi] -o. </text:p>
        </text:list-item>
        <text:list-item>
          <text:p text:style-name="P90"><text:span text:style-name="T3">euphemismo</text:span> | eufemismo | -émisme | -ism | -ismus. = expressione dulce de idea malo. ⊂ G. euphēmismós ⊂ eu [bene] phem(e) [dicto] -ismo. </text:p>
        </text:list-item>
        <text:list-item>
          <text:p text:style-name="P90"><text:span text:style-name="T3">euphonia</text:span> | eufonia | -nie | -ny | -nie. = bono sono, harmonia. ⊂ G. <text:soft-page-break/>euphōnía ⊂ eu [bono] phon(e) [sono] -ia. </text:p>
        </text:list-item>
        <text:list-item>
          <text:p text:style-name="P90">—<text:span text:style-name="T3">ico</text:span> -ĭcus | eufonico | -ique | -ic | -isch. </text:p>
        </text:list-item>
        <text:list-item>
          <text:p text:style-name="P90"><text:span text:style-name="T3">Europa</text:span> -a | -pa | -pe | -pe | -pa. ⊂ G. Eur <text:span text:style-name="T3">ō</text:span>pē ⊂ Semitico ereb = ponente. </text:p>
        </text:list-item>
        <text:list-item>
          <text:p text:style-name="P90"><text:span text:style-name="T3">Europæo</text:span> ō 100 | -eo | -éen | -ean | -æer, -æisch. ⊂ G. eur <text:span text:style-name="T3">ō</text:span>paios. = de Europa. </text:p>
        </text:list-item>
        <text:list-item>
          <text:p text:style-name="P90">G. eury eurús = lato. ⊃ (an)eury(sma). </text:p>
        </text:list-item>
        <text:list-item>
          <text:p text:style-name="P90"><text:span text:style-name="T3">eurythmia</text:span> ĭ 100 | euritmia | -ie | -y. = rhythmo harmonico. ⊂ G. euruthmía. </text:p>
        </text:list-item>
        <text:list-item>
          <text:p text:style-name="P90"><text:span text:style-name="T3">evacua</text:span> 100 | -cuare | é—cuer | -cuate | -kuiren. = redde vacuo. </text:p>
        </text:list-item>
        <text:list-item>
          <text:p text:style-name="P90">—<text:span text:style-name="T3">tione</text:span> 300 | -azione | é—tion | -ation | -ation. </text:p>
        </text:list-item>
        <text:list-item>
          <text:p text:style-name="P90"><text:span text:style-name="T3">evade</text:span> ā -o | -ere | s’évader | to evade | -ieren. = vade ex, exi, fuge. ⊃ evasione. </text:p>
        </text:list-item>
        <text:list-item>
          <text:p text:style-name="P90"><text:span text:style-name="T3">evanesce</text:span> -o | svanire | s’évanouir | evanesce | -ieren. = fi vano, i ab, fuge, anti appare. </text:p>
        </text:list-item>
        <text:list-item>
          <text:p text:style-name="P90"><text:span text:style-name="T3">evangelio</text:span> 300 | vangelo | évangile | <text:span text:style-name="T5">gospel</text:span>, evangel | -ium. ⊂ G. euaggélion. = bono nuntio, doctrina de Christo. ⊂ eu [bono] angel(o) [nuntio] -io. </text:p>
        </text:list-item>
        <text:list-item>
          <text:p text:style-name="P90">—<text:span text:style-name="T3">ico</text:span> ĭ 400 | -ico | é—élique | -ic | -isch. ⊂ G. -icós. </text:p>
        </text:list-item>
        <text:list-item>
          <text:p text:style-name="P90">—<text:span text:style-name="T3">ista</text:span> 400 | -ista | é—éliste | -ist | -ist. ⊂ G. -ist <text:span text:style-name="T3">ē</text:span>s. </text:p>
        </text:list-item>
        <text:list-item>
          <text:p text:style-name="P90">—<text:span text:style-name="T3">iza</text:span> 400 | -izzare | é—éliser | -ize | -isieren. ⊂ G. -ízō. </text:p>
        </text:list-item>
        <text:list-item>
          <text:p text:style-name="P90"><text:span text:style-name="T3">evapora</text:span> ō 100 | -are | é—er | -ate | -ieren. = fi vapore. </text:p>
        </text:list-item>
        <text:list-item>
          <text:p text:style-name="P90">—<text:span text:style-name="T3">bile</text:span> -ĭlis | -bile | -ble | -ble | -bel. </text:p>
        </text:list-item>
        <text:list-item>
          <text:p text:style-name="P90">—<text:span text:style-name="T3">tione</text:span> 100 | -azione | é—tion | -ation | -ation. </text:p>
        </text:list-item>
        <text:list-item>
          <text:p text:style-name="P90"><text:span text:style-name="T3">evasione</text:span> | -asione | évasion | -asion | -asion. = ton evade. </text:p>
        </text:list-item>
        <text:list-item>
          <text:p text:style-name="P90"><text:span text:style-name="T3">evasivo</text:span> | -ivo | é—if | -ive | -iv. = que evade. </text:p>
        </text:list-item>
        <text:list-item>
          <text:p text:style-name="P90"><text:span text:style-name="T3">evelle</text:span> -o | svellere | <text:span text:style-name="T5">arracher</text:span> | <text:span text:style-name="T5">to pluck</text:span> | evellieren. = velle ex, fac evulsione. </text:p>
        </text:list-item>
        <text:list-item>
          <text:p text:style-name="P90"><text:span text:style-name="T3">eveni</text:span> -ĕnio = veni ex, veni, perveni, accide, habe eventu. </text:p>
        </text:list-item>
        <text:list-item>
          <text:p text:style-name="P90"><text:span text:style-name="T3">evento</text:span> -um = </text:p>
        </text:list-item>
        <text:list-item>
          <text:p text:style-name="P90"><text:span text:style-name="T3">eventu</text:span> -us | evento, avvenimento | événement | event | -us. = to eveni, casu. </text:p>
        </text:list-item>
        <text:list-item>
          <text:p text:style-name="P90">—<text:span text:style-name="T3">uale</text:span> | -ale | é—el | -al | -ell. </text:p>
        </text:list-item>
        <text:list-item>
          <text:p text:style-name="P90">—<text:span text:style-name="T3">ualitate</text:span> | -ità | é—ité | -ity | -ität. </text:p>
        </text:list-item>
        <text:list-item>
          <text:p text:style-name="P90"><text:span text:style-name="T3">everte</text:span> -o | <text:span text:style-name="T5">rovesciare</text:span>, <text:span text:style-name="T5">sconvolgere</text:span>, evertere | <text:span text:style-name="T5">renverser</text:span>, <text:span text:style-name="T5">bouleverser</text:span> | evert | evertieren. = verte, destrue. </text:p>
        </text:list-item>
        <text:list-item>
          <text:p text:style-name="P90"><text:span text:style-name="T3">evidente</text:span> -ens | -ente | é—ent | -ent | -ent. = claro, manifesto, patente, quem pote vide. </text:p>
        </text:list-item>
        <text:list-item>
          <text:p text:style-name="P90">—<text:span text:style-name="T3">ia</text:span> -a | -enza | é—ence | -ence | -enz. </text:p>
        </text:list-item>
        <text:list-item>
          <text:p text:style-name="P90"><text:span text:style-name="T3">evigila</text:span> ĭ 100 | svegliarsi, <text:span text:style-name="T5">destarsi</text:span> | s’eveiller, se réveiller | <text:span text:style-name="T5">to awake</text:span> | <text:span text:style-name="T5">aufwachen</text:span>. = fi vigile, cessa de dormi. </text:p>
        </text:list-item>
        <text:list-item>
          <text:p text:style-name="P90">— -o = vigila bene. </text:p>
        </text:list-item>
        <text:list-item>
          <text:p text:style-name="P90"><text:span text:style-name="T3">evira</text:span> -ĭro | -are | évirer | -ate. = tolle qualitate de vir, emascula. </text:p>
        </text:list-item>
        <text:list-item>
          <text:p text:style-name="P90">—<text:span text:style-name="T3">tione</text:span> 100 | -zione | é—tion | -tion | -tion. </text:p>
        </text:list-item>
        <text:list-item>
          <text:p text:style-name="P90"><text:span text:style-name="T3">eviscera</text:span> -ĕro | sviscerare | éviscérer | -ate | -ieren. = tolle viscere, exentera. </text:p>
        </text:list-item>
        <text:list-item>
          <text:p text:style-name="P90">—<text:span text:style-name="T3">tione</text:span> | | -tion | -tion. </text:p>
        </text:list-item>
        <text:list-item>
          <text:p text:style-name="P90"><text:soft-page-break/><text:span text:style-name="T3">evita</text:span> -vīto | -are | é—er | -ate, <text:span text:style-name="T5">avoid</text:span> | -ieren, <text:span text:style-name="T5">meiden</text:span>. = vita, fuge, elude. </text:p>
        </text:list-item>
        <text:list-item>
          <text:p text:style-name="P90">—<text:span text:style-name="T3">bile</text:span> -bĭlis | -bile | é—ble | -ble | -bel. </text:p>
        </text:list-item>
        <text:list-item>
          <text:p text:style-name="P90"><text:span text:style-name="T3">evoca</text:span> -ŏco | -care | é—quer | -ke | -cieren. = voca ex. </text:p>
        </text:list-item>
        <text:list-item>
          <text:p text:style-name="P90">—<text:span text:style-name="T3">bile</text:span> -ĭlis | -bile | é—ble | -ble | -bel. </text:p>
        </text:list-item>
        <text:list-item>
          <text:p text:style-name="P90">—<text:span text:style-name="T3">tione</text:span> -tio | -zione | é—tion | -tion | -tion. </text:p>
        </text:list-item>
        <text:list-item>
          <text:p text:style-name="P90"><text:span text:style-name="T3">evolutione</text:span> -tio | -zione | é—tion | -tion | -tion. = ton evolve. </text:p>
        </text:list-item>
        <text:list-item>
          <text:p text:style-name="P90"><text:span text:style-name="T3">evoluto</text:span> -us | -uto. = quem evolve. </text:p>
        </text:list-item>
        <text:list-item>
          <text:p text:style-name="P90"><text:span text:style-name="T3">evolve</text:span> -o | -ere, svolgere | évoluer, développer | -ve | -vieren. = volve. ⊃ evoluto. </text:p>
        </text:list-item>
        <text:list-item>
          <text:p text:style-name="P90">—<text:span text:style-name="T3">ente</text:span> | -ente | | -ent | -ent. = trajectoria de puncto de uno linea, que se evolve supra alio linea. </text:p>
        </text:list-item>
        <text:list-item>
          <text:p text:style-name="P90"><text:span text:style-name="T3">evulsione</text:span> -sio | <text:span text:style-name="T5">sradicamento</text:span> | évulsion | -sion | -sion. = ton evelle. </text:p>
        </text:list-item>
        <text:list-item>
          <text:p text:style-name="P90"><text:span text:style-name="T3">EX</text:span> ex | <text:span text:style-name="T5">fuori di</text:span> | <text:span text:style-name="T5">hors de</text:span> | <text:span text:style-name="T5">out of</text:span> | <text:span text:style-name="T5">aus</text:span>. = ne in. ⊃ examen, expelle, exponente, extracto, e—. ⊂ E. ⊃ G. ex, R. iz. </text:p>
        </text:list-item>
        <text:list-item>
          <text:p text:style-name="P90">G. ex ec, ex ec. ⊃ eclipsi, ecloga, ecstasi, exanthema, exedra, exegetica, exentera, exodo, exorcismo. </text:p>
        </text:list-item>
        <text:list-item>
          <text:p text:style-name="P90"><text:span text:style-name="T3">exacerba</text:span> -o | esacerbare | <text:span text:style-name="T5">exaspérer</text:span> | -bate | -bieren. = redde acerbo. </text:p>
        </text:list-item>
        <text:list-item>
          <text:p text:style-name="P90">—<text:span text:style-name="T3">tione</text:span> | -zione | -tion | -tion | -tion. </text:p>
        </text:list-item>
        <text:list-item>
          <text:p text:style-name="P90"><text:span text:style-name="T3">exactione</text:span> -tio | esazione | -tion | -tion | -tion. = ton exige (pecunia). </text:p>
        </text:list-item>
        <text:list-item>
          <text:p text:style-name="P90"><text:span text:style-name="T3">exactitudine</text:span> | esattezza | -tude | -tude | -tüde. = to es exacto, cura, diligentia. </text:p>
        </text:list-item>
        <text:list-item>
          <text:p text:style-name="P90"><text:span text:style-name="T3">exacto</text:span> -us | esatto | -act | -act | -act. = quem exige, præciso, perfecto, punctuale, diligente. </text:p>
        </text:list-item>
        <text:list-item>
          <text:p text:style-name="P90"><text:span text:style-name="T3">exactore</text:span> -tor | esattore | -teur, <text:span text:style-name="T5">receveur</text:span>, <text:span text:style-name="T5">percepteur</text:span> | -tor | -tor. = que exige, collectore. </text:p>
        </text:list-item>
        <text:list-item>
          <text:p text:style-name="P90"><text:span text:style-name="T3">exaggera</text:span> ĕ 100 | esagerare | exagérer | exaggerate | exaggerieren. = amplifica, auge. ⊂ </text:p>
        </text:list-item>
        <text:list-item>
          <text:p text:style-name="P90">— -o = construe aggere, accumula. </text:p>
        </text:list-item>
        <text:list-item>
          <text:p text:style-name="P90">—<text:span text:style-name="T3">tione</text:span> 200 | esagerazione | exagération | -ation | -ation. </text:p>
        </text:list-item>
        <text:list-item>
          <text:p text:style-name="P90">—<text:span text:style-name="T3">tore</text:span> 400 | esageratore | exagérateur | -ator | -ator(isch). </text:p>
        </text:list-item>
        <text:list-item>
          <text:p text:style-name="P90"><text:span text:style-name="T3">exalta</text:span> 100 | esaltare | -alter | -alt | -altieren. = pone in alto, extolle. </text:p>
        </text:list-item>
        <text:list-item>
          <text:p text:style-name="P90">—<text:span text:style-name="T3">tione</text:span> 300 | esaltazione | -tion | -tion | -tion. </text:p>
        </text:list-item>
        <text:list-item>
          <text:p text:style-name="P90"><text:span text:style-name="T3">examina</text:span> -ĭno | esaminare | -ner | -ne | -nieren. = fac examine, pondera, considera, quære, investiga. </text:p>
        </text:list-item>
        <text:list-item>
          <text:p text:style-name="P90">—<text:span text:style-name="T3">tore</text:span> 300 | es—tore | -teur | -tor | -tor. </text:p>
        </text:list-item>
        <text:list-item>
          <text:p text:style-name="P90"><text:span text:style-name="T3">examine</text:span> -men -mĭn- | esame | -men | -mination | -men. ⊃ examina. ⊂ ex a(ge) -mine. </text:p>
        </text:list-item>
        <text:list-item>
          <text:p text:style-name="P90">examĭne -men | sciame | essaim. = multitudine, turba, grege (de apes). </text:p>
        </text:list-item>
        <text:list-item>
          <text:p text:style-name="P90"><text:span text:style-name="T3">exanthema</text:span> | esantema | -ème | -ema | -em. = efflorescentia rubro de pelle. ⊂ G. exánthēma ⊂ ex anth(o) [flore] -ema. </text:p>
        </text:list-item>
        <text:list-item>
          <text:p text:style-name="P90"><text:span text:style-name="T3">exaspera</text:span> -ĕro | esasperare | -érer | -ate | -ieren. = redde aspero. </text:p>
        </text:list-item>
        <text:list-item>
          <text:p text:style-name="P90">—<text:span text:style-name="T3">tione</text:span> 200 | esasperazione | -ération | -ation | -ation. </text:p>
        </text:list-item>
        <text:list-item>
          <text:p text:style-name="P90"><text:span text:style-name="T3">excava</text:span> -ăvo | scavare | -ver | -vate | -vieren. = redde cavo, cava ex. </text:p>
        </text:list-item>
        <text:list-item>
          <text:p text:style-name="P90">—<text:span text:style-name="T3">tione</text:span> 100 | escavazione | -tion | -tion | -tion. </text:p>
        </text:list-item>
        <text:list-item>
          <text:p text:style-name="P90"><text:soft-page-break/><text:span text:style-name="T3">excede</text:span> -o | eccedere | -céder | -ceed | -cedieren. = supera, i ex limite. ⊂ ex cede. </text:p>
        </text:list-item>
        <text:list-item>
          <text:p text:style-name="P90"><text:span text:style-name="T3">excelle</text:span> -o | eccellere | -eller | -el | -ellieren. </text:p>
        </text:list-item>
        <text:list-item>
          <text:p text:style-name="P90">—<text:span text:style-name="T3">nte</text:span> -ens | eccellente | -nt | -nt | -nt. </text:p>
        </text:list-item>
        <text:list-item>
          <text:p text:style-name="P90">—<text:span text:style-name="T3">ntia</text:span> -a | eccellenza | -nce | -nce | -nz. </text:p>
        </text:list-item>
        <text:list-item>
          <text:p text:style-name="P90"><text:span text:style-name="T3">excelso</text:span> -us | eccelso. = que excelle, alto, sublime, eminente, elevato. </text:p>
        </text:list-item>
        <text:list-item>
          <text:p text:style-name="P90">excepta -o = accepta. </text:p>
        </text:list-item>
        <text:list-item>
          <text:p text:style-name="P90">excepta | eccettuare | -epter | -ept. = excipe. </text:p>
        </text:list-item>
        <text:list-item>
          <text:p text:style-name="P90"><text:span text:style-name="T3">excepto</text:span> -us | eccettuato, eccetto | -epté | -ept | -ept. = quem excipe. </text:p>
        </text:list-item>
        <text:list-item>
          <text:p text:style-name="P90">—<text:span text:style-name="T3">ione</text:span> | eccezione | -ion | -ion | -ion. </text:p>
        </text:list-item>
        <text:list-item>
          <text:p text:style-name="P90">——<text:span text:style-name="T3">ale</text:span> | eccezionale | -onnel | -onal | -onell. </text:p>
        </text:list-item>
        <text:list-item>
          <text:p text:style-name="P90"><text:span text:style-name="T3">excerne</text:span> -o | escretare, scernere | excréter | to excrete | excernieren, excretieren. = cerne ex, excreta, secerne. </text:p>
        </text:list-item>
        <text:list-item>
          <text:p text:style-name="P90"><text:span text:style-name="T3">excessu</text:span> -us | eccesso | -ès | -ess | -ess. = to excede. </text:p>
        </text:list-item>
        <text:list-item>
          <text:p text:style-name="P90">—<text:span text:style-name="T3">ivo</text:span> | eccessivo | -if | -ive | -iv. </text:p>
        </text:list-item>
        <text:list-item>
          <text:p text:style-name="P90"><text:span text:style-name="T3">excipe</text:span> -ĭpio = cape ex. </text:p>
        </text:list-item>
        <text:list-item>
          <text:p text:style-name="P90">— -io | eccepire, eccettuare | exciper, excepter | except | excipieren. = exclude, fac exceptione. </text:p>
        </text:list-item>
        <text:list-item>
          <text:p text:style-name="P90"><text:span text:style-name="T3">excita</text:span> -ĭto | eccitare | -ter | -te | -tieren. ⊂ ex cita. </text:p>
        </text:list-item>
        <text:list-item>
          <text:p text:style-name="P90">—<text:span text:style-name="T3">tione</text:span> 400 | eccitazione | -ation | -ation | -ation. </text:p>
        </text:list-item>
        <text:list-item>
          <text:p text:style-name="P90">—<text:span text:style-name="T3">bile</text:span> ĭ 500 | ec—abile | -ble | -ble | -bel. </text:p>
        </text:list-item>
        <text:list-item>
          <text:p text:style-name="P90">——<text:span text:style-name="T3">itate</text:span> | eccitabilità | -té | -ty | -tät. </text:p>
        </text:list-item>
        <text:list-item>
          <text:p text:style-name="P90"><text:span text:style-name="T3">exclama</text:span> -o | esclamare | s’exclamer | to exclaim | -ieren. = clama. </text:p>
        </text:list-item>
        <text:list-item>
          <text:p text:style-name="P90">—<text:span text:style-name="T3">tione</text:span> -tio | esclamazione | -ation | -ation | -ation. </text:p>
        </text:list-item>
        <text:list-item>
          <text:p text:style-name="P90"><text:span text:style-name="T3">exclude</text:span> -o | escludere | -clure | -de | -dieren. ⊂ ex claude. </text:p>
        </text:list-item>
        <text:list-item>
          <text:p text:style-name="P90"><text:span text:style-name="T3">excluso</text:span> -us | escluso. = quem exclude. </text:p>
        </text:list-item>
        <text:list-item>
          <text:p text:style-name="P90">—<text:span text:style-name="T3">ione</text:span> -sio | esclusione | -sion | -sion | -sion. </text:p>
        </text:list-item>
        <text:list-item>
          <text:p text:style-name="P90">—<text:span text:style-name="T3">ivo</text:span> | esclusivo | -if | -ive | -iv. </text:p>
        </text:list-item>
        <text:list-item>
          <text:p text:style-name="P90"><text:span text:style-name="T3">excogita</text:span> -ĭto | escogitare | <text:span text:style-name="T5">trouver à force de réflexion</text:span>, <text:span text:style-name="T5">réfléchir mûrement</text:span> | -ate | -ieren. ⊂ ex cogita. = medita, inveni, imagina. </text:p>
        </text:list-item>
        <text:list-item>
          <text:p text:style-name="P90"><text:span text:style-name="T3">excommunica</text:span> ĭ 400 | scomunicare | -nier | -nicate | -nicieren. = tolle ex commune de fideles. </text:p>
        </text:list-item>
        <text:list-item>
          <text:p text:style-name="P90">—<text:span text:style-name="T3">tione</text:span> 400 | scomunica | -tion | -tion | -tion. </text:p>
        </text:list-item>
        <text:list-item>
          <text:p text:style-name="P90"><text:span text:style-name="T3">excoria</text:span> 200 | escoriare | -rier | -riate | -riieren. = tolle corio. </text:p>
        </text:list-item>
        <text:list-item>
          <text:p text:style-name="P90">—<text:span text:style-name="T3">tione</text:span> | escoriazione | -ation | -ation | -ation. </text:p>
        </text:list-item>
        <text:list-item>
          <text:p text:style-name="P90"><text:span text:style-name="T3">excremento</text:span> -um | escremento | -ément | -ment | -ment. ⊂ ex cerne -mento. </text:p>
        </text:list-item>
        <text:list-item>
          <text:p text:style-name="P90"><text:span text:style-name="T3">excrescentia</text:span> 100 | escrecenza | excroissance | -scence | -scenz. = protuberantia. ⊂ ex cresce -ntia. </text:p>
        </text:list-item>
        <text:list-item>
          <text:p text:style-name="P90"><text:span text:style-name="T3">excretione</text:span> | escrezione | -étion | -tion | -tion. = excremento. </text:p>
        </text:list-item>
        <text:list-item>
          <text:p text:style-name="P90"><text:span text:style-name="T3">exculpa</text:span> | scolpare | disculper | -ate | -ieren. = tolle culpa. </text:p>
        </text:list-item>
        <text:list-item>
          <text:p text:style-name="P90"><text:span text:style-name="T3">excursione</text:span> -sio | escursione | -sion | -sion | -sion. = ton curre ex. </text:p>
        </text:list-item>
        <text:list-item>
          <text:p text:style-name="P90"><text:span text:style-name="T3">excusa</text:span> -o | scusare | -er | -e | -ieren. ⊂ ex causa. </text:p>
        </text:list-item>
        <text:list-item>
          <text:p text:style-name="P90">—<text:span text:style-name="T3">bile</text:span> -bĭlis | scusabile | -ble | -ble | -bel. </text:p>
        </text:list-item>
        <text:list-item>
          <text:p text:style-name="P90">—<text:span text:style-name="T3">tione</text:span> -tio | scusa | excuse | excuse | Excüse. = ton excusa. </text:p>
        </text:list-item>
        <text:list-item>
          <text:p text:style-name="P90">exĕcra, v. exsecra. </text:p>
        </text:list-item>
        <text:list-item>
          <text:p text:style-name="P90"><text:soft-page-break/><text:span text:style-name="T3">exedra</text:span> -ĕdra | -edra | -èdre | -edra | -edra. = æde cum sedile externo. ⊂ G. exédra ⊂ ex hedra [sede]. </text:p>
        </text:list-item>
        <text:list-item>
          <text:p text:style-name="P90"><text:span text:style-name="T3">exegesi</text:span> | esegesi | exégèse | -is | -is. = interpretatione, expositione de libro. ⊂ G. ex <text:span text:style-name="T3">ē</text:span>gēsis ⊂ ex age -si. </text:p>
        </text:list-item>
        <text:list-item>
          <text:p text:style-name="P90"><text:span text:style-name="T3">exemplo</text:span> -um | esempio | -ple | example | -pel. ⊂ ex em(e) -lo. </text:p>
        </text:list-item>
        <text:list-item>
          <text:p text:style-name="P90">—<text:span text:style-name="T3">are</text:span> -plar | esemplare | -aire | -ar | -ar, -arisch. </text:p>
        </text:list-item>
        <text:list-item>
          <text:p text:style-name="P90">—<text:span text:style-name="T3">ifica</text:span> -ĭco | esemplificare | | -ify | -ificieren. = explica per exemplos. </text:p>
        </text:list-item>
        <text:list-item>
          <text:p text:style-name="P90">——<text:span text:style-name="T3">tione</text:span> | | | -tion | -tion. = exemplo. </text:p>
        </text:list-item>
        <text:list-item>
          <text:p text:style-name="P90"><text:span text:style-name="T3">exemptione</text:span> 100 | esenzione | -mption | -mption | -mption. = ton exime. </text:p>
        </text:list-item>
        <text:list-item>
          <text:p text:style-name="P90"><text:span text:style-name="T3">exempto</text:span> 100 | esente, -ato | -empti, -té | -empt | -empt. = quem exime. </text:p>
        </text:list-item>
        <text:list-item>
          <text:p text:style-name="P90">exeque, v. exseque. </text:p>
        </text:list-item>
        <text:list-item>
          <text:p text:style-name="P90"><text:span text:style-name="T3">exerce</text:span> -eo | esercire, esercitare | -cer | -cise | -cieren. ⊂ ex arce. = labora, instrue, fac exercitio. </text:p>
        </text:list-item>
        <text:list-item>
          <text:p text:style-name="P90">—<text:span text:style-name="T3">ita</text:span> -ĭto = exerce. </text:p>
        </text:list-item>
        <text:list-item>
          <text:p text:style-name="P90">——<text:span text:style-name="T3">tione</text:span> -tio | es—zione | -tion | -tion. </text:p>
        </text:list-item>
        <text:list-item>
          <text:p text:style-name="P90">—<text:span text:style-name="T3">itio</text:span> -um | es—izio | -ice | -ise | -itium. = ton exerce. </text:p>
        </text:list-item>
        <text:list-item>
          <text:p text:style-name="P90"><text:span text:style-name="T3">exercitu</text:span> -ĭtus | esercito | <text:span text:style-name="T5">armée</text:span> | <text:span text:style-name="T5">army</text:span> | <text:span text:style-name="T5">Heer</text:span> | H. ejercito | P. exercito. = corpore de milites, quem exerce. </text:p>
        </text:list-item>
        <text:list-item>
          <text:p text:style-name="P90"><text:span text:style-name="T3">exergo</text:span> | esergo | -gue | -gue | -gue. = parte exteriore de moneta. ⊂ ex erg [labore]. </text:p>
        </text:list-item>
        <text:list-item>
          <text:p text:style-name="P90"><text:span text:style-name="T3">exfolia</text:span> | sfogliare, <text:span text:style-name="T5">sfaldare</text:span> | -ier, effeuiller | -iate | -iieren. = tolle folios [de arbore], volve folios [de libro]. </text:p>
        </text:list-item>
        <text:list-item>
          <text:p text:style-name="P90">—<text:span text:style-name="T3">tione</text:span> | | -tion | -tion | -tion. </text:p>
        </text:list-item>
        <text:list-item>
          <text:p text:style-name="P90"><text:span text:style-name="T3">exhala</text:span> -o | esalare | -er | -e | -ieren. = hala ex. </text:p>
        </text:list-item>
        <text:list-item>
          <text:p text:style-name="P90">—<text:span text:style-name="T3">tione</text:span> | esalazione | -tion | -tion | -tion. </text:p>
        </text:list-item>
        <text:list-item>
          <text:p text:style-name="P90"><text:span text:style-name="T3">exhauri</text:span> -io | esaurire | <text:span text:style-name="T5">épuiser</text:span> (exhaure) | to exaust | -ieren. ⊃ exhausto. ⊂ hauri ex. = trahe toto (aqua), consuma toto. </text:p>
        </text:list-item>
        <text:list-item>
          <text:p text:style-name="P90"><text:span text:style-name="T3">exhausto</text:span> -us | esausto | | exhaust. = quem exhauri. </text:p>
        </text:list-item>
        <text:list-item>
          <text:p text:style-name="P90">—<text:span text:style-name="T3">ione</text:span> | esaustione | -tion | -tion | -tion. = ton exhauri, methodo de mathematica infinitesimale. </text:p>
        </text:list-item>
        <text:list-item>
          <text:p text:style-name="P90"><text:span text:style-name="T3">exhibe</text:span> -ĭbeo | esibire | -er | -it | -ieren. = fac exhibitione, expone, præsenta. ⊂ ex habe. </text:p>
        </text:list-item>
        <text:list-item>
          <text:p text:style-name="P90"><text:span text:style-name="T3">exhibito</text:span> -ĭtus | esibito | | | -tum. = quem exhibe. </text:p>
        </text:list-item>
        <text:list-item>
          <text:p text:style-name="P90">—<text:span text:style-name="T3">ione</text:span> 200 | esibizione | -ition | -ition | -ition. = ton exhibe, expositione. </text:p>
        </text:list-item>
        <text:list-item>
          <text:p text:style-name="P90"><text:span text:style-name="T3">exhilara</text:span> -ăro | esilarare | <text:span text:style-name="T5">réjouir</text:span>, <text:span text:style-name="T5">égayer</text:span> | -ate. = redde hilare. </text:p>
        </text:list-item>
        <text:list-item>
          <text:p text:style-name="P90"><text:span text:style-name="T3">exhorta</text:span> -or | esortare | -orter | -ort | -ortieren. = horta. </text:p>
        </text:list-item>
        <text:list-item>
          <text:p text:style-name="P90">—<text:span text:style-name="T3">tione</text:span> 100 | es—zione | -ation | -ation | -ation. </text:p>
        </text:list-item>
        <text:list-item>
          <text:p text:style-name="P90">—<text:span text:style-name="T3">tivo</text:span> 100 | esortativo | -if | -ive | -iv. </text:p>
        </text:list-item>
        <text:list-item>
          <text:p text:style-name="P90">—<text:span text:style-name="T3">torio</text:span> 400 | esortatorio | -toire | -tory | -torisch. </text:p>
        </text:list-item>
        <text:list-item>
          <text:p text:style-name="P90"><text:span text:style-name="T3">exhuma</text:span> -ŭmo | esumare | -er | -e | -ieren. = tolle ex humo. </text:p>
        </text:list-item>
        <text:list-item>
          <text:p text:style-name="P90">—<text:span text:style-name="T3">tione</text:span> | esumazione | -tion | -tion | -tion. </text:p>
        </text:list-item>
        <text:list-item>
          <text:p text:style-name="P90"><text:span text:style-name="T3">exi</text:span> exeo | escire, uscire | <text:span text:style-name="T5">sortir</text:span>, <text:span text:style-name="T5">avoir</text:span> issue | to issue. = i ex, habe exitu. </text:p>
        </text:list-item>
        <text:list-item>
          <text:p text:style-name="P90"><text:span text:style-name="T3">exige</text:span> -ĭgo | esigere | -ger | to exact | -gieren. = pete, prætende, fac <text:soft-page-break/>exactione. </text:p>
        </text:list-item>
        <text:list-item>
          <text:p text:style-name="P90">— -o = age ex. </text:p>
        </text:list-item>
        <text:list-item>
          <text:p text:style-name="P90">—<text:span text:style-name="T3">ente</text:span> | esigente | -eant | -ent | -ent. </text:p>
        </text:list-item>
        <text:list-item>
          <text:p text:style-name="P90">—<text:span text:style-name="T3">entia</text:span> | esigenza | -ence | -ence | -enz. </text:p>
        </text:list-item>
        <text:list-item>
          <text:p text:style-name="P90">—<text:span text:style-name="T3">ibile</text:span> -ĭlis | esigibile | -ible | -ible | -ibel. = quem pote exige. </text:p>
        </text:list-item>
        <text:list-item>
          <text:p text:style-name="P90">——<text:span text:style-name="T3">itate</text:span> | es—ità | -ité | | -ität. </text:p>
        </text:list-item>
        <text:list-item>
          <text:p text:style-name="P90"><text:span text:style-name="T3">exiguo</text:span> -us | esiguo | -gu | -guous. = parvo, pauco. ⊂ exig(e) -uo. </text:p>
        </text:list-item>
        <text:list-item>
          <text:p text:style-name="P90">—<text:span text:style-name="T3">uitate</text:span> -tas | esiguità | -ïté | -ty | -tät. </text:p>
        </text:list-item>
        <text:list-item>
          <text:p text:style-name="P90">exilio, v. exsilio. </text:p>
        </text:list-item>
        <text:list-item>
          <text:p text:style-name="P90"><text:span text:style-name="T3">exime</text:span> -ĭmo | esentare, esimere | exempter | to exempt | eximieren. = redde exempto, libera, subtrahe, excipe. ⊂ ex eme. </text:p>
        </text:list-item>
        <text:list-item>
          <text:p text:style-name="P90">existe, v. exsiste. </text:p>
        </text:list-item>
        <text:list-item>
          <text:p text:style-name="P90"><text:span text:style-name="T3">existima</text:span> -ĭmo = (ex) æstima. </text:p>
        </text:list-item>
        <text:list-item>
          <text:p text:style-name="P90"><text:span text:style-name="T3">exitu</text:span> -ĭtus | esito, uscita | issue, <text:span text:style-name="T5">sortie</text:span> | -it, issue | -itus. ⊂ ex i -tu = to exi, fine. </text:p>
        </text:list-item>
        <text:list-item>
          <text:p text:style-name="P90"><text:span text:style-name="T3">exodo</text:span> ŏ 400 | esodo | -de | -dus | -dus. = to i ex. ⊂ G. éxodos ⊂ ex hodo [via]. </text:p>
        </text:list-item>
        <text:list-item>
          <text:p text:style-name="P90"><text:span text:style-name="T3">exonera</text:span> -ĕro | esonerare | -érer | -ate | -ieren. = anti onera, tolle onere. </text:p>
        </text:list-item>
        <text:list-item>
          <text:p text:style-name="P90">—<text:span text:style-name="T3">tione</text:span> 300 | es—zione | -ération | -tion | -tion. </text:p>
        </text:list-item>
        <text:list-item>
          <text:p text:style-name="P90"><text:span text:style-name="T3">exorbita</text:span> ĭ 400 | esorbitare | | -ate | -ieren. = i ex orbe, i ex via, i ex fines, excede. </text:p>
        </text:list-item>
        <text:list-item>
          <text:p text:style-name="P90">—<text:span text:style-name="T3">nte</text:span> | esorbitante | -ant | -ant | -ant. </text:p>
        </text:list-item>
        <text:list-item>
          <text:p text:style-name="P90"><text:span text:style-name="T3">exorcismo</text:span> 300 | es—ismo | -isme | -ism | -ismus. ⊂ G. -ismós. ⊂ exorciz(a) -mo. </text:p>
        </text:list-item>
        <text:list-item>
          <text:p text:style-name="P90"><text:span text:style-name="T3">exorcista</text:span> | es—ista | -iste | -ist | -ist. ⊂ G. -st <text:span text:style-name="T3">ē</text:span>s. ⊂ exorciz(a) -ta. </text:p>
        </text:list-item>
        <text:list-item>
          <text:p text:style-name="P90"><text:span text:style-name="T3">exorciza</text:span> 300 | esorcizzare | -ser | -se | -sieren. = invoca dæmones. ⊂ G. exorcízō ⊂ ex horc(o) [sacramento] -iza. </text:p>
        </text:list-item>
        <text:list-item>
          <text:p text:style-name="P90"><text:span text:style-name="T3">exordi</text:span> -ior | esordire | | | -ieren. = incipe ad ordi, fac exordio, initia. </text:p>
        </text:list-item>
        <text:list-item>
          <text:p text:style-name="P90"><text:span text:style-name="T3">exordio</text:span> 200 | esordio | -de | -dium | -dium. = ton exordi, principio, initio (de oratione). </text:p>
        </text:list-item>
        <text:list-item>
          <text:p text:style-name="P90"><text:span text:style-name="T3">exosmosi</text:span> | es—si | -se | -sis | -se. ⊂ osmosi ad ex, anti endosmosi. </text:p>
        </text:list-item>
        <text:list-item>
          <text:p text:style-name="P90"><text:span text:style-name="T3">exostosi</text:span> | es—si | -se | -sis | -se. = protuberantia morboso de osse. ⊂ G. -ōsis. ⊂ ex ost(eo) [osse] -osi. </text:p>
        </text:list-item>
        <text:list-item>
          <text:p text:style-name="P90"><text:span text:style-name="T3">exoterico</text:span> -ĭcus (Varrone) | essoterico | -érique | -ic | -isch. = externo, publico, anti esoterico. ⊂ G. -icós. ⊂ ex -o- ter -ico = ex-ter-no. </text:p>
        </text:list-item>
        <text:list-item>
          <text:p text:style-name="P90"><text:span text:style-name="T3">exotico</text:span> ĭ 200 | esotico | -ique | -ic | -isch. = non nativo, externo. ⊂ G. exōticós ⊂ ex -o- -tico. </text:p>
        </text:list-item>
        <text:list-item>
          <text:p text:style-name="P90"><text:span text:style-name="T3">expande</text:span> 100 | espandere | épandre | to expand | -ieren. = pande ex, tende, extende, distende, dilata, explica. ⊃ expanso. </text:p>
        </text:list-item>
        <text:list-item>
          <text:p text:style-name="P90"><text:span text:style-name="T3">expanso</text:span> 100 = quem expande. </text:p>
        </text:list-item>
        <text:list-item>
          <text:p text:style-name="P90">—<text:span text:style-name="T3">ibile</text:span> -ĭlis | espansibile | -ble | -ble | -bel. </text:p>
        </text:list-item>
        <text:list-item>
          <text:p text:style-name="P90">——<text:span text:style-name="T3">itate</text:span> | es—ità | -ité | -ity | -ität. </text:p>
        </text:list-item>
        <text:list-item>
          <text:p text:style-name="P90">—<text:span text:style-name="T3">ione</text:span> 600 | espansione | -sion | -sion | -sion. </text:p>
        </text:list-item>
        <text:list-item>
          <text:p text:style-name="P90">—<text:span text:style-name="T3">ivo</text:span> | espansivo | -if | -ive | -iv. </text:p>
        </text:list-item>
        <text:list-item>
          <text:p text:style-name="P90"><text:span text:style-name="T3">expatria</text:span> | es—are | s’expatrier | -iate | -iieren. = i ex patria. </text:p>
        </text:list-item>
        <text:list-item>
          <text:p text:style-name="P90"><text:soft-page-break/>—<text:span text:style-name="T3">tione</text:span> | es—zione | -tion | -tion | -tion. </text:p>
        </text:list-item>
        <text:list-item>
          <text:p text:style-name="P90"><text:span text:style-name="T3">expectora</text:span> -ŏro | espettorare | -rer | -ate | -ieren. = mitte ex pectore. </text:p>
        </text:list-item>
        <text:list-item>
          <text:p text:style-name="P90">— -o = mitte ex mente. </text:p>
        </text:list-item>
        <text:list-item>
          <text:p text:style-name="P90"><text:span text:style-name="T3">expedi</text:span> -pĕdio = solve ligamine, anti impedi, præpara. ⊂ ex ped(e) -i. </text:p>
        </text:list-item>
        <text:list-item>
          <text:p text:style-name="P90">— M | spedire | expédier | -ite | -ieren. = mitte. </text:p>
        </text:list-item>
        <text:list-item>
          <text:p text:style-name="P90">—<text:span text:style-name="T3">tione</text:span> -tio | spedizione | expédition | -tion | -tion. </text:p>
        </text:list-item>
        <text:list-item>
          <text:p text:style-name="P90">—<text:span text:style-name="T3">iente</text:span> | es—iente | expédient | -ient | -ient. </text:p>
        </text:list-item>
        <text:list-item>
          <text:p text:style-name="P90">—<text:span text:style-name="T3">ito</text:span> -ītus | spedito | <text:span text:style-name="T5">dégagé</text:span> | expedite. = sine impedimento, prompto, libero, facile. </text:p>
        </text:list-item>
        <text:list-item>
          <text:p text:style-name="P90"><text:span text:style-name="T3">expelle</text:span> -o | es—ere | expulser | to expel | -ieren. = pelle ex, expulsa, ejecta, exclude, exsilia. ⊃ expulso. </text:p>
        </text:list-item>
        <text:list-item>
          <text:p text:style-name="P90"><text:span text:style-name="T3">expende</text:span> -o | spendere | dépenser | to expend | -ieren. ⊃ expenso. ⊂ </text:p>
        </text:list-item>
        <text:list-item>
          <text:p text:style-name="P90">— -o = pondera (nummos). </text:p>
        </text:list-item>
        <text:list-item>
          <text:p text:style-name="P90"><text:span text:style-name="T3">expensa</text:span> (Plauto) | spesa | dépense | -ense | -ensen. = ton expende, pecunia quem expende. </text:p>
        </text:list-item>
        <text:list-item>
          <text:p text:style-name="P90"><text:span text:style-name="T3">expenso</text:span> | speso. = quem expende. </text:p>
        </text:list-item>
        <text:list-item>
          <text:p text:style-name="P90"><text:span text:style-name="T3">experi</text:span> -ĕrior | sperimentare, esperire | expérimenter | to experience, to experiment | experimentieren. </text:p>
        </text:list-item>
        <text:list-item>
          <text:p text:style-name="P90">—<text:span text:style-name="T3">ientia</text:span> -a | es—enza | expérience | -ence | -enz. = ton experi, observatione, proba, experimento. </text:p>
        </text:list-item>
        <text:list-item>
          <text:p text:style-name="P90">—<text:span text:style-name="T3">mento</text:span> -um | esperimento | expérimentation | -ment | -ment. = ton experi. </text:p>
        </text:list-item>
        <text:list-item>
          <text:p text:style-name="P90">——<text:span text:style-name="T3">a</text:span> N = experi. </text:p>
        </text:list-item>
        <text:list-item>
          <text:p text:style-name="P90">——<text:span text:style-name="T3">ale</text:span> | es—ale | expé—al | -al | -al. </text:p>
        </text:list-item>
        <text:list-item>
          <text:p text:style-name="P90"><text:span text:style-name="T3">experto</text:span> -us | esperto | -ert | -ert | -ert. = que experi, perito, practico, dextero. </text:p>
        </text:list-item>
        <text:list-item>
          <text:p text:style-name="P90"><text:span text:style-name="T3">expia</text:span> -o | espiare | -ier | -ate | -iieren. = purga se ab crimine per pœna, fi pio. </text:p>
        </text:list-item>
        <text:list-item>
          <text:p text:style-name="P90">—<text:span text:style-name="T3">bile</text:span> -bĭlis | espiabile | -ble | -ble | -bel. </text:p>
        </text:list-item>
        <text:list-item>
          <text:p text:style-name="P90">—<text:span text:style-name="T3">tione</text:span> -tio | espiazione | -tion | -tion | -tion. </text:p>
        </text:list-item>
        <text:list-item>
          <text:p text:style-name="P90">—<text:span text:style-name="T3">torio</text:span> 400 | espiatorio | -toire | -tory | -torisch. </text:p>
        </text:list-item>
        <text:list-item>
          <text:p text:style-name="P90"><text:span text:style-name="T3">explana</text:span> -o | spianare | aplanir | to explain | -ieren. = fac plano, explica, declara, interpreta. </text:p>
        </text:list-item>
        <text:list-item>
          <text:p text:style-name="P90">—<text:span text:style-name="T3">tione</text:span> -tio | | -tion | -tion | -tion. </text:p>
        </text:list-item>
        <text:list-item>
          <text:p text:style-name="P90">—<text:span text:style-name="T3">torio</text:span> 500 | | | -tory | -torisch. </text:p>
        </text:list-item>
        <text:list-item>
          <text:p text:style-name="P90"><text:span text:style-name="T3">explica</text:span> -ĭco | spiegare, esplicare | -iquer | -icate | -icieren. = anti plica, evolve, aperi, expone. </text:p>
        </text:list-item>
        <text:list-item>
          <text:p text:style-name="P90">—<text:span text:style-name="T3">bile</text:span> -ĭlis -ĭlis | spiegabile | -ble | -ble | -bel. </text:p>
        </text:list-item>
        <text:list-item>
          <text:p text:style-name="P90">—<text:span text:style-name="T3">tione</text:span> -tio | es—zione | -tion | -tion | -tion. </text:p>
        </text:list-item>
        <text:list-item>
          <text:p text:style-name="P90">—<text:span text:style-name="T3">to</text:span> -tus = quem explica. </text:p>
        </text:list-item>
        <text:list-item>
          <text:p text:style-name="P90"><text:span text:style-name="T3">explicito</text:span> -ĭtus | esplicito | -cite | -cit | -cit. = explicato, quem explica. </text:p>
        </text:list-item>
        <text:list-item>
          <text:p text:style-name="P90">explode -o = anti applaude, expelle. ⊂ ex plaude. </text:p>
        </text:list-item>
        <text:list-item>
          <text:p text:style-name="P90"><text:span text:style-name="T3">explode</text:span> N | es—ere | -ser | -e | -ieren. = fac explosione. </text:p>
        </text:list-item>
        <text:list-item>
          <text:p text:style-name="P90"><text:span text:style-name="T3">explora</text:span> -o | es—are | -er | -e | -ieren. </text:p>
        </text:list-item>
        <text:list-item>
          <text:p text:style-name="P90">—<text:span text:style-name="T3">tione</text:span> -tio | es—zione | -tion | -tion | -tion. </text:p>
        </text:list-item>
        <text:list-item>
          <text:p text:style-name="P90"><text:soft-page-break/>—<text:span text:style-name="T3">tore</text:span> -tor | es—tore | -teur | -tor. </text:p>
        </text:list-item>
        <text:list-item>
          <text:p text:style-name="P90">—<text:span text:style-name="T3">torio</text:span> 100 | es—torio | -atif | -atory | -atorium. </text:p>
        </text:list-item>
        <text:list-item>
          <text:p text:style-name="P90"><text:span text:style-name="T3">exploso</text:span> | esploso. = que e explode. </text:p>
        </text:list-item>
        <text:list-item>
          <text:p text:style-name="P90">—ione -sio = ton pelle ex. </text:p>
        </text:list-item>
        <text:list-item>
          <text:p text:style-name="P90">—<text:span text:style-name="T3">ione</text:span> | es—sione | -sion | -sion | -sion. = ton explode. </text:p>
        </text:list-item>
        <text:list-item>
          <text:p text:style-name="P90">—<text:span text:style-name="T3">ivo</text:span> | es—ivo | -if | -ive | -iv. </text:p>
        </text:list-item>
        <text:list-item>
          <text:p text:style-name="P90"><text:span text:style-name="T3">expone</text:span> -o | esporre | -ser | -se | -nieren. = pone ex, exhibe, explica. </text:p>
        </text:list-item>
        <text:list-item>
          <text:p text:style-name="P90">—<text:span text:style-name="T3">nte</text:span> | esponente | -sant | -nent | -nent. = numero que indica potestate. </text:p>
        </text:list-item>
        <text:list-item>
          <text:p text:style-name="P90">——<text:span text:style-name="T3">iale</text:span> | es—ziale | -tiel | -tial | -tial. = functione cum exponente. </text:p>
        </text:list-item>
        <text:list-item>
          <text:p text:style-name="P90"><text:span text:style-name="T3">exporta</text:span> -o | es—are | -er | to export | -ieren. = porta ex. </text:p>
        </text:list-item>
        <text:list-item>
          <text:p text:style-name="P90">—<text:span text:style-name="T3">tione</text:span> -tio | es—zione | -tion | -tion | -tion. </text:p>
        </text:list-item>
        <text:list-item>
          <text:p text:style-name="P90"><text:span text:style-name="T3">exposito</text:span> -ĭtus | esposto. = quem expone. </text:p>
        </text:list-item>
        <text:list-item>
          <text:p text:style-name="P90">—<text:span text:style-name="T3">ione</text:span> -tio | es—izione | -ition | -ition | -ition. = ton expone, exhibitione. </text:p>
        </text:list-item>
        <text:list-item>
          <text:p text:style-name="P90">—<text:span text:style-name="T3">ore</text:span> 400 | es—sitore | -sant | -ser. = qui expone, commentatore, interprete. </text:p>
        </text:list-item>
        <text:list-item>
          <text:p text:style-name="P90"><text:span text:style-name="T3">expresso</text:span> -us | espresso | -près | -press | -press. = quem exprime, claro, explicito, misso speciale, rapido. </text:p>
        </text:list-item>
        <text:list-item>
          <text:p text:style-name="P90">—<text:span text:style-name="T3">ione</text:span> -sio | es—ione | -ion | -ion | -ion. </text:p>
        </text:list-item>
        <text:list-item>
          <text:p text:style-name="P90">—<text:span text:style-name="T3">ivo</text:span> | es—ivo | -if | -ive | -iv. </text:p>
        </text:list-item>
        <text:list-item>
          <text:p text:style-name="P90"><text:span text:style-name="T3">exprime</text:span> -ĭmo | es—ere | -er | to express | -ieren. = declara, significa. ⊂ ex preme. </text:p>
        </text:list-item>
        <text:list-item>
          <text:p text:style-name="P90"><text:span text:style-name="T3">expropia</text:span> | es—are | -er | -ate | -ieren. = tolle proprietate. </text:p>
        </text:list-item>
        <text:list-item>
          <text:p text:style-name="P90">—<text:span text:style-name="T3">tione</text:span> | es—zione | -tion | -tion | -tion. </text:p>
        </text:list-item>
        <text:list-item>
          <text:p text:style-name="P90"><text:span text:style-name="T3">expulso</text:span> -us | espulso. = quem expelle. </text:p>
        </text:list-item>
        <text:list-item>
          <text:p text:style-name="P90">—<text:span text:style-name="T3">ione</text:span> -sio | es—sione | -sion | -sion | -sion. </text:p>
        </text:list-item>
        <text:list-item>
          <text:p text:style-name="P90">—<text:span text:style-name="T3">ivo</text:span> | es—ivo | -if | -ive | -iv. </text:p>
        </text:list-item>
        <text:list-item>
          <text:p text:style-name="P90"><text:span text:style-name="T3">expurga</text:span> -o | es—are | purger | -gate | -gieren. = purga. </text:p>
        </text:list-item>
        <text:list-item>
          <text:p text:style-name="P90">—<text:span text:style-name="T3">tione</text:span> | es—zione | -tion | -tion | -tion. </text:p>
        </text:list-item>
        <text:list-item>
          <text:p text:style-name="P90"><text:span text:style-name="T3">exquisito</text:span> -ītus | squisito | exquis | -ite | -it. = quam quære, delicato, exacto, accurato, perfecto. </text:p>
        </text:list-item>
        <text:list-item>
          <text:p text:style-name="P90"><text:span text:style-name="T3">exsangue</text:span> -is | esangue | -gue | -guine. = sine sanguine. </text:p>
        </text:list-item>
        <text:list-item>
          <text:p text:style-name="P90"><text:span text:style-name="T3">exsecra</text:span> -ĕcror | esecrare | exécrer | execrate | -ieren. ⊂ ex sacra. </text:p>
        </text:list-item>
        <text:list-item>
          <text:p text:style-name="P90">—<text:span text:style-name="T3">bile</text:span> -bĭlis | esecrabile | exécrable | execrable | -abel. </text:p>
        </text:list-item>
        <text:list-item>
          <text:p text:style-name="P90">—<text:span text:style-name="T3">tione</text:span> -tio | esecrazione | exécration | exe—tion | -tion. </text:p>
        </text:list-item>
        <text:list-item>
          <text:p text:style-name="P90"><text:span text:style-name="T3">exsecuto</text:span> -us | eseguito. = quem exseque. </text:p>
        </text:list-item>
        <text:list-item>
          <text:p text:style-name="P90">—<text:span text:style-name="T3">ione</text:span> -tio | esecuzione | exécution | execution | -tion. </text:p>
        </text:list-item>
        <text:list-item>
          <text:p text:style-name="P90">—<text:span text:style-name="T3">ivo</text:span> | esecutivo | exécutif | executive | -iv. </text:p>
        </text:list-item>
        <text:list-item>
          <text:p text:style-name="P90">—<text:span text:style-name="T3">ore</text:span> 100 | esecutore | exécuteur | executor | -tor. </text:p>
        </text:list-item>
        <text:list-item>
          <text:p text:style-name="P90"><text:span text:style-name="T3">exseque</text:span> -ĕquor | eseguire | exécuter | to execute | -ieren. ⊂ ex seque. </text:p>
        </text:list-item>
        <text:list-item>
          <text:p text:style-name="P90"><text:span text:style-name="T3">exsequia</text:span> (-ae -arum) | esequie | obsèques | exequies | -quien. ⊂ ex sequ(e) -ia. </text:p>
        </text:list-item>
        <text:list-item>
          <text:p text:style-name="P90"><text:span text:style-name="T3">exsicca</text:span> -o | essiccare | | -ate | -ieren. = redde sicco. </text:p>
        </text:list-item>
        <text:list-item>
          <text:p text:style-name="P90">—<text:span text:style-name="T3">tione</text:span> | essiccazione | -ion | -ion | -ion. </text:p>
        </text:list-item>
        <text:list-item>
          <text:p text:style-name="P90">—<text:span text:style-name="T3">tivo</text:span> | essiccativo | | -tive | -tiv. </text:p>
        </text:list-item>
        <text:list-item>
          <text:p text:style-name="P90"><text:soft-page-break/>exsilia -o = salta ex. ⊂ ex sali. </text:p>
        </text:list-item>
        <text:list-item>
          <text:p text:style-name="P90">— N | esiliare | exiler | to exile | -ieren. = pone in exsilio. </text:p>
        </text:list-item>
        <text:list-item>
          <text:p text:style-name="P90"><text:span text:style-name="T3">exsilio</text:span> -um, exilio | esilio | exil | exile | Exil. = to es exsule. </text:p>
        </text:list-item>
        <text:list-item>
          <text:p text:style-name="P90"><text:span text:style-name="T3">exsiste</text:span> -o, existe | esistere | exister | exist | existieren. ⊂ ex siste. </text:p>
        </text:list-item>
        <text:list-item>
          <text:p text:style-name="P90"><text:span text:style-name="T3">exspecta</text:span> -o | aspettare | <text:span text:style-name="T5">attendre</text:span> | to expect | -ieren. ⊂ ex specta. </text:p>
        </text:list-item>
        <text:list-item>
          <text:p text:style-name="P90">—<text:span text:style-name="T3">tione</text:span> -tio | aspettazione | -tion | -tion. </text:p>
        </text:list-item>
        <text:list-item>
          <text:p text:style-name="P90"><text:span text:style-name="T3">exspira</text:span> -o | espiare | expirer | expire | -rieren. ⊂ ex spira. </text:p>
        </text:list-item>
        <text:list-item>
          <text:p text:style-name="P90">—<text:span text:style-name="T3">tione</text:span> -tio | espirazione | -tion | -tion. </text:p>
        </text:list-item>
        <text:list-item>
          <text:p text:style-name="P90"><text:span text:style-name="T3">exstincto</text:span> -us | estinto. = quem exstingue. </text:p>
        </text:list-item>
        <text:list-item>
          <text:p text:style-name="P90">—<text:span text:style-name="T3">ione</text:span> -io | estinzione | extinction | extinction | -tion. </text:p>
        </text:list-item>
        <text:list-item>
          <text:p text:style-name="P90"><text:span text:style-name="T3">exstingue</text:span> -o | estinguere | éteindre | to extinguish | -ieren. ⊃ exstincto. ⊂ ex stingue. = fac more (igne), destrue. </text:p>
        </text:list-item>
        <text:list-item>
          <text:p text:style-name="P90"><text:span text:style-name="T3">exstirpa</text:span> -o | estirpare | extirper | to extirpate. = destrue stirpe, eradica. </text:p>
        </text:list-item>
        <text:list-item>
          <text:p text:style-name="P90">—<text:span text:style-name="T3">tione</text:span> | estirpazione | -tion | -tion | -tion. </text:p>
        </text:list-item>
        <text:list-item>
          <text:p text:style-name="P90"><text:span text:style-name="T3">exsuda</text:span> -o | essudare | -er | to exude | -ieren. = suda. </text:p>
        </text:list-item>
        <text:list-item>
          <text:p text:style-name="P90">—<text:span text:style-name="T3">tione</text:span> | essudazione | -tion | -tion | -tion. </text:p>
        </text:list-item>
        <text:list-item>
          <text:p text:style-name="P90"><text:span text:style-name="T3">exsule</text:span> -ul, exŭle | esule | exilé | exile. = qui es in exsilio, proscripto, profugo. ⊂ ex sŏlo [patria]. </text:p>
        </text:list-item>
        <text:list-item>
          <text:p text:style-name="P90"><text:span text:style-name="T3">exsulta</text:span> -o | esultare | exulter | to exult | -ieren. ⊂ ex salta. </text:p>
        </text:list-item>
        <text:list-item>
          <text:p text:style-name="P90">—<text:span text:style-name="T3">tione</text:span> 100 | es—zione | -ion | -ion | -ion. </text:p>
        </text:list-item>
        <text:list-item>
          <text:p text:style-name="P90">extemplo -lo = subito. </text:p>
        </text:list-item>
        <text:list-item>
          <text:p text:style-name="P90"><text:span text:style-name="T3">extemporaneo</text:span> | es—neo | -né | -neous | -an. = sine tempore, subitaneo, inopinato, ne prævisto. </text:p>
        </text:list-item>
        <text:list-item>
          <text:p text:style-name="P90"><text:span text:style-name="T3">extende</text:span> -o | stendere, estendere | étendre | to extend | -ieren. ⊃ extenso. ⊂ tende ex. </text:p>
        </text:list-item>
        <text:list-item>
          <text:p text:style-name="P90"><text:span text:style-name="T3">extenso</text:span> | esteso, steso. = quem extende. </text:p>
        </text:list-item>
        <text:list-item>
          <text:p text:style-name="P90">—<text:span text:style-name="T3">ibile</text:span> -ĭlis | es—bile | -ble | -ble | -bel. </text:p>
        </text:list-item>
        <text:list-item>
          <text:p text:style-name="P90">—<text:span text:style-name="T3">ione</text:span> 100 | es—ione | -ion | -ion | -ion. </text:p>
        </text:list-item>
        <text:list-item>
          <text:p text:style-name="P90"><text:span text:style-name="T3">extenua</text:span> -o | estenuare | exténuer | -ate | -ieren. = fac tenue. </text:p>
        </text:list-item>
        <text:list-item>
          <text:p text:style-name="P90">—<text:span text:style-name="T3">tione</text:span> 100 | es—zione | -ion | -ion | -ion. </text:p>
        </text:list-item>
        <text:list-item>
          <text:p text:style-name="P90"><text:span text:style-name="T3">exteriore</text:span> -rior | esteriore | extérieur | -ior | -ieur. ⊂ exter(o) -iore [suffixo de comparativo]. </text:p>
        </text:list-item>
        <text:list-item>
          <text:p text:style-name="P90"><text:span text:style-name="T3">extermina</text:span> -ĭno | sterminare | -er | -ate | -ieren. = pone termine, destrue, exstirpa, eradica. </text:p>
        </text:list-item>
        <text:list-item>
          <text:p text:style-name="P90">—<text:span text:style-name="T3">tione</text:span> 600 | sterminio | -tion | -tion | -tion. </text:p>
        </text:list-item>
        <text:list-item>
          <text:p text:style-name="P90">—<text:span text:style-name="T3">tore</text:span> -tor | -tore | -teur | -tor. </text:p>
        </text:list-item>
        <text:list-item>
          <text:p text:style-name="P90"><text:span text:style-name="T3">externo</text:span> -us | esterno | -rne | -rn | -rn. ⊂ exter(o) -no. </text:p>
        </text:list-item>
        <text:list-item>
          <text:p text:style-name="P90"><text:span text:style-name="T3">extero</text:span> -tĕr | estero | extérieur, étranger | <text:span text:style-name="T5">foreign</text:span>, exterior, stranger. ⊂ ex -ter [suffixo comparativo]. </text:p>
        </text:list-item>
        <text:list-item>
          <text:p text:style-name="P90"><text:span text:style-name="T3">extorque</text:span> -eo | estorcere, storcere | -orquer | -ort | -orquieren. = torque ex, obtine per violentia. </text:p>
        </text:list-item>
        <text:list-item>
          <text:p text:style-name="P90"><text:span text:style-name="T3">extorto</text:span> -us | estorto, storto. = quem extorque. </text:p>
        </text:list-item>
        <text:list-item>
          <text:p text:style-name="P90">—<text:span text:style-name="T3">ione</text:span> 500 | estorsione | -sion | -tion | -sion. </text:p>
        </text:list-item>
        <text:list-item>
          <text:p text:style-name="P90"><text:span text:style-name="T3">extra</text:span> -tra | extra, <text:span text:style-name="T5">fuori di</text:span>, <text:span text:style-name="T5">al di fuori</text:span> | extra, <text:span text:style-name="T5">hors de</text:span>, <text:span text:style-name="T5">au dehors</text:span> | extra, <text:span text:style-name="T5">out of</text:span>, <text:span text:style-name="T5">outwards</text:span> | extra, <text:span text:style-name="T5">ausserhalb</text:span>. = ex, extero. ⊃ extraordinario. </text:p>
        </text:list-item>
        <text:list-item>
          <text:p text:style-name="P90"><text:soft-page-break/><text:span text:style-name="T3">extracto</text:span> -us | estratto | -rait | -reat, -ract | -rakt. = quem extrahe. </text:p>
        </text:list-item>
        <text:list-item>
          <text:p text:style-name="P90">—<text:span text:style-name="T3">ione</text:span> | estrazione | -tion | -tion | -tion. </text:p>
        </text:list-item>
        <text:list-item>
          <text:p text:style-name="P90">—<text:span text:style-name="T3">ivo</text:span> | estrattivo | -if | -ive | -iv. </text:p>
        </text:list-item>
        <text:list-item>
          <text:p text:style-name="P90">—<text:span text:style-name="T3">ore</text:span> | estrattore | -teur | -tor. </text:p>
        </text:list-item>
        <text:list-item>
          <text:p text:style-name="P90"><text:span text:style-name="T3">extrade</text:span> | estradare | -er | | -ieren. = trade reo ex statu, ubi illo e fuge. </text:p>
        </text:list-item>
        <text:list-item>
          <text:p text:style-name="P90">—<text:span text:style-name="T3">itione</text:span> | estradizione | -tion | -tion | -tion. </text:p>
        </text:list-item>
        <text:list-item>
          <text:p text:style-name="P90"><text:span text:style-name="T3">extrahe</text:span> -ăho | estrarre | estraire | to extract | -hieren. = trahe ex. ⊃ extracto. </text:p>
        </text:list-item>
        <text:list-item>
          <text:p text:style-name="P90"><text:span text:style-name="T3">extrajudiciale</text:span> | estragiudiziale | -iaire | -ial | -ial. </text:p>
        </text:list-item>
        <text:list-item>
          <text:p text:style-name="P90"><text:span text:style-name="T3">extramundano</text:span> 500 | estramondano | <text:span text:style-name="T5">surhumain</text:span> | -ane | -an. </text:p>
        </text:list-item>
        <text:list-item>
          <text:p text:style-name="P90"><text:span text:style-name="T3">extraneo</text:span> -us | estraneo | étrange, étranger | -aneous | -aneus, -aneer. ⊂ exter(o) -aneo. </text:p>
        </text:list-item>
        <text:list-item>
          <text:p text:style-name="P90"><text:span text:style-name="T3">extraordinario</text:span> -us | straordinario | -naire | -nary | -när. </text:p>
        </text:list-item>
        <text:list-item>
          <text:p text:style-name="P90"><text:span text:style-name="T3">extravagante</text:span> | stravagante | -gant | -gant | -gant. </text:p>
        </text:list-item>
        <text:list-item>
          <text:p text:style-name="P90">—<text:span text:style-name="T3">ia</text:span> | stravaganza | -ance | -ance | -anz. </text:p>
        </text:list-item>
        <text:list-item>
          <text:p text:style-name="P90"><text:span text:style-name="T3">extremo</text:span> -us | estremo | -ême | -eme | -em. ⊂ exter(o) -mo [suffixo superlativo]. </text:p>
        </text:list-item>
        <text:list-item>
          <text:p text:style-name="P90">—<text:span text:style-name="T3">itate</text:span> -tas | estremità | -té | -ty | -tät. </text:p>
        </text:list-item>
        <text:list-item>
          <text:p text:style-name="P90"><text:span text:style-name="T3">extrica</text:span> -īco | districare | <text:span text:style-name="T5">dégager</text:span> | -ate | -ieren. = pone ex tricas. </text:p>
        </text:list-item>
        <text:list-item>
          <text:p text:style-name="P90"><text:span text:style-name="T3">exuberante</text:span> 100 | esuberante | -érant | -ant | -ant. = que i ex ubere, abundante, copioso. </text:p>
        </text:list-item>
        <text:list-item>
          <text:p text:style-name="P90">—<text:span text:style-name="T3">ia</text:span> 200 | esuberanza | -érance | -ancy | -anz. = excessu, copia. </text:p>
        </text:list-item>
        <text:list-item>
          <text:p text:style-name="P90"><text:span text:style-name="T3">exulcera</text:span> ĕ 100 | es—are | -érer | -ate | -ieren. = produc ulcere. </text:p>
        </text:list-item>
        <text:list-item>
          <text:p text:style-name="P90">—<text:span text:style-name="T3">tione</text:span> 100 | esulcerazione | -ation | -ation | -ation. </text:p>
        </text:list-item>
        <text:list-item>
          <text:p text:style-name="P90">exule, v. exsule. </text:p>
        </text:list-item>
        <text:list-item>
          <text:p text:style-name="P40">exulta, v. exsula. </text:p>
        </text:list-item>
      </text:list>
      <text:p text:style-name="Text_20_body"><text:span text:style-name="T3">F</text:span> </text:p>
      <text:list xml:id="list2571608009" text:style-name="L32">
        <text:list-item>
          <text:p text:style-name="P91"><text:span text:style-name="T3">fa</text:span> for | fa <text:span text:style-name="T5">vellare</text:span> | H. ha <text:span text:style-name="T5">blar</text:span> | P. fa <text:span text:style-name="T5">llar</text:span>. = loque. ⊃ fa(bula), fa(cundo), fa(ma), fa(te), fa(to), (af)fa(bile), (in)fa(nte), (ne)fa(ndo), (inef)fa(bile), (præ)fa(tione), (con)fe(sso), (pro)fe(ssore). ⊂ E. bhā ⊃ G. phe, R. bajatï. </text:p>
        </text:list-item>
        <text:list-item>
          <text:p text:style-name="P91"><text:span text:style-name="T3">faba</text:span> -a | fava | fève | <text:span text:style-name="T5">bean</text:span> (faba <text:span text:style-name="T5">ceous</text:span>) | <text:span text:style-name="T5">Bohne</text:span>. = Bot. « vicia faba ». ⊂ E. bhabha ⊃ R. bob. </text:p>
        </text:list-item>
        <text:list-item>
          <text:p text:style-name="P91"><text:span text:style-name="T3">fabrica</text:span> -ĭca | fab(b)rica | -ique | -ic | -ik. = officina de fabro, manufactura. </text:p>
        </text:list-item>
        <text:list-item>
          <text:p text:style-name="P91"><text:span text:style-name="T3">fabrica</text:span> -ĭco, -or | fab(b)ricare | -quer | <text:span text:style-name="T5">to manufacture</text:span>, -cate | -cieren. </text:p>
        </text:list-item>
        <text:list-item>
          <text:p text:style-name="P91">—<text:span text:style-name="T3">nte</text:span> | -nte | -nt | -nt | -nt. </text:p>
        </text:list-item>
        <text:list-item>
          <text:p text:style-name="P91">—<text:span text:style-name="T3">tione</text:span> -tio | -zione | -tion | -tion | -tion. </text:p>
        </text:list-item>
        <text:list-item>
          <text:p text:style-name="P91">—<text:span text:style-name="T3">tore</text:span> -tor | -tore | -teur | -tor. </text:p>
        </text:list-item>
        <text:list-item>
          <text:p text:style-name="P91"><text:span text:style-name="T3">fabro</text:span> -ber | fabbro | <text:span text:style-name="T5">forgeron</text:span>, <text:span text:style-name="T5">or</text:span>fèvre | <text:span text:style-name="T5">smith</text:span> | <text:span text:style-name="T5">Schmied</text:span>. ⊃ fabrica. </text:p>
        </text:list-item>
        <text:list-item>
          <text:p text:style-name="P91"><text:span text:style-name="T3">fabula</text:span> -ŭla | favola | fable | -ble | -bel. = re quem fa. ⊂ fa -bul(o) -a. </text:p>
        </text:list-item>
        <text:list-item>
          <text:p text:style-name="P91">—<text:span text:style-name="T3">oso</text:span> -us | -oso, favoloso | -eux | -ous | -ös. </text:p>
        </text:list-item>
        <text:list-item>
          <text:p text:style-name="P91"><text:span text:style-name="T3">FAC</text:span> facio | fare | faire | do, <text:span text:style-name="T5">make</text:span> | tun, <text:span text:style-name="T5">machen</text:span> | H. hacer | P. fazer. <text:soft-page-break/>= age, gere, effice, produc, forma, gene, pone, redde, strue, exseque. ⊃ fac(to), fac(tore), fac(ile), fac(ultate), (satis)fac; (af)fec(tu); (con)fec(tione), (ef)fec(tu), (per)fec(to), (præ)fec(to), (re)fec(tione); (bene)fic(io), (classi)fic(a), (ef)fic(ace), (of)fic(io), (suf)fice. ⊂ L. feci [perfecto] = || G. éthēca. ⊂ E. dhe ⊃ G. the, A. do, D. tun, R. djetï, S. dha. </text:p>
        </text:list-item>
        <text:list-item>
          <text:p text:style-name="P91"><text:span text:style-name="T3">face</text:span> fax | face, fiaccola | <text:span text:style-name="T5">torche</text:span>, facule | <text:span text:style-name="T5">torch</text:span>, facula | Fackel. </text:p>
        </text:list-item>
        <text:list-item>
          <text:p text:style-name="P91"><text:span text:style-name="T3">faceto</text:span> -us | -eto | -étieux | -etious | <text:span text:style-name="T5">zierlich</text:span>. </text:p>
        </text:list-item>
        <text:list-item>
          <text:p text:style-name="P91">—<text:span text:style-name="T3">ia</text:span> (-ae -arum) | -ezia | -étie | -etiæ, -etiousness | -etien. </text:p>
        </text:list-item>
        <text:list-item>
          <text:p text:style-name="P91"><text:span text:style-name="T3">facie</text:span> -es | faccia | face | face | <text:span text:style-name="T5">Aussehen</text:span>, Face. ⊃ superficie. —<text:span text:style-name="T3">ita</text:span> -ĭto | -are | -er | -ate | -ieren. = redde facile. </text:p>
        </text:list-item>
        <text:list-item>
          <text:p text:style-name="P91">——<text:span text:style-name="T3">tione</text:span> | -zione | -tion | -tion | -tion. —<text:span text:style-name="T3">iale</text:span> | -ale | -al | -al | -al. </text:p>
        </text:list-item>
        <text:list-item>
          <text:p text:style-name="P91"><text:span text:style-name="T3">facile</text:span> -ĭlis | -ile | -ile | -ile | -il. = quem pote fac. ⊃ difficile. </text:p>
        </text:list-item>
        <text:list-item>
          <text:p text:style-name="P91">&gt; —<text:span text:style-name="T3">itate</text:span> -tas | -ità | -ité | -ity | -ität. </text:p>
        </text:list-item>
        <text:list-item>
          <text:p text:style-name="P91"><text:span text:style-name="T3">facsimile</text:span> ĭ | -le | -lé | -le | -le. = copia, imitatione. ⊂ L. « fac simile ». </text:p>
        </text:list-item>
        <text:list-item>
          <text:p text:style-name="P91"><text:span text:style-name="T3">factione</text:span> -tio | fazione | -action | -action | -action. = parte, secta. ⊃ factioso. </text:p>
        </text:list-item>
        <text:list-item>
          <text:p text:style-name="P91">— M | | façon | fashion. = ton fac, forma, modo, modulo, confectione, ratione, specie. </text:p>
        </text:list-item>
        <text:list-item>
          <text:p text:style-name="P91"><text:span text:style-name="T3">factioso</text:span> -us | fazioso | -eux | -ous | -ös. = de factione, seditioso. </text:p>
        </text:list-item>
        <text:list-item>
          <text:p text:style-name="P91"><text:span text:style-name="T3">facto</text:span> -um, -us | fatto | fait | fact, <text:span text:style-name="T5">done</text:span> | Factum, <text:span text:style-name="T5">getan</text:span>. = quem fac. </text:p>
        </text:list-item>
        <text:list-item>
          <text:p text:style-name="P91">—<text:span text:style-name="T3">ore</text:span> 400 | fattore | -teur | -tor | -tor. </text:p>
        </text:list-item>
        <text:list-item>
          <text:p text:style-name="P91">——<text:span text:style-name="T3">iale</text:span> N | fattoriale | -rielle | -rial | -rielle. = producto de numeros consecutivo (Algebra). </text:p>
        </text:list-item>
        <text:list-item>
          <text:p text:style-name="P91"><text:span text:style-name="T3">factotum</text:span> | -tum | -tum | -tum | -tum. = (qui) fac totum ( <text:span text:style-name="T5">accus. de</text:span> toto). </text:p>
        </text:list-item>
        <text:list-item>
          <text:p text:style-name="P91"><text:span text:style-name="T3">factura</text:span> 100 | fattura | -ture | -ture | -tur. = ton fac. ⊃ manufactura. </text:p>
        </text:list-item>
        <text:list-item>
          <text:p text:style-name="P91"><text:span text:style-name="T3">facultate</text:span> -tas | facoltà | -té | -ty | -tät. = to pote fac. ⊂ facil(e) -tate. </text:p>
        </text:list-item>
        <text:list-item>
          <text:p text:style-name="P91">—<text:span text:style-name="T3">ivo</text:span> | facoltativo | -if | -ive | -iv. </text:p>
        </text:list-item>
        <text:list-item>
          <text:p text:style-name="P91"><text:span text:style-name="T3">facundo</text:span> -us | facondo | faconde | -und. = eloquente. ⊂ fa -cundo. </text:p>
        </text:list-item>
        <text:list-item>
          <text:p text:style-name="P91">—<text:span text:style-name="T3">ia</text:span> -a | facondia | faconde | -ity. </text:p>
        </text:list-item>
        <text:list-item>
          <text:p text:style-name="P91"><text:span text:style-name="T3">fæce</text:span> fæx | feccia | <text:span text:style-name="T5">lie</text:span>. = sedimento. </text:p>
        </text:list-item>
        <text:list-item>
          <text:p text:style-name="P91">—<text:span text:style-name="T3">es</text:span> | feci | fèces | faeces | Fæces. = excremento. </text:p>
        </text:list-item>
        <text:list-item>
          <text:p text:style-name="P91">—<text:span text:style-name="T3">ale</text:span> | fecale | fecal | -al | -al. </text:p>
        </text:list-item>
        <text:list-item>
          <text:p text:style-name="P91"><text:span text:style-name="T3">fæcula</text:span> -ŭla. = fæce de vino. </text:p>
        </text:list-item>
        <text:list-item>
          <text:p text:style-name="P91">— N | fecola | fécule | fecula | <text:span text:style-name="T5">Satzmehl</text:span>. = amylo, farina sine glutine. </text:p>
        </text:list-item>
        <text:list-item>
          <text:p text:style-name="P91">—<text:span text:style-name="T3">ento</text:span> -us | feculento | féculent | feculent | -ent. </text:p>
        </text:list-item>
        <text:list-item>
          <text:p text:style-name="P91"><text:span text:style-name="T3">fago</text:span> -us | faggio | <text:span text:style-name="T5">hêtre</text:span> | beech | Buche. = Bot. « fagus silvatica ». ⊂ E. bhāgo ⊃ A., D., R. buk’ = fago; G. phēgós. = Bot. « quercus escula ». </text:p>
        </text:list-item>
        <text:list-item>
          <text:p text:style-name="P91"><text:span text:style-name="T3">falce</text:span> falx | falce | faux, faucille | <text:span text:style-name="T5">scythe</text:span>, <text:span text:style-name="T5">sickle</text:span> (falci <text:span text:style-name="T5">forme</text:span>) | <text:span text:style-name="T5">Sichel</text:span>. </text:p>
        </text:list-item>
        <text:list-item>
          <text:p text:style-name="P91">—<text:span text:style-name="T3">ato</text:span> -us | -cato | -qué | -cate. = in forma de falce. </text:p>
        </text:list-item>
        <text:list-item>
          <text:p text:style-name="P91"><text:span text:style-name="T3">falcone</text:span> 300 | -cone | faucon | -con | -ke. = Zool. « falco peregrinus ». </text:p>
        </text:list-item>
        <text:list-item>
          <text:p text:style-name="P91">—<text:span text:style-name="T3">ario</text:span> M | falconiere | fauconnier | falconer | Falkner. </text:p>
        </text:list-item>
        <text:list-item>
          <text:p text:style-name="P91"><text:soft-page-break/><text:span text:style-name="T3">fallace</text:span> -ax | -ace | -acieux | -acious | -aciös. = que falle. </text:p>
        </text:list-item>
        <text:list-item>
          <text:p text:style-name="P91">—<text:span text:style-name="T3">ia</text:span> -ĭa | -acia | | -acy | -acia. = fraude, dolo, falsitate. </text:p>
        </text:list-item>
        <text:list-item>
          <text:p text:style-name="P91">—ioso 200 = fallace. </text:p>
        </text:list-item>
        <text:list-item>
          <text:p text:style-name="P91"><text:span text:style-name="T3">falle</text:span> -o | <text:span text:style-name="T5">ingannare</text:span> | <text:span text:style-name="T5">tromper</text:span> | <text:span text:style-name="T5">deceive</text:span> | <text:span text:style-name="T5">täuschen</text:span>. = decipe, delude, frauda. ⊃ fallace, falso. </text:p>
        </text:list-item>
        <text:list-item>
          <text:p text:style-name="P91">falli M | -ire | faillir | fail | -ieren. = erra, pecca, defice, falle se. </text:p>
        </text:list-item>
        <text:list-item>
          <text:p text:style-name="P91"><text:span text:style-name="T3">falsa</text:span> 600 | -are | fausser | | fälschen. = redde falso, falsifica. </text:p>
        </text:list-item>
        <text:list-item>
          <text:p text:style-name="P91"><text:span text:style-name="T3">falso</text:span> -um, -us | falso | faux | false | falsch. = quem falle, ne vero. </text:p>
        </text:list-item>
        <text:list-item>
          <text:p text:style-name="P91">—<text:span text:style-name="T3">ario</text:span> 200 | -rio | faussaire | -ry | -rius. </text:p>
        </text:list-item>
        <text:list-item>
          <text:p text:style-name="P91">—<text:span text:style-name="T3">ifica</text:span> -ĭco | -ficare | -fier | -fy | -ficieren. = falsa. </text:p>
        </text:list-item>
        <text:list-item>
          <text:p text:style-name="P91">——<text:span text:style-name="T3">tione</text:span> 100 | -zione | -tion | -tion | -tion. </text:p>
        </text:list-item>
        <text:list-item>
          <text:p text:style-name="P91">——<text:span text:style-name="T3">tore</text:span> | -tore | -teur | -tor | -tor. </text:p>
        </text:list-item>
        <text:list-item>
          <text:p text:style-name="P91">—<text:span text:style-name="T3">itate</text:span> -tas | -tà | fausseté | -ty | -tät. </text:p>
        </text:list-item>
        <text:list-item>
          <text:p text:style-name="P91"><text:span text:style-name="T3">fama</text:span> -a | -ma | fâme | <text:span text:style-name="T5">reputation</text:span>, -me | -ma. ⊃ famoso. ⊂ fa -ma. </text:p>
        </text:list-item>
        <text:list-item>
          <text:p text:style-name="P91"><text:span text:style-name="T3">FAME</text:span> -es | fame | faim, famine | <text:span text:style-name="T5">hunger</text:span>, famine | <text:span text:style-name="T5">Hunger</text:span> | H. hambre | P. fome. = cupiditate de ede. ⊃ affama. </text:p>
        </text:list-item>
        <text:list-item>
          <text:p text:style-name="P91">—<text:span text:style-name="T3">elico</text:span> -ĭcus | -ico | -élique | -ic. = cum fame. </text:p>
        </text:list-item>
        <text:list-item>
          <text:p text:style-name="P91"><text:span text:style-name="T3">familia</text:span> -a | -iglia | -ille | -ily | -ilie. </text:p>
        </text:list-item>
        <text:list-item>
          <text:p text:style-name="P91">—<text:span text:style-name="T3">re</text:span> -is | -(g)liare | -lier | -liar | -liär. </text:p>
        </text:list-item>
        <text:list-item>
          <text:p text:style-name="P91">—<text:span text:style-name="T3">ritate</text:span> -tas | -ità | -ité | -ity | -ität. </text:p>
        </text:list-item>
        <text:list-item>
          <text:p text:style-name="P91">—<text:span text:style-name="T3">riza</text:span> | -izzare | -iser | -ize | -isieren. </text:p>
        </text:list-item>
        <text:list-item>
          <text:p text:style-name="P91"><text:span text:style-name="T3">famoso</text:span> -us | -oso | -eux | -ous | -os. = cum fama. </text:p>
        </text:list-item>
        <text:list-item>
          <text:p text:style-name="P91"><text:span text:style-name="T3">fanatico</text:span> -ĭcus | -ico | -ique | -ic | -isch. ⊂ fan(o) -atico. = fidele ad templo. </text:p>
        </text:list-item>
        <text:list-item>
          <text:p text:style-name="P91"><text:span text:style-name="T3">fanatismo</text:span> | -ismo | -isme | -icism | -ismus. = to es fanatico. </text:p>
        </text:list-item>
        <text:list-item>
          <text:p text:style-name="P91"><text:span text:style-name="T3">fano</text:span> -um = templo. </text:p>
        </text:list-item>
        <text:list-item>
          <text:p text:style-name="P91"><text:span text:style-name="T3">far</text:span> (nominativo) = farre. </text:p>
        </text:list-item>
        <text:list-item>
          <text:p text:style-name="P91"><text:span text:style-name="T3">farci</text:span> -io | <text:span text:style-name="T5">in</text:span>farcire | -ir | to farce | -ieren. = imple de cibo. </text:p>
        </text:list-item>
        <text:list-item>
          <text:p text:style-name="P91"><text:span text:style-name="T3">farina</text:span> -īna | -ina | -ine | -ina, <text:span text:style-name="T5">meal</text:span> | -in, <text:span text:style-name="T5">Mehl</text:span>. ⊂ far -ina. </text:p>
        </text:list-item>
        <text:list-item>
          <text:p text:style-name="P91">—<text:span text:style-name="T3">aceo</text:span> | -aceo | -acé | -aceous. </text:p>
        </text:list-item>
        <text:list-item>
          <text:p text:style-name="P91">—<text:span text:style-name="T3">oso</text:span> 400 | -oso | -eux | -ose | -ös. </text:p>
        </text:list-item>
        <text:list-item>
          <text:p text:style-name="P91"><text:span text:style-name="T3">farragine</text:span> -go -gĭn- | -gine | -go | -go | -go. = farre (herba) secato pro boves; confusione. </text:p>
        </text:list-item>
        <text:list-item>
          <text:p text:style-name="P91"><text:span text:style-name="T3">farre</text:span> far = tritico, hordeo. ⊂ E. bhar ⊃ A. barley = hordeo; R. bor’ = « panicum miliaceum ». ⊃ farina, farragine. </text:p>
        </text:list-item>
        <text:list-item>
          <text:p text:style-name="P91"><text:span text:style-name="T3">FASCE</text:span> -is | -scio, -scina | faix, faisceau, -scine | <text:span text:style-name="T5">bundle</text:span>, -sces, -scine | <text:span text:style-name="T5">Bündel</text:span> | H. haz | P. feixe. </text:p>
        </text:list-item>
        <text:list-item>
          <text:p text:style-name="P91">—<text:span text:style-name="T3">ia</text:span> -a | -scia | <text:span text:style-name="T5">bande</text:span>, -scia (Anatomia) | <text:span text:style-name="T5">band</text:span>, fesse, -scia | <text:span text:style-name="T5">Binde</text:span>, Fasch. </text:p>
        </text:list-item>
        <text:list-item>
          <text:p text:style-name="P91">—<text:span text:style-name="T3">iculo</text:span> -ŭlus | -colo | -cule | -cle | -kel. = parvo fasce. </text:p>
        </text:list-item>
        <text:list-item>
          <text:p text:style-name="P91">fascīna M | -ina | -ine. = fasce. </text:p>
        </text:list-item>
        <text:list-item>
          <text:p text:style-name="P91"><text:span text:style-name="T3">fascina</text:span> -ĭno | affascinare | -er | -ate | -ieren. = da fascino, incanta. </text:p>
        </text:list-item>
        <text:list-item>
          <text:p text:style-name="P91">—<text:span text:style-name="T3">tione</text:span> 200 = </text:p>
        </text:list-item>
        <text:list-item>
          <text:p text:style-name="P91"><text:span text:style-name="T3">fascino</text:span> -ĭnum | -no | -nation | -nation | -nation. ⊃ -a. || G. báscanon. </text:p>
        </text:list-item>
        <text:list-item>
          <text:p text:style-name="P91"><text:span text:style-name="T3">fastidio</text:span> -um | fastidio. = tætdio, avversione, nausea. </text:p>
        </text:list-item>
        <text:list-item>
          <text:p text:style-name="P91">—<text:span text:style-name="T3">ioso</text:span> -us | -ioso | -ieux | -ious | -iös. </text:p>
        </text:list-item>
        <text:list-item>
          <text:p text:style-name="P91"><text:span text:style-name="T3">fastu</text:span> -us | -sto | -ste | <text:span text:style-name="T5">pride</text:span> | <text:span text:style-name="T5">Glanz</text:span>. </text:p>
        </text:list-item>
        <text:list-item>
          <text:p text:style-name="P91"><text:soft-page-break/>—<text:span text:style-name="T3">uoso</text:span> 200 | -oso | -ueux | -uous | -uös. </text:p>
        </text:list-item>
        <text:list-item>
          <text:p text:style-name="P91"><text:span text:style-name="T3">fatale</text:span> -is | -ale | -al | -al | -al. = de fato. </text:p>
        </text:list-item>
        <text:list-item>
          <text:p text:style-name="P91">—<text:span text:style-name="T3">ismo</text:span> | -ismo | -isme | -ism | -ismus. </text:p>
        </text:list-item>
        <text:list-item>
          <text:p text:style-name="P91">—<text:span text:style-name="T3">ista</text:span> | -ista | -iste | -ist | -ist. </text:p>
        </text:list-item>
        <text:list-item>
          <text:p text:style-name="P91">—<text:span text:style-name="T3">itate</text:span> | -ità | -ité | -ity | -ität. </text:p>
        </text:list-item>
        <text:list-item>
          <text:p text:style-name="P91"><text:span text:style-name="T3">fate</text:span> -eor = confite, affirma, dic. ⊃ professa, confessione. ⊂ fa -te. </text:p>
        </text:list-item>
        <text:list-item>
          <text:p text:style-name="P91"><text:span text:style-name="T3">fatidico</text:span> -ĭcus | -ico | -ique | -ical. = que dic fato, propheta. </text:p>
        </text:list-item>
        <text:list-item>
          <text:p text:style-name="P91"><text:span text:style-name="T3">fatiga</text:span> -īgo | affaticare | -guer | -gue | -gieren, <text:span text:style-name="T5">ermüden</text:span>. ⊃ infatigabile. </text:p>
        </text:list-item>
        <text:list-item>
          <text:p text:style-name="P91"><text:span text:style-name="T3">fato</text:span> -um | -to | <text:span text:style-name="T5">destin</text:span>, -tum | -te | -tum. ⊃ fatale, fatidico. ⊂ fa -to = dicto ab Jove. </text:p>
        </text:list-item>
        <text:list-item>
          <text:p text:style-name="P91"><text:span text:style-name="T3">fatuo</text:span> -us | fatuo | fat | fatuous | <text:span text:style-name="T5">albern</text:span>. ⊃ infatua. </text:p>
        </text:list-item>
        <text:list-item>
          <text:p text:style-name="P91">—<text:span text:style-name="T3">uitate</text:span> -tas | -ità | -ité | -ity | -ität. </text:p>
        </text:list-item>
        <text:list-item>
          <text:p text:style-name="P91"><text:span text:style-name="T3">fauce</text:span> faux | fauce, foce, <text:span text:style-name="T5">gola</text:span> | <text:span text:style-name="T5">gorge</text:span> | <text:span text:style-name="T5">throat</text:span>, fauces | <text:span text:style-name="T5">Schlund</text:span>. = gula, fauces. ⊃ suffoca. </text:p>
        </text:list-item>
        <text:list-item>
          <text:p text:style-name="P91"><text:span text:style-name="T3">fauna</text:span> N | -na | -ne | -na | -na. = animales de uno regione. ⊂ faun(o) -a. </text:p>
        </text:list-item>
        <text:list-item>
          <text:p text:style-name="P91"><text:span text:style-name="T3">Fauno</text:span> -us | -uno | -une | -un | -un. = deo de agros et de silvas. ⊂ fav(e) -no. </text:p>
        </text:list-item>
        <text:list-item>
          <text:p text:style-name="P91"><text:span text:style-name="T3">fautore</text:span> -tor | -tore | -teur | -tor, favourer | -tor. = que fave, sectatore, protectore. </text:p>
        </text:list-item>
        <text:list-item>
          <text:p text:style-name="P91"><text:span text:style-name="T3">FAVE</text:span> -eo = es fautore, da favore. </text:p>
        </text:list-item>
        <text:list-item>
          <text:p text:style-name="P91"><text:span text:style-name="T3">favore</text:span> -vor | -vore | -veur | -vor | -vor. = ton fave. </text:p>
        </text:list-item>
        <text:list-item>
          <text:p text:style-name="P91">—<text:span text:style-name="T3">abile</text:span> -ĭlis | -evole | -able | -able | -abel. </text:p>
        </text:list-item>
        <text:list-item>
          <text:p text:style-name="P91">fe (thema) = genera. ⊃ fecundo, femina, fetu. </text:p>
        </text:list-item>
        <text:list-item>
          <text:p text:style-name="P91"><text:span text:style-name="T3">FEBRI</text:span> -is | febbre | fièvre | fever | Fieber. </text:p>
        </text:list-item>
        <text:list-item>
          <text:p text:style-name="P91">—<text:span text:style-name="T3">icita</text:span> ĭ 100 | febbricitare | | -tate | -tieren. = habe febri. </text:p>
        </text:list-item>
        <text:list-item>
          <text:p text:style-name="P91">—<text:span text:style-name="T3">citante</text:span> 100 | febbricitante | fébricitant | | -ant. = cum febri. </text:p>
        </text:list-item>
        <text:list-item>
          <text:p text:style-name="P91">—<text:span text:style-name="T3">ifugo</text:span> -ŭgus | febbrifugo | fébrifuge | -uge | -ugium. = que fuga febri. </text:p>
        </text:list-item>
        <text:list-item>
          <text:p text:style-name="P91">—<text:span text:style-name="T3">ile</text:span> ī 200 | febbrile | fébrile | -le | -lisch. </text:p>
        </text:list-item>
        <text:list-item>
          <text:p text:style-name="P91"><text:span text:style-name="T3">februario</text:span> -us | febbraio | février | -ary | -ar. = mense numero 2. </text:p>
        </text:list-item>
        <text:list-item>
          <text:p text:style-name="P91">fece fex = fæce. </text:p>
        </text:list-item>
        <text:list-item>
          <text:p text:style-name="P91"><text:span text:style-name="T3">fecunda</text:span> -o | fecondare | féconder | -ate | -ieren. = redde fecundo. </text:p>
        </text:list-item>
        <text:list-item>
          <text:p text:style-name="P91">—<text:span text:style-name="T3">tione</text:span> | fecondazione | fécondation | -tion | -tion. </text:p>
        </text:list-item>
        <text:list-item>
          <text:p text:style-name="P91"><text:span text:style-name="T3">fecundo</text:span> -us | fecondo | fécond | -und. ⊂ fe -cundo. </text:p>
        </text:list-item>
        <text:list-item>
          <text:p text:style-name="P91">—<text:span text:style-name="T3">itate</text:span> -tas | fecondità | fécondité | -ity. </text:p>
        </text:list-item>
        <text:list-item>
          <text:p text:style-name="P91"><text:span text:style-name="T3">fele</text:span> -is = catto. ⊃ felino. </text:p>
        </text:list-item>
        <text:list-item>
          <text:p text:style-name="P91"><text:span text:style-name="T3">felice</text:span> -ix | -ice | <text:span text:style-name="T5">heureux</text:span> | -icitous, <text:span text:style-name="T5">happy</text:span> | <text:span text:style-name="T5">glücklich</text:span>. </text:p>
        </text:list-item>
        <text:list-item>
          <text:p text:style-name="P91">—<text:span text:style-name="T3">ita</text:span> -ĭto | -are | fé—er | -ate | -ieren. </text:p>
        </text:list-item>
        <text:list-item>
          <text:p text:style-name="P91">——<text:span text:style-name="T3">tione</text:span> | -azione | fé—ation | -ation | -ation. </text:p>
        </text:list-item>
        <text:list-item>
          <text:p text:style-name="P91">—<text:span text:style-name="T3">itate</text:span> -tas | -tà | fé—té | -ty | <text:span text:style-name="T5">Glück</text:span>. </text:p>
        </text:list-item>
        <text:list-item>
          <text:p text:style-name="P91"><text:span text:style-name="T3">felino</text:span> 100 | -no | félin | -ne. = (animale) simile ad fele. </text:p>
        </text:list-item>
        <text:list-item>
          <text:p text:style-name="P91"><text:span text:style-name="T3">felle</text:span> fel | fiele | fiel | gall | Galle. = bile. ⊂ E. ⊃ A., D., G. chol <text:span text:style-name="T3">ē</text:span>, R. z’olc’ï. </text:p>
        </text:list-item>
        <text:list-item>
          <text:p text:style-name="P91"><text:span text:style-name="T3">femina</text:span> -ĭna | femmina | femme, femelle | <text:span text:style-name="T5">woman</text:span>, femme | <text:span text:style-name="T5">Frau</text:span>. = anti mas. ⊂ fe -mina = generante. </text:p>
        </text:list-item>
        <text:list-item>
          <text:p text:style-name="P91"><text:soft-page-break/><text:span text:style-name="T3">feminino</text:span> 100 | femminile, femminino | féminin | -ine | -inum. = de femina. </text:p>
        </text:list-item>
        <text:list-item>
          <text:p text:style-name="P91"><text:span text:style-name="T3">femore</text:span> femur -ŏr- | -ore | fémur, <text:span text:style-name="T5">cuisse</text:span> | -ur, <text:span text:style-name="T5">thigh</text:span> | <text:span text:style-name="T5">Hüfte</text:span>. = osse de coxa. </text:p>
        </text:list-item>
        <text:list-item>
          <text:p text:style-name="P91">—<text:span text:style-name="T3">ale</text:span> | -ale | fé—al | -al | -al. </text:p>
        </text:list-item>
        <text:list-item>
          <text:p text:style-name="P91">fende (thema L. ) = percute, ice. ⊃ defende, offende, infesto, manifesto. </text:p>
        </text:list-item>
        <text:list-item>
          <text:p text:style-name="P91"><text:span text:style-name="T3">fenestra</text:span> -a | finestra | fenêtre | <text:span text:style-name="T5">window</text:span> (fenestral) | Fenster. </text:p>
        </text:list-item>
        <text:list-item>
          <text:p text:style-name="P91"><text:span text:style-name="T3">feniculo</text:span> ŭ 100 | finocchio | fenouil | fennel | Fenchel. = Bot. « feniculum capillaceum ». ⊂ fen(o) -i- -culo. </text:p>
        </text:list-item>
        <text:list-item>
          <text:p text:style-name="P91"><text:span text:style-name="T3">feno</text:span> -um | fieno | foin | <text:span text:style-name="T5">hay</text:span> (fenu-greek) | <text:span text:style-name="T5">Heu</text:span>. </text:p>
        </text:list-item>
        <text:list-item>
          <text:p text:style-name="P91"><text:span text:style-name="T3">FER</text:span> fero | <text:span text:style-name="T5">portare</text:span> | <text:span text:style-name="T5">porter</text:span> | bear | <text:span text:style-name="T5">tragen</text:span>. ⊃ fer(tile), (circum)fer, (con)fer, (de)fer, (dif)fer, (in)fer, (of)fer, (præ)fer, (pro)fer, (re)fer, (suf)fer, (trans)fer. ⊂ E. bher ⊃ A. bear, G. phere, R. beri, S. bhar; D. (ge)bären = genera; fruchtbar = fructifero. </text:p>
        </text:list-item>
        <text:list-item>
          <text:p text:style-name="P91"><text:span text:style-name="T3">ferace</text:span> -ax | -ace | | -acious. = fertile, que fer fructu. </text:p>
        </text:list-item>
        <text:list-item>
          <text:p text:style-name="P91">L. fere = quasi. </text:p>
        </text:list-item>
        <text:list-item>
          <text:p text:style-name="P91"><text:span text:style-name="T3">feretro</text:span> -ĕtrum | -tro, bara | <text:span text:style-name="T5">cercueil</text:span>, bière, fierte | -tory, bier | -trum, Bahre. = lecto pro fer cadavere. I bara ⊂ Germanico || L. fer. </text:p>
        </text:list-item>
        <text:list-item>
          <text:p text:style-name="P91"><text:span text:style-name="T3">FERI</text:span> -io | -ire | <text:span text:style-name="T5">blesser</text:span>, férir | <text:span text:style-name="T5">wound</text:span> | <text:span text:style-name="T5">schlagen</text:span> | H. herir | P. ferir. ⊃ ferula. </text:p>
        </text:list-item>
        <text:list-item>
          <text:p text:style-name="P91"><text:span text:style-name="T3">feria</text:span> (-ae -arum) | ferie | <text:span text:style-name="T5">vacances</text:span> | <text:span text:style-name="T5">holidays</text:span> | Ferien. = die festo. </text:p>
        </text:list-item>
        <text:list-item>
          <text:p text:style-name="P91">— M | fiera | foire | fair | Feier. = mercatu annuo. </text:p>
        </text:list-item>
        <text:list-item>
          <text:p text:style-name="P91"><text:span text:style-name="T3">ferino</text:span> -us | -ino | férin | -ine | -in. = fero. </text:p>
        </text:list-item>
        <text:list-item>
          <text:p text:style-name="P91"><text:span text:style-name="T3">fermenta</text:span> 100 | -are | -er | to ferment | -ieren, <text:span text:style-name="T5">gähren</text:span>. = ferve. </text:p>
        </text:list-item>
        <text:list-item>
          <text:p text:style-name="P91">—<text:span text:style-name="T3">tione</text:span> 300 | -zione | -tion | -tion | -tion. </text:p>
        </text:list-item>
        <text:list-item>
          <text:p text:style-name="P91"><text:span text:style-name="T3">fermento</text:span> 100 | -ento | -ent | -ent, barm | -ent, Bärme. ⊂ fer(ve) -mento. </text:p>
        </text:list-item>
        <text:list-item>
          <text:p text:style-name="P91"><text:span text:style-name="T3">fero</text:span> -us = </text:p>
        </text:list-item>
        <text:list-item>
          <text:p text:style-name="P91"><text:span text:style-name="T3">feroce</text:span> -ox | -ce | féroce | -cious, fierce. = silvatico, crudele. ⊃ ferino. ⊂ E. ⊃ G. th <text:span text:style-name="T3">ē</text:span>r = animale feroce, theriaca, megatherio. ⊃ R. zvjerï. </text:p>
        </text:list-item>
        <text:list-item>
          <text:p text:style-name="P91">—<text:span text:style-name="T3">ia</text:span> -ia | -ia. = </text:p>
        </text:list-item>
        <text:list-item>
          <text:p text:style-name="P91">—<text:span text:style-name="T3">itate</text:span> -itas | -ità | -ité | -ity | -ität. </text:p>
        </text:list-item>
        <text:list-item>
          <text:p text:style-name="P91"><text:span text:style-name="T3">FERRO</text:span> -um | ferro | fer | <text:span text:style-name="T5">iron</text:span> | <text:span text:style-name="T5">Eisen</text:span>. ⊂ (secundo Schrader) Hebraico barzel, ⊃ A. brass = cupro et zinco. </text:p>
        </text:list-item>
        <text:list-item>
          <text:p text:style-name="P91">—<text:span text:style-name="T3">via</text:span> N | -via | <text:span text:style-name="T5">chemin de</text:span> fer | <text:span text:style-name="T5">rail-way</text:span> | <text:span text:style-name="T5">Eisenbahn</text:span>. </text:p>
        </text:list-item>
        <text:list-item>
          <text:p text:style-name="P91"><text:span text:style-name="T3">ferrugineo</text:span> -us | -oso | -eux | -ous | -ös. </text:p>
        </text:list-item>
        <text:list-item>
          <text:p text:style-name="P91"><text:span text:style-name="T3">fertile</text:span> -ĭlis | -ile | -ile | -ile | -il. = que fer. </text:p>
        </text:list-item>
        <text:list-item>
          <text:p text:style-name="P91">—<text:span text:style-name="T3">itate</text:span> -itas | -ità | -ité | -ity | -ität. </text:p>
        </text:list-item>
        <text:list-item>
          <text:p text:style-name="P91">—<text:span text:style-name="T3">iza</text:span> | -izzare | -iser | -ize | -isieren. = redde fertile. </text:p>
        </text:list-item>
        <text:list-item>
          <text:p text:style-name="P91"><text:span text:style-name="T3">ferula</text:span> ŭ 100 | -ula, <text:span text:style-name="T5">sferza</text:span> | férule | -ule | -ula. = virga pro puni. ⊂ fer(i) -ula. </text:p>
        </text:list-item>
        <text:list-item>
          <text:p text:style-name="P91"><text:span text:style-name="T3">ferve</text:span> -eo = es fervente, es fervido, habe fervore, es in fermento, bulli, es calido. </text:p>
        </text:list-item>
        <text:list-item>
          <text:p text:style-name="P91">—<text:span text:style-name="T3">ente</text:span> -ens | -ente | -ent | -ent | -ent. </text:p>
        </text:list-item>
        <text:list-item>
          <text:p text:style-name="P91">—<text:span text:style-name="T3">ido</text:span> -ĭdus | -ido | | -id | -id. </text:p>
        </text:list-item>
        <text:list-item>
          <text:p text:style-name="P91"><text:soft-page-break/>—<text:span text:style-name="T3">ore</text:span> -or | -ore | -eur | -or | -or. </text:p>
        </text:list-item>
        <text:list-item>
          <text:p text:style-name="P91"><text:span text:style-name="T3">festo</text:span> -us | festa | fête | feast | Fest. || feria. </text:p>
        </text:list-item>
        <text:list-item>
          <text:p text:style-name="P91">—<text:span text:style-name="T3">ivo</text:span> -us | -ivo | -ival | -ival | -iv. </text:p>
        </text:list-item>
        <text:list-item>
          <text:p text:style-name="P91"><text:span text:style-name="T3">fetu</text:span> -us | feto | fœtus | fetus | Fötus. = fructu in ventre de matre. ⊂ fe -tu. </text:p>
        </text:list-item>
        <text:list-item>
          <text:p text:style-name="P91"><text:span text:style-name="T3">FI</text:span> fio | <text:span text:style-name="T5">diventare</text:span> | <text:span text:style-name="T5">devenir</text:span> | <text:span text:style-name="T5">to become</text:span>, <text:span text:style-name="T5">to be done</text:span> | <text:span text:style-name="T5">werden</text:span>. = es futuro, veni ad es, incipe ad es, se fac, es facto, eveni. ⊃ fiat, futuro. ⊂ E. bhu ⊃ G. phy, A. be, D. bin, R. bytï, S. bhu. </text:p>
        </text:list-item>
        <text:list-item>
          <text:p text:style-name="P91"><text:span text:style-name="T3">fiat</text:span> ( <text:span text:style-name="T5">conjunctivo de</text:span> fi) | fia, <text:span text:style-name="T5">che sia</text:span> | fiat, <text:span text:style-name="T5">que soit</text:span> | fiat, <text:span text:style-name="T5">let it be done</text:span> | Fiat, <text:span text:style-name="T5">es werde</text:span>. = ut fi. </text:p>
        </text:list-item>
        <text:list-item>
          <text:p text:style-name="P91"><text:span text:style-name="T3">fibra</text:span> -a | -bra | -bre | -bre | -ber. </text:p>
        </text:list-item>
        <text:list-item>
          <text:p text:style-name="P91">—<text:span text:style-name="T3">illa</text:span> | -illa | -ille | -il | -ille. = parvo fibra. </text:p>
        </text:list-item>
        <text:list-item>
          <text:p text:style-name="P91">—<text:span text:style-name="T3">ina</text:span> N | -ina | -ine | -ine | -in. </text:p>
        </text:list-item>
        <text:list-item>
          <text:p text:style-name="P91"><text:span text:style-name="T3">fibro</text:span> fiber | bevero | bièvre | beaver | Biber | R. bobr’. = castore, Zool. « fiber castor ». ⊂ E. ⊃ Germanico ⊃ A. D. F. I. </text:p>
        </text:list-item>
        <text:list-item>
          <text:p text:style-name="P91"><text:span text:style-name="T3">fibroso</text:span> | -oso | -eux | -ous | -ös. = cum fibras. </text:p>
        </text:list-item>
        <text:list-item>
          <text:p text:style-name="P91"><text:span text:style-name="T3">fibula</text:span> -ŭla | fibbia | <text:span text:style-name="T5">agrafe</text:span>, fibule | <text:span text:style-name="T5">claps</text:span>, fibula | <text:span text:style-name="T5">Schnalle</text:span>, Fibula. ⊃ infibula. ⊂ fi(ge) -bul(o) -a. </text:p>
        </text:list-item>
        <text:list-item>
          <text:p text:style-name="P91"><text:span text:style-name="T3">fico</text:span> -us | fico | figue | fig | Feige. = Bot. « ficus carica ». </text:p>
        </text:list-item>
        <text:list-item>
          <text:p text:style-name="P91"><text:span text:style-name="T3">fictione</text:span> -tio | finzione | -tion | -tion | -tion. = ton finge. </text:p>
        </text:list-item>
        <text:list-item>
          <text:p text:style-name="P91"><text:span text:style-name="T3">fictitio</text:span> 100 | fittizio | -if | -itious, -ive. = ficto. </text:p>
        </text:list-item>
        <text:list-item>
          <text:p text:style-name="P91"><text:span text:style-name="T3">ficto</text:span> -us | finto. = quem finge. </text:p>
        </text:list-item>
        <text:list-item>
          <text:p text:style-name="P91"><text:span text:style-name="T3">FIDE</text:span> fĭdes | fede | foi | faith | <text:span text:style-name="T5">Treue</text:span>. ⊃ (con)fide, fiducia, (per)fid(o), fido, fidele. </text:p>
        </text:list-item>
        <text:list-item>
          <text:p text:style-name="P91">— fīdo | fidarsi | se fier | to confide, <text:span text:style-name="T5">to trust</text:span>. = confīde, habe fĭde. </text:p>
        </text:list-item>
        <text:list-item>
          <text:p text:style-name="P91">—<text:span text:style-name="T3">jussione</text:span> 300 | fideiussione, <text:span text:style-name="T5">sicurità</text:span>, <text:span text:style-name="T5">malleveria</text:span> | fidéjussion | fidejussion | <text:span text:style-name="T5">Bürgschaft</text:span>. ⊂ fide jussione. </text:p>
        </text:list-item>
        <text:list-item>
          <text:p text:style-name="P91">—<text:span text:style-name="T3">jussore</text:span> 300 | fideiussore | fidéjusseur | -or | -or. </text:p>
        </text:list-item>
        <text:list-item>
          <text:p text:style-name="P91"><text:span text:style-name="T3">fidele</text:span> -is | fedele | fidéle | faithful | -el. = cum fede. </text:p>
        </text:list-item>
        <text:list-item>
          <text:p text:style-name="P91">—<text:span text:style-name="T3">itate</text:span> -tas | fedeltà | fidélité | -ty | -tät. </text:p>
        </text:list-item>
        <text:list-item>
          <text:p text:style-name="P91"><text:span text:style-name="T3">fides</text:span> (-es -ium) = chordas musicale de cithara, lyra, etc. </text:p>
        </text:list-item>
        <text:list-item>
          <text:p text:style-name="P91"><text:span text:style-name="T3">fido</text:span> -us | I. H. P. fido. = fidele. </text:p>
        </text:list-item>
        <text:list-item>
          <text:p text:style-name="P91"><text:span text:style-name="T3">fiducia</text:span> -a | -ucia | | | -uz. = fide. </text:p>
        </text:list-item>
        <text:list-item>
          <text:p text:style-name="P91">—<text:span text:style-name="T3">iario</text:span> -us | -ario | -aire | -ary | -arius. </text:p>
        </text:list-item>
        <text:list-item>
          <text:p text:style-name="P91"><text:span text:style-name="T3">fige</text:span> -o | figgere | ficher | to fix | -ieren. = affige, confige, infige, fixa. </text:p>
        </text:list-item>
        <text:list-item>
          <text:p text:style-name="P91"><text:span text:style-name="T3">figura</text:span> -a | -ura | -ure | -ure | -ur. = quem finge, ton finge. </text:p>
        </text:list-item>
        <text:list-item>
          <text:p text:style-name="P91"><text:span text:style-name="T3">figura</text:span> -o | -are | -er | -ate | -ieren. </text:p>
        </text:list-item>
        <text:list-item>
          <text:p text:style-name="P91">—<text:span text:style-name="T3">nte</text:span> | -nte | -nt | -nt | -nt. </text:p>
        </text:list-item>
        <text:list-item>
          <text:p text:style-name="P91">—<text:span text:style-name="T3">tione</text:span> 100 | -zione | -tion | -tion | -tion. </text:p>
        </text:list-item>
        <text:list-item>
          <text:p text:style-name="P91"><text:span text:style-name="T3">fila</text:span> M | -are | -er. = fac filo, nee. </text:p>
        </text:list-item>
        <text:list-item>
          <text:p text:style-name="P91">—<text:span text:style-name="T3">mento</text:span> | -mento | -ment | -ment | -ment. = filo, fibra. </text:p>
        </text:list-item>
        <text:list-item>
          <text:p text:style-name="P91">——<text:span text:style-name="T3">oso</text:span> | -oso | -eux | -ous. </text:p>
        </text:list-item>
        <text:list-item>
          <text:p text:style-name="P91">—<text:span text:style-name="T3">torio</text:span> | -toio | filoir | -tory | -torium. </text:p>
        </text:list-item>
        <text:list-item>
          <text:p text:style-name="P91">—<text:span text:style-name="T3">tura</text:span> | -tura, -nda | -ture | -ture. </text:p>
        </text:list-item>
        <text:list-item>
          <text:p text:style-name="P91"><text:span text:style-name="T3">filia</text:span> -a | figlia | fille. = filio femina. </text:p>
        </text:list-item>
        <text:list-item>
          <text:p text:style-name="P91">—<text:span text:style-name="T3">le</text:span> | filiale | -lial | -lial | -lial. = de filio. </text:p>
        </text:list-item>
        <text:list-item>
          <text:p text:style-name="P91">—<text:span text:style-name="T3">tione</text:span> | filiazione | -ation | -ation | -ation. </text:p>
        </text:list-item>
        <text:list-item>
          <text:p text:style-name="P91"><text:soft-page-break/><text:span text:style-name="T3">filiforme</text:span> | -forme | -forme | -form. = in forma de filo. </text:p>
        </text:list-item>
        <text:list-item>
          <text:p text:style-name="P91"><text:span text:style-name="T3">filio</text:span> -us | figlio | fils | <text:span text:style-name="T5">son</text:span> | <text:span text:style-name="T5">Sohn</text:span> | H. hijo | P. filho. ⊃ filiale. </text:p>
        </text:list-item>
        <text:list-item>
          <text:p text:style-name="P91"><text:span text:style-name="T3">filo</text:span> -um | filo | fil | filament, <text:span text:style-name="T5">thread</text:span> | <text:span text:style-name="T5">Faden</text:span> | H. hilo, filo | P. fio. ⊃ fila. </text:p>
        </text:list-item>
        <text:list-item>
          <text:p text:style-name="P91"><text:span text:style-name="T3">fimbria</text:span> -a | frangia | frange | fringe | Franse. </text:p>
        </text:list-item>
        <text:list-item>
          <text:p text:style-name="P91">—<text:span text:style-name="T3">to</text:span> 100 | -riato | -rié | -riate | befranst. = (folio, flore) cum fimbrias. </text:p>
        </text:list-item>
        <text:list-item>
          <text:p text:style-name="P91"><text:span text:style-name="T3">fimo</text:span> -us | <text:span text:style-name="T5">letame</text:span> | fumier | <text:span text:style-name="T5">dung</text:span> | <text:span text:style-name="T5">Mist</text:span>. </text:p>
        </text:list-item>
        <text:list-item>
          <text:p text:style-name="P91"><text:span text:style-name="T3">finale</text:span> 300 | -ale | -al | -al | -al. = de fine. </text:p>
        </text:list-item>
        <text:list-item>
          <text:p text:style-name="P91">—<text:span text:style-name="T3">itate</text:span> | -ità | -ité | -ity | -ität. = principio de causa finale. </text:p>
        </text:list-item>
        <text:list-item>
          <text:p text:style-name="P91"><text:span text:style-name="T3">finde</text:span> -o | fendere | fendre | <text:span text:style-name="T5">to split</text:span> | <text:span text:style-name="T5">spalten</text:span>. = scinde, divide, seca. ⊃ fisso, fissura, bifido. ⊂ E. ⊃ A. to bite = morde, divide; D. beissen = morde. </text:p>
        </text:list-item>
        <text:list-item>
          <text:p text:style-name="P91"><text:span text:style-name="T3">FINE</text:span> -is | fine | la fin | <text:span text:style-name="T5">end</text:span>, fine, finis | <text:span text:style-name="T5">Ende</text:span>, Finis. = termino, anti origine. ⊃ finale, fini. </text:p>
        </text:list-item>
        <text:list-item>
          <text:p text:style-name="P91"><text:span text:style-name="T3">FINGE</text:span> -o | -ere | feindre | to feign | -ieren. ⊃ fictione, figura, effigie. </text:p>
        </text:list-item>
        <text:list-item>
          <text:p text:style-name="P91"><text:span text:style-name="T3">fini</text:span> -io | -ire | -ir | -ish | -ieren. = da fine. </text:p>
        </text:list-item>
        <text:list-item>
          <text:p text:style-name="P91">—<text:span text:style-name="T3">ito</text:span> -ītus | -ito | -i | -ite | -itum. ⊃ de—, in—. </text:p>
        </text:list-item>
        <text:list-item>
          <text:p text:style-name="P91"><text:span text:style-name="T3">firma</text:span> -a | fermare | | to firm. = redde firmo. ⊃ F. fermer = claude; I. firmare = subscribe. </text:p>
        </text:list-item>
        <text:list-item>
          <text:p text:style-name="P91">— N | firma | firme | firm | Firma. = signatura, subscriptione, nomine de societate. </text:p>
        </text:list-item>
        <text:list-item>
          <text:p text:style-name="P91">—<text:span text:style-name="T3">mento</text:span> -um | fulcro. </text:p>
        </text:list-item>
        <text:list-item>
          <text:p text:style-name="P91">—— 400 | -mento | -ment | -ment | -ment. = cælo. </text:p>
        </text:list-item>
        <text:list-item>
          <text:p text:style-name="P91"><text:span text:style-name="T3">FIRMO</text:span> -us | fermo | ferme | firm | firm, <text:span text:style-name="T5">fest</text:span>. ⊃ firma, affirma, confirma, infirmo. </text:p>
        </text:list-item>
        <text:list-item>
          <text:p text:style-name="P91">—<text:span text:style-name="T3">itate</text:span> -tas | fermezza | fermeté | firmness | -ität. </text:p>
        </text:list-item>
        <text:list-item>
          <text:p text:style-name="P91"><text:span text:style-name="T3">fisco</text:span> -us = cista, canistro, thesauro. </text:p>
        </text:list-item>
        <text:list-item>
          <text:p text:style-name="P91">— -us | fisco | fisc | fisc | Fiscus. = thesauro publico. </text:p>
        </text:list-item>
        <text:list-item>
          <text:p text:style-name="P91">—<text:span text:style-name="T3">ale</text:span> 300 | -ale | -al | -al | -al. </text:p>
        </text:list-item>
        <text:list-item>
          <text:p text:style-name="P91"><text:span text:style-name="T3">fisso</text:span> -us | fesso. = quem finde. </text:p>
        </text:list-item>
        <text:list-item>
          <text:p text:style-name="P91">—<text:span text:style-name="T3">ura</text:span> -a | -ura | fente, -ure | -ure | -ur. = ton finde. </text:p>
        </text:list-item>
        <text:list-item>
          <text:p text:style-name="P91"><text:span text:style-name="T3">fistula</text:span> -ŭla = canale, tubo. </text:p>
        </text:list-item>
        <text:list-item>
          <text:p text:style-name="P91">— 100 | -ola | -ule | -ula | -el. = canale de pus in corpore animale. </text:p>
        </text:list-item>
        <text:list-item>
          <text:p text:style-name="P91">—<text:span text:style-name="T3">oso</text:span> -us | fistoloso | -eux | -ous | -ös. </text:p>
        </text:list-item>
        <text:list-item>
          <text:p text:style-name="P91"><text:span text:style-name="T3">fixa</text:span> | fissare | fixer | to fix | fixieren. = fige, firma, redde fixo. </text:p>
        </text:list-item>
        <text:list-item>
          <text:p text:style-name="P91">—<text:span text:style-name="T3">tione</text:span> | fissazione | -tion | -tion | -tion. </text:p>
        </text:list-item>
        <text:list-item>
          <text:p text:style-name="P91"><text:span text:style-name="T3">fixo</text:span> -us | fisso | -xe | -xed | fix | H. fijo | P. fixo. = quem fige. ⊃ affixo, suffixo, præfixo. </text:p>
        </text:list-item>
        <text:list-item>
          <text:p text:style-name="P91"><text:span text:style-name="T3">FLA</text:span> flo | soffiare | souffler | blow | blähen, blasen. ⊃ flatu, confla, infla, suffla. ⊂ E. ⊃ A. blow, D. blähen. </text:p>
        </text:list-item>
        <text:list-item>
          <text:p text:style-name="P91"><text:span text:style-name="T3">flacco</text:span> -us = </text:p>
        </text:list-item>
        <text:list-item>
          <text:p text:style-name="P91">—<text:span text:style-name="T3">ido</text:span> ĭ 100 | -ido, fiacco | flasque | -id | -ide. = molle, languido. </text:p>
        </text:list-item>
        <text:list-item>
          <text:p text:style-name="P91">——<text:span text:style-name="T3">itate</text:span> | -ezza | -ité | -ity | -ität. </text:p>
        </text:list-item>
        <text:list-item>
          <text:p text:style-name="P91"><text:span text:style-name="T3">flagella</text:span> 200 | -are | -er | -ate | -ieren. = age per flagello. </text:p>
        </text:list-item>
        <text:list-item>
          <text:p text:style-name="P91">—<text:span text:style-name="T3">tione</text:span> 300 | -zione | -tion | -tion | -tion. </text:p>
        </text:list-item>
        <text:list-item>
          <text:p text:style-name="P91">—<text:span text:style-name="T3">tore</text:span> | -tore | -teur | -tor | -tor. </text:p>
        </text:list-item>
        <text:list-item>
          <text:p text:style-name="P91"><text:span text:style-name="T3">flagello</text:span> -um | -ello | fléau, <text:span text:style-name="T5">fouet</text:span> | flail, <text:span text:style-name="T5">whip</text:span> | Flegel, <text:span text:style-name="T5">Geissel</text:span>. ⊃ <text:soft-page-break/>flagella. </text:p>
        </text:list-item>
        <text:list-item>
          <text:p text:style-name="P91"><text:span text:style-name="T3">flagra</text:span> -o = arde. ⊃ flamma, conflagratione. ⊂ fulge. </text:p>
        </text:list-item>
        <text:list-item>
          <text:p text:style-name="P91">—<text:span text:style-name="T3">nte</text:span> -ns | -nte | -nt | -nt | -nt. = ardente, evidente (delicto). </text:p>
        </text:list-item>
        <text:list-item>
          <text:p text:style-name="P91"><text:span text:style-name="T3">flamma</text:span> -a | fiamma | flamme | flame | Flamme | H. llama | P. flamma. ⊃ inflammatione. ⊂ flag(ra) -ma. </text:p>
        </text:list-item>
        <text:list-item>
          <text:p text:style-name="P91"><text:span text:style-name="T3">flamma</text:span> -o | fiammeggiare | flamber | to flame, <text:span text:style-name="T5">to blaze</text:span> | flammen. </text:p>
        </text:list-item>
        <text:list-item>
          <text:p text:style-name="P91">— = inflamma. </text:p>
        </text:list-item>
        <text:list-item>
          <text:p text:style-name="P91"><text:span text:style-name="T3">flammifero</text:span> -fer -fĕr- | fiammifero | <text:span text:style-name="T5">allumette</text:span> | <text:span text:style-name="T5">match</text:span> ( <text:span text:style-name="T5">to obtain fire</text:span>) | <text:span text:style-name="T5">Streichholz</text:span>. = que fer flamma. </text:p>
        </text:list-item>
        <text:list-item>
          <text:p text:style-name="P91"><text:span text:style-name="T3">flatu</text:span> -us | fiato | <text:span text:style-name="T5">souffle</text:span>, <text:span text:style-name="T5">haleine</text:span> (flatu <text:span text:style-name="T5">osité</text:span>) | -us, <text:span text:style-name="T5">breath</text:span> | -us. ⊂ fla -tu. </text:p>
        </text:list-item>
        <text:list-item>
          <text:p text:style-name="P91"><text:span text:style-name="T3">flavesce</text:span> -o = fi flavo. </text:p>
        </text:list-item>
        <text:list-item>
          <text:p text:style-name="P91">—<text:span text:style-name="T3">nte</text:span> | -nte | -nt | -nt | -nt. </text:p>
        </text:list-item>
        <text:list-item>
          <text:p text:style-name="P91"><text:span text:style-name="T3">flavo</text:span> -us | I. H. P. flavo. = colore viride-aureo, de grano maturo, de Tiberi, de melle. ⊃ flavesce. </text:p>
        </text:list-item>
        <text:list-item>
          <text:p text:style-name="P91"><text:span text:style-name="T3">fle</text:span> -eo = plange, plora, luge, lacrima. </text:p>
        </text:list-item>
        <text:list-item>
          <text:p text:style-name="P91"><text:span text:style-name="T3">flebile</text:span> -bĭlis | -ile. = de que debe fle, que fac fle. </text:p>
        </text:list-item>
        <text:list-item>
          <text:p text:style-name="P91">— M | fievole | faible | feeble. = debile, infirmo. </text:p>
        </text:list-item>
        <text:list-item>
          <text:p text:style-name="P91"><text:span text:style-name="T3">flecte</text:span> -o | flettere | fléchir | to inflect | -ieren. = plica, curva. ⊃ flexo, circumflecte, inflecte, reflecte. </text:p>
        </text:list-item>
        <text:list-item>
          <text:p text:style-name="P91"><text:span text:style-name="T3">flexo</text:span> -us = quem flecte. </text:p>
        </text:list-item>
        <text:list-item>
          <text:p text:style-name="P91">—<text:span text:style-name="T3">ibile</text:span> -bĭlis | flessibile | -ble | -ble | -bel. </text:p>
        </text:list-item>
        <text:list-item>
          <text:p text:style-name="P91">——<text:span text:style-name="T3">itate</text:span> 300 | flessibilità | -ité | -ity | -ität. </text:p>
        </text:list-item>
        <text:list-item>
          <text:p text:style-name="P91">—<text:span text:style-name="T3">ione</text:span> -io | flessione | -ion | -ion, inflexion | -ion. ⊃ reflexione. </text:p>
        </text:list-item>
        <text:list-item>
          <text:p text:style-name="P91">—<text:span text:style-name="T3">u</text:span> -us | flesso. = flexione. </text:p>
        </text:list-item>
        <text:list-item>
          <text:p text:style-name="P91">—<text:span text:style-name="T3">uoso</text:span> -us | flessuoso | -ueux | -uous. </text:p>
        </text:list-item>
        <text:list-item>
          <text:p text:style-name="P91"><text:span text:style-name="T3">flige</text:span> -o = afflige. </text:p>
        </text:list-item>
        <text:list-item>
          <text:p text:style-name="P91"><text:span text:style-name="T3">flo</text:span> ( <text:span text:style-name="T5">thema de</text:span> flore) = da flore, floresce. ⊂ E. bhlo ⊃ A. blow, bloo <text:span text:style-name="T5">m</text:span>, D. blühen, Blu <text:span text:style-name="T5">me</text:span>. </text:p>
        </text:list-item>
        <text:list-item>
          <text:p text:style-name="P91"><text:span text:style-name="T3">flocco</text:span> 100 | fiocco | flocon | flock | Flocke. </text:p>
        </text:list-item>
        <text:list-item>
          <text:p text:style-name="P91"><text:span text:style-name="T3">Flora</text:span> -a | -ra | -re | -ra | -ra. = dea de flores. In Bot. = flores de uno regione. </text:p>
        </text:list-item>
        <text:list-item>
          <text:p text:style-name="P91">—<text:span text:style-name="T3">ale</text:span> -alis | -ale | -al | -al | -alien. </text:p>
        </text:list-item>
        <text:list-item>
          <text:p text:style-name="P91"><text:span text:style-name="T3">flore</text:span> flos | fiore | fleur | flower, bloo <text:span text:style-name="T5">m</text:span> | Blu <text:span text:style-name="T5">me. </text:span>⊃ flora, florido, florilegio. ⊂ flo -re. </text:p>
        </text:list-item>
        <text:list-item>
          <text:p text:style-name="P91">— -eo = </text:p>
        </text:list-item>
        <text:list-item>
          <text:p text:style-name="P91">—<text:span text:style-name="T3">esce</text:span> -o | fiorire | fleurir | to flourish | florieren, blühen | H. P. florecer. </text:p>
        </text:list-item>
        <text:list-item>
          <text:p text:style-name="P91">—<text:span text:style-name="T3">icultore</text:span> | -tore | | -turist. </text:p>
        </text:list-item>
        <text:list-item>
          <text:p text:style-name="P91">—<text:span text:style-name="T3">icultura</text:span> | -tura | -ture | -ture. </text:p>
        </text:list-item>
        <text:list-item>
          <text:p text:style-name="P91">—<text:span text:style-name="T3">ido</text:span> -ĭdus | -ido | -issant | -id | -id. = in flore. </text:p>
        </text:list-item>
        <text:list-item>
          <text:p text:style-name="P91">——<text:span text:style-name="T3">itate</text:span> | -ezza | | -ity | -ität. </text:p>
        </text:list-item>
        <text:list-item>
          <text:p text:style-name="P91">—<text:span text:style-name="T3">ifero</text:span> -fĕr | fiorifero | -ère | -erous. </text:p>
        </text:list-item>
        <text:list-item>
          <text:p text:style-name="P91">—<text:span text:style-name="T3">ilegio</text:span> | -egio | -ège | -ege | -egium. = <text:span text:style-name="T5">col</text:span>lec <text:span text:style-name="T5">tione de</text:span> flores. </text:p>
        </text:list-item>
        <text:list-item>
          <text:p text:style-name="P91"><text:span text:style-name="T3">fluctu</text:span> -us | flutto | flot | <text:span text:style-name="T5">flood</text:span> | <text:span text:style-name="T5">Flut</text:span>. = unda. ⊂ flue. </text:p>
        </text:list-item>
        <text:list-item>
          <text:p text:style-name="P91">—<text:span text:style-name="T3">ua</text:span> -o | fluttuare | -uer | -ate | -ieren. </text:p>
        </text:list-item>
        <text:list-item>
          <text:p text:style-name="P91">——<text:span text:style-name="T3">tione</text:span> -tio | fluttuazione | fluctuation | -tion | -tion. </text:p>
        </text:list-item>
        <text:list-item>
          <text:p text:style-name="P91"><text:soft-page-break/>—<text:span text:style-name="T3">uoso</text:span> 100 | fluttuoso | -ueux | -uous | -uös. </text:p>
        </text:list-item>
        <text:list-item>
          <text:p text:style-name="P91"><text:span text:style-name="T3">FLUE</text:span> -o | fluire | <text:span text:style-name="T5">couler</text:span>, fluer | <text:span text:style-name="T5">to flow</text:span> | <text:span text:style-name="T5">fliessen</text:span> | H. P. fluir. ⊃ fluido, fluxu, fluente, fluxione, fluctu, fluvio, afflue, conflue, deflue, efflue, influe, superfluo. </text:p>
        </text:list-item>
        <text:list-item>
          <text:p text:style-name="P91">—<text:span text:style-name="T3">nte</text:span> -ns | -nte | -nt | -nt. </text:p>
        </text:list-item>
        <text:list-item>
          <text:p text:style-name="P91"><text:span text:style-name="T3">fluido</text:span> -ĭdus | -ido | -ide | -id | -id. = que flue. </text:p>
        </text:list-item>
        <text:list-item>
          <text:p text:style-name="P91">—<text:span text:style-name="T3">itate</text:span> | -ità | -ité | -ity | -ität. </text:p>
        </text:list-item>
        <text:list-item>
          <text:p text:style-name="P91">fluore 100 = to flue. </text:p>
        </text:list-item>
        <text:list-item>
          <text:p text:style-name="P91"><text:span text:style-name="T3">fluore</text:span> N | -ore | -or | -orine | -or. = elemento, in chemia « Fl ». </text:p>
        </text:list-item>
        <text:list-item>
          <text:p text:style-name="P91">—<text:span text:style-name="T3">escente</text:span> | -ente | -ent | -ent | -ent. = luminoso ut fluore. </text:p>
        </text:list-item>
        <text:list-item>
          <text:p text:style-name="P91">——<text:span text:style-name="T3">ia</text:span> | -nza | -nce | -nce | -nz. </text:p>
        </text:list-item>
        <text:list-item>
          <text:p text:style-name="P91"><text:span text:style-name="T3">FLUVIO</text:span> -us | fiume | fleuve | <text:span text:style-name="T5">river</text:span>, <text:span text:style-name="T5">stream</text:span> | <text:span text:style-name="T5">Fluss</text:span>. ⊂ flu(e) -io. </text:p>
        </text:list-item>
        <text:list-item>
          <text:p text:style-name="P91">—<text:span text:style-name="T3">iale</text:span> -ialis | -iale | -ial | -ial | -ial. </text:p>
        </text:list-item>
        <text:list-item>
          <text:p text:style-name="P91"><text:span text:style-name="T3">fluxione</text:span> -xio | flussione | -xion | -xion | -xion. = to flue. </text:p>
        </text:list-item>
        <text:list-item>
          <text:p text:style-name="P91"><text:span text:style-name="T3">fluxu</text:span> -us | flusso | flux | flux | Fluxus. = to flue. </text:p>
        </text:list-item>
        <text:list-item>
          <text:p text:style-name="P91">focale -e = fascia circa collo. </text:p>
        </text:list-item>
        <text:list-item>
          <text:p text:style-name="P91"><text:span text:style-name="T3">focale</text:span> N | -le | -l | -l | -l. = de foco. </text:p>
        </text:list-item>
        <text:list-item>
          <text:p text:style-name="P91"><text:span text:style-name="T3">focile</text:span> M | fucile | fusil | fusil, <text:span text:style-name="T5">gun</text:span> | <text:span text:style-name="T5">Flinte</text:span>. = arma ad igni [foco]. </text:p>
        </text:list-item>
        <text:list-item>
          <text:p text:style-name="P91"><text:span text:style-name="T3">foco</text:span> -us | focolare | foyer | <text:span text:style-name="T5">hearth</text:span> | <text:span text:style-name="T5">Herd</text:span>. </text:p>
        </text:list-item>
        <text:list-item>
          <text:p text:style-name="P91">— M | fuoco | feu | <text:span text:style-name="T5">fire</text:span> | <text:span text:style-name="T5">Feuer</text:span> | H. fuego | P. fogo. = igni. A. fire, D. Feuer || G. pyr. </text:p>
        </text:list-item>
        <text:list-item>
          <text:p text:style-name="P91">— N | fuoco | foyer | focus | Focus. = centro de radios reflexo aut refracto. ⊃ focale. </text:p>
        </text:list-item>
        <text:list-item>
          <text:p text:style-name="P91"><text:span text:style-name="T3">fode</text:span> -io | | fouir. = cava, excava. ⊃ fosso, fossile. </text:p>
        </text:list-item>
        <text:list-item>
          <text:p text:style-name="P91"><text:span text:style-name="T3">fœdere</text:span> fœdus -dĕr- | <text:span text:style-name="T5">alleanza</text:span> | <text:span text:style-name="T5">alliance</text:span> | <text:span text:style-name="T5">league</text:span> | <text:span text:style-name="T5">Bündniss</text:span>. ⊂ fide. </text:p>
        </text:list-item>
        <text:list-item>
          <text:p text:style-name="P91">—<text:span text:style-name="T3">ale</text:span> | federale | fédéral | fe—al | fœderal. </text:p>
        </text:list-item>
        <text:list-item>
          <text:p text:style-name="P91">—<text:span text:style-name="T3">alismo</text:span> | fe—ismo | fédé—isme | federalism | Fœderalismus. </text:p>
        </text:list-item>
        <text:list-item>
          <text:p text:style-name="P91">—<text:span text:style-name="T3">atione</text:span> | fe—zione | fédération | federation | Fœ—tion. = confœderatione. </text:p>
        </text:list-item>
        <text:list-item>
          <text:p text:style-name="P91">—<text:span text:style-name="T3">ativo</text:span> | fe—ivo | fédé—if | fe—ive | -iv. </text:p>
        </text:list-item>
        <text:list-item>
          <text:p text:style-name="P91">—<text:span text:style-name="T3">ato</text:span> | fe—ato | fédéré | fe—ate | -iert. </text:p>
        </text:list-item>
        <text:list-item>
          <text:p text:style-name="P91">fœmina (tardo latino) = femina. </text:p>
        </text:list-item>
        <text:list-item>
          <text:p text:style-name="P91"><text:span text:style-name="T3">fœte</text:span> -eo | I. fetere | H. heder | P. feder. = es fœtido, pute, habe odore malo. </text:p>
        </text:list-item>
        <text:list-item>
          <text:p text:style-name="P91">—<text:span text:style-name="T3">ido</text:span> -ĭdus | -ido | fétide | -id | <text:span text:style-name="T5">stinkend</text:span>. </text:p>
        </text:list-item>
        <text:list-item>
          <text:p text:style-name="P91">—<text:span text:style-name="T3">ore</text:span> -tor | fetore | fétidité | fetor. </text:p>
        </text:list-item>
        <text:list-item>
          <text:p text:style-name="P91"><text:span text:style-name="T3">FOLIO</text:span> -um | foglio, foglia | feuille | <text:span text:style-name="T5">leaf</text:span>, foil | <text:span text:style-name="T5">Blatt</text:span>, Foile | H. hoja | P. folha. ⊂ E. bholio ⊃ G. phyllo. </text:p>
        </text:list-item>
        <text:list-item>
          <text:p text:style-name="P91">—<text:span text:style-name="T3">iaceo</text:span> 100 | fogliaceo | -cé | -ceous. = de folios. </text:p>
        </text:list-item>
        <text:list-item>
          <text:p text:style-name="P91"><text:span text:style-name="T3">folle</text:span> -is | <text:span text:style-name="T5">soffieto</text:span> | <text:span text:style-name="T5">soufflet</text:span> | <text:span text:style-name="T5">bellows</text:span> | <text:span text:style-name="T5">Blasebalg</text:span> | H. fuelle | P. folle. ⊃ folliculo. || fla, bulga. </text:p>
        </text:list-item>
        <text:list-item>
          <text:p text:style-name="P91">folle M | folle | fou | fool | <text:span text:style-name="T5">Narr</text:span>. = stulto, demente, fatuo. </text:p>
        </text:list-item>
        <text:list-item>
          <text:p text:style-name="P91"><text:span text:style-name="T3">folliculo</text:span> -ŭlus | -colo | -cule | -cle | <text:span text:style-name="T5">Säckchen</text:span>. = parvo folle. </text:p>
        </text:list-item>
        <text:list-item>
          <text:p text:style-name="P91"><text:span text:style-name="T3">fomenta</text:span> 400 | -are | -er | to foment | -ieren. = fove. </text:p>
        </text:list-item>
        <text:list-item>
          <text:p text:style-name="P91"><text:span text:style-name="T3">fomento</text:span> 100 | -ento | -entation | -entation | -ent. ⊂ fo(ve) -mento. </text:p>
        </text:list-item>
        <text:list-item>
          <text:p text:style-name="P91"><text:span text:style-name="T3">FONTE</text:span> fons | fonte, fontana | fontaine, <text:span text:style-name="T5">source</text:span> | <text:span text:style-name="T5">spring</text:span>, fountain | <text:span text:style-name="T5">Quelle</text:span>, Fontaine | H. fuente | P. fonte. = surgente. </text:p>
        </text:list-item>
        <text:list-item>
          <text:p text:style-name="P91"><text:soft-page-break/><text:span text:style-name="T3">FORA</text:span> -o | forare | forer | to bore | bohren | H. horadar | P. furar. ⊃ perfora. ⊂ E. ⊃ A., D., R. buravitï. </text:p>
        </text:list-item>
        <text:list-item>
          <text:p text:style-name="P91">—<text:span text:style-name="T3">mine</text:span> -men -mĭn- | foro, forame | <text:span text:style-name="T5">trou</text:span> | -men, <text:span text:style-name="T5">hole</text:span> | -men, <text:span text:style-name="T5">Loch</text:span>. </text:p>
        </text:list-item>
        <text:list-item>
          <text:p text:style-name="P91">foras -as = foris. </text:p>
        </text:list-item>
        <text:list-item>
          <text:p text:style-name="P91"><text:span text:style-name="T3">forcipe</text:span> -ceps -cĭp- | -ipe, <text:span text:style-name="T5">tenaglia</text:span> | -eps, pince | -eps | <text:span text:style-name="T5">Zange</text:span>, -eps. ⊂ for(mo) [calido] cape. </text:p>
        </text:list-item>
        <text:list-item>
          <text:p text:style-name="P91"><text:span text:style-name="T3">fores</text:span> (-es -ium) = porta. ⊂ E. dhvor ⊃ G. thúra, A. door, D. Tür, R. dverï, S. dhvar. </text:p>
        </text:list-item>
        <text:list-item>
          <text:p text:style-name="P91"><text:span text:style-name="T3">forfice</text:span> ĭ 100 | forbici | <text:span text:style-name="T5">ciseaux</text:span> | <text:span text:style-name="T5">scissor</text:span>, forfex | <text:span text:style-name="T5">Schere</text:span>, Forfex. ⊂ forcipe? </text:p>
        </text:list-item>
        <text:list-item>
          <text:p text:style-name="P91"><text:span text:style-name="T3">foris</text:span> -is | fuori | <text:span text:style-name="T5">de</text:span>hors, fors | <text:span text:style-name="T5">outside</text:span> | <text:span text:style-name="T5">draussen</text:span>. = ex fores, ex. </text:p>
        </text:list-item>
        <text:list-item>
          <text:p text:style-name="P91"><text:span text:style-name="T3">FORMA</text:span> -a | forma | forme | form | Form | H. P. R. forma. ⊃ formula, conforme, deforme, informe, uniforme. </text:p>
        </text:list-item>
        <text:list-item>
          <text:p text:style-name="P91"><text:span text:style-name="T3">forma</text:span> -o | -are | -er | to form | -ieren. ⊃ con—, de—, in—, re—. </text:p>
        </text:list-item>
        <text:list-item>
          <text:p text:style-name="P91">—<text:span text:style-name="T3">tione</text:span> -tio | -zione | -tion | -tion | -tion. </text:p>
        </text:list-item>
        <text:list-item>
          <text:p text:style-name="P91">—<text:span text:style-name="T3">ale</text:span> 200 | -ale | -el | -al | -ell, -al. = de forma, de typo, bene definito, certo, præciso, categorico, explicito. </text:p>
        </text:list-item>
        <text:list-item>
          <text:p text:style-name="P91">——<text:span text:style-name="T3">ismo</text:span> | -ismo | -isme | -ism | -ismus. </text:p>
        </text:list-item>
        <text:list-item>
          <text:p text:style-name="P91">——<text:span text:style-name="T3">ista</text:span> | -ista | -iste | -ist | -ist. </text:p>
        </text:list-item>
        <text:list-item>
          <text:p text:style-name="P91">——<text:span text:style-name="T3">itate</text:span> | -tà | -té | -ty | -tät. </text:p>
        </text:list-item>
        <text:list-item>
          <text:p text:style-name="P91"><text:span text:style-name="T3">formica</text:span> -a | -ca | fourmi | <text:span text:style-name="T5">ant</text:span> | <text:span text:style-name="T5">Ameise</text:span>. = Zool. « formica rufa ». </text:p>
        </text:list-item>
        <text:list-item>
          <text:p text:style-name="P91">—<text:span text:style-name="T3">tione</text:span> 100 | formicolio | -ation, fourmillement | -ation | -ation. </text:p>
        </text:list-item>
        <text:list-item>
          <text:p text:style-name="P91"><text:span text:style-name="T3">formidabile</text:span> -bĭlis | -bile | -ble | -ble | -bel. = que fer formidine, que incute timore. </text:p>
        </text:list-item>
        <text:list-item>
          <text:p text:style-name="P91">formidine -ido -idĭn- = timore, terrore. </text:p>
        </text:list-item>
        <text:list-item>
          <text:p text:style-name="P91"><text:span text:style-name="T3">formula</text:span> -ŭla | -ula | -ule | -ula | -el. ⊂ form(a) -ula = parvo forma. </text:p>
        </text:list-item>
        <text:list-item>
          <text:p text:style-name="P91"><text:span text:style-name="T3">formula</text:span> -ŭlo | -are | -er | -ate | -ieren. </text:p>
        </text:list-item>
        <text:list-item>
          <text:p text:style-name="P91">—<text:span text:style-name="T3">ario</text:span> N | -ario | -aire | -ary | -ar. = collectione de formulas. </text:p>
        </text:list-item>
        <text:list-item>
          <text:p text:style-name="P91">—ario 100 = qui practica formas de jure, legista. </text:p>
        </text:list-item>
        <text:list-item>
          <text:p text:style-name="P91"><text:span text:style-name="T3">fornace</text:span> -ax | -ace | fournaise | furnace | <text:span text:style-name="T5">Ofen</text:span>. </text:p>
        </text:list-item>
        <text:list-item>
          <text:p text:style-name="P91"><text:span text:style-name="T3">fornica</text:span> ĭ 300 | -care | -quer | -cate. = i in fornice. </text:p>
        </text:list-item>
        <text:list-item>
          <text:p text:style-name="P91">— 100 = construe fornice. </text:p>
        </text:list-item>
        <text:list-item>
          <text:p text:style-name="P91">—<text:span text:style-name="T3">tione</text:span> 300 | -zione | -tion | -tion | -tion. </text:p>
        </text:list-item>
        <text:list-item>
          <text:p text:style-name="P91">—tione 100 = constructione de fornice. </text:p>
        </text:list-item>
        <text:list-item>
          <text:p text:style-name="P91">fornĭce -ix = volta, arcu, camera, lupanare. </text:p>
        </text:list-item>
        <text:list-item>
          <text:p text:style-name="P91"><text:span text:style-name="T3">foro</text:span> -um | -ro | -rum | -rum | -rum. = platea, mercatu ex fores, R. dvor. </text:p>
        </text:list-item>
        <text:list-item>
          <text:p text:style-name="P91"><text:span text:style-name="T3">forsan</text:span> -an | forse | <text:span text:style-name="T5">peut-être</text:span> | <text:span text:style-name="T5">perhaps</text:span> | <text:span text:style-name="T5">zufällig</text:span>, <text:span text:style-name="T5">vielleicht</text:span>. ⊂ fors [forte, ad casu] an. </text:p>
        </text:list-item>
        <text:list-item>
          <text:p text:style-name="P91">forsitan -an = forsan. </text:p>
        </text:list-item>
        <text:list-item>
          <text:p text:style-name="P91">fortasse -se = forsan. </text:p>
        </text:list-item>
        <text:list-item>
          <text:p text:style-name="P91"><text:span text:style-name="T3">FORTE</text:span> -is | forte | fort | <text:span text:style-name="T5">strong</text:span> | <text:span text:style-name="T5">stark</text:span>. </text:p>
        </text:list-item>
        <text:list-item>
          <text:p text:style-name="P91">— M | forte, fortezza | fort, forteresse | fort | Fort. = castro, castello, arce, propugnaculo. </text:p>
        </text:list-item>
        <text:list-item>
          <text:p text:style-name="P91">forte fors = fortuna, sorte, casu. </text:p>
        </text:list-item>
        <text:list-item>
          <text:p text:style-name="P91">forte -e = per casu, forsan. ⊃ fortuito. </text:p>
        </text:list-item>
        <text:list-item>
          <text:p text:style-name="P91"><text:span text:style-name="T3">fortia</text:span> M | -za | -ce | -ce | <text:span text:style-name="T5">Kraft</text:span> | H. fuerza | P. força. = vi, dynami. </text:p>
        </text:list-item>
        <text:list-item>
          <text:p text:style-name="P91"><text:soft-page-break/><text:span text:style-name="T3">fortia</text:span> M | -zare | -cer | -ce | -cieren. </text:p>
        </text:list-item>
        <text:list-item>
          <text:p text:style-name="P91"><text:span text:style-name="T3">fortifica</text:span> -ĭco | -ficare | -fier | -fy | -ficieren. ⊂ fort(e) -i- fac. </text:p>
        </text:list-item>
        <text:list-item>
          <text:p text:style-name="P91">—<text:span text:style-name="T3">tione</text:span> | -zione | -tion | -tion | -tion. </text:p>
        </text:list-item>
        <text:list-item>
          <text:p text:style-name="P91"><text:span text:style-name="T3">fortitudine</text:span> -udo -udĭn- | fortezza | <text:span text:style-name="T5">fermeté</text:span>, force | -itude. = to es forte. </text:p>
        </text:list-item>
        <text:list-item>
          <text:p text:style-name="P91"><text:span text:style-name="T3">fortuito</text:span> (ī <text:span text:style-name="T5">non</text:span> ĭ) -us | -uito | -uit | -uitous. = per casu, secundo fortuna. </text:p>
        </text:list-item>
        <text:list-item>
          <text:p text:style-name="P91"><text:span text:style-name="T3">fortuna</text:span> -una | -una | -une | -une | -una. ⊂ fer. </text:p>
        </text:list-item>
        <text:list-item>
          <text:p text:style-name="P91">—<text:span text:style-name="T3">ato</text:span> -atus | -ato | -é | -ate. </text:p>
        </text:list-item>
        <text:list-item>
          <text:p text:style-name="P91"><text:span text:style-name="T3">fossa</text:span> -a | fossa | fosse, fossé | <text:span text:style-name="T5">ditch</text:span>, fosse | <text:span text:style-name="T5">Graben</text:span>. = fosso, depressione, cavitate. </text:p>
        </text:list-item>
        <text:list-item>
          <text:p text:style-name="P91"><text:span text:style-name="T3">fossile</text:span> ĭ 100 | -ile | -ile | -il | -il. = re quem fode ex terra. </text:p>
        </text:list-item>
        <text:list-item>
          <text:p text:style-name="P91">—<text:span text:style-name="T3">iza</text:span> | -izzare | -iser | -ize. </text:p>
        </text:list-item>
        <text:list-item>
          <text:p text:style-name="P91"><text:span text:style-name="T3">fosso</text:span> 100 = quem fode. ⊃ fossile, fossa. </text:p>
        </text:list-item>
        <text:list-item>
          <text:p text:style-name="P91"><text:span text:style-name="T3">fove</text:span> -eo = tene calido, fomenta. </text:p>
        </text:list-item>
        <text:list-item>
          <text:p text:style-name="P91"><text:span text:style-name="T3">fracto</text:span> -us | fratto, infranto. = quem frange, fractione. </text:p>
        </text:list-item>
        <text:list-item>
          <text:p text:style-name="P91">—<text:span text:style-name="T3">ione</text:span> (Plauto) | frazione | -ction | -ction | -ction. ⊃ refractione. </text:p>
        </text:list-item>
        <text:list-item>
          <text:p text:style-name="P91">——<text:span text:style-name="T3">ario</text:span> | frazionario | -ctionnaire | -ctionary. = de fractione. </text:p>
        </text:list-item>
        <text:list-item>
          <text:p text:style-name="P91">—<text:span text:style-name="T3">ura</text:span> 100 | frattura | -ure | -ure | -ur. </text:p>
        </text:list-item>
        <text:list-item>
          <text:p text:style-name="P91"><text:span text:style-name="T3">fragile</text:span> -ĭlis | -ile | -ile | -ile | -il. = quem pote frange. </text:p>
        </text:list-item>
        <text:list-item>
          <text:p text:style-name="P91">—<text:span text:style-name="T3">itate</text:span> -itas | -ità | -ité | -ity | -ität. </text:p>
        </text:list-item>
        <text:list-item>
          <text:p text:style-name="P91"><text:span text:style-name="T3">fragmento</text:span> -um | frammento | -ment | -ment | -ment. = ton frange, fracto. </text:p>
        </text:list-item>
        <text:list-item>
          <text:p text:style-name="P91"><text:span text:style-name="T3">fragra</text:span> -o | fragrare. = es fragrante, da odore bono. </text:p>
        </text:list-item>
        <text:list-item>
          <text:p text:style-name="P91">—<text:span text:style-name="T3">nte</text:span> -ns | -nte | -nt | -nt | -nt. </text:p>
        </text:list-item>
        <text:list-item>
          <text:p text:style-name="P91">—<text:span text:style-name="T3">ntia</text:span> 100 | -nza | -nce | -nce | -nz. </text:p>
        </text:list-item>
        <text:list-item>
          <text:p text:style-name="P91"><text:span text:style-name="T3">FRANGE</text:span> -o | -ere | <text:span text:style-name="T5">briser</text:span>, fracturer | to break | brechen | H. frangir | P. franger. = rumpe. ⊃ fracto, fragile, fragmento, suffragio, infringe, refracto. ⊂ E. bhreg ⊃ A., D. </text:p>
        </text:list-item>
        <text:list-item>
          <text:p text:style-name="P91"><text:span text:style-name="T3">frangibile</text:span> -ĭlis | -bile | -ble | -ble. = fragile. </text:p>
        </text:list-item>
        <text:list-item>
          <text:p text:style-name="P91">—<text:span text:style-name="T3">itate</text:span> | -ità | -ité | -ity. </text:p>
        </text:list-item>
        <text:list-item>
          <text:p text:style-name="P91"><text:span text:style-name="T3">fraterno</text:span> -us | -no | -nel | -nal | -nell. = de fratre. </text:p>
        </text:list-item>
        <text:list-item>
          <text:p text:style-name="P91">—<text:span text:style-name="T3">itate</text:span> | -ità | -ité | -ity | -ität. </text:p>
        </text:list-item>
        <text:list-item>
          <text:p text:style-name="P91">—<text:span text:style-name="T3">iza</text:span> | -izzare | -iser | -ize | -isieren. </text:p>
        </text:list-item>
        <text:list-item>
          <text:p text:style-name="P91">——<text:span text:style-name="T3">tione</text:span> | -izzazione | -isation | -ization | -isation. </text:p>
        </text:list-item>
        <text:list-item>
          <text:p text:style-name="P91"><text:span text:style-name="T3">FRATRE</text:span> frater | fratello, frate | frère | brother, friar | Bruder. ⊃ fraterno. ⊂ E. bhrāter ⊃ A., D., R. brat, S. bhratar. </text:p>
        </text:list-item>
        <text:list-item>
          <text:p text:style-name="P91">—<text:span text:style-name="T3">icida</text:span> -īda | -ida | -ide | -ide | -ida. = qui cæde fratre. </text:p>
        </text:list-item>
        <text:list-item>
          <text:p text:style-name="P91">——<text:span text:style-name="T3">io</text:span> | -idio | -ide | -ide | -idium. = ton cæde fratre. </text:p>
        </text:list-item>
        <text:list-item>
          <text:p text:style-name="P91"><text:span text:style-name="T3">frauda</text:span> -o | frodare | frauder | | -ieren. = fac fraude, defrauda. </text:p>
        </text:list-item>
        <text:list-item>
          <text:p text:style-name="P91">—<text:span text:style-name="T3">tore</text:span> -tor | frodatore | -deur | | -dator. </text:p>
        </text:list-item>
        <text:list-item>
          <text:p text:style-name="P91"><text:span text:style-name="T3">FRAUDE</text:span> fraus | frode | fraude | fraud | -dulenz | H. P. fraude. = dolo, malitia. ⊃ frauda. </text:p>
        </text:list-item>
        <text:list-item>
          <text:p text:style-name="P91">—<text:span text:style-name="T3">ulento</text:span> -us | -olento | -uleux | -ulent | -ulent. = cum fraude. </text:p>
        </text:list-item>
        <text:list-item>
          <text:p text:style-name="P91"><text:span text:style-name="T3">FREME</text:span> -o | -ere | frémir | <text:span text:style-name="T5">to quiver</text:span> | brummen | P. fremir. = murmura, emitte sono simile ad mari, ad vento, ad leone. </text:p>
        </text:list-item>
        <text:list-item>
          <text:p text:style-name="P91">—<text:span text:style-name="T3">nte</text:span> -ens | fremente | frémissant | fremescent. </text:p>
        </text:list-item>
        <text:list-item>
          <text:p text:style-name="P91"><text:soft-page-break/>—<text:span text:style-name="T3">itu</text:span> -ĭtus | I. H. P. fremito | frémissement | <text:span text:style-name="T5">quivering</text:span>, fremescente. </text:p>
        </text:list-item>
        <text:list-item>
          <text:p text:style-name="P91"><text:span text:style-name="T3">FRENO</text:span> -um | freno | frein | <text:span text:style-name="T5">bit</text:span>, frenum | <text:span text:style-name="T5">Zügel</text:span>, Frenum | H. freno | P. freo. ⊃ refrena. </text:p>
        </text:list-item>
        <text:list-item>
          <text:p text:style-name="P91"><text:span text:style-name="T3">frequenta</text:span> -o | -are | fréquenter | to frequent | -ieren. = es frequente cum, veni sæpe apud. </text:p>
        </text:list-item>
        <text:list-item>
          <text:p text:style-name="P91">—<text:span text:style-name="T3">tione</text:span> -tio | -zione | fré—tion | -tion | -tion. </text:p>
        </text:list-item>
        <text:list-item>
          <text:p text:style-name="P91">—<text:span text:style-name="T3">tivo</text:span> – 200 | -tivo | fré—tiv | -tive | -tiv. </text:p>
        </text:list-item>
        <text:list-item>
          <text:p text:style-name="P91"><text:span text:style-name="T3">frequente</text:span> -ens | -ente | fréquent | -ent | -ent | H. frecuente | P. frequente. = que eveni sæpe, anti raro. ⊃ frequentia. || farci. </text:p>
        </text:list-item>
        <text:list-item>
          <text:p text:style-name="P91"><text:span text:style-name="T3">frequentia</text:span> -a | -enza | -ence | -ency | -enz. </text:p>
        </text:list-item>
        <text:list-item>
          <text:p text:style-name="P91"><text:span text:style-name="T3">FRIA</text:span> -o = pulveriza, trita. ⊂ E. ⊃ D. Brei = luto. </text:p>
        </text:list-item>
        <text:list-item>
          <text:p text:style-name="P91">—<text:span text:style-name="T3">bile</text:span> ĭ 100 | -bile | -ble | -ble | -bel. </text:p>
        </text:list-item>
        <text:list-item>
          <text:p text:style-name="P91">——<text:span text:style-name="T3">itate</text:span> | -ità | -ité | -ity | -ität. </text:p>
        </text:list-item>
        <text:list-item>
          <text:p text:style-name="P91"><text:span text:style-name="T3">FRICA</text:span> -o | fregare | <text:span text:style-name="T5">frotter</text:span>, frayer, frictionner | <text:span text:style-name="T5">to rub</text:span>, to fray | <text:span text:style-name="T5">reiben</text:span>. ⊃ frictione, confrica. ⊂ fria. </text:p>
        </text:list-item>
        <text:list-item>
          <text:p text:style-name="P91">—<text:span text:style-name="T3">tione</text:span> 100 | fregagione. = frictione. </text:p>
        </text:list-item>
        <text:list-item>
          <text:p text:style-name="P91">—<text:span text:style-name="T3">tivo</text:span> | fricativo | -if | -ive | -iv. = consonantes <text:span text:style-name="T5">f</text:span>, <text:span text:style-name="T5">s</text:span>, <text:span text:style-name="T5">z</text:span>, producto ab flatu que frica contra dientes. </text:p>
        </text:list-item>
        <text:list-item>
          <text:p text:style-name="P91"><text:span text:style-name="T3">frictione</text:span> 100 | frizione | -tion | -tion | -tion. = ton frica. </text:p>
        </text:list-item>
        <text:list-item>
          <text:p text:style-name="P91"><text:span text:style-name="T3">fricto</text:span> 200 | fritto, frittura | frit, friture | fried | Fritte. = quem frige. </text:p>
        </text:list-item>
        <text:list-item>
          <text:p text:style-name="P91">fricto 100 = fricato. </text:p>
        </text:list-item>
        <text:list-item>
          <text:p text:style-name="P91"><text:span text:style-name="T3">frige</text:span> -o | friggere | frire | to fry | <text:span text:style-name="T5">rösten</text:span>. = torre. </text:p>
        </text:list-item>
        <text:list-item>
          <text:p text:style-name="P91"><text:span text:style-name="T3">frige</text:span> -eo = es frigido, habe frigore, anti cale. ⊃ refrigera </text:p>
        </text:list-item>
        <text:list-item>
          <text:p text:style-name="P91"><text:span text:style-name="T3">frigido</text:span> -ĭdus | -ido, freddo | froid | -id, <text:span text:style-name="T5">cold</text:span> | -id, <text:span text:style-name="T5">kalt</text:span>. = gelido, algido. ⊂ frig(e) 2 -ido. </text:p>
        </text:list-item>
        <text:list-item>
          <text:p text:style-name="P91">—<text:span text:style-name="T3">ario</text:span> 100 | -ario | -arium | -arium | -arium. = loco frigido. </text:p>
        </text:list-item>
        <text:list-item>
          <text:p text:style-name="P91">—<text:span text:style-name="T3">itate</text:span> | -ità | -ité | -ity | -ität. </text:p>
        </text:list-item>
        <text:list-item>
          <text:p text:style-name="P91"><text:span text:style-name="T3">frigore</text:span> -gus -gŏr- = to es frigido. </text:p>
        </text:list-item>
        <text:list-item>
          <text:p text:style-name="P91">—<text:span text:style-name="T3">ifico</text:span> ĭ 200 | -ifico | -ifique | -ific. </text:p>
        </text:list-item>
        <text:list-item>
          <text:p text:style-name="P91"><text:span text:style-name="T3">frivolo</text:span> -ŏlus | -olo | -ole | -olous | -ol. = vano, inane, leve, sine valore. ⊂ fria. </text:p>
        </text:list-item>
        <text:list-item>
          <text:p text:style-name="P91">—<text:span text:style-name="T3">itate</text:span> | -ezza | -ité | -ity | -ität. </text:p>
        </text:list-item>
        <text:list-item>
          <text:p text:style-name="P91"><text:span text:style-name="T3">FRONDE</text:span> frons | fronda | <text:span text:style-name="T5">feuillage</text:span>, frondaison, fronde | <text:span text:style-name="T5">leaf</text:span>, frond | <text:span text:style-name="T5">Laub</text:span> | H. P. fronde. </text:p>
        </text:list-item>
        <text:list-item>
          <text:p text:style-name="P91">—<text:span text:style-name="T3">oso</text:span> -us | -oso | frondu | -ose | -ös. </text:p>
        </text:list-item>
        <text:list-item>
          <text:p text:style-name="P91"><text:span text:style-name="T3">FRONTE</text:span> frons | fronte, <text:span text:style-name="T5">facciata</text:span> | front, <text:span text:style-name="T5">façade</text:span> | <text:span text:style-name="T5">forehead</text:span>, front | <text:span text:style-name="T5">Stirn</text:span>, Front | H. frente | P. fronte. = parte anteriore de capite, de ædificio, de exercitu. ⊃ frontispicio. </text:p>
        </text:list-item>
        <text:list-item>
          <text:p text:style-name="P91">—<text:span text:style-name="T3">ale</text:span> -e | -ale | -al | -al | -al. </text:p>
        </text:list-item>
        <text:list-item>
          <text:p text:style-name="P91"><text:span text:style-name="T3">frontispicio</text:span> | -izio | -ice | -iece | -ice. ⊂ front(e) -i- spec(e) -io. </text:p>
        </text:list-item>
        <text:list-item>
          <text:p text:style-name="P91"><text:span text:style-name="T3">fructu</text:span> -us | frutto | fruit | fruit | Frucht | H. fruto | P. fructo. = to frue. </text:p>
        </text:list-item>
        <text:list-item>
          <text:p text:style-name="P91">—<text:span text:style-name="T3">ifero</text:span> ĕ 100 | fruttifero | fructifère, fruitier | fructiferous. = que fer fructu. </text:p>
        </text:list-item>
        <text:list-item>
          <text:p text:style-name="P91">—<text:span text:style-name="T3">ifica</text:span> -ĭco | fruttificare | -ifier | -ify | -ficieren. = fac fructu. </text:p>
        </text:list-item>
        <text:list-item>
          <text:p text:style-name="P91">——<text:span text:style-name="T3">tione</text:span> | frutt—azione | -ation | -ation | -ation. </text:p>
        </text:list-item>
        <text:list-item>
          <text:p text:style-name="P91">—<text:span text:style-name="T3">uoso</text:span> -us | fruttuoso | -ueux | -uous | -uös. </text:p>
        </text:list-item>
        <text:list-item>
          <text:p text:style-name="P91"><text:soft-page-break/><text:span text:style-name="T3">FRUE</text:span> -or | fruire | <text:span text:style-name="T5">jouir</text:span> | <text:span text:style-name="T5">enjoy</text:span> | -ieren, brauchen. = gaude, ute, cape fructu. ⊃ fruge, fructu, frumento. ⊂ E. bhrug ⊃ D. brauchen = ute. </text:p>
        </text:list-item>
        <text:list-item>
          <text:p text:style-name="P91"><text:span text:style-name="T3">fruge</text:span> frux = fructu de terra, grano, avena, legumine. ⊂ frue. </text:p>
        </text:list-item>
        <text:list-item>
          <text:p text:style-name="P91">—<text:span text:style-name="T3">ale</text:span> -alis | -ale | -al | -al | -al. </text:p>
        </text:list-item>
        <text:list-item>
          <text:p text:style-name="P91">——<text:span text:style-name="T3">itate</text:span> -itas | -ità | -ité | -ity | -ität. </text:p>
        </text:list-item>
        <text:list-item>
          <text:p text:style-name="P91">—<text:span text:style-name="T3">ifero</text:span> -fer -fĕr- | -fero | -fère | -ferous. </text:p>
        </text:list-item>
        <text:list-item>
          <text:p text:style-name="P91"><text:span text:style-name="T3">fruitione</text:span> | <text:span text:style-name="T5">godimento</text:span>, fruizione | -tion | -tion. = to frue. </text:p>
        </text:list-item>
        <text:list-item>
          <text:p text:style-name="P91"><text:span text:style-name="T3">frumento</text:span> -um | frumento | froment, <text:span text:style-name="T5">blé</text:span> | <text:span text:style-name="T5">wheat</text:span>, <text:span text:style-name="T5">corn</text:span> | <text:span text:style-name="T5">Getreide</text:span>. = grano, secale, hordeo, etc. ⊂ fru(e) -mento. </text:p>
        </text:list-item>
        <text:list-item>
          <text:p text:style-name="P91">—<text:span text:style-name="T3">ario</text:span> -us | -ario | -aire | -arious. </text:p>
        </text:list-item>
        <text:list-item>
          <text:p text:style-name="P91"><text:span text:style-name="T3">frusto</text:span> -um | frusto. = parvo fragmento. ⊃ F. fruste = consumpto; A. frustum = trunco de pyramide. </text:p>
        </text:list-item>
        <text:list-item>
          <text:p text:style-name="P91"><text:span text:style-name="T3">frustra</text:span> frustra = in vano. </text:p>
        </text:list-item>
        <text:list-item>
          <text:p text:style-name="P91">— -o, -or | -are | -er | -ate | -ieren. = redde vano, delude, decipe, falle. </text:p>
        </text:list-item>
        <text:list-item>
          <text:p text:style-name="P91">—<text:span text:style-name="T3">tione</text:span> -tio | -zione | -tion | -tion | -tion. </text:p>
        </text:list-item>
        <text:list-item>
          <text:p text:style-name="P91"><text:span text:style-name="T3">frutice</text:span> -tex -tĭc- | frutice | <text:span text:style-name="T5">arbuste</text:span>. = parvo arbore. </text:p>
        </text:list-item>
        <text:list-item>
          <text:p text:style-name="P91">—<text:span text:style-name="T3">oso</text:span> -us | -oso | frutiqueux | -ous. </text:p>
        </text:list-item>
        <text:list-item>
          <text:p text:style-name="P91"><text:span text:style-name="T3">fuga</text:span> -a | fuga | fuite, fugue | <text:span text:style-name="T5">flight</text:span>, fugue | <text:span text:style-name="T5">Flucht</text:span>, Fuge. = to fuge. ⊂ E. ⊃ G. phug <text:span text:style-name="T3">ē</text:span>. </text:p>
        </text:list-item>
        <text:list-item>
          <text:p text:style-name="P91">— -o | fugare. = da fuga, fac fuge. </text:p>
        </text:list-item>
        <text:list-item>
          <text:p text:style-name="P91">—<text:span text:style-name="T3">ace</text:span> -ax | -ace | -ace | -acious. </text:p>
        </text:list-item>
        <text:list-item>
          <text:p text:style-name="P91">——<text:span text:style-name="T3">itate</text:span> | -ità | -ité | -ity | -ität. </text:p>
        </text:list-item>
        <text:list-item>
          <text:p text:style-name="P91"><text:span text:style-name="T3">FUGE</text:span> -io | fuggire | fuir | <text:span text:style-name="T5">to fly</text:span> | <text:span text:style-name="T5">fliehen</text:span> | H. huir | P. fugir. ⊃ fuga, fugitivo, transfuga, refugio, subterfugio. ⊂ E. ⊃ G. pheúgō. </text:p>
        </text:list-item>
        <text:list-item>
          <text:p text:style-name="P91"><text:span text:style-name="T3">fugitivo</text:span> -us | fuggitivo | -if | -ive | -iv. </text:p>
        </text:list-item>
        <text:list-item>
          <text:p text:style-name="P91"><text:span text:style-name="T3">fulci</text:span> -io = sustine. ⊃ </text:p>
        </text:list-item>
        <text:list-item>
          <text:p text:style-name="P91"><text:span text:style-name="T3">fulcro</text:span> -um | -cro | <text:span text:style-name="T5">appui</text:span> | -crum | <text:span text:style-name="T5">Stütze</text:span>. </text:p>
        </text:list-item>
        <text:list-item>
          <text:p text:style-name="P91"><text:span text:style-name="T3">FULGE</text:span> -eo | (ri)fulgere | <text:span text:style-name="T5">briller</text:span>, <text:span text:style-name="T5">éclater</text:span> | <text:span text:style-name="T5">to shine</text:span>, <text:span text:style-name="T5">to lighten</text:span>. | fulgorieren, blinken. = splende, da luce, es claro. ⊂ E. bhlege. ⊃ G. phlege, D. blinken, R blestjetï, S. bhrāg’. </text:p>
        </text:list-item>
        <text:list-item>
          <text:p text:style-name="P91">—<text:span text:style-name="T3">ente</text:span> -ens | -ente | | -ent | -ent. </text:p>
        </text:list-item>
        <text:list-item>
          <text:p text:style-name="P91">—<text:span text:style-name="T3">entia</text:span> | -idezza | | -ency | -enz. </text:p>
        </text:list-item>
        <text:list-item>
          <text:p text:style-name="P91">—<text:span text:style-name="T3">ido</text:span> -ĭdus | -ido | | -id | -id. </text:p>
        </text:list-item>
        <text:list-item>
          <text:p text:style-name="P91">—<text:span text:style-name="T3">ore</text:span> -or | -ore | | -or | -oration. </text:p>
        </text:list-item>
        <text:list-item>
          <text:p text:style-name="P91"><text:span text:style-name="T3">fulgura</text:span> -ŭro | sfolgorare | -er | -ate | -ieren. = da fulgure. </text:p>
        </text:list-item>
        <text:list-item>
          <text:p text:style-name="P91">—<text:span text:style-name="T3">tione</text:span> 100 | | -tion | -tion | -tion. </text:p>
        </text:list-item>
        <text:list-item>
          <text:p text:style-name="P91"><text:span text:style-name="T3">fulgure</text:span> -ur -ŭr- | fólgore | foudre. = fulmine. ⊃ fulgura. </text:p>
        </text:list-item>
        <text:list-item>
          <text:p text:style-name="P91">—<text:span text:style-name="T3">ite</text:span> N | fulgorite | -ite | -ite | -it. = silice vitrificato ab fulgore. </text:p>
        </text:list-item>
        <text:list-item>
          <text:p text:style-name="P91"><text:span text:style-name="T3">fuligine</text:span> -go -gĭn- | fuliggine | <text:span text:style-name="T5">suie</text:span> | <text:span text:style-name="T5">soot</text:span> | -igo, <text:span text:style-name="T5">Russ</text:span>. </text:p>
        </text:list-item>
        <text:list-item>
          <text:p text:style-name="P91">—<text:span text:style-name="T3">oso</text:span> 500 | fuligginoso | -eux | -ous | -ös. </text:p>
        </text:list-item>
        <text:list-item>
          <text:p text:style-name="P91"><text:span text:style-name="T3">fulmina</text:span> -ĭno | -are | <text:span text:style-name="T5">foudroyer</text:span>, -er | -ate, <text:span text:style-name="T5">to thunder</text:span> | -ieren. = cæde per fulmine. </text:p>
        </text:list-item>
        <text:list-item>
          <text:p text:style-name="P91">—<text:span text:style-name="T3">nte</text:span> 100 | -nte | -nt | -nt | -nt. </text:p>
        </text:list-item>
        <text:list-item>
          <text:p text:style-name="P91">—<text:span text:style-name="T3">tione</text:span> 100 | -zione | -tion | -tion | -tion. </text:p>
        </text:list-item>
        <text:list-item>
          <text:p text:style-name="P91"><text:span text:style-name="T3">fulmine</text:span> -men -mĭn- | -mine | <text:span text:style-name="T5">foudre</text:span> | <text:span text:style-name="T5">thunder</text:span> | <text:span text:style-name="T5">Blitz</text:span>, <text:span text:style-name="T5">Donner</text:span>. = <text:soft-page-break/>fulgure. ⊃ fulmina. ⊂ ful(ge) -mine. </text:p>
        </text:list-item>
        <text:list-item>
          <text:p text:style-name="P91"><text:span text:style-name="T3">fulmineo</text:span> -us | -neo | | -neous. = de fulmine, veloce ut fulmine. </text:p>
        </text:list-item>
        <text:list-item>
          <text:p text:style-name="P91"><text:span text:style-name="T3">fulvo</text:span> -us | fulvo | <text:span text:style-name="T5">fauve</text:span> | fulvous. = colore viride-rubro, de leone, flavo obscuro. </text:p>
        </text:list-item>
        <text:list-item>
          <text:p text:style-name="P91"><text:span text:style-name="T3">fuma</text:span> -o | -mare | -mer | -me, <text:span text:style-name="T5">to smoke</text:span> | <text:span text:style-name="T5">rauchen</text:span> | H. P. fumar. = emitte fumo. </text:p>
        </text:list-item>
        <text:list-item>
          <text:p text:style-name="P91"><text:span text:style-name="T3">fumiga</text:span> -ĭgo | -are | -er | -ate | -ieren. ⊂ fumo ag(e) -a. </text:p>
        </text:list-item>
        <text:list-item>
          <text:p text:style-name="P91">—<text:span text:style-name="T3">tione</text:span> | -zione | -tion | -tion | -tion. </text:p>
        </text:list-item>
        <text:list-item>
          <text:p text:style-name="P91"><text:span text:style-name="T3">fumo</text:span> -us | fumo | fumée | fume | <text:span text:style-name="T5">Rauch</text:span> | H. humo | P. fumo. ⊃ fuma. ⊂ E. dhumo ⊃ R. dym’ = fumo; S. dhūmah = fumo; G. thymo V. ; ? A. steam = vapore. </text:p>
        </text:list-item>
        <text:list-item>
          <text:p text:style-name="P91">—<text:span text:style-name="T3">oso</text:span> -us | -oso | -eux | -ous | -ös. </text:p>
        </text:list-item>
        <text:list-item>
          <text:p text:style-name="P91"><text:span text:style-name="T3">funambulo</text:span> ŭ 100 | -olo | -ule | -ulist | -ulist. = qui ambula super fune. </text:p>
        </text:list-item>
        <text:list-item>
          <text:p text:style-name="P91"><text:span text:style-name="T3">functione</text:span> -tio | funzione | fonction | function | Function. = to funge. </text:p>
        </text:list-item>
        <text:list-item>
          <text:p text:style-name="P91">—<text:span text:style-name="T3">ario</text:span> | funzionario | fonctionnaire | -ary | -aire. </text:p>
        </text:list-item>
        <text:list-item>
          <text:p text:style-name="P91"><text:span text:style-name="T3">functo</text:span> = que e funge. ⊃ defuncto. </text:p>
        </text:list-item>
        <text:list-item>
          <text:p text:style-name="P91"><text:span text:style-name="T3">funda</text:span> -a | fionda | fronde | <text:span text:style-name="T5">sling</text:span> | <text:span text:style-name="T5">Schleuder</text:span> | G. sphendónē. </text:p>
        </text:list-item>
        <text:list-item>
          <text:p text:style-name="P91"><text:span text:style-name="T3">funda</text:span> -o | fondare | fonder | to found | -ieren, fundamentieren | H. P. fundar. = pone fundo. </text:p>
        </text:list-item>
        <text:list-item>
          <text:p text:style-name="P91">—<text:span text:style-name="T3">mento</text:span> -um | fondamento | fondement | -ment | -ment. </text:p>
        </text:list-item>
        <text:list-item>
          <text:p text:style-name="P91">——<text:span text:style-name="T3">ale</text:span> | fondamentale | fondamental | -al | -al. </text:p>
        </text:list-item>
        <text:list-item>
          <text:p text:style-name="P91">—<text:span text:style-name="T3">tione</text:span> 100 | fondazione | fondation | foundation | -ation. </text:p>
        </text:list-item>
        <text:list-item>
          <text:p text:style-name="P91"><text:span text:style-name="T3">FUNDE</text:span> -o | fondere | fondre | <text:span text:style-name="T5">to melt</text:span>, to found | giessen | H. P. fundir. = liquefac. ⊃ fuso, confunde, infunde, diffunde, effunde, profunde, transfunde. ⊂ E. ghu ⊃ G. chy, D. giessen. </text:p>
        </text:list-item>
        <text:list-item>
          <text:p text:style-name="P91"><text:span text:style-name="T3">fundo</text:span> -us | fondo | fond | fund, bottom | -us, Boden | H. fondo, hondo | P. fundo. = terra, possessione, fundamento, basi. ⊃ profundo, funda. ⊂ E. bhudhnós ⊃ D. Boden, G. puthm <text:span text:style-name="T3">ē</text:span>n, S. budhna. </text:p>
        </text:list-item>
        <text:list-item>
          <text:p text:style-name="P91"><text:span text:style-name="T3">FUNE</text:span> -is | fune | <text:span text:style-name="T5">corde</text:span> | <text:span text:style-name="T5">rope</text:span>, <text:span text:style-name="T5">cord</text:span> | <text:span text:style-name="T5">Seil</text:span>. = chorda. ⊃ funambulo, funiculo. </text:p>
        </text:list-item>
        <text:list-item>
          <text:p text:style-name="P91"><text:span text:style-name="T3">funebre</text:span> -ĕbris | -ebre | -èbre | -ebrial. = de funere. </text:p>
        </text:list-item>
        <text:list-item>
          <text:p text:style-name="P91"><text:span text:style-name="T3">funere</text:span> funus -nĕr- = </text:p>
        </text:list-item>
        <text:list-item>
          <text:p text:style-name="P91">—<text:span text:style-name="T3">ale</text:span> M | -ale | funéral | -al | -alien. = exsequiæ, pompa in honore de mortuo. </text:p>
        </text:list-item>
        <text:list-item>
          <text:p text:style-name="P91">—<text:span text:style-name="T3">ario</text:span> 300 | -ario | -éraire | -ary. </text:p>
        </text:list-item>
        <text:list-item>
          <text:p text:style-name="P91"><text:span text:style-name="T3">funesto</text:span> -us | -esto | -este | -est | -est. = que fer funere. </text:p>
        </text:list-item>
        <text:list-item>
          <text:p text:style-name="P91"><text:span text:style-name="T3">FUNGE</text:span> -or | fungere | | | -ieren. = habe functione, fac, exercita. ⊃ functo. </text:p>
        </text:list-item>
        <text:list-item>
          <text:p text:style-name="P91"><text:span text:style-name="T3">fungo</text:span> -us | fungo | <text:span text:style-name="T5">champignon</text:span>, fungus | <text:span text:style-name="T5">mushroom</text:span>, fungus | <text:span text:style-name="T5">Pilz</text:span> | H. hongo. ⊂ G. sphóngos. </text:p>
        </text:list-item>
        <text:list-item>
          <text:p text:style-name="P91">—<text:span text:style-name="T3">oso</text:span> 100 | -oso | fongueux | -ous | -ös. </text:p>
        </text:list-item>
        <text:list-item>
          <text:p text:style-name="P91">——<text:span text:style-name="T3">itate</text:span> | -ità | fongosité | -ity | -ität. </text:p>
        </text:list-item>
        <text:list-item>
          <text:p text:style-name="P91"><text:span text:style-name="T3">funiculo</text:span> -ŭlus | funicella | | funicle. = parvo fune. </text:p>
        </text:list-item>
        <text:list-item>
          <text:p text:style-name="P91">—<text:span text:style-name="T3">are</text:span> | -are | -aire | -ar. </text:p>
        </text:list-item>
        <text:list-item>
          <text:p text:style-name="P91"><text:span text:style-name="T3">fur</text:span> ( <text:span text:style-name="T5">nom.; abl.</text:span> fure) | <text:span text:style-name="T5">ladro</text:span> | <text:span text:style-name="T5">voleur</text:span> | <text:span text:style-name="T5">thief</text:span> | <text:span text:style-name="T5">Dieb</text:span> | G. ph <text:span text:style-name="T3">ō</text:span>r. = <text:soft-page-break/>latrone. ⊃ fura, furtivo, furto, furunculo. </text:p>
        </text:list-item>
        <text:list-item>
          <text:p text:style-name="P91"><text:span text:style-name="T3">fura</text:span> -or = fac furto, es fur. </text:p>
        </text:list-item>
        <text:list-item>
          <text:p text:style-name="P91"><text:span text:style-name="T3">furace</text:span> -ax | -ace | | -acious | -ac(ität). </text:p>
        </text:list-item>
        <text:list-item>
          <text:p text:style-name="P91"><text:span text:style-name="T3">furca</text:span> -a | forca | fourche | fork | Furke | H. horca | P. forca. </text:p>
        </text:list-item>
        <text:list-item>
          <text:p text:style-name="P91">—<text:span text:style-name="T3">ula</text:span> -ŭla | forchetta | fourchette | Furkel. = parvo furca. </text:p>
        </text:list-item>
        <text:list-item>
          <text:p text:style-name="P91">fure fur, V. fur. </text:p>
        </text:list-item>
        <text:list-item>
          <text:p text:style-name="P91"><text:span text:style-name="T3">fure</text:span> -o = es in furia, habe furore, es furibundo. || L. ferve. </text:p>
        </text:list-item>
        <text:list-item>
          <text:p text:style-name="P91"><text:span text:style-name="T3">furfure</text:span> -fur -fŭr- | <text:span text:style-name="T5">crusca</text:span> | <text:span text:style-name="T5">son</text:span> ( <text:span text:style-name="T5">de farine</text:span>) | <text:span text:style-name="T5">bran</text:span> | Kleie. </text:p>
        </text:list-item>
        <text:list-item>
          <text:p text:style-name="P91">— 100 | forfora | -res | <text:span text:style-name="T5">scurf</text:span>, -r | -ration. </text:p>
        </text:list-item>
        <text:list-item>
          <text:p text:style-name="P91"><text:span text:style-name="T3">furia</text:span> -ĭa | furia | furie | fury | <text:span text:style-name="T5">Raserci</text:span>, Furien. = to fure, rabie. </text:p>
        </text:list-item>
        <text:list-item>
          <text:p text:style-name="P91">—<text:span text:style-name="T3">ibundo</text:span> -us | -ibondo | -ibond | -ibund | -ibund. = qui fure. </text:p>
        </text:list-item>
        <text:list-item>
          <text:p text:style-name="P91">—<text:span text:style-name="T3">ioso</text:span> -us | -ioso | -ieux | -ious | -iös. = cum furia. </text:p>
        </text:list-item>
        <text:list-item>
          <text:p text:style-name="P91"><text:span text:style-name="T3">furno</text:span> -us | forno | four | <text:span text:style-name="T5">oven</text:span> | <text:span text:style-name="T5">Ofen</text:span> | H. horno | P. forno | R. gorn. = fornace. ⊂ E. gvher ⊃ G. thermo V., A. D. warm = calido, R. gorjetï = arde. </text:p>
        </text:list-item>
        <text:list-item>
          <text:p text:style-name="P91"><text:span text:style-name="T3">furore</text:span> furor | -ore | -eur | -or | <text:span text:style-name="T5">Wut</text:span>. = to fure, furia. </text:p>
        </text:list-item>
        <text:list-item>
          <text:p text:style-name="P91">furtim -im = clam. ⊂ fur. </text:p>
        </text:list-item>
        <text:list-item>
          <text:p text:style-name="P91"><text:span text:style-name="T3">furtivo</text:span> -us | -ivo | -if | -ive | -iv. = de furto. </text:p>
        </text:list-item>
        <text:list-item>
          <text:p text:style-name="P91"><text:span text:style-name="T3">furto</text:span> -um | furto | <text:span text:style-name="T5">vol</text:span> | <text:span text:style-name="T5">robbery</text:span> | <text:span text:style-name="T5">Diebstahl</text:span>. = ton fura. </text:p>
        </text:list-item>
        <text:list-item>
          <text:p text:style-name="P91"><text:span text:style-name="T3">furunculo</text:span> -ŭlus = parvo fur. </text:p>
        </text:list-item>
        <text:list-item>
          <text:p text:style-name="P91">— 100 | fo—colo | furoncle | -cle | -kel. = inflammatione de cellulas subcutaneo, que produc pus. </text:p>
        </text:list-item>
        <text:list-item>
          <text:p text:style-name="P91"><text:span text:style-name="T3">fusco</text:span> -us | fosco, <text:span text:style-name="T5">bruno</text:span> | <text:span text:style-name="T5">sombre</text:span>, <text:span text:style-name="T5">brun</text:span> | fuscous | <text:span text:style-name="T5">dunkelbraun</text:span> | H. hosco | P. fosco. ⊃ offusca. = colore obscuro, quasi nigro. </text:p>
        </text:list-item>
        <text:list-item>
          <text:p text:style-name="P91"><text:span text:style-name="T3">fusibile</text:span> -ĭlis N | -bile | -ble | -ble. = quem pote funde, fusile. </text:p>
        </text:list-item>
        <text:list-item>
          <text:p text:style-name="P91">—<text:span text:style-name="T3">itate</text:span> | -ità | -ité | -ity. </text:p>
        </text:list-item>
        <text:list-item>
          <text:p text:style-name="P91"><text:span text:style-name="T3">fusiforme</text:span> | -forme | -forme | -form. = in forma de fuso. </text:p>
        </text:list-item>
        <text:list-item>
          <text:p text:style-name="P91"><text:span text:style-name="T3">fusile</text:span> -ĭlis = fuso. </text:p>
        </text:list-item>
        <text:list-item>
          <text:p text:style-name="P91">— 100 = quem pote funde, fusibile. </text:p>
        </text:list-item>
        <text:list-item>
          <text:p text:style-name="P91"><text:span text:style-name="T3">fusione</text:span> 600 | -sione | -sion | -sion | -sion. = ton funde. </text:p>
        </text:list-item>
        <text:list-item>
          <text:p text:style-name="P91"><text:span text:style-name="T3">fuso</text:span> -us | fuso. = quem funde. ⊃ fusione. </text:p>
        </text:list-item>
        <text:list-item>
          <text:p text:style-name="P91"><text:span text:style-name="T3">fuso</text:span> -us | fuso | fuseau | <text:span text:style-name="T5">spindle</text:span>, fusil, fusee | <text:span text:style-name="T5">Spindel</text:span>. ⊃ fusiforme. </text:p>
        </text:list-item>
        <text:list-item>
          <text:p text:style-name="P91"><text:span text:style-name="T3">fuste</text:span> -is | <text:span text:style-name="T5">bastone</text:span> | <text:span text:style-name="T5">bâton</text:span> | <text:span text:style-name="T5">stick</text:span> | <text:span text:style-name="T5">Stock</text:span>. = baculo, flagello. </text:p>
        </text:list-item>
        <text:list-item>
          <text:p text:style-name="P91"><text:span text:style-name="T3">fustiga</text:span> -ĭgo | -are | -er | -ate | -ieren. = age per fuste, verbera. </text:p>
        </text:list-item>
        <text:list-item>
          <text:p text:style-name="P91">—<text:span text:style-name="T3">tione</text:span> 400 | -zione | -tion | -tion | -tion. </text:p>
        </text:list-item>
        <text:list-item>
          <text:p text:style-name="P91"><text:span text:style-name="T3">futile</text:span> -ĭlis = cum fissuras, crepato, vase que linque, diffunde liquido. </text:p>
        </text:list-item>
        <text:list-item>
          <text:p text:style-name="P91">— 200 | -ile | -ile | -ile | -il. = de pauco valore, vano. </text:p>
        </text:list-item>
        <text:list-item>
          <text:p text:style-name="P91">—<text:span text:style-name="T3">itate</text:span> -itas | -ità | -ité | -ity | -ität. </text:p>
        </text:list-item>
        <text:list-item>
          <text:p text:style-name="P41"><text:span text:style-name="T3">futuro</text:span> -us | -uro | -ur | -ure | -ur. = que fi. ⊂ fu- (V. fi) -turo. </text:p>
        </text:list-item>
      </text:list>
      <text:p text:style-name="Text_20_body"><text:span text:style-name="T3">G</text:span> </text:p>
      <text:list xml:id="list2968188570" text:style-name="L33">
        <text:list-item>
          <text:p text:style-name="P92"><text:span text:style-name="T3">gagate</text:span> -ātes 100 | <text:span text:style-name="T5">giavazzo</text:span> | jais | jet | Gagath. = lignite nigro, uso pro ornamento. ⊂ G. gagátēs ⊂ Gagas, urbe de Lycia (Asia Minore). </text:p>
        </text:list-item>
        <text:list-item>
          <text:p text:style-name="P92"><text:span text:style-name="T3">galbano</text:span> 200 | -ano | -anum | -an | -an. = resina ex « bubon galbanum ». ⊂ G. chalbánē ⊂ ex Syria. </text:p>
        </text:list-item>
        <text:list-item>
          <text:p text:style-name="P92"><text:soft-page-break/><text:span text:style-name="T3">galena</text:span> 100 | -ena | -ène | -ena | -ena. = sulphuro naturale de plumbo. ⊂ G. gal <text:span text:style-name="T3">ē</text:span>nē. </text:p>
        </text:list-item>
        <text:list-item>
          <text:p text:style-name="P92"><text:span text:style-name="T3">galla</text:span> -a | galla (once di) | galle (noix) | gall <text:span text:style-name="T5">nut</text:span> | Galla <text:span text:style-name="T5">pfel</text:span> | H. galla | P. galha. = excrescentia producto ab insecto super « quercus infectoria », uso ab tinctores. </text:p>
        </text:list-item>
        <text:list-item>
          <text:p text:style-name="P92"><text:span text:style-name="T3">gallina</text:span> -a | gallina | <text:span text:style-name="T5">poule</text:span>, galline | <text:span text:style-name="T5">hen</text:span> | <text:span text:style-name="T5">Henne</text:span>. = gallo femina. </text:p>
        </text:list-item>
        <text:list-item>
          <text:p text:style-name="P92">—<text:span text:style-name="T3">aceo</text:span> -us | -aceo | -acé | -aceous | -aceen. </text:p>
        </text:list-item>
        <text:list-item>
          <text:p text:style-name="P92"><text:span text:style-name="T3">gallo</text:span> -us | IHP. gallo | <text:span text:style-name="T5">coq</text:span> | <text:span text:style-name="T5">cock</text:span> | <text:span text:style-name="T5">Hahn</text:span>. = Zool. « gallus domesticus ». ⊂ ? E. gal = canta, loque. ⊃ L. gloria; A. call = voca; R. golos’ = voce, R. glagol’ = verbo. </text:p>
        </text:list-item>
        <text:list-item>
          <text:p text:style-name="P92">gamo gámos = nuptia. ⊃ bigamo, phanerogama. </text:p>
        </text:list-item>
        <text:list-item>
          <text:p text:style-name="P92"><text:span text:style-name="T3">ganglio</text:span> 400 | -io | -ion | -ion | -ion. = tumore, glande. ⊂ G. gággilon. </text:p>
        </text:list-item>
        <text:list-item>
          <text:p text:style-name="P92"><text:span text:style-name="T3">gangræna</text:span> 100 | cancrena | -grène | -grene | -gräne. ⊂ G. gággraina. </text:p>
        </text:list-item>
        <text:list-item>
          <text:p text:style-name="P92"><text:span text:style-name="T3">-oso</text:span> | cancrenoso | -gréneux | -grenous | -grænös. </text:p>
        </text:list-item>
        <text:list-item>
          <text:p text:style-name="P92"><text:span text:style-name="T3">gargarismo</text:span> | -mo | -me | -m | -mus. ⊂ G. -ismós. ⊂ </text:p>
        </text:list-item>
        <text:list-item>
          <text:p text:style-name="P92"><text:span text:style-name="T3">gargariza</text:span> 100 | -izzare | -iser | -ize | -izieren. ⊂ G. gargarízō. </text:p>
        </text:list-item>
        <text:list-item>
          <text:p text:style-name="P92">—<text:span text:style-name="T3">tione</text:span> 100 | -izzazione | -isation | | -isation. = gargarismo. </text:p>
        </text:list-item>
        <text:list-item>
          <text:p text:style-name="P92"><text:span text:style-name="T3">garri</text:span> -io | garrire. = fac voce de avi, de rana. </text:p>
        </text:list-item>
        <text:list-item>
          <text:p text:style-name="P92">—<text:span text:style-name="T3">ulo</text:span> -ŭlus | -lo | | -lous. </text:p>
        </text:list-item>
        <text:list-item>
          <text:p text:style-name="P92">——<text:span text:style-name="T3">itate</text:span> | -ità | -ité | -ity | -ität. </text:p>
        </text:list-item>
        <text:list-item>
          <text:p text:style-name="P92"><text:span text:style-name="T3">gas</text:span> N | gas | gaz | gas | Gas. = corpore aeriforme. Nomen introducto ab Van Helmont, † 1644. </text:p>
        </text:list-item>
        <text:list-item>
          <text:p text:style-name="P92">—<text:span text:style-name="T3">ometro</text:span> ĕ | gazometro | gazomètre | -meter | -meter. </text:p>
        </text:list-item>
        <text:list-item>
          <text:p text:style-name="P92"><text:span text:style-name="T3">gastr-,</text:span> G. gast <text:span text:style-name="T3">ē</text:span>r = ventre. </text:p>
        </text:list-item>
        <text:list-item>
          <text:p text:style-name="P92">—<text:span text:style-name="T3">ico</text:span> -ĭcus | -ico | -ique | -ic | -isch. </text:p>
        </text:list-item>
        <text:list-item>
          <text:p text:style-name="P92">—<text:span text:style-name="T3">ite</text:span> | -ite | -ite | -itis | -itis. </text:p>
        </text:list-item>
        <text:list-item>
          <text:p text:style-name="P92">—<text:span text:style-name="T3">onomo</text:span> ŏ | -omo | -ome | -ome | -om. </text:p>
        </text:list-item>
        <text:list-item>
          <text:p text:style-name="P92">——<text:span text:style-name="T3">ia</text:span> | -ia | -ie | -y | -ie. ⊂ G. -ía. </text:p>
        </text:list-item>
        <text:list-item>
          <text:p text:style-name="P92">——<text:span text:style-name="T3">ico</text:span> -ĭcus | -ico | -ique | -ic | -isch. </text:p>
        </text:list-item>
        <text:list-item>
          <text:p text:style-name="P92">—<text:span text:style-name="T3">opode</text:span> ŏ | -ode | gastéropode | -od | -od. = animale (ut limace), de que ventre es pede. </text:p>
        </text:list-item>
        <text:list-item>
          <text:p text:style-name="P92"><text:span text:style-name="T3">GAUDE</text:span> -eo | godere, gioire | jouir, se réjouir | to joy, to rejoice | -ieren. </text:p>
        </text:list-item>
        <text:list-item>
          <text:p text:style-name="P92"><text:span text:style-name="T3">gaudio</text:span> -um | gaudio, gioia | joie | joy | Gaudium. </text:p>
        </text:list-item>
        <text:list-item>
          <text:p text:style-name="P92">G. ge g <text:span text:style-name="T3">ē</text:span> = terra. ⊃ geographia, geometria, geodæsia, apogæo, perigæo. </text:p>
        </text:list-item>
        <text:list-item>
          <text:p text:style-name="P92"><text:span text:style-name="T3">gela</text:span> 100 | -are | -er | <text:span text:style-name="T5">to freeze</text:span>, to congeal | <text:span text:style-name="T5">gefrieren</text:span>, congelieren. ⊃ con—, re—. ⊂ gel(u) -a. </text:p>
        </text:list-item>
        <text:list-item>
          <text:p text:style-name="P92">—<text:span text:style-name="T3">tina</text:span> M | I. H. P. -tina | gélatine | -tine | Gallert. </text:p>
        </text:list-item>
        <text:list-item>
          <text:p text:style-name="P92"><text:span text:style-name="T3">gelido</text:span> -ĭdus | -ido | gélé, <text:span text:style-name="T5">glacé</text:span> | -id | -id. = que gela. </text:p>
        </text:list-item>
        <text:list-item>
          <text:p text:style-name="P92"><text:span text:style-name="T3">GELU</text:span> -us | gelo | gelée | gelidity, cold | Kälte, <text:span text:style-name="T5">Frost</text:span> | H. hielo | P. gelo. ⊃ gelo, gelido. ⊂ E. ⊃ A. cold, D. kalt = frigido. </text:p>
        </text:list-item>
        <text:list-item>
          <text:p text:style-name="P92"><text:span text:style-name="T3">geme</text:span> -o | -ere | gémir | <text:span text:style-name="T5">groan</text:span> | <text:span text:style-name="T5">seufzen</text:span> | H. -ir | P. -er. ⊃ gemitu. </text:p>
        </text:list-item>
        <text:list-item>
          <text:p text:style-name="P92">—<text:span text:style-name="T3">ente</text:span> -ens | -ente | gémissant. </text:p>
        </text:list-item>
        <text:list-item>
          <text:p text:style-name="P92"><text:span text:style-name="T3">gemello</text:span> -us = </text:p>
        </text:list-item>
        <text:list-item>
          <text:p text:style-name="P92"><text:span text:style-name="T3">gemino</text:span> -ĭnus | gemello | jumeau, géminé | <text:span text:style-name="T5">twin</text:span>, gemel (gemini) | <text:soft-page-break/><text:span text:style-name="T5">Zwilling</text:span>. </text:p>
        </text:list-item>
        <text:list-item>
          <text:p text:style-name="P92"><text:span text:style-name="T3">gemitu</text:span> -ĭtus | -ito | H. P. gemido. = ton geme. </text:p>
        </text:list-item>
        <text:list-item>
          <text:p text:style-name="P92"><text:span text:style-name="T3">gemma</text:span> -a | -ma | -me | gem | -me. = oculo de vite; lapide pretioso. </text:p>
        </text:list-item>
        <text:list-item>
          <text:p text:style-name="P92">—<text:span text:style-name="T3">ifero</text:span> ĕ 100 | -ifero | -ifère | -iferous. </text:p>
        </text:list-item>
        <text:list-item>
          <text:p text:style-name="P92"><text:span text:style-name="T3">gena</text:span> -a | <text:span text:style-name="T5">gota</text:span> | <text:span text:style-name="T5">joue</text:span> | cheek | <text:span text:style-name="T5">Wange</text:span>. ⊂ E. ⊃ A. chin, D. Kinn, G. génus. = mento. </text:p>
        </text:list-item>
        <text:list-item>
          <text:p text:style-name="P92"><text:span text:style-name="T3">GENE</text:span> geno (L. antiquo) = genera. ⊃ genito, genio, genere, gente, gnato, nato, benigno, maligno, prægnante. ⊂ E. ⊃ G. gene(alogia), genesi, (oxy)gen(io), gone; A. child, D. Kind = genito. </text:p>
        </text:list-item>
        <text:list-item>
          <text:p text:style-name="P92"><text:span text:style-name="T3">genealogo</text:span> -ŏgus | -ista | géné—iste | -ist | -log. = qui stude genealogia. </text:p>
        </text:list-item>
        <text:list-item>
          <text:p text:style-name="P92">—<text:span text:style-name="T3">ia</text:span> -ĭa | -ia | géné—ie | -y | -ie. = historia de generatione. ⊂ G. -ía. ⊂ gene -a- log(o) -ia. </text:p>
        </text:list-item>
        <text:list-item>
          <text:p text:style-name="P92"><text:span text:style-name="T3">genera</text:span> -ĕro | -are | engendrer, générer | -ate, to engender, <text:span text:style-name="T5">to beget</text:span> | -ieren. = produc, crea, gene, gigne. ⊃ de—, in—, pro—, re—. ⊂ genere -a. </text:p>
        </text:list-item>
        <text:list-item>
          <text:p text:style-name="P92">—<text:span text:style-name="T3">tione</text:span> 100 | -zione | génération | -tion | -tion. </text:p>
        </text:list-item>
        <text:list-item>
          <text:p text:style-name="P92">—<text:span text:style-name="T3">tore</text:span> -tor | -tore | générateur | -tor | -tor. </text:p>
        </text:list-item>
        <text:list-item>
          <text:p text:style-name="P92">—<text:span text:style-name="T3">trice</text:span> 100 | -trice | génératrice | -trix | -trix. </text:p>
        </text:list-item>
        <text:list-item>
          <text:p text:style-name="P92"><text:span text:style-name="T3">generale</text:span> -is | -ale | général | -al | -al. = de genere, universale. </text:p>
        </text:list-item>
        <text:list-item>
          <text:p text:style-name="P92">—<text:span text:style-name="T3">itate</text:span> | -ità | géné—ité | -ity | -ität. = genere, universalitate. </text:p>
        </text:list-item>
        <text:list-item>
          <text:p text:style-name="P92">—<text:span text:style-name="T3">iza</text:span> | -izzare | généraliser | -ize | -isieren. = redde generale. </text:p>
        </text:list-item>
        <text:list-item>
          <text:p text:style-name="P92">——<text:span text:style-name="T3">tione</text:span> | -izzazione | généralisation | -ization | -isation. </text:p>
        </text:list-item>
        <text:list-item>
          <text:p text:style-name="P92"><text:span text:style-name="T3">genere</text:span> genus -nĕr- | genere | genre | genus, gender, kind | Genus. = to gene. ⊂ E. ⊃ G. génos, A. kin <text:span text:style-name="T5">d</text:span>, S. g’anas. </text:p>
        </text:list-item>
        <text:list-item>
          <text:p text:style-name="P92">—<text:span text:style-name="T3">ico</text:span> -ĭcus | -ico | générique | -ic | -isch. </text:p>
        </text:list-item>
        <text:list-item>
          <text:p text:style-name="P92"><text:span text:style-name="T3">genero</text:span> -nĕr | genero | gendre | <text:span text:style-name="T5">son-in-law</text:span> | <text:span text:style-name="T5">Eidam</text:span>. = vir de filia. ⊂ game, aut ⊂ gene. </text:p>
        </text:list-item>
        <text:list-item>
          <text:p text:style-name="P92"><text:span text:style-name="T3">generoso</text:span> -us | -oso | généreux | -ous | -ös. = de bono genere. </text:p>
        </text:list-item>
        <text:list-item>
          <text:p text:style-name="P92">—<text:span text:style-name="T3">itate</text:span> -itas | -ità | générosité | -ity | -ität. </text:p>
        </text:list-item>
        <text:list-item>
          <text:p text:style-name="P92"><text:span text:style-name="T3">genesi</text:span> ĕ 100 | -esi | -ése | -esis | -esis. = generatione, nativitate, origine, (400) primo libro de Biblia. ⊂ G. génesis ⊂ gene -si. </text:p>
        </text:list-item>
        <text:list-item>
          <text:p text:style-name="P92"><text:span text:style-name="T3">genethliaco</text:span> ă 200 | -tliaco | généthliaque | -thliac | -thliacon. = de die natale. ⊂ G. -acós. ⊂ gene. </text:p>
        </text:list-item>
        <text:list-item>
          <text:p text:style-name="P92"><text:span text:style-name="T3">genio</text:span> -us, -um | genio | génie | genius | Genius. = deo tutelare, nato in homine, et in omni re. ⊂ gen(e) -io. </text:p>
        </text:list-item>
        <text:list-item>
          <text:p text:style-name="P92">— -us = gustu (de lingua). </text:p>
        </text:list-item>
        <text:list-item>
          <text:p text:style-name="P92">— 100 | genio | génie | genius | Genie. = qualitate innato de mente. </text:p>
        </text:list-item>
        <text:list-item>
          <text:p text:style-name="P92">— 1759 | genio | génie | engineercorps | Genie. = corpore de architectos militare. </text:p>
        </text:list-item>
        <text:list-item>
          <text:p text:style-name="P92"><text:span text:style-name="T3">genista</text:span> -a | ginestra | genêt | <text:span text:style-name="T5">broom</text:span>, Ginster. = Bot. « cytisus scoparius ». </text:p>
        </text:list-item>
        <text:list-item>
          <text:p text:style-name="P92"><text:span text:style-name="T3">genitale</text:span> -is | -ale | génital | -al | -al. = pro gene. </text:p>
        </text:list-item>
        <text:list-item>
          <text:p text:style-name="P92"><text:span text:style-name="T3">genitivo</text:span> 100 | -ivo | génitif | -ive | -iv. = de genere. </text:p>
        </text:list-item>
        <text:list-item>
          <text:p text:style-name="P92"><text:span text:style-name="T3">genito</text:span> -ĭtus = quem gene. ⊃ genitale. </text:p>
        </text:list-item>
        <text:list-item>
          <text:p text:style-name="P92"><text:span text:style-name="T3">genitore</text:span> -tor | -tore | géniteur | -tor | -tor. = qui gene. </text:p>
        </text:list-item>
        <text:list-item>
          <text:p text:style-name="P92"><text:span text:style-name="T3">gente</text:span> gens | I. H. P. gente | <text:span text:style-name="T5">race</text:span>, gens, gent | <text:span text:style-name="T5">people</text:span>, <text:span text:style-name="T5">race</text:span> | <text:soft-page-break/><text:span text:style-name="T5">Geschlecht</text:span>. = familia, tribu, populo, natione. ⊃ gentile. ⊂ gen(e) -te. </text:p>
        </text:list-item>
        <text:list-item>
          <text:p text:style-name="P92"><text:span text:style-name="T3">gentiana</text:span> 100 | -ziana | -ane | -an | -ane. = Bot. « gentiana verna ». </text:p>
        </text:list-item>
        <text:list-item>
          <text:p text:style-name="P92">gentīle -is = de idem gente. </text:p>
        </text:list-item>
        <text:list-item>
          <text:p text:style-name="P92">— 400 = ne christiano. </text:p>
        </text:list-item>
        <text:list-item>
          <text:p text:style-name="P92">— M | -ile | -il | gentle | -il. = nobile, humano, gratioso, suave, mite. </text:p>
        </text:list-item>
        <text:list-item>
          <text:p text:style-name="P92"><text:span text:style-name="T3">GENU</text:span> -u | ginocchio | genou | knee | Knie. ⊃ genuculo ⊃ I. ginocchio, F. genou. ⊂ E. genu ⊃ G. góny, A. knee, D. Knie, S. g’anu. </text:p>
        </text:list-item>
        <text:list-item>
          <text:p text:style-name="P92">—<text:span text:style-name="T3">flexione</text:span> | -ssione | gé—xion | -ction | -xion. = flexione de genu. </text:p>
        </text:list-item>
        <text:list-item>
          <text:p text:style-name="P92"><text:span text:style-name="T3">genuino</text:span> -us | -ino | génuine | -ine. = vero, naturale, exacto, puro. ⊂ gen(e) -u(o) -ino. </text:p>
        </text:list-item>
        <text:list-item>
          <text:p text:style-name="P92"><text:span text:style-name="T3">geodæsia</text:span> | -esia | géodésie | -esy | -äsie. = scientia de divisione de terra. ⊂ geōdaisía ⊂ ge -o- dæ -sia. </text:p>
        </text:list-item>
        <text:list-item>
          <text:p text:style-name="P92"><text:span text:style-name="T3">geodætico</text:span> -ĭcus | -etico | géodesique | -etic | -ætisch. = de geodæsia. </text:p>
        </text:list-item>
        <text:list-item>
          <text:p text:style-name="P92"><text:span text:style-name="T3">geognosia</text:span> | -sia | gé—sie | -sy | -sie. = scientia de structura de globo. ⊂ ge -o- gnosi. </text:p>
        </text:list-item>
        <text:list-item>
          <text:p text:style-name="P92"><text:span text:style-name="T3">geographo</text:span> ă | -afo | géographe | -apher | -aph. ⊂ G. geōgráphos ⊂ ge -o- graph -o. </text:p>
        </text:list-item>
        <text:list-item>
          <text:p text:style-name="P92">—<text:span text:style-name="T3">ia</text:span> -ĭa | -fia | gé—phie | -phy | -phie. ⊂ G. geōgraphía ⊂ ge -o- grap -ia. </text:p>
        </text:list-item>
        <text:list-item>
          <text:p text:style-name="P92">—<text:span text:style-name="T3">ico</text:span> -ĭcus | -fico | gé—phique | -phic | -phisch. ⊂ G. geōgraphicós. </text:p>
        </text:list-item>
        <text:list-item>
          <text:p text:style-name="P92"><text:span text:style-name="T3">geologo</text:span> ŏ | -ogo | géologue | -ologist, -ogian | -og. ⊂ ge -o- -logo. </text:p>
        </text:list-item>
        <text:list-item>
          <text:p text:style-name="P92">—<text:span text:style-name="T3">ia</text:span> | -gia | géologie | -gy | -gie. = scientia et historia de terra. ⊂ ge -o- log(o) -ia. </text:p>
        </text:list-item>
        <text:list-item>
          <text:p text:style-name="P92">—<text:span text:style-name="T3">ico</text:span> -ĭcus | -ico | gé—ique | -ic | -isch. </text:p>
        </text:list-item>
        <text:list-item>
          <text:p text:style-name="P92"><text:span text:style-name="T3">geometra</text:span> -ĕtra | -metra | géométre | -meter | -meter. = mesuratore de Terra. ⊂ G. geōmétrēs ⊂ ge -o- metr(o) -a. </text:p>
        </text:list-item>
        <text:list-item>
          <text:p text:style-name="P92">—<text:span text:style-name="T3">ia</text:span> -ĭa | -ia | géométrie | -y | -ie. ⊂ G. geōmetría. </text:p>
        </text:list-item>
        <text:list-item>
          <text:p text:style-name="P92">—<text:span text:style-name="T3">ico</text:span> -ĭcus | -ico | géométrique | -ic | -isch. ⊂ G. geōmetricós. </text:p>
        </text:list-item>
        <text:list-item>
          <text:p text:style-name="P92"><text:span text:style-name="T3">geophago</text:span> ă | -fago | géophage | -phagist | -phagen. = que vora terra. ⊂ ge -o- phag -o. </text:p>
        </text:list-item>
        <text:list-item>
          <text:p text:style-name="P92"><text:span text:style-name="T3">geranio</text:span> 100 | -io | géranium | -ium | -ium. = bot. « geranium sanguineum ». ⊂ G. geránion ⊂ géranos [grue]. </text:p>
        </text:list-item>
        <text:list-item>
          <text:p text:style-name="P92"><text:span text:style-name="T3">gere</text:span> -o | -ire | gérer | <text:span text:style-name="T5">to manage</text:span> | <text:span text:style-name="T5">ausführen</text:span>, -ieren. = fer, porta, exerce, fac, administra. ⊃ gesto, gestu, aggĕre, congĕre, digere, ingere, suggere, belligero. </text:p>
        </text:list-item>
        <text:list-item>
          <text:p text:style-name="P92">—<text:span text:style-name="T3">ente</text:span> -ens | -ente | gérant | -ent, -ant | -ant. </text:p>
        </text:list-item>
        <text:list-item>
          <text:p text:style-name="P92"><text:span text:style-name="T3">germano</text:span> -us | -ano | -ain | -an. = de idem matre. ⊃ H. hermano = fratre. ⊂ germ(ine) -ano. </text:p>
        </text:list-item>
        <text:list-item>
          <text:p text:style-name="P92"><text:span text:style-name="T3">Germano</text:span> -us | -ano, <text:span text:style-name="T5">tedesco</text:span> | germain, <text:span text:style-name="T5">allemand</text:span> | -an | -ane, <text:span text:style-name="T5">deutsch</text:span>. </text:p>
        </text:list-item>
        <text:list-item>
          <text:p text:style-name="P92">—<text:span text:style-name="T3">ia</text:span> -ia | -ia | -ie | -y | -ien. </text:p>
        </text:list-item>
        <text:list-item>
          <text:p text:style-name="P92">—<text:span text:style-name="T3">ico</text:span> -ĭcus | -ico | -ique | -ic | -isch. </text:p>
        </text:list-item>
        <text:list-item>
          <text:p text:style-name="P92"><text:span text:style-name="T3">germina</text:span> -ĭno | -are | germer | -ate | -ieren. ⊂ germin(e) -a. </text:p>
        </text:list-item>
        <text:list-item>
          <text:p text:style-name="P92">—<text:span text:style-name="T3">tione</text:span> 100 | -zione | -tion | -tion | -tion. </text:p>
        </text:list-item>
        <text:list-item>
          <text:p text:style-name="P92">—<text:span text:style-name="T3">tivo</text:span> | -tivo | -tif | -tive | -tiv. </text:p>
        </text:list-item>
        <text:list-item>
          <text:p text:style-name="P92"><text:soft-page-break/><text:span text:style-name="T3">germine</text:span> -men -mĭn- | germe | germe | germ | <text:span text:style-name="T5">Keim</text:span>. </text:p>
        </text:list-item>
        <text:list-item>
          <text:p text:style-name="P92"><text:span text:style-name="T3">gerundio</text:span> 400 | -dio | gérondif | -und | -dium. = forma grammaticale cum suffixo <text:span text:style-name="T5">-ndo</text:span>, ex.: (ama)ndo, (multiplica)ndo, (divide)ndo. ⊂ ger(e) -undio. </text:p>
        </text:list-item>
        <text:list-item>
          <text:p text:style-name="P92"><text:span text:style-name="T3">gesta</text:span> -o | gestare. = gere (in sinu). </text:p>
        </text:list-item>
        <text:list-item>
          <text:p text:style-name="P92">—<text:span text:style-name="T3">tione</text:span> -tio | -zione | -tion | -tion | -tion. </text:p>
        </text:list-item>
        <text:list-item>
          <text:p text:style-name="P92">—<text:span text:style-name="T3">torio</text:span> | -torio | -toire | -tory. = (cathedra) que servi ad gere. </text:p>
        </text:list-item>
        <text:list-item>
          <text:p text:style-name="P92"><text:span text:style-name="T3">gesticula</text:span> ŭ 200 | -olare | -er | -ate | -ierern. = fac gestu. </text:p>
        </text:list-item>
        <text:list-item>
          <text:p text:style-name="P92">—<text:span text:style-name="T3">tione</text:span> 200 | -zione | -tion | -tion | -tion. </text:p>
        </text:list-item>
        <text:list-item>
          <text:p text:style-name="P92">—<text:span text:style-name="T3">tore</text:span> 100 | -tore | -teur | -tor | -tor. </text:p>
        </text:list-item>
        <text:list-item>
          <text:p text:style-name="P92"><text:span text:style-name="T3">gesto</text:span> -us | le gesta | gestes | gest. </text:p>
        </text:list-item>
        <text:list-item>
          <text:p text:style-name="P92"><text:span text:style-name="T3">gestu</text:span> -us | -to | -te | -ture | -tus, -ten. = ton gere, modo de gere se, motu expressivo de corpore. </text:p>
        </text:list-item>
        <text:list-item>
          <text:p text:style-name="P92"><text:span text:style-name="T3">gibba</text:span> 200 | -osità, gobba | -osité | <text:span text:style-name="T5">bosse</text:span> | <text:span text:style-name="T5">hump</text:span>, -osity | <text:span text:style-name="T5">Buckel</text:span>, -osität. </text:p>
        </text:list-item>
        <text:list-item>
          <text:p text:style-name="P92"><text:span text:style-name="T3">gibbo</text:span> 100 = </text:p>
        </text:list-item>
        <text:list-item>
          <text:p text:style-name="P92">—<text:span text:style-name="T3">oso</text:span> 100 | -oso, gobbo | -eux, <text:span text:style-name="T5">bossu</text:span> | -ous | -ös. = cum gibba. </text:p>
        </text:list-item>
        <text:list-item>
          <text:p text:style-name="P92"><text:span text:style-name="T3">gigante</text:span> gigasíante | géant | giant | -ant. ⊂ G. gígas. </text:p>
        </text:list-item>
        <text:list-item>
          <text:p text:style-name="P92">—<text:span text:style-name="T3">eo</text:span> -ĕus | -esco | -esuqe | -ic | -isch. </text:p>
        </text:list-item>
        <text:list-item>
          <text:p text:style-name="P92"><text:span text:style-name="T3">gigne</text:span> -o = gene, genera. </text:p>
        </text:list-item>
        <text:list-item>
          <text:p text:style-name="P92"><text:span text:style-name="T3">gingiva</text:span> 100 | gengiva | gencive | <text:span text:style-name="T5">gum</text:span> | <text:span text:style-name="T5">Zahnfleisch</text:span>. </text:p>
        </text:list-item>
        <text:list-item>
          <text:p text:style-name="P92">—<text:span text:style-name="T3">ale</text:span> | gengivale | gencival | -ival. </text:p>
        </text:list-item>
        <text:list-item>
          <text:p text:style-name="P92"><text:span text:style-name="T3">girafa</text:span> N | -affa | -afe | -affe | -affe. = Zool. « camelopardalis girafa » ⊂ ex Arabo. </text:p>
        </text:list-item>
        <text:list-item>
          <text:p text:style-name="P92"><text:span text:style-name="T3">glabro</text:span> -ber | -bro | -bre | -brous | <text:span text:style-name="T5">glatt</text:span>. = sine pilo, calvo. </text:p>
        </text:list-item>
        <text:list-item>
          <text:p text:style-name="P92"><text:span text:style-name="T3">glacia</text:span> -ĭo | ghiaccare | -cer | -ciate, glaze. = fi glacie, redde glacie, gela. </text:p>
        </text:list-item>
        <text:list-item>
          <text:p text:style-name="P92"><text:span text:style-name="T3">GLACIE</text:span> -es | ghiaccio | -ace | <text:span text:style-name="T5">ice</text:span> | -ace. </text:p>
        </text:list-item>
        <text:list-item>
          <text:p text:style-name="P92">—<text:span text:style-name="T3">iale</text:span> -is | -alis | -al | -al | -al. </text:p>
        </text:list-item>
        <text:list-item>
          <text:p text:style-name="P92">—<text:span text:style-name="T3">iario</text:span> | ghiacciaio | -acier | -acier | Gletscher. = massa de glacie. </text:p>
        </text:list-item>
        <text:list-item>
          <text:p text:style-name="P92"><text:span text:style-name="T3">gladio</text:span> -us | <text:span text:style-name="T5">spada</text:span>, gladio | glaive, <text:span text:style-name="T5">épée</text:span> | glaive, <text:span text:style-name="T5">sword</text:span> | <text:span text:style-name="T5">Schwert</text:span>. </text:p>
        </text:list-item>
        <text:list-item>
          <text:p text:style-name="P92">—<text:span text:style-name="T3">iatore</text:span> -tor | -tore | -teur | -tor | -tor. = qui lucta per gladio. </text:p>
        </text:list-item>
        <text:list-item>
          <text:p text:style-name="P92"><text:span text:style-name="T3">glande</text:span> glans | ghianda, glande | gland | <text:span text:style-name="T5">acorn</text:span>, gland | <text:span text:style-name="T5">Eichel</text:span> | H. P. Glande. ⊂ E. ⊃ G. bálanos, R. z'eludï. </text:p>
        </text:list-item>
        <text:list-item>
          <text:p text:style-name="P92">—<text:span text:style-name="T3">ula</text:span> ŭ 100 | -ola | -e, -ule | gland, -ule | -el. = parvo glande. </text:p>
        </text:list-item>
        <text:list-item>
          <text:p text:style-name="P92">—<text:span text:style-name="T3">uloso</text:span> 100 | -oso | -eux | -ous | -ös. </text:p>
        </text:list-item>
        <text:list-item>
          <text:p text:style-name="P92"><text:span text:style-name="T3">glarea</text:span> -ĕa | ghiaia | <text:span text:style-name="T5">gravier</text:span> | <text:span text:style-name="T5">gravel</text:span> (glareose) | <text:span text:style-name="T5">Kies</text:span> = terra cum lapides. </text:p>
        </text:list-item>
        <text:list-item>
          <text:p text:style-name="P92"><text:span text:style-name="T3">glauco</text:span> -us | -co, <text:span text:style-name="T5">verdastro</text:span> | -que, <text:span text:style-name="T5">verdâtre</text:span> | -cous. = colore viride-claro, de oliva, de mari. ⊂ G. glaucós. </text:p>
        </text:list-item>
        <text:list-item>
          <text:p text:style-name="P92"><text:span text:style-name="T3">glaucoma</text:span> -a | -oma | -ome | -oma | -om. = morbo que redde oculo glauco. ⊂ G. glaucōma. </text:p>
        </text:list-item>
        <text:list-item>
          <text:p text:style-name="P92"><text:span text:style-name="T3">gleba</text:span> -a | gleba, <text:span text:style-name="T5">zolla</text:span> | glèbe | glebe | <text:span text:style-name="T5">Scholle</text:span> | R. glyba. ⊂ glue ⊂ E. ⊃ R. </text:p>
        </text:list-item>
        <text:list-item>
          <text:p text:style-name="P92"><text:span text:style-name="T3">glire</text:span> glis | ghiro | gliron, lerot | <text:span text:style-name="T5">dormouse</text:span> | <text:span text:style-name="T5">Hoselmaus</text:span>. = Zool. « myoxus glis ». </text:p>
        </text:list-item>
        <text:list-item>
          <text:p text:style-name="P92"><text:span text:style-name="T3">globo</text:span> -us | -bo | -be, <text:span text:style-name="T5">balle</text:span> | -be | -bus. = sphæra. ⊃ congloba. ⊂ <text:soft-page-break/>glue. </text:p>
        </text:list-item>
        <text:list-item>
          <text:p text:style-name="P92">—<text:span text:style-name="T3">oso</text:span> -us | -oso | -eux | -ous, -ose | -ös. </text:p>
        </text:list-item>
        <text:list-item>
          <text:p text:style-name="P92">—<text:span text:style-name="T3">ulo</text:span> ŭ 100 | -ulo | -ule | -ule. = parvo globo, pilula. </text:p>
        </text:list-item>
        <text:list-item>
          <text:p text:style-name="P92">——<text:span text:style-name="T3">are</text:span> | -are | -aire | -ar | -ar. </text:p>
        </text:list-item>
        <text:list-item>
          <text:p text:style-name="P92"><text:span text:style-name="T3">glomera</text:span> -ĕro | agglomerare | agglomérer | to glomerate | agglomerieren. = fac glomere, avvolve, collige, ammassa, ag—, con—. </text:p>
        </text:list-item>
        <text:list-item>
          <text:p text:style-name="P92"><text:span text:style-name="T3">glomere</text:span> -mus -mĕr- | -erulo, <text:span text:style-name="T5">gomitolo</text:span> | -érule, <text:span text:style-name="T5">pelote</text:span> | -erule, <text:span text:style-name="T5">clew</text:span> | Glomus, <text:span text:style-name="T5">Knäuel</text:span>. = globo. ⊃ glomera. ⊂ glue. </text:p>
        </text:list-item>
        <text:list-item>
          <text:p text:style-name="P92"><text:span text:style-name="T3">gloria</text:span> -ia | gloria | gloire | glowy | <text:span text:style-name="T5">Ruhm</text:span>, Glorie. </text:p>
        </text:list-item>
        <text:list-item>
          <text:p text:style-name="P92">—<text:span text:style-name="T3">ifica</text:span> ĭ 300 | -ificare | -ifier | -ify | -ificieren. </text:p>
        </text:list-item>
        <text:list-item>
          <text:p text:style-name="P92">—<text:span text:style-name="T3">ioso</text:span> 100 | -ioso | -ieux | -ious | -iös. </text:p>
        </text:list-item>
        <text:list-item>
          <text:p text:style-name="P92"><text:span text:style-name="T3">glossa</text:span> 100 | -ssa, chiosa | glose | gloss | Glosse. = explicatione de vocabulos. ⊂ G. glôssa = lingua. V. glotta. </text:p>
        </text:list-item>
        <text:list-item>
          <text:p text:style-name="P92">—<text:span text:style-name="T3">ario</text:span> 200 | -sario | -saire | -sary | -sar. = vocabulario cum explicationes. </text:p>
        </text:list-item>
        <text:list-item>
          <text:p text:style-name="P92">—<text:span text:style-name="T3">atore</text:span> | -tore | -teur | glosser | -tor. </text:p>
        </text:list-item>
        <text:list-item>
          <text:p text:style-name="P92">G. glotta, gl <text:span text:style-name="T3">ō</text:span>tta = lingua (organo, sermone). ⊃ glottologia, glossa, polyglotta. </text:p>
        </text:list-item>
        <text:list-item>
          <text:p text:style-name="P92"><text:span text:style-name="T3">glottide</text:span> ĭ N | -tide | -te | -tis | -tis. = orificio de pharynge. ⊂ G. glōttís ⊂ glotta. </text:p>
        </text:list-item>
        <text:list-item>
          <text:p text:style-name="P92"><text:span text:style-name="T3">glottologia</text:span> | -gia | | -gy | -gie. = scientia de lingua, linguistica. ⊂ glott(a) -o- log -ia. </text:p>
        </text:list-item>
        <text:list-item>
          <text:p text:style-name="P92"><text:span text:style-name="T3">glube</text:span> -o = decortica. ⊃ gluma. ⊂ E. ⊃ G. glyph, D. klieben. = scinde, A. cleave, F. cliver. </text:p>
        </text:list-item>
        <text:list-item>
          <text:p text:style-name="P92"><text:span text:style-name="T3">glue</text:span> (thema L. ) | | gluer | to glue. = glutina. ⊃ gleba, globo, glomere, glutine. ⊂ E. ⊃ G. glía = colla, A. clay = argilla, D. Klei = glutine. </text:p>
        </text:list-item>
        <text:list-item>
          <text:p text:style-name="P92"><text:span text:style-name="T3">gluma</text:span> 300 | -ma, <text:span text:style-name="T5">pula</text:span>, <text:span text:style-name="T5">luppa</text:span> | -me | -me | <text:span text:style-name="T5">Schale</text:span>. = involucro de fructu de graminaceas. ⊂ glu(be) -ma. </text:p>
        </text:list-item>
        <text:list-item>
          <text:p text:style-name="P92"><text:span text:style-name="T3">gluti</text:span> 100 | inghiottire | <text:span text:style-name="T5">avaler</text:span>, engloutir | to glut | <text:span text:style-name="T5">vershlingen</text:span>. ⊃ degluti, ingluti. ⊂ gula. </text:p>
        </text:list-item>
        <text:list-item>
          <text:p text:style-name="P92"><text:span text:style-name="T3">glutina</text:span> -ĭno 100 | <text:span text:style-name="T5">incollare</text:span>, agglutinare | <text:span text:style-name="T5">coller</text:span> | -ate | <text:span text:style-name="T5">leimen</text:span>. = da glutine. </text:p>
        </text:list-item>
        <text:list-item>
          <text:p text:style-name="P92">—<text:span text:style-name="T3">tione</text:span> 100 | -zione | -tion | -tion | -tion. </text:p>
        </text:list-item>
        <text:list-item>
          <text:p text:style-name="P92"><text:span text:style-name="T3">glutine</text:span> -ten -tĭn- | -tine | -ten, glu | -ten, glue | -ten. = colla, visco, farina sine fæcula. ⊂ glue. </text:p>
        </text:list-item>
        <text:list-item>
          <text:p text:style-name="P92">—<text:span text:style-name="T3">oso</text:span> 100 | -oso | -eux | -ous | -ös. </text:p>
        </text:list-item>
        <text:list-item>
          <text:p text:style-name="P92"><text:span text:style-name="T3">glutone</text:span> 300 | ghiottone | glouton | glutton | <text:span text:style-name="T5">Fresser</text:span>. ⊂ gluti. </text:p>
        </text:list-item>
        <text:list-item>
          <text:p text:style-name="P92">G. glyph glúphō = incava, sculpe. ⊃ anaglypho, glyptica. || L. glube. </text:p>
        </text:list-item>
        <text:list-item>
          <text:p text:style-name="P92"><text:span text:style-name="T3">glypho</text:span> | glifo | glyphe, <text:span text:style-name="T5">gravure</text:span> | glyph | Glyph. ⊂ glyph. </text:p>
        </text:list-item>
        <text:list-item>
          <text:p text:style-name="P92"><text:span text:style-name="T3">glyptica</text:span> -ĭca | glittica | -ique | -ic | -ik. = arte de incide. ⊂ G. -tic <text:span text:style-name="T3">ē</text:span>. ⊂ glyph. </text:p>
        </text:list-item>
        <text:list-item>
          <text:p text:style-name="P92">E. <text:span text:style-name="T3">gno</text:span> = no(sce), (co)gno(sce). ⊃ no(to), no(men), (i)gno(ra); G. gign <text:span text:style-name="T3">ō</text:span>scō, gno(mone), gno(si), (physio)gno(mia), (pro)gno(stico); A. know, D. kennen, R. znatï, S. g’na. </text:p>
        </text:list-item>
        <text:list-item>
          <text:p text:style-name="P92"><text:span text:style-name="T3">gnomone</text:span> ŏ 100 | -mone | -mon | -mon | -mon. ⊂ G. gn <text:span text:style-name="T3">ō</text:span>mōn ⊂ gno. <text:soft-page-break/>= acu de horologio solare. </text:p>
        </text:list-item>
        <text:list-item>
          <text:p text:style-name="P92">—<text:span text:style-name="T3">ica</text:span> ĭ 100 | -ica | -ique | -ics | -ik. ⊂ G. gnōmonic <text:span text:style-name="T3">ē</text:span>. </text:p>
        </text:list-item>
        <text:list-item>
          <text:p text:style-name="P92">—<text:span text:style-name="T3">ico</text:span> ĭ 100 | -ico | -ique | -ic | -isch. ⊂ G. gnōmonicós. </text:p>
        </text:list-item>
        <text:list-item>
          <text:p text:style-name="P92">G. gnosi gnôsis = cognitione. ⊃ geognosia, diagnosi, gnostico. ⊂ gno -si. </text:p>
        </text:list-item>
        <text:list-item>
          <text:p text:style-name="P92"><text:span text:style-name="T3">gnostico</text:span> -ĭcus | -ico | -ique | -ic | -isch, -iker. = philosopho que cognosce Deo. ⊂ G. gnōsticós ⊂ gnos(i) -tico. </text:p>
        </text:list-item>
        <text:list-item>
          <text:p text:style-name="P92">—<text:span text:style-name="T3">ismo</text:span> | -ismo | -isme | -ism | -ismus. </text:p>
        </text:list-item>
        <text:list-item>
          <text:p text:style-name="P92">G. gone gon <text:span text:style-name="T3">ē</text:span> = semine. ⊃ cosmogonia, perigonio, gonorrœa. ⊂ gene. </text:p>
        </text:list-item>
        <text:list-item>
          <text:p text:style-name="P92">G. gonia gōnía = angulo. ⊃ (tetra)gon(o), (poly)gon(o). </text:p>
        </text:list-item>
        <text:list-item>
          <text:p text:style-name="P92"><text:span text:style-name="T3">goniometro</text:span> ĕ | -metro | -mètre | -meter | -meter. = instrumento que mensura angulo. ⊂ goni(a) -o- metro. </text:p>
        </text:list-item>
        <text:list-item>
          <text:p text:style-name="P92"><text:span text:style-name="T3">gonorrhœa</text:span> 400 | -rea | -rhée | -rhea | -rhöe. = fluxu morboso de semine. ⊂ G. gonórria ⊂ gon(e) -o- rhe. </text:p>
        </text:list-item>
        <text:list-item>
          <text:p text:style-name="P92"><text:span text:style-name="T3">gracile</text:span> -ĭlis | -ile | -ile, grêle, <text:span text:style-name="T5">frèle</text:span> | -ile | -il. = macro, debile, tenue. </text:p>
        </text:list-item>
        <text:list-item>
          <text:p text:style-name="P92">—<text:span text:style-name="T3">itate</text:span> -tas | -ità | -ité | -ity | -ität. </text:p>
        </text:list-item>
        <text:list-item>
          <text:p text:style-name="P92"><text:span text:style-name="T3">gradatione</text:span> -tio | -zione | -tion | -tion | -tion. ⊂ gradu. </text:p>
        </text:list-item>
        <text:list-item>
          <text:p text:style-name="P92"><text:span text:style-name="T3">grade</text:span> -ior = i, vade, incede, ambula. ⊃ gradu, gradatione, gressu, aggrede, congressu, digressione, ingrede, progrede, regrede, transgrede. </text:p>
        </text:list-item>
        <text:list-item>
          <text:p text:style-name="P92"><text:span text:style-name="T3">GRADU</text:span> -us | -do, -dino | <text:span text:style-name="T5">de</text:span>gré, -de | <text:span text:style-name="T5">de</text:span>gree, -de | Grad. ⊂ grade. </text:p>
        </text:list-item>
        <text:list-item>
          <text:p text:style-name="P92">—<text:span text:style-name="T3">ua</text:span> | -uare | -uer | -uate | -uieren. </text:p>
        </text:list-item>
        <text:list-item>
          <text:p text:style-name="P92">—<text:span text:style-name="T3">uale</text:span> | -uale | -uel | -ual | -uell. </text:p>
        </text:list-item>
        <text:list-item>
          <text:p text:style-name="P92">—<text:span text:style-name="T3">uatione</text:span> | -zione | -tion | -tion | -tion. </text:p>
        </text:list-item>
        <text:list-item>
          <text:p text:style-name="P92">—<text:span text:style-name="T3">uato</text:span> | -uato | -ué | -uate | -uierter. </text:p>
        </text:list-item>
        <text:list-item>
          <text:p text:style-name="P92"><text:span text:style-name="T3">græco</text:span> -us | greco | grec | greek | Griechisch, Grieche. </text:p>
        </text:list-item>
        <text:list-item>
          <text:p text:style-name="P92">—<text:span text:style-name="T3">ia</text:span> -ia | Grecia | Grèce | Greece | Griechen <text:span text:style-name="T5">land</text:span>. </text:p>
        </text:list-item>
        <text:list-item>
          <text:p text:style-name="P92"><text:span text:style-name="T3">gramine</text:span> -men -mĭn- | -igna | -en | grass | Gras. = herba. </text:p>
        </text:list-item>
        <text:list-item>
          <text:p text:style-name="P92">—<text:span text:style-name="T3">eo</text:span> -ĕus | -naceo | -né | -neous | -neen. </text:p>
        </text:list-item>
        <text:list-item>
          <text:p text:style-name="P92"><text:span text:style-name="T3">gramma</text:span> N | gramma | gramme | gram | Gramm. = massa de 1 centimetro cubo de aqua. ⊂ G. gramm <text:span text:style-name="T3">ē</text:span> = linea, unitate de pondere. ⊂ graph -ma. </text:p>
        </text:list-item>
        <text:list-item>
          <text:p text:style-name="P92"><text:span text:style-name="T3">gramma</text:span>(te), G. grámma = litera. ⊃ anagrama, dia—, epi—, pro—, mono—, tele—, (parallelo)gramm(o). ⊂ graph -mate. </text:p>
        </text:list-item>
        <text:list-item>
          <text:p text:style-name="P92"><text:span text:style-name="T3">grammatica</text:span> -ĭca | -atica | -aire | -ar | -atik. ⊂ G. grammatic <text:span text:style-name="T3">ē</text:span> ⊂ grammatic(o) -a [scientia]. </text:p>
        </text:list-item>
        <text:list-item>
          <text:p text:style-name="P92">—<text:span text:style-name="T3">ale</text:span> | -ale | -al | -al | -al. </text:p>
        </text:list-item>
        <text:list-item>
          <text:p text:style-name="P92"><text:span text:style-name="T3">grammatico</text:span> -ĭcus | -atico | -airien, -atical | -arian, -atic | -atisch. ⊂ G. -icós. ⊂ G. grammat(e) -ico. </text:p>
        </text:list-item>
        <text:list-item>
          <text:p text:style-name="P92"><text:span text:style-name="T3">granario</text:span> -um | -aio | grenier | -ary. = loco pro grano. </text:p>
        </text:list-item>
        <text:list-item>
          <text:p text:style-name="P92"><text:span text:style-name="T3">grande</text:span> -is | grande | grand | <text:span text:style-name="T5">great</text:span>, grand | <text:span text:style-name="T5">gross</text:span>, grand. = alto, magno, sublime, magnifico, elevato, nobile. </text:p>
        </text:list-item>
        <text:list-item>
          <text:p text:style-name="P92"><text:span text:style-name="T3">grandine</text:span> -do -dĭn- | grandine | <text:span text:style-name="T5">grêle</text:span> | <text:span text:style-name="T5">hail</text:span> (grandinous) | <text:span text:style-name="T5">Hagel</text:span>. ⊂ E. ⊃ R. grad. </text:p>
        </text:list-item>
        <text:list-item>
          <text:p text:style-name="P92"><text:span text:style-name="T3">granditate</text:span> -tas | grandezza | grandeur | grandeur, <text:span text:style-name="T5">greatness</text:span> | Grösse. = to es grande. </text:p>
        </text:list-item>
        <text:list-item>
          <text:p text:style-name="P92"><text:soft-page-break/><text:span text:style-name="T3">GRANO</text:span> -um | grano, granello | grain | corn, grain | Korn | H. grano | P. grâo. ⊃ granario. ⊂ E. grno. ⊃ A. corn, D. Korn, R. zerno. </text:p>
        </text:list-item>
        <text:list-item>
          <text:p text:style-name="P92">—<text:span text:style-name="T3">ulo</text:span> ŭ | -ulo | -ule | -ule. = parvo grano, globulo. </text:p>
        </text:list-item>
        <text:list-item>
          <text:p text:style-name="P92">——<text:span text:style-name="T3">a</text:span> ŭ | -are | -er | -ate | -ieren. </text:p>
        </text:list-item>
        <text:list-item>
          <text:p text:style-name="P92">——<text:span text:style-name="T3">are</text:span> | -are | -aire | -ar. </text:p>
        </text:list-item>
        <text:list-item>
          <text:p text:style-name="P92">——<text:span text:style-name="T3">oso</text:span> | -oso | -eux | -ous | -ös. </text:p>
        </text:list-item>
        <text:list-item>
          <text:p text:style-name="P92"><text:span text:style-name="T3">graph-, </text:span>G. gráphō = scribe. ⊃ epi—e, ana—e, auto—o, calli—o, chiro—o, holo—o, para—o, typo—o, tele—o, mono—ia, ortho—ia, steno—ia. </text:p>
        </text:list-item>
        <text:list-item>
          <text:p text:style-name="P92">—<text:span text:style-name="T3">ico</text:span> ĭ 100 | grafico | -ique | -ic | -isch. ⊂ G. -icós. </text:p>
        </text:list-item>
        <text:list-item>
          <text:p text:style-name="P92">—<text:span text:style-name="T3">io</text:span> -ĭum | | | | Griffel. = stylo pro scribe. ⊂ G. graphíon. </text:p>
        </text:list-item>
        <text:list-item>
          <text:p text:style-name="P92">—<text:span text:style-name="T3">ite</text:span> N | grafite | -ite | -ite | -it. = carbone crystallizato in prismas, que servi ad scribe. </text:p>
        </text:list-item>
        <text:list-item>
          <text:p text:style-name="P92"><text:span text:style-name="T3">gratia</text:span> -a | -azia | -âce | -ace | -ace. = to es grato, memoria de beneficio, benevolentia, favore. <text:line-break/>age gratias | ringraziare | <text:span text:style-name="T5">remercier</text:span> | <text:span text:style-name="T5">to thank</text:span> | <text:span text:style-name="T5">danken</text:span>. </text:p>
        </text:list-item>
        <text:list-item>
          <text:p text:style-name="P92"><text:span text:style-name="T3">gratifica</text:span> -ĭcor | -ficare | -fier | -fy | -ficieren. ⊂ grat(o) -i- -fac. </text:p>
        </text:list-item>
        <text:list-item>
          <text:p text:style-name="P92">—<text:span text:style-name="T3">tione</text:span> -tio | -zione | -tion | -tion | -tion. </text:p>
        </text:list-item>
        <text:list-item>
          <text:p text:style-name="P92"><text:span text:style-name="T3">gratioso</text:span> -us | -zioso | -cieux | -cious | -tiös. = cum gratia. </text:p>
        </text:list-item>
        <text:list-item>
          <text:p text:style-name="P92">—<text:span text:style-name="T3">itate</text:span> | -ziosità, <text:span text:style-name="T5">gentilezza</text:span> | -cieuseté | -ciosity. </text:p>
        </text:list-item>
        <text:list-item>
          <text:p text:style-name="P92"><text:span text:style-name="T3">gratis</text:span> -is | -is | -is | -is | -is. = sine pretio, sine præmio, gratuito. ⊂ grat(ia) -is [ablativo plurale]. </text:p>
        </text:list-item>
        <text:list-item>
          <text:p text:style-name="P92"><text:span text:style-name="T3">grato</text:span> -us | grato | <text:span text:style-name="T5">a</text:span>gré <text:span text:style-name="T5">able</text:span>, <text:span text:style-name="T5">reconnaissant</text:span>, gré | grate <text:span text:style-name="T5">ful</text:span>, <text:span text:style-name="T5">a</text:span>gree <text:span text:style-name="T5">able</text:span> | <text:span text:style-name="T5">dankbar</text:span>. ⊃ gratula, gratia, gratifica. </text:p>
        </text:list-item>
        <text:list-item>
          <text:p text:style-name="P92">—<text:span text:style-name="T3">itudine</text:span> | -itudine | -itude | -itude. </text:p>
        </text:list-item>
        <text:list-item>
          <text:p text:style-name="P92"><text:span text:style-name="T3">gratuito</text:span> -ĭtus | -ito | -it | -itous | -it. = gratis. </text:p>
        </text:list-item>
        <text:list-item>
          <text:p text:style-name="P92"><text:span text:style-name="T3">gratula</text:span> -ŭlor | <text:span text:style-name="T5">con</text:span>gratulare | <text:span text:style-name="T5">féliciter</text:span>, <text:span text:style-name="T5">con</text:span>gratuler | -ate | -ieren. = es grato, demonstra gaudio, age gratias ad deo. </text:p>
        </text:list-item>
        <text:list-item>
          <text:p text:style-name="P92">—<text:span text:style-name="T3">tione</text:span> -tio | -aione | con—tion | -tion | -tion. </text:p>
        </text:list-item>
        <text:list-item>
          <text:p text:style-name="P92"><text:span text:style-name="T3">grave</text:span> -is | -ve | -ve | -ve | <text:span text:style-name="T5">schwer</text:span>, -vis | H. P. grave. = cum pondere, anti leve. ⊃ aggrăva. ⊂ E. ⊃ G. bary. </text:p>
        </text:list-item>
        <text:list-item>
          <text:p text:style-name="P92">—<text:span text:style-name="T3">ido</text:span> -ĭdus | -ido | -ide | -id | -id. = pleno, prægno. </text:p>
        </text:list-item>
        <text:list-item>
          <text:p text:style-name="P92">——<text:span text:style-name="T3">itate</text:span> -tas | -anza | -ité | -ity | -ität. </text:p>
        </text:list-item>
        <text:list-item>
          <text:p text:style-name="P92">—<text:span text:style-name="T3">ita</text:span> -ĭto | -are | -er | -ate | -ieren. </text:p>
        </text:list-item>
        <text:list-item>
          <text:p text:style-name="P92">——<text:span text:style-name="T3">tione</text:span> | -zione | -tion | -tion | -tion. </text:p>
        </text:list-item>
        <text:list-item>
          <text:p text:style-name="P92">—<text:span text:style-name="T3">itate</text:span> -tas | -tà | -té | -ty | -tät. </text:p>
        </text:list-item>
        <text:list-item>
          <text:p text:style-name="P92"><text:span text:style-name="T3">grege</text:span> grex | gregge | <text:span text:style-name="T5">troupeau</text:span> | <text:span text:style-name="T5">herd</text:span>, <text:span text:style-name="T5">flock</text:span> | <text:span text:style-name="T5">Herde</text:span>. ⊃ aggrĕga, congrega, egregio, disgrega, segrega. </text:p>
        </text:list-item>
        <text:list-item>
          <text:p text:style-name="P92">—<text:span text:style-name="T3">ario</text:span> -ĭus | -ario | -aire | -arious. = (animale que vive) in grege. </text:p>
        </text:list-item>
        <text:list-item>
          <text:p text:style-name="P92"><text:span text:style-name="T3">gremio</text:span> -um | grembo. = sinu. </text:p>
        </text:list-item>
        <text:list-item>
          <text:p text:style-name="P92"><text:span text:style-name="T3">gresso</text:span> -us = que e grade. </text:p>
        </text:list-item>
        <text:list-item>
          <text:p text:style-name="P92"><text:span text:style-name="T3">gressu</text:span> -us = to grade. ⊃ in—, con—, re—, pro— </text:p>
        </text:list-item>
        <text:list-item>
          <text:p text:style-name="P92"><text:span text:style-name="T3">grue</text:span> grus | gru | grue | crane | Kranich | H. grulla | P. grou. = Zool. « grus cinerea ». ⊂ E. ⊃ A. D., G. géranos, R. z’uravlï. </text:p>
        </text:list-item>
        <text:list-item>
          <text:p text:style-name="P92"><text:span text:style-name="T3">grumo</text:span> 100 | I. H. P. grumo | grumeau | grume | Grumus, <text:span text:style-name="T5">Klümpchen</text:span>. </text:p>
        </text:list-item>
        <text:list-item>
          <text:p text:style-name="P92">—<text:span text:style-name="T3">oso</text:span> | -oso | -eleux | -ous | -ös. </text:p>
        </text:list-item>
        <text:list-item>
          <text:p text:style-name="P92"><text:soft-page-break/><text:span text:style-name="T3">grundi</text:span> -io, <text:span text:style-name="T3">grunni</text:span> -io | grugnire | grogner | to grunt | grunzen. = fac voce de porco. ⊂ E. ⊃ A. D., G. grúzō. </text:p>
        </text:list-item>
        <text:list-item>
          <text:p text:style-name="P92"><text:span text:style-name="T3">gryllo</text:span> 100 | grillo | grillon | <text:span text:style-name="T5">cricket</text:span> | Grille. = Zool. « gryllus campestris ». ⊂ G. grúllos. </text:p>
        </text:list-item>
        <text:list-item>
          <text:p text:style-name="P92"><text:span text:style-name="T3">grypho</text:span> -us | grifo, grifone | griffon | griffin | Greif. = animale fabuloso, cum capite de aquila, et corpore de leone. ⊂ G. grúph. </text:p>
        </text:list-item>
        <text:list-item>
          <text:p text:style-name="P92"><text:span text:style-name="T3">guberna</text:span> -o, G. cubernáō = rege nave. </text:p>
        </text:list-item>
        <text:list-item>
          <text:p text:style-name="P92">— -o | governare | gouverner | govern | gouvernieren. = administra, rege. </text:p>
        </text:list-item>
        <text:list-item>
          <text:p text:style-name="P92"><text:span text:style-name="T3">gula</text:span> -a | gola | gorge | <text:span text:style-name="T5">throat</text:span>, gullet | Kehle | H. P. gula. ⊂ E. ⊃ D. Kehle, S. gala. </text:p>
        </text:list-item>
        <text:list-item>
          <text:p text:style-name="P92"><text:span text:style-name="T3">gummi</text:span> 100 | gomma | gomme | gum | Gummi. ⊂ G. cómmi ⊂ Aegyptio. </text:p>
        </text:list-item>
        <text:list-item>
          <text:p text:style-name="P92">—<text:span text:style-name="T3">oso</text:span> 100 | gommoso | gommeux | -ous | -ös. </text:p>
        </text:list-item>
        <text:list-item>
          <text:p text:style-name="P92"><text:span text:style-name="T3">gurgite</text:span> -ges -gĭt- | gorgo | <text:span text:style-name="T5">gouffre</text:span> | <text:span text:style-name="T5">gulf</text:span>, <text:span text:style-name="T5">abyss</text:span> | <text:span text:style-name="T5">Strudel</text:span>. = massa de aqua rotante. </text:p>
        </text:list-item>
        <text:list-item>
          <text:p text:style-name="P92">— M | | gorge | gorge | Gurgel. = gula. ⊃ ingurgita. </text:p>
        </text:list-item>
        <text:list-item>
          <text:p text:style-name="P92"><text:span text:style-name="T3">gusta</text:span> -o | -are | goûter | to gust, <text:span text:style-name="T5">taste</text:span> | kosten, goutieren. ⊂ E. ⊃ D. kosten; A. choose, F. choisir = elige. </text:p>
        </text:list-item>
        <text:list-item>
          <text:p text:style-name="P92">—<text:span text:style-name="T3">tione</text:span> 100 | -zione | -tion | -tion | -tion. </text:p>
        </text:list-item>
        <text:list-item>
          <text:p text:style-name="P92"><text:span text:style-name="T3">gustu</text:span> 100 | gusto | goût | <text:span text:style-name="T5">taste</text:span>, gust | Kost. = ton gusta. </text:p>
        </text:list-item>
        <text:list-item>
          <text:p text:style-name="P92"><text:span text:style-name="T3">gutta</text:span> -a | goccia | goutte | <text:span text:style-name="T5">drop</text:span>, gutta (Archit. ) | <text:span text:style-name="T5">Tropfen</text:span>, Gutta (Archit.). </text:p>
        </text:list-item>
        <text:list-item>
          <text:p text:style-name="P92"><text:span text:style-name="T3">gutture</text:span> -tŭr | <text:span text:style-name="T5">gola</text:span>, <text:span text:style-name="T5">strozza</text:span> | <text:span text:style-name="T5">gosier</text:span>, <text:span text:style-name="T5">gorge</text:span> | <text:span text:style-name="T5">throat</text:span>, <text:span text:style-name="T5">gorge</text:span> | <text:span text:style-name="T5">Gurgel</text:span>. </text:p>
        </text:list-item>
        <text:list-item>
          <text:p text:style-name="P92">—<text:span text:style-name="T3">ale</text:span> | -ale | -al | -al | -al. </text:p>
        </text:list-item>
        <text:list-item>
          <text:p text:style-name="P92"><text:span text:style-name="T3">gymnasio</text:span> -um | ginnasio | -se | -sium | -sium. = loco, ubi juvenes nudo fac exercitio, schola de gymnastica, schola de philosophia. ⊂ G. gumnásion ⊂ gymno. </text:p>
        </text:list-item>
        <text:list-item>
          <text:p text:style-name="P92"><text:span text:style-name="T3">gymnastica</text:span> -ĭca | ginnastica | -ique | -ics | -ik. = arte de gymnastico. </text:p>
        </text:list-item>
        <text:list-item>
          <text:p text:style-name="P92"><text:span text:style-name="T3">gymnastico</text:span> -ĭcus | ginnastico | -ique | -ic | -isch. ⊂ G. -icós. ⊂ gymno. </text:p>
        </text:list-item>
        <text:list-item>
          <text:p text:style-name="P92"><text:span text:style-name="T3">gymnico</text:span> -ĭcus | ginnico | -ique | -ic | -isch. = gymnastico. ⊂ G. -icós. </text:p>
        </text:list-item>
        <text:list-item>
          <text:p text:style-name="P92">G. gymno -ós = nudo. ⊃ gymnico, gymnasio. </text:p>
        </text:list-item>
        <text:list-item>
          <text:p text:style-name="P92"><text:span text:style-name="T3">gymnosperma</text:span> | ginnosperma | -erme | -erm | -ermä. = (plantas) cum semine nudo. ⊂ G. gymnóspermos ⊂ gymno sperm(a) -o. </text:p>
        </text:list-item>
        <text:list-item>
          <text:p text:style-name="P92">G. gynē, gynæc, gun <text:span text:style-name="T3">ē</text:span> = femina. ⊃ androgyno, gynæcēo. </text:p>
        </text:list-item>
        <text:list-item>
          <text:p text:style-name="P92"><text:span text:style-name="T3">gynæceo</text:span> -ēum | gineceo | gynécée | gynæceum | Gynäceum. ⊂ G. gunaiceîon ⊂ gynæc -eo. </text:p>
        </text:list-item>
        <text:list-item>
          <text:p text:style-name="P92"><text:span text:style-name="T3">gypso</text:span> 100 | gesso | -pse | -psum | -ps. ⊂ G. gúpsos. = sulphato hydrato de calcio. </text:p>
        </text:list-item>
        <text:list-item>
          <text:p text:style-name="P92"><text:span text:style-name="T3">gyra</text:span> 300 | girare | <text:span text:style-name="T5">tourner</text:span> | <text:span text:style-name="T5">to turn</text:span>, to gyrate. = fac gyro, pone in gyro, i in gyro, volve, torque, rota. </text:p>
        </text:list-item>
        <text:list-item>
          <text:p text:style-name="P92">— M | girare | <text:span text:style-name="T5">endosser</text:span> | <text:span text:style-name="T5">endorse</text:span> | girieren. = muta directione de debito. </text:p>
        </text:list-item>
        <text:list-item>
          <text:p text:style-name="P92"><text:span text:style-name="T3">gyro</text:span> -us | giro | <text:span text:style-name="T5">tour</text:span>, <text:span text:style-name="T5">mouvement</text:span> giratoire | gyre | Gyrus. ⊂ G. gûros. </text:p>
        </text:list-item>
        <text:list-item>
          <text:p text:style-name="P42"><text:soft-page-break/>—<text:span text:style-name="T3">scopio</text:span> | giroscopio | -scope | -scope | -skop. </text:p>
        </text:list-item>
      </text:list>
      <text:p text:style-name="Text_20_body"><text:span text:style-name="T3">H</text:span> </text:p>
      <text:list xml:id="list252798693" text:style-name="L34">
        <text:list-item>
          <text:p text:style-name="P93"><text:span text:style-name="T3">HABE</text:span> -eo | avere | avoir | to have | haben | H. haber | P. haver. = tene, posside. ⊃ habitu, habita, habile, debile, adhibe, cohibe, debe, exhibe, inhibe, præbe, prohibe, redhibe. Origine commune de L. « habe » et D. « haben » es controverso. </text:p>
        </text:list-item>
        <text:list-item>
          <text:p text:style-name="P93"><text:span text:style-name="T3">habile</text:span> -ĭlis | abile | -ile | able, -ile | -il. = apto, conveniente; perito, idoneo. ⊂ habe. </text:p>
        </text:list-item>
        <text:list-item>
          <text:p text:style-name="P93">—<text:span text:style-name="T3">ita</text:span> -ĭto | abilitare | -er | -ate | -ieren. = fac habile. </text:p>
        </text:list-item>
        <text:list-item>
          <text:p text:style-name="P93">—<text:span text:style-name="T3">itate</text:span> -tas | abilità | -ité | ability, hability | -ität. </text:p>
        </text:list-item>
        <text:list-item>
          <text:p text:style-name="P93">—<text:span text:style-name="T3">itatione</text:span> | a—itazione | -itation | -itation | -itation. </text:p>
        </text:list-item>
        <text:list-item>
          <text:p text:style-name="P93"><text:span text:style-name="T3">habita</text:span> -ĭto | abitare | -er | inhabit | -ieren. ⊃ co—, in—, </text:p>
        </text:list-item>
        <text:list-item>
          <text:p text:style-name="P93">—<text:span text:style-name="T3">bile</text:span> -bĭlis | a—bile | -ble | -ble | -bel. </text:p>
        </text:list-item>
        <text:list-item>
          <text:p text:style-name="P93">——<text:span text:style-name="T3">itate</text:span> | a—ità | -ité | -ity | -ität. </text:p>
        </text:list-item>
        <text:list-item>
          <text:p text:style-name="P93">—<text:span text:style-name="T3">nte</text:span> -ns | a—nte | -nt | -nt | -nt. </text:p>
        </text:list-item>
        <text:list-item>
          <text:p text:style-name="P93">—<text:span text:style-name="T3">tione</text:span> -tio | a—zione | -tion | -tion | -tion. </text:p>
        </text:list-item>
        <text:list-item>
          <text:p text:style-name="P93">—<text:span text:style-name="T3">tore</text:span> -tor | a—tore | -teur | -tor | -tor. </text:p>
        </text:list-item>
        <text:list-item>
          <text:p text:style-name="P93"><text:span text:style-name="T3">habito</text:span> -ĭtus | avuto | eu. = quem habe. </text:p>
        </text:list-item>
        <text:list-item>
          <text:p text:style-name="P93"><text:span text:style-name="T3">habitu</text:span> -ĭtus = to habe. </text:p>
        </text:list-item>
        <text:list-item>
          <text:p text:style-name="P93">— -us | abito | -tus | -t(us) | -tus. = modo de gere se, statu de corpore, dispositione, aspectu. </text:p>
        </text:list-item>
        <text:list-item>
          <text:p text:style-name="P93">— -us | abito | -it | -it | -it. = veste. </text:p>
        </text:list-item>
        <text:list-item>
          <text:p text:style-name="P93">—<text:span text:style-name="T3">ua</text:span> | abituare | -er | -ate | -ieren. = da habitu(dine). </text:p>
        </text:list-item>
        <text:list-item>
          <text:p text:style-name="P93">—<text:span text:style-name="T3">uale</text:span> | abituale | -el | -al | -ell. </text:p>
        </text:list-item>
        <text:list-item>
          <text:p text:style-name="P93"><text:span text:style-name="T3">habitudine</text:span> -udo -udĭn- = habitu. </text:p>
        </text:list-item>
        <text:list-item>
          <text:p text:style-name="P93">— N | a—udine | -ude | -ude | -ude. = consuetudine, more. </text:p>
        </text:list-item>
        <text:list-item>
          <text:p text:style-name="P93">L. hac = de ce parte. </text:p>
        </text:list-item>
        <text:list-item>
          <text:p text:style-name="P93">L. hactĕnus = usque hic. </text:p>
        </text:list-item>
        <text:list-item>
          <text:p text:style-name="P93"><text:span text:style-name="T3">hædo</text:span> -us | | | goat | Geiss. = parvo capro. ⊂ E. ⊃ A. D. </text:p>
        </text:list-item>
        <text:list-item>
          <text:p text:style-name="P93">G. hæma(te), haîma = sanguine. ⊃ anæmico, hæmatite, hæmorrhagia. </text:p>
        </text:list-item>
        <text:list-item>
          <text:p text:style-name="P93"><text:span text:style-name="T3">hæmatite</text:span> 100 | ematite, matita | hématite | hæmatite | -it. = corpore rubro, de colore de sanguine, peroxydo de ferro. ⊂ G. haimatítēs ⊂ hæma. </text:p>
        </text:list-item>
        <text:list-item>
          <text:p text:style-name="P93"><text:span text:style-name="T3">hæmoptysi</text:span> | emottisi | hé—sie | -sis | -sie. = sputu de sanguine. ⊂ hæm(a) -o- pty -si. </text:p>
        </text:list-item>
        <text:list-item>
          <text:p text:style-name="P93"><text:span text:style-name="T3">hæmorrhagia</text:span> 100 | emorragia | hémorragie | hæ—ge | -gie. = eruptione de sanguine. ⊂ G. haimorragía ⊂ hæm(a) -o- rhag [erumpe] -ia. </text:p>
        </text:list-item>
        <text:list-item>
          <text:p text:style-name="P93"><text:span text:style-name="T3">hæmorrhoide</text:span> ĭ 100 | emorroidi | hémorroïdes | hæ—hoids | -hoiden. = fluxu de sanguine. ⊂ G. haimorro <text:span text:style-name="T3">ï</text:span>s ⊂ hæm(a) -o- rhe -ĭde. </text:p>
        </text:list-item>
        <text:list-item>
          <text:p text:style-name="P93">—<text:span text:style-name="T3">ale</text:span> | e—oidale | hé—oïdal | -hoidal | -hoidal. </text:p>
        </text:list-item>
        <text:list-item>
          <text:p text:style-name="P93"><text:span text:style-name="T3">hære</text:span> -eo = adhære, cohære. ⊃ hæsita, inhære. </text:p>
        </text:list-item>
        <text:list-item>
          <text:p text:style-name="P93">G. hære, hairéō = cape, elige. ⊃ hæresi, aphæresi, diæresi, <text:soft-page-break/>synæresi. </text:p>
        </text:list-item>
        <text:list-item>
          <text:p text:style-name="P93"><text:span text:style-name="T3">hæresi</text:span> -ĕsis = opinione, secta. ⊂ G. haíresis ⊂ hære -si. </text:p>
        </text:list-item>
        <text:list-item>
          <text:p text:style-name="P93">— ĕ 300 | eresia | hérésie | heresy | Häresie. = opinione contra majoritate. </text:p>
        </text:list-item>
        <text:list-item>
          <text:p text:style-name="P93"><text:span text:style-name="T3">hæresiarcha</text:span> 400 | eresiarca | hérésiarque | heresiarch | -arch. = capite de hæresi. ⊂ G. hairesiárchēs. </text:p>
        </text:list-item>
        <text:list-item>
          <text:p text:style-name="P93"><text:span text:style-name="T3">hæretico</text:span> ĭ 400 | eretico | hérétique | heretic | -isch, -iker. = qui seque hæresi. ⊂ G. -icós. </text:p>
        </text:list-item>
        <text:list-item>
          <text:p text:style-name="P93"><text:span text:style-name="T3">hæsita</text:span> -ĭto | esitare | hésiter | to hesitate | -ieren. = hære, es ligato, non pote progredi, dubita. </text:p>
        </text:list-item>
        <text:list-item>
          <text:p text:style-name="P93">—<text:span text:style-name="T3">tione</text:span> -tio | esitazione | hésitation | hesitation | -ation. </text:p>
        </text:list-item>
        <text:list-item>
          <text:p text:style-name="P93"><text:span text:style-name="T3">hala</text:span> -o = halita, exhala, fla, spira. ⊃ halitu, anhela, inhala. </text:p>
        </text:list-item>
        <text:list-item>
          <text:p text:style-name="P93"><text:span text:style-name="T3">halita</text:span> -ĭto | alitare | haleter | | -ieren. = hala. </text:p>
        </text:list-item>
        <text:list-item>
          <text:p text:style-name="P93"><text:span text:style-name="T3">halitu</text:span> -ĭtus | alito | haleine | <text:span text:style-name="T5">breath</text:span> | <text:span text:style-name="T5">Atem</text:span>. = flatu. ⊂ hala. </text:p>
        </text:list-item>
        <text:list-item>
          <text:p text:style-name="P93">—<text:span text:style-name="T3">uoso</text:span> | | -ueux | -uous | -uös. = humido per sudore. </text:p>
        </text:list-item>
        <text:list-item>
          <text:p text:style-name="P93"><text:span text:style-name="T3">hallucina</text:span> -ĭnor, alucĭna | a—are | -er | -ate | -ieren. = erra, falle. </text:p>
        </text:list-item>
        <text:list-item>
          <text:p text:style-name="P93">—<text:span text:style-name="T3">tione</text:span> 100 | a—zione | -tion | -tion | -tion. = illusione. </text:p>
        </text:list-item>
        <text:list-item>
          <text:p text:style-name="P93"><text:span text:style-name="T3">halone</text:span> 100 | alone | halo | halo | Halon. = corona de luce circa astro. ⊂ G. hálōs = disco. </text:p>
        </text:list-item>
        <text:list-item>
          <text:p text:style-name="P93">G. hal háls = || sale. </text:p>
        </text:list-item>
        <text:list-item>
          <text:p text:style-name="P93"><text:span text:style-name="T3">halogeno</text:span> ĕ | alogeno | -gène | -gen. = (chloro, bromo, etc.) generante sale [hal]. </text:p>
        </text:list-item>
        <text:list-item>
          <text:p text:style-name="P93"><text:span text:style-name="T3">hamadryade</text:span> (-ădes -ădum) | amadriade | -ade | -ad | -ade. = nympha de arbores. ⊂ G. hamadruás ⊂ hama [simul] dry [arbore]. </text:p>
        </text:list-item>
        <text:list-item>
          <text:p text:style-name="P93"><text:span text:style-name="T3">hamo</text:span> -us | amo | hameçon | <text:span text:style-name="T5">hook</text:span>, hamus | Hamen. </text:p>
        </text:list-item>
        <text:list-item>
          <text:p text:style-name="P93">G. harmo -ós = connexione. ⊂ E. ar. </text:p>
        </text:list-item>
        <text:list-item>
          <text:p text:style-name="P93"><text:span text:style-name="T3">harmonia</text:span> -ĭa | armonia | -nie | -ny | -nie. ⊂ G. harmonía ⊂ harmo. </text:p>
        </text:list-item>
        <text:list-item>
          <text:p text:style-name="P93">—<text:span text:style-name="T3">ico</text:span> -ĭcus | armonico | -ique | -ic | -isch. ⊂ G. -icós. </text:p>
        </text:list-item>
        <text:list-item>
          <text:p text:style-name="P93">—<text:span text:style-name="T3">ioso</text:span> | armonioso | -ieux | -ious. = harmonico. </text:p>
        </text:list-item>
        <text:list-item>
          <text:p text:style-name="P93">—<text:span text:style-name="T3">iza</text:span> | a—izzare | -iser | -ize | -isieren. = concorda. </text:p>
        </text:list-item>
        <text:list-item>
          <text:p text:style-name="P93"><text:span text:style-name="T3">harpyia</text:span> (-ae -arum) | arpia | -pie | -py | -pyie. = ave monstruoso cum vultu de femina et corpore de vulture. ⊂ G. hárpuia ⊂ harpe [rape]. </text:p>
        </text:list-item>
        <text:list-item>
          <text:p text:style-name="P93"><text:span text:style-name="T3">hasta</text:span> -a | <text:span text:style-name="T5">lancia</text:span>, asta | <text:span text:style-name="T5">pique</text:span>, haste | <text:span text:style-name="T5">lance</text:span>, <text:span text:style-name="T5">spear</text:span> (hasta <text:span text:style-name="T5">te</text:span>) | <text:span text:style-name="T5">Spiess</text:span>. = longo baculo, cum cuspide ex ferro. ⊃ subhasta. </text:p>
        </text:list-item>
        <text:list-item>
          <text:p text:style-name="P93">L. haud = non. </text:p>
        </text:list-item>
        <text:list-item>
          <text:p text:style-name="P93"><text:span text:style-name="T3">hauri</text:span> -io = exhauri, trahe. </text:p>
        </text:list-item>
        <text:list-item>
          <text:p text:style-name="P93"><text:span text:style-name="T3">hausto</text:span> -us = quem hauri. </text:p>
        </text:list-item>
        <text:list-item>
          <text:p text:style-name="P93">G. he, híēmi = pone, mitte. || si(ne). ⊃ (cat)he(to), (cat)he(tere), (di)e(si). </text:p>
        </text:list-item>
        <text:list-item>
          <text:p text:style-name="P93"><text:span text:style-name="T3">hebdomade</text:span> -mas -măd- | <text:span text:style-name="T5">settimana</text:span> | <text:span text:style-name="T5">semaine</text:span> | <text:span text:style-name="T5">week</text:span>, hebdomad | <text:span text:style-name="T5">Woche</text:span>. = periodo de septem die, septimana. ⊂ G. -más. ⊂ hepta. </text:p>
        </text:list-item>
        <text:list-item>
          <text:p text:style-name="P93">—<text:span text:style-name="T3">ale</text:span> 500 | ebdomadario | -aire | -al, </text:p>
        </text:list-item>
        <text:list-item>
          <text:p text:style-name="P93">—<text:span text:style-name="T3">ario</text:span> M | -ary | -al, -arius. </text:p>
        </text:list-item>
        <text:list-item>
          <text:p text:style-name="P93"><text:span text:style-name="T3">Hebe</text:span> -e | Ebe | Hébé | Hebe | Hebe. = dea de juventute, que da bibe ad deos. ⊃ ephebo. ⊂ G. h <text:span text:style-name="T3">ē</text:span>bē = || L. juvene. </text:p>
        </text:list-item>
        <text:list-item>
          <text:p text:style-name="P93"><text:span text:style-name="T3">hebete</text:span> -bes -bĕt- | ebete | hébété | hebete, <text:span text:style-name="T5">stupid</text:span> | <text:span text:style-name="T5">stumpf</text:span>. = <text:soft-page-break/>obtuso, tardo, sine acumine. </text:p>
        </text:list-item>
        <text:list-item>
          <text:p text:style-name="P93">—<text:span text:style-name="T3">a</text:span> -o | inebetire | hébéter | -ate | -ieren. = redde hebete. </text:p>
        </text:list-item>
        <text:list-item>
          <text:p text:style-name="P93">—<text:span text:style-name="T3">udine</text:span> ĭ 500 | ebetudine | hébétude | -tude | -tudo. </text:p>
        </text:list-item>
        <text:list-item>
          <text:p text:style-name="P93"><text:span text:style-name="T3">hecatombe</text:span> 100 | ecatombe | hé—ombe | -omb | -ombe. = sacrificio de centum bove. ⊂ G. hecatómbē ⊂ hecaton bu. </text:p>
        </text:list-item>
        <text:list-item>
          <text:p text:style-name="P93">G. hecaton, -atón = centum. ⊂ he [heís = uno] caton [centum]. ⊃ hecatom(be), F. hect(are). </text:p>
        </text:list-item>
        <text:list-item>
          <text:p text:style-name="P93"><text:span text:style-name="T3">hedera</text:span> -ĕra | edera | lierre | <text:span text:style-name="T5">ivy</text:span> | <text:span text:style-name="T5">Epheu</text:span>. = Bot. « hedera helix ». L hedĕra ⊃ F. antiquo <text:span text:style-name="T5">ierre</text:span>, <text:span text:style-name="T5">l’ierre</text:span> ⊃ F. lierre. </text:p>
        </text:list-item>
        <text:list-item>
          <text:p text:style-name="P93">—<text:span text:style-name="T3">aceo</text:span> -us | ederaceo | hédéracé | -raceous. </text:p>
        </text:list-item>
        <text:list-item>
          <text:p text:style-name="P93">G. hedra hédra = sēde. ⊃ (cat)hedra, (tetra)edr(o). ⊂ G. hed [sĕde] -ra. </text:p>
        </text:list-item>
        <text:list-item>
          <text:p text:style-name="P93"><text:span text:style-name="T3">hegemonia</text:span> N | egemonia | -nie | -ny | -nie. = prædominio, imperio. ⊂ G. hēgemonía ⊂ age. </text:p>
        </text:list-item>
        <text:list-item>
          <text:p text:style-name="P93"><text:span text:style-name="T3">heliaco</text:span> ă | eliaco | héliaque | heliac | -kisch. = de sol. ⊂ G. hēliacós ⊂ helio. </text:p>
        </text:list-item>
        <text:list-item>
          <text:p text:style-name="P93"><text:span text:style-name="T3">helica</text:span> -ĭca | elica | hélice | -ix | -ix. = curva de limace, spirale. ⊂ G. helícē || L. volve. </text:p>
        </text:list-item>
        <text:list-item>
          <text:p text:style-name="P93">G. helio h <text:span text:style-name="T3">ē</text:span>lios = sol. ⊃ (ap)helio, (peri)helio, heliaco. </text:p>
        </text:list-item>
        <text:list-item>
          <text:p text:style-name="P93"><text:span text:style-name="T3">helioscopio</text:span> N | elioscopio | hélioscope | -scope | -skop. = instrumento que signa luminositate de sol. </text:p>
        </text:list-item>
        <text:list-item>
          <text:p text:style-name="P93">— 100 = heliotropio. ⊂ G. -oscópion. </text:p>
        </text:list-item>
        <text:list-item>
          <text:p text:style-name="P93"><text:span text:style-name="T3">heliotropio</text:span> 100 | eliotropio | hé—pe | -pe | -pium. = planta que verte flores ad sol. Uno specie es « heliotropium peruvianum ». ⊂ G. hēliotrópion ⊂ helio trop [verte] -io. </text:p>
        </text:list-item>
        <text:list-item>
          <text:p text:style-name="P93"><text:span text:style-name="T3">helota</text:span> -a, hilota | ilota | ilote | helot | Heloten. = servo de Spartanos. ⊂ G. heil <text:span text:style-name="T3">ō</text:span>tēs, habitante de Helo. </text:p>
        </text:list-item>
        <text:list-item>
          <text:p text:style-name="P93"><text:span text:style-name="T3">Helvetia</text:span> -ĭa | Svizzera | Suisse | Helvetia | Schweiz. </text:p>
        </text:list-item>
        <text:list-item>
          <text:p text:style-name="P93">G. hemera hēméra = die. ⊃ ephemeride. </text:p>
        </text:list-item>
        <text:list-item>
          <text:p text:style-name="P93"><text:span text:style-name="T3">hemi-,</text:span> G. hēmi- = || L. semi-, dimidio. </text:p>
        </text:list-item>
        <text:list-item>
          <text:p text:style-name="P93">—<text:span text:style-name="T3">crania</text:span> | emicrania | migraine | -nia | -nie. ⊂ G. hēmicrania. </text:p>
        </text:list-item>
        <text:list-item>
          <text:p text:style-name="P93">—<text:span text:style-name="T3">cyclo</text:span> -us | emiciclo | hé—cle | -cle | -clus. ⊂ G. hēmícuclos. </text:p>
        </text:list-item>
        <text:list-item>
          <text:p text:style-name="P93">—<text:span text:style-name="T3">plegia</text:span>, -plexia | emiplegia | hémiplégie | -gy | -gie. = paralysi de dimidio de corpore. ⊂ G. hēmiplēgía, -xía ⊂ plēgē [plaga]. </text:p>
        </text:list-item>
        <text:list-item>
          <text:p text:style-name="P93">—<text:span text:style-name="T3">sphærico</text:span> -ĭcus | emisferico | hémisphérique | -pheric | -isch. </text:p>
        </text:list-item>
        <text:list-item>
          <text:p text:style-name="P93">—<text:span text:style-name="T3">sphærio</text:span> 100 | emisfero | hémisphère | -sphere | -sphære. ⊂ G. hēmisphaírion. </text:p>
        </text:list-item>
        <text:list-item>
          <text:p text:style-name="P93">—<text:span text:style-name="T3">stichio</text:span> 100 | emistichio | hé—iche | -ich | -ich. = semi versu. ⊂ G. hēmistuíchion. </text:p>
        </text:list-item>
        <text:list-item>
          <text:p text:style-name="P93">G. hen, hén = uno. || L. sem(per). </text:p>
        </text:list-item>
        <text:list-item>
          <text:p text:style-name="P93">G. hendeca, héndeca = decem et uno. </text:p>
        </text:list-item>
        <text:list-item>
          <text:p text:style-name="P93"><text:span text:style-name="T3">hendecasyllabo</text:span> -ăbus | endecasillabo | -be | -ble, -bic | -bus. = versu de 11 syllaba. ⊂ G. hendecasúllabos. </text:p>
        </text:list-item>
        <text:list-item>
          <text:p text:style-name="P93"><text:span text:style-name="T3">hepate</text:span> hepar -păt- 100 | <text:span text:style-name="T5">fegato</text:span> epate | <text:span text:style-name="T5">foie</text:span> | <text:span text:style-name="T5">liver</text:span> | <text:span text:style-name="T5">Leber</text:span>. ⊂ G. h <text:span text:style-name="T3">ē</text:span>par. </text:p>
        </text:list-item>
        <text:list-item>
          <text:p text:style-name="P93">—<text:span text:style-name="T3">ico</text:span> ĭ 100 | epatico | hé—ique | -ic | -isch. ⊂ G. -icós. </text:p>
        </text:list-item>
        <text:list-item>
          <text:p text:style-name="P93"><text:span text:style-name="T3">heptagono</text:span> ŏ | ettagono | -one | -on | -on. = polygono cum septem <text:soft-page-break/>[hepta] angulo. ⊂ G. heptágōnos. </text:p>
        </text:list-item>
        <text:list-item>
          <text:p text:style-name="P93"><text:span text:style-name="T3">herba</text:span> -a | erba | herbe | herb | Herba, <text:span text:style-name="T5">Kraut</text:span> | H. yerba | P. herva. </text:p>
        </text:list-item>
        <text:list-item>
          <text:p text:style-name="P93">—<text:span text:style-name="T3">aceo</text:span> 100 | erbaceo | -cé | -ceous. </text:p>
        </text:list-item>
        <text:list-item>
          <text:p text:style-name="P93">—<text:span text:style-name="T3">ario</text:span> 100 | erbario | -ier | -arium | -arium. </text:p>
        </text:list-item>
        <text:list-item>
          <text:p text:style-name="P93">—<text:span text:style-name="T3">ivoro</text:span> -ŏrus | erbivoro | -ore | -orous | -ore. </text:p>
        </text:list-item>
        <text:list-item>
          <text:p text:style-name="P93">—<text:span text:style-name="T3">oso</text:span> -us | erboso | -eux, -u | -ous | -ös. </text:p>
        </text:list-item>
        <text:list-item>
          <text:p text:style-name="P93"><text:span text:style-name="T3">herede</text:span> heres | erede | héritier | heir, inheritor | <text:span text:style-name="T5">Erbe</text:span>. </text:p>
        </text:list-item>
        <text:list-item>
          <text:p text:style-name="P93">—<text:span text:style-name="T3">ita</text:span> -ĭto M | ereditare | hériter | to inherit | -itieren. = fi herede. </text:p>
        </text:list-item>
        <text:list-item>
          <text:p text:style-name="P93">—<text:span text:style-name="T3">itario</text:span> -ĭus | e—ario | héréditaire | -ary | -är. </text:p>
        </text:list-item>
        <text:list-item>
          <text:p text:style-name="P93">—<text:span text:style-name="T3">itate</text:span> -itas | eredità | héritage, hérédité | heredity, heritage | -ität. </text:p>
        </text:list-item>
        <text:list-item>
          <text:p text:style-name="P93"><text:span text:style-name="T3">HERI</text:span> -i | ieri | hier | yes <text:span text:style-name="T5">terday</text:span> | ges <text:span text:style-name="T5">tern</text:span> | H. ayer. ⊂ E. ghies ⊃ G. chthés, A. yes(terday), D. ges(tern), S. hjas. </text:p>
        </text:list-item>
        <text:list-item>
          <text:p text:style-name="P93"><text:span text:style-name="T3">herma</text:span> -a | erma | -mès | -ma | -me. = columna cum statua de Mercurio (herm <text:span text:style-name="T3">ē</text:span>s). </text:p>
        </text:list-item>
        <text:list-item>
          <text:p text:style-name="P93"><text:span text:style-name="T3">hermaphrodito</text:span> -us | ermafrodito | -ite | -ite | -it. = animale mas et femina. ⊂ G. -óditos. ⊂ herm(a) [Mercurio] aphroditē [Venere]. </text:p>
        </text:list-item>
        <text:list-item>
          <text:p text:style-name="P93">—<text:span text:style-name="T3">ismo</text:span> | ermafroditismo | -isme | -ism | -ismus. </text:p>
        </text:list-item>
        <text:list-item>
          <text:p text:style-name="P93"><text:span text:style-name="T3">hermeneutica</text:span> -ĭca | e—ica | hermé—ique | -ic | -ik. = scientia de interpretatione. ⊂ G. hermēneutic <text:span text:style-name="T3">ē</text:span>. </text:p>
        </text:list-item>
        <text:list-item>
          <text:p text:style-name="P93"><text:span text:style-name="T3">hermetico</text:span> -ĭcus | ermetico | hermétique | -ical | -isch. = clausura, secundo regulas de Hermes [Mercurio, V. herma], deo ægypio Thoth, inventore de chemia. </text:p>
        </text:list-item>
        <text:list-item>
          <text:p text:style-name="P93"><text:span text:style-name="T3">hernia</text:span> 100 | ernia | -ie | -ia | -ia. </text:p>
        </text:list-item>
        <text:list-item>
          <text:p text:style-name="P93">—<text:span text:style-name="T3">ioso</text:span> 300 | ernioso | -ieux | -ious | -iös. </text:p>
        </text:list-item>
        <text:list-item>
          <text:p text:style-name="P93">hero -us = domino. </text:p>
        </text:list-item>
        <text:list-item>
          <text:p text:style-name="P93"><text:span text:style-name="T3">heroe</text:span> hēros | eroe | héros | hero | Heros. ⊂ G. h <text:span text:style-name="T3">ē</text:span>rōs || L. vir. ⊃ heroismo, heroina, heroicomico. </text:p>
        </text:list-item>
        <text:list-item>
          <text:p text:style-name="P93"><text:span text:style-name="T3">heroico</text:span> -ĭcus | eroico | héroïque | -oic | -oisch. = de heroe. ⊂ G. hērōïcós. </text:p>
        </text:list-item>
        <text:list-item>
          <text:p text:style-name="P93">—<text:span text:style-name="T3">mico</text:span> -ĭcus | eroicomico | héroïcomique | -ic. ⊂ heroi(co) comico. </text:p>
        </text:list-item>
        <text:list-item>
          <text:p text:style-name="P93"><text:span text:style-name="T3">heroina</text:span> -īna | eroina | héroïne | -ine | -ine. = heroe femina. ⊂ G. hērōínē. </text:p>
        </text:list-item>
        <text:list-item>
          <text:p text:style-name="P93"><text:span text:style-name="T3">heroismo</text:span> | eroismo | héroïsmo | heroism | -us. = to es heroe. </text:p>
        </text:list-item>
        <text:list-item>
          <text:p text:style-name="P93"><text:span text:style-name="T3">herpete</text:span> 100 | erpete | herpès | herpes | Herpes. ⊂ G. hérpēs ⊂ herpe [serpe]. = inflammatione de pelle, cum eruptione de pus. </text:p>
        </text:list-item>
        <text:list-item>
          <text:p text:style-name="P93">—<text:span text:style-name="T3">ico</text:span> -ĭcus | erpetico | herpétique | -ic | -isch. ⊂ G. herpēticós. </text:p>
        </text:list-item>
        <text:list-item>
          <text:p text:style-name="P93"><text:span text:style-name="T3">hetero-,</text:span> G. héteros = alio, differente. </text:p>
        </text:list-item>
        <text:list-item>
          <text:p text:style-name="P93">—<text:span text:style-name="T3">clito</text:span> ĭ 400 | eteroclito | hétéroclite | -ite. = cum declinatione differente. ⊂ G. -óclitos. </text:p>
        </text:list-item>
        <text:list-item>
          <text:p text:style-name="P93">—<text:span text:style-name="T3">doxo</text:span> | eterodosso | hétérodoxe | -ox | -ox. = de opinione differente. ⊂ G. -ódoxos. </text:p>
        </text:list-item>
        <text:list-item>
          <text:p text:style-name="P93">—<text:span text:style-name="T3">doxia</text:span> | eterodossia | hétérodoxie | -oxy | -oxie. G. -ia. </text:p>
        </text:list-item>
        <text:list-item>
          <text:p text:style-name="P93">—<text:span text:style-name="T3">geneo</text:span> | eterogeneo | hétérogène | -geneous | -gen. = de differente genere. ⊂ G. heterogen <text:span text:style-name="T3">ē</text:span>s. </text:p>
        </text:list-item>
        <text:list-item>
          <text:p text:style-name="P93">——<text:span text:style-name="T3">eitate</text:span> | eterogeneità | héterogénéité | -ty | -tät. </text:p>
        </text:list-item>
        <text:list-item>
          <text:p text:style-name="P93">G. hex héx = || sex. </text:p>
        </text:list-item>
        <text:list-item>
          <text:p text:style-name="P93"><text:span text:style-name="T3">hexaedro</text:span> ĕ | esaedro | -aèdre | -ahedron | -aëder. = solido cum sex <text:soft-page-break/>facie, cubo. ⊂ G. hexáedron ⊂ hex -a- (h)edr(a) -o. </text:p>
        </text:list-item>
        <text:list-item>
          <text:p text:style-name="P93"><text:span text:style-name="T3">hexagono </text:span>100 | esagono | -one | -on | -on. ⊂ G. hexágōnon. = polygono cum sex angulo [gonia]. </text:p>
        </text:list-item>
        <text:list-item>
          <text:p text:style-name="P93">—<text:span text:style-name="T3">ale</text:span> | esagonale | -al | -al. </text:p>
        </text:list-item>
        <text:list-item>
          <text:p text:style-name="P93"><text:span text:style-name="T3">hexametro</text:span> ĕ -ter | esametro | -mètre | -meter | -meter. ⊂ G. -ámetron. = versu de sex pede. </text:p>
        </text:list-item>
        <text:list-item>
          <text:p text:style-name="P93">G. hexi héxis = statu, constitutione, habitu. ⊃ cachexia. ⊂ ech. </text:p>
        </text:list-item>
        <text:list-item>
          <text:p text:style-name="P93"><text:span text:style-name="T3">hia</text:span> hio | <text:span text:style-name="T5">sbadigliare</text:span> | <text:span text:style-name="T5">bâiller</text:span> | yawn | gähnen | G. chaínō | R. zjevatï. = oscita, es aperto. ⊃ hiatu, dehiscente. ⊂ E. ⊃ A. D. G. R. </text:p>
        </text:list-item>
        <text:list-item>
          <text:p text:style-name="P93"><text:span text:style-name="T3">hiatu</text:span> -us | iato | -us | -us | -us. = ton hia. </text:p>
        </text:list-item>
        <text:list-item>
          <text:p text:style-name="P93"><text:span text:style-name="T3">hiberno</text:span> -us = de hieme. ⊃ I. inverno, F. hiver = hieme. ⊂ hi(e)m(e) -r(i)no. </text:p>
        </text:list-item>
        <text:list-item>
          <text:p text:style-name="P93">—<text:span text:style-name="T3">a</text:span> -o | svernare | -er, hiverner | -ate. = remane dum hiberno. </text:p>
        </text:list-item>
        <text:list-item>
          <text:p text:style-name="P93">—<text:span text:style-name="T3">ale</text:span> 400 | invernale | -al | -al | -al. = hiberno. </text:p>
        </text:list-item>
        <text:list-item>
          <text:p text:style-name="P93">—<text:span text:style-name="T3">atione</text:span> | | -ation | -ation | -ation. </text:p>
        </text:list-item>
        <text:list-item>
          <text:p text:style-name="P93"><text:span text:style-name="T3">hic</text:span> hic | qui, ci | ici | <text:span text:style-name="T5">here</text:span> | <text:span text:style-name="T5">hier</text:span> | H. P. aquí = in ce loco; eccum hic ⊃ I. quì, H. P. aquí; ecce hic ⊃ I. ci, F. ici. </text:p>
        </text:list-item>
        <text:list-item>
          <text:p text:style-name="P93">hic ( <text:span text:style-name="T5">nom.</text:span>), hic hæc hoc = ce, isto, hoc. </text:p>
        </text:list-item>
        <text:list-item>
          <text:p text:style-name="P93"><text:span text:style-name="T3">hieme</text:span> hiems | inverno | hiver | <text:span text:style-name="T5">winter</text:span> | <text:span text:style-name="T5">Winter</text:span> | H. invierno | P. inverno. ⊃ hiemale, hiberno. ⊂ E. ghim ⊃ G. cheim <text:span text:style-name="T3">ō</text:span>n, R. zima, S. hima; Himalaja = monte de hieme. </text:p>
        </text:list-item>
        <text:list-item>
          <text:p text:style-name="P93"><text:span text:style-name="T3">hiemale</text:span> -is | iemale | hiémal | hyemal | -al. = de hieme, hibernale. </text:p>
        </text:list-item>
        <text:list-item>
          <text:p text:style-name="P93"><text:span text:style-name="T3">hierarchia</text:span> | gerarchia | hiérarchie | -chy | -chie. ⊂ G. hierarch <text:span text:style-name="T3">ē</text:span>ía ⊂ hier(o) arch -ia. </text:p>
        </text:list-item>
        <text:list-item>
          <text:p text:style-name="P93">—<text:span text:style-name="T3">ico</text:span> -ĭcus | gerarchico | hié—ique | -ical. ⊂ G. -icós. </text:p>
        </text:list-item>
        <text:list-item>
          <text:p text:style-name="P93"><text:span text:style-name="T3">hieratico</text:span> -ĭcus | ieratico | hiératique | -ic | -isch. ⊂ G. -icós. ⊂ hiero. </text:p>
        </text:list-item>
        <text:list-item>
          <text:p text:style-name="P93"><text:span text:style-name="T3">hiero-,</text:span> = sacro. ⊃ hierarchia. </text:p>
        </text:list-item>
        <text:list-item>
          <text:p text:style-name="P93">—<text:span text:style-name="T3">glyphico</text:span> ĭ 100 | geroglifico | hiéroglyfique, hiéroglyphe | -ic | -isch. = inscriptione sacro. ⊂ G. -icós. </text:p>
        </text:list-item>
        <text:list-item>
          <text:p text:style-name="P93">—<text:span text:style-name="T3">phanta</text:span> -a | gerofante | hié—ante | -ant | -ant. = sacerdote græco, que explica mysterio sacro. ⊂ G. -ántēs. </text:p>
        </text:list-item>
        <text:list-item>
          <text:p text:style-name="P93"><text:span text:style-name="T3">hilare</text:span> -ăris | ilare | -re, <text:span text:style-name="T5">gai</text:span> | -rious | <text:span text:style-name="T5">fröhlich</text:span>. = jucundo, læto, faceto, gaudioso, anti triste. ⊃ exhilara. ⊂ G. hilarós. </text:p>
        </text:list-item>
        <text:list-item>
          <text:p text:style-name="P93">—<text:span text:style-name="T3">itate</text:span> -tas | ilarità | -ité | -ity | -ität. </text:p>
        </text:list-item>
        <text:list-item>
          <text:p text:style-name="P93">L. hinc = ex ce loco, de hic. </text:p>
        </text:list-item>
        <text:list-item>
          <text:p text:style-name="P93"><text:span text:style-name="T3">hinni</text:span> 100 | nitrire | hennir | <text:span text:style-name="T5">to neigh</text:span>, to whinny | <text:span text:style-name="T5">wiehern</text:span>. = fac voce de equo. </text:p>
        </text:list-item>
        <text:list-item>
          <text:p text:style-name="P93"><text:span text:style-name="T3">hippico</text:span> -ĭcus | ippico | -ique. = de equo. ⊂ G. -icós. ⊂ </text:p>
        </text:list-item>
        <text:list-item>
          <text:p text:style-name="P93"><text:span text:style-name="T3">hippo-,</text:span> G. híppos = || equo. ⊃ hippico. </text:p>
        </text:list-item>
        <text:list-item>
          <text:p text:style-name="P93">—<text:span text:style-name="T3">dromo</text:span> ŏ 100 | ippodromo | -ome | -ome | -om. ⊂ G. -ódromos. ⊂ hippo dromo. </text:p>
        </text:list-item>
        <text:list-item>
          <text:p text:style-name="P93">—<text:span text:style-name="T3">grypho</text:span> | ippogrifo | -iffe | -iff | -yph. </text:p>
        </text:list-item>
        <text:list-item>
          <text:p text:style-name="P93">—<text:span text:style-name="T3">potamo</text:span> ă | ippopotamo | -me | -mus | -mus. ⊂ G. -pótamos. = equo de flumine. </text:p>
        </text:list-item>
        <text:list-item>
          <text:p text:style-name="P93"><text:span text:style-name="T3">hirpice</text:span> ĭ 100 | erpice | herse | <text:span text:style-name="T5">harrov</text:span> | <text:span text:style-name="T5">Egge</text:span>. ⊃ A. hearse = curru funebre. </text:p>
        </text:list-item>
        <text:list-item>
          <text:p text:style-name="P93"><text:span text:style-name="T3">hirsuto</text:span> -us = </text:p>
        </text:list-item>
        <text:list-item>
          <text:p text:style-name="P93"><text:soft-page-break/><text:span text:style-name="T3">hirto</text:span> -us | irsuto, irto | -sute, hérisse | -sute | -sut. </text:p>
        </text:list-item>
        <text:list-item>
          <text:p text:style-name="P93"><text:span text:style-name="T3">Hispania</text:span> -ĭa | Spagna | Espagne | Spain | Spanien. </text:p>
        </text:list-item>
        <text:list-item>
          <text:p text:style-name="P93"><text:span text:style-name="T3">hispido</text:span> -ĭdus | ispido | -ide, hideux | -id | -id. = hirto, aspero. </text:p>
        </text:list-item>
        <text:list-item>
          <text:p text:style-name="P93"><text:span text:style-name="T3">historia</text:span> -ĭa | storia | -oire | -ory | -orie, <text:span text:style-name="T5">Geschichte</text:span> | H. P. historia. ⊂ G. historía ⊂ histor = qui sci. ⊂ E. vide. </text:p>
        </text:list-item>
        <text:list-item>
          <text:p text:style-name="P93">—<text:span text:style-name="T3">ico</text:span> -ĭcus | storico | -ique, -ien | -ic, -ian | -isch. ⊂ G. -icós. </text:p>
        </text:list-item>
        <text:list-item>
          <text:p text:style-name="P93">—<text:span text:style-name="T3">iographo</text:span> ă 300 | istoriografo | -aphe, historien | -apher | -aph. ⊂ G. -áphos. </text:p>
        </text:list-item>
        <text:list-item>
          <text:p text:style-name="P93"><text:span text:style-name="T3">histrione</text:span> -trio | istrione | -on | -on | -o(nen). = comico etrusco. </text:p>
        </text:list-item>
        <text:list-item>
          <text:p text:style-name="P93"><text:span text:style-name="T3">hoc</text:span> hic = ce re | F. ce, I. ciò ⊂ ecce hoc. ⊃ hodie; L. « per hoc » ⊃ I. però; L. « hoc ille » ⊃ F. ant. oïl, F. oui. </text:p>
        </text:list-item>
        <text:list-item>
          <text:p text:style-name="P93"><text:span text:style-name="T3">HODIE</text:span> -ie | oggi | <text:span text:style-name="T5">aujourd</text:span>’hui | <text:span text:style-name="T5">to-day</text:span> | <text:span text:style-name="T5">heute</text:span> | H. hoy | P. hoje. ⊃ hodie <text:span text:style-name="T5">rno</text:span>. ⊂ ho(c) die. </text:p>
        </text:list-item>
        <text:list-item>
          <text:p text:style-name="P93">—<text:span text:style-name="T3">rno</text:span> -us | odierno | | hodiernal. = de hodie. </text:p>
        </text:list-item>
        <text:list-item>
          <text:p text:style-name="P93">G. hodo hodós = via, itinere. ⊃ episodio, exodo, methodo, periodo, synodo, anodo. ⊂ E. sodo. ⊃ R. chod. </text:p>
        </text:list-item>
        <text:list-item>
          <text:p text:style-name="P93">G. holo hólos = toto, integro || salvo. ⊃ holo(causto), (cat)hol(ico). </text:p>
        </text:list-item>
        <text:list-item>
          <text:p text:style-name="P93"><text:span text:style-name="T3">holocausto</text:span> | olocausto | -auste | -aust | -austum. = sacrificio, toto arso, ad deo. ⊂ G. holócauston ⊂ holo [toto] cau [arde]. </text:p>
        </text:list-item>
        <text:list-item>
          <text:p text:style-name="P93"><text:span text:style-name="T3">holographo</text:span> ă | olografo | -aphe | -aph, -aphic | -aphisch. = (testamento) toto scripto ab auctore. ⊂ G. hológraphos. ⊂ holo graph -o. </text:p>
        </text:list-item>
        <text:list-item>
          <text:p text:style-name="P93">G. homalo -ós = unito, plano, regulare. ⊂ hom(o) -alo. ⊃ anomalo. </text:p>
        </text:list-item>
        <text:list-item>
          <text:p text:style-name="P93"><text:span text:style-name="T3">homicida</text:span> -a | omicida | -de | -de. = qui cæde homo. </text:p>
        </text:list-item>
        <text:list-item>
          <text:p text:style-name="P93">—<text:span text:style-name="T3">io</text:span> -um | omicidio | -de | -de | -dium. </text:p>
        </text:list-item>
        <text:list-item>
          <text:p text:style-name="P93"><text:span text:style-name="T3">homilia</text:span> 400 | omelia | -élie | -ily | -ilie. ⊂ G. -ía. = sermone ad toto [homo] turma [ílē]. </text:p>
        </text:list-item>
        <text:list-item>
          <text:p text:style-name="P93"><text:span text:style-name="T3">homine</text:span> homo -mĭn- | uomo | homme, on | <text:span text:style-name="T5">man</text:span> | <text:span text:style-name="T5">Mensch</text:span>, <text:span text:style-name="T5">Mann</text:span> | H. hombre | P. homem. ⊂ E. ghomo. = habitante de humo, terrestre, anti cæleste. ⊃ D. (Bräuti)gam = sponso. </text:p>
        </text:list-item>
        <text:list-item>
          <text:p text:style-name="P93"><text:span text:style-name="T3">homo,</text:span> <text:span text:style-name="T5">thema-nominativo</text:span>, = homine. </text:p>
        </text:list-item>
        <text:list-item>
          <text:p text:style-name="P93">G. homo -ós = simile. ⊃ homogeneo, homalo, homonymo. </text:p>
        </text:list-item>
        <text:list-item>
          <text:p text:style-name="P93">G. homœo hómoios = simile. ⊂ homo. </text:p>
        </text:list-item>
        <text:list-item>
          <text:p text:style-name="P93"><text:span text:style-name="T3">homœpathia</text:span> -īa | omeopatia | homéopathie | -thy | -thie. = cura de morbos per remedio simile. ⊂ G. -pátheia. = sympathia. </text:p>
        </text:list-item>
        <text:list-item>
          <text:p text:style-name="P93">—<text:span text:style-name="T3">ico</text:span> -ĭcus | omeopatico | homéo—ique | -ic | -isch. </text:p>
        </text:list-item>
        <text:list-item>
          <text:p text:style-name="P93"><text:span text:style-name="T3">homogeneo</text:span> | omogeneo | -gène | -geneous | -gen. = de idem genere, anti heterogeneo. ⊂ G. homogen <text:span text:style-name="T3">ē</text:span>s. ⊂ homo gene -o. </text:p>
        </text:list-item>
        <text:list-item>
          <text:p text:style-name="P93">—<text:span text:style-name="T3">eitate</text:span> | omogeneità | homogénéité | -ty | -tät. </text:p>
        </text:list-item>
        <text:list-item>
          <text:p text:style-name="P93"><text:span text:style-name="T3">homologa</text:span> -ŏgo | omologare | -uer | -ate | -ieren. = redde homologo, approba ab auctoritate. ⊂ G. homologéō. </text:p>
        </text:list-item>
        <text:list-item>
          <text:p text:style-name="P93"><text:span text:style-name="T3">homologo</text:span> -ŏgus | omologo | -ogue | -ogous | -og. ⊂ G. homólogos. = correspondente, concordante. </text:p>
        </text:list-item>
        <text:list-item>
          <text:p text:style-name="P93"><text:span text:style-name="T3">homonymo</text:span> -ŭmus 100 | omonimo | -yme | -ymous | -ym. = cum idem nomen. ⊂ G. hom <text:span text:style-name="T3">ō</text:span>numos. ⊂ homo onoma. </text:p>
        </text:list-item>
        <text:list-item>
          <text:p text:style-name="P93">—<text:span text:style-name="T3">ia</text:span> -ĭa 100 | omonimia | -mie | -my | -mie. ⊂ G. homōnymía. </text:p>
        </text:list-item>
        <text:list-item>
          <text:p text:style-name="P93"><text:span text:style-name="T3">homophono</text:span> | omofono | -ne | -nous | -n. = (vocabulos) de idem <text:soft-page-break/>sono. ⊂ G. homóphōnos. ⊂ homo phon(e) -o. </text:p>
        </text:list-item>
        <text:list-item>
          <text:p text:style-name="P93">—<text:span text:style-name="T3">ia</text:span> | omofonia | -nie | -ny | -nie. ⊂ G. homophōnía. </text:p>
        </text:list-item>
        <text:list-item>
          <text:p text:style-name="P93"><text:span text:style-name="T3">honesto</text:span> -us | onesto | honnête | honest | honest. = honorato. </text:p>
        </text:list-item>
        <text:list-item>
          <text:p text:style-name="P93">—<text:span text:style-name="T3">ate</text:span> -tas | onestà | honnêteté | -sty. </text:p>
        </text:list-item>
        <text:list-item>
          <text:p text:style-name="P93"><text:span text:style-name="T3">honora</text:span> -o | onorare | -er | to honor | -ieren. = da honore. </text:p>
        </text:list-item>
        <text:list-item>
          <text:p text:style-name="P93">—<text:span text:style-name="T3">ario</text:span> -us | onorario | -aire | -arium, -ary | -ar. </text:p>
        </text:list-item>
        <text:list-item>
          <text:p text:style-name="P93"><text:span text:style-name="T3">honore</text:span> -nor | onore | honneur | -or | -or | H. P. -or. ⊃ honora, honesto. </text:p>
        </text:list-item>
        <text:list-item>
          <text:p text:style-name="P93">—<text:span text:style-name="T3">ifico</text:span> -ĭcus | onorifico | -fique | -fic. </text:p>
        </text:list-item>
        <text:list-item>
          <text:p text:style-name="P93"><text:span text:style-name="T3">HORA</text:span> -a | ora | heure | hour, <text:span text:style-name="T5">o’clock</text:span> | Uhr, <text:span text:style-name="T5">Stunde</text:span> | H. P. hora. ⊃ horario, horologio, horoscopo. ⊂ G. h <text:span text:style-name="T3">ō</text:span>ra = 1/24 de die, in Aristotele; tempore. </text:p>
        </text:list-item>
        <text:list-item>
          <text:p text:style-name="P93">G. horae -áō = vide. ⊃ panorama. || L. vere [honora], D. warten. </text:p>
        </text:list-item>
        <text:list-item>
          <text:p text:style-name="P93"><text:span text:style-name="T3">horario</text:span> 200 | orario | -aire | -ary. = de hora. </text:p>
        </text:list-item>
        <text:list-item>
          <text:p text:style-name="P93">G. horco hórcos = invocatione de deo, juramento, sacramento. ⊃ exorcismo. </text:p>
        </text:list-item>
        <text:list-item>
          <text:p text:style-name="P93"><text:span text:style-name="T3">hordeo</text:span> -ĕum | orzo | orge | <text:span text:style-name="T5">barley</text:span> | Gerste. = Bot. « hordeum vulgare ». ⊂ E. ghersdha ⊃ D. Gerste. </text:p>
        </text:list-item>
        <text:list-item>
          <text:p text:style-name="P93">G. horize -ízō = defini, limita. ⊃ aphorismo, horizonte. ⊂ horo. </text:p>
        </text:list-item>
        <text:list-item>
          <text:p text:style-name="P93"><text:span text:style-name="T3">horizonte</text:span> 100 | orizzonte | -on | -on | -ont. ⊂ G. -ízōn ⊂ horiz(e) -onte = que limita (cælo). </text:p>
        </text:list-item>
        <text:list-item>
          <text:p text:style-name="P93">—<text:span text:style-name="T3">ale</text:span> 400 | orizzontale | -al | -al | -al. </text:p>
        </text:list-item>
        <text:list-item>
          <text:p text:style-name="P93">G. horo hóros = termino, fine. ⊃ horize. </text:p>
        </text:list-item>
        <text:list-item>
          <text:p text:style-name="P93"><text:span text:style-name="T3">horographia</text:span> | | -phie | -phy | -phie. = studio de horas, gnomonica. ⊂ hor(a) -o- graph -ia. </text:p>
        </text:list-item>
        <text:list-item>
          <text:p text:style-name="P93"><text:span text:style-name="T3">horologio</text:span> -um | orologio | horloge, <text:span text:style-name="T5">montre</text:span> | horologe, <text:span text:style-name="T5">watch</text:span> | -ogium. = instrumento que indica hora. ⊂ G. hōrológion ⊂ hor <text:span text:style-name="T5">a</text:span> -o- log <text:span text:style-name="T5">o</text:span> -io. </text:p>
        </text:list-item>
        <text:list-item>
          <text:p text:style-name="P93"><text:span text:style-name="T3">horoscopo</text:span> -ŏpus | oroscopo | -scope | -scope | -skop. = determinatione de futuro, per hora de nativitate. ⊂ G. hōroscópos ⊂ hor <text:span text:style-name="T5">a</text:span> -o- scopo. </text:p>
        </text:list-item>
        <text:list-item>
          <text:p text:style-name="P93"><text:span text:style-name="T3">horre</text:span> -eo = es hirto, habe horrore. ⊃ horrido, abhorre. </text:p>
        </text:list-item>
        <text:list-item>
          <text:p text:style-name="P93">—<text:span text:style-name="T3">ndo</text:span> -us | orrendo | | -ndous | -nd. = que fac horre. </text:p>
        </text:list-item>
        <text:list-item>
          <text:p text:style-name="P93">—<text:span text:style-name="T3">ibile</text:span> -bĭlis | orribile | -ible | -ible | -ibel. = que fac horre. </text:p>
        </text:list-item>
        <text:list-item>
          <text:p text:style-name="P93">—<text:span text:style-name="T3">ido</text:span> -ĭdus | orrido | | -id | -id. = que fac horre. </text:p>
        </text:list-item>
        <text:list-item>
          <text:p text:style-name="P93">—<text:span text:style-name="T3">ifico</text:span> -ĭcus | orrido | -ifique | -ific. = que fac horre. </text:p>
        </text:list-item>
        <text:list-item>
          <text:p text:style-name="P93">—<text:span text:style-name="T3">ore</text:span> -or | orrore | -eur | -or | -or. = to horre. </text:p>
        </text:list-item>
        <text:list-item>
          <text:p text:style-name="P93"><text:span text:style-name="T3">horta</text:span> -or = exhorta, incita. </text:p>
        </text:list-item>
        <text:list-item>
          <text:p text:style-name="P93"><text:span text:style-name="T3">HORTO</text:span> -us | orto, giardino | jardin | garden | Garten | H. huerto | P. horto. ⊂ E. ghorto ⊃ (trans Germanico) D. Garten, I. giardino, F. jardin, A. garden; G. chorto = loco clauso; R. gorod = villa, urbe. </text:p>
        </text:list-item>
        <text:list-item>
          <text:p text:style-name="P93">—<text:span text:style-name="T3">icultore</text:span> | orticoltore | -iculteur | -icultor | -iculturist. </text:p>
        </text:list-item>
        <text:list-item>
          <text:p text:style-name="P93">—<text:span text:style-name="T3">icultura</text:span> | or—tura | -ture | -ture | -tur. </text:p>
        </text:list-item>
        <text:list-item>
          <text:p text:style-name="P93">hospĭta 100 = es hospite, recipe hospitalitate. ⊃ I. ospita(re) = da hospitalitate. </text:p>
        </text:list-item>
        <text:list-item>
          <text:p text:style-name="P93"><text:span text:style-name="T3">hospite</text:span> -pes -pĭt- | ospite, oste | hôte | host | Hospes. ⊂ hos(te) pa- -te. R. gospodin’ = domino. </text:p>
        </text:list-item>
        <text:list-item>
          <text:p text:style-name="P93"><text:soft-page-break/>—<text:span text:style-name="T3">ale</text:span> -is | ospitale | hospitalier. </text:p>
        </text:list-item>
        <text:list-item>
          <text:p text:style-name="P93">—— M | ospedale | hôpital | -al | -al. = æde pro ægros, nosocomio. </text:p>
        </text:list-item>
        <text:list-item>
          <text:p text:style-name="P93">——<text:span text:style-name="T3">itate</text:span> -tas | o—tà | -té | -ty | -tät. </text:p>
        </text:list-item>
        <text:list-item>
          <text:p text:style-name="P93"><text:span text:style-name="T3">hospitio</text:span> -um | ospizio | -ice | -ice | -iz. = domo de hospite. </text:p>
        </text:list-item>
        <text:list-item>
          <text:p text:style-name="P93"><text:span text:style-name="T3">hoste</text:span> -is = extraneo, inimico. ⊃ hostile. ⊂ E. ghost ⊃ D. Gast, A. guest, R. gostï = hospite. </text:p>
        </text:list-item>
        <text:list-item>
          <text:p text:style-name="P93"><text:span text:style-name="T3">hostello</text:span> M | <text:span text:style-name="T5">albergo</text:span>, ostello | hôtel | hostel, hotel | Hôtel. ⊂ hoste. </text:p>
        </text:list-item>
        <text:list-item>
          <text:p text:style-name="P93"><text:span text:style-name="T3">hostia</text:span> -ĭa | ostia | hostie | host | -stie. </text:p>
        </text:list-item>
        <text:list-item>
          <text:p text:style-name="P93"><text:span text:style-name="T3">hostile</text:span> -īlis | ostile | -ile | -ile | -il. = ut hoste, inimico. </text:p>
        </text:list-item>
        <text:list-item>
          <text:p text:style-name="P93">—<text:span text:style-name="T3">itate</text:span> 100 | o—ità | -ité | -ity | -ität. </text:p>
        </text:list-item>
        <text:list-item>
          <text:p text:style-name="P93">L. Huc = ad ce loco. </text:p>
        </text:list-item>
        <text:list-item>
          <text:p text:style-name="P93"><text:span text:style-name="T3">humano</text:span> -us | umano | -ain | -an, -ane | -an. = de homo. </text:p>
        </text:list-item>
        <text:list-item>
          <text:p text:style-name="P93">—<text:span text:style-name="T3">itate</text:span> -itas | u—ità | -ité | -ity | -ität. = qualitate de homo, homines, caritate. </text:p>
        </text:list-item>
        <text:list-item>
          <text:p text:style-name="P93">—<text:span text:style-name="T3">itario</text:span> | u—tario | -taire | -tarian | -tär. ⊂ humanit(ate) -ario. </text:p>
        </text:list-item>
        <text:list-item>
          <text:p text:style-name="P93"><text:span text:style-name="T3">hume</text:span> -eo = es humido, habe humore. </text:p>
        </text:list-item>
        <text:list-item>
          <text:p text:style-name="P93"><text:span text:style-name="T3">humido</text:span> -ĭdus | umido | -ide | -id | -id. = que hume. </text:p>
        </text:list-item>
        <text:list-item>
          <text:p text:style-name="P93">—<text:span text:style-name="T3">itate</text:span> | u—ità | -ité | -ity | -ität. </text:p>
        </text:list-item>
        <text:list-item>
          <text:p text:style-name="P93"><text:span text:style-name="T3">humile</text:span> -ĭlis | umile | humble | humble | -il. = ad humo, depresso, ne alto. </text:p>
        </text:list-item>
        <text:list-item>
          <text:p text:style-name="P93">—<text:span text:style-name="T3">ia</text:span> -ĭo | u—iare | -ier | -iate | -iieren. = redde humile. </text:p>
        </text:list-item>
        <text:list-item>
          <text:p text:style-name="P93">—<text:span text:style-name="T3">itate</text:span> -tas | umiltà | -ité | -ity | -ität. </text:p>
        </text:list-item>
        <text:list-item>
          <text:p text:style-name="P93"><text:span text:style-name="T3">humo</text:span> -us | -us | -us | -us | -us. = terra vegetale. ⊃ humile, inhuma, exhuma. ⊂ E. gham ⊃ G. chamaí chamæ(leonte), R. zemlja. </text:p>
        </text:list-item>
        <text:list-item>
          <text:p text:style-name="P93"><text:span text:style-name="T3">humore</text:span> -mor | umore | -eur | -or | -or. = to hume. || G. chymo. </text:p>
        </text:list-item>
        <text:list-item>
          <text:p text:style-name="P93">—<text:span text:style-name="T3">ale</text:span> | u—ale | -al | -al | -al. </text:p>
        </text:list-item>
        <text:list-item>
          <text:p text:style-name="P93"><text:span text:style-name="T3">hyacintho</text:span> -us | giacinto | -inthe, jacinthe | -inth, jacinth | -inthe. = Bot. « hyacinthus orientalis ». ⊂ G. hyácinthos. </text:p>
        </text:list-item>
        <text:list-item>
          <text:p text:style-name="P93"><text:span text:style-name="T3">hyæna</text:span> -a | iena | hyène | hyena | Hyäne. = Zool. « hyæna striata ». ⊂ G. húaina. </text:p>
        </text:list-item>
        <text:list-item>
          <text:p text:style-name="P93"><text:span text:style-name="T3">hybrido</text:span> -ĭda | ibrido | -ide | -id | -id. = ex genitores de specie differente. ⊂ G. húbris = violatione. </text:p>
        </text:list-item>
        <text:list-item>
          <text:p text:style-name="P93">—<text:span text:style-name="T3">ismo</text:span> | i—ismo | -isme | -ism. </text:p>
        </text:list-item>
        <text:list-item>
          <text:p text:style-name="P93"><text:span text:style-name="T3">hydra</text:span> -a | idra | -dre | -dra | -der, -dra. = serpente de aqua. ⊂ G. húdra. ⊂ hydro. </text:p>
        </text:list-item>
        <text:list-item>
          <text:p text:style-name="P93"><text:span text:style-name="T3">hydrargiro</text:span> ĭ 100 | idrargiro | -gyre | -gyrum | -gyrum. = mercurio, in Chemia « Hg ». ⊂ G. hydrárgyros ⊂ hydr(o) [aqua] argyro [argento]. </text:p>
        </text:list-item>
        <text:list-item>
          <text:p text:style-name="P93"><text:span text:style-name="T3">hydrato</text:span> | idrato | -ate | -ate | -at. = (sale) cum aqua [hydro]. </text:p>
        </text:list-item>
        <text:list-item>
          <text:p text:style-name="P93"><text:span text:style-name="T3">hydraulica</text:span> -ĭca | idraulica | l'hydraulique | -ics | -ik. = scientia de hydraulico. </text:p>
        </text:list-item>
        <text:list-item>
          <text:p text:style-name="P93"><text:span text:style-name="T3">hydraulico</text:span> ĭ 200 | i—ico | -ique | -ic | -isch, -iker. ⊂ G. -icós. ⊂ hydr(o) aul(o) [aulós = tubo] -ico. </text:p>
        </text:list-item>
        <text:list-item>
          <text:p text:style-name="P93"><text:span text:style-name="T3">hydro-,</text:span> G. húdōr = aqua. = || A. water, D. Wasser, R. voda, S. uda, L. unda. </text:p>
        </text:list-item>
        <text:list-item>
          <text:p text:style-name="P93">—<text:span text:style-name="T3">cephalo</text:span> ă | i—falo | hydrocéphale | -lus | -lus. ⊂ G. hudrocéphalos. = cum capite pleno de aqua. </text:p>
        </text:list-item>
        <text:list-item>
          <text:p text:style-name="P93"><text:soft-page-break/>—<text:span text:style-name="T3">genio</text:span> | i—geno | -géne | -gen | -gen. = elemento simplice, in Chemia « H »; cum oxygenio genera aqua. ⊂ hydro gen(e) [genera] -io. </text:p>
        </text:list-item>
        <text:list-item>
          <text:p text:style-name="P93">—<text:span text:style-name="T3">graphia</text:span> | i—fia | -phie | -phy | -phie. = descriptione de aquas. </text:p>
        </text:list-item>
        <text:list-item>
          <text:p text:style-name="P93">—<text:span text:style-name="T3">graphico</text:span> -ĭcus | i—fico | -phique | -phic | -phisch. </text:p>
        </text:list-item>
        <text:list-item>
          <text:p text:style-name="P93">—<text:span text:style-name="T3">meli</text:span> 100 ( <text:span text:style-name="T5">nomin.</text:span>) | i—ele | -el | -wel | -el. = liquore ex aqua et melle. ⊂ G. hydrómeli. </text:p>
        </text:list-item>
        <text:list-item>
          <text:p text:style-name="P93">—<text:span text:style-name="T3">metria</text:span> | i—etria | -étrie | -etry | -etrie. </text:p>
        </text:list-item>
        <text:list-item>
          <text:p text:style-name="P93">—<text:span text:style-name="T3">metro</text:span> ĕ | i—etro | -ètre | -eter | -eter. </text:p>
        </text:list-item>
        <text:list-item>
          <text:p text:style-name="P93">—<text:span text:style-name="T3">phobia</text:span> 500 | idrofobia | -bie | -by | -bie. ⊂ G. hudrophobía. = timore de aqua. </text:p>
        </text:list-item>
        <text:list-item>
          <text:p text:style-name="P93">—<text:span text:style-name="T3">pico</text:span> -ĭcus | i—ico | -ique | -ic | -isch. ⊂ G. -ōpicós. ⊂ hydro op [facie] -ico. </text:p>
        </text:list-item>
        <text:list-item>
          <text:p text:style-name="P93">—<text:span text:style-name="T3">pisi</text:span> ĭ 100 | i—sia | -sie | -sy | -psie. = to es hydropico. </text:p>
        </text:list-item>
        <text:list-item>
          <text:p text:style-name="P93">—<text:span text:style-name="T3">scopio</text:span> | i—opio | -ope | -ope | -op. </text:p>
        </text:list-item>
        <text:list-item>
          <text:p text:style-name="P93">—<text:span text:style-name="T3">statica</text:span> -ĭca | i—ica | -ique | -ics | -ik. </text:p>
        </text:list-item>
        <text:list-item>
          <text:p text:style-name="P93">—<text:span text:style-name="T3">therapia</text:span> -īa | idroterapía | -érapie | -py | -pie. </text:p>
        </text:list-item>
        <text:list-item>
          <text:p text:style-name="P93"><text:span text:style-name="T3">Hygea</text:span> -ēa 100 | Igea | -gie | -geia | -gea. = dea de sanitate. ⊂ G. hugíeia || L. vege. </text:p>
        </text:list-item>
        <text:list-item>
          <text:p text:style-name="P93"><text:span text:style-name="T3">hygiene</text:span> | igiene | -ène | -ene | -ene. ⊂ G. hugiein <text:span text:style-name="T3">ē</text:span> ⊂ Hygea. </text:p>
        </text:list-item>
        <text:list-item>
          <text:p text:style-name="P93">—<text:span text:style-name="T3">ico</text:span> -ĭcus | igienico | -énique | -ic | -isch. </text:p>
        </text:list-item>
        <text:list-item>
          <text:p text:style-name="P93">G. hygro -ós = humido. </text:p>
        </text:list-item>
        <text:list-item>
          <text:p text:style-name="P93"><text:span text:style-name="T3">hygrometro</text:span> ĕ | i—etro | -ètre | -eter | -eter. = mensuratore de humiditate [hygro]. </text:p>
        </text:list-item>
        <text:list-item>
          <text:p text:style-name="P93">G. hyle, húlē = substantia. ⊃ (acet)yle. || L. silva. </text:p>
        </text:list-item>
        <text:list-item>
          <text:p text:style-name="P93"><text:span text:style-name="T3">hymene</text:span> ĕ | imene | -en | -en | -en. ⊂ G. hum <text:span text:style-name="T3">ē</text:span>n = nuptia. </text:p>
        </text:list-item>
        <text:list-item>
          <text:p text:style-name="P93"><text:span text:style-name="T3">hymenæo</text:span> -us | imeneo | -énée | -eneal | -änisch. = de nuptia. ⊂ G. huménaios. </text:p>
        </text:list-item>
        <text:list-item>
          <text:p text:style-name="P93"><text:span text:style-name="T3">hymno</text:span> 100 | inno | hymne | hymn | Hymne. = cantu. ⊂ G. húmnos. </text:p>
        </text:list-item>
        <text:list-item>
          <text:p text:style-name="P93"><text:span text:style-name="T3">hyper-,</text:span> G. hupér = || super. </text:p>
        </text:list-item>
        <text:list-item>
          <text:p text:style-name="P93">—<text:span text:style-name="T3">bola</text:span> -ŏle | iperbole | -bole | -bole | -bel. = excessu. ⊂ G. huperbol <text:span text:style-name="T3">ē</text:span>. </text:p>
        </text:list-item>
        <text:list-item>
          <text:p text:style-name="P93">——<text:span text:style-name="T3">ico</text:span> -ĭcus | i—ico | -ique | -ic | -isch. </text:p>
        </text:list-item>
        <text:list-item>
          <text:p text:style-name="P93">—<text:span text:style-name="T3">boreo</text:span> 100 | i—eo | -ée | -eau | -eer. ⊂ G. -óreos = ultra Borea, nord. </text:p>
        </text:list-item>
        <text:list-item>
          <text:p text:style-name="P93">—<text:span text:style-name="T3">trophia</text:span> | i—fia | -phie | -phy | -phie. = supra nutritione [trephe]. </text:p>
        </text:list-item>
        <text:list-item>
          <text:p text:style-name="P93">G. hypno húpnos = || somno. ⊃ </text:p>
        </text:list-item>
        <text:list-item>
          <text:p text:style-name="P93"><text:span text:style-name="T3">hypnotico</text:span> -ĭcus N | i—ico | -ique | -ic | -isch. ⊂ G. hupnōticós ⊂ hypno. </text:p>
        </text:list-item>
        <text:list-item>
          <text:p text:style-name="P93"><text:span text:style-name="T3">hypnotismo</text:span> N | i—ismo | -isme | -ism | -ismus. ⊂ hypno. </text:p>
        </text:list-item>
        <text:list-item>
          <text:p text:style-name="P93"><text:span text:style-name="T3">hypo-,</text:span> G. hupó = || sub. </text:p>
        </text:list-item>
        <text:list-item>
          <text:p text:style-name="P93">—<text:span text:style-name="T3">chondrio, -ia, -aco</text:span> | ipocondrio, -ìa, -aco | hypocondre, -ie, -iaque | -chondrium, -ia, -iac | -ium, -ie, -isch. = parte de corpore sub costas, morbo melancholia. ⊂ G. -cóndrion, -acós. ⊂ chondro [cartilagine, hepate]. </text:p>
        </text:list-item>
        <text:list-item>
          <text:p text:style-name="P93">—<text:span text:style-name="T3">crisi</text:span> ĭ 100 | i—sia | -sie | -sy | -sie. ⊂ G. hupócrisis. = simulatione de alio persona in theatro; simulatione in generale. </text:p>
        </text:list-item>
        <text:list-item>
          <text:p text:style-name="P93"><text:soft-page-break/>—<text:span text:style-name="T3">crita</text:span> ĭ 100 = mimo, comico. ⊂ G. -t <text:span text:style-name="T3">ē</text:span>s. </text:p>
        </text:list-item>
        <text:list-item>
          <text:p text:style-name="P93">—— 400 | ipocrita | -crite | -crite | -crit. = simulatore. </text:p>
        </text:list-item>
        <text:list-item>
          <text:p text:style-name="P93">—<text:span text:style-name="T3">tenusa</text:span> | i—usa | -énuse | -use | -use. = latere de triangulo que subtende angulo recto. ⊂ G. hupoteínousa ⊂ hypo [sub] ten [tende] -usa. </text:p>
        </text:list-item>
        <text:list-item>
          <text:p text:style-name="P93">—<text:span text:style-name="T3">theca</text:span> -a | ipoteca | -èque | -eca | -ek. = pignore per re immobile. ⊂ G. -th <text:span text:style-name="T3">ē</text:span>ce = basi, fulcro, pignore. ⊂ hypo [sub] the [pone] -ca. </text:p>
        </text:list-item>
        <text:list-item>
          <text:p text:style-name="P93">——<text:span text:style-name="T3">a</text:span> N | ipotecare | -équer | -ecate | -ecieren. = pone hypotheca. </text:p>
        </text:list-item>
        <text:list-item>
          <text:p text:style-name="P93">——<text:span text:style-name="T3">ario</text:span> 300 | ipotecario | -écaire | -ary | -arius. = creditore cum hypotheca. </text:p>
        </text:list-item>
        <text:list-item>
          <text:p text:style-name="P93">—<text:span text:style-name="T3">thesi</text:span> -ĕsis | ipotesi | -èse | -esis | -esis. = suppositione. ⊂ G. hypóthesis ⊂ hypo the [pone]. </text:p>
        </text:list-item>
        <text:list-item>
          <text:p text:style-name="P93">—<text:span text:style-name="T3">thetico</text:span> ĭ 200 | ipotetico | -étique | -etic | -etisch. = de hypothesi. ⊂ G. -icós. </text:p>
        </text:list-item>
        <text:list-item>
          <text:p text:style-name="P43"><text:span text:style-name="T3">hysterico</text:span> ĭ 100 | isterico | -érique | -eric | -erisch. ⊂ G. -icós. ⊂ hustéra = matrice de femina. </text:p>
        </text:list-item>
      </text:list>
      <text:p text:style-name="Text_20_body"><text:span text:style-name="T3">I</text:span> </text:p>
      <text:list xml:id="list522831763" text:style-name="L35">
        <text:list-item>
          <text:p text:style-name="P94"><text:span text:style-name="T3">i</text:span> (eo is ivi itum ire) | <text:span text:style-name="T5">andare</text:span>, i <text:span text:style-name="T5">re</text:span> gi <text:span text:style-name="T5">re</text:span>, i <text:span text:style-name="T5">va</text:span> i <text:span text:style-name="T5">to</text:span> | <text:span text:style-name="T5">aller</text:span>, i <text:span text:style-name="T5">rais</text:span> i <text:span text:style-name="T5">ras</text:span> i <text:span text:style-name="T5">ra</text:span> i <text:span text:style-name="T5">rai</text:span> | <text:span text:style-name="T5">to go</text:span> | <text:span text:style-name="T5">gehen</text:span> | H. i <text:span text:style-name="T5">r</text:span>, i <text:span text:style-name="T5">ba</text:span> i <text:span text:style-name="T5">do</text:span> | P. i <text:span text:style-name="T5">r</text:span>, i <text:span text:style-name="T5">a</text:span> i <text:span text:style-name="T5">do</text:span>. = vade, ambula, grade, cede, veni, curre, fuge, sali, scande. ⊃ <text:span text:style-name="T5">ad</text:span>i <text:span text:style-name="T5">tu</text:span>, <text:span text:style-name="T5">amb</text:span>i, <text:span text:style-name="T5">circu</text:span>i <text:span text:style-name="T5">tu</text:span>, <text:span text:style-name="T5">com</text:span>i <text:span text:style-name="T5">te</text:span>, <text:span text:style-name="T5">ex</text:span>i, <text:span text:style-name="T5">in</text:span>i <text:span text:style-name="T5">tiale</text:span>, <text:span text:style-name="T5">intro</text:span>i <text:span text:style-name="T5">tu</text:span>, <text:span text:style-name="T5">per</text:span>i, <text:span text:style-name="T5">praeter</text:span>i, <text:span text:style-name="T5">red</text:span>i, <text:span text:style-name="T5">sed</text:span>i <text:span text:style-name="T5">tione</text:span>, <text:span text:style-name="T5">sub</text:span>i <text:span text:style-name="T5">to</text:span>, <text:span text:style-name="T5">trans</text:span>i, i <text:span text:style-name="T5">tinere</text:span>. ⊂ E. i ⊃ G. i, eími, i <text:span text:style-name="T5">on</text:span>, <text:span text:style-name="T5">pro</text:span>œ <text:span text:style-name="T5">mio</text:span>; R. i <text:span text:style-name="T5">tï</text:span>, S. i; ? A. go, D. gehen (ex præfixo ge- et thema i). </text:p>
        </text:list-item>
        <text:list-item>
          <text:p text:style-name="P94">i-, <text:span text:style-name="T5">thema de </text:span>eo, id, isto, idem, ibi, ita. </text:p>
        </text:list-item>
        <text:list-item>
          <text:p text:style-name="P94"><text:span text:style-name="T3">iaspide</text:span> -pis -pĭd- | diaspro | jaspe | jasper | Jaspis. ⊂ G. íaspis. </text:p>
        </text:list-item>
        <text:list-item>
          <text:p text:style-name="P94"><text:span text:style-name="T3">ibi</text:span> ibi | ivi | <text:span text:style-name="T5">là</text:span> | <text:span text:style-name="T5">there</text:span> | <text:span text:style-name="T5">da</text:span>, <text:span text:style-name="T5">dorf</text:span>. = in idem loco, ibidem. </text:p>
        </text:list-item>
        <text:list-item>
          <text:p text:style-name="P94"><text:span text:style-name="T3">ibidem</text:span> -dem | -em | -em | -em | -em. = ibi. </text:p>
        </text:list-item>
        <text:list-item>
          <text:p text:style-name="P94"><text:span text:style-name="T3">ice</text:span> ico = percute. ⊃ ictu. </text:p>
        </text:list-item>
        <text:list-item>
          <text:p text:style-name="P94"><text:span text:style-name="T3">ichnographia</text:span> 100 | -fia | -phie | -phy | -phie. = repræsentatione horizontale de ædificio. ⊂ G. -ía. ⊂ ichno [íchnos vestigio] graph -ia. </text:p>
        </text:list-item>
        <text:list-item>
          <text:p text:style-name="P94">G. ichthy ichthús = pisce. </text:p>
        </text:list-item>
        <text:list-item>
          <text:p text:style-name="P94"><text:span text:style-name="T3">ichthyocolla</text:span> 100 | | colle | colla de pisce. </text:p>
        </text:list-item>
        <text:list-item>
          <text:p text:style-name="P94"><text:span text:style-name="T3">ichthyologia</text:span> | ittiologia | -gie | -gy | -gie. = discursu super pisces. </text:p>
        </text:list-item>
        <text:list-item>
          <text:p text:style-name="P94"><text:span text:style-name="T3">icone</text:span> icŏn | -one | -one | -on | -on. = effigie, imagine. ⊂ G. eic <text:span text:style-name="T3">ō</text:span>n. </text:p>
        </text:list-item>
        <text:list-item>
          <text:p text:style-name="P94">—<text:span text:style-name="T3">oclasta</text:span> | -asta | -aste | -ast | -ast. = qui destrue imagines. ⊂ G. eiconoclástēs. ⊂ icon(e) -o- claz [cláō = frange] -ta. </text:p>
        </text:list-item>
        <text:list-item>
          <text:p text:style-name="P94"><text:span text:style-name="T3">icosaedro</text:span> | -edro | -èdre | -hedron | -eder. = polyedro cum duo decem facie. ⊂ G. eicosáedron ⊂ icosi eícosi = duo decem, 20. </text:p>
        </text:list-item>
        <text:list-item>
          <text:p text:style-name="P94"><text:span text:style-name="T3">ictu</text:span> -us | <text:span text:style-name="T5">colpo</text:span> | <text:span text:style-name="T5">frappement</text:span> | <text:span text:style-name="T5">blow</text:span> | <text:span text:style-name="T5">Stoss</text:span>. = ton ice. </text:p>
        </text:list-item>
        <text:list-item>
          <text:p text:style-name="P94">— | <text:span text:style-name="T5">battuta</text:span> | -us | -us | -us. = pede musicale. </text:p>
        </text:list-item>
        <text:list-item>
          <text:p text:style-name="P94"><text:span text:style-name="T3">id</text:span> ( <text:span text:style-name="T5">nominativo neutro de</text:span> is ea id) | <text:span text:style-name="T5">ciò</text:span> | <text:span text:style-name="T5">cela</text:span>, <text:span text:style-name="T5">ce</text:span> | it, <text:span text:style-name="T5">that</text:span> | es. = ce re. ⊂ E. id ⊃ A. it, D. es. </text:p>
        </text:list-item>
        <text:list-item>
          <text:p text:style-name="P94">L. idcirco = ergo. </text:p>
        </text:list-item>
        <text:list-item>
          <text:p text:style-name="P94"><text:span text:style-name="T3">idea</text:span> -ĕa | idea | idée | idea | Idee. ⊂ G. idéa ⊂ E. vide = visione. </text:p>
        </text:list-item>
        <text:list-item>
          <text:p text:style-name="P94"><text:span text:style-name="T3">ideale</text:span> N | -eale | -éal | -eal | -eal. = de idea. </text:p>
        </text:list-item>
        <text:list-item>
          <text:p text:style-name="P94"><text:soft-page-break/>—<text:span text:style-name="T3">ismo</text:span> | -ismo | -éalisme | -ism | -ismus. </text:p>
        </text:list-item>
        <text:list-item>
          <text:p text:style-name="P94">—<text:span text:style-name="T3">ista</text:span> | -ista | idéaliste | -ist | -ist. </text:p>
        </text:list-item>
        <text:list-item>
          <text:p text:style-name="P94">—<text:span text:style-name="T3">itate</text:span> | -ità | idéalité | -ity | -ität. </text:p>
        </text:list-item>
        <text:list-item>
          <text:p text:style-name="P94"><text:span text:style-name="T3">idem</text:span> idem ( <text:span text:style-name="T5">nominativo masculino et neutro</text:span>, <text:span text:style-name="T5">ablativo</text:span> eodem) | idem, <text:span text:style-name="T5">stesso</text:span>, <text:span text:style-name="T5">medesimo</text:span> | idem, <text:span text:style-name="T5">même</text:span> | idem, <text:span text:style-name="T5">same</text:span> | idem, <text:span text:style-name="T5">derselbe</text:span>. = identico. </text:p>
        </text:list-item>
        <text:list-item>
          <text:p text:style-name="P94"><text:span text:style-name="T3">identico</text:span> -ĭcus N | -ico | -ique | -ic | -isch. = idem. </text:p>
        </text:list-item>
        <text:list-item>
          <text:p text:style-name="P94"><text:span text:style-name="T3">identifica</text:span> -ĭco | -ficare | -fier | -fy | -ficieren. = fac identico. </text:p>
        </text:list-item>
        <text:list-item>
          <text:p text:style-name="P94">—<text:span text:style-name="T3">tione</text:span> | -zione | -tion | -tion | -tion. </text:p>
        </text:list-item>
        <text:list-item>
          <text:p text:style-name="P94"><text:span text:style-name="T3">identitate</text:span> | -tà | -té | -ty | -tät. = to es idem. </text:p>
        </text:list-item>
        <text:list-item>
          <text:p text:style-name="P94">L. ideo = ergo. </text:p>
        </text:list-item>
        <text:list-item>
          <text:p text:style-name="P94"><text:span text:style-name="T3">ideographia</text:span> | -fia | idé—phie | -phy | -phie. = scriptura de ideas. </text:p>
        </text:list-item>
        <text:list-item>
          <text:p text:style-name="P94">—<text:span text:style-name="T3">ico</text:span> -ĭcus | -ico | idéo—ique | -phic | -phisch. </text:p>
        </text:list-item>
        <text:list-item>
          <text:p text:style-name="P94"><text:span text:style-name="T3">ideologia</text:span> | -gia | idéologie | -gy | -gie. </text:p>
        </text:list-item>
        <text:list-item>
          <text:p text:style-name="P94">—<text:span text:style-name="T3">ico</text:span> -ĭcus | -ico | idéo—ique | -ical | -isch. </text:p>
        </text:list-item>
        <text:list-item>
          <text:p text:style-name="P94">G. idio ídios = proprio, particulare. ⊃ idioma, idiota, idiosyncrasia. </text:p>
        </text:list-item>
        <text:list-item>
          <text:p text:style-name="P94"><text:span text:style-name="T3">idioma</text:span>(te) | -oma | -ome | -om | -om. = lingua proprio de uno regione, dialecto. ⊂ G. idíōma ⊂ idio. </text:p>
        </text:list-item>
        <text:list-item>
          <text:p text:style-name="P94">—<text:span text:style-name="T3">tico</text:span> -ĭcus | -tico | -tique | -tic | -tisch. </text:p>
        </text:list-item>
        <text:list-item>
          <text:p text:style-name="P94"><text:span text:style-name="T3">idiosyncrasia</text:span> | idiosincrasia | -sie | -sy | -sie. = temperamento proprio. ⊃ G. -ía. ⊂ idio syn crasi -a. </text:p>
        </text:list-item>
        <text:list-item>
          <text:p text:style-name="P94"><text:span text:style-name="T3">idiota</text:span> -a | -iota | -iot | -iot | -iot. = homo privato, simplice; ignorante. ⊂ G. idi <text:span text:style-name="T3">ō</text:span>tēs ⊂ idio. </text:p>
        </text:list-item>
        <text:list-item>
          <text:p text:style-name="P94">—<text:span text:style-name="T3">ia</text:span> -īa | -zia, -taggine | -tie | -cy | -tie. = to es idiota. ⊂ G. idiōteía. </text:p>
        </text:list-item>
        <text:list-item>
          <text:p text:style-name="P94">—<text:span text:style-name="T3">ismo</text:span> 100 | -ismo | -isme | -ism | -ismus. = particularitate de idioma. ⊂ G. idiōtismós. </text:p>
        </text:list-item>
        <text:list-item>
          <text:p text:style-name="P94"><text:span text:style-name="T3">idolo</text:span> idōlum | ìdolo | -ole | -ol | -ol. = imagine, simulacro, statua. ⊂ G. eídōlon ⊂ vide. </text:p>
        </text:list-item>
        <text:list-item>
          <text:p text:style-name="P94"><text:span text:style-name="T3">idolatra</text:span> 300 | idolatra | idolâtre | idolater | Idololater. = adoratore de idolos. ⊂ G. eidōlátrēs. ⊂ idolo latr [latreúō = honora] -a. </text:p>
        </text:list-item>
        <text:list-item>
          <text:p text:style-name="P94">—<text:span text:style-name="T3">ia</text:span> -īa 300 | -latria | -lâtrie | -latry | -lolatrie. ⊂ G. eidōlolatreía. </text:p>
        </text:list-item>
        <text:list-item>
          <text:p text:style-name="P94"><text:span text:style-name="T3">idoneo</text:span> -ĕus | idoneo | | idoneous. = appropriato, conveniente, proprio, capace, sufficiente. </text:p>
        </text:list-item>
        <text:list-item>
          <text:p text:style-name="P94">—<text:span text:style-name="T3">eitate</text:span> -eitas | -eità | -eité. </text:p>
        </text:list-item>
        <text:list-item>
          <text:p text:style-name="P94"><text:span text:style-name="T3">idylio</text:span> 400 | idillio | idylle | idyl | Idylle. = parvo imagine, scena campestre. ⊂ G. eidúllion = parvo idolo. </text:p>
        </text:list-item>
        <text:list-item>
          <text:p text:style-name="P94">—<text:span text:style-name="T3">ico</text:span> -ĭcus | idilliaco | -ique | -ic | -isch. </text:p>
        </text:list-item>
        <text:list-item>
          <text:p text:style-name="P94">L. igitur = ergo. </text:p>
        </text:list-item>
        <text:list-item>
          <text:p text:style-name="P94"><text:span text:style-name="T3">igne</text:span> -is, igni | <text:span text:style-name="T5">fuoco</text:span> | <text:span text:style-name="T5">feu</text:span> | <text:span text:style-name="T5">fire</text:span> | <text:span text:style-name="T5">Feuer</text:span> | R. ogonï. ⊃ igneo, ignivomo. ⊂ E. ⊃ R., S. agni. </text:p>
        </text:list-item>
        <text:list-item>
          <text:p text:style-name="P94">—<text:span text:style-name="T3">eo</text:span> -ĕus | igneo | igné | igneous. </text:p>
        </text:list-item>
        <text:list-item>
          <text:p text:style-name="P94"><text:span text:style-name="T3">igni</text:span> -is, v. igne. </text:p>
        </text:list-item>
        <text:list-item>
          <text:p text:style-name="P94">—<text:span text:style-name="T3">tione</text:span> | -zione | -tion | -tion | -tion. </text:p>
        </text:list-item>
        <text:list-item>
          <text:p text:style-name="P94">—<text:span text:style-name="T3">vomo</text:span> ŏ 400 | -omo | -ome | -omous | -omisch. = que vome igni. </text:p>
        </text:list-item>
        <text:list-item>
          <text:p text:style-name="P94"><text:span text:style-name="T3">ignobile</text:span> -bĭlis | -bile | -ble | -ble | -bel. = ne nobile. </text:p>
        </text:list-item>
        <text:list-item>
          <text:p text:style-name="P94"><text:span text:style-name="T3">ignominia</text:span> -ĭa | -nia | -nie | -ny | -nie. ⊂ ne nomin(e) -ia = sine nomen. </text:p>
        </text:list-item>
        <text:list-item>
          <text:p text:style-name="P94"><text:soft-page-break/>—<text:span text:style-name="T3">ioso</text:span> -us | -ioso | -ieux | -ious | -iös. </text:p>
        </text:list-item>
        <text:list-item>
          <text:p text:style-name="P94"><text:span text:style-name="T3">ignora</text:span> -o | -are | -er | to ignore | -ieren. = ne gno. </text:p>
        </text:list-item>
        <text:list-item>
          <text:p text:style-name="P94">—<text:span text:style-name="T3">nte</text:span> -ns | -nte | -nt | -nt | -nt. </text:p>
        </text:list-item>
        <text:list-item>
          <text:p text:style-name="P94">—<text:span text:style-name="T3">ntia</text:span> -ĭa | -nza | -nce | -nce | -nz. </text:p>
        </text:list-item>
        <text:list-item>
          <text:p text:style-name="P94"><text:span text:style-name="T3">ignoto</text:span> -us | ignoto. = ne noto, incognito </text:p>
        </text:list-item>
        <text:list-item>
          <text:p text:style-name="P94"><text:span text:style-name="T3">ille</text:span> ( <text:span text:style-name="T5">nominativo</text:span>), v. illo </text:p>
        </text:list-item>
        <text:list-item>
          <text:p text:style-name="P94"><text:span text:style-name="T3">illegale</text:span> | -ale | illégal | -al | -al. = ne legale, contra lege. </text:p>
        </text:list-item>
        <text:list-item>
          <text:p text:style-name="P94">—<text:span text:style-name="T3">itate</text:span> | -ità | illégalité | -ty | -ität. </text:p>
        </text:list-item>
        <text:list-item>
          <text:p text:style-name="P94"><text:span text:style-name="T3">illegibile</text:span> -ĭlis | illeggibile | illisible | -ble | -bel. = ne legibile. </text:p>
        </text:list-item>
        <text:list-item>
          <text:p text:style-name="P94"><text:span text:style-name="T3">illegitimo</text:span> -ĭmus | illegittimo | -ime | -imate | -im. = ne legitimo. </text:p>
        </text:list-item>
        <text:list-item>
          <text:p text:style-name="P94">L. illic = in illo loco. </text:p>
        </text:list-item>
        <text:list-item>
          <text:p text:style-name="P94">L. illico = subito. </text:p>
        </text:list-item>
        <text:list-item>
          <text:p text:style-name="P94">L. illinc = ex illo loco. </text:p>
        </text:list-item>
        <text:list-item>
          <text:p text:style-name="P94"><text:span text:style-name="T3">illiterato</text:span> -us | illetterato | illettré | -te | -tus. = ne litterato. </text:p>
        </text:list-item>
        <text:list-item>
          <text:p text:style-name="P94"><text:span text:style-name="T3">illo</text:span> ille | egli, ella, il, lo, la, quello, lui, colui | il, le, la, elle, lui, celui, celle | <text:span text:style-name="T5">he</text:span>, <text:span text:style-name="T5">him</text:span>, <text:span text:style-name="T5">that</text:span> | <text:span text:style-name="T5">jener</text:span>, <text:span text:style-name="T5">jenes</text:span> | H. él, el, ello, la | P. o, a. </text:p>
        </text:list-item>
        <text:list-item>
          <text:p text:style-name="P94"><text:span text:style-name="T3">illogico</text:span> -ĭcus | -ico | -ique | -ical | -isch. = ne logico, contra logica. </text:p>
        </text:list-item>
        <text:list-item>
          <text:p text:style-name="P94">L. illuc = ad illo loco. </text:p>
        </text:list-item>
        <text:list-item>
          <text:p text:style-name="P94"><text:span text:style-name="T3">illude</text:span> -o | -dere | -sionner | -de | -dieren. = deride, noce per ludo, decipe. ⊃ illuso. ⊂ in lude. </text:p>
        </text:list-item>
        <text:list-item>
          <text:p text:style-name="P94"><text:span text:style-name="T3">illumina</text:span> -ĭno | -are | -er | -e, -ate | -ieren. = da lumine. ⊂ in lumina. </text:p>
        </text:list-item>
        <text:list-item>
          <text:p text:style-name="P94">—<text:span text:style-name="T3">tione</text:span> 300 | -zione | -tion | -tion | -tion. </text:p>
        </text:list-item>
        <text:list-item>
          <text:p text:style-name="P94"><text:span text:style-name="T3">illuso</text:span> -us | illuso. = quem illude. </text:p>
        </text:list-item>
        <text:list-item>
          <text:p text:style-name="P94">—<text:span text:style-name="T3">ione</text:span> 100 | -sione | -sion | -sion | -sion. = ironia, sarcasmo. </text:p>
        </text:list-item>
        <text:list-item>
          <text:p text:style-name="P94">—<text:span text:style-name="T3">orio</text:span> | -orio | -oire | -ory | -orisch. </text:p>
        </text:list-item>
        <text:list-item>
          <text:p text:style-name="P94"><text:span text:style-name="T3">illustra</text:span> -o | -are | -er | -ate | -ieren. = redde illustre. </text:p>
        </text:list-item>
        <text:list-item>
          <text:p text:style-name="P94">—<text:span text:style-name="T3">tione</text:span> -tio | -zione | -tion | -tion | -tion. </text:p>
        </text:list-item>
        <text:list-item>
          <text:p text:style-name="P94"><text:span text:style-name="T3">illustre</text:span> -is | -stre | -stre | -strious | -stre. = cum lustro, claro, luminoso, distincto, famoso, conspicuo, celebre, eminente, nobile, glorioso. </text:p>
        </text:list-item>
        <text:list-item>
          <text:p text:style-name="P94"><text:span text:style-name="T3">imagina</text:span> -ĭnor | imm—nare | -ner | -ne | -nieren. = fac imagine. </text:p>
        </text:list-item>
        <text:list-item>
          <text:p text:style-name="P94">—<text:span text:style-name="T3">ario</text:span> -ĭus | -ario | -aire | -ary | -är. </text:p>
        </text:list-item>
        <text:list-item>
          <text:p text:style-name="P94">—<text:span text:style-name="T3">atione</text:span> -tio | imm—zione | -tion | -tion. </text:p>
        </text:list-item>
        <text:list-item>
          <text:p text:style-name="P94"><text:span text:style-name="T3">imagine</text:span> -go -gĭn- | immagine | -ge | -ge. || æmulo, imita. </text:p>
        </text:list-item>
        <text:list-item>
          <text:p text:style-name="P94"><text:span text:style-name="T3">imbalsama</text:span> -ămo | -are | embaumer | to emblam | einbalsamieren. = da balsamo. </text:p>
        </text:list-item>
        <text:list-item>
          <text:p text:style-name="P94">imbecille -is = debile, fragile, languido. </text:p>
        </text:list-item>
        <text:list-item>
          <text:p text:style-name="P94">— M | -ille | -écile | -ile | -ill. = stupido, stulto. </text:p>
        </text:list-item>
        <text:list-item>
          <text:p text:style-name="P94"><text:span text:style-name="T3">imbibe</text:span> -ĭbo | -bire | -ber | -be | -bieren. ⊂ bibe. </text:p>
        </text:list-item>
        <text:list-item>
          <text:p text:style-name="P94"><text:span text:style-name="T3">imbre</text:span> imber, imbri = pluvia. </text:p>
        </text:list-item>
        <text:list-item>
          <text:p text:style-name="P94">—<text:span text:style-name="T3">ice</text:span> -ex -ĭc- | embrice. = tegula. </text:p>
        </text:list-item>
        <text:list-item>
          <text:p text:style-name="P94">——<text:span text:style-name="T3">ato</text:span> 100 | -cato | -qué | -cate. = (squamas) in forma de imbrice. </text:p>
        </text:list-item>
        <text:list-item>
          <text:p text:style-name="P94"><text:span text:style-name="T3">imbue</text:span> -ŭo | | | -ue | -uieren | H. -uir. = imbibe. </text:p>
        </text:list-item>
        <text:list-item>
          <text:p text:style-name="P94"><text:span text:style-name="T3">imita</text:span> -ĭtor | -are | -er | -ate | -ieren. </text:p>
        </text:list-item>
        <text:list-item>
          <text:p text:style-name="P94">—<text:span text:style-name="T3">bile</text:span> -bĭlis | -bile | -ble | -ble | -bel. </text:p>
        </text:list-item>
        <text:list-item>
          <text:p text:style-name="P94">—<text:span text:style-name="T3">tione</text:span> -tio | -zione | -tion | -tion | -tion. </text:p>
        </text:list-item>
        <text:list-item>
          <text:p text:style-name="P94">—<text:span text:style-name="T3">tivo</text:span> | -tivo | -tif | -tive | -tiv. </text:p>
        </text:list-item>
        <text:list-item>
          <text:p text:style-name="P94"><text:soft-page-break/>—<text:span text:style-name="T3">tore</text:span> -tor | -tore | -teur | -tor | -tor. </text:p>
        </text:list-item>
        <text:list-item>
          <text:p text:style-name="P94"><text:span text:style-name="T3">immaculato</text:span> -us | -olato | -ulé | -ulate | -ulat. = sine macula. </text:p>
        </text:list-item>
        <text:list-item>
          <text:p text:style-name="P94"><text:span text:style-name="T3">immateriale</text:span> | -ale | -ériel | -al | -ell. = ne materiale. </text:p>
        </text:list-item>
        <text:list-item>
          <text:p text:style-name="P94"><text:span text:style-name="T3">immaturo</text:span> -us | -turo | | -ture | -tur. = ne maturo. </text:p>
        </text:list-item>
        <text:list-item>
          <text:p text:style-name="P94">—<text:span text:style-name="T3">itate</text:span> -tas | -ità | -ité | -ity | -ität. </text:p>
        </text:list-item>
        <text:list-item>
          <text:p text:style-name="P94"><text:span text:style-name="T3">immediato</text:span> | -ato | -édiat | -ate | -at. = ne mediato, sine medio. </text:p>
        </text:list-item>
        <text:list-item>
          <text:p text:style-name="P94"><text:span text:style-name="T3">immemorabile</text:span> -bĭlis | -bile | immémorable | -ble | -bel. = ne memorabile. </text:p>
        </text:list-item>
        <text:list-item>
          <text:p text:style-name="P94"><text:span text:style-name="T3">immenso</text:span> -us | -enso | -ense | -ense | -ense. = ne menso. </text:p>
        </text:list-item>
        <text:list-item>
          <text:p text:style-name="P94">—<text:span text:style-name="T3">itate</text:span> -itas | -ità | -ité | -ity | -ität. </text:p>
        </text:list-item>
        <text:list-item>
          <text:p text:style-name="P94"><text:span text:style-name="T3">immensurabile</text:span> -ĭlis | -bile | -ble | -ble | -bel. = ne mensurabile. </text:p>
        </text:list-item>
        <text:list-item>
          <text:p text:style-name="P94">—<text:span text:style-name="T3">itate</text:span> | -ità | | -ity | -ität. </text:p>
        </text:list-item>
        <text:list-item>
          <text:p text:style-name="P94"><text:span text:style-name="T3">immerge</text:span> -o | -gere | -ger | -ge | -gieren. = merge in. </text:p>
        </text:list-item>
        <text:list-item>
          <text:p text:style-name="P94"><text:span text:style-name="T3">immerso</text:span> -us | immerso | | immerse. = quem immerge. </text:p>
        </text:list-item>
        <text:list-item>
          <text:p text:style-name="P94">—<text:span text:style-name="T3">ione</text:span> 400 | -ione | -ion | -ion | -ion. </text:p>
        </text:list-item>
        <text:list-item>
          <text:p text:style-name="P94"><text:span text:style-name="T3">immigra</text:span> -o | -are | -er | -ate | -ieren. = migra in. </text:p>
        </text:list-item>
        <text:list-item>
          <text:p text:style-name="P94">—<text:span text:style-name="T3">nte</text:span> | -nte | -nt | -nt | -nt. </text:p>
        </text:list-item>
        <text:list-item>
          <text:p text:style-name="P94">—<text:span text:style-name="T3">tione</text:span> | -zione | -tion | -tion | -tion. </text:p>
        </text:list-item>
        <text:list-item>
          <text:p text:style-name="P94"><text:span text:style-name="T3">immine</text:span> -ĭneo = es imminente, mine in. </text:p>
        </text:list-item>
        <text:list-item>
          <text:p text:style-name="P94">—<text:span text:style-name="T3">ente</text:span> -ens | -ente | -ent | -ent | -ent. </text:p>
        </text:list-item>
        <text:list-item>
          <text:p text:style-name="P94">—<text:span text:style-name="T3">entia</text:span> 200 | -enza | -ence | -ence | -enz. </text:p>
        </text:list-item>
        <text:list-item>
          <text:p text:style-name="P94"><text:span text:style-name="T3">immisso</text:span> -us | -esso. = quem immite. </text:p>
        </text:list-item>
        <text:list-item>
          <text:p text:style-name="P94">—<text:span text:style-name="T3">ione</text:span> 500 | -ione | | -ion | -ion. </text:p>
        </text:list-item>
        <text:list-item>
          <text:p text:style-name="P94"><text:span text:style-name="T3">immitte</text:span> -o | immettere | | | -ieren. = mitte in, injecta, infunde. </text:p>
        </text:list-item>
        <text:list-item>
          <text:p text:style-name="P94">L. immo, v. imo. </text:p>
        </text:list-item>
        <text:list-item>
          <text:p text:style-name="P94"><text:span text:style-name="T3">immobile</text:span> -bĭlis | -bile | -bile, immeuble | -bile | -bil. = ne mobile. </text:p>
        </text:list-item>
        <text:list-item>
          <text:p text:style-name="P94">—<text:span text:style-name="T3">itate</text:span> 600 | -ità | -ité | -ity. </text:p>
        </text:list-item>
        <text:list-item>
          <text:p text:style-name="P94"><text:span text:style-name="T3">immoderato</text:span> -us | -to | immodéré | -ate | -at. = ne moderato. </text:p>
        </text:list-item>
        <text:list-item>
          <text:p text:style-name="P94">—<text:span text:style-name="T3">ione</text:span> -tio | -zione | -ération | -tion | -tion. </text:p>
        </text:list-item>
        <text:list-item>
          <text:p text:style-name="P94"><text:span text:style-name="T3">immodesto</text:span> -us | -esto | -este | -est | -est. = ne modesto. </text:p>
        </text:list-item>
        <text:list-item>
          <text:p text:style-name="P94">—<text:span text:style-name="T3">ia</text:span> -ĭa | -ia | -ie | -y | -ie. </text:p>
        </text:list-item>
        <text:list-item>
          <text:p text:style-name="P94"><text:span text:style-name="T3">immola</text:span> -ŏlo | -are | -er | -ate | -ieren. = sacrifica. </text:p>
        </text:list-item>
        <text:list-item>
          <text:p text:style-name="P94">—<text:span text:style-name="T3">tione</text:span> -tio | -zione | -tion | -tion | -tion. </text:p>
        </text:list-item>
        <text:list-item>
          <text:p text:style-name="P94">—<text:span text:style-name="T3">tore</text:span> -tor | -tore | -teur | -tor. </text:p>
        </text:list-item>
        <text:list-item>
          <text:p text:style-name="P94"><text:span text:style-name="T3">immorale</text:span> | -ale | -al | -al | -alisch. = ne morale, anti morale. </text:p>
        </text:list-item>
        <text:list-item>
          <text:p text:style-name="P94">—<text:span text:style-name="T3">itate</text:span> | -ità | -ité | -ity | -ität. </text:p>
        </text:list-item>
        <text:list-item>
          <text:p text:style-name="P94"><text:span text:style-name="T3">immortale</text:span> -is | -ale | -el | -al | -ell. = ne mortale, æterno, perpetuo. </text:p>
        </text:list-item>
        <text:list-item>
          <text:p text:style-name="P94">—<text:span text:style-name="T3">itate</text:span> -itas | -ità | -ité | -ity | -ität. </text:p>
        </text:list-item>
        <text:list-item>
          <text:p text:style-name="P94">—<text:span text:style-name="T3">iza</text:span> | -izzare | -iser | -ize | -isieren. </text:p>
        </text:list-item>
        <text:list-item>
          <text:p text:style-name="P94"><text:span text:style-name="T3">immundo</text:span> -us | -ondo | -onde | -und. = ne mundo, impuro. </text:p>
        </text:list-item>
        <text:list-item>
          <text:p text:style-name="P94"><text:span text:style-name="T3">immune</text:span> -is | -une | | -une | -un. = libero ab obligatione, exempto. ⊂ ne mune(re). </text:p>
        </text:list-item>
        <text:list-item>
          <text:p text:style-name="P94">—<text:span text:style-name="T3">itate</text:span> -itas | -ità | -ité | -ity | -ität. </text:p>
        </text:list-item>
        <text:list-item>
          <text:p text:style-name="P94"><text:span text:style-name="T3">immutabile</text:span> -bĭlis | -bile | immuable | -ble | -bel. = ne mutabile. </text:p>
        </text:list-item>
        <text:list-item>
          <text:p text:style-name="P94">—<text:span text:style-name="T3">itate</text:span> -itas | -ità | -ité | -ity | -ität. </text:p>
        </text:list-item>
        <text:list-item>
          <text:p text:style-name="P94"><text:span text:style-name="T3">imo</text:span> -us | imo. = infimo. </text:p>
        </text:list-item>
        <text:list-item>
          <text:p text:style-name="P94">L. imo, immo = et, sed, de plus, ante que. </text:p>
        </text:list-item>
        <text:list-item>
          <text:p text:style-name="P94"><text:soft-page-break/><text:span text:style-name="T3">impænitente</text:span> | impenitente | impénitent | impenitent | -ent. = ne pænitente. </text:p>
        </text:list-item>
        <text:list-item>
          <text:p text:style-name="P94">—<text:span text:style-name="T3">ia</text:span> 400 | impenitenza | impénitence | impenitence | -enz. </text:p>
        </text:list-item>
        <text:list-item>
          <text:p text:style-name="P94"><text:span text:style-name="T3">impalpabile</text:span> -ĭlis | -bile | -ble | -ble | -bel. = ne palpabile. </text:p>
        </text:list-item>
        <text:list-item>
          <text:p text:style-name="P94">—<text:span text:style-name="T3">itate</text:span> | -ità | -ité | -ity. </text:p>
        </text:list-item>
        <text:list-item>
          <text:p text:style-name="P94"><text:span text:style-name="T3">impari</text:span> -păr | impari | impair. = dispari, ne pari. </text:p>
        </text:list-item>
        <text:list-item>
          <text:p text:style-name="P94">—<text:span text:style-name="T3">itate</text:span> | -ità | -ité | -ity | -ität. </text:p>
        </text:list-item>
        <text:list-item>
          <text:p text:style-name="P94"><text:span text:style-name="T3">impartiale</text:span> | -ziale | -tial | -tial | -tial. = ne partiale. </text:p>
        </text:list-item>
        <text:list-item>
          <text:p text:style-name="P94">—<text:span text:style-name="T3">itate</text:span> | -ità | -ité | -ity | -ität. </text:p>
        </text:list-item>
        <text:list-item>
          <text:p text:style-name="P94"><text:span text:style-name="T3">impassibile</text:span> ĭ 400 | -bile | -ble | -ble | -bel. = que non pati. </text:p>
        </text:list-item>
        <text:list-item>
          <text:p text:style-name="P94">—<text:span text:style-name="T3">itate</text:span> 400 | -ità | -ité | -ity | -ität. </text:p>
        </text:list-item>
        <text:list-item>
          <text:p text:style-name="P94"><text:span text:style-name="T3">impatiente</text:span> -ens | -ziente | -tient | -tient. = ne patiente. </text:p>
        </text:list-item>
        <text:list-item>
          <text:p text:style-name="P94">—<text:span text:style-name="T3">ia</text:span> -ia | -zienza | -tience | -tience. </text:p>
        </text:list-item>
        <text:list-item>
          <text:p text:style-name="P94"><text:span text:style-name="T3">impeccabile</text:span> ĭ 200 | -bile | -ble | -ble. = que ne pecca. </text:p>
        </text:list-item>
        <text:list-item>
          <text:p text:style-name="P94"><text:span text:style-name="T3">impedi</text:span> -pĕdio | -dire | empêcher | -de | -dieren. ⊂ in pede. </text:p>
        </text:list-item>
        <text:list-item>
          <text:p text:style-name="P94">—<text:span text:style-name="T3">mento</text:span> -um | -mento | -ments | -ment | -ment. = obstructione, obstaculo, difficultate. </text:p>
        </text:list-item>
        <text:list-item>
          <text:p text:style-name="P94"><text:span text:style-name="T3">impelle</text:span> -o | impellere | | to impel. = pelle in, da impulsu. </text:p>
        </text:list-item>
        <text:list-item>
          <text:p text:style-name="P94">—<text:span text:style-name="T3">ente</text:span> | -ente | | -ent. </text:p>
        </text:list-item>
        <text:list-item>
          <text:p text:style-name="P94"><text:span text:style-name="T3">impenetrabile</text:span> -bĭlis | -bile | impénétrable | -ble | -bel. = ne penetrabile. </text:p>
        </text:list-item>
        <text:list-item>
          <text:p text:style-name="P94">—<text:span text:style-name="T3">itate</text:span> | -tà | impénétrabilité | -ty | -tät. </text:p>
        </text:list-item>
        <text:list-item>
          <text:p text:style-name="P94"><text:span text:style-name="T3">impensa</text:span> -a | spesa | dépense, impense | expense | -en, <text:span text:style-name="T5">Kosten</text:span>. </text:p>
        </text:list-item>
        <text:list-item>
          <text:p text:style-name="P94"><text:span text:style-name="T3">impera</text:span> -ĕro | -are | <text:span text:style-name="T5">commander</text:span>, <text:span text:style-name="T5">régner</text:span> | <text:span text:style-name="T5">command</text:span>, <text:span text:style-name="T5">rule</text:span> | <text:span text:style-name="T5">herrschen</text:span>, -ieren. = jube, rege, guberna. ⊂ in para. </text:p>
        </text:list-item>
        <text:list-item>
          <text:p text:style-name="P94">—<text:span text:style-name="T3">tivo</text:span> 500 | -tivo | impératif | -tive | -tiv. </text:p>
        </text:list-item>
        <text:list-item>
          <text:p text:style-name="P94">—<text:span text:style-name="T3">tore</text:span> -tor | -tore | empereur | emperor | -tor. </text:p>
        </text:list-item>
        <text:list-item>
          <text:p text:style-name="P94">—<text:span text:style-name="T3">trice</text:span> -trix | -trice | impératrice | empress | -trix. = imperatore femina, uxore de imperatore. </text:p>
        </text:list-item>
        <text:list-item>
          <text:p text:style-name="P94"><text:span text:style-name="T3">imperceptibile</text:span> -ĭlis | -ettibile | -eptible | -eptible | -eptibel. = ne perceptibile. </text:p>
        </text:list-item>
        <text:list-item>
          <text:p text:style-name="P94">—<text:span text:style-name="T3">itate</text:span> | -ettibilità | -té | -ty | -tät. </text:p>
        </text:list-item>
        <text:list-item>
          <text:p text:style-name="P94"><text:span text:style-name="T3">imperdibile</text:span> -ĭlis | -ibile | -able | -ible | -ibel. = ne perdibile. </text:p>
        </text:list-item>
        <text:list-item>
          <text:p text:style-name="P94"><text:span text:style-name="T3">imperfecto</text:span> -us | -fetto | imparfait | -fect | -fekt. = ne perfecto. </text:p>
        </text:list-item>
        <text:list-item>
          <text:p text:style-name="P94">—<text:span text:style-name="T3">ione</text:span> 400 | -zione | -tion | -tion | -tion. </text:p>
        </text:list-item>
        <text:list-item>
          <text:p text:style-name="P94"><text:span text:style-name="T3">imperio</text:span> -ĭum | -ro | empire | empire | -rium. = dominio, regno, potestate. ⊂ imper(a) -io. </text:p>
        </text:list-item>
        <text:list-item>
          <text:p text:style-name="P94">—<text:span text:style-name="T3">iale</text:span> 400 | -iale | impérial | -ial | -ial. </text:p>
        </text:list-item>
        <text:list-item>
          <text:p text:style-name="P94">——<text:span text:style-name="T3">ista</text:span> | -ista | impé—iste | -ist | -ist. </text:p>
        </text:list-item>
        <text:list-item>
          <text:p text:style-name="P94">—<text:span text:style-name="T3">ioso</text:span> -us | -oso | -érieux | -ous | -ös. </text:p>
        </text:list-item>
        <text:list-item>
          <text:p text:style-name="P94"><text:span text:style-name="T3">impermeabile</text:span> -ĭlis | -bile | -éable | -ble | -bel. = ne permeabile. </text:p>
        </text:list-item>
        <text:list-item>
          <text:p text:style-name="P94">—<text:span text:style-name="T3">itate</text:span> | -tà | -éabilité | -ty | -tät. </text:p>
        </text:list-item>
        <text:list-item>
          <text:p text:style-name="P94"><text:span text:style-name="T3">impersonale</text:span> 400 | -ale | -onnel | -al | -ale. = ne personale. </text:p>
        </text:list-item>
        <text:list-item>
          <text:p text:style-name="P94"><text:span text:style-name="T3">impertigine</text:span> -go -gĭn- 100 | -igine | impétigo | -igo | -igo. = eruptione de cute. ⊂ in pete. </text:p>
        </text:list-item>
        <text:list-item>
          <text:p text:style-name="P94">—<text:span text:style-name="T3">oso</text:span> 300 | -oso | impé—eux | -ous | -ös. </text:p>
        </text:list-item>
        <text:list-item>
          <text:p text:style-name="P94"><text:span text:style-name="T3">impetra</text:span> -ĕtro | -are | impétrer | -ate | -ieren. = obtine. ⊂ in patra. </text:p>
        </text:list-item>
        <text:list-item>
          <text:p text:style-name="P94"><text:soft-page-break/>—<text:span text:style-name="T3">tione</text:span> -tio | -zione | -tion | -tion | -tion. </text:p>
        </text:list-item>
        <text:list-item>
          <text:p text:style-name="P94"><text:span text:style-name="T3">impetu</text:span> -ĕtus | -to, -tuosità | impétuosité | -tus, -tuosity | -tus. = ton pete in. </text:p>
        </text:list-item>
        <text:list-item>
          <text:p text:style-name="P94">—<text:span text:style-name="T3">uoso</text:span> 100 | -uoso | -étueux | -uous | -uös. </text:p>
        </text:list-item>
        <text:list-item>
          <text:p text:style-name="P94"><text:span text:style-name="T3">impio</text:span> -us | empio | impie | impious. = ne pio. </text:p>
        </text:list-item>
        <text:list-item>
          <text:p text:style-name="P94">—<text:span text:style-name="T3">ietate</text:span> -tas | -tà | impiété | -ty | -tät. </text:p>
        </text:list-item>
        <text:list-item>
          <text:p text:style-name="P94"><text:span text:style-name="T3">implacabile</text:span> -bĭlis | -bile | -ble | -ble | -bel. = ne placabile. </text:p>
        </text:list-item>
        <text:list-item>
          <text:p text:style-name="P94">—<text:span text:style-name="T3">itate</text:span> 400 | -ità | -ité | -ity | -ität. </text:p>
        </text:list-item>
        <text:list-item>
          <text:p text:style-name="P94"><text:span text:style-name="T3">implanta</text:span> | impiantare | -anter | -ant | -antieren. = insere, pone, funda. </text:p>
        </text:list-item>
        <text:list-item>
          <text:p text:style-name="P94">—<text:span text:style-name="T3">tione</text:span> | impiantamento | -tion | -tion | -tion. </text:p>
        </text:list-item>
        <text:list-item>
          <text:p text:style-name="P94"><text:span text:style-name="T3">imple</text:span> -eo | empiere | emplir. = ple, comple, fac pleno. </text:p>
        </text:list-item>
        <text:list-item>
          <text:p text:style-name="P94"><text:span text:style-name="T3">implica</text:span> -ĭco | -care | -quer | -cate, to imply | -cieren. = involve, plica in. </text:p>
        </text:list-item>
        <text:list-item>
          <text:p text:style-name="P94">—<text:span text:style-name="T3">tione</text:span> -tio | -zione | -tion | -tion | -tion. </text:p>
        </text:list-item>
        <text:list-item>
          <text:p text:style-name="P94">—<text:span text:style-name="T3">to</text:span> -us | -cato | -qué. = implicito. </text:p>
        </text:list-item>
        <text:list-item>
          <text:p text:style-name="P94"><text:span text:style-name="T3">implicito</text:span> -ĭtus | -ito | -ite | -it | -it. = quem implica. </text:p>
        </text:list-item>
        <text:list-item>
          <text:p text:style-name="P94"><text:span text:style-name="T3">implora</text:span> -ōro | -orare | -orer | -ore | -orieren. = preca, supplica, plora. </text:p>
        </text:list-item>
        <text:list-item>
          <text:p text:style-name="P94">—<text:span text:style-name="T3">tione</text:span> -tio | -zione | -tion | -tion | -tion. </text:p>
        </text:list-item>
        <text:list-item>
          <text:p text:style-name="P94"><text:span text:style-name="T3">implume</text:span> -is | -me | | -mous. = sine pluma. </text:p>
        </text:list-item>
        <text:list-item>
          <text:p text:style-name="P94"><text:span text:style-name="T3">imponderabile</text:span> -ĭlis | -bile | -érabile | -ble | -bel. = ne ponderabile. </text:p>
        </text:list-item>
        <text:list-item>
          <text:p text:style-name="P94">—<text:span text:style-name="T3">itate</text:span> | -ità | -érabilité | -ity | -ität. </text:p>
        </text:list-item>
        <text:list-item>
          <text:p text:style-name="P94"><text:span text:style-name="T3">impone</text:span> -o | -orre | -oser | -ose, -one | -onieren. = pone in. ⊃ imposito. </text:p>
        </text:list-item>
        <text:list-item>
          <text:p text:style-name="P94"><text:span text:style-name="T3">importa</text:span> -o | -are | -er | to import | -ieren. = porta in, apporta. </text:p>
        </text:list-item>
        <text:list-item>
          <text:p text:style-name="P94">—nte M | -nte | -nt | -nt | -nt. = valido, significante, ponderoso, grave, magno. </text:p>
        </text:list-item>
        <text:list-item>
          <text:p text:style-name="P94">—ntia M | -nza | -nce | -nce | -nz. = momento, pondere, auctoritate. </text:p>
        </text:list-item>
        <text:list-item>
          <text:p text:style-name="P94">—<text:span text:style-name="T3">tione</text:span> | -zione | -tion | -tion | -tion. </text:p>
        </text:list-item>
        <text:list-item>
          <text:p text:style-name="P94"><text:span text:style-name="T3">importuna</text:span> | -are | -er | -e | -ieren. = es importuno ad. </text:p>
        </text:list-item>
        <text:list-item>
          <text:p text:style-name="P94"><text:span text:style-name="T3">importuno</text:span> -us | -uno | -un | -une | -un. = ne opportuno, anti opportuno. </text:p>
        </text:list-item>
        <text:list-item>
          <text:p text:style-name="P94">—<text:span text:style-name="T3">itate</text:span> -itas | -ità | -ité | -ity | -ität. </text:p>
        </text:list-item>
        <text:list-item>
          <text:p text:style-name="P94"><text:span text:style-name="T3">imposito</text:span> -ĭtus | -posto | -posé. = quem impone. </text:p>
        </text:list-item>
        <text:list-item>
          <text:p text:style-name="P94">— | -posta | -pôt | -post | -post. = taxa, tributo. </text:p>
        </text:list-item>
        <text:list-item>
          <text:p text:style-name="P94">—<text:span text:style-name="T3">ione</text:span> 100 | -zione | -tion | -tion | -tion. </text:p>
        </text:list-item>
        <text:list-item>
          <text:p text:style-name="P94"><text:span text:style-name="T3">impossibile</text:span> ĭ 100 | -bile | -ble | -ble | -bel. = ne possibile. </text:p>
        </text:list-item>
        <text:list-item>
          <text:p text:style-name="P94">—<text:span text:style-name="T3">itate</text:span> 300 | -ità | -ité | -ity | -ität. </text:p>
        </text:list-item>
        <text:list-item>
          <text:p text:style-name="P94"><text:span text:style-name="T3">impostore</text:span> 300 | -tore | -teur | -tor | -tor. ⊂ impos(i)tore. </text:p>
        </text:list-item>
        <text:list-item>
          <text:p text:style-name="P94"><text:span text:style-name="T3">impostura</text:span> 300 | -ura | -ure | -ure | -ur. = to es impostore. </text:p>
        </text:list-item>
        <text:list-item>
          <text:p text:style-name="P94"><text:span text:style-name="T3">impotente</text:span> -ens | -ente | -ent, impuissant | -ent | -ent. = ne potente, que ne pote. </text:p>
        </text:list-item>
        <text:list-item>
          <text:p text:style-name="P94">—<text:span text:style-name="T3">ia</text:span> -ia | -enza | -ence, impuissance | -ence | -enz. </text:p>
        </text:list-item>
        <text:list-item>
          <text:p text:style-name="P94"><text:span text:style-name="T3">impracticabile</text:span> -ĭlis | -aticabile | -aticabile | -acticable | -acticabel. </text:p>
        </text:list-item>
        <text:list-item>
          <text:p text:style-name="P94"><text:span text:style-name="T3">imprægna</text:span> | -egnare | -égner | -egn, -egnate | -ægnieren. = fac prægnante, fecunda. </text:p>
        </text:list-item>
        <text:list-item>
          <text:p text:style-name="P94"><text:soft-page-break/><text:span text:style-name="T3">impræscriptibile</text:span> -ĭlis | imprescrittibile | impre—ble | impre—ble | -bel. = ne præscriptibile. </text:p>
        </text:list-item>
        <text:list-item>
          <text:p text:style-name="P94"><text:span text:style-name="T3">impreca</text:span> -ĕcor | -are | | -ate | -ieren. = preca contra, maledic. </text:p>
        </text:list-item>
        <text:list-item>
          <text:p text:style-name="P94">—<text:span text:style-name="T3">tione</text:span> 100 | -zione | imprécation | -tion | -tion. </text:p>
        </text:list-item>
        <text:list-item>
          <text:p text:style-name="P94"><text:span text:style-name="T3">impresso</text:span> -us | -esso | imprimé | -ess, print | -essum. = quem imprime, presso in. </text:p>
        </text:list-item>
        <text:list-item>
          <text:p text:style-name="P94">—<text:span text:style-name="T3">ione</text:span> -io | -ione | -ion | -ion | -ion. </text:p>
        </text:list-item>
        <text:list-item>
          <text:p text:style-name="P94">—<text:span text:style-name="T3">ore</text:span> N | -ore | imprimeur | printer, -or | <text:span text:style-name="T5">Drucker</text:span>. = qui imprime, typographo. </text:p>
        </text:list-item>
        <text:list-item>
          <text:p text:style-name="P94"><text:span text:style-name="T3">imprime</text:span> -ĭmo | -ere, <text:span text:style-name="T5">stampare</text:span> | -er, empreindre | to impress, to imprint | -ieren, <text:span text:style-name="T5">drucken</text:span>. = preme in. ⊃ impresso. </text:p>
        </text:list-item>
        <text:list-item>
          <text:p text:style-name="P94"><text:span text:style-name="T3">improbabile</text:span> -bĭlis | -bile | -ble | -ble | -bel. = ne probabile. </text:p>
        </text:list-item>
        <text:list-item>
          <text:p text:style-name="P94">—<text:span text:style-name="T3">itate</text:span> | -ità | -ité | -ity | -ität. </text:p>
        </text:list-item>
        <text:list-item>
          <text:p text:style-name="P94"><text:span text:style-name="T3">improbitate</text:span> -itas | -ità | -ité | -ity | -ität. = to es ne probo. </text:p>
        </text:list-item>
        <text:list-item>
          <text:p text:style-name="P94"><text:span text:style-name="T3">improprio</text:span> 100 | -prio | -pre | -per. = ne proprio. </text:p>
        </text:list-item>
        <text:list-item>
          <text:p text:style-name="P94">—<text:span text:style-name="T3">ietate</text:span> 200 | -tà | -té | -ty | -tät. </text:p>
        </text:list-item>
        <text:list-item>
          <text:p text:style-name="P94"><text:span text:style-name="T3">improvido</text:span> -ĭdus | -ovido | -évoyant | -ovident. = ne provido. </text:p>
        </text:list-item>
        <text:list-item>
          <text:p text:style-name="P94">—<text:span text:style-name="T3">entia</text:span> 300 | -ovidenza | -évoyance | -ovidence. </text:p>
        </text:list-item>
        <text:list-item>
          <text:p text:style-name="P94"><text:span text:style-name="T3">improvisa</text:span> N | -ovvisare | -oviser | -ovise, -ovisate | -ovisieren. = loque improviso. </text:p>
        </text:list-item>
        <text:list-item>
          <text:p text:style-name="P94">—<text:span text:style-name="T3">tione</text:span> | improvvisazione | -tion | -tion | -tion. </text:p>
        </text:list-item>
        <text:list-item>
          <text:p text:style-name="P94">—<text:span text:style-name="T3">tore</text:span> | -vvisatore | -teur | -tor | -tor. </text:p>
        </text:list-item>
        <text:list-item>
          <text:p text:style-name="P94"><text:span text:style-name="T3">improviso</text:span> -us | improvviso | imprévu, <text:span text:style-name="T5">qui arrive à l’</text:span>improviste, improvisé | -ate. = ne expectato. ⊃ -a. </text:p>
        </text:list-item>
        <text:list-item>
          <text:p text:style-name="P94"><text:span text:style-name="T3">imprudente</text:span> -ens | -ente | -ent | -ent | -ent. = ne prudente. </text:p>
        </text:list-item>
        <text:list-item>
          <text:p text:style-name="P94">—<text:span text:style-name="T3">ia</text:span> -ia | -enza | -ence | -ence | -enz. </text:p>
        </text:list-item>
        <text:list-item>
          <text:p text:style-name="P94"><text:span text:style-name="T3">impube</text:span> -is = </text:p>
        </text:list-item>
        <text:list-item>
          <text:p text:style-name="P94"><text:span text:style-name="T3">impubere</text:span> -bes –bĕr- | -ere | -ère | -eral. = ne pubere. </text:p>
        </text:list-item>
        <text:list-item>
          <text:p text:style-name="P94"><text:span text:style-name="T3">impudente</text:span> -ens | -ente | -ent | -ent | -ent. = que ne pude. </text:p>
        </text:list-item>
        <text:list-item>
          <text:p text:style-name="P94">—<text:span text:style-name="T3">ia</text:span> -ia | -enza | -ence | -ence | -enz. </text:p>
        </text:list-item>
        <text:list-item>
          <text:p text:style-name="P94"><text:span text:style-name="T3">impudico</text:span> -īcus | -ico | -ique. = ne pudico. </text:p>
        </text:list-item>
        <text:list-item>
          <text:p text:style-name="P94">—<text:span text:style-name="T3">itia</text:span> -ia | -izia | -ité | -ity | -ität. </text:p>
        </text:list-item>
        <text:list-item>
          <text:p text:style-name="P94"><text:span text:style-name="T3">impugna</text:span> -o | -are | -er, empoigner | to impugn | -ieren. = pugna. </text:p>
        </text:list-item>
        <text:list-item>
          <text:p text:style-name="P94">—<text:span text:style-name="T3">tione</text:span> -tio | -zione | -tion | -tion | -tion. </text:p>
        </text:list-item>
        <text:list-item>
          <text:p text:style-name="P94"><text:span text:style-name="T3">impulso</text:span> -us = quem impelle. </text:p>
        </text:list-item>
        <text:list-item>
          <text:p text:style-name="P94">—<text:span text:style-name="T3">u</text:span> -us | -so | -se | -se | -s. = </text:p>
        </text:list-item>
        <text:list-item>
          <text:p text:style-name="P94">—<text:span text:style-name="T3">ione</text:span> -io | -ione | -ion | -ion | -ion. = ton impelle. </text:p>
        </text:list-item>
        <text:list-item>
          <text:p text:style-name="P94">—<text:span text:style-name="T3">ivo</text:span> | -ivo | -if | -ive | -iv. </text:p>
        </text:list-item>
        <text:list-item>
          <text:p text:style-name="P94">—<text:span text:style-name="T3">ore</text:span> -or | -ore | -eur | impeller. </text:p>
        </text:list-item>
        <text:list-item>
          <text:p text:style-name="P94"><text:span text:style-name="T3">impunitate</text:span> -tas | -tà | -té | -ty | -tät. = to es sine pæna. </text:p>
        </text:list-item>
        <text:list-item>
          <text:p text:style-name="P94"><text:span text:style-name="T3">impuro</text:span> -us | -uro | -ur | -ure | -ur. = ne puro. </text:p>
        </text:list-item>
        <text:list-item>
          <text:p text:style-name="P94">—<text:span text:style-name="T3">itate</text:span> -itas | -ità | -eté | -ity | -ität. </text:p>
        </text:list-item>
        <text:list-item>
          <text:p text:style-name="P94"><text:span text:style-name="T3">imputa</text:span> -ŭto | -are | -er | -e | -ieren. </text:p>
        </text:list-item>
        <text:list-item>
          <text:p text:style-name="P94">—<text:span text:style-name="T3">bile</text:span> -ĭlis | -bile | -ble | -ble | -bel. </text:p>
        </text:list-item>
        <text:list-item>
          <text:p text:style-name="P94">—<text:span text:style-name="T3">tione</text:span> -tio | -zione | -tion | -tion | -tion. </text:p>
        </text:list-item>
        <text:list-item>
          <text:p text:style-name="P94"><text:span text:style-name="T3">IN</text:span> in | in | en | in | in | H. en | P. em. ⊂ E. ⊃ A. D., G. en. </text:p>
        </text:list-item>
        <text:list-item>
          <text:p text:style-name="P94">in in = contra. </text:p>
        </text:list-item>
        <text:list-item>
          <text:p text:style-name="P94"><text:soft-page-break/>in- = || ne, G. an-, A. un-, D. un-. </text:p>
        </text:list-item>
        <text:list-item>
          <text:p text:style-name="P94"><text:span text:style-name="T3">inaccessibile</text:span> ĭ 300 | -bile | -ble | -ble | -bel. = ne accessibile. </text:p>
        </text:list-item>
        <text:list-item>
          <text:p text:style-name="P94">—<text:span text:style-name="T3">itate</text:span> | -ità | -ité | -ity. </text:p>
        </text:list-item>
        <text:list-item>
          <text:p text:style-name="P94"><text:span text:style-name="T3">inactione</text:span> | inazione | -tion | -tion | -tion. = ton ne age. </text:p>
        </text:list-item>
        <text:list-item>
          <text:p text:style-name="P94"><text:span text:style-name="T3">inactivo</text:span> | inattivo | -if | -ive | -iv. = ne activo. </text:p>
        </text:list-item>
        <text:list-item>
          <text:p text:style-name="P94">—<text:span text:style-name="T3">itate</text:span> | inattività | -ité | -ity | -ität. </text:p>
        </text:list-item>
        <text:list-item>
          <text:p text:style-name="P94"><text:span text:style-name="T3">inadæquato</text:span> | inadeguato | inadéquat | -dequate | -at. = ne adæquato, improprio. </text:p>
        </text:list-item>
        <text:list-item>
          <text:p text:style-name="P94"><text:span text:style-name="T3">inadmissibile</text:span> -ĭlis | inammissibile | -ble | -ble | -bel. = ne admissibile. </text:p>
        </text:list-item>
        <text:list-item>
          <text:p text:style-name="P94"><text:span text:style-name="T3">inæquale</text:span> -ălis | ineguale | inégal | unequal | inäqual. = ne æquale. </text:p>
        </text:list-item>
        <text:list-item>
          <text:p text:style-name="P94">—<text:span text:style-name="T3">itate</text:span> 100 | inegualità | inégalité | inequality | -ität. </text:p>
        </text:list-item>
        <text:list-item>
          <text:p text:style-name="P94"><text:span text:style-name="T3">inæstimabile</text:span> -bĭlis | inestimabile | ine—ble | ine—ble | -bel. = ne æstimabile, sub aut super æstimatione, sine valore, cum multo valore. </text:p>
        </text:list-item>
        <text:list-item>
          <text:p text:style-name="P94"><text:span text:style-name="T3">inalienabile</text:span> -ĭlis | -bile | inaliénable | -ble | -bel. = ne alienabile. </text:p>
        </text:list-item>
        <text:list-item>
          <text:p text:style-name="P94"><text:span text:style-name="T3">inalterabile</text:span> -ĭlis | -bile | inaltérable | -ble | -bel. = ne alterabile. </text:p>
        </text:list-item>
        <text:list-item>
          <text:p text:style-name="P94">—<text:span text:style-name="T3">itate</text:span> | -ità | inalté—ité | -ity | -ität. </text:p>
        </text:list-item>
        <text:list-item>
          <text:p text:style-name="P94"><text:span text:style-name="T3">inanimato</text:span> -us | -ato | -é | -ate | -iert. = sine anima, sine vita, mortuo, inerte, inactivo. </text:p>
        </text:list-item>
        <text:list-item>
          <text:p text:style-name="P94"><text:span text:style-name="T3">inane</text:span> -is | -ane | -ane | -ane | -an. = vacuo, vano, futile. </text:p>
        </text:list-item>
        <text:list-item>
          <text:p text:style-name="P94">—<text:span text:style-name="T3">itate</text:span> -tas | -ità | -ité | -ity | -ität. </text:p>
        </text:list-item>
        <text:list-item>
          <text:p text:style-name="P94">—<text:span text:style-name="T3">itione</text:span> | -izione | -ition | -ition | -ition. = penuria de cibo, vacuitate de ventre. </text:p>
        </text:list-item>
        <text:list-item>
          <text:p text:style-name="P94"><text:span text:style-name="T3">inappetentia</text:span> | -enza | inappétence | -ence | -enz. = ne appetentia. </text:p>
        </text:list-item>
        <text:list-item>
          <text:p text:style-name="P94"><text:span text:style-name="T3">inapplicabile</text:span> -ĭlis | -bile | -ble | -ble | -bel. = ne applicabile, ne adapto. </text:p>
        </text:list-item>
        <text:list-item>
          <text:p text:style-name="P94"><text:span text:style-name="T3">inarticulato</text:span> | -olato | -ulé | -ulate | -uliert. = ne articulato. </text:p>
        </text:list-item>
        <text:list-item>
          <text:p text:style-name="P94"><text:span text:style-name="T3">inattento</text:span> | disattento | -entif | -entive | -ent. = ne attento, negligente, sine cura. </text:p>
        </text:list-item>
        <text:list-item>
          <text:p text:style-name="P94">—<text:span text:style-name="T3">ione</text:span> | dis—zione | -tion | -tion | -tion. </text:p>
        </text:list-item>
        <text:list-item>
          <text:p text:style-name="P94"><text:span text:style-name="T3">inaugura</text:span> -ŭro = consulta augurios, consecra, dedica. </text:p>
        </text:list-item>
        <text:list-item>
          <text:p text:style-name="P94">— N | -are | -er | -ate | -ieren. = initia cum solemnitate. </text:p>
        </text:list-item>
        <text:list-item>
          <text:p text:style-name="P94">—<text:span text:style-name="T3">tione</text:span> | -zione | -tion | -tion | -tion. </text:p>
        </text:list-item>
        <text:list-item>
          <text:p text:style-name="P94">—<text:span text:style-name="T3">ale</text:span> | -ale | -al | -al | -al. </text:p>
        </text:list-item>
        <text:list-item>
          <text:p text:style-name="P94"><text:span text:style-name="T3">incalculabile</text:span> -ĭlis | incalcolabile | -able | -able | -abel. = ne calculabile. </text:p>
        </text:list-item>
        <text:list-item>
          <text:p text:style-name="P94"><text:span text:style-name="T3">incandesce</text:span> -o = cande. </text:p>
        </text:list-item>
        <text:list-item>
          <text:p text:style-name="P94">—<text:span text:style-name="T3">nte</text:span> | -nte | -nt | -nt. </text:p>
        </text:list-item>
        <text:list-item>
          <text:p text:style-name="P94">—<text:span text:style-name="T3">ntia</text:span> | -nza | -nce | -nce | -nz. </text:p>
        </text:list-item>
        <text:list-item>
          <text:p text:style-name="P94"><text:span text:style-name="T3">incanta</text:span> 100 | -are | enchanter | to enchant | -ieren. = trahe cum cantu. </text:p>
        </text:list-item>
        <text:list-item>
          <text:p text:style-name="P94">—<text:span text:style-name="T3">tione</text:span> 400 | -agione, incanto | -ation | -ation | -ation. </text:p>
        </text:list-item>
        <text:list-item>
          <text:p text:style-name="P94"><text:span text:style-name="T3">incarcera</text:span> -ĕro (Varrone) | -are | incarcérer | -ate | -ieren. = pone in carcere. </text:p>
        </text:list-item>
        <text:list-item>
          <text:p text:style-name="P94">—<text:span text:style-name="T3">tione</text:span> | -zione | -tion | -tion | -tion. </text:p>
        </text:list-item>
        <text:list-item>
          <text:p text:style-name="P94"><text:span text:style-name="T3">incarna</text:span> M | -are | -er | -ate. = fi carne, personifica. </text:p>
        </text:list-item>
        <text:list-item>
          <text:p text:style-name="P94"><text:soft-page-break/>—<text:span text:style-name="T3">tione</text:span> | -zione | -tion | -tion | -tion. </text:p>
        </text:list-item>
        <text:list-item>
          <text:p text:style-name="P94"><text:span text:style-name="T3">incauto</text:span> -us | -auto | | -autious | -aut. = ne cauto, imprudente. </text:p>
        </text:list-item>
        <text:list-item>
          <text:p text:style-name="P94"><text:span text:style-name="T3">incende</text:span> -o | -ndiare | -ndier | -nd. = inflamma, excita igni, fac cande. </text:p>
        </text:list-item>
        <text:list-item>
          <text:p text:style-name="P94">—<text:span text:style-name="T3">iario</text:span> -us | -ario | -aire | -ary | -arius. </text:p>
        </text:list-item>
        <text:list-item>
          <text:p text:style-name="P94">—<text:span text:style-name="T3">io</text:span> -ĭum | -io | -ie | <text:span text:style-name="T5">fire</text:span> | -ium. </text:p>
        </text:list-item>
        <text:list-item>
          <text:p text:style-name="P94"><text:span text:style-name="T3">incenso</text:span> -us = quem incende. </text:p>
        </text:list-item>
        <text:list-item>
          <text:p text:style-name="P94">— 400 | -nso | encens | -nse. = profumo arso, thure. </text:p>
        </text:list-item>
        <text:list-item>
          <text:p text:style-name="P94"><text:span text:style-name="T3">incentivo</text:span> -us | -ivo | | -ive | -iv. = que excita (cum cantu), motivo, stimulo. </text:p>
        </text:list-item>
        <text:list-item>
          <text:p text:style-name="P94"><text:span text:style-name="T3">incepto</text:span> -us = quem incipe, initiato. </text:p>
        </text:list-item>
        <text:list-item>
          <text:p text:style-name="P94"><text:span text:style-name="T3">incerto</text:span> -us | -to | -tain | -tain. = ne certo, dubio. </text:p>
        </text:list-item>
        <text:list-item>
          <text:p text:style-name="P94">—<text:span text:style-name="T3">itudine</text:span> | -itudine | -itude | -itude. </text:p>
        </text:list-item>
        <text:list-item>
          <text:p text:style-name="P94"><text:span text:style-name="T3">incestu</text:span> -us | -esto | -este | -est | -est. = actu ne casto. </text:p>
        </text:list-item>
        <text:list-item>
          <text:p text:style-name="P94">—<text:span text:style-name="T3">uoso</text:span> -us | -uoso | -ueux | -uous | -uös. </text:p>
        </text:list-item>
        <text:list-item>
          <text:p text:style-name="P94"><text:span text:style-name="T3">inchoa</text:span> -ŏo = incipe, initia. </text:p>
        </text:list-item>
        <text:list-item>
          <text:p text:style-name="P94">—<text:span text:style-name="T3">tivo</text:span> 400 | incoativo | -tif | -tive | -tiv. = (verbo) que indica actione incipiente, p. ex. « acesce = fi acido ». </text:p>
        </text:list-item>
        <text:list-item>
          <text:p text:style-name="P94">incīde -cīdo | -ere | inciser, <text:span text:style-name="T5">entailler</text:span>, <text:span text:style-name="T5">graver</text:span> | to incide, to incise. = cæde in. ⊃ inciso. </text:p>
        </text:list-item>
        <text:list-item>
          <text:p text:style-name="P94">incĭde -cĭdo = cade in, cade, accide, incurre, occurre. ⊃ incidente. </text:p>
        </text:list-item>
        <text:list-item>
          <text:p text:style-name="P94"><text:span text:style-name="T3">incidente</text:span> | -ente | -ent | -ent | -ent. = casu, que incĭde. </text:p>
        </text:list-item>
        <text:list-item>
          <text:p text:style-name="P94">—<text:span text:style-name="T3">ia</text:span> | -enza | -ence | -ence | -enz. </text:p>
        </text:list-item>
        <text:list-item>
          <text:p text:style-name="P94"><text:span text:style-name="T3">incinera</text:span> -ĕro | | -érer | -ate | -ieren. = redde in cinere. </text:p>
        </text:list-item>
        <text:list-item>
          <text:p text:style-name="P94">—<text:span text:style-name="T3">tione</text:span> | -zione | -tion | -tion | -tion. </text:p>
        </text:list-item>
        <text:list-item>
          <text:p text:style-name="P94"><text:span text:style-name="T3">incipe</text:span> -ĭpio = initia, inchoa, ordi, fac exordio, da origine, da principio. ⊃ incepto. ⊂ cape in. </text:p>
        </text:list-item>
        <text:list-item>
          <text:p text:style-name="P94">—<text:span text:style-name="T3">iente</text:span> | -iente | <text:span text:style-name="T5">débutant</text:span> | -ient | -ient. </text:p>
        </text:list-item>
        <text:list-item>
          <text:p text:style-name="P94"><text:span text:style-name="T3">inciso</text:span> -īsus | -iso | -ise | | -isum. = quem incīde, parte de phrasi. </text:p>
        </text:list-item>
        <text:list-item>
          <text:p text:style-name="P94">—<text:span text:style-name="T3">ione</text:span> -io | -ione | -ion | -ion | -ion. = ton incīde. </text:p>
        </text:list-item>
        <text:list-item>
          <text:p text:style-name="P94">—<text:span text:style-name="T3">ivo</text:span> | -ivo | -if | -ive | -iv. = (dente) que incīde. </text:p>
        </text:list-item>
        <text:list-item>
          <text:p text:style-name="P94">—<text:span text:style-name="T3">ore</text:span> | -ore | -eur | -or. = instrumento que incīde. </text:p>
        </text:list-item>
        <text:list-item>
          <text:p text:style-name="P94"><text:span text:style-name="T3">incita</text:span> -ĭto | -are | -er | -e | -ieren. = cita, excita, stimula, instiga, urge, provoca, anima. </text:p>
        </text:list-item>
        <text:list-item>
          <text:p text:style-name="P94">—<text:span text:style-name="T3">tione</text:span> 100 | -zione | -tion | -tion | -tion. </text:p>
        </text:list-item>
        <text:list-item>
          <text:p text:style-name="P94"><text:span text:style-name="T3">incivile</text:span> 200 | -ile | -il, <text:span text:style-name="T5">impoli</text:span> | -il, uncivil | -il. = ne civile, inurbano, rustico, agreste. </text:p>
        </text:list-item>
        <text:list-item>
          <text:p text:style-name="P94">—<text:span text:style-name="T3">itate</text:span> | -iltà | -ilité | -ility | -ilität. </text:p>
        </text:list-item>
        <text:list-item>
          <text:p text:style-name="P94"><text:span text:style-name="T3">inclemente</text:span> -ens | -ente | inclément | -ent. = ne clemente, severo, sine pietate. </text:p>
        </text:list-item>
        <text:list-item>
          <text:p text:style-name="P94">—<text:span text:style-name="T3">ia</text:span> -ia | -enza | -émence | -ency | -enz. </text:p>
        </text:list-item>
        <text:list-item>
          <text:p text:style-name="P94"><text:span text:style-name="T3">inclina</text:span> -clīno | -nare | -ner | -ne | -nieren. = clina. </text:p>
        </text:list-item>
        <text:list-item>
          <text:p text:style-name="P94">—<text:span text:style-name="T3">tione</text:span> -tio | -zione | -tion | -tion | -tion. </text:p>
        </text:list-item>
        <text:list-item>
          <text:p text:style-name="P94"><text:span text:style-name="T3">include</text:span> -clūdo | includere | inclure, enclore | -de, inclose | -dieren. = claude in, comprehende. ⊃ incluso. </text:p>
        </text:list-item>
        <text:list-item>
          <text:p text:style-name="P94"><text:span text:style-name="T3">incluso</text:span> -us | -uso | -us, enclos | | -usum. = quem include. </text:p>
        </text:list-item>
        <text:list-item>
          <text:p text:style-name="P94">—<text:span text:style-name="T3">ione</text:span> -io | -ione | -ion | -ion | -ion. </text:p>
        </text:list-item>
        <text:list-item>
          <text:p text:style-name="P94"><text:soft-page-break/>—<text:span text:style-name="T3">ivo</text:span> | -ivo | -if | -ive | -iv. </text:p>
        </text:list-item>
        <text:list-item>
          <text:p text:style-name="P94"><text:span text:style-name="T3">incoercibile</text:span> -ĭlis | -bile | -ble | -ble | -bel. = ne coercibile. </text:p>
        </text:list-item>
        <text:list-item>
          <text:p text:style-name="P94"><text:span text:style-name="T3">incognito</text:span> -ĭtus | -ito | inconnu, -ito | -ito | -ito. = ne cognito. </text:p>
        </text:list-item>
        <text:list-item>
          <text:p text:style-name="P94"><text:span text:style-name="T3">incohærente</text:span> | incoerente | -hérent | -herent | -hærent. = ne cohærente. </text:p>
        </text:list-item>
        <text:list-item>
          <text:p text:style-name="P94">—<text:span text:style-name="T3">ia</text:span> | -erenza | -hérence | -herence | -hærenz. </text:p>
        </text:list-item>
        <text:list-item>
          <text:p text:style-name="P94"><text:span text:style-name="T3">incolume</text:span> -ŭmis | incolume. = sano, salvo, integro, intacto. </text:p>
        </text:list-item>
        <text:list-item>
          <text:p text:style-name="P94">—<text:span text:style-name="T3">itate</text:span> -itas | -ità | | -ity | -ität. </text:p>
        </text:list-item>
        <text:list-item>
          <text:p text:style-name="P94"><text:span text:style-name="T3">incombustibile</text:span> -ĭlis | -bile | -ble | -ble | -bel. = ne combustibile. </text:p>
        </text:list-item>
        <text:list-item>
          <text:p text:style-name="P94"><text:span text:style-name="T3">incommensurabile</text:span> -ĭlis | -abile | -able | -able | -abel. = ne commensurabile. </text:p>
        </text:list-item>
        <text:list-item>
          <text:p text:style-name="P94">—<text:span text:style-name="T3">itate</text:span> | -ità | -ité | -ity | -ität. </text:p>
        </text:list-item>
        <text:list-item>
          <text:p text:style-name="P94"><text:span text:style-name="T3">incommodo</text:span> -ŏdus | incomodo | -de | -dious | -de. = ne commodo. </text:p>
        </text:list-item>
        <text:list-item>
          <text:p text:style-name="P94">—<text:span text:style-name="T3">a</text:span> -ŏdo | incomodare | -der | -de | -dieren. </text:p>
        </text:list-item>
        <text:list-item>
          <text:p text:style-name="P94">—<text:span text:style-name="T3">itate</text:span> -tas | incomodità | -té | -ty | -tät. </text:p>
        </text:list-item>
        <text:list-item>
          <text:p text:style-name="P94"><text:span text:style-name="T3">incommutabile</text:span> -bĭlis | -abile | -able | -able | -abel. ⊂ ne mutabile. </text:p>
        </text:list-item>
        <text:list-item>
          <text:p text:style-name="P94">—<text:span text:style-name="T3">itate</text:span> 400 | -ità | -ité | -ity | -ität. </text:p>
        </text:list-item>
        <text:list-item>
          <text:p text:style-name="P94"><text:span text:style-name="T3">incomparabile</text:span> ĭ 100 | -abile | -able | -able | -abel. = ne comparabile. </text:p>
        </text:list-item>
        <text:list-item>
          <text:p text:style-name="P94">—<text:span text:style-name="T3">itate</text:span> | -ità | -ité | -bleness | -ität. </text:p>
        </text:list-item>
        <text:list-item>
          <text:p text:style-name="P94"><text:span text:style-name="T3">incompatibile</text:span> -ĭlis | -ibile | -ible | -ible | -ibel. = ne compatibile. </text:p>
        </text:list-item>
        <text:list-item>
          <text:p text:style-name="P94">—<text:span text:style-name="T3">itate</text:span> | -ità | -ité | -ity | -ität. </text:p>
        </text:list-item>
        <text:list-item>
          <text:p text:style-name="P94"><text:span text:style-name="T3">incompetente</text:span> | -ente | -étent | -ent | -ent. = ne competente. </text:p>
        </text:list-item>
        <text:list-item>
          <text:p text:style-name="P94">—<text:span text:style-name="T3">ia</text:span> | -enza | -étence | -ence | -enz. </text:p>
        </text:list-item>
        <text:list-item>
          <text:p text:style-name="P94"><text:span text:style-name="T3">incompleto</text:span> | -eto | -et | -ete | -et. = ne completo. </text:p>
        </text:list-item>
        <text:list-item>
          <text:p text:style-name="P94"><text:span text:style-name="T3">incomprehensibile</text:span> -bĭlis | incomprensibile | incompréhensible | -ble | -bel. = ne comprehensibile. </text:p>
        </text:list-item>
        <text:list-item>
          <text:p text:style-name="P94">—<text:span text:style-name="T3">itate</text:span> | incomprensibilità | incompréhen—ité | -ity | -ität. </text:p>
        </text:list-item>
        <text:list-item>
          <text:p text:style-name="P94"><text:span text:style-name="T3">incompressibile</text:span> -ĭlis | -bile | -ble | -ble | -bel. = ne compressibile. </text:p>
        </text:list-item>
        <text:list-item>
          <text:p text:style-name="P94">—<text:span text:style-name="T3">itate</text:span> | -ità | -ité | -ity | -ität. </text:p>
        </text:list-item>
        <text:list-item>
          <text:p text:style-name="P94"><text:span text:style-name="T3">incongruente</text:span> 100 | -ente | incongru | -ent | -ent. = ne congruente. </text:p>
        </text:list-item>
        <text:list-item>
          <text:p text:style-name="P94">—<text:span text:style-name="T3">ia</text:span> 300 | -uenza | -uité | -uity | -uenz. </text:p>
        </text:list-item>
        <text:list-item>
          <text:p text:style-name="P94"><text:span text:style-name="T3">incongruo</text:span> 200 = incongruente. </text:p>
        </text:list-item>
        <text:list-item>
          <text:p text:style-name="P94"><text:span text:style-name="T3">inconsequente</text:span> 100 | -eguente | -équent | -ent | -ent. = ne consequente. </text:p>
        </text:list-item>
        <text:list-item>
          <text:p text:style-name="P94">—<text:span text:style-name="T3">ia</text:span> 100 | -guenza | -quence | -quence | -quenz. </text:p>
        </text:list-item>
        <text:list-item>
          <text:p text:style-name="P94"><text:span text:style-name="T3">inconsiderato</text:span> -us | -erato | -éré | -erate | -erat. = ne considerato. </text:p>
        </text:list-item>
        <text:list-item>
          <text:p text:style-name="P94">—<text:span text:style-name="T3">ione</text:span> -tio | -zione | inconsidération | -tion | -tion. </text:p>
        </text:list-item>
        <text:list-item>
          <text:p text:style-name="P94"><text:span text:style-name="T3">inconsolabile</text:span> -bĭlis | -bile | -ble | -ble | -bel. = ne consolabile. </text:p>
        </text:list-item>
        <text:list-item>
          <text:p text:style-name="P94"><text:span text:style-name="T3">inconstante</text:span> -ans | incostante | -ant | -ant. = ne constante. </text:p>
        </text:list-item>
        <text:list-item>
          <text:p text:style-name="P94">—<text:span text:style-name="T3">ia</text:span> -ĭa | incostanza | -ance | -ancy. </text:p>
        </text:list-item>
        <text:list-item>
          <text:p text:style-name="P94"><text:span text:style-name="T3">incontestabile</text:span> -ĭlis | -bile | -ble | -ble | -bel. = ne contestabile. </text:p>
        </text:list-item>
        <text:list-item>
          <text:p text:style-name="P94"><text:span text:style-name="T3">incontinente</text:span> -ens | -ente | -ent | -ent | -ent. = ne continente, intemperante, immoderato. </text:p>
        </text:list-item>
        <text:list-item>
          <text:p text:style-name="P94">—<text:span text:style-name="T3">ia</text:span> -ĭa | -enza | -ence | -ence | -enz. </text:p>
        </text:list-item>
        <text:list-item>
          <text:p text:style-name="P94"><text:span text:style-name="T3">inconveniente</text:span> -ens | -iente, sconveniente | -ant, -énient | -ient | -ient. = ne conveniente. </text:p>
        </text:list-item>
        <text:list-item>
          <text:p text:style-name="P94"><text:soft-page-break/>—<text:span text:style-name="T3">ia</text:span> 300 | -ienza | -ance | -ience | -ienz. </text:p>
        </text:list-item>
        <text:list-item>
          <text:p text:style-name="P94"><text:span text:style-name="T3">inconvertibile</text:span> -ĭlis | -bile | -ble | -ble | -bel. = ne convertibile. </text:p>
        </text:list-item>
        <text:list-item>
          <text:p text:style-name="P94"><text:span text:style-name="T3">incorpora</text:span> ŏ 300 | -are | -er | -ate | -ieren. = uni ad corpore. </text:p>
        </text:list-item>
        <text:list-item>
          <text:p text:style-name="P94">—<text:span text:style-name="T3">tione</text:span> 100 | -zione | -tion | -tion | -tion. </text:p>
        </text:list-item>
        <text:list-item>
          <text:p text:style-name="P94"><text:span text:style-name="T3">incorporeo</text:span> -ĕus | -reo | -rel | -real. = ne corporeo. </text:p>
        </text:list-item>
        <text:list-item>
          <text:p text:style-name="P94"><text:span text:style-name="T3">incorrecto</text:span> -us | -etto | -ect | -ect | -ekt. = ne correcto. </text:p>
        </text:list-item>
        <text:list-item>
          <text:p text:style-name="P94"><text:span text:style-name="T3">incorrigibile</text:span> -ĭlis | incorreggibile | -ble | -ble | -bel. = ne corrigibile. </text:p>
        </text:list-item>
        <text:list-item>
          <text:p text:style-name="P94"><text:span text:style-name="T3">incorruptibile</text:span> -ĭlis | incorruttibile | -ble | -ble | -bel. = ne corruptibile. </text:p>
        </text:list-item>
        <text:list-item>
          <text:p text:style-name="P94"><text:span text:style-name="T3">incredibile</text:span> -bĭlis | -bile | incroyable | -ble | -bel. = ne credibile. </text:p>
        </text:list-item>
        <text:list-item>
          <text:p text:style-name="P94"><text:span text:style-name="T3">incredulo</text:span> -ŭlus | -ulo | incrédule | -ulous | -ulus. = ne credulo. </text:p>
        </text:list-item>
        <text:list-item>
          <text:p text:style-name="P94">—<text:span text:style-name="T3">itate</text:span> 200 | -ità | incrédulité | -ity | -ität. </text:p>
        </text:list-item>
        <text:list-item>
          <text:p text:style-name="P94"><text:span text:style-name="T3">incremento</text:span> -um | -ento | -ent, accroissement | -ent | -ent. = augmento. ⊂ in cre -mento. </text:p>
        </text:list-item>
        <text:list-item>
          <text:p text:style-name="P94"><text:span text:style-name="T3">incrimina</text:span> -ĭno | -are | -er | -ate | -ieren. = accusa de crimĭne. </text:p>
        </text:list-item>
        <text:list-item>
          <text:p text:style-name="P94">—<text:span text:style-name="T3">tione</text:span> | -zione | -tion | -tion | -tion. </text:p>
        </text:list-item>
        <text:list-item>
          <text:p text:style-name="P94"><text:span text:style-name="T3">incrusta</text:span> -o | incrostare | -er | -ate | -ieren. = da crusta. </text:p>
        </text:list-item>
        <text:list-item>
          <text:p text:style-name="P94">—<text:span text:style-name="T3">tione</text:span> 300 | incrostazione | -tion | -tion | -tion. </text:p>
        </text:list-item>
        <text:list-item>
          <text:p text:style-name="P94"><text:span text:style-name="T3">incuba</text:span> -ŭbo | -are, covare | -er, couver | -ate | -ieren. = cuba in. </text:p>
        </text:list-item>
        <text:list-item>
          <text:p text:style-name="P94">—<text:span text:style-name="T3">tione</text:span> 100 | -zione | -tion | -tion | -tion. </text:p>
        </text:list-item>
        <text:list-item>
          <text:p text:style-name="P94"><text:span text:style-name="T3">incubo</text:span> ŭ 300 | -bo | -be, <text:span text:style-name="T5">cauchemar</text:span> | -bus | -bus. ⊂ in cub(a) -o. </text:p>
        </text:list-item>
        <text:list-item>
          <text:p text:style-name="P94"><text:span text:style-name="T3">incude</text:span> incus | -ine | enclume | <text:span text:style-name="T5">anvil</text:span> | <text:span text:style-name="T5">Amboss</text:span>. ⊂ in cude. </text:p>
        </text:list-item>
        <text:list-item>
          <text:p text:style-name="P94"><text:span text:style-name="T3">inculca</text:span> -o | -care | -quer | -cate | -cieren. = calca in. </text:p>
        </text:list-item>
        <text:list-item>
          <text:p text:style-name="P94"><text:span text:style-name="T3">inculto</text:span> -us | -olto | -ulte | -ult. = ne culto. </text:p>
        </text:list-item>
        <text:list-item>
          <text:p text:style-name="P94"><text:span text:style-name="T3">incunabulo</text:span> (-ŭla, -orum) | -abulo | -able | -abula | -abel. = cuna, libros impresso ante 1500. </text:p>
        </text:list-item>
        <text:list-item>
          <text:p text:style-name="P94"><text:span text:style-name="T3">incurabile</text:span> -ĭlis | -bile | -ble | -ble | -bel. = ne curabile. </text:p>
        </text:list-item>
        <text:list-item>
          <text:p text:style-name="P94"><text:span text:style-name="T3">incurre</text:span> -o | incorrere | encourir | to incur. = curre in. </text:p>
        </text:list-item>
        <text:list-item>
          <text:p text:style-name="P94"><text:span text:style-name="T3">incursione</text:span> -sio | -sione, <text:span text:style-name="T5">scorreria</text:span> | -sion | -sion | -sion. = ton incurre. </text:p>
        </text:list-item>
        <text:list-item>
          <text:p text:style-name="P94"><text:span text:style-name="T3">incurva</text:span> -o | -are | -er | -ate | -ieren. = redde curvo. </text:p>
        </text:list-item>
        <text:list-item>
          <text:p text:style-name="P94"><text:span text:style-name="T3">inde</text:span> inde | indi, quindi, ne | en, <text:span text:style-name="T5">de là</text:span>, <text:span text:style-name="T5">ensuite</text:span> | <text:span text:style-name="T5">thence</text:span> | <text:span text:style-name="T5">daher</text:span>. = ab illo loco, ab isto tempore, ab ce re. </text:p>
        </text:list-item>
        <text:list-item>
          <text:p text:style-name="P94"><text:span text:style-name="T3">indebito</text:span> -ĭtus | -to | indu | undue | -tum. = ne debito. </text:p>
        </text:list-item>
        <text:list-item>
          <text:p text:style-name="P94"><text:span text:style-name="T3">indecente</text:span> 100 | -ente | indécent | -ent | -ent. = ne decente. </text:p>
        </text:list-item>
        <text:list-item>
          <text:p text:style-name="P94">—<text:span text:style-name="T3">ia</text:span> 100 | -enza | indécence | -ency | -enz. </text:p>
        </text:list-item>
        <text:list-item>
          <text:p text:style-name="P94"><text:span text:style-name="T3">indeclinabile</text:span> ĭ 100 | -bile | indé—ble | -ble | -bel. = ne declinabile. </text:p>
        </text:list-item>
        <text:list-item>
          <text:p text:style-name="P94">indecŏre -is = </text:p>
        </text:list-item>
        <text:list-item>
          <text:p text:style-name="P94"><text:span text:style-name="T3">indecoro</text:span> -cŏrus | -oroso | | -orous | -orum. = sine decore. </text:p>
        </text:list-item>
        <text:list-item>
          <text:p text:style-name="P94"><text:span text:style-name="T3">indefinito</text:span> 100 | -ito | indéfini | -ite. = ne definito. </text:p>
        </text:list-item>
        <text:list-item>
          <text:p text:style-name="P94"><text:span text:style-name="T3">indelebile</text:span> -bĭlis | -bile | indélébile | -ble. = ne delebile. </text:p>
        </text:list-item>
        <text:list-item>
          <text:p text:style-name="P94"><text:span text:style-name="T3">indemne</text:span> -is | -nne | -mne. = sine damno. </text:p>
        </text:list-item>
        <text:list-item>
          <text:p text:style-name="P94">—<text:span text:style-name="T3">itate</text:span> 100 | indennità | -té | -ty | -tät. </text:p>
        </text:list-item>
        <text:list-item>
          <text:p text:style-name="P94"><text:span text:style-name="T3">indemonstrabile</text:span> ĭ 200 | indimostrabile | indémostrable | -ble | -bel. = ne demonstrabile. </text:p>
        </text:list-item>
        <text:list-item>
          <text:p text:style-name="P94"><text:span text:style-name="T3">independente</text:span> | indi—ente | indé—ant | -ent | -ent. = ne dependente. </text:p>
        </text:list-item>
        <text:list-item>
          <text:p text:style-name="P94"><text:soft-page-break/>—<text:span text:style-name="T3">ia</text:span> | indi—enza | indé—ance | -ence | -enz. </text:p>
        </text:list-item>
        <text:list-item>
          <text:p text:style-name="P94"><text:span text:style-name="T3">indestructibile</text:span> -ĭlis | indestruttibile | -ble | -ble | -bel. = ne destructibile. </text:p>
        </text:list-item>
        <text:list-item>
          <text:p text:style-name="P94"><text:span text:style-name="T3">indeterminabile</text:span> -ĭlis | -bile | indé—ble | -ble | -bel. = ne determinabile. </text:p>
        </text:list-item>
        <text:list-item>
          <text:p text:style-name="P94"><text:span text:style-name="T3">indeterminato</text:span> | -ato | indéterminé | -ed. = ne determinato. </text:p>
        </text:list-item>
        <text:list-item>
          <text:p text:style-name="P94">—<text:span text:style-name="T3">ione</text:span> | -zione | indé—tion | -tion | -tion. </text:p>
        </text:list-item>
        <text:list-item>
          <text:p text:style-name="P94"><text:span text:style-name="T3">indica</text:span> -ĭco | -care | -quer | -cate | -cieren. ⊂ in dic -a. </text:p>
        </text:list-item>
        <text:list-item>
          <text:p text:style-name="P94">—<text:span text:style-name="T3">tione</text:span> -tio | -zione | -tion | -tion | -tion. </text:p>
        </text:list-item>
        <text:list-item>
          <text:p text:style-name="P94">—<text:span text:style-name="T3">tivo</text:span> -us | -tivo | -tif | -tive | -tiv. </text:p>
        </text:list-item>
        <text:list-item>
          <text:p text:style-name="P94">—<text:span text:style-name="T3">tore</text:span> 300 | -tore | -teur | -tor | -tor. </text:p>
        </text:list-item>
        <text:list-item>
          <text:p text:style-name="P94"><text:span text:style-name="T3">indice</text:span> index -dĭc- | -ice | -ex, -ice | -ice, -ex | -ex. = quod indica. </text:p>
        </text:list-item>
        <text:list-item>
          <text:p text:style-name="P94">indīce -o = annuntia, declara, publica, assigna, intima, jube. </text:p>
        </text:list-item>
        <text:list-item>
          <text:p text:style-name="P94">L. indidem = ex ipso loco. </text:p>
        </text:list-item>
        <text:list-item>
          <text:p text:style-name="P94"><text:span text:style-name="T3">indifferente</text:span> -ens | -ente | indifférent | -ent | -ent. = nec bono, nec malo, ne differente. </text:p>
        </text:list-item>
        <text:list-item>
          <text:p text:style-name="P94">—<text:span text:style-name="T3">ia</text:span> 200 | -enza | -érence | -ence | -enz. </text:p>
        </text:list-item>
        <text:list-item>
          <text:p text:style-name="P94"><text:span text:style-name="T3">indigena</text:span> -ĕna | -eno | -ène | -enous | -ena. = nato in. ⊂ ind(e) -i- gen(e) -a. </text:p>
        </text:list-item>
        <text:list-item>
          <text:p text:style-name="P94"><text:span text:style-name="T3">indige</text:span> -ĭgeo = ege. </text:p>
        </text:list-item>
        <text:list-item>
          <text:p text:style-name="P94">—<text:span text:style-name="T3">ente</text:span> -ens | -ente | -ent | -ent | -ent. </text:p>
        </text:list-item>
        <text:list-item>
          <text:p text:style-name="P94">—<text:span text:style-name="T3">entia</text:span> -ĭa | -enza | -ence | -ence | -enz. </text:p>
        </text:list-item>
        <text:list-item>
          <text:p text:style-name="P94"><text:span text:style-name="T3">indigesto</text:span> -us | -esto | -este | -ested | -est. = ne digesto. </text:p>
        </text:list-item>
        <text:list-item>
          <text:p text:style-name="P94">—<text:span text:style-name="T3">ibile</text:span> -ĭlis | indigeribile | -ble | -ble | -bel. </text:p>
        </text:list-item>
        <text:list-item>
          <text:p text:style-name="P94">—<text:span text:style-name="T3">ione</text:span> | -ione | -ion | -ion | -ion. = malo digestione. </text:p>
        </text:list-item>
        <text:list-item>
          <text:p text:style-name="P94"><text:span text:style-name="T3">indigna</text:span> -or | -arsi | s’indigner | to be indignant | -iert sein. </text:p>
        </text:list-item>
        <text:list-item>
          <text:p text:style-name="P94">—<text:span text:style-name="T3">tione</text:span> -tio | -zione | -tion | -tion | -tion. </text:p>
        </text:list-item>
        <text:list-item>
          <text:p text:style-name="P94"><text:span text:style-name="T3">indigno</text:span> -us | -egno | -igne | -ign. = ne digno. </text:p>
        </text:list-item>
        <text:list-item>
          <text:p text:style-name="P94">—<text:span text:style-name="T3">itate</text:span> -tas | indegnità | -té | -ty | -tät. </text:p>
        </text:list-item>
        <text:list-item>
          <text:p text:style-name="P94"><text:span text:style-name="T3">indirecto</text:span> 100 | -etto | -ect | -ect | -ect. = ne directo. </text:p>
        </text:list-item>
        <text:list-item>
          <text:p text:style-name="P94"><text:span text:style-name="T3">indisciplina</text:span> | -ina | -ine | -ine | -in. = anti disciplina. </text:p>
        </text:list-item>
        <text:list-item>
          <text:p text:style-name="P94">—<text:span text:style-name="T3">bile</text:span> -ĭlis | -bile | -ble | -ble | -bel. </text:p>
        </text:list-item>
        <text:list-item>
          <text:p text:style-name="P94"><text:span text:style-name="T3">indisposito</text:span> -ĭtus = ne disposito, confuso, sine ordine. </text:p>
        </text:list-item>
        <text:list-item>
          <text:p text:style-name="P94">—<text:span text:style-name="T3">ione</text:span> | -zione | -tion | -tion | -tion. </text:p>
        </text:list-item>
        <text:list-item>
          <text:p text:style-name="P94"><text:span text:style-name="T3">indisputabile</text:span> -ĭlis | -bile | -ble | -ble | -bel. = ne disputabile. </text:p>
        </text:list-item>
        <text:list-item>
          <text:p text:style-name="P94"><text:span text:style-name="T3">indissolubile</text:span> -bĭlis | -bile | -ble | -ble | -bel. = ne dissolubile. </text:p>
        </text:list-item>
        <text:list-item>
          <text:p text:style-name="P94"><text:span text:style-name="T3">indistincto</text:span> -us | -into | -inct | -inct | -inct. = ne distincto. </text:p>
        </text:list-item>
        <text:list-item>
          <text:p text:style-name="P94"><text:span text:style-name="T3">individuo</text:span> -us, -um = ne divisibile, atomo. ⊂ ne divid(e) -uo. </text:p>
        </text:list-item>
        <text:list-item>
          <text:p text:style-name="P94">— N | -duo | -du | -dual | -duum. = persona, capite, re, singulo. </text:p>
        </text:list-item>
        <text:list-item>
          <text:p text:style-name="P94">—<text:span text:style-name="T3">uale</text:span> | -uale | -uel | -ual | -uell. </text:p>
        </text:list-item>
        <text:list-item>
          <text:p text:style-name="P94">——<text:span text:style-name="T3">ismo</text:span> | -ismo | -isme | -ism | -ismus. </text:p>
        </text:list-item>
        <text:list-item>
          <text:p text:style-name="P94">——<text:span text:style-name="T3">itate</text:span> | -ità | -ité | -ity | -ität. = individuo. </text:p>
        </text:list-item>
        <text:list-item>
          <text:p text:style-name="P94">——<text:span text:style-name="T3">iza</text:span> | -izzare | -iser | -ize | -isieren. </text:p>
        </text:list-item>
        <text:list-item>
          <text:p text:style-name="P94"><text:span text:style-name="T3">indivisibile</text:span> -ĭlis | -bile | -ble | -ble | -bel. = ne divisibile. </text:p>
        </text:list-item>
        <text:list-item>
          <text:p text:style-name="P94"><text:span text:style-name="T3">indocile</text:span> -ĭlis | -ile | -ile | -ile | -il. = ne docile. </text:p>
        </text:list-item>
        <text:list-item>
          <text:p text:style-name="P94"><text:span text:style-name="T3">indole</text:span> -ŏles | -le | | -les | -les. = natura, charactere. ⊂ in ale. </text:p>
        </text:list-item>
        <text:list-item>
          <text:p text:style-name="P94"><text:span text:style-name="T3">indolente</text:span> | -ente | -ent | -ent | -ent. = que ne dole, insensibile. </text:p>
        </text:list-item>
        <text:list-item>
          <text:p text:style-name="P94"><text:soft-page-break/>—<text:span text:style-name="T3">ia</text:span> -ia | -enza | -ence | -ence | -enz. </text:p>
        </text:list-item>
        <text:list-item>
          <text:p text:style-name="P94"><text:span text:style-name="T3">indubitabile</text:span> ĭ 100 | -bile | -ble | -ble | -bel. = sine dubio. </text:p>
        </text:list-item>
        <text:list-item>
          <text:p text:style-name="P94"><text:span text:style-name="T3">induc</text:span> -co | -urre | -uire | -uce | -ucieren. = duc in. </text:p>
        </text:list-item>
        <text:list-item>
          <text:p text:style-name="P94"><text:span text:style-name="T3">inducto</text:span> -us | indotto. = quem induc. </text:p>
        </text:list-item>
        <text:list-item>
          <text:p text:style-name="P94">—<text:span text:style-name="T3">ione</text:span> -io | -zione | -ction | -ction | -ction. </text:p>
        </text:list-item>
        <text:list-item>
          <text:p text:style-name="P94">—<text:span text:style-name="T3">ivo</text:span> | -ttivo | -ctif | -ctive | -ctiv. </text:p>
        </text:list-item>
        <text:list-item>
          <text:p text:style-name="P94">—<text:span text:style-name="T3">ore</text:span> | -ttore | -cteur | -ctor | -ctor. </text:p>
        </text:list-item>
        <text:list-item>
          <text:p text:style-name="P94"><text:span text:style-name="T3">indulge</text:span> -eo | -gere | | -ge | -gieren. = consenti, condona. ⊂ in dulge [|| G. dolicho, R. dolgij = longo]. </text:p>
        </text:list-item>
        <text:list-item>
          <text:p text:style-name="P94">—<text:span text:style-name="T3">nte</text:span> -ens | -ente | -ent | -ent | -ent. </text:p>
        </text:list-item>
        <text:list-item>
          <text:p text:style-name="P94">—<text:span text:style-name="T3">ntia</text:span> -ia | -enza | -ence | -ence | -enz. </text:p>
        </text:list-item>
        <text:list-item>
          <text:p text:style-name="P94"><text:span text:style-name="T3">indulto</text:span> 600 | -ulto | -ult, <text:span text:style-name="T5">dispense</text:span> | -ult | -ult. = quem indulge. </text:p>
        </text:list-item>
        <text:list-item>
          <text:p text:style-name="P94"><text:span text:style-name="T3">indura</text:span> -dūro | -rare | endurcir, -rer | -rate. = redde duro. </text:p>
        </text:list-item>
        <text:list-item>
          <text:p text:style-name="P94">—<text:span text:style-name="T3">atione</text:span> | -imento | -tion | -tion | -tion. </text:p>
        </text:list-item>
        <text:list-item>
          <text:p text:style-name="P94"><text:span text:style-name="T3">industria</text:span> -ia | -ria | -rie | -ry | -rie. </text:p>
        </text:list-item>
        <text:list-item>
          <text:p text:style-name="P94">—<text:span text:style-name="T3">iale</text:span> | -iale | -ial | -ial | -ial. </text:p>
        </text:list-item>
        <text:list-item>
          <text:p text:style-name="P94">—<text:span text:style-name="T3">ioso</text:span> 100 | -ioso | -ieux | -ious | -iös. </text:p>
        </text:list-item>
        <text:list-item>
          <text:p text:style-name="P94"><text:span text:style-name="T3">inebria</text:span> -ĭo | inebbriare | enivrer | -ate | -ieren. = fac ebrio. </text:p>
        </text:list-item>
        <text:list-item>
          <text:p text:style-name="P94"><text:span text:style-name="T3">inedito</text:span> -ĭtus | -ito | inédit | -ited. = ne edito. </text:p>
        </text:list-item>
        <text:list-item>
          <text:p text:style-name="P94"><text:span text:style-name="T3">ineffabile</text:span> ĭ 100 | -bile | -ble | -ble | -bel. ⊂ in e(x) fa -bile, inexprimibile. </text:p>
        </text:list-item>
        <text:list-item>
          <text:p text:style-name="P94"><text:span text:style-name="T3">inefficace</text:span> 100 | -ace | -ace | -acious. = ne efficace. </text:p>
        </text:list-item>
        <text:list-item>
          <text:p text:style-name="P94"><text:span text:style-name="T3">inelegante</text:span> -ans | -ante | inélégant | -ant | -ant. = ne elegante. </text:p>
        </text:list-item>
        <text:list-item>
          <text:p text:style-name="P94">—<text:span text:style-name="T3">ia</text:span> | -anza | inélégance | -ance | -anz. </text:p>
        </text:list-item>
        <text:list-item>
          <text:p text:style-name="P94"><text:span text:style-name="T3">ineligibile</text:span> -ĭlis | ineleggibile | inéligible | -ble | -bel. = ne eligibile. </text:p>
        </text:list-item>
        <text:list-item>
          <text:p text:style-name="P94"><text:span text:style-name="T3">inenarrabile</text:span> ĭ 100 | -bile | iné—ble | -ble. = ne narrabile. </text:p>
        </text:list-item>
        <text:list-item>
          <text:p text:style-name="P94"><text:span text:style-name="T3">inepto</text:span> -us | -etto | -epte | -ept | -ept. = ne apto. </text:p>
        </text:list-item>
        <text:list-item>
          <text:p text:style-name="P94">—<text:span text:style-name="T3">itudine</text:span> ĭ 300 | inettitudine | -itude | ineptitude. </text:p>
        </text:list-item>
        <text:list-item>
          <text:p text:style-name="P94"><text:span text:style-name="T3">inerme</text:span> -is | -erme | -erme | -erm. = sine arma. </text:p>
        </text:list-item>
        <text:list-item>
          <text:p text:style-name="P94"><text:span text:style-name="T3">inerte</text:span> -ers | -erte | -erte | -ert. = sine arte, otioso, que non labora, pigro. </text:p>
        </text:list-item>
        <text:list-item>
          <text:p text:style-name="P94">—<text:span text:style-name="T3">ia</text:span> -ia | -zia | -tie | -tia | -tia. </text:p>
        </text:list-item>
        <text:list-item>
          <text:p text:style-name="P94"><text:span text:style-name="T3">inevitabile</text:span> -bĭlis | -bile | iné—ble | -ble | -bel. = ne evitabile. </text:p>
        </text:list-item>
        <text:list-item>
          <text:p text:style-name="P94"><text:span text:style-name="T3">inexacto</text:span> | inesatto | -act | -act | -act. = ne exacto. </text:p>
        </text:list-item>
        <text:list-item>
          <text:p text:style-name="P94"><text:span text:style-name="T3">inexcusabile</text:span> -bĭlis | inescusabile | -ble | -ble | -bel. = ne excusabile. </text:p>
        </text:list-item>
        <text:list-item>
          <text:p text:style-name="P94"><text:span text:style-name="T3">inexorabile</text:span> -bĭlis | inesorabile | -ble | -ble | -bel. ⊂ in ex ora -bile. </text:p>
        </text:list-item>
        <text:list-item>
          <text:p text:style-name="P94"><text:span text:style-name="T3">inexperientia</text:span> 300 | inesperienza | inexpérience | -ence | -enz. = to es sine experientia. </text:p>
        </text:list-item>
        <text:list-item>
          <text:p text:style-name="P94"><text:span text:style-name="T3">inexperto</text:span> -us | inesperto | -ert | -ert. = ne experto. </text:p>
        </text:list-item>
        <text:list-item>
          <text:p text:style-name="P94"><text:span text:style-name="T3">inexpiabile</text:span> -bĭlis | inespiabile | -ble | -ble | -bel. = ne expiabile. </text:p>
        </text:list-item>
        <text:list-item>
          <text:p text:style-name="P94"><text:span text:style-name="T3">inexplicabile</text:span> -bĭlis | inesplicabile | -ble | -ble | -bel. = ne explicabile. </text:p>
        </text:list-item>
        <text:list-item>
          <text:p text:style-name="P94"><text:span text:style-name="T3">inexplorabile</text:span> -ĭlis | inesplorabile | -ble | -ble | -bel. = ne explorabile. </text:p>
        </text:list-item>
        <text:list-item>
          <text:p text:style-name="P94"><text:span text:style-name="T3">inexpugnabile</text:span> -bĭlis | ines— | -ble | -ble | -bel. = ne expugnabile. </text:p>
        </text:list-item>
        <text:list-item>
          <text:p text:style-name="P94"><text:span text:style-name="T3">inextinguibile</text:span> -bĭlis | inestinguibile | -ible | -ishable | -ibel. = ne extinguibile. </text:p>
        </text:list-item>
        <text:list-item>
          <text:p text:style-name="P94"><text:soft-page-break/><text:span text:style-name="T3">inextricabile</text:span> -bĭlis | inestricabile | -ble | -ble | -bel. = ne extricabile. </text:p>
        </text:list-item>
        <text:list-item>
          <text:p text:style-name="P94"><text:span text:style-name="T3">infallibile</text:span> -ĭlis | -bile | infaillible | -ble | -bel. = ne fallibile. </text:p>
        </text:list-item>
        <text:list-item>
          <text:p text:style-name="P94">—<text:span text:style-name="T3">itate</text:span> | -ità | infaillibilité | -ity | -ität. </text:p>
        </text:list-item>
        <text:list-item>
          <text:p text:style-name="P94"><text:span text:style-name="T3">infame</text:span> -is | -ame | -âme | -amous | -am. = cum malo fama. </text:p>
        </text:list-item>
        <text:list-item>
          <text:p text:style-name="P94">—<text:span text:style-name="T3">ia</text:span> -ia | -mia | -mie | -my | -mie. = malo fama. </text:p>
        </text:list-item>
        <text:list-item>
          <text:p text:style-name="P94"><text:span text:style-name="T3">infante</text:span> -ans | -ante | enfant | -ant | -ant, <text:span text:style-name="T5">Kind</text:span>. ⊂ ne fa -nte. </text:p>
        </text:list-item>
        <text:list-item>
          <text:p text:style-name="P94">—<text:span text:style-name="T3">ia</text:span> -ia | -zia | enfance | -cy. </text:p>
        </text:list-item>
        <text:list-item>
          <text:p text:style-name="P94">—<text:span text:style-name="T3">icida</text:span> 300 | -ida | -ide | -ide | -ida. = que cæde infante. </text:p>
        </text:list-item>
        <text:list-item>
          <text:p text:style-name="P94">——<text:span text:style-name="T3">io</text:span> 300 | -dio | -de | -de | -dium. </text:p>
        </text:list-item>
        <text:list-item>
          <text:p text:style-name="P94">—<text:span text:style-name="T3">ile</text:span> 600 | -ile | -ile | -ile. </text:p>
        </text:list-item>
        <text:list-item>
          <text:p text:style-name="P94"><text:span text:style-name="T3">infatigabile</text:span> ĭ 100 | -bile | -ble | -ble | -bel. = ne fatigabile. </text:p>
        </text:list-item>
        <text:list-item>
          <text:p text:style-name="P94"><text:span text:style-name="T3">infatua</text:span> -o | -are | -er | -ate | -ieren. = redde fattuo. </text:p>
        </text:list-item>
        <text:list-item>
          <text:p text:style-name="P94">—<text:span text:style-name="T3">tione</text:span> | -zione | -tion | -tion | -tion. </text:p>
        </text:list-item>
        <text:list-item>
          <text:p text:style-name="P94">infecto -us = ne facto. </text:p>
        </text:list-item>
        <text:list-item>
          <text:p text:style-name="P94"><text:span text:style-name="T3">infecto</text:span> -us = facto in, prægno, imbibito. </text:p>
        </text:list-item>
        <text:list-item>
          <text:p text:style-name="P94">— -us | -etto | -ect | -ected | -ect. = corrupto, venenato. </text:p>
        </text:list-item>
        <text:list-item>
          <text:p text:style-name="P94">—<text:span text:style-name="T3">a</text:span> | -ettare | -ecter | -ect | -ectieren. = da veneno, corrumpe, redde infecto. </text:p>
        </text:list-item>
        <text:list-item>
          <text:p text:style-name="P94">—<text:span text:style-name="T3">ione</text:span> | infezione | -ion | -ion | -ion. = contagio. </text:p>
        </text:list-item>
        <text:list-item>
          <text:p text:style-name="P94">—<text:span text:style-name="T3">ivo</text:span> | infettivo | -ant | -ive | -iös. </text:p>
        </text:list-item>
        <text:list-item>
          <text:p text:style-name="P94"><text:span text:style-name="T3">infecundo</text:span> -us | -ondo | infécond | -und. = ne fecundo, sterile. </text:p>
        </text:list-item>
        <text:list-item>
          <text:p text:style-name="P94"><text:span text:style-name="T3">infelice</text:span> -lix | -ice | <text:span text:style-name="T5">malheureux</text:span> | -icitous. = ne felice. </text:p>
        </text:list-item>
        <text:list-item>
          <text:p text:style-name="P94">—<text:span text:style-name="T3">itate</text:span> -itas | -ità | <text:span text:style-name="T5">malheur</text:span>, infélicité | -ity. </text:p>
        </text:list-item>
        <text:list-item>
          <text:p text:style-name="P94"><text:span text:style-name="T3">infer</text:span> -ro | -erire | -érer | -er | -erieren. = fer in, deduc. </text:p>
        </text:list-item>
        <text:list-item>
          <text:p text:style-name="P94"><text:span text:style-name="T3">inferiore</text:span> -ior | -iore | inférieur | -ior | -ior. = infero. ⊂ infer(o) -iore [comparativo]. </text:p>
        </text:list-item>
        <text:list-item>
          <text:p text:style-name="P94">—<text:span text:style-name="T3">itate</text:span> | -ità | -ité | -ity | -ität. </text:p>
        </text:list-item>
        <text:list-item>
          <text:p text:style-name="P94"><text:span text:style-name="T3">inferno</text:span> -us | inferno | enfer | <text:span text:style-name="T5">hell</text:span> | <text:span text:style-name="T5">Hölle</text:span>. ⊂ infer(o) -no. </text:p>
        </text:list-item>
        <text:list-item>
          <text:p text:style-name="P94">—<text:span text:style-name="T3">ale</text:span> | -ale | -al | -al | -al. </text:p>
        </text:list-item>
        <text:list-item>
          <text:p text:style-name="P94"><text:span text:style-name="T3">infero</text:span> -ĕrus = inferiore, anti supero. ⊃ infer(iore), inferno, infra. ⊂ E. nidhero ⊃ A. under, D. unter. </text:p>
        </text:list-item>
        <text:list-item>
          <text:p text:style-name="P94"><text:span text:style-name="T3">infesta</text:span> -o | -are | -er | to infest | -ieren. = es infesto. </text:p>
        </text:list-item>
        <text:list-item>
          <text:p text:style-name="P94"><text:span text:style-name="T3">infesto</text:span> -us | -esto | | -est. = hostile, inimico, molesto. ⊃ infesta. ⊂ in fende -to. </text:p>
        </text:list-item>
        <text:list-item>
          <text:p text:style-name="P94"><text:span text:style-name="T3">infibula</text:span> ŭ 100 | affibiare | -er | -ate | -ieren. = liga per fibula. </text:p>
        </text:list-item>
        <text:list-item>
          <text:p text:style-name="P94">—<text:span text:style-name="T3">tione</text:span> | -zione | -tion | -tion | -tion. </text:p>
        </text:list-item>
        <text:list-item>
          <text:p text:style-name="P94"><text:span text:style-name="T3">infidele</text:span> -ēlis | infidele | -èle | -el | -el. = ne fidele. </text:p>
        </text:list-item>
        <text:list-item>
          <text:p text:style-name="P94">—<text:span text:style-name="T3">itate</text:span> -itas | infedeltà | infidélité | -ity | -ität. </text:p>
        </text:list-item>
        <text:list-item>
          <text:p text:style-name="P94"><text:span text:style-name="T3">infige</text:span> -fīgo | -iggere | | -ix | -igieren. = fīge in. ⊃ infixo. </text:p>
        </text:list-item>
        <text:list-item>
          <text:p text:style-name="P94"><text:span text:style-name="T3">infiltra</text:span> | -are | -er | -ate | -ieren. = filtra in. </text:p>
        </text:list-item>
        <text:list-item>
          <text:p text:style-name="P94"><text:span text:style-name="T3">infimo</text:span> -ĭmus | -mo | -me | <text:span text:style-name="T5">lowest</text:span>, <text:span text:style-name="T5">meanest</text:span> | -mus, <text:span text:style-name="T5">unterster</text:span>. = inferiore ad omni. </text:p>
        </text:list-item>
        <text:list-item>
          <text:p text:style-name="P94"><text:span text:style-name="T3">infinito</text:span> -ītus | -nito | -ni | -nite | -nit, -nitum. = ne finito. </text:p>
        </text:list-item>
        <text:list-item>
          <text:p text:style-name="P94">—<text:span text:style-name="T3">ate</text:span> -tas | -ità | -ité | -ity | -ität. </text:p>
        </text:list-item>
        <text:list-item>
          <text:p text:style-name="P94">—<text:span text:style-name="T3">esimo</text:span> ĭ N | -esimo | -ésime. = quantitate parvo ad arbitrio. </text:p>
        </text:list-item>
        <text:list-item>
          <text:p text:style-name="P94">——<text:span text:style-name="T3">ale</text:span> | -ale | -ésimal | -al | -al. = (calculo) differentiale. </text:p>
        </text:list-item>
        <text:list-item>
          <text:p text:style-name="P94">—<text:span text:style-name="T3">ivo</text:span> 400 | -nito | -nitif | -nitive | -nitiv. = modo grammaticale de <text:soft-page-break/>verbo: (ama)re, (habe)re, (lege)re, (audi)re, (es)se; non defini persona et numero. </text:p>
        </text:list-item>
        <text:list-item>
          <text:p text:style-name="P94">infirmo -us = ne firmo, debile, languido, ne valido. </text:p>
        </text:list-item>
        <text:list-item>
          <text:p text:style-name="P94">— M | -ermo | -irme | -irm. = ægro. </text:p>
        </text:list-item>
        <text:list-item>
          <text:p text:style-name="P94"><text:span text:style-name="T3">infixo</text:span> -us | -isso | -ixe | -ix | -ix. = quem infige, elemento grammaticale fixo in. </text:p>
        </text:list-item>
        <text:list-item>
          <text:p text:style-name="P94"><text:span text:style-name="T3">infla</text:span> -o | enfiare | enfler, gonfler | to inflate. = fla in. </text:p>
        </text:list-item>
        <text:list-item>
          <text:p text:style-name="P94">—<text:span text:style-name="T3">tione</text:span> 100 | enfiagione | -tion, enflure | -tion | -tion. </text:p>
        </text:list-item>
        <text:list-item>
          <text:p text:style-name="P94"><text:span text:style-name="T3">inflamma</text:span> -o | infiammare | enflammer | to inflame | -ieren. </text:p>
        </text:list-item>
        <text:list-item>
          <text:p text:style-name="P94">—<text:span text:style-name="T3">bile</text:span> -ĭlis | infiammabile | -ble | -ble | -bel. </text:p>
        </text:list-item>
        <text:list-item>
          <text:p text:style-name="P94">—<text:span text:style-name="T3">tione</text:span> 200 | infiammazione | -tion | -tion | -tion. </text:p>
        </text:list-item>
        <text:list-item>
          <text:p text:style-name="P94">—<text:span text:style-name="T3">torio</text:span> | infiammatorio | -toire | -tory | -torisch. </text:p>
        </text:list-item>
        <text:list-item>
          <text:p text:style-name="P94"><text:span text:style-name="T3">inflecte</text:span> -o | -ettere | -échir | -ect | -ectieren. = flecte in, flecte. </text:p>
        </text:list-item>
        <text:list-item>
          <text:p text:style-name="P94"><text:span text:style-name="T3">inflexibile</text:span> ĭ 100 | inflessibile | -ible | -ible | -ibel. = ne flexibile. </text:p>
        </text:list-item>
        <text:list-item>
          <text:p text:style-name="P94">—<text:span text:style-name="T3">itate</text:span> | inflessibilità | -ité | -ity | -ität. </text:p>
        </text:list-item>
        <text:list-item>
          <text:p text:style-name="P94"><text:span text:style-name="T3">inflexione</text:span> -xio | inflexxione | -xion | -xion | -xion. = flexione. </text:p>
        </text:list-item>
        <text:list-item>
          <text:p text:style-name="P94"><text:span text:style-name="T3">inflexo</text:span> -us = quem inflecte, flexo. </text:p>
        </text:list-item>
        <text:list-item>
          <text:p text:style-name="P94"><text:span text:style-name="T3">inflicto</text:span> -us | -itto. = quem inflige. </text:p>
        </text:list-item>
        <text:list-item>
          <text:p text:style-name="P94">—<text:span text:style-name="T3">ione</text:span> 400 | -zione | -tion | -tion | -tion. </text:p>
        </text:list-item>
        <text:list-item>
          <text:p text:style-name="P94"><text:span text:style-name="T3">inflige</text:span> -īgo | -iggere | -iger | -ict | -igieren. = flige. </text:p>
        </text:list-item>
        <text:list-item>
          <text:p text:style-name="P94"><text:span text:style-name="T3">inflorescentia</text:span> | infio—enza | -ence | -ence | -enz. = florescentia. </text:p>
        </text:list-item>
        <text:list-item>
          <text:p text:style-name="P94"><text:span text:style-name="T3">influe</text:span> -ŭo | -ire | -er | -ence | -ieren. = flue in, introduc se, insinua se. </text:p>
        </text:list-item>
        <text:list-item>
          <text:p text:style-name="P94">—<text:span text:style-name="T3">ntia</text:span> 400 | -nza | -nce | -nce | -nz. </text:p>
        </text:list-item>
        <text:list-item>
          <text:p text:style-name="P94"><text:span text:style-name="T3">influxu</text:span> | -usso | -ux | -ux | Einfluss. ⊂ in fluxu. </text:p>
        </text:list-item>
        <text:list-item>
          <text:p text:style-name="P94"><text:span text:style-name="T3">informa</text:span> -o | -are | -er | to inform | -ieren. = instrue. ⊂ </text:p>
        </text:list-item>
        <text:list-item>
          <text:p text:style-name="P94">— -o = da forma, describe. </text:p>
        </text:list-item>
        <text:list-item>
          <text:p text:style-name="P94">—<text:span text:style-name="T3">tione</text:span> -tio | -zione | -tion | -tion | -tion. </text:p>
        </text:list-item>
        <text:list-item>
          <text:p text:style-name="P94">—<text:span text:style-name="T3">tore</text:span> 300 | -tore | -teur | informer | -tor. </text:p>
        </text:list-item>
        <text:list-item>
          <text:p text:style-name="P94"><text:span text:style-name="T3">informe</text:span> -is | -orme | -orme | -ormal | -orm. = sine forma. </text:p>
        </text:list-item>
        <text:list-item>
          <text:p text:style-name="P94"><text:span text:style-name="T3">infortunio</text:span> -ium | -nio | -ne | -ne | -nium. = re contra fortuna. </text:p>
        </text:list-item>
        <text:list-item>
          <text:p text:style-name="P94"><text:span text:style-name="T3">infra</text:span> -a | <text:span text:style-name="T5">sotto</text:span>, <text:span text:style-name="T5">giù</text:span> | <text:span text:style-name="T5">sous</text:span>, <text:span text:style-name="T5">en bas</text:span> | under, <text:span text:style-name="T5">below</text:span> | unter. = sub, inferiore. ⊂ infero ⊂ E. nidhero ⊃ A. D. ⊂ E. ni, S. ni, R. niz’e; E. nitero ⊃ A. nether, D. nieder, S. nitara = infero. </text:p>
        </text:list-item>
        <text:list-item>
          <text:p text:style-name="P94"><text:span text:style-name="T3">infracto</text:span> 100 = fracto. </text:p>
        </text:list-item>
        <text:list-item>
          <text:p text:style-name="P94">—<text:span text:style-name="T3">ione</text:span> -io | -zione | -tion | -tion | -tion. = ton frange, ruptura. </text:p>
        </text:list-item>
        <text:list-item>
          <text:p text:style-name="P94"><text:span text:style-name="T3">infrequente</text:span> -ens | -ente | infréquent | -ent | -ent. = ne frequente. </text:p>
        </text:list-item>
        <text:list-item>
          <text:p text:style-name="P94">—<text:span text:style-name="T3">ia</text:span> -ia | -enza | infréquence | -ency | -enz. </text:p>
        </text:list-item>
        <text:list-item>
          <text:p text:style-name="P94"><text:span text:style-name="T3">infringe</text:span> -o | infrangere | enfreindre | -ge | -gieren. = frange. </text:p>
        </text:list-item>
        <text:list-item>
          <text:p text:style-name="P94"><text:span text:style-name="T3">infunde</text:span> -o | -ondere | -user | -use | -undieren. = funde in. ⊃ infuso. </text:p>
        </text:list-item>
        <text:list-item>
          <text:p text:style-name="P94"><text:span text:style-name="T3">infuso</text:span> -us | -so | -sé | -sed | -sum. = quem infunde. </text:p>
        </text:list-item>
        <text:list-item>
          <text:p text:style-name="P94">—<text:span text:style-name="T3">sione</text:span> 100 | -sione | -sion | -sion | -sion. </text:p>
        </text:list-item>
        <text:list-item>
          <text:p text:style-name="P94">—<text:span text:style-name="T3">orio</text:span> N | -orio | -oire | -ory, -oria | -orium. = microbio. </text:p>
        </text:list-item>
        <text:list-item>
          <text:p text:style-name="P94"><text:span text:style-name="T3">ingenera</text:span> -ĕro | -are | engendrer | to engender | -ieren. = genera in. </text:p>
        </text:list-item>
        <text:list-item>
          <text:p text:style-name="P94"><text:span text:style-name="T3">ingenio</text:span> -ĭum | ingegno. = genio, natura, indole, mente, capacitate, temperamento. ⊂ in gen(e) -io. </text:p>
        </text:list-item>
        <text:list-item>
          <text:p text:style-name="P94"><text:span text:style-name="T3">ingenio</text:span> 100 | congegno | engin | engine. = opere, industria, <text:soft-page-break/>machina. </text:p>
        </text:list-item>
        <text:list-item>
          <text:p text:style-name="P94">—<text:span text:style-name="T3">iario</text:span> M | -egnere | -énieur | engineer | -enieur | H. -eniero | P. engenheiro. = architecto, mechanico, technico. </text:p>
        </text:list-item>
        <text:list-item>
          <text:p text:style-name="P94">—<text:span text:style-name="T3">ioso</text:span> -us | -egnoso | -énieux | -enious | -eniös. </text:p>
        </text:list-item>
        <text:list-item>
          <text:p text:style-name="P94"><text:span text:style-name="T3">ingenito</text:span> -ĭtus | -ito | | -ite. = genito in, naturale, innato. </text:p>
        </text:list-item>
        <text:list-item>
          <text:p text:style-name="P94"><text:span text:style-name="T3">ingenuo</text:span> -ŭus | -enuo | -énu | -enuous. = naturale, simplice, sincero, sine arte. ⊂ in gen(e) -uo. </text:p>
        </text:list-item>
        <text:list-item>
          <text:p text:style-name="P94">—<text:span text:style-name="T3">uitate</text:span> -tas | -tà | ingénuité | -ty | -tät. </text:p>
        </text:list-item>
        <text:list-item>
          <text:p text:style-name="P94"><text:span text:style-name="T3">ingere</text:span> -ĕro | -erire | -érer | -est | -erieren. = gere (cibo) in. </text:p>
        </text:list-item>
        <text:list-item>
          <text:p text:style-name="P94"><text:span text:style-name="T3">ingestione</text:span> | -tione | -tion | -tion | -tion. = ton gere in. </text:p>
        </text:list-item>
        <text:list-item>
          <text:p text:style-name="P94"><text:span text:style-name="T3">inglorioso</text:span> 100 | -oso | -eux | -ous | -ös. = sine gloria. </text:p>
        </text:list-item>
        <text:list-item>
          <text:p text:style-name="P94"><text:span text:style-name="T3">ingrato</text:span> -us | -ato | -at | -ate | -at. = ne grato. </text:p>
        </text:list-item>
        <text:list-item>
          <text:p text:style-name="P94">—<text:span text:style-name="T3">itudine</text:span> ĭ 100 | -dine | -de | -de | -de. </text:p>
        </text:list-item>
        <text:list-item>
          <text:p text:style-name="P94"><text:span text:style-name="T3">ingrede</text:span> -ĕdior = grade in, fac ingressu. </text:p>
        </text:list-item>
        <text:list-item>
          <text:p text:style-name="P94">—<text:span text:style-name="T3">iente</text:span> | -nte | ingrédient | -nt | -ns. </text:p>
        </text:list-item>
        <text:list-item>
          <text:p text:style-name="P94"><text:span text:style-name="T3">ingressu</text:span> -us | -esso | <text:span text:style-name="T5">entrée</text:span> | -ess | -ess. = ton ingrede. </text:p>
        </text:list-item>
        <text:list-item>
          <text:p text:style-name="P94"><text:span text:style-name="T3">inguine</text:span> inguen -guĭn- | inguine | aine | <text:span text:style-name="T5">groin</text:span> | <text:span text:style-name="T5">Weichen</text:span>. </text:p>
        </text:list-item>
        <text:list-item>
          <text:p text:style-name="P94">—<text:span text:style-name="T3">ale</text:span> 200 | -ale | -al | -al | -al. </text:p>
        </text:list-item>
        <text:list-item>
          <text:p text:style-name="P94"><text:span text:style-name="T3">ingurgita</text:span> -ĭto | -are | -er | -ate | -ieren. ⊂ in gurgit(e) -a. </text:p>
        </text:list-item>
        <text:list-item>
          <text:p text:style-name="P94"><text:span text:style-name="T3">inhabile</text:span> -ĭlis | inabile | -ile | -ile | -il. = ne habile, que ne pote age. </text:p>
        </text:list-item>
        <text:list-item>
          <text:p text:style-name="P94">— -is = que ne pote es acto. </text:p>
        </text:list-item>
        <text:list-item>
          <text:p text:style-name="P94"><text:span text:style-name="T3">inhære</text:span> -eo | inerire | | -here | -härieren. = hære in. </text:p>
        </text:list-item>
        <text:list-item>
          <text:p text:style-name="P94">—<text:span text:style-name="T3">ente</text:span> | inerente | -hérent | -herent | -ent. </text:p>
        </text:list-item>
        <text:list-item>
          <text:p text:style-name="P94">—<text:span text:style-name="T3">entia</text:span> | -erenza | inhérence | -herence | -enz. </text:p>
        </text:list-item>
        <text:list-item>
          <text:p text:style-name="P94"><text:span text:style-name="T3">inhala</text:span> -ālo | inalare | -er | -e | -ieren. = hala in. </text:p>
        </text:list-item>
        <text:list-item>
          <text:p text:style-name="P94">—<text:span text:style-name="T3">tione</text:span> 200 | inalazione | -tion | -tion | -tion. </text:p>
        </text:list-item>
        <text:list-item>
          <text:p text:style-name="P94"><text:span text:style-name="T3">inhibe</text:span> -ĭbeo | inibire | -er | -it | -ieren. = prohibe, impedi, modera. ⊂ in [contra] habe. </text:p>
        </text:list-item>
        <text:list-item>
          <text:p text:style-name="P94">—<text:span text:style-name="T3">ito</text:span> -ĭtus = quem inhibe. </text:p>
        </text:list-item>
        <text:list-item>
          <text:p text:style-name="P94">—<text:span text:style-name="T3">itione</text:span> -tio | inibizione | -tion | -tion | -tion. </text:p>
        </text:list-item>
        <text:list-item>
          <text:p text:style-name="P94"><text:span text:style-name="T3">inhospitale</text:span> -is | ino—ale | -alier | -able | -al. = ne hospitale. </text:p>
        </text:list-item>
        <text:list-item>
          <text:p text:style-name="P94">—<text:span text:style-name="T3">itate</text:span> -tas | ino—tà | -té | -ty | -tät. </text:p>
        </text:list-item>
        <text:list-item>
          <text:p text:style-name="P94"><text:span text:style-name="T3">inhuma</text:span> -ŭmo 100 | inumare | -mer | -me | <text:span text:style-name="T5">beerdigen</text:span>. = sepeli, pone sub humo. </text:p>
        </text:list-item>
        <text:list-item>
          <text:p text:style-name="P94">—<text:span text:style-name="T3">tione</text:span> | inumazione | -tion | -tion | -tion. </text:p>
        </text:list-item>
        <text:list-item>
          <text:p text:style-name="P94"><text:span text:style-name="T3">inhumano</text:span> -us | inumano | -ain | -an | -an. = ne humano. </text:p>
        </text:list-item>
        <text:list-item>
          <text:p text:style-name="P94">—<text:span text:style-name="T3">itate</text:span> -tas | inu—tà | -té | -ty | -tät. </text:p>
        </text:list-item>
        <text:list-item>
          <text:p text:style-name="P94"><text:span text:style-name="T3">inimico</text:span> -īcus | -ico, nemico | ennemi | -ical, enemy. = anti amico. </text:p>
        </text:list-item>
        <text:list-item>
          <text:p text:style-name="P94"><text:span text:style-name="T3">inimitabile</text:span> ĭ 100 | -bile | -ble | -ble | -bel. = ne imitabile. </text:p>
        </text:list-item>
        <text:list-item>
          <text:p text:style-name="P94"><text:span text:style-name="T3">iniquo</text:span> -us | -quo | -que | -quitous. = ne æquo, injusto. </text:p>
        </text:list-item>
        <text:list-item>
          <text:p text:style-name="P94">—<text:span text:style-name="T3">uitate</text:span> -tas | -tà | -té | -ty | -tät. </text:p>
        </text:list-item>
        <text:list-item>
          <text:p text:style-name="P94"><text:span text:style-name="T3">initia</text:span> -o | -ziare | -tier | -tiate | -tiieren. = da initio, incipe. </text:p>
        </text:list-item>
        <text:list-item>
          <text:p text:style-name="P94">—<text:span text:style-name="T3">tione</text:span> 200 | -ziazione | -tion | -tion | -tion. </text:p>
        </text:list-item>
        <text:list-item>
          <text:p text:style-name="P94">—<text:span text:style-name="T3">tore</text:span> 300 | iniziatore | -teur | -tor. </text:p>
        </text:list-item>
        <text:list-item>
          <text:p text:style-name="P94"><text:span text:style-name="T3">initio</text:span> -ium | inizio | <text:span text:style-name="T5">commencement</text:span> | <text:span text:style-name="T5">beginning</text:span> | -ium, <text:span text:style-name="T5">Anfang</text:span>. = principio, exordio. ⊃ initia. ⊂ in i -tio. </text:p>
        </text:list-item>
        <text:list-item>
          <text:p text:style-name="P94">—<text:span text:style-name="T3">iale</text:span> 200 | iniziale | -ial | -ial | -ial. = de initio, primo </text:p>
        </text:list-item>
        <text:list-item>
          <text:p text:style-name="P94"><text:soft-page-break/><text:span text:style-name="T3">injecta</text:span> 100 | iniettare | -ecter | -ect | injicieren. = jacta in. </text:p>
        </text:list-item>
        <text:list-item>
          <text:p text:style-name="P94">—<text:span text:style-name="T3">ione</text:span> 100 | iniezione | -ion | -ion | -ion. </text:p>
        </text:list-item>
        <text:list-item>
          <text:p text:style-name="P94"><text:span text:style-name="T3">injuctione</text:span> 500 | ingiunzione | injonction | -tion | -tion. </text:p>
        </text:list-item>
        <text:list-item>
          <text:p text:style-name="P94"><text:span text:style-name="T3">injunge</text:span> | ingiungere | enjoindre | to enjoin | -ieren. = jube. ⊂ in junge. </text:p>
        </text:list-item>
        <text:list-item>
          <text:p text:style-name="P94"><text:span text:style-name="T3">injuria</text:span> -ia | ingiuria, <text:span text:style-name="T5">offesa</text:span> | -re | -ry | -rie. = contra jure, injustitia, offensa, damno, contumelia. </text:p>
        </text:list-item>
        <text:list-item>
          <text:p text:style-name="P94"><text:span text:style-name="T3">injuria</text:span> 100 | ingiuriare | -rier | -re | -riieren. = fac injuria. </text:p>
        </text:list-item>
        <text:list-item>
          <text:p text:style-name="P94">—<text:span text:style-name="T3">ioso</text:span> -us | ingiurioso | -eux | -ous | -ös. </text:p>
        </text:list-item>
        <text:list-item>
          <text:p text:style-name="P94"><text:span text:style-name="T3">injusto</text:span> -us | ingiusto | -uste | unjust. = ne justo. </text:p>
        </text:list-item>
        <text:list-item>
          <text:p text:style-name="P94">—<text:span text:style-name="T3">itia</text:span> | ingiustizia | -ice | -ice. </text:p>
        </text:list-item>
        <text:list-item>
          <text:p text:style-name="P94"><text:span text:style-name="T3">innato</text:span> -ātus | -ato | inné | -ate. = nato in. </text:p>
        </text:list-item>
        <text:list-item>
          <text:p text:style-name="P94"><text:span text:style-name="T3">innocente</text:span> -ens | -ente | -ent | -ent | <text:span text:style-name="T5">unschuldig</text:span>. = que ne noce. </text:p>
        </text:list-item>
        <text:list-item>
          <text:p text:style-name="P94">—<text:span text:style-name="T3">ia</text:span> -ia | -enza | -ence | -ence | -enz. </text:p>
        </text:list-item>
        <text:list-item>
          <text:p text:style-name="P94"><text:span text:style-name="T3">innocuo</text:span> -ŭus | -cuo | | -cuous. = ne nocuo, que ne noce, ne offensivo. </text:p>
        </text:list-item>
        <text:list-item>
          <text:p text:style-name="P94">—<text:span text:style-name="T3">uitate</text:span> | -tà | -té | -ty. </text:p>
        </text:list-item>
        <text:list-item>
          <text:p text:style-name="P94"><text:span text:style-name="T3">innominabile</text:span> ĭ 200 | -bile | innommable | -ble | -bel. = ne nominabile. </text:p>
        </text:list-item>
        <text:list-item>
          <text:p text:style-name="P94"><text:span text:style-name="T3">innova</text:span> -ŏvo | -are | -er | -ate | -ieren. = fac novo. </text:p>
        </text:list-item>
        <text:list-item>
          <text:p text:style-name="P94">—<text:span text:style-name="T3">tione</text:span> 400 | -zione | -tion | -tion | -tion. </text:p>
        </text:list-item>
        <text:list-item>
          <text:p text:style-name="P94"><text:span text:style-name="T3">innumerabile</text:span> -bĭlis | -evole, -abile | innombrable | -able | -abel. = ne numerabile. </text:p>
        </text:list-item>
        <text:list-item>
          <text:p text:style-name="P94"><text:span text:style-name="T3">inobservantia</text:span> 100 | inosservanza | -ance | -ance | -anz. </text:p>
        </text:list-item>
        <text:list-item>
          <text:p text:style-name="P94"><text:span text:style-name="T3">inocula</text:span> ŭ 100 | -are | -er | -ate | -ieren. = pone oculo de uno arbore super alio, transmitte virus. </text:p>
        </text:list-item>
        <text:list-item>
          <text:p text:style-name="P94">—<text:span text:style-name="T3">tiona</text:span> 100 | -zione | -tion | -tion | -tion. </text:p>
        </text:list-item>
        <text:list-item>
          <text:p text:style-name="P94">—<text:span text:style-name="T3">tore</text:span> 100 | -tore | -teur | -tor | -tor. </text:p>
        </text:list-item>
        <text:list-item>
          <text:p text:style-name="P94"><text:span text:style-name="T3">inodoro</text:span> 100 | -oro | -ore | -orous. = sine odore. </text:p>
        </text:list-item>
        <text:list-item>
          <text:p text:style-name="P94"><text:span text:style-name="T3">inoffensivo</text:span> | -ivo | -if | -ive | -iv. = ne offensivo. </text:p>
        </text:list-item>
        <text:list-item>
          <text:p text:style-name="P94"><text:span text:style-name="T3">inopportuno</text:span> -ŭnus | -uno | -un | -une | -un. = ne opportuno. </text:p>
        </text:list-item>
        <text:list-item>
          <text:p text:style-name="P94"><text:span text:style-name="T3">inquieto</text:span> -us | -eto | -et | | -et. = ne quieto, anxio. </text:p>
        </text:list-item>
        <text:list-item>
          <text:p text:style-name="P94">—<text:span text:style-name="T3">udine</text:span> ĭ 100 | -dine | -étude | -de | -do. </text:p>
        </text:list-item>
        <text:list-item>
          <text:p text:style-name="P94"><text:span text:style-name="T3">inquina</text:span> -ĭno | -are | -er | -ate | -ieren. = spurca, fæda, contamina. ⊂ <text:span text:style-name="T5">radice de</text:span> cæno = fæce, stercore; obsceno. </text:p>
        </text:list-item>
        <text:list-item>
          <text:p text:style-name="P94"><text:span text:style-name="T3">inquire</text:span> -īro | inquisire | s’enquérir, enquêter | inquire | -rieren. = quære in, investiga. </text:p>
        </text:list-item>
        <text:list-item>
          <text:p text:style-name="P94"><text:span text:style-name="T3">inquisito</text:span> -ītus = quem inquire. </text:p>
        </text:list-item>
        <text:list-item>
          <text:p text:style-name="P94">—<text:span text:style-name="T3">ione</text:span> -tio | -zione | -tion | -tion | -tion. </text:p>
        </text:list-item>
        <text:list-item>
          <text:p text:style-name="P94">—<text:span text:style-name="T3">ore</text:span> -tor | -tore | -teur | -tor | -tor. </text:p>
        </text:list-item>
        <text:list-item>
          <text:p text:style-name="P94"><text:span text:style-name="T3">insalubre</text:span> 100 | -bre | -bre | -brious. = ne salūbre. </text:p>
        </text:list-item>
        <text:list-item>
          <text:p text:style-name="P94">—<text:span text:style-name="T3">itate</text:span> | -ità | -ité | -ity | -ität. </text:p>
        </text:list-item>
        <text:list-item>
          <text:p text:style-name="P94"><text:span text:style-name="T3">insatiabile</text:span> -bĭlis | insaziabile | -able | -able | -abel. = ne satiabile. </text:p>
        </text:list-item>
        <text:list-item>
          <text:p text:style-name="P94">—<text:span text:style-name="T3">itate</text:span> 400 | insaziabilità | -té | -ty | -tät. </text:p>
        </text:list-item>
        <text:list-item>
          <text:p text:style-name="P94"><text:span text:style-name="T3">inscribe</text:span> -ībo | inscrivere | -ire | -ibe | -ibieren. = scribe in. </text:p>
        </text:list-item>
        <text:list-item>
          <text:p text:style-name="P94"><text:span text:style-name="T3">inscripto</text:span> -us | -itto, H. -ito | -it. = quem inscribe. </text:p>
        </text:list-item>
        <text:list-item>
          <text:p text:style-name="P94">— -us = ne scripto. </text:p>
        </text:list-item>
        <text:list-item>
          <text:p text:style-name="P94"><text:soft-page-break/>—<text:span text:style-name="T3">ione</text:span> -io | -izione | -ion | -ion | -ion. </text:p>
        </text:list-item>
        <text:list-item>
          <text:p text:style-name="P94"><text:span text:style-name="T3">inscrutabile</text:span> ĭ 400 | -bile | -ble | -ble | -bel. = ne scrutabile. </text:p>
        </text:list-item>
        <text:list-item>
          <text:p text:style-name="P94">—<text:span text:style-name="T3">itate</text:span> | -ità | -ité | -ity | -ität. </text:p>
        </text:list-item>
        <text:list-item>
          <text:p text:style-name="P94"><text:span text:style-name="T3">insecto</text:span> 100 | -etto | -ecte | -ect | -ect. = animale invertebrato, cum sex pede; G. entomo. ⊂ in sec(a)to. </text:p>
        </text:list-item>
        <text:list-item>
          <text:p text:style-name="P94">—<text:span text:style-name="T3">ivoro</text:span> -ŏrus | insettivoro | -ore | -orous. (animale) que vora insectos. </text:p>
        </text:list-item>
        <text:list-item>
          <text:p text:style-name="P94"><text:span text:style-name="T3">insensibile</text:span> ĭ 200 | -bile | -ble | -ble | -bel. = ne sensibile. </text:p>
        </text:list-item>
        <text:list-item>
          <text:p text:style-name="P94">—<text:span text:style-name="T3">itate</text:span> | -ità | -ité | -ity | -ität. </text:p>
        </text:list-item>
        <text:list-item>
          <text:p text:style-name="P94"><text:span text:style-name="T3">inseparabile</text:span> -ĭlis | -bile | inséparable | -ble | -bel. = ne separabile. </text:p>
        </text:list-item>
        <text:list-item>
          <text:p text:style-name="P94">—<text:span text:style-name="T3">itate</text:span> | -ità | insé—ité | -ity | -ität. </text:p>
        </text:list-item>
        <text:list-item>
          <text:p text:style-name="P94"><text:span text:style-name="T3">insere</text:span> -ĕro | -ire | insérer | insert | -ieren. = sere in. </text:p>
        </text:list-item>
        <text:list-item>
          <text:p text:style-name="P94"><text:span text:style-name="T3">inserto</text:span> -um | -erto | -éré | -erted | -erat. = quem insere. </text:p>
        </text:list-item>
        <text:list-item>
          <text:p text:style-name="P94">—<text:span text:style-name="T3">ione</text:span> 500 | -zione | -tion | -tion | -tion. </text:p>
        </text:list-item>
        <text:list-item>
          <text:p text:style-name="P94"><text:span text:style-name="T3">insidia</text:span> (-ae -arum) | insidia | <text:span text:style-name="T5">embûche</text:span>, <text:span text:style-name="T5">piège</text:span> | <text:span text:style-name="T5">ambush</text:span>, <text:span text:style-name="T5">snare</text:span> | -ier, <text:span text:style-name="T5">Hinterhalt</text:span>. ⊂ in sed(e) -ia. </text:p>
        </text:list-item>
        <text:list-item>
          <text:p text:style-name="P94">—<text:span text:style-name="T3">ia</text:span> -ior | -iare | | -iate | -iieren. = tende insidias. </text:p>
        </text:list-item>
        <text:list-item>
          <text:p text:style-name="P94">—<text:span text:style-name="T3">ioso</text:span> -us | -ioso | -ieux | -ious | -iös. </text:p>
        </text:list-item>
        <text:list-item>
          <text:p text:style-name="P94"><text:span text:style-name="T3">insigne</text:span> -is | -gne | -gne. = eximio, egregio, claro, nobile, illustre. ⊂ in signo. </text:p>
        </text:list-item>
        <text:list-item>
          <text:p text:style-name="P94"><text:span text:style-name="T3">insignia</text:span> (-ĭa -ĭum) | insegna | enseigne, insignes | insignia, ensign | -ien. = signo, vexillo, stemma. </text:p>
        </text:list-item>
        <text:list-item>
          <text:p text:style-name="P94"><text:span text:style-name="T3">insinua</text:span> 300 | -are | -er | -ate | -ieren. = pone in sinu. </text:p>
        </text:list-item>
        <text:list-item>
          <text:p text:style-name="P94">—<text:span text:style-name="T3">tione</text:span> -tio | -zione | -tion | -tion | -tion. </text:p>
        </text:list-item>
        <text:list-item>
          <text:p text:style-name="P94"><text:span text:style-name="T3">insipido</text:span> ĭ 200 | -ido | -ide | -id | -id. = ne sapido. </text:p>
        </text:list-item>
        <text:list-item>
          <text:p text:style-name="P94">—<text:span text:style-name="T3">itate</text:span> | -ezza | -ité | -ity | -ität. </text:p>
        </text:list-item>
        <text:list-item>
          <text:p text:style-name="P94"><text:span text:style-name="T3">insiste</text:span> -o | -ere | -er | insist | -ieren. = siste in. </text:p>
        </text:list-item>
        <text:list-item>
          <text:p text:style-name="P94">—<text:span text:style-name="T3">entia</text:span> | -enza | -ance | -ence | -enz. </text:p>
        </text:list-item>
        <text:list-item>
          <text:p text:style-name="P94"><text:span text:style-name="T3">insociabile</text:span> -ĭlis | -evole, -abile | -able | -able | -abel. = ne sociabile. </text:p>
        </text:list-item>
        <text:list-item>
          <text:p text:style-name="P94"><text:span text:style-name="T3">insolatione</text:span> 100 | -zione | -tion | -tion | -tion. = to es ad sol. </text:p>
        </text:list-item>
        <text:list-item>
          <text:p text:style-name="P94"><text:span text:style-name="T3">insolente</text:span> -ens | -ente | -ent | -ent | -ent. = contra solito, superbo, arrogante. </text:p>
        </text:list-item>
        <text:list-item>
          <text:p text:style-name="P94">—<text:span text:style-name="T3">ia</text:span> -ia | -enza | -ence | -ence | -enz. </text:p>
        </text:list-item>
        <text:list-item>
          <text:p text:style-name="P94"><text:span text:style-name="T3">insolubile</text:span> ĭ 100 | -bile | -ble | -ble | -bel. = ne solubile. </text:p>
        </text:list-item>
        <text:list-item>
          <text:p text:style-name="P94">—<text:span text:style-name="T3">itate</text:span> | -ità | -ité | -ity | -ität. </text:p>
        </text:list-item>
        <text:list-item>
          <text:p text:style-name="P94"><text:span text:style-name="T3">insolvente</text:span> | -ente | -able | -ent | -ent. = qui ne solve (debito). </text:p>
        </text:list-item>
        <text:list-item>
          <text:p text:style-name="P94">—<text:span text:style-name="T3">ia</text:span> | -enza | -abilité | -ency | -enz. </text:p>
        </text:list-item>
        <text:list-item>
          <text:p text:style-name="P94"><text:span text:style-name="T3">insomne</text:span> -is | insonne | | insomnious. = sine somno. </text:p>
        </text:list-item>
        <text:list-item>
          <text:p text:style-name="P94">—<text:span text:style-name="T3">ia</text:span> 200 | insonnia | -ie | -ia | -ie. </text:p>
        </text:list-item>
        <text:list-item>
          <text:p text:style-name="P94"><text:span text:style-name="T3">inspecta</text:span> -o | ispezionare | -ecter | -ect | inspicieren. = spece in. </text:p>
        </text:list-item>
        <text:list-item>
          <text:p text:style-name="P94">—<text:span text:style-name="T3">ione</text:span> 100 | -ezione | -ion | -ion | -ion. </text:p>
        </text:list-item>
        <text:list-item>
          <text:p text:style-name="P94">—<text:span text:style-name="T3">ore</text:span> 100 | ispettore | -eur | -or | -or. </text:p>
        </text:list-item>
        <text:list-item>
          <text:p text:style-name="P94">——<text:span text:style-name="T3">atu</text:span> | ispettorato | -at | -ate | -at. </text:p>
        </text:list-item>
        <text:list-item>
          <text:p text:style-name="P94"><text:span text:style-name="T3">inspira</text:span> -spīro | -rare | -rer | -re | -rieren. </text:p>
        </text:list-item>
        <text:list-item>
          <text:p text:style-name="P94">—<text:span text:style-name="T3">tione</text:span> 400 | -zione | -tion | -tion | -tion. </text:p>
        </text:list-item>
        <text:list-item>
          <text:p text:style-name="P94"><text:span text:style-name="T3">instabile</text:span> -bĭlis | -bile | -ble | -ble | -bil. = ne stabile. </text:p>
        </text:list-item>
        <text:list-item>
          <text:p text:style-name="P94">—<text:span text:style-name="T3">itate</text:span> 100 | -ità | -ité | -ity | -ität. </text:p>
        </text:list-item>
        <text:list-item>
          <text:p text:style-name="P94"><text:soft-page-break/><text:span text:style-name="T3">instante</text:span> -ans | istante | -ant | -ant | -ant. = que sta in [contra], præsente, imminente, urgente. </text:p>
        </text:list-item>
        <text:list-item>
          <text:p text:style-name="P94">—<text:span text:style-name="T3">aneo</text:span> | istantaneo | -ané | -aneous | -an. </text:p>
        </text:list-item>
        <text:list-item>
          <text:p text:style-name="P94">——<text:span text:style-name="T3">eitate</text:span> | istantaneità | -éité | -eity. </text:p>
        </text:list-item>
        <text:list-item>
          <text:p text:style-name="P94">—<text:span text:style-name="T3">ia</text:span> -ia | -anza | -ance | -ance | -anz. </text:p>
        </text:list-item>
        <text:list-item>
          <text:p text:style-name="P94"><text:span text:style-name="T3">instaura</text:span> -o | -are | -er | -ate | -ieren. ⊂ in staura. </text:p>
        </text:list-item>
        <text:list-item>
          <text:p text:style-name="P94">—<text:span text:style-name="T3">tione</text:span> -tio | -zione | -tion | -tion | -tion. </text:p>
        </text:list-item>
        <text:list-item>
          <text:p text:style-name="P94"><text:span text:style-name="T3">instiga</text:span> -īgo | -are | -uer | -ate | -ieren. ⊂ in stig -a. ⊃ instinctu. </text:p>
        </text:list-item>
        <text:list-item>
          <text:p text:style-name="P94">—<text:span text:style-name="T3">tione</text:span> -tio | -zione | -tion | -tion | -tion. </text:p>
        </text:list-item>
        <text:list-item>
          <text:p text:style-name="P94">—<text:span text:style-name="T3">tore</text:span> 100 | -tore | -teur | -tor | -tor. </text:p>
        </text:list-item>
        <text:list-item>
          <text:p text:style-name="P94"><text:span text:style-name="T3">instilla</text:span> -o | -illare | -iller | -ill | -illieren. = stilla in, versa guttas. </text:p>
        </text:list-item>
        <text:list-item>
          <text:p text:style-name="P94">—<text:span text:style-name="T3">tione</text:span> 100 | | -tion | -tion | -tion. </text:p>
        </text:list-item>
        <text:list-item>
          <text:p text:style-name="P94"><text:span text:style-name="T3">instinctu</text:span> -us | istinto | -inct | -inct | -inct. = ton instiga. </text:p>
        </text:list-item>
        <text:list-item>
          <text:p text:style-name="P94">—<text:span text:style-name="T3">ivo</text:span> | istintivo | -if | -ive | -iv. </text:p>
        </text:list-item>
        <text:list-item>
          <text:p text:style-name="P94"><text:span text:style-name="T3">institue</text:span> -o | i(n)stituire | -uer | -ute | -uieren. = statue in. </text:p>
        </text:list-item>
        <text:list-item>
          <text:p text:style-name="P94"><text:span text:style-name="T3">instituto</text:span> -um, -us | -uto | -ut | -ute | -ut. = quem institue. </text:p>
        </text:list-item>
        <text:list-item>
          <text:p text:style-name="P94">—<text:span text:style-name="T3">ione</text:span> -io | -uzione | -ion | -ion | -ion. </text:p>
        </text:list-item>
        <text:list-item>
          <text:p text:style-name="P94">—<text:span text:style-name="T3">ore</text:span> 300 | -ore | -eur | -or | -or. = fundatore, magistro. </text:p>
        </text:list-item>
        <text:list-item>
          <text:p text:style-name="P94"><text:span text:style-name="T3">instructo</text:span> -us = quem instrue. </text:p>
        </text:list-item>
        <text:list-item>
          <text:p text:style-name="P94">—<text:span text:style-name="T3">ivo</text:span> | -uttivo | -if | -ive | -iv. </text:p>
        </text:list-item>
        <text:list-item>
          <text:p text:style-name="P94">—ione -tio = constructione. </text:p>
        </text:list-item>
        <text:list-item>
          <text:p text:style-name="P94">—<text:span text:style-name="T3">ione</text:span> | -zione | -ion | -ion | -ion. = educatione, doctrina, disciplina. </text:p>
        </text:list-item>
        <text:list-item>
          <text:p text:style-name="P94">—ore -tor = præparatore. </text:p>
        </text:list-item>
        <text:list-item>
          <text:p text:style-name="P94">—<text:span text:style-name="T3">ore</text:span> | istruttore | -teur | -tor | -tor. = præceptore, magistro. </text:p>
        </text:list-item>
        <text:list-item>
          <text:p text:style-name="P94"><text:span text:style-name="T3">instrue</text:span> -ŭo | -uire | -uire | -uct | -uieren. = doce, erudi. ⊂ </text:p>
        </text:list-item>
        <text:list-item>
          <text:p text:style-name="P94">— -ŭo = construe, ædifica, ordina. ⊂ in strue. ⊃ instructo. </text:p>
        </text:list-item>
        <text:list-item>
          <text:p text:style-name="P94"><text:span text:style-name="T3">instrumento</text:span> -um | -ento | -ent | -ent | -ent. ⊂ instru(e) -mento. </text:p>
        </text:list-item>
        <text:list-item>
          <text:p text:style-name="P94">—<text:span text:style-name="T3">ale</text:span> | -ale | -al | -al | -al. </text:p>
        </text:list-item>
        <text:list-item>
          <text:p text:style-name="P94">—<text:span text:style-name="T3">atione</text:span> | -azione | -ation | -ation. </text:p>
        </text:list-item>
        <text:list-item>
          <text:p text:style-name="P94"><text:span text:style-name="T3">insubordinato</text:span> | -dinato | -donné | -dinate. = ne subordinato. </text:p>
        </text:list-item>
        <text:list-item>
          <text:p text:style-name="P94">—<text:span text:style-name="T3">ione</text:span> | -zione | -tion | -tion | -tion. </text:p>
        </text:list-item>
        <text:list-item>
          <text:p text:style-name="P94"><text:span text:style-name="T3">insufficiente</text:span> 300 | -ciente | -sant | -cient | -cient. = ne sufficiente. </text:p>
        </text:list-item>
        <text:list-item>
          <text:p text:style-name="P94">—<text:span text:style-name="T3">ia</text:span> | -cienza | -sance | -ciency | -cienz. </text:p>
        </text:list-item>
        <text:list-item>
          <text:p text:style-name="P94"><text:span text:style-name="T3">insuffla</text:span> 400 = suffla in. </text:p>
        </text:list-item>
        <text:list-item>
          <text:p text:style-name="P94">—<text:span text:style-name="T3">tione</text:span> | -zione | -tion | -tion. </text:p>
        </text:list-item>
        <text:list-item>
          <text:p text:style-name="P94"><text:span text:style-name="T3">insula</text:span> -ŭla | isola | ile | isle | Insel | H. isla | P. insula. </text:p>
        </text:list-item>
        <text:list-item>
          <text:p text:style-name="P94">—<text:span text:style-name="T3">are</text:span> 100 | -are | -aire | -ar | -ar. </text:p>
        </text:list-item>
        <text:list-item>
          <text:p text:style-name="P94"><text:span text:style-name="T3">insulta</text:span> -o | -are | -er | to insult | -ieren. ⊂ in [contra] salta. </text:p>
        </text:list-item>
        <text:list-item>
          <text:p text:style-name="P94"><text:span text:style-name="T3">insultu</text:span> 400 | -ulto | -ulte | -ult | -ult. </text:p>
        </text:list-item>
        <text:list-item>
          <text:p text:style-name="P94"><text:span text:style-name="T3">insupportabile</text:span> -ĭlis | insopportabile | -ble | -ble | -bel. = ne supportabile. </text:p>
        </text:list-item>
        <text:list-item>
          <text:p text:style-name="P94"><text:span text:style-name="T3">insurrectione</text:span> | -ezione | -ion | -ion | -ion. = ton surge contra, rebellione. </text:p>
        </text:list-item>
        <text:list-item>
          <text:p text:style-name="P94">—<text:span text:style-name="T3">ale</text:span> | -zionale | -nel | -al | -ell. </text:p>
        </text:list-item>
        <text:list-item>
          <text:p text:style-name="P94"><text:span text:style-name="T3">intacto</text:span> -us | -atto | -act | -act | -act. = ne tacto, integro. </text:p>
        </text:list-item>
        <text:list-item>
          <text:p text:style-name="P94"><text:span text:style-name="T3">integra</text:span> -ĕgro | -are | intégrer | -ate | -ieren. = redde integro, completa. </text:p>
        </text:list-item>
        <text:list-item>
          <text:p text:style-name="P94"><text:soft-page-break/>—<text:span text:style-name="T3">ale</text:span> N | -ale | intégral | -al | -al. = integro; summa de partes; totale. </text:p>
        </text:list-item>
        <text:list-item>
          <text:p text:style-name="P94">—<text:span text:style-name="T3">ante</text:span> | -ante | intégrant | -ant | -ant. </text:p>
        </text:list-item>
        <text:list-item>
          <text:p text:style-name="P94">—<text:span text:style-name="T3">tione</text:span> 300 | -zione | inté—tion | -tion. </text:p>
        </text:list-item>
        <text:list-item>
          <text:p text:style-name="P94"><text:span text:style-name="T3">integro</text:span> -ĕger | intero | entier | integer (number), <text:span text:style-name="T5">whole</text:span> | <text:span text:style-name="T5">ganz</text:span>. = completo, toto, ne diviso. ⊂ ne ta(n)g(e) -ro = intacto. ⊃ integra. </text:p>
        </text:list-item>
        <text:list-item>
          <text:p text:style-name="P94">— -ĕger | integro | intègre. = honesto, puro. </text:p>
        </text:list-item>
        <text:list-item>
          <text:p text:style-name="P94">—<text:span text:style-name="T3">itate</text:span> -tas | -tà | intégrité | -ty | -tät. </text:p>
        </text:list-item>
        <text:list-item>
          <text:p text:style-name="P94"><text:span text:style-name="T3">intellecto</text:span> -us = quem intellige. </text:p>
        </text:list-item>
        <text:list-item>
          <text:p text:style-name="P94">—<text:span text:style-name="T3">ione</text:span> -io | -ezione | -ion | -ion. </text:p>
        </text:list-item>
        <text:list-item>
          <text:p text:style-name="P94">—<text:span text:style-name="T3">ivo</text:span> | -ettivo | -if | -ive | -iv. </text:p>
        </text:list-item>
        <text:list-item>
          <text:p text:style-name="P94">—<text:span text:style-name="T3">u</text:span> -us | -etto | -ect | -ect | -ect. </text:p>
        </text:list-item>
        <text:list-item>
          <text:p text:style-name="P94">—<text:span text:style-name="T3">uale</text:span> 200 | -ettuale | -éctuel | -al | -al. </text:p>
        </text:list-item>
        <text:list-item>
          <text:p text:style-name="P94">——<text:span text:style-name="T3">itate</text:span> 300 | -ettualità | -ité | -ity | -ität. </text:p>
        </text:list-item>
        <text:list-item>
          <text:p text:style-name="P94"><text:span text:style-name="T3">intellige</text:span> -ĭgo | <text:span text:style-name="T5">intendere</text:span> | <text:span text:style-name="T5">comprendre</text:span> | <text:span text:style-name="T5">to understand</text:span> | <text:span text:style-name="T5">verstehen</text:span>. ⊃ intellecto. ⊂ inter lege. </text:p>
        </text:list-item>
        <text:list-item>
          <text:p text:style-name="P94">—<text:span text:style-name="T3">ente</text:span> -ens | -ente | -ent | -ent | -ent. </text:p>
        </text:list-item>
        <text:list-item>
          <text:p text:style-name="P94">—<text:span text:style-name="T3">entia</text:span> -ia | -enza | -ence | -ence | -enz. </text:p>
        </text:list-item>
        <text:list-item>
          <text:p text:style-name="P94">—<text:span text:style-name="T3">ibile</text:span> -ibĭlis | -bile | -ble | -ble | -bel. </text:p>
        </text:list-item>
        <text:list-item>
          <text:p text:style-name="P94">——<text:span text:style-name="T3">itate</text:span> | -ità | -ité | -ity | -ität. </text:p>
        </text:list-item>
        <text:list-item>
          <text:p text:style-name="P94"><text:span text:style-name="T3">intemperantia</text:span> -ia | -anza | -érance | -ance | -anz. = to es ne temperante. </text:p>
        </text:list-item>
        <text:list-item>
          <text:p text:style-name="P94"><text:span text:style-name="T3">intende</text:span> -o = tende in, tende, tende animo, attende, es intento, habe intentione. ⊃ I. intendere = intellige, vol; F. entendre = audi, vol; A. intend = contempla, medita, attende; D. -ieren = specta. </text:p>
        </text:list-item>
        <text:list-item>
          <text:p text:style-name="P94">—<text:span text:style-name="T3">ente</text:span> M | -ente | -ant | -ant | -ant. = præfecto, procuratore. </text:p>
        </text:list-item>
        <text:list-item>
          <text:p text:style-name="P94">——<text:span text:style-name="T3">ia</text:span> M | -enza | -ance | -ancy | -ance. </text:p>
        </text:list-item>
        <text:list-item>
          <text:p text:style-name="P94"><text:span text:style-name="T3">intenso</text:span> -us (raro) | -enso | -ense | -ense. = forte, ingente, magno. ⊂ [ <text:span text:style-name="T5">alio forma de</text:span>] intento. </text:p>
        </text:list-item>
        <text:list-item>
          <text:p text:style-name="P94">—<text:span text:style-name="T3">ifica</text:span> -ĭco | -ificare | -ifier | -ify. </text:p>
        </text:list-item>
        <text:list-item>
          <text:p text:style-name="P94">—<text:span text:style-name="T3">itate</text:span> | -ità | -ité | -ity | -ität. </text:p>
        </text:list-item>
        <text:list-item>
          <text:p text:style-name="P94">—<text:span text:style-name="T3">ivo</text:span> | -ivo | -if | -ive | -iv. </text:p>
        </text:list-item>
        <text:list-item>
          <text:p text:style-name="P94"><text:span text:style-name="T3">intentione</text:span> -tio = tensione, attentione, ton intende. </text:p>
        </text:list-item>
        <text:list-item>
          <text:p text:style-name="P94">— M | -zione | -tion | -tion | -tion. = voluntate, desiderio, proposito, scopo. </text:p>
        </text:list-item>
        <text:list-item>
          <text:p text:style-name="P94">—<text:span text:style-name="T3">ale</text:span> M | -zionale | -tionnel | -tional | -tional. </text:p>
        </text:list-item>
        <text:list-item>
          <text:p text:style-name="P94"><text:span text:style-name="T3">INTER</text:span> -ter | <text:span text:style-name="T5">fra</text:span>, entro | entre, <text:span text:style-name="T5">parmi</text:span> | <text:span text:style-name="T5">among</text:span>, <text:span text:style-name="T5">between</text:span> | <text:span text:style-name="T5">zwischen</text:span> | H. P. entre. = in, in medio. ⊃ inter(cala), inter(medio), inter(pola), inter(vallo), intel(lige). || G. entero, R. vnutri, S. antar. ⊂ in -ter = plus in. </text:p>
        </text:list-item>
        <text:list-item>
          <text:p text:style-name="P94"><text:span text:style-name="T3">intercala</text:span> -călo | -are | -er | -ate | -ieren. </text:p>
        </text:list-item>
        <text:list-item>
          <text:p text:style-name="P94"><text:span text:style-name="T3">intercede</text:span> -cēdo | -edere | -éder | -ede | -edieren. </text:p>
        </text:list-item>
        <text:list-item>
          <text:p text:style-name="P94"><text:span text:style-name="T3">intercepta</text:span> | -ettare | -epter | -ept | -eption. = intercipe, inter capta. </text:p>
        </text:list-item>
        <text:list-item>
          <text:p text:style-name="P94"><text:span text:style-name="T3">intercepto</text:span> -us = quem intercipe. </text:p>
        </text:list-item>
        <text:list-item>
          <text:p text:style-name="P94"><text:span text:style-name="T3">intercessione</text:span> -sio | -sione | -sion | -sion | -sion. = ton intercede. </text:p>
        </text:list-item>
        <text:list-item>
          <text:p text:style-name="P94"><text:span text:style-name="T3">intercessore</text:span> -sor | -ore | -eur | -or | -or. = qui intercede. </text:p>
        </text:list-item>
        <text:list-item>
          <text:p text:style-name="P94"><text:span text:style-name="T3">intercipe</text:span> -cĭpio = intercepta. </text:p>
        </text:list-item>
        <text:list-item>
          <text:p text:style-name="P94"><text:span text:style-name="T3">intercostale</text:span> | -ale | -al | -al | -al. </text:p>
        </text:list-item>
        <text:list-item>
          <text:p text:style-name="P94"><text:soft-page-break/><text:span text:style-name="T3">interdic</text:span> -dīco | -ire | -ire | -ict | -ieren. = veta, prohibe. </text:p>
        </text:list-item>
        <text:list-item>
          <text:p text:style-name="P94"><text:span text:style-name="T3">interdictione</text:span> -tio | -zione | -ction | -ction | -ction. = ton interdic. </text:p>
        </text:list-item>
        <text:list-item>
          <text:p text:style-name="P94"><text:span text:style-name="T3">interdicto</text:span> -um | -etto | -it | -ict | -ict. = quem interdic. </text:p>
        </text:list-item>
        <text:list-item>
          <text:p text:style-name="P94">L. interdum = ullo vice. </text:p>
        </text:list-item>
        <text:list-item>
          <text:p text:style-name="P94">L. interea = tunc, in illo tempore. </text:p>
        </text:list-item>
        <text:list-item>
          <text:p text:style-name="P94"><text:span text:style-name="T3">interes</text:span> -est | -essare | intéresser | -est | -essieren. = es grave, vale, prodes, excita attentione, move, pertine, concerne. </text:p>
        </text:list-item>
        <text:list-item>
          <text:p text:style-name="P94">interes, intersum = es inter, participa, es differente. </text:p>
        </text:list-item>
        <text:list-item>
          <text:p text:style-name="P94"><text:span text:style-name="T3">interesse</text:span> | -esse | intérêt | -est | -esse. = sympathia, utilitate, præmio, participatione. ⊂ <text:span text:style-name="T5">infinitivo de</text:span> interes. </text:p>
        </text:list-item>
        <text:list-item>
          <text:p text:style-name="P94"><text:span text:style-name="T3">interfer</text:span> N | -erire | -érer | -ere. </text:p>
        </text:list-item>
        <text:list-item>
          <text:p text:style-name="P94">—<text:span text:style-name="T3">entia</text:span> N | -enza | -ence | -ence | -enz. = concursu (de duo radio luminoso). </text:p>
        </text:list-item>
        <text:list-item>
          <text:p text:style-name="P94"><text:span text:style-name="T3">interim</text:span> intĕrim | -im, <text:span text:style-name="T5">intanto</text:span> | -im, <text:span text:style-name="T5">cependant</text:span> | -im, <text:span text:style-name="T5">meantime</text:span>, <text:span text:style-name="T5">meanwhile</text:span> | -im, <text:span text:style-name="T5">inzwischen</text:span>. = in isto tempore. </text:p>
        </text:list-item>
        <text:list-item>
          <text:p text:style-name="P94"><text:span text:style-name="T3">interiore</text:span> -rior | -riore, -rno | intérieur | -rior | <text:span text:style-name="T5">innerer</text:span>. ⊂ inter -iore = plus inter. </text:p>
        </text:list-item>
        <text:list-item>
          <text:p text:style-name="P94"><text:span text:style-name="T3">interjectione</text:span> 100 | interiezione | -ction | -ction | -ction. ⊂ inter jact(o) -ione. </text:p>
        </text:list-item>
        <text:list-item>
          <text:p text:style-name="P94"><text:span text:style-name="T3">interlineare</text:span> | -eare | -éaire | -ear | -ear. </text:p>
        </text:list-item>
        <text:list-item>
          <text:p text:style-name="P94"><text:span text:style-name="T3">Interlingua</text:span> = lingua internationale. Ita in 1910, « Academia pro Interlingua », fundato in 1887, verte nomine præcedente « Volapük = Weltsprache, world-speech » de 1880. </text:p>
        </text:list-item>
        <text:list-item>
          <text:p text:style-name="P94"><text:span text:style-name="T3">interlocuto</text:span> 100 = qui e interloque. </text:p>
        </text:list-item>
        <text:list-item>
          <text:p text:style-name="P94">—<text:span text:style-name="T3">ione</text:span> 100 | -zione | -ion | -ion | -ion. </text:p>
        </text:list-item>
        <text:list-item>
          <text:p text:style-name="P94">—<text:span text:style-name="T3">ore</text:span> | -ore | -eur | -or | -or. </text:p>
        </text:list-item>
        <text:list-item>
          <text:p text:style-name="P94">—<text:span text:style-name="T3">orio</text:span> | -orio | -oire | -ory | -orium. </text:p>
        </text:list-item>
        <text:list-item>
          <text:p text:style-name="P94"><text:span text:style-name="T3">interloque</text:span> ŏ 100 | -uire | -uer | | -uieren. = loque inter. ⊃ interlocuto. </text:p>
        </text:list-item>
        <text:list-item>
          <text:p text:style-name="P94"><text:span text:style-name="T3">intermedio</text:span> (Varrone) | -edio, -ezzo | -ède | -ediate | -edial. = medio, intervallo, intermediario. </text:p>
        </text:list-item>
        <text:list-item>
          <text:p text:style-name="P94">—<text:span text:style-name="T3">iario</text:span> N | -iario, mediatore | intermédiaire | -iary | -iär. </text:p>
        </text:list-item>
        <text:list-item>
          <text:p text:style-name="P94"><text:span text:style-name="T3">interminabile</text:span> ĭ 300 | -bile | -ble | -ble | -bel. = ne terminabile. </text:p>
        </text:list-item>
        <text:list-item>
          <text:p text:style-name="P94"><text:span text:style-name="T3">intermisce</text:span> -eo | frammischiare | entremêler | to intermix | -ieren. = misce inter. </text:p>
        </text:list-item>
        <text:list-item>
          <text:p text:style-name="P94"><text:span text:style-name="T3">intermisso</text:span> -us = quem intermitte. </text:p>
        </text:list-item>
        <text:list-item>
          <text:p text:style-name="P94">—<text:span text:style-name="T3">ione</text:span> -io | -ione | -ion | -ion | -ion. = cessatione, interruptione, intervallo, pausa. </text:p>
        </text:list-item>
        <text:list-item>
          <text:p text:style-name="P94"><text:span text:style-name="T3">intermitte</text:span> -o | -mettere | | to intermit | -ieren. = mitte inter, pone inter, interrumpe, suspende. </text:p>
        </text:list-item>
        <text:list-item>
          <text:p text:style-name="P94">—<text:span text:style-name="T3">ente</text:span> | -ente | -ent | -ent | -ierend. </text:p>
        </text:list-item>
        <text:list-item>
          <text:p text:style-name="P94"><text:span text:style-name="T3">intermusculare</text:span> | -olare | -aire | -ar | -ar. </text:p>
        </text:list-item>
        <text:list-item>
          <text:p text:style-name="P94"><text:span text:style-name="T3">internationale</text:span> | -zionale | -al | -al | -al. </text:p>
        </text:list-item>
        <text:list-item>
          <text:p text:style-name="P94"><text:span text:style-name="T3">interno</text:span> -us | -erno | -erne | -ernal | -ern. ⊂ inter -no. </text:p>
        </text:list-item>
        <text:list-item>
          <text:p text:style-name="P94"><text:span text:style-name="T3">internuntio</text:span> -ĭus | -zio | internonce | -cio | -tius. = misso (de pontifice). </text:p>
        </text:list-item>
        <text:list-item>
          <text:p text:style-name="P94"><text:span text:style-name="T3">interpella</text:span> -o | -are | -er | -ate, interpeal, interpel | -ieren. ⊂ inter <text:soft-page-break/>pell(e) [pulsa] -a. </text:p>
        </text:list-item>
        <text:list-item>
          <text:p text:style-name="P94">—<text:span text:style-name="T3">tione</text:span> -tio | -zione | -tion | -tion | -tion. </text:p>
        </text:list-item>
        <text:list-item>
          <text:p text:style-name="P94">—<text:span text:style-name="T3">tore</text:span> -tor | -tore | -teur | -tor. </text:p>
        </text:list-item>
        <text:list-item>
          <text:p text:style-name="P94"><text:span text:style-name="T3">interpola</text:span> -pŏlo | -are | -er | -ate | -ieren. = insere. ⊂ inter poli. </text:p>
        </text:list-item>
        <text:list-item>
          <text:p text:style-name="P94">—<text:span text:style-name="T3">tione</text:span> 100 | -zione | -tion | -tion | -tion. </text:p>
        </text:list-item>
        <text:list-item>
          <text:p text:style-name="P94">—<text:span text:style-name="T3">tore</text:span> 300 | -tore | -teur | -tor | -tor. </text:p>
        </text:list-item>
        <text:list-item>
          <text:p text:style-name="P94"><text:span text:style-name="T3">interpone</text:span> -pōno | -orre | -oser | -ose | -onieren. = pone inter. ⊃ </text:p>
        </text:list-item>
        <text:list-item>
          <text:p text:style-name="P94"><text:span text:style-name="T3">interposito</text:span> -ĭtus | -osto | -osé | -osed. = quem interpone. </text:p>
        </text:list-item>
        <text:list-item>
          <text:p text:style-name="P94">—<text:span text:style-name="T3">ione</text:span> 100 | -zione | -tion | -tion | -tion. </text:p>
        </text:list-item>
        <text:list-item>
          <text:p text:style-name="P94"><text:span text:style-name="T3">interpreta</text:span> -ĕtor | -etare | -éter | -et | -etieren. = es interprete, expone, explica. </text:p>
        </text:list-item>
        <text:list-item>
          <text:p text:style-name="P94">—<text:span text:style-name="T3">tione</text:span> -tio | -zione | -prétation | -tion | -tion. </text:p>
        </text:list-item>
        <text:list-item>
          <text:p text:style-name="P94"><text:span text:style-name="T3">interprete</text:span> -pres -prĕt- | -ete | -ète | -eter | -et. = expositore, translatore. ⊂ inter pret(io) = qui determina pretio inter duo contrahente. </text:p>
        </text:list-item>
        <text:list-item>
          <text:p text:style-name="P94"><text:span text:style-name="T3">interpunctione</text:span> -tio | -zione | interponctuation | -tion | -tion. = serie de punctos inter vocabulos. </text:p>
        </text:list-item>
        <text:list-item>
          <text:p text:style-name="P94"><text:span text:style-name="T3">interra</text:span> M | -are | enterrer | to inter. = inhuma, pone in terra. </text:p>
        </text:list-item>
        <text:list-item>
          <text:p text:style-name="P94"><text:span text:style-name="T3">interregno</text:span> -um | -egno | -ègne | -egnum | -egnum. </text:p>
        </text:list-item>
        <text:list-item>
          <text:p text:style-name="P94"><text:span text:style-name="T3">interroga</text:span> -rŏgo | -are | -er | -ate | -ieren. </text:p>
        </text:list-item>
        <text:list-item>
          <text:p text:style-name="P94">—<text:span text:style-name="T3">tione</text:span> -tio | -zione | -tion | -tion | -tion. </text:p>
        </text:list-item>
        <text:list-item>
          <text:p text:style-name="P94">—<text:span text:style-name="T3">tivo</text:span> 400 | -tivo | -tif | -tive | -tiv. </text:p>
        </text:list-item>
        <text:list-item>
          <text:p text:style-name="P94">—<text:span text:style-name="T3">torio</text:span> 300 | -orio | -oire | -ory | -orisch. </text:p>
        </text:list-item>
        <text:list-item>
          <text:p text:style-name="P94"><text:span text:style-name="T3">interrumpe</text:span> -o | -ompere | -ompre | -upt | -umpieren. = rumpe inter. </text:p>
        </text:list-item>
        <text:list-item>
          <text:p text:style-name="P94"><text:span text:style-name="T3">interrupto</text:span> -us | -rotto | -rompu | -rupt | -rupt. = quem interrumpe. </text:p>
        </text:list-item>
        <text:list-item>
          <text:p text:style-name="P94">—<text:span text:style-name="T3">ione</text:span> 100 | -uzione | -ion | -ion | -ion. </text:p>
        </text:list-item>
        <text:list-item>
          <text:p text:style-name="P94">—<text:span text:style-name="T3">ivo</text:span> | -uttivo | -if | -ive. </text:p>
        </text:list-item>
        <text:list-item>
          <text:p text:style-name="P94">—<text:span text:style-name="T3">ore</text:span> 200 | -uttore | -eur | -er | -or. </text:p>
        </text:list-item>
        <text:list-item>
          <text:p text:style-name="P94"><text:span text:style-name="T3">interseca</text:span> ĕ 500 | -are | <text:span text:style-name="T5">entrecouper</text:span> | intersect | -ieren. = seca inter. </text:p>
        </text:list-item>
        <text:list-item>
          <text:p text:style-name="P94"><text:span text:style-name="T3">intersectione</text:span> 100 | -zione | -ction | -ction | -ction. = ton interseca. </text:p>
        </text:list-item>
        <text:list-item>
          <text:p text:style-name="P94"><text:span text:style-name="T3">interstitio</text:span> 400 | -zio | -ce | -ce | -tium. ⊂ inter statio(ne). </text:p>
        </text:list-item>
        <text:list-item>
          <text:p text:style-name="P94"><text:span text:style-name="T3">intervallo</text:span> -um | -allo | -alle | -al | -all. ⊂ inter vallo. </text:p>
        </text:list-item>
        <text:list-item>
          <text:p text:style-name="P94"><text:span text:style-name="T3">interveni</text:span> -ĕnio | -enire | -enir | -ene | -enieren. ⊂ inter veni. </text:p>
        </text:list-item>
        <text:list-item>
          <text:p text:style-name="P94">—<text:span text:style-name="T3">iente</text:span> -iens | -iente | -enant | -ient | -ient. </text:p>
        </text:list-item>
        <text:list-item>
          <text:p text:style-name="P94"><text:span text:style-name="T3">interventione</text:span> 300 <text:span text:style-name="T3">, interventu</text:span> -us | -ento | -ention | -ention | -ention. </text:p>
        </text:list-item>
        <text:list-item>
          <text:p text:style-name="P94"><text:span text:style-name="T3">intestino</text:span> -īnum | -ino | -in | -ine | -inum. ⊂ intus, interiore. </text:p>
        </text:list-item>
        <text:list-item>
          <text:p text:style-name="P94">—<text:span text:style-name="T3">ale</text:span> N | -ale | -al | -al | -al. </text:p>
        </text:list-item>
        <text:list-item>
          <text:p text:style-name="P94"><text:span text:style-name="T3">intima</text:span> ĭ 300 | -are | -er | -ate | -ieren. = denuntia, indīce. ⊂ intim(o) -a. </text:p>
        </text:list-item>
        <text:list-item>
          <text:p text:style-name="P94">—<text:span text:style-name="T3">tione</text:span> 100 | -zione | -tion | -tion | -tion. </text:p>
        </text:list-item>
        <text:list-item>
          <text:p text:style-name="P94"><text:span text:style-name="T3">intimida</text:span> -ĭdo | -ire | -er | -ate | -ieren. = fac time, terre. </text:p>
        </text:list-item>
        <text:list-item>
          <text:p text:style-name="P94"><text:span text:style-name="T3">intimo</text:span> -ĭmus | -imo | -ime | -imate | -im. = in, inter, interiore, interno, familiare. ⊂ in -timo [superlativo]. </text:p>
        </text:list-item>
        <text:list-item>
          <text:p text:style-name="P94">—<text:span text:style-name="T3">itate</text:span> | -ità | -ité | -acy | -ität. </text:p>
        </text:list-item>
        <text:list-item>
          <text:p text:style-name="P94"><text:span text:style-name="T3">intolerabile</text:span> -ĭlis | intollerabile | intolérable | -able | -abel. = ne <text:soft-page-break/>tolerabile. </text:p>
        </text:list-item>
        <text:list-item>
          <text:p text:style-name="P94"><text:span text:style-name="T3">intolerante</text:span> -ans | intollerante | -érant | -ant | -ant. = ne tolerante. </text:p>
        </text:list-item>
        <text:list-item>
          <text:p text:style-name="P94">—<text:span text:style-name="T3">ia</text:span> -ia | intolleranza | intolérance | -ance | -anz. </text:p>
        </text:list-item>
        <text:list-item>
          <text:p text:style-name="P94"><text:span text:style-name="T3">intona</text:span> -tŏno | -are | entonner | to intone, -ate | -ieren. </text:p>
        </text:list-item>
        <text:list-item>
          <text:p text:style-name="P94">—<text:span text:style-name="T3">tione</text:span> | -zione | -tion | -tion | -tion. </text:p>
        </text:list-item>
        <text:list-item>
          <text:p text:style-name="P94"><text:span text:style-name="T3">intra</text:span> intra = inter. </text:p>
        </text:list-item>
        <text:list-item>
          <text:p text:style-name="P94"><text:span text:style-name="T3">intra</text:span> -o | entrare | entrer | enter | <text:span text:style-name="T5">eintreten</text:span>. = i in. ⊂ in tra. </text:p>
        </text:list-item>
        <text:list-item>
          <text:p text:style-name="P94"><text:span text:style-name="T3">intractabile</text:span> 100 | intrattabile | intraitable | -able | -abel. = ne tractabile. </text:p>
        </text:list-item>
        <text:list-item>
          <text:p text:style-name="P94"><text:span text:style-name="T3">intransitivo</text:span> 400 | -ivo | -if | -ive | -iv. = ne transitivo. </text:p>
        </text:list-item>
        <text:list-item>
          <text:p text:style-name="P94"><text:span text:style-name="T3">intrepido</text:span> -ĭdus | -ido | intrépide | -id | -id. = ne trepido. </text:p>
        </text:list-item>
        <text:list-item>
          <text:p text:style-name="P94">—<text:span text:style-name="T3">itate</text:span> | -ità | intrépidité | -ity | -ität. </text:p>
        </text:list-item>
        <text:list-item>
          <text:p text:style-name="P94"><text:span text:style-name="T3">intrica</text:span> -īco | -icare, -igare | -iguer | -icate, -igue | -iguieren. = pone in tricas. </text:p>
        </text:list-item>
        <text:list-item>
          <text:p text:style-name="P94"><text:span text:style-name="T3">intrinseco</text:span> ĕ 200 | -eco | -èque | -ic. = interiore, intimo. ⊂ intra. </text:p>
        </text:list-item>
        <text:list-item>
          <text:p text:style-name="P94"><text:span text:style-name="T3">intro</text:span> -o = inter, in. </text:p>
        </text:list-item>
        <text:list-item>
          <text:p text:style-name="P94"><text:span text:style-name="T3">introduc</text:span> -dūco | -durre | -duire | -duce | -ducieren. = intro duc. </text:p>
        </text:list-item>
        <text:list-item>
          <text:p text:style-name="P94">—<text:span text:style-name="T3">tione</text:span> -tio | -zione | -tion | -tion | -tion. </text:p>
        </text:list-item>
        <text:list-item>
          <text:p text:style-name="P94">—<text:span text:style-name="T3">tivo</text:span> | -uttivo | -tif | -tive | -tiv. </text:p>
        </text:list-item>
        <text:list-item>
          <text:p text:style-name="P94">—<text:span text:style-name="T3">to</text:span> -tus | introdotto | introduit. = quem introduc. </text:p>
        </text:list-item>
        <text:list-item>
          <text:p text:style-name="P94">—<text:span text:style-name="T3">tore</text:span> | -uttore | -ucteur | -uctor. </text:p>
        </text:list-item>
        <text:list-item>
          <text:p text:style-name="P94"><text:span text:style-name="T3">introitu</text:span> -ĭtus = ingressu, accessu, aditu. ⊂ intro i -tu. </text:p>
        </text:list-item>
        <text:list-item>
          <text:p text:style-name="P94">— | -ito | -ït | -it | -itus. = prece de introductione. </text:p>
        </text:list-item>
        <text:list-item>
          <text:p text:style-name="P94"><text:span text:style-name="T3">intromisso</text:span> 100 | intromesso. = quem intromitte. </text:p>
        </text:list-item>
        <text:list-item>
          <text:p text:style-name="P94">—<text:span text:style-name="T3">ione</text:span> 300 | -sione | -sion | -sion | -sion. </text:p>
        </text:list-item>
        <text:list-item>
          <text:p text:style-name="P94"><text:span text:style-name="T3">intromitte</text:span> 100 | intromettere | <text:span text:style-name="T5">introduire</text:span>, entremettre | intromit | -ieren. = mitte intro, introduc, admitte. </text:p>
        </text:list-item>
        <text:list-item>
          <text:p text:style-name="P94"><text:span text:style-name="T3">intrude</text:span> -ūdo | -dere | | -de | -dieren. = trude in. ⊃ </text:p>
        </text:list-item>
        <text:list-item>
          <text:p text:style-name="P94"><text:span text:style-name="T3">intruso</text:span> -us | -uso | -us | -usive | -usiv. = quem intrude. </text:p>
        </text:list-item>
        <text:list-item>
          <text:p text:style-name="P94">—<text:span text:style-name="T3">ione</text:span> | -ione | -ion | -ion | -ion. </text:p>
        </text:list-item>
        <text:list-item>
          <text:p text:style-name="P94"><text:span text:style-name="T3">intue</text:span> -eor | intuire. = vide, spece. ⊂ in tue. </text:p>
        </text:list-item>
        <text:list-item>
          <text:p text:style-name="P94"><text:span text:style-name="T3">intuitu</text:span> ĭ 100 | intuito. = </text:p>
        </text:list-item>
        <text:list-item>
          <text:p text:style-name="P94">—<text:span text:style-name="T3">ione</text:span> | -zione | -tion | -tion | -tion, -tus. = to intue. </text:p>
        </text:list-item>
        <text:list-item>
          <text:p text:style-name="P94">—<text:span text:style-name="T3">ivo</text:span> | -ivo | -if | -ive | -iv. </text:p>
        </text:list-item>
        <text:list-item>
          <text:p text:style-name="P94"><text:span text:style-name="T3">intume</text:span> -ŭmeo = </text:p>
        </text:list-item>
        <text:list-item>
          <text:p text:style-name="P94"><text:span text:style-name="T3">intumesce</text:span> 100 = fi tumido. </text:p>
        </text:list-item>
        <text:list-item>
          <text:p text:style-name="P94">—<text:span text:style-name="T3">ntia</text:span> | -nza | -nce | -nce | -nz. </text:p>
        </text:list-item>
        <text:list-item>
          <text:p text:style-name="P94">intus -us = in interno. ⊂ in -tus. </text:p>
        </text:list-item>
        <text:list-item>
          <text:p text:style-name="P94"><text:span text:style-name="T3">inunda</text:span> -o | inondare | inonder | -ate | -ieren. ⊂ unda. </text:p>
        </text:list-item>
        <text:list-item>
          <text:p text:style-name="P94">—<text:span text:style-name="T3">tione</text:span> 100 | inondazione | inondation | -tion | -tion. </text:p>
        </text:list-item>
        <text:list-item>
          <text:p text:style-name="P94"><text:span text:style-name="T3">inurbano</text:span> -us | -ano | | -ane | -an. = ne urbano, ne civile, rustico. </text:p>
        </text:list-item>
        <text:list-item>
          <text:p text:style-name="P94">—<text:span text:style-name="T3">itate</text:span> | -ità | -ité | -ity | -ität. </text:p>
        </text:list-item>
        <text:list-item>
          <text:p text:style-name="P94"><text:span text:style-name="T3">inutile</text:span> -ĭlis | -ile | -ile | -ile. = ne utile. </text:p>
        </text:list-item>
        <text:list-item>
          <text:p text:style-name="P94">—<text:span text:style-name="T3">itate</text:span> -itas | -ità | -ité | -ity. </text:p>
        </text:list-item>
        <text:list-item>
          <text:p text:style-name="P94"><text:span text:style-name="T3">invade</text:span> -vādo | -dere | envahir | -de | -dieren. = vade in, irrue, aggrede, fac « invasione ». </text:p>
        </text:list-item>
        <text:list-item>
          <text:p text:style-name="P94"><text:span text:style-name="T3">invalida</text:span> -ĭdo | -are | -er | -ate | -ieren. = declara ne valido. </text:p>
        </text:list-item>
        <text:list-item>
          <text:p text:style-name="P94"><text:soft-page-break/><text:span text:style-name="T3">invalido</text:span> -ĭdus | -ido | -ide | -id | -id. = ne valido. </text:p>
        </text:list-item>
        <text:list-item>
          <text:p text:style-name="P94">—<text:span text:style-name="T3">itate</text:span> | -ità | -ité | -ity | -ität. </text:p>
        </text:list-item>
        <text:list-item>
          <text:p text:style-name="P94"><text:span text:style-name="T3">invariabile</text:span> -ĭlis | -bile | -ble | -ble | -bel. = ne variabile. </text:p>
        </text:list-item>
        <text:list-item>
          <text:p text:style-name="P94">—<text:span text:style-name="T3">itate</text:span> | -ità | -ité | -ity. </text:p>
        </text:list-item>
        <text:list-item>
          <text:p text:style-name="P94"><text:span text:style-name="T3">invasione</text:span> | -sione | -sion | -sion | -sion. = ton invade. </text:p>
        </text:list-item>
        <text:list-item>
          <text:p text:style-name="P94"><text:span text:style-name="T3">invasore</text:span> 400 | -sore | envahisseur. = qui invade. </text:p>
        </text:list-item>
        <text:list-item>
          <text:p text:style-name="P94"><text:span text:style-name="T3">invectiva</text:span> 400 | invettiva | -tive | -tive | -tive. = apostrophe violento. ⊂ inveh(e) -tiv(o) -a [feminino]. </text:p>
        </text:list-item>
        <text:list-item>
          <text:p text:style-name="P94"><text:span text:style-name="T3">invehe</text:span> -vĕhor | inveire | invectiver | inveigh. = vehe se contra. </text:p>
        </text:list-item>
        <text:list-item>
          <text:p text:style-name="P94"><text:span text:style-name="T3">inveni</text:span> -vĕnio | <text:span text:style-name="T5">trovare</text:span>, inventare | <text:span text:style-name="T5">trouver</text:span>, inventer | <text:span text:style-name="T5">to find</text:span>, invent | <text:span text:style-name="T5">erfinden</text:span>, inventieren. ⊃ invento. ⊂ veni in [contra]. </text:p>
        </text:list-item>
        <text:list-item>
          <text:p text:style-name="P94"><text:span text:style-name="T3">invento</text:span> -um = quem inveni, inventione. </text:p>
        </text:list-item>
        <text:list-item>
          <text:p text:style-name="P94">—<text:span text:style-name="T3">ario</text:span> 300 | -ario | -aire | -ory | -ar. </text:p>
        </text:list-item>
        <text:list-item>
          <text:p text:style-name="P94">—<text:span text:style-name="T3">ione</text:span> -io | -nzione | -ion | -ion | -ion. </text:p>
        </text:list-item>
        <text:list-item>
          <text:p text:style-name="P94">—<text:span text:style-name="T3">ivo</text:span> | -ivo | -if | -ive. </text:p>
        </text:list-item>
        <text:list-item>
          <text:p text:style-name="P94">—<text:span text:style-name="T3">ore</text:span> -or | -ore | -eur | -or | -or. </text:p>
        </text:list-item>
        <text:list-item>
          <text:p text:style-name="P94"><text:span text:style-name="T3">inventrice</text:span> -rix | -rice | -rice | -ress. </text:p>
        </text:list-item>
        <text:list-item>
          <text:p text:style-name="P94"><text:span text:style-name="T3">inverso</text:span> -us | -so | -se | -se | <text:span text:style-name="T5">umgekehrt</text:span>. = quem inverte, contrario. </text:p>
        </text:list-item>
        <text:list-item>
          <text:p text:style-name="P94">—<text:span text:style-name="T3">ione</text:span> -io | -sione | -sion | -sion | -sion. </text:p>
        </text:list-item>
        <text:list-item>
          <text:p text:style-name="P94"><text:span text:style-name="T3">inverte</text:span> -o | -ere | -ir | invert | -ieren. = verte, transpone. </text:p>
        </text:list-item>
        <text:list-item>
          <text:p text:style-name="P94"><text:span text:style-name="T3">invertebrato</text:span> N | -ato | invertébré | -ate. = animale sine vertebra. </text:p>
        </text:list-item>
        <text:list-item>
          <text:p text:style-name="P94"><text:span text:style-name="T3">investi</text:span> 100 | -ire | -ir | invest | -ieren. = da veste, da functione. </text:p>
        </text:list-item>
        <text:list-item>
          <text:p text:style-name="P94"><text:span text:style-name="T3">investiga</text:span> -īgo | -are | <text:span text:style-name="T5">rechercher</text:span>, faire des investigations | -ate | -ieren. ⊂ in vestig(io) -a. </text:p>
        </text:list-item>
        <text:list-item>
          <text:p text:style-name="P94">—<text:span text:style-name="T3">tione</text:span> -tio | -zione | -tion | -tion | -tion. </text:p>
        </text:list-item>
        <text:list-item>
          <text:p text:style-name="P94"><text:span text:style-name="T3">investitura</text:span> | -ura | -ure | -ure | -ur. = ton investi. </text:p>
        </text:list-item>
        <text:list-item>
          <text:p text:style-name="P94"><text:span text:style-name="T3">inveterato</text:span> -us | -ato | invétéré | -ate | -iert. = facto vetere. </text:p>
        </text:list-item>
        <text:list-item>
          <text:p text:style-name="P94">L. invicem = reciproco. </text:p>
        </text:list-item>
        <text:list-item>
          <text:p text:style-name="P94"><text:span text:style-name="T3">invide</text:span> -vĭdeo | invidiare | envier | envy | -ieren. = habe invidia, vide in [contra]. </text:p>
        </text:list-item>
        <text:list-item>
          <text:p text:style-name="P94">—<text:span text:style-name="T3">ia</text:span> -ia | -dia | envie | envy | <text:span text:style-name="T5">Neid</text:span>. </text:p>
        </text:list-item>
        <text:list-item>
          <text:p text:style-name="P94">—<text:span text:style-name="T3">ioso</text:span> -us | -oso | envieux | -ous | -ös. </text:p>
        </text:list-item>
        <text:list-item>
          <text:p text:style-name="P94"><text:span text:style-name="T3">invido</text:span> -ĭdus | invido. = invidioso. </text:p>
        </text:list-item>
        <text:list-item>
          <text:p text:style-name="P94"><text:span text:style-name="T3">invincibile</text:span> ĭ 200 | -bile | -ble | -ble | -bel. = ne vincibile. </text:p>
        </text:list-item>
        <text:list-item>
          <text:p text:style-name="P94">—<text:span text:style-name="T3">itate</text:span> | -itè | -ité | -ity. </text:p>
        </text:list-item>
        <text:list-item>
          <text:p text:style-name="P94"><text:span text:style-name="T3">inviolabile</text:span> -ĭlis | -bile | -ble | -ble | -bel. = ne violabile. </text:p>
        </text:list-item>
        <text:list-item>
          <text:p text:style-name="P94">—<text:span text:style-name="T3">itate</text:span> | -ità | -ité | -ity. </text:p>
        </text:list-item>
        <text:list-item>
          <text:p text:style-name="P94"><text:span text:style-name="T3">inviolato</text:span> -us | -lato | -lé | -late. = ne violato. </text:p>
        </text:list-item>
        <text:list-item>
          <text:p text:style-name="P94"><text:span text:style-name="T3">invisibile</text:span> ĭ 100 | -bile | -ble | -ble | -bel. = ne visibile. </text:p>
        </text:list-item>
        <text:list-item>
          <text:p text:style-name="P94">—<text:span text:style-name="T3">itate</text:span> 300 | -ità | -ité | -ity | -ität. </text:p>
        </text:list-item>
        <text:list-item>
          <text:p text:style-name="P94"><text:span text:style-name="T3">invita</text:span> -vīto | -tare | -ter | -te | -tieren. </text:p>
        </text:list-item>
        <text:list-item>
          <text:p text:style-name="P94">—<text:span text:style-name="T3">tione</text:span> -tio | -zione | -tion | -tion | -tion. </text:p>
        </text:list-item>
        <text:list-item>
          <text:p text:style-name="P94">invito -ītus = ne volente. </text:p>
        </text:list-item>
        <text:list-item>
          <text:p text:style-name="P94"><text:span text:style-name="T3">invoca</text:span> -vŏco | -care | -quer | -cate, -ke | -cieren. = voca. </text:p>
        </text:list-item>
        <text:list-item>
          <text:p text:style-name="P94">—<text:span text:style-name="T3">tione</text:span> | -zione | -tion | -tion | -tion. </text:p>
        </text:list-item>
        <text:list-item>
          <text:p text:style-name="P94"><text:span text:style-name="T3">involucro</text:span> -ūcrum | -ucro | enveloppe, -ucre | -ucre | -ucrum. ⊂ in volv(e) -cro. </text:p>
        </text:list-item>
        <text:list-item>
          <text:p text:style-name="P94"><text:soft-page-break/><text:span text:style-name="T3">involuntario</text:span> 400 | -ontario | -ontaire | -untary. = ne voluntario. </text:p>
        </text:list-item>
        <text:list-item>
          <text:p text:style-name="P94"><text:span text:style-name="T3">involuto</text:span> -us | -uto | -uté | -ute | -ut. = quem involve. </text:p>
        </text:list-item>
        <text:list-item>
          <text:p text:style-name="P94">—<text:span text:style-name="T3">ione</text:span> 100 | -uzione | -ion | -ion | -ion. </text:p>
        </text:list-item>
        <text:list-item>
          <text:p text:style-name="P94"><text:span text:style-name="T3">involve</text:span> -o | -gere | envelopper | -ve | -vieren. = volve in. </text:p>
        </text:list-item>
        <text:list-item>
          <text:p text:style-name="P94"><text:span text:style-name="T3">invulnerabile</text:span> -ĭlis | -ile | -érable | -ble | -bel. = ne vulnerabile. </text:p>
        </text:list-item>
        <text:list-item>
          <text:p text:style-name="P94">—<text:span text:style-name="T3">itate</text:span> | -ità | -érabilité | -ity | -ität. </text:p>
        </text:list-item>
        <text:list-item>
          <text:p text:style-name="P94"><text:span text:style-name="T3">io</text:span> io = oh!, ah!; exclamatione de gaudio. ⊂ G. i <text:span text:style-name="T3">ō</text:span>. </text:p>
        </text:list-item>
        <text:list-item>
          <text:p text:style-name="P94"><text:span text:style-name="T3">iodio</text:span> | iodio | iode | iodine | Iode. = corpore simplice cum symbolo « Io ». ⊂ G. i <text:span text:style-name="T3">ō</text:span>dēs = de colore viola. ⊂ iós [viola]. </text:p>
        </text:list-item>
        <text:list-item>
          <text:p text:style-name="P94"><text:span text:style-name="T3">ion</text:span> | ion | ion | ion | Ion. = elemento de electricitate (Faraday, nato in 1791, † in 1867). ⊂ G. íon (neutro nominativo) = que i. ⊂ i -ont. </text:p>
        </text:list-item>
        <text:list-item>
          <text:p text:style-name="P94"><text:span text:style-name="T3">ionico</text:span> -ĭcus | -ico | -ien, -ique | -ic | -icus. ⊂ G. Iōnicós = de Ionia. </text:p>
        </text:list-item>
        <text:list-item>
          <text:p text:style-name="P94"><text:span text:style-name="T3">IPSO</text:span> (ipse -a -um) | esso, H. ese, P. esse | même | <text:span text:style-name="T5">self</text:span> | <text:span text:style-name="T5">selbst</text:span>. I. desso [ad ipso], stesso [isto ipso]; I. medesimo, F. même, H. mismo, P. mesmo [⊂ met ips(o) -imo]. </text:p>
        </text:list-item>
        <text:list-item>
          <text:p text:style-name="P94"><text:span text:style-name="T3">ira</text:span> -a | ira | <text:span text:style-name="T5">colère</text:span>, ire | <text:span text:style-name="T5">anger</text:span>, <text:span text:style-name="T5">wrath</text:span>, ire | <text:span text:style-name="T5">Zorn</text:span>. </text:p>
        </text:list-item>
        <text:list-item>
          <text:p text:style-name="P94"><text:span text:style-name="T3">irasce</text:span> -or = es in ira. </text:p>
        </text:list-item>
        <text:list-item>
          <text:p text:style-name="P94">—<text:span text:style-name="T3">ibile</text:span> ĭ 400 | -bile | -ble | -ble | -bel. </text:p>
        </text:list-item>
        <text:list-item>
          <text:p text:style-name="P94">——<text:span text:style-name="T3">itate</text:span> | -ità | -ité | -ity | -ität. </text:p>
        </text:list-item>
        <text:list-item>
          <text:p text:style-name="P94"><text:span text:style-name="T3">irato</text:span> -us | -irato. = cum ira. </text:p>
        </text:list-item>
        <text:list-item>
          <text:p text:style-name="P94"><text:span text:style-name="T3">iride</text:span> iris -rĭd- | iride | <text:span text:style-name="T5">arc-en-ciel</text:span>, iris | <text:span text:style-name="T5">rainbow</text:span>, iris | <text:span text:style-name="T5">Regenbogen</text:span>, Iris. = arcu in cælo. ⊂ G. íris. </text:p>
        </text:list-item>
        <text:list-item>
          <text:p text:style-name="P94">— 100 | <text:span text:style-name="T5">giaggiolo</text:span> | iris | iris | Iris. = Bot. « iris florentina ». </text:p>
        </text:list-item>
        <text:list-item>
          <text:p text:style-name="P94">— N | iride | iris | iris | Iris. = membrana iridescente de oculo. </text:p>
        </text:list-item>
        <text:list-item>
          <text:p text:style-name="P94">—<text:span text:style-name="T3">scente</text:span> | -scente | -scent | -scent. </text:p>
        </text:list-item>
        <text:list-item>
          <text:p text:style-name="P94">——<text:span text:style-name="T3">ia</text:span> | -enza | | -ence. </text:p>
        </text:list-item>
        <text:list-item>
          <text:p text:style-name="P94"><text:span text:style-name="T3">iridio</text:span> N | -io | -ium | -ium | -ium. = metallo simplice, cum symbolo « Ir ». </text:p>
        </text:list-item>
        <text:list-item>
          <text:p text:style-name="P94"><text:span text:style-name="T3">ironia</text:span> -īa | -nia | -nie | -ny | -nie. ⊂ G. eirōneía ⊂ eírōn = dissimulatore, ⊂ eírō = loque. ⊂ E. ver ⊃ L. verbo. </text:p>
        </text:list-item>
        <text:list-item>
          <text:p text:style-name="P94"><text:span text:style-name="T3">ironico</text:span> -ĭcus | -ico | -ique | -ic | -isch. = cum ironia. ⊂ G. eirōnicós. </text:p>
        </text:list-item>
        <text:list-item>
          <text:p text:style-name="P94"><text:span text:style-name="T3">irradia</text:span> 100 | -diare | -dier | -diate | -diieren. = radia in. </text:p>
        </text:list-item>
        <text:list-item>
          <text:p text:style-name="P94">—<text:span text:style-name="T3">tione</text:span> | -zione | -tion | -tion | -tion. </text:p>
        </text:list-item>
        <text:list-item>
          <text:p text:style-name="P94"><text:span text:style-name="T3">irrationale</text:span> 100 | -zionale | -tionnel | -tional | -tional. = ne rationale. </text:p>
        </text:list-item>
        <text:list-item>
          <text:p text:style-name="P94">—<text:span text:style-name="T3">itate</text:span> | -ità | -ité | -ity | -ität. </text:p>
        </text:list-item>
        <text:list-item>
          <text:p text:style-name="P94"><text:span text:style-name="T3">irreconciliabile</text:span> -ĭlis | -bile | -ble | -ble | -bel. = ne reconciliabile. </text:p>
        </text:list-item>
        <text:list-item>
          <text:p text:style-name="P94"><text:span text:style-name="T3">irreducibile</text:span> -ĭlis | -bile | irréductible | -ble | -bel. = ne reducibile. </text:p>
        </text:list-item>
        <text:list-item>
          <text:p text:style-name="P94"><text:span text:style-name="T3">irrefragabile</text:span> -ĭlis | -bile | irréfragable | -ble | -bel. = ne refragabile. </text:p>
        </text:list-item>
        <text:list-item>
          <text:p text:style-name="P94">—<text:span text:style-name="T3">itate</text:span> | -ità | irré—ité | -ity | -ität. </text:p>
        </text:list-item>
        <text:list-item>
          <text:p text:style-name="P94"><text:span text:style-name="T3">irregulare</text:span> | -olare | irrégulier | -ular | -ulär. = ne regulare. </text:p>
        </text:list-item>
        <text:list-item>
          <text:p text:style-name="P94">—<text:span text:style-name="T3">itate</text:span> | -olarità | irré—té | -ity | -ität. </text:p>
        </text:list-item>
        <text:list-item>
          <text:p text:style-name="P94"><text:span text:style-name="T3">irreligioso</text:span> -us | -oso | irréligieux | -ous | -ös. = ne religioso. </text:p>
        </text:list-item>
        <text:list-item>
          <text:p text:style-name="P94"><text:span text:style-name="T3">irremediabile</text:span> ĭ 100 | -bile | irrémédiable | -ble | -bel. = sine remedio. </text:p>
        </text:list-item>
        <text:list-item>
          <text:p text:style-name="P94"><text:span text:style-name="T3">irremissibile</text:span> ĭ 300 | -bile | irré—bile | -ble | -bel. = ne remissibile. </text:p>
        </text:list-item>
        <text:list-item>
          <text:p text:style-name="P94"><text:span text:style-name="T3">irreparabile</text:span> -ĭlis | -bile | irré—ble | -ble | -bel. = ne reparabile. </text:p>
        </text:list-item>
        <text:list-item>
          <text:p text:style-name="P94"><text:span text:style-name="T3">irreprehensibile</text:span> ĭ 300 | irreprensibile | irrépré—ble | -ble | -bel. = <text:soft-page-break/>ne reprehensibile. </text:p>
        </text:list-item>
        <text:list-item>
          <text:p text:style-name="P94"><text:span text:style-name="T3">irresolubile</text:span> ĭ 200 | -bile | irré—ble | -ble. = ne resolubile. </text:p>
        </text:list-item>
        <text:list-item>
          <text:p text:style-name="P94"><text:span text:style-name="T3">irresoluto</text:span> -ūtus | -uto | irrésolu | -ute | -ut. = ne resoluto. </text:p>
        </text:list-item>
        <text:list-item>
          <text:p text:style-name="P94">—<text:span text:style-name="T3">ione</text:span> | -zione | irré—tion | -tion | -tion. </text:p>
        </text:list-item>
        <text:list-item>
          <text:p text:style-name="P94"><text:span text:style-name="T3">irrespirabile</text:span> ĭ 300 | -bile | -ble | -ble | -bel. = ne respirabile. </text:p>
        </text:list-item>
        <text:list-item>
          <text:p text:style-name="P94"><text:span text:style-name="T3">irreverente</text:span> 100 | -ente | irrévérent | -ent. = ne reverente. </text:p>
        </text:list-item>
        <text:list-item>
          <text:p text:style-name="P94">—<text:span text:style-name="T3">ia</text:span> | -enza | irrévérence | -ence | -enz. </text:p>
        </text:list-item>
        <text:list-item>
          <text:p text:style-name="P94"><text:span text:style-name="T3">irrevocabile</text:span> -ĭlis | -bile | irré—ble | -ble | -bel. = ne revocabile. </text:p>
        </text:list-item>
        <text:list-item>
          <text:p text:style-name="P94">—<text:span text:style-name="T3">itate</text:span> | -ità | irré—ité | -ity | -ität. </text:p>
        </text:list-item>
        <text:list-item>
          <text:p text:style-name="P94"><text:span text:style-name="T3">irriga</text:span> -rĭgo | -gare | -guer | -gate | -gieren. = riga in, da aqua. </text:p>
        </text:list-item>
        <text:list-item>
          <text:p text:style-name="P94">—<text:span text:style-name="T3">tione</text:span> -tio | -zione | -tion | -tion | -tion. </text:p>
        </text:list-item>
        <text:list-item>
          <text:p text:style-name="P94">—<text:span text:style-name="T3">tore</text:span> 400 | -tore | -teur | -tor | -tor. </text:p>
        </text:list-item>
        <text:list-item>
          <text:p text:style-name="P94"><text:span text:style-name="T3">irriguo</text:span> -ŭus | -guo | <text:span text:style-name="T5">arrosé</text:span>, -gué | -gous. = quem pote irriga. </text:p>
        </text:list-item>
        <text:list-item>
          <text:p text:style-name="P94"><text:span text:style-name="T3">irrisione</text:span> -sio | -sione | dérision | -sion | -sion. = ton ride contra, derisione. </text:p>
        </text:list-item>
        <text:list-item>
          <text:p text:style-name="P94"><text:span text:style-name="T3">irrita</text:span> -rīto | -are | -er | -ate | -ieren. </text:p>
        </text:list-item>
        <text:list-item>
          <text:p text:style-name="P94">—<text:span text:style-name="T3">bile</text:span> -bĭlis | -bile | -ble | -ble | -bel. </text:p>
        </text:list-item>
        <text:list-item>
          <text:p text:style-name="P94">——<text:span text:style-name="T3">itate</text:span> 200 | -ità | -ité | -ity | -ität. </text:p>
        </text:list-item>
        <text:list-item>
          <text:p text:style-name="P94">—<text:span text:style-name="T3">tione</text:span> -tio | -zione | -tion | -tion | -tion. </text:p>
        </text:list-item>
        <text:list-item>
          <text:p text:style-name="P94"><text:span text:style-name="T3">irrora</text:span> -rōro | -are, <text:span text:style-name="T5">inaffiare</text:span> | arroser | <text:span text:style-name="T5">to bedew</text:span> | <text:span text:style-name="T5">benetzen</text:span>. = versa aqua ut rore. </text:p>
        </text:list-item>
        <text:list-item>
          <text:p text:style-name="P94">—<text:span text:style-name="T3">tione</text:span> | -zione | -tion | -tion | -tion. </text:p>
        </text:list-item>
        <text:list-item>
          <text:p text:style-name="P94"><text:span text:style-name="T3">irrumpe</text:span> -o | irrompere | | | -ieren. = rumpe contra, fac irruptione. </text:p>
        </text:list-item>
        <text:list-item>
          <text:p text:style-name="P94"><text:span text:style-name="T3">irruptione</text:span> -tio | -zione | -ption | -ption | -ption. = ton irrumpe. </text:p>
        </text:list-item>
        <text:list-item>
          <text:p text:style-name="P94"><text:span text:style-name="T3">ischio</text:span> | ischio | ischion | ischium. = osse et tendine de coxa. ⊂ G. íschion. </text:p>
        </text:list-item>
        <text:list-item>
          <text:p text:style-name="P94">—<text:span text:style-name="T3">iatica</text:span> -ĭca | sciatica | sciatique | -ic | Ischiadik. </text:p>
        </text:list-item>
        <text:list-item>
          <text:p text:style-name="P94"><text:span text:style-name="T3">ischuria</text:span> | iscuria | -ie | -y | -ie. = retentione de urina. ⊂ G. ischuria ⊂ isch [íschō = tene, v. ech.] ur(o) [urina] -ia. </text:p>
        </text:list-item>
        <text:list-item>
          <text:p text:style-name="P94">G. iso ísos = æquale. </text:p>
        </text:list-item>
        <text:list-item>
          <text:p text:style-name="P94"><text:span text:style-name="T3">isochrono</text:span> ŏ | isocrono | -ne | -nous | -nisch. = que fac oscillationes in tempore [chrono] æquale [iso]. ⊂ G. isóchronos, isochrónios. </text:p>
        </text:list-item>
        <text:list-item>
          <text:p text:style-name="P94"><text:span text:style-name="T3">isomero</text:span> | -mero | -mèrique | -meric | -merisch. = (duo substantia) cum æquale partes de elementos simplice. ⊂ G. -mer <text:span text:style-name="T3">ē</text:span>s, isómoiros. ⊂ iso mero [parte]. </text:p>
        </text:list-item>
        <text:list-item>
          <text:p text:style-name="P94"><text:span text:style-name="T3">isomorpho</text:span> | -morfo | -morphe | -morphous | -morph. = in idem forma de crystallizatione. ⊂ iso morph(e) [forma] -o. </text:p>
        </text:list-item>
        <text:list-item>
          <text:p text:style-name="P94"><text:span text:style-name="T3">isoscele</text:span> ĕ | -scele | -scèle | -sceles | -skeles. = triangulo cum crures æquale. ⊂ G. isoscel <text:span text:style-name="T3">ē</text:span>s. ⊂ iso scele [crure]. </text:p>
        </text:list-item>
        <text:list-item>
          <text:p text:style-name="P94"><text:span text:style-name="T3">isthmo</text:span> -us | istmo | -me | -mus | -mus. ⊂ G. isthmós ⊂ E. i [vade]. </text:p>
        </text:list-item>
        <text:list-item>
          <text:p text:style-name="P94">L. istic = in isto loco. </text:p>
        </text:list-item>
        <text:list-item>
          <text:p text:style-name="P94">L. istinc = ex isto loco. </text:p>
        </text:list-item>
        <text:list-item>
          <text:p text:style-name="P94"><text:span text:style-name="T3">ISTO</text:span> (iste -a -ud) | <text:span text:style-name="T5">qu</text:span>esto, H. P. este esta esto | <text:span text:style-name="T5">ce</text:span>t | <text:span text:style-name="T5">this</text:span> | <text:span text:style-name="T5">dieser</text:span>. ecce iste ⊃ F. antiquo <text:span text:style-name="T5">cest</text:span> ⊃ F. cet, cette; eccu(m) isto ⊃ I. questo; L. isto ⊂ is (v. eo) to. </text:p>
        </text:list-item>
        <text:list-item>
          <text:p text:style-name="P94">L. istuc = ad isto loco. </text:p>
        </text:list-item>
        <text:list-item>
          <text:p text:style-name="P94"><text:span text:style-name="T3">ita</text:span> ita | <text:span text:style-name="T5">così</text:span> | <text:span text:style-name="T5">ainsi</text:span> | <text:span text:style-name="T5">so</text:span> | <text:span text:style-name="T5">so</text:span>. = sic, in isto modo. </text:p>
        </text:list-item>
        <text:list-item>
          <text:p text:style-name="P94"><text:soft-page-break/><text:span text:style-name="T3">Italo</text:span> (ităli -orum) = de Italia. </text:p>
        </text:list-item>
        <text:list-item>
          <text:p text:style-name="P94">—<text:span text:style-name="T3">ia</text:span> -ĭa | Italia | Italie | Italy | Italien. </text:p>
        </text:list-item>
        <text:list-item>
          <text:p text:style-name="P94">—<text:span text:style-name="T3">iano</text:span> | -iano | -ien | -ian | -ienisch. </text:p>
        </text:list-item>
        <text:list-item>
          <text:p text:style-name="P94">—<text:span text:style-name="T3">ico</text:span> -ĭcus | -ico | -ique | -ic | -isch. </text:p>
        </text:list-item>
        <text:list-item>
          <text:p text:style-name="P94">L. itaque = ergo. </text:p>
        </text:list-item>
        <text:list-item>
          <text:p text:style-name="P94">L. item = et, etiam. </text:p>
        </text:list-item>
        <text:list-item>
          <text:p text:style-name="P94"><text:span text:style-name="T3">itera</text:span> -ĕro | -are | itérer | -ate | -ieren. = age iterum, repete, resume. </text:p>
        </text:list-item>
        <text:list-item>
          <text:p text:style-name="P94">—<text:span text:style-name="T3">tione</text:span> -tio | -zione | itération | -tion | -tion. </text:p>
        </text:list-item>
        <text:list-item>
          <text:p text:style-name="P94">—<text:span text:style-name="T3">tivo</text:span> | -tivo | it—eratif | -tive | -tiv. </text:p>
        </text:list-item>
        <text:list-item>
          <text:p text:style-name="P94"><text:span text:style-name="T3">iterum</text:span> itĕrum = de novo, uno novo vice. ⊂ i- [eo] -ter [suffixo de comparativo]. ⊃ (re)itera. </text:p>
        </text:list-item>
        <text:list-item>
          <text:p text:style-name="P94"><text:span text:style-name="T3">itinera</text:span> -ĕro | <text:span text:style-name="T5">viaggiare</text:span> | <text:span text:style-name="T5">voyager</text:span> | <text:span text:style-name="T5">travel</text:span>, itinerare | <text:span text:style-name="T5">wandern</text:span>. = fac itinere. </text:p>
        </text:list-item>
        <text:list-item>
          <text:p text:style-name="P94">—<text:span text:style-name="T3">ante</text:span> | -ante | itinérant | -ant. </text:p>
        </text:list-item>
        <text:list-item>
          <text:p text:style-name="P94"><text:span text:style-name="T3">itenere</text:span> iter itinĕr- | <text:span text:style-name="T5">viaggio</text:span> | <text:span text:style-name="T5">voyage</text:span> | <text:span text:style-name="T5">voyage</text:span> | <text:span text:style-name="T5">Reise</text:span>. </text:p>
        </text:list-item>
        <text:list-item>
          <text:p text:style-name="P44">—<text:span text:style-name="T3">ario</text:span> -ĭum | -ario | itinéraire | -ary | -arium. </text:p>
        </text:list-item>
      </text:list>
      <text:p text:style-name="Text_20_body"><text:span text:style-name="T3">J</text:span> </text:p>
      <text:list xml:id="list1506685723" text:style-name="L36">
        <text:list-item>
          <text:p text:style-name="P95"><text:span text:style-name="T3">JACE</text:span> -eo | giacere, H. yacer, P. jazer | gésir | <text:span text:style-name="T5">lie</text:span> | <text:span text:style-name="T5">liegen</text:span>. = cuba, decumbe, es sito, sta, es quem jacta. ⊃ adjace, circumjace, subjace. </text:p>
        </text:list-item>
        <text:list-item>
          <text:p text:style-name="P95">—<text:span text:style-name="T3">nte</text:span> -ns | giacente | -nt | -nt | -nt. </text:p>
        </text:list-item>
        <text:list-item>
          <text:p text:style-name="P95">jace -io = jacta, ejecta, projecta. </text:p>
        </text:list-item>
        <text:list-item>
          <text:p text:style-name="P95"><text:span text:style-name="T3">jacta</text:span> -o | gettare | jeter | <text:span text:style-name="T5">throw</text:span>, jet | -ieren | H. jitar | P. geitar. ⊃ ejecta, abjecto, adjecto, conjecto, dejectione, injecta, interjectione, objecto, projecto, rejecto, subjecto, trajecto. </text:p>
        </text:list-item>
        <text:list-item>
          <text:p text:style-name="P95"><text:span text:style-name="T3">jactantia</text:span> -a | jattanza | -ance | -ancy | -anz. </text:p>
        </text:list-item>
        <text:list-item>
          <text:p text:style-name="P95"><text:span text:style-name="T3">jam</text:span> jam | già | déjà | <text:span text:style-name="T5">already</text:span> | <text:span text:style-name="T5">schon</text:span> | H. ya | P. jà. </text:p>
        </text:list-item>
        <text:list-item>
          <text:p text:style-name="P95">janua -a = porta, fores. </text:p>
        </text:list-item>
        <text:list-item>
          <text:p text:style-name="P95"><text:span text:style-name="T3">januario</text:span> -us | gennaio | janvier | -ary | -ar. = primo mense de anno, in honore de Jano. </text:p>
        </text:list-item>
        <text:list-item>
          <text:p text:style-name="P95"><text:span text:style-name="T3">jejuno</text:span> -iūnus | digiuno | à jeun | <text:span text:style-name="T5">fasting</text:span> | <text:span text:style-name="T5">nüchtern</text:span>, jejun. = sine cibo. ⊃ jejune = vacuo, macro. </text:p>
        </text:list-item>
        <text:list-item>
          <text:p text:style-name="P95">—<text:span text:style-name="T3">io</text:span> -ĭum | digiuno | jeûne. = to es jejuno. </text:p>
        </text:list-item>
        <text:list-item>
          <text:p text:style-name="P95">—<text:span text:style-name="T3">a</text:span> 300 | digiunare | jeûner | <text:span text:style-name="T5">to fast</text:span> | <text:span text:style-name="T5">fasten</text:span>. </text:p>
        </text:list-item>
        <text:list-item>
          <text:p text:style-name="P95"><text:span text:style-name="T3">joco</text:span> -us | giuoco | jeu | <text:span text:style-name="T5">game</text:span>, joke | <text:span text:style-name="T5">Scherz</text:span> | H. juego | P. jogo. = ludo, recreatione. </text:p>
        </text:list-item>
        <text:list-item>
          <text:p text:style-name="P95"><text:span text:style-name="T3">Jove</text:span> Jup(p)iter | Giove | Jupiter | Jove, Jupiter | Jupiter. = summo deo romano, quinto planeta. || G. (vocativo) Zeú páter; S. djāus’pitā = cælo-patre. ⊂ die, deo. </text:p>
        </text:list-item>
        <text:list-item>
          <text:p text:style-name="P95"><text:span text:style-name="T3">joviale</text:span> | gioviale | -al | -al | -al. = hilare, læto, sub influxu de Jove. </text:p>
        </text:list-item>
        <text:list-item>
          <text:p text:style-name="P95">—<text:span text:style-name="T3">itate</text:span> | giovialità | -ité | -ity | -ität. </text:p>
        </text:list-item>
        <text:list-item>
          <text:p text:style-name="P95"><text:span text:style-name="T3">jube</text:span> -eo = ordina, impera, præcipe. ⊃ jussione, jussivo. </text:p>
        </text:list-item>
        <text:list-item>
          <text:p text:style-name="P95"><text:span text:style-name="T3">jubila</text:span> -ĭlo (Varrone) | giubilare | -er | -ate | -ieren. = clama per gaudio. </text:p>
        </text:list-item>
        <text:list-item>
          <text:p text:style-name="P95">—<text:span text:style-name="T3">o</text:span> 100 = </text:p>
        </text:list-item>
        <text:list-item>
          <text:p text:style-name="P95">—<text:span text:style-name="T3">atione</text:span> 200 | giubilo | -ation | -ation. </text:p>
        </text:list-item>
        <text:list-item>
          <text:p text:style-name="P95"><text:soft-page-break/><text:span text:style-name="T3">jubilæo</text:span> 400 | giubileo | -lé | -lee | -läum. = festo post 50 (aut 25, aut 100) anno. ⊂ G. iōbēlaîos ⊂ Hebraico. </text:p>
        </text:list-item>
        <text:list-item>
          <text:p text:style-name="P95"><text:span text:style-name="T3">jucundo</text:span> -us | giocondo | <text:span text:style-name="T5">gai</text:span>, <text:span text:style-name="T5">joyeux</text:span> | jocund. = que da gaudio. ⊂ ju(va) -cundo. </text:p>
        </text:list-item>
        <text:list-item>
          <text:p text:style-name="P95">—<text:span text:style-name="T3">itate</text:span> -tas | giocondità | <text:span text:style-name="T5">joie</text:span> | -ity. </text:p>
        </text:list-item>
        <text:list-item>
          <text:p text:style-name="P95"><text:span text:style-name="T3">judica</text:span> -dĭco | giudicare | juger | to judge | -ieren. = es judice. </text:p>
        </text:list-item>
        <text:list-item>
          <text:p text:style-name="P95"><text:span text:style-name="T3">judice</text:span> judex -dĭc- | giudice | juge | judge, judger | <text:span text:style-name="T5">Richter</text:span>, Judex. ⊂ ju(s) dic -e = qui dic jus. </text:p>
        </text:list-item>
        <text:list-item>
          <text:p text:style-name="P95">—<text:span text:style-name="T3">iale</text:span> -is | giudiziale | -iel | -ial | -ial. </text:p>
        </text:list-item>
        <text:list-item>
          <text:p text:style-name="P95">—<text:span text:style-name="T3">iario</text:span> -us | giudiziario | -iaire | -iary | -iarisch. </text:p>
        </text:list-item>
        <text:list-item>
          <text:p text:style-name="P95"><text:span text:style-name="T3">judicio</text:span> -ĭum | giudizio | jugement | judgment | <text:span text:style-name="T5">Urteil</text:span>, -ium. </text:p>
        </text:list-item>
        <text:list-item>
          <text:p text:style-name="P95">—<text:span text:style-name="T3">ioso</text:span> | giudizioso | -ieux | -ious | -iös. = cum judicio, prudente. </text:p>
        </text:list-item>
        <text:list-item>
          <text:p text:style-name="P95"><text:span text:style-name="T3">JUGO</text:span> -um | giogo | joug | yoke | Joch | H. yugo | P. jugo | G. zygo | R. igo | S. juga. ⊃ conjuge, subjuga, junge. ⊂ E. ⊃ A. D. G. R. S. </text:p>
        </text:list-item>
        <text:list-item>
          <text:p text:style-name="P95"><text:span text:style-name="T3">jugulo</text:span> -ŭlum = gula, parte anteriore de collo. </text:p>
        </text:list-item>
        <text:list-item>
          <text:p text:style-name="P95">—<text:span text:style-name="T3">are</text:span> | -are | -aire | -ar | -ar. (arteria) de jugulo. </text:p>
        </text:list-item>
        <text:list-item>
          <text:p text:style-name="P95"><text:span text:style-name="T3">julio</text:span> -us | luglio | juillet | july | Juli. = mense numero 7, dicato ad « Julio Cæsare ». </text:p>
        </text:list-item>
        <text:list-item>
          <text:p text:style-name="P95"><text:span text:style-name="T3">junco</text:span> -us | giunco | jonc | <text:span text:style-name="T5">rush</text:span> | <text:span text:style-name="T5">Binse</text:span>. = Bot. « juncus effusus ». </text:p>
        </text:list-item>
        <text:list-item>
          <text:p text:style-name="P95"><text:span text:style-name="T3">juncto</text:span> -us | giunto | joint | joint | <text:span text:style-name="T5">Fuge</text:span>. = quem junge. </text:p>
        </text:list-item>
        <text:list-item>
          <text:p text:style-name="P95">—<text:span text:style-name="T3">ione</text:span> -tio | | jonction | junction. = </text:p>
        </text:list-item>
        <text:list-item>
          <text:p text:style-name="P95">—<text:span text:style-name="T3">ura</text:span> -ūra | giuntura | jointure | -ture | -tur. </text:p>
        </text:list-item>
        <text:list-item>
          <text:p text:style-name="P95"><text:span text:style-name="T3">JUNGE</text:span> -o | congiungere | joindre | to join | -gieren, <text:span text:style-name="T5">verbinden</text:span>. ⊃ juncto, adjunge, conjunge, disjunge, injunge, subjunctivo. ⊂ jug(o) -n-. </text:p>
        </text:list-item>
        <text:list-item>
          <text:p text:style-name="P95"><text:span text:style-name="T3">junio</text:span> -us | giugno | juin | june | Juni. = mense numero 6, dicato ad Junone. </text:p>
        </text:list-item>
        <text:list-item>
          <text:p text:style-name="P95"><text:span text:style-name="T3">juniore</text:span> -ior | iuniore | -ior | -ior | -ior. = plus juvene. </text:p>
        </text:list-item>
        <text:list-item>
          <text:p text:style-name="P95"><text:span text:style-name="T3">Jup(p)iter</text:span>, v. Jove. </text:p>
        </text:list-item>
        <text:list-item>
          <text:p text:style-name="P95"><text:span text:style-name="T3">jura</text:span> -o | giurare | -er | <text:span text:style-name="T5">to swear</text:span> | <text:span text:style-name="T5">schwören</text:span>. ⊃ abjura, conjura. ⊂ jure. </text:p>
        </text:list-item>
        <text:list-item>
          <text:p text:style-name="P95">—<text:span text:style-name="T3">mento</text:span> 300 | giuramento | <text:span text:style-name="T5">serment</text:span>, jurement | <text:span text:style-name="T5">oath</text:span> | -ment. </text:p>
        </text:list-item>
        <text:list-item>
          <text:p text:style-name="P95">—<text:span text:style-name="T3">to</text:span> -tus | giurato | juré | -at, jury | -at. = qui e jura. </text:p>
        </text:list-item>
        <text:list-item>
          <text:p text:style-name="P95"><text:span text:style-name="T3">jure</text:span> jus | giure | <text:span text:style-name="T5">droit</text:span> | <text:span text:style-name="T5">right</text:span> | <text:span text:style-name="T5">Recht</text:span>. = lege (scripto aut non), justitia. ⊃ juridico, jurisconsulto, justo, judice, injuria, jura. || ? jube. </text:p>
        </text:list-item>
        <text:list-item>
          <text:p text:style-name="P95"><text:span text:style-name="T3">juridico</text:span> ĭ 100 | giuridico | -ique | -ical | -isch. = relativo ad jure. </text:p>
        </text:list-item>
        <text:list-item>
          <text:p text:style-name="P95"><text:span text:style-name="T3">juris-</text:span> ( <text:span text:style-name="T5">genitivo de</text:span> jure) = de jure. </text:p>
        </text:list-item>
        <text:list-item>
          <text:p text:style-name="P95">—<text:span text:style-name="T3">consulto</text:span> -us | giu—ulto | -ulte | -ult | -ultus. = qui consule de jure. </text:p>
        </text:list-item>
        <text:list-item>
          <text:p text:style-name="P95">—<text:span text:style-name="T3">dictione</text:span> -tio | giu—zione | jurisdiction | -tion | -tion. </text:p>
        </text:list-item>
        <text:list-item>
          <text:p text:style-name="P95">—<text:span text:style-name="T3">prudentia</text:span> 300 | giu—enza | -ence | -ence | -enz. </text:p>
        </text:list-item>
        <text:list-item>
          <text:p text:style-name="P95"><text:span text:style-name="T3">jurista</text:span> | giurista | -iste | -ist | -ist. = qui stude jure. </text:p>
        </text:list-item>
        <text:list-item>
          <text:p text:style-name="P95"><text:span text:style-name="T3">jus,</text:span> <text:span text:style-name="T5">thema-nominativo de</text:span> jure. </text:p>
        </text:list-item>
        <text:list-item>
          <text:p text:style-name="P95"><text:span text:style-name="T3">jussivo</text:span> N | -ivo | | -ive | -iv. = (forma grammaticale) que jube. </text:p>
        </text:list-item>
        <text:list-item>
          <text:p text:style-name="P95"><text:span text:style-name="T3">jusso</text:span> -um = quem jube. </text:p>
        </text:list-item>
        <text:list-item>
          <text:p text:style-name="P95"><text:span text:style-name="T3">jussu</text:span> -us | jussione | jussion | | Jussion. = ton jube, ordine. </text:p>
        </text:list-item>
        <text:list-item>
          <text:p text:style-name="P95"><text:span text:style-name="T3">justitia</text:span> -a | giustizia | -ice | -ice | -iz. = to es justo, jure. </text:p>
        </text:list-item>
        <text:list-item>
          <text:p text:style-name="P95"><text:span text:style-name="T3">justo</text:span> -us | giusto | juste | just | <text:span text:style-name="T5">gerecht</text:span>, just | H. P. justo. ⊂ jus -to = <text:soft-page-break/>cum jure. </text:p>
        </text:list-item>
        <text:list-item>
          <text:p text:style-name="P95">—<text:span text:style-name="T3">ifica</text:span> ĭ 400 | giustificare | -fier | -fy | -ficieren. </text:p>
        </text:list-item>
        <text:list-item>
          <text:p text:style-name="P95">——<text:span text:style-name="T3">tione</text:span> 400 | giu—zione | -tion | -tion | -tion. </text:p>
        </text:list-item>
        <text:list-item>
          <text:p text:style-name="P95"><text:span text:style-name="T3">juva</text:span> -o | giovare. = adjuva. </text:p>
        </text:list-item>
        <text:list-item>
          <text:p text:style-name="P95"><text:span text:style-name="T3">juvene</text:span> -ĕnis | giovane | jeune | young | jung | H. joven | P. jovem. = anti sene. ⊃ juniore. ⊂ E. ⊃ A. D., R. junyj, S. juvan. </text:p>
        </text:list-item>
        <text:list-item>
          <text:p text:style-name="P95">—<text:span text:style-name="T3">ile</text:span> -īlis | giovanile | juvénile | -ile | -il. </text:p>
        </text:list-item>
        <text:list-item>
          <text:p text:style-name="P95">—<text:span text:style-name="T3">ilitate</text:span> (Varrone) | | -ité | -ity | -ität. </text:p>
        </text:list-item>
        <text:list-item>
          <text:p text:style-name="P95"><text:span text:style-name="T3">juventute</text:span> -tus | gioventù | jeunesse | youth | <text:span text:style-name="T5">Jugend</text:span>. </text:p>
        </text:list-item>
        <text:list-item>
          <text:p text:style-name="P95"><text:span text:style-name="T3">juxta</text:span> -a | giusta. = apud, prope, proximo, contra, ad, secundo </text:p>
        </text:list-item>
        <text:list-item>
          <text:p text:style-name="P95">—<text:span text:style-name="T3">pone</text:span> | | juxtaposer | juxtapose. = pone juxta. </text:p>
        </text:list-item>
        <text:list-item>
          <text:p text:style-name="P45">—<text:span text:style-name="T3">positione</text:span> | giusta—zione | -tion | -tion | -tion. </text:p>
        </text:list-item>
      </text:list>
      <text:p text:style-name="Text_20_body"><text:span text:style-name="T3">K</text:span> </text:p>
      <text:list xml:id="list1489213154" text:style-name="L37">
        <text:list-item>
          <text:p text:style-name="P96">kalendas, <text:span text:style-name="T5">antiquo pro</text:span> calendas. </text:p>
        </text:list-item>
        <text:list-item>
          <text:p text:style-name="P46"><text:span text:style-name="T3">kalio</text:span> N = potassio, metallo cum symbolo « K ». ⊃ alcali. </text:p>
        </text:list-item>
      </text:list>
      <text:p text:style-name="Text_20_body"><text:span text:style-name="T3">L</text:span> </text:p>
      <text:list xml:id="list2931488091" text:style-name="L38">
        <text:list-item>
          <text:p text:style-name="P97">G. lab lambánō = cape, sume. = lemma, catalepsi, epilepsi, syllaba. </text:p>
        </text:list-item>
        <text:list-item>
          <text:p text:style-name="P97"><text:span text:style-name="T3">labaro</text:span> ă 500 | -ro | -rum | -rum | -rum. ⊂ G. labarón. = vexillo militare. </text:p>
        </text:list-item>
        <text:list-item>
          <text:p text:style-name="P97"><text:span text:style-name="T3">LABE</text:span> -or | <text:span text:style-name="T5">sdrucciolare</text:span> | <text:span text:style-name="T5">glisser</text:span> | lapse, <text:span text:style-name="T5">glide</text:span> | <text:span text:style-name="T5">gleiten</text:span>. = cade, vacilla. ⊃ labile, lapso, collapso. </text:p>
        </text:list-item>
        <text:list-item>
          <text:p text:style-name="P97"><text:span text:style-name="T3">labiale</text:span> | -ale | -al | -al | -al. = de labio. </text:p>
        </text:list-item>
        <text:list-item>
          <text:p text:style-name="P97"><text:span text:style-name="T3">labiato</text:span> | -ato | -ié | -iate | -iate. = (flore) cum labio, p. ex. mentha. </text:p>
        </text:list-item>
        <text:list-item>
          <text:p text:style-name="P97"><text:span text:style-name="T3">labile</text:span> ĭ 400 | -ile | -ile | -ile | -il. = que labe. </text:p>
        </text:list-item>
        <text:list-item>
          <text:p text:style-name="P97"><text:span text:style-name="T3">LABIO</text:span> -um | labbra | lèvre | lip, labra | Lippe, Labium. ⊂ E. ⊃ ? A. lip, D. Lippe. </text:p>
        </text:list-item>
        <text:list-item>
          <text:p text:style-name="P97"><text:span text:style-name="T3">labora</text:span> -ōro | lavorare | <text:span text:style-name="T5">travailler</text:span> | to labour, <text:span text:style-name="T5">to work</text:span> | <text:span text:style-name="T5">arbeiten</text:span>. = fac labore. ⊃ e—, col—; F labourer = ara; D. laborieren = suffer. </text:p>
        </text:list-item>
        <text:list-item>
          <text:p text:style-name="P97"><text:span text:style-name="T3">LABORE</text:span> -bor | lavoro | labeur, <text:span text:style-name="T5">travail</text:span> | labour, <text:span text:style-name="T5">work</text:span> | <text:span text:style-name="T5">Arbeit</text:span>. = opera, onere, pœna. ⊃ labora. </text:p>
        </text:list-item>
        <text:list-item>
          <text:p text:style-name="P97">—<text:span text:style-name="T3">ioso</text:span> -us | -ioso | -ieux | -ious | -iös. </text:p>
        </text:list-item>
        <text:list-item>
          <text:p text:style-name="P97"><text:span text:style-name="T3">labro</text:span> -um = labio. </text:p>
        </text:list-item>
        <text:list-item>
          <text:p text:style-name="P97"><text:span text:style-name="T3">labyrintho</text:span> -us | labirinto | -inthe | -inth | -inth. ⊂ G. labúrinthos. </text:p>
        </text:list-item>
        <text:list-item>
          <text:p text:style-name="P97"><text:span text:style-name="T3">lacera</text:span> -ĕro | -are | lacérer, <text:span text:style-name="T5">déchirer</text:span> | -ate | -ieren. = redde lacero, dilania. </text:p>
        </text:list-item>
        <text:list-item>
          <text:p text:style-name="P97">—<text:span text:style-name="T3">bile</text:span> ĭ 400 | -bile | -érable | -ble | -bel. </text:p>
        </text:list-item>
        <text:list-item>
          <text:p text:style-name="P97">—<text:span text:style-name="T3">tione</text:span> -tio | -zione | lacération | -tion | -tion. </text:p>
        </text:list-item>
        <text:list-item>
          <text:p text:style-name="P97"><text:span text:style-name="T3">lacero</text:span> -cĕr | lacero | <text:span text:style-name="T5">déchiré</text:span> | lacerated | <text:span text:style-name="T5">zerrisen</text:span>. </text:p>
        </text:list-item>
        <text:list-item>
          <text:p text:style-name="P97"><text:span text:style-name="T3">lacerta</text:span> -a | lucertola | lézard | lizard | <text:span text:style-name="T5">Eidechse</text:span> | H. P. lagarto. = Zool. « lacerta agilis ». H. el lagarto ⊃ F. alligator. </text:p>
        </text:list-item>
        <text:list-item>
          <text:p text:style-name="P97"><text:span text:style-name="T3">LACRIMA</text:span> -ĭma | lacrima | larme | tear | Zähre | H. P. lagrima. ⊂ L. antiquo dacruma ⊂ E. dacru ⊃ A. D.; G. dácru, dácruma. </text:p>
        </text:list-item>
        <text:list-item>
          <text:p text:style-name="P97"><text:span text:style-name="T3">lacrima</text:span> -ĭmo | -are | <text:span text:style-name="T5">pleurer</text:span>, larmoyer | <text:span text:style-name="T5">to weep</text:span>. = da lacrimas. </text:p>
        </text:list-item>
        <text:list-item>
          <text:p text:style-name="P97"><text:soft-page-break/>—<text:span text:style-name="T3">ale</text:span> | -ale | lacrymal | lachrymal | -al. </text:p>
        </text:list-item>
        <text:list-item>
          <text:p text:style-name="P97"><text:span text:style-name="T3">lacta</text:span> -o | allattare | allaiter | <text:span text:style-name="T5">suckle</text:span> | -ieren. = da lacte. </text:p>
        </text:list-item>
        <text:list-item>
          <text:p text:style-name="P97">—<text:span text:style-name="T3">tione</text:span> | allattamento | -tion | -tion | -tion. </text:p>
        </text:list-item>
        <text:list-item>
          <text:p text:style-name="P97"><text:span text:style-name="T3">LACTE</text:span> lac | latte | lait | <text:span text:style-name="T5">milk</text:span> | <text:span text:style-name="T5">Milch</text:span> | H. leche | P. leite. ⊃ lactuca, lactatione. = ( || ?) G. gála gálactos. </text:p>
        </text:list-item>
        <text:list-item>
          <text:p text:style-name="P97">—<text:span text:style-name="T3">eo</text:span> -eus | latteo | lacté, laiteux | -eal. </text:p>
        </text:list-item>
        <text:list-item>
          <text:p text:style-name="P97">—<text:span text:style-name="T3">ifero</text:span> -ĕrus | lattifero | -ifère | -iferous. </text:p>
        </text:list-item>
        <text:list-item>
          <text:p text:style-name="P97">—<text:span text:style-name="T3">oso</text:span> | lattiginoso | laiteux | lacteous. </text:p>
        </text:list-item>
        <text:list-item>
          <text:p text:style-name="P97"><text:span text:style-name="T3">lactuca</text:span> -ūca | lattuga | laitue | lettuce | Lattich. = Bot. « lactuca sativa ». ⊂ lacte. </text:p>
        </text:list-item>
        <text:list-item>
          <text:p text:style-name="P97"><text:span text:style-name="T3">LACU</text:span> -us | lago | lac | lake | Lache | H. P. lago. = loco profundo cum aqua perpetuo, que gene fluvio. ⊃ lacuna. </text:p>
        </text:list-item>
        <text:list-item>
          <text:p text:style-name="P97"><text:span text:style-name="T3">lacuna</text:span> -ūna | laguna | lagune | lagoon | Lagune. = parvo lacu. </text:p>
        </text:list-item>
        <text:list-item>
          <text:p text:style-name="P97">— -ūna | -una | -une | -una | -une. = defectu. </text:p>
        </text:list-item>
        <text:list-item>
          <text:p text:style-name="P97"><text:span text:style-name="T3">ladano</text:span> ă 100 = laudano. </text:p>
        </text:list-item>
        <text:list-item>
          <text:p text:style-name="P97"><text:span text:style-name="T3">LÆDE</text:span> -o | ledere | léser | <text:span text:style-name="T5">wrong</text:span> | -ieren. = offende, pulsa, feri, da damno. ⊃ læso, læsione, elide, eliso, collide, collisione. </text:p>
        </text:list-item>
        <text:list-item>
          <text:p text:style-name="P97"><text:span text:style-name="T3">læso</text:span> -us | leso | lésé. = quem læde. </text:p>
        </text:list-item>
        <text:list-item>
          <text:p text:style-name="P97">—<text:span text:style-name="T3">ione</text:span> -sio | lesione | lésion | lesion | Læsion. </text:p>
        </text:list-item>
        <text:list-item>
          <text:p text:style-name="P97"><text:span text:style-name="T3">LÆTO</text:span> -us | lieto | <text:span text:style-name="T5">allègre</text:span> | <text:span text:style-name="T5">gay</text:span> | <text:span text:style-name="T5">lustig</text:span>. = gaudioso, bono, prospero, grato. </text:p>
        </text:list-item>
        <text:list-item>
          <text:p text:style-name="P97">—<text:span text:style-name="T3">itia</text:span> -a | letizia | liesse ( <text:span text:style-name="T5">antiquo</text:span>) | Lætitia ( <text:span text:style-name="T5">nomen proprio</text:span>) | Lætiz, Lætitia. </text:p>
        </text:list-item>
        <text:list-item>
          <text:p text:style-name="P97"><text:span text:style-name="T3">læva</text:span> -a (manu) = sinistra. || G. laiós, R. ljevyj. </text:p>
        </text:list-item>
        <text:list-item>
          <text:p text:style-name="P97"><text:span text:style-name="T3">lævogyro</text:span> | levogiro | lévogyre | levogyrate. = substantia que gyra plano de polarizatione de luce ad læva. </text:p>
        </text:list-item>
        <text:list-item>
          <text:p text:style-name="P97"><text:span text:style-name="T3">lævulosio</text:span> | le—sio | lé—se | le—se | Le—se. = saccharo de fructu, que es lævogyro. </text:p>
        </text:list-item>
        <text:list-item>
          <text:p text:style-name="P97"><text:span text:style-name="T3">laico</text:span> 300 | laico | laïque, lai | laic, lay | Laie. = ne sacerdote, profano. ⊂ G. laïcós ⊂ laós = populo. ⊃ G. lito. </text:p>
        </text:list-item>
        <text:list-item>
          <text:p text:style-name="P97"><text:span text:style-name="T3">LAMBE</text:span> -o | lambire | laper | to lap | <text:span text:style-name="T5">lecken</text:span>. = linge. ⊂ E. ⊃ Germanico ⊃ A. Lip, F. Laper, D. Löffel = cochleare. </text:p>
        </text:list-item>
        <text:list-item>
          <text:p text:style-name="P97"><text:span text:style-name="T3">lamenta</text:span> -or | -are | se lamenter | to lament | -ieren. = fle, plora. </text:p>
        </text:list-item>
        <text:list-item>
          <text:p text:style-name="P97">—<text:span text:style-name="T3">bile</text:span> -bĭlis | -bile | -ble | -ble | -bel. </text:p>
        </text:list-item>
        <text:list-item>
          <text:p text:style-name="P97">—<text:span text:style-name="T3">tione</text:span> -tio | -zione | -tion | -tion | -tion. </text:p>
        </text:list-item>
        <text:list-item>
          <text:p text:style-name="P97"><text:span text:style-name="T3">lamento</text:span> -um | -ento | -entation | -ent | -entum. </text:p>
        </text:list-item>
        <text:list-item>
          <text:p text:style-name="P97"><text:span text:style-name="T3">lamina</text:span> -ĭna | -ina | lame | -ina, <text:span text:style-name="T5">plate</text:span> ( <text:span text:style-name="T5">of metal</text:span>) | <text:span text:style-name="T5">Blatt</text:span>. </text:p>
        </text:list-item>
        <text:list-item>
          <text:p text:style-name="P97">— M | -are | -er | -ate | -ieren. = reduc in lamina. </text:p>
        </text:list-item>
        <text:list-item>
          <text:p text:style-name="P97"><text:span text:style-name="T3">lampade</text:span> -pas -păd- | -pada | -pe | lamp | -pe. ⊂ G. lampás. </text:p>
        </text:list-item>
        <text:list-item>
          <text:p text:style-name="P97"><text:span text:style-name="T3">LANA</text:span> -a | lana | laine | wool | Wolle | R. volna | H. lana | P. lâ. ⊃ lanugine. || L. villo. ⊂ E. vlana ⊃ A., D., R., L. villo. </text:p>
        </text:list-item>
        <text:list-item>
          <text:p text:style-name="P97"><text:span text:style-name="T3">lancea</text:span> -ĕa | lancia | lance | lance | Lanze | H. lanza | P. lança. = hasta de Hispanos. </text:p>
        </text:list-item>
        <text:list-item>
          <text:p text:style-name="P97">—<text:span text:style-name="T3">eola</text:span> -eŏla | lancetta | lancéole, lancette | lancet | Lanzette. = parvo lancea. </text:p>
        </text:list-item>
        <text:list-item>
          <text:p text:style-name="P97">—<text:span text:style-name="T3">eolato</text:span> | -eolato | -éolé | -eolate. = (folio) in forma de lanceola (Bot.) </text:p>
        </text:list-item>
        <text:list-item>
          <text:p text:style-name="P97"><text:soft-page-break/><text:span text:style-name="T3">LANGUE</text:span> -eo | -uire | -uir | -ish | <text:span text:style-name="T5">träge sein</text:span>. ⊃ languido, languore, laxo. </text:p>
        </text:list-item>
        <text:list-item>
          <text:p text:style-name="P97">—<text:span text:style-name="T3">nte</text:span> -ns | -nte | languissant. = </text:p>
        </text:list-item>
        <text:list-item>
          <text:p text:style-name="P97"><text:span text:style-name="T3">languido</text:span> -ĭdus | -ido | -ide | -id | <text:span text:style-name="T5">träge</text:span>. = que langue. </text:p>
        </text:list-item>
        <text:list-item>
          <text:p text:style-name="P97"><text:span text:style-name="T3">languore</text:span> -or | -ore | -eur | -or | -or. = to langue. </text:p>
        </text:list-item>
        <text:list-item>
          <text:p text:style-name="P97"><text:span text:style-name="T3">lanifero</text:span> ĕ 100 | -fero | -fère | -ferous. = </text:p>
        </text:list-item>
        <text:list-item>
          <text:p text:style-name="P97"><text:span text:style-name="T3">lanigero</text:span> -gĕr | -gero | -gère | -gerous. = (animale, planta) que gere lana. </text:p>
        </text:list-item>
        <text:list-item>
          <text:p text:style-name="P97"><text:span text:style-name="T3">lanterna</text:span> -a, laterna | -erna | -erne | -ern | Laterne. ⊂ G. lampt <text:span text:style-name="T3">ē</text:span>r = face, flamma. </text:p>
        </text:list-item>
        <text:list-item>
          <text:p text:style-name="P97"><text:span text:style-name="T3">lanthanio</text:span> N | -tanio | -thane | -thanum. = metallo raro, cum symbolo « La », latente per longo tempore, detecto in 1839. ⊂ G. lanthánō = || late. </text:p>
        </text:list-item>
        <text:list-item>
          <text:p text:style-name="P97"><text:span text:style-name="T3">lanugine</text:span> -go -gĭn- | lanugine | <text:span text:style-name="T5">duvet</text:span> | <text:span text:style-name="T5">down</text:span> | <text:span text:style-name="T5">Flaum</text:span>. ⊂ lana. </text:p>
        </text:list-item>
        <text:list-item>
          <text:p text:style-name="P97">—<text:span text:style-name="T3">oso</text:span> 100 | -oso | -eux | -ose. </text:p>
        </text:list-item>
        <text:list-item>
          <text:p text:style-name="P97"><text:span text:style-name="T3">lapida</text:span> -ĭdo | -are | -er | -ate. = jacta lapides contra uno. </text:p>
        </text:list-item>
        <text:list-item>
          <text:p text:style-name="P97">—<text:span text:style-name="T3">tione</text:span> -tio | -zione | -tion | -tion | -tion. </text:p>
        </text:list-item>
        <text:list-item>
          <text:p text:style-name="P97"><text:span text:style-name="T3">LAPIDE</text:span> lapis -pĭd- | <text:span text:style-name="T5">pietra</text:span> | <text:span text:style-name="T5">pierre</text:span> | <text:span text:style-name="T5">stone</text:span> | <text:span text:style-name="T5">Stein</text:span>. = saxo. ⊃ lapida. </text:p>
        </text:list-item>
        <text:list-item>
          <text:p text:style-name="P97">—<text:span text:style-name="T3">ario</text:span> -ĭus | -ario | -aire | -ary | -ar. = de lapide, qui cæde gemmas. </text:p>
        </text:list-item>
        <text:list-item>
          <text:p text:style-name="P97"><text:span text:style-name="T3">laquea</text:span> 300 | allaciare | lacer | to lace | <text:span text:style-name="T5">schnüren</text:span>. = opera per laqueo, liga. </text:p>
        </text:list-item>
        <text:list-item>
          <text:p text:style-name="P97"><text:span text:style-name="T3">LAQUEO</text:span> -us | laccio | lacs | <text:span text:style-name="T5">noose</text:span>, lace | <text:span text:style-name="T5">Schnur</text:span>, Latz | H. lazo | P. laço. = vinculo, nodo. </text:p>
        </text:list-item>
        <text:list-item>
          <text:p text:style-name="P97"><text:span text:style-name="T3">lardo</text:span> -um | lardo | lard | lard | <text:span text:style-name="T5">Speck</text:span>. </text:p>
        </text:list-item>
        <text:list-item>
          <text:p text:style-name="P97"><text:span text:style-name="T3">largo</text:span> -us | largo | | large. = copioso, abundante, divite, liberale, prodigo. ⊃ I. largo, F. large. = lato. </text:p>
        </text:list-item>
        <text:list-item>
          <text:p text:style-name="P97"><text:span text:style-name="T3">larido</text:span> -ĭdum = lardo. </text:p>
        </text:list-item>
        <text:list-item>
          <text:p text:style-name="P97"><text:span text:style-name="T3">larva</text:span> -a = spectro, phantasma. </text:p>
        </text:list-item>
        <text:list-item>
          <text:p text:style-name="P97">— N | -va | -ve | -va | -ve. = primo statu de insectos. </text:p>
        </text:list-item>
        <text:list-item>
          <text:p text:style-name="P97"><text:span text:style-name="T3">larynge</text:span> | -inge | -ynx | -ynx | -ynx. = cavitate in gula, que contine chordas vocale. ⊂ G. lárunx. </text:p>
        </text:list-item>
        <text:list-item>
          <text:p text:style-name="P97">—<text:span text:style-name="T3">otomia</text:span> | larin—mia | -mie | -my | -mie. = sectione de larynge. </text:p>
        </text:list-item>
        <text:list-item>
          <text:p text:style-name="P97"><text:span text:style-name="T3">lascivo</text:span> -īvus | -ivo | -if | -ivious | -iv. = salace, molle, luxurioso. ⊂ E. las ⊃ A. lust = cupidine; D. Lust = gaudio. </text:p>
        </text:list-item>
        <text:list-item>
          <text:p text:style-name="P97">—<text:span text:style-name="T3">ia</text:span> -ia | -via | -veté | -viousness | -vität. </text:p>
        </text:list-item>
        <text:list-item>
          <text:p text:style-name="P97"><text:span text:style-name="T3">lasso</text:span> -us | lasso, <text:span text:style-name="T5">stanco</text:span> | las, lassé, <text:span text:style-name="T5">fatigué</text:span> | <text:span text:style-name="T5">weary</text:span> | lass. = fesso, fatigato. </text:p>
        </text:list-item>
        <text:list-item>
          <text:p text:style-name="P97">—<text:span text:style-name="T3">itudine</text:span> -udo -udĭn- | -udine | -ude | -ude | -üde. </text:p>
        </text:list-item>
        <text:list-item>
          <text:p text:style-name="P97"><text:span text:style-name="T3">LATE</text:span> -eo | <text:span text:style-name="T5">essere nascosto</text:span> | <text:span text:style-name="T5">être caché</text:span> | <text:span text:style-name="T5">be hidden</text:span> | <text:span text:style-name="T5">verborgen sein</text:span>. = es quem cela, cela se, absconde se, anti pate. ⊃ latente, latita. ⊂ E. ⊃ G. lanthan(io), Lethe. </text:p>
        </text:list-item>
        <text:list-item>
          <text:p text:style-name="P97"><text:span text:style-name="T3">latente</text:span> -ens | -ente | -ent | -ent | -ent. = que late, invisibile, anti manifesto. </text:p>
        </text:list-item>
        <text:list-item>
          <text:p text:style-name="P97"><text:span text:style-name="T3">latere</text:span> latĕr | <text:span text:style-name="T5">mattone</text:span>, laterizio | <text:span text:style-name="T5">brique</text:span> | <text:span text:style-name="T5">brick</text:span>, lateritious | <text:span text:style-name="T5">Ziegelstein</text:span>. </text:p>
        </text:list-item>
        <text:list-item>
          <text:p text:style-name="P97"><text:span text:style-name="T3">latere</text:span> latus -tĕr-| lato | <text:span text:style-name="T5">côté</text:span> | <text:span text:style-name="T5">side</text:span> | <text:span text:style-name="T5">Seite</text:span>, Latus | H. P. lado. ⊃ laterale, collaterale. </text:p>
        </text:list-item>
        <text:list-item>
          <text:p text:style-name="P97"><text:soft-page-break/>—<text:span text:style-name="T3">ale</text:span> 100 | -ale | latéral | -al | -al. </text:p>
        </text:list-item>
        <text:list-item>
          <text:p text:style-name="P97">laterna -a = lanterna. </text:p>
        </text:list-item>
        <text:list-item>
          <text:p text:style-name="P97"><text:span text:style-name="T3">latino</text:span> -īnus | -ino | -in | -in | -einisch. = de Latio, regione circa Roma. </text:p>
        </text:list-item>
        <text:list-item>
          <text:p text:style-name="P97">—<text:span text:style-name="T3">itate</text:span> -itas | -ità | -ité | -ity | -ität. </text:p>
        </text:list-item>
        <text:list-item>
          <text:p text:style-name="P97">—<text:span text:style-name="T3">ismo</text:span> | -ismo | -isme | -ism | -ismus. </text:p>
        </text:list-item>
        <text:list-item>
          <text:p text:style-name="P97"><text:span text:style-name="T3">latiniza</text:span> | -izzare | -iser | -ize | -isieren. = verte in latino. </text:p>
        </text:list-item>
        <text:list-item>
          <text:p text:style-name="P97">latione -tio = ton fer. ⊃ ab—, col—, de—, di—, ob—, præ—, re—, trans—. ⊂ tolle -tione. </text:p>
        </text:list-item>
        <text:list-item>
          <text:p text:style-name="P97"><text:span text:style-name="T3">latita</text:span> -ĭto = es latitante, late. </text:p>
        </text:list-item>
        <text:list-item>
          <text:p text:style-name="P97">—<text:span text:style-name="T3">ante</text:span> -ans | -ante | | -ant. </text:p>
        </text:list-item>
        <text:list-item>
          <text:p text:style-name="P97"><text:span text:style-name="T3">latitudine</text:span> -do -dĭn- | -udine, <text:span text:style-name="T5">larghezza</text:span> | -ude, <text:span text:style-name="T5">largeur</text:span> | -ude | <text:span text:style-name="T5">Breite</text:span>, -udo. = to es lato; angulo de verticale in uno puncto de superficie terrestre, cum æquatore. </text:p>
        </text:list-item>
        <text:list-item>
          <text:p text:style-name="P97"><text:span text:style-name="T3">LATO</text:span> -us | lato, <text:span text:style-name="T5">largo</text:span> | <text:span text:style-name="T5">large</text:span>, <text:span text:style-name="T5">spacieux</text:span> | <text:span text:style-name="T5">wide</text:span>, <text:span text:style-name="T5">broad</text:span> | <text:span text:style-name="T5">breit</text:span> | H. P. lato. ⊃ latitudine, dilatatione. </text:p>
        </text:list-item>
        <text:list-item>
          <text:p text:style-name="P97">lato -us = quem fer. ⊃ latore, relato, collato, dilatione, ablatione, translato. ⊂ (to)ll(e) -to. </text:p>
        </text:list-item>
        <text:list-item>
          <text:p text:style-name="P97">latore -tor = que fer. </text:p>
        </text:list-item>
        <text:list-item>
          <text:p text:style-name="P97"><text:span text:style-name="T3">latra</text:span> -o | -are, <text:span text:style-name="T5">abbaiare</text:span> | <text:span text:style-name="T5">aboyer</text:span> | <text:span text:style-name="T5">to bark</text:span>, -ate | <text:span text:style-name="T5">bellen</text:span>. = fac voce de cane. </text:p>
        </text:list-item>
        <text:list-item>
          <text:p text:style-name="P97">—<text:span text:style-name="T3">atu</text:span> -us | il latrato | <text:span text:style-name="T5">aboiement</text:span>, <text:span text:style-name="T5">aboi</text:span> | <text:span text:style-name="T5">bark</text:span>, latration | Allatration. </text:p>
        </text:list-item>
        <text:list-item>
          <text:p text:style-name="P97">G. latreu latreúō = servi. ⊃ idolatria, latrone. </text:p>
        </text:list-item>
        <text:list-item>
          <text:p text:style-name="P97"><text:span text:style-name="T3">latrina</text:span> 100 | -ina | -ines | <text:span text:style-name="T5">water-closet</text:span>, -ine | -ine. ⊂ la(va) -trina. </text:p>
        </text:list-item>
        <text:list-item>
          <text:p text:style-name="P97"><text:span text:style-name="T3">latrocinio</text:span> -ĭum | -cinio, ladroneccio | larcin | larceny | -nium. = furto. ⊂ latrone. </text:p>
        </text:list-item>
        <text:list-item>
          <text:p text:style-name="P97"><text:span text:style-name="T3">latrone</text:span> latro (Plauto) = milite de principe, que servi per pecunia, mercenario. ⊂ G. látris = mercenario. ⊂ latreu = servi. </text:p>
        </text:list-item>
        <text:list-item>
          <text:p text:style-name="P97">— latro | ladrone, ladro, <text:span text:style-name="T5">brigante</text:span> | larron | <text:span text:style-name="T5">robber</text:span> | <text:span text:style-name="T5">Räuber</text:span> | H. ladron | P. ladrâo. = fur, grassatore, pirata, raptore, prædone. </text:p>
        </text:list-item>
        <text:list-item>
          <text:p text:style-name="P97"><text:span text:style-name="T3">lauda</text:span> -o | lodare | louer | <text:span text:style-name="T5">to praise</text:span>, to laud | <text:span text:style-name="T5">loben</text:span>, -ieren | H. loar | P. louvar. = da laude. ⊃ collauda. </text:p>
        </text:list-item>
        <text:list-item>
          <text:p text:style-name="P97">—<text:span text:style-name="T3">bile</text:span> -bĭlis | -bile, lodevole | louable | -ble | -bel. </text:p>
        </text:list-item>
        <text:list-item>
          <text:p text:style-name="P97">—<text:span text:style-name="T3">tivo</text:span> 100 | -tivo | -tif | -tive. </text:p>
        </text:list-item>
        <text:list-item>
          <text:p text:style-name="P97">—<text:span text:style-name="T3">tore</text:span> -tor | -tore | -teur | -tor | -tor. </text:p>
        </text:list-item>
        <text:list-item>
          <text:p text:style-name="P97"><text:span text:style-name="T3">laudano</text:span> -ănum | -no | -num | -num | -num. = medicamen cum opio. ⊂ G. ládanon, planta de Creta. </text:p>
        </text:list-item>
        <text:list-item>
          <text:p text:style-name="P97"><text:span text:style-name="T3">LAUDE</text:span> laus | lode | louange | laud, <text:span text:style-name="T5">praise</text:span> | <text:span text:style-name="T5">Lob</text:span> | H. P. loa. = elogio. ⊃ lauda; I. lusinga = blanditia. </text:p>
        </text:list-item>
        <text:list-item>
          <text:p text:style-name="P97"><text:span text:style-name="T3">laurea</text:span> -ĕa = corona ex lauro, triumpho, victoria. </text:p>
        </text:list-item>
        <text:list-item>
          <text:p text:style-name="P97">—<text:span text:style-name="T3">to</text:span> -tus | -ato | -réat | -ate | -at. I. laureato = doctore. </text:p>
        </text:list-item>
        <text:list-item>
          <text:p text:style-name="P97"><text:span text:style-name="T3">lauro</text:span> -us | lauro, alloro | laurier | laurel | Lor <text:span text:style-name="T5">beer</text:span> | H. laurel | P. louro. = Bot. « laurus nobilis ». </text:p>
        </text:list-item>
        <text:list-item>
          <text:p text:style-name="P97"><text:span text:style-name="T3">LAVA</text:span> -o | -are | -er | to lave, <text:span text:style-name="T5">to wash</text:span> | <text:span text:style-name="T5">waschen</text:span>. ⊃ lavatorio, latrina, lotione. ⊂ lue, || A. lye, D. Lauge = lixivia. </text:p>
        </text:list-item>
        <text:list-item>
          <text:p text:style-name="P97">—<text:span text:style-name="T3">torio</text:span> | -tojo | lavoir | -tory | -torium. </text:p>
        </text:list-item>
        <text:list-item>
          <text:p text:style-name="P97"><text:span text:style-name="T3">laxo</text:span> -us | rilassato | lâche | lax | lasch, lax. = ne stricto, longo, lato, <text:soft-page-break/>amplo, prolixo. || L. langue, G. lagarós = laxo. </text:p>
        </text:list-item>
        <text:list-item>
          <text:p text:style-name="P97">—<text:span text:style-name="T3">a</text:span> -o | rilassare | lâcher, relâcher | to relax | -ieren. = fac laxo. </text:p>
        </text:list-item>
        <text:list-item>
          <text:p text:style-name="P97">—a M | lasciare | laisser. = linque, concede. </text:p>
        </text:list-item>
        <text:list-item>
          <text:p text:style-name="P97">—<text:span text:style-name="T3">ativo</text:span> 500 | lassativo | -if | -ive | -iv. </text:p>
        </text:list-item>
        <text:list-item>
          <text:p text:style-name="P97"><text:span text:style-name="T3">lectica</text:span> -īca | lettiga | litière | litter | Lectica. = lecto portatile. </text:p>
        </text:list-item>
        <text:list-item>
          <text:p text:style-name="P97"><text:span text:style-name="T3">lecione</text:span> -tio | lezione | leçon | lesson, lection | Lection. = ton lege. </text:p>
        </text:list-item>
        <text:list-item>
          <text:p text:style-name="P97"><text:span text:style-name="T3">lecto</text:span> -us | letto | lit | <text:span text:style-name="T5">bed</text:span> | <text:span text:style-name="T5">Bett</text:span> | H. lecho | P. leito. = cubile. ⊃ lectica. ⊂ legh -to. </text:p>
        </text:list-item>
        <text:list-item>
          <text:p text:style-name="P97"><text:span text:style-name="T3">lecto</text:span> -us | letto | lu. = quem lege. ⊃ lectore, lectura, lectione. </text:p>
        </text:list-item>
        <text:list-item>
          <text:p text:style-name="P97"><text:span text:style-name="T3">lectore</text:span> -tor | lettore | -teur | -tor, <text:span text:style-name="T5">reader</text:span> | -tor. = qui lĕge. </text:p>
        </text:list-item>
        <text:list-item>
          <text:p text:style-name="P97"><text:span text:style-name="T3">lectura</text:span> | lettura | -ure | -ure | -üre. = ton lĕge. </text:p>
        </text:list-item>
        <text:list-item>
          <text:p text:style-name="P97"><text:span text:style-name="T3">lega</text:span> -o | <text:span text:style-name="T5">mandare</text:span>, -are | léguer | <text:span text:style-name="T5">to bequeath</text:span>, -ate | -ieren. = mitte, deputa, assigna, dispone per testamento. ⊃ legato, legatione, allega, delega, relega, collegio. ⊂ lēge [regula]. </text:p>
        </text:list-item>
        <text:list-item>
          <text:p text:style-name="P97"><text:span text:style-name="T3">legale</text:span> 100 | -ale | légal | -al | -al. = de lēge. </text:p>
        </text:list-item>
        <text:list-item>
          <text:p text:style-name="P97">— M | leale | loyal | loyal | loyal. = fidele ad lege. </text:p>
        </text:list-item>
        <text:list-item>
          <text:p text:style-name="P97">—<text:span text:style-name="T3">itate</text:span> | -ità | -ité | -ity | -ität. </text:p>
        </text:list-item>
        <text:list-item>
          <text:p text:style-name="P97">—<text:span text:style-name="T3">iza</text:span> | -izzare | légaliser | -ize | -isieren. </text:p>
        </text:list-item>
        <text:list-item>
          <text:p text:style-name="P97">——<text:span text:style-name="T3">tione</text:span> | -zione | lé—isation | -tion | -isation. </text:p>
        </text:list-item>
        <text:list-item>
          <text:p text:style-name="P97"><text:span text:style-name="T3">legatario</text:span> 100 | -ario | lé—aire | -ary | -arius, -ar. = qui recipe legato per testamento. </text:p>
        </text:list-item>
        <text:list-item>
          <text:p text:style-name="P97"><text:span text:style-name="T3">legatione</text:span> -tio | -zione | légation, <text:span text:style-name="T5">ambassade</text:span> | -tion | -tion. = deputatione, functione de legato. </text:p>
        </text:list-item>
        <text:list-item>
          <text:p text:style-name="P97"><text:span text:style-name="T3">legato</text:span> -us | -ato, <text:span text:style-name="T5">ambasciatore</text:span> | légat | -ate | -at. = misso, deputato, homo quem lega. </text:p>
        </text:list-item>
        <text:list-item>
          <text:p text:style-name="P97"><text:span text:style-name="T3">legato</text:span> -um | -ato, <text:span text:style-name="T5">lascito</text:span> | legs, legué | -acy | -at. = re quem lega per testamento. </text:p>
        </text:list-item>
        <text:list-item>
          <text:p text:style-name="P97"><text:span text:style-name="T3">LEGE</text:span> lĕgo | leggere | lire | <text:span text:style-name="T5">to read</text:span> | <text:span text:style-name="T5">lesen</text:span> | H. leer | P. ler. ⊃ legenda, lectione, lectore. ⊂ </text:p>
        </text:list-item>
        <text:list-item>
          <text:p text:style-name="P97">lege -o = collige. ⊃ collige, recollige, dilige, elegante, intellige, neglige, selige. </text:p>
        </text:list-item>
        <text:list-item>
          <text:p text:style-name="P97">G. lege, légō = dic, elige. ⊃ (dia)lec(to), lec(sico), log(ica), (ec)lec(tico). </text:p>
        </text:list-item>
        <text:list-item>
          <text:p text:style-name="P97"><text:span text:style-name="T3">lege</text:span> (lex lēgis) | la legge | loi | law | <text:span text:style-name="T5">Gesetz</text:span> | H. ley | P. lei. = regula, conditione, jure (scripto). ⊃ legale, legislatore, legitimo, privilegio, lega. </text:p>
        </text:list-item>
        <text:list-item>
          <text:p text:style-name="P97"><text:span text:style-name="T3">legenda</text:span> | leggenda | légende | -nd | -nde. = narratione, fabula. ⊂ lĕg(e) -nd(o) -a = res quem pote lege. </text:p>
        </text:list-item>
        <text:list-item>
          <text:p text:style-name="P97">—<text:span text:style-name="T3">ario</text:span> | | légendaire | -ary | -är. </text:p>
        </text:list-item>
        <text:list-item>
          <text:p text:style-name="P97">E. legh ⊃ L. lecto [cubile], A. lie, D. liegen, R. lez’atï = jace; G. léchos = cubile. </text:p>
        </text:list-item>
        <text:list-item>
          <text:p text:style-name="P97"><text:span text:style-name="T3">legibile</text:span> ĭ 300 | leggibile | lisible | -ble. = quem pote lĕge. </text:p>
        </text:list-item>
        <text:list-item>
          <text:p text:style-name="P97"><text:span text:style-name="T3">legione</text:span> -gio | -ione | légion | -ion | -ion. ⊂ leg(e) [collige] -ione. </text:p>
        </text:list-item>
        <text:list-item>
          <text:p text:style-name="P97">—<text:span text:style-name="T3">ario</text:span> -us | -ario | -naire | -ary | -är. </text:p>
        </text:list-item>
        <text:list-item>
          <text:p text:style-name="P97"><text:span text:style-name="T3">legis-</text:span> ( <text:span text:style-name="T5">genitivo de</text:span> lēge) = de lēge. </text:p>
        </text:list-item>
        <text:list-item>
          <text:p text:style-name="P97">—<text:span text:style-name="T3">latione</text:span> | -zione | lé—tion | -tion | -tion. = ton fer lege. </text:p>
        </text:list-item>
        <text:list-item>
          <text:p text:style-name="P97">—<text:span text:style-name="T3">lativo</text:span> | -ivo | lé—if | -ive | -iv. </text:p>
        </text:list-item>
        <text:list-item>
          <text:p text:style-name="P97"><text:soft-page-break/>—<text:span text:style-name="T3">latore</text:span> -tor | -tore | lé—teur | -tor | -tor. = qui fer lēge. </text:p>
        </text:list-item>
        <text:list-item>
          <text:p text:style-name="P97">—<text:span text:style-name="T3">latura</text:span> | -tura | lé—ture | -ture | -tur. </text:p>
        </text:list-item>
        <text:list-item>
          <text:p text:style-name="P97"><text:span text:style-name="T3">legista</text:span> | -ista | légiste | -ist | -ist. = legislatore, jurisperito. </text:p>
        </text:list-item>
        <text:list-item>
          <text:p text:style-name="P97"><text:span text:style-name="T3">legitima</text:span> -ĭmo | legittimare | lé—er | -ate | -ieren. = redde legitimo. </text:p>
        </text:list-item>
        <text:list-item>
          <text:p text:style-name="P97">—<text:span text:style-name="T3">tione</text:span> | -zione | lé—tion | -tion | -tion. </text:p>
        </text:list-item>
        <text:list-item>
          <text:p text:style-name="P97"><text:span text:style-name="T3">legitimo</text:span> -ĭmus | legittimo | lé—ime | -imate | -im. = secundo lēge. </text:p>
        </text:list-item>
        <text:list-item>
          <text:p text:style-name="P97"><text:span text:style-name="T3">legumine</text:span> -men -mĭn- | -me | légume | -me | <text:span text:style-name="T5">Gemüse</text:span>. ⊂ lege [collige] aut || G. lobo (Walde). </text:p>
        </text:list-item>
        <text:list-item>
          <text:p text:style-name="P97">—<text:span text:style-name="T3">oso</text:span> | -oso, -osa | lé—eux, -euse | -ous. = planta que produc legumine, ut phaseolo, faba, lente. </text:p>
        </text:list-item>
        <text:list-item>
          <text:p text:style-name="P97"><text:span text:style-name="T3">lemma</text:span>(te) 100 | -ma | -me | -ma | -ma. = propositione assumpto pro demonstra propositione sequente. ⊂ G. l <text:span text:style-name="T3">ē</text:span>mma ⊂ lab -ma = assumptione. </text:p>
        </text:list-item>
        <text:list-item>
          <text:p text:style-name="P97"><text:span text:style-name="T3">lene</text:span> -is = dulce, suave, ne aspero. </text:p>
        </text:list-item>
        <text:list-item>
          <text:p text:style-name="P97">—<text:span text:style-name="T3">ifica</text:span> -ĭco | lenire, -ificare | lénifier | <text:span text:style-name="T5">soften</text:span>, lenify | <text:span text:style-name="T5">lindern</text:span>. </text:p>
        </text:list-item>
        <text:list-item>
          <text:p text:style-name="P97">—<text:span text:style-name="T3">itivo</text:span> | -ivo | lé—if | -ive | -iv. = emolliente, palliativo. </text:p>
        </text:list-item>
        <text:list-item>
          <text:p text:style-name="P97"><text:span text:style-name="T3">lente</text:span> lens | lenticchia | lentille | lentil | Linse. = L. bot. « ervum lens ». </text:p>
        </text:list-item>
        <text:list-item>
          <text:p text:style-name="P97">— N | -te | -tille | lens | Linse. = vitro in forma de lente. </text:p>
        </text:list-item>
        <text:list-item>
          <text:p text:style-name="P97"><text:span text:style-name="T3">lenticulare</text:span> 200 | -colare | -aire | -ar | -är. = in forma de lente. </text:p>
        </text:list-item>
        <text:list-item>
          <text:p text:style-name="P97"><text:span text:style-name="T3">lentigine</text:span> ĭ 100 | -iggine | -igo | <text:span text:style-name="T5">freckle</text:span>, -igo | -igo. = macula in pelle, in forma de lente. </text:p>
        </text:list-item>
        <text:list-item>
          <text:p text:style-name="P97">—<text:span text:style-name="T3">oso</text:span> 100 | -igginoso | -eux | -ous | -ös. </text:p>
        </text:list-item>
        <text:list-item>
          <text:p text:style-name="P97"><text:span text:style-name="T3">lentitudine</text:span> -udo -udĭn- | lentezza | lenteur | lentitude. = to es lento. </text:p>
        </text:list-item>
        <text:list-item>
          <text:p text:style-name="P97"><text:span text:style-name="T3">lento</text:span> -us | I. P. H. lento | lent | <text:span text:style-name="T5">slow</text:span>, (lente, lentous) | <text:span text:style-name="T5">lässig</text:span>. = ne veloce, tardo. ⊃ lentitudine. </text:p>
        </text:list-item>
        <text:list-item>
          <text:p text:style-name="P97"><text:span text:style-name="T3">leone</text:span> leo | leone | lion | lion | Löwe | H. leon | P. leâo. = Zool. « felis leo ». ⊂ G. léōn. </text:p>
        </text:list-item>
        <text:list-item>
          <text:p text:style-name="P97">—<text:span text:style-name="T3">ino</text:span> -īnus | -ino | léonin | -ine | leoninisch. </text:p>
        </text:list-item>
        <text:list-item>
          <text:p text:style-name="P97"><text:span text:style-name="T3">leopardo</text:span> 100 | -ardo | léopard | -ard | -ard. = « felis leopardus ». ⊂ G. leópardos. </text:p>
        </text:list-item>
        <text:list-item>
          <text:p text:style-name="P97"><text:span text:style-name="T3">lepido</text:span> -ĭdus | -ido | <text:span text:style-name="T5">plaisant</text:span> | -id | <text:span text:style-name="T5">zierlisch</text:span>. = cum lepōre, gratioso, placente, læto, jocoso, hilare. </text:p>
        </text:list-item>
        <text:list-item>
          <text:p text:style-name="P97"><text:span text:style-name="T3">lepore</text:span> (lepus -ŏris) | lepre | lièvre | <text:span text:style-name="T5">hare</text:span> | <text:span text:style-name="T5">Hase</text:span>. = Zool. « lepus timidus ». ⊃ leporino. </text:p>
        </text:list-item>
        <text:list-item>
          <text:p text:style-name="P97"><text:span text:style-name="T3">lepore</text:span> (lepus -ōris) = to es lepido, gratia, elegantia, urbanitate. </text:p>
        </text:list-item>
        <text:list-item>
          <text:p text:style-name="P97"><text:span text:style-name="T3">leporino</text:span> 100 | -ino | | -ine. = de lepŏre. </text:p>
        </text:list-item>
        <text:list-item>
          <text:p text:style-name="P97"><text:span text:style-name="T3">lepra</text:span> 100 | lebbra | lèpre | -osy | Lepra. ⊂ G. lépra = morbo de pelle. ⊂ lepís = squama. </text:p>
        </text:list-item>
        <text:list-item>
          <text:p text:style-name="P97">—<text:span text:style-name="T3">oso</text:span> | lebbroso | lépreux | -ous | -ös. </text:p>
        </text:list-item>
        <text:list-item>
          <text:p text:style-name="P97">G. lepsi l <text:span text:style-name="T3">ē</text:span>psis = captura. ⊂ lab -si. ⊃ epilepsia, catalepsi. </text:p>
        </text:list-item>
        <text:list-item>
          <text:p text:style-name="P97"><text:span text:style-name="T3">letale</text:span> -is | -ale | léthal(ité) | lethal | -al. = de leto, que da morte. </text:p>
        </text:list-item>
        <text:list-item>
          <text:p text:style-name="P97"><text:span text:style-name="T3">lethargo</text:span> -us | letargo, letargia | lé—ie | -y | -ie. ⊂ l <text:span text:style-name="T3">ē</text:span>thargos. ⊂ lethe [oblivio] argo [argós = pigro]. </text:p>
        </text:list-item>
        <text:list-item>
          <text:p text:style-name="P97">—<text:span text:style-name="T3">ico</text:span> -ĭcus | letargico | lé—ique | -ic | -isch. ⊂ G. lēthargicós. </text:p>
        </text:list-item>
        <text:list-item>
          <text:p text:style-name="P97"><text:span text:style-name="T3">Lethe</text:span> -e | Lete | Léthé | Lethe | Lethe. ⊂ G. l <text:span text:style-name="T3">ē</text:span>thē = oblivio. ⊃ letargo. </text:p>
        </text:list-item>
        <text:list-item>
          <text:p text:style-name="P97"><text:soft-page-break/>letho, lethale, lethifero, <text:span text:style-name="T5">errore in loco de</text:span> leto, <text:span text:style-name="T5">confuso cum</text:span> lethe. </text:p>
        </text:list-item>
        <text:list-item>
          <text:p text:style-name="P97"><text:span text:style-name="T3">letifero</text:span> -fĕr | -fero | léthifère | -rous. = que fer leto. </text:p>
        </text:list-item>
        <text:list-item>
          <text:p text:style-name="P97"><text:span text:style-name="T3">leto</text:span> -um = morte. ⊃ letale, letifero. ⊂ le [ <text:span text:style-name="T5">radice de</text:span> dele, G. limós = fame] -to. </text:p>
        </text:list-item>
        <text:list-item>
          <text:p text:style-name="P97">G. leuco -ós = albo || luce. </text:p>
        </text:list-item>
        <text:list-item>
          <text:p text:style-name="P97"><text:span text:style-name="T3">leucorrhœa</text:span> | leucorrea | -hée | -hœa | -höe. = morbo que produc fluxu [rhee] albo [leuco]. </text:p>
        </text:list-item>
        <text:list-item>
          <text:p text:style-name="P97">leva lĕvo = eleva. ⊂ lĕve. </text:p>
        </text:list-item>
        <text:list-item>
          <text:p text:style-name="P97">— M | levare | lever. = erige, tolle, remove. </text:p>
        </text:list-item>
        <text:list-item>
          <text:p text:style-name="P97">leva lēvo = leviga. ⊂ lēve. </text:p>
        </text:list-item>
        <text:list-item>
          <text:p text:style-name="P97"><text:span text:style-name="T3">leve</text:span> lĕvis | leggiero, lieve | léger | light | leicht | H. P. leve. = sine pondere, pauco grave. ⊃ alleva, eleva, releva, subleva, levitate. ⊂ E. ⊃ A?, D?, R. legkij. </text:p>
        </text:list-item>
        <text:list-item>
          <text:p text:style-name="P97">lēve -is = levigato, polito, lubrico, ne aspero || G. leîos. </text:p>
        </text:list-item>
        <text:list-item>
          <text:p text:style-name="P97"><text:span text:style-name="T3">leviga</text:span> ĭ 100 | -are | <text:span text:style-name="T5">lisser</text:span> | <text:span text:style-name="T5">smooth</text:span> | -ieren. = age lēve, poli. </text:p>
        </text:list-item>
        <text:list-item>
          <text:p text:style-name="P97">— 100 | | léviger | -ate. = pulveriza. </text:p>
        </text:list-item>
        <text:list-item>
          <text:p text:style-name="P97"><text:span text:style-name="T3">levitate</text:span> -tas | leggerezza | légèreté | levity | <text:span text:style-name="T5">Geringheit</text:span>. = to es lĕve. </text:p>
        </text:list-item>
        <text:list-item>
          <text:p text:style-name="P97">G. lexi léxis = vocabulo. ⊂ leg(e) -si. </text:p>
        </text:list-item>
        <text:list-item>
          <text:p text:style-name="P97"><text:span text:style-name="T3">lexico</text:span> -ĭcum | lessico | -que | -con | -con. = dictionario, vocabulario. ⊂ G. lexicón ⊂ lex(i) -ico. </text:p>
        </text:list-item>
        <text:list-item>
          <text:p text:style-name="P97">—<text:span text:style-name="T3">grapho</text:span> ă | lessicografo | -graphe | -grapher | -graph. </text:p>
        </text:list-item>
        <text:list-item>
          <text:p text:style-name="P97">——<text:span text:style-name="T3">ia</text:span> | lessicographia | -ie | -y | -ie. </text:p>
        </text:list-item>
        <text:list-item>
          <text:p text:style-name="P97"><text:span text:style-name="T3">liba</text:span> -o | -are, <text:span text:style-name="T5">assaggiare</text:span> | <text:span text:style-name="T5">goûter</text:span> | <text:span text:style-name="T5">taste</text:span> | <text:span text:style-name="T5">kosten</text:span>. = fac libatione, bibe, gusta. ⊃ deliba, præliba = || G. leíbō. </text:p>
        </text:list-item>
        <text:list-item>
          <text:p text:style-name="P97">—<text:span text:style-name="T3">tione</text:span> -tio | -zione | -tion | -tion | -tion. </text:p>
        </text:list-item>
        <text:list-item>
          <text:p text:style-name="P97"><text:span text:style-name="T3">libe</text:span> -et = place. ⊃ libidine. ⊂ E. ⊃ A. love, D. lieben, R. liubitï, S. lubh = ama. </text:p>
        </text:list-item>
        <text:list-item>
          <text:p text:style-name="P97">libella -a = parvo moneta ex argento. ⊂ libra. </text:p>
        </text:list-item>
        <text:list-item>
          <text:p text:style-name="P97"><text:span text:style-name="T3">libella</text:span> 100 | livello | niveau | level | Niveau. ⊂ lib(ra) -ella. </text:p>
        </text:list-item>
        <text:list-item>
          <text:p text:style-name="P97"><text:span text:style-name="T3">libello</text:span> -us = parvo libro. ⊂ lib(ro) -ello. </text:p>
        </text:list-item>
        <text:list-item>
          <text:p text:style-name="P97">— 100 | -ello | -elle | -el | -ell. = libello diffamatorio. </text:p>
        </text:list-item>
        <text:list-item>
          <text:p text:style-name="P97"><text:span text:style-name="T3">libera</text:span> -ĕro | -are | délivrer, libérer, <text:span text:style-name="T5">relâcher</text:span> | -ate | -ieren, liefern. = fac libero. </text:p>
        </text:list-item>
        <text:list-item>
          <text:p text:style-name="P97">—<text:span text:style-name="T3">tione</text:span> -tio | -zione | libération | -tion | -tion. </text:p>
        </text:list-item>
        <text:list-item>
          <text:p text:style-name="P97">—<text:span text:style-name="T3">tore</text:span> -tor | -tore | libérateur | -tor | -tor. </text:p>
        </text:list-item>
        <text:list-item>
          <text:p text:style-name="P97"><text:span text:style-name="T3">liberale</text:span> -ālis | -ale | libéral | -al | -al. = que ama libertate, nobile, abundante, generoso. </text:p>
        </text:list-item>
        <text:list-item>
          <text:p text:style-name="P97">—<text:span text:style-name="T3">ismo</text:span> | -ismo | libéralisme | -ism | -ismus. </text:p>
        </text:list-item>
        <text:list-item>
          <text:p text:style-name="P97">—<text:span text:style-name="T3">itate</text:span> -itas | -ità | libéralité | -ity | -ität. </text:p>
        </text:list-item>
        <text:list-item>
          <text:p text:style-name="P97"><text:span text:style-name="T3">libero</text:span> -bĕr | -bero | -bre | <text:span text:style-name="T5">free</text:span> | <text:span text:style-name="T5">frei</text:span>. ⊃ libera, libertate. ⊂ E. leudh ⊃ G. eleútheros = libero, D. Leute = populo. </text:p>
        </text:list-item>
        <text:list-item>
          <text:p text:style-name="P97"><text:span text:style-name="T3">libertate</text:span> -tas | -tà | -té | -ty | -tas. = to es libero. </text:p>
        </text:list-item>
        <text:list-item>
          <text:p text:style-name="P97"><text:span text:style-name="T3">libidine</text:span> -do -dĭn- = desiderio, voluntate, passione. ⊂ libe. </text:p>
        </text:list-item>
        <text:list-item>
          <text:p text:style-name="P97">— -do | -ine | -inosité | <text:span text:style-name="T5">lust</text:span>, -inosity | <text:span text:style-name="T5">Lust</text:span>, -osität. = passione malo, anti continentia, luxuria, licentia. </text:p>
        </text:list-item>
        <text:list-item>
          <text:p text:style-name="P97">—<text:span text:style-name="T3">oso</text:span> -us | -oso | -eux | -ous | -ös. = lascivo, sensuale, salace, <text:soft-page-break/>impuro. </text:p>
        </text:list-item>
        <text:list-item>
          <text:p text:style-name="P97"><text:span text:style-name="T3">libra</text:span> -a = bilance, instrumento que meti pondere, instrumento de mensura. ⊃ libratione, libella, æquilibrio, delibera. ⊂ G. lítra. </text:p>
        </text:list-item>
        <text:list-item>
          <text:p text:style-name="P97">— -a | libra | | libra. = constellatione de æquinoctio de autumno. </text:p>
        </text:list-item>
        <text:list-item>
          <text:p text:style-name="P97">— -a | libbra | livre. = pondere de gr. 327. </text:p>
        </text:list-item>
        <text:list-item>
          <text:p text:style-name="P97">— -a (Cæsare, Vitruvio) = libella. </text:p>
        </text:list-item>
        <text:list-item>
          <text:p text:style-name="P97"><text:span text:style-name="T3">libraria</text:span> 200 | -breria | -brairie | -brary | -brärie, -berei. = bibliotheca. </text:p>
        </text:list-item>
        <text:list-item>
          <text:p text:style-name="P97"><text:span text:style-name="T3">librario</text:span> -us | -aio | -aire | <text:span text:style-name="T5">bookseller</text:span> | <text:span text:style-name="T5">Buchhändler</text:span>, -arius. = qui vende libros. A. librarian = bibliothecario. </text:p>
        </text:list-item>
        <text:list-item>
          <text:p text:style-name="P97"><text:span text:style-name="T3">libratione</text:span> 200 | -zione | -tion | -tion | -tion. = motu de pendulo, oscillatione de luna. ⊂ libra </text:p>
        </text:list-item>
        <text:list-item>
          <text:p text:style-name="P97"><text:span text:style-name="T3">libro</text:span> liber | -bro | -ber | -ber | <text:span text:style-name="T5">Bast</text:span> | R. lub’. = cortice de albero. ⊂ E. </text:p>
        </text:list-item>
        <text:list-item>
          <text:p text:style-name="P97"><text:span text:style-name="T3">LIBRO</text:span> liber | I. H. libro, P. livro | livre | <text:span text:style-name="T5">book</text:span> | <text:span text:style-name="T5">Buch</text:span>. ⊃ libello, librario. ⊂ libro [cortice]. </text:p>
        </text:list-item>
        <text:list-item>
          <text:p text:style-name="P97"><text:span text:style-name="T3">LICE</text:span> -et | lece, è lecito | licet, <text:span text:style-name="T5">il est permis, on peut, on a le</text:span>loisir | licet, <text:span text:style-name="T5">is permitted</text:span> | <text:span text:style-name="T5">es steht frei</text:span>. = es permisso, homo pote. ⊃ licito, licentia, F. loisir, A. leisure. </text:p>
        </text:list-item>
        <text:list-item>
          <text:p text:style-name="P97">lice -eo = es in veno. </text:p>
        </text:list-item>
        <text:list-item>
          <text:p text:style-name="P97"><text:span text:style-name="T3">licentia</text:span> -a | -enza | -ence | -ense | -enz. = to lice, libertate. </text:p>
        </text:list-item>
        <text:list-item>
          <text:p text:style-name="P97">—<text:span text:style-name="T3">ioso</text:span> 100 | -zioso | -cieux | -tious | -tiös. = arbitrario, contra mores. </text:p>
        </text:list-item>
        <text:list-item>
          <text:p text:style-name="P97"><text:span text:style-name="T3">lichene</text:span> 100 | -ene | -en | -en | -en, <text:span text:style-name="T5">Flechte</text:span>. ⊂ G. leich <text:span text:style-name="T3">ē</text:span>n. </text:p>
        </text:list-item>
        <text:list-item>
          <text:p text:style-name="P97"><text:span text:style-name="T3">licito</text:span> -ĭtus | lecito | -ite | -it | -itum. = quod lice. </text:p>
        </text:list-item>
        <text:list-item>
          <text:p text:style-name="P97"><text:span text:style-name="T3">lictore</text:span> -tor | littore | -teur | -tor | -tor. = officiale romano que fer fasce cum ascia. ⊂ lig(a) -tore. </text:p>
        </text:list-item>
        <text:list-item>
          <text:p text:style-name="P97"><text:span text:style-name="T3">liene</text:span> 100 | <text:span text:style-name="T5">milza</text:span> | <text:span text:style-name="T5">rate</text:span> | spleen | <text:span text:style-name="T5">Milz</text:span>. ⊂ G. spl <text:span text:style-name="T3">ē</text:span>n. </text:p>
        </text:list-item>
        <text:list-item>
          <text:p text:style-name="P97"><text:span text:style-name="T3">LIGA</text:span> -o | legare | lier | <text:span text:style-name="T5">to tie</text:span>, <text:span text:style-name="T5">to bind</text:span>, to ligate | <text:span text:style-name="T5">binden</text:span> | H. P. ligar. = vince, stringe, conjunge, uni. ⊃ al—, ob—, religione. </text:p>
        </text:list-item>
        <text:list-item>
          <text:p text:style-name="P97">—<text:span text:style-name="T3">mento</text:span> 100 = </text:p>
        </text:list-item>
        <text:list-item>
          <text:p text:style-name="P97">—<text:span text:style-name="T3">mine</text:span> -men -mĭn- | -mento, legame | -ment, lien | -ment, <text:span text:style-name="T5">bond</text:span>, <text:span text:style-name="T5">tie</text:span> | -ment, <text:span text:style-name="T5">Band</text:span>. = quod liga, vinculo. </text:p>
        </text:list-item>
        <text:list-item>
          <text:p text:style-name="P97">—<text:span text:style-name="T3">tione</text:span> 100 | | liaison | -tion | -tion. = ligatura. </text:p>
        </text:list-item>
        <text:list-item>
          <text:p text:style-name="P97">—<text:span text:style-name="T3">tura</text:span> 400 | leg— | -ture | -ture | -tur. </text:p>
        </text:list-item>
        <text:list-item>
          <text:p text:style-name="P97"><text:span text:style-name="T3">ligno</text:span> -um | legno | <text:span text:style-name="T5">bois</text:span> | <text:span text:style-name="T5">wood</text:span> | <text:span text:style-name="T5">Holz</text:span> | H. leño | P. lenho. </text:p>
        </text:list-item>
        <text:list-item>
          <text:p text:style-name="P97">—<text:span text:style-name="T3">eo</text:span> -ĕus | -eo | -eux | -eous. = ex ligno. </text:p>
        </text:list-item>
        <text:list-item>
          <text:p text:style-name="P97">—<text:span text:style-name="T3">ite</text:span> N | -ite | -ite | -ite | -it. = ligno fossile. </text:p>
        </text:list-item>
        <text:list-item>
          <text:p text:style-name="P97">—<text:span text:style-name="T3">oso</text:span> 100 | legnoso | -eux | -ose | -ös. </text:p>
        </text:list-item>
        <text:list-item>
          <text:p text:style-name="P97"><text:span text:style-name="T3">lilio</text:span> -ĭum | giglio | lis | lily | Lilie | H. P. lirio | R. lilija. = Bot. « lilium candidum ». ⊂ G. leírion. </text:p>
        </text:list-item>
        <text:list-item>
          <text:p text:style-name="P97">—<text:span text:style-name="T3">iaceo</text:span> 400 | -ceo | -cée | -ceous | -ceen. = (planta pertinente ad familia) de lilio. </text:p>
        </text:list-item>
        <text:list-item>
          <text:p text:style-name="P97"><text:span text:style-name="T3">lima</text:span> -a | lima | lime | <text:span text:style-name="T5">file</text:span> | <text:span text:style-name="T5">Feile</text:span>. </text:p>
        </text:list-item>
        <text:list-item>
          <text:p text:style-name="P97">— -o | -are | -er | <text:span text:style-name="T5">to file</text:span> | <text:span text:style-name="T5">feilen</text:span>. = ute lima. </text:p>
        </text:list-item>
        <text:list-item>
          <text:p text:style-name="P97">—<text:span text:style-name="T3">tione</text:span> 400 | | | -tion | -tion. </text:p>
        </text:list-item>
        <text:list-item>
          <text:p text:style-name="P97">—<text:span text:style-name="T3">tura</text:span> | -tura | limure | -ture | -tur. </text:p>
        </text:list-item>
        <text:list-item>
          <text:p text:style-name="P97"><text:span text:style-name="T3">limbo</text:span> -us | lembo, limbo| <text:span text:style-name="T5">bord</text:span>, limbe | <text:span text:style-name="T5">edge</text:span>, limb, limbo | <text:span text:style-name="T5">Rand</text:span>, <text:soft-page-break/>Limbus. = parte exteriore (de circulo graduato, de astro, de inferno), orulo. </text:p>
        </text:list-item>
        <text:list-item>
          <text:p text:style-name="P97"><text:span text:style-name="T3">limine</text:span> -men -mĭn- = limite de porta. ⊃ elimina, præliminare. ⊂ limo [transverso]. </text:p>
        </text:list-item>
        <text:list-item>
          <text:p text:style-name="P97"><text:span text:style-name="T3">limita</text:span> -ĭto | -are | -er | to limit | -ieren. = pone limite. </text:p>
        </text:list-item>
        <text:list-item>
          <text:p text:style-name="P97">—<text:span text:style-name="T3">tione</text:span> 100 | -zione | -tion | -tion | -tion. </text:p>
        </text:list-item>
        <text:list-item>
          <text:p text:style-name="P97">—<text:span text:style-name="T3">tivo</text:span> | -tivo | -tif | | -tiv. </text:p>
        </text:list-item>
        <text:list-item>
          <text:p text:style-name="P97"><text:span text:style-name="T3">limite</text:span> limes -mĭt- | -ite | -ite | -it | <text:span text:style-name="T5">Grenze</text:span>, Limes. ⊂ limo [transverso]. </text:p>
        </text:list-item>
        <text:list-item>
          <text:p text:style-name="P97"><text:span text:style-name="T3">limo</text:span> -us | limo, <text:span text:style-name="T5">fango</text:span> | limon, <text:span text:style-name="T5">boue</text:span> | <text:span text:style-name="T5">slime</text:span> | <text:span text:style-name="T5">Schlamm</text:span>. ⊃ limoso. ⊂ E. ⊃ L. line, A. lime = calce, glutine, limo; A. loam, D. Lehm = argilla, limo; D. Leim = colla. </text:p>
        </text:list-item>
        <text:list-item>
          <text:p text:style-name="P97">limo -us = obliquo, transverso. ⊃ (ob)liquo, limite, limine. </text:p>
        </text:list-item>
        <text:list-item>
          <text:p text:style-name="P97">G. limo -ós = fame. ⊃ bulimia. </text:p>
        </text:list-item>
        <text:list-item>
          <text:p text:style-name="P97"><text:span text:style-name="T3">limoso</text:span> -us | -oso | -oneux | -ous | -ös. = cum limo. </text:p>
        </text:list-item>
        <text:list-item>
          <text:p text:style-name="P97"><text:span text:style-name="T3">limpido</text:span> ĭ 100 | -ido | -ide | -id | -id. = claro. ⊂ lympha. </text:p>
        </text:list-item>
        <text:list-item>
          <text:p text:style-name="P97">—<text:span text:style-name="T3">itate</text:span> | -ità | -ité | -ity | -ität. </text:p>
        </text:list-item>
        <text:list-item>
          <text:p text:style-name="P97"><text:span text:style-name="T3">line</text:span> -o = unge, da oleo, tinge. ⊃ linea, linimento, litera, limo, litore, poli. </text:p>
        </text:list-item>
        <text:list-item>
          <text:p text:style-name="P97"><text:span text:style-name="T3">linea</text:span> -ĕa | -nea | -gne | -ne | -nie | H. -nea | P. -nha | R. -nija. ⊃ delinea, interlinea. ⊂ lin(e) -ea = facto cum tinctura aut ⊂ lino, que habe forma de filo de lino. </text:p>
        </text:list-item>
        <text:list-item>
          <text:p text:style-name="P97">—<text:span text:style-name="T3">mento</text:span> -um | -mento, <text:span text:style-name="T5">tratto</text:span>, <text:span text:style-name="T5">fattezza</text:span> | linéament | -ment | -ment. </text:p>
        </text:list-item>
        <text:list-item>
          <text:p text:style-name="P97">—<text:span text:style-name="T3">re</text:span> 100 | -are | linéaire | -ar | -ar. </text:p>
        </text:list-item>
        <text:list-item>
          <text:p text:style-name="P97"><text:span text:style-name="T3">lineo</text:span> -us | <text:span text:style-name="T5">panno</text:span>lino, <text:span text:style-name="T5">biancheria</text:span> | linge | linen | leinen. = (veste) ex lino, linteo. </text:p>
        </text:list-item>
        <text:list-item>
          <text:p text:style-name="P97"><text:span text:style-name="T3">LINGE</text:span> -o | leccare | lécher | to lick | lecken. = lambe. ⊂ E. ligh ⊃ A. D., G. leíchō, electuario, R. lizatï, S. rihanti. </text:p>
        </text:list-item>
        <text:list-item>
          <text:p text:style-name="P97"><text:span text:style-name="T3">LINGUA</text:span> -a | lingua | langue | language, tongue | Zunge, <text:span text:style-name="T5">Sprache</text:span> | H. lengua | P. lingua. = parte de corpore, sermone, loquela. ⊂ L. ant. dingua ⊂ E. ⊃ A. </text:p>
        </text:list-item>
        <text:list-item>
          <text:p text:style-name="P97">tongue D. Zunge, R. jazyk. </text:p>
        </text:list-item>
        <text:list-item>
          <text:p text:style-name="P97">—<text:span text:style-name="T3">uale</text:span> | -uale | -ual | -ual | -ual. </text:p>
        </text:list-item>
        <text:list-item>
          <text:p text:style-name="P97">—<text:span text:style-name="T3">uista</text:span> | -uista | -uiste | -uist | -uist. </text:p>
        </text:list-item>
        <text:list-item>
          <text:p text:style-name="P97">——<text:span text:style-name="T3">ica</text:span> -ĭca | -ica | la linguistique | -ics | -ik. </text:p>
        </text:list-item>
        <text:list-item>
          <text:p text:style-name="P97">——<text:span text:style-name="T3">ico</text:span> -ĭcus | -ico | -ique | -ic | -isch. </text:p>
        </text:list-item>
        <text:list-item>
          <text:p text:style-name="P97"><text:span text:style-name="T3">linimento</text:span> 400 | -ento | -ent | -ent | -ent. = unguento, quod line. </text:p>
        </text:list-item>
        <text:list-item>
          <text:p text:style-name="P97"><text:span text:style-name="T3">lino</text:span> -um | lino | lin | <text:span text:style-name="T5">flax</text:span> (linen) | Lein | H. lino | P. linho | R. len. = Bot. « linum usitatissimum ». ⊂ G. línon. Homo cole et texe lino in epocha de saxo. </text:p>
        </text:list-item>
        <text:list-item>
          <text:p text:style-name="P97"><text:span text:style-name="T3">linque</text:span> -o | <text:span text:style-name="T5">abbandonare</text:span> | <text:span text:style-name="T5">abandonner</text:span> | <text:span text:style-name="T5">to abandon</text:span> | <text:span text:style-name="T5">verlassen</text:span>. = desere, relinque, laxa, cede, trade. ⊃ delinque, relinque, reliquia, derelinque. ⊂ E. liq ⊃ G. lip, (el)lip(si); A. loan, lend, D. leihen = concede, præsta; R. (ot)lez’i = sedimento. </text:p>
        </text:list-item>
        <text:list-item>
          <text:p text:style-name="P97"><text:span text:style-name="T3">linteo</text:span> -ĕus = (tela) ex lino. </text:p>
        </text:list-item>
        <text:list-item>
          <text:p text:style-name="P97"><text:span text:style-name="T3">linteolo</text:span> ŏ 300 | lenzuolo | linceul | <text:span text:style-name="T5">shroud</text:span> | <text:span text:style-name="T5">Bettuch</text:span>. ⊂ linteo. </text:p>
        </text:list-item>
        <text:list-item>
          <text:p text:style-name="P97">G. lip leípō = || linque. ⊃ eclipsi, ellipsi, lipothymia. </text:p>
        </text:list-item>
        <text:list-item>
          <text:p text:style-name="P97"><text:soft-page-break/><text:span text:style-name="T3">lipothymia</text:span> N | lipotimia, <text:span text:style-name="T5">svenimento</text:span> | -mie, <text:span text:style-name="T5">défaillance</text:span> | -my | -mie. = statu de corpore, que conserva sensibilitate, sed non motu. ⊂ G. lipothumía ⊂ lip [linque] -o- thym(o) [animo] -ia. </text:p>
        </text:list-item>
        <text:list-item>
          <text:p text:style-name="P97"><text:span text:style-name="T3">lippo</text:span> -us | <text:span text:style-name="T5">cisposo</text:span> | <text:span text:style-name="T5">chassieux</text:span> | <text:span text:style-name="T5">blear</text:span> | <text:span text:style-name="T5">triefäugig</text:span>, lippus. </text:p>
        </text:list-item>
        <text:list-item>
          <text:p text:style-name="P97">—<text:span text:style-name="T3">itudine</text:span> -udo -udĭn- | <text:span text:style-name="T5">cisposità</text:span>, -dine | -de | -de. </text:p>
        </text:list-item>
        <text:list-item>
          <text:p text:style-name="P97">liqua -o = liquefac. </text:p>
        </text:list-item>
        <text:list-item>
          <text:p text:style-name="P97"><text:span text:style-name="T3">lique</text:span> -or = fi liquido, flue. ⊃ liquido, liquore, lixivia, prolixo. </text:p>
        </text:list-item>
        <text:list-item>
          <text:p text:style-name="P97">—<text:span text:style-name="T3">fac</text:span> -facio | -efare | -éfier | -efy | <text:span text:style-name="T5">schmelzen</text:span>. </text:p>
        </text:list-item>
        <text:list-item>
          <text:p text:style-name="P97">——<text:span text:style-name="T3">tione</text:span> -tio | -azione | liquéfaction | -tion | Liquation. </text:p>
        </text:list-item>
        <text:list-item>
          <text:p text:style-name="P97">—<text:span text:style-name="T3">sce</text:span> 100 = fi liquido. </text:p>
        </text:list-item>
        <text:list-item>
          <text:p text:style-name="P97">—<text:span text:style-name="T3">scente</text:span> | -ente | dé—ent | -ent | -ent. </text:p>
        </text:list-item>
        <text:list-item>
          <text:p text:style-name="P97">——<text:span text:style-name="T3">entia</text:span> | -enza | -ence | -ency. </text:p>
        </text:list-item>
        <text:list-item>
          <text:p text:style-name="P97"><text:span text:style-name="T3">liquida</text:span> -ĭdo | -are | -er | -ate | -ieren. = redde liquido (patrimonio). </text:p>
        </text:list-item>
        <text:list-item>
          <text:p text:style-name="P97">—<text:span text:style-name="T3">tione</text:span> | -zione | -tion | -tion | -tion. </text:p>
        </text:list-item>
        <text:list-item>
          <text:p text:style-name="P97">—<text:span text:style-name="T3">tore</text:span> | -tore | -teur | -tor | -tor. </text:p>
        </text:list-item>
        <text:list-item>
          <text:p text:style-name="P97"><text:span text:style-name="T3">liquido</text:span> -ĭdus | -ido | -ide | -id | -id. = que lique, fluente. </text:p>
        </text:list-item>
        <text:list-item>
          <text:p text:style-name="P97">—<text:span text:style-name="T3">itate</text:span> 200 | -ità | -ité | -ity | -ität. </text:p>
        </text:list-item>
        <text:list-item>
          <text:p text:style-name="P97"><text:span text:style-name="T3">liquore</text:span> -uor | -uore | -ueur | -uor | -uor. = quod lique. </text:p>
        </text:list-item>
        <text:list-item>
          <text:p text:style-name="P97"><text:span text:style-name="T3">lira</text:span> 100 = sulco de aratro. ⊃ delira. ⊂ E. lis ⊃ D. <text:span text:style-name="T5">Ge</text:span>leise = sulco de rota. </text:p>
        </text:list-item>
        <text:list-item>
          <text:p text:style-name="P97"><text:span text:style-name="T3">litania</text:span> -īa 500 | -nia | -nies | -ny | -nei. ⊂ G. litaneía ⊂ lit <text:span text:style-name="T3">ē</text:span> = prece. </text:p>
        </text:list-item>
        <text:list-item>
          <text:p text:style-name="P97"><text:span text:style-name="T3">lite</text:span> lis | lite | litige | <text:span text:style-name="T5">lawsuit</text:span>, litigation | <text:span text:style-name="T5">Streit</text:span>, Litigation. ⊃ litiga. </text:p>
        </text:list-item>
        <text:list-item>
          <text:p text:style-name="P97">litera, v. littera. </text:p>
        </text:list-item>
        <text:list-item>
          <text:p text:style-name="P97"><text:span text:style-name="T3">lithargyro</text:span> ŭ 100 | litargirio | -ge | -ge | -gyrum. = protoxydo de plumbo. ⊂ G. lithárguros ⊂ litho [saxo] argyro [argento]. </text:p>
        </text:list-item>
        <text:list-item>
          <text:p text:style-name="P97"><text:span text:style-name="T3">lithio</text:span> N | litio | -ium | -ium | -ium. = melallo alcalino, cum symbolo « Li » ⊂ G. lith(o) -io. </text:p>
        </text:list-item>
        <text:list-item>
          <text:p text:style-name="P97"><text:span text:style-name="T3">litho-,</text:span> G. líthos = saxo, lapide. ⊃ lithargyro, aerolitho. </text:p>
        </text:list-item>
        <text:list-item>
          <text:p text:style-name="P97">—<text:span text:style-name="T3">grapho </text:span>ă | litografo | -aphe | -apher | -aph. </text:p>
        </text:list-item>
        <text:list-item>
          <text:p text:style-name="P97">——<text:span text:style-name="T3">ia</text:span> | litografia | -phie | -phy | -phie. </text:p>
        </text:list-item>
        <text:list-item>
          <text:p text:style-name="P97">——<text:span text:style-name="T3">ico</text:span> -ĭcus | litografico | -phique | -phic | -phisch. </text:p>
        </text:list-item>
        <text:list-item>
          <text:p text:style-name="P97">—<text:span text:style-name="T3">logia</text:span> | litologia | -gie | -gy | -gie. ⊂ G. lithología. </text:p>
        </text:list-item>
        <text:list-item>
          <text:p text:style-name="P97">—<text:span text:style-name="T3">tomia</text:span> | litotomia | -mie | -my | -mie. = fractura de lapide urinario. ⊂ G. lithotomía. </text:p>
        </text:list-item>
        <text:list-item>
          <text:p text:style-name="P97"><text:span text:style-name="T3">litiga</text:span> -ĭgo | -are | | -ate | -ieren. = age lite. </text:p>
        </text:list-item>
        <text:list-item>
          <text:p text:style-name="P97">—<text:span text:style-name="T3">ante</text:span> | -ante | -ant | -ant | -ant. </text:p>
        </text:list-item>
        <text:list-item>
          <text:p text:style-name="P97">—<text:span text:style-name="T3">atione</text:span> -tio | lite | litige | -tion | -tion. </text:p>
        </text:list-item>
        <text:list-item>
          <text:p text:style-name="P97">—<text:span text:style-name="T3">io</text:span> (Plauto) | -gio | -ge. = lite. </text:p>
        </text:list-item>
        <text:list-item>
          <text:p text:style-name="P97">—<text:span text:style-name="T3">ioso</text:span> | -ioso | -ieux | -ious | -iös. </text:p>
        </text:list-item>
        <text:list-item>
          <text:p text:style-name="P97">G. lito l <text:span text:style-name="T3">ē</text:span>ïtos = publico. ⊃ liturgia. ⊂ laós = populo. ⊂ E. ⊃ G. laico, D. Leute, R. ljad' = gente, populo. </text:p>
        </text:list-item>
        <text:list-item>
          <text:p text:style-name="P97"><text:span text:style-name="T3">litore</text:span> litus -tŏr- | litorale, lido | littoral | littoral | -al. = terra prope mari. </text:p>
        </text:list-item>
        <text:list-item>
          <text:p text:style-name="P97"><text:span text:style-name="T3">littera</text:span> -ĕra | lettera | lettre | letter | <text:span text:style-name="T5">Buchstabe</text:span>, Letter. ⊂ line. </text:p>
        </text:list-item>
        <text:list-item>
          <text:p text:style-name="P97">—<text:span text:style-name="T3">as</text:span> (-æ -arum) | lettera | lettre | letter | <text:span text:style-name="T5">Brief</text:span>. = epistola, missiva. </text:p>
        </text:list-item>
        <text:list-item>
          <text:p text:style-name="P97">—<text:span text:style-name="T3">ale</text:span> 500 | letterale | littéral | -al | -al. </text:p>
        </text:list-item>
        <text:list-item>
          <text:p text:style-name="P97">—<text:span text:style-name="T3">ario</text:span> -ius | lett— | -éraire | -ary | -ar. </text:p>
        </text:list-item>
        <text:list-item>
          <text:p text:style-name="P97"><text:soft-page-break/>—<text:span text:style-name="T3">atura</text:span> -a | le—tura | littérature | literature | -tur. </text:p>
        </text:list-item>
        <text:list-item>
          <text:p text:style-name="P97">littore -ale, v. litore. </text:p>
        </text:list-item>
        <text:list-item>
          <text:p text:style-name="P97"><text:span text:style-name="T3">liturgia</text:span> | -gia | -gie | -gy | -gie. = servitio divino. ⊂ G. leitourgía = servitio publico. ⊂ lit(o) [publico] erg [labore] -ia. </text:p>
        </text:list-item>
        <text:list-item>
          <text:p text:style-name="P97">—<text:span text:style-name="T3">ico</text:span> -ĭcus | -ico | -ique | -ic | -isch. ⊂ G. leiturgicós. </text:p>
        </text:list-item>
        <text:list-item>
          <text:p text:style-name="P97"><text:span text:style-name="T3">live</text:span> -eo = es livido. </text:p>
        </text:list-item>
        <text:list-item>
          <text:p text:style-name="P97">—<text:span text:style-name="T3">ido</text:span> -ĭdus | -ido | -ide | -id | -id. = cum colore de plumbo. </text:p>
        </text:list-item>
        <text:list-item>
          <text:p text:style-name="P97">——<text:span text:style-name="T3">itate</text:span> | -ezza | -ité | -ity | -ität. </text:p>
        </text:list-item>
        <text:list-item>
          <text:p text:style-name="P97">—<text:span text:style-name="T3">ore</text:span> -or | -ore, -idore. = lividitate. </text:p>
        </text:list-item>
        <text:list-item>
          <text:p text:style-name="P97"><text:span text:style-name="T3">lixivia</text:span> 100 = </text:p>
        </text:list-item>
        <text:list-item>
          <text:p text:style-name="P97"><text:span text:style-name="T3">lixivio</text:span> -ium | liscivia | lessive | -ium | -ium, <text:span text:style-name="T5">Lauge</text:span>. ⊂ lique. </text:p>
        </text:list-item>
        <text:list-item>
          <text:p text:style-name="P97"><text:span text:style-name="T3">lobo</text:span> | lobo | lobe | lobe | <text:span text:style-name="T5">Hülse</text:span>. ⊂ G. lobós = parte inferiore de aure, et simile. </text:p>
        </text:list-item>
        <text:list-item>
          <text:p text:style-name="P97">—<text:span text:style-name="T3">ato</text:span> N | -ato | -é | -ate. </text:p>
        </text:list-item>
        <text:list-item>
          <text:p text:style-name="P97">—<text:span text:style-name="T3">ulo</text:span> -ŭlus | -ulo | -ule | -ule. = parvo lobo. </text:p>
        </text:list-item>
        <text:list-item>
          <text:p text:style-name="P97"><text:span text:style-name="T3">loca</text:span> -o | collocare | <text:span text:style-name="T5">placer</text:span> | locate | <text:span text:style-name="T5">stellen</text:span>. = da loco, colloca, pone. </text:p>
        </text:list-item>
        <text:list-item>
          <text:p text:style-name="P97">— -o | <text:span text:style-name="T5">affittare</text:span> | louer | <text:span text:style-name="T5">to let</text:span> | <text:span text:style-name="T5">vermieten</text:span>, locieren. = da (domo) in usu pro pretio. </text:p>
        </text:list-item>
        <text:list-item>
          <text:p text:style-name="P97">—<text:span text:style-name="T3">tione</text:span> -tio | -zione | -tion | | -tion. = usu pro pretio, conductione. A. location = positione. </text:p>
        </text:list-item>
        <text:list-item>
          <text:p text:style-name="P97">—<text:span text:style-name="T3">tore</text:span> 100 | -tore | -teur | <text:span text:style-name="T5">lessor</text:span> | -tor. = qui da in locatione, anti conductore. </text:p>
        </text:list-item>
        <text:list-item>
          <text:p text:style-name="P97"><text:span text:style-name="T3">locale</text:span> 300 | -ale | -al | -al | al. = de loco. </text:p>
        </text:list-item>
        <text:list-item>
          <text:p text:style-name="P97">—<text:span text:style-name="T3">itate</text:span> | -ità | -ité | -ity | -ität. = loco. </text:p>
        </text:list-item>
        <text:list-item>
          <text:p text:style-name="P97">—<text:span text:style-name="T3">iza</text:span> | -izzare | -iser | -ize | -isieren. = fixa loco. </text:p>
        </text:list-item>
        <text:list-item>
          <text:p text:style-name="P97">——<text:span text:style-name="T3">tione</text:span> -izzazione | -isation | -tion | -isation. </text:p>
        </text:list-item>
        <text:list-item>
          <text:p text:style-name="P97"><text:span text:style-name="T3">loco</text:span> -us | luogo | lieu | <text:span text:style-name="T5">place</text:span> | <text:span text:style-name="T5">Ort</text:span>, Stelle. ⊃ loca, locale. ⊂ L. ant. stloco ⊂ E. sta ⊃ D. Stelle. </text:p>
        </text:list-item>
        <text:list-item>
          <text:p text:style-name="P97">—<text:span text:style-name="T3">motione</text:span> | -zione | -tion | -tion | -tion. </text:p>
        </text:list-item>
        <text:list-item>
          <text:p text:style-name="P97">—<text:span text:style-name="T3">motiva</text:span> | -iva | -ive | -ive | -ive. = machina ad vapore, que move se. </text:p>
        </text:list-item>
        <text:list-item>
          <text:p text:style-name="P97">—<text:span text:style-name="T3">tenente</text:span> | luogotenente | lieutenant | lieutenant | Leutnant. </text:p>
        </text:list-item>
        <text:list-item>
          <text:p text:style-name="P97">——<text:span text:style-name="T3">ia</text:span> | luogotenenza | lieutenance | lieutenancy | -enz. </text:p>
        </text:list-item>
        <text:list-item>
          <text:p text:style-name="P97"><text:span text:style-name="T3">locutione</text:span> -tio | -zione | -tion | -tion | -tion. = ton loque, modo de loque. </text:p>
        </text:list-item>
        <text:list-item>
          <text:p text:style-name="P97"><text:span text:style-name="T3">locuto</text:span> -us = que e loque. </text:p>
        </text:list-item>
        <text:list-item>
          <text:p text:style-name="P97"><text:span text:style-name="T3">logarithmo</text:span> | logaritmo | -me | -m | -mus. = exponente [numero] de basi [ratione]. ⊂ log(o) [ratione] arithmo [numero]; nomen introducto ab Neper in 1614. </text:p>
        </text:list-item>
        <text:list-item>
          <text:p text:style-name="P97"><text:span text:style-name="T3">logica</text:span> -ĭca | -ica | la logique | -ic | -ik. = scientia de ratiocinio. ⊂ G. logic <text:span text:style-name="T3">ē</text:span> ⊂ logic(o) -a [scientia]. </text:p>
        </text:list-item>
        <text:list-item>
          <text:p text:style-name="P97"><text:span text:style-name="T3">logico</text:span> -ĭcus | -ico | -ique, -icien | -ical, -ician | -isch, -iker. ⊂ G. -icós. ⊂ log(o) -ico. </text:p>
        </text:list-item>
        <text:list-item>
          <text:p text:style-name="P97"><text:span text:style-name="T3">logo-,</text:span> G. lógos = sermone, ratione. ⊃ logarithmo, logica, apologo, catalogo, decalogo, dialogo, monologo, prologo, epilogo, analogo, homologo, philologo, theologo, horologio, syllogismo. ⊂ G. lege. </text:p>
        </text:list-item>
        <text:list-item>
          <text:p text:style-name="P97">—<text:span text:style-name="T3">gripho</text:span> | -ifo | -iphe | -iph | -iph. ⊂ logo gripho [gríphos = rete, ænigma]. </text:p>
        </text:list-item>
        <text:list-item>
          <text:p text:style-name="P97"><text:soft-page-break/>—<text:span text:style-name="T3">machia</text:span> | -chia | -chie | -chy | -chie. = pugna verbale. ⊂ G. logomachía ⊂ logo mach(e) [pugna] -ia. </text:p>
        </text:list-item>
        <text:list-item>
          <text:p text:style-name="P97"><text:span text:style-name="T3">lolio</text:span> -ium | loglio | <text:span text:style-name="T5">ivraie</text:span> | <text:span text:style-name="T5">cockle</text:span> | Lolch | H. joyo | P. joio. = Bot. « lolium temulentum ». </text:p>
        </text:list-item>
        <text:list-item>
          <text:p text:style-name="P97"><text:span text:style-name="T3">longævo</text:span> -us | -evo | | -(a)eval. = qui vive per longo tempore [ævo]. </text:p>
        </text:list-item>
        <text:list-item>
          <text:p text:style-name="P97">—<text:span text:style-name="T3">itate</text:span> | -evità | -évité | -evity | -ævität. </text:p>
        </text:list-item>
        <text:list-item>
          <text:p text:style-name="P97"><text:span text:style-name="T3">longanime</text:span> ĭ 400 | -ime | -ime | | -im. = cum animo perseverante, patiente, tolerante. </text:p>
        </text:list-item>
        <text:list-item>
          <text:p text:style-name="P97">—<text:span text:style-name="T3">itate</text:span> 400 | -ità | -ité | -ity | -ität. </text:p>
        </text:list-item>
        <text:list-item>
          <text:p text:style-name="P97"><text:span text:style-name="T3">longe</text:span> -e | lungi | loin | <text:span text:style-name="T5">far</text:span> | <text:span text:style-name="T5">fern</text:span> | H. lueñe | P. longe. = ad longo intervallo, distante, procul. </text:p>
        </text:list-item>
        <text:list-item>
          <text:p text:style-name="P97"><text:span text:style-name="T3">longimetria</text:span> N | -tria | -trie | -try | -trie. = mensura de distantias posito longe, cum auxilio de trigonometria. </text:p>
        </text:list-item>
        <text:list-item>
          <text:p text:style-name="P97"><text:span text:style-name="T3">longinquo</text:span> -us = quod es longe, remoto, distante, anti proximo. </text:p>
        </text:list-item>
        <text:list-item>
          <text:p text:style-name="P97">—<text:span text:style-name="T3">itate</text:span> -tas | lontananza | éloignement | -ity | -ität. </text:p>
        </text:list-item>
        <text:list-item>
          <text:p text:style-name="P97"><text:span text:style-name="T3">longitudine</text:span> -udo -udĭn- | lunghezza | longueur | length | Länge. = to es longo, distantia. </text:p>
        </text:list-item>
        <text:list-item>
          <text:p text:style-name="P97">— N | -tudine | -tude | -tude | -tudo. = angulo de duo meridiano terrestre aut cæleste. </text:p>
        </text:list-item>
        <text:list-item>
          <text:p text:style-name="P97">—<text:span text:style-name="T3">ale</text:span> | -ale | -al | -al | -al. </text:p>
        </text:list-item>
        <text:list-item>
          <text:p text:style-name="P97"><text:span text:style-name="T3">LONGO</text:span> -us | lungo, H. luengo, P. longo | long | long | lang. ⊃ longævo, longamine, longe, longitudine, elonga, prolonga. ⊂ E. longho ⊃ A. long, D. lang. </text:p>
        </text:list-item>
        <text:list-item>
          <text:p text:style-name="P97"><text:span text:style-name="T3">loquace</text:span> -ax | -ace | -ace | -acious. = que ama loque, verboso. </text:p>
        </text:list-item>
        <text:list-item>
          <text:p text:style-name="P97">—<text:span text:style-name="T3">itate</text:span> -itas | -ità | -ité | -ity | -ität. </text:p>
        </text:list-item>
        <text:list-item>
          <text:p text:style-name="P97"><text:span text:style-name="T3">loque</text:span> -or | <text:span text:style-name="T5">parlare</text:span> | <text:span text:style-name="T5">parler</text:span> | <text:span text:style-name="T5">to speak</text:span>, <text:span text:style-name="T5">to talk</text:span> | <text:span text:style-name="T5">reden</text:span>. = dic, fa. ⊃ locutione, loquace, allocutione, circumlocutione, colloquio, eloquente, interlocutore. </text:p>
        </text:list-item>
        <text:list-item>
          <text:p text:style-name="P97"><text:span text:style-name="T3">lorica</text:span> -īca | <text:span text:style-name="T5">corazza</text:span>, -ica | <text:span text:style-name="T5">cuirasse</text:span>, -ique | <text:span text:style-name="T5">cuirass</text:span>, -ica | <text:span text:style-name="T5">Panzer</text:span>, -ica. = veste ex corio, aut ex ferro. ⊂ lor(o) -ica. </text:p>
        </text:list-item>
        <text:list-item>
          <text:p text:style-name="P97">—<text:span text:style-name="T3">ato</text:span> -us | -icato | -iqué | -icate. = (animale) cum lorica. </text:p>
        </text:list-item>
        <text:list-item>
          <text:p text:style-name="P97"><text:span text:style-name="T3">loro</text:span> -um = vinculo, cingulo ex corio. ⊃ lorica. </text:p>
        </text:list-item>
        <text:list-item>
          <text:p text:style-name="P97"><text:span text:style-name="T3">lotione</text:span> 100 | -zione | -tion | -tion | -tion. = ton lava. </text:p>
        </text:list-item>
        <text:list-item>
          <text:p text:style-name="P97"><text:span text:style-name="T3">loto</text:span> 100 | -to | -tus | -tus | -tus. = Bot. « ziziphus lotus », planta de Ægypto, que vive in aqua. ⊂ G. lōtós. </text:p>
        </text:list-item>
        <text:list-item>
          <text:p text:style-name="P97">G. loxo -ós = obliquo. || L. luxo. </text:p>
        </text:list-item>
        <text:list-item>
          <text:p text:style-name="P97"><text:span text:style-name="T3">loxodromia</text:span> N | lossodromia | -mie | -mic | -mie. = curva que seca meridianos sub angulo constante. ⊂ loxo [obliquo] dromo [cursu]. </text:p>
        </text:list-item>
        <text:list-item>
          <text:p text:style-name="P97"><text:span text:style-name="T3">lubrica</text:span> ĭ 100 | -care, -ficare | -fier | -cate, (-cation) | <text:span text:style-name="T5">schmieren</text:span>, (-cation). = redde lubrico. </text:p>
        </text:list-item>
        <text:list-item>
          <text:p text:style-name="P97"><text:span text:style-name="T3">lubrico</text:span> -ĭcus | -ico, <text:span text:style-name="T5">sdrucciolevole</text:span> | <text:span text:style-name="T5">glissant</text:span>, -ique | -ic, slippery | schlüpfrig. ⊂ E. ⊃ L. labe, A. slip = labe, G. olibrós = lubrico. </text:p>
        </text:list-item>
        <text:list-item>
          <text:p text:style-name="P97">—<text:span text:style-name="T3">itate</text:span> | -ità | -ité | -ity | -ität. </text:p>
        </text:list-item>
        <text:list-item>
          <text:p text:style-name="P97"><text:span text:style-name="T3">LUCE</text:span> lux | luce | lumière | light | Licht | H. P. luz. ⊃ lumen, luna. ⊂ E. luc ⊃ A. light, D. Licht; G. leuco = albo; R. luc’ = radio de luce. </text:p>
        </text:list-item>
        <text:list-item>
          <text:p text:style-name="P97">— -eo = da luce, splende, fulge. </text:p>
        </text:list-item>
        <text:list-item>
          <text:p text:style-name="P97"><text:span text:style-name="T3">lucente</text:span> | -ente | luisant | -ent. = </text:p>
        </text:list-item>
        <text:list-item>
          <text:p text:style-name="P97"><text:soft-page-break/><text:span text:style-name="T3">lucido</text:span> -ĭdus | -ido | -ide, <text:span text:style-name="T5">brillant</text:span> | -id | -id. ⊃ dilucida, elucida. = que luce. </text:p>
        </text:list-item>
        <text:list-item>
          <text:p text:style-name="P97">—<text:span text:style-name="T3">itate</text:span> | -ità | -ité | -ity | -ität. </text:p>
        </text:list-item>
        <text:list-item>
          <text:p text:style-name="P97"><text:span text:style-name="T3">lucro</text:span> -um | lucro, <text:span text:style-name="T5">guadagno</text:span> | lucre, <text:span text:style-name="T5">gain</text:span> | lucre, <text:span text:style-name="T5">profit</text:span> | Lucrum, <text:span text:style-name="T5">Gewinn</text:span>. = utilitate. ⊂ E. lu ⊃ D. Lohn = mercede, præmio. </text:p>
        </text:list-item>
        <text:list-item>
          <text:p text:style-name="P97">—<text:span text:style-name="T3">ativo</text:span> -us | -ativo | -atif | -ative | -ativ. = que da lucro. </text:p>
        </text:list-item>
        <text:list-item>
          <text:p text:style-name="P97"><text:span text:style-name="T3">lucta</text:span> -o, -or | lottare | lutter | <text:span text:style-name="T5">struggle</text:span> | <text:span text:style-name="T5">ringen</text:span>. ⊃ reluctante. </text:p>
        </text:list-item>
        <text:list-item>
          <text:p text:style-name="P97">— 400 | lotta | lutte | | | H. lucha | P. luta. = certamine, inter duo homo, sine arma. </text:p>
        </text:list-item>
        <text:list-item>
          <text:p text:style-name="P97">—<text:span text:style-name="T3">tore</text:span> -tor | lottatore | lutteur. </text:p>
        </text:list-item>
        <text:list-item>
          <text:p text:style-name="P97"><text:span text:style-name="T3">luctu</text:span> -us | lutto. = mœrore, dolore, planctu. ⊂ luge. </text:p>
        </text:list-item>
        <text:list-item>
          <text:p text:style-name="P97">—<text:span text:style-name="T3">uoso</text:span> -us | luttuoso | -ueux, <text:span text:style-name="T5">triste</text:span> | -ual | -uös. </text:p>
        </text:list-item>
        <text:list-item>
          <text:p text:style-name="P97"><text:span text:style-name="T3">lucubratione</text:span> -tio | e—zione | é—tion | -tion | -tion. = vigilia, studio ad luce de candela. </text:p>
        </text:list-item>
        <text:list-item>
          <text:p text:style-name="P97"><text:span text:style-name="T3">lude</text:span> -o | <text:span text:style-name="T5">giuocare</text:span>, ludere | <text:span text:style-name="T5">jouer</text:span> | <text:span text:style-name="T5">to play</text:span> | <text:span text:style-name="T5">spielen</text:span>. = joca. ⊃ luso, allude, delude, elude, illude, interludio, præludio, prolusione. </text:p>
        </text:list-item>
        <text:list-item>
          <text:p text:style-name="P97"><text:span text:style-name="T3">ludo</text:span> -us | ludo. = ton lude, joco. </text:p>
        </text:list-item>
        <text:list-item>
          <text:p text:style-name="P97"><text:span text:style-name="T3">lue</text:span> luo | <text:span text:style-name="T5">pagare</text:span> | <text:span text:style-name="T5">payer</text:span> | <text:span text:style-name="T5">pay</text:span> | <text:span text:style-name="T5">bezahlen</text:span>. </text:p>
        </text:list-item>
        <text:list-item>
          <text:p text:style-name="P97">— -o = lava, solve, purga. ⊃ luto, ablue, dilue, pollue, lava, solve. ⊂ E. ⊃ G. ly, loúō. </text:p>
        </text:list-item>
        <text:list-item>
          <text:p text:style-name="P97"><text:span text:style-name="T3">lue</text:span> -es | lue | | lues | Lues. = peste, morbo contagioso. </text:p>
        </text:list-item>
        <text:list-item>
          <text:p text:style-name="P97"><text:span text:style-name="T3">luge</text:span> -eo = fle, plange, plora. ⊃ lugubre, luctu. </text:p>
        </text:list-item>
        <text:list-item>
          <text:p text:style-name="P97"><text:span text:style-name="T3">lugubre</text:span> -ŭbris | -bre | -bre | -brious | -ber. = quod fac luge, de luctu. </text:p>
        </text:list-item>
        <text:list-item>
          <text:p text:style-name="P97"><text:span text:style-name="T3">lumbo</text:span> -us | lombo | lombe, longe | lumbar <text:span text:style-name="T5">region</text:span>, loin | Lumbel, Lende. </text:p>
        </text:list-item>
        <text:list-item>
          <text:p text:style-name="P97">—<text:span text:style-name="T3">agine</text:span> ĭ 300 | lombaggine | -ago | -ago | -ago. = debilitate de lumbos. </text:p>
        </text:list-item>
        <text:list-item>
          <text:p text:style-name="P97">—<text:span text:style-name="T3">are</text:span> | lombare | lombaire | -al, -ar | -al. = de lumbo. </text:p>
        </text:list-item>
        <text:list-item>
          <text:p text:style-name="P97"><text:span text:style-name="T3">lumbrico</text:span> 100 | lombrico | lombric | <text:span text:style-name="T5">earth-worm</text:span> | <text:span text:style-name="T5">Regenwurm</text:span>. = Zool. « lumbrīcus agricola », verme de terra. </text:p>
        </text:list-item>
        <text:list-item>
          <text:p text:style-name="P97">—<text:span text:style-name="T3">ale</text:span> N | -ale | | -al | -al. = (musculo flectente digitos) in forma de lumbrico. </text:p>
        </text:list-item>
        <text:list-item>
          <text:p text:style-name="P97"><text:span text:style-name="T3">lumine</text:span> -men -mĭn- | lume | lumière | <text:span text:style-name="T5">light</text:span> | <text:span text:style-name="T5">Licht</text:span>. ⊃ illumina. ⊂ lu(ce) -mine. </text:p>
        </text:list-item>
        <text:list-item>
          <text:p text:style-name="P97">—<text:span text:style-name="T3">are</text:span> -are | -are | -aire | -ary | <text:span text:style-name="T5">Leuchte</text:span>. </text:p>
        </text:list-item>
        <text:list-item>
          <text:p text:style-name="P97">—<text:span text:style-name="T3">oso</text:span> -ōsus | -oso | -eux | -ous | -ös. </text:p>
        </text:list-item>
        <text:list-item>
          <text:p text:style-name="P97">——<text:span text:style-name="T3">itate</text:span> | -ità | -ité | -ity. </text:p>
        </text:list-item>
        <text:list-item>
          <text:p text:style-name="P97"><text:span text:style-name="T3">LUNA</text:span> -a | luna | lune | <text:span text:style-name="T5">moon</text:span>, luna | <text:span text:style-name="T5">Mond</text:span> | H. luna | P. lua. ⊂ E. lu(ce) -na ⊃ R. luna. </text:p>
        </text:list-item>
        <text:list-item>
          <text:p text:style-name="P97">—<text:span text:style-name="T3">are</text:span> -aris | -are | -aire | -ar | -ar. </text:p>
        </text:list-item>
        <text:list-item>
          <text:p text:style-name="P97">—<text:span text:style-name="T3">atico</text:span> ĭ 500 | -ico | -ique | -ic | -isch. </text:p>
        </text:list-item>
        <text:list-item>
          <text:p text:style-name="P97">—<text:span text:style-name="T3">atione</text:span> | -azione | -aison | -ation | -ation. = tempore ab luna novo ad sequente. </text:p>
        </text:list-item>
        <text:list-item>
          <text:p text:style-name="P97"><text:span text:style-name="T3">lupo</text:span> -us | lupo | loup | wolf | Wolf | H. P. lobo. = Zool. « canis lupus ». ⊂ E. vlqo ⊃ A. D., G. lyco, R. volk, S. v’rka. </text:p>
        </text:list-item>
        <text:list-item>
          <text:p text:style-name="P97"><text:span text:style-name="T3">lupus</text:span> N | -us | -us | -us | -us. = morbo ulceroso ad cute. ⊂ L. <text:soft-page-break/>nominativo de « lupo ». </text:p>
        </text:list-item>
        <text:list-item>
          <text:p text:style-name="P97"><text:span text:style-name="T3">lurido</text:span> -ĭdus | -ido | -ide | -id | <text:span text:style-name="T5">fahl</text:span>. = pallido, livido, cum colore de cadavere. ⊃ F. lourd = grave || G. chloro = viride. </text:p>
        </text:list-item>
        <text:list-item>
          <text:p text:style-name="P97"><text:span text:style-name="T3">luso</text:span> -us = quem lude. ⊃ illuso, deluso. </text:p>
        </text:list-item>
        <text:list-item>
          <text:p text:style-name="P97"><text:span text:style-name="T3">lustra</text:span> -o | -are | -er | -ate | -ieren. = purga, redde lucido. ⊃ illustra, perlustra. ⊂ lustro. </text:p>
        </text:list-item>
        <text:list-item>
          <text:p text:style-name="P97">—<text:span text:style-name="T3">ale</text:span> -alis | -ale | -al | -al | -al. = de purificatione. </text:p>
        </text:list-item>
        <text:list-item>
          <text:p text:style-name="P97">—<text:span text:style-name="T3">tione</text:span> 100 | -zione | -tion | -tion | -tion. </text:p>
        </text:list-item>
        <text:list-item>
          <text:p text:style-name="P97"><text:span text:style-name="T3">lustro</text:span> -um = purificatione post periodo de 5 anno. ⊂ luc, aut luce. </text:p>
        </text:list-item>
        <text:list-item>
          <text:p text:style-name="P97">— -um | -ro | -re | -rum | -rum. = periodo de 5 anno. </text:p>
        </text:list-item>
        <text:list-item>
          <text:p text:style-name="P97">— M | -ro | -re. = nitore, splendore. </text:p>
        </text:list-item>
        <text:list-item>
          <text:p text:style-name="P97">— M | | -re | -er | -re. = candelabro multiplo. </text:p>
        </text:list-item>
        <text:list-item>
          <text:p text:style-name="P97">lustro -um = caverna. </text:p>
        </text:list-item>
        <text:list-item>
          <text:p text:style-name="P97"><text:span text:style-name="T3">luta</text:span> 100 | -tare | -ter | -te | -tiéren. = da luto. </text:p>
        </text:list-item>
        <text:list-item>
          <text:p text:style-name="P97"><text:span text:style-name="T3">luto</text:span> -um | luto, loto, <text:span text:style-name="T5">fango</text:span> | lut | lute | Lutum. = limo. </text:p>
        </text:list-item>
        <text:list-item>
          <text:p text:style-name="P97"><text:span text:style-name="T3">luxo</text:span> = luxato, ex loco. || G. loxo [obliquo]. </text:p>
        </text:list-item>
        <text:list-item>
          <text:p text:style-name="P97">—<text:span text:style-name="T3">a</text:span> -o | lussare | -er | -ate | <text:span text:style-name="T5">verrenken</text:span>, -ieren. </text:p>
        </text:list-item>
        <text:list-item>
          <text:p text:style-name="P97">—<text:span text:style-name="T3">atione</text:span> 400 | lussazione | -tion | -tion | -tion. </text:p>
        </text:list-item>
        <text:list-item>
          <text:p text:style-name="P97"><text:span text:style-name="T3">luxu</text:span> -us | lusso | luxe | luxe | <text:span text:style-name="T5">Pracht</text:span>, Luxux. = magnificentia, superfluitate, sumptuositate. ⊃ luxuria. </text:p>
        </text:list-item>
        <text:list-item>
          <text:p text:style-name="P97">—<text:span text:style-name="T3">ria</text:span> -rĭa | lussuria | -re | -ry. = luxu, lascivia. </text:p>
        </text:list-item>
        <text:list-item>
          <text:p text:style-name="P97">—<text:span text:style-name="T3">riante</text:span> | lussureggiante | -ant | -ant. = (vegetatione) abundante. </text:p>
        </text:list-item>
        <text:list-item>
          <text:p text:style-name="P97">—<text:span text:style-name="T3">rioso</text:span> -us | lussurioso | -eux | -ous | -ös. = lascivo. </text:p>
        </text:list-item>
        <text:list-item>
          <text:p text:style-name="P97">G. ly lúō = || lue, solve. = analysi, dialysi. </text:p>
        </text:list-item>
        <text:list-item>
          <text:p text:style-name="P97"><text:span text:style-name="T3">lyceo</text:span> -ēum | liceo | -ée | -eum | -eum. ⊂ G. lúceion = schola in Athenæ, ubi Aristotele doce. </text:p>
        </text:list-item>
        <text:list-item>
          <text:p text:style-name="P97">G. lyco lúcos = || lupo. ⊃ </text:p>
        </text:list-item>
        <text:list-item>
          <text:p text:style-name="P97"><text:span text:style-name="T3">lycopodio</text:span> | lico— | -ode | -od | <text:span text:style-name="T5">Bärlapp</text:span>. = Bot. « lycopodium clavatum ». ⊂ lyco [lupo] pod [pede] -io. </text:p>
        </text:list-item>
        <text:list-item>
          <text:p text:style-name="P97"><text:span text:style-name="T3">lympha</text:span> -a = aqua limpido, surgente. Scripto etiam « lumpa, limpa ». </text:p>
        </text:list-item>
        <text:list-item>
          <text:p text:style-name="P97">— N | linfa | lymphe | lymph | Lymphe. = aqua de sanguine, de arbore. </text:p>
        </text:list-item>
        <text:list-item>
          <text:p text:style-name="P97">—tico -ĭcus = furioso, delirante. </text:p>
        </text:list-item>
        <text:list-item>
          <text:p text:style-name="P97">—<text:span text:style-name="T3">tico</text:span> -ĭcus | linfatico | -ique | -ic | -isch. = (homo) cum (excessu de) lympha, (canale) que duc lympha. </text:p>
        </text:list-item>
        <text:list-item>
          <text:p text:style-name="P97"><text:span text:style-name="T3">lynce</text:span> lynx | lince | lynx | lynx | Luchs. = Zool. « felis lynx ». ⊂ G. lúnx. </text:p>
        </text:list-item>
        <text:list-item>
          <text:p text:style-name="P97"><text:span text:style-name="T3">lyra</text:span> -a | lira | lyre | lyre | Lyra, Leier. = instrumento musical, simile ad cithara. ⊂ G. lúra. </text:p>
        </text:list-item>
        <text:list-item>
          <text:p text:style-name="P97">—<text:span text:style-name="T3">ico</text:span> -ĭcus | lirico | -ique | -ic | -isch, -iker. ⊂ G. -icós. </text:p>
        </text:list-item>
        <text:list-item>
          <text:p text:style-name="P47">—<text:span text:style-name="T3">ismo</text:span> | lirismo | -isme | -icism. ⊂ -ismós. </text:p>
        </text:list-item>
      </text:list>
      <text:p text:style-name="Text_20_body"><text:span text:style-name="T3">M</text:span> </text:p>
      <text:list xml:id="list520511495" text:style-name="L39">
        <text:list-item>
          <text:p text:style-name="P98"><text:span text:style-name="T3">mace</text:span> -eo (Plauto) = es macro, habe macie. </text:p>
        </text:list-item>
        <text:list-item>
          <text:p text:style-name="P98"><text:span text:style-name="T3">macera</text:span> -ĕro | -are | -érer | -ate | -ieren. = consume. </text:p>
        </text:list-item>
        <text:list-item>
          <text:p text:style-name="P98"><text:soft-page-break/>—<text:span text:style-name="T3">tione</text:span> 100 | -zione | -ération | -tion. </text:p>
        </text:list-item>
        <text:list-item>
          <text:p text:style-name="P98">G. mache máchē = pugna. ⊃ logomachia. </text:p>
        </text:list-item>
        <text:list-item>
          <text:p text:style-name="P98"><text:span text:style-name="T3">machina</text:span> -ĭna | macchina | -ine | -ine | Maschine | H. máquina | P. -ina. ⊂ G. mēchan <text:span text:style-name="T3">ē</text:span> ⊂ m <text:span text:style-name="T3">ē</text:span>chos = instrumento, auxilio. ⊂ E. magh ⊃ A. may, D. mögen = pote, D. Macht = vi, potestate; R. moc’i, mogy = pote. </text:p>
        </text:list-item>
        <text:list-item>
          <text:p text:style-name="P98">— -ĭnor | macchinare | -er | -ate | -ieren. = cogita, medita (cum dolo). </text:p>
        </text:list-item>
        <text:list-item>
          <text:p text:style-name="P98">—<text:span text:style-name="T3">ale</text:span> 100 | macchinale | -al | -al | maschinell. </text:p>
        </text:list-item>
        <text:list-item>
          <text:p text:style-name="P98">—<text:span text:style-name="T3">tione</text:span> 300 | -zione | -tion | -tion | -tion. = artificio, astutia, dolo, inventione. </text:p>
        </text:list-item>
        <text:list-item>
          <text:p text:style-name="P98">—<text:span text:style-name="T3">ista</text:span> | macchinista, meccanico | -iste, mécanicien | -ist | -ist. = qui dirige machina. </text:p>
        </text:list-item>
        <text:list-item>
          <text:p text:style-name="P98"><text:span text:style-name="T3">macie</text:span> -ĭes | macilenza | macilence | macilency | Macies. = to mace. </text:p>
        </text:list-item>
        <text:list-item>
          <text:p text:style-name="P98"><text:span text:style-name="T3">macilento</text:span> 400 | -ento | | -ent. = macro, cum macie. </text:p>
        </text:list-item>
        <text:list-item>
          <text:p text:style-name="P98"><text:span text:style-name="T3">macro</text:span> macer | magro | maigre | meager | mager. = emaciato. ⊂ mace. </text:p>
        </text:list-item>
        <text:list-item>
          <text:p text:style-name="P98">G. macro -ós = longo, magno. </text:p>
        </text:list-item>
        <text:list-item>
          <text:p text:style-name="P98"><text:span text:style-name="T3">macrocosmo</text:span> | -mo | -me | -m | -mus. ⊂ macro [magno] cosmo [mundo]. </text:p>
        </text:list-item>
        <text:list-item>
          <text:p text:style-name="P98"><text:span text:style-name="T3">macula</text:span> -ŭla | macchia | <text:span text:style-name="T5">tache</text:span>, -ule | <text:span text:style-name="T5">spot</text:span>, -ula | <text:span text:style-name="T5">Fleck</text:span>, Makel. </text:p>
        </text:list-item>
        <text:list-item>
          <text:p text:style-name="P98">— -ŭla | maglia | maille | mail | <text:span text:style-name="T5">Masch</text:span>. = lacuna, foro. </text:p>
        </text:list-item>
        <text:list-item>
          <text:p text:style-name="P98">— -ŭlo | macchiare | <text:span text:style-name="T5">tacher</text:span>, -er | -ate | -ieren. = fac macula. </text:p>
        </text:list-item>
        <text:list-item>
          <text:p text:style-name="P98"><text:span text:style-name="T3">made</text:span> -eo = es madido. </text:p>
        </text:list-item>
        <text:list-item>
          <text:p text:style-name="P98">—<text:span text:style-name="T3">fac</text:span> -io | | madéfier | -fy | -ficieren. </text:p>
        </text:list-item>
        <text:list-item>
          <text:p text:style-name="P98">——<text:span text:style-name="T3">tione</text:span> | | madéfaction | -tion | -tion. </text:p>
        </text:list-item>
        <text:list-item>
          <text:p text:style-name="P98">—<text:span text:style-name="T3">ido</text:span> -ĭdus | -ido, <text:span text:style-name="T5">bagnato</text:span> | <text:span text:style-name="T5">mouillé</text:span> | -id, <text:span text:style-name="T5">wet</text:span> | <text:span text:style-name="T5">feucht</text:span>. = humido, anti sicco. </text:p>
        </text:list-item>
        <text:list-item>
          <text:p text:style-name="P98"><text:span text:style-name="T3">mæandro</text:span> -us | meandro | méandre | meander | -ander. = sinu de fluvio. ⊂ G. Maíandros, fluvio de Phrygia. </text:p>
        </text:list-item>
        <text:list-item>
          <text:p text:style-name="P98"><text:span text:style-name="T3">mære</text:span> -eo = es mæsto. </text:p>
        </text:list-item>
        <text:list-item>
          <text:p text:style-name="P98"><text:span text:style-name="T3">mæsto</text:span> -us | I. P. mesto ⊃ A. D. F. mesto (musica). = que mære, triste, cum dolore, afflicto. </text:p>
        </text:list-item>
        <text:list-item>
          <text:p text:style-name="P98"><text:span text:style-name="T3">magia</text:span> -īa 100 | -ia | -ie | -ic | -ie. ⊂ G. mageía. = arte de magos. </text:p>
        </text:list-item>
        <text:list-item>
          <text:p text:style-name="P98">—<text:span text:style-name="T3">ico</text:span> -ĭcus | -ico | -ique | -ical | -isch. ⊂ G. -icós. </text:p>
        </text:list-item>
        <text:list-item>
          <text:p text:style-name="P98"><text:span text:style-name="T3">magis</text:span> -is = plus. ⊃ magistro. || L. magno, majore, maximo. || ? A. more, D. mehr = magis. </text:p>
        </text:list-item>
        <text:list-item>
          <text:p text:style-name="P98"><text:span text:style-name="T3">magisterio</text:span> -ĭum | -erio | -ère | -ery | -erium. = functione, dignitate, officio de magistro. </text:p>
        </text:list-item>
        <text:list-item>
          <text:p text:style-name="P98"><text:span text:style-name="T3">magistro</text:span> -ster | maestro | maître | master, mister | Meister, <text:span text:style-name="T5">Lehrer</text:span>. = præsidente, præposito, directore, professore, præceptore, pædagogo. ⊂ magis -tro = superiore. </text:p>
        </text:list-item>
        <text:list-item>
          <text:p text:style-name="P98">—<text:span text:style-name="T3">ale</text:span> 100 | -ale | -al | -al | -al. </text:p>
        </text:list-item>
        <text:list-item>
          <text:p text:style-name="P98">—<text:span text:style-name="T3">atu</text:span> -us | -atura | -ature | -acy | -at. </text:p>
        </text:list-item>
        <text:list-item>
          <text:p text:style-name="P98"><text:span text:style-name="T3">magma</text:span>(te) 100 | -ma | -ma | -ma | -ma. = massa, pasta. ⊂ G. mágma. </text:p>
        </text:list-item>
        <text:list-item>
          <text:p text:style-name="P98"><text:span text:style-name="T3">magnanimo</text:span> -ĭmus | -imo | -ime | -imous | im. = cum magno animo. </text:p>
        </text:list-item>
        <text:list-item>
          <text:p text:style-name="P98"><text:soft-page-break/>—<text:span text:style-name="T3">itate</text:span> -itas | -ità | -ité | -ity | -ität. </text:p>
        </text:list-item>
        <text:list-item>
          <text:p text:style-name="P98"><text:span text:style-name="T3">magnesia</text:span> N | -esia | -ésie | -esia | -esia. = oxido de magnesio. ⊂ G. Magnēsía, urbe de Lydia. </text:p>
        </text:list-item>
        <text:list-item>
          <text:p text:style-name="P98"><text:span text:style-name="T3">magnesio</text:span> N | -io | -ium | -ium | -ium. = metallo cum symbolo « Mg », tracto ex « magnesia ». </text:p>
        </text:list-item>
        <text:list-item>
          <text:p text:style-name="P98"><text:span text:style-name="T3">magnete</text:span> -gnes | -ete | <text:span text:style-name="T5">aimant</text:span> | -et | -et. = lapide que trahe ferro. ⊂ G. magn <text:span text:style-name="T3">ē</text:span>tis. = lapide de Magnesia. </text:p>
        </text:list-item>
        <text:list-item>
          <text:p text:style-name="P98">—<text:span text:style-name="T3">ico</text:span> ĭ 300 | -ico | -ique | -ic | -isch. </text:p>
        </text:list-item>
        <text:list-item>
          <text:p text:style-name="P98">—<text:span text:style-name="T3">ismo</text:span> | -ismo | -étisme | -ism | -ismus. </text:p>
        </text:list-item>
        <text:list-item>
          <text:p text:style-name="P98">—<text:span text:style-name="T3">iza</text:span> | -izzare | -étiser | -ize | -isieren. </text:p>
        </text:list-item>
        <text:list-item>
          <text:p text:style-name="P98"><text:span text:style-name="T3">magnifica</text:span> -ĭco | -ficare | -fier | -fy | <text:span text:style-name="T5">hochschätzen</text:span>. = fac magno, exalta, lauda. </text:p>
        </text:list-item>
        <text:list-item>
          <text:p text:style-name="P98">—<text:span text:style-name="T3">entia</text:span> -entia | -enza | -ence | -ence | -enz. = splendore. </text:p>
        </text:list-item>
        <text:list-item>
          <text:p text:style-name="P98"><text:span text:style-name="T3">magnifico</text:span> -ĭcus | -ico | -ique | -ic | -ik. = qui fac re magno, liberale, splendido, glorioso. </text:p>
        </text:list-item>
        <text:list-item>
          <text:p text:style-name="P98"><text:span text:style-name="T3">magniloquentia</text:span> -entia | -enza | | -ence | -enz. = to loque in forma magno, sublimitate de loquela. </text:p>
        </text:list-item>
        <text:list-item>
          <text:p text:style-name="P98"><text:span text:style-name="T3">magnitudine</text:span> -udo -udĭn- | <text:span text:style-name="T5">grandezza</text:span>, -tudine | <text:span text:style-name="T5">grandeur</text:span>, -tude | <text:span text:style-name="T5">greatness</text:span>, -tude | <text:span text:style-name="T5">Grösse</text:span>. = to es magno. </text:p>
        </text:list-item>
        <text:list-item>
          <text:p text:style-name="P98"><text:span text:style-name="T3">magno</text:span> -us | <text:span text:style-name="T5">grande</text:span> | <text:span text:style-name="T5">grand</text:span> | <text:span text:style-name="T5">great</text:span> | <text:span text:style-name="T5">gross</text:span>. ⊃ magnifica, magnitudine. || L. magis, majore; G. mega. </text:p>
        </text:list-item>
        <text:list-item>
          <text:p text:style-name="P98"><text:span text:style-name="T3">magnolia</text:span> N | -ia | -ia | -ia | -ie. = Bot. « magnolia grandiflora ». ⊂ Magnol, botanico † in Montpellier, anno 1715. </text:p>
        </text:list-item>
        <text:list-item>
          <text:p text:style-name="P98"><text:span text:style-name="T3">mago</text:span> -us | mago | magicien | magician | Magiker. ⊂ G. mágos. ⊂ Persico. ⊃ magia. </text:p>
        </text:list-item>
        <text:list-item>
          <text:p text:style-name="P98"><text:span text:style-name="T3">majestate</text:span> -tas | maestà | -sté | -sty | -stät. ⊂ majus -tate. </text:p>
        </text:list-item>
        <text:list-item>
          <text:p text:style-name="P98"><text:span text:style-name="T3">majo</text:span> -us | maggio | mai | may | Mai. = mense numero 5, periodo de majore vegetatione. </text:p>
        </text:list-item>
        <text:list-item>
          <text:p text:style-name="P98"><text:span text:style-name="T3">majore</text:span> -jor | maggiore | majeur, maire | major, mayor | major. = plus magno. </text:p>
        </text:list-item>
        <text:list-item>
          <text:p text:style-name="P98">—<text:span text:style-name="T3">itate</text:span> | maggioranza | -ité | -ity | -ität. = numero majore. </text:p>
        </text:list-item>
        <text:list-item>
          <text:p text:style-name="P98">—— | maggiorità | -ité | -ity | -ennität. = ætate majore de 21 anno. </text:p>
        </text:list-item>
        <text:list-item>
          <text:p text:style-name="P98">majus ( <text:span text:style-name="T5">neutro</text:span>) = majore. </text:p>
        </text:list-item>
        <text:list-item>
          <text:p text:style-name="P98"><text:span text:style-name="T3">majusculo</text:span> -ŭlus | maiuscolo | -scule | -scule | -skel. = pauco majore, littera capitale. ⊂ majus -culo. </text:p>
        </text:list-item>
        <text:list-item>
          <text:p text:style-name="P98">mala -a = maxilla </text:p>
        </text:list-item>
        <text:list-item>
          <text:p text:style-name="P98"><text:span text:style-name="T3">male</text:span> male | male, malamente | mal | <text:span text:style-name="T5">ill</text:span> | <text:span text:style-name="T5">schlecht</text:span>. = in modo malo. </text:p>
        </text:list-item>
        <text:list-item>
          <text:p text:style-name="P98">—<text:span text:style-name="T3">dic</text:span> -dīco | -ire | maudire | <text:span text:style-name="T5">to curse</text:span> | <text:span text:style-name="T5">fluchen</text:span>. = exsecra, impreca. </text:p>
        </text:list-item>
        <text:list-item>
          <text:p text:style-name="P98">——<text:span text:style-name="T3">tione</text:span> -tio | -zione | -édiction | -ction | -ction. </text:p>
        </text:list-item>
        <text:list-item>
          <text:p text:style-name="P98">—<text:span text:style-name="T3">factore</text:span> -tor (Plauto) | malfattore | malfaiteur | -tor | -tor. = facinoroso, reo, scelerato, impio, improbo. </text:p>
        </text:list-item>
        <text:list-item>
          <text:p text:style-name="P98">—<text:span text:style-name="T3">fico</text:span> -ĭcus | -ico | maléfique | -ic. = que fac malo [damno]. </text:p>
        </text:list-item>
        <text:list-item>
          <text:p text:style-name="P98">——<text:span text:style-name="T3">io</text:span> -ium | -ficio | -éfice | -fice | -fiz. </text:p>
        </text:list-item>
        <text:list-item>
          <text:p text:style-name="P98">—<text:span text:style-name="T3">volente</text:span> -ens (Plauto) | -volo | malévole, malveillant | -lent | -lent. = malevolo, maligno, iniquo. </text:p>
        </text:list-item>
        <text:list-item>
          <text:p text:style-name="P98">——<text:span text:style-name="T3">ia</text:span> -ia | -enza | malveillance | -ence | -enz. = invidia, odio. </text:p>
        </text:list-item>
        <text:list-item>
          <text:p text:style-name="P98">—<text:span text:style-name="T3">volo</text:span> -vŏlus = malevolente. </text:p>
        </text:list-item>
        <text:list-item>
          <text:p text:style-name="P98"><text:soft-page-break/><text:span text:style-name="T3">maligno</text:span> -us | -igno | -in, -igne | -ign | <text:span text:style-name="T5">bösartig</text:span>. = que gene malo, perverso, improbo. ⊂ mal(o) -i- g(e)n(e) -o. </text:p>
        </text:list-item>
        <text:list-item>
          <text:p text:style-name="P98">—<text:span text:style-name="T3">itate</text:span> -itas | -ità | -ité | -ity | -ität. </text:p>
        </text:list-item>
        <text:list-item>
          <text:p text:style-name="P98"><text:span text:style-name="T3">malitia</text:span> -a | -izia | -ice | -ice | -ice. = to es malo, perversitate, astutia, vitio. </text:p>
        </text:list-item>
        <text:list-item>
          <text:p text:style-name="P98">—<text:span text:style-name="T3">ioso</text:span> -us | -zioso | -cieux | -cious | -iös. </text:p>
        </text:list-item>
        <text:list-item>
          <text:p text:style-name="P98"><text:span text:style-name="T3">malleabile</text:span> | -bile | -éable | -ble | -bel. = quem pote tracta per malleo. </text:p>
        </text:list-item>
        <text:list-item>
          <text:p text:style-name="P98">—<text:span text:style-name="T3">itate</text:span> | -ità | -éabilité | -ity | -ität. </text:p>
        </text:list-item>
        <text:list-item>
          <text:p text:style-name="P98"><text:span text:style-name="T3">malleo</text:span> -us | maglio, <text:span text:style-name="T5">mazza</text:span>, <text:span text:style-name="T5">martello</text:span> | mail, maillet, <text:span text:style-name="T5">marteau</text:span> | mallet, <text:span text:style-name="T5">hammer</text:span> | <text:span text:style-name="T5">Hammer</text:span>. </text:p>
        </text:list-item>
        <text:list-item>
          <text:p text:style-name="P98"><text:span text:style-name="T3">malo</text:span> mălus, mălum | malvagio, <text:span text:style-name="T5">cattivo</text:span>, il male | mauvais, mal | <text:span text:style-name="T5">bad</text:span>, <text:span text:style-name="T5">evil</text:span>, <text:span text:style-name="T5">ill</text:span> | <text:span text:style-name="T5">schlecht</text:span>, <text:span text:style-name="T5">böse</text:span>. ⊃ male, malitia. </text:p>
        </text:list-item>
        <text:list-item>
          <text:p text:style-name="P98"><text:span text:style-name="T3">malo</text:span> mālum | mela, <text:span text:style-name="T5">pomo</text:span> | <text:span text:style-name="T5">pomme</text:span> | <text:span text:style-name="T5">apple</text:span> | <text:span text:style-name="T5">Apfel</text:span>. </text:p>
        </text:list-item>
        <text:list-item>
          <text:p text:style-name="P98">— mālus | melo | <text:span text:style-name="T5">pommier</text:span> | <text:span text:style-name="T5">appletree</text:span> | <text:span text:style-name="T5">Apfelbaum</text:span>. = Bot. « pirus malus ». ⊂ G. m <text:span text:style-name="T3">ē</text:span>lon. </text:p>
        </text:list-item>
        <text:list-item>
          <text:p text:style-name="P98"><text:span text:style-name="T3">malo</text:span> mālus | | mât | mast | Mast. = arbore de nave. </text:p>
        </text:list-item>
        <text:list-item>
          <text:p text:style-name="P98">L. malo = me magis vol. </text:p>
        </text:list-item>
        <text:list-item>
          <text:p text:style-name="P98"><text:span text:style-name="T3">maltha</text:span> -a | -ta, mota | -the | -tha | <text:span text:style-name="T5">Bergteer</text:span>. = luto, limo. ⊂ G. máltha. </text:p>
        </text:list-item>
        <text:list-item>
          <text:p text:style-name="P98"><text:span text:style-name="T3">malva</text:span> -a | -va | mauve | mallow | Malve. = Bot. « malva sylvestris ». || G. maláchē ⊂ Hebraico mallūah. </text:p>
        </text:list-item>
        <text:list-item>
          <text:p text:style-name="P98"><text:span text:style-name="T3">malversatione</text:span> | -zione | -tion | -tion | -tion. = prævaricatione, concussione. ⊂ mal(e) versa -tione. </text:p>
        </text:list-item>
        <text:list-item>
          <text:p text:style-name="P98"><text:span text:style-name="T3">mamilla</text:span> 100 | mammella | mamelle | <text:span text:style-name="T5">breast</text:span> | <text:span text:style-name="T5">Brust</text:span>. = mamma. </text:p>
        </text:list-item>
        <text:list-item>
          <text:p text:style-name="P98">—<text:span text:style-name="T3">are</text:span> | mammellare | -aire | -ary | -arish. </text:p>
        </text:list-item>
        <text:list-item>
          <text:p text:style-name="P98"><text:span text:style-name="T3">mamma</text:span> -a = mamilla, organo que cerne lacte. </text:p>
        </text:list-item>
        <text:list-item>
          <text:p text:style-name="P98">— -a (Plauto) | mamma | maman | mamma, mam, <text:span text:style-name="T5">mother</text:span> | Mamà. = matre [voce infantile]. || G. mámma, mámmē. </text:p>
        </text:list-item>
        <text:list-item>
          <text:p text:style-name="P98">—<text:span text:style-name="T3">ifero</text:span> -ĕrus | mammifero | mammifère | mammifer, mammiferous | <text:span text:style-name="T5">Säugetiere</text:span>. = (animale) que fer mammas. </text:p>
        </text:list-item>
        <text:list-item>
          <text:p text:style-name="P98">—<text:span text:style-name="T3">iforme</text:span> | -orme | -orme | -orm. </text:p>
        </text:list-item>
        <text:list-item>
          <text:p text:style-name="P98"><text:span text:style-name="T3">mana</text:span> -o = emana. </text:p>
        </text:list-item>
        <text:list-item>
          <text:p text:style-name="P98"><text:span text:style-name="T3">manco</text:span> -us | manco, monco | manchot | mangled | mangelhaft. = mutilo, deficiente, infausto sinistro. </text:p>
        </text:list-item>
        <text:list-item>
          <text:p text:style-name="P98">— a M | mancare | manquer. = defice, care. </text:p>
        </text:list-item>
        <text:list-item>
          <text:p text:style-name="P98"><text:span text:style-name="T3">manda</text:span> -o | -are, <text:span text:style-name="T5">affidare</text:span> | -er | <text:span text:style-name="T5">entrust</text:span> | <text:span text:style-name="T5">bestellen</text:span>. = committe, delega, ordina, impone officio, da onere. ⊃ commenda, demanda, remanda. ⊂ man(u) da. </text:p>
        </text:list-item>
        <text:list-item>
          <text:p text:style-name="P98">—<text:span text:style-name="T3">ante</text:span> | -ante | -ant | -ator | -ant. </text:p>
        </text:list-item>
        <text:list-item>
          <text:p text:style-name="P98">—<text:span text:style-name="T3">ato</text:span> -um | il mandato | -at | -ate | -at. </text:p>
        </text:list-item>
        <text:list-item>
          <text:p text:style-name="P98">——<text:span text:style-name="T3">ario</text:span> 300 | -ario | -aire | -ary | -ar. = qui recipe mandato. </text:p>
        </text:list-item>
        <text:list-item>
          <text:p text:style-name="P98"><text:span text:style-name="T3">mande</text:span> -o = manduca. ⊃ mandibula, manduca, mastica. = || G. masáomai = ede. </text:p>
        </text:list-item>
        <text:list-item>
          <text:p text:style-name="P98">—<text:span text:style-name="T3">ibula</text:span> ŭ 500 | -bola | -bule, <text:span text:style-name="T5">mâchoire</text:span> | -ble, <text:span text:style-name="T5">jaw</text:span> | <text:span text:style-name="T5">Kinnlade</text:span>. </text:p>
        </text:list-item>
        <text:list-item>
          <text:p text:style-name="P98"><text:span text:style-name="T3">manduca</text:span> -ūco, -ūcor | -are | <text:span text:style-name="T5">mâcher</text:span> | -ate | <text:span text:style-name="T5">kauen</text:span>. = mande, mastica. </text:p>
        </text:list-item>
        <text:list-item>
          <text:p text:style-name="P98"><text:soft-page-break/>— 400 | mangiare | manger. = ede. </text:p>
        </text:list-item>
        <text:list-item>
          <text:p text:style-name="P98">—<text:span text:style-name="T3">tione</text:span> | -zione | -tion | -tion | -tion. </text:p>
        </text:list-item>
        <text:list-item>
          <text:p text:style-name="P98"><text:span text:style-name="T3">mane</text:span> mane = matutino, initio de die. ⊃ I. (sta)mane = isto mane; I. (do)mani, F. demain = cras; H. mañana, P. manhâ = mane. </text:p>
        </text:list-item>
        <text:list-item>
          <text:p text:style-name="P98"><text:span text:style-name="T3">mane</text:span> -eo = (per)mane, (re)mane, habita, dura. ⊃ immanente, mansione. || G. ménō = maneo. </text:p>
        </text:list-item>
        <text:list-item>
          <text:p text:style-name="P98"><text:span text:style-name="T3">Manes</text:span> (-es, -ium) | Dei mani | -es | -es | -en. = animas de mortuos. </text:p>
        </text:list-item>
        <text:list-item>
          <text:p text:style-name="P98"><text:span text:style-name="T3">manganesio</text:span> N | -ese | -ese | -ese | Mangan. = metallo cum symbolo « Mn ». </text:p>
        </text:list-item>
        <text:list-item>
          <text:p text:style-name="P98"><text:span text:style-name="T3">mania</text:span> | -ia | -ie | -ia, <text:span text:style-name="T5">madness</text:span> | -ie. = insania. ⊂ G. manía ⊂ mene. </text:p>
        </text:list-item>
        <text:list-item>
          <text:p text:style-name="P98">—<text:span text:style-name="T3">iaco</text:span> -ăcus | -iaco | -iaque | -iac | -iacus. </text:p>
        </text:list-item>
        <text:list-item>
          <text:p text:style-name="P98"><text:span text:style-name="T3">manica</text:span> -ĭca | -nica | -nche | <text:span text:style-name="T5">sleeve</text:span>, -nche | <text:span text:style-name="T5">Aermel</text:span>. = parte de veste, ab brachio ad manu. </text:p>
        </text:list-item>
        <text:list-item>
          <text:p text:style-name="P98"><text:span text:style-name="T3">manifesta</text:span> -o | -are | -er | to manifest | -ieren. = redde manifesto, ostende, indica, vulga. </text:p>
        </text:list-item>
        <text:list-item>
          <text:p text:style-name="P98">—<text:span text:style-name="T3">tione</text:span> 400 | -zione | -tion | -tion | -tion. </text:p>
        </text:list-item>
        <text:list-item>
          <text:p text:style-name="P98"><text:span text:style-name="T3">manifesto</text:span> -us | -esto | -este | -est | -est. = patente, claro, evidente, notorio. ⊂ manu fende. = tangibile per manu. </text:p>
        </text:list-item>
        <text:list-item>
          <text:p text:style-name="P98">— N | -esto | -este | -est | -est. = declaratione, edicto publico. </text:p>
        </text:list-item>
        <text:list-item>
          <text:p text:style-name="P98"><text:span text:style-name="T3">manipula</text:span> -ŭlo | -olare | -er | -ate | -ieren. = fac cum manu, præpara, confice. </text:p>
        </text:list-item>
        <text:list-item>
          <text:p text:style-name="P98">—<text:span text:style-name="T3">tione</text:span> | -polazione | -tion | -tion | -tion. </text:p>
        </text:list-item>
        <text:list-item>
          <text:p text:style-name="P98"><text:span text:style-name="T3">manipulo</text:span> -ŭlus | <text:span text:style-name="T5">manata</text:span> | <text:span text:style-name="T5">poignée</text:span> | <text:span text:style-name="T5">handful</text:span> | <text:span text:style-name="T5">Handvoll</text:span>. ⊂ man(u) -i- pl(e) -o. </text:p>
        </text:list-item>
        <text:list-item>
          <text:p text:style-name="P98">— -ŭlus | -polo | -pule | -ple | -pel. = circa 100 milite (romano). </text:p>
        </text:list-item>
        <text:list-item>
          <text:p text:style-name="P98"><text:span text:style-name="T3">manna</text:span> 400 | -na | -ne | -na | -na. ⊂ G. mánna ⊂ Hebraico. </text:p>
        </text:list-item>
        <text:list-item>
          <text:p text:style-name="P98">G. mano mános = raro. ⊃ </text:p>
        </text:list-item>
        <text:list-item>
          <text:p text:style-name="P98"><text:span text:style-name="T3">manometro</text:span> ĕ | -metro | -mètre | -meter | -meter. = mensuratore de pressione de gas. </text:p>
        </text:list-item>
        <text:list-item>
          <text:p text:style-name="P98"><text:span text:style-name="T3">mansione</text:span> -sio | magione | maison | mansion. = habitatione, domo, domicilio, ubi nos mane. </text:p>
        </text:list-item>
        <text:list-item>
          <text:p text:style-name="P98"><text:span text:style-name="T3">mansueto</text:span> -us | mansueto | | mansuete. = sueto ad manu, domato, mite. </text:p>
        </text:list-item>
        <text:list-item>
          <text:p text:style-name="P98">—<text:span text:style-name="T3">udine</text:span> -udo -udĭn- | -udine | -étude | -ude. </text:p>
        </text:list-item>
        <text:list-item>
          <text:p text:style-name="P98">G. mante mántis = vate, propheta. ⊃ chiromante, necromante. ⊂ men(e) -te. </text:p>
        </text:list-item>
        <text:list-item>
          <text:p text:style-name="P98"><text:span text:style-name="T3">mantele</text:span> -e | mantile, H. manteles | <text:span text:style-name="T5">serviette</text:span> | <text:span text:style-name="T5">napkin</text:span> | <text:span text:style-name="T5">Handtuch</text:span>. = tela pro terge manu, pro mensa. </text:p>
        </text:list-item>
        <text:list-item>
          <text:p text:style-name="P98"><text:span text:style-name="T3">mantello</text:span> (Plauto) | mantello, manto | manteau | mantle | Mantel. ⊂ </text:p>
        </text:list-item>
        <text:list-item>
          <text:p text:style-name="P98"><text:span text:style-name="T3">manto</text:span> 600 | I. H. manto. = mantello. </text:p>
        </text:list-item>
        <text:list-item>
          <text:p text:style-name="P98"><text:span text:style-name="T3">mantissa</text:span> 300 | -issa | -isse | -issa | -isse. = excessu; excessu de logarithmo super characteristica. ⊂ ex Etrusco. </text:p>
        </text:list-item>
        <text:list-item>
          <text:p text:style-name="P98"><text:span text:style-name="T3">MANU</text:span> -us | mano, H. mano, P. mão | main | <text:span text:style-name="T5">hand</text:span> | <text:span text:style-name="T5">Hand</text:span>. ⊃ manifesto, manica, manipulo, mansueto, amanuense, emancipa. </text:p>
        </text:list-item>
        <text:list-item>
          <text:p text:style-name="P98">—<text:span text:style-name="T3">uale</text:span> 100 | -uale | -uel | -ual | -ual. </text:p>
        </text:list-item>
        <text:list-item>
          <text:p text:style-name="P98">—<text:span text:style-name="T3">brio</text:span> -brĭum | I. H. P. -brio | <text:span text:style-name="T5">manivelle</text:span> | <text:span text:style-name="T5">handle</text:span>, -brium | <text:span text:style-name="T5">Heft</text:span>, -brium. </text:p>
        </text:list-item>
        <text:list-item>
          <text:p text:style-name="P98"><text:soft-page-break/>—<text:span text:style-name="T3">factura</text:span> | -ifattura | -ure | -ure | -ur. </text:p>
        </text:list-item>
        <text:list-item>
          <text:p text:style-name="P98">—missione -sio | | | -sion | -sion. = liberatione de servo. </text:p>
        </text:list-item>
        <text:list-item>
          <text:p text:style-name="P98">—— N | -sione | -tion. = læsione, violatione. </text:p>
        </text:list-item>
        <text:list-item>
          <text:p text:style-name="P98">—<text:span text:style-name="T3">scripto</text:span> | manoscritto | -scrit | -script | -skript. </text:p>
        </text:list-item>
        <text:list-item>
          <text:p text:style-name="P98"><text:span text:style-name="T3">mappa</text:span> -a = mantele, linteo, tapete; F. serviette. </text:p>
        </text:list-item>
        <text:list-item>
          <text:p text:style-name="P98">— N | mappa | mappe, nappe | map | Mappe. = charta, plano. </text:p>
        </text:list-item>
        <text:list-item>
          <text:p text:style-name="P98">G. maran maraínō = || marce. ⊃ amaranto, marasmo. </text:p>
        </text:list-item>
        <text:list-item>
          <text:p text:style-name="P98"><text:span text:style-name="T3">marasmo</text:span> | -mo | -me | -mus | -mus. = languore, debilitate. ⊂ G. -mós. ⊂ maran. </text:p>
        </text:list-item>
        <text:list-item>
          <text:p text:style-name="P98"><text:span text:style-name="T3">marce</text:span> -eo | marcire. = langue, putre. || G. maran. </text:p>
        </text:list-item>
        <text:list-item>
          <text:p text:style-name="P98">—<text:span text:style-name="T3">scente</text:span> | -ente | -ent | -ent | -ent. </text:p>
        </text:list-item>
        <text:list-item>
          <text:p text:style-name="P98">—<text:span text:style-name="T3">ido</text:span> -ĭdus | marcio, -ido </text:p>
        </text:list-item>
        <text:list-item>
          <text:p text:style-name="P98">marco 700 = martulo. </text:p>
        </text:list-item>
        <text:list-item>
          <text:p text:style-name="P98"><text:span text:style-name="T3">marga</text:span> 100 | marga, marna | marne | marl | Mergel. = terra cum argilla. </text:p>
        </text:list-item>
        <text:list-item>
          <text:p text:style-name="P98">mare ( <text:span text:style-name="T5">nominativo</text:span>) = mari. </text:p>
        </text:list-item>
        <text:list-item>
          <text:p text:style-name="P98">mare mas = mas. </text:p>
        </text:list-item>
        <text:list-item>
          <text:p text:style-name="P98"><text:span text:style-name="T3">margarita</text:span> -a | margherita, <text:span text:style-name="T5">perla</text:span> | marguerite, <text:span text:style-name="T5">perle</text:span> | -ite | -ita. ⊂ G. margarítēs. </text:p>
        </text:list-item>
        <text:list-item>
          <text:p text:style-name="P98"><text:span text:style-name="T3">margine</text:span> -go -gĭn- | -gine | -ge, <text:span text:style-name="T5">bord</text:span> | -gin | <text:span text:style-name="T5">Rand</text:span> | H. -gen | P. -gen. </text:p>
        </text:list-item>
        <text:list-item>
          <text:p text:style-name="P98">—<text:span text:style-name="T3">a</text:span> -o | -are | marger, -er | -ate | -ieren. = pone margine. </text:p>
        </text:list-item>
        <text:list-item>
          <text:p text:style-name="P98">—<text:span text:style-name="T3">ale</text:span> | -ale | -al | -al | -al. </text:p>
        </text:list-item>
        <text:list-item>
          <text:p text:style-name="P98"><text:span text:style-name="T3">MARI</text:span> mare | mare | mer | <text:span text:style-name="T5">sea</text:span> | Meer | H. P. mar. ⊂ E. mari ⊃ A. mere. = stagno, D. Meer, R. more. = G. pelago, oceano. </text:p>
        </text:list-item>
        <text:list-item>
          <text:p text:style-name="P98">—<text:span text:style-name="T3">ino</text:span> -īnus | -ino | -in | -ine. </text:p>
        </text:list-item>
        <text:list-item>
          <text:p text:style-name="P98"><text:span text:style-name="T3">maritimo</text:span> -ĭmus | -ittimo | -itime | -itime | -itim. </text:p>
        </text:list-item>
        <text:list-item>
          <text:p text:style-name="P98"><text:span text:style-name="T3">marito</text:span> -ītus | -ito | mari | <text:span text:style-name="T5">husband</text:span> | <text:span text:style-name="T5">Gatte</text:span> | H. P. -ido. ⊂ mas -ito. </text:p>
        </text:list-item>
        <text:list-item>
          <text:p text:style-name="P98">—<text:span text:style-name="T3">a</text:span> -a = muliere, uxore, sponsa. </text:p>
        </text:list-item>
        <text:list-item>
          <text:p text:style-name="P98">—<text:span text:style-name="T3">a</text:span> -o | -are | marier | to marry | <text:span text:style-name="T5">vermählen</text:span>. = da marito. </text:p>
        </text:list-item>
        <text:list-item>
          <text:p text:style-name="P98">—<text:span text:style-name="T3">ale</text:span> -alis | -ale | -al | -al | -al. </text:p>
        </text:list-item>
        <text:list-item>
          <text:p text:style-name="P98"><text:span text:style-name="T3">marmore</text:span> -mŏr | marmo | marbre | marble | Marmor. ⊂ G. mármaros. </text:p>
        </text:list-item>
        <text:list-item>
          <text:p text:style-name="P98">—<text:span text:style-name="T3">eo</text:span> -ĕus | -eo | -éen | -ean | marmorn. </text:p>
        </text:list-item>
        <text:list-item>
          <text:p text:style-name="P98"><text:span text:style-name="T3">Marte</text:span> Mars | Marte | Mars | Mars | Mars. = deo de bello. </text:p>
        </text:list-item>
        <text:list-item>
          <text:p text:style-name="P98"><text:span text:style-name="T3">marte</text:span> -es (Martiale, 100) | martora | martre | marten | Marder. = Zool. « mustela martes ». </text:p>
        </text:list-item>
        <text:list-item>
          <text:p text:style-name="P98"><text:span text:style-name="T3">martiale</text:span> -is | -ziale | -al | -al | -al. = de Marte, pugnace, bellicoso. </text:p>
        </text:list-item>
        <text:list-item>
          <text:p text:style-name="P98"><text:span text:style-name="T3">martio</text:span> -us | marzo | mars | march | März. = tertio mense, sacro ad Marte. </text:p>
        </text:list-item>
        <text:list-item>
          <text:p text:style-name="P98"><text:span text:style-name="T3">martulo</text:span> -ŭlus (Plinio 100), <text:span text:style-name="T3">marculo</text:span> -ŭlus (Plinio), <text:span text:style-name="T3">marco</text:span> (Isidoro 700), <text:span text:style-name="T3">martello</text:span> M | martello | martel, marteau | <text:span text:style-name="T5">hammer</text:span>, martel | <text:span text:style-name="T5">Hammer</text:span>. = malleo. || R. molotok. </text:p>
        </text:list-item>
        <text:list-item>
          <text:p text:style-name="P98"><text:span text:style-name="T3">martyre</text:span> ŭ 300 | -tire | -tyr | -tyr | -tyr. ⊂ G. mártur = teste. ⊂ mar (|| L. memore). </text:p>
        </text:list-item>
        <text:list-item>
          <text:p text:style-name="P98">—<text:span text:style-name="T3">io</text:span> 300 | -irio | -yre | -yrdom | -yrium. ⊂ G. martúrion. </text:p>
        </text:list-item>
        <text:list-item>
          <text:p text:style-name="P98">—<text:span text:style-name="T3">iza</text:span> | -irizzare | -yriser | -yr, yrize | martern. = tormenta, supplicia. </text:p>
        </text:list-item>
        <text:list-item>
          <text:p text:style-name="P98">—<text:span text:style-name="T3">ologio</text:span> | -irologio | -ge | -gy | -gium. </text:p>
        </text:list-item>
        <text:list-item>
          <text:p text:style-name="P98"><text:soft-page-break/><text:span text:style-name="T3">mas</text:span> ( <text:span text:style-name="T5">nominativo</text:span>), <text:span text:style-name="T5">abl.</text:span> mare. = mas(culo), vir, anti femina. ⊃ mar(ito). </text:p>
        </text:list-item>
        <text:list-item>
          <text:p text:style-name="P98"><text:span text:style-name="T3">masculo</text:span> -ŭlus | maschio | mâle | male | <text:span text:style-name="T5">männlich</text:span>. = mas. </text:p>
        </text:list-item>
        <text:list-item>
          <text:p text:style-name="P98">—<text:span text:style-name="T3">ino</text:span> -īnus | mascolino, maschile | -in | -ine | -inum. </text:p>
        </text:list-item>
        <text:list-item>
          <text:p text:style-name="P98"><text:span text:style-name="T3">massa</text:span> -a | massa | masse | mass | Masse. = mole. ⊂ G. máza = I. pasta. </text:p>
        </text:list-item>
        <text:list-item>
          <text:p text:style-name="P98">—<text:span text:style-name="T3">ivo</text:span> | -iccio | -if | -ive | -iv. </text:p>
        </text:list-item>
        <text:list-item>
          <text:p text:style-name="P98"><text:span text:style-name="T3">mastica</text:span> ĭ 200 | -are | mâcher | -ate, <text:span text:style-name="T5">to chew</text:span> | <text:span text:style-name="T5">kauen</text:span>. = mande. </text:p>
        </text:list-item>
        <text:list-item>
          <text:p text:style-name="P98">—<text:span text:style-name="T3">tione</text:span> 500 | -zione | -tion | -tion | -tion. </text:p>
        </text:list-item>
        <text:list-item>
          <text:p text:style-name="P98"><text:span text:style-name="T3">mastiche</text:span> ĭ 100 | -ice | -ic | -ich, -ic | -ix. ⊂ G. mastíchē. ⊂ máza [massa]. </text:p>
        </text:list-item>
        <text:list-item>
          <text:p text:style-name="P98">G. masto -ós = mamma. </text:p>
        </text:list-item>
        <text:list-item>
          <text:p text:style-name="P98"><text:span text:style-name="T3">mastodonte</text:span> | -onte | -onte | -on | -on. = Zool. « mastodon giganteus », animale fossile, cum dentes [odont] in forma de mamma [masto]. </text:p>
        </text:list-item>
        <text:list-item>
          <text:p text:style-name="P98"><text:span text:style-name="T3">materia</text:span> -ĭa | -teria | -tière | -tter | -terie. = substantia matre de uno corpore. </text:p>
        </text:list-item>
        <text:list-item>
          <text:p text:style-name="P98">—<text:span text:style-name="T3">iale</text:span> 500 | -ale | matériel | -al | -al, -ell. </text:p>
        </text:list-item>
        <text:list-item>
          <text:p text:style-name="P98">——<text:span text:style-name="T3">ismo</text:span> | -ismo | matérialisme | -ism | -ismus. </text:p>
        </text:list-item>
        <text:list-item>
          <text:p text:style-name="P98">——<text:span text:style-name="T3">ista</text:span> | -ista | matérialiste | -ist | -ist. </text:p>
        </text:list-item>
        <text:list-item>
          <text:p text:style-name="P98">——<text:span text:style-name="T3">itate</text:span> | -ità | matérialité | -ity | -ität. </text:p>
        </text:list-item>
        <text:list-item>
          <text:p text:style-name="P98">——<text:span text:style-name="T3">iza</text:span> | -izzare | matérialiser | -ize | -isieren. </text:p>
        </text:list-item>
        <text:list-item>
          <text:p text:style-name="P98"><text:span text:style-name="T3">materno</text:span> -us | -erno | -ernel | -ernal | -ern. = de matre. </text:p>
        </text:list-item>
        <text:list-item>
          <text:p text:style-name="P98">—<text:span text:style-name="T3">itate</text:span> | -ità | -ité | -ity | -ität. </text:p>
        </text:list-item>
        <text:list-item>
          <text:p text:style-name="P98">G. mathe = disce, sci. ⊃ mathemate, mathesi. ⊂ men(e) the. || D. munter = vigile; R. mudryj = sapiente; S. mandhatar = devoto. </text:p>
        </text:list-item>
        <text:list-item>
          <text:p text:style-name="P98">G. mathema(te) máthēma = scientia, mathematica. </text:p>
        </text:list-item>
        <text:list-item>
          <text:p text:style-name="P98"><text:span text:style-name="T3">mathematico</text:span> -ĭcus | matematico | mathé—ique, mathé—icien | -ical, -ician | -isch, -iker. ⊂ G. mathēmaticós ⊂ mathemat(e) -ico. </text:p>
        </text:list-item>
        <text:list-item>
          <text:p text:style-name="P98">—<text:span text:style-name="T3">a</text:span> 100 | matematica | la mathématique | -ic(s) | -ik. ⊂ G. mathēmatic <text:span text:style-name="T3">ē</text:span>. </text:p>
        </text:list-item>
        <text:list-item>
          <text:p text:style-name="P98"><text:span text:style-name="T3">MATRE</text:span> mater | madre | mère | mother | Mutter | H. madre | P. mai. ⊃ materia, materno, matrice, matrona. ⊂ E. māter ⊃ A. mother, D. Mutter, G. m <text:span text:style-name="T3">ē</text:span>tēr, metr(opoli), R. matï materi, S. mātar. </text:p>
        </text:list-item>
        <text:list-item>
          <text:p text:style-name="P98"><text:span text:style-name="T3">matrice</text:span> 100 | -ice | -ice | -ice, -ix | -ize. ⊂ matr(e) -ice. = utero, parte matre (de impressione, de fusione, de vite). </text:p>
        </text:list-item>
        <text:list-item>
          <text:p text:style-name="P98"><text:span text:style-name="T3">matricida</text:span> -cīda | -ida | -ide | -ide | -ida. = qui cæde matre. </text:p>
        </text:list-item>
        <text:list-item>
          <text:p text:style-name="P98">—<text:span text:style-name="T3">io</text:span> -ium | -io | -e | -e | -ium. </text:p>
        </text:list-item>
        <text:list-item>
          <text:p text:style-name="P98"><text:span text:style-name="T3">matricula</text:span> ŭ 400 | -icola | -icule | <text:span text:style-name="T5">public roll</text:span> (matriculate, -ation) | -ikel. = libro matrice, indice. </text:p>
        </text:list-item>
        <text:list-item>
          <text:p text:style-name="P98"><text:span text:style-name="T3">matrimonio</text:span> -um | -onio | -onium, <text:span text:style-name="T5">mariage</text:span> | -ony, <text:span text:style-name="T5">marriage</text:span> | -onium, <text:span text:style-name="T5">Ehe</text:span>. = connubio. ⊂ matr(e) -i- -monio. </text:p>
        </text:list-item>
        <text:list-item>
          <text:p text:style-name="P98">—<text:span text:style-name="T3">iale</text:span> 400 | -iale | -ial | -ial | ial. </text:p>
        </text:list-item>
        <text:list-item>
          <text:p text:style-name="P98"><text:span text:style-name="T3">matrona</text:span> -ōna | -ona | -one | -on | -one. ⊂ matre. </text:p>
        </text:list-item>
        <text:list-item>
          <text:p text:style-name="P98">—<text:span text:style-name="T3">ale</text:span> -alis | -ale | -al | -al | -al. </text:p>
        </text:list-item>
        <text:list-item>
          <text:p text:style-name="P98"><text:span text:style-name="T3">matura</text:span> -o | -rare | mûrir | -rate, -re | -rieren. = redde maturo. </text:p>
        </text:list-item>
        <text:list-item>
          <text:p text:style-name="P98">—<text:span text:style-name="T3">esce</text:span> -o = fi maturo. </text:p>
        </text:list-item>
        <text:list-item>
          <text:p text:style-name="P98">—<text:span text:style-name="T3">itate</text:span> -itas | -ità | -ité | -ity | -ität. </text:p>
        </text:list-item>
        <text:list-item>
          <text:p text:style-name="P98"><text:soft-page-break/><text:span text:style-name="T3">maturo</text:span> -ūrus | -uro | mûr | -ure | <text:span text:style-name="T5">reif</text:span>. </text:p>
        </text:list-item>
        <text:list-item>
          <text:p text:style-name="P98"><text:span text:style-name="T3">matutino</text:span> -us | mattutino, mattino | -inal, matin | -ine, -inal, <text:span text:style-name="T5">morning</text:span> | -ine, <text:span text:style-name="T5">morgens</text:span>. = de mane. </text:p>
        </text:list-item>
        <text:list-item>
          <text:p text:style-name="P98"><text:span text:style-name="T3">mausoleo</text:span> ē 200 | -eo | -ée | -eum | -eum. ⊂ G. maus <text:span text:style-name="T3">ō</text:span>leion, sepucro de Mausolo, rege de Caria. </text:p>
        </text:list-item>
        <text:list-item>
          <text:p text:style-name="P98"><text:span text:style-name="T3">maxilla</text:span> -a | mascella | machoire | <text:span text:style-name="T5">jaw</text:span>, -illa | <text:span text:style-name="T5">Kinnbacke</text:span>, -illen. </text:p>
        </text:list-item>
        <text:list-item>
          <text:p text:style-name="P98">—<text:span text:style-name="T3">are</text:span> 100 | mascellare | mâchelier, -aire | -ary | -ar. </text:p>
        </text:list-item>
        <text:list-item>
          <text:p text:style-name="P98"><text:span text:style-name="T3">maxima</text:span> -ĭma | massima | -ime | -im | -ime. = sententia maximo, præcepto, proverbio. </text:p>
        </text:list-item>
        <text:list-item>
          <text:p text:style-name="P98"><text:span text:style-name="T3">maximo</text:span> -ĭmus | massimo | -um | -um | -um | H. P. maximo. ⊂ mag(i)s -imo. </text:p>
        </text:list-item>
        <text:list-item>
          <text:p text:style-name="P98">G. mazo mazós = mamma. ⊃ amazone. </text:p>
        </text:list-item>
        <text:list-item>
          <text:p text:style-name="P98"><text:span text:style-name="T3">ME</text:span> ego | <text:span text:style-name="T5">io</text:span>, me | <text:span text:style-name="T5">je</text:span>, me, moi | <text:span text:style-name="T5">I</text:span>, me | <text:span text:style-name="T5">Ich</text:span>, mich, mir | H. <text:span text:style-name="T5">yo</text:span>, me | P. <text:span text:style-name="T5">eu</text:span>, me | R. <text:span text:style-name="T5">ja</text:span>, menja | S. ma | E. me. </text:p>
        </text:list-item>
        <text:list-item>
          <text:p text:style-name="P98"><text:span text:style-name="T3">mea</text:span> -o = permea, i trans. </text:p>
        </text:list-item>
        <text:list-item>
          <text:p text:style-name="P98"><text:span text:style-name="T3">meatu</text:span> -us | -ato | méat | -atus | -atus, <text:span text:style-name="T5">Gang</text:span>. = to mea, poro, transitu. </text:p>
        </text:list-item>
        <text:list-item>
          <text:p text:style-name="P98">G. mechane mēchan <text:span text:style-name="T3">ē</text:span> = ⊃ machina. </text:p>
        </text:list-item>
        <text:list-item>
          <text:p text:style-name="P98"><text:span text:style-name="T3">mechanica</text:span> -ĭca | meccanica | mécanique | -ics | -ik. = arte, scientia mechanico. </text:p>
        </text:list-item>
        <text:list-item>
          <text:p text:style-name="P98"><text:span text:style-name="T3">mechanico</text:span> ĭ 200 | meccanico | mécanique, mécanicien | -ic | -isch. = de machina. ⊂ G. -icós. </text:p>
        </text:list-item>
        <text:list-item>
          <text:p text:style-name="P98"><text:span text:style-name="T3">mechanismo</text:span> | meccanismo | mécanisme | -ism | -ismus. = machina, instrumento. </text:p>
        </text:list-item>
        <text:list-item>
          <text:p text:style-name="P98"><text:span text:style-name="T3">meconio</text:span> 100 | -io | méconium | -ium | -ium. = excremento de neonato. ⊂ </text:p>
        </text:list-item>
        <text:list-item>
          <text:p text:style-name="P98">— 100 = succo de papavere. ⊂ G. mēch <text:span text:style-name="T3">ō</text:span>nion. ⊂ m <text:span text:style-name="T3">ē</text:span>chōn = papavere. || D. Mohn, R. mak’. </text:p>
        </text:list-item>
        <text:list-item>
          <text:p text:style-name="P98"><text:span text:style-name="T3">MEDE</text:span> -eor | med <text:span text:style-name="T5">icare</text:span> | <text:span text:style-name="T5">curer</text:span>, <text:span text:style-name="T5">traiter</text:span>, <text:span text:style-name="T5">soigner</text:span>, <text:span text:style-name="T5">guérir</text:span>, médi <text:span text:style-name="T5">camenter</text:span> | <text:span text:style-name="T5">heal</text:span>, <text:span text:style-name="T5">cure</text:span>, med <text:span text:style-name="T5">icate</text:span> | <text:span text:style-name="T5">heilen</text:span>, med <text:span text:style-name="T5">icinieren</text:span>. = medica, repara, cura. ⊃ medico, medicina, remedio. </text:p>
        </text:list-item>
        <text:list-item>
          <text:p text:style-name="P98"><text:span text:style-name="T3">mediano</text:span> 100 | -ano, mezzano | médian, moyen | -an | -an. = medio, intercessore, conciliatore, mediatore. </text:p>
        </text:list-item>
        <text:list-item>
          <text:p text:style-name="P98"><text:span text:style-name="T3">mediastino</text:span> -īnus = servo intimo. </text:p>
        </text:list-item>
        <text:list-item>
          <text:p text:style-name="P98">— N | -ino | -in | -ine | -inum. = membrana inter duo pulmone. </text:p>
        </text:list-item>
        <text:list-item>
          <text:p text:style-name="P98"><text:span text:style-name="T3">mediatione</text:span> 300 | -zione | mé—tion | -tion | -tion. = to es medio, intercessione. </text:p>
        </text:list-item>
        <text:list-item>
          <text:p text:style-name="P98"><text:span text:style-name="T3">mediatore</text:span> 200 | -tore | mé—teur | -tor | -tor. ⊂ medio. </text:p>
        </text:list-item>
        <text:list-item>
          <text:p text:style-name="P98"><text:span text:style-name="T3">medica</text:span> -ĭco, -ĭcor | -are | | -ate. = es medico, mede. </text:p>
        </text:list-item>
        <text:list-item>
          <text:p text:style-name="P98">—<text:span text:style-name="T3">mine</text:span> -men = </text:p>
        </text:list-item>
        <text:list-item>
          <text:p text:style-name="P98">—<text:span text:style-name="T3">mento</text:span> -um | -nto | mé—nt | -nt | -nt. </text:p>
        </text:list-item>
        <text:list-item>
          <text:p text:style-name="P98">—<text:span text:style-name="T3">tione</text:span> 100 | -zione | mé—tion | -tion | -tion. </text:p>
        </text:list-item>
        <text:list-item>
          <text:p text:style-name="P98"><text:span text:style-name="T3">medico</text:span> -ĭcus | -ico | médecin | <text:span text:style-name="T5">physician</text:span>, medical <text:span text:style-name="T5">man</text:span> | <text:span text:style-name="T5">Arzt</text:span>, Mediziner. = qui mede. ⊃ medica. </text:p>
        </text:list-item>
        <text:list-item>
          <text:p text:style-name="P98">—<text:span text:style-name="T3">ale</text:span> | -ale | mé—al | -al. </text:p>
        </text:list-item>
        <text:list-item>
          <text:p text:style-name="P98">—<text:span text:style-name="T3">astro</text:span> | -astro | mé—astre | -aster | -aster. = malo medico. </text:p>
        </text:list-item>
        <text:list-item>
          <text:p text:style-name="P98">—<text:span text:style-name="T3">ina</text:span> -īna | -ina | médecine | -ine | -in. = scientia de medico, <text:soft-page-break/>remedio. </text:p>
        </text:list-item>
        <text:list-item>
          <text:p text:style-name="P98">——<text:span text:style-name="T3">ale</text:span> 100 | -ale | mé—al | -al | -al. </text:p>
        </text:list-item>
        <text:list-item>
          <text:p text:style-name="P98"><text:span text:style-name="T3">medietate</text:span> -tas | metà | moitié | moiety | -etät. = medio, dimidio. </text:p>
        </text:list-item>
        <text:list-item>
          <text:p text:style-name="P98"><text:span text:style-name="T3">MEDIO</text:span> -ius | mezzo, medio, medium | moyen, mi <text:span text:style-name="T5">lieu</text:span>, medium | middle, mid, mean, medium | Mitte, Medium. ⊂ E. medhio ⊃ A. mid, D. Mitte, G. meso, R. mez’du, S. madhja. ⊃ mediano, medietate, mediocre, intermedio, medulla. </text:p>
        </text:list-item>
        <text:list-item>
          <text:p text:style-name="P98"><text:span text:style-name="T3">mediocre</text:span> -is | -cre | médiocre | <text:span text:style-name="T5">middling</text:span>, -cre | <text:span text:style-name="T5">mittelmässig</text:span>. = modico, modesto. ⊂ medio. </text:p>
        </text:list-item>
        <text:list-item>
          <text:p text:style-name="P98">—<text:span text:style-name="T3">itate</text:span> -itas | -ità | mé—ité | -ity | -ität. </text:p>
        </text:list-item>
        <text:list-item>
          <text:p text:style-name="P98"><text:span text:style-name="T3">medita</text:span> -ĭtor | -are | mé—er | -ate | -ieren. ⊃ præmedita. || modo. </text:p>
        </text:list-item>
        <text:list-item>
          <text:p text:style-name="P98">—<text:span text:style-name="T3">tione</text:span> -tio | -zione | mé—tion | -tion | -tion. </text:p>
        </text:list-item>
        <text:list-item>
          <text:p text:style-name="P98">—<text:span text:style-name="T3">tivo</text:span> | -tivo | mé—tif | -tive | -tiv. </text:p>
        </text:list-item>
        <text:list-item>
          <text:p text:style-name="P98"><text:span text:style-name="T3">medulla</text:span> -a | midolla | moelle | <text:span text:style-name="T5">pith</text:span>, medulla | <text:span text:style-name="T5">Mark</text:span>. ⊂ medio. </text:p>
        </text:list-item>
        <text:list-item>
          <text:p text:style-name="P98">—<text:span text:style-name="T3">are</text:span> 200 | midollare | mé—aire | -ar | -ar. </text:p>
        </text:list-item>
        <text:list-item>
          <text:p text:style-name="P98"><text:span text:style-name="T3">Medusa</text:span> -a | Medusa | Méduse | Medusa | Meduse. = mytho de femina cum serpentes pro capillos. ⊂ G. Médousa. </text:p>
        </text:list-item>
        <text:list-item>
          <text:p text:style-name="P98">— N | medusa | méduse | medusa | meduse. = Zool. « aurelia aurita », specie de zoophyto. </text:p>
        </text:list-item>
        <text:list-item>
          <text:p text:style-name="P98">G. mega mégas = || magno. ⊃ megatherio. </text:p>
        </text:list-item>
        <text:list-item>
          <text:p text:style-name="P98"><text:span text:style-name="T3">Megæra</text:span> -a | -era | mégère | -æra | -äre. = uno ex furias de inferno. ⊂ G. Mégaira. </text:p>
        </text:list-item>
        <text:list-item>
          <text:p text:style-name="P98">mel, v. melle. </text:p>
        </text:list-item>
        <text:list-item>
          <text:p text:style-name="P98">G. melan mélas, -an = nigro. ⊃ melan(cholia). </text:p>
        </text:list-item>
        <text:list-item>
          <text:p text:style-name="P98"><text:span text:style-name="T3">melancholia</text:span> -ĭa | malinconia | mélancolie | -oly | olie. = « atra bile ». ⊂ G. melagcholía. ⊂ melan chole [bile, || felle]. </text:p>
        </text:list-item>
        <text:list-item>
          <text:p text:style-name="P98">—<text:span text:style-name="T3">ico</text:span> -ĭcus | melanconico | mélancolique | -ic | -iker. = triste, mœsto. ⊂ G. -icós. </text:p>
        </text:list-item>
        <text:list-item>
          <text:p text:style-name="P98">G. meli, méli = || melle. </text:p>
        </text:list-item>
        <text:list-item>
          <text:p text:style-name="P98"><text:span text:style-name="T3">meliloto</text:span> -ōtus | -oto | mé—ot | -ot | -ote. = Bot. « melilotus officinalis ». ⊂ G. melílōtos ⊂ meli loto. </text:p>
        </text:list-item>
        <text:list-item>
          <text:p text:style-name="P98"><text:span text:style-name="T3">meliora</text:span> 200 | migliorare | améliorer | -ate | -ieren. = redde meliore. </text:p>
        </text:list-item>
        <text:list-item>
          <text:p text:style-name="P98">—<text:span text:style-name="T3">tione</text:span> 600 | miglioramento | amélioration | -tion | -tion. </text:p>
        </text:list-item>
        <text:list-item>
          <text:p text:style-name="P98"><text:span text:style-name="T3">meliore</text:span> melior | migliore | meilleur | <text:span text:style-name="T5">better</text:span> | <text:span text:style-name="T5">besser</text:span> | H. mejor | P. melhor. = plus bono. ⊃ meliora. || multo. </text:p>
        </text:list-item>
        <text:list-item>
          <text:p text:style-name="P98"><text:span text:style-name="T3">melius</text:span> -ius | meglio | mieux. = in modo meliore. </text:p>
        </text:list-item>
        <text:list-item>
          <text:p text:style-name="P98"><text:span text:style-name="T3">melle</text:span> mel | miele | miel | <text:span text:style-name="T5">honey</text:span> | <text:span text:style-name="T5">Honig</text:span> | H. miel | P. mel. ⊂ E. ⊃ G. méli, mélissa = ape. </text:p>
        </text:list-item>
        <text:list-item>
          <text:p text:style-name="P98">—<text:span text:style-name="T3">ifero</text:span> -fĕr | -fero | -fère | -ferous | -ferisch. </text:p>
        </text:list-item>
        <text:list-item>
          <text:p text:style-name="P98">—<text:span text:style-name="T3">ifica</text:span> -ifĭco = fac melle. </text:p>
        </text:list-item>
        <text:list-item>
          <text:p text:style-name="P98">——<text:span text:style-name="T3">tione</text:span> 100 | -zione | -tion | -tion | -tion. </text:p>
        </text:list-item>
        <text:list-item>
          <text:p text:style-name="P98">—<text:span text:style-name="T3">ifluo</text:span> 400 | -fluo | -flue | -fluous, -fluent. = (sermone) dulce ut melle. </text:p>
        </text:list-item>
        <text:list-item>
          <text:p text:style-name="P98">G. melo mélos = musica, harmonia, cadentia. ⊃ melopœia. </text:p>
        </text:list-item>
        <text:list-item>
          <text:p text:style-name="P98"><text:span text:style-name="T3">melodia</text:span> | -dia | mélodie | -dy | -die. ⊂ G. melōdía. = cantu [ode] cum musica [melo]. </text:p>
        </text:list-item>
        <text:list-item>
          <text:p text:style-name="P98">—<text:span text:style-name="T3">ioso</text:span> | -ioso | mé—ieux | -ious | -ios. = harmonico, suave. </text:p>
        </text:list-item>
        <text:list-item>
          <text:p text:style-name="P98"><text:soft-page-break/><text:span text:style-name="T3">melodrama</text:span>(te) | -mma | mé—me | -me | -ma. = drama in musica [melo]. </text:p>
        </text:list-item>
        <text:list-item>
          <text:p text:style-name="P98">—<text:span text:style-name="T3">tico</text:span> -ĭcus | -drammatico | mé—tique | -tic | -tisch. </text:p>
        </text:list-item>
        <text:list-item>
          <text:p text:style-name="P98"><text:span text:style-name="T3">melone</text:span> 400 | -one | -on | -on | -on. = Bot. « cucumis melo ». ⊂ G. m <text:span text:style-name="T3">ē</text:span>lon. </text:p>
        </text:list-item>
        <text:list-item>
          <text:p text:style-name="P98"><text:span text:style-name="T3">melopœia</text:span> | -pea | mélopée | -pœia | -poeie. = arte de musica. ⊂ G. melopoiía. ⊂ melo [musica] poe [fac] -ia. </text:p>
        </text:list-item>
        <text:list-item>
          <text:p text:style-name="P98"><text:span text:style-name="T3">membrana</text:span> -a | -ana | -ane | -ane | -an. = pele subtile. ⊂ membro. </text:p>
        </text:list-item>
        <text:list-item>
          <text:p text:style-name="P98">—<text:span text:style-name="T3">oso</text:span> | -oso | -eux | -eous | -ös. </text:p>
        </text:list-item>
        <text:list-item>
          <text:p text:style-name="P98"><text:span text:style-name="T3">membro</text:span> -um | -bro | -bre | -ber | <text:span text:style-name="T5">Glied</text:span>. = parte de corpore. ⊃ membrana. </text:p>
        </text:list-item>
        <text:list-item>
          <text:p text:style-name="P98"><text:span text:style-name="T3">memento</text:span> ( <text:span text:style-name="T5">imperativo latino de</text:span> mene) | -to | mé—to | -to | -to. </text:p>
        </text:list-item>
        <text:list-item>
          <text:p text:style-name="P98"><text:span text:style-name="T3">memora</text:span> -ŏro | memorare | remémorer, <text:span text:style-name="T5">rappeler</text:span> | to remind, to memorize | -ieren. = es memore. ⊃ com—, re—. </text:p>
        </text:list-item>
        <text:list-item>
          <text:p text:style-name="P98">—<text:span text:style-name="T3">bile</text:span> -ĭlis | -bile | mé—ble | -ble | -bel. </text:p>
        </text:list-item>
        <text:list-item>
          <text:p text:style-name="P98">—<text:span text:style-name="T3">ndo</text:span> -us | -do | -dum | -dum | -dum. = (libro de res) quem debe memora. </text:p>
        </text:list-item>
        <text:list-item>
          <text:p text:style-name="P98"><text:span text:style-name="T3">memore</text:span> -mŏr | memore = qui memora. </text:p>
        </text:list-item>
        <text:list-item>
          <text:p text:style-name="P98">—<text:span text:style-name="T3">ia</text:span> -ia | -ria | mémoire | -ry | -rie. </text:p>
        </text:list-item>
        <text:list-item>
          <text:p text:style-name="P98">—<text:span text:style-name="T3">iale</text:span> 200 | -iale | mé—ial | -ial | -iale. = libello, registro. </text:p>
        </text:list-item>
        <text:list-item>
          <text:p text:style-name="P98">G. men m <text:span text:style-name="T3">ē</text:span>n = || mense, m <text:span text:style-name="T3">ē</text:span>nē = luna. ⊃ menisco, néomenia. </text:p>
        </text:list-item>
        <text:list-item>
          <text:p text:style-name="P98"><text:span text:style-name="T3">menagogo</text:span> | emmenagogo | emménagogue | menagogue | Menagoga. = que age [ag] menstruo [men]. </text:p>
        </text:list-item>
        <text:list-item>
          <text:p text:style-name="P98"><text:span text:style-name="T3">menda</text:span> -a | -a | <text:span text:style-name="T5">faute</text:span> | <text:span text:style-name="T5">defect</text:span> | <text:span text:style-name="T5">Fehler</text:span>. = errore, defectu. ⊃ emenda. </text:p>
        </text:list-item>
        <text:list-item>
          <text:p text:style-name="P98"><text:span text:style-name="T3">mendace</text:span> -dax | -dace | -teur | -dacious | <text:span text:style-name="T5">Lügner</text:span>. = que menti. ⊂ mend(a) -ace = que erra. </text:p>
        </text:list-item>
        <text:list-item>
          <text:p text:style-name="P98"><text:span text:style-name="T3">mendica</text:span> -īco | -are | mendier | <text:span text:style-name="T5">to beg</text:span>, -ate | <text:span text:style-name="T5">betteln</text:span>. = es mendico. </text:p>
        </text:list-item>
        <text:list-item>
          <text:p text:style-name="P98">—<text:span text:style-name="T3">ante</text:span> (Plauto) | -cante, -co | mendiant | -cant | -cant. = mendico. </text:p>
        </text:list-item>
        <text:list-item>
          <text:p text:style-name="P98"><text:span text:style-name="T3">mendico</text:span> -īcus = mendicante, paupere, indigente. ⊂ menda. </text:p>
        </text:list-item>
        <text:list-item>
          <text:p text:style-name="P98">—<text:span text:style-name="T3">itate</text:span> -itas | -ità | -ité | -ity | -ität. = paupertate, indigentia. </text:p>
        </text:list-item>
        <text:list-item>
          <text:p text:style-name="P98"><text:span text:style-name="T3">MENE</text:span> ( <text:span text:style-name="T5">thema de</text:span> L. memini) | <text:span text:style-name="T5">ram</text:span>men <text:span text:style-name="T5">tare</text:span>, <text:span text:style-name="T5">ricordare</text:span> | <text:span text:style-name="T5">souvenir</text:span>, <text:span text:style-name="T5">ra</text:span>men <text:span text:style-name="T5">tevoir</text:span> | mean | meine. = memora, recorda. ⊃ mente, commenta, mone. ⊂ E. mene ⊃ A. mean, D. meina, G. mne(monica), (a)mne(sia), ma(thema), R. mni(tï), S. man(je). </text:p>
        </text:list-item>
        <text:list-item>
          <text:p text:style-name="P98"><text:span text:style-name="T3">meninge</text:span> | -inge | méninge | -inges | -inx. = membrana circa cerebro. ⊂ G. m <text:span text:style-name="T3">ē</text:span>ninx. </text:p>
        </text:list-item>
        <text:list-item>
          <text:p text:style-name="P98"><text:span text:style-name="T3">menisco</text:span> | -co | ménisque | -cus | -cus. = in forma de luna. ⊂ G. mēnírcos ⊂ men [luna] -isco [parvo]. </text:p>
        </text:list-item>
        <text:list-item>
          <text:p text:style-name="P98"><text:span text:style-name="T3">mensa</text:span> -a | mensa | mense, mess ( <text:span text:style-name="T5">d’officiers</text:span>), <text:span text:style-name="T5">table</text:span> ( <text:span text:style-name="T5">de repas</text:span>) | mensa, mess ( <text:span text:style-name="T5">of officers</text:span>), <text:span text:style-name="T5">table</text:span> | <text:span text:style-name="T5">Tisch</text:span>. ⊃ commensale, mensula. </text:p>
        </text:list-item>
        <text:list-item>
          <text:p text:style-name="P98"><text:span text:style-name="T3">MENSE</text:span> -is | mese | mois | month, (menses, menstrual) | Monat | H. mes | P. mez. = periodo de luna. ⊃ mensuale, menstruo, bimestre, trimestre, semestre. ⊂ E. mēn = luna ⊃ G. men, A. moon, D. Mond, R. mjesjats, S. māsa. </text:p>
        </text:list-item>
        <text:list-item>
          <text:p text:style-name="P98"><text:span text:style-name="T3">menso</text:span> -us = quem meti. ⊃ immenso, mensura. </text:p>
        </text:list-item>
        <text:list-item>
          <text:p text:style-name="P98"><text:span text:style-name="T3">menstruo</text:span> -ŭus | mestruo | -ues | -uum | -uum. = (fluxu) de mense. </text:p>
        </text:list-item>
        <text:list-item>
          <text:p text:style-name="P98">—<text:span text:style-name="T3">uale</text:span> 100 | -ale | -el | -al | -al. </text:p>
        </text:list-item>
        <text:list-item>
          <text:p text:style-name="P98"><text:soft-page-break/>—<text:span text:style-name="T3">uatione</text:span> | mestruazione | -tion | -tion | -tion. = menstruo. </text:p>
        </text:list-item>
        <text:list-item>
          <text:p text:style-name="P98"><text:span text:style-name="T3">mensuale</text:span> 100 | -uale, -ile | -uel | monthly | -ual. = de mense. </text:p>
        </text:list-item>
        <text:list-item>
          <text:p text:style-name="P98"><text:span text:style-name="T3">mensula</text:span> -ŭla (Plauto) | -ola | <text:span text:style-name="T5">console</text:span> | <text:span text:style-name="T5">plane-table</text:span> | -ul. = parvo mensa. ⊂ mens(a) [tabula] -ula [parvo]. </text:p>
        </text:list-item>
        <text:list-item>
          <text:p text:style-name="P98"><text:span text:style-name="T3">mensura</text:span> -a | misura | mesure | measure | -ur. ⊃ commensurabile. = ton meti, modo, ratione. </text:p>
        </text:list-item>
        <text:list-item>
          <text:p text:style-name="P98"><text:span text:style-name="T3">mensura</text:span> 400 | misurare | mesurer | to measure | -ieren. = meti. </text:p>
        </text:list-item>
        <text:list-item>
          <text:p text:style-name="P98">—<text:span text:style-name="T3">bile</text:span> ĭ 500 | misurabile | -ble, mesurable | -ble | -bel. </text:p>
        </text:list-item>
        <text:list-item>
          <text:p text:style-name="P98">—<text:span text:style-name="T3">tione</text:span> | misurazione | -tion | -tion | -tion. </text:p>
        </text:list-item>
        <text:list-item>
          <text:p text:style-name="P98"><text:span text:style-name="T3">MENTE</text:span> mens | mente | <text:span text:style-name="T5">esprit, intelligence</text:span>, mentalité | mind | <text:span text:style-name="T5">Sinn</text:span> | H. P. mente. ⊃ mentale, commentario, mentione, menti, demente, Minerva. ⊂ E. menti ⊂ men(e) -te ⊃ A. mind, R. (pa)mjatï, S. mati, G. ménos = spiritu, mente. </text:p>
        </text:list-item>
        <text:list-item>
          <text:p text:style-name="P98">—<text:span text:style-name="T3">ale</text:span> | -ale | -al | -al | -al. </text:p>
        </text:list-item>
        <text:list-item>
          <text:p text:style-name="P98"><text:span text:style-name="T3">mentha</text:span> -a | menta | menthe | mint | Minze. = Bot. « mentha piperita ». ⊂ G. mínthē. </text:p>
        </text:list-item>
        <text:list-item>
          <text:p text:style-name="P98"><text:span text:style-name="T3">menti</text:span> -ior | -ire | -ir | <text:span text:style-name="T5">to lie</text:span> | <text:span text:style-name="T5">lügen</text:span>. = imagina cum mente, dic falso. </text:p>
        </text:list-item>
        <text:list-item>
          <text:p text:style-name="P98"><text:span text:style-name="T3">mentiona</text:span> | menzionare | -onner | -on | -onieren. = fac mentione, memora, commemora. </text:p>
        </text:list-item>
        <text:list-item>
          <text:p text:style-name="P98"><text:span text:style-name="T3">mentione</text:span> -tio | -zione | -tion | -tion | -tion. = to mene. </text:p>
        </text:list-item>
        <text:list-item>
          <text:p text:style-name="P98"><text:span text:style-name="T3">mento</text:span> -um | -to | -ton | <text:span text:style-name="T5">chin</text:span> | <text:span text:style-name="T5">Kinn</text:span>. ⊂ E. ⊃ A. mouth, D. Mund = ore, rostro. ⊂ mine. </text:p>
        </text:list-item>
        <text:list-item>
          <text:p text:style-name="P98"><text:span text:style-name="T3">meo</text:span> -us | mio | mon, mien | my, mine | mein | H. mío | P. meu. = de me. </text:p>
        </text:list-item>
        <text:list-item>
          <text:p text:style-name="P98"><text:span text:style-name="T3">mephite</text:span> -ītis | mefite | | -itis. = fœtore. ⊂ G. mephítis. </text:p>
        </text:list-item>
        <text:list-item>
          <text:p text:style-name="P98">—<text:span text:style-name="T3">ico</text:span> -ĭcus | mefitico | mé—ique | -ic | -isch. </text:p>
        </text:list-item>
        <text:list-item>
          <text:p text:style-name="P98"><text:span text:style-name="T3">merca</text:span> -or | -mercatare | marchander | <text:span text:style-name="T5">to trade</text:span>, merchant, merchandise | <text:span text:style-name="T5">handeln</text:span>, merchandieren. = eme et vende merce, negotia, fac commercio. </text:p>
        </text:list-item>
        <text:list-item>
          <text:p text:style-name="P98">—<text:span text:style-name="T3">ante</text:span> 100 | -ante | marchand | merchant | Marketender, Marchand. = que merca, mercatore. </text:p>
        </text:list-item>
        <text:list-item>
          <text:p text:style-name="P98">——<text:span text:style-name="T3">ile</text:span> | -ile | -ile | -ile | -il. </text:p>
        </text:list-item>
        <text:list-item>
          <text:p text:style-name="P98">—<text:span text:style-name="T3">tore</text:span> -tor | mercante, merciaio | mercier | mercer | <text:span text:style-name="T5">Kaufmann</text:span>. </text:p>
        </text:list-item>
        <text:list-item>
          <text:p text:style-name="P98">—<text:span text:style-name="T3">tu</text:span> -tus | mercato | marché | market | Markt. </text:p>
        </text:list-item>
        <text:list-item>
          <text:p text:style-name="P98">—<text:span text:style-name="T3">tura</text:span> -a | -tura | | -ture | -tur. = arte de merca, commercio. </text:p>
        </text:list-item>
        <text:list-item>
          <text:p text:style-name="P98"><text:span text:style-name="T3">MERCE</text:span> merx | -ce, -canzia | marchandise | merchandise | <text:span text:style-name="T5">Ware</text:span>, -cerie. ⊃ merca, commercio, Mercurio, mercede, mercennario. ⊂ mer(e) -ce. </text:p>
        </text:list-item>
        <text:list-item>
          <text:p text:style-name="P98"><text:span text:style-name="T3">mercede</text:span> -ces | -de | <text:span text:style-name="T5">paye</text:span> | <text:span text:style-name="T5">reward</text:span> | <text:span text:style-name="T5">Lohn</text:span>. = salario, pretio, præmio. ⊃ I. mercè, F. merci, A. mercy = gratia. </text:p>
        </text:list-item>
        <text:list-item>
          <text:p text:style-name="P98"><text:span text:style-name="T3">mercennario</text:span> -us | mercenario | mercenaire | mercenary | -när. = milite per mercede. </text:p>
        </text:list-item>
        <text:list-item>
          <text:p text:style-name="P98"><text:span text:style-name="T3">Mercurio</text:span> -us | -rio | -re | -rius | -rius. = planeta plus proximo ad sole; deo de commercio. G. Herm <text:span text:style-name="T3">ē</text:span>s. </text:p>
        </text:list-item>
        <text:list-item>
          <text:p text:style-name="P98">— N | -urio | -ure | -ury | -ur. = hydrargyrio. </text:p>
        </text:list-item>
        <text:list-item>
          <text:p text:style-name="P98">—<text:span text:style-name="T3">iale</text:span> | -iale | -iel | -ial | -ial. </text:p>
        </text:list-item>
        <text:list-item>
          <text:p text:style-name="P98"><text:span text:style-name="T3">MERE</text:span> -eo | meritare | mériter | to merit | meritieren. ⊃ merito, <text:soft-page-break/>merce. </text:p>
        </text:list-item>
        <text:list-item>
          <text:p text:style-name="P98"><text:span text:style-name="T3">MERGE</text:span> -o = (im)merge, (sub)merge. ⊃ emerge. </text:p>
        </text:list-item>
        <text:list-item>
          <text:p text:style-name="P98"><text:span text:style-name="T3">meridie</text:span> -es | <text:span text:style-name="T5">mezzogiorno</text:span>, meriggio | <text:span text:style-name="T5">midi</text:span> | <text:span text:style-name="T5">midday</text:span> | <text:span text:style-name="T5">Mittag</text:span>. ⊂ mer(o) die, <text:span text:style-name="T5">aut</text:span> medio die. </text:p>
        </text:list-item>
        <text:list-item>
          <text:p text:style-name="P98">—<text:span text:style-name="T3">iano</text:span> -us | -ano | mé—en | -an | -an. </text:p>
        </text:list-item>
        <text:list-item>
          <text:p text:style-name="P98"><text:span text:style-name="T3">meridionale</text:span> M | -ale | mé—al | -al | -al. ⊂ meridie + <text:span text:style-name="T5">suffixo de </text:span>( <text:span text:style-name="T5">septemtr</text:span>ion)ale. = australe. </text:p>
        </text:list-item>
        <text:list-item>
          <text:p text:style-name="P98"><text:span text:style-name="T3">merita</text:span> ĭ 100 = mere. </text:p>
        </text:list-item>
        <text:list-item>
          <text:p text:style-name="P98"><text:span text:style-name="T3">merito</text:span> -ĭtum | -ito | mérite | -it | -itum. = que e mere, quem mere, to mere. </text:p>
        </text:list-item>
        <text:list-item>
          <text:p text:style-name="P98">—<text:span text:style-name="T3">orio</text:span> 200 | -orio | mé—oire | -orious | -orisch. </text:p>
        </text:list-item>
        <text:list-item>
          <text:p text:style-name="P98"><text:span text:style-name="T3">mero</text:span> -us | mero | <text:span text:style-name="T5">pur</text:span>, <text:span text:style-name="T5">seul</text:span> | mere | <text:span text:style-name="T5">rein</text:span>. = ne mixto, immaculato, puro. </text:p>
        </text:list-item>
        <text:list-item>
          <text:p text:style-name="P98">G. mero méros = parte. ⊃ isomerismo. </text:p>
        </text:list-item>
        <text:list-item>
          <text:p text:style-name="P98"><text:span text:style-name="T3">merso</text:span> -us = quem merge, immerso. </text:p>
        </text:list-item>
        <text:list-item>
          <text:p text:style-name="P98"><text:span text:style-name="T3">merula</text:span> -ŭla | merlo | merle | merle | Amsel. = Zool. « turdus merula ». ⊂ E. ⊃ D. </text:p>
        </text:list-item>
        <text:list-item>
          <text:p text:style-name="P98">G. meso mésos = || medio. ⊃ mesenterio, Mesopotamia. </text:p>
        </text:list-item>
        <text:list-item>
          <text:p text:style-name="P98"><text:span text:style-name="T3">mesenterio</text:span> | -rio | mésentère | -ry | -rium. = membrana que tene intestinos. ⊂ G. -térion. ⊂ mes(o) enter(o) -io. </text:p>
        </text:list-item>
        <text:list-item>
          <text:p text:style-name="P98">—<text:span text:style-name="T3">ico</text:span> -ĭcus | -ico | mésentérique | -ic. </text:p>
        </text:list-item>
        <text:list-item>
          <text:p text:style-name="P98"><text:span text:style-name="T3">mespilo</text:span> -ĭlus -ĭlum (Plinio) | nespolo -a | néflier nèfle | medlar <text:span text:style-name="T5">tree</text:span> | Mispel <text:span text:style-name="T5">baum</text:span>. ⊂ G. mespílē méspilon. = Bot. « mespilus germanica ». </text:p>
        </text:list-item>
        <text:list-item>
          <text:p text:style-name="P98"><text:span text:style-name="T3">messe</text:span> -is | messe | moisson | <text:span text:style-name="T5">harvest</text:span> | <text:span text:style-name="T5">Ernte</text:span>. = segete, grano secato. ⊂ met(e) -te. </text:p>
        </text:list-item>
        <text:list-item>
          <text:p text:style-name="P98"><text:span text:style-name="T3">messo</text:span> -us = quem mete. </text:p>
        </text:list-item>
        <text:list-item>
          <text:p text:style-name="P98"><text:span text:style-name="T3">messore</text:span> -sor | mietitore | moissonneur. = que mete. </text:p>
        </text:list-item>
        <text:list-item>
          <text:p text:style-name="P98"><text:span text:style-name="T3">meta</text:span> -a | -ta | <text:span text:style-name="T5">terme</text:span>, <text:span text:style-name="T5">but</text:span> | -ta, <text:span text:style-name="T5">goal</text:span> | -ta, <text:span text:style-name="T5">Ziel</text:span>. = termino, scopo, fine. </text:p>
        </text:list-item>
        <text:list-item>
          <text:p text:style-name="P98">G. meta metá = trans. ⊃ —morphosi, —phora, —physica, —thesi, methodo, metempsychosi, meteoro, metonymia, metopa. </text:p>
        </text:list-item>
        <text:list-item>
          <text:p text:style-name="P98"><text:span text:style-name="T3">metacarpio</text:span> | -po | mé—pe | -pus | -pium. = parte medio de manu. ⊂ G. metacárpion ⊂ meta carpo. </text:p>
        </text:list-item>
        <text:list-item>
          <text:p text:style-name="P98"><text:span text:style-name="T3">metallo</text:span> -um | -allo | métal | -al | -all. ⊂ G. métallon. </text:p>
        </text:list-item>
        <text:list-item>
          <text:p text:style-name="P98">—<text:span text:style-name="T3">ico</text:span> ĭ 100 | -ico | mé—ique | -ic | -isch. ⊂ G. -icós. </text:p>
        </text:list-item>
        <text:list-item>
          <text:p text:style-name="P98">—<text:span text:style-name="T3">ifero</text:span> ĕ 500 | -fero | mé—fère | -ferous. </text:p>
        </text:list-item>
        <text:list-item>
          <text:p text:style-name="P98">—<text:span text:style-name="T3">iza</text:span> | -izzare | mé—iser | -ize | -isieren. </text:p>
        </text:list-item>
        <text:list-item>
          <text:p text:style-name="P98">—<text:span text:style-name="T3">oide</text:span> | -oide | métalloïde | -oid | -oid. = corpore simplice non metallo. </text:p>
        </text:list-item>
        <text:list-item>
          <text:p text:style-name="P98">—<text:span text:style-name="T3">urgo</text:span> | -o | mé—iste | -ist | -ist. = laboratore de metallos. ⊂ G. -ourgós ⊂ metallo erg -o. </text:p>
        </text:list-item>
        <text:list-item>
          <text:p text:style-name="P98">——<text:span text:style-name="T3">ia</text:span> | -ia | mé—ie | -y | -ie. ⊂ G. -ía. </text:p>
        </text:list-item>
        <text:list-item>
          <text:p text:style-name="P98">——<text:span text:style-name="T3">ico</text:span> -ĭcus | -ico | mé—ique | -ic | -isch. </text:p>
        </text:list-item>
        <text:list-item>
          <text:p text:style-name="P98"><text:span text:style-name="T3">metamorphosi</text:span> -ōsis | metamorfosi | mé—se | -sis | -se. = mutatione de forma. ⊂ G. metamórphōsis ⊂ meta morphe [forma]. </text:p>
        </text:list-item>
        <text:list-item>
          <text:p text:style-name="P98"><text:span text:style-name="T3">metaphora</text:span> ŏ 100 | -fora | métaphore | -phor | -pher. = translatione de sensu de vocabulo. ⊂ G. metaphorá ⊂ meta pher(e) -a. </text:p>
        </text:list-item>
        <text:list-item>
          <text:p text:style-name="P98"><text:soft-page-break/>—<text:span text:style-name="T3">ico</text:span> -ĭcus | -forico | mé—ique | -ic | -isch. </text:p>
        </text:list-item>
        <text:list-item>
          <text:p text:style-name="P98"><text:span text:style-name="T3">metaphysica</text:span> -ĭca | metafisica | mé—ique | -ics | -ik. ⊂ G. « metà tà phusiká », libro de Aristotele, sequente libro de physica. </text:p>
        </text:list-item>
        <text:list-item>
          <text:p text:style-name="P98"><text:span text:style-name="T3">metastasi</text:span> ă | -si | mé—se | -sis | -sis. = transpositione (de morbo). ⊂ G. metástasis ⊂ meta sta -si. </text:p>
        </text:list-item>
        <text:list-item>
          <text:p text:style-name="P98"><text:span text:style-name="T3">metatarso</text:span> | -so | mé—se | -sus | -sus. = parte de pede inter tarso et digitos. ⊂ G. metà tarsós. </text:p>
        </text:list-item>
        <text:list-item>
          <text:p text:style-name="P98"><text:span text:style-name="T3">metathesi</text:span> ĕ | metatesi | métathèse | -sis | -sis. = transpositione (de partes de uno vocabulo). ⊂ G. metáthesis ⊂ meta thesi. </text:p>
        </text:list-item>
        <text:list-item>
          <text:p text:style-name="P98"><text:span text:style-name="T3">METE</text:span> -o | mietere | moissonner | to mow | mähen. ⊃ messo, messe. ⊂ E. mee ⊃ A. mow, D. mähen. </text:p>
        </text:list-item>
        <text:list-item>
          <text:p text:style-name="P98"><text:span text:style-name="T3">metempsychosi</text:span> | -icosi | mé—se | -sis | -sis. ⊂ G. metempsúchōsis ⊂ met(a) en psych(e) -osi. = transmigratione de anima in alio corpore. </text:p>
        </text:list-item>
        <text:list-item>
          <text:p text:style-name="P98"><text:span text:style-name="T3">meteoro</text:span> | -ora | météore | -or | -or. = phænomeno atmosphærico, pluvia, grandine, vento. ⊂ G. -éōron. </text:p>
        </text:list-item>
        <text:list-item>
          <text:p text:style-name="P98">—<text:span text:style-name="T3">ico</text:span> -ĭcus | -ico | météorique | -ic | -isch. </text:p>
        </text:list-item>
        <text:list-item>
          <text:p text:style-name="P98">—<text:span text:style-name="T3">litho</text:span> | -ito | météorite | -ite | -ith. = lapide ex cælo. </text:p>
        </text:list-item>
        <text:list-item>
          <text:p text:style-name="P98">—<text:span text:style-name="T3">logia</text:span> | -gia | mété—gie | -gy | -gie. ⊂ meteōrología. </text:p>
        </text:list-item>
        <text:list-item>
          <text:p text:style-name="P98">—<text:span text:style-name="T3">logico</text:span> -ĭcus | -ico | mété—ique | -ic | -isch. ⊂ G. meteōrologicós. </text:p>
        </text:list-item>
        <text:list-item>
          <text:p text:style-name="P98">—<text:span text:style-name="T3">logo</text:span> ŏ | -go | mété—gue | -gist | -g. ⊂ G. meteōrológos. </text:p>
        </text:list-item>
        <text:list-item>
          <text:p text:style-name="P98"><text:span text:style-name="T3">methodo</text:span> ŏ 400 | metodo | méthode | -od | -ode. = ordine, via, modo. ⊂ G. méthodos ⊂ met(a) hodo [via]. </text:p>
        </text:list-item>
        <text:list-item>
          <text:p text:style-name="P98">—<text:span text:style-name="T3">ico</text:span> ĭ 100 | metodico | mé—ique | -ic | -isch. = ordinato, composito. ⊂ G. -icós. </text:p>
        </text:list-item>
        <text:list-item>
          <text:p text:style-name="P98">G. methy methúō = es ebrio. ⊃ amethysto. </text:p>
        </text:list-item>
        <text:list-item>
          <text:p text:style-name="P98"><text:span text:style-name="T3">METI</text:span> -ior | misurare | mesurer | to mete | messen | H. P. medir. ⊃ menso, mensura, modo?. ⊂ E. mē ⊃ G. me(tro), A. mete, D. messen, R. mje(ra). </text:p>
        </text:list-item>
        <text:list-item>
          <text:p text:style-name="P98"><text:span text:style-name="T3">meticuloso</text:span> (Plauto) | meticoloso | méticuleux | -ous | -ös. = accurato, scrupuloso, exacto, cum metu. </text:p>
        </text:list-item>
        <text:list-item>
          <text:p text:style-name="P98"><text:span text:style-name="T3">metonymia</text:span> | metonimia | mé—mie | -my | -mie. = transnominatione (de continente ad contento). ⊂ G. metōnymía. </text:p>
        </text:list-item>
        <text:list-item>
          <text:p text:style-name="P98"><text:span text:style-name="T3">metopa</text:span> ŏ 100 | -pa | métope | -pe | -pen. = intervallo quadrato inter duo triglypho. ⊂ G. metópē ⊂ meta op <text:span text:style-name="T3">ē</text:span> [fenestra]. </text:p>
        </text:list-item>
        <text:list-item>
          <text:p text:style-name="P98"><text:span text:style-name="T3">metrico</text:span> ĭ 100 | -ico | métrique | -ic | -isch. = de metro (mensura lineare et versu). ⊂ G. -icós. </text:p>
        </text:list-item>
        <text:list-item>
          <text:p text:style-name="P98"><text:span text:style-name="T3">metro</text:span> 100 | -tro | mètre | -tre | -ter. = mensura; unitate lineare, æquale ad meridiano terrestre / 40.000.000. ⊃ altimetria, perimetro, centimetro. ⊂ G. métron ⊂ me(te) -tro. </text:p>
        </text:list-item>
        <text:list-item>
          <text:p text:style-name="P98"><text:span text:style-name="T3">metronomo</text:span> ŏ | -omo | mé—ome | -ome | -om. = instrumento que indica tempore musicale [metro]. ⊂ G. metronómos. </text:p>
        </text:list-item>
        <text:list-item>
          <text:p text:style-name="P98"><text:span text:style-name="T3">metropoli</text:span> ŏ | -oli | mé—ole | -olis | -olis. = urbe matre. ⊂ G. mētrópolis ⊂ metr [= || matre] poli [urbe]. </text:p>
        </text:list-item>
        <text:list-item>
          <text:p text:style-name="P98"><text:span text:style-name="T3">metropolita</text:span> | -ita | mé—itain | -itan | -it. = episcopo de metropoli. ⊂ G. mētropolítēs </text:p>
        </text:list-item>
        <text:list-item>
          <text:p text:style-name="P98"><text:span text:style-name="T3">metu</text:span> -us = timore, pavore. ⊃ meticuloso. </text:p>
        </text:list-item>
        <text:list-item>
          <text:p text:style-name="P98"><text:soft-page-break/>G. mian miaínō = inquina. ⊃ (a)mian(to), miasma. </text:p>
        </text:list-item>
        <text:list-item>
          <text:p text:style-name="P98"><text:span text:style-name="T3">miasma</text:span>(te) | -ma | -me | -ma | -ma. = exalatione pestifero. ⊂ G. míasma ⊂ mian. </text:p>
        </text:list-item>
        <text:list-item>
          <text:p text:style-name="P98">—<text:span text:style-name="T3">tico</text:span> -ĭcus | -tico | -tique | -tic | -tisch. </text:p>
        </text:list-item>
        <text:list-item>
          <text:p text:style-name="P98">mica mīca = parvo re. </text:p>
        </text:list-item>
        <text:list-item>
          <text:p text:style-name="P98"><text:span text:style-name="T3">mica</text:span> mĭco = palpita, scintilla. </text:p>
        </text:list-item>
        <text:list-item>
          <text:p text:style-name="P98">— N | mica | mica | mica | <text:span text:style-name="T5">Glimmer</text:span>. = lapide micante, silico-aluminato de potassio. </text:p>
        </text:list-item>
        <text:list-item>
          <text:p text:style-name="P98"><text:span text:style-name="T3">micro-,</text:span> G. -ós = parvo. </text:p>
        </text:list-item>
        <text:list-item>
          <text:p text:style-name="P98">—<text:span text:style-name="T3">bio</text:span> N | -bio | -be | -be | -bium. = parvo vivente. </text:p>
        </text:list-item>
        <text:list-item>
          <text:p text:style-name="P98">—<text:span text:style-name="T3">cosmo</text:span> | -mo | -me | -m | -mus. = parvo mundo. ⊂ G. micrócosmos. </text:p>
        </text:list-item>
        <text:list-item>
          <text:p text:style-name="P98">—<text:span text:style-name="T3">phono</text:span> | -fono | -phone | -phone | -phon. = instrumento que revela parvo sono [phōne]. </text:p>
        </text:list-item>
        <text:list-item>
          <text:p text:style-name="P98">—<text:span text:style-name="T3">scopia</text:span> | -pia | -pie | -py | -pie. = visione de parvo res. </text:p>
        </text:list-item>
        <text:list-item>
          <text:p text:style-name="P98">—<text:span text:style-name="T3">scopico</text:span> -ĭcus | -ico | -ique | -ic | -isch. </text:p>
        </text:list-item>
        <text:list-item>
          <text:p text:style-name="P98">—<text:span text:style-name="T3">scopio</text:span> | -opio | -ope | -ope | -op. = instrumento pro vide parvo res. </text:p>
        </text:list-item>
        <text:list-item>
          <text:p text:style-name="P98"><text:span text:style-name="T3">migra</text:span> -o | -are | é—er | -ate | -ieren. ⊃ emigra, immigra, transmigra. </text:p>
        </text:list-item>
        <text:list-item>
          <text:p text:style-name="P98">—<text:span text:style-name="T3">tione</text:span> -tio | -zione | -tion | -tion | -tion. </text:p>
        </text:list-item>
        <text:list-item>
          <text:p text:style-name="P98">milia, v. millia </text:p>
        </text:list-item>
        <text:list-item>
          <text:p text:style-name="P98"><text:span text:style-name="T3">milio</text:span> -um | miglio | millet | millet | <text:span text:style-name="T5">Hirse</text:span> | H. mijo, P. milho. = Bot. « panicum miliaceum ». = || G. melínē. </text:p>
        </text:list-item>
        <text:list-item>
          <text:p text:style-name="P98"><text:span text:style-name="T3">milita</text:span> -ĭto | -are | -er | -ate | -ieren. = es milite. </text:p>
        </text:list-item>
        <text:list-item>
          <text:p text:style-name="P98">—<text:span text:style-name="T3">are</text:span> -is | -are | -aire | -ary | -är. = de milite. </text:p>
        </text:list-item>
        <text:list-item>
          <text:p text:style-name="P98"><text:span text:style-name="T3">milite</text:span> miles milĭt- | -ite, <text:span text:style-name="T5">soldato</text:span> | un militaire | -ary, <text:span text:style-name="T5">soldier</text:span> | <text:span text:style-name="T5">Soldat</text:span>. ⊃ militare, militia. </text:p>
        </text:list-item>
        <text:list-item>
          <text:p text:style-name="P98">—<text:span text:style-name="T3">ia</text:span> -ia | -izia | -ice | -itia | -iz. = milites. </text:p>
        </text:list-item>
        <text:list-item>
          <text:p text:style-name="P98"><text:span text:style-name="T3">MILLE</text:span> mille | mille, H. P. mil | mille, mil | <text:span text:style-name="T5">thousand</text:span> | <text:span text:style-name="T5">tausend</text:span>. ⊃ -imetro. </text:p>
        </text:list-item>
        <text:list-item>
          <text:p text:style-name="P98"><text:span text:style-name="T3">millenario</text:span> 400 | -ario | -énaire | -arian. = de mille (anno). </text:p>
        </text:list-item>
        <text:list-item>
          <text:p text:style-name="P98"><text:span text:style-name="T3">millennio</text:span> | -nio | | -nium. = spatio de mille anno. </text:p>
        </text:list-item>
        <text:list-item>
          <text:p text:style-name="P98"><text:span text:style-name="T3">millesimo</text:span> -ĭmus | -imo | millième | -imal, <text:span text:style-name="T5">thousandth</text:span> | <text:span text:style-name="T5">tausendster</text:span>. ⊃ F. millésime = data de moneta. </text:p>
        </text:list-item>
        <text:list-item>
          <text:p text:style-name="P98"><text:span text:style-name="T3">millia</text:span> (-ia -ium) | miglio | mille | mile | Meile. = mille passu duplo, 1480 metro. </text:p>
        </text:list-item>
        <text:list-item>
          <text:p text:style-name="P98"><text:span text:style-name="T3">milligramma</text:span> | milligramma | -amme | -amme | -amm. = gramma diviso mille. </text:p>
        </text:list-item>
        <text:list-item>
          <text:p text:style-name="P98"><text:span text:style-name="T3">millimetro</text:span> ĕ | -metro | -mètre | -metre | -meter. = metro diviso mille. </text:p>
        </text:list-item>
        <text:list-item>
          <text:p text:style-name="P98"><text:span text:style-name="T3">mimica</text:span> -ĭca | -ica | la mimique | -ic | -ik. = arte mimico. </text:p>
        </text:list-item>
        <text:list-item>
          <text:p text:style-name="P98"><text:span text:style-name="T3">mimico</text:span> -ĭcus | -ico | -ique | -ic | -isch. ⊂ G. -icós. = de mimo. </text:p>
        </text:list-item>
        <text:list-item>
          <text:p text:style-name="P98"><text:span text:style-name="T3">mimo</text:span> -us | -mo | -me | -me | -me. = imitatore, comœdiante. ⊃ mimica, pantomima. ⊂ G. mímos. </text:p>
        </text:list-item>
        <text:list-item>
          <text:p text:style-name="P98"><text:span text:style-name="T3">mimosa</text:span> N | -sa | -sa | -sa | -se. = Bot. « mimosa pudica ». ⊂ mimo. </text:p>
        </text:list-item>
        <text:list-item>
          <text:p text:style-name="P98"><text:span text:style-name="T3">mina</text:span> minor | minacciare | menacer | menace | <text:span text:style-name="T5">drohen</text:span>, menacieren. = nuntia damno que vol fac. ⊂ mine. </text:p>
        </text:list-item>
        <text:list-item>
          <text:p text:style-name="P98">— -o | menare | mener. = duc (equo, per minas). </text:p>
        </text:list-item>
        <text:list-item>
          <text:p text:style-name="P98">mina -a | | mine | mina. ⊂ G. mná, = moneta de 100 drachma, <text:soft-page-break/>pondere, mensura de capacitate. ⊂ Hebraico « maneh », Aegyptio « mna ». </text:p>
        </text:list-item>
        <text:list-item>
          <text:p text:style-name="P98"><text:span text:style-name="T3">mina</text:span> M | -na, -niera, <text:span text:style-name="T5">cava</text:span> | -ne | -ne | -ne. = fossa pro excava metallos. ⊃ minerale. ⊂ ex Celto. </text:p>
        </text:list-item>
        <text:list-item>
          <text:p text:style-name="P98"><text:span text:style-name="T3">minace</text:span> -nax | -ce, -ccioso | menaçant | -cious. = que mina. </text:p>
        </text:list-item>
        <text:list-item>
          <text:p text:style-name="P98"><text:span text:style-name="T3">minacias</text:span> (Plauto) | minaccia | menace | menace. = ton mina. </text:p>
        </text:list-item>
        <text:list-item>
          <text:p text:style-name="P98"><text:span text:style-name="T3">minas</text:span> (minæ -arum) = minacias. </text:p>
        </text:list-item>
        <text:list-item>
          <text:p text:style-name="P98"><text:span text:style-name="T3">mine</text:span> -eo (Lucretio) = promine, emine. ⊃ immine, minace, monte, mento? </text:p>
        </text:list-item>
        <text:list-item>
          <text:p text:style-name="P98"><text:span text:style-name="T3">minerale</text:span> M | -ale | minerai, minéral | -al | -al. ⊂ mina [fossa]. </text:p>
        </text:list-item>
        <text:list-item>
          <text:p text:style-name="P98"><text:span text:style-name="T3">mineralogia</text:span> N | -gia | miné—gie | -gy | -gie. </text:p>
        </text:list-item>
        <text:list-item>
          <text:p text:style-name="P98"><text:span text:style-name="T3">Minerva</text:span> -a | -va | -ve | -va | -va. = dea de scientia. ⊂ mene. </text:p>
        </text:list-item>
        <text:list-item>
          <text:p text:style-name="P98"><text:span text:style-name="T3">minge</text:span> -o = urina. || R. moc'itisja, S. mih, D. Mist. = fimo. </text:p>
        </text:list-item>
        <text:list-item>
          <text:p text:style-name="P98"><text:span text:style-name="T3">minia</text:span> 100 | -are | | -ate | mennigen. = pinge cum minio. </text:p>
        </text:list-item>
        <text:list-item>
          <text:p text:style-name="P98">—<text:span text:style-name="T3">tura</text:span> | -tura | -ture | -ture | -tur. </text:p>
        </text:list-item>
        <text:list-item>
          <text:p text:style-name="P98"><text:span text:style-name="T3">minimo</text:span> -ĭmus, -ĭmum | -mo | -me, -mum | minim, -mum | -mum. ⊂ min(ue) -imo. </text:p>
        </text:list-item>
        <text:list-item>
          <text:p text:style-name="P98"><text:span text:style-name="T3">minio</text:span> -um | -io | -ium | -ium | Mennig. = oxydo de plumbo. ⊃ minia. </text:p>
        </text:list-item>
        <text:list-item>
          <text:p text:style-name="P98"><text:span text:style-name="T3">ministerio</text:span> -ium | -stero | -stère | -stry | -sterium. = opere, officio de ministro. </text:p>
        </text:list-item>
        <text:list-item>
          <text:p text:style-name="P98">—<text:span text:style-name="T3">iale</text:span> | -iale | ministériel | -ial | -ial. </text:p>
        </text:list-item>
        <text:list-item>
          <text:p text:style-name="P98"><text:span text:style-name="T3">ministro</text:span> -ter | -tro | -tre | -ter | -ter. ⊂ minus -tro, inferiore ad rege. </text:p>
        </text:list-item>
        <text:list-item>
          <text:p text:style-name="P98"><text:span text:style-name="T3">minore</text:span> -nor | -ore | moindre, <text:span text:style-name="T5">plus petit</text:span>, -eur | -or, <text:span text:style-name="T5">smaller</text:span>, <text:span text:style-name="T5">lesser</text:span> | -or, minder. = plus parvo. || minus. </text:p>
        </text:list-item>
        <text:list-item>
          <text:p text:style-name="P98">—<text:span text:style-name="T3">itate</text:span> | -ità | -ité | -ity | -ität. = minore ætate, minore parte. </text:p>
        </text:list-item>
        <text:list-item>
          <text:p text:style-name="P98"><text:span text:style-name="T3">minue</text:span> -o = fac minore, diminue. ⊃ minus, minore, minimo, minuto. ⊂ E. min ⊃ D. mindern, G. minúō. </text:p>
        </text:list-item>
        <text:list-item>
          <text:p text:style-name="P98">—<text:span text:style-name="T3">uendo</text:span> | -uendo | | -uend | -uend. = (numero) que debe es minuto (per subtractione). </text:p>
        </text:list-item>
        <text:list-item>
          <text:p text:style-name="P98"><text:span text:style-name="T3">minus</text:span> -us | meno | moins | <text:span text:style-name="T5">less</text:span>, -us | -us. ⊃ minusculo, minore, ministro. </text:p>
        </text:list-item>
        <text:list-item>
          <text:p text:style-name="P98"><text:span text:style-name="T3">minusculo</text:span> -ŭlus | -colo | -cule | <text:span text:style-name="T5">small</text:span>, -cule | -kel. = parvo, minore. ⊂ minus -culo. </text:p>
        </text:list-item>
        <text:list-item>
          <text:p text:style-name="P98"><text:span text:style-name="T3">minuta</text:span> | -to | -te | -te | -te. = parte minuto, hora diviso 60. </text:p>
        </text:list-item>
        <text:list-item>
          <text:p text:style-name="P98"><text:span text:style-name="T3">minutia</text:span> 100 | -zia | -tie | -tia | -tien. = re minuto. </text:p>
        </text:list-item>
        <text:list-item>
          <text:p text:style-name="P98"><text:span text:style-name="T3">minuto</text:span> -us | -uto | -ute, menu, mince | -ute | -ut. = quem minue, breve, parvo, exiguo. </text:p>
        </text:list-item>
        <text:list-item>
          <text:p text:style-name="P98">G. mio meíon = minus. </text:p>
        </text:list-item>
        <text:list-item>
          <text:p text:style-name="P98"><text:span text:style-name="T3">miocæno</text:span> N | -cene | -cène | -cene | -cän. = parte medio de periodo tertiario, in geologia. ⊂ mio [minus] cæno [recente]. </text:p>
        </text:list-item>
        <text:list-item>
          <text:p text:style-name="P98"><text:span text:style-name="T3">mira</text:span> -or | meravigliarsi, ammirare | <text:span text:style-name="T5">s’étonner</text:span>, admirer | <text:span text:style-name="T5">to be astonished</text:span>, to admire | <text:span text:style-name="T5">bewundern</text:span>. = admira, stupe. ⊃ I. mirare, F. mirer = specta, collinea, pete. </text:p>
        </text:list-item>
        <text:list-item>
          <text:p text:style-name="P98">—<text:span text:style-name="T3">bile</text:span> -bĭlis | maraviglosio, mirabile | merveilleux | marvellous | merveillös, mirabel. </text:p>
        </text:list-item>
        <text:list-item>
          <text:p text:style-name="P98">——<text:span text:style-name="T3">ia</text:span> (nom. plur.) | meraviglia | merveille | marvel | -ilien. </text:p>
        </text:list-item>
        <text:list-item>
          <text:p text:style-name="P98">—<text:span text:style-name="T3">culo</text:span> -cŭlum | -colo | -cle | -cle | -kel. = portento, prodigio. </text:p>
        </text:list-item>
        <text:list-item>
          <text:p text:style-name="P98"><text:soft-page-break/>——<text:span text:style-name="T3">oso</text:span> | -coloso | -eux | -ous | -ös. </text:p>
        </text:list-item>
        <text:list-item>
          <text:p text:style-name="P98"><text:span text:style-name="T3">miro</text:span> -us = mirabile. ⊃ mira. </text:p>
        </text:list-item>
        <text:list-item>
          <text:p text:style-name="P98">—<text:span text:style-name="T3">ifico</text:span> -ifĭcus | -ico | -ique | -icent. = que fac mira. </text:p>
        </text:list-item>
        <text:list-item>
          <text:p text:style-name="P98">G. mis miseín = ode. </text:p>
        </text:list-item>
        <text:list-item>
          <text:p text:style-name="P98"><text:span text:style-name="T3">misanthropo</text:span> | -tropo | -ope | -ope | -op. = inimico de homines. ⊂ G. misánthrōpos ⊂ mis anthropo. </text:p>
        </text:list-item>
        <text:list-item>
          <text:p text:style-name="P98">—<text:span text:style-name="T3">ia</text:span> | -tropia | -pie | -py | -pie. ⊂ G. -ōpia. </text:p>
        </text:list-item>
        <text:list-item>
          <text:p text:style-name="P98">—<text:span text:style-name="T3">ico</text:span> -ĭcus | -tropico | -ique | -ic | -isch. </text:p>
        </text:list-item>
        <text:list-item>
          <text:p text:style-name="P98"><text:span text:style-name="T3">MISCE</text:span> -eo | mescolare, mescere, mischiare | mêler, mélanger | to mix, to meddle | mischen. ⊃ mixto, mixtura. ⊂ E. micsce ⊃ G. mísgō, R. mjeshatï. </text:p>
        </text:list-item>
        <text:list-item>
          <text:p text:style-name="P98">—<text:span text:style-name="T3">ellanea</text:span> (-a, -orum) 300 | -nea | -nées | -ny, -nea | -neen. </text:p>
        </text:list-item>
        <text:list-item>
          <text:p text:style-name="P98">—<text:span text:style-name="T3">ibile</text:span> -ĭlis | -bile | -ble | -ble | -bel. </text:p>
        </text:list-item>
        <text:list-item>
          <text:p text:style-name="P98"><text:span text:style-name="T3">misera</text:span> -ĕror = misere. </text:p>
        </text:list-item>
        <text:list-item>
          <text:p text:style-name="P98">—<text:span text:style-name="T3">bile</text:span> -bĭlis | -bile | misérable | -ble | -bel. = digno de pietate, paupere. </text:p>
        </text:list-item>
        <text:list-item>
          <text:p text:style-name="P98"><text:span text:style-name="T3">misere</text:span> -ĕreor = habe misericordia, compate. </text:p>
        </text:list-item>
        <text:list-item>
          <text:p text:style-name="P98"><text:span text:style-name="T3">miserere</text:span> ( <text:span text:style-name="T5">imperativo latino de</text:span> misere) | -ere | miséréré | -ere | -ere. </text:p>
        </text:list-item>
        <text:list-item>
          <text:p text:style-name="P98"><text:span text:style-name="T3">misero</text:span> -sĕr | -ero | -éreux, -érable | -erable | -erabel. = miserabile, infelice, paupero. ⊃ miseria, misera; A. miser = avaro. </text:p>
        </text:list-item>
        <text:list-item>
          <text:p text:style-name="P98">—<text:span text:style-name="T3">ia</text:span> -ia | -ia | misère | -y | <text:span text:style-name="T5">Elend</text:span>. </text:p>
        </text:list-item>
        <text:list-item>
          <text:p text:style-name="P98"><text:span text:style-name="T3">missione</text:span> -sio | -sione | -sion | -sion | -sion. = ton mitte. </text:p>
        </text:list-item>
        <text:list-item>
          <text:p text:style-name="P98">—<text:span text:style-name="T3">ario</text:span> | -ario | -onnaire | -ary | -är. = misso (religioso). </text:p>
        </text:list-item>
        <text:list-item>
          <text:p text:style-name="P98"><text:span text:style-name="T3">missiva</text:span> | -iva | -ive | -ive | -ive. = epistola, litteras. </text:p>
        </text:list-item>
        <text:list-item>
          <text:p text:style-name="P98"><text:span text:style-name="T3">misso</text:span> -us = quem mitte. ⊃ missione, remisso, sub—, o—, dim—, per—, pro—, trans—. </text:p>
        </text:list-item>
        <text:list-item>
          <text:p text:style-name="P98"><text:span text:style-name="T3">mite</text:span> -is | mite. = dulce, suave, tranquillo, humano, ne nocuo. </text:p>
        </text:list-item>
        <text:list-item>
          <text:p text:style-name="P98">—<text:span text:style-name="T3">iga</text:span> -ĭgo | -are | -er | -ate | -ieren. = redde mite. </text:p>
        </text:list-item>
        <text:list-item>
          <text:p text:style-name="P98">——<text:span text:style-name="T3">tione</text:span> -tio | -zione | -tion | -tion | -tion. </text:p>
        </text:list-item>
        <text:list-item>
          <text:p text:style-name="P98">——<text:span text:style-name="T3">tivo</text:span> | -tivo | -tif | -tive | -tiv. </text:p>
        </text:list-item>
        <text:list-item>
          <text:p text:style-name="P98"><text:span text:style-name="T3">mitra</text:span> -a | -tra | -tre | -tre | -tra. ⊂ G. mítra, veste de capite de Persas. </text:p>
        </text:list-item>
        <text:list-item>
          <text:p text:style-name="P98">—<text:span text:style-name="T3">ato</text:span> 100 | -ato | -é | -ed. </text:p>
        </text:list-item>
        <text:list-item>
          <text:p text:style-name="P98"><text:span text:style-name="T3">MITTE</text:span> -o | <text:span text:style-name="T5">mandare</text:span> | <text:span text:style-name="T5">envoyer</text:span> | <text:span text:style-name="T5">to send</text:span> | <text:span text:style-name="T5">senden</text:span>, mittieren. ⊃ ad—, com—, di—, e—, intro—, per—, pro—, sub—, trans—, missione, commissario, compromisso. </text:p>
        </text:list-item>
        <text:list-item>
          <text:p text:style-name="P98">— -o | mettere | mettre. = pone. </text:p>
        </text:list-item>
        <text:list-item>
          <text:p text:style-name="P98">—<text:span text:style-name="T3">nte</text:span> | mittente. = que mitte. </text:p>
        </text:list-item>
        <text:list-item>
          <text:p text:style-name="P98"><text:span text:style-name="T3">mixto</text:span> -us | misto | mixte | mixt | mixtum. = quem misce. </text:p>
        </text:list-item>
        <text:list-item>
          <text:p text:style-name="P98">—<text:span text:style-name="T3">ione</text:span> 100 | mistione | -tion | -tion | -tion. = </text:p>
        </text:list-item>
        <text:list-item>
          <text:p text:style-name="P98">—<text:span text:style-name="T3">ura</text:span> -ura | mistura, <text:span text:style-name="T5">miscuglio</text:span> | -ture | -ture | -tur. </text:p>
        </text:list-item>
        <text:list-item>
          <text:p text:style-name="P98"><text:span text:style-name="T3">mnemonica</text:span> -ĭca (-a, -orum) | -ica | la mnémonique | -ics | -ik. = arte de recorda. ⊂ G. mnēmonic <text:span text:style-name="T3">ē</text:span>. </text:p>
        </text:list-item>
        <text:list-item>
          <text:p text:style-name="P98"><text:span text:style-name="T3">mnemonico</text:span> -ĭcus | -ico | mné—ique | -ic | -isch. = de memoria. ⊂ G. mnēmonicós ⊂ mn <text:span text:style-name="T3">ē</text:span>mōn [memore] ⊂ mene. </text:p>
        </text:list-item>
        <text:list-item>
          <text:p text:style-name="P98"><text:span text:style-name="T3">mnemotechnia</text:span> | -cnica | mné—chnie | -chny. = mnemonica. </text:p>
        </text:list-item>
        <text:list-item>
          <text:p text:style-name="P98"><text:soft-page-break/><text:span text:style-name="T3">mobile</text:span> -ĭlis | -ile | -ile | -ile | -il. = mutabile, variabile, ne constante. ⊂ mo(ve) -bile. </text:p>
        </text:list-item>
        <text:list-item>
          <text:p text:style-name="P98">— 300 | -bile | meuble | -vable | -bilien. = re [bono, proprietate] mobile. </text:p>
        </text:list-item>
        <text:list-item>
          <text:p text:style-name="P98">—<text:span text:style-name="T3">ita</text:span> -ĭto = redde mobile, mobiliza. </text:p>
        </text:list-item>
        <text:list-item>
          <text:p text:style-name="P98">—<text:span text:style-name="T3">itate</text:span> -itas | -ità | -ité | -ity | -ität. </text:p>
        </text:list-item>
        <text:list-item>
          <text:p text:style-name="P98">—<text:span text:style-name="T3">iza</text:span> | -itare | -iser | -ize | -isieren. </text:p>
        </text:list-item>
        <text:list-item>
          <text:p text:style-name="P98">—<text:span text:style-name="T3">izatione</text:span> | -itazione | -isation | -ization | -isation. </text:p>
        </text:list-item>
        <text:list-item>
          <text:p text:style-name="P98"><text:span text:style-name="T3">moda</text:span> M | moda | la mode | mode, <text:span text:style-name="T5">fashion</text:span> | Mode. = mores, consuetudine. ⊂ modo. </text:p>
        </text:list-item>
        <text:list-item>
          <text:p text:style-name="P98">—<text:span text:style-name="T3">ale</text:span> | -ale | -al | -al | -al. = de modo. </text:p>
        </text:list-item>
        <text:list-item>
          <text:p text:style-name="P98">——<text:span text:style-name="T3">itate</text:span> | -ità | -ité | -ity | -ität. = modo. </text:p>
        </text:list-item>
        <text:list-item>
          <text:p text:style-name="P98">—<text:span text:style-name="T3">ello</text:span> M | -ello | -èle, moule | -el | -ell. = modulo, forma, exemplare. </text:p>
        </text:list-item>
        <text:list-item>
          <text:p text:style-name="P98">——<text:span text:style-name="T3">a</text:span> M | -ellare | -eler, mouler | -el, mould | -ellieren, moulieren. = da forma, finge, plasma. </text:p>
        </text:list-item>
        <text:list-item>
          <text:p text:style-name="P98"><text:span text:style-name="T3">modera</text:span> -ĕror | -erare | -érer | -erate | -erieren. = da modo [mensura], tene, contine. </text:p>
        </text:list-item>
        <text:list-item>
          <text:p text:style-name="P98">—<text:span text:style-name="T3">tione</text:span> -tio | -zione | modération | -tion | -tion. </text:p>
        </text:list-item>
        <text:list-item>
          <text:p text:style-name="P98">—<text:span text:style-name="T3">to</text:span> -tus | -ato | modéré | -ate | -at. = modesto, temperato, regulato. </text:p>
        </text:list-item>
        <text:list-item>
          <text:p text:style-name="P98">—<text:span text:style-name="T3">tore</text:span> -tor | -tore | modérateur | -tor | -tor. = regulatore. </text:p>
        </text:list-item>
        <text:list-item>
          <text:p text:style-name="P98"><text:span text:style-name="T3">moderno</text:span> 400 | -erno | -erne | -ern | -ern. = novo, hodierno, recente. ⊂ modo. </text:p>
        </text:list-item>
        <text:list-item>
          <text:p text:style-name="P98">—<text:span text:style-name="T3">ismo</text:span> | -ismo | -isme | -ism | -ismus. </text:p>
        </text:list-item>
        <text:list-item>
          <text:p text:style-name="P98">—<text:span text:style-name="T3">ista</text:span> | -ista | -iste | -ist | -ist. </text:p>
        </text:list-item>
        <text:list-item>
          <text:p text:style-name="P98">—<text:span text:style-name="T3">itate</text:span> | -ità | -ité | -ity. </text:p>
        </text:list-item>
        <text:list-item>
          <text:p text:style-name="P98">—<text:span text:style-name="T3">iza</text:span> | -izzare | -iser | -ize | -isieren. </text:p>
        </text:list-item>
        <text:list-item>
          <text:p text:style-name="P98"><text:span text:style-name="T3">modesto</text:span> -us | -esto | -este | -est | -est. = humile, temperato, moderato, pudico. ⊂ modo. </text:p>
        </text:list-item>
        <text:list-item>
          <text:p text:style-name="P98">—<text:span text:style-name="T3">ia</text:span> -ia | -ia | -ie | -y | -ie. </text:p>
        </text:list-item>
        <text:list-item>
          <text:p text:style-name="P98"><text:span text:style-name="T3">modico</text:span> -ĭcus | -ico | -ique | <text:span text:style-name="T5">small</text:span>, -icum | -isch. = moderato, modesto, mediocre, parvo. ⊂ modo. </text:p>
        </text:list-item>
        <text:list-item>
          <text:p text:style-name="P98">—<text:span text:style-name="T3">itate</text:span> | -ità | -ité | -ity | -ität. </text:p>
        </text:list-item>
        <text:list-item>
          <text:p text:style-name="P98">modifica -ĭco = meti, da regula, modera, da modo [mensura]. </text:p>
        </text:list-item>
        <text:list-item>
          <text:p text:style-name="P98">— N | -ficare | -fier | -fy | -fizieren. = muta modo. </text:p>
        </text:list-item>
        <text:list-item>
          <text:p text:style-name="P98">—tione 100 = regula, norma. </text:p>
        </text:list-item>
        <text:list-item>
          <text:p text:style-name="P98">—tione N | -zione | -tion | -tion | -tion. = mutatione. </text:p>
        </text:list-item>
        <text:list-item>
          <text:p text:style-name="P98"><text:span text:style-name="T3">modista</text:span> N | -ista | -iste | -iste | -ist. ⊂ mod(a) -ista. </text:p>
        </text:list-item>
        <text:list-item>
          <text:p text:style-name="P98">modo -o = nunc, ab pauco tempore. </text:p>
        </text:list-item>
        <text:list-item>
          <text:p text:style-name="P98"><text:span text:style-name="T3">modo</text:span> -us = mensura, moderatione. ⊃ modulo, modesto, moda, modera. ⊂ E. ⊃ A. mete, D. messen = mete. </text:p>
        </text:list-item>
        <text:list-item>
          <text:p text:style-name="P98">— -us | modo, <text:span text:style-name="T5">maniera</text:span> | mode, <text:span text:style-name="T5">façon</text:span> | mode, mood, <text:span text:style-name="T5">manner</text:span> | Modus, <text:span text:style-name="T5">Art</text:span>. </text:p>
        </text:list-item>
        <text:list-item>
          <text:p text:style-name="P98">— 100 | modo | mode | mood | Modus. = forma grammaticale de verbo. </text:p>
        </text:list-item>
        <text:list-item>
          <text:p text:style-name="P98">—<text:span text:style-name="T3">ula</text:span> -ŭlor | -are | -er | -ate | -ieren. = regula secundo rhythmo [modulo]. </text:p>
        </text:list-item>
        <text:list-item>
          <text:p text:style-name="P98">——<text:span text:style-name="T3">are</text:span> | -are | -aire | -ar | -ar. = de modulo. </text:p>
        </text:list-item>
        <text:list-item>
          <text:p text:style-name="P98"><text:soft-page-break/>——<text:span text:style-name="T3">tione</text:span> 100 | -zione | -tion | -tion | -tion. </text:p>
        </text:list-item>
        <text:list-item>
          <text:p text:style-name="P98">——<text:span text:style-name="T3">tore</text:span> -tor | -tore | -teur | -tor. = musico. </text:p>
        </text:list-item>
        <text:list-item>
          <text:p text:style-name="P98">—<text:span text:style-name="T3">ulo</text:span> -ŭlus | -ulo, -ello | -èle, -ule, moule | -ule, -ulus, -el | -ul, -ulus, -el. = unitate de mensura, forma. ⊃ modula. ⊂ modo. </text:p>
        </text:list-item>
        <text:list-item>
          <text:p text:style-name="P98"><text:span text:style-name="T3">mœnia</text:span> (-ia, -ium) = || muro (de urbe). ⊃ muni. </text:p>
        </text:list-item>
        <text:list-item>
          <text:p text:style-name="P98"><text:span text:style-name="T3">MOLA</text:span> -a | mola, H. muela, P. mó | meule | mill <text:span text:style-name="T5">stone</text:span> | Mühl <text:span text:style-name="T5">stein</text:span>, Mühle. ⊂ E. mola, mole ⊃ G. múlē, (a)myl(o). </text:p>
        </text:list-item>
        <text:list-item>
          <text:p text:style-name="P98">—<text:span text:style-name="T3">are</text:span> -is | -are | -aire | -ar. = (dente) simile ad mola. </text:p>
        </text:list-item>
        <text:list-item>
          <text:p text:style-name="P98"><text:span text:style-name="T3">mole</text:span> -o | <text:span text:style-name="T5">macinare</text:span> | moudre | to mill | mahlen | H. moler | P. moer. = tere per mola. ⊂ E. mole ⊃ D. mahlen, R. molotï ⊃ A. meal, D. Mehl = farina. </text:p>
        </text:list-item>
        <text:list-item>
          <text:p text:style-name="P98"><text:span text:style-name="T3">mole</text:span> -es | I. H. mole. = magnitudine, congerie, pondere, massa. ⊃ moli, demoli, molesto. </text:p>
        </text:list-item>
        <text:list-item>
          <text:p text:style-name="P98">— -es | molo | môle | mole | Mole. = muro contra fluvio aut mari. </text:p>
        </text:list-item>
        <text:list-item>
          <text:p text:style-name="P98">—<text:span text:style-name="T3">cula</text:span> -ŭla | -cola | molécule | -cule | -cül. = parvo mole. </text:p>
        </text:list-item>
        <text:list-item>
          <text:p text:style-name="P98">——<text:span text:style-name="T3">are</text:span> | -colare | moléculaire | -ar | -ar. </text:p>
        </text:list-item>
        <text:list-item>
          <text:p text:style-name="P98"><text:span text:style-name="T3">molesto</text:span> -us | -esto | | | -est. = importuno, que molesta. ⊂ mole. </text:p>
        </text:list-item>
        <text:list-item>
          <text:p text:style-name="P98">—<text:span text:style-name="T3">a</text:span> 100 | -are | -er | to molest | -ieren. </text:p>
        </text:list-item>
        <text:list-item>
          <text:p text:style-name="P98">—<text:span text:style-name="T3">ia</text:span> -ia | -ia | -ation | -ation | -ie. </text:p>
        </text:list-item>
        <text:list-item>
          <text:p text:style-name="P98"><text:span text:style-name="T3">moli</text:span> -io, -ior = move magno pondere, strue mole, ædifica, anti demoli. </text:p>
        </text:list-item>
        <text:list-item>
          <text:p text:style-name="P98"><text:span text:style-name="T3">molino</text:span> 300 | mulino | moulin | mill | Mühle | H. molino | P. moinho | R. melïnitsa. = mola. </text:p>
        </text:list-item>
        <text:list-item>
          <text:p text:style-name="P98">—<text:span text:style-name="T3">ario</text:span> M | mugnaio | meunier | miller | Müller. = directore de molino. </text:p>
        </text:list-item>
        <text:list-item>
          <text:p text:style-name="P98">molito -ĭtus = quem mole. </text:p>
        </text:list-item>
        <text:list-item>
          <text:p text:style-name="P98">molito -ītus = quem moli. </text:p>
        </text:list-item>
        <text:list-item>
          <text:p text:style-name="P98">molītore -tor = que fac, auctore, que moli. </text:p>
        </text:list-item>
        <text:list-item>
          <text:p text:style-name="P98">molĭtore 400 = molinario, que mole. </text:p>
        </text:list-item>
        <text:list-item>
          <text:p text:style-name="P98"><text:span text:style-name="T3">MOLLE</text:span> -is | molle | mou, mol | <text:span text:style-name="T5">soft</text:span> | <text:span text:style-name="T5">weich</text:span>, moll. ⊃ molli, mollusco. = anti duro. </text:p>
        </text:list-item>
        <text:list-item>
          <text:p text:style-name="P98"><text:span text:style-name="T3">molli</text:span> -io | ammollire | amollir | | amollieren. = fac molle. </text:p>
        </text:list-item>
        <text:list-item>
          <text:p text:style-name="P98">—<text:span text:style-name="T3">ifica</text:span> -ĭco | -ficare | -fier | -fy | -ficieren. </text:p>
        </text:list-item>
        <text:list-item>
          <text:p text:style-name="P98">——<text:span text:style-name="T3">tione</text:span> 100 | -zione | -tion | -tion | -tion. </text:p>
        </text:list-item>
        <text:list-item>
          <text:p text:style-name="P98">—<text:span text:style-name="T3">tia</text:span> -a | -ezza | -esse | -ities. = to es molle. </text:p>
        </text:list-item>
        <text:list-item>
          <text:p text:style-name="P98"><text:span text:style-name="T3">mollusco</text:span> 100 = re molle. </text:p>
        </text:list-item>
        <text:list-item>
          <text:p text:style-name="P98">— N | -usco | -usque | -usc | -uske. = animale cum corpore molle, sine osse. </text:p>
        </text:list-item>
        <text:list-item>
          <text:p text:style-name="P98"><text:span text:style-name="T3">momento</text:span> -um | -ento | -ent | -ent | -ent. ⊂ mo(ve) -mento. </text:p>
        </text:list-item>
        <text:list-item>
          <text:p text:style-name="P98">—<text:span text:style-name="T3">aneo</text:span> 100 | -aneo | -ané | -ary | -an. </text:p>
        </text:list-item>
        <text:list-item>
          <text:p text:style-name="P98"><text:span text:style-name="T3">monacho</text:span> ă 300 | monaco | moine | monk | Mönch. ⊂ G. -achós = solitario. ⊂ mono [solo]. </text:p>
        </text:list-item>
        <text:list-item>
          <text:p text:style-name="P98"><text:span text:style-name="T3">monacha</text:span> ă 400 | monaca | <text:span text:style-name="T5">religieuse</text:span> | <text:span text:style-name="T5">nun</text:span> | <text:span text:style-name="T5">Nonne</text:span>. = monacho femina. </text:p>
        </text:list-item>
        <text:list-item>
          <text:p text:style-name="P98">—<text:span text:style-name="T3">ale</text:span> | -cale | -cal | -chal. </text:p>
        </text:list-item>
        <text:list-item>
          <text:p text:style-name="P98"><text:span text:style-name="T3">monade</text:span> ă 100 | -ade | -ade | -ad | -ade. = unitate. ⊂ G. monás monádos ⊂ mono. </text:p>
        </text:list-item>
        <text:list-item>
          <text:p text:style-name="P98"><text:soft-page-break/><text:span text:style-name="T3">monarcha</text:span> | -arca | -arque | -arch | -arch. = rege unico. ⊂ G. monárchēs ⊂ mono [solo] arch [impera]. </text:p>
        </text:list-item>
        <text:list-item>
          <text:p text:style-name="P98">—<text:span text:style-name="T3">ia</text:span> | -ia | -ie | -y | -ie. ⊂ G. -ía. </text:p>
        </text:list-item>
        <text:list-item>
          <text:p text:style-name="P98">—<text:span text:style-name="T3">ico</text:span> -ĭcus | -ico | -ique | -ic | -isch. ⊂ G. -icós. </text:p>
        </text:list-item>
        <text:list-item>
          <text:p text:style-name="P98"><text:span text:style-name="T3">monasterio</text:span> 400 | -erio | -ère | -ery | -erium. = conventu, cœnobio. ⊂ G. -t <text:span text:style-name="T3">ē</text:span>rion. ⊂ mono. </text:p>
        </text:list-item>
        <text:list-item>
          <text:p text:style-name="P98"><text:span text:style-name="T3">monastico</text:span> -ĭcus | -ico | -ique | -ic | -isch. ⊂ G. -icós. ⊂ mono. </text:p>
        </text:list-item>
        <text:list-item>
          <text:p text:style-name="P98"><text:span text:style-name="T3">MONE</text:span> -eo | ammonire | <text:span text:style-name="T5">avertir</text:span>, admonester | admonish | mahnen, monieren. = fac mene, suade, horta, consilia. ⊃ admone, monitore, monumento, monstra. </text:p>
        </text:list-item>
        <text:list-item>
          <text:p text:style-name="P98"><text:span text:style-name="T3">moneta</text:span> -ēta | moneta | monnaie, <text:span text:style-name="T5">argent</text:span> | money, mint | Münze. = metallo cum pretio impresso. ⊂ templo de « Junone moneta » (Junone que mone?), in Roma, in anno -268, ubi es officina de moneta. </text:p>
        </text:list-item>
        <text:list-item>
          <text:p text:style-name="P98">—<text:span text:style-name="T3">ario</text:span> | -ario | monétaire | -ary | -al. </text:p>
        </text:list-item>
        <text:list-item>
          <text:p text:style-name="P98"><text:span text:style-name="T3">monito</text:span> -ĭtus = quem mone. </text:p>
        </text:list-item>
        <text:list-item>
          <text:p text:style-name="P98">—<text:span text:style-name="T3">ore</text:span> -or | -ore | -eur | -or | -or. = que mone. </text:p>
        </text:list-item>
        <text:list-item>
          <text:p text:style-name="P98"><text:span text:style-name="T3">mono-,</text:span> G. mónos = unico, solo, uno. ⊃ monacho, monade, monarcha. </text:p>
        </text:list-item>
        <text:list-item>
          <text:p text:style-name="P98">—<text:span text:style-name="T3">chordo</text:span> | -cordo | -corde | -chord | -chord. = instrumento musicale cum uno chorda. </text:p>
        </text:list-item>
        <text:list-item>
          <text:p text:style-name="P98">—<text:span text:style-name="T3">oculo</text:span> ŭ 400 | -olo | -ulaire, <text:span text:style-name="T5">borgne</text:span> | <text:span text:style-name="T5">one-eyed</text:span> | -ulus. = de uno solo oculo. </text:p>
        </text:list-item>
        <text:list-item>
          <text:p text:style-name="P98">—<text:span text:style-name="T3">oculo</text:span> -ŭlus | -colo | -cle | -cle | -kel. = lente pro uno solo oculo. </text:p>
        </text:list-item>
        <text:list-item>
          <text:p text:style-name="P98">——<text:span text:style-name="T3">are</text:span> | -are | -aire | -ar. = (visione, microscopio) pro uno solo oculo. </text:p>
        </text:list-item>
        <text:list-item>
          <text:p text:style-name="P98">—<text:span text:style-name="T3">gamo</text:span> ă 400 | -gamo | -game | -gamous | -gamisch. = que habe uno solo uxore. ⊂ G. monógamos. </text:p>
        </text:list-item>
        <text:list-item>
          <text:p text:style-name="P98">—<text:span text:style-name="T3">grammo</text:span> -us | -amma | -amme | -am | -amm. = ex solo lineas. ⊂ G. monógrammos. </text:p>
        </text:list-item>
        <text:list-item>
          <text:p text:style-name="P98">—<text:span text:style-name="T3">graphia</text:span> | -fia | -phie | -phy | -phie. </text:p>
        </text:list-item>
        <text:list-item>
          <text:p text:style-name="P98">—<text:span text:style-name="T3">logo</text:span> -ŏgus | -ogo | -ogue | -ogue | -og. ⊂ G. lógos. </text:p>
        </text:list-item>
        <text:list-item>
          <text:p text:style-name="P98">—<text:span text:style-name="T3">mania</text:span> | -ia | -ie | -ia | -ie. </text:p>
        </text:list-item>
        <text:list-item>
          <text:p text:style-name="P98">—<text:span text:style-name="T3">maniaco</text:span> ă | -aco | -aque | -ac | -isch. </text:p>
        </text:list-item>
        <text:list-item>
          <text:p text:style-name="P98">—<text:span text:style-name="T3">mio</text:span> | -omio | -ôme | -ome | -om. = termino simplice in algebra. ⊂ mono (no)m(en) -io. </text:p>
        </text:list-item>
        <text:list-item>
          <text:p text:style-name="P98">—<text:span text:style-name="T3">polio</text:span> 200 | -olio | -ole | -oly | -ol. = to es solo venditore de uno merce. ⊂ G. monop <text:span text:style-name="T3">ō</text:span>lion ⊂ mono pōle [vende]. </text:p>
        </text:list-item>
        <text:list-item>
          <text:p text:style-name="P98">——<text:span text:style-name="T3">iza</text:span> | -izzare | -iser | -ize | -isieren. </text:p>
        </text:list-item>
        <text:list-item>
          <text:p text:style-name="P98">—<text:span text:style-name="T3">syllabo</text:span> ă 100 | monosillabo | -be | -ble | -bum. = vocabulo de uno syllaba. ⊂ G. monosúllabos. </text:p>
        </text:list-item>
        <text:list-item>
          <text:p text:style-name="P98">—<text:span text:style-name="T3">theismo</text:span> | -teismo | -théisme | -theism | -ismus. = doctrina de deo unico. </text:p>
        </text:list-item>
        <text:list-item>
          <text:p text:style-name="P98">—<text:span text:style-name="T3">theista</text:span> | -teista | -théiste | theist. </text:p>
        </text:list-item>
        <text:list-item>
          <text:p text:style-name="P98">—<text:span text:style-name="T3">tono</text:span> -ŏnus | -no | -ne | -ne | -nisch. = de unico tono. ⊂ G. monotónos. </text:p>
        </text:list-item>
        <text:list-item>
          <text:p text:style-name="P98">——<text:span text:style-name="T3">ia</text:span> | -ia | -ie | -y | -ie. </text:p>
        </text:list-item>
        <text:list-item>
          <text:p text:style-name="P98"><text:soft-page-break/><text:span text:style-name="T3">monstra</text:span> -o | mostrare | montrer | <text:span text:style-name="T5">to show</text:span>, (muster) | <text:span text:style-name="T5">zeigen</text:span>, (mustern). = indica, manifesta, ostende. ⊃ demonstra, remonstra. ⊂ mone. </text:p>
        </text:list-item>
        <text:list-item>
          <text:p text:style-name="P98"><text:span text:style-name="T3">monstro</text:span> -um | mostro | -tre | -ter | -trum. = prodigio, portento, deformitate. ⊂ mone. </text:p>
        </text:list-item>
        <text:list-item>
          <text:p text:style-name="P98">—<text:span text:style-name="T3">oso</text:span> -us = </text:p>
        </text:list-item>
        <text:list-item>
          <text:p text:style-name="P98">—<text:span text:style-name="T3">uoso</text:span> -us | mostruoso | -trueux | -truous | -trös. </text:p>
        </text:list-item>
        <text:list-item>
          <text:p text:style-name="P98">——<text:span text:style-name="T3">itate</text:span> | mostruosità | -ité | -ity | Monstrosität. = monstro. </text:p>
        </text:list-item>
        <text:list-item>
          <text:p text:style-name="P98"><text:span text:style-name="T3">MONTE</text:span> mons | I. H. P. monte | mont | mount | <text:span text:style-name="T5">Berg</text:span>. ⊃ (ultra)mont(ano), (pro)mont(orio). ⊂ mine. </text:p>
        </text:list-item>
        <text:list-item>
          <text:p text:style-name="P98"><text:span text:style-name="T3">montano</text:span> -us | montano | | mountain | montan. = de monte. </text:p>
        </text:list-item>
        <text:list-item>
          <text:p text:style-name="P98"><text:span text:style-name="T3">montuoso</text:span> -us | -uoso | -ueux | mountainous. = cum montes. </text:p>
        </text:list-item>
        <text:list-item>
          <text:p text:style-name="P98"><text:span text:style-name="T3">monumento</text:span> -um | -ento | -ent | -ent | -ent. ⊂ mon(e) -u- mento. </text:p>
        </text:list-item>
        <text:list-item>
          <text:p text:style-name="P98">—<text:span text:style-name="T3">ale</text:span> | -ale | -al | -al | -al. </text:p>
        </text:list-item>
        <text:list-item>
          <text:p text:style-name="P98"><text:span text:style-name="T3">mora</text:span> -a | mora, <text:span text:style-name="T5">ritardo</text:span>, remora | <text:span text:style-name="T5">retard</text:span> | <text:span text:style-name="T5">delay</text:span>, remora, moration | <text:span text:style-name="T5">Verzug</text:span>. = dilatione de tempore, pansa, statione. ⊃ moratore, demora. </text:p>
        </text:list-item>
        <text:list-item>
          <text:p text:style-name="P98"><text:span text:style-name="T3">morale</text:span> -is | -ale, la morale | -al, -ale | -al | -al, -alisch. = de mores. </text:p>
        </text:list-item>
        <text:list-item>
          <text:p text:style-name="P98">—<text:span text:style-name="T3">ista</text:span> | -ista | -iste | -ist | -ist. </text:p>
        </text:list-item>
        <text:list-item>
          <text:p text:style-name="P98">—<text:span text:style-name="T3">itate</text:span> 500 | -ità | -ité | -ity | -ität. = mores, verecundia. </text:p>
        </text:list-item>
        <text:list-item>
          <text:p text:style-name="P98">—<text:span text:style-name="T3">iza</text:span> | -izzare | -iser | -ize | -isieren. </text:p>
        </text:list-item>
        <text:list-item>
          <text:p text:style-name="P98">——<text:span text:style-name="T3">tione</text:span> | -izzazione | -isation | -ization | -isation. </text:p>
        </text:list-item>
        <text:list-item>
          <text:p text:style-name="P98"><text:span text:style-name="T3">moratorio</text:span> 300 | -orio | -oire | | -orium. = que produc mora. </text:p>
        </text:list-item>
        <text:list-item>
          <text:p text:style-name="P98"><text:span text:style-name="T3">morbido</text:span> -ĭdus | | -ide | -id. = de morbo. </text:p>
        </text:list-item>
        <text:list-item>
          <text:p text:style-name="P98">— M | -ido | -ide | | -ide. = molle, delicato, lene, tenero. </text:p>
        </text:list-item>
        <text:list-item>
          <text:p text:style-name="P98"><text:span text:style-name="T3">morbifero</text:span> ĕ 500 = </text:p>
        </text:list-item>
        <text:list-item>
          <text:p text:style-name="P98"><text:span text:style-name="T3">morbifico</text:span> ĭ 500 | -ico, -ifero | -ique | -ic, -iferous. = que fac morbo. </text:p>
        </text:list-item>
        <text:list-item>
          <text:p text:style-name="P98"><text:span text:style-name="T3">MORBO</text:span> -us | morbo, <text:span text:style-name="T5">malattia</text:span> | <text:span text:style-name="T5">maladie</text:span> | <text:span text:style-name="T5">illness</text:span>, <text:span text:style-name="T5">malady</text:span> | <text:span text:style-name="T5">Krankheit</text:span>. ⊃ morbido, morbifero. ⊂ mor(e) -bo. </text:p>
        </text:list-item>
        <text:list-item>
          <text:p text:style-name="P98">—<text:span text:style-name="T3">oso</text:span> -ōsus | -oso | | -ose | -ös. </text:p>
        </text:list-item>
        <text:list-item>
          <text:p text:style-name="P98">——<text:span text:style-name="T3">itate</text:span> | -ità | | -ity | -ität. </text:p>
        </text:list-item>
        <text:list-item>
          <text:p text:style-name="P98"><text:span text:style-name="T3">MORDE</text:span> -eo | -dere | -dre | <text:span text:style-name="T5">to bite</text:span> | <text:span text:style-name="T5">beissen</text:span>. ⊃ morso, remorde. ⊂ E. ⊃ S. mard. </text:p>
        </text:list-item>
        <text:list-item>
          <text:p text:style-name="P98">—<text:span text:style-name="T3">ace</text:span> -ax | -ace | -ant | -acious. </text:p>
        </text:list-item>
        <text:list-item>
          <text:p text:style-name="P98">——<text:span text:style-name="T3">itate</text:span> 100 | -ità | -ité | -ity | -ität. </text:p>
        </text:list-item>
        <text:list-item>
          <text:p text:style-name="P98">—<text:span text:style-name="T3">ente</text:span> | -ente | -ant | -ant | -ant. </text:p>
        </text:list-item>
        <text:list-item>
          <text:p text:style-name="P98"><text:span text:style-name="T3">MORE</text:span> -ior | -ire | mourir | <text:span text:style-name="T5">to die</text:span> | <text:span text:style-name="T5">sterben</text:span> | H. morir | P. morrer. = decede, peri, expira. ⊃ morte, mortuo, moribundo. ⊂ E. ⊃ A. murder, D. Mord, F. meurtre = occisione, R. (u)mir(atï) = more, S. mar. </text:p>
        </text:list-item>
        <text:list-item>
          <text:p text:style-name="P98">more mos = mos, mores. </text:p>
        </text:list-item>
        <text:list-item>
          <text:p text:style-name="P98"><text:span text:style-name="T3">mores</text:span> ( <text:span text:style-name="T5">nom. plurale de</text:span> mos) = consuetudine, morale, F. moeurs. </text:p>
        </text:list-item>
        <text:list-item>
          <text:p text:style-name="P98"><text:span text:style-name="T3">moribundo</text:span> -us | -ondo | -ond | -und | -undus. = que more. </text:p>
        </text:list-item>
        <text:list-item>
          <text:p text:style-name="P98"><text:span text:style-name="T3">moro</text:span> -um | mora | mûre | mulberry | Maulbeere. = fructu de « morus (alba), rubus (discolor) ». ⊂ G. móron. </text:p>
        </text:list-item>
        <text:list-item>
          <text:p text:style-name="P98">G. morphe morph <text:span text:style-name="T3">ē</text:span> = forma. ⊃ amorpho, anthropomorpho, metamorphosi, polymorpho. </text:p>
        </text:list-item>
        <text:list-item>
          <text:p text:style-name="P98"><text:soft-page-break/><text:span text:style-name="T3">Morpheo</text:span> -ēus, -ĕus | Morfeo | -ée | -eus | -eus. = deo de somno. ⊂ G. Morpheús. </text:p>
        </text:list-item>
        <text:list-item>
          <text:p text:style-name="P98"><text:span text:style-name="T3">morphina</text:span> N | morfina | -ine | -ine | -in. = alcaloide ex opio, soporifico. ⊂ Morpheo. </text:p>
        </text:list-item>
        <text:list-item>
          <text:p text:style-name="P98">—<text:span text:style-name="T3">ismo</text:span> | morfinismo | -isme | -ism | -ismus. = intoxicatione ab morphina. </text:p>
        </text:list-item>
        <text:list-item>
          <text:p text:style-name="P98"><text:span text:style-name="T3">morso</text:span> -us = quem morde. </text:p>
        </text:list-item>
        <text:list-item>
          <text:p text:style-name="P98"><text:span text:style-name="T3">morsu</text:span> -us | -icatura, morso | -ure | -ure | <text:span text:style-name="T5">Bisz</text:span>. = ton morde. </text:p>
        </text:list-item>
        <text:list-item>
          <text:p text:style-name="P98"><text:span text:style-name="T3">mortario</text:span> -um | mortajo | mortier | mortar | Mörser. = vase pro pinse, pro tere. </text:p>
        </text:list-item>
        <text:list-item>
          <text:p text:style-name="P98"><text:span text:style-name="T3">MORTE</text:span> mors | morte | mort | <text:span text:style-name="T5">death</text:span> | <text:span text:style-name="T5">Tod, </text:span>(Mord = occisione). = to more. </text:p>
        </text:list-item>
        <text:list-item>
          <text:p text:style-name="P98">—<text:span text:style-name="T3">ale</text:span> -is | -ale | -el | -al | <text:span text:style-name="T5">sterblich</text:span>. = de morte. </text:p>
        </text:list-item>
        <text:list-item>
          <text:p text:style-name="P98">——<text:span text:style-name="T3">itate</text:span> -tas | -ità | -ité | -ity | -ität. </text:p>
        </text:list-item>
        <text:list-item>
          <text:p text:style-name="P98">—<text:span text:style-name="T3">ifero</text:span> -fĕrus | -fero | -fère | -ferous. = que fer morte. </text:p>
        </text:list-item>
        <text:list-item>
          <text:p text:style-name="P98">—<text:span text:style-name="T3">ifica</text:span> -ĭco | -ficare | -fier | -fy | -ficieren. = castiga, reprime, cohibe, afflige. ⊂ mort(e) -i- fac -a. </text:p>
        </text:list-item>
        <text:list-item>
          <text:p text:style-name="P98">——<text:span text:style-name="T3">tione</text:span> | -zione | -tion | -tion | -tion. </text:p>
        </text:list-item>
        <text:list-item>
          <text:p text:style-name="P98">—<text:span text:style-name="T3">uario</text:span> 200 | -uario | -uaire | -uary | -uarium. = de mortuo. </text:p>
        </text:list-item>
        <text:list-item>
          <text:p text:style-name="P98">—<text:span text:style-name="T3">uo</text:span> -us | morto | mort | <text:span text:style-name="T5">dead</text:span> | <text:span text:style-name="T5">toter</text:span>. = que e more. </text:p>
        </text:list-item>
        <text:list-item>
          <text:p text:style-name="P98"><text:span text:style-name="T3">mos</text:span> ( <text:span text:style-name="T5">thema – nominativo</text:span>) = mores, moralitate. </text:p>
        </text:list-item>
        <text:list-item>
          <text:p text:style-name="P98"><text:span text:style-name="T3">moto</text:span> -us = quem move. </text:p>
        </text:list-item>
        <text:list-item>
          <text:p text:style-name="P98"><text:span text:style-name="T3">motu</text:span> -us | movimento, moto | mouvement | movement | <text:span text:style-name="T5">Bewegung</text:span>, Motus. = ton move. </text:p>
        </text:list-item>
        <text:list-item>
          <text:p text:style-name="P98">—<text:span text:style-name="T3">ione</text:span> -tio | -zione | -tion | -tion | -tion. = ton move. </text:p>
        </text:list-item>
        <text:list-item>
          <text:p text:style-name="P98">—<text:span text:style-name="T3">ivo</text:span> | -ivo | -if | -ive | -iv. = causa que move, occasione, argumento. </text:p>
        </text:list-item>
        <text:list-item>
          <text:p text:style-name="P98">—<text:span text:style-name="T3">ore</text:span> 100 | -ore | -eur | -or | -or. = que move. </text:p>
        </text:list-item>
        <text:list-item>
          <text:p text:style-name="P98"><text:span text:style-name="T3">MOVE</text:span> -eo | muovere | mouvoir | to move | -ieren. ⊃ mobile, momento, locomotiva, moto, motu, motione, motore, motivo, ad—, com—, e—, pro—, re—, sub—, muta. </text:p>
        </text:list-item>
        <text:list-item>
          <text:p text:style-name="P98"><text:span text:style-name="T3">mox</text:span> mox = subito, cito, paulo post, in breve tempore. </text:p>
        </text:list-item>
        <text:list-item>
          <text:p text:style-name="P98"><text:span text:style-name="T3">muco</text:span> -us | muco, moccio | mucus | mucus | Mucus. </text:p>
        </text:list-item>
        <text:list-item>
          <text:p text:style-name="P98">—<text:span text:style-name="T3">ilagine</text:span> -go -gĭn- | -agine | -age | -age | -ago. = muco, succo viscoso. </text:p>
        </text:list-item>
        <text:list-item>
          <text:p text:style-name="P98">——<text:span text:style-name="T3">oso</text:span> | -oso | -eux | -ous | -ös. </text:p>
        </text:list-item>
        <text:list-item>
          <text:p text:style-name="P98">—<text:span text:style-name="T3">oso</text:span> 100 | moccioso, mucoso | muqueux | mucous | mucös. = viscoso, glutinoso. </text:p>
        </text:list-item>
        <text:list-item>
          <text:p text:style-name="P98">——<text:span text:style-name="T3">itate</text:span> | -ità | -ité | -ity. </text:p>
        </text:list-item>
        <text:list-item>
          <text:p text:style-name="P98"><text:span text:style-name="T3">mugi</text:span> -io | muggire | mugir | <text:span text:style-name="T5">to low</text:span> (mugient) | <text:span text:style-name="T5">brüllen</text:span>. = fac voce de bove. </text:p>
        </text:list-item>
        <text:list-item>
          <text:p text:style-name="P98">mulcta -a = multa. </text:p>
        </text:list-item>
        <text:list-item>
          <text:p text:style-name="P98"><text:span text:style-name="T3">mulcto</text:span> -us = quem mulge. </text:p>
        </text:list-item>
        <text:list-item>
          <text:p text:style-name="P98"><text:span text:style-name="T3">MULGE</text:span> -eo | mungere | <text:span text:style-name="T5">traire</text:span> | to milk | melken | H. mulger | P. mungir. ⊃ mulcto, emulge. ⊂ E. melg ⊃ A. milk, D. Milch = lacte. </text:p>
        </text:list-item>
        <text:list-item>
          <text:p text:style-name="P98"><text:span text:style-name="T3">muliebre</text:span> -ĕbris | -ebre | -èbre. = de muliere. </text:p>
        </text:list-item>
        <text:list-item>
          <text:p text:style-name="P98">—<text:span text:style-name="T3">itate</text:span> 300 | | | -ity | -ität. = statu de muliere. </text:p>
        </text:list-item>
        <text:list-item>
          <text:p text:style-name="P98"><text:span text:style-name="T3">muliere</text:span> -liĕr | moglie | <text:span text:style-name="T5">femme</text:span> | <text:span text:style-name="T5">woman</text:span>, <text:span text:style-name="T5">wife</text:span> | <text:span text:style-name="T5">Weib</text:span>. = uxore, <text:soft-page-break/>femina, domina, sponsa. ⊃ muliebre. </text:p>
        </text:list-item>
        <text:list-item>
          <text:p text:style-name="P98"><text:span text:style-name="T3">mulo</text:span> -us | mulo | mulet | mule | Maul(esel). = Zool. « equus mulus ». </text:p>
        </text:list-item>
        <text:list-item>
          <text:p text:style-name="P98"><text:span text:style-name="T3">multa</text:span> -a, <text:span text:style-name="T3">mulcta</text:span> | multa | <text:span text:style-name="T5">amende</text:span> | mulct. = pœna ex pecunia. </text:p>
        </text:list-item>
        <text:list-item>
          <text:p text:style-name="P98"><text:span text:style-name="T3">multa</text:span> -o | multare | mulcter | to mulct | multieren. </text:p>
        </text:list-item>
        <text:list-item>
          <text:p text:style-name="P98"><text:span text:style-name="T3">MULTO</text:span> -us | molto | <text:span text:style-name="T5">beaucoup</text:span>, moult | <text:span text:style-name="T5">much</text:span> | <text:span text:style-name="T5">viel</text:span> | H. mucho | P. muito. </text:p>
        </text:list-item>
        <text:list-item>
          <text:p text:style-name="P98">—<text:span text:style-name="T3">iforme</text:span> -is | -forme | -forme | -form | -form. = ex multo forma, vario, polymorpho. </text:p>
        </text:list-item>
        <text:list-item>
          <text:p text:style-name="P98">—<text:span text:style-name="T3">iplica</text:span> -ĭco | moltiplicare | -iplier | -iply | -icieren. </text:p>
        </text:list-item>
        <text:list-item>
          <text:p text:style-name="P98">——<text:span text:style-name="T3">ndo</text:span> | mo—ndo | -nde | -nd | -nd. </text:p>
        </text:list-item>
        <text:list-item>
          <text:p text:style-name="P98">——<text:span text:style-name="T3">tione</text:span> 100 | mo—zione | -tion | -tion | -tion. </text:p>
        </text:list-item>
        <text:list-item>
          <text:p text:style-name="P98">——<text:span text:style-name="T3">tivo</text:span> | mo—tivo | -tif | -tive | -tiv. </text:p>
        </text:list-item>
        <text:list-item>
          <text:p text:style-name="P98">——<text:span text:style-name="T3">tore</text:span> 500 | mo—tore | -teur | -tor, multiplier | -tor. </text:p>
        </text:list-item>
        <text:list-item>
          <text:p text:style-name="P98">—<text:span text:style-name="T3">iplice</text:span> -plex -plĭc- | molteplice | -iple | -iplex, -iple | <text:span text:style-name="T5">wielfach</text:span>. ⊂ mult(o) -i- plic(a) -e. </text:p>
        </text:list-item>
        <text:list-item>
          <text:p text:style-name="P98">——<text:span text:style-name="T3">itate</text:span> | -ità | -ité | -ity | -ität. </text:p>
        </text:list-item>
        <text:list-item>
          <text:p text:style-name="P98">—<text:span text:style-name="T3">iplo</text:span> ĭ | -iplo | -iple | -iple | -iplum. = multiplice. ⊂ mult(o) -i- pl(e) -o. </text:p>
        </text:list-item>
        <text:list-item>
          <text:p text:style-name="P98">—<text:span text:style-name="T3">itudine</text:span> -do -dĭn- | moltitudine | -de | -de | <text:span text:style-name="T5">Menge</text:span>. = populo, quantitate, magno numero. </text:p>
        </text:list-item>
        <text:list-item>
          <text:p text:style-name="P98"><text:span text:style-name="T3">munda</text:span> 100 | mondare | monder | | mundieren. = fac mundo, emunda, purga, deterge, lustra. </text:p>
        </text:list-item>
        <text:list-item>
          <text:p text:style-name="P98"><text:span text:style-name="T3">mundo</text:span> -us | mondo | <text:span text:style-name="T5">pure</text:span> | <text:span text:style-name="T5">pure</text:span> | <text:span text:style-name="T5">rein</text:span>. = polito, pulcro, puro. ⊃ immundo, munda. </text:p>
        </text:list-item>
        <text:list-item>
          <text:p text:style-name="P98">— -us | mondo | monde | <text:span text:style-name="T5">world</text:span> | <text:span text:style-name="T5">Welt</text:span>. = terra, universo, cosmo. </text:p>
        </text:list-item>
        <text:list-item>
          <text:p text:style-name="P98">— M | mondo | monde | monde. = gente, populo, homines, societate. </text:p>
        </text:list-item>
        <text:list-item>
          <text:p text:style-name="P98">—<text:span text:style-name="T3">ano</text:span> -us = (habitante) de mundo, cosmopolita. </text:p>
        </text:list-item>
        <text:list-item>
          <text:p text:style-name="P98">—— 400 | mondano | mondain | -ane | -an. = qui frequenta gente. </text:p>
        </text:list-item>
        <text:list-item>
          <text:p text:style-name="P98"><text:span text:style-name="T3">mune</text:span> (-ia -ium) = obligatione, officio. ⊃ munere, municipio, munifico, commune, immune. </text:p>
        </text:list-item>
        <text:list-item>
          <text:p text:style-name="P98">mune -is (Plauto) = obligante, grato. </text:p>
        </text:list-item>
        <text:list-item>
          <text:p text:style-name="P98"><text:span text:style-name="T3">munere</text:span> munus -nĕr- = servitio, officio, debito, gratia, dono. </text:p>
        </text:list-item>
        <text:list-item>
          <text:p text:style-name="P98"><text:span text:style-name="T3">municipio</text:span> -ium | -io | -e | -cipality | -ium. ⊂ mune cape -io. </text:p>
        </text:list-item>
        <text:list-item>
          <text:p text:style-name="P98">—<text:span text:style-name="T3">ale</text:span> -is | -ale | -al | -al | -al. </text:p>
        </text:list-item>
        <text:list-item>
          <text:p text:style-name="P98">—<text:span text:style-name="T3">itate</text:span> | -ità | -ité | -ity | -ität. = municipio. </text:p>
        </text:list-item>
        <text:list-item>
          <text:p text:style-name="P98"><text:span text:style-name="T3">munifico</text:span> -ĭcus | -icente, -ico | -icent, -ique | -icent. = qui fac mune, liberale, generoso. </text:p>
        </text:list-item>
        <text:list-item>
          <text:p text:style-name="P98">—<text:span text:style-name="T3">entia</text:span> -ia | -enza | -ence | -ence | -enz. </text:p>
        </text:list-item>
        <text:list-item>
          <text:p text:style-name="P98"><text:span text:style-name="T3">muni</text:span> -io | -ire | -ir | -ite | -ieren. = fac muro (mœnia), fortifica urbe, tue, teje. ⊃ præmuni. </text:p>
        </text:list-item>
        <text:list-item>
          <text:p text:style-name="P98">—<text:span text:style-name="T3">tione</text:span> -tio = fortificatione. </text:p>
        </text:list-item>
        <text:list-item>
          <text:p text:style-name="P98">—— M | -zione | -tion | -tion | -tion. = provisione de arma et cibaria. </text:p>
        </text:list-item>
        <text:list-item>
          <text:p text:style-name="P98"><text:span text:style-name="T3">murale</text:span> -is | -ale | -al | -al. = de muro. </text:p>
        </text:list-item>
        <text:list-item>
          <text:p text:style-name="P98"><text:span text:style-name="T3">mure</text:span> mus | <text:span text:style-name="T5">topo</text:span> (mus <text:span text:style-name="T5">aragno</text:span>) | <text:span text:style-name="T5">souris</text:span> (mus <text:span text:style-name="T5">araigne</text:span>) | mouse | Maus. = Zool. « mus musculus ». ⊃ musculo. ⊂ E. mus. ⊃ A., D., G. mûs, myosotis, R. mushï, S. mush. </text:p>
        </text:list-item>
        <text:list-item>
          <text:p text:style-name="P98"><text:soft-page-break/><text:span text:style-name="T3">MURO</text:span> -us | muro | mur, muraille | <text:span text:style-name="T5">wall</text:span> | Mauer. ⊃ murale. </text:p>
        </text:list-item>
        <text:list-item>
          <text:p text:style-name="P98"><text:span text:style-name="T3">murmura</text:span> -ŭro | mormorare | -urer | -ur | murmeln. = fac murmure. </text:p>
        </text:list-item>
        <text:list-item>
          <text:p text:style-name="P98">—<text:span text:style-name="T3">tione</text:span> 100 = </text:p>
        </text:list-item>
        <text:list-item>
          <text:p text:style-name="P98"><text:span text:style-name="T3">murmure</text:span> -mŭr | mormorio | -ure, <text:span text:style-name="T5">bruit</text:span> | -ur | -ur, Gemurmel. = rumore de rivo. </text:p>
        </text:list-item>
        <text:list-item>
          <text:p text:style-name="P98"><text:span text:style-name="T3">musa</text:span> -a | musa | muse | muse | Muse. ⊂ G. moûsa = dea de musica. </text:p>
        </text:list-item>
        <text:list-item>
          <text:p text:style-name="P98"><text:span text:style-name="T3">musca</text:span> -a | mosca | mouche | <text:span text:style-name="T5">fly</text:span> (mosqu <text:span text:style-name="T5">ito</text:span>) | <text:span text:style-name="T5">Fliege</text:span>. = Zool. « musca domestica ». ⊂ E. musia ⊃ G. muîa, myiskē, R. mucha. </text:p>
        </text:list-item>
        <text:list-item>
          <text:p text:style-name="P98"><text:span text:style-name="T3">musco</text:span> -us | musco | la mousse | moss | Moos. = vegetale cryptogamo unicellulare. ⊂ E. ⊃ A. D., R. moch. </text:p>
        </text:list-item>
        <text:list-item>
          <text:p text:style-name="P98"><text:span text:style-name="T3">musco</text:span> 400 | muschio | musc | musk | Moschus. = substantia odorante, ex glandulas de animales. ⊂ G. móschos. ⊂ Persiano. </text:p>
        </text:list-item>
        <text:list-item>
          <text:p text:style-name="P98"><text:span text:style-name="T3">musculo</text:span> ŭ 100 | muscolo | muscle | muscle | Muskel. ⊂ </text:p>
        </text:list-item>
        <text:list-item>
          <text:p text:style-name="P98">— -ŭlus = parvo mus. </text:p>
        </text:list-item>
        <text:list-item>
          <text:p text:style-name="P98">—<text:span text:style-name="T3">are</text:span> | muscolare | -aire | -ar | -ar. </text:p>
        </text:list-item>
        <text:list-item>
          <text:p text:style-name="P98">—<text:span text:style-name="T3">oso</text:span> 100 | muscoloso | -eux, musclé | -ous | -ös. </text:p>
        </text:list-item>
        <text:list-item>
          <text:p text:style-name="P98"><text:span text:style-name="T3">museo</text:span> -ēum | -eo | -ée | -eum | -eum. ⊂ G. mouseîon. = loco sacro ad musas. </text:p>
        </text:list-item>
        <text:list-item>
          <text:p text:style-name="P98"><text:span text:style-name="T3">musica</text:span> -ĭca | -ica | -ique | -ic | -ik. ⊂ G. mousic <text:span text:style-name="T3">ē</text:span>. = arte de musas. </text:p>
        </text:list-item>
        <text:list-item>
          <text:p text:style-name="P98">—<text:span text:style-name="T3">ale</text:span> | -ale | -al | -al | -alisch. </text:p>
        </text:list-item>
        <text:list-item>
          <text:p text:style-name="P98"><text:span text:style-name="T3">musico</text:span> -ĭcus | -icista, -ico, -icale | -icien, -ical | -ician, -ical | -iker, -ikalisch. ⊂ G. -icós. = qui cole musica, relativo ad musica. </text:p>
        </text:list-item>
        <text:list-item>
          <text:p text:style-name="P98"><text:span text:style-name="T3">musto</text:span> -um | mosto | moût | must | Most. = vino non fermentato. </text:p>
        </text:list-item>
        <text:list-item>
          <text:p text:style-name="P98"><text:span text:style-name="T3">MUTA</text:span> -o | mutare, H. P. mudar | <text:span text:style-name="T5">changer</text:span>, <text:span text:style-name="T5">re</text:span>muer | <text:span text:style-name="T5">change</text:span> | <text:span text:style-name="T5">wechseln</text:span>. = varia, renova, cambia. ⊃ com—, per—, trans—, mutuo. ⊂ mo(ve) -ta. </text:p>
        </text:list-item>
        <text:list-item>
          <text:p text:style-name="P98">— M | | muer | moult | mausern. = muta penna, pilo. </text:p>
        </text:list-item>
        <text:list-item>
          <text:p text:style-name="P98">—<text:span text:style-name="T3">bile</text:span> -bĭlis | -bile | muable | -ble | -bel. = mobile. </text:p>
        </text:list-item>
        <text:list-item>
          <text:p text:style-name="P98">——<text:span text:style-name="T3">itate</text:span> -itas | -ità | -ité | -ity | -ität. </text:p>
        </text:list-item>
        <text:list-item>
          <text:p text:style-name="P98">—<text:span text:style-name="T3">tione</text:span> -tio | -zione | -tion | -tion | -tion. </text:p>
        </text:list-item>
        <text:list-item>
          <text:p text:style-name="P98"><text:span text:style-name="T3">mutila</text:span> -ĭlo | -are, mozzare | -er, émousser | -ate | -ieren. = redde mutilo. </text:p>
        </text:list-item>
        <text:list-item>
          <text:p text:style-name="P98">—<text:span text:style-name="T3">tione</text:span> -tio | -zione | -tion | -tion | -tion. </text:p>
        </text:list-item>
        <text:list-item>
          <text:p text:style-name="P98"><text:span text:style-name="T3">mutilo</text:span> -ĭlus | mutilo, mozzo | mousse. = mutilato. </text:p>
        </text:list-item>
        <text:list-item>
          <text:p text:style-name="P98"><text:span text:style-name="T3">muto</text:span> -us | muto | muet | mute, <text:span text:style-name="T5">dumb</text:span> | <text:span text:style-name="T5">stumm</text:span>. = silente. || G. my. </text:p>
        </text:list-item>
        <text:list-item>
          <text:p text:style-name="P98">—<text:span text:style-name="T3">ismo</text:span> | -ismo | -isme | -ism | -ismus. </text:p>
        </text:list-item>
        <text:list-item>
          <text:p text:style-name="P98"><text:span text:style-name="T3">mutua</text:span> -or | -are | <text:span text:style-name="T5">emprunter</text:span> | <text:span text:style-name="T5">borrow</text:span> | <text:span text:style-name="T5">borgen</text:span>. = sume in mutuo. </text:p>
        </text:list-item>
        <text:list-item>
          <text:p text:style-name="P98">—<text:span text:style-name="T3">tione</text:span> -tio | il mutuo | <text:span text:style-name="T5">emprunt</text:span> | mutuation | Mutuation, Mutuum. </text:p>
        </text:list-item>
        <text:list-item>
          <text:p text:style-name="P98"><text:span text:style-name="T3">mutuo</text:span> -uus | -uo | -uel | -ual | -uell, -ual. ⊂ mut(a) -uo. </text:p>
        </text:list-item>
        <text:list-item>
          <text:p text:style-name="P98">— -um = mutuatione. </text:p>
        </text:list-item>
        <text:list-item>
          <text:p text:style-name="P98">—<text:span text:style-name="T3">ualitate</text:span> | -ità | -ité | -ity | -ität. </text:p>
        </text:list-item>
        <text:list-item>
          <text:p text:style-name="P98">G. my, múō = tace, obstrue, claude. ⊃ mysterio, mystico, myope. || L. muto. </text:p>
        </text:list-item>
        <text:list-item>
          <text:p text:style-name="P98">G. myle, múlē = || mola. ⊃ amylo. </text:p>
        </text:list-item>
        <text:list-item>
          <text:p text:style-name="P98"><text:span text:style-name="T3">myope</text:span> 300 | miope | -ope | -ope | -ops. = cum visione breve. ⊂ G. múōps múōpos = qui claude [my] oculos [op]. </text:p>
        </text:list-item>
        <text:list-item>
          <text:p text:style-name="P98">—<text:span text:style-name="T3">ia</text:span> | miopia | -ie | -y | -ie. </text:p>
        </text:list-item>
        <text:list-item>
          <text:p text:style-name="P98"><text:soft-page-break/><text:span text:style-name="T3">myria-,</text:span> G. múrioi múria = decem mille. </text:p>
        </text:list-item>
        <text:list-item>
          <text:p text:style-name="P98">—<text:span text:style-name="T3">de</text:span> ă | miriade | -ade | -ad | -ade. = decem mille. ⊂ G. muriás. </text:p>
        </text:list-item>
        <text:list-item>
          <text:p text:style-name="P98">—<text:span text:style-name="T3">gramma</text:span> | miriagramma | -amme | -am | -amm. </text:p>
        </text:list-item>
        <text:list-item>
          <text:p text:style-name="P98">—<text:span text:style-name="T3">metro</text:span> ĕ | miriametro | -mètre | -meter | -meter. </text:p>
        </text:list-item>
        <text:list-item>
          <text:p text:style-name="P98"><text:span text:style-name="T3">myrrha</text:span> 400 | I. H. mirra | myrrhe | myrrh | Myrrha. = substantia odorante ex « balsamodendron myrrha ». ⊂ G. múrra. </text:p>
        </text:list-item>
        <text:list-item>
          <text:p text:style-name="P98"><text:span text:style-name="T3">myrto</text:span> -us | mirto | myrte | myrtle | Myrte. = Bot. « myrtus communis ». ⊂ G. múrtos. </text:p>
        </text:list-item>
        <text:list-item>
          <text:p text:style-name="P98"><text:span text:style-name="T3">mysterio</text:span> -ium | mistero | -ère | -ery | -erium. ⊂ G. must <text:span text:style-name="T3">ē</text:span>rion ⊂ my. </text:p>
        </text:list-item>
        <text:list-item>
          <text:p text:style-name="P98">—<text:span text:style-name="T3">ioso</text:span> | mi—ioso | -érieux | -ious | -iös. </text:p>
        </text:list-item>
        <text:list-item>
          <text:p text:style-name="P98"><text:span text:style-name="T3">mystico</text:span> ĭ 100 | mistico | -ique | -ic | -isch. ⊂ G. musticós ⊂ my. </text:p>
        </text:list-item>
        <text:list-item>
          <text:p text:style-name="P98">—<text:span text:style-name="T3">ismo</text:span> | misticismo | -isme | -ism | -ismus. </text:p>
        </text:list-item>
        <text:list-item>
          <text:p text:style-name="P98"><text:span text:style-name="T3">mytho</text:span> | mito | mythe | myth | Mythe. = fabula. ⊂ G. mûthos. </text:p>
        </text:list-item>
        <text:list-item>
          <text:p text:style-name="P98">—<text:span text:style-name="T3">ico</text:span> ĭ 100 | mitico | -ique | -ic | -isch. ⊂ G. -icós. </text:p>
        </text:list-item>
        <text:list-item>
          <text:p text:style-name="P98">—<text:span text:style-name="T3">logia</text:span> | mitologia | -ie | -y | -ie. ⊂ G. -ía. </text:p>
        </text:list-item>
        <text:list-item>
          <text:p text:style-name="P48">—<text:span text:style-name="T3">logico</text:span> -ĭcus | mitologico | -ique | -ic | -isch. ⊂ G. -icós. </text:p>
        </text:list-item>
      </text:list>
      <text:p text:style-name="Text_20_body"><text:span text:style-name="T3">N</text:span> </text:p>
      <text:list xml:id="list2702724920" text:style-name="L40">
        <text:list-item>
          <text:p text:style-name="P99"><text:span text:style-name="T3">na</text:span> no = nata. = || G. néō. ⊃ nata, nave, natrice. </text:p>
        </text:list-item>
        <text:list-item>
          <text:p text:style-name="P99"><text:span text:style-name="T3">naiade</text:span> naias -aiăd-| naiade | naïade | naiad | Najade. = nympha de aqua, specie de planta. ⊂ G. Naïás. </text:p>
        </text:list-item>
        <text:list-item>
          <text:p text:style-name="P99"><text:span text:style-name="T3">NAM</text:span> nam | <text:span text:style-name="T5">poichè</text:span>, <text:span text:style-name="T5">giacchè</text:span> | <text:span text:style-name="T5">car</text:span> | <text:span text:style-name="T5">for</text:span>, <text:span text:style-name="T5">because</text:span> | <text:span text:style-name="T5">denn</text:span>. = in vero, in facto. </text:p>
        </text:list-item>
        <text:list-item>
          <text:p text:style-name="P99"><text:span text:style-name="T3">nano</text:span> -us | nano | nain | <text:span text:style-name="T5">dwarf</text:span> | <text:span text:style-name="T5">Zwerg</text:span>. = parvo homine. ⊂ G. nános. </text:p>
        </text:list-item>
        <text:list-item>
          <text:p text:style-name="P99"><text:span text:style-name="T3">naphtha</text:span> 100 | nafta | -te | -tha | -tha. ⊂ G. náphtha. </text:p>
        </text:list-item>
        <text:list-item>
          <text:p text:style-name="P99">—<text:span text:style-name="T3">lina</text:span> N | naftalina | -taline | -line | -lin. = carburo de hydrogenio, cum formula C <text:span text:style-name="T8">10</text:span> H <text:span text:style-name="T8">8</text:span>, tracto in 1820 ex naphtha. </text:p>
        </text:list-item>
        <text:list-item>
          <text:p text:style-name="P99">G. narce nárcē = torpore. ⊃ narcisso, narcosi, narcotico. </text:p>
        </text:list-item>
        <text:list-item>
          <text:p text:style-name="P99"><text:span text:style-name="T3">narcisso</text:span> -us | -iso | -isse | -issus | -isse. = Bot. « narcissus poeticus », flore narcotico. ⊂ G. nárcissos. ⊂ narce. </text:p>
        </text:list-item>
        <text:list-item>
          <text:p text:style-name="P99"><text:span text:style-name="T3">narcosi</text:span> | -osi | -ose | -osis | -osis. = sopore producto ab narcotico. ⊂ G. nárcōsis ⊂ narce. </text:p>
        </text:list-item>
        <text:list-item>
          <text:p text:style-name="P99"><text:span text:style-name="T3">narcotico</text:span> -ĭcus | -ico | -ique | -ic | -isch. = que sope. Narcotico uso in medicina es « codeina, lactuca virosa, morphina, opio, jusquiamo, arnica, digitale, tabaco ». ⊂ G. narcōticós ⊂ narce. </text:p>
        </text:list-item>
        <text:list-item>
          <text:p text:style-name="P99"><text:span text:style-name="T3">narcotiza</text:span> | -izzare | -iser | -ic | -isieren. = da narcotico. </text:p>
        </text:list-item>
        <text:list-item>
          <text:p text:style-name="P99"><text:span text:style-name="T3">nardo</text:span> -us | nardo | nard | nard | Narde. = substantia odorante ex « nardostachys Jatamansi ». ⊂ G. nárdos. </text:p>
        </text:list-item>
        <text:list-item>
          <text:p text:style-name="P99"><text:span text:style-name="T3">nare</text:span> -is | nar <text:span text:style-name="T5">ice</text:span> | nar <text:span text:style-name="T5">ine</text:span> | nost <text:span text:style-name="T5">ril</text:span> | Nüstern | H. nares, nar <text:span text:style-name="T5">iz</text:span> = naso. = apertura de naso. </text:p>
        </text:list-item>
        <text:list-item>
          <text:p text:style-name="P99"><text:span text:style-name="T3">narra</text:span> -o | -are | -er | -ate | enarrieren. = dic, recita, expone, refer. ⊂ gno. </text:p>
        </text:list-item>
        <text:list-item>
          <text:p text:style-name="P99">—<text:span text:style-name="T3">tione</text:span> -tio | -zione | -tion | -tion | -tion. </text:p>
        </text:list-item>
        <text:list-item>
          <text:p text:style-name="P99">—<text:span text:style-name="T3">tivo</text:span> | -tivo | -tif | -tive | -tiv. </text:p>
        </text:list-item>
        <text:list-item>
          <text:p text:style-name="P99">—<text:span text:style-name="T3">tore</text:span> -tor | -tore | -teur | -tor | -tor. </text:p>
        </text:list-item>
        <text:list-item>
          <text:p text:style-name="P99"><text:span text:style-name="T3">nasale</text:span> | -ale | -al | -al | -al. = de naso. </text:p>
        </text:list-item>
        <text:list-item>
          <text:p text:style-name="P99"><text:soft-page-break/><text:span text:style-name="T3">NASCE</text:span> -or | -ere | naître | <text:span text:style-name="T5">to be born</text:span> | <text:span text:style-name="T5">geboren werden</text:span>. ⊃ nato, cognato. ⊂ (ge)n(e) -a -sce. </text:p>
        </text:list-item>
        <text:list-item>
          <text:p text:style-name="P99">—<text:span text:style-name="T3">nte</text:span> -ns | -nte | naissant | -nt | -nt. </text:p>
        </text:list-item>
        <text:list-item>
          <text:p text:style-name="P99">—<text:span text:style-name="T3">ntia</text:span> 100 | -nta | naissance | -ncy | -nz. </text:p>
        </text:list-item>
        <text:list-item>
          <text:p text:style-name="P99"><text:span text:style-name="T3">NASO</text:span> -us | naso | nez | nose | Nase. ⊃ nasale, nare. ⊂ E. ⊃ A., D., R. nos, S. nāsa. </text:p>
        </text:list-item>
        <text:list-item>
          <text:p text:style-name="P99"><text:span text:style-name="T3">nassa</text:span> -a | nassa | nasse | <text:span text:style-name="T5">bow</text:span>-net | Netz. = cista pro cape pisces. </text:p>
        </text:list-item>
        <text:list-item>
          <text:p text:style-name="P99"><text:span text:style-name="T3">nata</text:span> -o | nuotare, natare | nager | <text:span text:style-name="T5">to swim</text:span> | <text:span text:style-name="T5">schwimmen</text:span> | H. P. nadar. ⊂ na -ta. </text:p>
        </text:list-item>
        <text:list-item>
          <text:p text:style-name="P99">—<text:span text:style-name="T3">tione</text:span> -tio | nuoto, natazione | -tion | -tion | -tion. </text:p>
        </text:list-item>
        <text:list-item>
          <text:p text:style-name="P99">—<text:span text:style-name="T3">torio</text:span> 300 | -torio | -toire | -tory. </text:p>
        </text:list-item>
        <text:list-item>
          <text:p text:style-name="P99"><text:span text:style-name="T3">natale</text:span> -is | -ale | -al | -al | -al. = (die, terra) in que nasce. </text:p>
        </text:list-item>
        <text:list-item>
          <text:p text:style-name="P99">— (de Domino) | Natale | Noël, Nativité | <text:span text:style-name="T5">Christmas</text:span>, Nativity | <text:span text:style-name="T5">Weihnacht</text:span>. </text:p>
        </text:list-item>
        <text:list-item>
          <text:p text:style-name="P99">—<text:span text:style-name="T3">itate</text:span> | -ità | -ité | -ity | -ität. = ratione de numero de natos in uno anno ad populatione totale; anti mortalitate. </text:p>
        </text:list-item>
        <text:list-item>
          <text:p text:style-name="P99">—<text:span text:style-name="T3">icio</text:span> = </text:p>
        </text:list-item>
        <text:list-item>
          <text:p text:style-name="P99">—<text:span text:style-name="T3">itio</text:span> -us | -izio | | -itious | -itien. = die natale. </text:p>
        </text:list-item>
        <text:list-item>
          <text:p text:style-name="P99"><text:span text:style-name="T3">natione</text:span> -tio | -zione | -tion | -tion | -tion. ⊂ nato. </text:p>
        </text:list-item>
        <text:list-item>
          <text:p text:style-name="P99">—<text:span text:style-name="T3">ale</text:span> | nazionale | -al | -al | -al. </text:p>
        </text:list-item>
        <text:list-item>
          <text:p text:style-name="P99">——<text:span text:style-name="T3">itate</text:span> | nazionalità | -ité | -ity | -ität. = natione. </text:p>
        </text:list-item>
        <text:list-item>
          <text:p text:style-name="P99">——<text:span text:style-name="T3">iza</text:span> | nazionalizzare | -iser | -ize | -isieren. </text:p>
        </text:list-item>
        <text:list-item>
          <text:p text:style-name="P99"><text:span text:style-name="T3">nativo</text:span> -us | -ivo | -if | -ive | -iv. = que nasce. </text:p>
        </text:list-item>
        <text:list-item>
          <text:p text:style-name="P99">—<text:span text:style-name="T3">itate</text:span> 300 | nascita, -ità | naissance, -ité | <text:span text:style-name="T5">birth</text:span>, -ity | -ität. = ortu, origine. </text:p>
        </text:list-item>
        <text:list-item>
          <text:p text:style-name="P99"><text:span text:style-name="T3">nato</text:span> -us | nato | né. = que e nasce. ⊃ nativo, natale, natione, natura, cognato, innato. ⊂ (ge)n(e) -a -to. </text:p>
        </text:list-item>
        <text:list-item>
          <text:p text:style-name="P99"><text:span text:style-name="T3">natrice</text:span> -ix | natrice | | | Natter. = Zool. « tropidonotus natrix », serpente de aqua. ⊂ na -trice. ⊃ A. adder = vipera. </text:p>
        </text:list-item>
        <text:list-item>
          <text:p text:style-name="P99"><text:span text:style-name="T3">natro</text:span> M | -o | -on | -on | -on. = carbonato de sodio. ⊂ nitro. </text:p>
        </text:list-item>
        <text:list-item>
          <text:p text:style-name="P99">—<text:span text:style-name="T3">io</text:span> N | -io | -ium | -ium | -ium. = corpore simplice, cum symbolo de chemia « Na »; sodio. </text:p>
        </text:list-item>
        <text:list-item>
          <text:p text:style-name="P99"><text:span text:style-name="T3">natura</text:span> -a | -tura | -ture | -ture | -tur. ⊂ nat(o) -ura. </text:p>
        </text:list-item>
        <text:list-item>
          <text:p text:style-name="P99"><text:span text:style-name="T3">naturale</text:span> -alis | -ale | -el | -al | -ell. = secundo natura. </text:p>
        </text:list-item>
        <text:list-item>
          <text:p text:style-name="P99">—<text:span text:style-name="T3">ismo</text:span> | -ismo | -isme | -ism | -ismus. </text:p>
        </text:list-item>
        <text:list-item>
          <text:p text:style-name="P99">—<text:span text:style-name="T3">ista</text:span> | -ista | -iste | -ist | -ist. </text:p>
        </text:list-item>
        <text:list-item>
          <text:p text:style-name="P99">—<text:span text:style-name="T3">iza</text:span> | -izzare | -iser | -ize | -isieren. = da jure de patria. </text:p>
        </text:list-item>
        <text:list-item>
          <text:p text:style-name="P99">——<text:span text:style-name="T3">tione</text:span> | -izzazione | -isation | -tion | -isation. </text:p>
        </text:list-item>
        <text:list-item>
          <text:p text:style-name="P99"><text:span text:style-name="T3">naufraga</text:span> ă 100 | -are | -er | | -ieren. = fac naufragio, frange nave. </text:p>
        </text:list-item>
        <text:list-item>
          <text:p text:style-name="P99">—<text:span text:style-name="T3">io</text:span> -um | -gio | -ge | -ge | <text:span text:style-name="T5">Schiffbruch</text:span>. </text:p>
        </text:list-item>
        <text:list-item>
          <text:p text:style-name="P99">—<text:span text:style-name="T3">o</text:span> -ăgus | -ago | -agé | -agous. </text:p>
        </text:list-item>
        <text:list-item>
          <text:p text:style-name="P99"><text:span text:style-name="T3">nausea</text:span> -ĕa | -ea | -ée | -ea | -ea. ⊂ G. nausía = to vome per motu de nave (naús) </text:p>
        </text:list-item>
        <text:list-item>
          <text:p text:style-name="P99">-ĕo | | | to nauseate. = habe nausea. ⊃ I. nauseare = da nausea. </text:p>
        </text:list-item>
        <text:list-item>
          <text:p text:style-name="P99"><text:span text:style-name="T3">nautico</text:span> -ĭcus | -ico | -ique | -ic | -iker. = de nave. ⊂ G. -icós. </text:p>
        </text:list-item>
        <text:list-item>
          <text:p text:style-name="P99"><text:span text:style-name="T3">NAVE</text:span> -is | I. H. P. nave | navire, nacelle | <text:span text:style-name="T5">ship</text:span>, <text:span text:style-name="T5">vessel</text:span>, navy | <text:span text:style-name="T5">Schiff</text:span>, Nachen. ⊂ E. ⊃ G. naús, nautico, S. nau. </text:p>
        </text:list-item>
        <text:list-item>
          <text:p text:style-name="P99"><text:soft-page-break/>—<text:span text:style-name="T3">ale</text:span> -ālis | -ale | -al | -al | -al. </text:p>
        </text:list-item>
        <text:list-item>
          <text:p text:style-name="P99">—<text:span text:style-name="T3">icella</text:span> 100 | -ella | nacelle. = </text:p>
        </text:list-item>
        <text:list-item>
          <text:p text:style-name="P99">—<text:span text:style-name="T3">icula</text:span> -ŭla = parvo nave. </text:p>
        </text:list-item>
        <text:list-item>
          <text:p text:style-name="P99"><text:span text:style-name="T3">naviga</text:span> -ĭgo | -are | -uer | -ate | <text:span text:style-name="T5">shiffen</text:span>. = age nave. </text:p>
        </text:list-item>
        <text:list-item>
          <text:p text:style-name="P99">—<text:span text:style-name="T3">bile</text:span> -bĭlis | -bile | -ble | -ble. </text:p>
        </text:list-item>
        <text:list-item>
          <text:p text:style-name="P99">—<text:span text:style-name="T3">tione</text:span> -tio | -zione | -tion | -tion | -tion. </text:p>
        </text:list-item>
        <text:list-item>
          <text:p text:style-name="P99">—<text:span text:style-name="T3">tore</text:span> 100 | -tore | -teur | -tor | -tor. </text:p>
        </text:list-item>
        <text:list-item>
          <text:p text:style-name="P99"><text:span text:style-name="T3">NE</text:span> ne | nè, non | ne <text:span text:style-name="T5">pas</text:span> | no, not, none, nought, un- | nein, nicht, un-. ⊃ ne(utro), n(ullo), in(cognito), non. ⊂ E. ne ⊃ A., D., G. ne- an- a-, R. ne, S. na. </text:p>
        </text:list-item>
        <text:list-item>
          <text:p text:style-name="P99"><text:span text:style-name="T3">nebula</text:span> -ŭla | nebbia, nube, nuvola; H. nube, niebla; P. nevoa | nue, nuée, nuage, <text:span text:style-name="T5">bruillard</text:span> | <text:span text:style-name="T5">mist</text:span>, <text:span text:style-name="T5">cloud</text:span>, -ula | Nebel. ⊂ E. nebho ⊃ D., G. nephélē, S. nabha. ⊃ R. neb = cælo. </text:p>
        </text:list-item>
        <text:list-item>
          <text:p text:style-name="P99">—<text:span text:style-name="T3">oso</text:span> -ōsus | nebbioso, -oso | né—eux | -ous | -ös. </text:p>
        </text:list-item>
        <text:list-item>
          <text:p text:style-name="P99">——<text:span text:style-name="T3">itate</text:span> | -ità | -ité | -ity | -ität. </text:p>
        </text:list-item>
        <text:list-item>
          <text:p text:style-name="P99"><text:span text:style-name="T3">nec</text:span> nec | nè | ni. = ne, et ne. </text:p>
        </text:list-item>
        <text:list-item>
          <text:p text:style-name="P99"><text:span text:style-name="T3">neca</text:span> -o = da nece, da morte, occide. ⊃ I. annegare, F. noyer = da morte per aqua. </text:p>
        </text:list-item>
        <text:list-item>
          <text:p text:style-name="P99"><text:span text:style-name="T3">nece</text:span> nex = occisione, morte per vi || L. noce, pernicie; G. nec(ro). </text:p>
        </text:list-item>
        <text:list-item>
          <text:p text:style-name="P99"><text:span text:style-name="T3">necesse</text:span> -se = necessario. ⊂ ne cede. </text:p>
        </text:list-item>
        <text:list-item>
          <text:p text:style-name="P99">—<text:span text:style-name="T3">ario</text:span> -us | -ario | né—aire | -ary | -är. </text:p>
        </text:list-item>
        <text:list-item>
          <text:p text:style-name="P99">—<text:span text:style-name="T3">ita</text:span> -ĭto | -are | né—er | -ate | -ieren. = es necesse. </text:p>
        </text:list-item>
        <text:list-item>
          <text:p text:style-name="P99">——<text:span text:style-name="T3">tione</text:span> | | né—tion | -tion | -tion. </text:p>
        </text:list-item>
        <text:list-item>
          <text:p text:style-name="P99">—<text:span text:style-name="T3">itate</text:span> -itas | -ità | né—ité | -ity | -ität. </text:p>
        </text:list-item>
        <text:list-item>
          <text:p text:style-name="P99"><text:span text:style-name="T3">necro-,</text:span> G. necrós = mortuo, cadavere. || L. nece. </text:p>
        </text:list-item>
        <text:list-item>
          <text:p text:style-name="P99">—<text:span text:style-name="T3">logia</text:span> | -gia | né—gie | -gy | -gie. = commemoratione de mortuo. </text:p>
        </text:list-item>
        <text:list-item>
          <text:p text:style-name="P99">—<text:span text:style-name="T3">logico</text:span> -ĭcus | -ico | né—ique | -ical | -isch. </text:p>
        </text:list-item>
        <text:list-item>
          <text:p text:style-name="P99">—<text:span text:style-name="T3">mante</text:span> | negromante | né—ancien | -ancer | -ant. = propheta [mante], que evoca mortuos. ⊂ G. necrómantis. </text:p>
        </text:list-item>
        <text:list-item>
          <text:p text:style-name="P99">——<text:span text:style-name="T3">ia</text:span> -īa 400 | negromanzia | né—ie | -y | -ie. ⊂ G. -teía. </text:p>
        </text:list-item>
        <text:list-item>
          <text:p text:style-name="P99">—<text:span text:style-name="T3">phago</text:span> ă | necrofago | né—ge | -gous. = qui ede [phag] mortuos. ⊂ G. necrophágos. </text:p>
        </text:list-item>
        <text:list-item>
          <text:p text:style-name="P99">—<text:span text:style-name="T3">phoro</text:span> -ŏrus | necroforo | né—re | -re. = qui fer mortuos. ⊂ G. necrophóros. </text:p>
        </text:list-item>
        <text:list-item>
          <text:p text:style-name="P99">—<text:span text:style-name="T3">poli</text:span> ŏ | -li | né—le | -lis | -lis. = cœmeterio, urbe [poli] de mortuos. ⊂ G. necrópolis. </text:p>
        </text:list-item>
        <text:list-item>
          <text:p text:style-name="P99">—<text:span text:style-name="T3">scopia</text:span> | -pia | nécropsie | -py | -pie. = examine de cadavere. </text:p>
        </text:list-item>
        <text:list-item>
          <text:p text:style-name="P99"><text:span text:style-name="T3">necrosi</text:span> | -si | né—se | -sis | -sis. = morte de parte de corpore, de osse. ⊂ G. nécrōsis. </text:p>
        </text:list-item>
        <text:list-item>
          <text:p text:style-name="P99"><text:span text:style-name="T3">nectare</text:span> -tăr | nettare | -ar | -ar | -ar. = potione de deos, liquido quem secerne flores. ⊂ G. néctar. </text:p>
        </text:list-item>
        <text:list-item>
          <text:p text:style-name="P99">—<text:span text:style-name="T3">eo</text:span> -ĕus | nettareo | | -reous | -risch. ⊂ G. nectáreos. </text:p>
        </text:list-item>
        <text:list-item>
          <text:p text:style-name="P99"><text:span text:style-name="T3">necte</text:span> -o = liga, annoda. ⊃ nexo, annecte, connecte. </text:p>
        </text:list-item>
        <text:list-item>
          <text:p text:style-name="P99">E. <text:span text:style-name="T3">nee</text:span> = fila. ⊃ L. nē, neo; G. nee néō, nema = filo; D. nähe = sue; A. needle, D. Nadel = acu. </text:p>
        </text:list-item>
        <text:list-item>
          <text:p text:style-name="P99"><text:span text:style-name="T3">nefando</text:span> -us | nefando | | nefandous. = scelesto, impio, exsecrabile, quod ne pote es dicto. ⊂ ne fa [dic] -ndo. </text:p>
        </text:list-item>
        <text:list-item>
          <text:p text:style-name="P99"><text:soft-page-break/><text:span text:style-name="T3">nefas</text:span> nefas = ne fas, contra jure divino. </text:p>
        </text:list-item>
        <text:list-item>
          <text:p text:style-name="P99"><text:span text:style-name="T3">nefasto</text:span> -us | nefasto | néfaste | nefarious. = de malo augurio, nefas. </text:p>
        </text:list-item>
        <text:list-item>
          <text:p text:style-name="P99"><text:span text:style-name="T3">nega</text:span> -o | -are, H. P. -ar | nier | deny, -ate | -ieren. = dic ne. ⊃ abnega, denega, renega. </text:p>
        </text:list-item>
        <text:list-item>
          <text:p text:style-name="P99">—<text:span text:style-name="T3">tione</text:span> -tio | -zione | négation | -tion | -tion. </text:p>
        </text:list-item>
        <text:list-item>
          <text:p text:style-name="P99">—<text:span text:style-name="T3">tivo</text:span> 300 | -ivo | né—if | -ive | -iv. </text:p>
        </text:list-item>
        <text:list-item>
          <text:p text:style-name="P99">—<text:span text:style-name="T3">torio</text:span> 300 | -torio | né—toire | -tory | -torisch. </text:p>
        </text:list-item>
        <text:list-item>
          <text:p text:style-name="P99"><text:span text:style-name="T3">neglecto</text:span> -us | -etto | négligé | -ected. = quem neglige. </text:p>
        </text:list-item>
        <text:list-item>
          <text:p text:style-name="P99"><text:span text:style-name="T3">neglige</text:span> -ĭgo | <text:span text:style-name="T5">trascurare</text:span>, -ere | né—er | to neglect | -ieren. ⊃ neglecto. ⊂ nec lege. </text:p>
        </text:list-item>
        <text:list-item>
          <text:p text:style-name="P99">—<text:span text:style-name="T3">nte</text:span> -ens | -nte | né—nt | -nt | -nt. </text:p>
        </text:list-item>
        <text:list-item>
          <text:p text:style-name="P99">—<text:span text:style-name="T3">ntia</text:span> -ia | -nza | né—nce | -nce | -nz. </text:p>
        </text:list-item>
        <text:list-item>
          <text:p text:style-name="P99"><text:span text:style-name="T3">negotia</text:span> -or | -ziare | négocier | -tiate | -tiieren. = fac negotio. </text:p>
        </text:list-item>
        <text:list-item>
          <text:p text:style-name="P99">—<text:span text:style-name="T3">nte</text:span> 100 | -ziante | négociant | -tiant | -tiant. </text:p>
        </text:list-item>
        <text:list-item>
          <text:p text:style-name="P99">—<text:span text:style-name="T3">tione</text:span> -tio | -ziazione | négociation | -tiation | -tiation. </text:p>
        </text:list-item>
        <text:list-item>
          <text:p text:style-name="P99">—<text:span text:style-name="T3">tore</text:span> -tor | -ziatore | -ciateur | -tiator | -tiator. </text:p>
        </text:list-item>
        <text:list-item>
          <text:p text:style-name="P99"><text:span text:style-name="T3">negotio</text:span> -um | negozio, <text:span text:style-name="T5">affare</text:span> | négoce, <text:span text:style-name="T5">affaire</text:span> | <text:span text:style-name="T5">shop</text:span>, <text:span text:style-name="T5">affair</text:span>, <text:span text:style-name="T5">business</text:span> | <text:span text:style-name="T5">Geschäft</text:span>, Negoce. = officio, commercio. ⊃ negotia. </text:p>
        </text:list-item>
        <text:list-item>
          <text:p text:style-name="P99"><text:span text:style-name="T3">nemine</text:span> ĭ 100, <text:span text:style-name="T5">abl. de classico</text:span> nemo. </text:p>
        </text:list-item>
        <text:list-item>
          <text:p text:style-name="P99"><text:span text:style-name="T3">nemo</text:span> ( <text:span text:style-name="T5">thema – nominativo</text:span>) | <text:span text:style-name="T5">niuno</text:span>, <text:span text:style-name="T5">nessuno</text:span> | <text:span text:style-name="T5">ne... personne</text:span> | <text:span text:style-name="T5">no body</text:span>, <text:span text:style-name="T5">no one</text:span> | <text:span text:style-name="T5">niemand</text:span>. = nullo homo. ⊂ ne homo. </text:p>
        </text:list-item>
        <text:list-item>
          <text:p text:style-name="P99"><text:span text:style-name="T3">neo-,</text:span> G. néos = || novo. </text:p>
        </text:list-item>
        <text:list-item>
          <text:p text:style-name="P99"><text:span text:style-name="T3">neologismo</text:span> | -ismo | né—isme | -ism | -ismus. = vocabulo novo [neo] </text:p>
        </text:list-item>
        <text:list-item>
          <text:p text:style-name="P99"><text:span text:style-name="T3">neophyto</text:span> ŭ | neofito | né—yte | -yte | -yt. = novo adepto. ⊂ G. neóphutos ⊂ neo [novo] phyto [planta -to]. </text:p>
        </text:list-item>
        <text:list-item>
          <text:p text:style-name="P99"><text:span text:style-name="T3">nephritico</text:span> -ĭcus | nefritico | néphrétique | -tic | -tisch. ⊂ -icós. ⊂ nephro. </text:p>
        </text:list-item>
        <text:list-item>
          <text:p text:style-name="P99"><text:span text:style-name="T3">nephritide</text:span> ĭ | nefrite | néphrite | -itis | -itis. = morbo ad rene [nephro]. ⊂ G. nephrítis. </text:p>
        </text:list-item>
        <text:list-item>
          <text:p text:style-name="P99">G. nephro -os = rene. ⊃ nephritico. </text:p>
        </text:list-item>
        <text:list-item>
          <text:p text:style-name="P99"><text:span text:style-name="T3">nephrotomia</text:span> | nefrotomia | né—ie | -y | -ie. = sectione [tomo] de rene. </text:p>
        </text:list-item>
        <text:list-item>
          <text:p text:style-name="P99"><text:span text:style-name="T3">nepote</text:span> nepos | nipote, H. nieto, P. neto | neveu | nephew | Neffe, <text:span text:style-name="T5">Enkel</text:span>. = filio de filio. ⊂ E. ⊃ D. Neffe, G. népodes = descendentes. </text:p>
        </text:list-item>
        <text:list-item>
          <text:p text:style-name="P99"><text:span text:style-name="T3">Neptuno</text:span> -us | Nettuno | -une | -une | -un. = deo de mari. </text:p>
        </text:list-item>
        <text:list-item>
          <text:p text:style-name="P99">— N = planeta post Urano, quem in 1846 Leverrier detege. </text:p>
        </text:list-item>
        <text:list-item>
          <text:p text:style-name="P99">L. nequaquam = in nullo modo. </text:p>
        </text:list-item>
        <text:list-item>
          <text:p text:style-name="P99">L. neque = nec, et non. </text:p>
        </text:list-item>
        <text:list-item>
          <text:p text:style-name="P99">L. nequidquam = in vano, frustra. </text:p>
        </text:list-item>
        <text:list-item>
          <text:p text:style-name="P99"><text:span text:style-name="T3">nereide</text:span> nēreis -eĭd- | -eide | Néréide | -eid | -eïde. = nympha de mari. ⊂ G. nērēís ⊂ nero. </text:p>
        </text:list-item>
        <text:list-item>
          <text:p text:style-name="P99">G. nero, nērós = humido. ⊃ aneroide. </text:p>
        </text:list-item>
        <text:list-item>
          <text:p text:style-name="P99"><text:span text:style-name="T3">nervo</text:span> -us | nervo | nerf | nerve | Nerv. = || G. neúron. </text:p>
        </text:list-item>
        <text:list-item>
          <text:p text:style-name="P99">—<text:span text:style-name="T3">oso</text:span> -osus | -oso | -eux | -ous | -ös. </text:p>
        </text:list-item>
        <text:list-item>
          <text:p text:style-name="P99">——<text:span text:style-name="T3">itate</text:span> 100 | -ità | -ité | nervousness | -ität. </text:p>
        </text:list-item>
        <text:list-item>
          <text:p text:style-name="P99"><text:span text:style-name="T3">neuro-,</text:span> G. neúron = || nervo. </text:p>
        </text:list-item>
        <text:list-item>
          <text:p text:style-name="P99"><text:soft-page-break/>—<text:span text:style-name="T3">algia</text:span> | nevralgia | névralgie | -ia, -y | -ie. = dolore de nervos. </text:p>
        </text:list-item>
        <text:list-item>
          <text:p text:style-name="P99">—<text:span text:style-name="T3">osi</text:span> | nevrosi | névrose | -osis | -ose. = perturbatione de systema nervoso. </text:p>
        </text:list-item>
        <text:list-item>
          <text:p text:style-name="P99"><text:span text:style-name="T3">neutro</text:span> neŭter | -tro | -tre | -ter | -trum. ⊂ ne utro. </text:p>
        </text:list-item>
        <text:list-item>
          <text:p text:style-name="P99">—<text:span text:style-name="T3">ale</text:span> 100 | -ale | | -al | -al. = neutro. </text:p>
        </text:list-item>
        <text:list-item>
          <text:p text:style-name="P99">——<text:span text:style-name="T3">itate</text:span> | -ità | -ité | -ity | -ität. </text:p>
        </text:list-item>
        <text:list-item>
          <text:p text:style-name="P99">——<text:span text:style-name="T3">iza</text:span> | -izzare | -iser | -ize | -isieren. </text:p>
        </text:list-item>
        <text:list-item>
          <text:p text:style-name="P99">———<text:span text:style-name="T3">tione</text:span> | -izzazione | -isation | -tion | -isation. </text:p>
        </text:list-item>
        <text:list-item>
          <text:p text:style-name="P99"><text:span text:style-name="T3">nexu</text:span> -us | nesso | | nexus | nexus. = ton necte. </text:p>
        </text:list-item>
        <text:list-item>
          <text:p text:style-name="P99">nice -o (Plauto) = annue, nicta, fac signo cum manu aut cum oculo. ⊃ connive. </text:p>
        </text:list-item>
        <text:list-item>
          <text:p text:style-name="P99"><text:span text:style-name="T3">nickelio</text:span> N | nichel | -el | -el | -el. = metallo, in chemia « Ni ». ⊂ ex Suedo « nickel ». </text:p>
        </text:list-item>
        <text:list-item>
          <text:p text:style-name="P99"><text:span text:style-name="T3">nicotina</text:span> N | -ina | -ine | -in | -in. = alcaloide tracto ex tabaco, formula C <text:span text:style-name="T8">10</text:span> H <text:span text:style-name="T8">14</text:span> N <text:span text:style-name="T8">2</text:span>. ⊂ Jean Nicot, 1530 – 1600, que importa tabaco in Francia. </text:p>
        </text:list-item>
        <text:list-item>
          <text:p text:style-name="P99"><text:span text:style-name="T3">nicta</text:span> -o | | nicter | nictate, nictitate. = move palpebras, nice. </text:p>
        </text:list-item>
        <text:list-item>
          <text:p text:style-name="P99">—<text:span text:style-name="T3">tione</text:span> 100 | | -tion | -tion | -tion. </text:p>
        </text:list-item>
        <text:list-item>
          <text:p text:style-name="P99">—<text:span text:style-name="T3">itante</text:span> | | -itante. = (palpebra de avi) que nicta. </text:p>
        </text:list-item>
        <text:list-item>
          <text:p text:style-name="P99"><text:span text:style-name="T3">nido</text:span> -us | I. H. nido | nid | nest, nidus | Nest. ⊂ E. nisdo ⊃ A. D. nest, R. gnjesdo, S. nida. </text:p>
        </text:list-item>
        <text:list-item>
          <text:p text:style-name="P99">—<text:span text:style-name="T3">ifica</text:span> ĭ 100 | -ficare | nicher, -fier | -ficate | -ficieren. = fac nido. </text:p>
        </text:list-item>
        <text:list-item>
          <text:p text:style-name="P99">——<text:span text:style-name="T3">tione</text:span> | -zione | -tion | -tion | -tion. </text:p>
        </text:list-item>
        <text:list-item>
          <text:p text:style-name="P99"><text:span text:style-name="T3">NIGRO</text:span> niger | nero | noir | <text:span text:style-name="T5">black</text:span> | <text:span text:style-name="T5">schwarz</text:span>. ⊃ denigra. </text:p>
        </text:list-item>
        <text:list-item>
          <text:p text:style-name="P99">—<text:span text:style-name="T3">esce</text:span> 100 = fi nigro. </text:p>
        </text:list-item>
        <text:list-item>
          <text:p text:style-name="P99">——<text:span text:style-name="T3">ente</text:span> | -ente | -ent | -ent | -ent. </text:p>
        </text:list-item>
        <text:list-item>
          <text:p text:style-name="P99"><text:span text:style-name="T3">nihil</text:span> nihil | <text:span text:style-name="T5">nulla</text:span>, niente | <text:span text:style-name="T5">néant</text:span>, <text:span text:style-name="T5">rien</text:span> | <text:span text:style-name="T5">nothing</text:span>, nihil | <text:span text:style-name="T5">nichts</text:span>. = nullo re. </text:p>
        </text:list-item>
        <text:list-item>
          <text:p text:style-name="P99">—<text:span text:style-name="T3">ismo</text:span> | nichilismo | -isme | -ism | -ismus. </text:p>
        </text:list-item>
        <text:list-item>
          <text:p text:style-name="P99">—<text:span text:style-name="T3">ista</text:span> | nichilista | -iste | -ist | -ist. </text:p>
        </text:list-item>
        <text:list-item>
          <text:p text:style-name="P99"><text:span text:style-name="T3">nimbo</text:span> -us | nembo, <text:span text:style-name="T5">temporale</text:span> | <text:span text:style-name="T5">orage</text:span> | -us, <text:span text:style-name="T5">storm</text:span> | -us. = pluvia subitaneo. </text:p>
        </text:list-item>
        <text:list-item>
          <text:p text:style-name="P99"><text:span text:style-name="T3">nimis</text:span> -is | <text:span text:style-name="T5">troppo</text:span> | <text:span text:style-name="T5">trop</text:span> | <text:span text:style-name="T5">too much</text:span> | <text:span text:style-name="T5">allzuviel</text:span>. = ad excessu. </text:p>
        </text:list-item>
        <text:list-item>
          <text:p text:style-name="P99"><text:span text:style-name="T3">ninge</text:span> -o = nive cade. </text:p>
        </text:list-item>
        <text:list-item>
          <text:p text:style-name="P99">L. nisi = si ne. </text:p>
        </text:list-item>
        <text:list-item>
          <text:p text:style-name="P99"><text:span text:style-name="T3">nite</text:span> nĭteo = splende. ⊃ nitido. </text:p>
        </text:list-item>
        <text:list-item>
          <text:p text:style-name="P99"><text:span text:style-name="T3">nite</text:span> nītor | <text:span text:style-name="T5">far sforzo</text:span> | <text:span text:style-name="T5">s’efforcer</text:span> | <text:span text:style-name="T5">struggle</text:span> | <text:span text:style-name="T5">streben</text:span>. = fac conatu. ⊃ renitente. </text:p>
        </text:list-item>
        <text:list-item>
          <text:p text:style-name="P99"><text:span text:style-name="T3">nitido</text:span> -ĭdus | nitido, netto | net | nitid, neat, net | Nitid(ität), netto, nett. = que nitē, lucente, claro, polito. </text:p>
        </text:list-item>
        <text:list-item>
          <text:p text:style-name="P99"><text:span text:style-name="T3">nitro</text:span> 100 | -o | -e | -e | -um. ⊂ G. nítron. </text:p>
        </text:list-item>
        <text:list-item>
          <text:p text:style-name="P99">—<text:span text:style-name="T3">genio</text:span> N | -geno | -gène | -gen | -gen. = gas simplice, in chemia « N »; azoto. </text:p>
        </text:list-item>
        <text:list-item>
          <text:p text:style-name="P99">—<text:span text:style-name="T3">oso</text:span> 100 | -oso | -eux | -ous | -ös. </text:p>
        </text:list-item>
        <text:list-item>
          <text:p text:style-name="P99"><text:span text:style-name="T3">NIVE</text:span> nix | neve, H. nieve, P. neve | neige | snow | Schnee. ⊂ E. ⊃ A. D., R. snjeg, G. <text:span text:style-name="T5">accusativo</text:span> nípha. </text:p>
        </text:list-item>
        <text:list-item>
          <text:p text:style-name="P99">—<text:span text:style-name="T3">eo</text:span> -ĕus | niveo. = </text:p>
        </text:list-item>
        <text:list-item>
          <text:p text:style-name="P99"><text:soft-page-break/>—<text:span text:style-name="T3">oso</text:span> -us | nevoso | neigeux | niveous. </text:p>
        </text:list-item>
        <text:list-item>
          <text:p text:style-name="P99"><text:span text:style-name="T3">nobile</text:span> -ĭlis | -bile | -ble | -ble | -bel. = illustre, claro, celebre, noto. ⊂ (g)no -bile. </text:p>
        </text:list-item>
        <text:list-item>
          <text:p text:style-name="P99">—<text:span text:style-name="T3">ita</text:span> -ĭto | -itare | | -itate | -itieren. = redde nobile. </text:p>
        </text:list-item>
        <text:list-item>
          <text:p text:style-name="P99">—<text:span text:style-name="T3">itate</text:span> -itas | -iltà | noblesse, -ilité | -ility | -ilität. </text:p>
        </text:list-item>
        <text:list-item>
          <text:p text:style-name="P99"><text:span text:style-name="T3">NOCE</text:span> -eo | nuocere | nuire | <text:span text:style-name="T5">to hurt</text:span> | <text:span text:style-name="T5">schaden</text:span>. = da damno, præjudica. ⊃ innocuo. || nece. </text:p>
        </text:list-item>
        <text:list-item>
          <text:p text:style-name="P99">—<text:span text:style-name="T3">ente</text:span> -ens | nocente | nuisant | nocent. </text:p>
        </text:list-item>
        <text:list-item>
          <text:p text:style-name="P99">—<text:span text:style-name="T3">ivo</text:span> 100 | I. H. P. -ivo | -if | -ive. </text:p>
        </text:list-item>
        <text:list-item>
          <text:p text:style-name="P99"><text:span text:style-name="T3">NOCTE</text:span> nox | notte, H. noche, P. noite | nuit | night | Nacht. ⊂ E. ⊃ A. D., R. noc’ï, G. nyct, S. nakti. </text:p>
        </text:list-item>
        <text:list-item>
          <text:p text:style-name="P99">—<text:span text:style-name="T3">ambulo</text:span> -ŭlus | nottambulo | -ule | -ulist | -ulus. </text:p>
        </text:list-item>
        <text:list-item>
          <text:p text:style-name="P99">—<text:span text:style-name="T3">urno</text:span> -us | notturno | -urne | -urn, -urnal | -urnus. = de nocte. </text:p>
        </text:list-item>
        <text:list-item>
          <text:p text:style-name="P99"><text:span text:style-name="T3">noda</text:span> -o | annodare | nouer | to knot. = fac nodo. </text:p>
        </text:list-item>
        <text:list-item>
          <text:p text:style-name="P99"><text:span text:style-name="T3">nodo</text:span> -us | nodo | nœud | knot, node | Knoten, Nodus. ⊂ ? E. gnodo ⊃ A. knot. </text:p>
        </text:list-item>
        <text:list-item>
          <text:p text:style-name="P99">—<text:span text:style-name="T3">oso</text:span> -us | -oso | noueux | -ose | -ös. </text:p>
        </text:list-item>
        <text:list-item>
          <text:p text:style-name="P99">——<text:span text:style-name="T3">itate</text:span> 400 | -ità | -ité | -ity | -ität. </text:p>
        </text:list-item>
        <text:list-item>
          <text:p text:style-name="P99">—<text:span text:style-name="T3">ulo</text:span> -ŭlus | -ulo | -ule | -ule. = parvo nodo. </text:p>
        </text:list-item>
        <text:list-item>
          <text:p text:style-name="P99"><text:span text:style-name="T3">nomade</text:span> -mas -măd- | -ade | -ade | -ad | -ade. = vagabundo, instabile. ⊂ G. nomás -ádos. ⊂ nomós = pasculo. </text:p>
        </text:list-item>
        <text:list-item>
          <text:p text:style-name="P99"><text:span text:style-name="T3">nomen,</text:span> <text:span text:style-name="T5">thema – nominativo</text:span> = nomine. </text:p>
        </text:list-item>
        <text:list-item>
          <text:p text:style-name="P99">—<text:span text:style-name="T3">clatura</text:span> 100 | -tura | -ture | -ture | -tur. ⊂ nomen cla(ma) -tura. </text:p>
        </text:list-item>
        <text:list-item>
          <text:p text:style-name="P99"><text:span text:style-name="T3">nomine</text:span> nomen -mĭn- | nome, H. nombre, P. nome | nom | name | Name. ⊃ cognomine, præ—, pro—, ignominia, nomenclatura, nomina, denomina. ⊂ E. ⊃ A. D., G. ónoma, R. imja, S. naman. ⊂ gno -men. </text:p>
        </text:list-item>
        <text:list-item>
          <text:p text:style-name="P99">—<text:span text:style-name="T3">a</text:span> -ĭno | -are | nommer | -ate | -ieren. = da nomine. </text:p>
        </text:list-item>
        <text:list-item>
          <text:p text:style-name="P99">—<text:span text:style-name="T3">ale</text:span> -alis | -ale | -al | -al | -al. </text:p>
        </text:list-item>
        <text:list-item>
          <text:p text:style-name="P99">—<text:span text:style-name="T3">atione</text:span> -tio | -zione | -ion | -ion | -ion. </text:p>
        </text:list-item>
        <text:list-item>
          <text:p text:style-name="P99">—<text:span text:style-name="T3">ativo</text:span> -us | -ivo | -if | -ive | -iv. </text:p>
        </text:list-item>
        <text:list-item>
          <text:p text:style-name="P99">G. nomo nómos = lege. ⊃ agronomo, antinomia, astronomia, autonomo. </text:p>
        </text:list-item>
        <text:list-item>
          <text:p text:style-name="P99"><text:span text:style-name="T3">non</text:span> non | non | non | no, not | nein. = ne. ⊃ nonconformista, nonexistentia, nonsensu. </text:p>
        </text:list-item>
        <text:list-item>
          <text:p text:style-name="P99"><text:span text:style-name="T3">nonagenario</text:span> 100 | -io | nonagénaire | -ian | -ius. = de novem decem annuo. </text:p>
        </text:list-item>
        <text:list-item>
          <text:p text:style-name="P99">L. nondum = non jam, nec non. </text:p>
        </text:list-item>
        <text:list-item>
          <text:p text:style-name="P99"><text:span text:style-name="T3">nonconformista</text:span> | -ista | -iste | -ist | -ist. = independente. </text:p>
        </text:list-item>
        <text:list-item>
          <text:p text:style-name="P99"><text:span text:style-name="T3">nonexistentia</text:span> | nonesitenza | -ence | -ence | -enz. </text:p>
        </text:list-item>
        <text:list-item>
          <text:p text:style-name="P99"><text:span text:style-name="T3">nono</text:span> -us | nono | neuvième | ninth | neunte. = numero novem. L. « nona hora » = « hora 3 post meridie », ⊃ A. noon, afternoon = pomeridiano, D. None. ⊃ nonagenario. </text:p>
        </text:list-item>
        <text:list-item>
          <text:p text:style-name="P99"><text:span text:style-name="T3">nonsensu</text:span> | -so | nonsens | -se | Nonsens. </text:p>
        </text:list-item>
        <text:list-item>
          <text:p text:style-name="P99"><text:span text:style-name="T3">norma</text:span> -a | norma | norme | norm | Norm. = regula, lege, angulo recto. ⊃ abnorme, enorme. ⊂ G. gnōrímē ⊂ gno. </text:p>
        </text:list-item>
        <text:list-item>
          <text:p text:style-name="P99">—<text:span text:style-name="T3">ale</text:span> -alis | -ale | -al | -al | -al. </text:p>
        </text:list-item>
        <text:list-item>
          <text:p text:style-name="P99"><text:soft-page-break/>——<text:span text:style-name="T3">itate</text:span> | -ità | -ité | -ity | -ität. </text:p>
        </text:list-item>
        <text:list-item>
          <text:p text:style-name="P99">——<text:span text:style-name="T3">iza</text:span> | -izzare | | -ize | -isieren. </text:p>
        </text:list-item>
        <text:list-item>
          <text:p text:style-name="P99"><text:span text:style-name="T3">NOS</text:span> nos | noi, H. nos <text:span text:style-name="T5">otros</text:span>, P. nos | nous | <text:span text:style-name="T5">we</text:span>, us | <text:span text:style-name="T5">wir</text:span>, uns. = me et te, me et vos, me et illo. ⊃ nostro. ⊂ E. nos ⊃ A. us, D. uns, G. nôï, R. nas, S. nas. </text:p>
        </text:list-item>
        <text:list-item>
          <text:p text:style-name="P99"><text:span text:style-name="T3">nosce</text:span> -o = (co)gnosce, gno. </text:p>
        </text:list-item>
        <text:list-item>
          <text:p text:style-name="P99">G. noso nósos = morbo. </text:p>
        </text:list-item>
        <text:list-item>
          <text:p text:style-name="P99"><text:span text:style-name="T3">nosocomio</text:span> ī 600 | -comio | | | -com. = hospitale per ægros. ⊂ G. nosocomeíon ⊂ noso com [coméō = cura] -io. </text:p>
        </text:list-item>
        <text:list-item>
          <text:p text:style-name="P99">—<text:span text:style-name="T3">iale</text:span> | | -ial | -ial. </text:p>
        </text:list-item>
        <text:list-item>
          <text:p text:style-name="P99"><text:span text:style-name="T3">nosologia</text:span> | -ie | -ie | -y | -ie. = scientia de morbos. </text:p>
        </text:list-item>
        <text:list-item>
          <text:p text:style-name="P99"><text:span text:style-name="T3">nostalgia</text:span> | -ia | -ie | -ia | -ie. = dolore de absente ab patria. ⊂ nosto algia. </text:p>
        </text:list-item>
        <text:list-item>
          <text:p text:style-name="P99">G. nosto nóstos = reditu. ⊃ -algia. </text:p>
        </text:list-item>
        <text:list-item>
          <text:p text:style-name="P99"><text:span text:style-name="T3">nostro</text:span> noster | nostro | notre, nôtre | our, ours | unser. = de nos. </text:p>
        </text:list-item>
        <text:list-item>
          <text:p text:style-name="P99"><text:span text:style-name="T3">nota</text:span> -a | nota | note | note | Note. = signo. ⊂ not(o) -a [feminino]. </text:p>
        </text:list-item>
        <text:list-item>
          <text:p text:style-name="P99"><text:span text:style-name="T3">nota</text:span> -o | -are | -er | -e | -ieren. = fac noto, scribe, observa. ⊃ an—, con—, de—, præ—. </text:p>
        </text:list-item>
        <text:list-item>
          <text:p text:style-name="P99">—<text:span text:style-name="T3">bile</text:span> -bĭlis | -bile | -ble | -ble | -bel. </text:p>
        </text:list-item>
        <text:list-item>
          <text:p text:style-name="P99">——<text:span text:style-name="T3">itate</text:span> (Plauto) | -ità | -ité | -ity | -ität. = fama, celebritate. </text:p>
        </text:list-item>
        <text:list-item>
          <text:p text:style-name="P99">—<text:span text:style-name="T3">ario</text:span> 100 = amanuense. </text:p>
        </text:list-item>
        <text:list-item>
          <text:p text:style-name="P99">—— | -aio | -aire | -ary | -ar. = officiale que redige actus publico. </text:p>
        </text:list-item>
        <text:list-item>
          <text:p text:style-name="P99">——<text:span text:style-name="T3">iale</text:span> | -ile | -ial | -ial | -iell. </text:p>
        </text:list-item>
        <text:list-item>
          <text:p text:style-name="P99">—<text:span text:style-name="T3">tione</text:span> -tio | -zione | -tion | -tion | -tion. = signo, observatione, nota, postilla, systema de symbolos. </text:p>
        </text:list-item>
        <text:list-item>
          <text:p text:style-name="P99"><text:span text:style-name="T3">notifica</text:span> -ĭco300 | -ficare | -fier | -fy | -ficieren. = fac noto, publica, divulga. </text:p>
        </text:list-item>
        <text:list-item>
          <text:p text:style-name="P99">—<text:span text:style-name="T3">tione</text:span> -tio | -zione | -tion | -tion | -tion. </text:p>
        </text:list-item>
        <text:list-item>
          <text:p text:style-name="P99"><text:span text:style-name="T3">notione</text:span> -tio | -zione | -tion | -tion | -tion. = scientia, cognitione. ⊂ gno -tione. </text:p>
        </text:list-item>
        <text:list-item>
          <text:p text:style-name="P99"><text:span text:style-name="T3">notitia</text:span> -a = notitia, cognitione, idea, reputatione. ⊂ noto. ⊃ I. notizia = cognitione, nuntio; F. notice = parvo descriptione; A. notice = nota, monito, nuntio, novitate; D. Notiz = cognitione, monito. </text:p>
        </text:list-item>
        <text:list-item>
          <text:p text:style-name="P99"><text:span text:style-name="T3">noto</text:span> -us | noto = cognito. ⊂ gno -to. ⊃ nota, notifica, notitia. </text:p>
        </text:list-item>
        <text:list-item>
          <text:p text:style-name="P99"><text:span text:style-name="T3">notorio</text:span> 500 | -orio | -oire | -orious | -orisch. = noto, manifesto. </text:p>
        </text:list-item>
        <text:list-item>
          <text:p text:style-name="P99">—<text:span text:style-name="T3">ietate</text:span> | -ietà | -ieté | -iety | -ietät. </text:p>
        </text:list-item>
        <text:list-item>
          <text:p text:style-name="P99"><text:span text:style-name="T3">nova</text:span> -o = fac novo. </text:p>
        </text:list-item>
        <text:list-item>
          <text:p text:style-name="P99">—<text:span text:style-name="T3">tione</text:span> 300 | -zione | -tion | -tion | -tion. = mutatione de contractu. </text:p>
        </text:list-item>
        <text:list-item>
          <text:p text:style-name="P99">—<text:span text:style-name="T3">tore</text:span> 200 | -tore | -teur | -tor | -tor. </text:p>
        </text:list-item>
        <text:list-item>
          <text:p text:style-name="P99"><text:span text:style-name="T3">novella</text:span> ( <text:span text:style-name="T5">nominativo neutro de</text:span> novello) | novella | nouvelle | novel | Novelle. = re novo, novitate, nuntio, fama, fabula. </text:p>
        </text:list-item>
        <text:list-item>
          <text:p text:style-name="P99"><text:span text:style-name="T3">no</text:span> <text:span text:style-name="T12">vello</text:span><text:span text:style-name="T11"> -us | novello | nouveau | novel. = novo.</text:span> </text:p>
        </text:list-item>
        <text:list-item>
          <text:p text:style-name="P99"><text:span text:style-name="T3">NOVEM</text:span> -em | nove | neuf | nine | neun. ⊃ novembre, novena, nono. ⊂ E. ⊃ A. D., G. ennéa, S. nava. </text:p>
        </text:list-item>
        <text:list-item>
          <text:p text:style-name="P99"><text:span text:style-name="T3">novembre</text:span> -ber | -bre | -bre | -ber | -ber. = mense numero 11, et novem in calendario de Romulo. </text:p>
        </text:list-item>
        <text:list-item>
          <text:p text:style-name="P99"><text:soft-page-break/><text:span text:style-name="T3">novicio</text:span> -us | -izio | -ice | -ice | -ize. = initiato, ne experto. ⊂ nov(o) -ic(o) -io. </text:p>
        </text:list-item>
        <text:list-item>
          <text:p text:style-name="P99">—<text:span text:style-name="T3">iatu</text:span> | -ziato | -ciat | -tiate | -ciat. = tyrocinio. </text:p>
        </text:list-item>
        <text:list-item>
          <text:p text:style-name="P99"><text:span text:style-name="T3">novitate</text:span> -itas | -ità | nouveauté | -elty | -ität. = re novo. </text:p>
        </text:list-item>
        <text:list-item>
          <text:p text:style-name="P99">novitio, <text:span text:style-name="T5">alio forma de</text:span> novicio. </text:p>
        </text:list-item>
        <text:list-item>
          <text:p text:style-name="P99"><text:span text:style-name="T3">NOVO</text:span> -us | nuovo, novello | neuf, nouveau | new | neu. ⊃ novello, novicio, novitate, nova, nuntio. ⊂ E. novo ⊃ A. D., R. novyj, G. neo, S. nava. </text:p>
        </text:list-item>
        <text:list-item>
          <text:p text:style-name="P99"><text:span text:style-name="T3">nube</text:span> -es = (|| ?) nebula. </text:p>
        </text:list-item>
        <text:list-item>
          <text:p text:style-name="P99"><text:span text:style-name="T3">nube</text:span> -o = fi sponsa. ⊃ nubile, nuptias, connubio || G. nympha, numphíos = sponso. </text:p>
        </text:list-item>
        <text:list-item>
          <text:p text:style-name="P99"><text:span text:style-name="T3">nubile</text:span> -ĭlis | -ile | -ile | -ile | -il. = que pote nube. </text:p>
        </text:list-item>
        <text:list-item>
          <text:p text:style-name="P99">—<text:span text:style-name="T3">itate</text:span> | -ità | -ité | -ity | -ität. = statu de nubile. </text:p>
        </text:list-item>
        <text:list-item>
          <text:p text:style-name="P99"><text:span text:style-name="T3">nubilo</text:span> -ĭlus = </text:p>
        </text:list-item>
        <text:list-item>
          <text:p text:style-name="P99">—<text:span text:style-name="T3">oso</text:span> 200 | nuvoloso | -eux | -ous | -ös. = cum nebula. </text:p>
        </text:list-item>
        <text:list-item>
          <text:p text:style-name="P99"><text:span text:style-name="T3">nuce</text:span> nux | noce | noix | nut | Nuss. ⊃ nucleo. </text:p>
        </text:list-item>
        <text:list-item>
          <text:p text:style-name="P99"><text:span text:style-name="T3">nucleo</text:span> 100 | -eo, nocciolo | -éus, noyau | -eus | -eus. ⊂ nuce. </text:p>
        </text:list-item>
        <text:list-item>
          <text:p text:style-name="P99"><text:span text:style-name="T3">NUDO</text:span> -us | I. H. P. nudo | nu | <text:span text:style-name="T5">bare</text:span>, nude, naked | nackt. = sine veste. ⊂ E. nugdo ⊃ A. naked, D. nackt, R. nagoj. </text:p>
        </text:list-item>
        <text:list-item>
          <text:p text:style-name="P99">—<text:span text:style-name="T3">a</text:span> -o = fac nudo, denuda. </text:p>
        </text:list-item>
        <text:list-item>
          <text:p text:style-name="P99">—<text:span text:style-name="T3">itate</text:span> 400 | -ità | -ité | -ity | -ität. </text:p>
        </text:list-item>
        <text:list-item>
          <text:p text:style-name="P99"><text:span text:style-name="T3">nue</text:span> = (an)nue, nu(ta). </text:p>
        </text:list-item>
        <text:list-item>
          <text:p text:style-name="P99"><text:span text:style-name="T3">nullo</text:span> -us | nullo, <text:span text:style-name="T5">nessuno</text:span> | nul, <text:span text:style-name="T5">aucun</text:span> | null, <text:span text:style-name="T5">not any</text:span> | Null. ⊃ anulla. ⊂ n(e) ullo. </text:p>
        </text:list-item>
        <text:list-item>
          <text:p text:style-name="P99">—<text:span text:style-name="T3">ifica</text:span> -ĭco | | -fier | -fy | -ficieren. </text:p>
        </text:list-item>
        <text:list-item>
          <text:p text:style-name="P99">—<text:span text:style-name="T3">itate</text:span> | -ità | -ité | -ity | -ität. </text:p>
        </text:list-item>
        <text:list-item>
          <text:p text:style-name="P99">L. num = an, forsan. </text:p>
        </text:list-item>
        <text:list-item>
          <text:p text:style-name="P99"><text:span text:style-name="T3">numera</text:span> -ĕro | -are, H. P. -ar | nombrer, numéroter | -ate, number | -ieren. = da numero. ⊃ enumera, innumerabile. </text:p>
        </text:list-item>
        <text:list-item>
          <text:p text:style-name="P99">—<text:span text:style-name="T3">tione</text:span> | -zione | numération | -tion | -tion. </text:p>
        </text:list-item>
        <text:list-item>
          <text:p text:style-name="P99"><text:span text:style-name="T3">numero</text:span> -ĕrus | I. H. P. numero | nombre, numéro | number | <text:span text:style-name="T5">Zahl</text:span>, Nummer. ⊃ numera. || G. nomo [regula]. </text:p>
        </text:list-item>
        <text:list-item>
          <text:p text:style-name="P99">—<text:span text:style-name="T3">ale</text:span> | -ale | numéral | -al | -alien. </text:p>
        </text:list-item>
        <text:list-item>
          <text:p text:style-name="P99">—<text:span text:style-name="T3">ario</text:span> 400 = calculatore. </text:p>
        </text:list-item>
        <text:list-item>
          <text:p text:style-name="P99">—— | -ario | numéraire | -ary | -är. = monetas, nummos. </text:p>
        </text:list-item>
        <text:list-item>
          <text:p text:style-name="P99">—<text:span text:style-name="T3">ico</text:span> -ĭcus | -ico | numérique | -ic | -isch. </text:p>
        </text:list-item>
        <text:list-item>
          <text:p text:style-name="P99">—<text:span text:style-name="T3">oso</text:span> -us | -oso | nombreux | -ous | -ös. = in magno numero, multo, plure. </text:p>
        </text:list-item>
        <text:list-item>
          <text:p text:style-name="P99"><text:span text:style-name="T3">numisma</text:span>(te) -ma = moneta. ⊂ G. nómisma. </text:p>
        </text:list-item>
        <text:list-item>
          <text:p text:style-name="P99">—<text:span text:style-name="T3">tica</text:span> -ĭca | -tica | -tique | -tics | -tik. </text:p>
        </text:list-item>
        <text:list-item>
          <text:p text:style-name="P99">—<text:span text:style-name="T3">tico</text:span> -ĭcus | -tico | -tique | -tic | -tisch. </text:p>
        </text:list-item>
        <text:list-item>
          <text:p text:style-name="P99"><text:span text:style-name="T3">nummo</text:span> -us = moneta. </text:p>
        </text:list-item>
        <text:list-item>
          <text:p text:style-name="P99"><text:span text:style-name="T3">NUNC</text:span> nunc | <text:span text:style-name="T5">ora</text:span> | <text:span text:style-name="T5">maintenant</text:span> | now | nun. = in isto tempore, in præsente. ⊂ E. ⊃ A., D., G. nûn, R. nu, nynje, S. nu. </text:p>
        </text:list-item>
        <text:list-item>
          <text:p text:style-name="P99">L. nuncio, <text:span text:style-name="T5">errore vice</text:span> nuntio. </text:p>
        </text:list-item>
        <text:list-item>
          <text:p text:style-name="P99"><text:span text:style-name="T3">nunquam</text:span> -am | <text:span text:style-name="T5">non... mai</text:span> | <text:span text:style-name="T5">ne... jammais</text:span> | <text:span text:style-name="T5">never</text:span> | <text:span text:style-name="T5">niemals</text:span>. = nullo vice, in nullo tempore. </text:p>
        </text:list-item>
        <text:list-item>
          <text:p text:style-name="P99"><text:soft-page-break/><text:span text:style-name="T3">nuntia</text:span> -io = (an)nuntia, mone, significa. ⊃ an—, de—, e—, pro—, re—. ⊂ nuntio. </text:p>
        </text:list-item>
        <text:list-item>
          <text:p text:style-name="P99">—<text:span text:style-name="T3">tura</text:span> | -ziatura | nociature | nunciature | -tur. </text:p>
        </text:list-item>
        <text:list-item>
          <text:p text:style-name="P99"><text:span text:style-name="T3">nuntio</text:span> -us | nunzio | nonce, <text:span text:style-name="T5">messager</text:span> | <text:span text:style-name="T5">messenger</text:span>, nuncio | <text:span text:style-name="T5">Bote</text:span>, -tius. ⊂ ? novo. </text:p>
        </text:list-item>
        <text:list-item>
          <text:p text:style-name="P99">L. nuper = ab pauco tempore. </text:p>
        </text:list-item>
        <text:list-item>
          <text:p text:style-name="P99"><text:span text:style-name="T3">nupto</text:span> -us = quem nube. </text:p>
        </text:list-item>
        <text:list-item>
          <text:p text:style-name="P99">—<text:span text:style-name="T3">ia</text:span> (-iæ -iarum) | nozze | noces | nuptials. = matrimonio, hymene, sponsalia. </text:p>
        </text:list-item>
        <text:list-item>
          <text:p text:style-name="P99">—<text:span text:style-name="T3">iale</text:span> -is | nuziale | -al | -al | -al. </text:p>
        </text:list-item>
        <text:list-item>
          <text:p text:style-name="P99"><text:span text:style-name="T3">nuru</text:span> -us | nuora, H. nuera, P. nora | | | Schnur. = uxore de filio. ⊂ E. ⊃ G. nýos, R. snocha, S. snusa. </text:p>
        </text:list-item>
        <text:list-item>
          <text:p text:style-name="P99">L. nuspiam, nusquam = in ullo loco. </text:p>
        </text:list-item>
        <text:list-item>
          <text:p text:style-name="P99"><text:span text:style-name="T3">nuta</text:span> -o = fac signo cum capite, oscilla. ⊂ un(e) -ta. </text:p>
        </text:list-item>
        <text:list-item>
          <text:p text:style-name="P99">—<text:span text:style-name="T3">tione</text:span> -tio | -zione | -tion | -tion | -tion. = oscillatione (de astro). </text:p>
        </text:list-item>
        <text:list-item>
          <text:p text:style-name="P99"><text:span text:style-name="T3">NUTRI</text:span> -io | -trire, H. P. -trir | nourrir | to nourish | <text:span text:style-name="T5">nähren</text:span>, -trieren. = ale, da nutrimento. ⊃ —ice, —imento, —itione. </text:p>
        </text:list-item>
        <text:list-item>
          <text:p text:style-name="P99">—<text:span text:style-name="T3">ice</text:span> -ix | -ice | nourrice | nurse | -ix. = femina que nutri puero. </text:p>
        </text:list-item>
        <text:list-item>
          <text:p text:style-name="P99">—<text:span text:style-name="T3">mento</text:span> -um | -mento | -ment | -ment | -ment. = quod nutri, cibo. </text:p>
        </text:list-item>
        <text:list-item>
          <text:p text:style-name="P99">—<text:span text:style-name="T3">tione</text:span> | -zione | -tion | -tion | -tion. </text:p>
        </text:list-item>
        <text:list-item>
          <text:p text:style-name="P99"><text:span text:style-name="T3">nutu</text:span> -us = signo de capite, inclinatione. ⊂ nue. </text:p>
        </text:list-item>
        <text:list-item>
          <text:p text:style-name="P99">G. nyct, núx = || nocte. </text:p>
        </text:list-item>
        <text:list-item>
          <text:p text:style-name="P99"><text:span text:style-name="T3">nyctalope</text:span> 100 | | -ope | -ops | -ope. = qui vide de nocte. ⊂ G. nyctálōps ⊂ nyct -al ōp. </text:p>
        </text:list-item>
        <text:list-item>
          <text:p text:style-name="P99">—<text:span text:style-name="T3">ia</text:span> 400 | | -ie | -y | -ie. ⊂ G. -lōpía. </text:p>
        </text:list-item>
        <text:list-item>
          <text:p text:style-name="P99"><text:span text:style-name="T3">nympha</text:span> -a | ninfa | nymphe | nymph | Nymphe. = virgine, statu de insecto, velo de vagina. ⊂ G. númphē || nube. ⊃ paranympho. </text:p>
        </text:list-item>
        <text:list-item>
          <text:p text:style-name="P49">—<text:span text:style-name="T3">omania</text:span> | ninfomania | -manie | -mania | -manie. = mania in virgine. </text:p>
        </text:list-item>
      </text:list>
      <text:p text:style-name="Text_20_body"><text:span text:style-name="T3">O</text:span> </text:p>
      <text:list xml:id="list1155268098" text:style-name="L41">
        <text:list-item>
          <text:p text:style-name="P100"><text:span text:style-name="T3">oasi</text:span> ă 300 | oasi | oasis | oasis | Oase. ⊂ G. óasis. </text:p>
        </text:list-item>
        <text:list-item>
          <text:p text:style-name="P100"><text:span text:style-name="T3">ob</text:span> ob = pro causa de, contra. ⊃ objecta, oblatione, obsta, occasione, occlude, occurre, offer, officio, oppone, opprime, ostende, … || G. epi, S. api; aut || A. by, D. bei, R. o ob, S. abhi. </text:p>
        </text:list-item>
        <text:list-item>
          <text:p text:style-name="P100">obedi = obœdi. </text:p>
        </text:list-item>
        <text:list-item>
          <text:p text:style-name="P100"><text:span text:style-name="T3">obelisco</text:span> 100 | -isco | obélisque | -isk | -isk. = monumento in forma de acu pyramidale. ⊂ G. obelíscos ⊂ obelós = acu, veru. </text:p>
        </text:list-item>
        <text:list-item>
          <text:p text:style-name="P100"><text:span text:style-name="T3">obeso</text:span> 100 | obeso | obèse | obese | <text:span text:style-name="T5">fett</text:span>. = crasso, pingüe. ⊂ ob ed(e) -to. </text:p>
        </text:list-item>
        <text:list-item>
          <text:p text:style-name="P100">—<text:span text:style-name="T3">itate</text:span> 200 | -ità | obésité | -ity | -ität. </text:p>
        </text:list-item>
        <text:list-item>
          <text:p text:style-name="P100"><text:span text:style-name="T3">objecta</text:span> -o | obbiettare | objecter | to object | objicieren. = oppone. ⊂ ob [contra] jacta. </text:p>
        </text:list-item>
        <text:list-item>
          <text:p text:style-name="P100"><text:span text:style-name="T3">objecto</text:span> -us | oggetto | objet | object | Object. ⊂ ob jacto. </text:p>
        </text:list-item>
        <text:list-item>
          <text:p text:style-name="P100">—<text:span text:style-name="T3">ivo</text:span> | obbiettivo | -if | -ive | -iv. </text:p>
        </text:list-item>
        <text:list-item>
          <text:p text:style-name="P100">——<text:span text:style-name="T3">itate</text:span> | objettività | -ité | -ity | -ität. </text:p>
        </text:list-item>
        <text:list-item>
          <text:p text:style-name="P100"><text:soft-page-break/>—<text:span text:style-name="T3">ione</text:span> 400 | obbiezione | -ion | -ion | -ion. </text:p>
        </text:list-item>
        <text:list-item>
          <text:p text:style-name="P100"><text:span text:style-name="T3">objurga</text:span> -o | <text:span text:style-name="T5">biasimare</text:span> | <text:span text:style-name="T5">réprimander</text:span> | <text:span text:style-name="T5">chide</text:span>, -gate | <text:span text:style-name="T5">tadeln</text:span>, -gieren. = reprehende, castiga, reproba. ⊂ ob jur(e) (a)ge = litiga. </text:p>
        </text:list-item>
        <text:list-item>
          <text:p text:style-name="P100">—<text:span text:style-name="T3">tione</text:span> -tio | obiurgazione | -tion | -tion | -tion. </text:p>
        </text:list-item>
        <text:list-item>
          <text:p text:style-name="P100"><text:span text:style-name="T3">oblatione</text:span> 100 | -zione | -tion | -tion | -tion. = ton offer, donatione. ⊂ ob lat(o) -ione. </text:p>
        </text:list-item>
        <text:list-item>
          <text:p text:style-name="P100"><text:span text:style-name="T3">obliga</text:span> -lĭgo | ob(b)ligare | -ger | -ge, -gate | -gieren. = liga, coerce, injunge, constringe. </text:p>
        </text:list-item>
        <text:list-item>
          <text:p text:style-name="P100">—<text:span text:style-name="T3">tione</text:span> -tio | -zione | -tion | -tion | -tion. </text:p>
        </text:list-item>
        <text:list-item>
          <text:p text:style-name="P100">—<text:span text:style-name="T3">torio</text:span> 400 | -torio | -toire | -tory | -torisch. </text:p>
        </text:list-item>
        <text:list-item>
          <text:p text:style-name="P100"><text:span text:style-name="T3">obliquo</text:span> -us | -quo | -que | -que | <text:span text:style-name="T5">quer</text:span>. = inclinato, transverso. ⊂ ob lic [radice de <text:span text:style-name="T5">limite</text:span>] -uo. </text:p>
        </text:list-item>
        <text:list-item>
          <text:p text:style-name="P100">—<text:span text:style-name="T3">uitate</text:span> -itas | -ità | -ité | -ity | -ität. </text:p>
        </text:list-item>
        <text:list-item>
          <text:p text:style-name="P100"><text:span text:style-name="T3">oblitera</text:span> -ĕro | -are | -érer | -ate | -ieren. = abole, dele, cancella. ⊂ ob litera. </text:p>
        </text:list-item>
        <text:list-item>
          <text:p text:style-name="P100">—<text:span text:style-name="T3">tione</text:span> -tio | -zione | -tion | -tion | -tion. </text:p>
        </text:list-item>
        <text:list-item>
          <text:p text:style-name="P100"><text:span text:style-name="T3">oblivio</text:span> -ium | oblio | oubli | -vion | -vion. = defectu de memoria. ⊂ line. </text:p>
        </text:list-item>
        <text:list-item>
          <text:p text:style-name="P100">—<text:span text:style-name="T3">ione</text:span> -io = oblivio. </text:p>
        </text:list-item>
        <text:list-item>
          <text:p text:style-name="P100">—<text:span text:style-name="T3">ioso</text:span> -us | -oso | oublieux | -ous | -ös. </text:p>
        </text:list-item>
        <text:list-item>
          <text:p text:style-name="P100">—<text:span text:style-name="T3">isce</text:span> -or | obliare, <text:span text:style-name="T5">dimenticare</text:span> | oublier | <text:span text:style-name="T5">to forget</text:span> | <text:span text:style-name="T5">vergessen</text:span>. = ne recorda, perde memoria. </text:p>
        </text:list-item>
        <text:list-item>
          <text:p text:style-name="P100"><text:span text:style-name="T3">oblongo</text:span> -us | -ungo | -ong | -ong | -ong. = longo, magis longo quam lato, ovale. </text:p>
        </text:list-item>
        <text:list-item>
          <text:p text:style-name="P100"><text:span text:style-name="T3">obœdi</text:span> -io | ubbidire | obéir | obey | <text:span text:style-name="T5">gehorchen</text:span>. = exseque voluntate de alio, anti jube. ⊂ ob audi. </text:p>
        </text:list-item>
        <text:list-item>
          <text:p text:style-name="P100">—<text:span text:style-name="T3">iente</text:span> -iens | ubbidiente | obéissant | obedient | obedient. </text:p>
        </text:list-item>
        <text:list-item>
          <text:p text:style-name="P100">—<text:span text:style-name="T3">ientia</text:span> -a | ubbidienza | obéissance, obédience | obedience | -ienz. </text:p>
        </text:list-item>
        <text:list-item>
          <text:p text:style-name="P100"><text:span text:style-name="T3">obolo</text:span> ŏ 100 | obolo | obole | obol | Obol. = minimo nummo græco ⊂ G. obolós. </text:p>
        </text:list-item>
        <text:list-item>
          <text:p text:style-name="P100"><text:span text:style-name="T3">obsceno</text:span> -us | osceno | -ène | -ene | -ön. = immundo, impudico. </text:p>
        </text:list-item>
        <text:list-item>
          <text:p text:style-name="P100">—<text:span text:style-name="T3">itate</text:span> -itas | oscenità | -énité | -ity | -ität. </text:p>
        </text:list-item>
        <text:list-item>
          <text:p text:style-name="P100"><text:span text:style-name="T3">obscura</text:span> -o | oscurare | -urcir | -ure | -urieren. = fac obscuro. </text:p>
        </text:list-item>
        <text:list-item>
          <text:p text:style-name="P100">—<text:span text:style-name="T3">tione</text:span> -tio | oscurazione | -tion | -tion | -tion. </text:p>
        </text:list-item>
        <text:list-item>
          <text:p text:style-name="P100"><text:span text:style-name="T3">obscuro</text:span> -us | oscuro | -ur | -ure | -ur. ⊂ ob scu [ <text:span text:style-name="T5">radice de</text:span> scuto]. </text:p>
        </text:list-item>
        <text:list-item>
          <text:p text:style-name="P100">—<text:span text:style-name="T3">itate</text:span> -itas | oscurità | -ité | -ity | -ität. = tenebras. </text:p>
        </text:list-item>
        <text:list-item>
          <text:p text:style-name="P100"><text:span text:style-name="T3">obseque</text:span> -or | ossequiare | | | -quieren. = honora, obœdi, servi. ⊂ ob seque. </text:p>
        </text:list-item>
        <text:list-item>
          <text:p text:style-name="P100">—<text:span text:style-name="T3">uente</text:span> -ens | ossequente | | -nt | -nt. </text:p>
        </text:list-item>
        <text:list-item>
          <text:p text:style-name="P100">—<text:span text:style-name="T3">uias</text:span> | | obsèques | -quies | -quien. = exsequias, funerale. </text:p>
        </text:list-item>
        <text:list-item>
          <text:p text:style-name="P100">—<text:span text:style-name="T3">uio</text:span> -um | ossequio | <text:span text:style-name="T5">hommage</text:span> | obsequiousness | Obsequium. = respectu, honore, veneratione. </text:p>
        </text:list-item>
        <text:list-item>
          <text:p text:style-name="P100">—<text:span text:style-name="T3">uioso</text:span> -us (Plauto) | ossequioso | obséquieux | -ous | -ös. </text:p>
        </text:list-item>
        <text:list-item>
          <text:p text:style-name="P100"><text:span text:style-name="T3">observa</text:span> -o | osservare | -ver | -ve | -vieren. = nota, considera, spece, seque, serva. </text:p>
        </text:list-item>
        <text:list-item>
          <text:p text:style-name="P100">—<text:span text:style-name="T3">bile</text:span> ĭ 100 | oss— | -ble | -ble | -bel. </text:p>
        </text:list-item>
        <text:list-item>
          <text:p text:style-name="P100">—<text:span text:style-name="T3">ntia</text:span> -ntia | oss—nza | -nce | -nce | -nz. </text:p>
        </text:list-item>
        <text:list-item>
          <text:p text:style-name="P100"><text:soft-page-break/>—<text:span text:style-name="T3">tione</text:span> 100 | oss—zione | -tion | -tion | -tion. </text:p>
        </text:list-item>
        <text:list-item>
          <text:p text:style-name="P100">—<text:span text:style-name="T3">tore</text:span> 100 | oss— | -teur | -tor | -tor. </text:p>
        </text:list-item>
        <text:list-item>
          <text:p text:style-name="P100">—<text:span text:style-name="T3">torio</text:span> | osservatorio | -toire | -tory | -torium. </text:p>
        </text:list-item>
        <text:list-item>
          <text:p text:style-name="P100"><text:span text:style-name="T3">obsessione</text:span> -sio = obsidio, ton obside. </text:p>
        </text:list-item>
        <text:list-item>
          <text:p text:style-name="P100">— | ossessione | -ion | -ion | -ion. = idea, fixo, mania. </text:p>
        </text:list-item>
        <text:list-item>
          <text:p text:style-name="P100"><text:span text:style-name="T3">obside</text:span> -ĭdeo | <text:span text:style-name="T5">as</text:span>sediare | <text:span text:style-name="T5">as</text:span>siéger | <text:span text:style-name="T5">be</text:span>siege | <text:span text:style-name="T5">belagern</text:span>. = occupa, interclude. ⊂ sede ob [contra]. </text:p>
        </text:list-item>
        <text:list-item>
          <text:p text:style-name="P100">— 600 | ossessionare | obséder | obsess | <text:span text:style-name="T5">quälen</text:span>. = præoccupa animo. </text:p>
        </text:list-item>
        <text:list-item>
          <text:p text:style-name="P100"><text:span text:style-name="T3">obsidio</text:span> -um | assedio | siége | siege | -ion. = ton obside. </text:p>
        </text:list-item>
        <text:list-item>
          <text:p text:style-name="P100"><text:span text:style-name="T3">obsta</text:span> -o | ostare. = sta ob, impedi. </text:p>
        </text:list-item>
        <text:list-item>
          <text:p text:style-name="P100">—<text:span text:style-name="T3">culo</text:span> ŭ 100 | ostacolo | -acle | -acle | -akel. </text:p>
        </text:list-item>
        <text:list-item>
          <text:p text:style-name="P100"><text:span text:style-name="T3">obstetrice</text:span> (-trix -trīcis) | ostetrice | <text:span text:style-name="T5">accoucheuse</text:span> | <text:span text:style-name="T5">midwife</text:span> | <text:span text:style-name="T5">Hebamme</text:span>. = femina que assiste puerpera. ⊂ ob sta -trice. </text:p>
        </text:list-item>
        <text:list-item>
          <text:p text:style-name="P100">—<text:span text:style-name="T3">ia</text:span> | ostetricia | -ique | -ics | -ik. = arte de obstetricio. </text:p>
        </text:list-item>
        <text:list-item>
          <text:p text:style-name="P100">—<text:span text:style-name="T3">io</text:span> 100 | ostetrico | -ique | -ic | -isch. = de obstetrice. </text:p>
        </text:list-item>
        <text:list-item>
          <text:p text:style-name="P100"><text:span text:style-name="T3">obstina</text:span> -ĭno | ostinarsi | s’obstiner | to be obstinate | -ieren. = persiste, persevera. ⊂ ob sta -n -a. </text:p>
        </text:list-item>
        <text:list-item>
          <text:p text:style-name="P100">—<text:span text:style-name="T3">to</text:span> -tus | ostinato | -iné | -inate | -inat. </text:p>
        </text:list-item>
        <text:list-item>
          <text:p text:style-name="P100">—<text:span text:style-name="T3">tione</text:span> -tio | ostinato | -iné | -inate | -inat. </text:p>
        </text:list-item>
        <text:list-item>
          <text:p text:style-name="P100"><text:span text:style-name="T3">obstructo</text:span> -us = quem obstrue, clauso. </text:p>
        </text:list-item>
        <text:list-item>
          <text:p text:style-name="P100">—<text:span text:style-name="T3">ione</text:span> -io | ostruzione | -ion | -ion | -ion. </text:p>
        </text:list-item>
        <text:list-item>
          <text:p text:style-name="P100">—<text:span text:style-name="T3">ivo</text:span> | ostruttivo | -if | -ive | -iv. </text:p>
        </text:list-item>
        <text:list-item>
          <text:p text:style-name="P100"><text:span text:style-name="T3">obstrue</text:span> -ŭo | ostruire | -uer | -uct | -uieren. = claude cum muro, cum impedimento. ⊂ ob strue. </text:p>
        </text:list-item>
        <text:list-item>
          <text:p text:style-name="P100">obtento -us | ottenuto. = quem obtine. </text:p>
        </text:list-item>
        <text:list-item>
          <text:p text:style-name="P100">obtento -us | steso. = quem obtende. </text:p>
        </text:list-item>
        <text:list-item>
          <text:p text:style-name="P100"><text:span text:style-name="T3">obtine</text:span> -ĭneo | ottenere | obtenir | to obtain | -ieren. = conseque. ⊂ ob tene. </text:p>
        </text:list-item>
        <text:list-item>
          <text:p text:style-name="P100"><text:span text:style-name="T3">obtura</text:span> -o | otturare, turare | -er | -ate, <text:span text:style-name="T5">stop up</text:span> | -ieren. = claude, obstrue. </text:p>
        </text:list-item>
        <text:list-item>
          <text:p text:style-name="P100">—<text:span text:style-name="T3">tione</text:span> 400 | otturazione | -tion | -tion | -tion. </text:p>
        </text:list-item>
        <text:list-item>
          <text:p text:style-name="P100">—<text:span text:style-name="T3">tore</text:span> | otturatore | -teur | -tor | -tor. </text:p>
        </text:list-item>
        <text:list-item>
          <text:p text:style-name="P100"><text:span text:style-name="T3">obtuso</text:span> -us | ottuso | -us | -use | -us. = anti acuto. ⊂ ob tunde. </text:p>
        </text:list-item>
        <text:list-item>
          <text:p text:style-name="P100"><text:span text:style-name="T3">obvia</text:span> 400 | ovviare | -er | -ate. ⊂ præveni, evita. ⊂ ob via. </text:p>
        </text:list-item>
        <text:list-item>
          <text:p text:style-name="P100">L. obviam = ad contra, ad verso. </text:p>
        </text:list-item>
        <text:list-item>
          <text:p text:style-name="P100"><text:span text:style-name="T3">obvio</text:span> -ius | ovvio | | obvious. = que es in via, que veni contra, palpabile, evidente. </text:p>
        </text:list-item>
        <text:list-item>
          <text:p text:style-name="P100"><text:span text:style-name="T3">occasione</text:span> -sio | -sione | -sion | -sion | -sion. = casu, opportunitate. ⊂ ob cad(e) -tione. </text:p>
        </text:list-item>
        <text:list-item>
          <text:p text:style-name="P100">—<text:span text:style-name="T3">a</text:span> | -onare | -onner | -on | -onieren. = gigne, effice, da occasione. </text:p>
        </text:list-item>
        <text:list-item>
          <text:p text:style-name="P100">—<text:span text:style-name="T3">ale</text:span> | -ale | -onnel | -al | -ell. = de occasione, fortuito. </text:p>
        </text:list-item>
        <text:list-item>
          <text:p text:style-name="P100"><text:span text:style-name="T3">occide</text:span> -cīdo | uccidere | <text:span text:style-name="T5">tuer</text:span>, occire | <text:span text:style-name="T5">kill</text:span> | <text:span text:style-name="T5">töten</text:span>. = da morte, neca. ⊃ occisione. ⊂ ob cæde. </text:p>
        </text:list-item>
        <text:list-item>
          <text:p text:style-name="P100">occide -cĭdo = cade. ⊂ ob cade. ⊃ </text:p>
        </text:list-item>
        <text:list-item>
          <text:p text:style-name="P100"><text:span text:style-name="T3">occidente</text:span> -ens | -ente | -ent | -ent | -ent. = parte de terra, ubi sol cade. </text:p>
        </text:list-item>
        <text:list-item>
          <text:p text:style-name="P100"><text:soft-page-break/>—<text:span text:style-name="T3">ale</text:span> 100 | -ale | -al | -al | -al. </text:p>
        </text:list-item>
        <text:list-item>
          <text:p text:style-name="P100"><text:span text:style-name="T3">occipite</text:span> ĭ 200 | -pite | -put | -put | -put. = parte posteriore de capite. </text:p>
        </text:list-item>
        <text:list-item>
          <text:p text:style-name="P100">—<text:span text:style-name="T3">ale</text:span> | -ale | -al | -al | -al. </text:p>
        </text:list-item>
        <text:list-item>
          <text:p text:style-name="P100"><text:span text:style-name="T3">occisione</text:span> -sio | uccisione | <text:span text:style-name="T5">meurtre</text:span>, -ion | <text:span text:style-name="T5">killing</text:span>, -ion | -ion. = ton occīde, cæde, nece. </text:p>
        </text:list-item>
        <text:list-item>
          <text:p text:style-name="P100"><text:span text:style-name="T3">occlude</text:span> -o | -ere | occlure | -e | -ieren. = claude, obstrue. </text:p>
        </text:list-item>
        <text:list-item>
          <text:p text:style-name="P100"><text:span text:style-name="T3">occluso</text:span> -us = quem occlude. </text:p>
        </text:list-item>
        <text:list-item>
          <text:p text:style-name="P100">—<text:span text:style-name="T3">ione</text:span> | -ione | -ion | -ion | -ion. </text:p>
        </text:list-item>
        <text:list-item>
          <text:p text:style-name="P100"><text:span text:style-name="T3">occule</text:span> -ŭlo = occulta. ⊂ ob cela. </text:p>
        </text:list-item>
        <text:list-item>
          <text:p text:style-name="P100"><text:span text:style-name="T3">occulta</text:span> -o | -are | -er, <text:span text:style-name="T5">cacher</text:span> | <text:span text:style-name="T5">to hide</text:span> | -ieren. = occule. </text:p>
        </text:list-item>
        <text:list-item>
          <text:p text:style-name="P100">—<text:span text:style-name="T3">tione</text:span> -tio | -zione | -tion | -tion | -tion. </text:p>
        </text:list-item>
        <text:list-item>
          <text:p text:style-name="P100"><text:span text:style-name="T3">occulto</text:span> -us | -ulto | -ulte | -ult | <text:span text:style-name="T5">verborgen</text:span>. ⊂ ob celato. </text:p>
        </text:list-item>
        <text:list-item>
          <text:p text:style-name="P100"><text:span text:style-name="T3">occupa</text:span> -ŭpo | -are | -er | -ate | -ieren. = tene, fac suo, usurpa. ⊂ ob cape. </text:p>
        </text:list-item>
        <text:list-item>
          <text:p text:style-name="P100">—<text:span text:style-name="T3">tione</text:span> -tio | -zione | -tion | -tion | -tion. </text:p>
        </text:list-item>
        <text:list-item>
          <text:p text:style-name="P100"><text:span text:style-name="T3">occurre</text:span> -o | occorrere | <text:span text:style-name="T5">venir au devant</text:span> | occur | -ieren. = curre ob [contra], accurre, se præsenta, veni ante. </text:p>
        </text:list-item>
        <text:list-item>
          <text:p text:style-name="P100">— M | occorrere. = es necessario. </text:p>
        </text:list-item>
        <text:list-item>
          <text:p text:style-name="P100">—<text:span text:style-name="T3">ente</text:span> | | -ent | -ent | -ent. ⊃ I. occorrente = necessario. </text:p>
        </text:list-item>
        <text:list-item>
          <text:p text:style-name="P100">—<text:span text:style-name="T3">entia</text:span> | occorrenza | -ence | -ence | -enz. = circumstantia, occasione. </text:p>
        </text:list-item>
        <text:list-item>
          <text:p text:style-name="P100"><text:span text:style-name="T3">occursu</text:span> -us | <text:span text:style-name="T5">incontro</text:span> | <text:span text:style-name="T5">rencontre</text:span> | <text:span text:style-name="T5">meeting</text:span> | <text:span text:style-name="T5">Begegnung</text:span>. = ton occurre. </text:p>
        </text:list-item>
        <text:list-item>
          <text:p text:style-name="P100"><text:span text:style-name="T3">oceano</text:span> -ănus | -eano | -éan | -ean | -ean. = magno mari. ⊂ G. ōceanós. </text:p>
        </text:list-item>
        <text:list-item>
          <text:p text:style-name="P100">—<text:span text:style-name="T3">ico</text:span> -ĭcus | -ico | -ique | -ic | -isch. </text:p>
        </text:list-item>
        <text:list-item>
          <text:p text:style-name="P100"><text:span text:style-name="T3">ochra</text:span> 100 | ocra | ocre | ochre | Oker. = argilla colorante. ⊂ G. <text:span text:style-name="T3">ō</text:span>chra. </text:p>
        </text:list-item>
        <text:list-item>
          <text:p text:style-name="P100"><text:span text:style-name="T3">octaedro</text:span> | ottaedro | octaèdre | octahedron | Oktaeder. = solido cum 8 facie. ⊂ G. octáedron ⊂ octo hedra. </text:p>
        </text:list-item>
        <text:list-item>
          <text:p text:style-name="P100"><text:span text:style-name="T3">octante</text:span> 100 = parte octo. </text:p>
        </text:list-item>
        <text:list-item>
          <text:p text:style-name="P100">— | ottante | -ant | -ant | -ant. = octavo de circulo graduato, uso pro meti altitudine de astro. </text:p>
        </text:list-item>
        <text:list-item>
          <text:p text:style-name="P100"><text:span text:style-name="T3">octavo</text:span> -us | ottavo | huitième, in-octavo | eighth, -ave, -avo | achte, -av. = numero octo. </text:p>
        </text:list-item>
        <text:list-item>
          <text:p text:style-name="P100"><text:span text:style-name="T3">OCTO</text:span> -o | otto, H. ocho, P. oito | huit | eight | acht. ⊃ octobre, octavo, octante, octuplo. ⊂ E. octo ⊃ A. eight, D. acht, G. oct <text:span text:style-name="T3">ō</text:span>, S. as’ta. </text:p>
        </text:list-item>
        <text:list-item>
          <text:p text:style-name="P100">G. octo oct <text:span text:style-name="T3">ō</text:span> = || L. octo. ⊃ octaedro. </text:p>
        </text:list-item>
        <text:list-item>
          <text:p text:style-name="P100"><text:span text:style-name="T3">octobre</text:span> -ber | ottobre | -obre | -ober | -ober. = mense numero 10, octavo in calendario de Romulo. </text:p>
        </text:list-item>
        <text:list-item>
          <text:p text:style-name="P100"><text:span text:style-name="T3">octogono</text:span> 100 | ottagono | -gone | octagon | -gon. = figura cum octo angulo [gōnia]. </text:p>
        </text:list-item>
        <text:list-item>
          <text:p text:style-name="P100"><text:span text:style-name="T3">octonario</text:span> -us | ottonario | | -arian. = (versu) de octo (syllaba). </text:p>
        </text:list-item>
        <text:list-item>
          <text:p text:style-name="P100"><text:span text:style-name="T3">octuplo</text:span> -ŭplus | ottuplo | -e | -e | -um. = multiplicato octo. ⊂ octo pl(e) -o || G. octaploûs. </text:p>
        </text:list-item>
        <text:list-item>
          <text:p text:style-name="P100"><text:soft-page-break/><text:span text:style-name="T3">oculo</text:span> -ŭlus | occhio, H. ojo, P. olho | œil | eye | Auge. ⊃ —are, —ato, —ista, inocula. ⊂ E. oqu ⊃ A. D., R. oko, G. op, S. aks’a. </text:p>
        </text:list-item>
        <text:list-item>
          <text:p text:style-name="P100">—<text:span text:style-name="T3">are</text:span> 400 | -are | -aire | -ar | -ar. </text:p>
        </text:list-item>
        <text:list-item>
          <text:p text:style-name="P100">—<text:span text:style-name="T3">ista</text:span> | -ista | -iste | -ist | -ist. = medico de oculos. </text:p>
        </text:list-item>
        <text:list-item>
          <text:p text:style-name="P100"><text:span text:style-name="T3">ode</text:span> -es | ode | ode | ode | Ode. ⊃ melodia, palinodia, parodia, prosodia, comœdia, tragœdia. ⊂ G. ōd <text:span text:style-name="T3">ē</text:span> ⊂ aeíde [canta]. </text:p>
        </text:list-item>
        <text:list-item>
          <text:p text:style-name="P100"><text:span text:style-name="T3">ode,</text:span> <text:span text:style-name="T5">thema de perfecto</text:span> odi | odiare | <text:span text:style-name="T5">haïr</text:span> | <text:span text:style-name="T5">hate</text:span> | <text:span text:style-name="T5">hassen</text:span>. = habe odio, abhorre, exsecra. </text:p>
        </text:list-item>
        <text:list-item>
          <text:p text:style-name="P100"><text:span text:style-name="T3">odio</text:span> -um | I. H. P. odio | <text:span text:style-name="T5">haine</text:span> | <text:span text:style-name="T5">hatred</text:span>, odium | Odium. = to ode, invidia, ira vetere. </text:p>
        </text:list-item>
        <text:list-item>
          <text:p text:style-name="P100">—<text:span text:style-name="T3">ioso</text:span> -us | -ioso | -ieux | -ious | -iös. </text:p>
        </text:list-item>
        <text:list-item>
          <text:p text:style-name="P100">——<text:span text:style-name="T3">itate</text:span> | -ità | -ité | odiousness | -ität. </text:p>
        </text:list-item>
        <text:list-item>
          <text:p text:style-name="P100"><text:span text:style-name="T3">odont-,</text:span> G. odoús = || dente. </text:p>
        </text:list-item>
        <text:list-item>
          <text:p text:style-name="P100">—<text:span text:style-name="T3">algia</text:span> | -ia | -ie | -ia, -y | -ie. ⊂ G. -ía. = dolore ad dentes. </text:p>
        </text:list-item>
        <text:list-item>
          <text:p text:style-name="P100">—<text:span text:style-name="T3">algico</text:span> -ĭcus | -ico | -ique | -ic. </text:p>
        </text:list-item>
        <text:list-item>
          <text:p text:style-name="P100"><text:span text:style-name="T3">odora</text:span> -o | -are | -er. = da [sparge, exhala] odore. </text:p>
        </text:list-item>
        <text:list-item>
          <text:p text:style-name="P100">— -or | -are | -er. = senti [percipe] odore. </text:p>
        </text:list-item>
        <text:list-item>
          <text:p text:style-name="P100">—<text:span text:style-name="T3">atu</text:span> -ātus | -ato | -at. = sensu de odore, olfactu. </text:p>
        </text:list-item>
        <text:list-item>
          <text:p text:style-name="P100"><text:span text:style-name="T3">odore</text:span> odor | odore, H. olor, P. odor | odeur | odor | <text:span text:style-name="T5">Geruch</text:span>, Odores. ⊂ E. ⊃ L. ole, G. oze. </text:p>
        </text:list-item>
        <text:list-item>
          <text:p text:style-name="P100">—<text:span text:style-name="T3">ifero</text:span> -fĕr | -ifero, -oso | -iférant, -ant | -iferous, -ous. </text:p>
        </text:list-item>
        <text:list-item>
          <text:p text:style-name="P100"><text:span text:style-name="T3">odoro</text:span> -us = odorifero. ⊃ inodoro. </text:p>
        </text:list-item>
        <text:list-item>
          <text:p text:style-name="P100">G. odyne odúnē = dolore. ⊃ anodyno. </text:p>
        </text:list-item>
        <text:list-item>
          <text:p text:style-name="P100">G. œco oîcos = domo. ⊃ œconomo, diœcesi, parœcia. || L. vico. </text:p>
        </text:list-item>
        <text:list-item>
          <text:p text:style-name="P100"><text:span text:style-name="T3">œconomo</text:span> ŏ 600 | economo | économe | economist | Œconom. = qui dirige domo, administratore. ⊂ G. -ómos. ⊂ œco nomo. </text:p>
        </text:list-item>
        <text:list-item>
          <text:p text:style-name="P100">—<text:span text:style-name="T3">ia</text:span> | e—mia | é—mie | e—my | -mie. ⊂ G. -ía. = administratione. </text:p>
        </text:list-item>
        <text:list-item>
          <text:p text:style-name="P100">—<text:span text:style-name="T3">ia</text:span> | e—mia | é—mie | e—my | -mie. = parsimonia, frugalitate. </text:p>
        </text:list-item>
        <text:list-item>
          <text:p text:style-name="P100">—<text:span text:style-name="T3">ia</text:span> 100 (Quintiliano) = divisione harmonico de oratione. </text:p>
        </text:list-item>
        <text:list-item>
          <text:p text:style-name="P100">—<text:span text:style-name="T3">ico</text:span> -ĭcus | e—ico | é—ique | e—ic | -isch. ⊂ G. oiconomicós. </text:p>
        </text:list-item>
        <text:list-item>
          <text:p text:style-name="P100">—<text:span text:style-name="T3">ista</text:span> | e—ista | é—iste | e—ist. </text:p>
        </text:list-item>
        <text:list-item>
          <text:p text:style-name="P100">—<text:span text:style-name="T3">iza</text:span> | e—izzare | é—iser | e—ize | -isieren. = parce. </text:p>
        </text:list-item>
        <text:list-item>
          <text:p text:style-name="P100"><text:span text:style-name="T3">œdema</text:span>(te) | edema | -ème | -ema | -ema. = tumore. ⊂ G. oídēma. ⊃ oidéō = tume. </text:p>
        </text:list-item>
        <text:list-item>
          <text:p text:style-name="P100">—<text:span text:style-name="T3">toso</text:span> | e—toso | œdémateux | -tous, -tose | -tisch. </text:p>
        </text:list-item>
        <text:list-item>
          <text:p text:style-name="P100">G. œno oînos = || vino. </text:p>
        </text:list-item>
        <text:list-item>
          <text:p text:style-name="P100"><text:span text:style-name="T3">œnologia</text:span> | e—gia | -gie | | -gie. = arte de vino [œno]. </text:p>
        </text:list-item>
        <text:list-item>
          <text:p text:style-name="P100">G. œso oísō = fer. </text:p>
        </text:list-item>
        <text:list-item>
          <text:p text:style-name="P100"><text:span text:style-name="T3">œsophago</text:span> ă | esofago | -phage | -phagus | -phag. = canale ab ore ad stomacho, que fer cibo. ⊂ G. oisphágos. </text:p>
        </text:list-item>
        <text:list-item>
          <text:p text:style-name="P100"><text:span text:style-name="T3">offende</text:span> -o | -endere | -enser | -end | -endieren. = urge, percute, læde. ⊃ offenso. ⊂ ob fende. </text:p>
        </text:list-item>
        <text:list-item>
          <text:p text:style-name="P100"><text:span text:style-name="T3">offensa</text:span> -a | -esa | -ense | -ence | -ension. = ton offende. </text:p>
        </text:list-item>
        <text:list-item>
          <text:p text:style-name="P100">—<text:span text:style-name="T3">ivo</text:span> | -ivo | -if | -ive | -iv. </text:p>
        </text:list-item>
        <text:list-item>
          <text:p text:style-name="P100"><text:span text:style-name="T3">offenso</text:span> -us | offeso. = quem offende. </text:p>
        </text:list-item>
        <text:list-item>
          <text:p text:style-name="P100"><text:span text:style-name="T3">offer</text:span> -fero | offrire | offrir | to offer | offerieren. = dona, porrige. ⊂ ob fer. </text:p>
        </text:list-item>
        <text:list-item>
          <text:p text:style-name="P100"><text:soft-page-break/><text:span text:style-name="T3">officiale</text:span> 300 | ufficiale | -el | -al | -al, -ell. = de officio. </text:p>
        </text:list-item>
        <text:list-item>
          <text:p text:style-name="P100"><text:span text:style-name="T3">officiale</text:span> 200 | ufficiale | -cier | -cer | -zier. = functionario de officio. </text:p>
        </text:list-item>
        <text:list-item>
          <text:p text:style-name="P100"><text:span text:style-name="T3">officina</text:span> -īna | officina | <text:span text:style-name="T5">atelier</text:span>, usine, officine | | Offizin. = laboratorio. ⊂ op(ere) fac -ina. </text:p>
        </text:list-item>
        <text:list-item>
          <text:p text:style-name="P100">—<text:span text:style-name="T3">ale</text:span> | -ale | -al | -al | -al. = (pharmaco) de officina. </text:p>
        </text:list-item>
        <text:list-item>
          <text:p text:style-name="P100"><text:span text:style-name="T3">officio</text:span> -um | ufficio, officio | -ce | -ce | <text:span text:style-name="T5">Amt</text:span>, Offiz. = debito, obligatione, servitio, functione. ⊂ op(e) fac -io. ⊃ officiale. </text:p>
        </text:list-item>
        <text:list-item>
          <text:p text:style-name="P100">—<text:span text:style-name="T3">ioso</text:span> -us | -oso | -eux | -ous | -ös. = affabile, benigno, qui fac officio. </text:p>
        </text:list-item>
        <text:list-item>
          <text:p text:style-name="P100"><text:span text:style-name="T3">offusca</text:span> 600 | -care | -quer | -cate | <text:span text:style-name="T5">verdunkeln</text:span>. = redde fusco. </text:p>
        </text:list-item>
        <text:list-item>
          <text:p text:style-name="P100"><text:span text:style-name="T3">oidio</text:span> N | oidio | oïdium | oisium. = Bot. « oidium Tuckeri », fungo parasito de vite. ⊂ G. oid = tume (v. œdema), aut ⊂ G. oo [ovo]. </text:p>
        </text:list-item>
        <text:list-item>
          <text:p text:style-name="P100"><text:span text:style-name="T3">ole</text:span> -eo | olezza. = da odore. ⊃ ol(factu). </text:p>
        </text:list-item>
        <text:list-item>
          <text:p text:style-name="P100"><text:span text:style-name="T3">olea</text:span> -ea | -iva, -ivo | -ive | -ive | -ive. = Bot. « olea europæa ». ⊂ G. elaía. ⊃ oleo. </text:p>
        </text:list-item>
        <text:list-item>
          <text:p text:style-name="P100"><text:span text:style-name="T3">oleandro</text:span> | -andro, leandro | oléandre | -ander | -ander. = Bot. « nerium oleander ». </text:p>
        </text:list-item>
        <text:list-item>
          <text:p text:style-name="P100"><text:span text:style-name="T3">oleo</text:span> -ĕum | olio | huile | oil | Oel. ⊃ petroleo, oliva. ⊂ G. élaion. </text:p>
        </text:list-item>
        <text:list-item>
          <text:p text:style-name="P100">—<text:span text:style-name="T3">eifero</text:span> -ĕrus | -fero | oléifère | -ferous. </text:p>
        </text:list-item>
        <text:list-item>
          <text:p text:style-name="P100">—<text:span text:style-name="T3">eoso</text:span> 100 | -eoso | huileux | oily, -eose. </text:p>
        </text:list-item>
        <text:list-item>
          <text:p text:style-name="P100"><text:span text:style-name="T3">olfactu</text:span> 100 | -atto | -action | -action | -us. = odoratu. ⊂ ol(e) fac -tu. </text:p>
        </text:list-item>
        <text:list-item>
          <text:p text:style-name="P100"><text:span text:style-name="T3">oligarchia</text:span> | -ia | -ie | -y | -ie. = imperio de paucos. ⊂ G. -ía. ⊂ olig(o) arch(e) -ia. </text:p>
        </text:list-item>
        <text:list-item>
          <text:p text:style-name="P100">G. oligo olígos = pauco. ⊃ oligarchia </text:p>
        </text:list-item>
        <text:list-item>
          <text:p text:style-name="P100"><text:span text:style-name="T3">olim</text:span> olim = jam, uno vice. </text:p>
        </text:list-item>
        <text:list-item>
          <text:p text:style-name="P100"><text:span text:style-name="T3">oliva</text:span> -a = olea. </text:p>
        </text:list-item>
        <text:list-item>
          <text:p text:style-name="P100"><text:span text:style-name="T3">olla</text:span> -a | <text:span text:style-name="T5">pentola</text:span>, olla | <text:span text:style-name="T5">pot</text:span>, <text:span text:style-name="T5">marmite</text:span>, oule | <text:span text:style-name="T5">pot</text:span>, olla, olio | <text:span text:style-name="T5">Topf</text:span>. </text:p>
        </text:list-item>
        <text:list-item>
          <text:p text:style-name="P100"><text:span text:style-name="T3">olympiade</text:span> -pias -ăd- | olimpiade | -ade | -ad | -ade. = spatio de 4 anno ab anno 776 ante Christo; festo apud urbe Olympia. ⊂ G. olympiás. </text:p>
        </text:list-item>
        <text:list-item>
          <text:p text:style-name="P100">omĭne omen = augurio, auspicio. ⊃ abomina. </text:p>
        </text:list-item>
        <text:list-item>
          <text:p text:style-name="P100"><text:span text:style-name="T3">omisso</text:span> -us | omesso | omis. = quem omitte. </text:p>
        </text:list-item>
        <text:list-item>
          <text:p text:style-name="P100">—<text:span text:style-name="T3">ione</text:span> 600 | -ione | -ion | -ion | -ion. </text:p>
        </text:list-item>
        <text:list-item>
          <text:p text:style-name="P100"><text:span text:style-name="T3">omitte</text:span> -o | omettere | omettre | to omit | -ieren. = demitte, relinque, præteri. </text:p>
        </text:list-item>
        <text:list-item>
          <text:p text:style-name="P100"><text:span text:style-name="T3">omni</text:span> -is | ogni, <text:span text:style-name="T5">tutti</text:span> | <text:span text:style-name="T5">chaque</text:span>, <text:span text:style-name="T5">tous</text:span> | <text:span text:style-name="T5">all</text:span>, <text:span text:style-name="T5">every</text:span> | <text:span text:style-name="T5">jeder</text:span>. </text:p>
        </text:list-item>
        <text:list-item>
          <text:p text:style-name="P100">—<text:span text:style-name="T3">bus</text:span> N | -bus | -bus | -bus | -bus. = (vehiculo) que servi « ad omni ». ⊂ <text:span text:style-name="T5">dativo plurale de</text:span> omni. </text:p>
        </text:list-item>
        <text:list-item>
          <text:p text:style-name="P100">—<text:span text:style-name="T3">potente</text:span> -ens | omnipotente | -ent | -ent | -ent. </text:p>
        </text:list-item>
        <text:list-item>
          <text:p text:style-name="P100">——<text:span text:style-name="T3">ia</text:span> 500 | omnipotenza | -ence | -ence | -enz. </text:p>
        </text:list-item>
        <text:list-item>
          <text:p text:style-name="P100">—<text:span text:style-name="T3">scientia</text:span> | onniscienza | -ence | -ence | -enz. </text:p>
        </text:list-item>
        <text:list-item>
          <text:p text:style-name="P100">—<text:span text:style-name="T3">voro</text:span> ŏ 100 | onnivoro | -re | -rous | -risch. </text:p>
        </text:list-item>
        <text:list-item>
          <text:p text:style-name="P100"><text:span text:style-name="T3">omoplata</text:span> 100 | -ata | -ate | -ate | -ate. = scapula. ⊂ G. ōmoplátē ⊂ omo [ <text:span text:style-name="T3">ō</text:span>mos, humero] plata [plátē = lamina]. </text:p>
        </text:list-item>
        <text:list-item>
          <text:p text:style-name="P100"><text:span text:style-name="T3">onera</text:span> -ĕro | -are | <text:span text:style-name="T5">charger</text:span> | -ate | -ieren. = da onere. ⊃ exonera. </text:p>
        </text:list-item>
        <text:list-item>
          <text:p text:style-name="P100">—<text:span text:style-name="T3">atione</text:span> | | | -ation | -ation. </text:p>
        </text:list-item>
        <text:list-item>
          <text:p text:style-name="P100">—<text:span text:style-name="T3">ario</text:span> -us | -ario | onéraire | -ary. </text:p>
        </text:list-item>
        <text:list-item>
          <text:p text:style-name="P100"><text:span text:style-name="T3">onere</text:span> onus onĕr- | onere | <text:span text:style-name="T5">charge</text:span>, <text:span text:style-name="T5">poids</text:span> | <text:span text:style-name="T5">load</text:span>, <text:span text:style-name="T5">weight</text:span>, <text:span text:style-name="T5">burden</text:span>, <text:soft-page-break/>onus | <text:span text:style-name="T5">Last</text:span>. = pondere. ⊃ onera. </text:p>
        </text:list-item>
        <text:list-item>
          <text:p text:style-name="P100">—<text:span text:style-name="T3">oso</text:span> -us | -oso | onéreux | -ous | -ös. </text:p>
        </text:list-item>
        <text:list-item>
          <text:p text:style-name="P100">G. onoma(te), ónōma = || nomine. ⊃ anonymo, homonymo, metonymia, pseudonymo, synonymo. </text:p>
        </text:list-item>
        <text:list-item>
          <text:p text:style-name="P100"><text:span text:style-name="T3">onomatopœia</text:span> | -pea | -pee | -pœia | -pöie. = formatione de nomine ex voce naturale; p. ex. «cucu(lo), murmura». ⊂ G. -oiía. ⊂ onomat(e) -o pœ -ia. </text:p>
        </text:list-item>
        <text:list-item>
          <text:p text:style-name="P100">G. ont <text:span text:style-name="T3">ō</text:span>n = que es, exsistente, vero, reale. || L. ente. </text:p>
        </text:list-item>
        <text:list-item>
          <text:p text:style-name="P100"><text:span text:style-name="T3">ontologia</text:span> | -ia | -ie | -y | -ie. = scientia de entes, metaphysica. ⊂ ont -o- log(o) -ia. </text:p>
        </text:list-item>
        <text:list-item>
          <text:p text:style-name="P100">—<text:span text:style-name="T3">ico</text:span> -ĭcus | -ico | -ique | -ic | -isch. </text:p>
        </text:list-item>
        <text:list-item>
          <text:p text:style-name="P100"><text:span text:style-name="T3">onyche</text:span> onux onŭch- (Plinio 100) | onice | onyx | onyx | Onyx. = gemma cum colore de ungue de homine. ⊂ G. ónux = ungue, onyche. </text:p>
        </text:list-item>
        <text:list-item>
          <text:p text:style-name="P100">G. oo ōón = || ovo. </text:p>
        </text:list-item>
        <text:list-item>
          <text:p text:style-name="P100"><text:span text:style-name="T3">oolitho</text:span> | -ite | -ithe | -ite | -ith. = lapide [litho] calcare in forma de ovo [oo]. </text:p>
        </text:list-item>
        <text:list-item>
          <text:p text:style-name="P100">G. op = vide. ⊃ opsi, optico, optrica, dioptra, ophthalmo, hydropico. ⊂ E. oq ⊃ L. oculo. </text:p>
        </text:list-item>
        <text:list-item>
          <text:p text:style-name="P100"><text:span text:style-name="T3">opaco</text:span> -ācus | opaco | opaque | opaque | opak. = ne transparente, obscuro. </text:p>
        </text:list-item>
        <text:list-item>
          <text:p text:style-name="P100">—<text:span text:style-name="T3">itate</text:span> 100 | -ità | -ité | -ity | -ität. </text:p>
        </text:list-item>
        <text:list-item>
          <text:p text:style-name="P100"><text:span text:style-name="T3">opalo</text:span> -ălus (Plinio) | -ale | -ale | -al | -al. = gemma de colore flavo transparente, ex silice hydrato. ⊂ G. opállios, S. upala. </text:p>
        </text:list-item>
        <text:list-item>
          <text:p text:style-name="P100">—<text:span text:style-name="T3">ino</text:span> | -ino | -in, -escent | -ine. </text:p>
        </text:list-item>
        <text:list-item>
          <text:p text:style-name="P100"><text:span text:style-name="T3">ope</text:span> ops = facultate, auxilio, divitia. ⊃ opulento, officio, copia. </text:p>
        </text:list-item>
        <text:list-item>
          <text:p text:style-name="P100"><text:span text:style-name="T3">opera</text:span> -ĕra | opera | ouvrage, <text:span text:style-name="T5">travail</text:span>, œuvre | <text:span text:style-name="T5">work</text:span> | <text:span text:style-name="T5">Werk</text:span>. = labore. ⊂ opere. </text:p>
        </text:list-item>
        <text:list-item>
          <text:p text:style-name="P100">— | opera | opéra | opera | Oper. = componimento musicale. </text:p>
        </text:list-item>
        <text:list-item>
          <text:p text:style-name="P100"><text:span text:style-name="T3">opera</text:span> -ĕror | -are | opérer | -ate | -ieren. = fac opere. ⊃ coopera. </text:p>
        </text:list-item>
        <text:list-item>
          <text:p text:style-name="P100">—<text:span text:style-name="T3">tione</text:span> 100 | -zione | -tion | -tion | -tion. </text:p>
        </text:list-item>
        <text:list-item>
          <text:p text:style-name="P100">—<text:span text:style-name="T3">tore</text:span> 400 | -tore | -teur | -tor | -teur. </text:p>
        </text:list-item>
        <text:list-item>
          <text:p text:style-name="P100">—<text:span text:style-name="T3">ario</text:span> -ius | -aio | ouvrier | | -arius. </text:p>
        </text:list-item>
        <text:list-item>
          <text:p text:style-name="P100"><text:span text:style-name="T3">operculo</text:span> -ŭlum | -lo, coperchio | -le, couvercle | -lum, cover | -lum, <text:span text:style-name="T5">Deckel</text:span>. = quod operi, (co)operculo. </text:p>
        </text:list-item>
        <text:list-item>
          <text:p text:style-name="P100">—<text:span text:style-name="T3">ato</text:span> 100 | -olato | -ulé | -ulate. </text:p>
        </text:list-item>
        <text:list-item>
          <text:p text:style-name="P100"><text:span text:style-name="T3">opere</text:span> opus = opera. ⊃ operoso, opusculo. </text:p>
        </text:list-item>
        <text:list-item>
          <text:p text:style-name="P100"><text:span text:style-name="T3">operi</text:span> -ĕrio | coprire | couvrir | cover | <text:span text:style-name="T5">zudecken</text:span>. = (co)operi, anti aperi, tege. ⊃ operculo. ⊂ ob veru. </text:p>
        </text:list-item>
        <text:list-item>
          <text:p text:style-name="P100"><text:span text:style-name="T3">operoso</text:span> | -us | -oso | | -ose. = que opera, laborioso. </text:p>
        </text:list-item>
        <text:list-item>
          <text:p text:style-name="P100">—<text:span text:style-name="T3">itate</text:span> 100 | -ità | | -ity | -ität. </text:p>
        </text:list-item>
        <text:list-item>
          <text:p text:style-name="P100"><text:span text:style-name="T3">ophidio</text:span> 100 | ofidio | -idien | -idian | -idia. ⊂ G. ophídion óphis [serpente]. </text:p>
        </text:list-item>
        <text:list-item>
          <text:p text:style-name="P100"><text:span text:style-name="T3">ophthalmo,</text:span> G. ophthalmós = || oculo. </text:p>
        </text:list-item>
        <text:list-item>
          <text:p text:style-name="P100">—<text:span text:style-name="T3">ia</text:span> | oftalmia | ophtalmie | -y | -ie. = morbo ad oculos. ⊂ G. -ía. </text:p>
        </text:list-item>
        <text:list-item>
          <text:p text:style-name="P100">—<text:span text:style-name="T3">ico</text:span> ĭ 100 | oftalmico | ophtalmique | -ic | -isch. </text:p>
        </text:list-item>
        <text:list-item>
          <text:p text:style-name="P100"><text:span text:style-name="T3">opina</text:span> -īnor | -are | <text:span text:style-name="T5">être d’avis</text:span> | to opine | <text:span text:style-name="T5">meinen</text:span>, -ieren. = judica, <text:soft-page-break/>puta, crede, habe opinione. ⊃ F. opiner = exprime suo opinione. </text:p>
        </text:list-item>
        <text:list-item>
          <text:p text:style-name="P100">—<text:span text:style-name="T3">ione</text:span> -io | -ione | -ion | -ion | -ion. </text:p>
        </text:list-item>
        <text:list-item>
          <text:p text:style-name="P100"><text:span text:style-name="T3">opio</text:span> -ium (Plinio) | oppio, H. opio | -ium | -ium | -ium. = suco [opo] de papavere. ⊂ G. ópion (Hippocrate, anno -460). </text:p>
        </text:list-item>
        <text:list-item>
          <text:p text:style-name="P100">G. opo ópos = suco. </text:p>
        </text:list-item>
        <text:list-item>
          <text:p text:style-name="P100"><text:span text:style-name="T3">opopanace</text:span> -ax (Celsio) | opoponaco | -ax | -ax. = Bot. « pastinaca opopanax », uso ut pharmaco, et odore. ⊂ G. -ánax. ⊂ opo [suco] panace [v. panacea]. </text:p>
        </text:list-item>
        <text:list-item>
          <text:p text:style-name="P100"><text:span text:style-name="T3">oporte</text:span> -et = es necesse. </text:p>
        </text:list-item>
        <text:list-item>
          <text:p text:style-name="P100"><text:span text:style-name="T3">oppone</text:span> -o | -orre | -oser | -ose, -one | -onieren. = ob [contra] pone, objecta. ⊃ opposito. </text:p>
        </text:list-item>
        <text:list-item>
          <text:p text:style-name="P100"><text:span text:style-name="T3">opportuno</text:span> -us | -uno | -un | -une | -un. = commodo, conveniente, in tempore, propitio, favente. ⊂ ob portu = que duc ad portu. </text:p>
        </text:list-item>
        <text:list-item>
          <text:p text:style-name="P100">—<text:span text:style-name="T3">itate</text:span> -itas | -ità | -ité | -ity | -ität. </text:p>
        </text:list-item>
        <text:list-item>
          <text:p text:style-name="P100"><text:span text:style-name="T3">opposito</text:span> -ĭtus | -sto, -sito | -sé, -site | -site | -situm. = quem oppone. ⊂ ob posito. </text:p>
        </text:list-item>
        <text:list-item>
          <text:p text:style-name="P100">—<text:span text:style-name="T3">ione</text:span> -io | -izione | -ion | -ion | -ion. = contrarietate, impedimento. </text:p>
        </text:list-item>
        <text:list-item>
          <text:p text:style-name="P100"><text:span text:style-name="T3">oppresso</text:span> -us | oppresso = quem opprime. </text:p>
        </text:list-item>
        <text:list-item>
          <text:p text:style-name="P100">—<text:span text:style-name="T3">ione</text:span> -io | -ione | -ion | -ion | -ion. </text:p>
        </text:list-item>
        <text:list-item>
          <text:p text:style-name="P100">—<text:span text:style-name="T3">ivo</text:span> | -ivo | -if | -ive | -iv. </text:p>
        </text:list-item>
        <text:list-item>
          <text:p text:style-name="P100">—<text:span text:style-name="T3">ore</text:span> -or | -ore | -eur | -or. </text:p>
        </text:list-item>
        <text:list-item>
          <text:p text:style-name="P100"><text:span text:style-name="T3">opprime</text:span> -ĭmo | -ere | -er, oppresser | to oppress | -ieren. = vexa, onera. ⊃ oppresso. ⊂ ob preme. </text:p>
        </text:list-item>
        <text:list-item>
          <text:p text:style-name="P100"><text:span text:style-name="T3">opprobio</text:span> -um | -io, obbrobio | -e | -ium | -ium. = infamia, vituperio. ⊂ ob probo. </text:p>
        </text:list-item>
        <text:list-item>
          <text:p text:style-name="P100"><text:span text:style-name="T3">oppugna</text:span> -o | -are | | oppugn | -ieren. = ob [contra] pugna, contrasta, oppone. </text:p>
        </text:list-item>
        <text:list-item>
          <text:p text:style-name="P100">—<text:span text:style-name="T3">tione</text:span> -tio | -zione | | -tion | -tion. </text:p>
        </text:list-item>
        <text:list-item>
          <text:p text:style-name="P100">opsi ópsis = visione. ⊃ autopsia, synopsi. ⊂ op -si. </text:p>
        </text:list-item>
        <text:list-item>
          <text:p text:style-name="P100"><text:span text:style-name="T3">opta</text:span> -o | -are | -er | -ate, <text:span text:style-name="T5">choose</text:span> | -ieren. = desidera, cupe, præfer, elige. ⊃ optione, adopta. || opina, optimo. </text:p>
        </text:list-item>
        <text:list-item>
          <text:p text:style-name="P100">—<text:span text:style-name="T3">tione</text:span> -tio | -zione | -tion | -tion | -tion. </text:p>
        </text:list-item>
        <text:list-item>
          <text:p text:style-name="P100">—<text:span text:style-name="T3">tivo</text:span> 600 | ottativo | -if | -ive | -iv. = modo grammaticale de verbo, que indica desiderio. </text:p>
        </text:list-item>
        <text:list-item>
          <text:p text:style-name="P100"><text:span text:style-name="T3">optica</text:span> ĭ 100 | ottica, H. P. -ica | l’optique | -ics | -ik. = theoria de luce. ⊂ G. optic <text:span text:style-name="T3">ē</text:span>. ⊂ op. </text:p>
        </text:list-item>
        <text:list-item>
          <text:p text:style-name="P100">—<text:span text:style-name="T3">o</text:span> -ĭcus | ottico | -ique, -icien | -ic, -ician | -isch, -iker. ⊂ G. -icós. </text:p>
        </text:list-item>
        <text:list-item>
          <text:p text:style-name="P100"><text:span text:style-name="T3">optimo</text:span> -ĭmus | ottimo, H. P. optimo | <text:span text:style-name="T5">le meilleur</text:span> | <text:span text:style-name="T5">best</text:span> | <text:span text:style-name="T5">bester</text:span>. = excellente, bono supra omni, ultra bono. ⊂ op(e) -timo. </text:p>
        </text:list-item>
        <text:list-item>
          <text:p text:style-name="P100">—<text:span text:style-name="T3">ismo</text:span> | ott— | -isme | -ism | -ismus. </text:p>
        </text:list-item>
        <text:list-item>
          <text:p text:style-name="P100">—<text:span text:style-name="T3">ista</text:span> | ottimista | -iste | -ist | -ist. </text:p>
        </text:list-item>
        <text:list-item>
          <text:p text:style-name="P100"><text:span text:style-name="T3">optione</text:span> -tio | opzione | -tion | -tion | -tion. = ton opta. </text:p>
        </text:list-item>
        <text:list-item>
          <text:p text:style-name="P100">optrica = de instrumento pro vide. ⊃ catoptrica, dioptrica. ⊂ G. op [vide] -tr(a) [instrumento] -ica. </text:p>
        </text:list-item>
        <text:list-item>
          <text:p text:style-name="P100"><text:span text:style-name="T3">opulento</text:span> -us | -ento | -ent | -ent | -ent. = divite, cum ope. ⊂ op(e) -ulento. </text:p>
        </text:list-item>
        <text:list-item>
          <text:p text:style-name="P100">—<text:span text:style-name="T3">ia</text:span> -a | -enza, <text:span text:style-name="T5">ricchezza</text:span> | -ence, <text:span text:style-name="T5">richesse</text:span> | -ence, <text:span text:style-name="T5">wealth</text:span>, <text:span text:style-name="T5">riches</text:span> | -<text:soft-page-break/>enz. = ope, divitia. </text:p>
        </text:list-item>
        <text:list-item>
          <text:p text:style-name="P100"><text:span text:style-name="T3">opus,</text:span> <text:span text:style-name="T5">thema – nominativo</text:span> = opere. </text:p>
        </text:list-item>
        <text:list-item>
          <text:p text:style-name="P100">—<text:span text:style-name="T3">culo</text:span> -cŭlum | -colo | -cule | -cle | -cle. = parvo opere. </text:p>
        </text:list-item>
        <text:list-item>
          <text:p text:style-name="P100">ora -a = orulo, margine, limbo, costa, fine. ⊂ ore? </text:p>
        </text:list-item>
        <text:list-item>
          <text:p text:style-name="P100"><text:span text:style-name="T3">ora</text:span> -o | -are, H. P. -ar. = loque, preca. ⊃ ad—, ex, per—. ⊂ or(e) -a [verbo]. </text:p>
        </text:list-item>
        <text:list-item>
          <text:p text:style-name="P100">—<text:span text:style-name="T3">culo</text:span> -ŭlum | -colo | -cle | -cle | -kel. = responso de deo, prædictione, vaticinio. </text:p>
        </text:list-item>
        <text:list-item>
          <text:p text:style-name="P100">—<text:span text:style-name="T3">le</text:span> | -ale | -al | -al | -al. = de ore. </text:p>
        </text:list-item>
        <text:list-item>
          <text:p text:style-name="P100">—<text:span text:style-name="T3">tione</text:span> -tio | -zione, <text:span text:style-name="T5">discorso</text:span> | oraison, <text:span text:style-name="T5">discours</text:span> | -tion, oraison | -tion. </text:p>
        </text:list-item>
        <text:list-item>
          <text:p text:style-name="P100">—<text:span text:style-name="T3">tore</text:span> -tor | -tore | -teur | -tor | -tor. </text:p>
        </text:list-item>
        <text:list-item>
          <text:p text:style-name="P100">——<text:span text:style-name="T3">ia</text:span> 100 | -ia | <text:span text:style-name="T5">art</text:span> oratoire | -y | -ie. = arte de oratore, eloquentia. </text:p>
        </text:list-item>
        <text:list-item>
          <text:p text:style-name="P100">——<text:span text:style-name="T3">io</text:span> -us | -orio | -oire | -orial | -orisch. = de oratore. </text:p>
        </text:list-item>
        <text:list-item>
          <text:p text:style-name="P100">——<text:span text:style-name="T3">io</text:span> | -orio | -orio | -orio | -orium. = drama musicale religioso. </text:p>
        </text:list-item>
        <text:list-item>
          <text:p text:style-name="P100"><text:span text:style-name="T3">orbe</text:span> -is | orbe | orbe | orb. = circulo, anulo, cyclo, mundo, globo, sphæra, rota. </text:p>
        </text:list-item>
        <text:list-item>
          <text:p text:style-name="P100">—<text:span text:style-name="T3">iculare</text:span> 200 | -are | -aire | -ar | -ar. = in forma de orbe, circulare. </text:p>
        </text:list-item>
        <text:list-item>
          <text:p text:style-name="P100">—<text:span text:style-name="T3">ita</text:span> -ĭta | -ita | -ite | -it | -ita. = vestigio de rota, via. ⊃ exorbita. ⊂ orbe. </text:p>
        </text:list-item>
        <text:list-item>
          <text:p text:style-name="P100">orbo -us | orbo | orbe. = privato de oculos, cæco, sine genitores. ⊂ E. orbho ⊃ G. orphano; D. Erbe = herede;? D. arm = paupere. </text:p>
        </text:list-item>
        <text:list-item>
          <text:p text:style-name="P100"><text:span text:style-name="T3">orchestra</text:span> 200 | -stra | -stre | -stra | -ster. = parte de theatro inter scena et publico. ⊂ G. orc <text:span text:style-name="T3">ē</text:span>stra. </text:p>
        </text:list-item>
        <text:list-item>
          <text:p text:style-name="P100"><text:span text:style-name="T3">ordi</text:span> -ior | ordire | ourdir. ⊃ exordir, primordio. </text:p>
        </text:list-item>
        <text:list-item>
          <text:p text:style-name="P100"><text:span text:style-name="T3">ordina</text:span> -ĭno | -are | ordonner | order | ordnen. = pone in ordine, dispone. ⊃ co—, sub—. </text:p>
        </text:list-item>
        <text:list-item>
          <text:p text:style-name="P100">— 200 | -are | ordonner | ordain | -ieren. = da functione (de sacerdote). </text:p>
        </text:list-item>
        <text:list-item>
          <text:p text:style-name="P100">— M | -are | ordonner | order, ordain | <text:span text:style-name="T5">befehlen</text:span>. = jube, impera, præscribe. </text:p>
        </text:list-item>
        <text:list-item>
          <text:p text:style-name="P100">—<text:span text:style-name="T3">tione</text:span> 100 | -zione | -tion | -tion | -tion. </text:p>
        </text:list-item>
        <text:list-item>
          <text:p text:style-name="P100"><text:span text:style-name="T3">ordine</text:span> ordo ordĭn- | ordine | ordre | order | Ordnung. = dispositione, serie, classe. </text:p>
        </text:list-item>
        <text:list-item>
          <text:p text:style-name="P100">— M | ordine | ordre | order | <text:span text:style-name="T5">Befehl</text:span>. = jussu. </text:p>
        </text:list-item>
        <text:list-item>
          <text:p text:style-name="P100">—<text:span text:style-name="T3">ale</text:span> | -ale | -al | -al | -al. = numero « primo, secundo, tertio,… » que indica ordine. </text:p>
        </text:list-item>
        <text:list-item>
          <text:p text:style-name="P100">—<text:span text:style-name="T3">ario</text:span> -us | -ario | -aire | -ary | -är. = commune, secundo ordine. </text:p>
        </text:list-item>
        <text:list-item>
          <text:p text:style-name="P100"><text:span text:style-name="T3">ORE</text:span> os | <text:span text:style-name="T5">bocca</text:span> | <text:span text:style-name="T5">bouche</text:span> | <text:span text:style-name="T5">mouth</text:span> | <text:span text:style-name="T5">Mund</text:span>. = appertura de bucca. ⊃ orale, ora(tore), osculo. </text:p>
        </text:list-item>
        <text:list-item>
          <text:p text:style-name="P100"><text:span text:style-name="T3">organo</text:span> -ănum (Plinio) | organo | organe | organ | Orgel. = instrumento (de musica, de mechanica). ⊂ G. órganon ⊂ erg [labore]. </text:p>
        </text:list-item>
        <text:list-item>
          <text:p text:style-name="P100">—<text:span text:style-name="T3">ico</text:span> -ĭcus | -ico | -ique | -ic | -isch. ⊂ G. -icós. </text:p>
        </text:list-item>
        <text:list-item>
          <text:p text:style-name="P100">—<text:span text:style-name="T3">ismo</text:span> | -ismo | -isme | -ism | -ismus. </text:p>
        </text:list-item>
        <text:list-item>
          <text:p text:style-name="P100">—<text:span text:style-name="T3">ista</text:span> | -ista | -iste | -ist | -ist. = qui sona organo musicale. </text:p>
        </text:list-item>
        <text:list-item>
          <text:p text:style-name="P100">—<text:span text:style-name="T3">iza</text:span> | -izzare | -iser | -ize | -isieren. = dispone organos de functione. </text:p>
        </text:list-item>
        <text:list-item>
          <text:p text:style-name="P100"><text:soft-page-break/>——<text:span text:style-name="T3">tione</text:span> | -izzazione | -isation | -ization | -isation. </text:p>
        </text:list-item>
        <text:list-item>
          <text:p text:style-name="P100">——<text:span text:style-name="T3">tore</text:span> | -izzatore | -isateur | -izer | -isator. </text:p>
        </text:list-item>
        <text:list-item>
          <text:p text:style-name="P100"><text:span text:style-name="T3">orgasmo</text:span> | -asmo | -asme | -asm | -asmus. = excitatione, commotione, ira, furore. ⊂ G. -mós. </text:p>
        </text:list-item>
        <text:list-item>
          <text:p text:style-name="P100"><text:span text:style-name="T3">orgia</text:span> (-ia -iorum) | orgia | orgie | orgy | Orgien. = festo de Bacco. ⊂ G. órgia. </text:p>
        </text:list-item>
        <text:list-item>
          <text:p text:style-name="P100"><text:span text:style-name="T3">ORI</text:span> -ior = nasce, surge. ⊃ oriente, ortu, origine. </text:p>
        </text:list-item>
        <text:list-item>
          <text:p text:style-name="P100"><text:span text:style-name="T3">oriente</text:span> -ens | I. H. P. -ente | -ent | -ent | -ent. = directione, ubi sol ori, anti occidente; Asia (pro europæos). </text:p>
        </text:list-item>
        <text:list-item>
          <text:p text:style-name="P100">—<text:span text:style-name="T3">ale</text:span> -ālis | -ale | -al | -al | -ale. </text:p>
        </text:list-item>
        <text:list-item>
          <text:p text:style-name="P100">——<text:span text:style-name="T3">ista</text:span> | -ista | -iste | -ist | -ist. = qui stude linguas de oriente (Asia). </text:p>
        </text:list-item>
        <text:list-item>
          <text:p text:style-name="P100"><text:span text:style-name="T3">orificio</text:span> 400 | -icio | -ice | -ice | -icium. = foramine, apertura, ore. </text:p>
        </text:list-item>
        <text:list-item>
          <text:p text:style-name="P100"><text:span text:style-name="T3">origine</text:span> -go -gĭn- | -gine, H. -gen, P. -gem | -gine | -gin | -go. = principio, initio, fonte, ortu. ⊂ ori. </text:p>
        </text:list-item>
        <text:list-item>
          <text:p text:style-name="P100">—<text:span text:style-name="T3">ale</text:span> 300 | -ale | -el | -al | -al. </text:p>
        </text:list-item>
        <text:list-item>
          <text:p text:style-name="P100">——<text:span text:style-name="T3">itate</text:span> | -ità | -ité | -ity | -ität. </text:p>
        </text:list-item>
        <text:list-item>
          <text:p text:style-name="P100">—<text:span text:style-name="T3">ario</text:span> 100 | -ario | -aire | -ary | -är. </text:p>
        </text:list-item>
        <text:list-item>
          <text:p text:style-name="P100"><text:span text:style-name="T3">orna</text:span> -o | -are | -er | adorn | -ieren. = decora. ⊃ ad—, ex—, sub—. ⊂ or(di)na. </text:p>
        </text:list-item>
        <text:list-item>
          <text:p text:style-name="P100">—<text:span text:style-name="T3">mento</text:span> -um | -mento | ornement | -ment | -ment. </text:p>
        </text:list-item>
        <text:list-item>
          <text:p text:style-name="P100"><text:span text:style-name="T3">ornitho-,</text:span> G. órnis órnithos = avi. </text:p>
        </text:list-item>
        <text:list-item>
          <text:p text:style-name="P100">—<text:span text:style-name="T3">logia</text:span> | ornitologia | -ie | -y | -ie. </text:p>
        </text:list-item>
        <text:list-item>
          <text:p text:style-name="P100">G. oro óros = monte. </text:p>
        </text:list-item>
        <text:list-item>
          <text:p text:style-name="P100"><text:span text:style-name="T3">orographia</text:span> | -fia | -phie | -phy | -phie. ⊃ descriptione de montes [oro]. </text:p>
        </text:list-item>
        <text:list-item>
          <text:p text:style-name="P100"><text:span text:style-name="T3">orphano</text:span> ă 400 | orfano | orphelin | -an. = sine genitores. ⊂ G. -anós, orphós || orbo. </text:p>
        </text:list-item>
        <text:list-item>
          <text:p text:style-name="P100">—<text:span text:style-name="T3">trophio</text:span> ī 600 | orfanotrofio | orphelinat | -y | -ium. = loco pro nutri [trephe] orphanos. ⊂ G. -pheîon. </text:p>
        </text:list-item>
        <text:list-item>
          <text:p text:style-name="P100"><text:span text:style-name="T3">ortho-,</text:span> G. orthós = recto, justo. </text:p>
        </text:list-item>
        <text:list-item>
          <text:p text:style-name="P100">—<text:span text:style-name="T3">doxia</text:span> | ortodossia | -ie | -y | -ie. = opinione [doxa] recto. ⊂ G. -ía. </text:p>
        </text:list-item>
        <text:list-item>
          <text:p text:style-name="P100">—<text:span text:style-name="T3">doxo</text:span> 400 | ortodosso | -oxe | -ox | -oz. = que judica bene. </text:p>
        </text:list-item>
        <text:list-item>
          <text:p text:style-name="P100">—<text:span text:style-name="T3">epia</text:span> -īa | ortoepia | -épie | -epy | -ëpie. = pronuntiatione recto. ⊂ G. -oépeia. ⊂ ortho ep [loque] -īa. </text:p>
        </text:list-item>
        <text:list-item>
          <text:p text:style-name="P100">—<text:span text:style-name="T3">gonale</text:span> | ortogonale | -al | -al | -al. = </text:p>
        </text:list-item>
        <text:list-item>
          <text:p text:style-name="P100">—<text:span text:style-name="T3">gonio</text:span> 100 = cum angulo [gonia] recto. </text:p>
        </text:list-item>
        <text:list-item>
          <text:p text:style-name="P100">—<text:span text:style-name="T3">graphia</text:span> 100 | ortografia | -e | -y | -ie. = scriptura justo. ⊂ G. -ía. </text:p>
        </text:list-item>
        <text:list-item>
          <text:p text:style-name="P100">—<text:span text:style-name="T3">pædia</text:span> | ortopedia | -pédie | -pædy | -pädie. = arte de corrige deformitates in corpore de pueros [pæd]. </text:p>
        </text:list-item>
        <text:list-item>
          <text:p text:style-name="P100"><text:span text:style-name="T3">ortu</text:span> -us = to ori. ⊃ abortu. </text:p>
        </text:list-item>
        <text:list-item>
          <text:p text:style-name="P100"><text:span text:style-name="T3">orulo</text:span> ŭ M | orlo | orle | <text:span text:style-name="T5">border</text:span>, orle. = margine. ⊂ ora. </text:p>
        </text:list-item>
        <text:list-item>
          <text:p text:style-name="P100">os = ore. ⊃ oscita, oscula, ostio. </text:p>
        </text:list-item>
        <text:list-item>
          <text:p text:style-name="P100">os = osse. </text:p>
        </text:list-item>
        <text:list-item>
          <text:p text:style-name="P100"><text:span text:style-name="T3">oscilla</text:span> 300 | -are | -er | -ate | -ieren. = i ante et retro, habe motu pendulare. </text:p>
        </text:list-item>
        <text:list-item>
          <text:p text:style-name="P100">—<text:span text:style-name="T3">tione</text:span> 100 | -zione | -tion | -tion | -tion. </text:p>
        </text:list-item>
        <text:list-item>
          <text:p text:style-name="P100"><text:soft-page-break/>—<text:span text:style-name="T3">torio</text:span> | -torio | -toire | -tory | -torisch. </text:p>
        </text:list-item>
        <text:list-item>
          <text:p text:style-name="P100"><text:span text:style-name="T3">oscita</text:span> -ĭto | <text:span text:style-name="T5">sbadigliare</text:span> | <text:span text:style-name="T5">bâiller</text:span> | <text:span text:style-name="T5">to yawn</text:span> | -tieren. = hia. ⊂ os [ore] cita. </text:p>
        </text:list-item>
        <text:list-item>
          <text:p text:style-name="P100">—<text:span text:style-name="T3">tione</text:span> 100 | <text:span text:style-name="T5">sbadiglio</text:span> | -tion | -tion | -tion. </text:p>
        </text:list-item>
        <text:list-item>
          <text:p text:style-name="P100"><text:span text:style-name="T3">oscula</text:span> -ŭlor | -are | | -ate | -ieren. = da osculo, basia. </text:p>
        </text:list-item>
        <text:list-item>
          <text:p text:style-name="P100">—<text:span text:style-name="T3">tione</text:span> -tio | -zione | -tion | -tion | -tion. = osculo (de duo figura, in geometria). </text:p>
        </text:list-item>
        <text:list-item>
          <text:p text:style-name="P100"><text:span text:style-name="T3">osculo</text:span> -ŭlum | <text:span text:style-name="T5">bacio</text:span> | <text:span text:style-name="T5">baiser</text:span> | <text:span text:style-name="T5">kiss</text:span> | <text:span text:style-name="T5">Küss</text:span>. = basio. ⊂ os -culo = parvo ore. </text:p>
        </text:list-item>
        <text:list-item>
          <text:p text:style-name="P100">G. osmo ōsmós = impulsione, motu. </text:p>
        </text:list-item>
        <text:list-item>
          <text:p text:style-name="P100"><text:span text:style-name="T3">osmosi</text:span> | -osi | -ose | -ose | -ose. = motu de fluido trans septo poroso. ⊃ endosmosi, esosmosi. ⊂ osmo -ōsi. </text:p>
        </text:list-item>
        <text:list-item>
          <text:p text:style-name="P100"><text:span text:style-name="T3">OSSE</text:span> os | I. P. osso, H. hueso | os | <text:span text:style-name="T5">bone</text:span> | <text:span text:style-name="T5">Knochen</text:span>. = || G. osteo, S. asthi. </text:p>
        </text:list-item>
        <text:list-item>
          <text:p text:style-name="P100">—<text:span text:style-name="T3">eo</text:span> ĕ 100 | -eo | -eux, -u | -eous. </text:p>
        </text:list-item>
        <text:list-item>
          <text:p text:style-name="P100">—<text:span text:style-name="T3">ifica</text:span> -ĭco | -ificare | -ifier | -ify | -ificieren. </text:p>
        </text:list-item>
        <text:list-item>
          <text:p text:style-name="P100">——<text:span text:style-name="T3">tione</text:span> | -zione | -tion | -tion | -tion. </text:p>
        </text:list-item>
        <text:list-item>
          <text:p text:style-name="P100">—<text:span text:style-name="T3">uario</text:span> 100 | ossario | -uaire | -uary. = loco pro osse de defunctos. </text:p>
        </text:list-item>
        <text:list-item>
          <text:p text:style-name="P100"><text:span text:style-name="T3">ostende</text:span> -o = indica, publica, manifesta, demonstra. </text:p>
        </text:list-item>
        <text:list-item>
          <text:p text:style-name="P100"><text:span text:style-name="T3">ostenso</text:span> -us = quem ostende. </text:p>
        </text:list-item>
        <text:list-item>
          <text:p text:style-name="P100">—<text:span text:style-name="T3">ibile</text:span> -ĭlis | -ibile | -ible | -ible | -ibel. </text:p>
        </text:list-item>
        <text:list-item>
          <text:p text:style-name="P100">—<text:span text:style-name="T3">ivo</text:span> | -ivo | -if | -ive | -iv. </text:p>
        </text:list-item>
        <text:list-item>
          <text:p text:style-name="P100"><text:span text:style-name="T3">ostenta</text:span> -o | -tare | | -tate | -tieren. = ostende cum jactantia. </text:p>
        </text:list-item>
        <text:list-item>
          <text:p text:style-name="P100">—<text:span text:style-name="T3">tione</text:span> -tio | -zione | -tion | -tion | -tion. </text:p>
        </text:list-item>
        <text:list-item>
          <text:p text:style-name="P100">—<text:span text:style-name="T3">tore</text:span> -tor | -tore | -teur | -tor. </text:p>
        </text:list-item>
        <text:list-item>
          <text:p text:style-name="P100"><text:span text:style-name="T3">osteo-,</text:span> G. ostéon = osse. ⊃ exostosi, ostrea. </text:p>
        </text:list-item>
        <text:list-item>
          <text:p text:style-name="P100">—<text:span text:style-name="T3">graphia</text:span> | osteografia | -ie | -y | -ie. </text:p>
        </text:list-item>
        <text:list-item>
          <text:p text:style-name="P100">—<text:span text:style-name="T3">logia</text:span> | -ia | ostéologie | -y | -ie. </text:p>
        </text:list-item>
        <text:list-item>
          <text:p text:style-name="P100"><text:span text:style-name="T3">ostio</text:span> -um | uscio | huis. = porta, fores, janua. ⊂ os. </text:p>
        </text:list-item>
        <text:list-item>
          <text:p text:style-name="P100">—<text:span text:style-name="T3">iario</text:span> 100 | usciere, -iario | huissier, -iaire | usher, -iary | -iarius. </text:p>
        </text:list-item>
        <text:list-item>
          <text:p text:style-name="P100"><text:span text:style-name="T3">ostracismo</text:span> -us | -cismo | -cisme | -cism | -cism. = relegatione, exsilio. ⊂ G. -ismós. </text:p>
        </text:list-item>
        <text:list-item>
          <text:p text:style-name="P100"><text:span text:style-name="T3">ostrea</text:span> -a, <text:span text:style-name="T5">et</text:span> <text:span text:style-name="T3">ostreo</text:span> -um | ostrica | huïtre | oyster | Auster. = Zool. « ostrea edulis ». ⊂ óstreon. ⊂ osteo. </text:p>
        </text:list-item>
        <text:list-item>
          <text:p text:style-name="P100">G. ot oûs ōtós = || aure. ⊃ parotide. </text:p>
        </text:list-item>
        <text:list-item>
          <text:p text:style-name="P100"><text:span text:style-name="T3">otalgia</text:span> | -ia | -ie | -ia | -ie. = dolore de aures. ⊂ G. ōtalgía ⊂ ot alg(o) -ia. </text:p>
        </text:list-item>
        <text:list-item>
          <text:p text:style-name="P100"><text:span text:style-name="T3">otia</text:span> -ior | oziare. = sta in otio. </text:p>
        </text:list-item>
        <text:list-item>
          <text:p text:style-name="P100"><text:span text:style-name="T3">otio</text:span> -um | ozio, H. P. ocio | oisivité, <text:span text:style-name="T5">loisir</text:span> | <text:span text:style-name="T5">leisure</text:span>, otioseness | <text:span text:style-name="T5">Musse</text:span>, Otium. = ne labore, quiete, inertia. </text:p>
        </text:list-item>
        <text:list-item>
          <text:p text:style-name="P100"><text:span text:style-name="T3">otioso</text:span> -us | ozioso | oisif | -ose | -os. </text:p>
        </text:list-item>
        <text:list-item>
          <text:p text:style-name="P100"><text:span text:style-name="T3">ovale</text:span> | -ale, H. P. -al | -ale | -al | -al. = simile ad ovo, ovato. </text:p>
        </text:list-item>
        <text:list-item>
          <text:p text:style-name="P100">ovale 200 = de ovatione. </text:p>
        </text:list-item>
        <text:list-item>
          <text:p text:style-name="P100"><text:span text:style-name="T3">ovario</text:span> | -aia, -ario | -aire | -ary | -arium. = organo que tene ovos. </text:p>
        </text:list-item>
        <text:list-item>
          <text:p text:style-name="P100"><text:span text:style-name="T3">ovatione</text:span> -tio | -zione | -tion | -tion | -tion. = triumpho, plausu. ⊂ ? L. evoe = I. evviva. </text:p>
        </text:list-item>
        <text:list-item>
          <text:p text:style-name="P100"><text:span text:style-name="T3">ovato</text:span> 100 | -ato | ové | -ate | -at. = in forma de ovo. </text:p>
        </text:list-item>
        <text:list-item>
          <text:p text:style-name="P100"><text:soft-page-break/><text:span text:style-name="T3">ove</text:span> -is | <text:span text:style-name="T5">pecora</text:span>, H. oveja, P. ovelha | <text:span text:style-name="T5">brebis</text:span>, ouaille | ewe, <text:span text:style-name="T5">sheep</text:span> | <text:span text:style-name="T5">Schaf</text:span>, Aue (dialecto). = pecu, ariete. = Zool. « ovis aries ». ⊃ ovino. = || A. ewe, R. ovsta, G. oís, S. avi. </text:p>
        </text:list-item>
        <text:list-item>
          <text:p text:style-name="P100"><text:span text:style-name="T3">ovino</text:span> 100 | ovino | ovin | ovine. = de ove. </text:p>
        </text:list-item>
        <text:list-item>
          <text:p text:style-name="P100"><text:span text:style-name="T3">oviparo</text:span> ă 400 | -aro | -are | -arous | -aren. = (animale) que gene per ovos. </text:p>
        </text:list-item>
        <text:list-item>
          <text:p text:style-name="P100"><text:span text:style-name="T3">OVO</text:span> -um | uovo, H. huevo, P. ovo | oeuf, ove | egg, ovum | Ei. ⊃ oviparo, ovale, ovario. ⊂ E. ⊃ A. egg, D. Ei, G. oo, R. ai(tso). </text:p>
        </text:list-item>
        <text:list-item>
          <text:p text:style-name="P100"><text:span text:style-name="T3">ovoide</text:span> | -oide | -oïde | -oid | -oidisch. ⊂ ovo -īde. </text:p>
        </text:list-item>
        <text:list-item>
          <text:p text:style-name="P100">—<text:span text:style-name="T3">ale</text:span> | -ale | -ïdal | -idal. </text:p>
        </text:list-item>
        <text:list-item>
          <text:p text:style-name="P100"><text:span text:style-name="T3">ovulo</text:span> -ŭlum | -ulo | -ule | -ule | -ulum. = parvo ovo. </text:p>
        </text:list-item>
        <text:list-item>
          <text:p text:style-name="P100">G. oxy oxús = acuto, acido. || ace. </text:p>
        </text:list-item>
        <text:list-item>
          <text:p text:style-name="P100"><text:span text:style-name="T3">oxido</text:span> N = </text:p>
        </text:list-item>
        <text:list-item>
          <text:p text:style-name="P100"><text:span text:style-name="T3">oxydo</text:span> | ossido | oxyde | oxide | Oxyd. = combinatione de oxygenio cum metallo. ⊂ ox(y) -ido, <text:span text:style-name="T5">aut</text:span> oxy (-i)do. Vocabulo introducto ab Guyton de Morveau in 1787, sub forma de « oxide », et accepto ab Academia de Francia. </text:p>
        </text:list-item>
        <text:list-item>
          <text:p text:style-name="P100"><text:span text:style-name="T3">oxygena</text:span> | ossigenare | -éner | -enate | -enieren. = da oxygenio. </text:p>
        </text:list-item>
        <text:list-item>
          <text:p text:style-name="P100"><text:span text:style-name="T3">oxygenio</text:span> N | ossigeno | -gène | -gen | -gen. = gas simplice cum symbolo « O », putato generatore de acidos. ⊂ oxy gen(e) -io [Pristley 1774]. </text:p>
        </text:list-item>
        <text:list-item>
          <text:p text:style-name="P100"><text:span text:style-name="T3">ozæna</text:span> 100 | -ena | -ène | -ena | -äna. = ulcere fœtido de naso. ⊂ G. ózaina. ⊂ oze. </text:p>
        </text:list-item>
        <text:list-item>
          <text:p text:style-name="P100">G. oze ózō = || odora, ole. ⊃ ozæna, ozono. </text:p>
        </text:list-item>
        <text:list-item>
          <text:p text:style-name="P50"><text:span text:style-name="T3">ozono</text:span> | -ono | -one | -on. = gas odorante, ex oxygenio condensato. ⊂ oze. </text:p>
        </text:list-item>
      </text:list>
      <text:p text:style-name="Text_20_body"><text:span text:style-name="T3">P</text:span> </text:p>
      <text:list xml:id="list3644097916" text:style-name="L42">
        <text:list-item>
          <text:p text:style-name="P101">E. pa, S. pā = tue, custodi. ⊃ pasce, patre; G. (des)po(ta); R. (gos)po(din’) = domino. </text:p>
        </text:list-item>
        <text:list-item>
          <text:p text:style-name="P101"><text:span text:style-name="T3">paca</text:span> -o | pacare | apaiser | appease | Paca(tion). = fac pace, pacifica. </text:p>
        </text:list-item>
        <text:list-item>
          <text:p text:style-name="P101">— M | pagare, H. P. pagar | payer | to pay. = paca creditore, lue, solve, solve pretio, satisfac. </text:p>
        </text:list-item>
        <text:list-item>
          <text:p text:style-name="P101"><text:span text:style-name="T3">pacco</text:span> M | pacco, pacchetto; H. paquete | paquet | pack, packet | Pack. = fasce, fasciculo. ⊂ pa(n)ge. </text:p>
        </text:list-item>
        <text:list-item>
          <text:p text:style-name="P101"><text:span text:style-name="T3">pace</text:span> pax | pace | paix | peace | Pax. ⊃ pacifico, paca. || pange, D. fügen = junge . </text:p>
        </text:list-item>
        <text:list-item>
          <text:p text:style-name="P101">G. pachy pachús = crasso, spisso. </text:p>
        </text:list-item>
        <text:list-item>
          <text:p text:style-name="P101"><text:span text:style-name="T3">pachydermo</text:span> | pachiderma | -rme | -rm | -rma. = animale cum pelle spisso, p. ex. elephante. ⊂ G. pachúdermos ⊂ pachy derm(a) -o. </text:p>
        </text:list-item>
        <text:list-item>
          <text:p text:style-name="P101"><text:span text:style-name="T3">pacifica</text:span> -ĭco | -ficare | -fier | -fy | -ficieren. </text:p>
        </text:list-item>
        <text:list-item>
          <text:p text:style-name="P101">—<text:span text:style-name="T3">tione</text:span> -tio | -zione | -tion | -tion | -tion. </text:p>
        </text:list-item>
        <text:list-item>
          <text:p text:style-name="P101">—<text:span text:style-name="T3">tore</text:span> -tor | -tore | -teur | -tor | -tor. </text:p>
        </text:list-item>
        <text:list-item>
          <text:p text:style-name="P101"><text:span text:style-name="T3">pacifico</text:span> -ĭcus | -ico | -ique | -ic | -isch. = que ama pace, quieto, tranquillo. </text:p>
        </text:list-item>
        <text:list-item>
          <text:p text:style-name="P101"><text:soft-page-break/><text:span text:style-name="T3">pacto</text:span> -um | patto | pacte | pact | Pakt, Pacht. = quem pange, conventione. </text:p>
        </text:list-item>
        <text:list-item>
          <text:p text:style-name="P101"><text:span text:style-name="T3">pæane pæan</text:span> | peana | péan | pæan | Pæan. = hymno ad Apollo, cantu de victoria. ⊂ G. paián. </text:p>
        </text:list-item>
        <text:list-item>
          <text:p text:style-name="P101">G. pæd país = puero. ⊃ pæd(agogo), pæd(ia), (pro)pæd(eutica). </text:p>
        </text:list-item>
        <text:list-item>
          <text:p text:style-name="P101"><text:span text:style-name="T3">pædagogo</text:span> -ōgus | pedagogo | pédagogue | pedagogue | -agog. = qui duc pueros, magistro, educatore. ⊂ G. -agōgós. ⊂ G. pæd agogo. </text:p>
        </text:list-item>
        <text:list-item>
          <text:p text:style-name="P101">—<text:span text:style-name="T3">ia</text:span> | pedagogia | pédagogie | pedagogy | -gik. ⊂ G. -ōgía. </text:p>
        </text:list-item>
        <text:list-item>
          <text:p text:style-name="P101">—<text:span text:style-name="T3">ico</text:span> -ĭcus | pe—gico | pé—gique | pe—gic | -gisch. ⊂ G. -ōgicós. </text:p>
        </text:list-item>
        <text:list-item>
          <text:p text:style-name="P101"><text:span text:style-name="T3">pædante</text:span> | pedante | pédant | pedant | Pedant. = qui age ut magistro de pueros [pæd]. </text:p>
        </text:list-item>
        <text:list-item>
          <text:p text:style-name="P101">G. pædia paideía = educatione de puero. ⊃ encyclopædia, orthopædia. ⊂ pæd -īa. </text:p>
        </text:list-item>
        <text:list-item>
          <text:p text:style-name="P101"><text:span text:style-name="T3">pæne</text:span> -e, et <text:span text:style-name="T12">pene</text:span> <text:span text:style-name="T11">= quasi, vix.</text:span> </text:p>
        </text:list-item>
        <text:list-item>
          <text:p text:style-name="P101">—<text:span text:style-name="T3">insula</text:span> -ŭla | penisola | péninsule | peninsula | -ula. </text:p>
        </text:list-item>
        <text:list-item>
          <text:p text:style-name="P101">——<text:span text:style-name="T3">are</text:span> | pe—are | pé—aire | -ar | -arisch. </text:p>
        </text:list-item>
        <text:list-item>
          <text:p text:style-name="P101"><text:span text:style-name="T3">pænite</text:span> -ĭteo | pentirsi | repentir | to repent | <text:span text:style-name="T5">bereuen</text:span>. ⊂ ex radice de « pæne, penuria, pate ». In medio ævo es scripto « pœnitet » per confusione cum « pœna ». </text:p>
        </text:list-item>
        <text:list-item>
          <text:p text:style-name="P101">—<text:span text:style-name="T3">ente</text:span> -ens | penitente | pénitent | penitent. </text:p>
        </text:list-item>
        <text:list-item>
          <text:p text:style-name="P101">—<text:span text:style-name="T3">entia</text:span> 100 | penitenza | penitence | penitence | -enz. </text:p>
        </text:list-item>
        <text:list-item>
          <text:p text:style-name="P101">——<text:span text:style-name="T3">iale</text:span> | pe—ziale | pé—el | pe—al | -ale. </text:p>
        </text:list-item>
        <text:list-item>
          <text:p text:style-name="P101">——<text:span text:style-name="T3">iario</text:span> | pe—ziario | pé—tiaire | pe—tiary | -tiär. </text:p>
        </text:list-item>
        <text:list-item>
          <text:p text:style-name="P101"><text:span text:style-name="T3">pænultimo</text:span> ĭ 200 | penultimo | pénultième | penult(imate) | -imus. ⊂ pæn(e) ultimo. </text:p>
        </text:list-item>
        <text:list-item>
          <text:p text:style-name="P101"><text:span text:style-name="T3">pænumbra</text:span> | penombra | pénombre | penumbra | -a. </text:p>
        </text:list-item>
        <text:list-item>
          <text:p text:style-name="P101"><text:span text:style-name="T3">pæonia</text:span> 100 | peonia | pivoine | peony | -ie. = Bot. « pæonia officinalis ». ⊂ G. paiōnía. </text:p>
        </text:list-item>
        <text:list-item>
          <text:p text:style-name="P101"><text:span text:style-name="T3">pagano</text:span> -us | paesano | paysan | peasant. = indigena, rustico, agricola, habitante de pago. ⊃ </text:p>
        </text:list-item>
        <text:list-item>
          <text:p text:style-name="P101"><text:span text:style-name="T3">pagano</text:span> 300 | -ano | païen | -an | -ane. = ne christiano, sectatore de antiquo religione. </text:p>
        </text:list-item>
        <text:list-item>
          <text:p text:style-name="P101">—<text:span text:style-name="T3">ismo</text:span> | paganesimo | -isme | -ism | -ismus. </text:p>
        </text:list-item>
        <text:list-item>
          <text:p text:style-name="P101"><text:span text:style-name="T3">pagina</text:span> -ĭna | I. H. P. -gina | -ge | -ge, -gina | -gina. = folio de libro. ⊂ pange. </text:p>
        </text:list-item>
        <text:list-item>
          <text:p text:style-name="P101">—<text:span text:style-name="T3">tione</text:span> | -zione | -tion | -tion | -tion. </text:p>
        </text:list-item>
        <text:list-item>
          <text:p text:style-name="P101"><text:span text:style-name="T3">pago</text:span> -us | paese, <text:span text:style-name="T5">borgo</text:span> | pays | <text:span text:style-name="T5">country</text:span>, <text:span text:style-name="T5">land</text:span> | <text:span text:style-name="T5">Dorf</text:span>, <text:span text:style-name="T5">Land</text:span>. = solo, regione, terra, villa, rure. ⊃ pagano. ⊂ pange, = reunione. </text:p>
        </text:list-item>
        <text:list-item>
          <text:p text:style-name="P101"><text:span text:style-name="T3">pala</text:span> -a | pala | pelle | peel, <text:span text:style-name="T5">shovel</text:span> | <text:span text:style-name="T5">Spaten</text:span>. </text:p>
        </text:list-item>
        <text:list-item>
          <text:p text:style-name="P101"><text:span text:style-name="T3">palæo-,</text:span> G. palaiós = antiquo, vetere. </text:p>
        </text:list-item>
        <text:list-item>
          <text:p text:style-name="P101">—<text:span text:style-name="T3">grapho</text:span> | paleografo | paléographe | paleographer. </text:p>
        </text:list-item>
        <text:list-item>
          <text:p text:style-name="P101">——<text:span text:style-name="T3">ia</text:span> | paleografia | paléographie | paleography | -ie. </text:p>
        </text:list-item>
        <text:list-item>
          <text:p text:style-name="P101">——<text:span text:style-name="T3">ico</text:span> -ĭcus | paleografico | paléographique | paleographic | -phisch. </text:p>
        </text:list-item>
        <text:list-item>
          <text:p text:style-name="P101">—<text:span text:style-name="T3">ntologia</text:span> | paleontologia | paléontologie | paleontology. = scientia de fossiles. ⊂ palæ(o) ontologia. </text:p>
        </text:list-item>
        <text:list-item>
          <text:p text:style-name="P101"><text:span text:style-name="T3">palæstra</text:span> -a | -estra | -estre | -estra | -æstra. = loco pro lucta. ⊂ G. <text:soft-page-break/>palaístra ⊂ pálē = lucta. </text:p>
        </text:list-item>
        <text:list-item>
          <text:p text:style-name="P101"><text:span text:style-name="T3">palatale</text:span> | -tale | -tal | -tal | -tal. = de palato. </text:p>
        </text:list-item>
        <text:list-item>
          <text:p text:style-name="P101"><text:span text:style-name="T3">palatio</text:span> -um | -azzo | -ais | -ace | -ast. = domo de imperatore super monte Palatino; domo de magno divite. </text:p>
        </text:list-item>
        <text:list-item>
          <text:p text:style-name="P101"><text:span text:style-name="T3">palato</text:span> -um | -ato | -ais | -ate | <text:span text:style-name="T5">Gaumen</text:span>. = pariete superiore de bucca. ⊃ palatale. </text:p>
        </text:list-item>
        <text:list-item>
          <text:p text:style-name="P101"><text:span text:style-name="T3">palea</text:span> -ĕa | paglia, H. paja, P. palha | paille | <text:span text:style-name="T5">straw</text:span> | <text:span text:style-name="T5">Spreu</text:span>, (Paillasse). ⊂ E. ⊃ R. plena, S. pala. </text:p>
        </text:list-item>
        <text:list-item>
          <text:p text:style-name="P101"><text:span text:style-name="T3">palimpsesto</text:span> -us | palinsesto | -este | -est | -est. = pergamena scripto, et iterum raso pro scribe. ⊂ G. -ímpsēstos. ⊂ palin psesto [psēstós = raso]. </text:p>
        </text:list-item>
        <text:list-item>
          <text:p text:style-name="P101">G. palin pálin = de novo, rurso. </text:p>
        </text:list-item>
        <text:list-item>
          <text:p text:style-name="P101"><text:span text:style-name="T3">palingenesi</text:span> ĕ | -nesi | -énésie | -nesis | -nesie. = regeneratione, resurrectione. ⊂ G. -ía. ⊂ palin genesi. </text:p>
        </text:list-item>
        <text:list-item>
          <text:p text:style-name="P101"><text:span text:style-name="T3">palinodia</text:span> -ia | -odia | -odie | -ode | -odie. = responso de cantu. ⊂ G. palinodia. ⊂ palin od(e) -ia. </text:p>
        </text:list-item>
        <text:list-item>
          <text:p text:style-name="P101"><text:span text:style-name="T3">palla</text:span> -a = manto. ⊃ pallio, F. paletot. ⊂ pal(la) -et [deminutivo] -ot [deminutivo]. </text:p>
        </text:list-item>
        <text:list-item>
          <text:p text:style-name="P101"><text:span text:style-name="T3">palladio</text:span> -ium = imagine de Pallade, tutela. ⊂ G. -ádion. </text:p>
        </text:list-item>
        <text:list-item>
          <text:p text:style-name="P101"><text:span text:style-name="T3">palladio</text:span> | -dio | -dium | -dium | -dium. = metallo, in Chemia « Pd », quem Wollaston detege in 1803. </text:p>
        </text:list-item>
        <text:list-item>
          <text:p text:style-name="P101"><text:span text:style-name="T3">palle</text:span> -eo | impallidire | pâlir | to pale | <text:span text:style-name="T5">bleich sein</text:span>. ⊃ pallido, pallore. ⊂ E. ⊃ G. poliós = cano, A. fallow, D. fahl, falb = flavo. </text:p>
        </text:list-item>
        <text:list-item>
          <text:p text:style-name="P101"><text:span text:style-name="T3">pallia</text:span> 200 | -are | -er | -ate. = cela, absconde per pallio. </text:p>
        </text:list-item>
        <text:list-item>
          <text:p text:style-name="P101">—<text:span text:style-name="T3">tivo</text:span> | -tivo | -tif | -tive | -tiv. = (remedio) que pallia (morbo). </text:p>
        </text:list-item>
        <text:list-item>
          <text:p text:style-name="P101"><text:span text:style-name="T3">pallido</text:span> -ĭdus | -ido | pâle | pallid, pale. = que palle. </text:p>
        </text:list-item>
        <text:list-item>
          <text:p text:style-name="P101">—<text:span text:style-name="T3">itate</text:span> | -ità | | -ity | -ität. = pallore. </text:p>
        </text:list-item>
        <text:list-item>
          <text:p text:style-name="P101"><text:span text:style-name="T3">pallio</text:span> -um | -io | poêle | pall | -ium. = veste de homo, manto. ⊃ pallia. ⊂ palla. </text:p>
        </text:list-item>
        <text:list-item>
          <text:p text:style-name="P101"><text:span text:style-name="T3">pallore</text:span> -lor | pallore | pâleur | pallor | Pallor. = to palle. </text:p>
        </text:list-item>
        <text:list-item>
          <text:p text:style-name="P101"><text:span text:style-name="T3">palma</text:span> -a | palma | paume | palm | <text:span text:style-name="T5">flache Hand</text:span>, Palme. = parte concavo de manu. ⊂ E. ⊃ G. palámē, D. fühlen = palpa, A. to feel = tange. </text:p>
        </text:list-item>
        <text:list-item>
          <text:p text:style-name="P101"><text:span text:style-name="T3">palma</text:span> -a | palma | palme, palmier | palm | Palme. = Bot. « phœnix dactylifera »; arbore cum folios in forma de palma; signo de victoria. </text:p>
        </text:list-item>
        <text:list-item>
          <text:p text:style-name="P101"><text:span text:style-name="T3">palmare</text:span> -is = de palma (arbore). </text:p>
        </text:list-item>
        <text:list-item>
          <text:p text:style-name="P101"><text:span text:style-name="T3">palmare</text:span> N | -are | -aire | -ar | -ar. = de palma (manu). </text:p>
        </text:list-item>
        <text:list-item>
          <text:p text:style-name="P101"><text:span text:style-name="T3">palmato</text:span> -us | -ato | -é | -ate. = cum palma (de manu, aut arbore). </text:p>
        </text:list-item>
        <text:list-item>
          <text:p text:style-name="P101"><text:span text:style-name="T3">palmipede</text:span> ĕ 100 | -ede | -ède | -ed. = (animale) cum pede in forma de palma. </text:p>
        </text:list-item>
        <text:list-item>
          <text:p text:style-name="P101"><text:span text:style-name="T3">palmo</text:span> 100 | palmo | palme | palm | Palme. = longitudine de palma de manu. </text:p>
        </text:list-item>
        <text:list-item>
          <text:p text:style-name="P101"><text:span text:style-name="T3">palo</text:span> -us | I. H. palo | pal, pieu | pole, pale | Pfahl. </text:p>
        </text:list-item>
        <text:list-item>
          <text:p text:style-name="P101"><text:span text:style-name="T3">palpa</text:span> -o | -are | -er | <text:span text:style-name="T5">to feel</text:span>, -ate | <text:span text:style-name="T5">betasten</text:span>, -ieren. ⊃ palpita. </text:p>
        </text:list-item>
        <text:list-item>
          <text:p text:style-name="P101">—<text:span text:style-name="T3">bile</text:span> -ĭlis | -bile | -ble | -ble | -bel. </text:p>
        </text:list-item>
        <text:list-item>
          <text:p text:style-name="P101">—<text:span text:style-name="T3">tione</text:span> -tio | -mento | -tion | -tion | -tion. </text:p>
        </text:list-item>
        <text:list-item>
          <text:p text:style-name="P101"><text:soft-page-break/><text:span text:style-name="T3">palpebra</text:span> -ĕbra | -ebra | paupière | <text:span text:style-name="T5">eye-lid</text:span> | <text:span text:style-name="T5">Augenlid</text:span>. ⊂ palpa. </text:p>
        </text:list-item>
        <text:list-item>
          <text:p text:style-name="P101">—<text:span text:style-name="T3">ale</text:span> | -ale | -al | -al | -al. </text:p>
        </text:list-item>
        <text:list-item>
          <text:p text:style-name="P101"><text:span text:style-name="T3">palpita</text:span> -ĭto | -itare | -iter | -itate | -itieren. ⊂ palpa. </text:p>
        </text:list-item>
        <text:list-item>
          <text:p text:style-name="P101">—<text:span text:style-name="T3">tione</text:span> 100 | -zione | -tion | -tion | -tion. </text:p>
        </text:list-item>
        <text:list-item>
          <text:p text:style-name="P101"><text:span text:style-name="T3">palude</text:span> palus | -ude | <text:span text:style-name="T5">marais</text:span> | <text:span text:style-name="T5">marsh</text:span>, pool | Pfuhl. ⊃ palustre. </text:p>
        </text:list-item>
        <text:list-item>
          <text:p text:style-name="P101">—<text:span text:style-name="T3">oso</text:span> -osus | -oso | -éen | -ose. = </text:p>
        </text:list-item>
        <text:list-item>
          <text:p text:style-name="P101"><text:span text:style-name="T3">palustre</text:span> -ter | -ustre | -ustre | -ustral. = de palude. </text:p>
        </text:list-item>
        <text:list-item>
          <text:p text:style-name="P101"><text:span text:style-name="T3">pampino</text:span> -pĭnus | -pino | -pre | <text:span text:style-name="T5">tendril</text:span>, -pre. = ramo de vite, cum uva. </text:p>
        </text:list-item>
        <text:list-item>
          <text:p text:style-name="P101">G. pan, panto: pás pán pantós = omni, toto. ⊃ panacea, pancreas, pandecta, pandemico, pandora, panegyrico, panoplia, panorama, pantheismo. </text:p>
        </text:list-item>
        <text:list-item>
          <text:p text:style-name="P101"><text:span text:style-name="T3">panacea</text:span> -ēa | -cea | -cée | -cea | -cee. = remedio universale. ⊂ G. panáceia. ⊂ pan ac [ácos = medicamen]. </text:p>
        </text:list-item>
        <text:list-item>
          <text:p text:style-name="P101"><text:span text:style-name="T3">panario</text:span> -um | paniere | panier | panier, <text:span text:style-name="T5">basket</text:span> | Panier, <text:span text:style-name="T5">Korb</text:span>. = corbe, cista, canistro pro pane. </text:p>
        </text:list-item>
        <text:list-item>
          <text:p text:style-name="P101"><text:span text:style-name="T3">pancreas</text:span> | -eas | -éas | -eas | -eas. = glandula abdominale que secerne liquido in intestino. ⊂ pan [toto] creas [créas, carne]. </text:p>
        </text:list-item>
        <text:list-item>
          <text:p text:style-name="P101"><text:span text:style-name="T3">pancreatico</text:span> -ĭcus | -tico | -tique | -tic | -tisch. = de pancreas. </text:p>
        </text:list-item>
        <text:list-item>
          <text:p text:style-name="P101"><text:span text:style-name="T3">pandæmonio</text:span> | pandemonio | pandémonium | -ium. = collectione de omni [pan] dæmone (Milton † 1674). </text:p>
        </text:list-item>
        <text:list-item>
          <text:p text:style-name="P101"><text:span text:style-name="T3">pande</text:span> -o = (ex)pande. ⊃ passo. </text:p>
        </text:list-item>
        <text:list-item>
          <text:p text:style-name="P101"><text:span text:style-name="T3">pandecta</text:span> (-ae -arum) 200 | -ette | -ctes | -ct, -cts | -cten. = collectione universale [de jure]. ⊂ G. pandéctes = que contine toto. ⊂ pan [toto] dech [déchomai = contine]. </text:p>
        </text:list-item>
        <text:list-item>
          <text:p text:style-name="P101"><text:span text:style-name="T3">pandemico</text:span> -ĭcus | -mico | -émique | -mic | -misch. = (morbo) universale. ⊂ pandemo [pándēmos = toto populo, publico, universale]. </text:p>
        </text:list-item>
        <text:list-item>
          <text:p text:style-name="P101"><text:span text:style-name="T3">Pandora</text:span> -ōra | Pandora | Pandore | Pandora. ⊂ G. Pand <text:span text:style-name="T3">ō</text:span>ra = Dea que dona omni fructu. </text:p>
        </text:list-item>
        <text:list-item>
          <text:p text:style-name="P101"><text:span text:style-name="T3">pane</text:span> -is | pane, H. pan, P. pam | pain | <text:span text:style-name="T5">bread</text:span> | <text:span text:style-name="T5">Brot</text:span>. ⊃ panario, panifica. </text:p>
        </text:list-item>
        <text:list-item>
          <text:p text:style-name="P101"><text:span text:style-name="T3">panegyrico</text:span> -ĭcus | panegirico | panégyrique | -ic | -icus. = oratione publico de laude. ⊂ G. panēguricós. ⊂ pan [universale] ágyris [reunione]. </text:p>
        </text:list-item>
        <text:list-item>
          <text:p text:style-name="P101"><text:span text:style-name="T3">panegyrista</text:span> | panegirista | panégyriste | -ist | -ist. = qui fac panegyrico. ⊂ G. panēgurist <text:span text:style-name="T3">ē</text:span>s. </text:p>
        </text:list-item>
        <text:list-item>
          <text:p text:style-name="P101"><text:span text:style-name="T3">pange</text:span> -o = fige, junge, planta. ⊃ pace, pacto, compacto, pagina, pago, propaga. ⊂ E. pag. ⊃ G. p <text:span text:style-name="T3">ē</text:span>gnumi = planta, fige; D. fügen = junge. </text:p>
        </text:list-item>
        <text:list-item>
          <text:p text:style-name="P101"><text:span text:style-name="T3">panico</text:span> -ĭcum | -ico | -ic | -ic. ⊂ pane = Bot. « panicum miliaceum ». </text:p>
        </text:list-item>
        <text:list-item>
          <text:p text:style-name="P101"><text:span text:style-name="T3">panico</text:span> -ĭcus | pànico | -ique | -ic | -ik. = terrore epidemico sine causa. ⊂ G. panicón. ⊂ deo Pan, que incute terrore </text:p>
        </text:list-item>
        <text:list-item>
          <text:p text:style-name="P101"><text:span text:style-name="T3">panifica</text:span> -ĭco | -ficare | -fier | | -ficieren. = fac pane. </text:p>
        </text:list-item>
        <text:list-item>
          <text:p text:style-name="P101">—<text:span text:style-name="T3">tione</text:span> | -zione | -tion | -tion | -tion. </text:p>
        </text:list-item>
        <text:list-item>
          <text:p text:style-name="P101"><text:span text:style-name="T3">panno</text:span> -us | panno, H. paño, P. panno | <text:span text:style-name="T5">drap</text:span> | <text:span text:style-name="T5">cloth</text:span> | <text:span text:style-name="T5">Tuch</text:span>. || Germanico fano, I. gonfalone. </text:p>
        </text:list-item>
        <text:list-item>
          <text:p text:style-name="P101"><text:soft-page-break/><text:span text:style-name="T3">panoplia</text:span> | -plia | -plie | -ply. = armatura completo. ⊂ G. -ía. ⊂ pan [toto] hoplo [óplon = arma]. </text:p>
        </text:list-item>
        <text:list-item>
          <text:p text:style-name="P101"><text:span text:style-name="T3">panorama</text:span> | -ma | -ma | -ma | -ma. = visione de toto. ⊂ G. panórama. ⊂ pan [tot] horama [visione]. </text:p>
        </text:list-item>
        <text:list-item>
          <text:p text:style-name="P101"><text:span text:style-name="T3">pantheismo</text:span> | panteismo | -éisme | -ism | -ismus. = doctrina de pantheista. </text:p>
        </text:list-item>
        <text:list-item>
          <text:p text:style-name="P101"><text:span text:style-name="T3">pantheista</text:span> | panteista | -éiste | -ist | -ist. = qui crede que deo [theo] es toto [pan]. </text:p>
        </text:list-item>
        <text:list-item>
          <text:p text:style-name="P101"><text:span text:style-name="T3">pantheo</text:span> -theon (Plinio) | -eon | -éon | -eon | -eon. = templo sacro ad omni deo. ⊂ G. pántheon. ⊂ pan theo. </text:p>
        </text:list-item>
        <text:list-item>
          <text:p text:style-name="P101"><text:span text:style-name="T3">panthera</text:span> -ēra | pantera | -ère | -er | -er. = Zol. « felis pardus ». ⊂ G. pánthēr. ⊂ pan ther. </text:p>
        </text:list-item>
        <text:list-item>
          <text:p text:style-name="P101">G. panto = pan. ⊃ pantographo, pantomimo. </text:p>
        </text:list-item>
        <text:list-item>
          <text:p text:style-name="P101"><text:span text:style-name="T3">pantographo</text:span> ă | -fo | -phe | -ph | -ph. = instrumento que describe toto. </text:p>
        </text:list-item>
        <text:list-item>
          <text:p text:style-name="P101"><text:span text:style-name="T3">pantomimo</text:span> -īmus | -mo | -me | -me | -me. ⊂ G. -mímos. </text:p>
        </text:list-item>
        <text:list-item>
          <text:p text:style-name="P101"><text:span text:style-name="T3">papa</text:span> -a (Varrone) | papà | papa | papa | Papa | G. páppas. = patre (voce infantile). </text:p>
        </text:list-item>
        <text:list-item>
          <text:p text:style-name="P101">— M | papa | pape | pope | Papst. = pontifice catholico. </text:p>
        </text:list-item>
        <text:list-item>
          <text:p text:style-name="P101">—<text:span text:style-name="T3">ale</text:span> | -ale | -al | -al | -al. </text:p>
        </text:list-item>
        <text:list-item>
          <text:p text:style-name="P101"><text:span text:style-name="T3">papavere</text:span> -vĕr | -ero | pavot | poppy | <text:span text:style-name="T5">Mohn</text:span>, -er. = Bot. « papaver somniferum ». Papavere es uso ab homine in periodo lithico. </text:p>
        </text:list-item>
        <text:list-item>
          <text:p text:style-name="P101"><text:span text:style-name="T3">papilione</text:span> 100 | <text:span text:style-name="T5">farfalla</text:span>, parpaglione | papillon | <text:span text:style-name="T5">butterfly</text:span>, papilio | <text:span text:style-name="T5">Schmetterling</text:span>. = Zool. « papilio (machaon,…) ». </text:p>
        </text:list-item>
        <text:list-item>
          <text:p text:style-name="P101"><text:span text:style-name="T3">papilla</text:span> -a | -lla | -lle | -lla | -llen. = extremo de mamma. ⊂ papula. </text:p>
        </text:list-item>
        <text:list-item>
          <text:p text:style-name="P101"><text:span text:style-name="T3">papula</text:span> -ŭla | -ula | -ule | -ula | -el. = postula, tuberculo. ⊃ papilla. </text:p>
        </text:list-item>
        <text:list-item>
          <text:p text:style-name="P101"><text:span text:style-name="T3">papyro</text:span> -us (Plinio) | papiro | -us | -us | -us. = Bot. « cyperus papyrus », planta de Aegypto. ⊂ G. pápyros. </text:p>
        </text:list-item>
        <text:list-item>
          <text:p text:style-name="P101">— -us (Catullo) | <text:span text:style-name="T5">carta</text:span>, H. P. papel | papier | paper | Papier. = charta, tracto ex cortice [libro] de « papyro ». </text:p>
        </text:list-item>
        <text:list-item>
          <text:p text:style-name="P101"><text:span text:style-name="T3">para</text:span> -o = præpara, instrue, orna, dispone. ⊃ apparatu, compara, præpara, repara, separa, impera. </text:p>
        </text:list-item>
        <text:list-item>
          <text:p text:style-name="P101">— M | I. parare | F. parer = orna, defende, protege. </text:p>
        </text:list-item>
        <text:list-item>
          <text:p text:style-name="P101">G. para pará. = ultra, præter, contra, apud. ⊃ paradigma, paradoxo, paragrapho, par(allelo), paralogismo, paralysi, parametro, paranympho, paraphrasi, parenthesi, parotide, paroxysmo, etc. </text:p>
        </text:list-item>
        <text:list-item>
          <text:p text:style-name="P101"><text:span text:style-name="T3">parabola</text:span> ŏ 100 | -bola | -bole | -ble | -bel. = allegoria, comparatione, similitudine, æquatione. ⊂ G. parabol <text:span text:style-name="T3">ē</text:span>. ⊂ para [cum] bol [compara]. </text:p>
        </text:list-item>
        <text:list-item>
          <text:p text:style-name="P101">— M | parola, H. palabra, P. palavra | parole. = verbo, voce, vocabulo, loquela. </text:p>
        </text:list-item>
        <text:list-item>
          <text:p text:style-name="P101">— N | -ola | -ole | -ola | -el. = curva, in que y <text:span text:style-name="T8">2</text:span> æqua 2px. Apollinio, geometra græco de anno -250, ute vocabulo « parabola » in isto sensu. </text:p>
        </text:list-item>
        <text:list-item>
          <text:p text:style-name="P101">—<text:span text:style-name="T3">ico</text:span> ĭ N | -ico | -ique | -ic | -isch. </text:p>
        </text:list-item>
        <text:list-item>
          <text:p text:style-name="P101"><text:span text:style-name="T3">paracentesi</text:span> -ēsis (Plinio) | -si | -èse | -sis | -sis. = punctura super hydropico. ⊂ G. paracéntēsis. ⊂ para cente [centéō = punge] -si. </text:p>
        </text:list-item>
        <text:list-item>
          <text:p text:style-name="P101"><text:soft-page-break/><text:span text:style-name="T3">paradigma</text:span>(te) | -gma | -gme | -gm | -gma. = exemplo, modello. ⊂ G. parádeigma. ⊂ para dic -mate. </text:p>
        </text:list-item>
        <text:list-item>
          <text:p text:style-name="P101"><text:span text:style-name="T3">paradiso</text:span> 300 | -diso | -dis | -dise | -dies. ⊂ G. parádeisos = horto. ⊂ Persiano. </text:p>
        </text:list-item>
        <text:list-item>
          <text:p text:style-name="P101">—<text:span text:style-name="T3">iaco</text:span> | -iaco | -iaque | -iac | -isch. ⊂ G. -deisiacós. </text:p>
        </text:list-item>
        <text:list-item>
          <text:p text:style-name="P101"><text:span text:style-name="T3">paradoxo</text:span> -um | -dosso | -doxe | -dox | -dox. ⊂ G. parádoxon. ⊂ para dox(a) -o = contra opinione commune. </text:p>
        </text:list-item>
        <text:list-item>
          <text:p text:style-name="P101"><text:span text:style-name="T3">paraffina</text:span> N | -ina | -ine | -ine | -in. ⊂ « parum affine », resistente ad reagentes de chemia, substantia simile ad cera, tracto ex bitumen. </text:p>
        </text:list-item>
        <text:list-item>
          <text:p text:style-name="P101"><text:span text:style-name="T3">paragrapho</text:span> ă | -fo | -phe | -ph | -ph. ⊂ G. parágraphos. ⊂ para graph -o = scripto contra, in margine. </text:p>
        </text:list-item>
        <text:list-item>
          <text:p text:style-name="P101"><text:span text:style-name="T3">parallaxi</text:span> | -assi | -axe | -ax | -axis, -axe. = angulo que ab planeta subtende radio terrestre. ⊂ G. parállaxis ⊂ par(à) allaxi [állaxis, mutatione, ⊂ allo]. </text:p>
        </text:list-item>
        <text:list-item>
          <text:p text:style-name="P101"><text:span text:style-name="T3">parallelo</text:span> 100 | -elo | -èle | -el | -el. ⊂ G. parállēlos. ⊂ par(a) [contra] allelo [all <text:span text:style-name="T3">ē</text:span>lō = ambo, reciproco, ⊂ allo]. </text:p>
        </text:list-item>
        <text:list-item>
          <text:p text:style-name="P101">—<text:span text:style-name="T3">epipedo</text:span> ĕ | -pedo | parallélépipède | -ped | -pedon. = solido limitato ad planos parallelo. ⊂ G. parallēlepípedon. ⊂ parallel(o) epipedo {epípedos = plano, ⊂ epi [supra] pedo [pédon = solo, terra]}. </text:p>
        </text:list-item>
        <text:list-item>
          <text:p text:style-name="P101">—<text:span text:style-name="T3">ismo</text:span> | -ismo | -élisme | -ism | -ismus. ⊂ G. -ēlismós. </text:p>
        </text:list-item>
        <text:list-item>
          <text:p text:style-name="P101">—<text:span text:style-name="T3">grammo</text:span> | -gramma | -élogramme | -gram | -gramm. = superficie limitato ab lineas parallelo. ⊂ G. parallēlógrammon ⊂ parallelo gramm(a) [linea] -o. </text:p>
        </text:list-item>
        <text:list-item>
          <text:p text:style-name="P101"><text:span text:style-name="T3">paralogismo</text:span> | -ismo | -isme | -ism | -ismus. = deductione contra logica. ⊂ G. -ismós. ⊂ para log(o) -ismo. </text:p>
        </text:list-item>
        <text:list-item>
          <text:p text:style-name="P101"><text:span text:style-name="T3">paralysi</text:span> ŭ 100 | -isi | -ysie | -ysis | -ysis. ⊂ G. parálysis. ⊂ parà ly(e) -si = dissolutione. </text:p>
        </text:list-item>
        <text:list-item>
          <text:p text:style-name="P101"><text:span text:style-name="T3">paralytico</text:span> ĭ 100 | -itico | -tique | -tic | -tisch. ⊂ G. -icós. </text:p>
        </text:list-item>
        <text:list-item>
          <text:p text:style-name="P101"><text:span text:style-name="T3">paralyza</text:span> N | -izzare | -yser | -yze | -isieren. = da paralysi. </text:p>
        </text:list-item>
        <text:list-item>
          <text:p text:style-name="P101"><text:span text:style-name="T3">parametro</text:span> ĕ | -tro | -mètre | -ter | -ter. = unitate de mensura, linea cum que nos mete cetero linea. ⊂ para metro. </text:p>
        </text:list-item>
        <text:list-item>
          <text:p text:style-name="P101"><text:span text:style-name="T3">paranympho</text:span> 600 | -info | -phe | -ph | -ph. = qui comita sponsa. ⊂ G. paránymphos ⊂ para nymph(a) [sponsa] -o. </text:p>
        </text:list-item>
        <text:list-item>
          <text:p text:style-name="P101"><text:span text:style-name="T3">paraphernale</text:span> M | parafernale | -al | -al | -aliern. = proprietate que uxore fer post dote. ⊂ G. parápherna ⊂ parà pher(e) -na. </text:p>
        </text:list-item>
        <text:list-item>
          <text:p text:style-name="P101"><text:span text:style-name="T3">paraphrasi</text:span> ă 100 | -frasi | -se | -se | -se. ⊂ G. paráphrasis ⊂ para phrasi. = phrasi ulteriore, explicatione. </text:p>
        </text:list-item>
        <text:list-item>
          <text:p text:style-name="P101"><text:span text:style-name="T3">paraplegia</text:span> | -egia | -égie | -egia, -egy, -exy | -egie, -exie. = apoplexia partiale. ⊂ G. -ēgía, -ēxía. ⊂ G. parà [latere] pleg [percute]. </text:p>
        </text:list-item>
        <text:list-item>
          <text:p text:style-name="P101"><text:span text:style-name="T3">parasito</text:span> -ītus | -ito | -ite | -ite | -it. = commensale gratuito. ⊂ G. parásitos ⊂ para sito [cibo]. </text:p>
        </text:list-item>
        <text:list-item>
          <text:p text:style-name="P101">—<text:span text:style-name="T3">ismo</text:span> | -ismo | -isme | -ism | -ismus. </text:p>
        </text:list-item>
        <text:list-item>
          <text:p text:style-name="P101"><text:span text:style-name="T3">Parca</text:span> -a | Parca | Parques | Parcæ | Parce. = dea de fato, da morte. </text:p>
        </text:list-item>
        <text:list-item>
          <text:p text:style-name="P101"><text:span text:style-name="T3">parce</text:span> -o = abstine se, ne offende, conserva pecunia, perdona. </text:p>
        </text:list-item>
        <text:list-item>
          <text:p text:style-name="P101"><text:span text:style-name="T3">parcimonia</text:span> -ia = parsimonia. </text:p>
        </text:list-item>
        <text:list-item>
          <text:p text:style-name="P101"><text:soft-page-break/><text:span text:style-name="T3">parco</text:span> -us | I. parco = moderato, sobrio, frugale, œconomo, qui parce. </text:p>
        </text:list-item>
        <text:list-item>
          <text:p text:style-name="P101"><text:span text:style-name="T3">parco</text:span> M | parco | parc | park | Park. = horto, agro clauso, vivario. </text:p>
        </text:list-item>
        <text:list-item>
          <text:p text:style-name="P101">parĕ -io = gene. ⊃ parente, partu, viviparo. </text:p>
        </text:list-item>
        <text:list-item>
          <text:p text:style-name="P101">parē -eo | parere | parâitre. = appare. ⊃ transparente, compare. ⊂ parĕ = es genito, nasce. </text:p>
        </text:list-item>
        <text:list-item>
          <text:p text:style-name="P101">parē -eo = obedi, parē sub jussu. </text:p>
        </text:list-item>
        <text:list-item>
          <text:p text:style-name="P101"><text:span text:style-name="T3">parenchyma</text:span>(te) | -ima | -me | -ma | -ma. = materia de glandula, substantia viride de folio de plantas, medulla. ⊂ G. parégchuma. ⊂ par(a) en chy (cheîn = versa) -mate. </text:p>
        </text:list-item>
        <text:list-item>
          <text:p text:style-name="P101"><text:span text:style-name="T3">parente</text:span> -ens | -ente | -ent | -ent | <text:span text:style-name="T5">Eltern</text:span>. = que pare [gene], genitore, avo. </text:p>
        </text:list-item>
        <text:list-item>
          <text:p text:style-name="P101">— M | parente | parent. = cognato, conjuncto, affine, propinquo. </text:p>
        </text:list-item>
        <text:list-item>
          <text:p text:style-name="P101"><text:span text:style-name="T3">parenthesi</text:span> ĕ 100 | parentesi | -èse | -esis | -ese. ⊂ G. parénthesis ⊂ par(a) en the si = to insere contra. </text:p>
        </text:list-item>
        <text:list-item>
          <text:p text:style-name="P101"><text:span text:style-name="T3">pari</text:span> par | pari, H. P. par | pair, pareil | par, peer. = æquale, simile. ⊃ paritate, dispari. </text:p>
        </text:list-item>
        <text:list-item>
          <text:p text:style-name="P101"><text:span text:style-name="T3">paria,</text:span> <text:span text:style-name="T5">nom. plur. de</text:span> pari | paio, <text:span text:style-name="T5">coppia</text:span> | paire, <text:span text:style-name="T5">couple</text:span> | pair | Paar. = copula, dyade. </text:p>
        </text:list-item>
        <text:list-item>
          <text:p text:style-name="P101"><text:span text:style-name="T3">pariete</text:span> (paries -iĕtis) | parete | paroi | <text:span text:style-name="T5">wall</text:span> | <text:span text:style-name="T5">Wand</text:span>. </text:p>
        </text:list-item>
        <text:list-item>
          <text:p text:style-name="P101">—<text:span text:style-name="T3">ale</text:span> | -etale | -étal | -etal. </text:p>
        </text:list-item>
        <text:list-item>
          <text:p text:style-name="P101"><text:span text:style-name="T3">paritate</text:span> 400 | -ità | -ité | -ity | -ität. = to es pari. </text:p>
        </text:list-item>
        <text:list-item>
          <text:p text:style-name="P101"><text:span text:style-name="T3">parocho</text:span> -ŏchus, G. párochos = commissario, syndico, curatore. ⊂ par(a) ech. </text:p>
        </text:list-item>
        <text:list-item>
          <text:p text:style-name="P101">— 400 | parroco | | | Pfarrer. = curatore ecclesiastico. </text:p>
        </text:list-item>
        <text:list-item>
          <text:p text:style-name="P101"><text:span text:style-name="T3">parochia</text:span> 400 | parrocchia | paroisse | parish | Parochie. = dominio de parocho; parœcia. </text:p>
        </text:list-item>
        <text:list-item>
          <text:p text:style-name="P101">—<text:span text:style-name="T3">ale</text:span> | parrocchiale | paroissial | -al | -al. </text:p>
        </text:list-item>
        <text:list-item>
          <text:p text:style-name="P101"><text:span text:style-name="T3">parœcia</text:span> 400 = parochia. ⊂ G. paroicía. ⊂ par(a) œco [vico]. </text:p>
        </text:list-item>
        <text:list-item>
          <text:p text:style-name="P101"><text:span text:style-name="T3">parodia</text:span> ĭ 100 | -ia | -ie | -y | -ie. = contrafactione de opere. ⊂ G. parōdía. ⊂ para [contra] od(e) -ia. </text:p>
        </text:list-item>
        <text:list-item>
          <text:p text:style-name="P101"><text:span text:style-name="T3">parotide</text:span> -tis -tĭd- | -tide | -tide | -tid | -tis. = glandulas salivare posito contra aures. ⊂ G. parōtís -ídos. ⊂ para [contra] ot [aure]. </text:p>
        </text:list-item>
        <text:list-item>
          <text:p text:style-name="P101"><text:span text:style-name="T3">paroxysmo</text:span> | parossismo | -me | -m | -mus. = excessu de irritatione, de passione. ⊂ G. -ós. ⊂ par(a) [ultra] oxy [acuto] -(i)smo. </text:p>
        </text:list-item>
        <text:list-item>
          <text:p text:style-name="P101"><text:span text:style-name="T3">parricida</text:span> -īda | -ida | -ide | -ide | -ida. = qui cæde parente. </text:p>
        </text:list-item>
        <text:list-item>
          <text:p text:style-name="P101">—<text:span text:style-name="T3">io</text:span> -ium | -io | -e | -e | -ium. </text:p>
        </text:list-item>
        <text:list-item>
          <text:p text:style-name="P101"><text:span text:style-name="T3">parsimonia</text:span> -ia | -ia | parcimonie | -y | -ie. = œconomia, moderatione, frugalitate, usu parco de divitias. </text:p>
        </text:list-item>
        <text:list-item>
          <text:p text:style-name="P101">—<text:span text:style-name="T3">ioso</text:span> | -ioso | parcimonieux | -ious | -iös. = parco. </text:p>
        </text:list-item>
        <text:list-item>
          <text:p text:style-name="P101"><text:span text:style-name="T3">parte</text:span> pars | I. H. P. parte | partie, parti | part, party | <text:span text:style-name="T5">Teil</text:span>, Part. </text:p>
        </text:list-item>
        <text:list-item>
          <text:p text:style-name="P101">—<text:span text:style-name="T3">i</text:span> -io, -ior | spartire | répartir, partager | to part | partieren. = fac partes, divide. </text:p>
        </text:list-item>
        <text:list-item>
          <text:p text:style-name="P101">—i M | partire | partir = i ab, i ex. </text:p>
        </text:list-item>
        <text:list-item>
          <text:p text:style-name="P101">—<text:span text:style-name="T3">iale</text:span> | -ziale | -tial | -tial | -tial. = anti totale. </text:p>
        </text:list-item>
        <text:list-item>
          <text:p text:style-name="P101">——<text:span text:style-name="T3">itate</text:span> | parzialità | -ité | -ity | -ität. = præferentia, favore injusto. </text:p>
        </text:list-item>
        <text:list-item>
          <text:p text:style-name="P101">—<text:span text:style-name="T3">icipa</text:span> -ĭpo | partecipare | -er | -ate | -ieren. = cape parte, coopera. </text:p>
        </text:list-item>
        <text:list-item>
          <text:p text:style-name="P101"><text:soft-page-break/>——<text:span text:style-name="T3">nte</text:span> | partecipante | -nt | -nt | -nt. </text:p>
        </text:list-item>
        <text:list-item>
          <text:p text:style-name="P101">——<text:span text:style-name="T3">tione</text:span> 400 | partecipazione | -tion | -tion | -tion. </text:p>
        </text:list-item>
        <text:list-item>
          <text:p text:style-name="P101">——<text:span text:style-name="T3">io</text:span> 100 | -ipio | -ipe | -iple | -ip. = forma ex verbo, que participa qualitate de nomine, p. ex. (ama)nte, (ama)to, (ama)ndo. </text:p>
        </text:list-item>
        <text:list-item>
          <text:p text:style-name="P101">—<text:span text:style-name="T3">icula</text:span> -ŭla | -icella, -icola | -icule, parcelle | -icle, parcel | -ikel. </text:p>
        </text:list-item>
        <text:list-item>
          <text:p text:style-name="P101">——<text:span text:style-name="T3">are</text:span> 200 | -olare | -ier | -ar | -är. = speciale, characteristico. </text:p>
        </text:list-item>
        <text:list-item>
          <text:p text:style-name="P101">———<text:span text:style-name="T3">itate</text:span> | -olarità | -ité | -ity | -ität. </text:p>
        </text:list-item>
        <text:list-item>
          <text:p text:style-name="P101">———<text:span text:style-name="T3">iza</text:span> | -izzare | -iser | -ize | -isieren. </text:p>
        </text:list-item>
        <text:list-item>
          <text:p text:style-name="P101">—<text:span text:style-name="T3">itione</text:span> -tio | -zione, partitura | partage, ré—ition, -tion | -tion | -tion. = ton parti, divisione, secessione, separatione. </text:p>
        </text:list-item>
        <text:list-item>
          <text:p text:style-name="P101">—<text:span text:style-name="T3">itivo</text:span> | -ivo | -if | -ive | -iv. = que parti. </text:p>
        </text:list-item>
        <text:list-item>
          <text:p text:style-name="P101">—ito -us = quem parti, diviso. </text:p>
        </text:list-item>
        <text:list-item>
          <text:p text:style-name="P101">—— M | -tito | -ti | -ty | -tit. = parte, factione. </text:p>
        </text:list-item>
        <text:list-item>
          <text:p text:style-name="P101"><text:span text:style-name="T3">partu</text:span> -us | parto | <text:span text:style-name="T5">accouchement</text:span>, parturition | parturition | Partus. = ton pare [gene], parturitione. </text:p>
        </text:list-item>
        <text:list-item>
          <text:p text:style-name="P101"><text:span text:style-name="T3">parturi</text:span> -ŭrio | partorire | <text:span text:style-name="T5">accoucher</text:span> | <text:span text:style-name="T5">give birth</text:span> | <text:span text:style-name="T5">kreissen</text:span>. = gene, fac partu. </text:p>
        </text:list-item>
        <text:list-item>
          <text:p text:style-name="P101">—<text:span text:style-name="T3">iente</text:span> | -iente | -iente | -ient | -ient. </text:p>
        </text:list-item>
        <text:list-item>
          <text:p text:style-name="P101">—<text:span text:style-name="T3">itione</text:span> | | -ition | -ition | -ition. = partu. </text:p>
        </text:list-item>
        <text:list-item>
          <text:p text:style-name="P101">L. parum = pauco. </text:p>
        </text:list-item>
        <text:list-item>
          <text:p text:style-name="P101">L. parumper = per pauco tempore. </text:p>
        </text:list-item>
        <text:list-item>
          <text:p text:style-name="P101"><text:span text:style-name="T3">parvo</text:span> -us | <text:span text:style-name="T5">piccolo</text:span>, parvo | <text:span text:style-name="T5">petit</text:span> | <text:span text:style-name="T5">little</text:span>, <text:span text:style-name="T5">small</text:span> | <text:span text:style-name="T5">klein</text:span>. = anti magno, breve, curto, raro, exiguo. ⊂ pau(co) -ro. = || G. paúros. </text:p>
        </text:list-item>
        <text:list-item>
          <text:p text:style-name="P101">—<text:span text:style-name="T3">itate</text:span> -itas | -ità | -ité | -itude | -ität. </text:p>
        </text:list-item>
        <text:list-item>
          <text:p text:style-name="P101"><text:span text:style-name="T3">pasce</text:span> -o | pascere, H. pacer, P. pascer | <text:span text:style-name="T5">faire</text:span> paître, repaître | pasture | füttern. = nutri pecu. ⊃ pascuo, pastore, pastura. || A feed, D. Futter, R. pasti. ⊂ E. pā. </text:p>
        </text:list-item>
        <text:list-item>
          <text:p text:style-name="P101"><text:span text:style-name="T3">pascuo</text:span> -uum | pascolo | pâturage, pacage | pasturage, pasture | <text:span text:style-name="T5">Weide</text:span>. = agro, ubi pecu pasce se. </text:p>
        </text:list-item>
        <text:list-item>
          <text:p text:style-name="P101"><text:span text:style-name="T3">passibile</text:span> ĭ 400 | -ibile | -ible | -ible | -ibel. = que pote pate. ⊃ impassibile. </text:p>
        </text:list-item>
        <text:list-item>
          <text:p text:style-name="P101">—<text:span text:style-name="T3">itate</text:span> | -ità | -ité | -ity | -ität. </text:p>
        </text:list-item>
        <text:list-item>
          <text:p text:style-name="P101">L. passim = in vario loco. </text:p>
        </text:list-item>
        <text:list-item>
          <text:p text:style-name="P101"><text:span text:style-name="T3">passione</text:span> 200 | -ssione | -ssion | -ssion | -ssion. = dolore, affectu, to pate. </text:p>
        </text:list-item>
        <text:list-item>
          <text:p text:style-name="P101"><text:span text:style-name="T3">passivo</text:span> 300 | -ivo | -if | -ive | -iv. = que pate, anti activo. </text:p>
        </text:list-item>
        <text:list-item>
          <text:p text:style-name="P101">—<text:span text:style-name="T3">itate</text:span> | -ità | -ité | -ity | -ität. </text:p>
        </text:list-item>
        <text:list-item>
          <text:p text:style-name="P101">passo -us = que e pate (suffer). ⊃ passivo. </text:p>
        </text:list-item>
        <text:list-item>
          <text:p text:style-name="P101">passo -us = quem pande. </text:p>
        </text:list-item>
        <text:list-item>
          <text:p text:style-name="P101"><text:span text:style-name="T3">passu</text:span> -us | passo, H. paso | pas | pace | <text:span text:style-name="T5">Schritt</text:span>. = gradu, to pande pedes dum ambula. </text:p>
        </text:list-item>
        <text:list-item>
          <text:p text:style-name="P101">— M | passaggio | pas, passage | pass, passage | Pass. = transitu. </text:p>
        </text:list-item>
        <text:list-item>
          <text:p text:style-name="P101"><text:span text:style-name="T3">pasta</text:span> M | I. H. P. pasta | pâte | paste | Paste. ⊂ G. pástē. </text:p>
        </text:list-item>
        <text:list-item>
          <text:p text:style-name="P101"><text:span text:style-name="T3">pastillo</text:span> -us, -um | pastiglia | -ille | -ille, -il | -ille, -illus. = parvo pane, pilula. </text:p>
        </text:list-item>
        <text:list-item>
          <text:p text:style-name="P101"><text:span text:style-name="T3">pasto</text:span> -us = quem pasce. </text:p>
        </text:list-item>
        <text:list-item>
          <text:p text:style-name="P101">—<text:span text:style-name="T3">ore</text:span> -tor | -ore | -eur, pàtre, <text:span text:style-name="T5">berger</text:span> | -or | <text:span text:style-name="T5">Hirt</text:span>, -or. = qui pasce <text:soft-page-break/>pecu (aut animas). </text:p>
        </text:list-item>
        <text:list-item>
          <text:p text:style-name="P101">——<text:span text:style-name="T3">ale</text:span> -ālis | -ale | -al | -al | -al. </text:p>
        </text:list-item>
        <text:list-item>
          <text:p text:style-name="P101">—<text:span text:style-name="T3">ura</text:span> 400 | -ura | pâture | -urage, -ure | <text:span text:style-name="T5">Weide</text:span>. = pascuo. </text:p>
        </text:list-item>
        <text:list-item>
          <text:p text:style-name="P101"><text:span text:style-name="T3">pate</text:span> -ior | patire | pâtir | <text:span text:style-name="T5">suffer</text:span> | <text:span text:style-name="T5">leiden</text:span>. = suffer. ⊃ patiente, passione, passivo, compate. </text:p>
        </text:list-item>
        <text:list-item>
          <text:p text:style-name="P101"><text:span text:style-name="T3">pate</text:span> -eo = es patente, es claro, es evidente, es manifesto. ⊃ patente, patina. || G. pet(alo). </text:p>
        </text:list-item>
        <text:list-item>
          <text:p text:style-name="P101"><text:span text:style-name="T3">patella</text:span> -as | padella | la poêle | pail, pan | Pfanne. = patina, vaso plato, utensile de coquina pro frige. </text:p>
        </text:list-item>
        <text:list-item>
          <text:p text:style-name="P101">— 100 | -ella | -elle | -ella | -elle. = osse de genu. </text:p>
        </text:list-item>
        <text:list-item>
          <text:p text:style-name="P101"><text:span text:style-name="T3">patente</text:span> -ens | -ente | -ent | -ent. = que pate, evidente. </text:p>
        </text:list-item>
        <text:list-item>
          <text:p text:style-name="P101">— M | -ente | -ente, <text:span text:style-name="T5">brevet</text:span> | -ent | -ent. = littera patente. </text:p>
        </text:list-item>
        <text:list-item>
          <text:p text:style-name="P101"><text:span text:style-name="T3">paterno</text:span> -us | I. H. P. -no | -nel | -nal. = de patre. </text:p>
        </text:list-item>
        <text:list-item>
          <text:p text:style-name="P101">—<text:span text:style-name="T3">itate</text:span> | -ità | -ité | -ity | -ität. </text:p>
        </text:list-item>
        <text:list-item>
          <text:p text:style-name="P101"><text:span text:style-name="T3">pathetico</text:span> ĭ 500 | patetico | pathétique | -ic | -isch. = commovente. ⊂ G. pathēticós. ⊂ patho. </text:p>
        </text:list-item>
        <text:list-item>
          <text:p text:style-name="P101">G. patho páthos = dolore, affectu, passione, morbo. ⊃ pathetico, apathia, sympathia, antipathia, homœopathia. </text:p>
        </text:list-item>
        <text:list-item>
          <text:p text:style-name="P101"><text:span text:style-name="T3">pathologia</text:span> | patologia | -ie | -y | -ie. = scientia de morbo [patho]. </text:p>
        </text:list-item>
        <text:list-item>
          <text:p text:style-name="P101"><text:span text:style-name="T3">pathologico</text:span> -ĭcus | patologico | -ique | -ic | -isch. ⊂ G. -icós. ⊂ patho. </text:p>
        </text:list-item>
        <text:list-item>
          <text:p text:style-name="P101"><text:span text:style-name="T3">patibulo</text:span> -ŭlum | patibolo, <text:span text:style-name="T5">forca</text:span> | <text:span text:style-name="T5">potence</text:span> | <text:span text:style-name="T5">gallows</text:span> | <text:span text:style-name="T5">Galgen</text:span>. </text:p>
        </text:list-item>
        <text:list-item>
          <text:p text:style-name="P101">—<text:span text:style-name="T3">are</text:span> | patibolare | -aire | -ary. </text:p>
        </text:list-item>
        <text:list-item>
          <text:p text:style-name="P101"><text:span text:style-name="T3">patiente</text:span> -ens | paziente | -ient | -ient | -ient. = que pate [suffer], mansueto, quieto. </text:p>
        </text:list-item>
        <text:list-item>
          <text:p text:style-name="P101">—<text:span text:style-name="T3">ia</text:span> -ia | pazienza | -ence | -ence | -enz. </text:p>
        </text:list-item>
        <text:list-item>
          <text:p text:style-name="P101"><text:span text:style-name="T3">patina</text:span> -ĭna = patella. ⊂ patē. </text:p>
        </text:list-item>
        <text:list-item>
          <text:p text:style-name="P101">— | -ina | -ine | -ina | -ina. = strato (de rubigine, de colore). </text:p>
        </text:list-item>
        <text:list-item>
          <text:p text:style-name="P101"><text:span text:style-name="T3">patra</text:span> -o = fac, comple, exseque, fini. ⊃ impetra, perpetra. </text:p>
        </text:list-item>
        <text:list-item>
          <text:p text:style-name="P101"><text:span text:style-name="T3">PATRE</text:span> pater | padre | père | father | Vater. ⊃ patricio, patrono, paterno. ⊂ E. ⊃ A. D., G. pat <text:span text:style-name="T3">ē</text:span>r, patriota, patriarcha, patronymico, S. pitar. </text:p>
        </text:list-item>
        <text:list-item>
          <text:p text:style-name="P101">—<text:span text:style-name="T3">ia</text:span> -ia | -ia | -ie | <text:span text:style-name="T5">native country</text:span> | <text:span text:style-name="T5">Vaterland</text:span>, Patria. = terra de patre. || G. patría = familia. </text:p>
        </text:list-item>
        <text:list-item>
          <text:p text:style-name="P101"><text:span text:style-name="T3">patriarcha</text:span> | -arca | -arche | -arch | -arch. ⊂ G. patriárchēs = primo ex patres. </text:p>
        </text:list-item>
        <text:list-item>
          <text:p text:style-name="P101">—<text:span text:style-name="T3">ale</text:span> | -cale | -cal | -chal | -chal. </text:p>
        </text:list-item>
        <text:list-item>
          <text:p text:style-name="P101"><text:span text:style-name="T3">patricio</text:span> -ius | -izio | -icien | -ician | -icier. = nobile romano. ⊂ patre. </text:p>
        </text:list-item>
        <text:list-item>
          <text:p text:style-name="P101">—<text:span text:style-name="T3">iatu</text:span> 200 | -ziato | -ciat | -ciate | -ciat. </text:p>
        </text:list-item>
        <text:list-item>
          <text:p text:style-name="P101"><text:span text:style-name="T3">patrimonio</text:span> -ium | -onio | -oine | -ony | -onium. = hereditate ex patre. </text:p>
        </text:list-item>
        <text:list-item>
          <text:p text:style-name="P101">—<text:span text:style-name="T3">iale</text:span> 600 | -iale | -ial | -ial | -ial. </text:p>
        </text:list-item>
        <text:list-item>
          <text:p text:style-name="P101"><text:span text:style-name="T3">patriota</text:span> | -ota | -ote | -ot | -ot. = amante de patria. ⊂ G. patri <text:span text:style-name="T3">ō</text:span>tēs = compatriota. </text:p>
        </text:list-item>
        <text:list-item>
          <text:p text:style-name="P101">—<text:span text:style-name="T3">ico</text:span> -ĭcus | -ico | -ique | -ic | -isch. </text:p>
        </text:list-item>
        <text:list-item>
          <text:p text:style-name="P101">—<text:span text:style-name="T3">ismo</text:span> | -ismo | -isme | -ism | -ismus. </text:p>
        </text:list-item>
        <text:list-item>
          <text:p text:style-name="P101"><text:span text:style-name="T3">patrocina</text:span> -ĭnor | -are | patronner | to patronize | -ieren. = es <text:soft-page-break/>patrono, defende, protege. </text:p>
        </text:list-item>
        <text:list-item>
          <text:p text:style-name="P101"><text:span text:style-name="T3">patrona</text:span> -a | -onessa, -ona, padrona | -onnesse, <text:span text:style-name="T5">maîtresse</text:span> | -oness | -onin. = patrono femina. </text:p>
        </text:list-item>
        <text:list-item>
          <text:p text:style-name="P101"><text:span text:style-name="T3">patrono</text:span> -us | -ono, padrone | -on | -on | -on. = protectore, anti cliente. ⊂ patre. </text:p>
        </text:list-item>
        <text:list-item>
          <text:p text:style-name="P101">—<text:span text:style-name="T3">ale</text:span> | -ale | -al | -al | -al. </text:p>
        </text:list-item>
        <text:list-item>
          <text:p text:style-name="P101">—<text:span text:style-name="T3">atu</text:span> 600 | -ato | -at | -age | -at. </text:p>
        </text:list-item>
        <text:list-item>
          <text:p text:style-name="P101"><text:span text:style-name="T3">patronymico</text:span> ĭ 400 | -imico | -ique | -ic | -isch. = nomine ex patre. ⊂ G. patrōnymicón ⊂ patre onoma. </text:p>
        </text:list-item>
        <text:list-item>
          <text:p text:style-name="P101"><text:span text:style-name="T3">pauco</text:span> -us | I. H. poco, P. pouco | peu | <text:span text:style-name="T5">little</text:span>, few | <text:span text:style-name="T5">wenig</text:span>. = ne multo. ⊂ E. pau ⊃ L. paulo, parvo, paupere, G. paúros, A. few. </text:p>
        </text:list-item>
        <text:list-item>
          <text:p text:style-name="P101">—<text:span text:style-name="T3">itate</text:span> -itas | pochezza | -ité | -ity | -ität. </text:p>
        </text:list-item>
        <text:list-item>
          <text:p text:style-name="P101">L. paulisper = per parvo tempore. </text:p>
        </text:list-item>
        <text:list-item>
          <text:p text:style-name="P101"><text:span text:style-name="T3">paupera</text:span> -ĕro | impoverire | appauvrir | to pauperize | depauperieren. = redde paupere. </text:p>
        </text:list-item>
        <text:list-item>
          <text:p text:style-name="P101"><text:span text:style-name="T3">paupere</text:span> -pĕr | povero | pauvre | pauper, poor | <text:span text:style-name="T5">arm</text:span>, -per. = misero, indigente, inope, anti divite. ⊂ pau(co) pare [gene]. </text:p>
        </text:list-item>
        <text:list-item>
          <text:p text:style-name="P101">—<text:span text:style-name="T3">ie</text:span> -ies = paupertate. </text:p>
        </text:list-item>
        <text:list-item>
          <text:p text:style-name="P101">—<text:span text:style-name="T3">ismo</text:span> | -ismo | -érisme | -ism | -ismus. </text:p>
        </text:list-item>
        <text:list-item>
          <text:p text:style-name="P101"><text:span text:style-name="T3">paupertate</text:span> -tas | povertà | pauvreté | poverty | Paupertät. = pauperie. </text:p>
        </text:list-item>
        <text:list-item>
          <text:p text:style-name="P101"><text:span text:style-name="T3">pausa</text:span> -a | pausa | pause | pause | Pause. ⊂ G. paúsis. ⊂ pau [paúō = fac cessa, pone fine, || pauco]. </text:p>
        </text:list-item>
        <text:list-item>
          <text:p text:style-name="P101"><text:span text:style-name="T3">pave</text:span> -eo = time. ⊃ pavore. </text:p>
        </text:list-item>
        <text:list-item>
          <text:p text:style-name="P101"><text:span text:style-name="T3">pavi</text:span> -io | pavimentare | paver | to pave | <text:span text:style-name="T5">stampfen</text:span>. = sterne, pavi(menta). = || G. paíō = percute, comprime. </text:p>
        </text:list-item>
        <text:list-item>
          <text:p text:style-name="P101">—<text:span text:style-name="T3">mento</text:span> -um | -ento | pavé, pavement | pavement | -ent. </text:p>
        </text:list-item>
        <text:list-item>
          <text:p text:style-name="P101">——<text:span text:style-name="T3">a</text:span> 100 = pavi. </text:p>
        </text:list-item>
        <text:list-item>
          <text:p text:style-name="P101"><text:span text:style-name="T3">pavone</text:span> pavo | pavone | paon | pea <text:span text:style-name="T5">cock</text:span> | Pfau. = Zool. « pavo cristatus ». </text:p>
        </text:list-item>
        <text:list-item>
          <text:p text:style-name="P101"><text:span text:style-name="T3">pavore</text:span> -vor | paura, H. pavor | peur | | -or. = to pave, timore, terrore. </text:p>
        </text:list-item>
        <text:list-item>
          <text:p text:style-name="P101"><text:span text:style-name="T3">pecca</text:span> -o | -are | pécher | <text:span text:style-name="T5">to sin</text:span> | <text:span text:style-name="T5">sündigen</text:span>, -ieren. = falle, delinque, offende, fac re malo. </text:p>
        </text:list-item>
        <text:list-item>
          <text:p text:style-name="P101">—<text:span text:style-name="T3">bilitate</text:span> | -ità | -ité | -ity | -ität. </text:p>
        </text:list-item>
        <text:list-item>
          <text:p text:style-name="P101">—<text:span text:style-name="T3">to</text:span> -tum | peccato | péché | <text:span text:style-name="T5">sin</text:span> | <text:span text:style-name="T5">Sünde</text:span>. = vitio, menda, defectu. </text:p>
        </text:list-item>
        <text:list-item>
          <text:p text:style-name="P101"><text:span text:style-name="T3">pecore</text:span> pecus pecŏr- | I. H. pecora. = pecu. </text:p>
        </text:list-item>
        <text:list-item>
          <text:p text:style-name="P101"><text:span text:style-name="T3">pecte</text:span> -o | pettinare | peigner | <text:span text:style-name="T5">to comb</text:span> | <text:span text:style-name="T5">kämmen</text:span>. </text:p>
        </text:list-item>
        <text:list-item>
          <text:p text:style-name="P101">—<text:span text:style-name="T3">ina</text:span> -ĭno 200 = pecte. </text:p>
        </text:list-item>
        <text:list-item>
          <text:p text:style-name="P101"><text:span text:style-name="T3">pectine</text:span> -ten -tĭn- | pettine | peigne | <text:span text:style-name="T5">comb</text:span> | <text:span text:style-name="T5">Kamm</text:span>. </text:p>
        </text:list-item>
        <text:list-item>
          <text:p text:style-name="P101">— | -ten | pettine | pecten | pectem. = Zool. « pecten jacobæus », ostrea in forma de pectine. </text:p>
        </text:list-item>
        <text:list-item>
          <text:p text:style-name="P101"><text:span text:style-name="T3">pectore</text:span> pectus pectŏr- | petto | poitrine | <text:span text:style-name="T5">breast</text:span> | <text:span text:style-name="T5">Brust</text:span>. ⊃ expectora. </text:p>
        </text:list-item>
        <text:list-item>
          <text:p text:style-name="P101">—<text:span text:style-name="T3">ale</text:span> 100 | pettorale | -al | -al | -ale. </text:p>
        </text:list-item>
        <text:list-item>
          <text:p text:style-name="P101"><text:span text:style-name="T3">pecu</text:span> -u = bove, ove, animales domestico. ⊃ pecunia, peculatu. ⊂ E. ⊃ D. Vieh = pecu, A. fee = salario, S. paçu. </text:p>
        </text:list-item>
        <text:list-item>
          <text:p text:style-name="P101"><text:soft-page-break/><text:span text:style-name="T3">peculatu</text:span> -us | -ato | péculat | -ation | -at. = furto de pecunia publico, commisso ab administratore. </text:p>
        </text:list-item>
        <text:list-item>
          <text:p text:style-name="P101"><text:span text:style-name="T3">peculio</text:span> -ium | -lio | pécule | -lium. = pecunia. </text:p>
        </text:list-item>
        <text:list-item>
          <text:p text:style-name="P101"><text:span text:style-name="T3">pecunia</text:span> -a | I. H. P. pecunia | pécune. = moneta, nummo, argento, auro, divitia ex pecu. </text:p>
        </text:list-item>
        <text:list-item>
          <text:p text:style-name="P101">—<text:span text:style-name="T3">iario</text:span> -iarius | -iario | pécuniaire | -iary | -iär. </text:p>
        </text:list-item>
        <text:list-item>
          <text:p text:style-name="P101">—<text:span text:style-name="T3">ioso</text:span> -us | -ioso | pécunieux | -ious | -iös. </text:p>
        </text:list-item>
        <text:list-item>
          <text:p text:style-name="P101"><text:span text:style-name="T3">pedale</text:span> -is = longo uno pede. </text:p>
        </text:list-item>
        <text:list-item>
          <text:p text:style-name="P101">— M | -ale | pédale | -al | -al. = organo quem move pede. </text:p>
        </text:list-item>
        <text:list-item>
          <text:p text:style-name="P101"><text:span text:style-name="T3">PEDE</text:span> pes | piede, H. pié, P. pé | pied | foot | Fuss. ⊃ pedale, pedestre, expedi, impedi, bipede. ⊂ E. ⊃ A. foot, D. Fuss, G. pod, S. pād. </text:p>
        </text:list-item>
        <text:list-item>
          <text:p text:style-name="P101">L. pede -o | petare | péter. = emite crepitu ex ventre. ⊃ I. petardo. </text:p>
        </text:list-item>
        <text:list-item>
          <text:p text:style-name="P101">L. pede -is (Plauto) = pediculo. </text:p>
        </text:list-item>
        <text:list-item>
          <text:p text:style-name="P101"><text:span text:style-name="T3">pedestre</text:span> -ster | -stre | pédestre | -strian | -strisch. = qui grade per pedes. </text:p>
        </text:list-item>
        <text:list-item>
          <text:p text:style-name="P101">pedicŭlo 100 = parvo pede. </text:p>
        </text:list-item>
        <text:list-item>
          <text:p text:style-name="P101"><text:span text:style-name="T3">pediculo</text:span> ŭ 100 | pidocchio | pou | <text:span text:style-name="T5">louse</text:span> | <text:span text:style-name="T5">Laus</text:span>. = Zool. « pediculus capitis ». </text:p>
        </text:list-item>
        <text:list-item>
          <text:p text:style-name="P101">—<text:span text:style-name="T3">are</text:span> 100 | pedicolare | pé—aire | -ar | -aris. = (morbo) producto ab pediculos. </text:p>
        </text:list-item>
        <text:list-item>
          <text:p text:style-name="P101">—<text:span text:style-name="T3">oso</text:span> 100 | pidocchioso | puilleux | -ous | -ös. </text:p>
        </text:list-item>
        <text:list-item>
          <text:p text:style-name="P101"><text:span text:style-name="T3">pediluvio</text:span> | -luvio | pédiluve | -luvy | -lavium. = lavatione de pedes. </text:p>
        </text:list-item>
        <text:list-item>
          <text:p text:style-name="P101">G. pedo pédon = campo, plano, solo, terra. ⊃ (parallelepi)pedo. </text:p>
        </text:list-item>
        <text:list-item>
          <text:p text:style-name="P101"><text:span text:style-name="T3">pedometro</text:span> ĕ | -etro | pédomètre | -eter | -eter. = enumeratione de passus. </text:p>
        </text:list-item>
        <text:list-item>
          <text:p text:style-name="P101"><text:span text:style-name="T3">pedunculo</text:span> -ŭlus | -olo | pédoncule, pedicule | peduncle. = pede de folio aut de flore, stilo, calamo, caule. </text:p>
        </text:list-item>
        <text:list-item>
          <text:p text:style-name="P101">—<text:span text:style-name="T3">are</text:span> | -olare | pédonculaire | -ar. </text:p>
        </text:list-item>
        <text:list-item>
          <text:p text:style-name="P101"><text:span text:style-name="T3">pejora</text:span> 500 | peggiorare | empirer | | -rieren. = redde pejore. </text:p>
        </text:list-item>
        <text:list-item>
          <text:p text:style-name="P101">—<text:span text:style-name="T3">tione</text:span> | peggioramento | pé—tion | -tion | -tion. </text:p>
        </text:list-item>
        <text:list-item>
          <text:p text:style-name="P101"><text:span text:style-name="T3">pejore</text:span> -or | peggiore | pire | <text:span text:style-name="T5">worse</text:span> | <text:span text:style-name="T5">schlechter</text:span>. = plus malo. ⊃ pejora, pejus, pessimo. </text:p>
        </text:list-item>
        <text:list-item>
          <text:p text:style-name="P101"><text:span text:style-name="T3">pejus</text:span> -us | peggio | pis. = in modo pejore. </text:p>
        </text:list-item>
        <text:list-item>
          <text:p text:style-name="P101"><text:span text:style-name="T3">PELLE</text:span> -is | pelle, H. piel, P. pelle | peau | fell, peel, <text:span text:style-name="T5">skin</text:span> | Fell. = cute, derma. ⊃ pelliceo, pellicula. ⊂ E. ⊃ A. fell, D. Fell, G. (erysi)pela, A. film = pellicula, R. pleva. </text:p>
        </text:list-item>
        <text:list-item>
          <text:p text:style-name="P101"><text:span text:style-name="T3">pelle</text:span> -o = impelle, expelle, pulsa, move, trude. ⊃ pulsu, pulsa, expelle, impelle, propelle, repelle, appella, interpella. </text:p>
        </text:list-item>
        <text:list-item>
          <text:p text:style-name="P101"><text:span text:style-name="T3">pellicea</text:span> | pellicia | <text:span text:style-name="T5">fourrure</text:span>, pelisse | pelisse | Pelz. ⊂ pellice(o) -a [feminile]. </text:p>
        </text:list-item>
        <text:list-item>
          <text:p text:style-name="P101"><text:span text:style-name="T3">pelliceo</text:span> 500 = de pelle. </text:p>
        </text:list-item>
        <text:list-item>
          <text:p text:style-name="P101"><text:span text:style-name="T3">pellicula</text:span> -ŭla | -cola | -cule | -cle. = tenue pelle. </text:p>
        </text:list-item>
        <text:list-item>
          <text:p text:style-name="P101"><text:span text:style-name="T3">pellucido</text:span> ĭ 100 | -ido | -ide | -id | -id. ⊂ per [bene] lucido. </text:p>
        </text:list-item>
        <text:list-item>
          <text:p text:style-name="P101"><text:span text:style-name="T3">pelvi</text:span> 100 | <text:span text:style-name="T5">bacino</text:span> | <text:span text:style-name="T5">bassin</text:span> | <text:span text:style-name="T5">basin</text:span> | <text:span text:style-name="T5">Becken</text:span>. = vase. ⊂ ple?, aut pelle? </text:p>
        </text:list-item>
        <text:list-item>
          <text:p text:style-name="P101">— N | -vi | -vis, cavité pelvienne | -vis | -vis. = cavitate in corpore de <text:soft-page-break/>vertebratos, supra osse sacro. </text:p>
        </text:list-item>
        <text:list-item>
          <text:p text:style-name="P101">pendĕ -o = suspende, pondera, solve pecunia. ⊃ pendē, penso, appende, compendio, dispende, expende, suspende, pondere. </text:p>
        </text:list-item>
        <text:list-item>
          <text:p text:style-name="P101"><text:span text:style-name="T3">pende</text:span> -eo | pendere | pendre, être pendant | <text:span text:style-name="T5">to hang</text:span>, to pend | <text:span text:style-name="T5">hangen</text:span>. = es suspenso, oscilla. ⊃ pendulo, perpendiculare, depende, pensile. </text:p>
        </text:list-item>
        <text:list-item>
          <text:p text:style-name="P101">—<text:span text:style-name="T3">ente</text:span> -ens | -ente | -ant | -ent | -ent. </text:p>
        </text:list-item>
        <text:list-item>
          <text:p text:style-name="P101"><text:span text:style-name="T3">pendulo</text:span> -ŭlus = que pende. </text:p>
        </text:list-item>
        <text:list-item>
          <text:p text:style-name="P101">— N | -olo | -ule | -ulum | Pendel. = corpore suspenso oscillante, que meti tempore. </text:p>
        </text:list-item>
        <text:list-item>
          <text:p text:style-name="P101"><text:span text:style-name="T3">pene</text:span> -is | pene | penis | penis | Penis. = cauda de animales, membro virile. ⊃ penicillo. </text:p>
        </text:list-item>
        <text:list-item>
          <text:p text:style-name="P101">L. pene = quasi. V. pæne. </text:p>
        </text:list-item>
        <text:list-item>
          <text:p text:style-name="P101">L. penes = apud. ⊃ penetra. </text:p>
        </text:list-item>
        <text:list-item>
          <text:p text:style-name="P101"><text:span text:style-name="T3">penetra</text:span> -ĕtro | -are | pénétrer | -ate | -ieren. = i in, mea, permea, ingredi. ⊂ pene(s) tra. </text:p>
        </text:list-item>
        <text:list-item>
          <text:p text:style-name="P101">—<text:span text:style-name="T3">bile</text:span> -ĭlis | -bile | péné—ble | -ble | -bel. </text:p>
        </text:list-item>
        <text:list-item>
          <text:p text:style-name="P101">——<text:span text:style-name="T3">itate</text:span> | -ità | péné—ité | -ity | -ität. </text:p>
        </text:list-item>
        <text:list-item>
          <text:p text:style-name="P101">—<text:span text:style-name="T3">nte</text:span> | -nte | péné—nt | -nt | -nt. </text:p>
        </text:list-item>
        <text:list-item>
          <text:p text:style-name="P101">—<text:span text:style-name="T3">tione</text:span> 200 | -zione | péné—tion | -tion | -tion. </text:p>
        </text:list-item>
        <text:list-item>
          <text:p text:style-name="P101"><text:span text:style-name="T3">penicillo</text:span> -us | pennello | pinceau | pencil | Pinsel. = instrumento in forma de pene [cauda], pro pinge. </text:p>
        </text:list-item>
        <text:list-item>
          <text:p text:style-name="P101"><text:span text:style-name="T3">penna</text:span> -a | penna | <text:span text:style-name="T5">plume</text:span>, penne | feather | Feder. ⊂ E. pet(e) -na. ⊃ G. pte(ro), A. feather, D. Feder; S. patra, L. pinna. </text:p>
        </text:list-item>
        <text:list-item>
          <text:p text:style-name="P101">— 700 | penna | <text:span text:style-name="T5">plume</text:span> | pen | Schreibfeder. = calamo, stylo pro scribe, graphio. </text:p>
        </text:list-item>
        <text:list-item>
          <text:p text:style-name="P101">—<text:span text:style-name="T3">ato</text:span> -ātus | -ato | -é | -ate. </text:p>
        </text:list-item>
        <text:list-item>
          <text:p text:style-name="P101">pensa -o | pesare | peser | poise. = pondera. ⊃ compensa, dispensa. ⊂ pendĕ. </text:p>
        </text:list-item>
        <text:list-item>
          <text:p text:style-name="P101">— -o | -are | -er. = examina, medita, judica, cogita. </text:p>
        </text:list-item>
        <text:list-item>
          <text:p text:style-name="P101"><text:span text:style-name="T3">pensile</text:span> -ĭlis | -ile | | -ile. = que pende, suspenso. </text:p>
        </text:list-item>
        <text:list-item>
          <text:p text:style-name="P101"><text:span text:style-name="T3">pensione</text:span> -sio = to pensa, to solve moneta in plure vice. </text:p>
        </text:list-item>
        <text:list-item>
          <text:p text:style-name="P101">— 100 | pigione. = pretio de locatione. </text:p>
        </text:list-item>
        <text:list-item>
          <text:p text:style-name="P101">— M | -sione | -sion | -sion | -sion. = pretio de victu. </text:p>
        </text:list-item>
        <text:list-item>
          <text:p text:style-name="P101">—<text:span text:style-name="T3">ario</text:span> | -ario | -onnaire | -ary, -er | -är. </text:p>
        </text:list-item>
        <text:list-item>
          <text:p text:style-name="P101">penso -us = ponderato. ⊂ pendĕ -to. </text:p>
        </text:list-item>
        <text:list-item>
          <text:p text:style-name="P101"><text:span text:style-name="T3">penso</text:span> -um | penso | -um | -um | -um. = labore (per pœna, ad discipulo). </text:p>
        </text:list-item>
        <text:list-item>
          <text:p text:style-name="P101">— | I. H. P. peso | F. poids. = pondere. </text:p>
        </text:list-item>
        <text:list-item>
          <text:p text:style-name="P101"><text:span text:style-name="T3">penta-,</text:span> G. pénte = || quinque. </text:p>
        </text:list-item>
        <text:list-item>
          <text:p text:style-name="P101">—<text:span text:style-name="T3">gono</text:span> 200 | -gono | -gone | -gon | -gon. = figura cum quinque angulo [gonia]. ⊂ G. pentágōnos. </text:p>
        </text:list-item>
        <text:list-item>
          <text:p text:style-name="P101">—<text:span text:style-name="T3">metro</text:span> ĕ 100 | -metro | -mètre | -meter | -meter. = versu de quinque mensura. ⊂ G. pentámetron. </text:p>
        </text:list-item>
        <text:list-item>
          <text:p text:style-name="P101">—<text:span text:style-name="T3">archia</text:span> | -archia | -archie | -archy | -archat. = guberno [archia] de quinque. ⊂ G. pentarchía. </text:p>
        </text:list-item>
        <text:list-item>
          <text:p text:style-name="P101"><text:span text:style-name="T3">penuria</text:span> -ia | -ia | pénurie, <text:span text:style-name="T5">disette</text:span> | -y | -ie. = inopia, egestate, <text:soft-page-break/>defectu. </text:p>
        </text:list-item>
        <text:list-item>
          <text:p text:style-name="P101"><text:span text:style-name="T3">peplo</text:span> -um | -o | péplum | -um | -um. = veste, manto, pallio græco. ⊂ G. péplon. </text:p>
        </text:list-item>
        <text:list-item>
          <text:p text:style-name="P101">G. pepsi pépsis = digestione. ⊃ dyspepsia. ⊂ pepte. </text:p>
        </text:list-item>
        <text:list-item>
          <text:p text:style-name="P101"><text:span text:style-name="T3">pepsina</text:span> N | -ina | -ine | -in | -in. = fermento in suco gastrico, que produc digestione [pepsi]. </text:p>
        </text:list-item>
        <text:list-item>
          <text:p text:style-name="P101">G. pepte péptō = || coque. ⊃ pepsina, peptone, peptico. </text:p>
        </text:list-item>
        <text:list-item>
          <text:p text:style-name="P101"><text:span text:style-name="T3">peptico</text:span> ĭ 100 | -ico | -ique | -ic | -isch. = que facilita digestione [pepsi]. ⊂ G. -icós. </text:p>
        </text:list-item>
        <text:list-item>
          <text:p text:style-name="P101"><text:span text:style-name="T3">peptone</text:span> | -one | -one | -one | -one. = albumina post actione de pepsina. </text:p>
        </text:list-item>
        <text:list-item>
          <text:p text:style-name="P101"><text:span text:style-name="T3">PER</text:span> per ⊃ I. per, F. par. H. P. por ⊂ L. per <text:span text:style-name="T5">aut</text:span> L. pro || L. præ, pro; G. peri, para; A. far = longe, A. for = per, pro, D. für, ver-; R. pere-, S. pari. = bene, perfecto, in: « percipe, percurre, percute… »; = male, in: « perde, perfido… ». </text:p>
        </text:list-item>
        <text:list-item>
          <text:p text:style-name="P101"><text:span text:style-name="T3">pera</text:span> 100 = sacco, bursa. ⊂ G. p <text:span text:style-name="T3">ē</text:span>rn. </text:p>
        </text:list-item>
        <text:list-item>
          <text:p text:style-name="P101"><text:span text:style-name="T3">percepto</text:span> -us = quem percipe. </text:p>
        </text:list-item>
        <text:list-item>
          <text:p text:style-name="P101">—<text:span text:style-name="T3">ibile</text:span> -ĭlis | -ettibile | -ible | -ible | -ibel. = palpabile, sensibile, tangibile. </text:p>
        </text:list-item>
        <text:list-item>
          <text:p text:style-name="P101">—<text:span text:style-name="T3">ione</text:span> -tio | -zione | -tion | -tion | -tion. </text:p>
        </text:list-item>
        <text:list-item>
          <text:p text:style-name="P101"><text:span text:style-name="T3">percipe</text:span> -ĭpio | percepire, <text:span text:style-name="T5">accorgersi</text:span> | percevoir, apercevoir | to perceive | -ieren. = intellige, comprehende, conseque. ⊃ percepto. ⊂ per [bene] cape. </text:p>
        </text:list-item>
        <text:list-item>
          <text:p text:style-name="P101"><text:span text:style-name="T3">percurre</text:span> -o | percorrere | parcourir | | -rrieren. = transi. ⊂ per [trans] curre. </text:p>
        </text:list-item>
        <text:list-item>
          <text:p text:style-name="P101"><text:span text:style-name="T3">percusso</text:span> -us | percosso. = quem percute. </text:p>
        </text:list-item>
        <text:list-item>
          <text:p text:style-name="P101">—<text:span text:style-name="T3">ione</text:span> -io | -ione | -ion | -ion | -ion. </text:p>
        </text:list-item>
        <text:list-item>
          <text:p text:style-name="P101"><text:span text:style-name="T3">percute</text:span> -ŭtio | percuotere | -er, <text:span text:style-name="T5">frapper</text:span>, <text:span text:style-name="T5">battre</text:span> | to percuss | -ieren. = verbera, pulsa, tunde, ice. ⊃ percusso. ⊂ per [bene] quate. </text:p>
        </text:list-item>
        <text:list-item>
          <text:p text:style-name="P101"><text:span text:style-name="T3">PERDE</text:span> -o | -ere | perdre | <text:span text:style-name="T5">to lose</text:span> | <text:span text:style-name="T5">verlieren</text:span>. ⊃ perditione. ⊂ per da. </text:p>
        </text:list-item>
        <text:list-item>
          <text:p text:style-name="P101"><text:span text:style-name="T3">perdice</text:span> -dix (Plinio) | pernice | perdrix | partridge | <text:span text:style-name="T5">Rebhuhn</text:span>. = Zool. « perdix cinerea ». ⊂ G. pérdix. </text:p>
        </text:list-item>
        <text:list-item>
          <text:p text:style-name="P101"><text:span text:style-name="T3">perditione</text:span> 100 | -zione | -tion | -tion | -tion. = ton perde, ruina, destructione. </text:p>
        </text:list-item>
        <text:list-item>
          <text:p text:style-name="P101"><text:span text:style-name="T3">perdura</text:span> -ūro | -are | -er | | -ieren. = dura, continua, permane, persevera. </text:p>
        </text:list-item>
        <text:list-item>
          <text:p text:style-name="P101">—<text:span text:style-name="T3">bile</text:span> -ĭlis | -bile | -ble | -ble | -bel. </text:p>
        </text:list-item>
        <text:list-item>
          <text:p text:style-name="P101"><text:span text:style-name="T3">peregrina</text:span> -or | -are | pérégriner | -ate | -ieren. = es peregrino. </text:p>
        </text:list-item>
        <text:list-item>
          <text:p text:style-name="P101">—<text:span text:style-name="T3">tione</text:span> -tio | -zione | pérégrination | -tion | -tion. </text:p>
        </text:list-item>
        <text:list-item>
          <text:p text:style-name="P101">—<text:span text:style-name="T3">tore</text:span> -tor | -tore | pérégrinateur | -tor | -tor. </text:p>
        </text:list-item>
        <text:list-item>
          <text:p text:style-name="P101"><text:span text:style-name="T3">peregrino</text:span> -īnus | pellegrino, peregrino | pèlerin, pérégrin | pilgrim, peregrine | Pilgrim. = extero, viatore, raro, eximio. ⊂ per agr(o) -ino. </text:p>
        </text:list-item>
        <text:list-item>
          <text:p text:style-name="P101"><text:span text:style-name="T3">peremptorio</text:span> 200 | perentorio | péremptoire | -y | -isch. = definitivo, mortale. ⊂ per [perfecto] empt(o) -orio. </text:p>
        </text:list-item>
        <text:list-item>
          <text:p text:style-name="P101"><text:span text:style-name="T3">perenne</text:span> -is | -enne | pérenne | -ennial. = continuo, perpetuo, que <text:soft-page-break/>dura per annos. </text:p>
        </text:list-item>
        <text:list-item>
          <text:p text:style-name="P101">—<text:span text:style-name="T3">itate</text:span> -itas | -ità | pé—ité | -ity | -ität. </text:p>
        </text:list-item>
        <text:list-item>
          <text:p text:style-name="P101"><text:span text:style-name="T3">perfecto</text:span> -us | -etto | parfait | -ect | -ect. ⊂ per [bene] facto. </text:p>
        </text:list-item>
        <text:list-item>
          <text:p text:style-name="P101">—<text:span text:style-name="T3">ibile</text:span> -ĭlis | perfettibile | -ible | -ible | -ibel. </text:p>
        </text:list-item>
        <text:list-item>
          <text:p text:style-name="P101">——<text:span text:style-name="T3">itate</text:span> | perfettibilità | -ité | -ity | -ität. </text:p>
        </text:list-item>
        <text:list-item>
          <text:p text:style-name="P101">—<text:span text:style-name="T3">ione</text:span> -io | ezione | -ion | -ion | -ion. = excellentia, præstantia. </text:p>
        </text:list-item>
        <text:list-item>
          <text:p text:style-name="P101">—<text:span text:style-name="T3">ivo</text:span> | perfettivo | -if | -ive. </text:p>
        </text:list-item>
        <text:list-item>
          <text:p text:style-name="P101"><text:span text:style-name="T3">perfice</text:span> -ĭcio | perfezionare | perfectioner | perfect | perfectionieren. = fac bene, redde perfecto, exple, comple. ⊂ per [bene] fac. </text:p>
        </text:list-item>
        <text:list-item>
          <text:p text:style-name="P101"><text:span text:style-name="T3">perfido</text:span> -ĭdus | -ido | -ide | -idious | -id. = infidele. ⊂ per [contra] fide. </text:p>
        </text:list-item>
        <text:list-item>
          <text:p text:style-name="P101">—<text:span text:style-name="T3">ia</text:span> | -ia | -ie | -y | -ie. = malitia, fraude, dolo. </text:p>
        </text:list-item>
        <text:list-item>
          <text:p text:style-name="P101"><text:span text:style-name="T3">perfora</text:span> -ŏro | -are | -er | -ate | -ieren. ⊂ per [trans] fora. </text:p>
        </text:list-item>
        <text:list-item>
          <text:p text:style-name="P101">—<text:span text:style-name="T3">tione</text:span> 100 | -zione | -tion | -tion | -tion. </text:p>
        </text:list-item>
        <text:list-item>
          <text:p text:style-name="P101"><text:span text:style-name="T3">pergamena</text:span> 100 | -mena | parchemin | parchment | -ment. = pelle de animale pro scribe, uso in Pergamo, urbe de Asia Minore. ⊂ G. Pergamēn <text:span text:style-name="T3">ē</text:span>. </text:p>
        </text:list-item>
        <text:list-item>
          <text:p text:style-name="P101"><text:span text:style-name="T3">PERI</text:span> -eo | -ire | périr | to perish. = more, cade, ruina. ⊂ per [male] i. </text:p>
        </text:list-item>
        <text:list-item>
          <text:p text:style-name="P101">E. peri = experi. ⊃ periculo, perito, experi. || G. peiráō = experi, (em)pir(ico); D. (Ge)fahr = periculo, (er)fahren = experi; A. fear = timore. </text:p>
        </text:list-item>
        <text:list-item>
          <text:p text:style-name="P101">G. peri perí = circum. || L. per. </text:p>
        </text:list-item>
        <text:list-item>
          <text:p text:style-name="P101"><text:span text:style-name="T3">perianthio</text:span> | perianzio | périanthe | perianth | -thium. = involucro de flore. ⊂ G. peri anth(o) -io. </text:p>
        </text:list-item>
        <text:list-item>
          <text:p text:style-name="P101"><text:span text:style-name="T3">pericardio</text:span> | -io | péricarde | -ium | -ion. = sacculo que volve corde. ⊂ G. pericárdion. ⊂ peri card(ia) -io. </text:p>
        </text:list-item>
        <text:list-item>
          <text:p text:style-name="P101"><text:span text:style-name="T3">pericarpio</text:span> 100 | -pio | pé—pe | -p | -pium. = parte externo de fructu. ⊂ G. pericárpion. ⊂ peri carp(o) -io. </text:p>
        </text:list-item>
        <text:list-item>
          <text:p text:style-name="P101"><text:span text:style-name="T3">periclita</text:span> -ĭtor | pericolare, -are | péricliter | -ate | -ieren. = experimenta, es in periculo. </text:p>
        </text:list-item>
        <text:list-item>
          <text:p text:style-name="P101">—<text:span text:style-name="T3">tione</text:span> -tio | | pé—tion | -tion | -tion. = periculo. </text:p>
        </text:list-item>
        <text:list-item>
          <text:p text:style-name="P101"><text:span text:style-name="T3">periculo</text:span> -ŭlum = experimento, examine. ⊂ peri [experi]. </text:p>
        </text:list-item>
        <text:list-item>
          <text:p text:style-name="P101">— -ŭlum | pericolo | péril | peril | <text:span text:style-name="T5">Ge</text:span>fahr. = minacia, damno, insidia. </text:p>
        </text:list-item>
        <text:list-item>
          <text:p text:style-name="P101">—<text:span text:style-name="T3">oso</text:span> -ōsus | pericoloso | périlleux | perilous | -ös. </text:p>
        </text:list-item>
        <text:list-item>
          <text:p text:style-name="P101"><text:span text:style-name="T3">perigeo</text:span> ē | -eo | périgée | -ee, -eum | -äum. = puncto de orbita de planeta plus proximo ad terra. ⊂ G. perígeion. ⊂ peri ge -io. </text:p>
        </text:list-item>
        <text:list-item>
          <text:p text:style-name="P101"><text:span text:style-name="T3">perihelio</text:span> | perielio | périhélie | -on, -um | -um. = puncto ubi planeta es apud sol; anti aphelio. ⊂ peri helio. </text:p>
        </text:list-item>
        <text:list-item>
          <text:p text:style-name="P101"><text:span text:style-name="T3">perimetro</text:span> ĕ | -metro | -mètre | -meter | -meter. ⊂ G. perímetron. = peripheria, circumferentia. </text:p>
        </text:list-item>
        <text:list-item>
          <text:p text:style-name="P101"><text:span text:style-name="T3">periodo</text:span> ŏ 100 | -odo | période | -od | -ode. = cyclo de tempore; propositione completo. ⊂ G. períodos. ⊂ peri [circum] hodo [itinere]. </text:p>
        </text:list-item>
        <text:list-item>
          <text:p text:style-name="P101">—<text:span text:style-name="T3">ico</text:span> ĭ 100 | -ico | pé—ique | -ic | -isch. ⊂ G. -icós. </text:p>
        </text:list-item>
        <text:list-item>
          <text:p text:style-name="P101">——<text:span text:style-name="T3">itate</text:span> | -ità | -ité | pe—ity | -ität. = periodo, cyclo, rhythmo. </text:p>
        </text:list-item>
        <text:list-item>
          <text:p text:style-name="P101"><text:span text:style-name="T3">periosteo</text:span> | -ostio | périoste | -osteum | -osteum. = membrana que <text:soft-page-break/>vesti osse. ⊂ G. -ósteon. </text:p>
        </text:list-item>
        <text:list-item>
          <text:p text:style-name="P101"><text:span text:style-name="T3">peripheria</text:span> -īa 500 | periferia | périphérie | -y | -ie. = limite de superficie. ⊂ G. -éreia. ⊂ peri phere -īa. </text:p>
        </text:list-item>
        <text:list-item>
          <text:p text:style-name="P101">—<text:span text:style-name="T3">ico</text:span> -ĭcus | periferico | périphérique | -ic | -isch. </text:p>
        </text:list-item>
        <text:list-item>
          <text:p text:style-name="P101"><text:span text:style-name="T3">periphrasi</text:span> ă 100 | perifrasi | périphrase | -se | -sis. = expressione de uno idea, per plure vocabulo. ⊂ G. períphrasis ⊂ peri phrasi. </text:p>
        </text:list-item>
        <text:list-item>
          <text:p text:style-name="P101"><text:span text:style-name="T3">perisperma</text:span>(te) | -ma | pé—me | -m | -me. = albumine de semine [sperma]. </text:p>
        </text:list-item>
        <text:list-item>
          <text:p text:style-name="P101"><text:span text:style-name="T3">peristaltico</text:span> -ĭcus | -ico | pé—ique | -ic | -isch. = contractione de intestino. ⊂ G. -icós. ⊂ peri stel [preme] -tico. </text:p>
        </text:list-item>
        <text:list-item>
          <text:p text:style-name="P101"><text:span text:style-name="T3">peristylio</text:span> -um | -tilio | pé—tyle | -tyle | -tyl. = columnas [stylo] circa [peri] templo. ⊂ G. peristúlion. </text:p>
        </text:list-item>
        <text:list-item>
          <text:p text:style-name="P101">perito -ītus | -ito. = experto, practico. </text:p>
        </text:list-item>
        <text:list-item>
          <text:p text:style-name="P101">—ia -ia | -zia. = experientia, doctrina. </text:p>
        </text:list-item>
        <text:list-item>
          <text:p text:style-name="P101"><text:span text:style-name="T3">peritonæo</text:span> 500 | -eo | péritoine | -eum | -æum. = membrana tenso circa intestinos. ⊂ G. -ónaion. ⊂ peri tonæo [tonaîos = tenso, ⊂ tono]. </text:p>
        </text:list-item>
        <text:list-item>
          <text:p text:style-name="P101"><text:span text:style-name="T3">peritonite</text:span> | -ite | pé—ite | -itis | -itis. = imflammatione de peritonæo. </text:p>
        </text:list-item>
        <text:list-item>
          <text:p text:style-name="P101"><text:span text:style-name="T3">perjura</text:span> -ūro | spergiurare | se parjurer, <text:span text:style-name="T5">commetre un</text:span> parjure | perjure | -ieren. = per [male] jura. </text:p>
        </text:list-item>
        <text:list-item>
          <text:p text:style-name="P101">—<text:span text:style-name="T3">io</text:span> | spergiuro | parjure | -y | -ium. = juramento falso. </text:p>
        </text:list-item>
        <text:list-item>
          <text:p text:style-name="P101"><text:span text:style-name="T3">permane</text:span> -ăneo | -ere | | | -ieren. = mane, remane, dura. </text:p>
        </text:list-item>
        <text:list-item>
          <text:p text:style-name="P101">—<text:span text:style-name="T3">ente</text:span> | -ente | -ent | -ent | -ent. </text:p>
        </text:list-item>
        <text:list-item>
          <text:p text:style-name="P101">—<text:span text:style-name="T3">entia</text:span> | -enza | -ence | -ence | -enz. </text:p>
        </text:list-item>
        <text:list-item>
          <text:p text:style-name="P101"><text:span text:style-name="T3">permea</text:span> -ĕo | -are | | -ate. = mea per [trans], transi. </text:p>
        </text:list-item>
        <text:list-item>
          <text:p text:style-name="P101">—<text:span text:style-name="T3">bile</text:span> ĭ 300 | -abile | perméable | -able | -abel. = poroso. </text:p>
        </text:list-item>
        <text:list-item>
          <text:p text:style-name="P101">——<text:span text:style-name="T3">itate</text:span> | -tà | perméabilité | -ty | -tät. </text:p>
        </text:list-item>
        <text:list-item>
          <text:p text:style-name="P101"><text:span text:style-name="T3">permisso</text:span> -us | -esso | -is | -itted | -iss. = quem permitte. </text:p>
        </text:list-item>
        <text:list-item>
          <text:p text:style-name="P101">—<text:span text:style-name="T3">ione</text:span> -io | permesso | -ion | -ion | -ion. </text:p>
        </text:list-item>
        <text:list-item>
          <text:p text:style-name="P101"><text:span text:style-name="T3">permitte</text:span> -o | permettere | permettre | to permit | -ieren. = concede, da facultate, fac licito, tolera, suffer, consenti. ⊃ permisso. ⊂ per mitte. </text:p>
        </text:list-item>
        <text:list-item>
          <text:p text:style-name="P101"><text:span text:style-name="T3">permuta</text:span> -ūto | -utare | -uter | -ute, <text:span text:style-name="T5">exchange</text:span> | -utieren. = muta, varia, inverte. </text:p>
        </text:list-item>
        <text:list-item>
          <text:p text:style-name="P101">—<text:span text:style-name="T3">bile</text:span> -bĭlis | -bile | -ble | -ble | -bel. </text:p>
        </text:list-item>
        <text:list-item>
          <text:p text:style-name="P101">—<text:span text:style-name="T3">tione</text:span> -tio | -zione | -tion | -tion | -tion. </text:p>
        </text:list-item>
        <text:list-item>
          <text:p text:style-name="P101"><text:span text:style-name="T3">pernicie</text:span> -es = ruina, damno. ⊂ per nec(e) -ie. </text:p>
        </text:list-item>
        <text:list-item>
          <text:p text:style-name="P101">—<text:span text:style-name="T3">ioso</text:span> -us | -ioso | -ieux | -ious | -iös. </text:p>
        </text:list-item>
        <text:list-item>
          <text:p text:style-name="P101"><text:span text:style-name="T3">perora</text:span> -ōro | -are | pérorer | -ate | -ieren. = termina oratione. ⊂ per ora. </text:p>
        </text:list-item>
        <text:list-item>
          <text:p text:style-name="P101">—<text:span text:style-name="T3">tione</text:span> -tio | -zione | péroraison | -tion | -tion. </text:p>
        </text:list-item>
        <text:list-item>
          <text:p text:style-name="P101"><text:span text:style-name="T3">perpendiculo</text:span> -ŭlum | -icolo | -icule | -icle, <text:span text:style-name="T5">plumb line</text:span> | -ikel. ⊂ per [bene] pend(e) -i- -culo. </text:p>
        </text:list-item>
        <text:list-item>
          <text:p text:style-name="P101">—<text:span text:style-name="T3">are</text:span> | -olare | -aire | -ar | -är. </text:p>
        </text:list-item>
        <text:list-item>
          <text:p text:style-name="P101"><text:span text:style-name="T3">perpetra</text:span> -ĕtro | -are | perpétrer | -ate | -ieren. = fac, comple, conclude. ⊂ per patra. </text:p>
        </text:list-item>
        <text:list-item>
          <text:p text:style-name="P101"><text:soft-page-break/>—<text:span text:style-name="T3">tione</text:span> 300 | -zione | perpétration | -tion | -tion. </text:p>
        </text:list-item>
        <text:list-item>
          <text:p text:style-name="P101"><text:span text:style-name="T3">perpetua</text:span> -ŭo | -are | perpétuer | -ate | -ieren. = fac perpetuo. </text:p>
        </text:list-item>
        <text:list-item>
          <text:p text:style-name="P101"><text:span text:style-name="T3">perpetuo</text:span> -ŭus | -o | perpétuel | -al | -ell. = que semper i, æterno. ⊂ per [bene] pet(e) [i] -uo. </text:p>
        </text:list-item>
        <text:list-item>
          <text:p text:style-name="P101">—<text:span text:style-name="T3">uitate</text:span> -uitas | -uità | perpétuité | -uity | -uität. </text:p>
        </text:list-item>
        <text:list-item>
          <text:p text:style-name="P101"><text:span text:style-name="T3">perplexo</text:span> -us | -plesso | -plexe | -plex | -plex. = hæsitante, dubioso, impedito. ⊂ per plexo. </text:p>
        </text:list-item>
        <text:list-item>
          <text:p text:style-name="P101">—<text:span text:style-name="T3">itate</text:span> | perplessità | -ité | -ity | -ität. </text:p>
        </text:list-item>
        <text:list-item>
          <text:p text:style-name="P101"><text:span text:style-name="T3">perquisitione</text:span> | -zione | -tion | -tion | -tion. ⊂ per quære. </text:p>
        </text:list-item>
        <text:list-item>
          <text:p text:style-name="P101"><text:span text:style-name="T3">persecuto</text:span> -us = que e perseque. </text:p>
        </text:list-item>
        <text:list-item>
          <text:p text:style-name="P101">—<text:span text:style-name="T3">ione</text:span> 400 | -zione | persécution | -tion | -tion. </text:p>
        </text:list-item>
        <text:list-item>
          <text:p text:style-name="P101">—<text:span text:style-name="T3">ore</text:span> 400 | -ore | persécuteur | -or | -or. </text:p>
        </text:list-item>
        <text:list-item>
          <text:p text:style-name="P101"><text:span text:style-name="T3">perseque</text:span> -ĕquor | perseguitare | persécuter | persecute | -ieren. = vexa, molesta, infesta. </text:p>
        </text:list-item>
        <text:list-item>
          <text:p text:style-name="P101"><text:span text:style-name="T3">persevera</text:span> -ēro | -are | persévérer | to persevere | -ieren. = continua, persiste, dura. ⊂ per sever(o) -a. </text:p>
        </text:list-item>
        <text:list-item>
          <text:p text:style-name="P101">—<text:span text:style-name="T3">ante</text:span> -ans | -ante | -évérant | -ant | -ant. </text:p>
        </text:list-item>
        <text:list-item>
          <text:p text:style-name="P101">—<text:span text:style-name="T3">antia</text:span> -ia | -anza | -évérance | -ance | -anz. </text:p>
        </text:list-item>
        <text:list-item>
          <text:p text:style-name="P101"><text:span text:style-name="T3">persica</text:span> -ĭca (Plinio) | pesco, pesca, persica, H. persico, P. pesego | pêcher, pêche | peach(tree) | Pfirsich | R. persik. = Bot. « amygdalus persica ». L. « persica » indica arbore, et « persico » es fructu. ⊂ G. persic <text:span text:style-name="T3">ē</text:span> (arbore), persicón (fructu). ⊂ Persia. </text:p>
        </text:list-item>
        <text:list-item>
          <text:p text:style-name="P101"><text:span text:style-name="T3">persiste</text:span> -o | -ere | -er | to persist | -ieren. = remane, dura, persevera. ⊂ per siste. </text:p>
        </text:list-item>
        <text:list-item>
          <text:p text:style-name="P101"><text:span text:style-name="T3">persona</text:span> -a | -onaggio | -onnage | -onage | -on. = figura de comico, charactere, officio. </text:p>
        </text:list-item>
        <text:list-item>
          <text:p text:style-name="P101">— -a | -ona | -onne | -on. = homine, individuo. </text:p>
        </text:list-item>
        <text:list-item>
          <text:p text:style-name="P101">—<text:span text:style-name="T3">ale</text:span> | -ale | personnel | -al | -al. </text:p>
        </text:list-item>
        <text:list-item>
          <text:p text:style-name="P101">——<text:span text:style-name="T3">itate</text:span> | -ità | personnalité | -ity | -ität. = persona. </text:p>
        </text:list-item>
        <text:list-item>
          <text:p text:style-name="P101">—<text:span text:style-name="T3">ifica</text:span> -ĭco | -ificare | personnifier | -ify | -ificieren. </text:p>
        </text:list-item>
        <text:list-item>
          <text:p text:style-name="P101">——<text:span text:style-name="T3">tione</text:span> | -zione | -tion | -tion | -tion. </text:p>
        </text:list-item>
        <text:list-item>
          <text:p text:style-name="P101"><text:span text:style-name="T3">perspectiva</text:span> | prospettiva | -ive | -ive | -ive. </text:p>
        </text:list-item>
        <text:list-item>
          <text:p text:style-name="P101"><text:span text:style-name="T3">perspicace</text:span> -ax | -ace | -ace | -acious. = intelligente, prompto, ingenioso, acuto. ⊂ per [bene] spece. </text:p>
        </text:list-item>
        <text:list-item>
          <text:p text:style-name="P101">—<text:span text:style-name="T3">ia</text:span> -ia = </text:p>
        </text:list-item>
        <text:list-item>
          <text:p text:style-name="P101">—<text:span text:style-name="T3">itate</text:span> -itas | -ia | -ité | -ity | -ität. </text:p>
        </text:list-item>
        <text:list-item>
          <text:p text:style-name="P101"><text:span text:style-name="T3">perspicuo</text:span> -us | -uo | | -uous. = evidente, claro, nitido. ⊂ per spece -uo. </text:p>
        </text:list-item>
        <text:list-item>
          <text:p text:style-name="P101">—<text:span text:style-name="T3">uitate</text:span> | -ità | -ité | -ity | -ität. </text:p>
        </text:list-item>
        <text:list-item>
          <text:p text:style-name="P101"><text:span text:style-name="T3">persuade</text:span> -eo | -ere | -er | -e | -ieren. = suade, certifica, convince. </text:p>
        </text:list-item>
        <text:list-item>
          <text:p text:style-name="P101"><text:span text:style-name="T3">persuaso</text:span> -us | persuaso. = quem persuade. </text:p>
        </text:list-item>
        <text:list-item>
          <text:p text:style-name="P101">—<text:span text:style-name="T3">ibile</text:span> ĭ 100 | -ibile | -ible | -ible | -ibel. </text:p>
        </text:list-item>
        <text:list-item>
          <text:p text:style-name="P101">—<text:span text:style-name="T3">ione</text:span> -io | -ione | -ion | -ion | -ion. </text:p>
        </text:list-item>
        <text:list-item>
          <text:p text:style-name="P101">—<text:span text:style-name="T3">ivo</text:span> | -ivo | -if | -ive. </text:p>
        </text:list-item>
        <text:list-item>
          <text:p text:style-name="P101"><text:span text:style-name="T3">pertica</text:span> -ĭca | pertica | perche | perch | <text:span text:style-name="T5">Stange</text:span>. </text:p>
        </text:list-item>
        <text:list-item>
          <text:p text:style-name="P101"><text:span text:style-name="T3">pertinace</text:span> -ax | -ace | | -acious | -ax. = tenace, obstinato, constante, perseverante. </text:p>
        </text:list-item>
        <text:list-item>
          <text:p text:style-name="P101"><text:soft-page-break/>—<text:span text:style-name="T3">ia</text:span> -ia | -ia | -ité | -ity | -ität. </text:p>
        </text:list-item>
        <text:list-item>
          <text:p text:style-name="P101"><text:span text:style-name="T3">pertine</text:span> -ĭneo | appartenere | appartenir | to pertain | -nieren. = es relativo ad. ⊂ per tene. </text:p>
        </text:list-item>
        <text:list-item>
          <text:p text:style-name="P101">—<text:span text:style-name="T3">ente</text:span> -ens | -ente | -ent | -ent | -ent. </text:p>
        </text:list-item>
        <text:list-item>
          <text:p text:style-name="P101">—<text:span text:style-name="T3">entia</text:span> | -enza | -ence | -ence | -enz. </text:p>
        </text:list-item>
        <text:list-item>
          <text:p text:style-name="P101"><text:span text:style-name="T3">perturba</text:span> -o | -are | troubler, -er | to perturb | -ieren. = turba. </text:p>
        </text:list-item>
        <text:list-item>
          <text:p text:style-name="P101">—<text:span text:style-name="T3">tione</text:span> -tio | -zione | -tion | -tion | -tion. </text:p>
        </text:list-item>
        <text:list-item>
          <text:p text:style-name="P101">—<text:span text:style-name="T3">tore</text:span> 500 | -tore | -teur | -tor. </text:p>
        </text:list-item>
        <text:list-item>
          <text:p text:style-name="P101"><text:span text:style-name="T3">pervade</text:span> -o | -dere | | -de. = vade per [trans], penetra, diffunde se, permea. </text:p>
        </text:list-item>
        <text:list-item>
          <text:p text:style-name="P101"><text:span text:style-name="T3">perveni</text:span> -ĕnio | -ire, <text:span text:style-name="T5">arrivare</text:span> | parvenir, <text:span text:style-name="T5">arriver</text:span> | <text:span text:style-name="T5">to attain</text:span> | <text:span text:style-name="T5">anlangen</text:span>. ⊃ F. A. D. parvenu. ⊂ per [bene] veni. </text:p>
        </text:list-item>
        <text:list-item>
          <text:p text:style-name="P101"><text:span text:style-name="T3">perverso</text:span> -us | -erso | -ers | -erse | -ers. = improbo, pravo, malo, iniquo, scelerato, infame, quem perverte. </text:p>
        </text:list-item>
        <text:list-item>
          <text:p text:style-name="P101">—<text:span text:style-name="T3">itate</text:span> -tas | -ità | -ité | -ity | -ität. </text:p>
        </text:list-item>
        <text:list-item>
          <text:p text:style-name="P101"><text:span text:style-name="T3">perverte</text:span> -o | -ire | -ir | to pervert | -ieren. = turba, corrumpe, deprava. ⊂ per [male] verte. </text:p>
        </text:list-item>
        <text:list-item>
          <text:p text:style-name="P101"><text:span text:style-name="T3">pessario</text:span> 400 | -ario | -aire | -ary | -arium. ⊂ G. pessós. = obturamento ex lana pro vagina. </text:p>
        </text:list-item>
        <text:list-item>
          <text:p text:style-name="P101"><text:span text:style-name="T3">pessimo</text:span> -ĭmus | pessimo. = multo malo. || per [male], pejor. </text:p>
        </text:list-item>
        <text:list-item>
          <text:p text:style-name="P101">—<text:span text:style-name="T3">ismo</text:span> | -ismo | -isme | -ism | -ismus. = to vide toto malo. </text:p>
        </text:list-item>
        <text:list-item>
          <text:p text:style-name="P101">—<text:span text:style-name="T3">ista</text:span> | -ista | -iste | -ist | -ist. </text:p>
        </text:list-item>
        <text:list-item>
          <text:p text:style-name="P101"><text:span text:style-name="T3">peste</text:span> -is | peste | peste | pest | Pest. </text:p>
        </text:list-item>
        <text:list-item>
          <text:p text:style-name="P101">—<text:span text:style-name="T3">ifero</text:span> -fĕrus | -fero | -fère | -ferous. </text:p>
        </text:list-item>
        <text:list-item>
          <text:p text:style-name="P101">—<text:span text:style-name="T3">ilente</text:span> -ens | -ente | -ent | -ent. = cum peste, pestifero. </text:p>
        </text:list-item>
        <text:list-item>
          <text:p text:style-name="P101">——<text:span text:style-name="T3">ia</text:span> | -enza | -ence | -ence | -enz. = peste. </text:p>
        </text:list-item>
        <text:list-item>
          <text:p text:style-name="P101">——<text:span text:style-name="T3">iale</text:span> | -enziale | -iel | -ial | -ialisch. </text:p>
        </text:list-item>
        <text:list-item>
          <text:p text:style-name="P101"><text:span text:style-name="T3">petalo</text:span> ă | -o | pétale | petal | -um. = folio de flore. ⊂ G. pétalon = folio, || L. pat(ina). </text:p>
        </text:list-item>
        <text:list-item>
          <text:p text:style-name="P101"><text:span text:style-name="T3">PETE</text:span> -o = demanda, require, preca, posce, roga, desidera, cupe, quære, vol, ora, invoca, fac « petitione ». </text:p>
        </text:list-item>
        <text:list-item>
          <text:p text:style-name="P101">— -o = i ad, aggrede. ⊃ appete, compete, impetu, perpetuo, propitio, repete. ⊂ E. pet = vola. ⊃ L. penna, G. píptō = vola, cade; G. pto. </text:p>
        </text:list-item>
        <text:list-item>
          <text:p text:style-name="P101"><text:span text:style-name="T3">petiolo</text:span> ŏ 100 | pecciuolo | pétiole | -ole | -olus. = pede de folio, cauda de fructu. </text:p>
        </text:list-item>
        <text:list-item>
          <text:p text:style-name="P101"><text:span text:style-name="T3">petitione</text:span> -tio | -zione | pétition | -tion | -tion. = ton pete. </text:p>
        </text:list-item>
        <text:list-item>
          <text:p text:style-name="P101"><text:span text:style-name="T3">petra</text:span> 100 = rupe, scopulo, magno saxo. ⊂ G. pétra. </text:p>
        </text:list-item>
        <text:list-item>
          <text:p text:style-name="P101">— M | pietra | pierre. = saxo, lapide. </text:p>
        </text:list-item>
        <text:list-item>
          <text:p text:style-name="P101">—<text:span text:style-name="T3">oleo</text:span> | petrolio | pétrole | -eum, petrol | -eum. = oleo minerale. </text:p>
        </text:list-item>
        <text:list-item>
          <text:p text:style-name="P101">—<text:span text:style-name="T3">ifica</text:span> -ĭco | pietrificare | pétrifier | -ify | -ificieren. </text:p>
        </text:list-item>
        <text:list-item>
          <text:p text:style-name="P101">——<text:span text:style-name="T3">tione</text:span> | petrificazione | pé—tion | -tion | -tion. </text:p>
        </text:list-item>
        <text:list-item>
          <text:p text:style-name="P101">—<text:span text:style-name="T3">oselino</text:span> -īnum (Plinion) | prezzemolo | persil | parsley | Petersilie. = Bot. « apium petroselinum ». ⊂ G. petrosélinon. ⊂ petr(a) -o- selino = selino de rupes. </text:p>
        </text:list-item>
        <text:list-item>
          <text:p text:style-name="P101">—<text:span text:style-name="T3">oso</text:span> 100 | pietroso | pierreux | -ous. </text:p>
        </text:list-item>
        <text:list-item>
          <text:p text:style-name="P101"><text:span text:style-name="T3">petulante</text:span> -ans | -ante | pétulant | -ant | -ant. = arrogante, superbo, <text:soft-page-break/>anti modesto qui pete sæpe. </text:p>
        </text:list-item>
        <text:list-item>
          <text:p text:style-name="P101">—<text:span text:style-name="T3">ia</text:span> -ia | -anza | pétulance | -ance | -anz. </text:p>
        </text:list-item>
        <text:list-item>
          <text:p text:style-name="P101">G. pha = luce. ⊃ phasi, phan, phot. </text:p>
        </text:list-item>
        <text:list-item>
          <text:p text:style-name="P101">— = loque. ⊃ aphasia, emphasi, hierophante, phe, phone. || L. fa. </text:p>
        </text:list-item>
        <text:list-item>
          <text:p text:style-name="P101"><text:span text:style-name="T3">phænomeno</text:span> ĕ | fenomeno | phénomène | -enon | -en. = apparitione, monstro, raritate. ⊂ G. -nómenon. ⊂ phan. </text:p>
        </text:list-item>
        <text:list-item>
          <text:p text:style-name="P101">—<text:span text:style-name="T3">ale</text:span> | fenomenale | phénoménal | phenomenal | -al. </text:p>
        </text:list-item>
        <text:list-item>
          <text:p text:style-name="P101">G. phag phágō = vora, ede. ⊃ anthropophăgo, sarcophago, œsophago, phagedæna. </text:p>
        </text:list-item>
        <text:list-item>
          <text:p text:style-name="P101"><text:span text:style-name="T3">phagedæna</text:span> 100 | | phagédène | -dena | -däna. ⊂ G. phagédaina = ulcere que vora [phag] multo [ádēn]. </text:p>
        </text:list-item>
        <text:list-item>
          <text:p text:style-name="P101"><text:span text:style-name="T3">phalange</text:span> -anx | falange | -ange | -anx | -anx. ⊂ G. phálanx = corpore de milites macedone, ex 8000 ad 24000 milite. </text:p>
        </text:list-item>
        <text:list-item>
          <text:p text:style-name="P101">— N = osses de digitos de manu et de pede. </text:p>
        </text:list-item>
        <text:list-item>
          <text:p text:style-name="P101"><text:span text:style-name="T3">phalansterio</text:span> | falansterio | -tère | -tery | -terien. = societate organizato secundo ideas de Fourier (1772-1837). ⊂ phalan(ge) [societate] stereo [solido]. </text:p>
        </text:list-item>
        <text:list-item>
          <text:p text:style-name="P101">G. phallo phallós = pene. F. phallus, -ite | A. -us, -itis. </text:p>
        </text:list-item>
        <text:list-item>
          <text:p text:style-name="P101">G. phan phaínō = appare, luce. ⊃ epiphania, phanero, phænomeno, phantasma, diaphano. ⊂ pha -n- </text:p>
        </text:list-item>
        <text:list-item>
          <text:p text:style-name="P101">G. phanero phanerós = visibile. ⊂ phan. </text:p>
        </text:list-item>
        <text:list-item>
          <text:p text:style-name="P101"><text:span text:style-name="T3">phanerogama</text:span> | fanerogama | phanérogame | -am | -ame. = planta cum organo de generatione (stamen et pistillo) visibile [phanero], anti cryptogama. </text:p>
        </text:list-item>
        <text:list-item>
          <text:p text:style-name="P101"><text:span text:style-name="T3">phantasia</text:span> | fantasia | fantaisie | phantasy, fancy | -sie. ⊂ G. phantasía. ⊂ phantaze. = ingenio, mente, cogitatione, imaginatione. </text:p>
        </text:list-item>
        <text:list-item>
          <text:p text:style-name="P101"><text:span text:style-name="T3">phantasma</text:span>(te) 100 | fantasma | fantôme, -me | phantasm, phantom | -ma. = spectro, apparitione, vanitate. ⊂ G. phántasma. ⊂ phantaz(e) -mate. </text:p>
        </text:list-item>
        <text:list-item>
          <text:p text:style-name="P101">—<text:span text:style-name="T3">agoria</text:span> | fan—ia | -ie, fan—ie | -ia | -ie. = reunione de phantasma. ⊂ phantasm(a) agor(a) [reunione] -ia. </text:p>
        </text:list-item>
        <text:list-item>
          <text:p text:style-name="P101"><text:span text:style-name="T3">phantastico</text:span> -ĭcus | fantastico | fantastique | fantastic, phantasmic | -isch. ⊂ G. -icós. ⊂ phantaz(e) -tico. </text:p>
        </text:list-item>
        <text:list-item>
          <text:p text:style-name="P101">G. phantaze, phantázō = fac visibile, appare. ⊃ phantasia, phantasma, phantastico. ⊂ phan. </text:p>
        </text:list-item>
        <text:list-item>
          <text:p text:style-name="P101"><text:span text:style-name="T3">pharmaco</text:span> ă 200 | farmaco. = medicina. ⊂ G. phármacon. </text:p>
        </text:list-item>
        <text:list-item>
          <text:p text:style-name="P101">—eue, G. pharmaceúō = da pharmaco. </text:p>
        </text:list-item>
        <text:list-item>
          <text:p text:style-name="P101">—<text:span text:style-name="T3">eutica</text:span> | farmaceutica | la pharmaceutique | -ics | -ik. = scientia de pharmacos. ⊂ G. pharmaceutic <text:span text:style-name="T3">ē</text:span>. </text:p>
        </text:list-item>
        <text:list-item>
          <text:p text:style-name="P101">—<text:span text:style-name="T3">eutico</text:span> | farmaceutico | -ique | -ic | -isch. ⊂ G. -icós. </text:p>
        </text:list-item>
        <text:list-item>
          <text:p text:style-name="P101">—<text:span text:style-name="T3">ia</text:span> -īa | farmacia | -ie | -y | -ie. = apotheca de pharmacos. ⊂ G. pharmaceía. </text:p>
        </text:list-item>
        <text:list-item>
          <text:p text:style-name="P101">—<text:span text:style-name="T3">logia</text:span> | farmacologia | -ie | -y | -ie. </text:p>
        </text:list-item>
        <text:list-item>
          <text:p text:style-name="P101">—<text:span text:style-name="T3">pœia</text:span> | farmacopea | -pée | -pœia | -pœia. ⊂ G. pharmacopoi <text:span text:style-name="T3">ï</text:span>a. = confectione [poe] de farmacos. </text:p>
        </text:list-item>
        <text:list-item>
          <text:p text:style-name="P101"><text:span text:style-name="T3">pharo</text:span> -us | faro | -e | -os | -us. ⊂ G. Pháros = insula, apud Alexandria in Ægypto, ubi rege Ptolemæo (-285 – -247) construe <text:soft-page-break/>turri cum lumine. </text:p>
        </text:list-item>
        <text:list-item>
          <text:p text:style-name="P101"><text:span text:style-name="T3">pharynge</text:span> | faringe | -ynx | -ynx | -ynx. = parte superiore de œsophago. ⊂ G. phárunx. </text:p>
        </text:list-item>
        <text:list-item>
          <text:p text:style-name="P101">—<text:span text:style-name="T3">eo</text:span> | faringeo | -gien | -geal. </text:p>
        </text:list-item>
        <text:list-item>
          <text:p text:style-name="P101"><text:span text:style-name="T3">phasi</text:span> | fasi | phase | phase | Phase. = variatione de aspectu (de luna). ⊂ G. phásis. ⊂ pha -si. </text:p>
        </text:list-item>
        <text:list-item>
          <text:p text:style-name="P101"><text:span text:style-name="T3">phasiano</text:span> 100 | fagiano | faisan | pheasant | Fasan. = Zool. « phasianus colchicus ». ⊂ G. -anós. ⊂ Phásis, fluvio de Asia. </text:p>
        </text:list-item>
        <text:list-item>
          <text:p text:style-name="P101">G. phe phēmí = loque, fa. ⊃ pheme, propheta. ⊂ G. pha. </text:p>
        </text:list-item>
        <text:list-item>
          <text:p text:style-name="P101">G. pheme ph <text:span text:style-name="T3">ē</text:span>mē = verbo, vocabulo, dicto. ⊃ euphemismo, blasphemia. ⊂ phe, || L. fama. </text:p>
        </text:list-item>
        <text:list-item>
          <text:p text:style-name="P101">G. pher phérō = || fer. ⊃ phoro, paraphernale, peripheria. </text:p>
        </text:list-item>
        <text:list-item>
          <text:p text:style-name="P101"><text:span text:style-name="T3">phiala</text:span> ă 100 | fiala | fiole | phial | Phiale. = parvo ampulla ex vitro. ⊂ G. phiálē. </text:p>
        </text:list-item>
        <text:list-item>
          <text:p text:style-name="P101"><text:span text:style-name="T3">philanthropo</text:span> | filantropo | -thrope | -thrope, -thropist | -throp. = humano, benefico, generoso. ⊂ G. -ánthrōpos. = que ama [philo] homines [anthrōpo]. </text:p>
        </text:list-item>
        <text:list-item>
          <text:p text:style-name="P101">—<text:span text:style-name="T3">ia</text:span> | filantropia | -pie | -py | -pie. ⊂ G. -ōpía. </text:p>
        </text:list-item>
        <text:list-item>
          <text:p text:style-name="P101">—<text:span text:style-name="T3">ico</text:span> -ĭcus | filantropico | -pique | -pic | -pisch. ⊂ G. -ōpicós. </text:p>
        </text:list-item>
        <text:list-item>
          <text:p text:style-name="P101"><text:span text:style-name="T3">philharmonico</text:span> -ĭcus | filarmonico | -ique | -ic | -isch. = amante [philo] harmonia. Juxta leges de græco, debe es scripto « philarmonico », sine « h ». </text:p>
        </text:list-item>
        <text:list-item>
          <text:p text:style-name="P101">G. philo phílos = amante. ⊃ philantropo, philologo, philosopho, philtro. </text:p>
        </text:list-item>
        <text:list-item>
          <text:p text:style-name="P101"><text:span text:style-name="T3">philologo</text:span> -lŏgus | filologo | -logue | -loger | -log. ⊂ G. philólogos, amante [philo] de linguistica [logo]. </text:p>
        </text:list-item>
        <text:list-item>
          <text:p text:style-name="P101">—<text:span text:style-name="T3">ia</text:span> -ĭa | filologia | -gie | -gy | -gie. ⊂ G. -ía. </text:p>
        </text:list-item>
        <text:list-item>
          <text:p text:style-name="P101">—<text:span text:style-name="T3">ico</text:span> -ĭcus | filologico | -gique | -gic | -gisch. </text:p>
        </text:list-item>
        <text:list-item>
          <text:p text:style-name="P101"><text:span text:style-name="T3">philosopho</text:span> -ŏphus | filosofo | -phe | -pher | -ph. = amante de sapientia [sopho]. ⊂ G. philósophos. </text:p>
        </text:list-item>
        <text:list-item>
          <text:p text:style-name="P101">—<text:span text:style-name="T3">ia</text:span> -ĭa | filosofia | -phie | -phy | -phie. ⊂ G. philosophía. </text:p>
        </text:list-item>
        <text:list-item>
          <text:p text:style-name="P101">—<text:span text:style-name="T3">ico</text:span> -ĭcus | filosofico | -ique | -ic | -isch. </text:p>
        </text:list-item>
        <text:list-item>
          <text:p text:style-name="P101"><text:span text:style-name="T3">philotechnico</text:span> -ĭcus | filotecnico | -ique | -ic | -isch. = qui ama artes [techne]. </text:p>
        </text:list-item>
        <text:list-item>
          <text:p text:style-name="P101"><text:span text:style-name="T3">philtro</text:span> -um | filtro | -tre | -ter | -trum. = potione que excita amore. ⊂ G. phíltron ⊂ phil(e) [ama] -tro. </text:p>
        </text:list-item>
        <text:list-item>
          <text:p text:style-name="P101">G. phleb phléps = vena. </text:p>
        </text:list-item>
        <text:list-item>
          <text:p text:style-name="P101"><text:span text:style-name="T3">phlebotomo</text:span> ŏ | flebotomo | -omiste | -omist | -om. = qui seca [tomo] venas [phleb]. ⊂ G. -tómos. </text:p>
        </text:list-item>
        <text:list-item>
          <text:p text:style-name="P101">—<text:span text:style-name="T3">ia</text:span> | flebotomia | phlébotomie | -y | -ie. </text:p>
        </text:list-item>
        <text:list-item>
          <text:p text:style-name="P101">G. phleg phlégō = arde. ⊃ phlegma, phlogistico. </text:p>
        </text:list-item>
        <text:list-item>
          <text:p text:style-name="P101"><text:span text:style-name="T3">phlegma</text:span>(te) 400 | flemma | phlegme, flegme | phlegm | Phlegma. = uno ex 4 humores de sanguine. ⊂ G. phlégma ⊂ phleg -mate = inflammatione. </text:p>
        </text:list-item>
        <text:list-item>
          <text:p text:style-name="P101">—<text:span text:style-name="T3">ico</text:span> -ĭcus | flemmatico | flegmatique, -ique | -ic | -iker, -isch. ⊂ G. -icós. = apathico, frigido, cum phlegma. </text:p>
        </text:list-item>
        <text:list-item>
          <text:p text:style-name="P101"><text:span text:style-name="T3">phlegmone</text:span> | flemmone | -on | -on | -one. = inflammatione de pelle. <text:soft-page-break/>⊂ G. phlegmon <text:span text:style-name="T3">ē</text:span>. ⊂ phlege [arde]. </text:p>
        </text:list-item>
        <text:list-item>
          <text:p text:style-name="P101"><text:span text:style-name="T3">phlogisto</text:span> = oxygenio, secundo Stahl († Berlin 1734). ⊂ G. -istós = arso. ⊂ phlege. </text:p>
        </text:list-item>
        <text:list-item>
          <text:p text:style-name="P101">—<text:span text:style-name="T3">tico</text:span> -ĭcus | flogistico | -ique | -ic | -isch. = inflammatorio. </text:p>
        </text:list-item>
        <text:list-item>
          <text:p text:style-name="P101">G. phobo phóbos = timore. ⊃ hydrophobia. </text:p>
        </text:list-item>
        <text:list-item>
          <text:p text:style-name="P101"><text:span text:style-name="T3">phoca</text:span> -a | foca | -que | -ca | -ca. = Zool. « phoca vitulina ». ⊂ G. ph <text:span text:style-name="T3">ō</text:span>cē. </text:p>
        </text:list-item>
        <text:list-item>
          <text:p text:style-name="P101"><text:span text:style-name="T3">Phœbo</text:span> -us | Febo | Phébus | -us | -os. = deo Sol. ⊂ G. Phoîbos. </text:p>
        </text:list-item>
        <text:list-item>
          <text:p text:style-name="P101"><text:span text:style-name="T3">phœnice</text:span> -nix | fenice | phénix | -ix | -ix. ⊂ G. phoínix, avi fabuloso. </text:p>
        </text:list-item>
        <text:list-item>
          <text:p text:style-name="P101">G. phone phōn <text:span text:style-name="T3">ē</text:span> = voce, sono. ⊃ antiphona, aphono, symphonia, euphonia, homophono, epiphonema. </text:p>
        </text:list-item>
        <text:list-item>
          <text:p text:style-name="P101"><text:span text:style-name="T3">phonetica</text:span> -ĭca | fonetica | la phonétique | -ic | -ik. = scientia de sonos. ⊂ G. phōnētic <text:span text:style-name="T3">ē</text:span> ⊂ phone. </text:p>
        </text:list-item>
        <text:list-item>
          <text:p text:style-name="P101"><text:span text:style-name="T3">phonetico</text:span> -ĭcus | fonetico | -étique | -ic | -isch. = de sono. ⊂ G. phōnēticós ⊂ phone. </text:p>
        </text:list-item>
        <text:list-item>
          <text:p text:style-name="P101"><text:span text:style-name="T3">phonico</text:span> -ĭcus | fonico | -ique | -ic | -isch. = de sono [phone]. </text:p>
        </text:list-item>
        <text:list-item>
          <text:p text:style-name="P101"><text:span text:style-name="T3">phonographo</text:span> ă | fonografo | -graphe | -graph | -graph. = instrumento que scribe [graph] sonos [phone], invento ab Edison in 1877. </text:p>
        </text:list-item>
        <text:list-item>
          <text:p text:style-name="P101"><text:span text:style-name="T3">phonologia</text:span> | fonologia | -gie | -gy. = scientia de sonos. </text:p>
        </text:list-item>
        <text:list-item>
          <text:p text:style-name="P101">G. phoro -ós = que fer. ⊂ pher. ⊃ semaphoro, rheophoro, amphora, diaphoresi, metaphora. </text:p>
        </text:list-item>
        <text:list-item>
          <text:p text:style-name="P101">G. phos ph <text:span text:style-name="T3">ō</text:span>s = luce. ⊂ pha. </text:p>
        </text:list-item>
        <text:list-item>
          <text:p text:style-name="P101">phosphoro ŏ 100 = planeta Venere. ⊂ G. phōsphóros. </text:p>
        </text:list-item>
        <text:list-item>
          <text:p text:style-name="P101"><text:span text:style-name="T3">phosphoro</text:span> -ŏrus | fosforo | -e | -us | -us. = elemento simplice, in Chemia cum symbolo « P », quem trahe Brandt ex urina in 1669, et in 1775 tracto ab Scheele ex osses. ⊂ phos [luce] phoro. </text:p>
        </text:list-item>
        <text:list-item>
          <text:p text:style-name="P101">—<text:span text:style-name="T3">escente</text:span> | fosforescente | -ent | -ent. </text:p>
        </text:list-item>
        <text:list-item>
          <text:p text:style-name="P101">——<text:span text:style-name="T3">ia</text:span> | fosforescenza | -ence | -ence | -enz. </text:p>
        </text:list-item>
        <text:list-item>
          <text:p text:style-name="P101">—<text:span text:style-name="T3">ico</text:span> -ĭcus | fosforico | -ique | -ic | -isch. </text:p>
        </text:list-item>
        <text:list-item>
          <text:p text:style-name="P101"><text:span text:style-name="T3">photo-,</text:span> G. phôs, photós = luce, V. phos. </text:p>
        </text:list-item>
        <text:list-item>
          <text:p text:style-name="P101">—<text:span text:style-name="T3">genico</text:span> -ĭcus | fotogenico | -génique | -genic | -gen. </text:p>
        </text:list-item>
        <text:list-item>
          <text:p text:style-name="P101">—<text:span text:style-name="T3">grapho</text:span> ă | fotografo | -phe | -pher | -ph. </text:p>
        </text:list-item>
        <text:list-item>
          <text:p text:style-name="P101">——<text:span text:style-name="T3">ia</text:span> | fotografia | -graphie | -graph, -graphy | -graphie. </text:p>
        </text:list-item>
        <text:list-item>
          <text:p text:style-name="P101">——<text:span text:style-name="T3">ico</text:span> -ĭcus | fotografico | -ique | -ic | -isch. </text:p>
        </text:list-item>
        <text:list-item>
          <text:p text:style-name="P101">—<text:span text:style-name="T3">metro</text:span> ĕ | fotometro | -mètre | -meter | -meter. = mensuratore de luce. </text:p>
        </text:list-item>
        <text:list-item>
          <text:p text:style-name="P101">—<text:span text:style-name="T3">phobia</text:span> | fotofobia | -ie | -ia. = intolerantia ad luce. </text:p>
        </text:list-item>
        <text:list-item>
          <text:p text:style-name="P101">G. phrag phrássō = include. ⊃ diaphragma. </text:p>
        </text:list-item>
        <text:list-item>
          <text:p text:style-name="P101"><text:span text:style-name="T3">phrasi</text:span> 100 | frase | phrase | phrase | Phrase. = periodo. ⊃ antiphrasi, phraseologia. ⊂ G. phrásis. </text:p>
        </text:list-item>
        <text:list-item>
          <text:p text:style-name="P101">—<text:span text:style-name="T3">eologia</text:span> | fraseologia | -éologie | -y | -ie. = modo de construe phrasis. </text:p>
        </text:list-item>
        <text:list-item>
          <text:p text:style-name="P101"><text:span text:style-name="T3">phreatico</text:span> -ĭcus | freatico | phréatique. = (aqua) de puteo. ⊂ G. phréar phréatos = puteo, || D. Brunnen = fonte, puteo. </text:p>
        </text:list-item>
        <text:list-item>
          <text:p text:style-name="P101">G. phren phr <text:span text:style-name="T3">ē</text:span>n = mente. </text:p>
        </text:list-item>
        <text:list-item>
          <text:p text:style-name="P101"><text:span text:style-name="T3">phrenetico</text:span> -ĭcus | frenetico | frénétique | -tic | -tisch. ⊂ G. <text:soft-page-break/>phrenēticós. = deliro, insano. </text:p>
        </text:list-item>
        <text:list-item>
          <text:p text:style-name="P101"><text:span text:style-name="T3">phrenologia</text:span> | frenologia | phrénologie | -y | -ie. = studio de mente ex forma de cerebro. </text:p>
        </text:list-item>
        <text:list-item>
          <text:p text:style-name="P101">G. phthegma phthégma = voce, vocabulo. ⊃ apophthegma. </text:p>
        </text:list-item>
        <text:list-item>
          <text:p text:style-name="P101">G. phthie phthíō = peri, destrue, consume. </text:p>
        </text:list-item>
        <text:list-item>
          <text:p text:style-name="P101"><text:span text:style-name="T3">phthisi</text:span> 100 | tisi | phtisie | -sis | -sis. = consumptione. ⊂ G. phthísis ⊂ phthi(e) -si. </text:p>
        </text:list-item>
        <text:list-item>
          <text:p text:style-name="P101">—<text:span text:style-name="T3">ico</text:span> ĭ 100 | tisico | phtisique | -isic | <text:span text:style-name="T5">hager</text:span>. ⊂ G. -icós. </text:p>
        </text:list-item>
        <text:list-item>
          <text:p text:style-name="P101">G. phthongo phthóggos = sono, voce. ⊃ diphthongo, triphthongo. </text:p>
        </text:list-item>
        <text:list-item>
          <text:p text:style-name="P101">G. phy phúō = genera. ⊃ physi, phyteu. || L. fi. </text:p>
        </text:list-item>
        <text:list-item>
          <text:p text:style-name="P101">G. phylac phulássō = custodi, habe cura. ⊃ prophylaxi. </text:p>
        </text:list-item>
        <text:list-item>
          <text:p text:style-name="P101">G. physi phúsis = natura. ⊂ phy. </text:p>
        </text:list-item>
        <text:list-item>
          <text:p text:style-name="P101"><text:span text:style-name="T3">physica</text:span> -ĭca | fisica | la physique | -ics | -ik. = scientia que stude leges de natura. ⊂ G. phusic <text:span text:style-name="T3">ē</text:span>. </text:p>
        </text:list-item>
        <text:list-item>
          <text:p text:style-name="P101"><text:span text:style-name="T3">physico</text:span> -ĭcus | fisico | -ique, -icien | -ical, -icist | -ikalisch, -iker. ⊂ G. -icós. ⊂ phys(i) -ico. </text:p>
        </text:list-item>
        <text:list-item>
          <text:p text:style-name="P101"><text:span text:style-name="T3">physiognomone</text:span> -mon | fisonomo | physionomiste, -gnomoniste | -gnomist | -gnom. ⊂ G. phusiogn <text:span text:style-name="T3">ō</text:span>mōn. = qui judica charactere ex lineamentos de vultu. </text:p>
        </text:list-item>
        <text:list-item>
          <text:p text:style-name="P101">—<text:span text:style-name="T3">ia</text:span> | fisiognomonia | -gnomonie | -gnomy | -gnomonie. ⊂ G. phusiognōmonía = scientia de physiognome. </text:p>
        </text:list-item>
        <text:list-item>
          <text:p text:style-name="P101"><text:span text:style-name="T3">physiologo</text:span> ŏ | fisiologo | -ogiste | -ogist | -og. ⊂ G. -lógos. </text:p>
        </text:list-item>
        <text:list-item>
          <text:p text:style-name="P101">—<text:span text:style-name="T3">ia</text:span> -ĭa | fisiologia | -gie | -gy | -gie. = scientia de natura de viventes. ⊂ G. -ía. </text:p>
        </text:list-item>
        <text:list-item>
          <text:p text:style-name="P101">—<text:span text:style-name="T3">ico</text:span> -ĭcus | fisiologico | -ique | -ic | -isch. ⊂ G. -icós. </text:p>
        </text:list-item>
        <text:list-item>
          <text:p text:style-name="P101"><text:span text:style-name="T3">physionomia</text:span> | fisonomia | -nomie | -gnomy | -gnomie. = forma de vultu. ⊂ physiognomia, <text:span text:style-name="T5">aut</text:span> ⊂ physi -o- nom(o) -ia. </text:p>
        </text:list-item>
        <text:list-item>
          <text:p text:style-name="P101">G. phyteu phuteúō = planta, pone plantas. ⊂ phyto. ⊃ emphyteusi. </text:p>
        </text:list-item>
        <text:list-item>
          <text:p text:style-name="P101">G. phyto -ón = planta. ⊃ neophyto, phyteu. ⊂ phy -to. </text:p>
        </text:list-item>
        <text:list-item>
          <text:p text:style-name="P101"><text:span text:style-name="T3">pica</text:span> -a | pica, <text:span text:style-name="T5">gazza</text:span> | pie | pie, magpie | <text:span text:style-name="T5">Elster</text:span>. = Zool. « pica caudata », v. pico. </text:p>
        </text:list-item>
        <text:list-item>
          <text:p text:style-name="P101">— M | picca, H. P. pica | pique | pike | Pike | R. pika. = hasta. Radice « pica » vive in L. « pico » et in: I. picco, piccare, picchiare, piccolo, pizzo; F. pic, piquer, pieu, picot, pioche; H. pico, picar, pequeño; P. pico, picar, pequeno. </text:p>
        </text:list-item>
        <text:list-item>
          <text:p text:style-name="P101"><text:span text:style-name="T3">pice</text:span> pix | pece | poix | pitch | Pech. ⊂ G. píssa. = resina tracto ex pino. </text:p>
        </text:list-item>
        <text:list-item>
          <text:p text:style-name="P101"><text:span text:style-name="T3">pico</text:span> -us | picchio | pic, pivert | <text:span text:style-name="T5">wood</text:span>peker | Specht. = Zool. « picus viridis ». Avi que per ictu de rostro fora arbores. </text:p>
        </text:list-item>
        <text:list-item>
          <text:p text:style-name="P101"><text:span text:style-name="T3">picto</text:span> -us = quem pinge. </text:p>
        </text:list-item>
        <text:list-item>
          <text:p text:style-name="P101">—<text:span text:style-name="T3">ore</text:span> -or | pittore | peintre | painter. </text:p>
        </text:list-item>
        <text:list-item>
          <text:p text:style-name="P101"><text:span text:style-name="T3">pictura</text:span> -ūra | pittura | peinture | -ure. </text:p>
        </text:list-item>
        <text:list-item>
          <text:p text:style-name="P101"><text:span text:style-name="T3">pietate</text:span> -tas | -tà | piété, pitié | piety, pity | -tät. = to es pio, commiseratione, amore, benevolentia. </text:p>
        </text:list-item>
        <text:list-item>
          <text:p text:style-name="P101"><text:span text:style-name="T3">pigmento</text:span> -um | -mento | -ment | -ment | -ment. = quod pinge. </text:p>
        </text:list-item>
        <text:list-item>
          <text:p text:style-name="P101">pignĕra -o = da in pignore. </text:p>
        </text:list-item>
        <text:list-item>
          <text:p text:style-name="P101">pignĕra -or = sume in pignore. </text:p>
        </text:list-item>
        <text:list-item>
          <text:p text:style-name="P101"><text:soft-page-break/><text:span text:style-name="T3">pignore</text:span> pignus pignŏr- | pegno | <text:span text:style-name="T5">gage</text:span>, -ation | <text:span text:style-name="T5">pawn</text:span>, -ation | <text:span text:style-name="T5">Pfand</text:span>, -ation. </text:p>
        </text:list-item>
        <text:list-item>
          <text:p text:style-name="P101"><text:span text:style-name="T3">pigro</text:span> -ger | pigro | paresseux | <text:span text:style-name="T5">idle</text:span> | <text:span text:style-name="T5">träge</text:span>. = tardo, qui fuge labore. </text:p>
        </text:list-item>
        <text:list-item>
          <text:p text:style-name="P101">—<text:span text:style-name="T3">itia</text:span> -a | pigrizia | paresse. </text:p>
        </text:list-item>
        <text:list-item>
          <text:p text:style-name="P101">pila pĭla (Cicerone) = sphæra, globo (ex pilos). ⊃ pilula. </text:p>
        </text:list-item>
        <text:list-item>
          <text:p text:style-name="P101">pila pīla (Horatio) | pila, pilastro | pile, pilier | pile, pillar | Pfeiler. = columna, stylo. </text:p>
        </text:list-item>
        <text:list-item>
          <text:p text:style-name="P101">pila pīla (Vergilio) = magno muro, mole ex saxo, aggere. </text:p>
        </text:list-item>
        <text:list-item>
          <text:p text:style-name="P101">pila pīla (Ovidio) | pila (da riso) | pile (de papier) | pile. = mortario, vaso pro pinse. </text:p>
        </text:list-item>
        <text:list-item>
          <text:p text:style-name="P101">pila pĭlo (Martiale) = tolle pilo, depila; I. pelare, F. peler = tolle pilo, tolle pelle; A. peel = tolle pelle. </text:p>
        </text:list-item>
        <text:list-item>
          <text:p text:style-name="P101">pila pĭlo (Nonio) = vesti se ex pilos. </text:p>
        </text:list-item>
        <text:list-item>
          <text:p text:style-name="P101">pila pīlo (Festo) = aggera, accumula, fac « compilatione ». </text:p>
        </text:list-item>
        <text:list-item>
          <text:p text:style-name="P101">pila pīlo (Petronio) = depræda, rape, devasta; F. piller, A. pillage = depræda; I. pigliare = cape, rape. </text:p>
        </text:list-item>
        <text:list-item>
          <text:p text:style-name="P101"><text:span text:style-name="T3">pilifero</text:span> -ĕrus | -fero | -fère, poilu | -ferous. = (arbore) que fer pilos. </text:p>
        </text:list-item>
        <text:list-item>
          <text:p text:style-name="P101"><text:span text:style-name="T3">pilo</text:span> -us | pelo | poil | <text:span text:style-name="T5">hair</text:span> | <text:span text:style-name="T5">Haar</text:span>. ⊃ capillo, villo. </text:p>
        </text:list-item>
        <text:list-item>
          <text:p text:style-name="P101">pilo -um = pistillo, quod pinse. </text:p>
        </text:list-item>
        <text:list-item>
          <text:p text:style-name="P101"><text:span text:style-name="T3">piloso</text:span> -us | peloso | -eux, poilu | -ose | -ös. = cum pilos. </text:p>
        </text:list-item>
        <text:list-item>
          <text:p text:style-name="P101"><text:span text:style-name="T3">pilula</text:span> ŭ 100 | pillola, pallottola, palla; H. P. pelota | pilule, <text:span text:style-name="T5">balle</text:span>, pelote | pill, pilule | Pille. = parvo globo [pila]. </text:p>
        </text:list-item>
        <text:list-item>
          <text:p text:style-name="P101"><text:span text:style-name="T3">pinacotheca</text:span> 100 | -teca | -thèque | -theca | -thek. = collectione de picturas. ⊂ G. pinac [pínax = pictura] -o- theca. </text:p>
        </text:list-item>
        <text:list-item>
          <text:p text:style-name="P101"><text:span text:style-name="T3">pinge</text:span> -o | dipingere | peindre | to paint | <text:span text:style-name="T5">malen</text:span>. ⊃ picto, pictura, pigmento, depinge. </text:p>
        </text:list-item>
        <text:list-item>
          <text:p text:style-name="P101"><text:span text:style-name="T3">pingue</text:span> -is | pingüe. = crasso. || G. pachy. </text:p>
        </text:list-item>
        <text:list-item>
          <text:p text:style-name="P101"><text:span text:style-name="T3">pinna</text:span> -a | pinna | <text:span text:style-name="T5">nageoire</text:span> (pinnipèdes) | fin, pinna. = penna, organo natatorio de pisce. || A. fin. </text:p>
        </text:list-item>
        <text:list-item>
          <text:p text:style-name="P101"><text:span text:style-name="T3">pinnaculo</text:span> ŭ 300 | -colo | pinacle | -cle | <text:span text:style-name="T5">Zinne</text:span>. = summitate, fastigio. ⊂ pinna. </text:p>
        </text:list-item>
        <text:list-item>
          <text:p text:style-name="P101"><text:span text:style-name="T3">pino</text:span> -us | pino | pin | pine | Fichte. = Bot. « pinus silvestris ». || G. peúcē, L. pice, D. Fichte. </text:p>
        </text:list-item>
        <text:list-item>
          <text:p text:style-name="P101"><text:span text:style-name="T3">pinse</text:span> -o | pestare, H. P. pisar | piler, piser. = tunde, tere, calca, preme, pista. ⊃ pista, pistillo, pila [mortario]. || R. pestik. </text:p>
        </text:list-item>
        <text:list-item>
          <text:p text:style-name="P101"><text:span text:style-name="T3">pio</text:span> -us | pio | pieux | pious | <text:span text:style-name="T5">liebevoll</text:span>. ⊃ pietate, impio, expia. </text:p>
        </text:list-item>
        <text:list-item>
          <text:p text:style-name="P101"><text:span text:style-name="T3">pipa</text:span> -o (Varrone) = pilila, fac voce de pullo. </text:p>
        </text:list-item>
        <text:list-item>
          <text:p text:style-name="P101"><text:span text:style-name="T3">pipa</text:span> M | pipa, piva, piffero | pive, fifre | pipe | Pfeife. = instrumento musicale, ex uno solo tubo, que pipila; tubo. </text:p>
        </text:list-item>
        <text:list-item>
          <text:p text:style-name="P101"><text:span text:style-name="T3">pipere</text:span> -er | pepe | poivre | pepper | Pfeffer. = Bot. « piper nigrum ». ⊂ G. péperi ⊂ Sanscrito. </text:p>
        </text:list-item>
        <text:list-item>
          <text:p text:style-name="P101"><text:span text:style-name="T3">pipila</text:span> -ĭlo | -are, pigolare | piauler, pépier, piailler | to pipe, to peep | piepen, pfeifen. = fac voce de pullo. ⊂ pupa. </text:p>
        </text:list-item>
        <text:list-item>
          <text:p text:style-name="P101">G. pir peiráō = || experi. ⊃ empirico, pirata. </text:p>
        </text:list-item>
        <text:list-item>
          <text:p text:style-name="P101"><text:span text:style-name="T3">pirata</text:span> -a | -ata | -ate | -ate | -at. = latrone de mari. ⊂ G. peirat <text:span text:style-name="T3">ē</text:span>s ⊂ pir. = que experi fortuna in mari. </text:p>
        </text:list-item>
        <text:list-item>
          <text:p text:style-name="P101"><text:span text:style-name="T3">piro</text:span> -us, -um | pero, pera | poire | pear | Birne. = Bot. « pirus <text:soft-page-break/>communis ». </text:p>
        </text:list-item>
        <text:list-item>
          <text:p text:style-name="P101"><text:span text:style-name="T3">PISCE</text:span> -is | pesce | poisson | fish | Fisch. ⊂ E. ⊃ A. D. </text:p>
        </text:list-item>
        <text:list-item>
          <text:p text:style-name="P101">—<text:span text:style-name="T3">a</text:span> -or | pescare | pêcher | to fish | fischen. = capta pisce. </text:p>
        </text:list-item>
        <text:list-item>
          <text:p text:style-name="P101">—<text:span text:style-name="T3">icultore</text:span> | -tore | -teur | -turist. </text:p>
        </text:list-item>
        <text:list-item>
          <text:p text:style-name="P101">—<text:span text:style-name="T3">icultura</text:span> | -tura | -ture | -ture | -tur. </text:p>
        </text:list-item>
        <text:list-item>
          <text:p text:style-name="P101">—<text:span text:style-name="T3">ina</text:span> -īna | -ina | -ine | -ina. = loco de pisces, balneo. </text:p>
        </text:list-item>
        <text:list-item>
          <text:p text:style-name="P101"><text:span text:style-name="T3">piso</text:span> 100 | pisello | pois | pea | <text:span text:style-name="T5">Erbse</text:span>. || G. písos. = Bot. « pisum sativum », legumine uso in tempore neolithico. </text:p>
        </text:list-item>
        <text:list-item>
          <text:p text:style-name="P101"><text:span text:style-name="T3">pista</text:span> 400 | pestare. = pinse. </text:p>
        </text:list-item>
        <text:list-item>
          <text:p text:style-name="P101"><text:span text:style-name="T3">pistacio</text:span> 100 | -acchio | -ache | -achio | -acie. = Bot. « pistacia lentiscus ». ⊂ G. pistácē. </text:p>
        </text:list-item>
        <text:list-item>
          <text:p text:style-name="P101"><text:span text:style-name="T3">pistillo</text:span> 100 | pestello | pilon (de mortier) | pestle. = instrumento pro pinse. </text:p>
        </text:list-item>
        <text:list-item>
          <text:p text:style-name="P101">— N | -illo | -il | -il | -ill. = organo feminile de flore. </text:p>
        </text:list-item>
        <text:list-item>
          <text:p text:style-name="P101">—<text:span text:style-name="T3">ifero</text:span> -ĕrus | -fero | -fère | -ferous. </text:p>
        </text:list-item>
        <text:list-item>
          <text:p text:style-name="P101"><text:span text:style-name="T3">pisto</text:span> 100 | pesto. = quem pinse. ⊃ pista. </text:p>
        </text:list-item>
        <text:list-item>
          <text:p text:style-name="P101"><text:span text:style-name="T3">pituita</text:span> -īta | -ita | -ite, pépie | -ite, pip | -ita, Pips. = mucositate morboso de naso in avi. </text:p>
        </text:list-item>
        <text:list-item>
          <text:p text:style-name="P101">E. <text:span text:style-name="T3">pla</text:span>, v. plano. </text:p>
        </text:list-item>
        <text:list-item>
          <text:p text:style-name="P101"><text:span text:style-name="T3">placa</text:span> -o | -are | | -ate. = pacifica, concilia, seda, redde tranquillo. || place, placido, supplice, plano. </text:p>
        </text:list-item>
        <text:list-item>
          <text:p text:style-name="P101">—<text:span text:style-name="T3">bile</text:span> -bĭlis | -bile | -ble | -ble | -bel. </text:p>
        </text:list-item>
        <text:list-item>
          <text:p text:style-name="P101">——<text:span text:style-name="T3">itate</text:span> -itas | -ità | -ité | -ity | -ität. </text:p>
        </text:list-item>
        <text:list-item>
          <text:p text:style-name="P101"><text:span text:style-name="T3">place</text:span> -eo | piacere, H. placer, P. prazer | plaire | to please | <text:span text:style-name="T5">gefallen</text:span>. = es grato, satisfac, contenta. ⊃ placa, placito, complace, displice. </text:p>
        </text:list-item>
        <text:list-item>
          <text:p text:style-name="P101"><text:span text:style-name="T3">placido</text:span> -ĭdus | -ido | -ide | -id. = tranquillo, felice, læto, quieto, placato. </text:p>
        </text:list-item>
        <text:list-item>
          <text:p text:style-name="P101">—<text:span text:style-name="T3">itate</text:span> -itas | -ità | -ité | -ity | -ität. </text:p>
        </text:list-item>
        <text:list-item>
          <text:p text:style-name="P101"><text:span text:style-name="T3">placito</text:span> -ĭtum | (bene)placito. = quod place. </text:p>
        </text:list-item>
        <text:list-item>
          <text:p text:style-name="P101">— M | piato | plaid | plea. = (desiderio expresso in) lite. </text:p>
        </text:list-item>
        <text:list-item>
          <text:p text:style-name="P101"><text:span text:style-name="T3">plaga</text:span> plāga | piaga | plaie | <text:span text:style-name="T5">stroke</text:span>, plague | <text:span text:style-name="T5">Wunde</text:span>, Plage. = vulnere, ictu. ⊃ plange. = || G. plēg <text:span text:style-name="T3">ē</text:span> pleg. </text:p>
        </text:list-item>
        <text:list-item>
          <text:p text:style-name="P101">plăga -a | plaga, piaggia | plage. = litore de mari, regione. </text:p>
        </text:list-item>
        <text:list-item>
          <text:p text:style-name="P101">plăga -a = rete, insidia. </text:p>
        </text:list-item>
        <text:list-item>
          <text:p text:style-name="P101"><text:span text:style-name="T3">plagio</text:span> N | -gio | -giat | -giarism | -giat. = furto litterario. ⊂ </text:p>
        </text:list-item>
        <text:list-item>
          <text:p text:style-name="P101">— 600 = furto de persona. ⊂ G. plágios = obliquo, transverso. </text:p>
        </text:list-item>
        <text:list-item>
          <text:p text:style-name="P101">—<text:span text:style-name="T3">iario</text:span> 100 | -ario | -aire | -ary, -arist | -arius, -ator. = fur de ideas. </text:p>
        </text:list-item>
        <text:list-item>
          <text:p text:style-name="P101">—iario -ius = fur de persona. </text:p>
        </text:list-item>
        <text:list-item>
          <text:p text:style-name="P101"><text:span text:style-name="T3">plana</text:span> 300 | spianare, appianare | planer | to plane | planieren. = redde plano. ⊃ complana, explana. </text:p>
        </text:list-item>
        <text:list-item>
          <text:p text:style-name="P101"><text:span text:style-name="T3">plana</text:span> M | pialla | plane | plane. = instrumento que plana objecto ex ligno. </text:p>
        </text:list-item>
        <text:list-item>
          <text:p text:style-name="P101"><text:span text:style-name="T3">planca</text:span> 400 | palanca, pianca (in Piemonte) | planche | plank | Planke. = asse, tabula. || plano, plato; G. pláx. </text:p>
        </text:list-item>
        <text:list-item>
          <text:p text:style-name="P101"><text:span text:style-name="T3">planctu</text:span> -us | pianto | plainte | plaint. = ton plange. </text:p>
        </text:list-item>
        <text:list-item>
          <text:p text:style-name="P101"><text:span text:style-name="T3">planeta</text:span> -a | pianeta | -ète | -et | -et. = stella errante. ⊂ G. plan <text:span text:style-name="T3">ē</text:span>tēs <text:soft-page-break/>⊂ plágē [errore]. </text:p>
        </text:list-item>
        <text:list-item>
          <text:p text:style-name="P101">—<text:span text:style-name="T3">ario</text:span> | -ario | planétaire | -ary | -arisch. </text:p>
        </text:list-item>
        <text:list-item>
          <text:p text:style-name="P101"><text:span text:style-name="T3">plange</text:span> -o = percute, verbera, flagella. || G. pleg. </text:p>
        </text:list-item>
        <text:list-item>
          <text:p text:style-name="P101">— -o | piangere | se plaindre | plaint. = plange pectore, lamenta, fle, plora. ⊃ planctu. </text:p>
        </text:list-item>
        <text:list-item>
          <text:p text:style-name="P101"><text:span text:style-name="T3">plano</text:span> -um | piano | plan | plane | <text:span text:style-name="T5">Ebene</text:span>. = superficie que contine recta per duo suo puncto; superficie ne curvo. ⊃ plana. ⊂ E. pla -no ⊃ G. platea, A. floor = pavimento, A. flat = plano, D. flach = plano, D. Fläche = superficie. </text:p>
        </text:list-item>
        <text:list-item>
          <text:p text:style-name="P101">— -um | pianura | plaine | plain | Plan. = regione de terra plano et horizontale, sine montes. </text:p>
        </text:list-item>
        <text:list-item>
          <text:p text:style-name="P101">— -us | piano | plain | flat, plane | <text:span text:style-name="T5">eben</text:span>, plan. = cum forma de plano. </text:p>
        </text:list-item>
        <text:list-item>
          <text:p text:style-name="P101">— N | piano | plan | plan | Plan. = repræsentatione horizontale de ædificio, charta topographico. </text:p>
        </text:list-item>
        <text:list-item>
          <text:p text:style-name="P101">— -us | | | plain | plan. = claro, evidente, manifesto. </text:p>
        </text:list-item>
        <text:list-item>
          <text:p text:style-name="P101">—<text:span text:style-name="T3">imetria</text:span> | -ria | -étrie | -ry | -rie. = mensura de superficie plano. </text:p>
        </text:list-item>
        <text:list-item>
          <text:p text:style-name="P101">—<text:span text:style-name="T3">imetrico</text:span> -ĭcus | -rico | -étrique | -ric | -risch. </text:p>
        </text:list-item>
        <text:list-item>
          <text:p text:style-name="P101">—<text:span text:style-name="T3">imetro</text:span> ĕ | -tro | -mètre | -ter | -ter. = instrumento que meti area plano. </text:p>
        </text:list-item>
        <text:list-item>
          <text:p text:style-name="P101"><text:span text:style-name="T3">planisphærio</text:span> | planisferio | -ère | -ere | -ærium. = repræsentatione plano de sphæra cæleste. </text:p>
        </text:list-item>
        <text:list-item>
          <text:p text:style-name="P101"><text:span text:style-name="T3">planta</text:span> -a | pianta | plante | plant | Pflanze. = arbore, quem homo fige in terra. </text:p>
        </text:list-item>
        <text:list-item>
          <text:p text:style-name="P101">— -a | pianta | plante | <text:span text:style-name="T5">sole</text:span> | <text:span text:style-name="T5">Sohle</text:span>. = basi de pede. </text:p>
        </text:list-item>
        <text:list-item>
          <text:p text:style-name="P101"><text:span text:style-name="T3">planta</text:span> 100 | piantare | -ter | -t | -tieren, pflanzen. ⊃ supplanta, transplanta. </text:p>
        </text:list-item>
        <text:list-item>
          <text:p text:style-name="P101">—<text:span text:style-name="T3">tione</text:span> 100 | piantagione | -tion | -tion | -tion. </text:p>
        </text:list-item>
        <text:list-item>
          <text:p text:style-name="P101"><text:span text:style-name="T3">plantigrado</text:span> ă | -grado | -grade | -grade | -grad. = animale que grade super planta de pede, p. ex. urso. </text:p>
        </text:list-item>
        <text:list-item>
          <text:p text:style-name="P101">G. plas plássō = finge (cum argilla). ⊃ plasma, plastico, emplastro. </text:p>
        </text:list-item>
        <text:list-item>
          <text:p text:style-name="P101"><text:span text:style-name="T3">plasma</text:span>(te) 400 | -ma | -ma | -m, -ma | -ma. = liquido vitale. ⊂ G. plásma; = objecto ficto ex argilla. ⊂ plas. </text:p>
        </text:list-item>
        <text:list-item>
          <text:p text:style-name="P101"><text:span text:style-name="T3">plastica</text:span> ĭ 100 | -ica | la plastique | plastic art | -ic. = arte de labore [plas] argilla. ⊂ G. plastic <text:span text:style-name="T3">ē</text:span>. </text:p>
        </text:list-item>
        <text:list-item>
          <text:p text:style-name="P101">—<text:span text:style-name="T3">itate</text:span> | -ità | -ité | -ity | -ität. </text:p>
        </text:list-item>
        <text:list-item>
          <text:p text:style-name="P101">—<text:span text:style-name="T3">o</text:span> ĭ 100 | -tico | -tique | -tic | -tisch. ⊂ G. -icós. </text:p>
        </text:list-item>
        <text:list-item>
          <text:p text:style-name="P101"><text:span text:style-name="T3">platea</text:span> -ēa <text:span text:style-name="T5">et</text:span> -ĕa | piazza, H. plaza, P. praça | place | place | Platz | R. plats. ⊂ G. plateía ⊂ plat(o). </text:p>
        </text:list-item>
        <text:list-item>
          <text:p text:style-name="P101"><text:span text:style-name="T3">platino</text:span> N | -tino | -tine | -tinum | -tin. = mettallo, in chemia habe symbolo « Pt », detecto in 1735 in sedimentos aurifero de Columbia. ⊂ H. platina. ⊂ H. plata = argento, metallo de plato. </text:p>
        </text:list-item>
        <text:list-item>
          <text:p text:style-name="P101"><text:span text:style-name="T3">plato</text:span> M | piatto | plat | flat | flach. = plano, æquo. ⊂ G. platús = amplo, spatioso, vasto, lato. ⊂ E. pla, v. plano. </text:p>
        </text:list-item>
        <text:list-item>
          <text:p text:style-name="P101">— M | piatto, piattello; H. plato | plat, assiette, plate | plate | <text:span text:style-name="T5">Teller</text:span>, Platte. = vase pro dapes, patina, catino, ferculo, lance, dísco. </text:p>
        </text:list-item>
        <text:list-item>
          <text:p text:style-name="P101"><text:span text:style-name="T3">platonico</text:span> -ĭcus | -ico | -ique | -ic | -isch. ⊂ G. platōnicós. = de Platone, philosopho græco (-429 – -347). </text:p>
        </text:list-item>
        <text:list-item>
          <text:p text:style-name="P101"><text:soft-page-break/><text:span text:style-name="T3">plaude</text:span> -o = applaude, percute manus in signo de gaudio. ⊃ plauso, applaude, explode. </text:p>
        </text:list-item>
        <text:list-item>
          <text:p text:style-name="P101"><text:span text:style-name="T3">plausu</text:span> -us | plauso, applauso | applaudissement | applause | Plausus. = ton plaude. </text:p>
        </text:list-item>
        <text:list-item>
          <text:p text:style-name="P101">—<text:span text:style-name="T3">ibile</text:span> -bĭlis | -bile | -ble | -ble | -bel. </text:p>
        </text:list-item>
        <text:list-item>
          <text:p text:style-name="P101">——<text:span text:style-name="T3">itate</text:span> | -ità | -ité | -ity | -ität. </text:p>
        </text:list-item>
        <text:list-item>
          <text:p text:style-name="P101"><text:span text:style-name="T3">ple</text:span> -eo (Festo) = imple. ⊃ comple, exple, imple, reple, supple, pleno, plebe, plus. ⊂ E. ple ⊃ G. pímplēmi, pleonasmo, plethora, poly, Pluto; A. fill, D. füllen = ple; ⊃ E. pleno. </text:p>
        </text:list-item>
        <text:list-item>
          <text:p text:style-name="P101"><text:span text:style-name="T3">plebe</text:span> plebs | I. H. P. plebe | plèbe | plebeians | Plebs. = populo inferiore. || ? A. folk, D. Volk = populo. ⊂ ple. </text:p>
        </text:list-item>
        <text:list-item>
          <text:p text:style-name="P101">—<text:span text:style-name="T3">eio</text:span> -us | plebeo | plébéien | plebeian | Plebejer. </text:p>
        </text:list-item>
        <text:list-item>
          <text:p text:style-name="P101">—<text:span text:style-name="T3">iscito</text:span> -ītum | -ito | -ite | -ite | -it. = decreto [scito] ab plebe. </text:p>
        </text:list-item>
        <text:list-item>
          <text:p text:style-name="P101">plecte -o = verbera. || plange. </text:p>
        </text:list-item>
        <text:list-item>
          <text:p text:style-name="P101">plecte -o = plica. ⊃ plexo. ⊂ plic(a) -te. </text:p>
        </text:list-item>
        <text:list-item>
          <text:p text:style-name="P101"><text:span text:style-name="T3">plectro</text:span> -um | plettro | -e | -um | -um. ⊂ G. pl <text:span text:style-name="T3">ē</text:span>ctron. = arcu de instrumento musicale ad chordas. </text:p>
        </text:list-item>
        <text:list-item>
          <text:p text:style-name="P101">G. pleg plēg <text:span text:style-name="T3">ē</text:span> = || plaga, pl <text:span text:style-name="T3">ē</text:span>ssō = percute. ⊃ apoplectico, hemiplegia, paraplegia. </text:p>
        </text:list-item>
        <text:list-item>
          <text:p text:style-name="P101"><text:span text:style-name="T3">pleiades</text:span> -ădes | -di | pléiades | -des | -den. = constellatione apud Tauro, ex septem stella visibile. G. pleiádes. </text:p>
        </text:list-item>
        <text:list-item>
          <text:p text:style-name="P101"><text:span text:style-name="T3">pleno</text:span> -us | pieno, H. P. pleno | plein | full | voll. ⊂ E. pleno ⊃ A. full, D. voll, R. polno, S. purna. ⊂ E. ple -no. </text:p>
        </text:list-item>
        <text:list-item>
          <text:p text:style-name="P101">—<text:span text:style-name="T3">ario</text:span> | -ario | plénier | -ary | -ar. = toto, completo, integro. </text:p>
        </text:list-item>
        <text:list-item>
          <text:p text:style-name="P101">—<text:span text:style-name="T3">ilunio</text:span> 100 | I. H. -io | | -e | -ium. = phasi de luna pleno. </text:p>
        </text:list-item>
        <text:list-item>
          <text:p text:style-name="P101">—<text:span text:style-name="T3">ipotentiario</text:span> | -ziario | -tiaire | -tiary | -tiar. = misso cum pleno potestate. </text:p>
        </text:list-item>
        <text:list-item>
          <text:p text:style-name="P101">—<text:span text:style-name="T3">itudine</text:span> -udo -udĭn- | pienezza | plénitude | plenitude | <text:span text:style-name="T5">Fülle</text:span>. = to es pleno. </text:p>
        </text:list-item>
        <text:list-item>
          <text:p text:style-name="P101">G. pleo, pléon = plus. ⊂ ple. </text:p>
        </text:list-item>
        <text:list-item>
          <text:p text:style-name="P101"><text:span text:style-name="T3">pleonasmo</text:span> | -mo | pléonasme | -m | -mus. = superfluitate. ⊂ -mós. ⊂ pleo. </text:p>
        </text:list-item>
        <text:list-item>
          <text:p text:style-name="P101">L. plerumque = plure vice. </text:p>
        </text:list-item>
        <text:list-item>
          <text:p text:style-name="P101"><text:span text:style-name="T3">plethora</text:span> | pletora | pléthore | -ra | -ra. = abundantia. ⊂ G. plēth <text:span text:style-name="T3">ō</text:span>rē ⊂ ple. </text:p>
        </text:list-item>
        <text:list-item>
          <text:p text:style-name="P101">—<text:span text:style-name="T3">ico</text:span> -ĭcus | pletorico | pléthorique | -ric | -risch. </text:p>
        </text:list-item>
        <text:list-item>
          <text:p text:style-name="P101"><text:span text:style-name="T3">pleura</text:span> | -ra | plèvre | -ra | -ra. = membrana que volve pulmones. ⊂ G. pleurá = costa, latere. </text:p>
        </text:list-item>
        <text:list-item>
          <text:p text:style-name="P101"><text:span text:style-name="T3">pleuritide</text:span> ĭ 100 | -sia, -te | -ésie | -sy, -tis | -tis. = inflammatione ad pleura. ⊂ G. pleurítis. </text:p>
        </text:list-item>
        <text:list-item>
          <text:p text:style-name="P101"><text:span text:style-name="T3">pleuritico</text:span> ĭ 100 | -tico | pléurétique | -tic. ⊂ G. -icós. </text:p>
        </text:list-item>
        <text:list-item>
          <text:p text:style-name="P101"><text:span text:style-name="T3">plexo</text:span> -us = quem plecte. ⊃ am—, com—, per—. </text:p>
        </text:list-item>
        <text:list-item>
          <text:p text:style-name="P101"><text:span text:style-name="T3">plexu</text:span> 100 | plesso | -xus | -xus | -xus. = rete (de nervos). ⊂ plecte. </text:p>
        </text:list-item>
        <text:list-item>
          <text:p text:style-name="P101"><text:span text:style-name="T3">plica</text:span> -o | piegare, H. plegar | plier, ployer | plait, ply, <text:span text:style-name="T5">fold</text:span> | flechten, pliieren. = flecte. ⊃ ap—, com—, du—, ex—, im—, re—, sup—, plecte. ⊂ E. ⊃ G. plécō, D. flechten, R. plesti. </text:p>
        </text:list-item>
        <text:list-item>
          <text:p text:style-name="P101"><text:span text:style-name="T3">plica</text:span> -a (Plinio) | piega | pli | <text:span text:style-name="T5">fold</text:span>, plait | <text:span text:style-name="T5">Falte</text:span>, Pli. = ton plica, sinu, <text:soft-page-break/>flexu, ruga. </text:p>
        </text:list-item>
        <text:list-item>
          <text:p text:style-name="P101"><text:span text:style-name="T3">plintho</text:span> 100 | plinto | plinthe | plinth | Plinthe. = basi de columna, socco. ⊂ G. plínthos. || A. flint = silice, lapide; D. Flinte = focile. </text:p>
        </text:list-item>
        <text:list-item>
          <text:p text:style-name="P101">G. plio, pleíōn = || plus. </text:p>
        </text:list-item>
        <text:list-item>
          <text:p text:style-name="P101"><text:span text:style-name="T3">pliocæne</text:span> | -cene | -cène | -cene | -cæn. ⊂ plio [plus] cæno [recente]. = parte ultimo de periodo tertiario (in geologia). </text:p>
        </text:list-item>
        <text:list-item>
          <text:p text:style-name="P101"><text:span text:style-name="T3">plora</text:span> -o | <text:span text:style-name="T5">piangere</text:span>, -are | pleurer | <text:span text:style-name="T5">to wail</text:span> | <text:span text:style-name="T5">weinen</text:span>. = fle, luge, lacrima, plange. ⊃ deplora, implora. </text:p>
        </text:list-item>
        <text:list-item>
          <text:p text:style-name="P101"><text:span text:style-name="T3">PLUE</text:span> -o | piovere, H. llover, P. chover | pleuvoir | <text:span text:style-name="T5">rain</text:span> | <text:span text:style-name="T5">regnen</text:span>. ⊃ pluvia. || G. pléō = naviga, fluctua; A. flow, D. fliessen = flue; R. plytï = naviga. </text:p>
        </text:list-item>
        <text:list-item>
          <text:p text:style-name="P101"><text:span text:style-name="T3">pluma</text:span> -a | piuma | plume (d’oiseau) | <text:span text:style-name="T5">feather</text:span>, plume | Flaum, Plume. ⊂ E. ⊃ D. Flaum, fliegen = vola. </text:p>
        </text:list-item>
        <text:list-item>
          <text:p text:style-name="P101"><text:span text:style-name="T3">plumbagine</text:span> ĭ 100 | piombaggine | plombagine | -go | -go. = graphite. ⊂ plumbo. </text:p>
        </text:list-item>
        <text:list-item>
          <text:p text:style-name="P101"><text:span text:style-name="T3">plumbo</text:span> -um | piombo | plomb | <text:span text:style-name="T5">lead</text:span>, plumb | <text:span text:style-name="T5">Blei</text:span>, -um, Plombe. = metallo, in chemia « Pb ». </text:p>
        </text:list-item>
        <text:list-item>
          <text:p text:style-name="P101"><text:span text:style-name="T3">plumoso</text:span> -us | piumoso | -eux | -ous | -ös. = cum plumas. </text:p>
        </text:list-item>
        <text:list-item>
          <text:p text:style-name="P101"><text:span text:style-name="T3">plurale</text:span> 100 | -ale | -iel, -al | -al | -al. = (forma grammaticale) que indica plure. </text:p>
        </text:list-item>
        <text:list-item>
          <text:p text:style-name="P101">—<text:span text:style-name="T3">itate</text:span> | -ità | -ité | -ity | -ität. = multiplicitate, copia, numero. </text:p>
        </text:list-item>
        <text:list-item>
          <text:p text:style-name="P101">—<text:span text:style-name="T3">iza</text:span> | -izzare | -iser | -ize. </text:p>
        </text:list-item>
        <text:list-item>
          <text:p text:style-name="P101"><text:span text:style-name="T3">plure</text:span> plus | più, <text:span text:style-name="T5">parecchi</text:span> | plusieurs | <text:span text:style-name="T5">several</text:span> | <text:span text:style-name="T5">mehrere</text:span>. Ablativo « plure » es in Plauto, et non classico. Plurale « plures » es classico. ⊃ plurale. ⊂ ple. </text:p>
        </text:list-item>
        <text:list-item>
          <text:p text:style-name="P101"><text:span text:style-name="T3">plures</text:span> -es, <text:span text:style-name="T5">plurale de</text:span> plure. </text:p>
        </text:list-item>
        <text:list-item>
          <text:p text:style-name="P101"><text:span text:style-name="T3">plurimo</text:span> -ĭmus = maximo numero, multo plus. </text:p>
        </text:list-item>
        <text:list-item>
          <text:p text:style-name="P101"><text:span text:style-name="T3">PLUS</text:span> plus | più | plus | <text:span text:style-name="T5">more</text:span>, plus | <text:span text:style-name="T5">mehr</text:span>, plus. ⊃ plure. ⊂ E. ple ⊃ G. poly, D. viel. </text:p>
        </text:list-item>
        <text:list-item>
          <text:p text:style-name="P101"><text:span text:style-name="T3">Pluto</text:span> -us | -o | -us, Plotos | -us | -us. = deo de divitias, filio de Cerere. ⊂ G. Ploûtos. </text:p>
        </text:list-item>
        <text:list-item>
          <text:p text:style-name="P101"><text:span text:style-name="T3">plutocratia</text:span> | -zia | ploutocratie | -cy | -tie. = imperio de divites [pluto]. </text:p>
        </text:list-item>
        <text:list-item>
          <text:p text:style-name="P101"><text:span text:style-name="T3">Plutone</text:span> Pluto | -one | -on | -o. ⊂ G. Ploûtōn. = deo de infero, fratre de Jove et de Neptuno. </text:p>
        </text:list-item>
        <text:list-item>
          <text:p text:style-name="P101"><text:span text:style-name="T3">pluvia</text:span> -a | pioggia, H. lluvia, P. chuva | pluie | <text:span text:style-name="T5">rain</text:span> | <text:span text:style-name="T5">Regen</text:span>. ⊂ plue. </text:p>
        </text:list-item>
        <text:list-item>
          <text:p text:style-name="P101">—<text:span text:style-name="T3">iale</text:span> -is | -iale | -ial | -ial | -ial. </text:p>
        </text:list-item>
        <text:list-item>
          <text:p text:style-name="P101">—<text:span text:style-name="T3">iometro</text:span> ĕ N | -metro | -mètre | -meter | -meter. = instrumento que meti quantitate de pluvia. </text:p>
        </text:list-item>
        <text:list-item>
          <text:p text:style-name="P101">—<text:span text:style-name="T3">ioso</text:span> 100 | piovoso | -ieux | -ious | -iös. </text:p>
        </text:list-item>
        <text:list-item>
          <text:p text:style-name="P101">G. pneu pnéō = fla. ⊃ pneuma, dispnœa, pneumonite. </text:p>
        </text:list-item>
        <text:list-item>
          <text:p text:style-name="P101">G. pneuma(te) pneúma = vento, aere. ⊂ pneu. </text:p>
        </text:list-item>
        <text:list-item>
          <text:p text:style-name="P101"><text:span text:style-name="T3">pneumatico</text:span> ĭ 100 | -tico | -tique | -tic | -tisch. = de aere [pneuma]. ⊂ G. -icós. </text:p>
        </text:list-item>
        <text:list-item>
          <text:p text:style-name="P101">G. pneumon pneúmōn, pleúmōn. = || pulmone. ⊂ pneu. </text:p>
        </text:list-item>
        <text:list-item>
          <text:p text:style-name="P101"><text:span text:style-name="T3">pneumonia</text:span> | -ia, polmonite | -ie | -ia, -itis | -ia, -itis. = inflammatione ad pulmone. </text:p>
        </text:list-item>
        <text:list-item>
          <text:p text:style-name="P101"><text:soft-page-break/>E. <text:span text:style-name="T3">po</text:span> = bibe. ⊃ L. pota, poculo, potione, G. p <text:span text:style-name="T3">ō</text:span>nō, pínō, (sym)po(sio), propina; R. pitï = bibe, S. pā. </text:p>
        </text:list-item>
        <text:list-item>
          <text:p text:style-name="P101"><text:span text:style-name="T3">poculo</text:span> -ŭlum = vase pro bibe. ⊂ po. </text:p>
        </text:list-item>
        <text:list-item>
          <text:p text:style-name="P101">G. pod poûs = || pede. ⊃ antipode, gasteropode, podagra. </text:p>
        </text:list-item>
        <text:list-item>
          <text:p text:style-name="P101"><text:span text:style-name="T3">podagra</text:span> -a | -ra | -re, <text:span text:style-name="T5">goutte</text:span> | -ra | -ra. ⊂ G. podágra. = dolore [agra] ad pede [pod]. </text:p>
        </text:list-item>
        <text:list-item>
          <text:p text:style-name="P101">G. poe poiéō = fac, compone, crea. ⊃ epopœia, melopœia, onomatopœia, pharmacopœia, prosopopœia, poema, poesi, poeta. </text:p>
        </text:list-item>
        <text:list-item>
          <text:p text:style-name="P101"><text:span text:style-name="T3">poema</text:span>(te) -ma | poema | poème | poem | Poëm. ⊂ G. poíēma. = compositione. ⊂ poe [fac]. </text:p>
        </text:list-item>
        <text:list-item>
          <text:p text:style-name="P101"><text:span text:style-name="T3">pœna</text:span> -a | pena | peine | pain | <text:span text:style-name="T5">Strafe</text:span>, Pön. ⊂ (aut || ?) G. poin <text:span text:style-name="T3">ē</text:span>. = multa. || puni. </text:p>
        </text:list-item>
        <text:list-item>
          <text:p text:style-name="P101">—<text:span text:style-name="T3">ale</text:span> 100 | penale | penal | penal | -al. </text:p>
        </text:list-item>
        <text:list-item>
          <text:p text:style-name="P101">——<text:span text:style-name="T3">itate</text:span> | penalità | pénalité | penality. = multa, pœna, damno. </text:p>
        </text:list-item>
        <text:list-item>
          <text:p text:style-name="P101">pœnite, <text:span text:style-name="T5">inexacto pro</text:span> pænite. </text:p>
        </text:list-item>
        <text:list-item>
          <text:p text:style-name="P101"><text:span text:style-name="T3">poesi</text:span> -is | poesia | poèsie | poesy | Poesie. ⊂ G. poíēsis. ⊂ poe -si. = compositione, poema. </text:p>
        </text:list-item>
        <text:list-item>
          <text:p text:style-name="P101"><text:span text:style-name="T3">poeta</text:span> | poeta | poète | poet | Poet. ⊂ G. poiēt <text:span text:style-name="T3">ē</text:span>s ⊂ poe -ta. </text:p>
        </text:list-item>
        <text:list-item>
          <text:p text:style-name="P101">—<text:span text:style-name="T3">ico</text:span> -ĭcus | -ico | poétique | -ic | -isch. ⊂ G. poiēticós. </text:p>
        </text:list-item>
        <text:list-item>
          <text:p text:style-name="P101">—<text:span text:style-name="T3">iza</text:span> | -izzare | poétiser | -ize | -isieren. </text:p>
        </text:list-item>
        <text:list-item>
          <text:p text:style-name="P101"><text:span text:style-name="T3">polare</text:span> | -are | -aire | -ar | -ar. = de polo. </text:p>
        </text:list-item>
        <text:list-item>
          <text:p text:style-name="P101">—<text:span text:style-name="T3">itate</text:span> | -ità | -ité | -ity | -ität. = to habe polos (magnetico, electrico, luminoso). </text:p>
        </text:list-item>
        <text:list-item>
          <text:p text:style-name="P101">—<text:span text:style-name="T3">iza</text:span> | -izzare | -iser | -ize | -isieren. = da polaritate. </text:p>
        </text:list-item>
        <text:list-item>
          <text:p text:style-name="P101">G. pole pōléō = vende, merca. ⊃ monopolio. </text:p>
        </text:list-item>
        <text:list-item>
          <text:p text:style-name="P101"><text:span text:style-name="T3">polem-,</text:span> G. pólemos = pugna, bello || L. pul(sa). </text:p>
        </text:list-item>
        <text:list-item>
          <text:p text:style-name="P101">—<text:span text:style-name="T3">ica</text:span> -ĭca | -ica | polémique | -ics | -ik. = pugna (per scripto). ⊂ G. polemic <text:span text:style-name="T3">ē</text:span>. </text:p>
        </text:list-item>
        <text:list-item>
          <text:p text:style-name="P101">—<text:span text:style-name="T3">ico</text:span> -ĭcus | -ico | polémique | -ic | -isch. = de pugna. ⊂ G. -icós. </text:p>
        </text:list-item>
        <text:list-item>
          <text:p text:style-name="P101">—<text:span text:style-name="T3">ista</text:span> | -ista | polémiste | -ist. </text:p>
        </text:list-item>
        <text:list-item>
          <text:p text:style-name="P101"><text:span text:style-name="T3">polenta</text:span> 100 | -enta | -enta | -enta | -enta. = cibo ex farina et aqua cocto. || polline, pulte. </text:p>
        </text:list-item>
        <text:list-item>
          <text:p text:style-name="P101"><text:span text:style-name="T3">poli</text:span> -io | pulire | -ir | -ish | <text:span text:style-name="T5">feilen</text:span>, -ieren. = orna, leviga, purga. ⊃ polito, interpolare. </text:p>
        </text:list-item>
        <text:list-item>
          <text:p text:style-name="P101"><text:span text:style-name="T3">polita-,</text:span> G. polítēs = civi. ⊃ cosmopolita. ⊂ poli, pólis = urbe. </text:p>
        </text:list-item>
        <text:list-item>
          <text:p text:style-name="P101">—<text:span text:style-name="T3">ia</text:span> -īa | -zia | -ce | -ce | -zei. ⊂ G. politeía = regimine de civitate. </text:p>
        </text:list-item>
        <text:list-item>
          <text:p text:style-name="P101">—<text:span text:style-name="T3">ica</text:span> -ĭca | -ica | la politique | -ics | -ik. ⊂ G. politic <text:span text:style-name="T3">ē</text:span>. </text:p>
        </text:list-item>
        <text:list-item>
          <text:p text:style-name="P101">—<text:span text:style-name="T3">ico</text:span> -ĭcus | -ico | -ique, -icien | -ic, -ician | -isch. ⊂ G. -icós. </text:p>
        </text:list-item>
        <text:list-item>
          <text:p text:style-name="P101"><text:span text:style-name="T3">polito</text:span> -ītus | polito | -i | -ite | -it, -iert. = quem poli. </text:p>
        </text:list-item>
        <text:list-item>
          <text:p text:style-name="P101">—<text:span text:style-name="T3">ura</text:span> 100 | pulitura | polissure | | -tur. </text:p>
        </text:list-item>
        <text:list-item>
          <text:p text:style-name="P101"><text:span text:style-name="T3">polle</text:span> -eo = pote, vale. ⊃ æquipollente, pollice. </text:p>
        </text:list-item>
        <text:list-item>
          <text:p text:style-name="P101"><text:span text:style-name="T3">pollice</text:span> -lex -lĭc- | -ice | pouce | <text:span text:style-name="T5">thumb</text:span> | <text:span text:style-name="T5">Daumen</text:span>. = digito de manu que magis polle. ⊂ polle. </text:p>
        </text:list-item>
        <text:list-item>
          <text:p text:style-name="P101"><text:span text:style-name="T3">pollice</text:span> -ĭceor = promitte, exhibe, offer. ⊂ lice. </text:p>
        </text:list-item>
        <text:list-item>
          <text:p text:style-name="P101">—<text:span text:style-name="T3">itatione</text:span> -tio | | -tion | -tion | -tion. </text:p>
        </text:list-item>
        <text:list-item>
          <text:p text:style-name="P101"><text:span text:style-name="T3">polline</text:span> pollen -lĭn- = flore de farina. || polenta, pulvere; G. pálē = farina. </text:p>
        </text:list-item>
        <text:list-item>
          <text:p text:style-name="P101"><text:soft-page-break/>— N | -ine | -en | -en | -en. = pulvere in organo masculino de flores. </text:p>
        </text:list-item>
        <text:list-item>
          <text:p text:style-name="P101">—<text:span text:style-name="T3">ifero</text:span> -ĕrus | -ifero | -ifère | -iferous. </text:p>
        </text:list-item>
        <text:list-item>
          <text:p text:style-name="P101"><text:span text:style-name="T3">pollue</text:span> -ŭo | | polluer | pollute. = inquina, spurca, contamina. ⊂ por- lue. </text:p>
        </text:list-item>
        <text:list-item>
          <text:p text:style-name="P101">—<text:span text:style-name="T3">utione</text:span> 400 | -uzione | -ution | -ution | -ution. </text:p>
        </text:list-item>
        <text:list-item>
          <text:p text:style-name="P101"><text:span text:style-name="T3">polo</text:span> -us | I. H. P. polo | pôle | pole | Pol. = extremo de axi de rota. ⊃ polare. ⊂ G. pólos. || L. colu, R. koleso = rota, R. koljaska = vectura, I. calesse. </text:p>
        </text:list-item>
        <text:list-item>
          <text:p text:style-name="P101"><text:span text:style-name="T3">poly-,</text:span> G. polús = multo, plure. ⊂ ple. </text:p>
        </text:list-item>
        <text:list-item>
          <text:p text:style-name="P101">—<text:span text:style-name="T3">yandria</text:span> | -iandria | -ie | -y | -ie. = planta cum plure stamine; femina cum plure marito [andro]. ⊂ G. poluandría. </text:p>
        </text:list-item>
        <text:list-item>
          <text:p text:style-name="P101">—<text:span text:style-name="T3">yedro</text:span> | -iedro | -yèdre | -yhedron | -yeder. = solido cum plure facie [hedra]. </text:p>
        </text:list-item>
        <text:list-item>
          <text:p text:style-name="P101">—<text:span text:style-name="T3">gamia</text:span> | -igamia | -ie | -y | -ie. = plure nuptia [gamo]. ⊂ G. polugamía. </text:p>
        </text:list-item>
        <text:list-item>
          <text:p text:style-name="P101">—<text:span text:style-name="T3">glotta</text:span> | -iglotta | -otte | -ot | -otte. ⊂ G. polúglōssos. = que nosce plure lingua [glotta]. </text:p>
        </text:list-item>
        <text:list-item>
          <text:p text:style-name="P101">—<text:span text:style-name="T3">gono</text:span> -gōnus (Vitruvio) | -igono | -one | -on | -on. ⊂ polúgōnon. = superficie cum plure angulo [gonia]. </text:p>
        </text:list-item>
        <text:list-item>
          <text:p text:style-name="P101">—<text:span text:style-name="T3">graphia</text:span> | poligrafia | -phie | -phy | -phie. ⊂ G. polugraphía. = scriptura [graph] de plure re. </text:p>
        </text:list-item>
        <text:list-item>
          <text:p text:style-name="P101">—<text:span text:style-name="T3">grapho</text:span> ă | poligrafo | -aphe | -aph | -aph. = machina que reproduc plure exemplare de scripto. ⊂ G. polúgraphos = qui scribe multo. </text:p>
        </text:list-item>
        <text:list-item>
          <text:p text:style-name="P101">—<text:span text:style-name="T3">morpho</text:span> | -imorfo | -phe | -phous | -phisch. ⊂ G. polúmorphos. = cum plure forma [morphe]. </text:p>
        </text:list-item>
        <text:list-item>
          <text:p text:style-name="P101">——<text:span text:style-name="T3">ismo</text:span> | polimorfismo | -isme | -ism. ⊂ G. -ía. </text:p>
        </text:list-item>
        <text:list-item>
          <text:p text:style-name="P101">—<text:span text:style-name="T3">nomio</text:span> | -inomio | -ôme | -omial | -om. = summa de plure termino algebrico. ⊂ poly (o)nom(a) -io. </text:p>
        </text:list-item>
        <text:list-item>
          <text:p text:style-name="P101">—<text:span text:style-name="T3">petalo</text:span> ă | -ipetalo | -ypétale | -lous | -lisch. </text:p>
        </text:list-item>
        <text:list-item>
          <text:p text:style-name="P101">—<text:span text:style-name="T3">po</text:span> ĭ 100 | -ipo, polpo | -ype, pieuvre | -yp, -ypus | -yp. = animale cum plure pede [pod]; tumore canceroso. ⊂ G. polúpous. </text:p>
        </text:list-item>
        <text:list-item>
          <text:p text:style-name="P101">—<text:span text:style-name="T3">syllabo</text:span> ă | polisillabo | -abe | -able | -abon. = vocabulo cum plure syllaba. ⊂ G. polusúllabos. </text:p>
        </text:list-item>
        <text:list-item>
          <text:p text:style-name="P101">—<text:span text:style-name="T3">technico</text:span> -ĭcus | politecnico | -ique | -ic | -isch, -um. = schola de plure arte [techne]. </text:p>
        </text:list-item>
        <text:list-item>
          <text:p text:style-name="P101">—<text:span text:style-name="T3">theismo</text:span> | politeismo | -éisme | -ism | -ismus. </text:p>
        </text:list-item>
        <text:list-item>
          <text:p text:style-name="P101">—<text:span text:style-name="T3">theista</text:span> | politeista | -éiste | -ist | -ist. = qui adora plure deo [theo]. ⊂ G. polútheos. </text:p>
        </text:list-item>
        <text:list-item>
          <text:p text:style-name="P101">pomeridiano -us, v. postmeridiano. </text:p>
        </text:list-item>
        <text:list-item>
          <text:p text:style-name="P101"><text:span text:style-name="T3">pomo</text:span> -us = arbore fructifero. </text:p>
        </text:list-item>
        <text:list-item>
          <text:p text:style-name="P101">— -um | pomo | | pome. = fructu (piro, mālo, ceraso, fico). ⊃ F. pomme = mālo. </text:p>
        </text:list-item>
        <text:list-item>
          <text:p text:style-name="P101">—<text:span text:style-name="T3">logia</text:span> | -ia | -ie | -y | -ie. </text:p>
        </text:list-item>
        <text:list-item>
          <text:p text:style-name="P101"><text:span text:style-name="T3">pompa</text:span> -a | -mpa | -mpe | -mp | -mp. = fasto, splendore, magnificentia. ⊂ G. pomp <text:span text:style-name="T3">ē</text:span> = comitatu, spectaculo triumphale. </text:p>
        </text:list-item>
        <text:list-item>
          <text:p text:style-name="P101">—<text:span text:style-name="T3">oso</text:span> | -oso | -eux | -ous | -ös. </text:p>
        </text:list-item>
        <text:list-item>
          <text:p text:style-name="P101"><text:span text:style-name="T3">pondera</text:span> -ĕro = determina pondere. ⊃ pre—. </text:p>
        </text:list-item>
        <text:list-item>
          <text:p text:style-name="P101"><text:soft-page-break/>— -ĕro | -are | -érer | ponder | -ieren. = examina, considera. </text:p>
        </text:list-item>
        <text:list-item>
          <text:p text:style-name="P101">—<text:span text:style-name="T3">bile</text:span> -ĭlis | -bile | -ble | -ble | -bel. </text:p>
        </text:list-item>
        <text:list-item>
          <text:p text:style-name="P101">—<text:span text:style-name="T3">tione</text:span> 100 | -zione | -tion | -tion | -tion. </text:p>
        </text:list-item>
        <text:list-item>
          <text:p text:style-name="P101"><text:span text:style-name="T3">pondere</text:span> pondus pondĕr- | peso, pondo | poids | <text:span text:style-name="T5">weight</text:span> | <text:span text:style-name="T5">Gewicht</text:span>. ⊃ pondera. A pound = 453 gr., 25 fr.; D. Pfund = libra. ⊂ pende -re. </text:p>
        </text:list-item>
        <text:list-item>
          <text:p text:style-name="P101">—<text:span text:style-name="T3">oso</text:span> -us | -oso | pondéreux | -ous | -ös. = grave, oneroso. </text:p>
        </text:list-item>
        <text:list-item>
          <text:p text:style-name="P101"><text:span text:style-name="T3">PONE</text:span> -o | porre, H. poner, P. pôr | poser | <text:span text:style-name="T5">put</text:span>, pose | <text:span text:style-name="T5">stellen</text:span>. = colloca. ⊃ ap—, com—, contra—, de—, dis—, ex—, im—, op—, post—, præ—, pro—, re—, sup—, trans—, posito . ⊃ F. pondre = pone ovo. </text:p>
        </text:list-item>
        <text:list-item>
          <text:p text:style-name="P101">L. pone = post. </text:p>
        </text:list-item>
        <text:list-item>
          <text:p text:style-name="P101"><text:span text:style-name="T3">ponte</text:span> pons | ponte, H. puente | pont | <text:span text:style-name="T5">bridge</text:span> (pontlevis) | <text:span text:style-name="T5">Brücke</text:span>. = via trans fluvio. ||? G. póntos = mari; R. pontï = via; S. panthās = via. </text:p>
        </text:list-item>
        <text:list-item>
          <text:p text:style-name="P101"><text:span text:style-name="T3">pontifice</text:span> -fex -fĭc- | -efice | -ife | -iff. = summo sacerdote romano. ⊂ pont(e) -i- fac = constructione de pontes, architecto, astronomo, sacerdote. </text:p>
        </text:list-item>
        <text:list-item>
          <text:p text:style-name="P101">—<text:span text:style-name="T3">ale</text:span> -alis | -ale | -al | -al | -al. </text:p>
        </text:list-item>
        <text:list-item>
          <text:p text:style-name="P101"><text:span text:style-name="T3">pontone</text:span> ponto | -one | -on | -oon | -on. = nave lato pro transi flumen. ⊂ ponte. </text:p>
        </text:list-item>
        <text:list-item>
          <text:p text:style-name="P101">popula -ŭlor = destrue populatione, devasta, spolia, depopula. </text:p>
        </text:list-item>
        <text:list-item>
          <text:p text:style-name="P101">— M | popolare | peupler | -ate | -ieren. = pone populo, incole. </text:p>
        </text:list-item>
        <text:list-item>
          <text:p text:style-name="P101"><text:span text:style-name="T3">populo</text:span> -ŭlus | pioppo, H. pobo, P. choupo | peuplier | poplar | Pappel. = Bot. « populus (alba, nigra) ». </text:p>
        </text:list-item>
        <text:list-item>
          <text:p text:style-name="P101"><text:span text:style-name="T3">populo</text:span> -ŭlus | popolo, H. pueblo, P. povo | peuple | people | Pöbel. ⊂ ple. </text:p>
        </text:list-item>
        <text:list-item>
          <text:p text:style-name="P101">—<text:span text:style-name="T3">are</text:span> -is | popolare | -aire | -ar | -är. = plebeio, democratico, commune, vulgare. </text:p>
        </text:list-item>
        <text:list-item>
          <text:p text:style-name="P101">——<text:span text:style-name="T3">itate</text:span> 300 | popolarità | -ité | -ity | -ität. = divulgatione, æstimatione. </text:p>
        </text:list-item>
        <text:list-item>
          <text:p text:style-name="P101">——<text:span text:style-name="T3">iza</text:span> | popolarizzare | -iser | -ize | -isieren. = vulgariza, fac de dominio publico. </text:p>
        </text:list-item>
        <text:list-item>
          <text:p text:style-name="P101">—<text:span text:style-name="T3">oso</text:span> 200 | popoloso | -eux | -ous | -ös. = numeroso, multo habitato. </text:p>
        </text:list-item>
        <text:list-item>
          <text:p text:style-name="P101">E. <text:span text:style-name="T3">por</text:span> = i trans. ⊃ L. porta [fores], porta [fer], portu; G. poro; A. fare, ferry [i trans]; D. fahren [transporta], führen [conduc]; R. praviti [conduc], S. par. </text:p>
        </text:list-item>
        <text:list-item>
          <text:p text:style-name="P101">por- ⊃ porrige, posside, pollue. = pro. </text:p>
        </text:list-item>
        <text:list-item>
          <text:p text:style-name="P101"><text:span text:style-name="T3">porca</text:span> -a = porco femina. </text:p>
        </text:list-item>
        <text:list-item>
          <text:p text:style-name="P101"><text:span text:style-name="T3">porca</text:span> 100 | porca, <text:span text:style-name="T5">ajuola</text:span> | <text:span text:style-name="T5">sillon</text:span> | furrow | Furche. ⊂ E. ⊃ A. D. </text:p>
        </text:list-item>
        <text:list-item>
          <text:p text:style-name="P101"><text:span text:style-name="T3">porco</text:span> -us | I. P. porco, H. puerco | porc | <text:span text:style-name="T5">hog</text:span>, pork, farrow | Ferkel. = sue, suino, Zool. « sus scrofa ». ⊂ E. ⊃ A. farrow, D. Ferkel, G. pórcos, R. poros(enok). </text:p>
        </text:list-item>
        <text:list-item>
          <text:p text:style-name="P101">—<text:span text:style-name="T3">ino</text:span> -īnus | -ino | -in | -ine | -in. </text:p>
        </text:list-item>
        <text:list-item>
          <text:p text:style-name="P101"><text:span text:style-name="T3">porisma</text:span>(te) | -ma | -me | -m | -ma. = propositione corollario de demonstratione. ⊂ G. pórisma ⊂ poro [transitu]. </text:p>
        </text:list-item>
        <text:list-item>
          <text:p text:style-name="P101"><text:span text:style-name="T3">pornographia</text:span> | -fia | -phie | -phy | -phie. ⊂ G. pórnē [meretrice]. ⊂ peráō [vende]. </text:p>
        </text:list-item>
        <text:list-item>
          <text:p text:style-name="P101"><text:soft-page-break/><text:span text:style-name="T3">poro</text:span> 100 | poro | pore | pore | Pore. = transitu, vado, meatu, via, canale. ⊃ emporio, porisma. ⊂ G. póros. ⊂ E. por. </text:p>
        </text:list-item>
        <text:list-item>
          <text:p text:style-name="P101">—<text:span text:style-name="T3">oso</text:span> | -oso | -eux | -ous | -ös. </text:p>
        </text:list-item>
        <text:list-item>
          <text:p text:style-name="P101">——<text:span text:style-name="T3">itate</text:span> | -ità | -ité | -ity | -ität. </text:p>
        </text:list-item>
        <text:list-item>
          <text:p text:style-name="P101"><text:span text:style-name="T3">porphyrite</text:span> -es (Plinio) | porfido | -re | -ry | -ritis. = marmore cum colore de purpura [porphyra]. ⊂ G. porphurítēs. </text:p>
        </text:list-item>
        <text:list-item>
          <text:p text:style-name="P101"><text:span text:style-name="T3">porrige</text:span> -ĭgo | porgere, sporgere | <text:span text:style-name="T5">tendre</text:span> | <text:span text:style-name="T5">stretch out</text:span>, porrect | <text:span text:style-name="T5">austrecken</text:span>, -igieren. = trade, præbe, da, offer. ⊂ por- rege. </text:p>
        </text:list-item>
        <text:list-item>
          <text:p text:style-name="P101"><text:span text:style-name="T3">porro</text:span> -us | I. P. porro, H. puerro | poireau | <text:span text:style-name="T5">leek</text:span> | <text:span text:style-name="T5">Lauch</text:span>, Porree. = Bot. « allium porrum ». </text:p>
        </text:list-item>
        <text:list-item>
          <text:p text:style-name="P101"><text:span text:style-name="T3">porro</text:span> -o = ad ante, ultra. ⊂ E. ⊃? A. far, D. fern = longe. </text:p>
        </text:list-item>
        <text:list-item>
          <text:p text:style-name="P101"><text:span text:style-name="T3">porta</text:span> -a | I. P. porta, H. puerta | porte | <text:span text:style-name="T5">door</text:span>, <text:span text:style-name="T5">gate</text:span>, port(al) | Pforte. = fores, transitu. || G. poro, ⊂ E. por. </text:p>
        </text:list-item>
        <text:list-item>
          <text:p text:style-name="P101"><text:span text:style-name="T3">porta</text:span> -o | -are | -er | <text:span text:style-name="T5">to carry</text:span> | <text:span text:style-name="T5">tragen</text:span>. = fer. ⊃ ap—, com—, de—, ex—, im—, re—, sup—, trans—. ⊂ E. por ⊃ A. fare, D. fahren = transporta. </text:p>
        </text:list-item>
        <text:list-item>
          <text:p text:style-name="P101">—<text:span text:style-name="T3">bile</text:span> -ĭlis | -bile | -ble | -ble | -bel. </text:p>
        </text:list-item>
        <text:list-item>
          <text:p text:style-name="P101"><text:span text:style-name="T3">portario</text:span> 400 | -iere | -ier, <text:span text:style-name="T5">concierge</text:span> | -er | -ier. = custode de porta, ostiario. </text:p>
        </text:list-item>
        <text:list-item>
          <text:p text:style-name="P101"><text:span text:style-name="T3">portico</text:span> -ĭcus | -ico | -ique | -ico | -icus. ⊂ porta. </text:p>
        </text:list-item>
        <text:list-item>
          <text:p text:style-name="P101"><text:span text:style-name="T3">portione</text:span> 100 | -zione | -tion | -tion | -tion. = parte. ⊃ proportione. </text:p>
        </text:list-item>
        <text:list-item>
          <text:p text:style-name="P101"><text:span text:style-name="T3">portu</text:span> -us | I. P. porto, H. puerto | port | port | Port. = transitu inter terra et mari. ⊂ E. portu ⊂ E. por ⊃ A. ford, D. Furt = vado. </text:p>
        </text:list-item>
        <text:list-item>
          <text:p text:style-name="P101"><text:span text:style-name="T3">posce</text:span> -o = postula, pete. || preca, procace, D. forschen = quære, investiga. </text:p>
        </text:list-item>
        <text:list-item>
          <text:p text:style-name="P101"><text:span text:style-name="T3">posito</text:span> -ĭtus | posto. = quem pone. </text:p>
        </text:list-item>
        <text:list-item>
          <text:p text:style-name="P101">—<text:span text:style-name="T3">ione</text:span> | -izione | -ion | -ion | -ion. ⊃ com—, de—, dis—, ex—, im—, inter—, op—, præ—, pro—, super—, trans—. </text:p>
        </text:list-item>
        <text:list-item>
          <text:p text:style-name="P101">—<text:span text:style-name="T3">ivo</text:span> 200 | -ivo | -if | -ive | -iv. = reale, naturale. </text:p>
        </text:list-item>
        <text:list-item>
          <text:p text:style-name="P101">——<text:span text:style-name="T3">ismo</text:span> | -ismo | -isme | -ism | -ismus. </text:p>
        </text:list-item>
        <text:list-item>
          <text:p text:style-name="P101">G. poso pósos = || L. quanto, quot. </text:p>
        </text:list-item>
        <text:list-item>
          <text:p text:style-name="P101"><text:span text:style-name="T3">posologia</text:span> | -gia | -gie | -gy. = scientia de dosi [poso]. </text:p>
        </text:list-item>
        <text:list-item>
          <text:p text:style-name="P101"><text:span text:style-name="T3">possesso</text:span> -us = quem posside. </text:p>
        </text:list-item>
        <text:list-item>
          <text:p text:style-name="P101">—<text:span text:style-name="T3">ione</text:span> -sio | -sione, -so | -sion | -sion | -sion, Possess. </text:p>
        </text:list-item>
        <text:list-item>
          <text:p text:style-name="P101">—<text:span text:style-name="T3">ivo</text:span> 100 | -ivo | -if | -ive | -iv. </text:p>
        </text:list-item>
        <text:list-item>
          <text:p text:style-name="P101">—<text:span text:style-name="T3">ore</text:span> -or | -ore | -eur | -or | -or. </text:p>
        </text:list-item>
        <text:list-item>
          <text:p text:style-name="P101"><text:span text:style-name="T3">possibile</text:span> ĭ 100 | -bile | -ble | -ble | -bel. = que pote es. </text:p>
        </text:list-item>
        <text:list-item>
          <text:p text:style-name="P101">—<text:span text:style-name="T3">itate</text:span> 400 | -ità | -ité | -ity | -ität. = facultate. </text:p>
        </text:list-item>
        <text:list-item>
          <text:p text:style-name="P101"><text:span text:style-name="T3">posside</text:span> -ĭdeo | -edere | -éder | -ess | -idieren. = habe, tene in dominio, habe in potestate. ⊃ possesso. ⊂ por sede. </text:p>
        </text:list-item>
        <text:list-item>
          <text:p text:style-name="P101"><text:span text:style-name="T3">POST</text:span> post | <text:span text:style-name="T5">dopo</text:span>, poi, H. pues, P. pos | <text:span text:style-name="T5">après</text:span>, puis | <text:span text:style-name="T5">after</text:span> | <text:span text:style-name="T5">hinten</text:span>. = retro, sequente, anti præ. ⊃ postscripto, postero, postumo. ⊂ E. ⊃ R. po, pos-. </text:p>
        </text:list-item>
        <text:list-item>
          <text:p text:style-name="P101"><text:span text:style-name="T3">posta</text:span> M | I. H. P. posta | poste | post | Post | R. poc’ta. = officio que transporta epistolas. ⊂ posita = statione. </text:p>
        </text:list-item>
        <text:list-item>
          <text:p text:style-name="P101">—<text:span text:style-name="T3">ale</text:span> | -ale | -al | -al | -alisch. </text:p>
        </text:list-item>
        <text:list-item>
          <text:p text:style-name="P101"><text:span text:style-name="T3">poste</text:span> -is | <text:span text:style-name="T5">stipite</text:span>, H. poste | poteau | post | Pfosten. = latere de <text:soft-page-break/>ostio, columna, palo. || D. fest = firmo. </text:p>
        </text:list-item>
        <text:list-item>
          <text:p text:style-name="P101"><text:span text:style-name="T3">postea</text:span> -ea | poscia. = post. </text:p>
        </text:list-item>
        <text:list-item>
          <text:p text:style-name="P101"><text:span text:style-name="T3">postero</text:span> -ĕrus | postero. = posteriore, sequente, nepotes, que es post. </text:p>
        </text:list-item>
        <text:list-item>
          <text:p text:style-name="P101">—<text:span text:style-name="T3">iore</text:span> -ior | -iore | -érieur | -ior | -ior. ⊂ poster(o) -iore. </text:p>
        </text:list-item>
        <text:list-item>
          <text:p text:style-name="P101">—<text:span text:style-name="T3">itate</text:span> -tas | -ità | -érité | -ity | -ität. = posteros, gente futuro. </text:p>
        </text:list-item>
        <text:list-item>
          <text:p text:style-name="P101"><text:span text:style-name="T3">postilla</text:span> N | -illa | (a)postille | -il | -ille. = parvo nota. ⊂ post illa [illo re]. </text:p>
        </text:list-item>
        <text:list-item>
          <text:p text:style-name="P101"><text:span text:style-name="T3">postmeridiano</text:span> -us | pomeridiano | | postmeridian. = tempore post meridie, vespere. </text:p>
        </text:list-item>
        <text:list-item>
          <text:p text:style-name="P101">L. postquam = post quam. </text:p>
        </text:list-item>
        <text:list-item>
          <text:p text:style-name="P101"><text:span text:style-name="T3">postpone</text:span> -ōno | posporre | -ser | -ne | -nieren. = pone post. </text:p>
        </text:list-item>
        <text:list-item>
          <text:p text:style-name="P101"><text:span text:style-name="T3">postscripto</text:span> | poscritto | -iptum | -ipt | -ipt. = scripto addito. </text:p>
        </text:list-item>
        <text:list-item>
          <text:p text:style-name="P101"><text:span text:style-name="T3">postula</text:span> -ŭlo | -are, <text:span text:style-name="T5">chiedere</text:span> | -er | -ate | -ieren. = posce, demanda, preca, quere, roga, supplica. </text:p>
        </text:list-item>
        <text:list-item>
          <text:p text:style-name="P101">—<text:span text:style-name="T3">ante</text:span> | -ante | -ant | -ant | -ant. </text:p>
        </text:list-item>
        <text:list-item>
          <text:p text:style-name="P101">—<text:span text:style-name="T3">ato</text:span> -um | -ato | -at | -ate | -at. </text:p>
        </text:list-item>
        <text:list-item>
          <text:p text:style-name="P101"><text:span text:style-name="T3">postumo</text:span> -ŭmus | -tumo | -t(h)ume | -thumous | -thum, -tumus. = nato post morte de patre, facto post. ⊂ post -umo ( <text:span text:style-name="T5">non</text:span> posthumo ⊂ post humo). </text:p>
        </text:list-item>
        <text:list-item>
          <text:p text:style-name="P101"><text:span text:style-name="T3">pota</text:span> -o = bibe. ⊃ potabile, potione. ⊂ po -ta. </text:p>
        </text:list-item>
        <text:list-item>
          <text:p text:style-name="P101">—<text:span text:style-name="T3">bile</text:span> ĭ 400 | -bile | -ble | -ble | -bel. </text:p>
        </text:list-item>
        <text:list-item>
          <text:p text:style-name="P101">—<text:span text:style-name="T3">tione</text:span> -tio | | | -tion | -tion. </text:p>
        </text:list-item>
        <text:list-item>
          <text:p text:style-name="P101">—<text:span text:style-name="T3">tore</text:span> 100 | | | -tor | -tor. </text:p>
        </text:list-item>
        <text:list-item>
          <text:p text:style-name="P101"><text:span text:style-name="T3">potassa</text:span> N | -assa | -asse | -ash | Pottasche. = oxido de potassio, tracto ex cinere. ⊂ Anglo pot [vase] ash [cinere]. </text:p>
        </text:list-item>
        <text:list-item>
          <text:p text:style-name="P101"><text:span text:style-name="T3">potassio</text:span> N | -io | -ium | -ium | -ium. = kalio, corpore simplice quem Davy in 1807 trahe ex potassa. </text:p>
        </text:list-item>
        <text:list-item>
          <text:p text:style-name="P101"><text:span text:style-name="T3">POTE</text:span> ( <text:span text:style-name="T5">thema de</text:span> potente) possum | potere, H. P. poder | pouvoir | <text:span text:style-name="T5">to be able</text:span>, <text:span text:style-name="T5">can</text:span>, <text:span text:style-name="T5">may</text:span> | <text:span text:style-name="T5">können</text:span>. ⊃ potestate, possibile. ⊂ </text:p>
        </text:list-item>
        <text:list-item>
          <text:p text:style-name="P101">— -is = que pote, potente, possibile. || G. despota [domino], pósis [sponso]; S. pati [domino]. ⊂ E. poti. </text:p>
        </text:list-item>
        <text:list-item>
          <text:p text:style-name="P101">—<text:span text:style-name="T3">ente</text:span> -ens | I. H. P. -ente | puissant | -ent | -ent. ⊃ im—, præ—. </text:p>
        </text:list-item>
        <text:list-item>
          <text:p text:style-name="P101">—<text:span text:style-name="T3">entia</text:span> | -enza | puissance, pouvoir | -ency, power | -enz. = potestate, vi. </text:p>
        </text:list-item>
        <text:list-item>
          <text:p text:style-name="P101">——<text:span text:style-name="T3">iale</text:span> | -ziale | -el | -al | -ell, -al. </text:p>
        </text:list-item>
        <text:list-item>
          <text:p text:style-name="P101">———<text:span text:style-name="T3">itate</text:span> | -zialità | -ité | -ity | -ität. </text:p>
        </text:list-item>
        <text:list-item>
          <text:p text:style-name="P101"><text:span text:style-name="T3">potes</text:span> ( <text:span text:style-name="T5">thema de</text:span> possum potes potest) = pote. ⊂ pot(e) es. </text:p>
        </text:list-item>
        <text:list-item>
          <text:p text:style-name="P101">—<text:span text:style-name="T3">tate</text:span> -tas | -tà, potere | pouvoir | power | -tät. = facultate, possibilitate, vi, potentia, valore, efficacia, importantia, auctoritate, dominio. </text:p>
        </text:list-item>
        <text:list-item>
          <text:p text:style-name="P101"><text:span text:style-name="T3">potione</text:span> -tio | -zione, <text:span text:style-name="T5">bevanda;</text:span> H. pocion, P. poçâo | -tion | -tion | -tion. ⊂ po -tione. </text:p>
        </text:list-item>
        <text:list-item>
          <text:p text:style-name="P101"><text:span text:style-name="T3">practica</text:span> -ĭca | pratica | la pratique | -ice | -ik. = praxi. ⊂ G. practic <text:span text:style-name="T3">ē</text:span> ⊂ practic(o) -a (scientia, arte). </text:p>
        </text:list-item>
        <text:list-item>
          <text:p text:style-name="P101">— -ĭco | praticare | pratiquer | -ise | -icieren. = exerce, fac, frequenta. </text:p>
        </text:list-item>
        <text:list-item>
          <text:p text:style-name="P101"><text:soft-page-break/><text:span text:style-name="T3">practico</text:span> -ĭcus | pratico | pratique, praticien | -ical, -ician | -isch, -iker. = habile, actuabile. ⊂ G. practicós ⊂ prag. </text:p>
        </text:list-item>
        <text:list-item>
          <text:p text:style-name="P101"><text:span text:style-name="T3">præ</text:span> præ = ante. </text:p>
        </text:list-item>
        <text:list-item>
          <text:p text:style-name="P101"><text:span text:style-name="T3">præ-</text:span> | pre- | pré- | pre- | præ-. Nos adopta abbreviatione præcedente in vocabulos sequente. </text:p>
        </text:list-item>
        <text:list-item>
          <text:p text:style-name="P101">—<text:span text:style-name="T3">ambulo</text:span> ŭ | -ambolo | -ambule | -amble | -ambulum. = introductione, præfatione, proœmio, prologo. </text:p>
        </text:list-item>
        <text:list-item>
          <text:p text:style-name="P101">—<text:span text:style-name="T3">be</text:span> -beo = da, affer, præsenta, exhibe, ostende. ⊂ præ habe. </text:p>
        </text:list-item>
        <text:list-item>
          <text:p text:style-name="P101">——<text:span text:style-name="T3">nda</text:span> | -nda | -nde | -nd | -nde, Pfründe. = beneficio ecclesiastico. </text:p>
        </text:list-item>
        <text:list-item>
          <text:p text:style-name="P101">———<text:span text:style-name="T3">ario</text:span> | -ario | -ier | -ary | -ar. </text:p>
        </text:list-item>
        <text:list-item>
          <text:p text:style-name="P101">—<text:span text:style-name="T3">cautione</text:span> | -zione | -tion | -tion | -tion. = circumspectione, prudentia, prævidentia. </text:p>
        </text:list-item>
        <text:list-item>
          <text:p text:style-name="P101">—<text:span text:style-name="T3">cede</text:span> -o | -cedere | -céder | -cede | -cedieren. = i ante. </text:p>
        </text:list-item>
        <text:list-item>
          <text:p text:style-name="P101">——<text:span text:style-name="T3">nte</text:span> -ns | -dente | -cédent | -dent. </text:p>
        </text:list-item>
        <text:list-item>
          <text:p text:style-name="P101">——<text:span text:style-name="T3">ntia</text:span> | -nza | -cédence | -nce | -nz. </text:p>
        </text:list-item>
        <text:list-item>
          <text:p text:style-name="P101">—<text:span text:style-name="T3">cepto</text:span> -um | -cetto | -cepte | -cept | -ceptum. ⊂ præ capto. = jussu, præscriptione, regula. </text:p>
        </text:list-item>
        <text:list-item>
          <text:p text:style-name="P101">——<text:span text:style-name="T3">ore</text:span> -or | precettore | -eur | -or | -or. = magistro. </text:p>
        </text:list-item>
        <text:list-item>
          <text:p text:style-name="P101">—<text:span text:style-name="T3">cessione</text:span> | -ione | -ion | -ion | -ion. = to præcede. </text:p>
        </text:list-item>
        <text:list-item>
          <text:p text:style-name="P101">—<text:span text:style-name="T3">cipita</text:span> -ĭto | -itare | -iter | -itate | -itieren. = cade cum capite ad sub. ⊂ præ capit(e) -a. </text:p>
        </text:list-item>
        <text:list-item>
          <text:p text:style-name="P101">——<text:span text:style-name="T3">tione</text:span> 100 | -zione | -tion | -tion | -tion. </text:p>
        </text:list-item>
        <text:list-item>
          <text:p text:style-name="P101">——<text:span text:style-name="T3">ato</text:span> -atus | -ato | -é | -ate | -at. </text:p>
        </text:list-item>
        <text:list-item>
          <text:p text:style-name="P101">——<text:span text:style-name="T3">io</text:span> -ium | -izio | -ice | -ice | -iz. </text:p>
        </text:list-item>
        <text:list-item>
          <text:p text:style-name="P101">—<text:span text:style-name="T3">ciso</text:span> -us = secato, breve. ⊂ præ cæso. </text:p>
        </text:list-item>
        <text:list-item>
          <text:p text:style-name="P101">—— M | -ciso | -cis | -cise | -cis. = accurato, sine menda, exacto. </text:p>
        </text:list-item>
        <text:list-item>
          <text:p text:style-name="P101">——<text:span text:style-name="T3">ione</text:span> -sio = sectione. </text:p>
        </text:list-item>
        <text:list-item>
          <text:p text:style-name="P101">——<text:span text:style-name="T3">ione</text:span> M | -ione | -ion | -ion | -ion. = diligentia, cura, solertia. </text:p>
        </text:list-item>
        <text:list-item>
          <text:p text:style-name="P101">—<text:span text:style-name="T3">clude</text:span> -ūdo | -udere | | -ude | -udieren. = claude, impedi, priva, interdic, veta. </text:p>
        </text:list-item>
        <text:list-item>
          <text:p text:style-name="P101">—<text:span text:style-name="T3">cluso</text:span> -us | precluso. = quem præclude. </text:p>
        </text:list-item>
        <text:list-item>
          <text:p text:style-name="P101">—<text:span text:style-name="T3">coce</text:span> -cox | -coce | -coce | -cocious | -cox. = maturo ante tempore. ⊂ præ coque. </text:p>
        </text:list-item>
        <text:list-item>
          <text:p text:style-name="P101">——<text:span text:style-name="T3">itate</text:span> | -ità | -ité | -ity | -ität. </text:p>
        </text:list-item>
        <text:list-item>
          <text:p text:style-name="P101">—<text:span text:style-name="T3">cone</text:span> -co | <text:span text:style-name="T5">araldo</text:span> | <text:span text:style-name="T5">crieur public</text:span> | <text:span text:style-name="T5">herald</text:span> | <text:span text:style-name="T5">Herold</text:span> | H. pregonero, P. pregoeiro. ⊂ præ (vo)c(a) -one. </text:p>
        </text:list-item>
        <text:list-item>
          <text:p text:style-name="P101">——<text:span text:style-name="T3">iza</text:span> | -izzare | -iser | -ize | -isieren. = nuntia, prædica, prophetiza. </text:p>
        </text:list-item>
        <text:list-item>
          <text:p text:style-name="P101">—<text:span text:style-name="T3">curre</text:span> -o | correre | | | -currieren. = curre ante, præcede. </text:p>
        </text:list-item>
        <text:list-item>
          <text:p text:style-name="P101">—<text:span text:style-name="T3">cursore</text:span> -sor | -sore | -seur | -sor | -sor. = qui præcurre. </text:p>
        </text:list-item>
        <text:list-item>
          <text:p text:style-name="P101">—<text:span text:style-name="T3">da</text:span> -da | preda | proie | prey | <text:span text:style-name="T5">Beute</text:span>. ⊂ prehende. </text:p>
        </text:list-item>
        <text:list-item>
          <text:p text:style-name="P101">—— -or | predare | dépréder | to prey | deprædieren. </text:p>
        </text:list-item>
        <text:list-item>
          <text:p text:style-name="P101">——<text:span text:style-name="T3">tore</text:span> -tor | -tore | -teur, <text:span text:style-name="T5">pillard</text:span> | -tory | -tor. = latrone, pirata, grassatore. </text:p>
        </text:list-item>
        <text:list-item>
          <text:p text:style-name="P101">—<text:span text:style-name="T3">de</text:span> præs | <text:span text:style-name="T5">mallevadore</text:span>, <text:span text:style-name="T5">sicurtà</text:span> | <text:span text:style-name="T5">garant</text:span>, <text:span text:style-name="T5">caution</text:span> | <text:span text:style-name="T5">warrant</text:span> | <text:span text:style-name="T5">Bürge</text:span>. = responsore. ⊃ prædio. ⊂ præ (va)de [responsore]. </text:p>
        </text:list-item>
        <text:list-item>
          <text:p text:style-name="P101">—<text:span text:style-name="T3">decessore</text:span> | -sore | prédécesseur | -sor | -sor. = præcessore, qui « <text:soft-page-break/>decede præ ». </text:p>
        </text:list-item>
        <text:list-item>
          <text:p text:style-name="P101">—<text:span text:style-name="T3">destina</text:span> -ĭno | -inare | -iner | -inate | -inieren. </text:p>
        </text:list-item>
        <text:list-item>
          <text:p text:style-name="P101">——<text:span text:style-name="T3">tione</text:span> | -zione | -tion | -tion | -tion. </text:p>
        </text:list-item>
        <text:list-item>
          <text:p text:style-name="P101">—<text:span text:style-name="T3">diale</text:span> | -ale | -al | -al | -al. = de prædio. </text:p>
        </text:list-item>
        <text:list-item>
          <text:p text:style-name="P101">—<text:span text:style-name="T3">dic</text:span> -dīco | -dire | -dire | -dict. = nuntia, prophetiza, fac præsagio. </text:p>
        </text:list-item>
        <text:list-item>
          <text:p text:style-name="P101">—<text:span text:style-name="T3">dica</text:span> -dĭco | -dicare | prêcher | preach | -icieren, predigen. = dic in publico ad voce alto, vulga, proclama. </text:p>
        </text:list-item>
        <text:list-item>
          <text:p text:style-name="P101">——<text:span text:style-name="T3">bile</text:span> -bĭlis | -bile | -ble | -ble | -bel. </text:p>
        </text:list-item>
        <text:list-item>
          <text:p text:style-name="P101">——<text:span text:style-name="T3">nte</text:span> -ns | -nte | -nt | | -nt. </text:p>
        </text:list-item>
        <text:list-item>
          <text:p text:style-name="P101">——<text:span text:style-name="T3">tione</text:span> -tio | -zione | -tion | -tion | -tion. </text:p>
        </text:list-item>
        <text:list-item>
          <text:p text:style-name="P101">——<text:span text:style-name="T3">ato</text:span> -atus = quem prædica. </text:p>
        </text:list-item>
        <text:list-item>
          <text:p text:style-name="P101">——<text:span text:style-name="T3">ato</text:span> | -ato | -at | -ate | -at. = attributo, respondente ad subjecto de propositione. </text:p>
        </text:list-item>
        <text:list-item>
          <text:p text:style-name="P101">—<text:span text:style-name="T3">dio</text:span> -ium | -io | <text:span text:style-name="T5">propriété foncière</text:span> | <text:span text:style-name="T5">farm</text:span> | <text:span text:style-name="T5">Landgut</text:span>, -ium. = possessione de terra. ⊃ -iale. ⊂ præd(e) -io = hypotheca, dominio. </text:p>
        </text:list-item>
        <text:list-item>
          <text:p text:style-name="P101">—<text:span text:style-name="T3">dispone</text:span> | -porre | -poser | -pose | -ponieren. </text:p>
        </text:list-item>
        <text:list-item>
          <text:p text:style-name="P101">—<text:span text:style-name="T3">disposito</text:span> -ĭtus | predisposto. = quem prædispone. </text:p>
        </text:list-item>
        <text:list-item>
          <text:p text:style-name="P101">——<text:span text:style-name="T3">ione</text:span> | -zione | -tion | -tion | -tion. </text:p>
        </text:list-item>
        <text:list-item>
          <text:p text:style-name="P101">—<text:span text:style-name="T3">domina</text:span> -ĭno | -are | -er | -ate | -ieren. </text:p>
        </text:list-item>
        <text:list-item>
          <text:p text:style-name="P101">—<text:span text:style-name="T3">eminente</text:span> 300 | preminente | prééminent | preeminent | -ent. = distincto, illustre, que excelle. </text:p>
        </text:list-item>
        <text:list-item>
          <text:p text:style-name="P101">——<text:span text:style-name="T3">ia</text:span> | pre(e)minenza | -ence | -ence | -enz. </text:p>
        </text:list-item>
        <text:list-item>
          <text:p text:style-name="P101">—<text:span text:style-name="T3">exsiste</text:span> | -esistere | -exister | -exist | -existieren. </text:p>
        </text:list-item>
        <text:list-item>
          <text:p text:style-name="P101">—<text:span text:style-name="T3">fatione</text:span> -tio | -fazione | -face | -face | -fation. ⊂ præ fa -tione. = exordio. </text:p>
        </text:list-item>
        <text:list-item>
          <text:p text:style-name="P101">—<text:span text:style-name="T3">fecto</text:span> -us | -etto | -et | -ect | -ect. = duce, præposito ad administratione. ⊂ præ facto. </text:p>
        </text:list-item>
        <text:list-item>
          <text:p text:style-name="P101">——<text:span text:style-name="T3">ura</text:span> -ūra | -ettura | -ure | -ure | -ur. </text:p>
        </text:list-item>
        <text:list-item>
          <text:p text:style-name="P101">—<text:span text:style-name="T3">fer</text:span> -fero | -ferire | -férer | -fer | -ferieren. </text:p>
        </text:list-item>
        <text:list-item>
          <text:p text:style-name="P101">——<text:span text:style-name="T3">entia</text:span> | -enza | -férence | -ence | -enz. </text:p>
        </text:list-item>
        <text:list-item>
          <text:p text:style-name="P101">—<text:span text:style-name="T3">fige</text:span> -īgo | prefiggere, prefissare | préfixer | prefix | præfigieren. = fixa (in loco aut tempore) præ. </text:p>
        </text:list-item>
        <text:list-item>
          <text:p text:style-name="P101">—<text:span text:style-name="T3">fixo</text:span> | -isso | -ixe | -ix | -ix, -ixum. = quem præfige, elemento grammaticale posito ante alio vocabulo, p. ex. « ad-, con-, dis- ». </text:p>
        </text:list-item>
        <text:list-item>
          <text:p text:style-name="P101">—<text:span text:style-name="T3">gnante</text:span> -ans | -ante | -ant | -ant | -ant. ⊂ præ gen(e) -ante = femina que debe parturi, gravido. </text:p>
        </text:list-item>
        <text:list-item>
          <text:p text:style-name="P101">—<text:span text:style-name="T3">judica</text:span> -ĭco | pregiudicare | préjuger, -dicier | -dge, -dicate, -dice | -dicieren. = judica ante tempore sine documento, da damno. </text:p>
        </text:list-item>
        <text:list-item>
          <text:p text:style-name="P101">——<text:span text:style-name="T3">io</text:span> -ium | pregiudizio | -ice, préjugé | -ice | -iz. </text:p>
        </text:list-item>
        <text:list-item>
          <text:p text:style-name="P101">——<text:span text:style-name="T3">iale</text:span> 400 | pregiudiziale | -iel | -ial | -ial, iell. </text:p>
        </text:list-item>
        <text:list-item>
          <text:p text:style-name="P101">—<text:span text:style-name="T3">lato</text:span> -us = posito ante, quem præfer. </text:p>
        </text:list-item>
        <text:list-item>
          <text:p text:style-name="P101">—— | -ato | -at | -ate | -at. = dignitario de ecclesia. </text:p>
        </text:list-item>
        <text:list-item>
          <text:p text:style-name="P101">——<text:span text:style-name="T3">ura</text:span> | -ura | -ure | -ure | -ur. </text:p>
        </text:list-item>
        <text:list-item>
          <text:p text:style-name="P101">—<text:span text:style-name="T3">liminare</text:span> | -are | -aire | -ary | -är. = que præcede, initiale. </text:p>
        </text:list-item>
        <text:list-item>
          <text:p text:style-name="P101">—<text:span text:style-name="T3">lude</text:span> 200 | -ludere | -luder | -lude | -ludieren. </text:p>
        </text:list-item>
        <text:list-item>
          <text:p text:style-name="P101">——<text:span text:style-name="T3">io</text:span> -ium | -dio | -de | -de | -dium. = initio, proœmio. </text:p>
        </text:list-item>
        <text:list-item>
          <text:p text:style-name="P101">—<text:span text:style-name="T3">maturo</text:span> -urus | -uro | -uré | -ure | -ur. </text:p>
        </text:list-item>
        <text:list-item>
          <text:p text:style-name="P101"><text:soft-page-break/>—<text:span text:style-name="T3">medita</text:span> | -itare | -iter | -itate | -itieren. </text:p>
        </text:list-item>
        <text:list-item>
          <text:p text:style-name="P101">——<text:span text:style-name="T3">tione</text:span> -tio | -zione | préméditation | -tion | -tion. </text:p>
        </text:list-item>
        <text:list-item>
          <text:p text:style-name="P101">—<text:span text:style-name="T3">mio</text:span> -um | premio | prime | premium | Præmie. = pretio, anti pœna, compensatione, remuneratione, mercede. ⊂ præ (e)m(e) -io. </text:p>
        </text:list-item>
        <text:list-item>
          <text:p text:style-name="P101">—<text:span text:style-name="T3">missa</text:span> | -essa | -isse | -ise | -isse. = propositione præmisso. </text:p>
        </text:list-item>
        <text:list-item>
          <text:p text:style-name="P101">—<text:span text:style-name="T3">misso</text:span> -us | premesso. = quem præmitte. </text:p>
        </text:list-item>
        <text:list-item>
          <text:p text:style-name="P101">—<text:span text:style-name="T3">mitte</text:span> -o | premettere | | premise | -ieren. = mitte præ, pone ante, fac præcede. </text:p>
        </text:list-item>
        <text:list-item>
          <text:p text:style-name="P101">—<text:span text:style-name="T3">mone</text:span> -ŏneo | preammunire | <text:span text:style-name="T5">préavertir</text:span> (prémonitoire) | -ish | -ieren. = præveni. </text:p>
        </text:list-item>
        <text:list-item>
          <text:p text:style-name="P101">——<text:span text:style-name="T3">itione</text:span> 300 | -izione | <text:span text:style-name="T5">préavis</text:span> | -ition | -ition. </text:p>
        </text:list-item>
        <text:list-item>
          <text:p text:style-name="P101">—<text:span text:style-name="T3">muni</text:span> -ūnio | -unire | -unir | -unite | -unieren. </text:p>
        </text:list-item>
        <text:list-item>
          <text:p text:style-name="P101">——<text:span text:style-name="T3">tione</text:span> -tio | -zione | -tion | -tion | -tion. = præparatione, præcautione. </text:p>
        </text:list-item>
        <text:list-item>
          <text:p text:style-name="P101">—<text:span text:style-name="T3">notione</text:span> -tio | -zione | -tion | -tion | -tion. </text:p>
        </text:list-item>
        <text:list-item>
          <text:p text:style-name="P101">—<text:span text:style-name="T3">occupa</text:span> -ŭpo | -upare | -uper | -upy | -upieren. </text:p>
        </text:list-item>
        <text:list-item>
          <text:p text:style-name="P101">——<text:span text:style-name="T3">tione</text:span> -tio | -zione | -tion | -tion | -tion. </text:p>
        </text:list-item>
        <text:list-item>
          <text:p text:style-name="P101">—<text:span text:style-name="T3">para</text:span> -păro | -parare | -parer | -pare | -parieren. </text:p>
        </text:list-item>
        <text:list-item>
          <text:p text:style-name="P101">——<text:span text:style-name="T3">tione</text:span> -tio | -zione | -tion | -tion | -tion. </text:p>
        </text:list-item>
        <text:list-item>
          <text:p text:style-name="P101">——<text:span text:style-name="T3">torio</text:span> 300 | -torio | -toire | -tory | -torisch. </text:p>
        </text:list-item>
        <text:list-item>
          <text:p text:style-name="P101">—<text:span text:style-name="T3">pondera</text:span> -ĕro | -erare | -érer | -erate | -erieren. </text:p>
        </text:list-item>
        <text:list-item>
          <text:p text:style-name="P101">——<text:span text:style-name="T3">nte</text:span> | -nte | -nt | -nt | -nt. </text:p>
        </text:list-item>
        <text:list-item>
          <text:p text:style-name="P101">——<text:span text:style-name="T3">ntia</text:span> | -nza | -nce | -nce | -nz. </text:p>
        </text:list-item>
        <text:list-item>
          <text:p text:style-name="P101">—<text:span text:style-name="T3">pone</text:span> -ōno | -porre | -poser | -pose | -ponieren. </text:p>
        </text:list-item>
        <text:list-item>
          <text:p text:style-name="P101">—<text:span text:style-name="T3">positione</text:span> -tio | -zione | -tion | -tion | -tion. = vocabulo invariabile, posito ante nomine, p. ex. « ab, ad, cum, per,… ». </text:p>
        </text:list-item>
        <text:list-item>
          <text:p text:style-name="P101">—<text:span text:style-name="T3">posito</text:span> -us | preposto. = quem præpone. </text:p>
        </text:list-item>
        <text:list-item>
          <text:p text:style-name="P101">—<text:span text:style-name="T3">putio</text:span> 100 | -putio | -puce | -puce | -puz. = pelle mobile supra glande de pene. ⊂ præ puta [seca], aut G. pósthion. </text:p>
        </text:list-item>
        <text:list-item>
          <text:p text:style-name="P101">—<text:span text:style-name="T3">rogativa</text:span> -a | -iva | -ive | -ive | -ive. = privilegio. </text:p>
        </text:list-item>
        <text:list-item>
          <text:p text:style-name="P101">—<text:span text:style-name="T3">sagi</text:span> -sāgio | -sagire | -sager | -sage | -sagieren. = præsenti. </text:p>
        </text:list-item>
        <text:list-item>
          <text:p text:style-name="P101">——<text:span text:style-name="T3">io</text:span> | -ium | -io | -e | -e | -ium. </text:p>
        </text:list-item>
        <text:list-item>
          <text:p text:style-name="P101">—<text:span text:style-name="T3">sciente</text:span> | -sciente | prescient | -scient. </text:p>
        </text:list-item>
        <text:list-item>
          <text:p text:style-name="P101">——<text:span text:style-name="T3">ia</text:span> | -enza | pre—ence | -ence | -enz. </text:p>
        </text:list-item>
        <text:list-item>
          <text:p text:style-name="P101">—<text:span text:style-name="T3">scribe</text:span> -ībo | -ivere | pre—ire | -ibe | -ibieren. = scribe supra, ordina. </text:p>
        </text:list-item>
        <text:list-item>
          <text:p text:style-name="P101">—<text:span text:style-name="T3">scripto</text:span> -us | prescritto | prescrit | prescript. = quem præscribe. </text:p>
        </text:list-item>
        <text:list-item>
          <text:p text:style-name="P101">——<text:span text:style-name="T3">ione</text:span> -io | -izione | pre—ion | -ion | -ion. </text:p>
        </text:list-item>
        <text:list-item>
          <text:p text:style-name="P101">—<text:span text:style-name="T3">senta</text:span> 100 | -are | -er | present | -ieren. = fac præsente, offer. </text:p>
        </text:list-item>
        <text:list-item>
          <text:p text:style-name="P101">——<text:span text:style-name="T3">tione</text:span> | -zione | -tion | -tion | -tion. </text:p>
        </text:list-item>
        <text:list-item>
          <text:p text:style-name="P101">—<text:span text:style-name="T3">sente</text:span> -ens | -ente | -ent | -ent | -ens, -ent. ⊂ præ (e)s -ente = que es præ. </text:p>
        </text:list-item>
        <text:list-item>
          <text:p text:style-name="P101">——<text:span text:style-name="T3">ia</text:span> -ia | -enza | -ence | -ence | -enz. </text:p>
        </text:list-item>
        <text:list-item>
          <text:p text:style-name="P101">—<text:span text:style-name="T3">senti</text:span> -io | presentire | pressentir. = prævide, præsagi. </text:p>
        </text:list-item>
        <text:list-item>
          <text:p text:style-name="P101">——<text:span text:style-name="T3">mento</text:span> | -mento | pressentiment | -ment. = præsagio. </text:p>
        </text:list-item>
        <text:list-item>
          <text:p text:style-name="P101">—<text:span text:style-name="T3">serva</text:span> -o | -vare | -ver | -ve | -vieren. = serva, defende. </text:p>
        </text:list-item>
        <text:list-item>
          <text:p text:style-name="P101">——<text:span text:style-name="T3">tione</text:span> | -zione | -tion | -tion | -tion. </text:p>
        </text:list-item>
        <text:list-item>
          <text:p text:style-name="P101"><text:soft-page-break/>——<text:span text:style-name="T3">tivo</text:span> | -tivo | -tif | -tive | -tiv. </text:p>
        </text:list-item>
        <text:list-item>
          <text:p text:style-name="P101">—<text:span text:style-name="T3">side</text:span> -sĭdeo | -siedere | -sider | -side | -sidieren. ⊂ præ sede. </text:p>
        </text:list-item>
        <text:list-item>
          <text:p text:style-name="P101">—<text:span text:style-name="T3">side</text:span> præses -sĭd- | preside | | | Præses. = </text:p>
        </text:list-item>
        <text:list-item>
          <text:p text:style-name="P101">——<text:span text:style-name="T3">nte</text:span> -ens | -ente | -ent | -ent | -ent. </text:p>
        </text:list-item>
        <text:list-item>
          <text:p text:style-name="P101">———<text:span text:style-name="T3">iale</text:span> | -ziale | -tiel | -tial. </text:p>
        </text:list-item>
        <text:list-item>
          <text:p text:style-name="P101">—<text:span text:style-name="T3">sta</text:span> -sto = sta præ, es superiore, excelle; fac, age; offer, dona, tribue. </text:p>
        </text:list-item>
        <text:list-item>
          <text:p text:style-name="P101">—— M | prestare | prêter | <text:span text:style-name="T5">lend</text:span>, imprest | <text:span text:style-name="T5">leihen</text:span>. = da in mutuo. </text:p>
        </text:list-item>
        <text:list-item>
          <text:p text:style-name="P101">——<text:span text:style-name="T3">tione</text:span> 300 | -zione | -tion | -tion | -tion. </text:p>
        </text:list-item>
        <text:list-item>
          <text:p text:style-name="P101">—<text:span text:style-name="T3">stigia</text:span> (-iæ -iarum) | -igio | -ige | -ige | -igium. = fallacia, illusione. </text:p>
        </text:list-item>
        <text:list-item>
          <text:p text:style-name="P101">——<text:span text:style-name="T3">tione</text:span> | prestidigitazione | prestidigitation | -tion | -tion. </text:p>
        </text:list-item>
        <text:list-item>
          <text:p text:style-name="P101">——<text:span text:style-name="T3">tore</text:span> -tor | -tore | prestidigitateur | -tor | -tor. </text:p>
        </text:list-item>
        <text:list-item>
          <text:p text:style-name="P101">—<text:span text:style-name="T3">stito</text:span> ĭ | prestito | prêt | prest. = ton præsta, mutuo. </text:p>
        </text:list-item>
        <text:list-item>
          <text:p text:style-name="P101">—<text:span text:style-name="T3">sto</text:span> -sto | presto | prêt, preste | prest, presto. = in prompto, subito. </text:p>
        </text:list-item>
        <text:list-item>
          <text:p text:style-name="P101">—<text:span text:style-name="T3">sume</text:span> -ūmo | -mere | -mer | -me | -mieren. </text:p>
        </text:list-item>
        <text:list-item>
          <text:p text:style-name="P101">——<text:span text:style-name="T3">ibile</text:span> -ĭlis | -ibile | -able | -able | -abel. </text:p>
        </text:list-item>
        <text:list-item>
          <text:p text:style-name="P101">—<text:span text:style-name="T3">sumpto</text:span> -us | presunto. = quem præsume. </text:p>
        </text:list-item>
        <text:list-item>
          <text:p text:style-name="P101">——<text:span text:style-name="T3">ione</text:span> -tio | presunzione | présomption | -tion | -tion. </text:p>
        </text:list-item>
        <text:list-item>
          <text:p text:style-name="P101">——<text:span text:style-name="T3">ivo</text:span> | presuntivo | présomptif | -ive | -iv. </text:p>
        </text:list-item>
        <text:list-item>
          <text:p text:style-name="P101">——<text:span text:style-name="T3">uoso</text:span> 500 | presuntuoso | présomptueux | -uous | -uös. </text:p>
        </text:list-item>
        <text:list-item>
          <text:p text:style-name="P101">—<text:span text:style-name="T3">suppone</text:span> | -porre | -poser | -pose | -ponieren. </text:p>
        </text:list-item>
        <text:list-item>
          <text:p text:style-name="P101">—<text:span text:style-name="T3">suppositione</text:span> | -izione | -ition | -ition | -ition. </text:p>
        </text:list-item>
        <text:list-item>
          <text:p text:style-name="P101">—<text:span text:style-name="T3">tende</text:span> -o = pone ante, extende, prætexe. </text:p>
        </text:list-item>
        <text:list-item>
          <text:p text:style-name="P101">—— 100 | -tendere | -tendre | -tend | -tendieren. = affirma, sustine, pete cum jure. </text:p>
        </text:list-item>
        <text:list-item>
          <text:p text:style-name="P101">—<text:span text:style-name="T3">ter</text:span> -ter = ultra. ⊂ præ -ter [comparativo]. </text:p>
        </text:list-item>
        <text:list-item>
          <text:p text:style-name="P101">——ea -ea = præter id. </text:p>
        </text:list-item>
        <text:list-item>
          <text:p text:style-name="P101">——<text:span text:style-name="T3">i</text:span> -ĕreo = i præter. </text:p>
        </text:list-item>
        <text:list-item>
          <text:p text:style-name="P101">——<text:span text:style-name="T3">ito</text:span> -ĭtus | -ito, <text:span text:style-name="T5">passato</text:span> | <text:span text:style-name="T5">passé</text:span>, prétérit | -it, <text:span text:style-name="T5">past</text:span> | -itum. = que e præteri, anti futuro. </text:p>
        </text:list-item>
        <text:list-item>
          <text:p text:style-name="P101">—<text:span text:style-name="T3">texto</text:span> -um | -esto | -exte | -ext | -ext. </text:p>
        </text:list-item>
        <text:list-item>
          <text:p text:style-name="P101">—<text:span text:style-name="T3">tore</text:span> -tor | -tore | -teur | -tor | -tor. ⊂ præ i -tore. </text:p>
        </text:list-item>
        <text:list-item>
          <text:p text:style-name="P101">——<text:span text:style-name="T3">iano</text:span> 100 | -ano | -en | -an | -aner. = milite de imperatore romano. </text:p>
        </text:list-item>
        <text:list-item>
          <text:p text:style-name="P101">—<text:span text:style-name="T3">vale</text:span> -văleo | -valere | -valoir, <text:span text:style-name="T5">l’emporter</text:span> | -vail | -valieren. </text:p>
        </text:list-item>
        <text:list-item>
          <text:p text:style-name="P101">——<text:span text:style-name="T3">ente</text:span> -ens | -ente | | -ent | -ent. </text:p>
        </text:list-item>
        <text:list-item>
          <text:p text:style-name="P101">——<text:span text:style-name="T3">entia</text:span> 600 | -enza | | -ence | -enz. </text:p>
        </text:list-item>
        <text:list-item>
          <text:p text:style-name="P101">—<text:span text:style-name="T3">varica</text:span> -ĭcor | -icare | -iquer | -icate | -icieren. = age contra suo officio. ⊂ præ var(o) -ic(o) -a. = grade curvo. </text:p>
        </text:list-item>
        <text:list-item>
          <text:p text:style-name="P101">——<text:span text:style-name="T3">tione</text:span> -tio | -zione | -tion | -tion | -tion. </text:p>
        </text:list-item>
        <text:list-item>
          <text:p text:style-name="P101">——<text:span text:style-name="T3">tore</text:span> -tor | -tore | -teur | -tor | -tor. </text:p>
        </text:list-item>
        <text:list-item>
          <text:p text:style-name="P101">—<text:span text:style-name="T3">veni</text:span> -ĕnio | -venire | -venir | -vent | -venieren. </text:p>
        </text:list-item>
        <text:list-item>
          <text:p text:style-name="P101">—<text:span text:style-name="T3">ventione</text:span> -tio | -zione | -tion | -tion | -tion. = to veni ante, præjudicio, impedimento. </text:p>
        </text:list-item>
        <text:list-item>
          <text:p text:style-name="P101">—<text:span text:style-name="T3">ventivo</text:span> | -tivo | -tif | -tive | -tiv. = que veni ante. </text:p>
        </text:list-item>
        <text:list-item>
          <text:p text:style-name="P101">—<text:span text:style-name="T3">vide</text:span> -vĭdeo | -vedere | -voir | -vise. </text:p>
        </text:list-item>
        <text:list-item>
          <text:p text:style-name="P101"><text:soft-page-break/>—<text:span text:style-name="T3">vio</text:span> -ius | previo | | previous. = que i ante, præcedente. ⊂ præ vi(a) -o. </text:p>
        </text:list-item>
        <text:list-item>
          <text:p text:style-name="P101">—<text:span text:style-name="T3">visione</text:span> | -sione | -sion | -sion | -sion. </text:p>
        </text:list-item>
        <text:list-item>
          <text:p text:style-name="P101">G. prag prássō = fac, age. ⊃ pragmatico, praxi, practico. </text:p>
        </text:list-item>
        <text:list-item>
          <text:p text:style-name="P101">G. pragma(te) prágma = facto, opere. ⊂ prag -ma. </text:p>
        </text:list-item>
        <text:list-item>
          <text:p text:style-name="P101"><text:span text:style-name="T3">pragmatico</text:span> -ĭcus | -ico | -ique | -ic | -isch. = practico, de re, de actione. ⊂ G. pragmaticós ⊂ pragmat(e) -ico. </text:p>
        </text:list-item>
        <text:list-item>
          <text:p text:style-name="P101"><text:span text:style-name="T3">prande</text:span> -eo | pranzare. = sume prandio </text:p>
        </text:list-item>
        <text:list-item>
          <text:p text:style-name="P101">—<text:span text:style-name="T3">io</text:span> -ium | pranzo. = cibo sumpto circa de medio die, epulo principale. </text:p>
        </text:list-item>
        <text:list-item>
          <text:p text:style-name="P101"><text:span text:style-name="T3">prato</text:span> -um | prato, H. prado | prairie, pré | <text:span text:style-name="T5">meadow</text:span>, prairie | <text:span text:style-name="T5">Wiese</text:span>, Prater. = agro que produc feno. </text:p>
        </text:list-item>
        <text:list-item>
          <text:p text:style-name="P101"><text:span text:style-name="T3">pravo</text:span> -us = distorto, perverso, malo, vitioso, iniquo. ⊃ deprava. </text:p>
        </text:list-item>
        <text:list-item>
          <text:p text:style-name="P101">—<text:span text:style-name="T3">itate</text:span> -itas | -ità | | -ity | -ität. </text:p>
        </text:list-item>
        <text:list-item>
          <text:p text:style-name="P101"><text:span text:style-name="T3">praxi</text:span> | | | praxis | Praxis. = practica. ⊂ G. práxis ⊂ prag -si. </text:p>
        </text:list-item>
        <text:list-item>
          <text:p text:style-name="P101"><text:span text:style-name="T3">PRECA</text:span> -or | pregare | prier | to pray | <text:span text:style-name="T5">bitten</text:span>. ⊂ E. ⊃ D. fragen = pete, R. pros(itï) = preca, S. prac’ha. </text:p>
        </text:list-item>
        <text:list-item>
          <text:p text:style-name="P101"><text:span text:style-name="T3">precario</text:span> -ius | -cario | précaire | -carious | -kar. = obtento per prece, transitorio, caduco, ne durabile. </text:p>
        </text:list-item>
        <text:list-item>
          <text:p text:style-name="P101">—<text:span text:style-name="T3">ietate</text:span> | -ietà | précarité | -iousness. </text:p>
        </text:list-item>
        <text:list-item>
          <text:p text:style-name="P101"><text:span text:style-name="T3">prece</text:span> prex | preghiera | prière | prayer. = ton preca. </text:p>
        </text:list-item>
        <text:list-item>
          <text:p text:style-name="P101"><text:span text:style-name="T3">prehende</text:span> -o, <text:span text:style-name="T3">prende</text:span> -o | prendere | prendre | <text:span text:style-name="T5">to take</text:span> | <text:span text:style-name="T5">ergreifen</text:span>. = cape. ⊃ ap—, com—, re—, prehenso, prænda. ⊂ præ hende; hende || G. chandànō = contine; A. get = obtine; A. forget, D. vergessen = oblivia. </text:p>
        </text:list-item>
        <text:list-item>
          <text:p text:style-name="P101"><text:span text:style-name="T3">prehenso</text:span> -us | preso | pris. = quem prehende. </text:p>
        </text:list-item>
        <text:list-item>
          <text:p text:style-name="P101">—<text:span text:style-name="T3">ibile</text:span> -ĭlis | prendibile | préhensible | -ible. </text:p>
        </text:list-item>
        <text:list-item>
          <text:p text:style-name="P101">—<text:span text:style-name="T3">ile</text:span> | prensile | préhensile | -ile. = que pote prehende. </text:p>
        </text:list-item>
        <text:list-item>
          <text:p text:style-name="P101">—<text:span text:style-name="T3">ione</text:span> 100 | presa | préhension | -sion | -sion. = ton prehende, captura. </text:p>
        </text:list-item>
        <text:list-item>
          <text:p text:style-name="P101">—— M | prigione | prison | prison | Prison. = carcere. </text:p>
        </text:list-item>
        <text:list-item>
          <text:p text:style-name="P101"><text:span text:style-name="T3">prelo</text:span> -um = torculo, pressorio. ⊂ pre(me) -lo. </text:p>
        </text:list-item>
        <text:list-item>
          <text:p text:style-name="P101"><text:span text:style-name="T3">PREME</text:span> -o | premere | presser | press, print | -ieren. ⊃ presso, pressa, comprime, deprime, exprime, imprime, opprime, reprime, supprime. </text:p>
        </text:list-item>
        <text:list-item>
          <text:p text:style-name="P101"><text:span text:style-name="T3">prende</text:span> -o, <text:span text:style-name="T5">alio forma de</text:span> prehende. </text:p>
        </text:list-item>
        <text:list-item>
          <text:p text:style-name="P101">G. presby présbus = sene. ⊃ </text:p>
        </text:list-item>
        <text:list-item>
          <text:p text:style-name="P101"><text:span text:style-name="T3">presbyopia</text:span> | presbiopia | presbyotisme | -y | -ie. = to vide ut sene, anti myopia. ⊂ presby [sene] op [vide]. </text:p>
        </text:list-item>
        <text:list-item>
          <text:p text:style-name="P101">presbytĕro 300 = plus sene. ⊂ G. presbúteros ⊂ presby [sene] -tero [plus]. ⊃ </text:p>
        </text:list-item>
        <text:list-item>
          <text:p text:style-name="P101"><text:span text:style-name="T3">presbytero</text:span> ĕ M | prete | prête | priest | Priester. = sacerdote christiano. ⊂ G. [plus sene]. </text:p>
        </text:list-item>
        <text:list-item>
          <text:p text:style-name="P101">—<text:span text:style-name="T3">io</text:span> | presbiterio | -ère | -ery | -erium. = loco pro sacerdotes. </text:p>
        </text:list-item>
        <text:list-item>
          <text:p text:style-name="P101"><text:span text:style-name="T3">pressa</text:span> -o | -are | -er | to press | -en, -ieren. = fac presso, preme. </text:p>
        </text:list-item>
        <text:list-item>
          <text:p text:style-name="P101"><text:span text:style-name="T3">pressa</text:span> M | pressa, <text:span text:style-name="T5">strettoio</text:span> | presse | press | Presse. = instrumento pro pressa, prelo. </text:p>
        </text:list-item>
        <text:list-item>
          <text:p text:style-name="P101"><text:soft-page-break/><text:span text:style-name="T3">presso</text:span> -us = quem preme. ⊃ com—, ex—, im—, op—, re—. </text:p>
        </text:list-item>
        <text:list-item>
          <text:p text:style-name="P101">— M | presso | près. = apud. </text:p>
        </text:list-item>
        <text:list-item>
          <text:p text:style-name="P101">—<text:span text:style-name="T3">ione</text:span> -io | -ione | -ion | -ion | -ion. </text:p>
        </text:list-item>
        <text:list-item>
          <text:p text:style-name="P101">—<text:span text:style-name="T3">orio</text:span> 400 | pressoio | pressoir. = prelo. </text:p>
        </text:list-item>
        <text:list-item>
          <text:p text:style-name="P101"><text:span text:style-name="T3">PRETIO</text:span> -um | prezzo, H. precio, P. preço | prix | price | Preis. = mercede, valore. ⊃ appretia, depretia. </text:p>
        </text:list-item>
        <text:list-item>
          <text:p text:style-name="P101">—<text:span text:style-name="T3">ioso</text:span> -us | -zioso | précieux | -cious | -tiös. </text:p>
        </text:list-item>
        <text:list-item>
          <text:p text:style-name="P101">——<text:span text:style-name="T3">itate</text:span> | preziosità | préciosité | preciosity | -ität. </text:p>
        </text:list-item>
        <text:list-item>
          <text:p text:style-name="P101">pri (radice, et vocabulo de latino antiquo, quem grammatico Festo cita). = || præ. ⊃ primo, priore, prisco. ⊂ E. pri, R. pri = ante, A. first = primo. </text:p>
        </text:list-item>
        <text:list-item>
          <text:p text:style-name="P101">L. pridem = ab multo tempore. </text:p>
        </text:list-item>
        <text:list-item>
          <text:p text:style-name="P101"><text:span text:style-name="T3">primo</text:span> -us | primo | premier, prime | first, prime, primo | <text:span text:style-name="T5">erster</text:span>, primus. ⊂ E. pri ⊃ A. fir(st). </text:p>
        </text:list-item>
        <text:list-item>
          <text:p text:style-name="P101">—<text:span text:style-name="T3">ario</text:span> -arius | -ario | -aire | -ary | -är. = principale. </text:p>
        </text:list-item>
        <text:list-item>
          <text:p text:style-name="P101">—<text:span text:style-name="T3">ate</text:span> 200 | -ate | -at | -ate | -as. </text:p>
        </text:list-item>
        <text:list-item>
          <text:p text:style-name="P101">—<text:span text:style-name="T3">atu</text:span> 100 | -ato | -auté | -acy | -at. </text:p>
        </text:list-item>
        <text:list-item>
          <text:p text:style-name="P101">—<text:span text:style-name="T3">itia</text:span> -iæ | -zie | prémices | premices | -tien. = primo fructu. </text:p>
        </text:list-item>
        <text:list-item>
          <text:p text:style-name="P101">—<text:span text:style-name="T3">itivo</text:span> 100 | -itivo | -itif | -itive | -itiv. </text:p>
        </text:list-item>
        <text:list-item>
          <text:p text:style-name="P101">—<text:span text:style-name="T3">ogenito</text:span> ĭ 100 | -ito | | | -itus. = primo nato ex fratres. </text:p>
        </text:list-item>
        <text:list-item>
          <text:p text:style-name="P101">——<text:span text:style-name="T3">ura</text:span> | -tura | -ture | -ture | -tur. </text:p>
        </text:list-item>
        <text:list-item>
          <text:p text:style-name="P101"><text:span text:style-name="T3">primordio</text:span> -ium | -io. = origine, initio. ⊂ primo ordi. </text:p>
        </text:list-item>
        <text:list-item>
          <text:p text:style-name="P101">—<text:span text:style-name="T3">iale</text:span> | -iale | -ial | -ial | -ial. </text:p>
        </text:list-item>
        <text:list-item>
          <text:p text:style-name="P101"><text:span text:style-name="T3">principe</text:span> -ceps -cĭp- | I. H. P. principe | prince | prince | Prinz. ⊂ prim(o) cape. </text:p>
        </text:list-item>
        <text:list-item>
          <text:p text:style-name="P101">—<text:span text:style-name="T3">ale</text:span> -ālis | -ale | -al | -al | -al. </text:p>
        </text:list-item>
        <text:list-item>
          <text:p text:style-name="P101">—<text:span text:style-name="T3">atu</text:span> -ātus | -ato | -auté, -at | -ality, -ate | -at. </text:p>
        </text:list-item>
        <text:list-item>
          <text:p text:style-name="P101"><text:span text:style-name="T3">principio</text:span> -ium | -cipio | -cipe | -ciple | -cip. = initio, elemento, fundamento. </text:p>
        </text:list-item>
        <text:list-item>
          <text:p text:style-name="P101"><text:span text:style-name="T3">priore</text:span> prior = primo, præcedente. ⊂ pri -ore [comparativo]. </text:p>
        </text:list-item>
        <text:list-item>
          <text:p text:style-name="P101">— M | -ore | -eur | -or | -or. = capite (de conventu). </text:p>
        </text:list-item>
        <text:list-item>
          <text:p text:style-name="P101">—<text:span text:style-name="T3">itate</text:span> | -ità | -ité | -ity | -ität. </text:p>
        </text:list-item>
        <text:list-item>
          <text:p text:style-name="P101"><text:span text:style-name="T3">prisma</text:span>(te) | I. H. P. -sma | -sme | -sm | -sma. ⊂ G. prísma ⊂ priz -ma. </text:p>
        </text:list-item>
        <text:list-item>
          <text:p text:style-name="P101">—<text:span text:style-name="T3">tico</text:span> -ĭcus | -tico | -tique | -tic | -tisch. </text:p>
        </text:list-item>
        <text:list-item>
          <text:p text:style-name="P101">L. prius = ante. </text:p>
        </text:list-item>
        <text:list-item>
          <text:p text:style-name="P101"><text:span text:style-name="T3">priva</text:span> -o | -are | -er | deprive. = spolia, exclude, tolle, depone, subtrahe. ⊂ privo. </text:p>
        </text:list-item>
        <text:list-item>
          <text:p text:style-name="P101">—<text:span text:style-name="T3">tione</text:span> -tio | -zione | -tion | -tion. </text:p>
        </text:list-item>
        <text:list-item>
          <text:p text:style-name="P101"><text:span text:style-name="T3">privato</text:span> -us | -ato | -e | -ate, -y | -at. = proprio, anti publico. </text:p>
        </text:list-item>
        <text:list-item>
          <text:p text:style-name="P101"><text:span text:style-name="T3">privilegio</text:span> -ium | -io | -ège | -ium. = lege pro singulo [privo]. </text:p>
        </text:list-item>
        <text:list-item>
          <text:p text:style-name="P101"><text:span text:style-name="T3">privo</text:span> -us = proprio, singulo, privato, ne publico. ⊃ privilegio, privato. </text:p>
        </text:list-item>
        <text:list-item>
          <text:p text:style-name="P101">G. priz prízō = seca. ⊃ prisma. </text:p>
        </text:list-item>
        <text:list-item>
          <text:p text:style-name="P101"><text:span text:style-name="T3">PRO</text:span> pro | per, pro, H. P. pro | pour | for, pro | für. = in favore de, anti contra. ⊂ E. pro ⊃ A. for, D. vor, G. pro, R. pro, S. pra. </text:p>
        </text:list-item>
        <text:list-item>
          <text:p text:style-name="P101">G. pro pró = ante, præ. || L. pro. ⊃ problema, prognosi, programma, <text:soft-page-break/>prolegomenos, prologo, propheta. </text:p>
        </text:list-item>
        <text:list-item>
          <text:p text:style-name="P101"><text:span text:style-name="T3">proba</text:span> -o = approba, lauda, judica probo. </text:p>
        </text:list-item>
        <text:list-item>
          <text:p text:style-name="P101">— -o | provare | prouver | prove | <text:span text:style-name="T5">beweisen</text:span>. = demonstra. </text:p>
        </text:list-item>
        <text:list-item>
          <text:p text:style-name="P101">— -o | provare | éprouver, <text:span text:style-name="T5">essayer</text:span> | probe | probieren, proben, prüfen. = tenta, experi, investiga. ⊃ ap—, com—, re—. </text:p>
        </text:list-item>
        <text:list-item>
          <text:p text:style-name="P101">— 400 | I. P. prova, H. prueba | épreuve, preuve | proof | Probe | R. proba. = ton proba, probatione, argumento, judicio, specimen. </text:p>
        </text:list-item>
        <text:list-item>
          <text:p text:style-name="P101">—<text:span text:style-name="T3">bile</text:span> -bĭlis | -bile, provabile | -ble, prouvable | -ble | -bel. = quem pote proba (et si non vero), verisimile. </text:p>
        </text:list-item>
        <text:list-item>
          <text:p text:style-name="P101">——<text:span text:style-name="T3">itate</text:span> -itas | -ità | -ité | -ity | ität. </text:p>
        </text:list-item>
        <text:list-item>
          <text:p text:style-name="P101">—<text:span text:style-name="T3">tione</text:span> -tio | prova | -ation | -ation | -ation. = ton proba, examine, experimento. </text:p>
        </text:list-item>
        <text:list-item>
          <text:p text:style-name="P101">—<text:span text:style-name="T3">torio</text:span> 400 | -torio | -toire | -tory. </text:p>
        </text:list-item>
        <text:list-item>
          <text:p text:style-name="P101"><text:span text:style-name="T3">problema</text:span>(te) 200 | -blema | -blème | -blem | -blem. ⊂ G. próblēma ⊂ pro balle = ob-jecto. </text:p>
        </text:list-item>
        <text:list-item>
          <text:p text:style-name="P101">—<text:span text:style-name="T3">tico</text:span> -ĭcus | -tico | -ématique | -tic | -tisch. ⊂ G. -ēmaticós. </text:p>
        </text:list-item>
        <text:list-item>
          <text:p text:style-name="P101"><text:span text:style-name="T3">probo</text:span> -us | probo | probe. = honesto, justo, bono. ⊂ probitate, improbo, proba. ⊂ pro -bo. </text:p>
        </text:list-item>
        <text:list-item>
          <text:p text:style-name="P101"><text:span text:style-name="T3">proboscide</text:span> -scis -scĭd- (Plinio) | -scide | -scide | -scis | -scis. = organo de elephante pro cape cibo. ⊂ G. -ídos. ⊂ pro bóscō = nutri, pasce. </text:p>
        </text:list-item>
        <text:list-item>
          <text:p text:style-name="P101"><text:span text:style-name="T3">probro</text:span> -um = crimine, malo actione, infamia, ignominia. ⊃ opprobio. </text:p>
        </text:list-item>
        <text:list-item>
          <text:p text:style-name="P101"><text:span text:style-name="T3">procede</text:span> -ēdo | -cedere | -céder | -ceed | -cedieren. = cede pro [ante], progredi. </text:p>
        </text:list-item>
        <text:list-item>
          <text:p text:style-name="P101">—<text:span text:style-name="T3">ura</text:span> | -ura | -cédure | -ure | -ur. </text:p>
        </text:list-item>
        <text:list-item>
          <text:p text:style-name="P101"><text:span text:style-name="T3">processu</text:span> -us | -esso | -ès, -essus, -édé | -ess | -ess. = ton procede. </text:p>
        </text:list-item>
        <text:list-item>
          <text:p text:style-name="P101">—<text:span text:style-name="T3">ione</text:span> -io | -ione | -ion | -ion | -ion. </text:p>
        </text:list-item>
        <text:list-item>
          <text:p text:style-name="P101">——<text:span text:style-name="T3">ale</text:span> | -onale | -onnel | -onal. </text:p>
        </text:list-item>
        <text:list-item>
          <text:p text:style-name="P101"><text:span text:style-name="T3">proclama</text:span> -āmo | -amare | -amer | -aim | -amieren. = clama pro publico. </text:p>
        </text:list-item>
        <text:list-item>
          <text:p text:style-name="P101">—<text:span text:style-name="T3">tione</text:span> 100 | -zione | -tion | -tion | -tion. </text:p>
        </text:list-item>
        <text:list-item>
          <text:p text:style-name="P101">—<text:span text:style-name="T3">tore</text:span> -tor | -tore | -teur | -tor(y) | -tor. </text:p>
        </text:list-item>
        <text:list-item>
          <text:p text:style-name="P101"><text:span text:style-name="T3">proclive</text:span> -is | -ve | -ve, <text:span text:style-name="T5">porté à</text:span> | -vous | <text:span text:style-name="T5">geneigt</text:span>. = inclinato. ⊂ pro cliv(o) -e. </text:p>
        </text:list-item>
        <text:list-item>
          <text:p text:style-name="P101">—<text:span text:style-name="T3">itate</text:span> -itas | -ità | -ité, <text:span text:style-name="T5">penchant</text:span> | -ity. </text:p>
        </text:list-item>
        <text:list-item>
          <text:p text:style-name="P101"><text:span text:style-name="T3">proconsule</text:span> ŭ | -sole | -sul | -sul | -sul. = qui fac vice de consule. </text:p>
        </text:list-item>
        <text:list-item>
          <text:p text:style-name="P101"><text:span text:style-name="T3">procrastina</text:span> -ĭno | -are | <text:span text:style-name="T5">ajourner</text:span>, <text:span text:style-name="T5">retarder</text:span> | -ate | -ieren. = differ ad cras. </text:p>
        </text:list-item>
        <text:list-item>
          <text:p text:style-name="P101">—<text:span text:style-name="T3">tione</text:span> -tio | -zione | -tion | -tion | -tion. </text:p>
        </text:list-item>
        <text:list-item>
          <text:p text:style-name="P101">—<text:span text:style-name="T3">tore</text:span> | -tore | | -tor | -tor. </text:p>
        </text:list-item>
        <text:list-item>
          <text:p text:style-name="P101"><text:span text:style-name="T3">procrea</text:span> -ĕo | -eare | -éer | -eate | -eieren. = gene, crea. </text:p>
        </text:list-item>
        <text:list-item>
          <text:p text:style-name="P101">—<text:span text:style-name="T3">tione</text:span> -tio | -zione | -éation | -tion | -tion. </text:p>
        </text:list-item>
        <text:list-item>
          <text:p text:style-name="P101">—<text:span text:style-name="T3">tore</text:span> -tor | -tore | -éateur | -tor | -tor. </text:p>
        </text:list-item>
        <text:list-item>
          <text:p text:style-name="P101"><text:span text:style-name="T3">procul</text:span> -ul = longe, distante. </text:p>
        </text:list-item>
        <text:list-item>
          <text:p text:style-name="P101"><text:span text:style-name="T3">procura</text:span> -cūro | -are | -er | -e | -ieren. = cura, administra. </text:p>
        </text:list-item>
        <text:list-item>
          <text:p text:style-name="P101">—<text:span text:style-name="T3">tione</text:span> -tio | procura | -tion | -tion | -tion. </text:p>
        </text:list-item>
        <text:list-item>
          <text:p text:style-name="P101"><text:soft-page-break/>—<text:span text:style-name="T3">tore</text:span> -tor | -tore | procureur | -tor | -tor. </text:p>
        </text:list-item>
        <text:list-item>
          <text:p text:style-name="P101">prod- = pro (⊂ <text:span text:style-name="T5">ablativo de</text:span> pro). </text:p>
        </text:list-item>
        <text:list-item>
          <text:p text:style-name="P101"><text:span text:style-name="T3">prodigale</text:span> M = prodigo. </text:p>
        </text:list-item>
        <text:list-item>
          <text:p text:style-name="P101">—<text:span text:style-name="T3">itate</text:span> 100 | -ità | -ité | -ity | -ität. </text:p>
        </text:list-item>
        <text:list-item>
          <text:p text:style-name="P101"><text:span text:style-name="T3">prodige</text:span> -ĭgo (Plauto) | -are | -uer | -alize | -ieren. = consume ultra modo, profunde, dissipa, es prodigo. ⊂ prod age. </text:p>
        </text:list-item>
        <text:list-item>
          <text:p text:style-name="P101"><text:span text:style-name="T3">prodigio</text:span> -ium | -io | -e | -y | -ium. ⊂ prod ag(e) (Bréal), <text:span text:style-name="T5">aut</text:span> ⊂ pro dic (Hemme), <text:span text:style-name="T5">aut</text:span> ⊂ prod ai (Walde). </text:p>
        </text:list-item>
        <text:list-item>
          <text:p text:style-name="P101">—<text:span text:style-name="T3">ioso</text:span> -iōsus | -ioso | -ieux | -ious | -iös. </text:p>
        </text:list-item>
        <text:list-item>
          <text:p text:style-name="P101"><text:span text:style-name="T3">prodigo</text:span> -ĭgus | -igo | -igue | -igal | -igus. = que prodige, anti avaro. </text:p>
        </text:list-item>
        <text:list-item>
          <text:p text:style-name="P101"><text:span text:style-name="T3">prodromo</text:span> -ŏmus | -omo | -ome | -ome | -omus. = præcursore, nuntio. ⊂ G. pródromos ⊂ pro dromo. </text:p>
        </text:list-item>
        <text:list-item>
          <text:p text:style-name="P101"><text:span text:style-name="T3">produc</text:span> -dūco | -durre | -duire | -duce | -ducieren. = genera. ⊂ </text:p>
        </text:list-item>
        <text:list-item>
          <text:p text:style-name="P101">— -duco = duc pro [ante], protrahe, fac longo, præsenta. </text:p>
        </text:list-item>
        <text:list-item>
          <text:p text:style-name="P101">—tione -tio = ton fac longo. </text:p>
        </text:list-item>
        <text:list-item>
          <text:p text:style-name="P101">—<text:span text:style-name="T3">tione</text:span> M | -uzione | -tion | -tion | -tion. </text:p>
        </text:list-item>
        <text:list-item>
          <text:p text:style-name="P101">—<text:span text:style-name="T3">tivo</text:span> | -uttivo | -if | -ive | -iv. </text:p>
        </text:list-item>
        <text:list-item>
          <text:p text:style-name="P101">producto -tus = facto longo. </text:p>
        </text:list-item>
        <text:list-item>
          <text:p text:style-name="P101"><text:span text:style-name="T3">producto</text:span> M | -otto | -uit | -uct | -uct. = generato, resultatu de multiplicatione. </text:p>
        </text:list-item>
        <text:list-item>
          <text:p text:style-name="P101"><text:span text:style-name="T3">prœlio</text:span> -ium | <text:span text:style-name="T5">battaglia</text:span> | <text:span text:style-name="T5">combat</text:span> | <text:span text:style-name="T5">struggle</text:span> | <text:span text:style-name="T5">Kampf</text:span>. = conflictu, certamine, pugna, lucta. </text:p>
        </text:list-item>
        <text:list-item>
          <text:p text:style-name="P101"><text:span text:style-name="T3">profana</text:span> -fāno | -are | -er | -e | -ieren. = viola re sacro. ⊂ profano. </text:p>
        </text:list-item>
        <text:list-item>
          <text:p text:style-name="P101">—<text:span text:style-name="T3">tione</text:span> 100 | -zione | -tion | -tion | -tion. </text:p>
        </text:list-item>
        <text:list-item>
          <text:p text:style-name="P101">—<text:span text:style-name="T3">tore</text:span> | -tore | -teur | | -tor. </text:p>
        </text:list-item>
        <text:list-item>
          <text:p text:style-name="P101"><text:span text:style-name="T3">profano</text:span> -us | -ano | -ane | -ane | -an. = qui es pro [ex] fano, anti sacro. ⊃ profana. </text:p>
        </text:list-item>
        <text:list-item>
          <text:p text:style-name="P101"><text:span text:style-name="T3">profer</text:span> -fero | -oferire | -oférer | -offer | -oferieren. = fer pro, produc, publica, expone. </text:p>
        </text:list-item>
        <text:list-item>
          <text:p text:style-name="P101"><text:span text:style-name="T3">profectu</text:span> 100 | -fitto | -fit | -fit | -fit. = fructu. ⊂ pro facto. </text:p>
        </text:list-item>
        <text:list-item>
          <text:p text:style-name="P101"><text:span text:style-name="T3">professo</text:span> -us = quem profite. </text:p>
        </text:list-item>
        <text:list-item>
          <text:p text:style-name="P101">—<text:span text:style-name="T3">ione</text:span> -io | -ione | -ion | -ion | -ion. </text:p>
        </text:list-item>
        <text:list-item>
          <text:p text:style-name="P101">——<text:span text:style-name="T3">ale</text:span> | -onale | -onnel | -onal | -onell. </text:p>
        </text:list-item>
        <text:list-item>
          <text:p text:style-name="P101">—<text:span text:style-name="T3">ore</text:span> 100 | -ore | -eur | -or | -or. = qui doce in publico. </text:p>
        </text:list-item>
        <text:list-item>
          <text:p text:style-name="P101"><text:span text:style-name="T3">profice</text:span> -fĭcio | -fiittare | -fiiter | -fiit | -itieren. ⊂ pro fac. </text:p>
        </text:list-item>
        <text:list-item>
          <text:p text:style-name="P101"><text:span text:style-name="T3">profite</text:span> -ĭteor | -essare | -esser | -ess. = loque in publico, doce scientia aut arte. ⊂ pro fate. </text:p>
        </text:list-item>
        <text:list-item>
          <text:p text:style-name="P101"><text:span text:style-name="T3">profundo</text:span> -us | -ondo | -ond | -ound | -und. ⊂ pro fundo. </text:p>
        </text:list-item>
        <text:list-item>
          <text:p text:style-name="P101">—<text:span text:style-name="T3">itate</text:span> | -ondità | -ondeur | -undity | -undität. </text:p>
        </text:list-item>
        <text:list-item>
          <text:p text:style-name="P101"><text:span text:style-name="T3">profusione</text:span> 100 | -sione | -sion | -sion | -sion. </text:p>
        </text:list-item>
        <text:list-item>
          <text:p text:style-name="P101"><text:span text:style-name="T3">progenie</text:span> -es | -nie | progéniture | -ny. = descendentes, genere, stirpe, familia. ⊂ pro gen(e) -ie. </text:p>
        </text:list-item>
        <text:list-item>
          <text:p text:style-name="P101"><text:span text:style-name="T3">progenitore</text:span> -tor | -tore | -éniteur | -tor. = primo patre. </text:p>
        </text:list-item>
        <text:list-item>
          <text:p text:style-name="P101"><text:span text:style-name="T3">prognosi</text:span> | -osi | -ose | -osis | -osis. = prævisione (super morbo). ⊂ G. prógnōsis ⊂ pro gno -si. </text:p>
        </text:list-item>
        <text:list-item>
          <text:p text:style-name="P101"><text:span text:style-name="T3">prognostico</text:span> -ĭcum | pronostico | pronostique | -ic | -icum. = de prognosi. ⊂ G. prognōsticón. </text:p>
        </text:list-item>
        <text:list-item>
          <text:p text:style-name="P101"><text:soft-page-break/><text:span text:style-name="T3">programma</text:span>(te) 600 | -amma | -amme | -am | -amm. ⊂ G. prógramma. </text:p>
        </text:list-item>
        <text:list-item>
          <text:p text:style-name="P101"><text:span text:style-name="T3">progrede</text:span> -grĕdior | -gredire | -gresser | -gress | -gredieren. = grade pro, procede. </text:p>
        </text:list-item>
        <text:list-item>
          <text:p text:style-name="P101"><text:span text:style-name="T3">progressu</text:span> -us | I. P. -esso, H. -eso | -ès | -ess | -ess | R. -ess. = ton progrede. </text:p>
        </text:list-item>
        <text:list-item>
          <text:p text:style-name="P101">—<text:span text:style-name="T3">ione</text:span> -io | -ione | -ion | -ion | -ion. </text:p>
        </text:list-item>
        <text:list-item>
          <text:p text:style-name="P101">—<text:span text:style-name="T3">ista</text:span> | -ista | -iste | -ist | -ist. </text:p>
        </text:list-item>
        <text:list-item>
          <text:p text:style-name="P101">—<text:span text:style-name="T3">ivo</text:span> | -ivo | -if | -ive | -iv. </text:p>
        </text:list-item>
        <text:list-item>
          <text:p text:style-name="P101"><text:span text:style-name="T3">prohibe</text:span> -ĭbeo | proibire | -er | -it | -ieren. = veta, impedi, inhibe. ⊂ pro habe. </text:p>
        </text:list-item>
        <text:list-item>
          <text:p text:style-name="P101"><text:span text:style-name="T3">prohibito</text:span> -ĭtus | proibito. = quem prohibe. </text:p>
        </text:list-item>
        <text:list-item>
          <text:p text:style-name="P101">—<text:span text:style-name="T3">ione</text:span> -io | proibizione | -ion | -ion | -ion. </text:p>
        </text:list-item>
        <text:list-item>
          <text:p text:style-name="P101">—<text:span text:style-name="T3">ivo</text:span> | proibitivo | -if | -ive | -iv. </text:p>
        </text:list-item>
        <text:list-item>
          <text:p text:style-name="P101">L. proinde = propter hoc, pro ce, ergo. </text:p>
        </text:list-item>
        <text:list-item>
          <text:p text:style-name="P101"><text:span text:style-name="T3">projecto</text:span> -us = quem projice. </text:p>
        </text:list-item>
        <text:list-item>
          <text:p text:style-name="P101">— M | progetto | -jet | -ject | -ject. = consilio, proposito, schema. </text:p>
        </text:list-item>
        <text:list-item>
          <text:p text:style-name="P101">—<text:span text:style-name="T3">ile</text:span> ĭ | proiettile | -ile | -ile | -il. </text:p>
        </text:list-item>
        <text:list-item>
          <text:p text:style-name="P101">—<text:span text:style-name="T3">ione</text:span> -io | proiezione | -ion | -ion | -ion. </text:p>
        </text:list-item>
        <text:list-item>
          <text:p text:style-name="P101">—<text:span text:style-name="T3">ura</text:span> 100 | proiettura | -ture, <text:span text:style-name="T5">saillie</text:span> | -ture | -tur. = prominentia in pariete. </text:p>
        </text:list-item>
        <text:list-item>
          <text:p text:style-name="P101"><text:span text:style-name="T3">projice</text:span> -jīcio | projettare | projeter | project | projicieren. = pro jace [jacta]. </text:p>
        </text:list-item>
        <text:list-item>
          <text:p text:style-name="P101">— M | progettare | projeter | project | projectieren. = projice ex mente, imagina. </text:p>
        </text:list-item>
        <text:list-item>
          <text:p text:style-name="P101">prolapso -us = que e labe. </text:p>
        </text:list-item>
        <text:list-item>
          <text:p text:style-name="P101"><text:span text:style-name="T3">prolapso</text:span> N | prolasso | -us | -e | -us. = relaxatione de uno organo. </text:p>
        </text:list-item>
        <text:list-item>
          <text:p text:style-name="P101"><text:span text:style-name="T3">prole</text:span> -es | prole | <text:span text:style-name="T5">race</text:span> | <text:span text:style-name="T5">offspring</text:span> | <text:span text:style-name="T5">Sprössling</text:span>. = progenie, generatione, filios. ⊂ pro ale. </text:p>
        </text:list-item>
        <text:list-item>
          <text:p text:style-name="P101">—<text:span text:style-name="T3">tario</text:span> -ius | -tario | -étaire | -tarian | -tarier. = de plebe [prole]. </text:p>
        </text:list-item>
        <text:list-item>
          <text:p text:style-name="P101">—<text:span text:style-name="T3">ifero</text:span> -ĕrus | -fero | -fère | -ferous | -fer. </text:p>
        </text:list-item>
        <text:list-item>
          <text:p text:style-name="P101">—<text:span text:style-name="T3">ifico</text:span> -ĭcus | -ifico | -ifique | -ific | -ifik. </text:p>
        </text:list-item>
        <text:list-item>
          <text:p text:style-name="P101"><text:span text:style-name="T3">prolixo</text:span> -us | -isso | -ixe | -ix | -ix. = diffuso, profuso, abundante, longo in excessu. </text:p>
        </text:list-item>
        <text:list-item>
          <text:p text:style-name="P101">—<text:span text:style-name="T3">itate</text:span> 100 | -issità | -ité | -ity | -ität. </text:p>
        </text:list-item>
        <text:list-item>
          <text:p text:style-name="P101"><text:span text:style-name="T3">prologo</text:span> -ŏgus | -ogo | -ogue | -ogue | -og. = præfatione de comœdia. ⊂ G. prólogos ⊂ pro [ante] logo [dic]. </text:p>
        </text:list-item>
        <text:list-item>
          <text:p text:style-name="P101"><text:span text:style-name="T3">prolonga</text:span> 100 | -ungare | -onger | -ong | -ongieren. = fac plus longo, extende. </text:p>
        </text:list-item>
        <text:list-item>
          <text:p text:style-name="P101">—<text:span text:style-name="T3">bile</text:span> -ĭlis | -lungabile | | -ble | -bel. </text:p>
        </text:list-item>
        <text:list-item>
          <text:p text:style-name="P101">—<text:span text:style-name="T3">tione</text:span> | -lungazione | -tion | -tion | -tion. </text:p>
        </text:list-item>
        <text:list-item>
          <text:p text:style-name="P101"><text:span text:style-name="T3">promine</text:span> -mĭne = es «prominente». </text:p>
        </text:list-item>
        <text:list-item>
          <text:p text:style-name="P101">—<text:span text:style-name="T3">ente</text:span> -ens | -ente | <text:span text:style-name="T5">saillant</text:span>, proéminent | -ent | -ent. </text:p>
        </text:list-item>
        <text:list-item>
          <text:p text:style-name="P101">—<text:span text:style-name="T3">entia</text:span> 100 | -enza | <text:span text:style-name="T5">saillie</text:span>, proéminence | -ence | -enz. </text:p>
        </text:list-item>
        <text:list-item>
          <text:p text:style-name="P101"><text:span text:style-name="T3">promiscuo</text:span> -ŭus | -uo | -ue | -uous. = commune (ad ambo sexu) mixto. ⊂ pro misc(e) -uo. </text:p>
        </text:list-item>
        <text:list-item>
          <text:p text:style-name="P101">—<text:span text:style-name="T3">uitate</text:span> | -uità | -uité | -uity | -uität. </text:p>
        </text:list-item>
        <text:list-item>
          <text:p text:style-name="P101"><text:soft-page-break/><text:span text:style-name="T3">promisso</text:span> -um | -esso, -essa | -esse | -ise | -issum. = re quem promitte. </text:p>
        </text:list-item>
        <text:list-item>
          <text:p text:style-name="P101">—<text:span text:style-name="T3">ore</text:span> -or | promettitore | prometteur | promiser | Promissor. </text:p>
        </text:list-item>
        <text:list-item>
          <text:p text:style-name="P101"><text:span text:style-name="T3">promitte</text:span> -o | -ettere | -ettre | -ise | -ittieren. = obliga se. ⊃ promisso. ⊂ </text:p>
        </text:list-item>
        <text:list-item>
          <text:p text:style-name="P101">— -o = mitte pro [ante]. </text:p>
        </text:list-item>
        <text:list-item>
          <text:p text:style-name="P101"><text:span text:style-name="T3">promontorio</text:span> -ium | -orio | -oire | -ory | -orium. </text:p>
        </text:list-item>
        <text:list-item>
          <text:p text:style-name="P101"><text:span text:style-name="T3">promoto</text:span> -us = quem promove. </text:p>
        </text:list-item>
        <text:list-item>
          <text:p text:style-name="P101">—<text:span text:style-name="T3">ione</text:span> 100 | -zione | -tion | -tion | -tion. = ton promove. </text:p>
        </text:list-item>
        <text:list-item>
          <text:p text:style-name="P101">—<text:span text:style-name="T3">ore</text:span> | -tore | -teur | -ter | -tor. </text:p>
        </text:list-item>
        <text:list-item>
          <text:p text:style-name="P101"><text:span text:style-name="T3">promove</text:span> -ŏveo | -uovere | -ouvoir | -ote | -ovieren. = move pro. </text:p>
        </text:list-item>
        <text:list-item>
          <text:p text:style-name="P101"><text:span text:style-name="T3">prompto</text:span> -us | pronto | prompt, <text:span text:style-name="T5">prêt</text:span>, <text:span text:style-name="T5">disposé à</text:span> | prompt, <text:span text:style-name="T5">ready</text:span> | prompt. ⊂ pro em(e) -to. </text:p>
        </text:list-item>
        <text:list-item>
          <text:p text:style-name="P101">—<text:span text:style-name="T3">itudine</text:span> -udo -udĭn- | prontezza | -tude | -tude | -tude. = to es prompto. </text:p>
        </text:list-item>
        <text:list-item>
          <text:p text:style-name="P101">—<text:span text:style-name="T3">uario</text:span> | prontuario | -aire | -ary | -arium. = libro manuale. </text:p>
        </text:list-item>
        <text:list-item>
          <text:p text:style-name="P101"><text:span text:style-name="T3">promulga</text:span> -o | -are | -uer | -ate | -ieren. = publica leges, edictos. ⊂ pro vulga. </text:p>
        </text:list-item>
        <text:list-item>
          <text:p text:style-name="P101">—<text:span text:style-name="T3">tione</text:span> -tio | -zione | -tion | -tion | -tion. </text:p>
        </text:list-item>
        <text:list-item>
          <text:p text:style-name="P101">—<text:span text:style-name="T3">tore</text:span> | -tore | -teur | -tor | -tor. </text:p>
        </text:list-item>
        <text:list-item>
          <text:p text:style-name="P101"><text:span text:style-name="T3">pronao</text:span> -āum (Vitrubio) | -ao | -aos | -aos | -aon. ⊂ G. prónaos. ⊂ pro nau. = parte que es ante nave de templo. </text:p>
        </text:list-item>
        <text:list-item>
          <text:p text:style-name="P101"><text:span text:style-name="T3">prono</text:span> -us | prono | | prone. = inclinato ad ante, cum vultu ad terra, anti supino. ⊂ pro -no. </text:p>
        </text:list-item>
        <text:list-item>
          <text:p text:style-name="P101">—<text:span text:style-name="T3">atione</text:span> | -azione | -ation | -ation | -ation. = rotatione ad ante. </text:p>
        </text:list-item>
        <text:list-item>
          <text:p text:style-name="P101"><text:span text:style-name="T3">pronomine</text:span> ĭ 100 | -ome | -om | -oun | -omen. = vocabulo que sta vice nomine. </text:p>
        </text:list-item>
        <text:list-item>
          <text:p text:style-name="P101"><text:span text:style-name="T3">pronuntia</text:span> -io | -unziare | -oncer | -ounce | -uncieren. = nuntia, dic. </text:p>
        </text:list-item>
        <text:list-item>
          <text:p text:style-name="P101">—<text:span text:style-name="T3">bile</text:span> ĭ 200 | -ziabile | prononçable | pronounceable. </text:p>
        </text:list-item>
        <text:list-item>
          <text:p text:style-name="P101">—<text:span text:style-name="T3">tione</text:span> -tio | -ziazione | prononciation | -ciation | -tiation. </text:p>
        </text:list-item>
        <text:list-item>
          <text:p text:style-name="P101"><text:span text:style-name="T3">proœmio</text:span> -um | proemio | proème | proem | Proœmium. ⊂ G. prooímion. ⊂ pro œm [oîmos = via] -io. = præfatione, præambulo, exordio, præludio. </text:p>
        </text:list-item>
        <text:list-item>
          <text:p text:style-name="P101"><text:span text:style-name="T3">propaga</text:span> -āgo | -agare | -ager | -agate | -agieren. = implanta, extende, diffunde, multiplica. ⊂ pro pa(n)g(e) -a. </text:p>
        </text:list-item>
        <text:list-item>
          <text:p text:style-name="P101">—<text:span text:style-name="T3">nda</text:span> | -anda | -ande | -anda | -anda. </text:p>
        </text:list-item>
        <text:list-item>
          <text:p text:style-name="P101">——<text:span text:style-name="T3">ismo</text:span> | -ismo | -isme | -ism | -ismus. </text:p>
        </text:list-item>
        <text:list-item>
          <text:p text:style-name="P101">——<text:span text:style-name="T3">ista</text:span> | -ista | -iste | -ist | -ist. </text:p>
        </text:list-item>
        <text:list-item>
          <text:p text:style-name="P101">—<text:span text:style-name="T3">tione</text:span> -tio | -zione | -tion | -tion | -tion. </text:p>
        </text:list-item>
        <text:list-item>
          <text:p text:style-name="P101">—<text:span text:style-name="T3">tore</text:span> -tor | -tore | -teur | -tor | -tor. </text:p>
        </text:list-item>
        <text:list-item>
          <text:p text:style-name="P101"><text:span text:style-name="T3">prope</text:span> -pe = « propinquo, proximo », apud, vicino, ne longe. </text:p>
        </text:list-item>
        <text:list-item>
          <text:p text:style-name="P101"><text:span text:style-name="T3">propelle</text:span> -o | | | to propel. = pelle ante, fac move. ⊃ propulso. </text:p>
        </text:list-item>
        <text:list-item>
          <text:p text:style-name="P101"><text:span text:style-name="T3">propende</text:span> -eo | -ere | pencher, <text:span text:style-name="T5">incliner</text:span> | to propend | -ieren. = pende pro [ante], es inclinato, es propenso. </text:p>
        </text:list-item>
        <text:list-item>
          <text:p text:style-name="P101"><text:span text:style-name="T3">propenso</text:span> -us | -enso | | -ense. = que propende, proclive, inclinato, disposito, que tende. </text:p>
        </text:list-item>
        <text:list-item>
          <text:p text:style-name="P101">—<text:span text:style-name="T3">ione</text:span> -io | -ione | -ion | -ion | -ion. </text:p>
        </text:list-item>
        <text:list-item>
          <text:p text:style-name="P101"><text:soft-page-break/><text:span text:style-name="T3">propheta</text:span> 200 | -feta | -phète | -phet | -phet. = qui dic futuro, vate. ⊂ G. proph <text:span text:style-name="T3">ē</text:span>tēs ⊂ pro phe ta. </text:p>
        </text:list-item>
        <text:list-item>
          <text:p text:style-name="P101">—<text:span text:style-name="T3">ia</text:span> -īa 300 | profezia | prophétie | -cy | -tie. ⊂ G. -ēteía. </text:p>
        </text:list-item>
        <text:list-item>
          <text:p text:style-name="P101">—<text:span text:style-name="T3">ico</text:span> -ĭcus | profetico | -étique | -etic | -etisch. ⊂ G. -ēticós. </text:p>
        </text:list-item>
        <text:list-item>
          <text:p text:style-name="P101">—<text:span text:style-name="T3">iza</text:span> | profetizzare | -étiser | -esy | -ezeien. ⊂ G. -ētízō. </text:p>
        </text:list-item>
        <text:list-item>
          <text:p text:style-name="P101"><text:span text:style-name="T3">prophylactico</text:span> -ĭcus | profilattico | -ique | -ic | -isch. = de « prophylaxi ». </text:p>
        </text:list-item>
        <text:list-item>
          <text:p text:style-name="P101"><text:span text:style-name="T3">prophylaxi</text:span> | profilassi | -axie | -actic | -axis. = præventione (de morbo). ⊂ G. prophúlaxis ⊂ pro phylac -si. </text:p>
        </text:list-item>
        <text:list-item>
          <text:p text:style-name="P101"><text:span text:style-name="T3">propina</text:span> -īno | -are, <text:span text:style-name="T5">brindare</text:span> | | <text:span text:style-name="T5">to toast</text:span>. = bibe ad salute de alio, da ad bibe. ⊂ G. propínō ⊂ pro pínō = bibe, po. </text:p>
        </text:list-item>
        <text:list-item>
          <text:p text:style-name="P101">—<text:span text:style-name="T3">tione</text:span> 100 | -zione | | -tion | -tion. </text:p>
        </text:list-item>
        <text:list-item>
          <text:p text:style-name="P101"><text:span text:style-name="T3">propinquo</text:span> -uus | -uo | prochain. = proximo, prope, vicino. ⊃ appropinqua. </text:p>
        </text:list-item>
        <text:list-item>
          <text:p text:style-name="P101">—<text:span text:style-name="T3">uitate</text:span> -itas | -ità | | -ity | -ität. </text:p>
        </text:list-item>
        <text:list-item>
          <text:p text:style-name="P101"><text:span text:style-name="T3">propitia</text:span> -io | -ziare | | -tiate. = redde propitio. </text:p>
        </text:list-item>
        <text:list-item>
          <text:p text:style-name="P101">—<text:span text:style-name="T3">bile</text:span> -ĭlis | -ziabile | | -ble | -bel. </text:p>
        </text:list-item>
        <text:list-item>
          <text:p text:style-name="P101">—<text:span text:style-name="T3">tione</text:span> 100 | -ziazione | -tion | -tion | -tion. </text:p>
        </text:list-item>
        <text:list-item>
          <text:p text:style-name="P101">—<text:span text:style-name="T3">torio</text:span> 400 | -ziatorio | -toire | -tory | -torisch. </text:p>
        </text:list-item>
        <text:list-item>
          <text:p text:style-name="P101"><text:span text:style-name="T3">propitio</text:span> -us | -zio | -ce | -tious | <text:span text:style-name="T5">günstig</text:span>. = bene deisposito, favente, anti nefasto. ⊃ propitia. ⊂ pro pet(e) -io. </text:p>
        </text:list-item>
        <text:list-item>
          <text:p text:style-name="P101"><text:span text:style-name="T3">propoli</text:span> -ŏlis | -li | -lis | -lis | -lis. = cera virgine. ⊂ G. própolis. </text:p>
        </text:list-item>
        <text:list-item>
          <text:p text:style-name="P101"><text:span text:style-name="T3">propone</text:span> -pōno | -porre | -poser | -pose | -ponieren. = pone ante [pro]. </text:p>
        </text:list-item>
        <text:list-item>
          <text:p text:style-name="P101"><text:span text:style-name="T3">proportione</text:span> -tio | -zione | -tion | -tion | -tion. ⊂ pro portione. </text:p>
        </text:list-item>
        <text:list-item>
          <text:p text:style-name="P101">—<text:span text:style-name="T3">ale</text:span> 200 | -zionale | -onnel | -al | -al. </text:p>
        </text:list-item>
        <text:list-item>
          <text:p text:style-name="P101">—<text:span text:style-name="T3">alitate</text:span> | -ità | -onnalité | -ity | -ität. </text:p>
        </text:list-item>
        <text:list-item>
          <text:p text:style-name="P101"><text:span text:style-name="T3">propositione</text:span> -itio | -izione, proposta | -ition | -ition | -ition. = ton propone. </text:p>
        </text:list-item>
        <text:list-item>
          <text:p text:style-name="P101"><text:span text:style-name="T3">proposito</text:span> -ĭtus | -osito, -osto | -os | purpose | -os. = quem propone, subjecto, resolutione, intentione, scopo, fine, opportunitate. </text:p>
        </text:list-item>
        <text:list-item>
          <text:p text:style-name="P101"><text:span text:style-name="T3">proprio</text:span> -ius | -prio | -pre | -per | <text:span text:style-name="T5">eigentlich</text:span>. = anti commune. ⊂ pro privo (Bréal). </text:p>
        </text:list-item>
        <text:list-item>
          <text:p text:style-name="P101">—<text:span text:style-name="T3">ietario</text:span> 300 | -ietario | -iétaire | -ietary | -ietär. </text:p>
        </text:list-item>
        <text:list-item>
          <text:p text:style-name="P101">—<text:span text:style-name="T3">ietate</text:span> -tas | -ietà | -ieté | -iety, property | -ietät. = dominio, potestate. </text:p>
        </text:list-item>
        <text:list-item>
          <text:p text:style-name="P101">L. propter = per causa de. </text:p>
        </text:list-item>
        <text:list-item>
          <text:p text:style-name="P101">L. propterea = ergo. </text:p>
        </text:list-item>
        <text:list-item>
          <text:p text:style-name="P101">propulsa -o = pulsa longe. </text:p>
        </text:list-item>
        <text:list-item>
          <text:p text:style-name="P101"><text:span text:style-name="T3">propulso</text:span> -us = quem propelle, impulso ante. </text:p>
        </text:list-item>
        <text:list-item>
          <text:p text:style-name="P101">—<text:span text:style-name="T3">ione</text:span> | -ione | -ion | -ion | -ion. </text:p>
        </text:list-item>
        <text:list-item>
          <text:p text:style-name="P101">—<text:span text:style-name="T3">ivo</text:span> | -ivo | -if | -ive. </text:p>
        </text:list-item>
        <text:list-item>
          <text:p text:style-name="P101">—<text:span text:style-name="T3">ore</text:span> | -ore | -eur | propeller. </text:p>
        </text:list-item>
        <text:list-item>
          <text:p text:style-name="P101">—<text:span text:style-name="T3">u</text:span> 100 = propulsione. </text:p>
        </text:list-item>
        <text:list-item>
          <text:p text:style-name="P101"><text:span text:style-name="T3">propylæo</text:span> -um | propileo | -lée | -leum | -läen. = vestibulo, atrio ante porta. ⊂ G. propúlaion ⊂ pro [ante] pyle [porta]. </text:p>
        </text:list-item>
        <text:list-item>
          <text:p text:style-name="P101"><text:span text:style-name="T3">prora</text:span> -a | prua, prora | proue | prow. = parte anteriore de nave. ⊂ <text:soft-page-break/>G. pr <text:span text:style-name="T3">ō</text:span>ra. </text:p>
        </text:list-item>
        <text:list-item>
          <text:p text:style-name="P101"><text:span text:style-name="T3">proroga</text:span> -rŏgo | -rogare | -roger | -rogue | -rogieren. = differ, remitte ad post. </text:p>
        </text:list-item>
        <text:list-item>
          <text:p text:style-name="P101">—<text:span text:style-name="T3">tione</text:span> -tio | -zione | -tion | -tion | -tion. </text:p>
        </text:list-item>
        <text:list-item>
          <text:p text:style-name="P101">—<text:span text:style-name="T3">rivo</text:span> 100 | -tivo | -tif | | -tiv. </text:p>
        </text:list-item>
        <text:list-item>
          <text:p text:style-name="P101">L. prorsum = in omni modo. ⊂ pro verso. </text:p>
        </text:list-item>
        <text:list-item>
          <text:p text:style-name="P101">G. pros prós = pro, ad. ⊃ proselyto, prosodia, prosopopœia. </text:p>
        </text:list-item>
        <text:list-item>
          <text:p text:style-name="P101"><text:span text:style-name="T3">prosa</text:span> 100 | prosa | prose | prose | Prosa. = oratione soluto, anti poesia. ⊂ pro verso = que i recto. </text:p>
        </text:list-item>
        <text:list-item>
          <text:p text:style-name="P101">—<text:span text:style-name="T3">aico</text:span> 100 | -aico | -aïque | -aic | -aisch. </text:p>
        </text:list-item>
        <text:list-item>
          <text:p text:style-name="P101"><text:span text:style-name="T3">proscenio</text:span> -ium | -io | -ium | -ium | -ium. = parte anteriore de scena. ⊂ G. prosc <text:span text:style-name="T3">ē</text:span>nion ⊂ pro [ante] scena. </text:p>
        </text:list-item>
        <text:list-item>
          <text:p text:style-name="P101"><text:span text:style-name="T3">proscribe</text:span> -ībo | -ivere | -ire | -ibe | -ibieren. = publica per scripto, relega, mitte in exsilio. </text:p>
        </text:list-item>
        <text:list-item>
          <text:p text:style-name="P101"><text:span text:style-name="T3">proscripto</text:span> -us | -itto | -it | -ipt. = quem proscribe. </text:p>
        </text:list-item>
        <text:list-item>
          <text:p text:style-name="P101">—<text:span text:style-name="T3">ione</text:span> -tio | -izione | -ion | -ion | -ion. </text:p>
        </text:list-item>
        <text:list-item>
          <text:p text:style-name="P101"><text:span text:style-name="T3">prosecutione</text:span> | -zione | poursuite | -tion | -tion. = ton proseque, continuatione. </text:p>
        </text:list-item>
        <text:list-item>
          <text:p text:style-name="P101"><text:span text:style-name="T3">proselyto</text:span> ŭ 300 | -elito | -élyte | -elyte | -elyt. = novo adepto, neophyto. ⊂ G. pros <text:span text:style-name="T3">ē</text:span>lytos. ⊂ pros [ad] elyt [ <text:span text:style-name="T3">ē</text:span>lutha = e veni] -o. </text:p>
        </text:list-item>
        <text:list-item>
          <text:p text:style-name="P101"><text:span text:style-name="T3">proseque</text:span> -ĕquor | proseguire | poursuivre | to prosecute, to pursue | -ieren. = continua, seque. </text:p>
        </text:list-item>
        <text:list-item>
          <text:p text:style-name="P101"><text:span text:style-name="T3">prosodia</text:span> 300 | -ia | -ie | -y | -ie. = regulas de versificatione. ⊂ G. prosōdía ⊂ pros [ad] ode [cantu] = accentu. </text:p>
        </text:list-item>
        <text:list-item>
          <text:p text:style-name="P101">G. prosopo prósōpon = persona, figura, facie. ⊂ pros [ad] op [visu]. </text:p>
        </text:list-item>
        <text:list-item>
          <text:p text:style-name="P101"><text:span text:style-name="T3">prosopopœia</text:span> -a | -pea | -pée | -pœia | -pöie. = figura de rhetorica, que personifica animales et res inanimato. ⊂ G. prosōpopoi <text:span text:style-name="T3">ï</text:span>a. ⊂ prosopo [persona] poe [fac]. </text:p>
        </text:list-item>
        <text:list-item>
          <text:p text:style-name="P101"><text:span text:style-name="T3">prospectu</text:span> -us | -etto | <text:span text:style-name="T5">vue</text:span>, -ect, -ectus | -ect, -ectus | -ekt. = ton prospice, visione, aspectu. </text:p>
        </text:list-item>
        <text:list-item>
          <text:p text:style-name="P101"><text:span text:style-name="T3">prospera</text:span> -ĕro = redde prospero. </text:p>
        </text:list-item>
        <text:list-item>
          <text:p text:style-name="P101">— -ĕror 400 | -are | -érer | to prosper | -ieren. = fi prospero. </text:p>
        </text:list-item>
        <text:list-item>
          <text:p text:style-name="P101"><text:span text:style-name="T3">prospero</text:span> -ĕrus | -ero, -eroso | -ère | -erous | <text:span text:style-name="T5">glücklich</text:span>. = florido, favente, fortunato. ⊂ pro sper(a) -o = secundo spe. </text:p>
        </text:list-item>
        <text:list-item>
          <text:p text:style-name="P101">—<text:span text:style-name="T3">itate</text:span> -itas | -ità | -érité | -ity | -ität. </text:p>
        </text:list-item>
        <text:list-item>
          <text:p text:style-name="P101"><text:span text:style-name="T3">prospice</text:span> -ĭcio | -ettare | | -ect | -icieren. = spece [vide] pro [ante, longe]. </text:p>
        </text:list-item>
        <text:list-item>
          <text:p text:style-name="P101">—<text:span text:style-name="T3">iente</text:span> | -iente | | | -ient. </text:p>
        </text:list-item>
        <text:list-item>
          <text:p text:style-name="P101"><text:span text:style-name="T3">prostata</text:span> ă | -ata | -ate | -ate | -at. = (glandula) que sta ante (vesica). ⊂ G. prostátēs ⊂ pro sta -ta. </text:p>
        </text:list-item>
        <text:list-item>
          <text:p text:style-name="P101"><text:span text:style-name="T3">prosterne</text:span> -o | -rare | -erner | prostrate | -ernieren. = sterne. </text:p>
        </text:list-item>
        <text:list-item>
          <text:p text:style-name="P101"><text:span text:style-name="T3">prostitue</text:span> -ŭo | -uire | -uer | -ute | -uieren. = pone in vendita [fama, opere, femina]. ⊂ pro statue. </text:p>
        </text:list-item>
        <text:list-item>
          <text:p text:style-name="P101"><text:span text:style-name="T3">prostituto</text:span> 100 = quem prostitue. </text:p>
        </text:list-item>
        <text:list-item>
          <text:p text:style-name="P101">—<text:span text:style-name="T3">a</text:span> | -tuta | -tuée | -tute | -tuierte. </text:p>
        </text:list-item>
        <text:list-item>
          <text:p text:style-name="P101">—<text:span text:style-name="T3">ione</text:span> 400 | -zione | -tion | -tion | -tion. </text:p>
        </text:list-item>
        <text:list-item>
          <text:p text:style-name="P101"><text:span text:style-name="T3">protagonista</text:span> | -ista | -iste | -ist | -ist. = persona principale in <text:soft-page-break/>theatro. ⊂ G. prōtagōnist <text:span text:style-name="T3">ē</text:span>s ⊂ prot(o) agon(e) -ista. </text:p>
        </text:list-item>
        <text:list-item>
          <text:p text:style-name="P101"><text:span text:style-name="T3">protecto</text:span> -us | protetto. = quem protege. </text:p>
        </text:list-item>
        <text:list-item>
          <text:p text:style-name="P101">—<text:span text:style-name="T3">ione</text:span> 300 | -zione | -ion | -ion | -ion. </text:p>
        </text:list-item>
        <text:list-item>
          <text:p text:style-name="P101">——<text:span text:style-name="T3">ismo</text:span> | -zionismo | -tionnisme | -ism | -ismus. </text:p>
        </text:list-item>
        <text:list-item>
          <text:p text:style-name="P101">—<text:span text:style-name="T3">ivo</text:span> | -ettivo | | -ive | -iv. </text:p>
        </text:list-item>
        <text:list-item>
          <text:p text:style-name="P101">—<text:span text:style-name="T3">ore</text:span> 300 | -ettore | -eur | -or | -or. </text:p>
        </text:list-item>
        <text:list-item>
          <text:p text:style-name="P101">——<text:span text:style-name="T3">atu</text:span> | -ettorato | -at | -ate | -at. </text:p>
        </text:list-item>
        <text:list-item>
          <text:p text:style-name="P101"><text:span text:style-name="T3">protege</text:span> -ĕgo | -eggere | -éger | -ect | -egieren. = tege, defende, custodi, tue. </text:p>
        </text:list-item>
        <text:list-item>
          <text:p text:style-name="P101">protĕnus -us = ante, ultra, sine mora. </text:p>
        </text:list-item>
        <text:list-item>
          <text:p text:style-name="P101"><text:span text:style-name="T3">protesta</text:span> 100 | -estare | -ester | -est | -estieren. = reclama, se oppone, resiste, testifica. ⊂ teste. </text:p>
        </text:list-item>
        <text:list-item>
          <text:p text:style-name="P101">—<text:span text:style-name="T3">nte</text:span> | -nte | -nt | -nt | -nt. </text:p>
        </text:list-item>
        <text:list-item>
          <text:p text:style-name="P101">—<text:span text:style-name="T3">tione</text:span> 400 | -testa, -testo | -testation, -têt | -testation, -test | -testation, -test. </text:p>
        </text:list-item>
        <text:list-item>
          <text:p text:style-name="P101"><text:span text:style-name="T3">proto-,</text:span> G. pr <text:span text:style-name="T3">ō</text:span>tos. = primo. ⊃ protagonista. ⊂ pro -to. </text:p>
        </text:list-item>
        <text:list-item>
          <text:p text:style-name="P101">—<text:span text:style-name="T3">collo</text:span> | -collo | -cole | -col | -coll. ⊂ G. prōtócollon. = primo folio unito cum colla ad volumine de papyro, et que contine attestatione de notario. </text:p>
        </text:list-item>
        <text:list-item>
          <text:p text:style-name="P101">—<text:span text:style-name="T3">martyre</text:span> ŭ | -tire | -tyr | -tyr | -tyr. ⊂ G. prōtómartur. = primo martyre, sancto Stephano. </text:p>
        </text:list-item>
        <text:list-item>
          <text:p text:style-name="P101">—<text:span text:style-name="T3">plasma</text:span> | -ma | -me | -m | -ma. = substantia organico fundamentale. </text:p>
        </text:list-item>
        <text:list-item>
          <text:p text:style-name="P101">—<text:span text:style-name="T3">typo</text:span> ŭ | -tipo | -type | -type | -typ. = primo typo, primo exemplare, modello, archetypo, originale. ⊂ G. prōtótupon. </text:p>
        </text:list-item>
        <text:list-item>
          <text:p text:style-name="P101">—<text:span text:style-name="T3">zoo</text:span> | -zoo | -zoaire | -zoon | -zoon. = primo animale. </text:p>
        </text:list-item>
        <text:list-item>
          <text:p text:style-name="P101"><text:span text:style-name="T3">protracto</text:span> 100 | protratto. = quem protrahe. </text:p>
        </text:list-item>
        <text:list-item>
          <text:p text:style-name="P101">—<text:span text:style-name="T3">ione</text:span> 500 | -azione | -ion | -ion | -ion. </text:p>
        </text:list-item>
        <text:list-item>
          <text:p text:style-name="P101">—<text:span text:style-name="T3">u</text:span> 100 | <text:span text:style-name="T5">ri</text:span>tratto | portrait | portrait | Portrait. = imagine per pictura aut photographia. </text:p>
        </text:list-item>
        <text:list-item>
          <text:p text:style-name="P101"><text:span text:style-name="T3">protrahe</text:span> -ăho | -arre | | -act | -ahieren. = trahe ante, prolonga. </text:p>
        </text:list-item>
        <text:list-item>
          <text:p text:style-name="P101"><text:span text:style-name="T3">protuberantia</text:span> | -anza | -érance | -ance | -anz. = tubero. </text:p>
        </text:list-item>
        <text:list-item>
          <text:p text:style-name="P101"><text:span text:style-name="T3">proveni</text:span> -vĕnio | -ire | -ir | | -ieren. = veni. </text:p>
        </text:list-item>
        <text:list-item>
          <text:p text:style-name="P101">—<text:span text:style-name="T3">ientia</text:span> | -ienza | -ance | -ance, -ience | -ienz. </text:p>
        </text:list-item>
        <text:list-item>
          <text:p text:style-name="P101"><text:span text:style-name="T3">proverbio</text:span> -ium | -io | -e | proverb | -ium. ⊂ pro verb(o) -io. </text:p>
        </text:list-item>
        <text:list-item>
          <text:p text:style-name="P101">—<text:span text:style-name="T3">iale</text:span> 200 | -iale | -ial | -ial | -ialisch. </text:p>
        </text:list-item>
        <text:list-item>
          <text:p text:style-name="P101"><text:span text:style-name="T3">provide</text:span> -ĭdeo | prov(v)edere | pourvoir | provide, purvey | <text:span text:style-name="T5">fürsorgen</text:span>. = vide ante et cura. ⊃ prudente. </text:p>
        </text:list-item>
        <text:list-item>
          <text:p text:style-name="P101">—<text:span text:style-name="T3">ente</text:span> -ens | -ente | pourvoyant | -ent | -ent. </text:p>
        </text:list-item>
        <text:list-item>
          <text:p text:style-name="P101">—<text:span text:style-name="T3">entia</text:span> -a | -enza | -ence | -ence | -enz. </text:p>
        </text:list-item>
        <text:list-item>
          <text:p text:style-name="P101">——<text:span text:style-name="T3">iale</text:span> | -enziale | -iel | -ial | -iell. </text:p>
        </text:list-item>
        <text:list-item>
          <text:p text:style-name="P101"><text:span text:style-name="T3">provincia</text:span> -ia | -incia | -ince | -ince | -inz. = regione sub dominio. ⊂ pro vince. </text:p>
        </text:list-item>
        <text:list-item>
          <text:p text:style-name="P101">—<text:span text:style-name="T3">iale</text:span> -is | -iale | -ial | -ial | -ial. </text:p>
        </text:list-item>
        <text:list-item>
          <text:p text:style-name="P101"><text:span text:style-name="T3">proviso</text:span> -īsus = quem provide. ⊃ im—. </text:p>
        </text:list-item>
        <text:list-item>
          <text:p text:style-name="P101">—<text:span text:style-name="T3">ione</text:span> -io = providentia, præcautione, ton provide. </text:p>
        </text:list-item>
        <text:list-item>
          <text:p text:style-name="P101">—— 300 | provvisioni, provigioni | -sions | -sions | -sion. = copia, <text:soft-page-break/>cibaria. </text:p>
        </text:list-item>
        <text:list-item>
          <text:p text:style-name="P101">—<text:span text:style-name="T3">ore</text:span> -or | provveditore | <text:span text:style-name="T5">fournisseur</text:span>, -seur | -sor, purveyor | -sor. </text:p>
        </text:list-item>
        <text:list-item>
          <text:p text:style-name="P101">—<text:span text:style-name="T3">orio</text:span> | provvisorio | -oire | -ory | -orisch. = momentaneo, ne stabile, ne duraturo. </text:p>
        </text:list-item>
        <text:list-item>
          <text:p text:style-name="P101"><text:span text:style-name="T3">provoca</text:span> -ŏco | -care | -quer | -ke | -zieren. = incita, causa, effice, voca ante. </text:p>
        </text:list-item>
        <text:list-item>
          <text:p text:style-name="P101">—<text:span text:style-name="T3">nte</text:span> -ns | -nte | -nt | provoking | -nt. </text:p>
        </text:list-item>
        <text:list-item>
          <text:p text:style-name="P101">—<text:span text:style-name="T3">tione</text:span> -tio | -zione | -tion | -tion | -tion. </text:p>
        </text:list-item>
        <text:list-item>
          <text:p text:style-name="P101">—<text:span text:style-name="T3">tivo</text:span> | -tivo | -tif | -itve | -itv. = </text:p>
        </text:list-item>
        <text:list-item>
          <text:p text:style-name="P101">—<text:span text:style-name="T3">tore</text:span> -tor | -tore | -teur. </text:p>
        </text:list-item>
        <text:list-item>
          <text:p text:style-name="P101"><text:span text:style-name="T3">proximo</text:span> -ĭmus | prossimo, P. proximo | proche, prochain | proximate, <text:span text:style-name="T5">next</text:span> | <text:span text:style-name="T5">nächster</text:span>. ⊂ prop(e) -simo. ⊃ approxima. = multo prope, vicino. </text:p>
        </text:list-item>
        <text:list-item>
          <text:p text:style-name="P101">—<text:span text:style-name="T3">itate</text:span> -itas | prossimità | -ité | -ity | -ität. </text:p>
        </text:list-item>
        <text:list-item>
          <text:p text:style-name="P101"><text:span text:style-name="T3">prudente</text:span> -ens | -ente | -ent | -ent | -ent. = providente. </text:p>
        </text:list-item>
        <text:list-item>
          <text:p text:style-name="P101">—<text:span text:style-name="T3">ia</text:span> -ia | -enza | -ence | -ence | -enz. </text:p>
        </text:list-item>
        <text:list-item>
          <text:p text:style-name="P101"><text:span text:style-name="T3">pruina</text:span> -īna | pruina, brina | <text:span text:style-name="T5">givre</text:span> | <text:span text:style-name="T5">rime</text:span> | <text:span text:style-name="T5">Reif</text:span>. || A. D. fros <text:span text:style-name="T5">t</text:span> = glacie. </text:p>
        </text:list-item>
        <text:list-item>
          <text:p text:style-name="P101">—<text:span text:style-name="T3">oso</text:span> -osus = cum pruina. </text:p>
        </text:list-item>
        <text:list-item>
          <text:p text:style-name="P101">—<text:span text:style-name="T3">oso</text:span> N | -oso | pruiné | -ose | -ös. = (fructu) cum pulvere albo, simile ad pruina. </text:p>
        </text:list-item>
        <text:list-item>
          <text:p text:style-name="P101"><text:span text:style-name="T3">pruno</text:span> -um, -us | prugno, pruna | prune | plum | Pflaume. ⊂ G. proúnē. = Bot. « prunus (domestica) ». </text:p>
        </text:list-item>
        <text:list-item>
          <text:p text:style-name="P101"><text:span text:style-name="T3">pruri</text:span> 100 | prudere | <text:span text:style-name="T5">démanger</text:span> | <text:span text:style-name="T5">itch</text:span> | <text:span text:style-name="T5">jucken</text:span>. habe prurigine. </text:p>
        </text:list-item>
        <text:list-item>
          <text:p text:style-name="P101">—<text:span text:style-name="T3">gine</text:span> ĭ 100 | -igine | -igo | -igo | -igo. </text:p>
        </text:list-item>
        <text:list-item>
          <text:p text:style-name="P101">——<text:span text:style-name="T3">oso</text:span> 300 | -oso | -eux | -ous. </text:p>
        </text:list-item>
        <text:list-item>
          <text:p text:style-name="P101">—<text:span text:style-name="T3">itu</text:span> 100 | -ito | -it | | -itus. = prurigine. </text:p>
        </text:list-item>
        <text:list-item>
          <text:p text:style-name="P101">G. psa psáō = scabe, rade. ⊃ palimpsesto, psalmo. </text:p>
        </text:list-item>
        <text:list-item>
          <text:p text:style-name="P101">G. psalle psállō = sona lyra et canta. ⊂ psa. ⊃ </text:p>
        </text:list-item>
        <text:list-item>
          <text:p text:style-name="P101"><text:span text:style-name="T3">psalmo</text:span> 400 | salmo | psaume | psalm | Psalm. = cantico sacro. ⊂ G. psalmós ⊂ psalle. </text:p>
        </text:list-item>
        <text:list-item>
          <text:p text:style-name="P101">—<text:span text:style-name="T3">odia</text:span> | salmodia | -odie | -ody | -odie. ⊂ G. psalmōdía. </text:p>
        </text:list-item>
        <text:list-item>
          <text:p text:style-name="P101"><text:span text:style-name="T3">psalterio</text:span> 100 | salterio | -erion | -ery | -rium. = instrumento musicale, simile ad cithara. ⊂ G. psalt <text:span text:style-name="T3">ē</text:span>rion ⊂ psalle. </text:p>
        </text:list-item>
        <text:list-item>
          <text:p text:style-name="P101"><text:span text:style-name="T3">pseudo-, </text:span>G. pseúdos = falso. </text:p>
        </text:list-item>
        <text:list-item>
          <text:p text:style-name="P101">—<text:span text:style-name="T3">logo</text:span> ŏ | | | -loger | -log. = mentitore. ⊂ G. -lógos. </text:p>
        </text:list-item>
        <text:list-item>
          <text:p text:style-name="P101">—<text:span text:style-name="T3">nymo</text:span> | -nimo | -nyme | -nym | -nym. = falso nomine. ⊂ G. pseud <text:span text:style-name="T3">ō</text:span>numon ⊂ pseudo onom(a) -o. </text:p>
        </text:list-item>
        <text:list-item>
          <text:p text:style-name="P101">—<text:span text:style-name="T3">propheta</text:span> 300 | -feta | | -phet | -phet. ⊂ G. -ph <text:span text:style-name="T3">ē</text:span>tēs </text:p>
        </text:list-item>
        <text:list-item>
          <text:p text:style-name="P101"><text:span text:style-name="T3">psittaco</text:span> -ăcus | <text:span text:style-name="T5">papagallo</text:span> | <text:span text:style-name="T5">perroquet</text:span>, -acus | <text:span text:style-name="T5">parrot</text:span>, -acine | <text:span text:style-name="T5">Papagei</text:span>, Psittich. = Zool. « psittacus erithacus ». ⊂ G. psíttacos. </text:p>
        </text:list-item>
        <text:list-item>
          <text:p text:style-name="P101">—<text:span text:style-name="T3">ismo</text:span> | | -sime | | -simus. = repetitione de oratione non intellecto, ad imitatione de psittaco. </text:p>
        </text:list-item>
        <text:list-item>
          <text:p text:style-name="P101"><text:span text:style-name="T3">psyche</text:span> | psiche | -ché | -che | -che. = anima, mente. ⊂ G. psuch <text:span text:style-name="T3">ē</text:span>. </text:p>
        </text:list-item>
        <text:list-item>
          <text:p text:style-name="P101">—<text:span text:style-name="T3">iatria</text:span> | -atria | -atrie | -atry | -atrie. = cura [iatreía] de mente [psyche]. </text:p>
        </text:list-item>
        <text:list-item>
          <text:p text:style-name="P101">—<text:span text:style-name="T3">ico</text:span> -ĭcus | psichico | -ique | -ic | -isch. = de anima. </text:p>
        </text:list-item>
        <text:list-item>
          <text:p text:style-name="P101"><text:soft-page-break/>—<text:span text:style-name="T3">ologo</text:span> ŏ | psicologo | -logue | -logist | -log. = qui stude psyche. </text:p>
        </text:list-item>
        <text:list-item>
          <text:p text:style-name="P101">——<text:span text:style-name="T3">ia</text:span> | psyicologia | -ie | -y | -ie. </text:p>
        </text:list-item>
        <text:list-item>
          <text:p text:style-name="P101">——<text:span text:style-name="T3">ico</text:span> -ĭcus | psicologico | -ique | -ical | -isch. </text:p>
        </text:list-item>
        <text:list-item>
          <text:p text:style-name="P101">G. ptero pterón = ala. ⊃ coleoptero, aptero, diptero. ⊂ pete. </text:p>
        </text:list-item>
        <text:list-item>
          <text:p text:style-name="P101"><text:span text:style-name="T3">ptissana</text:span> 100 | tisana | tisane | ptisan | Ptisane. = decocto de hordeo pisto. ⊂ G. ptisánē. ⊂ ptíssō = pinse, decortica. </text:p>
        </text:list-item>
        <text:list-item>
          <text:p text:style-name="P101">G. pto píptō = cade. ⊃ asymptoto, symptoma. ⊂ pete. </text:p>
        </text:list-item>
        <text:list-item>
          <text:p text:style-name="P101">G. ptye ptúō = spue. ⊃ hæmoptysi. </text:p>
        </text:list-item>
        <text:list-item>
          <text:p text:style-name="P101"><text:span text:style-name="T3">ptyalismo</text:span> | ptialismo | -isme | -ism | -ismus. = salivatione excessivo. ⊂ G. -ós. ⊂ ptye. </text:p>
        </text:list-item>
        <text:list-item>
          <text:p text:style-name="P101"><text:span text:style-name="T3">pube</text:span> -es | -be | -bis | -bis | -bes. = lanugine, signo de pubertate. </text:p>
        </text:list-item>
        <text:list-item>
          <text:p text:style-name="P101"><text:span text:style-name="T3">pubere</text:span> -bes -bĕr- | -ere | -ère | -eral | -eres. = que incipe virilitate. </text:p>
        </text:list-item>
        <text:list-item>
          <text:p text:style-name="P101"><text:span text:style-name="T3">pubertate</text:span> -tas | -tà | -té | -ty | -tät. = to es pubere. </text:p>
        </text:list-item>
        <text:list-item>
          <text:p text:style-name="P101">publica -ĭco = confisca, redde de usu publico. </text:p>
        </text:list-item>
        <text:list-item>
          <text:p text:style-name="P101"><text:span text:style-name="T3">publica</text:span> ĭ 100 | pubblicare | publier | to publish | -cieren. = manifesta in publico, promulga, edita, vulga. </text:p>
        </text:list-item>
        <text:list-item>
          <text:p text:style-name="P101">—tione -tio = confiscatione. </text:p>
        </text:list-item>
        <text:list-item>
          <text:p text:style-name="P101">—<text:span text:style-name="T3">tione</text:span> M | -zione | -tion | -tion | -tion. </text:p>
        </text:list-item>
        <text:list-item>
          <text:p text:style-name="P101"><text:span text:style-name="T3">publico</text:span> -ĭcus | pub(b)lico | -blic | -blic | -blik. ⊂ pop(u)l(o) -ico. </text:p>
        </text:list-item>
        <text:list-item>
          <text:p text:style-name="P101">—<text:span text:style-name="T3">ista</text:span> | pubblicista | -iste | -ist | -ist. </text:p>
        </text:list-item>
        <text:list-item>
          <text:p text:style-name="P101">—<text:span text:style-name="T3">itate</text:span> | pubblicità | -ité | -ity | -ität. </text:p>
        </text:list-item>
        <text:list-item>
          <text:p text:style-name="P101"><text:span text:style-name="T3">pude</text:span> -eo = erubesce pro verecundia. ⊃ impudente, pudico, pudore. </text:p>
        </text:list-item>
        <text:list-item>
          <text:p text:style-name="P101">—<text:span text:style-name="T3">icitia</text:span> -ia | -izia | -ité | -ity | -itia. </text:p>
        </text:list-item>
        <text:list-item>
          <text:p text:style-name="P101">—<text:span text:style-name="T3">ico</text:span> -īcus | -ico | -ique. = verecundo, casto, modesto. </text:p>
        </text:list-item>
        <text:list-item>
          <text:p text:style-name="P101">—<text:span text:style-name="T3">ore</text:span> -or | -ore | -eur | -icity | -or. </text:p>
        </text:list-item>
        <text:list-item>
          <text:p text:style-name="P101"><text:span text:style-name="T3">puero</text:span> puĕr | <text:span text:style-name="T5">fanciullo</text:span> | <text:span text:style-name="T5">enfant</text:span> | <text:span text:style-name="T5">boy</text:span> | <text:span text:style-name="T5">Kind</text:span>. = homo de 7 ad 14 anno. </text:p>
        </text:list-item>
        <text:list-item>
          <text:p text:style-name="P101">—<text:span text:style-name="T3">ile</text:span> -īlis | -erile | -éril | -erile | -eril. </text:p>
        </text:list-item>
        <text:list-item>
          <text:p text:style-name="P101">——<text:span text:style-name="T3">itate</text:span> 100 | -ità | puérilité | -ity | -ität. </text:p>
        </text:list-item>
        <text:list-item>
          <text:p text:style-name="P101"><text:span text:style-name="T3">puerpera</text:span> -ĕra | -ra | | | -ra. = parturiente. ⊂ puer(o) pare [gene]. </text:p>
        </text:list-item>
        <text:list-item>
          <text:p text:style-name="P101">—<text:span text:style-name="T3">ale</text:span> | -erale | -éral | -eral | -eral. </text:p>
        </text:list-item>
        <text:list-item>
          <text:p text:style-name="P101">—<text:span text:style-name="T3">io</text:span> -ium | -io | <text:span text:style-name="T5">accouchement</text:span> | | -ium. = partu. </text:p>
        </text:list-item>
        <text:list-item>
          <text:p text:style-name="P101"><text:span text:style-name="T3">pugile</text:span> pugĭl | -ilatore | -iliste | -ilist, <text:span text:style-name="T5">boxer</text:span> | -ilist. = luctatore per pugnos. </text:p>
        </text:list-item>
        <text:list-item>
          <text:p text:style-name="P101">—<text:span text:style-name="T3">atu</text:span> -us | -ato | -at | -ism | -ation. </text:p>
        </text:list-item>
        <text:list-item>
          <text:p text:style-name="P101"><text:span text:style-name="T3">pugione</text:span> pugio | pugnale | poignard | poniard | <text:span text:style-name="T5">Dolch</text:span>. ⊂ punge. </text:p>
        </text:list-item>
        <text:list-item>
          <text:p text:style-name="P101"><text:span text:style-name="T3">pugna</text:span> -a | pugna | <text:span text:style-name="T5">bataille</text:span> | <text:span text:style-name="T5">fight</text:span>, <text:span text:style-name="T5">combat</text:span> | <text:span text:style-name="T5">Schlacht</text:span>. = prælio, certamine (in origine facto per pugnos). </text:p>
        </text:list-item>
        <text:list-item>
          <text:p text:style-name="P101">— -o | -are | <text:span text:style-name="T5">combattre</text:span> | <text:span text:style-name="T5">to fight</text:span> | <text:span text:style-name="T5">kämpfen</text:span>. ⊃ expugna, impugna, oppugna, propugna, repugna. </text:p>
        </text:list-item>
        <text:list-item>
          <text:p text:style-name="P101">—<text:span text:style-name="T3">ace</text:span> -ax | -ace, H. -az | -ace | -acious. = disposito ad pugna, bellicoso, feroce. </text:p>
        </text:list-item>
        <text:list-item>
          <text:p text:style-name="P101">——<text:span text:style-name="T3">itate</text:span> 100 | -ità | -ité | -ity | -ität. </text:p>
        </text:list-item>
        <text:list-item>
          <text:p text:style-name="P101"><text:span text:style-name="T3">pugnale</text:span> M, v. pugione. </text:p>
        </text:list-item>
        <text:list-item>
          <text:p text:style-name="P101"><text:span text:style-name="T3">pugno</text:span> -us | pugno, H. puño, P. punho | poing | fist | Faust. ⊂ E. ⊃ A. fist?, D. Faust?, G. pygmē, R. pjastï. ⊂ pu(n)ge. </text:p>
        </text:list-item>
        <text:list-item>
          <text:p text:style-name="P101"><text:span text:style-name="T3">pulchro,</text:span> <text:span text:style-name="T5">alio forma de</text:span> pulcro. </text:p>
        </text:list-item>
        <text:list-item>
          <text:p text:style-name="P101"><text:soft-page-break/><text:span text:style-name="T3">pulcro</text:span> pulcer | <text:span text:style-name="T5">bello</text:span> | <text:span text:style-name="T5">beau</text:span> | <text:span text:style-name="T5">beautiful</text:span> | <text:span text:style-name="T5">schön</text:span>. = formoso, venusto, bello, anti turpe. </text:p>
        </text:list-item>
        <text:list-item>
          <text:p text:style-name="P101">—<text:span text:style-name="T3">itudine</text:span> -do -dĭn- | | | pulchritude. </text:p>
        </text:list-item>
        <text:list-item>
          <text:p text:style-name="P101"><text:span text:style-name="T3">pulice</text:span> pulex pulĭc- | pulce | puce | flea | Floh. = Zool. « pulex irritans ». ⊂ E. ⊃ A. D., R. blocha. </text:p>
        </text:list-item>
        <text:list-item>
          <text:p text:style-name="P101"><text:span text:style-name="T3">pullo</text:span> -us = juvene animale. ⊃ pullula. ⊂ puer(o) -ulo. || G. p <text:span text:style-name="T3">ō</text:span>los, A. foal, D. Fohlen, Füllen = juvene equo. </text:p>
        </text:list-item>
        <text:list-item>
          <text:p text:style-name="P101">— 100 | pollo | poulet | pullet. || juvene gallo. </text:p>
        </text:list-item>
        <text:list-item>
          <text:p text:style-name="P101"><text:span text:style-name="T3">pullula</text:span> -ŭlo | -are | -er | -ate | -ieren. = fac filios, germina, diffunde se. ⊂ pullo. </text:p>
        </text:list-item>
        <text:list-item>
          <text:p text:style-name="P101">—<text:span text:style-name="T3">tione</text:span> | -zione | -tion | -tion | -tion. </text:p>
        </text:list-item>
        <text:list-item>
          <text:p text:style-name="P101"><text:span text:style-name="T3">pulmone</text:span> -mo | polmone | poumon | <text:span text:style-name="T5">lung</text:span> | <text:span text:style-name="T5">Lunge</text:span>. || G. pneúmōn, pleúmōn. </text:p>
        </text:list-item>
        <text:list-item>
          <text:p text:style-name="P101">—<text:span text:style-name="T3">ario</text:span> 100 | -are | -aire | -ary | -ar. </text:p>
        </text:list-item>
        <text:list-item>
          <text:p text:style-name="P101"><text:span text:style-name="T3">pulpa</text:span> -a | polpa, H. pulpa | pulpe | pulp | <text:span text:style-name="T5">Mark</text:span>, Pulpa. = carne sine osse. ⊃ -oso. </text:p>
        </text:list-item>
        <text:list-item>
          <text:p text:style-name="P101"><text:span text:style-name="T3">pulpito</text:span> -ĭtum | -ito | | -it | Pult. = cathedra pro loque ad publico. ⊃ F. pupitre = quod sustine libro. </text:p>
        </text:list-item>
        <text:list-item>
          <text:p text:style-name="P101"><text:span text:style-name="T3">pulposo</text:span> 200 | polposo | -eux | -ous | -ös. = cum pulpa. </text:p>
        </text:list-item>
        <text:list-item>
          <text:p text:style-name="P101"><text:span text:style-name="T3">pulsa</text:span> -o | <text:span text:style-name="T5">spingere</text:span> | pousser | push | <text:span text:style-name="T5">stossen</text:span>. = urge, impelle, move, excita, stimula. ⊂ pelle. </text:p>
        </text:list-item>
        <text:list-item>
          <text:p text:style-name="P101">— -o | <text:span text:style-name="T5">picchiare</text:span>, pulsare; H. P. pulsar | <text:span text:style-name="T5">battre</text:span> | <text:span text:style-name="T5">beat</text:span>, pulsate, pulse | <text:span text:style-name="T5">schlagen</text:span>, pulsieren. = percute, verbera, ice, tunde. </text:p>
        </text:list-item>
        <text:list-item>
          <text:p text:style-name="P101">—<text:span text:style-name="T3">tione</text:span> -tio | -zione | -tion | -tion | -tion. </text:p>
        </text:list-item>
        <text:list-item>
          <text:p text:style-name="P101"><text:span text:style-name="T3">pulsu</text:span> -us | polso, H. P. pulso | pouls | pulse | Puls. = ton pulsa. </text:p>
        </text:list-item>
        <text:list-item>
          <text:p text:style-name="P101"><text:span text:style-name="T3">pulte</text:span> puls | poltiglia, H. puches | | poultice. = cibo ex aqua et farina. || L. polenta, G. póltos. ⊃ A. pulse = siliqua edibile de phaseolo. </text:p>
        </text:list-item>
        <text:list-item>
          <text:p text:style-name="P101"><text:span text:style-name="T3">pulvere</text:span> pulvis -vĕr- | polvere | poussière, poudre | <text:span text:style-name="T5">dust</text:span>, powder | Pulver, <text:span text:style-name="T5">Staub</text:span>. </text:p>
        </text:list-item>
        <text:list-item>
          <text:p text:style-name="P101">—<text:span text:style-name="T3">eo</text:span> -ĕus | polveroso | poudreux | -ous. </text:p>
        </text:list-item>
        <text:list-item>
          <text:p text:style-name="P101">—<text:span text:style-name="T3">iza</text:span> | polverizzare | pulvériser | -ize | -isieren. = reduc in pulvere, fria. </text:p>
        </text:list-item>
        <text:list-item>
          <text:p text:style-name="P101">——<text:span text:style-name="T3">tione</text:span> | -izzazione | -érisation | -tion | -isation. </text:p>
        </text:list-item>
        <text:list-item>
          <text:p text:style-name="P101">—<text:span text:style-name="T3">ulento</text:span> -us | polverulento | pulvérulent | -ent. = cum pulvere. </text:p>
        </text:list-item>
        <text:list-item>
          <text:p text:style-name="P101"><text:span text:style-name="T3">pulvisculo</text:span> -ŭlus (Plauto) | -olo | -ule. = pulvere minuto. </text:p>
        </text:list-item>
        <text:list-item>
          <text:p text:style-name="P101"><text:span text:style-name="T3">pumice</text:span> pumex -mĭc- | pomice | <text:span text:style-name="T5">pierre</text:span> ponce | pumice | Bims. = lapide poroso vulcanico. </text:p>
        </text:list-item>
        <text:list-item>
          <text:p text:style-name="P101"><text:span text:style-name="T3">PUNCTO</text:span> -um | punto | point | point, punctum | Punkt. = quem punge. </text:p>
        </text:list-item>
        <text:list-item>
          <text:p text:style-name="P101">—<text:span text:style-name="T3">a</text:span> 400 | punta | pointe | point. = acie, cuspide. </text:p>
        </text:list-item>
        <text:list-item>
          <text:p text:style-name="P101">—<text:span text:style-name="T3">ione</text:span> 100 | puntura | ponction | -ion | -ion. = ton punge. </text:p>
        </text:list-item>
        <text:list-item>
          <text:p text:style-name="P101">—<text:span text:style-name="T3">ione</text:span> M | punzone | poinçon | puncheon, punch | Punzen. = forma de moneta, typo. </text:p>
        </text:list-item>
        <text:list-item>
          <text:p text:style-name="P101">—<text:span text:style-name="T3">ua</text:span> M | punteggiare | ponctuer | -tuate | -tieren. = pone punctos. </text:p>
        </text:list-item>
        <text:list-item>
          <text:p text:style-name="P101">—<text:span text:style-name="T3">uale</text:span> M | puntuale | ponctuel | -al | -ell. = exacto, sollicito, diligente. </text:p>
        </text:list-item>
        <text:list-item>
          <text:p text:style-name="P101"><text:soft-page-break/>——<text:span text:style-name="T3">itate</text:span> | puntualità | -ité | -ity | -ität. = diligentia. </text:p>
        </text:list-item>
        <text:list-item>
          <text:p text:style-name="P101">—<text:span text:style-name="T3">ura</text:span> 400 | puntura | <text:span text:style-name="T5">piqûre</text:span>, pointure | -ture | -tur. = punctione. </text:p>
        </text:list-item>
        <text:list-item>
          <text:p text:style-name="P101"><text:span text:style-name="T3">PUNGE</text:span> -o | -ere, H. P. -ir | <text:span text:style-name="T5">piquer</text:span>, ponctionner, poindre | <text:span text:style-name="T5">to prick</text:span>, to puncture | <text:span text:style-name="T5">stechen</text:span>, -ieren. ⊃ puncto. </text:p>
        </text:list-item>
        <text:list-item>
          <text:p text:style-name="P101">—<text:span text:style-name="T3">ente</text:span> -ens | -ente | poignant | -ent | -ent. </text:p>
        </text:list-item>
        <text:list-item>
          <text:p text:style-name="P101"><text:span text:style-name="T3">PUNI</text:span> -io | -ire | -ir | -ish | <text:span text:style-name="T5">ver</text:span>pönen, <text:span text:style-name="T5">strafen</text:span>. </text:p>
        </text:list-item>
        <text:list-item>
          <text:p text:style-name="P101">—<text:span text:style-name="T3">tione</text:span> 100 | -zione | -tion | -tion | -tion. </text:p>
        </text:list-item>
        <text:list-item>
          <text:p text:style-name="P101">—<text:span text:style-name="T3">tivo</text:span> | -ivo | -if | -ive. </text:p>
        </text:list-item>
        <text:list-item>
          <text:p text:style-name="P101">—<text:span text:style-name="T3">tore</text:span> -tor | -tore | punisseur | punisher. </text:p>
        </text:list-item>
        <text:list-item>
          <text:p text:style-name="P101"><text:span text:style-name="T3">pupa</text:span> 100 | pupazza | poupée | puppet | Puppe, Püppchen. || puero. </text:p>
        </text:list-item>
        <text:list-item>
          <text:p text:style-name="P101"><text:span text:style-name="T3">pupilla</text:span> -a | -pilla | <text:span text:style-name="T5">prunelle</text:span>, -pille | -pil | -pille. = orphana, parte de oculo. </text:p>
        </text:list-item>
        <text:list-item>
          <text:p text:style-name="P101"><text:span text:style-name="T3">pupillo</text:span> -us | -pillo | -pille | -pil | -pill. = puero sub tutela. </text:p>
        </text:list-item>
        <text:list-item>
          <text:p text:style-name="P101"><text:span text:style-name="T3">puppi</text:span> -is | poppa | poupe | poop. = parte posteriore de nave, anti prora. </text:p>
        </text:list-item>
        <text:list-item>
          <text:p text:style-name="P101"><text:span text:style-name="T3">pure</text:span> pus, v. pus. ⊃ purulento, suppuratione. </text:p>
        </text:list-item>
        <text:list-item>
          <text:p text:style-name="P101"><text:span text:style-name="T3">purga</text:span> -o | -gare | -ger | -ge | -gieren. = redde puro. ⊂ puro age. </text:p>
        </text:list-item>
        <text:list-item>
          <text:p text:style-name="P101">— M | purga | purge, purgatif | purge | Purganz. </text:p>
        </text:list-item>
        <text:list-item>
          <text:p text:style-name="P101">—<text:span text:style-name="T3">tione</text:span> -tio | -zione | -tion | -tion | -tion. </text:p>
        </text:list-item>
        <text:list-item>
          <text:p text:style-name="P101">—<text:span text:style-name="T3">tivo</text:span> 500 | -tivo | -tif | -tive | -tiv. </text:p>
        </text:list-item>
        <text:list-item>
          <text:p text:style-name="P101">—<text:span text:style-name="T3">torio</text:span> | -torio | -toire | -tory | -torium. = loco de purificatione. </text:p>
        </text:list-item>
        <text:list-item>
          <text:p text:style-name="P101"><text:span text:style-name="T3">PURO</text:span> -us | I. H. P. puro | pur | pure | pur, <text:span text:style-name="T5">rein</text:span>. = ne mixto. ⊃ depura, epura, purga, expurga. </text:p>
        </text:list-item>
        <text:list-item>
          <text:p text:style-name="P101">—<text:span text:style-name="T3">ifica</text:span> ĭ 100 | -ificare | -ifier | -ify | -ificieren. = purga, munda. </text:p>
        </text:list-item>
        <text:list-item>
          <text:p text:style-name="P101">——<text:span text:style-name="T3">tione</text:span> 100 | -zione | -tion | -tion | -tion. </text:p>
        </text:list-item>
        <text:list-item>
          <text:p text:style-name="P101">—<text:span text:style-name="T3">ismo</text:span> | -ismo | -isme | -ism | -ismus. </text:p>
        </text:list-item>
        <text:list-item>
          <text:p text:style-name="P101">—<text:span text:style-name="T3">ista</text:span> | -ista | -iste | -ist | -ist. </text:p>
        </text:list-item>
        <text:list-item>
          <text:p text:style-name="P101">—<text:span text:style-name="T3">itano</text:span> | -tano | -tain | -tan | -taner. </text:p>
        </text:list-item>
        <text:list-item>
          <text:p text:style-name="P101">—<text:span text:style-name="T3">itate</text:span> 400 | -ezza, -ità | -eté | -ity | -ität. </text:p>
        </text:list-item>
        <text:list-item>
          <text:p text:style-name="P101"><text:span text:style-name="T3">purpura</text:span> -ŭra | porpora | pourpre | purple, -ura | Purpura. = colore tracto ex ostrea « purpura patula ». ⊂ G. porphúra. </text:p>
        </text:list-item>
        <text:list-item>
          <text:p text:style-name="P101">—<text:span text:style-name="T3">eo</text:span> -ĕus | -pureo | pourpré | -ple | -purn. ⊂ G. porphúreos. </text:p>
        </text:list-item>
        <text:list-item>
          <text:p text:style-name="P101">—<text:span text:style-name="T3">ino</text:span> | porporino | -in | -in | -in. </text:p>
        </text:list-item>
        <text:list-item>
          <text:p text:style-name="P101"><text:span text:style-name="T3">purulento</text:span> 100 | -ento | -ent | -ent | -ent. = cum pure. </text:p>
        </text:list-item>
        <text:list-item>
          <text:p text:style-name="P101">—<text:span text:style-name="T3">ia</text:span> | -enza | -ence | -ence | -enz. </text:p>
        </text:list-item>
        <text:list-item>
          <text:p text:style-name="P101"><text:span text:style-name="T3">pus,</text:span> <text:span text:style-name="T5">nominativo</text:span>, <text:span text:style-name="T5">abl.</text:span> pure | <text:span text:style-name="T5">marcia</text:span>, pus | pus | pus | <text:span text:style-name="T5">Eiter</text:span>, Pus. || L. pute; G. púon = pus; D. faul = putrido. </text:p>
        </text:list-item>
        <text:list-item>
          <text:p text:style-name="P101"><text:span text:style-name="T3">pusillo</text:span> -us = parvo. </text:p>
        </text:list-item>
        <text:list-item>
          <text:p text:style-name="P101">—<text:span text:style-name="T3">anime</text:span> ĭ 300 | -ime | -ime | -imous | -im. = timido, ignavo. </text:p>
        </text:list-item>
        <text:list-item>
          <text:p text:style-name="P101">——<text:span text:style-name="T3">itate</text:span> | -ità | -ité | -ity | -ität. </text:p>
        </text:list-item>
        <text:list-item>
          <text:p text:style-name="P101"><text:span text:style-name="T3">pustula</text:span> -ŭla | pustola | pustule | pustule | Pustel. </text:p>
        </text:list-item>
        <text:list-item>
          <text:p text:style-name="P101">—<text:span text:style-name="T3">oso</text:span> | pustuloso | -eux | -ous. </text:p>
        </text:list-item>
        <text:list-item>
          <text:p text:style-name="P101"><text:span text:style-name="T3">puta</text:span> -o | potare, H. P. podar. = « amputa » ramos inutile ex arbore. || pu(ro). </text:p>
        </text:list-item>
        <text:list-item>
          <text:p text:style-name="P101">— -o | reputare, <text:span text:style-name="T5">pensare</text:span> | réputer, <text:span text:style-name="T5">penser</text:span> | to repute, <text:span text:style-name="T5">to think</text:span> | <text:span text:style-name="T5">denken</text:span>. = cogita, considera, judica, crede. ⊃ com—, de—, dis—, im—, re—. </text:p>
        </text:list-item>
        <text:list-item>
          <text:p text:style-name="P101"><text:soft-page-break/>—<text:span text:style-name="T3">tivo</text:span> 300 | -tivo | -tif | -tive | -tiv. = apparente, putato. </text:p>
        </text:list-item>
        <text:list-item>
          <text:p text:style-name="P101"><text:span text:style-name="T3">pute</text:span> -eo | putire, <text:span text:style-name="T5">puzzare</text:span> | puer, <text:span text:style-name="T5">sentir mauvais</text:span> | <text:span text:style-name="T5">to stink</text:span> | faulen. || L. pus, G. púthō = marcesce, putrefac; D. faulen, D. faul = putrido; A. foul = impuro. </text:p>
        </text:list-item>
        <text:list-item>
          <text:p text:style-name="P101"><text:span text:style-name="T3">puteo</text:span> -ĕus | pozzo, H. pozo, P. pôço | puits | <text:span text:style-name="T5">well</text:span>, pit | <text:span text:style-name="T5">Brunnen</text:span>, Pfütze. </text:p>
        </text:list-item>
        <text:list-item>
          <text:p text:style-name="P101">—<text:span text:style-name="T3">eale</text:span> -is | -ale | putéal | -al | -al. </text:p>
        </text:list-item>
        <text:list-item>
          <text:p text:style-name="P101"><text:span text:style-name="T3">putre</text:span> puter = putrido, languido. </text:p>
        </text:list-item>
        <text:list-item>
          <text:p text:style-name="P101">— -eo (Plauto) = putresce, fi putre. </text:p>
        </text:list-item>
        <text:list-item>
          <text:p text:style-name="P101">—<text:span text:style-name="T3">fac</text:span> -facio | -fare | -éfier | -fy | -ficieren. </text:p>
        </text:list-item>
        <text:list-item>
          <text:p text:style-name="P101">——<text:span text:style-name="T3">tione</text:span> | -azione | -éfaction | -tion | -tion. </text:p>
        </text:list-item>
        <text:list-item>
          <text:p text:style-name="P101">—<text:span text:style-name="T3">fi</text:span> -fio = </text:p>
        </text:list-item>
        <text:list-item>
          <text:p text:style-name="P101">—<text:span text:style-name="T3">sce</text:span> -sco | imputridire, putrefarsi | pourrir | putrefy | putrescieren. </text:p>
        </text:list-item>
        <text:list-item>
          <text:p text:style-name="P101">——<text:span text:style-name="T3">ente</text:span> | -ente | -ent | -ent. </text:p>
        </text:list-item>
        <text:list-item>
          <text:p text:style-name="P101">——<text:span text:style-name="T3">entia</text:span> | -enza | -ence | -ence | -enz. </text:p>
        </text:list-item>
        <text:list-item>
          <text:p text:style-name="P101">—<text:span text:style-name="T3">ido</text:span> -ĭdus | -ido | -ide | -id, <text:span text:style-name="T5">rot</text:span> | -id, <text:span text:style-name="T5">faul</text:span>. </text:p>
        </text:list-item>
        <text:list-item>
          <text:p text:style-name="P101">——<text:span text:style-name="T3">itate</text:span> | -ità | -ité | -ity | -ität. </text:p>
        </text:list-item>
        <text:list-item>
          <text:p text:style-name="P101">G. py púthomai = pute. ⊃ púon = pus, empyema. ⊂ E. ⊃ L. pute, pus. </text:p>
        </text:list-item>
        <text:list-item>
          <text:p text:style-name="P101">G. pygme pugm <text:span text:style-name="T3">ē</text:span> = || pugno. </text:p>
        </text:list-item>
        <text:list-item>
          <text:p text:style-name="P101"><text:span text:style-name="T3">pygmæo</text:span> -us | pigmeo | -mée | -my | -mäe. = alto ut pugno, nano. ⊂ G. pugmaîos. ⊂ pygme. </text:p>
        </text:list-item>
        <text:list-item>
          <text:p text:style-name="P101">G. pyle púlē = janua, ostio, porta. ⊃ propylæo, pyloro. </text:p>
        </text:list-item>
        <text:list-item>
          <text:p text:style-name="P101"><text:span text:style-name="T3">pyloro</text:span> | piloro | -re | -rus | -rus. = orificio inferiore de stomacho. ⊂ G. pulōrós ⊂ pyle [porta] oûros [custode]. </text:p>
        </text:list-item>
        <text:list-item>
          <text:p text:style-name="P101">G. pyr pûr = igni. ⊃ empyræo, pyrotechnico. ⊂ E. ⊃ A. fire, D. Feuer. </text:p>
        </text:list-item>
        <text:list-item>
          <text:p text:style-name="P101"><text:span text:style-name="T3">pyra</text:span> -a | pira | <text:span text:style-name="T5">bûcher</text:span> | pyre. = rogo, congerie de ligno pro arde cadavere. ⊂ G. purá ⊂ pyr. </text:p>
        </text:list-item>
        <text:list-item>
          <text:p text:style-name="P101"><text:span text:style-name="T3">pyramide</text:span> -mis -mĭd- | piramide | -ide | -id | -ide. ⊂ G. puramís ⊂ ex Ægypto. </text:p>
        </text:list-item>
        <text:list-item>
          <text:p text:style-name="P101">—<text:span text:style-name="T3">ale</text:span> | pir—ale | -al | -al | -al. </text:p>
        </text:list-item>
        <text:list-item>
          <text:p text:style-name="P101"><text:span text:style-name="T3">pyrethro</text:span> -um | piretro | pyréthre | -um | Bertran. = Bot. « pyrethrum carthenium ». ⊂ G. púrethron. </text:p>
        </text:list-item>
        <text:list-item>
          <text:p text:style-name="P101"><text:span text:style-name="T3">pyrite</text:span> 100 | pirite | -ite | -ites | -it. = sulphuro de ferro, Fe S <text:span text:style-name="T10">2</text:span>. ⊂ G. purítēs = lapide que produc igni [pyr], silice. </text:p>
        </text:list-item>
        <text:list-item>
          <text:p text:style-name="P101"><text:span text:style-name="T3">pyrometro</text:span> ĕ | pirometro | -mètre | -meter | -meter. = instrumento pro meti temperatura de igni. </text:p>
        </text:list-item>
        <text:list-item>
          <text:p text:style-name="P101"><text:span text:style-name="T3">pyroscapho</text:span> ă | piroscafo | -aphe | <text:span text:style-name="T5">steamer</text:span> | <text:span text:style-name="T5">Damfschiff</text:span>. ⊂ pyr -o- scapho. </text:p>
        </text:list-item>
        <text:list-item>
          <text:p text:style-name="P101"><text:span text:style-name="T3">pyrosi</text:span> | pirosi | -osis | -osis | -osis. = inflammatione in œsophago. ⊂ G. púrōsis = inflammatione. </text:p>
        </text:list-item>
        <text:list-item>
          <text:p text:style-name="P101"><text:span text:style-name="T3">pyrotechnia</text:span> | pirotecnia | -ie | -y | -ie. </text:p>
        </text:list-item>
        <text:list-item>
          <text:p text:style-name="P101"><text:span text:style-name="T3">pyrotechnico</text:span> -ĭcus | pirotecnico | -ique | -ic | -isch. </text:p>
        </text:list-item>
        <text:list-item>
          <text:p text:style-name="P51"><text:span text:style-name="T3">pyxide</text:span> -xis -xĭd- | pisside, <text:span text:style-name="T5">ciborio</text:span> | <text:span text:style-name="T5">ciboire</text:span>, <text:span text:style-name="T5">coffret</text:span>, -xide | pyx, -xis | -xis. ⊂ G. puxís = vase ex buxo. </text:p>
        </text:list-item>
      </text:list>
      <text:p text:style-name="Text_20_body"><text:soft-page-break/><text:span text:style-name="T3">Q</text:span> </text:p>
      <text:list xml:id="list3221192139" text:style-name="L43">
        <text:list-item>
          <text:p text:style-name="P102">L. qua = per ubi. </text:p>
        </text:list-item>
        <text:list-item>
          <text:p text:style-name="P102"><text:span text:style-name="T3">quadra</text:span> -o | -are, squadrare | cadrer, carrer | -ate, square | -ieren. = redde quadro. </text:p>
        </text:list-item>
        <text:list-item>
          <text:p text:style-name="P102">—<text:span text:style-name="T3">angulo</text:span> -ŭlus | -golo | -gle | -gle | gel. = polygono cum quatuor angulo. </text:p>
        </text:list-item>
        <text:list-item>
          <text:p text:style-name="P102">——<text:span text:style-name="T3">are</text:span> | -olare | -ulaire | -ular | -ulär. </text:p>
        </text:list-item>
        <text:list-item>
          <text:p text:style-name="P102">—<text:span text:style-name="T3">ante</text:span> -ans | -ante | cadrant, -ant | -ant | -ant. = quarto de circumferentia. </text:p>
        </text:list-item>
        <text:list-item>
          <text:p text:style-name="P102">—<text:span text:style-name="T3">ato</text:span> -us -um | -ato | carré, -at | -ate, square | -at. </text:p>
        </text:list-item>
        <text:list-item>
          <text:p text:style-name="P102">——<text:span text:style-name="T3">ico</text:span> -ĭcus | -ico | -ique | -ic | -isch. </text:p>
        </text:list-item>
        <text:list-item>
          <text:p text:style-name="P102">——<text:span text:style-name="T3">ura</text:span> | -ura | -ure | -ure | -ur. </text:p>
        </text:list-item>
        <text:list-item>
          <text:p text:style-name="P102">—<text:span text:style-name="T3">iennio</text:span> -ium | -ennio | | | -ennium. = spatio de quatuor anno. </text:p>
        </text:list-item>
        <text:list-item>
          <text:p text:style-name="P102">—<text:span text:style-name="T3">iennale</text:span> | -ale | -al | -ial | -al. </text:p>
        </text:list-item>
        <text:list-item>
          <text:p text:style-name="P102">—<text:span text:style-name="T3">iga</text:span> -īga | -iga | -ige | -iga | -iga. = curru cum quatuor equo. ⊂ quatuor jugo. </text:p>
        </text:list-item>
        <text:list-item>
          <text:p text:style-name="P102">—<text:span text:style-name="T3">ilatero</text:span> -ĕrus | -ero | -ère | -eral | -eral. = polygono cum quatuor latere. </text:p>
        </text:list-item>
        <text:list-item>
          <text:p text:style-name="P102">—<text:span text:style-name="T3">imano</text:span> ă 400 | -umane | -umane | -umanous | -umanen. = cum quatuor manu. </text:p>
        </text:list-item>
        <text:list-item>
          <text:p text:style-name="P102"><text:span text:style-name="T3">quadro</text:span> -um | quadro | cadre | quad | Quader. = quadrato. </text:p>
        </text:list-item>
        <text:list-item>
          <text:p text:style-name="P102">—<text:span text:style-name="T3">upeda</text:span> ĕ (Vergilio: quadrupedante) | galoppare, H. P. galopar | galoper | gallop | galoppieren. ⊂ quadruped(e) -a. Derivatione de I. « galoppare » ab L. « quadrupedare » es dubio. </text:p>
        </text:list-item>
        <text:list-item>
          <text:p text:style-name="P102">—<text:span text:style-name="T3">upede</text:span> -pes -pĕd- | -ede | -ède | -ed | -eden. = cum quatuor pede. </text:p>
        </text:list-item>
        <text:list-item>
          <text:p text:style-name="P102">—<text:span text:style-name="T3">uplo</text:span> -ŭplum | -uplo | -uple | -uple | -upel. = quatuor vice. ⊂ quatuor pl(e) -o. </text:p>
        </text:list-item>
        <text:list-item>
          <text:p text:style-name="P102">—<text:span text:style-name="T3">uplice</text:span> -plex -plĭc- = quadruplo. </text:p>
        </text:list-item>
        <text:list-item>
          <text:p text:style-name="P102">—<text:span text:style-name="T3">uplica</text:span> -ĭco | -uplicare | -upler | -uplicate | -uplicieren. </text:p>
        </text:list-item>
        <text:list-item>
          <text:p text:style-name="P102">——<text:span text:style-name="T3">tione</text:span> 600 | -zione | -tion | -tion | -tion. </text:p>
        </text:list-item>
        <text:list-item>
          <text:p text:style-name="P102"><text:span text:style-name="T3">quære</text:span> -o | <text:span text:style-name="T5">cercare</text:span>, inquisire | <text:span text:style-name="T5">chercher</text:span>, quérir | <text:span text:style-name="T5">seek</text:span>, query, quest, inquire | <text:span text:style-name="T5">suchen</text:span>. ⊃ quæsito, quæstione, quæstore, quæstura, acquire, conquire, disquisitione, exquisito, inquire, inquisitione, perquire, require. ⊃ I. chiedere = pete; H. P. querer = vol, cupe, ama. </text:p>
        </text:list-item>
        <text:list-item>
          <text:p text:style-name="P102"><text:span text:style-name="T3">quæsito</text:span> -ītus | quesito, chiesto | | | Quæsitum. = quem quære. </text:p>
        </text:list-item>
        <text:list-item>
          <text:p text:style-name="P102"><text:span text:style-name="T3">quæstione</text:span> -tio | questione | question | question | Quæstion. = ton quære, causa, lite. </text:p>
        </text:list-item>
        <text:list-item>
          <text:p text:style-name="P102"><text:span text:style-name="T3">quæstore</text:span> -tor | questore | questeur | questor | Quæstor. = qui quære crimine. </text:p>
        </text:list-item>
        <text:list-item>
          <text:p text:style-name="P102"><text:span text:style-name="T3">quæstura</text:span> -a | questura | questure | questorship | Quæstur. = officio de quæstore. </text:p>
        </text:list-item>
        <text:list-item>
          <text:p text:style-name="P102"><text:span text:style-name="T3">QUALE</text:span> -is | quale, H. cual, P. qual | quel | <text:span text:style-name="T5">what</text:span>, <text:span text:style-name="T5">such as</text:span> | <text:span text:style-name="T5">welcher</text:span>. = de que specie, ut es facto. ⊂ qu(e) -ale. </text:p>
        </text:list-item>
        <text:list-item>
          <text:p text:style-name="P102">—cumque qualiscumque = omni, singulo, uno, ad arbitrio quale que es. </text:p>
        </text:list-item>
        <text:list-item>
          <text:p text:style-name="P102"><text:soft-page-break/>—<text:span text:style-name="T3">ifica</text:span> -ĭco | -ificare | -ifier | -ify | -ificieren. </text:p>
        </text:list-item>
        <text:list-item>
          <text:p text:style-name="P102">——<text:span text:style-name="T3">tione</text:span> | -zione | -tion | -tion | -tion. </text:p>
        </text:list-item>
        <text:list-item>
          <text:p text:style-name="P102">——<text:span text:style-name="T3">tivo</text:span> | -tivo | -tif | -tive | -tiv. </text:p>
        </text:list-item>
        <text:list-item>
          <text:p text:style-name="P102">—<text:span text:style-name="T3">itate</text:span> -itas | -ità | -ité | -ity | -ität. </text:p>
        </text:list-item>
        <text:list-item>
          <text:p text:style-name="P102">——<text:span text:style-name="T3">ivo</text:span> | -ivo | -if | -ive | -iv. </text:p>
        </text:list-item>
        <text:list-item>
          <text:p text:style-name="P102"><text:span text:style-name="T3">quam</text:span> quam | che, H. cuan, P. cuâo | que | <text:span text:style-name="T5">than</text:span>, <text:span text:style-name="T5">as</text:span> | <text:span text:style-name="T5">wie</text:span>, <text:span text:style-name="T5">als</text:span>. ⊂ <text:span text:style-name="T5">accusativo feminino de</text:span> que, = que. </text:p>
        </text:list-item>
        <text:list-item>
          <text:p text:style-name="P102">L. quamquam = et si. </text:p>
        </text:list-item>
        <text:list-item>
          <text:p text:style-name="P102">L. quamvis = et si. </text:p>
        </text:list-item>
        <text:list-item>
          <text:p text:style-name="P102"><text:span text:style-name="T3">quando</text:span> -do | I. P. quando, H. cuando | quand | <text:span text:style-name="T5">when</text:span> | <text:span text:style-name="T5">wann</text:span>. = in quale tempore. </text:p>
        </text:list-item>
        <text:list-item>
          <text:p text:style-name="P102"><text:span text:style-name="T3">quanto</text:span> -us | I. P. quanto, H. cuanto | <text:span text:style-name="T5">combien</text:span>, quant | <text:span text:style-name="T5">how much</text:span>, quantum | <text:span text:style-name="T5">wieviel</text:span>, Quantum. = in que numero (pondere, mensura). </text:p>
        </text:list-item>
        <text:list-item>
          <text:p text:style-name="P102">—<text:span text:style-name="T3">itate</text:span> 100 | -ità | -ité | -ity | -ität. = copia, abundantia, divitia, magnitudine, dosi. </text:p>
        </text:list-item>
        <text:list-item>
          <text:p text:style-name="P102">——<text:span text:style-name="T3">ivo</text:span> | -ivo | -if | -ive | -iv. </text:p>
        </text:list-item>
        <text:list-item>
          <text:p text:style-name="P102"><text:span text:style-name="T3">quare</text:span> -e | <text:span text:style-name="T5">perchè</text:span> | <text:span text:style-name="T5">pourquoi</text:span> | <text:span text:style-name="T5">why</text:span> | war <text:span text:style-name="T5">um</text:span>. = pro que causa, in quale modo. ⊃ F. car = nam. ⊂ que re. </text:p>
        </text:list-item>
        <text:list-item>
          <text:p text:style-name="P102"><text:span text:style-name="T3">quarto</text:span> -us | quarto | quatrième, quart | fourth, quart(er) | Vierte, Quart. = cum numero ordinale quatuor, diviso 4. </text:p>
        </text:list-item>
        <text:list-item>
          <text:p text:style-name="P102"><text:span text:style-name="T3">quasi</text:span> -i | I. P. quasi, H cuasi | <text:span text:style-name="T5">presque</text:span>, <text:span text:style-name="T5">à peu pres</text:span>, quasi | <text:span text:style-name="T5">as if</text:span>, quasi | <text:span text:style-name="T5">wie wenn</text:span>, quasi. </text:p>
        </text:list-item>
        <text:list-item>
          <text:p text:style-name="P102"><text:span text:style-name="T3">quassa</text:span> -o | squassare | casser | quash. = quate, frange. ⊃ conquassa. </text:p>
        </text:list-item>
        <text:list-item>
          <text:p text:style-name="P102"><text:span text:style-name="T3">quassia</text:span> N | -ssia | -ssia | -ssia | -ssia. = Bot. « quassia amara ». </text:p>
        </text:list-item>
        <text:list-item>
          <text:p text:style-name="P102"><text:span text:style-name="T3">quasso</text:span> 100 = quem quate. </text:p>
        </text:list-item>
        <text:list-item>
          <text:p text:style-name="P102"><text:span text:style-name="T3">quate</text:span> -io | <text:span text:style-name="T5">batte</text:span>, scuote | secouer | <text:span text:style-name="T5">shake</text:span> | schütteln. ⊃ quassa, quasso, concussione, discute, percute, succute. ⊂ E. ⊃ D. </text:p>
        </text:list-item>
        <text:list-item>
          <text:p text:style-name="P102">L. quatenus = usque ad. </text:p>
        </text:list-item>
        <text:list-item>
          <text:p text:style-name="P102"><text:span text:style-name="T3">quaternario</text:span> 100 | -nario | -naire | -nary | -när. = de quatuor. </text:p>
        </text:list-item>
        <text:list-item>
          <text:p text:style-name="P102"><text:span text:style-name="T3">QUATUOR</text:span> -uor | quattro, H. cuatro, P. quatro | quatre | four | vier. ⊃ quadra, quarto. ⊂ E. ⊃ A. four, D. vier, G. tetra, R. c’etyre, S. c’atvar. </text:p>
        </text:list-item>
        <text:list-item>
          <text:p text:style-name="P102"><text:span text:style-name="T3">QUE</text:span> ( <text:span text:style-name="T5">thema de</text:span> quem qui quod quam) | che, chi, H. P. que | que, qui | <text:span text:style-name="T5">that</text:span>, who, which, what | wer, was. ⊃ quale, quanto, quando, quoto, quare, ubi, unde, utro. ⊂ E. ⊃ A. who, what, D. wer, was, G. po-, R. ko, c’to, S. ka. <text:line-break/>In præsente vocabulario, <text:span text:style-name="T5">que</text:span> indica « participio præsente », et satisfac conditione: <text:span text:style-name="T3">que</text:span> + <text:span text:style-name="T3">es</text:span> = 0, id es « que es » destrue se; stude <text:span text:style-name="T3">nte</text:span> = <text:span text:style-name="T3">que</text:span> stude; stude = <text:span text:style-name="T3">es</text:span> stude <text:span text:style-name="T3">nte</text:span>; noc <text:span text:style-name="T3">ivo</text:span> = <text:span text:style-name="T3">que</text:span> noce; act <text:span text:style-name="T3">ivo</text:span> = <text:span text:style-name="T3">que</text:span> age; tim <text:span text:style-name="T3">ido</text:span> = <text:span text:style-name="T3">que</text:span> time; audi <text:span text:style-name="T3">tore</text:span> = <text:span text:style-name="T3">que</text:span> audi. </text:p>
        </text:list-item>
        <text:list-item>
          <text:p text:style-name="P102"><text:span text:style-name="T3">QUEM,</text:span> <text:span text:style-name="T5">accusativo de</text:span> que. | H. quien, P. quem. <text:line-break/>In præsente vocabulario, <text:span text:style-name="T3">quem</text:span> indica « participio passivo »; ama <text:span text:style-name="T3">to</text:span> = <text:span text:style-name="T3">quem</text:span> ama; doc <text:span text:style-name="T3">to</text:span> = <text:span text:style-name="T3">quem</text:span> doce; ac <text:span text:style-name="T3">to</text:span> = <text:span text:style-name="T3">quem</text:span> age; posi <text:span text:style-name="T3">to</text:span> = <text:span text:style-name="T3">quem</text:span> pone; clau <text:span text:style-name="T3">so</text:span> = <text:span text:style-name="T3">quem</text:span> claude; mi <text:span text:style-name="T3">sso</text:span> = <text:span text:style-name="T3">quem</text:span> mitte; lato = <text:span text:style-name="T3">quem</text:span> fer. </text:p>
        </text:list-item>
        <text:list-item>
          <text:p text:style-name="P102"><text:span text:style-name="T3">quercu</text:span> -us | quercia | <text:span text:style-name="T5">chêne</text:span> | <text:span text:style-name="T5">oak</text:span> | <text:span text:style-name="T5">Eiche</text:span>. = Bot. « quercus robur ». </text:p>
        </text:list-item>
        <text:list-item>
          <text:p text:style-name="P102"><text:soft-page-break/><text:span text:style-name="T3">quere</text:span> -or | <text:span text:style-name="T5">lamentarsi</text:span> | <text:span text:style-name="T5">se plaindre</text:span> | <text:span text:style-name="T5">to complain</text:span> | <text:span text:style-name="T5">klagen</text:span>. = lamenta se. </text:p>
        </text:list-item>
        <text:list-item>
          <text:p text:style-name="P102"><text:span text:style-name="T3">querela</text:span> -ēla | querela | <text:span text:style-name="T5">plainte</text:span> | <text:span text:style-name="T5">complaint</text:span> | Querel. = ton quere. ⊃ F. querelle, A. quarrel, D. Querellen = rixa, jurgio, controversia, certamine, lite. </text:p>
        </text:list-item>
        <text:list-item>
          <text:p text:style-name="P102"><text:span text:style-name="T3">querimonia</text:span> -ia | -nia | quérimonie | -ny. = ton quere. </text:p>
        </text:list-item>
        <text:list-item>
          <text:p text:style-name="P102"><text:span text:style-name="T3">querulo</text:span> -ŭlus | -ulo | <text:span text:style-name="T5">plaintif</text:span> | -ulous | -ulant. = qui sæpe quere. </text:p>
        </text:list-item>
        <text:list-item>
          <text:p text:style-name="P102"><text:span text:style-name="T3">qui</text:span> (qui quæ quod) | chi | qui | who | wer. = homo que. </text:p>
        </text:list-item>
        <text:list-item>
          <text:p text:style-name="P102">qui, queo, quire = pote. </text:p>
        </text:list-item>
        <text:list-item>
          <text:p text:style-name="P102"><text:span text:style-name="T3">quia</text:span> quia | <text:span text:style-name="T5">perchè</text:span> | <text:span text:style-name="T5">parce que</text:span> | <text:span text:style-name="T5">because</text:span> | <text:span text:style-name="T5">dass</text:span>. = per causa, nam. </text:p>
        </text:list-item>
        <text:list-item>
          <text:p text:style-name="P102">quicumque -que | chiunque | -conque. = omni que. </text:p>
        </text:list-item>
        <text:list-item>
          <text:p text:style-name="P102">L. quidem = in vero. </text:p>
        </text:list-item>
        <text:list-item>
          <text:p text:style-name="P102">L. quidquid = omni re. </text:p>
        </text:list-item>
        <text:list-item>
          <text:p text:style-name="P102"><text:span text:style-name="T3">quie,</text:span> <text:span text:style-name="T5">thema de</text:span> quiesce, quieto, requie. = quiesce. </text:p>
        </text:list-item>
        <text:list-item>
          <text:p text:style-name="P102">—<text:span text:style-name="T3">sce</text:span> -o | | | -sce | -scieren. = es quieto, « acquiesce ». </text:p>
        </text:list-item>
        <text:list-item>
          <text:p text:style-name="P102">——<text:span text:style-name="T3">ente</text:span> -ens | -ente | -ent | -ent | -ent. = placido, tranquillo, quieto. </text:p>
        </text:list-item>
        <text:list-item>
          <text:p text:style-name="P102">—<text:span text:style-name="T3">tantia</text:span> M | -anza | quittance | quittance | Quittung, Quittance. = apocha, declaratione que redde debitore quieto. </text:p>
        </text:list-item>
        <text:list-item>
          <text:p text:style-name="P102">—<text:span text:style-name="T3">te</text:span> quies | I. H. quiete | quiétude, <text:span text:style-name="T5">repos</text:span>, <text:span text:style-name="T5">calme</text:span> | quiet | <text:span text:style-name="T5">Ruhe</text:span>, Quiëscenz. </text:p>
        </text:list-item>
        <text:list-item>
          <text:p text:style-name="P102">—<text:span text:style-name="T3">to</text:span> -us | I. H. P. quieto | quiet | quiet | <text:span text:style-name="T5">sanft</text:span>. = tranquillo, placido, sine motu. ⊃ inquieto; I cheto = silente. </text:p>
        </text:list-item>
        <text:list-item>
          <text:p text:style-name="P102">L. quin = ut ne. </text:p>
        </text:list-item>
        <text:list-item>
          <text:p text:style-name="P102"><text:span text:style-name="T3">quinario</text:span> -ius | -ario | -aire | -ary | -är. = de quinque. </text:p>
        </text:list-item>
        <text:list-item>
          <text:p text:style-name="P102"><text:span text:style-name="T3">QUINQUE</text:span> quinque | cinque, H. P. cinco | cinq | five | fünf. ⊃ quinto. ⊂ E. penque ⊃ A. D.; G. pénte, R. pjatï, S. panc’a. </text:p>
        </text:list-item>
        <text:list-item>
          <text:p text:style-name="P102">—<text:span text:style-name="T3">nnale</text:span> -is | -nnale | -nnal | -nnial | -nnal. = de 5 anno. </text:p>
        </text:list-item>
        <text:list-item>
          <text:p text:style-name="P102">—<text:span text:style-name="T3">nnio</text:span> -um | -nnio | -nnium | -nnium | -nnium. = periodo de 5 anno. </text:p>
        </text:list-item>
        <text:list-item>
          <text:p text:style-name="P102"><text:span text:style-name="T3">quinquereme</text:span> -is | -eme | -érème | -eme | -eme. = nave cum quinque ordine de remos. </text:p>
        </text:list-item>
        <text:list-item>
          <text:p text:style-name="P102"><text:span text:style-name="T3">quinto</text:span> -us | quinto | cinquième, quint | fifth | fünfte, Quinta, Quinte. = cum numero ordinale quinque. </text:p>
        </text:list-item>
        <text:list-item>
          <text:p text:style-name="P102">—<text:span text:style-name="T3">essentia</text:span> | -enza | -ence | -ence | -enz. </text:p>
        </text:list-item>
        <text:list-item>
          <text:p text:style-name="P102">—<text:span text:style-name="T3">uplo</text:span> ŭ | -plo | -ple | -ple | -plum. = multiplicato 5. </text:p>
        </text:list-item>
        <text:list-item>
          <text:p text:style-name="P102">L. quippe = nam. </text:p>
        </text:list-item>
        <text:list-item>
          <text:p text:style-name="P102"><text:span text:style-name="T3">quirita</text:span> -īta | gridare, H. P. gritar | crier | to cry | <text:span text:style-name="T5">schreien</text:span>. = clama, invoca auxilio. Derivatione de I. « grida » ab L. « quirita » es uno ex hypothesi. </text:p>
        </text:list-item>
        <text:list-item>
          <text:p text:style-name="P102"><text:span text:style-name="T3">quo,</text:span> <text:span text:style-name="T5">ablativo de</text:span> qui, <text:span text:style-name="T5">thema</text:span> que. </text:p>
        </text:list-item>
        <text:list-item>
          <text:p text:style-name="P102"><text:span text:style-name="T3">QUOD,</text:span> <text:span text:style-name="T5">nominativo neutro de</text:span> qui, <text:span text:style-name="T5">thema</text:span> que | ciò che | ce que | <text:span text:style-name="T5">that</text:span>, what | was, <text:span text:style-name="T5">dass</text:span>. = id que, re que, que. ⊂ E. ⊃ A. what, D. was. </text:p>
        </text:list-item>
        <text:list-item>
          <text:p text:style-name="P102">L. quomĭnus = ut ne. </text:p>
        </text:list-item>
        <text:list-item>
          <text:p text:style-name="P102">L. quomŏdo = in que modo, ut. </text:p>
        </text:list-item>
        <text:list-item>
          <text:p text:style-name="P102">L. quondam = jam, uno vice, olim. </text:p>
        </text:list-item>
        <text:list-item>
          <text:p text:style-name="P102">L. quoque = et, etiam. </text:p>
        </text:list-item>
        <text:list-item>
          <text:p text:style-name="P102">L. quoniam = quia, nam. </text:p>
        </text:list-item>
        <text:list-item>
          <text:p text:style-name="P102"><text:soft-page-break/>L. quot = quantos. </text:p>
        </text:list-item>
        <text:list-item>
          <text:p text:style-name="P102"><text:span text:style-name="T3">quota,</text:span> <text:span text:style-name="T5">feminile de</text:span> quoto | quota | quote-part, cote | quota, quoto | Quota, Quote. = parte quoto. </text:p>
        </text:list-item>
        <text:list-item>
          <text:p text:style-name="P102"><text:span text:style-name="T3">quota</text:span> | -tare | coter | -te | -tieren. = fixa quota, quotiza. </text:p>
        </text:list-item>
        <text:list-item>
          <text:p text:style-name="P102"><text:span text:style-name="T3">quotidiano</text:span> -ānus | -ano | -en | -an | -an (Fieber). = de omni [quoto] die. </text:p>
        </text:list-item>
        <text:list-item>
          <text:p text:style-name="P102">L. quotiens = quanto vices. </text:p>
        </text:list-item>
        <text:list-item>
          <text:p text:style-name="P102"><text:span text:style-name="T3">quotiente</text:span> N | -ziente | -tient | -tient | -tient. = resultatu de divisione. </text:p>
        </text:list-item>
        <text:list-item>
          <text:p text:style-name="P102"><text:span text:style-name="T3">quotiza</text:span> | | cotiser | | -isieren. = quota. </text:p>
        </text:list-item>
        <text:list-item>
          <text:p text:style-name="P102"><text:span text:style-name="T3">quoto</text:span> -us = quanto. ⊃ quota. </text:p>
        </text:list-item>
        <text:list-item>
          <text:p text:style-name="P52">L. quum = quando. = || D. wenn. </text:p>
        </text:list-item>
      </text:list>
      <text:p text:style-name="Text_20_body"><text:span text:style-name="T3">R</text:span> </text:p>
      <text:list xml:id="list43957906" text:style-name="L44">
        <text:list-item>
          <text:p text:style-name="P103"><text:span text:style-name="T3">ra</text:span> ( <text:span text:style-name="T5">thema de</text:span> reor, ratus) = ratiocina, calcula. ⊃ ratione, rata. ⊂ E. ⊃ G. arithmo = numero, D. Rede = oratione. </text:p>
        </text:list-item>
        <text:list-item>
          <text:p text:style-name="P103"><text:span text:style-name="T3">rabe</text:span> -io | arrabiarsi | rager | rage | <text:span text:style-name="T5">rasen</text:span>. ⊃ A. rave = delira. </text:p>
        </text:list-item>
        <text:list-item>
          <text:p text:style-name="P103">—<text:span text:style-name="T3">ido</text:span> -ĭdus | rabbioso | <text:span text:style-name="T5">en</text:span>ragé | ragid. = que rabe, cum rabie, rabioso. </text:p>
        </text:list-item>
        <text:list-item>
          <text:p text:style-name="P103">—<text:span text:style-name="T3">ie</text:span> -ies | rabbia, H. rabia | rage | rage, rabies | <text:span text:style-name="T5">Wut</text:span>, <text:span text:style-name="T5">Raserei</text:span>. </text:p>
        </text:list-item>
        <text:list-item>
          <text:p text:style-name="P103">—<text:span text:style-name="T3">ioso</text:span> -us | rabbioso. = rabido. </text:p>
        </text:list-item>
        <text:list-item>
          <text:p text:style-name="P103"><text:span text:style-name="T3">racemo</text:span> -ēmus | -emo, <text:span text:style-name="T5">grappolo</text:span> | <text:span text:style-name="T5">grappe</text:span>, -ème | -eme | <text:span text:style-name="T5">Weintraube</text:span>. ⊃ F. raisin = uva. </text:p>
        </text:list-item>
        <text:list-item>
          <text:p text:style-name="P103"><text:span text:style-name="T3">RADE</text:span> -o | radere | raser | raze, rase | rasieren, radieren. ⊃ raso, rastro. || rode. </text:p>
        </text:list-item>
        <text:list-item>
          <text:p text:style-name="P103"><text:span text:style-name="T3">radia</text:span> -io | irradiare | rayonner | -ate | <text:span text:style-name="T5">strahlen</text:span>. = emitte radios. ⊃ irradia. </text:p>
        </text:list-item>
        <text:list-item>
          <text:p text:style-name="P103">—<text:span text:style-name="T3">iale</text:span> | -iale | -ial | -ial | -iale. = de radio. </text:p>
        </text:list-item>
        <text:list-item>
          <text:p text:style-name="P103">—<text:span text:style-name="T3">iante</text:span> -ans | -ante, raggiante | rayonnant, -ant | -ant | -ant. = que radia; angulo clauso ab arcu æquale ad radio. </text:p>
        </text:list-item>
        <text:list-item>
          <text:p text:style-name="P103">—<text:span text:style-name="T3">tione</text:span> 100 | -zione | -tion | -tion | -tion. </text:p>
        </text:list-item>
        <text:list-item>
          <text:p text:style-name="P103"><text:span text:style-name="T3">radica</text:span> 100 | -are | s’enraciner | -ate | -ieren. = pone radice. </text:p>
        </text:list-item>
        <text:list-item>
          <text:p text:style-name="P103">—<text:span text:style-name="T3">ale</text:span> | -ale | -al | -al | -al. = primitivo, originale, naturale, fundamentale, de radice, signo de radice in mathematica, vocabulo primitivo in philologia, systema moleculare in chemia. </text:p>
        </text:list-item>
        <text:list-item>
          <text:p text:style-name="P103">——<text:span text:style-name="T3">ismo</text:span> | -ismo | -isme | -ism | -ismus. </text:p>
        </text:list-item>
        <text:list-item>
          <text:p text:style-name="P103"><text:span text:style-name="T3">radice</text:span> -dix | -ice | racine | root, radix | Wurzel, Radix. ⊃ radica, D. Rettich = rapa. ⊂ E. vrad ⊃ A. root, D. Wurzel, G. rhiza. </text:p>
        </text:list-item>
        <text:list-item>
          <text:p text:style-name="P103">—<text:span text:style-name="T3">ula</text:span> -ŭla | -cetta | -cule | -cle. = parvo radice. </text:p>
        </text:list-item>
        <text:list-item>
          <text:p text:style-name="P103"><text:span text:style-name="T3">radio</text:span> -ius | raggio | rayon | ray | <text:span text:style-name="T5">Strahl</text:span>. = linea de luce. || rad(ice). ⊃ radia. </text:p>
        </text:list-item>
        <text:list-item>
          <text:p text:style-name="P103">— -ius | raggio | rayon | radius | <text:span text:style-name="T5">Halbmesser</text:span>. = linea ab centro ad circumferentia (de circulo). </text:p>
        </text:list-item>
        <text:list-item>
          <text:p text:style-name="P103">— -ius | razza | rais | <text:span text:style-name="T5">spoke</text:span> | <text:span text:style-name="T5">Speiche</text:span>. = baculo ab centro ad perimetro de rota. </text:p>
        </text:list-item>
        <text:list-item>
          <text:p text:style-name="P103"><text:span text:style-name="T3">radio</text:span> -ius = baculo. </text:p>
        </text:list-item>
        <text:list-item>
          <text:p text:style-name="P103"><text:soft-page-break/>— 100 | radio | radius | radius | Radius. = osse minore de ante brachio. </text:p>
        </text:list-item>
        <text:list-item>
          <text:p text:style-name="P103">— N | -io | -ium | -ium | -ium. = metallo radiante detecto in 1898 ab Curie; symbolo « Ra ». </text:p>
        </text:list-item>
        <text:list-item>
          <text:p text:style-name="P103"><text:span text:style-name="T3">ramo</text:span> -us | I. H. P. ramo | rameau, <text:span text:style-name="T5">branche</text:span> | <text:span text:style-name="T5">branch</text:span> | <text:span text:style-name="T5">Zweig</text:span>. || radice. </text:p>
        </text:list-item>
        <text:list-item>
          <text:p text:style-name="P103">—<text:span text:style-name="T3">ifica</text:span> -ĭco | -ificare | -ifier | -ify | -ificieren. = produc ramos, divide se in ramos. </text:p>
        </text:list-item>
        <text:list-item>
          <text:p text:style-name="P103">——<text:span text:style-name="T3">tione</text:span> | -zione | -tion | -tion | -tion. </text:p>
        </text:list-item>
        <text:list-item>
          <text:p text:style-name="P103">—<text:span text:style-name="T3">oso</text:span> -ōsus | -oso | -eux | -ose, -ous. </text:p>
        </text:list-item>
        <text:list-item>
          <text:p text:style-name="P103"><text:span text:style-name="T3">rana</text:span> -a | I. H. rana | grenouille (F. ant.: renouille) | <text:span text:style-name="T5">frog</text:span>, rana | <text:span text:style-name="T5">Frosch</text:span>. = Zool. « rana esculenta ». </text:p>
        </text:list-item>
        <text:list-item>
          <text:p text:style-name="P103"><text:span text:style-name="T3">rance</text:span> -eo (Lucretio) | rancidire | rancir. = fi rancido. </text:p>
        </text:list-item>
        <text:list-item>
          <text:p text:style-name="P103">—<text:span text:style-name="T3">ido</text:span> -ĭdus | -cido | -ce | -cid | -zig. </text:p>
        </text:list-item>
        <text:list-item>
          <text:p text:style-name="P103">——<text:span text:style-name="T3">itate</text:span> | -ità | -ité | -ity | -ität. </text:p>
        </text:list-item>
        <text:list-item>
          <text:p text:style-name="P103">—<text:span text:style-name="T3">ore</text:span> 400 | -core | -cœur, -cune | -cor | -cune. = inimicitia. </text:p>
        </text:list-item>
        <text:list-item>
          <text:p text:style-name="P103"><text:span text:style-name="T3">rapa</text:span> -a, <text:span text:style-name="T5">et</text:span> <text:span text:style-name="T3">rapo</text:span> -um | rapa | rave | <text:span text:style-name="T5">radish</text:span> | Rübe. = Bot. « brassica rapa ». ⊂ E. ⊃ D. Rübe, G. rápus, R. riepa; A. rape = « brassica napus ». </text:p>
        </text:list-item>
        <text:list-item>
          <text:p text:style-name="P103"><text:span text:style-name="T3">RAPE</text:span> -io | -ire | ravir, ravanger | <text:span text:style-name="T5">seize</text:span>, ravish, rape | <text:span text:style-name="T5">rauben</text:span>, -ieren. ⊃ rapto. || G. Harpyia. </text:p>
        </text:list-item>
        <text:list-item>
          <text:p text:style-name="P103">—<text:span text:style-name="T3">ace</text:span> -ax | -ace | -ace | -acious | -ax. = que rape. </text:p>
        </text:list-item>
        <text:list-item>
          <text:p text:style-name="P103">——<text:span text:style-name="T3">itate</text:span> -itas | -ità | -ité | -ity | -ität. </text:p>
        </text:list-item>
        <text:list-item>
          <text:p text:style-name="P103">—<text:span text:style-name="T3">ido</text:span> -ĭdus | -ido | -ide | -id | -id. = que rape, veloce. </text:p>
        </text:list-item>
        <text:list-item>
          <text:p text:style-name="P103">——<text:span text:style-name="T3">itate</text:span> -itas | -ità | -ité | -ity | -ität. </text:p>
        </text:list-item>
        <text:list-item>
          <text:p text:style-name="P103">—<text:span text:style-name="T3">ina</text:span> -īna | -ina | -ine | -ine | -ina. = ton rape. </text:p>
        </text:list-item>
        <text:list-item>
          <text:p text:style-name="P103"><text:span text:style-name="T3">rapto</text:span> -us = quem rape. </text:p>
        </text:list-item>
        <text:list-item>
          <text:p text:style-name="P103">—<text:span text:style-name="T3">ore</text:span> -or | rapitore, H. raptor | ravisseur | ravisher, raptor. </text:p>
        </text:list-item>
        <text:list-item>
          <text:p text:style-name="P103"><text:span text:style-name="T3">raptu</text:span> -us | ratto, rapimento | rapt, ravissement | rape, rapture | Raptus. = ton rape. </text:p>
        </text:list-item>
        <text:list-item>
          <text:p text:style-name="P103"><text:span text:style-name="T3">RARO</text:span> -us | I. H. P. raro | rare | rare | rar. </text:p>
        </text:list-item>
        <text:list-item>
          <text:p text:style-name="P103">—<text:span text:style-name="T3">efac</text:span> -cio | -efare | -éfier | -efy. </text:p>
        </text:list-item>
        <text:list-item>
          <text:p text:style-name="P103">——<text:span text:style-name="T3">tione</text:span> | -fazione | -tion | -tion | -tion. </text:p>
        </text:list-item>
        <text:list-item>
          <text:p text:style-name="P103">—<text:span text:style-name="T3">itate</text:span> -itas | -ità | -ité | -ity | -ität. </text:p>
        </text:list-item>
        <text:list-item>
          <text:p text:style-name="P103"><text:span text:style-name="T3">raso</text:span> -us | raso. = quem rade. </text:p>
        </text:list-item>
        <text:list-item>
          <text:p text:style-name="P103"><text:span text:style-name="T3">rasorio</text:span> | rasoio | rasoir | razor | Rasiermesser. = quod rade. </text:p>
        </text:list-item>
        <text:list-item>
          <text:p text:style-name="P103"><text:span text:style-name="T3">rastello</text:span> 200 | rast(r)ello | râteau | <text:span text:style-name="T5">rake</text:span> | <text:span text:style-name="T5">Harke</text:span>. = parvo rastro. </text:p>
        </text:list-item>
        <text:list-item>
          <text:p text:style-name="P103"><text:span text:style-name="T3">rastro</text:span> -um = rastello. ⊂ rad(e) -tro. </text:p>
        </text:list-item>
        <text:list-item>
          <text:p text:style-name="P103"><text:span text:style-name="T3">rasura</text:span> 100 | -sura | -sure | -sure | -sur. = ton rade. </text:p>
        </text:list-item>
        <text:list-item>
          <text:p text:style-name="P103"><text:span text:style-name="T3">rata</text:span> | rata | prorata | rate | Rate. = parte rato. </text:p>
        </text:list-item>
        <text:list-item>
          <text:p text:style-name="P103"><text:span text:style-name="T3">ratifica</text:span> -ĭco | -ificare | -ifier | -ify | -ificieren. = fac rato. </text:p>
        </text:list-item>
        <text:list-item>
          <text:p text:style-name="P103">—<text:span text:style-name="T3">tione</text:span> | -zione | -tion | -tion | -tion. </text:p>
        </text:list-item>
        <text:list-item>
          <text:p text:style-name="P103"><text:span text:style-name="T3">ratiocina</text:span> -ĭnor | ragionare, raziocinare | raisonner, ratiociner | to reason, to ratiocinate | ratiocinieren. = ra. ⊂ ratio(ne). </text:p>
        </text:list-item>
        <text:list-item>
          <text:p text:style-name="P103">—<text:span text:style-name="T3">tione</text:span> -tio | raziocinio, ragionamento | raisonnement | -ation | -ation. </text:p>
        </text:list-item>
        <text:list-item>
          <text:p text:style-name="P103">—<text:span text:style-name="T3">io</text:span> 100 | raziocinio | raisonnement | -nation | -nium. = <text:soft-page-break/>ratiocinatione, computo, calculo. </text:p>
        </text:list-item>
        <text:list-item>
          <text:p text:style-name="P103"><text:span text:style-name="T3">ratione</text:span> -tio | ragione | raison | reason | <text:span text:style-name="T5">Vernunft</text:span>. = to « ra », judicio, causa, regula, computo. ⊃ (aut || ?) D. Rede = oratione. </text:p>
        </text:list-item>
        <text:list-item>
          <text:p text:style-name="P103">— M | razione | -tion | -tion | -tion. = portione de cibo (ad milite). </text:p>
        </text:list-item>
        <text:list-item>
          <text:p text:style-name="P103">—<text:span text:style-name="T3">ale</text:span> -ālis | razionale | -onnel | -al | -al. </text:p>
        </text:list-item>
        <text:list-item>
          <text:p text:style-name="P103">——<text:span text:style-name="T3">ismo</text:span> | razionalismo | -isme | -ism | -ismus. </text:p>
        </text:list-item>
        <text:list-item>
          <text:p text:style-name="P103">——<text:span text:style-name="T3">ista</text:span> | razionalista | -iste | -ist | -ist. </text:p>
        </text:list-item>
        <text:list-item>
          <text:p text:style-name="P103">——<text:span text:style-name="T3">itate</text:span> | razionalità | -ité | -ity | -ität. </text:p>
        </text:list-item>
        <text:list-item>
          <text:p text:style-name="P103"><text:span text:style-name="T3">rato</text:span> -us | I. H. P. rato. = ponderato, calculato, fixo, valido. ⊃ ratifica. ⊂ ra -to. </text:p>
        </text:list-item>
        <text:list-item>
          <text:p text:style-name="P103"><text:span text:style-name="T3">rauco</text:span> -us | rauco, roco | enroué, rauque | <text:span text:style-name="T5">hoarse</text:span>, raucous | <text:span text:style-name="T5">heiser</text:span>. ⊂ ravi. </text:p>
        </text:list-item>
        <text:list-item>
          <text:p text:style-name="P103">—<text:span text:style-name="T3">itate</text:span> 100 | -cedine | -cité | -city. = to es rauco. </text:p>
        </text:list-item>
        <text:list-item>
          <text:p text:style-name="P103"><text:span text:style-name="T3">ravi</text:span> -is = raucitate. </text:p>
        </text:list-item>
        <text:list-item>
          <text:p text:style-name="P103"><text:span text:style-name="T3">RE</text:span> res | <text:span text:style-name="T5">cosa</text:span> | <text:span text:style-name="T5">chose</text:span> | <text:span text:style-name="T5">thing</text:span> | <text:span text:style-name="T5">Sache</text:span>. ⊃ reale, republica. </text:p>
        </text:list-item>
        <text:list-item>
          <text:p text:style-name="P103">re-, <text:span text:style-name="T5">praefixo</text:span> = retro, rursum, iterum, de novo, red-. </text:p>
        </text:list-item>
        <text:list-item>
          <text:p text:style-name="P103"><text:span text:style-name="T3">reactione</text:span> | reazione | réaction | -tion | -tion. = actione contra. </text:p>
        </text:list-item>
        <text:list-item>
          <text:p text:style-name="P103"><text:span text:style-name="T3">reædifica</text:span> -ĭco | riedificare | réédifier | to reedify. = rursum ædifica. </text:p>
        </text:list-item>
        <text:list-item>
          <text:p text:style-name="P103"><text:span text:style-name="T3">reage</text:span> | -ire | réagir | to react | -ieren. = age contra. ⊃ reactione. </text:p>
        </text:list-item>
        <text:list-item>
          <text:p text:style-name="P103">—<text:span text:style-name="T3">ente</text:span> | -ente | | -ent | -ent. </text:p>
        </text:list-item>
        <text:list-item>
          <text:p text:style-name="P103"><text:span text:style-name="T3">reale</text:span> | reale | réel | real | real. = de re, vero, ne imaginario. </text:p>
        </text:list-item>
        <text:list-item>
          <text:p text:style-name="P103">—<text:span text:style-name="T3">ismo</text:span> | -ismo | réalisme | -ism | -ismus. </text:p>
        </text:list-item>
        <text:list-item>
          <text:p text:style-name="P103">—<text:span text:style-name="T3">ista</text:span> | -ista | réaliste | -ist | -ist. </text:p>
        </text:list-item>
        <text:list-item>
          <text:p text:style-name="P103">—<text:span text:style-name="T3">itate</text:span> | realtà | réalité | -ity | -ität. </text:p>
        </text:list-item>
        <text:list-item>
          <text:p text:style-name="P103">—<text:span text:style-name="T3">iza</text:span> | -izzare | réaliser | -ize | -isieren. </text:p>
        </text:list-item>
        <text:list-item>
          <text:p text:style-name="P103">——<text:span text:style-name="T3">tione</text:span> | -izzazione | réalisation | -ization | -isation. </text:p>
        </text:list-item>
        <text:list-item>
          <text:p text:style-name="P103"><text:span text:style-name="T3">rebella</text:span> -o | ribellarsi | se rebeller | to rebel | -ieren. = fac novo bello. </text:p>
        </text:list-item>
        <text:list-item>
          <text:p text:style-name="P103"><text:span text:style-name="T3">rebelle</text:span> -is | ribelle | -belle | -bel | -bell. = qui rebella. </text:p>
        </text:list-item>
        <text:list-item>
          <text:p text:style-name="P103">—<text:span text:style-name="T3">ione</text:span> -io | ri—ione | rébellion | -ion | -ion. </text:p>
        </text:list-item>
        <text:list-item>
          <text:p text:style-name="P103"><text:span text:style-name="T3">rebus</text:span> | rebus | rébus | rebus | Rebus. = scriptura ex figuras de res. ⊂ <text:span text:style-name="T5">ablativo plurale de</text:span> re. </text:p>
        </text:list-item>
        <text:list-item>
          <text:p text:style-name="P103"><text:span text:style-name="T3">recalcitra</text:span> -ĭtro | -are | ré—er | -ate. = retro calcitra, resiste. </text:p>
        </text:list-item>
        <text:list-item>
          <text:p text:style-name="P103">—<text:span text:style-name="T3">nte</text:span> | -nte | ré—nt | -nt | -nt. = anti docile, renitente. </text:p>
        </text:list-item>
        <text:list-item>
          <text:p text:style-name="P103"><text:span text:style-name="T3">recapitula</text:span> -ŭlo | ri—olare | ré—er | -ate | -ieren. = collige capitulos, conclude. </text:p>
        </text:list-item>
        <text:list-item>
          <text:p text:style-name="P103">—<text:span text:style-name="T3">tione</text:span> | ri—olazione | ré—tion | -tion | -tion. </text:p>
        </text:list-item>
        <text:list-item>
          <text:p text:style-name="P103"><text:span text:style-name="T3">recede</text:span> -cēdo | -dere | <text:span text:style-name="T5">reculer</text:span>, recéder | -de | -dieren. = cede retro, cede, desiste, renuntia. </text:p>
        </text:list-item>
        <text:list-item>
          <text:p text:style-name="P103"><text:span text:style-name="T3">recente</text:span> -ens | I. P. -ente | récent | -ent | -ent. = novo, ab pauco tempore. ⊂ re- cen [G. cæno = novo] -te. </text:p>
        </text:list-item>
        <text:list-item>
          <text:p text:style-name="P103"><text:span text:style-name="T3">recepto</text:span> -us = quem recipe. </text:p>
        </text:list-item>
        <text:list-item>
          <text:p text:style-name="P103">—<text:span text:style-name="T3">a</text:span> -o | ricettare. = recipe, da asylo, occulta latrone. </text:p>
        </text:list-item>
        <text:list-item>
          <text:p text:style-name="P103">—<text:span text:style-name="T3">a</text:span> | ricetta | -ette | -eipt | -ept. = jussu de medico. ⊂ <text:span text:style-name="T5">feminile de</text:span> recepto. </text:p>
        </text:list-item>
        <text:list-item>
          <text:p text:style-name="P103">—<text:span text:style-name="T3">aculo</text:span> -ŭlum | ricettacolo | ré—cle | -cle | -culum. = recipiente, quod recipe. </text:p>
        </text:list-item>
        <text:list-item>
          <text:p text:style-name="P103"><text:soft-page-break/>—— -ŭlum = refugio, asylo. </text:p>
        </text:list-item>
        <text:list-item>
          <text:p text:style-name="P103">—<text:span text:style-name="T3">ibile</text:span> -ĭlis | ricevibile | recevable | -ible | -ibel. = quem pote recipe. </text:p>
        </text:list-item>
        <text:list-item>
          <text:p text:style-name="P103">——<text:span text:style-name="T3">itate</text:span> | ricevibilità | recevabilité | -ity | -ität. </text:p>
        </text:list-item>
        <text:list-item>
          <text:p text:style-name="P103">—<text:span text:style-name="T3">ione</text:span> -tio (Plauto) | ricevimento | réception | -tion | -tion. </text:p>
        </text:list-item>
        <text:list-item>
          <text:p text:style-name="P103">—<text:span text:style-name="T3">ivo</text:span> | ricettivo | réceptif | -ive | -iv. </text:p>
        </text:list-item>
        <text:list-item>
          <text:p text:style-name="P103">—<text:span text:style-name="T3">ore</text:span> | ricevitore | récepteur, receveur | receiver | -tor. = (persona, organo de telegrapho) que recipe. </text:p>
        </text:list-item>
        <text:list-item>
          <text:p text:style-name="P103">—ore -or = qui recepta latrone. </text:p>
        </text:list-item>
        <text:list-item>
          <text:p text:style-name="P103"><text:span text:style-name="T3">recessu</text:span> -us | -esso | | -ess | -ess. = ton recede. </text:p>
        </text:list-item>
        <text:list-item>
          <text:p text:style-name="P103">recīde -īdo | recidere | <text:span text:style-name="T5">couper</text:span>, <text:span text:style-name="T5">trancher</text:span>, <text:span text:style-name="T5">tronquer</text:span> | <text:span text:style-name="T5">to cut off</text:span>. = cæde, seca, scinde. </text:p>
        </text:list-item>
        <text:list-item>
          <text:p text:style-name="P103">recĭde -ĭdo = iterum cade. </text:p>
        </text:list-item>
        <text:list-item>
          <text:p text:style-name="P103"><text:span text:style-name="T3">recidiva</text:span> | -iva | récidive | -ivism | -ive. = to es recidivo. </text:p>
        </text:list-item>
        <text:list-item>
          <text:p text:style-name="P103"><text:span text:style-name="T3">recidivo</text:span> -īvus | -ivo | récidiviste | -ivist | -iv. = que rursum cade. </text:p>
        </text:list-item>
        <text:list-item>
          <text:p text:style-name="P103"><text:span text:style-name="T3">recipe</text:span> -ĭpio | ricevere | recevoir | to receive | -ieren. = cape retro, cape, anti da, anti mitte. </text:p>
        </text:list-item>
        <text:list-item>
          <text:p text:style-name="P103">—<text:span text:style-name="T3">iente</text:span> | -iente | récipient | -ient | -ient. = (vase) que recipe, receptaculo. </text:p>
        </text:list-item>
        <text:list-item>
          <text:p text:style-name="P103"><text:span text:style-name="T3">reciproco</text:span> ŏ 100 | -roco | réciproque | -rocal | -rok. ⊂ re- -co pro -co = pro et retro. </text:p>
        </text:list-item>
        <text:list-item>
          <text:p text:style-name="P103">—<text:span text:style-name="T3">itate</text:span> | -ità | -ité | -ity | -ität. </text:p>
        </text:list-item>
        <text:list-item>
          <text:p text:style-name="P103"><text:span text:style-name="T3">recita</text:span> -ĭto | -are | réciter | to recite. = repete, declama. ⊂ re ci(e) -ta. </text:p>
        </text:list-item>
        <text:list-item>
          <text:p text:style-name="P103">—<text:span text:style-name="T3">tione</text:span> -tio | -zione | ré—tion | -tion | -tion. </text:p>
        </text:list-item>
        <text:list-item>
          <text:p text:style-name="P103">—<text:span text:style-name="T3">tivo</text:span> | -ivo | ré—if | -ive | -iv. </text:p>
        </text:list-item>
        <text:list-item>
          <text:p text:style-name="P103">—<text:span text:style-name="T3">tore</text:span> -tor | -tore | ré—teur | | -tor. </text:p>
        </text:list-item>
        <text:list-item>
          <text:p text:style-name="P103"><text:span text:style-name="T3">reclama</text:span> | -are | ré—er | to reclaim | -ieren. = clama de novo. </text:p>
        </text:list-item>
        <text:list-item>
          <text:p text:style-name="P103">—<text:span text:style-name="T3">tione</text:span> -tio | -zione | ré—tion | -tion | -tion. </text:p>
        </text:list-item>
        <text:list-item>
          <text:p text:style-name="P103"><text:span text:style-name="T3">reclina</text:span> -īno | -are | ré—er | -e | -ieren. = clina retro, inclina. </text:p>
        </text:list-item>
        <text:list-item>
          <text:p text:style-name="P103">—<text:span text:style-name="T3">tione</text:span> | -zione | ré—aison | -tion | -tion. </text:p>
        </text:list-item>
        <text:list-item>
          <text:p text:style-name="P103"><text:span text:style-name="T3">recline</text:span> -is = clino. </text:p>
        </text:list-item>
        <text:list-item>
          <text:p text:style-name="P103">reclude -o = aperi, anti claude. </text:p>
        </text:list-item>
        <text:list-item>
          <text:p text:style-name="P103"><text:span text:style-name="T3">reclude</text:span> 600 | richiudere | se réclure | recluse | -ieren. = claude. ⊃ recluso. </text:p>
        </text:list-item>
        <text:list-item>
          <text:p text:style-name="P103">recluso -us = aperto. </text:p>
        </text:list-item>
        <text:list-item>
          <text:p text:style-name="P103">recluso | -uso | -us | -use. = clauso. </text:p>
        </text:list-item>
        <text:list-item>
          <text:p text:style-name="P103"><text:span text:style-name="T3">reclusione</text:span> | -ione | ré—ion | -ion | -ion. = carcere, que claude. </text:p>
        </text:list-item>
        <text:list-item>
          <text:p text:style-name="P103">— 100 = ton aperi. </text:p>
        </text:list-item>
        <text:list-item>
          <text:p text:style-name="P103"><text:span text:style-name="T3">recognitione</text:span> -tio | ricognizione | récognition | -tion | -tion. = exploratione, certificatione, revisione, novo cognitione. </text:p>
        </text:list-item>
        <text:list-item>
          <text:p text:style-name="P103"><text:span text:style-name="T3">recognosce</text:span> -o | riconoscere | reconaître | recognize, reconnoitre | recognoscieren. = examina, observa, cognosce bene. </text:p>
        </text:list-item>
        <text:list-item>
          <text:p text:style-name="P103"><text:span text:style-name="T3">recollige</text:span> ĭ 100 | raccogliere | recommander | to recommend | -andieren. = commenda. </text:p>
        </text:list-item>
        <text:list-item>
          <text:p text:style-name="P103"><text:span text:style-name="T3">recommenda</text:span> | raccomandare | recommander | to recommend | -andieren. = commenda. </text:p>
        </text:list-item>
        <text:list-item>
          <text:p text:style-name="P103">—<text:span text:style-name="T3">bile</text:span> -ĭlis | raccomandabile | -andable | -endable | -andabel. </text:p>
        </text:list-item>
        <text:list-item>
          <text:p text:style-name="P103"><text:soft-page-break/>—<text:span text:style-name="T3">tione</text:span> | raccomandazione | -andation | -endation | -andation. </text:p>
        </text:list-item>
        <text:list-item>
          <text:p text:style-name="P103"><text:span text:style-name="T3">recompensa</text:span> | ricompensare | ré—ser | -se | -sieren. = compensa, da præmio, da mercede. </text:p>
        </text:list-item>
        <text:list-item>
          <text:p text:style-name="P103"><text:span text:style-name="T3">recompone</text:span> -pōno | ricomporre | -poser | -pose | -ponieren. = compone rursum. </text:p>
        </text:list-item>
        <text:list-item>
          <text:p text:style-name="P103"><text:span text:style-name="T3">reconcilia</text:span> -io | riconciliare | ré—lier | -le | -lieren. = concilia rursum. </text:p>
        </text:list-item>
        <text:list-item>
          <text:p text:style-name="P103">—<text:span text:style-name="T3">bile</text:span> -ĭlis | ri—bile | ré—ble | -ilable | -bel. </text:p>
        </text:list-item>
        <text:list-item>
          <text:p text:style-name="P103">—<text:span text:style-name="T3">tione</text:span> 200 | ri—zione | ré—tion | -tion | -tion. </text:p>
        </text:list-item>
        <text:list-item>
          <text:p text:style-name="P103"><text:span text:style-name="T3">recorda</text:span> -or | ricordarsi | se récorder | <text:span text:style-name="T5">remember</text:span> | -ieren. = memora, tene in memoria. ⊃ A. record = inscribe pro memoria, re quem debe recorda. ⊂ corde. </text:p>
        </text:list-item>
        <text:list-item>
          <text:p text:style-name="P103"><text:span text:style-name="T3">recrea</text:span> -ĕo | ricreare | récréer, <text:span text:style-name="T5">amuser</text:span> | -ate | -ieren. </text:p>
        </text:list-item>
        <text:list-item>
          <text:p text:style-name="P103">—<text:span text:style-name="T3">tione</text:span> 100 | ri—zione | ré-tion | -tion | -tion. </text:p>
        </text:list-item>
        <text:list-item>
          <text:p text:style-name="P103">—<text:span text:style-name="T3">tivo</text:span> | ri—tivo | ré—tif | -tive | -tiv. </text:p>
        </text:list-item>
        <text:list-item>
          <text:p text:style-name="P103"><text:span text:style-name="T3">recrimina</text:span> -ĭno | -are | ré—er | -ate | -ieren. = se dole, accusa. </text:p>
        </text:list-item>
        <text:list-item>
          <text:p text:style-name="P103">—<text:span text:style-name="T3">tione</text:span> | -zione | ré—tion | -tion | -tion. </text:p>
        </text:list-item>
        <text:list-item>
          <text:p text:style-name="P103">—<text:span text:style-name="T3">torio</text:span> | -torio | ré—toire | -tory | -torisch. </text:p>
        </text:list-item>
        <text:list-item>
          <text:p text:style-name="P103"><text:span text:style-name="T3">recrudesce</text:span> -o = fi rursum crudo. </text:p>
        </text:list-item>
        <text:list-item>
          <text:p text:style-name="P103">—<text:span text:style-name="T3">ente</text:span> | -ente | -ent | -ent. </text:p>
        </text:list-item>
        <text:list-item>
          <text:p text:style-name="P103">—<text:span text:style-name="T3">entia</text:span> | -enza | -ence | -ence | -enz. </text:p>
        </text:list-item>
        <text:list-item>
          <text:p text:style-name="P103"><text:span text:style-name="T3">recta</text:span> | retta | droite | right | <text:span text:style-name="T5">gerade</text:span>. = linea recto. ⊂ <text:span text:style-name="T5">feminile de</text:span>recto. </text:p>
        </text:list-item>
        <text:list-item>
          <text:p text:style-name="P103">—<text:span text:style-name="T3">angulo</text:span> | rettangolo | -gle | -gle | -gulum. = quadrilatero cum angulos recto. </text:p>
        </text:list-item>
        <text:list-item>
          <text:p text:style-name="P103">——<text:span text:style-name="T3">are</text:span> | rettangolare | -aire | -ar | -är. </text:p>
        </text:list-item>
        <text:list-item>
          <text:p text:style-name="P103">—<text:span text:style-name="T3">ifica</text:span> -ĭco | rettificare | -ifier | -ify | -ificieren. = fac recto, fac justo, corrige. </text:p>
        </text:list-item>
        <text:list-item>
          <text:p text:style-name="P103">——<text:span text:style-name="T3">bile</text:span> -ĭlis | retti—bile | -fiable | -fiable | -ficabel. </text:p>
        </text:list-item>
        <text:list-item>
          <text:p text:style-name="P103">——<text:span text:style-name="T3">tione</text:span> | retti—zione | -tion | -tion | -tion. </text:p>
        </text:list-item>
        <text:list-item>
          <text:p text:style-name="P103">—<text:span text:style-name="T3">ilineo</text:span> | rettilineo | -gne | -near | -neum. = secundo recta. </text:p>
        </text:list-item>
        <text:list-item>
          <text:p text:style-name="P103">—<text:span text:style-name="T3">itudine</text:span> -udo -udĭn- | rettitudine | -ude | -ude | <text:span text:style-name="T5">Aufrichtigkeit</text:span>. = to es recto, honestate, justitia. </text:p>
        </text:list-item>
        <text:list-item>
          <text:p text:style-name="P103"><text:span text:style-name="T3">recto</text:span> -us | retto, H. P. recto | <text:span text:style-name="T5">d</text:span>roit | right | recht. = quem rege. </text:p>
        </text:list-item>
        <text:list-item>
          <text:p text:style-name="P103">— N | recto | recto | recto | recto. = parte anteriore de folio, anti verso. </text:p>
        </text:list-item>
        <text:list-item>
          <text:p text:style-name="P103">— N | retto | rectum | -um | -um. = ultimo parte de intestino. </text:p>
        </text:list-item>
        <text:list-item>
          <text:p text:style-name="P103">—<text:span text:style-name="T3">ore</text:span> -tor | rettore | -eur | -or | -or. = qui rege. </text:p>
        </text:list-item>
        <text:list-item>
          <text:p text:style-name="P103">——<text:span text:style-name="T3">atu</text:span> | rettorato | -at | -ate, -y | -at. </text:p>
        </text:list-item>
        <text:list-item>
          <text:p text:style-name="P103"><text:span text:style-name="T3">recupera</text:span> -ĕro | ricuperare | recouvrer, récupérer | recover, -ate | -ieren. = recipe. </text:p>
        </text:list-item>
        <text:list-item>
          <text:p text:style-name="P103">—<text:span text:style-name="T3">tione</text:span> -tio | ri—zione | ré—tion | -tion | -tion. </text:p>
        </text:list-item>
        <text:list-item>
          <text:p text:style-name="P103">—<text:span text:style-name="T3">tore</text:span> 100 | ri—tore | | -tor | -tor. </text:p>
        </text:list-item>
        <text:list-item>
          <text:p text:style-name="P103"><text:span text:style-name="T3">recurre</text:span> -o | ricorrere | recourir | to recur, <text:span text:style-name="T5">to run again</text:span>, to have recourse | -ieren. = curre rursum, pete. </text:p>
        </text:list-item>
        <text:list-item>
          <text:p text:style-name="P103">—<text:span text:style-name="T3">ente</text:span> | ricorrente | ré—ent | -ent | -ent. </text:p>
        </text:list-item>
        <text:list-item>
          <text:p text:style-name="P103"><text:span text:style-name="T3">recursu</text:span> -us | ricorso | recours | recourse | -urs. = ton recurre. </text:p>
        </text:list-item>
        <text:list-item>
          <text:p text:style-name="P103"><text:soft-page-break/><text:span text:style-name="T3">recusa</text:span> -o | ricusare | <text:span text:style-name="T5">refuser</text:span>, récuser | to recuse, <text:span text:style-name="T5">to refuse</text:span> | -ieren. = nega, abstine, repudia, ne vol. ⊂ causa. </text:p>
        </text:list-item>
        <text:list-item>
          <text:p text:style-name="P103">—<text:span text:style-name="T3">bile</text:span> ĭ 300 | ri—bile | ré—ble | | -bel. </text:p>
        </text:list-item>
        <text:list-item>
          <text:p text:style-name="P103">—<text:span text:style-name="T3">nte</text:span> -ns | ri—nte | ré—nt | -nt | -nt. </text:p>
        </text:list-item>
        <text:list-item>
          <text:p text:style-name="P103">—<text:span text:style-name="T3">tione</text:span> -tio | <text:span text:style-name="T5">rifiuto</text:span> | ré—tion | -tion | -tion. </text:p>
        </text:list-item>
        <text:list-item>
          <text:p text:style-name="P103">red- = re-. </text:p>
        </text:list-item>
        <text:list-item>
          <text:p text:style-name="P103"><text:span text:style-name="T3">redacto</text:span> -us | redatto. = quem redige. </text:p>
        </text:list-item>
        <text:list-item>
          <text:p text:style-name="P103">—<text:span text:style-name="T3">ione</text:span> | redazione | ré—ion | -ion | -ion. </text:p>
        </text:list-item>
        <text:list-item>
          <text:p text:style-name="P103">—<text:span text:style-name="T3">ore</text:span> | redattore | ré—teur | -tor | -teur. = qui redige diurnale. </text:p>
        </text:list-item>
        <text:list-item>
          <text:p text:style-name="P103"><text:span text:style-name="T3">redargue</text:span> -o | -ire | -er | -e | -ieren. = reproba, confuta. ⊂ red- argue. </text:p>
        </text:list-item>
        <text:list-item>
          <text:p text:style-name="P103"><text:span text:style-name="T3">redde</text:span> -o | rendere | rendre | to render. ⊂ red da = da retro. </text:p>
        </text:list-item>
        <text:list-item>
          <text:p text:style-name="P103"><text:span text:style-name="T3">reddito</text:span> -ĭtus | reso, reddito, rendita | rendu, rente | rente | Rente. = quem redde, fructu, proventu, censu. </text:p>
        </text:list-item>
        <text:list-item>
          <text:p text:style-name="P103"><text:span text:style-name="T3">redempto</text:span> -us | redento. = quem redime. </text:p>
        </text:list-item>
        <text:list-item>
          <text:p text:style-name="P103">—<text:span text:style-name="T3">ione</text:span> -io | -enzione | ré—ion, rançon | -ion | -ion. </text:p>
        </text:list-item>
        <text:list-item>
          <text:p text:style-name="P103">—<text:span text:style-name="T3">ore</text:span> 400 | redentore | rédempteur | redeemer | -tor. = qui redime. </text:p>
        </text:list-item>
        <text:list-item>
          <text:p text:style-name="P103"><text:span text:style-name="T3">redi</text:span> -eo = red i, i retro, i rurso. </text:p>
        </text:list-item>
        <text:list-item>
          <text:p text:style-name="P103"><text:span text:style-name="T3">redige</text:span> -ĭgo | -ere | rédiger | to redact | -ieren. ⊃ redacto. ⊂ red age. </text:p>
        </text:list-item>
        <text:list-item>
          <text:p text:style-name="P103"><text:span text:style-name="T3">redime</text:span> -ĭmo | -ere | <text:span text:style-name="T5">racheter</text:span>, rédimer | to redeem | -ieren. = eme retro. ⊃ redempto. </text:p>
        </text:list-item>
        <text:list-item>
          <text:p text:style-name="P103"><text:span text:style-name="T3">redintegra</text:span> -ĕgro | re(d)integrare | rédintégrer | -ate | -ieren. = integra rursum. </text:p>
        </text:list-item>
        <text:list-item>
          <text:p text:style-name="P103">—<text:span text:style-name="T3">tione</text:span> -tio | rein—azione | réd—égration, réintégration | -ation | -ation. </text:p>
        </text:list-item>
        <text:list-item>
          <text:p text:style-name="P103"><text:span text:style-name="T3">redona</text:span> -ōno | ridonare | redonner | <text:span text:style-name="T5">to give again</text:span>. = dona rursum. </text:p>
        </text:list-item>
        <text:list-item>
          <text:p text:style-name="P103"><text:span text:style-name="T3">reduc</text:span> -uco | ridurre | réduire | reduce, reduct | -ieren. = duc rursum. </text:p>
        </text:list-item>
        <text:list-item>
          <text:p text:style-name="P103"><text:span text:style-name="T3">reducto</text:span> -us = quem reduc. </text:p>
        </text:list-item>
        <text:list-item>
          <text:p text:style-name="P103">—<text:span text:style-name="T3">ibile</text:span> -ĭlis | -uttibile | ré—ible | -ible | -ibel. </text:p>
        </text:list-item>
        <text:list-item>
          <text:p text:style-name="P103">—<text:span text:style-name="T3">ione</text:span> -io | riduzione | ré—ion | -ion | -ion. </text:p>
        </text:list-item>
        <text:list-item>
          <text:p text:style-name="P103"><text:span text:style-name="T3">redunda</text:span> -o | ridondare | redonder | to redound | -ieren. ⊂ red- unda. </text:p>
        </text:list-item>
        <text:list-item>
          <text:p text:style-name="P103">—<text:span text:style-name="T3">nte</text:span> -ns | ridondante | -ondant | -nt | -nt. </text:p>
        </text:list-item>
        <text:list-item>
          <text:p text:style-name="P103">—<text:span text:style-name="T3">ntia</text:span> -ia | ridondanza | -ondance | -nce | -nz. </text:p>
        </text:list-item>
        <text:list-item>
          <text:p text:style-name="P103">E. <text:span text:style-name="T3">ree</text:span> ⊃ L. remiga; A. row = remiga; G. eretmós = L. remo; S. aritra. </text:p>
        </text:list-item>
        <text:list-item>
          <text:p text:style-name="P103"><text:span text:style-name="T3">refectione</text:span> 100 | refezione | réfection | -tion | -tion. = ton fac rursum, instauratione, renovatione, ton sume cibo. </text:p>
        </text:list-item>
        <text:list-item>
          <text:p text:style-name="P103"><text:span text:style-name="T3">refectorio</text:span> | refettorio | réfectoire | -y | -ium. = loco de refectione. </text:p>
        </text:list-item>
        <text:list-item>
          <text:p text:style-name="P103"><text:span text:style-name="T3">refer</text:span> -ro | riferire | référer, <text:span text:style-name="T5">rapporter</text:span> | refer, <text:span text:style-name="T5">relate</text:span> | -ieren. = fer retro. </text:p>
        </text:list-item>
        <text:list-item>
          <text:p text:style-name="P103">—<text:span text:style-name="T3">endo</text:span> | -o | -um | -um | -um. = plebiscito, re quem debe refer. </text:p>
        </text:list-item>
        <text:list-item>
          <text:p text:style-name="P103">—<text:span text:style-name="T3">entia</text:span> | -enza | référence | -ence | -enz. = relatione, informatione. </text:p>
        </text:list-item>
        <text:list-item>
          <text:p text:style-name="P103"><text:span text:style-name="T3">reflecte</text:span> -o | riflettere | réfléchir, refléter | to reflect | -ieren. = flecte retro, cogita. </text:p>
        </text:list-item>
        <text:list-item>
          <text:p text:style-name="P103">—<text:span text:style-name="T3">ore</text:span> | riflettore | ré—eur | -or | -or. = instrumento que reflecte <text:soft-page-break/>luce. </text:p>
        </text:list-item>
        <text:list-item>
          <text:p text:style-name="P103"><text:span text:style-name="T3">reflexo</text:span> -us | riflesso | réflexe, reflet | reflex | reflex. = quem reflecte. </text:p>
        </text:list-item>
        <text:list-item>
          <text:p text:style-name="P103">—<text:span text:style-name="T3">ibile</text:span> -ĭlis | riflessibile | ré—ble | -ble | -bel. </text:p>
        </text:list-item>
        <text:list-item>
          <text:p text:style-name="P103">——<text:span text:style-name="T3">itate</text:span> | riflessibilità | ré—ité | -ity | -ität. </text:p>
        </text:list-item>
        <text:list-item>
          <text:p text:style-name="P103">—<text:span text:style-name="T3">ione</text:span> 200 | riflessione | réflexion | -xion | -xion. </text:p>
        </text:list-item>
        <text:list-item>
          <text:p text:style-name="P103">—<text:span text:style-name="T3">ivo</text:span> | riflessivo | | -ive | -iv. </text:p>
        </text:list-item>
        <text:list-item>
          <text:p text:style-name="P103"><text:span text:style-name="T3">refloresce</text:span> 100 | rifiorire | refleurir | to reflourish | -ieren. = iterum floresce. </text:p>
        </text:list-item>
        <text:list-item>
          <text:p text:style-name="P103"><text:span text:style-name="T3">reflue</text:span> -ŭo | rifluire | -er | to reflow | -ieren. = flue retro. </text:p>
        </text:list-item>
        <text:list-item>
          <text:p text:style-name="P103"><text:span text:style-name="T3">refluxu</text:span> | riflusso | -ux | -ux | -uxus. = ton reflue. </text:p>
        </text:list-item>
        <text:list-item>
          <text:p text:style-name="P103"><text:span text:style-name="T3">reforma</text:span> -o | ri—are | réformer, reformer | to reform | -ieren. = da forma anteriore, muta, renova. </text:p>
        </text:list-item>
        <text:list-item>
          <text:p text:style-name="P103">—<text:span text:style-name="T3">tione</text:span> 200 | ri—zione | ré—tion | -tion | -tion. </text:p>
        </text:list-item>
        <text:list-item>
          <text:p text:style-name="P103">—<text:span text:style-name="T3">tore</text:span> 100 | ri—tore | ré—teur | reformer | -tor. </text:p>
        </text:list-item>
        <text:list-item>
          <text:p text:style-name="P103"><text:span text:style-name="T3">refractario</text:span> 100 | refrattario | ré—aire | -ory | -är. = quem ne pote frange, obstinato, que resiste, que repugna, renitente, qui refraga. </text:p>
        </text:list-item>
        <text:list-item>
          <text:p text:style-name="P103"><text:span text:style-name="T3">refracto</text:span> -us | rifratto. = fracto retro. </text:p>
        </text:list-item>
        <text:list-item>
          <text:p text:style-name="P103">—<text:span text:style-name="T3">ione</text:span> 600 | rifrazione | ré—tion | -tion | -tion. </text:p>
        </text:list-item>
        <text:list-item>
          <text:p text:style-name="P103">—<text:span text:style-name="T3">ivo</text:span> | rifrattivo | ré—if | -ive | -iv. </text:p>
        </text:list-item>
        <text:list-item>
          <text:p text:style-name="P103"><text:span text:style-name="T3">refraga</text:span> -āgo. = oppone se, resiste, contradic, repugna, anti suffraga. </text:p>
        </text:list-item>
        <text:list-item>
          <text:p text:style-name="P103">—<text:span text:style-name="T3">bile</text:span> -ĭlis | | | -able. = refutabile. ⊃ ir—. </text:p>
        </text:list-item>
        <text:list-item>
          <text:p text:style-name="P103"><text:span text:style-name="T3">refrena</text:span> -o | rinfrenare | refréner | to refrain | -ieren. = reprime, impedi, retine, frena. </text:p>
        </text:list-item>
        <text:list-item>
          <text:p text:style-name="P103">—<text:span text:style-name="T3">tione</text:span> 100 | refrénation | -tion | -tion. </text:p>
        </text:list-item>
        <text:list-item>
          <text:p text:style-name="P103"><text:span text:style-name="T3">refrigera</text:span> -ĕro | -are | réfrigérer | -ate | -ieren. = da frigore, redde frigido. </text:p>
        </text:list-item>
        <text:list-item>
          <text:p text:style-name="P103">—<text:span text:style-name="T3">nte</text:span> | -nte | réfrigérant | -nt. </text:p>
        </text:list-item>
        <text:list-item>
          <text:p text:style-name="P103">—<text:span text:style-name="T3">tione</text:span> | -nte | -zione | réfrigération | -tion | -tion. </text:p>
        </text:list-item>
        <text:list-item>
          <text:p text:style-name="P103">—<text:span text:style-name="T3">tore</text:span> 100 | -tore | réfrigérateur | -tor | -tor. </text:p>
        </text:list-item>
        <text:list-item>
          <text:p text:style-name="P103">—<text:span text:style-name="T3">io</text:span> 300 | -io | rafraîchissement, <text:span text:style-name="T5">soulagement</text:span> | -ium | -ium. </text:p>
        </text:list-item>
        <text:list-item>
          <text:p text:style-name="P103"><text:span text:style-name="T3">refringe</text:span> -o | rifrangere | réfracter | to refract. = frange retro. </text:p>
        </text:list-item>
        <text:list-item>
          <text:p text:style-name="P103">—<text:span text:style-name="T3">ente</text:span> -ens | | -ent. </text:p>
        </text:list-item>
        <text:list-item>
          <text:p text:style-name="P103"><text:span text:style-name="T3">refuge</text:span> -ŭgio | rifugiarsi | se réfugier | -ge | -gieren. = fuge retro, recusa, evita. </text:p>
        </text:list-item>
        <text:list-item>
          <text:p text:style-name="P103">—<text:span text:style-name="T3">io</text:span> -ium | rifugio | -e | -e | -ium. = asylo. </text:p>
        </text:list-item>
        <text:list-item>
          <text:p text:style-name="P103"><text:span text:style-name="T3">refunde</text:span> | rifondere | refondre | to refound | -ieren. = funde rurso. </text:p>
        </text:list-item>
        <text:list-item>
          <text:p text:style-name="P103"><text:span text:style-name="T3">refuta</text:span> -ūto | confutare | réfuter | to refute | -ieren. ⊂ re- (con)futa. ⊃ ? I. rifiutare = recusa. </text:p>
        </text:list-item>
        <text:list-item>
          <text:p text:style-name="P103"><text:span text:style-name="T3">regale</text:span> -is | -ale, reale | royal | -al, royal | -al. = de rēge. </text:p>
        </text:list-item>
        <text:list-item>
          <text:p text:style-name="P103"><text:span text:style-name="T3">REGE</text:span> rĕgo | reggere | régir | rule, <text:span text:style-name="T5">govern</text:span> | -gieren. = guberna, administra, conduc, dirige. ⊃ rēge, regente, regimine, regione, regula, recto, corrige, dirige, erige, porrige, surge. || G. orégō, D. recken, I. recare = porrige. </text:p>
        </text:list-item>
        <text:list-item>
          <text:p text:style-name="P103"><text:span text:style-name="T3">rege</text:span> (rex rēgis) | re, H. rey, P. rei | roi | <text:span text:style-name="T5">king</text:span> | <text:span text:style-name="T5">König</text:span>. = principe, duce, imperatore, tyranno. ⊃ regicidio, regale. || D. reich, I. ricco = <text:soft-page-break/>divite; D. Reich = regno; S. rag’an, A. rajah = rege de India. ⊂ E. rēge ⊂ rĕge. </text:p>
        </text:list-item>
        <text:list-item>
          <text:p text:style-name="P103"><text:span text:style-name="T3">regenera</text:span> ĕ 100 | rigenerare | régénérer | -ate | -ieren. = gene novo vita. </text:p>
        </text:list-item>
        <text:list-item>
          <text:p text:style-name="P103">—<text:span text:style-name="T3">tione</text:span> 100 | ri—zione | régénération | -tion | -tion. </text:p>
        </text:list-item>
        <text:list-item>
          <text:p text:style-name="P103">—<text:span text:style-name="T3">tore</text:span> | ri—tore | régénérateur | -tor | -tor. </text:p>
        </text:list-item>
        <text:list-item>
          <text:p text:style-name="P103"><text:span text:style-name="T3">regente</text:span> -ens | reggente | régent | -ent | -ent. = qui rege provisorio. </text:p>
        </text:list-item>
        <text:list-item>
          <text:p text:style-name="P103"><text:span text:style-name="T3">regicida</text:span> | -ida | régicide | -ide | -ida. = qui cæde rege. </text:p>
        </text:list-item>
        <text:list-item>
          <text:p text:style-name="P103">—<text:span text:style-name="T3">io</text:span> | -idio | régicide | -ide | -idium. </text:p>
        </text:list-item>
        <text:list-item>
          <text:p text:style-name="P103"><text:span text:style-name="T3">regimine</text:span> -men -mĭn- | -me | régime | -men | -men. = modo de rĕge. </text:p>
        </text:list-item>
        <text:list-item>
          <text:p text:style-name="P103"><text:span text:style-name="T3">regio</text:span> -ius | regio. = regale. </text:p>
        </text:list-item>
        <text:list-item>
          <text:p text:style-name="P103"><text:span text:style-name="T3">regione</text:span> -gio | -ione, rione | région | -ion | -ion. = terra sub uno rege. </text:p>
        </text:list-item>
        <text:list-item>
          <text:p text:style-name="P103">—<text:span text:style-name="T3">ale</text:span> | -ale | régional | -al. </text:p>
        </text:list-item>
        <text:list-item>
          <text:p text:style-name="P103"><text:span text:style-name="T3">regna</text:span> 100 | -are | régner | to reign | <text:span text:style-name="T5">herrschen</text:span>. = impera, rege, tene regno. </text:p>
        </text:list-item>
        <text:list-item>
          <text:p text:style-name="P103"><text:span text:style-name="T3">regno</text:span> -um | regno | règne, royaume | reign, realm, <text:span text:style-name="T5">kingdom</text:span> | Reich. = dominio de rege. </text:p>
        </text:list-item>
        <text:list-item>
          <text:p text:style-name="P103"><text:span text:style-name="T3">regrede</text:span> -ĕdior | -ire | <text:span text:style-name="T5">reculer</text:span> | to regress | -ieren. = grade retro, anti progredi, redi, reveni. ⊃ regressu. </text:p>
        </text:list-item>
        <text:list-item>
          <text:p text:style-name="P103"><text:span text:style-name="T3">regressu</text:span> -us | -esso | -ès, rétrogression | -ess | -ess. = to regrede. = </text:p>
        </text:list-item>
        <text:list-item>
          <text:p text:style-name="P103">—<text:span text:style-name="T3">ione</text:span> -io | -ione | ré—ion | -ion | -ion. </text:p>
        </text:list-item>
        <text:list-item>
          <text:p text:style-name="P103"><text:span text:style-name="T3">regula</text:span> -ŭla | -ola, H. regla | règle | rule | Regel. = norma que rege. </text:p>
        </text:list-item>
        <text:list-item>
          <text:p text:style-name="P103">— 500 | regolare | régler | -ate, rule | -ieren, regeln. </text:p>
        </text:list-item>
        <text:list-item>
          <text:p text:style-name="P103">—<text:span text:style-name="T3">mento</text:span> | -olamento | règlement | reglement | Reglement. </text:p>
        </text:list-item>
        <text:list-item>
          <text:p text:style-name="P103">——<text:span text:style-name="T3">are</text:span> | -olamentare | réglementaire | reglementary | reglementär. </text:p>
        </text:list-item>
        <text:list-item>
          <text:p text:style-name="P103">—<text:span text:style-name="T3">are</text:span> 100 | -olare | régulier | -ular | -ulär. = secundo regulas. </text:p>
        </text:list-item>
        <text:list-item>
          <text:p text:style-name="P103">——<text:span text:style-name="T3">itate</text:span> | -olarità | ré—ité | -ity | -ität. </text:p>
        </text:list-item>
        <text:list-item>
          <text:p text:style-name="P103">——<text:span text:style-name="T3">iza</text:span> | regolarizzare | ré—iser | -ize | -isieren. </text:p>
        </text:list-item>
        <text:list-item>
          <text:p text:style-name="P103">—<text:span text:style-name="T3">tione</text:span> | -olazione | ré—tion | -tion | -tion. </text:p>
        </text:list-item>
        <text:list-item>
          <text:p text:style-name="P103">—<text:span text:style-name="T3">tore</text:span> | regolatore | ré—teur | -tor | -tor. </text:p>
        </text:list-item>
        <text:list-item>
          <text:p text:style-name="P103"><text:span text:style-name="T3">regurgita</text:span> -ĭto | ri—are | regorger, régurgiter | -ate | -ieren. = ex gurgite, vome. </text:p>
        </text:list-item>
        <text:list-item>
          <text:p text:style-name="P103"><text:span text:style-name="T3">rehabilita</text:span> -ĭto | riabilitare | réhabiliter | -ate | -ieren. = fac iterum habile. </text:p>
        </text:list-item>
        <text:list-item>
          <text:p text:style-name="P103">—<text:span text:style-name="T3">tione</text:span> | riabilitazione | ré—tion | -tion | -tion. </text:p>
        </text:list-item>
        <text:list-item>
          <text:p text:style-name="P103"><text:span text:style-name="T3">reitera</text:span> ĕ 200 | -are | réitérer | -ate | -ieren. = repete, fac iterum. </text:p>
        </text:list-item>
        <text:list-item>
          <text:p text:style-name="P103">—<text:span text:style-name="T3">tione</text:span> 100 | -zione | réitération | -tion | -tion. </text:p>
        </text:list-item>
        <text:list-item>
          <text:p text:style-name="P103">—<text:span text:style-name="T3">tivo</text:span> | -tivo | réitératif | -tive | -tiv. </text:p>
        </text:list-item>
        <text:list-item>
          <text:p text:style-name="P103"><text:span text:style-name="T3">rejecta</text:span> -o | rigettare | rejeter | reject | rejicieren. = jacta retro. </text:p>
        </text:list-item>
        <text:list-item>
          <text:p text:style-name="P103">—<text:span text:style-name="T3">ione</text:span> -io | -ezione | -tion | -tion | -tion. </text:p>
        </text:list-item>
        <text:list-item>
          <text:p text:style-name="P103"><text:span text:style-name="T3">relato</text:span> -us = quem refer. </text:p>
        </text:list-item>
        <text:list-item>
          <text:p text:style-name="P103">—<text:span text:style-name="T3">ione</text:span> -io | -azione | -ion | -ion | -ion. = ton refer, expositione, narratione, comparatione. </text:p>
        </text:list-item>
        <text:list-item>
          <text:p text:style-name="P103">—<text:span text:style-name="T3">ivo</text:span> 400 | -ivo | -if | -ive | -iv. = que se refer, anti absoluto. </text:p>
        </text:list-item>
        <text:list-item>
          <text:p text:style-name="P103">——<text:span text:style-name="T3">itate</text:span> | -ità | -ité | -ity | -ität. </text:p>
        </text:list-item>
        <text:list-item>
          <text:p text:style-name="P103">—<text:span text:style-name="T3">ore</text:span> -tor | -tore | -teur, <text:span text:style-name="T5">rapporteur</text:span> | -ter, -tor | -tor. = qui refer. </text:p>
        </text:list-item>
        <text:list-item>
          <text:p text:style-name="P103"><text:span text:style-name="T3">relaxa</text:span> -o | rilasciare, rilassare | -er, relâcher, relaisser | to release, <text:soft-page-break/>to relax | -ieren. = redde laxo, solve, libera. </text:p>
        </text:list-item>
        <text:list-item>
          <text:p text:style-name="P103">—<text:span text:style-name="T3">tione</text:span> -tio | rilassamento | -tion, relâche | -tion | -tion. </text:p>
        </text:list-item>
        <text:list-item>
          <text:p text:style-name="P103"><text:span text:style-name="T3">relega</text:span> -ēgo | -gare | reléguer | -gate | -gieren. = lega, mitte in exsilio. </text:p>
        </text:list-item>
        <text:list-item>
          <text:p text:style-name="P103">—<text:span text:style-name="T3">tione</text:span> -tio | -zione | relégation | -tion | -tion. </text:p>
        </text:list-item>
        <text:list-item>
          <text:p text:style-name="P103"><text:span text:style-name="T3">releva</text:span> -ĕvo | rilevare | -er | relieve | -ieren. = redde leve, minue labore. </text:p>
        </text:list-item>
        <text:list-item>
          <text:p text:style-name="P103"><text:span text:style-name="T3">relicto</text:span> -us = quem relinque. </text:p>
        </text:list-item>
        <text:list-item>
          <text:p text:style-name="P103"><text:span text:style-name="T3">religione</text:span> -gio | -gione | -gion | -gion | -gion. ⊂ re- leg(e) -ione. </text:p>
        </text:list-item>
        <text:list-item>
          <text:p text:style-name="P103"><text:span text:style-name="T3">religioso</text:span> -us | -oso | -eux | -ous | -ös. = cum religione. </text:p>
        </text:list-item>
        <text:list-item>
          <text:p text:style-name="P103"><text:span text:style-name="T3">relinque</text:span> -o | <text:span text:style-name="T5">abbandonare</text:span> | <text:span text:style-name="T5">abandonner</text:span> | to relinquish | <text:span text:style-name="T5">verlassen</text:span>. = linque retro, linque. ⊃ reliquia. </text:p>
        </text:list-item>
        <text:list-item>
          <text:p text:style-name="P103"><text:span text:style-name="T3">reliquia</text:span> -æ -arum | -quia | -que | relic | -quie. ⊂ relinque. </text:p>
        </text:list-item>
        <text:list-item>
          <text:p text:style-name="P103"><text:span text:style-name="T3">remane</text:span> -măneo | rimanere | | remain. = mane retro, resta, persiste, persevera. </text:p>
        </text:list-item>
        <text:list-item>
          <text:p text:style-name="P103">—<text:span text:style-name="T3">ente</text:span> | rimanente | -ent | -ent | -ent. </text:p>
        </text:list-item>
        <text:list-item>
          <text:p text:style-name="P103"><text:span text:style-name="T3">remedia</text:span> 200 | rimediare | remédier | -y | -ieren. = da remedio. </text:p>
        </text:list-item>
        <text:list-item>
          <text:p text:style-name="P103">—<text:span text:style-name="T3">bile</text:span> ĭ 100 | ri—bile | remédiable | -ble | -bel. </text:p>
        </text:list-item>
        <text:list-item>
          <text:p text:style-name="P103"><text:span text:style-name="T3">remedio</text:span> -ium | rimedio | remède | -dy | -dien. = quod mede. </text:p>
        </text:list-item>
        <text:list-item>
          <text:p text:style-name="P103"><text:span text:style-name="T3">remiga</text:span> -ĭgo | remare | ramer | to row | rudern. = age remos. </text:p>
        </text:list-item>
        <text:list-item>
          <text:p text:style-name="P103"><text:span text:style-name="T3">reminisce</text:span> -or | <text:span text:style-name="T5">ricordarsi</text:span>, rammentarsi | <text:span text:style-name="T5">se rappeler</text:span> | to remember | <text:span text:style-name="T5">sich erinnern</text:span>. = recorda, habe in mente, mene rersum. </text:p>
        </text:list-item>
        <text:list-item>
          <text:p text:style-name="P103"><text:span text:style-name="T3">reminiscentia</text:span> 300 | -nza | ré—nce | -nce | -nz. = ro reminisce, memoria. </text:p>
        </text:list-item>
        <text:list-item>
          <text:p text:style-name="P103"><text:span text:style-name="T3">remisso</text:span> -us | rimesso | remis | remitted | remis. = quem remitte. ⊃ A. remiss = negligente. </text:p>
        </text:list-item>
        <text:list-item>
          <text:p text:style-name="P103">—<text:span text:style-name="T3">ione</text:span> -io | -ione | rémission | -ion | -ion. </text:p>
        </text:list-item>
        <text:list-item>
          <text:p text:style-name="P103"><text:span text:style-name="T3">remitte</text:span> -o | rimettere | <text:span text:style-name="T5">renvoyer</text:span>, remettre | remit | -ieren. = mitte retro, remanda, redde. </text:p>
        </text:list-item>
        <text:list-item>
          <text:p text:style-name="P103"><text:span text:style-name="T3">remo</text:span> -us | I. H. P. remo | rame | <text:span text:style-name="T5">oar</text:span>, rudder | Ruder. ⊃ quinquereme, trireme. ⊂ E. ree ⊃ A. D. </text:p>
        </text:list-item>
        <text:list-item>
          <text:p text:style-name="P103"><text:span text:style-name="T3">remorde</text:span> -eo | rimordere | remordre | to remord. = morde, da « remorsu ». </text:p>
        </text:list-item>
        <text:list-item>
          <text:p text:style-name="P103"><text:span text:style-name="T3">remorsu</text:span> | rimorso | remords | remorse | Remords. = ton remorde. </text:p>
        </text:list-item>
        <text:list-item>
          <text:p text:style-name="P103"><text:span text:style-name="T3">remoto</text:span> -us | rimosso, remoto | <text:span text:style-name="T5">éloigné</text:span> | remote | <text:span text:style-name="T5">entfernt</text:span>. = longiquo, quem remove. </text:p>
        </text:list-item>
        <text:list-item>
          <text:p text:style-name="P103">—<text:span text:style-name="T3">ione</text:span> -tio | rimozione | <text:span text:style-name="T5">destitution</text:span> | -tion | -tion. </text:p>
        </text:list-item>
        <text:list-item>
          <text:p text:style-name="P103"><text:span text:style-name="T3">remove</text:span> -ŏveo | rimuovere | remuer | remove | -ieren. = move retro, redde longiquo, destitue, tolle. </text:p>
        </text:list-item>
        <text:list-item>
          <text:p text:style-name="P103"><text:span text:style-name="T3">remunera</text:span> -ĕro | ri—are | rémunérer | -ate | -ieren. = da munere, da mercede. </text:p>
        </text:list-item>
        <text:list-item>
          <text:p text:style-name="P103">—<text:span text:style-name="T3">tione</text:span> -tio | -zione | rémunération | -tion | -tion. </text:p>
        </text:list-item>
        <text:list-item>
          <text:p text:style-name="P103">—<text:span text:style-name="T3">tivo</text:span> | -tivo | rémunératif | -tive | -tiv. </text:p>
        </text:list-item>
        <text:list-item>
          <text:p text:style-name="P103"><text:span text:style-name="T3">renasce</text:span> -or | rinascere | renaître. = rurso nasce. </text:p>
        </text:list-item>
        <text:list-item>
          <text:p text:style-name="P103">—<text:span text:style-name="T3">ente</text:span> | -ente | renaissant | renascent. </text:p>
        </text:list-item>
        <text:list-item>
          <text:p text:style-name="P103">—<text:span text:style-name="T3">entia</text:span> | rinascenza | renaissance | renascence | Renaissance. </text:p>
        </text:list-item>
        <text:list-item>
          <text:p text:style-name="P103"><text:span text:style-name="T3">rene</text:span> -es | rene | rein | reins | <text:span text:style-name="T5">Nieren</text:span>, Renes. </text:p>
        </text:list-item>
        <text:list-item>
          <text:p text:style-name="P103"><text:soft-page-break/><text:span text:style-name="T3">renega</text:span> -ĕgo | rinnegare | renier | renege | -ieren. = nega de novo, abjura. </text:p>
        </text:list-item>
        <text:list-item>
          <text:p text:style-name="P103">—<text:span text:style-name="T3">tione</text:span> | rinnegazione | | -tion. </text:p>
        </text:list-item>
        <text:list-item>
          <text:p text:style-name="P103">—<text:span text:style-name="T3">to</text:span> | rinnegato | renégat | renegade | -at. = que renega, apostata. </text:p>
        </text:list-item>
        <text:list-item>
          <text:p text:style-name="P103">renitente -ens = fulgido, nitido, luminoso. ⊂ re- nĭte -nte. </text:p>
        </text:list-item>
        <text:list-item>
          <text:p text:style-name="P103"><text:span text:style-name="T3">renitente</text:span> -ens | -ente | rénitent | -ent | -ent. = indomito, qui resiste, qui repugna. ⊂ re- nīte -nte. </text:p>
        </text:list-item>
        <text:list-item>
          <text:p text:style-name="P103">—<text:span text:style-name="T3">ia</text:span> | -enza | rénitence | -ence | -enz. </text:p>
        </text:list-item>
        <text:list-item>
          <text:p text:style-name="P103"><text:span text:style-name="T3">renova</text:span> -ŏvo | rinnovare | renouveler | to renew, to renovate | -ieren. </text:p>
        </text:list-item>
        <text:list-item>
          <text:p text:style-name="P103">—<text:span text:style-name="T3">tione</text:span> -tio | rinnovazione | ré—tion | -tion | -tion. </text:p>
        </text:list-item>
        <text:list-item>
          <text:p text:style-name="P103">—<text:span text:style-name="T3">tore</text:span> | rinn—tore | ré—teur | -tor. </text:p>
        </text:list-item>
        <text:list-item>
          <text:p text:style-name="P103"><text:span text:style-name="T3">renuntia</text:span> -io = annuntia, denuntia. </text:p>
        </text:list-item>
        <text:list-item>
          <text:p text:style-name="P103">— -io | rinunziare | renoncer | to renounce | -ieren. = abstine se, recusa, linque. </text:p>
        </text:list-item>
        <text:list-item>
          <text:p text:style-name="P103">—<text:span text:style-name="T3">tione</text:span> 300 | rinuncia | renonciation | renunciation | -tion. </text:p>
        </text:list-item>
        <text:list-item>
          <text:p text:style-name="P103"><text:span text:style-name="T3">reo</text:span> reus = accusato. </text:p>
        </text:list-item>
        <text:list-item>
          <text:p text:style-name="P103">— 400 | reo. = qui habe culpa. </text:p>
        </text:list-item>
        <text:list-item>
          <text:p text:style-name="P103"><text:span text:style-name="T3">reorganiza</text:span> | riorganizzare | réorganiser | -ize | -isieren. = organiza rurso. </text:p>
        </text:list-item>
        <text:list-item>
          <text:p text:style-name="P103"><text:span text:style-name="T3">repara</text:span> -ăro | riparare | réparer | to repair | -ieren. = restaura, para rurso. </text:p>
        </text:list-item>
        <text:list-item>
          <text:p text:style-name="P103">—<text:span text:style-name="T3">bile</text:span> -bĭlis | ri—bile | ré—ble | -ble | -bel. </text:p>
        </text:list-item>
        <text:list-item>
          <text:p text:style-name="P103">—<text:span text:style-name="T3">tione</text:span> | ri—zione | ré—tion | -tion | -tion. </text:p>
        </text:list-item>
        <text:list-item>
          <text:p text:style-name="P103"><text:span text:style-name="T3">repe</text:span> -o = serpe, repta. ⊃ reptile. </text:p>
        </text:list-item>
        <text:list-item>
          <text:p text:style-name="P103"><text:span text:style-name="T3">repelle</text:span> -o | <text:span text:style-name="T5">respingere</text:span> | repousser | repel, repulse | -ieren. = pelle [pulsa] retro, rejecta. </text:p>
        </text:list-item>
        <text:list-item>
          <text:p text:style-name="P103"><text:span text:style-name="T3">repercussione</text:span> 100 | ri—sione | répercussion | -sion | -sion. = ton repercute. </text:p>
        </text:list-item>
        <text:list-item>
          <text:p text:style-name="P103"><text:span text:style-name="T3">repercute</text:span> -ŭtio | ripercuotere | répercuter | to repercuss | -ieren. = « percute » rurso. </text:p>
        </text:list-item>
        <text:list-item>
          <text:p text:style-name="P103"><text:span text:style-name="T3">reperi</text:span> -ĕrio | <text:span text:style-name="T5">trovare</text:span>, reperire | <text:span text:style-name="T5">trouver</text:span> | <text:span text:style-name="T5">find</text:span> | <text:span text:style-name="T5">finden</text:span>. = inveni. ⊃ repertorio. ⊂ re- + E. peri, <text:span text:style-name="T5">aut</text:span> re- pare. </text:p>
        </text:list-item>
        <text:list-item>
          <text:p text:style-name="P103"><text:span text:style-name="T3">repertorio</text:span> 300 | -orio | ré—oire | -ory | -orium. = inventario pro reperi res. </text:p>
        </text:list-item>
        <text:list-item>
          <text:p text:style-name="P103"><text:span text:style-name="T3">repete</text:span> -ĕto | ripetere | répéter | repeat | -ieren. = pete iterum. </text:p>
        </text:list-item>
        <text:list-item>
          <text:p text:style-name="P103">—<text:span text:style-name="T3">ito</text:span> -ītus = quem repete. </text:p>
        </text:list-item>
        <text:list-item>
          <text:p text:style-name="P103">——<text:span text:style-name="T3">ione</text:span> -tio | ripetizione | répétition | -tion | -tion. </text:p>
        </text:list-item>
        <text:list-item>
          <text:p text:style-name="P103">——<text:span text:style-name="T3">ore</text:span> -or | ri—itore | répétiteur | -itor | -itor. </text:p>
        </text:list-item>
        <text:list-item>
          <text:p text:style-name="P103"><text:span text:style-name="T3">reple</text:span> -eo | riempire | remplir | replenish. = ple. </text:p>
        </text:list-item>
        <text:list-item>
          <text:p text:style-name="P103"><text:span text:style-name="T3">replica</text:span> -ĭco | ripiegare | replier. </text:p>
        </text:list-item>
        <text:list-item>
          <text:p text:style-name="P103">— M | -are | répliquer | reply | -ieren. = repete, itera, responde. </text:p>
        </text:list-item>
        <text:list-item>
          <text:p text:style-name="P103"><text:span text:style-name="T3">repone</text:span> -ōno | riporre | reposer, <text:span text:style-name="T5">replacer</text:span> | repose | -ieren. = re- pone. </text:p>
        </text:list-item>
        <text:list-item>
          <text:p text:style-name="P103"><text:span text:style-name="T3">reporta</text:span> -o | riportare | rapporter, reporter | to report | -ieren. </text:p>
        </text:list-item>
        <text:list-item>
          <text:p text:style-name="P103"><text:span text:style-name="T3">reposito</text:span> -ĭtus = quem repone. </text:p>
        </text:list-item>
        <text:list-item>
          <text:p text:style-name="P103">—<text:span text:style-name="T3">orio</text:span> 100 | ripostiglio, <text:span text:style-name="T5">credenza</text:span> | repositoire, <text:span text:style-name="T5">buffet</text:span> | -ry | -rium. = loco pro pone res. </text:p>
        </text:list-item>
        <text:list-item>
          <text:p text:style-name="P103"><text:soft-page-break/><text:span text:style-name="T3">reposto</text:span> -us | riposto. = quem repone, distante, abscondito. </text:p>
        </text:list-item>
        <text:list-item>
          <text:p text:style-name="P103"><text:span text:style-name="T3">repræsenta</text:span> -o | rappresentare | représenter | to represent | -ieren. = redde præsente. </text:p>
        </text:list-item>
        <text:list-item>
          <text:p text:style-name="P103">—<text:span text:style-name="T3">bile</text:span> -ĭlis | rappre—bile | repré—ble | repre—ble. </text:p>
        </text:list-item>
        <text:list-item>
          <text:p text:style-name="P103">—<text:span text:style-name="T3">nte</text:span> | rappre—nte | repré—nt | repre—nt | -nt. </text:p>
        </text:list-item>
        <text:list-item>
          <text:p text:style-name="P103">—<text:span text:style-name="T3">tione</text:span> 100 | rappre—zione | représentation | repre—tion | -tion. </text:p>
        </text:list-item>
        <text:list-item>
          <text:p text:style-name="P103">—<text:span text:style-name="T3">tivo</text:span> | rappre—ivo | repré—tif | repre—tive | -tiv. </text:p>
        </text:list-item>
        <text:list-item>
          <text:p text:style-name="P103"><text:span text:style-name="T3">reprehende</text:span> -o | riprendere, <text:span text:style-name="T5">rimproverare</text:span> | reprende, réprimander | ro reprehend | -ieren. = prehende retro, corrige, vitupera, redargue. ⊃ reprehenso. </text:p>
        </text:list-item>
        <text:list-item>
          <text:p text:style-name="P103"><text:span text:style-name="T3">reprehenso</text:span> -us = quem reprehende. </text:p>
        </text:list-item>
        <text:list-item>
          <text:p text:style-name="P103">—<text:span text:style-name="T3">ibile</text:span> -ĭlis | riprensibile | répréhensible | -ible | -ibel. </text:p>
        </text:list-item>
        <text:list-item>
          <text:p text:style-name="P103">—<text:span text:style-name="T3">ione</text:span> -io | riprensione | répréhension | -sion | -sion. </text:p>
        </text:list-item>
        <text:list-item>
          <text:p text:style-name="P103"><text:span text:style-name="T3">represso</text:span> -us | represso. = quem reprime. </text:p>
        </text:list-item>
        <text:list-item>
          <text:p text:style-name="P103">—<text:span text:style-name="T3">ione</text:span> | -sione | ré—sion | -sion | -sion. </text:p>
        </text:list-item>
        <text:list-item>
          <text:p text:style-name="P103"><text:span text:style-name="T3">reprime</text:span> -ĭmo | -ere | ré—er | repress | -ieren. = comprime, onera, coerce. ⊃ represso. </text:p>
        </text:list-item>
        <text:list-item>
          <text:p text:style-name="P103"><text:span text:style-name="T3">reproba</text:span> -ŏbo | riprovare | réprouver | -ate, reprove, reproach | -ieren. = ne proba, anti approba, censura, refuta, reprehende. F. reprouver = proba iterum. </text:p>
        </text:list-item>
        <text:list-item>
          <text:p text:style-name="P103">—<text:span text:style-name="T3">tione</text:span> 400 | riprovazione | ré—tion | -tion | -tion. </text:p>
        </text:list-item>
        <text:list-item>
          <text:p text:style-name="P103"><text:span text:style-name="T3">reproduc</text:span> | riprodurre | reproduire | -e | -ieren. </text:p>
        </text:list-item>
        <text:list-item>
          <text:p text:style-name="P103">—<text:span text:style-name="T3">tione</text:span> | ri—zione | -tion | -tion | -tion. </text:p>
        </text:list-item>
        <text:list-item>
          <text:p text:style-name="P103">—<text:span text:style-name="T3">tivo</text:span> | ri—ttivo | -tif | -tive | -tiv. </text:p>
        </text:list-item>
        <text:list-item>
          <text:p text:style-name="P103">——<text:span text:style-name="T3">itate</text:span> | ri—uttività | -ité | | -ität. </text:p>
        </text:list-item>
        <text:list-item>
          <text:p text:style-name="P103"><text:span text:style-name="T3">repta</text:span> -o = repe, serpe. ⊃ reptile. </text:p>
        </text:list-item>
        <text:list-item>
          <text:p text:style-name="P103"><text:span text:style-name="T3">reptile</text:span> ĭ 400 | rettile | -ile | -ile | -il. = qui repe, serpente. </text:p>
        </text:list-item>
        <text:list-item>
          <text:p text:style-name="P103"><text:span text:style-name="T3">republica</text:span> respublĭca | repub(b)lica | ré—ique | -ic | -ik. ⊂ re publico. </text:p>
        </text:list-item>
        <text:list-item>
          <text:p text:style-name="P103">—<text:span text:style-name="T3">ano</text:span> | -ano | ré—ain | -an | -aner. </text:p>
        </text:list-item>
        <text:list-item>
          <text:p text:style-name="P103"><text:span text:style-name="T3">repudia</text:span> -io | ripudiare | répudier | -iate | -iieren. = fac repudio. </text:p>
        </text:list-item>
        <text:list-item>
          <text:p text:style-name="P103">—<text:span text:style-name="T3">tione</text:span> -tio = </text:p>
        </text:list-item>
        <text:list-item>
          <text:p text:style-name="P103">—<text:span text:style-name="T3">io</text:span> -ium | -dio | répudiation | -diation | -diation. = separatione ab uxore, divortio. ⊂ re- pud(e) -io. </text:p>
        </text:list-item>
        <text:list-item>
          <text:p text:style-name="P103"><text:span text:style-name="T3">repugna</text:span> -o | ri—are | ré—er | repugn | -ieren. = pugna contra, repulsa, relucta, anti place, anti seduce. </text:p>
        </text:list-item>
        <text:list-item>
          <text:p text:style-name="P103">—<text:span text:style-name="T3">nte</text:span> -ns | ri—nte | ré—nt | -nt | -nt. </text:p>
        </text:list-item>
        <text:list-item>
          <text:p text:style-name="P103">—<text:span text:style-name="T3">ntia</text:span> -ntia | ri—nza | ré—nce | -nce | -nz. </text:p>
        </text:list-item>
        <text:list-item>
          <text:p text:style-name="P103"><text:span text:style-name="T3">repullula</text:span> ŭ 100 | ripullulare | -er | -ate. = pullula iterum. </text:p>
        </text:list-item>
        <text:list-item>
          <text:p text:style-name="P103"><text:span text:style-name="T3">repulsa</text:span> -o | <text:span text:style-name="T5">respingere</text:span> | repousser | -e | -ieren. = repelle. </text:p>
        </text:list-item>
        <text:list-item>
          <text:p text:style-name="P103">— -a | ripulsa | <text:span text:style-name="T5">refus</text:span> | repulse | Repuls. = ton repelle, responso negativo. </text:p>
        </text:list-item>
        <text:list-item>
          <text:p text:style-name="P103">—<text:span text:style-name="T3">ione</text:span> | ripulsione | répulsion | -sion | -sion. = adversione. </text:p>
        </text:list-item>
        <text:list-item>
          <text:p text:style-name="P103">—<text:span text:style-name="T3">ivo</text:span> | -ivo | ré—if | -ive | -iv. </text:p>
        </text:list-item>
        <text:list-item>
          <text:p text:style-name="P103">—<text:span text:style-name="T3">o</text:span> -us = quem repelle. </text:p>
        </text:list-item>
        <text:list-item>
          <text:p text:style-name="P103"><text:span text:style-name="T3">reputa</text:span> -ŭto | -are | réputer | -e | <text:span text:style-name="T5">erwägen</text:span>. = puta, considera, existima, judica. </text:p>
        </text:list-item>
        <text:list-item>
          <text:p text:style-name="P103"><text:soft-page-break/>—<text:span text:style-name="T3">bile</text:span> -ĭlis | -bile | | -ble | -bel. </text:p>
        </text:list-item>
        <text:list-item>
          <text:p text:style-name="P103">—<text:span text:style-name="T3">tione</text:span> 100 | -zione | ré—tion | -tion | -tion. </text:p>
        </text:list-item>
        <text:list-item>
          <text:p text:style-name="P103"><text:span text:style-name="T3">requie</text:span> -es = quiete. </text:p>
        </text:list-item>
        <text:list-item>
          <text:p text:style-name="P103"><text:span text:style-name="T3">requiem</text:span> | -em | -em | -em | -em. = <text:span text:style-name="T5">accusativo de</text:span> requie, primo vocabulo de cantico funebre. </text:p>
        </text:list-item>
        <text:list-item>
          <text:p text:style-name="P103"><text:span text:style-name="T3">require</text:span> -īro | richiedere, requisire | requérir | to require | -ieren. = quære, exige. </text:p>
        </text:list-item>
        <text:list-item>
          <text:p text:style-name="P103"><text:span text:style-name="T3">requisito</text:span> -us | -isito | -is | -isite | -isit. = quem require. </text:p>
        </text:list-item>
        <text:list-item>
          <text:p text:style-name="P103">—<text:span text:style-name="T3">ione</text:span> 200 | -zione | ré—ion | -ion | -ion. </text:p>
        </text:list-item>
        <text:list-item>
          <text:p text:style-name="P103"><text:span text:style-name="T3">rescinde</text:span> -o | -ere | -er | to rescind | -ieren. = scinde. </text:p>
        </text:list-item>
        <text:list-item>
          <text:p text:style-name="P103"><text:span text:style-name="T3">rescisso</text:span> -us = quem rescinde. </text:p>
        </text:list-item>
        <text:list-item>
          <text:p text:style-name="P103">—<text:span text:style-name="T3">ione</text:span> 300 | -issione | -ision, <text:span text:style-name="T5">retranchement</text:span> | -ission | -ission. = ton scinde et annihila contractu. </text:p>
        </text:list-item>
        <text:list-item>
          <text:p text:style-name="P103"><text:span text:style-name="T3">rescribe</text:span> -o | riscrivere | récrire | -e | -ieren. = responde per littera. </text:p>
        </text:list-item>
        <text:list-item>
          <text:p text:style-name="P103"><text:span text:style-name="T3">rescripto</text:span> 100 | -itto | -it | -ipt | -ipt. = responso de principe. </text:p>
        </text:list-item>
        <text:list-item>
          <text:p text:style-name="P103"><text:span text:style-name="T3">reseca</text:span> -ĕco | risecare | réséquer | resect | -ieren. = seca iterum. </text:p>
        </text:list-item>
        <text:list-item>
          <text:p text:style-name="P103"><text:span text:style-name="T3">resecto</text:span> -us = quem reseca. </text:p>
        </text:list-item>
        <text:list-item>
          <text:p text:style-name="P103">—<text:span text:style-name="T3">ione</text:span> 100 | resezione | résection | -ion | -ion. </text:p>
        </text:list-item>
        <text:list-item>
          <text:p text:style-name="P103"><text:span text:style-name="T3">reseda</text:span> -ēda (Plinio) | -eda | réséda | -eda | -eda. = Bot. « reseda lutea ». </text:p>
        </text:list-item>
        <text:list-item>
          <text:p text:style-name="P103"><text:span text:style-name="T3">resenti</text:span> | risentire | ressentir | resent | -ieren. = senti retro, habe perceptione, offende se. </text:p>
        </text:list-item>
        <text:list-item>
          <text:p text:style-name="P103">—<text:span text:style-name="T3">mento</text:span> | ri—mento | -ment | -ment | -ment. </text:p>
        </text:list-item>
        <text:list-item>
          <text:p text:style-name="P103"><text:span text:style-name="T3">reserva</text:span> -o | riservare | réserver | to reserve | -ieren. = serva retro. </text:p>
        </text:list-item>
        <text:list-item>
          <text:p text:style-name="P103">—<text:span text:style-name="T3">ato</text:span> | ri—ato | réservé | -ed | -iert. </text:p>
        </text:list-item>
        <text:list-item>
          <text:p text:style-name="P103"><text:span text:style-name="T3">reside</text:span> -ĭdeo | risiedere, <text:span text:style-name="T5">dimorare</text:span> | résider | to reside | -ieren. = habe sede, habita, remane. </text:p>
        </text:list-item>
        <text:list-item>
          <text:p text:style-name="P103">—<text:span text:style-name="T3">ente</text:span> | -ente | ré—ant | -ent | -ent. </text:p>
        </text:list-item>
        <text:list-item>
          <text:p text:style-name="P103">—<text:span text:style-name="T3">entia</text:span> | -enza | ré—ance | -ence | -enz. </text:p>
        </text:list-item>
        <text:list-item>
          <text:p text:style-name="P103"><text:span text:style-name="T3">residuo</text:span> -ŭus | -uo, <text:span text:style-name="T5">resto</text:span> | résidu | -ue, -uum | -uum. = quod reside, reliquo. </text:p>
        </text:list-item>
        <text:list-item>
          <text:p text:style-name="P103">—<text:span text:style-name="T3">uale</text:span> | -uale | résiduel | -ual | -uarisch. </text:p>
        </text:list-item>
        <text:list-item>
          <text:p text:style-name="P103"><text:span text:style-name="T3">resigna</text:span> -o | ressegnare | résigner | to resign | -ieren. = tolle signo, renuntia, demitte se. </text:p>
        </text:list-item>
        <text:list-item>
          <text:p text:style-name="P103">—<text:span text:style-name="T3">tione</text:span> | rassegnazione | ré—tion | -tion | -tion. </text:p>
        </text:list-item>
        <text:list-item>
          <text:p text:style-name="P103"><text:span text:style-name="T3">resina</text:span> -īna (Plinio) | -ina | résine | -in | <text:span text:style-name="T5">Harz</text:span>. ⊂ G. rētínē. = liquido inflammabile ex pino. </text:p>
        </text:list-item>
        <text:list-item>
          <text:p text:style-name="P103">—<text:span text:style-name="T3">oso</text:span> 100 | -oso | résineux | -ous | -ös. </text:p>
        </text:list-item>
        <text:list-item>
          <text:p text:style-name="P103"><text:span text:style-name="T3">resipiscentia</text:span> 400 | -enza, <text:span text:style-name="T5">ravvedimento</text:span> | ré—ence | -ence | -enz. = to pænite de errore. ⊂ re- sape -sce -ntia. </text:p>
        </text:list-item>
        <text:list-item>
          <text:p text:style-name="P103"><text:span text:style-name="T3">resiste</text:span> -o | -ere | résister | to resist | -ieren. = siste contra, obsta. </text:p>
        </text:list-item>
        <text:list-item>
          <text:p text:style-name="P103">—<text:span text:style-name="T3">ente</text:span> | -ente | ré—ant | -ent | -ent. </text:p>
        </text:list-item>
        <text:list-item>
          <text:p text:style-name="P103">—<text:span text:style-name="T3">entia</text:span> | -enza | ré—ance | -ance | -enz. </text:p>
        </text:list-item>
        <text:list-item>
          <text:p text:style-name="P103"><text:span text:style-name="T3">resoluto</text:span> -us | risolto | résolu | resolved | resolviert. = quem resolve. </text:p>
        </text:list-item>
        <text:list-item>
          <text:p text:style-name="P103">— M | risoluto | résolu | -ute | -ut. = strenuo, prompto, sine metu. </text:p>
        </text:list-item>
        <text:list-item>
          <text:p text:style-name="P103">—<text:span text:style-name="T3">ione</text:span> 100 | ri—zione | ré—ion | -ion | -ion. </text:p>
        </text:list-item>
        <text:list-item>
          <text:p text:style-name="P103"><text:span text:style-name="T3">resolve</text:span> -o | risolvere | résoudre | to resolve | -ieren. = solve. ⊃ <text:soft-page-break/>resoluto. </text:p>
        </text:list-item>
        <text:list-item>
          <text:p text:style-name="P103"><text:span text:style-name="T3">resona</text:span> -ŏno | risonare | résonner | to resound | -ieren. = sona retro. </text:p>
        </text:list-item>
        <text:list-item>
          <text:p text:style-name="P103">—<text:span text:style-name="T3">nte</text:span> | ri—nte | ré—nt | -nt | -nt. </text:p>
        </text:list-item>
        <text:list-item>
          <text:p text:style-name="P103">—<text:span text:style-name="T3">ntia</text:span> | risonanza | résonance | -nce | -nz. </text:p>
        </text:list-item>
        <text:list-item>
          <text:p text:style-name="P103"><text:span text:style-name="T3">respecta</text:span> -o = specta retro. </text:p>
        </text:list-item>
        <text:list-item>
          <text:p text:style-name="P103">— | rispettare | -er | to respect | -ieren. = tribue honore. </text:p>
        </text:list-item>
        <text:list-item>
          <text:p text:style-name="P103">—<text:span text:style-name="T3">bile</text:span> -ĭlis | ri—bile | -ble | -ble | -bel. </text:p>
        </text:list-item>
        <text:list-item>
          <text:p text:style-name="P103">——<text:span text:style-name="T3">itate</text:span> | ri—ità | -ité | -ity | -ität. </text:p>
        </text:list-item>
        <text:list-item>
          <text:p text:style-name="P103">—<text:span text:style-name="T3">ivo</text:span> | rispettivo | -if | -ive | -iv. = relativo, de singulo. </text:p>
        </text:list-item>
        <text:list-item>
          <text:p text:style-name="P103"><text:span text:style-name="T3">respectu</text:span> -us | rispetto | -ect | -ect | -ekt. = consideratione, honore. </text:p>
        </text:list-item>
        <text:list-item>
          <text:p text:style-name="P103">—<text:span text:style-name="T3">uoso</text:span> | rispettoso | -ueux | respect <text:span text:style-name="T5">ful</text:span> | -uös. = reverente, obsequioso. </text:p>
        </text:list-item>
        <text:list-item>
          <text:p text:style-name="P103"><text:span text:style-name="T3">respira</text:span> -īro | -are | -er | -e | -ieren. </text:p>
        </text:list-item>
        <text:list-item>
          <text:p text:style-name="P103">—<text:span text:style-name="T3">bile</text:span> -ĭlis | -bile | -ble | -ble | -bel. </text:p>
        </text:list-item>
        <text:list-item>
          <text:p text:style-name="P103">—<text:span text:style-name="T3">tione</text:span> -tio | -zione | -tion | -tion | -tion. </text:p>
        </text:list-item>
        <text:list-item>
          <text:p text:style-name="P103">—<text:span text:style-name="T3">torio</text:span> | -torio | -toire | -tory | -torisch. </text:p>
        </text:list-item>
        <text:list-item>
          <text:p text:style-name="P103"><text:span text:style-name="T3">resplende</text:span> -eo | risplendere | resplendir. = splende. </text:p>
        </text:list-item>
        <text:list-item>
          <text:p text:style-name="P103">—<text:span text:style-name="T3">ente</text:span> -ens | ri—dente | -dissant | -dent. </text:p>
        </text:list-item>
        <text:list-item>
          <text:p text:style-name="P103"><text:span text:style-name="T3">responde</text:span> -eo | rispondere | répondre | to respond, <text:span text:style-name="T5">to answer</text:span> | -ieren. </text:p>
        </text:list-item>
        <text:list-item>
          <text:p text:style-name="P103">—<text:span text:style-name="T3">ente</text:span> -ens | ri—ente | répondant | -ent | -ent. </text:p>
        </text:list-item>
        <text:list-item>
          <text:p text:style-name="P103"><text:span text:style-name="T3">responso</text:span> -um | risposta | réponse | <text:span text:style-name="T5">answer</text:span>, -onse | -onsum. = quem responde. </text:p>
        </text:list-item>
        <text:list-item>
          <text:p text:style-name="P103">—<text:span text:style-name="T3">abile</text:span> -ĭlis | -abile | -able | -ible | -abel. = qui debe responde. </text:p>
        </text:list-item>
        <text:list-item>
          <text:p text:style-name="P103">——<text:span text:style-name="T3">itate</text:span> | -ità | -ité | -sibility | -ität. </text:p>
        </text:list-item>
        <text:list-item>
          <text:p text:style-name="P103">—<text:span text:style-name="T3">ivo</text:span> | -ivo | -if | -ive | -iv. </text:p>
        </text:list-item>
        <text:list-item>
          <text:p text:style-name="P103"><text:span text:style-name="T3">resta</text:span> -o | -are | -er | <text:span text:style-name="T5">to remain</text:span>, to rest | -ieren. = remane, mane, resiste. ⊂ re -sta. </text:p>
        </text:list-item>
        <text:list-item>
          <text:p text:style-name="P103">—<text:span text:style-name="T3">ante</text:span> -ans | -ante | -ant | -ant | -ant. </text:p>
        </text:list-item>
        <text:list-item>
          <text:p text:style-name="P103"><text:span text:style-name="T3">restabili</text:span> -ĭlio | ristabilire | rétablir | to reestablish | -ieren. = redde iterum stabile. </text:p>
        </text:list-item>
        <text:list-item>
          <text:p text:style-name="P103"><text:span text:style-name="T3">restaura</text:span> 100 | ristorare, -are | -er | to restore | -ieren. ⊂ re –staura. </text:p>
        </text:list-item>
        <text:list-item>
          <text:p text:style-name="P103">—<text:span text:style-name="T3">nte</text:span> M | ristorante, ristoratore | -ant | -ant | -ant. = loco pro restaura corpore cum cibo. </text:p>
        </text:list-item>
        <text:list-item>
          <text:p text:style-name="P103">—<text:span text:style-name="T3">tione</text:span> 600 | ristorazione | -tion | restoration | -tion. </text:p>
        </text:list-item>
        <text:list-item>
          <text:p text:style-name="P103">—<text:span text:style-name="T3">tore</text:span> | ristoratore | -teur | restorer | -tor. </text:p>
        </text:list-item>
        <text:list-item>
          <text:p text:style-name="P103"><text:span text:style-name="T3">restitue</text:span> -uo | -uire | -uer | -ute | -uieren. = fac restitutione, redde, statue iterum. </text:p>
        </text:list-item>
        <text:list-item>
          <text:p text:style-name="P103"><text:span text:style-name="T3">restituto</text:span> -us = quem restitue. </text:p>
        </text:list-item>
        <text:list-item>
          <text:p text:style-name="P103">—<text:span text:style-name="T3">ione</text:span> -io | -uzione | -ion | -ion | -ion. </text:p>
        </text:list-item>
        <text:list-item>
          <text:p text:style-name="P103"><text:span text:style-name="T3">resto</text:span> M | resto | reste | rest | Rest. = residuo, reliquo, quod resta. </text:p>
        </text:list-item>
        <text:list-item>
          <text:p text:style-name="P103"><text:span text:style-name="T3">restricto</text:span> -us | ristretto. = quem restringe. </text:p>
        </text:list-item>
        <text:list-item>
          <text:p text:style-name="P103">—<text:span text:style-name="T3">ione</text:span> 400 | -izione | -ion | -ion | -ion. = contractione, compressione. </text:p>
        </text:list-item>
        <text:list-item>
          <text:p text:style-name="P103">—<text:span text:style-name="T3">ivo</text:span> | restrittivo | -if | -ive | -iv. </text:p>
        </text:list-item>
        <text:list-item>
          <text:p text:style-name="P103"><text:span text:style-name="T3">restringe</text:span> -o | -ere | restreindre | restrain, restrict | -ieren. = stringe, contrahe, limita, comprime. </text:p>
        </text:list-item>
        <text:list-item>
          <text:p text:style-name="P103">—<text:span text:style-name="T3">ente</text:span> | -ente | -ent | -ent | -ent. (pharmaco) que restringe. </text:p>
        </text:list-item>
        <text:list-item>
          <text:p text:style-name="P103"><text:soft-page-break/><text:span text:style-name="T3">resulta</text:span> -o | risaltare. = salta retro, es evidente. </text:p>
        </text:list-item>
        <text:list-item>
          <text:p text:style-name="P103">— M | risultare | résulter | to result | -ieren. = seque, nasce, ori, fi. </text:p>
        </text:list-item>
        <text:list-item>
          <text:p text:style-name="P103">—<text:span text:style-name="T3">atu</text:span> | risultato | résultat | result | -at. = to resulta, exitu, consequentia. </text:p>
        </text:list-item>
        <text:list-item>
          <text:p text:style-name="P103"><text:span text:style-name="T3">resume</text:span> -ūmo | riassumere | résumer | to resume | -ieren. = sume in compendio. </text:p>
        </text:list-item>
        <text:list-item>
          <text:p text:style-name="P103"><text:span text:style-name="T3">resurge</text:span> -o | risorgere | -ir | -e | -ieren. = surge de novo. ⊃ resurrecto. </text:p>
        </text:list-item>
        <text:list-item>
          <text:p text:style-name="P103"><text:span text:style-name="T3">resurrecto</text:span> = que e resurge. </text:p>
        </text:list-item>
        <text:list-item>
          <text:p text:style-name="P103">—<text:span text:style-name="T3">ione</text:span> 300 | ri—ezione | ré—ction | -ion | -ion. </text:p>
        </text:list-item>
        <text:list-item>
          <text:p text:style-name="P103"><text:span text:style-name="T3">resuscita</text:span> -ĭto | risuscitare | ressusciter | -ate | -ieren. = suscita iterum, excita, revoca ad vita, excita ex somno. </text:p>
        </text:list-item>
        <text:list-item>
          <text:p text:style-name="P103"><text:span text:style-name="T3">retarda</text:span> -o | ritardare | -er | to retard | -ieren. = pone mora, age tardo. </text:p>
        </text:list-item>
        <text:list-item>
          <text:p text:style-name="P103">—<text:span text:style-name="T3">tione</text:span> -tio | ritardo | -tion | -tion | -tion. </text:p>
        </text:list-item>
        <text:list-item>
          <text:p text:style-name="P103"><text:span text:style-name="T3">rete,</text:span> <text:span text:style-name="T5">nominativo</text:span> = reti. </text:p>
        </text:list-item>
        <text:list-item>
          <text:p text:style-name="P103"><text:span text:style-name="T3">retento</text:span> -us = quem retine. </text:p>
        </text:list-item>
        <text:list-item>
          <text:p text:style-name="P103">—<text:span text:style-name="T3">ione</text:span> -tio | ri—zione | retenue, rétention | -tion | -tion. </text:p>
        </text:list-item>
        <text:list-item>
          <text:p text:style-name="P103"><text:span text:style-name="T3">reti</text:span> rete | rete, H. red, P. rede | <text:span text:style-name="T5">filet</text:span>, réseau, rets | <text:span text:style-name="T5">net</text:span> | <text:span text:style-name="T5">Netz</text:span>. ⊃ reticulo, retina. </text:p>
        </text:list-item>
        <text:list-item>
          <text:p text:style-name="P103"><text:span text:style-name="T3">retice</text:span> -ĭceo = tace. </text:p>
        </text:list-item>
        <text:list-item>
          <text:p text:style-name="P103">—<text:span text:style-name="T3">nte</text:span> | -nte | | -nt. </text:p>
        </text:list-item>
        <text:list-item>
          <text:p text:style-name="P103">—<text:span text:style-name="T3">ntia</text:span> -ia | -nza | réticence | -nce | -nz. </text:p>
        </text:list-item>
        <text:list-item>
          <text:p text:style-name="P103"><text:span text:style-name="T3">reticulo</text:span> -ŭlum | -cella, -colo | <text:span text:style-name="T5">petit filet</text:span>, réseau, résille, réticule | -cle, -cule, -culum | -culum. = parvo reti. </text:p>
        </text:list-item>
        <text:list-item>
          <text:p text:style-name="P103">—<text:span text:style-name="T3">are</text:span> | -olare | réticulaire | -ular | -ulär. </text:p>
        </text:list-item>
        <text:list-item>
          <text:p text:style-name="P103">—<text:span text:style-name="T3">ato</text:span> 100 | -olato | réticulé | -ulate(d) | -uliert. = clausura cum reticulos. </text:p>
        </text:list-item>
        <text:list-item>
          <text:p text:style-name="P103"><text:span text:style-name="T3">retina</text:span> N | -ina | rétine | -ina | -ina. = rete de nervos in oculo. </text:p>
        </text:list-item>
        <text:list-item>
          <text:p text:style-name="P103"><text:span text:style-name="T3">retine</text:span> -ĭneo | ritenere | retenir | retain | -ieren. = tene retro. </text:p>
        </text:list-item>
        <text:list-item>
          <text:p text:style-name="P103"><text:span text:style-name="T3">retorque</text:span> -eo | ritorcere | retordre, rétorquer | to retort | -quieren. = torque ad retro. </text:p>
        </text:list-item>
        <text:list-item>
          <text:p text:style-name="P103"><text:span text:style-name="T3">retorto</text:span> -us | ritorto. = quem retorque. </text:p>
        </text:list-item>
        <text:list-item>
          <text:p text:style-name="P103">—<text:span text:style-name="T3">ione</text:span> | ritorsione | rétorsion | -tion | -sion. </text:p>
        </text:list-item>
        <text:list-item>
          <text:p text:style-name="P103"><text:span text:style-name="T3">retracto</text:span> -us | ritratto | -ait | -acted | -akt. = quem retrahe. </text:p>
        </text:list-item>
        <text:list-item>
          <text:p text:style-name="P103">—<text:span text:style-name="T3">a</text:span> -o | ritrattare | rétracter | retract | -tieren. = trahe retro. </text:p>
        </text:list-item>
        <text:list-item>
          <text:p text:style-name="P103">—<text:span text:style-name="T3">atione</text:span> -atio | ritrattazione | rétractation | -ation | -ation. </text:p>
        </text:list-item>
        <text:list-item>
          <text:p text:style-name="P103"><text:span text:style-name="T3">retractione</text:span> 100 | retrazione | rétraction | -ion | -ion. = ton retrahe. </text:p>
        </text:list-item>
        <text:list-item>
          <text:p text:style-name="P103"><text:span text:style-name="T3">retrahe</text:span> -ăho | ritrarre | <text:span text:style-name="T5">retirer</text:span>, retraire | retract, retreat | -hieren. = trahe retro. </text:p>
        </text:list-item>
        <text:list-item>
          <text:p text:style-name="P103"><text:span text:style-name="T3">retribue</text:span> -ŭo | -uire | ré—uer | -ute | -uieren. = remunera, tribue mercede. </text:p>
        </text:list-item>
        <text:list-item>
          <text:p text:style-name="P103"><text:span text:style-name="T3">retributione</text:span> 300 | -zione | ré—tion | -tion | -tion. = ton retribue, stipendio. </text:p>
        </text:list-item>
        <text:list-item>
          <text:p text:style-name="P103"><text:span text:style-name="T3">RETRO</text:span> retro | retro, indietro, dietro, H. redro | <text:span text:style-name="T5">par der</text:span>rière, <text:span text:style-name="T5">en ar</text:span>rière | <text:span text:style-name="T5">behind</text:span>, <text:span text:style-name="T5">backwards</text:span> | <text:span text:style-name="T5">rückwärts</text:span>. </text:p>
        </text:list-item>
        <text:list-item>
          <text:p text:style-name="P103">—<text:span text:style-name="T3">actione</text:span> | -azione | ré—tion | -tion | -tion. </text:p>
        </text:list-item>
        <text:list-item>
          <text:p text:style-name="P103"><text:soft-page-break/>—<text:span text:style-name="T3">activo</text:span> | -attivo | ré—tif | -tive | -tiv. = (lege) que age in præterito. </text:p>
        </text:list-item>
        <text:list-item>
          <text:p text:style-name="P103">—<text:span text:style-name="T3">cede</text:span> -ēdo | -dere | rétrocéder | -de | -dieren. </text:p>
        </text:list-item>
        <text:list-item>
          <text:p text:style-name="P103">—<text:span text:style-name="T3">cessione</text:span> 600 | -ssione | ré—ssion | -ssion | -ssion. </text:p>
        </text:list-item>
        <text:list-item>
          <text:p text:style-name="P103">—<text:span text:style-name="T3">grade</text:span> ă 100 | -dare | ré—der | -de | -dieren. = i retro. </text:p>
        </text:list-item>
        <text:list-item>
          <text:p text:style-name="P103">—<text:span text:style-name="T3">grado</text:span> ă 100 | -grado | rétrograde | -grade | -grad. = que grade retro. </text:p>
        </text:list-item>
        <text:list-item>
          <text:p text:style-name="P103">—rsum -um = ad retro. </text:p>
        </text:list-item>
        <text:list-item>
          <text:p text:style-name="P103">—<text:span text:style-name="T3">spectivo</text:span> | -ettivo | ré—tif | -tive | -tiv. = qui spece retro. </text:p>
        </text:list-item>
        <text:list-item>
          <text:p text:style-name="P103"><text:span text:style-name="T3">retroversione</text:span> | -sione | ré—sion | -sion | -sion. = versione ad lingua originale de versione. </text:p>
        </text:list-item>
        <text:list-item>
          <text:p text:style-name="P103"><text:span text:style-name="T3">reuni</text:span> | riunire | réunir | -nite | -nieren. = uni de novo, collige, pone simul. </text:p>
        </text:list-item>
        <text:list-item>
          <text:p text:style-name="P103">—<text:span text:style-name="T3">ione</text:span> | riunione | réunion | -nion | -nion. </text:p>
        </text:list-item>
        <text:list-item>
          <text:p text:style-name="P103"><text:span text:style-name="T3">revela</text:span> -ēlo | rivelare | révéler | reveal | -lieren. = tolle velo. </text:p>
        </text:list-item>
        <text:list-item>
          <text:p text:style-name="P103">—<text:span text:style-name="T3">tione</text:span> 400 | ri—zione | révélation | -tion | -tion. </text:p>
        </text:list-item>
        <text:list-item>
          <text:p text:style-name="P103">—<text:span text:style-name="T3">tore</text:span> 300 | ri—tore | révélateur | -tor. </text:p>
        </text:list-item>
        <text:list-item>
          <text:p text:style-name="P103"><text:span text:style-name="T3">revelle</text:span> -o = evelle. ⊃ revulsione. </text:p>
        </text:list-item>
        <text:list-item>
          <text:p text:style-name="P103"><text:span text:style-name="T3">reveni</text:span> -ĕnio | rivenire, <text:span text:style-name="T5">ritornare</text:span> | revenir | | -ieren. = veni retro, veni de novo. </text:p>
        </text:list-item>
        <text:list-item>
          <text:p text:style-name="P103"><text:span text:style-name="T3">reverbera</text:span> ĕ 100 | ri—rare | réverbérer | -rate | -rieren. = retro verbera, reflecte. </text:p>
        </text:list-item>
        <text:list-item>
          <text:p text:style-name="P103">—<text:span text:style-name="T3">tione</text:span> | ri—zione | réverbération | -tion | -tion. </text:p>
        </text:list-item>
        <text:list-item>
          <text:p text:style-name="P103"><text:span text:style-name="T3">revere</text:span> -vĕreor | riverire | révérer | to revere. = obseque. ⊂ re- vere. </text:p>
        </text:list-item>
        <text:list-item>
          <text:p text:style-name="P103">—<text:span text:style-name="T3">endo</text:span> -us | -endo | révérend | -end | -endus. </text:p>
        </text:list-item>
        <text:list-item>
          <text:p text:style-name="P103">—<text:span text:style-name="T3">ente</text:span> -ens | ri—ente | ré—ent | -ent. </text:p>
        </text:list-item>
        <text:list-item>
          <text:p text:style-name="P103">—<text:span text:style-name="T3">entia</text:span> -ia | ri—enza | révérence | -ence | -enz. </text:p>
        </text:list-item>
        <text:list-item>
          <text:p text:style-name="P103"><text:span text:style-name="T3">reverso</text:span> -us | rovescio | -ers | -erse. = quem reverte. </text:p>
        </text:list-item>
        <text:list-item>
          <text:p text:style-name="P103">—<text:span text:style-name="T3">ibile</text:span> -ĭlis | riversibile | ré—ible | -ible | -ibel. </text:p>
        </text:list-item>
        <text:list-item>
          <text:p text:style-name="P103">——<text:span text:style-name="T3">itate</text:span> | -ità | ré—ité | -ity | -ität. </text:p>
        </text:list-item>
        <text:list-item>
          <text:p text:style-name="P103">—<text:span text:style-name="T3">ione</text:span> -io | ri—ione | ré—ion | -ion | -ion. </text:p>
        </text:list-item>
        <text:list-item>
          <text:p text:style-name="P103"><text:span text:style-name="T3">reverte</text:span> -o | rovesciare | renverser | to reverse, to revert | reversieren. = verte. </text:p>
        </text:list-item>
        <text:list-item>
          <text:p text:style-name="P103"><text:span text:style-name="T3">revesti</text:span> | rivestire | revêtir | to revest | -tieren. = vesti iterum. </text:p>
        </text:list-item>
        <text:list-item>
          <text:p text:style-name="P103"><text:span text:style-name="T3">revide</text:span> -ĭdeo (Plauto) | rivedere | revoir | to revise | -dieren. = vide iterum. </text:p>
        </text:list-item>
        <text:list-item>
          <text:p text:style-name="P103"><text:span text:style-name="T3">revindica</text:span> -ĭco | rivendicare | revendiquer | -cate | -cieren. = vindica iterum. </text:p>
        </text:list-item>
        <text:list-item>
          <text:p text:style-name="P103"><text:span text:style-name="T3">revisione</text:span> 300 | -sione | -sion, révision | -sion | -sion. = ton revide. </text:p>
        </text:list-item>
        <text:list-item>
          <text:p text:style-name="P103"><text:span text:style-name="T3">revisore</text:span> | -sore | -seur | -ser | -sor. = qui revide. </text:p>
        </text:list-item>
        <text:list-item>
          <text:p text:style-name="P103"><text:span text:style-name="T3">revista</text:span> M | rivista, H. P. revista | revue | review | Revue. = revisione, recensione. </text:p>
        </text:list-item>
        <text:list-item>
          <text:p text:style-name="P103"><text:span text:style-name="T3">revive</text:span> 500 = </text:p>
        </text:list-item>
        <text:list-item>
          <text:p text:style-name="P103"><text:span text:style-name="T3">revivisce</text:span> -o | rivivere | revivre | revive | reviviscieren. = vive iterum. </text:p>
        </text:list-item>
        <text:list-item>
          <text:p text:style-name="P103">—<text:span text:style-name="T3">ente</text:span> -ens | -ente | -ent | -ent. </text:p>
        </text:list-item>
        <text:list-item>
          <text:p text:style-name="P103">—<text:span text:style-name="T3">entia</text:span> | -enza | -ence | -ence | -enz. </text:p>
        </text:list-item>
        <text:list-item>
          <text:p text:style-name="P103"><text:span text:style-name="T3">revoca</text:span> -ŏco | -care | révoquer | -ke | -cieren. = voca retro. </text:p>
        </text:list-item>
        <text:list-item>
          <text:p text:style-name="P103"><text:soft-page-break/>—<text:span text:style-name="T3">bile</text:span> -bĭlis | -bile | ré—ble | -ble | -bel. </text:p>
        </text:list-item>
        <text:list-item>
          <text:p text:style-name="P103">——<text:span text:style-name="T3">itate</text:span> | -ità | ré—ité | -ity | -ität. </text:p>
        </text:list-item>
        <text:list-item>
          <text:p text:style-name="P103">—<text:span text:style-name="T3">tione</text:span> -tio | -zione | ré—tion | -tion | -tion. </text:p>
        </text:list-item>
        <text:list-item>
          <text:p text:style-name="P103"><text:span text:style-name="T3">revoluto</text:span> -us | rivolto | révolu. = quem revolve. </text:p>
        </text:list-item>
        <text:list-item>
          <text:p text:style-name="P103">—<text:span text:style-name="T3">ione</text:span> | ri—zione | ré—tion | -tion | -tion. </text:p>
        </text:list-item>
        <text:list-item>
          <text:p text:style-name="P103">——<text:span text:style-name="T3">ario</text:span> | ri—zionario | ré—tionnaire | -ary | -är. </text:p>
        </text:list-item>
        <text:list-item>
          <text:p text:style-name="P103"><text:span text:style-name="T3">revolve</text:span> -o | rivolgere | <text:span text:style-name="T5">retourner</text:span> | -ve | -vieren. = volve, agita. </text:p>
        </text:list-item>
        <text:list-item>
          <text:p text:style-name="P103"><text:span text:style-name="T3">revulsione</text:span> 100 | -sione | ré—sion | -sion | -sion. = ton revelle, irritatione artificiale in uno parte de corpore, pro muta statu de morbo. </text:p>
        </text:list-item>
        <text:list-item>
          <text:p text:style-name="P103"><text:span text:style-name="T3">revulsivo</text:span> | -ivo | ré—if | -ive | -iv. = que revelle. </text:p>
        </text:list-item>
        <text:list-item>
          <text:p text:style-name="P103"><text:span text:style-name="T3">rhabarbaro</text:span> ă | rabarbaro | rhubarbe | rhubarb | Rhabarber. = Bot. « rhabarbarum rhapontium ». ⊂ G. rá = rhabarbaro, et nomen de fluvio, hodie Volga. </text:p>
        </text:list-item>
        <text:list-item>
          <text:p text:style-name="P103">G. rhabdo rábdos = baculo. </text:p>
        </text:list-item>
        <text:list-item>
          <text:p text:style-name="P103"><text:span text:style-name="T3">rhabdologia</text:span> | rab—ia | rab—ie | -y | -ie. = calculo cum baculos [rhabdo] secundo Nepero [1550-1618]. </text:p>
        </text:list-item>
        <text:list-item>
          <text:p text:style-name="P103"><text:span text:style-name="T3">rhabdomantia</text:span> | rab—zia | rab—cie | -by | -tie. = vaticinio [mantia] cum auxilio de baculo [rhabdo]. </text:p>
        </text:list-item>
        <text:list-item>
          <text:p text:style-name="P103"><text:span text:style-name="T3">rhachitide</text:span> ĭ | rachitide | rachitisme | rachitis, rickets | -itis. = deformitate de spina dorsale. ⊂ G. rachítis ⊂ G. ráchis = spina dorsale. </text:p>
        </text:list-item>
        <text:list-item>
          <text:p text:style-name="P103"><text:span text:style-name="T3">rhachitico</text:span> -ĭcus | ra—ico | ra—ique | ra—ic | -isch. = cum rachitide. </text:p>
        </text:list-item>
        <text:list-item>
          <text:p text:style-name="P103">G. rhag r <text:span text:style-name="T3">ē</text:span>gnumi = erumpe. ⊃ cataracta, hæmorrhagia. </text:p>
        </text:list-item>
        <text:list-item>
          <text:p text:style-name="P103"><text:span text:style-name="T3">rhapsodia</text:span> 100 | rapsodia | r(h)apsodie | -dy | -die. ⊂ G. rapsōdía = contextu [rhapte] de plure cantu [ode]. </text:p>
        </text:list-item>
        <text:list-item>
          <text:p text:style-name="P103">G. rhapte ráptō = sue, texe. ⊃ rhapsodia. </text:p>
        </text:list-item>
        <text:list-item>
          <text:p text:style-name="P103"><text:span text:style-name="T3">rheophoro</text:span> ŏ N | reoforo | rhéophore | rheophore | -phor. = extremos de pila electrico, que fer [phor] currente [rheu]. </text:p>
        </text:list-item>
        <text:list-item>
          <text:p text:style-name="P103"><text:span text:style-name="T3">rhetore</text:span> -tŏr | retore | rhéteur | -tor | -tor. = oratore. ⊂ G. rh <text:span text:style-name="T3">ē</text:span>tōr ⊂ rhē [|| L. ver(bo) -tor]. </text:p>
        </text:list-item>
        <text:list-item>
          <text:p text:style-name="P103">—<text:span text:style-name="T3">ica</text:span> -ĭca | retorica | rhétorique | -ric | -rik. ⊂ G. rhētoric <text:span text:style-name="T3">ē</text:span>. = arte de bene loque. </text:p>
        </text:list-item>
        <text:list-item>
          <text:p text:style-name="P103">—<text:span text:style-name="T3">ico</text:span> -ĭcus | retorico | rhétorique, rhétoricien | -rical, -rician | -risch. ⊂ G. rhētoricós. </text:p>
        </text:list-item>
        <text:list-item>
          <text:p text:style-name="P103">G. rheu rhéō = flue. ⊃ rheophoro, catarrho, diarrhœa, hæmorrhoide, rhythmo. </text:p>
        </text:list-item>
        <text:list-item>
          <text:p text:style-name="P103"><text:span text:style-name="T3">rheuma</text:span>(te) 400 | reuma | rhume | rheum, <text:span text:style-name="T5">cold</text:span> | -ma. ⊂ G. rheûma ⊂ rheu. = catarrho. </text:p>
        </text:list-item>
        <text:list-item>
          <text:p text:style-name="P103">—<text:span text:style-name="T3">tico</text:span> ĭ 100 | reumatico | rhumatique, rhumatismal | -tic | -tisch. ⊂ G. -icós. </text:p>
        </text:list-item>
        <text:list-item>
          <text:p text:style-name="P103">—<text:span text:style-name="T3">tismo</text:span> 100 | reu—mo | rhu—me | -m | -mus. ⊂ G. -ismós. = fluxione. </text:p>
        </text:list-item>
        <text:list-item>
          <text:p text:style-name="P103">G. rhin rhís rhinós = naso. </text:p>
        </text:list-item>
        <text:list-item>
          <text:p text:style-name="P103"><text:span text:style-name="T3">rhinocerote</text:span> -ros (Plinio) | rinoceronte | -céros | -ceros | -ceros. = Zool. « rhinoceros indicus », animale cum cornu super naso. ⊂ G. rhinócerōs. ⊂ rhin -o- cer [= || cornu]. </text:p>
        </text:list-item>
        <text:list-item>
          <text:p text:style-name="P103"><text:soft-page-break/><text:span text:style-name="T3">rhinoplastica</text:span> -ĭca | ri—ica | -ique | -ic. = plastica de naso. </text:p>
        </text:list-item>
        <text:list-item>
          <text:p text:style-name="P103">G. rhiza rhíza = || radice. </text:p>
        </text:list-item>
        <text:list-item>
          <text:p text:style-name="P103"><text:span text:style-name="T3">rhizoma</text:span>(te) | rizoma | -me | -ma | -ma. ⊂ G. rhízōma ⊂ rhiza. </text:p>
        </text:list-item>
        <text:list-item>
          <text:p text:style-name="P103"><text:span text:style-name="T3">rhombo</text:span> -us | rombo | rhombe | rhomb | Rhomb(us). = quadrilatero cum lateros æquale. ⊂ G. rhómbos. = corpore rotante, in forma &lt;&gt;. ⊂ rhémbō = rota. </text:p>
        </text:list-item>
        <text:list-item>
          <text:p text:style-name="P103"><text:span text:style-name="T3">rhomboide</text:span> | romboide | -ïde | -id | -id. = parallelogrammo. ⊂ G. rhomboeid <text:span text:style-name="T3">ē</text:span>s ⊂ rhombo -īde. = simile ad rhombo. </text:p>
        </text:list-item>
        <text:list-item>
          <text:p text:style-name="P103"><text:span text:style-name="T3">rhoncho</text:span> 100 | <text:span text:style-name="T5">russo</text:span> | -chus, <text:span text:style-name="T5">ronflement</text:span> | <text:span text:style-name="T5">snoring</text:span> | -chus. ⊂ G. rhónchos ⊂ rhénchō = F. ronfler, L. sterte. </text:p>
        </text:list-item>
        <text:list-item>
          <text:p text:style-name="P103"><text:span text:style-name="T3">rhythmo</text:span> 100 | ritmo | -me | -m | -mus. = motu regulare, harmonia, numero de versu. ⊂ G. rhythmós ⊂ rheu [flue]. </text:p>
        </text:list-item>
        <text:list-item>
          <text:p text:style-name="P103">— M | rima | rime | rime | Reim. = reproductione de finale de versu. </text:p>
        </text:list-item>
        <text:list-item>
          <text:p text:style-name="P103">—<text:span text:style-name="T3">ico</text:span> -ĭcus | ritmico | -ique | -ic | -isch. ⊂ G. -icós. </text:p>
        </text:list-item>
        <text:list-item>
          <text:p text:style-name="P103"><text:span text:style-name="T3">ricino</text:span> -ĭnus (Plinio) | -ino | -in | <text:span text:style-name="T5">castor-oil plant</text:span>, -inus | -inus(œl). = Bot. « ricinus communis ». </text:p>
        </text:list-item>
        <text:list-item>
          <text:p text:style-name="P103"><text:span text:style-name="T3">rictu</text:span> -us | | -us | -us. = contractione de vultu, pro morde, pro ride. ⊂ ri(n)g(e) -tu. </text:p>
        </text:list-item>
        <text:list-item>
          <text:p text:style-name="P103"><text:span text:style-name="T3">RIDE</text:span> -eo | -ere, H. reir, P. rir | rire | <text:span text:style-name="T5">to laugh</text:span> | <text:span text:style-name="T5">lachen</text:span>. ⊃ risu, deride, irrisione. </text:p>
        </text:list-item>
        <text:list-item>
          <text:p text:style-name="P103">—<text:span text:style-name="T3">iculo</text:span> -ŭlus | -colo | -cule | -cule, -culous | -cüle. </text:p>
        </text:list-item>
        <text:list-item>
          <text:p text:style-name="P103"><text:span text:style-name="T3">riga</text:span> -o = « irriga », da aqua, madefac. </text:p>
        </text:list-item>
        <text:list-item>
          <text:p text:style-name="P103"><text:span text:style-name="T3">rige</text:span> -eo = es « rigido », frige. </text:p>
        </text:list-item>
        <text:list-item>
          <text:p text:style-name="P103">—<text:span text:style-name="T3">ido</text:span> -ĭdus | -ido | -ide | -id | -id. = duro per frigore, aspero, severo, acerbo, præcioso. </text:p>
        </text:list-item>
        <text:list-item>
          <text:p text:style-name="P103">—<text:span text:style-name="T3">-itate</text:span> 100 | -ità | -ité | -ity | -ität. = rigore. </text:p>
        </text:list-item>
        <text:list-item>
          <text:p text:style-name="P103">—<text:span text:style-name="T3">ore</text:span> -or | -ore | -ueur | -or | -or. </text:p>
        </text:list-item>
        <text:list-item>
          <text:p text:style-name="P103">——<text:span text:style-name="T3">oso</text:span> 100 | -oso | rigoureux | -ous | -os. </text:p>
        </text:list-item>
        <text:list-item>
          <text:p text:style-name="P103"><text:span text:style-name="T3">rima</text:span> -a = fissura. </text:p>
        </text:list-item>
        <text:list-item>
          <text:p text:style-name="P103"><text:span text:style-name="T3">ringe</text:span> -or | ringhiare, H. reñir, P. renhir | <text:span text:style-name="T5">grogner en montrant les dents</text:span> | <text:span text:style-name="T5">to grunt, showing one’s teetch</text:span> | <text:span text:style-name="T5">den Mund aufsperren</text:span>. = fac rictu. </text:p>
        </text:list-item>
        <text:list-item>
          <text:p text:style-name="P103">—<text:span text:style-name="T3">ente</text:span> | | -ent | -ent. = corolla de flore, quasi aperto. </text:p>
        </text:list-item>
        <text:list-item>
          <text:p text:style-name="P103"><text:span text:style-name="T3">ripa</text:span> -a | ripa, riva, riviera, H. P. riba | rive, rivage | <text:span text:style-name="T5">bank of a</text:span> river, rivage | <text:span text:style-name="T5">Ufer</text:span>. = litore de fluvio. ⊃ A. river, F. rivière = fluvio. </text:p>
        </text:list-item>
        <text:list-item>
          <text:p text:style-name="P103"><text:span text:style-name="T3">risu</text:span> -us | riso, <text:span text:style-name="T5">le</text:span> risa, H. risa, P. riso | le rire | <text:span text:style-name="T5">laugh</text:span> | <text:span text:style-name="T5">Lachen</text:span>. = ton ride. </text:p>
        </text:list-item>
        <text:list-item>
          <text:p text:style-name="P103">—<text:span text:style-name="T3">ibile</text:span> -ĭlis | -ibile | -ible | -ible. </text:p>
        </text:list-item>
        <text:list-item>
          <text:p text:style-name="P103"><text:span text:style-name="T3">ritu</text:span> -us | rito | rite, rit | rite | Ritus. = more et consuetudine (in religione). </text:p>
        </text:list-item>
        <text:list-item>
          <text:p text:style-name="P103">—<text:span text:style-name="T3">uale</text:span> -is | -uale | -uel | -ual | -ual. </text:p>
        </text:list-item>
        <text:list-item>
          <text:p text:style-name="P103"><text:span text:style-name="T3">rivale</text:span> -alis | -ale | -al | -al | -al. = æmulo, competitore. ⊂ confinantes ad rivo. </text:p>
        </text:list-item>
        <text:list-item>
          <text:p text:style-name="P103">—<text:span text:style-name="T3">itate</text:span> -itas | -ità | -ité | -ity | -ität. </text:p>
        </text:list-item>
        <text:list-item>
          <text:p text:style-name="P103">—<text:span text:style-name="T3">iza</text:span> | -izzare | -iser | -ise | -isieren. </text:p>
        </text:list-item>
        <text:list-item>
          <text:p text:style-name="P103"><text:span text:style-name="T3">rivo</text:span> -us | rivo, ruscello, H. P. rio | ruisseau | <text:span text:style-name="T5">stream</text:span> | <text:span text:style-name="T5">Bach</text:span>. ⊃ rivale, deriva. ||? G. rheu = flue, A. stream, D. Strom, R. struja = currente, <text:soft-page-break/>fluvio. </text:p>
        </text:list-item>
        <text:list-item>
          <text:p text:style-name="P103"><text:span text:style-name="T3">rixa</text:span> -a | rissa | rixe, <text:span text:style-name="T5">querelle</text:span> | <text:span text:style-name="T5">quarrel</text:span>, rixation | <text:span text:style-name="T5">Streit</text:span>, Rixa. = lite, pugna. </text:p>
        </text:list-item>
        <text:list-item>
          <text:p text:style-name="P103"><text:span text:style-name="T3">robore</text:span> robur robŏr- = vi, fortitudine, ligno ex quercu. ⊃ robusto, corrobora; I. rovere, H. P. roble, F. roure. = Bot. « quercus robur ». </text:p>
        </text:list-item>
        <text:list-item>
          <text:p text:style-name="P103"><text:span text:style-name="T3">robusto</text:span> -us | -usto | -uste | -ust | -ust. = cum robore. </text:p>
        </text:list-item>
        <text:list-item>
          <text:p text:style-name="P103"><text:span text:style-name="T3">RODE</text:span> -o | rodere, H. P. roer | ronger, corroder | <text:span text:style-name="T5">to gnaw</text:span>, to corrode | <text:span text:style-name="T5">benagen</text:span>. = « corrode, erode ». ⊃ roso, rostro. </text:p>
        </text:list-item>
        <text:list-item>
          <text:p text:style-name="P103">—<text:span text:style-name="T3">ente</text:span> -ens | -ente, -itore | rongeur | -ent. = (animale) que rode. </text:p>
        </text:list-item>
        <text:list-item>
          <text:p text:style-name="P103"><text:span text:style-name="T3">roga</text:span> -o = « interroga », pete, posce, preca. ⊃ abroga, arroga, deroga, eroga, interroga, proroga, surroga. </text:p>
        </text:list-item>
        <text:list-item>
          <text:p text:style-name="P103">—<text:span text:style-name="T3">tione</text:span> -tio = interrogatione. </text:p>
        </text:list-item>
        <text:list-item>
          <text:p text:style-name="P103">—— M | -zione | -tion | -tion | -tion. = prece pro pete ad Deo aliquo beneficio. </text:p>
        </text:list-item>
        <text:list-item>
          <text:p text:style-name="P103"><text:span text:style-name="T3">RORE</text:span> ros | rugiada | rosée | <text:span text:style-name="T5">dew</text:span> | <text:span text:style-name="T5">Tau</text:span>. ⊃ rorido, irroratione, rosmarino. ⊂ E. ros ⊃ R. rosa, S. rasa. </text:p>
        </text:list-item>
        <text:list-item>
          <text:p text:style-name="P103">—<text:span text:style-name="T3">ido</text:span> -ĭdus | -ido | | -id. = cum rore. </text:p>
        </text:list-item>
        <text:list-item>
          <text:p text:style-name="P103"><text:span text:style-name="T3">ros,</text:span> <text:span text:style-name="T5">thema – nominativo</text:span> = rore. </text:p>
        </text:list-item>
        <text:list-item>
          <text:p text:style-name="P103"><text:span text:style-name="T3">ROSA</text:span> -a | I. H. P. rosa | rose | rose | Rose | R. roza. = Bot. « rosa (indica, centifolia,... ) » ⊂ G. rhód(on) -ia. </text:p>
        </text:list-item>
        <text:list-item>
          <text:p text:style-name="P103">—<text:span text:style-name="T3">ario</text:span> -ius | rosaio | rosier. = (planta, horto, corona) de rosas. </text:p>
        </text:list-item>
        <text:list-item>
          <text:p text:style-name="P103">—— | -ario | -aire, <text:span text:style-name="T5">chapelet</text:span> | -ary | -arium. = prece catholico, ad imitatione de corona de rosas. </text:p>
        </text:list-item>
        <text:list-item>
          <text:p text:style-name="P103"><text:span text:style-name="T3">rosmarino</text:span> 100 | -ino | romarin | rosemary | -in. ⊂ ros marino. = Bot. « rosmarinus officinalis ». </text:p>
        </text:list-item>
        <text:list-item>
          <text:p text:style-name="P103"><text:span text:style-name="T3">roso</text:span> 100 | roso. = quem rode. </text:p>
        </text:list-item>
        <text:list-item>
          <text:p text:style-name="P103"><text:span text:style-name="T3">rostro</text:span> -um | rostro, <text:span text:style-name="T5">becco</text:span> | rostre, <text:span text:style-name="T5">bec</text:span> | -um, <text:span text:style-name="T5">beak</text:span> | -um, <text:span text:style-name="T5">Schnabel</text:span>. ⊂ rod(e) -tro. </text:p>
        </text:list-item>
        <text:list-item>
          <text:p text:style-name="P103">—<text:span text:style-name="T3">ato</text:span> -us | -ato | -é | -ate(d). = cum rostro. </text:p>
        </text:list-item>
        <text:list-item>
          <text:p text:style-name="P103"><text:span text:style-name="T3">rota</text:span> -a | ruota, H. rueda, P. roda | roue | <text:span text:style-name="T5">wheel</text:span>, round | Rad. ⊂ E. ⊃ D. Rad, S. ratha. </text:p>
        </text:list-item>
        <text:list-item>
          <text:p text:style-name="P103">—<text:span text:style-name="T3">a</text:span> -o | ruotare, rotolare, ruzzolare | rouler | rotate, roll | rotieren, rollen. </text:p>
        </text:list-item>
        <text:list-item>
          <text:p text:style-name="P103">—<text:span text:style-name="T3">tione</text:span> 100 | -zione | -tion | -tion | -tion. </text:p>
        </text:list-item>
        <text:list-item>
          <text:p text:style-name="P103">—<text:span text:style-name="T3">ula</text:span> ŭ 100 | rotella | rouelle, roulette | rowel. </text:p>
        </text:list-item>
        <text:list-item>
          <text:p text:style-name="P103">—— N | rotella | rotule | rotula. = osse de genu. </text:p>
        </text:list-item>
        <text:list-item>
          <text:p text:style-name="P103">—<text:span text:style-name="T3">ulo</text:span> ŭ M | rotolo, rollo | rôle, rouleau | roll | Rotul, Rolle. </text:p>
        </text:list-item>
        <text:list-item>
          <text:p text:style-name="P103">—<text:span text:style-name="T3">undo</text:span> -us | rotondo | rond | rotund, round | rund. = in forma de rota, circulare, sphærico. </text:p>
        </text:list-item>
        <text:list-item>
          <text:p text:style-name="P103">——<text:span text:style-name="T3">itate</text:span> 100 | rotondità | rondeur, rotondité | rotundity. </text:p>
        </text:list-item>
        <text:list-item>
          <text:p text:style-name="P103"><text:span text:style-name="T3">rube</text:span> -eo = rubesce, fi rubro. </text:p>
        </text:list-item>
        <text:list-item>
          <text:p text:style-name="P103">—<text:span text:style-name="T3">efac</text:span> -efacio | -ificare | -éfier | -ify | -eficieren. </text:p>
        </text:list-item>
        <text:list-item>
          <text:p text:style-name="P103">—<text:span text:style-name="T3">esce</text:span> -esco = fi rubro, « erubesce ». </text:p>
        </text:list-item>
        <text:list-item>
          <text:p text:style-name="P103">——<text:span text:style-name="T3">nte</text:span> | -nte | -nt | -nt | -nt. </text:p>
        </text:list-item>
        <text:list-item>
          <text:p text:style-name="P103">—<text:span text:style-name="T3">icundo</text:span> -us | -icondo | -icond | -icund. = rubro vivo. </text:p>
        </text:list-item>
        <text:list-item>
          <text:p text:style-name="P103">—<text:span text:style-name="T3">ino</text:span> M | -ino | -is | -y | -in. = gemma de colore rubro. </text:p>
        </text:list-item>
        <text:list-item>
          <text:p text:style-name="P103"><text:span text:style-name="T3">rubo</text:span> -us | rovo | <text:span text:style-name="T5">ronce</text:span> | <text:span text:style-name="T5">bramble-bush</text:span> | <text:span text:style-name="T5">Brombeerstrauch</text:span>. = Bot. « <text:soft-page-break/>rubus idæus ». </text:p>
        </text:list-item>
        <text:list-item>
          <text:p text:style-name="P103"><text:span text:style-name="T3">RUBRO</text:span> ruber | rosso, H. P. rubro | rouge | red | rot. ⊂ rube ⊂ E. rudhro ⊃ G. erythro, A. red, D. rot, S. rudhira = rubro; R. rdje(tï) = rubesce. ⊂ rub(e) -ro. </text:p>
        </text:list-item>
        <text:list-item>
          <text:p text:style-name="P103">—<text:span text:style-name="T3">ica</text:span> -īca | -ica | -ique | -ic | -ik. = pigmento rubro; divisione de libro, scripto in rubro. </text:p>
        </text:list-item>
        <text:list-item>
          <text:p text:style-name="P103"><text:span text:style-name="T3">ructa</text:span> -o, -or | ruttare | roter, éructer | to eructate, <text:span text:style-name="T5">to belch</text:span> | <text:span text:style-name="T5">rülpsen</text:span>. ⊃ eructa, rumine. </text:p>
        </text:list-item>
        <text:list-item>
          <text:p text:style-name="P103">—<text:span text:style-name="T3">tione</text:span> | rutto | | -tion | -tion. </text:p>
        </text:list-item>
        <text:list-item>
          <text:p text:style-name="P103"><text:span text:style-name="T3">rude</text:span> -is | rude, rozzo | rude | rude | rüde. = ne polito. </text:p>
        </text:list-item>
        <text:list-item>
          <text:p text:style-name="P103">rude -is = baculo. </text:p>
        </text:list-item>
        <text:list-item>
          <text:p text:style-name="P103">rude -o = rugi. </text:p>
        </text:list-item>
        <text:list-item>
          <text:p text:style-name="P103">—<text:span text:style-name="T3">imento</text:span> -um | -ento | -ent | -ent | -ente. </text:p>
        </text:list-item>
        <text:list-item>
          <text:p text:style-name="P103">——<text:span text:style-name="T3">ario</text:span> | -ario, -ale | -aire | -ary | -är. </text:p>
        </text:list-item>
        <text:list-item>
          <text:p text:style-name="P103">—<text:span text:style-name="T3">itate</text:span> 200 | ruvidezza, rozzezza | rudesse, <text:span text:style-name="T5">grossiéreté</text:span> | -ity | -ität. </text:p>
        </text:list-item>
        <text:list-item>
          <text:p text:style-name="P103"><text:span text:style-name="T3">rue</text:span> -o = duc in « ruina », « dirue », destrue; i in « ruina », præcipita, cade. ⊃ F. se ruer = jacta se. || R. rvatï = dirue. </text:p>
        </text:list-item>
        <text:list-item>
          <text:p text:style-name="P103"><text:span text:style-name="T3">rufo</text:span> -us | rosso, rossiccio | rougeâtre, roux | russet, rufescent | rufus. = qusi rubro. </text:p>
        </text:list-item>
        <text:list-item>
          <text:p text:style-name="P103"><text:span text:style-name="T3">ruga</text:span> -a | ruga | <text:span text:style-name="T5">ride</text:span>, <text:span text:style-name="T5">pli</text:span> | wrinkle, <text:span text:style-name="T5">fold</text:span>, rugosity | Runzel. ⊃ rugoso, corruga. ||? A. wrinkle, D. Runzel. </text:p>
        </text:list-item>
        <text:list-item>
          <text:p text:style-name="P103"><text:span text:style-name="T3">rugi</text:span> 400 | ruggire | rugir | to roar | <text:span text:style-name="T5">brüllen</text:span>. = fac voce de leone. </text:p>
        </text:list-item>
        <text:list-item>
          <text:p text:style-name="P103">—<text:span text:style-name="T3">itu</text:span> 400 | ruggito | rugissement, rut | roar, rut. = ton rugi. </text:p>
        </text:list-item>
        <text:list-item>
          <text:p text:style-name="P103"><text:span text:style-name="T3">rugoso</text:span> -us | -oso | -ueux | -ose | -ös. = cum rugas. </text:p>
        </text:list-item>
        <text:list-item>
          <text:p text:style-name="P103">—<text:span text:style-name="T3">itate</text:span> 300 | -ità | -ité | -ity | -ität. </text:p>
        </text:list-item>
        <text:list-item>
          <text:p text:style-name="P103"><text:span text:style-name="T3">ruina</text:span> -īna | rovina, ruina | ruine | ruin | Ruine, Ruin. = to(n) rue, devastatione. </text:p>
        </text:list-item>
        <text:list-item>
          <text:p text:style-name="P103">—<text:span text:style-name="T3">oso</text:span> -osus | -oso | -eux | -ous | -ös. </text:p>
        </text:list-item>
        <text:list-item>
          <text:p text:style-name="P103"><text:span text:style-name="T3">rumina</text:span> -ĭno | -are | -er | -ate | -ieren. = mande rursum, revoca cibo ab rumine ad ore. </text:p>
        </text:list-item>
        <text:list-item>
          <text:p text:style-name="P103">—<text:span text:style-name="T3">ante</text:span> | -ante | -ant | -ant. </text:p>
        </text:list-item>
        <text:list-item>
          <text:p text:style-name="P103"><text:span text:style-name="T3">rumine</text:span> ĭ (antiquo, citato ab Festo) | -mine | -men | -men | <text:span text:style-name="T5">Schlund</text:span>. = ventriculo de « ruminante ». ⊂ ruc(ta) -mine. </text:p>
        </text:list-item>
        <text:list-item>
          <text:p text:style-name="P103"><text:span text:style-name="T3">rumore</text:span> -or | -ore | -eur | -our | <text:span text:style-name="T5">Summen</text:span>, -or. </text:p>
        </text:list-item>
        <text:list-item>
          <text:p text:style-name="P103"><text:span text:style-name="T3">rumpe</text:span> -o | rompere, H. P. romper | rompre | <text:span text:style-name="T5">to break</text:span> | <text:span text:style-name="T5">brechen</text:span>, -ieren. = frange. ⊃ rupto, corrumpe, erumpe, interrumpe, irrumpe, prorumpe. ⊂ E. rup ⊃ L. rupe; A. reave, D. rauben, I. rubare = rape, fura. </text:p>
        </text:list-item>
        <text:list-item>
          <text:p text:style-name="P103"><text:span text:style-name="T3">rupe</text:span> -es | rupe, <text:span text:style-name="T5">rocca</text:span> | <text:span text:style-name="T5">roche</text:span> | <text:span text:style-name="T5">rock</text:span> | <text:span text:style-name="T5">Fels</text:span>. ⊂ ru(m)pe. </text:p>
        </text:list-item>
        <text:list-item>
          <text:p text:style-name="P103">—<text:span text:style-name="T3">estre</text:span> | -estre | -estre | -icola. </text:p>
        </text:list-item>
        <text:list-item>
          <text:p text:style-name="P103"><text:span text:style-name="T3">rupto</text:span> -us | rotto. = quem rumpe. </text:p>
        </text:list-item>
        <text:list-item>
          <text:p text:style-name="P103">—<text:span text:style-name="T3">ione</text:span> 300 = ton rumpe. ⊃ cor—, e—, inter—, ir—. </text:p>
        </text:list-item>
        <text:list-item>
          <text:p text:style-name="P103">—<text:span text:style-name="T3">ura</text:span> | rottura | -ure | -ure | -ur. </text:p>
        </text:list-item>
        <text:list-item>
          <text:p text:style-name="P103"><text:span text:style-name="T3">rure</text:span> rus | <text:span text:style-name="T5">campagna</text:span> | <text:span text:style-name="T5">campagne</text:span> | <text:span text:style-name="T5">country</text:span> | <text:span text:style-name="T5">Land</text:span>. ⊃ rustico. = agro. ⊂ E. ⊃ A. room = cubiculo, aula; D. Raum = spatio. </text:p>
        </text:list-item>
        <text:list-item>
          <text:p text:style-name="P103">—<text:span text:style-name="T3">ale</text:span> -alis | -ale | -al | -al | -al. </text:p>
        </text:list-item>
        <text:list-item>
          <text:p text:style-name="P103"><text:span text:style-name="T3">rurso,</text:span> <text:span text:style-name="T5">thema de</text:span> </text:p>
        </text:list-item>
        <text:list-item>
          <text:p text:style-name="P103"><text:soft-page-break/><text:span text:style-name="T3">rursum,</text:span> <text:span text:style-name="T5">et</text:span> </text:p>
        </text:list-item>
        <text:list-item>
          <text:p text:style-name="P103"><text:span text:style-name="T3">rursus,</text:span> <text:span text:style-name="T5">adverbio</text:span> = de novo, iterum. ⊂ re- verso. </text:p>
        </text:list-item>
        <text:list-item>
          <text:p text:style-name="P103"><text:span text:style-name="T3">rus,</text:span> <text:span text:style-name="T5">thema – nominativo</text:span>, = rure. </text:p>
        </text:list-item>
        <text:list-item>
          <text:p text:style-name="P103"><text:span text:style-name="T3">rustico</text:span> -ĭcus | -ico | -ique | -ic | -ical. = habitante de rure. </text:p>
        </text:list-item>
        <text:list-item>
          <text:p text:style-name="P103">—<text:span text:style-name="T3">itate</text:span> -itas | -ità | -ité | -ity | -iät. </text:p>
        </text:list-item>
        <text:list-item>
          <text:p text:style-name="P53"><text:span text:style-name="T3">ruta</text:span> -a | ruta | rue | rue | Raute. = Bot. « ruta hortensis ». ⊂ G. rhyt <text:span text:style-name="T3">ē</text:span>. </text:p>
        </text:list-item>
      </text:list>
      <text:p text:style-name="Text_20_body"><text:span text:style-name="T3">S</text:span> </text:p>
      <text:list xml:id="list2532715907" text:style-name="L45">
        <text:list-item>
          <text:p text:style-name="P104"><text:span text:style-name="T3">-s,</text:span> H. P. F. A. -s, <text:span text:style-name="T5">suffixo de plurale.</text:span> </text:p>
        </text:list-item>
        <text:list-item>
          <text:p text:style-name="P104"><text:span text:style-name="T3">sabulo</text:span> ŭ 100 | sabbia | sable | <text:span text:style-name="T5">sand</text:span> | <text:span text:style-name="T5">Sand</text:span>. = arena. ⊃ saburra. </text:p>
        </text:list-item>
        <text:list-item>
          <text:p text:style-name="P104">—<text:span text:style-name="T3">one</text:span> 100 | sabbione | sablon. = sabulo magno. </text:p>
        </text:list-item>
        <text:list-item>
          <text:p text:style-name="P104">—<text:span text:style-name="T3">oso</text:span> 100 | sabbioso | sablonneux, sableux | sabulous. </text:p>
        </text:list-item>
        <text:list-item>
          <text:p text:style-name="P104"><text:span text:style-name="T3">saburra</text:span> -a | zavorra | <text:span text:style-name="T5">lest</text:span> | <text:span text:style-name="T5">ballast</text:span> | <text:span text:style-name="T5">Ballast</text:span>. ⊂ sabulo. </text:p>
        </text:list-item>
        <text:list-item>
          <text:p text:style-name="P104">— | | -urre | -urra | -urra. = residuo in stomacho, post malo digestione. </text:p>
        </text:list-item>
        <text:list-item>
          <text:p text:style-name="P104"><text:span text:style-name="T3">saccharo</text:span> -ărum (Plinio) | zucchero | sucre | sugar | Zucker. || G. sácchar, ⊂ Arabo–Perso et Sanscrito « sarcara ». </text:p>
        </text:list-item>
        <text:list-item>
          <text:p text:style-name="P104">—<text:span text:style-name="T3">ifero</text:span> -ĕrus | saccarifero | -fère | -ferous. </text:p>
        </text:list-item>
        <text:list-item>
          <text:p text:style-name="P104">—<text:span text:style-name="T3">ina</text:span> | saccarina | -ine | -ine | -ina. = substantia dulce tracto ex carbone fossile. </text:p>
        </text:list-item>
        <text:list-item>
          <text:p text:style-name="P104"><text:span text:style-name="T3">sacco</text:span> -us | sacco, H. P. saco | sac | sack | Sack. ⊂ G. sáccos. ⊂ ex Phœnicio. </text:p>
        </text:list-item>
        <text:list-item>
          <text:p text:style-name="P104">—<text:span text:style-name="T3">ulo</text:span> -ŭlus | saccoccia, <text:span text:style-name="T5">tasca</text:span> | sacoche, <text:span text:style-name="T5">poche</text:span> | saccule, satchel, <text:span text:style-name="T5">pocket</text:span> | Seckel, Säckchen, <text:span text:style-name="T5">Tasche</text:span>. = parvo sacco, bursa. </text:p>
        </text:list-item>
        <text:list-item>
          <text:p text:style-name="P104"><text:span text:style-name="T3">sacerdote</text:span> -dos | -dote | <text:span text:style-name="T5">prête</text:span> | <text:span text:style-name="T5">priest</text:span> | <text:span text:style-name="T5">Priester</text:span>. ⊂ sacr(o) da. </text:p>
        </text:list-item>
        <text:list-item>
          <text:p text:style-name="P104">—<text:span text:style-name="T3">ale</text:span> 100 | -ale | -al | -al | -al. </text:p>
        </text:list-item>
        <text:list-item>
          <text:p text:style-name="P104">—<text:span text:style-name="T3">io</text:span> -ium | -ozio | -oce | -ocy | -otium. </text:p>
        </text:list-item>
        <text:list-item>
          <text:p text:style-name="P104"><text:span text:style-name="T3">sacra</text:span> -o | -are | -er | to sacre, to consecrate. = fac sacro. </text:p>
        </text:list-item>
        <text:list-item>
          <text:p text:style-name="P104">—<text:span text:style-name="T3">mento</text:span> -um | -mento | sacrement | -ent | -ent. </text:p>
        </text:list-item>
        <text:list-item>
          <text:p text:style-name="P104">——<text:span text:style-name="T3">ale</text:span> | -ale | -al | -al | -al. </text:p>
        </text:list-item>
        <text:list-item>
          <text:p text:style-name="P104">—<text:span text:style-name="T3">to</text:span> -us | -ato | -é | -ed. = consecrato. </text:p>
        </text:list-item>
        <text:list-item>
          <text:p text:style-name="P104"><text:span text:style-name="T3">sacro</text:span> sacer | sacro | sacre | sacred | sakrisch. ⊃ sacerdote, sacra. </text:p>
        </text:list-item>
        <text:list-item>
          <text:p text:style-name="P104">—<text:span text:style-name="T3">ario</text:span> -arium | -ario | -arium | -arium. </text:p>
        </text:list-item>
        <text:list-item>
          <text:p text:style-name="P104">—<text:span text:style-name="T3">ifica</text:span> -ĭco | -ificare | -ifier | -ifice | -ificieren. </text:p>
        </text:list-item>
        <text:list-item>
          <text:p text:style-name="P104">——<text:span text:style-name="T3">io</text:span> -ium | -icio | -ice | -ice | -ice. </text:p>
        </text:list-item>
        <text:list-item>
          <text:p text:style-name="P104">—<text:span text:style-name="T3">ilego</text:span> -ĕgus | -ego | -ège | -egious | -egus. = qui rape [lege] re sacro. </text:p>
        </text:list-item>
        <text:list-item>
          <text:p text:style-name="P104">——<text:span text:style-name="T3">io</text:span> -ium | -egio | -ège | -ege | -egium. </text:p>
        </text:list-item>
        <text:list-item>
          <text:p text:style-name="P104">—<text:span text:style-name="T3">ista</text:span> | -ista | -istain | -ist, -istan | -istan. = curatore de res sacro. </text:p>
        </text:list-item>
        <text:list-item>
          <text:p text:style-name="P104">——<text:span text:style-name="T3">ia</text:span> | -stia | -stie | -sty | -stei. </text:p>
        </text:list-item>
        <text:list-item>
          <text:p text:style-name="P104">—<text:span text:style-name="T3">sancto</text:span> -us | -santo | sacro-saint | -sanct | -sanct. </text:p>
        </text:list-item>
        <text:list-item>
          <text:p text:style-name="P104"><text:span text:style-name="T3">sæculo,</text:span> <text:span text:style-name="T5">alio forma de</text:span> seculo. </text:p>
        </text:list-item>
        <text:list-item>
          <text:p text:style-name="P104"><text:span text:style-name="T3">sæpe</text:span> -e | <text:span text:style-name="T5">sovente</text:span> | <text:span text:style-name="T5">souvent</text:span> | <text:span text:style-name="T5">often</text:span> | <text:span text:style-name="T5">oft</text:span>. = plure vice, frequente. </text:p>
        </text:list-item>
        <text:list-item>
          <text:p text:style-name="P104">sæpe -es, v. sepe. </text:p>
        </text:list-item>
        <text:list-item>
          <text:p text:style-name="P104"><text:span text:style-name="T3">sævo</text:span> -us = feroce, crudele. || A. sore = dolore, D. versehren = <text:soft-page-break/>læde. </text:p>
        </text:list-item>
        <text:list-item>
          <text:p text:style-name="P104">—<text:span text:style-name="T3">itia</text:span> -itia | sevizia | sévices. </text:p>
        </text:list-item>
        <text:list-item>
          <text:p text:style-name="P104"><text:span text:style-name="T3">sagace</text:span> -gax | -ace | -ace | -acious. = que sagi, intelligente, perspicuo. </text:p>
        </text:list-item>
        <text:list-item>
          <text:p text:style-name="P104">—<text:span text:style-name="T3">itate</text:span> -itas | -ità | -ité | -ity | -ität. </text:p>
        </text:list-item>
        <text:list-item>
          <text:p text:style-name="P104"><text:span text:style-name="T3">sagi</text:span> -io = odora, percipe. ⊃ sagace, præsagio. ⊂ E. ⊃ D. suchen, A. to seek = quære. </text:p>
        </text:list-item>
        <text:list-item>
          <text:p text:style-name="P104"><text:span text:style-name="T3">sagitta</text:span> -a | <text:span text:style-name="T5">freccia</text:span>, saetta | <text:span text:style-name="T5">fléche</text:span> | <text:span text:style-name="T5">arrow</text:span> | <text:span text:style-name="T5">Pfeil</text:span>. </text:p>
        </text:list-item>
        <text:list-item>
          <text:p text:style-name="P104">—<text:span text:style-name="T3">ario</text:span> -arius | -ario | -aire | -arius | -arius. = constellatione, sede de sol in novembre. </text:p>
        </text:list-item>
        <text:list-item>
          <text:p text:style-name="P104"><text:span text:style-name="T3">sagma</text:span>(te) 400 | soma | somme | | Saum. = onere de asino. ⊂ G. ságma. </text:p>
        </text:list-item>
        <text:list-item>
          <text:p text:style-name="P104"><text:span text:style-name="T3">sago</text:span> -um | saio | saie | sagum | Soje. = manto ex lana rude. </text:p>
        </text:list-item>
        <text:list-item>
          <text:p text:style-name="P104"><text:span text:style-name="T3">sal,</text:span> <text:span text:style-name="T5">thema – nominativo</text:span> = sale. </text:p>
        </text:list-item>
        <text:list-item>
          <text:p text:style-name="P104"><text:span text:style-name="T3">salace</text:span> -ax | salace | | salacious. = luxurioso, laxivo, libidinoso. ⊂ sal, <text:span text:style-name="T5">aut</text:span> sali. </text:p>
        </text:list-item>
        <text:list-item>
          <text:p text:style-name="P104">—<text:span text:style-name="T3">itate</text:span> 100 | -ità | -ité | -ity | -ität. = luxuria, libidine. </text:p>
        </text:list-item>
        <text:list-item>
          <text:p text:style-name="P104"><text:span text:style-name="T3">salamandra</text:span> 100 | -andra | -andre | -ander | -ander. = Zool. « salamandra maculosa ». ⊂ G. salamándra. </text:p>
        </text:list-item>
        <text:list-item>
          <text:p text:style-name="P104"><text:span text:style-name="T3">salario</text:span> 100 | -ario | -aire, <text:span text:style-name="T5">gages</text:span> | -ary | -är. = mercede, stipendio (jam in sale). </text:p>
        </text:list-item>
        <text:list-item>
          <text:p text:style-name="P104"><text:span text:style-name="T3">sale</text:span> sal | sale, H. P. sal | sel | salt, sal | Salz. ⊃ salso, salario, salino, insulso. ⊂ E. ⊃ G. hal, halogeno; A. salt, D. Salz, R. solï. </text:p>
        </text:list-item>
        <text:list-item>
          <text:p text:style-name="P104"><text:span text:style-name="T3">sali</text:span> -io | saltare | sauter | <text:span text:style-name="T5">leap</text:span> | <text:span text:style-name="T5">springen</text:span>. = ascende cum impetu, surge. ⊃ salta, saltu; I. salire, H. salir, P. sahir = ascende, scande; F. saillir = promine. = || G. hállomai. </text:p>
        </text:list-item>
        <text:list-item>
          <text:p text:style-name="P104"><text:span text:style-name="T3">salice</text:span> -lix -lĭc- | salice, H. salce | sauce | sallow | Sal <text:span text:style-name="T5">weide</text:span>. Bot. « salix alba ». ⊂ E. ⊃ A. D.; G. helícē. </text:p>
        </text:list-item>
        <text:list-item>
          <text:p text:style-name="P104">—<text:span text:style-name="T3">yce</text:span> | -ile, -ilico | -ylique | -yl, -ylic | -yl. = (acido) ex salice. </text:p>
        </text:list-item>
        <text:list-item>
          <text:p text:style-name="P104"><text:span text:style-name="T3">salina</text:span> (-æ -arum) | -ina | -ine | -ine | -ine. = (loco) de sal. </text:p>
        </text:list-item>
        <text:list-item>
          <text:p text:style-name="P104"><text:span text:style-name="T3">salino</text:span> -īnum | saliera | salière | salt- <text:span text:style-name="T5">cellar</text:span> | Salz <text:span text:style-name="T5">fass</text:span>. = vase pro sal. </text:p>
        </text:list-item>
        <text:list-item>
          <text:p text:style-name="P104">— -īnus | -ino | -in | -ine | -inisch. = de sal. </text:p>
        </text:list-item>
        <text:list-item>
          <text:p text:style-name="P104"><text:span text:style-name="T3">saliva</text:span> -īva | -iva | -ive | -iva | <text:span text:style-name="T5">Speichel</text:span>, -iva. </text:p>
        </text:list-item>
        <text:list-item>
          <text:p text:style-name="P104">— 100 | -are | -er | -ate | -ieren. = emitte saliva. </text:p>
        </text:list-item>
        <text:list-item>
          <text:p text:style-name="P104">—<text:span text:style-name="T3">tione</text:span> 100 | -zione | -tion | -tion | -tion. </text:p>
        </text:list-item>
        <text:list-item>
          <text:p text:style-name="P104"><text:span text:style-name="T3">salmone</text:span> (Plinio) | -one | saumon | -on | Salm. = Zool. « salmo (salar) ». </text:p>
        </text:list-item>
        <text:list-item>
          <text:p text:style-name="P104"><text:span text:style-name="T3">salso</text:span> -us | salso, salato | salé | salted | salzig. = cum sale. </text:p>
        </text:list-item>
        <text:list-item>
          <text:p text:style-name="P104">—<text:span text:style-name="T3">a</text:span> M | salsa | sauce | sauce | Salse. </text:p>
        </text:list-item>
        <text:list-item>
          <text:p text:style-name="P104">—<text:span text:style-name="T3">amento</text:span> -um | salsamento, salsiccia | saucisse | sausage, saucisse | Salsament. = carne aut pisci cum sal. </text:p>
        </text:list-item>
        <text:list-item>
          <text:p text:style-name="P104">——<text:span text:style-name="T3">ario</text:span> -arius | -ario. = qui vende salsamento. </text:p>
        </text:list-item>
        <text:list-item>
          <text:p text:style-name="P104"><text:span text:style-name="T3">salta</text:span> -o | saltare | sauter | <text:span text:style-name="T5">to leap</text:span> | <text:span text:style-name="T5">springen</text:span>. = fac saltu. </text:p>
        </text:list-item>
        <text:list-item>
          <text:p text:style-name="P104">—<text:span text:style-name="T3">tione</text:span> -tio | -zione | -tion | -tion | -tion. </text:p>
        </text:list-item>
        <text:list-item>
          <text:p text:style-name="P104"><text:span text:style-name="T3">saltu</text:span> -us | salto | saut | <text:span text:style-name="T5">leap</text:span>, saltus, saltation | <text:span text:style-name="T5">Sprung</text:span>. ⊃ salta. ⊂ sali. </text:p>
        </text:list-item>
        <text:list-item>
          <text:p text:style-name="P104"><text:soft-page-break/><text:span text:style-name="T3">salubre</text:span> -ber | -bre | -bre | -brious. = que da salute. </text:p>
        </text:list-item>
        <text:list-item>
          <text:p text:style-name="P104">—<text:span text:style-name="T3">itate</text:span> -itas | -ità | -ité | -ity | -ität. </text:p>
        </text:list-item>
        <text:list-item>
          <text:p text:style-name="P104"><text:span text:style-name="T3">saluta</text:span> -o | -are | saluer | -e | -ieren. = augura salute. </text:p>
        </text:list-item>
        <text:list-item>
          <text:p text:style-name="P104">—<text:span text:style-name="T3">tione</text:span> -tio | -zione, saluto | -tion, salut | -tion, salute | -tion, Salut. </text:p>
        </text:list-item>
        <text:list-item>
          <text:p text:style-name="P104"><text:span text:style-name="T3">salute</text:span> salus | -ute | -ut | salvation, safety, <text:span text:style-name="T5">health</text:span> | <text:span text:style-name="T5">Heil</text:span>, Salus. = sanitate, salvatione. ⊂ salvo. ⊃ saluta. </text:p>
        </text:list-item>
        <text:list-item>
          <text:p text:style-name="P104">—<text:span text:style-name="T3">are</text:span> -āris | -are | -aire | -ary. = que fer salute. </text:p>
        </text:list-item>
        <text:list-item>
          <text:p text:style-name="P104"><text:span text:style-name="T3">salva</text:span> -o | -are | sauver | to save | -ieren. = fac salvo. </text:p>
        </text:list-item>
        <text:list-item>
          <text:p text:style-name="P104">—<text:span text:style-name="T3">tione</text:span> 400 | -zione | -tion | -tion | -tion. </text:p>
        </text:list-item>
        <text:list-item>
          <text:p text:style-name="P104"><text:span text:style-name="T3">salve</text:span> -eo = es salvo, sta bene. </text:p>
        </text:list-item>
        <text:list-item>
          <text:p text:style-name="P104"><text:span text:style-name="T3">salvia</text:span> (Plinio) | I. H. salvia | sauge | sage | Salbei | R. s’alfei. = Bot. « salvia officinalis », herba que salva. </text:p>
        </text:list-item>
        <text:list-item>
          <text:p text:style-name="P104"><text:span text:style-name="T3">salvo</text:span> -us | I. H. P. salvo | sauf | safe, safed | <text:span text:style-name="T5">heil</text:span>. ⊃ salva, salute, salubre. || solido, consola; G. holo = integro; D. selig = beato; S. sarva = integro. </text:p>
        </text:list-item>
        <text:list-item>
          <text:p text:style-name="P104"><text:span text:style-name="T3">sana</text:span> -o | -nare | <text:span text:style-name="T5">guérir</text:span> | <text:span text:style-name="T5">to heal</text:span> | -nieren, <text:span text:style-name="T5">heilen</text:span>. = fac sano. </text:p>
        </text:list-item>
        <text:list-item>
          <text:p text:style-name="P104">—<text:span text:style-name="T3">tione</text:span> -tio | -zione | | -tion | -tion. </text:p>
        </text:list-item>
        <text:list-item>
          <text:p text:style-name="P104">—<text:span text:style-name="T3">torio</text:span> | -orio | -orium | -ory | -orium. = loco pro sana. </text:p>
        </text:list-item>
        <text:list-item>
          <text:p text:style-name="P104"><text:span text:style-name="T3">sanci</text:span> -io | -ire, sanzionare | sanctionner | to sanction | -ieren, sanctionieren. = redde sacro, fixa in modo inviolabile, da « sanctione ». ⊃ sancto. </text:p>
        </text:list-item>
        <text:list-item>
          <text:p text:style-name="P104"><text:span text:style-name="T3">sancto</text:span> -us | santo | saint | saint | Sankt, -us. = quem sanci, sacro. </text:p>
        </text:list-item>
        <text:list-item>
          <text:p text:style-name="P104">—<text:span text:style-name="T3">ifica</text:span> ĭ 300 | santificare | -ifier | -ify | -ificieren. </text:p>
        </text:list-item>
        <text:list-item>
          <text:p text:style-name="P104">——<text:span text:style-name="T3">tione</text:span> 300 | anti—zione | -tion | -tion | -tion. </text:p>
        </text:list-item>
        <text:list-item>
          <text:p text:style-name="P104">—<text:span text:style-name="T3">ione</text:span> -io | sanzione | -ion | -ion | -ion. </text:p>
        </text:list-item>
        <text:list-item>
          <text:p text:style-name="P104">—<text:span text:style-name="T3">itate</text:span> -itas | santità | sainteté | -ity. </text:p>
        </text:list-item>
        <text:list-item>
          <text:p text:style-name="P104">—<text:span text:style-name="T3">uario</text:span> 400 | santuario | -aire | -ary | -arium. = loco sancto. </text:p>
        </text:list-item>
        <text:list-item>
          <text:p text:style-name="P104"><text:span text:style-name="T3">sandalio</text:span> -ium | sandalo, <text:span text:style-name="T5">pantofola</text:span> | sandale | sandal | Sandale. ⊂ G. sandálion. </text:p>
        </text:list-item>
        <text:list-item>
          <text:p text:style-name="P104"><text:span text:style-name="T3">sanguine</text:span> sanguis -guĭn- | I. P. sangue, H. sangre | sang | <text:span text:style-name="T5">blood</text:span> | <text:span text:style-name="T5">Blut</text:span>. = cruore. </text:p>
        </text:list-item>
        <text:list-item>
          <text:p text:style-name="P104">—<text:span text:style-name="T3">ario</text:span> -arius | -ario | -aire | -ary | -arisch. = avido de sanguine. </text:p>
        </text:list-item>
        <text:list-item>
          <text:p text:style-name="P104">—<text:span text:style-name="T3">eo</text:span> -ĕus | -igno | -in | -ine, -ineous | -ineus. = de sanguine. </text:p>
        </text:list-item>
        <text:list-item>
          <text:p text:style-name="P104">—<text:span text:style-name="T3">olento</text:span> -us | -ento | -ent, sanglant | -ent. = que versa sanguine. </text:p>
        </text:list-item>
        <text:list-item>
          <text:p text:style-name="P104"><text:span text:style-name="T3">sanguisuga</text:span> 100 | -uga | sangsue | -ude, <text:span text:style-name="T5">leech</text:span> | -uga. = Zool. « hirudo medicinalis », verme que suge sanguine. </text:p>
        </text:list-item>
        <text:list-item>
          <text:p text:style-name="P104"><text:span text:style-name="T3">sanie</text:span> -ies | -ie, <text:span text:style-name="T5">marcia</text:span> | -ie | -ies | -ies. = pus. || sanguine. </text:p>
        </text:list-item>
        <text:list-item>
          <text:p text:style-name="P104">—<text:span text:style-name="T3">ioso</text:span> 100 | -ioso | -ieux | -ious | -iös. = putrido. </text:p>
        </text:list-item>
        <text:list-item>
          <text:p text:style-name="P104"><text:span text:style-name="T3">sano</text:span> -us | I. H. sano | sain | sound, sane | gesund. ⊃ sana. ⊂ E. ⊃ A. sund, D. gesund, G. s <text:span text:style-name="T3">ō</text:span>s = sano et salvo, (creo)so(to). ⊃ </text:p>
        </text:list-item>
        <text:list-item>
          <text:p text:style-name="P104">—<text:span text:style-name="T3">itario</text:span> | -ario | -aire | -ary | -är. = medico, que sana. </text:p>
        </text:list-item>
        <text:list-item>
          <text:p text:style-name="P104">—<text:span text:style-name="T3">itate</text:span> -itas | -ità | santé | <text:span text:style-name="T5">health</text:span>, -ity | -ität. = salute. </text:p>
        </text:list-item>
        <text:list-item>
          <text:p text:style-name="P104"><text:span text:style-name="T3">sapa</text:span> -a | sapa, H. sava | sève | sap | Saft. = succo (ex uva, ex arbore). </text:p>
        </text:list-item>
        <text:list-item>
          <text:p text:style-name="P104"><text:span text:style-name="T3">sape</text:span> -io = es « sapido », es « sapiente », habe « sapore ». ⊃ I. sapere, H. P. saber, F. savoir = sci. ⊃ insipido, resipiscentia. </text:p>
        </text:list-item>
        <text:list-item>
          <text:p text:style-name="P104"><text:span text:style-name="T3">sapido</text:span> ĭ 200 | -oroso, -orito, -ido | savoreux, -ide | -orous, -id. = que <text:soft-page-break/>sape, cum sapore. </text:p>
        </text:list-item>
        <text:list-item>
          <text:p text:style-name="P104"><text:span text:style-name="T3">sapiente</text:span> -ens | savio, saggio | sage | sapient, sage, <text:span text:style-name="T5">wise</text:span> | <text:span text:style-name="T5">weise</text:span>. = sagace, prudente, anti stulto, que sape. ⊃ I. sapiente, F. savant = docto. </text:p>
        </text:list-item>
        <text:list-item>
          <text:p text:style-name="P104">—<text:span text:style-name="T3">ia</text:span> -ia | saviezza | sagesse | -ence, <text:span text:style-name="T5">wisdom</text:span> | <text:span text:style-name="T5">Weisheit</text:span>, -entia. ⊃ I. sapienza = scientia. </text:p>
        </text:list-item>
        <text:list-item>
          <text:p text:style-name="P104"><text:span text:style-name="T3">sapone</text:span> sapo (Plinio) | sapone | savon | soap | Seife. ⊂ ex Celto. </text:p>
        </text:list-item>
        <text:list-item>
          <text:p text:style-name="P104">—<text:span text:style-name="T3">ifica</text:span> -ĭco | -ificare | -ifier | -ify | -ificieren. </text:p>
        </text:list-item>
        <text:list-item>
          <text:p text:style-name="P104">——<text:span text:style-name="T3">tione</text:span> | -zione | -tion | -tion | -tion. </text:p>
        </text:list-item>
        <text:list-item>
          <text:p text:style-name="P104"><text:span text:style-name="T3">sapore</text:span> sapor | -ore | saveur | -or, savor | <text:span text:style-name="T5">Geschmack</text:span>. = to sape. </text:p>
        </text:list-item>
        <text:list-item>
          <text:p text:style-name="P104"><text:span text:style-name="T3">sapphiro</text:span> -īrus (Plinio) | zaffiro | saphir | sapphire | Sapphir. ⊂ G. sáppheiros ⊂ Hebraico–Arabo. </text:p>
        </text:list-item>
        <text:list-item>
          <text:p text:style-name="P104">G. sarc sárx = carne. ⊃ sarcasmo, sarcophago, sarcocele, sarcoma. </text:p>
        </text:list-item>
        <text:list-item>
          <text:p text:style-name="P104"><text:span text:style-name="T3">sarcasmo</text:span> 100 | -asmo | -asme | -asm | -asmus. = ironia, que dilania carne. ⊂ G. -ós. ⊂ sarcáze = tolle carne. ⊂ sarc = carne. </text:p>
        </text:list-item>
        <text:list-item>
          <text:p text:style-name="P104"><text:span text:style-name="T3">sarcastico</text:span> -ĭcus | -ico | -ique | -ic | -isch. = de sarcasmo, ironico. ⊂ G. -icós. </text:p>
        </text:list-item>
        <text:list-item>
          <text:p text:style-name="P104"><text:span text:style-name="T3">sarci</text:span> -io | <text:span text:style-name="T5">rattoppare</text:span>, risarcire | <text:span text:style-name="T5">raccommoder</text:span> | <text:span text:style-name="T5">to mend</text:span> | <text:span text:style-name="T5">ausbessern</text:span>, resarcieren. ⊃ sartore. </text:p>
        </text:list-item>
        <text:list-item>
          <text:p text:style-name="P104"><text:span text:style-name="T3">sarcocele</text:span> 100 | -ele | -èle | -ele | -ele. = hernia ex carne. ⊂ G. sarcoc <text:span text:style-name="T3">ē</text:span>lē ⊂ sarc -o- cele. </text:p>
        </text:list-item>
        <text:list-item>
          <text:p text:style-name="P104"><text:span text:style-name="T3">sarcoma</text:span>(te) | -oma | -ome | -oma | -om. = polypo ad naso. ⊂ G. sárcōma ⊂ sarc. </text:p>
        </text:list-item>
        <text:list-item>
          <text:p text:style-name="P104"><text:span text:style-name="T3">sarcophago</text:span> ă 100 | -fago | -phage | -phagus | -phag. ⊂ G. sarcophágos. = sepulcro, que destrue [phag] carne [sarc]. </text:p>
        </text:list-item>
        <text:list-item>
          <text:p text:style-name="P104"><text:span text:style-name="T3">sarcula</text:span> ŭ 100 | sarchiare | sarcler | <text:span text:style-name="T5">to weed</text:span>, to sarcle | <text:span text:style-name="T5">gäten</text:span>. = age per sarculo, sarri. </text:p>
        </text:list-item>
        <text:list-item>
          <text:p text:style-name="P104"><text:span text:style-name="T3">sarculo</text:span> -ŭlum | sarchio | sarclet, sarcloir | <text:span text:style-name="T5">hoe</text:span> | <text:span text:style-name="T5">Hacke</text:span>. ⊂ sar(ri) -culo. </text:p>
        </text:list-item>
        <text:list-item>
          <text:p text:style-name="P104"><text:span text:style-name="T3">sardina</text:span> 100 | -ina, sardella | -ine | -ine | -ine, Sardelle. = pisce apud insula « Sardinia ». </text:p>
        </text:list-item>
        <text:list-item>
          <text:p text:style-name="P104"><text:span text:style-name="T3">sardonico</text:span> -ĭcus | -ico | -ique | -ic | -isch. = risu convulso, producto ab « sardonia herba » = « ranunculus sceleratus », herba de Sardinia. </text:p>
        </text:list-item>
        <text:list-item>
          <text:p text:style-name="P104"><text:span text:style-name="T3">sardonyche</text:span> ŭ 100 | sardonice | sardoine | sard, -onyx | -onyx. = lapide pretioso, « onyche de Sarde » [urbe in Asia]. </text:p>
        </text:list-item>
        <text:list-item>
          <text:p text:style-name="P104"><text:span text:style-name="T3">sarmento</text:span> -um | -ento | -ent | -ent, <text:span text:style-name="T5">twigs</text:span> | <text:span text:style-name="T5">Ranke</text:span>. = fasce de ramos scisso ab vite. ⊂ sap(pe) -mento. </text:p>
        </text:list-item>
        <text:list-item>
          <text:p text:style-name="P104">—<text:span text:style-name="T3">oso</text:span> 100 | -oso | -eux | -ose. </text:p>
        </text:list-item>
        <text:list-item>
          <text:p text:style-name="P104"><text:span text:style-name="T3">sarpe</text:span> -o (L. antiquo, teste Prisciano) = puta vide. ⊃ sarmento. </text:p>
        </text:list-item>
        <text:list-item>
          <text:p text:style-name="P104"><text:span text:style-name="T3">sarri</text:span> -io (Varrone) = « sarcula », tolle herba nocivo. </text:p>
        </text:list-item>
        <text:list-item>
          <text:p text:style-name="P104"><text:span text:style-name="T3">sartore</text:span> (Varrone) | sarto | <text:span text:style-name="T5">tailleur</text:span> | <text:span text:style-name="T5">tailor</text:span>, (sartorial) | <text:span text:style-name="T5">Schneider</text:span>. = qui sarci. </text:p>
        </text:list-item>
        <text:list-item>
          <text:p text:style-name="P104">— (Plauto) = qui sarri. </text:p>
        </text:list-item>
        <text:list-item>
          <text:p text:style-name="P104"><text:span text:style-name="T3">sat</text:span> sat = satis. ⊃ satia, saturo, satis. = || D. satt, R. syto. </text:p>
        </text:list-item>
        <text:list-item>
          <text:p text:style-name="P104"><text:span text:style-name="T3">satellite</text:span> -lles -llĭt- | -ite | -ite | -ite | -it. = milite mercenario, comite. </text:p>
        </text:list-item>
        <text:list-item>
          <text:p text:style-name="P104"><text:span text:style-name="T3">satia</text:span> -io | saziare | rassasier | satiate | sättigen. = da sat. </text:p>
        </text:list-item>
        <text:list-item>
          <text:p text:style-name="P104"><text:soft-page-break/>—<text:span text:style-name="T3">bile</text:span> -ĭlis | saziabile | | | -bel. ⊃ in—. </text:p>
        </text:list-item>
        <text:list-item>
          <text:p text:style-name="P104"><text:span text:style-name="T3">satietate</text:span> | sazietà | satiété | -ty | -tät. = to habe sat. </text:p>
        </text:list-item>
        <text:list-item>
          <text:p text:style-name="P104"><text:span text:style-name="T3">satira</text:span> -ĭra | I. H. P. -ira | -ire | -ire | -ire. = poesia saturo ex multo re. = I. farsa ⊂ farci; F. pochade ⊂ poche. </text:p>
        </text:list-item>
        <text:list-item>
          <text:p text:style-name="P104">—<text:span text:style-name="T3">ico</text:span> ĭ 100 | -ico | -ique | -ic | -iker, -isch. </text:p>
        </text:list-item>
        <text:list-item>
          <text:p text:style-name="P104"><text:span text:style-name="T3">SATIS</text:span> satis | <text:span text:style-name="T5">abbastanza</text:span>, assai | assez | <text:span text:style-name="T5">enough</text:span> | <text:span text:style-name="T5">genug</text:span>. = in modo sufficiente, sat. </text:p>
        </text:list-item>
        <text:list-item>
          <text:p text:style-name="P104">—<text:span text:style-name="T3">fac</text:span> -facio | soddisfare | -faire | -fy | -ficieren. </text:p>
        </text:list-item>
        <text:list-item>
          <text:p text:style-name="P104">——<text:span text:style-name="T3">tione</text:span> -tio | soddisfazione | -tion | -tion | -tion. </text:p>
        </text:list-item>
        <text:list-item>
          <text:p text:style-name="P104"><text:span text:style-name="T3">sato</text:span> -us = seminato, genito, quem see. ⊃ Saturno. </text:p>
        </text:list-item>
        <text:list-item>
          <text:p text:style-name="P104"><text:span text:style-name="T3">satrapa</text:span> -ăpa | -apo | -ape | -ap. = gubernatore de provincia in Persia. ⊂ G. satrápēs. </text:p>
        </text:list-item>
        <text:list-item>
          <text:p text:style-name="P104"><text:span text:style-name="T3">satura</text:span> -ūro | -are | -er | -ate | -ieren. = redde saturo, satia. </text:p>
        </text:list-item>
        <text:list-item>
          <text:p text:style-name="P104">—<text:span text:style-name="T3">bile</text:span> -ĭlis | -bile | -ble | -ble. </text:p>
        </text:list-item>
        <text:list-item>
          <text:p text:style-name="P104">—<text:span text:style-name="T3">tione</text:span> | -zione | -tion | -tion | -tion. </text:p>
        </text:list-item>
        <text:list-item>
          <text:p text:style-name="P104"><text:span text:style-name="T3">Saturno</text:span> -us | Saturno | Saturne | Saturn | Saturn. = deo de semine [sato]; septimo et ultimo planeta noto usque 1700. </text:p>
        </text:list-item>
        <text:list-item>
          <text:p text:style-name="P104">—<text:span text:style-name="T3">ale</text:span> -alis, <text:span text:style-name="T5">aut</text:span> -alia -alium | -ali | -ales | -alia | -alien. = festos in honore de Saturno, in die 17 decembre. </text:p>
        </text:list-item>
        <text:list-item>
          <text:p text:style-name="P104"><text:span text:style-name="T3">saturo</text:span> satŭr | satollo, saturo | soûl, saturé | saturate. = satiato, que e ede et bibe sat. </text:p>
        </text:list-item>
        <text:list-item>
          <text:p text:style-name="P104"><text:span text:style-name="T3">satyro</text:span> -ŭrus | -tiro | -tyre | -tyr | -tyr. = deo rustico, in forma de homine, cum cornus et pedes de capro. ⊂ G. sátyros. </text:p>
        </text:list-item>
        <text:list-item>
          <text:p text:style-name="P104">—<text:span text:style-name="T3">iasi</text:span> | satiriasi | -asis | -asis | -asis. ⊂ G. saturíasis. = desiderio sexuale excessivo in homine. </text:p>
        </text:list-item>
        <text:list-item>
          <text:p text:style-name="P104"><text:span text:style-name="T3">saxo</text:span> -um | sasso | <text:span text:style-name="T5">rocher</text:span> | <text:span text:style-name="T5">rock</text:span> | <text:span text:style-name="T5">Stein</text:span>. = lapide, petra, rupe. </text:p>
        </text:list-item>
        <text:list-item>
          <text:p text:style-name="P104">—<text:span text:style-name="T3">ifraga</text:span> ă 100 | sassifraga | -age | -age | -ag. = Bot. « saxifraga Aizoon ». </text:p>
        </text:list-item>
        <text:list-item>
          <text:p text:style-name="P104">G. sbesto -ós = extinguibile. ⊃ asbesto. </text:p>
        </text:list-item>
        <text:list-item>
          <text:p text:style-name="P104"><text:span text:style-name="T3">scabe</text:span> -o | <text:span text:style-name="T5">grattare</text:span> | <text:span text:style-name="T5">gratter</text:span> | <text:span text:style-name="T5">scrape</text:span> | <text:span text:style-name="T5">kratzen</text:span>. ⊃ scabie, scabro. || A. shave, D. schabe = rade. </text:p>
        </text:list-item>
        <text:list-item>
          <text:p text:style-name="P104"><text:span text:style-name="T3">scabie</text:span> -ies | scabbia | <text:span text:style-name="T5">gale</text:span>, <text:span text:style-name="T5">rogne</text:span> | scabies, scab | Scabies. = morbo de pelle, que fac scabe. </text:p>
        </text:list-item>
        <text:list-item>
          <text:p text:style-name="P104">—<text:span text:style-name="T3">ioso</text:span> | scabbioso | -ieux | -ious | -iös. </text:p>
        </text:list-item>
        <text:list-item>
          <text:p text:style-name="P104"><text:span text:style-name="T3">scabro</text:span> -ber | scabro | scabre. ⊂ scabe. = </text:p>
        </text:list-item>
        <text:list-item>
          <text:p text:style-name="P104">—<text:span text:style-name="T3">oso</text:span> 100 | -oso | -eux | -ous | -ös. = ruvido, inæquale, difficile. </text:p>
        </text:list-item>
        <text:list-item>
          <text:p text:style-name="P104">scæna, <text:span text:style-name="T5">alio forma de</text:span> scena. </text:p>
        </text:list-item>
        <text:list-item>
          <text:p text:style-name="P104"><text:span text:style-name="T3">scala</text:span> (-æ -arum) | scala, H. P. escala | échelle, escalier | <text:span text:style-name="T5">ladder</text:span>, scale | <text:span text:style-name="T5">Treppe</text:span>, Skala. = quod servi ad scande. </text:p>
        </text:list-item>
        <text:list-item>
          <text:p text:style-name="P104"><text:span text:style-name="T3">scaleno</text:span> | -eno | -ène | -ene | -enisch. = (triangulo) cum lateres differente. ⊂ G. scalēnós = obliquo. </text:p>
        </text:list-item>
        <text:list-item>
          <text:p text:style-name="P104"><text:span text:style-name="T3">scalpe</text:span> -o | scalfire | <text:span text:style-name="T5">graver</text:span> | <text:span text:style-name="T5">carve</text:span> | <text:span text:style-name="T5">gravieren</text:span>. = scabe, incīde. ⊃ scalpello, sculpe; A. scalp, F. scalper = tolle cute de capite. </text:p>
        </text:list-item>
        <text:list-item>
          <text:p text:style-name="P104">—<text:span text:style-name="T3">ello</text:span> -um | -ello | -el | -el | -ell. </text:p>
        </text:list-item>
        <text:list-item>
          <text:p text:style-name="P104"><text:span text:style-name="T3">scalpro</text:span> -um = scalpello. </text:p>
        </text:list-item>
        <text:list-item>
          <text:p text:style-name="P104"><text:span text:style-name="T3">scammonia</text:span> -ĭa | scamonea | -onée | -ony | -onium. = Bot. « convolvulus scammonia », medicina purgante. ⊂ G. scammōnía. </text:p>
        </text:list-item>
        <text:list-item>
          <text:p text:style-name="P104"><text:soft-page-break/><text:span text:style-name="T3">scandalo</text:span> ă 300 | -alo | -ale | -al | -al. ⊂ G. scándalon. = lapide in via, que fac cade. </text:p>
        </text:list-item>
        <text:list-item>
          <text:p text:style-name="P104">—<text:span text:style-name="T3">iza</text:span> 300 | -izzare | -iser | -ize | -isieren. ⊂ G. scandalízō. </text:p>
        </text:list-item>
        <text:list-item>
          <text:p text:style-name="P104">—<text:span text:style-name="T3">oso</text:span> | -oso | -eux | -ous | -ös. </text:p>
        </text:list-item>
        <text:list-item>
          <text:p text:style-name="P104"><text:span text:style-name="T3">scande</text:span> -o | ascendere | <text:span text:style-name="T5">grimper</text:span>, escalader | <text:span text:style-name="T5">mount</text:span> | <text:span text:style-name="T5">steigen</text:span>. = «ascende», sali. ⊃ descende, transcende, scala, scabello. || S. scand. </text:p>
        </text:list-item>
        <text:list-item>
          <text:p text:style-name="P104">— 400 | -dere | -der | to scan | -dieren. = divide versu, secundo metro. </text:p>
        </text:list-item>
        <text:list-item>
          <text:p text:style-name="P104"><text:span text:style-name="T3">scapha</text:span> -a | scafo. = nave. ⊃ pyroscapho. ⊂ G. scáphē. </text:p>
        </text:list-item>
        <text:list-item>
          <text:p text:style-name="P104"><text:span text:style-name="T3">scaphandro</text:span> | scafandro | -andre. = homine [andr] que descende sub aqua. </text:p>
        </text:list-item>
        <text:list-item>
          <text:p text:style-name="P104"><text:span text:style-name="T3">scapo</text:span> -us | scapo | scape | scape. = fusto, manubrio, pedunculo. || D. Schaft = manubrio, A. shaft = ramo, G. sceptro = baculo. </text:p>
        </text:list-item>
        <text:list-item>
          <text:p text:style-name="P104"><text:span text:style-name="T3">scapula</text:span> -ŭlae | scapola | | scapula. = humero, osse de humero, omoplata. </text:p>
        </text:list-item>
        <text:list-item>
          <text:p text:style-name="P104">—<text:span text:style-name="T3">are</text:span> | scapolare | -aire | -ar | -ier. </text:p>
        </text:list-item>
        <text:list-item>
          <text:p text:style-name="P104"><text:span text:style-name="T3">scarabæo</text:span> 100 | -beo, scarafaggio | -bée | -bee | -bäen. = Zool. « scarabæus sacer ». ⊂ G. scárabos. </text:p>
        </text:list-item>
        <text:list-item>
          <text:p text:style-name="P104"><text:span text:style-name="T3">scarifica</text:span> ĭ 100 | -ificare | -ifier | -ify | -ificieren. = fac incisiones super pelle. ⊂ G. scáriphos = stilo. </text:p>
        </text:list-item>
        <text:list-item>
          <text:p text:style-name="P104">—<text:span text:style-name="T3">tione</text:span> 100 | -zione | -tion | -tion | -tion. </text:p>
        </text:list-item>
        <text:list-item>
          <text:p text:style-name="P104"><text:span text:style-name="T3">scate</text:span> -eo | scaturire. = surge, sali (de aqua). </text:p>
        </text:list-item>
        <text:list-item>
          <text:p text:style-name="P104"><text:span text:style-name="T3">scelere</text:span> scelus scelĕr- = peccato, malo, crimine. </text:p>
        </text:list-item>
        <text:list-item>
          <text:p text:style-name="P104">—<text:span text:style-name="T3">ato</text:span> -atus | scellerato | scélérat | -at | -at. </text:p>
        </text:list-item>
        <text:list-item>
          <text:p text:style-name="P104"><text:span text:style-name="T3">scena</text:span> -a | scena | scène | scene | Scene. = parte de theatro ubi es actores. ⊂ G. scēn <text:span text:style-name="T3">ē</text:span>. </text:p>
        </text:list-item>
        <text:list-item>
          <text:p text:style-name="P104">—<text:span text:style-name="T3">ario</text:span> 400 | -ario | scène | -ery | -arium. </text:p>
        </text:list-item>
        <text:list-item>
          <text:p text:style-name="P104">—<text:span text:style-name="T3">ico</text:span> -ĭcus | -ico | scénique | -ic | -isch. ⊂ G. scēnicós. </text:p>
        </text:list-item>
        <text:list-item>
          <text:p text:style-name="P104">—<text:span text:style-name="T3">ographia</text:span> 100 | -fia | scénographie | -phy | -phie. </text:p>
        </text:list-item>
        <text:list-item>
          <text:p text:style-name="P104">G. scep scéptomai = || spece. ⊃ sceptico, scopo. </text:p>
        </text:list-item>
        <text:list-item>
          <text:p text:style-name="P104"><text:span text:style-name="T3">sceptico</text:span> ĭ 100 | scettico | sceptique | skeptic, sceptic | skeptisch, sceptisch. = philosopho que judica post visione. ⊂ G. -icós. ⊂ G. scep. </text:p>
        </text:list-item>
        <text:list-item>
          <text:p text:style-name="P104">—<text:span text:style-name="T3">ismo</text:span> | scetticismo | -isme | -ism | -ismus. </text:p>
        </text:list-item>
        <text:list-item>
          <text:p text:style-name="P104"><text:span text:style-name="T3">sceptro</text:span> -um | scettro | -tre | -tre | -ter. ⊂ G. sc <text:span text:style-name="T3">ē</text:span>ptron = baculo de rege. || L. scapo. </text:p>
        </text:list-item>
        <text:list-item>
          <text:p text:style-name="P104"><text:span text:style-name="T3">scheda</text:span> -a | scheda | <text:span text:style-name="T5">fiche</text:span> | <text:span text:style-name="T5">ticket</text:span> | Schede. ⊂ G. schídē ⊂ schid. ⊃ schedula. </text:p>
        </text:list-item>
        <text:list-item>
          <text:p text:style-name="P104"><text:span text:style-name="T3">schedio</text:span> 100 | schizzo | esquisse | sketch | Skizze. = lineamento, adumbratione. ⊂ G. schédios. </text:p>
        </text:list-item>
        <text:list-item>
          <text:p text:style-name="P104"><text:span text:style-name="T3">schedula</text:span> -ŭla | cedola | cédule | schedule | Zettel. = parvo scheda. </text:p>
        </text:list-item>
        <text:list-item>
          <text:p text:style-name="P104"><text:span text:style-name="T3">schema</text:span>(te) 100 | -ma | schème, schéma | -me | -ma. ⊂ G. sch <text:span text:style-name="T3">ē</text:span>ma. = synopsi, diagramma. </text:p>
        </text:list-item>
        <text:list-item>
          <text:p text:style-name="P104">—<text:span text:style-name="T3">tico</text:span> -ĭcus | -tico | schématique | -tic | -tisch. </text:p>
        </text:list-item>
        <text:list-item>
          <text:p text:style-name="P104">G. schid schízō || scinde. ⊃ scheda, schisma, schisto. </text:p>
        </text:list-item>
        <text:list-item>
          <text:p text:style-name="P104"><text:span text:style-name="T3">schisma</text:span>(te) 300 | scisma | -isme | -ism | -isma. = scissione religioso. ⊂ G. schísma ⊂ schid. </text:p>
        </text:list-item>
        <text:list-item>
          <text:p text:style-name="P104"><text:soft-page-break/>—<text:span text:style-name="T3">tico</text:span> ĭ 400 | scismatico | -tique | -tic | -tisch. ⊂ G. schismaticós. </text:p>
        </text:list-item>
        <text:list-item>
          <text:p text:style-name="P104"><text:span text:style-name="T3">schisto</text:span> 100 | -isto | -iste | -ist | -istus. = petra quem finde facile. ⊂ G. schisós ⊂ schid. </text:p>
        </text:list-item>
        <text:list-item>
          <text:p text:style-name="P104"><text:span text:style-name="T3">schola</text:span> -a | scuola, H. escuela, P. escola | école | school | Schule | R. s’kola. ⊂ G. schol <text:span text:style-name="T3">ē</text:span>. = otio et studio. </text:p>
        </text:list-item>
        <text:list-item>
          <text:p text:style-name="P104">—<text:span text:style-name="T3">are</text:span> | scolaro | écolier | scholar | Schüler. </text:p>
        </text:list-item>
        <text:list-item>
          <text:p text:style-name="P104"><text:span text:style-name="T3">scholastica</text:span> -ĭca | scolastica | la scolastique | -sticism | -stik. = scientia in scholas de medio ævo, studio de Aristotele. </text:p>
        </text:list-item>
        <text:list-item>
          <text:p text:style-name="P104"><text:span text:style-name="T3">scholastico</text:span> -ĭcus | scolastico | scolastique | -ic | -isch. = de schola. ⊂ G. scholasticós. </text:p>
        </text:list-item>
        <text:list-item>
          <text:p text:style-name="P104"><text:span text:style-name="T3">SCI</text:span> -io | <text:span text:style-name="T5">sapere</text:span> | <text:span text:style-name="T5">savoir</text:span> | <text:span text:style-name="T5">know</text:span> | <text:span text:style-name="T5">wissen</text:span>. ⊃ scientia, conscio, plebiscito. || G. scia = umbra (visione); A. shine, D. scheinen = luce. </text:p>
        </text:list-item>
        <text:list-item>
          <text:p text:style-name="P104"><text:span text:style-name="T3">scientia</text:span> -ia | scienza, H. P. ciencia | science | science | <text:span text:style-name="T5">Wissenschaft</text:span>, Scienz. = to sci. </text:p>
        </text:list-item>
        <text:list-item>
          <text:p text:style-name="P104"><text:span text:style-name="T3">scientifico</text:span> -ĭcus | -fico | -fique | -fic | -fisch. = de scientia. </text:p>
        </text:list-item>
        <text:list-item>
          <text:p text:style-name="P104"><text:span text:style-name="T3">SCINDE</text:span> -o | scindere | scinder | <text:span text:style-name="T5">cut</text:span> | scheiden, <text:span text:style-name="T5">schneiden</text:span>. = divide, separa, lacera, disjunge, seca. ⊃ rescinde, scisso. ⊂ E. ⊃ G. schid, A. shed = effunde, sparge, D. scheiden. </text:p>
        </text:list-item>
        <text:list-item>
          <text:p text:style-name="P104"><text:span text:style-name="T3">scintilla</text:span> -a | scintilla | étincelle | <text:span text:style-name="T5">spark</text:span>, scintilla | <text:span text:style-name="T5">Funke</text:span>. </text:p>
        </text:list-item>
        <text:list-item>
          <text:p text:style-name="P104">— -o | -are | -er | -ate | -ieren. </text:p>
        </text:list-item>
        <text:list-item>
          <text:p text:style-name="P104">—<text:span text:style-name="T3">tione</text:span> 100 | -zione | -tion | -tion | -tion. </text:p>
        </text:list-item>
        <text:list-item>
          <text:p text:style-name="P104"><text:span text:style-name="T3">scirrho</text:span> -us (Plinio) | scirro | squirrhe | -us | -us. ⊂ G. scírrhos. = tumore duro in corpore animale. </text:p>
        </text:list-item>
        <text:list-item>
          <text:p text:style-name="P104"><text:span text:style-name="T3">scisso</text:span> -us | scisso. = quem scinde. ⊃ abscissa. </text:p>
        </text:list-item>
        <text:list-item>
          <text:p text:style-name="P104">—<text:span text:style-name="T3">ione</text:span> 500 | -ione | -ion | -ion | -ion. </text:p>
        </text:list-item>
        <text:list-item>
          <text:p text:style-name="P104">—<text:span text:style-name="T3">ura</text:span> 100 | -ura | -ure | -ure | -ur. </text:p>
        </text:list-item>
        <text:list-item>
          <text:p text:style-name="P104"><text:span text:style-name="T3">sciuro</text:span> 100 | scoiattolo | écureuil | squirrel | Skiuren. = Zool. « sciurus vulgaris ». ⊂ G. scíouros ⊂ scia [umbra] ura [cauda]. </text:p>
        </text:list-item>
        <text:list-item>
          <text:p text:style-name="P104"><text:span text:style-name="T3">sclerotica</text:span> -ĭca | -tica | sclérotique | -tic | -tika. = involucro albo de oculo. ⊂ G. sclērós = duro. </text:p>
        </text:list-item>
        <text:list-item>
          <text:p text:style-name="P104">G. scop scopéō = observa. ⊂ scep. ⊃ anemoscopio, caleidoscopio, episcopo, horoscopo, microscopio, telescopio. </text:p>
        </text:list-item>
        <text:list-item>
          <text:p text:style-name="P104"><text:span text:style-name="T3">scopa</text:span> -a | scopa | <text:span text:style-name="T5">balais</text:span>, écouvillon, écouvette | <text:span text:style-name="T5">twigs</text:span>, scopa | <text:span text:style-name="T5">Reis</text:span>. </text:p>
        </text:list-item>
        <text:list-item>
          <text:p text:style-name="P104"><text:span text:style-name="T3">scopo</text:span> 400 | scopo, <text:span text:style-name="T5">mira</text:span>, H. P. escopo | <text:span text:style-name="T5">but</text:span>, <text:span text:style-name="T5">intention</text:span> | scope | <text:span text:style-name="T5">Ziel</text:span>. ⊂ G. scopós ⊂ scop. </text:p>
        </text:list-item>
        <text:list-item>
          <text:p text:style-name="P104"><text:span text:style-name="T3">scopulo</text:span> -ŭlus | scoglio | écueil | <text:span text:style-name="T5">rock</text:span>, <text:span text:style-name="T5">shelf</text:span>, <text:span text:style-name="T5">reef</text:span> | <text:span text:style-name="T5">Felsen</text:span>. = rupe in mari. ⊂ G. scópelos. </text:p>
        </text:list-item>
        <text:list-item>
          <text:p text:style-name="P104"><text:span text:style-name="T3">scoria</text:span> 100 | scoria | scorie | scori | Scorie. ⊂ G. scōría. ⊂ sc <text:span text:style-name="T3">ō</text:span>r = excremento. </text:p>
        </text:list-item>
        <text:list-item>
          <text:p text:style-name="P104"><text:span text:style-name="T3">scorpione</text:span> -pio | -pione | -pion | -pion | -pion. ⊂ G. scorpíos. </text:p>
        </text:list-item>
        <text:list-item>
          <text:p text:style-name="P104"><text:span text:style-name="T3">scriba</text:span> -a | scriba, scrivano | scribe, écrivain | scribe | Schreiber. = qui scribe. </text:p>
        </text:list-item>
        <text:list-item>
          <text:p text:style-name="P104"><text:span text:style-name="T3">SCRIBE</text:span> -o | scrivere, H. escribir | écrire | <text:span text:style-name="T5">write</text:span> | schreiben. ⊃ scriba, scripto, circum—, con—, de—, in—, præ—, pro—, re—, sub—, trans—. </text:p>
        </text:list-item>
        <text:list-item>
          <text:p text:style-name="P104"><text:span text:style-name="T3">scrinio</text:span> -ium | scrigno | écrin, <text:span text:style-name="T5">coffret</text:span> | shrine, <text:span text:style-name="T5">coffer</text:span> | Schrein. </text:p>
        </text:list-item>
        <text:list-item>
          <text:p text:style-name="P104"><text:span text:style-name="T3">scripto</text:span> -us | scritto | écrit | script | Schrift. = (re) quem scribe. ⊃ <text:soft-page-break/>con—, re—, manu—, post—. </text:p>
        </text:list-item>
        <text:list-item>
          <text:p text:style-name="P104">—<text:span text:style-name="T3">ore</text:span> -or | scrittore | écrivain, -teur | <text:span text:style-name="T5">writer</text:span> | -tor. </text:p>
        </text:list-item>
        <text:list-item>
          <text:p text:style-name="P104">—<text:span text:style-name="T3">orio</text:span> | scrittoio | écritoire | -rium, escritoire | -rium. = loco pro scribe. </text:p>
        </text:list-item>
        <text:list-item>
          <text:p text:style-name="P104">—<text:span text:style-name="T3">ura</text:span> -ūra | scrittura | écriture | -ure | -ur. = ton scribe, scripto, libro sacro, biblia. </text:p>
        </text:list-item>
        <text:list-item>
          <text:p text:style-name="P104">scrobe -is = fossa. </text:p>
        </text:list-item>
        <text:list-item>
          <text:p text:style-name="P104">scrofa -a (Varrone) = Zool. « sus scrofa », porco femina. </text:p>
        </text:list-item>
        <text:list-item>
          <text:p text:style-name="P104"><text:span text:style-name="T3">scrofula</text:span> ŭ 400 | -ofola | -ofule | -ofula | -ofel. = tumore glandulare simile ad glandulas de scrofa. </text:p>
        </text:list-item>
        <text:list-item>
          <text:p text:style-name="P104">—<text:span text:style-name="T3">oso</text:span> | -oloso | -eux | -ous | -ös. </text:p>
        </text:list-item>
        <text:list-item>
          <text:p text:style-name="P104"><text:span text:style-name="T3">scroto</text:span> 100 | -to | -tum | -tum | -tum. = sacculo que contine testiculos. </text:p>
        </text:list-item>
        <text:list-item>
          <text:p text:style-name="P104"><text:span text:style-name="T3">scrupo</text:span> -us = parvo saxo. ⊃ —ulo. </text:p>
        </text:list-item>
        <text:list-item>
          <text:p text:style-name="P104"><text:span text:style-name="T3">scrupulo</text:span> -ŭlus | -polo | -pule | -ple | -pel. = zelo, cura, dubio. ⊂ scrupo. </text:p>
        </text:list-item>
        <text:list-item>
          <text:p text:style-name="P104">—<text:span text:style-name="T3">oso</text:span> 100 | -oloso | -eux | -ous | -ös. </text:p>
        </text:list-item>
        <text:list-item>
          <text:p text:style-name="P104">——<text:span text:style-name="T3">itate</text:span> 100 | -olosità | -ité | -ity | -ität. </text:p>
        </text:list-item>
        <text:list-item>
          <text:p text:style-name="P104"><text:span text:style-name="T3">scruta</text:span> -or | -are | -er | -inize | -ieren. </text:p>
        </text:list-item>
        <text:list-item>
          <text:p text:style-name="P104">—<text:span text:style-name="T3">bile</text:span> -ĭlis | -bile | | -ble | -bel. </text:p>
        </text:list-item>
        <text:list-item>
          <text:p text:style-name="P104">—<text:span text:style-name="T3">tione</text:span> 100 | scrutinio | | -tion | -tion. </text:p>
        </text:list-item>
        <text:list-item>
          <text:p text:style-name="P104">—<text:span text:style-name="T3">tore</text:span> 200 | -tore | -teur | -tor | -tor. </text:p>
        </text:list-item>
        <text:list-item>
          <text:p text:style-name="P104">—<text:span text:style-name="T3">inio</text:span> 200 | -inio | -in | -iny | -inium. </text:p>
        </text:list-item>
        <text:list-item>
          <text:p text:style-name="P104">E. <text:span text:style-name="T3">scu</text:span> = cela, teje. ⊃ L. scuto, obscuro; G. scyto = pelle; A. sky = cælo; D. Scheuer = granario; S. sku. </text:p>
        </text:list-item>
        <text:list-item>
          <text:p text:style-name="P104"><text:span text:style-name="T3">SCULPE</text:span> -o | scolpire | sculpter, <text:span text:style-name="T5">graver</text:span> | to sculpture, <text:span text:style-name="T5">to engrave</text:span> | <text:span text:style-name="T5">eingraben</text:span>. ⊃ sculpto. || scalpe. </text:p>
        </text:list-item>
        <text:list-item>
          <text:p text:style-name="P104"><text:span text:style-name="T3">sculpto</text:span> -us = quem sculpe. </text:p>
        </text:list-item>
        <text:list-item>
          <text:p text:style-name="P104">—<text:span text:style-name="T3">ore</text:span> 100 | scultore | -eur | -or | -or. </text:p>
        </text:list-item>
        <text:list-item>
          <text:p text:style-name="P104">—<text:span text:style-name="T3">ura</text:span> 200 | scultura | -ure | -ure | -ur. </text:p>
        </text:list-item>
        <text:list-item>
          <text:p text:style-name="P104"><text:span text:style-name="T3">scurra</text:span> -a | <text:span text:style-name="T5">buffone</text:span> | <text:span text:style-name="T5">bouffon</text:span> | <text:span text:style-name="T5">buffoon</text:span> | <text:span text:style-name="T5">Possenreisser</text:span>. || D. Scherz, I. scherzo. </text:p>
        </text:list-item>
        <text:list-item>
          <text:p text:style-name="P104">—<text:span text:style-name="T3">ile</text:span> -īlis | -ile | -ile | -ile | -il. </text:p>
        </text:list-item>
        <text:list-item>
          <text:p text:style-name="P104">——<text:span text:style-name="T3">itate</text:span> 100 | -ità | -ité | -ity | -ität. </text:p>
        </text:list-item>
        <text:list-item>
          <text:p text:style-name="P104"><text:span text:style-name="T3">scutella</text:span> -a | scodella | écuelle | <text:span text:style-name="T5">bowl</text:span> | Schüssel. ⊃ A. scuttle = vase pro carbone. ⊂ scuto? </text:p>
        </text:list-item>
        <text:list-item>
          <text:p text:style-name="P104"><text:span text:style-name="T3">scuto</text:span> -um | scudo, H. P. escudo | écu | <text:span text:style-name="T5">shield</text:span>, scutum | <text:span text:style-name="T5">Schild</text:span>. ⊂ E. scu. </text:p>
        </text:list-item>
        <text:list-item>
          <text:p text:style-name="P104"><text:span text:style-name="T3">SE</text:span> sui | sè, si; H. se, P. si | se | se <text:span text:style-name="T5">lf</text:span> | sich, se <text:span text:style-name="T5">in</text:span>. ⊃ suo, suicida. ⊂ E. ⊃ A., D., G. hé, R. sebja, S. sva. </text:p>
        </text:list-item>
        <text:list-item>
          <text:p text:style-name="P104">se-, <text:span text:style-name="T5">et</text:span> sed- = disjuncto, separato. ⊃ secerne, segrega, separa, seditione. </text:p>
        </text:list-item>
        <text:list-item>
          <text:p text:style-name="P104"><text:span text:style-name="T3">sebo</text:span> -um | sego, sevo, H. P. sebo | suif, sébum | <text:span text:style-name="T5">tallow</text:span>, suet | <text:span text:style-name="T5">Talg</text:span>. </text:p>
        </text:list-item>
        <text:list-item>
          <text:p text:style-name="P104">—<text:span text:style-name="T3">aceo</text:span> 200 | -aceo | sébacé | -aceous. </text:p>
        </text:list-item>
        <text:list-item>
          <text:p text:style-name="P104"><text:span text:style-name="T3">SECA</text:span> -o | secare, segare; H. P. segar | <text:span text:style-name="T5">couper</text:span>, scier | <text:span text:style-name="T5">cut</text:span>, saw | sägen, secieren. = divide, scinde. ⊃ sectore, segmento, disseca, insecto, interseca, reseca. ⊂ E. see ⊃ A. saw, D. sägen, R. sjec’ï. </text:p>
        </text:list-item>
        <text:list-item>
          <text:p text:style-name="P104"><text:soft-page-break/>—<text:span text:style-name="T3">nte</text:span> | -ante | sécant(e) | -ant | -ante. (linea) que seca. </text:p>
        </text:list-item>
        <text:list-item>
          <text:p text:style-name="P104"><text:span text:style-name="T3">secerne</text:span> -o | secretare, secernere | sécréter | to secrete, to secern | secernieren, secretieren. ⊃ secreto. ⊂ se- cerne. </text:p>
        </text:list-item>
        <text:list-item>
          <text:p text:style-name="P104"><text:span text:style-name="T3">secessione</text:span> -io | -sione | sécession | -sion | -sion. = ton i [cede] separato. </text:p>
        </text:list-item>
        <text:list-item>
          <text:p text:style-name="P104"><text:span text:style-name="T3">secreto</text:span> -us | -eto | -et | -et | -et. = quem secerne, disjuncto, diviso; celato, occulto. </text:p>
        </text:list-item>
        <text:list-item>
          <text:p text:style-name="P104">—<text:span text:style-name="T3">ario</text:span> 200 | -ario, segretario | secrétaire | -tary | -tär. = custode de secreto de domino. </text:p>
        </text:list-item>
        <text:list-item>
          <text:p text:style-name="P104">—<text:span text:style-name="T3">ione</text:span> -tio | -zione | sécrétion | -tion | -tion. = ton secerne. </text:p>
        </text:list-item>
        <text:list-item>
          <text:p text:style-name="P104"><text:span text:style-name="T3">secta</text:span> -a | setta | secte | sect | Secte. ⊂ seque. </text:p>
        </text:list-item>
        <text:list-item>
          <text:p text:style-name="P104">—<text:span text:style-name="T3">tore</text:span> -ator | settatore | -teur | -tor | <text:span text:style-name="T5">Anhänger</text:span>. = sequace, fautore. </text:p>
        </text:list-item>
        <text:list-item>
          <text:p text:style-name="P104"><text:span text:style-name="T3">secto</text:span> -us = quem seca. </text:p>
        </text:list-item>
        <text:list-item>
          <text:p text:style-name="P104">—<text:span text:style-name="T3">ione</text:span> -io | -zione | -ion | -ion | -ion. </text:p>
        </text:list-item>
        <text:list-item>
          <text:p text:style-name="P104">—<text:span text:style-name="T3">ore</text:span> -or | settore | -eur | -or | -or. = que seca; parte de circulo inter duo radio. </text:p>
        </text:list-item>
        <text:list-item>
          <text:p text:style-name="P104"><text:span text:style-name="T3">seculo</text:span> -ŭlum <text:span text:style-name="T5">et</text:span> <text:span text:style-name="T3">sæculo</text:span> | secolo, H. siglo, P. seculo | siècle | <text:span text:style-name="T5">century</text:span> | Säculum. = 100 anno. ⊂ see. = generatione de homines. </text:p>
        </text:list-item>
        <text:list-item>
          <text:p text:style-name="P104">—<text:span text:style-name="T3">are</text:span> -āris | secolare | séculaire | -ar | -ar. </text:p>
        </text:list-item>
        <text:list-item>
          <text:p text:style-name="P104">——<text:span text:style-name="T3">iza</text:span> | secolarizzare | sé—iser | -ize | -isieren. </text:p>
        </text:list-item>
        <text:list-item>
          <text:p text:style-name="P104"><text:span text:style-name="T3">secunda</text:span> -o | secondare | seconder | to second | -ieren. = es secundo. </text:p>
        </text:list-item>
        <text:list-item>
          <text:p text:style-name="P104"><text:span text:style-name="T3">secunda</text:span> (minuta) | un secondo | seconde | second | Sekunde. = minuta (de hora, de gradu, diviso 60). </text:p>
        </text:list-item>
        <text:list-item>
          <text:p text:style-name="P104"><text:span text:style-name="T3">secundo</text:span> -us | secondo, H. P. segundo | second, <text:span text:style-name="T5">deuxième</text:span> | second | <text:span text:style-name="T5">zweiter</text:span>. ⊂ sequ(e) -ndo. </text:p>
        </text:list-item>
        <text:list-item>
          <text:p text:style-name="P104">—<text:span text:style-name="T3">,</text:span> <text:span text:style-name="T5">thema de</text:span> secundum. </text:p>
        </text:list-item>
        <text:list-item>
          <text:p text:style-name="P104">—<text:span text:style-name="T3">ario</text:span> -us | secondario | secondaire | secondary | -är. </text:p>
        </text:list-item>
        <text:list-item>
          <text:p text:style-name="P104"><text:span text:style-name="T3">secundum</text:span> -um | secondo | <text:span text:style-name="T5">suivant</text:span>, selon | <text:span text:style-name="T5">according to</text:span> | <text:span text:style-name="T5">zufolge</text:span>. ⊂ <text:span text:style-name="T5">accusativo de</text:span> secundo. </text:p>
        </text:list-item>
        <text:list-item>
          <text:p text:style-name="P104"><text:span text:style-name="T3">securo</text:span> -ūrus | sicuro | sûr | secure | sicher. ⊂ sine cura. </text:p>
        </text:list-item>
        <text:list-item>
          <text:p text:style-name="P104">—<text:span text:style-name="T3">itate</text:span> -itas | sicurezza, sicurtà | sécurité, sûreté | -ity | -ität. </text:p>
        </text:list-item>
        <text:list-item>
          <text:p text:style-name="P104"><text:span text:style-name="T3">secuto</text:span> -us = que e seque. </text:p>
        </text:list-item>
        <text:list-item>
          <text:p text:style-name="P104"><text:span text:style-name="T3">secuto</text:span> M | seguito | suivi. = quem seque. </text:p>
        </text:list-item>
        <text:list-item>
          <text:p text:style-name="P104"><text:span text:style-name="T3">sed</text:span> sed | <text:span text:style-name="T5">ma</text:span> | <text:span text:style-name="T5">mais</text:span> | <text:span text:style-name="T5">but</text:span> | <text:span text:style-name="T5">aber</text:span>. </text:p>
        </text:list-item>
        <text:list-item>
          <text:p text:style-name="P104">sed- = se-. </text:p>
        </text:list-item>
        <text:list-item>
          <text:p text:style-name="P104"><text:span text:style-name="T3">seda</text:span> -o | sedare | <text:span text:style-name="T5">calmer</text:span> | to settle | <text:span text:style-name="T5">beruhigen</text:span>. = fac sede, pacifica, quieta. </text:p>
        </text:list-item>
        <text:list-item>
          <text:p text:style-name="P104">—<text:span text:style-name="T3">tivo</text:span> | -ivo | sédatif | -ive | -iv. </text:p>
        </text:list-item>
        <text:list-item>
          <text:p text:style-name="P104"><text:span text:style-name="T3">SEDE</text:span> sĕdeo | sedere | s’asseoir | to sit | sitzen. ⊃ assiduo, disside, præside, sessione, assessore, subsidio, consensu, posside, reside. ⊂ E. ⊃ G. hed(ra), A. sit, D. sitzen, R. sidetï, S. sad. </text:p>
        </text:list-item>
        <text:list-item>
          <text:p text:style-name="P104"><text:span text:style-name="T3">sede</text:span> sēdes | sede, sedia | siège | seat | Sedes, Sitz. = sedile, cathedra. </text:p>
        </text:list-item>
        <text:list-item>
          <text:p text:style-name="P104">—<text:span text:style-name="T3">ente</text:span> -ens | -ente | séant, seyant | sedent | sitzend. </text:p>
        </text:list-item>
        <text:list-item>
          <text:p text:style-name="P104">——<text:span text:style-name="T3">ario</text:span> (Plauto) | -ario | sédentaire | -ary | -är. </text:p>
        </text:list-item>
        <text:list-item>
          <text:p text:style-name="P104">—<text:span text:style-name="T3">ile</text:span> -īle | sedile | siège, <text:span text:style-name="T5">banc</text:span> | <text:span text:style-name="T5">bench</text:span> | Sedilien. </text:p>
        </text:list-item>
        <text:list-item>
          <text:p text:style-name="P104"><text:soft-page-break/>—<text:span text:style-name="T3">imento</text:span> M | -mento | sédiment, <text:span text:style-name="T5">lie</text:span> | -ment, <text:span text:style-name="T5">dregs</text:span>, <text:span text:style-name="T5">lees</text:span> | -ment. = fæce. </text:p>
        </text:list-item>
        <text:list-item>
          <text:p text:style-name="P104"><text:span text:style-name="T3">seditione</text:span> -tio | -zione | sédition | -tion | -tion. = ton i in disparte, secessione, rebellione. ⊂ sed- i -tione. </text:p>
        </text:list-item>
        <text:list-item>
          <text:p text:style-name="P104"><text:span text:style-name="T3">seditioso</text:span> -us | -zioso | séditieux | -ous | -ös. = de seditione. </text:p>
        </text:list-item>
        <text:list-item>
          <text:p text:style-name="P104"><text:span text:style-name="T3">seduc</text:span> -uco = duc in loco secreto. </text:p>
        </text:list-item>
        <text:list-item>
          <text:p text:style-name="P104">— 400 | -urre | séduire | -uce | -ucieren. = decipe, corrumpe. </text:p>
        </text:list-item>
        <text:list-item>
          <text:p text:style-name="P104">—<text:span text:style-name="T3">tione</text:span> | seduzione | séduction | -tion | -tion. </text:p>
        </text:list-item>
        <text:list-item>
          <text:p text:style-name="P104">—<text:span text:style-name="T3">tore</text:span> 400 | seduttore | séducteur | seducer | -tor. </text:p>
        </text:list-item>
        <text:list-item>
          <text:p text:style-name="P104">E. <text:span text:style-name="T3">see</text:span> = semina. ⊃ L. semine, sato, seculo, sere; A. sow, D. säen, R. sjejatï. </text:p>
        </text:list-item>
        <text:list-item>
          <text:p text:style-name="P104"><text:span text:style-name="T3">segmento</text:span> -um | -ento | -ent | -ent | -ent. ⊂ sec(a) -mento. </text:p>
        </text:list-item>
        <text:list-item>
          <text:p text:style-name="P104"><text:span text:style-name="T3">segrega</text:span> -ĕgo | -are | <text:span text:style-name="T5">isoler</text:span> | -ate | -ieren. = separa, disjunge ab grege, anti aggrega. </text:p>
        </text:list-item>
        <text:list-item>
          <text:p text:style-name="P104">—<text:span text:style-name="T3">tione</text:span> 300 | -zione | ségrégation | -tion | -tion. </text:p>
        </text:list-item>
        <text:list-item>
          <text:p text:style-name="P104"><text:span text:style-name="T3">selecto</text:span> -us | scelto | | select | selekt. = quem selige. </text:p>
        </text:list-item>
        <text:list-item>
          <text:p text:style-name="P104">—<text:span text:style-name="T3">ione</text:span> -io | selezione, scelta | sélection | -ion | -ion. </text:p>
        </text:list-item>
        <text:list-item>
          <text:p text:style-name="P104">G. selene sel <text:span text:style-name="T3">ē</text:span>nē = luna. </text:p>
        </text:list-item>
        <text:list-item>
          <text:p text:style-name="P104"><text:span text:style-name="T3">selenio</text:span> N | -io | sélénium | -ium | -ium. = elemento de chemia, cum symbolo « Se », dicato ad luna [selene]. </text:p>
        </text:list-item>
        <text:list-item>
          <text:p text:style-name="P104"><text:span text:style-name="T3">selenite</text:span> | -ite | sélénite | -ite | -it. = (habitante) de luna [selene]. ⊂ G. selēnítēs. </text:p>
        </text:list-item>
        <text:list-item>
          <text:p text:style-name="P104"><text:span text:style-name="T3">selenographia</text:span> | -fia | sélénographie | -phy | -phie. = descriptore de luna [selene]. </text:p>
        </text:list-item>
        <text:list-item>
          <text:p text:style-name="P104"><text:span text:style-name="T3">selige</text:span> -ĭgo | scegliere | <text:span text:style-name="T5">choisir</text:span> | select | <text:span text:style-name="T5">auswählen</text:span>. ⊃ selecto. ⊂ se- lege. = lege [collige] in disparte. </text:p>
        </text:list-item>
        <text:list-item>
          <text:p text:style-name="P104">G. selino sélinon (Homero). ⊃ L. selinoide (Plinio), I. sedano, F. céleri, A. celery, D. Sellerie. ⊃ Bot. « apium petroselinum ». </text:p>
        </text:list-item>
        <text:list-item>
          <text:p text:style-name="P104"><text:span text:style-name="T3">sella</text:span> -a | sella | selle (de cheval) | sadle | Sattel. ⊂ sed(e) -la. </text:p>
        </text:list-item>
        <text:list-item>
          <text:p text:style-name="P104">E. <text:span text:style-name="T3">sem</text:span> = idem. ⊃ L. semper, simile, simplice, singulo; G. hómos, homogeneo, homonymo; A. same; D. (gleich)sam, (zu)samm(en); R. sam; S. sama. </text:p>
        </text:list-item>
        <text:list-item>
          <text:p text:style-name="P104">G. sema s <text:span text:style-name="T3">ē</text:span>ma = signo. ⊃ semaphoro, semiologia. </text:p>
        </text:list-item>
        <text:list-item>
          <text:p text:style-name="P104"><text:span text:style-name="T3">semaphoro</text:span> -ŏrus | -foro | sémaphore | -phore | -phor. = telegrapho optico que fer [phoro] signos [sema] de terra ad naves. </text:p>
        </text:list-item>
        <text:list-item>
          <text:p text:style-name="P104"><text:span text:style-name="T3">semel</text:span> -el = uno solo vice. </text:p>
        </text:list-item>
        <text:list-item>
          <text:p text:style-name="P104"><text:span text:style-name="T3">semestre</text:span> -is | -stre | -stre | -ster | -ster. = periodo de sex mense. </text:p>
        </text:list-item>
        <text:list-item>
          <text:p text:style-name="P104"><text:span text:style-name="T3">semi-</text:span> <text:span text:style-name="T5">praefixo</text:span> = dimidio. = || G. hemi, S. sami. </text:p>
        </text:list-item>
        <text:list-item>
          <text:p text:style-name="P104">—<text:span text:style-name="T3">circulo</text:span> -us | semicircolo | semicircul(aire) | semicircle | -lus. </text:p>
        </text:list-item>
        <text:list-item>
          <text:p text:style-name="P104">—<text:span text:style-name="T3">diametro</text:span> | -tro | | -ter | -ter. </text:p>
        </text:list-item>
        <text:list-item>
          <text:p text:style-name="P104">—<text:span text:style-name="T3">lunare</text:span> | -are | -aire | -ar | -är. </text:p>
        </text:list-item>
        <text:list-item>
          <text:p text:style-name="P104"><text:span text:style-name="T3">semina</text:span> -ĭno | seminare | semer, ensemencer | to seminate, to seed | <text:span text:style-name="T5">be</text:span>samen. = da semine, see. </text:p>
        </text:list-item>
        <text:list-item>
          <text:p text:style-name="P104">—<text:span text:style-name="T3">atione</text:span> -atio | -agione | sé—ation | -ation | -ation. </text:p>
        </text:list-item>
        <text:list-item>
          <text:p text:style-name="P104">—<text:span text:style-name="T3">ario</text:span> -ium | semenzaio. = schola de plantas. </text:p>
        </text:list-item>
        <text:list-item>
          <text:p text:style-name="P104">—— | -ario | séminaire | -ary | -ar. = schola pro sacerdotes. </text:p>
        </text:list-item>
        <text:list-item>
          <text:p text:style-name="P104"><text:span text:style-name="T3">semine</text:span> -men -mĭn- | seme, P. semen | semence | semen, seed | <text:soft-page-break/>semine | Same. ⊃ semina. ⊂ E. ⊃ D. Same, R. sjemja. ⊂ see. </text:p>
        </text:list-item>
        <text:list-item>
          <text:p text:style-name="P104">G. semīo sēmeíon = signo, puncto. ⊂ sema. </text:p>
        </text:list-item>
        <text:list-item>
          <text:p text:style-name="P104"><text:span text:style-name="T3">semiologia</text:span> | -ia | sé—ie, sémé—ie | sem(e)iology | -ie. = parte de medicina que stude symptoma [semio] de morbo. </text:p>
        </text:list-item>
        <text:list-item>
          <text:p text:style-name="P104"><text:span text:style-name="T3">semiotico</text:span> -ĭcus | -ico | sé—ique, séméiotique | sem(e)iotic | -isch. </text:p>
        </text:list-item>
        <text:list-item>
          <text:p text:style-name="P104"><text:span text:style-name="T3">semper</text:span> -er | I. P. sempre, H. siempre | <text:span text:style-name="T5">toujours</text:span> | <text:span text:style-name="T5">always</text:span>, <text:span text:style-name="T5">ever</text:span> | <text:span text:style-name="T5">immer</text:span>. = in omni tempore. </text:p>
        </text:list-item>
        <text:list-item>
          <text:p text:style-name="P104">—<text:span text:style-name="T3">vivo</text:span> 100 | sempreviva | semper virens | sempervive | -um. = Bot. « sempervivum tectorum », flore que vive semper. </text:p>
        </text:list-item>
        <text:list-item>
          <text:p text:style-name="P104"><text:span text:style-name="T3">sempiterno</text:span> -us | -no | -nel | -nal | -ne. = æterno. </text:p>
        </text:list-item>
        <text:list-item>
          <text:p text:style-name="P104"><text:span text:style-name="T3">senario</text:span> -us | -ario | sénaire | -ary | -ar. = versu de sex pede. </text:p>
        </text:list-item>
        <text:list-item>
          <text:p text:style-name="P104"><text:span text:style-name="T3">senatore</text:span> -tor | -tore | sénateur | -tor | -tor. = membro de senatu. </text:p>
        </text:list-item>
        <text:list-item>
          <text:p text:style-name="P104">—<text:span text:style-name="T3">io</text:span> -ius | -oriale | sénatorial | -orial | -orisch. </text:p>
        </text:list-item>
        <text:list-item>
          <text:p text:style-name="P104"><text:span text:style-name="T3">senatu</text:span> -us | -ato | sénat | -ate | -at. ⊂ sene. </text:p>
        </text:list-item>
        <text:list-item>
          <text:p text:style-name="P104"><text:span text:style-name="T3">SENE</text:span> -ex | <text:span text:style-name="T5">vecchio</text:span> | <text:span text:style-name="T5">vieux</text:span> | <text:span text:style-name="T5">old</text:span> | <text:span text:style-name="T5">alt</text:span>. = homo vetere. ⊃ senile, senatu, seniore. </text:p>
        </text:list-item>
        <text:list-item>
          <text:p text:style-name="P104"><text:span text:style-name="T3">senectute</text:span> -us | <text:span text:style-name="T5">vecchiezza</text:span> | <text:span text:style-name="T5">viellesse</text:span> | <text:span text:style-name="T5">old age</text:span> | <text:span text:style-name="T5">Alter</text:span>. = to es sene. </text:p>
        </text:list-item>
        <text:list-item>
          <text:p text:style-name="P104"><text:span text:style-name="T3">senile</text:span> -īlis | -ile | sénile | -ile | -il. = de sene. </text:p>
        </text:list-item>
        <text:list-item>
          <text:p text:style-name="P104"><text:span text:style-name="T3">seniore</text:span> -ior = plus sene. </text:p>
        </text:list-item>
        <text:list-item>
          <text:p text:style-name="P104">— M | signore, H. señor, P. senhor | seigneur, (mon)sieur | sir | <text:span text:style-name="T5">Herr</text:span>. = domino. </text:p>
        </text:list-item>
        <text:list-item>
          <text:p text:style-name="P104"><text:span text:style-name="T3">sensu</text:span> -us | senso | sens | sense | Sinn. = to senti. </text:p>
        </text:list-item>
        <text:list-item>
          <text:p text:style-name="P104">—<text:span text:style-name="T3">atione</text:span> | -azione | -ation | -ation | -ation. = sensu. </text:p>
        </text:list-item>
        <text:list-item>
          <text:p text:style-name="P104">—<text:span text:style-name="T3">ibile</text:span> ĭ 100 | -ibile | -ible | -ible | -ibel. </text:p>
        </text:list-item>
        <text:list-item>
          <text:p text:style-name="P104">——<text:span text:style-name="T3">itate</text:span> 300 | -ità | -ité | -ity | -ität. </text:p>
        </text:list-item>
        <text:list-item>
          <text:p text:style-name="P104">—<text:span text:style-name="T3">itivo</text:span> | -ivo | -if | -ive | -iv. </text:p>
        </text:list-item>
        <text:list-item>
          <text:p text:style-name="P104">—<text:span text:style-name="T3">orio</text:span> | -orio | -orium | -orium | -orium. = sede de sensu in cerebro. </text:p>
        </text:list-item>
        <text:list-item>
          <text:p text:style-name="P104">—<text:span text:style-name="T3">uale</text:span> 300 | -uale | -uel | -ual | -ual. </text:p>
        </text:list-item>
        <text:list-item>
          <text:p text:style-name="P104">——<text:span text:style-name="T3">ismo</text:span> | -ismo | -isme | -ism | -ismus. </text:p>
        </text:list-item>
        <text:list-item>
          <text:p text:style-name="P104">——<text:span text:style-name="T3">ista</text:span> | -ista | -iste | -ist | -ist. </text:p>
        </text:list-item>
        <text:list-item>
          <text:p text:style-name="P104"><text:span text:style-name="T3">sententia</text:span> -ia | -enza | -ence | -ence | -enz. = judicio, opinione, sensu, phrasi. ⊂ senti. </text:p>
        </text:list-item>
        <text:list-item>
          <text:p text:style-name="P104">—<text:span text:style-name="T3">ioso</text:span> -us | -zioso | -cieux | -tious | -tiös. </text:p>
        </text:list-item>
        <text:list-item>
          <text:p text:style-name="P104"><text:span text:style-name="T3">SENTI</text:span> -io | sentire | sentir | <text:span text:style-name="T5">to feel</text:span> | <text:span text:style-name="T5">fühlen</text:span>, <text:span text:style-name="T5">empfinden</text:span>. ⊃ sententia, sensu, assenti, consenti, dissenti, præsenti. </text:p>
        </text:list-item>
        <text:list-item>
          <text:p text:style-name="P104">—<text:span text:style-name="T3">imento</text:span> | -mento | -ment | -ment | -ment. = sensu. </text:p>
        </text:list-item>
        <text:list-item>
          <text:p text:style-name="P104">——<text:span text:style-name="T3">ale</text:span> | -ale | -al | -al | -al. </text:p>
        </text:list-item>
        <text:list-item>
          <text:p text:style-name="P104">———<text:span text:style-name="T3">ismo</text:span> | -ismo | -isme | -ism | -ismus. </text:p>
        </text:list-item>
        <text:list-item>
          <text:p text:style-name="P104">G. sep s <text:span text:style-name="T3">ē</text:span>pō = putrefac. ⊃ septico. </text:p>
        </text:list-item>
        <text:list-item>
          <text:p text:style-name="P104"><text:span text:style-name="T3">separa</text:span> -ăro | -are | séparer | -ate | -ieren. = disjunge, divide. ⊂ se- para. </text:p>
        </text:list-item>
        <text:list-item>
          <text:p text:style-name="P104">—<text:span text:style-name="T3">bile</text:span> -bĭlis | -bile | sé—ble | -ble | -bel. </text:p>
        </text:list-item>
        <text:list-item>
          <text:p text:style-name="P104">—<text:span text:style-name="T3">tione</text:span> -tio | -zione | sé—tion | -tion | -tion. </text:p>
        </text:list-item>
        <text:list-item>
          <text:p text:style-name="P104">—<text:span text:style-name="T3">tivo</text:span> | -tivo | sé—tif | -tive | -tiv. </text:p>
        </text:list-item>
        <text:list-item>
          <text:p text:style-name="P104">—<text:span text:style-name="T3">to</text:span> -tus | -ato | séparé | -ate | -at. </text:p>
        </text:list-item>
        <text:list-item>
          <text:p text:style-name="P104"><text:span text:style-name="T3">sepe</text:span> -es | siepe | <text:span text:style-name="T5">haie</text:span> | <text:span text:style-name="T5">hedge</text:span> (sepiment) | <text:span text:style-name="T5">Zaun</text:span>. ⊃ septo. </text:p>
        </text:list-item>
        <text:list-item>
          <text:p text:style-name="P104"><text:span text:style-name="T3">sepeli</text:span> -ĕlio | sepellire | | | -ieren. = inhuma, tumula, pone in « <text:soft-page-break/>sepulcro », da « sepultura ». ⊃ sepulto, sepulcro. </text:p>
        </text:list-item>
        <text:list-item>
          <text:p text:style-name="P104"><text:span text:style-name="T3">sepia</text:span> -ia | seppia | seiche, sepia | sepia | Sepie. = Zool. « sepia officinalis ». ⊂ G. sēpía. </text:p>
        </text:list-item>
        <text:list-item>
          <text:p text:style-name="P104"><text:span text:style-name="T3">SEPTEM</text:span> -em | sette, H. siete, P. sete | sept | seven | sieben. ⊂ E. ⊃ A. D., G. hepta, R. semï, S. sapta. </text:p>
        </text:list-item>
        <text:list-item>
          <text:p text:style-name="P104">—<text:span text:style-name="T3">bre</text:span> -ber | settembre | -bre | -ber | -ber. = mense numero 9, et numero septem in calendario de Romulo. </text:p>
        </text:list-item>
        <text:list-item>
          <text:p text:style-name="P104"><text:span text:style-name="T3">septenario</text:span> -us | settenario | septénaire | -ary | -ar. = versu de septem pede. </text:p>
        </text:list-item>
        <text:list-item>
          <text:p text:style-name="P104"><text:span text:style-name="T3">septentrione</text:span> -trio | settentrione | -trion | -trion | -trio. = constellatione ex septem stellas, in nord. </text:p>
        </text:list-item>
        <text:list-item>
          <text:p text:style-name="P104">—<text:span text:style-name="T3">ale</text:span> 100 | settentrionale | -al | -al | -al. </text:p>
        </text:list-item>
        <text:list-item>
          <text:p text:style-name="P104"><text:span text:style-name="T3">septico</text:span> -ĭcus (Plinio) | settico | -ique | -ic | -isch. = que fac putre [sep]. ⊃ antiseptico. ⊂ G. sēpticós. </text:p>
        </text:list-item>
        <text:list-item>
          <text:p text:style-name="P104"><text:span text:style-name="T3">septimo</text:span> -ĭmus | settimo | septième | seventh, septime | siebente. = cum numero ordinale septem. </text:p>
        </text:list-item>
        <text:list-item>
          <text:p text:style-name="P104"><text:span text:style-name="T3">septo</text:span> -um | setto | -um | -um | -um. = membrana que divide, diaphragma. ⊃ transepto. ⊂ sepe. </text:p>
        </text:list-item>
        <text:list-item>
          <text:p text:style-name="P104"><text:span text:style-name="T3">septuplo</text:span> ŭ 600 | settuplo | -e | -e | -um. = multiplicato septem. </text:p>
        </text:list-item>
        <text:list-item>
          <text:p text:style-name="P104"><text:span text:style-name="T3">sepulchro</text:span> = </text:p>
        </text:list-item>
        <text:list-item>
          <text:p text:style-name="P104"><text:span text:style-name="T3">sepulcro</text:span> -um | sepolcro | sépulcre | -chre | -chrum. = loco pro sepeli, sarcophago, tumulo. </text:p>
        </text:list-item>
        <text:list-item>
          <text:p text:style-name="P104">—<text:span text:style-name="T3">ale</text:span> -alis | sepolcrale | sépulcral | -chral | -cral. </text:p>
        </text:list-item>
        <text:list-item>
          <text:p text:style-name="P104"><text:span text:style-name="T3">sepulto</text:span> -us | sepolto. = quem sepeli. </text:p>
        </text:list-item>
        <text:list-item>
          <text:p text:style-name="P104">—<text:span text:style-name="T3">ura</text:span> -ūra | sepoltura | sépulture, <text:span text:style-name="T5">enterrement</text:span> | -ture | -tur. = ton sepeli. </text:p>
        </text:list-item>
        <text:list-item>
          <text:p text:style-name="P104"><text:span text:style-name="T3">SEQUE</text:span> -or | seguire, H. P. seguir | suivre | <text:span text:style-name="T5">to follow</text:span> | <text:span text:style-name="T5">folgen</text:span>. ⊃ sequente, sequela, secundo, secta, conseque, exseque, socio. = || G. hépomai, S. sac’. </text:p>
        </text:list-item>
        <text:list-item>
          <text:p text:style-name="P104"><text:span text:style-name="T3">sequela</text:span> 200 | sequela | séquelle, suite | sequel | <text:span text:style-name="T5">Folge</text:span>. = que seque, successione. </text:p>
        </text:list-item>
        <text:list-item>
          <text:p text:style-name="P104"><text:span text:style-name="T3">sequestra</text:span> 500 | -are | sé—er, <text:span text:style-name="T5">saisir</text:span> | to sequester | -ieren. = detine, cohibe. </text:p>
        </text:list-item>
        <text:list-item>
          <text:p text:style-name="P104">—<text:span text:style-name="T3">tione</text:span> 600 | -zione, sequestro | séquestration | -tion | -tion. </text:p>
        </text:list-item>
        <text:list-item>
          <text:p text:style-name="P104"><text:span text:style-name="T3">sequestro</text:span> -ter | | séquestre | | -ester. = qui sequestra, mediatore, re quem sequestra. </text:p>
        </text:list-item>
        <text:list-item>
          <text:p text:style-name="P104"><text:span text:style-name="T3">sera</text:span> -a | serratura | serrure | <text:span text:style-name="T5">lock</text:span> | <text:span text:style-name="T5">Querriegel</text:span>. </text:p>
        </text:list-item>
        <text:list-item>
          <text:p text:style-name="P104">— 100 | serrare | serrer | serry. = claude cum sera. </text:p>
        </text:list-item>
        <text:list-item>
          <text:p text:style-name="P104"><text:span text:style-name="T3">sere</text:span> -o = texe, ordina. ⊃ serie, sermone, serto, assere, asserto, deserto, disserta, insere. </text:p>
        </text:list-item>
        <text:list-item>
          <text:p text:style-name="P104">sere -o = semina, see. </text:p>
        </text:list-item>
        <text:list-item>
          <text:p text:style-name="P104"><text:span text:style-name="T3">sereno</text:span> -us | -eno | -ein | -ene. = (cælo) claro, sine nebula. </text:p>
        </text:list-item>
        <text:list-item>
          <text:p text:style-name="P104">—<text:span text:style-name="T3">a</text:span> -o | rasserenare | rasséréner, sereiner | serene. = redde sereno. </text:p>
        </text:list-item>
        <text:list-item>
          <text:p text:style-name="P104">—<text:span text:style-name="T3">itate</text:span> -itas | -ità | sérénité | -ity. </text:p>
        </text:list-item>
        <text:list-item>
          <text:p text:style-name="P104"><text:span text:style-name="T3">serico</text:span> -ĭcus | serico, <text:span text:style-name="T5">seta</text:span> | ( <text:span text:style-name="T5">de</text:span>) <text:span text:style-name="T5">soie</text:span> | sericeous, silk | serisch, <text:span text:style-name="T5">Seide</text:span>. ⊃ F. serge = panno ex serico et lana. ⊂ G. sēricós ⊂ Sere s <text:span text:style-name="T3">ē</text:span>res, regione de Asia orientale. </text:p>
        </text:list-item>
        <text:list-item>
          <text:p text:style-name="P104"><text:soft-page-break/>—<text:span text:style-name="T3">icultura</text:span> | sericicultura | sé—ure | -ure. </text:p>
        </text:list-item>
        <text:list-item>
          <text:p text:style-name="P104"><text:span text:style-name="T3">serie</text:span> 100 | I. H. P. serie | série | series | <text:span text:style-name="T5">Reihe</text:span>, Series. ⊂ sere. </text:p>
        </text:list-item>
        <text:list-item>
          <text:p text:style-name="P104"><text:span text:style-name="T3">serio</text:span> -us (Plauto) | I. H. P. serio | sérieux | serious | seriös. || D. schwer = difficile. </text:p>
        </text:list-item>
        <text:list-item>
          <text:p text:style-name="P104"><text:span text:style-name="T3">sermone</text:span> | -one | -on, <text:span text:style-name="T5">discours</text:span> | -on, <text:span text:style-name="T5">speach</text:span> | -on. = oratione. ⊂ sere. </text:p>
        </text:list-item>
        <text:list-item>
          <text:p text:style-name="P104"><text:span text:style-name="T3">sero</text:span> sērus = tardo, de vespere. ⊃ I. sera, F. soir = vespere. </text:p>
        </text:list-item>
        <text:list-item>
          <text:p text:style-name="P104"><text:span text:style-name="T3">sero</text:span> sĕrum | siero | sérum | serum | Serum. = aqua ex lacte aut ex sanguine. </text:p>
        </text:list-item>
        <text:list-item>
          <text:p text:style-name="P104">—<text:span text:style-name="T3">oso</text:span> | sieroso | séreux | -ous | -ös. = de sĕro. </text:p>
        </text:list-item>
        <text:list-item>
          <text:p text:style-name="P104">——<text:span text:style-name="T3">itate</text:span> | sierosità | sé—ité | -ity | -ität. </text:p>
        </text:list-item>
        <text:list-item>
          <text:p text:style-name="P104"><text:span text:style-name="T3">SERPE</text:span> -o | <text:span text:style-name="T5">strisciare</text:span>, serpeggiare | <text:span text:style-name="T5">ramper</text:span>, serpenter | <text:span text:style-name="T5">to creep</text:span>, to serpentize, to serpentine | <text:span text:style-name="T5">kriechen</text:span>. = repta. = || G. herpe, herpete; S. sarp. </text:p>
        </text:list-item>
        <text:list-item>
          <text:p text:style-name="P104">—<text:span text:style-name="T3">ente</text:span> -ens | -ente, -e | -ent | -ent | -ent, <text:span text:style-name="T5">Schlange</text:span>. </text:p>
        </text:list-item>
        <text:list-item>
          <text:p text:style-name="P104">——<text:span text:style-name="T3">ino</text:span> | -ino | -in | -ine | -in. = (marmore cum colore) de serpente. </text:p>
        </text:list-item>
        <text:list-item>
          <text:p text:style-name="P104"><text:span text:style-name="T3">serpigine</text:span> -go -gĭn- | -igine | <text:span text:style-name="T5">dartre</text:span>, -igo | -igo | -igo. = morbo que serpe in pelle. </text:p>
        </text:list-item>
        <text:list-item>
          <text:p text:style-name="P104">—<text:span text:style-name="T3">oso</text:span> | -oso | -eux | -ous | -ös. </text:p>
        </text:list-item>
        <text:list-item>
          <text:p text:style-name="P104"><text:span text:style-name="T3">serra</text:span> -a | <text:span text:style-name="T5">sega</text:span> | <text:span text:style-name="T5">scie</text:span> | <text:span text:style-name="T5">saw</text:span> (serrate) | <text:span text:style-name="T5">Säge</text:span>. </text:p>
        </text:list-item>
        <text:list-item>
          <text:p text:style-name="P104">—tura 100 | <text:span text:style-name="T5">segatura</text:span> | <text:span text:style-name="T5">sciure</text:span> | <text:span text:style-name="T5">sawing</text:span> | <text:span text:style-name="T5">Sägen</text:span>. I. serratura, F. serrure = sera. </text:p>
        </text:list-item>
        <text:list-item>
          <text:p text:style-name="P104"><text:span text:style-name="T3">serto</text:span> -us | serto. = quem sere, corona de flores. </text:p>
        </text:list-item>
        <text:list-item>
          <text:p text:style-name="P104"><text:span text:style-name="T3">serva</text:span> -o | serbare | <text:span text:style-name="T5">garder</text:span>, conserver | <text:span text:style-name="T5">to keep</text:span>, to preserve | <text:span text:style-name="T5">retten</text:span>. ⊃ conserva, observa, præserva, reserva. </text:p>
        </text:list-item>
        <text:list-item>
          <text:p text:style-name="P104"><text:span text:style-name="T3">servi</text:span> -io | -ire | -ir | -e | -ieren. = es servo. </text:p>
        </text:list-item>
        <text:list-item>
          <text:p text:style-name="P104">—<text:span text:style-name="T3">ile</text:span> -īlis | -ile | -ile | -ile | -il. </text:p>
        </text:list-item>
        <text:list-item>
          <text:p text:style-name="P104">——<text:span text:style-name="T3">itate</text:span> | -ità | -ité | -ity | -ität. </text:p>
        </text:list-item>
        <text:list-item>
          <text:p text:style-name="P104">—<text:span text:style-name="T3">itio</text:span> -itium | -izio | -ice | -ice | -ice. </text:p>
        </text:list-item>
        <text:list-item>
          <text:p text:style-name="P104">—<text:span text:style-name="T3">itore</text:span> 400 | -tore | -teur | servant. = qui servi, servo. </text:p>
        </text:list-item>
        <text:list-item>
          <text:p text:style-name="P104"><text:span text:style-name="T3">servo</text:span> -us | servo, <text:span text:style-name="T5">schiavo</text:span> | serviteur, serf, <text:span text:style-name="T5">esclave</text:span> | servant, serf, <text:span text:style-name="T5">slave</text:span> | <text:span text:style-name="T5">Diener</text:span>. ⊂ E. ⊃ G. uro oûros = custode. </text:p>
        </text:list-item>
        <text:list-item>
          <text:p text:style-name="P104">—<text:span text:style-name="T3">itudine</text:span> -do -dĭn- = </text:p>
        </text:list-item>
        <text:list-item>
          <text:p text:style-name="P104">—<text:span text:style-name="T3">itute</text:span> -itus | -itù, <text:span text:style-name="T5">schiavitù</text:span> | -itude, <text:span text:style-name="T5">esclavage</text:span> | -itude, <text:span text:style-name="T5">slavery</text:span> | -itut. </text:p>
        </text:list-item>
        <text:list-item>
          <text:p text:style-name="P104"><text:span text:style-name="T3">sesamo</text:span> -ămum | -amo | sésame | -ame | -am. ⊂ G. s <text:span text:style-name="T3">ē</text:span>samon, planta que fer oleo. </text:p>
        </text:list-item>
        <text:list-item>
          <text:p text:style-name="P104">sessile -ĭlis = que servi ad sede. </text:p>
        </text:list-item>
        <text:list-item>
          <text:p text:style-name="P104"><text:span text:style-name="T3">sessile</text:span> ĭ 100 | -ile | -ile | -ile. = (folio) que sede super ramo. </text:p>
        </text:list-item>
        <text:list-item>
          <text:p text:style-name="P104"><text:span text:style-name="T3">sessione</text:span> -sio | -sione | -sion | -sion | -sion. ⊂ sede. </text:p>
        </text:list-item>
        <text:list-item>
          <text:p text:style-name="P104"><text:span text:style-name="T3">seta</text:span> -a (Plauto) | setola. = crine rigido. </text:p>
        </text:list-item>
        <text:list-item>
          <text:p text:style-name="P104">— | seta | soie | <text:span text:style-name="T5">silk</text:span> | Seide. = serico. </text:p>
        </text:list-item>
        <text:list-item>
          <text:p text:style-name="P104">—<text:span text:style-name="T3">oso</text:span> -us | setoloso, setoso | séteux | setaceous. </text:p>
        </text:list-item>
        <text:list-item>
          <text:p text:style-name="P104"><text:span text:style-name="T3">severo</text:span> -ērus | -ero | sévère | -ere | -er. ⊃ assevera, persevera. </text:p>
        </text:list-item>
        <text:list-item>
          <text:p text:style-name="P104">—<text:span text:style-name="T3">itate</text:span> -itas | -ità | sévérité | -ity | -ität. = rigore. </text:p>
        </text:list-item>
        <text:list-item>
          <text:p text:style-name="P104"><text:span text:style-name="T3">SEX</text:span> sex | sei, H. P. seis | six | six | sechs. ⊃ sexto, senario. ⊂ E. ⊃ A. D., G. hex, R. s’iestï, S. s’as’. </text:p>
        </text:list-item>
        <text:list-item>
          <text:p text:style-name="P104"><text:soft-page-break/>—<text:span text:style-name="T3">tante</text:span> -ans | sestante | -ant | -ant | -ant. = sexto (de circulo graduato). </text:p>
        </text:list-item>
        <text:list-item>
          <text:p text:style-name="P104">—<text:span text:style-name="T3">to</text:span> -us | sesto | sixième | sixth | sechster. </text:p>
        </text:list-item>
        <text:list-item>
          <text:p text:style-name="P104">—<text:span text:style-name="T3">tuplo</text:span> ŭ | sestuplo | sextuple. </text:p>
        </text:list-item>
        <text:list-item>
          <text:p text:style-name="P104"><text:span text:style-name="T3">sexu</text:span> -s | sesso | sexe | sex | <text:span text:style-name="T5">Geschlecht</text:span>. </text:p>
        </text:list-item>
        <text:list-item>
          <text:p text:style-name="P104">—<text:span text:style-name="T3">uale</text:span> 500 | sessuale | -uel | -ual | -ual. </text:p>
        </text:list-item>
        <text:list-item>
          <text:p text:style-name="P104"><text:span text:style-name="T3">SI</text:span> si | se, H. si, P. se | si | <text:span text:style-name="T5">if</text:span> | <text:span text:style-name="T5">wenn</text:span>. </text:p>
        </text:list-item>
        <text:list-item>
          <text:p text:style-name="P104"><text:span text:style-name="T3">sibila</text:span> -ĭlo | sibilare | siffler | <text:span text:style-name="T5">hiss</text:span> | <text:span text:style-name="T5">zischen</text:span>. = emitte sibilo. </text:p>
        </text:list-item>
        <text:list-item>
          <text:p text:style-name="P104">—<text:span text:style-name="T3">nte</text:span> | -nte | -nt | -nt | -nt. </text:p>
        </text:list-item>
        <text:list-item>
          <text:p text:style-name="P104">—<text:span text:style-name="T3">tione</text:span> | sibilo | -tion | -tion | -tion. </text:p>
        </text:list-item>
        <text:list-item>
          <text:p text:style-name="P104"><text:span text:style-name="T3">sibilo</text:span> -ĭlus | sibilo | sifflement. = sibilatione. </text:p>
        </text:list-item>
        <text:list-item>
          <text:p text:style-name="P104"><text:span text:style-name="T3">sibylla</text:span> -a | -illa | -ylle | -yl | -ylle. = femina propheta. ⊂ G. síbulla. ⊂ sio [lacedæmonico pro theo] boulē = voluntate. = que cognosce voluntate de Deo. </text:p>
        </text:list-item>
        <text:list-item>
          <text:p text:style-name="P104">—<text:span text:style-name="T3">ino</text:span> -īnus | sibillino | -in | -ine | -inisch. </text:p>
        </text:list-item>
        <text:list-item>
          <text:p text:style-name="P104"><text:span text:style-name="T3">sic</text:span> sic | così, sì | ainsi, sic | <text:span text:style-name="T5">so</text:span>, sic | <text:span text:style-name="T5">so</text:span>, sic. = ita, in ce modo. </text:p>
        </text:list-item>
        <text:list-item>
          <text:p text:style-name="P104"><text:span text:style-name="T3">sica</text:span> -a = stilo, pugile, breve gladio. ⊂ seca. </text:p>
        </text:list-item>
        <text:list-item>
          <text:p text:style-name="P104">—<text:span text:style-name="T3">ario</text:span> -arius | -ario | -aire | <text:span text:style-name="T5">hired assassin</text:span> | -arius. </text:p>
        </text:list-item>
        <text:list-item>
          <text:p text:style-name="P104"><text:span text:style-name="T3">sicco</text:span> -us | secco | sec | <text:span text:style-name="T5">dry</text:span>, siccated | <text:span text:style-name="T5">trocken</text:span>. </text:p>
        </text:list-item>
        <text:list-item>
          <text:p text:style-name="P104">—<text:span text:style-name="T3">a</text:span> -o | seccare | sécher | to siccate. = redde sicco. ⊃ ex—. </text:p>
        </text:list-item>
        <text:list-item>
          <text:p text:style-name="P104">—<text:span text:style-name="T3">ativo</text:span> 500 | essiccante | -if | -ive | -iv. </text:p>
        </text:list-item>
        <text:list-item>
          <text:p text:style-name="P104">—<text:span text:style-name="T3">itate</text:span> -itas | -ità | -ité | -ity. </text:p>
        </text:list-item>
        <text:list-item>
          <text:p text:style-name="P104">L. sicut = ut. </text:p>
        </text:list-item>
        <text:list-item>
          <text:p text:style-name="P104"><text:span text:style-name="T3">side</text:span> -o = pone se ad sede, jace. </text:p>
        </text:list-item>
        <text:list-item>
          <text:p text:style-name="P104"><text:span text:style-name="T3">sidere</text:span> sidus sidĕr- = astro, constellatione, signo cæleste. ⊃ considera, desidera. </text:p>
        </text:list-item>
        <text:list-item>
          <text:p text:style-name="P104">—<text:span text:style-name="T3">eo</text:span> -eus, —<text:span text:style-name="T3">ale</text:span> 100 | -ale, sidereo | sidéral | -al | -al. </text:p>
        </text:list-item>
        <text:list-item>
          <text:p text:style-name="P104"><text:span text:style-name="T3">sigillo</text:span> -um | sugello, -illo | sceau | seal | -ill, Siegel. ⊂ signo. = parvo signo. </text:p>
        </text:list-item>
        <text:list-item>
          <text:p text:style-name="P104">—<text:span text:style-name="T3">a</text:span> | -are | sceller | to seal | siegeln. </text:p>
        </text:list-item>
        <text:list-item>
          <text:p text:style-name="P104"><text:span text:style-name="T3">sigma</text:span> = litera de alphabeto græco respondente ad L. s, et que habe forma <text:span text:style-name="T5">Σ</text:span>, <text:span text:style-name="T5">σ</text:span>, <text:span text:style-name="T5">ς</text:span> et antiquo C. </text:p>
        </text:list-item>
        <text:list-item>
          <text:p text:style-name="P104">—<text:span text:style-name="T3">oide</text:span> | -oideo | -oïde | -oid | -oidisch. = osse in forma de sigma C. </text:p>
        </text:list-item>
        <text:list-item>
          <text:p text:style-name="P104"><text:span text:style-name="T3">signa</text:span> -o | segnare | <text:span text:style-name="T5">marquer</text:span>, <text:span text:style-name="T5">noter</text:span>, signer | to sign, <text:span text:style-name="T5">to mark</text:span> | -ieren. = fac signo. ⊃ assigna, consigna, designa, insigne, resigna, subsigna. </text:p>
        </text:list-item>
        <text:list-item>
          <text:p text:style-name="P104">—<text:span text:style-name="T3">ala</text:span> | segnalare | -er | -ize | -isieren. = fac signale. </text:p>
        </text:list-item>
        <text:list-item>
          <text:p text:style-name="P104">—<text:span text:style-name="T3">ale</text:span> | segnale | -al | -al | -al. = signo. </text:p>
        </text:list-item>
        <text:list-item>
          <text:p text:style-name="P104">—<text:span text:style-name="T3">tura</text:span> 200 | segnatura, <text:span text:style-name="T5">firma</text:span> | -ture, <text:span text:style-name="T5">griffle</text:span> | -ture | -tur. </text:p>
        </text:list-item>
        <text:list-item>
          <text:p text:style-name="P104"><text:span text:style-name="T3">signo</text:span> -um | segno, H. P. signo | signe | sign | Sign. ⊃ sigillo, signa. </text:p>
        </text:list-item>
        <text:list-item>
          <text:p text:style-name="P104">—<text:span text:style-name="T3">ifica</text:span> -ifĭco | -ificare | -ifier | -ify | -ificieren. </text:p>
        </text:list-item>
        <text:list-item>
          <text:p text:style-name="P104">——<text:span text:style-name="T3">nte</text:span> 100 | -nte | signifiant | -nt | -nt. </text:p>
        </text:list-item>
        <text:list-item>
          <text:p text:style-name="P104">——<text:span text:style-name="T3">tione</text:span> -tio | -zione | -tion | -tion | -tion. </text:p>
        </text:list-item>
        <text:list-item>
          <text:p text:style-name="P104">——<text:span text:style-name="T3">tivo</text:span> 300 | -tivo | -tif | -tive | -tiv. </text:p>
        </text:list-item>
        <text:list-item>
          <text:p text:style-name="P104"><text:span text:style-name="T3">sile</text:span> -eo = tace, ne loque. </text:p>
        </text:list-item>
        <text:list-item>
          <text:p text:style-name="P104">—<text:span text:style-name="T3">ntio</text:span> -ium | -nzio | -nce | -nce | -ntium. </text:p>
        </text:list-item>
        <text:list-item>
          <text:p text:style-name="P104">——<text:span text:style-name="T3">ioso</text:span> 200 | -nzioso | -ncieux | -nt | -ntiös. </text:p>
        </text:list-item>
        <text:list-item>
          <text:p text:style-name="P104"><text:soft-page-break/><text:span text:style-name="T3">silice</text:span> silex silĭc- | selce, silice | silex, silice | <text:span text:style-name="T5">flint</text:span>, silex | <text:span text:style-name="T5">Kiesel</text:span>. </text:p>
        </text:list-item>
        <text:list-item>
          <text:p text:style-name="P104"><text:span text:style-name="T3">silicio</text:span> N | -io | -ium | -ium | -iu. = metallo tracto ex silice; in chemia « Si ». </text:p>
        </text:list-item>
        <text:list-item>
          <text:p text:style-name="P104"><text:span text:style-name="T3">siliqua</text:span> -a | -qua, <text:span text:style-name="T5">baccello</text:span> | -que, <text:span text:style-name="T5">cosse</text:span>, <text:span text:style-name="T5">gousse</text:span> | -que, <text:span text:style-name="T5">pod</text:span>, <text:span text:style-name="T5">husk</text:span>, <text:span text:style-name="T5">shell</text:span> | <text:span text:style-name="T5">Schote</text:span>, -qua. = involucro de granos de legumine. </text:p>
        </text:list-item>
        <text:list-item>
          <text:p text:style-name="P104"><text:span text:style-name="T3">silva</text:span> -a | I. H. selva | <text:span text:style-name="T5">forêt</text:span> | <text:span text:style-name="T5">forest</text:span> | <text:span text:style-name="T5">Wald</text:span>. </text:p>
        </text:list-item>
        <text:list-item>
          <text:p text:style-name="P104">—<text:span text:style-name="T3">ano</text:span> -us | -ano | Sylvain | -an | -an. = deo de silvas. </text:p>
        </text:list-item>
        <text:list-item>
          <text:p text:style-name="P104">—<text:span text:style-name="T3">estre</text:span> -is | silvestre | sylvestre, sylvatique, sauvage | silvan | -ster. </text:p>
        </text:list-item>
        <text:list-item>
          <text:p text:style-name="P104"><text:span text:style-name="T3">simia</text:span> -a | scimmia | singe | <text:span text:style-name="T5">ape</text:span>, simia | <text:span text:style-name="T5">Affe</text:span>. = animale cum naso simo. </text:p>
        </text:list-item>
        <text:list-item>
          <text:p text:style-name="P104"><text:span text:style-name="T3">simila</text:span> ĭ 100 | semola | semoule | semola | Semmel. = flore ex farina. </text:p>
        </text:list-item>
        <text:list-item>
          <text:p text:style-name="P104"><text:span text:style-name="T3">simile</text:span> -ĭlis | -ile, H. P. -il | -ilaire, semblable | -ilar | <text:span text:style-name="T5">ähnlich</text:span>, similär. ⊃ assimila, dissimile, verisimile, simula. ⊂ E. sem. </text:p>
        </text:list-item>
        <text:list-item>
          <text:p text:style-name="P104">—<text:span text:style-name="T3">itudine</text:span> -do -dĭn- | -udine | -ude | -ude. </text:p>
        </text:list-item>
        <text:list-item>
          <text:p text:style-name="P104"><text:span text:style-name="T3">simo</text:span> -us = cum naso depresso. ⊃ simia. = || G. simós. </text:p>
        </text:list-item>
        <text:list-item>
          <text:p text:style-name="P104"><text:span text:style-name="T3">simplice</text:span> -ex -ĭc- | semplice, scempio, H. P. simple | simple | simple | simplex. ⊂ sem plic(a) -e. </text:p>
        </text:list-item>
        <text:list-item>
          <text:p text:style-name="P104">—<text:span text:style-name="T3">itate</text:span> -itas | -ità | -ité | -ity | -ität. </text:p>
        </text:list-item>
        <text:list-item>
          <text:p text:style-name="P104"><text:span text:style-name="T3">simplo</text:span> -us = simplice. ⊂ sem pl(e) -o. </text:p>
        </text:list-item>
        <text:list-item>
          <text:p text:style-name="P104">—<text:span text:style-name="T3">ifica</text:span> -ĭco | -ficare | -fier | -fy | -ficieren. </text:p>
        </text:list-item>
        <text:list-item>
          <text:p text:style-name="P104">——<text:span text:style-name="T3">tione</text:span> | -zione | -tion | -tion | -tion. </text:p>
        </text:list-item>
        <text:list-item>
          <text:p text:style-name="P104"><text:span text:style-name="T3">simul</text:span> simul | insieme | ensemble | <text:span text:style-name="T5">together</text:span>, ensemble | <text:span text:style-name="T5">zu</text:span>sammen. = cum. ⊃ simultaneo. ⊂ sem. </text:p>
        </text:list-item>
        <text:list-item>
          <text:p text:style-name="P104"><text:span text:style-name="T3">simula</text:span> -ŭlo | -are | -er | -ate | -ieren. = fac simile, repræsenta, finge. </text:p>
        </text:list-item>
        <text:list-item>
          <text:p text:style-name="P104">—<text:span text:style-name="T3">nte</text:span> -ns | -nte | | -nt | -nt. </text:p>
        </text:list-item>
        <text:list-item>
          <text:p text:style-name="P104">—<text:span text:style-name="T3">tione</text:span> -tio | -zione | -tion | -tion | -tion. </text:p>
        </text:list-item>
        <text:list-item>
          <text:p text:style-name="P104">—<text:span text:style-name="T3">tore</text:span> -tor | -tore | -teur. </text:p>
        </text:list-item>
        <text:list-item>
          <text:p text:style-name="P104"><text:span text:style-name="T3">simultaneo</text:span> | -aneo | -ané | -aneous | -an. = contemporaneo, que es simul. </text:p>
        </text:list-item>
        <text:list-item>
          <text:p text:style-name="P104">—<text:span text:style-name="T3">eitate</text:span> | -eità | -éité | -eity | -eität. </text:p>
        </text:list-item>
        <text:list-item>
          <text:p text:style-name="P104"><text:span text:style-name="T3">Sina</text:span> | China, Cina | Chine | China | China. = regione de Asia orientale. ⊂ G. sína (Ptolemæo). </text:p>
        </text:list-item>
        <text:list-item>
          <text:p text:style-name="P104"><text:span text:style-name="T3">sinapi</text:span> -āpi (Plinio) | senape | sénevé | sinapis, <text:span text:style-name="T5">mustard</text:span> | Senf. = Bot. « sinapis alba ». ⊂ G. sínapi. </text:p>
        </text:list-item>
        <text:list-item>
          <text:p text:style-name="P104">—<text:span text:style-name="T3">ismo</text:span> | senapismo | -isme | -ism | -ismen. = emplastro de sinapi. </text:p>
        </text:list-item>
        <text:list-item>
          <text:p text:style-name="P104"><text:span text:style-name="T3">sincero</text:span> -us | -ero | -ère | -ere. = genuino, naturale, puro. </text:p>
        </text:list-item>
        <text:list-item>
          <text:p text:style-name="P104">—<text:span text:style-name="T3">itate</text:span> 100 | -ità | sincérité | -ity | -ität. </text:p>
        </text:list-item>
        <text:list-item>
          <text:p text:style-name="P104"><text:span text:style-name="T3">sindone</text:span> ŏ 100 | -one | -on | -on | -on. ⊂ G. sind <text:span text:style-name="T3">ō</text:span>n = linteo. </text:p>
        </text:list-item>
        <text:list-item>
          <text:p text:style-name="P104"><text:span text:style-name="T3">SINE</text:span> sine | senza, H. sin, P. sem | sans | <text:span text:style-name="T5">without</text:span> | <text:span text:style-name="T5">ohne</text:span>. = ne cum. ⊃ sinecura. </text:p>
        </text:list-item>
        <text:list-item>
          <text:p text:style-name="P104"><text:span text:style-name="T3">sine</text:span> -o = concede, permitte, pone, situa. ⊃ situ, desine. || A. send, D. senden = mitte. </text:p>
        </text:list-item>
        <text:list-item>
          <text:p text:style-name="P104"><text:span text:style-name="T3">sinecura</text:span> | -cura | sinécure | -cure | -cure. ⊂ sine cura. </text:p>
        </text:list-item>
        <text:list-item>
          <text:p text:style-name="P104"><text:span text:style-name="T3">singulo</text:span> -ŭlus | <text:span text:style-name="T5">ciascuno</text:span>, <text:span text:style-name="T5">ogni</text:span>, <text:span text:style-name="T5">ognuno</text:span>, singolo | <text:span text:style-name="T5">chacun</text:span>, <text:span text:style-name="T5">chaque</text:span>, <text:span text:style-name="T5">un seul</text:span> | <text:span text:style-name="T5">each</text:span>, <text:span text:style-name="T5">each one</text:span>, <text:span text:style-name="T5">every</text:span>, <text:span text:style-name="T5">every one</text:span>, single | singel. ⊂ sem. </text:p>
        </text:list-item>
        <text:list-item>
          <text:p text:style-name="P104">—<text:span text:style-name="T3">are</text:span> -aris | singolare | -ier | -ar | -är. </text:p>
        </text:list-item>
        <text:list-item>
          <text:p text:style-name="P104">——<text:span text:style-name="T3">itate</text:span> | singolarità | -ité | -ity | -ität. = particularitate, <text:soft-page-break/>specialitate. </text:p>
        </text:list-item>
        <text:list-item>
          <text:p text:style-name="P104"><text:span text:style-name="T3">singultu</text:span> -us | singulto | sanglot | <text:span text:style-name="T5">hiccup</text:span>, -us | <text:span text:style-name="T5">Schluchzen</text:span>, -us. </text:p>
        </text:list-item>
        <text:list-item>
          <text:p text:style-name="P104"><text:span text:style-name="T3">sinistra</text:span> (manu) | sinistra. = læva, anti dextera. ⊂ </text:p>
        </text:list-item>
        <text:list-item>
          <text:p text:style-name="P104"><text:span text:style-name="T3">sinistro</text:span> -ter | -stro | <text:span text:style-name="T5">gauche</text:span>, -stre, <text:span text:style-name="T5">malheur</text:span> | <text:span text:style-name="T5">left</text:span>, -ster | -ster. </text:p>
        </text:list-item>
        <text:list-item>
          <text:p text:style-name="P104">—<text:span text:style-name="T3">orso</text:span> -um | -orso | -orsum | -orse. = ad sinistra. </text:p>
        </text:list-item>
        <text:list-item>
          <text:p text:style-name="P104"><text:span text:style-name="T3">SINU</text:span> -us | seno | sein | <text:span text:style-name="T5">breast</text:span> | <text:span text:style-name="T5">Brust</text:span>. = parte de corpore humano ab collo ad stomacho. ⊃ insinua. </text:p>
        </text:list-item>
        <text:list-item>
          <text:p text:style-name="P104">— -us | seno | <text:span text:style-name="T5">golfe</text:span> | <text:span text:style-name="T5">gulf</text:span> | <text:span text:style-name="T5">Golf</text:span>. = sinu de mari. </text:p>
        </text:list-item>
        <text:list-item>
          <text:p text:style-name="P104">— N | seno | sinus | sinus | Sinus. = dimidio de chorda inscripto in circulo. </text:p>
        </text:list-item>
        <text:list-item>
          <text:p text:style-name="P104">—<text:span text:style-name="T3">uoso</text:span> -us | -uoso | -ueux | -uous | -uos. </text:p>
        </text:list-item>
        <text:list-item>
          <text:p text:style-name="P104">——<text:span text:style-name="T3">itate</text:span> | -ità | -ité | -ity | -ität. </text:p>
        </text:list-item>
        <text:list-item>
          <text:p text:style-name="P104"><text:span text:style-name="T3">sipa</text:span> (L. antiquo, teste Festo) = « dissipa », jacta. </text:p>
        </text:list-item>
        <text:list-item>
          <text:p text:style-name="P104"><text:span text:style-name="T3">siphone</text:span> 100 | -fone | -phon | -phon | -phon. ⊂ G. síphōn = tubo. ⊂ siphós = cavo. </text:p>
        </text:list-item>
        <text:list-item>
          <text:p text:style-name="P104"><text:span text:style-name="T3">sirene</text:span> -ren | -ena | -ène | -en | -ene. ⊂ G. Seir <text:span text:style-name="T3">ē</text:span>n. = virgine de mari, que cum cantu trahe navigantes. </text:p>
        </text:list-item>
        <text:list-item>
          <text:p text:style-name="P104"><text:span text:style-name="T3">siro</text:span> (Varrone) | silo | silo | silo | Silo. = fossa pro conserva grano. ⊂ G. sirós. </text:p>
        </text:list-item>
        <text:list-item>
          <text:p text:style-name="P104"><text:span text:style-name="T3">siste</text:span> -o = sta. ⊂ s(ta) sta. ⊃ as—, con—, de—, ex—, in—, præex—, per—, re—, sub—. </text:p>
        </text:list-item>
        <text:list-item>
          <text:p text:style-name="P104"><text:span text:style-name="T3">sistro</text:span> -um | -stro | -stre | -strum | -ster. = instrumento musicale cum chordas. ⊂ G. seístron ⊂ seíō = agita, quate. </text:p>
        </text:list-item>
        <text:list-item>
          <text:p text:style-name="P104"><text:span text:style-name="T3">siti</text:span> -is | sete, H. sed | soif | <text:span text:style-name="T5">thirst</text:span> | <text:span text:style-name="T5">Durst</text:span>. = appetitu de bibe. </text:p>
        </text:list-item>
        <text:list-item>
          <text:p text:style-name="P104"><text:span text:style-name="T3">siti</text:span> -io = habe siti. </text:p>
        </text:list-item>
        <text:list-item>
          <text:p text:style-name="P104">G. sito sítos = cibo. ⊃ parasito. </text:p>
        </text:list-item>
        <text:list-item>
          <text:p text:style-name="P104"><text:span text:style-name="T3">sito</text:span> -us = quem sine, posito. || G. (cat)heto </text:p>
        </text:list-item>
        <text:list-item>
          <text:p text:style-name="P104"><text:span text:style-name="T3">situ</text:span> -us | sito | site | site | <text:span text:style-name="T5">Lage</text:span>. </text:p>
        </text:list-item>
        <text:list-item>
          <text:p text:style-name="P104">—<text:span text:style-name="T3">ua</text:span> | -uare | -uer | -uate | -uieren. = pone, loca. </text:p>
        </text:list-item>
        <text:list-item>
          <text:p text:style-name="P104">——<text:span text:style-name="T3">tione</text:span> | -zione | -tion | -tion | -tion. </text:p>
        </text:list-item>
        <text:list-item>
          <text:p text:style-name="P104">L. sive = aut. </text:p>
        </text:list-item>
        <text:list-item>
          <text:p text:style-name="P104"><text:span text:style-name="T3">smaragdo</text:span> -us | smeraldo | émeraude | emerald | -agd. ⊂ G. smáragdos. = lapide pretioso de colore viride. </text:p>
        </text:list-item>
        <text:list-item>
          <text:p text:style-name="P104"><text:span text:style-name="T3">sobrio</text:span> -us | sobrio | sobre | sober. = ne ebrio, moderato in ede et bibe. ⊃ D. sauber = polito. </text:p>
        </text:list-item>
        <text:list-item>
          <text:p text:style-name="P104">—<text:span text:style-name="T3">ietate</text:span> 100 | -ietà | -ieté | -iety | -ietät. </text:p>
        </text:list-item>
        <text:list-item>
          <text:p text:style-name="P104"><text:span text:style-name="T3">socco</text:span> -us | socco | socque | sock | Sockus, Socke. = calceare. </text:p>
        </text:list-item>
        <text:list-item>
          <text:p text:style-name="P104">—<text:span text:style-name="T3">ulo</text:span> ŭ 100 | zoccolo | socle | socle | Sockel. = parvo socco, basi de columna. </text:p>
        </text:list-item>
        <text:list-item>
          <text:p text:style-name="P104"><text:span text:style-name="T3">socera</text:span> -ĕra | suocera, H. P. sogra. = femina de socero. </text:p>
        </text:list-item>
        <text:list-item>
          <text:p text:style-name="P104"><text:span text:style-name="T3">socero</text:span> -ĕrus | suocero, P. sogro, H. suegro | <text:span text:style-name="T5">beaupère</text:span> | <text:span text:style-name="T5">father-in-law</text:span> | Schwäher. = patre de uxore, de marito. ⊂ E. ⊃ G. hecurós, D. Schwäher, R. svekor, S. çvaçura. </text:p>
        </text:list-item>
        <text:list-item>
          <text:p text:style-name="P104"><text:span text:style-name="T3">socia</text:span> -io = « associa », fac socio. </text:p>
        </text:list-item>
        <text:list-item>
          <text:p text:style-name="P104">—<text:span text:style-name="T3">bile</text:span> -bĭlis | socievole | -ble | -ble | -bel. </text:p>
        </text:list-item>
        <text:list-item>
          <text:p text:style-name="P104">——<text:span text:style-name="T3">itate</text:span> | -ità | -ité | -ity. </text:p>
        </text:list-item>
        <text:list-item>
          <text:p text:style-name="P104"><text:span text:style-name="T3">sociale</text:span> -is | -ale | -al | -al | -al. = de socio. </text:p>
        </text:list-item>
        <text:list-item>
          <text:p text:style-name="P104"><text:soft-page-break/>—<text:span text:style-name="T3">ismo</text:span> | -ismo | -isme | -ism | -ismus. </text:p>
        </text:list-item>
        <text:list-item>
          <text:p text:style-name="P104">—<text:span text:style-name="T3">ista</text:span> | -ista | -iste | -ist | -ist. </text:p>
        </text:list-item>
        <text:list-item>
          <text:p text:style-name="P104"><text:span text:style-name="T3">societate</text:span> -tas | -tà | -té | -ty | -tät. = ton socia. </text:p>
        </text:list-item>
        <text:list-item>
          <text:p text:style-name="P104"><text:span text:style-name="T3">socio</text:span> -ius | I. H. P. socio | associé | associate | Socius. = comite, sodale, confœderato, consorte, membro. ⊃ socia, sociale, societate. ⊂ seque. </text:p>
        </text:list-item>
        <text:list-item>
          <text:p text:style-name="P104">—<text:span text:style-name="T3">logia</text:span> | -ia | -ie | -y | -ie. = scientia que stude relationes sociale. </text:p>
        </text:list-item>
        <text:list-item>
          <text:p text:style-name="P104"><text:span text:style-name="T3">sodale</text:span> -is = comité, socio. </text:p>
        </text:list-item>
        <text:list-item>
          <text:p text:style-name="P104">—<text:span text:style-name="T3">itate</text:span> -itas | -izio | -ité | -ity | -ität. </text:p>
        </text:list-item>
        <text:list-item>
          <text:p text:style-name="P104"><text:span text:style-name="T3">sodio</text:span> N | sodio | -ium | -ium | -ium. = natrio. </text:p>
        </text:list-item>
        <text:list-item>
          <text:p text:style-name="P104"><text:span text:style-name="T3">SOL,</text:span> <text:span text:style-name="T5">thema nominativo; ablativo</text:span> sole | sole, H. P. sol | soleil | <text:span text:style-name="T5">sun</text:span> | <text:span text:style-name="T5">Sonne</text:span>. ⊃ insolatione, solare, solsticio, parasole. = || G. helio; Dano et Suedo « sol ». </text:p>
        </text:list-item>
        <text:list-item>
          <text:p text:style-name="P104"><text:span text:style-name="T3">sola</text:span> -or = consola. </text:p>
        </text:list-item>
        <text:list-item>
          <text:p text:style-name="P104"><text:span text:style-name="T3">solare</text:span> -is | -are | -aire | -ar | -ar. = de sol. </text:p>
        </text:list-item>
        <text:list-item>
          <text:p text:style-name="P104"><text:span text:style-name="T3">sole</text:span> sol, v. sol. </text:p>
        </text:list-item>
        <text:list-item>
          <text:p text:style-name="P104"><text:span text:style-name="T3">sole</text:span> -eo | solere, H. soler, P. soer. = es « solito », habe pro more. ⊃ insolente. </text:p>
        </text:list-item>
        <text:list-item>
          <text:p text:style-name="P104"><text:span text:style-name="T3">solea</text:span> -ea | suola | semelle | sole ( <text:span text:style-name="T5">of shoe</text:span>) | <text:span text:style-name="T5">Fuss</text:span>sohle. ⊂ solo. </text:p>
        </text:list-item>
        <text:list-item>
          <text:p text:style-name="P104"><text:span text:style-name="T3">solemne</text:span> -is, <text:span text:style-name="T5">et</text:span> <text:span text:style-name="T3">sollemne,</text:span> <text:span text:style-name="T5">et</text:span> <text:span text:style-name="T3">solemne</text:span> | solenne | solennel | solemn | solenn. ⊂ soll(o) ann(o) -e. = (festo de) omni anno. </text:p>
        </text:list-item>
        <text:list-item>
          <text:p text:style-name="P104">—<text:span text:style-name="T3">itate</text:span> 200 | solennità | solennité | -ity | -ität. </text:p>
        </text:list-item>
        <text:list-item>
          <text:p text:style-name="P104">—<text:span text:style-name="T3">iza</text:span> | solennizzare | solenniser | -ize | -isieren. </text:p>
        </text:list-item>
        <text:list-item>
          <text:p text:style-name="P104"><text:span text:style-name="T3">solida</text:span> -ĭdo = fac solido, « consolida ». </text:p>
        </text:list-item>
        <text:list-item>
          <text:p text:style-name="P104">— 100 | saldare | souder | solder | saldieren. </text:p>
        </text:list-item>
        <text:list-item>
          <text:p text:style-name="P104"><text:span text:style-name="T3">solido</text:span> -ĭdus | -ido, saldo, sodo | -ide | -id | -id. </text:p>
        </text:list-item>
        <text:list-item>
          <text:p text:style-name="P104">—<text:span text:style-name="T3">ifica</text:span> -ĭco | -ificare | -ifier | -ify. = solida. </text:p>
        </text:list-item>
        <text:list-item>
          <text:p text:style-name="P104">——<text:span text:style-name="T3">tione</text:span> | -zione | -tion | -tion. </text:p>
        </text:list-item>
        <text:list-item>
          <text:p text:style-name="P104">—<text:span text:style-name="T3">itate</text:span> -itas | -ità | -ité | -ity | -ität. </text:p>
        </text:list-item>
        <text:list-item>
          <text:p text:style-name="P104"><text:span text:style-name="T3">soliloquio</text:span> 400 | -uio | -ue | -uy | -uium. = ton loque solo. </text:p>
        </text:list-item>
        <text:list-item>
          <text:p text:style-name="P104"><text:span text:style-name="T3">solitario</text:span> -us | -ario | -aire | -ary | -är. = que vive solo. </text:p>
        </text:list-item>
        <text:list-item>
          <text:p text:style-name="P104"><text:span text:style-name="T3">solito</text:span> -ĭtus | solito. = que sole, assuefacto, ordinario, consueto. </text:p>
        </text:list-item>
        <text:list-item>
          <text:p text:style-name="P104"><text:span text:style-name="T3">solitudine</text:span> -udo -udĭn- | -tudine | -tude | -tude | -tude. = to es solo. </text:p>
        </text:list-item>
        <text:list-item>
          <text:p text:style-name="P104"><text:span text:style-name="T3">sollicita</text:span> -ĭto | sollecitare | -iter | solicit | -itieren. ⊂ soll(o) -i- cita. </text:p>
        </text:list-item>
        <text:list-item>
          <text:p text:style-name="P104">—<text:span text:style-name="T3">tione</text:span> -tio | sollecitazione | -tion | solicitation | -tion. </text:p>
        </text:list-item>
        <text:list-item>
          <text:p text:style-name="P104">—<text:span text:style-name="T3">tore</text:span> 100 | sollecitatore | solliciteur | solicitator | -ator. </text:p>
        </text:list-item>
        <text:list-item>
          <text:p text:style-name="P104">—<text:span text:style-name="T3">udine</text:span> -udo -udĭn- | sollecitudine | -tude | solicitude. = cura, anxietate. </text:p>
        </text:list-item>
        <text:list-item>
          <text:p text:style-name="P104"><text:span text:style-name="T3">sollo</text:span> -us = toto. = || G. holo. ⊃ sollicita, sol(l)emne. </text:p>
        </text:list-item>
        <text:list-item>
          <text:p text:style-name="P104"><text:span text:style-name="T3">solo</text:span> sōlus | I. H. solo | seul | sole, <text:span text:style-name="T5">alone</text:span>, <text:span text:style-name="T5">single one</text:span> | <text:span text:style-name="T5">allein</text:span>. ⊃ solitudine, solitario, desolatione, soliloquio. </text:p>
        </text:list-item>
        <text:list-item>
          <text:p text:style-name="P104"><text:span text:style-name="T3">solo</text:span> sŏlum | suolo, P. solo, H. suelo | sol | soil | <text:span text:style-name="T5">Grund</text:span>. ⊃ solea, exsule, exsilio. </text:p>
        </text:list-item>
        <text:list-item>
          <text:p text:style-name="P104"><text:span text:style-name="T3">solœcismo</text:span> -us | solecismo | solécisme | solecism | -ismus. = errore contra grammatica, barbarismo. ⊂ G. soloicismós. </text:p>
        </text:list-item>
        <text:list-item>
          <text:p text:style-name="P104"><text:span text:style-name="T3">solstitio</text:span> -um | -izio | -ice | -ice | -ice | -itium. ⊂ sol statio. = tempore quando sol es maximo longe ab æquatore. </text:p>
        </text:list-item>
        <text:list-item>
          <text:p text:style-name="P104"><text:soft-page-break/><text:span text:style-name="T3">solubile</text:span> ĭ 400 | -bile | -ble | -ble | -bel. = quem pote solve. </text:p>
        </text:list-item>
        <text:list-item>
          <text:p text:style-name="P104">—<text:span text:style-name="T3">itate</text:span> | -ità | -ité | -ity | -ität. </text:p>
        </text:list-item>
        <text:list-item>
          <text:p text:style-name="P104"><text:span text:style-name="T3">solutione</text:span> -tio | -zione | -tion | -tion | -tion. = ton solve. </text:p>
        </text:list-item>
        <text:list-item>
          <text:p text:style-name="P104"><text:span text:style-name="T3">soluto</text:span> -us | sciolto. = quem solve. </text:p>
        </text:list-item>
        <text:list-item>
          <text:p text:style-name="P104"><text:span text:style-name="T3">solve</text:span> -o | solvere, sciogliere | dissoudre, résoudre | to solve | solvieren. ⊃ solubile, solutione, soluto, absolve, dissolve, resolve, insolvente. ⊂ se- lue. </text:p>
        </text:list-item>
        <text:list-item>
          <text:p text:style-name="P104">— -o | <text:span text:style-name="T5">pagare</text:span>, <text:span text:style-name="T5">saldare</text:span> | <text:span text:style-name="T5">payer</text:span>, <text:span text:style-name="T5">solder</text:span> | <text:span text:style-name="T5">pay</text:span> | <text:span text:style-name="T5">abzahlen</text:span>. = solve debito, lue. </text:p>
        </text:list-item>
        <text:list-item>
          <text:p text:style-name="P104">—<text:span text:style-name="T3">ente</text:span> -ens | -ente | -ant | -ent | -ent. </text:p>
        </text:list-item>
        <text:list-item>
          <text:p text:style-name="P104"><text:span text:style-name="T3">somno</text:span> -us | sonno, H. sueño, P. somno | sommeil | <text:span text:style-name="T5">sleep</text:span> | <text:span text:style-name="T5">Schlaf</text:span>. = to dormi, « sopore ». = || G. hypno; R. son, spanïe; S. svapna. ⊂ sop(i) -no. </text:p>
        </text:list-item>
        <text:list-item>
          <text:p text:style-name="P104">—<text:span text:style-name="T3">ambulo</text:span> ŭ | sonnambulo | -bule | -bulist | -bul. = qui ambula dum somno. </text:p>
        </text:list-item>
        <text:list-item>
          <text:p text:style-name="P104">——<text:span text:style-name="T3">ismo</text:span> | sonnambulismo | -isme | -ism | -ismus. </text:p>
        </text:list-item>
        <text:list-item>
          <text:p text:style-name="P104">—<text:span text:style-name="T3">ia</text:span> -io | sognare | songer, <text:span text:style-name="T5">rêver</text:span> | <text:span text:style-name="T5">to dream</text:span> | <text:span text:style-name="T5">träumen</text:span>. </text:p>
        </text:list-item>
        <text:list-item>
          <text:p text:style-name="P104">—<text:span text:style-name="T3">ifero</text:span> -ifĕr | sonnifero | -fère | -ferous. = que fer somno, soporifico. </text:p>
        </text:list-item>
        <text:list-item>
          <text:p text:style-name="P104">—<text:span text:style-name="T3">io</text:span> -um | sogno | songe | <text:span text:style-name="T5">dream</text:span> | <text:span text:style-name="T5">Traum</text:span>. </text:p>
        </text:list-item>
        <text:list-item>
          <text:p text:style-name="P104">—<text:span text:style-name="T3">olento</text:span> 200 | sonnolento | -ent | -ent | -ent. </text:p>
        </text:list-item>
        <text:list-item>
          <text:p text:style-name="P104">——<text:span text:style-name="T3">ia</text:span> 500 | sonnolenza | -ence | -ence | -enz. </text:p>
        </text:list-item>
        <text:list-item>
          <text:p text:style-name="P104"><text:span text:style-name="T3">sona</text:span> -o | sonare | sonner | to sound. = fac sono. ⊃ as—, con—, dis—, re—. </text:p>
        </text:list-item>
        <text:list-item>
          <text:p text:style-name="P104"><text:span text:style-name="T3">sono</text:span> -us | suono | son | sound | <text:span text:style-name="T5">Klang</text:span>. ⊃ sona, uni—. </text:p>
        </text:list-item>
        <text:list-item>
          <text:p text:style-name="P104">—<text:span text:style-name="T3">oro</text:span> -ōrus | -oro | -ore | -orous | -or. </text:p>
        </text:list-item>
        <text:list-item>
          <text:p text:style-name="P104">——<text:span text:style-name="T3">itate</text:span> | -ità | -ité | -ity | -ität. </text:p>
        </text:list-item>
        <text:list-item>
          <text:p text:style-name="P104">sonte sons = qui noce, cum culpa. </text:p>
        </text:list-item>
        <text:list-item>
          <text:p text:style-name="P104"><text:span text:style-name="T3">sophisma</text:span>(te) -isma | sofisma | -isme | -ism | -isma. = falso ratiocinio. ⊂ G. sóphisma ⊂ sopho. </text:p>
        </text:list-item>
        <text:list-item>
          <text:p text:style-name="P104"><text:span text:style-name="T3">sophista</text:span> -es | sofista | -iste | -ist | -ist. = rhetore græco; qui fac sophisma. ⊂ G. sophist <text:span text:style-name="T3">ē</text:span>s ⊂ sopho. </text:p>
        </text:list-item>
        <text:list-item>
          <text:p text:style-name="P104">—<text:span text:style-name="T3">ica</text:span> ĭ 200 | sofistica | -stique | -stry | -stik. = arte de sophista. </text:p>
        </text:list-item>
        <text:list-item>
          <text:p text:style-name="P104">—<text:span text:style-name="T3">ico</text:span> ĭ 200 | sofistico | -ique | -ic | -isch. ⊂ G. -icós. </text:p>
        </text:list-item>
        <text:list-item>
          <text:p text:style-name="P104"><text:span text:style-name="T3">sopho</text:span> 100 = sapiente, docto. ⊃ philo—, sophista. ⊂ G. sophós. </text:p>
        </text:list-item>
        <text:list-item>
          <text:p text:style-name="P104"><text:span text:style-name="T3">sopi</text:span> -io | sopire | assoupir | | -ieren. = fac dormi. ⊃ sopore, somno. ⊂ E. svepe ⊃ G. hyp(no), R. spa(tï), S. svap. ( ||?) A. sleep, D. schlafen = dormi. </text:p>
        </text:list-item>
        <text:list-item>
          <text:p text:style-name="P104"><text:span text:style-name="T3">sopore</text:span> -or | -pore | assoupissement | -por | -por. = somno. ⊂ sopi. </text:p>
        </text:list-item>
        <text:list-item>
          <text:p text:style-name="P104">—<text:span text:style-name="T3">ifero</text:span> -ifĕr | -ifero | -ifère | -iferous | -ifera. </text:p>
        </text:list-item>
        <text:list-item>
          <text:p text:style-name="P104">—<text:span text:style-name="T3">ifico</text:span> -ĭcus | -ifico | -ifique | -ific. </text:p>
        </text:list-item>
        <text:list-item>
          <text:p text:style-name="P104"><text:span text:style-name="T3">sorbe</text:span> -eo | sorbire. = (ab)sorbe. </text:p>
        </text:list-item>
        <text:list-item>
          <text:p text:style-name="P104"><text:span text:style-name="T3">sorbo</text:span> 100 | -bo | -be | sorb | -bus. = Bot. « pirus sorbus ». </text:p>
        </text:list-item>
        <text:list-item>
          <text:p text:style-name="P104"><text:span text:style-name="T3">sorde</text:span> -es | sordidezza | sordidité | sordidness | Sordidität. || A. swart = fusco, D. schwarz = nigro. </text:p>
        </text:list-item>
        <text:list-item>
          <text:p text:style-name="P104">— -eo = es « sordido ». </text:p>
        </text:list-item>
        <text:list-item>
          <text:p text:style-name="P104">—<text:span text:style-name="T3">ido</text:span> -ĭdus | -ido, <text:span text:style-name="T5">sporco</text:span> | -ide, <text:span text:style-name="T5">sale</text:span> | -id | -id. = immundo. </text:p>
        </text:list-item>
        <text:list-item>
          <text:p text:style-name="P104"><text:span text:style-name="T3">sorgho</text:span> N | sorgo | sorgho | sorghum. = Bot. « sorghum saccaratum <text:soft-page-break/>». ⊂ Indo-Sina. </text:p>
        </text:list-item>
        <text:list-item>
          <text:p text:style-name="P104"><text:span text:style-name="T3">sorice</text:span> -ex -ĭc- | sorcio | souris. = mure. </text:p>
        </text:list-item>
        <text:list-item>
          <text:p text:style-name="P104"><text:span text:style-name="T3">sorite</text:span> -ites | -ite | -ite | -ites | -ites. = serie [cumulo] de syllogismos. ⊂ G. sōreítēs ⊂ sōrós = cumulo. </text:p>
        </text:list-item>
        <text:list-item>
          <text:p text:style-name="P104"><text:span text:style-name="T3">SORORE</text:span> soror | sorella | sœur | sister | Schwester. ⊂ E. ⊃ A. sister, D. Schwester, R. sestra, S. svasar. </text:p>
        </text:list-item>
        <text:list-item>
          <text:p text:style-name="P104"><text:span text:style-name="T3">sorte</text:span> sors | I. P. sorte, H. suerte | sort | <text:span text:style-name="T5">lot</text:span> | <text:span text:style-name="T5">Los</text:span>. = fortuna, casu, officio, fato. ⊂ sere. </text:p>
        </text:list-item>
        <text:list-item>
          <text:p text:style-name="P104"><text:span text:style-name="T3">sorte</text:span> M | sorta | sorte | sort | Sorte. = specie, genere, modo, forma. </text:p>
        </text:list-item>
        <text:list-item>
          <text:p text:style-name="P104">—<text:span text:style-name="T3">ilego</text:span> -ĕgus | sortilegio | sorcier | sorcerer | <text:span text:style-name="T5">Zauberer</text:span>. = qui lege [dic] sorte. F. sorcier ⊂ (L medio) sortiario. </text:p>
        </text:list-item>
        <text:list-item>
          <text:p text:style-name="P104">——<text:span text:style-name="T3">io</text:span> 100 | -egio | -ège | -ege | -egium. = incantatione. </text:p>
        </text:list-item>
        <text:list-item>
          <text:p text:style-name="P104"><text:span text:style-name="T3">sparge</text:span> -o | -ere | <text:span text:style-name="T5">repandre</text:span> | <text:span text:style-name="T5">strew</text:span>, sparge | -ieren. ⊃ sparso, asperge, consperge, disperge. </text:p>
        </text:list-item>
        <text:list-item>
          <text:p text:style-name="P104"><text:span text:style-name="T3">sparso</text:span> -us | sparso | épars | sparse. = quem sparge, anti denso. </text:p>
        </text:list-item>
        <text:list-item>
          <text:p text:style-name="P104"><text:span text:style-name="T3">sparto</text:span> -um | sparto, H. esparto | spart(e) | esparto | Sparto. = specie de herba texile. ⊂ G. spárton. </text:p>
        </text:list-item>
        <text:list-item>
          <text:p text:style-name="P104">G. spas spáō = trahe, exstirpa. ⊃ epispastico, spasmo. </text:p>
        </text:list-item>
        <text:list-item>
          <text:p text:style-name="P104"><text:span text:style-name="T3">spasmo</text:span> 100 | -simo | -sme | -sm | -smus. = tractione de nervos pro dolore. ⊂ G. spasmós ⊂ spas -mo. </text:p>
        </text:list-item>
        <text:list-item>
          <text:p text:style-name="P104">—<text:span text:style-name="T3">dico</text:span> -ĭcus | -dico | -dique | -dic | -disch. </text:p>
        </text:list-item>
        <text:list-item>
          <text:p text:style-name="P104"><text:span text:style-name="T3">spatha</text:span> 100 | spada, H. P. espada | épée | <text:span text:style-name="T5">sword</text:span> | <text:span text:style-name="T5">Schwert</text:span>. = gladio lato. ⊃ A. spade = pala; D. Spaten = vanga. ⊂ G. spáthē. </text:p>
        </text:list-item>
        <text:list-item>
          <text:p text:style-name="P104">—<text:span text:style-name="T3">ula</text:span> ŭ 100 | spatola | spatule | spatula, spattle | Spatel. = parvo spatha. </text:p>
        </text:list-item>
        <text:list-item>
          <text:p text:style-name="P104"><text:span text:style-name="T3">spatio</text:span> -ium | spazio, H. espacio | espace | space | <text:span text:style-name="T5">Raum</text:span>. ⊃ D. spazieren = ambula. </text:p>
        </text:list-item>
        <text:list-item>
          <text:p text:style-name="P104">—<text:span text:style-name="T3">ioso</text:span> -us | -zioso | -cieux | -cious | -ciös. </text:p>
        </text:list-item>
        <text:list-item>
          <text:p text:style-name="P104"><text:span text:style-name="T3">SPE</text:span> -es | speranza | espérance | <text:span text:style-name="T5">hope</text:span> | <text:span text:style-name="T5">Hoffnung</text:span>. ⊃ spera. </text:p>
        </text:list-item>
        <text:list-item>
          <text:p text:style-name="P104"><text:span text:style-name="T3">spece</text:span> (Varrone) = « adspice, respice, specta ». ⊃ auspice, conspicuo, specie, specula, spectro, circumspecto, conspecto, despectu, inspice, inspectore, perspice, prospice, respice, respectu, suspice. ⊂ E. spece ⊃ G. scep-, D. spähen, I. spiare. </text:p>
        </text:list-item>
        <text:list-item>
          <text:p text:style-name="P104"><text:span text:style-name="T3">specie</text:span> -ies | specie | espèce | species. = qualitate, genere, classe. ⊃ specifico, specimine, specioso, speciale. ⊂ spece. </text:p>
        </text:list-item>
        <text:list-item>
          <text:p text:style-name="P104">—<text:span text:style-name="T3">iale</text:span> 100 | -iale | spécial | -ial | -iell. = particulare, ne generale. </text:p>
        </text:list-item>
        <text:list-item>
          <text:p text:style-name="P104">——<text:span text:style-name="T3">itate</text:span> | -ità | spécialité | -ity | -ität. </text:p>
        </text:list-item>
        <text:list-item>
          <text:p text:style-name="P104">—<text:span text:style-name="T3">ifica</text:span> -ĭco | -ificare | spécifier | -ify | -ificieren. = determina specie. </text:p>
        </text:list-item>
        <text:list-item>
          <text:p text:style-name="P104">——<text:span text:style-name="T3">tione</text:span> | -zine | spé—tion | -tion | -tion. </text:p>
        </text:list-item>
        <text:list-item>
          <text:p text:style-name="P104">—<text:span text:style-name="T3">ifico</text:span> -ĭcus | -ico | spé—ique | -ic | -isch. = de specie, proprio, præcipuo. </text:p>
        </text:list-item>
        <text:list-item>
          <text:p text:style-name="P104">—<text:span text:style-name="T3">imine</text:span> -men -mĭn- | <text:span text:style-name="T5">saggio</text:span>, <text:span text:style-name="T5">esemplare</text:span>, <text:span text:style-name="T5">modello</text:span>, <text:span text:style-name="T5">campione</text:span> | specimen, <text:span text:style-name="T5">modèle</text:span>, <text:span text:style-name="T5">échantillon</text:span> | -men | -men. </text:p>
        </text:list-item>
        <text:list-item>
          <text:p text:style-name="P104">—<text:span text:style-name="T3">ioso</text:span> -us | -ioso | spécieux | -ious | -iös. </text:p>
        </text:list-item>
        <text:list-item>
          <text:p text:style-name="P104"><text:span text:style-name="T3">specta</text:span> -o | <text:span text:style-name="T5">guardare</text:span> | <text:span text:style-name="T5">regarder</text:span> | <text:span text:style-name="T5">look</text:span> | <text:span text:style-name="T5">besichtigen</text:span>, spähen. ⊂ spece. </text:p>
        </text:list-item>
        <text:list-item>
          <text:p text:style-name="P104">—<text:span text:style-name="T3">culo</text:span> -cŭlum | spettacolo | -acle | -acle | -akel. </text:p>
        </text:list-item>
        <text:list-item>
          <text:p text:style-name="P104"><text:soft-page-break/>——<text:span text:style-name="T3">oso</text:span> | spettacoloso | | -lar | -lös. </text:p>
        </text:list-item>
        <text:list-item>
          <text:p text:style-name="P104">—<text:span text:style-name="T3">tore</text:span> -tor | spettatore | -teur | -tor | -tor. </text:p>
        </text:list-item>
        <text:list-item>
          <text:p text:style-name="P104">—<text:span text:style-name="T3">trice</text:span> -trix | spettatrice | -trice | -trix, -tress. </text:p>
        </text:list-item>
        <text:list-item>
          <text:p text:style-name="P104"><text:span text:style-name="T3">spectro</text:span> -um | spettro | -tre | -tre, -trum | -trum. ⊂ spece. </text:p>
        </text:list-item>
        <text:list-item>
          <text:p text:style-name="P104">—<text:span text:style-name="T3">ale</text:span> | spettrale | -al | -ale | -al. </text:p>
        </text:list-item>
        <text:list-item>
          <text:p text:style-name="P104"><text:span text:style-name="T3">specula</text:span> -ŭla | specula. = observatorio. ⊂ spece. </text:p>
        </text:list-item>
        <text:list-item>
          <text:p text:style-name="P104"><text:span text:style-name="T3">specula</text:span> -ŭlor | -are | spéculer | -ate | -ieren. = observa, medita. ⊂ spece. </text:p>
        </text:list-item>
        <text:list-item>
          <text:p text:style-name="P104">—<text:span text:style-name="T3">tione</text:span> 400 | -zione | spé—tion | -tion | -tion. </text:p>
        </text:list-item>
        <text:list-item>
          <text:p text:style-name="P104">—<text:span text:style-name="T3">tivo</text:span> | -tivo | spé—if | -ive | -iv. </text:p>
        </text:list-item>
        <text:list-item>
          <text:p text:style-name="P104">—<text:span text:style-name="T3">tore</text:span> | -tore | spé—teur | -tor | -teur. </text:p>
        </text:list-item>
        <text:list-item>
          <text:p text:style-name="P104"><text:span text:style-name="T3">speculo</text:span> -ŭlum | specchio, speculo | <text:span text:style-name="T5">glace</text:span>, <text:span text:style-name="T5">miroir</text:span>, speculum | <text:span text:style-name="T5">mirror</text:span>, speculum | Spiegel, Sèculum. = quod servi ad spece se. </text:p>
        </text:list-item>
        <text:list-item>
          <text:p text:style-name="P104">G. sper speírō = semina. ⊃ sperma, spora. || L. sparge. </text:p>
        </text:list-item>
        <text:list-item>
          <text:p text:style-name="P104"><text:span text:style-name="T3">spera</text:span> -o | sperare | espèrer | <text:span text:style-name="T5">to hope</text:span> | <text:span text:style-name="T5">hoffen</text:span>. = habe spe. ⊃ despera, prospero. </text:p>
        </text:list-item>
        <text:list-item>
          <text:p text:style-name="P104"><text:span text:style-name="T3">sperma</text:span>(te) 500 | sperma | sperme | sperm | Sperma. ⊂ G. spérma ⊂ sper -ma. </text:p>
        </text:list-item>
        <text:list-item>
          <text:p text:style-name="P104">—<text:span text:style-name="T3">tico</text:span> ĭ 500 | -tico | -tique | -tic | -tisch. </text:p>
        </text:list-item>
        <text:list-item>
          <text:p text:style-name="P104">—<text:span text:style-name="T3">tozoo</text:span> | -zoo | -zoaire | -zoon | -zoen. </text:p>
        </text:list-item>
        <text:list-item>
          <text:p text:style-name="P104"><text:span text:style-name="T3">sperne</text:span> -o = dispretia, dishonora. || G. sphyro = calcaneo; A. spur, D. Sporn, F. éperon, I. sperone. </text:p>
        </text:list-item>
        <text:list-item>
          <text:p text:style-name="P104"><text:span text:style-name="T3">sphacelo</text:span> | sfacelo | -èle | -elus | -elus. = gangræna. ⊂ G. sphácelos. </text:p>
        </text:list-item>
        <text:list-item>
          <text:p text:style-name="P104"><text:span text:style-name="T3">sphæra</text:span> -a | sfera | sphère | sphere | Sphäre. = globo. ⊂ G. sphaîra. </text:p>
        </text:list-item>
        <text:list-item>
          <text:p text:style-name="P104">—<text:span text:style-name="T3">ico</text:span> ĭ 500 | sferico | sphérique | spheric(al) | -isch. ⊂ G. -icós. </text:p>
        </text:list-item>
        <text:list-item>
          <text:p text:style-name="P104">——<text:span text:style-name="T3">itate</text:span> | sfericità | sphéricité | sphericity | -ität. </text:p>
        </text:list-item>
        <text:list-item>
          <text:p text:style-name="P104">—<text:span text:style-name="T3">oide</text:span> 400 | sferoide | sphéroïde | spheroid | -oide. ⊂ G. sphairoeid <text:span text:style-name="T3">ē</text:span>s. = in forma de sphæra, quasi sphera, ellipsoide. </text:p>
        </text:list-item>
        <text:list-item>
          <text:p text:style-name="P104">——<text:span text:style-name="T3">ale</text:span> | sferoidale | sphéroïdal | spheroidal | -oidisch. </text:p>
        </text:list-item>
        <text:list-item>
          <text:p text:style-name="P104"><text:span text:style-name="T3">sphagno</text:span> 100 | sfagno | sphaigne | sphagnum | <text:span text:style-name="T5">Torfmoos</text:span>. = Bot. « sphagnum acutifolium ». ⊂ G. sphágnos. </text:p>
        </text:list-item>
        <text:list-item>
          <text:p text:style-name="P104"><text:span text:style-name="T3">sphinctere</text:span> | sfintere | -ter | -ter | -ter. = musculo que stringe ano. ⊂ G. sphigct <text:span text:style-name="T3">ē</text:span>r ⊂ sphing. </text:p>
        </text:list-item>
        <text:list-item>
          <text:p text:style-name="P104">G. sphing sphíggō = stringe. ⊃ sphinctere. </text:p>
        </text:list-item>
        <text:list-item>
          <text:p text:style-name="P104"><text:span text:style-name="T3">sphinge</text:span> 100 | sfinge | -inx | -inx | -inx. = monstro ænigmatico. ⊂ G. sphínx. </text:p>
        </text:list-item>
        <text:list-item>
          <text:p text:style-name="P104">G. sphyxi sphúxis = pulsatione. ⊃ asphyxia. </text:p>
        </text:list-item>
        <text:list-item>
          <text:p text:style-name="P104"><text:span text:style-name="T3">spica</text:span> -a | spiga, spica | épi | spike, <text:span text:style-name="T5">ear of a corn</text:span> | Spike, Spitze, <text:span text:style-name="T5">Aehre</text:span>. ⊃ spina. </text:p>
        </text:list-item>
        <text:list-item>
          <text:p text:style-name="P104"><text:span text:style-name="T3">spina</text:span> -a | spina | épine | <text:span text:style-name="T5">thorn</text:span>, spine | <text:span text:style-name="T5">Dorn</text:span>, Spina. ⊂ spi(ca) -na. </text:p>
        </text:list-item>
        <text:list-item>
          <text:p text:style-name="P104">—<text:span text:style-name="T3">ale</text:span> 500 | -ale | -al | -al | -al. = de spina dorsale. </text:p>
        </text:list-item>
        <text:list-item>
          <text:p text:style-name="P104">—<text:span text:style-name="T3">oso</text:span> -us | -oso | épineux | -ose | -ös. </text:p>
        </text:list-item>
        <text:list-item>
          <text:p text:style-name="P104">—<text:span text:style-name="T3">ula</text:span> ŭ 400 | spilla | épingle | spinule. = parvo spina. ⊃ A. spindle, D. Spindel. = acu, axi. </text:p>
        </text:list-item>
        <text:list-item>
          <text:p text:style-name="P104"><text:span text:style-name="T3">spira</text:span> -a | spira | spire | spire | Spira. = revolutione, helice, gyro. ⊂ G. speíra. ⊃ spirale. </text:p>
        </text:list-item>
        <text:list-item>
          <text:p text:style-name="P104"><text:span text:style-name="T3">spira</text:span> -o | spirare | respirer | spire | <text:span text:style-name="T5">blasen</text:span>. = fla. ⊃ spiraculo, <text:soft-page-break/>spiritu, aspira, con—, ex—, in—, re—, su—. </text:p>
        </text:list-item>
        <text:list-item>
          <text:p text:style-name="P104"><text:span text:style-name="T3">spiraculo</text:span> -ŭlum | spiraglio | soupirail | spiracle, <text:span text:style-name="T5">air-hole</text:span> | -um. = foramine unde aere spira. </text:p>
        </text:list-item>
        <text:list-item>
          <text:p text:style-name="P104"><text:span text:style-name="T3">spirale</text:span> | -ale | -ale | -al | -al. = de spira, spira. </text:p>
        </text:list-item>
        <text:list-item>
          <text:p text:style-name="P104"><text:span text:style-name="T3">spiritu</text:span> -ĭtus = ton spira, flatu. </text:p>
        </text:list-item>
        <text:list-item>
          <text:p text:style-name="P104">— -ĭtus | -ito | esprit | -it | -itus. = vita, animo, anima, mente, genio, argutia; vapore, exhalatione. </text:p>
        </text:list-item>
        <text:list-item>
          <text:p text:style-name="P104">—<text:span text:style-name="T3">uale</text:span> 300 | -uale | -uel | -ual | -uell. </text:p>
        </text:list-item>
        <text:list-item>
          <text:p text:style-name="P104">——<text:span text:style-name="T3">ismo</text:span> | -ismo | -isme | -ism | -ismus. </text:p>
        </text:list-item>
        <text:list-item>
          <text:p text:style-name="P104">——<text:span text:style-name="T3">ista</text:span> | -ista | -iste | -ist | -ist. </text:p>
        </text:list-item>
        <text:list-item>
          <text:p text:style-name="P104">——<text:span text:style-name="T3">itate</text:span> 400 | -ità | -ité | -ity | -ität. </text:p>
        </text:list-item>
        <text:list-item>
          <text:p text:style-name="P104">——<text:span text:style-name="T3">iza</text:span> | -izzare | -iser | -ize | -isieren. </text:p>
        </text:list-item>
        <text:list-item>
          <text:p text:style-name="P104"><text:span text:style-name="T3">spisso</text:span> -us | spesso, H. espeso, P. espesso | épais | spiss, <text:span text:style-name="T5">thick</text:span> | <text:span text:style-name="T5">dicht</text:span>. = denso. </text:p>
        </text:list-item>
        <text:list-item>
          <text:p text:style-name="P104">—<text:span text:style-name="T3">itudine</text:span> ĭ 100 = </text:p>
        </text:list-item>
        <text:list-item>
          <text:p text:style-name="P104">—<text:span text:style-name="T3">ore</text:span> M | spessore, H. espesor | épaisseur. </text:p>
        </text:list-item>
        <text:list-item>
          <text:p text:style-name="P104"><text:span text:style-name="T3">splende</text:span> -eo | splendere | <text:span text:style-name="T5">briller</text:span>, resplendir | <text:span text:style-name="T5">to shine</text:span> | <text:span text:style-name="T5">glänzen</text:span>. = fulge, da luce, « resplende ». </text:p>
        </text:list-item>
        <text:list-item>
          <text:p text:style-name="P104">—<text:span text:style-name="T3">ido</text:span> -ĭdus | -ido | -ide | -id | -id. </text:p>
        </text:list-item>
        <text:list-item>
          <text:p text:style-name="P104">—<text:span text:style-name="T3">ore</text:span> -or | -ore | -eur | -or | -eur. </text:p>
        </text:list-item>
        <text:list-item>
          <text:p text:style-name="P104"><text:span text:style-name="T3">splene</text:span> 100 | <text:span text:style-name="T5">milza</text:span>, splene | <text:span text:style-name="T5">rate</text:span>, spleen | spleen, <text:span text:style-name="T5">milt</text:span> | <text:span text:style-name="T5">Milz</text:span>. ⊂ G. spl <text:span text:style-name="T3">ē</text:span>n. </text:p>
        </text:list-item>
        <text:list-item>
          <text:p text:style-name="P104">—<text:span text:style-name="T3">tico</text:span> ĭ 100 | -tico | splénétique | -tic | -tisch. </text:p>
        </text:list-item>
        <text:list-item>
          <text:p text:style-name="P104">—<text:span text:style-name="T3">ico</text:span> ĭ 100 | -ico | splénique | -ic. ⊂ G. splēnicós. </text:p>
        </text:list-item>
        <text:list-item>
          <text:p text:style-name="P104"><text:span text:style-name="T3">spolia</text:span> -io | spogliare | spolier | to spoil | -iieren. = depræda. </text:p>
        </text:list-item>
        <text:list-item>
          <text:p text:style-name="P104">—<text:span text:style-name="T3">tione</text:span> -tio | -zione | -tion | -tion | -tion. </text:p>
        </text:list-item>
        <text:list-item>
          <text:p text:style-name="P104">—<text:span text:style-name="T3">tore</text:span> -tor | -tore | -teur | -tor | -tor. </text:p>
        </text:list-item>
        <text:list-item>
          <text:p text:style-name="P104"><text:span text:style-name="T3">sponda</text:span> -a | sponda | <text:span text:style-name="T5">bord</text:span>, éponge, éponte | | Sponde. = latere de lecto. </text:p>
        </text:list-item>
        <text:list-item>
          <text:p text:style-name="P104"><text:span text:style-name="T3">sponde</text:span> -eo = promitte. ⊃ sponso, responde. </text:p>
        </text:list-item>
        <text:list-item>
          <text:p text:style-name="P104"><text:span text:style-name="T3">spondeo</text:span> -ēus | -eo | -ée | -ee | -eus. ⊂ G. spondeíos = pede de versu græco-latino. </text:p>
        </text:list-item>
        <text:list-item>
          <text:p text:style-name="P104"><text:span text:style-name="T3">spongia</text:span> -a | spugna | éponge | sponge | <text:span text:style-name="T5">Schwamm</text:span>. ⊂ G. spoggiá. = Zool. « spongia, euspongia ». </text:p>
        </text:list-item>
        <text:list-item>
          <text:p text:style-name="P104">—<text:span text:style-name="T3">ioso</text:span> 100 | spugnoso | -ieux | -ious | -iös. </text:p>
        </text:list-item>
        <text:list-item>
          <text:p text:style-name="P104"><text:span text:style-name="T3">sponso</text:span> -us | sposo | époux | spouse, <text:span text:style-name="T5">husband</text:span> | <text:span text:style-name="T5">Verlobter</text:span>, Gespons. = qui e sponde matrimonio. </text:p>
        </text:list-item>
        <text:list-item>
          <text:p text:style-name="P104">—<text:span text:style-name="T3">a</text:span> -a | sposa | épouse | spouse. = femina sponso. </text:p>
        </text:list-item>
        <text:list-item>
          <text:p text:style-name="P104">—<text:span text:style-name="T3">ale</text:span> -alis | -ali | épousailles | -al | -alien. </text:p>
        </text:list-item>
        <text:list-item>
          <text:p text:style-name="P104"><text:span text:style-name="T3">sponte</text:span> -e = de suo voluntate. </text:p>
        </text:list-item>
        <text:list-item>
          <text:p text:style-name="P104">—<text:span text:style-name="T3">aneo</text:span> 100 | -aneo | -ané | -aneous | -an. </text:p>
        </text:list-item>
        <text:list-item>
          <text:p text:style-name="P104">——<text:span text:style-name="T3">eitate</text:span> | -eità | -éité | -eity | -eität. </text:p>
        </text:list-item>
        <text:list-item>
          <text:p text:style-name="P104"><text:span text:style-name="T3">spora</text:span> N | -ora | -ore | -ore | -oren. ⊂ G. sporá = semine. ⊂ sper. </text:p>
        </text:list-item>
        <text:list-item>
          <text:p text:style-name="P104"><text:span text:style-name="T3">sporadico</text:span> -ĭcus | -ico | -ique | -ic | -isch. ⊂ G. sporadicós = disseminato. ⊂ sper. </text:p>
        </text:list-item>
        <text:list-item>
          <text:p text:style-name="P104"><text:span text:style-name="T3">SPUE</text:span> spuo | sputare | <text:span text:style-name="T5">cracher</text:span> | spit | speien. ⊃ conspue, respue, sputo, spuma. ⊂ E. ⊃ A. D., G. ptye, R. plevatï. </text:p>
        </text:list-item>
        <text:list-item>
          <text:p text:style-name="P104"><text:soft-page-break/><text:span text:style-name="T3">spuma</text:span> -ma | -ma, schiuma | écume | -me | -ma. ⊂ spu(e) -ma. </text:p>
        </text:list-item>
        <text:list-item>
          <text:p text:style-name="P104">—<text:span text:style-name="T3">a</text:span> -o | -mare | écumer, <text:span text:style-name="T5">mousser</text:span> | -me | <text:span text:style-name="T5">schäumen</text:span>. </text:p>
        </text:list-item>
        <text:list-item>
          <text:p text:style-name="P104">—<text:span text:style-name="T3">oso</text:span> -osus | -oso | -eux | -ous | -ös. </text:p>
        </text:list-item>
        <text:list-item>
          <text:p text:style-name="P104"><text:span text:style-name="T3">spurco</text:span> -us | sporco. = ne puro, immundo, sordido. </text:p>
        </text:list-item>
        <text:list-item>
          <text:p text:style-name="P104"><text:span text:style-name="T3">spurio</text:span> 300 | spurio | spurius, <text:span text:style-name="T5">bâtard</text:span> | spurious | spurisch. = ne legitimo, falso, apocrypho. </text:p>
        </text:list-item>
        <text:list-item>
          <text:p text:style-name="P104"><text:span text:style-name="T3">sputo</text:span> -um | -o | <text:span text:style-name="T5">crachat</text:span> | sputum, spittle | <text:span text:style-name="T5">Speichel</text:span>. = quem spue. </text:p>
        </text:list-item>
        <text:list-item>
          <text:p text:style-name="P104"><text:span text:style-name="T3">squale</text:span> -eo = es « squalido ». </text:p>
        </text:list-item>
        <text:list-item>
          <text:p text:style-name="P104">—<text:span text:style-name="T3">ido</text:span> -ĭdus | squallido | | -id. = rigido, aspero, sordido, deserto. </text:p>
        </text:list-item>
        <text:list-item>
          <text:p text:style-name="P104">—<text:span text:style-name="T3">ore</text:span> -or | squallore | | -or. </text:p>
        </text:list-item>
        <text:list-item>
          <text:p text:style-name="P104"><text:span text:style-name="T3">squalo</text:span> -us | squalo | squale | <text:span text:style-name="T5">shark</text:span> (squaloid). = pisce carnivoro de mari. </text:p>
        </text:list-item>
        <text:list-item>
          <text:p text:style-name="P104"><text:span text:style-name="T3">squama</text:span> -a | squama | <text:span text:style-name="T5">écaille</text:span>, squame | <text:span text:style-name="T5">scale</text:span>, squama | <text:span text:style-name="T5">Schuppe</text:span>. </text:p>
        </text:list-item>
        <text:list-item>
          <text:p text:style-name="P104">—<text:span text:style-name="T3">oso</text:span> -ōsus | -oso | -eux | -ose | -ös. </text:p>
        </text:list-item>
        <text:list-item>
          <text:p text:style-name="P104"><text:span text:style-name="T3">STA</text:span> -o | stare, H. P. estar | <text:span text:style-name="T5">être debout</text:span> | to stand, to stay | stehen. ⊃ stabile, stabulo, statione, statu, statua, statue, statura, circumsta, consta, dista, insta, obsta, præsta, resta, arresta, substantia, siste, destina, obstina. ⊂ E. sta ⊃ G. sta; A. stand, D. stehen; R. statï, S. stha. </text:p>
        </text:list-item>
        <text:list-item>
          <text:p text:style-name="P104">G. sta ⊃ apostata, apostema, statica, stasi, aerostato, apostasia, systema. </text:p>
        </text:list-item>
        <text:list-item>
          <text:p text:style-name="P104">—<text:span text:style-name="T3">bile</text:span> -bĭlis | -bile | -ble | -ble | -bil. </text:p>
        </text:list-item>
        <text:list-item>
          <text:p text:style-name="P104">—<text:span text:style-name="T3">bili</text:span> -bĭlio | -ire | établir | to establish | -ieren. = redde stabile. </text:p>
        </text:list-item>
        <text:list-item>
          <text:p text:style-name="P104">——<text:span text:style-name="T3">mento</text:span> | -mento | établissement | establishment. = fabrica, officina. </text:p>
        </text:list-item>
        <text:list-item>
          <text:p text:style-name="P104">——<text:span text:style-name="T3">tate</text:span> -tas | -tà | -té | -ty | -tät. </text:p>
        </text:list-item>
        <text:list-item>
          <text:p text:style-name="P104">—<text:span text:style-name="T3">bulo</text:span> -bŭlum | stalla | étable | stable, stall | Stall. </text:p>
        </text:list-item>
        <text:list-item>
          <text:p text:style-name="P104"><text:span text:style-name="T3">stadio</text:span> -dium | -io | -e | -ium | -ium. ⊂ G. stádion. = mensura lineare de circa 185 metro; loco pro cursu de equos; gradu de evolutione. </text:p>
        </text:list-item>
        <text:list-item>
          <text:p text:style-name="P104"><text:span text:style-name="T3">stagno</text:span> -um | stagno | étang, <text:span text:style-name="T5">mare</text:span> | <text:span text:style-name="T5">pool</text:span> | <text:span text:style-name="T5">Teich</text:span>. = palude, aqua que sta. </text:p>
        </text:list-item>
        <text:list-item>
          <text:p text:style-name="P104">—<text:span text:style-name="T3">a</text:span> 100 | -are | -er | -ate | -ieren. = fi stagno. </text:p>
        </text:list-item>
        <text:list-item>
          <text:p text:style-name="P104">—<text:span text:style-name="T3">ante</text:span> 100 | -ante | -ant | -ant. </text:p>
        </text:list-item>
        <text:list-item>
          <text:p text:style-name="P104"><text:span text:style-name="T3">stalactite</text:span> N | stallatite | -ite | -ite | -it. = deposito superiore de carbonato de calcio, ab aqua que i stilla in cavernas. ⊂ stalag. </text:p>
        </text:list-item>
        <text:list-item>
          <text:p text:style-name="P104">G. stalag stalázō = stilla. ⊃ stalagmós = gutta; stalactós = que stilla ad guttas, stalactite, stalagmite. </text:p>
        </text:list-item>
        <text:list-item>
          <text:p text:style-name="P104"><text:span text:style-name="T3">stalagmite</text:span> N | -mite | -mite | -mite | -mit. = deposito inferiore de carbonato de calcio, ab aqua que e stilla in cavernas. ⊂ stalag. </text:p>
        </text:list-item>
        <text:list-item>
          <text:p text:style-name="P104"><text:span text:style-name="T3">stamine</text:span> -men -mĭn- = filo. </text:p>
        </text:list-item>
        <text:list-item>
          <text:p text:style-name="P104">— (Plinio) | stame | étamine | stamen | <text:span text:style-name="T5">Staubfaden</text:span>, Stamen. = organo masculino de flore. </text:p>
        </text:list-item>
        <text:list-item>
          <text:p text:style-name="P104">—<text:span text:style-name="T3">ifero</text:span> -ĕrus | -fero | -fère | -ferous. </text:p>
        </text:list-item>
        <text:list-item>
          <text:p text:style-name="P104"><text:span text:style-name="T3">stanno</text:span> -um (Plinio) | stagno | étain | <text:span text:style-name="T5">tin</text:span>, stannum | <text:span text:style-name="T5">Zinn</text:span>. = metallo cum symbolo « Sn ». </text:p>
        </text:list-item>
        <text:list-item>
          <text:p text:style-name="P104">G. stasi stásis = to sta. ⊃ apostasia. </text:p>
        </text:list-item>
        <text:list-item>
          <text:p text:style-name="P104"><text:span text:style-name="T3">statica</text:span> -ĭca | -ica | -ique | -ics | -ik. = scientia de æquilibrio. ⊂ G. <text:soft-page-break/>static <text:span text:style-name="T3">ē</text:span>. ⊂ </text:p>
        </text:list-item>
        <text:list-item>
          <text:p text:style-name="P104"><text:span text:style-name="T3">statico</text:span> -ĭcus | -ico | -ique | -ic | -ik. = que sta. ⊂ G. staticós. </text:p>
        </text:list-item>
        <text:list-item>
          <text:p text:style-name="P104">L. statim = subito, sine mora. </text:p>
        </text:list-item>
        <text:list-item>
          <text:p text:style-name="P104"><text:span text:style-name="T3">statione</text:span> -tio | -zione | -tion, <text:span text:style-name="T5">gare</text:span> | -tion | -tion. = to sta, loco pro sta. </text:p>
        </text:list-item>
        <text:list-item>
          <text:p text:style-name="P104">—<text:span text:style-name="T3">ario</text:span> 300 | stazionario | stationnaire | -ary | -är. = immobile. </text:p>
        </text:list-item>
        <text:list-item>
          <text:p text:style-name="P104"><text:span text:style-name="T3">stato</text:span> -us = posito, determinato, fixo. ⊂ sta. </text:p>
        </text:list-item>
        <text:list-item>
          <text:p text:style-name="P104"><text:span text:style-name="T3">statu</text:span> -us | stato | état | state | Stand. = to sta, modo de sta, positione, situatione, circumstantia, conditione sociale. </text:p>
        </text:list-item>
        <text:list-item>
          <text:p text:style-name="P104">— M | stato | état | State | Staat. = imperio, regno, republica. </text:p>
        </text:list-item>
        <text:list-item>
          <text:p text:style-name="P104">—<text:span text:style-name="T3">istica</text:span> -ĭca | -ica | -ique | -ics | -ik. = factos numerico reducto ad systema. ⊂ statu. </text:p>
        </text:list-item>
        <text:list-item>
          <text:p text:style-name="P104">—<text:span text:style-name="T3">istico</text:span> -ĭcus | -ico | -icien | -ic, -ician | -isch. </text:p>
        </text:list-item>
        <text:list-item>
          <text:p text:style-name="P104"><text:span text:style-name="T3">statua</text:span> -a | statua | statue | statue | Statue. = imagine, simulacro ex metallo aut ex lapide, de homine. ⊂ sta. </text:p>
        </text:list-item>
        <text:list-item>
          <text:p text:style-name="P104">—<text:span text:style-name="T3">uaria</text:span> 100 | -ia | la statuaire | -y | -ia. = arte de statuario. </text:p>
        </text:list-item>
        <text:list-item>
          <text:p text:style-name="P104">—<text:span text:style-name="T3">uario</text:span> 100 | -ario | -aire | -ary | -arius. = sculptore. </text:p>
        </text:list-item>
        <text:list-item>
          <text:p text:style-name="P104"><text:span text:style-name="T3">statue</text:span> -ŭo | -uire | -uer | | -uieren. = pone, stabili, erige, decide, judica, jube. ⊃ institue, constitue, destitue, prostitue, restitue, substitue. </text:p>
        </text:list-item>
        <text:list-item>
          <text:p text:style-name="P104"><text:span text:style-name="T3">statura</text:span> -a | -tura | -ture | -ture | -tur. = magnitudine de corpore. ⊂ statu. </text:p>
        </text:list-item>
        <text:list-item>
          <text:p text:style-name="P104"><text:span text:style-name="T3">statuto</text:span> -um | -uto | -ut | -ute | -ut. = re quem statue, regula, deliberatione, lege, decreto. </text:p>
        </text:list-item>
        <text:list-item>
          <text:p text:style-name="P104">staura, <text:span text:style-name="T5">thema de</text:span> in—, re—. = fac sta. </text:p>
        </text:list-item>
        <text:list-item>
          <text:p text:style-name="P104">G. stear, <text:span text:style-name="T5">et</text:span> steat, <text:span text:style-name="T5">nomin. stéar</text:span>, <text:span text:style-name="T5">gen. stéatos. = sebo, adipe. </text:span></text:p>
        </text:list-item>
        <text:list-item>
          <text:p text:style-name="P104"><text:span text:style-name="T3">stearico</text:span> -ĭcus | -ico | stéarique | -ic. = acido tracto ex « stearina » per saponificatione. </text:p>
        </text:list-item>
        <text:list-item>
          <text:p text:style-name="P104"><text:span text:style-name="T3">stearina</text:span> | -rina | stéarine | -rin | -rin. = principale constituente de sebo [stear]. </text:p>
        </text:list-item>
        <text:list-item>
          <text:p text:style-name="P104"><text:span text:style-name="T3">steatite</text:span> (Plinio) | -ite | sté— | -ite | -it. = talco, silicato naturale de magnesio. ⊂ G. steatítēs ⊂ stear. </text:p>
        </text:list-item>
        <text:list-item>
          <text:p text:style-name="P104">G. stel stéllō = mitte, comprime. ⊃ apostolo, stola, epistola, peristaltico, diastole, systole. </text:p>
        </text:list-item>
        <text:list-item>
          <text:p text:style-name="P104"><text:span text:style-name="T3">stela</text:span> 100 | stela | stèle | stela | Stele. = monumento in forma de columna. ⊂ G. st <text:span text:style-name="T3">ē</text:span>lē ⊂ sta. </text:p>
        </text:list-item>
        <text:list-item>
          <text:p text:style-name="P104"><text:span text:style-name="T3">stella</text:span> -a | stella, H. P. estrella | étoile | star | Stern. ⊂ E. ster ⊃ G. astro, A. star, D. Stern. ⊃ constellatione. </text:p>
        </text:list-item>
        <text:list-item>
          <text:p text:style-name="P104">—<text:span text:style-name="T3">are</text:span> 400 | -are | -aire | -ar. </text:p>
        </text:list-item>
        <text:list-item>
          <text:p text:style-name="P104">—<text:span text:style-name="T3">ato</text:span> -us | -ato | étoilé | stellate(d). = cum stellas. </text:p>
        </text:list-item>
        <text:list-item>
          <text:p text:style-name="P104"><text:span text:style-name="T3">stemma</text:span>(te) 100 | stemma | | stemma | Stemma. = arbore genealogico de familia. ⊂ G. stémma = corona circa imagine de avos. </text:p>
        </text:list-item>
        <text:list-item>
          <text:p text:style-name="P104">G. steno stenós = stricto, compresso. </text:p>
        </text:list-item>
        <text:list-item>
          <text:p text:style-name="P104"><text:span text:style-name="T3">stenographo</text:span> ă | -afo | sté—aphe | -apher | -aph. ⊂ steno graph -o. </text:p>
        </text:list-item>
        <text:list-item>
          <text:p text:style-name="P104">—<text:span text:style-name="T3">ia</text:span> | -afia | sté—aphie | -aphy | -aphie. </text:p>
        </text:list-item>
        <text:list-item>
          <text:p text:style-name="P104">—<text:span text:style-name="T3">ico</text:span> -ĭcus | -fico | sté—ique | -ic | -isch. </text:p>
        </text:list-item>
        <text:list-item>
          <text:p text:style-name="P104"><text:span text:style-name="T3">Stentore</text:span> -tŏr. ⊂ G. Sténtōr. = præcone græco in bello de Troia, <text:soft-page-break/>quem Homero describe cum voce plus potente quam strepitu de 50 homine. </text:p>
        </text:list-item>
        <text:list-item>
          <text:p text:style-name="P104">—<text:span text:style-name="T3">eo</text:span> 400 | -eo | | -ian | stentorisch. </text:p>
        </text:list-item>
        <text:list-item>
          <text:p text:style-name="P104"><text:span text:style-name="T3">stercore</text:span> -cus -cŏr- | sterco | <text:span text:style-name="T5">fumier</text:span>, <text:span text:style-name="T5">fiente</text:span> | <text:span text:style-name="T5">dung</text:span> | <text:span text:style-name="T5">Mist</text:span>. = fimo, fæce. </text:p>
        </text:list-item>
        <text:list-item>
          <text:p text:style-name="P104">—<text:span text:style-name="T3">a</text:span> ŏ 100 = da stercore ad agro. </text:p>
        </text:list-item>
        <text:list-item>
          <text:p text:style-name="P104">—<text:span text:style-name="T3">atione</text:span> 100 | | -ation | -ation | -ation. </text:p>
        </text:list-item>
        <text:list-item>
          <text:p text:style-name="P104">—<text:span text:style-name="T3">ario</text:span> | -ario | -aire | -ary. = insecto que vive in stercore. </text:p>
        </text:list-item>
        <text:list-item>
          <text:p text:style-name="P104"><text:span text:style-name="T3">stereo-,</text:span> G. stereós = solido, rigido, firmo. ⊃ F. stère = metro cubo. || D. starr = rigido. </text:p>
        </text:list-item>
        <text:list-item>
          <text:p text:style-name="P104">—<text:span text:style-name="T3">graphia</text:span> | -afia | stéréographie | -aphy | -aphie. = arte de repræsenta solido super plano. </text:p>
        </text:list-item>
        <text:list-item>
          <text:p text:style-name="P104">—<text:span text:style-name="T3">graphico</text:span> -ĭcus | -afico | stéréographique | -aphic | -aphisch. </text:p>
        </text:list-item>
        <text:list-item>
          <text:p text:style-name="P104">—<text:span text:style-name="T3">metria</text:span> | -etria | stéréométrie | -etry | -etrie. = mensura de volumine. </text:p>
        </text:list-item>
        <text:list-item>
          <text:p text:style-name="P104">—<text:span text:style-name="T3">metrico</text:span> -ĭcus | -ico | stéréométrique | -ical | -isch. </text:p>
        </text:list-item>
        <text:list-item>
          <text:p text:style-name="P104">—<text:span text:style-name="T3">metro</text:span> ĕ | -metro | stéréomètre | -meter | -meter. </text:p>
        </text:list-item>
        <text:list-item>
          <text:p text:style-name="P104">—<text:span text:style-name="T3">scopio</text:span> | -opio | stéréoscope | -ope | -op. = instrumento que fac vide solido combinatione de duo imagine plano. </text:p>
        </text:list-item>
        <text:list-item>
          <text:p text:style-name="P104">—<text:span text:style-name="T3">tomia</text:span> | -ia | stéréotomie | -y | -ie. </text:p>
        </text:list-item>
        <text:list-item>
          <text:p text:style-name="P104">—<text:span text:style-name="T3">typia</text:span> | stereotipia | stéréotypie | stereotypy | -ie. </text:p>
        </text:list-item>
        <text:list-item>
          <text:p text:style-name="P104"><text:span text:style-name="T3">sterile</text:span> -ĭlis | -ile | stérile | -ile | -il. = ne fecundo, ne fructifero. ||? G. stereo = rigido. </text:p>
        </text:list-item>
        <text:list-item>
          <text:p text:style-name="P104">—<text:span text:style-name="T3">itate</text:span> -itas | -ità | stérilité | -ity | -ität. </text:p>
        </text:list-item>
        <text:list-item>
          <text:p text:style-name="P104">—<text:span text:style-name="T3">iza</text:span> | -izzare | stériliser | -ize | -isieren. </text:p>
        </text:list-item>
        <text:list-item>
          <text:p text:style-name="P104">——<text:span text:style-name="T3">tione</text:span> | -izzazione | sté—isation | -tion | -isation. </text:p>
        </text:list-item>
        <text:list-item>
          <text:p text:style-name="P104"><text:span text:style-name="T3">sterne</text:span> -o = extende in terra. ⊃ strato, prosterne, consterna. ⊂ stra -n-. </text:p>
        </text:list-item>
        <text:list-item>
          <text:p text:style-name="P104"><text:span text:style-name="T3">sterno</text:span> | -o | -um | -um | -um. = osse anteriore de thorace. ⊂ G. stérnon. </text:p>
        </text:list-item>
        <text:list-item>
          <text:p text:style-name="P104"><text:span text:style-name="T3">sternue</text:span> -uo = </text:p>
        </text:list-item>
        <text:list-item>
          <text:p text:style-name="P104"><text:span text:style-name="T3">sternuta</text:span> 100 | sternutare | éternuer | <text:span text:style-name="T5">to sneeze</text:span> | <text:span text:style-name="T5">niesen</text:span>. ⊂ G. stárnumai. </text:p>
        </text:list-item>
        <text:list-item>
          <text:p text:style-name="P104">—<text:span text:style-name="T3">tione</text:span> 200 | -zione | -tion | -tion | -tion. </text:p>
        </text:list-item>
        <text:list-item>
          <text:p text:style-name="P104"><text:span text:style-name="T3">stetho-,</text:span> G. st <text:span text:style-name="T3">ē</text:span>thos = pectore. </text:p>
        </text:list-item>
        <text:list-item>
          <text:p text:style-name="P104">—<text:span text:style-name="T3">scopio</text:span> | stetoscopio | stéthoscope | -ope | -op. ⊂ stetho scop -io. </text:p>
        </text:list-item>
        <text:list-item>
          <text:p text:style-name="P104"><text:span text:style-name="T3">sterte</text:span> -o | <text:span text:style-name="T5">russare</text:span> | <text:span text:style-name="T5">ronfler</text:span> | <text:span text:style-name="T5">snore</text:span> | <text:span text:style-name="T5">schnarchen</text:span>. = emitte rhoncho. </text:p>
        </text:list-item>
        <text:list-item>
          <text:p text:style-name="P104">—<text:span text:style-name="T3">oreo</text:span> | | -oreux | -orous. = (respiratione) cum rumore. </text:p>
        </text:list-item>
        <text:list-item>
          <text:p text:style-name="P104"><text:span text:style-name="T3">stibio</text:span> (Plinio) = antimonio, metallo cum symbolo « Sb ». ⊂ G. stíbi = sale de stibio. </text:p>
        </text:list-item>
        <text:list-item>
          <text:p text:style-name="P104">—<text:span text:style-name="T3">iale</text:span> | -iato | -ial | -ial. </text:p>
        </text:list-item>
        <text:list-item>
          <text:p text:style-name="P104">G. sticho stíchos = versu. ⊃ acrosticho, disticho. </text:p>
        </text:list-item>
        <text:list-item>
          <text:p text:style-name="P104">G. stig stízō = punge, signa. ⊃ stigma. || L. stingue. </text:p>
        </text:list-item>
        <text:list-item>
          <text:p text:style-name="P104"><text:span text:style-name="T3">stigma</text:span>(te) | -ma, stimmate | -mate | -ma | -ma. = signo, residuo de vulnere, cicactrice. ⊂ G. stígma ⊂ stig. </text:p>
        </text:list-item>
        <text:list-item>
          <text:p text:style-name="P104">— N | stimma | stigmate | stigma. = parte superiore de pistillo in flore; poro in pelle. </text:p>
        </text:list-item>
        <text:list-item>
          <text:p text:style-name="P104"><text:soft-page-break/>—<text:span text:style-name="T3">tiza</text:span> | -izzare | -iser | -ize | -isieren. = signa, characteriza. ⊂ G. stigmatízō. </text:p>
        </text:list-item>
        <text:list-item>
          <text:p text:style-name="P104"><text:span text:style-name="T3">stilla</text:span> -a | stilla | <text:span text:style-name="T5">goutte</text:span> | <text:span text:style-name="T5">drop</text:span> | <text:span text:style-name="T5">Tropfen</text:span>. = gutta. ⊃ distilla, in—. </text:p>
        </text:list-item>
        <text:list-item>
          <text:p text:style-name="P104">—<text:span text:style-name="T3">icidio</text:span> -ium | -io | -e | -e | -ium. = loco ubi cade stillas de pluvia ab tecto. </text:p>
        </text:list-item>
        <text:list-item>
          <text:p text:style-name="P104"><text:span text:style-name="T3">stilo</text:span> -us = palo acuto, aculeo || stingue, stimulo. Confuso cum « stylo ». </text:p>
        </text:list-item>
        <text:list-item>
          <text:p text:style-name="P104">— -us = aculeo ex ferro pro scribe super tabulas cerato, graphio. </text:p>
        </text:list-item>
        <text:list-item>
          <text:p text:style-name="P104">— -us | stile | style | style | Stil. = modo de scribe. </text:p>
        </text:list-item>
        <text:list-item>
          <text:p text:style-name="P104">— 100 | stelo. = caule, calamo que sustine flore. </text:p>
        </text:list-item>
        <text:list-item>
          <text:p text:style-name="P104">— M | stilo | stylet | stylet | Stilett. = pugione, sica. </text:p>
        </text:list-item>
        <text:list-item>
          <text:p text:style-name="P104"><text:span text:style-name="T3">stimula</text:span> -ŭlo | stimolare | -er | -ate | -ieren. = incita per stimulo. </text:p>
        </text:list-item>
        <text:list-item>
          <text:p text:style-name="P104">—<text:span text:style-name="T3">nte</text:span> | stimolante | -ant | -ant. </text:p>
        </text:list-item>
        <text:list-item>
          <text:p text:style-name="P104">—<text:span text:style-name="T3">tione</text:span> -tio | -zione | -tion | -tion | -tion. </text:p>
        </text:list-item>
        <text:list-item>
          <text:p text:style-name="P104"><text:span text:style-name="T3">stimulo</text:span> -ŭlus | stimolo, <text:span text:style-name="T5">pungolo</text:span> | -us | -us | -us. = aculeo pro punge [stingue] boves. </text:p>
        </text:list-item>
        <text:list-item>
          <text:p text:style-name="P104"><text:span text:style-name="T3">stingue,</text:span> <text:span text:style-name="T5">thema</text:span> = punge, signa. ⊃ distingue, stimulo, instiga, præstigio. ⊂ E. stig. ⊃ G. stízō, stígma; D. stechen, A. stitch = punge; A. sting = stimulo; R. stegatï = instiga. </text:p>
        </text:list-item>
        <text:list-item>
          <text:p text:style-name="P104"><text:span text:style-name="T3">stingue</text:span> -uo = « exstingue », stingue igni. </text:p>
        </text:list-item>
        <text:list-item>
          <text:p text:style-name="P104"><text:span text:style-name="T3">stipa</text:span> -o | stipare, stivare | <text:span text:style-name="T5">entasser</text:span>, estiver | <text:span text:style-name="T5">pack</text:span> | <text:span text:style-name="T5">stopfen</text:span>. = accumula, condensa. ⊃ constipa, stipendio, stipula. </text:p>
        </text:list-item>
        <text:list-item>
          <text:p text:style-name="P104"><text:span text:style-name="T3">stipe</text:span> stips = minimo moneta romano, obolo. ⊃ stipendio. ⊂ stipa = cude ære. </text:p>
        </text:list-item>
        <text:list-item>
          <text:p text:style-name="P104"><text:span text:style-name="T3">stipendio</text:span> -ium | -io | <text:span text:style-name="T5">solde</text:span> | stipend | -ium. ⊂ stipe (pe)nd(e) -io. </text:p>
        </text:list-item>
        <text:list-item>
          <text:p text:style-name="P104">—<text:span text:style-name="T3">ia</text:span> | -iare | -ier | to stipend | <text:span text:style-name="T5">besolden</text:span>. = da stipendio. </text:p>
        </text:list-item>
        <text:list-item>
          <text:p text:style-name="P104">—ia -ior (Plinio) = recipe stipendio. </text:p>
        </text:list-item>
        <text:list-item>
          <text:p text:style-name="P104">—<text:span text:style-name="T3">iario</text:span> -iarius | -iario | -iaire | -iary. </text:p>
        </text:list-item>
        <text:list-item>
          <text:p text:style-name="P104"><text:span text:style-name="T3">stipite</text:span> stipes -pĭt- | stipite | stipe | stipe. = trunco de arbore, palo. || L. stuppa; A. stub = stipite; A. stiff, D. steif = rigido. </text:p>
        </text:list-item>
        <text:list-item>
          <text:p text:style-name="P104"><text:span text:style-name="T3">stipula</text:span> -ŭlor | -are | -er | -ate | -ieren. = fac contractu, conveni, fixa. ⊂ stipa. </text:p>
        </text:list-item>
        <text:list-item>
          <text:p text:style-name="P104">—<text:span text:style-name="T3">nte</text:span> | -nte | -nt | | -nt. </text:p>
        </text:list-item>
        <text:list-item>
          <text:p text:style-name="P104">—<text:span text:style-name="T3">tione</text:span> -tio | -zione | -tion | -tion | -tion. </text:p>
        </text:list-item>
        <text:list-item>
          <text:p text:style-name="P104"><text:span text:style-name="T3">stirpe</text:span> stirps | stirpe | stirpe | stirps. = familia, prole, descendentes ab idem origine, progenie. ⊃ exstirpa. </text:p>
        </text:list-item>
        <text:list-item>
          <text:p text:style-name="P104"><text:span text:style-name="T3">stiva</text:span> -a | stiva. = capulo de aratro. </text:p>
        </text:list-item>
        <text:list-item>
          <text:p text:style-name="P104"><text:span text:style-name="T3">stola</text:span> -a | stola | étole | stole | Stole. = veste longo. ⊂ G. stol <text:span text:style-name="T3">ē</text:span>. </text:p>
        </text:list-item>
        <text:list-item>
          <text:p text:style-name="P104"><text:span text:style-name="T3">stomacho</text:span> -ăchus | -aco | estomach | -ach | -achus, <text:span text:style-name="T5">Schlund</text:span>. ⊂ G. stómachos. </text:p>
        </text:list-item>
        <text:list-item>
          <text:p text:style-name="P104">—<text:span text:style-name="T3">ico</text:span> ĭ 100 | -acale | -achique | -achic | -achal. ⊂ G. -icós. </text:p>
        </text:list-item>
        <text:list-item>
          <text:p text:style-name="P104"><text:span text:style-name="T3">storace</text:span> -ax -ăc-, <text:span text:style-name="T5">et</text:span> <text:span text:style-name="T3">styrace</text:span> | storace | storax, styrax | storax | Storax. = specie de resina odorante. ⊂ G. stúrax. </text:p>
        </text:list-item>
        <text:list-item>
          <text:p text:style-name="P104"><text:span text:style-name="T3">storea</text:span> -ĕa | stuoia | store | store. = tela ex junco et palea, pro sterne humo, aut fenestra. </text:p>
        </text:list-item>
        <text:list-item>
          <text:p text:style-name="P104"><text:span text:style-name="T3">stra,</text:span> <text:span text:style-name="T5">thema de</text:span> sterne, stramine, strato, strue. || G. storee, strato. || A. straw, D. Streu Stroh = stramen, palea. || R. (pro)stere(tï) = <text:soft-page-break/>sterne; S. star. </text:p>
        </text:list-item>
        <text:list-item>
          <text:p text:style-name="P104"><text:span text:style-name="T3">strabo</text:span> -us | <text:span text:style-name="T5">guercio</text:span> | <text:span text:style-name="T5">louche</text:span> | <text:span text:style-name="T5">squint</text:span> | <text:span text:style-name="T5">schielend</text:span>. = cum oculos distorto, lusco, cum « strabismo ». ⊂ G. -ós. ⊂ strephe = torque. </text:p>
        </text:list-item>
        <text:list-item>
          <text:p text:style-name="P104">—<text:span text:style-name="T3">ismo</text:span> | -ismo | -isme | -ism | -ismus. ⊂ G. -ismós. </text:p>
        </text:list-item>
        <text:list-item>
          <text:p text:style-name="P104"><text:span text:style-name="T3">strage</text:span> -es | strage. = magno occisione, cæde, ruina. </text:p>
        </text:list-item>
        <text:list-item>
          <text:p text:style-name="P104"><text:span text:style-name="T3">stramine</text:span> -men -mĭn- | strame | <text:span text:style-name="T5">litière</text:span>, étrain | straw, <text:span text:style-name="T5">bed for horses</text:span> | Streu. = || G. str <text:span text:style-name="T3">ō</text:span>ma ⊂ stra -men. </text:p>
        </text:list-item>
        <text:list-item>
          <text:p text:style-name="P104"><text:span text:style-name="T3">strangula</text:span> -ŭlo | strangolare | étrangler | to strangle | -ieren. ⊂ G. strango straggós = tortuoso, straggálē = laqueo, straggalóō = strangula. || L. stringe. </text:p>
        </text:list-item>
        <text:list-item>
          <text:p text:style-name="P104">—<text:span text:style-name="T3">tione</text:span> 100 | -olazione | -tion | -tion | -tion. </text:p>
        </text:list-item>
        <text:list-item>
          <text:p text:style-name="P104">—<text:span text:style-name="T3">tore</text:span> 300 | -olatore | -teur. </text:p>
        </text:list-item>
        <text:list-item>
          <text:p text:style-name="P104"><text:span text:style-name="T3">strata</text:span> 400 | strada, <text:span text:style-name="T5">via;</text:span> H. P. estrada | <text:span text:style-name="T5">rue</text:span>, <text:span text:style-name="T5">route</text:span> | street, <text:span text:style-name="T5">road</text:span> | Strasse. = via strato. </text:p>
        </text:list-item>
        <text:list-item>
          <text:p text:style-name="P104"><text:span text:style-name="T3">stratego</text:span> (Plauto) | -ego | -ège | -egus | -eg(e). = duce generale de exercitu. ⊂ G. stratēgós ⊂ strato [exercitu] age [duc]. </text:p>
        </text:list-item>
        <text:list-item>
          <text:p text:style-name="P104">—<text:span text:style-name="T3">ema</text:span>(te) -ema | stratagemma | stratagème | stratagem | Strategem. ⊂ G. strat <text:span text:style-name="T3">ē</text:span>gēma. </text:p>
        </text:list-item>
        <text:list-item>
          <text:p text:style-name="P104">—<text:span text:style-name="T3">ia</text:span> 100 | -ia | stratégie | -y | -ie. ⊂ G. stratēgía. </text:p>
        </text:list-item>
        <text:list-item>
          <text:p text:style-name="P104">—<text:span text:style-name="T3">ico</text:span> -ĭcus | -ico | stratégique | -ic | -isch. ⊂ G. stratēgicós. </text:p>
        </text:list-item>
        <text:list-item>
          <text:p text:style-name="P104"><text:span text:style-name="T3">stratifica</text:span> -ĭco | -ificare | -ifier | -ify | -ificieren. = dispone ad stratos. </text:p>
        </text:list-item>
        <text:list-item>
          <text:p text:style-name="P104">—<text:span text:style-name="T3">tione</text:span> | -zione | -tion | -tion | -tion. </text:p>
        </text:list-item>
        <text:list-item>
          <text:p text:style-name="P104"><text:span text:style-name="T3">strato</text:span> -um | strato | strate, <text:span text:style-name="T5">couche de terrain</text:span> | stratum, <text:span text:style-name="T5">layer</text:span> | Stratum, Straten. ⊃ stratifica. ⊂ stra -to. </text:p>
        </text:list-item>
        <text:list-item>
          <text:p text:style-name="P104">G. strato stratós = exercitu. ⊃ stratego. </text:p>
        </text:list-item>
        <text:list-item>
          <text:p text:style-name="P104"><text:span text:style-name="T3">strena</text:span> (Plauto) | strenna | étrenne. = dono pro augurio in principio de anno. </text:p>
        </text:list-item>
        <text:list-item>
          <text:p text:style-name="P104"><text:span text:style-name="T3">strenuo</text:span> -ŭus | strenuo | | strenuous. = forte, energico, activo, animoso. || G. strēn <text:span text:style-name="T3">ē</text:span>s = aspero, indomito, A. stern = severo, D. streng = rigido. </text:p>
        </text:list-item>
        <text:list-item>
          <text:p text:style-name="P104">—<text:span text:style-name="T3">uitate</text:span> -tas | -uità | <text:span text:style-name="T5">courage</text:span> | -uity | -uität. </text:p>
        </text:list-item>
        <text:list-item>
          <text:p text:style-name="P104"><text:span text:style-name="T3">strepe</text:span> -o = </text:p>
        </text:list-item>
        <text:list-item>
          <text:p text:style-name="P104">—<text:span text:style-name="T3">ita</text:span> -ĭto | strepitare. = fac strepitu. </text:p>
        </text:list-item>
        <text:list-item>
          <text:p text:style-name="P104">—<text:span text:style-name="T3">itu</text:span> -ĭtus | strepito | <text:span text:style-name="T5">bruit</text:span> | <text:span text:style-name="T5">noise</text:span> | <text:span text:style-name="T5">Geräusch</text:span>. = rumore, sono, murmure. </text:p>
        </text:list-item>
        <text:list-item>
          <text:p text:style-name="P104">G. strephe, stréphō = verte. ⊃ stropha, apostrophe, catastrophe. </text:p>
        </text:list-item>
        <text:list-item>
          <text:p text:style-name="P104"><text:span text:style-name="T3">stria</text:span> 100 | stria | strie, <text:span text:style-name="T5">raye</text:span> | stria, <text:span text:style-name="T5">streak</text:span> | <text:span text:style-name="T5">Streif</text:span>, Stria. = canales in superficie de columna. </text:p>
        </text:list-item>
        <text:list-item>
          <text:p text:style-name="P104">— 100 | striare | strier | to striate. </text:p>
        </text:list-item>
        <text:list-item>
          <text:p text:style-name="P104">—<text:span text:style-name="T3">tura</text:span> 100 | -tura | striure, <text:span text:style-name="T5">rayure</text:span> | -ture | -tur. </text:p>
        </text:list-item>
        <text:list-item>
          <text:p text:style-name="P104"><text:span text:style-name="T3">stricto</text:span> -us | stretto | étroit, strict | strait, strict | strict. = quem stringe. </text:p>
        </text:list-item>
        <text:list-item>
          <text:p text:style-name="P104"><text:span text:style-name="T3">stride</text:span> -o <text:span text:style-name="T5">et</text:span> -eo | stridere | strider | <text:span text:style-name="T5">creak</text:span>, stridulate | <text:span text:style-name="T5">schwirren</text:span>. = fac rumore « stridente ». = || G. trízō. </text:p>
        </text:list-item>
        <text:list-item>
          <text:p text:style-name="P104">—<text:span text:style-name="T3">ente</text:span> -ens | -ente | -ent | -ent. </text:p>
        </text:list-item>
        <text:list-item>
          <text:p text:style-name="P104">—<text:span text:style-name="T3">ore</text:span> -or | -ore | -eur | -or. </text:p>
        </text:list-item>
        <text:list-item>
          <text:p text:style-name="P104">—<text:span text:style-name="T3">ulo</text:span> -ŭlus | -ulo | -uleux | -ulous. </text:p>
        </text:list-item>
        <text:list-item>
          <text:p text:style-name="P104"><text:soft-page-break/><text:span text:style-name="T3">striga</text:span> 100 | striscia | | | Strich. = linea, rectangulo multo stricto. </text:p>
        </text:list-item>
        <text:list-item>
          <text:p text:style-name="P104"><text:span text:style-name="T3">strige</text:span> strix | strige | strige | strix. = Zool. « strix bubo », avi rapace nocturno. ⊃ I. strega = femina nocente. </text:p>
        </text:list-item>
        <text:list-item>
          <text:p text:style-name="P104"><text:span text:style-name="T3">strigile</text:span> -ĭlis | striglia | étrille | strigil, Strike | Striegel. = instrumento pro frica. </text:p>
        </text:list-item>
        <text:list-item>
          <text:p text:style-name="P104"><text:span text:style-name="T3">stringe</text:span> -o | -ere | étreindre, <text:span text:style-name="T5">serrer</text:span> | <text:span text:style-name="T5">to tighten</text:span>, to strain | -ieren. = comprime, constringe, liga cum fune. ⊃ stricto, astringe, constringe, distringe, restringe. || A. string, D. Strang, Strick = fune; D. Strecke = segmento de recta. </text:p>
        </text:list-item>
        <text:list-item>
          <text:p text:style-name="P104">—<text:span text:style-name="T3">ente</text:span> | -ente | | -ent | -ent. </text:p>
        </text:list-item>
        <text:list-item>
          <text:p text:style-name="P104"><text:span text:style-name="T3">strontio</text:span> N | -zio | -tium | -tium | -tium. = metallo cum symbolo « Sr » tracto in 1790 ex minerale de Strontian in Scottland. </text:p>
        </text:list-item>
        <text:list-item>
          <text:p text:style-name="P104"><text:span text:style-name="T3">stropha</text:span> N | -fa | -phe | -phe | -phe. = divisione regulare de uno poesia. ⊂ G. stroph <text:span text:style-name="T3">ē</text:span> = gyro, ambage, fraude, stropha. ⊂ strephe. </text:p>
        </text:list-item>
        <text:list-item>
          <text:p text:style-name="P104">— 100 = fraude. </text:p>
        </text:list-item>
        <text:list-item>
          <text:p text:style-name="P104"><text:span text:style-name="T3">structo</text:span> -us = quem strue. ⊃ constructo, de—, in—, ob—. </text:p>
        </text:list-item>
        <text:list-item>
          <text:p text:style-name="P104">—<text:span text:style-name="T3">ura</text:span> -ūra | struttura | -ure | -ure | -ur. </text:p>
        </text:list-item>
        <text:list-item>
          <text:p text:style-name="P104"><text:span text:style-name="T3">strue</text:span> -ŭo = « construe ». || sterne. ⊃ structo, structura, construe, destrue, instrue, obstrue, substrue. </text:p>
        </text:list-item>
        <text:list-item>
          <text:p text:style-name="P104"><text:span text:style-name="T3">struthione</text:span> struthio (Plinio) | struzzo | autruche | ostrich | Strauss. = Zool. « struthio camelus ». ⊂ G. strouthíōn. </text:p>
        </text:list-item>
        <text:list-item>
          <text:p text:style-name="P104"><text:span text:style-name="T3">strychnina</text:span> N | stricnina | -ine | -ine | -in. = alcaloide tracto ex « strychnos nux-vomica ». ⊂ G. strúchnos, planta de familia « solano ». </text:p>
        </text:list-item>
        <text:list-item>
          <text:p text:style-name="P104"><text:span text:style-name="T3">STUDE</text:span> -eo | -iare | étudier | to study | -ieren. </text:p>
        </text:list-item>
        <text:list-item>
          <text:p text:style-name="P104">—<text:span text:style-name="T3">ente</text:span> -ens | -ente | étudiant | -ent | -ent. </text:p>
        </text:list-item>
        <text:list-item>
          <text:p text:style-name="P104">—<text:span text:style-name="T3">io</text:span> -ium | -io | étude | study | -ium. = ton stude, loco pro stude. </text:p>
        </text:list-item>
        <text:list-item>
          <text:p text:style-name="P104">—<text:span text:style-name="T3">ioso</text:span> -iosus | -ioso | -ieux | -ious | -iosus. </text:p>
        </text:list-item>
        <text:list-item>
          <text:p text:style-name="P104"><text:span text:style-name="T3">stulto</text:span> -us | stolto | <text:span text:style-name="T5">sot</text:span> | | stolz. = stupido. ⊃ ? A. stout = vigoroso. </text:p>
        </text:list-item>
        <text:list-item>
          <text:p text:style-name="P104"><text:span text:style-name="T3">stupa</text:span> -a = stuppa. </text:p>
        </text:list-item>
        <text:list-item>
          <text:p text:style-name="P104"><text:span text:style-name="T3">stupe</text:span> -eo | stupirsi. = habe « stupore ». </text:p>
        </text:list-item>
        <text:list-item>
          <text:p text:style-name="P104">—<text:span text:style-name="T3">fac</text:span> -facio | stupefare | stupéfier | to stupefy | <text:span text:style-name="T5">betäuben</text:span>. </text:p>
        </text:list-item>
        <text:list-item>
          <text:p text:style-name="P104">—<text:span text:style-name="T3">factione</text:span> | -fazione | stupéfaction | -faction | -faction. </text:p>
        </text:list-item>
        <text:list-item>
          <text:p text:style-name="P104">—<text:span text:style-name="T3">endo</text:span> 100 | -endo | <text:span text:style-name="T5">étonnant</text:span>, stupéfiant | -endous | -end. = que fac stupe, mirabile. </text:p>
        </text:list-item>
        <text:list-item>
          <text:p text:style-name="P104">—<text:span text:style-name="T3">ido</text:span> -ĭdus | -ido | -ide | -id | -id. = qui facile stupe, stulto, inepto. </text:p>
        </text:list-item>
        <text:list-item>
          <text:p text:style-name="P104">——<text:span text:style-name="T3">itate</text:span> -itas | -ità | -ité | -ity | -ität. </text:p>
        </text:list-item>
        <text:list-item>
          <text:p text:style-name="P104">—<text:span text:style-name="T3">ore</text:span> -or | -ore | -eur | -or | -or. </text:p>
        </text:list-item>
        <text:list-item>
          <text:p text:style-name="P104"><text:span text:style-name="T3">stuppa</text:span> -a, <text:span text:style-name="T5">et</text:span> <text:span text:style-name="T3">stupa</text:span> | stoppa | étoupe | <text:span text:style-name="T5">tow</text:span>, stupe | <text:span text:style-name="T5">Werg</text:span>. = cumulo de stipites de cannabi aut de lino. ⊂ G. stúppē, stúpē. ⊃ ? I. stoffa, F. étoffe, A. stuff, D. Stoff. = panno, materia. </text:p>
        </text:list-item>
        <text:list-item>
          <text:p text:style-name="P104"><text:span text:style-name="T3">stupro</text:span> -um | -o | -e | -ation, -um | -um, ation. </text:p>
        </text:list-item>
        <text:list-item>
          <text:p text:style-name="P104">—<text:span text:style-name="T3">a</text:span> -o | -are | <text:span text:style-name="T5">souiller</text:span> | -ate | -ieren. = fac stupro. </text:p>
        </text:list-item>
        <text:list-item>
          <text:p text:style-name="P104"><text:span text:style-name="T3">sturno</text:span> 100 | storno, stornello | éturneau | stare | Star. ⊂ E. ⊃ A. D. = Zool. « sturnus vulgaris ». </text:p>
        </text:list-item>
        <text:list-item>
          <text:p text:style-name="P104"><text:span text:style-name="T3">stylo,</text:span> G. stûlos = columna. ⊃ peristylio. </text:p>
        </text:list-item>
        <text:list-item>
          <text:p text:style-name="P104">N | stilo | style | style. = columna medio de pistillo in flore. </text:p>
        </text:list-item>
        <text:list-item>
          <text:p text:style-name="P104"><text:soft-page-break/>—<text:span text:style-name="T3">bate</text:span> ă | sti—ate | -ate | -ate | -at. = basi de uno columna, aut de plure columna. ⊂ G. stuloabátēs ⊂ stulo ba -te. </text:p>
        </text:list-item>
        <text:list-item>
          <text:p text:style-name="P104"><text:span text:style-name="T3">styptico</text:span> ĭ 100 | stitico | -ique | -ic | -isch. ⊂ G. -icós. = astringente. ⊂ stúphō = stringe. </text:p>
        </text:list-item>
        <text:list-item>
          <text:p text:style-name="P104"><text:span text:style-name="T3">suade</text:span> -eo = « persuade », convince. ⊃ dis—, suave. </text:p>
        </text:list-item>
        <text:list-item>
          <text:p text:style-name="P104"><text:span text:style-name="T3">suave</text:span> -is | soave | suave | sweet, suave | süss. = dulce, grato, jucundo, placido, benigno. = || G. ēdus; A. sweet, D. süss = dulce; S. svadu. </text:p>
        </text:list-item>
        <text:list-item>
          <text:p text:style-name="P104">—<text:span text:style-name="T3">itate</text:span> -itas | soavità | -ité | -ity. </text:p>
        </text:list-item>
        <text:list-item>
          <text:p text:style-name="P104"><text:span text:style-name="T3">SUB</text:span> sub | sotto; H. so, soto; P. sob | sous | <text:span text:style-name="T5">under</text:span>, <text:span text:style-name="T5">below</text:span> | <text:span text:style-name="T5">unter</text:span>. ⊃ succ-, suff-, sugg-, supp-, surr- = || G. hypo. </text:p>
        </text:list-item>
        <text:list-item>
          <text:p text:style-name="P104">—<text:span text:style-name="T3">alterno</text:span> | -erno | -erne | -ern | -ern. </text:p>
        </text:list-item>
        <text:list-item>
          <text:p text:style-name="P104">—<text:span text:style-name="T3">cutaneo</text:span> 300 | sottocutaneo | sous-cutané | -aneous | -an. </text:p>
        </text:list-item>
        <text:list-item>
          <text:p text:style-name="P104">—<text:span text:style-name="T3">divide</text:span> 400 | suddividere | -iser | -ide | -idieren. </text:p>
        </text:list-item>
        <text:list-item>
          <text:p text:style-name="P104">—<text:span text:style-name="T3">divisione</text:span> 600 | suddivisione | -sion | -sion | -sion. </text:p>
        </text:list-item>
        <text:list-item>
          <text:p text:style-name="P104">—<text:span text:style-name="T3">ito</text:span> -ĭtus | subito | <text:span text:style-name="T5">tout de suite</text:span>, subit, subito | sudden | <text:span text:style-name="T5">plötzlich</text:span>. = « subitaneo », mox, sine mora. ⊂ sub i -to. </text:p>
        </text:list-item>
        <text:list-item>
          <text:p text:style-name="P104">——<text:span text:style-name="T3">aneo</text:span> 100 | subitaneo | soudain | sudden, subitaneous. = improviso, subito. </text:p>
        </text:list-item>
        <text:list-item>
          <text:p text:style-name="P104">—<text:span text:style-name="T3">jace</text:span> -jăceo (Plinio) | soggiacere. </text:p>
        </text:list-item>
        <text:list-item>
          <text:p text:style-name="P104">——<text:span text:style-name="T3">ente</text:span> | soggiacente | sous-jacent | subjacent. </text:p>
        </text:list-item>
        <text:list-item>
          <text:p text:style-name="P104">—<text:span text:style-name="T3">jecto</text:span> -us | soggetto, <text:span text:style-name="T5">suddito</text:span> | sujet | -ect | -ect. ⊂ sub jacto. </text:p>
        </text:list-item>
        <text:list-item>
          <text:p text:style-name="P104">——<text:span text:style-name="T3">ione</text:span> -tio | soggezione | sujétion | -tion | -tion. </text:p>
        </text:list-item>
        <text:list-item>
          <text:p text:style-name="P104">——<text:span text:style-name="T3">ivo</text:span> 100 | soggettivo | -if | -ive | -iv. </text:p>
        </text:list-item>
        <text:list-item>
          <text:p text:style-name="P104">———<text:span text:style-name="T3">itate</text:span> | soggettività | -ité | -ity | -ität. </text:p>
        </text:list-item>
        <text:list-item>
          <text:p text:style-name="P104">—<text:span text:style-name="T3">juga</text:span> ŭ 400 | soggiogare | -uer | -ate. = pone sub jugo. </text:p>
        </text:list-item>
        <text:list-item>
          <text:p text:style-name="P104">——<text:span text:style-name="T3">tione</text:span> | soggiogazione | -tion | -tion. </text:p>
        </text:list-item>
        <text:list-item>
          <text:p text:style-name="P104">——<text:span text:style-name="T3">tore</text:span> 200 | soggiogatore | | -tor. </text:p>
        </text:list-item>
        <text:list-item>
          <text:p text:style-name="P104">—<text:span text:style-name="T3">junctivo</text:span> 400 | soggiuntivo | subjonctif | -ive | -iv. = modo de verbo que indica actione subordinato [subjuncto] ad alio verbo. </text:p>
        </text:list-item>
        <text:list-item>
          <text:p text:style-name="P104">—<text:span text:style-name="T3">leva</text:span> -lĕvo | sollevare | soulever | <text:span text:style-name="T5">raise</text:span> | -ieren. </text:p>
        </text:list-item>
        <text:list-item>
          <text:p text:style-name="P104">—<text:span text:style-name="T3">lima</text:span> | -are | -er | -e, -ate | -ieren. = fac sublime. </text:p>
        </text:list-item>
        <text:list-item>
          <text:p text:style-name="P104">——<text:span text:style-name="T3">tione</text:span> | -zione | -tion | -tion | -tion. </text:p>
        </text:list-item>
        <text:list-item>
          <text:p text:style-name="P104">——<text:span text:style-name="T3">to</text:span> | -ato | -é | -ate | -at. = bichloruro de mercurio cum symbolo « Hg Cl <text:span text:style-name="T8">2</text:span> ». </text:p>
        </text:list-item>
        <text:list-item>
          <text:p text:style-name="P104">—<text:span text:style-name="T3">lime</text:span> -is | -ime | -ime | -ime | -im. = alto, excelso. ⊂ sub leve, <text:span text:style-name="T5">aut</text:span> sub limine. </text:p>
        </text:list-item>
        <text:list-item>
          <text:p text:style-name="P104">——<text:span text:style-name="T3">itate</text:span> | -ità | -ité | -ity | -ität. </text:p>
        </text:list-item>
        <text:list-item>
          <text:p text:style-name="P104">—<text:span text:style-name="T3">marino</text:span> | sottomarino | sous-marin | -ine | -in. </text:p>
        </text:list-item>
        <text:list-item>
          <text:p text:style-name="P104">—<text:span text:style-name="T3">merge</text:span> -o | sommergere | -ger | -ge | -gieren. </text:p>
        </text:list-item>
        <text:list-item>
          <text:p text:style-name="P104">—<text:span text:style-name="T3">mersione</text:span> 400 | sommersione, sommergimento | -sion | -sion | -sion. </text:p>
        </text:list-item>
        <text:list-item>
          <text:p text:style-name="P104">—<text:span text:style-name="T3">merso</text:span> -us | sommerso. = quem submerge. </text:p>
        </text:list-item>
        <text:list-item>
          <text:p text:style-name="P104">—<text:span text:style-name="T3">ministra</text:span> -o | somministrare | | -ate | -ieren. = dona, distribue, da. </text:p>
        </text:list-item>
        <text:list-item>
          <text:p text:style-name="P104">——<text:span text:style-name="T3">tione</text:span> 200 | somministrazione | | -tion | -tion. </text:p>
        </text:list-item>
        <text:list-item>
          <text:p text:style-name="P104">—<text:span text:style-name="T3">missione</text:span> | sommissione | soumission | -sion | -sion. </text:p>
        </text:list-item>
        <text:list-item>
          <text:p text:style-name="P104">—missione -sio = depressione de voce. </text:p>
        </text:list-item>
        <text:list-item>
          <text:p text:style-name="P104"><text:soft-page-break/>—<text:span text:style-name="T3">misso</text:span> -us | sottomesso | soumis | -iss | -iss. = quem submitte, humile, domato. </text:p>
        </text:list-item>
        <text:list-item>
          <text:p text:style-name="P104">—<text:span text:style-name="T3">mitte</text:span> -o | sottomettere | soumettre | to submit | -ieren. = subjuga, doma, fac subjecto. </text:p>
        </text:list-item>
        <text:list-item>
          <text:p text:style-name="P104">—<text:span text:style-name="T3">multiplo</text:span> ĭ | sottomultiplo | sous-multiple | submultiple. = divisore, anti multiplo. </text:p>
        </text:list-item>
        <text:list-item>
          <text:p text:style-name="P104">—<text:span text:style-name="T3">ordina</text:span> -ĭno | -nare | subordonner | -nate | -nieren. = pone in ordine inferiore. </text:p>
        </text:list-item>
        <text:list-item>
          <text:p text:style-name="P104">——<text:span text:style-name="T3">tione</text:span> | -zione | -tion | -tion | -tion. </text:p>
        </text:list-item>
        <text:list-item>
          <text:p text:style-name="P104">——<text:span text:style-name="T3">to</text:span> | -ato | subordonné | -ate | -iert. = inferiore. </text:p>
        </text:list-item>
        <text:list-item>
          <text:p text:style-name="P104">—<text:span text:style-name="T3">orna</text:span> -o | -are | -er | to suborn | -ieren. = seduc (teste). </text:p>
        </text:list-item>
        <text:list-item>
          <text:p text:style-name="P104">—<text:span text:style-name="T3">scribe</text:span> -ībo | sottoscrivere | souscrire, <text:span text:style-name="T5">soussigner</text:span> | to subscribe, <text:span text:style-name="T5">to undersign</text:span> | -ieren. </text:p>
        </text:list-item>
        <text:list-item>
          <text:p text:style-name="P104">—<text:span text:style-name="T3">scripto</text:span> | sottoscritto | souscrit. = quem subscribe. </text:p>
        </text:list-item>
        <text:list-item>
          <text:p text:style-name="P104">——<text:span text:style-name="T3">ione</text:span> -io | sottoscrizione | souscription | -tion | -tion. </text:p>
        </text:list-item>
        <text:list-item>
          <text:p text:style-name="P104">——<text:span text:style-name="T3">ore</text:span> -or | sottoscrittore | souscripteur | subscriber | Subskribent. </text:p>
        </text:list-item>
        <text:list-item>
          <text:p text:style-name="P104">—<text:span text:style-name="T3">sequente</text:span> -ens | susseguente | subséquent | -ent | -ens. </text:p>
        </text:list-item>
        <text:list-item>
          <text:p text:style-name="P104">—<text:span text:style-name="T3">sidia</text:span> -ior | sussidiare | subsidier, <text:span text:style-name="T5">subventionner</text:span> | to subsidize. = da « subsidio ». </text:p>
        </text:list-item>
        <text:list-item>
          <text:p text:style-name="P104">—<text:span text:style-name="T3">sidio</text:span> -ium | sussidio | -de | -dy | -dien. = auxilio. ⊂ sub sed(e) -io. </text:p>
        </text:list-item>
        <text:list-item>
          <text:p text:style-name="P104">——<text:span text:style-name="T3">iario</text:span> -iarius | sussidiario | -iaire | -iary | -iär, -iarisch. </text:p>
        </text:list-item>
        <text:list-item>
          <text:p text:style-name="P104">—<text:span text:style-name="T3">siste</text:span> -o | sussistere | -ister | -ist | -istieren. = siste, sta, resiste, remane. </text:p>
        </text:list-item>
        <text:list-item>
          <text:p text:style-name="P104">——<text:span text:style-name="T3">entia</text:span> 100 | sussistenza | -ance | -ence | -enz. = vita, medio de vive, ordine de milites que distribue victu. </text:p>
        </text:list-item>
        <text:list-item>
          <text:p text:style-name="P104">—<text:span text:style-name="T3">stantia</text:span> 100 | sostanza | -ance | -ance | -anz. = materia, corpore, victu. ⊂ sub sta -ntia. </text:p>
        </text:list-item>
        <text:list-item>
          <text:p text:style-name="P104">——<text:span text:style-name="T3">iale</text:span> 300 | sostanziale | -iel | -ial | -ial, -iell. </text:p>
        </text:list-item>
        <text:list-item>
          <text:p text:style-name="P104">—<text:span text:style-name="T3">stantivo</text:span> 400 | sostantivo | -if | -ive | -iv. = nomine que indica re que sta in se. </text:p>
        </text:list-item>
        <text:list-item>
          <text:p text:style-name="P104">—<text:span text:style-name="T3">stitue</text:span> -ŭo | sostituire | -uer | -ute | -uieren. = surroga. ⊂ sub statue. </text:p>
        </text:list-item>
        <text:list-item>
          <text:p text:style-name="P104">—<text:span text:style-name="T3">stituto</text:span> -utus | sostituto | -ut | -ute | -ut. = quem substitue. </text:p>
        </text:list-item>
        <text:list-item>
          <text:p text:style-name="P104">——<text:span text:style-name="T3">ione</text:span> 300 | sostituzione | -tion | -tion | -tion. </text:p>
        </text:list-item>
        <text:list-item>
          <text:p text:style-name="P104">—<text:span text:style-name="T3">strato</text:span> 100 | -ato | -atum | -atum | -at. </text:p>
        </text:list-item>
        <text:list-item>
          <text:p text:style-name="P104">—<text:span text:style-name="T3">ter</text:span> -ter = sub. ⊂ sub -ter [comparativo]. </text:p>
        </text:list-item>
        <text:list-item>
          <text:p text:style-name="P104">——<text:span text:style-name="T3">fugio</text:span> 500 | sotterfugio | -ge | -ge | -gium. = ton fuge clandestino. </text:p>
        </text:list-item>
        <text:list-item>
          <text:p text:style-name="P104">—<text:span text:style-name="T3">terraneo</text:span> -ĕus | sotterraneo | souterrain | -anean | -aneus. = (loco) sub terra. </text:p>
        </text:list-item>
        <text:list-item>
          <text:p text:style-name="P104">—<text:span text:style-name="T3">tile</text:span> -īlis | sottile | -ile | -ile, subtle | -il. = tenue, leve. ⊂ sub tela. </text:p>
        </text:list-item>
        <text:list-item>
          <text:p text:style-name="P104">——<text:span text:style-name="T3">itate</text:span> -itas | sottigliezza | -ité | -ity | -ität. </text:p>
        </text:list-item>
        <text:list-item>
          <text:p text:style-name="P104">——<text:span text:style-name="T3">iza</text:span> | sottilizzare | -iser | -ize | -isieren. </text:p>
        </text:list-item>
        <text:list-item>
          <text:p text:style-name="P104">—<text:span text:style-name="T3">tracto</text:span> -us | sottratto. = quem subtrahe. </text:p>
        </text:list-item>
        <text:list-item>
          <text:p text:style-name="P104">——<text:span text:style-name="T3">ione</text:span> | sottrazione | soustraction | -ion | -ion. = anti additione. </text:p>
        </text:list-item>
        <text:list-item>
          <text:p text:style-name="P104">——<text:span text:style-name="T3">ivo</text:span> | sottrattivo | soustractif | -ive | -iv. </text:p>
        </text:list-item>
        <text:list-item>
          <text:p text:style-name="P104">——<text:span text:style-name="T3">ore</text:span> | sottrattore | | -ter | -tor. </text:p>
        </text:list-item>
        <text:list-item>
          <text:p text:style-name="P104"><text:soft-page-break/>—<text:span text:style-name="T3">trahe</text:span> -trăho | sottrarre | soustraire | -act | -ahieren. = tolle ab, minue, anti adde. </text:p>
        </text:list-item>
        <text:list-item>
          <text:p text:style-name="P104">——<text:span text:style-name="T3">ndo</text:span> | sottraendo | nombre à soustraire | -hend | -hend. </text:p>
        </text:list-item>
        <text:list-item>
          <text:p text:style-name="P104">—<text:span text:style-name="T3">urbano</text:span> -us | -ano | -ain | -an | -anus. </text:p>
        </text:list-item>
        <text:list-item>
          <text:p text:style-name="P104">—<text:span text:style-name="T3">urbio</text:span> -ium | suburbio | <text:span text:style-name="T5">faubourg</text:span> | suburb | <text:span text:style-name="T5">Vorstadt</text:span>. = regione circa urbe. </text:p>
        </text:list-item>
        <text:list-item>
          <text:p text:style-name="P104">—<text:span text:style-name="T3">veni</text:span> -vĕnio | sovvenire | -nir | -ene | -enieren. = adjuva, provide, recorda. </text:p>
        </text:list-item>
        <text:list-item>
          <text:p text:style-name="P104">—<text:span text:style-name="T3">ventione</text:span> 300 | sovvenzione | -tion | -tion | -tion. = auxilio, subsidio. </text:p>
        </text:list-item>
        <text:list-item>
          <text:p text:style-name="P104">—<text:span text:style-name="T3">versione</text:span> | sovversione | -sion | -sion | -sion. = ton subverte, mutatione, ruina, destructione. </text:p>
        </text:list-item>
        <text:list-item>
          <text:p text:style-name="P104">—<text:span text:style-name="T3">versivo</text:span> | sovversivo | -if | -ive | -iv. </text:p>
        </text:list-item>
        <text:list-item>
          <text:p text:style-name="P104">—<text:span text:style-name="T3">verte</text:span> -o | sovvertire | -ertir | -ert | -ertieren. = verte de sub ad supra, destrue, annihila. </text:p>
        </text:list-item>
        <text:list-item>
          <text:p text:style-name="P104"><text:span text:style-name="T3">succede</text:span> -o | -ere | succéder | to succeed | -ieren. = veni post, seque. ⊂ sub seque. </text:p>
        </text:list-item>
        <text:list-item>
          <text:p text:style-name="P104">—<text:span text:style-name="T3">aneo</text:span> 300 | -edaneo | -édané | -edaneous | -edan. </text:p>
        </text:list-item>
        <text:list-item>
          <text:p text:style-name="P104"><text:span text:style-name="T3">successu</text:span> -us | -esso | -ès | -ess | -ess. = to succede, exitu, eventu. </text:p>
        </text:list-item>
        <text:list-item>
          <text:p text:style-name="P104">—<text:span text:style-name="T3">ivo</text:span> 400 | -ivo | -if | -ive | -iv. </text:p>
        </text:list-item>
        <text:list-item>
          <text:p text:style-name="P104">—<text:span text:style-name="T3">ione</text:span> -io | -ione | -ion | -ion | -ion. </text:p>
        </text:list-item>
        <text:list-item>
          <text:p text:style-name="P104">—<text:span text:style-name="T3">o</text:span> -us = que e succede. </text:p>
        </text:list-item>
        <text:list-item>
          <text:p text:style-name="P104">—<text:span text:style-name="T3">ore</text:span> -or | -ore | -eur | -or | -or. </text:p>
        </text:list-item>
        <text:list-item>
          <text:p text:style-name="P104"><text:span text:style-name="T3">succinto</text:span> -us | -into | -inct | -inct | -inct. = quem sub cinge, breve. </text:p>
        </text:list-item>
        <text:list-item>
          <text:p text:style-name="P104">succo, -ino, -oso, v. suco. </text:p>
        </text:list-item>
        <text:list-item>
          <text:p text:style-name="P104"><text:span text:style-name="T3">succumbe</text:span> -o | soccombere | succomber | to succumb | -bieren. ⊂ sub cuba -m-. </text:p>
        </text:list-item>
        <text:list-item>
          <text:p text:style-name="P104"><text:span text:style-name="T3">succurre</text:span> -o | soccorrere | secourir | to succour | -ieren. = adjuva, subveni. ⊂ sub curre. </text:p>
        </text:list-item>
        <text:list-item>
          <text:p text:style-name="P104"><text:span text:style-name="T3">succursu</text:span> | soccorso | secours | succour | Succurs. = auxilio, ton succurre. </text:p>
        </text:list-item>
        <text:list-item>
          <text:p text:style-name="P104">—<text:span text:style-name="T3">ale</text:span> | -ale | -ale | -al | -ale. </text:p>
        </text:list-item>
        <text:list-item>
          <text:p text:style-name="P104"><text:span text:style-name="T3">succussione</text:span> 100 | scossa, scotimento | secousse | -sion | -sion. = ton quate. </text:p>
        </text:list-item>
        <text:list-item>
          <text:p text:style-name="P104"><text:span text:style-name="T3">succule</text:span> -cŭtio | scuotere, <text:span text:style-name="T5">sbattere</text:span> | secouer | <text:span text:style-name="T5">to shake</text:span> | <text:span text:style-name="T5">schütteln</text:span>. = quate. ⊃ succussione. </text:p>
        </text:list-item>
        <text:list-item>
          <text:p text:style-name="P104"><text:span text:style-name="T3">sucino</text:span> -ĭnum (Plinio) | succino, <text:span text:style-name="T5">ambra</text:span> | succin, <text:span text:style-name="T5">ambre</text:span> | succinum, <text:span text:style-name="T5">amber</text:span> | <text:span text:style-name="T5">Bernstein</text:span>. = resina fossile, electro. ⊂ suco. </text:p>
        </text:list-item>
        <text:list-item>
          <text:p text:style-name="P104"><text:span text:style-name="T3">suco</text:span> -us, <text:span text:style-name="T5">et</text:span> <text:span text:style-name="T3">succo</text:span> | succo | suc | <text:span text:style-name="T5">juice</text:span>, <text:span text:style-name="T5">sap</text:span> | <text:span text:style-name="T5">Saft</text:span>. ⊂ suge. </text:p>
        </text:list-item>
        <text:list-item>
          <text:p text:style-name="P104">—<text:span text:style-name="T3">oso</text:span> 100 | succoso. = </text:p>
        </text:list-item>
        <text:list-item>
          <text:p text:style-name="P104">—<text:span text:style-name="T3">ulento</text:span> 200 | succolento | succulent | succulent | succulent. </text:p>
        </text:list-item>
        <text:list-item>
          <text:p text:style-name="P104"><text:span text:style-name="T3">SUDA</text:span> -o | sudare, H. sudar | suer | to sweat | schwitzen. ⊃ transuda, exsuda. ⊂ E. ⊃ A. D.; G. hidr <text:span text:style-name="T3">ō</text:span>s = sudore, S. svid. </text:p>
        </text:list-item>
        <text:list-item>
          <text:p text:style-name="P104">—<text:span text:style-name="T3">tione</text:span> 100 | essudazione | -tion | -tion | -tion. </text:p>
        </text:list-item>
        <text:list-item>
          <text:p text:style-name="P104">—<text:span text:style-name="T3">ario</text:span> -ium | -ario | suaire | -ary | -arium. = linteo (pro terge sudore). </text:p>
        </text:list-item>
        <text:list-item>
          <text:p text:style-name="P104">—<text:span text:style-name="T3">ore</text:span> -or | sudore | sueur | sweat | Schweiss. </text:p>
        </text:list-item>
        <text:list-item>
          <text:p text:style-name="P104"><text:soft-page-break/>—<text:span text:style-name="T3">ifero</text:span> -ĕrus | -ifero | -ifère | -iferous | -iferum. </text:p>
        </text:list-item>
        <text:list-item>
          <text:p text:style-name="P104">—<text:span text:style-name="T3">ifico</text:span> -ĭcus | -ifico | -ifique | -ific | -ificum. </text:p>
        </text:list-item>
        <text:list-item>
          <text:p text:style-name="P104"><text:span text:style-name="T3">SUE</text:span> suo | cucire (⊂ con sue), H. coser, P. coser | coudre | to sew | <text:span text:style-name="T5">nähen</text:span>. ⊃ suto, sutura. = || A. sew, R. s’itï, S. siv. ⊃ A. scam = sutura, D. Saum = orulo, S. sutra = filo. </text:p>
        </text:list-item>
        <text:list-item>
          <text:p text:style-name="P104"><text:span text:style-name="T3">sue</text:span> sus = porco, animale « suino », Zool. « sus scrofa ». || A. sow, D. Sau = sue femina, G. ûs, hyæma. </text:p>
        </text:list-item>
        <text:list-item>
          <text:p text:style-name="P104"><text:span text:style-name="T3">sue</text:span> sueo = « suesce ». || G. eth(ica); D. Sitte = mores. </text:p>
        </text:list-item>
        <text:list-item>
          <text:p text:style-name="P104"><text:span text:style-name="T3">suesce</text:span> -o, <text:span text:style-name="T5">et</text:span> <text:span text:style-name="T3">sue</text:span> | <text:span text:style-name="T5">as</text:span>sue <text:span text:style-name="T5">farsi</text:span>, cos <text:span text:style-name="T5">tumare</text:span> | <text:span text:style-name="T5">avoir</text:span> coutume | <text:span text:style-name="T5">grow</text:span> accostumed | <text:span text:style-name="T5">pflegen</text:span>. ⊃ (con)sue(tudine), I. P. costume, F. coutume; A. custom; (man)sue(to). </text:p>
        </text:list-item>
        <text:list-item>
          <text:p text:style-name="P104"><text:span text:style-name="T3">suffer</text:span> -ro | soffrire | souffrir | to suffer | <text:span text:style-name="T5">dulden</text:span>, -ieren. = pate, tolera, fer sub. </text:p>
        </text:list-item>
        <text:list-item>
          <text:p text:style-name="P104">—<text:span text:style-name="T3">entia</text:span> 400 | sof—enza | souffrance | -ance. </text:p>
        </text:list-item>
        <text:list-item>
          <text:p text:style-name="P104"><text:span text:style-name="T3">suffice</text:span> -ĭcio | <text:span text:style-name="T5">bastare</text:span> | suffire | to suffice | <text:span text:style-name="T5">genügen</text:span>. ⊂ sub fac. </text:p>
        </text:list-item>
        <text:list-item>
          <text:p text:style-name="P104">—<text:span text:style-name="T3">iente</text:span> 100 | -iente | suffisant | -ient | -ient. = satis. </text:p>
        </text:list-item>
        <text:list-item>
          <text:p text:style-name="P104">——<text:span text:style-name="T3">ia</text:span> 300 | -enza | suffisance | -ience | -ienz. </text:p>
        </text:list-item>
        <text:list-item>
          <text:p text:style-name="P104"><text:span text:style-name="T3">suffixo</text:span> | -isso | -ixe | -ix | -ixum. = elemento grammaticale fixo post [sub] radice. </text:p>
        </text:list-item>
        <text:list-item>
          <text:p text:style-name="P104"><text:span text:style-name="T3">suffla</text:span> -o | soffiare | souffler | to blow, to sufflate | <text:span text:style-name="T5">aufblasen</text:span>, -ieren. = fla. </text:p>
        </text:list-item>
        <text:list-item>
          <text:p text:style-name="P104"><text:span text:style-name="T3">suffoca</text:span> -ōco | soffocare | -oquer | -ocate | -ocieren. ⊂ sub fauc(e) -a. </text:p>
        </text:list-item>
        <text:list-item>
          <text:p text:style-name="P104">—<text:span text:style-name="T3">tione</text:span> 100 | soffocazione | -tion | -tion | -tion. </text:p>
        </text:list-item>
        <text:list-item>
          <text:p text:style-name="P104"><text:span text:style-name="T3">suffragio</text:span> -ium | -io | -e | -e | -ium. = voto, opinione, sentimento, favore, desiderio. </text:p>
        </text:list-item>
        <text:list-item>
          <text:p text:style-name="P104"><text:span text:style-name="T3">suffumiga</text:span> ĭ 100 | -are | fumiger | -ate. = fumiga. </text:p>
        </text:list-item>
        <text:list-item>
          <text:p text:style-name="P104">—<text:span text:style-name="T3">tione</text:span> 100 | -tione | -tion | -tion | -tion. </text:p>
        </text:list-item>
        <text:list-item>
          <text:p text:style-name="P104"><text:span text:style-name="T3">SUGE</text:span> -o | succiare, suggere | sucer | to suck | saugen. ⊂ E. ⊃ A. D., R. sosatï. </text:p>
        </text:list-item>
        <text:list-item>
          <text:p text:style-name="P104"><text:span text:style-name="T3">suggere</text:span> -ĕro | -erire | -érer | -est | -erieren. = gere sub, subministra, porrige, auxilia, consilia. </text:p>
        </text:list-item>
        <text:list-item>
          <text:p text:style-name="P104"><text:span text:style-name="T3">suggesto</text:span> -us = quem suggere. </text:p>
        </text:list-item>
        <text:list-item>
          <text:p text:style-name="P104">—<text:span text:style-name="T3">ione</text:span> 100 | -ione | -ion | -ion | -ion. </text:p>
        </text:list-item>
        <text:list-item>
          <text:p text:style-name="P104">—<text:span text:style-name="T3">ivo</text:span> | -ivo | -if | -ive | -iv. </text:p>
        </text:list-item>
        <text:list-item>
          <text:p text:style-name="P104">L. sui = de « se ». </text:p>
        </text:list-item>
        <text:list-item>
          <text:p text:style-name="P104"><text:span text:style-name="T3">suicida</text:span> N | -ida | -ide, -idé | -ide | -ida. = qui da morte ad se. ⊂ sui cæde. </text:p>
        </text:list-item>
        <text:list-item>
          <text:p text:style-name="P104">—<text:span text:style-name="T3">io</text:span> | -io | -e | -e | -ium. </text:p>
        </text:list-item>
        <text:list-item>
          <text:p text:style-name="P104"><text:span text:style-name="T3">suillo</text:span> -us = </text:p>
        </text:list-item>
        <text:list-item>
          <text:p text:style-name="P104"><text:span text:style-name="T3">suino</text:span> -us (Varrone) | <text:span text:style-name="T5">animale</text:span> suino | | swine | Schwein. ⊃ F. marsuin = suino de mari; F. souiller, A. soil = spurca. ⊂ E. suino ⊃ A. D., R. svinïja. ⊂ sue = porco. </text:p>
        </text:list-item>
        <text:list-item>
          <text:p text:style-name="P104"><text:span text:style-name="T3">sulco</text:span> -us | solco | <text:span text:style-name="T5">sillon</text:span> | <text:span text:style-name="T5">furrow</text:span> | <text:span text:style-name="T5">Furche</text:span>. = porca. = || G. holcós. </text:p>
        </text:list-item>
        <text:list-item>
          <text:p text:style-name="P104">—<text:span text:style-name="T3">ato</text:span> | solcato | | sulcate. </text:p>
        </text:list-item>
        <text:list-item>
          <text:p text:style-name="P104"><text:span text:style-name="T3">sulfure</text:span> -ŭr <text:span text:style-name="T5">et</text:span> <text:span text:style-name="T3">sulphure</text:span> | zolfo | soufre | -phur | Schwefel, -phur. = elemento cum symbolo « S », noto ad Vergilio. </text:p>
        </text:list-item>
        <text:list-item>
          <text:p text:style-name="P104">—<text:span text:style-name="T3">atione</text:span> 100 | solforazione | soufrage | sulphuration | -ation. </text:p>
        </text:list-item>
        <text:list-item>
          <text:p text:style-name="P104"><text:soft-page-break/>—<text:span text:style-name="T3">eo</text:span> -ĕus | solfureo | -eux | sulphureous | -eös. </text:p>
        </text:list-item>
        <text:list-item>
          <text:p text:style-name="P104">—<text:span text:style-name="T3">oso</text:span> 100 | solforoso | -eux | sulphurous | -ös. </text:p>
        </text:list-item>
        <text:list-item>
          <text:p text:style-name="P104"><text:span text:style-name="T3">sulphure,</text:span> v. sulfure. </text:p>
        </text:list-item>
        <text:list-item>
          <text:p text:style-name="P104"><text:span text:style-name="T3">sume</text:span> -o = « assume ». ⊃ desume, præsume, resume, sumpto. ⊂ su(b) (e)me. </text:p>
        </text:list-item>
        <text:list-item>
          <text:p text:style-name="P104"><text:span text:style-name="T3">summa</text:span> -a | somma, P. summa | somme | sum | Summe. = parte [loco, puncto] summo, totale. </text:p>
        </text:list-item>
        <text:list-item>
          <text:p text:style-name="P104">— N | sommare | sommer | to sum | summieren. = calcula summa, fac additione. F. sommer = summa, mina. </text:p>
        </text:list-item>
        <text:list-item>
          <text:p text:style-name="P104">—<text:span text:style-name="T3">ario</text:span> 100 | sommario | sommaire | -ary | -arisch. = compendio, breve. </text:p>
        </text:list-item>
        <text:list-item>
          <text:p text:style-name="P104"><text:span text:style-name="T3">summo</text:span> -us | sommo, P. summo | summum, sommet | summit. = supremo, maximo in alto. ⊂ sup(er) -mo. </text:p>
        </text:list-item>
        <text:list-item>
          <text:p text:style-name="P104">—<text:span text:style-name="T3">itate</text:span> 400 | sommità | sommité | -ity | -ität. = acie, vertice. </text:p>
        </text:list-item>
        <text:list-item>
          <text:p text:style-name="P104"><text:span text:style-name="T3">sumpto</text:span> -us = quem sume, « assumpto ». ⊃ de—, præ—. </text:p>
        </text:list-item>
        <text:list-item>
          <text:p text:style-name="P104"><text:span text:style-name="T3">sumptu</text:span> -us = dispendio, impensa. ⊂ sume. </text:p>
        </text:list-item>
        <text:list-item>
          <text:p text:style-name="P104">—<text:span text:style-name="T3">uario</text:span> -ius | suntuario | somptuaire | -uary | -uar. </text:p>
        </text:list-item>
        <text:list-item>
          <text:p text:style-name="P104">—<text:span text:style-name="T3">uoso</text:span> -us | sontuoso | somptueux | -uous | -uös. = magnifico, mirabile, elegante. </text:p>
        </text:list-item>
        <text:list-item>
          <text:p text:style-name="P104">——<text:span text:style-name="T3">itate</text:span> 500 | sontuosità | somptuosité | -ity | -ität. = luxu. </text:p>
        </text:list-item>
        <text:list-item>
          <text:p text:style-name="P104"><text:span text:style-name="T3">SUO</text:span> suus | suo | son | <text:span text:style-name="T5">his</text:span> | sein. = proprio, de « se », de illo. ⊂ E. ⊃ D. sein, R. svoj, S. sva. </text:p>
        </text:list-item>
        <text:list-item>
          <text:p text:style-name="P104"><text:span text:style-name="T3">SUPER</text:span> super | supra, su | sur, dessus | <text:span text:style-name="T5">on</text:span>, <text:span text:style-name="T5">upon</text:span>, <text:span text:style-name="T5">above</text:span>, over | über. ⊂ E. ⊃ G. hyper, D. über, ober, A. over, S. upari. </text:p>
        </text:list-item>
        <text:list-item>
          <text:p text:style-name="P104">—<text:span text:style-name="T3">a</text:span> -ĕro | -are | | | -ieren. = es super, excede, excelle, vince. </text:p>
        </text:list-item>
        <text:list-item>
          <text:p text:style-name="P104">—<text:span text:style-name="T3">abile</text:span> -bĭlis | -bile | | -ble. </text:p>
        </text:list-item>
        <text:list-item>
          <text:p text:style-name="P104">—<text:span text:style-name="T3">abunda</text:span> 300 | soprabbondare | surabonder | superabound. </text:p>
        </text:list-item>
        <text:list-item>
          <text:p text:style-name="P104">——<text:span text:style-name="T3">ntia</text:span> 400 | sovrabbondanza | surabondance | -ance | -anz. </text:p>
        </text:list-item>
        <text:list-item>
          <text:p text:style-name="P104">—<text:span text:style-name="T3">atione</text:span> 100 | -zione | supération | -tion | -tion. </text:p>
        </text:list-item>
        <text:list-item>
          <text:p text:style-name="P104">—<text:span text:style-name="T3">bo</text:span> 400 | -bo | -be | -b | -b. = magnifico, excellente. </text:p>
        </text:list-item>
        <text:list-item>
          <text:p text:style-name="P104">—<text:span text:style-name="T3">bo</text:span> -bus | -bo | -be. = arrogante. </text:p>
        </text:list-item>
        <text:list-item>
          <text:p text:style-name="P104">—<text:span text:style-name="T3">ficie</text:span> -ies | -cie | surface, -cie | -cies, surface | <text:span text:style-name="T5">Fläche</text:span>, -cies. = facie, limite de corpore. </text:p>
        </text:list-item>
        <text:list-item>
          <text:p text:style-name="P104">——<text:span text:style-name="T3">iale</text:span> 300 | -iale | -iel | -ial | -ial | -iell, -ial. </text:p>
        </text:list-item>
        <text:list-item>
          <text:p text:style-name="P104">———<text:span text:style-name="T3">itate</text:span> | -ità | -ité | -ity. </text:p>
        </text:list-item>
        <text:list-item>
          <text:p text:style-name="P104">—<text:span text:style-name="T3">fluo</text:span> 100 | -fluo | -flu | -fluous | -uum. = abundante, redundante, ne necessario, que flue super. </text:p>
        </text:list-item>
        <text:list-item>
          <text:p text:style-name="P104">——<text:span text:style-name="T3">uitate</text:span> 100 | -uità | -uité | -uity | <text:span text:style-name="T5">Ueberfluss</text:span>. </text:p>
        </text:list-item>
        <text:list-item>
          <text:p text:style-name="P104">—<text:span text:style-name="T3">iore</text:span> -ior | -iore | supérieur | -ior | -ior. = plus supero. </text:p>
        </text:list-item>
        <text:list-item>
          <text:p text:style-name="P104">——<text:span text:style-name="T3">itate</text:span> | -ità | supériorité | -ity | -ität. = auctoritate, dignitate, potentia. </text:p>
        </text:list-item>
        <text:list-item>
          <text:p text:style-name="P104">—<text:span text:style-name="T3">lativo</text:span> 400 | -ivo | -if | -ive | -iv. = summo, maximo, extremo. ⊂ super lato [quem fer]. </text:p>
        </text:list-item>
        <text:list-item>
          <text:p text:style-name="P104">—<text:span text:style-name="T3">o</text:span> -ĕrus | | supère | | obere. = que es super, superiore. </text:p>
        </text:list-item>
        <text:list-item>
          <text:p text:style-name="P104">—<text:span text:style-name="T3">pone</text:span> -pōno | sovrapporre | -poser | -pose. </text:p>
        </text:list-item>
        <text:list-item>
          <text:p text:style-name="P104">—<text:span text:style-name="T3">posito</text:span> -ĭtus = quem « superpone ». </text:p>
        </text:list-item>
        <text:list-item>
          <text:p text:style-name="P104">——<text:span text:style-name="T3">ione</text:span> | sovrapposizione | -ion | -ion | -ion. </text:p>
        </text:list-item>
        <text:list-item>
          <text:p text:style-name="P104"><text:soft-page-break/>—<text:span text:style-name="T3">stitione</text:span> -tio | -zione | -tion | -tion | -tion. ⊂ super sta -tione. </text:p>
        </text:list-item>
        <text:list-item>
          <text:p text:style-name="P104">—<text:span text:style-name="T3">stitioso</text:span> -us | -zioso | -tieux | -tious | -tiös. = cum « superstitione ». </text:p>
        </text:list-item>
        <text:list-item>
          <text:p text:style-name="P104">—<text:span text:style-name="T3">veni</text:span> -vĕnio | sopravvenire | survenir | -ene | -enieren. = veni ex improviso. </text:p>
        </text:list-item>
        <text:list-item>
          <text:p text:style-name="P104"><text:span text:style-name="T3">supervive</text:span> 100 | sopravvivere | survivre | to survive. = vive ultra alio. </text:p>
        </text:list-item>
        <text:list-item>
          <text:p text:style-name="P104"><text:span text:style-name="T3">supino</text:span> -us | -ino | | -ine. = jacente super dorso, cum facie ad cælo, anti prono. ⊂ sub -i- no </text:p>
        </text:list-item>
        <text:list-item>
          <text:p text:style-name="P104">— | supino | supin | supine. = forma grammaticale de verbo latino, cum suffixo <text:span text:style-name="T5">-tum</text:span> aut <text:span text:style-name="T5">-tu:</text:span> cantu, fructu, processu. </text:p>
        </text:list-item>
        <text:list-item>
          <text:p text:style-name="P104">—<text:span text:style-name="T3">atione</text:span> 500 | -azione | -ation | -ation | -ation. = to jace supino. </text:p>
        </text:list-item>
        <text:list-item>
          <text:p text:style-name="P104"><text:span text:style-name="T3">supplanta</text:span> -o | soppiantare | -anter | -ant | -antieren. </text:p>
        </text:list-item>
        <text:list-item>
          <text:p text:style-name="P104">—<text:span text:style-name="T3">tione</text:span> 400 | | -tion | -tion | -tion. </text:p>
        </text:list-item>
        <text:list-item>
          <text:p text:style-name="P104"><text:span text:style-name="T3">supple</text:span> -eo | -plire | -pléer | -ply | -plieren. ⊂ sub ple. </text:p>
        </text:list-item>
        <text:list-item>
          <text:p text:style-name="P104">—<text:span text:style-name="T3">mento</text:span> -um | -emento | -ément | -ement | -ement. </text:p>
        </text:list-item>
        <text:list-item>
          <text:p text:style-name="P104">—<text:span text:style-name="T3">tivo</text:span> | -etivo | -étif | -etive | -etorisch. </text:p>
        </text:list-item>
        <text:list-item>
          <text:p text:style-name="P104"><text:span text:style-name="T3">supplica</text:span> -ĭco | -icare | -ier | -icate | -icieren. ⊂ sub plica. = depreca, ora, pete. </text:p>
        </text:list-item>
        <text:list-item>
          <text:p text:style-name="P104">—<text:span text:style-name="T3">nte</text:span> -ns | -icante | -iant | -iant | -icant. </text:p>
        </text:list-item>
        <text:list-item>
          <text:p text:style-name="P104">—<text:span text:style-name="T3">tione</text:span> -tio | -ica, -icazione | -ique, -ication | -ication | -ik, -ication. </text:p>
        </text:list-item>
        <text:list-item>
          <text:p text:style-name="P104"><text:span text:style-name="T3">supplice</text:span> -ex -ĭc- | supplice | suppliant. ⊃? I. soffice, F. souple, A. supple. = molle, tenero. </text:p>
        </text:list-item>
        <text:list-item>
          <text:p text:style-name="P104"><text:span text:style-name="T3">suppone</text:span> -pōno | -porre | -poser | -pose | -ponieren. = pone sub, opina, crede, puta. </text:p>
        </text:list-item>
        <text:list-item>
          <text:p text:style-name="P104"><text:span text:style-name="T3">supporta</text:span> -o = porta, fer. </text:p>
        </text:list-item>
        <text:list-item>
          <text:p text:style-name="P104">— M | sopportare | -orter | -ort. = suffer, sustine, tolera. </text:p>
        </text:list-item>
        <text:list-item>
          <text:p text:style-name="P104"><text:span text:style-name="T3">supposito</text:span> -ĭtus | supposto. = quem suppone. </text:p>
        </text:list-item>
        <text:list-item>
          <text:p text:style-name="P104">—<text:span text:style-name="T3">ione</text:span> 100 | -izione | -ion | -ion | -ion. = hypo-the-si. </text:p>
        </text:list-item>
        <text:list-item>
          <text:p text:style-name="P104"><text:span text:style-name="T3">suppresso</text:span> -us | suppresso. = quem supprime. </text:p>
        </text:list-item>
        <text:list-item>
          <text:p text:style-name="P104">—<text:span text:style-name="T3">ione</text:span> -io | soppressione | -sion | -sion | -sion. </text:p>
        </text:list-item>
        <text:list-item>
          <text:p text:style-name="P104"><text:span text:style-name="T3">supprime</text:span> -ĭmo | sopprimere | -er | to suppress | -ieren. = « preme sub », deprime, reprime, tolle, veta, neca. </text:p>
        </text:list-item>
        <text:list-item>
          <text:p text:style-name="P104"><text:span text:style-name="T3">suppura</text:span> -ūro | -are | -ar | -ate | -ieren. = i in pus, marcesce, putresce. </text:p>
        </text:list-item>
        <text:list-item>
          <text:p text:style-name="P104"><text:span text:style-name="T3">supra</text:span> -a = super. </text:p>
        </text:list-item>
        <text:list-item>
          <text:p text:style-name="P104">—<text:span text:style-name="T3">emo</text:span> -emus | -emo | -ême | -eme | -emus. = summo. </text:p>
        </text:list-item>
        <text:list-item>
          <text:p text:style-name="P104">——<text:span text:style-name="T3">atia</text:span> | -azia | -ématie | -acy | -atie. </text:p>
        </text:list-item>
        <text:list-item>
          <text:p text:style-name="P104"><text:span text:style-name="T3">surdo</text:span> -us | sordo | sourd | <text:span text:style-name="T5">deaf</text:span>, surd | <text:span text:style-name="T5">taub</text:span>. = que non audi sono. </text:p>
        </text:list-item>
        <text:list-item>
          <text:p text:style-name="P104">— -us = que non da sono, male sonante. ⊃ absurdo. </text:p>
        </text:list-item>
        <text:list-item>
          <text:p text:style-name="P104">—<text:span text:style-name="T3">itate</text:span> -itas | sordità | -ité | -ity | -ität. </text:p>
        </text:list-item>
        <text:list-item>
          <text:p text:style-name="P104"><text:span text:style-name="T3">surge</text:span> -o | sorgere | -ir, sourdre | <text:span text:style-name="T5">rise</text:span>, surge | -ieren. ⊃ in—, re—. ⊂ su(b) r(e)ge. </text:p>
        </text:list-item>
        <text:list-item>
          <text:p text:style-name="P104">—<text:span text:style-name="T3">ente</text:span> | sorgente | source | source. = fonte, origine. </text:p>
        </text:list-item>
        <text:list-item>
          <text:p text:style-name="P104"><text:span text:style-name="T3">surroga</text:span> -ŏgo, et <text:span text:style-name="T3">subroga</text:span> | surrogare | subroger | surrogate | subrogieren. = substitue. ⊂ sub roga. </text:p>
        </text:list-item>
        <text:list-item>
          <text:p text:style-name="P104"><text:span text:style-name="T3">sursum</text:span> -um = verso ab sub ad super, in alto. </text:p>
        </text:list-item>
        <text:list-item>
          <text:p text:style-name="P104"><text:span text:style-name="T3">susceptibile</text:span> -ĭlis | suscettibile | -ible | -ible | -ibel. = capace, apto, <text:soft-page-break/>idoneo. ⊂ sub capt(o) -ibile. </text:p>
        </text:list-item>
        <text:list-item>
          <text:p text:style-name="P104">—<text:span text:style-name="T3">itate</text:span> | suscettibilità | -ité | -ity | -ität. </text:p>
        </text:list-item>
        <text:list-item>
          <text:p text:style-name="P104"><text:span text:style-name="T3">suscita</text:span> -ĭto | -are | -er | -ate | -ieren. = agita, effice, causa. ⊂ sub cita. </text:p>
        </text:list-item>
        <text:list-item>
          <text:p text:style-name="P104"><text:span text:style-name="T3">suspecta</text:span> 100 | sospettare | suspecter, soupçonner | to suspect | <text:span text:style-name="T5">verdächtigen</text:span>. = spece sub, puta, crede, time, habe « suspicione ». </text:p>
        </text:list-item>
        <text:list-item>
          <text:p text:style-name="P104"><text:span text:style-name="T3">suspende</text:span> -o | sospendere | -endre | -end | -endieren. = appende, differ, proroga, interrumpe. ⊂ sub pende. </text:p>
        </text:list-item>
        <text:list-item>
          <text:p text:style-name="P104"><text:span text:style-name="T3">suspenso</text:span> -us | sospeso. = quem suspende, incerto, dubioso. </text:p>
        </text:list-item>
        <text:list-item>
          <text:p text:style-name="P104">—<text:span text:style-name="T3">ione</text:span> M | sos—ione | -ion | -ion | -ion. </text:p>
        </text:list-item>
        <text:list-item>
          <text:p text:style-name="P104">—<text:span text:style-name="T3">ivo</text:span> | sospensivo | -if | -ive | -iv. </text:p>
        </text:list-item>
        <text:list-item>
          <text:p text:style-name="P104">—<text:span text:style-name="T3">orio</text:span> | sospensorio | -oire | -or | -orium. </text:p>
        </text:list-item>
        <text:list-item>
          <text:p text:style-name="P104"><text:span text:style-name="T3">suspica</text:span> -ĭcor = </text:p>
        </text:list-item>
        <text:list-item>
          <text:p text:style-name="P104"><text:span text:style-name="T3">suspice</text:span> -ĭco = « suspecta », habe « suspicione », dubita, diffide. ⊂ sub spece. </text:p>
        </text:list-item>
        <text:list-item>
          <text:p text:style-name="P104">—<text:span text:style-name="T3">ione</text:span> -cio | -ione, sospetto | -ion, soupçon | -ion | -ion. </text:p>
        </text:list-item>
        <text:list-item>
          <text:p text:style-name="P104">—<text:span text:style-name="T3">ioso</text:span> -us | sospettoso | soupçonneux | -ous | -ös. </text:p>
        </text:list-item>
        <text:list-item>
          <text:p text:style-name="P104"><text:span text:style-name="T3">suspira</text:span> -īro | sospirare | soupirer | <text:span text:style-name="T5">to sigh</text:span>, to suspire | <text:span text:style-name="T5">seufzen</text:span>. ⊂ sub spira. </text:p>
        </text:list-item>
        <text:list-item>
          <text:p text:style-name="P104">—<text:span text:style-name="T3">io</text:span> -ium | sospiro | soupir | -ation. </text:p>
        </text:list-item>
        <text:list-item>
          <text:p text:style-name="P104"><text:span text:style-name="T3">sustenta</text:span> -o | sostentare | sustenter | to sustain | -ieren. = « sustine ». </text:p>
        </text:list-item>
        <text:list-item>
          <text:p text:style-name="P104">—<text:span text:style-name="T3">tione</text:span> 600 | sostentazione | -tion | -tion | -tion. = alimento. </text:p>
        </text:list-item>
        <text:list-item>
          <text:p text:style-name="P104">—<text:span text:style-name="T3">tione</text:span> -tio = suspensione. </text:p>
        </text:list-item>
        <text:list-item>
          <text:p text:style-name="P104"><text:span text:style-name="T3">sustine</text:span> -ineo | sostenere | soutenir | to sustain | <text:span text:style-name="T5">behaupten</text:span>. = supporta, tene, defende, conserva. ⊂ sub tene. </text:p>
        </text:list-item>
        <text:list-item>
          <text:p text:style-name="P104"><text:span text:style-name="T3">susurra</text:span> -o | sussurrare | <text:span text:style-name="T5">chuchoter</text:span>, susurrer | <text:span text:style-name="T5">to whisper</text:span> | surren. = fac « susurro ». </text:p>
        </text:list-item>
        <text:list-item>
          <text:p text:style-name="P104">—<text:span text:style-name="T3">tione</text:span> -tio | sussurrazione | -tion | -tion. </text:p>
        </text:list-item>
        <text:list-item>
          <text:p text:style-name="P104"><text:span text:style-name="T3">susurro</text:span> -us | sussurro | | | -us. = murmure, « susurratione ». </text:p>
        </text:list-item>
        <text:list-item>
          <text:p text:style-name="P104"><text:span text:style-name="T3">suto</text:span> -us | cucito | cousu | sewed. = quem « sue ». </text:p>
        </text:list-item>
        <text:list-item>
          <text:p text:style-name="P104"><text:span text:style-name="T3">sutore</text:span> sutor | <text:span text:style-name="T5">calzolaio</text:span> | <text:span text:style-name="T5">cordonnier</text:span> | <text:span text:style-name="T5">shoemaker</text:span> | Schuster. = qui « sue » calceo. </text:p>
        </text:list-item>
        <text:list-item>
          <text:p text:style-name="P104"><text:span text:style-name="T3">sutura</text:span> -a | -tura, cucitura, costura | -ture, couture | -ture, seam | -tur. = ton « sue ». </text:p>
        </text:list-item>
        <text:list-item>
          <text:p text:style-name="P104"><text:span text:style-name="T3">sybarita</text:span> | sibarita | -ite | -ite | -it. = habitante de Sybari, urbe de Italia inferiore, que habe mores luxuoso. ⊂ G. subarítēs. </text:p>
        </text:list-item>
        <text:list-item>
          <text:p text:style-name="P104">—<text:span text:style-name="T3">ico</text:span> -ĭcus | sibaritico | -ique | -ic | -isch. ⊂ G. -icós. </text:p>
        </text:list-item>
        <text:list-item>
          <text:p text:style-name="P104">G. syco súcon = fico. ⊃ </text:p>
        </text:list-item>
        <text:list-item>
          <text:p text:style-name="P104"><text:span text:style-name="T3">sycophanta</text:span> -a | sicofante | -phante | -phant | -phant. = delatore, calumniatore. ⊂ G. sucophántēs. ⊂ syco phan -ta = custode de ficos. </text:p>
        </text:list-item>
        <text:list-item>
          <text:p text:style-name="P104">G. sylae suláō = spolia, devasta, viola. ⊃ asylo. </text:p>
        </text:list-item>
        <text:list-item>
          <text:p text:style-name="P104"><text:span text:style-name="T3">syllaba</text:span> -ăba | sillaba | syllabe | syllable | Silbe. ⊂ G. sullab <text:span text:style-name="T3">ē</text:span>. ⊂ syn lab -a = quem sume simul. </text:p>
        </text:list-item>
        <text:list-item>
          <text:p text:style-name="P104">—<text:span text:style-name="T3">ario</text:span> | sillabario | -aire | -ary | -arium. </text:p>
        </text:list-item>
        <text:list-item>
          <text:p text:style-name="P104">—<text:span text:style-name="T3">ico</text:span> -ĭcus | sillabico | -ique | -ic | -isch. ⊂ G. -icós. </text:p>
        </text:list-item>
        <text:list-item>
          <text:p text:style-name="P104"><text:span text:style-name="T3">syllepsi</text:span> 400 | sillepsi | -e | -is | -is. = expressione per vocabulos, <text:soft-page-break/>sine grammatica, ut in Interlingua. ⊂ G. súllēpsis ⊂ syn lab -si. </text:p>
        </text:list-item>
        <text:list-item>
          <text:p text:style-name="P104"><text:span text:style-name="T3">syllogismo</text:span> 100 | sillogismo | -isme | -ism | -ismus. = systema de tres judicio. ⊂ G. -ismós. ⊂ syn log(o) -ismo. </text:p>
        </text:list-item>
        <text:list-item>
          <text:p text:style-name="P104"><text:span text:style-name="T3">syllogistico</text:span> ĭ 500 | sillogistico | -ique | -ic | -isch. ⊂ G. -icós. = de « syllogismo ». </text:p>
        </text:list-item>
        <text:list-item>
          <text:p text:style-name="P104"><text:span text:style-name="T3">syllogiza</text:span> | sillogizzare | -iser | -ize | -isieren. ⊂ G. sullogízomai. = fac « syllogismos », ratiocina. </text:p>
        </text:list-item>
        <text:list-item>
          <text:p text:style-name="P104"><text:span text:style-name="T3">sylva,</text:span> <text:span text:style-name="T5">forma non exacto de</text:span> silva. </text:p>
        </text:list-item>
        <text:list-item>
          <text:p text:style-name="P104"><text:span text:style-name="T3">symbolo</text:span> ŏ 600 | simbolo | -bole | -bol | -bol. = signo, typo. ⊂ G. súmbolon ⊂ syn ball(e) -o. </text:p>
        </text:list-item>
        <text:list-item>
          <text:p text:style-name="P104">—<text:span text:style-name="T3">ico</text:span> -ĭcus | simbolico | -ique | -ic | -isch. ⊂ G. -icós. </text:p>
        </text:list-item>
        <text:list-item>
          <text:p text:style-name="P104">—<text:span text:style-name="T3">ismo</text:span> | simbolismo | -isme | -ism | -ismus. </text:p>
        </text:list-item>
        <text:list-item>
          <text:p text:style-name="P104">—<text:span text:style-name="T3">iza</text:span> | simbolizzare | -iser | -ize | -isieren. </text:p>
        </text:list-item>
        <text:list-item>
          <text:p text:style-name="P104"><text:span text:style-name="T3">symmetria</text:span> 100 | simmetria | symétrie | -try | -trie. ⊂ G. summetría ⊂ syn metr(o) -ia. </text:p>
        </text:list-item>
        <text:list-item>
          <text:p text:style-name="P104">—<text:span text:style-name="T3">ico</text:span> -ĭcus | simmetrico | symétrique | -ical | -isch. </text:p>
        </text:list-item>
        <text:list-item>
          <text:p text:style-name="P104"><text:span text:style-name="T3">sympathia</text:span> -īa 100 | simpatia | -thie | -thy | -thie. ⊂ G. sumpátheia ⊂ syn path(o) -ia. </text:p>
        </text:list-item>
        <text:list-item>
          <text:p text:style-name="P104">—<text:span text:style-name="T3">ico</text:span> -ĭcus | simpatico | -ique | -etic | -isch. = qui place, desiderabile. </text:p>
        </text:list-item>
        <text:list-item>
          <text:p text:style-name="P104">—<text:span text:style-name="T3">iza</text:span> | simpatizzare | -iser | -ize | -isieren. </text:p>
        </text:list-item>
        <text:list-item>
          <text:p text:style-name="P104"><text:span text:style-name="T3">symphonia</text:span> -ĭa | sinfonia | -ie | -y | -ie. = concertu de plure sono. ⊂ G. sumphōnía ⊂ syn phon(e) -ia. </text:p>
        </text:list-item>
        <text:list-item>
          <text:p text:style-name="P104"><text:span text:style-name="T3">symposio</text:span> -um | simposio, <text:span text:style-name="T5">convito</text:span> | <text:span text:style-name="T5">festin</text:span>, <text:span text:style-name="T5">banquet</text:span> | -osium | -osion. ⊂ G. sumpósion ⊂ syn [simul] po [bibe]. </text:p>
        </text:list-item>
        <text:list-item>
          <text:p text:style-name="P104"><text:span text:style-name="T3">symptoma</text:span>(te) 500 | sintomo | -ôme | -om | -om. ⊂ G. súmptōma ⊂ syn pto -ma = coincidentia. </text:p>
        </text:list-item>
        <text:list-item>
          <text:p text:style-name="P104">—<text:span text:style-name="T3">tico</text:span> -ĭcus | sintomatico | -ique | -ic | -isch. </text:p>
        </text:list-item>
        <text:list-item>
          <text:p text:style-name="P104">—<text:span text:style-name="T3">tologia</text:span> | sinto—ia | -ie | -y | -ie. </text:p>
        </text:list-item>
        <text:list-item>
          <text:p text:style-name="P104"><text:span text:style-name="T3">synæresi</text:span> ĕ 100 | sineresi | -érèse | -æresis | -äresis. = contractione de duo syllaba. ⊂ G. sunaíresis ⊂ syn ære [hairéō = cape, prehende] -si. </text:p>
        </text:list-item>
        <text:list-item>
          <text:p text:style-name="P104"><text:span text:style-name="T3">synagoga</text:span> 300 | sinagoga | -agogue | -agogue | -agoge. ⊂ G. sunagōg <text:span text:style-name="T3">ē</text:span> ⊂ syn agog(o) -a = reunione; ecclesia de Hebreos. </text:p>
        </text:list-item>
        <text:list-item>
          <text:p text:style-name="P104"><text:span text:style-name="T3">synchrono</text:span> ŏ 400 | sincrono | -one | -onous | -onisch. = contemporaneo. ⊂ G. súgchronos ⊂ syn chrono. </text:p>
        </text:list-item>
        <text:list-item>
          <text:p text:style-name="P104">—<text:span text:style-name="T3">ismo</text:span> | sincronismo | -isme | -ism | -ismus. </text:p>
        </text:list-item>
        <text:list-item>
          <text:p text:style-name="P104"><text:span text:style-name="T3">syncope</text:span> ŏ 400 | sincope | -ope | -ope | -ope. ⊂ G. sugcop <text:span text:style-name="T3">ē</text:span> ⊂ syn cop -e. = deficientia improviso et momentaneo motu; contractione de vocabulo per supressione de syllaba medio. </text:p>
        </text:list-item>
        <text:list-item>
          <text:p text:style-name="P104"><text:span text:style-name="T3">syndico</text:span> -ĭcus | sindaco | -ic | -ic | -ikus. = advocato, procuratore, capite de associatione, capite de urbe. ⊂ G. súndicos ⊂ syn dicē [justitia]. </text:p>
        </text:list-item>
        <text:list-item>
          <text:p text:style-name="P104"><text:span text:style-name="T3">synecdoche</text:span> -dŏche | sineddoche | -oche, -oque | -oche | -oche. = usu de vocabulo que indica parte pro significa toto. ⊂ G. sunecdoch <text:span text:style-name="T3">ē</text:span> ⊂ syn [cum] ec [ex] dech [déchomai = collige]. </text:p>
        </text:list-item>
        <text:list-item>
          <text:p text:style-name="P104"><text:span text:style-name="T3">synodo</text:span> ŏ 400 | sinodo | -ode | -od | -ode. = concilio, reunione, <text:soft-page-break/>congressu. ⊂ súnodos ⊂ syn hodo. </text:p>
        </text:list-item>
        <text:list-item>
          <text:p text:style-name="P104">—<text:span text:style-name="T3">ale</text:span> | sinodale | -al | -al | -al. </text:p>
        </text:list-item>
        <text:list-item>
          <text:p text:style-name="P104"><text:span text:style-name="T3">synonymo</text:span> ŭ | sinonimo | -yme | -ym | -ym. = vocabulos cum idem significatione. ⊂ G. sun <text:span text:style-name="T3">ō</text:span>numos ⊂ syn onoma. </text:p>
        </text:list-item>
        <text:list-item>
          <text:p text:style-name="P104">—<text:span text:style-name="T3">ia</text:span> ĭ 100 | sinonimia | -ie | -y | -ie. ⊂ G. sunōnumía. </text:p>
        </text:list-item>
        <text:list-item>
          <text:p text:style-name="P104"><text:span text:style-name="T3">synopsi</text:span> 200 | sinossi | -psie | -psis | -psis. = summario, indice, breviario. ⊂ G. súnopsis ⊂ syn op [oculo] -si. </text:p>
        </text:list-item>
        <text:list-item>
          <text:p text:style-name="P104"><text:span text:style-name="T3">synoptico</text:span> -ĭcus | sinottico | -ique | -ic | -isch. = de « synopsi ». ⊂ G. -icós. </text:p>
        </text:list-item>
        <text:list-item>
          <text:p text:style-name="P104"><text:span text:style-name="T3">syntaxi</text:span> -is | sintassi | -taxe | -taxis, -tax | -tax. = coordinatione de vocabulos in phrasi. ⊂ G. súntaxis ⊂ syn [cum] taxi [ordine] </text:p>
        </text:list-item>
        <text:list-item>
          <text:p text:style-name="P104"><text:span text:style-name="T3">synthesi</text:span> ĕ | sintesi | -thèse | -thesis | -these. = reunione de simplices in composito, anti analysi. ⊂ G. súnthesis ⊂ syn [cum] thesi [positione]. </text:p>
        </text:list-item>
        <text:list-item>
          <text:p text:style-name="P104"><text:span text:style-name="T3">synthetico</text:span> -ĭcus | sintetico | synthétique | -ic | -isch. = de « synthesi ». ⊂ G. -icós. </text:p>
        </text:list-item>
        <text:list-item>
          <text:p text:style-name="P104"><text:span text:style-name="T3">syringe</text:span> syrinx | siringa | seringue, -inge, -inx | -inge, -inga, -inx | -inge. = canna, canale, tubo; Bot. « syringa vulgaris », et nympha de ce planta aquatico; instrumento musicale de deo Pan; instrumento chirurgico in forma de tubo. ⊂ G. sûrinx. </text:p>
        </text:list-item>
        <text:list-item>
          <text:p text:style-name="P104"><text:span text:style-name="T3">systema</text:span> (te) | sistema | -ème | -em | -em. = complexu ordinato de plure re. ⊂ G. sústēma ⊂ syn sta -ma. </text:p>
        </text:list-item>
        <text:list-item>
          <text:p text:style-name="P104">—<text:span text:style-name="T3">tico</text:span> -ĭcus | sistematico | systématique | -ic | -isch. ⊂ G. -ēmaticós. = ordinato, regulare. </text:p>
        </text:list-item>
        <text:list-item>
          <text:p text:style-name="P104">—<text:span text:style-name="T3">tiza</text:span> | sistemare | systématiser | -ize | -isieren. </text:p>
        </text:list-item>
        <text:list-item>
          <text:p text:style-name="P104"><text:span text:style-name="T3">systole</text:span> ŏ 400 | sistole | -ole | -ole | -ol. = contractione de corde, anti diastole. ⊂ G. sustol <text:span text:style-name="T3">ē</text:span> ⊂ syn stel [preme]. </text:p>
        </text:list-item>
        <text:list-item>
          <text:p text:style-name="P54"><text:span text:style-name="T3">syzygia</text:span> | sizigia | -gie | -gy | -gie. ⊂ G. suzugía = conjunctione de Luna cum Sol, aut de duo planeta. ⊂ syn [cum] zygo [jugo]. </text:p>
        </text:list-item>
      </text:list>
      <text:p text:style-name="Text_20_body"><text:span text:style-name="T3">T</text:span> </text:p>
      <text:list xml:id="list438102629" text:style-name="L46">
        <text:list-item>
          <text:p text:style-name="P105"><text:span text:style-name="T3">tabaco</text:span> | -acco | -ac | tobacco | -ak. = Bot. « nicotiana tabacum ». Nomen « tabaco » es ex America; veni in Europa verso anno 1600. V. « nicotina ». </text:p>
        </text:list-item>
        <text:list-item>
          <text:p text:style-name="P105"><text:span text:style-name="T3">tabano</text:span> 100 | tafano | taon | <text:span text:style-name="T5">breeze</text:span> | <text:span text:style-name="T5">Bremse</text:span>. = Zool. « tabanus bovinus ». </text:p>
        </text:list-item>
        <text:list-item>
          <text:p text:style-name="P105"><text:span text:style-name="T3">tabe</text:span> -es | tabe | tabes | tabes | Tabes. = macie, marasmo, cachexia, phthisi. </text:p>
        </text:list-item>
        <text:list-item>
          <text:p text:style-name="P105"><text:span text:style-name="T3">tabella</text:span> -a | tabella, tavoletta | tablette, tableau, tavelle | tablet | Tabelle, Tabulett. = parvo tabula, tabula picto, tabula scripto, catalogo. </text:p>
        </text:list-item>
        <text:list-item>
          <text:p text:style-name="P105"><text:span text:style-name="T3">taberna</text:span> -a | taverna, <text:span text:style-name="T5">osteria</text:span> | taverne, <text:span text:style-name="T5">cabaret</text:span> | tavern | -erne. = domo pro vende ad ede et ad bibe. </text:p>
        </text:list-item>
        <text:list-item>
          <text:p text:style-name="P105">— -a = domo parvo, domo pro vende libros, pharmacos, vestes, auro etc. </text:p>
        </text:list-item>
        <text:list-item>
          <text:p text:style-name="P105">—<text:span text:style-name="T3">culo</text:span> -ŭlum | -colo | -cle | -cle | -kel. </text:p>
        </text:list-item>
        <text:list-item>
          <text:p text:style-name="P105"><text:soft-page-break/><text:span text:style-name="T3">tabula</text:span> -ŭla | tavola, tavolo | table, tableau | table | Tafel. = asse, trapezio, abaco, codice. ⊃ tabella. </text:p>
        </text:list-item>
        <text:list-item>
          <text:p text:style-name="P105"><text:span text:style-name="T3">TACE</text:span> -eo | tacere | taire | <text:span text:style-name="T5">be silent</text:span> | <text:span text:style-name="T5">schweigen</text:span>. = sile, ne loque. ⊃ reticentia. </text:p>
        </text:list-item>
        <text:list-item>
          <text:p text:style-name="P105">—<text:span text:style-name="T3">ito</text:span> -ĭtus | -ito | -ite | -it. = quem tace, implicito. </text:p>
        </text:list-item>
        <text:list-item>
          <text:p text:style-name="P105">——<text:span text:style-name="T3">urno</text:span> -us | -urno | -urne | -urn | -urn. = qui tace, qui loque raro quieto, triste. </text:p>
        </text:list-item>
        <text:list-item>
          <text:p text:style-name="P105">———<text:span text:style-name="T3">itate</text:span> -itas | -ità | -ité | -ity | -ität. </text:p>
        </text:list-item>
        <text:list-item>
          <text:p text:style-name="P105">G. tacho táchos = velocitate. ⊂ tachy. </text:p>
        </text:list-item>
        <text:list-item>
          <text:p text:style-name="P105"><text:span text:style-name="T3">tachometro</text:span> ĕ | tacometro | -mètre | -meter | -meter. = instrumento que meti velocitate (de machina, de aqua). </text:p>
        </text:list-item>
        <text:list-item>
          <text:p text:style-name="P105">G. tachy tachús = veloce, celere. || R. tec’ï = curre. </text:p>
        </text:list-item>
        <text:list-item>
          <text:p text:style-name="P105"><text:span text:style-name="T3">tachygrapho</text:span> ă | tachigrafo | -phe | -pher | -ph. = qui scribe veloce, stenographo. ⊂ G. tachugráphos ⊂ tachy graph -o. </text:p>
        </text:list-item>
        <text:list-item>
          <text:p text:style-name="P105">—<text:span text:style-name="T3">ia</text:span> | tachigrafia | -phie | -phy | -phie. </text:p>
        </text:list-item>
        <text:list-item>
          <text:p text:style-name="P105"><text:span text:style-name="T3">tachymetro</text:span> ĕ | tachymetro | -mètre | -meter | -meter. = instrumento pro meti veloce in agrimensura. </text:p>
        </text:list-item>
        <text:list-item>
          <text:p text:style-name="P105"><text:span text:style-name="T3">tactica</text:span> -ĭca | tattica | la tactique | tactics | Taktik. = arte de ordina exercitu in bello. ⊂ G. tactic <text:span text:style-name="T3">ē</text:span> ⊂ tag. </text:p>
        </text:list-item>
        <text:list-item>
          <text:p text:style-name="P105"><text:span text:style-name="T3">tactico</text:span> -ĭcus | tattico | tactique, tacticien | tactical, tactician | taktisch. = de « tactica ». ⊂ G. tacticós. </text:p>
        </text:list-item>
        <text:list-item>
          <text:p text:style-name="P105"><text:span text:style-name="T3">tacto</text:span> -us = quem tange. ⊃ contactu, intacto. </text:p>
        </text:list-item>
        <text:list-item>
          <text:p text:style-name="P105">—<text:span text:style-name="T3">ile</text:span> -ĭlis | tattile | -ile | -ile | -il. </text:p>
        </text:list-item>
        <text:list-item>
          <text:p text:style-name="P105">—<text:span text:style-name="T3">ione</text:span> -io | | -ion | -ion | -ion. = ton tange, actione de tange. </text:p>
        </text:list-item>
        <text:list-item>
          <text:p text:style-name="P105"><text:span text:style-name="T3">tactu</text:span> -us | tatto, H. P. tacto | tact | tact | Takt. = ton tange, sensu de tange. </text:p>
        </text:list-item>
        <text:list-item>
          <text:p text:style-name="P105"><text:span text:style-name="T3">tæde</text:span> -et = habe « tædio ». </text:p>
        </text:list-item>
        <text:list-item>
          <text:p text:style-name="P105">—<text:span text:style-name="T3">io</text:span> -um | tedio | <text:span text:style-name="T5">ennui</text:span> | t(a)edium | Tædium. ⊃ fastidio. </text:p>
        </text:list-item>
        <text:list-item>
          <text:p text:style-name="P105">—<text:span text:style-name="T3">ioso</text:span> 400 | tedioso | <text:span text:style-name="T5">fas</text:span>tidi <text:span text:style-name="T5">eux</text:span> | tedious | -iös. </text:p>
        </text:list-item>
        <text:list-item>
          <text:p text:style-name="P105">——<text:span text:style-name="T3">itate</text:span> | te—ità | | te—ity | -ität. </text:p>
        </text:list-item>
        <text:list-item>
          <text:p text:style-name="P105"><text:span text:style-name="T3">tænia</text:span> -ia | <text:span text:style-name="T5">nastro</text:span> | <text:span text:style-name="T5">ruban</text:span> | <text:span text:style-name="T5">ribbon</text:span> | <text:span text:style-name="T5">Band</text:span>. = fascia. ⊂ G. tainía. </text:p>
        </text:list-item>
        <text:list-item>
          <text:p text:style-name="P105">— 100 | tenia | t(a)enia | tænia | Tænia. = Zool. « tænia solium », verme solitario. </text:p>
        </text:list-item>
        <text:list-item>
          <text:p text:style-name="P105">G. tag tássō = ordina. ⊃ taxi, tactica. || A. think, D. denken = cogita. </text:p>
        </text:list-item>
        <text:list-item>
          <text:p text:style-name="P105"><text:span text:style-name="T3">talare</text:span> -aris | -are | -aire | -aria | -ar. = veste longo usque talo. </text:p>
        </text:list-item>
        <text:list-item>
          <text:p text:style-name="P105"><text:span text:style-name="T3">talco</text:span> N | talco | talc | talc | Talk. = silicato de magnesia. ⊂ ex Arabo. </text:p>
        </text:list-item>
        <text:list-item>
          <text:p text:style-name="P105"><text:span text:style-name="T3">tale</text:span> -is | tale, H. P. tal | tel | <text:span text:style-name="T5">such</text:span>, <text:span text:style-name="T5">like</text:span> | <text:span text:style-name="T5">solcher</text:span>. ⊃ talione. ⊂ t(o) -ale. </text:p>
        </text:list-item>
        <text:list-item>
          <text:p text:style-name="P105"><text:span text:style-name="T3">talea</text:span> -ea = virga reciso, pro sere in humo. ⊃ I. tagliare, F. tailler = seca. </text:p>
        </text:list-item>
        <text:list-item>
          <text:p text:style-name="P105"><text:span text:style-name="T3">talento</text:span> -um, G. tálanton = pondere de circa 26000 gramma; auro cum idem pondere, circa 5000 franco. </text:p>
        </text:list-item>
        <text:list-item>
          <text:p text:style-name="P105">— 400 | -ento | -ent | -ent | -ent. = ingenio naturale. </text:p>
        </text:list-item>
        <text:list-item>
          <text:p text:style-name="P105"><text:span text:style-name="T3">talione</text:span> -io | taglione | talion | talion | Talion. = pœna æquale [tale] ad offensa. </text:p>
        </text:list-item>
        <text:list-item>
          <text:p text:style-name="P105"><text:span text:style-name="T3">talo</text:span> -us | tallone | talon. = parte posteriore de pede. ⊃ talare. </text:p>
        </text:list-item>
        <text:list-item>
          <text:p text:style-name="P105"><text:soft-page-break/><text:span text:style-name="T3">tam</text:span> tam | tanto | <text:span text:style-name="T5">aussi</text:span> | <text:span text:style-name="T5">as</text:span>, <text:span text:style-name="T5">so</text:span> | <text:span text:style-name="T5">so</text:span>. = tanto. ⊂ to. </text:p>
        </text:list-item>
        <text:list-item>
          <text:p text:style-name="P105"><text:span text:style-name="T3">tamen</text:span> -men | <text:span text:style-name="T5">nondimeno</text:span>, <text:span text:style-name="T5">tuttavia</text:span> | <text:span text:style-name="T5">toutefois</text:span>, <text:span text:style-name="T5">cependant</text:span> | <text:span text:style-name="T5">however</text:span>, <text:span text:style-name="T5">nevertheless</text:span> | <text:span text:style-name="T5">doch</text:span>, <text:span text:style-name="T5">dennoch</text:span>. </text:p>
        </text:list-item>
        <text:list-item>
          <text:p text:style-name="P105">L. tametsi = etsi, ergo. </text:p>
        </text:list-item>
        <text:list-item>
          <text:p text:style-name="P105">L. tandem = in fine. </text:p>
        </text:list-item>
        <text:list-item>
          <text:p text:style-name="P105"><text:span text:style-name="T3">TANGE</text:span> -o | <text:span text:style-name="T5">toccare</text:span>, tangere; P. tanger | <text:span text:style-name="T5">toucher</text:span> | <text:span text:style-name="T5">to touch</text:span> | <text:span text:style-name="T5">berühren</text:span>, -ieren. ⊃ tactu, intacto, tactile, attinge, continge, contacto, contagio, contiguo, taxa, integro, redintegra, contamina. </text:p>
        </text:list-item>
        <text:list-item>
          <text:p text:style-name="P105">—<text:span text:style-name="T3">ente</text:span> | -ente | -ent(e) | -ent | -ente. = (linea) que tange curva. </text:p>
        </text:list-item>
        <text:list-item>
          <text:p text:style-name="P105">——<text:span text:style-name="T3">ia</text:span> | -enza | -ence | -ency. </text:p>
        </text:list-item>
        <text:list-item>
          <text:p text:style-name="P105">—<text:span text:style-name="T3">ibile</text:span> ĭ 400 | -ibile | -ible | -ible | -ibel. </text:p>
        </text:list-item>
        <text:list-item>
          <text:p text:style-name="P105"><text:span text:style-name="T3">tanto</text:span> -um, -us | I. H. P. tanto | tant de, autant de | <text:span text:style-name="T5">so much</text:span>, <text:span text:style-name="T5">as much</text:span> | <text:span text:style-name="T5">so</text:span>, <text:span text:style-name="T5">so gross</text:span>, <text:span text:style-name="T5">so sehr</text:span>. = tam magno, ita magno. </text:p>
        </text:list-item>
        <text:list-item>
          <text:p text:style-name="P105"><text:span text:style-name="T3">tapete</text:span> -ētē | tappeto | tapis | tapestry, <text:span text:style-name="T5">carpet</text:span> | Teppich, Tapete. ⊂ G. tápēs. </text:p>
        </text:list-item>
        <text:list-item>
          <text:p text:style-name="P105">G. tapho táphos = sepulcro. ⊃ cœnotaphio, epitaphio. </text:p>
        </text:list-item>
        <text:list-item>
          <text:p text:style-name="P105"><text:span text:style-name="T3">tapioca</text:span> N | -oca | -oca | -oca | -oka. = alimento ex radices de « janipha amihot ». ⊂ ex Brazil. </text:p>
        </text:list-item>
        <text:list-item>
          <text:p text:style-name="P105"><text:span text:style-name="T3">tapiro</text:span> N | -iro | -ir | -ir | -ir. = Zool. « tapirus americanus »; ex Brazil. </text:p>
        </text:list-item>
        <text:list-item>
          <text:p text:style-name="P105"><text:span text:style-name="T3">tarda</text:span> -o | -are | -er | to retard | -ieren. = es tardo, « retarda ». </text:p>
        </text:list-item>
        <text:list-item>
          <text:p text:style-name="P105"><text:span text:style-name="T3">tardo</text:span> -us | tardo | tard, tardif | tardy | tardiv. = lento. ⊃ tarda. </text:p>
        </text:list-item>
        <text:list-item>
          <text:p text:style-name="P105">—<text:span text:style-name="T3">igrado</text:span> -ădus | -ade | -ade | -ade. = (animale) que grade tardo. </text:p>
        </text:list-item>
        <text:list-item>
          <text:p text:style-name="P105"><text:span text:style-name="T3">tarso</text:span> N | -so | -se | -sus | -sus. ⊂ G. tarsós. </text:p>
        </text:list-item>
        <text:list-item>
          <text:p text:style-name="P105"><text:span text:style-name="T3">tartaro</text:span> -ărus | -aro | -are | -arus | -arus. = inferno (de Homero). ⊂ G. tártaros. </text:p>
        </text:list-item>
        <text:list-item>
          <text:p text:style-name="P105">— | tartaro | tartre | tartar | -arus. = sale ex fæce de vino; vocabulo quem introduc Paracelso, 1493 – 1541. </text:p>
        </text:list-item>
        <text:list-item>
          <text:p text:style-name="P105"><text:span text:style-name="T3">tauro</text:span> -us | I. H. toro, P. touro | taureau | <text:span text:style-name="T5">bull</text:span> | Stier. = bove mas. ⊂ E. ⊃ G. taúros, A. steer = juvene bove, D. Stier.; G. ⊃ minotauro, centauro. </text:p>
        </text:list-item>
        <text:list-item>
          <text:p text:style-name="P105">— -us | toro | le taureau | taurus. = constellatione de zodiaco, respondente ad aprile. </text:p>
        </text:list-item>
        <text:list-item>
          <text:p text:style-name="P105">—<text:span text:style-name="T3">ino</text:span> -īnus | -ino | | -ine. </text:p>
        </text:list-item>
        <text:list-item>
          <text:p text:style-name="P105"><text:span text:style-name="T3">tautologia</text:span> | -ia | -ie | -y | -ie. = repetitione de idem idea in vario forma. ⊂ G. tautología. ⊂ to auto log(o) -ia. </text:p>
        </text:list-item>
        <text:list-item>
          <text:p text:style-name="P105"><text:span text:style-name="T3">taxa</text:span> 100 | tassare | taxer | to tax | -ieren. = fixa pretio. ⊂ tange. </text:p>
        </text:list-item>
        <text:list-item>
          <text:p text:style-name="P105">— M | tassa, tasso | taxe, taux | tax | Taxe. = taxatione, tributo. </text:p>
        </text:list-item>
        <text:list-item>
          <text:p text:style-name="P105">—<text:span text:style-name="T3">metro</text:span> ĕ | tassametro | taxamètre, taximètre | taximeter | Taxameter. = instrumento que taxa pretio de vectura. </text:p>
        </text:list-item>
        <text:list-item>
          <text:p text:style-name="P105">—<text:span text:style-name="T3">tione</text:span> -tio | tassazione | -tion | -tion | -tion. </text:p>
        </text:list-item>
        <text:list-item>
          <text:p text:style-name="P105">—<text:span text:style-name="T3">tore</text:span> 300 | tassatore | -teur | | -tor. </text:p>
        </text:list-item>
        <text:list-item>
          <text:p text:style-name="P105">G. taxi táxis = ordine. ⊃ ataxia, syntaxi. ⊂ tag -si. </text:p>
        </text:list-item>
        <text:list-item>
          <text:p text:style-name="P105"><text:span text:style-name="T3">taxinomia</text:span> N | | taxinomie, taxonomie | taxonomy | Taxinomie. = scientia de classificatione [taxi]. </text:p>
        </text:list-item>
        <text:list-item>
          <text:p text:style-name="P105"><text:span text:style-name="T3">taxo</text:span> -us | tasso | <text:span text:style-name="T5">if</text:span>, taxinée | <text:span text:style-name="T5">yew</text:span>, taxin | <text:span text:style-name="T5">Eibe</text:span>, Taxus. = Bot. « taxus baccata ». </text:p>
        </text:list-item>
        <text:list-item>
          <text:p text:style-name="P105"><text:soft-page-break/><text:span text:style-name="T3">taxone</text:span> 400 | tasso | taisson | <text:span text:style-name="T5">badger</text:span> | Dachs. = Zool. « meles taxus ». </text:p>
        </text:list-item>
        <text:list-item>
          <text:p text:style-name="P105"><text:span text:style-name="T3">TE</text:span> tu | te tu; H. P. te tu | toi te tu | thee thou | du dir dich dein. ⊃ tuo. ⊂ E. ⊃ A., D., R. te(bja) ty, S. tva. </text:p>
        </text:list-item>
        <text:list-item>
          <text:p text:style-name="P105">G. techne téchnē = arte || texe. </text:p>
        </text:list-item>
        <text:list-item>
          <text:p text:style-name="P105"><text:span text:style-name="T3">technica</text:span> -ĭca | tecnica | -ique | -ics | -ik. = arte [techne]. </text:p>
        </text:list-item>
        <text:list-item>
          <text:p text:style-name="P105"><text:span text:style-name="T3">technico</text:span> ĭ 400 | tecnico | -ique | -ic | -isch. ⊂ G. -icós. ⊂ techne. = practico, mechanico, de arte. ⊃ poly—, pyro—. </text:p>
        </text:list-item>
        <text:list-item>
          <text:p text:style-name="P105"><text:span text:style-name="T3">technologia</text:span> | tecnologia | -ie | -y | -ie. = arte [techne]. </text:p>
        </text:list-item>
        <text:list-item>
          <text:p text:style-name="P105"><text:span text:style-name="T3">tecto</text:span> -us = quem tege, « protecto ». </text:p>
        </text:list-item>
        <text:list-item>
          <text:p text:style-name="P105"><text:span text:style-name="T3">tecto</text:span> -um | tetto, P. tecto, H. techo | toit | <text:span text:style-name="T5">roof</text:span> | Dach. = quod tege domo. ⊂ E. ⊃ D., A. thatch = tecto ex palea; G. tégos = tecto. </text:p>
        </text:list-item>
        <text:list-item>
          <text:p text:style-name="P105">G. tecton téctōn -onos = operario constructore. ⊃ architecto. || techne. </text:p>
        </text:list-item>
        <text:list-item>
          <text:p text:style-name="P105"><text:span text:style-name="T3">TEGE</text:span> -o | <text:span text:style-name="T5">coprire</text:span> | <text:span text:style-name="T5">couvrir</text:span> | <text:span text:style-name="T5">cover</text:span> | decken, tegieren. = operi, cooperi, vela. ⊃ tecto, tegula, tegmento, toga, protege. ⊂ E. ⊃ G. stégō, D. decken = tege; A. thatch, D. Dach = || tecto. </text:p>
        </text:list-item>
        <text:list-item>
          <text:p text:style-name="P105"><text:span text:style-name="T3">tegmine</text:span> -men -mĭn- = tecto, tegumento. </text:p>
        </text:list-item>
        <text:list-item>
          <text:p text:style-name="P105"><text:span text:style-name="T3">tegula</text:span> -ŭla | tegola | tuile | tile | Ziegel. = imbrice. ⊂ teg(e) -ula. </text:p>
        </text:list-item>
        <text:list-item>
          <text:p text:style-name="P105"><text:span text:style-name="T3">tegumento</text:span> -um | integumento | -ment | -ment | -ment. = quod tege corpore, pelle, veste. </text:p>
        </text:list-item>
        <text:list-item>
          <text:p text:style-name="P105"><text:span text:style-name="T3">tela</text:span> -a | I. H. tela, P. tea | toile | toile, toils, <text:span text:style-name="T5">cloth</text:span>, <text:span text:style-name="T5">web</text:span> | <text:span text:style-name="T5">Gewebe</text:span>. = re quem texe, rete, panno ex filo de lino aut de cannabi. </text:p>
        </text:list-item>
        <text:list-item>
          <text:p text:style-name="P105">G. tele t <text:span text:style-name="T3">ē</text:span>le = longe. ⊃ </text:p>
        </text:list-item>
        <text:list-item>
          <text:p text:style-name="P105"><text:span text:style-name="T3">telegramma</text:span> | -amma | télégramme | -am | -amm. = quod es transmisso per« telegrapho ». </text:p>
        </text:list-item>
        <text:list-item>
          <text:p text:style-name="P105"><text:span text:style-name="T3">telegrapho</text:span> ă | -afo | télégraphe | -aph | -aph. ⊂ tele graph -o. = instrumento electrico pro transmitte longe signos. </text:p>
        </text:list-item>
        <text:list-item>
          <text:p text:style-name="P105">—<text:span text:style-name="T3">ia</text:span> | -fia | télégraphie | -phy | -phie. </text:p>
        </text:list-item>
        <text:list-item>
          <text:p text:style-name="P105">—<text:span text:style-name="T3">ico</text:span> -ĭcus | -fico | télé—ique | -ic | -isch. </text:p>
        </text:list-item>
        <text:list-item>
          <text:p text:style-name="P105">G. teleo télos -leos = fine. </text:p>
        </text:list-item>
        <text:list-item>
          <text:p text:style-name="P105"><text:span text:style-name="T3">teleologia</text:span> | -ia | télé—ie | -y | -ie. = studio de causas finale [teleo]. </text:p>
        </text:list-item>
        <text:list-item>
          <text:p text:style-name="P105"><text:span text:style-name="T3">telepathia</text:span> | -tia | télépathie | -thy. = sensatione ad distantia [tele]. </text:p>
        </text:list-item>
        <text:list-item>
          <text:p text:style-name="P105"><text:span text:style-name="T3">telephono</text:span> | telefono | téléphone | -one | -on, <text:span text:style-name="T5">Fernsprecher</text:span>. ⊂ tele phōn(e) -o. </text:p>
        </text:list-item>
        <text:list-item>
          <text:p text:style-name="P105"><text:span text:style-name="T3">telescopio</text:span> | -opio | télescope | -ope | -op. = instrumento de optica pro vide [scop] longe [tele]. </text:p>
        </text:list-item>
        <text:list-item>
          <text:p text:style-name="P105">—<text:span text:style-name="T3">ico</text:span> -ĭcus | -ico | té—ique | -ic | -isch. </text:p>
        </text:list-item>
        <text:list-item>
          <text:p text:style-name="P105"><text:span text:style-name="T3">telonio</text:span> 300 | <text:span text:style-name="T5">dazio</text:span>, <text:span text:style-name="T5">dogana</text:span> | <text:span text:style-name="T5">octroi</text:span>, tonlieu | toll | Zoll. = officio que exige tributo de transitu. ⊂ G. tel <text:span text:style-name="T3">ō</text:span>nion. </text:p>
        </text:list-item>
        <text:list-item>
          <text:p text:style-name="P105"><text:span text:style-name="T3">tellure</text:span> tellus = terra, globo, terrestre, continente. </text:p>
        </text:list-item>
        <text:list-item>
          <text:p text:style-name="P105">—<text:span text:style-name="T3">ico</text:span> -ĭcus | -ico | -ique | -ic | -isch. </text:p>
        </text:list-item>
        <text:list-item>
          <text:p text:style-name="P105">—<text:span text:style-name="T3">io</text:span> N | -rio | -re | -rium | -rium. = metallo cum symbolo « Te », detecto in 1782 et dicato ad matre Tellure. </text:p>
        </text:list-item>
        <text:list-item>
          <text:p text:style-name="P105">L. temĕre = in modo « temerario », cum « temeritate ». </text:p>
        </text:list-item>
        <text:list-item>
          <text:p text:style-name="P105"><text:span text:style-name="T3">temerario</text:span> -us | -rario | témérarire | -rarious | -rär. = imprudente, audace. ⊂ temere. </text:p>
        </text:list-item>
        <text:list-item>
          <text:p text:style-name="P105"><text:soft-page-break/><text:span text:style-name="T3">temeritate</text:span> -tas | -tà | témérité | -ty | -tát. = to es « temerario ». </text:p>
        </text:list-item>
        <text:list-item>
          <text:p text:style-name="P105">temēto -um = vino inebriante. ⊃ abstemio, temulento. </text:p>
        </text:list-item>
        <text:list-item>
          <text:p text:style-name="P105"><text:span text:style-name="T3">temne</text:span> -o = sperne, « contemne ». </text:p>
        </text:list-item>
        <text:list-item>
          <text:p text:style-name="P105"><text:span text:style-name="T3">temone</text:span> temo | timone | timon. = quod ditige curru, aratro, nave. </text:p>
        </text:list-item>
        <text:list-item>
          <text:p text:style-name="P105"><text:span text:style-name="T3">tempera</text:span> -ĕro | -erare | -érer, tremper ( <text:span text:style-name="T5">l’acier</text:span>) | -er | -erieren. = modera, mitiga. </text:p>
        </text:list-item>
        <text:list-item>
          <text:p text:style-name="P105">—<text:span text:style-name="T3">mento</text:span> -um | -amento | tempérament | -ament | -ament. = charactere. </text:p>
        </text:list-item>
        <text:list-item>
          <text:p text:style-name="P105">—<text:span text:style-name="T3">nte</text:span> -ns | -nte | -nt. = parco, abstinente, continente. </text:p>
        </text:list-item>
        <text:list-item>
          <text:p text:style-name="P105">—<text:span text:style-name="T3">ntia</text:span> -ntia | -nza | tempérance | -nce | -nz. </text:p>
        </text:list-item>
        <text:list-item>
          <text:p text:style-name="P105">—<text:span text:style-name="T3">tura</text:span> 100 | -atura | température | -ature | -atur. </text:p>
        </text:list-item>
        <text:list-item>
          <text:p text:style-name="P105"><text:span text:style-name="T3">tempestate</text:span> -tas = statu de cælo. </text:p>
        </text:list-item>
        <text:list-item>
          <text:p text:style-name="P105">— -tas | -pesta, <text:span text:style-name="T5">burrasca</text:span> | -pête | -pest, <text:span text:style-name="T5">storm</text:span> | -pest, <text:span text:style-name="T5">Sturm</text:span>. = pluvia cum vento et grandine. </text:p>
        </text:list-item>
        <text:list-item>
          <text:p text:style-name="P105"><text:span text:style-name="T3">templo</text:span> -um | tempio | temple | temple | Tempel. = domo dicato ad deo. </text:p>
        </text:list-item>
        <text:list-item>
          <text:p text:style-name="P105"><text:span text:style-name="T3">tempora</text:span> (-ŏra -ŏrum) | le tempia | tempes | temples (of the head) | <text:span text:style-name="T5">Schläfe</text:span>. </text:p>
        </text:list-item>
        <text:list-item>
          <text:p text:style-name="P105"><text:span text:style-name="T3">temporale</text:span> 100 | -ale | -el, -al | -al | -al. = de « tempore ». </text:p>
        </text:list-item>
        <text:list-item>
          <text:p text:style-name="P105"><text:span text:style-name="T3">temporale</text:span> 400 | -ale | -al | -al | -al. = (osse) de « tempora ». </text:p>
        </text:list-item>
        <text:list-item>
          <text:p text:style-name="P105"><text:span text:style-name="T3">temporario</text:span> 100 | -raneo | -raire | -rary | -rär. = de tempore, ne stabile. </text:p>
        </text:list-item>
        <text:list-item>
          <text:p text:style-name="P105"><text:span text:style-name="T3">tempore</text:span> tempus -pŏr- | tempo | temps | <text:span text:style-name="T5">time</text:span> | <text:span text:style-name="T5">Zeit</text:span>. = successione de dies, de annos, ævo, ætate, epocha, periodo. ⊃ temporale, temporaneo, contemporaneo, tempestate. </text:p>
        </text:list-item>
        <text:list-item>
          <text:p text:style-name="P105">— -pus | tempo | tempo | tempo | Tempo. = periodo musicale. </text:p>
        </text:list-item>
        <text:list-item>
          <text:p text:style-name="P105">— M | tempo | temps | <text:span text:style-name="T5">weather</text:span> | <text:span text:style-name="T5">Wetter</text:span>. = statu de cælo, tempestate. </text:p>
        </text:list-item>
        <text:list-item>
          <text:p text:style-name="P105">— 100 | tempo | temps | tense. = forma de verbo que indica præsente, præterito et futuro. </text:p>
        </text:list-item>
        <text:list-item>
          <text:p text:style-name="P105">tempore tempus, v. <text:span text:style-name="T5">plurale</text:span> tempora. </text:p>
        </text:list-item>
        <text:list-item>
          <text:p text:style-name="P105"><text:span text:style-name="T3">temporiza</text:span> | -reggiare | -riser | -rize | -risieren. = retarda, mora, sume tempore. </text:p>
        </text:list-item>
        <text:list-item>
          <text:p text:style-name="P105">—<text:span text:style-name="T3">tione</text:span> | -izzazione | -isation | -ization | -isation. </text:p>
        </text:list-item>
        <text:list-item>
          <text:p text:style-name="P105">tempta -o = tenta. </text:p>
        </text:list-item>
        <text:list-item>
          <text:p text:style-name="P105"><text:span text:style-name="T3">temulento</text:span> -us | | | -ent | -ent. = ebrio. ⊂ tem(eto) -ulento. </text:p>
        </text:list-item>
        <text:list-item>
          <text:p text:style-name="P105">—<text:span text:style-name="T3">ia</text:span> 100 | | té—ence | -ence | -enz. = ebrietate per veneno de « lolium temulentum ». </text:p>
        </text:list-item>
        <text:list-item>
          <text:p text:style-name="P105"><text:span text:style-name="T3">tenace</text:span> -nax | -ace | -ace | -acious. = resistente, forte, que tene. </text:p>
        </text:list-item>
        <text:list-item>
          <text:p text:style-name="P105">—<text:span text:style-name="T3">itate</text:span> -itas | -ità | ténacité | -ity | -ität. </text:p>
        </text:list-item>
        <text:list-item>
          <text:p text:style-name="P105"><text:span text:style-name="T3">TENDE</text:span> -o | -dere, H. P. -der | -dre | <text:span text:style-name="T5">stretch</text:span>, tend | <text:span text:style-name="T5">spannen</text:span>, dehnen, -dieren. ⊃ at—, con—, de—, dis—, ex—, in—, os—, præ—, pro—, sub—, tenta, tendone. ⊂ ten(e) -de. </text:p>
        </text:list-item>
        <text:list-item>
          <text:p text:style-name="P105"><text:span text:style-name="T3">tendone</text:span> 100 | -ine | -on | -on | <text:span text:style-name="T5">Sehne</text:span>. ⊂ tend(e) -one. </text:p>
        </text:list-item>
        <text:list-item>
          <text:p text:style-name="P105"><text:span text:style-name="T3">TENE</text:span> -eo | tenere, H. tener | tenir | <text:span text:style-name="T5">hold</text:span>, retain | <text:span text:style-name="T5">halten</text:span>. ⊃ tenace, tende, abstine, attine, contine, continuo, detine, obtine, pertine, retine, sustine. ⊂ E. ⊃ D. dehnen = tende; G. teínō = tende, <text:soft-page-break/>(hypo)ten(usa), tænia, tetano, tono, peritonæo; R. tjanytï; S. tan. </text:p>
        </text:list-item>
        <text:list-item>
          <text:p text:style-name="P105"><text:span text:style-name="T3">tenebra</text:span> -ĕbræ | tenebre | ténèbres | <text:span text:style-name="T5">darkness</text:span> | <text:span text:style-name="T5">Finsternis</text:span>. = obscuritate, absentia de luce. ⊂ E. ⊃ D. Dämmerung = crepusculo; R. temnyj = obscuro; temnota = tenebra; S. tamas = tenebra; L. temere = ad obscuro. </text:p>
        </text:list-item>
        <text:list-item>
          <text:p text:style-name="P105">—<text:span text:style-name="T3">oso</text:span> -ōsus | -oso | ténébreux | <text:span text:style-name="T5">dark</text:span>, -ous | <text:span text:style-name="T5">finster</text:span>. </text:p>
        </text:list-item>
        <text:list-item>
          <text:p text:style-name="P105"><text:span text:style-name="T3">tenero</text:span> -nĕr | tenero | tendre | tender, <text:span text:style-name="T5">soft</text:span>, <text:span text:style-name="T5">zart</text:span>. = molle, ne duro, sensibile. </text:p>
        </text:list-item>
        <text:list-item>
          <text:p text:style-name="P105"><text:span text:style-name="T3">tenso</text:span> 100 | teso. = quem tende. </text:p>
        </text:list-item>
        <text:list-item>
          <text:p text:style-name="P105">—<text:span text:style-name="T3">ione</text:span> 100 | -ione | -ion | -ion | -ion. </text:p>
        </text:list-item>
        <text:list-item>
          <text:p text:style-name="P105">—<text:span text:style-name="T3">ore</text:span> | -ore | -eur | -or | -or. = (nervo) que tende. </text:p>
        </text:list-item>
        <text:list-item>
          <text:p text:style-name="P105"><text:span text:style-name="T3">tenta</text:span> -o | -are | -er | to tempt | -ieren. = tange, proba, commove, insidia. ⊃ at—, in—, os—. ⊂ tende. </text:p>
        </text:list-item>
        <text:list-item>
          <text:p text:style-name="P105">—<text:span text:style-name="T3">culo</text:span> -ŭlus | -acolo | -acule | -acle | -akel. = organo de mollusco pro tange aut tene. </text:p>
        </text:list-item>
        <text:list-item>
          <text:p text:style-name="P105">—<text:span text:style-name="T3">tione</text:span> -tio | -zione | -tion | -tion | -tion. </text:p>
        </text:list-item>
        <text:list-item>
          <text:p text:style-name="P105">—<text:span text:style-name="T3">tivo</text:span> | -tivo | -tive | -tive | -tiv. = proba, experimento, insidia. </text:p>
        </text:list-item>
        <text:list-item>
          <text:p text:style-name="P105">—<text:span text:style-name="T3">tore</text:span> -tor | -tore | -teur | | -tor. </text:p>
        </text:list-item>
        <text:list-item>
          <text:p text:style-name="P105"><text:span text:style-name="T3">tento</text:span> -us = quem tene, quem tende. </text:p>
        </text:list-item>
        <text:list-item>
          <text:p text:style-name="P105"><text:span text:style-name="T3">tentorio</text:span> -ium | I. P. tenda | tente | tent | <text:span text:style-name="T5">Zelt</text:span>. ⊂ ten(de) -torio. </text:p>
        </text:list-item>
        <text:list-item>
          <text:p text:style-name="P105"><text:span text:style-name="T3">tenue</text:span> -is | I. H. P. tenue | ténu | tenuous, thin | dünn. = subtile, simplice. ⊃ attenua, extenua. = || A. thin, D. dünn; G. tanaós = extenso, amplo; R. ton(kij), S. tanu. </text:p>
        </text:list-item>
        <text:list-item>
          <text:p text:style-name="P105">—<text:span text:style-name="T3">uitate</text:span> -tas | -tà | ténuité | -ty | -tät. </text:p>
        </text:list-item>
        <text:list-item>
          <text:p text:style-name="P105">L. tenus = usque ad. </text:p>
        </text:list-item>
        <text:list-item>
          <text:p text:style-name="P105"><text:span text:style-name="T3">tepe</text:span> -eo = es « tepido », habe « tepore », cale. || R. tep(lo) = calore, S. tap. </text:p>
        </text:list-item>
        <text:list-item>
          <text:p text:style-name="P105">—<text:span text:style-name="T3">ido</text:span> -ĭdus | tepido | tiède | tepid | <text:span text:style-name="T5">lau</text:span>. </text:p>
        </text:list-item>
        <text:list-item>
          <text:p text:style-name="P105">——<text:span text:style-name="T3">ario</text:span> 100 | -ario | -arium | -arium | -arium. = balneo tepido. </text:p>
        </text:list-item>
        <text:list-item>
          <text:p text:style-name="P105">—<text:span text:style-name="T3">ore</text:span> -or | -ore | tiédeur, tépidité | tepidity. = calore dulce, calore insufficiente. </text:p>
        </text:list-item>
        <text:list-item>
          <text:p text:style-name="P105">L. ter = « tres » vice. </text:p>
        </text:list-item>
        <text:list-item>
          <text:p text:style-name="P105"><text:span text:style-name="T3">TERE</text:span> -o = « tritura », frica, consume. ⊃ trito, tribulo, attritu, detrimento, detritu, terebra. || G. teréō = fora, excava; G. teredine, trema, toro; R. teretï = tere; S. tar = fora. </text:p>
        </text:list-item>
        <text:list-item>
          <text:p text:style-name="P105"><text:span text:style-name="T3">terebintho</text:span> -us = Bot. « pistacia terebinthus ». ⊂ G. terébinthos. </text:p>
        </text:list-item>
        <text:list-item>
          <text:p text:style-name="P105">—<text:span text:style-name="T3">ina</text:span> (Plinio) | trementine | térébenthine | turpentine | Terpentin. = resina ex terebintho. </text:p>
        </text:list-item>
        <text:list-item>
          <text:p text:style-name="P105"><text:span text:style-name="T3">terebra</text:span> -ĕbro | trivellare | térébrer | to terebrate. = fora. </text:p>
        </text:list-item>
        <text:list-item>
          <text:p text:style-name="P105"><text:span text:style-name="T3">terebra</text:span> ĕ 100 | trivello | tarière | <text:span text:style-name="T5">borer</text:span>, terebra | <text:span text:style-name="T5">Bohrer</text:span>. = quod servi ad tere [fora], trepano. </text:p>
        </text:list-item>
        <text:list-item>
          <text:p text:style-name="P105">—<text:span text:style-name="T3">tione</text:span> 100 | terebrazione, trivellazione | térébration | -tion | -tion. </text:p>
        </text:list-item>
        <text:list-item>
          <text:p text:style-name="P105"><text:span text:style-name="T3">teredine</text:span> -do -dĭn- | -dine | | -do | -do. = Zool. « teredo navalis », verme que rode ligno. ⊂ G. terēd <text:span text:style-name="T3">ō</text:span>n ⊂ tere. </text:p>
        </text:list-item>
        <text:list-item>
          <text:p text:style-name="P105"><text:span text:style-name="T3">terge</text:span> -eo <text:span text:style-name="T5">et</text:span> -o | tergere. = « absterge », « deterge ». ⊃ terso. </text:p>
        </text:list-item>
        <text:list-item>
          <text:p text:style-name="P105"><text:span text:style-name="T3">tergiversa</text:span> -or | -are | -er | -ate | -ieren. = « verte tergo », pone mora, muta via. </text:p>
        </text:list-item>
        <text:list-item>
          <text:p text:style-name="P105"><text:soft-page-break/>—<text:span text:style-name="T3">tione</text:span> -tio | -zione | -tion | -tion | -tion. </text:p>
        </text:list-item>
        <text:list-item>
          <text:p text:style-name="P105"><text:span text:style-name="T3">tergo</text:span> -um | tergo | <text:span text:style-name="T5">le dos</text:span> | tergum, <text:span text:style-name="T5">back</text:span> | <text:span text:style-name="T5">Rücken</text:span>. ⊃ tergiversa. </text:p>
        </text:list-item>
        <text:list-item>
          <text:p text:style-name="P105"><text:span text:style-name="T3">termina</text:span> -ĭno | -are | -er | -ate | -ieren. = pone termino, limita, fini, « determina ». </text:p>
        </text:list-item>
        <text:list-item>
          <text:p text:style-name="P105">—<text:span text:style-name="T3">tione</text:span> -tio | -zione | terminaison | -tion | -tion. = termino, fine. </text:p>
        </text:list-item>
        <text:list-item>
          <text:p text:style-name="P105"><text:span text:style-name="T3">termino</text:span> -ĭnus | -mine, H. -mino | -me | term | -me, -min. = limite, fine, lapide que limita. ⊃ termina, determina, indeterminato, extermina. = || G. térma, térmōn = confine, puncto extremo; S. tarman. </text:p>
        </text:list-item>
        <text:list-item>
          <text:p text:style-name="P105">—<text:span text:style-name="T3">ologia</text:span> | -logia | -logie | -logy | -logie. </text:p>
        </text:list-item>
        <text:list-item>
          <text:p text:style-name="P105"><text:span text:style-name="T3">ternario</text:span> 100 | -ario | -aire | -ary | -är. = composito ex « tres » parte. </text:p>
        </text:list-item>
        <text:list-item>
          <text:p text:style-name="P105"><text:span text:style-name="T3">TERRA</text:span> -a | terra | terre | <text:span text:style-name="T5">earth</text:span>, <text:span text:style-name="T5">soil</text:span>, <text:span text:style-name="T5">land</text:span>, terra | <text:span text:style-name="T5">Erde</text:span>. = tellure. ⊃ terraqueo, terremoto, terreno, terrestre, territorio, mediterraneo, subterraneo. </text:p>
        </text:list-item>
        <text:list-item>
          <text:p text:style-name="P105">—<text:span text:style-name="T3">ace</text:span> 100 = ex terra. ⊃ </text:p>
        </text:list-item>
        <text:list-item>
          <text:p text:style-name="P105">—<text:span text:style-name="T3">acea</text:span> M | -azza | -asse | -ace | -asse. </text:p>
        </text:list-item>
        <text:list-item>
          <text:p text:style-name="P105">—<text:span text:style-name="T3">æmotu</text:span> -us | terremoto | tremblement de terre | <text:span text:style-name="T5">earthquake</text:span> | <text:span text:style-name="T5">Erdbeben</text:span>. ⊂ terræ [de terra] motu. </text:p>
        </text:list-item>
        <text:list-item>
          <text:p text:style-name="P105"><text:span text:style-name="T3">terre</text:span> -eo | atterrire. = da « terrore », fac pave, fac time. ⊃ terribile, terrifica. </text:p>
        </text:list-item>
        <text:list-item>
          <text:p text:style-name="P105"><text:span text:style-name="T3">terreno</text:span> -us | terreno | terrain | terrene. = de terra. </text:p>
        </text:list-item>
        <text:list-item>
          <text:p text:style-name="P105"><text:span text:style-name="T3">terrestre</text:span> -is | -estre | -estre | -estrial | -estrisch, -ester. = de terra. </text:p>
        </text:list-item>
        <text:list-item>
          <text:p text:style-name="P105"><text:span text:style-name="T3">terribile</text:span> -ĭlis | -ibile | -ible | -ible | -ibel. = que fac terre, horrendo, formidabile, crudele. </text:p>
        </text:list-item>
        <text:list-item>
          <text:p text:style-name="P105"><text:span text:style-name="T3">terrifica</text:span> -ĭco | -ificare | -ifier | -ify. = terre. </text:p>
        </text:list-item>
        <text:list-item>
          <text:p text:style-name="P105"><text:span text:style-name="T3">territorio</text:span> -ium | -orio | -oire | -ory | -orium. = regione de terra. </text:p>
        </text:list-item>
        <text:list-item>
          <text:p text:style-name="P105">—<text:span text:style-name="T3">iale</text:span> 200 | -iale | -ial | -ial | -ial. </text:p>
        </text:list-item>
        <text:list-item>
          <text:p text:style-name="P105"><text:span text:style-name="T3">terrore</text:span> terror | -ore | -eur | -or | -or. = ton terre. </text:p>
        </text:list-item>
        <text:list-item>
          <text:p text:style-name="P105">—<text:span text:style-name="T3">ismo</text:span> | -ismo | -isme | -ism | -ismus. </text:p>
        </text:list-item>
        <text:list-item>
          <text:p text:style-name="P105">—<text:span text:style-name="T3">ista</text:span> | -ista | -iste | -ist | -ist. </text:p>
        </text:list-item>
        <text:list-item>
          <text:p text:style-name="P105"><text:span text:style-name="T3">terso</text:span> -us | terso | | terse. = quem terge, polito, nitido. </text:p>
        </text:list-item>
        <text:list-item>
          <text:p text:style-name="P105"><text:span text:style-name="T3">tertio</text:span> -ius | terzo | troisième | third | dritte. = cum numero ordinale « tres ». </text:p>
        </text:list-item>
        <text:list-item>
          <text:p text:style-name="P105">—<text:span text:style-name="T3">iario</text:span> 100 | -ziario | -tiaire | -tiary | -tiär. = in tertio loco. </text:p>
        </text:list-item>
        <text:list-item>
          <text:p text:style-name="P105"><text:span text:style-name="T3">tessera</text:span> -ĕra | tessera | tessère | <text:span text:style-name="T5">ticket</text:span>, tessera | <text:span text:style-name="T5">Marke</text:span>. = tabula quadro cum inscriptione que indica latore. ⊂ G. téssares = quatuor. </text:p>
        </text:list-item>
        <text:list-item>
          <text:p text:style-name="P105">— -ĕra = cubo pro ludo. </text:p>
        </text:list-item>
        <text:list-item>
          <text:p text:style-name="P105"><text:span text:style-name="T3">testa</text:span> -or = « attesta ». ⊂ teste. ⊃ testamento, attesta, contesta, detesta, intesta, protesta. </text:p>
        </text:list-item>
        <text:list-item>
          <text:p text:style-name="P105"><text:span text:style-name="T3">testa</text:span> -a = vase ex terra, olla, urna. ⊃ testaceo; I. testa, F. tête = capite. ⊂ torre, tosto. </text:p>
        </text:list-item>
        <text:list-item>
          <text:p text:style-name="P105"><text:span text:style-name="T3">testaceo</text:span> 100 | -ceo | -cé | -ceous | -ceen. = animale cum crusta [testa]. </text:p>
        </text:list-item>
        <text:list-item>
          <text:p text:style-name="P105"><text:span text:style-name="T3">testamento</text:span> -um | -mento | -ment | -ment | -ment. = voluntate ultimo. ⊂ (at)testa. </text:p>
        </text:list-item>
        <text:list-item>
          <text:p text:style-name="P105">—<text:span text:style-name="T3">ario</text:span> -arius | -ario | -aire | -ary | -arisch. </text:p>
        </text:list-item>
        <text:list-item>
          <text:p text:style-name="P105"><text:span text:style-name="T3">testatione</text:span> -tio = « attestatione », testimonio. </text:p>
        </text:list-item>
        <text:list-item>
          <text:p text:style-name="P105"><text:soft-page-break/><text:span text:style-name="T3">testatore</text:span> 200 | -tore | -teur | -tor | -tor. = qui fac « testamento ». </text:p>
        </text:list-item>
        <text:list-item>
          <text:p text:style-name="P105"><text:span text:style-name="T3">testatrice</text:span> 600 | -ice | -ice | -ix | -ix. = « testatore » femina. </text:p>
        </text:list-item>
        <text:list-item>
          <text:p text:style-name="P105"><text:span text:style-name="T3">teste</text:span> -is | teste, testimonio | témoin | <text:span text:style-name="T5">witness</text:span> | <text:span text:style-name="T5">Zeuge</text:span>. ⊃ testifica, testimonio, (at)testa. </text:p>
        </text:list-item>
        <text:list-item>
          <text:p text:style-name="P105"><text:span text:style-name="T3">testiculo</text:span> -ŭlus | -icolo | -icule | -icle | -ikel. </text:p>
        </text:list-item>
        <text:list-item>
          <text:p text:style-name="P105"><text:span text:style-name="T3">testifica</text:span> -ĭcor | testimoniare, testificare | témoigner | to testify | -ieren. = (at)testa. </text:p>
        </text:list-item>
        <text:list-item>
          <text:p text:style-name="P105">—<text:span text:style-name="T3">tione</text:span> -tio | -zione | | -tion | -tion. </text:p>
        </text:list-item>
        <text:list-item>
          <text:p text:style-name="P105"><text:span text:style-name="T3">testimonio</text:span> -ium | testimonianza | témoignage | testimony | Testimonium. = depositione de teste. </text:p>
        </text:list-item>
        <text:list-item>
          <text:p text:style-name="P105"><text:span text:style-name="T3">tetano</text:span> -ănus (Plinio) | -ano | tétanos | -anus | -anos. = tensione spasmodico de nervos. ⊂ G. tétanos ⊂ tene [tende]. </text:p>
        </text:list-item>
        <text:list-item>
          <text:p text:style-name="P105">G. tetra téttara = || quattuor. </text:p>
        </text:list-item>
        <text:list-item>
          <text:p text:style-name="P105"><text:span text:style-name="T3">tetrachordo</text:span> 100 | tetracorda | tétracorde | -chord | -chord. = instrumento musicale cum quatuor [tetra] chordas. ⊂ G. tetráchordon. </text:p>
        </text:list-item>
        <text:list-item>
          <text:p text:style-name="P105"><text:span text:style-name="T3">tetragono</text:span> 600 | -agono | tétragone | -agon | -agon. = cum quatuor [tetra] angulos [gonia]; quadrato. ⊂ G. tetrágōnon. </text:p>
        </text:list-item>
        <text:list-item>
          <text:p text:style-name="P105"><text:span text:style-name="T3">TEXE</text:span> -o | tessere, H. tejer, P. tecer | tisser | <text:span text:style-name="T5">to weave</text:span> | <text:span text:style-name="T5">weben</text:span>. ⊃ texto, textu, textile, contexe, prætexto, tela, subtile. ⊂ E. ⊃ R. tka(tï), S. tacs = texe; G. tecton, techne. </text:p>
        </text:list-item>
        <text:list-item>
          <text:p text:style-name="P105"><text:span text:style-name="T3">textile</text:span> -ĭlis | tessile | -ile | -ile | -il. </text:p>
        </text:list-item>
        <text:list-item>
          <text:p text:style-name="P105"><text:span text:style-name="T3">texto</text:span> -us = quem texe. </text:p>
        </text:list-item>
        <text:list-item>
          <text:p text:style-name="P105"><text:span text:style-name="T3">textu</text:span> M | testo | texte | text | Text. = libro, codice, documento. ⊂ </text:p>
        </text:list-item>
        <text:list-item>
          <text:p text:style-name="P105">— -us = ton texe, textura. </text:p>
        </text:list-item>
        <text:list-item>
          <text:p text:style-name="P105">—<text:span text:style-name="T3">uale</text:span> | testuale | -uel | -ual | -ual. = conforme ad textu. </text:p>
        </text:list-item>
        <text:list-item>
          <text:p text:style-name="P105"><text:span text:style-name="T3">textura</text:span> -a | tessitura, tessuto | tissage, tissu, -ture | -ture | -tur. = ton texe, re quem texe. </text:p>
        </text:list-item>
        <text:list-item>
          <text:p text:style-name="P105"><text:span text:style-name="T3">thalamo</text:span> -ămus | talamo | -me | -mus | -mus. = lecto nuptiale. ⊂ G. thálamos. ⊃ epithalamio. </text:p>
        </text:list-item>
        <text:list-item>
          <text:p text:style-name="P105"><text:span text:style-name="T3">thaumaturgo</text:span> | taumaturgo | -urge | -urgus | -urg. = qui fac [erg] miraculos [thaúmata]. ⊂ G. -ós. </text:p>
        </text:list-item>
        <text:list-item>
          <text:p text:style-name="P105">G. the títhēmi = pone. || L. fac. ⊃ epitheto, (biblio)theca, thema, thesi, thesauro. </text:p>
        </text:list-item>
        <text:list-item>
          <text:p text:style-name="P105">G. thea theáomai = vide, specta. ⊃ theatro, theodolite, theoria, theorema. </text:p>
        </text:list-item>
        <text:list-item>
          <text:p text:style-name="P105"><text:span text:style-name="T3">thea</text:span> N | tè | thé | tea | Tee. = Bot. « thea (viridis,…) » ⊂ Sinense. ⊃ R. c’aj. </text:p>
        </text:list-item>
        <text:list-item>
          <text:p text:style-name="P105"><text:span text:style-name="T3">theatro</text:span> -um | teatro | théâtre | -atre | -ater. ⊂ G. théatron ⊂ thea [specta] -tro. </text:p>
        </text:list-item>
        <text:list-item>
          <text:p text:style-name="P105">—<text:span text:style-name="T3">ale</text:span> -ālis | teatrale | théâtral | -trical | -tralisch. </text:p>
        </text:list-item>
        <text:list-item>
          <text:p text:style-name="P105"><text:span text:style-name="T3">theca</text:span> -a, G. th <text:span text:style-name="T3">ē</text:span>cē = cellario, repositorio. ⊃ apotheca, hypotheca, bibliotheca, pinacotheca. ⊃ A. tich, D. Zieche = involucro, tegumento; F. thèque, A. theca = cellula fecundatrice de fungos. </text:p>
        </text:list-item>
        <text:list-item>
          <text:p text:style-name="P105"><text:span text:style-name="T3">thema</text:span>(te) 100 | tema | thème | theme | Thema. = re posito, quæsito, problema. ⊃ anathema. ⊂ G. th <text:span text:style-name="T3">ē</text:span>ma ⊂ the -ma. </text:p>
        </text:list-item>
        <text:list-item>
          <text:p text:style-name="P105">G. theo theós = deo. ⊃ apotheosi, atheo, theologia. </text:p>
        </text:list-item>
        <text:list-item>
          <text:p text:style-name="P105"><text:soft-page-break/><text:span text:style-name="T3">theocratia</text:span> | teocrazia | théocratie | -acy | -atie. ⊂ G. theocratía.= imperio [crato] de sacerdotes de deo [theo]. </text:p>
        </text:list-item>
        <text:list-item>
          <text:p text:style-name="P105">—<text:span text:style-name="T3">ico</text:span> -ĭcus | teocratico | théocratique | -atic | -atisch. </text:p>
        </text:list-item>
        <text:list-item>
          <text:p text:style-name="P105"><text:span text:style-name="T3">theodolite</text:span> | teodolite | théodolite | -ite | -it. = instrumento que mete angulo horizontale et verticale, uso in geodesia. ⊂? thea [vide] dolicho [longe]. </text:p>
        </text:list-item>
        <text:list-item>
          <text:p text:style-name="P105"><text:span text:style-name="T3">theogonia</text:span> -ĭa | teogonia | théogonie | -ony | -onie. = genesi [gone] de deos [theo]. ⊂ G. theogonía. </text:p>
        </text:list-item>
        <text:list-item>
          <text:p text:style-name="P105"><text:span text:style-name="T3">theologo</text:span> -ŏgus | teologo | théologien | -logist | -log. = qui stude deo. ⊂ G. theológos. </text:p>
        </text:list-item>
        <text:list-item>
          <text:p text:style-name="P105">—<text:span text:style-name="T3">ia</text:span> | teologia | théologie | -y | -ie. ⊂ G. theología. </text:p>
        </text:list-item>
        <text:list-item>
          <text:p text:style-name="P105">—<text:span text:style-name="T3">ico</text:span> ĭ 400 | teologico | théologique | -ical | -isch. </text:p>
        </text:list-item>
        <text:list-item>
          <text:p text:style-name="P105">G. theoree theōréō = vide, observa. ⊃ theoria, theorema. ⊂ thea. </text:p>
        </text:list-item>
        <text:list-item>
          <text:p text:style-name="P105"><text:span text:style-name="T3">theorema</text:span>(te) 200 | teorema | théorème | -em | -em. = propositione quem debe demonstra. ⊂ G. the <text:span text:style-name="T3">ō</text:span>rēma ⊂ theore(e) -ma. </text:p>
        </text:list-item>
        <text:list-item>
          <text:p text:style-name="P105"><text:span text:style-name="T3">theoretico</text:span> ĭ 100 | teoretico, teorico | théorétique, théorique | -tic | -tisch. = de contemplatione, intellectuale, de « theoria », anti practico. ⊂ G. -ōrēticós ⊂ theoree. </text:p>
        </text:list-item>
        <text:list-item>
          <text:p text:style-name="P105"><text:span text:style-name="T3">theoria</text:span> 400 | teoria | théorie | -y | -ie. ⊂ G. theōría ⊂ theoree. </text:p>
        </text:list-item>
        <text:list-item>
          <text:p text:style-name="P105"><text:span text:style-name="T3">theoria</text:span> | | theorie. = processione spectaculoso de homines. ⊂ G. theōría ⊂ theoree. </text:p>
        </text:list-item>
        <text:list-item>
          <text:p text:style-name="P105"><text:span text:style-name="T3">theosophia</text:span> | teosofia | théosophie | -phy | -phie. ⊂ G. theosophía ⊂ theo sophia. </text:p>
        </text:list-item>
        <text:list-item>
          <text:p text:style-name="P105">G. ther th <text:span text:style-name="T3">ē</text:span>r = animale silvatico. ⊃ panthera, theriaca. || L. fero. </text:p>
        </text:list-item>
        <text:list-item>
          <text:p text:style-name="P105">G. therapeu therapeúō = cura (de medico). ⊃ hydrotherapia. </text:p>
        </text:list-item>
        <text:list-item>
          <text:p text:style-name="P105"><text:span text:style-name="T3">therapeutica</text:span> -ĭca | terapeutica | thérapeutique | -ic | -isch. = scientia « therapeutico ». </text:p>
        </text:list-item>
        <text:list-item>
          <text:p text:style-name="P105"><text:span text:style-name="T3">therapeutico</text:span> -ĭcus | terapeutico | thérapeutique | -eutics | -eutik. = medicinale, sanatorio. ⊂ G. -ticós. ⊂ therapeu -tico. </text:p>
        </text:list-item>
        <text:list-item>
          <text:p text:style-name="P105"><text:span text:style-name="T3">therapia,</text:span> G. therapeía = cura de medico. ⊃ æro—, electro—, hydro—. ⊂ therapeu. </text:p>
        </text:list-item>
        <text:list-item>
          <text:p text:style-name="P105"><text:span text:style-name="T3">theriaca</text:span> -a (Plinio) | teriaca | thériaque | -iac | -iak. = ammoniaca, remedio contra animales [ther] venenoso. ⊂ G. thēriac <text:span text:style-name="T3">ē</text:span>. </text:p>
        </text:list-item>
        <text:list-item>
          <text:p text:style-name="P105"><text:span text:style-name="T3">therma</text:span> (-æ -arum) | terme | -mes | -mæ | -mä. = balneo calido. ⊂ G. thérmai ⊂ thermo. </text:p>
        </text:list-item>
        <text:list-item>
          <text:p text:style-name="P105">—<text:span text:style-name="T3">ale</text:span> | termale | -al | -al | -al. </text:p>
        </text:list-item>
        <text:list-item>
          <text:p text:style-name="P105">G. thermo thermós = calido. = || A. D. warm, || L. furno. </text:p>
        </text:list-item>
        <text:list-item>
          <text:p text:style-name="P105"><text:span text:style-name="T3">thermometro</text:span> ĕ | termometro | -mètre | -meter | -meter. = instrumento pro meti calore [thermo]. </text:p>
        </text:list-item>
        <text:list-item>
          <text:p text:style-name="P105">—<text:span text:style-name="T3">ico</text:span> -ĭcus | termometrico | -métrique | -metric. </text:p>
        </text:list-item>
        <text:list-item>
          <text:p text:style-name="P105"><text:span text:style-name="T3">thermoscopio</text:span> | termoscopio | -scope | -scope | -skop. ⊂ thermo scop -io. </text:p>
        </text:list-item>
        <text:list-item>
          <text:p text:style-name="P105"><text:span text:style-name="T3">thesauro</text:span> -us | tesoro | trésor | treasure | Thesaurus. ⊂ G. thēsaurós ⊂ the. </text:p>
        </text:list-item>
        <text:list-item>
          <text:p text:style-name="P105">—<text:span text:style-name="T3">ario</text:span> 600 | tesoriere, <text:span text:style-name="T5">cassiere</text:span> | trésorier, <text:span text:style-name="T5">caissier</text:span> | treasurer, <text:span text:style-name="T5">cashier</text:span> | -arius. = custode de « thesauro ». </text:p>
        </text:list-item>
        <text:list-item>
          <text:p text:style-name="P105"><text:span text:style-name="T3">thesi</text:span> 100 | tesi | thèse | thesis | These. ⊂ G. thésis ⊂ the -si = <text:soft-page-break/>positione. </text:p>
        </text:list-item>
        <text:list-item>
          <text:p text:style-name="P105"><text:span text:style-name="T3">thorace</text:span> -āx = veste de pectore. ⊂ G. thórax. </text:p>
        </text:list-item>
        <text:list-item>
          <text:p text:style-name="P105"><text:span text:style-name="T3">thorace</text:span> 100 | torace | -ax | -ax | -ax. = pectore, stomacho. </text:p>
        </text:list-item>
        <text:list-item>
          <text:p text:style-name="P105">—<text:span text:style-name="T3">ico</text:span> -ĭcus | toracico | -ique | -ic. </text:p>
        </text:list-item>
        <text:list-item>
          <text:p text:style-name="P105"><text:span text:style-name="T3">throno</text:span> 100 | trono | tróne | throne | Thron. ⊂ G. thrónos. </text:p>
        </text:list-item>
        <text:list-item>
          <text:p text:style-name="P105">G. thymo thumós = anima, spiritu. ⊃ lipothymia. </text:p>
        </text:list-item>
        <text:list-item>
          <text:p text:style-name="P105"><text:span text:style-name="T3">thymo</text:span> -us | timo | thym | thyme | Thymian. ⊂ G. thúmos = Bot. « thymos serpillum ». </text:p>
        </text:list-item>
        <text:list-item>
          <text:p text:style-name="P105"><text:span text:style-name="T3">thynno</text:span> -us | tonno | thon | tunny | Thunfisch. ⊂ G. thúnnos = Zool. « thynnos vulgaris ». </text:p>
        </text:list-item>
        <text:list-item>
          <text:p text:style-name="P105">G. thyra thúra = porta, janua, valva. = || L. fores. ⊃ </text:p>
        </text:list-item>
        <text:list-item>
          <text:p text:style-name="P105"><text:span text:style-name="T3">thyreoide</text:span> | tiroide | thyroïde | thyroid. = cartilagine in larynge, in forma de fores. ⊂ G. thureoeid <text:span text:style-name="T3">ē</text:span>s ⊂ thyra [valva] -oide. </text:p>
        </text:list-item>
        <text:list-item>
          <text:p text:style-name="P105"><text:span text:style-name="T3">tiara</text:span> -a | tiara | tiare | tiara | Tiare. ⊂ G. tiára. = tegumento de capite, uso ab Persas. </text:p>
        </text:list-item>
        <text:list-item>
          <text:p text:style-name="P105"><text:span text:style-name="T3">tibia</text:span> -ia | tibia | tibia | tibia | Tibia. = osse de crure. </text:p>
        </text:list-item>
        <text:list-item>
          <text:p text:style-name="P105"><text:span text:style-name="T3">tigre</text:span> -is | tigre | tigre | tiger | Tiger. = Zool. « felis tigris ». ⊂ G. tígris. </text:p>
        </text:list-item>
        <text:list-item>
          <text:p text:style-name="P105"><text:span text:style-name="T3">TIME</text:span> -eo | temere, H. P. temer | <text:span text:style-name="T5">craindre</text:span> | <text:span text:style-name="T5">to fear</text:span> | <text:span text:style-name="T5">fürchten</text:span>. = pave, es « timido », habe « timore ». </text:p>
        </text:list-item>
        <text:list-item>
          <text:p text:style-name="P105">—<text:span text:style-name="T3">ido</text:span> -ĭdus | -ido | -ide | -id | -id. </text:p>
        </text:list-item>
        <text:list-item>
          <text:p text:style-name="P105">——<text:span text:style-name="T3">itate</text:span> -itas | -ità | -ité | -ity | -ität. </text:p>
        </text:list-item>
        <text:list-item>
          <text:p text:style-name="P105">—<text:span text:style-name="T3">ore</text:span> -or | timore. = to time. </text:p>
        </text:list-item>
        <text:list-item>
          <text:p text:style-name="P105">——<text:span text:style-name="T3">oso</text:span> | -roso | -ré | -rous. = timido. </text:p>
        </text:list-item>
        <text:list-item>
          <text:p text:style-name="P105"><text:span text:style-name="T3">tina</text:span> -a (Varrone) | tina | tine. = magno vase pro vino. </text:p>
        </text:list-item>
        <text:list-item>
          <text:p text:style-name="P105"><text:span text:style-name="T3">tincto</text:span> -us | tinto | teint. = quem tinge. </text:p>
        </text:list-item>
        <text:list-item>
          <text:p text:style-name="P105">—<text:span text:style-name="T3">ore</text:span> 100 | tintore | teinturier. </text:p>
        </text:list-item>
        <text:list-item>
          <text:p text:style-name="P105">—<text:span text:style-name="T3">ura</text:span> 100 | tintura | teinture | -ture | -tur. </text:p>
        </text:list-item>
        <text:list-item>
          <text:p text:style-name="P105"><text:span text:style-name="T3">TINGE</text:span> -o | tingere, H. teñir, P. tingir | teindre | to tinge, <text:span text:style-name="T5">to dye</text:span> | tingieren. ⊃ tincto, intinge. </text:p>
        </text:list-item>
        <text:list-item>
          <text:p text:style-name="P105"><text:span text:style-name="T3">tinni</text:span> -io | tintinnire | tinter | to tinkle. = fac sono « tin tin ». </text:p>
        </text:list-item>
        <text:list-item>
          <text:p text:style-name="P105"><text:span text:style-name="T3">tintinnabulo</text:span> ŭ 100 | <text:span text:style-name="T5">campanello</text:span> | <text:span text:style-name="T5">sonnette</text:span> | <text:span text:style-name="T5">bell</text:span>, -abulum | -abulum. ⊂ tin-tinni. </text:p>
        </text:list-item>
        <text:list-item>
          <text:p text:style-name="P105"><text:span text:style-name="T3">titano</text:span> -us | -ano | -an | -an | -an. ⊂ G. titán. = gigante, filio de Urano [cælo] et de Gea [terra]. </text:p>
        </text:list-item>
        <text:list-item>
          <text:p text:style-name="P105">—<text:span text:style-name="T3">ico</text:span> -ĭcus -ĭcus | -ico | -ique | -ic | -isch. = de gigante. </text:p>
        </text:list-item>
        <text:list-item>
          <text:p text:style-name="P105"><text:span text:style-name="T3">titanio</text:span> N | -nio | -ne | -nium | -nium. = metallo ultra duro, dicato ad Titanos. </text:p>
        </text:list-item>
        <text:list-item>
          <text:p text:style-name="P105"><text:span text:style-name="T3">titilla</text:span> -o | -are | -er, <text:span text:style-name="T5">chatouiller</text:span> | -ate | -ieren. </text:p>
        </text:list-item>
        <text:list-item>
          <text:p text:style-name="P105">—<text:span text:style-name="T3">tione</text:span> -tio | -zione, <text:span text:style-name="T5">solletico</text:span> | -tion | -tion | -tion. </text:p>
        </text:list-item>
        <text:list-item>
          <text:p text:style-name="P105"><text:span text:style-name="T3">titula</text:span> -ŭlo | intitolare | titrer | to title | -lieren, betiteln. = da titulo. </text:p>
        </text:list-item>
        <text:list-item>
          <text:p text:style-name="P105"><text:span text:style-name="T3">titulo</text:span> -ŭlus | titolo | titre | title | Titel. </text:p>
        </text:list-item>
        <text:list-item>
          <text:p text:style-name="P105">—<text:span text:style-name="T3">are</text:span> | titolare | -aire | -ar | -ar. </text:p>
        </text:list-item>
        <text:list-item>
          <text:p text:style-name="P105"><text:span text:style-name="T3">to,</text:span> <text:span text:style-name="T5">thema de</text:span> L. (is)to, t(ale), t(anto), to(t), t(am), t(unc); I (ques)to, H. (es)to, P. (is)to, F. (ce)t. ⊂ E. to ⊃ G. tó [pronomine in Homero, articulo in græco classico], A. the, D. der, das, R. to [pronomine], S. ta. In præsente vocabulario, <text:span text:style-name="T3">to</text:span> indica « statu », et satisfac <text:soft-page-break/>conditione: <text:span text:style-name="T3">habe</text:span> + <text:span text:style-name="T3">to</text:span> = 0; <text:span text:style-name="T3">to</text:span> + <text:span text:style-name="T3">habe</text:span> = 0. Exemplo: tim <text:span text:style-name="T3">ore</text:span> = <text:span text:style-name="T3">to</text:span> time; <text:span text:style-name="T3">habe</text:span> tim <text:span text:style-name="T3">ore</text:span> = time; ori <text:span text:style-name="T3">gine</text:span> = <text:span text:style-name="T3">to</text:span> ori; <text:span text:style-name="T3">habe</text:span> ori <text:span text:style-name="T3">gine</text:span> = ori; gaud <text:span text:style-name="T3">io</text:span> = <text:span text:style-name="T3">to</text:span> gaude; <text:span text:style-name="T3">habe</text:span> gaud <text:span text:style-name="T3">io</text:span> = gaude; opin <text:span text:style-name="T3">ione</text:span> = <text:span text:style-name="T3">to</text:span> opina, <text:span text:style-name="T3">habe</text:span> opin <text:span text:style-name="T3">ione</text:span> = opina; dista <text:span text:style-name="T3">ntia</text:span> = <text:span text:style-name="T3">to</text:span> dista, <text:span text:style-name="T3">habe</text:span> dista <text:span text:style-name="T3">ntia</text:span> = dista; aud <text:span text:style-name="T3">acia</text:span> = <text:span text:style-name="T3">to</text:span> aude, <text:span text:style-name="T3">habe</text:span> aud <text:span text:style-name="T3">acia</text:span> = aude; vict <text:span text:style-name="T3">oria</text:span> = <text:span text:style-name="T3">to</text:span> vince, <text:span text:style-name="T3">habe</text:span> vict <text:span text:style-name="T3">oria</text:span> = vince. </text:p>
        </text:list-item>
        <text:list-item>
          <text:p text:style-name="P105"><text:span text:style-name="T3">toga</text:span> -a | toga | toge | toga | Toga. = veste longo et amplo. ⊂ tege. </text:p>
        </text:list-item>
        <text:list-item>
          <text:p text:style-name="P105"><text:span text:style-name="T3">tolera</text:span> -ĕro | tollerare | tolérer | to tolerate, to thole | -ieren, dulden. ⊂ E. ⊃ A. thole, D. dulden, L. tolle. </text:p>
        </text:list-item>
        <text:list-item>
          <text:p text:style-name="P105">—<text:span text:style-name="T3">bile</text:span> -bĭlis | toll—bile | -ble | -ble | -bel. </text:p>
        </text:list-item>
        <text:list-item>
          <text:p text:style-name="P105">—<text:span text:style-name="T3">nte</text:span> 100 | toll—nte | -nt | -nt | -nt. </text:p>
        </text:list-item>
        <text:list-item>
          <text:p text:style-name="P105">——<text:span text:style-name="T3">ia</text:span> -ia | toll-nza | -nce | -nce | -nz. </text:p>
        </text:list-item>
        <text:list-item>
          <text:p text:style-name="P105"><text:span text:style-name="T3">tolle</text:span> -o | <text:span text:style-name="T5">innalzare</text:span>, estollere | <text:span text:style-name="T5">élever</text:span> | <text:span text:style-name="T5">reise</text:span>, extol | extollieren. = eleva, erige, fer in alto, lauda multo. || L. tolera. ⊃ I. togliere = rape, fer ab. </text:p>
        </text:list-item>
        <text:list-item>
          <text:p text:style-name="P105"><text:span text:style-name="T3">tomo</text:span> 100 | tomo | tome | tome | <text:span text:style-name="T5">Band</text:span>, Tom. = volumine, divisione de libro. ⊂ G. tómos = sectione. ⊃ atomo, anatomia. </text:p>
        </text:list-item>
        <text:list-item>
          <text:p text:style-name="P105"><text:span text:style-name="T3">ton, </text:span> <text:span text:style-name="T11">accusativo græco de </text:span> <text:span text:style-name="T12">to,</text:span> <text:span text:style-name="T11">in præsente libro, indica « actione » de verbo, et satisfac conditione: </text:span><text:span text:style-name="T12">fac</text:span> <text:span text:style-name="T11">+ </text:span><text:span text:style-name="T12">ton</text:span> <text:span text:style-name="T11">= 0; </text:span><text:span text:style-name="T12">habe</text:span> <text:span text:style-name="T11">+ </text:span><text:span text:style-name="T12">ton</text:span> <text:span text:style-name="T11">= passivo; </text:span><text:span text:style-name="T12">que</text:span> <text:span text:style-name="T11">+ </text:span><text:span text:style-name="T12">habe</text:span> <text:span text:style-name="T11">+ </text:span><text:span text:style-name="T12">ton</text:span> <text:span text:style-name="T11">= </text:span><text:span text:style-name="T12">quem</text:span> <text:span text:style-name="T11">.</text:span> </text:p>
        </text:list-item>
        <text:list-item>
          <text:p text:style-name="P105"><text:span text:style-name="T3">tona</text:span> -o | tuonare, H. tonar, P. troar | tonner | to thunder | donnern. ⊃ detona. ⊂ E. ⊃ A. D. </text:p>
        </text:list-item>
        <text:list-item>
          <text:p text:style-name="P105"><text:span text:style-name="T3">tonale</text:span> | -ale | -al | -al | -al. = de tono. </text:p>
        </text:list-item>
        <text:list-item>
          <text:p text:style-name="P105">—<text:span text:style-name="T3">itate</text:span> | -ità | -ité | -ity. = tono. </text:p>
        </text:list-item>
        <text:list-item>
          <text:p text:style-name="P105"><text:span text:style-name="T3">tonde</text:span> -eo | tondere, tosare | tondre, <text:span text:style-name="T5">raser</text:span> | <text:span text:style-name="T5">shear</text:span> | <text:span text:style-name="T5">scheren</text:span>. = cæde capillos, seca lana. ⊃ tonso. </text:p>
        </text:list-item>
        <text:list-item>
          <text:p text:style-name="P105"><text:span text:style-name="T3">tonico</text:span> -ĭcus | -ico | -ique | -ic | -isch. = cum accentu, corroborante, reconstituente. ⊂ G. -icós. ⊂ tono. </text:p>
        </text:list-item>
        <text:list-item>
          <text:p text:style-name="P105"><text:span text:style-name="T3">tonitru</text:span> -ĭtrus | tuono | tonnerre | thunder | Donner. = ton tona. ⊂ E. ⊃ A. D. </text:p>
        </text:list-item>
        <text:list-item>
          <text:p text:style-name="P105"><text:span text:style-name="T3">tono</text:span> 100 | tono | ton | tone, tune | Ton. ⊂ G. tónos = vi. ⊃ atonia. </text:p>
        </text:list-item>
        <text:list-item>
          <text:p text:style-name="P105"><text:span text:style-name="T3">tonsilla</text:span> (-æ -arum) | -ille | -ille | -il | -illen. = glandulas in gula. </text:p>
        </text:list-item>
        <text:list-item>
          <text:p text:style-name="P105"><text:span text:style-name="T3">tonso</text:span> -us = quem tonde. </text:p>
        </text:list-item>
        <text:list-item>
          <text:p text:style-name="P105">—<text:span text:style-name="T3">ore</text:span> -or | tosatore, <text:span text:style-name="T5">barbiere</text:span> | tondeur, <text:span text:style-name="T5">coiffeur</text:span> | <text:span text:style-name="T5">shearer</text:span> | <text:span text:style-name="T5">Bartscherer</text:span>. = qui tonde pilos. </text:p>
        </text:list-item>
        <text:list-item>
          <text:p text:style-name="P105"><text:span text:style-name="T3">tonsura</text:span> -ura | -ura | -ure | -ure | -ur. = ton tunde. </text:p>
        </text:list-item>
        <text:list-item>
          <text:p text:style-name="P105"><text:span text:style-name="T3">topazio</text:span> -ium (Plinio) | -azio | -aze | -az | -as. = lapide pretioso composito ex silicato de alluminio. ⊂ G. topázion, nomen de insula Ceylan. </text:p>
        </text:list-item>
        <text:list-item>
          <text:p text:style-name="P105"><text:span text:style-name="T3">topico</text:span> -ĭcus | -ico | -ique | -ic | -isch. = medicamento que age in loco determinato. ⊂ G. -icós. ⊂ topo. </text:p>
        </text:list-item>
        <text:list-item>
          <text:p text:style-name="P105">G. topo tópos = loco. ⊃ topico, topographia. </text:p>
        </text:list-item>
        <text:list-item>
          <text:p text:style-name="P105"><text:span text:style-name="T3">topographo</text:span> ă | -fo | -phe | -pher | -ph. = qui describe uno loco [topo]. ⊂ G. topográphos. </text:p>
        </text:list-item>
        <text:list-item>
          <text:p text:style-name="P105">—<text:span text:style-name="T3">ia</text:span> | -fia | -phie | -phy | -phie. ⊂ G. topographía. </text:p>
        </text:list-item>
        <text:list-item>
          <text:p text:style-name="P105">—<text:span text:style-name="T3">ico</text:span> -ĭcus | -afico | -aphique | -aphic | -aphisch. </text:p>
        </text:list-item>
        <text:list-item>
          <text:p text:style-name="P105"><text:span text:style-name="T3">torculo</text:span> -ŭlum (Plinio) | torchio | treuil. = instrumento pro torque et <text:soft-page-break/>pro preme, prelo. </text:p>
        </text:list-item>
        <text:list-item>
          <text:p text:style-name="P105"><text:span text:style-name="T3">tormenta</text:span> | -entare | tourmenter | -ent | -entieren. = da tormento, crucia, affige, vexa, molesta. </text:p>
        </text:list-item>
        <text:list-item>
          <text:p text:style-name="P105"><text:span text:style-name="T3">tormento</text:span> -um | -ento | tourment | -ent | -entum. = supplicio, pœna, dolore. ⊂ torque. </text:p>
        </text:list-item>
        <text:list-item>
          <text:p text:style-name="P105"><text:span text:style-name="T3">torna</text:span> -o | tornire | tourner | turn. = labora per torno. </text:p>
        </text:list-item>
        <text:list-item>
          <text:p text:style-name="P105"><text:span text:style-name="T3">torno</text:span> -us | tornio | tour | turner’s <text:span text:style-name="T5">lathe</text:span> | <text:span text:style-name="T5">Drehscheibe</text:span>. ⊂ G. tórnos. </text:p>
        </text:list-item>
        <text:list-item>
          <text:p text:style-name="P105">toro -us = musculo, lecto, thalamo, pheretro. </text:p>
        </text:list-item>
        <text:list-item>
          <text:p text:style-name="P105"><text:span text:style-name="T3">toro</text:span> -us (Vitruvio) | toro | tore | tore, torus. = anulo in basi de columna. </text:p>
        </text:list-item>
        <text:list-item>
          <text:p text:style-name="P105"><text:span text:style-name="T3">torpe</text:span> -eo = es « torpido », habe « torpore ». || D. derb = denso, compacto, duro. </text:p>
        </text:list-item>
        <text:list-item>
          <text:p text:style-name="P105">—edine -edo = torpore. </text:p>
        </text:list-item>
        <text:list-item>
          <text:p text:style-name="P105">—<text:span text:style-name="T3">edine</text:span> -edo -edĭn- | -edine | -ille | -edo. = Zool. « torpedo marmorata », pisce que fac torpe per electricitate. </text:p>
        </text:list-item>
        <text:list-item>
          <text:p text:style-name="P105">—<text:span text:style-name="T3">edine</text:span> N | -edine | -ille | -edo | -edo. = torpedine artificiale, pro bello contra naves. </text:p>
        </text:list-item>
        <text:list-item>
          <text:p text:style-name="P105">—<text:span text:style-name="T3">ido</text:span> -ĭdus | -ido | -ide | -id | -id. </text:p>
        </text:list-item>
        <text:list-item>
          <text:p text:style-name="P105">——<text:span text:style-name="T3">itate</text:span> | -ità | | -ity | -ität. </text:p>
        </text:list-item>
        <text:list-item>
          <text:p text:style-name="P105">—<text:span text:style-name="T3">ore</text:span> -or | -ore | -eur | -or | -or. = somnolentia, stupore, lethargo. </text:p>
        </text:list-item>
        <text:list-item>
          <text:p text:style-name="P105"><text:span text:style-name="T3">torque</text:span> -eo | torcere, H. P. torcer | tordre | <text:span text:style-name="T5">to twist</text:span> | <text:span text:style-name="T5">drehen</text:span>, torquieren. ⊃ con—, dis—, ex—, re—, tormento, torsione, torto. </text:p>
        </text:list-item>
        <text:list-item>
          <text:p text:style-name="P105">torque -es = corona, collare, monile. </text:p>
        </text:list-item>
        <text:list-item>
          <text:p text:style-name="P105"><text:span text:style-name="T3">torre</text:span> -eo | <text:span text:style-name="T5">arrostire</text:span>, torre <text:span text:style-name="T5">fare</text:span> | <text:span text:style-name="T5">rôtir</text:span>, torré <text:span text:style-name="T5">fier</text:span> | <text:span text:style-name="T5">roast</text:span>, torre <text:span text:style-name="T5">fy</text:span> | dörren. ⊃ tosto. ⊂ E. ⊃ G. tarsós = arido, sterile, sicco; D. dürr = sicco, Durst = siti; A. thirst = siti. </text:p>
        </text:list-item>
        <text:list-item>
          <text:p text:style-name="P105">—<text:span text:style-name="T3">fac</text:span> 100 = torre. </text:p>
        </text:list-item>
        <text:list-item>
          <text:p text:style-name="P105">——<text:span text:style-name="T3">tione</text:span> | -azione | torréfaction | -tion | -tion. </text:p>
        </text:list-item>
        <text:list-item>
          <text:p text:style-name="P105">—<text:span text:style-name="T3">ente</text:span> -ens = que torre, ardente, calido. </text:p>
        </text:list-item>
        <text:list-item>
          <text:p text:style-name="P105">—<text:span text:style-name="T3">ente</text:span> -ens | -ente | -ent | -ent | <text:span text:style-name="T5">Sturzbach</text:span>. = fluvio impetuoso. </text:p>
        </text:list-item>
        <text:list-item>
          <text:p text:style-name="P105">—<text:span text:style-name="T3">ido</text:span> -ĭdus | -ido | -ide | -id. </text:p>
        </text:list-item>
        <text:list-item>
          <text:p text:style-name="P105"><text:span text:style-name="T3">torsione</text:span> 100 | -sione | -sion | -sion | -sion. = ton torque. </text:p>
        </text:list-item>
        <text:list-item>
          <text:p text:style-name="P105"><text:span text:style-name="T3">torto</text:span> -us | torto, storto. = quem torque. </text:p>
        </text:list-item>
        <text:list-item>
          <text:p text:style-name="P105">— M | torto | tort | tort | Tort. = injustitia, injuria. </text:p>
        </text:list-item>
        <text:list-item>
          <text:p text:style-name="P105">—<text:span text:style-name="T3">uoso</text:span> -uosus | -uoso | -ueux | -uous | -uös. = ne recto, sinuoso. </text:p>
        </text:list-item>
        <text:list-item>
          <text:p text:style-name="P105">——<text:span text:style-name="T3">itate</text:span> 300 | -ità | -ité | -ity | -ität. </text:p>
        </text:list-item>
        <text:list-item>
          <text:p text:style-name="P105">—<text:span text:style-name="T3">ura</text:span> 400 | -ura | -ure | -ure | -ur. = ton torque, tormento. </text:p>
        </text:list-item>
        <text:list-item>
          <text:p text:style-name="P105">—— M | -are | -er | -e | -ieren. </text:p>
        </text:list-item>
        <text:list-item>
          <text:p text:style-name="P105"><text:span text:style-name="T3">torvo</text:span> -us | torvo | torve. = qui spece cum oculos fero. </text:p>
        </text:list-item>
        <text:list-item>
          <text:p text:style-name="P105"><text:span text:style-name="T3">tosto</text:span> -us | <text:span text:style-name="T5">arrosto</text:span> | <text:span text:style-name="T5">roti</text:span> | <text:span text:style-name="T5">roast</text:span> | <text:span text:style-name="T5">geröstet</text:span>. = quem torre. </text:p>
        </text:list-item>
        <text:list-item>
          <text:p text:style-name="P105"><text:span text:style-name="T3">tot</text:span> tot = tantos. </text:p>
        </text:list-item>
        <text:list-item>
          <text:p text:style-name="P105"><text:span text:style-name="T3">totale</text:span> | -tale | -tal | -tal | -tal. = toto, omni, universo, summa. </text:p>
        </text:list-item>
        <text:list-item>
          <text:p text:style-name="P105">—<text:span text:style-name="T3">itate</text:span> | -ità | -ité | -ity | -ität. </text:p>
        </text:list-item>
        <text:list-item>
          <text:p text:style-name="P105"><text:span text:style-name="T3">toto</text:span> -us | tutto, H. P. todo | tout | <text:span text:style-name="T5">whole</text:span> | <text:span text:style-name="T5">ganz</text:span>. ⊃ totale. </text:p>
        </text:list-item>
        <text:list-item>
          <text:p text:style-name="P105"><text:span text:style-name="T3">toxico</text:span> -ĭcum | tossico, <text:span text:style-name="T5">veleno</text:span> | <text:span text:style-name="T5">poison</text:span>, -ique | <text:span text:style-name="T5">poison</text:span>, -ic | -icum. ⊂ G. toxicón = veneno de sagitta ⊂ toxo tóxon = arcu, sagitta. </text:p>
        </text:list-item>
        <text:list-item>
          <text:p text:style-name="P105">—<text:span text:style-name="T3">logia</text:span> | tossicologia | -gie | -gy | -gie. </text:p>
        </text:list-item>
        <text:list-item>
          <text:p text:style-name="P105"><text:soft-page-break/>tra- = « trans ». ⊃ trajectoria, intra, penetra. </text:p>
        </text:list-item>
        <text:list-item>
          <text:p text:style-name="P105"><text:span text:style-name="T3">trabe</text:span> trabs | trave | <text:span text:style-name="T5">poutre</text:span>, travée | <text:span text:style-name="T5">beam</text:span> | <text:span text:style-name="T5">Balken</text:span>. ⊃ architrabe. </text:p>
        </text:list-item>
        <text:list-item>
          <text:p text:style-name="P105">—<text:span text:style-name="T3">eatione</text:span> | -azione | trabéation | -ation. = dispositione de trabes. </text:p>
        </text:list-item>
        <text:list-item>
          <text:p text:style-name="P105"><text:span text:style-name="T3">trachea</text:span> -ēa 200 | -ea | -ée | -ea | -ea. ⊂ G. tracheîa ⊂ trachús = aspero. </text:p>
        </text:list-item>
        <text:list-item>
          <text:p text:style-name="P105"><text:span text:style-name="T3">tracta</text:span> -o = trahe, tange, palpa. ⊂ trah(e) -ta. </text:p>
        </text:list-item>
        <text:list-item>
          <text:p text:style-name="P105"><text:span text:style-name="T3">tracta</text:span> -o | trattare, H. P. tratar | traiter | to treat, to tract | -ctieren, trachten. = exerce, rege, administra, negotia. </text:p>
        </text:list-item>
        <text:list-item>
          <text:p text:style-name="P105">—<text:span text:style-name="T3">bile</text:span> -bĭlis | trattabile | traitable | -ble | -bel. </text:p>
        </text:list-item>
        <text:list-item>
          <text:p text:style-name="P105">——<text:span text:style-name="T3">itate</text:span> 100 | trattabilità | -ité | -ity. </text:p>
        </text:list-item>
        <text:list-item>
          <text:p text:style-name="P105">—<text:span text:style-name="T3">tione</text:span> -tio | trattazione | -tion | -tion | -tion. </text:p>
        </text:list-item>
        <text:list-item>
          <text:p text:style-name="P105">—<text:span text:style-name="T3">tu</text:span> -us | trattato | traité | treaty, treatise, tractate | Tractat. = (libro que contine) tractatione (de studio, de pace). </text:p>
        </text:list-item>
        <text:list-item>
          <text:p text:style-name="P105"><text:span text:style-name="T3">tractione</text:span> | trazione | -tion | -tion. = ton trahe. </text:p>
        </text:list-item>
        <text:list-item>
          <text:p text:style-name="P105"><text:span text:style-name="T3">tractu</text:span> -us | -atto | -ait | -ait | -act. = ton trahe, linea, spatio. </text:p>
        </text:list-item>
        <text:list-item>
          <text:p text:style-name="P105"><text:span text:style-name="T3">trade</text:span> -o = da in potestate, porrige, mitte ad. ⊃ traditione, traditore. ⊂ tra(ns) -da. ⊃ I. tradire, F. trahir, A. <text:span text:style-name="T5">be</text:span>tray, = « trade patria ad hoste ». </text:p>
        </text:list-item>
        <text:list-item>
          <text:p text:style-name="P105"><text:span text:style-name="T3">tradito</text:span> -ĭtus = quem trade. </text:p>
        </text:list-item>
        <text:list-item>
          <text:p text:style-name="P105">—<text:span text:style-name="T3">ione</text:span> -io = ton trade. </text:p>
        </text:list-item>
        <text:list-item>
          <text:p text:style-name="P105">—<text:span text:style-name="T3">ione</text:span> 300 | -izione | -ion | -ion | -ion. = doctrina tradito trans generationes. </text:p>
        </text:list-item>
        <text:list-item>
          <text:p text:style-name="P105">——<text:span text:style-name="T3">ale</text:span> | tradizionale | traditionnel | -al, -ary | -ell. </text:p>
        </text:list-item>
        <text:list-item>
          <text:p text:style-name="P105"><text:span text:style-name="T3">traditore</text:span> 100 | -tore | traître | betrayer, traitor | -tor. </text:p>
        </text:list-item>
        <text:list-item>
          <text:p text:style-name="P105"><text:span text:style-name="T3">traduc</text:span> -uco | tradurre (una persona) | traduire (en justice). = « duc trans », transporta. </text:p>
        </text:list-item>
        <text:list-item>
          <text:p text:style-name="P105">— 200 | tradurre (un libro) | traduire | <text:span text:style-name="T5">translate</text:span> | <text:span text:style-name="T5">übersetzen</text:span>. = verte ab uno in alio lingua, transfer, interpreta. </text:p>
        </text:list-item>
        <text:list-item>
          <text:p text:style-name="P105">— M | | | to traduce. = calumnia. </text:p>
        </text:list-item>
        <text:list-item>
          <text:p text:style-name="P105">—<text:span text:style-name="T3">tione</text:span> -tio = transposizione. </text:p>
        </text:list-item>
        <text:list-item>
          <text:p text:style-name="P105">—<text:span text:style-name="T3">tione</text:span> M | traduzione | traduction. = translatione, versione. </text:p>
        </text:list-item>
        <text:list-item>
          <text:p text:style-name="P105">—<text:span text:style-name="T3">tore</text:span> -tor = qui transporta. </text:p>
        </text:list-item>
        <text:list-item>
          <text:p text:style-name="P105">— M | traduttore | traducteur. = qui traduc in alio lingua. </text:p>
        </text:list-item>
        <text:list-item>
          <text:p text:style-name="P105"><text:span text:style-name="T3">tragico</text:span> -ĭcus | -ico | -ique | -ic | -isch. = de « tragœdia », terribile, cruento. ⊂ G. -icós. </text:p>
        </text:list-item>
        <text:list-item>
          <text:p text:style-name="P105"><text:span text:style-name="T3">tragicomico</text:span> -ĭcus | -ico | tragi-comique | -ic | -isch. ⊂ tragi(co) comico. </text:p>
        </text:list-item>
        <text:list-item>
          <text:p text:style-name="P105"><text:span text:style-name="T3">tragœdia</text:span> -ia | -edia | -édie | -edy | -ödie. ⊂ G. tragōdía. </text:p>
        </text:list-item>
        <text:list-item>
          <text:p text:style-name="P105"><text:span text:style-name="T3">TRAHE</text:span> -o | trarre, H. traer | <text:span text:style-name="T5">tirer</text:span>, traîner | <text:span text:style-name="T5">to draw</text:span>, to train | <text:span text:style-name="T5">ziehen</text:span>. ⊃ abs—, at—, con—, de—, dis—, ex—, pro—, re—, sub—, tracta; F. traire = mulge. </text:p>
        </text:list-item>
        <text:list-item>
          <text:p text:style-name="P105"><text:span text:style-name="T3">trahino</text:span> M | traino, treno | train | train | Train. ⊂ trahe. </text:p>
        </text:list-item>
        <text:list-item>
          <text:p text:style-name="P105"><text:span text:style-name="T3">trajectu</text:span> -us | tragitto | trajet | traject | Traject. = transitu. ⊂ trans jacta. </text:p>
        </text:list-item>
        <text:list-item>
          <text:p text:style-name="P105">—<text:span text:style-name="T3">oria</text:span> N | traiettoria | -toire | -tory | -toria. = linea quem describe puncto mobile. </text:p>
        </text:list-item>
        <text:list-item>
          <text:p text:style-name="P105"><text:span text:style-name="T3">trama</text:span> 100 | trama | trame | <text:span text:style-name="T5">weft</text:span>, tram | Trame. </text:p>
        </text:list-item>
        <text:list-item>
          <text:p text:style-name="P105"><text:soft-page-break/><text:span text:style-name="T3">tranquilla</text:span> -o | -are | -iser | -ize. = redde tranquillo, pacifica, seda. </text:p>
        </text:list-item>
        <text:list-item>
          <text:p text:style-name="P105"><text:span text:style-name="T3">tranquillo</text:span> -us | -quillo | -quille | -quil | -quill. </text:p>
        </text:list-item>
        <text:list-item>
          <text:p text:style-name="P105">—<text:span text:style-name="T3">itate</text:span> -itas | -ità | -ité | -ity | -ität. = quiete. </text:p>
        </text:list-item>
        <text:list-item>
          <text:p text:style-name="P105"><text:span text:style-name="T3">trans</text:span> trans = ab uno ad altero parte, ultra. ⊃ I. tra = inter, H. tras = post, F. très = multo. </text:p>
        </text:list-item>
        <text:list-item>
          <text:p text:style-name="P105">—<text:span text:style-name="T3">actione</text:span> 300 | -azione | -action | -action | -action. = pacificatione, componimento. </text:p>
        </text:list-item>
        <text:list-item>
          <text:p text:style-name="P105">—<text:span text:style-name="T3">alpino</text:span> -īnus | -alpino | -alpin | -alpine | -alpinisch. = qui habita ultra Alpes. </text:p>
        </text:list-item>
        <text:list-item>
          <text:p text:style-name="P105">—<text:span text:style-name="T3">atlantico</text:span> -ĭcus | -ico | -ique | -ic | -isch. = regione ultra oceano atlantico; nave que i trans atlantico. </text:p>
        </text:list-item>
        <text:list-item>
          <text:p text:style-name="P105"><text:span text:style-name="T3">transcende</text:span> -o | trascendere | | transcend. = scande trans, sali supra. </text:p>
        </text:list-item>
        <text:list-item>
          <text:p text:style-name="P105">—<text:span text:style-name="T3">ente</text:span> -ens | trascendente | -ant | -ent | -ent. </text:p>
        </text:list-item>
        <text:list-item>
          <text:p text:style-name="P105">——<text:span text:style-name="T3">ale</text:span> | trascendentale | -antal | -ental | -ental. </text:p>
        </text:list-item>
        <text:list-item>
          <text:p text:style-name="P105">—<text:span text:style-name="T3">entia</text:span> | trascendenza | -ance | -ence. </text:p>
        </text:list-item>
        <text:list-item>
          <text:p text:style-name="P105"><text:span text:style-name="T3">transcribe</text:span> -ībo | trascrivere, <text:span text:style-name="T5">copiare</text:span> | -ire | -ibe | -ibieren. = reproduc scripto. </text:p>
        </text:list-item>
        <text:list-item>
          <text:p text:style-name="P105"><text:span text:style-name="T3">transcripto</text:span> -us | trascritto | -it | -ipt. = quem transcribe. </text:p>
        </text:list-item>
        <text:list-item>
          <text:p text:style-name="P105">—<text:span text:style-name="T3">ione</text:span> | trascrizione | -ion | -ion | -ion. </text:p>
        </text:list-item>
        <text:list-item>
          <text:p text:style-name="P105"><text:span text:style-name="T3">transfer</text:span> -fero | trasferire | transférer | to transfer | transferieren. = fer ab uno ad alio loco. </text:p>
        </text:list-item>
        <text:list-item>
          <text:p text:style-name="P105"><text:span text:style-name="T3">transfige</text:span> -īgo | trafiggere | <text:span text:style-name="T5">transpercer</text:span> | to transfix | <text:span text:style-name="T5">durchbohren</text:span>. = fige trans. </text:p>
        </text:list-item>
        <text:list-item>
          <text:p text:style-name="P105"><text:span text:style-name="T3">transfigura</text:span> 100 | trasfigurare | -rer | -re | -rieren. = muta figura. </text:p>
        </text:list-item>
        <text:list-item>
          <text:p text:style-name="P105">—<text:span text:style-name="T3">tione</text:span> 100 | trasfi—zione | -tion | -tion | -tion. </text:p>
        </text:list-item>
        <text:list-item>
          <text:p text:style-name="P105"><text:span text:style-name="T3">transforma</text:span> -o | trasformare | -former | -form | -formieren. = muta forma. </text:p>
        </text:list-item>
        <text:list-item>
          <text:p text:style-name="P105">—<text:span text:style-name="T3">tione</text:span> | tras—zione | -tion | -tion | -tion. </text:p>
        </text:list-item>
        <text:list-item>
          <text:p text:style-name="P105">—<text:span text:style-name="T3">tore</text:span> | tras—tore | -teur | -tor | -tor. </text:p>
        </text:list-item>
        <text:list-item>
          <text:p text:style-name="P105"><text:span text:style-name="T3">transfunde</text:span> -o | trasfondere | -fuser | -fuse | -fundieren. = funde [versa] ab uno ad alio vase. </text:p>
        </text:list-item>
        <text:list-item>
          <text:p text:style-name="P105"><text:span text:style-name="T3">transfuso</text:span> -ūsus | trasfuso. = quem transfunde. </text:p>
        </text:list-item>
        <text:list-item>
          <text:p text:style-name="P105">—<text:span text:style-name="T3">ione</text:span> 100 | trasfusione | -ion | -ion | -ion. </text:p>
        </text:list-item>
        <text:list-item>
          <text:p text:style-name="P105"><text:span text:style-name="T3">transgrede</text:span> -grĕdior = « trans grade », transi. </text:p>
        </text:list-item>
        <text:list-item>
          <text:p text:style-name="P105">— 400 | trasgredire | -gresser | -gress | -gredieren. = transgrede lege. </text:p>
        </text:list-item>
        <text:list-item>
          <text:p text:style-name="P105"><text:span text:style-name="T3">transgressione</text:span> -sio = ton i trans. </text:p>
        </text:list-item>
        <text:list-item>
          <text:p text:style-name="P105">— 300 | trasgressione | -sion | -sion | -sion. = ton transgrede lege. </text:p>
        </text:list-item>
        <text:list-item>
          <text:p text:style-name="P105"><text:span text:style-name="T3">transi</text:span> -eo | -itare | -iter | -it | -itieren. = « i trans ». ⊃ transitione, transitu. </text:p>
        </text:list-item>
        <text:list-item>
          <text:p text:style-name="P105"><text:span text:style-name="T3">transige</text:span> -ĭgo | -sigere | -siger | -sact | -sigieren. ⊂ trans age. </text:p>
        </text:list-item>
        <text:list-item>
          <text:p text:style-name="P105"><text:span text:style-name="T3">transitione</text:span> -tio | -zione | -tion | -tion | -tion. = ton i trans, transitu. ⊂ trans i -tione. </text:p>
        </text:list-item>
        <text:list-item>
          <text:p text:style-name="P105"><text:span text:style-name="T3">transitivo</text:span> 400 | -ivo | -if | -ive | -iv. = que i trans. </text:p>
        </text:list-item>
        <text:list-item>
          <text:p text:style-name="P105"><text:span text:style-name="T3">transitorio</text:span> 200 | -orio | -oire | -ory | -orisch. = momentaneo, instabile, que « i trans ». </text:p>
        </text:list-item>
        <text:list-item>
          <text:p text:style-name="P105"><text:soft-page-break/><text:span text:style-name="T3">transitu</text:span> -ĭtus | -ito | -it | -it | -it. = ton transi. </text:p>
        </text:list-item>
        <text:list-item>
          <text:p text:style-name="P105"><text:span text:style-name="T3">translato</text:span> -us = quem transfer, « lato trans ». ⊃ I. traslato = metaphora. </text:p>
        </text:list-item>
        <text:list-item>
          <text:p text:style-name="P105">—<text:span text:style-name="T3">ione</text:span> -io | -zione | -ion | -ion | -ion. = ton transfer, transpositione, metaphora, versione ab uno in alio lingua. </text:p>
        </text:list-item>
        <text:list-item>
          <text:p text:style-name="P105">—<text:span text:style-name="T3">ore</text:span> -or | traslatore | -eur | -or | -or. </text:p>
        </text:list-item>
        <text:list-item>
          <text:p text:style-name="P105"><text:span text:style-name="T3">translucido</text:span> ĭ 100 | -ido | -ide | -id | -id. = transparente, diaphano. ⊂ trans lucido. </text:p>
        </text:list-item>
        <text:list-item>
          <text:p text:style-name="P105"><text:span text:style-name="T3">transmarino</text:span> -us | -rino | -rin | -rine | -rinisch. = ultra mari. </text:p>
        </text:list-item>
        <text:list-item>
          <text:p text:style-name="P105"><text:span text:style-name="T3">transmigra</text:span> -o | -are | -er | -ate | -ieren. = migra. </text:p>
        </text:list-item>
        <text:list-item>
          <text:p text:style-name="P105">—<text:span text:style-name="T3">tione</text:span> 500 | tras—zione | -tion | -tion | -tion. </text:p>
        </text:list-item>
        <text:list-item>
          <text:p text:style-name="P105"><text:span text:style-name="T3">transmisso</text:span> -us | trasmesso | transmis. = quem transmitte. </text:p>
        </text:list-item>
        <text:list-item>
          <text:p text:style-name="P105">—<text:span text:style-name="T3">ibile</text:span> -ĭlis | tras—ibile | -ible | -ible | -ibel. </text:p>
        </text:list-item>
        <text:list-item>
          <text:p text:style-name="P105">—<text:span text:style-name="T3">ione</text:span> -io | tras—ione | -ion | -ion | -ion. </text:p>
        </text:list-item>
        <text:list-item>
          <text:p text:style-name="P105"><text:span text:style-name="T3">transmitte</text:span> -o | trasmettere | transmettre | to transmit | -ieren. = mitte, transfer. ⊃ transmisso. </text:p>
        </text:list-item>
        <text:list-item>
          <text:p text:style-name="P105"><text:span text:style-name="T3">transmuta</text:span> -mūto | tramutare | -muer | -mute | -mutieren. = muta, transforma. </text:p>
        </text:list-item>
        <text:list-item>
          <text:p text:style-name="P105">—<text:span text:style-name="T3">bile</text:span> -ĭlis | tras—bile | -ble | -ble | -bel. </text:p>
        </text:list-item>
        <text:list-item>
          <text:p text:style-name="P105">—<text:span text:style-name="T3">tione</text:span> 100 | tras—zione | -tion | -tion | -tion. </text:p>
        </text:list-item>
        <text:list-item>
          <text:p text:style-name="P105"><text:span text:style-name="T3">transparente</text:span> | tras—ente | -ent | -ent | -ent. = translucido, diaphano. ⊂ trans (ap)parente. </text:p>
        </text:list-item>
        <text:list-item>
          <text:p text:style-name="P105">—<text:span text:style-name="T3">ia</text:span> | tras—enza | -ence | -ency | -enz. </text:p>
        </text:list-item>
        <text:list-item>
          <text:p text:style-name="P105"><text:span text:style-name="T3">transpira</text:span> | traspirare | -er | -e | -ieren. = spira trans poros de pelle. </text:p>
        </text:list-item>
        <text:list-item>
          <text:p text:style-name="P105">—<text:span text:style-name="T3">tione</text:span> | tras—zione | -tion | -tion | -tion. </text:p>
        </text:list-item>
        <text:list-item>
          <text:p text:style-name="P105"><text:span text:style-name="T3">transplanta</text:span> | trapiantare | -anter | -ant | -antieren. = planta ab uno in alio loco. </text:p>
        </text:list-item>
        <text:list-item>
          <text:p text:style-name="P105">—<text:span text:style-name="T3">tione</text:span> | trapiantamento | -tion | -tion | -tion. </text:p>
        </text:list-item>
        <text:list-item>
          <text:p text:style-name="P105"><text:span text:style-name="T3">transpone</text:span> 100 | trasporre | -oser | -ose | -onieren. = pone in alio loco. </text:p>
        </text:list-item>
        <text:list-item>
          <text:p text:style-name="P105"><text:span text:style-name="T3">transporta</text:span> -o | trasportare | -orter | -ort | -ortieren. = porta ad alio loco. </text:p>
        </text:list-item>
        <text:list-item>
          <text:p text:style-name="P105">—<text:span text:style-name="T3">bile</text:span> -ĭlis | tras—bile | -ble | -ble | -bel. </text:p>
        </text:list-item>
        <text:list-item>
          <text:p text:style-name="P105">—<text:span text:style-name="T3">tione</text:span> 100 | trasporto | transport, -ation | transport, -ation | Transport, -ation. </text:p>
        </text:list-item>
        <text:list-item>
          <text:p text:style-name="P105"><text:span text:style-name="T3">transposito</text:span> 200 = quem transpone. </text:p>
        </text:list-item>
        <text:list-item>
          <text:p text:style-name="P105">—<text:span text:style-name="T3">ione</text:span> | tras—zione | -ion | -ion | -ion. </text:p>
        </text:list-item>
        <text:list-item>
          <text:p text:style-name="P105"><text:span text:style-name="T3">transuda</text:span> | trasudare | transsuder | -e | -ieren. = suda. </text:p>
        </text:list-item>
        <text:list-item>
          <text:p text:style-name="P105">—<text:span text:style-name="T3">tione</text:span> | trasudazione | transsudation | -tion | -tion. </text:p>
        </text:list-item>
        <text:list-item>
          <text:p text:style-name="P105"><text:span text:style-name="T3">transverso</text:span> -us | attraverso, traverso | travers, transverse | transverse | <text:span text:style-name="T5">quer</text:span>. = obliquo, « verso trans ». </text:p>
        </text:list-item>
        <text:list-item>
          <text:p text:style-name="P105">—<text:span text:style-name="T3">ale</text:span> | transversale | -al | -al | -al. = transverso. </text:p>
        </text:list-item>
        <text:list-item>
          <text:p text:style-name="P105"><text:span text:style-name="T3">trapezio</text:span> | -ezio | -èze | -ezium | -ez. = quadrilatero cum duo latere parallelo. ⊂ G. trapézion. </text:p>
        </text:list-item>
        <text:list-item>
          <text:p text:style-name="P105"><text:span text:style-name="T3">trauma</text:span>(te) | -ma | -ma | -ma. ⊂ G. traúma = vulnere. </text:p>
        </text:list-item>
        <text:list-item>
          <text:p text:style-name="P105">—<text:span text:style-name="T3">tico</text:span> -ĭcus | -tico | -tique | -tic | -tisch. ⊂ G. -ticós. </text:p>
        </text:list-item>
        <text:list-item>
          <text:p text:style-name="P105"><text:span text:style-name="T3">TREME</text:span> -o | tremare, P. tremer | trembler | to tremble | <text:span text:style-name="T5">zittern</text:span>. = || <text:soft-page-break/>G. trémō. </text:p>
        </text:list-item>
        <text:list-item>
          <text:p text:style-name="P105">—<text:span text:style-name="T3">endo</text:span> -us | -endo | | -endus. = que fac treme, terribile. </text:p>
        </text:list-item>
        <text:list-item>
          <text:p text:style-name="P105">—<text:span text:style-name="T3">ore</text:span> -or | -more | -mblement, trémeur | -mor | -mor. </text:p>
        </text:list-item>
        <text:list-item>
          <text:p text:style-name="P105">—<text:span text:style-name="T3">ulo</text:span> -ŭlus | -ulo | | -ulous. </text:p>
        </text:list-item>
        <text:list-item>
          <text:p text:style-name="P105"><text:span text:style-name="T3">trepano</text:span> ă M | trapano | trépan | -an | -an. ⊂ G. trúpanon. </text:p>
        </text:list-item>
        <text:list-item>
          <text:p text:style-name="P105">—<text:span text:style-name="T3">a</text:span> | trapanare | trépaner | to trepan | trepanieren. </text:p>
        </text:list-item>
        <text:list-item>
          <text:p text:style-name="P105">—<text:span text:style-name="T3">atione</text:span> | trapanazione | tré—ation | -ation | -ation. </text:p>
        </text:list-item>
        <text:list-item>
          <text:p text:style-name="P105"><text:span text:style-name="T3">trepida</text:span> -ĭdo | -are | trépider | | -ieren. = es « trepido », agita se, treme. </text:p>
        </text:list-item>
        <text:list-item>
          <text:p text:style-name="P105">—<text:span text:style-name="T3">tione</text:span> -tio | -azione | trépidation | -ation | -ation. </text:p>
        </text:list-item>
        <text:list-item>
          <text:p text:style-name="P105"><text:span text:style-name="T3">trepido</text:span> -ĭdus | I. H. -ido | | -id. = timido, pavoroso, tremente. ⊃ intrepido, trepida. </text:p>
        </text:list-item>
        <text:list-item>
          <text:p text:style-name="P105"><text:span text:style-name="T3">TRES</text:span> tres | tre, H. P. tres | trois | three | drei. ⊂ E. ⊃ A. D., G. tri-, R. tri, S. trajas, tri. </text:p>
        </text:list-item>
        <text:list-item>
          <text:p text:style-name="P105"><text:span text:style-name="T3">tri-</text:span> = tres. ⊃ triangulo, tridente, triennio, triplo. </text:p>
        </text:list-item>
        <text:list-item>
          <text:p text:style-name="P105">G. tri-, treís = || tres. ⊃ triade, trigono, tripode. </text:p>
        </text:list-item>
        <text:list-item>
          <text:p text:style-name="P105"><text:span text:style-name="T3">triade</text:span> ă | triade | triade | triad | Trias. ⊂ G. triás. = unione ex tres unitates. </text:p>
        </text:list-item>
        <text:list-item>
          <text:p text:style-name="P105"><text:span text:style-name="T3">triangulo</text:span> -ŭlum | -angolo | -angle | -angle | -angel. ⊂ tri- angulo. </text:p>
        </text:list-item>
        <text:list-item>
          <text:p text:style-name="P105">—<text:span text:style-name="T3">are</text:span> 100 | triangolare | -aire | -ar | -är. </text:p>
        </text:list-item>
        <text:list-item>
          <text:p text:style-name="P105">G. tribe tríbō = tere. ⊃ diatriba. || L. tribulo. </text:p>
        </text:list-item>
        <text:list-item>
          <text:p text:style-name="P105"><text:span text:style-name="T3">tribu</text:span> -us | -bù | -bu | -be | -bus. = gente; divisione de populo Romano. || ? D. Dorf = vico, R. torg = mercatu. </text:p>
        </text:list-item>
        <text:list-item>
          <text:p text:style-name="P105"><text:span text:style-name="T3">tribue</text:span> -uo | attribuire, tributare | attribuer | | tribuieren. = da, solve, committe, confer. ⊃ at—, con—, dis—, re—, tributo. </text:p>
        </text:list-item>
        <text:list-item>
          <text:p text:style-name="P105"><text:span text:style-name="T3">tribula</text:span> ŭ 100 | trebbiare, H. trillar, P. trilhar. = trahe grano ex arista, per tribulo. </text:p>
        </text:list-item>
        <text:list-item>
          <text:p text:style-name="P105"><text:span text:style-name="T3">tribula</text:span> 300 | -olare | | | -ulieren. = tormenta, affige, vexa. </text:p>
        </text:list-item>
        <text:list-item>
          <text:p text:style-name="P105">—<text:span text:style-name="T3">tione</text:span> 300 | tribolazione | -ation | -ation | -ation. = dolore continuo. </text:p>
        </text:list-item>
        <text:list-item>
          <text:p text:style-name="P105"><text:span text:style-name="T3">tribulo</text:span> -ŭlum | tribolo, trebbia. = prisma pro « tribula » grano. </text:p>
        </text:list-item>
        <text:list-item>
          <text:p text:style-name="P105"><text:span text:style-name="T3">tribuno</text:span> -us | -uno | -un | -une | -un. = duce de tribu. </text:p>
        </text:list-item>
        <text:list-item>
          <text:p text:style-name="P105">—<text:span text:style-name="T3">a</text:span> M | -una | -une | -une | -üne. = loco unde tribuno loque, pulpito. </text:p>
        </text:list-item>
        <text:list-item>
          <text:p text:style-name="P105">—<text:span text:style-name="T3">ale</text:span> -al | -ale | -al | -al | -al. = sede de judices. </text:p>
        </text:list-item>
        <text:list-item>
          <text:p text:style-name="P105"><text:span text:style-name="T3">tributo</text:span> -ūtum | -uto | -ut | -ute | -ut. = pecunia quem privato tribue ad publico. </text:p>
        </text:list-item>
        <text:list-item>
          <text:p text:style-name="P105">—<text:span text:style-name="T3">ario</text:span> 100 | -ario | -aire | -ary | -ar. </text:p>
        </text:list-item>
        <text:list-item>
          <text:p text:style-name="P105"><text:span text:style-name="T3">trica</text:span> -or = « intrica ». ⊃ extrica. </text:p>
        </text:list-item>
        <text:list-item>
          <text:p text:style-name="P105"><text:span text:style-name="T3">trica</text:span> (-æ -arum) = vinculo ad pedes de pullos, fastidio, impedimento. </text:p>
        </text:list-item>
        <text:list-item>
          <text:p text:style-name="P105"><text:span text:style-name="T3">tricolore</text:span> | -lore | -lore | -lore | -lor. = cum « tres colore ». </text:p>
        </text:list-item>
        <text:list-item>
          <text:p text:style-name="P105"><text:span text:style-name="T3">tricyclo</text:span> | -iclo | -ycle | -ycle | -ycle. = curru cum tres rota [cyclo]. </text:p>
        </text:list-item>
        <text:list-item>
          <text:p text:style-name="P105"><text:span text:style-name="T3">tridente</text:span> -ens | -ente | -ent | -ent | -ent. = cum « tres dente », arma de Neptuno. </text:p>
        </text:list-item>
        <text:list-item>
          <text:p text:style-name="P105"><text:span text:style-name="T3">triennale</text:span> | -ale | -al | -ial | -al. = de triennio. </text:p>
        </text:list-item>
        <text:list-item>
          <text:p text:style-name="P105"><text:span text:style-name="T3">triennio</text:span> -ium | -ennio | -ennium | | -ennium. = periodo de « tres anno ». </text:p>
        </text:list-item>
        <text:list-item>
          <text:p text:style-name="P105"><text:span text:style-name="T3">trifido</text:span> -ĭdus | -ido | -ide | -id. = diviso in 3 parte. ⊂ tri- fi(n)d(e) -o. </text:p>
        </text:list-item>
        <text:list-item>
          <text:p text:style-name="P105"><text:soft-page-break/><text:span text:style-name="T3">trifolio</text:span> 100 | -oglio | trèfle | trefoil | -olium. = Bot. « trifolium pratense ». </text:p>
        </text:list-item>
        <text:list-item>
          <text:p text:style-name="P105">G. trigōno trígōnon = triangolo. ⊂ tri gon(ia) -o. </text:p>
        </text:list-item>
        <text:list-item>
          <text:p text:style-name="P105"><text:span text:style-name="T3">trigonometria</text:span> | -etria | -étrie | -etry | -etrie. = scientia de meti [metro] triangulos [trigono]. </text:p>
        </text:list-item>
        <text:list-item>
          <text:p text:style-name="P105">—<text:span text:style-name="T3">ico</text:span> -ĭcus | -etrico | -étrique | -etrical | -etrisch. </text:p>
        </text:list-item>
        <text:list-item>
          <text:p text:style-name="P105"><text:span text:style-name="T3">trino</text:span> -us | trino | trin | trine | trinum. = de tres, triplice. </text:p>
        </text:list-item>
        <text:list-item>
          <text:p text:style-name="P105">—<text:span text:style-name="T3">itate</text:span> 300 | -ità | -ité | -ity | -ität. </text:p>
        </text:list-item>
        <text:list-item>
          <text:p text:style-name="P105"><text:span text:style-name="T3">trinomio</text:span> | -omio | -ôme | -omial | -omium. = quantitate algebrico ex tres [tri] termino [onoma]. </text:p>
        </text:list-item>
        <text:list-item>
          <text:p text:style-name="P105"><text:span text:style-name="T3">tripartito</text:span> -us | -ito | -ite | -ite | -it. = in « tres parte ». </text:p>
        </text:list-item>
        <text:list-item>
          <text:p text:style-name="P105"><text:span text:style-name="T3">triphthongo</text:span> | trittongo | -thongue | -thong | -thong. = unione de tres vocale in uno solo. ⊂ tri- phthongo. </text:p>
        </text:list-item>
        <text:list-item>
          <text:p text:style-name="P105"><text:span text:style-name="T3">triplica</text:span> ĭ 100 | -are | tripler | -ate, triple | -ieren. = redde triplice. ⊂ tri- plica. </text:p>
        </text:list-item>
        <text:list-item>
          <text:p text:style-name="P105">—<text:span text:style-name="T3">tione</text:span> 500 | -zione | -tion | -tion | -tion. </text:p>
        </text:list-item>
        <text:list-item>
          <text:p text:style-name="P105">—<text:span text:style-name="T3">ato</text:span> 100 | -ato | | -ate | -at. </text:p>
        </text:list-item>
        <text:list-item>
          <text:p text:style-name="P105"><text:span text:style-name="T3">triplice</text:span> -plex -plĭc- | triplice. ⊂ tri plica. = </text:p>
        </text:list-item>
        <text:list-item>
          <text:p text:style-name="P105"><text:span text:style-name="T3">triplo</text:span> -us | triplo | triple | triple | tripel. ⊂ tri pl(e) -o. </text:p>
        </text:list-item>
        <text:list-item>
          <text:p text:style-name="P105"><text:span text:style-name="T3">tripode</text:span> tripus -pŏd- | -pode | trépied | -pod | -pode. ⊂ G. trípous. = tabula cum tres [tri] pede [pod]. </text:p>
        </text:list-item>
        <text:list-item>
          <text:p text:style-name="P105"><text:span text:style-name="T3">trireme</text:span> -is | -eme | -ème | -eme | -eme. = nave cum tres serie de remo. </text:p>
        </text:list-item>
        <text:list-item>
          <text:p text:style-name="P105"><text:span text:style-name="T3">trisectione</text:span> | trisezione | -tion | -tion | -tion. = divisione in tres. </text:p>
        </text:list-item>
        <text:list-item>
          <text:p text:style-name="P105"><text:span text:style-name="T3">triste</text:span> -is | triste | triste | <text:span text:style-name="T5">sad</text:span>, trist. = mœsto, afflicto, anti hilare, anti læto. ⊃ attrista, contrista. </text:p>
        </text:list-item>
        <text:list-item>
          <text:p text:style-name="P105"><text:span text:style-name="T3">trito</text:span> -us | trito. = quem tere. ⊃ at—, con—, de—. </text:p>
        </text:list-item>
        <text:list-item>
          <text:p text:style-name="P105"><text:span text:style-name="T3">tritone</text:span> -ton | -one | -on | -on. ⊂ G. trítōn. = deo de mari, filio de Neptuno. </text:p>
        </text:list-item>
        <text:list-item>
          <text:p text:style-name="P105"><text:span text:style-name="T3">tritura</text:span> 100 | -are, H. P. -ar | -er | -ate | -ieren. = tere. </text:p>
        </text:list-item>
        <text:list-item>
          <text:p text:style-name="P105">—<text:span text:style-name="T3">bile</text:span> -ĭlis | -bile | -ble | -ble | -bel. </text:p>
        </text:list-item>
        <text:list-item>
          <text:p text:style-name="P105">—<text:span text:style-name="T3">tione</text:span> | -zione | -tion | -tion | -tion. </text:p>
        </text:list-item>
        <text:list-item>
          <text:p text:style-name="P105"><text:span text:style-name="T3">triumpha</text:span> -o | trionfare | triompher | -ph | -phieren. = fac « triumpho ». </text:p>
        </text:list-item>
        <text:list-item>
          <text:p text:style-name="P105"><text:span text:style-name="T3">triumpho</text:span> -us | trionfo | triomphe | triumph | Triumph. ⊂ G. tríambos = processione in honore de Baccho. </text:p>
        </text:list-item>
        <text:list-item>
          <text:p text:style-name="P105">—<text:span text:style-name="T3">ale</text:span> -ālis | trionfale | triomphal | -al. </text:p>
        </text:list-item>
        <text:list-item>
          <text:p text:style-name="P105">—<text:span text:style-name="T3">ante</text:span> 100 | trionfante | triomphant | -ant | -ator. </text:p>
        </text:list-item>
        <text:list-item>
          <text:p text:style-name="P105"><text:span text:style-name="T3">triumviro</text:span> -vĭr | -viro | -vir | -vir | -vir. = uno ex tres vir, que rege republica. </text:p>
        </text:list-item>
        <text:list-item>
          <text:p text:style-name="P105">—<text:span text:style-name="T3">atu</text:span> -us | -ato | -at | -ate | -at. </text:p>
        </text:list-item>
        <text:list-item>
          <text:p text:style-name="P105"><text:span text:style-name="T3">trivio</text:span> -ium | trivio. = intersectione de « tres via ». </text:p>
        </text:list-item>
        <text:list-item>
          <text:p text:style-name="P105">—<text:span text:style-name="T3">iale</text:span> 100 | -iale | -ial | -ial | -ial. = vulgare. </text:p>
        </text:list-item>
        <text:list-item>
          <text:p text:style-name="P105">——<text:span text:style-name="T3">itate</text:span> | -ità | -ité | -ity | -ität. </text:p>
        </text:list-item>
        <text:list-item>
          <text:p text:style-name="P105">G. trogle tr <text:span text:style-name="T3">ō</text:span>glē = caverna. </text:p>
        </text:list-item>
        <text:list-item>
          <text:p text:style-name="P105"><text:span text:style-name="T3">troglodyta</text:span> -a | -dite | -dyte | -dyte | -dyt. = habitante de caverna. ⊂ G. trōglodútēs ⊂ trogle dy [dúnō = penetra]. </text:p>
        </text:list-item>
        <text:list-item>
          <text:p text:style-name="P105"><text:soft-page-break/>G. trop trépō = volve, verte. ⊃ heliotropo, tropico, tropo. || ? L. torque, R. trepetatï = treme. </text:p>
        </text:list-item>
        <text:list-item>
          <text:p text:style-name="P105"><text:span text:style-name="T3">tropæo</text:span> -um | trofeo | trophée | trophy | Trop(h)äen. = monumento de fuga [trop] de hoste. ⊂ G. tropaîon. </text:p>
        </text:list-item>
        <text:list-item>
          <text:p text:style-name="P105">G. troph tréphō = nutri. ⊃ atrophia, hypertrophia, orphanotrophio. </text:p>
        </text:list-item>
        <text:list-item>
          <text:p text:style-name="P105">trophæo, <text:span text:style-name="T5">forma recente de</text:span> tropæo. </text:p>
        </text:list-item>
        <text:list-item>
          <text:p text:style-name="P105"><text:span text:style-name="T3">tropico</text:span> ĭ 100 | -ico | -ique | -ic | -isch. ⊂ G. -icós. = parallelo ad æquatore cæleste, ubi sol verte [trop] suo motu annuo. </text:p>
        </text:list-item>
        <text:list-item>
          <text:p text:style-name="P105">—<text:span text:style-name="T3">ale</text:span> | -ale | -al | -al | -alisch. </text:p>
        </text:list-item>
        <text:list-item>
          <text:p text:style-name="P105"><text:span text:style-name="T3">tropo</text:span> 100 | tropo | trope | trope | Trope. = uso figurato de uno vocabulo. ⊂ G. trópos ⊂ trop [verte]. </text:p>
        </text:list-item>
        <text:list-item>
          <text:p text:style-name="P105"><text:span text:style-name="T3">logia</text:span> | -ia | -ie | -y | -ie. </text:p>
        </text:list-item>
        <text:list-item>
          <text:p text:style-name="P105">—<text:span text:style-name="T3">ico</text:span> ĭ 400 | -ico | -ique | -ic | -isch. = figurato. </text:p>
        </text:list-item>
        <text:list-item>
          <text:p text:style-name="P105"><text:span text:style-name="T3">trua</text:span> (Varrone) = trulla. </text:p>
        </text:list-item>
        <text:list-item>
          <text:p text:style-name="P105"><text:span text:style-name="T3">truce</text:span> trux | truce. = feroce, aspero, brutale, « truculento ». </text:p>
        </text:list-item>
        <text:list-item>
          <text:p text:style-name="P105"><text:span text:style-name="T3">trucida</text:span> -cīdo | trucidare. = da morte truce. </text:p>
        </text:list-item>
        <text:list-item>
          <text:p text:style-name="P105"><text:span text:style-name="T3">truculento</text:span> -us | -ento | -ent | -ent. = truce. </text:p>
        </text:list-item>
        <text:list-item>
          <text:p text:style-name="P105"><text:span text:style-name="T3">trude</text:span> -o = pelle, pulsa, impelle, expelle. ⊃ abs—, in—, abstruso, trusione. </text:p>
        </text:list-item>
        <text:list-item>
          <text:p text:style-name="P105"><text:span text:style-name="T3">trulla</text:span> -a = vase cum capulo. </text:p>
        </text:list-item>
        <text:list-item>
          <text:p text:style-name="P105">— | <text:span text:style-name="T5">cazzuola</text:span>, H. trulla, P. trulha | truelle | trowel. = instrumento pro cape calce, uso ab muratores. </text:p>
        </text:list-item>
        <text:list-item>
          <text:p text:style-name="P105"><text:span text:style-name="T3">trunca</text:span> -o | troncare | tronquer | trunk, truncate | <text:span text:style-name="T5">abhauen</text:span>, tronquieren. = redde trunco, seca. </text:p>
        </text:list-item>
        <text:list-item>
          <text:p text:style-name="P105"><text:span text:style-name="T3">trunco</text:span> -us | tronco | tronc | trunk | <text:span text:style-name="T5">Stumpf</text:span>, Truncus. </text:p>
        </text:list-item>
        <text:list-item>
          <text:p text:style-name="P105"><text:span text:style-name="T3">trusione</text:span> | | -sion | -sion | -sion. = pulsatione de corde. ⊂ trud(e) -tione. </text:p>
        </text:list-item>
        <text:list-item>
          <text:p text:style-name="P105">G. trypano, v. trepano. </text:p>
        </text:list-item>
        <text:list-item>
          <text:p text:style-name="P105"><text:span text:style-name="T3">tu,</text:span> <text:span text:style-name="T5">nominativo</text:span> = te. </text:p>
        </text:list-item>
        <text:list-item>
          <text:p text:style-name="P105"><text:span text:style-name="T3">tuba</text:span> -a | <text:span text:style-name="T5">tromba</text:span>, tuba | <text:span text:style-name="T5">trompette</text:span>, tuba | <text:span text:style-name="T5">trumpet</text:span>, tuba | <text:span text:style-name="T5">Trompete</text:span>, Tuba. = instrumento sonoro in forma de tubo. </text:p>
        </text:list-item>
        <text:list-item>
          <text:p text:style-name="P105"><text:span text:style-name="T3">tuberculo</text:span> ŭ 100 | -colo | -cule | -cle | -kel. = parvo tubere. </text:p>
        </text:list-item>
        <text:list-item>
          <text:p text:style-name="P105">—<text:span text:style-name="T3">oso</text:span> | -coloso | -eux | -ose | -ös. </text:p>
        </text:list-item>
        <text:list-item>
          <text:p text:style-name="P105"><text:span text:style-name="T3">tubere</text:span> -bĕr | tubero | | tuber. = tumore, gibba, « tuberculo ». ⊂ tume. </text:p>
        </text:list-item>
        <text:list-item>
          <text:p text:style-name="P105">— 100 | tartufo ⊂ terra-tubere | truffe | truffle | Trüffel. = Bot. « tuber melanosporum ». </text:p>
        </text:list-item>
        <text:list-item>
          <text:p text:style-name="P105">—<text:span text:style-name="T3">osa</text:span> N | -osa | tubéreuse | -ose | -ose. = Bot. « polianthes tuberosa », flore [antho] cultivato in urbe [poli]. </text:p>
        </text:list-item>
        <text:list-item>
          <text:p text:style-name="P105">—<text:span text:style-name="T3">oso</text:span> (Varrone) | tuberoso | tubéreux | tuberous | tuberös. </text:p>
        </text:list-item>
        <text:list-item>
          <text:p text:style-name="P105">——<text:span text:style-name="T3">itate</text:span> | -ità | tubérosité | -ity | -ität. = excrescentia, tubere. </text:p>
        </text:list-item>
        <text:list-item>
          <text:p text:style-name="P105"><text:span text:style-name="T3">tubo</text:span> 100 | tubo | tube | tube | <text:span text:style-name="T5">Röhre</text:span>. </text:p>
        </text:list-item>
        <text:list-item>
          <text:p text:style-name="P105">—<text:span text:style-name="T3">ulare</text:span> | -are | -aire | -ar. </text:p>
        </text:list-item>
        <text:list-item>
          <text:p text:style-name="P105">—<text:span text:style-name="T3">ulato</text:span> 100 | -lato | -lé | -lated. </text:p>
        </text:list-item>
        <text:list-item>
          <text:p text:style-name="P105"><text:span text:style-name="T3">tue</text:span> tueor = respice, serva, custodi, defende. ⊃ tuto, tutore, tutela, intue. </text:p>
        </text:list-item>
        <text:list-item>
          <text:p text:style-name="P105">L. tum = tunc. </text:p>
        </text:list-item>
        <text:list-item>
          <text:p text:style-name="P105"><text:soft-page-break/><text:span text:style-name="T3">tumba</text:span> 500 | tomba, H. P. tumba | tombe, tombeau | tomb | Tumba. = sepulcro, tumulo, sarcophago. ⊂ G. túmbos. </text:p>
        </text:list-item>
        <text:list-item>
          <text:p text:style-name="P105"><text:span text:style-name="T3">tume</text:span> -eo = es « tumido », habe « tumore ». ⊃ tubere. || A. thumb, D. Daumen = pollice; G. tylo = callo; R. tolstyi = crasso. </text:p>
        </text:list-item>
        <text:list-item>
          <text:p text:style-name="P105">—<text:span text:style-name="T3">fac</text:span> -facio | tumefare | tuméfier | to tumefy | <text:span text:style-name="T5">schwellen</text:span>. = fac tume. </text:p>
        </text:list-item>
        <text:list-item>
          <text:p text:style-name="P105">——<text:span text:style-name="T3">tione</text:span> | -fazione | tuméfaction | -tion | -tion. </text:p>
        </text:list-item>
        <text:list-item>
          <text:p text:style-name="P105">—<text:span text:style-name="T3">ido</text:span> -ĭdus | -ido | -ide | -id | -id. </text:p>
        </text:list-item>
        <text:list-item>
          <text:p text:style-name="P105">—<text:span text:style-name="T3">ore</text:span> -or | -ore | -eur | -or | -or. </text:p>
        </text:list-item>
        <text:list-item>
          <text:p text:style-name="P105">—<text:span text:style-name="T3">ula</text:span> -ŭlo | -are | | -ate | -ieren. = sepeli, inhuma, pone sub « tumulo ». </text:p>
        </text:list-item>
        <text:list-item>
          <text:p text:style-name="P105">—<text:span text:style-name="T3">ulo</text:span> -ŭlus | -ulo | -ulus | -ulus. = cumulo de terra (super sepulcro). </text:p>
        </text:list-item>
        <text:list-item>
          <text:p text:style-name="P105"><text:span text:style-name="T3">tumultu</text:span> -us | -ulto | -ulte | -ult | -ult. = commotione de multitudine, cum voces confuso. ⊂ tume. </text:p>
        </text:list-item>
        <text:list-item>
          <text:p text:style-name="P105">—<text:span text:style-name="T3">ua</text:span> -uor | -uare | | | -uieren. </text:p>
        </text:list-item>
        <text:list-item>
          <text:p text:style-name="P105">—<text:span text:style-name="T3">uario</text:span> -us | -uario | -uaire | -uary | -uarisch. </text:p>
        </text:list-item>
        <text:list-item>
          <text:p text:style-name="P105">—<text:span text:style-name="T3">uoso</text:span> -us | -uoso | -ueux | -uous. </text:p>
        </text:list-item>
        <text:list-item>
          <text:p text:style-name="P105"><text:span text:style-name="T3">tunc</text:span> tunc | <text:span text:style-name="T5">allora</text:span> | <text:span text:style-name="T5">alors</text:span> | then | dann. = in illo tempore. ⊂ E. to ⊃ A. D. </text:p>
        </text:list-item>
        <text:list-item>
          <text:p text:style-name="P105"><text:span text:style-name="T3">tunde</text:span> -o = percute. ⊃ tuso, obtuso, contunde. = || D. stossen. </text:p>
        </text:list-item>
        <text:list-item>
          <text:p text:style-name="P105"><text:span text:style-name="T3">tunica</text:span> -ĭca | -ica | -ique, <text:span text:style-name="T5">blouse</text:span> | -ic | -ica. = veste. </text:p>
        </text:list-item>
        <text:list-item>
          <text:p text:style-name="P105"><text:span text:style-name="T3">tuo</text:span> tuus | tuo | ton, ta, tes | thy | dein. = de « te ». </text:p>
        </text:list-item>
        <text:list-item>
          <text:p text:style-name="P105"><text:span text:style-name="T3">turba</text:span> -a | turba | turbe | <text:span text:style-name="T5">crowd</text:span> | <text:span text:style-name="T5">Schar</text:span>. = multitudine, confusione, tumultu, anti quiete. || G. túrbē, D.? Dorf = viculo. </text:p>
        </text:list-item>
        <text:list-item>
          <text:p text:style-name="P105"><text:span text:style-name="T3">turba</text:span> -o | -are | troubler | trouble | -ieren. = « conturba, disturba, perturba ». </text:p>
        </text:list-item>
        <text:list-item>
          <text:p text:style-name="P105">—<text:span text:style-name="T3">tione</text:span> -tio | -amento | trouble | trouble | -ation. </text:p>
        </text:list-item>
        <text:list-item>
          <text:p text:style-name="P105">—<text:span text:style-name="T3">tore</text:span> -tor | -tore | troubler | troubler | -tor. </text:p>
        </text:list-item>
        <text:list-item>
          <text:p text:style-name="P105">—<text:span text:style-name="T3">ido</text:span> -ĭdus | torbido | trouble | -id. </text:p>
        </text:list-item>
        <text:list-item>
          <text:p text:style-name="P105">——<text:span text:style-name="T3">itate</text:span> | torbidità | trouble | -ity. </text:p>
        </text:list-item>
        <text:list-item>
          <text:p text:style-name="P105"><text:span text:style-name="T3">turbina</text:span> N | -ina | -ine | -ine | -ine. ⊂ <text:span text:style-name="T5">forma novo de</text:span> turbine. </text:p>
        </text:list-item>
        <text:list-item>
          <text:p text:style-name="P105"><text:span text:style-name="T3">turbine</text:span> -bo -bĭn- | turbine | tourbillon | <text:span text:style-name="T5">wheel</text:span> | <text:span text:style-name="T5">Wirbel</text:span>. = vortice, procella, rota. </text:p>
        </text:list-item>
        <text:list-item>
          <text:p text:style-name="P105"><text:span text:style-name="T3">turbulento</text:span> -us | turbolento | -ent | -ent | -ent. = que turba. </text:p>
        </text:list-item>
        <text:list-item>
          <text:p text:style-name="P105">—<text:span text:style-name="T3">ia</text:span> 300 | turbolenza | -ence | -ence | -enz. </text:p>
        </text:list-item>
        <text:list-item>
          <text:p text:style-name="P105"><text:span text:style-name="T3">turdo</text:span> -us | I. H. P. tordo | <text:span text:style-name="T5">grive</text:span>, tourd | thrush | Drossel. = Zool. « turdus musicus ». ⊂ E. ⊃ A. D. </text:p>
        </text:list-item>
        <text:list-item>
          <text:p text:style-name="P105"><text:span text:style-name="T3">turge</text:span> -eo = fi « turgido », confla se, tume. </text:p>
        </text:list-item>
        <text:list-item>
          <text:p text:style-name="P105">—<text:span text:style-name="T3">escentia</text:span> | -scenza | -scence | -scence | -scenz. = tumore, dilatatione. </text:p>
        </text:list-item>
        <text:list-item>
          <text:p text:style-name="P105">—<text:span text:style-name="T3">ido</text:span> -ĭdus | -ido | -ide | -id | -escent. </text:p>
        </text:list-item>
        <text:list-item>
          <text:p text:style-name="P105"><text:span text:style-name="T3">turma</text:span> -a | torma. = agmine, plebe, « turba ». </text:p>
        </text:list-item>
        <text:list-item>
          <text:p text:style-name="P105"><text:span text:style-name="T3">turpe</text:span> -is | turpe. = malo, depravato, ne honesto, deforme, ne pulcro. </text:p>
        </text:list-item>
        <text:list-item>
          <text:p text:style-name="P105">—<text:span text:style-name="T3">itudine</text:span> -udo -udĭn- | -dine | -de | -de. </text:p>
        </text:list-item>
        <text:list-item>
          <text:p text:style-name="P105"><text:span text:style-name="T3">turri</text:span> -is | I. H. P. torre | tour | tower | Turm. ⊂ G. túrris. </text:p>
        </text:list-item>
        <text:list-item>
          <text:p text:style-name="P105"><text:span text:style-name="T3">tutela</text:span> -ēla | -ela | -elle | -elage | -el. = protectione, custodia, cura de <text:soft-page-break/>« tutore », to fac « tuto ». </text:p>
        </text:list-item>
        <text:list-item>
          <text:p text:style-name="P105">—<text:span text:style-name="T3">are</text:span> 500 | -are | -élaire | -ar | -ar. </text:p>
        </text:list-item>
        <text:list-item>
          <text:p text:style-name="P105"><text:span text:style-name="T3">tuto</text:span> -us = quem tue, securo, salvo, prudente, cauto. ⊃ tutore, tutela. </text:p>
        </text:list-item>
        <text:list-item>
          <text:p text:style-name="P105"><text:span text:style-name="T3">tutore</text:span> -tor | -tore | -teur | -tor | -tor. = administratore de pupillo. </text:p>
        </text:list-item>
        <text:list-item>
          <text:p text:style-name="P105"><text:span text:style-name="T3">tympano</text:span> -ănum | timpano, <text:span text:style-name="T5">tamburo</text:span> | -an | -an | -anum. ⊂ G. túmpanon ⊂ typ. </text:p>
        </text:list-item>
        <text:list-item>
          <text:p text:style-name="P105">G. typ túptō = percute, pulsa. ⊃ tympano, typo. </text:p>
        </text:list-item>
        <text:list-item>
          <text:p text:style-name="P105"><text:span text:style-name="T3">typho</text:span> | tifo | typhus | typhus | Typhus. ⊂ G. tûphos = fumo, stupore. </text:p>
        </text:list-item>
        <text:list-item>
          <text:p text:style-name="P105">—<text:span text:style-name="T3">oide</text:span> | tifoide | -oïde | -oid | -oid. </text:p>
        </text:list-item>
        <text:list-item>
          <text:p text:style-name="P105"><text:span text:style-name="T3">typhone</text:span> -phon = gigante necato ab Jove. </text:p>
        </text:list-item>
        <text:list-item>
          <text:p text:style-name="P105"><text:span text:style-name="T3">typhone</text:span> 100 | tifone | typhon | typhoon | Teifun. ⊂ G. tuph <text:span text:style-name="T3">ō</text:span>n. = vento impetuoso et vorticoso. </text:p>
        </text:list-item>
        <text:list-item>
          <text:p text:style-name="P105"><text:span text:style-name="T3">typico</text:span> ĭ 400 | tipico | -ique | -ic | -isch. = de « typo ». ⊂ G. -icós. </text:p>
        </text:list-item>
        <text:list-item>
          <text:p text:style-name="P105"><text:span text:style-name="T3">typo</text:span> -us | tipo | type | type | Typus. = figura, imagine, charactere, modulo, emblema, exemplare. ⊂ G. túpos = figura impresso per percussione [typ]. </text:p>
        </text:list-item>
        <text:list-item>
          <text:p text:style-name="P105"><text:span text:style-name="T3">grapho</text:span> ă | tipografo | -graphe | -grapher | -graph. </text:p>
        </text:list-item>
        <text:list-item>
          <text:p text:style-name="P105">——<text:span text:style-name="T3">ia</text:span> | tipografia | -ie | -y | -ie. </text:p>
        </text:list-item>
        <text:list-item>
          <text:p text:style-name="P105">——<text:span text:style-name="T3">ico</text:span> -ĭcus | tipografico | -ique | -ic | -isch. </text:p>
        </text:list-item>
        <text:list-item>
          <text:p text:style-name="P105"><text:span text:style-name="T3">tyranno</text:span> -us | tiranno | -an | -ant | -ann. = rege absoluto, despota. ⊂ G. túrannos. </text:p>
        </text:list-item>
        <text:list-item>
          <text:p text:style-name="P105">—<text:span text:style-name="T3">ico</text:span> -ĭcus | tirannico | -ique | -ical | -isch. ⊂ G. -icós. </text:p>
        </text:list-item>
        <text:list-item>
          <text:p text:style-name="P105">—<text:span text:style-name="T3">ide</text:span> -nis -nĭd- | tirannia, tirannide | -annie | -anny | -annei. ⊂ G. turannís. </text:p>
        </text:list-item>
        <text:list-item>
          <text:p text:style-name="P55">—<text:span text:style-name="T3">iza</text:span> | tiranneggiare | -iser | -ize | -isieren. ⊂ G. -ízō. </text:p>
        </text:list-item>
      </text:list>
      <text:p text:style-name="Text_20_body"><text:span text:style-name="T3">U</text:span> </text:p>
      <text:list xml:id="list2050650263" text:style-name="L47">
        <text:list-item>
          <text:p text:style-name="P106">G. u ou = ne. ⊃ utopia. </text:p>
        </text:list-item>
        <text:list-item>
          <text:p text:style-name="P106"><text:span text:style-name="T3">ubere</text:span> ubĕr | <text:span text:style-name="T5">mammella</text:span> | <text:span text:style-name="T5">mamelle</text:span> | udder | Euter. ⊃ ubertate, exuberante. ⊂ E. udher ⊃ A., D., G. oûthar, S. udhar. </text:p>
        </text:list-item>
        <text:list-item>
          <text:p text:style-name="P106"><text:span text:style-name="T3">ubertate</text:span> -tas | -tà | -té | -ty | -tät. </text:p>
        </text:list-item>
        <text:list-item>
          <text:p text:style-name="P106"><text:span text:style-name="T3">ubi</text:span> ubi | dove, ove | où | <text:span text:style-name="T5">where</text:span> | <text:span text:style-name="T5">wo</text:span>. = in loco que, in quale loco. ⊃ ubiquitate. </text:p>
        </text:list-item>
        <text:list-item>
          <text:p text:style-name="P106"><text:span text:style-name="T3">ubicatione</text:span> | -zione | | -tion | -tion. = loco ubi es, situatione. </text:p>
        </text:list-item>
        <text:list-item>
          <text:p text:style-name="P106"><text:span text:style-name="T3">ubicumque</text:span> -e | ovunque. = in omni loco. </text:p>
        </text:list-item>
        <text:list-item>
          <text:p text:style-name="P106"><text:span text:style-name="T3">ubique</text:span> -que. = in omni loco. </text:p>
        </text:list-item>
        <text:list-item>
          <text:p text:style-name="P106">—<text:span text:style-name="T3">uitate</text:span> | -tà | -té | -ty | -tät. = to es in omni loco. </text:p>
        </text:list-item>
        <text:list-item>
          <text:p text:style-name="P106"><text:span text:style-name="T3">ue,</text:span> <text:span text:style-name="T5">thema de</text:span> indue, exue. = vesti. </text:p>
        </text:list-item>
        <text:list-item>
          <text:p text:style-name="P106"><text:span text:style-name="T3">ulcera</text:span> -ĕro | -are | ulcérer | -ate | -ieren. = da ulcere. ⊃ exulcera. </text:p>
        </text:list-item>
        <text:list-item>
          <text:p text:style-name="P106">—<text:span text:style-name="T3">tione</text:span> 100 | -zione | ulcération | -tion | -tion. </text:p>
        </text:list-item>
        <text:list-item>
          <text:p text:style-name="P106"><text:span text:style-name="T3">ulcere</text:span> ulcus -cĕr- | ulcera, <text:span text:style-name="T5">piaga</text:span> | ulcère | ulcer | Ulcus. || G. hélcos = vulnere, plaga. </text:p>
        </text:list-item>
        <text:list-item>
          <text:p text:style-name="P106">—<text:span text:style-name="T3">oso</text:span> -us | -oso | ulcéreux | -ous | -ös. </text:p>
        </text:list-item>
        <text:list-item>
          <text:p text:style-name="P106"><text:span text:style-name="T3">ULLO</text:span> -us | <text:span text:style-name="T5">qualche</text:span> | <text:span text:style-name="T5">quelque</text:span> | <text:span text:style-name="T5">some</text:span>, <text:span text:style-name="T5">any</text:span> | <text:span text:style-name="T5">irgend einer</text:span>. = aliquo, uno. ⊃ nullo. ⊂ un(o) -lo. </text:p>
        </text:list-item>
        <text:list-item>
          <text:p text:style-name="P106"><text:soft-page-break/><text:span text:style-name="T3">ulmo</text:span> -us | I. H. P. olmo | orme | elm | Ulme. = Bot. « ulmus campestris ». ⊂ E. ⊃ A., R. ilïmovyj. </text:p>
        </text:list-item>
        <text:list-item>
          <text:p text:style-name="P106"><text:span text:style-name="T3">ulna</text:span> -a | ulna | <text:span text:style-name="T5">os cubital</text:span>, aune | ulna, el <text:span text:style-name="T5">bow</text:span> | Elle, Ulna. = osse majore de antebrachio. ⊂ E. ⊃ A. ell, D. Elle, G. ōlénē. </text:p>
        </text:list-item>
        <text:list-item>
          <text:p text:style-name="P106">—<text:span text:style-name="T3">are</text:span> | -are | -aire | -ar | -ar. </text:p>
        </text:list-item>
        <text:list-item>
          <text:p text:style-name="P106"><text:span text:style-name="T3">ulteriore</text:span> -rior | ulteriore | ultérieur | ulterior | <text:span text:style-name="T5">weiter</text:span>. = plus ultra. </text:p>
        </text:list-item>
        <text:list-item>
          <text:p text:style-name="P106"><text:span text:style-name="T3">ultimato</text:span> | -atum | -atum | -atum | -atum. = ultimo propositione. </text:p>
        </text:list-item>
        <text:list-item>
          <text:p text:style-name="P106"><text:span text:style-name="T3">ultimo</text:span> -ĭmus | I. H. P. ultimo | <text:span text:style-name="T5">dernier</text:span>, ultime | <text:span text:style-name="T5">last</text:span> | <text:span text:style-name="T5">letzte</text:span>. ⊃ pænultimo, ultimato. || ul(tra). </text:p>
        </text:list-item>
        <text:list-item>
          <text:p text:style-name="P106"><text:span text:style-name="T3">ULTRA</text:span> ultra | oltre, ultra | outre, ultra | <text:span text:style-name="T5">beyond</text:span>, ultra | <text:span text:style-name="T5">jenseits</text:span>, ultra. </text:p>
        </text:list-item>
        <text:list-item>
          <text:p text:style-name="P106">—<text:span text:style-name="T3">marino</text:span> | -ino | -ine | -in | -in. </text:p>
        </text:list-item>
        <text:list-item>
          <text:p text:style-name="P106">—<text:span text:style-name="T3">montano</text:span> 200 | -ano | -ain | -ane | -an. ⊂ ultra mont(e) -ano. </text:p>
        </text:list-item>
        <text:list-item>
          <text:p text:style-name="P106"><text:span text:style-name="T3">ulula</text:span> -ŭlo | ululare | hurler | howl | heulen. = fac voce de lupo. </text:p>
        </text:list-item>
        <text:list-item>
          <text:p text:style-name="P106"><text:span text:style-name="T3">umbella</text:span> 100 | ombrello | <text:span text:style-name="T5">parasol</text:span>, ombrelle | umbrella | <text:span text:style-name="T5">Sonnenschirm</text:span>. ⊂ umbra. </text:p>
        </text:list-item>
        <text:list-item>
          <text:p text:style-name="P106">—<text:span text:style-name="T3">ifera</text:span> -ĕra | ombrellifera | ombellifère | umbelliferous | Umbellifere(n). = planta que fer flores disposito ad umbella, ut carota, cicuta, etc. </text:p>
        </text:list-item>
        <text:list-item>
          <text:p text:style-name="P106"><text:span text:style-name="T3">umbilico</text:span> -īcus | umbilico, ombelico, bellico | ombilic, nombril | umbilicus, navel | Nabel. = || G. omphalós. ⊂ E. ⊃ A. navel, D. Nabel, S. nabhi. </text:p>
        </text:list-item>
        <text:list-item>
          <text:p text:style-name="P106">—<text:span text:style-name="T3">ale</text:span> | -ale | -al | ombilical | -al. </text:p>
        </text:list-item>
        <text:list-item>
          <text:p text:style-name="P106">—<text:span text:style-name="T3">ato</text:span> 100 | -ato | ombiliqué | -ate. </text:p>
        </text:list-item>
        <text:list-item>
          <text:p text:style-name="P106"><text:span text:style-name="T3">umbra</text:span> -a | ombra | ombre | <text:span text:style-name="T5">shade</text:span>, umbra, umbrage | <text:span text:style-name="T5">Schatten</text:span>. ⊃ umbella, adumbra. </text:p>
        </text:list-item>
        <text:list-item>
          <text:p text:style-name="P106"><text:span text:style-name="T3">ume,</text:span> umido, umore, <text:span text:style-name="T5">alio forma de</text:span> « hume, humido, humore ». Contine radice de « uva »; es addito « h » pro similitudine cum « humo ». </text:p>
        </text:list-item>
        <text:list-item>
          <text:p text:style-name="P106"><text:span text:style-name="T3">unanimo</text:span> -ĭmus | -ime | -ime | -imous | -im. = cum « uno animo », concorde. </text:p>
        </text:list-item>
        <text:list-item>
          <text:p text:style-name="P106">—<text:span text:style-name="T3">itate</text:span> -itas | -ità | -ité | -ity | -ität. </text:p>
        </text:list-item>
        <text:list-item>
          <text:p text:style-name="P106"><text:span text:style-name="T3">uncia</text:span> -ia | oncia | once | ounce | Unze. = parte 12 de libra, aut de pede. </text:p>
        </text:list-item>
        <text:list-item>
          <text:p text:style-name="P106"><text:span text:style-name="T3">unco</text:span> -us | unco | <text:span text:style-name="T5">crochu</text:span>. = « uncino », in forma de uncino, « adunco », curvo. ⊂ E. ⊃ G. ógcos, S. anka, D. Angel = hamo. </text:p>
        </text:list-item>
        <text:list-item>
          <text:p text:style-name="P106">—<text:span text:style-name="T3">ino</text:span> 100 | uncino | <text:span text:style-name="T5">croc</text:span> | <text:span text:style-name="T5">hook</text:span> | <text:span text:style-name="T5">Haken</text:span>. = parvo unco. </text:p>
        </text:list-item>
        <text:list-item>
          <text:p text:style-name="P106">——<text:span text:style-name="T3">ato</text:span> -atus | -ato | -é | -ate. </text:p>
        </text:list-item>
        <text:list-item>
          <text:p text:style-name="P106"><text:span text:style-name="T3">uncto</text:span> -us | unto | oint. = quem unge. </text:p>
        </text:list-item>
        <text:list-item>
          <text:p text:style-name="P106">—<text:span text:style-name="T3">ione</text:span> -tio | unzione | onction | -tion | -tion. </text:p>
        </text:list-item>
        <text:list-item>
          <text:p text:style-name="P106">—<text:span text:style-name="T3">uoso</text:span> | untuoso | onctueux | unctuous. </text:p>
        </text:list-item>
        <text:list-item>
          <text:p text:style-name="P106"><text:span text:style-name="T3">unda</text:span> -a | onda | onde | <text:span text:style-name="T5">wave</text:span> | <text:span text:style-name="T5">Welle</text:span>, Unda. ⊃ undina, undula, abunda, in—, red—. || G. hydro. </text:p>
        </text:list-item>
        <text:list-item>
          <text:p text:style-name="P106"><text:span text:style-name="T3">unde</text:span> -e | I. P. onde, I. H. donde | <text:span text:style-name="T5">d’où</text:span>, dont | <text:span text:style-name="T5">whence</text:span> | <text:span text:style-name="T5">woher</text:span>. </text:p>
        </text:list-item>
        <text:list-item>
          <text:p text:style-name="P106">L. undecumque = ex omni loco. </text:p>
        </text:list-item>
        <text:list-item>
          <text:p text:style-name="P106"><text:span text:style-name="T3">Undina</text:span> N | Ondina | Ondine | Undine | Undine. = nympha de unda. </text:p>
        </text:list-item>
        <text:list-item>
          <text:p text:style-name="P106">L. undĭque = ex omni loco. </text:p>
        </text:list-item>
        <text:list-item>
          <text:p text:style-name="P106"><text:soft-page-break/><text:span text:style-name="T3">undula</text:span> -ŭlo | ondeggiare, ondulare | onduler | -ate | -ieren. = da forma de undas. </text:p>
        </text:list-item>
        <text:list-item>
          <text:p text:style-name="P106">—<text:span text:style-name="T3">tione</text:span> | ondulazione | ondulation | -tion | -tion. </text:p>
        </text:list-item>
        <text:list-item>
          <text:p text:style-name="P106">—<text:span text:style-name="T3">to</text:span> 100 | ondulato | ondulé | -ate. </text:p>
        </text:list-item>
        <text:list-item>
          <text:p text:style-name="P106">—<text:span text:style-name="T3">torio</text:span> | ondulatorio | ondulatoire | -tory | -torisch. </text:p>
        </text:list-item>
        <text:list-item>
          <text:p text:style-name="P106"><text:span text:style-name="T3">unge</text:span> <text:span text:style-name="T5">et</text:span> <text:span text:style-name="T3">ungue</text:span> | ungere | oindre | anoint | <text:span text:style-name="T5">salben</text:span>. ⊃ unctione, unctuoso, unguento. </text:p>
        </text:list-item>
        <text:list-item>
          <text:p text:style-name="P106"><text:span text:style-name="T3">UNGUE</text:span> -is | unghia, H. uña, P. unha | ongle | nail | Nagel. ⊃ unguiforme. ⊂ E. nogh ⊃ A. D., G. onyche, R. nogotï, S. nacha. </text:p>
        </text:list-item>
        <text:list-item>
          <text:p text:style-name="P106"><text:span text:style-name="T3">unguento</text:span> -um | -nto | onguent | -nt | -ntum. = quod servi ad unge. </text:p>
        </text:list-item>
        <text:list-item>
          <text:p text:style-name="P106"><text:span text:style-name="T3">unguiforme</text:span> | -forme | onguiforme | -form. = cum forma de ungue. </text:p>
        </text:list-item>
        <text:list-item>
          <text:p text:style-name="P106"><text:span text:style-name="T3">uni</text:span> 100 | unire | unir | to unite | unieren. = fac uno, coge, junge, necte, « reuni ». </text:p>
        </text:list-item>
        <text:list-item>
          <text:p text:style-name="P106"><text:span text:style-name="T3">unico</text:span> -ĭcus | -ico | -ique | -ique | einig, -icum. = uno, uno solo, solo. ⊂ E. ⊃ D. einig, R. inok = monaco. </text:p>
        </text:list-item>
        <text:list-item>
          <text:p text:style-name="P106"><text:span text:style-name="T3">unifica</text:span> -ĭco | -ificare | -ifier | -ify. = fac uno, uni. </text:p>
        </text:list-item>
        <text:list-item>
          <text:p text:style-name="P106">—<text:span text:style-name="T3">tione</text:span> | -zione | -tion | -tion. </text:p>
        </text:list-item>
        <text:list-item>
          <text:p text:style-name="P106"><text:span text:style-name="T3">uniforme</text:span> 100 | -forme | -forme | -form | -form. = simplice, æquale, cum « uno forma ». </text:p>
        </text:list-item>
        <text:list-item>
          <text:p text:style-name="P106">—<text:span text:style-name="T3">itate</text:span> 500 | -ità | -ité | -ity | -ität. </text:p>
        </text:list-item>
        <text:list-item>
          <text:p text:style-name="P106"><text:span text:style-name="T3">unilaterale</text:span> | -erale | -éral | -eral | -eral. = de uno solo latere, partiale. </text:p>
        </text:list-item>
        <text:list-item>
          <text:p text:style-name="P106"><text:span text:style-name="T3">unione</text:span> 300 | -ione | -ion | -ion | -ion. = concordia, consensu, ton uni. </text:p>
        </text:list-item>
        <text:list-item>
          <text:p text:style-name="P106"><text:span text:style-name="T3">unione</text:span> 100 | | oignon | onion. = cæpa. </text:p>
        </text:list-item>
        <text:list-item>
          <text:p text:style-name="P106"><text:span text:style-name="T3">uniparo</text:span> -ărus | -paro | -pare | -parous. = que pare [genera] uno solo filio. </text:p>
        </text:list-item>
        <text:list-item>
          <text:p text:style-name="P106"><text:span text:style-name="T3">unisexuale</text:span> | unisessuale | -uel | -ual | -ual. = cum « uno sexu ». </text:p>
        </text:list-item>
        <text:list-item>
          <text:p text:style-name="P106"><text:span text:style-name="T3">unisono</text:span> -ŏnus | -isono | -isson | -ison | -ison. = concordantia de sono. </text:p>
        </text:list-item>
        <text:list-item>
          <text:p text:style-name="P106"><text:span text:style-name="T3">unitario</text:span> | -ario | -aire | -arian | -arier. = qui prædica unitate in politica. </text:p>
        </text:list-item>
        <text:list-item>
          <text:p text:style-name="P106"><text:span text:style-name="T3">unitate</text:span> 100 | -ità | -ité | -ity | -ität. = to es uno, uno, unione. </text:p>
        </text:list-item>
        <text:list-item>
          <text:p text:style-name="P106"><text:span text:style-name="T3">universo</text:span> -us | -verso | -vers | -verse | -versum. = toto, integro, mundo. </text:p>
        </text:list-item>
        <text:list-item>
          <text:p text:style-name="P106">—<text:span text:style-name="T3">ale</text:span> 100 | -ale | -el | -al | -al. </text:p>
        </text:list-item>
        <text:list-item>
          <text:p text:style-name="P106">——<text:span text:style-name="T3">itate</text:span> | -ità | -ité | -ity | -ität. </text:p>
        </text:list-item>
        <text:list-item>
          <text:p text:style-name="P106">—<text:span text:style-name="T3">itate</text:span> -itas = totalitate, universalitate, toto. </text:p>
        </text:list-item>
        <text:list-item>
          <text:p text:style-name="P106">—<text:span text:style-name="T3">itate</text:span> N | -tà | -té | -ty | -tät. = universitate de studios. </text:p>
        </text:list-item>
        <text:list-item>
          <text:p text:style-name="P106"><text:span text:style-name="T3">univoco</text:span> ŏ 500 | -voco | -voque | -vocal | -vok. </text:p>
        </text:list-item>
        <text:list-item>
          <text:p text:style-name="P106"><text:span text:style-name="T3">UNO</text:span> -us | I. H. uno, P. um | un | a, an, one | ein. ⊃ unanimo, uni. ⊂ E. ⊃ A., D., G. oino, R. ino-. </text:p>
        </text:list-item>
        <text:list-item>
          <text:p text:style-name="P106">L. unquam = ullo vice. </text:p>
        </text:list-item>
        <text:list-item>
          <text:p text:style-name="P106"><text:span text:style-name="T3">Urano</text:span> -us | Urano | Uranus | Uranus | Uran. ⊂ G. Ouranós. = Deo Cælo, patre de Saturno; planeta, post Saturno, detecto ab Herschel, in anno 1781. </text:p>
        </text:list-item>
        <text:list-item>
          <text:p text:style-name="P106">—<text:span text:style-name="T3">ia</text:span> -ia | -ia | -ie | -ia | -ie. = musa, dea de astronomia. ⊂ G. Ouranía. </text:p>
        </text:list-item>
        <text:list-item>
          <text:p text:style-name="P106"><text:soft-page-break/>—<text:span text:style-name="T3">io</text:span> | -io | -ium | -ium | -ium. = metallo cum symbolo « U », detecto ab 1789. </text:p>
        </text:list-item>
        <text:list-item>
          <text:p text:style-name="P106"><text:span text:style-name="T3">urbe</text:span> urbs | <text:span text:style-name="T5">città</text:span> | <text:span text:style-name="T5">ville</text:span> | <text:span text:style-name="T5">city</text:span> | <text:span text:style-name="T5">Stadt</text:span>. ⊃ suburbio. </text:p>
        </text:list-item>
        <text:list-item>
          <text:p text:style-name="P106">—<text:span text:style-name="T3">ano</text:span> -ānus | -ano | -ain | -an | -an. = de urbe, anti rurale. </text:p>
        </text:list-item>
        <text:list-item>
          <text:p text:style-name="P106">—<text:span text:style-name="T3">ano</text:span> -ānus | -ano | <text:span text:style-name="T5">courtois</text:span> | -ane | -an. = civile, gentile, suave, anti rustico. </text:p>
        </text:list-item>
        <text:list-item>
          <text:p text:style-name="P106">——<text:span text:style-name="T3">itate</text:span> -itas | -ità | -ité | -ity | -ität. = gratia, elegantia. </text:p>
        </text:list-item>
        <text:list-item>
          <text:p text:style-name="P106"><text:span text:style-name="T3">urceo</text:span> -ĕus | orcio, orciolo | <text:span text:style-name="T5">pot</text:span>, urcéole | <text:span text:style-name="T5">pitcher</text:span>, urceol(ate) | <text:span text:style-name="T5">Krug</text:span>. = vase ex terra. </text:p>
        </text:list-item>
        <text:list-item>
          <text:p text:style-name="P106"><text:span text:style-name="T3">ure</text:span> uro = arde, destrue per igni, crema. ⊃ ustione, urna, urtica, combure. || G. eúō = ure, G. eustéon = usto, S. us = ure. </text:p>
        </text:list-item>
        <text:list-item>
          <text:p text:style-name="P106"><text:span text:style-name="T3">urea</text:span> N | urea | urée | urea | Urea. = substantia principale de urina. ⊂ G. oûron = || urina. ⊃ diuretico. </text:p>
        </text:list-item>
        <text:list-item>
          <text:p text:style-name="P106"><text:span text:style-name="T3">uretere</text:span> 100 | -tere | -tère | -ter | -ter. = canale de urina ab renes ad vesica. ⊂ G. ourēt <text:span text:style-name="T3">ē</text:span>r ⊂ ure(a). </text:p>
        </text:list-item>
        <text:list-item>
          <text:p text:style-name="P106"><text:span text:style-name="T3">urethra</text:span> | -etra | -ètre | -ethra | -ethra. = canale de urina ab vesica ad externo. ⊂ G. our <text:span text:style-name="T3">ē</text:span>thra ⊂ ure(a). </text:p>
        </text:list-item>
        <text:list-item>
          <text:p text:style-name="P106"><text:span text:style-name="T3">urge</text:span> -eo | -gere | <text:span text:style-name="T5">presser</text:span> | -ge | -gieren. = preme, impelle, insiste, accelera. ⊃ ? I. urtare, F. heurter = impelle, pulsa, offende. </text:p>
        </text:list-item>
        <text:list-item>
          <text:p text:style-name="P106">—<text:span text:style-name="T3">ente</text:span> -ens | -ente | -ent | -ent | -ent. </text:p>
        </text:list-item>
        <text:list-item>
          <text:p text:style-name="P106">——<text:span text:style-name="T3">ia</text:span> | -enza | -ence | -ency | -enz. </text:p>
        </text:list-item>
        <text:list-item>
          <text:p text:style-name="P106"><text:span text:style-name="T3">urina</text:span> -a | -ina | -ine | -ine | -in. = || G. ur(ea). </text:p>
        </text:list-item>
        <text:list-item>
          <text:p text:style-name="P106">urina -or = nata sub aqua. </text:p>
        </text:list-item>
        <text:list-item>
          <text:p text:style-name="P106">urina M | -are | -er | -ate | -ieren. = emitte urina, minge. </text:p>
        </text:list-item>
        <text:list-item>
          <text:p text:style-name="P106">urinale 400 | -ale | -al | -al | -al. = (vase) pro urina. </text:p>
        </text:list-item>
        <text:list-item>
          <text:p text:style-name="P106"><text:span text:style-name="T3">urna</text:span> -a | I. H. P. urna | urne | urn | Urne. = vase ex terra usto. </text:p>
        </text:list-item>
        <text:list-item>
          <text:p text:style-name="P106"><text:span text:style-name="T3">uro</text:span> -us (Cæsare) | uro, <text:span text:style-name="T5">bisonte</text:span> | urus, aur(ochs) | Ur, Auer(ochs). = Zool. « bos primigenius, bison europæus ». </text:p>
        </text:list-item>
        <text:list-item>
          <text:p text:style-name="P106">G. uro oûros = custode. </text:p>
        </text:list-item>
        <text:list-item>
          <text:p text:style-name="P106">G. uro -on = || urina. ⊃ dysuria, diuretico, urea, ueretere, urethra. </text:p>
        </text:list-item>
        <text:list-item>
          <text:p text:style-name="P106"><text:span text:style-name="T3">urso</text:span> -us | orso, P. urso | ours | <text:span text:style-name="T5">bear</text:span> | <text:span text:style-name="T5">Bär</text:span>. = Zool. « ursus arctos ». = || G. arcto, arct(ico), S. rcs’a. </text:p>
        </text:list-item>
        <text:list-item>
          <text:p text:style-name="P106">—<text:span text:style-name="T3">a</text:span> -a | orsa | ourse | <text:span text:style-name="T5">she-bear</text:span>, ursa | <text:span text:style-name="T5">Bärin</text:span>. = urso femina; constellatione polare in latino, græco, sanscrito. </text:p>
        </text:list-item>
        <text:list-item>
          <text:p text:style-name="P106">—<text:span text:style-name="T3">ino</text:span> 100 | orsino | ursin | ursine. </text:p>
        </text:list-item>
        <text:list-item>
          <text:p text:style-name="P106"><text:span text:style-name="T3">urtica</text:span> -īca | ortica | ortie | <text:span text:style-name="T5">nettle</text:span>, (urticate) | <text:span text:style-name="T5">Brennessel</text:span>. = Bot. « urtica dioica ». ⊂ ure. </text:p>
        </text:list-item>
        <text:list-item>
          <text:p text:style-name="P106">—<text:span text:style-name="T3">tione</text:span> | -zione | -tion | -tion | -tion. </text:p>
        </text:list-item>
        <text:list-item>
          <text:p text:style-name="P106"><text:span text:style-name="T3">usita</text:span> -ĭtor (Plauto) = ute sæpe. </text:p>
        </text:list-item>
        <text:list-item>
          <text:p text:style-name="P106">—<text:span text:style-name="T3">ato</text:span> -atus | -ato | -é | -ate. </text:p>
        </text:list-item>
        <text:list-item>
          <text:p text:style-name="P106"><text:span text:style-name="T3">uso</text:span> -us = que ute; (M) = quem ute. </text:p>
        </text:list-item>
        <text:list-item>
          <text:p text:style-name="P106">L. usquam = in ullo loco. </text:p>
        </text:list-item>
        <text:list-item>
          <text:p text:style-name="P106"><text:span text:style-name="T3">usque</text:span> -que | <text:span text:style-name="T5">fino a</text:span> | jusque | <text:span text:style-name="T5">till</text:span> | <text:span text:style-name="T5">bis</text:span>. </text:p>
        </text:list-item>
        <text:list-item>
          <text:p text:style-name="P106"><text:span text:style-name="T3">ustione</text:span> -tio | ustione, <text:span text:style-name="T5">scottatura</text:span> | ustion | ustion. = ton ure. </text:p>
        </text:list-item>
        <text:list-item>
          <text:p text:style-name="P106"><text:span text:style-name="T3">usto</text:span> -us = quem ure. </text:p>
        </text:list-item>
        <text:list-item>
          <text:p text:style-name="P106"><text:span text:style-name="T3">usu</text:span> -us | uso | usage, us | usage | Usus. = ton ute, consuetudine. ⊃ abusu. </text:p>
        </text:list-item>
        <text:list-item>
          <text:p text:style-name="P106"><text:soft-page-break/><text:span text:style-name="T3">usuale</text:span> 600 | -uale | -uel | -ual | -uell. = de usu. </text:p>
        </text:list-item>
        <text:list-item>
          <text:p text:style-name="P106"><text:span text:style-name="T3">usufructu</text:span> | -utto | -uit | -uct | -uctus. = usu de fructu. </text:p>
        </text:list-item>
        <text:list-item>
          <text:p text:style-name="P106">—<text:span text:style-name="T3">uario</text:span> 300 | -uttuario | -uitier | -uary | -uctuarius. </text:p>
        </text:list-item>
        <text:list-item>
          <text:p text:style-name="P106"><text:span text:style-name="T3">usura</text:span> -ūra | -ura | -ure | -ury | -ur. = fructu ex usu. </text:p>
        </text:list-item>
        <text:list-item>
          <text:p text:style-name="P106">—<text:span text:style-name="T3">ario</text:span> 300 | -raio | -rier, -raire | -rer | -rarius. </text:p>
        </text:list-item>
        <text:list-item>
          <text:p text:style-name="P106"><text:span text:style-name="T3">usurpa</text:span> -o | -are | -er | to usurp | -ieren. ⊂ usu rape. </text:p>
        </text:list-item>
        <text:list-item>
          <text:p text:style-name="P106">—<text:span text:style-name="T3">tione</text:span> -tio | -zione | -tion | -tion | -tion. </text:p>
        </text:list-item>
        <text:list-item>
          <text:p text:style-name="P106">—<text:span text:style-name="T3">tore</text:span> 400 | -tore | -teur | usurper | -tor. </text:p>
        </text:list-item>
        <text:list-item>
          <text:p text:style-name="P106"><text:span text:style-name="T3">ut</text:span> ut = in fine que, in forma de, in modo que, quando, pro, quod. </text:p>
        </text:list-item>
        <text:list-item>
          <text:p text:style-name="P106"><text:span text:style-name="T3">UTE</text:span> utor | usare | user | to use | <text:span text:style-name="T5">brauchen</text:span>. = fac « usu ». ⊃ utensile, utile, usu, abusu, usura, usurpa. </text:p>
        </text:list-item>
        <text:list-item>
          <text:p text:style-name="P106">—<text:span text:style-name="T3">ente</text:span> -ens | utente. </text:p>
        </text:list-item>
        <text:list-item>
          <text:p text:style-name="P106"><text:span text:style-name="T3">utensile</text:span> -ĭlis, -ilia | -ile | ustensile, outil | -il | -ilien. = instrumento pro ute. </text:p>
        </text:list-item>
        <text:list-item>
          <text:p text:style-name="P106"><text:span text:style-name="T3">utero</text:span> -ĕrus | -ero | -érus | -erus | -erus. </text:p>
        </text:list-item>
        <text:list-item>
          <text:p text:style-name="P106">—<text:span text:style-name="T3">ino</text:span> 600 | -erino | -érin | -erine | -erin. = de idem matre. </text:p>
        </text:list-item>
        <text:list-item>
          <text:p text:style-name="P106"><text:span text:style-name="T3">utile</text:span> -ĭlis | -ile | -ile | useful | -ile. = quem pote ute. </text:p>
        </text:list-item>
        <text:list-item>
          <text:p text:style-name="P106">—<text:span text:style-name="T3">itario</text:span> | -ario | -aire | -arian | -arisch. </text:p>
        </text:list-item>
        <text:list-item>
          <text:p text:style-name="P106">——<text:span text:style-name="T3">ismo</text:span> | -ismo | -isme | -ism | -ismus. </text:p>
        </text:list-item>
        <text:list-item>
          <text:p text:style-name="P106">—<text:span text:style-name="T3">itate</text:span> -itas | -ità | -ité | -ity | -ität. </text:p>
        </text:list-item>
        <text:list-item>
          <text:p text:style-name="P106">—<text:span text:style-name="T3">iza</text:span> | -izzare | -iser | -ize | -isieren. </text:p>
        </text:list-item>
        <text:list-item>
          <text:p text:style-name="P106"><text:span text:style-name="T3">utopia</text:span> | -ia | -ie | -ia | -ie. = re que existe in nullo [G. u] loco [G. topo], vocabulo constructo ab Th. Morus in 1518. </text:p>
        </text:list-item>
        <text:list-item>
          <text:p text:style-name="P106">—<text:span text:style-name="T3">ico</text:span> -ĭcus | -istico | -ique | -ian | -isch. </text:p>
        </text:list-item>
        <text:list-item>
          <text:p text:style-name="P106">—<text:span text:style-name="T3">ista</text:span> | -ista | -iste | -ist | -ist. </text:p>
        </text:list-item>
        <text:list-item>
          <text:p text:style-name="P106"><text:span text:style-name="T3">utre</text:span> uter | otre | outre. = vase ex pelle, pro vino aut oleo. </text:p>
        </text:list-item>
        <text:list-item>
          <text:p text:style-name="P106">—<text:span text:style-name="T3">iculo</text:span> ŭ 100 | utricello | utricule | utricle. </text:p>
        </text:list-item>
        <text:list-item>
          <text:p text:style-name="P106"><text:span text:style-name="T3">utro</text:span> uter = uno ex duo. ⊃ neutro. = || A. whether. </text:p>
        </text:list-item>
        <text:list-item>
          <text:p text:style-name="P106"><text:span text:style-name="T3">uva</text:span> -a | <text:span text:style-name="T5">grappolo d</text:span>’uva | <text:span text:style-name="T5">raisin</text:span>, uva | <text:span text:style-name="T5">grape</text:span> | <text:span text:style-name="T5">Traube</text:span>. = fructu ex vite. ⊃ uvula. ⊂ uve. </text:p>
        </text:list-item>
        <text:list-item>
          <text:p text:style-name="P106"><text:span text:style-name="T3">uve</text:span> <text:span text:style-name="T5">them</text:span>, = <text:span text:style-name="T3">-sce</text:span> -sco = fi uvido. </text:p>
        </text:list-item>
        <text:list-item>
          <text:p text:style-name="P106">—<text:span text:style-name="T3">ido</text:span> -ĭdus = humido. </text:p>
        </text:list-item>
        <text:list-item>
          <text:p text:style-name="P106"><text:span text:style-name="T3">uvula</text:span> -ŭlo | uvola, ugola | uvule, luette | uvula | uvula. = appendice in forma de grano de uva, que pende ad extremo de palato. </text:p>
        </text:list-item>
        <text:list-item>
          <text:p text:style-name="P106"><text:span text:style-name="T3">uxore</text:span> uxor | <text:span text:style-name="T5">moglie</text:span> | <text:span text:style-name="T5">épouse</text:span> | <text:span text:style-name="T5">wife</text:span> | <text:span text:style-name="T5">Ehefrau</text:span>. </text:p>
        </text:list-item>
        <text:list-item>
          <text:p text:style-name="P56">—<text:span text:style-name="T3">icida</text:span> N | -ida | -ide | -ide. = qui cæde [fac mori] uxore. </text:p>
        </text:list-item>
      </text:list>
      <text:p text:style-name="Text_20_body"><text:span text:style-name="T3">V</text:span> </text:p>
      <text:list xml:id="list243805244" text:style-name="L48">
        <text:list-item>
          <text:p text:style-name="P107"><text:span text:style-name="T3">vaca</text:span> -o | vacare | vaquer | | vacieren. = es « vacuo », es « vacante », es libero, non habe possessore, es in otio, dedica otio ad studio. ⊃ A. to vacate = redde libero. </text:p>
        </text:list-item>
        <text:list-item>
          <text:p text:style-name="P107">—<text:span text:style-name="T3">ante</text:span> -ans | -ante | -ant | -ant | -ant. </text:p>
        </text:list-item>
        <text:list-item>
          <text:p text:style-name="P107">——<text:span text:style-name="T3">ia</text:span> | -anza | -ance | -ancy | -anz. </text:p>
        </text:list-item>
        <text:list-item>
          <text:p text:style-name="P107"><text:span text:style-name="T3">vacca</text:span> -a | I. P. vacca, H. vaca | vache | <text:span text:style-name="T5">cow</text:span> | <text:span text:style-name="T5">Kuh</text:span>. = bove femina, femina de tauro. </text:p>
        </text:list-item>
        <text:list-item>
          <text:p text:style-name="P107">—<text:span text:style-name="T3">ino</text:span> 100 | -ino | -in | -ine | -ine. = (morbo) de vacca, substantia que <text:soft-page-break/>inoculato, redde immune ab morbo variola et similes. </text:p>
        </text:list-item>
        <text:list-item>
          <text:p text:style-name="P107">—<text:span text:style-name="T3">ina</text:span> | -are | -er | -ate | -ieren. = inocula vaccino. </text:p>
        </text:list-item>
        <text:list-item>
          <text:p text:style-name="P107">——<text:span text:style-name="T3">tione</text:span> | -zione | -tion | -tion | -tion. </text:p>
        </text:list-item>
        <text:list-item>
          <text:p text:style-name="P107"><text:span text:style-name="T3">vacilla</text:span> -o | -are | -er, <text:span text:style-name="T5">chanceler</text:span> | -ate | -ieren. = nuta, labe, fluctua, tituba, oscilla. </text:p>
        </text:list-item>
        <text:list-item>
          <text:p text:style-name="P107">—<text:span text:style-name="T3">nte</text:span> -ns | -nte | -nt | -nt. </text:p>
        </text:list-item>
        <text:list-item>
          <text:p text:style-name="P107">—<text:span text:style-name="T3">tione</text:span> 100 | -zione | -tion | -tion | -tion. </text:p>
        </text:list-item>
        <text:list-item>
          <text:p text:style-name="P107"><text:span text:style-name="T3">vacuo</text:span> -ŭus | vacuo, vuoto | vide, vacuum | vacuous, vacuum, void | <text:span text:style-name="T5">frei</text:span>, <text:span text:style-name="T5">eitel</text:span>. ⊃ evacua. ⊂ vac(a) -uo. </text:p>
        </text:list-item>
        <text:list-item>
          <text:p text:style-name="P107">—<text:span text:style-name="T3">uitate</text:span> -itas | -ità | -ité | -ity | -ität. </text:p>
        </text:list-item>
        <text:list-item>
          <text:p text:style-name="P107"><text:span text:style-name="T3">vade</text:span> -o | vado, vai, va, vanno | vais, vas, va, vont | <text:span text:style-name="T5">go</text:span> | <text:span text:style-name="T5">gehen</text:span>. = i, i trans. ⊃ e—, in—, per—, vado. ⊂ E. vadhe ⊃ A. wade, D. waten = i trans fluvio. </text:p>
        </text:list-item>
        <text:list-item>
          <text:p text:style-name="P107">vade vas | mallevadore, gaggio | <text:span text:style-name="T5">caution</text:span>, gage | gage | <text:span text:style-name="T5">Bürge</text:span>, Wette. ⊃ responsabile, pignore. ⊃ prædio. </text:p>
        </text:list-item>
        <text:list-item>
          <text:p text:style-name="P107"><text:span text:style-name="T3">vado</text:span> -um | guado | gué. = loco pro i trans fluvio. ⊂ vade. </text:p>
        </text:list-item>
        <text:list-item>
          <text:p text:style-name="P107"><text:span text:style-name="T3">væ</text:span> væ | guai | ouais | woe | weh. = interjectione de dolore, de ira. </text:p>
        </text:list-item>
        <text:list-item>
          <text:p text:style-name="P107"><text:span text:style-name="T3">vaga</text:span> -or | -gare | -guer | <text:span text:style-name="T5">to wander</text:span> | -gieren. = erra, i sine directione. ⊃ divaga, extravagante. ⊂ vago. </text:p>
        </text:list-item>
        <text:list-item>
          <text:p text:style-name="P107">—<text:span text:style-name="T3">bundo</text:span> 100 | -bondo | -bond | -bond | -bund. </text:p>
        </text:list-item>
        <text:list-item>
          <text:p text:style-name="P107">—<text:span text:style-name="T3">bunda</text:span> M | -bondare | -bonder | -bondize | -bundieren. = i vagabundo, vaga. </text:p>
        </text:list-item>
        <text:list-item>
          <text:p text:style-name="P107">—<text:span text:style-name="T3">nte</text:span> -ns | -nte | -nt | vagrant | -nt. </text:p>
        </text:list-item>
        <text:list-item>
          <text:p text:style-name="P107"><text:span text:style-name="T3">vagi</text:span> -io | vagire | vagir. = fac voce de infante. || G. echo. </text:p>
        </text:list-item>
        <text:list-item>
          <text:p text:style-name="P107">—<text:span text:style-name="T3">iente</text:span> | -iente | -issant | -ient. </text:p>
        </text:list-item>
        <text:list-item>
          <text:p text:style-name="P107">—<text:span text:style-name="T3">itu</text:span> -ītus | -ito | -issement | <text:span text:style-name="T5">pulling</text:span> | -itus. </text:p>
        </text:list-item>
        <text:list-item>
          <text:p text:style-name="P107"><text:span text:style-name="T3">vagina</text:span> -īna | guaina, vagina | gaîne, vagin | vagina | vagina. = involucro (de gladio). </text:p>
        </text:list-item>
        <text:list-item>
          <text:p text:style-name="P107">—<text:span text:style-name="T3">ale</text:span> | -ale | -al | -al | -al. </text:p>
        </text:list-item>
        <text:list-item>
          <text:p text:style-name="P107"><text:span text:style-name="T3">vago</text:span> -us | vago | vague | vague | vag. = vagabundo, instabile, vacillante, ne deteminato. ⊃ vaga. </text:p>
        </text:list-item>
        <text:list-item>
          <text:p text:style-name="P107"><text:span text:style-name="T3">valde</text:span> -e = multo, in modo valido. </text:p>
        </text:list-item>
        <text:list-item>
          <text:p text:style-name="P107"><text:span text:style-name="T3">VALE</text:span> -eo | valere, H. P. valer | valoir | <text:span text:style-name="T5">to be worth</text:span>, vale | valieren. = es « valido », habe « valore », habe vi, pote, es sano, significa, « æquivale ». ⊃ convalesce, prævale. ⊂ E. vale valdhe ⊃ A. wield = age, fer; D. Walten = age, rege; R. velikij = magno, R. vladjetï = rege. </text:p>
        </text:list-item>
        <text:list-item>
          <text:p text:style-name="P107">—<text:span text:style-name="T3">ente</text:span> -ens | -ente | vaillant | valiant | (bi)valent. </text:p>
        </text:list-item>
        <text:list-item>
          <text:p text:style-name="P107"><text:span text:style-name="T3">valetudine</text:span> -udo -udĭn- = statu (bono aut malo) de sanitate. </text:p>
        </text:list-item>
        <text:list-item>
          <text:p text:style-name="P107">—<text:span text:style-name="T3">ario</text:span> 100 | -ario | valé—aire | -arian | -ary | -ar. = ægro, que incipe ad sanesce. </text:p>
        </text:list-item>
        <text:list-item>
          <text:p text:style-name="P107"><text:span text:style-name="T3">valido</text:span> -ĭdus | -ido | -ide | -id | -id. = forte, robusto, que vale. </text:p>
        </text:list-item>
        <text:list-item>
          <text:p text:style-name="P107">—<text:span text:style-name="T3">itate</text:span> 300 | -ità | -ité | -ity | -ität. </text:p>
        </text:list-item>
        <text:list-item>
          <text:p text:style-name="P107"><text:span text:style-name="T3">valle</text:span> -is | I. H. valle | val, vallée, vallon | valley | <text:span text:style-name="T5">Tal</text:span>. </text:p>
        </text:list-item>
        <text:list-item>
          <text:p text:style-name="P107"><text:span text:style-name="T3">vallo</text:span> -um | vallo, <text:span text:style-name="T5">palizzata</text:span>, <text:span text:style-name="T5">trincea</text:span> | <text:span text:style-name="T5">palissade</text:span>, <text:span text:style-name="T5">rempart</text:span> | <text:span text:style-name="T5">palisade</text:span>, <text:span text:style-name="T5">rampart</text:span> | Wall. = serie de palos pro defende castro. ⊃ circumvallatione, intervallo; A. wall = muro. || L. vallo -us = palo, R. <text:soft-page-break/>val’ = palo. </text:p>
        </text:list-item>
        <text:list-item>
          <text:p text:style-name="P107"><text:span text:style-name="T3">valore</text:span> 100 | valore | valeur | valour, value | Valor. = to vale, pretio, animo, virtute. </text:p>
        </text:list-item>
        <text:list-item>
          <text:p text:style-name="P107"><text:span text:style-name="T3">valva</text:span> -æ = quod claude porta. ⊂ volve. </text:p>
        </text:list-item>
        <text:list-item>
          <text:p text:style-name="P107">— N | valva | valve | valve | Valve. = involucro de fructu dehiscente (piso, etc.), involucro duro de mollusco. </text:p>
        </text:list-item>
        <text:list-item>
          <text:p text:style-name="P107">—<text:span text:style-name="T3">ula</text:span> -ŭla | valvola | valvule, <text:span text:style-name="T5">soupape</text:span> | valve, valvule | Valveln. </text:p>
        </text:list-item>
        <text:list-item>
          <text:p text:style-name="P107"><text:span text:style-name="T3">vampiro</text:span> N | -piro | -pire | -pire | -pyr. = Zool. « vampirus spectrum ». ⊂ ex Turco? </text:p>
        </text:list-item>
        <text:list-item>
          <text:p text:style-name="P107"><text:span text:style-name="T3">Vandalo</text:span> -ăli (Tacito) = populo de Germania que depræda Roma in anno 455. </text:p>
        </text:list-item>
        <text:list-item>
          <text:p text:style-name="P107">— | -alo | -ale | -al | -alen. = barbaro, que destrue monumentos. </text:p>
        </text:list-item>
        <text:list-item>
          <text:p text:style-name="P107">—<text:span text:style-name="T3">ico</text:span> -ĭcus | -ico | -ique | -ic | -isch. </text:p>
        </text:list-item>
        <text:list-item>
          <text:p text:style-name="P107">—<text:span text:style-name="T3">ismo</text:span> | -ismo | -isme | -ism | -ismus. </text:p>
        </text:list-item>
        <text:list-item>
          <text:p text:style-name="P107"><text:span text:style-name="T3">vanno</text:span> -us | vaglio | van | fan, van | Wanne. = instrumento ex vimine, pro secerne grano ab palea. </text:p>
        </text:list-item>
        <text:list-item>
          <text:p text:style-name="P107"><text:span text:style-name="T3">vano</text:span> -us | I. H. vano | vain | vain. = vacuo, inane. ⊃ evanesce, || A. want = defice. </text:p>
        </text:list-item>
        <text:list-item>
          <text:p text:style-name="P107">—<text:span text:style-name="T3">itate</text:span> -itas | -ità | -ité | -ity | -ität. </text:p>
        </text:list-item>
        <text:list-item>
          <text:p text:style-name="P107">—<text:span text:style-name="T3">ita</text:span> -ĭtoM | vantare | vanter | vaunt. = jacta, gloria. </text:p>
        </text:list-item>
        <text:list-item>
          <text:p text:style-name="P107"><text:span text:style-name="T3">vapore</text:span> -por | vapore | vapeur | vapour | <text:span text:style-name="T5">Dampf</text:span>. ⊃ evapora. </text:p>
        </text:list-item>
        <text:list-item>
          <text:p text:style-name="P107">—<text:span text:style-name="T3">iza</text:span> | -izzare | -iser | -ize | -isieren. </text:p>
        </text:list-item>
        <text:list-item>
          <text:p text:style-name="P107">—<text:span text:style-name="T3">oso</text:span> 100 | -oso | -eux | -ous | -ös. </text:p>
        </text:list-item>
        <text:list-item>
          <text:p text:style-name="P107">——<text:span text:style-name="T3">itate</text:span> | vaporosità | | vaporosity. </text:p>
        </text:list-item>
        <text:list-item>
          <text:p text:style-name="P107"><text:span text:style-name="T3">varia</text:span> -io | -riare | -rier | -ry | -riieren. = es vario. </text:p>
        </text:list-item>
        <text:list-item>
          <text:p text:style-name="P107">—<text:span text:style-name="T3">bile</text:span> ĭ 200 | -bile | -ble | -ble | -bel. </text:p>
        </text:list-item>
        <text:list-item>
          <text:p text:style-name="P107">——<text:span text:style-name="T3">itate</text:span> | -ità | -ité | -ity | -ität. </text:p>
        </text:list-item>
        <text:list-item>
          <text:p text:style-name="P107">—<text:span text:style-name="T3">nte</text:span> 100 | -nte | -nt | -nt | -nte. </text:p>
        </text:list-item>
        <text:list-item>
          <text:p text:style-name="P107">—<text:span text:style-name="T3">tione</text:span> -tio | -zione | -tion | -tion | -tion. </text:p>
        </text:list-item>
        <text:list-item>
          <text:p text:style-name="P107"><text:span text:style-name="T3">varice</text:span> -ix -ĭc- | -ice | -ice | -ix | -ix. = dilatatione de vena. </text:p>
        </text:list-item>
        <text:list-item>
          <text:p text:style-name="P107">—<text:span text:style-name="T3">oso</text:span> 100 | -icoso | -iqueux | -icose | -icös. </text:p>
        </text:list-item>
        <text:list-item>
          <text:p text:style-name="P107"><text:span text:style-name="T3">vario</text:span> -ius | -io | -ié | -ious | -ius. = diverso. ⊃ varia. </text:p>
        </text:list-item>
        <text:list-item>
          <text:p text:style-name="P107">—<text:span text:style-name="T3">ietate</text:span> -ietas | -ietà | -iété | -iety | -ietät. </text:p>
        </text:list-item>
        <text:list-item>
          <text:p text:style-name="P107"><text:span text:style-name="T3">variola</text:span> M | vaiuolo | -ole | -ola | -olen, Verolen. ⊂ vario. </text:p>
        </text:list-item>
        <text:list-item>
          <text:p text:style-name="P107"><text:span text:style-name="T3">varo</text:span> -us = divergente, curvo, transverso. ⊃ prævarica; ⊃? I. barra, F. barre, A. bar = trabe, impedimento. </text:p>
        </text:list-item>
        <text:list-item>
          <text:p text:style-name="P107"><text:span text:style-name="T3">vasculo</text:span> ŭ 100 = parvo vase. </text:p>
        </text:list-item>
        <text:list-item>
          <text:p text:style-name="P107">—<text:span text:style-name="T3">are</text:span> | vascolare, vascoloso | -aire | -ar | -är. </text:p>
        </text:list-item>
        <text:list-item>
          <text:p text:style-name="P107"><text:span text:style-name="T3">vase</text:span> vas | I. H. vaso | vase, <text:span text:style-name="T5">pot</text:span> | vase | Vase. ⊃ vasculare. </text:p>
        </text:list-item>
        <text:list-item>
          <text:p text:style-name="P107">vaso -um (Plauto) = vase. </text:p>
        </text:list-item>
        <text:list-item>
          <text:p text:style-name="P107"><text:span text:style-name="T3">vasta</text:span> -o | guastare | gâter | to waste | vastieren. = « devasta », depræda, redde vasto [deserto]. </text:p>
        </text:list-item>
        <text:list-item>
          <text:p text:style-name="P107">—<text:span text:style-name="T3">tione</text:span> -tio | <text:span text:style-name="T5">de</text:span>vastazione | <text:span text:style-name="T5">dé</text:span>vastation | -tion | -tion. </text:p>
        </text:list-item>
        <text:list-item>
          <text:p text:style-name="P107"><text:span text:style-name="T3">vasto</text:span> -us | vasto | vaste | vast. = amplo, spatioso. </text:p>
        </text:list-item>
        <text:list-item>
          <text:p text:style-name="P107">— -us = deserto, vastato. ⊃ I. guasto = vastato; A. waste, D. Wüste = deserto. </text:p>
        </text:list-item>
        <text:list-item>
          <text:p text:style-name="P107">—<text:span text:style-name="T3">itate</text:span> -itas | -ità | -ité | vastness. </text:p>
        </text:list-item>
        <text:list-item>
          <text:p text:style-name="P107"><text:soft-page-break/><text:span text:style-name="T3">vate</text:span> -es = poeta, propheta; qui « vaticina ». </text:p>
        </text:list-item>
        <text:list-item>
          <text:p text:style-name="P107">—<text:span text:style-name="T3">icina</text:span> -ĭnor | -are | -er | -ate | -ieren. ⊂ vate can(ta) -a. </text:p>
        </text:list-item>
        <text:list-item>
          <text:p text:style-name="P107">——<text:span text:style-name="T3">tione</text:span> -tio | -zione | -tion | -tion | -tion. </text:p>
        </text:list-item>
        <text:list-item>
          <text:p text:style-name="P107">——<text:span text:style-name="T3">tore</text:span> -tor | -tore | -teur | -tor. </text:p>
        </text:list-item>
        <text:list-item>
          <text:p text:style-name="P107">—<text:span text:style-name="T3">icinio</text:span> 100 | -icinio | -icination | -icination | -icinium. </text:p>
        </text:list-item>
        <text:list-item>
          <text:p text:style-name="P107"><text:span text:style-name="T3">vecto</text:span> -us = quem vehe. </text:p>
        </text:list-item>
        <text:list-item>
          <text:p text:style-name="P107">—<text:span text:style-name="T3">ore</text:span> -or | vettore | -eur | -or | -or. = qui vehe. </text:p>
        </text:list-item>
        <text:list-item>
          <text:p text:style-name="P107">— N = segmento de recta, que indica quantitate de vehe; ita vocato ab Hamilton, in 1845. </text:p>
        </text:list-item>
        <text:list-item>
          <text:p text:style-name="P107">—<text:span text:style-name="T3">ura</text:span> -ūra = ton vehe. </text:p>
        </text:list-item>
        <text:list-item>
          <text:p text:style-name="P107">—— M | vettura | voiture | vecture | Vektur, Wagen. = vehiculo, curru. </text:p>
        </text:list-item>
        <text:list-item>
          <text:p text:style-name="P107">——<text:span text:style-name="T3">ario</text:span> 500 | vetturale, vetturino | voiturier | | Vekturant. = qui duc vectura. </text:p>
        </text:list-item>
        <text:list-item>
          <text:p text:style-name="P107"><text:span text:style-name="T3">vege</text:span> -eo (Varrone) = es « vegeto », « vige », es « vigile ». || G. hygea = sanitate; || D. wachen, A. wake, watch || vigila; || D. wachsen = cresce. </text:p>
        </text:list-item>
        <text:list-item>
          <text:p text:style-name="P107">vegeta ĕ 200 = excita, recrea. </text:p>
        </text:list-item>
        <text:list-item>
          <text:p text:style-name="P107"><text:span text:style-name="T3">vegeta</text:span> ĕ M | -are | végéter | -ate | -ieren. = vive, cresce (de plantas). ⊂ vege. </text:p>
        </text:list-item>
        <text:list-item>
          <text:p text:style-name="P107">—<text:span text:style-name="T3">ale</text:span> | -ale | végétal | -al | -al. </text:p>
        </text:list-item>
        <text:list-item>
          <text:p text:style-name="P107">—<text:span text:style-name="T3">ariano</text:span> | -iano | végétarien | -ian | -ianer. = qui ede solo vegetales. </text:p>
        </text:list-item>
        <text:list-item>
          <text:p text:style-name="P107">—<text:span text:style-name="T3">tione</text:span> 200 | -zione | végétation | -tion | -tion. </text:p>
        </text:list-item>
        <text:list-item>
          <text:p text:style-name="P107"><text:span text:style-name="T3">vegeto</text:span> -ĕtus | vegeto | | vegete. = robusto, forte, sano. </text:p>
        </text:list-item>
        <text:list-item>
          <text:p text:style-name="P107"><text:span text:style-name="T3">VEHE</text:span> -o = transporta per « vehiculo ». ⊃ vectore, vectura, veterinario, vehemente, convexo, invectiva, vexa, via, vela, revela, vexillo. || A. wag, D. <text:span text:style-name="T5">be</text:span>wegen = move || A. wagon, D. Wagen = vehiculo || R. veztï = vehe, R. voz = vehiculo || G. óchos = vehiculo, curru || S. vah. ⊂ E. veghe. </text:p>
        </text:list-item>
        <text:list-item>
          <text:p text:style-name="P107">—<text:span text:style-name="T3">mente</text:span> -ens | veemente | véhément | -ent | -ent. = impetuoso, forte. </text:p>
        </text:list-item>
        <text:list-item>
          <text:p text:style-name="P107">——<text:span text:style-name="T3">ia</text:span> -ia | veemenza | véhémence | -ence | -enz. </text:p>
        </text:list-item>
        <text:list-item>
          <text:p text:style-name="P107"><text:span text:style-name="T3">vehiculo</text:span> -ŭlum | veicolo | véhicule | -icle | -ikel. = curru, quod servi ad vehe. </text:p>
        </text:list-item>
        <text:list-item>
          <text:p text:style-name="P107">L. vel = aut. </text:p>
        </text:list-item>
        <text:list-item>
          <text:p text:style-name="P107"><text:span text:style-name="T3">vela</text:span> -o | -are | voiler | to veil | -ieren. = pone velo. </text:p>
        </text:list-item>
        <text:list-item>
          <text:p text:style-name="P107"><text:span text:style-name="T3">velle</text:span> -o | svellere, <text:span text:style-name="T5">strappare</text:span> | <text:span text:style-name="T5">arracher</text:span> | <text:span text:style-name="T5">pluck</text:span> | <text:span text:style-name="T5">reisen</text:span>. = « evelle, revelle ». ⊃ vulso, convulsione. </text:p>
        </text:list-item>
        <text:list-item>
          <text:p text:style-name="P107">velle, <text:span text:style-name="T5">infinito de</text:span> vol. ⊃ velleitate. </text:p>
        </text:list-item>
        <text:list-item>
          <text:p text:style-name="P107"><text:span text:style-name="T3">velleitate</text:span> | -ità | velléité | -ity | -ität. = voluntate debile. ⊂ velle [vol]. </text:p>
        </text:list-item>
        <text:list-item>
          <text:p text:style-name="P107"><text:span text:style-name="T3">vellere</text:span> vellus -ĕr- = villo. </text:p>
        </text:list-item>
        <text:list-item>
          <text:p text:style-name="P107"><text:span text:style-name="T3">vellica</text:span> -ĭco | vellicare, <text:span text:style-name="T5">pizzicare</text:span> | <text:span text:style-name="T5">picoter</text:span> | to vellicate | <text:span text:style-name="T5">rupfen</text:span>. ⊂ (e)velle. </text:p>
        </text:list-item>
        <text:list-item>
          <text:p text:style-name="P107">—<text:span text:style-name="T3">tione</text:span> 100 | -zione | -tion | -tion. </text:p>
        </text:list-item>
        <text:list-item>
          <text:p text:style-name="P107"><text:span text:style-name="T3">velo</text:span> -um | velo | le voile | veil | <text:span text:style-name="T5">Schleier</text:span>. </text:p>
        </text:list-item>
        <text:list-item>
          <text:p text:style-name="P107">— -um | vela | la voile | <text:span text:style-name="T5">sail</text:span> | <text:span text:style-name="T5">Segel</text:span>. || vehe; velo = quod servi ad <text:soft-page-break/>vehe nave; <text:span text:style-name="T5">aut</text:span> || vesti; <text:span text:style-name="T5">aut</text:span> ⊂ <text:span text:style-name="T5">radice de</text:span> D. weben = texe. </text:p>
        </text:list-item>
        <text:list-item>
          <text:p text:style-name="P107"><text:span text:style-name="T3">veloce</text:span> -lox | veloce, H. P. veloz | véloce | <text:span text:style-name="T5">swift</text:span> | <text:span text:style-name="T5">schnell</text:span>. = rapido, agile, celere, anti tardo. ⊂ vola? </text:p>
        </text:list-item>
        <text:list-item>
          <text:p text:style-name="P107">—<text:span text:style-name="T3">ipede</text:span> ĕ N | -pede | vélocipède | -pede | -ped. = curru veloce moto per pedes. </text:p>
        </text:list-item>
        <text:list-item>
          <text:p text:style-name="P107">—<text:span text:style-name="T3">itate</text:span> -itas | -ità | vélocité | -ity | -ität. </text:p>
        </text:list-item>
        <text:list-item>
          <text:p text:style-name="P107">L. velut = ut. </text:p>
        </text:list-item>
        <text:list-item>
          <text:p text:style-name="P107"><text:span text:style-name="T3">vena</text:span> -a | vena | veine | vein | Vene. = canale de sanguine. ⊃ venoso. </text:p>
        </text:list-item>
        <text:list-item>
          <text:p text:style-name="P107"><text:span text:style-name="T3">vena</text:span> -or = fac « venatione », cape feras. </text:p>
        </text:list-item>
        <text:list-item>
          <text:p text:style-name="P107"><text:span text:style-name="T3">venale</text:span> -is | -ale | vénal | -al | -al. = de veno, quem pote vende. </text:p>
        </text:list-item>
        <text:list-item>
          <text:p text:style-name="P107">—<text:span text:style-name="T3">itate</text:span> 500 | -ità | vénalité | -ity | -ität. </text:p>
        </text:list-item>
        <text:list-item>
          <text:p text:style-name="P107"><text:span text:style-name="T3">venatione</text:span> -tio | <text:span text:style-name="T5">caccia</text:span>, venagione | <text:span text:style-name="T5">chasse</text:span>, vénerie, venaison | venison, <text:span text:style-name="T5">hunting</text:span> | Venation. = ton vena [cape feras], feras capto. </text:p>
        </text:list-item>
        <text:list-item>
          <text:p text:style-name="P107"><text:span text:style-name="T3">VENDE</text:span> -o | vendere, H. P. vender | vendre | to vend, <text:span text:style-name="T5">to sell</text:span> | <text:span text:style-name="T5">verkaufen</text:span>, venditieren. = anti eme. ⊂ ven(o) da. </text:p>
        </text:list-item>
        <text:list-item>
          <text:p text:style-name="P107">—<text:span text:style-name="T3">ibile</text:span> -ĭlis | -ibile | -able | -ible. </text:p>
        </text:list-item>
        <text:list-item>
          <text:p text:style-name="P107">—<text:span text:style-name="T3">itione</text:span> -tio | vendita | vente | <text:span text:style-name="T5">sale</text:span>, -ion | -ion, Vendite. = ton vende. </text:p>
        </text:list-item>
        <text:list-item>
          <text:p text:style-name="P107">—<text:span text:style-name="T3">ito</text:span> -ĭtus | venduto | vendu. = quem vende. </text:p>
        </text:list-item>
        <text:list-item>
          <text:p text:style-name="P107">—<text:span text:style-name="T3">itore</text:span> -tor | -itore | vendeur | vender | -itor. </text:p>
        </text:list-item>
        <text:list-item>
          <text:p text:style-name="P107"><text:span text:style-name="T3">venefico</text:span> -ĭcus | venefico | vénéfique | veneficial. = que fac veneno. </text:p>
        </text:list-item>
        <text:list-item>
          <text:p text:style-name="P107">—<text:span text:style-name="T3">io</text:span> -ium | -cio | vénéfice | -ce | -cium. </text:p>
        </text:list-item>
        <text:list-item>
          <text:p text:style-name="P107"><text:span text:style-name="T3">venena</text:span> -o | avvelenare | envenimer | envenom. = da veneno. </text:p>
        </text:list-item>
        <text:list-item>
          <text:p text:style-name="P107"><text:span text:style-name="T3">veneno</text:span> -ēnum | veleno | venin, <text:span text:style-name="T5">poison</text:span> | venom, <text:span text:style-name="T5">poison</text:span> | Venenum, <text:span text:style-name="T5">Gift</text:span>. </text:p>
        </text:list-item>
        <text:list-item>
          <text:p text:style-name="P107">—<text:span text:style-name="T3">oso</text:span> (Varrone) | velenoso | venimeux, vénéneux | venemous | -ös. </text:p>
        </text:list-item>
        <text:list-item>
          <text:p text:style-name="P107"><text:span text:style-name="T3">venera</text:span> -ĕror | -are | vénérer | -ate | -ieren. = honora, da cultu, obseque. ⊂ venere [amore]. </text:p>
        </text:list-item>
        <text:list-item>
          <text:p text:style-name="P107">—<text:span text:style-name="T3">bile</text:span> -bĭlis | -bile | vénérable | -ble | -bel. </text:p>
        </text:list-item>
        <text:list-item>
          <text:p text:style-name="P107">—<text:span text:style-name="T3">tione</text:span> -tio | -zione | vénération | -tion | -tion. </text:p>
        </text:list-item>
        <text:list-item>
          <text:p text:style-name="P107">—<text:span text:style-name="T3">tore</text:span> -tor | -tore | vénérateur | -tor. </text:p>
        </text:list-item>
        <text:list-item>
          <text:p text:style-name="P107"><text:span text:style-name="T3">Venere</text:span> Venus -nĕr- | Venere | Vénus | Venus | Venus. = dea de amore, de pulcritudine, de « venustate ». </text:p>
        </text:list-item>
        <text:list-item>
          <text:p text:style-name="P107">—<text:span text:style-name="T3">eo</text:span> -eus | -reo | vénérien | -rous, -real | -risch. </text:p>
        </text:list-item>
        <text:list-item>
          <text:p text:style-name="P107"><text:span text:style-name="T3">veni</text:span> -io | venire, H. venir | venir | to come | kommen. = i, i retro, i ad hic. ⊃ ad—, con—, contra—, e—, in—, inter—, præ—, sub—. ⊂ E. gvem. ⊃ A. D.; G. ba, S. gama. </text:p>
        </text:list-item>
        <text:list-item>
          <text:p text:style-name="P107"><text:span text:style-name="T3">venia</text:span> -ia | venia. = remissione de culpa, indulgentia, permissione, licentia. </text:p>
        </text:list-item>
        <text:list-item>
          <text:p text:style-name="P107">—<text:span text:style-name="T3">iale</text:span> 400 | -iale | véniel | -ial | -iell. </text:p>
        </text:list-item>
        <text:list-item>
          <text:p text:style-name="P107"><text:span text:style-name="T3">veno</text:span> -um, <text:span text:style-name="T5">et</text:span> <text:span text:style-name="T3">venu</text:span> -us = venditione. ⊃ vende, venale. </text:p>
        </text:list-item>
        <text:list-item>
          <text:p text:style-name="P107"><text:span text:style-name="T3">venoso</text:span> 100 | -oso | veineux | -ous | -ös. = cum venas. </text:p>
        </text:list-item>
        <text:list-item>
          <text:p text:style-name="P107"><text:span text:style-name="T3">ventila</text:span> -ĭlo | -are | -er | -ate | -ieren. = fac vento. </text:p>
        </text:list-item>
        <text:list-item>
          <text:p text:style-name="P107">—<text:span text:style-name="T3">tione</text:span> 100 | -zione | -tion | -tion | -tion. </text:p>
        </text:list-item>
        <text:list-item>
          <text:p text:style-name="P107">—<text:span text:style-name="T3">tore</text:span> 100 | -tore | -teur | -tor | -tor. </text:p>
        </text:list-item>
        <text:list-item>
          <text:p text:style-name="P107"><text:span text:style-name="T3">VENTO</text:span> -us | I. P. vento, H. viento | vent | wind | Wind. ⊃ ventila. ⊂ E. ⊃ A. D., R. vjeter, S. vâta. ⊂ E. vee ⊃ A. wehen = fla, R. vjejatï = fla, G. aere, S. va. </text:p>
        </text:list-item>
        <text:list-item>
          <text:p text:style-name="P107"><text:soft-page-break/>—<text:span text:style-name="T3">oso</text:span> -ōsus | -oso | -eux | -ose | -ös. </text:p>
        </text:list-item>
        <text:list-item>
          <text:p text:style-name="P107">——<text:span text:style-name="T3">itate</text:span> 200 | -ità | -ité | -ity | -ität. </text:p>
        </text:list-item>
        <text:list-item>
          <text:p text:style-name="P107"><text:span text:style-name="T3">ventre</text:span> -ter | ventre | ventre | <text:span text:style-name="T5">belly</text:span>, venter | <text:span text:style-name="T5">Bauch</text:span>. = || D. Wanst. </text:p>
        </text:list-item>
        <text:list-item>
          <text:p text:style-name="P107">—<text:span text:style-name="T3">iculo</text:span> -ŭlus | -icolo | -icule | -icle | -ikel. = ventre de corde. </text:p>
        </text:list-item>
        <text:list-item>
          <text:p text:style-name="P107">—<text:span text:style-name="T3">iloquo</text:span> -lōquus 300 | -quo | -que | -quist | -quist. = qui loque sine move labio. </text:p>
        </text:list-item>
        <text:list-item>
          <text:p text:style-name="P107">——<text:span text:style-name="T3">io</text:span> | -uio | -uie | -uism, -uy | -uie. </text:p>
        </text:list-item>
        <text:list-item>
          <text:p text:style-name="P107"><text:span text:style-name="T3">venus,</text:span> <text:span text:style-name="T5">nominativo</text:span>, = venere. </text:p>
        </text:list-item>
        <text:list-item>
          <text:p text:style-name="P107">—<text:span text:style-name="T3">to</text:span> -tus | venusto. = pulcro, gratioso, elegante, amabile. </text:p>
        </text:list-item>
        <text:list-item>
          <text:p text:style-name="P107">—<text:span text:style-name="T3">tate</text:span> -tas | venustà | vénusté. </text:p>
        </text:list-item>
        <text:list-item>
          <text:p text:style-name="P107"><text:span text:style-name="T3">VER,</text:span> <text:span text:style-name="T5">thema – nominativo</text:span>, <text:span text:style-name="T5">abl.</text:span> vere | I. H. P. <text:span text:style-name="T5">prima</text:span>vera | <text:span text:style-name="T5">printemps</text:span> | <text:span text:style-name="T5">spring</text:span> | <text:span text:style-name="T5">Frühling</text:span>. ⊃ vernale. = || G. éar, R. ves <text:span text:style-name="T5">na</text:span>, S. vasanta. ⊂ E. ves. </text:p>
        </text:list-item>
        <text:list-item>
          <text:p text:style-name="P107"><text:span text:style-name="T3">verace</text:span> -ax | verace | vrai, véritable | veracious. = vero, veridico, sincero. </text:p>
        </text:list-item>
        <text:list-item>
          <text:p text:style-name="P107">—<text:span text:style-name="T3">itate</text:span> | -ità | véracité | -ity | -ität. </text:p>
        </text:list-item>
        <text:list-item>
          <text:p text:style-name="P107"><text:span text:style-name="T3">verbale</text:span> | -ale | -al | -al | -al. = de verbo. </text:p>
        </text:list-item>
        <text:list-item>
          <text:p text:style-name="P107">—<text:span text:style-name="T3">iza</text:span> | -izzare | -iser | -ize | -isieren. </text:p>
        </text:list-item>
        <text:list-item>
          <text:p text:style-name="P107"><text:span text:style-name="T3">verbena</text:span> -ēna | -ena | verveine | -ena, vervain | -ena. = Bot. « verbena officinalis ». </text:p>
        </text:list-item>
        <text:list-item>
          <text:p text:style-name="P107"><text:span text:style-name="T3">verbere</text:span> -ver = virga, baculo, fuste, flagello pro « verbera ». </text:p>
        </text:list-item>
        <text:list-item>
          <text:p text:style-name="P107">—<text:span text:style-name="T3">a</text:span> -ĕro | -are | frapper | -ate | -ieren. ⊃ reverbera. </text:p>
        </text:list-item>
        <text:list-item>
          <text:p text:style-name="P107">—<text:span text:style-name="T3">atione</text:span> -atio = ton verbera. </text:p>
        </text:list-item>
        <text:list-item>
          <text:p text:style-name="P107">—<text:span text:style-name="T3">atione</text:span> N | | -ation | -ation. = vibratione de aere, que produc sono. </text:p>
        </text:list-item>
        <text:list-item>
          <text:p text:style-name="P107"><text:span text:style-name="T3">VERBO</text:span> -um | <text:span text:style-name="T5">parola</text:span> | <text:span text:style-name="T5">parole</text:span>, <text:span text:style-name="T5">mot</text:span> | word | Wort. = vocabulo, voce, termino. ⊃ verbale, adverbio, proverbio. ⊂ E. verdho ⊃ A., D. ⊂ E. ver ⊃ G. eírō = dic, ironia, rhetore. </text:p>
        </text:list-item>
        <text:list-item>
          <text:p text:style-name="P107"><text:span text:style-name="T3">verbo</text:span> 100 | I. H. P. verbo | verbe | verb | Verbum. = vocabulo cum flexiones grammaticale de persona, numero, tempore et modo. </text:p>
        </text:list-item>
        <text:list-item>
          <text:p text:style-name="P107">—<text:span text:style-name="T3">oso</text:span> -ōsus | -oso | -eux | -ose | -os. </text:p>
        </text:list-item>
        <text:list-item>
          <text:p text:style-name="P107">——<text:span text:style-name="T3">itate</text:span> 500 | -ità | -ité | -ity | -ität. </text:p>
        </text:list-item>
        <text:list-item>
          <text:p text:style-name="P107"><text:span text:style-name="T3">vere</text:span> -e = in modo vero, in veritate. </text:p>
        </text:list-item>
        <text:list-item>
          <text:p text:style-name="P107"><text:span text:style-name="T3">vere</text:span> ver, v. ver. </text:p>
        </text:list-item>
        <text:list-item>
          <text:p text:style-name="P107"><text:span text:style-name="T3">vere</text:span> -eor = time, honora, venera, « revere ». ⊃ verecundo. || G. horae = spece, G. uro = custode, D. wehren, wahren, bewahren = tue, A. aware = vigilante. </text:p>
        </text:list-item>
        <text:list-item>
          <text:p text:style-name="P107"><text:span text:style-name="T3">verecundo</text:span> -us | -condo | vérécond. = modesto, pudico. ⊂ vere [time]. </text:p>
        </text:list-item>
        <text:list-item>
          <text:p text:style-name="P107">—<text:span text:style-name="T3">ia</text:span> -ia | verecondia, vergogna | vergogne. </text:p>
        </text:list-item>
        <text:list-item>
          <text:p text:style-name="P107"><text:span text:style-name="T3">verge</text:span> -o | vergere | | to verge. = « converge », tende ad, inclina. ⊃ di—. || G. rhombo = rotula, A. wrench = torque. </text:p>
        </text:list-item>
        <text:list-item>
          <text:p text:style-name="P107"><text:span text:style-name="T3">veridico</text:span> -ĭcus | -ico | véridique | -icous. = que « dic vero ». </text:p>
        </text:list-item>
        <text:list-item>
          <text:p text:style-name="P107"><text:span text:style-name="T3">verifica</text:span> -ĭco | -ificare, H. P. -ificar | vérifier | -ify | -ificieren. = examina si es vero, inspice, recognosce. </text:p>
        </text:list-item>
        <text:list-item>
          <text:p text:style-name="P107">—<text:span text:style-name="T3">tione</text:span> | -zione | vérification | -tion | -tion. </text:p>
        </text:list-item>
        <text:list-item>
          <text:p text:style-name="P107">—<text:span text:style-name="T3">tore</text:span> | -tore | vér—teur | verifier | -tor. </text:p>
        </text:list-item>
        <text:list-item>
          <text:p text:style-name="P107"><text:span text:style-name="T3">verisimile</text:span> -ĭlis | verisimile | vraisemblable | verisimilar. = simile ad <text:soft-page-break/>vero. </text:p>
        </text:list-item>
        <text:list-item>
          <text:p text:style-name="P107">—<text:span text:style-name="T3">itudine</text:span> -udo -udĭn- | verosimiglianza | vraisemblance | verisimilitude. </text:p>
        </text:list-item>
        <text:list-item>
          <text:p text:style-name="P107"><text:span text:style-name="T3">veritate</text:span> -itas | -ità | vérité | -ity | -ität. = to es vero, re vero. </text:p>
        </text:list-item>
        <text:list-item>
          <text:p text:style-name="P107"><text:span text:style-name="T3">VERME</text:span> -is | I. P. verme | ver | worm | Wurm. ⊂ E. ⊃ A. D. </text:p>
        </text:list-item>
        <text:list-item>
          <text:p text:style-name="P107">—<text:span text:style-name="T3">iculo</text:span> -icŭlus (Plinio) | vemicello | vermisseau | vermicule. = parvo verme. </text:p>
        </text:list-item>
        <text:list-item>
          <text:p text:style-name="P107">—— 400 | vermiglio, <text:span text:style-name="T5">cocciniglia</text:span> | vermeil, <text:span text:style-name="T5">cochenille</text:span> | vermilion, <text:span text:style-name="T5">kermes insect</text:span> | Vermeil, <text:span text:style-name="T5">Scharlachwurm</text:span>. = insecto de colore rubro, Zool. « coccus cacti », que vive super arbore Bot. « opuntia coccinellifera » et similes. </text:p>
        </text:list-item>
        <text:list-item>
          <text:p text:style-name="P107">——<text:span text:style-name="T3">are</text:span> | -colare | -aire | -ar | -är. </text:p>
        </text:list-item>
        <text:list-item>
          <text:p text:style-name="P107">—<text:span text:style-name="T3">iforme</text:span> | -forme | -forme | -form. </text:p>
        </text:list-item>
        <text:list-item>
          <text:p text:style-name="P107">—<text:span text:style-name="T3">ifugo</text:span> -ŭgus | -fugo | -fuge | -fuge. </text:p>
        </text:list-item>
        <text:list-item>
          <text:p text:style-name="P107">—<text:span text:style-name="T3">inoso</text:span> 100 | -inoso | véreux, -ineux | -inous | -inös. = cum verme. </text:p>
        </text:list-item>
        <text:list-item>
          <text:p text:style-name="P107">—<text:span text:style-name="T3">ivoro</text:span> -ŏrus | -voro | -vore | -vorous. = (avi) que vora vermos. </text:p>
        </text:list-item>
        <text:list-item>
          <text:p text:style-name="P107"><text:span text:style-name="T3">verno</text:span> -us = </text:p>
        </text:list-item>
        <text:list-item>
          <text:p text:style-name="P107">—<text:span text:style-name="T3">ale</text:span> 100 | -ale, primaverile | -al | -al | -al. = (æquinoctio) de ver. </text:p>
        </text:list-item>
        <text:list-item>
          <text:p text:style-name="P107">—<text:span text:style-name="T3">atione</text:span> | | -ation | -ation | -ation. = tempore quando plantas incipe ad pone folios. </text:p>
        </text:list-item>
        <text:list-item>
          <text:p text:style-name="P107"><text:span text:style-name="T3">VERO</text:span> -us, -um | I. H. P. vero | vrai | <text:span text:style-name="T5">true</text:span> | wahr. ⊃ verace, verifica, verisimile, veritate. ⊂ E. ⊃ D. wahr; R. vjera = fide. </text:p>
        </text:list-item>
        <text:list-item>
          <text:p text:style-name="P107"><text:span text:style-name="T3">veronica</text:span> -ĭca | I. H. P. -ica | véronique | -ica | -ica. = Bot. « veronica officinalis ». ⊂ G. moderno « Beronícē » ⊂ G. Pherenícē = que fer victoria. </text:p>
        </text:list-item>
        <text:list-item>
          <text:p text:style-name="P107"><text:span text:style-name="T3">verruca</text:span> 100 | verruca | verrue | wart, verruca | Warze, Verruke. </text:p>
        </text:list-item>
        <text:list-item>
          <text:p text:style-name="P107"><text:span text:style-name="T3">versa</text:span> -o = verte, tracta. </text:p>
        </text:list-item>
        <text:list-item>
          <text:p text:style-name="P107">— M | versare | verser. = sparge, funde. </text:p>
        </text:list-item>
        <text:list-item>
          <text:p text:style-name="P107"><text:span text:style-name="T3">versatile</text:span> -ĭlis | -atile | -atile | -atile | -atil. = plicabile, mobile, quem pote verte. </text:p>
        </text:list-item>
        <text:list-item>
          <text:p text:style-name="P107">—<text:span text:style-name="T3">itate</text:span> | -ità | -ité | -ity | -ität. </text:p>
        </text:list-item>
        <text:list-item>
          <text:p text:style-name="P107"><text:span text:style-name="T3">versifica</text:span> ĭ 100 | -ificare | -ifier | -ify | -ificieren. = « fac versus ». </text:p>
        </text:list-item>
        <text:list-item>
          <text:p text:style-name="P107">—<text:span text:style-name="T3">tione</text:span> 100 | -zione | -tion | -tion | -tion. </text:p>
        </text:list-item>
        <text:list-item>
          <text:p text:style-name="P107">—<text:span text:style-name="T3">tore</text:span> 100 | -tore | -teur | -tor | -tor. </text:p>
        </text:list-item>
        <text:list-item>
          <text:p text:style-name="P107"><text:span text:style-name="T3">versione</text:span> | versione | version | version | Version. = ton verte, translatione ab alio lingua. ⊃ con—, in—, re—, sub—. </text:p>
        </text:list-item>
        <text:list-item>
          <text:p text:style-name="P107"><text:span text:style-name="T3">verso</text:span> -us | verso. = quem verte. ⊃ ad—, con—, di—, e—, in—, per—, re—, trans—, uni—, anniversario, versa. </text:p>
        </text:list-item>
        <text:list-item>
          <text:p text:style-name="P107"><text:span text:style-name="T3">verso,</text:span> <text:span text:style-name="T5">thema de</text:span> versus <text:span text:style-name="T5">et</text:span> versum = </text:p>
        </text:list-item>
        <text:list-item>
          <text:p text:style-name="P107"><text:span text:style-name="T3">versum</text:span> -um, <text:span text:style-name="T5">et</text:span> </text:p>
        </text:list-item>
        <text:list-item>
          <text:p text:style-name="P107"><text:span text:style-name="T3">versus</text:span> -us | verso | vers | towards | <text:span text:style-name="T5">gegen hin</text:span>, (vor)wärts. = in directione de, contra. </text:p>
        </text:list-item>
        <text:list-item>
          <text:p text:style-name="P107"><text:span text:style-name="T3">versu</text:span> -us | I. H. P. verso | vers | verse | Vers. = linea de poesia. ⊃ versifica. ⊂ verte. </text:p>
        </text:list-item>
        <text:list-item>
          <text:p text:style-name="P107"><text:span text:style-name="T3">VERTE</text:span> -o | <text:span text:style-name="T5">voltare</text:span>, rovesciare, vertere, H. P. verter | <text:span text:style-name="T5">tourner</text:span>, renverser | <text:span text:style-name="T5">to turn</text:span>, to revert, to reverse | <text:span text:style-name="T5">wenden</text:span>, -ieren. = volve, muta directione. ⊃ ad—, con—, di—, e—, in—, per—, re—, sub—, <text:soft-page-break/>verso, versu, divortio, vortice. ⊂ E. verte ⊃ D. werden = fi, A. forward = D. vorwärts = pro-verso. = || R. vertjetï, S. vart. </text:p>
        </text:list-item>
        <text:list-item>
          <text:p text:style-name="P107"><text:span text:style-name="T3">vertebra</text:span> ĕ 100 | -ebra | -èbre | -ebra | <text:span text:style-name="T5">Wirbelbein</text:span>. ⊂ verte. </text:p>
        </text:list-item>
        <text:list-item>
          <text:p text:style-name="P107">—<text:span text:style-name="T3">ale</text:span> | -ale | vertébral | -al | -al. </text:p>
        </text:list-item>
        <text:list-item>
          <text:p text:style-name="P107">—<text:span text:style-name="T3">ato</text:span> 100 | -ato | vertébré | -al | -al. </text:p>
        </text:list-item>
        <text:list-item>
          <text:p text:style-name="P107"><text:span text:style-name="T3">vertice</text:span> -tex -tĭc- | I. H. P. vertice | <text:span text:style-name="T5">sommet</text:span>, -ex | -ex | -ex. ⊂ verte. </text:p>
        </text:list-item>
        <text:list-item>
          <text:p text:style-name="P107">—<text:span text:style-name="T3">ale</text:span> | -icale | -ical | -ical | -ical. = (linea) ab vertice, normale ad horizonte. </text:p>
        </text:list-item>
        <text:list-item>
          <text:p text:style-name="P107">—<text:span text:style-name="T3">illo</text:span> 100 = disco pro fac verte fuso. </text:p>
        </text:list-item>
        <text:list-item>
          <text:p text:style-name="P107">—<text:span text:style-name="T3">illo</text:span> N | -cillo | -cille | -cil | Wertel. = dispositione circulare de folias circum caule. </text:p>
        </text:list-item>
        <text:list-item>
          <text:p text:style-name="P107"><text:span text:style-name="T3">vertigine</text:span> -igo -igĭn- | -igine | -ige | -igo | -igo. ⊂ verte. </text:p>
        </text:list-item>
        <text:list-item>
          <text:p text:style-name="P107"><text:span text:style-name="T3">veru</text:span> -u | | verrou. = hasta ex ferro. ⊃ aperi, operi. </text:p>
        </text:list-item>
        <text:list-item>
          <text:p text:style-name="P107"><text:span text:style-name="T3">vesce</text:span> -or = nutri se, ede. </text:p>
        </text:list-item>
        <text:list-item>
          <text:p text:style-name="P107"><text:span text:style-name="T3">vesica</text:span> -īca | vescica | vessie | <text:span text:style-name="T5">bladder</text:span>, -ica | -ica, <text:span text:style-name="T5">Blase</text:span>. </text:p>
        </text:list-item>
        <text:list-item>
          <text:p text:style-name="P107">—<text:span text:style-name="T3">ante</text:span> | vescicante | vésicant | -ant | -antia. = que produc vesica super pelle. </text:p>
        </text:list-item>
        <text:list-item>
          <text:p text:style-name="P107">—<text:span text:style-name="T3">ale</text:span> | vescicale | vésical | -al | -al. </text:p>
        </text:list-item>
        <text:list-item>
          <text:p text:style-name="P107">—<text:span text:style-name="T3">atorio</text:span> | vescicatorio | vé—oire | -ory | -orium. = vesicante. </text:p>
        </text:list-item>
        <text:list-item>
          <text:p text:style-name="P107">—<text:span text:style-name="T3">ula</text:span> -ŭla | vescicola | vésicule | vesicle. = parvo vesica. </text:p>
        </text:list-item>
        <text:list-item>
          <text:p text:style-name="P107">——<text:span text:style-name="T3">are</text:span> | vescicolare | vésiculaire | -ar | -är. </text:p>
        </text:list-item>
        <text:list-item>
          <text:p text:style-name="P107">——<text:span text:style-name="T3">oso</text:span> 500 | vescicoloso | vésiculeux | -ous. </text:p>
        </text:list-item>
        <text:list-item>
          <text:p text:style-name="P107"><text:span text:style-name="T3">vespa</text:span> -a | I. P. vespa | guêpe | wasp | Wespe. = Zool. « vespa vulgaris ». ⊂ E. ⊃ A. D., R. osa. </text:p>
        </text:list-item>
        <text:list-item>
          <text:p text:style-name="P107">—<text:span text:style-name="T3">ario</text:span> | vespaio | guêpier | vespiary. = nido de vespas. </text:p>
        </text:list-item>
        <text:list-item>
          <text:p text:style-name="P107"><text:span text:style-name="T3">vespere</text:span> -per | <text:span text:style-name="T5">sera</text:span>, vespro, vespero | <text:span text:style-name="T5">soir</text:span>, vêpre | <text:span text:style-name="T5">evening</text:span>, vesper | <text:span text:style-name="T5">Abend</text:span>, Vesper. ⊃ vespertino. = || G. hésperos, Hesperia = terra de vespere [Italia pro Græcos]. = || R. vec’er ||? A. west, D. Westen, F. ouest = occidente. </text:p>
        </text:list-item>
        <text:list-item>
          <text:p text:style-name="P107"><text:span text:style-name="T3">vespertino</text:span> -īnus | -ino | vespéral | -ine | -iner. = de vespere. </text:p>
        </text:list-item>
        <text:list-item>
          <text:p text:style-name="P107"><text:span text:style-name="T3">Vesta</text:span> -a | Vesta | Vesta | Vesta | Vesta. = dea de foco. || G. Hestía. ⊂ E. vese = habita; D. Wesen = to es; D. war = e es. </text:p>
        </text:list-item>
        <text:list-item>
          <text:p text:style-name="P107"><text:span text:style-name="T3">vestale</text:span> -is | -ale | -ale | -al | -alin. = femina sacerdote de Vesta, que debe conserva igni. </text:p>
        </text:list-item>
        <text:list-item>
          <text:p text:style-name="P107"><text:span text:style-name="T3">VESTE</text:span> -is | I. P. veste, I. H. vestito | veste, vêtement, <text:span text:style-name="T5">robe</text:span> | <text:span text:style-name="T5">coat</text:span>, vest | Weste. ⊂ E. ves ⊃ G. esth <text:span text:style-name="T3">ē</text:span>s = veste, A. wear = ute veste, S. vas = da veste. </text:p>
        </text:list-item>
        <text:list-item>
          <text:p text:style-name="P107"><text:span text:style-name="T3">vesti</text:span> -io | vestire, rivestire | vêtir, <text:span text:style-name="T5">habiller</text:span> | <text:span text:style-name="T5">to dress</text:span>, to vest. = da veste. ⊃ in—, re—. </text:p>
        </text:list-item>
        <text:list-item>
          <text:p text:style-name="P107"><text:span text:style-name="T3">vestiario</text:span> -um | -iario, <text:span text:style-name="T5">guardaroba</text:span> | -iaire | -iary, vestry | -iarium. = loco pro depone veste. </text:p>
        </text:list-item>
        <text:list-item>
          <text:p text:style-name="P107"><text:span text:style-name="T3">vestibulo</text:span> -ŭlum | -ibolo | -ibule | -ibule | -ibül. = parte anteriore de domo. </text:p>
        </text:list-item>
        <text:list-item>
          <text:p text:style-name="P107"><text:span text:style-name="T3">vestigio</text:span> -ium | -igio | -ige | -ige | -igien. = signo de itinere, de pede. </text:p>
        </text:list-item>
        <text:list-item>
          <text:p text:style-name="P107"><text:span text:style-name="T3">vestiga</text:span> -īgo = « investiga », seque vestigio. </text:p>
        </text:list-item>
        <text:list-item>
          <text:p text:style-name="P107"><text:span text:style-name="T3">vestimento</text:span> -um | -mento | vêtement | vestment. = veste, habito. </text:p>
        </text:list-item>
        <text:list-item>
          <text:p text:style-name="P107"><text:span text:style-name="T3">vestro</text:span> vester | vostro | votre, vôtre | <text:span text:style-name="T5">your</text:span> | <text:span text:style-name="T5">euer</text:span>. = de vos. </text:p>
        </text:list-item>
        <text:list-item>
          <text:p text:style-name="P107"><text:soft-page-break/><text:span text:style-name="T3">veta</text:span> -o | vietare | <text:span text:style-name="T5">défendre</text:span> | <text:span text:style-name="T5">forbid</text:span> | <text:span text:style-name="T5">verbieten</text:span>. = prohibe, interdic, jube que non, anti permitte. ⊃ vetito. </text:p>
        </text:list-item>
        <text:list-item>
          <text:p text:style-name="P107"><text:span text:style-name="T3">vetere</text:span> vetus -tĕr- | vecchio, H. viejo, P. velho | vieux | <text:span text:style-name="T5">old</text:span> | <text:span text:style-name="T5">alt</text:span>. = qui habe multo annos. || G. étos = anno. = || R. vetchij; || S. vatsara = anno. </text:p>
        </text:list-item>
        <text:list-item>
          <text:p text:style-name="P107">—<text:span text:style-name="T3">ano</text:span> -ānus | -ano | vétéran | -an | -an. </text:p>
        </text:list-item>
        <text:list-item>
          <text:p text:style-name="P107"><text:span text:style-name="T3">veterino</text:span> 100 = animale [equo] que vehe curru. </text:p>
        </text:list-item>
        <text:list-item>
          <text:p text:style-name="P107">—<text:span text:style-name="T3">ario</text:span> 100 | -ario | vétérinaire | -ary, -arian | -är. = curatore de animales. </text:p>
        </text:list-item>
        <text:list-item>
          <text:p text:style-name="P107"><text:span text:style-name="T3">vetito</text:span> -ĭtum | vietato. = quem veta, ton veta. </text:p>
        </text:list-item>
        <text:list-item>
          <text:p text:style-name="P107"><text:span text:style-name="T3">veto</text:span> | veto, <text:span text:style-name="T5">di</text:span>vieto | veto | veto | veto. = prohibitione. ⊂ <text:span text:style-name="T5">persona primo de</text:span> veta = me veta. </text:p>
        </text:list-item>
        <text:list-item>
          <text:p text:style-name="P107"><text:span text:style-name="T3">vexa</text:span> -o | vessare, <text:span text:style-name="T5">angariare</text:span> | vexer | to vex. ⊂ vehe. = agita, offende, molesta, tribula. </text:p>
        </text:list-item>
        <text:list-item>
          <text:p text:style-name="P107">—<text:span text:style-name="T3">tione</text:span> -tio | vessazione | -tion | -tion | -tion. </text:p>
        </text:list-item>
        <text:list-item>
          <text:p text:style-name="P107">—<text:span text:style-name="T3">torio</text:span> | vessatorio | -toire | -tious | -torisch. </text:p>
        </text:list-item>
        <text:list-item>
          <text:p text:style-name="P107"><text:span text:style-name="T3">vexillo</text:span> 100 | <text:span text:style-name="T5">bandiera</text:span>, vessillo | <text:span text:style-name="T5">drapeau</text:span>, vexille | <text:span text:style-name="T5">standard</text:span>, vexillum, vexil | -um, <text:span text:style-name="T5">Fahne</text:span>. = parvo velo. </text:p>
        </text:list-item>
        <text:list-item>
          <text:p text:style-name="P107">—<text:span text:style-name="T3">ario</text:span> -us | vessillifero | -aire | -ary. = qui fer vexillo. </text:p>
        </text:list-item>
        <text:list-item>
          <text:p text:style-name="P107"><text:span text:style-name="T3">vi</text:span> vis | <text:span text:style-name="T5">forza</text:span>, violenza | <text:span text:style-name="T5">force</text:span>, violence | <text:span text:style-name="T5">force</text:span>, vis, violence | <text:span text:style-name="T5">Kraft</text:span>, Violenz. ⊃ viola, violento. = || G. bia. </text:p>
        </text:list-item>
        <text:list-item>
          <text:p text:style-name="P107"><text:span text:style-name="T3">via</text:span> -a | I. H. P. via | voie, <text:span text:style-name="T5">chemin</text:span>, <text:span text:style-name="T5">rue</text:span> | way, via | Weg. = strata, itinere. ⊃ bivio, devia, invia, obvio, prævio, trivio. ⊂ vehe ⊂ E. ⊃ A. D. </text:p>
        </text:list-item>
        <text:list-item>
          <text:p text:style-name="P107">—<text:span text:style-name="T3">ductu</text:span> | -otto | -uc | -ique | -icum. </text:p>
        </text:list-item>
        <text:list-item>
          <text:p text:style-name="P107">—<text:span text:style-name="T3">tico</text:span> -ĭcum | -ico | -ique | -icum | -icum. = provisione pro itinere. </text:p>
        </text:list-item>
        <text:list-item>
          <text:p text:style-name="P107">—<text:span text:style-name="T3">tore</text:span> -or | viaggiatore, viatore, H. P. viador | voyageur, <text:span text:style-name="T5">passant</text:span> | <text:span text:style-name="T5">traveller</text:span>, <text:span text:style-name="T5">passenger</text:span> | Viator. </text:p>
        </text:list-item>
        <text:list-item>
          <text:p text:style-name="P107"><text:span text:style-name="T3">vibra</text:span> -o | -are | -er | -ate | -ieren. </text:p>
        </text:list-item>
        <text:list-item>
          <text:p text:style-name="P107">—<text:span text:style-name="T3">nte</text:span> -ns | -nte | -nt | -nt. </text:p>
        </text:list-item>
        <text:list-item>
          <text:p text:style-name="P107">—<text:span text:style-name="T3">tile</text:span> -tĭlis | -tile | -tile | -tile | -til. </text:p>
        </text:list-item>
        <text:list-item>
          <text:p text:style-name="P107">—<text:span text:style-name="T3">tione</text:span> 300 | -zione | -tion | -tion | -tion. </text:p>
        </text:list-item>
        <text:list-item>
          <text:p text:style-name="P107">—<text:span text:style-name="T3">torio</text:span> | -torio | -toire | -tory. </text:p>
        </text:list-item>
        <text:list-item>
          <text:p text:style-name="P107"><text:span text:style-name="T3">viburno</text:span> -um | -o | viorne | -um | -um. = Bot. « viburnum opulus ». </text:p>
        </text:list-item>
        <text:list-item>
          <text:p text:style-name="P107"><text:span text:style-name="T3">vicario</text:span> -us | -ario | -aire | -ar | -ar, -arius. = qui fac vice, repræsentante, substituto. </text:p>
        </text:list-item>
        <text:list-item>
          <text:p text:style-name="P107">—<text:span text:style-name="T3">iatu</text:span> | -iato | -iat | -iate | -iat. = officio de vicario. </text:p>
        </text:list-item>
        <text:list-item>
          <text:p text:style-name="P107"><text:span text:style-name="T3">vice,</text:span> <text:span text:style-name="T5">sine nominativo</text:span>, <text:span text:style-name="T5">genitivo</text:span> vicis | vicenda, vece, le veci, <text:span text:style-name="T5">volta</text:span>, fiata; H. P. vez | vicissitude, fois | <text:span text:style-name="T5">change</text:span>, <text:span text:style-name="T5">time</text:span> ( <text:span text:style-name="T5">repetition</text:span>) | Wechsel, <text:span text:style-name="T5">Mal</text:span>. = « vicissitudine », successione, loco, functione. ⊃ vicario. = || D. Wechsel || A. week, D. Woche = septimana, mutatione de luna. </text:p>
        </text:list-item>
        <text:list-item>
          <text:p text:style-name="P107">—<text:span text:style-name="T3">cancellario</text:span> | -cancelliere | -chancelier | -chancellor | -kanzler. </text:p>
        </text:list-item>
        <text:list-item>
          <text:p text:style-name="P107"><text:span text:style-name="T3">consule</text:span> -ŭl | -console | -consul | -consul. </text:p>
        </text:list-item>
        <text:list-item>
          <text:p text:style-name="P107"><text:span text:style-name="T3">præsidente</text:span> | -presidente | -président | -president | -præsident. </text:p>
        </text:list-item>
        <text:list-item>
          <text:p text:style-name="P107"><text:span text:style-name="T3">viceversa</text:span> | viceversa | vice versa | vice versa | Vice versa. ⊂ L. « vice versa », = in modo reciproco. </text:p>
        </text:list-item>
        <text:list-item>
          <text:p text:style-name="P107"><text:soft-page-break/><text:span text:style-name="T3">vicia</text:span> 100 | veccia, H. veza | vesce | vetch | Wicke. = Bot. « vicia sativa ». </text:p>
        </text:list-item>
        <text:list-item>
          <text:p text:style-name="P107"><text:span text:style-name="T3">vicino</text:span> -us | vicino | voisin | <text:span text:style-name="T5">near</text:span>, vicine | <text:span text:style-name="T5">Nachbar</text:span>. = de idem vico, confinante, propinquo, proximo. </text:p>
        </text:list-item>
        <text:list-item>
          <text:p text:style-name="P107">—<text:span text:style-name="T3">ale</text:span> -alis | -ale | -al | -al | -al. </text:p>
        </text:list-item>
        <text:list-item>
          <text:p text:style-name="P107">—<text:span text:style-name="T3">itate</text:span> -itas | -ato, -anza | voisinage | -age, -ity. </text:p>
        </text:list-item>
        <text:list-item>
          <text:p text:style-name="P107"><text:span text:style-name="T3">vicissitudine</text:span> -udo -udĭn- | -dine | -de | -de | <text:span text:style-name="T5">Wechsel</text:span>. = mutatione, vice. </text:p>
        </text:list-item>
        <text:list-item>
          <text:p text:style-name="P107"><text:span text:style-name="T3">vico</text:span> -us | vico | <text:span text:style-name="T5">bourg</text:span> | village | <text:span text:style-name="T5">Dorf</text:span>. = pago. ⊃ vicino, villa; A. (Green)wich, D. (Schles)wig. || G. œco, œco(nomia). = || R. vesï. </text:p>
        </text:list-item>
        <text:list-item>
          <text:p text:style-name="P107"><text:span text:style-name="T3">victima</text:span> -ĭma | vittima | -ime | -im | -ima. = hostia, animale sacrificato ad deo. </text:p>
        </text:list-item>
        <text:list-item>
          <text:p text:style-name="P107"><text:span text:style-name="T3">victo</text:span> -us = quem vince. </text:p>
        </text:list-item>
        <text:list-item>
          <text:p text:style-name="P107">—<text:span text:style-name="T3">ore</text:span> -tor | vincitore | vainqueur | -or | -or. </text:p>
        </text:list-item>
        <text:list-item>
          <text:p text:style-name="P107">—<text:span text:style-name="T3">oria</text:span> -oria | vittoria | -oire | -ory | <text:span text:style-name="T5">Sieg</text:span>, -oria. </text:p>
        </text:list-item>
        <text:list-item>
          <text:p text:style-name="P107"><text:span text:style-name="T3">victu</text:span> -us | vitto | victuailles, les vivres | -uals | -ualien. = alimento pro vive. </text:p>
        </text:list-item>
        <text:list-item>
          <text:p text:style-name="P107"><text:span text:style-name="T3">VIDE</text:span> -eo | vedere, H. P. ver | voir | <text:span text:style-name="T5">see</text:span>, view | <text:span text:style-name="T5">sehen</text:span>. ⊃ evidente, invide, prævide, provide, revide, viso. = || G. <text:span text:style-name="T5">imperativo</text:span> íde, id(ea), historia, (cyclo)ide. = || R. vidjetï, S. vid. ⊂ E. vide. || A. wot wit, D. wisen = sci || R. vjedatï = sci. || S. veda = scientia, libro sacro sanscrito. </text:p>
        </text:list-item>
        <text:list-item>
          <text:p text:style-name="P107"><text:span text:style-name="T3">vidua</text:span> -a | vedova | veuve | widow | Witwe | R. vdova | S. vidhava. ⊂ E. ⊃ A. D. R. S. « vidua » contine radice de « (di)vide ». </text:p>
        </text:list-item>
        <text:list-item>
          <text:p text:style-name="P107">—<text:span text:style-name="T3">uitate</text:span> -itas | vedovanza | veuvage | -uage, -uity | -uität. = to es viduo. </text:p>
        </text:list-item>
        <text:list-item>
          <text:p text:style-name="P107"><text:span text:style-name="T3">vidulo</text:span> -ŭlum (Plauto) | valigia | valise | valise | Felleisen. ⊃ vidul-itia; I. valigia. (Etymologia meliore, sed non certo). </text:p>
        </text:list-item>
        <text:list-item>
          <text:p text:style-name="P107"><text:span text:style-name="T3">viduo</text:span> -us | vedovo | veuf | widower | Viduus, Witwer. = diviso, privo, solo, sine uxore. </text:p>
        </text:list-item>
        <text:list-item>
          <text:p text:style-name="P107"><text:span text:style-name="T3">vie</text:span> -eo (Varrone) = liga, conjunge, torque, vinci. ⊃ vimine, vite. = || R. vitï = vie, || G. itéa, D. Weide, A. withy, R. vitsa = salice. </text:p>
        </text:list-item>
        <text:list-item>
          <text:p text:style-name="P107"><text:span text:style-name="T3">vige</text:span> -eo = habe « vigore ». || vege. ⊃ vigile, vigilia. </text:p>
        </text:list-item>
        <text:list-item>
          <text:p text:style-name="P107"><text:span text:style-name="T3">vigila</text:span> -ĭlo | vegliare, -are | veiller | <text:span text:style-name="T5">to watch</text:span> | -ieren. = es vigile, es « vigilante », ne dormi. </text:p>
        </text:list-item>
        <text:list-item>
          <text:p text:style-name="P107">—<text:span text:style-name="T3">nte</text:span> | -nte | -nt | -nt | -nt. </text:p>
        </text:list-item>
        <text:list-item>
          <text:p text:style-name="P107">—<text:span text:style-name="T3">ntia</text:span> -ia | -nza | -nce | -nce | -nz. </text:p>
        </text:list-item>
        <text:list-item>
          <text:p text:style-name="P107"><text:span text:style-name="T3">vigile</text:span> -ĭl = vigilante. ⊂ vige. </text:p>
        </text:list-item>
        <text:list-item>
          <text:p text:style-name="P107"><text:span text:style-name="T3">vigilia</text:span> -ia | -ilia, veglia | -ile, veille | -il | -ilie. = ton vigila. </text:p>
        </text:list-item>
        <text:list-item>
          <text:p text:style-name="P107"><text:span text:style-name="T3">vigore</text:span> -gor | vigore, vigoria | vigueur | vigour | Vigor. = to vige. </text:p>
        </text:list-item>
        <text:list-item>
          <text:p text:style-name="P107">—<text:span text:style-name="T3">oso</text:span> | -oso | vigoureux | -ous | -ös. </text:p>
        </text:list-item>
        <text:list-item>
          <text:p text:style-name="P107"><text:span text:style-name="T3">vile</text:span> -is | vile, vigliacco | vil | vile. = sine valore, de pauco pretio, abjecto. </text:p>
        </text:list-item>
        <text:list-item>
          <text:p text:style-name="P107">—<text:span text:style-name="T3">ipende</text:span> (Plauto) | -dere | -der | vilipend | -dieren. = æstima [pende] ut vile. </text:p>
        </text:list-item>
        <text:list-item>
          <text:p text:style-name="P107">—<text:span text:style-name="T3">itate</text:span> -itas | viltà | vileté | vility. = to es vile. </text:p>
        </text:list-item>
        <text:list-item>
          <text:p text:style-name="P107"><text:span text:style-name="T3">villa</text:span> -a | villa | villa | villa | Villa. ⊃ F. ville = urbe. ⊂ vic(o) -la. </text:p>
        </text:list-item>
        <text:list-item>
          <text:p text:style-name="P107"><text:soft-page-break/><text:span text:style-name="T3">villo</text:span> -us | I. H. P. vello. = pilo, crine, lana. ⊂ E. ⊃ A. wool, D. Wolle, R. volna = lana. </text:p>
        </text:list-item>
        <text:list-item>
          <text:p text:style-name="P107">—<text:span text:style-name="T3">oso</text:span> -osus | -oso | velu | -ous | -ös. </text:p>
        </text:list-item>
        <text:list-item>
          <text:p text:style-name="P107">——<text:span text:style-name="T3">itate</text:span> | -ità | -ité | -ity | -ität. = villo. </text:p>
        </text:list-item>
        <text:list-item>
          <text:p text:style-name="P107"><text:span text:style-name="T3">vince</text:span> -o | vincere, H. P. vencer | vaincre | to vanquish | <text:span text:style-name="T5">siegen</text:span>. ⊃ victoria, convince, provincia. </text:p>
        </text:list-item>
        <text:list-item>
          <text:p text:style-name="P107">—<text:span text:style-name="T3">ibile</text:span> -ĭlis | -ibile | -ible | -ible. </text:p>
        </text:list-item>
        <text:list-item>
          <text:p text:style-name="P107"><text:span text:style-name="T3">vinci</text:span> -io | avvincere. = liga, cinge cum « vinculo ». </text:p>
        </text:list-item>
        <text:list-item>
          <text:p text:style-name="P107"><text:span text:style-name="T3">vinculo</text:span> -ŭlum | vincolo | <text:span text:style-name="T5">lien</text:span> | <text:span text:style-name="T5">bond</text:span>, -ulum | <text:span text:style-name="T5">Fessel</text:span>, -ulum. = quod vinci. </text:p>
        </text:list-item>
        <text:list-item>
          <text:p text:style-name="P107"><text:span text:style-name="T3">vindemia</text:span> -ia | vendemmia | vendage | vintage. = ton collige uva. ⊂ vin(o) dem(e) -ia. </text:p>
        </text:list-item>
        <text:list-item>
          <text:p text:style-name="P107"><text:span text:style-name="T3">vindica</text:span> -ĭco | vendicare | venger | to vindicate | vindicieren. = puni, defende, es « vindice ». </text:p>
        </text:list-item>
        <text:list-item>
          <text:p text:style-name="P107">—<text:span text:style-name="T3">tione</text:span> -tio | vendetta, rivendicazione | vengeance | -tion | -tion. = vindicta. </text:p>
        </text:list-item>
        <text:list-item>
          <text:p text:style-name="P107">—<text:span text:style-name="T3">tivo</text:span> | vendicativo | -tif | -tive | -tiv. </text:p>
        </text:list-item>
        <text:list-item>
          <text:p text:style-name="P107"><text:span text:style-name="T3">vindice</text:span> -dex -dĭc- | vindice. = qui « vindica », defensore. </text:p>
        </text:list-item>
        <text:list-item>
          <text:p text:style-name="P107"><text:span text:style-name="T3">vindicta</text:span> 100 | vendetta | vengeance | vengeance, revenge | -icta. </text:p>
        </text:list-item>
        <text:list-item>
          <text:p text:style-name="P107">— -a = liberatione. </text:p>
        </text:list-item>
        <text:list-item>
          <text:p text:style-name="P107"><text:span text:style-name="T3">vinea</text:span> -ea = </text:p>
        </text:list-item>
        <text:list-item>
          <text:p text:style-name="P107"><text:span text:style-name="T3">vineto</text:span> -ētum | vigna, vigneto | vigne, vignoble | vineyard. = agro pro cole « vite ». </text:p>
        </text:list-item>
        <text:list-item>
          <text:p text:style-name="P107"><text:span text:style-name="T3">VINO</text:span> -um | I. H. vino, P. vinho | vin | wine | Wein. = liquore ex uva, fructu de « vite » || G. œno. </text:p>
        </text:list-item>
        <text:list-item>
          <text:p text:style-name="P107">—<text:span text:style-name="T3">oso</text:span> -ōsus | -oso | -eux | -ous. </text:p>
        </text:list-item>
        <text:list-item>
          <text:p text:style-name="P107">——<text:span text:style-name="T3">itate</text:span> 300 | -ità | -ité | -ity. </text:p>
        </text:list-item>
        <text:list-item>
          <text:p text:style-name="P107"><text:span text:style-name="T3">viola</text:span> viŏla | I. H. P. viola | violette | violet | Veilchen. = Bot. « viola odorata ». ⊃ violaceo. || G. íon, iodio. </text:p>
        </text:list-item>
        <text:list-item>
          <text:p text:style-name="P107">— -a | viola, violetto | violet | violet | violett. = de colore de « viola ». </text:p>
        </text:list-item>
        <text:list-item>
          <text:p text:style-name="P107"><text:span text:style-name="T3">viola</text:span> -ŏlo | -are | -er | -ate | -ieren. = corrumpe, læde, transgrede lege. ⊃ violento. ⊂ vi. </text:p>
        </text:list-item>
        <text:list-item>
          <text:p text:style-name="P107">—<text:span text:style-name="T3">bile</text:span> -ĭlis | -bile | -ble | -ble. </text:p>
        </text:list-item>
        <text:list-item>
          <text:p text:style-name="P107">—<text:span text:style-name="T3">tione</text:span> -tio | -zione | -tion | -tion | -tion. </text:p>
        </text:list-item>
        <text:list-item>
          <text:p text:style-name="P107">—<text:span text:style-name="T3">tore</text:span> -tor | -tore | -teur | -tor. </text:p>
        </text:list-item>
        <text:list-item>
          <text:p text:style-name="P107"><text:span text:style-name="T3">violaceo</text:span> 100 | -ceo | -cé | -ceous | -ceen. = cum colore de viola. </text:p>
        </text:list-item>
        <text:list-item>
          <text:p text:style-name="P107"><text:span text:style-name="T3">violento</text:span> -us | -ento | -ent | -ent | -ent. = impetuoso, cum « vi », que « viola ». </text:p>
        </text:list-item>
        <text:list-item>
          <text:p text:style-name="P107">—<text:span text:style-name="T3">ia</text:span> -ia | violenza | -ence | -ence | -enz. </text:p>
        </text:list-item>
        <text:list-item>
          <text:p text:style-name="P107"><text:span text:style-name="T3">vipera</text:span> -ĕra | -era | -ère | -er | -er. = Zool. « vipera aspis ». ⊂ vivipara. </text:p>
        </text:list-item>
        <text:list-item>
          <text:p text:style-name="P107"><text:span text:style-name="T3">VIR,</text:span> <text:span text:style-name="T5">nominativo; abl.</text:span> viro = homo mas. ⊃ virile, viragine, virtute, decemviro, evira. || Gotico vair = homo, D. Wer(wolf) = homo-lupo, F. (loup)garou; A. world, D. Welt = mundo, humanitate. || S. vira = heroe. </text:p>
        </text:list-item>
        <text:list-item>
          <text:p text:style-name="P107"><text:span text:style-name="T3">viragine</text:span> virago -gĭn- | virago | virago | virago | Virago. ⊂ vir. </text:p>
        </text:list-item>
        <text:list-item>
          <text:p text:style-name="P107"><text:span text:style-name="T3">vire</text:span> -eo = es « viride ». </text:p>
        </text:list-item>
        <text:list-item>
          <text:p text:style-name="P107"><text:soft-page-break/><text:span text:style-name="T3">virga</text:span> -a | verga | verge | verge | <text:span text:style-name="T5">Reis</text:span>. = vimine, parvo baculo. ⊃ virgula. </text:p>
        </text:list-item>
        <text:list-item>
          <text:p text:style-name="P107"><text:span text:style-name="T3">virgine</text:span> virgo -gĭn- | vergine | vierge | virgin | <text:span text:style-name="T5">Jungfrau</text:span>. ⊂ vire, <text:span text:style-name="T5">aut</text:span> vir. </text:p>
        </text:list-item>
        <text:list-item>
          <text:p text:style-name="P107">—<text:span text:style-name="T3">ale</text:span> -ālis | verginale | -al | -al. </text:p>
        </text:list-item>
        <text:list-item>
          <text:p text:style-name="P107">—<text:span text:style-name="T3">itate</text:span> -itas | -ità | -ité | -ity | -ität. </text:p>
        </text:list-item>
        <text:list-item>
          <text:p text:style-name="P107"><text:span text:style-name="T3">virgula</text:span> -ŭla = parvo virga. </text:p>
        </text:list-item>
        <text:list-item>
          <text:p text:style-name="P107">— 100 | virgola | virgule | <text:span text:style-name="T5">comma</text:span>, virgule | Virgula. = signo orthographico, in forma de virga; comma. </text:p>
        </text:list-item>
        <text:list-item>
          <text:p text:style-name="P107"><text:span text:style-name="T3">viride</text:span> -ĭdis | I. H. P. verde | vert | <text:span text:style-name="T5">green</text:span>, vert | <text:span text:style-name="T5">grün</text:span>. ⊂ vire. </text:p>
        </text:list-item>
        <text:list-item>
          <text:p text:style-name="P107"><text:span text:style-name="T3">virile</text:span> -īlis | virile | viril | virile | viril. = de vir, forte, robusto. </text:p>
        </text:list-item>
        <text:list-item>
          <text:p text:style-name="P107">—<text:span text:style-name="T3">itate</text:span> 100 | -ità | -ité | -ity | -ität. </text:p>
        </text:list-item>
        <text:list-item>
          <text:p text:style-name="P107">viro vir, v. vir. </text:p>
        </text:list-item>
        <text:list-item>
          <text:p text:style-name="P107"><text:span text:style-name="T3">viro</text:span> virus | virus | virus | virus | Virus. = veneno. ⊃ virulento. </text:p>
        </text:list-item>
        <text:list-item>
          <text:p text:style-name="P107">—<text:span text:style-name="T3">oso</text:span> -us | viroso | vireux | virose. </text:p>
        </text:list-item>
        <text:list-item>
          <text:p text:style-name="P107"><text:span text:style-name="T3">virtuale</text:span> M | -uale | -uel | -ual | -ual. = de « virtute », ideale, que pote fi. </text:p>
        </text:list-item>
        <text:list-item>
          <text:p text:style-name="P107"><text:span text:style-name="T3">virtuoso</text:span> M | -uoso | vertueux | -uous | -uso. = cum « virtute », probo, honesto. </text:p>
        </text:list-item>
        <text:list-item>
          <text:p text:style-name="P107"><text:span text:style-name="T3">virtute</text:span> -tus | virtù | vertu | virtue | Virtus. ⊂ vir -tute. = qualitate de « vir », probitate, anti vitio, potestate, facultate. </text:p>
        </text:list-item>
        <text:list-item>
          <text:p text:style-name="P107"><text:span text:style-name="T3">virulento</text:span> 200 | -ento | -ent | -ent | -ent. = cum viro. </text:p>
        </text:list-item>
        <text:list-item>
          <text:p text:style-name="P107">—<text:span text:style-name="T3">ia</text:span> | -enza | -ence | -ence | -enz. </text:p>
        </text:list-item>
        <text:list-item>
          <text:p text:style-name="P107"><text:span text:style-name="T3">viscere</text:span> viscus -cēr-, <text:span text:style-name="T5">aut plurale:</text:span> </text:p>
        </text:list-item>
        <text:list-item>
          <text:p text:style-name="P107"><text:span text:style-name="T3">viscera</text:span> -ĕra (-a -um) | viscere | viscère | viscera | Viscera. </text:p>
        </text:list-item>
        <text:list-item>
          <text:p text:style-name="P107">—<text:span text:style-name="T3">ale</text:span> | -ale | -al | -al | -al. </text:p>
        </text:list-item>
        <text:list-item>
          <text:p text:style-name="P107"><text:span text:style-name="T3">visco</text:span> -um | vischio | gui | <text:span text:style-name="T5">mistletoe</text:span>, viscum | <text:span text:style-name="T5">Mistel</text:span>, Viscum. = Bot. « viscum album », glutine pro cape aves. </text:p>
        </text:list-item>
        <text:list-item>
          <text:p text:style-name="P107">—<text:span text:style-name="T3">ido</text:span> ĭ 400 | -ido | | -id | -id. = semi fluido, viscoso. </text:p>
        </text:list-item>
        <text:list-item>
          <text:p text:style-name="P107">——<text:span text:style-name="T3">itate</text:span> | -ità | -ité | -ity. </text:p>
        </text:list-item>
        <text:list-item>
          <text:p text:style-name="P107">—<text:span text:style-name="T3">oso</text:span> 400 | -oso | visqueux, <text:span text:style-name="T5">gluant</text:span> | -ous | -ös. = de visco, tenace. </text:p>
        </text:list-item>
        <text:list-item>
          <text:p text:style-name="P107">——<text:span text:style-name="T3">itate</text:span> | -ità | -ité | -ity | -ität. </text:p>
        </text:list-item>
        <text:list-item>
          <text:p text:style-name="P107"><text:span text:style-name="T3">visibile</text:span> ĭ 100 | -ibile | -ible | -ible | -ibel. = quem pote vide. </text:p>
        </text:list-item>
        <text:list-item>
          <text:p text:style-name="P107">—<text:span text:style-name="T3">itate</text:span> 300 | -ità | -ité | -ity | -ität. </text:p>
        </text:list-item>
        <text:list-item>
          <text:p text:style-name="P107"><text:span text:style-name="T3">visione</text:span> -sio | -sione | -sion | -sion | -sion. = ton vide, apparitione, imaginatione. </text:p>
        </text:list-item>
        <text:list-item>
          <text:p text:style-name="P107">—<text:span text:style-name="T3">ario</text:span> | -ario | -onnaire | -ary | -är. = que vide phantasma. </text:p>
        </text:list-item>
        <text:list-item>
          <text:p text:style-name="P107"><text:span text:style-name="T3">visita</text:span> -ĭto | -are | -er | to visit | -ieren. = vide sæpe. </text:p>
        </text:list-item>
        <text:list-item>
          <text:p text:style-name="P107">—<text:span text:style-name="T3">tione</text:span> 100 | -zione | -tion | -tion | -tion. </text:p>
        </text:list-item>
        <text:list-item>
          <text:p text:style-name="P107">—<text:span text:style-name="T3">tore</text:span> | -tore | -teur | visitor | -tor. </text:p>
        </text:list-item>
        <text:list-item>
          <text:p text:style-name="P107"><text:span text:style-name="T3">visivo</text:span> | I. H. P. visivo | visif | visive. = apto ad vide. </text:p>
        </text:list-item>
        <text:list-item>
          <text:p text:style-name="P107"><text:span text:style-name="T3">viso</text:span> -us = quem vide. ⊃ visione, visu, visita. </text:p>
        </text:list-item>
        <text:list-item>
          <text:p text:style-name="P107"><text:span text:style-name="T3">vista</text:span> M = </text:p>
        </text:list-item>
        <text:list-item>
          <text:p text:style-name="P107"><text:span text:style-name="T3">visu</text:span> -us | I. H. P. vista | vue | view. = ton vide, visione. ⊃ I. viso, F. A. visage = facie, vultu. </text:p>
        </text:list-item>
        <text:list-item>
          <text:p text:style-name="P107">—<text:span text:style-name="T3">uale</text:span> | -uale | -uel | -ual. </text:p>
        </text:list-item>
        <text:list-item>
          <text:p text:style-name="P107">vita -o = « evita ». </text:p>
        </text:list-item>
        <text:list-item>
          <text:p text:style-name="P107"><text:soft-page-break/><text:span text:style-name="T3">vita</text:span> -a | vita, H. P. vida | vie | <text:span text:style-name="T5">life</text:span> | <text:span text:style-name="T5">Leben</text:span>. = to vive. </text:p>
        </text:list-item>
        <text:list-item>
          <text:p text:style-name="P107">—<text:span text:style-name="T3">ale</text:span> -ālis | -ale | -al | -al | -al. </text:p>
        </text:list-item>
        <text:list-item>
          <text:p text:style-name="P107">——<text:span text:style-name="T3">itate</text:span> 100 | -ità | -ité | -ity | -ität. </text:p>
        </text:list-item>
        <text:list-item>
          <text:p text:style-name="P107"><text:span text:style-name="T3">vite</text:span> -is | vite, H. vid, P. vide. = Bot. « vitis vinifera », planta que fer uva et « vino ». </text:p>
        </text:list-item>
        <text:list-item>
          <text:p text:style-name="P107">— M | vite | vis | <text:span text:style-name="T5">screw</text:span>, vice | <text:span text:style-name="T5">Schraube</text:span>. = helica, cochlea. </text:p>
        </text:list-item>
        <text:list-item>
          <text:p text:style-name="P107"><text:span text:style-name="T3">vitia</text:span> -io | viziare | vicier | to vitiate. = da vitio. </text:p>
        </text:list-item>
        <text:list-item>
          <text:p text:style-name="P107"><text:span text:style-name="T3">vitio</text:span> -um | vizio | vice | vice | <text:span text:style-name="T5">Schuld</text:span>, Vitium. ⊃ vitia, vitupera. </text:p>
        </text:list-item>
        <text:list-item>
          <text:p text:style-name="P107">—<text:span text:style-name="T3">ioso</text:span> -us | vizioso | vicieux | vicious | -iös. </text:p>
        </text:list-item>
        <text:list-item>
          <text:p text:style-name="P107">——<text:span text:style-name="T3">itate</text:span> -itas | | | | -ität. = vitio. </text:p>
        </text:list-item>
        <text:list-item>
          <text:p text:style-name="P107"><text:span text:style-name="T3">vitro</text:span> -um | vetro, H. vidrio, P. vidro | vitre, verre | <text:span text:style-name="T5">glass</text:span> | <text:span text:style-name="T5">Glas</text:span>. </text:p>
        </text:list-item>
        <text:list-item>
          <text:p text:style-name="P107">—<text:span text:style-name="T3">eo</text:span> -ĕus | vitreo | vitreux | vitreous. </text:p>
        </text:list-item>
        <text:list-item>
          <text:p text:style-name="P107"><text:span text:style-name="T3">vitupera</text:span> -ĕro | -erare | -érer | -erate | -erieren. ⊂ vitio para. </text:p>
        </text:list-item>
        <text:list-item>
          <text:p text:style-name="P107">—<text:span text:style-name="T3">bile</text:span> -ĭlis | -bile | -érable | -ble | -bel. </text:p>
        </text:list-item>
        <text:list-item>
          <text:p text:style-name="P107">—<text:span text:style-name="T3">tione</text:span> -tio | -zione | -ération | -tion | -tion. </text:p>
        </text:list-item>
        <text:list-item>
          <text:p text:style-name="P107"><text:span text:style-name="T3">vivace</text:span> -ax | vivace | vivace | vivacious. = que vive, jucunto, læto. </text:p>
        </text:list-item>
        <text:list-item>
          <text:p text:style-name="P107">—<text:span text:style-name="T3">itate</text:span> 100 | -ità | -ité | -ity | -ität. </text:p>
        </text:list-item>
        <text:list-item>
          <text:p text:style-name="P107"><text:span text:style-name="T3">vivario</text:span> -ium | -vaio | -vier | -vary | -varium. = loco pro conserva animales vivo. </text:p>
        </text:list-item>
        <text:list-item>
          <text:p text:style-name="P107"><text:span text:style-name="T3">VIVE</text:span> -o | vivere, H. vivir, P. viver | vivre | <text:span text:style-name="T5">to live</text:span> | <text:span text:style-name="T5">leben</text:span>. ⊃ con—, re—, vita, victu. || G. bio(logia), R. z’itï = vive, A. quick = vivace, D. keck = audace. ⊂ E. gvi gvigve. </text:p>
        </text:list-item>
        <text:list-item>
          <text:p text:style-name="P107">—<text:span text:style-name="T3">ifica</text:span> ĭ 200 | -ificare | -ifier | -ify. = « fac vive », da vita, anima. </text:p>
        </text:list-item>
        <text:list-item>
          <text:p text:style-name="P107">——<text:span text:style-name="T3">tione</text:span> | -zione | -tion | -tion | -tion. </text:p>
        </text:list-item>
        <text:list-item>
          <text:p text:style-name="P107">—<text:span text:style-name="T3">iparo</text:span> ă 200 | -paro | -pare | -parous | -paren. = (animale) que pare prole vivo, non in ovo. </text:p>
        </text:list-item>
        <text:list-item>
          <text:p text:style-name="P107"><text:span text:style-name="T3">vivo</text:span> -us | I. H. P. vivo | vif. = que vive. ⊃ vivifica, viviparo. </text:p>
        </text:list-item>
        <text:list-item>
          <text:p text:style-name="P107">E. <text:span text:style-name="T3">vo</text:span> ⊃ L. vos, A. you, R. vy. = vos. </text:p>
        </text:list-item>
        <text:list-item>
          <text:p text:style-name="P107"><text:span text:style-name="T3">voca</text:span> -o | <text:span text:style-name="T5">chiamare</text:span> | <text:span text:style-name="T5">appeler</text:span> | <text:span text:style-name="T5">call</text:span> | <text:span text:style-name="T5">rufen</text:span>. = da voce, appella, da nomine. ⊃ ad—, con—, in—, pro—, re—. </text:p>
        </text:list-item>
        <text:list-item>
          <text:p text:style-name="P107">—<text:span text:style-name="T3">bulo</text:span> -ŭlum | -bolo, <text:span text:style-name="T5">parola;</text:span> P. -bulo, H. -blo | <text:span text:style-name="T5">mot</text:span>, -ble | -ble, <text:span text:style-name="T5">word</text:span> | -bel. = verbo, termino. </text:p>
        </text:list-item>
        <text:list-item>
          <text:p text:style-name="P107">——<text:span text:style-name="T3">ario</text:span> | -olario | -ulaire | -ulary | -ularium. = dictionario, lexico. </text:p>
        </text:list-item>
        <text:list-item>
          <text:p text:style-name="P107">—<text:span text:style-name="T3">le</text:span> -lis | vocale | vocal | vocal | vocalisch. = de voce, musica sine instrumento. </text:p>
        </text:list-item>
        <text:list-item>
          <text:p text:style-name="P107">—— -lis | -ale | voyelle | vowel | -al. = litera vocale: <text:span text:style-name="T5">a, e, i, o, u</text:span>. </text:p>
        </text:list-item>
        <text:list-item>
          <text:p text:style-name="P107">—<text:span text:style-name="T3">tione</text:span> -tio | -zione | -tion | -tion | -tion. </text:p>
        </text:list-item>
        <text:list-item>
          <text:p text:style-name="P107">—<text:span text:style-name="T3">tivo</text:span> -us (Varrone) | -ivo | -if | -ive | -iv. = casu grammaticale latino, que voca. </text:p>
        </text:list-item>
        <text:list-item>
          <text:p text:style-name="P107"><text:span text:style-name="T3">VOCE</text:span> vox | voce, H. P. voz | voix | voice | <text:span text:style-name="T5">Stimme</text:span>, Vox. = sono emisso ab animale, sono, phrasi, « vocabulo ». ⊃ voca, vocale, æquivoco, præcone, univoco. || G. ep, ep(ico), S. vak = loque. ⊂ E. veq. </text:p>
        </text:list-item>
        <text:list-item>
          <text:p text:style-name="P107">—<text:span text:style-name="T3">ifera</text:span> -ĕror | -erare, vociare | -érer | -erate. = da voce, da sono. </text:p>
        </text:list-item>
        <text:list-item>
          <text:p text:style-name="P107">——<text:span text:style-name="T3">nte</text:span> -ns | -nte | -nt | -nt. </text:p>
        </text:list-item>
        <text:list-item>
          <text:p text:style-name="P107">——<text:span text:style-name="T3">tione</text:span> -tio | -zione | -tion | -tion | -tion. </text:p>
        </text:list-item>
        <text:list-item>
          <text:p text:style-name="P107"><text:span text:style-name="T3">VOL</text:span> ( <text:span text:style-name="T5">thema de</text:span> L. volo, <text:span text:style-name="T5">inf.</text:span> velle) | volere | vouloir | to will | wollen. <text:soft-page-break/>⊃ volitione, volitivo, voluntate, voluptate, velleitate, benevolo, malevolo. ⊂ E. ⊃ A. D.; R. volja = voluntate. </text:p>
        </text:list-item>
        <text:list-item>
          <text:p text:style-name="P107"><text:span text:style-name="T3">VOLA</text:span> -o | volare, H. volar, P. voar | voler (dans l’air) | <text:span text:style-name="T5">to fly</text:span> | <text:span text:style-name="T5">fliegen</text:span>. ⊃ F. voler = fura. </text:p>
        </text:list-item>
        <text:list-item>
          <text:p text:style-name="P107">—<text:span text:style-name="T3">nte</text:span> -ns = que vola. </text:p>
        </text:list-item>
        <text:list-item>
          <text:p text:style-name="P107">—<text:span text:style-name="T3">nte</text:span> N | -ante | -ant | -ant | -ant. = rota que redde uniforme motu de machina, ornamento de veste feminile. </text:p>
        </text:list-item>
        <text:list-item>
          <text:p text:style-name="P107">—<text:span text:style-name="T3">tile</text:span> -ĭlis | -ile | -il, -ile | -ile | -il. = animale que vola, avi, liquido que evapora. </text:p>
        </text:list-item>
        <text:list-item>
          <text:p text:style-name="P107">——<text:span text:style-name="T3">itate</text:span> | -ità | -ité | -ity | -ität. </text:p>
        </text:list-item>
        <text:list-item>
          <text:p text:style-name="P107">——<text:span text:style-name="T3">iza</text:span> | -izzare | -iser | -ize | -isieren. </text:p>
        </text:list-item>
        <text:list-item>
          <text:p text:style-name="P107">—<text:span text:style-name="T3">tu</text:span> -tus | volo, volata | vol, volée. = ton vola. </text:p>
        </text:list-item>
        <text:list-item>
          <text:p text:style-name="P107"><text:span text:style-name="T3">volitione</text:span> | -zione | -tion | -tion. = ton vol. </text:p>
        </text:list-item>
        <text:list-item>
          <text:p text:style-name="P107"><text:span text:style-name="T3">volitivo</text:span> | -ivo | -if | -ive. = que vol. </text:p>
        </text:list-item>
        <text:list-item>
          <text:p text:style-name="P107"><text:span text:style-name="T3">volubile</text:span> -ĭlis | -bile | -ble, -bile | -ble | -bel. = que pote volve se, variabile, ne stabile, ne constante. </text:p>
        </text:list-item>
        <text:list-item>
          <text:p text:style-name="P107">—<text:span text:style-name="T3">itate</text:span> -itas | -ità | -ité | -ity | -ität. </text:p>
        </text:list-item>
        <text:list-item>
          <text:p text:style-name="P107"><text:span text:style-name="T3">volumine</text:span> -men -mĭn- | -me, H. -men | -me | -me | -men. ⊂ volv(e) -men. </text:p>
        </text:list-item>
        <text:list-item>
          <text:p text:style-name="P107">—<text:span text:style-name="T3">oso</text:span> 500 | -oso | -eux | -ous | -ös. </text:p>
        </text:list-item>
        <text:list-item>
          <text:p text:style-name="P107">——<text:span text:style-name="T3">itate</text:span> | -osità | | -osity | -osität. </text:p>
        </text:list-item>
        <text:list-item>
          <text:p text:style-name="P107"><text:span text:style-name="T3">voluntario</text:span> -ius | volontario | volontaire | -tary, -teer | -tär. ⊂ volunt(ate) -ario. </text:p>
        </text:list-item>
        <text:list-item>
          <text:p text:style-name="P107"><text:span text:style-name="T3">voluntate</text:span> -tas | volontà | volonté | will | Wille. = to vol. ⊃ voluntario. </text:p>
        </text:list-item>
        <text:list-item>
          <text:p text:style-name="P107"><text:span text:style-name="T3">voluptario</text:span> -ius | voluttario | -uaire | -uary | -uariös. ⊂ volupt(ate) -ario. </text:p>
        </text:list-item>
        <text:list-item>
          <text:p text:style-name="P107"><text:span text:style-name="T3">voluptate</text:span> -tas | voluttà | volupté. = to vol. </text:p>
        </text:list-item>
        <text:list-item>
          <text:p text:style-name="P107">voluptuario 500 = voluptario. </text:p>
        </text:list-item>
        <text:list-item>
          <text:p text:style-name="P107"><text:span text:style-name="T3">voluptuoso</text:span> 100 | voluttuoso | -ueux | -uous | -uös. = cum voluptate. </text:p>
        </text:list-item>
        <text:list-item>
          <text:p text:style-name="P107"><text:span text:style-name="T3">voluta</text:span> 100 | -uta | -ute | -ute | -ute. = spirale de capitello ionico. ⊂ <text:span text:style-name="T5">feminile de</text:span> voluto. </text:p>
        </text:list-item>
        <text:list-item>
          <text:p text:style-name="P107"><text:span text:style-name="T3">voluto</text:span> -us = quem volve. ⊃ e—, in—. </text:p>
        </text:list-item>
        <text:list-item>
          <text:p text:style-name="P107"><text:span text:style-name="T3">VOLVE</text:span> -o | volgere, H. P. volver | <text:span text:style-name="T5">tourner</text:span> | <text:span text:style-name="T5">to turn</text:span>, <text:span text:style-name="T5">to roll</text:span>, to revolve, to wallow | -ieren. ⊃ e—, in—, re—, volumine, voluvile, vulva, convolvulo, involucro. || G. eilúō = volve, tege; élytron = involucro; helica || A. wallow = volve || L. villo. </text:p>
        </text:list-item>
        <text:list-item>
          <text:p text:style-name="P107"><text:span text:style-name="T3">vome</text:span> -o | vomitare | vomir | vomit | vomieren. ⊃ ignivomo. || G. eme(tico). </text:p>
        </text:list-item>
        <text:list-item>
          <text:p text:style-name="P107">—<text:span text:style-name="T3">ita</text:span> ĭ 100 = vome. </text:p>
        </text:list-item>
        <text:list-item>
          <text:p text:style-name="P107">—<text:span text:style-name="T3">itivo</text:span> | -ivo | -if | -ive | -iv. </text:p>
        </text:list-item>
        <text:list-item>
          <text:p text:style-name="P107">—<text:span text:style-name="T3">itu</text:span> ĭ 100 | -ito | -issement | -it | -itus. = ton vome. </text:p>
        </text:list-item>
        <text:list-item>
          <text:p text:style-name="P107"><text:span text:style-name="T3">vora</text:span> -o = « devora ». ⊃ omnivoro, herbivoro, carnivoro. </text:p>
        </text:list-item>
        <text:list-item>
          <text:p text:style-name="P107">—<text:span text:style-name="T3">ace</text:span> vorax | -ace | -ace | -acious. </text:p>
        </text:list-item>
        <text:list-item>
          <text:p text:style-name="P107">——<text:span text:style-name="T3">itate</text:span> 100 | -ità | -ité | -ity | -ität. </text:p>
        </text:list-item>
        <text:list-item>
          <text:p text:style-name="P107"><text:span text:style-name="T3">vortice</text:span> -tex -tĭc- | I. H. P. vortice | <text:span text:style-name="T5">tourbillon</text:span> | vortex | vortex | <text:span text:style-name="T5">Wirbel</text:span>. || vertice. </text:p>
        </text:list-item>
        <text:list-item>
          <text:p text:style-name="P107"><text:soft-page-break/>—<text:span text:style-name="T3">oso</text:span> | -oso | | -icose. </text:p>
        </text:list-item>
        <text:list-item>
          <text:p text:style-name="P107"><text:span text:style-name="T3">VOS</text:span> | voi | vous | you | ihr, euer | R. vy vas, S. vas. ⊂ E. vos ⊂ vo. ⊃ vestro. </text:p>
        </text:list-item>
        <text:list-item>
          <text:p text:style-name="P107"><text:span text:style-name="T3">vota</text:span> | -are | -er | -e | -ieren. = da voto. </text:p>
        </text:list-item>
        <text:list-item>
          <text:p text:style-name="P107">—<text:span text:style-name="T3">tione</text:span> | -zione | -tion | voting | -tion. </text:p>
        </text:list-item>
        <text:list-item>
          <text:p text:style-name="P107"><text:span text:style-name="T3">voto</text:span> -um | voto | vœu | vow | <text:span text:style-name="T5">Wunsch</text:span>. = quem vove, desiderio. </text:p>
        </text:list-item>
        <text:list-item>
          <text:p text:style-name="P107">— N | voto | vote | vote | Votum. = voce pro electione, suffragio. </text:p>
        </text:list-item>
        <text:list-item>
          <text:p text:style-name="P107">—<text:span text:style-name="T3">ivo</text:span> -us | -ivo | -if | -ive | -iv. </text:p>
        </text:list-item>
        <text:list-item>
          <text:p text:style-name="P107"><text:span text:style-name="T3">vove</text:span> -eo | | vouer | to vow | vovieren. = dedica, consecra, promitte ad deo, fac « voto », desidera. </text:p>
        </text:list-item>
        <text:list-item>
          <text:p text:style-name="P107"><text:span text:style-name="T3">Vulcano</text:span> -us | Vulcano | Vulcain | Vulcan | Vulcan. = deo de igni. </text:p>
        </text:list-item>
        <text:list-item>
          <text:p text:style-name="P107"><text:span text:style-name="T3">vulcano</text:span> | vulcano | volcan | volcano | Vulcan. = monte que vomi igni. </text:p>
        </text:list-item>
        <text:list-item>
          <text:p text:style-name="P107">—<text:span text:style-name="T3">ico</text:span> -ĭcus | -ico | -ique | volcanic | -isch. </text:p>
        </text:list-item>
        <text:list-item>
          <text:p text:style-name="P107">—<text:span text:style-name="T3">iza</text:span> | -izzare | -iser | -ize | -isieren. = tracta (cautschiuk) per igni. </text:p>
        </text:list-item>
        <text:list-item>
          <text:p text:style-name="P107"><text:span text:style-name="T3">vulgare</text:span> -is | volgare | -aire | -ar | -är. = de vulgo, commune, anti nobile. </text:p>
        </text:list-item>
        <text:list-item>
          <text:p text:style-name="P107">—<text:span text:style-name="T3">itate</text:span> 200 | volgarità | -ité | -ity | -ität. </text:p>
        </text:list-item>
        <text:list-item>
          <text:p text:style-name="P107">—<text:span text:style-name="T3">iza</text:span> | vo—izzare | -iser | -ize | -isieren. </text:p>
        </text:list-item>
        <text:list-item>
          <text:p text:style-name="P107"><text:span text:style-name="T3">vulgo</text:span> -us | volgo, H. P. vulgo | le vulgaire | <text:span text:style-name="T5">common people</text:span> | <text:span text:style-name="T5">Pöbel</text:span>. = plebe, populo minuto. ⊃ vulgare, divulga. ⊂ E. ⊃ ? A. folk, D. Volk, = populo. </text:p>
        </text:list-item>
        <text:list-item>
          <text:p text:style-name="P107"><text:span text:style-name="T3">vulnera</text:span> -ĕro | -are | <text:span text:style-name="T5">blesser</text:span> | -ate | -ieren. = da vulnere, feri. </text:p>
        </text:list-item>
        <text:list-item>
          <text:p text:style-name="P107">—<text:span text:style-name="T3">bile</text:span> ĭ 500 | -bile | -érable | -ble | -bel. </text:p>
        </text:list-item>
        <text:list-item>
          <text:p text:style-name="P107">——<text:span text:style-name="T3">itate</text:span> | -ità | -érabilité | -ity | -ität. </text:p>
        </text:list-item>
        <text:list-item>
          <text:p text:style-name="P107">—<text:span text:style-name="T3">tione</text:span> -tio | | -ération | -tion | -tion. </text:p>
        </text:list-item>
        <text:list-item>
          <text:p text:style-name="P107"><text:span text:style-name="T3">vulnere</text:span> vulnus -nĕr- | <text:span text:style-name="T5">ferita</text:span> | <text:span text:style-name="T5">bressure</text:span> | <text:span text:style-name="T5">wound</text:span> | <text:span text:style-name="T5">Wunde</text:span>. ⊃ vulnera. </text:p>
        </text:list-item>
        <text:list-item>
          <text:p text:style-name="P107"><text:span text:style-name="T3">vulpe</text:span> -es | volpe | <text:span text:style-name="T5">renard</text:span> | <text:span text:style-name="T5">fox</text:span> | <text:span text:style-name="T5">Fuchs</text:span>. = Zool. « canis vulpes ». </text:p>
        </text:list-item>
        <text:list-item>
          <text:p text:style-name="P107">—<text:span text:style-name="T3">ino</text:span> 100 | volpino | vulpin | vulpine. = de vulpe. </text:p>
        </text:list-item>
        <text:list-item>
          <text:p text:style-name="P107"><text:span text:style-name="T3">vulso</text:span> -us = quem velle. </text:p>
        </text:list-item>
        <text:list-item>
          <text:p text:style-name="P107"><text:span text:style-name="T3">vultu</text:span> -us | volto, H. P. vulto. = facie, fronte. </text:p>
        </text:list-item>
        <text:list-item>
          <text:p text:style-name="P107"><text:span text:style-name="T3">vulture</text:span> -tŭr | avoltoio | vantour | vulture | <text:span text:style-name="T5">Geier</text:span>. = Zool. « vultur fulvus ». </text:p>
        </text:list-item>
        <text:list-item>
          <text:p text:style-name="P57"><text:span text:style-name="T3">vulva</text:span> -a | vulva | vulve | vulva | Vulva. ⊂ volve. </text:p>
        </text:list-item>
      </text:list>
      <text:p text:style-name="Text_20_body"><text:span text:style-name="T3">X</text:span> </text:p>
      <text:list xml:id="list2016156890" text:style-name="L49">
        <text:list-item>
          <text:p text:style-name="P108">G. xylo xúlon = ligno. ⊃ </text:p>
        </text:list-item>
        <text:list-item>
          <text:p text:style-name="P108"><text:span text:style-name="T3">xylographo</text:span> ă | silografo | -aphe | -apher | -aph. = qui incide in ligno [xylo]. </text:p>
        </text:list-item>
        <text:list-item>
          <text:p text:style-name="P108">—<text:span text:style-name="T3">ia</text:span> | silografia | -phie | -fy | -phie. </text:p>
        </text:list-item>
        <text:list-item>
          <text:p text:style-name="P58">—<text:span text:style-name="T3">ico</text:span> -ĭcus | silografico | -ique | -ic | -isch. </text:p>
        </text:list-item>
      </text:list>
      <text:p text:style-name="Text_20_body"><text:span text:style-name="T3">Z</text:span> </text:p>
      <text:list xml:id="list1423146808" text:style-name="L50">
        <text:list-item>
          <text:p text:style-name="P109">G. ze zéō = bulli. ⊃ eczema. </text:p>
        </text:list-item>
        <text:list-item>
          <text:p text:style-name="P109"><text:span text:style-name="T3">zebra</text:span> N | zebra | zèbre | zebra | Zebra. = Zool. « equus zebra ». ⊂ <text:soft-page-break/>ex lingua de Africa. </text:p>
        </text:list-item>
        <text:list-item>
          <text:p text:style-name="P109"><text:span text:style-name="T3">zelo</text:span> 100 | zelo | zèle | zeal | <text:span text:style-name="T5">Eifer</text:span>. = amore excessivo, ardore, æmulatione, invidia. ⊂ G. z <text:span text:style-name="T3">ē</text:span>los. </text:p>
        </text:list-item>
        <text:list-item>
          <text:p text:style-name="P109">—<text:span text:style-name="T3">so</text:span> | geloso | jaloux | zealous. </text:p>
        </text:list-item>
        <text:list-item>
          <text:p text:style-name="P109">—<text:span text:style-name="T3">typo</text:span> ŭ 100 | geloso | zélotypique | -ic | -isch. ⊂ G. zēlótupos. = percusso ab zelo. </text:p>
        </text:list-item>
        <text:list-item>
          <text:p text:style-name="P109">——<text:span text:style-name="T3">ia</text:span> -ia | gelosia | zélotypie | zelotypia | Zelotypie. ⊂ G. zēlotupía. </text:p>
        </text:list-item>
        <text:list-item>
          <text:p text:style-name="P109"><text:span text:style-name="T3">zephyro</text:span> -ŭrus | zeffiro | zéphyr, zéphir | -yr | -yr. = vento dulce. ⊂ G. zéphuros. </text:p>
        </text:list-item>
        <text:list-item>
          <text:p text:style-name="P109"><text:span text:style-name="T3">zero</text:span> N | zero | zéro | zero | <text:span text:style-name="T5">Null</text:span>. ⊂ ex Arabo; alio forma de « cifra ». </text:p>
        </text:list-item>
        <text:list-item>
          <text:p text:style-name="P109"><text:span text:style-name="T3">zinco</text:span> N | zinco | zinc | zinc | Zink. = metallo cum symbolo « Zn ». </text:p>
        </text:list-item>
        <text:list-item>
          <text:p text:style-name="P109">—<text:span text:style-name="T3">graphia</text:span> | -fia | -phie | -phy | -phie. = impressione de scripto super zinco. </text:p>
        </text:list-item>
        <text:list-item>
          <text:p text:style-name="P109"><text:span text:style-name="T3">zodiaco</text:span> ă 200 | -aco | -aque | -ac | -akus. = zona cæleste circa ecliptica, diviso in 12 constellatione: Ariete, Tauro, etc. ⊂ G. zōdiacós ⊂ zoo. </text:p>
        </text:list-item>
        <text:list-item>
          <text:p text:style-name="P109">—<text:span text:style-name="T3">ale</text:span> | -ale | -al | -al | -al. </text:p>
        </text:list-item>
        <text:list-item>
          <text:p text:style-name="P109"><text:span text:style-name="T3">zona</text:span> -a | I. H. P. zona | zone | zone | Zone. ⊂ G. z <text:span text:style-name="T3">ō</text:span>nē = fasce, cinctura. </text:p>
        </text:list-item>
        <text:list-item>
          <text:p text:style-name="P109">G. zoo z <text:span text:style-name="T3">ō</text:span>on = animale, vivente. ⊃ zoologia, zodiaco, protozoo, epizootia. || L. vive. </text:p>
        </text:list-item>
        <text:list-item>
          <text:p text:style-name="P109"><text:span text:style-name="T3">zoologo</text:span> ŏ | -ologo | -ologue, -ologiste | -ologist | -olog. = qui stude animales [zoo]. </text:p>
        </text:list-item>
        <text:list-item>
          <text:p text:style-name="P109">—<text:span text:style-name="T3">ia</text:span> | -ia | -ie | -y | -ie. </text:p>
        </text:list-item>
        <text:list-item>
          <text:p text:style-name="P109">—<text:span text:style-name="T3">ico</text:span> -ĭcus | -ico | -ique | -ic | -isch. </text:p>
        </text:list-item>
        <text:list-item>
          <text:p text:style-name="P109">G. zygo zugón = || jugo. ⊃ zygoma, syzygia. </text:p>
        </text:list-item>
        <text:list-item>
          <text:p text:style-name="P109"><text:span text:style-name="T3">zygoma</text:span>(te) | zigoma | -ma | -ma | -ma. = osse temporale. ⊂ G. zúgōma ⊂ zygo. </text:p>
        </text:list-item>
        <text:list-item>
          <text:p text:style-name="P109">—<text:span text:style-name="T3">tico</text:span> -ĭcus | zigomatico | -tique | -tic | -tisch. </text:p>
        </text:list-item>
        <text:list-item>
          <text:p text:style-name="P59">G. zyme zúmē = fermento. ⊃ azym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Serif" svg:font-family="Serif" style:font-adornments="Bold" style:font-family-generic="roman"/>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rif" fo:font-family="serif" fo:font-size="12pt" style:font-name-asian="serif" style:font-family-asian="serif" style:font-size-asian="12pt" style:font-name-complex="serif" style:font-family-complex="serif" style:font-size-complex="12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variant="small-caps" style:font-name="Serif" fo:font-family="Serif" style:font-style-name="Bold" style:font-family-generic="roman"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49cm" fo:border-left="none" fo:border-right="none" fo:border-top="none" fo:border-bottom="0.51pt solid #000000" style:shadow="none"/>
      <style:text-properties officeooo:rsid="0018fe01" officeooo:paragraph-rsid="0018fe01"/>
    </style:style>
    <style:style style:name="MP2" style:family="paragraph" style:parent-style-name="Header">
      <style:paragraph-properties fo:text-align="start" style:justify-single-word="false" fo:padding="0.049cm" fo:border-left="none" fo:border-right="none" fo:border-top="none" fo:border-bottom="0.51pt solid #000000" style:shadow="none"/>
      <style:text-properties officeooo:rsid="0018fe01" officeooo:paragraph-rsid="0018fe01"/>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Endnote" style:page-layout-name="Mpm2"/>
    <style:master-page style:name="HTML" style:page-layout-name="Mpm3">
      <style:header>
        <text:p text:style-name="MP1">Vocabulario de Latino sine flexione (1913)</text:p>
      </style:header>
      <style:header-first>
        <text:p text:style-name="Header"/>
      </style:header-first>
      <style:header-left>
        <text:p text:style-name="MP2">Vocabulario de Latino sine flexione (1913)</text:p>
      </style:header-left>
      <style:footer>
        <text:p text:style-name="MP3">– <text:page-number text:select-page="current">435</text:page-number><text:s/>–</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tino sine flexione – Vocabulario (1913)</dc:title>
    <dc:date>2018-07-01T20:52:06.968808271</dc:date>
    <meta:editing-duration>PT11M4S</meta:editing-duration>
    <meta:editing-cycles>3</meta:editing-cycles>
    <meta:generator>LibreOffice/6.0.3.2$Linux_X86_64 LibreOffice_project/00m0$Build-2</meta:generator>
    <meta:document-statistic meta:table-count="1" meta:image-count="0" meta:object-count="0" meta:page-count="435" meta:paragraph-count="13884" meta:word-count="208339" meta:character-count="984051" meta:non-whitespace-character-count="788148"/>
    <meta:user-defined meta:name=""/>
  </office:meta>
</office:document-meta>
</file>